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035in"/>
    </style:style>
    <style:style style:name="co2" style:family="table-column">
      <style:table-column-properties fo:break-before="auto" style:column-width="1.0862in"/>
    </style:style>
    <style:style style:name="co3" style:family="table-column">
      <style:table-column-properties fo:break-before="auto" style:column-width="1.2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1.0429in"/>
    </style:style>
    <style:style style:name="co6" style:family="table-column">
      <style:table-column-properties fo:break-before="auto" style:column-width="0.689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rce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orc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CofR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000000e+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00000e+0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orces(pressure</text:p>
          </table:table-cell>
          <table:table-cell office:value-type="string" calcext:value-type="string">
            <text:p>viscous)</text:p>
          </table:table-cell>
          <table:table-cell office:value-type="string" calcext:value-type="string">
            <text:p>moments(pressure</text:p>
          </table:table-cell>
          <table:table-cell office:value-type="string" calcext:value-type="string">
            <text:p>viscous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(-1.421085e-14</text:p>
          </table:table-cell>
          <table:table-cell office:value-type="float" office:value="1.504542E-017" calcext:value-type="float">
            <text:p>1.504542E-17</text:p>
          </table:table-cell>
          <table:table-cell office:value-type="string" calcext:value-type="string">
            <text:p>0.000000e+00)</text:p>
          </table:table-cell>
          <table:table-cell office:value-type="string" calcext:value-type="string">
            <text:p>(4.621451e+00</text:p>
          </table:table-cell>
          <table:table-cell office:value-type="float" office:value="-1.873438E-020" calcext:value-type="float">
            <text:p>-1.873438E-20</text:p>
          </table:table-cell>
          <table:table-cell office:value-type="string" calcext:value-type="string">
            <text:p>4.840580e-01))</text:p>
          </table:table-cell>
          <table:table-cell office:value-type="string" calcext:value-type="string">
            <text:p>((-1.421085e-14</text:p>
          </table:table-cell>
          <table:table-cell office:value-type="float" office:value="-0.00000000000005684342" calcext:value-type="float">
            <text:p>-5.684342E-14</text:p>
          </table:table-cell>
          <table:table-cell office:value-type="string" calcext:value-type="string">
            <text:p>3.552714e-15)</text:p>
          </table:table-cell>
          <table:table-cell office:value-type="string" calcext:value-type="string">
            <text:p>(-2.420290e-02</text:p>
          </table:table-cell>
          <table:table-cell office:value-type="float" office:value="4.382698" calcext:value-type="float">
            <text:p>4.382698</text:p>
          </table:table-cell>
          <table:table-cell office:value-type="string" calcext:value-type="string">
            <text:p>2.310726e-01))</text:p>
          </table:table-cell>
        </table:table-row>
        <table:table-row table:style-name="ro1">
          <table:table-cell office:value-type="float" office:value="0.0000119976" calcext:value-type="float">
            <text:p>1.19976E-05</text:p>
          </table:table-cell>
          <table:table-cell office:value-type="string" calcext:value-type="string">
            <text:p>((9.901847e+04</text:p>
          </table:table-cell>
          <table:table-cell office:value-type="float" office:value="-0.00000000000002427938" calcext:value-type="float">
            <text:p>-2.427938E-14</text:p>
          </table:table-cell>
          <table:table-cell office:value-type="string" calcext:value-type="string">
            <text:p>3.691187e+05)</text:p>
          </table:table-cell>
          <table:table-cell office:value-type="string" calcext:value-type="string">
            <text:p>(4.654423e+00</text:p>
          </table:table-cell>
          <table:table-cell office:value-type="float" office:value="-1.158803E-020" calcext:value-type="float">
            <text:p>-1.158803E-20</text:p>
          </table:table-cell>
          <table:table-cell office:value-type="string" calcext:value-type="string">
            <text:p>4.492526e-01))</text:p>
          </table:table-cell>
          <table:table-cell office:value-type="string" calcext:value-type="string">
            <text:p>((-1.845594e+04</text:p>
          </table:table-cell>
          <table:table-cell office:value-type="float" office:value="-3268.998" calcext:value-type="float">
            <text:p>-3268.998</text:p>
          </table:table-cell>
          <table:table-cell office:value-type="string" calcext:value-type="string">
            <text:p>4.950923e+03)</text:p>
          </table:table-cell>
          <table:table-cell office:value-type="string" calcext:value-type="string">
            <text:p>(-2.246263e-02</text:p>
          </table:table-cell>
          <table:table-cell office:value-type="float" office:value="4.425955" calcext:value-type="float">
            <text:p>4.425955</text:p>
          </table:table-cell>
          <table:table-cell office:value-type="string" calcext:value-type="string">
            <text:p>2.327211e-01))</text:p>
          </table:table-cell>
        </table:table-row>
        <table:table-row table:style-name="ro1">
          <table:table-cell office:value-type="float" office:value="0.0000263878" calcext:value-type="float">
            <text:p>2.63878E-05</text:p>
          </table:table-cell>
          <table:table-cell office:value-type="string" calcext:value-type="string">
            <text:p>((1.531701e+04</text:p>
          </table:table-cell>
          <table:table-cell office:value-type="float" office:value="-3.831957E-015" calcext:value-type="float">
            <text:p>-3.831957E-15</text:p>
          </table:table-cell>
          <table:table-cell office:value-type="string" calcext:value-type="string">
            <text:p>6.012825e+04)</text:p>
          </table:table-cell>
          <table:table-cell office:value-type="string" calcext:value-type="string">
            <text:p>(4.660468e+00</text:p>
          </table:table-cell>
          <table:table-cell office:value-type="float" office:value="-1.30807E-020" calcext:value-type="float">
            <text:p>-1.30807E-20</text:p>
          </table:table-cell>
          <table:table-cell office:value-type="string" calcext:value-type="string">
            <text:p>4.425655e-01))</text:p>
          </table:table-cell>
          <table:table-cell office:value-type="string" calcext:value-type="string">
            <text:p>((-3.006413e+03</text:p>
          </table:table-cell>
          <table:table-cell office:value-type="float" office:value="-2105.612" calcext:value-type="float">
            <text:p>-2105.612</text:p>
          </table:table-cell>
          <table:table-cell office:value-type="string" calcext:value-type="string">
            <text:p>7.658505e+02)</text:p>
          </table:table-cell>
          <table:table-cell office:value-type="string" calcext:value-type="string">
            <text:p>(-2.212828e-02</text:p>
          </table:table-cell>
          <table:table-cell office:value-type="float" office:value="4.430131" calcext:value-type="float">
            <text:p>4.430131</text:p>
          </table:table-cell>
          <table:table-cell office:value-type="string" calcext:value-type="string">
            <text:p>2.330234e-01))</text:p>
          </table:table-cell>
        </table:table-row>
        <table:table-row table:style-name="ro1">
          <table:table-cell office:value-type="float" office:value="0.0000436511" calcext:value-type="float">
            <text:p>4.36511E-05</text:p>
          </table:table-cell>
          <table:table-cell office:value-type="string" calcext:value-type="string">
            <text:p>((8.737204e+03</text:p>
          </table:table-cell>
          <table:table-cell office:value-type="float" office:value="-2.20148E-015" calcext:value-type="float">
            <text:p>-2.20148E-15</text:p>
          </table:table-cell>
          <table:table-cell office:value-type="string" calcext:value-type="string">
            <text:p>3.350243e+04)</text:p>
          </table:table-cell>
          <table:table-cell office:value-type="string" calcext:value-type="string">
            <text:p>(4.672089e+00</text:p>
          </table:table-cell>
          <table:table-cell office:value-type="float" office:value="-1.002414E-020" calcext:value-type="float">
            <text:p>-1.002414E-20</text:p>
          </table:table-cell>
          <table:table-cell office:value-type="string" calcext:value-type="string">
            <text:p>4.400908e-01))</text:p>
          </table:table-cell>
          <table:table-cell office:value-type="string" calcext:value-type="string">
            <text:p>((-1.675122e+03</text:p>
          </table:table-cell>
          <table:table-cell office:value-type="float" office:value="-704.3094" calcext:value-type="float">
            <text:p>-704.3094</text:p>
          </table:table-cell>
          <table:table-cell office:value-type="string" calcext:value-type="string">
            <text:p>4.368602e+02)</text:p>
          </table:table-cell>
          <table:table-cell office:value-type="string" calcext:value-type="string">
            <text:p>(-2.200454e-02</text:p>
          </table:table-cell>
          <table:table-cell office:value-type="float" office:value="4.440572" calcext:value-type="float">
            <text:p>4.440572</text:p>
          </table:table-cell>
          <table:table-cell office:value-type="string" calcext:value-type="string">
            <text:p>2.336045e-01))</text:p>
          </table:table-cell>
        </table:table-row>
        <table:table-row table:style-name="ro1">
          <table:table-cell office:value-type="float" office:value="0.0000643527" calcext:value-type="float">
            <text:p>6.43527E-05</text:p>
          </table:table-cell>
          <table:table-cell office:value-type="string" calcext:value-type="string">
            <text:p>((6.024061e+03</text:p>
          </table:table-cell>
          <table:table-cell office:value-type="float" office:value="-1.492368E-015" calcext:value-type="float">
            <text:p>-1.492368E-15</text:p>
          </table:table-cell>
          <table:table-cell office:value-type="string" calcext:value-type="string">
            <text:p>2.285529e+04)</text:p>
          </table:table-cell>
          <table:table-cell office:value-type="string" calcext:value-type="string">
            <text:p>(4.688729e+00</text:p>
          </table:table-cell>
          <table:table-cell office:value-type="float" office:value="-9.347488E-021" calcext:value-type="float">
            <text:p>-9.347488E-21</text:p>
          </table:table-cell>
          <table:table-cell office:value-type="string" calcext:value-type="string">
            <text:p>4.390505e-01))</text:p>
          </table:table-cell>
          <table:table-cell office:value-type="string" calcext:value-type="string">
            <text:p>((-1.142764e+03</text:p>
          </table:table-cell>
          <table:table-cell office:value-type="float" office:value="-559.9903" calcext:value-type="float">
            <text:p>-559.9903</text:p>
          </table:table-cell>
          <table:table-cell office:value-type="string" calcext:value-type="string">
            <text:p>3.012031e+02)</text:p>
          </table:table-cell>
          <table:table-cell office:value-type="string" calcext:value-type="string">
            <text:p>(-2.195253e-02</text:p>
          </table:table-cell>
          <table:table-cell office:value-type="float" office:value="4.456169" calcext:value-type="float">
            <text:p>4.456169</text:p>
          </table:table-cell>
          <table:table-cell office:value-type="string" calcext:value-type="string">
            <text:p>2.344364e-01))</text:p>
          </table:table-cell>
        </table:table-row>
        <table:table-row table:style-name="ro1">
          <table:table-cell office:value-type="float" office:value="0.0000891792" calcext:value-type="float">
            <text:p>8.91792E-05</text:p>
          </table:table-cell>
          <table:table-cell office:value-type="string" calcext:value-type="string">
            <text:p>((4.178646e+03</text:p>
          </table:table-cell>
          <table:table-cell office:value-type="float" office:value="-1.02009E-015" calcext:value-type="float">
            <text:p>-1.02009E-15</text:p>
          </table:table-cell>
          <table:table-cell office:value-type="string" calcext:value-type="string">
            <text:p>1.626417e+04)</text:p>
          </table:table-cell>
          <table:table-cell office:value-type="string" calcext:value-type="string">
            <text:p>(4.707174e+00</text:p>
          </table:table-cell>
          <table:table-cell office:value-type="float" office:value="-8.635485E-021" calcext:value-type="float">
            <text:p>-8.635485E-21</text:p>
          </table:table-cell>
          <table:table-cell office:value-type="string" calcext:value-type="string">
            <text:p>4.388279e-01))</text:p>
          </table:table-cell>
          <table:table-cell office:value-type="string" calcext:value-type="string">
            <text:p>((-8.132086e+02</text:p>
          </table:table-cell>
          <table:table-cell office:value-type="float" office:value="-542.3585" calcext:value-type="float">
            <text:p>-542.3585</text:p>
          </table:table-cell>
          <table:table-cell office:value-type="string" calcext:value-type="string">
            <text:p>2.089323e+02)</text:p>
          </table:table-cell>
          <table:table-cell office:value-type="string" calcext:value-type="string">
            <text:p>(-2.194140e-02</text:p>
          </table:table-cell>
          <table:table-cell office:value-type="float" office:value="4.473581" calcext:value-type="float">
            <text:p>4.473581</text:p>
          </table:table-cell>
          <table:table-cell office:value-type="string" calcext:value-type="string">
            <text:p>2.353587e-01))</text:p>
          </table:table-cell>
        </table:table-row>
        <table:table-row table:style-name="ro1">
          <table:table-cell office:value-type="float" office:value="0.000118941" calcext:value-type="float">
            <text:p>0.000118941</text:p>
          </table:table-cell>
          <table:table-cell office:value-type="string" calcext:value-type="string">
            <text:p>((3.210799e+03</text:p>
          </table:table-cell>
          <table:table-cell office:value-type="float" office:value="-7.761967E-016" calcext:value-type="float">
            <text:p>-7.761967E-16</text:p>
          </table:table-cell>
          <table:table-cell office:value-type="string" calcext:value-type="string">
            <text:p>1.202628e+04)</text:p>
          </table:table-cell>
          <table:table-cell office:value-type="string" calcext:value-type="string">
            <text:p>(4.728770e+00</text:p>
          </table:table-cell>
          <table:table-cell office:value-type="float" office:value="-8.179301E-021" calcext:value-type="float">
            <text:p>-8.179301E-21</text:p>
          </table:table-cell>
          <table:table-cell office:value-type="string" calcext:value-type="string">
            <text:p>4.388969e-01))</text:p>
          </table:table-cell>
          <table:table-cell office:value-type="string" calcext:value-type="string">
            <text:p>((-6.013142e+02</text:p>
          </table:table-cell>
          <table:table-cell office:value-type="float" office:value="-329.3932" calcext:value-type="float">
            <text:p>-329.3932</text:p>
          </table:table-cell>
          <table:table-cell office:value-type="string" calcext:value-type="string">
            <text:p>1.605400e+02)</text:p>
          </table:table-cell>
          <table:table-cell office:value-type="string" calcext:value-type="string">
            <text:p>(-2.194485e-02</text:p>
          </table:table-cell>
          <table:table-cell office:value-type="float" office:value="4.494363" calcext:value-type="float">
            <text:p>4.494363</text:p>
          </table:table-cell>
          <table:table-cell office:value-type="string" calcext:value-type="string">
            <text:p>2.364385e-01))</text:p>
          </table:table-cell>
        </table:table-row>
        <table:table-row table:style-name="ro1">
          <table:table-cell office:value-type="float" office:value="0.000154634" calcext:value-type="float">
            <text:p>0.000154634</text:p>
          </table:table-cell>
          <table:table-cell office:value-type="string" calcext:value-type="string">
            <text:p>((2.375994e+03</text:p>
          </table:table-cell>
          <table:table-cell office:value-type="float" office:value="-5.47898E-016" calcext:value-type="float">
            <text:p>-5.47898E-16</text:p>
          </table:table-cell>
          <table:table-cell office:value-type="string" calcext:value-type="string">
            <text:p>1.294357e+04)</text:p>
          </table:table-cell>
          <table:table-cell office:value-type="string" calcext:value-type="string">
            <text:p>(4.754492e+00</text:p>
          </table:table-cell>
          <table:table-cell office:value-type="float" office:value="-6.543344E-021" calcext:value-type="float">
            <text:p>-6.543344E-21</text:p>
          </table:table-cell>
          <table:table-cell office:value-type="string" calcext:value-type="string">
            <text:p>4.392996e-01))</text:p>
          </table:table-cell>
          <table:table-cell office:value-type="string" calcext:value-type="string">
            <text:p>((-6.471783e+02</text:p>
          </table:table-cell>
          <table:table-cell office:value-type="float" office:value="-2442.407" calcext:value-type="float">
            <text:p>-2442.407</text:p>
          </table:table-cell>
          <table:table-cell office:value-type="string" calcext:value-type="string">
            <text:p>1.187997e+02)</text:p>
          </table:table-cell>
          <table:table-cell office:value-type="string" calcext:value-type="string">
            <text:p>(-2.196498e-02</text:p>
          </table:table-cell>
          <table:table-cell office:value-type="float" office:value="4.519406" calcext:value-type="float">
            <text:p>4.519406</text:p>
          </table:table-cell>
          <table:table-cell office:value-type="string" calcext:value-type="string">
            <text:p>2.377246e-01))</text:p>
          </table:table-cell>
        </table:table-row>
        <table:table-row table:style-name="ro1">
          <table:table-cell office:value-type="float" office:value="0.000197405" calcext:value-type="float">
            <text:p>0.000197405</text:p>
          </table:table-cell>
          <table:table-cell office:value-type="string" calcext:value-type="string">
            <text:p>((2.107723e+03</text:p>
          </table:table-cell>
          <table:table-cell office:value-type="float" office:value="-4.489867E-016" calcext:value-type="float">
            <text:p>-4.489867E-16</text:p>
          </table:table-cell>
          <table:table-cell office:value-type="string" calcext:value-type="string">
            <text:p>6.621829e+03)</text:p>
          </table:table-cell>
          <table:table-cell office:value-type="string" calcext:value-type="string">
            <text:p>(4.784312e+00</text:p>
          </table:table-cell>
          <table:table-cell office:value-type="float" office:value="-6.751634E-021" calcext:value-type="float">
            <text:p>-6.751634E-21</text:p>
          </table:table-cell>
          <table:table-cell office:value-type="string" calcext:value-type="string">
            <text:p>4.418435e-01))</text:p>
          </table:table-cell>
          <table:table-cell office:value-type="string" calcext:value-type="string">
            <text:p>((-3.310915e+02</text:p>
          </table:table-cell>
          <table:table-cell office:value-type="float" office:value="-42.60777" calcext:value-type="float">
            <text:p>-42.60777</text:p>
          </table:table-cell>
          <table:table-cell office:value-type="string" calcext:value-type="string">
            <text:p>1.053861e+02)</text:p>
          </table:table-cell>
          <table:table-cell office:value-type="string" calcext:value-type="string">
            <text:p>(-2.209218e-02</text:p>
          </table:table-cell>
          <table:table-cell office:value-type="float" office:value="4.547427" calcext:value-type="float">
            <text:p>4.547427</text:p>
          </table:table-cell>
          <table:table-cell office:value-type="string" calcext:value-type="string">
            <text:p>2.392156e-01))</text:p>
          </table:table-cell>
        </table:table-row>
        <table:table-row table:style-name="ro1">
          <table:table-cell office:value-type="float" office:value="0.000248707" calcext:value-type="float">
            <text:p>0.000248707</text:p>
          </table:table-cell>
          <table:table-cell office:value-type="string" calcext:value-type="string">
            <text:p>((1.660125e+03</text:p>
          </table:table-cell>
          <table:table-cell office:value-type="float" office:value="-3.704521E-016" calcext:value-type="float">
            <text:p>-3.704521E-16</text:p>
          </table:table-cell>
          <table:table-cell office:value-type="string" calcext:value-type="string">
            <text:p>5.560763e+03)</text:p>
          </table:table-cell>
          <table:table-cell office:value-type="string" calcext:value-type="string">
            <text:p>(4.819594e+00</text:p>
          </table:table-cell>
          <table:table-cell office:value-type="float" office:value="-6.589956E-021" calcext:value-type="float">
            <text:p>-6.589956E-21</text:p>
          </table:table-cell>
          <table:table-cell office:value-type="string" calcext:value-type="string">
            <text:p>4.439433e-01))</text:p>
          </table:table-cell>
          <table:table-cell office:value-type="string" calcext:value-type="string">
            <text:p>((-2.780381e+02</text:p>
          </table:table-cell>
          <table:table-cell office:value-type="float" office:value="-82.38752" calcext:value-type="float">
            <text:p>-82.38752</text:p>
          </table:table-cell>
          <table:table-cell office:value-type="string" calcext:value-type="string">
            <text:p>8.300625e+01)</text:p>
          </table:table-cell>
          <table:table-cell office:value-type="string" calcext:value-type="string">
            <text:p>(-2.219716e-02</text:p>
          </table:table-cell>
          <table:table-cell office:value-type="float" office:value="4.581152" calcext:value-type="float">
            <text:p>4.581152</text:p>
          </table:table-cell>
          <table:table-cell office:value-type="string" calcext:value-type="string">
            <text:p>2.409797e-01))</text:p>
          </table:table-cell>
        </table:table-row>
        <table:table-row table:style-name="ro1">
          <table:table-cell office:value-type="float" office:value="0.000310237" calcext:value-type="float">
            <text:p>0.000310237</text:p>
          </table:table-cell>
          <table:table-cell office:value-type="string" calcext:value-type="string">
            <text:p>((1.239445e+03</text:p>
          </table:table-cell>
          <table:table-cell office:value-type="float" office:value="-6.288021E-016" calcext:value-type="float">
            <text:p>-6.288021E-16</text:p>
          </table:table-cell>
          <table:table-cell office:value-type="string" calcext:value-type="string">
            <text:p>6.958769e+03)</text:p>
          </table:table-cell>
          <table:table-cell office:value-type="string" calcext:value-type="string">
            <text:p>(4.862130e+00</text:p>
          </table:table-cell>
          <table:table-cell office:value-type="float" office:value="-6.487894E-021" calcext:value-type="float">
            <text:p>-6.487894E-21</text:p>
          </table:table-cell>
          <table:table-cell office:value-type="string" calcext:value-type="string">
            <text:p>4.453709e-01))</text:p>
          </table:table-cell>
          <table:table-cell office:value-type="string" calcext:value-type="string">
            <text:p>((-3.479385e+02</text:p>
          </table:table-cell>
          <table:table-cell office:value-type="float" office:value="-1543.471" calcext:value-type="float">
            <text:p>-1543.471</text:p>
          </table:table-cell>
          <table:table-cell office:value-type="string" calcext:value-type="string">
            <text:p>6.197224e+01)</text:p>
          </table:table-cell>
          <table:table-cell office:value-type="string" calcext:value-type="string">
            <text:p>(-2.226854e-02</text:p>
          </table:table-cell>
          <table:table-cell office:value-type="float" office:value="4.622588" calcext:value-type="float">
            <text:p>4.622588</text:p>
          </table:table-cell>
          <table:table-cell office:value-type="string" calcext:value-type="string">
            <text:p>2.431065e-01))</text:p>
          </table:table-cell>
        </table:table-row>
        <table:table-row table:style-name="ro1">
          <table:table-cell office:value-type="float" office:value="0.000383982" calcext:value-type="float">
            <text:p>0.000383982</text:p>
          </table:table-cell>
          <table:table-cell office:value-type="string" calcext:value-type="string">
            <text:p>((1.193617e+03</text:p>
          </table:table-cell>
          <table:table-cell office:value-type="float" office:value="-2.866613E-016" calcext:value-type="float">
            <text:p>-2.866613E-16</text:p>
          </table:table-cell>
          <table:table-cell office:value-type="string" calcext:value-type="string">
            <text:p>3.813009e+03)</text:p>
          </table:table-cell>
          <table:table-cell office:value-type="string" calcext:value-type="string">
            <text:p>(4.913378e+00</text:p>
          </table:table-cell>
          <table:table-cell office:value-type="float" office:value="-5.272674E-021" calcext:value-type="float">
            <text:p>-5.272674E-21</text:p>
          </table:table-cell>
          <table:table-cell office:value-type="string" calcext:value-type="string">
            <text:p>4.475101e-01))</text:p>
          </table:table-cell>
          <table:table-cell office:value-type="string" calcext:value-type="string">
            <text:p>((-1.906505e+02</text:p>
          </table:table-cell>
          <table:table-cell office:value-type="float" office:value="-83.50001" calcext:value-type="float">
            <text:p>-83.50001</text:p>
          </table:table-cell>
          <table:table-cell office:value-type="string" calcext:value-type="string">
            <text:p>5.968086e+01)</text:p>
          </table:table-cell>
          <table:table-cell office:value-type="string" calcext:value-type="string">
            <text:p>(-2.237551e-02</text:p>
          </table:table-cell>
          <table:table-cell office:value-type="float" office:value="4.672127" calcext:value-type="float">
            <text:p>4.672127</text:p>
          </table:table-cell>
          <table:table-cell office:value-type="string" calcext:value-type="string">
            <text:p>2.456689e-01))</text:p>
          </table:table-cell>
        </table:table-row>
        <table:table-row table:style-name="ro1">
          <table:table-cell office:value-type="float" office:value="0.000472342" calcext:value-type="float">
            <text:p>0.000472342</text:p>
          </table:table-cell>
          <table:table-cell office:value-type="string" calcext:value-type="string">
            <text:p>((1.123010e+03</text:p>
          </table:table-cell>
          <table:table-cell office:value-type="float" office:value="-2.335857E-016" calcext:value-type="float">
            <text:p>-2.335857E-16</text:p>
          </table:table-cell>
          <table:table-cell office:value-type="string" calcext:value-type="string">
            <text:p>2.742955e+03)</text:p>
          </table:table-cell>
          <table:table-cell office:value-type="string" calcext:value-type="string">
            <text:p>(4.976070e+00</text:p>
          </table:table-cell>
          <table:table-cell office:value-type="float" office:value="-3.682372E-021" calcext:value-type="float">
            <text:p>-3.682372E-21</text:p>
          </table:table-cell>
          <table:table-cell office:value-type="string" calcext:value-type="string">
            <text:p>4.514404e-01))</text:p>
          </table:table-cell>
          <table:table-cell office:value-type="string" calcext:value-type="string">
            <text:p>((-1.371478e+02</text:p>
          </table:table-cell>
          <table:table-cell office:value-type="float" office:value="84.14642" calcext:value-type="float">
            <text:p>84.14642</text:p>
          </table:table-cell>
          <table:table-cell office:value-type="string" calcext:value-type="string">
            <text:p>5.615049e+01)</text:p>
          </table:table-cell>
          <table:table-cell office:value-type="string" calcext:value-type="string">
            <text:p>(-2.257202e-02</text:p>
          </table:table-cell>
          <table:table-cell office:value-type="float" office:value="4.732463" calcext:value-type="float">
            <text:p>4.732463</text:p>
          </table:table-cell>
          <table:table-cell office:value-type="string" calcext:value-type="string">
            <text:p>2.488035e-01))</text:p>
          </table:table-cell>
        </table:table-row>
        <table:table-row table:style-name="ro1">
          <table:table-cell office:value-type="float" office:value="0.000577897" calcext:value-type="float">
            <text:p>0.000577897</text:p>
          </table:table-cell>
          <table:table-cell office:value-type="string" calcext:value-type="string">
            <text:p>((9.027675e+02</text:p>
          </table:table-cell>
          <table:table-cell office:value-type="float" office:value="-3.011398E-016" calcext:value-type="float">
            <text:p>-3.011398E-16</text:p>
          </table:table-cell>
          <table:table-cell office:value-type="string" calcext:value-type="string">
            <text:p>4.073769e+03)</text:p>
          </table:table-cell>
          <table:table-cell office:value-type="string" calcext:value-type="string">
            <text:p>(5.054112e+00</text:p>
          </table:table-cell>
          <table:table-cell office:value-type="float" office:value="-6.417038E-021" calcext:value-type="float">
            <text:p>-6.417038E-21</text:p>
          </table:table-cell>
          <table:table-cell office:value-type="string" calcext:value-type="string">
            <text:p>4.542005e-01))</text:p>
          </table:table-cell>
          <table:table-cell office:value-type="string" calcext:value-type="string">
            <text:p>((-2.036884e+02</text:p>
          </table:table-cell>
          <table:table-cell office:value-type="float" office:value="-837.4167" calcext:value-type="float">
            <text:p>-837.4167</text:p>
          </table:table-cell>
          <table:table-cell office:value-type="string" calcext:value-type="string">
            <text:p>4.513838e+01)</text:p>
          </table:table-cell>
          <table:table-cell office:value-type="string" calcext:value-type="string">
            <text:p>(-2.271002e-02</text:p>
          </table:table-cell>
          <table:table-cell office:value-type="float" office:value="4.808498" calcext:value-type="float">
            <text:p>4.808498</text:p>
          </table:table-cell>
          <table:table-cell office:value-type="string" calcext:value-type="string">
            <text:p>2.527056e-01))</text:p>
          </table:table-cell>
        </table:table-row>
        <table:table-row table:style-name="ro1">
          <table:table-cell office:value-type="float" office:value="0.000704014" calcext:value-type="float">
            <text:p>0.000704014</text:p>
          </table:table-cell>
          <table:table-cell office:value-type="string" calcext:value-type="string">
            <text:p>((9.514769e+02</text:p>
          </table:table-cell>
          <table:table-cell office:value-type="float" office:value="-1.992577E-016" calcext:value-type="float">
            <text:p>-1.992577E-16</text:p>
          </table:table-cell>
          <table:table-cell office:value-type="string" calcext:value-type="string">
            <text:p>2.388003e+03)</text:p>
          </table:table-cell>
          <table:table-cell office:value-type="string" calcext:value-type="string">
            <text:p>(5.152010e+00</text:p>
          </table:table-cell>
          <table:table-cell office:value-type="float" office:value="-6.692096E-021" calcext:value-type="float">
            <text:p>-6.692096E-21</text:p>
          </table:table-cell>
          <table:table-cell office:value-type="string" calcext:value-type="string">
            <text:p>4.572684e-01))</text:p>
          </table:table-cell>
          <table:table-cell office:value-type="string" calcext:value-type="string">
            <text:p>((-1.194001e+02</text:p>
          </table:table-cell>
          <table:table-cell office:value-type="float" office:value="49.31944" calcext:value-type="float">
            <text:p>49.31944</text:p>
          </table:table-cell>
          <table:table-cell office:value-type="string" calcext:value-type="string">
            <text:p>4.757385e+01)</text:p>
          </table:table-cell>
          <table:table-cell office:value-type="string" calcext:value-type="string">
            <text:p>(-2.286342e-02</text:p>
          </table:table-cell>
          <table:table-cell office:value-type="float" office:value="4.903592" calcext:value-type="float">
            <text:p>4.903592</text:p>
          </table:table-cell>
          <table:table-cell office:value-type="string" calcext:value-type="string">
            <text:p>2.576005e-01))</text:p>
          </table:table-cell>
        </table:table-row>
        <table:table-row table:style-name="ro1">
          <table:table-cell office:value-type="float" office:value="0.000854764" calcext:value-type="float">
            <text:p>0.000854764</text:p>
          </table:table-cell>
          <table:table-cell office:value-type="string" calcext:value-type="string">
            <text:p>((2.679367e+03</text:p>
          </table:table-cell>
          <table:table-cell office:value-type="float" office:value="-4.636197E-016" calcext:value-type="float">
            <text:p>-4.636197E-16</text:p>
          </table:table-cell>
          <table:table-cell office:value-type="string" calcext:value-type="string">
            <text:p>2.934171e+03)</text:p>
          </table:table-cell>
          <table:table-cell office:value-type="string" calcext:value-type="string">
            <text:p>(5.307491e+00</text:p>
          </table:table-cell>
          <table:table-cell office:value-type="float" office:value="-4.070975E-021" calcext:value-type="float">
            <text:p>-4.070975E-21</text:p>
          </table:table-cell>
          <table:table-cell office:value-type="string" calcext:value-type="string">
            <text:p>4.515397e-01))</text:p>
          </table:table-cell>
          <table:table-cell office:value-type="string" calcext:value-type="string">
            <text:p>((-1.467086e+02</text:p>
          </table:table-cell>
          <table:table-cell office:value-type="float" office:value="622.5651" calcext:value-type="float">
            <text:p>622.5651</text:p>
          </table:table-cell>
          <table:table-cell office:value-type="string" calcext:value-type="string">
            <text:p>1.339684e+02)</text:p>
          </table:table-cell>
          <table:table-cell office:value-type="string" calcext:value-type="string">
            <text:p>(-2.257698e-02</text:p>
          </table:table-cell>
          <table:table-cell office:value-type="float" office:value="5.056261" calcext:value-type="float">
            <text:p>5.056261</text:p>
          </table:table-cell>
          <table:table-cell office:value-type="string" calcext:value-type="string">
            <text:p>2.653745e-01))</text:p>
          </table:table-cell>
        </table:table-row>
        <table:table-row table:style-name="ro1">
          <table:table-cell office:value-type="float" office:value="0.00103538" calcext:value-type="float">
            <text:p>0.00103538</text:p>
          </table:table-cell>
          <table:table-cell office:value-type="string" calcext:value-type="string">
            <text:p>((7.508714e+02</text:p>
          </table:table-cell>
          <table:table-cell office:value-type="float" office:value="-3.877073E-016" calcext:value-type="float">
            <text:p>-3.877073E-16</text:p>
          </table:table-cell>
          <table:table-cell office:value-type="string" calcext:value-type="string">
            <text:p>2.625525e+03)</text:p>
          </table:table-cell>
          <table:table-cell office:value-type="string" calcext:value-type="string">
            <text:p>(5.472030e+00</text:p>
          </table:table-cell>
          <table:table-cell office:value-type="float" office:value="-4.489102E-021" calcext:value-type="float">
            <text:p>-4.489102E-21</text:p>
          </table:table-cell>
          <table:table-cell office:value-type="string" calcext:value-type="string">
            <text:p>4.539548e-01))</text:p>
          </table:table-cell>
          <table:table-cell office:value-type="string" calcext:value-type="string">
            <text:p>((-1.312763e+02</text:p>
          </table:table-cell>
          <table:table-cell office:value-type="float" office:value="-443.3264" calcext:value-type="float">
            <text:p>-443.3264</text:p>
          </table:table-cell>
          <table:table-cell office:value-type="string" calcext:value-type="string">
            <text:p>3.754357e+01)</text:p>
          </table:table-cell>
          <table:table-cell office:value-type="string" calcext:value-type="string">
            <text:p>(-2.269774e-02</text:p>
          </table:table-cell>
          <table:table-cell office:value-type="float" office:value="5.217347" calcext:value-type="float">
            <text:p>5.217347</text:p>
          </table:table-cell>
          <table:table-cell office:value-type="string" calcext:value-type="string">
            <text:p>2.736015e-01))</text:p>
          </table:table-cell>
        </table:table-row>
        <table:table-row table:style-name="ro1">
          <table:table-cell office:value-type="float" office:value="0.00125089" calcext:value-type="float">
            <text:p>0.00125089</text:p>
          </table:table-cell>
          <table:table-cell office:value-type="string" calcext:value-type="string">
            <text:p>((5.498444e+02</text:p>
          </table:table-cell>
          <table:table-cell office:value-type="float" office:value="-2.431713E-016" calcext:value-type="float">
            <text:p>-2.431713E-16</text:p>
          </table:table-cell>
          <table:table-cell office:value-type="string" calcext:value-type="string">
            <text:p>1.240553e+03)</text:p>
          </table:table-cell>
          <table:table-cell office:value-type="string" calcext:value-type="string">
            <text:p>(5.678376e+00</text:p>
          </table:table-cell>
          <table:table-cell office:value-type="float" office:value="1.295201E-022" calcext:value-type="float">
            <text:p>1.295201E-22</text:p>
          </table:table-cell>
          <table:table-cell office:value-type="string" calcext:value-type="string">
            <text:p>4.636952e-01))</text:p>
          </table:table-cell>
          <table:table-cell office:value-type="string" calcext:value-type="string">
            <text:p>((-6.202763e+01</text:p>
          </table:table-cell>
          <table:table-cell office:value-type="float" office:value="-67.26539" calcext:value-type="float">
            <text:p>-67.26539</text:p>
          </table:table-cell>
          <table:table-cell office:value-type="string" calcext:value-type="string">
            <text:p>2.749222e+01)</text:p>
          </table:table-cell>
          <table:table-cell office:value-type="string" calcext:value-type="string">
            <text:p>(-2.318476e-02</text:p>
          </table:table-cell>
          <table:table-cell office:value-type="float" office:value="5.417936" calcext:value-type="float">
            <text:p>5.417936</text:p>
          </table:table-cell>
          <table:table-cell office:value-type="string" calcext:value-type="string">
            <text:p>2.839188e-01))</text:p>
          </table:table-cell>
        </table:table-row>
        <table:table-row table:style-name="ro1">
          <table:table-cell office:value-type="float" office:value="0.00150772" calcext:value-type="float">
            <text:p>0.00150772</text:p>
          </table:table-cell>
          <table:table-cell office:value-type="string" calcext:value-type="string">
            <text:p>((3.490709e+02</text:p>
          </table:table-cell>
          <table:table-cell office:value-type="float" office:value="-2.256006E-016" calcext:value-type="float">
            <text:p>-2.256006E-16</text:p>
          </table:table-cell>
          <table:table-cell office:value-type="string" calcext:value-type="string">
            <text:p>1.985410e+03)</text:p>
          </table:table-cell>
          <table:table-cell office:value-type="string" calcext:value-type="string">
            <text:p>(5.934543e+00</text:p>
          </table:table-cell>
          <table:table-cell office:value-type="float" office:value="-8.643916E-022" calcext:value-type="float">
            <text:p>-8.643916E-22</text:p>
          </table:table-cell>
          <table:table-cell office:value-type="string" calcext:value-type="string">
            <text:p>4.749249e-01))</text:p>
          </table:table-cell>
          <table:table-cell office:value-type="string" calcext:value-type="string">
            <text:p>((-9.927050e+01</text:p>
          </table:table-cell>
          <table:table-cell office:value-type="float" office:value="-554.7248" calcext:value-type="float">
            <text:p>-554.7248</text:p>
          </table:table-cell>
          <table:table-cell office:value-type="string" calcext:value-type="string">
            <text:p>1.745355e+01)</text:p>
          </table:table-cell>
          <table:table-cell office:value-type="string" calcext:value-type="string">
            <text:p>(-2.374625e-02</text:p>
          </table:table-cell>
          <table:table-cell office:value-type="float" office:value="5.668765" calcext:value-type="float">
            <text:p>5.668765</text:p>
          </table:table-cell>
          <table:table-cell office:value-type="string" calcext:value-type="string">
            <text:p>2.967271e-01))</text:p>
          </table:table-cell>
        </table:table-row>
        <table:table-row table:style-name="ro1">
          <table:table-cell office:value-type="float" office:value="0.00181593" calcext:value-type="float">
            <text:p>0.00181593</text:p>
          </table:table-cell>
          <table:table-cell office:value-type="string" calcext:value-type="string">
            <text:p>((3.464328e+02</text:p>
          </table:table-cell>
          <table:table-cell office:value-type="float" office:value="-1.771397E-016" calcext:value-type="float">
            <text:p>-1.771397E-16</text:p>
          </table:table-cell>
          <table:table-cell office:value-type="string" calcext:value-type="string">
            <text:p>1.423550e+03)</text:p>
          </table:table-cell>
          <table:table-cell office:value-type="string" calcext:value-type="string">
            <text:p>(6.241926e+00</text:p>
          </table:table-cell>
          <table:table-cell office:value-type="float" office:value="-3.133645E-021" calcext:value-type="float">
            <text:p>-3.133645E-21</text:p>
          </table:table-cell>
          <table:table-cell office:value-type="string" calcext:value-type="string">
            <text:p>4.931620e-01))</text:p>
          </table:table-cell>
          <table:table-cell office:value-type="string" calcext:value-type="string">
            <text:p>((-7.117750e+01</text:p>
          </table:table-cell>
          <table:table-cell office:value-type="float" office:value="-383.5409" calcext:value-type="float">
            <text:p>-383.5409</text:p>
          </table:table-cell>
          <table:table-cell office:value-type="string" calcext:value-type="string">
            <text:p>1.732164e+01)</text:p>
          </table:table-cell>
          <table:table-cell office:value-type="string" calcext:value-type="string">
            <text:p>(-2.465810e-02</text:p>
          </table:table-cell>
          <table:table-cell office:value-type="float" office:value="5.969597" calcext:value-type="float">
            <text:p>5.969597</text:p>
          </table:table-cell>
          <table:table-cell office:value-type="string" calcext:value-type="string">
            <text:p>3.120963e-01))</text:p>
          </table:table-cell>
        </table:table-row>
        <table:table-row table:style-name="ro1">
          <table:table-cell office:value-type="float" office:value="0.00217961" calcext:value-type="float">
            <text:p>0.00217961</text:p>
          </table:table-cell>
          <table:table-cell office:value-type="string" calcext:value-type="string">
            <text:p>((3.197967e+02</text:p>
          </table:table-cell>
          <table:table-cell office:value-type="float" office:value="-1.055191E-016" calcext:value-type="float">
            <text:p>-1.055191E-16</text:p>
          </table:table-cell>
          <table:table-cell office:value-type="string" calcext:value-type="string">
            <text:p>8.349611e+02)</text:p>
          </table:table-cell>
          <table:table-cell office:value-type="string" calcext:value-type="string">
            <text:p>(6.589759e+00</text:p>
          </table:table-cell>
          <table:table-cell office:value-type="float" office:value="-1.931297E-021" calcext:value-type="float">
            <text:p>-1.931297E-21</text:p>
          </table:table-cell>
          <table:table-cell office:value-type="string" calcext:value-type="string">
            <text:p>5.209914e-01))</text:p>
          </table:table-cell>
          <table:table-cell office:value-type="string" calcext:value-type="string">
            <text:p>((-4.174805e+01</text:p>
          </table:table-cell>
          <table:table-cell office:value-type="float" office:value="-80.56301" calcext:value-type="float">
            <text:p>-80.56301</text:p>
          </table:table-cell>
          <table:table-cell office:value-type="string" calcext:value-type="string">
            <text:p>1.598984e+01)</text:p>
          </table:table-cell>
          <table:table-cell office:value-type="string" calcext:value-type="string">
            <text:p>(-2.604957e-02</text:p>
          </table:table-cell>
          <table:table-cell office:value-type="float" office:value="6.306252" calcext:value-type="float">
            <text:p>6.306252</text:p>
          </table:table-cell>
          <table:table-cell office:value-type="string" calcext:value-type="string">
            <text:p>3.294879e-01))</text:p>
          </table:table-cell>
        </table:table-row>
        <table:table-row table:style-name="ro1">
          <table:table-cell office:value-type="float" office:value="0.00261425" calcext:value-type="float">
            <text:p>0.00261425</text:p>
          </table:table-cell>
          <table:table-cell office:value-type="string" calcext:value-type="string">
            <text:p>((2.107989e+02</text:p>
          </table:table-cell>
          <table:table-cell office:value-type="float" office:value="-1.049951E-016" calcext:value-type="float">
            <text:p>-1.049951E-16</text:p>
          </table:table-cell>
          <table:table-cell office:value-type="string" calcext:value-type="string">
            <text:p>1.277979e+03)</text:p>
          </table:table-cell>
          <table:table-cell office:value-type="string" calcext:value-type="string">
            <text:p>(6.980833e+00</text:p>
          </table:table-cell>
          <table:table-cell office:value-type="float" office:value="5.023264E-022" calcext:value-type="float">
            <text:p>5.023264E-22</text:p>
          </table:table-cell>
          <table:table-cell office:value-type="string" calcext:value-type="string">
            <text:p>5.489492e-01))</text:p>
          </table:table-cell>
          <table:table-cell office:value-type="string" calcext:value-type="string">
            <text:p>((-6.389895e+01</text:p>
          </table:table-cell>
          <table:table-cell office:value-type="float" office:value="-347.687" calcext:value-type="float">
            <text:p>-347.687</text:p>
          </table:table-cell>
          <table:table-cell office:value-type="string" calcext:value-type="string">
            <text:p>1.053994e+01)</text:p>
          </table:table-cell>
          <table:table-cell office:value-type="string" calcext:value-type="string">
            <text:p>(-2.744746e-02</text:p>
          </table:table-cell>
          <table:table-cell office:value-type="float" office:value="6.684893" calcext:value-type="float">
            <text:p>6.684893</text:p>
          </table:table-cell>
          <table:table-cell office:value-type="string" calcext:value-type="string">
            <text:p>3.490416e-01))</text:p>
          </table:table-cell>
        </table:table-row>
        <table:table-row table:style-name="ro1">
          <table:table-cell office:value-type="float" office:value="0.0031256" calcext:value-type="float">
            <text:p>0.0031256</text:p>
          </table:table-cell>
          <table:table-cell office:value-type="string" calcext:value-type="string">
            <text:p>((2.099959e+02</text:p>
          </table:table-cell>
          <table:table-cell office:value-type="float" office:value="-1.829922E-016" calcext:value-type="float">
            <text:p>-1.829922E-16</text:p>
          </table:table-cell>
          <table:table-cell office:value-type="string" calcext:value-type="string">
            <text:p>9.778482e+02)</text:p>
          </table:table-cell>
          <table:table-cell office:value-type="string" calcext:value-type="string">
            <text:p>(7.408524e+00</text:p>
          </table:table-cell>
          <table:table-cell office:value-type="float" office:value="5.413E-021" calcext:value-type="float">
            <text:p>5.413E-21</text:p>
          </table:table-cell>
          <table:table-cell office:value-type="string" calcext:value-type="string">
            <text:p>5.764352e-01))</text:p>
          </table:table-cell>
          <table:table-cell office:value-type="string" calcext:value-type="string">
            <text:p>((-4.889241e+01</text:p>
          </table:table-cell>
          <table:table-cell office:value-type="float" office:value="-288.5397" calcext:value-type="float">
            <text:p>-288.5397</text:p>
          </table:table-cell>
          <table:table-cell office:value-type="string" calcext:value-type="string">
            <text:p>1.049979e+01)</text:p>
          </table:table-cell>
          <table:table-cell office:value-type="string" calcext:value-type="string">
            <text:p>(-2.882176e-02</text:p>
          </table:table-cell>
          <table:table-cell office:value-type="float" office:value="7.102455" calcext:value-type="float">
            <text:p>7.102455</text:p>
          </table:table-cell>
          <table:table-cell office:value-type="string" calcext:value-type="string">
            <text:p>3.704262e-01))</text:p>
          </table:table-cell>
        </table:table-row>
        <table:table-row table:style-name="ro1">
          <table:table-cell office:value-type="float" office:value="0.00372826" calcext:value-type="float">
            <text:p>0.00372826</text:p>
          </table:table-cell>
          <table:table-cell office:value-type="string" calcext:value-type="string">
            <text:p>((1.515099e+02</text:p>
          </table:table-cell>
          <table:table-cell office:value-type="float" office:value="-1.180245E-016" calcext:value-type="float">
            <text:p>-1.180245E-16</text:p>
          </table:table-cell>
          <table:table-cell office:value-type="string" calcext:value-type="string">
            <text:p>1.081465e+03)</text:p>
          </table:table-cell>
          <table:table-cell office:value-type="string" calcext:value-type="string">
            <text:p>(7.865233e+00</text:p>
          </table:table-cell>
          <table:table-cell office:value-type="float" office:value="3.900824E-021" calcext:value-type="float">
            <text:p>3.900824E-21</text:p>
          </table:table-cell>
          <table:table-cell office:value-type="string" calcext:value-type="string">
            <text:p>6.023801e-01))</text:p>
          </table:table-cell>
          <table:table-cell office:value-type="string" calcext:value-type="string">
            <text:p>((-5.407323e+01</text:p>
          </table:table-cell>
          <table:table-cell office:value-type="float" office:value="-335.5463" calcext:value-type="float">
            <text:p>-335.5463</text:p>
          </table:table-cell>
          <table:table-cell office:value-type="string" calcext:value-type="string">
            <text:p>7.575497e+00)</text:p>
          </table:table-cell>
          <table:table-cell office:value-type="string" calcext:value-type="string">
            <text:p>(-3.011900e-02</text:p>
          </table:table-cell>
          <table:table-cell office:value-type="float" office:value="7.550496" calcext:value-type="float">
            <text:p>7.550496</text:p>
          </table:table-cell>
          <table:table-cell office:value-type="string" calcext:value-type="string">
            <text:p>3.932616e-01))</text:p>
          </table:table-cell>
        </table:table-row>
        <table:table-row table:style-name="ro1">
          <table:table-cell office:value-type="float" office:value="0.00443572" calcext:value-type="float">
            <text:p>0.00443572</text:p>
          </table:table-cell>
          <table:table-cell office:value-type="string" calcext:value-type="string">
            <text:p>((1.651457e+02</text:p>
          </table:table-cell>
          <table:table-cell office:value-type="float" office:value="-7.09754E-017" calcext:value-type="float">
            <text:p>-7.09754E-17</text:p>
          </table:table-cell>
          <table:table-cell office:value-type="string" calcext:value-type="string">
            <text:p>6.551443e+02)</text:p>
          </table:table-cell>
          <table:table-cell office:value-type="string" calcext:value-type="string">
            <text:p>(8.348938e+00</text:p>
          </table:table-cell>
          <table:table-cell office:value-type="float" office:value="5.953085E-021" calcext:value-type="float">
            <text:p>5.953085E-21</text:p>
          </table:table-cell>
          <table:table-cell office:value-type="string" calcext:value-type="string">
            <text:p>6.304715e-01))</text:p>
          </table:table-cell>
          <table:table-cell office:value-type="string" calcext:value-type="string">
            <text:p>((-3.275722e+01</text:p>
          </table:table-cell>
          <table:table-cell office:value-type="float" office:value="-119.8562" calcext:value-type="float">
            <text:p>-119.8562</text:p>
          </table:table-cell>
          <table:table-cell office:value-type="string" calcext:value-type="string">
            <text:p>8.257286e+00)</text:p>
          </table:table-cell>
          <table:table-cell office:value-type="string" calcext:value-type="string">
            <text:p>(-3.152357e-02</text:p>
          </table:table-cell>
          <table:table-cell office:value-type="float" office:value="8.023989" calcext:value-type="float">
            <text:p>8.023989</text:p>
          </table:table-cell>
          <table:table-cell office:value-type="string" calcext:value-type="string">
            <text:p>4.174469e-01))</text:p>
          </table:table-cell>
        </table:table-row>
        <table:table-row table:style-name="ro1">
          <table:table-cell office:value-type="float" office:value="0.0052549" calcext:value-type="float">
            <text:p>0.0052549</text:p>
          </table:table-cell>
          <table:table-cell office:value-type="string" calcext:value-type="string">
            <text:p>((1.030497e+02</text:p>
          </table:table-cell>
          <table:table-cell office:value-type="float" office:value="-1.53062E-016" calcext:value-type="float">
            <text:p>-1.53062E-16</text:p>
          </table:table-cell>
          <table:table-cell office:value-type="string" calcext:value-type="string">
            <text:p>1.467137e+03)</text:p>
          </table:table-cell>
          <table:table-cell office:value-type="string" calcext:value-type="string">
            <text:p>(8.845244e+00</text:p>
          </table:table-cell>
          <table:table-cell office:value-type="float" office:value="1.311763E-020" calcext:value-type="float">
            <text:p>1.311763E-20</text:p>
          </table:table-cell>
          <table:table-cell office:value-type="string" calcext:value-type="string">
            <text:p>6.631053e-01))</text:p>
          </table:table-cell>
          <table:table-cell office:value-type="string" calcext:value-type="string">
            <text:p>((-7.335683e+01</text:p>
          </table:table-cell>
          <table:table-cell office:value-type="float" office:value="-620.8346" calcext:value-type="float">
            <text:p>-620.8346</text:p>
          </table:table-cell>
          <table:table-cell office:value-type="string" calcext:value-type="string">
            <text:p>5.152485e+00)</text:p>
          </table:table-cell>
          <table:table-cell office:value-type="string" calcext:value-type="string">
            <text:p>(-3.315526e-02</text:p>
          </table:table-cell>
          <table:table-cell office:value-type="float" office:value="8.507045" calcext:value-type="float">
            <text:p>8.507045</text:p>
          </table:table-cell>
          <table:table-cell office:value-type="string" calcext:value-type="string">
            <text:p>4.422622e-01))</text:p>
          </table:table-cell>
        </table:table-row>
        <table:table-row table:style-name="ro1">
          <table:table-cell office:value-type="float" office:value="0.0062379" calcext:value-type="float">
            <text:p>0.0062379</text:p>
          </table:table-cell>
          <table:table-cell office:value-type="string" calcext:value-type="string">
            <text:p>((8.328467e+01</text:p>
          </table:table-cell>
          <table:table-cell office:value-type="float" office:value="-1.313483E-016" calcext:value-type="float">
            <text:p>-1.313483E-16</text:p>
          </table:table-cell>
          <table:table-cell office:value-type="string" calcext:value-type="string">
            <text:p>1.270947e+03)</text:p>
          </table:table-cell>
          <table:table-cell office:value-type="string" calcext:value-type="string">
            <text:p>(9.344492e+00</text:p>
          </table:table-cell>
          <table:table-cell office:value-type="float" office:value="2.15531E-020" calcext:value-type="float">
            <text:p>2.15531E-20</text:p>
          </table:table-cell>
          <table:table-cell office:value-type="string" calcext:value-type="string">
            <text:p>6.933976e-01))</text:p>
          </table:table-cell>
          <table:table-cell office:value-type="string" calcext:value-type="string">
            <text:p>((-6.354733e+01</text:p>
          </table:table-cell>
          <table:table-cell office:value-type="float" office:value="-575.6704" calcext:value-type="float">
            <text:p>-575.6704</text:p>
          </table:table-cell>
          <table:table-cell office:value-type="string" calcext:value-type="string">
            <text:p>4.164233e+00)</text:p>
          </table:table-cell>
          <table:table-cell office:value-type="string" calcext:value-type="string">
            <text:p>(-3.466988e-02</text:p>
          </table:table-cell>
          <table:table-cell office:value-type="float" office:value="8.996418" calcext:value-type="float">
            <text:p>8.996418</text:p>
          </table:table-cell>
          <table:table-cell office:value-type="string" calcext:value-type="string">
            <text:p>4.672246e-01))</text:p>
          </table:table-cell>
        </table:table-row>
        <table:table-row table:style-name="ro1">
          <table:table-cell office:value-type="float" office:value="0.00729653" calcext:value-type="float">
            <text:p>0.00729653</text:p>
          </table:table-cell>
          <table:table-cell office:value-type="string" calcext:value-type="string">
            <text:p>((6.803697e+01</text:p>
          </table:table-cell>
          <table:table-cell office:value-type="float" office:value="-2.841205E-017" calcext:value-type="float">
            <text:p>-2.841205E-17</text:p>
          </table:table-cell>
          <table:table-cell office:value-type="string" calcext:value-type="string">
            <text:p>1.116581e+03)</text:p>
          </table:table-cell>
          <table:table-cell office:value-type="string" calcext:value-type="string">
            <text:p>(9.767107e+00</text:p>
          </table:table-cell>
          <table:table-cell office:value-type="float" office:value="-4.753924E-021" calcext:value-type="float">
            <text:p>-4.753924E-21</text:p>
          </table:table-cell>
          <table:table-cell office:value-type="string" calcext:value-type="string">
            <text:p>6.809266e-01))</text:p>
          </table:table-cell>
          <table:table-cell office:value-type="string" calcext:value-type="string">
            <text:p>((-5.582904e+01</text:p>
          </table:table-cell>
          <table:table-cell office:value-type="float" office:value="-563.8638" calcext:value-type="float">
            <text:p>-563.8638</text:p>
          </table:table-cell>
          <table:table-cell office:value-type="string" calcext:value-type="string">
            <text:p>3.401849e+00)</text:p>
          </table:table-cell>
          <table:table-cell office:value-type="string" calcext:value-type="string">
            <text:p>(-3.404633e-02</text:p>
          </table:table-cell>
          <table:table-cell office:value-type="float" office:value="9.444767" calcext:value-type="float">
            <text:p>9.444767</text:p>
          </table:table-cell>
          <table:table-cell office:value-type="string" calcext:value-type="string">
            <text:p>4.883554e-01))</text:p>
          </table:table-cell>
        </table:table-row>
        <table:table-row table:style-name="ro1">
          <table:table-cell office:value-type="float" office:value="0.00820392" calcext:value-type="float">
            <text:p>0.00820392</text:p>
          </table:table-cell>
          <table:table-cell office:value-type="string" calcext:value-type="string">
            <text:p>((8.921315e+01</text:p>
          </table:table-cell>
          <table:table-cell office:value-type="float" office:value="-5.440916E-017" calcext:value-type="float">
            <text:p>-5.440916E-17</text:p>
          </table:table-cell>
          <table:table-cell office:value-type="string" calcext:value-type="string">
            <text:p>7.101123e+02)</text:p>
          </table:table-cell>
          <table:table-cell office:value-type="string" calcext:value-type="string">
            <text:p>(1.008302e+01</text:p>
          </table:table-cell>
          <table:table-cell office:value-type="float" office:value="-6.280842E-021" calcext:value-type="float">
            <text:p>-6.280842E-21</text:p>
          </table:table-cell>
          <table:table-cell office:value-type="string" calcext:value-type="string">
            <text:p>6.847893e-01))</text:p>
          </table:table-cell>
          <table:table-cell office:value-type="string" calcext:value-type="string">
            <text:p>((-3.550561e+01</text:p>
          </table:table-cell>
          <table:table-cell office:value-type="float" office:value="-246.4791" calcext:value-type="float">
            <text:p>-246.4791</text:p>
          </table:table-cell>
          <table:table-cell office:value-type="string" calcext:value-type="string">
            <text:p>4.460657e+00)</text:p>
          </table:table-cell>
          <table:table-cell office:value-type="string" calcext:value-type="string">
            <text:p>(-3.423947e-02</text:p>
          </table:table-cell>
          <table:table-cell office:value-type="float" office:value="9.767487" calcext:value-type="float">
            <text:p>9.767487</text:p>
          </table:table-cell>
          <table:table-cell office:value-type="string" calcext:value-type="string">
            <text:p>5.041508e-01))</text:p>
          </table:table-cell>
        </table:table-row>
        <table:table-row table:style-name="ro1">
          <table:table-cell office:value-type="float" office:value="0.00904649" calcext:value-type="float">
            <text:p>0.00904649</text:p>
          </table:table-cell>
          <table:table-cell office:value-type="string" calcext:value-type="string">
            <text:p>((7.380653e+01</text:p>
          </table:table-cell>
          <table:table-cell office:value-type="float" office:value="-5.285912E-017" calcext:value-type="float">
            <text:p>-5.285912E-17</text:p>
          </table:table-cell>
          <table:table-cell office:value-type="string" calcext:value-type="string">
            <text:p>7.629384e+02)</text:p>
          </table:table-cell>
          <table:table-cell office:value-type="string" calcext:value-type="string">
            <text:p>(1.033659e+01</text:p>
          </table:table-cell>
          <table:table-cell office:value-type="float" office:value="-7.015262E-021" calcext:value-type="float">
            <text:p>-7.015262E-21</text:p>
          </table:table-cell>
          <table:table-cell office:value-type="string" calcext:value-type="string">
            <text:p>6.865972e-01))</text:p>
          </table:table-cell>
          <table:table-cell office:value-type="string" calcext:value-type="string">
            <text:p>((-3.814692e+01</text:p>
          </table:table-cell>
          <table:table-cell office:value-type="float" office:value="-267.9107" calcext:value-type="float">
            <text:p>-267.9107</text:p>
          </table:table-cell>
          <table:table-cell office:value-type="string" calcext:value-type="string">
            <text:p>3.690327e+00)</text:p>
          </table:table-cell>
          <table:table-cell office:value-type="string" calcext:value-type="string">
            <text:p>(-3.432986e-02</text:p>
          </table:table-cell>
          <table:table-cell office:value-type="float" office:value="10.02707" calcext:value-type="float">
            <text:p>10.02707</text:p>
          </table:table-cell>
          <table:table-cell office:value-type="string" calcext:value-type="string">
            <text:p>5.168295e-01))</text:p>
          </table:table-cell>
        </table:table-row>
        <table:table-row table:style-name="ro1">
          <table:table-cell office:value-type="float" office:value="0.00988907" calcext:value-type="float">
            <text:p>0.00988907</text:p>
          </table:table-cell>
          <table:table-cell office:value-type="string" calcext:value-type="string">
            <text:p>((7.176620e+01</text:p>
          </table:table-cell>
          <table:table-cell office:value-type="float" office:value="-5.227976E-017" calcext:value-type="float">
            <text:p>-5.227976E-17</text:p>
          </table:table-cell>
          <table:table-cell office:value-type="string" calcext:value-type="string">
            <text:p>7.106950e+02)</text:p>
          </table:table-cell>
          <table:table-cell office:value-type="string" calcext:value-type="string">
            <text:p>(1.055323e+01</text:p>
          </table:table-cell>
          <table:table-cell office:value-type="float" office:value="-7.381111E-021" calcext:value-type="float">
            <text:p>-7.381111E-21</text:p>
          </table:table-cell>
          <table:table-cell office:value-type="string" calcext:value-type="string">
            <text:p>6.902146e-01))</text:p>
          </table:table-cell>
          <table:table-cell office:value-type="string" calcext:value-type="string">
            <text:p>((-3.553475e+01</text:p>
          </table:table-cell>
          <table:table-cell office:value-type="float" office:value="-251.8869" calcext:value-type="float">
            <text:p>-251.8869</text:p>
          </table:table-cell>
          <table:table-cell office:value-type="string" calcext:value-type="string">
            <text:p>3.588310e+00)</text:p>
          </table:table-cell>
          <table:table-cell office:value-type="string" calcext:value-type="string">
            <text:p>(-3.451073e-02</text:p>
          </table:table-cell>
          <table:table-cell office:value-type="float" office:value="10.24873" calcext:value-type="float">
            <text:p>10.24873</text:p>
          </table:table-cell>
          <table:table-cell office:value-type="string" calcext:value-type="string">
            <text:p>5.276613e-01))</text:p>
          </table:table-cell>
        </table:table-row>
        <table:table-row table:style-name="ro1">
          <table:table-cell office:value-type="float" office:value="0.0107316" calcext:value-type="float">
            <text:p>0.0107316</text:p>
          </table:table-cell>
          <table:table-cell office:value-type="string" calcext:value-type="string">
            <text:p>((7.137252e+01</text:p>
          </table:table-cell>
          <table:table-cell office:value-type="float" office:value="-4.982488E-017" calcext:value-type="float">
            <text:p>-4.982488E-17</text:p>
          </table:table-cell>
          <table:table-cell office:value-type="string" calcext:value-type="string">
            <text:p>6.543348e+02)</text:p>
          </table:table-cell>
          <table:table-cell office:value-type="string" calcext:value-type="string">
            <text:p>(1.074247e+01</text:p>
          </table:table-cell>
          <table:table-cell office:value-type="float" office:value="-7.661431E-021" calcext:value-type="float">
            <text:p>-7.661431E-21</text:p>
          </table:table-cell>
          <table:table-cell office:value-type="string" calcext:value-type="string">
            <text:p>6.879380e-01))</text:p>
          </table:table-cell>
          <table:table-cell office:value-type="string" calcext:value-type="string">
            <text:p>((-3.271674e+01</text:p>
          </table:table-cell>
          <table:table-cell office:value-type="float" office:value="-233.5887" calcext:value-type="float">
            <text:p>-233.5887</text:p>
          </table:table-cell>
          <table:table-cell office:value-type="string" calcext:value-type="string">
            <text:p>3.568626e+00)</text:p>
          </table:table-cell>
          <table:table-cell office:value-type="string" calcext:value-type="string">
            <text:p>(-3.439690e-02</text:p>
          </table:table-cell>
          <table:table-cell office:value-type="float" office:value="10.44506" calcext:value-type="float">
            <text:p>10.44506</text:p>
          </table:table-cell>
          <table:table-cell office:value-type="string" calcext:value-type="string">
            <text:p>5.371234e-01))</text:p>
          </table:table-cell>
        </table:table-row>
        <table:table-row table:style-name="ro1">
          <table:table-cell office:value-type="float" office:value="0.0115742" calcext:value-type="float">
            <text:p>0.0115742</text:p>
          </table:table-cell>
          <table:table-cell office:value-type="string" calcext:value-type="string">
            <text:p>((6.449472e+01</text:p>
          </table:table-cell>
          <table:table-cell office:value-type="float" office:value="-5.012804E-017" calcext:value-type="float">
            <text:p>-5.012804E-17</text:p>
          </table:table-cell>
          <table:table-cell office:value-type="string" calcext:value-type="string">
            <text:p>6.841228e+02)</text:p>
          </table:table-cell>
          <table:table-cell office:value-type="string" calcext:value-type="string">
            <text:p>(1.090488e+01</text:p>
          </table:table-cell>
          <table:table-cell office:value-type="float" office:value="-6.987646E-021" calcext:value-type="float">
            <text:p>-6.987646E-21</text:p>
          </table:table-cell>
          <table:table-cell office:value-type="string" calcext:value-type="string">
            <text:p>6.926929e-01))</text:p>
          </table:table-cell>
          <table:table-cell office:value-type="string" calcext:value-type="string">
            <text:p>((-3.420614e+01</text:p>
          </table:table-cell>
          <table:table-cell office:value-type="float" office:value="-242.3865" calcext:value-type="float">
            <text:p>-242.3865</text:p>
          </table:table-cell>
          <table:table-cell office:value-type="string" calcext:value-type="string">
            <text:p>3.224736e+00)</text:p>
          </table:table-cell>
          <table:table-cell office:value-type="string" calcext:value-type="string">
            <text:p>(-3.463464e-02</text:p>
          </table:table-cell>
          <table:table-cell office:value-type="float" office:value="10.61192" calcext:value-type="float">
            <text:p>10.61192</text:p>
          </table:table-cell>
          <table:table-cell office:value-type="string" calcext:value-type="string">
            <text:p>5.452440e-01))</text:p>
          </table:table-cell>
        </table:table-row>
        <table:table-row table:style-name="ro1">
          <table:table-cell office:value-type="float" office:value="0.0123402" calcext:value-type="float">
            <text:p>0.0123402</text:p>
          </table:table-cell>
          <table:table-cell office:value-type="string" calcext:value-type="string">
            <text:p>((6.457914e+01</text:p>
          </table:table-cell>
          <table:table-cell office:value-type="float" office:value="-4.930115E-017" calcext:value-type="float">
            <text:p>-4.930115E-17</text:p>
          </table:table-cell>
          <table:table-cell office:value-type="string" calcext:value-type="string">
            <text:p>6.847145e+02)</text:p>
          </table:table-cell>
          <table:table-cell office:value-type="string" calcext:value-type="string">
            <text:p>(1.103625e+01</text:p>
          </table:table-cell>
          <table:table-cell office:value-type="float" office:value="-6.864958E-021" calcext:value-type="float">
            <text:p>-6.864958E-21</text:p>
          </table:table-cell>
          <table:table-cell office:value-type="string" calcext:value-type="string">
            <text:p>6.901692e-01))</text:p>
          </table:table-cell>
          <table:table-cell office:value-type="string" calcext:value-type="string">
            <text:p>((-3.423572e+01</text:p>
          </table:table-cell>
          <table:table-cell office:value-type="float" office:value="-243.5217" calcext:value-type="float">
            <text:p>-243.5217</text:p>
          </table:table-cell>
          <table:table-cell office:value-type="string" calcext:value-type="string">
            <text:p>3.228957e+00)</text:p>
          </table:table-cell>
          <table:table-cell office:value-type="string" calcext:value-type="string">
            <text:p>(-3.450846e-02</text:p>
          </table:table-cell>
          <table:table-cell office:value-type="float" office:value="10.74974" calcext:value-type="float">
            <text:p>10.74974</text:p>
          </table:table-cell>
          <table:table-cell office:value-type="string" calcext:value-type="string">
            <text:p>5.518124e-01))</text:p>
          </table:table-cell>
        </table:table-row>
        <table:table-row table:style-name="ro1">
          <table:table-cell office:value-type="float" office:value="0.0131062" calcext:value-type="float">
            <text:p>0.0131062</text:p>
          </table:table-cell>
          <table:table-cell office:value-type="string" calcext:value-type="string">
            <text:p>((6.451328e+01</text:p>
          </table:table-cell>
          <table:table-cell office:value-type="float" office:value="-4.818246E-017" calcext:value-type="float">
            <text:p>-4.818246E-17</text:p>
          </table:table-cell>
          <table:table-cell office:value-type="string" calcext:value-type="string">
            <text:p>6.196377e+02)</text:p>
          </table:table-cell>
          <table:table-cell office:value-type="string" calcext:value-type="string">
            <text:p>(1.115246e+01</text:p>
          </table:table-cell>
          <table:table-cell office:value-type="float" office:value="-6.739582E-021" calcext:value-type="float">
            <text:p>-6.739582E-21</text:p>
          </table:table-cell>
          <table:table-cell office:value-type="string" calcext:value-type="string">
            <text:p>6.846596e-01))</text:p>
          </table:table-cell>
          <table:table-cell office:value-type="string" calcext:value-type="string">
            <text:p>((-3.098189e+01</text:p>
          </table:table-cell>
          <table:table-cell office:value-type="float" office:value="-223.8637" calcext:value-type="float">
            <text:p>-223.8637</text:p>
          </table:table-cell>
          <table:table-cell office:value-type="string" calcext:value-type="string">
            <text:p>3.225664e+00)</text:p>
          </table:table-cell>
          <table:table-cell office:value-type="string" calcext:value-type="string">
            <text:p>(-3.423298e-02</text:p>
          </table:table-cell>
          <table:table-cell office:value-type="float" office:value="10.8738" calcext:value-type="float">
            <text:p>10.8738</text:p>
          </table:table-cell>
          <table:table-cell office:value-type="string" calcext:value-type="string">
            <text:p>5.576231e-01))</text:p>
          </table:table-cell>
        </table:table-row>
        <table:table-row table:style-name="ro1">
          <table:table-cell office:value-type="float" office:value="0.0138722" calcext:value-type="float">
            <text:p>0.0138722</text:p>
          </table:table-cell>
          <table:table-cell office:value-type="string" calcext:value-type="string">
            <text:p>((6.279864e+01</text:p>
          </table:table-cell>
          <table:table-cell office:value-type="float" office:value="-4.847092E-017" calcext:value-type="float">
            <text:p>-4.847092E-17</text:p>
          </table:table-cell>
          <table:table-cell office:value-type="string" calcext:value-type="string">
            <text:p>6.691095e+02)</text:p>
          </table:table-cell>
          <table:table-cell office:value-type="string" calcext:value-type="string">
            <text:p>(1.125224e+01</text:p>
          </table:table-cell>
          <table:table-cell office:value-type="float" office:value="-7.156991E-021" calcext:value-type="float">
            <text:p>-7.156991E-21</text:p>
          </table:table-cell>
          <table:table-cell office:value-type="string" calcext:value-type="string">
            <text:p>6.817370e-01))</text:p>
          </table:table-cell>
          <table:table-cell office:value-type="string" calcext:value-type="string">
            <text:p>((-3.345548e+01</text:p>
          </table:table-cell>
          <table:table-cell office:value-type="float" office:value="-240.5541" calcext:value-type="float">
            <text:p>-240.5541</text:p>
          </table:table-cell>
          <table:table-cell office:value-type="string" calcext:value-type="string">
            <text:p>3.139932e+00)</text:p>
          </table:table-cell>
          <table:table-cell office:value-type="string" calcext:value-type="string">
            <text:p>(-3.408685e-02</text:p>
          </table:table-cell>
          <table:table-cell office:value-type="float" office:value="10.97995" calcext:value-type="float">
            <text:p>10.97995</text:p>
          </table:table-cell>
          <table:table-cell office:value-type="string" calcext:value-type="string">
            <text:p>5.626118e-01))</text:p>
          </table:table-cell>
        </table:table-row>
        <table:table-row table:style-name="ro1">
          <table:table-cell office:value-type="float" office:value="0.0146381" calcext:value-type="float">
            <text:p>0.0146381</text:p>
          </table:table-cell>
          <table:table-cell office:value-type="string" calcext:value-type="string">
            <text:p>((5.783977e+01</text:p>
          </table:table-cell>
          <table:table-cell office:value-type="float" office:value="-4.889501E-017" calcext:value-type="float">
            <text:p>-4.889501E-17</text:p>
          </table:table-cell>
          <table:table-cell office:value-type="string" calcext:value-type="string">
            <text:p>6.932507e+02)</text:p>
          </table:table-cell>
          <table:table-cell office:value-type="string" calcext:value-type="string">
            <text:p>(1.132458e+01</text:p>
          </table:table-cell>
          <table:table-cell office:value-type="float" office:value="-5.868071E-021" calcext:value-type="float">
            <text:p>-5.868071E-21</text:p>
          </table:table-cell>
          <table:table-cell office:value-type="string" calcext:value-type="string">
            <text:p>6.807479e-01))</text:p>
          </table:table-cell>
          <table:table-cell office:value-type="string" calcext:value-type="string">
            <text:p>((-3.466253e+01</text:p>
          </table:table-cell>
          <table:table-cell office:value-type="float" office:value="-271.2674" calcext:value-type="float">
            <text:p>-271.2674</text:p>
          </table:table-cell>
          <table:table-cell office:value-type="string" calcext:value-type="string">
            <text:p>2.891988e+00)</text:p>
          </table:table-cell>
          <table:table-cell office:value-type="string" calcext:value-type="string">
            <text:p>(-3.403739e-02</text:p>
          </table:table-cell>
          <table:table-cell office:value-type="float" office:value="11.05658" calcext:value-type="float">
            <text:p>11.05658</text:p>
          </table:table-cell>
          <table:table-cell office:value-type="string" calcext:value-type="string">
            <text:p>5.662288e-01))</text:p>
          </table:table-cell>
        </table:table-row>
        <table:table-row table:style-name="ro1">
          <table:table-cell office:value-type="float" office:value="0.0154041" calcext:value-type="float">
            <text:p>0.0154041</text:p>
          </table:table-cell>
          <table:table-cell office:value-type="string" calcext:value-type="string">
            <text:p>((5.399937e+01</text:p>
          </table:table-cell>
          <table:table-cell office:value-type="float" office:value="-5.040746E-017" calcext:value-type="float">
            <text:p>-5.040746E-17</text:p>
          </table:table-cell>
          <table:table-cell office:value-type="string" calcext:value-type="string">
            <text:p>7.299447e+02)</text:p>
          </table:table-cell>
          <table:table-cell office:value-type="string" calcext:value-type="string">
            <text:p>(1.132946e+01</text:p>
          </table:table-cell>
          <table:table-cell office:value-type="float" office:value="-1.769123E-021" calcext:value-type="float">
            <text:p>-1.769123E-21</text:p>
          </table:table-cell>
          <table:table-cell office:value-type="string" calcext:value-type="string">
            <text:p>6.874836e-01))</text:p>
          </table:table-cell>
          <table:table-cell office:value-type="string" calcext:value-type="string">
            <text:p>((-3.649723e+01</text:p>
          </table:table-cell>
          <table:table-cell office:value-type="float" office:value="-309.3506" calcext:value-type="float">
            <text:p>-309.3506</text:p>
          </table:table-cell>
          <table:table-cell office:value-type="string" calcext:value-type="string">
            <text:p>2.699969e+00)</text:p>
          </table:table-cell>
          <table:table-cell office:value-type="string" calcext:value-type="string">
            <text:p>(-3.437418e-02</text:p>
          </table:table-cell>
          <table:table-cell office:value-type="float" office:value="11.05698" calcext:value-type="float">
            <text:p>11.05698</text:p>
          </table:table-cell>
          <table:table-cell office:value-type="string" calcext:value-type="string">
            <text:p>5.664728e-01))</text:p>
          </table:table-cell>
        </table:table-row>
        <table:table-row table:style-name="ro1">
          <table:table-cell office:value-type="float" office:value="0.0161701" calcext:value-type="float">
            <text:p>0.0161701</text:p>
          </table:table-cell>
          <table:table-cell office:value-type="string" calcext:value-type="string">
            <text:p>((4.819752e+01</text:p>
          </table:table-cell>
          <table:table-cell office:value-type="float" office:value="-5.065377E-017" calcext:value-type="float">
            <text:p>-5.065377E-17</text:p>
          </table:table-cell>
          <table:table-cell office:value-type="string" calcext:value-type="string">
            <text:p>8.381037e+02)</text:p>
          </table:table-cell>
          <table:table-cell office:value-type="string" calcext:value-type="string">
            <text:p>(1.147195e+01</text:p>
          </table:table-cell>
          <table:table-cell office:value-type="float" office:value="-5.202467E-021" calcext:value-type="float">
            <text:p>-5.202467E-21</text:p>
          </table:table-cell>
          <table:table-cell office:value-type="string" calcext:value-type="string">
            <text:p>6.816750e-01))</text:p>
          </table:table-cell>
          <table:table-cell office:value-type="string" calcext:value-type="string">
            <text:p>((-4.190518e+01</text:p>
          </table:table-cell>
          <table:table-cell office:value-type="float" office:value="-371.9599" calcext:value-type="float">
            <text:p>-371.9599</text:p>
          </table:table-cell>
          <table:table-cell office:value-type="string" calcext:value-type="string">
            <text:p>2.409876e+00)</text:p>
          </table:table-cell>
          <table:table-cell office:value-type="string" calcext:value-type="string">
            <text:p>(-3.408375e-02</text:p>
          </table:table-cell>
          <table:table-cell office:value-type="float" office:value="11.20386" calcext:value-type="float">
            <text:p>11.20386</text:p>
          </table:table-cell>
          <table:table-cell office:value-type="string" calcext:value-type="string">
            <text:p>5.735973e-01))</text:p>
          </table:table-cell>
        </table:table-row>
        <table:table-row table:style-name="ro1">
          <table:table-cell office:value-type="float" office:value="0.0169361" calcext:value-type="float">
            <text:p>0.0169361</text:p>
          </table:table-cell>
          <table:table-cell office:value-type="string" calcext:value-type="string">
            <text:p>((5.544549e+01</text:p>
          </table:table-cell>
          <table:table-cell office:value-type="float" office:value="-4.949942E-017" calcext:value-type="float">
            <text:p>-4.949942E-17</text:p>
          </table:table-cell>
          <table:table-cell office:value-type="string" calcext:value-type="string">
            <text:p>7.181567e+02)</text:p>
          </table:table-cell>
          <table:table-cell office:value-type="string" calcext:value-type="string">
            <text:p>(1.151578e+01</text:p>
          </table:table-cell>
          <table:table-cell office:value-type="float" office:value="-3.058708E-021" calcext:value-type="float">
            <text:p>-3.058708E-21</text:p>
          </table:table-cell>
          <table:table-cell office:value-type="string" calcext:value-type="string">
            <text:p>6.716697e-01))</text:p>
          </table:table-cell>
          <table:table-cell office:value-type="string" calcext:value-type="string">
            <text:p>((-3.590784e+01</text:p>
          </table:table-cell>
          <table:table-cell office:value-type="float" office:value="-289.9258" calcext:value-type="float">
            <text:p>-289.9258</text:p>
          </table:table-cell>
          <table:table-cell office:value-type="string" calcext:value-type="string">
            <text:p>2.772274e+00)</text:p>
          </table:table-cell>
          <table:table-cell office:value-type="string" calcext:value-type="string">
            <text:p>(-3.358348e-02</text:p>
          </table:table-cell>
          <table:table-cell office:value-type="float" office:value="11.25736" calcext:value-type="float">
            <text:p>11.25736</text:p>
          </table:table-cell>
          <table:table-cell office:value-type="string" calcext:value-type="string">
            <text:p>5.757891e-01))</text:p>
          </table:table-cell>
        </table:table-row>
        <table:table-row table:style-name="ro1">
          <table:table-cell office:value-type="float" office:value="0.0177021" calcext:value-type="float">
            <text:p>0.0177021</text:p>
          </table:table-cell>
          <table:table-cell office:value-type="string" calcext:value-type="string">
            <text:p>((5.657460e+01</text:p>
          </table:table-cell>
          <table:table-cell office:value-type="float" office:value="-4.736476E-017" calcext:value-type="float">
            <text:p>-4.736476E-17</text:p>
          </table:table-cell>
          <table:table-cell office:value-type="string" calcext:value-type="string">
            <text:p>6.372110e+02)</text:p>
          </table:table-cell>
          <table:table-cell office:value-type="string" calcext:value-type="string">
            <text:p>(1.155087e+01</text:p>
          </table:table-cell>
          <table:table-cell office:value-type="float" office:value="-3.324582E-021" calcext:value-type="float">
            <text:p>-3.324582E-21</text:p>
          </table:table-cell>
          <table:table-cell office:value-type="string" calcext:value-type="string">
            <text:p>6.624669e-01))</text:p>
          </table:table-cell>
          <table:table-cell office:value-type="string" calcext:value-type="string">
            <text:p>((-3.186055e+01</text:p>
          </table:table-cell>
          <table:table-cell office:value-type="float" office:value="-250.5352" calcext:value-type="float">
            <text:p>-250.5352</text:p>
          </table:table-cell>
          <table:table-cell office:value-type="string" calcext:value-type="string">
            <text:p>2.828730e+00)</text:p>
          </table:table-cell>
          <table:table-cell office:value-type="string" calcext:value-type="string">
            <text:p>(-3.312335e-02</text:p>
          </table:table-cell>
          <table:table-cell office:value-type="float" office:value="11.30072" calcext:value-type="float">
            <text:p>11.30072</text:p>
          </table:table-cell>
          <table:table-cell office:value-type="string" calcext:value-type="string">
            <text:p>5.775434e-01))</text:p>
          </table:table-cell>
        </table:table-row>
        <table:table-row table:style-name="ro1">
          <table:table-cell office:value-type="float" office:value="0.018468" calcext:value-type="float">
            <text:p>0.018468</text:p>
          </table:table-cell>
          <table:table-cell office:value-type="string" calcext:value-type="string">
            <text:p>((5.820299e+01</text:p>
          </table:table-cell>
          <table:table-cell office:value-type="float" office:value="-4.741953E-017" calcext:value-type="float">
            <text:p>-4.741953E-17</text:p>
          </table:table-cell>
          <table:table-cell office:value-type="string" calcext:value-type="string">
            <text:p>6.782523e+02)</text:p>
          </table:table-cell>
          <table:table-cell office:value-type="string" calcext:value-type="string">
            <text:p>(1.157824e+01</text:p>
          </table:table-cell>
          <table:table-cell office:value-type="float" office:value="-3.960248E-021" calcext:value-type="float">
            <text:p>-3.960248E-21</text:p>
          </table:table-cell>
          <table:table-cell office:value-type="string" calcext:value-type="string">
            <text:p>6.502762e-01))</text:p>
          </table:table-cell>
          <table:table-cell office:value-type="string" calcext:value-type="string">
            <text:p>((-3.391261e+01</text:p>
          </table:table-cell>
          <table:table-cell office:value-type="float" office:value="-258.7962" calcext:value-type="float">
            <text:p>-258.7962</text:p>
          </table:table-cell>
          <table:table-cell office:value-type="string" calcext:value-type="string">
            <text:p>2.910150e+00)</text:p>
          </table:table-cell>
          <table:table-cell office:value-type="string" calcext:value-type="string">
            <text:p>(-3.251381e-02</text:p>
          </table:table-cell>
          <table:table-cell office:value-type="float" office:value="11.33705" calcext:value-type="float">
            <text:p>11.33705</text:p>
          </table:table-cell>
          <table:table-cell office:value-type="string" calcext:value-type="string">
            <text:p>5.789118e-01))</text:p>
          </table:table-cell>
        </table:table-row>
        <table:table-row table:style-name="ro1">
          <table:table-cell office:value-type="float" office:value="0.019234" calcext:value-type="float">
            <text:p>0.019234</text:p>
          </table:table-cell>
          <table:table-cell office:value-type="string" calcext:value-type="string">
            <text:p>((5.801637e+01</text:p>
          </table:table-cell>
          <table:table-cell office:value-type="float" office:value="-4.688409E-017" calcext:value-type="float">
            <text:p>-4.688409E-17</text:p>
          </table:table-cell>
          <table:table-cell office:value-type="string" calcext:value-type="string">
            <text:p>6.721150e+02)</text:p>
          </table:table-cell>
          <table:table-cell office:value-type="string" calcext:value-type="string">
            <text:p>(1.159581e+01</text:p>
          </table:table-cell>
          <table:table-cell office:value-type="float" office:value="-4.815582E-021" calcext:value-type="float">
            <text:p>-4.815582E-21</text:p>
          </table:table-cell>
          <table:table-cell office:value-type="string" calcext:value-type="string">
            <text:p>6.369517e-01))</text:p>
          </table:table-cell>
          <table:table-cell office:value-type="string" calcext:value-type="string">
            <text:p>((-3.360575e+01</text:p>
          </table:table-cell>
          <table:table-cell office:value-type="float" office:value="-255.0582" calcext:value-type="float">
            <text:p>-255.0582</text:p>
          </table:table-cell>
          <table:table-cell office:value-type="string" calcext:value-type="string">
            <text:p>2.900818e+00)</text:p>
          </table:table-cell>
          <table:table-cell office:value-type="string" calcext:value-type="string">
            <text:p>(-3.184758e-02</text:p>
          </table:table-cell>
          <table:table-cell office:value-type="float" office:value="11.3632" calcext:value-type="float">
            <text:p>11.3632</text:p>
          </table:table-cell>
          <table:table-cell office:value-type="string" calcext:value-type="string">
            <text:p>5.797903e-01))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string" calcext:value-type="string">
            <text:p>((5.749185e+01</text:p>
          </table:table-cell>
          <table:table-cell office:value-type="float" office:value="-4.714571E-017" calcext:value-type="float">
            <text:p>-4.714571E-17</text:p>
          </table:table-cell>
          <table:table-cell office:value-type="string" calcext:value-type="string">
            <text:p>6.638328e+02)</text:p>
          </table:table-cell>
          <table:table-cell office:value-type="string" calcext:value-type="string">
            <text:p>(1.160183e+01</text:p>
          </table:table-cell>
          <table:table-cell office:value-type="float" office:value="-4.342214E-021" calcext:value-type="float">
            <text:p>-4.342214E-21</text:p>
          </table:table-cell>
          <table:table-cell office:value-type="string" calcext:value-type="string">
            <text:p>6.230671e-01))</text:p>
          </table:table-cell>
          <table:table-cell office:value-type="string" calcext:value-type="string">
            <text:p>((-3.319164e+01</text:p>
          </table:table-cell>
          <table:table-cell office:value-type="float" office:value="-253.2644" calcext:value-type="float">
            <text:p>-253.2644</text:p>
          </table:table-cell>
          <table:table-cell office:value-type="string" calcext:value-type="string">
            <text:p>2.874592e+00)</text:p>
          </table:table-cell>
          <table:table-cell office:value-type="string" calcext:value-type="string">
            <text:p>(-3.115336e-02</text:p>
          </table:table-cell>
          <table:table-cell office:value-type="float" office:value="11.37599" calcext:value-type="float">
            <text:p>11.37599</text:p>
          </table:table-cell>
          <table:table-cell office:value-type="string" calcext:value-type="string">
            <text:p>5.800914e-01))</text:p>
          </table:table-cell>
        </table:table-row>
        <table:table-row table:style-name="ro1">
          <table:table-cell office:value-type="float" office:value="0.0208" calcext:value-type="float">
            <text:p>0.0208</text:p>
          </table:table-cell>
          <table:table-cell office:value-type="string" calcext:value-type="string">
            <text:p>((5.114948e+01</text:p>
          </table:table-cell>
          <table:table-cell office:value-type="float" office:value="-4.825106E-017" calcext:value-type="float">
            <text:p>-4.825106E-17</text:p>
          </table:table-cell>
          <table:table-cell office:value-type="string" calcext:value-type="string">
            <text:p>6.751672e+02)</text:p>
          </table:table-cell>
          <table:table-cell office:value-type="string" calcext:value-type="string">
            <text:p>(1.162383e+01</text:p>
          </table:table-cell>
          <table:table-cell office:value-type="float" office:value="-4.920019E-021" calcext:value-type="float">
            <text:p>-4.920019E-21</text:p>
          </table:table-cell>
          <table:table-cell office:value-type="string" calcext:value-type="string">
            <text:p>6.088155e-01))</text:p>
          </table:table-cell>
          <table:table-cell office:value-type="string" calcext:value-type="string">
            <text:p>((-3.375836e+01</text:p>
          </table:table-cell>
          <table:table-cell office:value-type="float" office:value="-284.9278" calcext:value-type="float">
            <text:p>-284.9278</text:p>
          </table:table-cell>
          <table:table-cell office:value-type="string" calcext:value-type="string">
            <text:p>2.557474e+00)</text:p>
          </table:table-cell>
          <table:table-cell office:value-type="string" calcext:value-type="string">
            <text:p>(-3.044077e-02</text:p>
          </table:table-cell>
          <table:table-cell office:value-type="float" office:value="11.40705" calcext:value-type="float">
            <text:p>11.40705</text:p>
          </table:table-cell>
          <table:table-cell office:value-type="string" calcext:value-type="string">
            <text:p>5.811914e-01))</text:p>
          </table:table-cell>
        </table:table-row>
        <table:table-row table:style-name="ro1">
          <table:table-cell office:value-type="float" office:value="0.0216" calcext:value-type="float">
            <text:p>0.0216</text:p>
          </table:table-cell>
          <table:table-cell office:value-type="string" calcext:value-type="string">
            <text:p>((5.643518e+01</text:p>
          </table:table-cell>
          <table:table-cell office:value-type="float" office:value="-4.72872E-017" calcext:value-type="float">
            <text:p>-4.72872E-17</text:p>
          </table:table-cell>
          <table:table-cell office:value-type="string" calcext:value-type="string">
            <text:p>6.762099e+02)</text:p>
          </table:table-cell>
          <table:table-cell office:value-type="string" calcext:value-type="string">
            <text:p>(1.161735e+01</text:p>
          </table:table-cell>
          <table:table-cell office:value-type="float" office:value="-5.785248E-021" calcext:value-type="float">
            <text:p>-5.785248E-21</text:p>
          </table:table-cell>
          <table:table-cell office:value-type="string" calcext:value-type="string">
            <text:p>5.919117e-01))</text:p>
          </table:table-cell>
          <table:table-cell office:value-type="string" calcext:value-type="string">
            <text:p>((-3.381050e+01</text:p>
          </table:table-cell>
          <table:table-cell office:value-type="float" office:value="-262.3266" calcext:value-type="float">
            <text:p>-262.3266</text:p>
          </table:table-cell>
          <table:table-cell office:value-type="string" calcext:value-type="string">
            <text:p>2.821759e+00)</text:p>
          </table:table-cell>
          <table:table-cell office:value-type="string" calcext:value-type="string">
            <text:p>(-2.959558e-02</text:p>
          </table:table-cell>
          <table:table-cell office:value-type="float" office:value="11.40916" calcext:value-type="float">
            <text:p>11.40916</text:p>
          </table:table-cell>
          <table:table-cell office:value-type="string" calcext:value-type="string">
            <text:p>5.808676e-01))</text:p>
          </table:table-cell>
        </table:table-row>
        <table:table-row table:style-name="ro1">
          <table:table-cell office:value-type="float" office:value="0.0224" calcext:value-type="float">
            <text:p>0.0224</text:p>
          </table:table-cell>
          <table:table-cell office:value-type="string" calcext:value-type="string">
            <text:p>((5.475147e+01</text:p>
          </table:table-cell>
          <table:table-cell office:value-type="float" office:value="-4.765055E-017" calcext:value-type="float">
            <text:p>-4.765055E-17</text:p>
          </table:table-cell>
          <table:table-cell office:value-type="string" calcext:value-type="string">
            <text:p>6.969526e+02)</text:p>
          </table:table-cell>
          <table:table-cell office:value-type="string" calcext:value-type="string">
            <text:p>(1.160005e+01</text:p>
          </table:table-cell>
          <table:table-cell office:value-type="float" office:value="-6.448632E-021" calcext:value-type="float">
            <text:p>-6.448632E-21</text:p>
          </table:table-cell>
          <table:table-cell office:value-type="string" calcext:value-type="string">
            <text:p>5.742486e-01))</text:p>
          </table:table-cell>
          <table:table-cell office:value-type="string" calcext:value-type="string">
            <text:p>((-3.484763e+01</text:p>
          </table:table-cell>
          <table:table-cell office:value-type="float" office:value="-278.7443" calcext:value-type="float">
            <text:p>-278.7443</text:p>
          </table:table-cell>
          <table:table-cell office:value-type="string" calcext:value-type="string">
            <text:p>2.737574e+00)</text:p>
          </table:table-cell>
          <table:table-cell office:value-type="string" calcext:value-type="string">
            <text:p>(-2.871243e-02</text:p>
          </table:table-cell>
          <table:table-cell office:value-type="float" office:value="11.39991" calcext:value-type="float">
            <text:p>11.39991</text:p>
          </table:table-cell>
          <table:table-cell office:value-type="string" calcext:value-type="string">
            <text:p>5.800025e-01))</text:p>
          </table:table-cell>
        </table:table-row>
        <table:table-row table:style-name="ro1">
          <table:table-cell office:value-type="float" office:value="0.0232" calcext:value-type="float">
            <text:p>0.0232</text:p>
          </table:table-cell>
          <table:table-cell office:value-type="string" calcext:value-type="string">
            <text:p>((5.603135e+01</text:p>
          </table:table-cell>
          <table:table-cell office:value-type="float" office:value="-4.701993E-017" calcext:value-type="float">
            <text:p>-4.701993E-17</text:p>
          </table:table-cell>
          <table:table-cell office:value-type="string" calcext:value-type="string">
            <text:p>6.590667e+02)</text:p>
          </table:table-cell>
          <table:table-cell office:value-type="string" calcext:value-type="string">
            <text:p>(1.157125e+01</text:p>
          </table:table-cell>
          <table:table-cell office:value-type="float" office:value="-6.644442E-021" calcext:value-type="float">
            <text:p>-6.644442E-21</text:p>
          </table:table-cell>
          <table:table-cell office:value-type="string" calcext:value-type="string">
            <text:p>5.563583e-01))</text:p>
          </table:table-cell>
          <table:table-cell office:value-type="string" calcext:value-type="string">
            <text:p>((-3.295334e+01</text:p>
          </table:table-cell>
          <table:table-cell office:value-type="float" office:value="-255.2193" calcext:value-type="float">
            <text:p>-255.2193</text:p>
          </table:table-cell>
          <table:table-cell office:value-type="string" calcext:value-type="string">
            <text:p>2.801567e+00)</text:p>
          </table:table-cell>
          <table:table-cell office:value-type="string" calcext:value-type="string">
            <text:p>(-2.781791e-02</text:p>
          </table:table-cell>
          <table:table-cell office:value-type="float" office:value="11.3763" calcext:value-type="float">
            <text:p>11.3763</text:p>
          </table:table-cell>
          <table:table-cell office:value-type="string" calcext:value-type="string">
            <text:p>5.785624e-01))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string" calcext:value-type="string">
            <text:p>((4.823724e+01</text:p>
          </table:table-cell>
          <table:table-cell office:value-type="float" office:value="-4.862238E-017" calcext:value-type="float">
            <text:p>-4.862238E-17</text:p>
          </table:table-cell>
          <table:table-cell office:value-type="string" calcext:value-type="string">
            <text:p>6.936310e+02)</text:p>
          </table:table-cell>
          <table:table-cell office:value-type="string" calcext:value-type="string">
            <text:p>(1.155456e+01</text:p>
          </table:table-cell>
          <table:table-cell office:value-type="float" office:value="-7.676579E-021" calcext:value-type="float">
            <text:p>-7.676579E-21</text:p>
          </table:table-cell>
          <table:table-cell office:value-type="string" calcext:value-type="string">
            <text:p>5.384753e-01))</text:p>
          </table:table-cell>
          <table:table-cell office:value-type="string" calcext:value-type="string">
            <text:p>((-3.468155e+01</text:p>
          </table:table-cell>
          <table:table-cell office:value-type="float" office:value="-300.1305" calcext:value-type="float">
            <text:p>-300.1305</text:p>
          </table:table-cell>
          <table:table-cell office:value-type="string" calcext:value-type="string">
            <text:p>2.411862e+00)</text:p>
          </table:table-cell>
          <table:table-cell office:value-type="string" calcext:value-type="string">
            <text:p>(-2.692376e-02</text:p>
          </table:table-cell>
          <table:table-cell office:value-type="float" office:value="11.36775" calcext:value-type="float">
            <text:p>11.36775</text:p>
          </table:table-cell>
          <table:table-cell office:value-type="string" calcext:value-type="string">
            <text:p>5.777281e-01))</text:p>
          </table:table-cell>
        </table:table-row>
        <table:table-row table:style-name="ro1">
          <table:table-cell office:value-type="float" office:value="0.0248" calcext:value-type="float">
            <text:p>0.0248</text:p>
          </table:table-cell>
          <table:table-cell office:value-type="string" calcext:value-type="string">
            <text:p>((5.413235e+01</text:p>
          </table:table-cell>
          <table:table-cell office:value-type="float" office:value="-4.796362E-017" calcext:value-type="float">
            <text:p>-4.796362E-17</text:p>
          </table:table-cell>
          <table:table-cell office:value-type="string" calcext:value-type="string">
            <text:p>6.838204e+02)</text:p>
          </table:table-cell>
          <table:table-cell office:value-type="string" calcext:value-type="string">
            <text:p>(1.151581e+01</text:p>
          </table:table-cell>
          <table:table-cell office:value-type="float" office:value="-6.589003E-021" calcext:value-type="float">
            <text:p>-6.589003E-21</text:p>
          </table:table-cell>
          <table:table-cell office:value-type="string" calcext:value-type="string">
            <text:p>5.181418e-01))</text:p>
          </table:table-cell>
          <table:table-cell office:value-type="string" calcext:value-type="string">
            <text:p>((-3.419102e+01</text:p>
          </table:table-cell>
          <table:table-cell office:value-type="float" office:value="-273.7547" calcext:value-type="float">
            <text:p>-273.7547</text:p>
          </table:table-cell>
          <table:table-cell office:value-type="string" calcext:value-type="string">
            <text:p>2.706618e+00)</text:p>
          </table:table-cell>
          <table:table-cell office:value-type="string" calcext:value-type="string">
            <text:p>(-2.590709e-02</text:p>
          </table:table-cell>
          <table:table-cell office:value-type="float" office:value="11.33614" calcext:value-type="float">
            <text:p>11.33614</text:p>
          </table:table-cell>
          <table:table-cell office:value-type="string" calcext:value-type="string">
            <text:p>5.757906e-01))</text:p>
          </table:table-cell>
        </table:table-row>
        <table:table-row table:style-name="ro1">
          <table:table-cell office:value-type="float" office:value="0.0256" calcext:value-type="float">
            <text:p>0.0256</text:p>
          </table:table-cell>
          <table:table-cell office:value-type="string" calcext:value-type="string">
            <text:p>((5.368848e+01</text:p>
          </table:table-cell>
          <table:table-cell office:value-type="float" office:value="-4.797661E-017" calcext:value-type="float">
            <text:p>-4.797661E-17</text:p>
          </table:table-cell>
          <table:table-cell office:value-type="string" calcext:value-type="string">
            <text:p>6.917495e+02)</text:p>
          </table:table-cell>
          <table:table-cell office:value-type="string" calcext:value-type="string">
            <text:p>(1.147070e+01</text:p>
          </table:table-cell>
          <table:table-cell office:value-type="float" office:value="-4.824634E-021" calcext:value-type="float">
            <text:p>-4.824634E-21</text:p>
          </table:table-cell>
          <table:table-cell office:value-type="string" calcext:value-type="string">
            <text:p>5.001921e-01))</text:p>
          </table:table-cell>
          <table:table-cell office:value-type="string" calcext:value-type="string">
            <text:p>((-3.458748e+01</text:p>
          </table:table-cell>
          <table:table-cell office:value-type="float" office:value="-278.7289" calcext:value-type="float">
            <text:p>-278.7289</text:p>
          </table:table-cell>
          <table:table-cell office:value-type="string" calcext:value-type="string">
            <text:p>2.684424e+00)</text:p>
          </table:table-cell>
          <table:table-cell office:value-type="string" calcext:value-type="string">
            <text:p>(-2.500961e-02</text:p>
          </table:table-cell>
          <table:table-cell office:value-type="float" office:value="11.29488" calcext:value-type="float">
            <text:p>11.29488</text:p>
          </table:table-cell>
          <table:table-cell office:value-type="string" calcext:value-type="string">
            <text:p>5.735348e-01))</text:p>
          </table:table-cell>
        </table:table-row>
        <table:table-row table:style-name="ro1">
          <table:table-cell office:value-type="float" office:value="0.0264" calcext:value-type="float">
            <text:p>0.0264</text:p>
          </table:table-cell>
          <table:table-cell office:value-type="string" calcext:value-type="string">
            <text:p>((5.217103e+01</text:p>
          </table:table-cell>
          <table:table-cell office:value-type="float" office:value="-4.834853E-017" calcext:value-type="float">
            <text:p>-4.834853E-17</text:p>
          </table:table-cell>
          <table:table-cell office:value-type="string" calcext:value-type="string">
            <text:p>7.033810e+02)</text:p>
          </table:table-cell>
          <table:table-cell office:value-type="string" calcext:value-type="string">
            <text:p>(1.143900e+01</text:p>
          </table:table-cell>
          <table:table-cell office:value-type="float" office:value="-5.902407E-021" calcext:value-type="float">
            <text:p>-5.902407E-21</text:p>
          </table:table-cell>
          <table:table-cell office:value-type="string" calcext:value-type="string">
            <text:p>4.744323e-01))</text:p>
          </table:table-cell>
          <table:table-cell office:value-type="string" calcext:value-type="string">
            <text:p>((-3.516905e+01</text:p>
          </table:table-cell>
          <table:table-cell office:value-type="float" office:value="-290.2565" calcext:value-type="float">
            <text:p>-290.2565</text:p>
          </table:table-cell>
          <table:table-cell office:value-type="string" calcext:value-type="string">
            <text:p>2.608551e+00)</text:p>
          </table:table-cell>
          <table:table-cell office:value-type="string" calcext:value-type="string">
            <text:p>(-2.372162e-02</text:p>
          </table:table-cell>
          <table:table-cell office:value-type="float" office:value="11.2724" calcext:value-type="float">
            <text:p>11.2724</text:p>
          </table:table-cell>
          <table:table-cell office:value-type="string" calcext:value-type="string">
            <text:p>5.719498e-01))</text:p>
          </table:table-cell>
        </table:table-row>
        <table:table-row table:style-name="ro1">
          <table:table-cell office:value-type="float" office:value="0.0272" calcext:value-type="float">
            <text:p>0.0272</text:p>
          </table:table-cell>
          <table:table-cell office:value-type="string" calcext:value-type="string">
            <text:p>((5.064232e+01</text:p>
          </table:table-cell>
          <table:table-cell office:value-type="float" office:value="-4.823314E-017" calcext:value-type="float">
            <text:p>-4.823314E-17</text:p>
          </table:table-cell>
          <table:table-cell office:value-type="string" calcext:value-type="string">
            <text:p>6.429992e+02)</text:p>
          </table:table-cell>
          <table:table-cell office:value-type="string" calcext:value-type="string">
            <text:p>(1.140329e+01</text:p>
          </table:table-cell>
          <table:table-cell office:value-type="float" office:value="-7.385509E-021" calcext:value-type="float">
            <text:p>-7.385509E-21</text:p>
          </table:table-cell>
          <table:table-cell office:value-type="string" calcext:value-type="string">
            <text:p>4.592934e-01))</text:p>
          </table:table-cell>
          <table:table-cell office:value-type="string" calcext:value-type="string">
            <text:p>((-3.214996e+01</text:p>
          </table:table-cell>
          <table:table-cell office:value-type="float" office:value="-262.6812" calcext:value-type="float">
            <text:p>-262.6812</text:p>
          </table:table-cell>
          <table:table-cell office:value-type="string" calcext:value-type="string">
            <text:p>2.532116e+00)</text:p>
          </table:table-cell>
          <table:table-cell office:value-type="string" calcext:value-type="string">
            <text:p>(-2.296467e-02</text:p>
          </table:table-cell>
          <table:table-cell office:value-type="float" office:value="11.23918" calcext:value-type="float">
            <text:p>11.23918</text:p>
          </table:table-cell>
          <table:table-cell office:value-type="string" calcext:value-type="string">
            <text:p>5.701644e-01))</text:p>
          </table:table-cell>
        </table:table-row>
        <table:table-row table:style-name="ro1">
          <table:table-cell office:value-type="float" office:value="0.028" calcext:value-type="float">
            <text:p>0.028</text:p>
          </table:table-cell>
          <table:table-cell office:value-type="string" calcext:value-type="string">
            <text:p>((4.956530e+01</text:p>
          </table:table-cell>
          <table:table-cell office:value-type="float" office:value="-4.90676E-017" calcext:value-type="float">
            <text:p>-4.90676E-17</text:p>
          </table:table-cell>
          <table:table-cell office:value-type="string" calcext:value-type="string">
            <text:p>7.340359e+02)</text:p>
          </table:table-cell>
          <table:table-cell office:value-type="string" calcext:value-type="string">
            <text:p>(1.138431e+01</text:p>
          </table:table-cell>
          <table:table-cell office:value-type="float" office:value="-6.010229E-021" calcext:value-type="float">
            <text:p>-6.010229E-21</text:p>
          </table:table-cell>
          <table:table-cell office:value-type="string" calcext:value-type="string">
            <text:p>4.352982e-01))</text:p>
          </table:table-cell>
          <table:table-cell office:value-type="string" calcext:value-type="string">
            <text:p>((-3.670180e+01</text:p>
          </table:table-cell>
          <table:table-cell office:value-type="float" office:value="-314.2896" calcext:value-type="float">
            <text:p>-314.2896</text:p>
          </table:table-cell>
          <table:table-cell office:value-type="string" calcext:value-type="string">
            <text:p>2.478265e+00)</text:p>
          </table:table-cell>
          <table:table-cell office:value-type="string" calcext:value-type="string">
            <text:p>(-2.176491e-02</text:p>
          </table:table-cell>
          <table:table-cell office:value-type="float" office:value="11.23023" calcext:value-type="float">
            <text:p>11.23023</text:p>
          </table:table-cell>
          <table:table-cell office:value-type="string" calcext:value-type="string">
            <text:p>5.692153e-01))</text:p>
          </table:table-cell>
        </table:table-row>
        <table:table-row table:style-name="ro1">
          <table:table-cell office:value-type="float" office:value="0.0288" calcext:value-type="float">
            <text:p>0.0288</text:p>
          </table:table-cell>
          <table:table-cell office:value-type="string" calcext:value-type="string">
            <text:p>((5.315547e+01</text:p>
          </table:table-cell>
          <table:table-cell office:value-type="float" office:value="-4.799202E-017" calcext:value-type="float">
            <text:p>-4.799202E-17</text:p>
          </table:table-cell>
          <table:table-cell office:value-type="string" calcext:value-type="string">
            <text:p>6.848027e+02)</text:p>
          </table:table-cell>
          <table:table-cell office:value-type="string" calcext:value-type="string">
            <text:p>(1.135039e+01</text:p>
          </table:table-cell>
          <table:table-cell office:value-type="float" office:value="-3.419053E-021" calcext:value-type="float">
            <text:p>-3.419053E-21</text:p>
          </table:table-cell>
          <table:table-cell office:value-type="string" calcext:value-type="string">
            <text:p>4.186283e-01))</text:p>
          </table:table-cell>
          <table:table-cell office:value-type="string" calcext:value-type="string">
            <text:p>((-3.424014e+01</text:p>
          </table:table-cell>
          <table:table-cell office:value-type="float" office:value="-276.8887" calcext:value-type="float">
            <text:p>-276.8887</text:p>
          </table:table-cell>
          <table:table-cell office:value-type="string" calcext:value-type="string">
            <text:p>2.657773e+00)</text:p>
          </table:table-cell>
          <table:table-cell office:value-type="string" calcext:value-type="string">
            <text:p>(-2.093141e-02</text:p>
          </table:table-cell>
          <table:table-cell office:value-type="float" office:value="11.19957" calcext:value-type="float">
            <text:p>11.19957</text:p>
          </table:table-cell>
          <table:table-cell office:value-type="string" calcext:value-type="string">
            <text:p>5.675194e-01))</text:p>
          </table:table-cell>
        </table:table-row>
        <table:table-row table:style-name="ro1">
          <table:table-cell office:value-type="float" office:value="0.0296" calcext:value-type="float">
            <text:p>0.0296</text:p>
          </table:table-cell>
          <table:table-cell office:value-type="string" calcext:value-type="string">
            <text:p>((4.856317e+01</text:p>
          </table:table-cell>
          <table:table-cell office:value-type="float" office:value="-4.906291E-017" calcext:value-type="float">
            <text:p>-4.906291E-17</text:p>
          </table:table-cell>
          <table:table-cell office:value-type="string" calcext:value-type="string">
            <text:p>7.451063e+02)</text:p>
          </table:table-cell>
          <table:table-cell office:value-type="string" calcext:value-type="string">
            <text:p>(1.134695e+01</text:p>
          </table:table-cell>
          <table:table-cell office:value-type="float" office:value="-2.974074E-021" calcext:value-type="float">
            <text:p>-2.974074E-21</text:p>
          </table:table-cell>
          <table:table-cell office:value-type="string" calcext:value-type="string">
            <text:p>3.916383e-01))</text:p>
          </table:table-cell>
          <table:table-cell office:value-type="string" calcext:value-type="string">
            <text:p>((-3.725532e+01</text:p>
          </table:table-cell>
          <table:table-cell office:value-type="float" office:value="-322.0391" calcext:value-type="float">
            <text:p>-322.0391</text:p>
          </table:table-cell>
          <table:table-cell office:value-type="string" calcext:value-type="string">
            <text:p>2.428159e+00)</text:p>
          </table:table-cell>
          <table:table-cell office:value-type="string" calcext:value-type="string">
            <text:p>(-1.958191e-02</text:p>
          </table:table-cell>
          <table:table-cell office:value-type="float" office:value="11.20893" calcext:value-type="float">
            <text:p>11.20893</text:p>
          </table:table-cell>
          <table:table-cell office:value-type="string" calcext:value-type="string">
            <text:p>5.673474e-01))</text:p>
          </table:table-cell>
        </table:table-row>
        <table:table-row table:style-name="ro1">
          <table:table-cell office:value-type="float" office:value="0.0304" calcext:value-type="float">
            <text:p>0.0304</text:p>
          </table:table-cell>
          <table:table-cell office:value-type="string" calcext:value-type="string">
            <text:p>((4.856297e+01</text:p>
          </table:table-cell>
          <table:table-cell office:value-type="float" office:value="-4.85332E-017" calcext:value-type="float">
            <text:p>-4.85332E-17</text:p>
          </table:table-cell>
          <table:table-cell office:value-type="string" calcext:value-type="string">
            <text:p>6.456953e+02)</text:p>
          </table:table-cell>
          <table:table-cell office:value-type="string" calcext:value-type="string">
            <text:p>(1.132359e+01</text:p>
          </table:table-cell>
          <table:table-cell office:value-type="float" office:value="-2.208851E-021" calcext:value-type="float">
            <text:p>-2.208851E-21</text:p>
          </table:table-cell>
          <table:table-cell office:value-type="string" calcext:value-type="string">
            <text:p>3.808626e-01))</text:p>
          </table:table-cell>
          <table:table-cell office:value-type="string" calcext:value-type="string">
            <text:p>((-3.228477e+01</text:p>
          </table:table-cell>
          <table:table-cell office:value-type="float" office:value="-268.0528" calcext:value-type="float">
            <text:p>-268.0528</text:p>
          </table:table-cell>
          <table:table-cell office:value-type="string" calcext:value-type="string">
            <text:p>2.428149e+00)</text:p>
          </table:table-cell>
          <table:table-cell office:value-type="string" calcext:value-type="string">
            <text:p>(-1.904313e-02</text:p>
          </table:table-cell>
          <table:table-cell office:value-type="float" office:value="11.18706" calcext:value-type="float">
            <text:p>11.18706</text:p>
          </table:table-cell>
          <table:table-cell office:value-type="string" calcext:value-type="string">
            <text:p>5.661796e-01))</text:p>
          </table:table-cell>
        </table:table-row>
        <table:table-row table:style-name="ro1">
          <table:table-cell office:value-type="float" office:value="0.0312" calcext:value-type="float">
            <text:p>0.0312</text:p>
          </table:table-cell>
          <table:table-cell office:value-type="string" calcext:value-type="string">
            <text:p>((4.897672e+01</text:p>
          </table:table-cell>
          <table:table-cell office:value-type="float" office:value="-4.90542E-017" calcext:value-type="float">
            <text:p>-4.90542E-17</text:p>
          </table:table-cell>
          <table:table-cell office:value-type="string" calcext:value-type="string">
            <text:p>7.341800e+02)</text:p>
          </table:table-cell>
          <table:table-cell office:value-type="string" calcext:value-type="string">
            <text:p>(1.131828e+01</text:p>
          </table:table-cell>
          <table:table-cell office:value-type="float" office:value="-8.474163E-022" calcext:value-type="float">
            <text:p>-8.474163E-22</text:p>
          </table:table-cell>
          <table:table-cell office:value-type="string" calcext:value-type="string">
            <text:p>3.634770e-01))</text:p>
          </table:table-cell>
          <table:table-cell office:value-type="string" calcext:value-type="string">
            <text:p>((-3.670900e+01</text:p>
          </table:table-cell>
          <table:table-cell office:value-type="float" office:value="-315.6363" calcext:value-type="float">
            <text:p>-315.6363</text:p>
          </table:table-cell>
          <table:table-cell office:value-type="string" calcext:value-type="string">
            <text:p>2.448836e+00)</text:p>
          </table:table-cell>
          <table:table-cell office:value-type="string" calcext:value-type="string">
            <text:p>(-1.817385e-02</text:p>
          </table:table-cell>
          <table:table-cell office:value-type="float" office:value="11.18928" calcext:value-type="float">
            <text:p>11.18928</text:p>
          </table:table-cell>
          <table:table-cell office:value-type="string" calcext:value-type="string">
            <text:p>5.659141e-01))</text:p>
          </table:table-cell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string" calcext:value-type="string">
            <text:p>((4.942692e+01</text:p>
          </table:table-cell>
          <table:table-cell office:value-type="float" office:value="-4.865197E-017" calcext:value-type="float">
            <text:p>-4.865197E-17</text:p>
          </table:table-cell>
          <table:table-cell office:value-type="string" calcext:value-type="string">
            <text:p>7.238518e+02)</text:p>
          </table:table-cell>
          <table:table-cell office:value-type="string" calcext:value-type="string">
            <text:p>(1.130480e+01</text:p>
          </table:table-cell>
          <table:table-cell office:value-type="float" office:value="3.296653E-022" calcext:value-type="float">
            <text:p>3.296653E-22</text:p>
          </table:table-cell>
          <table:table-cell office:value-type="string" calcext:value-type="string">
            <text:p>3.492589e-01))</text:p>
          </table:table-cell>
          <table:table-cell office:value-type="string" calcext:value-type="string">
            <text:p>((-3.619259e+01</text:p>
          </table:table-cell>
          <table:table-cell office:value-type="float" office:value="-307.2231" calcext:value-type="float">
            <text:p>-307.2231</text:p>
          </table:table-cell>
          <table:table-cell office:value-type="string" calcext:value-type="string">
            <text:p>2.471346e+00)</text:p>
          </table:table-cell>
          <table:table-cell office:value-type="string" calcext:value-type="string">
            <text:p>(-1.746295e-02</text:p>
          </table:table-cell>
          <table:table-cell office:value-type="float" office:value="11.18125" calcext:value-type="float">
            <text:p>11.18125</text:p>
          </table:table-cell>
          <table:table-cell office:value-type="string" calcext:value-type="string">
            <text:p>5.652402e-01))</text:p>
          </table:table-cell>
        </table:table-row>
        <table:table-row table:style-name="ro1">
          <table:table-cell office:value-type="float" office:value="0.0328" calcext:value-type="float">
            <text:p>0.0328</text:p>
          </table:table-cell>
          <table:table-cell office:value-type="string" calcext:value-type="string">
            <text:p>((4.871806e+01</text:p>
          </table:table-cell>
          <table:table-cell office:value-type="float" office:value="-4.886418E-017" calcext:value-type="float">
            <text:p>-4.886418E-17</text:p>
          </table:table-cell>
          <table:table-cell office:value-type="string" calcext:value-type="string">
            <text:p>7.329104e+02)</text:p>
          </table:table-cell>
          <table:table-cell office:value-type="string" calcext:value-type="string">
            <text:p>(1.130003e+01</text:p>
          </table:table-cell>
          <table:table-cell office:value-type="float" office:value="3.621629E-021" calcext:value-type="float">
            <text:p>3.621629E-21</text:p>
          </table:table-cell>
          <table:table-cell office:value-type="string" calcext:value-type="string">
            <text:p>3.310827e-01))</text:p>
          </table:table-cell>
          <table:table-cell office:value-type="string" calcext:value-type="string">
            <text:p>((-3.664552e+01</text:p>
          </table:table-cell>
          <table:table-cell office:value-type="float" office:value="-314.5015" calcext:value-type="float">
            <text:p>-314.5015</text:p>
          </table:table-cell>
          <table:table-cell office:value-type="string" calcext:value-type="string">
            <text:p>2.435903e+00)</text:p>
          </table:table-cell>
          <table:table-cell office:value-type="string" calcext:value-type="string">
            <text:p>(-1.655414e-02</text:p>
          </table:table-cell>
          <table:table-cell office:value-type="float" office:value="11.18487" calcext:value-type="float">
            <text:p>11.18487</text:p>
          </table:table-cell>
          <table:table-cell office:value-type="string" calcext:value-type="string">
            <text:p>5.650016e-01))</text:p>
          </table:table-cell>
        </table:table-row>
        <table:table-row table:style-name="ro1">
          <table:table-cell office:value-type="float" office:value="0.0336" calcext:value-type="float">
            <text:p>0.0336</text:p>
          </table:table-cell>
          <table:table-cell office:value-type="string" calcext:value-type="string">
            <text:p>((4.435186e+01</text:p>
          </table:table-cell>
          <table:table-cell office:value-type="float" office:value="-4.919388E-017" calcext:value-type="float">
            <text:p>-4.919388E-17</text:p>
          </table:table-cell>
          <table:table-cell office:value-type="string" calcext:value-type="string">
            <text:p>6.761297e+02)</text:p>
          </table:table-cell>
          <table:table-cell office:value-type="string" calcext:value-type="string">
            <text:p>(1.129197e+01</text:p>
          </table:table-cell>
          <table:table-cell office:value-type="float" office:value="2.155912E-021" calcext:value-type="float">
            <text:p>2.155912E-21</text:p>
          </table:table-cell>
          <table:table-cell office:value-type="string" calcext:value-type="string">
            <text:p>3.245142e-01))</text:p>
          </table:table-cell>
          <table:table-cell office:value-type="string" calcext:value-type="string">
            <text:p>((-3.380648e+01</text:p>
          </table:table-cell>
          <table:table-cell office:value-type="float" office:value="-293.2968" calcext:value-type="float">
            <text:p>-293.2968</text:p>
          </table:table-cell>
          <table:table-cell office:value-type="string" calcext:value-type="string">
            <text:p>2.217593e+00)</text:p>
          </table:table-cell>
          <table:table-cell office:value-type="string" calcext:value-type="string">
            <text:p>(-1.622571e-02</text:p>
          </table:table-cell>
          <table:table-cell office:value-type="float" office:value="11.17875" calcext:value-type="float">
            <text:p>11.17875</text:p>
          </table:table-cell>
          <table:table-cell office:value-type="string" calcext:value-type="string">
            <text:p>5.645984e-01))</text:p>
          </table:table-cell>
        </table:table-row>
        <table:table-row table:style-name="ro1">
          <table:table-cell office:value-type="float" office:value="0.0344" calcext:value-type="float">
            <text:p>0.0344</text:p>
          </table:table-cell>
          <table:table-cell office:value-type="string" calcext:value-type="string">
            <text:p>((4.836899e+01</text:p>
          </table:table-cell>
          <table:table-cell office:value-type="float" office:value="-4.875021E-017" calcext:value-type="float">
            <text:p>-4.875021E-17</text:p>
          </table:table-cell>
          <table:table-cell office:value-type="string" calcext:value-type="string">
            <text:p>7.369711e+02)</text:p>
          </table:table-cell>
          <table:table-cell office:value-type="string" calcext:value-type="string">
            <text:p>(1.127687e+01</text:p>
          </table:table-cell>
          <table:table-cell office:value-type="float" office:value="2.602258E-021" calcext:value-type="float">
            <text:p>2.602258E-21</text:p>
          </table:table-cell>
          <table:table-cell office:value-type="string" calcext:value-type="string">
            <text:p>3.154524e-01))</text:p>
          </table:table-cell>
          <table:table-cell office:value-type="string" calcext:value-type="string">
            <text:p>((-3.684855e+01</text:p>
          </table:table-cell>
          <table:table-cell office:value-type="float" office:value="-317.7355" calcext:value-type="float">
            <text:p>-317.7355</text:p>
          </table:table-cell>
          <table:table-cell office:value-type="string" calcext:value-type="string">
            <text:p>2.418450e+00)</text:p>
          </table:table-cell>
          <table:table-cell office:value-type="string" calcext:value-type="string">
            <text:p>(-1.577262e-02</text:p>
          </table:table-cell>
          <table:table-cell office:value-type="float" office:value="11.1671" calcext:value-type="float">
            <text:p>11.1671</text:p>
          </table:table-cell>
          <table:table-cell office:value-type="string" calcext:value-type="string">
            <text:p>5.638435e-01))</text:p>
          </table:table-cell>
        </table:table-row>
        <table:table-row table:style-name="ro1">
          <table:table-cell office:value-type="float" office:value="0.0352" calcext:value-type="float">
            <text:p>0.0352</text:p>
          </table:table-cell>
          <table:table-cell office:value-type="string" calcext:value-type="string">
            <text:p>((4.698828e+01</text:p>
          </table:table-cell>
          <table:table-cell office:value-type="float" office:value="-4.896596E-017" calcext:value-type="float">
            <text:p>-4.896596E-17</text:p>
          </table:table-cell>
          <table:table-cell office:value-type="string" calcext:value-type="string">
            <text:p>7.430199e+02)</text:p>
          </table:table-cell>
          <table:table-cell office:value-type="string" calcext:value-type="string">
            <text:p>(1.125576e+01</text:p>
          </table:table-cell>
          <table:table-cell office:value-type="float" office:value="4.584801E-021" calcext:value-type="float">
            <text:p>4.584801E-21</text:p>
          </table:table-cell>
          <table:table-cell office:value-type="string" calcext:value-type="string">
            <text:p>3.063436e-01))</text:p>
          </table:table-cell>
          <table:table-cell office:value-type="string" calcext:value-type="string">
            <text:p>((-3.715100e+01</text:p>
          </table:table-cell>
          <table:table-cell office:value-type="float" office:value="-323.6193" calcext:value-type="float">
            <text:p>-323.6193</text:p>
          </table:table-cell>
          <table:table-cell office:value-type="string" calcext:value-type="string">
            <text:p>2.349414e+00)</text:p>
          </table:table-cell>
          <table:table-cell office:value-type="string" calcext:value-type="string">
            <text:p>(-1.531718e-02</text:p>
          </table:table-cell>
          <table:table-cell office:value-type="float" office:value="11.14988" calcext:value-type="float">
            <text:p>11.14988</text:p>
          </table:table-cell>
          <table:table-cell office:value-type="string" calcext:value-type="string">
            <text:p>5.627882e-01))</text:p>
          </table:table-cell>
        </table:table-row>
        <table:table-row table:style-name="ro1">
          <table:table-cell office:value-type="float" office:value="0.036" calcext:value-type="float">
            <text:p>0.036</text:p>
          </table:table-cell>
          <table:table-cell office:value-type="string" calcext:value-type="string">
            <text:p>((4.680393e+01</text:p>
          </table:table-cell>
          <table:table-cell office:value-type="float" office:value="-4.945194E-017" calcext:value-type="float">
            <text:p>-4.945194E-17</text:p>
          </table:table-cell>
          <table:table-cell office:value-type="string" calcext:value-type="string">
            <text:p>7.476539e+02)</text:p>
          </table:table-cell>
          <table:table-cell office:value-type="string" calcext:value-type="string">
            <text:p>(1.123298e+01</text:p>
          </table:table-cell>
          <table:table-cell office:value-type="float" office:value="3.627849E-021" calcext:value-type="float">
            <text:p>3.627849E-21</text:p>
          </table:table-cell>
          <table:table-cell office:value-type="string" calcext:value-type="string">
            <text:p>2.896001e-01))</text:p>
          </table:table-cell>
          <table:table-cell office:value-type="string" calcext:value-type="string">
            <text:p>((-3.738269e+01</text:p>
          </table:table-cell>
          <table:table-cell office:value-type="float" office:value="-326.2144" calcext:value-type="float">
            <text:p>-326.2144</text:p>
          </table:table-cell>
          <table:table-cell office:value-type="string" calcext:value-type="string">
            <text:p>2.340197e+00)</text:p>
          </table:table-cell>
          <table:table-cell office:value-type="string" calcext:value-type="string">
            <text:p>(-1.448000e-02</text:p>
          </table:table-cell>
          <table:table-cell office:value-type="float" office:value="11.13676" calcext:value-type="float">
            <text:p>11.13676</text:p>
          </table:table-cell>
          <table:table-cell office:value-type="string" calcext:value-type="string">
            <text:p>5.616489e-01))</text:p>
          </table:table-cell>
        </table:table-row>
        <table:table-row table:style-name="ro1">
          <table:table-cell office:value-type="float" office:value="0.0368" calcext:value-type="float">
            <text:p>0.0368</text:p>
          </table:table-cell>
          <table:table-cell office:value-type="string" calcext:value-type="string">
            <text:p>((4.196220e+01</text:p>
          </table:table-cell>
          <table:table-cell office:value-type="float" office:value="-6.414493E-017" calcext:value-type="float">
            <text:p>-6.414493E-17</text:p>
          </table:table-cell>
          <table:table-cell office:value-type="string" calcext:value-type="string">
            <text:p>6.834918e+02)</text:p>
          </table:table-cell>
          <table:table-cell office:value-type="string" calcext:value-type="string">
            <text:p>(1.119756e+01</text:p>
          </table:table-cell>
          <table:table-cell office:value-type="float" office:value="3.602249E-021" calcext:value-type="float">
            <text:p>3.602249E-21</text:p>
          </table:table-cell>
          <table:table-cell office:value-type="string" calcext:value-type="string">
            <text:p>2.848923e-01))</text:p>
          </table:table-cell>
          <table:table-cell office:value-type="string" calcext:value-type="string">
            <text:p>((-3.417459e+01</text:p>
          </table:table-cell>
          <table:table-cell office:value-type="float" office:value="-300.8054" calcext:value-type="float">
            <text:p>-300.8054</text:p>
          </table:table-cell>
          <table:table-cell office:value-type="string" calcext:value-type="string">
            <text:p>2.098110e+00)</text:p>
          </table:table-cell>
          <table:table-cell office:value-type="string" calcext:value-type="string">
            <text:p>(-1.424462e-02</text:p>
          </table:table-cell>
          <table:table-cell office:value-type="float" office:value="11.10411" calcext:value-type="float">
            <text:p>11.10411</text:p>
          </table:table-cell>
          <table:table-cell office:value-type="string" calcext:value-type="string">
            <text:p>5.598782e-01))</text:p>
          </table:table-cell>
        </table:table-row>
        <table:table-row table:style-name="ro1">
          <table:table-cell office:value-type="float" office:value="0.0376" calcext:value-type="float">
            <text:p>0.0376</text:p>
          </table:table-cell>
          <table:table-cell office:value-type="string" calcext:value-type="string">
            <text:p>((4.600516e+01</text:p>
          </table:table-cell>
          <table:table-cell office:value-type="float" office:value="-5.019879E-017" calcext:value-type="float">
            <text:p>-5.019879E-17</text:p>
          </table:table-cell>
          <table:table-cell office:value-type="string" calcext:value-type="string">
            <text:p>7.556375e+02)</text:p>
          </table:table-cell>
          <table:table-cell office:value-type="string" calcext:value-type="string">
            <text:p>(1.114713e+01</text:p>
          </table:table-cell>
          <table:table-cell office:value-type="float" office:value="4.890457E-021" calcext:value-type="float">
            <text:p>4.890457E-21</text:p>
          </table:table-cell>
          <table:table-cell office:value-type="string" calcext:value-type="string">
            <text:p>2.748059e-01))</text:p>
          </table:table-cell>
          <table:table-cell office:value-type="string" calcext:value-type="string">
            <text:p>((-3.778187e+01</text:p>
          </table:table-cell>
          <table:table-cell office:value-type="float" office:value="-332.7254" calcext:value-type="float">
            <text:p>-332.7254</text:p>
          </table:table-cell>
          <table:table-cell office:value-type="string" calcext:value-type="string">
            <text:p>2.300258e+00)</text:p>
          </table:table-cell>
          <table:table-cell office:value-type="string" calcext:value-type="string">
            <text:p>(-1.374030e-02</text:p>
          </table:table-cell>
          <table:table-cell office:value-type="float" office:value="11.05959" calcext:value-type="float">
            <text:p>11.05959</text:p>
          </table:table-cell>
          <table:table-cell office:value-type="string" calcext:value-type="string">
            <text:p>5.573563e-01))</text:p>
          </table:table-cell>
        </table:table-row>
        <table:table-row table:style-name="ro1">
          <table:table-cell office:value-type="float" office:value="0.0384" calcext:value-type="float">
            <text:p>0.0384</text:p>
          </table:table-cell>
          <table:table-cell office:value-type="string" calcext:value-type="string">
            <text:p>((4.525897e+01</text:p>
          </table:table-cell>
          <table:table-cell office:value-type="float" office:value="-5.038501E-017" calcext:value-type="float">
            <text:p>-5.038501E-17</text:p>
          </table:table-cell>
          <table:table-cell office:value-type="string" calcext:value-type="string">
            <text:p>7.606291e+02)</text:p>
          </table:table-cell>
          <table:table-cell office:value-type="string" calcext:value-type="string">
            <text:p>(1.106968e+01</text:p>
          </table:table-cell>
          <table:table-cell office:value-type="float" office:value="-1.591144E-022" calcext:value-type="float">
            <text:p>-1.591144E-22</text:p>
          </table:table-cell>
          <table:table-cell office:value-type="string" calcext:value-type="string">
            <text:p>2.642579e-01))</text:p>
          </table:table-cell>
          <table:table-cell office:value-type="string" calcext:value-type="string">
            <text:p>((-3.803145e+01</text:p>
          </table:table-cell>
          <table:table-cell office:value-type="float" office:value="-337.0059" calcext:value-type="float">
            <text:p>-337.0059</text:p>
          </table:table-cell>
          <table:table-cell office:value-type="string" calcext:value-type="string">
            <text:p>2.262948e+00)</text:p>
          </table:table-cell>
          <table:table-cell office:value-type="string" calcext:value-type="string">
            <text:p>(-1.321290e-02</text:p>
          </table:table-cell>
          <table:table-cell office:value-type="float" office:value="10.98808" calcext:value-type="float">
            <text:p>10.98808</text:p>
          </table:table-cell>
          <table:table-cell office:value-type="string" calcext:value-type="string">
            <text:p>5.534838e-01))</text:p>
          </table:table-cell>
        </table:table-row>
        <table:table-row table:style-name="ro1">
          <table:table-cell office:value-type="float" office:value="0.0392" calcext:value-type="float">
            <text:p>0.0392</text:p>
          </table:table-cell>
          <table:table-cell office:value-type="string" calcext:value-type="string">
            <text:p>((4.303290e+01</text:p>
          </table:table-cell>
          <table:table-cell office:value-type="float" office:value="-5.330319E-017" calcext:value-type="float">
            <text:p>-5.330319E-17</text:p>
          </table:table-cell>
          <table:table-cell office:value-type="string" calcext:value-type="string">
            <text:p>7.364905e+02)</text:p>
          </table:table-cell>
          <table:table-cell office:value-type="string" calcext:value-type="string">
            <text:p>(1.095607e+01</text:p>
          </table:table-cell>
          <table:table-cell office:value-type="float" office:value="7.769291E-022" calcext:value-type="float">
            <text:p>7.769291E-22</text:p>
          </table:table-cell>
          <table:table-cell office:value-type="string" calcext:value-type="string">
            <text:p>2.499757e-01))</text:p>
          </table:table-cell>
          <table:table-cell office:value-type="string" calcext:value-type="string">
            <text:p>((-3.682453e+01</text:p>
          </table:table-cell>
          <table:table-cell office:value-type="float" office:value="-325.5941" calcext:value-type="float">
            <text:p>-325.5941</text:p>
          </table:table-cell>
          <table:table-cell office:value-type="string" calcext:value-type="string">
            <text:p>2.151645e+00)</text:p>
          </table:table-cell>
          <table:table-cell office:value-type="string" calcext:value-type="string">
            <text:p>(-1.249879e-02</text:p>
          </table:table-cell>
          <table:table-cell office:value-type="float" office:value="10.88259" calcext:value-type="float">
            <text:p>10.88259</text:p>
          </table:table-cell>
          <table:table-cell office:value-type="string" calcext:value-type="string">
            <text:p>5.478035e-01))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string" calcext:value-type="string">
            <text:p>((4.176049e+01</text:p>
          </table:table-cell>
          <table:table-cell office:value-type="float" office:value="-5.548164E-017" calcext:value-type="float">
            <text:p>-5.548164E-17</text:p>
          </table:table-cell>
          <table:table-cell office:value-type="string" calcext:value-type="string">
            <text:p>7.134038e+02)</text:p>
          </table:table-cell>
          <table:table-cell office:value-type="string" calcext:value-type="string">
            <text:p>(1.087146e+01</text:p>
          </table:table-cell>
          <table:table-cell office:value-type="float" office:value="8.277767E-021" calcext:value-type="float">
            <text:p>8.277767E-21</text:p>
          </table:table-cell>
          <table:table-cell office:value-type="string" calcext:value-type="string">
            <text:p>2.405241e-01))</text:p>
          </table:table-cell>
          <table:table-cell office:value-type="string" calcext:value-type="string">
            <text:p>((-3.567019e+01</text:p>
          </table:table-cell>
          <table:table-cell office:value-type="float" office:value="-316.0977" calcext:value-type="float">
            <text:p>-316.0977</text:p>
          </table:table-cell>
          <table:table-cell office:value-type="string" calcext:value-type="string">
            <text:p>2.088024e+00)</text:p>
          </table:table-cell>
          <table:table-cell office:value-type="string" calcext:value-type="string">
            <text:p>(-1.202621e-02</text:p>
          </table:table-cell>
          <table:table-cell office:value-type="float" office:value="10.80471" calcext:value-type="float">
            <text:p>10.80471</text:p>
          </table:table-cell>
          <table:table-cell office:value-type="string" calcext:value-type="string">
            <text:p>5.435731e-01))</text:p>
          </table:table-cell>
        </table:table-row>
        <table:table-row table:style-name="ro1">
          <table:table-cell office:value-type="float" office:value="0.0408" calcext:value-type="float">
            <text:p>0.0408</text:p>
          </table:table-cell>
          <table:table-cell office:value-type="string" calcext:value-type="string">
            <text:p>((4.425969e+01</text:p>
          </table:table-cell>
          <table:table-cell office:value-type="float" office:value="-5.05106E-017" calcext:value-type="float">
            <text:p>-5.05106E-17</text:p>
          </table:table-cell>
          <table:table-cell office:value-type="string" calcext:value-type="string">
            <text:p>7.689772e+02)</text:p>
          </table:table-cell>
          <table:table-cell office:value-type="string" calcext:value-type="string">
            <text:p>(1.079011e+01</text:p>
          </table:table-cell>
          <table:table-cell office:value-type="float" office:value="9.478379E-021" calcext:value-type="float">
            <text:p>9.478379E-21</text:p>
          </table:table-cell>
          <table:table-cell office:value-type="string" calcext:value-type="string">
            <text:p>2.277734e-01))</text:p>
          </table:table-cell>
          <table:table-cell office:value-type="string" calcext:value-type="string">
            <text:p>((-3.844886e+01</text:p>
          </table:table-cell>
          <table:table-cell office:value-type="float" office:value="-342.5467" calcext:value-type="float">
            <text:p>-342.5467</text:p>
          </table:table-cell>
          <table:table-cell office:value-type="string" calcext:value-type="string">
            <text:p>2.212985e+00)</text:p>
          </table:table-cell>
          <table:table-cell office:value-type="string" calcext:value-type="string">
            <text:p>(-1.138867e-02</text:p>
          </table:table-cell>
          <table:table-cell office:value-type="float" office:value="10.73153" calcext:value-type="float">
            <text:p>10.73153</text:p>
          </table:table-cell>
          <table:table-cell office:value-type="string" calcext:value-type="string">
            <text:p>5.395056e-01))</text:p>
          </table:table-cell>
        </table:table-row>
        <table:table-row table:style-name="ro1">
          <table:table-cell office:value-type="float" office:value="0.0416" calcext:value-type="float">
            <text:p>0.0416</text:p>
          </table:table-cell>
          <table:table-cell office:value-type="string" calcext:value-type="string">
            <text:p>((4.448792e+01</text:p>
          </table:table-cell>
          <table:table-cell office:value-type="float" office:value="-5.075241E-017" calcext:value-type="float">
            <text:p>-5.075241E-17</text:p>
          </table:table-cell>
          <table:table-cell office:value-type="string" calcext:value-type="string">
            <text:p>7.689528e+02)</text:p>
          </table:table-cell>
          <table:table-cell office:value-type="string" calcext:value-type="string">
            <text:p>(1.068665e+01</text:p>
          </table:table-cell>
          <table:table-cell office:value-type="float" office:value="7.76754E-021" calcext:value-type="float">
            <text:p>7.76754E-21</text:p>
          </table:table-cell>
          <table:table-cell office:value-type="string" calcext:value-type="string">
            <text:p>2.159651e-01))</text:p>
          </table:table-cell>
          <table:table-cell office:value-type="string" calcext:value-type="string">
            <text:p>((-3.844764e+01</text:p>
          </table:table-cell>
          <table:table-cell office:value-type="float" office:value="-342.3892" calcext:value-type="float">
            <text:p>-342.3892</text:p>
          </table:table-cell>
          <table:table-cell office:value-type="string" calcext:value-type="string">
            <text:p>2.224396e+00)</text:p>
          </table:table-cell>
          <table:table-cell office:value-type="string" calcext:value-type="string">
            <text:p>(-1.079826e-02</text:p>
          </table:table-cell>
          <table:table-cell office:value-type="float" office:value="10.63475" calcext:value-type="float">
            <text:p>10.63475</text:p>
          </table:table-cell>
          <table:table-cell office:value-type="string" calcext:value-type="string">
            <text:p>5.343324e-01))</text:p>
          </table:table-cell>
        </table:table-row>
        <table:table-row table:style-name="ro1">
          <table:table-cell office:value-type="float" office:value="0.0424" calcext:value-type="float">
            <text:p>0.0424</text:p>
          </table:table-cell>
          <table:table-cell office:value-type="string" calcext:value-type="string">
            <text:p>((3.679071e+01</text:p>
          </table:table-cell>
          <table:table-cell office:value-type="float" office:value="-5.778709E-017" calcext:value-type="float">
            <text:p>-5.778709E-17</text:p>
          </table:table-cell>
          <table:table-cell office:value-type="string" calcext:value-type="string">
            <text:p>6.872950e+02)</text:p>
          </table:table-cell>
          <table:table-cell office:value-type="string" calcext:value-type="string">
            <text:p>(1.058170e+01</text:p>
          </table:table-cell>
          <table:table-cell office:value-type="float" office:value="1.004314E-020" calcext:value-type="float">
            <text:p>1.004314E-20</text:p>
          </table:table-cell>
          <table:table-cell office:value-type="string" calcext:value-type="string">
            <text:p>2.063103e-01))</text:p>
          </table:table-cell>
          <table:table-cell office:value-type="string" calcext:value-type="string">
            <text:p>((-3.436475e+01</text:p>
          </table:table-cell>
          <table:table-cell office:value-type="float" office:value="-305.7989" calcext:value-type="float">
            <text:p>-305.7989</text:p>
          </table:table-cell>
          <table:table-cell office:value-type="string" calcext:value-type="string">
            <text:p>1.839535e+00)</text:p>
          </table:table-cell>
          <table:table-cell office:value-type="string" calcext:value-type="string">
            <text:p>(-1.031552e-02</text:p>
          </table:table-cell>
          <table:table-cell office:value-type="float" office:value="10.53541" calcext:value-type="float">
            <text:p>10.53541</text:p>
          </table:table-cell>
          <table:table-cell office:value-type="string" calcext:value-type="string">
            <text:p>5.290848e-01))</text:p>
          </table:table-cell>
        </table:table-row>
        <table:table-row table:style-name="ro1">
          <table:table-cell office:value-type="float" office:value="0.0432" calcext:value-type="float">
            <text:p>0.0432</text:p>
          </table:table-cell>
          <table:table-cell office:value-type="string" calcext:value-type="string">
            <text:p>((4.395219e+01</text:p>
          </table:table-cell>
          <table:table-cell office:value-type="float" office:value="-5.10465E-017" calcext:value-type="float">
            <text:p>-5.10465E-17</text:p>
          </table:table-cell>
          <table:table-cell office:value-type="string" calcext:value-type="string">
            <text:p>7.802996e+02)</text:p>
          </table:table-cell>
          <table:table-cell office:value-type="string" calcext:value-type="string">
            <text:p>(1.050485e+01</text:p>
          </table:table-cell>
          <table:table-cell office:value-type="float" office:value="3.451738E-021" calcext:value-type="float">
            <text:p>3.451738E-21</text:p>
          </table:table-cell>
          <table:table-cell office:value-type="string" calcext:value-type="string">
            <text:p>1.852795e-01))</text:p>
          </table:table-cell>
          <table:table-cell office:value-type="string" calcext:value-type="string">
            <text:p>((-3.901498e+01</text:p>
          </table:table-cell>
          <table:table-cell office:value-type="float" office:value="-349.7542" calcext:value-type="float">
            <text:p>-349.7542</text:p>
          </table:table-cell>
          <table:table-cell office:value-type="string" calcext:value-type="string">
            <text:p>2.197609e+00)</text:p>
          </table:table-cell>
          <table:table-cell office:value-type="string" calcext:value-type="string">
            <text:p>(-9.263976e-03</text:p>
          </table:table-cell>
          <table:table-cell office:value-type="float" office:value="10.47443" calcext:value-type="float">
            <text:p>10.47443</text:p>
          </table:table-cell>
          <table:table-cell office:value-type="string" calcext:value-type="string">
            <text:p>5.252426e-01))</text:p>
          </table:table-cell>
        </table:table-row>
        <table:table-row table:style-name="ro1">
          <table:table-cell office:value-type="float" office:value="0.044" calcext:value-type="float">
            <text:p>0.044</text:p>
          </table:table-cell>
          <table:table-cell office:value-type="string" calcext:value-type="string">
            <text:p>((4.200689e+01</text:p>
          </table:table-cell>
          <table:table-cell office:value-type="float" office:value="-5.176815E-017" calcext:value-type="float">
            <text:p>-5.176815E-17</text:p>
          </table:table-cell>
          <table:table-cell office:value-type="string" calcext:value-type="string">
            <text:p>7.756015e+02)</text:p>
          </table:table-cell>
          <table:table-cell office:value-type="string" calcext:value-type="string">
            <text:p>(1.044675e+01</text:p>
          </table:table-cell>
          <table:table-cell office:value-type="float" office:value="-4.470446E-021" calcext:value-type="float">
            <text:p>-4.470446E-21</text:p>
          </table:table-cell>
          <table:table-cell office:value-type="string" calcext:value-type="string">
            <text:p>1.603021e-01))</text:p>
          </table:table-cell>
          <table:table-cell office:value-type="string" calcext:value-type="string">
            <text:p>((-3.878008e+01</text:p>
          </table:table-cell>
          <table:table-cell office:value-type="float" office:value="-349.9845" calcext:value-type="float">
            <text:p>-349.9845</text:p>
          </table:table-cell>
          <table:table-cell office:value-type="string" calcext:value-type="string">
            <text:p>2.100345e+00)</text:p>
          </table:table-cell>
          <table:table-cell office:value-type="string" calcext:value-type="string">
            <text:p>(-8.015104e-03</text:p>
          </table:table-cell>
          <table:table-cell office:value-type="float" office:value="10.43637" calcext:value-type="float">
            <text:p>10.43637</text:p>
          </table:table-cell>
          <table:table-cell office:value-type="string" calcext:value-type="string">
            <text:p>5.223374e-01))</text:p>
          </table:table-cell>
        </table:table-row>
        <table:table-row table:style-name="ro1">
          <table:table-cell office:value-type="float" office:value="0.0447619" calcext:value-type="float">
            <text:p>0.0447619</text:p>
          </table:table-cell>
          <table:table-cell office:value-type="string" calcext:value-type="string">
            <text:p>((3.811619e+01</text:p>
          </table:table-cell>
          <table:table-cell office:value-type="float" office:value="-5.228899E-017" calcext:value-type="float">
            <text:p>-5.228899E-17</text:p>
          </table:table-cell>
          <table:table-cell office:value-type="string" calcext:value-type="string">
            <text:p>7.720053e+02)</text:p>
          </table:table-cell>
          <table:table-cell office:value-type="string" calcext:value-type="string">
            <text:p>(1.040527e+01</text:p>
          </table:table-cell>
          <table:table-cell office:value-type="float" office:value="1.465175E-020" calcext:value-type="float">
            <text:p>1.465175E-20</text:p>
          </table:table-cell>
          <table:table-cell office:value-type="string" calcext:value-type="string">
            <text:p>1.707634e-01))</text:p>
          </table:table-cell>
          <table:table-cell office:value-type="string" calcext:value-type="string">
            <text:p>((-3.860026e+01</text:p>
          </table:table-cell>
          <table:table-cell office:value-type="float" office:value="-344.3886" calcext:value-type="float">
            <text:p>-344.3886</text:p>
          </table:table-cell>
          <table:table-cell office:value-type="string" calcext:value-type="string">
            <text:p>1.905810e+00)</text:p>
          </table:table-cell>
          <table:table-cell office:value-type="string" calcext:value-type="string">
            <text:p>(-8.538169e-03</text:p>
          </table:table-cell>
          <table:table-cell office:value-type="float" office:value="10.37932" calcext:value-type="float">
            <text:p>10.37932</text:p>
          </table:table-cell>
          <table:table-cell office:value-type="string" calcext:value-type="string">
            <text:p>5.202636e-01))</text:p>
          </table:table-cell>
        </table:table-row>
        <table:table-row table:style-name="ro1">
          <table:table-cell office:value-type="float" office:value="0.0455238" calcext:value-type="float">
            <text:p>0.0455238</text:p>
          </table:table-cell>
          <table:table-cell office:value-type="string" calcext:value-type="string">
            <text:p>((3.442157e+01</text:p>
          </table:table-cell>
          <table:table-cell office:value-type="float" office:value="-5.67543E-017" calcext:value-type="float">
            <text:p>-5.67543E-17</text:p>
          </table:table-cell>
          <table:table-cell office:value-type="string" calcext:value-type="string">
            <text:p>6.687405e+02)</text:p>
          </table:table-cell>
          <table:table-cell office:value-type="string" calcext:value-type="string">
            <text:p>(1.036884e+01</text:p>
          </table:table-cell>
          <table:table-cell office:value-type="float" office:value="1.955561E-020" calcext:value-type="float">
            <text:p>1.955561E-20</text:p>
          </table:table-cell>
          <table:table-cell office:value-type="string" calcext:value-type="string">
            <text:p>1.654626e-01))</text:p>
          </table:table-cell>
          <table:table-cell office:value-type="string" calcext:value-type="string">
            <text:p>((-3.343702e+01</text:p>
          </table:table-cell>
          <table:table-cell office:value-type="float" office:value="-292.3803" calcext:value-type="float">
            <text:p>-292.3803</text:p>
          </table:table-cell>
          <table:table-cell office:value-type="string" calcext:value-type="string">
            <text:p>1.721079e+00)</text:p>
          </table:table-cell>
          <table:table-cell office:value-type="string" calcext:value-type="string">
            <text:p>(-8.273129e-03</text:p>
          </table:table-cell>
          <table:table-cell office:value-type="float" office:value="10.34431" calcext:value-type="float">
            <text:p>10.34431</text:p>
          </table:table-cell>
          <table:table-cell office:value-type="string" calcext:value-type="string">
            <text:p>5.184419e-01))</text:p>
          </table:table-cell>
        </table:table-row>
        <table:table-row table:style-name="ro1">
          <table:table-cell office:value-type="float" office:value="0.0462857" calcext:value-type="float">
            <text:p>0.0462857</text:p>
          </table:table-cell>
          <table:table-cell office:value-type="string" calcext:value-type="string">
            <text:p>((3.986226e+01</text:p>
          </table:table-cell>
          <table:table-cell office:value-type="float" office:value="-5.184596E-017" calcext:value-type="float">
            <text:p>-5.184596E-17</text:p>
          </table:table-cell>
          <table:table-cell office:value-type="string" calcext:value-type="string">
            <text:p>7.912141e+02)</text:p>
          </table:table-cell>
          <table:table-cell office:value-type="string" calcext:value-type="string">
            <text:p>(1.030576e+01</text:p>
          </table:table-cell>
          <table:table-cell office:value-type="float" office:value="2.156116E-020" calcext:value-type="float">
            <text:p>2.156116E-20</text:p>
          </table:table-cell>
          <table:table-cell office:value-type="string" calcext:value-type="string">
            <text:p>1.572331e-01))</text:p>
          </table:table-cell>
          <table:table-cell office:value-type="string" calcext:value-type="string">
            <text:p>((-3.956071e+01</text:p>
          </table:table-cell>
          <table:table-cell office:value-type="float" office:value="-356.527" calcext:value-type="float">
            <text:p>-356.527</text:p>
          </table:table-cell>
          <table:table-cell office:value-type="string" calcext:value-type="string">
            <text:p>1.993113e+00)</text:p>
          </table:table-cell>
          <table:table-cell office:value-type="string" calcext:value-type="string">
            <text:p>(-7.861656e-03</text:p>
          </table:table-cell>
          <table:table-cell office:value-type="float" office:value="10.28466" calcext:value-type="float">
            <text:p>10.28466</text:p>
          </table:table-cell>
          <table:table-cell office:value-type="string" calcext:value-type="string">
            <text:p>5.152878e-01))</text:p>
          </table:table-cell>
        </table:table-row>
        <table:table-row table:style-name="ro1">
          <table:table-cell office:value-type="float" office:value="0.0470476" calcext:value-type="float">
            <text:p>0.0470476</text:p>
          </table:table-cell>
          <table:table-cell office:value-type="string" calcext:value-type="string">
            <text:p>((3.475023e+01</text:p>
          </table:table-cell>
          <table:table-cell office:value-type="float" office:value="-5.342023E-017" calcext:value-type="float">
            <text:p>-5.342023E-17</text:p>
          </table:table-cell>
          <table:table-cell office:value-type="string" calcext:value-type="string">
            <text:p>8.278689e+02)</text:p>
          </table:table-cell>
          <table:table-cell office:value-type="string" calcext:value-type="string">
            <text:p>(1.021093e+01</text:p>
          </table:table-cell>
          <table:table-cell office:value-type="float" office:value="2.146867E-020" calcext:value-type="float">
            <text:p>2.146867E-20</text:p>
          </table:table-cell>
          <table:table-cell office:value-type="string" calcext:value-type="string">
            <text:p>1.483892e-01))</text:p>
          </table:table-cell>
          <table:table-cell office:value-type="string" calcext:value-type="string">
            <text:p>((-4.139344e+01</text:p>
          </table:table-cell>
          <table:table-cell office:value-type="float" office:value="-384.6328" calcext:value-type="float">
            <text:p>-384.6328</text:p>
          </table:table-cell>
          <table:table-cell office:value-type="string" calcext:value-type="string">
            <text:p>1.737511e+00)</text:p>
          </table:table-cell>
          <table:table-cell office:value-type="string" calcext:value-type="string">
            <text:p>(-7.419460e-03</text:p>
          </table:table-cell>
          <table:table-cell office:value-type="float" office:value="10.19367" calcext:value-type="float">
            <text:p>10.19367</text:p>
          </table:table-cell>
          <table:table-cell office:value-type="string" calcext:value-type="string">
            <text:p>5.105465e-01))</text:p>
          </table:table-cell>
        </table:table-row>
        <table:table-row table:style-name="ro1">
          <table:table-cell office:value-type="float" office:value="0.0478095" calcext:value-type="float">
            <text:p>0.0478095</text:p>
          </table:table-cell>
          <table:table-cell office:value-type="string" calcext:value-type="string">
            <text:p>((3.408045e+01</text:p>
          </table:table-cell>
          <table:table-cell office:value-type="float" office:value="-5.411305E-017" calcext:value-type="float">
            <text:p>-5.411305E-17</text:p>
          </table:table-cell>
          <table:table-cell office:value-type="string" calcext:value-type="string">
            <text:p>7.755049e+02)</text:p>
          </table:table-cell>
          <table:table-cell office:value-type="string" calcext:value-type="string">
            <text:p>(1.014709e+01</text:p>
          </table:table-cell>
          <table:table-cell office:value-type="float" office:value="1.648815E-020" calcext:value-type="float">
            <text:p>1.648815E-20</text:p>
          </table:table-cell>
          <table:table-cell office:value-type="string" calcext:value-type="string">
            <text:p>1.344495e-01))</text:p>
          </table:table-cell>
          <table:table-cell office:value-type="string" calcext:value-type="string">
            <text:p>((-3.877524e+01</text:p>
          </table:table-cell>
          <table:table-cell office:value-type="float" office:value="-353.2561" calcext:value-type="float">
            <text:p>-353.2561</text:p>
          </table:table-cell>
          <table:table-cell office:value-type="string" calcext:value-type="string">
            <text:p>1.704022e+00)</text:p>
          </table:table-cell>
          <table:table-cell office:value-type="string" calcext:value-type="string">
            <text:p>(-6.722474e-03</text:p>
          </table:table-cell>
          <table:table-cell office:value-type="float" office:value="10.1376" calcext:value-type="float">
            <text:p>10.1376</text:p>
          </table:table-cell>
          <table:table-cell office:value-type="string" calcext:value-type="string">
            <text:p>5.073544e-01))</text:p>
          </table:table-cell>
        </table:table-row>
        <table:table-row table:style-name="ro1">
          <table:table-cell office:value-type="float" office:value="0.0485714" calcext:value-type="float">
            <text:p>0.0485714</text:p>
          </table:table-cell>
          <table:table-cell office:value-type="string" calcext:value-type="string">
            <text:p>((2.912313e+01</text:p>
          </table:table-cell>
          <table:table-cell office:value-type="float" office:value="-5.434838E-017" calcext:value-type="float">
            <text:p>-5.434838E-17</text:p>
          </table:table-cell>
          <table:table-cell office:value-type="string" calcext:value-type="string">
            <text:p>6.911358e+02)</text:p>
          </table:table-cell>
          <table:table-cell office:value-type="string" calcext:value-type="string">
            <text:p>(1.010784e+01</text:p>
          </table:table-cell>
          <table:table-cell office:value-type="float" office:value="1.198826E-020" calcext:value-type="float">
            <text:p>1.198826E-20</text:p>
          </table:table-cell>
          <table:table-cell office:value-type="string" calcext:value-type="string">
            <text:p>1.397872e-01))</text:p>
          </table:table-cell>
          <table:table-cell office:value-type="string" calcext:value-type="string">
            <text:p>((-3.455679e+01</text:p>
          </table:table-cell>
          <table:table-cell office:value-type="float" office:value="-306.9543" calcext:value-type="float">
            <text:p>-306.9543</text:p>
          </table:table-cell>
          <table:table-cell office:value-type="string" calcext:value-type="string">
            <text:p>1.456157e+00)</text:p>
          </table:table-cell>
          <table:table-cell office:value-type="string" calcext:value-type="string">
            <text:p>(-6.989362e-03</text:p>
          </table:table-cell>
          <table:table-cell office:value-type="float" office:value="10.09085" calcext:value-type="float">
            <text:p>10.09085</text:p>
          </table:table-cell>
          <table:table-cell office:value-type="string" calcext:value-type="string">
            <text:p>5.053918e-01))</text:p>
          </table:table-cell>
        </table:table-row>
        <table:table-row table:style-name="ro1">
          <table:table-cell office:value-type="float" office:value="0.0493333" calcext:value-type="float">
            <text:p>0.0493333</text:p>
          </table:table-cell>
          <table:table-cell office:value-type="string" calcext:value-type="string">
            <text:p>((3.717766e+01</text:p>
          </table:table-cell>
          <table:table-cell office:value-type="float" office:value="-5.079831E-017" calcext:value-type="float">
            <text:p>-5.079831E-17</text:p>
          </table:table-cell>
          <table:table-cell office:value-type="string" calcext:value-type="string">
            <text:p>7.925658e+02)</text:p>
          </table:table-cell>
          <table:table-cell office:value-type="string" calcext:value-type="string">
            <text:p>(1.007075e+01</text:p>
          </table:table-cell>
          <table:table-cell office:value-type="float" office:value="3.451907E-021" calcext:value-type="float">
            <text:p>3.451907E-21</text:p>
          </table:table-cell>
          <table:table-cell office:value-type="string" calcext:value-type="string">
            <text:p>1.345087e-01))</text:p>
          </table:table-cell>
          <table:table-cell office:value-type="string" calcext:value-type="string">
            <text:p>((-3.962829e+01</text:p>
          </table:table-cell>
          <table:table-cell office:value-type="float" office:value="-356.6733" calcext:value-type="float">
            <text:p>-356.6733</text:p>
          </table:table-cell>
          <table:table-cell office:value-type="string" calcext:value-type="string">
            <text:p>1.858883e+00)</text:p>
          </table:table-cell>
          <table:table-cell office:value-type="string" calcext:value-type="string">
            <text:p>(-6.725435e-03</text:p>
          </table:table-cell>
          <table:table-cell office:value-type="float" office:value="10.05478" calcext:value-type="float">
            <text:p>10.05478</text:p>
          </table:table-cell>
          <table:table-cell office:value-type="string" calcext:value-type="string">
            <text:p>5.035373e-01))</text:p>
          </table:table-cell>
        </table:table-row>
        <table:table-row table:style-name="ro1">
          <table:table-cell office:value-type="float" office:value="0.0500952" calcext:value-type="float">
            <text:p>0.0500952</text:p>
          </table:table-cell>
          <table:table-cell office:value-type="string" calcext:value-type="string">
            <text:p>((3.653498e+01</text:p>
          </table:table-cell>
          <table:table-cell office:value-type="float" office:value="-5.186364E-017" calcext:value-type="float">
            <text:p>-5.186364E-17</text:p>
          </table:table-cell>
          <table:table-cell office:value-type="string" calcext:value-type="string">
            <text:p>7.856721e+02)</text:p>
          </table:table-cell>
          <table:table-cell office:value-type="string" calcext:value-type="string">
            <text:p>(1.003434e+01</text:p>
          </table:table-cell>
          <table:table-cell office:value-type="float" office:value="-4.222406E-021" calcext:value-type="float">
            <text:p>-4.222406E-21</text:p>
          </table:table-cell>
          <table:table-cell office:value-type="string" calcext:value-type="string">
            <text:p>1.271898e-01))</text:p>
          </table:table-cell>
          <table:table-cell office:value-type="string" calcext:value-type="string">
            <text:p>((-3.928361e+01</text:p>
          </table:table-cell>
          <table:table-cell office:value-type="float" office:value="-353.3512" calcext:value-type="float">
            <text:p>-353.3512</text:p>
          </table:table-cell>
          <table:table-cell office:value-type="string" calcext:value-type="string">
            <text:p>1.826749e+00)</text:p>
          </table:table-cell>
          <table:table-cell office:value-type="string" calcext:value-type="string">
            <text:p>(-6.359490e-03</text:p>
          </table:table-cell>
          <table:table-cell office:value-type="float" office:value="10.02185" calcext:value-type="float">
            <text:p>10.02185</text:p>
          </table:table-cell>
          <table:table-cell office:value-type="string" calcext:value-type="string">
            <text:p>5.017172e-01))</text:p>
          </table:table-cell>
        </table:table-row>
        <table:table-row table:style-name="ro1">
          <table:table-cell office:value-type="float" office:value="0.0508571" calcext:value-type="float">
            <text:p>0.0508571</text:p>
          </table:table-cell>
          <table:table-cell office:value-type="string" calcext:value-type="string">
            <text:p>((2.348315e+01</text:p>
          </table:table-cell>
          <table:table-cell office:value-type="float" office:value="-3.26491E-017" calcext:value-type="float">
            <text:p>-3.26491E-17</text:p>
          </table:table-cell>
          <table:table-cell office:value-type="string" calcext:value-type="string">
            <text:p>6.520170e+02)</text:p>
          </table:table-cell>
          <table:table-cell office:value-type="string" calcext:value-type="string">
            <text:p>(9.999388e+00</text:p>
          </table:table-cell>
          <table:table-cell office:value-type="float" office:value="-6.255098E-021" calcext:value-type="float">
            <text:p>-6.255098E-21</text:p>
          </table:table-cell>
          <table:table-cell office:value-type="string" calcext:value-type="string">
            <text:p>1.203491e-01))</text:p>
          </table:table-cell>
          <table:table-cell office:value-type="string" calcext:value-type="string">
            <text:p>((-3.260085e+01</text:p>
          </table:table-cell>
          <table:table-cell office:value-type="float" office:value="-285.8838" calcext:value-type="float">
            <text:p>-285.8838</text:p>
          </table:table-cell>
          <table:table-cell office:value-type="string" calcext:value-type="string">
            <text:p>1.174157e+00)</text:p>
          </table:table-cell>
          <table:table-cell office:value-type="string" calcext:value-type="string">
            <text:p>(-6.017457e-03</text:p>
          </table:table-cell>
          <table:table-cell office:value-type="float" office:value="9.990744" calcext:value-type="float">
            <text:p>9.990744</text:p>
          </table:table-cell>
          <table:table-cell office:value-type="string" calcext:value-type="string">
            <text:p>4.999694e-01))</text:p>
          </table:table-cell>
        </table:table-row>
        <table:table-row table:style-name="ro1">
          <table:table-cell office:value-type="float" office:value="0.051619" calcext:value-type="float">
            <text:p>0.051619</text:p>
          </table:table-cell>
          <table:table-cell office:value-type="string" calcext:value-type="string">
            <text:p>((3.443443e+01</text:p>
          </table:table-cell>
          <table:table-cell office:value-type="float" office:value="-5.138645E-017" calcext:value-type="float">
            <text:p>-5.138645E-17</text:p>
          </table:table-cell>
          <table:table-cell office:value-type="string" calcext:value-type="string">
            <text:p>7.808842e+02)</text:p>
          </table:table-cell>
          <table:table-cell office:value-type="string" calcext:value-type="string">
            <text:p>(9.951259e+00</text:p>
          </table:table-cell>
          <table:table-cell office:value-type="float" office:value="-1.019807E-020" calcext:value-type="float">
            <text:p>-1.019807E-20</text:p>
          </table:table-cell>
          <table:table-cell office:value-type="string" calcext:value-type="string">
            <text:p>1.100708e-01))</text:p>
          </table:table-cell>
          <table:table-cell office:value-type="string" calcext:value-type="string">
            <text:p>((-3.904421e+01</text:p>
          </table:table-cell>
          <table:table-cell office:value-type="float" office:value="-352.3678" calcext:value-type="float">
            <text:p>-352.3678</text:p>
          </table:table-cell>
          <table:table-cell office:value-type="string" calcext:value-type="string">
            <text:p>1.721722e+00)</text:p>
          </table:table-cell>
          <table:table-cell office:value-type="string" calcext:value-type="string">
            <text:p>(-5.503542e-03</text:p>
          </table:table-cell>
          <table:table-cell office:value-type="float" office:value="9.949063" calcext:value-type="float">
            <text:p>9.949063</text:p>
          </table:table-cell>
          <table:table-cell office:value-type="string" calcext:value-type="string">
            <text:p>4.975629e-01))</text:p>
          </table:table-cell>
        </table:table-row>
        <table:table-row table:style-name="ro1">
          <table:table-cell office:value-type="float" office:value="0.052381" calcext:value-type="float">
            <text:p>0.052381</text:p>
          </table:table-cell>
          <table:table-cell office:value-type="string" calcext:value-type="string">
            <text:p>((3.366013e+01</text:p>
          </table:table-cell>
          <table:table-cell office:value-type="float" office:value="-5.16904E-017" calcext:value-type="float">
            <text:p>-5.16904E-17</text:p>
          </table:table-cell>
          <table:table-cell office:value-type="string" calcext:value-type="string">
            <text:p>7.834626e+02)</text:p>
          </table:table-cell>
          <table:table-cell office:value-type="string" calcext:value-type="string">
            <text:p>(9.877068e+00</text:p>
          </table:table-cell>
          <table:table-cell office:value-type="float" office:value="-1.322647E-020" calcext:value-type="float">
            <text:p>-1.322647E-20</text:p>
          </table:table-cell>
          <table:table-cell office:value-type="string" calcext:value-type="string">
            <text:p>9.771094e-02))</text:p>
          </table:table-cell>
          <table:table-cell office:value-type="string" calcext:value-type="string">
            <text:p>((-3.917313e+01</text:p>
          </table:table-cell>
          <table:table-cell office:value-type="float" office:value="-353.6659" calcext:value-type="float">
            <text:p>-353.6659</text:p>
          </table:table-cell>
          <table:table-cell office:value-type="string" calcext:value-type="string">
            <text:p>1.683007e+00)</text:p>
          </table:table-cell>
          <table:table-cell office:value-type="string" calcext:value-type="string">
            <text:p>(-4.885547e-03</text:p>
          </table:table-cell>
          <table:table-cell office:value-type="float" office:value="9.882686" calcext:value-type="float">
            <text:p>9.882686</text:p>
          </table:table-cell>
          <table:table-cell office:value-type="string" calcext:value-type="string">
            <text:p>4.938534e-01))</text:p>
          </table:table-cell>
        </table:table-row>
        <table:table-row table:style-name="ro1">
          <table:table-cell office:value-type="float" office:value="0.0531429" calcext:value-type="float">
            <text:p>0.0531429</text:p>
          </table:table-cell>
          <table:table-cell office:value-type="string" calcext:value-type="string">
            <text:p>((3.287878e+01</text:p>
          </table:table-cell>
          <table:table-cell office:value-type="float" office:value="-5.126434E-017" calcext:value-type="float">
            <text:p>-5.126434E-17</text:p>
          </table:table-cell>
          <table:table-cell office:value-type="string" calcext:value-type="string">
            <text:p>7.802796e+02)</text:p>
          </table:table-cell>
          <table:table-cell office:value-type="string" calcext:value-type="string">
            <text:p>(9.810372e+00</text:p>
          </table:table-cell>
          <table:table-cell office:value-type="float" office:value="-1.694984E-020" calcext:value-type="float">
            <text:p>-1.694984E-20</text:p>
          </table:table-cell>
          <table:table-cell office:value-type="string" calcext:value-type="string">
            <text:p>8.379809e-02))</text:p>
          </table:table-cell>
          <table:table-cell office:value-type="string" calcext:value-type="string">
            <text:p>((-3.901398e+01</text:p>
          </table:table-cell>
          <table:table-cell office:value-type="float" office:value="-350.6511" calcext:value-type="float">
            <text:p>-350.6511</text:p>
          </table:table-cell>
          <table:table-cell office:value-type="string" calcext:value-type="string">
            <text:p>1.643939e+00)</text:p>
          </table:table-cell>
          <table:table-cell office:value-type="string" calcext:value-type="string">
            <text:p>(-4.189905e-03</text:p>
          </table:table-cell>
          <table:table-cell office:value-type="float" office:value="9.824918" calcext:value-type="float">
            <text:p>9.824918</text:p>
          </table:table-cell>
          <table:table-cell office:value-type="string" calcext:value-type="string">
            <text:p>4.905186e-01))</text:p>
          </table:table-cell>
        </table:table-row>
        <table:table-row table:style-name="ro1">
          <table:table-cell office:value-type="float" office:value="0.0539048" calcext:value-type="float">
            <text:p>0.0539048</text:p>
          </table:table-cell>
          <table:table-cell office:value-type="string" calcext:value-type="string">
            <text:p>((2.029231e+01</text:p>
          </table:table-cell>
          <table:table-cell office:value-type="float" office:value="-4.372526E-017" calcext:value-type="float">
            <text:p>-4.372526E-17</text:p>
          </table:table-cell>
          <table:table-cell office:value-type="string" calcext:value-type="string">
            <text:p>6.583606e+02)</text:p>
          </table:table-cell>
          <table:table-cell office:value-type="string" calcext:value-type="string">
            <text:p>(9.768839e+00</text:p>
          </table:table-cell>
          <table:table-cell office:value-type="float" office:value="-1.77717E-020" calcext:value-type="float">
            <text:p>-1.77717E-20</text:p>
          </table:table-cell>
          <table:table-cell office:value-type="string" calcext:value-type="string">
            <text:p>7.524480e-02))</text:p>
          </table:table-cell>
          <table:table-cell office:value-type="string" calcext:value-type="string">
            <text:p>((-3.291803e+01</text:p>
          </table:table-cell>
          <table:table-cell office:value-type="float" office:value="-285.798" calcext:value-type="float">
            <text:p>-285.798</text:p>
          </table:table-cell>
          <table:table-cell office:value-type="string" calcext:value-type="string">
            <text:p>1.014615e+00)</text:p>
          </table:table-cell>
          <table:table-cell office:value-type="string" calcext:value-type="string">
            <text:p>(-3.762240e-03</text:p>
          </table:table-cell>
          <table:table-cell office:value-type="float" office:value="9.788729" calcext:value-type="float">
            <text:p>9.788729</text:p>
          </table:table-cell>
          <table:table-cell office:value-type="string" calcext:value-type="string">
            <text:p>4.884420e-01))</text:p>
          </table:table-cell>
        </table:table-row>
        <table:table-row table:style-name="ro1">
          <table:table-cell office:value-type="float" office:value="0.0546667" calcext:value-type="float">
            <text:p>0.0546667</text:p>
          </table:table-cell>
          <table:table-cell office:value-type="string" calcext:value-type="string">
            <text:p>((3.227507e+01</text:p>
          </table:table-cell>
          <table:table-cell office:value-type="float" office:value="-5.133175E-017" calcext:value-type="float">
            <text:p>-5.133175E-17</text:p>
          </table:table-cell>
          <table:table-cell office:value-type="string" calcext:value-type="string">
            <text:p>7.924055e+02)</text:p>
          </table:table-cell>
          <table:table-cell office:value-type="string" calcext:value-type="string">
            <text:p>(9.734384e+00</text:p>
          </table:table-cell>
          <table:table-cell office:value-type="float" office:value="-2.286235E-020" calcext:value-type="float">
            <text:p>-2.286235E-20</text:p>
          </table:table-cell>
          <table:table-cell office:value-type="string" calcext:value-type="string">
            <text:p>6.602685e-02))</text:p>
          </table:table-cell>
          <table:table-cell office:value-type="string" calcext:value-type="string">
            <text:p>((-3.962028e+01</text:p>
          </table:table-cell>
          <table:table-cell office:value-type="float" office:value="-356.5759" calcext:value-type="float">
            <text:p>-356.5759</text:p>
          </table:table-cell>
          <table:table-cell office:value-type="string" calcext:value-type="string">
            <text:p>1.613753e+00)</text:p>
          </table:table-cell>
          <table:table-cell office:value-type="string" calcext:value-type="string">
            <text:p>(-3.301343e-03</text:p>
          </table:table-cell>
          <table:table-cell office:value-type="float" office:value="9.759822" calcext:value-type="float">
            <text:p>9.759822</text:p>
          </table:table-cell>
          <table:table-cell office:value-type="string" calcext:value-type="string">
            <text:p>4.867192e-01))</text:p>
          </table:table-cell>
        </table:table-row>
        <table:table-row table:style-name="ro1">
          <table:table-cell office:value-type="float" office:value="0.0554286" calcext:value-type="float">
            <text:p>0.0554286</text:p>
          </table:table-cell>
          <table:table-cell office:value-type="string" calcext:value-type="string">
            <text:p>((3.109899e+01</text:p>
          </table:table-cell>
          <table:table-cell office:value-type="float" office:value="-5.17628E-017" calcext:value-type="float">
            <text:p>-5.17628E-17</text:p>
          </table:table-cell>
          <table:table-cell office:value-type="string" calcext:value-type="string">
            <text:p>7.840747e+02)</text:p>
          </table:table-cell>
          <table:table-cell office:value-type="string" calcext:value-type="string">
            <text:p>(9.706111e+00</text:p>
          </table:table-cell>
          <table:table-cell office:value-type="float" office:value="-1.950603E-020" calcext:value-type="float">
            <text:p>-1.950603E-20</text:p>
          </table:table-cell>
          <table:table-cell office:value-type="string" calcext:value-type="string">
            <text:p>5.764944e-02))</text:p>
          </table:table-cell>
          <table:table-cell office:value-type="string" calcext:value-type="string">
            <text:p>((-3.920373e+01</text:p>
          </table:table-cell>
          <table:table-cell office:value-type="float" office:value="-352.5927" calcext:value-type="float">
            <text:p>-352.5927</text:p>
          </table:table-cell>
          <table:table-cell office:value-type="string" calcext:value-type="string">
            <text:p>1.554950e+00)</text:p>
          </table:table-cell>
          <table:table-cell office:value-type="string" calcext:value-type="string">
            <text:p>(-2.882472e-03</text:p>
          </table:table-cell>
          <table:table-cell office:value-type="float" office:value="9.736299" calcext:value-type="float">
            <text:p>9.736299</text:p>
          </table:table-cell>
          <table:table-cell office:value-type="string" calcext:value-type="string">
            <text:p>4.853056e-01))</text:p>
          </table:table-cell>
        </table:table-row>
        <table:table-row table:style-name="ro1">
          <table:table-cell office:value-type="float" office:value="0.0561905" calcext:value-type="float">
            <text:p>0.0561905</text:p>
          </table:table-cell>
          <table:table-cell office:value-type="string" calcext:value-type="string">
            <text:p>((1.267456e+01</text:p>
          </table:table-cell>
          <table:table-cell office:value-type="float" office:value="-4.443808E-017" calcext:value-type="float">
            <text:p>-4.443808E-17</text:p>
          </table:table-cell>
          <table:table-cell office:value-type="string" calcext:value-type="string">
            <text:p>6.034449e+02)</text:p>
          </table:table-cell>
          <table:table-cell office:value-type="string" calcext:value-type="string">
            <text:p>(9.680008e+00</text:p>
          </table:table-cell>
          <table:table-cell office:value-type="float" office:value="-1.158728E-020" calcext:value-type="float">
            <text:p>-1.158728E-20</text:p>
          </table:table-cell>
          <table:table-cell office:value-type="string" calcext:value-type="string">
            <text:p>5.130306e-02))</text:p>
          </table:table-cell>
          <table:table-cell office:value-type="string" calcext:value-type="string">
            <text:p>((-3.017224e+01</text:p>
          </table:table-cell>
          <table:table-cell office:value-type="float" office:value="-254.0608" calcext:value-type="float">
            <text:p>-254.0608</text:p>
          </table:table-cell>
          <table:table-cell office:value-type="string" calcext:value-type="string">
            <text:p>6.337281e-01)</text:p>
          </table:table-cell>
          <table:table-cell office:value-type="string" calcext:value-type="string">
            <text:p>(-2.565153e-03</text:p>
          </table:table-cell>
          <table:table-cell office:value-type="float" office:value="9.71392" calcext:value-type="float">
            <text:p>9.71392</text:p>
          </table:table-cell>
          <table:table-cell office:value-type="string" calcext:value-type="string">
            <text:p>4.840004e-01))</text:p>
          </table:table-cell>
        </table:table-row>
        <table:table-row table:style-name="ro1">
          <table:table-cell office:value-type="float" office:value="0.0569524" calcext:value-type="float">
            <text:p>0.0569524</text:p>
          </table:table-cell>
          <table:table-cell office:value-type="string" calcext:value-type="string">
            <text:p>((2.847813e+01</text:p>
          </table:table-cell>
          <table:table-cell office:value-type="float" office:value="-5.004269E-017" calcext:value-type="float">
            <text:p>-5.004269E-17</text:p>
          </table:table-cell>
          <table:table-cell office:value-type="string" calcext:value-type="string">
            <text:p>7.686546e+02)</text:p>
          </table:table-cell>
          <table:table-cell office:value-type="string" calcext:value-type="string">
            <text:p>(9.645724e+00</text:p>
          </table:table-cell>
          <table:table-cell office:value-type="float" office:value="-9.930761E-021" calcext:value-type="float">
            <text:p>-9.930761E-21</text:p>
          </table:table-cell>
          <table:table-cell office:value-type="string" calcext:value-type="string">
            <text:p>4.091317e-02))</text:p>
          </table:table-cell>
          <table:table-cell office:value-type="string" calcext:value-type="string">
            <text:p>((-3.843273e+01</text:p>
          </table:table-cell>
          <table:table-cell office:value-type="float" office:value="-343.7921" calcext:value-type="float">
            <text:p>-343.7921</text:p>
          </table:table-cell>
          <table:table-cell office:value-type="string" calcext:value-type="string">
            <text:p>1.423906e+00)</text:p>
          </table:table-cell>
          <table:table-cell office:value-type="string" calcext:value-type="string">
            <text:p>(-2.045658e-03</text:p>
          </table:table-cell>
          <table:table-cell office:value-type="float" office:value="9.686289" calcext:value-type="float">
            <text:p>9.686289</text:p>
          </table:table-cell>
          <table:table-cell office:value-type="string" calcext:value-type="string">
            <text:p>4.822862e-01))</text:p>
          </table:table-cell>
        </table:table-row>
        <table:table-row table:style-name="ro1">
          <table:table-cell office:value-type="float" office:value="0.0577143" calcext:value-type="float">
            <text:p>0.0577143</text:p>
          </table:table-cell>
          <table:table-cell office:value-type="string" calcext:value-type="string">
            <text:p>((2.737221e+01</text:p>
          </table:table-cell>
          <table:table-cell office:value-type="float" office:value="-5.000119E-017" calcext:value-type="float">
            <text:p>-5.000119E-17</text:p>
          </table:table-cell>
          <table:table-cell office:value-type="string" calcext:value-type="string">
            <text:p>7.782804e+02)</text:p>
          </table:table-cell>
          <table:table-cell office:value-type="string" calcext:value-type="string">
            <text:p>(9.609344e+00</text:p>
          </table:table-cell>
          <table:table-cell office:value-type="float" office:value="-8.165275E-021" calcext:value-type="float">
            <text:p>-8.165275E-21</text:p>
          </table:table-cell>
          <table:table-cell office:value-type="string" calcext:value-type="string">
            <text:p>2.975092e-02))</text:p>
          </table:table-cell>
          <table:table-cell office:value-type="string" calcext:value-type="string">
            <text:p>((-3.891402e+01</text:p>
          </table:table-cell>
          <table:table-cell office:value-type="float" office:value="-348.854" calcext:value-type="float">
            <text:p>-348.854</text:p>
          </table:table-cell>
          <table:table-cell office:value-type="string" calcext:value-type="string">
            <text:p>1.368610e+00)</text:p>
          </table:table-cell>
          <table:table-cell office:value-type="string" calcext:value-type="string">
            <text:p>(-1.487546e-03</text:p>
          </table:table-cell>
          <table:table-cell office:value-type="float" office:value="9.657141" calcext:value-type="float">
            <text:p>9.657141</text:p>
          </table:table-cell>
          <table:table-cell office:value-type="string" calcext:value-type="string">
            <text:p>4.804672e-01))</text:p>
          </table:table-cell>
        </table:table-row>
        <table:table-row table:style-name="ro1">
          <table:table-cell office:value-type="float" office:value="0.0584762" calcext:value-type="float">
            <text:p>0.0584762</text:p>
          </table:table-cell>
          <table:table-cell office:value-type="string" calcext:value-type="string">
            <text:p>((1.366091e+01</text:p>
          </table:table-cell>
          <table:table-cell office:value-type="float" office:value="-4.575302E-017" calcext:value-type="float">
            <text:p>-4.575302E-17</text:p>
          </table:table-cell>
          <table:table-cell office:value-type="string" calcext:value-type="string">
            <text:p>6.407717e+02)</text:p>
          </table:table-cell>
          <table:table-cell office:value-type="string" calcext:value-type="string">
            <text:p>(9.575167e+00</text:p>
          </table:table-cell>
          <table:table-cell office:value-type="float" office:value="-4.356847E-021" calcext:value-type="float">
            <text:p>-4.356847E-21</text:p>
          </table:table-cell>
          <table:table-cell office:value-type="string" calcext:value-type="string">
            <text:p>1.996839e-02))</text:p>
          </table:table-cell>
          <table:table-cell office:value-type="string" calcext:value-type="string">
            <text:p>((-3.203859e+01</text:p>
          </table:table-cell>
          <table:table-cell office:value-type="float" office:value="-268.974" calcext:value-type="float">
            <text:p>-268.974</text:p>
          </table:table-cell>
          <table:table-cell office:value-type="string" calcext:value-type="string">
            <text:p>6.830456e-01)</text:p>
          </table:table-cell>
          <table:table-cell office:value-type="string" calcext:value-type="string">
            <text:p>(-9.984193e-04</text:p>
          </table:table-cell>
          <table:table-cell office:value-type="float" office:value="9.629191" calcext:value-type="float">
            <text:p>9.629191</text:p>
          </table:table-cell>
          <table:table-cell office:value-type="string" calcext:value-type="string">
            <text:p>4.787583e-01))</text:p>
          </table:table-cell>
        </table:table-row>
        <table:table-row table:style-name="ro1">
          <table:table-cell office:value-type="float" office:value="0.0592381" calcext:value-type="float">
            <text:p>0.0592381</text:p>
          </table:table-cell>
          <table:table-cell office:value-type="string" calcext:value-type="string">
            <text:p>((1.792805e+01</text:p>
          </table:table-cell>
          <table:table-cell office:value-type="float" office:value="-3.884558E-017" calcext:value-type="float">
            <text:p>-3.884558E-17</text:p>
          </table:table-cell>
          <table:table-cell office:value-type="string" calcext:value-type="string">
            <text:p>6.998499e+02)</text:p>
          </table:table-cell>
          <table:table-cell office:value-type="string" calcext:value-type="string">
            <text:p>(9.538948e+00</text:p>
          </table:table-cell>
          <table:table-cell office:value-type="float" office:value="-4.207428E-021" calcext:value-type="float">
            <text:p>-4.207428E-21</text:p>
          </table:table-cell>
          <table:table-cell office:value-type="string" calcext:value-type="string">
            <text:p>1.148192e-02))</text:p>
          </table:table-cell>
          <table:table-cell office:value-type="string" calcext:value-type="string">
            <text:p>((-3.499249e+01</text:p>
          </table:table-cell>
          <table:table-cell office:value-type="float" office:value="-301.4655" calcext:value-type="float">
            <text:p>-301.4655</text:p>
          </table:table-cell>
          <table:table-cell office:value-type="string" calcext:value-type="string">
            <text:p>8.964026e-01)</text:p>
          </table:table-cell>
          <table:table-cell office:value-type="string" calcext:value-type="string">
            <text:p>(-5.740959e-04</text:p>
          </table:table-cell>
          <table:table-cell office:value-type="float" office:value="9.598235" calcext:value-type="float">
            <text:p>9.598235</text:p>
          </table:table-cell>
          <table:table-cell office:value-type="string" calcext:value-type="string">
            <text:p>4.769474e-01))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string" calcext:value-type="string">
            <text:p>((2.604116e+01</text:p>
          </table:table-cell>
          <table:table-cell office:value-type="float" office:value="-4.350359E-017" calcext:value-type="float">
            <text:p>-4.350359E-17</text:p>
          </table:table-cell>
          <table:table-cell office:value-type="string" calcext:value-type="string">
            <text:p>7.543136e+02)</text:p>
          </table:table-cell>
          <table:table-cell office:value-type="string" calcext:value-type="string">
            <text:p>(9.499153e+00</text:p>
          </table:table-cell>
          <table:table-cell office:value-type="float" office:value="-5.133666E-021" calcext:value-type="float">
            <text:p>-5.133666E-21</text:p>
          </table:table-cell>
          <table:table-cell office:value-type="string" calcext:value-type="string">
            <text:p>3.998289e-03))</text:p>
          </table:table-cell>
          <table:table-cell office:value-type="string" calcext:value-type="string">
            <text:p>((-3.771568e+01</text:p>
          </table:table-cell>
          <table:table-cell office:value-type="float" office:value="-331.2065" calcext:value-type="float">
            <text:p>-331.2065</text:p>
          </table:table-cell>
          <table:table-cell office:value-type="string" calcext:value-type="string">
            <text:p>1.302058e+00)</text:p>
          </table:table-cell>
          <table:table-cell office:value-type="string" calcext:value-type="string">
            <text:p>(-1.999144e-04</text:p>
          </table:table-cell>
          <table:table-cell office:value-type="float" office:value="9.562869" calcext:value-type="float">
            <text:p>9.562869</text:p>
          </table:table-cell>
          <table:table-cell office:value-type="string" calcext:value-type="string">
            <text:p>4.749577e-01))</text:p>
          </table:table-cell>
        </table:table-row>
        <table:table-row table:style-name="ro1">
          <table:table-cell office:value-type="float" office:value="0.0607692" calcext:value-type="float">
            <text:p>0.0607692</text:p>
          </table:table-cell>
          <table:table-cell office:value-type="string" calcext:value-type="string">
            <text:p>((1.296798e+01</text:p>
          </table:table-cell>
          <table:table-cell office:value-type="float" office:value="6.247016E-018" calcext:value-type="float">
            <text:p>6.247016E-18</text:p>
          </table:table-cell>
          <table:table-cell office:value-type="string" calcext:value-type="string">
            <text:p>6.611908e+02)</text:p>
          </table:table-cell>
          <table:table-cell office:value-type="string" calcext:value-type="string">
            <text:p>(9.454465e+00</text:p>
          </table:table-cell>
          <table:table-cell office:value-type="float" office:value="-6.201009E-021" calcext:value-type="float">
            <text:p>-6.201009E-21</text:p>
          </table:table-cell>
          <table:table-cell office:value-type="string" calcext:value-type="string">
            <text:p>3.712010e-03))</text:p>
          </table:table-cell>
          <table:table-cell office:value-type="string" calcext:value-type="string">
            <text:p>((-3.305954e+01</text:p>
          </table:table-cell>
          <table:table-cell office:value-type="float" office:value="-276.0685" calcext:value-type="float">
            <text:p>-276.0685</text:p>
          </table:table-cell>
          <table:table-cell office:value-type="string" calcext:value-type="string">
            <text:p>6.483988e-01)</text:p>
          </table:table-cell>
          <table:table-cell office:value-type="string" calcext:value-type="string">
            <text:p>(-1.856005e-04</text:p>
          </table:table-cell>
          <table:table-cell office:value-type="float" office:value="9.51653" calcext:value-type="float">
            <text:p>9.51653</text:p>
          </table:table-cell>
          <table:table-cell office:value-type="string" calcext:value-type="string">
            <text:p>4.727233e-01))</text:p>
          </table:table-cell>
        </table:table-row>
        <table:table-row table:style-name="ro1">
          <table:table-cell office:value-type="float" office:value="0.0615385" calcext:value-type="float">
            <text:p>0.0615385</text:p>
          </table:table-cell>
          <table:table-cell office:value-type="string" calcext:value-type="string">
            <text:p>((6.192407e+00</text:p>
          </table:table-cell>
          <table:table-cell office:value-type="float" office:value="2.28515E-017" calcext:value-type="float">
            <text:p>2.28515E-17</text:p>
          </table:table-cell>
          <table:table-cell office:value-type="string" calcext:value-type="string">
            <text:p>5.994903e+02)</text:p>
          </table:table-cell>
          <table:table-cell office:value-type="string" calcext:value-type="string">
            <text:p>(9.420239e+00</text:p>
          </table:table-cell>
          <table:table-cell office:value-type="float" office:value="-3.238723E-021" calcext:value-type="float">
            <text:p>-3.238723E-21</text:p>
          </table:table-cell>
          <table:table-cell office:value-type="string" calcext:value-type="string">
            <text:p>3.320176e-03))</text:p>
          </table:table-cell>
          <table:table-cell office:value-type="string" calcext:value-type="string">
            <text:p>((-2.997452e+01</text:p>
          </table:table-cell>
          <table:table-cell office:value-type="float" office:value="-242.4836" calcext:value-type="float">
            <text:p>-242.4836</text:p>
          </table:table-cell>
          <table:table-cell office:value-type="string" calcext:value-type="string">
            <text:p>3.096204e-01)</text:p>
          </table:table-cell>
          <table:table-cell office:value-type="string" calcext:value-type="string">
            <text:p>(-1.660088e-04</text:p>
          </table:table-cell>
          <table:table-cell office:value-type="float" office:value="9.480627" calcext:value-type="float">
            <text:p>9.480627</text:p>
          </table:table-cell>
          <table:table-cell office:value-type="string" calcext:value-type="string">
            <text:p>4.710120e-01))</text:p>
          </table:table-cell>
        </table:table-row>
        <table:table-row table:style-name="ro1">
          <table:table-cell office:value-type="float" office:value="0.0623077" calcext:value-type="float">
            <text:p>0.0623077</text:p>
          </table:table-cell>
          <table:table-cell office:value-type="string" calcext:value-type="string">
            <text:p>((-2.274684e+01</text:p>
          </table:table-cell>
          <table:table-cell office:value-type="float" office:value="8.168432E-017" calcext:value-type="float">
            <text:p>8.168432E-17</text:p>
          </table:table-cell>
          <table:table-cell office:value-type="string" calcext:value-type="string">
            <text:p>8.549464e+02)</text:p>
          </table:table-cell>
          <table:table-cell office:value-type="string" calcext:value-type="string">
            <text:p>(9.353145e+00</text:p>
          </table:table-cell>
          <table:table-cell office:value-type="float" office:value="3.435025E-021" calcext:value-type="float">
            <text:p>3.435025E-21</text:p>
          </table:table-cell>
          <table:table-cell office:value-type="string" calcext:value-type="string">
            <text:p>7.562646e-03))</text:p>
          </table:table-cell>
          <table:table-cell office:value-type="string" calcext:value-type="string">
            <text:p>((-4.274732e+01</text:p>
          </table:table-cell>
          <table:table-cell office:value-type="float" office:value="-405.5365" calcext:value-type="float">
            <text:p>-405.5365</text:p>
          </table:table-cell>
          <table:table-cell office:value-type="string" calcext:value-type="string">
            <text:p>-1.137342e+00)</text:p>
          </table:table-cell>
          <table:table-cell office:value-type="string" calcext:value-type="string">
            <text:p>(-3.781323e-04</text:p>
          </table:table-cell>
          <table:table-cell office:value-type="float" office:value="9.407972" calcext:value-type="float">
            <text:p>9.407972</text:p>
          </table:table-cell>
          <table:table-cell office:value-type="string" calcext:value-type="string">
            <text:p>4.676572e-01))</text:p>
          </table:table-cell>
        </table:table-row>
        <table:table-row table:style-name="ro1">
          <table:table-cell office:value-type="float" office:value="0.0630769" calcext:value-type="float">
            <text:p>0.0630769</text:p>
          </table:table-cell>
          <table:table-cell office:value-type="string" calcext:value-type="string">
            <text:p>((-2.268473e+01</text:p>
          </table:table-cell>
          <table:table-cell office:value-type="float" office:value="7.754817E-017" calcext:value-type="float">
            <text:p>7.754817E-17</text:p>
          </table:table-cell>
          <table:table-cell office:value-type="string" calcext:value-type="string">
            <text:p>5.535108e+02)</text:p>
          </table:table-cell>
          <table:table-cell office:value-type="string" calcext:value-type="string">
            <text:p>(9.308677e+00</text:p>
          </table:table-cell>
          <table:table-cell office:value-type="float" office:value="9.027208E-021" calcext:value-type="float">
            <text:p>9.027208E-21</text:p>
          </table:table-cell>
          <table:table-cell office:value-type="string" calcext:value-type="string">
            <text:p>1.537627e-02))</text:p>
          </table:table-cell>
          <table:table-cell office:value-type="string" calcext:value-type="string">
            <text:p>((-2.767554e+01</text:p>
          </table:table-cell>
          <table:table-cell office:value-type="float" office:value="-213.9687" calcext:value-type="float">
            <text:p>-213.9687</text:p>
          </table:table-cell>
          <table:table-cell office:value-type="string" calcext:value-type="string">
            <text:p>-1.134236e+00)</text:p>
          </table:table-cell>
          <table:table-cell office:value-type="string" calcext:value-type="string">
            <text:p>(-7.688133e-04</text:p>
          </table:table-cell>
          <table:table-cell office:value-type="float" office:value="9.355418" calcext:value-type="float">
            <text:p>9.355418</text:p>
          </table:table-cell>
          <table:table-cell office:value-type="string" calcext:value-type="string">
            <text:p>4.654338e-01))</text:p>
          </table:table-cell>
        </table:table-row>
        <table:table-row table:style-name="ro1">
          <table:table-cell office:value-type="float" office:value="0.0638462" calcext:value-type="float">
            <text:p>0.0638462</text:p>
          </table:table-cell>
          <table:table-cell office:value-type="string" calcext:value-type="string">
            <text:p>((-5.481174e+00</text:p>
          </table:table-cell>
          <table:table-cell office:value-type="float" office:value="4.50136E-017" calcext:value-type="float">
            <text:p>4.50136E-17</text:p>
          </table:table-cell>
          <table:table-cell office:value-type="string" calcext:value-type="string">
            <text:p>6.507593e+02)</text:p>
          </table:table-cell>
          <table:table-cell office:value-type="string" calcext:value-type="string">
            <text:p>(9.281267e+00</text:p>
          </table:table-cell>
          <table:table-cell office:value-type="float" office:value="8.793006E-021" calcext:value-type="float">
            <text:p>8.793006E-21</text:p>
          </table:table-cell>
          <table:table-cell office:value-type="string" calcext:value-type="string">
            <text:p>1.715655e-02))</text:p>
          </table:table-cell>
          <table:table-cell office:value-type="string" calcext:value-type="string">
            <text:p>((-3.253796e+01</text:p>
          </table:table-cell>
          <table:table-cell office:value-type="float" office:value="-269.5177" calcext:value-type="float">
            <text:p>-269.5177</text:p>
          </table:table-cell>
          <table:table-cell office:value-type="string" calcext:value-type="string">
            <text:p>-2.740587e-01)</text:p>
          </table:table-cell>
          <table:table-cell office:value-type="string" calcext:value-type="string">
            <text:p>(-8.578275e-04</text:p>
          </table:table-cell>
          <table:table-cell office:value-type="float" office:value="9.325509" calcext:value-type="float">
            <text:p>9.325509</text:p>
          </table:table-cell>
          <table:table-cell office:value-type="string" calcext:value-type="string">
            <text:p>4.640634e-01))</text:p>
          </table:table-cell>
        </table:table-row>
        <table:table-row table:style-name="ro1">
          <table:table-cell office:value-type="float" office:value="0.0646154" calcext:value-type="float">
            <text:p>0.0646154</text:p>
          </table:table-cell>
          <table:table-cell office:value-type="string" calcext:value-type="string">
            <text:p>((5.544019e+00</text:p>
          </table:table-cell>
          <table:table-cell office:value-type="float" office:value="2.730567E-017" calcext:value-type="float">
            <text:p>2.730567E-17</text:p>
          </table:table-cell>
          <table:table-cell office:value-type="string" calcext:value-type="string">
            <text:p>7.218356e+02)</text:p>
          </table:table-cell>
          <table:table-cell office:value-type="string" calcext:value-type="string">
            <text:p>(9.266518e+00</text:p>
          </table:table-cell>
          <table:table-cell office:value-type="float" office:value="7.42008E-021" calcext:value-type="float">
            <text:p>7.42008E-21</text:p>
          </table:table-cell>
          <table:table-cell office:value-type="string" calcext:value-type="string">
            <text:p>1.746909e-02))</text:p>
          </table:table-cell>
          <table:table-cell office:value-type="string" calcext:value-type="string">
            <text:p>((-3.609178e+01</text:p>
          </table:table-cell>
          <table:table-cell office:value-type="float" office:value="-308.3212" calcext:value-type="float">
            <text:p>-308.3212</text:p>
          </table:table-cell>
          <table:table-cell office:value-type="string" calcext:value-type="string">
            <text:p>2.772009e-01)</text:p>
          </table:table-cell>
          <table:table-cell office:value-type="string" calcext:value-type="string">
            <text:p>(-8.734544e-04</text:p>
          </table:table-cell>
          <table:table-cell office:value-type="float" office:value="9.30995" calcext:value-type="float">
            <text:p>9.30995</text:p>
          </table:table-cell>
          <table:table-cell office:value-type="string" calcext:value-type="string">
            <text:p>4.633259e-01))</text:p>
          </table:table-cell>
        </table:table-row>
        <table:table-row table:style-name="ro1">
          <table:table-cell office:value-type="float" office:value="0.0653846" calcext:value-type="float">
            <text:p>0.0653846</text:p>
          </table:table-cell>
          <table:table-cell office:value-type="string" calcext:value-type="string">
            <text:p>((-4.165721e+01</text:p>
          </table:table-cell>
          <table:table-cell office:value-type="float" office:value="7.905813E-017" calcext:value-type="float">
            <text:p>7.905813E-17</text:p>
          </table:table-cell>
          <table:table-cell office:value-type="string" calcext:value-type="string">
            <text:p>3.723225e+02)</text:p>
          </table:table-cell>
          <table:table-cell office:value-type="string" calcext:value-type="string">
            <text:p>(9.276789e+00</text:p>
          </table:table-cell>
          <table:table-cell office:value-type="float" office:value="7.184232E-021" calcext:value-type="float">
            <text:p>7.184232E-21</text:p>
          </table:table-cell>
          <table:table-cell office:value-type="string" calcext:value-type="string">
            <text:p>4.347929e-02))</text:p>
          </table:table-cell>
          <table:table-cell office:value-type="string" calcext:value-type="string">
            <text:p>((-1.861612e+01</text:p>
          </table:table-cell>
          <table:table-cell office:value-type="float" office:value="-93.87377" calcext:value-type="float">
            <text:p>-93.87377</text:p>
          </table:table-cell>
          <table:table-cell office:value-type="string" calcext:value-type="string">
            <text:p>-2.082861e+00)</text:p>
          </table:table-cell>
          <table:table-cell office:value-type="string" calcext:value-type="string">
            <text:p>(-2.173965e-03</text:p>
          </table:table-cell>
          <table:table-cell office:value-type="float" office:value="9.297183" calcext:value-type="float">
            <text:p>9.297183</text:p>
          </table:table-cell>
          <table:table-cell office:value-type="string" calcext:value-type="string">
            <text:p>4.638394e-01))</text:p>
          </table:table-cell>
        </table:table-row>
        <table:table-row table:style-name="ro1">
          <table:table-cell office:value-type="float" office:value="0.0661538" calcext:value-type="float">
            <text:p>0.0661538</text:p>
          </table:table-cell>
          <table:table-cell office:value-type="string" calcext:value-type="string">
            <text:p>((-1.082589e+02</text:p>
          </table:table-cell>
          <table:table-cell office:value-type="float" office:value="-9.988423E-017" calcext:value-type="float">
            <text:p>-9.988423E-17</text:p>
          </table:table-cell>
          <table:table-cell office:value-type="string" calcext:value-type="string">
            <text:p>5.913296e+02)</text:p>
          </table:table-cell>
          <table:table-cell office:value-type="string" calcext:value-type="string">
            <text:p>(9.168831e+00</text:p>
          </table:table-cell>
          <table:table-cell office:value-type="float" office:value="-3.490776E-020" calcext:value-type="float">
            <text:p>-3.490776E-20</text:p>
          </table:table-cell>
          <table:table-cell office:value-type="string" calcext:value-type="string">
            <text:p>8.851891e-02))</text:p>
          </table:table-cell>
          <table:table-cell office:value-type="string" calcext:value-type="string">
            <text:p>((-2.956648e+01</text:p>
          </table:table-cell>
          <table:table-cell office:value-type="float" office:value="-217.8377" calcext:value-type="float">
            <text:p>-217.8377</text:p>
          </table:table-cell>
          <table:table-cell office:value-type="string" calcext:value-type="string">
            <text:p>-5.412945e+00)</text:p>
          </table:table-cell>
          <table:table-cell office:value-type="string" calcext:value-type="string">
            <text:p>(-4.425945e-03</text:p>
          </table:table-cell>
          <table:table-cell office:value-type="float" office:value="9.148998" calcext:value-type="float">
            <text:p>9.148998</text:p>
          </table:table-cell>
          <table:table-cell office:value-type="string" calcext:value-type="string">
            <text:p>4.584415e-01))</text:p>
          </table:table-cell>
        </table:table-row>
        <table:table-row table:style-name="ro1">
          <table:table-cell office:value-type="float" office:value="0.0669231" calcext:value-type="float">
            <text:p>0.0669231</text:p>
          </table:table-cell>
          <table:table-cell office:value-type="string" calcext:value-type="string">
            <text:p>((-3.946187e+01</text:p>
          </table:table-cell>
          <table:table-cell office:value-type="float" office:value="-2.964265E-017" calcext:value-type="float">
            <text:p>-2.964265E-17</text:p>
          </table:table-cell>
          <table:table-cell office:value-type="string" calcext:value-type="string">
            <text:p>5.655391e+02)</text:p>
          </table:table-cell>
          <table:table-cell office:value-type="string" calcext:value-type="string">
            <text:p>(9.041731e+00</text:p>
          </table:table-cell>
          <table:table-cell office:value-type="float" office:value="-3.369083E-020" calcext:value-type="float">
            <text:p>-3.369083E-20</text:p>
          </table:table-cell>
          <table:table-cell office:value-type="string" calcext:value-type="string">
            <text:p>1.458992e-01))</text:p>
          </table:table-cell>
          <table:table-cell office:value-type="string" calcext:value-type="string">
            <text:p>((-2.827695e+01</text:p>
          </table:table-cell>
          <table:table-cell office:value-type="float" office:value="-204.2813" calcext:value-type="float">
            <text:p>-204.2813</text:p>
          </table:table-cell>
          <table:table-cell office:value-type="string" calcext:value-type="string">
            <text:p>-1.973093e+00)</text:p>
          </table:table-cell>
          <table:table-cell office:value-type="string" calcext:value-type="string">
            <text:p>(-7.294958e-03</text:p>
          </table:table-cell>
          <table:table-cell office:value-type="float" office:value="8.970912" calcext:value-type="float">
            <text:p>8.970912</text:p>
          </table:table-cell>
          <table:table-cell office:value-type="string" calcext:value-type="string">
            <text:p>4.520866e-01))</text:p>
          </table:table-cell>
        </table:table-row>
        <table:table-row table:style-name="ro1">
          <table:table-cell office:value-type="float" office:value="0.0676923" calcext:value-type="float">
            <text:p>0.0676923</text:p>
          </table:table-cell>
          <table:table-cell office:value-type="string" calcext:value-type="string">
            <text:p>((-6.089274e+02</text:p>
          </table:table-cell>
          <table:table-cell office:value-type="float" office:value="6.632035E-016" calcext:value-type="float">
            <text:p>6.632035E-16</text:p>
          </table:table-cell>
          <table:table-cell office:value-type="string" calcext:value-type="string">
            <text:p>-1.786145e+03)</text:p>
          </table:table-cell>
          <table:table-cell office:value-type="string" calcext:value-type="string">
            <text:p>(8.894106e+00</text:p>
          </table:table-cell>
          <table:table-cell office:value-type="float" office:value="1.01205E-020" calcext:value-type="float">
            <text:p>1.01205E-20</text:p>
          </table:table-cell>
          <table:table-cell office:value-type="string" calcext:value-type="string">
            <text:p>1.370697e-01))</text:p>
          </table:table-cell>
          <table:table-cell office:value-type="string" calcext:value-type="string">
            <text:p>((8.930723e+01</text:p>
          </table:table-cell>
          <table:table-cell office:value-type="float" office:value="1307.89" calcext:value-type="float">
            <text:p>1307.89</text:p>
          </table:table-cell>
          <table:table-cell office:value-type="string" calcext:value-type="string">
            <text:p>-3.044637e+01)</text:p>
          </table:table-cell>
          <table:table-cell office:value-type="string" calcext:value-type="string">
            <text:p>(-6.853487e-03</text:p>
          </table:table-cell>
          <table:table-cell office:value-type="float" office:value="8.835721" calcext:value-type="float">
            <text:p>8.835721</text:p>
          </table:table-cell>
          <table:table-cell office:value-type="string" calcext:value-type="string">
            <text:p>4.447053e-01))</text:p>
          </table:table-cell>
        </table:table-row>
        <table:table-row table:style-name="ro1">
          <table:table-cell office:value-type="float" office:value="0.0684615" calcext:value-type="float">
            <text:p>0.0684615</text:p>
          </table:table-cell>
          <table:table-cell office:value-type="string" calcext:value-type="string">
            <text:p>((-1.067365e+03</text:p>
          </table:table-cell>
          <table:table-cell office:value-type="float" office:value="1.230389E-015" calcext:value-type="float">
            <text:p>1.230389E-15</text:p>
          </table:table-cell>
          <table:table-cell office:value-type="string" calcext:value-type="string">
            <text:p>-3.864138e+03)</text:p>
          </table:table-cell>
          <table:table-cell office:value-type="string" calcext:value-type="string">
            <text:p>(8.764175e+00</text:p>
          </table:table-cell>
          <table:table-cell office:value-type="float" office:value="6.640782E-021" calcext:value-type="float">
            <text:p>6.640782E-21</text:p>
          </table:table-cell>
          <table:table-cell office:value-type="string" calcext:value-type="string">
            <text:p>1.154593e-01))</text:p>
          </table:table-cell>
          <table:table-cell office:value-type="string" calcext:value-type="string">
            <text:p>((1.932069e+02</text:p>
          </table:table-cell>
          <table:table-cell office:value-type="float" office:value="2627.946" calcext:value-type="float">
            <text:p>2627.946</text:p>
          </table:table-cell>
          <table:table-cell office:value-type="string" calcext:value-type="string">
            <text:p>-5.336825e+01)</text:p>
          </table:table-cell>
          <table:table-cell office:value-type="string" calcext:value-type="string">
            <text:p>(-5.772966e-03</text:p>
          </table:table-cell>
          <table:table-cell office:value-type="float" office:value="8.735357" calcext:value-type="float">
            <text:p>8.735357</text:p>
          </table:table-cell>
          <table:table-cell office:value-type="string" calcext:value-type="string">
            <text:p>4.382087e-01))</text:p>
          </table:table-cell>
        </table:table-row>
        <table:table-row table:style-name="ro1">
          <table:table-cell office:value-type="float" office:value="0.0692308" calcext:value-type="float">
            <text:p>0.0692308</text:p>
          </table:table-cell>
          <table:table-cell office:value-type="string" calcext:value-type="string">
            <text:p>((7.114767e+01</text:p>
          </table:table-cell>
          <table:table-cell office:value-type="float" office:value="-4.216888E-017" calcext:value-type="float">
            <text:p>-4.216888E-17</text:p>
          </table:table-cell>
          <table:table-cell office:value-type="string" calcext:value-type="string">
            <text:p>6.448153e+02)</text:p>
          </table:table-cell>
          <table:table-cell office:value-type="string" calcext:value-type="string">
            <text:p>(8.776611e+00</text:p>
          </table:table-cell>
          <table:table-cell office:value-type="float" office:value="6.616328E-021" calcext:value-type="float">
            <text:p>6.616328E-21</text:p>
          </table:table-cell>
          <table:table-cell office:value-type="string" calcext:value-type="string">
            <text:p>1.226106e-01))</text:p>
          </table:table-cell>
          <table:table-cell office:value-type="string" calcext:value-type="string">
            <text:p>((-3.224077e+01</text:p>
          </table:table-cell>
          <table:table-cell office:value-type="float" office:value="-198.7344" calcext:value-type="float">
            <text:p>-198.7344</text:p>
          </table:table-cell>
          <table:table-cell office:value-type="string" calcext:value-type="string">
            <text:p>3.557383e+00)</text:p>
          </table:table-cell>
          <table:table-cell office:value-type="string" calcext:value-type="string">
            <text:p>(-6.130528e-03</text:p>
          </table:table-cell>
          <table:table-cell office:value-type="float" office:value="8.754265" calcext:value-type="float">
            <text:p>8.754265</text:p>
          </table:table-cell>
          <table:table-cell office:value-type="string" calcext:value-type="string">
            <text:p>4.388305e-01))</text:p>
          </table:table-cell>
        </table:table-row>
        <table:table-row table:style-name="ro1">
          <table:table-cell office:value-type="float" office:value="0.0699487" calcext:value-type="float">
            <text:p>0.0699487</text:p>
          </table:table-cell>
          <table:table-cell office:value-type="string" calcext:value-type="string">
            <text:p>((6.578126e+01</text:p>
          </table:table-cell>
          <table:table-cell office:value-type="float" office:value="-3.944114E-017" calcext:value-type="float">
            <text:p>-3.944114E-17</text:p>
          </table:table-cell>
          <table:table-cell office:value-type="string" calcext:value-type="string">
            <text:p>6.817383e+02)</text:p>
          </table:table-cell>
          <table:table-cell office:value-type="string" calcext:value-type="string">
            <text:p>(8.779869e+00</text:p>
          </table:table-cell>
          <table:table-cell office:value-type="float" office:value="6.681013E-021" calcext:value-type="float">
            <text:p>6.681013E-21</text:p>
          </table:table-cell>
          <table:table-cell office:value-type="string" calcext:value-type="string">
            <text:p>1.344488e-01))</text:p>
          </table:table-cell>
          <table:table-cell office:value-type="string" calcext:value-type="string">
            <text:p>((-3.408692e+01</text:p>
          </table:table-cell>
          <table:table-cell office:value-type="float" office:value="-232.1969" calcext:value-type="float">
            <text:p>-232.1969</text:p>
          </table:table-cell>
          <table:table-cell office:value-type="string" calcext:value-type="string">
            <text:p>3.289063e+00)</text:p>
          </table:table-cell>
          <table:table-cell office:value-type="string" calcext:value-type="string">
            <text:p>(-6.722439e-03</text:p>
          </table:table-cell>
          <table:table-cell office:value-type="float" office:value="8.757236" calcext:value-type="float">
            <text:p>8.757236</text:p>
          </table:table-cell>
          <table:table-cell office:value-type="string" calcext:value-type="string">
            <text:p>4.389934e-01))</text:p>
          </table:table-cell>
        </table:table-row>
        <table:table-row table:style-name="ro1">
          <table:table-cell office:value-type="float" office:value="0.0706667" calcext:value-type="float">
            <text:p>0.0706667</text:p>
          </table:table-cell>
          <table:table-cell office:value-type="string" calcext:value-type="string">
            <text:p>((6.470067e+01</text:p>
          </table:table-cell>
          <table:table-cell office:value-type="float" office:value="-3.852953E-017" calcext:value-type="float">
            <text:p>-3.852953E-17</text:p>
          </table:table-cell>
          <table:table-cell office:value-type="string" calcext:value-type="string">
            <text:p>6.592073e+02)</text:p>
          </table:table-cell>
          <table:table-cell office:value-type="string" calcext:value-type="string">
            <text:p>(8.781921e+00</text:p>
          </table:table-cell>
          <table:table-cell office:value-type="float" office:value="7.170113E-021" calcext:value-type="float">
            <text:p>7.170113E-21</text:p>
          </table:table-cell>
          <table:table-cell office:value-type="string" calcext:value-type="string">
            <text:p>1.400529e-01))</text:p>
          </table:table-cell>
          <table:table-cell office:value-type="string" calcext:value-type="string">
            <text:p>((-3.296036e+01</text:p>
          </table:table-cell>
          <table:table-cell office:value-type="float" office:value="-225.2263" calcext:value-type="float">
            <text:p>-225.2263</text:p>
          </table:table-cell>
          <table:table-cell office:value-type="string" calcext:value-type="string">
            <text:p>3.235034e+00)</text:p>
          </table:table-cell>
          <table:table-cell office:value-type="string" calcext:value-type="string">
            <text:p>(-7.002643e-03</text:p>
          </table:table-cell>
          <table:table-cell office:value-type="float" office:value="8.761274" calcext:value-type="float">
            <text:p>8.761274</text:p>
          </table:table-cell>
          <table:table-cell office:value-type="string" calcext:value-type="string">
            <text:p>4.390961e-01))</text:p>
          </table:table-cell>
        </table:table-row>
        <table:table-row table:style-name="ro1">
          <table:table-cell office:value-type="float" office:value="0.0713846" calcext:value-type="float">
            <text:p>0.0713846</text:p>
          </table:table-cell>
          <table:table-cell office:value-type="string" calcext:value-type="string">
            <text:p>((6.350065e+01</text:p>
          </table:table-cell>
          <table:table-cell office:value-type="float" office:value="-3.995938E-017" calcext:value-type="float">
            <text:p>-3.995938E-17</text:p>
          </table:table-cell>
          <table:table-cell office:value-type="string" calcext:value-type="string">
            <text:p>6.475194e+02)</text:p>
          </table:table-cell>
          <table:table-cell office:value-type="string" calcext:value-type="string">
            <text:p>(8.783872e+00</text:p>
          </table:table-cell>
          <table:table-cell office:value-type="float" office:value="6.773565E-021" calcext:value-type="float">
            <text:p>6.773565E-21</text:p>
          </table:table-cell>
          <table:table-cell office:value-type="string" calcext:value-type="string">
            <text:p>1.413909e-01))</text:p>
          </table:table-cell>
          <table:table-cell office:value-type="string" calcext:value-type="string">
            <text:p>((-3.237597e+01</text:p>
          </table:table-cell>
          <table:table-cell office:value-type="float" office:value="-223.9658" calcext:value-type="float">
            <text:p>-223.9658</text:p>
          </table:table-cell>
          <table:table-cell office:value-type="string" calcext:value-type="string">
            <text:p>3.175032e+00)</text:p>
          </table:table-cell>
          <table:table-cell office:value-type="string" calcext:value-type="string">
            <text:p>(-7.069546e-03</text:p>
          </table:table-cell>
          <table:table-cell office:value-type="float" office:value="8.766767" calcext:value-type="float">
            <text:p>8.766767</text:p>
          </table:table-cell>
          <table:table-cell office:value-type="string" calcext:value-type="string">
            <text:p>4.391936e-01))</text:p>
          </table:table-cell>
        </table:table-row>
        <table:table-row table:style-name="ro1">
          <table:table-cell office:value-type="float" office:value="0.0721026" calcext:value-type="float">
            <text:p>0.0721026</text:p>
          </table:table-cell>
          <table:table-cell office:value-type="string" calcext:value-type="string">
            <text:p>((6.139599e+01</text:p>
          </table:table-cell>
          <table:table-cell office:value-type="float" office:value="-4.051966E-017" calcext:value-type="float">
            <text:p>-4.051966E-17</text:p>
          </table:table-cell>
          <table:table-cell office:value-type="string" calcext:value-type="string">
            <text:p>6.417094e+02)</text:p>
          </table:table-cell>
          <table:table-cell office:value-type="string" calcext:value-type="string">
            <text:p>(8.784043e+00</text:p>
          </table:table-cell>
          <table:table-cell office:value-type="float" office:value="1.054362E-020" calcext:value-type="float">
            <text:p>1.054362E-20</text:p>
          </table:table-cell>
          <table:table-cell office:value-type="string" calcext:value-type="string">
            <text:p>1.389590e-01))</text:p>
          </table:table-cell>
          <table:table-cell office:value-type="string" calcext:value-type="string">
            <text:p>((-3.208547e+01</text:p>
          </table:table-cell>
          <table:table-cell office:value-type="float" office:value="-226.1821" calcext:value-type="float">
            <text:p>-226.1821</text:p>
          </table:table-cell>
          <table:table-cell office:value-type="string" calcext:value-type="string">
            <text:p>3.069799e+00)</text:p>
          </table:table-cell>
          <table:table-cell office:value-type="string" calcext:value-type="string">
            <text:p>(-6.947951e-03</text:p>
          </table:table-cell>
          <table:table-cell office:value-type="float" office:value="8.771037" calcext:value-type="float">
            <text:p>8.771037</text:p>
          </table:table-cell>
          <table:table-cell office:value-type="string" calcext:value-type="string">
            <text:p>4.392021e-01))</text:p>
          </table:table-cell>
        </table:table-row>
        <table:table-row table:style-name="ro1">
          <table:table-cell office:value-type="float" office:value="0.0728205" calcext:value-type="float">
            <text:p>0.0728205</text:p>
          </table:table-cell>
          <table:table-cell office:value-type="string" calcext:value-type="string">
            <text:p>((5.828255e+01</text:p>
          </table:table-cell>
          <table:table-cell office:value-type="float" office:value="-4.144814E-017" calcext:value-type="float">
            <text:p>-4.144814E-17</text:p>
          </table:table-cell>
          <table:table-cell office:value-type="string" calcext:value-type="string">
            <text:p>6.250664e+02)</text:p>
          </table:table-cell>
          <table:table-cell office:value-type="string" calcext:value-type="string">
            <text:p>(8.778488e+00</text:p>
          </table:table-cell>
          <table:table-cell office:value-type="float" office:value="1.156422E-020" calcext:value-type="float">
            <text:p>1.156422E-20</text:p>
          </table:table-cell>
          <table:table-cell office:value-type="string" calcext:value-type="string">
            <text:p>1.335497e-01))</text:p>
          </table:table-cell>
          <table:table-cell office:value-type="string" calcext:value-type="string">
            <text:p>((-3.125332e+01</text:p>
          </table:table-cell>
          <table:table-cell office:value-type="float" office:value="-224.709" calcext:value-type="float">
            <text:p>-224.709</text:p>
          </table:table-cell>
          <table:table-cell office:value-type="string" calcext:value-type="string">
            <text:p>2.914127e+00)</text:p>
          </table:table-cell>
          <table:table-cell office:value-type="string" calcext:value-type="string">
            <text:p>(-6.677487e-03</text:p>
          </table:table-cell>
          <table:table-cell office:value-type="float" office:value="8.768595" calcext:value-type="float">
            <text:p>8.768595</text:p>
          </table:table-cell>
          <table:table-cell office:value-type="string" calcext:value-type="string">
            <text:p>4.389244e-01))</text:p>
          </table:table-cell>
        </table:table-row>
        <table:table-row table:style-name="ro1">
          <table:table-cell office:value-type="float" office:value="0.0735385" calcext:value-type="float">
            <text:p>0.0735385</text:p>
          </table:table-cell>
          <table:table-cell office:value-type="string" calcext:value-type="string">
            <text:p>((4.753988e+01</text:p>
          </table:table-cell>
          <table:table-cell office:value-type="float" office:value="-5.157961E-017" calcext:value-type="float">
            <text:p>-5.157961E-17</text:p>
          </table:table-cell>
          <table:table-cell office:value-type="string" calcext:value-type="string">
            <text:p>7.489501e+02)</text:p>
          </table:table-cell>
          <table:table-cell office:value-type="string" calcext:value-type="string">
            <text:p>(8.764924e+00</text:p>
          </table:table-cell>
          <table:table-cell office:value-type="float" office:value="1.333542E-020" calcext:value-type="float">
            <text:p>1.333542E-20</text:p>
          </table:table-cell>
          <table:table-cell office:value-type="string" calcext:value-type="string">
            <text:p>1.256321e-01))</text:p>
          </table:table-cell>
          <table:table-cell office:value-type="string" calcext:value-type="string">
            <text:p>((-3.744750e+01</text:p>
          </table:table-cell>
          <table:table-cell office:value-type="float" office:value="-316.7213" calcext:value-type="float">
            <text:p>-316.7213</text:p>
          </table:table-cell>
          <table:table-cell office:value-type="string" calcext:value-type="string">
            <text:p>2.376994e+00)</text:p>
          </table:table-cell>
          <table:table-cell office:value-type="string" calcext:value-type="string">
            <text:p>(-6.281605e-03</text:p>
          </table:table-cell>
          <table:table-cell office:value-type="float" office:value="8.757379" calcext:value-type="float">
            <text:p>8.757379</text:p>
          </table:table-cell>
          <table:table-cell office:value-type="string" calcext:value-type="string">
            <text:p>4.382462e-01))</text:p>
          </table:table-cell>
        </table:table-row>
        <table:table-row table:style-name="ro1">
          <table:table-cell office:value-type="float" office:value="0.0742564" calcext:value-type="float">
            <text:p>0.0742564</text:p>
          </table:table-cell>
          <table:table-cell office:value-type="string" calcext:value-type="string">
            <text:p>((9.219497e+00</text:p>
          </table:table-cell>
          <table:table-cell office:value-type="float" office:value="-7.520801E-017" calcext:value-type="float">
            <text:p>-7.520801E-17</text:p>
          </table:table-cell>
          <table:table-cell office:value-type="string" calcext:value-type="string">
            <text:p>1.222976e+03)</text:p>
          </table:table-cell>
          <table:table-cell office:value-type="string" calcext:value-type="string">
            <text:p>(8.731461e+00</text:p>
          </table:table-cell>
          <table:table-cell office:value-type="float" office:value="8.670633E-021" calcext:value-type="float">
            <text:p>8.670633E-21</text:p>
          </table:table-cell>
          <table:table-cell office:value-type="string" calcext:value-type="string">
            <text:p>1.155710e-01))</text:p>
          </table:table-cell>
          <table:table-cell office:value-type="string" calcext:value-type="string">
            <text:p>((-6.114878e+01</text:p>
          </table:table-cell>
          <table:table-cell office:value-type="float" office:value="-670.0068" calcext:value-type="float">
            <text:p>-670.0068</text:p>
          </table:table-cell>
          <table:table-cell office:value-type="string" calcext:value-type="string">
            <text:p>4.609749e-01)</text:p>
          </table:table-cell>
          <table:table-cell office:value-type="string" calcext:value-type="string">
            <text:p>(-5.778548e-03</text:p>
          </table:table-cell>
          <table:table-cell office:value-type="float" office:value="8.727623" calcext:value-type="float">
            <text:p>8.727623</text:p>
          </table:table-cell>
          <table:table-cell office:value-type="string" calcext:value-type="string">
            <text:p>4.365731e-01))</text:p>
          </table:table-cell>
        </table:table-row>
        <table:table-row table:style-name="ro1">
          <table:table-cell office:value-type="float" office:value="0.0749744" calcext:value-type="float">
            <text:p>0.0749744</text:p>
          </table:table-cell>
          <table:table-cell office:value-type="string" calcext:value-type="string">
            <text:p>((3.705179e+01</text:p>
          </table:table-cell>
          <table:table-cell office:value-type="float" office:value="-6.897777E-017" calcext:value-type="float">
            <text:p>-6.897777E-17</text:p>
          </table:table-cell>
          <table:table-cell office:value-type="string" calcext:value-type="string">
            <text:p>7.909272e+02)</text:p>
          </table:table-cell>
          <table:table-cell office:value-type="string" calcext:value-type="string">
            <text:p>(8.710302e+00</text:p>
          </table:table-cell>
          <table:table-cell office:value-type="float" office:value="2.716418E-021" calcext:value-type="float">
            <text:p>2.716418E-21</text:p>
          </table:table-cell>
          <table:table-cell office:value-type="string" calcext:value-type="string">
            <text:p>1.015792e-01))</text:p>
          </table:table-cell>
          <table:table-cell office:value-type="string" calcext:value-type="string">
            <text:p>((-3.954636e+01</text:p>
          </table:table-cell>
          <table:table-cell office:value-type="float" office:value="-359.6632" calcext:value-type="float">
            <text:p>-359.6632</text:p>
          </table:table-cell>
          <table:table-cell office:value-type="string" calcext:value-type="string">
            <text:p>1.852589e+00)</text:p>
          </table:table-cell>
          <table:table-cell office:value-type="string" calcext:value-type="string">
            <text:p>(-5.078959e-03</text:p>
          </table:table-cell>
          <table:table-cell office:value-type="float" office:value="8.711826" calcext:value-type="float">
            <text:p>8.711826</text:p>
          </table:table-cell>
          <table:table-cell office:value-type="string" calcext:value-type="string">
            <text:p>4.355151e-01))</text:p>
          </table:table-cell>
        </table:table-row>
        <table:table-row table:style-name="ro1">
          <table:table-cell office:value-type="float" office:value="0.0756923" calcext:value-type="float">
            <text:p>0.0756923</text:p>
          </table:table-cell>
          <table:table-cell office:value-type="string" calcext:value-type="string">
            <text:p>((3.529130e+01</text:p>
          </table:table-cell>
          <table:table-cell office:value-type="float" office:value="-6.364783E-017" calcext:value-type="float">
            <text:p>-6.364783E-17</text:p>
          </table:table-cell>
          <table:table-cell office:value-type="string" calcext:value-type="string">
            <text:p>7.841048e+02)</text:p>
          </table:table-cell>
          <table:table-cell office:value-type="string" calcext:value-type="string">
            <text:p>(8.690792e+00</text:p>
          </table:table-cell>
          <table:table-cell office:value-type="float" office:value="-7.512068E-022" calcext:value-type="float">
            <text:p>-7.512068E-22</text:p>
          </table:table-cell>
          <table:table-cell office:value-type="string" calcext:value-type="string">
            <text:p>8.800100e-02))</text:p>
          </table:table-cell>
          <table:table-cell office:value-type="string" calcext:value-type="string">
            <text:p>((-3.920524e+01</text:p>
          </table:table-cell>
          <table:table-cell office:value-type="float" office:value="-356.3752" calcext:value-type="float">
            <text:p>-356.3752</text:p>
          </table:table-cell>
          <table:table-cell office:value-type="string" calcext:value-type="string">
            <text:p>1.764565e+00)</text:p>
          </table:table-cell>
          <table:table-cell office:value-type="string" calcext:value-type="string">
            <text:p>(-4.400050e-03</text:p>
          </table:table-cell>
          <table:table-cell office:value-type="float" office:value="8.695617" calcext:value-type="float">
            <text:p>8.695617</text:p>
          </table:table-cell>
          <table:table-cell office:value-type="string" calcext:value-type="string">
            <text:p>4.345396e-01))</text:p>
          </table:table-cell>
        </table:table-row>
        <table:table-row table:style-name="ro1">
          <table:table-cell office:value-type="float" office:value="0.0764103" calcext:value-type="float">
            <text:p>0.0764103</text:p>
          </table:table-cell>
          <table:table-cell office:value-type="string" calcext:value-type="string">
            <text:p>((3.409601e+01</text:p>
          </table:table-cell>
          <table:table-cell office:value-type="float" office:value="-5.599584E-017" calcext:value-type="float">
            <text:p>-5.599584E-17</text:p>
          </table:table-cell>
          <table:table-cell office:value-type="string" calcext:value-type="string">
            <text:p>7.133467e+02)</text:p>
          </table:table-cell>
          <table:table-cell office:value-type="string" calcext:value-type="string">
            <text:p>(8.674011e+00</text:p>
          </table:table-cell>
          <table:table-cell office:value-type="float" office:value="-4.212875E-021" calcext:value-type="float">
            <text:p>-4.212875E-21</text:p>
          </table:table-cell>
          <table:table-cell office:value-type="string" calcext:value-type="string">
            <text:p>8.058196e-02))</text:p>
          </table:table-cell>
          <table:table-cell office:value-type="string" calcext:value-type="string">
            <text:p>((-3.566734e+01</text:p>
          </table:table-cell>
          <table:table-cell office:value-type="float" office:value="-309.4538" calcext:value-type="float">
            <text:p>-309.4538</text:p>
          </table:table-cell>
          <table:table-cell office:value-type="string" calcext:value-type="string">
            <text:p>1.704800e+00)</text:p>
          </table:table-cell>
          <table:table-cell office:value-type="string" calcext:value-type="string">
            <text:p>(-4.029098e-03</text:p>
          </table:table-cell>
          <table:table-cell office:value-type="float" office:value="8.675114" calcext:value-type="float">
            <text:p>8.675114</text:p>
          </table:table-cell>
          <table:table-cell office:value-type="string" calcext:value-type="string">
            <text:p>4.337006e-01))</text:p>
          </table:table-cell>
        </table:table-row>
        <table:table-row table:style-name="ro1">
          <table:table-cell office:value-type="float" office:value="0.0771282" calcext:value-type="float">
            <text:p>0.0771282</text:p>
          </table:table-cell>
          <table:table-cell office:value-type="string" calcext:value-type="string">
            <text:p>((3.305869e+01</text:p>
          </table:table-cell>
          <table:table-cell office:value-type="float" office:value="-5.942578E-017" calcext:value-type="float">
            <text:p>-5.942578E-17</text:p>
          </table:table-cell>
          <table:table-cell office:value-type="string" calcext:value-type="string">
            <text:p>6.933343e+02)</text:p>
          </table:table-cell>
          <table:table-cell office:value-type="string" calcext:value-type="string">
            <text:p>(8.673505e+00</text:p>
          </table:table-cell>
          <table:table-cell office:value-type="float" office:value="-2.067034E-021" calcext:value-type="float">
            <text:p>-2.067034E-21</text:p>
          </table:table-cell>
          <table:table-cell office:value-type="string" calcext:value-type="string">
            <text:p>5.536296e-02))</text:p>
          </table:table-cell>
          <table:table-cell office:value-type="string" calcext:value-type="string">
            <text:p>((-3.466672e+01</text:p>
          </table:table-cell>
          <table:table-cell office:value-type="float" office:value="-301.837" calcext:value-type="float">
            <text:p>-301.837</text:p>
          </table:table-cell>
          <table:table-cell office:value-type="string" calcext:value-type="string">
            <text:p>1.652934e+00)</text:p>
          </table:table-cell>
          <table:table-cell office:value-type="string" calcext:value-type="string">
            <text:p>(-2.768148e-03</text:p>
          </table:table-cell>
          <table:table-cell office:value-type="float" office:value="8.686037" calcext:value-type="float">
            <text:p>8.686037</text:p>
          </table:table-cell>
          <table:table-cell office:value-type="string" calcext:value-type="string">
            <text:p>4.336753e-01))</text:p>
          </table:table-cell>
        </table:table-row>
        <table:table-row table:style-name="ro1">
          <table:table-cell office:value-type="float" office:value="0.0778462" calcext:value-type="float">
            <text:p>0.0778462</text:p>
          </table:table-cell>
          <table:table-cell office:value-type="string" calcext:value-type="string">
            <text:p>((7.682219e+00</text:p>
          </table:table-cell>
          <table:table-cell office:value-type="float" office:value="-3.954576E-017" calcext:value-type="float">
            <text:p>-3.954576E-17</text:p>
          </table:table-cell>
          <table:table-cell office:value-type="string" calcext:value-type="string">
            <text:p>6.152102e+02)</text:p>
          </table:table-cell>
          <table:table-cell office:value-type="string" calcext:value-type="string">
            <text:p>(8.678539e+00</text:p>
          </table:table-cell>
          <table:table-cell office:value-type="float" office:value="2.188606E-021" calcext:value-type="float">
            <text:p>2.188606E-21</text:p>
          </table:table-cell>
          <table:table-cell office:value-type="string" calcext:value-type="string">
            <text:p>2.978595e-02))</text:p>
          </table:table-cell>
          <table:table-cell office:value-type="string" calcext:value-type="string">
            <text:p>((-3.076051e+01</text:p>
          </table:table-cell>
          <table:table-cell office:value-type="float" office:value="-271.1703" calcext:value-type="float">
            <text:p>-271.1703</text:p>
          </table:table-cell>
          <table:table-cell office:value-type="string" calcext:value-type="string">
            <text:p>3.841110e-01)</text:p>
          </table:table-cell>
          <table:table-cell office:value-type="string" calcext:value-type="string">
            <text:p>(-1.489298e-03</text:p>
          </table:table-cell>
          <table:table-cell office:value-type="float" office:value="8.704553" calcext:value-type="float">
            <text:p>8.704553</text:p>
          </table:table-cell>
          <table:table-cell office:value-type="string" calcext:value-type="string">
            <text:p>4.339270e-01))</text:p>
          </table:table-cell>
        </table:table-row>
        <table:table-row table:style-name="ro1">
          <table:table-cell office:value-type="float" office:value="0.0785641" calcext:value-type="float">
            <text:p>0.0785641</text:p>
          </table:table-cell>
          <table:table-cell office:value-type="string" calcext:value-type="string">
            <text:p>((-2.681927e+01</text:p>
          </table:table-cell>
          <table:table-cell office:value-type="float" office:value="-2.915452E-017" calcext:value-type="float">
            <text:p>-2.915452E-17</text:p>
          </table:table-cell>
          <table:table-cell office:value-type="string" calcext:value-type="string">
            <text:p>3.842207e+02)</text:p>
          </table:table-cell>
          <table:table-cell office:value-type="string" calcext:value-type="string">
            <text:p>(8.674187e+00</text:p>
          </table:table-cell>
          <table:table-cell office:value-type="float" office:value="6.373185E-021" calcext:value-type="float">
            <text:p>6.373185E-21</text:p>
          </table:table-cell>
          <table:table-cell office:value-type="string" calcext:value-type="string">
            <text:p>2.028137e-02))</text:p>
          </table:table-cell>
          <table:table-cell office:value-type="string" calcext:value-type="string">
            <text:p>((-1.921104e+01</text:p>
          </table:table-cell>
          <table:table-cell office:value-type="float" office:value="-142.535" calcext:value-type="float">
            <text:p>-142.535</text:p>
          </table:table-cell>
          <table:table-cell office:value-type="string" calcext:value-type="string">
            <text:p>-1.340963e+00)</text:p>
          </table:table-cell>
          <table:table-cell office:value-type="string" calcext:value-type="string">
            <text:p>(-1.014069e-03</text:p>
          </table:table-cell>
          <table:table-cell office:value-type="float" office:value="8.702184" calcext:value-type="float">
            <text:p>8.702184</text:p>
          </table:table-cell>
          <table:table-cell office:value-type="string" calcext:value-type="string">
            <text:p>4.337093e-01))</text:p>
          </table:table-cell>
        </table:table-row>
        <table:table-row table:style-name="ro1">
          <table:table-cell office:value-type="float" office:value="0.0792821" calcext:value-type="float">
            <text:p>0.0792821</text:p>
          </table:table-cell>
          <table:table-cell office:value-type="string" calcext:value-type="string">
            <text:p>((-2.894160e+01</text:p>
          </table:table-cell>
          <table:table-cell office:value-type="float" office:value="8.579625E-017" calcext:value-type="float">
            <text:p>8.579625E-17</text:p>
          </table:table-cell>
          <table:table-cell office:value-type="string" calcext:value-type="string">
            <text:p>2.338036e+02)</text:p>
          </table:table-cell>
          <table:table-cell office:value-type="string" calcext:value-type="string">
            <text:p>(8.680224e+00</text:p>
          </table:table-cell>
          <table:table-cell office:value-type="float" office:value="3.039555E-021" calcext:value-type="float">
            <text:p>3.039555E-21</text:p>
          </table:table-cell>
          <table:table-cell office:value-type="string" calcext:value-type="string">
            <text:p>1.628300e-02))</text:p>
          </table:table-cell>
          <table:table-cell office:value-type="string" calcext:value-type="string">
            <text:p>((-1.169018e+01</text:p>
          </table:table-cell>
          <table:table-cell office:value-type="float" office:value="-26.93899" calcext:value-type="float">
            <text:p>-26.93899</text:p>
          </table:table-cell>
          <table:table-cell office:value-type="string" calcext:value-type="string">
            <text:p>-1.447080e+00)</text:p>
          </table:table-cell>
          <table:table-cell office:value-type="string" calcext:value-type="string">
            <text:p>(-8.141499e-04</text:p>
          </table:table-cell>
          <table:table-cell office:value-type="float" office:value="8.706369" calcext:value-type="float">
            <text:p>8.706369</text:p>
          </table:table-cell>
          <table:table-cell office:value-type="string" calcext:value-type="string">
            <text:p>4.340112e-01))</text:p>
          </table:table-cell>
        </table:table-row>
        <table:table-row table:style-name="ro1">
          <table:table-cell office:value-type="float" office:value="0.079641" calcext:value-type="float">
            <text:p>0.079641</text:p>
          </table:table-cell>
          <table:table-cell office:value-type="string" calcext:value-type="string">
            <text:p>((-2.341741e+02</text:p>
          </table:table-cell>
          <table:table-cell office:value-type="float" office:value="5.73291E-016" calcext:value-type="float">
            <text:p>5.73291E-16</text:p>
          </table:table-cell>
          <table:table-cell office:value-type="string" calcext:value-type="string">
            <text:p>-1.211288e+03)</text:p>
          </table:table-cell>
          <table:table-cell office:value-type="string" calcext:value-type="string">
            <text:p>(8.675057e+00</text:p>
          </table:table-cell>
          <table:table-cell office:value-type="float" office:value="1.580998E-020" calcext:value-type="float">
            <text:p>1.580998E-20</text:p>
          </table:table-cell>
          <table:table-cell office:value-type="string" calcext:value-type="string">
            <text:p>2.542668e-02))</text:p>
          </table:table-cell>
          <table:table-cell office:value-type="string" calcext:value-type="string">
            <text:p>((6.056441e+01</text:p>
          </table:table-cell>
          <table:table-cell office:value-type="float" office:value="876.6496" calcext:value-type="float">
            <text:p>876.6496</text:p>
          </table:table-cell>
          <table:table-cell office:value-type="string" calcext:value-type="string">
            <text:p>-1.170871e+01)</text:p>
          </table:table-cell>
          <table:table-cell office:value-type="string" calcext:value-type="string">
            <text:p>(-1.271334e-03</text:p>
          </table:table-cell>
          <table:table-cell office:value-type="float" office:value="8.690498" calcext:value-type="float">
            <text:p>8.690498</text:p>
          </table:table-cell>
          <table:table-cell office:value-type="string" calcext:value-type="string">
            <text:p>4.337528e-01))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string" calcext:value-type="string">
            <text:p>((1.287902e+00</text:p>
          </table:table-cell>
          <table:table-cell office:value-type="float" office:value="-7.274757E-018" calcext:value-type="float">
            <text:p>-7.274757E-18</text:p>
          </table:table-cell>
          <table:table-cell office:value-type="string" calcext:value-type="string">
            <text:p>5.889573e+02)</text:p>
          </table:table-cell>
          <table:table-cell office:value-type="string" calcext:value-type="string">
            <text:p>(8.671671e+00</text:p>
          </table:table-cell>
          <table:table-cell office:value-type="float" office:value="1.777112E-020" calcext:value-type="float">
            <text:p>1.777112E-20</text:p>
          </table:table-cell>
          <table:table-cell office:value-type="string" calcext:value-type="string">
            <text:p>2.362822e-02))</text:p>
          </table:table-cell>
          <table:table-cell office:value-type="string" calcext:value-type="string">
            <text:p>((-2.944786e+01</text:p>
          </table:table-cell>
          <table:table-cell office:value-type="float" office:value="-242.8167" calcext:value-type="float">
            <text:p>-242.8167</text:p>
          </table:table-cell>
          <table:table-cell office:value-type="string" calcext:value-type="string">
            <text:p>6.439508e-02)</text:p>
          </table:table-cell>
          <table:table-cell office:value-type="string" calcext:value-type="string">
            <text:p>(-1.181411e-03</text:p>
          </table:table-cell>
          <table:table-cell office:value-type="float" office:value="8.686112" calcext:value-type="float">
            <text:p>8.686112</text:p>
          </table:table-cell>
          <table:table-cell office:value-type="string" calcext:value-type="string">
            <text:p>4.335835e-01))</text:p>
          </table:table-cell>
        </table:table-row>
        <table:table-row table:style-name="ro1">
          <table:table-cell office:value-type="float" office:value="0.0804255" calcext:value-type="float">
            <text:p>0.0804255</text:p>
          </table:table-cell>
          <table:table-cell office:value-type="string" calcext:value-type="string">
            <text:p>((6.455574e+00</text:p>
          </table:table-cell>
          <table:table-cell office:value-type="float" office:value="-8.197992E-018" calcext:value-type="float">
            <text:p>-8.197992E-18</text:p>
          </table:table-cell>
          <table:table-cell office:value-type="string" calcext:value-type="string">
            <text:p>5.710001e+02)</text:p>
          </table:table-cell>
          <table:table-cell office:value-type="string" calcext:value-type="string">
            <text:p>(8.680263e+00</text:p>
          </table:table-cell>
          <table:table-cell office:value-type="float" office:value="2.282604E-020" calcext:value-type="float">
            <text:p>2.282604E-20</text:p>
          </table:table-cell>
          <table:table-cell office:value-type="string" calcext:value-type="string">
            <text:p>1.860813e-02))</text:p>
          </table:table-cell>
          <table:table-cell office:value-type="string" calcext:value-type="string">
            <text:p>((-2.855000e+01</text:p>
          </table:table-cell>
          <table:table-cell office:value-type="float" office:value="-225.9242" calcext:value-type="float">
            <text:p>-225.9242</text:p>
          </table:table-cell>
          <table:table-cell office:value-type="string" calcext:value-type="string">
            <text:p>3.227787e-01)</text:p>
          </table:table-cell>
          <table:table-cell office:value-type="string" calcext:value-type="string">
            <text:p>(-9.304066e-04</text:p>
          </table:table-cell>
          <table:table-cell office:value-type="float" office:value="8.69686" calcext:value-type="float">
            <text:p>8.69686</text:p>
          </table:table-cell>
          <table:table-cell office:value-type="string" calcext:value-type="string">
            <text:p>4.340132e-01))</text:p>
          </table:table-cell>
        </table:table-row>
        <table:table-row table:style-name="ro1">
          <table:table-cell office:value-type="float" office:value="0.0809149" calcext:value-type="float">
            <text:p>0.0809149</text:p>
          </table:table-cell>
          <table:table-cell office:value-type="string" calcext:value-type="string">
            <text:p>((1.169444e+01</text:p>
          </table:table-cell>
          <table:table-cell office:value-type="float" office:value="-1.688094E-017" calcext:value-type="float">
            <text:p>-1.688094E-17</text:p>
          </table:table-cell>
          <table:table-cell office:value-type="string" calcext:value-type="string">
            <text:p>6.009401e+02)</text:p>
          </table:table-cell>
          <table:table-cell office:value-type="string" calcext:value-type="string">
            <text:p>(8.707314e+00</text:p>
          </table:table-cell>
          <table:table-cell office:value-type="float" office:value="2.731103E-020" calcext:value-type="float">
            <text:p>2.731103E-20</text:p>
          </table:table-cell>
          <table:table-cell office:value-type="string" calcext:value-type="string">
            <text:p>1.209205e-02))</text:p>
          </table:table-cell>
          <table:table-cell office:value-type="string" calcext:value-type="string">
            <text:p>((-3.004701e+01</text:p>
          </table:table-cell>
          <table:table-cell office:value-type="float" office:value="-241.637" calcext:value-type="float">
            <text:p>-241.637</text:p>
          </table:table-cell>
          <table:table-cell office:value-type="string" calcext:value-type="string">
            <text:p>5.847221e-01)</text:p>
          </table:table-cell>
          <table:table-cell office:value-type="string" calcext:value-type="string">
            <text:p>(-6.046025e-04</text:p>
          </table:table-cell>
          <table:table-cell office:value-type="float" office:value="8.727876" calcext:value-type="float">
            <text:p>8.727876</text:p>
          </table:table-cell>
          <table:table-cell office:value-type="string" calcext:value-type="string">
            <text:p>4.353657e-01))</text:p>
          </table:table-cell>
        </table:table-row>
        <table:table-row table:style-name="ro1">
          <table:table-cell office:value-type="float" office:value="0.0814762" calcext:value-type="float">
            <text:p>0.0814762</text:p>
          </table:table-cell>
          <table:table-cell office:value-type="string" calcext:value-type="string">
            <text:p>((-5.250321e+00</text:p>
          </table:table-cell>
          <table:table-cell office:value-type="float" office:value="5.646341E-018" calcext:value-type="float">
            <text:p>5.646341E-18</text:p>
          </table:table-cell>
          <table:table-cell office:value-type="string" calcext:value-type="string">
            <text:p>5.085074e+02)</text:p>
          </table:table-cell>
          <table:table-cell office:value-type="string" calcext:value-type="string">
            <text:p>(8.753248e+00</text:p>
          </table:table-cell>
          <table:table-cell office:value-type="float" office:value="3.394922E-020" calcext:value-type="float">
            <text:p>3.394922E-20</text:p>
          </table:table-cell>
          <table:table-cell office:value-type="string" calcext:value-type="string">
            <text:p>1.390686e-02))</text:p>
          </table:table-cell>
          <table:table-cell office:value-type="string" calcext:value-type="string">
            <text:p>((-2.542537e+01</text:p>
          </table:table-cell>
          <table:table-cell office:value-type="float" office:value="-182.3032" calcext:value-type="float">
            <text:p>-182.3032</text:p>
          </table:table-cell>
          <table:table-cell office:value-type="string" calcext:value-type="string">
            <text:p>-2.625160e-01)</text:p>
          </table:table-cell>
          <table:table-cell office:value-type="string" calcext:value-type="string">
            <text:p>(-6.953429e-04</text:p>
          </table:table-cell>
          <table:table-cell office:value-type="float" office:value="8.770629" calcext:value-type="float">
            <text:p>8.770629</text:p>
          </table:table-cell>
          <table:table-cell office:value-type="string" calcext:value-type="string">
            <text:p>4.376624e-01))</text:p>
          </table:table-cell>
        </table:table-row>
        <table:table-row table:style-name="ro1">
          <table:table-cell office:value-type="float" office:value="0.0820937" calcext:value-type="float">
            <text:p>0.0820937</text:p>
          </table:table-cell>
          <table:table-cell office:value-type="string" calcext:value-type="string">
            <text:p>((-2.680888e+01</text:p>
          </table:table-cell>
          <table:table-cell office:value-type="float" office:value="3.754352E-017" calcext:value-type="float">
            <text:p>3.754352E-17</text:p>
          </table:table-cell>
          <table:table-cell office:value-type="string" calcext:value-type="string">
            <text:p>3.856298e+02)</text:p>
          </table:table-cell>
          <table:table-cell office:value-type="string" calcext:value-type="string">
            <text:p>(8.813045e+00</text:p>
          </table:table-cell>
          <table:table-cell office:value-type="float" office:value="3.149132E-020" calcext:value-type="float">
            <text:p>3.149132E-20</text:p>
          </table:table-cell>
          <table:table-cell office:value-type="string" calcext:value-type="string">
            <text:p>9.852140e-03))</text:p>
          </table:table-cell>
          <table:table-cell office:value-type="string" calcext:value-type="string">
            <text:p>((-1.928149e+01</text:p>
          </table:table-cell>
          <table:table-cell office:value-type="float" office:value="-104.6184" calcext:value-type="float">
            <text:p>-104.6184</text:p>
          </table:table-cell>
          <table:table-cell office:value-type="string" calcext:value-type="string">
            <text:p>-1.340444e+00)</text:p>
          </table:table-cell>
          <table:table-cell office:value-type="string" calcext:value-type="string">
            <text:p>(-4.926070e-04</text:p>
          </table:table-cell>
          <table:table-cell office:value-type="float" office:value="8.833459" calcext:value-type="float">
            <text:p>8.833459</text:p>
          </table:table-cell>
          <table:table-cell office:value-type="string" calcext:value-type="string">
            <text:p>4.406523e-01))</text:p>
          </table:table-cell>
        </table:table-row>
        <table:table-row table:style-name="ro1">
          <table:table-cell office:value-type="float" office:value="0.0827824" calcext:value-type="float">
            <text:p>0.0827824</text:p>
          </table:table-cell>
          <table:table-cell office:value-type="string" calcext:value-type="string">
            <text:p>((-4.912931e+00</text:p>
          </table:table-cell>
          <table:table-cell office:value-type="float" office:value="1.694218E-017" calcext:value-type="float">
            <text:p>1.694218E-17</text:p>
          </table:table-cell>
          <table:table-cell office:value-type="string" calcext:value-type="string">
            <text:p>5.403095e+02)</text:p>
          </table:table-cell>
          <table:table-cell office:value-type="string" calcext:value-type="string">
            <text:p>(8.881496e+00</text:p>
          </table:table-cell>
          <table:table-cell office:value-type="float" office:value="3.5732E-020" calcext:value-type="float">
            <text:p>3.5732E-20</text:p>
          </table:table-cell>
          <table:table-cell office:value-type="string" calcext:value-type="string">
            <text:p>3.472762e-03))</text:p>
          </table:table-cell>
          <table:table-cell office:value-type="string" calcext:value-type="string">
            <text:p>((-2.701548e+01</text:p>
          </table:table-cell>
          <table:table-cell office:value-type="float" office:value="-204.8638" calcext:value-type="float">
            <text:p>-204.8638</text:p>
          </table:table-cell>
          <table:table-cell office:value-type="string" calcext:value-type="string">
            <text:p>-2.456466e-01)</text:p>
          </table:table-cell>
          <table:table-cell office:value-type="string" calcext:value-type="string">
            <text:p>(-1.736381e-04</text:p>
          </table:table-cell>
          <table:table-cell office:value-type="float" office:value="8.907188" calcext:value-type="float">
            <text:p>8.907188</text:p>
          </table:table-cell>
          <table:table-cell office:value-type="string" calcext:value-type="string">
            <text:p>4.440748e-01))</text:p>
          </table:table-cell>
        </table:table-row>
        <table:table-row table:style-name="ro1">
          <table:table-cell office:value-type="float" office:value="0.0834998" calcext:value-type="float">
            <text:p>0.0834998</text:p>
          </table:table-cell>
          <table:table-cell office:value-type="string" calcext:value-type="string">
            <text:p>((-1.345584e+02</text:p>
          </table:table-cell>
          <table:table-cell office:value-type="float" office:value="3.500649E-016" calcext:value-type="float">
            <text:p>3.500649E-16</text:p>
          </table:table-cell>
          <table:table-cell office:value-type="string" calcext:value-type="string">
            <text:p>4.183349e+02)</text:p>
          </table:table-cell>
          <table:table-cell office:value-type="string" calcext:value-type="string">
            <text:p>(8.885988e+00</text:p>
          </table:table-cell>
          <table:table-cell office:value-type="float" office:value="2.545456E-020" calcext:value-type="float">
            <text:p>2.545456E-20</text:p>
          </table:table-cell>
          <table:table-cell office:value-type="string" calcext:value-type="string">
            <text:p>1.471422e-02))</text:p>
          </table:table-cell>
          <table:table-cell office:value-type="string" calcext:value-type="string">
            <text:p>((-2.091674e+01</text:p>
          </table:table-cell>
          <table:table-cell office:value-type="float" office:value="-141.402" calcext:value-type="float">
            <text:p>-141.402</text:p>
          </table:table-cell>
          <table:table-cell office:value-type="string" calcext:value-type="string">
            <text:p>-6.727922e+00)</text:p>
          </table:table-cell>
          <table:table-cell office:value-type="string" calcext:value-type="string">
            <text:p>(-7.357110e-04</text:p>
          </table:table-cell>
          <table:table-cell office:value-type="float" office:value="8.900958" calcext:value-type="float">
            <text:p>8.900958</text:p>
          </table:table-cell>
          <table:table-cell office:value-type="string" calcext:value-type="string">
            <text:p>4.442994e-01))</text:p>
          </table:table-cell>
        </table:table-row>
        <table:table-row table:style-name="ro1">
          <table:table-cell office:value-type="float" office:value="0.0842172" calcext:value-type="float">
            <text:p>0.0842172</text:p>
          </table:table-cell>
          <table:table-cell office:value-type="string" calcext:value-type="string">
            <text:p>((-4.896312e+01</text:p>
          </table:table-cell>
          <table:table-cell office:value-type="float" office:value="1.363127E-016" calcext:value-type="float">
            <text:p>1.363127E-16</text:p>
          </table:table-cell>
          <table:table-cell office:value-type="string" calcext:value-type="string">
            <text:p>3.850321e+02)</text:p>
          </table:table-cell>
          <table:table-cell office:value-type="string" calcext:value-type="string">
            <text:p>(8.949622e+00</text:p>
          </table:table-cell>
          <table:table-cell office:value-type="float" office:value="2.874687E-020" calcext:value-type="float">
            <text:p>2.874687E-20</text:p>
          </table:table-cell>
          <table:table-cell office:value-type="string" calcext:value-type="string">
            <text:p>3.229931e-02))</text:p>
          </table:table-cell>
          <table:table-cell office:value-type="string" calcext:value-type="string">
            <text:p>((-1.925160e+01</text:p>
          </table:table-cell>
          <table:table-cell office:value-type="float" office:value="-102.4716" calcext:value-type="float">
            <text:p>-102.4716</text:p>
          </table:table-cell>
          <table:table-cell office:value-type="string" calcext:value-type="string">
            <text:p>-2.448156e+00)</text:p>
          </table:table-cell>
          <table:table-cell office:value-type="string" calcext:value-type="string">
            <text:p>(-1.614966e-03</text:p>
          </table:table-cell>
          <table:table-cell office:value-type="float" office:value="8.947727" calcext:value-type="float">
            <text:p>8.947727</text:p>
          </table:table-cell>
          <table:table-cell office:value-type="string" calcext:value-type="string">
            <text:p>4.474811e-01))</text:p>
          </table:table-cell>
        </table:table-row>
        <table:table-row table:style-name="ro1">
          <table:table-cell office:value-type="float" office:value="0.0849346" calcext:value-type="float">
            <text:p>0.0849346</text:p>
          </table:table-cell>
          <table:table-cell office:value-type="string" calcext:value-type="string">
            <text:p>((-4.909657e+02</text:p>
          </table:table-cell>
          <table:table-cell office:value-type="float" office:value="2.651141E-016" calcext:value-type="float">
            <text:p>2.651141E-16</text:p>
          </table:table-cell>
          <table:table-cell office:value-type="string" calcext:value-type="string">
            <text:p>-1.062195e+03)</text:p>
          </table:table-cell>
          <table:table-cell office:value-type="string" calcext:value-type="string">
            <text:p>(8.964430e+00</text:p>
          </table:table-cell>
          <table:table-cell office:value-type="float" office:value="3.353334E-020" calcext:value-type="float">
            <text:p>3.353334E-20</text:p>
          </table:table-cell>
          <table:table-cell office:value-type="string" calcext:value-type="string">
            <text:p>2.950497e-02))</text:p>
          </table:table-cell>
          <table:table-cell office:value-type="string" calcext:value-type="string">
            <text:p>((5.310977e+01</text:p>
          </table:table-cell>
          <table:table-cell office:value-type="float" office:value="810.9037" calcext:value-type="float">
            <text:p>810.9037</text:p>
          </table:table-cell>
          <table:table-cell office:value-type="string" calcext:value-type="string">
            <text:p>-2.454829e+01)</text:p>
          </table:table-cell>
          <table:table-cell office:value-type="string" calcext:value-type="string">
            <text:p>(-1.475248e-03</text:p>
          </table:table-cell>
          <table:table-cell office:value-type="float" office:value="8.966002" calcext:value-type="float">
            <text:p>8.966002</text:p>
          </table:table-cell>
          <table:table-cell office:value-type="string" calcext:value-type="string">
            <text:p>4.482215e-01))</text:p>
          </table:table-cell>
        </table:table-row>
        <table:table-row table:style-name="ro1">
          <table:table-cell office:value-type="float" office:value="0.085652" calcext:value-type="float">
            <text:p>0.085652</text:p>
          </table:table-cell>
          <table:table-cell office:value-type="string" calcext:value-type="string">
            <text:p>((4.373598e+01</text:p>
          </table:table-cell>
          <table:table-cell office:value-type="float" office:value="-3.998344E-017" calcext:value-type="float">
            <text:p>-3.998344E-17</text:p>
          </table:table-cell>
          <table:table-cell office:value-type="string" calcext:value-type="string">
            <text:p>5.711256e+02)</text:p>
          </table:table-cell>
          <table:table-cell office:value-type="string" calcext:value-type="string">
            <text:p>(9.098911e+00</text:p>
          </table:table-cell>
          <table:table-cell office:value-type="float" office:value="2.876836E-020" calcext:value-type="float">
            <text:p>2.876836E-20</text:p>
          </table:table-cell>
          <table:table-cell office:value-type="string" calcext:value-type="string">
            <text:p>5.113167e-03))</text:p>
          </table:table-cell>
          <table:table-cell office:value-type="string" calcext:value-type="string">
            <text:p>((-2.855628e+01</text:p>
          </table:table-cell>
          <table:table-cell office:value-type="float" office:value="-205.7287" calcext:value-type="float">
            <text:p>-205.7287</text:p>
          </table:table-cell>
          <table:table-cell office:value-type="string" calcext:value-type="string">
            <text:p>2.186799e+00)</text:p>
          </table:table-cell>
          <table:table-cell office:value-type="string" calcext:value-type="string">
            <text:p>(-2.556583e-04</text:p>
          </table:table-cell>
          <table:table-cell office:value-type="float" office:value="9.120481" calcext:value-type="float">
            <text:p>9.120481</text:p>
          </table:table-cell>
          <table:table-cell office:value-type="string" calcext:value-type="string">
            <text:p>4.549456e-01))</text:p>
          </table:table-cell>
        </table:table-row>
        <table:table-row table:style-name="ro1">
          <table:table-cell office:value-type="float" office:value="0.0863694" calcext:value-type="float">
            <text:p>0.0863694</text:p>
          </table:table-cell>
          <table:table-cell office:value-type="string" calcext:value-type="string">
            <text:p>((3.660061e+01</text:p>
          </table:table-cell>
          <table:table-cell office:value-type="float" office:value="-3.334622E-017" calcext:value-type="float">
            <text:p>-3.334622E-17</text:p>
          </table:table-cell>
          <table:table-cell office:value-type="string" calcext:value-type="string">
            <text:p>5.743031e+02)</text:p>
          </table:table-cell>
          <table:table-cell office:value-type="string" calcext:value-type="string">
            <text:p>(9.231811e+00</text:p>
          </table:table-cell>
          <table:table-cell office:value-type="float" office:value="2.554332E-020" calcext:value-type="float">
            <text:p>2.554332E-20</text:p>
          </table:table-cell>
          <table:table-cell office:value-type="string" calcext:value-type="string">
            <text:p>-2.035280e-02))</text:p>
          </table:table-cell>
          <table:table-cell office:value-type="string" calcext:value-type="string">
            <text:p>((-2.871516e+01</text:p>
          </table:table-cell>
          <table:table-cell office:value-type="float" office:value="-213.8857" calcext:value-type="float">
            <text:p>-213.8857</text:p>
          </table:table-cell>
          <table:table-cell office:value-type="string" calcext:value-type="string">
            <text:p>1.830031e+00)</text:p>
          </table:table-cell>
          <table:table-cell office:value-type="string" calcext:value-type="string">
            <text:p>(1.017640e-03</text:p>
          </table:table-cell>
          <table:table-cell office:value-type="float" office:value="9.27434" calcext:value-type="float">
            <text:p>9.27434</text:p>
          </table:table-cell>
          <table:table-cell office:value-type="string" calcext:value-type="string">
            <text:p>4.615905e-01))</text:p>
          </table:table-cell>
        </table:table-row>
        <table:table-row table:style-name="ro1">
          <table:table-cell office:value-type="float" office:value="0.0870868" calcext:value-type="float">
            <text:p>0.0870868</text:p>
          </table:table-cell>
          <table:table-cell office:value-type="string" calcext:value-type="string">
            <text:p>((2.565312e+01</text:p>
          </table:table-cell>
          <table:table-cell office:value-type="float" office:value="-1.175926E-017" calcext:value-type="float">
            <text:p>-1.175926E-17</text:p>
          </table:table-cell>
          <table:table-cell office:value-type="string" calcext:value-type="string">
            <text:p>5.112081e+02)</text:p>
          </table:table-cell>
          <table:table-cell office:value-type="string" calcext:value-type="string">
            <text:p>(9.348399e+00</text:p>
          </table:table-cell>
          <table:table-cell office:value-type="float" office:value="2.124002E-020" calcext:value-type="float">
            <text:p>2.124002E-20</text:p>
          </table:table-cell>
          <table:table-cell office:value-type="string" calcext:value-type="string">
            <text:p>-4.204221e-02))</text:p>
          </table:table-cell>
          <table:table-cell office:value-type="string" calcext:value-type="string">
            <text:p>((-2.556041e+01</text:p>
          </table:table-cell>
          <table:table-cell office:value-type="float" office:value="-175.4339" calcext:value-type="float">
            <text:p>-175.4339</text:p>
          </table:table-cell>
          <table:table-cell office:value-type="string" calcext:value-type="string">
            <text:p>1.282656e+00)</text:p>
          </table:table-cell>
          <table:table-cell office:value-type="string" calcext:value-type="string">
            <text:p>(2.102111e-03</text:p>
          </table:table-cell>
          <table:table-cell office:value-type="float" office:value="9.409207" calcext:value-type="float">
            <text:p>9.409207</text:p>
          </table:table-cell>
          <table:table-cell office:value-type="string" calcext:value-type="string">
            <text:p>4.674200e-01))</text:p>
          </table:table-cell>
        </table:table-row>
        <table:table-row table:style-name="ro1">
          <table:table-cell office:value-type="float" office:value="0.0878042" calcext:value-type="float">
            <text:p>0.0878042</text:p>
          </table:table-cell>
          <table:table-cell office:value-type="string" calcext:value-type="string">
            <text:p>((1.664282e+01</text:p>
          </table:table-cell>
          <table:table-cell office:value-type="float" office:value="-2.180774E-017" calcext:value-type="float">
            <text:p>-2.180774E-17</text:p>
          </table:table-cell>
          <table:table-cell office:value-type="string" calcext:value-type="string">
            <text:p>6.202825e+02)</text:p>
          </table:table-cell>
          <table:table-cell office:value-type="string" calcext:value-type="string">
            <text:p>(9.442887e+00</text:p>
          </table:table-cell>
          <table:table-cell office:value-type="float" office:value="1.322688E-020" calcext:value-type="float">
            <text:p>1.322688E-20</text:p>
          </table:table-cell>
          <table:table-cell office:value-type="string" calcext:value-type="string">
            <text:p>-6.273565e-02))</text:p>
          </table:table-cell>
          <table:table-cell office:value-type="string" calcext:value-type="string">
            <text:p>((-3.101413e+01</text:p>
          </table:table-cell>
          <table:table-cell office:value-type="float" office:value="-252.6297" calcext:value-type="float">
            <text:p>-252.6297</text:p>
          </table:table-cell>
          <table:table-cell office:value-type="string" calcext:value-type="string">
            <text:p>8.321409e-01)</text:p>
          </table:table-cell>
          <table:table-cell office:value-type="string" calcext:value-type="string">
            <text:p>(3.136782e-03</text:p>
          </table:table-cell>
          <table:table-cell office:value-type="float" office:value="9.5223" calcext:value-type="float">
            <text:p>9.5223</text:p>
          </table:table-cell>
          <table:table-cell office:value-type="string" calcext:value-type="string">
            <text:p>4.721444e-01))</text:p>
          </table:table-cell>
        </table:table-row>
        <table:table-row table:style-name="ro1">
          <table:table-cell office:value-type="float" office:value="0.0884817" calcext:value-type="float">
            <text:p>0.0884817</text:p>
          </table:table-cell>
          <table:table-cell office:value-type="string" calcext:value-type="string">
            <text:p>((1.273732e+01</text:p>
          </table:table-cell>
          <table:table-cell office:value-type="float" office:value="-1.832441E-017" calcext:value-type="float">
            <text:p>-1.832441E-17</text:p>
          </table:table-cell>
          <table:table-cell office:value-type="string" calcext:value-type="string">
            <text:p>6.068369e+02)</text:p>
          </table:table-cell>
          <table:table-cell office:value-type="string" calcext:value-type="string">
            <text:p>(9.525062e+00</text:p>
          </table:table-cell>
          <table:table-cell office:value-type="float" office:value="2.733297E-021" calcext:value-type="float">
            <text:p>2.733297E-21</text:p>
          </table:table-cell>
          <table:table-cell office:value-type="string" calcext:value-type="string">
            <text:p>-9.400262e-02))</text:p>
          </table:table-cell>
          <table:table-cell office:value-type="string" calcext:value-type="string">
            <text:p>((-3.034185e+01</text:p>
          </table:table-cell>
          <table:table-cell office:value-type="float" office:value="-244.3325" calcext:value-type="float">
            <text:p>-244.3325</text:p>
          </table:table-cell>
          <table:table-cell office:value-type="string" calcext:value-type="string">
            <text:p>6.368661e-01)</text:p>
          </table:table-cell>
          <table:table-cell office:value-type="string" calcext:value-type="string">
            <text:p>(4.700131e-03</text:p>
          </table:table-cell>
          <table:table-cell office:value-type="float" office:value="9.632978" calcext:value-type="float">
            <text:p>9.632978</text:p>
          </table:table-cell>
          <table:table-cell office:value-type="string" calcext:value-type="string">
            <text:p>4.762531e-01))</text:p>
          </table:table-cell>
        </table:table-row>
        <table:table-row table:style-name="ro1">
          <table:table-cell office:value-type="float" office:value="0.0891593" calcext:value-type="float">
            <text:p>0.0891593</text:p>
          </table:table-cell>
          <table:table-cell office:value-type="string" calcext:value-type="string">
            <text:p>((2.030744e+01</text:p>
          </table:table-cell>
          <table:table-cell office:value-type="float" office:value="-2.054755E-017" calcext:value-type="float">
            <text:p>-2.054755E-17</text:p>
          </table:table-cell>
          <table:table-cell office:value-type="string" calcext:value-type="string">
            <text:p>5.767489e+02)</text:p>
          </table:table-cell>
          <table:table-cell office:value-type="string" calcext:value-type="string">
            <text:p>(9.657395e+00</text:p>
          </table:table-cell>
          <table:table-cell office:value-type="float" office:value="-1.371695E-021" calcext:value-type="float">
            <text:p>-1.371695E-21</text:p>
          </table:table-cell>
          <table:table-cell office:value-type="string" calcext:value-type="string">
            <text:p>-1.400520e-01))</text:p>
          </table:table-cell>
          <table:table-cell office:value-type="string" calcext:value-type="string">
            <text:p>((-2.883744e+01</text:p>
          </table:table-cell>
          <table:table-cell office:value-type="float" office:value="-220.4442" calcext:value-type="float">
            <text:p>-220.4442</text:p>
          </table:table-cell>
          <table:table-cell office:value-type="string" calcext:value-type="string">
            <text:p>1.015372e+00)</text:p>
          </table:table-cell>
          <table:table-cell office:value-type="string" calcext:value-type="string">
            <text:p>(7.002598e-03</text:p>
          </table:table-cell>
          <table:table-cell office:value-type="float" office:value="9.808188" calcext:value-type="float">
            <text:p>9.808188</text:p>
          </table:table-cell>
          <table:table-cell office:value-type="string" calcext:value-type="string">
            <text:p>4.828698e-01))</text:p>
          </table:table-cell>
        </table:table-row>
        <table:table-row table:style-name="ro1">
          <table:table-cell office:value-type="float" office:value="0.0898368" calcext:value-type="float">
            <text:p>0.0898368</text:p>
          </table:table-cell>
          <table:table-cell office:value-type="string" calcext:value-type="string">
            <text:p>((1.785471e+01</text:p>
          </table:table-cell>
          <table:table-cell office:value-type="float" office:value="-1.406019E-017" calcext:value-type="float">
            <text:p>-1.406019E-17</text:p>
          </table:table-cell>
          <table:table-cell office:value-type="string" calcext:value-type="string">
            <text:p>5.701158e+02)</text:p>
          </table:table-cell>
          <table:table-cell office:value-type="string" calcext:value-type="string">
            <text:p>(9.800410e+00</text:p>
          </table:table-cell>
          <table:table-cell office:value-type="float" office:value="2.826638E-020" calcext:value-type="float">
            <text:p>2.826638E-20</text:p>
          </table:table-cell>
          <table:table-cell office:value-type="string" calcext:value-type="string">
            <text:p>-1.830796e-01))</text:p>
          </table:table-cell>
          <table:table-cell office:value-type="string" calcext:value-type="string">
            <text:p>((-2.850579e+01</text:p>
          </table:table-cell>
          <table:table-cell office:value-type="float" office:value="-217.5629" calcext:value-type="float">
            <text:p>-217.5629</text:p>
          </table:table-cell>
          <table:table-cell office:value-type="string" calcext:value-type="string">
            <text:p>8.927356e-01)</text:p>
          </table:table-cell>
          <table:table-cell office:value-type="string" calcext:value-type="string">
            <text:p>(9.153981e-03</text:p>
          </table:table-cell>
          <table:table-cell office:value-type="float" office:value="10.00128" calcext:value-type="float">
            <text:p>10.00128</text:p>
          </table:table-cell>
          <table:table-cell office:value-type="string" calcext:value-type="string">
            <text:p>4.900205e-01))</text:p>
          </table:table-cell>
        </table:table-row>
        <table:table-row table:style-name="ro1">
          <table:table-cell office:value-type="float" office:value="0.0905144" calcext:value-type="float">
            <text:p>0.0905144</text:p>
          </table:table-cell>
          <table:table-cell office:value-type="string" calcext:value-type="string">
            <text:p>((-7.033888e+01</text:p>
          </table:table-cell>
          <table:table-cell office:value-type="float" office:value="1.991308E-016" calcext:value-type="float">
            <text:p>1.991308E-16</text:p>
          </table:table-cell>
          <table:table-cell office:value-type="string" calcext:value-type="string">
            <text:p>3.278200e+02)</text:p>
          </table:table-cell>
          <table:table-cell office:value-type="string" calcext:value-type="string">
            <text:p>(9.870924e+00</text:p>
          </table:table-cell>
          <table:table-cell office:value-type="float" office:value="3.374731E-020" calcext:value-type="float">
            <text:p>3.374731E-20</text:p>
          </table:table-cell>
          <table:table-cell office:value-type="string" calcext:value-type="string">
            <text:p>-1.864843e-01))</text:p>
          </table:table-cell>
          <table:table-cell office:value-type="string" calcext:value-type="string">
            <text:p>((-1.639100e+01</text:p>
          </table:table-cell>
          <table:table-cell office:value-type="float" office:value="-74.33374" calcext:value-type="float">
            <text:p>-74.33374</text:p>
          </table:table-cell>
          <table:table-cell office:value-type="string" calcext:value-type="string">
            <text:p>-3.516944e+00)</text:p>
          </table:table-cell>
          <table:table-cell office:value-type="string" calcext:value-type="string">
            <text:p>(9.324215e-03</text:p>
          </table:table-cell>
          <table:table-cell office:value-type="float" office:value="10.08534" calcext:value-type="float">
            <text:p>10.08534</text:p>
          </table:table-cell>
          <table:table-cell office:value-type="string" calcext:value-type="string">
            <text:p>4.935462e-01))</text:p>
          </table:table-cell>
        </table:table-row>
        <table:table-row table:style-name="ro1">
          <table:table-cell office:value-type="float" office:value="0.0911919" calcext:value-type="float">
            <text:p>0.0911919</text:p>
          </table:table-cell>
          <table:table-cell office:value-type="string" calcext:value-type="string">
            <text:p>((-3.200328e+01</text:p>
          </table:table-cell>
          <table:table-cell office:value-type="float" office:value="7.182562E-017" calcext:value-type="float">
            <text:p>7.182562E-17</text:p>
          </table:table-cell>
          <table:table-cell office:value-type="string" calcext:value-type="string">
            <text:p>1.302030e+02)</text:p>
          </table:table-cell>
          <table:table-cell office:value-type="string" calcext:value-type="string">
            <text:p>(9.894879e+00</text:p>
          </table:table-cell>
          <table:table-cell office:value-type="float" office:value="1.311645E-020" calcext:value-type="float">
            <text:p>1.311645E-20</text:p>
          </table:table-cell>
          <table:table-cell office:value-type="string" calcext:value-type="string">
            <text:p>-2.174273e-01))</text:p>
          </table:table-cell>
          <table:table-cell office:value-type="string" calcext:value-type="string">
            <text:p>((-6.510148e+00</text:p>
          </table:table-cell>
          <table:table-cell office:value-type="float" office:value="-11.06745" calcext:value-type="float">
            <text:p>-11.06745</text:p>
          </table:table-cell>
          <table:table-cell office:value-type="string" calcext:value-type="string">
            <text:p>-1.600164e+00)</text:p>
          </table:table-cell>
          <table:table-cell office:value-type="string" calcext:value-type="string">
            <text:p>(1.087136e-02</text:p>
          </table:table-cell>
          <table:table-cell office:value-type="float" office:value="10.1313" calcext:value-type="float">
            <text:p>10.1313</text:p>
          </table:table-cell>
          <table:table-cell office:value-type="string" calcext:value-type="string">
            <text:p>4.947439e-01))</text:p>
          </table:table-cell>
        </table:table-row>
        <table:table-row table:style-name="ro1">
          <table:table-cell office:value-type="float" office:value="0.0919259" calcext:value-type="float">
            <text:p>0.0919259</text:p>
          </table:table-cell>
          <table:table-cell office:value-type="string" calcext:value-type="string">
            <text:p>((-2.558830e+02</text:p>
          </table:table-cell>
          <table:table-cell office:value-type="float" office:value="1.280869E-016" calcext:value-type="float">
            <text:p>1.280869E-16</text:p>
          </table:table-cell>
          <table:table-cell office:value-type="string" calcext:value-type="string">
            <text:p>-5.058130e+02)</text:p>
          </table:table-cell>
          <table:table-cell office:value-type="string" calcext:value-type="string">
            <text:p>(9.910699e+00</text:p>
          </table:table-cell>
          <table:table-cell office:value-type="float" office:value="-1.438704E-020" calcext:value-type="float">
            <text:p>-1.438704E-20</text:p>
          </table:table-cell>
          <table:table-cell office:value-type="string" calcext:value-type="string">
            <text:p>-1.487872e-01))</text:p>
          </table:table-cell>
          <table:table-cell office:value-type="string" calcext:value-type="string">
            <text:p>((2.529065e+01</text:p>
          </table:table-cell>
          <table:table-cell office:value-type="float" office:value="422.2773" calcext:value-type="float">
            <text:p>422.2773</text:p>
          </table:table-cell>
          <table:table-cell office:value-type="string" calcext:value-type="string">
            <text:p>-1.279415e+01)</text:p>
          </table:table-cell>
          <table:table-cell office:value-type="string" calcext:value-type="string">
            <text:p>(7.439362e-03</text:p>
          </table:table-cell>
          <table:table-cell office:value-type="float" office:value="10.08265" calcext:value-type="float">
            <text:p>10.08265</text:p>
          </table:table-cell>
          <table:table-cell office:value-type="string" calcext:value-type="string">
            <text:p>4.955350e-01))</text:p>
          </table:table-cell>
        </table:table-row>
        <table:table-row table:style-name="ro1">
          <table:table-cell office:value-type="float" office:value="0.0926599" calcext:value-type="float">
            <text:p>0.0926599</text:p>
          </table:table-cell>
          <table:table-cell office:value-type="string" calcext:value-type="string">
            <text:p>((-1.791163e+01</text:p>
          </table:table-cell>
          <table:table-cell office:value-type="float" office:value="1.358056E-017" calcext:value-type="float">
            <text:p>1.358056E-17</text:p>
          </table:table-cell>
          <table:table-cell office:value-type="string" calcext:value-type="string">
            <text:p>3.684102e+02)</text:p>
          </table:table-cell>
          <table:table-cell office:value-type="string" calcext:value-type="string">
            <text:p>(9.967433e+00</text:p>
          </table:table-cell>
          <table:table-cell office:value-type="float" office:value="-7.14008E-021" calcext:value-type="float">
            <text:p>-7.14008E-21</text:p>
          </table:table-cell>
          <table:table-cell office:value-type="string" calcext:value-type="string">
            <text:p>-1.405551e-01))</text:p>
          </table:table-cell>
          <table:table-cell office:value-type="string" calcext:value-type="string">
            <text:p>((-1.842051e+01</text:p>
          </table:table-cell>
          <table:table-cell office:value-type="float" office:value="-96.15122" calcext:value-type="float">
            <text:p>-96.15122</text:p>
          </table:table-cell>
          <table:table-cell office:value-type="string" calcext:value-type="string">
            <text:p>-8.955813e-01)</text:p>
          </table:table-cell>
          <table:table-cell office:value-type="string" calcext:value-type="string">
            <text:p>(7.027757e-03</text:p>
          </table:table-cell>
          <table:table-cell office:value-type="float" office:value="10.13082" calcext:value-type="float">
            <text:p>10.13082</text:p>
          </table:table-cell>
          <table:table-cell office:value-type="string" calcext:value-type="string">
            <text:p>4.983716e-01))</text:p>
          </table:table-cell>
        </table:table-row>
        <table:table-row table:style-name="ro1">
          <table:table-cell office:value-type="float" office:value="0.0933939" calcext:value-type="float">
            <text:p>0.0933939</text:p>
          </table:table-cell>
          <table:table-cell office:value-type="string" calcext:value-type="string">
            <text:p>((-1.844932e+01</text:p>
          </table:table-cell>
          <table:table-cell office:value-type="float" office:value="1.526483E-017" calcext:value-type="float">
            <text:p>1.526483E-17</text:p>
          </table:table-cell>
          <table:table-cell office:value-type="string" calcext:value-type="string">
            <text:p>3.895675e+02)</text:p>
          </table:table-cell>
          <table:table-cell office:value-type="string" calcext:value-type="string">
            <text:p>(1.001769e+01</text:p>
          </table:table-cell>
          <table:table-cell office:value-type="float" office:value="-3.18481E-021" calcext:value-type="float">
            <text:p>-3.18481E-21</text:p>
          </table:table-cell>
          <table:table-cell office:value-type="string" calcext:value-type="string">
            <text:p>-1.404570e-01))</text:p>
          </table:table-cell>
          <table:table-cell office:value-type="string" calcext:value-type="string">
            <text:p>((-1.947838e+01</text:p>
          </table:table-cell>
          <table:table-cell office:value-type="float" office:value="-104.2599" calcext:value-type="float">
            <text:p>-104.2599</text:p>
          </table:table-cell>
          <table:table-cell office:value-type="string" calcext:value-type="string">
            <text:p>-9.224658e-01)</text:p>
          </table:table-cell>
          <table:table-cell office:value-type="string" calcext:value-type="string">
            <text:p>(7.022852e-03</text:p>
          </table:table-cell>
          <table:table-cell office:value-type="float" office:value="10.17923" calcext:value-type="float">
            <text:p>10.17923</text:p>
          </table:table-cell>
          <table:table-cell office:value-type="string" calcext:value-type="string">
            <text:p>5.008843e-01))</text:p>
          </table:table-cell>
        </table:table-row>
        <table:table-row table:style-name="ro1">
          <table:table-cell office:value-type="float" office:value="0.0940545" calcext:value-type="float">
            <text:p>0.0940545</text:p>
          </table:table-cell>
          <table:table-cell office:value-type="string" calcext:value-type="string">
            <text:p>((-1.769553e+01</text:p>
          </table:table-cell>
          <table:table-cell office:value-type="float" office:value="1.566182E-017" calcext:value-type="float">
            <text:p>1.566182E-17</text:p>
          </table:table-cell>
          <table:table-cell office:value-type="string" calcext:value-type="string">
            <text:p>3.896250e+02)</text:p>
          </table:table-cell>
          <table:table-cell office:value-type="string" calcext:value-type="string">
            <text:p>(1.007050e+01</text:p>
          </table:table-cell>
          <table:table-cell office:value-type="float" office:value="-9.222666E-022" calcext:value-type="float">
            <text:p>-9.222666E-22</text:p>
          </table:table-cell>
          <table:table-cell office:value-type="string" calcext:value-type="string">
            <text:p>-1.621442e-01))</text:p>
          </table:table-cell>
          <table:table-cell office:value-type="string" calcext:value-type="string">
            <text:p>((-1.948125e+01</text:p>
          </table:table-cell>
          <table:table-cell office:value-type="float" office:value="-102.97" calcext:value-type="float">
            <text:p>-102.97</text:p>
          </table:table-cell>
          <table:table-cell office:value-type="string" calcext:value-type="string">
            <text:p>-8.847767e-01)</text:p>
          </table:table-cell>
          <table:table-cell office:value-type="string" calcext:value-type="string">
            <text:p>(8.107209e-03</text:p>
          </table:table-cell>
          <table:table-cell office:value-type="float" office:value="10.23868" calcext:value-type="float">
            <text:p>10.23868</text:p>
          </table:table-cell>
          <table:table-cell office:value-type="string" calcext:value-type="string">
            <text:p>5.035248e-01))</text:p>
          </table:table-cell>
        </table:table-row>
        <table:table-row table:style-name="ro1">
          <table:table-cell office:value-type="float" office:value="0.0947151" calcext:value-type="float">
            <text:p>0.0947151</text:p>
          </table:table-cell>
          <table:table-cell office:value-type="string" calcext:value-type="string">
            <text:p>((-2.025698e+01</text:p>
          </table:table-cell>
          <table:table-cell office:value-type="float" office:value="1.792171E-017" calcext:value-type="float">
            <text:p>1.792171E-17</text:p>
          </table:table-cell>
          <table:table-cell office:value-type="string" calcext:value-type="string">
            <text:p>3.364610e+02)</text:p>
          </table:table-cell>
          <table:table-cell office:value-type="string" calcext:value-type="string">
            <text:p>(1.010360e+01</text:p>
          </table:table-cell>
          <table:table-cell office:value-type="float" office:value="5.115912E-022" calcext:value-type="float">
            <text:p>5.115912E-22</text:p>
          </table:table-cell>
          <table:table-cell office:value-type="string" calcext:value-type="string">
            <text:p>-1.590871e-01))</text:p>
          </table:table-cell>
          <table:table-cell office:value-type="string" calcext:value-type="string">
            <text:p>((-1.682305e+01</text:p>
          </table:table-cell>
          <table:table-cell office:value-type="float" office:value="-82.08915" calcext:value-type="float">
            <text:p>-82.08915</text:p>
          </table:table-cell>
          <table:table-cell office:value-type="string" calcext:value-type="string">
            <text:p>-1.012849e+00)</text:p>
          </table:table-cell>
          <table:table-cell office:value-type="string" calcext:value-type="string">
            <text:p>(7.954357e-03</text:p>
          </table:table-cell>
          <table:table-cell office:value-type="float" office:value="10.2716" calcext:value-type="float">
            <text:p>10.2716</text:p>
          </table:table-cell>
          <table:table-cell office:value-type="string" calcext:value-type="string">
            <text:p>5.051800e-01))</text:p>
          </table:table-cell>
        </table:table-row>
        <table:table-row table:style-name="ro1">
          <table:table-cell office:value-type="float" office:value="0.0953758" calcext:value-type="float">
            <text:p>0.0953758</text:p>
          </table:table-cell>
          <table:table-cell office:value-type="string" calcext:value-type="string">
            <text:p>((-4.128396e+01</text:p>
          </table:table-cell>
          <table:table-cell office:value-type="float" office:value="3.470419E-017" calcext:value-type="float">
            <text:p>3.470419E-17</text:p>
          </table:table-cell>
          <table:table-cell office:value-type="string" calcext:value-type="string">
            <text:p>-5.891933e+01)</text:p>
          </table:table-cell>
          <table:table-cell office:value-type="string" calcext:value-type="string">
            <text:p>(1.003491e+01</text:p>
          </table:table-cell>
          <table:table-cell office:value-type="float" office:value="2.805159E-021" calcext:value-type="float">
            <text:p>2.805159E-21</text:p>
          </table:table-cell>
          <table:table-cell office:value-type="string" calcext:value-type="string">
            <text:p>-9.802765e-02))</text:p>
          </table:table-cell>
          <table:table-cell office:value-type="string" calcext:value-type="string">
            <text:p>((2.945966e+00</text:p>
          </table:table-cell>
          <table:table-cell office:value-type="float" office:value="74.3522" calcext:value-type="float">
            <text:p>74.3522</text:p>
          </table:table-cell>
          <table:table-cell office:value-type="string" calcext:value-type="string">
            <text:p>-2.064198e+00)</text:p>
          </table:table-cell>
          <table:table-cell office:value-type="string" calcext:value-type="string">
            <text:p>(4.901382e-03</text:p>
          </table:table-cell>
          <table:table-cell office:value-type="float" office:value="10.18146" calcext:value-type="float">
            <text:p>10.18146</text:p>
          </table:table-cell>
          <table:table-cell office:value-type="string" calcext:value-type="string">
            <text:p>5.017457e-01))</text:p>
          </table:table-cell>
        </table:table-row>
        <table:table-row table:style-name="ro1">
          <table:table-cell office:value-type="float" office:value="0.0960364" calcext:value-type="float">
            <text:p>0.0960364</text:p>
          </table:table-cell>
          <table:table-cell office:value-type="string" calcext:value-type="string">
            <text:p>((-1.781965e+01</text:p>
          </table:table-cell>
          <table:table-cell office:value-type="float" office:value="1.660729E-017" calcext:value-type="float">
            <text:p>1.660729E-17</text:p>
          </table:table-cell>
          <table:table-cell office:value-type="string" calcext:value-type="string">
            <text:p>3.551499e+02)</text:p>
          </table:table-cell>
          <table:table-cell office:value-type="string" calcext:value-type="string">
            <text:p>(1.002951e+01</text:p>
          </table:table-cell>
          <table:table-cell office:value-type="float" office:value="3.619622E-021" calcext:value-type="float">
            <text:p>3.619622E-21</text:p>
          </table:table-cell>
          <table:table-cell office:value-type="string" calcext:value-type="string">
            <text:p>-9.091170e-02))</text:p>
          </table:table-cell>
          <table:table-cell office:value-type="string" calcext:value-type="string">
            <text:p>((-1.775750e+01</text:p>
          </table:table-cell>
          <table:table-cell office:value-type="float" office:value="-89.81388" calcext:value-type="float">
            <text:p>-89.81388</text:p>
          </table:table-cell>
          <table:table-cell office:value-type="string" calcext:value-type="string">
            <text:p>-8.909826e-01)</text:p>
          </table:table-cell>
          <table:table-cell office:value-type="string" calcext:value-type="string">
            <text:p>(4.545585e-03</text:p>
          </table:table-cell>
          <table:table-cell office:value-type="float" office:value="10.173" calcext:value-type="float">
            <text:p>10.173</text:p>
          </table:table-cell>
          <table:table-cell office:value-type="string" calcext:value-type="string">
            <text:p>5.014757e-01))</text:p>
          </table:table-cell>
        </table:table-row>
        <table:table-row table:style-name="ro1">
          <table:table-cell office:value-type="float" office:value="0.096697" calcext:value-type="float">
            <text:p>0.096697</text:p>
          </table:table-cell>
          <table:table-cell office:value-type="string" calcext:value-type="string">
            <text:p>((-1.763236e+01</text:p>
          </table:table-cell>
          <table:table-cell office:value-type="float" office:value="1.649384E-017" calcext:value-type="float">
            <text:p>1.649384E-17</text:p>
          </table:table-cell>
          <table:table-cell office:value-type="string" calcext:value-type="string">
            <text:p>3.617437e+02)</text:p>
          </table:table-cell>
          <table:table-cell office:value-type="string" calcext:value-type="string">
            <text:p>(1.004509e+01</text:p>
          </table:table-cell>
          <table:table-cell office:value-type="float" office:value="5.818556E-021" calcext:value-type="float">
            <text:p>5.818556E-21</text:p>
          </table:table-cell>
          <table:table-cell office:value-type="string" calcext:value-type="string">
            <text:p>-1.091880e-01))</text:p>
          </table:table-cell>
          <table:table-cell office:value-type="string" calcext:value-type="string">
            <text:p>((-1.808719e+01</text:p>
          </table:table-cell>
          <table:table-cell office:value-type="float" office:value="-91.08792" calcext:value-type="float">
            <text:p>-91.08792</text:p>
          </table:table-cell>
          <table:table-cell office:value-type="string" calcext:value-type="string">
            <text:p>-8.816178e-01)</text:p>
          </table:table-cell>
          <table:table-cell office:value-type="string" calcext:value-type="string">
            <text:p>(5.459398e-03</text:p>
          </table:table-cell>
          <table:table-cell office:value-type="float" office:value="10.19353" calcext:value-type="float">
            <text:p>10.19353</text:p>
          </table:table-cell>
          <table:table-cell office:value-type="string" calcext:value-type="string">
            <text:p>5.022544e-01))</text:p>
          </table:table-cell>
        </table:table-row>
        <table:table-row table:style-name="ro1">
          <table:table-cell office:value-type="float" office:value="0.0973576" calcext:value-type="float">
            <text:p>0.0973576</text:p>
          </table:table-cell>
          <table:table-cell office:value-type="string" calcext:value-type="string">
            <text:p>((-1.606004e+01</text:p>
          </table:table-cell>
          <table:table-cell office:value-type="float" office:value="1.550582E-017" calcext:value-type="float">
            <text:p>1.550582E-17</text:p>
          </table:table-cell>
          <table:table-cell office:value-type="string" calcext:value-type="string">
            <text:p>3.828216e+02)</text:p>
          </table:table-cell>
          <table:table-cell office:value-type="string" calcext:value-type="string">
            <text:p>(1.006504e+01</text:p>
          </table:table-cell>
          <table:table-cell office:value-type="float" office:value="7.578642E-021" calcext:value-type="float">
            <text:p>7.578642E-21</text:p>
          </table:table-cell>
          <table:table-cell office:value-type="string" calcext:value-type="string">
            <text:p>-1.150238e-01))</text:p>
          </table:table-cell>
          <table:table-cell office:value-type="string" calcext:value-type="string">
            <text:p>((-1.914108e+01</text:p>
          </table:table-cell>
          <table:table-cell office:value-type="float" office:value="-98.98186" calcext:value-type="float">
            <text:p>-98.98186</text:p>
          </table:table-cell>
          <table:table-cell office:value-type="string" calcext:value-type="string">
            <text:p>-8.030019e-01)</text:p>
          </table:table-cell>
          <table:table-cell office:value-type="string" calcext:value-type="string">
            <text:p>(5.751191e-03</text:p>
          </table:table-cell>
          <table:table-cell office:value-type="float" office:value="10.21586" calcext:value-type="float">
            <text:p>10.21586</text:p>
          </table:table-cell>
          <table:table-cell office:value-type="string" calcext:value-type="string">
            <text:p>5.032519e-01))</text:p>
          </table:table-cell>
        </table:table-row>
        <table:table-row table:style-name="ro1">
          <table:table-cell office:value-type="float" office:value="0.0980182" calcext:value-type="float">
            <text:p>0.0980182</text:p>
          </table:table-cell>
          <table:table-cell office:value-type="string" calcext:value-type="string">
            <text:p>((-1.769967e+01</text:p>
          </table:table-cell>
          <table:table-cell office:value-type="float" office:value="1.699526E-017" calcext:value-type="float">
            <text:p>1.699526E-17</text:p>
          </table:table-cell>
          <table:table-cell office:value-type="string" calcext:value-type="string">
            <text:p>3.446386e+02)</text:p>
          </table:table-cell>
          <table:table-cell office:value-type="string" calcext:value-type="string">
            <text:p>(1.007605e+01</text:p>
          </table:table-cell>
          <table:table-cell office:value-type="float" office:value="9.149675E-021" calcext:value-type="float">
            <text:p>9.149675E-21</text:p>
          </table:table-cell>
          <table:table-cell office:value-type="string" calcext:value-type="string">
            <text:p>-1.111664e-01))</text:p>
          </table:table-cell>
          <table:table-cell office:value-type="string" calcext:value-type="string">
            <text:p>((-1.723193e+01</text:p>
          </table:table-cell>
          <table:table-cell office:value-type="float" office:value="-83.75922" calcext:value-type="float">
            <text:p>-83.75922</text:p>
          </table:table-cell>
          <table:table-cell office:value-type="string" calcext:value-type="string">
            <text:p>-8.849835e-01)</text:p>
          </table:table-cell>
          <table:table-cell office:value-type="string" calcext:value-type="string">
            <text:p>(5.558318e-03</text:p>
          </table:table-cell>
          <table:table-cell office:value-type="float" office:value="10.22645" calcext:value-type="float">
            <text:p>10.22645</text:p>
          </table:table-cell>
          <table:table-cell office:value-type="string" calcext:value-type="string">
            <text:p>5.038027e-01))</text:p>
          </table:table-cell>
        </table:table-row>
        <table:table-row table:style-name="ro1">
          <table:table-cell office:value-type="float" office:value="0.0986788" calcext:value-type="float">
            <text:p>0.0986788</text:p>
          </table:table-cell>
          <table:table-cell office:value-type="string" calcext:value-type="string">
            <text:p>((-3.251445e+01</text:p>
          </table:table-cell>
          <table:table-cell office:value-type="float" office:value="2.968042E-017" calcext:value-type="float">
            <text:p>2.968042E-17</text:p>
          </table:table-cell>
          <table:table-cell office:value-type="string" calcext:value-type="string">
            <text:p>2.967592e+01)</text:p>
          </table:table-cell>
          <table:table-cell office:value-type="string" calcext:value-type="string">
            <text:p>(1.001070e+01</text:p>
          </table:table-cell>
          <table:table-cell office:value-type="float" office:value="1.15416E-020" calcext:value-type="float">
            <text:p>1.15416E-20</text:p>
          </table:table-cell>
          <table:table-cell office:value-type="string" calcext:value-type="string">
            <text:p>-6.966381e-02))</text:p>
          </table:table-cell>
          <table:table-cell office:value-type="string" calcext:value-type="string">
            <text:p>((-1.483796e+00</text:p>
          </table:table-cell>
          <table:table-cell office:value-type="float" office:value="38.63536" calcext:value-type="float">
            <text:p>38.63536</text:p>
          </table:table-cell>
          <table:table-cell office:value-type="string" calcext:value-type="string">
            <text:p>-1.625723e+00)</text:p>
          </table:table-cell>
          <table:table-cell office:value-type="string" calcext:value-type="string">
            <text:p>(3.483191e-03</text:p>
          </table:table-cell>
          <table:table-cell office:value-type="float" office:value="10.14681" calcext:value-type="float">
            <text:p>10.14681</text:p>
          </table:table-cell>
          <table:table-cell office:value-type="string" calcext:value-type="string">
            <text:p>5.005348e-01))</text:p>
          </table:table-cell>
        </table:table-row>
        <table:table-row table:style-name="ro1">
          <table:table-cell office:value-type="float" office:value="0.0993394" calcext:value-type="float">
            <text:p>0.0993394</text:p>
          </table:table-cell>
          <table:table-cell office:value-type="string" calcext:value-type="string">
            <text:p>((-1.877647e+01</text:p>
          </table:table-cell>
          <table:table-cell office:value-type="float" office:value="1.845738E-017" calcext:value-type="float">
            <text:p>1.845738E-17</text:p>
          </table:table-cell>
          <table:table-cell office:value-type="string" calcext:value-type="string">
            <text:p>3.030146e+02)</text:p>
          </table:table-cell>
          <table:table-cell office:value-type="string" calcext:value-type="string">
            <text:p>(9.992082e+00</text:p>
          </table:table-cell>
          <table:table-cell office:value-type="float" office:value="1.259665E-020" calcext:value-type="float">
            <text:p>1.259665E-20</text:p>
          </table:table-cell>
          <table:table-cell office:value-type="string" calcext:value-type="string">
            <text:p>-6.000985e-02))</text:p>
          </table:table-cell>
          <table:table-cell office:value-type="string" calcext:value-type="string">
            <text:p>((-1.515073e+01</text:p>
          </table:table-cell>
          <table:table-cell office:value-type="float" office:value="-67.60848" calcext:value-type="float">
            <text:p>-67.60848</text:p>
          </table:table-cell>
          <table:table-cell office:value-type="string" calcext:value-type="string">
            <text:p>-9.388234e-01)</text:p>
          </table:table-cell>
          <table:table-cell office:value-type="string" calcext:value-type="string">
            <text:p>(3.000492e-03</text:p>
          </table:table-cell>
          <table:table-cell office:value-type="float" office:value="10.12452" calcext:value-type="float">
            <text:p>10.12452</text:p>
          </table:table-cell>
          <table:table-cell office:value-type="string" calcext:value-type="string">
            <text:p>4.996041e-01))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string" calcext:value-type="string">
            <text:p>((-1.646434e+01</text:p>
          </table:table-cell>
          <table:table-cell office:value-type="float" office:value="1.659957E-017" calcext:value-type="float">
            <text:p>1.659957E-17</text:p>
          </table:table-cell>
          <table:table-cell office:value-type="string" calcext:value-type="string">
            <text:p>3.508490e+02)</text:p>
          </table:table-cell>
          <table:table-cell office:value-type="string" calcext:value-type="string">
            <text:p>(9.990017e+00</text:p>
          </table:table-cell>
          <table:table-cell office:value-type="float" office:value="1.265463E-020" calcext:value-type="float">
            <text:p>1.265463E-20</text:p>
          </table:table-cell>
          <table:table-cell office:value-type="string" calcext:value-type="string">
            <text:p>-5.708899e-02))</text:p>
          </table:table-cell>
          <table:table-cell office:value-type="string" calcext:value-type="string">
            <text:p>((-1.754245e+01</text:p>
          </table:table-cell>
          <table:table-cell office:value-type="float" office:value="-85.55618" calcext:value-type="float">
            <text:p>-85.55618</text:p>
          </table:table-cell>
          <table:table-cell office:value-type="string" calcext:value-type="string">
            <text:p>-8.232168e-01)</text:p>
          </table:table-cell>
          <table:table-cell office:value-type="string" calcext:value-type="string">
            <text:p>(2.854449e-03</text:p>
          </table:table-cell>
          <table:table-cell office:value-type="float" office:value="10.12148" calcext:value-type="float">
            <text:p>10.12148</text:p>
          </table:table-cell>
          <table:table-cell office:value-type="string" calcext:value-type="string">
            <text:p>4.995008e-01))</text:p>
          </table:table-cell>
        </table:table-row>
        <table:table-row table:style-name="ro1">
          <table:table-cell office:value-type="float" office:value="0.100714" calcext:value-type="float">
            <text:p>0.100714</text:p>
          </table:table-cell>
          <table:table-cell office:value-type="string" calcext:value-type="string">
            <text:p>((-1.574464e+01</text:p>
          </table:table-cell>
          <table:table-cell office:value-type="float" office:value="1.622353E-017" calcext:value-type="float">
            <text:p>1.622353E-17</text:p>
          </table:table-cell>
          <table:table-cell office:value-type="string" calcext:value-type="string">
            <text:p>3.615753e+02)</text:p>
          </table:table-cell>
          <table:table-cell office:value-type="string" calcext:value-type="string">
            <text:p>(9.998578e+00</text:p>
          </table:table-cell>
          <table:table-cell office:value-type="float" office:value="1.27143E-020" calcext:value-type="float">
            <text:p>1.27143E-20</text:p>
          </table:table-cell>
          <table:table-cell office:value-type="string" calcext:value-type="string">
            <text:p>-5.860132e-02))</text:p>
          </table:table-cell>
          <table:table-cell office:value-type="string" calcext:value-type="string">
            <text:p>((-1.807876e+01</text:p>
          </table:table-cell>
          <table:table-cell office:value-type="float" office:value="-89.26516" calcext:value-type="float">
            <text:p>-89.26516</text:p>
          </table:table-cell>
          <table:table-cell office:value-type="string" calcext:value-type="string">
            <text:p>-7.872322e-01)</text:p>
          </table:table-cell>
          <table:table-cell office:value-type="string" calcext:value-type="string">
            <text:p>(2.930066e-03</text:p>
          </table:table-cell>
          <table:table-cell office:value-type="float" office:value="10.13086" calcext:value-type="float">
            <text:p>10.13086</text:p>
          </table:table-cell>
          <table:table-cell office:value-type="string" calcext:value-type="string">
            <text:p>4.999289e-01))</text:p>
          </table:table-cell>
        </table:table-row>
        <table:table-row table:style-name="ro1">
          <table:table-cell office:value-type="float" office:value="0.101429" calcext:value-type="float">
            <text:p>0.101429</text:p>
          </table:table-cell>
          <table:table-cell office:value-type="string" calcext:value-type="string">
            <text:p>((-1.534625e+01</text:p>
          </table:table-cell>
          <table:table-cell office:value-type="float" office:value="1.595918E-017" calcext:value-type="float">
            <text:p>1.595918E-17</text:p>
          </table:table-cell>
          <table:table-cell office:value-type="string" calcext:value-type="string">
            <text:p>3.692302e+02)</text:p>
          </table:table-cell>
          <table:table-cell office:value-type="string" calcext:value-type="string">
            <text:p>(1.001871e+01</text:p>
          </table:table-cell>
          <table:table-cell office:value-type="float" office:value="1.250479E-020" calcext:value-type="float">
            <text:p>1.250479E-20</text:p>
          </table:table-cell>
          <table:table-cell office:value-type="string" calcext:value-type="string">
            <text:p>-6.406640e-02))</text:p>
          </table:table-cell>
          <table:table-cell office:value-type="string" calcext:value-type="string">
            <text:p>((-1.846151e+01</text:p>
          </table:table-cell>
          <table:table-cell office:value-type="float" office:value="-91.90497" calcext:value-type="float">
            <text:p>-91.90497</text:p>
          </table:table-cell>
          <table:table-cell office:value-type="string" calcext:value-type="string">
            <text:p>-7.673125e-01)</text:p>
          </table:table-cell>
          <table:table-cell office:value-type="string" calcext:value-type="string">
            <text:p>(3.203320e-03</text:p>
          </table:table-cell>
          <table:table-cell office:value-type="float" office:value="10.15345" calcext:value-type="float">
            <text:p>10.15345</text:p>
          </table:table-cell>
          <table:table-cell office:value-type="string" calcext:value-type="string">
            <text:p>5.009356e-01))</text:p>
          </table:table-cell>
        </table:table-row>
        <table:table-row table:style-name="ro1">
          <table:table-cell office:value-type="float" office:value="0.102143" calcext:value-type="float">
            <text:p>0.102143</text:p>
          </table:table-cell>
          <table:table-cell office:value-type="string" calcext:value-type="string">
            <text:p>((-1.527311e+01</text:p>
          </table:table-cell>
          <table:table-cell office:value-type="float" office:value="1.596944E-017" calcext:value-type="float">
            <text:p>1.596944E-17</text:p>
          </table:table-cell>
          <table:table-cell office:value-type="string" calcext:value-type="string">
            <text:p>3.697335e+02)</text:p>
          </table:table-cell>
          <table:table-cell office:value-type="string" calcext:value-type="string">
            <text:p>(1.004874e+01</text:p>
          </table:table-cell>
          <table:table-cell office:value-type="float" office:value="1.227749E-020" calcext:value-type="float">
            <text:p>1.227749E-20</text:p>
          </table:table-cell>
          <table:table-cell office:value-type="string" calcext:value-type="string">
            <text:p>-7.298005e-02))</text:p>
          </table:table-cell>
          <table:table-cell office:value-type="string" calcext:value-type="string">
            <text:p>((-1.848668e+01</text:p>
          </table:table-cell>
          <table:table-cell office:value-type="float" office:value="-91.77002" calcext:value-type="float">
            <text:p>-91.77002</text:p>
          </table:table-cell>
          <table:table-cell office:value-type="string" calcext:value-type="string">
            <text:p>-7.636554e-01)</text:p>
          </table:table-cell>
          <table:table-cell office:value-type="string" calcext:value-type="string">
            <text:p>(3.649002e-03</text:p>
          </table:table-cell>
          <table:table-cell office:value-type="float" office:value="10.18731" calcext:value-type="float">
            <text:p>10.18731</text:p>
          </table:table-cell>
          <table:table-cell office:value-type="string" calcext:value-type="string">
            <text:p>5.024368e-01))</text:p>
          </table:table-cell>
        </table:table-row>
        <table:table-row table:style-name="ro1">
          <table:table-cell office:value-type="float" office:value="0.102857" calcext:value-type="float">
            <text:p>0.102857</text:p>
          </table:table-cell>
          <table:table-cell office:value-type="string" calcext:value-type="string">
            <text:p>((-1.540274e+01</text:p>
          </table:table-cell>
          <table:table-cell office:value-type="float" office:value="1.576046E-017" calcext:value-type="float">
            <text:p>1.576046E-17</text:p>
          </table:table-cell>
          <table:table-cell office:value-type="string" calcext:value-type="string">
            <text:p>3.652091e+02)</text:p>
          </table:table-cell>
          <table:table-cell office:value-type="string" calcext:value-type="string">
            <text:p>(1.008071e+01</text:p>
          </table:table-cell>
          <table:table-cell office:value-type="float" office:value="1.255018E-020" calcext:value-type="float">
            <text:p>1.255018E-20</text:p>
          </table:table-cell>
          <table:table-cell office:value-type="string" calcext:value-type="string">
            <text:p>-7.855584e-02))</text:p>
          </table:table-cell>
          <table:table-cell office:value-type="string" calcext:value-type="string">
            <text:p>((-1.826046e+01</text:p>
          </table:table-cell>
          <table:table-cell office:value-type="float" office:value="-89.89792" calcext:value-type="float">
            <text:p>-89.89792</text:p>
          </table:table-cell>
          <table:table-cell office:value-type="string" calcext:value-type="string">
            <text:p>-7.701368e-01)</text:p>
          </table:table-cell>
          <table:table-cell office:value-type="string" calcext:value-type="string">
            <text:p>(3.927792e-03</text:p>
          </table:table-cell>
          <table:table-cell office:value-type="float" office:value="10.22246" calcext:value-type="float">
            <text:p>10.22246</text:p>
          </table:table-cell>
          <table:table-cell office:value-type="string" calcext:value-type="string">
            <text:p>5.040353e-01))</text:p>
          </table:table-cell>
        </table:table-row>
        <table:table-row table:style-name="ro1">
          <table:table-cell office:value-type="float" office:value="0.103571" calcext:value-type="float">
            <text:p>0.103571</text:p>
          </table:table-cell>
          <table:table-cell office:value-type="string" calcext:value-type="string">
            <text:p>((-1.757590e+01</text:p>
          </table:table-cell>
          <table:table-cell office:value-type="float" office:value="1.471293E-017" calcext:value-type="float">
            <text:p>1.471293E-17</text:p>
          </table:table-cell>
          <table:table-cell office:value-type="string" calcext:value-type="string">
            <text:p>3.086864e+02)</text:p>
          </table:table-cell>
          <table:table-cell office:value-type="string" calcext:value-type="string">
            <text:p>(1.008976e+01</text:p>
          </table:table-cell>
          <table:table-cell office:value-type="float" office:value="1.328181E-020" calcext:value-type="float">
            <text:p>1.328181E-20</text:p>
          </table:table-cell>
          <table:table-cell office:value-type="string" calcext:value-type="string">
            <text:p>-7.198211e-02))</text:p>
          </table:table-cell>
          <table:table-cell office:value-type="string" calcext:value-type="string">
            <text:p>((-1.543432e+01</text:p>
          </table:table-cell>
          <table:table-cell office:value-type="float" office:value="-68.23718" calcext:value-type="float">
            <text:p>-68.23718</text:p>
          </table:table-cell>
          <table:table-cell office:value-type="string" calcext:value-type="string">
            <text:p>-8.787951e-01)</text:p>
          </table:table-cell>
          <table:table-cell office:value-type="string" calcext:value-type="string">
            <text:p>(3.599106e-03</text:p>
          </table:table-cell>
          <table:table-cell office:value-type="float" office:value="10.23056" calcext:value-type="float">
            <text:p>10.23056</text:p>
          </table:table-cell>
          <table:table-cell office:value-type="string" calcext:value-type="string">
            <text:p>5.044880e-01))</text:p>
          </table:table-cell>
        </table:table-row>
        <table:table-row table:style-name="ro1">
          <table:table-cell office:value-type="float" office:value="0.104286" calcext:value-type="float">
            <text:p>0.104286</text:p>
          </table:table-cell>
          <table:table-cell office:value-type="string" calcext:value-type="string">
            <text:p>((-2.290043e+01</text:p>
          </table:table-cell>
          <table:table-cell office:value-type="float" office:value="1.183654E-017" calcext:value-type="float">
            <text:p>1.183654E-17</text:p>
          </table:table-cell>
          <table:table-cell office:value-type="string" calcext:value-type="string">
            <text:p>1.767331e+02)</text:p>
          </table:table-cell>
          <table:table-cell office:value-type="string" calcext:value-type="string">
            <text:p>(1.005874e+01</text:p>
          </table:table-cell>
          <table:table-cell office:value-type="float" office:value="1.458373E-020" calcext:value-type="float">
            <text:p>1.458373E-20</text:p>
          </table:table-cell>
          <table:table-cell office:value-type="string" calcext:value-type="string">
            <text:p>-5.680397e-02))</text:p>
          </table:table-cell>
          <table:table-cell office:value-type="string" calcext:value-type="string">
            <text:p>((-8.836655e+00</text:p>
          </table:table-cell>
          <table:table-cell office:value-type="float" office:value="-17.90075" calcext:value-type="float">
            <text:p>-17.90075</text:p>
          </table:table-cell>
          <table:table-cell office:value-type="string" calcext:value-type="string">
            <text:p>-1.145021e+00)</text:p>
          </table:table-cell>
          <table:table-cell office:value-type="string" calcext:value-type="string">
            <text:p>(2.840198e-03</text:p>
          </table:table-cell>
          <table:table-cell office:value-type="float" office:value="10.19427" calcext:value-type="float">
            <text:p>10.19427</text:p>
          </table:table-cell>
          <table:table-cell office:value-type="string" calcext:value-type="string">
            <text:p>5.029372e-01))</text:p>
          </table:table-cell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string" calcext:value-type="string">
            <text:p>((-1.784053e+01</text:p>
          </table:table-cell>
          <table:table-cell office:value-type="float" office:value="1.07548E-017" calcext:value-type="float">
            <text:p>1.07548E-17</text:p>
          </table:table-cell>
          <table:table-cell office:value-type="string" calcext:value-type="string">
            <text:p>2.907149e+02)</text:p>
          </table:table-cell>
          <table:table-cell office:value-type="string" calcext:value-type="string">
            <text:p>(1.007333e+01</text:p>
          </table:table-cell>
          <table:table-cell office:value-type="float" office:value="1.828232E-020" calcext:value-type="float">
            <text:p>1.828232E-20</text:p>
          </table:table-cell>
          <table:table-cell office:value-type="string" calcext:value-type="string">
            <text:p>-5.273913e-02))</text:p>
          </table:table-cell>
          <table:table-cell office:value-type="string" calcext:value-type="string">
            <text:p>((-1.453574e+01</text:p>
          </table:table-cell>
          <table:table-cell office:value-type="float" office:value="-61.465" calcext:value-type="float">
            <text:p>-61.465</text:p>
          </table:table-cell>
          <table:table-cell office:value-type="string" calcext:value-type="string">
            <text:p>-8.920265e-01)</text:p>
          </table:table-cell>
          <table:table-cell office:value-type="string" calcext:value-type="string">
            <text:p>(2.636957e-03</text:p>
          </table:table-cell>
          <table:table-cell office:value-type="float" office:value="10.20873" calcext:value-type="float">
            <text:p>10.20873</text:p>
          </table:table-cell>
          <table:table-cell office:value-type="string" calcext:value-type="string">
            <text:p>5.036665e-01))</text:p>
          </table:table-cell>
        </table:table-row>
        <table:table-row table:style-name="ro1">
          <table:table-cell office:value-type="float" office:value="0.105714" calcext:value-type="float">
            <text:p>0.105714</text:p>
          </table:table-cell>
          <table:table-cell office:value-type="string" calcext:value-type="string">
            <text:p>((-1.615061e+01</text:p>
          </table:table-cell>
          <table:table-cell office:value-type="float" office:value="1.062212E-017" calcext:value-type="float">
            <text:p>1.062212E-17</text:p>
          </table:table-cell>
          <table:table-cell office:value-type="string" calcext:value-type="string">
            <text:p>3.315674e+02)</text:p>
          </table:table-cell>
          <table:table-cell office:value-type="string" calcext:value-type="string">
            <text:p>(1.011353e+01</text:p>
          </table:table-cell>
          <table:table-cell office:value-type="float" office:value="1.911787E-020" calcext:value-type="float">
            <text:p>1.911787E-20</text:p>
          </table:table-cell>
          <table:table-cell office:value-type="string" calcext:value-type="string">
            <text:p>-5.193509e-02))</text:p>
          </table:table-cell>
          <table:table-cell office:value-type="string" calcext:value-type="string">
            <text:p>((-1.657837e+01</text:p>
          </table:table-cell>
          <table:table-cell office:value-type="float" office:value="-76.79444" calcext:value-type="float">
            <text:p>-76.79444</text:p>
          </table:table-cell>
          <table:table-cell office:value-type="string" calcext:value-type="string">
            <text:p>-8.075305e-01)</text:p>
          </table:table-cell>
          <table:table-cell office:value-type="string" calcext:value-type="string">
            <text:p>(2.596755e-03</text:p>
          </table:table-cell>
          <table:table-cell office:value-type="float" office:value="10.25109" calcext:value-type="float">
            <text:p>10.25109</text:p>
          </table:table-cell>
          <table:table-cell office:value-type="string" calcext:value-type="string">
            <text:p>5.056764e-01))</text:p>
          </table:table-cell>
        </table:table-row>
        <table:table-row table:style-name="ro1">
          <table:table-cell office:value-type="float" office:value="0.106429" calcext:value-type="float">
            <text:p>0.106429</text:p>
          </table:table-cell>
          <table:table-cell office:value-type="string" calcext:value-type="string">
            <text:p>((-1.584227e+01</text:p>
          </table:table-cell>
          <table:table-cell office:value-type="float" office:value="1.040637E-017" calcext:value-type="float">
            <text:p>1.040637E-17</text:p>
          </table:table-cell>
          <table:table-cell office:value-type="string" calcext:value-type="string">
            <text:p>3.376853e+02)</text:p>
          </table:table-cell>
          <table:table-cell office:value-type="string" calcext:value-type="string">
            <text:p>(1.014726e+01</text:p>
          </table:table-cell>
          <table:table-cell office:value-type="float" office:value="1.996097E-020" calcext:value-type="float">
            <text:p>1.996097E-20</text:p>
          </table:table-cell>
          <table:table-cell office:value-type="string" calcext:value-type="string">
            <text:p>-5.263472e-02))</text:p>
          </table:table-cell>
          <table:table-cell office:value-type="string" calcext:value-type="string">
            <text:p>((-1.688426e+01</text:p>
          </table:table-cell>
          <table:table-cell office:value-type="float" office:value="-78.90621" calcext:value-type="float">
            <text:p>-78.90621</text:p>
          </table:table-cell>
          <table:table-cell office:value-type="string" calcext:value-type="string">
            <text:p>-7.921133e-01)</text:p>
          </table:table-cell>
          <table:table-cell office:value-type="string" calcext:value-type="string">
            <text:p>(2.631736e-03</text:p>
          </table:table-cell>
          <table:table-cell office:value-type="float" office:value="10.28701" calcext:value-type="float">
            <text:p>10.28701</text:p>
          </table:table-cell>
          <table:table-cell office:value-type="string" calcext:value-type="string">
            <text:p>5.073628e-01))</text:p>
          </table:table-cell>
        </table:table-row>
        <table:table-row table:style-name="ro1">
          <table:table-cell office:value-type="float" office:value="0.107143" calcext:value-type="float">
            <text:p>0.107143</text:p>
          </table:table-cell>
          <table:table-cell office:value-type="string" calcext:value-type="string">
            <text:p>((-1.546946e+01</text:p>
          </table:table-cell>
          <table:table-cell office:value-type="float" office:value="1.026628E-017" calcext:value-type="float">
            <text:p>1.026628E-17</text:p>
          </table:table-cell>
          <table:table-cell office:value-type="string" calcext:value-type="string">
            <text:p>3.460763e+02)</text:p>
          </table:table-cell>
          <table:table-cell office:value-type="string" calcext:value-type="string">
            <text:p>(1.018210e+01</text:p>
          </table:table-cell>
          <table:table-cell office:value-type="float" office:value="2.082794E-020" calcext:value-type="float">
            <text:p>2.082794E-20</text:p>
          </table:table-cell>
          <table:table-cell office:value-type="string" calcext:value-type="string">
            <text:p>-5.419920e-02))</text:p>
          </table:table-cell>
          <table:table-cell office:value-type="string" calcext:value-type="string">
            <text:p>((-1.730381e+01</text:p>
          </table:table-cell>
          <table:table-cell office:value-type="float" office:value="-81.97906" calcext:value-type="float">
            <text:p>-81.97906</text:p>
          </table:table-cell>
          <table:table-cell office:value-type="string" calcext:value-type="string">
            <text:p>-7.734728e-01)</text:p>
          </table:table-cell>
          <table:table-cell office:value-type="string" calcext:value-type="string">
            <text:p>(2.709960e-03</text:p>
          </table:table-cell>
          <table:table-cell office:value-type="float" office:value="10.32436" calcext:value-type="float">
            <text:p>10.32436</text:p>
          </table:table-cell>
          <table:table-cell office:value-type="string" calcext:value-type="string">
            <text:p>5.091050e-01))</text:p>
          </table:table-cell>
        </table:table-row>
        <table:table-row table:style-name="ro1">
          <table:table-cell office:value-type="float" office:value="0.107857" calcext:value-type="float">
            <text:p>0.107857</text:p>
          </table:table-cell>
          <table:table-cell office:value-type="string" calcext:value-type="string">
            <text:p>((-1.508727e+01</text:p>
          </table:table-cell>
          <table:table-cell office:value-type="float" office:value="1.024272E-017" calcext:value-type="float">
            <text:p>1.024272E-17</text:p>
          </table:table-cell>
          <table:table-cell office:value-type="string" calcext:value-type="string">
            <text:p>3.543633e+02)</text:p>
          </table:table-cell>
          <table:table-cell office:value-type="string" calcext:value-type="string">
            <text:p>(1.021774e+01</text:p>
          </table:table-cell>
          <table:table-cell office:value-type="float" office:value="2.126551E-020" calcext:value-type="float">
            <text:p>2.126551E-20</text:p>
          </table:table-cell>
          <table:table-cell office:value-type="string" calcext:value-type="string">
            <text:p>-5.623440e-02))</text:p>
          </table:table-cell>
          <table:table-cell office:value-type="string" calcext:value-type="string">
            <text:p>((-1.771817e+01</text:p>
          </table:table-cell>
          <table:table-cell office:value-type="float" office:value="-84.99728" calcext:value-type="float">
            <text:p>-84.99728</text:p>
          </table:table-cell>
          <table:table-cell office:value-type="string" calcext:value-type="string">
            <text:p>-7.543634e-01)</text:p>
          </table:table-cell>
          <table:table-cell office:value-type="string" calcext:value-type="string">
            <text:p>(2.811720e-03</text:p>
          </table:table-cell>
          <table:table-cell office:value-type="float" office:value="10.36268" calcext:value-type="float">
            <text:p>10.36268</text:p>
          </table:table-cell>
          <table:table-cell office:value-type="string" calcext:value-type="string">
            <text:p>5.108869e-01))</text:p>
          </table:table-cell>
        </table:table-row>
        <table:table-row table:style-name="ro1">
          <table:table-cell office:value-type="float" office:value="0.108571" calcext:value-type="float">
            <text:p>0.108571</text:p>
          </table:table-cell>
          <table:table-cell office:value-type="string" calcext:value-type="string">
            <text:p>((-1.490167e+01</text:p>
          </table:table-cell>
          <table:table-cell office:value-type="float" office:value="1.028573E-017" calcext:value-type="float">
            <text:p>1.028573E-17</text:p>
          </table:table-cell>
          <table:table-cell office:value-type="string" calcext:value-type="string">
            <text:p>3.589361e+02)</text:p>
          </table:table-cell>
          <table:table-cell office:value-type="string" calcext:value-type="string">
            <text:p>(1.025283e+01</text:p>
          </table:table-cell>
          <table:table-cell office:value-type="float" office:value="2.160039E-020" calcext:value-type="float">
            <text:p>2.160039E-20</text:p>
          </table:table-cell>
          <table:table-cell office:value-type="string" calcext:value-type="string">
            <text:p>-5.876155e-02))</text:p>
          </table:table-cell>
          <table:table-cell office:value-type="string" calcext:value-type="string">
            <text:p>((-1.794680e+01</text:p>
          </table:table-cell>
          <table:table-cell office:value-type="float" office:value="-86.64365" calcext:value-type="float">
            <text:p>-86.64365</text:p>
          </table:table-cell>
          <table:table-cell office:value-type="string" calcext:value-type="string">
            <text:p>-7.450835e-01)</text:p>
          </table:table-cell>
          <table:table-cell office:value-type="string" calcext:value-type="string">
            <text:p>(2.938077e-03</text:p>
          </table:table-cell>
          <table:table-cell office:value-type="float" office:value="10.40058" calcext:value-type="float">
            <text:p>10.40058</text:p>
          </table:table-cell>
          <table:table-cell office:value-type="string" calcext:value-type="string">
            <text:p>5.126417e-01))</text:p>
          </table:table-cell>
        </table:table-row>
        <table:table-row table:style-name="ro1">
          <table:table-cell office:value-type="float" office:value="0.109286" calcext:value-type="float">
            <text:p>0.109286</text:p>
          </table:table-cell>
          <table:table-cell office:value-type="string" calcext:value-type="string">
            <text:p>((-1.485147e+01</text:p>
          </table:table-cell>
          <table:table-cell office:value-type="float" office:value="1.03408E-017" calcext:value-type="float">
            <text:p>1.03408E-17</text:p>
          </table:table-cell>
          <table:table-cell office:value-type="string" calcext:value-type="string">
            <text:p>3.601133e+02)</text:p>
          </table:table-cell>
          <table:table-cell office:value-type="string" calcext:value-type="string">
            <text:p>(1.028535e+01</text:p>
          </table:table-cell>
          <table:table-cell office:value-type="float" office:value="2.183425E-020" calcext:value-type="float">
            <text:p>2.183425E-20</text:p>
          </table:table-cell>
          <table:table-cell office:value-type="string" calcext:value-type="string">
            <text:p>-6.115135e-02))</text:p>
          </table:table-cell>
          <table:table-cell office:value-type="string" calcext:value-type="string">
            <text:p>((-1.800566e+01</text:p>
          </table:table-cell>
          <table:table-cell office:value-type="float" office:value="-87.01289" calcext:value-type="float">
            <text:p>-87.01289</text:p>
          </table:table-cell>
          <table:table-cell office:value-type="string" calcext:value-type="string">
            <text:p>-7.425734e-01)</text:p>
          </table:table-cell>
          <table:table-cell office:value-type="string" calcext:value-type="string">
            <text:p>(3.057568e-03</text:p>
          </table:table-cell>
          <table:table-cell office:value-type="float" office:value="10.43576" calcext:value-type="float">
            <text:p>10.43576</text:p>
          </table:table-cell>
          <table:table-cell office:value-type="string" calcext:value-type="string">
            <text:p>5.142673e-01))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string" calcext:value-type="string">
            <text:p>((-1.487058e+01</text:p>
          </table:table-cell>
          <table:table-cell office:value-type="float" office:value="1.041768E-017" calcext:value-type="float">
            <text:p>1.041768E-17</text:p>
          </table:table-cell>
          <table:table-cell office:value-type="string" calcext:value-type="string">
            <text:p>3.588063e+02)</text:p>
          </table:table-cell>
          <table:table-cell office:value-type="string" calcext:value-type="string">
            <text:p>(1.031249e+01</text:p>
          </table:table-cell>
          <table:table-cell office:value-type="float" office:value="2.190558E-020" calcext:value-type="float">
            <text:p>2.190558E-20</text:p>
          </table:table-cell>
          <table:table-cell office:value-type="string" calcext:value-type="string">
            <text:p>-6.201082e-02))</text:p>
          </table:table-cell>
          <table:table-cell office:value-type="string" calcext:value-type="string">
            <text:p>((-1.794031e+01</text:p>
          </table:table-cell>
          <table:table-cell office:value-type="float" office:value="-86.53839" calcext:value-type="float">
            <text:p>-86.53839</text:p>
          </table:table-cell>
          <table:table-cell office:value-type="string" calcext:value-type="string">
            <text:p>-7.435289e-01)</text:p>
          </table:table-cell>
          <table:table-cell office:value-type="string" calcext:value-type="string">
            <text:p>(3.100541e-03</text:p>
          </table:table-cell>
          <table:table-cell office:value-type="float" office:value="10.46495" calcext:value-type="float">
            <text:p>10.46495</text:p>
          </table:table-cell>
          <table:table-cell office:value-type="string" calcext:value-type="string">
            <text:p>5.156243e-01))</text:p>
          </table:table-cell>
        </table:table-row>
        <table:table-row table:style-name="ro1">
          <table:table-cell office:value-type="float" office:value="0.110714" calcext:value-type="float">
            <text:p>0.110714</text:p>
          </table:table-cell>
          <table:table-cell office:value-type="string" calcext:value-type="string">
            <text:p>((-1.525538e+01</text:p>
          </table:table-cell>
          <table:table-cell office:value-type="float" office:value="1.069765E-017" calcext:value-type="float">
            <text:p>1.069765E-17</text:p>
          </table:table-cell>
          <table:table-cell office:value-type="string" calcext:value-type="string">
            <text:p>3.463914e+02)</text:p>
          </table:table-cell>
          <table:table-cell office:value-type="string" calcext:value-type="string">
            <text:p>(1.032795e+01</text:p>
          </table:table-cell>
          <table:table-cell office:value-type="float" office:value="2.169335E-020" calcext:value-type="float">
            <text:p>2.169335E-20</text:p>
          </table:table-cell>
          <table:table-cell office:value-type="string" calcext:value-type="string">
            <text:p>-5.858131e-02))</text:p>
          </table:table-cell>
          <table:table-cell office:value-type="string" calcext:value-type="string">
            <text:p>((-1.731957e+01</text:p>
          </table:table-cell>
          <table:table-cell office:value-type="float" office:value="-81.93886" calcext:value-type="float">
            <text:p>-81.93886</text:p>
          </table:table-cell>
          <table:table-cell office:value-type="string" calcext:value-type="string">
            <text:p>-7.627690e-01)</text:p>
          </table:table-cell>
          <table:table-cell office:value-type="string" calcext:value-type="string">
            <text:p>(2.929066e-03</text:p>
          </table:table-cell>
          <table:table-cell office:value-type="float" office:value="10.48087" calcext:value-type="float">
            <text:p>10.48087</text:p>
          </table:table-cell>
          <table:table-cell office:value-type="string" calcext:value-type="string">
            <text:p>5.163973e-01))</text:p>
          </table:table-cell>
        </table:table-row>
        <table:table-row table:style-name="ro1">
          <table:table-cell office:value-type="float" office:value="0.111429" calcext:value-type="float">
            <text:p>0.111429</text:p>
          </table:table-cell>
          <table:table-cell office:value-type="string" calcext:value-type="string">
            <text:p>((-1.718626e+01</text:p>
          </table:table-cell>
          <table:table-cell office:value-type="float" office:value="1.18006E-017" calcext:value-type="float">
            <text:p>1.18006E-17</text:p>
          </table:table-cell>
          <table:table-cell office:value-type="string" calcext:value-type="string">
            <text:p>2.910676e+02)</text:p>
          </table:table-cell>
          <table:table-cell office:value-type="string" calcext:value-type="string">
            <text:p>(1.032186e+01</text:p>
          </table:table-cell>
          <table:table-cell office:value-type="float" office:value="2.058082E-020" calcext:value-type="float">
            <text:p>2.058082E-20</text:p>
          </table:table-cell>
          <table:table-cell office:value-type="string" calcext:value-type="string">
            <text:p>-5.594592e-02))</text:p>
          </table:table-cell>
          <table:table-cell office:value-type="string" calcext:value-type="string">
            <text:p>((-1.455338e+01</text:p>
          </table:table-cell>
          <table:table-cell office:value-type="float" office:value="-61.1566" calcext:value-type="float">
            <text:p>-61.1566</text:p>
          </table:table-cell>
          <table:table-cell office:value-type="string" calcext:value-type="string">
            <text:p>-8.593130e-01)</text:p>
          </table:table-cell>
          <table:table-cell office:value-type="string" calcext:value-type="string">
            <text:p>(2.797296e-03</text:p>
          </table:table-cell>
          <table:table-cell office:value-type="float" office:value="10.4742" calcext:value-type="float">
            <text:p>10.4742</text:p>
          </table:table-cell>
          <table:table-cell office:value-type="string" calcext:value-type="string">
            <text:p>5.160928e-01))</text:p>
          </table:table-cell>
        </table:table-row>
        <table:table-row table:style-name="ro1">
          <table:table-cell office:value-type="float" office:value="0.112143" calcext:value-type="float">
            <text:p>0.112143</text:p>
          </table:table-cell>
          <table:table-cell office:value-type="string" calcext:value-type="string">
            <text:p>((-1.851002e+01</text:p>
          </table:table-cell>
          <table:table-cell office:value-type="float" office:value="1.306625E-017" calcext:value-type="float">
            <text:p>1.306625E-17</text:p>
          </table:table-cell>
          <table:table-cell office:value-type="string" calcext:value-type="string">
            <text:p>2.461457e+02)</text:p>
          </table:table-cell>
          <table:table-cell office:value-type="string" calcext:value-type="string">
            <text:p>(1.029759e+01</text:p>
          </table:table-cell>
          <table:table-cell office:value-type="float" office:value="1.913321E-020" calcext:value-type="float">
            <text:p>1.913321E-20</text:p>
          </table:table-cell>
          <table:table-cell office:value-type="string" calcext:value-type="string">
            <text:p>-4.795021e-02))</text:p>
          </table:table-cell>
          <table:table-cell office:value-type="string" calcext:value-type="string">
            <text:p>((-1.230729e+01</text:p>
          </table:table-cell>
          <table:table-cell office:value-type="float" office:value="-44.62331" calcext:value-type="float">
            <text:p>-44.62331</text:p>
          </table:table-cell>
          <table:table-cell office:value-type="string" calcext:value-type="string">
            <text:p>-9.255009e-01)</text:p>
          </table:table-cell>
          <table:table-cell office:value-type="string" calcext:value-type="string">
            <text:p>(2.397510e-03</text:p>
          </table:table-cell>
          <table:table-cell office:value-type="float" office:value="10.44715" calcext:value-type="float">
            <text:p>10.44715</text:p>
          </table:table-cell>
          <table:table-cell office:value-type="string" calcext:value-type="string">
            <text:p>5.148795e-01))</text:p>
          </table:table-cell>
        </table:table-row>
        <table:table-row table:style-name="ro1">
          <table:table-cell office:value-type="float" office:value="0.112857" calcext:value-type="float">
            <text:p>0.112857</text:p>
          </table:table-cell>
          <table:table-cell office:value-type="string" calcext:value-type="string">
            <text:p>((-1.631415e+01</text:p>
          </table:table-cell>
          <table:table-cell office:value-type="float" office:value="1.293576E-017" calcext:value-type="float">
            <text:p>1.293576E-17</text:p>
          </table:table-cell>
          <table:table-cell office:value-type="string" calcext:value-type="string">
            <text:p>3.050427e+02)</text:p>
          </table:table-cell>
          <table:table-cell office:value-type="string" calcext:value-type="string">
            <text:p>(1.030067e+01</text:p>
          </table:table-cell>
          <table:table-cell office:value-type="float" office:value="2.083523E-020" calcext:value-type="float">
            <text:p>2.083523E-20</text:p>
          </table:table-cell>
          <table:table-cell office:value-type="string" calcext:value-type="string">
            <text:p>-4.434476e-02))</text:p>
          </table:table-cell>
          <table:table-cell office:value-type="string" calcext:value-type="string">
            <text:p>((-1.525213e+01</text:p>
          </table:table-cell>
          <table:table-cell office:value-type="float" office:value="-66.95935" calcext:value-type="float">
            <text:p>-66.95935</text:p>
          </table:table-cell>
          <table:table-cell office:value-type="string" calcext:value-type="string">
            <text:p>-8.157077e-01)</text:p>
          </table:table-cell>
          <table:table-cell office:value-type="string" calcext:value-type="string">
            <text:p>(2.217238e-03</text:p>
          </table:table-cell>
          <table:table-cell office:value-type="float" office:value="10.44993" calcext:value-type="float">
            <text:p>10.44993</text:p>
          </table:table-cell>
          <table:table-cell office:value-type="string" calcext:value-type="string">
            <text:p>5.150334e-01))</text:p>
          </table:table-cell>
        </table:table-row>
        <table:table-row table:style-name="ro1">
          <table:table-cell office:value-type="float" office:value="0.113571" calcext:value-type="float">
            <text:p>0.113571</text:p>
          </table:table-cell>
          <table:table-cell office:value-type="string" calcext:value-type="string">
            <text:p>((-1.525373e+01</text:p>
          </table:table-cell>
          <table:table-cell office:value-type="float" office:value="1.28474E-017" calcext:value-type="float">
            <text:p>1.28474E-17</text:p>
          </table:table-cell>
          <table:table-cell office:value-type="string" calcext:value-type="string">
            <text:p>3.351827e+02)</text:p>
          </table:table-cell>
          <table:table-cell office:value-type="string" calcext:value-type="string">
            <text:p>(1.031162e+01</text:p>
          </table:table-cell>
          <table:table-cell office:value-type="float" office:value="2.089226E-020" calcext:value-type="float">
            <text:p>2.089226E-20</text:p>
          </table:table-cell>
          <table:table-cell office:value-type="string" calcext:value-type="string">
            <text:p>-4.259044e-02))</text:p>
          </table:table-cell>
          <table:table-cell office:value-type="string" calcext:value-type="string">
            <text:p>((-1.675914e+01</text:p>
          </table:table-cell>
          <table:table-cell office:value-type="float" office:value="-78.36938" calcext:value-type="float">
            <text:p>-78.36938</text:p>
          </table:table-cell>
          <table:table-cell office:value-type="string" calcext:value-type="string">
            <text:p>-7.626867e-01)</text:p>
          </table:table-cell>
          <table:table-cell office:value-type="string" calcext:value-type="string">
            <text:p>(2.129522e-03</text:p>
          </table:table-cell>
          <table:table-cell office:value-type="float" office:value="10.46148" calcext:value-type="float">
            <text:p>10.46148</text:p>
          </table:table-cell>
          <table:table-cell office:value-type="string" calcext:value-type="string">
            <text:p>5.155809e-01))</text:p>
          </table:table-cell>
        </table:table-row>
        <table:table-row table:style-name="ro1">
          <table:table-cell office:value-type="float" office:value="0.114286" calcext:value-type="float">
            <text:p>0.114286</text:p>
          </table:table-cell>
          <table:table-cell office:value-type="string" calcext:value-type="string">
            <text:p>((-1.505871e+01</text:p>
          </table:table-cell>
          <table:table-cell office:value-type="float" office:value="1.299057E-017" calcext:value-type="float">
            <text:p>1.299057E-17</text:p>
          </table:table-cell>
          <table:table-cell office:value-type="string" calcext:value-type="string">
            <text:p>3.401864e+02)</text:p>
          </table:table-cell>
          <table:table-cell office:value-type="string" calcext:value-type="string">
            <text:p>(1.032187e+01</text:p>
          </table:table-cell>
          <table:table-cell office:value-type="float" office:value="2.088854E-020" calcext:value-type="float">
            <text:p>2.088854E-20</text:p>
          </table:table-cell>
          <table:table-cell office:value-type="string" calcext:value-type="string">
            <text:p>-4.134222e-02))</text:p>
          </table:table-cell>
          <table:table-cell office:value-type="string" calcext:value-type="string">
            <text:p>((-1.700932e+01</text:p>
          </table:table-cell>
          <table:table-cell office:value-type="float" office:value="-80.35484" calcext:value-type="float">
            <text:p>-80.35484</text:p>
          </table:table-cell>
          <table:table-cell office:value-type="string" calcext:value-type="string">
            <text:p>-7.529354e-01)</text:p>
          </table:table-cell>
          <table:table-cell office:value-type="string" calcext:value-type="string">
            <text:p>(2.067111e-03</text:p>
          </table:table-cell>
          <table:table-cell office:value-type="float" office:value="10.47243" calcext:value-type="float">
            <text:p>10.47243</text:p>
          </table:table-cell>
          <table:table-cell office:value-type="string" calcext:value-type="string">
            <text:p>5.160936e-01))</text:p>
          </table:table-cell>
        </table:table-row>
        <table:table-row table:style-name="ro1">
          <table:table-cell office:value-type="float" office:value="0.115" calcext:value-type="float">
            <text:p>0.115</text:p>
          </table:table-cell>
          <table:table-cell office:value-type="string" calcext:value-type="string">
            <text:p>((-1.493411e+01</text:p>
          </table:table-cell>
          <table:table-cell office:value-type="float" office:value="1.311788E-017" calcext:value-type="float">
            <text:p>1.311788E-17</text:p>
          </table:table-cell>
          <table:table-cell office:value-type="string" calcext:value-type="string">
            <text:p>3.434360e+02)</text:p>
          </table:table-cell>
          <table:table-cell office:value-type="string" calcext:value-type="string">
            <text:p>(1.033073e+01</text:p>
          </table:table-cell>
          <table:table-cell office:value-type="float" office:value="2.055508E-020" calcext:value-type="float">
            <text:p>2.055508E-20</text:p>
          </table:table-cell>
          <table:table-cell office:value-type="string" calcext:value-type="string">
            <text:p>-4.040668e-02))</text:p>
          </table:table-cell>
          <table:table-cell office:value-type="string" calcext:value-type="string">
            <text:p>((-1.717180e+01</text:p>
          </table:table-cell>
          <table:table-cell office:value-type="float" office:value="-81.72404" calcext:value-type="float">
            <text:p>-81.72404</text:p>
          </table:table-cell>
          <table:table-cell office:value-type="string" calcext:value-type="string">
            <text:p>-7.467055e-01)</text:p>
          </table:table-cell>
          <table:table-cell office:value-type="string" calcext:value-type="string">
            <text:p>(2.020334e-03</text:p>
          </table:table-cell>
          <table:table-cell office:value-type="float" office:value="10.482" calcext:value-type="float">
            <text:p>10.482</text:p>
          </table:table-cell>
          <table:table-cell office:value-type="string" calcext:value-type="string">
            <text:p>5.165367e-01))</text:p>
          </table:table-cell>
        </table:table-row>
        <table:table-row table:style-name="ro1">
          <table:table-cell office:value-type="float" office:value="0.115714" calcext:value-type="float">
            <text:p>0.115714</text:p>
          </table:table-cell>
          <table:table-cell office:value-type="string" calcext:value-type="string">
            <text:p>((-1.475372e+01</text:p>
          </table:table-cell>
          <table:table-cell office:value-type="float" office:value="1.317657E-017" calcext:value-type="float">
            <text:p>1.317657E-17</text:p>
          </table:table-cell>
          <table:table-cell office:value-type="string" calcext:value-type="string">
            <text:p>3.480351e+02)</text:p>
          </table:table-cell>
          <table:table-cell office:value-type="string" calcext:value-type="string">
            <text:p>(1.033848e+01</text:p>
          </table:table-cell>
          <table:table-cell office:value-type="float" office:value="2.024375E-020" calcext:value-type="float">
            <text:p>2.024375E-20</text:p>
          </table:table-cell>
          <table:table-cell office:value-type="string" calcext:value-type="string">
            <text:p>-3.976741e-02))</text:p>
          </table:table-cell>
          <table:table-cell office:value-type="string" calcext:value-type="string">
            <text:p>((-1.740175e+01</text:p>
          </table:table-cell>
          <table:table-cell office:value-type="float" office:value="-83.60115" calcext:value-type="float">
            <text:p>-83.60115</text:p>
          </table:table-cell>
          <table:table-cell office:value-type="string" calcext:value-type="string">
            <text:p>-7.376859e-01)</text:p>
          </table:table-cell>
          <table:table-cell office:value-type="string" calcext:value-type="string">
            <text:p>(1.988371e-03</text:p>
          </table:table-cell>
          <table:table-cell office:value-type="float" office:value="10.49047" calcext:value-type="float">
            <text:p>10.49047</text:p>
          </table:table-cell>
          <table:table-cell office:value-type="string" calcext:value-type="string">
            <text:p>5.169241e-01))</text:p>
          </table:table-cell>
        </table:table-row>
        <table:table-row table:style-name="ro1">
          <table:table-cell office:value-type="float" office:value="0.116429" calcext:value-type="float">
            <text:p>0.116429</text:p>
          </table:table-cell>
          <table:table-cell office:value-type="string" calcext:value-type="string">
            <text:p>((-1.459567e+01</text:p>
          </table:table-cell>
          <table:table-cell office:value-type="float" office:value="1.319442E-017" calcext:value-type="float">
            <text:p>1.319442E-17</text:p>
          </table:table-cell>
          <table:table-cell office:value-type="string" calcext:value-type="string">
            <text:p>3.525861e+02)</text:p>
          </table:table-cell>
          <table:table-cell office:value-type="string" calcext:value-type="string">
            <text:p>(1.034523e+01</text:p>
          </table:table-cell>
          <table:table-cell office:value-type="float" office:value="2.013983E-020" calcext:value-type="float">
            <text:p>2.013983E-20</text:p>
          </table:table-cell>
          <table:table-cell office:value-type="string" calcext:value-type="string">
            <text:p>-3.937922e-02))</text:p>
          </table:table-cell>
          <table:table-cell office:value-type="string" calcext:value-type="string">
            <text:p>((-1.762930e+01</text:p>
          </table:table-cell>
          <table:table-cell office:value-type="float" office:value="-85.47455" calcext:value-type="float">
            <text:p>-85.47455</text:p>
          </table:table-cell>
          <table:table-cell office:value-type="string" calcext:value-type="string">
            <text:p>-7.297833e-01)</text:p>
          </table:table-cell>
          <table:table-cell office:value-type="string" calcext:value-type="string">
            <text:p>(1.968961e-03</text:p>
          </table:table-cell>
          <table:table-cell office:value-type="float" office:value="10.49795" calcext:value-type="float">
            <text:p>10.49795</text:p>
          </table:table-cell>
          <table:table-cell office:value-type="string" calcext:value-type="string">
            <text:p>5.172617e-01))</text:p>
          </table:table-cell>
        </table:table-row>
        <table:table-row table:style-name="ro1">
          <table:table-cell office:value-type="float" office:value="0.117143" calcext:value-type="float">
            <text:p>0.117143</text:p>
          </table:table-cell>
          <table:table-cell office:value-type="string" calcext:value-type="string">
            <text:p>((-1.444792e+01</text:p>
          </table:table-cell>
          <table:table-cell office:value-type="float" office:value="1.318731E-017" calcext:value-type="float">
            <text:p>1.318731E-17</text:p>
          </table:table-cell>
          <table:table-cell office:value-type="string" calcext:value-type="string">
            <text:p>3.568290e+02)</text:p>
          </table:table-cell>
          <table:table-cell office:value-type="string" calcext:value-type="string">
            <text:p>(1.035107e+01</text:p>
          </table:table-cell>
          <table:table-cell office:value-type="float" office:value="2.008058E-020" calcext:value-type="float">
            <text:p>2.008058E-20</text:p>
          </table:table-cell>
          <table:table-cell office:value-type="string" calcext:value-type="string">
            <text:p>-3.915845e-02))</text:p>
          </table:table-cell>
          <table:table-cell office:value-type="string" calcext:value-type="string">
            <text:p>((-1.784145e+01</text:p>
          </table:table-cell>
          <table:table-cell office:value-type="float" office:value="-87.22301" calcext:value-type="float">
            <text:p>-87.22301</text:p>
          </table:table-cell>
          <table:table-cell office:value-type="string" calcext:value-type="string">
            <text:p>-7.223962e-01)</text:p>
          </table:table-cell>
          <table:table-cell office:value-type="string" calcext:value-type="string">
            <text:p>(1.957923e-03</text:p>
          </table:table-cell>
          <table:table-cell office:value-type="float" office:value="10.50451" calcext:value-type="float">
            <text:p>10.50451</text:p>
          </table:table-cell>
          <table:table-cell office:value-type="string" calcext:value-type="string">
            <text:p>5.175536e-01))</text:p>
          </table:table-cell>
        </table:table-row>
        <table:table-row table:style-name="ro1">
          <table:table-cell office:value-type="float" office:value="0.117857" calcext:value-type="float">
            <text:p>0.117857</text:p>
          </table:table-cell>
          <table:table-cell office:value-type="string" calcext:value-type="string">
            <text:p>((-1.432486e+01</text:p>
          </table:table-cell>
          <table:table-cell office:value-type="float" office:value="1.315149E-017" calcext:value-type="float">
            <text:p>1.315149E-17</text:p>
          </table:table-cell>
          <table:table-cell office:value-type="string" calcext:value-type="string">
            <text:p>3.605395e+02)</text:p>
          </table:table-cell>
          <table:table-cell office:value-type="string" calcext:value-type="string">
            <text:p>(1.035632e+01</text:p>
          </table:table-cell>
          <table:table-cell office:value-type="float" office:value="2.004575E-020" calcext:value-type="float">
            <text:p>2.004575E-20</text:p>
          </table:table-cell>
          <table:table-cell office:value-type="string" calcext:value-type="string">
            <text:p>-3.910986e-02))</text:p>
          </table:table-cell>
          <table:table-cell office:value-type="string" calcext:value-type="string">
            <text:p>((-1.802697e+01</text:p>
          </table:table-cell>
          <table:table-cell office:value-type="float" office:value="-88.78523" calcext:value-type="float">
            <text:p>-88.78523</text:p>
          </table:table-cell>
          <table:table-cell office:value-type="string" calcext:value-type="string">
            <text:p>-7.162430e-01)</text:p>
          </table:table-cell>
          <table:table-cell office:value-type="string" calcext:value-type="string">
            <text:p>(1.955493e-03</text:p>
          </table:table-cell>
          <table:table-cell office:value-type="float" office:value="10.51048" calcext:value-type="float">
            <text:p>10.51048</text:p>
          </table:table-cell>
          <table:table-cell office:value-type="string" calcext:value-type="string">
            <text:p>5.178159e-01))</text:p>
          </table:table-cell>
        </table:table-row>
        <table:table-row table:style-name="ro1">
          <table:table-cell office:value-type="float" office:value="0.118571" calcext:value-type="float">
            <text:p>0.118571</text:p>
          </table:table-cell>
          <table:table-cell office:value-type="string" calcext:value-type="string">
            <text:p>((-1.422694e+01</text:p>
          </table:table-cell>
          <table:table-cell office:value-type="float" office:value="1.312295E-017" calcext:value-type="float">
            <text:p>1.312295E-17</text:p>
          </table:table-cell>
          <table:table-cell office:value-type="string" calcext:value-type="string">
            <text:p>3.639466e+02)</text:p>
          </table:table-cell>
          <table:table-cell office:value-type="string" calcext:value-type="string">
            <text:p>(1.036073e+01</text:p>
          </table:table-cell>
          <table:table-cell office:value-type="float" office:value="2.004162E-020" calcext:value-type="float">
            <text:p>2.004162E-20</text:p>
          </table:table-cell>
          <table:table-cell office:value-type="string" calcext:value-type="string">
            <text:p>-3.919852e-02))</text:p>
          </table:table-cell>
          <table:table-cell office:value-type="string" calcext:value-type="string">
            <text:p>((-1.819733e+01</text:p>
          </table:table-cell>
          <table:table-cell office:value-type="float" office:value="-90.21557" calcext:value-type="float">
            <text:p>-90.21557</text:p>
          </table:table-cell>
          <table:table-cell office:value-type="string" calcext:value-type="string">
            <text:p>-7.113470e-01)</text:p>
          </table:table-cell>
          <table:table-cell office:value-type="string" calcext:value-type="string">
            <text:p>(1.959926e-03</text:p>
          </table:table-cell>
          <table:table-cell office:value-type="float" office:value="10.5156" calcext:value-type="float">
            <text:p>10.5156</text:p>
          </table:table-cell>
          <table:table-cell office:value-type="string" calcext:value-type="string">
            <text:p>5.180364e-01))</text:p>
          </table:table-cell>
        </table:table-row>
        <table:table-row table:style-name="ro1">
          <table:table-cell office:value-type="float" office:value="0.119286" calcext:value-type="float">
            <text:p>0.119286</text:p>
          </table:table-cell>
          <table:table-cell office:value-type="string" calcext:value-type="string">
            <text:p>((-1.416046e+01</text:p>
          </table:table-cell>
          <table:table-cell office:value-type="float" office:value="1.308507E-017" calcext:value-type="float">
            <text:p>1.308507E-17</text:p>
          </table:table-cell>
          <table:table-cell office:value-type="string" calcext:value-type="string">
            <text:p>3.664158e+02)</text:p>
          </table:table-cell>
          <table:table-cell office:value-type="string" calcext:value-type="string">
            <text:p>(1.036401e+01</text:p>
          </table:table-cell>
          <table:table-cell office:value-type="float" office:value="2.004982E-020" calcext:value-type="float">
            <text:p>2.004982E-20</text:p>
          </table:table-cell>
          <table:table-cell office:value-type="string" calcext:value-type="string">
            <text:p>-3.946846e-02))</text:p>
          </table:table-cell>
          <table:table-cell office:value-type="string" calcext:value-type="string">
            <text:p>((-1.832079e+01</text:p>
          </table:table-cell>
          <table:table-cell office:value-type="float" office:value="-91.29772" calcext:value-type="float">
            <text:p>-91.29772</text:p>
          </table:table-cell>
          <table:table-cell office:value-type="string" calcext:value-type="string">
            <text:p>-7.080229e-01)</text:p>
          </table:table-cell>
          <table:table-cell office:value-type="string" calcext:value-type="string">
            <text:p>(1.973423e-03</text:p>
          </table:table-cell>
          <table:table-cell office:value-type="float" office:value="10.51956" calcext:value-type="float">
            <text:p>10.51956</text:p>
          </table:table-cell>
          <table:table-cell office:value-type="string" calcext:value-type="string">
            <text:p>5.182007e-01))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string" calcext:value-type="string">
            <text:p>((-1.412237e+01</text:p>
          </table:table-cell>
          <table:table-cell office:value-type="float" office:value="1.304774E-017" calcext:value-type="float">
            <text:p>1.304774E-17</text:p>
          </table:table-cell>
          <table:table-cell office:value-type="string" calcext:value-type="string">
            <text:p>3.680932e+02)</text:p>
          </table:table-cell>
          <table:table-cell office:value-type="string" calcext:value-type="string">
            <text:p>(1.036604e+01</text:p>
          </table:table-cell>
          <table:table-cell office:value-type="float" office:value="2.005798E-020" calcext:value-type="float">
            <text:p>2.005798E-20</text:p>
          </table:table-cell>
          <table:table-cell office:value-type="string" calcext:value-type="string">
            <text:p>-3.988928e-02))</text:p>
          </table:table-cell>
          <table:table-cell office:value-type="string" calcext:value-type="string">
            <text:p>((-1.840466e+01</text:p>
          </table:table-cell>
          <table:table-cell office:value-type="float" office:value="-92.08379" calcext:value-type="float">
            <text:p>-92.08379</text:p>
          </table:table-cell>
          <table:table-cell office:value-type="string" calcext:value-type="string">
            <text:p>-7.061183e-01)</text:p>
          </table:table-cell>
          <table:table-cell office:value-type="string" calcext:value-type="string">
            <text:p>(1.994464e-03</text:p>
          </table:table-cell>
          <table:table-cell office:value-type="float" office:value="10.52223" calcext:value-type="float">
            <text:p>10.52223</text:p>
          </table:table-cell>
          <table:table-cell office:value-type="string" calcext:value-type="string">
            <text:p>5.183022e-01))</text:p>
          </table:table-cell>
        </table:table-row>
        <table:table-row table:style-name="ro1">
          <table:table-cell office:value-type="float" office:value="0.120714" calcext:value-type="float">
            <text:p>0.120714</text:p>
          </table:table-cell>
          <table:table-cell office:value-type="string" calcext:value-type="string">
            <text:p>((-1.409612e+01</text:p>
          </table:table-cell>
          <table:table-cell office:value-type="float" office:value="1.301636E-017" calcext:value-type="float">
            <text:p>1.301636E-17</text:p>
          </table:table-cell>
          <table:table-cell office:value-type="string" calcext:value-type="string">
            <text:p>3.693885e+02)</text:p>
          </table:table-cell>
          <table:table-cell office:value-type="string" calcext:value-type="string">
            <text:p>(1.036665e+01</text:p>
          </table:table-cell>
          <table:table-cell office:value-type="float" office:value="2.006133E-020" calcext:value-type="float">
            <text:p>2.006133E-20</text:p>
          </table:table-cell>
          <table:table-cell office:value-type="string" calcext:value-type="string">
            <text:p>-4.035447e-02))</text:p>
          </table:table-cell>
          <table:table-cell office:value-type="string" calcext:value-type="string">
            <text:p>((-1.846943e+01</text:p>
          </table:table-cell>
          <table:table-cell office:value-type="float" office:value="-92.7152" calcext:value-type="float">
            <text:p>-92.7152</text:p>
          </table:table-cell>
          <table:table-cell office:value-type="string" calcext:value-type="string">
            <text:p>-7.048061e-01)</text:p>
          </table:table-cell>
          <table:table-cell office:value-type="string" calcext:value-type="string">
            <text:p>(2.017724e-03</text:p>
          </table:table-cell>
          <table:table-cell office:value-type="float" office:value="10.5234" calcext:value-type="float">
            <text:p>10.5234</text:p>
          </table:table-cell>
          <table:table-cell office:value-type="string" calcext:value-type="string">
            <text:p>5.183324e-01))</text:p>
          </table:table-cell>
        </table:table-row>
        <table:table-row table:style-name="ro1">
          <table:table-cell office:value-type="float" office:value="0.121429" calcext:value-type="float">
            <text:p>0.121429</text:p>
          </table:table-cell>
          <table:table-cell office:value-type="string" calcext:value-type="string">
            <text:p>((-1.407867e+01</text:p>
          </table:table-cell>
          <table:table-cell office:value-type="float" office:value="1.298156E-017" calcext:value-type="float">
            <text:p>1.298156E-17</text:p>
          </table:table-cell>
          <table:table-cell office:value-type="string" calcext:value-type="string">
            <text:p>3.704275e+02)</text:p>
          </table:table-cell>
          <table:table-cell office:value-type="string" calcext:value-type="string">
            <text:p>(1.036552e+01</text:p>
          </table:table-cell>
          <table:table-cell office:value-type="float" office:value="2.006455E-020" calcext:value-type="float">
            <text:p>2.006455E-20</text:p>
          </table:table-cell>
          <table:table-cell office:value-type="string" calcext:value-type="string">
            <text:p>-4.074835e-02))</text:p>
          </table:table-cell>
          <table:table-cell office:value-type="string" calcext:value-type="string">
            <text:p>((-1.852137e+01</text:p>
          </table:table-cell>
          <table:table-cell office:value-type="float" office:value="-93.2528" calcext:value-type="float">
            <text:p>-93.2528</text:p>
          </table:table-cell>
          <table:table-cell office:value-type="string" calcext:value-type="string">
            <text:p>-7.039337e-01)</text:p>
          </table:table-cell>
          <table:table-cell office:value-type="string" calcext:value-type="string">
            <text:p>(2.037418e-03</text:p>
          </table:table-cell>
          <table:table-cell office:value-type="float" office:value="10.52274" calcext:value-type="float">
            <text:p>10.52274</text:p>
          </table:table-cell>
          <table:table-cell office:value-type="string" calcext:value-type="string">
            <text:p>5.182761e-01))</text:p>
          </table:table-cell>
        </table:table-row>
        <table:table-row table:style-name="ro1">
          <table:table-cell office:value-type="float" office:value="0.122143" calcext:value-type="float">
            <text:p>0.122143</text:p>
          </table:table-cell>
          <table:table-cell office:value-type="string" calcext:value-type="string">
            <text:p>((-1.406401e+01</text:p>
          </table:table-cell>
          <table:table-cell office:value-type="float" office:value="1.294608E-017" calcext:value-type="float">
            <text:p>1.294608E-17</text:p>
          </table:table-cell>
          <table:table-cell office:value-type="string" calcext:value-type="string">
            <text:p>3.712929e+02)</text:p>
          </table:table-cell>
          <table:table-cell office:value-type="string" calcext:value-type="string">
            <text:p>(1.036241e+01</text:p>
          </table:table-cell>
          <table:table-cell office:value-type="float" office:value="2.007379E-020" calcext:value-type="float">
            <text:p>2.007379E-20</text:p>
          </table:table-cell>
          <table:table-cell office:value-type="string" calcext:value-type="string">
            <text:p>-4.088964e-02))</text:p>
          </table:table-cell>
          <table:table-cell office:value-type="string" calcext:value-type="string">
            <text:p>((-1.856465e+01</text:p>
          </table:table-cell>
          <table:table-cell office:value-type="float" office:value="-93.72396" calcext:value-type="float">
            <text:p>-93.72396</text:p>
          </table:table-cell>
          <table:table-cell office:value-type="string" calcext:value-type="string">
            <text:p>-7.032006e-01)</text:p>
          </table:table-cell>
          <table:table-cell office:value-type="string" calcext:value-type="string">
            <text:p>(2.044482e-03</text:p>
          </table:table-cell>
          <table:table-cell office:value-type="float" office:value="10.51992" calcext:value-type="float">
            <text:p>10.51992</text:p>
          </table:table-cell>
          <table:table-cell office:value-type="string" calcext:value-type="string">
            <text:p>5.181206e-01))</text:p>
          </table:table-cell>
        </table:table-row>
        <table:table-row table:style-name="ro1">
          <table:table-cell office:value-type="float" office:value="0.122857" calcext:value-type="float">
            <text:p>0.122857</text:p>
          </table:table-cell>
          <table:table-cell office:value-type="string" calcext:value-type="string">
            <text:p>((-1.405310e+01</text:p>
          </table:table-cell>
          <table:table-cell office:value-type="float" office:value="1.291085E-017" calcext:value-type="float">
            <text:p>1.291085E-17</text:p>
          </table:table-cell>
          <table:table-cell office:value-type="string" calcext:value-type="string">
            <text:p>3.720074e+02)</text:p>
          </table:table-cell>
          <table:table-cell office:value-type="string" calcext:value-type="string">
            <text:p>(1.035700e+01</text:p>
          </table:table-cell>
          <table:table-cell office:value-type="float" office:value="2.003841E-020" calcext:value-type="float">
            <text:p>2.003841E-20</text:p>
          </table:table-cell>
          <table:table-cell office:value-type="string" calcext:value-type="string">
            <text:p>-4.048782e-02))</text:p>
          </table:table-cell>
          <table:table-cell office:value-type="string" calcext:value-type="string">
            <text:p>((-1.860037e+01</text:p>
          </table:table-cell>
          <table:table-cell office:value-type="float" office:value="-94.13864" calcext:value-type="float">
            <text:p>-94.13864</text:p>
          </table:table-cell>
          <table:table-cell office:value-type="string" calcext:value-type="string">
            <text:p>-7.026550e-01)</text:p>
          </table:table-cell>
          <table:table-cell office:value-type="string" calcext:value-type="string">
            <text:p>(2.024391e-03</text:p>
          </table:table-cell>
          <table:table-cell office:value-type="float" office:value="10.51457" calcext:value-type="float">
            <text:p>10.51457</text:p>
          </table:table-cell>
          <table:table-cell office:value-type="string" calcext:value-type="string">
            <text:p>5.178499e-01))</text:p>
          </table:table-cell>
        </table:table-row>
        <table:table-row table:style-name="ro1">
          <table:table-cell office:value-type="float" office:value="0.123571" calcext:value-type="float">
            <text:p>0.123571</text:p>
          </table:table-cell>
          <table:table-cell office:value-type="string" calcext:value-type="string">
            <text:p>((-1.404266e+01</text:p>
          </table:table-cell>
          <table:table-cell office:value-type="float" office:value="1.287706E-017" calcext:value-type="float">
            <text:p>1.287706E-17</text:p>
          </table:table-cell>
          <table:table-cell office:value-type="string" calcext:value-type="string">
            <text:p>3.726867e+02)</text:p>
          </table:table-cell>
          <table:table-cell office:value-type="string" calcext:value-type="string">
            <text:p>(1.034915e+01</text:p>
          </table:table-cell>
          <table:table-cell office:value-type="float" office:value="1.994618E-020" calcext:value-type="float">
            <text:p>1.994618E-20</text:p>
          </table:table-cell>
          <table:table-cell office:value-type="string" calcext:value-type="string">
            <text:p>-3.932084e-02))</text:p>
          </table:table-cell>
          <table:table-cell office:value-type="string" calcext:value-type="string">
            <text:p>((-1.863434e+01</text:p>
          </table:table-cell>
          <table:table-cell office:value-type="float" office:value="-94.5319" calcext:value-type="float">
            <text:p>-94.5319</text:p>
          </table:table-cell>
          <table:table-cell office:value-type="string" calcext:value-type="string">
            <text:p>-7.021331e-01)</text:p>
          </table:table-cell>
          <table:table-cell office:value-type="string" calcext:value-type="string">
            <text:p>(1.966042e-03</text:p>
          </table:table-cell>
          <table:table-cell office:value-type="float" office:value="10.50649" calcext:value-type="float">
            <text:p>10.50649</text:p>
          </table:table-cell>
          <table:table-cell office:value-type="string" calcext:value-type="string">
            <text:p>5.174573e-01))</text:p>
          </table:table-cell>
        </table:table-row>
        <table:table-row table:style-name="ro1">
          <table:table-cell office:value-type="float" office:value="0.124286" calcext:value-type="float">
            <text:p>0.124286</text:p>
          </table:table-cell>
          <table:table-cell office:value-type="string" calcext:value-type="string">
            <text:p>((-1.403610e+01</text:p>
          </table:table-cell>
          <table:table-cell office:value-type="float" office:value="1.284317E-017" calcext:value-type="float">
            <text:p>1.284317E-17</text:p>
          </table:table-cell>
          <table:table-cell office:value-type="string" calcext:value-type="string">
            <text:p>3.733822e+02)</text:p>
          </table:table-cell>
          <table:table-cell office:value-type="string" calcext:value-type="string">
            <text:p>(1.033890e+01</text:p>
          </table:table-cell>
          <table:table-cell office:value-type="float" office:value="1.976027E-020" calcext:value-type="float">
            <text:p>1.976027E-20</text:p>
          </table:table-cell>
          <table:table-cell office:value-type="string" calcext:value-type="string">
            <text:p>-3.756344e-02))</text:p>
          </table:table-cell>
          <table:table-cell office:value-type="string" calcext:value-type="string">
            <text:p>((-1.866911e+01</text:p>
          </table:table-cell>
          <table:table-cell office:value-type="float" office:value="-94.9249" calcext:value-type="float">
            <text:p>-94.9249</text:p>
          </table:table-cell>
          <table:table-cell office:value-type="string" calcext:value-type="string">
            <text:p>-7.018052e-01)</text:p>
          </table:table-cell>
          <table:table-cell office:value-type="string" calcext:value-type="string">
            <text:p>(1.878172e-03</text:p>
          </table:table-cell>
          <table:table-cell office:value-type="float" office:value="10.49576" calcext:value-type="float">
            <text:p>10.49576</text:p>
          </table:table-cell>
          <table:table-cell office:value-type="string" calcext:value-type="string">
            <text:p>5.169450e-01))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string" calcext:value-type="string">
            <text:p>((-1.402875e+01</text:p>
          </table:table-cell>
          <table:table-cell office:value-type="float" office:value="1.280822E-017" calcext:value-type="float">
            <text:p>1.280822E-17</text:p>
          </table:table-cell>
          <table:table-cell office:value-type="string" calcext:value-type="string">
            <text:p>3.742085e+02)</text:p>
          </table:table-cell>
          <table:table-cell office:value-type="string" calcext:value-type="string">
            <text:p>(1.032685e+01</text:p>
          </table:table-cell>
          <table:table-cell office:value-type="float" office:value="1.947853E-020" calcext:value-type="float">
            <text:p>1.947853E-20</text:p>
          </table:table-cell>
          <table:table-cell office:value-type="string" calcext:value-type="string">
            <text:p>-3.554283e-02))</text:p>
          </table:table-cell>
          <table:table-cell office:value-type="string" calcext:value-type="string">
            <text:p>((-1.871043e+01</text:p>
          </table:table-cell>
          <table:table-cell office:value-type="float" office:value="-95.35648" calcext:value-type="float">
            <text:p>-95.35648</text:p>
          </table:table-cell>
          <table:table-cell office:value-type="string" calcext:value-type="string">
            <text:p>-7.014376e-01)</text:p>
          </table:table-cell>
          <table:table-cell office:value-type="string" calcext:value-type="string">
            <text:p>(1.777142e-03</text:p>
          </table:table-cell>
          <table:table-cell office:value-type="float" office:value="10.48307" calcext:value-type="float">
            <text:p>10.48307</text:p>
          </table:table-cell>
          <table:table-cell office:value-type="string" calcext:value-type="string">
            <text:p>5.163425e-01))</text:p>
          </table:table-cell>
        </table:table-row>
        <table:table-row table:style-name="ro1">
          <table:table-cell office:value-type="float" office:value="0.125714" calcext:value-type="float">
            <text:p>0.125714</text:p>
          </table:table-cell>
          <table:table-cell office:value-type="string" calcext:value-type="string">
            <text:p>((-1.401876e+01</text:p>
          </table:table-cell>
          <table:table-cell office:value-type="float" office:value="1.277058E-017" calcext:value-type="float">
            <text:p>1.277058E-17</text:p>
          </table:table-cell>
          <table:table-cell office:value-type="string" calcext:value-type="string">
            <text:p>3.751278e+02)</text:p>
          </table:table-cell>
          <table:table-cell office:value-type="string" calcext:value-type="string">
            <text:p>(1.031378e+01</text:p>
          </table:table-cell>
          <table:table-cell office:value-type="float" office:value="1.906666E-020" calcext:value-type="float">
            <text:p>1.906666E-20</text:p>
          </table:table-cell>
          <table:table-cell office:value-type="string" calcext:value-type="string">
            <text:p>-3.340743e-02))</text:p>
          </table:table-cell>
          <table:table-cell office:value-type="string" calcext:value-type="string">
            <text:p>((-1.875639e+01</text:p>
          </table:table-cell>
          <table:table-cell office:value-type="float" office:value="-95.82087" calcext:value-type="float">
            <text:p>-95.82087</text:p>
          </table:table-cell>
          <table:table-cell office:value-type="string" calcext:value-type="string">
            <text:p>-7.009378e-01)</text:p>
          </table:table-cell>
          <table:table-cell office:value-type="string" calcext:value-type="string">
            <text:p>(1.670371e-03</text:p>
          </table:table-cell>
          <table:table-cell office:value-type="float" office:value="10.46928" calcext:value-type="float">
            <text:p>10.46928</text:p>
          </table:table-cell>
          <table:table-cell office:value-type="string" calcext:value-type="string">
            <text:p>5.156888e-01))</text:p>
          </table:table-cell>
        </table:table-row>
        <table:table-row table:style-name="ro1">
          <table:table-cell office:value-type="float" office:value="0.126429" calcext:value-type="float">
            <text:p>0.126429</text:p>
          </table:table-cell>
          <table:table-cell office:value-type="string" calcext:value-type="string">
            <text:p>((-1.400114e+01</text:p>
          </table:table-cell>
          <table:table-cell office:value-type="float" office:value="1.272554E-017" calcext:value-type="float">
            <text:p>1.272554E-17</text:p>
          </table:table-cell>
          <table:table-cell office:value-type="string" calcext:value-type="string">
            <text:p>3.763225e+02)</text:p>
          </table:table-cell>
          <table:table-cell office:value-type="string" calcext:value-type="string">
            <text:p>(1.030089e+01</text:p>
          </table:table-cell>
          <table:table-cell office:value-type="float" office:value="1.865902E-020" calcext:value-type="float">
            <text:p>1.865902E-20</text:p>
          </table:table-cell>
          <table:table-cell office:value-type="string" calcext:value-type="string">
            <text:p>-3.147053e-02))</text:p>
          </table:table-cell>
          <table:table-cell office:value-type="string" calcext:value-type="string">
            <text:p>((-1.881612e+01</text:p>
          </table:table-cell>
          <table:table-cell office:value-type="float" office:value="-96.38706" calcext:value-type="float">
            <text:p>-96.38706</text:p>
          </table:table-cell>
          <table:table-cell office:value-type="string" calcext:value-type="string">
            <text:p>-7.000571e-01)</text:p>
          </table:table-cell>
          <table:table-cell office:value-type="string" calcext:value-type="string">
            <text:p>(1.573527e-03</text:p>
          </table:table-cell>
          <table:table-cell office:value-type="float" office:value="10.45572" calcext:value-type="float">
            <text:p>10.45572</text:p>
          </table:table-cell>
          <table:table-cell office:value-type="string" calcext:value-type="string">
            <text:p>5.150444e-01))</text:p>
          </table:table-cell>
        </table:table-row>
        <table:table-row table:style-name="ro1">
          <table:table-cell office:value-type="float" office:value="0.127143" calcext:value-type="float">
            <text:p>0.127143</text:p>
          </table:table-cell>
          <table:table-cell office:value-type="string" calcext:value-type="string">
            <text:p>((-1.397544e+01</text:p>
          </table:table-cell>
          <table:table-cell office:value-type="float" office:value="1.267963E-017" calcext:value-type="float">
            <text:p>1.267963E-17</text:p>
          </table:table-cell>
          <table:table-cell office:value-type="string" calcext:value-type="string">
            <text:p>3.776824e+02)</text:p>
          </table:table-cell>
          <table:table-cell office:value-type="string" calcext:value-type="string">
            <text:p>(1.028826e+01</text:p>
          </table:table-cell>
          <table:table-cell office:value-type="float" office:value="1.835414E-020" calcext:value-type="float">
            <text:p>1.835414E-20</text:p>
          </table:table-cell>
          <table:table-cell office:value-type="string" calcext:value-type="string">
            <text:p>-2.998629e-02))</text:p>
          </table:table-cell>
          <table:table-cell office:value-type="string" calcext:value-type="string">
            <text:p>((-1.888412e+01</text:p>
          </table:table-cell>
          <table:table-cell office:value-type="float" office:value="-97.00994" calcext:value-type="float">
            <text:p>-97.00994</text:p>
          </table:table-cell>
          <table:table-cell office:value-type="string" calcext:value-type="string">
            <text:p>-6.987722e-01)</text:p>
          </table:table-cell>
          <table:table-cell office:value-type="string" calcext:value-type="string">
            <text:p>(1.499314e-03</text:p>
          </table:table-cell>
          <table:table-cell office:value-type="float" office:value="10.44253" calcext:value-type="float">
            <text:p>10.44253</text:p>
          </table:table-cell>
          <table:table-cell office:value-type="string" calcext:value-type="string">
            <text:p>5.144131e-01))</text:p>
          </table:table-cell>
        </table:table-row>
        <table:table-row table:style-name="ro1">
          <table:table-cell office:value-type="float" office:value="0.127857" calcext:value-type="float">
            <text:p>0.127857</text:p>
          </table:table-cell>
          <table:table-cell office:value-type="string" calcext:value-type="string">
            <text:p>((-1.394920e+01</text:p>
          </table:table-cell>
          <table:table-cell office:value-type="float" office:value="1.262945E-017" calcext:value-type="float">
            <text:p>1.262945E-17</text:p>
          </table:table-cell>
          <table:table-cell office:value-type="string" calcext:value-type="string">
            <text:p>3.790861e+02)</text:p>
          </table:table-cell>
          <table:table-cell office:value-type="string" calcext:value-type="string">
            <text:p>(1.027591e+01</text:p>
          </table:table-cell>
          <table:table-cell office:value-type="float" office:value="1.817152E-020" calcext:value-type="float">
            <text:p>1.817152E-20</text:p>
          </table:table-cell>
          <table:table-cell office:value-type="string" calcext:value-type="string">
            <text:p>-2.898809e-02))</text:p>
          </table:table-cell>
          <table:table-cell office:value-type="string" calcext:value-type="string">
            <text:p>((-1.895431e+01</text:p>
          </table:table-cell>
          <table:table-cell office:value-type="float" office:value="-97.64331" calcext:value-type="float">
            <text:p>-97.64331</text:p>
          </table:table-cell>
          <table:table-cell office:value-type="string" calcext:value-type="string">
            <text:p>-6.974601e-01)</text:p>
          </table:table-cell>
          <table:table-cell office:value-type="string" calcext:value-type="string">
            <text:p>(1.449404e-03</text:p>
          </table:table-cell>
          <table:table-cell office:value-type="float" office:value="10.42972" calcext:value-type="float">
            <text:p>10.42972</text:p>
          </table:table-cell>
          <table:table-cell office:value-type="string" calcext:value-type="string">
            <text:p>5.137957e-01))</text:p>
          </table:table-cell>
        </table:table-row>
        <table:table-row table:style-name="ro1">
          <table:table-cell office:value-type="float" office:value="0.128571" calcext:value-type="float">
            <text:p>0.128571</text:p>
          </table:table-cell>
          <table:table-cell office:value-type="string" calcext:value-type="string">
            <text:p>((-1.392230e+01</text:p>
          </table:table-cell>
          <table:table-cell office:value-type="float" office:value="1.257585E-017" calcext:value-type="float">
            <text:p>1.257585E-17</text:p>
          </table:table-cell>
          <table:table-cell office:value-type="string" calcext:value-type="string">
            <text:p>3.805141e+02)</text:p>
          </table:table-cell>
          <table:table-cell office:value-type="string" calcext:value-type="string">
            <text:p>(1.026383e+01</text:p>
          </table:table-cell>
          <table:table-cell office:value-type="float" office:value="1.810452E-020" calcext:value-type="float">
            <text:p>1.810452E-20</text:p>
          </table:table-cell>
          <table:table-cell office:value-type="string" calcext:value-type="string">
            <text:p>-2.851594e-02))</text:p>
          </table:table-cell>
          <table:table-cell office:value-type="string" calcext:value-type="string">
            <text:p>((-1.902570e+01</text:p>
          </table:table-cell>
          <table:table-cell office:value-type="float" office:value="-98.27868" calcext:value-type="float">
            <text:p>-98.27868</text:p>
          </table:table-cell>
          <table:table-cell office:value-type="string" calcext:value-type="string">
            <text:p>-6.961148e-01)</text:p>
          </table:table-cell>
          <table:table-cell office:value-type="string" calcext:value-type="string">
            <text:p>(1.425797e-03</text:p>
          </table:table-cell>
          <table:table-cell office:value-type="float" office:value="10.41731" calcext:value-type="float">
            <text:p>10.41731</text:p>
          </table:table-cell>
          <table:table-cell office:value-type="string" calcext:value-type="string">
            <text:p>5.131916e-01))</text:p>
          </table:table-cell>
        </table:table-row>
        <table:table-row table:style-name="ro1">
          <table:table-cell office:value-type="float" office:value="0.129286" calcext:value-type="float">
            <text:p>0.129286</text:p>
          </table:table-cell>
          <table:table-cell office:value-type="string" calcext:value-type="string">
            <text:p>((-1.389368e+01</text:p>
          </table:table-cell>
          <table:table-cell office:value-type="float" office:value="1.251682E-017" calcext:value-type="float">
            <text:p>1.251682E-17</text:p>
          </table:table-cell>
          <table:table-cell office:value-type="string" calcext:value-type="string">
            <text:p>3.820119e+02)</text:p>
          </table:table-cell>
          <table:table-cell office:value-type="string" calcext:value-type="string">
            <text:p>(1.025213e+01</text:p>
          </table:table-cell>
          <table:table-cell office:value-type="float" office:value="1.812704E-020" calcext:value-type="float">
            <text:p>1.812704E-20</text:p>
          </table:table-cell>
          <table:table-cell office:value-type="string" calcext:value-type="string">
            <text:p>-2.852756e-02))</text:p>
          </table:table-cell>
          <table:table-cell office:value-type="string" calcext:value-type="string">
            <text:p>((-1.910059e+01</text:p>
          </table:table-cell>
          <table:table-cell office:value-type="float" office:value="-98.93622" calcext:value-type="float">
            <text:p>-98.93622</text:p>
          </table:table-cell>
          <table:table-cell office:value-type="string" calcext:value-type="string">
            <text:p>-6.946839e-01)</text:p>
          </table:table-cell>
          <table:table-cell office:value-type="string" calcext:value-type="string">
            <text:p>(1.426378e-03</text:p>
          </table:table-cell>
          <table:table-cell office:value-type="float" office:value="10.40539" calcext:value-type="float">
            <text:p>10.40539</text:p>
          </table:table-cell>
          <table:table-cell office:value-type="string" calcext:value-type="string">
            <text:p>5.126064e-01))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string" calcext:value-type="string">
            <text:p>((-1.386111e+01</text:p>
          </table:table-cell>
          <table:table-cell office:value-type="float" office:value="1.24512E-017" calcext:value-type="float">
            <text:p>1.24512E-17</text:p>
          </table:table-cell>
          <table:table-cell office:value-type="string" calcext:value-type="string">
            <text:p>3.835582e+02)</text:p>
          </table:table-cell>
          <table:table-cell office:value-type="string" calcext:value-type="string">
            <text:p>(1.024095e+01</text:p>
          </table:table-cell>
          <table:table-cell office:value-type="float" office:value="1.819926E-020" calcext:value-type="float">
            <text:p>1.819926E-20</text:p>
          </table:table-cell>
          <table:table-cell office:value-type="string" calcext:value-type="string">
            <text:p>-2.888103e-02))</text:p>
          </table:table-cell>
          <table:table-cell office:value-type="string" calcext:value-type="string">
            <text:p>((-1.917791e+01</text:p>
          </table:table-cell>
          <table:table-cell office:value-type="float" office:value="-99.61021" calcext:value-type="float">
            <text:p>-99.61021</text:p>
          </table:table-cell>
          <table:table-cell office:value-type="string" calcext:value-type="string">
            <text:p>-6.930554e-01)</text:p>
          </table:table-cell>
          <table:table-cell office:value-type="string" calcext:value-type="string">
            <text:p>(1.444051e-03</text:p>
          </table:table-cell>
          <table:table-cell office:value-type="float" office:value="10.3941" calcext:value-type="float">
            <text:p>10.3941</text:p>
          </table:table-cell>
          <table:table-cell office:value-type="string" calcext:value-type="string">
            <text:p>5.120475e-01))</text:p>
          </table:table-cell>
        </table:table-row>
        <table:table-row table:style-name="ro1">
          <table:table-cell office:value-type="float" office:value="0.130714" calcext:value-type="float">
            <text:p>0.130714</text:p>
          </table:table-cell>
          <table:table-cell office:value-type="string" calcext:value-type="string">
            <text:p>((-1.382343e+01</text:p>
          </table:table-cell>
          <table:table-cell office:value-type="float" office:value="1.237958E-017" calcext:value-type="float">
            <text:p>1.237958E-17</text:p>
          </table:table-cell>
          <table:table-cell office:value-type="string" calcext:value-type="string">
            <text:p>3.852192e+02)</text:p>
          </table:table-cell>
          <table:table-cell office:value-type="string" calcext:value-type="string">
            <text:p>(1.023023e+01</text:p>
          </table:table-cell>
          <table:table-cell office:value-type="float" office:value="1.829347E-020" calcext:value-type="float">
            <text:p>1.829347E-20</text:p>
          </table:table-cell>
          <table:table-cell office:value-type="string" calcext:value-type="string">
            <text:p>-2.948885e-02))</text:p>
          </table:table-cell>
          <table:table-cell office:value-type="string" calcext:value-type="string">
            <text:p>((-1.926096e+01</text:p>
          </table:table-cell>
          <table:table-cell office:value-type="float" office:value="-100.3194" calcext:value-type="float">
            <text:p>-100.3194</text:p>
          </table:table-cell>
          <table:table-cell office:value-type="string" calcext:value-type="string">
            <text:p>-6.911716e-01)</text:p>
          </table:table-cell>
          <table:table-cell office:value-type="string" calcext:value-type="string">
            <text:p>(1.474442e-03</text:p>
          </table:table-cell>
          <table:table-cell office:value-type="float" office:value="10.38334" calcext:value-type="float">
            <text:p>10.38334</text:p>
          </table:table-cell>
          <table:table-cell office:value-type="string" calcext:value-type="string">
            <text:p>5.115114e-01))</text:p>
          </table:table-cell>
        </table:table-row>
        <table:table-row table:style-name="ro1">
          <table:table-cell office:value-type="float" office:value="0.131429" calcext:value-type="float">
            <text:p>0.131429</text:p>
          </table:table-cell>
          <table:table-cell office:value-type="string" calcext:value-type="string">
            <text:p>((-1.378214e+01</text:p>
          </table:table-cell>
          <table:table-cell office:value-type="float" office:value="1.230211E-017" calcext:value-type="float">
            <text:p>1.230211E-17</text:p>
          </table:table-cell>
          <table:table-cell office:value-type="string" calcext:value-type="string">
            <text:p>3.871200e+02)</text:p>
          </table:table-cell>
          <table:table-cell office:value-type="string" calcext:value-type="string">
            <text:p>(1.021986e+01</text:p>
          </table:table-cell>
          <table:table-cell office:value-type="float" office:value="1.839475E-020" calcext:value-type="float">
            <text:p>1.839475E-20</text:p>
          </table:table-cell>
          <table:table-cell office:value-type="string" calcext:value-type="string">
            <text:p>-3.030868e-02))</text:p>
          </table:table-cell>
          <table:table-cell office:value-type="string" calcext:value-type="string">
            <text:p>((-1.935600e+01</text:p>
          </table:table-cell>
          <table:table-cell office:value-type="float" office:value="-101.1189" calcext:value-type="float">
            <text:p>-101.1189</text:p>
          </table:table-cell>
          <table:table-cell office:value-type="string" calcext:value-type="string">
            <text:p>-6.891068e-01)</text:p>
          </table:table-cell>
          <table:table-cell office:value-type="string" calcext:value-type="string">
            <text:p>(1.515434e-03</text:p>
          </table:table-cell>
          <table:table-cell office:value-type="float" office:value="10.37299" calcext:value-type="float">
            <text:p>10.37299</text:p>
          </table:table-cell>
          <table:table-cell office:value-type="string" calcext:value-type="string">
            <text:p>5.109928e-01))</text:p>
          </table:table-cell>
        </table:table-row>
        <table:table-row table:style-name="ro1">
          <table:table-cell office:value-type="float" office:value="0.132143" calcext:value-type="float">
            <text:p>0.132143</text:p>
          </table:table-cell>
          <table:table-cell office:value-type="string" calcext:value-type="string">
            <text:p>((-1.373632e+01</text:p>
          </table:table-cell>
          <table:table-cell office:value-type="float" office:value="1.22192E-017" calcext:value-type="float">
            <text:p>1.22192E-17</text:p>
          </table:table-cell>
          <table:table-cell office:value-type="string" calcext:value-type="string">
            <text:p>3.890717e+02)</text:p>
          </table:table-cell>
          <table:table-cell office:value-type="string" calcext:value-type="string">
            <text:p>(1.020970e+01</text:p>
          </table:table-cell>
          <table:table-cell office:value-type="float" office:value="1.851311E-020" calcext:value-type="float">
            <text:p>1.851311E-20</text:p>
          </table:table-cell>
          <table:table-cell office:value-type="string" calcext:value-type="string">
            <text:p>-3.128878e-02))</text:p>
          </table:table-cell>
          <table:table-cell office:value-type="string" calcext:value-type="string">
            <text:p>((-1.945358e+01</text:p>
          </table:table-cell>
          <table:table-cell office:value-type="float" office:value="-101.9354" calcext:value-type="float">
            <text:p>-101.9354</text:p>
          </table:table-cell>
          <table:table-cell office:value-type="string" calcext:value-type="string">
            <text:p>-6.868158e-01)</text:p>
          </table:table-cell>
          <table:table-cell office:value-type="string" calcext:value-type="string">
            <text:p>(1.564439e-03</text:p>
          </table:table-cell>
          <table:table-cell office:value-type="float" office:value="10.36291" calcext:value-type="float">
            <text:p>10.36291</text:p>
          </table:table-cell>
          <table:table-cell office:value-type="string" calcext:value-type="string">
            <text:p>5.104850e-01))</text:p>
          </table:table-cell>
        </table:table-row>
        <table:table-row table:style-name="ro1">
          <table:table-cell office:value-type="float" office:value="0.132857" calcext:value-type="float">
            <text:p>0.132857</text:p>
          </table:table-cell>
          <table:table-cell office:value-type="string" calcext:value-type="string">
            <text:p>((-1.369745e+01</text:p>
          </table:table-cell>
          <table:table-cell office:value-type="float" office:value="1.213158E-017" calcext:value-type="float">
            <text:p>1.213158E-17</text:p>
          </table:table-cell>
          <table:table-cell office:value-type="string" calcext:value-type="string">
            <text:p>3.908711e+02)</text:p>
          </table:table-cell>
          <table:table-cell office:value-type="string" calcext:value-type="string">
            <text:p>(1.019979e+01</text:p>
          </table:table-cell>
          <table:table-cell office:value-type="float" office:value="1.868706E-020" calcext:value-type="float">
            <text:p>1.868706E-20</text:p>
          </table:table-cell>
          <table:table-cell office:value-type="string" calcext:value-type="string">
            <text:p>-3.239814e-02))</text:p>
          </table:table-cell>
          <table:table-cell office:value-type="string" calcext:value-type="string">
            <text:p>((-1.954356e+01</text:p>
          </table:table-cell>
          <table:table-cell office:value-type="float" office:value="-102.6901" calcext:value-type="float">
            <text:p>-102.6901</text:p>
          </table:table-cell>
          <table:table-cell office:value-type="string" calcext:value-type="string">
            <text:p>-6.848727e-01)</text:p>
          </table:table-cell>
          <table:table-cell office:value-type="string" calcext:value-type="string">
            <text:p>(1.619907e-03</text:p>
          </table:table-cell>
          <table:table-cell office:value-type="float" office:value="10.3531" calcext:value-type="float">
            <text:p>10.3531</text:p>
          </table:table-cell>
          <table:table-cell office:value-type="string" calcext:value-type="string">
            <text:p>5.099893e-01))</text:p>
          </table:table-cell>
        </table:table-row>
        <table:table-row table:style-name="ro1">
          <table:table-cell office:value-type="float" office:value="0.133571" calcext:value-type="float">
            <text:p>0.133571</text:p>
          </table:table-cell>
          <table:table-cell office:value-type="string" calcext:value-type="string">
            <text:p>((-1.366758e+01</text:p>
          </table:table-cell>
          <table:table-cell office:value-type="float" office:value="1.204782E-017" calcext:value-type="float">
            <text:p>1.204782E-17</text:p>
          </table:table-cell>
          <table:table-cell office:value-type="string" calcext:value-type="string">
            <text:p>3.924664e+02)</text:p>
          </table:table-cell>
          <table:table-cell office:value-type="string" calcext:value-type="string">
            <text:p>(1.019048e+01</text:p>
          </table:table-cell>
          <table:table-cell office:value-type="float" office:value="1.887667E-020" calcext:value-type="float">
            <text:p>1.887667E-20</text:p>
          </table:table-cell>
          <table:table-cell office:value-type="string" calcext:value-type="string">
            <text:p>-3.337227e-02))</text:p>
          </table:table-cell>
          <table:table-cell office:value-type="string" calcext:value-type="string">
            <text:p>((-1.962332e+01</text:p>
          </table:table-cell>
          <table:table-cell office:value-type="float" office:value="-103.3629" calcext:value-type="float">
            <text:p>-103.3629</text:p>
          </table:table-cell>
          <table:table-cell office:value-type="string" calcext:value-type="string">
            <text:p>-6.833791e-01)</text:p>
          </table:table-cell>
          <table:table-cell office:value-type="string" calcext:value-type="string">
            <text:p>(1.668614e-03</text:p>
          </table:table-cell>
          <table:table-cell office:value-type="float" office:value="10.34391" calcext:value-type="float">
            <text:p>10.34391</text:p>
          </table:table-cell>
          <table:table-cell office:value-type="string" calcext:value-type="string">
            <text:p>5.095241e-01))</text:p>
          </table:table-cell>
        </table:table-row>
        <table:table-row table:style-name="ro1">
          <table:table-cell office:value-type="float" office:value="0.134286" calcext:value-type="float">
            <text:p>0.134286</text:p>
          </table:table-cell>
          <table:table-cell office:value-type="string" calcext:value-type="string">
            <text:p>((-1.364877e+01</text:p>
          </table:table-cell>
          <table:table-cell office:value-type="float" office:value="1.19737E-017" calcext:value-type="float">
            <text:p>1.19737E-17</text:p>
          </table:table-cell>
          <table:table-cell office:value-type="string" calcext:value-type="string">
            <text:p>3.937076e+02)</text:p>
          </table:table-cell>
          <table:table-cell office:value-type="string" calcext:value-type="string">
            <text:p>(1.018235e+01</text:p>
          </table:table-cell>
          <table:table-cell office:value-type="float" office:value="1.905534E-020" calcext:value-type="float">
            <text:p>1.905534E-20</text:p>
          </table:table-cell>
          <table:table-cell office:value-type="string" calcext:value-type="string">
            <text:p>-3.413328e-02))</text:p>
          </table:table-cell>
          <table:table-cell office:value-type="string" calcext:value-type="string">
            <text:p>((-1.968538e+01</text:p>
          </table:table-cell>
          <table:table-cell office:value-type="float" office:value="-103.9003" calcext:value-type="float">
            <text:p>-103.9003</text:p>
          </table:table-cell>
          <table:table-cell office:value-type="string" calcext:value-type="string">
            <text:p>-6.824387e-01)</text:p>
          </table:table-cell>
          <table:table-cell office:value-type="string" calcext:value-type="string">
            <text:p>(1.706664e-03</text:p>
          </table:table-cell>
          <table:table-cell office:value-type="float" office:value="10.33592" calcext:value-type="float">
            <text:p>10.33592</text:p>
          </table:table-cell>
          <table:table-cell office:value-type="string" calcext:value-type="string">
            <text:p>5.091175e-01))</text:p>
          </table:table-cell>
        </table:table-row>
        <table:table-row table:style-name="ro1">
          <table:table-cell office:value-type="float" office:value="0.135" calcext:value-type="float">
            <text:p>0.135</text:p>
          </table:table-cell>
          <table:table-cell office:value-type="string" calcext:value-type="string">
            <text:p>((-1.364643e+01</text:p>
          </table:table-cell>
          <table:table-cell office:value-type="float" office:value="1.190838E-017" calcext:value-type="float">
            <text:p>1.190838E-17</text:p>
          </table:table-cell>
          <table:table-cell office:value-type="string" calcext:value-type="string">
            <text:p>3.945217e+02)</text:p>
          </table:table-cell>
          <table:table-cell office:value-type="string" calcext:value-type="string">
            <text:p>(1.017187e+01</text:p>
          </table:table-cell>
          <table:table-cell office:value-type="float" office:value="1.921984E-020" calcext:value-type="float">
            <text:p>1.921984E-20</text:p>
          </table:table-cell>
          <table:table-cell office:value-type="string" calcext:value-type="string">
            <text:p>-3.499399e-02))</text:p>
          </table:table-cell>
          <table:table-cell office:value-type="string" calcext:value-type="string">
            <text:p>((-1.972608e+01</text:p>
          </table:table-cell>
          <table:table-cell office:value-type="float" office:value="-104.27" calcext:value-type="float">
            <text:p>-104.27</text:p>
          </table:table-cell>
          <table:table-cell office:value-type="string" calcext:value-type="string">
            <text:p>-6.823215e-01)</text:p>
          </table:table-cell>
          <table:table-cell office:value-type="string" calcext:value-type="string">
            <text:p>(1.749700e-03</text:p>
          </table:table-cell>
          <table:table-cell office:value-type="float" office:value="10.32546" calcext:value-type="float">
            <text:p>10.32546</text:p>
          </table:table-cell>
          <table:table-cell office:value-type="string" calcext:value-type="string">
            <text:p>5.085936e-01))</text:p>
          </table:table-cell>
        </table:table-row>
        <table:table-row table:style-name="ro1">
          <table:table-cell office:value-type="float" office:value="0.135714" calcext:value-type="float">
            <text:p>0.135714</text:p>
          </table:table-cell>
          <table:table-cell office:value-type="string" calcext:value-type="string">
            <text:p>((-1.364865e+01</text:p>
          </table:table-cell>
          <table:table-cell office:value-type="float" office:value="1.184723E-017" calcext:value-type="float">
            <text:p>1.184723E-17</text:p>
          </table:table-cell>
          <table:table-cell office:value-type="string" calcext:value-type="string">
            <text:p>3.952052e+02)</text:p>
          </table:table-cell>
          <table:table-cell office:value-type="string" calcext:value-type="string">
            <text:p>(1.015959e+01</text:p>
          </table:table-cell>
          <table:table-cell office:value-type="float" office:value="1.939835E-020" calcext:value-type="float">
            <text:p>1.939835E-20</text:p>
          </table:table-cell>
          <table:table-cell office:value-type="string" calcext:value-type="string">
            <text:p>-3.591735e-02))</text:p>
          </table:table-cell>
          <table:table-cell office:value-type="string" calcext:value-type="string">
            <text:p>((-1.976026e+01</text:p>
          </table:table-cell>
          <table:table-cell office:value-type="float" office:value="-104.5954" calcext:value-type="float">
            <text:p>-104.5954</text:p>
          </table:table-cell>
          <table:table-cell office:value-type="string" calcext:value-type="string">
            <text:p>-6.824324e-01)</text:p>
          </table:table-cell>
          <table:table-cell office:value-type="string" calcext:value-type="string">
            <text:p>(1.795868e-03</text:p>
          </table:table-cell>
          <table:table-cell office:value-type="float" office:value="10.31311" calcext:value-type="float">
            <text:p>10.31311</text:p>
          </table:table-cell>
          <table:table-cell office:value-type="string" calcext:value-type="string">
            <text:p>5.079797e-01))</text:p>
          </table:table-cell>
        </table:table-row>
        <table:table-row table:style-name="ro1">
          <table:table-cell office:value-type="float" office:value="0.136429" calcext:value-type="float">
            <text:p>0.136429</text:p>
          </table:table-cell>
          <table:table-cell office:value-type="string" calcext:value-type="string">
            <text:p>((-1.364126e+01</text:p>
          </table:table-cell>
          <table:table-cell office:value-type="float" office:value="1.178495E-017" calcext:value-type="float">
            <text:p>1.178495E-17</text:p>
          </table:table-cell>
          <table:table-cell office:value-type="string" calcext:value-type="string">
            <text:p>3.960839e+02)</text:p>
          </table:table-cell>
          <table:table-cell office:value-type="string" calcext:value-type="string">
            <text:p>(1.014663e+01</text:p>
          </table:table-cell>
          <table:table-cell office:value-type="float" office:value="1.962792E-020" calcext:value-type="float">
            <text:p>1.962792E-20</text:p>
          </table:table-cell>
          <table:table-cell office:value-type="string" calcext:value-type="string">
            <text:p>-3.681886e-02))</text:p>
          </table:table-cell>
          <table:table-cell office:value-type="string" calcext:value-type="string">
            <text:p>((-1.980420e+01</text:p>
          </table:table-cell>
          <table:table-cell office:value-type="float" office:value="-105.0008" calcext:value-type="float">
            <text:p>-105.0008</text:p>
          </table:table-cell>
          <table:table-cell office:value-type="string" calcext:value-type="string">
            <text:p>-6.820631e-01)</text:p>
          </table:table-cell>
          <table:table-cell office:value-type="string" calcext:value-type="string">
            <text:p>(1.840943e-03</text:p>
          </table:table-cell>
          <table:table-cell office:value-type="float" office:value="10.30003" calcext:value-type="float">
            <text:p>10.30003</text:p>
          </table:table-cell>
          <table:table-cell office:value-type="string" calcext:value-type="string">
            <text:p>5.073315e-01))</text:p>
          </table:table-cell>
        </table:table-row>
        <table:table-row table:style-name="ro1">
          <table:table-cell office:value-type="float" office:value="0.137143" calcext:value-type="float">
            <text:p>0.137143</text:p>
          </table:table-cell>
          <table:table-cell office:value-type="string" calcext:value-type="string">
            <text:p>((-1.361731e+01</text:p>
          </table:table-cell>
          <table:table-cell office:value-type="float" office:value="1.172012E-017" calcext:value-type="float">
            <text:p>1.172012E-17</text:p>
          </table:table-cell>
          <table:table-cell office:value-type="string" calcext:value-type="string">
            <text:p>3.974756e+02)</text:p>
          </table:table-cell>
          <table:table-cell office:value-type="string" calcext:value-type="string">
            <text:p>(1.013354e+01</text:p>
          </table:table-cell>
          <table:table-cell office:value-type="float" office:value="1.99494E-020" calcext:value-type="float">
            <text:p>1.99494E-20</text:p>
          </table:table-cell>
          <table:table-cell office:value-type="string" calcext:value-type="string">
            <text:p>-3.767307e-02))</text:p>
          </table:table-cell>
          <table:table-cell office:value-type="string" calcext:value-type="string">
            <text:p>((-1.987378e+01</text:p>
          </table:table-cell>
          <table:table-cell office:value-type="float" office:value="-105.5889" calcext:value-type="float">
            <text:p>-105.5889</text:p>
          </table:table-cell>
          <table:table-cell office:value-type="string" calcext:value-type="string">
            <text:p>-6.808656e-01)</text:p>
          </table:table-cell>
          <table:table-cell office:value-type="string" calcext:value-type="string">
            <text:p>(1.883653e-03</text:p>
          </table:table-cell>
          <table:table-cell office:value-type="float" office:value="10.2868" calcext:value-type="float">
            <text:p>10.2868</text:p>
          </table:table-cell>
          <table:table-cell office:value-type="string" calcext:value-type="string">
            <text:p>5.066769e-01))</text:p>
          </table:table-cell>
        </table:table-row>
        <table:table-row table:style-name="ro1">
          <table:table-cell office:value-type="float" office:value="0.137857" calcext:value-type="float">
            <text:p>0.137857</text:p>
          </table:table-cell>
          <table:table-cell office:value-type="string" calcext:value-type="string">
            <text:p>((-1.356601e+01</text:p>
          </table:table-cell>
          <table:table-cell office:value-type="float" office:value="1.164261E-017" calcext:value-type="float">
            <text:p>1.164261E-17</text:p>
          </table:table-cell>
          <table:table-cell office:value-type="string" calcext:value-type="string">
            <text:p>3.995859e+02)</text:p>
          </table:table-cell>
          <table:table-cell office:value-type="string" calcext:value-type="string">
            <text:p>(1.012019e+01</text:p>
          </table:table-cell>
          <table:table-cell office:value-type="float" office:value="2.035043E-020" calcext:value-type="float">
            <text:p>2.035043E-20</text:p>
          </table:table-cell>
          <table:table-cell office:value-type="string" calcext:value-type="string">
            <text:p>-3.854095e-02))</text:p>
          </table:table-cell>
          <table:table-cell office:value-type="string" calcext:value-type="string">
            <text:p>((-1.997930e+01</text:p>
          </table:table-cell>
          <table:table-cell office:value-type="float" office:value="-106.449" calcext:value-type="float">
            <text:p>-106.449</text:p>
          </table:table-cell>
          <table:table-cell office:value-type="string" calcext:value-type="string">
            <text:p>-6.783003e-01)</text:p>
          </table:table-cell>
          <table:table-cell office:value-type="string" calcext:value-type="string">
            <text:p>(1.927048e-03</text:p>
          </table:table-cell>
          <table:table-cell office:value-type="float" office:value="10.2733" calcext:value-type="float">
            <text:p>10.2733</text:p>
          </table:table-cell>
          <table:table-cell office:value-type="string" calcext:value-type="string">
            <text:p>5.060094e-01))</text:p>
          </table:table-cell>
        </table:table-row>
        <table:table-row table:style-name="ro1">
          <table:table-cell office:value-type="float" office:value="0.138571" calcext:value-type="float">
            <text:p>0.138571</text:p>
          </table:table-cell>
          <table:table-cell office:value-type="string" calcext:value-type="string">
            <text:p>((-1.350344e+01</text:p>
          </table:table-cell>
          <table:table-cell office:value-type="float" office:value="1.155237E-017" calcext:value-type="float">
            <text:p>1.155237E-17</text:p>
          </table:table-cell>
          <table:table-cell office:value-type="string" calcext:value-type="string">
            <text:p>4.023026e+02)</text:p>
          </table:table-cell>
          <table:table-cell office:value-type="string" calcext:value-type="string">
            <text:p>(1.010655e+01</text:p>
          </table:table-cell>
          <table:table-cell office:value-type="float" office:value="2.080665E-020" calcext:value-type="float">
            <text:p>2.080665E-20</text:p>
          </table:table-cell>
          <table:table-cell office:value-type="string" calcext:value-type="string">
            <text:p>-3.948975e-02))</text:p>
          </table:table-cell>
          <table:table-cell office:value-type="string" calcext:value-type="string">
            <text:p>((-2.011513e+01</text:p>
          </table:table-cell>
          <table:table-cell office:value-type="float" office:value="-107.5255" calcext:value-type="float">
            <text:p>-107.5255</text:p>
          </table:table-cell>
          <table:table-cell office:value-type="string" calcext:value-type="string">
            <text:p>-6.751720e-01)</text:p>
          </table:table-cell>
          <table:table-cell office:value-type="string" calcext:value-type="string">
            <text:p>(1.974487e-03</text:p>
          </table:table-cell>
          <table:table-cell office:value-type="float" office:value="10.2595" calcext:value-type="float">
            <text:p>10.2595</text:p>
          </table:table-cell>
          <table:table-cell office:value-type="string" calcext:value-type="string">
            <text:p>5.053273e-01))</text:p>
          </table:table-cell>
        </table:table-row>
        <table:table-row table:style-name="ro1">
          <table:table-cell office:value-type="float" office:value="0.139286" calcext:value-type="float">
            <text:p>0.139286</text:p>
          </table:table-cell>
          <table:table-cell office:value-type="string" calcext:value-type="string">
            <text:p>((-1.341104e+01</text:p>
          </table:table-cell>
          <table:table-cell office:value-type="float" office:value="1.144183E-017" calcext:value-type="float">
            <text:p>1.144183E-17</text:p>
          </table:table-cell>
          <table:table-cell office:value-type="string" calcext:value-type="string">
            <text:p>4.060051e+02)</text:p>
          </table:table-cell>
          <table:table-cell office:value-type="string" calcext:value-type="string">
            <text:p>(1.009197e+01</text:p>
          </table:table-cell>
          <table:table-cell office:value-type="float" office:value="2.085294E-020" calcext:value-type="float">
            <text:p>2.085294E-20</text:p>
          </table:table-cell>
          <table:table-cell office:value-type="string" calcext:value-type="string">
            <text:p>-4.052863e-02))</text:p>
          </table:table-cell>
          <table:table-cell office:value-type="string" calcext:value-type="string">
            <text:p>((-2.030026e+01</text:p>
          </table:table-cell>
          <table:table-cell office:value-type="float" office:value="-108.9756" calcext:value-type="float">
            <text:p>-108.9756</text:p>
          </table:table-cell>
          <table:table-cell office:value-type="string" calcext:value-type="string">
            <text:p>-6.705521e-01)</text:p>
          </table:table-cell>
          <table:table-cell office:value-type="string" calcext:value-type="string">
            <text:p>(2.026432e-03</text:p>
          </table:table-cell>
          <table:table-cell office:value-type="float" office:value="10.24473" calcext:value-type="float">
            <text:p>10.24473</text:p>
          </table:table-cell>
          <table:table-cell office:value-type="string" calcext:value-type="string">
            <text:p>5.045986e-01))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string" calcext:value-type="string">
            <text:p>((-1.331084e+01</text:p>
          </table:table-cell>
          <table:table-cell office:value-type="float" office:value="1.12973E-017" calcext:value-type="float">
            <text:p>1.12973E-17</text:p>
          </table:table-cell>
          <table:table-cell office:value-type="string" calcext:value-type="string">
            <text:p>4.100757e+02)</text:p>
          </table:table-cell>
          <table:table-cell office:value-type="string" calcext:value-type="string">
            <text:p>(1.007635e+01</text:p>
          </table:table-cell>
          <table:table-cell office:value-type="float" office:value="2.083553E-020" calcext:value-type="float">
            <text:p>2.083553E-20</text:p>
          </table:table-cell>
          <table:table-cell office:value-type="string" calcext:value-type="string">
            <text:p>-4.153561e-02))</text:p>
          </table:table-cell>
          <table:table-cell office:value-type="string" calcext:value-type="string">
            <text:p>((-2.050379e+01</text:p>
          </table:table-cell>
          <table:table-cell office:value-type="float" office:value="-110.5557" calcext:value-type="float">
            <text:p>-110.5557</text:p>
          </table:table-cell>
          <table:table-cell office:value-type="string" calcext:value-type="string">
            <text:p>-6.655418e-01)</text:p>
          </table:table-cell>
          <table:table-cell office:value-type="string" calcext:value-type="string">
            <text:p>(2.076780e-03</text:p>
          </table:table-cell>
          <table:table-cell office:value-type="float" office:value="10.22884" calcext:value-type="float">
            <text:p>10.22884</text:p>
          </table:table-cell>
          <table:table-cell office:value-type="string" calcext:value-type="string">
            <text:p>5.038175e-01))</text:p>
          </table:table-cell>
        </table:table-row>
        <table:table-row table:style-name="ro1">
          <table:table-cell office:value-type="float" office:value="0.140741" calcext:value-type="float">
            <text:p>0.140741</text:p>
          </table:table-cell>
          <table:table-cell office:value-type="string" calcext:value-type="string">
            <text:p>((-1.322250e+01</text:p>
          </table:table-cell>
          <table:table-cell office:value-type="float" office:value="1.116272E-017" calcext:value-type="float">
            <text:p>1.116272E-17</text:p>
          </table:table-cell>
          <table:table-cell office:value-type="string" calcext:value-type="string">
            <text:p>4.133970e+02)</text:p>
          </table:table-cell>
          <table:table-cell office:value-type="string" calcext:value-type="string">
            <text:p>(1.005956e+01</text:p>
          </table:table-cell>
          <table:table-cell office:value-type="float" office:value="2.083144E-020" calcext:value-type="float">
            <text:p>2.083144E-20</text:p>
          </table:table-cell>
          <table:table-cell office:value-type="string" calcext:value-type="string">
            <text:p>-4.246432e-02))</text:p>
          </table:table-cell>
          <table:table-cell office:value-type="string" calcext:value-type="string">
            <text:p>((-2.066985e+01</text:p>
          </table:table-cell>
          <table:table-cell office:value-type="float" office:value="-111.809" calcext:value-type="float">
            <text:p>-111.809</text:p>
          </table:table-cell>
          <table:table-cell office:value-type="string" calcext:value-type="string">
            <text:p>-6.611248e-01)</text:p>
          </table:table-cell>
          <table:table-cell office:value-type="string" calcext:value-type="string">
            <text:p>(2.123216e-03</text:p>
          </table:table-cell>
          <table:table-cell office:value-type="float" office:value="10.21172" calcext:value-type="float">
            <text:p>10.21172</text:p>
          </table:table-cell>
          <table:table-cell office:value-type="string" calcext:value-type="string">
            <text:p>5.029781e-01))</text:p>
          </table:table-cell>
        </table:table-row>
        <table:table-row table:style-name="ro1">
          <table:table-cell office:value-type="float" office:value="0.141481" calcext:value-type="float">
            <text:p>0.141481</text:p>
          </table:table-cell>
          <table:table-cell office:value-type="string" calcext:value-type="string">
            <text:p>((-1.318161e+01</text:p>
          </table:table-cell>
          <table:table-cell office:value-type="float" office:value="1.100233E-017" calcext:value-type="float">
            <text:p>1.100233E-17</text:p>
          </table:table-cell>
          <table:table-cell office:value-type="string" calcext:value-type="string">
            <text:p>4.163982e+02)</text:p>
          </table:table-cell>
          <table:table-cell office:value-type="string" calcext:value-type="string">
            <text:p>(1.004339e+01</text:p>
          </table:table-cell>
          <table:table-cell office:value-type="float" office:value="2.082718E-020" calcext:value-type="float">
            <text:p>2.082718E-20</text:p>
          </table:table-cell>
          <table:table-cell office:value-type="string" calcext:value-type="string">
            <text:p>-4.334885e-02))</text:p>
          </table:table-cell>
          <table:table-cell office:value-type="string" calcext:value-type="string">
            <text:p>((-2.081991e+01</text:p>
          </table:table-cell>
          <table:table-cell office:value-type="float" office:value="-112.9927" calcext:value-type="float">
            <text:p>-112.9927</text:p>
          </table:table-cell>
          <table:table-cell office:value-type="string" calcext:value-type="string">
            <text:p>-6.590803e-01)</text:p>
          </table:table-cell>
          <table:table-cell office:value-type="string" calcext:value-type="string">
            <text:p>(2.167442e-03</text:p>
          </table:table-cell>
          <table:table-cell office:value-type="float" office:value="10.19524" calcext:value-type="float">
            <text:p>10.19524</text:p>
          </table:table-cell>
          <table:table-cell office:value-type="string" calcext:value-type="string">
            <text:p>5.021697e-01))</text:p>
          </table:table-cell>
        </table:table-row>
        <table:table-row table:style-name="ro1">
          <table:table-cell office:value-type="float" office:value="0.142222" calcext:value-type="float">
            <text:p>0.142222</text:p>
          </table:table-cell>
          <table:table-cell office:value-type="string" calcext:value-type="string">
            <text:p>((-1.316438e+01</text:p>
          </table:table-cell>
          <table:table-cell office:value-type="float" office:value="1.08586E-017" calcext:value-type="float">
            <text:p>1.08586E-17</text:p>
          </table:table-cell>
          <table:table-cell office:value-type="string" calcext:value-type="string">
            <text:p>4.181012e+02)</text:p>
          </table:table-cell>
          <table:table-cell office:value-type="string" calcext:value-type="string">
            <text:p>(1.002790e+01</text:p>
          </table:table-cell>
          <table:table-cell office:value-type="float" office:value="2.090928E-020" calcext:value-type="float">
            <text:p>2.090928E-20</text:p>
          </table:table-cell>
          <table:table-cell office:value-type="string" calcext:value-type="string">
            <text:p>-4.415314e-02))</text:p>
          </table:table-cell>
          <table:table-cell office:value-type="string" calcext:value-type="string">
            <text:p>((-2.090506e+01</text:p>
          </table:table-cell>
          <table:table-cell office:value-type="float" office:value="-113.6965" calcext:value-type="float">
            <text:p>-113.6965</text:p>
          </table:table-cell>
          <table:table-cell office:value-type="string" calcext:value-type="string">
            <text:p>-6.582192e-01)</text:p>
          </table:table-cell>
          <table:table-cell office:value-type="string" calcext:value-type="string">
            <text:p>(2.207657e-03</text:p>
          </table:table-cell>
          <table:table-cell office:value-type="float" office:value="10.17943" calcext:value-type="float">
            <text:p>10.17943</text:p>
          </table:table-cell>
          <table:table-cell office:value-type="string" calcext:value-type="string">
            <text:p>5.013948e-01))</text:p>
          </table:table-cell>
        </table:table-row>
        <table:table-row table:style-name="ro1">
          <table:table-cell office:value-type="float" office:value="0.142963" calcext:value-type="float">
            <text:p>0.142963</text:p>
          </table:table-cell>
          <table:table-cell office:value-type="string" calcext:value-type="string">
            <text:p>((-1.321688e+01</text:p>
          </table:table-cell>
          <table:table-cell office:value-type="float" office:value="1.073939E-017" calcext:value-type="float">
            <text:p>1.073939E-17</text:p>
          </table:table-cell>
          <table:table-cell office:value-type="string" calcext:value-type="string">
            <text:p>4.180732e+02)</text:p>
          </table:table-cell>
          <table:table-cell office:value-type="string" calcext:value-type="string">
            <text:p>(1.001317e+01</text:p>
          </table:table-cell>
          <table:table-cell office:value-type="float" office:value="2.111635E-020" calcext:value-type="float">
            <text:p>2.111635E-20</text:p>
          </table:table-cell>
          <table:table-cell office:value-type="string" calcext:value-type="string">
            <text:p>-4.480301e-02))</text:p>
          </table:table-cell>
          <table:table-cell office:value-type="string" calcext:value-type="string">
            <text:p>((-2.090366e+01</text:p>
          </table:table-cell>
          <table:table-cell office:value-type="float" office:value="-113.7439" calcext:value-type="float">
            <text:p>-113.7439</text:p>
          </table:table-cell>
          <table:table-cell office:value-type="string" calcext:value-type="string">
            <text:p>-6.608441e-01)</text:p>
          </table:table-cell>
          <table:table-cell office:value-type="string" calcext:value-type="string">
            <text:p>(2.240150e-03</text:p>
          </table:table-cell>
          <table:table-cell office:value-type="float" office:value="10.1644" calcext:value-type="float">
            <text:p>10.1644</text:p>
          </table:table-cell>
          <table:table-cell office:value-type="string" calcext:value-type="string">
            <text:p>5.006587e-01))</text:p>
          </table:table-cell>
        </table:table-row>
        <table:table-row table:style-name="ro1">
          <table:table-cell office:value-type="float" office:value="0.143704" calcext:value-type="float">
            <text:p>0.143704</text:p>
          </table:table-cell>
          <table:table-cell office:value-type="string" calcext:value-type="string">
            <text:p>((-1.329790e+01</text:p>
          </table:table-cell>
          <table:table-cell office:value-type="float" office:value="1.06412E-017" calcext:value-type="float">
            <text:p>1.06412E-17</text:p>
          </table:table-cell>
          <table:table-cell office:value-type="string" calcext:value-type="string">
            <text:p>4.173750e+02)</text:p>
          </table:table-cell>
          <table:table-cell office:value-type="string" calcext:value-type="string">
            <text:p>(9.999315e+00</text:p>
          </table:table-cell>
          <table:table-cell office:value-type="float" office:value="2.149303E-020" calcext:value-type="float">
            <text:p>2.149303E-20</text:p>
          </table:table-cell>
          <table:table-cell office:value-type="string" calcext:value-type="string">
            <text:p>-4.529434e-02))</text:p>
          </table:table-cell>
          <table:table-cell office:value-type="string" calcext:value-type="string">
            <text:p>((-2.086875e+01</text:p>
          </table:table-cell>
          <table:table-cell office:value-type="float" office:value="-113.5311" calcext:value-type="float">
            <text:p>-113.5311</text:p>
          </table:table-cell>
          <table:table-cell office:value-type="string" calcext:value-type="string">
            <text:p>-6.648949e-01)</text:p>
          </table:table-cell>
          <table:table-cell office:value-type="string" calcext:value-type="string">
            <text:p>(2.264717e-03</text:p>
          </table:table-cell>
          <table:table-cell office:value-type="float" office:value="10.15025" calcext:value-type="float">
            <text:p>10.15025</text:p>
          </table:table-cell>
          <table:table-cell office:value-type="string" calcext:value-type="string">
            <text:p>4.999658e-01))</text:p>
          </table:table-cell>
        </table:table-row>
        <table:table-row table:style-name="ro1">
          <table:table-cell office:value-type="float" office:value="0.144444" calcext:value-type="float">
            <text:p>0.144444</text:p>
          </table:table-cell>
          <table:table-cell office:value-type="string" calcext:value-type="string">
            <text:p>((-1.337208e+01</text:p>
          </table:table-cell>
          <table:table-cell office:value-type="float" office:value="1.054097E-017" calcext:value-type="float">
            <text:p>1.054097E-17</text:p>
          </table:table-cell>
          <table:table-cell office:value-type="string" calcext:value-type="string">
            <text:p>4.167034e+02)</text:p>
          </table:table-cell>
          <table:table-cell office:value-type="string" calcext:value-type="string">
            <text:p>(9.985899e+00</text:p>
          </table:table-cell>
          <table:table-cell office:value-type="float" office:value="2.179056E-020" calcext:value-type="float">
            <text:p>2.179056E-20</text:p>
          </table:table-cell>
          <table:table-cell office:value-type="string" calcext:value-type="string">
            <text:p>-4.576419e-02))</text:p>
          </table:table-cell>
          <table:table-cell office:value-type="string" calcext:value-type="string">
            <text:p>((-2.083517e+01</text:p>
          </table:table-cell>
          <table:table-cell office:value-type="float" office:value="-113.3359" calcext:value-type="float">
            <text:p>-113.3359</text:p>
          </table:table-cell>
          <table:table-cell office:value-type="string" calcext:value-type="string">
            <text:p>-6.686038e-01)</text:p>
          </table:table-cell>
          <table:table-cell office:value-type="string" calcext:value-type="string">
            <text:p>(2.288209e-03</text:p>
          </table:table-cell>
          <table:table-cell office:value-type="float" office:value="10.13656" calcext:value-type="float">
            <text:p>10.13656</text:p>
          </table:table-cell>
          <table:table-cell office:value-type="string" calcext:value-type="string">
            <text:p>4.992950e-01))</text:p>
          </table:table-cell>
        </table:table-row>
        <table:table-row table:style-name="ro1">
          <table:table-cell office:value-type="float" office:value="0.145185" calcext:value-type="float">
            <text:p>0.145185</text:p>
          </table:table-cell>
          <table:table-cell office:value-type="string" calcext:value-type="string">
            <text:p>((-1.344880e+01</text:p>
          </table:table-cell>
          <table:table-cell office:value-type="float" office:value="1.045208E-017" calcext:value-type="float">
            <text:p>1.045208E-17</text:p>
          </table:table-cell>
          <table:table-cell office:value-type="string" calcext:value-type="string">
            <text:p>4.157960e+02)</text:p>
          </table:table-cell>
          <table:table-cell office:value-type="string" calcext:value-type="string">
            <text:p>(9.973142e+00</text:p>
          </table:table-cell>
          <table:table-cell office:value-type="float" office:value="2.196774E-020" calcext:value-type="float">
            <text:p>2.196774E-20</text:p>
          </table:table-cell>
          <table:table-cell office:value-type="string" calcext:value-type="string">
            <text:p>-4.621639e-02))</text:p>
          </table:table-cell>
          <table:table-cell office:value-type="string" calcext:value-type="string">
            <text:p>((-2.078980e+01</text:p>
          </table:table-cell>
          <table:table-cell office:value-type="float" office:value="-113.0562" calcext:value-type="float">
            <text:p>-113.0562</text:p>
          </table:table-cell>
          <table:table-cell office:value-type="string" calcext:value-type="string">
            <text:p>-6.724399e-01)</text:p>
          </table:table-cell>
          <table:table-cell office:value-type="string" calcext:value-type="string">
            <text:p>(2.310820e-03</text:p>
          </table:table-cell>
          <table:table-cell office:value-type="float" office:value="10.12356" calcext:value-type="float">
            <text:p>10.12356</text:p>
          </table:table-cell>
          <table:table-cell office:value-type="string" calcext:value-type="string">
            <text:p>4.986571e-01))</text:p>
          </table:table-cell>
        </table:table-row>
        <table:table-row table:style-name="ro1">
          <table:table-cell office:value-type="float" office:value="0.145926" calcext:value-type="float">
            <text:p>0.145926</text:p>
          </table:table-cell>
          <table:table-cell office:value-type="string" calcext:value-type="string">
            <text:p>((-1.352877e+01</text:p>
          </table:table-cell>
          <table:table-cell office:value-type="float" office:value="1.037606E-017" calcext:value-type="float">
            <text:p>1.037606E-17</text:p>
          </table:table-cell>
          <table:table-cell office:value-type="string" calcext:value-type="string">
            <text:p>4.146820e+02)</text:p>
          </table:table-cell>
          <table:table-cell office:value-type="string" calcext:value-type="string">
            <text:p>(9.961199e+00</text:p>
          </table:table-cell>
          <table:table-cell office:value-type="float" office:value="2.211452E-020" calcext:value-type="float">
            <text:p>2.211452E-20</text:p>
          </table:table-cell>
          <table:table-cell office:value-type="string" calcext:value-type="string">
            <text:p>-4.669462e-02))</text:p>
          </table:table-cell>
          <table:table-cell office:value-type="string" calcext:value-type="string">
            <text:p>((-2.073410e+01</text:p>
          </table:table-cell>
          <table:table-cell office:value-type="float" office:value="-112.7053" calcext:value-type="float">
            <text:p>-112.7053</text:p>
          </table:table-cell>
          <table:table-cell office:value-type="string" calcext:value-type="string">
            <text:p>-6.764387e-01)</text:p>
          </table:table-cell>
          <table:table-cell office:value-type="string" calcext:value-type="string">
            <text:p>(2.334731e-03</text:p>
          </table:table-cell>
          <table:table-cell office:value-type="float" office:value="10.11142" calcext:value-type="float">
            <text:p>10.11142</text:p>
          </table:table-cell>
          <table:table-cell office:value-type="string" calcext:value-type="string">
            <text:p>4.980599e-01))</text:p>
          </table:table-cell>
        </table:table-row>
        <table:table-row table:style-name="ro1">
          <table:table-cell office:value-type="float" office:value="0.146667" calcext:value-type="float">
            <text:p>0.146667</text:p>
          </table:table-cell>
          <table:table-cell office:value-type="string" calcext:value-type="string">
            <text:p>((-1.361261e+01</text:p>
          </table:table-cell>
          <table:table-cell office:value-type="float" office:value="1.032242E-017" calcext:value-type="float">
            <text:p>1.032242E-17</text:p>
          </table:table-cell>
          <table:table-cell office:value-type="string" calcext:value-type="string">
            <text:p>4.133216e+02)</text:p>
          </table:table-cell>
          <table:table-cell office:value-type="string" calcext:value-type="string">
            <text:p>(9.950340e+00</text:p>
          </table:table-cell>
          <table:table-cell office:value-type="float" office:value="2.273065E-020" calcext:value-type="float">
            <text:p>2.273065E-20</text:p>
          </table:table-cell>
          <table:table-cell office:value-type="string" calcext:value-type="string">
            <text:p>-4.693159e-02))</text:p>
          </table:table-cell>
          <table:table-cell office:value-type="string" calcext:value-type="string">
            <text:p>((-2.066608e+01</text:p>
          </table:table-cell>
          <table:table-cell office:value-type="float" office:value="-112.2726" calcext:value-type="float">
            <text:p>-112.2726</text:p>
          </table:table-cell>
          <table:table-cell office:value-type="string" calcext:value-type="string">
            <text:p>-6.806306e-01)</text:p>
          </table:table-cell>
          <table:table-cell office:value-type="string" calcext:value-type="string">
            <text:p>(2.346580e-03</text:p>
          </table:table-cell>
          <table:table-cell office:value-type="float" office:value="10.10038" calcext:value-type="float">
            <text:p>10.10038</text:p>
          </table:table-cell>
          <table:table-cell office:value-type="string" calcext:value-type="string">
            <text:p>4.975170e-01))</text:p>
          </table:table-cell>
        </table:table-row>
        <table:table-row table:style-name="ro1">
          <table:table-cell office:value-type="float" office:value="0.147407" calcext:value-type="float">
            <text:p>0.147407</text:p>
          </table:table-cell>
          <table:table-cell office:value-type="string" calcext:value-type="string">
            <text:p>((-1.369596e+01</text:p>
          </table:table-cell>
          <table:table-cell office:value-type="float" office:value="1.028535E-017" calcext:value-type="float">
            <text:p>1.028535E-17</text:p>
          </table:table-cell>
          <table:table-cell office:value-type="string" calcext:value-type="string">
            <text:p>4.119095e+02)</text:p>
          </table:table-cell>
          <table:table-cell office:value-type="string" calcext:value-type="string">
            <text:p>(9.941225e+00</text:p>
          </table:table-cell>
          <table:table-cell office:value-type="float" office:value="2.292953E-020" calcext:value-type="float">
            <text:p>2.292953E-20</text:p>
          </table:table-cell>
          <table:table-cell office:value-type="string" calcext:value-type="string">
            <text:p>-4.741569e-02))</text:p>
          </table:table-cell>
          <table:table-cell office:value-type="string" calcext:value-type="string">
            <text:p>((-2.059547e+01</text:p>
          </table:table-cell>
          <table:table-cell office:value-type="float" office:value="-111.8295" calcext:value-type="float">
            <text:p>-111.8295</text:p>
          </table:table-cell>
          <table:table-cell office:value-type="string" calcext:value-type="string">
            <text:p>-6.847981e-01)</text:p>
          </table:table-cell>
          <table:table-cell office:value-type="string" calcext:value-type="string">
            <text:p>(2.370785e-03</text:p>
          </table:table-cell>
          <table:table-cell office:value-type="float" office:value="10.09124" calcext:value-type="float">
            <text:p>10.09124</text:p>
          </table:table-cell>
          <table:table-cell office:value-type="string" calcext:value-type="string">
            <text:p>4.970612e-01))</text:p>
          </table:table-cell>
        </table:table-row>
        <table:table-row table:style-name="ro1">
          <table:table-cell office:value-type="float" office:value="0.148148" calcext:value-type="float">
            <text:p>0.148148</text:p>
          </table:table-cell>
          <table:table-cell office:value-type="string" calcext:value-type="string">
            <text:p>((-1.376858e+01</text:p>
          </table:table-cell>
          <table:table-cell office:value-type="float" office:value="1.025891E-017" calcext:value-type="float">
            <text:p>1.025891E-17</text:p>
          </table:table-cell>
          <table:table-cell office:value-type="string" calcext:value-type="string">
            <text:p>4.106906e+02)</text:p>
          </table:table-cell>
          <table:table-cell office:value-type="string" calcext:value-type="string">
            <text:p>(9.933814e+00</text:p>
          </table:table-cell>
          <table:table-cell office:value-type="float" office:value="2.305238E-020" calcext:value-type="float">
            <text:p>2.305238E-20</text:p>
          </table:table-cell>
          <table:table-cell office:value-type="string" calcext:value-type="string">
            <text:p>-4.815282e-02))</text:p>
          </table:table-cell>
          <table:table-cell office:value-type="string" calcext:value-type="string">
            <text:p>((-2.053453e+01</text:p>
          </table:table-cell>
          <table:table-cell office:value-type="float" office:value="-111.4689" calcext:value-type="float">
            <text:p>-111.4689</text:p>
          </table:table-cell>
          <table:table-cell office:value-type="string" calcext:value-type="string">
            <text:p>-6.884292e-01)</text:p>
          </table:table-cell>
          <table:table-cell office:value-type="string" calcext:value-type="string">
            <text:p>(2.407641e-03</text:p>
          </table:table-cell>
          <table:table-cell office:value-type="float" office:value="10.08396" calcext:value-type="float">
            <text:p>10.08396</text:p>
          </table:table-cell>
          <table:table-cell office:value-type="string" calcext:value-type="string">
            <text:p>4.966907e-01))</text:p>
          </table:table-cell>
        </table:table-row>
        <table:table-row table:style-name="ro1">
          <table:table-cell office:value-type="float" office:value="0.148889" calcext:value-type="float">
            <text:p>0.148889</text:p>
          </table:table-cell>
          <table:table-cell office:value-type="string" calcext:value-type="string">
            <text:p>((-1.382016e+01</text:p>
          </table:table-cell>
          <table:table-cell office:value-type="float" office:value="1.024501E-017" calcext:value-type="float">
            <text:p>1.024501E-17</text:p>
          </table:table-cell>
          <table:table-cell office:value-type="string" calcext:value-type="string">
            <text:p>4.099587e+02)</text:p>
          </table:table-cell>
          <table:table-cell office:value-type="string" calcext:value-type="string">
            <text:p>(9.927994e+00</text:p>
          </table:table-cell>
          <table:table-cell office:value-type="float" office:value="2.312462E-020" calcext:value-type="float">
            <text:p>2.312462E-20</text:p>
          </table:table-cell>
          <table:table-cell office:value-type="string" calcext:value-type="string">
            <text:p>-4.911954e-02))</text:p>
          </table:table-cell>
          <table:table-cell office:value-type="string" calcext:value-type="string">
            <text:p>((-2.049793e+01</text:p>
          </table:table-cell>
          <table:table-cell office:value-type="float" office:value="-111.2907" calcext:value-type="float">
            <text:p>-111.2907</text:p>
          </table:table-cell>
          <table:table-cell office:value-type="string" calcext:value-type="string">
            <text:p>-6.910082e-01)</text:p>
          </table:table-cell>
          <table:table-cell office:value-type="string" calcext:value-type="string">
            <text:p>(2.455977e-03</text:p>
          </table:table-cell>
          <table:table-cell office:value-type="float" office:value="10.07841" calcext:value-type="float">
            <text:p>10.07841</text:p>
          </table:table-cell>
          <table:table-cell office:value-type="string" calcext:value-type="string">
            <text:p>4.963997e-01))</text:p>
          </table:table-cell>
        </table:table-row>
        <table:table-row table:style-name="ro1">
          <table:table-cell office:value-type="float" office:value="0.14963" calcext:value-type="float">
            <text:p>0.14963</text:p>
          </table:table-cell>
          <table:table-cell office:value-type="string" calcext:value-type="string">
            <text:p>((-1.382949e+01</text:p>
          </table:table-cell>
          <table:table-cell office:value-type="float" office:value="1.023518E-017" calcext:value-type="float">
            <text:p>1.023518E-17</text:p>
          </table:table-cell>
          <table:table-cell office:value-type="string" calcext:value-type="string">
            <text:p>4.102384e+02)</text:p>
          </table:table-cell>
          <table:table-cell office:value-type="string" calcext:value-type="string">
            <text:p>(9.923397e+00</text:p>
          </table:table-cell>
          <table:table-cell office:value-type="float" office:value="2.316304E-020" calcext:value-type="float">
            <text:p>2.316304E-20</text:p>
          </table:table-cell>
          <table:table-cell office:value-type="string" calcext:value-type="string">
            <text:p>-5.026624e-02))</text:p>
          </table:table-cell>
          <table:table-cell office:value-type="string" calcext:value-type="string">
            <text:p>((-2.051192e+01</text:p>
          </table:table-cell>
          <table:table-cell office:value-type="float" office:value="-111.5026" calcext:value-type="float">
            <text:p>-111.5026</text:p>
          </table:table-cell>
          <table:table-cell office:value-type="string" calcext:value-type="string">
            <text:p>-6.914745e-01)</text:p>
          </table:table-cell>
          <table:table-cell office:value-type="string" calcext:value-type="string">
            <text:p>(2.513312e-03</text:p>
          </table:table-cell>
          <table:table-cell office:value-type="float" office:value="10.0742" calcext:value-type="float">
            <text:p>10.0742</text:p>
          </table:table-cell>
          <table:table-cell office:value-type="string" calcext:value-type="string">
            <text:p>4.961699e-01))</text:p>
          </table:table-cell>
        </table:table-row>
        <table:table-row table:style-name="ro1">
          <table:table-cell office:value-type="float" office:value="0.15037" calcext:value-type="float">
            <text:p>0.15037</text:p>
          </table:table-cell>
          <table:table-cell office:value-type="string" calcext:value-type="string">
            <text:p>((-1.372714e+01</text:p>
          </table:table-cell>
          <table:table-cell office:value-type="float" office:value="1.02504E-017" calcext:value-type="float">
            <text:p>1.02504E-17</text:p>
          </table:table-cell>
          <table:table-cell office:value-type="string" calcext:value-type="string">
            <text:p>4.132533e+02)</text:p>
          </table:table-cell>
          <table:table-cell office:value-type="string" calcext:value-type="string">
            <text:p>(9.919698e+00</text:p>
          </table:table-cell>
          <table:table-cell office:value-type="float" office:value="2.319158E-020" calcext:value-type="float">
            <text:p>2.319158E-20</text:p>
          </table:table-cell>
          <table:table-cell office:value-type="string" calcext:value-type="string">
            <text:p>-5.149886e-02))</text:p>
          </table:table-cell>
          <table:table-cell office:value-type="string" calcext:value-type="string">
            <text:p>((-2.066267e+01</text:p>
          </table:table-cell>
          <table:table-cell office:value-type="float" office:value="-112.7559" calcext:value-type="float">
            <text:p>-112.7559</text:p>
          </table:table-cell>
          <table:table-cell office:value-type="string" calcext:value-type="string">
            <text:p>-6.863571e-01)</text:p>
          </table:table-cell>
          <table:table-cell office:value-type="string" calcext:value-type="string">
            <text:p>(2.574943e-03</text:p>
          </table:table-cell>
          <table:table-cell office:value-type="float" office:value="10.07095" calcext:value-type="float">
            <text:p>10.07095</text:p>
          </table:table-cell>
          <table:table-cell office:value-type="string" calcext:value-type="string">
            <text:p>4.959849e-01))</text:p>
          </table:table-cell>
        </table:table-row>
        <table:table-row table:style-name="ro1">
          <table:table-cell office:value-type="float" office:value="0.151111" calcext:value-type="float">
            <text:p>0.151111</text:p>
          </table:table-cell>
          <table:table-cell office:value-type="string" calcext:value-type="string">
            <text:p>((-1.356809e+01</text:p>
          </table:table-cell>
          <table:table-cell office:value-type="float" office:value="1.032184E-017" calcext:value-type="float">
            <text:p>1.032184E-17</text:p>
          </table:table-cell>
          <table:table-cell office:value-type="string" calcext:value-type="string">
            <text:p>4.176599e+02)</text:p>
          </table:table-cell>
          <table:table-cell office:value-type="string" calcext:value-type="string">
            <text:p>(9.916337e+00</text:p>
          </table:table-cell>
          <table:table-cell office:value-type="float" office:value="2.323969E-020" calcext:value-type="float">
            <text:p>2.323969E-20</text:p>
          </table:table-cell>
          <table:table-cell office:value-type="string" calcext:value-type="string">
            <text:p>-5.275478e-02))</text:p>
          </table:table-cell>
          <table:table-cell office:value-type="string" calcext:value-type="string">
            <text:p>((-2.088299e+01</text:p>
          </table:table-cell>
          <table:table-cell office:value-type="float" office:value="-114.5223" calcext:value-type="float">
            <text:p>-114.5223</text:p>
          </table:table-cell>
          <table:table-cell office:value-type="string" calcext:value-type="string">
            <text:p>-6.784047e-01)</text:p>
          </table:table-cell>
          <table:table-cell office:value-type="string" calcext:value-type="string">
            <text:p>(2.637739e-03</text:p>
          </table:table-cell>
          <table:table-cell office:value-type="float" office:value="10.06807" calcext:value-type="float">
            <text:p>10.06807</text:p>
          </table:table-cell>
          <table:table-cell office:value-type="string" calcext:value-type="string">
            <text:p>4.958169e-01))</text:p>
          </table:table-cell>
        </table:table-row>
        <table:table-row table:style-name="ro1">
          <table:table-cell office:value-type="float" office:value="0.151852" calcext:value-type="float">
            <text:p>0.151852</text:p>
          </table:table-cell>
          <table:table-cell office:value-type="string" calcext:value-type="string">
            <text:p>((-1.346722e+01</text:p>
          </table:table-cell>
          <table:table-cell office:value-type="float" office:value="1.042984E-017" calcext:value-type="float">
            <text:p>1.042984E-17</text:p>
          </table:table-cell>
          <table:table-cell office:value-type="string" calcext:value-type="string">
            <text:p>4.208556e+02)</text:p>
          </table:table-cell>
          <table:table-cell office:value-type="string" calcext:value-type="string">
            <text:p>(9.912725e+00</text:p>
          </table:table-cell>
          <table:table-cell office:value-type="float" office:value="2.303934E-020" calcext:value-type="float">
            <text:p>2.303934E-20</text:p>
          </table:table-cell>
          <table:table-cell office:value-type="string" calcext:value-type="string">
            <text:p>-5.396097e-02))</text:p>
          </table:table-cell>
          <table:table-cell office:value-type="string" calcext:value-type="string">
            <text:p>((-2.104278e+01</text:p>
          </table:table-cell>
          <table:table-cell office:value-type="float" office:value="-115.8177" calcext:value-type="float">
            <text:p>-115.8177</text:p>
          </table:table-cell>
          <table:table-cell office:value-type="string" calcext:value-type="string">
            <text:p>-6.733611e-01)</text:p>
          </table:table-cell>
          <table:table-cell office:value-type="string" calcext:value-type="string">
            <text:p>(2.698048e-03</text:p>
          </table:table-cell>
          <table:table-cell office:value-type="float" office:value="10.0649" calcext:value-type="float">
            <text:p>10.0649</text:p>
          </table:table-cell>
          <table:table-cell office:value-type="string" calcext:value-type="string">
            <text:p>4.956363e-01))</text:p>
          </table:table-cell>
        </table:table-row>
        <table:table-row table:style-name="ro1">
          <table:table-cell office:value-type="float" office:value="0.152593" calcext:value-type="float">
            <text:p>0.152593</text:p>
          </table:table-cell>
          <table:table-cell office:value-type="string" calcext:value-type="string">
            <text:p>((-1.342458e+01</text:p>
          </table:table-cell>
          <table:table-cell office:value-type="float" office:value="1.053731E-017" calcext:value-type="float">
            <text:p>1.053731E-17</text:p>
          </table:table-cell>
          <table:table-cell office:value-type="string" calcext:value-type="string">
            <text:p>4.225936e+02)</text:p>
          </table:table-cell>
          <table:table-cell office:value-type="string" calcext:value-type="string">
            <text:p>(9.908113e+00</text:p>
          </table:table-cell>
          <table:table-cell office:value-type="float" office:value="2.266762E-020" calcext:value-type="float">
            <text:p>2.266762E-20</text:p>
          </table:table-cell>
          <table:table-cell office:value-type="string" calcext:value-type="string">
            <text:p>-5.497976e-02))</text:p>
          </table:table-cell>
          <table:table-cell office:value-type="string" calcext:value-type="string">
            <text:p>((-2.112968e+01</text:p>
          </table:table-cell>
          <table:table-cell office:value-type="float" office:value="-116.557" calcext:value-type="float">
            <text:p>-116.557</text:p>
          </table:table-cell>
          <table:table-cell office:value-type="string" calcext:value-type="string">
            <text:p>-6.712288e-01)</text:p>
          </table:table-cell>
          <table:table-cell office:value-type="string" calcext:value-type="string">
            <text:p>(2.748988e-03</text:p>
          </table:table-cell>
          <table:table-cell office:value-type="float" office:value="10.06063" calcext:value-type="float">
            <text:p>10.06063</text:p>
          </table:table-cell>
          <table:table-cell office:value-type="string" calcext:value-type="string">
            <text:p>4.954056e-01))</text:p>
          </table:table-cell>
        </table:table-row>
        <table:table-row table:style-name="ro1">
          <table:table-cell office:value-type="float" office:value="0.153333" calcext:value-type="float">
            <text:p>0.153333</text:p>
          </table:table-cell>
          <table:table-cell office:value-type="string" calcext:value-type="string">
            <text:p>((-1.333609e+01</text:p>
          </table:table-cell>
          <table:table-cell office:value-type="float" office:value="1.065823E-017" calcext:value-type="float">
            <text:p>1.065823E-17</text:p>
          </table:table-cell>
          <table:table-cell office:value-type="string" calcext:value-type="string">
            <text:p>4.253616e+02)</text:p>
          </table:table-cell>
          <table:table-cell office:value-type="string" calcext:value-type="string">
            <text:p>(9.901950e+00</text:p>
          </table:table-cell>
          <table:table-cell office:value-type="float" office:value="2.23781E-020" calcext:value-type="float">
            <text:p>2.23781E-20</text:p>
          </table:table-cell>
          <table:table-cell office:value-type="string" calcext:value-type="string">
            <text:p>-5.578596e-02))</text:p>
          </table:table-cell>
          <table:table-cell office:value-type="string" calcext:value-type="string">
            <text:p>((-2.126808e+01</text:p>
          </table:table-cell>
          <table:table-cell office:value-type="float" office:value="-117.6879" calcext:value-type="float">
            <text:p>-117.6879</text:p>
          </table:table-cell>
          <table:table-cell office:value-type="string" calcext:value-type="string">
            <text:p>-6.668047e-01)</text:p>
          </table:table-cell>
          <table:table-cell office:value-type="string" calcext:value-type="string">
            <text:p>(2.789298e-03</text:p>
          </table:table-cell>
          <table:table-cell office:value-type="float" office:value="10.05467" calcext:value-type="float">
            <text:p>10.05467</text:p>
          </table:table-cell>
          <table:table-cell office:value-type="string" calcext:value-type="string">
            <text:p>4.950975e-01))</text:p>
          </table:table-cell>
        </table:table-row>
        <table:table-row table:style-name="ro1">
          <table:table-cell office:value-type="float" office:value="0.153939" calcext:value-type="float">
            <text:p>0.153939</text:p>
          </table:table-cell>
          <table:table-cell office:value-type="string" calcext:value-type="string">
            <text:p>((-1.330117e+01</text:p>
          </table:table-cell>
          <table:table-cell office:value-type="float" office:value="1.062135E-017" calcext:value-type="float">
            <text:p>1.062135E-17</text:p>
          </table:table-cell>
          <table:table-cell office:value-type="string" calcext:value-type="string">
            <text:p>4.314311e+02)</text:p>
          </table:table-cell>
          <table:table-cell office:value-type="string" calcext:value-type="string">
            <text:p>(9.896488e+00</text:p>
          </table:table-cell>
          <table:table-cell office:value-type="float" office:value="2.22622E-020" calcext:value-type="float">
            <text:p>2.22622E-20</text:p>
          </table:table-cell>
          <table:table-cell office:value-type="string" calcext:value-type="string">
            <text:p>-5.633693e-02))</text:p>
          </table:table-cell>
          <table:table-cell office:value-type="string" calcext:value-type="string">
            <text:p>((-2.157156e+01</text:p>
          </table:table-cell>
          <table:table-cell office:value-type="float" office:value="-120.2933" calcext:value-type="float">
            <text:p>-120.2933</text:p>
          </table:table-cell>
          <table:table-cell office:value-type="string" calcext:value-type="string">
            <text:p>-6.650586e-01)</text:p>
          </table:table-cell>
          <table:table-cell office:value-type="string" calcext:value-type="string">
            <text:p>(2.816846e-03</text:p>
          </table:table-cell>
          <table:table-cell office:value-type="float" office:value="10.04926" calcext:value-type="float">
            <text:p>10.04926</text:p>
          </table:table-cell>
          <table:table-cell office:value-type="string" calcext:value-type="string">
            <text:p>4.948244e-01))</text:p>
          </table:table-cell>
        </table:table-row>
        <table:table-row table:style-name="ro1">
          <table:table-cell office:value-type="float" office:value="0.154545" calcext:value-type="float">
            <text:p>0.154545</text:p>
          </table:table-cell>
          <table:table-cell office:value-type="string" calcext:value-type="string">
            <text:p>((-1.321259e+01</text:p>
          </table:table-cell>
          <table:table-cell office:value-type="float" office:value="1.081365E-017" calcext:value-type="float">
            <text:p>1.081365E-17</text:p>
          </table:table-cell>
          <table:table-cell office:value-type="string" calcext:value-type="string">
            <text:p>4.331293e+02)</text:p>
          </table:table-cell>
          <table:table-cell office:value-type="string" calcext:value-type="string">
            <text:p>(9.889385e+00</text:p>
          </table:table-cell>
          <table:table-cell office:value-type="float" office:value="2.22479E-020" calcext:value-type="float">
            <text:p>2.22479E-20</text:p>
          </table:table-cell>
          <table:table-cell office:value-type="string" calcext:value-type="string">
            <text:p>-5.674051e-02))</text:p>
          </table:table-cell>
          <table:table-cell office:value-type="string" calcext:value-type="string">
            <text:p>((-2.165646e+01</text:p>
          </table:table-cell>
          <table:table-cell office:value-type="float" office:value="-120.9338" calcext:value-type="float">
            <text:p>-120.9338</text:p>
          </table:table-cell>
          <table:table-cell office:value-type="string" calcext:value-type="string">
            <text:p>-6.606297e-01)</text:p>
          </table:table-cell>
          <table:table-cell office:value-type="string" calcext:value-type="string">
            <text:p>(2.837026e-03</text:p>
          </table:table-cell>
          <table:table-cell office:value-type="float" office:value="10.0421" calcext:value-type="float">
            <text:p>10.0421</text:p>
          </table:table-cell>
          <table:table-cell office:value-type="string" calcext:value-type="string">
            <text:p>4.944693e-01))</text:p>
          </table:table-cell>
        </table:table-row>
        <table:table-row table:style-name="ro1">
          <table:table-cell office:value-type="float" office:value="0.155152" calcext:value-type="float">
            <text:p>0.155152</text:p>
          </table:table-cell>
          <table:table-cell office:value-type="string" calcext:value-type="string">
            <text:p>((-1.313568e+01</text:p>
          </table:table-cell>
          <table:table-cell office:value-type="float" office:value="1.103861E-017" calcext:value-type="float">
            <text:p>1.103861E-17</text:p>
          </table:table-cell>
          <table:table-cell office:value-type="string" calcext:value-type="string">
            <text:p>4.355672e+02)</text:p>
          </table:table-cell>
          <table:table-cell office:value-type="string" calcext:value-type="string">
            <text:p>(9.881520e+00</text:p>
          </table:table-cell>
          <table:table-cell office:value-type="float" office:value="2.22785E-020" calcext:value-type="float">
            <text:p>2.22785E-20</text:p>
          </table:table-cell>
          <table:table-cell office:value-type="string" calcext:value-type="string">
            <text:p>-5.720559e-02))</text:p>
          </table:table-cell>
          <table:table-cell office:value-type="string" calcext:value-type="string">
            <text:p>((-2.177836e+01</text:p>
          </table:table-cell>
          <table:table-cell office:value-type="float" office:value="-121.8838" calcext:value-type="float">
            <text:p>-121.8838</text:p>
          </table:table-cell>
          <table:table-cell office:value-type="string" calcext:value-type="string">
            <text:p>-6.567838e-01)</text:p>
          </table:table-cell>
          <table:table-cell office:value-type="string" calcext:value-type="string">
            <text:p>(2.860279e-03</text:p>
          </table:table-cell>
          <table:table-cell office:value-type="float" office:value="10.03416" calcext:value-type="float">
            <text:p>10.03416</text:p>
          </table:table-cell>
          <table:table-cell office:value-type="string" calcext:value-type="string">
            <text:p>4.940760e-01))</text:p>
          </table:table-cell>
        </table:table-row>
        <table:table-row table:style-name="ro1">
          <table:table-cell office:value-type="float" office:value="0.155758" calcext:value-type="float">
            <text:p>0.155758</text:p>
          </table:table-cell>
          <table:table-cell office:value-type="string" calcext:value-type="string">
            <text:p>((-1.306117e+01</text:p>
          </table:table-cell>
          <table:table-cell office:value-type="float" office:value="1.130753E-017" calcext:value-type="float">
            <text:p>1.130753E-17</text:p>
          </table:table-cell>
          <table:table-cell office:value-type="string" calcext:value-type="string">
            <text:p>4.381052e+02)</text:p>
          </table:table-cell>
          <table:table-cell office:value-type="string" calcext:value-type="string">
            <text:p>(9.873256e+00</text:p>
          </table:table-cell>
          <table:table-cell office:value-type="float" office:value="2.235187E-020" calcext:value-type="float">
            <text:p>2.235187E-20</text:p>
          </table:table-cell>
          <table:table-cell office:value-type="string" calcext:value-type="string">
            <text:p>-5.782016e-02))</text:p>
          </table:table-cell>
          <table:table-cell office:value-type="string" calcext:value-type="string">
            <text:p>((-2.190526e+01</text:p>
          </table:table-cell>
          <table:table-cell office:value-type="float" office:value="-122.8574" calcext:value-type="float">
            <text:p>-122.8574</text:p>
          </table:table-cell>
          <table:table-cell office:value-type="string" calcext:value-type="string">
            <text:p>-6.530587e-01)</text:p>
          </table:table-cell>
          <table:table-cell office:value-type="string" calcext:value-type="string">
            <text:p>(2.891008e-03</text:p>
          </table:table-cell>
          <table:table-cell office:value-type="float" office:value="10.02583" calcext:value-type="float">
            <text:p>10.02583</text:p>
          </table:table-cell>
          <table:table-cell office:value-type="string" calcext:value-type="string">
            <text:p>4.936628e-01))</text:p>
          </table:table-cell>
        </table:table-row>
        <table:table-row table:style-name="ro1">
          <table:table-cell office:value-type="float" office:value="0.156364" calcext:value-type="float">
            <text:p>0.156364</text:p>
          </table:table-cell>
          <table:table-cell office:value-type="string" calcext:value-type="string">
            <text:p>((-1.298929e+01</text:p>
          </table:table-cell>
          <table:table-cell office:value-type="float" office:value="1.159165E-017" calcext:value-type="float">
            <text:p>1.159165E-17</text:p>
          </table:table-cell>
          <table:table-cell office:value-type="string" calcext:value-type="string">
            <text:p>4.406144e+02)</text:p>
          </table:table-cell>
          <table:table-cell office:value-type="string" calcext:value-type="string">
            <text:p>(9.864658e+00</text:p>
          </table:table-cell>
          <table:table-cell office:value-type="float" office:value="2.246039E-020" calcext:value-type="float">
            <text:p>2.246039E-20</text:p>
          </table:table-cell>
          <table:table-cell office:value-type="string" calcext:value-type="string">
            <text:p>-5.862797e-02))</text:p>
          </table:table-cell>
          <table:table-cell office:value-type="string" calcext:value-type="string">
            <text:p>((-2.203072e+01</text:p>
          </table:table-cell>
          <table:table-cell office:value-type="float" office:value="-123.8182" calcext:value-type="float">
            <text:p>-123.8182</text:p>
          </table:table-cell>
          <table:table-cell office:value-type="string" calcext:value-type="string">
            <text:p>-6.494645e-01)</text:p>
          </table:table-cell>
          <table:table-cell office:value-type="string" calcext:value-type="string">
            <text:p>(2.931399e-03</text:p>
          </table:table-cell>
          <table:table-cell office:value-type="float" office:value="10.01719" calcext:value-type="float">
            <text:p>10.01719</text:p>
          </table:table-cell>
          <table:table-cell office:value-type="string" calcext:value-type="string">
            <text:p>4.932329e-01))</text:p>
          </table:table-cell>
        </table:table-row>
        <table:table-row table:style-name="ro1">
          <table:table-cell office:value-type="float" office:value="0.15697" calcext:value-type="float">
            <text:p>0.15697</text:p>
          </table:table-cell>
          <table:table-cell office:value-type="string" calcext:value-type="string">
            <text:p>((-1.296116e+01</text:p>
          </table:table-cell>
          <table:table-cell office:value-type="float" office:value="1.188385E-017" calcext:value-type="float">
            <text:p>1.188385E-17</text:p>
          </table:table-cell>
          <table:table-cell office:value-type="string" calcext:value-type="string">
            <text:p>4.423795e+02)</text:p>
          </table:table-cell>
          <table:table-cell office:value-type="string" calcext:value-type="string">
            <text:p>(9.855766e+00</text:p>
          </table:table-cell>
          <table:table-cell office:value-type="float" office:value="2.259982E-020" calcext:value-type="float">
            <text:p>2.259982E-20</text:p>
          </table:table-cell>
          <table:table-cell office:value-type="string" calcext:value-type="string">
            <text:p>-5.957405e-02))</text:p>
          </table:table-cell>
          <table:table-cell office:value-type="string" calcext:value-type="string">
            <text:p>((-2.211898e+01</text:p>
          </table:table-cell>
          <table:table-cell office:value-type="float" office:value="-124.4778" calcext:value-type="float">
            <text:p>-124.4778</text:p>
          </table:table-cell>
          <table:table-cell office:value-type="string" calcext:value-type="string">
            <text:p>-6.480582e-01)</text:p>
          </table:table-cell>
          <table:table-cell office:value-type="string" calcext:value-type="string">
            <text:p>(2.978702e-03</text:p>
          </table:table-cell>
          <table:table-cell office:value-type="float" office:value="10.00827" calcext:value-type="float">
            <text:p>10.00827</text:p>
          </table:table-cell>
          <table:table-cell office:value-type="string" calcext:value-type="string">
            <text:p>4.927883e-01))</text:p>
          </table:table-cell>
        </table:table-row>
        <table:table-row table:style-name="ro1">
          <table:table-cell office:value-type="float" office:value="0.157576" calcext:value-type="float">
            <text:p>0.157576</text:p>
          </table:table-cell>
          <table:table-cell office:value-type="string" calcext:value-type="string">
            <text:p>((-1.296183e+01</text:p>
          </table:table-cell>
          <table:table-cell office:value-type="float" office:value="1.215608E-017" calcext:value-type="float">
            <text:p>1.215608E-17</text:p>
          </table:table-cell>
          <table:table-cell office:value-type="string" calcext:value-type="string">
            <text:p>4.432612e+02)</text:p>
          </table:table-cell>
          <table:table-cell office:value-type="string" calcext:value-type="string">
            <text:p>(9.846603e+00</text:p>
          </table:table-cell>
          <table:table-cell office:value-type="float" office:value="2.275223E-020" calcext:value-type="float">
            <text:p>2.275223E-20</text:p>
          </table:table-cell>
          <table:table-cell office:value-type="string" calcext:value-type="string">
            <text:p>-6.062000e-02))</text:p>
          </table:table-cell>
          <table:table-cell office:value-type="string" calcext:value-type="string">
            <text:p>((-2.216306e+01</text:p>
          </table:table-cell>
          <table:table-cell office:value-type="float" office:value="-124.8105" calcext:value-type="float">
            <text:p>-124.8105</text:p>
          </table:table-cell>
          <table:table-cell office:value-type="string" calcext:value-type="string">
            <text:p>-6.480913e-01)</text:p>
          </table:table-cell>
          <table:table-cell office:value-type="string" calcext:value-type="string">
            <text:p>(3.031000e-03</text:p>
          </table:table-cell>
          <table:table-cell office:value-type="float" office:value="9.999085" calcext:value-type="float">
            <text:p>9.999085</text:p>
          </table:table-cell>
          <table:table-cell office:value-type="string" calcext:value-type="string">
            <text:p>4.923302e-01))</text:p>
          </table:table-cell>
        </table:table-row>
        <table:table-row table:style-name="ro1">
          <table:table-cell office:value-type="float" office:value="0.158182" calcext:value-type="float">
            <text:p>0.158182</text:p>
          </table:table-cell>
          <table:table-cell office:value-type="string" calcext:value-type="string">
            <text:p>((-1.302795e+01</text:p>
          </table:table-cell>
          <table:table-cell office:value-type="float" office:value="1.243563E-017" calcext:value-type="float">
            <text:p>1.243563E-17</text:p>
          </table:table-cell>
          <table:table-cell office:value-type="string" calcext:value-type="string">
            <text:p>4.427627e+02)</text:p>
          </table:table-cell>
          <table:table-cell office:value-type="string" calcext:value-type="string">
            <text:p>(9.837683e+00</text:p>
          </table:table-cell>
          <table:table-cell office:value-type="float" office:value="2.290091E-020" calcext:value-type="float">
            <text:p>2.290091E-20</text:p>
          </table:table-cell>
          <table:table-cell office:value-type="string" calcext:value-type="string">
            <text:p>-6.156481e-02))</text:p>
          </table:table-cell>
          <table:table-cell office:value-type="string" calcext:value-type="string">
            <text:p>((-2.213814e+01</text:p>
          </table:table-cell>
          <table:table-cell office:value-type="float" office:value="-124.6079" calcext:value-type="float">
            <text:p>-124.6079</text:p>
          </table:table-cell>
          <table:table-cell office:value-type="string" calcext:value-type="string">
            <text:p>-6.513973e-01)</text:p>
          </table:table-cell>
          <table:table-cell office:value-type="string" calcext:value-type="string">
            <text:p>(3.078240e-03</text:p>
          </table:table-cell>
          <table:table-cell office:value-type="float" office:value="9.990128" calcext:value-type="float">
            <text:p>9.990128</text:p>
          </table:table-cell>
          <table:table-cell office:value-type="string" calcext:value-type="string">
            <text:p>4.918841e-01))</text:p>
          </table:table-cell>
        </table:table-row>
        <table:table-row table:style-name="ro1">
          <table:table-cell office:value-type="float" office:value="0.158788" calcext:value-type="float">
            <text:p>0.158788</text:p>
          </table:table-cell>
          <table:table-cell office:value-type="string" calcext:value-type="string">
            <text:p>((-1.313554e+01</text:p>
          </table:table-cell>
          <table:table-cell office:value-type="float" office:value="1.270776E-017" calcext:value-type="float">
            <text:p>1.270776E-17</text:p>
          </table:table-cell>
          <table:table-cell office:value-type="string" calcext:value-type="string">
            <text:p>4.413171e+02)</text:p>
          </table:table-cell>
          <table:table-cell office:value-type="string" calcext:value-type="string">
            <text:p>(9.829062e+00</text:p>
          </table:table-cell>
          <table:table-cell office:value-type="float" office:value="2.307715E-020" calcext:value-type="float">
            <text:p>2.307715E-20</text:p>
          </table:table-cell>
          <table:table-cell office:value-type="string" calcext:value-type="string">
            <text:p>-6.238371e-02))</text:p>
          </table:table-cell>
          <table:table-cell office:value-type="string" calcext:value-type="string">
            <text:p>((-2.206586e+01</text:p>
          </table:table-cell>
          <table:table-cell office:value-type="float" office:value="-124.0444" calcext:value-type="float">
            <text:p>-124.0444</text:p>
          </table:table-cell>
          <table:table-cell office:value-type="string" calcext:value-type="string">
            <text:p>-6.567772e-01)</text:p>
          </table:table-cell>
          <table:table-cell office:value-type="string" calcext:value-type="string">
            <text:p>(3.119185e-03</text:p>
          </table:table-cell>
          <table:table-cell office:value-type="float" office:value="9.981456" calcext:value-type="float">
            <text:p>9.981456</text:p>
          </table:table-cell>
          <table:table-cell office:value-type="string" calcext:value-type="string">
            <text:p>4.914531e-01))</text:p>
          </table:table-cell>
        </table:table-row>
        <table:table-row table:style-name="ro1">
          <table:table-cell office:value-type="float" office:value="0.159394" calcext:value-type="float">
            <text:p>0.159394</text:p>
          </table:table-cell>
          <table:table-cell office:value-type="string" calcext:value-type="string">
            <text:p>((-1.326332e+01</text:p>
          </table:table-cell>
          <table:table-cell office:value-type="float" office:value="1.295381E-017" calcext:value-type="float">
            <text:p>1.295381E-17</text:p>
          </table:table-cell>
          <table:table-cell office:value-type="string" calcext:value-type="string">
            <text:p>4.393239e+02)</text:p>
          </table:table-cell>
          <table:table-cell office:value-type="string" calcext:value-type="string">
            <text:p>(9.820421e+00</text:p>
          </table:table-cell>
          <table:table-cell office:value-type="float" office:value="2.336433E-020" calcext:value-type="float">
            <text:p>2.336433E-20</text:p>
          </table:table-cell>
          <table:table-cell office:value-type="string" calcext:value-type="string">
            <text:p>-6.310126e-02))</text:p>
          </table:table-cell>
          <table:table-cell office:value-type="string" calcext:value-type="string">
            <text:p>((-2.196620e+01</text:p>
          </table:table-cell>
          <table:table-cell office:value-type="float" office:value="-123.2778" calcext:value-type="float">
            <text:p>-123.2778</text:p>
          </table:table-cell>
          <table:table-cell office:value-type="string" calcext:value-type="string">
            <text:p>-6.631660e-01)</text:p>
          </table:table-cell>
          <table:table-cell office:value-type="string" calcext:value-type="string">
            <text:p>(3.155063e-03</text:p>
          </table:table-cell>
          <table:table-cell office:value-type="float" office:value="9.972736" calcext:value-type="float">
            <text:p>9.972736</text:p>
          </table:table-cell>
          <table:table-cell office:value-type="string" calcext:value-type="string">
            <text:p>4.910211e-01))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string" calcext:value-type="string">
            <text:p>((-1.341262e+01</text:p>
          </table:table-cell>
          <table:table-cell office:value-type="float" office:value="1.317982E-017" calcext:value-type="float">
            <text:p>1.317982E-17</text:p>
          </table:table-cell>
          <table:table-cell office:value-type="string" calcext:value-type="string">
            <text:p>4.368750e+02)</text:p>
          </table:table-cell>
          <table:table-cell office:value-type="string" calcext:value-type="string">
            <text:p>(9.811792e+00</text:p>
          </table:table-cell>
          <table:table-cell office:value-type="float" office:value="2.358234E-020" calcext:value-type="float">
            <text:p>2.358234E-20</text:p>
          </table:table-cell>
          <table:table-cell office:value-type="string" calcext:value-type="string">
            <text:p>-6.390873e-02))</text:p>
          </table:table-cell>
          <table:table-cell office:value-type="string" calcext:value-type="string">
            <text:p>((-2.184375e+01</text:p>
          </table:table-cell>
          <table:table-cell office:value-type="float" office:value="-122.3344" calcext:value-type="float">
            <text:p>-122.3344</text:p>
          </table:table-cell>
          <table:table-cell office:value-type="string" calcext:value-type="string">
            <text:p>-6.706311e-01)</text:p>
          </table:table-cell>
          <table:table-cell office:value-type="string" calcext:value-type="string">
            <text:p>(3.195437e-03</text:p>
          </table:table-cell>
          <table:table-cell office:value-type="float" office:value="9.964043" calcext:value-type="float">
            <text:p>9.964043</text:p>
          </table:table-cell>
          <table:table-cell office:value-type="string" calcext:value-type="string">
            <text:p>4.905896e-01))</text:p>
          </table:table-cell>
        </table:table-row>
        <table:table-row table:style-name="ro1">
          <table:table-cell office:value-type="float" office:value="0.160645" calcext:value-type="float">
            <text:p>0.160645</text:p>
          </table:table-cell>
          <table:table-cell office:value-type="string" calcext:value-type="string">
            <text:p>((-1.354845e+01</text:p>
          </table:table-cell>
          <table:table-cell office:value-type="float" office:value="1.341975E-017" calcext:value-type="float">
            <text:p>1.341975E-17</text:p>
          </table:table-cell>
          <table:table-cell office:value-type="string" calcext:value-type="string">
            <text:p>4.333649e+02)</text:p>
          </table:table-cell>
          <table:table-cell office:value-type="string" calcext:value-type="string">
            <text:p>(9.802675e+00</text:p>
          </table:table-cell>
          <table:table-cell office:value-type="float" office:value="2.378988E-020" calcext:value-type="float">
            <text:p>2.378988E-20</text:p>
          </table:table-cell>
          <table:table-cell office:value-type="string" calcext:value-type="string">
            <text:p>-6.469493e-02))</text:p>
          </table:table-cell>
          <table:table-cell office:value-type="string" calcext:value-type="string">
            <text:p>((-2.166825e+01</text:p>
          </table:table-cell>
          <table:table-cell office:value-type="float" office:value="-120.9211" calcext:value-type="float">
            <text:p>-120.9211</text:p>
          </table:table-cell>
          <table:table-cell office:value-type="string" calcext:value-type="string">
            <text:p>-6.774226e-01)</text:p>
          </table:table-cell>
          <table:table-cell office:value-type="string" calcext:value-type="string">
            <text:p>(3.234747e-03</text:p>
          </table:table-cell>
          <table:table-cell office:value-type="float" office:value="9.954859" calcext:value-type="float">
            <text:p>9.954859</text:p>
          </table:table-cell>
          <table:table-cell office:value-type="string" calcext:value-type="string">
            <text:p>4.901337e-01))</text:p>
          </table:table-cell>
        </table:table-row>
        <table:table-row table:style-name="ro1">
          <table:table-cell office:value-type="float" office:value="0.16129" calcext:value-type="float">
            <text:p>0.16129</text:p>
          </table:table-cell>
          <table:table-cell office:value-type="string" calcext:value-type="string">
            <text:p>((-1.370104e+01</text:p>
          </table:table-cell>
          <table:table-cell office:value-type="float" office:value="1.357163E-017" calcext:value-type="float">
            <text:p>1.357163E-17</text:p>
          </table:table-cell>
          <table:table-cell office:value-type="string" calcext:value-type="string">
            <text:p>4.308991e+02)</text:p>
          </table:table-cell>
          <table:table-cell office:value-type="string" calcext:value-type="string">
            <text:p>(9.794311e+00</text:p>
          </table:table-cell>
          <table:table-cell office:value-type="float" office:value="2.383085E-020" calcext:value-type="float">
            <text:p>2.383085E-20</text:p>
          </table:table-cell>
          <table:table-cell office:value-type="string" calcext:value-type="string">
            <text:p>-6.556952e-02))</text:p>
          </table:table-cell>
          <table:table-cell office:value-type="string" calcext:value-type="string">
            <text:p>((-2.154496e+01</text:p>
          </table:table-cell>
          <table:table-cell office:value-type="float" office:value="-119.995" calcext:value-type="float">
            <text:p>-119.995</text:p>
          </table:table-cell>
          <table:table-cell office:value-type="string" calcext:value-type="string">
            <text:p>-6.850520e-01)</text:p>
          </table:table-cell>
          <table:table-cell office:value-type="string" calcext:value-type="string">
            <text:p>(3.278476e-03</text:p>
          </table:table-cell>
          <table:table-cell office:value-type="float" office:value="9.946481" calcext:value-type="float">
            <text:p>9.946481</text:p>
          </table:table-cell>
          <table:table-cell office:value-type="string" calcext:value-type="string">
            <text:p>4.897156e-01))</text:p>
          </table:table-cell>
        </table:table-row>
        <table:table-row table:style-name="ro1">
          <table:table-cell office:value-type="float" office:value="0.161935" calcext:value-type="float">
            <text:p>0.161935</text:p>
          </table:table-cell>
          <table:table-cell office:value-type="string" calcext:value-type="string">
            <text:p>((-1.383167e+01</text:p>
          </table:table-cell>
          <table:table-cell office:value-type="float" office:value="1.369095E-017" calcext:value-type="float">
            <text:p>1.369095E-17</text:p>
          </table:table-cell>
          <table:table-cell office:value-type="string" calcext:value-type="string">
            <text:p>4.286403e+02)</text:p>
          </table:table-cell>
          <table:table-cell office:value-type="string" calcext:value-type="string">
            <text:p>(9.786925e+00</text:p>
          </table:table-cell>
          <table:table-cell office:value-type="float" office:value="2.37453E-020" calcext:value-type="float">
            <text:p>2.37453E-20</text:p>
          </table:table-cell>
          <table:table-cell office:value-type="string" calcext:value-type="string">
            <text:p>-6.655088e-02))</text:p>
          </table:table-cell>
          <table:table-cell office:value-type="string" calcext:value-type="string">
            <text:p>((-2.143201e+01</text:p>
          </table:table-cell>
          <table:table-cell office:value-type="float" office:value="-119.1434" calcext:value-type="float">
            <text:p>-119.1434</text:p>
          </table:table-cell>
          <table:table-cell office:value-type="string" calcext:value-type="string">
            <text:p>-6.915837e-01)</text:p>
          </table:table-cell>
          <table:table-cell office:value-type="string" calcext:value-type="string">
            <text:p>(3.327544e-03</text:p>
          </table:table-cell>
          <table:table-cell office:value-type="float" office:value="9.939157" calcext:value-type="float">
            <text:p>9.939157</text:p>
          </table:table-cell>
          <table:table-cell office:value-type="string" calcext:value-type="string">
            <text:p>4.893463e-01))</text:p>
          </table:table-cell>
        </table:table-row>
        <table:table-row table:style-name="ro1">
          <table:table-cell office:value-type="float" office:value="0.162581" calcext:value-type="float">
            <text:p>0.162581</text:p>
          </table:table-cell>
          <table:table-cell office:value-type="string" calcext:value-type="string">
            <text:p>((-1.394384e+01</text:p>
          </table:table-cell>
          <table:table-cell office:value-type="float" office:value="1.37813E-017" calcext:value-type="float">
            <text:p>1.37813E-17</text:p>
          </table:table-cell>
          <table:table-cell office:value-type="string" calcext:value-type="string">
            <text:p>4.267278e+02)</text:p>
          </table:table-cell>
          <table:table-cell office:value-type="string" calcext:value-type="string">
            <text:p>(9.779929e+00</text:p>
          </table:table-cell>
          <table:table-cell office:value-type="float" office:value="2.365359E-020" calcext:value-type="float">
            <text:p>2.365359E-20</text:p>
          </table:table-cell>
          <table:table-cell office:value-type="string" calcext:value-type="string">
            <text:p>-6.730997e-02))</text:p>
          </table:table-cell>
          <table:table-cell office:value-type="string" calcext:value-type="string">
            <text:p>((-2.133639e+01</text:p>
          </table:table-cell>
          <table:table-cell office:value-type="float" office:value="-118.4254" calcext:value-type="float">
            <text:p>-118.4254</text:p>
          </table:table-cell>
          <table:table-cell office:value-type="string" calcext:value-type="string">
            <text:p>-6.971918e-01)</text:p>
          </table:table-cell>
          <table:table-cell office:value-type="string" calcext:value-type="string">
            <text:p>(3.365498e-03</text:p>
          </table:table-cell>
          <table:table-cell office:value-type="float" office:value="9.932199" calcext:value-type="float">
            <text:p>9.932199</text:p>
          </table:table-cell>
          <table:table-cell office:value-type="string" calcext:value-type="string">
            <text:p>4.889964e-01))</text:p>
          </table:table-cell>
        </table:table-row>
        <table:table-row table:style-name="ro1">
          <table:table-cell office:value-type="float" office:value="0.163226" calcext:value-type="float">
            <text:p>0.163226</text:p>
          </table:table-cell>
          <table:table-cell office:value-type="string" calcext:value-type="string">
            <text:p>((-1.402529e+01</text:p>
          </table:table-cell>
          <table:table-cell office:value-type="float" office:value="1.384009E-017" calcext:value-type="float">
            <text:p>1.384009E-17</text:p>
          </table:table-cell>
          <table:table-cell office:value-type="string" calcext:value-type="string">
            <text:p>4.254744e+02)</text:p>
          </table:table-cell>
          <table:table-cell office:value-type="string" calcext:value-type="string">
            <text:p>(9.773607e+00</text:p>
          </table:table-cell>
          <table:table-cell office:value-type="float" office:value="2.355788E-020" calcext:value-type="float">
            <text:p>2.355788E-20</text:p>
          </table:table-cell>
          <table:table-cell office:value-type="string" calcext:value-type="string">
            <text:p>-6.820478e-02))</text:p>
          </table:table-cell>
          <table:table-cell office:value-type="string" calcext:value-type="string">
            <text:p>((-2.127372e+01</text:p>
          </table:table-cell>
          <table:table-cell office:value-type="float" office:value="-117.9634" calcext:value-type="float">
            <text:p>-117.9634</text:p>
          </table:table-cell>
          <table:table-cell office:value-type="string" calcext:value-type="string">
            <text:p>-7.012644e-01)</text:p>
          </table:table-cell>
          <table:table-cell office:value-type="string" calcext:value-type="string">
            <text:p>(3.410239e-03</text:p>
          </table:table-cell>
          <table:table-cell office:value-type="float" office:value="9.925987" calcext:value-type="float">
            <text:p>9.925987</text:p>
          </table:table-cell>
          <table:table-cell office:value-type="string" calcext:value-type="string">
            <text:p>4.886804e-01))</text:p>
          </table:table-cell>
        </table:table-row>
        <table:table-row table:style-name="ro1">
          <table:table-cell office:value-type="float" office:value="0.163871" calcext:value-type="float">
            <text:p>0.163871</text:p>
          </table:table-cell>
          <table:table-cell office:value-type="string" calcext:value-type="string">
            <text:p>((-1.402835e+01</text:p>
          </table:table-cell>
          <table:table-cell office:value-type="float" office:value="1.383241E-017" calcext:value-type="float">
            <text:p>1.383241E-17</text:p>
          </table:table-cell>
          <table:table-cell office:value-type="string" calcext:value-type="string">
            <text:p>4.258089e+02)</text:p>
          </table:table-cell>
          <table:table-cell office:value-type="string" calcext:value-type="string">
            <text:p>(9.767511e+00</text:p>
          </table:table-cell>
          <table:table-cell office:value-type="float" office:value="2.347975E-020" calcext:value-type="float">
            <text:p>2.347975E-20</text:p>
          </table:table-cell>
          <table:table-cell office:value-type="string" calcext:value-type="string">
            <text:p>-6.922076e-02))</text:p>
          </table:table-cell>
          <table:table-cell office:value-type="string" calcext:value-type="string">
            <text:p>((-2.129044e+01</text:p>
          </table:table-cell>
          <table:table-cell office:value-type="float" office:value="-118.1212" calcext:value-type="float">
            <text:p>-118.1212</text:p>
          </table:table-cell>
          <table:table-cell office:value-type="string" calcext:value-type="string">
            <text:p>-7.014175e-01)</text:p>
          </table:table-cell>
          <table:table-cell office:value-type="string" calcext:value-type="string">
            <text:p>(3.461038e-03</text:p>
          </table:table-cell>
          <table:table-cell office:value-type="float" office:value="9.920044" calcext:value-type="float">
            <text:p>9.920044</text:p>
          </table:table-cell>
          <table:table-cell office:value-type="string" calcext:value-type="string">
            <text:p>4.883755e-01))</text:p>
          </table:table-cell>
        </table:table-row>
        <table:table-row table:style-name="ro1">
          <table:table-cell office:value-type="float" office:value="0.164516" calcext:value-type="float">
            <text:p>0.164516</text:p>
          </table:table-cell>
          <table:table-cell office:value-type="string" calcext:value-type="string">
            <text:p>((-1.393591e+01</text:p>
          </table:table-cell>
          <table:table-cell office:value-type="float" office:value="1.374704E-017" calcext:value-type="float">
            <text:p>1.374704E-17</text:p>
          </table:table-cell>
          <table:table-cell office:value-type="string" calcext:value-type="string">
            <text:p>4.281140e+02)</text:p>
          </table:table-cell>
          <table:table-cell office:value-type="string" calcext:value-type="string">
            <text:p>(9.761826e+00</text:p>
          </table:table-cell>
          <table:table-cell office:value-type="float" office:value="2.342567E-020" calcext:value-type="float">
            <text:p>2.342567E-20</text:p>
          </table:table-cell>
          <table:table-cell office:value-type="string" calcext:value-type="string">
            <text:p>-7.046676e-02))</text:p>
          </table:table-cell>
          <table:table-cell office:value-type="string" calcext:value-type="string">
            <text:p>((-2.140570e+01</text:p>
          </table:table-cell>
          <table:table-cell office:value-type="float" office:value="-119.0376" calcext:value-type="float">
            <text:p>-119.0376</text:p>
          </table:table-cell>
          <table:table-cell office:value-type="string" calcext:value-type="string">
            <text:p>-6.967956e-01)</text:p>
          </table:table-cell>
          <table:table-cell office:value-type="string" calcext:value-type="string">
            <text:p>(3.523338e-03</text:p>
          </table:table-cell>
          <table:table-cell office:value-type="float" office:value="9.914592" calcext:value-type="float">
            <text:p>9.914592</text:p>
          </table:table-cell>
          <table:table-cell office:value-type="string" calcext:value-type="string">
            <text:p>4.880913e-01))</text:p>
          </table:table-cell>
        </table:table-row>
        <table:table-row table:style-name="ro1">
          <table:table-cell office:value-type="float" office:value="0.165161" calcext:value-type="float">
            <text:p>0.165161</text:p>
          </table:table-cell>
          <table:table-cell office:value-type="string" calcext:value-type="string">
            <text:p>((-1.381248e+01</text:p>
          </table:table-cell>
          <table:table-cell office:value-type="float" office:value="1.363599E-017" calcext:value-type="float">
            <text:p>1.363599E-17</text:p>
          </table:table-cell>
          <table:table-cell office:value-type="string" calcext:value-type="string">
            <text:p>4.310564e+02)</text:p>
          </table:table-cell>
          <table:table-cell office:value-type="string" calcext:value-type="string">
            <text:p>(9.756219e+00</text:p>
          </table:table-cell>
          <table:table-cell office:value-type="float" office:value="2.339758E-020" calcext:value-type="float">
            <text:p>2.339758E-20</text:p>
          </table:table-cell>
          <table:table-cell office:value-type="string" calcext:value-type="string">
            <text:p>-7.194339e-02))</text:p>
          </table:table-cell>
          <table:table-cell office:value-type="string" calcext:value-type="string">
            <text:p>((-2.155282e+01</text:p>
          </table:table-cell>
          <table:table-cell office:value-type="float" office:value="-120.1998" calcext:value-type="float">
            <text:p>-120.1998</text:p>
          </table:table-cell>
          <table:table-cell office:value-type="string" calcext:value-type="string">
            <text:p>-6.906241e-01)</text:p>
          </table:table-cell>
          <table:table-cell office:value-type="string" calcext:value-type="string">
            <text:p>(3.597169e-03</text:p>
          </table:table-cell>
          <table:table-cell office:value-type="float" office:value="9.909276" calcext:value-type="float">
            <text:p>9.909276</text:p>
          </table:table-cell>
          <table:table-cell office:value-type="string" calcext:value-type="string">
            <text:p>4.878110e-01))</text:p>
          </table:table-cell>
        </table:table-row>
        <table:table-row table:style-name="ro1">
          <table:table-cell office:value-type="float" office:value="0.165806" calcext:value-type="float">
            <text:p>0.165806</text:p>
          </table:table-cell>
          <table:table-cell office:value-type="string" calcext:value-type="string">
            <text:p>((-1.367279e+01</text:p>
          </table:table-cell>
          <table:table-cell office:value-type="float" office:value="1.350667E-017" calcext:value-type="float">
            <text:p>1.350667E-17</text:p>
          </table:table-cell>
          <table:table-cell office:value-type="string" calcext:value-type="string">
            <text:p>4.343637e+02)</text:p>
          </table:table-cell>
          <table:table-cell office:value-type="string" calcext:value-type="string">
            <text:p>(9.750568e+00</text:p>
          </table:table-cell>
          <table:table-cell office:value-type="float" office:value="2.338548E-020" calcext:value-type="float">
            <text:p>2.338548E-20</text:p>
          </table:table-cell>
          <table:table-cell office:value-type="string" calcext:value-type="string">
            <text:p>-7.333632e-02))</text:p>
          </table:table-cell>
          <table:table-cell office:value-type="string" calcext:value-type="string">
            <text:p>((-2.171818e+01</text:p>
          </table:table-cell>
          <table:table-cell office:value-type="float" office:value="-121.5061" calcext:value-type="float">
            <text:p>-121.5061</text:p>
          </table:table-cell>
          <table:table-cell office:value-type="string" calcext:value-type="string">
            <text:p>-6.836396e-01)</text:p>
          </table:table-cell>
          <table:table-cell office:value-type="string" calcext:value-type="string">
            <text:p>(3.666816e-03</text:p>
          </table:table-cell>
          <table:table-cell office:value-type="float" office:value="9.9039" calcext:value-type="float">
            <text:p>9.9039</text:p>
          </table:table-cell>
          <table:table-cell office:value-type="string" calcext:value-type="string">
            <text:p>4.875284e-01))</text:p>
          </table:table-cell>
        </table:table-row>
        <table:table-row table:style-name="ro1">
          <table:table-cell office:value-type="float" office:value="0.166452" calcext:value-type="float">
            <text:p>0.166452</text:p>
          </table:table-cell>
          <table:table-cell office:value-type="string" calcext:value-type="string">
            <text:p>((-1.350829e+01</text:p>
          </table:table-cell>
          <table:table-cell office:value-type="float" office:value="1.335074E-017" calcext:value-type="float">
            <text:p>1.335074E-17</text:p>
          </table:table-cell>
          <table:table-cell office:value-type="string" calcext:value-type="string">
            <text:p>4.381777e+02)</text:p>
          </table:table-cell>
          <table:table-cell office:value-type="string" calcext:value-type="string">
            <text:p>(9.744363e+00</text:p>
          </table:table-cell>
          <table:table-cell office:value-type="float" office:value="2.338429E-020" calcext:value-type="float">
            <text:p>2.338429E-20</text:p>
          </table:table-cell>
          <table:table-cell office:value-type="string" calcext:value-type="string">
            <text:p>-7.442957e-02))</text:p>
          </table:table-cell>
          <table:table-cell office:value-type="string" calcext:value-type="string">
            <text:p>((-2.190889e+01</text:p>
          </table:table-cell>
          <table:table-cell office:value-type="float" office:value="-123.0092" calcext:value-type="float">
            <text:p>-123.0092</text:p>
          </table:table-cell>
          <table:table-cell office:value-type="string" calcext:value-type="string">
            <text:p>-6.754143e-01)</text:p>
          </table:table-cell>
          <table:table-cell office:value-type="string" calcext:value-type="string">
            <text:p>(3.721478e-03</text:p>
          </table:table-cell>
          <table:table-cell office:value-type="float" office:value="9.89787" calcext:value-type="float">
            <text:p>9.89787</text:p>
          </table:table-cell>
          <table:table-cell office:value-type="string" calcext:value-type="string">
            <text:p>4.872182e-01))</text:p>
          </table:table-cell>
        </table:table-row>
        <table:table-row table:style-name="ro1">
          <table:table-cell office:value-type="float" office:value="0.167097" calcext:value-type="float">
            <text:p>0.167097</text:p>
          </table:table-cell>
          <table:table-cell office:value-type="string" calcext:value-type="string">
            <text:p>((-1.336514e+01</text:p>
          </table:table-cell>
          <table:table-cell office:value-type="float" office:value="1.320665E-017" calcext:value-type="float">
            <text:p>1.320665E-17</text:p>
          </table:table-cell>
          <table:table-cell office:value-type="string" calcext:value-type="string">
            <text:p>4.415803e+02)</text:p>
          </table:table-cell>
          <table:table-cell office:value-type="string" calcext:value-type="string">
            <text:p>(9.737223e+00</text:p>
          </table:table-cell>
          <table:table-cell office:value-type="float" office:value="2.339026E-020" calcext:value-type="float">
            <text:p>2.339026E-20</text:p>
          </table:table-cell>
          <table:table-cell office:value-type="string" calcext:value-type="string">
            <text:p>-7.510002e-02))</text:p>
          </table:table-cell>
          <table:table-cell office:value-type="string" calcext:value-type="string">
            <text:p>((-2.207901e+01</text:p>
          </table:table-cell>
          <table:table-cell office:value-type="float" office:value="-124.3491" calcext:value-type="float">
            <text:p>-124.3491</text:p>
          </table:table-cell>
          <table:table-cell office:value-type="string" calcext:value-type="string">
            <text:p>-6.682571e-01)</text:p>
          </table:table-cell>
          <table:table-cell office:value-type="string" calcext:value-type="string">
            <text:p>(3.755001e-03</text:p>
          </table:table-cell>
          <table:table-cell office:value-type="float" office:value="9.890749" calcext:value-type="float">
            <text:p>9.890749</text:p>
          </table:table-cell>
          <table:table-cell office:value-type="string" calcext:value-type="string">
            <text:p>4.868611e-01))</text:p>
          </table:table-cell>
        </table:table-row>
        <table:table-row table:style-name="ro1">
          <table:table-cell office:value-type="float" office:value="0.167742" calcext:value-type="float">
            <text:p>0.167742</text:p>
          </table:table-cell>
          <table:table-cell office:value-type="string" calcext:value-type="string">
            <text:p>((-1.325255e+01</text:p>
          </table:table-cell>
          <table:table-cell office:value-type="float" office:value="1.308291E-017" calcext:value-type="float">
            <text:p>1.308291E-17</text:p>
          </table:table-cell>
          <table:table-cell office:value-type="string" calcext:value-type="string">
            <text:p>4.444026e+02)</text:p>
          </table:table-cell>
          <table:table-cell office:value-type="string" calcext:value-type="string">
            <text:p>(9.729365e+00</text:p>
          </table:table-cell>
          <table:table-cell office:value-type="float" office:value="2.340019E-020" calcext:value-type="float">
            <text:p>2.340019E-20</text:p>
          </table:table-cell>
          <table:table-cell office:value-type="string" calcext:value-type="string">
            <text:p>-7.537753e-02))</text:p>
          </table:table-cell>
          <table:table-cell office:value-type="string" calcext:value-type="string">
            <text:p>((-2.222013e+01</text:p>
          </table:table-cell>
          <table:table-cell office:value-type="float" office:value="-125.4695" calcext:value-type="float">
            <text:p>-125.4695</text:p>
          </table:table-cell>
          <table:table-cell office:value-type="string" calcext:value-type="string">
            <text:p>-6.626275e-01)</text:p>
          </table:table-cell>
          <table:table-cell office:value-type="string" calcext:value-type="string">
            <text:p>(3.768877e-03</text:p>
          </table:table-cell>
          <table:table-cell office:value-type="float" office:value="9.882773" calcext:value-type="float">
            <text:p>9.882773</text:p>
          </table:table-cell>
          <table:table-cell office:value-type="string" calcext:value-type="string">
            <text:p>4.864683e-01))</text:p>
          </table:table-cell>
        </table:table-row>
        <table:table-row table:style-name="ro1">
          <table:table-cell office:value-type="float" office:value="0.168387" calcext:value-type="float">
            <text:p>0.168387</text:p>
          </table:table-cell>
          <table:table-cell office:value-type="string" calcext:value-type="string">
            <text:p>((-1.317698e+01</text:p>
          </table:table-cell>
          <table:table-cell office:value-type="float" office:value="1.298483E-017" calcext:value-type="float">
            <text:p>1.298483E-17</text:p>
          </table:table-cell>
          <table:table-cell office:value-type="string" calcext:value-type="string">
            <text:p>4.466204e+02)</text:p>
          </table:table-cell>
          <table:table-cell office:value-type="string" calcext:value-type="string">
            <text:p>(9.720814e+00</text:p>
          </table:table-cell>
          <table:table-cell office:value-type="float" office:value="2.335671E-020" calcext:value-type="float">
            <text:p>2.335671E-20</text:p>
          </table:table-cell>
          <table:table-cell office:value-type="string" calcext:value-type="string">
            <text:p>-7.534375e-02))</text:p>
          </table:table-cell>
          <table:table-cell office:value-type="string" calcext:value-type="string">
            <text:p>((-2.233102e+01</text:p>
          </table:table-cell>
          <table:table-cell office:value-type="float" office:value="-126.349" calcext:value-type="float">
            <text:p>-126.349</text:p>
          </table:table-cell>
          <table:table-cell office:value-type="string" calcext:value-type="string">
            <text:p>-6.588492e-01)</text:p>
          </table:table-cell>
          <table:table-cell office:value-type="string" calcext:value-type="string">
            <text:p>(3.767187e-03</text:p>
          </table:table-cell>
          <table:table-cell office:value-type="float" office:value="9.873982" calcext:value-type="float">
            <text:p>9.873982</text:p>
          </table:table-cell>
          <table:table-cell office:value-type="string" calcext:value-type="string">
            <text:p>4.860407e-01))</text:p>
          </table:table-cell>
        </table:table-row>
        <table:table-row table:style-name="ro1">
          <table:table-cell office:value-type="float" office:value="0.169032" calcext:value-type="float">
            <text:p>0.169032</text:p>
          </table:table-cell>
          <table:table-cell office:value-type="string" calcext:value-type="string">
            <text:p>((-1.310510e+01</text:p>
          </table:table-cell>
          <table:table-cell office:value-type="float" office:value="1.288759E-017" calcext:value-type="float">
            <text:p>1.288759E-17</text:p>
          </table:table-cell>
          <table:table-cell office:value-type="string" calcext:value-type="string">
            <text:p>4.488347e+02)</text:p>
          </table:table-cell>
          <table:table-cell office:value-type="string" calcext:value-type="string">
            <text:p>(9.711510e+00</text:p>
          </table:table-cell>
          <table:table-cell office:value-type="float" office:value="2.330482E-020" calcext:value-type="float">
            <text:p>2.330482E-20</text:p>
          </table:table-cell>
          <table:table-cell office:value-type="string" calcext:value-type="string">
            <text:p>-7.520021e-02))</text:p>
          </table:table-cell>
          <table:table-cell office:value-type="string" calcext:value-type="string">
            <text:p>((-2.244173e+01</text:p>
          </table:table-cell>
          <table:table-cell office:value-type="float" office:value="-127.2238" calcext:value-type="float">
            <text:p>-127.2238</text:p>
          </table:table-cell>
          <table:table-cell office:value-type="string" calcext:value-type="string">
            <text:p>-6.552551e-01)</text:p>
          </table:table-cell>
          <table:table-cell office:value-type="string" calcext:value-type="string">
            <text:p>(3.760010e-03</text:p>
          </table:table-cell>
          <table:table-cell office:value-type="float" office:value="9.864358" calcext:value-type="float">
            <text:p>9.864358</text:p>
          </table:table-cell>
          <table:table-cell office:value-type="string" calcext:value-type="string">
            <text:p>4.855755e-01))</text:p>
          </table:table-cell>
        </table:table-row>
        <table:table-row table:style-name="ro1">
          <table:table-cell office:value-type="float" office:value="0.169677" calcext:value-type="float">
            <text:p>0.169677</text:p>
          </table:table-cell>
          <table:table-cell office:value-type="string" calcext:value-type="string">
            <text:p>((-1.303288e+01</text:p>
          </table:table-cell>
          <table:table-cell office:value-type="float" office:value="1.278644E-017" calcext:value-type="float">
            <text:p>1.278644E-17</text:p>
          </table:table-cell>
          <table:table-cell office:value-type="string" calcext:value-type="string">
            <text:p>4.512203e+02)</text:p>
          </table:table-cell>
          <table:table-cell office:value-type="string" calcext:value-type="string">
            <text:p>(9.701887e+00</text:p>
          </table:table-cell>
          <table:table-cell office:value-type="float" office:value="2.327285E-020" calcext:value-type="float">
            <text:p>2.327285E-20</text:p>
          </table:table-cell>
          <table:table-cell office:value-type="string" calcext:value-type="string">
            <text:p>-7.520386e-02))</text:p>
          </table:table-cell>
          <table:table-cell office:value-type="string" calcext:value-type="string">
            <text:p>((-2.256102e+01</text:p>
          </table:table-cell>
          <table:table-cell office:value-type="float" office:value="-128.1598" calcext:value-type="float">
            <text:p>-128.1598</text:p>
          </table:table-cell>
          <table:table-cell office:value-type="string" calcext:value-type="string">
            <text:p>-6.516440e-01)</text:p>
          </table:table-cell>
          <table:table-cell office:value-type="string" calcext:value-type="string">
            <text:p>(3.760193e-03</text:p>
          </table:table-cell>
          <table:table-cell office:value-type="float" office:value="9.854419" calcext:value-type="float">
            <text:p>9.854419</text:p>
          </table:table-cell>
          <table:table-cell office:value-type="string" calcext:value-type="string">
            <text:p>4.850944e-01))</text:p>
          </table:table-cell>
        </table:table-row>
        <table:table-row table:style-name="ro1">
          <table:table-cell office:value-type="float" office:value="0.170323" calcext:value-type="float">
            <text:p>0.170323</text:p>
          </table:table-cell>
          <table:table-cell office:value-type="string" calcext:value-type="string">
            <text:p>((-1.297466e+01</text:p>
          </table:table-cell>
          <table:table-cell office:value-type="float" office:value="1.269374E-017" calcext:value-type="float">
            <text:p>1.269374E-17</text:p>
          </table:table-cell>
          <table:table-cell office:value-type="string" calcext:value-type="string">
            <text:p>4.534646e+02)</text:p>
          </table:table-cell>
          <table:table-cell office:value-type="string" calcext:value-type="string">
            <text:p>(9.691592e+00</text:p>
          </table:table-cell>
          <table:table-cell office:value-type="float" office:value="2.324419E-020" calcext:value-type="float">
            <text:p>2.324419E-20</text:p>
          </table:table-cell>
          <table:table-cell office:value-type="string" calcext:value-type="string">
            <text:p>-7.548604e-02))</text:p>
          </table:table-cell>
          <table:table-cell office:value-type="string" calcext:value-type="string">
            <text:p>((-2.267323e+01</text:p>
          </table:table-cell>
          <table:table-cell office:value-type="float" office:value="-129.0356" calcext:value-type="float">
            <text:p>-129.0356</text:p>
          </table:table-cell>
          <table:table-cell office:value-type="string" calcext:value-type="string">
            <text:p>-6.487328e-01)</text:p>
          </table:table-cell>
          <table:table-cell office:value-type="string" calcext:value-type="string">
            <text:p>(3.774302e-03</text:p>
          </table:table-cell>
          <table:table-cell office:value-type="float" office:value="9.843822" calcext:value-type="float">
            <text:p>9.843822</text:p>
          </table:table-cell>
          <table:table-cell office:value-type="string" calcext:value-type="string">
            <text:p>4.845796e-01))</text:p>
          </table:table-cell>
        </table:table-row>
        <table:table-row table:style-name="ro1">
          <table:table-cell office:value-type="float" office:value="0.170968" calcext:value-type="float">
            <text:p>0.170968</text:p>
          </table:table-cell>
          <table:table-cell office:value-type="string" calcext:value-type="string">
            <text:p>((-1.292855e+01</text:p>
          </table:table-cell>
          <table:table-cell office:value-type="float" office:value="1.261052E-017" calcext:value-type="float">
            <text:p>1.261052E-17</text:p>
          </table:table-cell>
          <table:table-cell office:value-type="string" calcext:value-type="string">
            <text:p>4.554899e+02)</text:p>
          </table:table-cell>
          <table:table-cell office:value-type="string" calcext:value-type="string">
            <text:p>(9.680792e+00</text:p>
          </table:table-cell>
          <table:table-cell office:value-type="float" office:value="2.320648E-020" calcext:value-type="float">
            <text:p>2.320648E-20</text:p>
          </table:table-cell>
          <table:table-cell office:value-type="string" calcext:value-type="string">
            <text:p>-7.605828e-02))</text:p>
          </table:table-cell>
          <table:table-cell office:value-type="string" calcext:value-type="string">
            <text:p>((-2.277450e+01</text:p>
          </table:table-cell>
          <table:table-cell office:value-type="float" office:value="-129.8338" calcext:value-type="float">
            <text:p>-129.8338</text:p>
          </table:table-cell>
          <table:table-cell office:value-type="string" calcext:value-type="string">
            <text:p>-6.464273e-01)</text:p>
          </table:table-cell>
          <table:table-cell office:value-type="string" calcext:value-type="string">
            <text:p>(3.802914e-03</text:p>
          </table:table-cell>
          <table:table-cell office:value-type="float" office:value="9.832747" calcext:value-type="float">
            <text:p>9.832747</text:p>
          </table:table-cell>
          <table:table-cell office:value-type="string" calcext:value-type="string">
            <text:p>4.840396e-01))</text:p>
          </table:table-cell>
        </table:table-row>
        <table:table-row table:style-name="ro1">
          <table:table-cell office:value-type="float" office:value="0.171613" calcext:value-type="float">
            <text:p>0.171613</text:p>
          </table:table-cell>
          <table:table-cell office:value-type="string" calcext:value-type="string">
            <text:p>((-1.290117e+01</text:p>
          </table:table-cell>
          <table:table-cell office:value-type="float" office:value="1.254291E-017" calcext:value-type="float">
            <text:p>1.254291E-17</text:p>
          </table:table-cell>
          <table:table-cell office:value-type="string" calcext:value-type="string">
            <text:p>4.570853e+02)</text:p>
          </table:table-cell>
          <table:table-cell office:value-type="string" calcext:value-type="string">
            <text:p>(9.669693e+00</text:p>
          </table:table-cell>
          <table:table-cell office:value-type="float" office:value="2.313818E-020" calcext:value-type="float">
            <text:p>2.313818E-20</text:p>
          </table:table-cell>
          <table:table-cell office:value-type="string" calcext:value-type="string">
            <text:p>-7.688965e-02))</text:p>
          </table:table-cell>
          <table:table-cell office:value-type="string" calcext:value-type="string">
            <text:p>((-2.285426e+01</text:p>
          </table:table-cell>
          <table:table-cell office:value-type="float" office:value="-130.4709" calcext:value-type="float">
            <text:p>-130.4709</text:p>
          </table:table-cell>
          <table:table-cell office:value-type="string" calcext:value-type="string">
            <text:p>-6.450585e-01)</text:p>
          </table:table-cell>
          <table:table-cell office:value-type="string" calcext:value-type="string">
            <text:p>(3.844483e-03</text:p>
          </table:table-cell>
          <table:table-cell office:value-type="float" office:value="9.821402" calcext:value-type="float">
            <text:p>9.821402</text:p>
          </table:table-cell>
          <table:table-cell office:value-type="string" calcext:value-type="string">
            <text:p>4.834846e-01))</text:p>
          </table:table-cell>
        </table:table-row>
        <table:table-row table:style-name="ro1">
          <table:table-cell office:value-type="float" office:value="0.172258" calcext:value-type="float">
            <text:p>0.172258</text:p>
          </table:table-cell>
          <table:table-cell office:value-type="string" calcext:value-type="string">
            <text:p>((-1.293617e+01</text:p>
          </table:table-cell>
          <table:table-cell office:value-type="float" office:value="1.252603E-017" calcext:value-type="float">
            <text:p>1.252603E-17</text:p>
          </table:table-cell>
          <table:table-cell office:value-type="string" calcext:value-type="string">
            <text:p>4.575269e+02)</text:p>
          </table:table-cell>
          <table:table-cell office:value-type="string" calcext:value-type="string">
            <text:p>(9.658127e+00</text:p>
          </table:table-cell>
          <table:table-cell office:value-type="float" office:value="2.304682E-020" calcext:value-type="float">
            <text:p>2.304682E-20</text:p>
          </table:table-cell>
          <table:table-cell office:value-type="string" calcext:value-type="string">
            <text:p>-7.788086e-02))</text:p>
          </table:table-cell>
          <table:table-cell office:value-type="string" calcext:value-type="string">
            <text:p>((-2.287635e+01</text:p>
          </table:table-cell>
          <table:table-cell office:value-type="float" office:value="-130.6595" calcext:value-type="float">
            <text:p>-130.6595</text:p>
          </table:table-cell>
          <table:table-cell office:value-type="string" calcext:value-type="string">
            <text:p>-6.468085e-01)</text:p>
          </table:table-cell>
          <table:table-cell office:value-type="string" calcext:value-type="string">
            <text:p>(3.894043e-03</text:p>
          </table:table-cell>
          <table:table-cell office:value-type="float" office:value="9.809593" calcext:value-type="float">
            <text:p>9.809593</text:p>
          </table:table-cell>
          <table:table-cell office:value-type="string" calcext:value-type="string">
            <text:p>4.829063e-01))</text:p>
          </table:table-cell>
        </table:table-row>
        <table:table-row table:style-name="ro1">
          <table:table-cell office:value-type="float" office:value="0.172903" calcext:value-type="float">
            <text:p>0.172903</text:p>
          </table:table-cell>
          <table:table-cell office:value-type="string" calcext:value-type="string">
            <text:p>((-1.303126e+01</text:p>
          </table:table-cell>
          <table:table-cell office:value-type="float" office:value="1.255551E-017" calcext:value-type="float">
            <text:p>1.255551E-17</text:p>
          </table:table-cell>
          <table:table-cell office:value-type="string" calcext:value-type="string">
            <text:p>4.568931e+02)</text:p>
          </table:table-cell>
          <table:table-cell office:value-type="string" calcext:value-type="string">
            <text:p>(9.646188e+00</text:p>
          </table:table-cell>
          <table:table-cell office:value-type="float" office:value="2.292491E-020" calcext:value-type="float">
            <text:p>2.292491E-20</text:p>
          </table:table-cell>
          <table:table-cell office:value-type="string" calcext:value-type="string">
            <text:p>-7.893069e-02))</text:p>
          </table:table-cell>
          <table:table-cell office:value-type="string" calcext:value-type="string">
            <text:p>((-2.284465e+01</text:p>
          </table:table-cell>
          <table:table-cell office:value-type="float" office:value="-130.4328" calcext:value-type="float">
            <text:p>-130.4328</text:p>
          </table:table-cell>
          <table:table-cell office:value-type="string" calcext:value-type="string">
            <text:p>-6.515632e-01)</text:p>
          </table:table-cell>
          <table:table-cell office:value-type="string" calcext:value-type="string">
            <text:p>(3.946535e-03</text:p>
          </table:table-cell>
          <table:table-cell office:value-type="float" office:value="9.797397" calcext:value-type="float">
            <text:p>9.797397</text:p>
          </table:table-cell>
          <table:table-cell office:value-type="string" calcext:value-type="string">
            <text:p>4.823094e-01))</text:p>
          </table:table-cell>
        </table:table-row>
        <table:table-row table:style-name="ro1">
          <table:table-cell office:value-type="float" office:value="0.173548" calcext:value-type="float">
            <text:p>0.173548</text:p>
          </table:table-cell>
          <table:table-cell office:value-type="string" calcext:value-type="string">
            <text:p>((-1.315859e+01</text:p>
          </table:table-cell>
          <table:table-cell office:value-type="float" office:value="1.261284E-017" calcext:value-type="float">
            <text:p>1.261284E-17</text:p>
          </table:table-cell>
          <table:table-cell office:value-type="string" calcext:value-type="string">
            <text:p>4.554670e+02)</text:p>
          </table:table-cell>
          <table:table-cell office:value-type="string" calcext:value-type="string">
            <text:p>(9.634128e+00</text:p>
          </table:table-cell>
          <table:table-cell office:value-type="float" office:value="2.278866E-020" calcext:value-type="float">
            <text:p>2.278866E-20</text:p>
          </table:table-cell>
          <table:table-cell office:value-type="string" calcext:value-type="string">
            <text:p>-7.996875e-02))</text:p>
          </table:table-cell>
          <table:table-cell office:value-type="string" calcext:value-type="string">
            <text:p>((-2.277335e+01</text:p>
          </table:table-cell>
          <table:table-cell office:value-type="float" office:value="-129.9073" calcext:value-type="float">
            <text:p>-129.9073</text:p>
          </table:table-cell>
          <table:table-cell office:value-type="string" calcext:value-type="string">
            <text:p>-6.579294e-01)</text:p>
          </table:table-cell>
          <table:table-cell office:value-type="string" calcext:value-type="string">
            <text:p>(3.998437e-03</text:p>
          </table:table-cell>
          <table:table-cell office:value-type="float" office:value="9.785067" calcext:value-type="float">
            <text:p>9.785067</text:p>
          </table:table-cell>
          <table:table-cell office:value-type="string" calcext:value-type="string">
            <text:p>4.817064e-01))</text:p>
          </table:table-cell>
        </table:table-row>
        <table:table-row table:style-name="ro1">
          <table:table-cell office:value-type="float" office:value="0.174194" calcext:value-type="float">
            <text:p>0.174194</text:p>
          </table:table-cell>
          <table:table-cell office:value-type="string" calcext:value-type="string">
            <text:p>((-1.331499e+01</text:p>
          </table:table-cell>
          <table:table-cell office:value-type="float" office:value="1.269324E-017" calcext:value-type="float">
            <text:p>1.269324E-17</text:p>
          </table:table-cell>
          <table:table-cell office:value-type="string" calcext:value-type="string">
            <text:p>4.534381e+02)</text:p>
          </table:table-cell>
          <table:table-cell office:value-type="string" calcext:value-type="string">
            <text:p>(9.621766e+00</text:p>
          </table:table-cell>
          <table:table-cell office:value-type="float" office:value="2.260969E-020" calcext:value-type="float">
            <text:p>2.260969E-20</text:p>
          </table:table-cell>
          <table:table-cell office:value-type="string" calcext:value-type="string">
            <text:p>-8.080213e-02))</text:p>
          </table:table-cell>
          <table:table-cell office:value-type="string" calcext:value-type="string">
            <text:p>((-2.267190e+01</text:p>
          </table:table-cell>
          <table:table-cell office:value-type="float" office:value="-129.1579" calcext:value-type="float">
            <text:p>-129.1579</text:p>
          </table:table-cell>
          <table:table-cell office:value-type="string" calcext:value-type="string">
            <text:p>-6.657495e-01)</text:p>
          </table:table-cell>
          <table:table-cell office:value-type="string" calcext:value-type="string">
            <text:p>(4.040107e-03</text:p>
          </table:table-cell>
          <table:table-cell office:value-type="float" office:value="9.772367" calcext:value-type="float">
            <text:p>9.772367</text:p>
          </table:table-cell>
          <table:table-cell office:value-type="string" calcext:value-type="string">
            <text:p>4.810883e-01))</text:p>
          </table:table-cell>
        </table:table-row>
        <table:table-row table:style-name="ro1">
          <table:table-cell office:value-type="float" office:value="0.174839" calcext:value-type="float">
            <text:p>0.174839</text:p>
          </table:table-cell>
          <table:table-cell office:value-type="string" calcext:value-type="string">
            <text:p>((-1.348961e+01</text:p>
          </table:table-cell>
          <table:table-cell office:value-type="float" office:value="1.278834E-017" calcext:value-type="float">
            <text:p>1.278834E-17</text:p>
          </table:table-cell>
          <table:table-cell office:value-type="string" calcext:value-type="string">
            <text:p>4.510017e+02)</text:p>
          </table:table-cell>
          <table:table-cell office:value-type="string" calcext:value-type="string">
            <text:p>(9.608911e+00</text:p>
          </table:table-cell>
          <table:table-cell office:value-type="float" office:value="2.241958E-020" calcext:value-type="float">
            <text:p>2.241958E-20</text:p>
          </table:table-cell>
          <table:table-cell office:value-type="string" calcext:value-type="string">
            <text:p>-8.147064e-02))</text:p>
          </table:table-cell>
          <table:table-cell office:value-type="string" calcext:value-type="string">
            <text:p>((-2.255009e+01</text:p>
          </table:table-cell>
          <table:table-cell office:value-type="float" office:value="-128.26" calcext:value-type="float">
            <text:p>-128.26</text:p>
          </table:table-cell>
          <table:table-cell office:value-type="string" calcext:value-type="string">
            <text:p>-6.744805e-01)</text:p>
          </table:table-cell>
          <table:table-cell office:value-type="string" calcext:value-type="string">
            <text:p>(4.073532e-03</text:p>
          </table:table-cell>
          <table:table-cell office:value-type="float" office:value="9.759108" calcext:value-type="float">
            <text:p>9.759108</text:p>
          </table:table-cell>
          <table:table-cell office:value-type="string" calcext:value-type="string">
            <text:p>4.804455e-01))</text:p>
          </table:table-cell>
        </table:table-row>
        <table:table-row table:style-name="ro1">
          <table:table-cell office:value-type="float" office:value="0.175484" calcext:value-type="float">
            <text:p>0.175484</text:p>
          </table:table-cell>
          <table:table-cell office:value-type="string" calcext:value-type="string">
            <text:p>((-1.367174e+01</text:p>
          </table:table-cell>
          <table:table-cell office:value-type="float" office:value="1.288951E-017" calcext:value-type="float">
            <text:p>1.288951E-17</text:p>
          </table:table-cell>
          <table:table-cell office:value-type="string" calcext:value-type="string">
            <text:p>4.483875e+02)</text:p>
          </table:table-cell>
          <table:table-cell office:value-type="string" calcext:value-type="string">
            <text:p>(9.596164e+00</text:p>
          </table:table-cell>
          <table:table-cell office:value-type="float" office:value="2.228108E-020" calcext:value-type="float">
            <text:p>2.228108E-20</text:p>
          </table:table-cell>
          <table:table-cell office:value-type="string" calcext:value-type="string">
            <text:p>-8.219294e-02))</text:p>
          </table:table-cell>
          <table:table-cell office:value-type="string" calcext:value-type="string">
            <text:p>((-2.241938e+01</text:p>
          </table:table-cell>
          <table:table-cell office:value-type="float" office:value="-127.2962" calcext:value-type="float">
            <text:p>-127.2962</text:p>
          </table:table-cell>
          <table:table-cell office:value-type="string" calcext:value-type="string">
            <text:p>-6.835872e-01)</text:p>
          </table:table-cell>
          <table:table-cell office:value-type="string" calcext:value-type="string">
            <text:p>(4.109647e-03</text:p>
          </table:table-cell>
          <table:table-cell office:value-type="float" office:value="9.745979" calcext:value-type="float">
            <text:p>9.745979</text:p>
          </table:table-cell>
          <table:table-cell office:value-type="string" calcext:value-type="string">
            <text:p>4.798082e-01))</text:p>
          </table:table-cell>
        </table:table-row>
        <table:table-row table:style-name="ro1">
          <table:table-cell office:value-type="float" office:value="0.176129" calcext:value-type="float">
            <text:p>0.176129</text:p>
          </table:table-cell>
          <table:table-cell office:value-type="string" calcext:value-type="string">
            <text:p>((-1.384093e+01</text:p>
          </table:table-cell>
          <table:table-cell office:value-type="float" office:value="1.298233E-017" calcext:value-type="float">
            <text:p>1.298233E-17</text:p>
          </table:table-cell>
          <table:table-cell office:value-type="string" calcext:value-type="string">
            <text:p>4.458849e+02)</text:p>
          </table:table-cell>
          <table:table-cell office:value-type="string" calcext:value-type="string">
            <text:p>(9.583933e+00</text:p>
          </table:table-cell>
          <table:table-cell office:value-type="float" office:value="2.217533E-020" calcext:value-type="float">
            <text:p>2.217533E-20</text:p>
          </table:table-cell>
          <table:table-cell office:value-type="string" calcext:value-type="string">
            <text:p>-8.304254e-02))</text:p>
          </table:table-cell>
          <table:table-cell office:value-type="string" calcext:value-type="string">
            <text:p>((-2.229424e+01</text:p>
          </table:table-cell>
          <table:table-cell office:value-type="float" office:value="-126.3903" calcext:value-type="float">
            <text:p>-126.3903</text:p>
          </table:table-cell>
          <table:table-cell office:value-type="string" calcext:value-type="string">
            <text:p>-6.920467e-01)</text:p>
          </table:table-cell>
          <table:table-cell office:value-type="string" calcext:value-type="string">
            <text:p>(4.152127e-03</text:p>
          </table:table-cell>
          <table:table-cell office:value-type="float" office:value="9.733433" calcext:value-type="float">
            <text:p>9.733433</text:p>
          </table:table-cell>
          <table:table-cell office:value-type="string" calcext:value-type="string">
            <text:p>4.791967e-01))</text:p>
          </table:table-cell>
        </table:table-row>
        <table:table-row table:style-name="ro1">
          <table:table-cell office:value-type="float" office:value="0.176774" calcext:value-type="float">
            <text:p>0.176774</text:p>
          </table:table-cell>
          <table:table-cell office:value-type="string" calcext:value-type="string">
            <text:p>((-1.399365e+01</text:p>
          </table:table-cell>
          <table:table-cell office:value-type="float" office:value="1.306245E-017" calcext:value-type="float">
            <text:p>1.306245E-17</text:p>
          </table:table-cell>
          <table:table-cell office:value-type="string" calcext:value-type="string">
            <text:p>4.436707e+02)</text:p>
          </table:table-cell>
          <table:table-cell office:value-type="string" calcext:value-type="string">
            <text:p>(9.572497e+00</text:p>
          </table:table-cell>
          <table:table-cell office:value-type="float" office:value="2.206742E-020" calcext:value-type="float">
            <text:p>2.206742E-20</text:p>
          </table:table-cell>
          <table:table-cell office:value-type="string" calcext:value-type="string">
            <text:p>-8.405252e-02))</text:p>
          </table:table-cell>
          <table:table-cell office:value-type="string" calcext:value-type="string">
            <text:p>((-2.218353e+01</text:p>
          </table:table-cell>
          <table:table-cell office:value-type="float" office:value="-125.6083" calcext:value-type="float">
            <text:p>-125.6083</text:p>
          </table:table-cell>
          <table:table-cell office:value-type="string" calcext:value-type="string">
            <text:p>-6.996827e-01)</text:p>
          </table:table-cell>
          <table:table-cell office:value-type="string" calcext:value-type="string">
            <text:p>(4.202626e-03</text:p>
          </table:table-cell>
          <table:table-cell office:value-type="float" office:value="9.721773" calcext:value-type="float">
            <text:p>9.721773</text:p>
          </table:table-cell>
          <table:table-cell office:value-type="string" calcext:value-type="string">
            <text:p>4.786248e-01))</text:p>
          </table:table-cell>
        </table:table-row>
        <table:table-row table:style-name="ro1">
          <table:table-cell office:value-type="float" office:value="0.177419" calcext:value-type="float">
            <text:p>0.177419</text:p>
          </table:table-cell>
          <table:table-cell office:value-type="string" calcext:value-type="string">
            <text:p>((-1.411518e+01</text:p>
          </table:table-cell>
          <table:table-cell office:value-type="float" office:value="1.31188E-017" calcext:value-type="float">
            <text:p>1.31188E-17</text:p>
          </table:table-cell>
          <table:table-cell office:value-type="string" calcext:value-type="string">
            <text:p>4.419716e+02)</text:p>
          </table:table-cell>
          <table:table-cell office:value-type="string" calcext:value-type="string">
            <text:p>(9.562204e+00</text:p>
          </table:table-cell>
          <table:table-cell office:value-type="float" office:value="2.199705E-020" calcext:value-type="float">
            <text:p>2.199705E-20</text:p>
          </table:table-cell>
          <table:table-cell office:value-type="string" calcext:value-type="string">
            <text:p>-8.522542e-02))</text:p>
          </table:table-cell>
          <table:table-cell office:value-type="string" calcext:value-type="string">
            <text:p>((-2.209858e+01</text:p>
          </table:table-cell>
          <table:table-cell office:value-type="float" office:value="-125.0353" calcext:value-type="float">
            <text:p>-125.0353</text:p>
          </table:table-cell>
          <table:table-cell office:value-type="string" calcext:value-type="string">
            <text:p>-7.057588e-01)</text:p>
          </table:table-cell>
          <table:table-cell office:value-type="string" calcext:value-type="string">
            <text:p>(4.261271e-03</text:p>
          </table:table-cell>
          <table:table-cell office:value-type="float" office:value="9.711373" calcext:value-type="float">
            <text:p>9.711373</text:p>
          </table:table-cell>
          <table:table-cell office:value-type="string" calcext:value-type="string">
            <text:p>4.781102e-01))</text:p>
          </table:table-cell>
        </table:table-row>
        <table:table-row table:style-name="ro1">
          <table:table-cell office:value-type="float" office:value="0.178065" calcext:value-type="float">
            <text:p>0.178065</text:p>
          </table:table-cell>
          <table:table-cell office:value-type="string" calcext:value-type="string">
            <text:p>((-1.418725e+01</text:p>
          </table:table-cell>
          <table:table-cell office:value-type="float" office:value="1.313702E-017" calcext:value-type="float">
            <text:p>1.313702E-17</text:p>
          </table:table-cell>
          <table:table-cell office:value-type="string" calcext:value-type="string">
            <text:p>4.411025e+02)</text:p>
          </table:table-cell>
          <table:table-cell office:value-type="string" calcext:value-type="string">
            <text:p>(9.553452e+00</text:p>
          </table:table-cell>
          <table:table-cell office:value-type="float" office:value="2.202417E-020" calcext:value-type="float">
            <text:p>2.202417E-20</text:p>
          </table:table-cell>
          <table:table-cell office:value-type="string" calcext:value-type="string">
            <text:p>-8.653111e-02))</text:p>
          </table:table-cell>
          <table:table-cell office:value-type="string" calcext:value-type="string">
            <text:p>((-2.205513e+01</text:p>
          </table:table-cell>
          <table:table-cell office:value-type="float" office:value="-124.7986" calcext:value-type="float">
            <text:p>-124.7986</text:p>
          </table:table-cell>
          <table:table-cell office:value-type="string" calcext:value-type="string">
            <text:p>-7.093623e-01)</text:p>
          </table:table-cell>
          <table:table-cell office:value-type="string" calcext:value-type="string">
            <text:p>(4.326555e-03</text:p>
          </table:table-cell>
          <table:table-cell office:value-type="float" office:value="9.702646" calcext:value-type="float">
            <text:p>9.702646</text:p>
          </table:table-cell>
          <table:table-cell office:value-type="string" calcext:value-type="string">
            <text:p>4.776726e-01))</text:p>
          </table:table-cell>
        </table:table-row>
        <table:table-row table:style-name="ro1">
          <table:table-cell office:value-type="float" office:value="0.17871" calcext:value-type="float">
            <text:p>0.17871</text:p>
          </table:table-cell>
          <table:table-cell office:value-type="string" calcext:value-type="string">
            <text:p>((-1.416538e+01</text:p>
          </table:table-cell>
          <table:table-cell office:value-type="float" office:value="1.307879E-017" calcext:value-type="float">
            <text:p>1.307879E-17</text:p>
          </table:table-cell>
          <table:table-cell office:value-type="string" calcext:value-type="string">
            <text:p>4.419547e+02)</text:p>
          </table:table-cell>
          <table:table-cell office:value-type="string" calcext:value-type="string">
            <text:p>(9.546346e+00</text:p>
          </table:table-cell>
          <table:table-cell office:value-type="float" office:value="2.219993E-020" calcext:value-type="float">
            <text:p>2.219993E-20</text:p>
          </table:table-cell>
          <table:table-cell office:value-type="string" calcext:value-type="string">
            <text:p>-8.813867e-02))</text:p>
          </table:table-cell>
          <table:table-cell office:value-type="string" calcext:value-type="string">
            <text:p>((-2.209774e+01</text:p>
          </table:table-cell>
          <table:table-cell office:value-type="float" office:value="-125.2472" calcext:value-type="float">
            <text:p>-125.2472</text:p>
          </table:table-cell>
          <table:table-cell office:value-type="string" calcext:value-type="string">
            <text:p>-7.082691e-01)</text:p>
          </table:table-cell>
          <table:table-cell office:value-type="string" calcext:value-type="string">
            <text:p>(4.406934e-03</text:p>
          </table:table-cell>
          <table:table-cell office:value-type="float" office:value="9.69574" calcext:value-type="float">
            <text:p>9.69574</text:p>
          </table:table-cell>
          <table:table-cell office:value-type="string" calcext:value-type="string">
            <text:p>4.773173e-01))</text:p>
          </table:table-cell>
        </table:table-row>
        <table:table-row table:style-name="ro1">
          <table:table-cell office:value-type="float" office:value="0.179355" calcext:value-type="float">
            <text:p>0.179355</text:p>
          </table:table-cell>
          <table:table-cell office:value-type="string" calcext:value-type="string">
            <text:p>((-1.399419e+01</text:p>
          </table:table-cell>
          <table:table-cell office:value-type="float" office:value="1.290478E-017" calcext:value-type="float">
            <text:p>1.290478E-17</text:p>
          </table:table-cell>
          <table:table-cell office:value-type="string" calcext:value-type="string">
            <text:p>4.454905e+02)</text:p>
          </table:table-cell>
          <table:table-cell office:value-type="string" calcext:value-type="string">
            <text:p>(9.540661e+00</text:p>
          </table:table-cell>
          <table:table-cell office:value-type="float" office:value="2.216084E-020" calcext:value-type="float">
            <text:p>2.216084E-20</text:p>
          </table:table-cell>
          <table:table-cell office:value-type="string" calcext:value-type="string">
            <text:p>-8.985393e-02))</text:p>
          </table:table-cell>
          <table:table-cell office:value-type="string" calcext:value-type="string">
            <text:p>((-2.227452e+01</text:p>
          </table:table-cell>
          <table:table-cell office:value-type="float" office:value="-126.7494" calcext:value-type="float">
            <text:p>-126.7494</text:p>
          </table:table-cell>
          <table:table-cell office:value-type="string" calcext:value-type="string">
            <text:p>-6.997094e-01)</text:p>
          </table:table-cell>
          <table:table-cell office:value-type="string" calcext:value-type="string">
            <text:p>(4.492696e-03</text:p>
          </table:table-cell>
          <table:table-cell office:value-type="float" office:value="9.690368" calcext:value-type="float">
            <text:p>9.690368</text:p>
          </table:table-cell>
          <table:table-cell office:value-type="string" calcext:value-type="string">
            <text:p>4.770330e-01))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string" calcext:value-type="string">
            <text:p>((-1.373170e+01</text:p>
          </table:table-cell>
          <table:table-cell office:value-type="float" office:value="1.265805E-017" calcext:value-type="float">
            <text:p>1.265805E-17</text:p>
          </table:table-cell>
          <table:table-cell office:value-type="string" calcext:value-type="string">
            <text:p>4.507387e+02)</text:p>
          </table:table-cell>
          <table:table-cell office:value-type="string" calcext:value-type="string">
            <text:p>(9.536091e+00</text:p>
          </table:table-cell>
          <table:table-cell office:value-type="float" office:value="2.207333E-020" calcext:value-type="float">
            <text:p>2.207333E-20</text:p>
          </table:table-cell>
          <table:table-cell office:value-type="string" calcext:value-type="string">
            <text:p>-9.169578e-02))</text:p>
          </table:table-cell>
          <table:table-cell office:value-type="string" calcext:value-type="string">
            <text:p>((-2.253694e+01</text:p>
          </table:table-cell>
          <table:table-cell office:value-type="float" office:value="-128.9253" calcext:value-type="float">
            <text:p>-128.9253</text:p>
          </table:table-cell>
          <table:table-cell office:value-type="string" calcext:value-type="string">
            <text:p>-6.865852e-01)</text:p>
          </table:table-cell>
          <table:table-cell office:value-type="string" calcext:value-type="string">
            <text:p>(4.584789e-03</text:p>
          </table:table-cell>
          <table:table-cell office:value-type="float" office:value="9.686213" calcext:value-type="float">
            <text:p>9.686213</text:p>
          </table:table-cell>
          <table:table-cell office:value-type="string" calcext:value-type="string">
            <text:p>4.768046e-01))</text:p>
          </table:table-cell>
        </table:table-row>
        <table:table-row table:style-name="ro1">
          <table:table-cell office:value-type="float" office:value="0.180667" calcext:value-type="float">
            <text:p>0.180667</text:p>
          </table:table-cell>
          <table:table-cell office:value-type="string" calcext:value-type="string">
            <text:p>((-1.344669e+01</text:p>
          </table:table-cell>
          <table:table-cell office:value-type="float" office:value="1.242413E-017" calcext:value-type="float">
            <text:p>1.242413E-17</text:p>
          </table:table-cell>
          <table:table-cell office:value-type="string" calcext:value-type="string">
            <text:p>4.559075e+02)</text:p>
          </table:table-cell>
          <table:table-cell office:value-type="string" calcext:value-type="string">
            <text:p>(9.532187e+00</text:p>
          </table:table-cell>
          <table:table-cell office:value-type="float" office:value="2.19673E-020" calcext:value-type="float">
            <text:p>2.19673E-20</text:p>
          </table:table-cell>
          <table:table-cell office:value-type="string" calcext:value-type="string">
            <text:p>-9.363359e-02))</text:p>
          </table:table-cell>
          <table:table-cell office:value-type="string" calcext:value-type="string">
            <text:p>((-2.279538e+01</text:p>
          </table:table-cell>
          <table:table-cell office:value-type="float" office:value="-131.0349" calcext:value-type="float">
            <text:p>-131.0349</text:p>
          </table:table-cell>
          <table:table-cell office:value-type="string" calcext:value-type="string">
            <text:p>-6.723346e-01)</text:p>
          </table:table-cell>
          <table:table-cell office:value-type="string" calcext:value-type="string">
            <text:p>(4.681680e-03</text:p>
          </table:table-cell>
          <table:table-cell office:value-type="float" office:value="9.682802" calcext:value-type="float">
            <text:p>9.682802</text:p>
          </table:table-cell>
          <table:table-cell office:value-type="string" calcext:value-type="string">
            <text:p>4.766093e-01))</text:p>
          </table:table-cell>
        </table:table-row>
        <table:table-row table:style-name="ro1">
          <table:table-cell office:value-type="float" office:value="0.181333" calcext:value-type="float">
            <text:p>0.181333</text:p>
          </table:table-cell>
          <table:table-cell office:value-type="string" calcext:value-type="string">
            <text:p>((-1.321421e+01</text:p>
          </table:table-cell>
          <table:table-cell office:value-type="float" office:value="1.219066E-017" calcext:value-type="float">
            <text:p>1.219066E-17</text:p>
          </table:table-cell>
          <table:table-cell office:value-type="string" calcext:value-type="string">
            <text:p>4.609838e+02)</text:p>
          </table:table-cell>
          <table:table-cell office:value-type="string" calcext:value-type="string">
            <text:p>(9.528878e+00</text:p>
          </table:table-cell>
          <table:table-cell office:value-type="float" office:value="2.185133E-020" calcext:value-type="float">
            <text:p>2.185133E-20</text:p>
          </table:table-cell>
          <table:table-cell office:value-type="string" calcext:value-type="string">
            <text:p>-9.539387e-02))</text:p>
          </table:table-cell>
          <table:table-cell office:value-type="string" calcext:value-type="string">
            <text:p>((-2.304919e+01</text:p>
          </table:table-cell>
          <table:table-cell office:value-type="float" office:value="-133.1419" calcext:value-type="float">
            <text:p>-133.1419</text:p>
          </table:table-cell>
          <table:table-cell office:value-type="string" calcext:value-type="string">
            <text:p>-6.607103e-01)</text:p>
          </table:table-cell>
          <table:table-cell office:value-type="string" calcext:value-type="string">
            <text:p>(4.769693e-03</text:p>
          </table:table-cell>
          <table:table-cell office:value-type="float" office:value="9.679979" calcext:value-type="float">
            <text:p>9.679979</text:p>
          </table:table-cell>
          <table:table-cell office:value-type="string" calcext:value-type="string">
            <text:p>4.764439e-01))</text:p>
          </table:table-cell>
        </table:table-row>
        <table:table-row table:style-name="ro1">
          <table:table-cell office:value-type="float" office:value="0.182" calcext:value-type="float">
            <text:p>0.182</text:p>
          </table:table-cell>
          <table:table-cell office:value-type="string" calcext:value-type="string">
            <text:p>((-1.304791e+01</text:p>
          </table:table-cell>
          <table:table-cell office:value-type="float" office:value="1.201245E-017" calcext:value-type="float">
            <text:p>1.201245E-17</text:p>
          </table:table-cell>
          <table:table-cell office:value-type="string" calcext:value-type="string">
            <text:p>4.647855e+02)</text:p>
          </table:table-cell>
          <table:table-cell office:value-type="string" calcext:value-type="string">
            <text:p>(9.525685e+00</text:p>
          </table:table-cell>
          <table:table-cell office:value-type="float" office:value="2.176449E-020" calcext:value-type="float">
            <text:p>2.176449E-20</text:p>
          </table:table-cell>
          <table:table-cell office:value-type="string" calcext:value-type="string">
            <text:p>-9.667115e-02))</text:p>
          </table:table-cell>
          <table:table-cell office:value-type="string" calcext:value-type="string">
            <text:p>((-2.323928e+01</text:p>
          </table:table-cell>
          <table:table-cell office:value-type="float" office:value="-134.7351" calcext:value-type="float">
            <text:p>-134.7351</text:p>
          </table:table-cell>
          <table:table-cell office:value-type="string" calcext:value-type="string">
            <text:p>-6.523955e-01)</text:p>
          </table:table-cell>
          <table:table-cell office:value-type="string" calcext:value-type="string">
            <text:p>(4.833557e-03</text:p>
          </table:table-cell>
          <table:table-cell office:value-type="float" office:value="9.677157" calcext:value-type="float">
            <text:p>9.677157</text:p>
          </table:table-cell>
          <table:table-cell office:value-type="string" calcext:value-type="string">
            <text:p>4.762843e-01))</text:p>
          </table:table-cell>
        </table:table-row>
        <table:table-row table:style-name="ro1">
          <table:table-cell office:value-type="float" office:value="0.182667" calcext:value-type="float">
            <text:p>0.182667</text:p>
          </table:table-cell>
          <table:table-cell office:value-type="string" calcext:value-type="string">
            <text:p>((-1.296691e+01</text:p>
          </table:table-cell>
          <table:table-cell office:value-type="float" office:value="1.190196E-017" calcext:value-type="float">
            <text:p>1.190196E-17</text:p>
          </table:table-cell>
          <table:table-cell office:value-type="string" calcext:value-type="string">
            <text:p>4.670688e+02)</text:p>
          </table:table-cell>
          <table:table-cell office:value-type="string" calcext:value-type="string">
            <text:p>(9.522054e+00</text:p>
          </table:table-cell>
          <table:table-cell office:value-type="float" office:value="2.172362E-020" calcext:value-type="float">
            <text:p>2.172362E-20</text:p>
          </table:table-cell>
          <table:table-cell office:value-type="string" calcext:value-type="string">
            <text:p>-9.714448e-02))</text:p>
          </table:table-cell>
          <table:table-cell office:value-type="string" calcext:value-type="string">
            <text:p>((-2.335344e+01</text:p>
          </table:table-cell>
          <table:table-cell office:value-type="float" office:value="-135.719" calcext:value-type="float">
            <text:p>-135.719</text:p>
          </table:table-cell>
          <table:table-cell office:value-type="string" calcext:value-type="string">
            <text:p>-6.483457e-01)</text:p>
          </table:table-cell>
          <table:table-cell office:value-type="string" calcext:value-type="string">
            <text:p>(4.857224e-03</text:p>
          </table:table-cell>
          <table:table-cell office:value-type="float" office:value="9.673669" calcext:value-type="float">
            <text:p>9.673669</text:p>
          </table:table-cell>
          <table:table-cell office:value-type="string" calcext:value-type="string">
            <text:p>4.761027e-01))</text:p>
          </table:table-cell>
        </table:table-row>
        <table:table-row table:style-name="ro1">
          <table:table-cell office:value-type="float" office:value="0.183333" calcext:value-type="float">
            <text:p>0.183333</text:p>
          </table:table-cell>
          <table:table-cell office:value-type="string" calcext:value-type="string">
            <text:p>((-1.294768e+01</text:p>
          </table:table-cell>
          <table:table-cell office:value-type="float" office:value="1.18394E-017" calcext:value-type="float">
            <text:p>1.18394E-17</text:p>
          </table:table-cell>
          <table:table-cell office:value-type="string" calcext:value-type="string">
            <text:p>4.682874e+02)</text:p>
          </table:table-cell>
          <table:table-cell office:value-type="string" calcext:value-type="string">
            <text:p>(9.517787e+00</text:p>
          </table:table-cell>
          <table:table-cell office:value-type="float" office:value="2.172387E-020" calcext:value-type="float">
            <text:p>2.172387E-20</text:p>
          </table:table-cell>
          <table:table-cell office:value-type="string" calcext:value-type="string">
            <text:p>-9.671287e-02))</text:p>
          </table:table-cell>
          <table:table-cell office:value-type="string" calcext:value-type="string">
            <text:p>((-2.341437e+01</text:p>
          </table:table-cell>
          <table:table-cell office:value-type="float" office:value="-136.2736" calcext:value-type="float">
            <text:p>-136.2736</text:p>
          </table:table-cell>
          <table:table-cell office:value-type="string" calcext:value-type="string">
            <text:p>-6.473842e-01)</text:p>
          </table:table-cell>
          <table:table-cell office:value-type="string" calcext:value-type="string">
            <text:p>(4.835643e-03</text:p>
          </table:table-cell>
          <table:table-cell office:value-type="float" office:value="9.669282" calcext:value-type="float">
            <text:p>9.669282</text:p>
          </table:table-cell>
          <table:table-cell office:value-type="string" calcext:value-type="string">
            <text:p>4.758894e-01))</text:p>
          </table:table-cell>
        </table:table-row>
        <table:table-row table:style-name="ro1">
          <table:table-cell office:value-type="float" office:value="0.184" calcext:value-type="float">
            <text:p>0.184</text:p>
          </table:table-cell>
          <table:table-cell office:value-type="string" calcext:value-type="string">
            <text:p>((-1.295057e+01</text:p>
          </table:table-cell>
          <table:table-cell office:value-type="float" office:value="1.179291E-017" calcext:value-type="float">
            <text:p>1.179291E-17</text:p>
          </table:table-cell>
          <table:table-cell office:value-type="string" calcext:value-type="string">
            <text:p>4.691671e+02)</text:p>
          </table:table-cell>
          <table:table-cell office:value-type="string" calcext:value-type="string">
            <text:p>(9.512824e+00</text:p>
          </table:table-cell>
          <table:table-cell office:value-type="float" office:value="2.17591E-020" calcext:value-type="float">
            <text:p>2.17591E-20</text:p>
          </table:table-cell>
          <table:table-cell office:value-type="string" calcext:value-type="string">
            <text:p>-9.547351e-02))</text:p>
          </table:table-cell>
          <table:table-cell office:value-type="string" calcext:value-type="string">
            <text:p>((-2.345835e+01</text:p>
          </table:table-cell>
          <table:table-cell office:value-type="float" office:value="-136.695" calcext:value-type="float">
            <text:p>-136.695</text:p>
          </table:table-cell>
          <table:table-cell office:value-type="string" calcext:value-type="string">
            <text:p>-6.475283e-01)</text:p>
          </table:table-cell>
          <table:table-cell office:value-type="string" calcext:value-type="string">
            <text:p>(4.773676e-03</text:p>
          </table:table-cell>
          <table:table-cell office:value-type="float" office:value="9.663953" calcext:value-type="float">
            <text:p>9.663953</text:p>
          </table:table-cell>
          <table:table-cell office:value-type="string" calcext:value-type="string">
            <text:p>4.756412e-01))</text:p>
          </table:table-cell>
        </table:table-row>
        <table:table-row table:style-name="ro1">
          <table:table-cell office:value-type="float" office:value="0.184667" calcext:value-type="float">
            <text:p>0.184667</text:p>
          </table:table-cell>
          <table:table-cell office:value-type="string" calcext:value-type="string">
            <text:p>((-1.294613e+01</text:p>
          </table:table-cell>
          <table:table-cell office:value-type="float" office:value="1.173642E-017" calcext:value-type="float">
            <text:p>1.173642E-17</text:p>
          </table:table-cell>
          <table:table-cell office:value-type="string" calcext:value-type="string">
            <text:p>4.702284e+02)</text:p>
          </table:table-cell>
          <table:table-cell office:value-type="string" calcext:value-type="string">
            <text:p>(9.507294e+00</text:p>
          </table:table-cell>
          <table:table-cell office:value-type="float" office:value="2.181569E-020" calcext:value-type="float">
            <text:p>2.181569E-20</text:p>
          </table:table-cell>
          <table:table-cell office:value-type="string" calcext:value-type="string">
            <text:p>-9.369417e-02))</text:p>
          </table:table-cell>
          <table:table-cell office:value-type="string" calcext:value-type="string">
            <text:p>((-2.351142e+01</text:p>
          </table:table-cell>
          <table:table-cell office:value-type="float" office:value="-137.1823" calcext:value-type="float">
            <text:p>-137.1823</text:p>
          </table:table-cell>
          <table:table-cell office:value-type="string" calcext:value-type="string">
            <text:p>-6.473067e-01)</text:p>
          </table:table-cell>
          <table:table-cell office:value-type="string" calcext:value-type="string">
            <text:p>(4.684709e-03</text:p>
          </table:table-cell>
          <table:table-cell office:value-type="float" office:value="9.657887" calcext:value-type="float">
            <text:p>9.657887</text:p>
          </table:table-cell>
          <table:table-cell office:value-type="string" calcext:value-type="string">
            <text:p>4.753647e-01))</text:p>
          </table:table-cell>
        </table:table-row>
        <table:table-row table:style-name="ro1">
          <table:table-cell office:value-type="float" office:value="0.185333" calcext:value-type="float">
            <text:p>0.185333</text:p>
          </table:table-cell>
          <table:table-cell office:value-type="string" calcext:value-type="string">
            <text:p>((-1.292535e+01</text:p>
          </table:table-cell>
          <table:table-cell office:value-type="float" office:value="1.166921E-017" calcext:value-type="float">
            <text:p>1.166921E-17</text:p>
          </table:table-cell>
          <table:table-cell office:value-type="string" calcext:value-type="string">
            <text:p>4.715535e+02)</text:p>
          </table:table-cell>
          <table:table-cell office:value-type="string" calcext:value-type="string">
            <text:p>(9.501592e+00</text:p>
          </table:table-cell>
          <table:table-cell office:value-type="float" office:value="2.187695E-020" calcext:value-type="float">
            <text:p>2.187695E-20</text:p>
          </table:table-cell>
          <table:table-cell office:value-type="string" calcext:value-type="string">
            <text:p>-9.188525e-02))</text:p>
          </table:table-cell>
          <table:table-cell office:value-type="string" calcext:value-type="string">
            <text:p>((-2.357768e+01</text:p>
          </table:table-cell>
          <table:table-cell office:value-type="float" office:value="-137.7767" calcext:value-type="float">
            <text:p>-137.7767</text:p>
          </table:table-cell>
          <table:table-cell office:value-type="string" calcext:value-type="string">
            <text:p>-6.462673e-01)</text:p>
          </table:table-cell>
          <table:table-cell office:value-type="string" calcext:value-type="string">
            <text:p>(4.594263e-03</text:p>
          </table:table-cell>
          <table:table-cell office:value-type="float" office:value="9.651622" calcext:value-type="float">
            <text:p>9.651622</text:p>
          </table:table-cell>
          <table:table-cell office:value-type="string" calcext:value-type="string">
            <text:p>4.750796e-01))</text:p>
          </table:table-cell>
        </table:table-row>
        <table:table-row table:style-name="ro1">
          <table:table-cell office:value-type="float" office:value="0.186" calcext:value-type="float">
            <text:p>0.186</text:p>
          </table:table-cell>
          <table:table-cell office:value-type="string" calcext:value-type="string">
            <text:p>((-1.289166e+01</text:p>
          </table:table-cell>
          <table:table-cell office:value-type="float" office:value="1.159319E-017" calcext:value-type="float">
            <text:p>1.159319E-17</text:p>
          </table:table-cell>
          <table:table-cell office:value-type="string" calcext:value-type="string">
            <text:p>4.731309e+02)</text:p>
          </table:table-cell>
          <table:table-cell office:value-type="string" calcext:value-type="string">
            <text:p>(9.495354e+00</text:p>
          </table:table-cell>
          <table:table-cell office:value-type="float" office:value="2.189205E-020" calcext:value-type="float">
            <text:p>2.189205E-20</text:p>
          </table:table-cell>
          <table:table-cell office:value-type="string" calcext:value-type="string">
            <text:p>-9.037902e-02))</text:p>
          </table:table-cell>
          <table:table-cell office:value-type="string" calcext:value-type="string">
            <text:p>((-2.365655e+01</text:p>
          </table:table-cell>
          <table:table-cell office:value-type="float" office:value="-138.4648" calcext:value-type="float">
            <text:p>-138.4648</text:p>
          </table:table-cell>
          <table:table-cell office:value-type="string" calcext:value-type="string">
            <text:p>-6.445832e-01)</text:p>
          </table:table-cell>
          <table:table-cell office:value-type="string" calcext:value-type="string">
            <text:p>(4.518951e-03</text:p>
          </table:table-cell>
          <table:table-cell office:value-type="float" office:value="9.64485" calcext:value-type="float">
            <text:p>9.64485</text:p>
          </table:table-cell>
          <table:table-cell office:value-type="string" calcext:value-type="string">
            <text:p>4.747677e-01))</text:p>
          </table:table-cell>
        </table:table-row>
        <table:table-row table:style-name="ro1">
          <table:table-cell office:value-type="float" office:value="0.186667" calcext:value-type="float">
            <text:p>0.186667</text:p>
          </table:table-cell>
          <table:table-cell office:value-type="string" calcext:value-type="string">
            <text:p>((-1.288177e+01</text:p>
          </table:table-cell>
          <table:table-cell office:value-type="float" office:value="1.154027E-017" calcext:value-type="float">
            <text:p>1.154027E-17</text:p>
          </table:table-cell>
          <table:table-cell office:value-type="string" calcext:value-type="string">
            <text:p>4.742673e+02)</text:p>
          </table:table-cell>
          <table:table-cell office:value-type="string" calcext:value-type="string">
            <text:p>(9.488666e+00</text:p>
          </table:table-cell>
          <table:table-cell office:value-type="float" office:value="2.186072E-020" calcext:value-type="float">
            <text:p>2.186072E-20</text:p>
          </table:table-cell>
          <table:table-cell office:value-type="string" calcext:value-type="string">
            <text:p>-8.936076e-02))</text:p>
          </table:table-cell>
          <table:table-cell office:value-type="string" calcext:value-type="string">
            <text:p>((-2.371337e+01</text:p>
          </table:table-cell>
          <table:table-cell office:value-type="float" office:value="-138.9756" calcext:value-type="float">
            <text:p>-138.9756</text:p>
          </table:table-cell>
          <table:table-cell office:value-type="string" calcext:value-type="string">
            <text:p>-6.440883e-01)</text:p>
          </table:table-cell>
          <table:table-cell office:value-type="string" calcext:value-type="string">
            <text:p>(4.468038e-03</text:p>
          </table:table-cell>
          <table:table-cell office:value-type="float" office:value="9.637704" calcext:value-type="float">
            <text:p>9.637704</text:p>
          </table:table-cell>
          <table:table-cell office:value-type="string" calcext:value-type="string">
            <text:p>4.744333e-01))</text:p>
          </table:table-cell>
        </table:table-row>
        <table:table-row table:style-name="ro1">
          <table:table-cell office:value-type="float" office:value="0.187333" calcext:value-type="float">
            <text:p>0.187333</text:p>
          </table:table-cell>
          <table:table-cell office:value-type="string" calcext:value-type="string">
            <text:p>((-1.290989e+01</text:p>
          </table:table-cell>
          <table:table-cell office:value-type="float" office:value="1.151722E-017" calcext:value-type="float">
            <text:p>1.151722E-17</text:p>
          </table:table-cell>
          <table:table-cell office:value-type="string" calcext:value-type="string">
            <text:p>4.747696e+02)</text:p>
          </table:table-cell>
          <table:table-cell office:value-type="string" calcext:value-type="string">
            <text:p>(9.481341e+00</text:p>
          </table:table-cell>
          <table:table-cell office:value-type="float" office:value="2.179653E-020" calcext:value-type="float">
            <text:p>2.179653E-20</text:p>
          </table:table-cell>
          <table:table-cell office:value-type="string" calcext:value-type="string">
            <text:p>-8.896991e-02))</text:p>
          </table:table-cell>
          <table:table-cell office:value-type="string" calcext:value-type="string">
            <text:p>((-2.373848e+01</text:p>
          </table:table-cell>
          <table:table-cell office:value-type="float" office:value="-139.2339" calcext:value-type="float">
            <text:p>-139.2339</text:p>
          </table:table-cell>
          <table:table-cell office:value-type="string" calcext:value-type="string">
            <text:p>-6.454945e-01)</text:p>
          </table:table-cell>
          <table:table-cell office:value-type="string" calcext:value-type="string">
            <text:p>(4.448495e-03</text:p>
          </table:table-cell>
          <table:table-cell office:value-type="float" office:value="9.630025" calcext:value-type="float">
            <text:p>9.630025</text:p>
          </table:table-cell>
          <table:table-cell office:value-type="string" calcext:value-type="string">
            <text:p>4.740671e-01))</text:p>
          </table:table-cell>
        </table:table-row>
        <table:table-row table:style-name="ro1">
          <table:table-cell office:value-type="float" office:value="0.188" calcext:value-type="float">
            <text:p>0.188</text:p>
          </table:table-cell>
          <table:table-cell office:value-type="string" calcext:value-type="string">
            <text:p>((-1.298600e+01</text:p>
          </table:table-cell>
          <table:table-cell office:value-type="float" office:value="1.153227E-017" calcext:value-type="float">
            <text:p>1.153227E-17</text:p>
          </table:table-cell>
          <table:table-cell office:value-type="string" calcext:value-type="string">
            <text:p>4.745016e+02)</text:p>
          </table:table-cell>
          <table:table-cell office:value-type="string" calcext:value-type="string">
            <text:p>(9.473123e+00</text:p>
          </table:table-cell>
          <table:table-cell office:value-type="float" office:value="2.171033E-020" calcext:value-type="float">
            <text:p>2.171033E-20</text:p>
          </table:table-cell>
          <table:table-cell office:value-type="string" calcext:value-type="string">
            <text:p>-8.919695e-02))</text:p>
          </table:table-cell>
          <table:table-cell office:value-type="string" calcext:value-type="string">
            <text:p>((-2.372508e+01</text:p>
          </table:table-cell>
          <table:table-cell office:value-type="float" office:value="-139.1687" calcext:value-type="float">
            <text:p>-139.1687</text:p>
          </table:table-cell>
          <table:table-cell office:value-type="string" calcext:value-type="string">
            <text:p>-6.493001e-01)</text:p>
          </table:table-cell>
          <table:table-cell office:value-type="string" calcext:value-type="string">
            <text:p>(4.459848e-03</text:p>
          </table:table-cell>
          <table:table-cell office:value-type="float" office:value="9.621546" calcext:value-type="float">
            <text:p>9.621546</text:p>
          </table:table-cell>
          <table:table-cell office:value-type="string" calcext:value-type="string">
            <text:p>4.736562e-01))</text:p>
          </table:table-cell>
        </table:table-row>
        <table:table-row table:style-name="ro1">
          <table:table-cell office:value-type="float" office:value="0.188667" calcext:value-type="float">
            <text:p>0.188667</text:p>
          </table:table-cell>
          <table:table-cell office:value-type="string" calcext:value-type="string">
            <text:p>((-1.310242e+01</text:p>
          </table:table-cell>
          <table:table-cell office:value-type="float" office:value="1.157841E-017" calcext:value-type="float">
            <text:p>1.157841E-17</text:p>
          </table:table-cell>
          <table:table-cell office:value-type="string" calcext:value-type="string">
            <text:p>4.735391e+02)</text:p>
          </table:table-cell>
          <table:table-cell office:value-type="string" calcext:value-type="string">
            <text:p>(9.463876e+00</text:p>
          </table:table-cell>
          <table:table-cell office:value-type="float" office:value="2.160239E-020" calcext:value-type="float">
            <text:p>2.160239E-20</text:p>
          </table:table-cell>
          <table:table-cell office:value-type="string" calcext:value-type="string">
            <text:p>-8.995445e-02))</text:p>
          </table:table-cell>
          <table:table-cell office:value-type="string" calcext:value-type="string">
            <text:p>((-2.367695e+01</text:p>
          </table:table-cell>
          <table:table-cell office:value-type="float" office:value="-138.8281" calcext:value-type="float">
            <text:p>-138.8281</text:p>
          </table:table-cell>
          <table:table-cell office:value-type="string" calcext:value-type="string">
            <text:p>-6.551208e-01)</text:p>
          </table:table-cell>
          <table:table-cell office:value-type="string" calcext:value-type="string">
            <text:p>(4.497723e-03</text:p>
          </table:table-cell>
          <table:table-cell office:value-type="float" office:value="9.612102" calcext:value-type="float">
            <text:p>9.612102</text:p>
          </table:table-cell>
          <table:table-cell office:value-type="string" calcext:value-type="string">
            <text:p>4.731938e-01))</text:p>
          </table:table-cell>
        </table:table-row>
        <table:table-row table:style-name="ro1">
          <table:table-cell office:value-type="float" office:value="0.189333" calcext:value-type="float">
            <text:p>0.189333</text:p>
          </table:table-cell>
          <table:table-cell office:value-type="string" calcext:value-type="string">
            <text:p>((-1.325268e+01</text:p>
          </table:table-cell>
          <table:table-cell office:value-type="float" office:value="1.165022E-017" calcext:value-type="float">
            <text:p>1.165022E-17</text:p>
          </table:table-cell>
          <table:table-cell office:value-type="string" calcext:value-type="string">
            <text:p>4.719134e+02)</text:p>
          </table:table-cell>
          <table:table-cell office:value-type="string" calcext:value-type="string">
            <text:p>(9.453200e+00</text:p>
          </table:table-cell>
          <table:table-cell office:value-type="float" office:value="2.148312E-020" calcext:value-type="float">
            <text:p>2.148312E-20</text:p>
          </table:table-cell>
          <table:table-cell office:value-type="string" calcext:value-type="string">
            <text:p>-9.094616e-02))</text:p>
          </table:table-cell>
          <table:table-cell office:value-type="string" calcext:value-type="string">
            <text:p>((-2.359567e+01</text:p>
          </table:table-cell>
          <table:table-cell office:value-type="float" office:value="-138.2279" calcext:value-type="float">
            <text:p>-138.2279</text:p>
          </table:table-cell>
          <table:table-cell office:value-type="string" calcext:value-type="string">
            <text:p>-6.626342e-01)</text:p>
          </table:table-cell>
          <table:table-cell office:value-type="string" calcext:value-type="string">
            <text:p>(4.547308e-03</text:p>
          </table:table-cell>
          <table:table-cell office:value-type="float" office:value="9.6012" calcext:value-type="float">
            <text:p>9.6012</text:p>
          </table:table-cell>
          <table:table-cell office:value-type="string" calcext:value-type="string">
            <text:p>4.726600e-01))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string" calcext:value-type="string">
            <text:p>((-1.342859e+01</text:p>
          </table:table-cell>
          <table:table-cell office:value-type="float" office:value="1.17429E-017" calcext:value-type="float">
            <text:p>1.17429E-17</text:p>
          </table:table-cell>
          <table:table-cell office:value-type="string" calcext:value-type="string">
            <text:p>4.697990e+02)</text:p>
          </table:table-cell>
          <table:table-cell office:value-type="string" calcext:value-type="string">
            <text:p>(9.441281e+00</text:p>
          </table:table-cell>
          <table:table-cell office:value-type="float" office:value="2.136209E-020" calcext:value-type="float">
            <text:p>2.136209E-20</text:p>
          </table:table-cell>
          <table:table-cell office:value-type="string" calcext:value-type="string">
            <text:p>-9.208447e-02))</text:p>
          </table:table-cell>
          <table:table-cell office:value-type="string" calcext:value-type="string">
            <text:p>((-2.348995e+01</text:p>
          </table:table-cell>
          <table:table-cell office:value-type="float" office:value="-137.4345" calcext:value-type="float">
            <text:p>-137.4345</text:p>
          </table:table-cell>
          <table:table-cell office:value-type="string" calcext:value-type="string">
            <text:p>-6.714297e-01)</text:p>
          </table:table-cell>
          <table:table-cell office:value-type="string" calcext:value-type="string">
            <text:p>(4.604224e-03</text:p>
          </table:table-cell>
          <table:table-cell office:value-type="float" office:value="9.589022" calcext:value-type="float">
            <text:p>9.589022</text:p>
          </table:table-cell>
          <table:table-cell office:value-type="string" calcext:value-type="string">
            <text:p>4.720641e-01))</text:p>
          </table:table-cell>
        </table:table-row>
        <table:table-row table:style-name="ro1">
          <table:table-cell office:value-type="float" office:value="0.190667" calcext:value-type="float">
            <text:p>0.190667</text:p>
          </table:table-cell>
          <table:table-cell office:value-type="string" calcext:value-type="string">
            <text:p>((-1.361471e+01</text:p>
          </table:table-cell>
          <table:table-cell office:value-type="float" office:value="1.184601E-017" calcext:value-type="float">
            <text:p>1.184601E-17</text:p>
          </table:table-cell>
          <table:table-cell office:value-type="string" calcext:value-type="string">
            <text:p>4.674024e+02)</text:p>
          </table:table-cell>
          <table:table-cell office:value-type="string" calcext:value-type="string">
            <text:p>(9.429091e+00</text:p>
          </table:table-cell>
          <table:table-cell office:value-type="float" office:value="2.124585E-020" calcext:value-type="float">
            <text:p>2.124585E-20</text:p>
          </table:table-cell>
          <table:table-cell office:value-type="string" calcext:value-type="string">
            <text:p>-9.336795e-02))</text:p>
          </table:table-cell>
          <table:table-cell office:value-type="string" calcext:value-type="string">
            <text:p>((-2.337012e+01</text:p>
          </table:table-cell>
          <table:table-cell office:value-type="float" office:value="-136.5286" calcext:value-type="float">
            <text:p>-136.5286</text:p>
          </table:table-cell>
          <table:table-cell office:value-type="string" calcext:value-type="string">
            <text:p>-6.807354e-01)</text:p>
          </table:table-cell>
          <table:table-cell office:value-type="string" calcext:value-type="string">
            <text:p>(4.668397e-03</text:p>
          </table:table-cell>
          <table:table-cell office:value-type="float" office:value="9.576598" calcext:value-type="float">
            <text:p>9.576598</text:p>
          </table:table-cell>
          <table:table-cell office:value-type="string" calcext:value-type="string">
            <text:p>4.714546e-01))</text:p>
          </table:table-cell>
        </table:table-row>
        <table:table-row table:style-name="ro1">
          <table:table-cell office:value-type="float" office:value="0.191333" calcext:value-type="float">
            <text:p>0.191333</text:p>
          </table:table-cell>
          <table:table-cell office:value-type="string" calcext:value-type="string">
            <text:p>((-1.380536e+01</text:p>
          </table:table-cell>
          <table:table-cell office:value-type="float" office:value="1.195264E-017" calcext:value-type="float">
            <text:p>1.195264E-17</text:p>
          </table:table-cell>
          <table:table-cell office:value-type="string" calcext:value-type="string">
            <text:p>4.649298e+02)</text:p>
          </table:table-cell>
          <table:table-cell office:value-type="string" calcext:value-type="string">
            <text:p>(9.417509e+00</text:p>
          </table:table-cell>
          <table:table-cell office:value-type="float" office:value="2.11351E-020" calcext:value-type="float">
            <text:p>2.11351E-20</text:p>
          </table:table-cell>
          <table:table-cell office:value-type="string" calcext:value-type="string">
            <text:p>-9.481644e-02))</text:p>
          </table:table-cell>
          <table:table-cell office:value-type="string" calcext:value-type="string">
            <text:p>((-2.324649e+01</text:p>
          </table:table-cell>
          <table:table-cell office:value-type="float" office:value="-135.5935" calcext:value-type="float">
            <text:p>-135.5935</text:p>
          </table:table-cell>
          <table:table-cell office:value-type="string" calcext:value-type="string">
            <text:p>-6.902681e-01)</text:p>
          </table:table-cell>
          <table:table-cell office:value-type="string" calcext:value-type="string">
            <text:p>(4.740822e-03</text:p>
          </table:table-cell>
          <table:table-cell office:value-type="float" office:value="9.564867" calcext:value-type="float">
            <text:p>9.564867</text:p>
          </table:table-cell>
          <table:table-cell office:value-type="string" calcext:value-type="string">
            <text:p>4.708755e-01))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string" calcext:value-type="string">
            <text:p>((-1.397758e+01</text:p>
          </table:table-cell>
          <table:table-cell office:value-type="float" office:value="1.204445E-017" calcext:value-type="float">
            <text:p>1.204445E-17</text:p>
          </table:table-cell>
          <table:table-cell office:value-type="string" calcext:value-type="string">
            <text:p>4.626500e+02)</text:p>
          </table:table-cell>
          <table:table-cell office:value-type="string" calcext:value-type="string">
            <text:p>(9.406618e+00</text:p>
          </table:table-cell>
          <table:table-cell office:value-type="float" office:value="2.103091E-020" calcext:value-type="float">
            <text:p>2.103091E-20</text:p>
          </table:table-cell>
          <table:table-cell office:value-type="string" calcext:value-type="string">
            <text:p>-9.654347e-02))</text:p>
          </table:table-cell>
          <table:table-cell office:value-type="string" calcext:value-type="string">
            <text:p>((-2.313250e+01</text:p>
          </table:table-cell>
          <table:table-cell office:value-type="float" office:value="-134.7394" calcext:value-type="float">
            <text:p>-134.7394</text:p>
          </table:table-cell>
          <table:table-cell office:value-type="string" calcext:value-type="string">
            <text:p>-6.988792e-01)</text:p>
          </table:table-cell>
          <table:table-cell office:value-type="string" calcext:value-type="string">
            <text:p>(4.827173e-03</text:p>
          </table:table-cell>
          <table:table-cell office:value-type="float" office:value="9.553947" calcext:value-type="float">
            <text:p>9.553947</text:p>
          </table:table-cell>
          <table:table-cell office:value-type="string" calcext:value-type="string">
            <text:p>4.703309e-01))</text:p>
          </table:table-cell>
        </table:table-row>
        <table:table-row table:style-name="ro1">
          <table:table-cell office:value-type="float" office:value="0.192667" calcext:value-type="float">
            <text:p>0.192667</text:p>
          </table:table-cell>
          <table:table-cell office:value-type="string" calcext:value-type="string">
            <text:p>((-1.413138e+01</text:p>
          </table:table-cell>
          <table:table-cell office:value-type="float" office:value="1.212469E-017" calcext:value-type="float">
            <text:p>1.212469E-17</text:p>
          </table:table-cell>
          <table:table-cell office:value-type="string" calcext:value-type="string">
            <text:p>4.606982e+02)</text:p>
          </table:table-cell>
          <table:table-cell office:value-type="string" calcext:value-type="string">
            <text:p>(9.397628e+00</text:p>
          </table:table-cell>
          <table:table-cell office:value-type="float" office:value="2.093584E-020" calcext:value-type="float">
            <text:p>2.093584E-20</text:p>
          </table:table-cell>
          <table:table-cell office:value-type="string" calcext:value-type="string">
            <text:p>-9.856077e-02))</text:p>
          </table:table-cell>
          <table:table-cell office:value-type="string" calcext:value-type="string">
            <text:p>((-2.303491e+01</text:p>
          </table:table-cell>
          <table:table-cell office:value-type="float" office:value="-134.0163" calcext:value-type="float">
            <text:p>-134.0163</text:p>
          </table:table-cell>
          <table:table-cell office:value-type="string" calcext:value-type="string">
            <text:p>-7.065690e-01)</text:p>
          </table:table-cell>
          <table:table-cell office:value-type="string" calcext:value-type="string">
            <text:p>(4.928038e-03</text:p>
          </table:table-cell>
          <table:table-cell office:value-type="float" office:value="9.545122" calcext:value-type="float">
            <text:p>9.545122</text:p>
          </table:table-cell>
          <table:table-cell office:value-type="string" calcext:value-type="string">
            <text:p>4.698814e-01))</text:p>
          </table:table-cell>
        </table:table-row>
        <table:table-row table:style-name="ro1">
          <table:table-cell office:value-type="float" office:value="0.193333" calcext:value-type="float">
            <text:p>0.193333</text:p>
          </table:table-cell>
          <table:table-cell office:value-type="string" calcext:value-type="string">
            <text:p>((-1.425324e+01</text:p>
          </table:table-cell>
          <table:table-cell office:value-type="float" office:value="1.21814E-017" calcext:value-type="float">
            <text:p>1.21814E-17</text:p>
          </table:table-cell>
          <table:table-cell office:value-type="string" calcext:value-type="string">
            <text:p>4.592487e+02)</text:p>
          </table:table-cell>
          <table:table-cell office:value-type="string" calcext:value-type="string">
            <text:p>(9.390821e+00</text:p>
          </table:table-cell>
          <table:table-cell office:value-type="float" office:value="2.077628E-020" calcext:value-type="float">
            <text:p>2.077628E-20</text:p>
          </table:table-cell>
          <table:table-cell office:value-type="string" calcext:value-type="string">
            <text:p>-1.008760e-01))</text:p>
          </table:table-cell>
          <table:table-cell office:value-type="string" calcext:value-type="string">
            <text:p>((-2.296243e+01</text:p>
          </table:table-cell>
          <table:table-cell office:value-type="float" office:value="-133.4982" calcext:value-type="float">
            <text:p>-133.4982</text:p>
          </table:table-cell>
          <table:table-cell office:value-type="string" calcext:value-type="string">
            <text:p>-7.126620e-01)</text:p>
          </table:table-cell>
          <table:table-cell office:value-type="string" calcext:value-type="string">
            <text:p>(5.043798e-03</text:p>
          </table:table-cell>
          <table:table-cell office:value-type="float" office:value="9.538691" calcext:value-type="float">
            <text:p>9.538691</text:p>
          </table:table-cell>
          <table:table-cell office:value-type="string" calcext:value-type="string">
            <text:p>4.695410e-01))</text:p>
          </table:table-cell>
        </table:table-row>
        <table:table-row table:style-name="ro1">
          <table:table-cell office:value-type="float" office:value="0.194" calcext:value-type="float">
            <text:p>0.194</text:p>
          </table:table-cell>
          <table:table-cell office:value-type="string" calcext:value-type="string">
            <text:p>((-1.430090e+01</text:p>
          </table:table-cell>
          <table:table-cell office:value-type="float" office:value="1.218596E-017" calcext:value-type="float">
            <text:p>1.218596E-17</text:p>
          </table:table-cell>
          <table:table-cell office:value-type="string" calcext:value-type="string">
            <text:p>4.588216e+02)</text:p>
          </table:table-cell>
          <table:table-cell office:value-type="string" calcext:value-type="string">
            <text:p>(9.386255e+00</text:p>
          </table:table-cell>
          <table:table-cell office:value-type="float" office:value="2.045741E-020" calcext:value-type="float">
            <text:p>2.045741E-20</text:p>
          </table:table-cell>
          <table:table-cell office:value-type="string" calcext:value-type="string">
            <text:p>-1.031595e-01))</text:p>
          </table:table-cell>
          <table:table-cell office:value-type="string" calcext:value-type="string">
            <text:p>((-2.294108e+01</text:p>
          </table:table-cell>
          <table:table-cell office:value-type="float" office:value="-133.4008" calcext:value-type="float">
            <text:p>-133.4008</text:p>
          </table:table-cell>
          <table:table-cell office:value-type="string" calcext:value-type="string">
            <text:p>-7.150449e-01)</text:p>
          </table:table-cell>
          <table:table-cell office:value-type="string" calcext:value-type="string">
            <text:p>(5.157975e-03</text:p>
          </table:table-cell>
          <table:table-cell office:value-type="float" office:value="9.534634" calcext:value-type="float">
            <text:p>9.534634</text:p>
          </table:table-cell>
          <table:table-cell office:value-type="string" calcext:value-type="string">
            <text:p>4.693128e-01))</text:p>
          </table:table-cell>
        </table:table-row>
        <table:table-row table:style-name="ro1">
          <table:table-cell office:value-type="float" office:value="0.194667" calcext:value-type="float">
            <text:p>0.194667</text:p>
          </table:table-cell>
          <table:table-cell office:value-type="string" calcext:value-type="string">
            <text:p>((-1.424602e+01</text:p>
          </table:table-cell>
          <table:table-cell office:value-type="float" office:value="1.211312E-017" calcext:value-type="float">
            <text:p>1.211312E-17</text:p>
          </table:table-cell>
          <table:table-cell office:value-type="string" calcext:value-type="string">
            <text:p>4.600232e+02)</text:p>
          </table:table-cell>
          <table:table-cell office:value-type="string" calcext:value-type="string">
            <text:p>(9.383488e+00</text:p>
          </table:table-cell>
          <table:table-cell office:value-type="float" office:value="2.039665E-020" calcext:value-type="float">
            <text:p>2.039665E-20</text:p>
          </table:table-cell>
          <table:table-cell office:value-type="string" calcext:value-type="string">
            <text:p>-1.052309e-01))</text:p>
          </table:table-cell>
          <table:table-cell office:value-type="string" calcext:value-type="string">
            <text:p>((-2.300116e+01</text:p>
          </table:table-cell>
          <table:table-cell office:value-type="float" office:value="-133.9674" calcext:value-type="float">
            <text:p>-133.9674</text:p>
          </table:table-cell>
          <table:table-cell office:value-type="string" calcext:value-type="string">
            <text:p>-7.123011e-01)</text:p>
          </table:table-cell>
          <table:table-cell office:value-type="string" calcext:value-type="string">
            <text:p>(5.261544e-03</text:p>
          </table:table-cell>
          <table:table-cell office:value-type="float" office:value="9.532433" calcext:value-type="float">
            <text:p>9.532433</text:p>
          </table:table-cell>
          <table:table-cell office:value-type="string" calcext:value-type="string">
            <text:p>4.691744e-01))</text:p>
          </table:table-cell>
        </table:table-row>
        <table:table-row table:style-name="ro1">
          <table:table-cell office:value-type="float" office:value="0.195333" calcext:value-type="float">
            <text:p>0.195333</text:p>
          </table:table-cell>
          <table:table-cell office:value-type="string" calcext:value-type="string">
            <text:p>((-1.409406e+01</text:p>
          </table:table-cell>
          <table:table-cell office:value-type="float" office:value="1.19746E-017" calcext:value-type="float">
            <text:p>1.19746E-17</text:p>
          </table:table-cell>
          <table:table-cell office:value-type="string" calcext:value-type="string">
            <text:p>4.627720e+02)</text:p>
          </table:table-cell>
          <table:table-cell office:value-type="string" calcext:value-type="string">
            <text:p>(9.382002e+00</text:p>
          </table:table-cell>
          <table:table-cell office:value-type="float" office:value="2.033477E-020" calcext:value-type="float">
            <text:p>2.033477E-20</text:p>
          </table:table-cell>
          <table:table-cell office:value-type="string" calcext:value-type="string">
            <text:p>-1.070406e-01))</text:p>
          </table:table-cell>
          <table:table-cell office:value-type="string" calcext:value-type="string">
            <text:p>((-2.313860e+01</text:p>
          </table:table-cell>
          <table:table-cell office:value-type="float" office:value="-135.151" calcext:value-type="float">
            <text:p>-135.151</text:p>
          </table:table-cell>
          <table:table-cell office:value-type="string" calcext:value-type="string">
            <text:p>-7.047028e-01)</text:p>
          </table:table-cell>
          <table:table-cell office:value-type="string" calcext:value-type="string">
            <text:p>(5.352030e-03</text:p>
          </table:table-cell>
          <table:table-cell office:value-type="float" office:value="9.531525" calcext:value-type="float">
            <text:p>9.531525</text:p>
          </table:table-cell>
          <table:table-cell office:value-type="string" calcext:value-type="string">
            <text:p>4.691001e-01))</text:p>
          </table:table-cell>
        </table:table-row>
        <table:table-row table:style-name="ro1">
          <table:table-cell office:value-type="float" office:value="0.196" calcext:value-type="float">
            <text:p>0.196</text:p>
          </table:table-cell>
          <table:table-cell office:value-type="string" calcext:value-type="string">
            <text:p>((-1.383480e+01</text:p>
          </table:table-cell>
          <table:table-cell office:value-type="float" office:value="1.176317E-017" calcext:value-type="float">
            <text:p>1.176317E-17</text:p>
          </table:table-cell>
          <table:table-cell office:value-type="string" calcext:value-type="string">
            <text:p>4.672817e+02)</text:p>
          </table:table-cell>
          <table:table-cell office:value-type="string" calcext:value-type="string">
            <text:p>(9.381403e+00</text:p>
          </table:table-cell>
          <table:table-cell office:value-type="float" office:value="2.027204E-020" calcext:value-type="float">
            <text:p>2.027204E-20</text:p>
          </table:table-cell>
          <table:table-cell office:value-type="string" calcext:value-type="string">
            <text:p>-1.086887e-01))</text:p>
          </table:table-cell>
          <table:table-cell office:value-type="string" calcext:value-type="string">
            <text:p>((-2.336409e+01</text:p>
          </table:table-cell>
          <table:table-cell office:value-type="float" office:value="-137.0355" calcext:value-type="float">
            <text:p>-137.0355</text:p>
          </table:table-cell>
          <table:table-cell office:value-type="string" calcext:value-type="string">
            <text:p>-6.917398e-01)</text:p>
          </table:table-cell>
          <table:table-cell office:value-type="string" calcext:value-type="string">
            <text:p>(5.434437e-03</text:p>
          </table:table-cell>
          <table:table-cell office:value-type="float" office:value="9.531519" calcext:value-type="float">
            <text:p>9.531519</text:p>
          </table:table-cell>
          <table:table-cell office:value-type="string" calcext:value-type="string">
            <text:p>4.690701e-01))</text:p>
          </table:table-cell>
        </table:table-row>
        <table:table-row table:style-name="ro1">
          <table:table-cell office:value-type="float" office:value="0.196667" calcext:value-type="float">
            <text:p>0.196667</text:p>
          </table:table-cell>
          <table:table-cell office:value-type="string" calcext:value-type="string">
            <text:p>((-1.352734e+01</text:p>
          </table:table-cell>
          <table:table-cell office:value-type="float" office:value="1.152373E-017" calcext:value-type="float">
            <text:p>1.152373E-17</text:p>
          </table:table-cell>
          <table:table-cell office:value-type="string" calcext:value-type="string">
            <text:p>4.727319e+02)</text:p>
          </table:table-cell>
          <table:table-cell office:value-type="string" calcext:value-type="string">
            <text:p>(9.381596e+00</text:p>
          </table:table-cell>
          <table:table-cell office:value-type="float" office:value="2.020702E-020" calcext:value-type="float">
            <text:p>2.020702E-20</text:p>
          </table:table-cell>
          <table:table-cell office:value-type="string" calcext:value-type="string">
            <text:p>-1.102252e-01))</text:p>
          </table:table-cell>
          <table:table-cell office:value-type="string" calcext:value-type="string">
            <text:p>((-2.363659e+01</text:p>
          </table:table-cell>
          <table:table-cell office:value-type="float" office:value="-139.2871" calcext:value-type="float">
            <text:p>-139.2871</text:p>
          </table:table-cell>
          <table:table-cell office:value-type="string" calcext:value-type="string">
            <text:p>-6.763668e-01)</text:p>
          </table:table-cell>
          <table:table-cell office:value-type="string" calcext:value-type="string">
            <text:p>(5.511258e-03</text:p>
          </table:table-cell>
          <table:table-cell office:value-type="float" office:value="9.532326" calcext:value-type="float">
            <text:p>9.532326</text:p>
          </table:table-cell>
          <table:table-cell office:value-type="string" calcext:value-type="string">
            <text:p>4.690798e-01))</text:p>
          </table:table-cell>
        </table:table-row>
        <table:table-row table:style-name="ro1">
          <table:table-cell office:value-type="float" office:value="0.197333" calcext:value-type="float">
            <text:p>0.197333</text:p>
          </table:table-cell>
          <table:table-cell office:value-type="string" calcext:value-type="string">
            <text:p>((-1.323608e+01</text:p>
          </table:table-cell>
          <table:table-cell office:value-type="float" office:value="1.130612E-017" calcext:value-type="float">
            <text:p>1.130612E-17</text:p>
          </table:table-cell>
          <table:table-cell office:value-type="string" calcext:value-type="string">
            <text:p>4.779497e+02)</text:p>
          </table:table-cell>
          <table:table-cell office:value-type="string" calcext:value-type="string">
            <text:p>(9.382214e+00</text:p>
          </table:table-cell>
          <table:table-cell office:value-type="float" office:value="2.017744E-020" calcext:value-type="float">
            <text:p>2.017744E-20</text:p>
          </table:table-cell>
          <table:table-cell office:value-type="string" calcext:value-type="string">
            <text:p>-1.114308e-01))</text:p>
          </table:table-cell>
          <table:table-cell office:value-type="string" calcext:value-type="string">
            <text:p>((-2.389748e+01</text:p>
          </table:table-cell>
          <table:table-cell office:value-type="float" office:value="-141.4354" calcext:value-type="float">
            <text:p>-141.4354</text:p>
          </table:table-cell>
          <table:table-cell office:value-type="string" calcext:value-type="string">
            <text:p>-6.618040e-01)</text:p>
          </table:table-cell>
          <table:table-cell office:value-type="string" calcext:value-type="string">
            <text:p>(5.571540e-03</text:p>
          </table:table-cell>
          <table:table-cell office:value-type="float" office:value="9.533499" calcext:value-type="float">
            <text:p>9.533499</text:p>
          </table:table-cell>
          <table:table-cell office:value-type="string" calcext:value-type="string">
            <text:p>4.691107e-01))</text:p>
          </table:table-cell>
        </table:table-row>
        <table:table-row table:style-name="ro1">
          <table:table-cell office:value-type="float" office:value="0.198" calcext:value-type="float">
            <text:p>0.198</text:p>
          </table:table-cell>
          <table:table-cell office:value-type="string" calcext:value-type="string">
            <text:p>((-1.299900e+01</text:p>
          </table:table-cell>
          <table:table-cell office:value-type="float" office:value="1.113948E-017" calcext:value-type="float">
            <text:p>1.113948E-17</text:p>
          </table:table-cell>
          <table:table-cell office:value-type="string" calcext:value-type="string">
            <text:p>4.824152e+02)</text:p>
          </table:table-cell>
          <table:table-cell office:value-type="string" calcext:value-type="string">
            <text:p>(9.382722e+00</text:p>
          </table:table-cell>
          <table:table-cell office:value-type="float" office:value="2.01483E-020" calcext:value-type="float">
            <text:p>2.01483E-20</text:p>
          </table:table-cell>
          <table:table-cell office:value-type="string" calcext:value-type="string">
            <text:p>-1.120952e-01))</text:p>
          </table:table-cell>
          <table:table-cell office:value-type="string" calcext:value-type="string">
            <text:p>((-2.412076e+01</text:p>
          </table:table-cell>
          <table:table-cell office:value-type="float" office:value="-143.2648" calcext:value-type="float">
            <text:p>-143.2648</text:p>
          </table:table-cell>
          <table:table-cell office:value-type="string" calcext:value-type="string">
            <text:p>-6.499500e-01)</text:p>
          </table:table-cell>
          <table:table-cell office:value-type="string" calcext:value-type="string">
            <text:p>(5.604760e-03</text:p>
          </table:table-cell>
          <table:table-cell office:value-type="float" office:value="9.534416" calcext:value-type="float">
            <text:p>9.534416</text:p>
          </table:table-cell>
          <table:table-cell office:value-type="string" calcext:value-type="string">
            <text:p>4.691361e-01))</text:p>
          </table:table-cell>
        </table:table-row>
        <table:table-row table:style-name="ro1">
          <table:table-cell office:value-type="float" office:value="0.198667" calcext:value-type="float">
            <text:p>0.198667</text:p>
          </table:table-cell>
          <table:table-cell office:value-type="string" calcext:value-type="string">
            <text:p>((-1.284520e+01</text:p>
          </table:table-cell>
          <table:table-cell office:value-type="float" office:value="1.104389E-017" calcext:value-type="float">
            <text:p>1.104389E-17</text:p>
          </table:table-cell>
          <table:table-cell office:value-type="string" calcext:value-type="string">
            <text:p>4.855328e+02)</text:p>
          </table:table-cell>
          <table:table-cell office:value-type="string" calcext:value-type="string">
            <text:p>(9.382798e+00</text:p>
          </table:table-cell>
          <table:table-cell office:value-type="float" office:value="2.009866E-020" calcext:value-type="float">
            <text:p>2.009866E-20</text:p>
          </table:table-cell>
          <table:table-cell office:value-type="string" calcext:value-type="string">
            <text:p>-1.117623e-01))</text:p>
          </table:table-cell>
          <table:table-cell office:value-type="string" calcext:value-type="string">
            <text:p>((-2.427664e+01</text:p>
          </table:table-cell>
          <table:table-cell office:value-type="float" office:value="-144.5481" calcext:value-type="float">
            <text:p>-144.5481</text:p>
          </table:table-cell>
          <table:table-cell office:value-type="string" calcext:value-type="string">
            <text:p>-6.422599e-01)</text:p>
          </table:table-cell>
          <table:table-cell office:value-type="string" calcext:value-type="string">
            <text:p>(5.588113e-03</text:p>
          </table:table-cell>
          <table:table-cell office:value-type="float" office:value="9.534617" calcext:value-type="float">
            <text:p>9.534617</text:p>
          </table:table-cell>
          <table:table-cell office:value-type="string" calcext:value-type="string">
            <text:p>4.691399e-01))</text:p>
          </table:table-cell>
        </table:table-row>
        <table:table-row table:style-name="ro1">
          <table:table-cell office:value-type="float" office:value="0.199333" calcext:value-type="float">
            <text:p>0.199333</text:p>
          </table:table-cell>
          <table:table-cell office:value-type="string" calcext:value-type="string">
            <text:p>((-1.277262e+01</text:p>
          </table:table-cell>
          <table:table-cell office:value-type="float" office:value="1.101618E-017" calcext:value-type="float">
            <text:p>1.101618E-17</text:p>
          </table:table-cell>
          <table:table-cell office:value-type="string" calcext:value-type="string">
            <text:p>4.873217e+02)</text:p>
          </table:table-cell>
          <table:table-cell office:value-type="string" calcext:value-type="string">
            <text:p>(9.382320e+00</text:p>
          </table:table-cell>
          <table:table-cell office:value-type="float" office:value="2.003097E-020" calcext:value-type="float">
            <text:p>2.003097E-20</text:p>
          </table:table-cell>
          <table:table-cell office:value-type="string" calcext:value-type="string">
            <text:p>-1.099299e-01))</text:p>
          </table:table-cell>
          <table:table-cell office:value-type="string" calcext:value-type="string">
            <text:p>((-2.436609e+01</text:p>
          </table:table-cell>
          <table:table-cell office:value-type="float" office:value="-145.293" calcext:value-type="float">
            <text:p>-145.293</text:p>
          </table:table-cell>
          <table:table-cell office:value-type="string" calcext:value-type="string">
            <text:p>-6.386311e-01)</text:p>
          </table:table-cell>
          <table:table-cell office:value-type="string" calcext:value-type="string">
            <text:p>(5.496493e-03</text:p>
          </table:table-cell>
          <table:table-cell office:value-type="float" office:value="9.533839" calcext:value-type="float">
            <text:p>9.533839</text:p>
          </table:table-cell>
          <table:table-cell office:value-type="string" calcext:value-type="string">
            <text:p>4.691160e-01))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string" calcext:value-type="string">
            <text:p>((-1.277267e+01</text:p>
          </table:table-cell>
          <table:table-cell office:value-type="float" office:value="1.104347E-017" calcext:value-type="float">
            <text:p>1.104347E-17</text:p>
          </table:table-cell>
          <table:table-cell office:value-type="string" calcext:value-type="string">
            <text:p>4.879626e+02)</text:p>
          </table:table-cell>
          <table:table-cell office:value-type="string" calcext:value-type="string">
            <text:p>(9.381439e+00</text:p>
          </table:table-cell>
          <table:table-cell office:value-type="float" office:value="1.994262E-020" calcext:value-type="float">
            <text:p>1.994262E-20</text:p>
          </table:table-cell>
          <table:table-cell office:value-type="string" calcext:value-type="string">
            <text:p>-1.063147e-01))</text:p>
          </table:table-cell>
          <table:table-cell office:value-type="string" calcext:value-type="string">
            <text:p>((-2.439813e+01</text:p>
          </table:table-cell>
          <table:table-cell office:value-type="float" office:value="-145.5732" calcext:value-type="float">
            <text:p>-145.5732</text:p>
          </table:table-cell>
          <table:table-cell office:value-type="string" calcext:value-type="string">
            <text:p>-6.386334e-01)</text:p>
          </table:table-cell>
          <table:table-cell office:value-type="string" calcext:value-type="string">
            <text:p>(5.315734e-03</text:p>
          </table:table-cell>
          <table:table-cell office:value-type="float" office:value="9.532166" calcext:value-type="float">
            <text:p>9.532166</text:p>
          </table:table-cell>
          <table:table-cell office:value-type="string" calcext:value-type="string">
            <text:p>4.690720e-01))</text:p>
          </table:table-cell>
        </table:table-row>
        <table:table-row table:style-name="ro1">
          <table:table-cell office:value-type="float" office:value="0.200667" calcext:value-type="float">
            <text:p>0.200667</text:p>
          </table:table-cell>
          <table:table-cell office:value-type="string" calcext:value-type="string">
            <text:p>((-1.281557e+01</text:p>
          </table:table-cell>
          <table:table-cell office:value-type="float" office:value="1.109948E-017" calcext:value-type="float">
            <text:p>1.109948E-17</text:p>
          </table:table-cell>
          <table:table-cell office:value-type="string" calcext:value-type="string">
            <text:p>4.879472e+02)</text:p>
          </table:table-cell>
          <table:table-cell office:value-type="string" calcext:value-type="string">
            <text:p>(9.381002e+00</text:p>
          </table:table-cell>
          <table:table-cell office:value-type="float" office:value="1.98281E-020" calcext:value-type="float">
            <text:p>1.98281E-20</text:p>
          </table:table-cell>
          <table:table-cell office:value-type="string" calcext:value-type="string">
            <text:p>-1.011298e-01))</text:p>
          </table:table-cell>
          <table:table-cell office:value-type="string" calcext:value-type="string">
            <text:p>((-2.439736e+01</text:p>
          </table:table-cell>
          <table:table-cell office:value-type="float" office:value="-145.5847" calcext:value-type="float">
            <text:p>-145.5847</text:p>
          </table:table-cell>
          <table:table-cell office:value-type="string" calcext:value-type="string">
            <text:p>-6.407787e-01)</text:p>
          </table:table-cell>
          <table:table-cell office:value-type="string" calcext:value-type="string">
            <text:p>(5.056490e-03</text:p>
          </table:table-cell>
          <table:table-cell office:value-type="float" office:value="9.530547" calcext:value-type="float">
            <text:p>9.530547</text:p>
          </table:table-cell>
          <table:table-cell office:value-type="string" calcext:value-type="string">
            <text:p>4.690501e-01))</text:p>
          </table:table-cell>
        </table:table-row>
        <table:table-row table:style-name="ro1">
          <table:table-cell office:value-type="float" office:value="0.201333" calcext:value-type="float">
            <text:p>0.201333</text:p>
          </table:table-cell>
          <table:table-cell office:value-type="string" calcext:value-type="string">
            <text:p>((-1.286267e+01</text:p>
          </table:table-cell>
          <table:table-cell office:value-type="float" office:value="1.115046E-017" calcext:value-type="float">
            <text:p>1.115046E-17</text:p>
          </table:table-cell>
          <table:table-cell office:value-type="string" calcext:value-type="string">
            <text:p>4.879100e+02)</text:p>
          </table:table-cell>
          <table:table-cell office:value-type="string" calcext:value-type="string">
            <text:p>(9.382239e+00</text:p>
          </table:table-cell>
          <table:table-cell office:value-type="float" office:value="1.965249E-020" calcext:value-type="float">
            <text:p>1.965249E-20</text:p>
          </table:table-cell>
          <table:table-cell office:value-type="string" calcext:value-type="string">
            <text:p>-9.536403e-02))</text:p>
          </table:table-cell>
          <table:table-cell office:value-type="string" calcext:value-type="string">
            <text:p>((-2.439550e+01</text:p>
          </table:table-cell>
          <table:table-cell office:value-type="float" office:value="-145.5812" calcext:value-type="float">
            <text:p>-145.5812</text:p>
          </table:table-cell>
          <table:table-cell office:value-type="string" calcext:value-type="string">
            <text:p>-6.431334e-01)</text:p>
          </table:table-cell>
          <table:table-cell office:value-type="string" calcext:value-type="string">
            <text:p>(4.768201e-03</text:p>
          </table:table-cell>
          <table:table-cell office:value-type="float" office:value="9.530537" calcext:value-type="float">
            <text:p>9.530537</text:p>
          </table:table-cell>
          <table:table-cell office:value-type="string" calcext:value-type="string">
            <text:p>4.691119e-01))</text:p>
          </table:table-cell>
        </table:table-row>
        <table:table-row table:style-name="ro1">
          <table:table-cell office:value-type="float" office:value="0.202" calcext:value-type="float">
            <text:p>0.202</text:p>
          </table:table-cell>
          <table:table-cell office:value-type="string" calcext:value-type="string">
            <text:p>((-1.289730e+01</text:p>
          </table:table-cell>
          <table:table-cell office:value-type="float" office:value="1.118122E-017" calcext:value-type="float">
            <text:p>1.118122E-17</text:p>
          </table:table-cell>
          <table:table-cell office:value-type="string" calcext:value-type="string">
            <text:p>4.881210e+02)</text:p>
          </table:table-cell>
          <table:table-cell office:value-type="string" calcext:value-type="string">
            <text:p>(9.384381e+00</text:p>
          </table:table-cell>
          <table:table-cell office:value-type="float" office:value="1.949133E-020" calcext:value-type="float">
            <text:p>1.949133E-20</text:p>
          </table:table-cell>
          <table:table-cell office:value-type="string" calcext:value-type="string">
            <text:p>-9.019814e-02))</text:p>
          </table:table-cell>
          <table:table-cell office:value-type="string" calcext:value-type="string">
            <text:p>((-2.440605e+01</text:p>
          </table:table-cell>
          <table:table-cell office:value-type="float" office:value="-145.6728" calcext:value-type="float">
            <text:p>-145.6728</text:p>
          </table:table-cell>
          <table:table-cell office:value-type="string" calcext:value-type="string">
            <text:p>-6.448651e-01)</text:p>
          </table:table-cell>
          <table:table-cell office:value-type="string" calcext:value-type="string">
            <text:p>(4.509907e-03</text:p>
          </table:table-cell>
          <table:table-cell office:value-type="float" office:value="9.531624" calcext:value-type="float">
            <text:p>9.531624</text:p>
          </table:table-cell>
          <table:table-cell office:value-type="string" calcext:value-type="string">
            <text:p>4.692191e-01))</text:p>
          </table:table-cell>
        </table:table-row>
        <table:table-row table:style-name="ro1">
          <table:table-cell office:value-type="float" office:value="0.202667" calcext:value-type="float">
            <text:p>0.202667</text:p>
          </table:table-cell>
          <table:table-cell office:value-type="string" calcext:value-type="string">
            <text:p>((-1.290167e+01</text:p>
          </table:table-cell>
          <table:table-cell office:value-type="float" office:value="1.118533E-017" calcext:value-type="float">
            <text:p>1.118533E-17</text:p>
          </table:table-cell>
          <table:table-cell office:value-type="string" calcext:value-type="string">
            <text:p>4.887997e+02)</text:p>
          </table:table-cell>
          <table:table-cell office:value-type="string" calcext:value-type="string">
            <text:p>(9.387552e+00</text:p>
          </table:table-cell>
          <table:table-cell office:value-type="float" office:value="1.929475E-020" calcext:value-type="float">
            <text:p>1.929475E-20</text:p>
          </table:table-cell>
          <table:table-cell office:value-type="string" calcext:value-type="string">
            <text:p>-8.629107e-02))</text:p>
          </table:table-cell>
          <table:table-cell office:value-type="string" calcext:value-type="string">
            <text:p>((-2.443999e+01</text:p>
          </table:table-cell>
          <table:table-cell office:value-type="float" office:value="-145.9554" calcext:value-type="float">
            <text:p>-145.9554</text:p>
          </table:table-cell>
          <table:table-cell office:value-type="string" calcext:value-type="string">
            <text:p>-6.450836e-01)</text:p>
          </table:table-cell>
          <table:table-cell office:value-type="string" calcext:value-type="string">
            <text:p>(4.314553e-03</text:p>
          </table:table-cell>
          <table:table-cell office:value-type="float" office:value="9.534113" calcext:value-type="float">
            <text:p>9.534113</text:p>
          </table:table-cell>
          <table:table-cell office:value-type="string" calcext:value-type="string">
            <text:p>4.693776e-01))</text:p>
          </table:table-cell>
        </table:table-row>
        <table:table-row table:style-name="ro1">
          <table:table-cell office:value-type="float" office:value="0.203333" calcext:value-type="float">
            <text:p>0.203333</text:p>
          </table:table-cell>
          <table:table-cell office:value-type="string" calcext:value-type="string">
            <text:p>((-1.287448e+01</text:p>
          </table:table-cell>
          <table:table-cell office:value-type="float" office:value="1.116779E-017" calcext:value-type="float">
            <text:p>1.116779E-17</text:p>
          </table:table-cell>
          <table:table-cell office:value-type="string" calcext:value-type="string">
            <text:p>4.898715e+02)</text:p>
          </table:table-cell>
          <table:table-cell office:value-type="string" calcext:value-type="string">
            <text:p>(9.391406e+00</text:p>
          </table:table-cell>
          <table:table-cell office:value-type="float" office:value="1.907E-020" calcext:value-type="float">
            <text:p>1.907E-20</text:p>
          </table:table-cell>
          <table:table-cell office:value-type="string" calcext:value-type="string">
            <text:p>-8.401704e-02))</text:p>
          </table:table-cell>
          <table:table-cell office:value-type="string" calcext:value-type="string">
            <text:p>((-2.449357e+01</text:p>
          </table:table-cell>
          <table:table-cell office:value-type="float" office:value="-146.4066" calcext:value-type="float">
            <text:p>-146.4066</text:p>
          </table:table-cell>
          <table:table-cell office:value-type="string" calcext:value-type="string">
            <text:p>-6.437238e-01)</text:p>
          </table:table-cell>
          <table:table-cell office:value-type="string" calcext:value-type="string">
            <text:p>(4.200852e-03</text:p>
          </table:table-cell>
          <table:table-cell office:value-type="float" office:value="9.537734" calcext:value-type="float">
            <text:p>9.537734</text:p>
          </table:table-cell>
          <table:table-cell office:value-type="string" calcext:value-type="string">
            <text:p>4.695703e-01))</text:p>
          </table:table-cell>
        </table:table-row>
        <table:table-row table:style-name="ro1">
          <table:table-cell office:value-type="float" office:value="0.204" calcext:value-type="float">
            <text:p>0.204</text:p>
          </table:table-cell>
          <table:table-cell office:value-type="string" calcext:value-type="string">
            <text:p>((-1.287139e+01</text:p>
          </table:table-cell>
          <table:table-cell office:value-type="float" office:value="1.117232E-017" calcext:value-type="float">
            <text:p>1.117232E-17</text:p>
          </table:table-cell>
          <table:table-cell office:value-type="string" calcext:value-type="string">
            <text:p>4.905885e+02)</text:p>
          </table:table-cell>
          <table:table-cell office:value-type="string" calcext:value-type="string">
            <text:p>(9.394683e+00</text:p>
          </table:table-cell>
          <table:table-cell office:value-type="float" office:value="1.886127E-020" calcext:value-type="float">
            <text:p>1.886127E-20</text:p>
          </table:table-cell>
          <table:table-cell office:value-type="string" calcext:value-type="string">
            <text:p>-8.306012e-02))</text:p>
          </table:table-cell>
          <table:table-cell office:value-type="string" calcext:value-type="string">
            <text:p>((-2.452942e+01</text:p>
          </table:table-cell>
          <table:table-cell office:value-type="float" office:value="-146.7103" calcext:value-type="float">
            <text:p>-146.7103</text:p>
          </table:table-cell>
          <table:table-cell office:value-type="string" calcext:value-type="string">
            <text:p>-6.435696e-01)</text:p>
          </table:table-cell>
          <table:table-cell office:value-type="string" calcext:value-type="string">
            <text:p>(4.153006e-03</text:p>
          </table:table-cell>
          <table:table-cell office:value-type="float" office:value="9.54108" calcext:value-type="float">
            <text:p>9.54108</text:p>
          </table:table-cell>
          <table:table-cell office:value-type="string" calcext:value-type="string">
            <text:p>4.697342e-01))</text:p>
          </table:table-cell>
        </table:table-row>
        <table:table-row table:style-name="ro1">
          <table:table-cell office:value-type="float" office:value="0.204667" calcext:value-type="float">
            <text:p>0.204667</text:p>
          </table:table-cell>
          <table:table-cell office:value-type="string" calcext:value-type="string">
            <text:p>((-1.292115e+01</text:p>
          </table:table-cell>
          <table:table-cell office:value-type="float" office:value="1.121851E-017" calcext:value-type="float">
            <text:p>1.121851E-17</text:p>
          </table:table-cell>
          <table:table-cell office:value-type="string" calcext:value-type="string">
            <text:p>4.906201e+02)</text:p>
          </table:table-cell>
          <table:table-cell office:value-type="string" calcext:value-type="string">
            <text:p>(9.395896e+00</text:p>
          </table:table-cell>
          <table:table-cell office:value-type="float" office:value="1.867286E-020" calcext:value-type="float">
            <text:p>1.867286E-20</text:p>
          </table:table-cell>
          <table:table-cell office:value-type="string" calcext:value-type="string">
            <text:p>-8.338472e-02))</text:p>
          </table:table-cell>
          <table:table-cell office:value-type="string" calcext:value-type="string">
            <text:p>((-2.453101e+01</text:p>
          </table:table-cell>
          <table:table-cell office:value-type="float" office:value="-146.7228" calcext:value-type="float">
            <text:p>-146.7228</text:p>
          </table:table-cell>
          <table:table-cell office:value-type="string" calcext:value-type="string">
            <text:p>-6.460577e-01)</text:p>
          </table:table-cell>
          <table:table-cell office:value-type="string" calcext:value-type="string">
            <text:p>(4.169236e-03</text:p>
          </table:table-cell>
          <table:table-cell office:value-type="float" office:value="9.542564" calcext:value-type="float">
            <text:p>9.542564</text:p>
          </table:table-cell>
          <table:table-cell office:value-type="string" calcext:value-type="string">
            <text:p>4.697948e-01))</text:p>
          </table:table-cell>
        </table:table-row>
        <table:table-row table:style-name="ro1">
          <table:table-cell office:value-type="float" office:value="0.205333" calcext:value-type="float">
            <text:p>0.205333</text:p>
          </table:table-cell>
          <table:table-cell office:value-type="string" calcext:value-type="string">
            <text:p>((-1.300049e+01</text:p>
          </table:table-cell>
          <table:table-cell office:value-type="float" office:value="1.128825E-017" calcext:value-type="float">
            <text:p>1.128825E-17</text:p>
          </table:table-cell>
          <table:table-cell office:value-type="string" calcext:value-type="string">
            <text:p>4.902835e+02)</text:p>
          </table:table-cell>
          <table:table-cell office:value-type="string" calcext:value-type="string">
            <text:p>(9.394274e+00</text:p>
          </table:table-cell>
          <table:table-cell office:value-type="float" office:value="1.850786E-020" calcext:value-type="float">
            <text:p>1.850786E-20</text:p>
          </table:table-cell>
          <table:table-cell office:value-type="string" calcext:value-type="string">
            <text:p>-8.488363e-02))</text:p>
          </table:table-cell>
          <table:table-cell office:value-type="string" calcext:value-type="string">
            <text:p>((-2.451417e+01</text:p>
          </table:table-cell>
          <table:table-cell office:value-type="float" office:value="-146.5809" calcext:value-type="float">
            <text:p>-146.5809</text:p>
          </table:table-cell>
          <table:table-cell office:value-type="string" calcext:value-type="string">
            <text:p>-6.500245e-01)</text:p>
          </table:table-cell>
          <table:table-cell office:value-type="string" calcext:value-type="string">
            <text:p>(4.244181e-03</text:p>
          </table:table-cell>
          <table:table-cell office:value-type="float" office:value="9.541345" calcext:value-type="float">
            <text:p>9.541345</text:p>
          </table:table-cell>
          <table:table-cell office:value-type="string" calcext:value-type="string">
            <text:p>4.697137e-01))</text:p>
          </table:table-cell>
        </table:table-row>
        <table:table-row table:style-name="ro1">
          <table:table-cell office:value-type="float" office:value="0.206" calcext:value-type="float">
            <text:p>0.206</text:p>
          </table:table-cell>
          <table:table-cell office:value-type="string" calcext:value-type="string">
            <text:p>((-1.309001e+01</text:p>
          </table:table-cell>
          <table:table-cell office:value-type="float" office:value="1.136622E-017" calcext:value-type="float">
            <text:p>1.136622E-17</text:p>
          </table:table-cell>
          <table:table-cell office:value-type="string" calcext:value-type="string">
            <text:p>4.896832e+02)</text:p>
          </table:table-cell>
          <table:table-cell office:value-type="string" calcext:value-type="string">
            <text:p>(9.389449e+00</text:p>
          </table:table-cell>
          <table:table-cell office:value-type="float" office:value="1.836467E-020" calcext:value-type="float">
            <text:p>1.836467E-20</text:p>
          </table:table-cell>
          <table:table-cell office:value-type="string" calcext:value-type="string">
            <text:p>-8.726577e-02))</text:p>
          </table:table-cell>
          <table:table-cell office:value-type="string" calcext:value-type="string">
            <text:p>((-2.448416e+01</text:p>
          </table:table-cell>
          <table:table-cell office:value-type="float" office:value="-146.3324" calcext:value-type="float">
            <text:p>-146.3324</text:p>
          </table:table-cell>
          <table:table-cell office:value-type="string" calcext:value-type="string">
            <text:p>-6.545004e-01)</text:p>
          </table:table-cell>
          <table:table-cell office:value-type="string" calcext:value-type="string">
            <text:p>(4.363288e-03</text:p>
          </table:table-cell>
          <table:table-cell office:value-type="float" office:value="9.53696" calcext:value-type="float">
            <text:p>9.53696</text:p>
          </table:table-cell>
          <table:table-cell office:value-type="string" calcext:value-type="string">
            <text:p>4.694725e-01))</text:p>
          </table:table-cell>
        </table:table-row>
        <table:table-row table:style-name="ro1">
          <table:table-cell office:value-type="float" office:value="0.206667" calcext:value-type="float">
            <text:p>0.206667</text:p>
          </table:table-cell>
          <table:table-cell office:value-type="string" calcext:value-type="string">
            <text:p>((-1.320662e+01</text:p>
          </table:table-cell>
          <table:table-cell office:value-type="float" office:value="1.146377E-017" calcext:value-type="float">
            <text:p>1.146377E-17</text:p>
          </table:table-cell>
          <table:table-cell office:value-type="string" calcext:value-type="string">
            <text:p>4.886560e+02)</text:p>
          </table:table-cell>
          <table:table-cell office:value-type="string" calcext:value-type="string">
            <text:p>(9.381451e+00</text:p>
          </table:table-cell>
          <table:table-cell office:value-type="float" office:value="1.823719E-020" calcext:value-type="float">
            <text:p>1.823719E-20</text:p>
          </table:table-cell>
          <table:table-cell office:value-type="string" calcext:value-type="string">
            <text:p>-9.019754e-02))</text:p>
          </table:table-cell>
          <table:table-cell office:value-type="string" calcext:value-type="string">
            <text:p>((-2.443280e+01</text:p>
          </table:table-cell>
          <table:table-cell office:value-type="float" office:value="-145.9149" calcext:value-type="float">
            <text:p>-145.9149</text:p>
          </table:table-cell>
          <table:table-cell office:value-type="string" calcext:value-type="string">
            <text:p>-6.603310e-01)</text:p>
          </table:table-cell>
          <table:table-cell office:value-type="string" calcext:value-type="string">
            <text:p>(4.509877e-03</text:p>
          </table:table-cell>
          <table:table-cell office:value-type="float" office:value="9.529357" calcext:value-type="float">
            <text:p>9.529357</text:p>
          </table:table-cell>
          <table:table-cell office:value-type="string" calcext:value-type="string">
            <text:p>4.690726e-01))</text:p>
          </table:table-cell>
        </table:table-row>
        <table:table-row table:style-name="ro1">
          <table:table-cell office:value-type="float" office:value="0.207333" calcext:value-type="float">
            <text:p>0.207333</text:p>
          </table:table-cell>
          <table:table-cell office:value-type="string" calcext:value-type="string">
            <text:p>((-1.334640e+01</text:p>
          </table:table-cell>
          <table:table-cell office:value-type="float" office:value="1.157728E-017" calcext:value-type="float">
            <text:p>1.157728E-17</text:p>
          </table:table-cell>
          <table:table-cell office:value-type="string" calcext:value-type="string">
            <text:p>4.872411e+02)</text:p>
          </table:table-cell>
          <table:table-cell office:value-type="string" calcext:value-type="string">
            <text:p>(9.370702e+00</text:p>
          </table:table-cell>
          <table:table-cell office:value-type="float" office:value="1.811812E-020" calcext:value-type="float">
            <text:p>1.811812E-20</text:p>
          </table:table-cell>
          <table:table-cell office:value-type="string" calcext:value-type="string">
            <text:p>-9.360528e-02))</text:p>
          </table:table-cell>
          <table:table-cell office:value-type="string" calcext:value-type="string">
            <text:p>((-2.436205e+01</text:p>
          </table:table-cell>
          <table:table-cell office:value-type="float" office:value="-145.3425" calcext:value-type="float">
            <text:p>-145.3425</text:p>
          </table:table-cell>
          <table:table-cell office:value-type="string" calcext:value-type="string">
            <text:p>-6.673199e-01)</text:p>
          </table:table-cell>
          <table:table-cell office:value-type="string" calcext:value-type="string">
            <text:p>(4.680264e-03</text:p>
          </table:table-cell>
          <table:table-cell office:value-type="float" office:value="9.518969" calcext:value-type="float">
            <text:p>9.518969</text:p>
          </table:table-cell>
          <table:table-cell office:value-type="string" calcext:value-type="string">
            <text:p>4.685351e-01))</text:p>
          </table:table-cell>
        </table:table-row>
        <table:table-row table:style-name="ro1">
          <table:table-cell office:value-type="float" office:value="0.208" calcext:value-type="float">
            <text:p>0.208</text:p>
          </table:table-cell>
          <table:table-cell office:value-type="string" calcext:value-type="string">
            <text:p>((-1.349780e+01</text:p>
          </table:table-cell>
          <table:table-cell office:value-type="float" office:value="1.169977E-017" calcext:value-type="float">
            <text:p>1.169977E-17</text:p>
          </table:table-cell>
          <table:table-cell office:value-type="string" calcext:value-type="string">
            <text:p>4.856057e+02)</text:p>
          </table:table-cell>
          <table:table-cell office:value-type="string" calcext:value-type="string">
            <text:p>(9.357847e+00</text:p>
          </table:table-cell>
          <table:table-cell office:value-type="float" office:value="1.800212E-020" calcext:value-type="float">
            <text:p>1.800212E-20</text:p>
          </table:table-cell>
          <table:table-cell office:value-type="string" calcext:value-type="string">
            <text:p>-9.754844e-02))</text:p>
          </table:table-cell>
          <table:table-cell office:value-type="string" calcext:value-type="string">
            <text:p>((-2.428028e+01</text:p>
          </table:table-cell>
          <table:table-cell office:value-type="float" office:value="-144.6823" calcext:value-type="float">
            <text:p>-144.6823</text:p>
          </table:table-cell>
          <table:table-cell office:value-type="string" calcext:value-type="string">
            <text:p>-6.748900e-01)</text:p>
          </table:table-cell>
          <table:table-cell office:value-type="string" calcext:value-type="string">
            <text:p>(4.877422e-03</text:p>
          </table:table-cell>
          <table:table-cell office:value-type="float" office:value="9.506496" calcext:value-type="float">
            <text:p>9.506496</text:p>
          </table:table-cell>
          <table:table-cell office:value-type="string" calcext:value-type="string">
            <text:p>4.678924e-01))</text:p>
          </table:table-cell>
        </table:table-row>
        <table:table-row table:style-name="ro1">
          <table:table-cell office:value-type="float" office:value="0.208667" calcext:value-type="float">
            <text:p>0.208667</text:p>
          </table:table-cell>
          <table:table-cell office:value-type="string" calcext:value-type="string">
            <text:p>((-1.365915e+01</text:p>
          </table:table-cell>
          <table:table-cell office:value-type="float" office:value="1.182862E-017" calcext:value-type="float">
            <text:p>1.182862E-17</text:p>
          </table:table-cell>
          <table:table-cell office:value-type="string" calcext:value-type="string">
            <text:p>4.838237e+02)</text:p>
          </table:table-cell>
          <table:table-cell office:value-type="string" calcext:value-type="string">
            <text:p>(9.343816e+00</text:p>
          </table:table-cell>
          <table:table-cell office:value-type="float" office:value="1.788727E-020" calcext:value-type="float">
            <text:p>1.788727E-20</text:p>
          </table:table-cell>
          <table:table-cell office:value-type="string" calcext:value-type="string">
            <text:p>-1.017897e-01))</text:p>
          </table:table-cell>
          <table:table-cell office:value-type="string" calcext:value-type="string">
            <text:p>((-2.419119e+01</text:p>
          </table:table-cell>
          <table:table-cell office:value-type="float" office:value="-143.9646" calcext:value-type="float">
            <text:p>-143.9646</text:p>
          </table:table-cell>
          <table:table-cell office:value-type="string" calcext:value-type="string">
            <text:p>-6.829577e-01)</text:p>
          </table:table-cell>
          <table:table-cell office:value-type="string" calcext:value-type="string">
            <text:p>(5.089486e-03</text:p>
          </table:table-cell>
          <table:table-cell office:value-type="float" office:value="9.492867" calcext:value-type="float">
            <text:p>9.492867</text:p>
          </table:table-cell>
          <table:table-cell office:value-type="string" calcext:value-type="string">
            <text:p>4.671908e-01))</text:p>
          </table:table-cell>
        </table:table-row>
        <table:table-row table:style-name="ro1">
          <table:table-cell office:value-type="float" office:value="0.209333" calcext:value-type="float">
            <text:p>0.209333</text:p>
          </table:table-cell>
          <table:table-cell office:value-type="string" calcext:value-type="string">
            <text:p>((-1.381723e+01</text:p>
          </table:table-cell>
          <table:table-cell office:value-type="float" office:value="1.195528E-017" calcext:value-type="float">
            <text:p>1.195528E-17</text:p>
          </table:table-cell>
          <table:table-cell office:value-type="string" calcext:value-type="string">
            <text:p>4.820366e+02)</text:p>
          </table:table-cell>
          <table:table-cell office:value-type="string" calcext:value-type="string">
            <text:p>(9.330494e+00</text:p>
          </table:table-cell>
          <table:table-cell office:value-type="float" office:value="1.773917E-020" calcext:value-type="float">
            <text:p>1.773917E-20</text:p>
          </table:table-cell>
          <table:table-cell office:value-type="string" calcext:value-type="string">
            <text:p>-1.063777e-01))</text:p>
          </table:table-cell>
          <table:table-cell office:value-type="string" calcext:value-type="string">
            <text:p>((-2.410183e+01</text:p>
          </table:table-cell>
          <table:table-cell office:value-type="float" office:value="-143.2492" calcext:value-type="float">
            <text:p>-143.2492</text:p>
          </table:table-cell>
          <table:table-cell office:value-type="string" calcext:value-type="string">
            <text:p>-6.908615e-01)</text:p>
          </table:table-cell>
          <table:table-cell office:value-type="string" calcext:value-type="string">
            <text:p>(5.318886e-03</text:p>
          </table:table-cell>
          <table:table-cell office:value-type="float" office:value="9.480093" calcext:value-type="float">
            <text:p>9.480093</text:p>
          </table:table-cell>
          <table:table-cell office:value-type="string" calcext:value-type="string">
            <text:p>4.665247e-01))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string" calcext:value-type="string">
            <text:p>((-1.397311e+01</text:p>
          </table:table-cell>
          <table:table-cell office:value-type="float" office:value="1.207657E-017" calcext:value-type="float">
            <text:p>1.207657E-17</text:p>
          </table:table-cell>
          <table:table-cell office:value-type="string" calcext:value-type="string">
            <text:p>4.802484e+02)</text:p>
          </table:table-cell>
          <table:table-cell office:value-type="string" calcext:value-type="string">
            <text:p>(9.318945e+00</text:p>
          </table:table-cell>
          <table:table-cell office:value-type="float" office:value="1.757326E-020" calcext:value-type="float">
            <text:p>1.757326E-20</text:p>
          </table:table-cell>
          <table:table-cell office:value-type="string" calcext:value-type="string">
            <text:p>-1.108321e-01))</text:p>
          </table:table-cell>
          <table:table-cell office:value-type="string" calcext:value-type="string">
            <text:p>((-2.401242e+01</text:p>
          </table:table-cell>
          <table:table-cell office:value-type="float" office:value="-142.5362" calcext:value-type="float">
            <text:p>-142.5362</text:p>
          </table:table-cell>
          <table:table-cell office:value-type="string" calcext:value-type="string">
            <text:p>-6.986557e-01)</text:p>
          </table:table-cell>
          <table:table-cell office:value-type="string" calcext:value-type="string">
            <text:p>(5.541606e-03</text:p>
          </table:table-cell>
          <table:table-cell office:value-type="float" office:value="9.469169" calcext:value-type="float">
            <text:p>9.469169</text:p>
          </table:table-cell>
          <table:table-cell office:value-type="string" calcext:value-type="string">
            <text:p>4.659473e-01))</text:p>
          </table:table-cell>
        </table:table-row>
        <table:table-row table:style-name="ro1">
          <table:table-cell office:value-type="float" office:value="0.210667" calcext:value-type="float">
            <text:p>0.210667</text:p>
          </table:table-cell>
          <table:table-cell office:value-type="string" calcext:value-type="string">
            <text:p>((-1.410953e+01</text:p>
          </table:table-cell>
          <table:table-cell office:value-type="float" office:value="1.218024E-017" calcext:value-type="float">
            <text:p>1.218024E-17</text:p>
          </table:table-cell>
          <table:table-cell office:value-type="string" calcext:value-type="string">
            <text:p>4.786692e+02)</text:p>
          </table:table-cell>
          <table:table-cell office:value-type="string" calcext:value-type="string">
            <text:p>(9.309613e+00</text:p>
          </table:table-cell>
          <table:table-cell office:value-type="float" office:value="1.744173E-020" calcext:value-type="float">
            <text:p>1.744173E-20</text:p>
          </table:table-cell>
          <table:table-cell office:value-type="string" calcext:value-type="string">
            <text:p>-1.148930e-01))</text:p>
          </table:table-cell>
          <table:table-cell office:value-type="string" calcext:value-type="string">
            <text:p>((-2.393346e+01</text:p>
          </table:table-cell>
          <table:table-cell office:value-type="float" office:value="-141.9205" calcext:value-type="float">
            <text:p>-141.9205</text:p>
          </table:table-cell>
          <table:table-cell office:value-type="string" calcext:value-type="string">
            <text:p>-7.054765e-01)</text:p>
          </table:table-cell>
          <table:table-cell office:value-type="string" calcext:value-type="string">
            <text:p>(5.744652e-03</text:p>
          </table:table-cell>
          <table:table-cell office:value-type="float" office:value="9.460499" calcext:value-type="float">
            <text:p>9.460499</text:p>
          </table:table-cell>
          <table:table-cell office:value-type="string" calcext:value-type="string">
            <text:p>4.654807e-01))</text:p>
          </table:table-cell>
        </table:table-row>
        <table:table-row table:style-name="ro1">
          <table:table-cell office:value-type="float" office:value="0.211333" calcext:value-type="float">
            <text:p>0.211333</text:p>
          </table:table-cell>
          <table:table-cell office:value-type="string" calcext:value-type="string">
            <text:p>((-1.422706e+01</text:p>
          </table:table-cell>
          <table:table-cell office:value-type="float" office:value="1.226671E-017" calcext:value-type="float">
            <text:p>1.226671E-17</text:p>
          </table:table-cell>
          <table:table-cell office:value-type="string" calcext:value-type="string">
            <text:p>4.773580e+02)</text:p>
          </table:table-cell>
          <table:table-cell office:value-type="string" calcext:value-type="string">
            <text:p>(9.302977e+00</text:p>
          </table:table-cell>
          <table:table-cell office:value-type="float" office:value="1.735455E-020" calcext:value-type="float">
            <text:p>1.735455E-20</text:p>
          </table:table-cell>
          <table:table-cell office:value-type="string" calcext:value-type="string">
            <text:p>-1.183581e-01))</text:p>
          </table:table-cell>
          <table:table-cell office:value-type="string" calcext:value-type="string">
            <text:p>((-2.386790e+01</text:p>
          </table:table-cell>
          <table:table-cell office:value-type="float" office:value="-141.4151" calcext:value-type="float">
            <text:p>-141.4151</text:p>
          </table:table-cell>
          <table:table-cell office:value-type="string" calcext:value-type="string">
            <text:p>-7.113530e-01)</text:p>
          </table:table-cell>
          <table:table-cell office:value-type="string" calcext:value-type="string">
            <text:p>(5.917904e-03</text:p>
          </table:table-cell>
          <table:table-cell office:value-type="float" office:value="9.454533" calcext:value-type="float">
            <text:p>9.454533</text:p>
          </table:table-cell>
          <table:table-cell office:value-type="string" calcext:value-type="string">
            <text:p>4.651488e-01))</text:p>
          </table:table-cell>
        </table:table-row>
        <table:table-row table:style-name="ro1">
          <table:table-cell office:value-type="float" office:value="0.212" calcext:value-type="float">
            <text:p>0.212</text:p>
          </table:table-cell>
          <table:table-cell office:value-type="string" calcext:value-type="string">
            <text:p>((-1.431029e+01</text:p>
          </table:table-cell>
          <table:table-cell office:value-type="float" office:value="1.232339E-017" calcext:value-type="float">
            <text:p>1.232339E-17</text:p>
          </table:table-cell>
          <table:table-cell office:value-type="string" calcext:value-type="string">
            <text:p>4.765156e+02)</text:p>
          </table:table-cell>
          <table:table-cell office:value-type="string" calcext:value-type="string">
            <text:p>(9.298668e+00</text:p>
          </table:table-cell>
          <table:table-cell office:value-type="float" office:value="1.726897E-020" calcext:value-type="float">
            <text:p>1.726897E-20</text:p>
          </table:table-cell>
          <table:table-cell office:value-type="string" calcext:value-type="string">
            <text:p>-1.212742e-01))</text:p>
          </table:table-cell>
          <table:table-cell office:value-type="string" calcext:value-type="string">
            <text:p>((-2.382578e+01</text:p>
          </table:table-cell>
          <table:table-cell office:value-type="float" office:value="-141.1083" calcext:value-type="float">
            <text:p>-141.1083</text:p>
          </table:table-cell>
          <table:table-cell office:value-type="string" calcext:value-type="string">
            <text:p>-7.155143e-01)</text:p>
          </table:table-cell>
          <table:table-cell office:value-type="string" calcext:value-type="string">
            <text:p>(6.063711e-03</text:p>
          </table:table-cell>
          <table:table-cell office:value-type="float" office:value="9.450895" calcext:value-type="float">
            <text:p>9.450895</text:p>
          </table:table-cell>
          <table:table-cell office:value-type="string" calcext:value-type="string">
            <text:p>4.649334e-01))</text:p>
          </table:table-cell>
        </table:table-row>
        <table:table-row table:style-name="ro1">
          <table:table-cell office:value-type="float" office:value="0.212667" calcext:value-type="float">
            <text:p>0.212667</text:p>
          </table:table-cell>
          <table:table-cell office:value-type="string" calcext:value-type="string">
            <text:p>((-1.430987e+01</text:p>
          </table:table-cell>
          <table:table-cell office:value-type="float" office:value="1.231165E-017" calcext:value-type="float">
            <text:p>1.231165E-17</text:p>
          </table:table-cell>
          <table:table-cell office:value-type="string" calcext:value-type="string">
            <text:p>4.768317e+02)</text:p>
          </table:table-cell>
          <table:table-cell office:value-type="string" calcext:value-type="string">
            <text:p>(9.296138e+00</text:p>
          </table:table-cell>
          <table:table-cell office:value-type="float" office:value="1.718374E-020" calcext:value-type="float">
            <text:p>1.718374E-20</text:p>
          </table:table-cell>
          <table:table-cell office:value-type="string" calcext:value-type="string">
            <text:p>-1.235727e-01))</text:p>
          </table:table-cell>
          <table:table-cell office:value-type="string" calcext:value-type="string">
            <text:p>((-2.384158e+01</text:p>
          </table:table-cell>
          <table:table-cell office:value-type="float" office:value="-141.2913" calcext:value-type="float">
            <text:p>-141.2913</text:p>
          </table:table-cell>
          <table:table-cell office:value-type="string" calcext:value-type="string">
            <text:p>-7.154933e-01)</text:p>
          </table:table-cell>
          <table:table-cell office:value-type="string" calcext:value-type="string">
            <text:p>(6.178635e-03</text:p>
          </table:table-cell>
          <table:table-cell office:value-type="float" office:value="9.448976" calcext:value-type="float">
            <text:p>9.448976</text:p>
          </table:table-cell>
          <table:table-cell office:value-type="string" calcext:value-type="string">
            <text:p>4.648069e-01))</text:p>
          </table:table-cell>
        </table:table-row>
        <table:table-row table:style-name="ro1">
          <table:table-cell office:value-type="float" office:value="0.213333" calcext:value-type="float">
            <text:p>0.213333</text:p>
          </table:table-cell>
          <table:table-cell office:value-type="string" calcext:value-type="string">
            <text:p>((-1.420714e+01</text:p>
          </table:table-cell>
          <table:table-cell office:value-type="float" office:value="1.221751E-017" calcext:value-type="float">
            <text:p>1.221751E-17</text:p>
          </table:table-cell>
          <table:table-cell office:value-type="string" calcext:value-type="string">
            <text:p>4.785761e+02)</text:p>
          </table:table-cell>
          <table:table-cell office:value-type="string" calcext:value-type="string">
            <text:p>(9.294827e+00</text:p>
          </table:table-cell>
          <table:table-cell office:value-type="float" office:value="1.710653E-020" calcext:value-type="float">
            <text:p>1.710653E-20</text:p>
          </table:table-cell>
          <table:table-cell office:value-type="string" calcext:value-type="string">
            <text:p>-1.251782e-01))</text:p>
          </table:table-cell>
          <table:table-cell office:value-type="string" calcext:value-type="string">
            <text:p>((-2.392881e+01</text:p>
          </table:table-cell>
          <table:table-cell office:value-type="float" office:value="-142.0621" calcext:value-type="float">
            <text:p>-142.0621</text:p>
          </table:table-cell>
          <table:table-cell office:value-type="string" calcext:value-type="string">
            <text:p>-7.103570e-01)</text:p>
          </table:table-cell>
          <table:table-cell office:value-type="string" calcext:value-type="string">
            <text:p>(6.258911e-03</text:p>
          </table:table-cell>
          <table:table-cell office:value-type="float" office:value="9.448162" calcext:value-type="float">
            <text:p>9.448162</text:p>
          </table:table-cell>
          <table:table-cell office:value-type="string" calcext:value-type="string">
            <text:p>4.647413e-01))</text:p>
          </table:table-cell>
        </table:table-row>
        <table:table-row table:style-name="ro1">
          <table:table-cell office:value-type="float" office:value="0.214" calcext:value-type="float">
            <text:p>0.214</text:p>
          </table:table-cell>
          <table:table-cell office:value-type="string" calcext:value-type="string">
            <text:p>((-1.407274e+01</text:p>
          </table:table-cell>
          <table:table-cell office:value-type="float" office:value="1.210399E-017" calcext:value-type="float">
            <text:p>1.210399E-17</text:p>
          </table:table-cell>
          <table:table-cell office:value-type="string" calcext:value-type="string">
            <text:p>4.807648e+02)</text:p>
          </table:table-cell>
          <table:table-cell office:value-type="string" calcext:value-type="string">
            <text:p>(9.294115e+00</text:p>
          </table:table-cell>
          <table:table-cell office:value-type="float" office:value="1.703921E-020" calcext:value-type="float">
            <text:p>1.703921E-20</text:p>
          </table:table-cell>
          <table:table-cell office:value-type="string" calcext:value-type="string">
            <text:p>-1.260000e-01))</text:p>
          </table:table-cell>
          <table:table-cell office:value-type="string" calcext:value-type="string">
            <text:p>((-2.403824e+01</text:p>
          </table:table-cell>
          <table:table-cell office:value-type="float" office:value="-143.0143" calcext:value-type="float">
            <text:p>-143.0143</text:p>
          </table:table-cell>
          <table:table-cell office:value-type="string" calcext:value-type="string">
            <text:p>-7.036371e-01)</text:p>
          </table:table-cell>
          <table:table-cell office:value-type="string" calcext:value-type="string">
            <text:p>(6.300001e-03</text:p>
          </table:table-cell>
          <table:table-cell office:value-type="float" office:value="9.447771" calcext:value-type="float">
            <text:p>9.447771</text:p>
          </table:table-cell>
          <table:table-cell office:value-type="string" calcext:value-type="string">
            <text:p>4.647057e-01))</text:p>
          </table:table-cell>
        </table:table-row>
        <table:table-row table:style-name="ro1">
          <table:table-cell office:value-type="float" office:value="0.214667" calcext:value-type="float">
            <text:p>0.214667</text:p>
          </table:table-cell>
          <table:table-cell office:value-type="string" calcext:value-type="string">
            <text:p>((-1.392381e+01</text:p>
          </table:table-cell>
          <table:table-cell office:value-type="float" office:value="1.198037E-017" calcext:value-type="float">
            <text:p>1.198037E-17</text:p>
          </table:table-cell>
          <table:table-cell office:value-type="string" calcext:value-type="string">
            <text:p>4.832523e+02)</text:p>
          </table:table-cell>
          <table:table-cell office:value-type="string" calcext:value-type="string">
            <text:p>(9.293821e+00</text:p>
          </table:table-cell>
          <table:table-cell office:value-type="float" office:value="1.69709E-020" calcext:value-type="float">
            <text:p>1.69709E-20</text:p>
          </table:table-cell>
          <table:table-cell office:value-type="string" calcext:value-type="string">
            <text:p>-1.260360e-01))</text:p>
          </table:table-cell>
          <table:table-cell office:value-type="string" calcext:value-type="string">
            <text:p>((-2.416262e+01</text:p>
          </table:table-cell>
          <table:table-cell office:value-type="float" office:value="-144.0835" calcext:value-type="float">
            <text:p>-144.0835</text:p>
          </table:table-cell>
          <table:table-cell office:value-type="string" calcext:value-type="string">
            <text:p>-6.961903e-01)</text:p>
          </table:table-cell>
          <table:table-cell office:value-type="string" calcext:value-type="string">
            <text:p>(6.301802e-03</text:p>
          </table:table-cell>
          <table:table-cell office:value-type="float" office:value="9.44761" calcext:value-type="float">
            <text:p>9.44761</text:p>
          </table:table-cell>
          <table:table-cell office:value-type="string" calcext:value-type="string">
            <text:p>4.646910e-01))</text:p>
          </table:table-cell>
        </table:table-row>
        <table:table-row table:style-name="ro1">
          <table:table-cell office:value-type="float" office:value="0.215333" calcext:value-type="float">
            <text:p>0.215333</text:p>
          </table:table-cell>
          <table:table-cell office:value-type="string" calcext:value-type="string">
            <text:p>((-1.372385e+01</text:p>
          </table:table-cell>
          <table:table-cell office:value-type="float" office:value="1.182443E-017" calcext:value-type="float">
            <text:p>1.182443E-17</text:p>
          </table:table-cell>
          <table:table-cell office:value-type="string" calcext:value-type="string">
            <text:p>4.864771e+02)</text:p>
          </table:table-cell>
          <table:table-cell office:value-type="string" calcext:value-type="string">
            <text:p>(9.294052e+00</text:p>
          </table:table-cell>
          <table:table-cell office:value-type="float" office:value="1.689877E-020" calcext:value-type="float">
            <text:p>1.689877E-20</text:p>
          </table:table-cell>
          <table:table-cell office:value-type="string" calcext:value-type="string">
            <text:p>-1.252600e-01))</text:p>
          </table:table-cell>
          <table:table-cell office:value-type="string" calcext:value-type="string">
            <text:p>((-2.432386e+01</text:p>
          </table:table-cell>
          <table:table-cell office:value-type="float" office:value="-145.4488" calcext:value-type="float">
            <text:p>-145.4488</text:p>
          </table:table-cell>
          <table:table-cell office:value-type="string" calcext:value-type="string">
            <text:p>-6.861924e-01)</text:p>
          </table:table-cell>
          <table:table-cell office:value-type="string" calcext:value-type="string">
            <text:p>(6.262998e-03</text:p>
          </table:table-cell>
          <table:table-cell office:value-type="float" office:value="9.447786" calcext:value-type="float">
            <text:p>9.447786</text:p>
          </table:table-cell>
          <table:table-cell office:value-type="string" calcext:value-type="string">
            <text:p>4.647026e-01))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string" calcext:value-type="string">
            <text:p>((-1.350311e+01</text:p>
          </table:table-cell>
          <table:table-cell office:value-type="float" office:value="1.165947E-017" calcext:value-type="float">
            <text:p>1.165947E-17</text:p>
          </table:table-cell>
          <table:table-cell office:value-type="string" calcext:value-type="string">
            <text:p>4.901399e+02)</text:p>
          </table:table-cell>
          <table:table-cell office:value-type="string" calcext:value-type="string">
            <text:p>(9.295340e+00</text:p>
          </table:table-cell>
          <table:table-cell office:value-type="float" office:value="1.682535E-020" calcext:value-type="float">
            <text:p>1.682535E-20</text:p>
          </table:table-cell>
          <table:table-cell office:value-type="string" calcext:value-type="string">
            <text:p>-1.236048e-01))</text:p>
          </table:table-cell>
          <table:table-cell office:value-type="string" calcext:value-type="string">
            <text:p>((-2.450699e+01</text:p>
          </table:table-cell>
          <table:table-cell office:value-type="float" office:value="-146.9897" calcext:value-type="float">
            <text:p>-146.9897</text:p>
          </table:table-cell>
          <table:table-cell office:value-type="string" calcext:value-type="string">
            <text:p>-6.751554e-01)</text:p>
          </table:table-cell>
          <table:table-cell office:value-type="string" calcext:value-type="string">
            <text:p>(6.180239e-03</text:p>
          </table:table-cell>
          <table:table-cell office:value-type="float" office:value="9.44885" calcext:value-type="float">
            <text:p>9.44885</text:p>
          </table:table-cell>
          <table:table-cell office:value-type="string" calcext:value-type="string">
            <text:p>4.647670e-01))</text:p>
          </table:table-cell>
        </table:table-row>
        <table:table-row table:style-name="ro1">
          <table:table-cell office:value-type="float" office:value="0.216667" calcext:value-type="float">
            <text:p>0.216667</text:p>
          </table:table-cell>
          <table:table-cell office:value-type="string" calcext:value-type="string">
            <text:p>((-1.330953e+01</text:p>
          </table:table-cell>
          <table:table-cell office:value-type="float" office:value="1.15206E-017" calcext:value-type="float">
            <text:p>1.15206E-17</text:p>
          </table:table-cell>
          <table:table-cell office:value-type="string" calcext:value-type="string">
            <text:p>4.934209e+02)</text:p>
          </table:table-cell>
          <table:table-cell office:value-type="string" calcext:value-type="string">
            <text:p>(9.298633e+00</text:p>
          </table:table-cell>
          <table:table-cell office:value-type="float" office:value="1.676233E-020" calcext:value-type="float">
            <text:p>1.676233E-20</text:p>
          </table:table-cell>
          <table:table-cell office:value-type="string" calcext:value-type="string">
            <text:p>-1.208697e-01))</text:p>
          </table:table-cell>
          <table:table-cell office:value-type="string" calcext:value-type="string">
            <text:p>((-2.467105e+01</text:p>
          </table:table-cell>
          <table:table-cell office:value-type="float" office:value="-148.3653" calcext:value-type="float">
            <text:p>-148.3653</text:p>
          </table:table-cell>
          <table:table-cell office:value-type="string" calcext:value-type="string">
            <text:p>-6.654765e-01)</text:p>
          </table:table-cell>
          <table:table-cell office:value-type="string" calcext:value-type="string">
            <text:p>(6.043484e-03</text:p>
          </table:table-cell>
          <table:table-cell office:value-type="float" office:value="9.451752" calcext:value-type="float">
            <text:p>9.451752</text:p>
          </table:table-cell>
          <table:table-cell office:value-type="string" calcext:value-type="string">
            <text:p>4.649317e-01))</text:p>
          </table:table-cell>
        </table:table-row>
        <table:table-row table:style-name="ro1">
          <table:table-cell office:value-type="float" office:value="0.217333" calcext:value-type="float">
            <text:p>0.217333</text:p>
          </table:table-cell>
          <table:table-cell office:value-type="string" calcext:value-type="string">
            <text:p>((-1.318929e+01</text:p>
          </table:table-cell>
          <table:table-cell office:value-type="float" office:value="1.144047E-017" calcext:value-type="float">
            <text:p>1.144047E-17</text:p>
          </table:table-cell>
          <table:table-cell office:value-type="string" calcext:value-type="string">
            <text:p>4.957147e+02)</text:p>
          </table:table-cell>
          <table:table-cell office:value-type="string" calcext:value-type="string">
            <text:p>(9.304716e+00</text:p>
          </table:table-cell>
          <table:table-cell office:value-type="float" office:value="1.670671E-020" calcext:value-type="float">
            <text:p>1.670671E-20</text:p>
          </table:table-cell>
          <table:table-cell office:value-type="string" calcext:value-type="string">
            <text:p>-1.163420e-01))</text:p>
          </table:table-cell>
          <table:table-cell office:value-type="string" calcext:value-type="string">
            <text:p>((-2.478573e+01</text:p>
          </table:table-cell>
          <table:table-cell office:value-type="float" office:value="-149.3291" calcext:value-type="float">
            <text:p>-149.3291</text:p>
          </table:table-cell>
          <table:table-cell office:value-type="string" calcext:value-type="string">
            <text:p>-6.594646e-01)</text:p>
          </table:table-cell>
          <table:table-cell office:value-type="string" calcext:value-type="string">
            <text:p>(5.817099e-03</text:p>
          </table:table-cell>
          <table:table-cell office:value-type="float" office:value="9.457128" calcext:value-type="float">
            <text:p>9.457128</text:p>
          </table:table-cell>
          <table:table-cell office:value-type="string" calcext:value-type="string">
            <text:p>4.652358e-01))</text:p>
          </table:table-cell>
        </table:table-row>
        <table:table-row table:style-name="ro1">
          <table:table-cell office:value-type="float" office:value="0.218" calcext:value-type="float">
            <text:p>0.218</text:p>
          </table:table-cell>
          <table:table-cell office:value-type="string" calcext:value-type="string">
            <text:p>((-1.311900e+01</text:p>
          </table:table-cell>
          <table:table-cell office:value-type="float" office:value="1.140033E-017" calcext:value-type="float">
            <text:p>1.140033E-17</text:p>
          </table:table-cell>
          <table:table-cell office:value-type="string" calcext:value-type="string">
            <text:p>4.971394e+02)</text:p>
          </table:table-cell>
          <table:table-cell office:value-type="string" calcext:value-type="string">
            <text:p>(9.317744e+00</text:p>
          </table:table-cell>
          <table:table-cell office:value-type="float" office:value="1.664809E-020" calcext:value-type="float">
            <text:p>1.664809E-20</text:p>
          </table:table-cell>
          <table:table-cell office:value-type="string" calcext:value-type="string">
            <text:p>-1.075194e-01))</text:p>
          </table:table-cell>
          <table:table-cell office:value-type="string" calcext:value-type="string">
            <text:p>((-2.485697e+01</text:p>
          </table:table-cell>
          <table:table-cell office:value-type="float" office:value="-149.9321" calcext:value-type="float">
            <text:p>-149.9321</text:p>
          </table:table-cell>
          <table:table-cell office:value-type="string" calcext:value-type="string">
            <text:p>-6.559502e-01)</text:p>
          </table:table-cell>
          <table:table-cell office:value-type="string" calcext:value-type="string">
            <text:p>(5.375972e-03</text:p>
          </table:table-cell>
          <table:table-cell office:value-type="float" office:value="9.468698" calcext:value-type="float">
            <text:p>9.468698</text:p>
          </table:table-cell>
          <table:table-cell office:value-type="string" calcext:value-type="string">
            <text:p>4.658872e-01))</text:p>
          </table:table-cell>
        </table:table-row>
        <table:table-row table:style-name="ro1">
          <table:table-cell office:value-type="float" office:value="0.218667" calcext:value-type="float">
            <text:p>0.218667</text:p>
          </table:table-cell>
          <table:table-cell office:value-type="string" calcext:value-type="string">
            <text:p>((-1.306286e+01</text:p>
          </table:table-cell>
          <table:table-cell office:value-type="float" office:value="1.136591E-017" calcext:value-type="float">
            <text:p>1.136591E-17</text:p>
          </table:table-cell>
          <table:table-cell office:value-type="string" calcext:value-type="string">
            <text:p>4.983578e+02)</text:p>
          </table:table-cell>
          <table:table-cell office:value-type="string" calcext:value-type="string">
            <text:p>(9.349021e+00</text:p>
          </table:table-cell>
          <table:table-cell office:value-type="float" office:value="1.659376E-020" calcext:value-type="float">
            <text:p>1.659376E-20</text:p>
          </table:table-cell>
          <table:table-cell office:value-type="string" calcext:value-type="string">
            <text:p>-9.132281e-02))</text:p>
          </table:table-cell>
          <table:table-cell office:value-type="string" calcext:value-type="string">
            <text:p>((-2.491789e+01</text:p>
          </table:table-cell>
          <table:table-cell office:value-type="float" office:value="-150.461" calcext:value-type="float">
            <text:p>-150.461</text:p>
          </table:table-cell>
          <table:table-cell office:value-type="string" calcext:value-type="string">
            <text:p>-6.531431e-01)</text:p>
          </table:table-cell>
          <table:table-cell office:value-type="string" calcext:value-type="string">
            <text:p>(4.566140e-03</text:p>
          </table:table-cell>
          <table:table-cell office:value-type="float" office:value="9.497589" calcext:value-type="float">
            <text:p>9.497589</text:p>
          </table:table-cell>
          <table:table-cell office:value-type="string" calcext:value-type="string">
            <text:p>4.674511e-01))</text:p>
          </table:table-cell>
        </table:table-row>
        <table:table-row table:style-name="ro1">
          <table:table-cell office:value-type="float" office:value="0.219333" calcext:value-type="float">
            <text:p>0.219333</text:p>
          </table:table-cell>
          <table:table-cell office:value-type="string" calcext:value-type="string">
            <text:p>((-1.297603e+01</text:p>
          </table:table-cell>
          <table:table-cell office:value-type="float" office:value="1.130409E-017" calcext:value-type="float">
            <text:p>1.130409E-17</text:p>
          </table:table-cell>
          <table:table-cell office:value-type="string" calcext:value-type="string">
            <text:p>5.000134e+02)</text:p>
          </table:table-cell>
          <table:table-cell office:value-type="string" calcext:value-type="string">
            <text:p>(9.394150e+00</text:p>
          </table:table-cell>
          <table:table-cell office:value-type="float" office:value="1.65335E-020" calcext:value-type="float">
            <text:p>1.65335E-20</text:p>
          </table:table-cell>
          <table:table-cell office:value-type="string" calcext:value-type="string">
            <text:p>-7.151519e-02))</text:p>
          </table:table-cell>
          <table:table-cell office:value-type="string" calcext:value-type="string">
            <text:p>((-2.500067e+01</text:p>
          </table:table-cell>
          <table:table-cell office:value-type="float" office:value="-151.1721" calcext:value-type="float">
            <text:p>-151.1721</text:p>
          </table:table-cell>
          <table:table-cell office:value-type="string" calcext:value-type="string">
            <text:p>-6.488014e-01)</text:p>
          </table:table-cell>
          <table:table-cell office:value-type="string" calcext:value-type="string">
            <text:p>(3.575759e-03</text:p>
          </table:table-cell>
          <table:table-cell office:value-type="float" office:value="9.540164" calcext:value-type="float">
            <text:p>9.540164</text:p>
          </table:table-cell>
          <table:table-cell office:value-type="string" calcext:value-type="string">
            <text:p>4.697075e-01))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string" calcext:value-type="string">
            <text:p>((-1.286997e+01</text:p>
          </table:table-cell>
          <table:table-cell office:value-type="float" office:value="1.123272E-017" calcext:value-type="float">
            <text:p>1.123272E-17</text:p>
          </table:table-cell>
          <table:table-cell office:value-type="string" calcext:value-type="string">
            <text:p>5.019183e+02)</text:p>
          </table:table-cell>
          <table:table-cell office:value-type="string" calcext:value-type="string">
            <text:p>(9.460774e+00</text:p>
          </table:table-cell>
          <table:table-cell office:value-type="float" office:value="1.647211E-020" calcext:value-type="float">
            <text:p>1.647211E-20</text:p>
          </table:table-cell>
          <table:table-cell office:value-type="string" calcext:value-type="string">
            <text:p>-3.821303e-02))</text:p>
          </table:table-cell>
          <table:table-cell office:value-type="string" calcext:value-type="string">
            <text:p>((-2.509591e+01</text:p>
          </table:table-cell>
          <table:table-cell office:value-type="float" office:value="-151.9843" calcext:value-type="float">
            <text:p>-151.9843</text:p>
          </table:table-cell>
          <table:table-cell office:value-type="string" calcext:value-type="string">
            <text:p>-6.434985e-01)</text:p>
          </table:table-cell>
          <table:table-cell office:value-type="string" calcext:value-type="string">
            <text:p>(1.910652e-03</text:p>
          </table:table-cell>
          <table:table-cell office:value-type="float" office:value="9.601871" calcext:value-type="float">
            <text:p>9.601871</text:p>
          </table:table-cell>
          <table:table-cell office:value-type="string" calcext:value-type="string">
            <text:p>4.730387e-01))</text:p>
          </table:table-cell>
        </table:table-row>
        <table:table-row table:style-name="ro1">
          <table:table-cell office:value-type="float" office:value="0.220667" calcext:value-type="float">
            <text:p>0.220667</text:p>
          </table:table-cell>
          <table:table-cell office:value-type="string" calcext:value-type="string">
            <text:p>((-1.280285e+01</text:p>
          </table:table-cell>
          <table:table-cell office:value-type="float" office:value="1.119718E-017" calcext:value-type="float">
            <text:p>1.119718E-17</text:p>
          </table:table-cell>
          <table:table-cell office:value-type="string" calcext:value-type="string">
            <text:p>5.032602e+02)</text:p>
          </table:table-cell>
          <table:table-cell office:value-type="string" calcext:value-type="string">
            <text:p>(9.534377e+00</text:p>
          </table:table-cell>
          <table:table-cell office:value-type="float" office:value="1.643263E-020" calcext:value-type="float">
            <text:p>1.643263E-20</text:p>
          </table:table-cell>
          <table:table-cell office:value-type="string" calcext:value-type="string">
            <text:p>1.031084e-03))</text:p>
          </table:table-cell>
          <table:table-cell office:value-type="string" calcext:value-type="string">
            <text:p>((-2.516301e+01</text:p>
          </table:table-cell>
          <table:table-cell office:value-type="float" office:value="-152.5608" calcext:value-type="float">
            <text:p>-152.5608</text:p>
          </table:table-cell>
          <table:table-cell office:value-type="string" calcext:value-type="string">
            <text:p>-6.401427e-01)</text:p>
          </table:table-cell>
          <table:table-cell office:value-type="string" calcext:value-type="string">
            <text:p>(-5.155422e-05</text:p>
          </table:table-cell>
          <table:table-cell office:value-type="float" office:value="9.669366" calcext:value-type="float">
            <text:p>9.669366</text:p>
          </table:table-cell>
          <table:table-cell office:value-type="string" calcext:value-type="string">
            <text:p>4.767189e-01))</text:p>
          </table:table-cell>
        </table:table-row>
        <table:table-row table:style-name="ro1">
          <table:table-cell office:value-type="float" office:value="0.221333" calcext:value-type="float">
            <text:p>0.221333</text:p>
          </table:table-cell>
          <table:table-cell office:value-type="string" calcext:value-type="string">
            <text:p>((-1.277823e+01</text:p>
          </table:table-cell>
          <table:table-cell office:value-type="float" office:value="1.120371E-017" calcext:value-type="float">
            <text:p>1.120371E-17</text:p>
          </table:table-cell>
          <table:table-cell office:value-type="string" calcext:value-type="string">
            <text:p>5.040295e+02)</text:p>
          </table:table-cell>
          <table:table-cell office:value-type="string" calcext:value-type="string">
            <text:p>(9.602671e+00</text:p>
          </table:table-cell>
          <table:table-cell office:value-type="float" office:value="1.641077E-020" calcext:value-type="float">
            <text:p>1.641077E-20</text:p>
          </table:table-cell>
          <table:table-cell office:value-type="string" calcext:value-type="string">
            <text:p>4.296089e-02))</text:p>
          </table:table-cell>
          <table:table-cell office:value-type="string" calcext:value-type="string">
            <text:p>((-2.520147e+01</text:p>
          </table:table-cell>
          <table:table-cell office:value-type="float" office:value="-152.8964" calcext:value-type="float">
            <text:p>-152.8964</text:p>
          </table:table-cell>
          <table:table-cell office:value-type="string" calcext:value-type="string">
            <text:p>-6.389115e-01)</text:p>
          </table:table-cell>
          <table:table-cell office:value-type="string" calcext:value-type="string">
            <text:p>(-2.148044e-03</text:p>
          </table:table-cell>
          <table:table-cell office:value-type="float" office:value="9.730509" calcext:value-type="float">
            <text:p>9.730509</text:p>
          </table:table-cell>
          <table:table-cell office:value-type="string" calcext:value-type="string">
            <text:p>4.801335e-01))</text:p>
          </table:table-cell>
        </table:table-row>
        <table:table-row table:style-name="ro1">
          <table:table-cell office:value-type="float" office:value="0.222" calcext:value-type="float">
            <text:p>0.222</text:p>
          </table:table-cell>
          <table:table-cell office:value-type="string" calcext:value-type="string">
            <text:p>((-1.277778e+01</text:p>
          </table:table-cell>
          <table:table-cell office:value-type="float" office:value="1.123526E-017" calcext:value-type="float">
            <text:p>1.123526E-17</text:p>
          </table:table-cell>
          <table:table-cell office:value-type="string" calcext:value-type="string">
            <text:p>5.044726e+02)</text:p>
          </table:table-cell>
          <table:table-cell office:value-type="string" calcext:value-type="string">
            <text:p>(9.657858e+00</text:p>
          </table:table-cell>
          <table:table-cell office:value-type="float" office:value="1.640547E-020" calcext:value-type="float">
            <text:p>1.640547E-20</text:p>
          </table:table-cell>
          <table:table-cell office:value-type="string" calcext:value-type="string">
            <text:p>8.302027e-02))</text:p>
          </table:table-cell>
          <table:table-cell office:value-type="string" calcext:value-type="string">
            <text:p>((-2.522363e+01</text:p>
          </table:table-cell>
          <table:table-cell office:value-type="float" office:value="-153.0912" calcext:value-type="float">
            <text:p>-153.0912</text:p>
          </table:table-cell>
          <table:table-cell office:value-type="string" calcext:value-type="string">
            <text:p>-6.388891e-01)</text:p>
          </table:table-cell>
          <table:table-cell office:value-type="string" calcext:value-type="string">
            <text:p>(-4.151013e-03</text:p>
          </table:table-cell>
          <table:table-cell office:value-type="float" office:value="9.778254" calcext:value-type="float">
            <text:p>9.778254</text:p>
          </table:table-cell>
          <table:table-cell office:value-type="string" calcext:value-type="string">
            <text:p>4.828929e-01))</text:p>
          </table:table-cell>
        </table:table-row>
        <table:table-row table:style-name="ro1">
          <table:table-cell office:value-type="float" office:value="0.222667" calcext:value-type="float">
            <text:p>0.222667</text:p>
          </table:table-cell>
          <table:table-cell office:value-type="string" calcext:value-type="string">
            <text:p>((-1.279273e+01</text:p>
          </table:table-cell>
          <table:table-cell office:value-type="float" office:value="1.129026E-017" calcext:value-type="float">
            <text:p>1.129026E-17</text:p>
          </table:table-cell>
          <table:table-cell office:value-type="string" calcext:value-type="string">
            <text:p>5.048053e+02)</text:p>
          </table:table-cell>
          <table:table-cell office:value-type="string" calcext:value-type="string">
            <text:p>(9.698803e+00</text:p>
          </table:table-cell>
          <table:table-cell office:value-type="float" office:value="1.650674E-020" calcext:value-type="float">
            <text:p>1.650674E-20</text:p>
          </table:table-cell>
          <table:table-cell office:value-type="string" calcext:value-type="string">
            <text:p>1.172563e-01))</text:p>
          </table:table-cell>
          <table:table-cell office:value-type="string" calcext:value-type="string">
            <text:p>((-2.524026e+01</text:p>
          </table:table-cell>
          <table:table-cell office:value-type="float" office:value="-153.235" calcext:value-type="float">
            <text:p>-153.235</text:p>
          </table:table-cell>
          <table:table-cell office:value-type="string" calcext:value-type="string">
            <text:p>-6.396363e-01)</text:p>
          </table:table-cell>
          <table:table-cell office:value-type="string" calcext:value-type="string">
            <text:p>(-5.862813e-03</text:p>
          </table:table-cell>
          <table:table-cell office:value-type="float" office:value="9.812449" calcext:value-type="float">
            <text:p>9.812449</text:p>
          </table:table-cell>
          <table:table-cell office:value-type="string" calcext:value-type="string">
            <text:p>4.849401e-01))</text:p>
          </table:table-cell>
        </table:table-row>
        <table:table-row table:style-name="ro1">
          <table:table-cell office:value-type="float" office:value="0.223333" calcext:value-type="float">
            <text:p>0.223333</text:p>
          </table:table-cell>
          <table:table-cell office:value-type="string" calcext:value-type="string">
            <text:p>((-1.280039e+01</text:p>
          </table:table-cell>
          <table:table-cell office:value-type="float" office:value="1.133855E-017" calcext:value-type="float">
            <text:p>1.133855E-17</text:p>
          </table:table-cell>
          <table:table-cell office:value-type="string" calcext:value-type="string">
            <text:p>5.052942e+02)</text:p>
          </table:table-cell>
          <table:table-cell office:value-type="string" calcext:value-type="string">
            <text:p>(9.726713e+00</text:p>
          </table:table-cell>
          <table:table-cell office:value-type="float" office:value="1.663323E-020" calcext:value-type="float">
            <text:p>1.663323E-20</text:p>
          </table:table-cell>
          <table:table-cell office:value-type="string" calcext:value-type="string">
            <text:p>1.442569e-01))</text:p>
          </table:table-cell>
          <table:table-cell office:value-type="string" calcext:value-type="string">
            <text:p>((-2.526471e+01</text:p>
          </table:table-cell>
          <table:table-cell office:value-type="float" office:value="-153.4329" calcext:value-type="float">
            <text:p>-153.4329</text:p>
          </table:table-cell>
          <table:table-cell office:value-type="string" calcext:value-type="string">
            <text:p>-6.400195e-01)</text:p>
          </table:table-cell>
          <table:table-cell office:value-type="string" calcext:value-type="string">
            <text:p>(-7.212844e-03</text:p>
          </table:table-cell>
          <table:table-cell office:value-type="float" office:value="9.834756" calcext:value-type="float">
            <text:p>9.834756</text:p>
          </table:table-cell>
          <table:table-cell office:value-type="string" calcext:value-type="string">
            <text:p>4.863357e-01))</text:p>
          </table:table-cell>
        </table:table-row>
        <table:table-row table:style-name="ro1">
          <table:table-cell office:value-type="float" office:value="0.224" calcext:value-type="float">
            <text:p>0.224</text:p>
          </table:table-cell>
          <table:table-cell office:value-type="string" calcext:value-type="string">
            <text:p>((-1.280390e+01</text:p>
          </table:table-cell>
          <table:table-cell office:value-type="float" office:value="1.138794E-017" calcext:value-type="float">
            <text:p>1.138794E-17</text:p>
          </table:table-cell>
          <table:table-cell office:value-type="string" calcext:value-type="string">
            <text:p>5.059791e+02)</text:p>
          </table:table-cell>
          <table:table-cell office:value-type="string" calcext:value-type="string">
            <text:p>(9.718368e+00</text:p>
          </table:table-cell>
          <table:table-cell office:value-type="float" office:value="1.673334E-020" calcext:value-type="float">
            <text:p>1.673334E-20</text:p>
          </table:table-cell>
          <table:table-cell office:value-type="string" calcext:value-type="string">
            <text:p>1.403593e-01))</text:p>
          </table:table-cell>
          <table:table-cell office:value-type="string" calcext:value-type="string">
            <text:p>((-2.529896e+01</text:p>
          </table:table-cell>
          <table:table-cell office:value-type="float" office:value="-153.6941" calcext:value-type="float">
            <text:p>-153.6941</text:p>
          </table:table-cell>
          <table:table-cell office:value-type="string" calcext:value-type="string">
            <text:p>-6.401948e-01)</text:p>
          </table:table-cell>
          <table:table-cell office:value-type="string" calcext:value-type="string">
            <text:p>(-7.017963e-03</text:p>
          </table:table-cell>
          <table:table-cell office:value-type="float" office:value="9.826938" calcext:value-type="float">
            <text:p>9.826938</text:p>
          </table:table-cell>
          <table:table-cell office:value-type="string" calcext:value-type="string">
            <text:p>4.859184e-01))</text:p>
          </table:table-cell>
        </table:table-row>
        <table:table-row table:style-name="ro1">
          <table:table-cell office:value-type="float" office:value="0.224667" calcext:value-type="float">
            <text:p>0.224667</text:p>
          </table:table-cell>
          <table:table-cell office:value-type="string" calcext:value-type="string">
            <text:p>((-1.278921e+01</text:p>
          </table:table-cell>
          <table:table-cell office:value-type="float" office:value="1.142193E-017" calcext:value-type="float">
            <text:p>1.142193E-17</text:p>
          </table:table-cell>
          <table:table-cell office:value-type="string" calcext:value-type="string">
            <text:p>5.070341e+02)</text:p>
          </table:table-cell>
          <table:table-cell office:value-type="string" calcext:value-type="string">
            <text:p>(9.683606e+00</text:p>
          </table:table-cell>
          <table:table-cell office:value-type="float" office:value="1.678618E-020" calcext:value-type="float">
            <text:p>1.678618E-20</text:p>
          </table:table-cell>
          <table:table-cell office:value-type="string" calcext:value-type="string">
            <text:p>1.124426e-01))</text:p>
          </table:table-cell>
          <table:table-cell office:value-type="string" calcext:value-type="string">
            <text:p>((-2.535171e+01</text:p>
          </table:table-cell>
          <table:table-cell office:value-type="float" office:value="-154.0952" calcext:value-type="float">
            <text:p>-154.0952</text:p>
          </table:table-cell>
          <table:table-cell office:value-type="string" calcext:value-type="string">
            <text:p>-6.394604e-01)</text:p>
          </table:table-cell>
          <table:table-cell office:value-type="string" calcext:value-type="string">
            <text:p>(-5.622129e-03</text:p>
          </table:table-cell>
          <table:table-cell office:value-type="float" office:value="9.797589" calcext:value-type="float">
            <text:p>9.797589</text:p>
          </table:table-cell>
          <table:table-cell office:value-type="string" calcext:value-type="string">
            <text:p>4.841803e-01))</text:p>
          </table:table-cell>
        </table:table-row>
        <table:table-row table:style-name="ro1">
          <table:table-cell office:value-type="float" office:value="0.225333" calcext:value-type="float">
            <text:p>0.225333</text:p>
          </table:table-cell>
          <table:table-cell office:value-type="string" calcext:value-type="string">
            <text:p>((-1.277272e+01</text:p>
          </table:table-cell>
          <table:table-cell office:value-type="float" office:value="1.145615E-017" calcext:value-type="float">
            <text:p>1.145615E-17</text:p>
          </table:table-cell>
          <table:table-cell office:value-type="string" calcext:value-type="string">
            <text:p>5.082200e+02)</text:p>
          </table:table-cell>
          <table:table-cell office:value-type="string" calcext:value-type="string">
            <text:p>(9.640075e+00</text:p>
          </table:table-cell>
          <table:table-cell office:value-type="float" office:value="1.678503E-020" calcext:value-type="float">
            <text:p>1.678503E-20</text:p>
          </table:table-cell>
          <table:table-cell office:value-type="string" calcext:value-type="string">
            <text:p>7.658681e-02))</text:p>
          </table:table-cell>
          <table:table-cell office:value-type="string" calcext:value-type="string">
            <text:p>((-2.541100e+01</text:p>
          </table:table-cell>
          <table:table-cell office:value-type="float" office:value="-154.541" calcext:value-type="float">
            <text:p>-154.541</text:p>
          </table:table-cell>
          <table:table-cell office:value-type="string" calcext:value-type="string">
            <text:p>-6.386361e-01)</text:p>
          </table:table-cell>
          <table:table-cell office:value-type="string" calcext:value-type="string">
            <text:p>(-3.829341e-03</text:p>
          </table:table-cell>
          <table:table-cell office:value-type="float" office:value="9.761096" calcext:value-type="float">
            <text:p>9.761096</text:p>
          </table:table-cell>
          <table:table-cell office:value-type="string" calcext:value-type="string">
            <text:p>4.820038e-01))</text:p>
          </table:table-cell>
        </table:table-row>
        <table:table-row table:style-name="ro1">
          <table:table-cell office:value-type="float" office:value="0.226" calcext:value-type="float">
            <text:p>0.226</text:p>
          </table:table-cell>
          <table:table-cell office:value-type="string" calcext:value-type="string">
            <text:p>((-1.276685e+01</text:p>
          </table:table-cell>
          <table:table-cell office:value-type="float" office:value="1.15091E-017" calcext:value-type="float">
            <text:p>1.15091E-17</text:p>
          </table:table-cell>
          <table:table-cell office:value-type="string" calcext:value-type="string">
            <text:p>5.091797e+02)</text:p>
          </table:table-cell>
          <table:table-cell office:value-type="string" calcext:value-type="string">
            <text:p>(9.593075e+00</text:p>
          </table:table-cell>
          <table:table-cell office:value-type="float" office:value="1.670621E-020" calcext:value-type="float">
            <text:p>1.670621E-20</text:p>
          </table:table-cell>
          <table:table-cell office:value-type="string" calcext:value-type="string">
            <text:p>4.044034e-02))</text:p>
          </table:table-cell>
          <table:table-cell office:value-type="string" calcext:value-type="string">
            <text:p>((-2.545899e+01</text:p>
          </table:table-cell>
          <table:table-cell office:value-type="float" office:value="-154.8941" calcext:value-type="float">
            <text:p>-154.8941</text:p>
          </table:table-cell>
          <table:table-cell office:value-type="string" calcext:value-type="string">
            <text:p>-6.383425e-01)</text:p>
          </table:table-cell>
          <table:table-cell office:value-type="string" calcext:value-type="string">
            <text:p>(-2.022017e-03</text:p>
          </table:table-cell>
          <table:table-cell office:value-type="float" office:value="9.721062" calcext:value-type="float">
            <text:p>9.721062</text:p>
          </table:table-cell>
          <table:table-cell office:value-type="string" calcext:value-type="string">
            <text:p>4.796538e-01))</text:p>
          </table:table-cell>
        </table:table-row>
        <table:table-row table:style-name="ro1">
          <table:table-cell office:value-type="float" office:value="0.226667" calcext:value-type="float">
            <text:p>0.226667</text:p>
          </table:table-cell>
          <table:table-cell office:value-type="string" calcext:value-type="string">
            <text:p>((-1.280881e+01</text:p>
          </table:table-cell>
          <table:table-cell office:value-type="float" office:value="1.161399E-017" calcext:value-type="float">
            <text:p>1.161399E-17</text:p>
          </table:table-cell>
          <table:table-cell office:value-type="string" calcext:value-type="string">
            <text:p>5.095127e+02)</text:p>
          </table:table-cell>
          <table:table-cell office:value-type="string" calcext:value-type="string">
            <text:p>(9.546306e+00</text:p>
          </table:table-cell>
          <table:table-cell office:value-type="float" office:value="1.654117E-020" calcext:value-type="float">
            <text:p>1.654117E-20</text:p>
          </table:table-cell>
          <table:table-cell office:value-type="string" calcext:value-type="string">
            <text:p>5.438277e-03))</text:p>
          </table:table-cell>
          <table:table-cell office:value-type="string" calcext:value-type="string">
            <text:p>((-2.547563e+01</text:p>
          </table:table-cell>
          <table:table-cell office:value-type="float" office:value="-154.9815" calcext:value-type="float">
            <text:p>-154.9815</text:p>
          </table:table-cell>
          <table:table-cell office:value-type="string" calcext:value-type="string">
            <text:p>-6.404405e-01)</text:p>
          </table:table-cell>
          <table:table-cell office:value-type="string" calcext:value-type="string">
            <text:p>(-2.719138e-04</text:p>
          </table:table-cell>
          <table:table-cell office:value-type="float" office:value="9.681043" calcext:value-type="float">
            <text:p>9.681043</text:p>
          </table:table-cell>
          <table:table-cell office:value-type="string" calcext:value-type="string">
            <text:p>4.773153e-01))</text:p>
          </table:table-cell>
        </table:table-row>
        <table:table-row table:style-name="ro1">
          <table:table-cell office:value-type="float" office:value="0.227333" calcext:value-type="float">
            <text:p>0.227333</text:p>
          </table:table-cell>
          <table:table-cell office:value-type="string" calcext:value-type="string">
            <text:p>((-1.286728e+01</text:p>
          </table:table-cell>
          <table:table-cell office:value-type="float" office:value="1.173654E-017" calcext:value-type="float">
            <text:p>1.173654E-17</text:p>
          </table:table-cell>
          <table:table-cell office:value-type="string" calcext:value-type="string">
            <text:p>5.095013e+02)</text:p>
          </table:table-cell>
          <table:table-cell office:value-type="string" calcext:value-type="string">
            <text:p>(9.499073e+00</text:p>
          </table:table-cell>
          <table:table-cell office:value-type="float" office:value="1.630145E-020" calcext:value-type="float">
            <text:p>1.630145E-20</text:p>
          </table:table-cell>
          <table:table-cell office:value-type="string" calcext:value-type="string">
            <text:p>-2.749898e-02))</text:p>
          </table:table-cell>
          <table:table-cell office:value-type="string" calcext:value-type="string">
            <text:p>((-2.547506e+01</text:p>
          </table:table-cell>
          <table:table-cell office:value-type="float" office:value="-154.937" calcext:value-type="float">
            <text:p>-154.937</text:p>
          </table:table-cell>
          <table:table-cell office:value-type="string" calcext:value-type="string">
            <text:p>-6.433638e-01)</text:p>
          </table:table-cell>
          <table:table-cell office:value-type="string" calcext:value-type="string">
            <text:p>(1.374949e-03</text:p>
          </table:table-cell>
          <table:table-cell office:value-type="float" office:value="9.640048" calcext:value-type="float">
            <text:p>9.640048</text:p>
          </table:table-cell>
          <table:table-cell office:value-type="string" calcext:value-type="string">
            <text:p>4.749537e-01))</text:p>
          </table:table-cell>
        </table:table-row>
        <table:table-row table:style-name="ro1">
          <table:table-cell office:value-type="float" office:value="0.228" calcext:value-type="float">
            <text:p>0.228</text:p>
          </table:table-cell>
          <table:table-cell office:value-type="string" calcext:value-type="string">
            <text:p>((-1.294285e+01</text:p>
          </table:table-cell>
          <table:table-cell office:value-type="float" office:value="1.186879E-017" calcext:value-type="float">
            <text:p>1.186879E-17</text:p>
          </table:table-cell>
          <table:table-cell office:value-type="string" calcext:value-type="string">
            <text:p>5.092259e+02)</text:p>
          </table:table-cell>
          <table:table-cell office:value-type="string" calcext:value-type="string">
            <text:p>(9.451706e+00</text:p>
          </table:table-cell>
          <table:table-cell office:value-type="float" office:value="1.600345E-020" calcext:value-type="float">
            <text:p>1.600345E-20</text:p>
          </table:table-cell>
          <table:table-cell office:value-type="string" calcext:value-type="string">
            <text:p>-5.756664e-02))</text:p>
          </table:table-cell>
          <table:table-cell office:value-type="string" calcext:value-type="string">
            <text:p>((-2.546129e+01</text:p>
          </table:table-cell>
          <table:table-cell office:value-type="float" office:value="-154.7862" calcext:value-type="float">
            <text:p>-154.7862</text:p>
          </table:table-cell>
          <table:table-cell office:value-type="string" calcext:value-type="string">
            <text:p>-6.471427e-01)</text:p>
          </table:table-cell>
          <table:table-cell office:value-type="string" calcext:value-type="string">
            <text:p>(2.878332e-03</text:p>
          </table:table-cell>
          <table:table-cell office:value-type="float" office:value="9.598182" calcext:value-type="float">
            <text:p>9.598182</text:p>
          </table:table-cell>
          <table:table-cell office:value-type="string" calcext:value-type="string">
            <text:p>4.725853e-01))</text:p>
          </table:table-cell>
        </table:table-row>
        <table:table-row table:style-name="ro1">
          <table:table-cell office:value-type="float" office:value="0.228667" calcext:value-type="float">
            <text:p>0.228667</text:p>
          </table:table-cell>
          <table:table-cell office:value-type="string" calcext:value-type="string">
            <text:p>((-1.303292e+01</text:p>
          </table:table-cell>
          <table:table-cell office:value-type="float" office:value="1.200219E-017" calcext:value-type="float">
            <text:p>1.200219E-17</text:p>
          </table:table-cell>
          <table:table-cell office:value-type="string" calcext:value-type="string">
            <text:p>5.087579e+02)</text:p>
          </table:table-cell>
          <table:table-cell office:value-type="string" calcext:value-type="string">
            <text:p>(9.408726e+00</text:p>
          </table:table-cell>
          <table:table-cell office:value-type="float" office:value="1.563002E-020" calcext:value-type="float">
            <text:p>1.563002E-20</text:p>
          </table:table-cell>
          <table:table-cell office:value-type="string" calcext:value-type="string">
            <text:p>-8.403140e-02))</text:p>
          </table:table-cell>
          <table:table-cell office:value-type="string" calcext:value-type="string">
            <text:p>((-2.543790e+01</text:p>
          </table:table-cell>
          <table:table-cell office:value-type="float" office:value="-154.5514" calcext:value-type="float">
            <text:p>-154.5514</text:p>
          </table:table-cell>
          <table:table-cell office:value-type="string" calcext:value-type="string">
            <text:p>-6.516458e-01)</text:p>
          </table:table-cell>
          <table:table-cell office:value-type="string" calcext:value-type="string">
            <text:p>(4.201570e-03</text:p>
          </table:table-cell>
          <table:table-cell office:value-type="float" office:value="9.560012" calcext:value-type="float">
            <text:p>9.560012</text:p>
          </table:table-cell>
          <table:table-cell office:value-type="string" calcext:value-type="string">
            <text:p>4.704363e-01))</text:p>
          </table:table-cell>
        </table:table-row>
        <table:table-row table:style-name="ro1">
          <table:table-cell office:value-type="float" office:value="0.229333" calcext:value-type="float">
            <text:p>0.229333</text:p>
          </table:table-cell>
          <table:table-cell office:value-type="string" calcext:value-type="string">
            <text:p>((-1.315789e+01</text:p>
          </table:table-cell>
          <table:table-cell office:value-type="float" office:value="1.216577E-017" calcext:value-type="float">
            <text:p>1.216577E-17</text:p>
          </table:table-cell>
          <table:table-cell office:value-type="string" calcext:value-type="string">
            <text:p>5.077860e+02)</text:p>
          </table:table-cell>
          <table:table-cell office:value-type="string" calcext:value-type="string">
            <text:p>(9.372139e+00</text:p>
          </table:table-cell>
          <table:table-cell office:value-type="float" office:value="1.55073E-020" calcext:value-type="float">
            <text:p>1.55073E-20</text:p>
          </table:table-cell>
          <table:table-cell office:value-type="string" calcext:value-type="string">
            <text:p>-1.056140e-01))</text:p>
          </table:table-cell>
          <table:table-cell office:value-type="string" calcext:value-type="string">
            <text:p>((-2.538930e+01</text:p>
          </table:table-cell>
          <table:table-cell office:value-type="float" office:value="-154.1178" calcext:value-type="float">
            <text:p>-154.1178</text:p>
          </table:table-cell>
          <table:table-cell office:value-type="string" calcext:value-type="string">
            <text:p>-6.578943e-01)</text:p>
          </table:table-cell>
          <table:table-cell office:value-type="string" calcext:value-type="string">
            <text:p>(5.280698e-03</text:p>
          </table:table-cell>
          <table:table-cell office:value-type="float" office:value="9.527299" calcext:value-type="float">
            <text:p>9.527299</text:p>
          </table:table-cell>
          <table:table-cell office:value-type="string" calcext:value-type="string">
            <text:p>4.686070e-01))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string" calcext:value-type="string">
            <text:p>((-1.330476e+01</text:p>
          </table:table-cell>
          <table:table-cell office:value-type="float" office:value="1.234447E-017" calcext:value-type="float">
            <text:p>1.234447E-17</text:p>
          </table:table-cell>
          <table:table-cell office:value-type="string" calcext:value-type="string">
            <text:p>5.063161e+02)</text:p>
          </table:table-cell>
          <table:table-cell office:value-type="string" calcext:value-type="string">
            <text:p>(9.341945e+00</text:p>
          </table:table-cell>
          <table:table-cell office:value-type="float" office:value="1.538471E-020" calcext:value-type="float">
            <text:p>1.538471E-20</text:p>
          </table:table-cell>
          <table:table-cell office:value-type="string" calcext:value-type="string">
            <text:p>-1.227941e-01))</text:p>
          </table:table-cell>
          <table:table-cell office:value-type="string" calcext:value-type="string">
            <text:p>((-2.531580e+01</text:p>
          </table:table-cell>
          <table:table-cell office:value-type="float" office:value="-153.48" calcext:value-type="float">
            <text:p>-153.48</text:p>
          </table:table-cell>
          <table:table-cell office:value-type="string" calcext:value-type="string">
            <text:p>-6.652382e-01)</text:p>
          </table:table-cell>
          <table:table-cell office:value-type="string" calcext:value-type="string">
            <text:p>(6.139706e-03</text:p>
          </table:table-cell>
          <table:table-cell office:value-type="float" office:value="9.500168" calcext:value-type="float">
            <text:p>9.500168</text:p>
          </table:table-cell>
          <table:table-cell office:value-type="string" calcext:value-type="string">
            <text:p>4.670972e-01))</text:p>
          </table:table-cell>
        </table:table-row>
        <table:table-row table:style-name="ro1">
          <table:table-cell office:value-type="float" office:value="0.230667" calcext:value-type="float">
            <text:p>0.230667</text:p>
          </table:table-cell>
          <table:table-cell office:value-type="string" calcext:value-type="string">
            <text:p>((-1.347382e+01</text:p>
          </table:table-cell>
          <table:table-cell office:value-type="float" office:value="1.253645E-017" calcext:value-type="float">
            <text:p>1.253645E-17</text:p>
          </table:table-cell>
          <table:table-cell office:value-type="string" calcext:value-type="string">
            <text:p>5.044632e+02)</text:p>
          </table:table-cell>
          <table:table-cell office:value-type="string" calcext:value-type="string">
            <text:p>(9.316767e+00</text:p>
          </table:table-cell>
          <table:table-cell office:value-type="float" office:value="1.528325E-020" calcext:value-type="float">
            <text:p>1.528325E-20</text:p>
          </table:table-cell>
          <table:table-cell office:value-type="string" calcext:value-type="string">
            <text:p>-1.348876e-01))</text:p>
          </table:table-cell>
          <table:table-cell office:value-type="string" calcext:value-type="string">
            <text:p>((-2.522316e+01</text:p>
          </table:table-cell>
          <table:table-cell office:value-type="float" office:value="-152.6866" calcext:value-type="float">
            <text:p>-152.6866</text:p>
          </table:table-cell>
          <table:table-cell office:value-type="string" calcext:value-type="string">
            <text:p>-6.736909e-01)</text:p>
          </table:table-cell>
          <table:table-cell office:value-type="string" calcext:value-type="string">
            <text:p>(6.744380e-03</text:p>
          </table:table-cell>
          <table:table-cell office:value-type="float" office:value="9.476974" calcext:value-type="float">
            <text:p>9.476974</text:p>
          </table:table-cell>
          <table:table-cell office:value-type="string" calcext:value-type="string">
            <text:p>4.658383e-01))</text:p>
          </table:table-cell>
        </table:table-row>
        <table:table-row table:style-name="ro1">
          <table:table-cell office:value-type="float" office:value="0.231333" calcext:value-type="float">
            <text:p>0.231333</text:p>
          </table:table-cell>
          <table:table-cell office:value-type="string" calcext:value-type="string">
            <text:p>((-1.366219e+01</text:p>
          </table:table-cell>
          <table:table-cell office:value-type="float" office:value="1.273157E-017" calcext:value-type="float">
            <text:p>1.273157E-17</text:p>
          </table:table-cell>
          <table:table-cell office:value-type="string" calcext:value-type="string">
            <text:p>5.024495e+02)</text:p>
          </table:table-cell>
          <table:table-cell office:value-type="string" calcext:value-type="string">
            <text:p>(9.295778e+00</text:p>
          </table:table-cell>
          <table:table-cell office:value-type="float" office:value="1.518316E-020" calcext:value-type="float">
            <text:p>1.518316E-20</text:p>
          </table:table-cell>
          <table:table-cell office:value-type="string" calcext:value-type="string">
            <text:p>-1.429512e-01))</text:p>
          </table:table-cell>
          <table:table-cell office:value-type="string" calcext:value-type="string">
            <text:p>((-2.512247e+01</text:p>
          </table:table-cell>
          <table:table-cell office:value-type="float" office:value="-151.8325" calcext:value-type="float">
            <text:p>-151.8325</text:p>
          </table:table-cell>
          <table:table-cell office:value-type="string" calcext:value-type="string">
            <text:p>-6.831095e-01)</text:p>
          </table:table-cell>
          <table:table-cell office:value-type="string" calcext:value-type="string">
            <text:p>(7.147562e-03</text:p>
          </table:table-cell>
          <table:table-cell office:value-type="float" office:value="9.457129" calcext:value-type="float">
            <text:p>9.457129</text:p>
          </table:table-cell>
          <table:table-cell office:value-type="string" calcext:value-type="string">
            <text:p>4.647889e-01))</text:p>
          </table:table-cell>
        </table:table-row>
        <table:table-row table:style-name="ro1">
          <table:table-cell office:value-type="float" office:value="0.232" calcext:value-type="float">
            <text:p>0.232</text:p>
          </table:table-cell>
          <table:table-cell office:value-type="string" calcext:value-type="string">
            <text:p>((-1.384380e+01</text:p>
          </table:table-cell>
          <table:table-cell office:value-type="float" office:value="1.291234E-017" calcext:value-type="float">
            <text:p>1.291234E-17</text:p>
          </table:table-cell>
          <table:table-cell office:value-type="string" calcext:value-type="string">
            <text:p>5.004348e+02)</text:p>
          </table:table-cell>
          <table:table-cell office:value-type="string" calcext:value-type="string">
            <text:p>(9.280402e+00</text:p>
          </table:table-cell>
          <table:table-cell office:value-type="float" office:value="1.507841E-020" calcext:value-type="float">
            <text:p>1.507841E-20</text:p>
          </table:table-cell>
          <table:table-cell office:value-type="string" calcext:value-type="string">
            <text:p>-1.478729e-01))</text:p>
          </table:table-cell>
          <table:table-cell office:value-type="string" calcext:value-type="string">
            <text:p>((-2.502174e+01</text:p>
          </table:table-cell>
          <table:table-cell office:value-type="float" office:value="-150.9796" calcext:value-type="float">
            <text:p>-150.9796</text:p>
          </table:table-cell>
          <table:table-cell office:value-type="string" calcext:value-type="string">
            <text:p>-6.921901e-01)</text:p>
          </table:table-cell>
          <table:table-cell office:value-type="string" calcext:value-type="string">
            <text:p>(7.393647e-03</text:p>
          </table:table-cell>
          <table:table-cell office:value-type="float" office:value="9.442376" calcext:value-type="float">
            <text:p>9.442376</text:p>
          </table:table-cell>
          <table:table-cell office:value-type="string" calcext:value-type="string">
            <text:p>4.640201e-01))</text:p>
          </table:table-cell>
        </table:table-row>
        <table:table-row table:style-name="ro1">
          <table:table-cell office:value-type="float" office:value="0.232667" calcext:value-type="float">
            <text:p>0.232667</text:p>
          </table:table-cell>
          <table:table-cell office:value-type="string" calcext:value-type="string">
            <text:p>((-1.400392e+01</text:p>
          </table:table-cell>
          <table:table-cell office:value-type="float" office:value="1.306874E-017" calcext:value-type="float">
            <text:p>1.306874E-17</text:p>
          </table:table-cell>
          <table:table-cell office:value-type="string" calcext:value-type="string">
            <text:p>4.986036e+02)</text:p>
          </table:table-cell>
          <table:table-cell office:value-type="string" calcext:value-type="string">
            <text:p>(9.268948e+00</text:p>
          </table:table-cell>
          <table:table-cell office:value-type="float" office:value="1.497983E-020" calcext:value-type="float">
            <text:p>1.497983E-20</text:p>
          </table:table-cell>
          <table:table-cell office:value-type="string" calcext:value-type="string">
            <text:p>-1.502268e-01))</text:p>
          </table:table-cell>
          <table:table-cell office:value-type="string" calcext:value-type="string">
            <text:p>((-2.493018e+01</text:p>
          </table:table-cell>
          <table:table-cell office:value-type="float" office:value="-150.2095" calcext:value-type="float">
            <text:p>-150.2095</text:p>
          </table:table-cell>
          <table:table-cell office:value-type="string" calcext:value-type="string">
            <text:p>-7.001959e-01)</text:p>
          </table:table-cell>
          <table:table-cell office:value-type="string" calcext:value-type="string">
            <text:p>(7.511341e-03</text:p>
          </table:table-cell>
          <table:table-cell office:value-type="float" office:value="9.431077" calcext:value-type="float">
            <text:p>9.431077</text:p>
          </table:table-cell>
          <table:table-cell office:value-type="string" calcext:value-type="string">
            <text:p>4.634474e-01))</text:p>
          </table:table-cell>
        </table:table-row>
        <table:table-row table:style-name="ro1">
          <table:table-cell office:value-type="float" office:value="0.233333" calcext:value-type="float">
            <text:p>0.233333</text:p>
          </table:table-cell>
          <table:table-cell office:value-type="string" calcext:value-type="string">
            <text:p>((-1.416071e+01</text:p>
          </table:table-cell>
          <table:table-cell office:value-type="float" office:value="1.320915E-017" calcext:value-type="float">
            <text:p>1.320915E-17</text:p>
          </table:table-cell>
          <table:table-cell office:value-type="string" calcext:value-type="string">
            <text:p>4.969448e+02)</text:p>
          </table:table-cell>
          <table:table-cell office:value-type="string" calcext:value-type="string">
            <text:p>(9.261119e+00</text:p>
          </table:table-cell>
          <table:table-cell office:value-type="float" office:value="1.488684E-020" calcext:value-type="float">
            <text:p>1.488684E-20</text:p>
          </table:table-cell>
          <table:table-cell office:value-type="string" calcext:value-type="string">
            <text:p>-1.508180e-01))</text:p>
          </table:table-cell>
          <table:table-cell office:value-type="string" calcext:value-type="string">
            <text:p>((-2.484724e+01</text:p>
          </table:table-cell>
          <table:table-cell office:value-type="float" office:value="-149.5195" calcext:value-type="float">
            <text:p>-149.5195</text:p>
          </table:table-cell>
          <table:table-cell office:value-type="string" calcext:value-type="string">
            <text:p>-7.080355e-01)</text:p>
          </table:table-cell>
          <table:table-cell office:value-type="string" calcext:value-type="string">
            <text:p>(7.540901e-03</text:p>
          </table:table-cell>
          <table:table-cell office:value-type="float" office:value="9.423133" calcext:value-type="float">
            <text:p>9.423133</text:p>
          </table:table-cell>
          <table:table-cell office:value-type="string" calcext:value-type="string">
            <text:p>4.630560e-01))</text:p>
          </table:table-cell>
        </table:table-row>
        <table:table-row table:style-name="ro1">
          <table:table-cell office:value-type="float" office:value="0.234" calcext:value-type="float">
            <text:p>0.234</text:p>
          </table:table-cell>
          <table:table-cell office:value-type="string" calcext:value-type="string">
            <text:p>((-1.429027e+01</text:p>
          </table:table-cell>
          <table:table-cell office:value-type="float" office:value="1.332591E-017" calcext:value-type="float">
            <text:p>1.332591E-17</text:p>
          </table:table-cell>
          <table:table-cell office:value-type="string" calcext:value-type="string">
            <text:p>4.954875e+02)</text:p>
          </table:table-cell>
          <table:table-cell office:value-type="string" calcext:value-type="string">
            <text:p>(9.255947e+00</text:p>
          </table:table-cell>
          <table:table-cell office:value-type="float" office:value="1.480692E-020" calcext:value-type="float">
            <text:p>1.480692E-20</text:p>
          </table:table-cell>
          <table:table-cell office:value-type="string" calcext:value-type="string">
            <text:p>-1.498018e-01))</text:p>
          </table:table-cell>
          <table:table-cell office:value-type="string" calcext:value-type="string">
            <text:p>((-2.477438e+01</text:p>
          </table:table-cell>
          <table:table-cell office:value-type="float" office:value="-148.9073" calcext:value-type="float">
            <text:p>-148.9073</text:p>
          </table:table-cell>
          <table:table-cell office:value-type="string" calcext:value-type="string">
            <text:p>-7.145134e-01)</text:p>
          </table:table-cell>
          <table:table-cell office:value-type="string" calcext:value-type="string">
            <text:p>(7.490089e-03</text:p>
          </table:table-cell>
          <table:table-cell office:value-type="float" office:value="9.417558" calcext:value-type="float">
            <text:p>9.417558</text:p>
          </table:table-cell>
          <table:table-cell office:value-type="string" calcext:value-type="string">
            <text:p>4.627973e-01))</text:p>
          </table:table-cell>
        </table:table-row>
        <table:table-row table:style-name="ro1">
          <table:table-cell office:value-type="float" office:value="0.234667" calcext:value-type="float">
            <text:p>0.234667</text:p>
          </table:table-cell>
          <table:table-cell office:value-type="string" calcext:value-type="string">
            <text:p>((-1.439032e+01</text:p>
          </table:table-cell>
          <table:table-cell office:value-type="float" office:value="1.340284E-017" calcext:value-type="float">
            <text:p>1.340284E-17</text:p>
          </table:table-cell>
          <table:table-cell office:value-type="string" calcext:value-type="string">
            <text:p>4.945465e+02)</text:p>
          </table:table-cell>
          <table:table-cell office:value-type="string" calcext:value-type="string">
            <text:p>(9.253147e+00</text:p>
          </table:table-cell>
          <table:table-cell office:value-type="float" office:value="1.478444E-020" calcext:value-type="float">
            <text:p>1.478444E-20</text:p>
          </table:table-cell>
          <table:table-cell office:value-type="string" calcext:value-type="string">
            <text:p>-1.476059e-01))</text:p>
          </table:table-cell>
          <table:table-cell office:value-type="string" calcext:value-type="string">
            <text:p>((-2.472732e+01</text:p>
          </table:table-cell>
          <table:table-cell office:value-type="float" office:value="-148.5198" calcext:value-type="float">
            <text:p>-148.5198</text:p>
          </table:table-cell>
          <table:table-cell office:value-type="string" calcext:value-type="string">
            <text:p>-7.195160e-01)</text:p>
          </table:table-cell>
          <table:table-cell office:value-type="string" calcext:value-type="string">
            <text:p>(7.380294e-03</text:p>
          </table:table-cell>
          <table:table-cell office:value-type="float" office:value="9.41416" calcext:value-type="float">
            <text:p>9.41416</text:p>
          </table:table-cell>
          <table:table-cell office:value-type="string" calcext:value-type="string">
            <text:p>4.626573e-01))</text:p>
          </table:table-cell>
        </table:table-row>
        <table:table-row table:style-name="ro1">
          <table:table-cell office:value-type="float" office:value="0.235333" calcext:value-type="float">
            <text:p>0.235333</text:p>
          </table:table-cell>
          <table:table-cell office:value-type="string" calcext:value-type="string">
            <text:p>((-1.439819e+01</text:p>
          </table:table-cell>
          <table:table-cell office:value-type="float" office:value="1.338521E-017" calcext:value-type="float">
            <text:p>1.338521E-17</text:p>
          </table:table-cell>
          <table:table-cell office:value-type="string" calcext:value-type="string">
            <text:p>4.947405e+02)</text:p>
          </table:table-cell>
          <table:table-cell office:value-type="string" calcext:value-type="string">
            <text:p>(9.252558e+00</text:p>
          </table:table-cell>
          <table:table-cell office:value-type="float" office:value="1.471025E-020" calcext:value-type="float">
            <text:p>1.471025E-20</text:p>
          </table:table-cell>
          <table:table-cell office:value-type="string" calcext:value-type="string">
            <text:p>-1.443268e-01))</text:p>
          </table:table-cell>
          <table:table-cell office:value-type="string" calcext:value-type="string">
            <text:p>((-2.473703e+01</text:p>
          </table:table-cell>
          <table:table-cell office:value-type="float" office:value="-148.6225" calcext:value-type="float">
            <text:p>-148.6225</text:p>
          </table:table-cell>
          <table:table-cell office:value-type="string" calcext:value-type="string">
            <text:p>-7.199095e-01)</text:p>
          </table:table-cell>
          <table:table-cell office:value-type="string" calcext:value-type="string">
            <text:p>(7.216340e-03</text:p>
          </table:table-cell>
          <table:table-cell office:value-type="float" office:value="9.412784" calcext:value-type="float">
            <text:p>9.412784</text:p>
          </table:table-cell>
          <table:table-cell office:value-type="string" calcext:value-type="string">
            <text:p>4.626279e-01))</text:p>
          </table:table-cell>
        </table:table-row>
        <table:table-row table:style-name="ro1">
          <table:table-cell office:value-type="float" office:value="0.236" calcext:value-type="float">
            <text:p>0.236</text:p>
          </table:table-cell>
          <table:table-cell office:value-type="string" calcext:value-type="string">
            <text:p>((-1.429879e+01</text:p>
          </table:table-cell>
          <table:table-cell office:value-type="float" office:value="1.325895E-017" calcext:value-type="float">
            <text:p>1.325895E-17</text:p>
          </table:table-cell>
          <table:table-cell office:value-type="string" calcext:value-type="string">
            <text:p>4.961791e+02)</text:p>
          </table:table-cell>
          <table:table-cell office:value-type="string" calcext:value-type="string">
            <text:p>(9.254611e+00</text:p>
          </table:table-cell>
          <table:table-cell office:value-type="float" office:value="1.460422E-020" calcext:value-type="float">
            <text:p>1.460422E-20</text:p>
          </table:table-cell>
          <table:table-cell office:value-type="string" calcext:value-type="string">
            <text:p>-1.397710e-01))</text:p>
          </table:table-cell>
          <table:table-cell office:value-type="string" calcext:value-type="string">
            <text:p>((-2.480895e+01</text:p>
          </table:table-cell>
          <table:table-cell office:value-type="float" office:value="-149.244" calcext:value-type="float">
            <text:p>-149.244</text:p>
          </table:table-cell>
          <table:table-cell office:value-type="string" calcext:value-type="string">
            <text:p>-7.149393e-01)</text:p>
          </table:table-cell>
          <table:table-cell office:value-type="string" calcext:value-type="string">
            <text:p>(6.988550e-03</text:p>
          </table:table-cell>
          <table:table-cell office:value-type="float" office:value="9.413826" calcext:value-type="float">
            <text:p>9.413826</text:p>
          </table:table-cell>
          <table:table-cell office:value-type="string" calcext:value-type="string">
            <text:p>4.627305e-01))</text:p>
          </table:table-cell>
        </table:table-row>
        <table:table-row table:style-name="ro1">
          <table:table-cell office:value-type="float" office:value="0.236667" calcext:value-type="float">
            <text:p>0.236667</text:p>
          </table:table-cell>
          <table:table-cell office:value-type="string" calcext:value-type="string">
            <text:p>((-1.419262e+01</text:p>
          </table:table-cell>
          <table:table-cell office:value-type="float" office:value="1.311268E-017" calcext:value-type="float">
            <text:p>1.311268E-17</text:p>
          </table:table-cell>
          <table:table-cell office:value-type="string" calcext:value-type="string">
            <text:p>4.978137e+02)</text:p>
          </table:table-cell>
          <table:table-cell office:value-type="string" calcext:value-type="string">
            <text:p>(9.260345e+00</text:p>
          </table:table-cell>
          <table:table-cell office:value-type="float" office:value="1.454439E-020" calcext:value-type="float">
            <text:p>1.454439E-20</text:p>
          </table:table-cell>
          <table:table-cell office:value-type="string" calcext:value-type="string">
            <text:p>-1.337442e-01))</text:p>
          </table:table-cell>
          <table:table-cell office:value-type="string" calcext:value-type="string">
            <text:p>((-2.489068e+01</text:p>
          </table:table-cell>
          <table:table-cell office:value-type="float" office:value="-149.9416" calcext:value-type="float">
            <text:p>-149.9416</text:p>
          </table:table-cell>
          <table:table-cell office:value-type="string" calcext:value-type="string">
            <text:p>-7.096309e-01)</text:p>
          </table:table-cell>
          <table:table-cell office:value-type="string" calcext:value-type="string">
            <text:p>(6.687210e-03</text:p>
          </table:table-cell>
          <table:table-cell office:value-type="float" office:value="9.418336" calcext:value-type="float">
            <text:p>9.418336</text:p>
          </table:table-cell>
          <table:table-cell office:value-type="string" calcext:value-type="string">
            <text:p>4.630172e-01))</text:p>
          </table:table-cell>
        </table:table-row>
        <table:table-row table:style-name="ro1">
          <table:table-cell office:value-type="float" office:value="0.237333" calcext:value-type="float">
            <text:p>0.237333</text:p>
          </table:table-cell>
          <table:table-cell office:value-type="string" calcext:value-type="string">
            <text:p>((-1.412257e+01</text:p>
          </table:table-cell>
          <table:table-cell office:value-type="float" office:value="1.300454E-017" calcext:value-type="float">
            <text:p>1.300454E-17</text:p>
          </table:table-cell>
          <table:table-cell office:value-type="string" calcext:value-type="string">
            <text:p>4.989726e+02)</text:p>
          </table:table-cell>
          <table:table-cell office:value-type="string" calcext:value-type="string">
            <text:p>(9.272050e+00</text:p>
          </table:table-cell>
          <table:table-cell office:value-type="float" office:value="1.449887E-020" calcext:value-type="float">
            <text:p>1.449887E-20</text:p>
          </table:table-cell>
          <table:table-cell office:value-type="string" calcext:value-type="string">
            <text:p>-1.249663e-01))</text:p>
          </table:table-cell>
          <table:table-cell office:value-type="string" calcext:value-type="string">
            <text:p>((-2.494863e+01</text:p>
          </table:table-cell>
          <table:table-cell office:value-type="float" office:value="-150.4398" calcext:value-type="float">
            <text:p>-150.4398</text:p>
          </table:table-cell>
          <table:table-cell office:value-type="string" calcext:value-type="string">
            <text:p>-7.061284e-01)</text:p>
          </table:table-cell>
          <table:table-cell office:value-type="string" calcext:value-type="string">
            <text:p>(6.248313e-03</text:p>
          </table:table-cell>
          <table:table-cell office:value-type="float" office:value="9.428366" calcext:value-type="float">
            <text:p>9.428366</text:p>
          </table:table-cell>
          <table:table-cell office:value-type="string" calcext:value-type="string">
            <text:p>4.636025e-01))</text:p>
          </table:table-cell>
        </table:table-row>
        <table:table-row table:style-name="ro1">
          <table:table-cell office:value-type="float" office:value="0.238" calcext:value-type="float">
            <text:p>0.238</text:p>
          </table:table-cell>
          <table:table-cell office:value-type="string" calcext:value-type="string">
            <text:p>((-1.406859e+01</text:p>
          </table:table-cell>
          <table:table-cell office:value-type="float" office:value="1.292188E-017" calcext:value-type="float">
            <text:p>1.292188E-17</text:p>
          </table:table-cell>
          <table:table-cell office:value-type="string" calcext:value-type="string">
            <text:p>4.999082e+02)</text:p>
          </table:table-cell>
          <table:table-cell office:value-type="string" calcext:value-type="string">
            <text:p>(9.310897e+00</text:p>
          </table:table-cell>
          <table:table-cell office:value-type="float" office:value="1.445033E-020" calcext:value-type="float">
            <text:p>1.445033E-20</text:p>
          </table:table-cell>
          <table:table-cell office:value-type="string" calcext:value-type="string">
            <text:p>-8.180792e-02))</text:p>
          </table:table-cell>
          <table:table-cell office:value-type="string" calcext:value-type="string">
            <text:p>((-2.499541e+01</text:p>
          </table:table-cell>
          <table:table-cell office:value-type="float" office:value="-150.8448" calcext:value-type="float">
            <text:p>-150.8448</text:p>
          </table:table-cell>
          <table:table-cell office:value-type="string" calcext:value-type="string">
            <text:p>-7.034296e-01)</text:p>
          </table:table-cell>
          <table:table-cell office:value-type="string" calcext:value-type="string">
            <text:p>(4.090396e-03</text:p>
          </table:table-cell>
          <table:table-cell office:value-type="float" office:value="9.457187" calcext:value-type="float">
            <text:p>9.457187</text:p>
          </table:table-cell>
          <table:table-cell office:value-type="string" calcext:value-type="string">
            <text:p>4.655449e-01))</text:p>
          </table:table-cell>
        </table:table-row>
        <table:table-row table:style-name="ro1">
          <table:table-cell office:value-type="float" office:value="0.238667" calcext:value-type="float">
            <text:p>0.238667</text:p>
          </table:table-cell>
          <table:table-cell office:value-type="string" calcext:value-type="string">
            <text:p>((-1.397375e+01</text:p>
          </table:table-cell>
          <table:table-cell office:value-type="float" office:value="1.281302E-017" calcext:value-type="float">
            <text:p>1.281302E-17</text:p>
          </table:table-cell>
          <table:table-cell office:value-type="string" calcext:value-type="string">
            <text:p>5.013338e+02)</text:p>
          </table:table-cell>
          <table:table-cell office:value-type="string" calcext:value-type="string">
            <text:p>(9.385401e+00</text:p>
          </table:table-cell>
          <table:table-cell office:value-type="float" office:value="1.44366E-020" calcext:value-type="float">
            <text:p>1.44366E-20</text:p>
          </table:table-cell>
          <table:table-cell office:value-type="string" calcext:value-type="string">
            <text:p>-3.567678e-02))</text:p>
          </table:table-cell>
          <table:table-cell office:value-type="string" calcext:value-type="string">
            <text:p>((-2.506669e+01</text:p>
          </table:table-cell>
          <table:table-cell office:value-type="float" office:value="-151.4664" calcext:value-type="float">
            <text:p>-151.4664</text:p>
          </table:table-cell>
          <table:table-cell office:value-type="string" calcext:value-type="string">
            <text:p>-6.986876e-01)</text:p>
          </table:table-cell>
          <table:table-cell office:value-type="string" calcext:value-type="string">
            <text:p>(1.783839e-03</text:p>
          </table:table-cell>
          <table:table-cell office:value-type="float" office:value="9.522905" calcext:value-type="float">
            <text:p>9.522905</text:p>
          </table:table-cell>
          <table:table-cell office:value-type="string" calcext:value-type="string">
            <text:p>4.692700e-01))</text:p>
          </table:table-cell>
        </table:table-row>
        <table:table-row table:style-name="ro1">
          <table:table-cell office:value-type="float" office:value="0.239333" calcext:value-type="float">
            <text:p>0.239333</text:p>
          </table:table-cell>
          <table:table-cell office:value-type="string" calcext:value-type="string">
            <text:p>((-1.379905e+01</text:p>
          </table:table-cell>
          <table:table-cell office:value-type="float" office:value="1.262944E-017" calcext:value-type="float">
            <text:p>1.262944E-17</text:p>
          </table:table-cell>
          <table:table-cell office:value-type="string" calcext:value-type="string">
            <text:p>5.037251e+02)</text:p>
          </table:table-cell>
          <table:table-cell office:value-type="string" calcext:value-type="string">
            <text:p>(9.505861e+00</text:p>
          </table:table-cell>
          <table:table-cell office:value-type="float" office:value="1.434529E-020" calcext:value-type="float">
            <text:p>1.434529E-20</text:p>
          </table:table-cell>
          <table:table-cell office:value-type="string" calcext:value-type="string">
            <text:p>1.652685e-02))</text:p>
          </table:table-cell>
          <table:table-cell office:value-type="string" calcext:value-type="string">
            <text:p>((-2.518625e+01</text:p>
          </table:table-cell>
          <table:table-cell office:value-type="float" office:value="-152.5001" calcext:value-type="float">
            <text:p>-152.5001</text:p>
          </table:table-cell>
          <table:table-cell office:value-type="string" calcext:value-type="string">
            <text:p>-6.899524e-01)</text:p>
          </table:table-cell>
          <table:table-cell office:value-type="string" calcext:value-type="string">
            <text:p>(-8.263425e-04</text:p>
          </table:table-cell>
          <table:table-cell office:value-type="float" office:value="9.635532" calcext:value-type="float">
            <text:p>9.635532</text:p>
          </table:table-cell>
          <table:table-cell office:value-type="string" calcext:value-type="string">
            <text:p>4.752930e-01))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string" calcext:value-type="string">
            <text:p>((-1.359443e+01</text:p>
          </table:table-cell>
          <table:table-cell office:value-type="float" office:value="1.239735E-017" calcext:value-type="float">
            <text:p>1.239735E-17</text:p>
          </table:table-cell>
          <table:table-cell office:value-type="string" calcext:value-type="string">
            <text:p>5.065775e+02)</text:p>
          </table:table-cell>
          <table:table-cell office:value-type="string" calcext:value-type="string">
            <text:p>(9.666045e+00</text:p>
          </table:table-cell>
          <table:table-cell office:value-type="float" office:value="1.42112E-020" calcext:value-type="float">
            <text:p>1.42112E-20</text:p>
          </table:table-cell>
          <table:table-cell office:value-type="string" calcext:value-type="string">
            <text:p>7.169423e-02))</text:p>
          </table:table-cell>
          <table:table-cell office:value-type="string" calcext:value-type="string">
            <text:p>((-2.532888e+01</text:p>
          </table:table-cell>
          <table:table-cell office:value-type="float" office:value="-153.7234" calcext:value-type="float">
            <text:p>-153.7234</text:p>
          </table:table-cell>
          <table:table-cell office:value-type="string" calcext:value-type="string">
            <text:p>-6.797217e-01)</text:p>
          </table:table-cell>
          <table:table-cell office:value-type="string" calcext:value-type="string">
            <text:p>(-3.584711e-03</text:p>
          </table:table-cell>
          <table:table-cell office:value-type="float" office:value="9.789307" calcext:value-type="float">
            <text:p>9.789307</text:p>
          </table:table-cell>
          <table:table-cell office:value-type="string" calcext:value-type="string">
            <text:p>4.833022e-01))</text:p>
          </table:table-cell>
        </table:table-row>
        <table:table-row table:style-name="ro1">
          <table:table-cell office:value-type="float" office:value="0.24069" calcext:value-type="float">
            <text:p>0.24069</text:p>
          </table:table-cell>
          <table:table-cell office:value-type="string" calcext:value-type="string">
            <text:p>((-1.340190e+01</text:p>
          </table:table-cell>
          <table:table-cell office:value-type="float" office:value="1.216896E-017" calcext:value-type="float">
            <text:p>1.216896E-17</text:p>
          </table:table-cell>
          <table:table-cell office:value-type="string" calcext:value-type="string">
            <text:p>5.088168e+02)</text:p>
          </table:table-cell>
          <table:table-cell office:value-type="string" calcext:value-type="string">
            <text:p>(9.818124e+00</text:p>
          </table:table-cell>
          <table:table-cell office:value-type="float" office:value="1.410576E-020" calcext:value-type="float">
            <text:p>1.410576E-20</text:p>
          </table:table-cell>
          <table:table-cell office:value-type="string" calcext:value-type="string">
            <text:p>1.360738e-01))</text:p>
          </table:table-cell>
          <table:table-cell office:value-type="string" calcext:value-type="string">
            <text:p>((-2.544084e+01</text:p>
          </table:table-cell>
          <table:table-cell office:value-type="float" office:value="-154.6436" calcext:value-type="float">
            <text:p>-154.6436</text:p>
          </table:table-cell>
          <table:table-cell office:value-type="string" calcext:value-type="string">
            <text:p>-6.700952e-01)</text:p>
          </table:table-cell>
          <table:table-cell office:value-type="string" calcext:value-type="string">
            <text:p>(-6.803689e-03</text:p>
          </table:table-cell>
          <table:table-cell office:value-type="float" office:value="9.931899" calcext:value-type="float">
            <text:p>9.931899</text:p>
          </table:table-cell>
          <table:table-cell office:value-type="string" calcext:value-type="string">
            <text:p>4.909062e-01))</text:p>
          </table:table-cell>
        </table:table-row>
        <table:table-row table:style-name="ro1">
          <table:table-cell office:value-type="float" office:value="0.241379" calcext:value-type="float">
            <text:p>0.241379</text:p>
          </table:table-cell>
          <table:table-cell office:value-type="string" calcext:value-type="string">
            <text:p>((-1.327199e+01</text:p>
          </table:table-cell>
          <table:table-cell office:value-type="float" office:value="1.194223E-017" calcext:value-type="float">
            <text:p>1.194223E-17</text:p>
          </table:table-cell>
          <table:table-cell office:value-type="string" calcext:value-type="string">
            <text:p>5.109864e+02)</text:p>
          </table:table-cell>
          <table:table-cell office:value-type="string" calcext:value-type="string">
            <text:p>(9.955804e+00</text:p>
          </table:table-cell>
          <table:table-cell office:value-type="float" office:value="1.397096E-020" calcext:value-type="float">
            <text:p>1.397096E-20</text:p>
          </table:table-cell>
          <table:table-cell office:value-type="string" calcext:value-type="string">
            <text:p>2.062569e-01))</text:p>
          </table:table-cell>
          <table:table-cell office:value-type="string" calcext:value-type="string">
            <text:p>((-2.554932e+01</text:p>
          </table:table-cell>
          <table:table-cell office:value-type="float" office:value="-155.5541" calcext:value-type="float">
            <text:p>-155.5541</text:p>
          </table:table-cell>
          <table:table-cell office:value-type="string" calcext:value-type="string">
            <text:p>-6.635996e-01)</text:p>
          </table:table-cell>
          <table:table-cell office:value-type="string" calcext:value-type="string">
            <text:p>(-1.031285e-02</text:p>
          </table:table-cell>
          <table:table-cell office:value-type="float" office:value="10.05756" calcext:value-type="float">
            <text:p>10.05756</text:p>
          </table:table-cell>
          <table:table-cell office:value-type="string" calcext:value-type="string">
            <text:p>4.977902e-01))</text:p>
          </table:table-cell>
        </table:table-row>
        <table:table-row table:style-name="ro1">
          <table:table-cell office:value-type="float" office:value="0.242069" calcext:value-type="float">
            <text:p>0.242069</text:p>
          </table:table-cell>
          <table:table-cell office:value-type="string" calcext:value-type="string">
            <text:p>((-1.316697e+01</text:p>
          </table:table-cell>
          <table:table-cell office:value-type="float" office:value="1.172851E-017" calcext:value-type="float">
            <text:p>1.172851E-17</text:p>
          </table:table-cell>
          <table:table-cell office:value-type="string" calcext:value-type="string">
            <text:p>5.127675e+02)</text:p>
          </table:table-cell>
          <table:table-cell office:value-type="string" calcext:value-type="string">
            <text:p>(1.007200e+01</text:p>
          </table:table-cell>
          <table:table-cell office:value-type="float" office:value="1.381914E-020" calcext:value-type="float">
            <text:p>1.381914E-20</text:p>
          </table:table-cell>
          <table:table-cell office:value-type="string" calcext:value-type="string">
            <text:p>2.880971e-01))</text:p>
          </table:table-cell>
          <table:table-cell office:value-type="string" calcext:value-type="string">
            <text:p>((-2.563837e+01</text:p>
          </table:table-cell>
          <table:table-cell office:value-type="float" office:value="-156.2919" calcext:value-type="float">
            <text:p>-156.2919</text:p>
          </table:table-cell>
          <table:table-cell office:value-type="string" calcext:value-type="string">
            <text:p>-6.583483e-01)</text:p>
          </table:table-cell>
          <table:table-cell office:value-type="string" calcext:value-type="string">
            <text:p>(-1.440485e-02</text:p>
          </table:table-cell>
          <table:table-cell office:value-type="float" office:value="10.1571" calcext:value-type="float">
            <text:p>10.1571</text:p>
          </table:table-cell>
          <table:table-cell office:value-type="string" calcext:value-type="string">
            <text:p>5.036000e-01))</text:p>
          </table:table-cell>
        </table:table-row>
        <table:table-row table:style-name="ro1">
          <table:table-cell office:value-type="float" office:value="0.242667" calcext:value-type="float">
            <text:p>0.242667</text:p>
          </table:table-cell>
          <table:table-cell office:value-type="string" calcext:value-type="string">
            <text:p>((-1.313918e+01</text:p>
          </table:table-cell>
          <table:table-cell office:value-type="float" office:value="1.144315E-017" calcext:value-type="float">
            <text:p>1.144315E-17</text:p>
          </table:table-cell>
          <table:table-cell office:value-type="string" calcext:value-type="string">
            <text:p>5.160274e+02)</text:p>
          </table:table-cell>
          <table:table-cell office:value-type="string" calcext:value-type="string">
            <text:p>(1.016809e+01</text:p>
          </table:table-cell>
          <table:table-cell office:value-type="float" office:value="1.357995E-020" calcext:value-type="float">
            <text:p>1.357995E-20</text:p>
          </table:table-cell>
          <table:table-cell office:value-type="string" calcext:value-type="string">
            <text:p>3.724990e-01))</text:p>
          </table:table-cell>
          <table:table-cell office:value-type="string" calcext:value-type="string">
            <text:p>((-2.580137e+01</text:p>
          </table:table-cell>
          <table:table-cell office:value-type="float" office:value="-157.7464" calcext:value-type="float">
            <text:p>-157.7464</text:p>
          </table:table-cell>
          <table:table-cell office:value-type="string" calcext:value-type="string">
            <text:p>-6.569589e-01)</text:p>
          </table:table-cell>
          <table:table-cell office:value-type="string" calcext:value-type="string">
            <text:p>(-1.862495e-02</text:p>
          </table:table-cell>
          <table:table-cell office:value-type="float" office:value="10.23458" calcext:value-type="float">
            <text:p>10.23458</text:p>
          </table:table-cell>
          <table:table-cell office:value-type="string" calcext:value-type="string">
            <text:p>5.084046e-01))</text:p>
          </table:table-cell>
        </table:table-row>
        <table:table-row table:style-name="ro1">
          <table:table-cell office:value-type="float" office:value="0.243264" calcext:value-type="float">
            <text:p>0.243264</text:p>
          </table:table-cell>
          <table:table-cell office:value-type="string" calcext:value-type="string">
            <text:p>((-1.307080e+01</text:p>
          </table:table-cell>
          <table:table-cell office:value-type="float" office:value="1.129716E-017" calcext:value-type="float">
            <text:p>1.129716E-17</text:p>
          </table:table-cell>
          <table:table-cell office:value-type="string" calcext:value-type="string">
            <text:p>5.165787e+02)</text:p>
          </table:table-cell>
          <table:table-cell office:value-type="string" calcext:value-type="string">
            <text:p>(1.025250e+01</text:p>
          </table:table-cell>
          <table:table-cell office:value-type="float" office:value="1.344545E-020" calcext:value-type="float">
            <text:p>1.344545E-20</text:p>
          </table:table-cell>
          <table:table-cell office:value-type="string" calcext:value-type="string">
            <text:p>4.733619e-01))</text:p>
          </table:table-cell>
          <table:table-cell office:value-type="string" calcext:value-type="string">
            <text:p>((-2.582894e+01</text:p>
          </table:table-cell>
          <table:table-cell office:value-type="float" office:value="-157.941" calcext:value-type="float">
            <text:p>-157.941</text:p>
          </table:table-cell>
          <table:table-cell office:value-type="string" calcext:value-type="string">
            <text:p>-6.535402e-01)</text:p>
          </table:table-cell>
          <table:table-cell office:value-type="string" calcext:value-type="string">
            <text:p>(-2.366810e-02</text:p>
          </table:table-cell>
          <table:table-cell office:value-type="float" office:value="10.29488" calcext:value-type="float">
            <text:p>10.29488</text:p>
          </table:table-cell>
          <table:table-cell office:value-type="string" calcext:value-type="string">
            <text:p>5.126248e-01))</text:p>
          </table:table-cell>
        </table:table-row>
        <table:table-row table:style-name="ro1">
          <table:table-cell office:value-type="float" office:value="0.243862" calcext:value-type="float">
            <text:p>0.243862</text:p>
          </table:table-cell>
          <table:table-cell office:value-type="string" calcext:value-type="string">
            <text:p>((-1.299588e+01</text:p>
          </table:table-cell>
          <table:table-cell office:value-type="float" office:value="1.112063E-017" calcext:value-type="float">
            <text:p>1.112063E-17</text:p>
          </table:table-cell>
          <table:table-cell office:value-type="string" calcext:value-type="string">
            <text:p>5.176651e+02)</text:p>
          </table:table-cell>
          <table:table-cell office:value-type="string" calcext:value-type="string">
            <text:p>(1.031061e+01</text:p>
          </table:table-cell>
          <table:table-cell office:value-type="float" office:value="1.3427E-020" calcext:value-type="float">
            <text:p>1.3427E-20</text:p>
          </table:table-cell>
          <table:table-cell office:value-type="string" calcext:value-type="string">
            <text:p>5.961727e-01))</text:p>
          </table:table-cell>
          <table:table-cell office:value-type="string" calcext:value-type="string">
            <text:p>((-2.588326e+01</text:p>
          </table:table-cell>
          <table:table-cell office:value-type="float" office:value="-158.3783" calcext:value-type="float">
            <text:p>-158.3783</text:p>
          </table:table-cell>
          <table:table-cell office:value-type="string" calcext:value-type="string">
            <text:p>-6.497940e-01)</text:p>
          </table:table-cell>
          <table:table-cell office:value-type="string" calcext:value-type="string">
            <text:p>(-2.980864e-02</text:p>
          </table:table-cell>
          <table:table-cell office:value-type="float" office:value="10.32103" calcext:value-type="float">
            <text:p>10.32103</text:p>
          </table:table-cell>
          <table:table-cell office:value-type="string" calcext:value-type="string">
            <text:p>5.155303e-01))</text:p>
          </table:table-cell>
        </table:table-row>
        <table:table-row table:style-name="ro1">
          <table:table-cell office:value-type="float" office:value="0.24446" calcext:value-type="float">
            <text:p>0.24446</text:p>
          </table:table-cell>
          <table:table-cell office:value-type="string" calcext:value-type="string">
            <text:p>((-1.291483e+01</text:p>
          </table:table-cell>
          <table:table-cell office:value-type="float" office:value="1.093061E-017" calcext:value-type="float">
            <text:p>1.093061E-17</text:p>
          </table:table-cell>
          <table:table-cell office:value-type="string" calcext:value-type="string">
            <text:p>5.188298e+02)</text:p>
          </table:table-cell>
          <table:table-cell office:value-type="string" calcext:value-type="string">
            <text:p>(1.036884e+01</text:p>
          </table:table-cell>
          <table:table-cell office:value-type="float" office:value="1.347504E-020" calcext:value-type="float">
            <text:p>1.347504E-20</text:p>
          </table:table-cell>
          <table:table-cell office:value-type="string" calcext:value-type="string">
            <text:p>7.376889e-01))</text:p>
          </table:table-cell>
          <table:table-cell office:value-type="string" calcext:value-type="string">
            <text:p>((-2.594149e+01</text:p>
          </table:table-cell>
          <table:table-cell office:value-type="float" office:value="-158.8526" calcext:value-type="float">
            <text:p>-158.8526</text:p>
          </table:table-cell>
          <table:table-cell office:value-type="string" calcext:value-type="string">
            <text:p>-6.457416e-01)</text:p>
          </table:table-cell>
          <table:table-cell office:value-type="string" calcext:value-type="string">
            <text:p>(-3.688444e-02</text:p>
          </table:table-cell>
          <table:table-cell office:value-type="float" office:value="10.34187" calcext:value-type="float">
            <text:p>10.34187</text:p>
          </table:table-cell>
          <table:table-cell office:value-type="string" calcext:value-type="string">
            <text:p>5.184418e-01))</text:p>
          </table:table-cell>
        </table:table-row>
        <table:table-row table:style-name="ro1">
          <table:table-cell office:value-type="float" office:value="0.245057" calcext:value-type="float">
            <text:p>0.245057</text:p>
          </table:table-cell>
          <table:table-cell office:value-type="string" calcext:value-type="string">
            <text:p>((-1.284030e+01</text:p>
          </table:table-cell>
          <table:table-cell office:value-type="float" office:value="1.072682E-017" calcext:value-type="float">
            <text:p>1.072682E-17</text:p>
          </table:table-cell>
          <table:table-cell office:value-type="string" calcext:value-type="string">
            <text:p>5.199568e+02)</text:p>
          </table:table-cell>
          <table:table-cell office:value-type="string" calcext:value-type="string">
            <text:p>(1.041413e+01</text:p>
          </table:table-cell>
          <table:table-cell office:value-type="float" office:value="1.355053E-020" calcext:value-type="float">
            <text:p>1.355053E-20</text:p>
          </table:table-cell>
          <table:table-cell office:value-type="string" calcext:value-type="string">
            <text:p>8.991932e-01))</text:p>
          </table:table-cell>
          <table:table-cell office:value-type="string" calcext:value-type="string">
            <text:p>((-2.599784e+01</text:p>
          </table:table-cell>
          <table:table-cell office:value-type="float" office:value="-159.311" calcext:value-type="float">
            <text:p>-159.311</text:p>
          </table:table-cell>
          <table:table-cell office:value-type="string" calcext:value-type="string">
            <text:p>-6.420148e-01)</text:p>
          </table:table-cell>
          <table:table-cell office:value-type="string" calcext:value-type="string">
            <text:p>(-4.495966e-02</text:p>
          </table:table-cell>
          <table:table-cell office:value-type="float" office:value="10.34326" calcext:value-type="float">
            <text:p>10.34326</text:p>
          </table:table-cell>
          <table:table-cell office:value-type="string" calcext:value-type="string">
            <text:p>5.207067e-01))</text:p>
          </table:table-cell>
        </table:table-row>
        <table:table-row table:style-name="ro1">
          <table:table-cell office:value-type="float" office:value="0.245655" calcext:value-type="float">
            <text:p>0.245655</text:p>
          </table:table-cell>
          <table:table-cell office:value-type="string" calcext:value-type="string">
            <text:p>((-1.277791e+01</text:p>
          </table:table-cell>
          <table:table-cell office:value-type="float" office:value="1.05342E-017" calcext:value-type="float">
            <text:p>1.05342E-17</text:p>
          </table:table-cell>
          <table:table-cell office:value-type="string" calcext:value-type="string">
            <text:p>5.208936e+02)</text:p>
          </table:table-cell>
          <table:table-cell office:value-type="string" calcext:value-type="string">
            <text:p>(1.045867e+01</text:p>
          </table:table-cell>
          <table:table-cell office:value-type="float" office:value="1.374922E-020" calcext:value-type="float">
            <text:p>1.374922E-20</text:p>
          </table:table-cell>
          <table:table-cell office:value-type="string" calcext:value-type="string">
            <text:p>1.074336e+00))</text:p>
          </table:table-cell>
          <table:table-cell office:value-type="string" calcext:value-type="string">
            <text:p>((-2.604468e+01</text:p>
          </table:table-cell>
          <table:table-cell office:value-type="float" office:value="-159.6906" calcext:value-type="float">
            <text:p>-159.6906</text:p>
          </table:table-cell>
          <table:table-cell office:value-type="string" calcext:value-type="string">
            <text:p>-6.388956e-01)</text:p>
          </table:table-cell>
          <table:table-cell office:value-type="string" calcext:value-type="string">
            <text:p>(-5.371679e-02</text:p>
          </table:table-cell>
          <table:table-cell office:value-type="float" office:value="10.33988" calcext:value-type="float">
            <text:p>10.33988</text:p>
          </table:table-cell>
          <table:table-cell office:value-type="string" calcext:value-type="string">
            <text:p>5.229336e-01))</text:p>
          </table:table-cell>
        </table:table-row>
        <table:table-row table:style-name="ro1">
          <table:table-cell office:value-type="float" office:value="0.246253" calcext:value-type="float">
            <text:p>0.246253</text:p>
          </table:table-cell>
          <table:table-cell office:value-type="string" calcext:value-type="string">
            <text:p>((-1.274145e+01</text:p>
          </table:table-cell>
          <table:table-cell office:value-type="float" office:value="1.036382E-017" calcext:value-type="float">
            <text:p>1.036382E-17</text:p>
          </table:table-cell>
          <table:table-cell office:value-type="string" calcext:value-type="string">
            <text:p>5.214993e+02)</text:p>
          </table:table-cell>
          <table:table-cell office:value-type="string" calcext:value-type="string">
            <text:p>(1.050128e+01</text:p>
          </table:table-cell>
          <table:table-cell office:value-type="float" office:value="1.391792E-020" calcext:value-type="float">
            <text:p>1.391792E-20</text:p>
          </table:table-cell>
          <table:table-cell office:value-type="string" calcext:value-type="string">
            <text:p>1.254613e+00))</text:p>
          </table:table-cell>
          <table:table-cell office:value-type="string" calcext:value-type="string">
            <text:p>((-2.607496e+01</text:p>
          </table:table-cell>
          <table:table-cell office:value-type="float" office:value="-159.9307" calcext:value-type="float">
            <text:p>-159.9307</text:p>
          </table:table-cell>
          <table:table-cell office:value-type="string" calcext:value-type="string">
            <text:p>-6.370727e-01)</text:p>
          </table:table-cell>
          <table:table-cell office:value-type="string" calcext:value-type="string">
            <text:p>(-6.273063e-02</text:p>
          </table:table-cell>
          <table:table-cell office:value-type="float" office:value="10.33296" calcext:value-type="float">
            <text:p>10.33296</text:p>
          </table:table-cell>
          <table:table-cell office:value-type="string" calcext:value-type="string">
            <text:p>5.250639e-01))</text:p>
          </table:table-cell>
        </table:table-row>
        <table:table-row table:style-name="ro1">
          <table:table-cell office:value-type="float" office:value="0.246851" calcext:value-type="float">
            <text:p>0.246851</text:p>
          </table:table-cell>
          <table:table-cell office:value-type="string" calcext:value-type="string">
            <text:p>((-1.273206e+01</text:p>
          </table:table-cell>
          <table:table-cell office:value-type="float" office:value="1.020458E-017" calcext:value-type="float">
            <text:p>1.020458E-17</text:p>
          </table:table-cell>
          <table:table-cell office:value-type="string" calcext:value-type="string">
            <text:p>5.218615e+02)</text:p>
          </table:table-cell>
          <table:table-cell office:value-type="string" calcext:value-type="string">
            <text:p>(1.054711e+01</text:p>
          </table:table-cell>
          <table:table-cell office:value-type="float" office:value="1.402641E-020" calcext:value-type="float">
            <text:p>1.402641E-20</text:p>
          </table:table-cell>
          <table:table-cell office:value-type="string" calcext:value-type="string">
            <text:p>1.421030e+00))</text:p>
          </table:table-cell>
          <table:table-cell office:value-type="string" calcext:value-type="string">
            <text:p>((-2.609308e+01</text:p>
          </table:table-cell>
          <table:table-cell office:value-type="float" office:value="-160.0563" calcext:value-type="float">
            <text:p>-160.0563</text:p>
          </table:table-cell>
          <table:table-cell office:value-type="string" calcext:value-type="string">
            <text:p>-6.366031e-01)</text:p>
          </table:table-cell>
          <table:table-cell office:value-type="string" calcext:value-type="string">
            <text:p>(-7.105152e-02</text:p>
          </table:table-cell>
          <table:table-cell office:value-type="float" office:value="10.33345" calcext:value-type="float">
            <text:p>10.33345</text:p>
          </table:table-cell>
          <table:table-cell office:value-type="string" calcext:value-type="string">
            <text:p>5.273555e-01))</text:p>
          </table:table-cell>
        </table:table-row>
        <table:table-row table:style-name="ro1">
          <table:table-cell office:value-type="float" office:value="0.247448" calcext:value-type="float">
            <text:p>0.247448</text:p>
          </table:table-cell>
          <table:table-cell office:value-type="string" calcext:value-type="string">
            <text:p>((-1.276368e+01</text:p>
          </table:table-cell>
          <table:table-cell office:value-type="float" office:value="1.007634E-017" calcext:value-type="float">
            <text:p>1.007634E-17</text:p>
          </table:table-cell>
          <table:table-cell office:value-type="string" calcext:value-type="string">
            <text:p>5.217690e+02)</text:p>
          </table:table-cell>
          <table:table-cell office:value-type="string" calcext:value-type="string">
            <text:p>(1.059001e+01</text:p>
          </table:table-cell>
          <table:table-cell office:value-type="float" office:value="1.415727E-020" calcext:value-type="float">
            <text:p>1.415727E-20</text:p>
          </table:table-cell>
          <table:table-cell office:value-type="string" calcext:value-type="string">
            <text:p>1.576758e+00))</text:p>
          </table:table-cell>
          <table:table-cell office:value-type="string" calcext:value-type="string">
            <text:p>((-2.608845e+01</text:p>
          </table:table-cell>
          <table:table-cell office:value-type="float" office:value="-159.9805" calcext:value-type="float">
            <text:p>-159.9805</text:p>
          </table:table-cell>
          <table:table-cell office:value-type="string" calcext:value-type="string">
            <text:p>-6.381838e-01)</text:p>
          </table:table-cell>
          <table:table-cell office:value-type="string" calcext:value-type="string">
            <text:p>(-7.883792e-02</text:p>
          </table:table-cell>
          <table:table-cell office:value-type="float" office:value="10.33394" calcext:value-type="float">
            <text:p>10.33394</text:p>
          </table:table-cell>
          <table:table-cell office:value-type="string" calcext:value-type="string">
            <text:p>5.295007e-01))</text:p>
          </table:table-cell>
        </table:table-row>
        <table:table-row table:style-name="ro1">
          <table:table-cell office:value-type="float" office:value="0.248046" calcext:value-type="float">
            <text:p>0.248046</text:p>
          </table:table-cell>
          <table:table-cell office:value-type="string" calcext:value-type="string">
            <text:p>((-1.282788e+01</text:p>
          </table:table-cell>
          <table:table-cell office:value-type="float" office:value="9.985276E-018" calcext:value-type="float">
            <text:p>9.985276E-18</text:p>
          </table:table-cell>
          <table:table-cell office:value-type="string" calcext:value-type="string">
            <text:p>5.212684e+02)</text:p>
          </table:table-cell>
          <table:table-cell office:value-type="string" calcext:value-type="string">
            <text:p>(1.063672e+01</text:p>
          </table:table-cell>
          <table:table-cell office:value-type="float" office:value="1.420087E-020" calcext:value-type="float">
            <text:p>1.420087E-20</text:p>
          </table:table-cell>
          <table:table-cell office:value-type="string" calcext:value-type="string">
            <text:p>1.715266e+00))</text:p>
          </table:table-cell>
          <table:table-cell office:value-type="string" calcext:value-type="string">
            <text:p>((-2.606342e+01</text:p>
          </table:table-cell>
          <table:table-cell office:value-type="float" office:value="-159.7307" calcext:value-type="float">
            <text:p>-159.7307</text:p>
          </table:table-cell>
          <table:table-cell office:value-type="string" calcext:value-type="string">
            <text:p>-6.413938e-01)</text:p>
          </table:table-cell>
          <table:table-cell office:value-type="string" calcext:value-type="string">
            <text:p>(-8.576330e-02</text:p>
          </table:table-cell>
          <table:table-cell office:value-type="float" office:value="10.34342" calcext:value-type="float">
            <text:p>10.34342</text:p>
          </table:table-cell>
          <table:table-cell office:value-type="string" calcext:value-type="string">
            <text:p>5.318362e-01))</text:p>
          </table:table-cell>
        </table:table-row>
        <table:table-row table:style-name="ro1">
          <table:table-cell office:value-type="float" office:value="0.248644" calcext:value-type="float">
            <text:p>0.248644</text:p>
          </table:table-cell>
          <table:table-cell office:value-type="string" calcext:value-type="string">
            <text:p>((-1.291628e+01</text:p>
          </table:table-cell>
          <table:table-cell office:value-type="float" office:value="9.921361E-018" calcext:value-type="float">
            <text:p>9.921361E-18</text:p>
          </table:table-cell>
          <table:table-cell office:value-type="string" calcext:value-type="string">
            <text:p>5.205025e+02)</text:p>
          </table:table-cell>
          <table:table-cell office:value-type="string" calcext:value-type="string">
            <text:p>(1.068340e+01</text:p>
          </table:table-cell>
          <table:table-cell office:value-type="float" office:value="1.420363E-020" calcext:value-type="float">
            <text:p>1.420363E-20</text:p>
          </table:table-cell>
          <table:table-cell office:value-type="string" calcext:value-type="string">
            <text:p>1.836891e+00))</text:p>
          </table:table-cell>
          <table:table-cell office:value-type="string" calcext:value-type="string">
            <text:p>((-2.602513e+01</text:p>
          </table:table-cell>
          <table:table-cell office:value-type="float" office:value="-159.3651" calcext:value-type="float">
            <text:p>-159.3651</text:p>
          </table:table-cell>
          <table:table-cell office:value-type="string" calcext:value-type="string">
            <text:p>-6.458140e-01)</text:p>
          </table:table-cell>
          <table:table-cell office:value-type="string" calcext:value-type="string">
            <text:p>(-9.184455e-02</text:p>
          </table:table-cell>
          <table:table-cell office:value-type="float" office:value="10.3577" calcext:value-type="float">
            <text:p>10.3577</text:p>
          </table:table-cell>
          <table:table-cell office:value-type="string" calcext:value-type="string">
            <text:p>5.341698e-01))</text:p>
          </table:table-cell>
        </table:table-row>
        <table:table-row table:style-name="ro1">
          <table:table-cell office:value-type="float" office:value="0.249241" calcext:value-type="float">
            <text:p>0.249241</text:p>
          </table:table-cell>
          <table:table-cell office:value-type="string" calcext:value-type="string">
            <text:p>((-1.301358e+01</text:p>
          </table:table-cell>
          <table:table-cell office:value-type="float" office:value="9.876064E-018" calcext:value-type="float">
            <text:p>9.876064E-18</text:p>
          </table:table-cell>
          <table:table-cell office:value-type="string" calcext:value-type="string">
            <text:p>5.195805e+02)</text:p>
          </table:table-cell>
          <table:table-cell office:value-type="string" calcext:value-type="string">
            <text:p>(1.072488e+01</text:p>
          </table:table-cell>
          <table:table-cell office:value-type="float" office:value="1.417283E-020" calcext:value-type="float">
            <text:p>1.417283E-20</text:p>
          </table:table-cell>
          <table:table-cell office:value-type="string" calcext:value-type="string">
            <text:p>1.946514e+00))</text:p>
          </table:table-cell>
          <table:table-cell office:value-type="string" calcext:value-type="string">
            <text:p>((-2.597903e+01</text:p>
          </table:table-cell>
          <table:table-cell office:value-type="float" office:value="-158.9358" calcext:value-type="float">
            <text:p>-158.9358</text:p>
          </table:table-cell>
          <table:table-cell office:value-type="string" calcext:value-type="string">
            <text:p>-6.506788e-01)</text:p>
          </table:table-cell>
          <table:table-cell office:value-type="string" calcext:value-type="string">
            <text:p>(-9.732568e-02</text:p>
          </table:table-cell>
          <table:table-cell office:value-type="float" office:value="10.36992" calcext:value-type="float">
            <text:p>10.36992</text:p>
          </table:table-cell>
          <table:table-cell office:value-type="string" calcext:value-type="string">
            <text:p>5.362440e-01))</text:p>
          </table:table-cell>
        </table:table-row>
        <table:table-row table:style-name="ro1">
          <table:table-cell office:value-type="float" office:value="0.249839" calcext:value-type="float">
            <text:p>0.249839</text:p>
          </table:table-cell>
          <table:table-cell office:value-type="string" calcext:value-type="string">
            <text:p>((-1.313513e+01</text:p>
          </table:table-cell>
          <table:table-cell office:value-type="float" office:value="9.856578E-018" calcext:value-type="float">
            <text:p>9.856578E-18</text:p>
          </table:table-cell>
          <table:table-cell office:value-type="string" calcext:value-type="string">
            <text:p>5.183695e+02)</text:p>
          </table:table-cell>
          <table:table-cell office:value-type="string" calcext:value-type="string">
            <text:p>(1.076093e+01</text:p>
          </table:table-cell>
          <table:table-cell office:value-type="float" office:value="1.411528E-020" calcext:value-type="float">
            <text:p>1.411528E-20</text:p>
          </table:table-cell>
          <table:table-cell office:value-type="string" calcext:value-type="string">
            <text:p>2.036679e+00))</text:p>
          </table:table-cell>
          <table:table-cell office:value-type="string" calcext:value-type="string">
            <text:p>((-2.591848e+01</text:p>
          </table:table-cell>
          <table:table-cell office:value-type="float" office:value="-158.3814" calcext:value-type="float">
            <text:p>-158.3814</text:p>
          </table:table-cell>
          <table:table-cell office:value-type="string" calcext:value-type="string">
            <text:p>-6.567566e-01)</text:p>
          </table:table-cell>
          <table:table-cell office:value-type="string" calcext:value-type="string">
            <text:p>(-1.018340e-01</text:p>
          </table:table-cell>
          <table:table-cell office:value-type="float" office:value="10.38196" calcext:value-type="float">
            <text:p>10.38196</text:p>
          </table:table-cell>
          <table:table-cell office:value-type="string" calcext:value-type="string">
            <text:p>5.380466e-01))</text:p>
          </table:table-cell>
        </table:table-row>
        <table:table-row table:style-name="ro1">
          <table:table-cell office:value-type="float" office:value="0.250437" calcext:value-type="float">
            <text:p>0.250437</text:p>
          </table:table-cell>
          <table:table-cell office:value-type="string" calcext:value-type="string">
            <text:p>((-1.325501e+01</text:p>
          </table:table-cell>
          <table:table-cell office:value-type="float" office:value="9.849733E-018" calcext:value-type="float">
            <text:p>9.849733E-18</text:p>
          </table:table-cell>
          <table:table-cell office:value-type="string" calcext:value-type="string">
            <text:p>5.171831e+02)</text:p>
          </table:table-cell>
          <table:table-cell office:value-type="string" calcext:value-type="string">
            <text:p>(1.078801e+01</text:p>
          </table:table-cell>
          <table:table-cell office:value-type="float" office:value="1.403792E-020" calcext:value-type="float">
            <text:p>1.403792E-20</text:p>
          </table:table-cell>
          <table:table-cell office:value-type="string" calcext:value-type="string">
            <text:p>2.100379e+00))</text:p>
          </table:table-cell>
          <table:table-cell office:value-type="string" calcext:value-type="string">
            <text:p>((-2.585916e+01</text:p>
          </table:table-cell>
          <table:table-cell office:value-type="float" office:value="-157.8401" calcext:value-type="float">
            <text:p>-157.8401</text:p>
          </table:table-cell>
          <table:table-cell office:value-type="string" calcext:value-type="string">
            <text:p>-6.627503e-01)</text:p>
          </table:table-cell>
          <table:table-cell office:value-type="string" calcext:value-type="string">
            <text:p>(-1.050190e-01</text:p>
          </table:table-cell>
          <table:table-cell office:value-type="float" office:value="10.39208" calcext:value-type="float">
            <text:p>10.39208</text:p>
          </table:table-cell>
          <table:table-cell office:value-type="string" calcext:value-type="string">
            <text:p>5.394003e-01))</text:p>
          </table:table-cell>
        </table:table-row>
        <table:table-row table:style-name="ro1">
          <table:table-cell office:value-type="float" office:value="0.251034" calcext:value-type="float">
            <text:p>0.251034</text:p>
          </table:table-cell>
          <table:table-cell office:value-type="string" calcext:value-type="string">
            <text:p>((-1.338146e+01</text:p>
          </table:table-cell>
          <table:table-cell office:value-type="float" office:value="9.856938E-018" calcext:value-type="float">
            <text:p>9.856938E-18</text:p>
          </table:table-cell>
          <table:table-cell office:value-type="string" calcext:value-type="string">
            <text:p>5.159828e+02)</text:p>
          </table:table-cell>
          <table:table-cell office:value-type="string" calcext:value-type="string">
            <text:p>(1.080259e+01</text:p>
          </table:table-cell>
          <table:table-cell office:value-type="float" office:value="1.395448E-020" calcext:value-type="float">
            <text:p>1.395448E-20</text:p>
          </table:table-cell>
          <table:table-cell office:value-type="string" calcext:value-type="string">
            <text:p>2.128406e+00))</text:p>
          </table:table-cell>
          <table:table-cell office:value-type="string" calcext:value-type="string">
            <text:p>((-2.579914e+01</text:p>
          </table:table-cell>
          <table:table-cell office:value-type="float" office:value="-157.2915" calcext:value-type="float">
            <text:p>-157.2915</text:p>
          </table:table-cell>
          <table:table-cell office:value-type="string" calcext:value-type="string">
            <text:p>-6.690731e-01)</text:p>
          </table:table-cell>
          <table:table-cell office:value-type="string" calcext:value-type="string">
            <text:p>(-1.064203e-01</text:p>
          </table:table-cell>
          <table:table-cell office:value-type="float" office:value="10.39921" calcext:value-type="float">
            <text:p>10.39921</text:p>
          </table:table-cell>
          <table:table-cell office:value-type="string" calcext:value-type="string">
            <text:p>5.401293e-01))</text:p>
          </table:table-cell>
        </table:table-row>
        <table:table-row table:style-name="ro1">
          <table:table-cell office:value-type="float" office:value="0.251632" calcext:value-type="float">
            <text:p>0.251632</text:p>
          </table:table-cell>
          <table:table-cell office:value-type="string" calcext:value-type="string">
            <text:p>((-1.348522e+01</text:p>
          </table:table-cell>
          <table:table-cell office:value-type="float" office:value="9.852349E-018" calcext:value-type="float">
            <text:p>9.852349E-18</text:p>
          </table:table-cell>
          <table:table-cell office:value-type="string" calcext:value-type="string">
            <text:p>5.149544e+02)</text:p>
          </table:table-cell>
          <table:table-cell office:value-type="string" calcext:value-type="string">
            <text:p>(1.080176e+01</text:p>
          </table:table-cell>
          <table:table-cell office:value-type="float" office:value="1.385829E-020" calcext:value-type="float">
            <text:p>1.385829E-20</text:p>
          </table:table-cell>
          <table:table-cell office:value-type="string" calcext:value-type="string">
            <text:p>2.110872e+00))</text:p>
          </table:table-cell>
          <table:table-cell office:value-type="string" calcext:value-type="string">
            <text:p>((-2.574772e+01</text:p>
          </table:table-cell>
          <table:table-cell office:value-type="float" office:value="-156.8187" calcext:value-type="float">
            <text:p>-156.8187</text:p>
          </table:table-cell>
          <table:table-cell office:value-type="string" calcext:value-type="string">
            <text:p>-6.742609e-01)</text:p>
          </table:table-cell>
          <table:table-cell office:value-type="string" calcext:value-type="string">
            <text:p>(-1.055436e-01</text:p>
          </table:table-cell>
          <table:table-cell office:value-type="float" office:value="10.40313" calcext:value-type="float">
            <text:p>10.40313</text:p>
          </table:table-cell>
          <table:table-cell office:value-type="string" calcext:value-type="string">
            <text:p>5.400878e-01))</text:p>
          </table:table-cell>
        </table:table-row>
        <table:table-row table:style-name="ro1">
          <table:table-cell office:value-type="float" office:value="0.25223" calcext:value-type="float">
            <text:p>0.25223</text:p>
          </table:table-cell>
          <table:table-cell office:value-type="string" calcext:value-type="string">
            <text:p>((-1.358718e+01</text:p>
          </table:table-cell>
          <table:table-cell office:value-type="float" office:value="9.828713E-018" calcext:value-type="float">
            <text:p>9.828713E-18</text:p>
          </table:table-cell>
          <table:table-cell office:value-type="string" calcext:value-type="string">
            <text:p>5.141166e+02)</text:p>
          </table:table-cell>
          <table:table-cell office:value-type="string" calcext:value-type="string">
            <text:p>(1.066232e+01</text:p>
          </table:table-cell>
          <table:table-cell office:value-type="float" office:value="1.373888E-020" calcext:value-type="float">
            <text:p>1.373888E-20</text:p>
          </table:table-cell>
          <table:table-cell office:value-type="string" calcext:value-type="string">
            <text:p>1.777379e+00))</text:p>
          </table:table-cell>
          <table:table-cell office:value-type="string" calcext:value-type="string">
            <text:p>((-2.570583e+01</text:p>
          </table:table-cell>
          <table:table-cell office:value-type="float" office:value="-156.4186" calcext:value-type="float">
            <text:p>-156.4186</text:p>
          </table:table-cell>
          <table:table-cell office:value-type="string" calcext:value-type="string">
            <text:p>-6.793588e-01)</text:p>
          </table:table-cell>
          <table:table-cell office:value-type="string" calcext:value-type="string">
            <text:p>(-8.886896e-02</text:p>
          </table:table-cell>
          <table:table-cell office:value-type="float" office:value="10.35154" calcext:value-type="float">
            <text:p>10.35154</text:p>
          </table:table-cell>
          <table:table-cell office:value-type="string" calcext:value-type="string">
            <text:p>5.331159e-01))</text:p>
          </table:table-cell>
        </table:table-row>
        <table:table-row table:style-name="ro1">
          <table:table-cell office:value-type="float" office:value="0.252828" calcext:value-type="float">
            <text:p>0.252828</text:p>
          </table:table-cell>
          <table:table-cell office:value-type="string" calcext:value-type="string">
            <text:p>((-1.364383e+01</text:p>
          </table:table-cell>
          <table:table-cell office:value-type="float" office:value="9.735286E-018" calcext:value-type="float">
            <text:p>9.735286E-18</text:p>
          </table:table-cell>
          <table:table-cell office:value-type="string" calcext:value-type="string">
            <text:p>5.138779e+02)</text:p>
          </table:table-cell>
          <table:table-cell office:value-type="string" calcext:value-type="string">
            <text:p>(1.045285e+01</text:p>
          </table:table-cell>
          <table:table-cell office:value-type="float" office:value="1.359697E-020" calcext:value-type="float">
            <text:p>1.359697E-20</text:p>
          </table:table-cell>
          <table:table-cell office:value-type="string" calcext:value-type="string">
            <text:p>1.345553e+00))</text:p>
          </table:table-cell>
          <table:table-cell office:value-type="string" calcext:value-type="string">
            <text:p>((-2.569390e+01</text:p>
          </table:table-cell>
          <table:table-cell office:value-type="float" office:value="-156.2603" calcext:value-type="float">
            <text:p>-156.2603</text:p>
          </table:table-cell>
          <table:table-cell office:value-type="string" calcext:value-type="string">
            <text:p>-6.821916e-01)</text:p>
          </table:table-cell>
          <table:table-cell office:value-type="string" calcext:value-type="string">
            <text:p>(-6.727765e-02</text:p>
          </table:table-cell>
          <table:table-cell office:value-type="float" office:value="10.25417" calcext:value-type="float">
            <text:p>10.25417</text:p>
          </table:table-cell>
          <table:table-cell office:value-type="string" calcext:value-type="string">
            <text:p>5.226425e-01))</text:p>
          </table:table-cell>
        </table:table-row>
        <table:table-row table:style-name="ro1">
          <table:table-cell office:value-type="float" office:value="0.253425" calcext:value-type="float">
            <text:p>0.253425</text:p>
          </table:table-cell>
          <table:table-cell office:value-type="string" calcext:value-type="string">
            <text:p>((-1.390263e+01</text:p>
          </table:table-cell>
          <table:table-cell office:value-type="float" office:value="9.651672E-018" calcext:value-type="float">
            <text:p>9.651672E-18</text:p>
          </table:table-cell>
          <table:table-cell office:value-type="string" calcext:value-type="string">
            <text:p>5.119180e+02)</text:p>
          </table:table-cell>
          <table:table-cell office:value-type="string" calcext:value-type="string">
            <text:p>(1.012688e+01</text:p>
          </table:table-cell>
          <table:table-cell office:value-type="float" office:value="1.347425E-020" calcext:value-type="float">
            <text:p>1.347425E-20</text:p>
          </table:table-cell>
          <table:table-cell office:value-type="string" calcext:value-type="string">
            <text:p>8.836427e-01))</text:p>
          </table:table-cell>
          <table:table-cell office:value-type="string" calcext:value-type="string">
            <text:p>((-2.559590e+01</text:p>
          </table:table-cell>
          <table:table-cell office:value-type="float" office:value="-155.2188" calcext:value-type="float">
            <text:p>-155.2188</text:p>
          </table:table-cell>
          <table:table-cell office:value-type="string" calcext:value-type="string">
            <text:p>-6.951316e-01)</text:p>
          </table:table-cell>
          <table:table-cell office:value-type="string" calcext:value-type="string">
            <text:p>(-4.418213e-02</text:p>
          </table:table-cell>
          <table:table-cell office:value-type="float" office:value="10.0429" calcext:value-type="float">
            <text:p>10.0429</text:p>
          </table:table-cell>
          <table:table-cell office:value-type="string" calcext:value-type="string">
            <text:p>5.063442e-01))</text:p>
          </table:table-cell>
        </table:table-row>
        <table:table-row table:style-name="ro1">
          <table:table-cell office:value-type="float" office:value="0.254023" calcext:value-type="float">
            <text:p>0.254023</text:p>
          </table:table-cell>
          <table:table-cell office:value-type="string" calcext:value-type="string">
            <text:p>((-1.402067e+01</text:p>
          </table:table-cell>
          <table:table-cell office:value-type="float" office:value="9.167268E-018" calcext:value-type="float">
            <text:p>9.167268E-18</text:p>
          </table:table-cell>
          <table:table-cell office:value-type="string" calcext:value-type="string">
            <text:p>5.130394e+02)</text:p>
          </table:table-cell>
          <table:table-cell office:value-type="string" calcext:value-type="string">
            <text:p>(9.811832e+00</text:p>
          </table:table-cell>
          <table:table-cell office:value-type="float" office:value="1.355165E-020" calcext:value-type="float">
            <text:p>1.355165E-20</text:p>
          </table:table-cell>
          <table:table-cell office:value-type="string" calcext:value-type="string">
            <text:p>3.891384e-01))</text:p>
          </table:table-cell>
          <table:table-cell office:value-type="string" calcext:value-type="string">
            <text:p>((-2.565197e+01</text:p>
          </table:table-cell>
          <table:table-cell office:value-type="float" office:value="-155.414" calcext:value-type="float">
            <text:p>-155.414</text:p>
          </table:table-cell>
          <table:table-cell office:value-type="string" calcext:value-type="string">
            <text:p>-7.010337e-01)</text:p>
          </table:table-cell>
          <table:table-cell office:value-type="string" calcext:value-type="string">
            <text:p>(-1.945692e-02</text:p>
          </table:table-cell>
          <table:table-cell office:value-type="float" office:value="9.853116" calcext:value-type="float">
            <text:p>9.853116</text:p>
          </table:table-cell>
          <table:table-cell office:value-type="string" calcext:value-type="string">
            <text:p>4.905916e-01))</text:p>
          </table:table-cell>
        </table:table-row>
        <table:table-row table:style-name="ro1">
          <table:table-cell office:value-type="float" office:value="0.254621" calcext:value-type="float">
            <text:p>0.254621</text:p>
          </table:table-cell>
          <table:table-cell office:value-type="string" calcext:value-type="string">
            <text:p>((-1.364059e+01</text:p>
          </table:table-cell>
          <table:table-cell office:value-type="float" office:value="8.582616E-018" calcext:value-type="float">
            <text:p>8.582616E-18</text:p>
          </table:table-cell>
          <table:table-cell office:value-type="string" calcext:value-type="string">
            <text:p>5.185127e+02)</text:p>
          </table:table-cell>
          <table:table-cell office:value-type="string" calcext:value-type="string">
            <text:p>(9.606127e+00</text:p>
          </table:table-cell>
          <table:table-cell office:value-type="float" office:value="1.35681E-020" calcext:value-type="float">
            <text:p>1.35681E-20</text:p>
          </table:table-cell>
          <table:table-cell office:value-type="string" calcext:value-type="string">
            <text:p>1.450253e-01))</text:p>
          </table:table-cell>
          <table:table-cell office:value-type="string" calcext:value-type="string">
            <text:p>((-2.592563e+01</text:p>
          </table:table-cell>
          <table:table-cell office:value-type="float" office:value="-157.7126" calcext:value-type="float">
            <text:p>-157.7126</text:p>
          </table:table-cell>
          <table:table-cell office:value-type="string" calcext:value-type="string">
            <text:p>-6.820295e-01)</text:p>
          </table:table-cell>
          <table:table-cell office:value-type="string" calcext:value-type="string">
            <text:p>(-7.251263e-03</text:p>
          </table:table-cell>
          <table:table-cell office:value-type="float" office:value="9.706578" calcext:value-type="float">
            <text:p>9.706578</text:p>
          </table:table-cell>
          <table:table-cell office:value-type="string" calcext:value-type="string">
            <text:p>4.803063e-01))</text:p>
          </table:table-cell>
        </table:table-row>
        <table:table-row table:style-name="ro1">
          <table:table-cell office:value-type="float" office:value="0.255218" calcext:value-type="float">
            <text:p>0.255218</text:p>
          </table:table-cell>
          <table:table-cell office:value-type="string" calcext:value-type="string">
            <text:p>((-1.323664e+01</text:p>
          </table:table-cell>
          <table:table-cell office:value-type="float" office:value="8.002798E-018" calcext:value-type="float">
            <text:p>8.002798E-18</text:p>
          </table:table-cell>
          <table:table-cell office:value-type="string" calcext:value-type="string">
            <text:p>5.239237e+02)</text:p>
          </table:table-cell>
          <table:table-cell office:value-type="string" calcext:value-type="string">
            <text:p>(9.471136e+00</text:p>
          </table:table-cell>
          <table:table-cell office:value-type="float" office:value="1.352629E-020" calcext:value-type="float">
            <text:p>1.352629E-20</text:p>
          </table:table-cell>
          <table:table-cell office:value-type="string" calcext:value-type="string">
            <text:p>1.911992e-02))</text:p>
          </table:table-cell>
          <table:table-cell office:value-type="string" calcext:value-type="string">
            <text:p>((-2.619618e+01</text:p>
          </table:table-cell>
          <table:table-cell office:value-type="float" office:value="-159.9913" calcext:value-type="float">
            <text:p>-159.9913</text:p>
          </table:table-cell>
          <table:table-cell office:value-type="string" calcext:value-type="string">
            <text:p>-6.618320e-01)</text:p>
          </table:table-cell>
          <table:table-cell office:value-type="string" calcext:value-type="string">
            <text:p>(-9.559961e-04</text:p>
          </table:table-cell>
          <table:table-cell office:value-type="float" office:value="9.600575" calcext:value-type="float">
            <text:p>9.600575</text:p>
          </table:table-cell>
          <table:table-cell office:value-type="string" calcext:value-type="string">
            <text:p>4.735568e-01))</text:p>
          </table:table-cell>
        </table:table-row>
        <table:table-row table:style-name="ro1">
          <table:table-cell office:value-type="float" office:value="0.255816" calcext:value-type="float">
            <text:p>0.255816</text:p>
          </table:table-cell>
          <table:table-cell office:value-type="string" calcext:value-type="string">
            <text:p>((-1.299166e+01</text:p>
          </table:table-cell>
          <table:table-cell office:value-type="float" office:value="7.577122E-018" calcext:value-type="float">
            <text:p>7.577122E-18</text:p>
          </table:table-cell>
          <table:table-cell office:value-type="string" calcext:value-type="string">
            <text:p>5.272740e+02)</text:p>
          </table:table-cell>
          <table:table-cell office:value-type="string" calcext:value-type="string">
            <text:p>(9.384693e+00</text:p>
          </table:table-cell>
          <table:table-cell office:value-type="float" office:value="1.343462E-020" calcext:value-type="float">
            <text:p>1.343462E-20</text:p>
          </table:table-cell>
          <table:table-cell office:value-type="string" calcext:value-type="string">
            <text:p>-5.534173e-02))</text:p>
          </table:table-cell>
          <table:table-cell office:value-type="string" calcext:value-type="string">
            <text:p>((-2.636370e+01</text:p>
          </table:table-cell>
          <table:table-cell office:value-type="float" office:value="-161.4007" calcext:value-type="float">
            <text:p>-161.4007</text:p>
          </table:table-cell>
          <table:table-cell office:value-type="string" calcext:value-type="string">
            <text:p>-6.495831e-01)</text:p>
          </table:table-cell>
          <table:table-cell office:value-type="string" calcext:value-type="string">
            <text:p>(2.767086e-03</text:p>
          </table:table-cell>
          <table:table-cell office:value-type="float" office:value="9.530865" calcext:value-type="float">
            <text:p>9.530865</text:p>
          </table:table-cell>
          <table:table-cell office:value-type="string" calcext:value-type="string">
            <text:p>4.692347e-01))</text:p>
          </table:table-cell>
        </table:table-row>
        <table:table-row table:style-name="ro1">
          <table:table-cell office:value-type="float" office:value="0.256414" calcext:value-type="float">
            <text:p>0.256414</text:p>
          </table:table-cell>
          <table:table-cell office:value-type="string" calcext:value-type="string">
            <text:p>((-1.292851e+01</text:p>
          </table:table-cell>
          <table:table-cell office:value-type="float" office:value="7.329277E-018" calcext:value-type="float">
            <text:p>7.329277E-18</text:p>
          </table:table-cell>
          <table:table-cell office:value-type="string" calcext:value-type="string">
            <text:p>5.282375e+02)</text:p>
          </table:table-cell>
          <table:table-cell office:value-type="string" calcext:value-type="string">
            <text:p>(9.322196e+00</text:p>
          </table:table-cell>
          <table:table-cell office:value-type="float" office:value="1.322251E-020" calcext:value-type="float">
            <text:p>1.322251E-20</text:p>
          </table:table-cell>
          <table:table-cell office:value-type="string" calcext:value-type="string">
            <text:p>-1.056598e-01))</text:p>
          </table:table-cell>
          <table:table-cell office:value-type="string" calcext:value-type="string">
            <text:p>((-2.641188e+01</text:p>
          </table:table-cell>
          <table:table-cell office:value-type="float" office:value="-161.7922" calcext:value-type="float">
            <text:p>-161.7922</text:p>
          </table:table-cell>
          <table:table-cell office:value-type="string" calcext:value-type="string">
            <text:p>-6.464256e-01)</text:p>
          </table:table-cell>
          <table:table-cell office:value-type="string" calcext:value-type="string">
            <text:p>(5.282991e-03</text:p>
          </table:table-cell>
          <table:table-cell office:value-type="float" office:value="9.479443" calcext:value-type="float">
            <text:p>9.479443</text:p>
          </table:table-cell>
          <table:table-cell office:value-type="string" calcext:value-type="string">
            <text:p>4.661098e-01))</text:p>
          </table:table-cell>
        </table:table-row>
        <table:table-row table:style-name="ro1">
          <table:table-cell office:value-type="float" office:value="0.257011" calcext:value-type="float">
            <text:p>0.257011</text:p>
          </table:table-cell>
          <table:table-cell office:value-type="string" calcext:value-type="string">
            <text:p>((-1.302457e+01</text:p>
          </table:table-cell>
          <table:table-cell office:value-type="float" office:value="7.22185E-018" calcext:value-type="float">
            <text:p>7.22185E-18</text:p>
          </table:table-cell>
          <table:table-cell office:value-type="string" calcext:value-type="string">
            <text:p>5.273071e+02)</text:p>
          </table:table-cell>
          <table:table-cell office:value-type="string" calcext:value-type="string">
            <text:p>(9.272221e+00</text:p>
          </table:table-cell>
          <table:table-cell office:value-type="float" office:value="1.270552E-020" calcext:value-type="float">
            <text:p>1.270552E-20</text:p>
          </table:table-cell>
          <table:table-cell office:value-type="string" calcext:value-type="string">
            <text:p>-1.367803e-01))</text:p>
          </table:table-cell>
          <table:table-cell office:value-type="string" calcext:value-type="string">
            <text:p>((-2.636535e+01</text:p>
          </table:table-cell>
          <table:table-cell office:value-type="float" office:value="-161.3632" calcext:value-type="float">
            <text:p>-161.3632</text:p>
          </table:table-cell>
          <table:table-cell office:value-type="string" calcext:value-type="string">
            <text:p>-6.512285e-01)</text:p>
          </table:table-cell>
          <table:table-cell office:value-type="string" calcext:value-type="string">
            <text:p>(6.839014e-03</text:p>
          </table:table-cell>
          <table:table-cell office:value-type="float" office:value="9.435668" calcext:value-type="float">
            <text:p>9.435668</text:p>
          </table:table-cell>
          <table:table-cell office:value-type="string" calcext:value-type="string">
            <text:p>4.636111e-01))</text:p>
          </table:table-cell>
        </table:table-row>
        <table:table-row table:style-name="ro1">
          <table:table-cell office:value-type="float" office:value="0.257609" calcext:value-type="float">
            <text:p>0.257609</text:p>
          </table:table-cell>
          <table:table-cell office:value-type="string" calcext:value-type="string">
            <text:p>((-1.319669e+01</text:p>
          </table:table-cell>
          <table:table-cell office:value-type="float" office:value="7.194099E-018" calcext:value-type="float">
            <text:p>7.194099E-18</text:p>
          </table:table-cell>
          <table:table-cell office:value-type="string" calcext:value-type="string">
            <text:p>5.253620e+02)</text:p>
          </table:table-cell>
          <table:table-cell office:value-type="string" calcext:value-type="string">
            <text:p>(9.234308e+00</text:p>
          </table:table-cell>
          <table:table-cell office:value-type="float" office:value="1.216108E-020" calcext:value-type="float">
            <text:p>1.216108E-20</text:p>
          </table:table-cell>
          <table:table-cell office:value-type="string" calcext:value-type="string">
            <text:p>-1.555869e-01))</text:p>
          </table:table-cell>
          <table:table-cell office:value-type="string" calcext:value-type="string">
            <text:p>((-2.626810e+01</text:p>
          </table:table-cell>
          <table:table-cell office:value-type="float" office:value="-160.4936" calcext:value-type="float">
            <text:p>-160.4936</text:p>
          </table:table-cell>
          <table:table-cell office:value-type="string" calcext:value-type="string">
            <text:p>-6.598343e-01)</text:p>
          </table:table-cell>
          <table:table-cell office:value-type="string" calcext:value-type="string">
            <text:p>(7.779345e-03</text:p>
          </table:table-cell>
          <table:table-cell office:value-type="float" office:value="9.401069" calcext:value-type="float">
            <text:p>9.401069</text:p>
          </table:table-cell>
          <table:table-cell office:value-type="string" calcext:value-type="string">
            <text:p>4.617154e-01))</text:p>
          </table:table-cell>
        </table:table-row>
        <table:table-row table:style-name="ro1">
          <table:table-cell office:value-type="float" office:value="0.258207" calcext:value-type="float">
            <text:p>0.258207</text:p>
          </table:table-cell>
          <table:table-cell office:value-type="string" calcext:value-type="string">
            <text:p>((-1.341925e+01</text:p>
          </table:table-cell>
          <table:table-cell office:value-type="float" office:value="7.224411E-018" calcext:value-type="float">
            <text:p>7.224411E-18</text:p>
          </table:table-cell>
          <table:table-cell office:value-type="string" calcext:value-type="string">
            <text:p>5.228850e+02)</text:p>
          </table:table-cell>
          <table:table-cell office:value-type="string" calcext:value-type="string">
            <text:p>(9.206089e+00</text:p>
          </table:table-cell>
          <table:table-cell office:value-type="float" office:value="1.162812E-020" calcext:value-type="float">
            <text:p>1.162812E-20</text:p>
          </table:table-cell>
          <table:table-cell office:value-type="string" calcext:value-type="string">
            <text:p>-1.667622e-01))</text:p>
          </table:table-cell>
          <table:table-cell office:value-type="string" calcext:value-type="string">
            <text:p>((-2.614425e+01</text:p>
          </table:table-cell>
          <table:table-cell office:value-type="float" office:value="-159.3935" calcext:value-type="float">
            <text:p>-159.3935</text:p>
          </table:table-cell>
          <table:table-cell office:value-type="string" calcext:value-type="string">
            <text:p>-6.709627e-01)</text:p>
          </table:table-cell>
          <table:table-cell office:value-type="string" calcext:value-type="string">
            <text:p>(8.338110e-03</text:p>
          </table:table-cell>
          <table:table-cell office:value-type="float" office:value="9.374499" calcext:value-type="float">
            <text:p>9.374499</text:p>
          </table:table-cell>
          <table:table-cell office:value-type="string" calcext:value-type="string">
            <text:p>4.603045e-01))</text:p>
          </table:table-cell>
        </table:table-row>
        <table:table-row table:style-name="ro1">
          <table:table-cell office:value-type="float" office:value="0.258805" calcext:value-type="float">
            <text:p>0.258805</text:p>
          </table:table-cell>
          <table:table-cell office:value-type="string" calcext:value-type="string">
            <text:p>((-1.364948e+01</text:p>
          </table:table-cell>
          <table:table-cell office:value-type="float" office:value="7.278686E-018" calcext:value-type="float">
            <text:p>7.278686E-18</text:p>
          </table:table-cell>
          <table:table-cell office:value-type="string" calcext:value-type="string">
            <text:p>5.202467e+02)</text:p>
          </table:table-cell>
          <table:table-cell office:value-type="string" calcext:value-type="string">
            <text:p>(9.184748e+00</text:p>
          </table:table-cell>
          <table:table-cell office:value-type="float" office:value="1.119623E-020" calcext:value-type="float">
            <text:p>1.119623E-20</text:p>
          </table:table-cell>
          <table:table-cell office:value-type="string" calcext:value-type="string">
            <text:p>-1.723135e-01))</text:p>
          </table:table-cell>
          <table:table-cell office:value-type="string" calcext:value-type="string">
            <text:p>((-2.601234e+01</text:p>
          </table:table-cell>
          <table:table-cell office:value-type="float" office:value="-158.2239" calcext:value-type="float">
            <text:p>-158.2239</text:p>
          </table:table-cell>
          <table:table-cell office:value-type="string" calcext:value-type="string">
            <text:p>-6.824741e-01)</text:p>
          </table:table-cell>
          <table:table-cell office:value-type="string" calcext:value-type="string">
            <text:p>(8.615675e-03</text:p>
          </table:table-cell>
          <table:table-cell office:value-type="float" office:value="9.353553" calcext:value-type="float">
            <text:p>9.353553</text:p>
          </table:table-cell>
          <table:table-cell office:value-type="string" calcext:value-type="string">
            <text:p>4.592374e-01))</text:p>
          </table:table-cell>
        </table:table-row>
        <table:table-row table:style-name="ro1">
          <table:table-cell office:value-type="float" office:value="0.259402" calcext:value-type="float">
            <text:p>0.259402</text:p>
          </table:table-cell>
          <table:table-cell office:value-type="string" calcext:value-type="string">
            <text:p>((-1.388246e+01</text:p>
          </table:table-cell>
          <table:table-cell office:value-type="float" office:value="7.351125E-018" calcext:value-type="float">
            <text:p>7.351125E-18</text:p>
          </table:table-cell>
          <table:table-cell office:value-type="string" calcext:value-type="string">
            <text:p>5.176292e+02)</text:p>
          </table:table-cell>
          <table:table-cell office:value-type="string" calcext:value-type="string">
            <text:p>(9.169013e+00</text:p>
          </table:table-cell>
          <table:table-cell office:value-type="float" office:value="1.097925E-020" calcext:value-type="float">
            <text:p>1.097925E-20</text:p>
          </table:table-cell>
          <table:table-cell office:value-type="string" calcext:value-type="string">
            <text:p>-1.749660e-01))</text:p>
          </table:table-cell>
          <table:table-cell office:value-type="string" calcext:value-type="string">
            <text:p>((-2.588146e+01</text:p>
          </table:table-cell>
          <table:table-cell office:value-type="float" office:value="-157.0614" calcext:value-type="float">
            <text:p>-157.0614</text:p>
          </table:table-cell>
          <table:table-cell office:value-type="string" calcext:value-type="string">
            <text:p>-6.941228e-01)</text:p>
          </table:table-cell>
          <table:table-cell office:value-type="string" calcext:value-type="string">
            <text:p>(8.748300e-03</text:p>
          </table:table-cell>
          <table:table-cell office:value-type="float" office:value="9.337682" calcext:value-type="float">
            <text:p>9.337682</text:p>
          </table:table-cell>
          <table:table-cell office:value-type="string" calcext:value-type="string">
            <text:p>4.584506e-01))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string" calcext:value-type="string">
            <text:p>((-1.410209e+01</text:p>
          </table:table-cell>
          <table:table-cell office:value-type="float" office:value="7.429473E-018" calcext:value-type="float">
            <text:p>7.429473E-18</text:p>
          </table:table-cell>
          <table:table-cell office:value-type="string" calcext:value-type="string">
            <text:p>5.152110e+02)</text:p>
          </table:table-cell>
          <table:table-cell office:value-type="string" calcext:value-type="string">
            <text:p>(9.155975e+00</text:p>
          </table:table-cell>
          <table:table-cell office:value-type="float" office:value="1.08374E-020" calcext:value-type="float">
            <text:p>1.08374E-20</text:p>
          </table:table-cell>
          <table:table-cell office:value-type="string" calcext:value-type="string">
            <text:p>-1.761946e-01))</text:p>
          </table:table-cell>
          <table:table-cell office:value-type="string" calcext:value-type="string">
            <text:p>((-2.576055e+01</text:p>
          </table:table-cell>
          <table:table-cell office:value-type="float" office:value="-155.9824" calcext:value-type="float">
            <text:p>-155.9824</text:p>
          </table:table-cell>
          <table:table-cell office:value-type="string" calcext:value-type="string">
            <text:p>-7.051044e-01)</text:p>
          </table:table-cell>
          <table:table-cell office:value-type="string" calcext:value-type="string">
            <text:p>(8.809732e-03</text:p>
          </table:table-cell>
          <table:table-cell office:value-type="float" office:value="9.324238" calcext:value-type="float">
            <text:p>9.324238</text:p>
          </table:table-cell>
          <table:table-cell office:value-type="string" calcext:value-type="string">
            <text:p>4.577988e-01))</text:p>
          </table:table-cell>
        </table:table-row>
        <table:table-row table:style-name="ro1">
          <table:table-cell office:value-type="float" office:value="0.260606" calcext:value-type="float">
            <text:p>0.260606</text:p>
          </table:table-cell>
          <table:table-cell office:value-type="string" calcext:value-type="string">
            <text:p>((-1.427636e+01</text:p>
          </table:table-cell>
          <table:table-cell office:value-type="float" office:value="7.502675E-018" calcext:value-type="float">
            <text:p>7.502675E-18</text:p>
          </table:table-cell>
          <table:table-cell office:value-type="string" calcext:value-type="string">
            <text:p>5.130599e+02)</text:p>
          </table:table-cell>
          <table:table-cell office:value-type="string" calcext:value-type="string">
            <text:p>(9.143427e+00</text:p>
          </table:table-cell>
          <table:table-cell office:value-type="float" office:value="1.072452E-020" calcext:value-type="float">
            <text:p>1.072452E-20</text:p>
          </table:table-cell>
          <table:table-cell office:value-type="string" calcext:value-type="string">
            <text:p>-1.760998e-01))</text:p>
          </table:table-cell>
          <table:table-cell office:value-type="string" calcext:value-type="string">
            <text:p>((-2.565300e+01</text:p>
          </table:table-cell>
          <table:table-cell office:value-type="float" office:value="-155.0234" calcext:value-type="float">
            <text:p>-155.0234</text:p>
          </table:table-cell>
          <table:table-cell office:value-type="string" calcext:value-type="string">
            <text:p>-7.138181e-01)</text:p>
          </table:table-cell>
          <table:table-cell office:value-type="string" calcext:value-type="string">
            <text:p>(8.804990e-03</text:p>
          </table:table-cell>
          <table:table-cell office:value-type="float" office:value="9.31091" calcext:value-type="float">
            <text:p>9.31091</text:p>
          </table:table-cell>
          <table:table-cell office:value-type="string" calcext:value-type="string">
            <text:p>4.571713e-01))</text:p>
          </table:table-cell>
        </table:table-row>
        <table:table-row table:style-name="ro1">
          <table:table-cell office:value-type="float" office:value="0.261212" calcext:value-type="float">
            <text:p>0.261212</text:p>
          </table:table-cell>
          <table:table-cell office:value-type="string" calcext:value-type="string">
            <text:p>((-1.444285e+01</text:p>
          </table:table-cell>
          <table:table-cell office:value-type="float" office:value="7.563138E-018" calcext:value-type="float">
            <text:p>7.563138E-18</text:p>
          </table:table-cell>
          <table:table-cell office:value-type="string" calcext:value-type="string">
            <text:p>5.113347e+02)</text:p>
          </table:table-cell>
          <table:table-cell office:value-type="string" calcext:value-type="string">
            <text:p>(9.130827e+00</text:p>
          </table:table-cell>
          <table:table-cell office:value-type="float" office:value="1.065989E-020" calcext:value-type="float">
            <text:p>1.065989E-20</text:p>
          </table:table-cell>
          <table:table-cell office:value-type="string" calcext:value-type="string">
            <text:p>-1.751358e-01))</text:p>
          </table:table-cell>
          <table:table-cell office:value-type="string" calcext:value-type="string">
            <text:p>((-2.556673e+01</text:p>
          </table:table-cell>
          <table:table-cell office:value-type="float" office:value="-154.2576" calcext:value-type="float">
            <text:p>-154.2576</text:p>
          </table:table-cell>
          <table:table-cell office:value-type="string" calcext:value-type="string">
            <text:p>-7.221426e-01)</text:p>
          </table:table-cell>
          <table:table-cell office:value-type="string" calcext:value-type="string">
            <text:p>(8.756788e-03</text:p>
          </table:table-cell>
          <table:table-cell office:value-type="float" office:value="9.297275" calcext:value-type="float">
            <text:p>9.297275</text:p>
          </table:table-cell>
          <table:table-cell office:value-type="string" calcext:value-type="string">
            <text:p>4.565414e-01))</text:p>
          </table:table-cell>
        </table:table-row>
        <table:table-row table:style-name="ro1">
          <table:table-cell office:value-type="float" office:value="0.261818" calcext:value-type="float">
            <text:p>0.261818</text:p>
          </table:table-cell>
          <table:table-cell office:value-type="string" calcext:value-type="string">
            <text:p>((-1.456352e+01</text:p>
          </table:table-cell>
          <table:table-cell office:value-type="float" office:value="7.607423E-018" calcext:value-type="float">
            <text:p>7.607423E-18</text:p>
          </table:table-cell>
          <table:table-cell office:value-type="string" calcext:value-type="string">
            <text:p>5.101076e+02)</text:p>
          </table:table-cell>
          <table:table-cell office:value-type="string" calcext:value-type="string">
            <text:p>(9.117832e+00</text:p>
          </table:table-cell>
          <table:table-cell office:value-type="float" office:value="1.057768E-020" calcext:value-type="float">
            <text:p>1.057768E-20</text:p>
          </table:table-cell>
          <table:table-cell office:value-type="string" calcext:value-type="string">
            <text:p>-1.738592e-01))</text:p>
          </table:table-cell>
          <table:table-cell office:value-type="string" calcext:value-type="string">
            <text:p>((-2.550538e+01</text:p>
          </table:table-cell>
          <table:table-cell office:value-type="float" office:value="-153.7061" calcext:value-type="float">
            <text:p>-153.7061</text:p>
          </table:table-cell>
          <table:table-cell office:value-type="string" calcext:value-type="string">
            <text:p>-7.281760e-01)</text:p>
          </table:table-cell>
          <table:table-cell office:value-type="string" calcext:value-type="string">
            <text:p>(8.692961e-03</text:p>
          </table:table-cell>
          <table:table-cell office:value-type="float" office:value="9.283101" calcext:value-type="float">
            <text:p>9.283101</text:p>
          </table:table-cell>
          <table:table-cell office:value-type="string" calcext:value-type="string">
            <text:p>4.558916e-01))</text:p>
          </table:table-cell>
        </table:table-row>
        <table:table-row table:style-name="ro1">
          <table:table-cell office:value-type="float" office:value="0.262424" calcext:value-type="float">
            <text:p>0.262424</text:p>
          </table:table-cell>
          <table:table-cell office:value-type="string" calcext:value-type="string">
            <text:p>((-1.458650e+01</text:p>
          </table:table-cell>
          <table:table-cell office:value-type="float" office:value="7.573516E-018" calcext:value-type="float">
            <text:p>7.573516E-18</text:p>
          </table:table-cell>
          <table:table-cell office:value-type="string" calcext:value-type="string">
            <text:p>5.102025e+02)</text:p>
          </table:table-cell>
          <table:table-cell office:value-type="string" calcext:value-type="string">
            <text:p>(9.110473e+00</text:p>
          </table:table-cell>
          <table:table-cell office:value-type="float" office:value="1.051908E-020" calcext:value-type="float">
            <text:p>1.051908E-20</text:p>
          </table:table-cell>
          <table:table-cell office:value-type="string" calcext:value-type="string">
            <text:p>-1.714914e-01))</text:p>
          </table:table-cell>
          <table:table-cell office:value-type="string" calcext:value-type="string">
            <text:p>((-2.551012e+01</text:p>
          </table:table-cell>
          <table:table-cell office:value-type="float" office:value="-153.7156" calcext:value-type="float">
            <text:p>-153.7156</text:p>
          </table:table-cell>
          <table:table-cell office:value-type="string" calcext:value-type="string">
            <text:p>-7.293250e-01)</text:p>
          </table:table-cell>
          <table:table-cell office:value-type="string" calcext:value-type="string">
            <text:p>(8.574572e-03</text:p>
          </table:table-cell>
          <table:table-cell office:value-type="float" office:value="9.274598" calcext:value-type="float">
            <text:p>9.274598</text:p>
          </table:table-cell>
          <table:table-cell office:value-type="string" calcext:value-type="string">
            <text:p>4.555237e-01))</text:p>
          </table:table-cell>
        </table:table-row>
        <table:table-row table:style-name="ro1">
          <table:table-cell office:value-type="float" office:value="0.26303" calcext:value-type="float">
            <text:p>0.26303</text:p>
          </table:table-cell>
          <table:table-cell office:value-type="string" calcext:value-type="string">
            <text:p>((-1.469716e+01</text:p>
          </table:table-cell>
          <table:table-cell office:value-type="float" office:value="7.744874E-018" calcext:value-type="float">
            <text:p>7.744874E-18</text:p>
          </table:table-cell>
          <table:table-cell office:value-type="string" calcext:value-type="string">
            <text:p>5.081882e+02)</text:p>
          </table:table-cell>
          <table:table-cell office:value-type="string" calcext:value-type="string">
            <text:p>(9.130659e+00</text:p>
          </table:table-cell>
          <table:table-cell office:value-type="float" office:value="1.027035E-020" calcext:value-type="float">
            <text:p>1.027035E-20</text:p>
          </table:table-cell>
          <table:table-cell office:value-type="string" calcext:value-type="string">
            <text:p>-1.844984e-01))</text:p>
          </table:table-cell>
          <table:table-cell office:value-type="string" calcext:value-type="string">
            <text:p>((-2.540941e+01</text:p>
          </table:table-cell>
          <table:table-cell office:value-type="float" office:value="-152.9032" calcext:value-type="float">
            <text:p>-152.9032</text:p>
          </table:table-cell>
          <table:table-cell office:value-type="string" calcext:value-type="string">
            <text:p>-7.348580e-01)</text:p>
          </table:table-cell>
          <table:table-cell office:value-type="string" calcext:value-type="string">
            <text:p>(9.224921e-03</text:p>
          </table:table-cell>
          <table:table-cell office:value-type="float" office:value="9.299943" calcext:value-type="float">
            <text:p>9.299943</text:p>
          </table:table-cell>
          <table:table-cell office:value-type="string" calcext:value-type="string">
            <text:p>4.565330e-01))</text:p>
          </table:table-cell>
        </table:table-row>
        <table:table-row table:style-name="ro1">
          <table:table-cell office:value-type="float" office:value="0.263636" calcext:value-type="float">
            <text:p>0.263636</text:p>
          </table:table-cell>
          <table:table-cell office:value-type="string" calcext:value-type="string">
            <text:p>((-1.454564e+01</text:p>
          </table:table-cell>
          <table:table-cell office:value-type="float" office:value="7.537826E-018" calcext:value-type="float">
            <text:p>7.537826E-18</text:p>
          </table:table-cell>
          <table:table-cell office:value-type="string" calcext:value-type="string">
            <text:p>5.111907e+02)</text:p>
          </table:table-cell>
          <table:table-cell office:value-type="string" calcext:value-type="string">
            <text:p>(9.126648e+00</text:p>
          </table:table-cell>
          <table:table-cell office:value-type="float" office:value="1.022673E-020" calcext:value-type="float">
            <text:p>1.022673E-20</text:p>
          </table:table-cell>
          <table:table-cell office:value-type="string" calcext:value-type="string">
            <text:p>-1.826674e-01))</text:p>
          </table:table-cell>
          <table:table-cell office:value-type="string" calcext:value-type="string">
            <text:p>((-2.555954e+01</text:p>
          </table:table-cell>
          <table:table-cell office:value-type="float" office:value="-154.1256" calcext:value-type="float">
            <text:p>-154.1256</text:p>
          </table:table-cell>
          <table:table-cell office:value-type="string" calcext:value-type="string">
            <text:p>-7.272821e-01)</text:p>
          </table:table-cell>
          <table:table-cell office:value-type="string" calcext:value-type="string">
            <text:p>(9.133371e-03</text:p>
          </table:table-cell>
          <table:table-cell office:value-type="float" office:value="9.295139" calcext:value-type="float">
            <text:p>9.295139</text:p>
          </table:table-cell>
          <table:table-cell office:value-type="string" calcext:value-type="string">
            <text:p>4.563324e-01))</text:p>
          </table:table-cell>
        </table:table-row>
        <table:table-row table:style-name="ro1">
          <table:table-cell office:value-type="float" office:value="0.264242" calcext:value-type="float">
            <text:p>0.264242</text:p>
          </table:table-cell>
          <table:table-cell office:value-type="string" calcext:value-type="string">
            <text:p>((-1.448191e+01</text:p>
          </table:table-cell>
          <table:table-cell office:value-type="float" office:value="7.490652E-018" calcext:value-type="float">
            <text:p>7.490652E-18</text:p>
          </table:table-cell>
          <table:table-cell office:value-type="string" calcext:value-type="string">
            <text:p>5.119746e+02)</text:p>
          </table:table-cell>
          <table:table-cell office:value-type="string" calcext:value-type="string">
            <text:p>(9.127549e+00</text:p>
          </table:table-cell>
          <table:table-cell office:value-type="float" office:value="1.015694E-020" calcext:value-type="float">
            <text:p>1.015694E-20</text:p>
          </table:table-cell>
          <table:table-cell office:value-type="string" calcext:value-type="string">
            <text:p>-1.809629e-01))</text:p>
          </table:table-cell>
          <table:table-cell office:value-type="string" calcext:value-type="string">
            <text:p>((-2.559873e+01</text:p>
          </table:table-cell>
          <table:table-cell office:value-type="float" office:value="-154.4568" calcext:value-type="float">
            <text:p>-154.4568</text:p>
          </table:table-cell>
          <table:table-cell office:value-type="string" calcext:value-type="string">
            <text:p>-7.240954e-01)</text:p>
          </table:table-cell>
          <table:table-cell office:value-type="string" calcext:value-type="string">
            <text:p>(9.048143e-03</text:p>
          </table:table-cell>
          <table:table-cell office:value-type="float" office:value="9.295579" calcext:value-type="float">
            <text:p>9.295579</text:p>
          </table:table-cell>
          <table:table-cell office:value-type="string" calcext:value-type="string">
            <text:p>4.563774e-01))</text:p>
          </table:table-cell>
        </table:table-row>
        <table:table-row table:style-name="ro1">
          <table:table-cell office:value-type="float" office:value="0.264848" calcext:value-type="float">
            <text:p>0.264848</text:p>
          </table:table-cell>
          <table:table-cell office:value-type="string" calcext:value-type="string">
            <text:p>((-1.435846e+01</text:p>
          </table:table-cell>
          <table:table-cell office:value-type="float" office:value="7.422052E-018" calcext:value-type="float">
            <text:p>7.422052E-18</text:p>
          </table:table-cell>
          <table:table-cell office:value-type="string" calcext:value-type="string">
            <text:p>5.136059e+02)</text:p>
          </table:table-cell>
          <table:table-cell office:value-type="string" calcext:value-type="string">
            <text:p>(9.133135e+00</text:p>
          </table:table-cell>
          <table:table-cell office:value-type="float" office:value="1.008618E-020" calcext:value-type="float">
            <text:p>1.008618E-20</text:p>
          </table:table-cell>
          <table:table-cell office:value-type="string" calcext:value-type="string">
            <text:p>-1.793419e-01))</text:p>
          </table:table-cell>
          <table:table-cell office:value-type="string" calcext:value-type="string">
            <text:p>((-2.568029e+01</text:p>
          </table:table-cell>
          <table:table-cell office:value-type="float" office:value="-155.1629" calcext:value-type="float">
            <text:p>-155.1629</text:p>
          </table:table-cell>
          <table:table-cell office:value-type="string" calcext:value-type="string">
            <text:p>-7.179232e-01)</text:p>
          </table:table-cell>
          <table:table-cell office:value-type="string" calcext:value-type="string">
            <text:p>(8.967095e-03</text:p>
          </table:table-cell>
          <table:table-cell office:value-type="float" office:value="9.301002" calcext:value-type="float">
            <text:p>9.301002</text:p>
          </table:table-cell>
          <table:table-cell office:value-type="string" calcext:value-type="string">
            <text:p>4.566567e-01))</text:p>
          </table:table-cell>
        </table:table-row>
        <table:table-row table:style-name="ro1">
          <table:table-cell office:value-type="float" office:value="0.265455" calcext:value-type="float">
            <text:p>0.265455</text:p>
          </table:table-cell>
          <table:table-cell office:value-type="string" calcext:value-type="string">
            <text:p>((-1.420894e+01</text:p>
          </table:table-cell>
          <table:table-cell office:value-type="float" office:value="7.340052E-018" calcext:value-type="float">
            <text:p>7.340052E-18</text:p>
          </table:table-cell>
          <table:table-cell office:value-type="string" calcext:value-type="string">
            <text:p>5.154855e+02)</text:p>
          </table:table-cell>
          <table:table-cell office:value-type="string" calcext:value-type="string">
            <text:p>(9.144820e+00</text:p>
          </table:table-cell>
          <table:table-cell office:value-type="float" office:value="9.999883E-021" calcext:value-type="float">
            <text:p>9.999883E-21</text:p>
          </table:table-cell>
          <table:table-cell office:value-type="string" calcext:value-type="string">
            <text:p>-1.778310e-01))</text:p>
          </table:table-cell>
          <table:table-cell office:value-type="string" calcext:value-type="string">
            <text:p>((-2.577427e+01</text:p>
          </table:table-cell>
          <table:table-cell office:value-type="float" office:value="-155.9741" calcext:value-type="float">
            <text:p>-155.9741</text:p>
          </table:table-cell>
          <table:table-cell office:value-type="string" calcext:value-type="string">
            <text:p>-7.104470e-01)</text:p>
          </table:table-cell>
          <table:table-cell office:value-type="string" calcext:value-type="string">
            <text:p>(8.891549e-03</text:p>
          </table:table-cell>
          <table:table-cell office:value-type="float" office:value="9.312908" calcext:value-type="float">
            <text:p>9.312908</text:p>
          </table:table-cell>
          <table:table-cell office:value-type="string" calcext:value-type="string">
            <text:p>4.572410e-01))</text:p>
          </table:table-cell>
        </table:table-row>
        <table:table-row table:style-name="ro1">
          <table:table-cell office:value-type="float" office:value="0.266061" calcext:value-type="float">
            <text:p>0.266061</text:p>
          </table:table-cell>
          <table:table-cell office:value-type="string" calcext:value-type="string">
            <text:p>((-1.407077e+01</text:p>
          </table:table-cell>
          <table:table-cell office:value-type="float" office:value="7.260709E-018" calcext:value-type="float">
            <text:p>7.260709E-18</text:p>
          </table:table-cell>
          <table:table-cell office:value-type="string" calcext:value-type="string">
            <text:p>5.172719e+02)</text:p>
          </table:table-cell>
          <table:table-cell office:value-type="string" calcext:value-type="string">
            <text:p>(9.163814e+00</text:p>
          </table:table-cell>
          <table:table-cell office:value-type="float" office:value="9.889795E-021" calcext:value-type="float">
            <text:p>9.889795E-21</text:p>
          </table:table-cell>
          <table:table-cell office:value-type="string" calcext:value-type="string">
            <text:p>-1.746243e-01))</text:p>
          </table:table-cell>
          <table:table-cell office:value-type="string" calcext:value-type="string">
            <text:p>((-2.586360e+01</text:p>
          </table:table-cell>
          <table:table-cell office:value-type="float" office:value="-156.7445" calcext:value-type="float">
            <text:p>-156.7445</text:p>
          </table:table-cell>
          <table:table-cell office:value-type="string" calcext:value-type="string">
            <text:p>-7.035385e-01)</text:p>
          </table:table-cell>
          <table:table-cell office:value-type="string" calcext:value-type="string">
            <text:p>(8.731217e-03</text:p>
          </table:table-cell>
          <table:table-cell office:value-type="float" office:value="9.332013" calcext:value-type="float">
            <text:p>9.332013</text:p>
          </table:table-cell>
          <table:table-cell office:value-type="string" calcext:value-type="string">
            <text:p>4.581907e-01))</text:p>
          </table:table-cell>
        </table:table-row>
        <table:table-row table:style-name="ro1">
          <table:table-cell office:value-type="float" office:value="0.266667" calcext:value-type="float">
            <text:p>0.266667</text:p>
          </table:table-cell>
          <table:table-cell office:value-type="string" calcext:value-type="string">
            <text:p>((-1.395115e+01</text:p>
          </table:table-cell>
          <table:table-cell office:value-type="float" office:value="7.19179E-018" calcext:value-type="float">
            <text:p>7.19179E-18</text:p>
          </table:table-cell>
          <table:table-cell office:value-type="string" calcext:value-type="string">
            <text:p>5.188433e+02)</text:p>
          </table:table-cell>
          <table:table-cell office:value-type="string" calcext:value-type="string">
            <text:p>(9.195725e+00</text:p>
          </table:table-cell>
          <table:table-cell office:value-type="float" office:value="9.746628E-021" calcext:value-type="float">
            <text:p>9.746628E-21</text:p>
          </table:table-cell>
          <table:table-cell office:value-type="string" calcext:value-type="string">
            <text:p>-1.672961e-01))</text:p>
          </table:table-cell>
          <table:table-cell office:value-type="string" calcext:value-type="string">
            <text:p>((-2.594217e+01</text:p>
          </table:table-cell>
          <table:table-cell office:value-type="float" office:value="-157.4192" calcext:value-type="float">
            <text:p>-157.4192</text:p>
          </table:table-cell>
          <table:table-cell office:value-type="string" calcext:value-type="string">
            <text:p>-6.975575e-01)</text:p>
          </table:table-cell>
          <table:table-cell office:value-type="string" calcext:value-type="string">
            <text:p>(8.364807e-03</text:p>
          </table:table-cell>
          <table:table-cell office:value-type="float" office:value="9.363502" calcext:value-type="float">
            <text:p>9.363502</text:p>
          </table:table-cell>
          <table:table-cell office:value-type="string" calcext:value-type="string">
            <text:p>4.597863e-01))</text:p>
          </table:table-cell>
        </table:table-row>
        <table:table-row table:style-name="ro1">
          <table:table-cell office:value-type="float" office:value="0.267273" calcext:value-type="float">
            <text:p>0.267273</text:p>
          </table:table-cell>
          <table:table-cell office:value-type="string" calcext:value-type="string">
            <text:p>((-1.384281e+01</text:p>
          </table:table-cell>
          <table:table-cell office:value-type="float" office:value="7.127873E-018" calcext:value-type="float">
            <text:p>7.127873E-18</text:p>
          </table:table-cell>
          <table:table-cell office:value-type="string" calcext:value-type="string">
            <text:p>5.202583e+02)</text:p>
          </table:table-cell>
          <table:table-cell office:value-type="string" calcext:value-type="string">
            <text:p>(9.250352e+00</text:p>
          </table:table-cell>
          <table:table-cell office:value-type="float" office:value="9.568421E-021" calcext:value-type="float">
            <text:p>9.568421E-21</text:p>
          </table:table-cell>
          <table:table-cell office:value-type="string" calcext:value-type="string">
            <text:p>-1.545185e-01))</text:p>
          </table:table-cell>
          <table:table-cell office:value-type="string" calcext:value-type="string">
            <text:p>((-2.601291e+01</text:p>
          </table:table-cell>
          <table:table-cell office:value-type="float" office:value="-158.0258" calcext:value-type="float">
            <text:p>-158.0258</text:p>
          </table:table-cell>
          <table:table-cell office:value-type="string" calcext:value-type="string">
            <text:p>-6.921406e-01)</text:p>
          </table:table-cell>
          <table:table-cell office:value-type="string" calcext:value-type="string">
            <text:p>(7.725925e-03</text:p>
          </table:table-cell>
          <table:table-cell office:value-type="float" office:value="9.417347" calcext:value-type="float">
            <text:p>9.417347</text:p>
          </table:table-cell>
          <table:table-cell office:value-type="string" calcext:value-type="string">
            <text:p>4.625176e-01))</text:p>
          </table:table-cell>
        </table:table-row>
        <table:table-row table:style-name="ro1">
          <table:table-cell office:value-type="float" office:value="0.267879" calcext:value-type="float">
            <text:p>0.267879</text:p>
          </table:table-cell>
          <table:table-cell office:value-type="string" calcext:value-type="string">
            <text:p>((-1.373350e+01</text:p>
          </table:table-cell>
          <table:table-cell office:value-type="float" office:value="7.065174E-018" calcext:value-type="float">
            <text:p>7.065174E-18</text:p>
          </table:table-cell>
          <table:table-cell office:value-type="string" calcext:value-type="string">
            <text:p>5.216885e+02)</text:p>
          </table:table-cell>
          <table:table-cell office:value-type="string" calcext:value-type="string">
            <text:p>(9.341575e+00</text:p>
          </table:table-cell>
          <table:table-cell office:value-type="float" office:value="9.350564E-021" calcext:value-type="float">
            <text:p>9.350564E-21</text:p>
          </table:table-cell>
          <table:table-cell office:value-type="string" calcext:value-type="string">
            <text:p>-1.360047e-01))</text:p>
          </table:table-cell>
          <table:table-cell office:value-type="string" calcext:value-type="string">
            <text:p>((-2.608442e+01</text:p>
          </table:table-cell>
          <table:table-cell office:value-type="float" office:value="-158.6387" calcext:value-type="float">
            <text:p>-158.6387</text:p>
          </table:table-cell>
          <table:table-cell office:value-type="string" calcext:value-type="string">
            <text:p>-6.866752e-01)</text:p>
          </table:table-cell>
          <table:table-cell office:value-type="string" calcext:value-type="string">
            <text:p>(6.800234e-03</text:p>
          </table:table-cell>
          <table:table-cell office:value-type="float" office:value="9.50817" calcext:value-type="float">
            <text:p>9.50817</text:p>
          </table:table-cell>
          <table:table-cell office:value-type="string" calcext:value-type="string">
            <text:p>4.670788e-01))</text:p>
          </table:table-cell>
        </table:table-row>
        <table:table-row table:style-name="ro1">
          <table:table-cell office:value-type="float" office:value="0.268485" calcext:value-type="float">
            <text:p>0.268485</text:p>
          </table:table-cell>
          <table:table-cell office:value-type="string" calcext:value-type="string">
            <text:p>((-1.360762e+01</text:p>
          </table:table-cell>
          <table:table-cell office:value-type="float" office:value="6.99541E-018" calcext:value-type="float">
            <text:p>6.99541E-18</text:p>
          </table:table-cell>
          <table:table-cell office:value-type="string" calcext:value-type="string">
            <text:p>5.233181e+02)</text:p>
          </table:table-cell>
          <table:table-cell office:value-type="string" calcext:value-type="string">
            <text:p>(9.477744e+00</text:p>
          </table:table-cell>
          <table:table-cell office:value-type="float" office:value="9.115247E-021" calcext:value-type="float">
            <text:p>9.115247E-21</text:p>
          </table:table-cell>
          <table:table-cell office:value-type="string" calcext:value-type="string">
            <text:p>-1.074304e-01))</text:p>
          </table:table-cell>
          <table:table-cell office:value-type="string" calcext:value-type="string">
            <text:p>((-2.616591e+01</text:p>
          </table:table-cell>
          <table:table-cell office:value-type="float" office:value="-159.3386" calcext:value-type="float">
            <text:p>-159.3386</text:p>
          </table:table-cell>
          <table:table-cell office:value-type="string" calcext:value-type="string">
            <text:p>-6.803811e-01)</text:p>
          </table:table-cell>
          <table:table-cell office:value-type="string" calcext:value-type="string">
            <text:p>(5.371521e-03</text:p>
          </table:table-cell>
          <table:table-cell office:value-type="float" office:value="9.643482" calcext:value-type="float">
            <text:p>9.643482</text:p>
          </table:table-cell>
          <table:table-cell office:value-type="string" calcext:value-type="string">
            <text:p>4.738872e-01))</text:p>
          </table:table-cell>
        </table:table-row>
        <table:table-row table:style-name="ro1">
          <table:table-cell office:value-type="float" office:value="0.269091" calcext:value-type="float">
            <text:p>0.269091</text:p>
          </table:table-cell>
          <table:table-cell office:value-type="string" calcext:value-type="string">
            <text:p>((-1.347811e+01</text:p>
          </table:table-cell>
          <table:table-cell office:value-type="float" office:value="6.923509E-018" calcext:value-type="float">
            <text:p>6.923509E-18</text:p>
          </table:table-cell>
          <table:table-cell office:value-type="string" calcext:value-type="string">
            <text:p>5.249924e+02)</text:p>
          </table:table-cell>
          <table:table-cell office:value-type="string" calcext:value-type="string">
            <text:p>(9.681544e+00</text:p>
          </table:table-cell>
          <table:table-cell office:value-type="float" office:value="9.039326E-021" calcext:value-type="float">
            <text:p>9.039326E-21</text:p>
          </table:table-cell>
          <table:table-cell office:value-type="string" calcext:value-type="string">
            <text:p>-6.256610e-02))</text:p>
          </table:table-cell>
          <table:table-cell office:value-type="string" calcext:value-type="string">
            <text:p>((-2.624962e+01</text:p>
          </table:table-cell>
          <table:table-cell office:value-type="float" office:value="-160.0505" calcext:value-type="float">
            <text:p>-160.0505</text:p>
          </table:table-cell>
          <table:table-cell office:value-type="string" calcext:value-type="string">
            <text:p>-6.739057e-01)</text:p>
          </table:table-cell>
          <table:table-cell office:value-type="string" calcext:value-type="string">
            <text:p>(3.128305e-03</text:p>
          </table:table-cell>
          <table:table-cell office:value-type="float" office:value="9.845371" calcext:value-type="float">
            <text:p>9.845371</text:p>
          </table:table-cell>
          <table:table-cell office:value-type="string" calcext:value-type="string">
            <text:p>4.840772e-01))</text:p>
          </table:table-cell>
        </table:table-row>
        <table:table-row table:style-name="ro1">
          <table:table-cell office:value-type="float" office:value="0.269697" calcext:value-type="float">
            <text:p>0.269697</text:p>
          </table:table-cell>
          <table:table-cell office:value-type="string" calcext:value-type="string">
            <text:p>((-1.336954e+01</text:p>
          </table:table-cell>
          <table:table-cell office:value-type="float" office:value="6.862617E-018" calcext:value-type="float">
            <text:p>6.862617E-18</text:p>
          </table:table-cell>
          <table:table-cell office:value-type="string" calcext:value-type="string">
            <text:p>5.265087e+02)</text:p>
          </table:table-cell>
          <table:table-cell office:value-type="string" calcext:value-type="string">
            <text:p>(9.943908e+00</text:p>
          </table:table-cell>
          <table:table-cell office:value-type="float" office:value="8.856509E-021" calcext:value-type="float">
            <text:p>8.856509E-21</text:p>
          </table:table-cell>
          <table:table-cell office:value-type="string" calcext:value-type="string">
            <text:p>4.012021e-03))</text:p>
          </table:table-cell>
          <table:table-cell office:value-type="string" calcext:value-type="string">
            <text:p>((-2.632543e+01</text:p>
          </table:table-cell>
          <table:table-cell office:value-type="float" office:value="-160.6858" calcext:value-type="float">
            <text:p>-160.6858</text:p>
          </table:table-cell>
          <table:table-cell office:value-type="string" calcext:value-type="string">
            <text:p>-6.684771e-01)</text:p>
          </table:table-cell>
          <table:table-cell office:value-type="string" calcext:value-type="string">
            <text:p>(-2.006011e-04</text:p>
          </table:table-cell>
          <table:table-cell office:value-type="float" office:value="10.10253" calcext:value-type="float">
            <text:p>10.10253</text:p>
          </table:table-cell>
          <table:table-cell office:value-type="string" calcext:value-type="string">
            <text:p>4.971954e-01))</text:p>
          </table:table-cell>
        </table:table-row>
        <table:table-row table:style-name="ro1">
          <table:table-cell office:value-type="float" office:value="0.270303" calcext:value-type="float">
            <text:p>0.270303</text:p>
          </table:table-cell>
          <table:table-cell office:value-type="string" calcext:value-type="string">
            <text:p>((-1.326726e+01</text:p>
          </table:table-cell>
          <table:table-cell office:value-type="float" office:value="6.803339E-018" calcext:value-type="float">
            <text:p>6.803339E-18</text:p>
          </table:table-cell>
          <table:table-cell office:value-type="string" calcext:value-type="string">
            <text:p>5.279466e+02)</text:p>
          </table:table-cell>
          <table:table-cell office:value-type="string" calcext:value-type="string">
            <text:p>(1.022348e+01</text:p>
          </table:table-cell>
          <table:table-cell office:value-type="float" office:value="8.602334E-021" calcext:value-type="float">
            <text:p>8.602334E-21</text:p>
          </table:table-cell>
          <table:table-cell office:value-type="string" calcext:value-type="string">
            <text:p>9.071708e-02))</text:p>
          </table:table-cell>
          <table:table-cell office:value-type="string" calcext:value-type="string">
            <text:p>((-2.639733e+01</text:p>
          </table:table-cell>
          <table:table-cell office:value-type="float" office:value="-161.283" calcext:value-type="float">
            <text:p>-161.283</text:p>
          </table:table-cell>
          <table:table-cell office:value-type="string" calcext:value-type="string">
            <text:p>-6.633632e-01)</text:p>
          </table:table-cell>
          <table:table-cell office:value-type="string" calcext:value-type="string">
            <text:p>(-4.535854e-03</text:p>
          </table:table-cell>
          <table:table-cell office:value-type="float" office:value="10.37156" calcext:value-type="float">
            <text:p>10.37156</text:p>
          </table:table-cell>
          <table:table-cell office:value-type="string" calcext:value-type="string">
            <text:p>5.111740e-01))</text:p>
          </table:table-cell>
        </table:table-row>
        <table:table-row table:style-name="ro1">
          <table:table-cell office:value-type="float" office:value="0.270909" calcext:value-type="float">
            <text:p>0.270909</text:p>
          </table:table-cell>
          <table:table-cell office:value-type="string" calcext:value-type="string">
            <text:p>((-1.319629e+01</text:p>
          </table:table-cell>
          <table:table-cell office:value-type="float" office:value="6.758027E-018" calcext:value-type="float">
            <text:p>6.758027E-18</text:p>
          </table:table-cell>
          <table:table-cell office:value-type="string" calcext:value-type="string">
            <text:p>5.290568e+02)</text:p>
          </table:table-cell>
          <table:table-cell office:value-type="string" calcext:value-type="string">
            <text:p>(1.049826e+01</text:p>
          </table:table-cell>
          <table:table-cell office:value-type="float" office:value="8.440813E-021" calcext:value-type="float">
            <text:p>8.440813E-21</text:p>
          </table:table-cell>
          <table:table-cell office:value-type="string" calcext:value-type="string">
            <text:p>1.308132e-01))</text:p>
          </table:table-cell>
          <table:table-cell office:value-type="string" calcext:value-type="string">
            <text:p>((-2.645284e+01</text:p>
          </table:table-cell>
          <table:table-cell office:value-type="float" office:value="-161.7284" calcext:value-type="float">
            <text:p>-161.7284</text:p>
          </table:table-cell>
          <table:table-cell office:value-type="string" calcext:value-type="string">
            <text:p>-6.598145e-01)</text:p>
          </table:table-cell>
          <table:table-cell office:value-type="string" calcext:value-type="string">
            <text:p>(-6.540661e-03</text:p>
          </table:table-cell>
          <table:table-cell office:value-type="float" office:value="10.65013" calcext:value-type="float">
            <text:p>10.65013</text:p>
          </table:table-cell>
          <table:table-cell office:value-type="string" calcext:value-type="string">
            <text:p>5.249130e-01))</text:p>
          </table:table-cell>
        </table:table-row>
        <table:table-row table:style-name="ro1">
          <table:table-cell office:value-type="float" office:value="0.271515" calcext:value-type="float">
            <text:p>0.271515</text:p>
          </table:table-cell>
          <table:table-cell office:value-type="string" calcext:value-type="string">
            <text:p>((-1.313673e+01</text:p>
          </table:table-cell>
          <table:table-cell office:value-type="float" office:value="6.717609E-018" calcext:value-type="float">
            <text:p>6.717609E-18</text:p>
          </table:table-cell>
          <table:table-cell office:value-type="string" calcext:value-type="string">
            <text:p>5.300779e+02)</text:p>
          </table:table-cell>
          <table:table-cell office:value-type="string" calcext:value-type="string">
            <text:p>(1.072143e+01</text:p>
          </table:table-cell>
          <table:table-cell office:value-type="float" office:value="8.363692E-021" calcext:value-type="float">
            <text:p>8.363692E-21</text:p>
          </table:table-cell>
          <table:table-cell office:value-type="string" calcext:value-type="string">
            <text:p>2.172353e-01))</text:p>
          </table:table-cell>
          <table:table-cell office:value-type="string" calcext:value-type="string">
            <text:p>((-2.650390e+01</text:p>
          </table:table-cell>
          <table:table-cell office:value-type="float" office:value="-162.127" calcext:value-type="float">
            <text:p>-162.127</text:p>
          </table:table-cell>
          <table:table-cell office:value-type="string" calcext:value-type="string">
            <text:p>-6.568366e-01)</text:p>
          </table:table-cell>
          <table:table-cell office:value-type="string" calcext:value-type="string">
            <text:p>(-1.086176e-02</text:p>
          </table:table-cell>
          <table:table-cell office:value-type="float" office:value="10.85967" calcext:value-type="float">
            <text:p>10.85967</text:p>
          </table:table-cell>
          <table:table-cell office:value-type="string" calcext:value-type="string">
            <text:p>5.360716e-01))</text:p>
          </table:table-cell>
        </table:table-row>
        <table:table-row table:style-name="ro1">
          <table:table-cell office:value-type="float" office:value="0.272121" calcext:value-type="float">
            <text:p>0.272121</text:p>
          </table:table-cell>
          <table:table-cell office:value-type="string" calcext:value-type="string">
            <text:p>((-1.309778e+01</text:p>
          </table:table-cell>
          <table:table-cell office:value-type="float" office:value="6.688299E-018" calcext:value-type="float">
            <text:p>6.688299E-18</text:p>
          </table:table-cell>
          <table:table-cell office:value-type="string" calcext:value-type="string">
            <text:p>5.309529e+02)</text:p>
          </table:table-cell>
          <table:table-cell office:value-type="string" calcext:value-type="string">
            <text:p>(1.088907e+01</text:p>
          </table:table-cell>
          <table:table-cell office:value-type="float" office:value="8.252918E-021" calcext:value-type="float">
            <text:p>8.252918E-21</text:p>
          </table:table-cell>
          <table:table-cell office:value-type="string" calcext:value-type="string">
            <text:p>3.680527e-01))</text:p>
          </table:table-cell>
          <table:table-cell office:value-type="string" calcext:value-type="string">
            <text:p>((-2.654765e+01</text:p>
          </table:table-cell>
          <table:table-cell office:value-type="float" office:value="-162.4491" calcext:value-type="float">
            <text:p>-162.4491</text:p>
          </table:table-cell>
          <table:table-cell office:value-type="string" calcext:value-type="string">
            <text:p>-6.548889e-01)</text:p>
          </table:table-cell>
          <table:table-cell office:value-type="string" calcext:value-type="string">
            <text:p>(-1.840263e-02</text:p>
          </table:table-cell>
          <table:table-cell office:value-type="float" office:value="10.99033" calcext:value-type="float">
            <text:p>10.99033</text:p>
          </table:table-cell>
          <table:table-cell office:value-type="string" calcext:value-type="string">
            <text:p>5.444536e-01))</text:p>
          </table:table-cell>
        </table:table-row>
        <table:table-row table:style-name="ro1">
          <table:table-cell office:value-type="float" office:value="0.272727" calcext:value-type="float">
            <text:p>0.272727</text:p>
          </table:table-cell>
          <table:table-cell office:value-type="string" calcext:value-type="string">
            <text:p>((-1.305362e+01</text:p>
          </table:table-cell>
          <table:table-cell office:value-type="float" office:value="6.656458E-018" calcext:value-type="float">
            <text:p>6.656458E-18</text:p>
          </table:table-cell>
          <table:table-cell office:value-type="string" calcext:value-type="string">
            <text:p>5.318737e+02)</text:p>
          </table:table-cell>
          <table:table-cell office:value-type="string" calcext:value-type="string">
            <text:p>(1.101928e+01</text:p>
          </table:table-cell>
          <table:table-cell office:value-type="float" office:value="8.109615E-021" calcext:value-type="float">
            <text:p>8.109615E-21</text:p>
          </table:table-cell>
          <table:table-cell office:value-type="string" calcext:value-type="string">
            <text:p>5.493032e-01))</text:p>
          </table:table-cell>
          <table:table-cell office:value-type="string" calcext:value-type="string">
            <text:p>((-2.659369e+01</text:p>
          </table:table-cell>
          <table:table-cell office:value-type="float" office:value="-162.7917" calcext:value-type="float">
            <text:p>-162.7917</text:p>
          </table:table-cell>
          <table:table-cell office:value-type="string" calcext:value-type="string">
            <text:p>-6.526808e-01)</text:p>
          </table:table-cell>
          <table:table-cell office:value-type="string" calcext:value-type="string">
            <text:p>(-2.746516e-02</text:p>
          </table:table-cell>
          <table:table-cell office:value-type="float" office:value="11.07188" calcext:value-type="float">
            <text:p>11.07188</text:p>
          </table:table-cell>
          <table:table-cell office:value-type="string" calcext:value-type="string">
            <text:p>5.509641e-01))</text:p>
          </table:table-cell>
        </table:table-row>
        <table:table-row table:style-name="ro1">
          <table:table-cell office:value-type="float" office:value="0.273333" calcext:value-type="float">
            <text:p>0.273333</text:p>
          </table:table-cell>
          <table:table-cell office:value-type="string" calcext:value-type="string">
            <text:p>((-1.301853e+01</text:p>
          </table:table-cell>
          <table:table-cell office:value-type="float" office:value="6.630197E-018" calcext:value-type="float">
            <text:p>6.630197E-18</text:p>
          </table:table-cell>
          <table:table-cell office:value-type="string" calcext:value-type="string">
            <text:p>5.326836e+02)</text:p>
          </table:table-cell>
          <table:table-cell office:value-type="string" calcext:value-type="string">
            <text:p>(1.112720e+01</text:p>
          </table:table-cell>
          <table:table-cell office:value-type="float" office:value="7.930037E-021" calcext:value-type="float">
            <text:p>7.930037E-21</text:p>
          </table:table-cell>
          <table:table-cell office:value-type="string" calcext:value-type="string">
            <text:p>7.334198e-01))</text:p>
          </table:table-cell>
          <table:table-cell office:value-type="string" calcext:value-type="string">
            <text:p>((-2.663418e+01</text:p>
          </table:table-cell>
          <table:table-cell office:value-type="float" office:value="-163.0899" calcext:value-type="float">
            <text:p>-163.0899</text:p>
          </table:table-cell>
          <table:table-cell office:value-type="string" calcext:value-type="string">
            <text:p>-6.509267e-01)</text:p>
          </table:table-cell>
          <table:table-cell office:value-type="string" calcext:value-type="string">
            <text:p>(-3.667099e-02</text:p>
          </table:table-cell>
          <table:table-cell office:value-type="float" office:value="11.12892" calcext:value-type="float">
            <text:p>11.12892</text:p>
          </table:table-cell>
          <table:table-cell office:value-type="string" calcext:value-type="string">
            <text:p>5.563602e-01))</text:p>
          </table:table-cell>
        </table:table-row>
        <table:table-row table:style-name="ro1">
          <table:table-cell office:value-type="float" office:value="0.273939" calcext:value-type="float">
            <text:p>0.273939</text:p>
          </table:table-cell>
          <table:table-cell office:value-type="string" calcext:value-type="string">
            <text:p>((-1.299559e+01</text:p>
          </table:table-cell>
          <table:table-cell office:value-type="float" office:value="6.608793E-018" calcext:value-type="float">
            <text:p>6.608793E-18</text:p>
          </table:table-cell>
          <table:table-cell office:value-type="string" calcext:value-type="string">
            <text:p>5.332991e+02)</text:p>
          </table:table-cell>
          <table:table-cell office:value-type="string" calcext:value-type="string">
            <text:p>(1.121090e+01</text:p>
          </table:table-cell>
          <table:table-cell office:value-type="float" office:value="7.703636E-021" calcext:value-type="float">
            <text:p>7.703636E-21</text:p>
          </table:table-cell>
          <table:table-cell office:value-type="string" calcext:value-type="string">
            <text:p>9.379070e-01))</text:p>
          </table:table-cell>
          <table:table-cell office:value-type="string" calcext:value-type="string">
            <text:p>((-2.666495e+01</text:p>
          </table:table-cell>
          <table:table-cell office:value-type="float" office:value="-163.3057" calcext:value-type="float">
            <text:p>-163.3057</text:p>
          </table:table-cell>
          <table:table-cell office:value-type="string" calcext:value-type="string">
            <text:p>-6.497796e-01)</text:p>
          </table:table-cell>
          <table:table-cell office:value-type="string" calcext:value-type="string">
            <text:p>(-4.689535e-02</text:p>
          </table:table-cell>
          <table:table-cell office:value-type="float" office:value="11.15395" calcext:value-type="float">
            <text:p>11.15395</text:p>
          </table:table-cell>
          <table:table-cell office:value-type="string" calcext:value-type="string">
            <text:p>5.605450e-01))</text:p>
          </table:table-cell>
        </table:table-row>
        <table:table-row table:style-name="ro1">
          <table:table-cell office:value-type="float" office:value="0.274545" calcext:value-type="float">
            <text:p>0.274545</text:p>
          </table:table-cell>
          <table:table-cell office:value-type="string" calcext:value-type="string">
            <text:p>((-1.298791e+01</text:p>
          </table:table-cell>
          <table:table-cell office:value-type="float" office:value="6.595235E-018" calcext:value-type="float">
            <text:p>6.595235E-18</text:p>
          </table:table-cell>
          <table:table-cell office:value-type="string" calcext:value-type="string">
            <text:p>5.337407e+02)</text:p>
          </table:table-cell>
          <table:table-cell office:value-type="string" calcext:value-type="string">
            <text:p>(1.126686e+01</text:p>
          </table:table-cell>
          <table:table-cell office:value-type="float" office:value="7.414889E-021" calcext:value-type="float">
            <text:p>7.414889E-21</text:p>
          </table:table-cell>
          <table:table-cell office:value-type="string" calcext:value-type="string">
            <text:p>1.192659e+00))</text:p>
          </table:table-cell>
          <table:table-cell office:value-type="string" calcext:value-type="string">
            <text:p>((-2.668703e+01</text:p>
          </table:table-cell>
          <table:table-cell office:value-type="float" office:value="-163.4448" calcext:value-type="float">
            <text:p>-163.4448</text:p>
          </table:table-cell>
          <table:table-cell office:value-type="string" calcext:value-type="string">
            <text:p>-6.493957e-01)</text:p>
          </table:table-cell>
          <table:table-cell office:value-type="string" calcext:value-type="string">
            <text:p>(-5.963297e-02</text:p>
          </table:table-cell>
          <table:table-cell office:value-type="float" office:value="11.13391" calcext:value-type="float">
            <text:p>11.13391</text:p>
          </table:table-cell>
          <table:table-cell office:value-type="string" calcext:value-type="string">
            <text:p>5.633428e-01))</text:p>
          </table:table-cell>
        </table:table-row>
        <table:table-row table:style-name="ro1">
          <table:table-cell office:value-type="float" office:value="0.275152" calcext:value-type="float">
            <text:p>0.275152</text:p>
          </table:table-cell>
          <table:table-cell office:value-type="string" calcext:value-type="string">
            <text:p>((-1.298605e+01</text:p>
          </table:table-cell>
          <table:table-cell office:value-type="float" office:value="6.584274E-018" calcext:value-type="float">
            <text:p>6.584274E-18</text:p>
          </table:table-cell>
          <table:table-cell office:value-type="string" calcext:value-type="string">
            <text:p>5.341032e+02)</text:p>
          </table:table-cell>
          <table:table-cell office:value-type="string" calcext:value-type="string">
            <text:p>(1.129678e+01</text:p>
          </table:table-cell>
          <table:table-cell office:value-type="float" office:value="7.054861E-021" calcext:value-type="float">
            <text:p>7.054861E-21</text:p>
          </table:table-cell>
          <table:table-cell office:value-type="string" calcext:value-type="string">
            <text:p>1.511242e+00))</text:p>
          </table:table-cell>
          <table:table-cell office:value-type="string" calcext:value-type="string">
            <text:p>((-2.670516e+01</text:p>
          </table:table-cell>
          <table:table-cell office:value-type="float" office:value="-163.5522" calcext:value-type="float">
            <text:p>-163.5522</text:p>
          </table:table-cell>
          <table:table-cell office:value-type="string" calcext:value-type="string">
            <text:p>-6.493026e-01)</text:p>
          </table:table-cell>
          <table:table-cell office:value-type="string" calcext:value-type="string">
            <text:p>(-7.556209e-02</text:p>
          </table:table-cell>
          <table:table-cell office:value-type="float" office:value="11.06638" calcext:value-type="float">
            <text:p>11.06638</text:p>
          </table:table-cell>
          <table:table-cell office:value-type="string" calcext:value-type="string">
            <text:p>5.648388e-01))</text:p>
          </table:table-cell>
        </table:table-row>
        <table:table-row table:style-name="ro1">
          <table:table-cell office:value-type="float" office:value="0.275758" calcext:value-type="float">
            <text:p>0.275758</text:p>
          </table:table-cell>
          <table:table-cell office:value-type="string" calcext:value-type="string">
            <text:p>((-1.297436e+01</text:p>
          </table:table-cell>
          <table:table-cell office:value-type="float" office:value="6.569197E-018" calcext:value-type="float">
            <text:p>6.569197E-18</text:p>
          </table:table-cell>
          <table:table-cell office:value-type="string" calcext:value-type="string">
            <text:p>5.345715e+02)</text:p>
          </table:table-cell>
          <table:table-cell office:value-type="string" calcext:value-type="string">
            <text:p>(1.131234e+01</text:p>
          </table:table-cell>
          <table:table-cell office:value-type="float" office:value="6.61471E-021" calcext:value-type="float">
            <text:p>6.61471E-21</text:p>
          </table:table-cell>
          <table:table-cell office:value-type="string" calcext:value-type="string">
            <text:p>1.903175e+00))</text:p>
          </table:table-cell>
          <table:table-cell office:value-type="string" calcext:value-type="string">
            <text:p>((-2.672857e+01</text:p>
          </table:table-cell>
          <table:table-cell office:value-type="float" office:value="-163.7082" calcext:value-type="float">
            <text:p>-163.7082</text:p>
          </table:table-cell>
          <table:table-cell office:value-type="string" calcext:value-type="string">
            <text:p>-6.487179e-01)</text:p>
          </table:table-cell>
          <table:table-cell office:value-type="string" calcext:value-type="string">
            <text:p>(-9.515873e-02</text:p>
          </table:table-cell>
          <table:table-cell office:value-type="float" office:value="10.96078" calcext:value-type="float">
            <text:p>10.96078</text:p>
          </table:table-cell>
          <table:table-cell office:value-type="string" calcext:value-type="string">
            <text:p>5.656170e-01))</text:p>
          </table:table-cell>
        </table:table-row>
        <table:table-row table:style-name="ro1">
          <table:table-cell office:value-type="float" office:value="0.276364" calcext:value-type="float">
            <text:p>0.276364</text:p>
          </table:table-cell>
          <table:table-cell office:value-type="string" calcext:value-type="string">
            <text:p>((-1.294015e+01</text:p>
          </table:table-cell>
          <table:table-cell office:value-type="float" office:value="6.543961E-018" calcext:value-type="float">
            <text:p>6.543961E-18</text:p>
          </table:table-cell>
          <table:table-cell office:value-type="string" calcext:value-type="string">
            <text:p>5.352936e+02)</text:p>
          </table:table-cell>
          <table:table-cell office:value-type="string" calcext:value-type="string">
            <text:p>(1.132074e+01</text:p>
          </table:table-cell>
          <table:table-cell office:value-type="float" office:value="6.142349E-021" calcext:value-type="float">
            <text:p>6.142349E-21</text:p>
          </table:table-cell>
          <table:table-cell office:value-type="string" calcext:value-type="string">
            <text:p>2.382698e+00))</text:p>
          </table:table-cell>
          <table:table-cell office:value-type="string" calcext:value-type="string">
            <text:p>((-2.676468e+01</text:p>
          </table:table-cell>
          <table:table-cell office:value-type="float" office:value="-163.9788" calcext:value-type="float">
            <text:p>-163.9788</text:p>
          </table:table-cell>
          <table:table-cell office:value-type="string" calcext:value-type="string">
            <text:p>-6.470076e-01)</text:p>
          </table:table-cell>
          <table:table-cell office:value-type="string" calcext:value-type="string">
            <text:p>(-1.191349e-01</text:p>
          </table:table-cell>
          <table:table-cell office:value-type="float" office:value="10.8203" calcext:value-type="float">
            <text:p>10.8203</text:p>
          </table:table-cell>
          <table:table-cell office:value-type="string" calcext:value-type="string">
            <text:p>5.660369e-01))</text:p>
          </table:table-cell>
        </table:table-row>
        <table:table-row table:style-name="ro1">
          <table:table-cell office:value-type="float" office:value="0.27697" calcext:value-type="float">
            <text:p>0.27697</text:p>
          </table:table-cell>
          <table:table-cell office:value-type="string" calcext:value-type="string">
            <text:p>((-1.288813e+01</text:p>
          </table:table-cell>
          <table:table-cell office:value-type="float" office:value="6.509134E-018" calcext:value-type="float">
            <text:p>6.509134E-18</text:p>
          </table:table-cell>
          <table:table-cell office:value-type="string" calcext:value-type="string">
            <text:p>5.361638e+02)</text:p>
          </table:table-cell>
          <table:table-cell office:value-type="string" calcext:value-type="string">
            <text:p>(1.132817e+01</text:p>
          </table:table-cell>
          <table:table-cell office:value-type="float" office:value="5.691096E-021" calcext:value-type="float">
            <text:p>5.691096E-21</text:p>
          </table:table-cell>
          <table:table-cell office:value-type="string" calcext:value-type="string">
            <text:p>2.961670e+00))</text:p>
          </table:table-cell>
          <table:table-cell office:value-type="string" calcext:value-type="string">
            <text:p>((-2.680819e+01</text:p>
          </table:table-cell>
          <table:table-cell office:value-type="float" office:value="-164.3228" calcext:value-type="float">
            <text:p>-164.3228</text:p>
          </table:table-cell>
          <table:table-cell office:value-type="string" calcext:value-type="string">
            <text:p>-6.444066e-01)</text:p>
          </table:table-cell>
          <table:table-cell office:value-type="string" calcext:value-type="string">
            <text:p>(-1.480835e-01</text:p>
          </table:table-cell>
          <table:table-cell office:value-type="float" office:value="10.64782" calcext:value-type="float">
            <text:p>10.64782</text:p>
          </table:table-cell>
          <table:table-cell office:value-type="string" calcext:value-type="string">
            <text:p>5.664087e-01))</text:p>
          </table:table-cell>
        </table:table-row>
        <table:table-row table:style-name="ro1">
          <table:table-cell office:value-type="float" office:value="0.277576" calcext:value-type="float">
            <text:p>0.277576</text:p>
          </table:table-cell>
          <table:table-cell office:value-type="string" calcext:value-type="string">
            <text:p>((-1.285200e+01</text:p>
          </table:table-cell>
          <table:table-cell office:value-type="float" office:value="6.480851E-018" calcext:value-type="float">
            <text:p>6.480851E-18</text:p>
          </table:table-cell>
          <table:table-cell office:value-type="string" calcext:value-type="string">
            <text:p>5.368362e+02)</text:p>
          </table:table-cell>
          <table:table-cell office:value-type="string" calcext:value-type="string">
            <text:p>(1.134162e+01</text:p>
          </table:table-cell>
          <table:table-cell office:value-type="float" office:value="5.310103E-021" calcext:value-type="float">
            <text:p>5.310103E-21</text:p>
          </table:table-cell>
          <table:table-cell office:value-type="string" calcext:value-type="string">
            <text:p>3.514639e+00))</text:p>
          </table:table-cell>
          <table:table-cell office:value-type="string" calcext:value-type="string">
            <text:p>((-2.684181e+01</text:p>
          </table:table-cell>
          <table:table-cell office:value-type="float" office:value="-164.5764" calcext:value-type="float">
            <text:p>-164.5764</text:p>
          </table:table-cell>
          <table:table-cell office:value-type="string" calcext:value-type="string">
            <text:p>-6.426000e-01)</text:p>
          </table:table-cell>
          <table:table-cell office:value-type="string" calcext:value-type="string">
            <text:p>(-1.757319e-01</text:p>
          </table:table-cell>
          <table:table-cell office:value-type="float" office:value="10.48982" calcext:value-type="float">
            <text:p>10.48982</text:p>
          </table:table-cell>
          <table:table-cell office:value-type="string" calcext:value-type="string">
            <text:p>5.670809e-01))</text:p>
          </table:table-cell>
        </table:table-row>
        <table:table-row table:style-name="ro1">
          <table:table-cell office:value-type="float" office:value="0.278182" calcext:value-type="float">
            <text:p>0.278182</text:p>
          </table:table-cell>
          <table:table-cell office:value-type="string" calcext:value-type="string">
            <text:p>((-1.283001e+01</text:p>
          </table:table-cell>
          <table:table-cell office:value-type="float" office:value="6.457723E-018" calcext:value-type="float">
            <text:p>6.457723E-18</text:p>
          </table:table-cell>
          <table:table-cell office:value-type="string" calcext:value-type="string">
            <text:p>5.372874e+02)</text:p>
          </table:table-cell>
          <table:table-cell office:value-type="string" calcext:value-type="string">
            <text:p>(1.135320e+01</text:p>
          </table:table-cell>
          <table:table-cell office:value-type="float" office:value="5.01282E-021" calcext:value-type="float">
            <text:p>5.01282E-21</text:p>
          </table:table-cell>
          <table:table-cell office:value-type="string" calcext:value-type="string">
            <text:p>3.945753e+00))</text:p>
          </table:table-cell>
          <table:table-cell office:value-type="string" calcext:value-type="string">
            <text:p>((-2.686437e+01</text:p>
          </table:table-cell>
          <table:table-cell office:value-type="float" office:value="-164.7388" calcext:value-type="float">
            <text:p>-164.7388</text:p>
          </table:table-cell>
          <table:table-cell office:value-type="string" calcext:value-type="string">
            <text:p>-6.415003e-01)</text:p>
          </table:table-cell>
          <table:table-cell office:value-type="string" calcext:value-type="string">
            <text:p>(-1.972876e-01</text:p>
          </table:table-cell>
          <table:table-cell office:value-type="float" office:value="10.36785" calcext:value-type="float">
            <text:p>10.36785</text:p>
          </table:table-cell>
          <table:table-cell office:value-type="string" calcext:value-type="string">
            <text:p>5.676602e-01))</text:p>
          </table:table-cell>
        </table:table-row>
        <table:table-row table:style-name="ro1">
          <table:table-cell office:value-type="float" office:value="0.278788" calcext:value-type="float">
            <text:p>0.278788</text:p>
          </table:table-cell>
          <table:table-cell office:value-type="string" calcext:value-type="string">
            <text:p>((-1.281794e+01</text:p>
          </table:table-cell>
          <table:table-cell office:value-type="float" office:value="6.439134E-018" calcext:value-type="float">
            <text:p>6.439134E-18</text:p>
          </table:table-cell>
          <table:table-cell office:value-type="string" calcext:value-type="string">
            <text:p>5.376291e+02)</text:p>
          </table:table-cell>
          <table:table-cell office:value-type="string" calcext:value-type="string">
            <text:p>(1.136273e+01</text:p>
          </table:table-cell>
          <table:table-cell office:value-type="float" office:value="4.749562E-021" calcext:value-type="float">
            <text:p>4.749562E-21</text:p>
          </table:table-cell>
          <table:table-cell office:value-type="string" calcext:value-type="string">
            <text:p>4.292382e+00))</text:p>
          </table:table-cell>
          <table:table-cell office:value-type="string" calcext:value-type="string">
            <text:p>((-2.688146e+01</text:p>
          </table:table-cell>
          <table:table-cell office:value-type="float" office:value="-164.8555" calcext:value-type="float">
            <text:p>-164.8555</text:p>
          </table:table-cell>
          <table:table-cell office:value-type="string" calcext:value-type="string">
            <text:p>-6.408968e-01)</text:p>
          </table:table-cell>
          <table:table-cell office:value-type="string" calcext:value-type="string">
            <text:p>(-2.146191e-01</text:p>
          </table:table-cell>
          <table:table-cell office:value-type="float" office:value="10.27" calcext:value-type="float">
            <text:p>10.27</text:p>
          </table:table-cell>
          <table:table-cell office:value-type="string" calcext:value-type="string">
            <text:p>5.681365e-01))</text:p>
          </table:table-cell>
        </table:table-row>
        <table:table-row table:style-name="ro1">
          <table:table-cell office:value-type="float" office:value="0.279394" calcext:value-type="float">
            <text:p>0.279394</text:p>
          </table:table-cell>
          <table:table-cell office:value-type="string" calcext:value-type="string">
            <text:p>((-1.282694e+01</text:p>
          </table:table-cell>
          <table:table-cell office:value-type="float" office:value="6.43241E-018" calcext:value-type="float">
            <text:p>6.43241E-18</text:p>
          </table:table-cell>
          <table:table-cell office:value-type="string" calcext:value-type="string">
            <text:p>5.378161e+02)</text:p>
          </table:table-cell>
          <table:table-cell office:value-type="string" calcext:value-type="string">
            <text:p>(1.137403e+01</text:p>
          </table:table-cell>
          <table:table-cell office:value-type="float" office:value="4.485994E-021" calcext:value-type="float">
            <text:p>4.485994E-21</text:p>
          </table:table-cell>
          <table:table-cell office:value-type="string" calcext:value-type="string">
            <text:p>4.537314e+00))</text:p>
          </table:table-cell>
          <table:table-cell office:value-type="string" calcext:value-type="string">
            <text:p>((-2.689080e+01</text:p>
          </table:table-cell>
          <table:table-cell office:value-type="float" office:value="-164.8864" calcext:value-type="float">
            <text:p>-164.8864</text:p>
          </table:table-cell>
          <table:table-cell office:value-type="string" calcext:value-type="string">
            <text:p>-6.413468e-01)</text:p>
          </table:table-cell>
          <table:table-cell office:value-type="string" calcext:value-type="string">
            <text:p>(-2.268657e-01</text:p>
          </table:table-cell>
          <table:table-cell office:value-type="float" office:value="10.20571" calcext:value-type="float">
            <text:p>10.20571</text:p>
          </table:table-cell>
          <table:table-cell office:value-type="string" calcext:value-type="string">
            <text:p>5.687015e-01))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string" calcext:value-type="string">
            <text:p>((-1.285197e+01</text:p>
          </table:table-cell>
          <table:table-cell office:value-type="float" office:value="6.433651E-018" calcext:value-type="float">
            <text:p>6.433651E-18</text:p>
          </table:table-cell>
          <table:table-cell office:value-type="string" calcext:value-type="string">
            <text:p>5.378581e+02)</text:p>
          </table:table-cell>
          <table:table-cell office:value-type="string" calcext:value-type="string">
            <text:p>(1.137256e+01</text:p>
          </table:table-cell>
          <table:table-cell office:value-type="float" office:value="4.205905E-021" calcext:value-type="float">
            <text:p>4.205905E-21</text:p>
          </table:table-cell>
          <table:table-cell office:value-type="string" calcext:value-type="string">
            <text:p>4.654067e+00))</text:p>
          </table:table-cell>
          <table:table-cell office:value-type="string" calcext:value-type="string">
            <text:p>((-2.689290e+01</text:p>
          </table:table-cell>
          <table:table-cell office:value-type="float" office:value="-164.849" calcext:value-type="float">
            <text:p>-164.849</text:p>
          </table:table-cell>
          <table:table-cell office:value-type="string" calcext:value-type="string">
            <text:p>-6.425985e-01)</text:p>
          </table:table-cell>
          <table:table-cell office:value-type="string" calcext:value-type="string">
            <text:p>(-2.327034e-01</text:p>
          </table:table-cell>
          <table:table-cell office:value-type="float" office:value="10.16782" calcext:value-type="float">
            <text:p>10.16782</text:p>
          </table:table-cell>
          <table:table-cell office:value-type="string" calcext:value-type="string">
            <text:p>5.686281e-01))</text:p>
          </table:table-cell>
        </table:table-row>
        <table:table-row table:style-name="ro1">
          <table:table-cell office:value-type="float" office:value="0.280606" calcext:value-type="float">
            <text:p>0.280606</text:p>
          </table:table-cell>
          <table:table-cell office:value-type="string" calcext:value-type="string">
            <text:p>((-1.290531e+01</text:p>
          </table:table-cell>
          <table:table-cell office:value-type="float" office:value="6.448118E-018" calcext:value-type="float">
            <text:p>6.448118E-18</text:p>
          </table:table-cell>
          <table:table-cell office:value-type="string" calcext:value-type="string">
            <text:p>5.375200e+02)</text:p>
          </table:table-cell>
          <table:table-cell office:value-type="string" calcext:value-type="string">
            <text:p>(1.136008e+01</text:p>
          </table:table-cell>
          <table:table-cell office:value-type="float" office:value="3.916525E-021" calcext:value-type="float">
            <text:p>3.916525E-21</text:p>
          </table:table-cell>
          <table:table-cell office:value-type="string" calcext:value-type="string">
            <text:p>4.666428e+00))</text:p>
          </table:table-cell>
          <table:table-cell office:value-type="string" calcext:value-type="string">
            <text:p>((-2.687600e+01</text:p>
          </table:table-cell>
          <table:table-cell office:value-type="float" office:value="-164.6523" calcext:value-type="float">
            <text:p>-164.6523</text:p>
          </table:table-cell>
          <table:table-cell office:value-type="string" calcext:value-type="string">
            <text:p>-6.452657e-01)</text:p>
          </table:table-cell>
          <table:table-cell office:value-type="string" calcext:value-type="string">
            <text:p>(-2.333214e-01</text:p>
          </table:table-cell>
          <table:table-cell office:value-type="float" office:value="10.15076" calcext:value-type="float">
            <text:p>10.15076</text:p>
          </table:table-cell>
          <table:table-cell office:value-type="string" calcext:value-type="string">
            <text:p>5.680040e-01))</text:p>
          </table:table-cell>
        </table:table-row>
        <table:table-row table:style-name="ro1">
          <table:table-cell office:value-type="float" office:value="0.281212" calcext:value-type="float">
            <text:p>0.281212</text:p>
          </table:table-cell>
          <table:table-cell office:value-type="string" calcext:value-type="string">
            <text:p>((-1.298797e+01</text:p>
          </table:table-cell>
          <table:table-cell office:value-type="float" office:value="6.474724E-018" calcext:value-type="float">
            <text:p>6.474724E-18</text:p>
          </table:table-cell>
          <table:table-cell office:value-type="string" calcext:value-type="string">
            <text:p>5.368314e+02)</text:p>
          </table:table-cell>
          <table:table-cell office:value-type="string" calcext:value-type="string">
            <text:p>(1.133568e+01</text:p>
          </table:table-cell>
          <table:table-cell office:value-type="float" office:value="3.630626E-021" calcext:value-type="float">
            <text:p>3.630626E-21</text:p>
          </table:table-cell>
          <table:table-cell office:value-type="string" calcext:value-type="string">
            <text:p>4.587672e+00))</text:p>
          </table:table-cell>
          <table:table-cell office:value-type="string" calcext:value-type="string">
            <text:p>((-2.684157e+01</text:p>
          </table:table-cell>
          <table:table-cell office:value-type="float" office:value="-164.3019" calcext:value-type="float">
            <text:p>-164.3019</text:p>
          </table:table-cell>
          <table:table-cell office:value-type="string" calcext:value-type="string">
            <text:p>-6.493986e-01)</text:p>
          </table:table-cell>
          <table:table-cell office:value-type="string" calcext:value-type="string">
            <text:p>(-2.293836e-01</text:p>
          </table:table-cell>
          <table:table-cell office:value-type="float" office:value="10.14943" calcext:value-type="float">
            <text:p>10.14943</text:p>
          </table:table-cell>
          <table:table-cell office:value-type="string" calcext:value-type="string">
            <text:p>5.667840e-01))</text:p>
          </table:table-cell>
        </table:table-row>
        <table:table-row table:style-name="ro1">
          <table:table-cell office:value-type="float" office:value="0.281818" calcext:value-type="float">
            <text:p>0.281818</text:p>
          </table:table-cell>
          <table:table-cell office:value-type="string" calcext:value-type="string">
            <text:p>((-1.309702e+01</text:p>
          </table:table-cell>
          <table:table-cell office:value-type="float" office:value="6.514393E-018" calcext:value-type="float">
            <text:p>6.514393E-18</text:p>
          </table:table-cell>
          <table:table-cell office:value-type="string" calcext:value-type="string">
            <text:p>5.359060e+02)</text:p>
          </table:table-cell>
          <table:table-cell office:value-type="string" calcext:value-type="string">
            <text:p>(1.129848e+01</text:p>
          </table:table-cell>
          <table:table-cell office:value-type="float" office:value="3.358153E-021" calcext:value-type="float">
            <text:p>3.358153E-21</text:p>
          </table:table-cell>
          <table:table-cell office:value-type="string" calcext:value-type="string">
            <text:p>4.428908e+00))</text:p>
          </table:table-cell>
          <table:table-cell office:value-type="string" calcext:value-type="string">
            <text:p>((-2.679530e+01</text:p>
          </table:table-cell>
          <table:table-cell office:value-type="float" office:value="-163.8459" calcext:value-type="float">
            <text:p>-163.8459</text:p>
          </table:table-cell>
          <table:table-cell office:value-type="string" calcext:value-type="string">
            <text:p>-6.548512e-01)</text:p>
          </table:table-cell>
          <table:table-cell office:value-type="string" calcext:value-type="string">
            <text:p>(-2.214454e-01</text:p>
          </table:table-cell>
          <table:table-cell office:value-type="float" office:value="10.15943" calcext:value-type="float">
            <text:p>10.15943</text:p>
          </table:table-cell>
          <table:table-cell office:value-type="string" calcext:value-type="string">
            <text:p>5.649238e-01))</text:p>
          </table:table-cell>
        </table:table-row>
        <table:table-row table:style-name="ro1">
          <table:table-cell office:value-type="float" office:value="0.282424" calcext:value-type="float">
            <text:p>0.282424</text:p>
          </table:table-cell>
          <table:table-cell office:value-type="string" calcext:value-type="string">
            <text:p>((-1.322597e+01</text:p>
          </table:table-cell>
          <table:table-cell office:value-type="float" office:value="6.564403E-018" calcext:value-type="float">
            <text:p>6.564403E-18</text:p>
          </table:table-cell>
          <table:table-cell office:value-type="string" calcext:value-type="string">
            <text:p>5.346994e+02)</text:p>
          </table:table-cell>
          <table:table-cell office:value-type="string" calcext:value-type="string">
            <text:p>(1.124854e+01</text:p>
          </table:table-cell>
          <table:table-cell office:value-type="float" office:value="3.107945E-021" calcext:value-type="float">
            <text:p>3.107945E-21</text:p>
          </table:table-cell>
          <table:table-cell office:value-type="string" calcext:value-type="string">
            <text:p>4.204400e+00))</text:p>
          </table:table-cell>
          <table:table-cell office:value-type="string" calcext:value-type="string">
            <text:p>((-2.673497e+01</text:p>
          </table:table-cell>
          <table:table-cell office:value-type="float" office:value="-163.2556" calcext:value-type="float">
            <text:p>-163.2556</text:p>
          </table:table-cell>
          <table:table-cell office:value-type="string" calcext:value-type="string">
            <text:p>-6.612984e-01)</text:p>
          </table:table-cell>
          <table:table-cell office:value-type="string" calcext:value-type="string">
            <text:p>(-2.102200e-01</text:p>
          </table:table-cell>
          <table:table-cell office:value-type="float" office:value="10.17641" calcext:value-type="float">
            <text:p>10.17641</text:p>
          </table:table-cell>
          <table:table-cell office:value-type="string" calcext:value-type="string">
            <text:p>5.624270e-01))</text:p>
          </table:table-cell>
        </table:table-row>
        <table:table-row table:style-name="ro1">
          <table:table-cell office:value-type="float" office:value="0.28303" calcext:value-type="float">
            <text:p>0.28303</text:p>
          </table:table-cell>
          <table:table-cell office:value-type="string" calcext:value-type="string">
            <text:p>((-1.334749e+01</text:p>
          </table:table-cell>
          <table:table-cell office:value-type="float" office:value="6.61114E-018" calcext:value-type="float">
            <text:p>6.61114E-18</text:p>
          </table:table-cell>
          <table:table-cell office:value-type="string" calcext:value-type="string">
            <text:p>5.337166e+02)</text:p>
          </table:table-cell>
          <table:table-cell office:value-type="string" calcext:value-type="string">
            <text:p>(1.117831e+01</text:p>
          </table:table-cell>
          <table:table-cell office:value-type="float" office:value="2.884319E-021" calcext:value-type="float">
            <text:p>2.884319E-21</text:p>
          </table:table-cell>
          <table:table-cell office:value-type="string" calcext:value-type="string">
            <text:p>3.895658e+00))</text:p>
          </table:table-cell>
          <table:table-cell office:value-type="string" calcext:value-type="string">
            <text:p>((-2.668583e+01</text:p>
          </table:table-cell>
          <table:table-cell office:value-type="float" office:value="-162.7568" calcext:value-type="float">
            <text:p>-162.7568</text:p>
          </table:table-cell>
          <table:table-cell office:value-type="string" calcext:value-type="string">
            <text:p>-6.673744e-01)</text:p>
          </table:table-cell>
          <table:table-cell office:value-type="string" calcext:value-type="string">
            <text:p>(-1.947829e-01</text:p>
          </table:table-cell>
          <table:table-cell office:value-type="float" office:value="10.19809" calcext:value-type="float">
            <text:p>10.19809</text:p>
          </table:table-cell>
          <table:table-cell office:value-type="string" calcext:value-type="string">
            <text:p>5.589153e-01))</text:p>
          </table:table-cell>
        </table:table-row>
        <table:table-row table:style-name="ro1">
          <table:table-cell office:value-type="float" office:value="0.283636" calcext:value-type="float">
            <text:p>0.283636</text:p>
          </table:table-cell>
          <table:table-cell office:value-type="string" calcext:value-type="string">
            <text:p>((-1.343198e+01</text:p>
          </table:table-cell>
          <table:table-cell office:value-type="float" office:value="6.642337E-018" calcext:value-type="float">
            <text:p>6.642337E-18</text:p>
          </table:table-cell>
          <table:table-cell office:value-type="string" calcext:value-type="string">
            <text:p>5.331847e+02)</text:p>
          </table:table-cell>
          <table:table-cell office:value-type="string" calcext:value-type="string">
            <text:p>(1.109240e+01</text:p>
          </table:table-cell>
          <table:table-cell office:value-type="float" office:value="2.688532E-021" calcext:value-type="float">
            <text:p>2.688532E-21</text:p>
          </table:table-cell>
          <table:table-cell office:value-type="string" calcext:value-type="string">
            <text:p>3.525838e+00))</text:p>
          </table:table-cell>
          <table:table-cell office:value-type="string" calcext:value-type="string">
            <text:p>((-2.665923e+01</text:p>
          </table:table-cell>
          <table:table-cell office:value-type="float" office:value="-162.4539" calcext:value-type="float">
            <text:p>-162.4539</text:p>
          </table:table-cell>
          <table:table-cell office:value-type="string" calcext:value-type="string">
            <text:p>-6.715989e-01)</text:p>
          </table:table-cell>
          <table:table-cell office:value-type="string" calcext:value-type="string">
            <text:p>(-1.762919e-01</text:p>
          </table:table-cell>
          <table:table-cell office:value-type="float" office:value="10.22219" calcext:value-type="float">
            <text:p>10.22219</text:p>
          </table:table-cell>
          <table:table-cell office:value-type="string" calcext:value-type="string">
            <text:p>5.546198e-01))</text:p>
          </table:table-cell>
        </table:table-row>
        <table:table-row table:style-name="ro1">
          <table:table-cell office:value-type="float" office:value="0.284242" calcext:value-type="float">
            <text:p>0.284242</text:p>
          </table:table-cell>
          <table:table-cell office:value-type="string" calcext:value-type="string">
            <text:p>((-1.348807e+01</text:p>
          </table:table-cell>
          <table:table-cell office:value-type="float" office:value="6.661246E-018" calcext:value-type="float">
            <text:p>6.661246E-18</text:p>
          </table:table-cell>
          <table:table-cell office:value-type="string" calcext:value-type="string">
            <text:p>5.330103e+02)</text:p>
          </table:table-cell>
          <table:table-cell office:value-type="string" calcext:value-type="string">
            <text:p>(1.100432e+01</text:p>
          </table:table-cell>
          <table:table-cell office:value-type="float" office:value="2.529601E-021" calcext:value-type="float">
            <text:p>2.529601E-21</text:p>
          </table:table-cell>
          <table:table-cell office:value-type="string" calcext:value-type="string">
            <text:p>3.160909e+00))</text:p>
          </table:table-cell>
          <table:table-cell office:value-type="string" calcext:value-type="string">
            <text:p>((-2.665051e+01</text:p>
          </table:table-cell>
          <table:table-cell office:value-type="float" office:value="-162.3042" calcext:value-type="float">
            <text:p>-162.3042</text:p>
          </table:table-cell>
          <table:table-cell office:value-type="string" calcext:value-type="string">
            <text:p>-6.744034e-01)</text:p>
          </table:table-cell>
          <table:table-cell office:value-type="string" calcext:value-type="string">
            <text:p>(-1.580455e-01</text:p>
          </table:table-cell>
          <table:table-cell office:value-type="float" office:value="10.24247" calcext:value-type="float">
            <text:p>10.24247</text:p>
          </table:table-cell>
          <table:table-cell office:value-type="string" calcext:value-type="string">
            <text:p>5.502160e-01))</text:p>
          </table:table-cell>
        </table:table-row>
        <table:table-row table:style-name="ro1">
          <table:table-cell office:value-type="float" office:value="0.284848" calcext:value-type="float">
            <text:p>0.284848</text:p>
          </table:table-cell>
          <table:table-cell office:value-type="string" calcext:value-type="string">
            <text:p>((-1.353844e+01</text:p>
          </table:table-cell>
          <table:table-cell office:value-type="float" office:value="6.677427E-018" calcext:value-type="float">
            <text:p>6.677427E-18</text:p>
          </table:table-cell>
          <table:table-cell office:value-type="string" calcext:value-type="string">
            <text:p>5.328641e+02)</text:p>
          </table:table-cell>
          <table:table-cell office:value-type="string" calcext:value-type="string">
            <text:p>(1.092344e+01</text:p>
          </table:table-cell>
          <table:table-cell office:value-type="float" office:value="2.430634E-021" calcext:value-type="float">
            <text:p>2.430634E-21</text:p>
          </table:table-cell>
          <table:table-cell office:value-type="string" calcext:value-type="string">
            <text:p>2.849772e+00))</text:p>
          </table:table-cell>
          <table:table-cell office:value-type="string" calcext:value-type="string">
            <text:p>((-2.664320e+01</text:p>
          </table:table-cell>
          <table:table-cell office:value-type="float" office:value="-162.1721" calcext:value-type="float">
            <text:p>-162.1721</text:p>
          </table:table-cell>
          <table:table-cell office:value-type="string" calcext:value-type="string">
            <text:p>-6.769220e-01)</text:p>
          </table:table-cell>
          <table:table-cell office:value-type="string" calcext:value-type="string">
            <text:p>(-1.424886e-01</text:p>
          </table:table-cell>
          <table:table-cell office:value-type="float" office:value="10.25362" calcext:value-type="float">
            <text:p>10.25362</text:p>
          </table:table-cell>
          <table:table-cell office:value-type="string" calcext:value-type="string">
            <text:p>5.461721e-01))</text:p>
          </table:table-cell>
        </table:table-row>
        <table:table-row table:style-name="ro1">
          <table:table-cell office:value-type="float" office:value="0.285455" calcext:value-type="float">
            <text:p>0.285455</text:p>
          </table:table-cell>
          <table:table-cell office:value-type="string" calcext:value-type="string">
            <text:p>((-1.358597e+01</text:p>
          </table:table-cell>
          <table:table-cell office:value-type="float" office:value="6.692507E-018" calcext:value-type="float">
            <text:p>6.692507E-18</text:p>
          </table:table-cell>
          <table:table-cell office:value-type="string" calcext:value-type="string">
            <text:p>5.327377e+02)</text:p>
          </table:table-cell>
          <table:table-cell office:value-type="string" calcext:value-type="string">
            <text:p>(1.084982e+01</text:p>
          </table:table-cell>
          <table:table-cell office:value-type="float" office:value="2.340088E-021" calcext:value-type="float">
            <text:p>2.340088E-21</text:p>
          </table:table-cell>
          <table:table-cell office:value-type="string" calcext:value-type="string">
            <text:p>2.587247e+00))</text:p>
          </table:table-cell>
          <table:table-cell office:value-type="string" calcext:value-type="string">
            <text:p>((-2.663689e+01</text:p>
          </table:table-cell>
          <table:table-cell office:value-type="float" office:value="-162.0507" calcext:value-type="float">
            <text:p>-162.0507</text:p>
          </table:table-cell>
          <table:table-cell office:value-type="string" calcext:value-type="string">
            <text:p>-6.792986e-01)</text:p>
          </table:table-cell>
          <table:table-cell office:value-type="string" calcext:value-type="string">
            <text:p>(-1.293624e-01</text:p>
          </table:table-cell>
          <table:table-cell office:value-type="float" office:value="10.25729" calcext:value-type="float">
            <text:p>10.25729</text:p>
          </table:table-cell>
          <table:table-cell office:value-type="string" calcext:value-type="string">
            <text:p>5.424912e-01))</text:p>
          </table:table-cell>
        </table:table-row>
        <table:table-row table:style-name="ro1">
          <table:table-cell office:value-type="float" office:value="0.286061" calcext:value-type="float">
            <text:p>0.286061</text:p>
          </table:table-cell>
          <table:table-cell office:value-type="string" calcext:value-type="string">
            <text:p>((-1.363227e+01</text:p>
          </table:table-cell>
          <table:table-cell office:value-type="float" office:value="6.70711E-018" calcext:value-type="float">
            <text:p>6.70711E-18</text:p>
          </table:table-cell>
          <table:table-cell office:value-type="string" calcext:value-type="string">
            <text:p>5.326153e+02)</text:p>
          </table:table-cell>
          <table:table-cell office:value-type="string" calcext:value-type="string">
            <text:p>(1.078229e+01</text:p>
          </table:table-cell>
          <table:table-cell office:value-type="float" office:value="2.259294E-021" calcext:value-type="float">
            <text:p>2.259294E-21</text:p>
          </table:table-cell>
          <table:table-cell office:value-type="string" calcext:value-type="string">
            <text:p>2.363907e+00))</text:p>
          </table:table-cell>
          <table:table-cell office:value-type="string" calcext:value-type="string">
            <text:p>((-2.663076e+01</text:p>
          </table:table-cell>
          <table:table-cell office:value-type="float" office:value="-161.9326" calcext:value-type="float">
            <text:p>-161.9326</text:p>
          </table:table-cell>
          <table:table-cell office:value-type="string" calcext:value-type="string">
            <text:p>-6.816134e-01)</text:p>
          </table:table-cell>
          <table:table-cell office:value-type="string" calcext:value-type="string">
            <text:p>(-1.181953e-01</text:p>
          </table:table-cell>
          <table:table-cell office:value-type="float" office:value="10.2552" calcext:value-type="float">
            <text:p>10.2552</text:p>
          </table:table-cell>
          <table:table-cell office:value-type="string" calcext:value-type="string">
            <text:p>5.391146e-01))</text:p>
          </table:table-cell>
        </table:table-row>
        <table:table-row table:style-name="ro1">
          <table:table-cell office:value-type="float" office:value="0.286667" calcext:value-type="float">
            <text:p>0.286667</text:p>
          </table:table-cell>
          <table:table-cell office:value-type="string" calcext:value-type="string">
            <text:p>((-1.368130e+01</text:p>
          </table:table-cell>
          <table:table-cell office:value-type="float" office:value="6.723682E-018" calcext:value-type="float">
            <text:p>6.723682E-18</text:p>
          </table:table-cell>
          <table:table-cell office:value-type="string" calcext:value-type="string">
            <text:p>5.324593e+02)</text:p>
          </table:table-cell>
          <table:table-cell office:value-type="string" calcext:value-type="string">
            <text:p>(1.071927e+01</text:p>
          </table:table-cell>
          <table:table-cell office:value-type="float" office:value="2.203217E-021" calcext:value-type="float">
            <text:p>2.203217E-21</text:p>
          </table:table-cell>
          <table:table-cell office:value-type="string" calcext:value-type="string">
            <text:p>2.169166e+00))</text:p>
          </table:table-cell>
          <table:table-cell office:value-type="string" calcext:value-type="string">
            <text:p>((-2.662296e+01</text:p>
          </table:table-cell>
          <table:table-cell office:value-type="float" office:value="-161.8002" calcext:value-type="float">
            <text:p>-161.8002</text:p>
          </table:table-cell>
          <table:table-cell office:value-type="string" calcext:value-type="string">
            <text:p>-6.840652e-01)</text:p>
          </table:table-cell>
          <table:table-cell office:value-type="string" calcext:value-type="string">
            <text:p>(-1.084583e-01</text:p>
          </table:table-cell>
          <table:table-cell office:value-type="float" office:value="10.24897" calcext:value-type="float">
            <text:p>10.24897</text:p>
          </table:table-cell>
          <table:table-cell office:value-type="string" calcext:value-type="string">
            <text:p>5.359634e-01))</text:p>
          </table:table-cell>
        </table:table-row>
        <table:table-row table:style-name="ro1">
          <table:table-cell office:value-type="float" office:value="0.287273" calcext:value-type="float">
            <text:p>0.287273</text:p>
          </table:table-cell>
          <table:table-cell office:value-type="string" calcext:value-type="string">
            <text:p>((-1.372894e+01</text:p>
          </table:table-cell>
          <table:table-cell office:value-type="float" office:value="6.739267E-018" calcext:value-type="float">
            <text:p>6.739267E-18</text:p>
          </table:table-cell>
          <table:table-cell office:value-type="string" calcext:value-type="string">
            <text:p>5.323145e+02)</text:p>
          </table:table-cell>
          <table:table-cell office:value-type="string" calcext:value-type="string">
            <text:p>(1.065832e+01</text:p>
          </table:table-cell>
          <table:table-cell office:value-type="float" office:value="2.191651E-021" calcext:value-type="float">
            <text:p>2.191651E-21</text:p>
          </table:table-cell>
          <table:table-cell office:value-type="string" calcext:value-type="string">
            <text:p>1.990611e+00))</text:p>
          </table:table-cell>
          <table:table-cell office:value-type="string" calcext:value-type="string">
            <text:p>((-2.661573e+01</text:p>
          </table:table-cell>
          <table:table-cell office:value-type="float" office:value="-161.6732" calcext:value-type="float">
            <text:p>-161.6732</text:p>
          </table:table-cell>
          <table:table-cell office:value-type="string" calcext:value-type="string">
            <text:p>-6.864468e-01)</text:p>
          </table:table-cell>
          <table:table-cell office:value-type="string" calcext:value-type="string">
            <text:p>(-9.953057e-02</text:p>
          </table:table-cell>
          <table:table-cell office:value-type="float" office:value="10.23989" calcext:value-type="float">
            <text:p>10.23989</text:p>
          </table:table-cell>
          <table:table-cell office:value-type="string" calcext:value-type="string">
            <text:p>5.329159e-01))</text:p>
          </table:table-cell>
        </table:table-row>
        <table:table-row table:style-name="ro1">
          <table:table-cell office:value-type="float" office:value="0.287879" calcext:value-type="float">
            <text:p>0.287879</text:p>
          </table:table-cell>
          <table:table-cell office:value-type="string" calcext:value-type="string">
            <text:p>((-1.377592e+01</text:p>
          </table:table-cell>
          <table:table-cell office:value-type="float" office:value="6.755046E-018" calcext:value-type="float">
            <text:p>6.755046E-18</text:p>
          </table:table-cell>
          <table:table-cell office:value-type="string" calcext:value-type="string">
            <text:p>5.321779e+02)</text:p>
          </table:table-cell>
          <table:table-cell office:value-type="string" calcext:value-type="string">
            <text:p>(1.059683e+01</text:p>
          </table:table-cell>
          <table:table-cell office:value-type="float" office:value="2.238961E-021" calcext:value-type="float">
            <text:p>2.238961E-21</text:p>
          </table:table-cell>
          <table:table-cell office:value-type="string" calcext:value-type="string">
            <text:p>1.814541e+00))</text:p>
          </table:table-cell>
          <table:table-cell office:value-type="string" calcext:value-type="string">
            <text:p>((-2.660890e+01</text:p>
          </table:table-cell>
          <table:table-cell office:value-type="float" office:value="-161.5492" calcext:value-type="float">
            <text:p>-161.5492</text:p>
          </table:table-cell>
          <table:table-cell office:value-type="string" calcext:value-type="string">
            <text:p>-6.887961e-01)</text:p>
          </table:table-cell>
          <table:table-cell office:value-type="string" calcext:value-type="string">
            <text:p>(-9.072707e-02</text:p>
          </table:table-cell>
          <table:table-cell office:value-type="float" office:value="10.22948" calcext:value-type="float">
            <text:p>10.22948</text:p>
          </table:table-cell>
          <table:table-cell office:value-type="string" calcext:value-type="string">
            <text:p>5.298415e-01))</text:p>
          </table:table-cell>
        </table:table-row>
        <table:table-row table:style-name="ro1">
          <table:table-cell office:value-type="float" office:value="0.288485" calcext:value-type="float">
            <text:p>0.288485</text:p>
          </table:table-cell>
          <table:table-cell office:value-type="string" calcext:value-type="string">
            <text:p>((-1.382150e+01</text:p>
          </table:table-cell>
          <table:table-cell office:value-type="float" office:value="6.769443E-018" calcext:value-type="float">
            <text:p>6.769443E-18</text:p>
          </table:table-cell>
          <table:table-cell office:value-type="string" calcext:value-type="string">
            <text:p>5.320438e+02)</text:p>
          </table:table-cell>
          <table:table-cell office:value-type="string" calcext:value-type="string">
            <text:p>(1.053332e+01</text:p>
          </table:table-cell>
          <table:table-cell office:value-type="float" office:value="2.344684E-021" calcext:value-type="float">
            <text:p>2.344684E-21</text:p>
          </table:table-cell>
          <table:table-cell office:value-type="string" calcext:value-type="string">
            <text:p>1.634627e+00))</text:p>
          </table:table-cell>
          <table:table-cell office:value-type="string" calcext:value-type="string">
            <text:p>((-2.660219e+01</text:p>
          </table:table-cell>
          <table:table-cell office:value-type="float" office:value="-161.4275" calcext:value-type="float">
            <text:p>-161.4275</text:p>
          </table:table-cell>
          <table:table-cell office:value-type="string" calcext:value-type="string">
            <text:p>-6.910751e-01)</text:p>
          </table:table-cell>
          <table:table-cell office:value-type="string" calcext:value-type="string">
            <text:p>(-8.173133e-02</text:p>
          </table:table-cell>
          <table:table-cell office:value-type="float" office:value="10.21814" calcext:value-type="float">
            <text:p>10.21814</text:p>
          </table:table-cell>
          <table:table-cell office:value-type="string" calcext:value-type="string">
            <text:p>5.266658e-01))</text:p>
          </table:table-cell>
        </table:table-row>
        <table:table-row table:style-name="ro1">
          <table:table-cell office:value-type="float" office:value="0.289091" calcext:value-type="float">
            <text:p>0.289091</text:p>
          </table:table-cell>
          <table:table-cell office:value-type="string" calcext:value-type="string">
            <text:p>((-1.386727e+01</text:p>
          </table:table-cell>
          <table:table-cell office:value-type="float" office:value="6.783989E-018" calcext:value-type="float">
            <text:p>6.783989E-18</text:p>
          </table:table-cell>
          <table:table-cell office:value-type="string" calcext:value-type="string">
            <text:p>5.319113e+02)</text:p>
          </table:table-cell>
          <table:table-cell office:value-type="string" calcext:value-type="string">
            <text:p>(1.046939e+01</text:p>
          </table:table-cell>
          <table:table-cell office:value-type="float" office:value="2.48676E-021" calcext:value-type="float">
            <text:p>2.48676E-21</text:p>
          </table:table-cell>
          <table:table-cell office:value-type="string" calcext:value-type="string">
            <text:p>1.457896e+00))</text:p>
          </table:table-cell>
          <table:table-cell office:value-type="string" calcext:value-type="string">
            <text:p>((-2.659556e+01</text:p>
          </table:table-cell>
          <table:table-cell office:value-type="float" office:value="-161.3085" calcext:value-type="float">
            <text:p>-161.3085</text:p>
          </table:table-cell>
          <table:table-cell office:value-type="string" calcext:value-type="string">
            <text:p>-6.933637e-01)</text:p>
          </table:table-cell>
          <table:table-cell office:value-type="string" calcext:value-type="string">
            <text:p>(-7.289478e-02</text:p>
          </table:table-cell>
          <table:table-cell office:value-type="float" office:value="10.20539" calcext:value-type="float">
            <text:p>10.20539</text:p>
          </table:table-cell>
          <table:table-cell office:value-type="string" calcext:value-type="string">
            <text:p>5.234693e-01))</text:p>
          </table:table-cell>
        </table:table-row>
        <table:table-row table:style-name="ro1">
          <table:table-cell office:value-type="float" office:value="0.289697" calcext:value-type="float">
            <text:p>0.289697</text:p>
          </table:table-cell>
          <table:table-cell office:value-type="string" calcext:value-type="string">
            <text:p>((-1.393712e+01</text:p>
          </table:table-cell>
          <table:table-cell office:value-type="float" office:value="6.800518E-018" calcext:value-type="float">
            <text:p>6.800518E-18</text:p>
          </table:table-cell>
          <table:table-cell office:value-type="string" calcext:value-type="string">
            <text:p>5.308113e+02)</text:p>
          </table:table-cell>
          <table:table-cell office:value-type="string" calcext:value-type="string">
            <text:p>(1.035948e+01</text:p>
          </table:table-cell>
          <table:table-cell office:value-type="float" office:value="3.511871E-021" calcext:value-type="float">
            <text:p>3.511871E-21</text:p>
          </table:table-cell>
          <table:table-cell office:value-type="string" calcext:value-type="string">
            <text:p>1.352554e+00))</text:p>
          </table:table-cell>
          <table:table-cell office:value-type="string" calcext:value-type="string">
            <text:p>((-2.654057e+01</text:p>
          </table:table-cell>
          <table:table-cell office:value-type="float" office:value="-160.8689" calcext:value-type="float">
            <text:p>-160.8689</text:p>
          </table:table-cell>
          <table:table-cell office:value-type="string" calcext:value-type="string">
            <text:p>-6.968560e-01)</text:p>
          </table:table-cell>
          <table:table-cell office:value-type="string" calcext:value-type="string">
            <text:p>(-6.762768e-02</text:p>
          </table:table-cell>
          <table:table-cell office:value-type="float" office:value="10.12189" calcext:value-type="float">
            <text:p>10.12189</text:p>
          </table:table-cell>
          <table:table-cell office:value-type="string" calcext:value-type="string">
            <text:p>5.179742e-01))</text:p>
          </table:table-cell>
        </table:table-row>
        <table:table-row table:style-name="ro1">
          <table:table-cell office:value-type="float" office:value="0.290303" calcext:value-type="float">
            <text:p>0.290303</text:p>
          </table:table-cell>
          <table:table-cell office:value-type="string" calcext:value-type="string">
            <text:p>((-1.389633e+01</text:p>
          </table:table-cell>
          <table:table-cell office:value-type="float" office:value="6.784613E-018" calcext:value-type="float">
            <text:p>6.784613E-18</text:p>
          </table:table-cell>
          <table:table-cell office:value-type="string" calcext:value-type="string">
            <text:p>5.322012e+02)</text:p>
          </table:table-cell>
          <table:table-cell office:value-type="string" calcext:value-type="string">
            <text:p>(1.023640e+01</text:p>
          </table:table-cell>
          <table:table-cell office:value-type="float" office:value="4.132921E-021" calcext:value-type="float">
            <text:p>4.132921E-21</text:p>
          </table:table-cell>
          <table:table-cell office:value-type="string" calcext:value-type="string">
            <text:p>9.741020e-01))</text:p>
          </table:table-cell>
          <table:table-cell office:value-type="string" calcext:value-type="string">
            <text:p>((-2.661006e+01</text:p>
          </table:table-cell>
          <table:table-cell office:value-type="float" office:value="-161.3253" calcext:value-type="float">
            <text:p>-161.3253</text:p>
          </table:table-cell>
          <table:table-cell office:value-type="string" calcext:value-type="string">
            <text:p>-6.948163e-01)</text:p>
          </table:table-cell>
          <table:table-cell office:value-type="string" calcext:value-type="string">
            <text:p>(-4.870510e-02</text:p>
          </table:table-cell>
          <table:table-cell office:value-type="float" office:value="10.10962" calcext:value-type="float">
            <text:p>10.10962</text:p>
          </table:table-cell>
          <table:table-cell office:value-type="string" calcext:value-type="string">
            <text:p>5.118198e-01))</text:p>
          </table:table-cell>
        </table:table-row>
        <table:table-row table:style-name="ro1">
          <table:table-cell office:value-type="float" office:value="0.290909" calcext:value-type="float">
            <text:p>0.290909</text:p>
          </table:table-cell>
          <table:table-cell office:value-type="string" calcext:value-type="string">
            <text:p>((-1.404913e+01</text:p>
          </table:table-cell>
          <table:table-cell office:value-type="float" office:value="6.862161E-018" calcext:value-type="float">
            <text:p>6.862161E-18</text:p>
          </table:table-cell>
          <table:table-cell office:value-type="string" calcext:value-type="string">
            <text:p>5.312558e+02)</text:p>
          </table:table-cell>
          <table:table-cell office:value-type="string" calcext:value-type="string">
            <text:p>(1.007308e+01</text:p>
          </table:table-cell>
          <table:table-cell office:value-type="float" office:value="4.855296E-021" calcext:value-type="float">
            <text:p>4.855296E-21</text:p>
          </table:table-cell>
          <table:table-cell office:value-type="string" calcext:value-type="string">
            <text:p>6.311024e-01))</text:p>
          </table:table-cell>
          <table:table-cell office:value-type="string" calcext:value-type="string">
            <text:p>((-2.656279e+01</text:p>
          </table:table-cell>
          <table:table-cell office:value-type="float" office:value="-160.7941" calcext:value-type="float">
            <text:p>-160.7941</text:p>
          </table:table-cell>
          <table:table-cell office:value-type="string" calcext:value-type="string">
            <text:p>-7.024564e-01)</text:p>
          </table:table-cell>
          <table:table-cell office:value-type="string" calcext:value-type="string">
            <text:p>(-3.155512e-02</text:p>
          </table:table-cell>
          <table:table-cell office:value-type="float" office:value="10.04373" calcext:value-type="float">
            <text:p>10.04373</text:p>
          </table:table-cell>
          <table:table-cell office:value-type="string" calcext:value-type="string">
            <text:p>5.036539e-01))</text:p>
          </table:table-cell>
        </table:table-row>
        <table:table-row table:style-name="ro1">
          <table:table-cell office:value-type="float" office:value="0.291515" calcext:value-type="float">
            <text:p>0.291515</text:p>
          </table:table-cell>
          <table:table-cell office:value-type="string" calcext:value-type="string">
            <text:p>((-1.414852e+01</text:p>
          </table:table-cell>
          <table:table-cell office:value-type="float" office:value="6.896431E-018" calcext:value-type="float">
            <text:p>6.896431E-18</text:p>
          </table:table-cell>
          <table:table-cell office:value-type="string" calcext:value-type="string">
            <text:p>5.304445e+02)</text:p>
          </table:table-cell>
          <table:table-cell office:value-type="string" calcext:value-type="string">
            <text:p>(9.902870e+00</text:p>
          </table:table-cell>
          <table:table-cell office:value-type="float" office:value="5.799456E-021" calcext:value-type="float">
            <text:p>5.799456E-21</text:p>
          </table:table-cell>
          <table:table-cell office:value-type="string" calcext:value-type="string">
            <text:p>3.815303e-01))</text:p>
          </table:table-cell>
          <table:table-cell office:value-type="string" calcext:value-type="string">
            <text:p>((-2.652222e+01</text:p>
          </table:table-cell>
          <table:table-cell office:value-type="float" office:value="-160.3859" calcext:value-type="float">
            <text:p>-160.3859</text:p>
          </table:table-cell>
          <table:table-cell office:value-type="string" calcext:value-type="string">
            <text:p>-7.074261e-01)</text:p>
          </table:table-cell>
          <table:table-cell office:value-type="string" calcext:value-type="string">
            <text:p>(-1.907652e-02</text:p>
          </table:table-cell>
          <table:table-cell office:value-type="float" office:value="9.941447" calcext:value-type="float">
            <text:p>9.941447</text:p>
          </table:table-cell>
          <table:table-cell office:value-type="string" calcext:value-type="string">
            <text:p>4.951435e-01))</text:p>
          </table:table-cell>
        </table:table-row>
        <table:table-row table:style-name="ro1">
          <table:table-cell office:value-type="float" office:value="0.292121" calcext:value-type="float">
            <text:p>0.292121</text:p>
          </table:table-cell>
          <table:table-cell office:value-type="string" calcext:value-type="string">
            <text:p>((-1.421066e+01</text:p>
          </table:table-cell>
          <table:table-cell office:value-type="float" office:value="6.913313E-018" calcext:value-type="float">
            <text:p>6.913313E-18</text:p>
          </table:table-cell>
          <table:table-cell office:value-type="string" calcext:value-type="string">
            <text:p>5.299024e+02)</text:p>
          </table:table-cell>
          <table:table-cell office:value-type="string" calcext:value-type="string">
            <text:p>(9.745962e+00</text:p>
          </table:table-cell>
          <table:table-cell office:value-type="float" office:value="6.823055E-021" calcext:value-type="float">
            <text:p>6.823055E-21</text:p>
          </table:table-cell>
          <table:table-cell office:value-type="string" calcext:value-type="string">
            <text:p>2.076469e-01))</text:p>
          </table:table-cell>
          <table:table-cell office:value-type="string" calcext:value-type="string">
            <text:p>((-2.649512e+01</text:p>
          </table:table-cell>
          <table:table-cell office:value-type="float" office:value="-160.1187" calcext:value-type="float">
            <text:p>-160.1187</text:p>
          </table:table-cell>
          <table:table-cell office:value-type="string" calcext:value-type="string">
            <text:p>-7.105332e-01)</text:p>
          </table:table-cell>
          <table:table-cell office:value-type="string" calcext:value-type="string">
            <text:p>(-1.038234e-02</text:p>
          </table:table-cell>
          <table:table-cell office:value-type="float" office:value="9.82966" calcext:value-type="float">
            <text:p>9.82966</text:p>
          </table:table-cell>
          <table:table-cell office:value-type="string" calcext:value-type="string">
            <text:p>4.872981e-01))</text:p>
          </table:table-cell>
        </table:table-row>
        <table:table-row table:style-name="ro1">
          <table:table-cell office:value-type="float" office:value="0.292727" calcext:value-type="float">
            <text:p>0.292727</text:p>
          </table:table-cell>
          <table:table-cell office:value-type="string" calcext:value-type="string">
            <text:p>((-1.427797e+01</text:p>
          </table:table-cell>
          <table:table-cell office:value-type="float" office:value="6.933491E-018" calcext:value-type="float">
            <text:p>6.933491E-18</text:p>
          </table:table-cell>
          <table:table-cell office:value-type="string" calcext:value-type="string">
            <text:p>5.292501e+02)</text:p>
          </table:table-cell>
          <table:table-cell office:value-type="string" calcext:value-type="string">
            <text:p>(9.612357e+00</text:p>
          </table:table-cell>
          <table:table-cell office:value-type="float" office:value="6.870287E-021" calcext:value-type="float">
            <text:p>6.870287E-21</text:p>
          </table:table-cell>
          <table:table-cell office:value-type="string" calcext:value-type="string">
            <text:p>8.669327e-02))</text:p>
          </table:table-cell>
          <table:table-cell office:value-type="string" calcext:value-type="string">
            <text:p>((-2.646251e+01</text:p>
          </table:table-cell>
          <table:table-cell office:value-type="float" office:value="-159.8072" calcext:value-type="float">
            <text:p>-159.8072</text:p>
          </table:table-cell>
          <table:table-cell office:value-type="string" calcext:value-type="string">
            <text:p>-7.138985e-01)</text:p>
          </table:table-cell>
          <table:table-cell office:value-type="string" calcext:value-type="string">
            <text:p>(-4.334664e-03</text:p>
          </table:table-cell>
          <table:table-cell office:value-type="float" office:value="9.726025" calcext:value-type="float">
            <text:p>9.726025</text:p>
          </table:table-cell>
          <table:table-cell office:value-type="string" calcext:value-type="string">
            <text:p>4.806179e-01))</text:p>
          </table:table-cell>
        </table:table-row>
        <table:table-row table:style-name="ro1">
          <table:table-cell office:value-type="float" office:value="0.293333" calcext:value-type="float">
            <text:p>0.293333</text:p>
          </table:table-cell>
          <table:table-cell office:value-type="string" calcext:value-type="string">
            <text:p>((-1.435358e+01</text:p>
          </table:table-cell>
          <table:table-cell office:value-type="float" office:value="6.960755E-018" calcext:value-type="float">
            <text:p>6.960755E-18</text:p>
          </table:table-cell>
          <table:table-cell office:value-type="string" calcext:value-type="string">
            <text:p>5.285409e+02)</text:p>
          </table:table-cell>
          <table:table-cell office:value-type="string" calcext:value-type="string">
            <text:p>(9.503665e+00</text:p>
          </table:table-cell>
          <table:table-cell office:value-type="float" office:value="6.878833E-021" calcext:value-type="float">
            <text:p>6.878833E-21</text:p>
          </table:table-cell>
          <table:table-cell office:value-type="string" calcext:value-type="string">
            <text:p>3.086370e-03))</text:p>
          </table:table-cell>
          <table:table-cell office:value-type="string" calcext:value-type="string">
            <text:p>((-2.642704e+01</text:p>
          </table:table-cell>
          <table:table-cell office:value-type="float" office:value="-159.4589" calcext:value-type="float">
            <text:p>-159.4589</text:p>
          </table:table-cell>
          <table:table-cell office:value-type="string" calcext:value-type="string">
            <text:p>-7.176791e-01)</text:p>
          </table:table-cell>
          <table:table-cell office:value-type="string" calcext:value-type="string">
            <text:p>(-1.543185e-04</text:p>
          </table:table-cell>
          <table:table-cell office:value-type="float" office:value="9.637107" calcext:value-type="float">
            <text:p>9.637107</text:p>
          </table:table-cell>
          <table:table-cell office:value-type="string" calcext:value-type="string">
            <text:p>4.751832e-01))</text:p>
          </table:table-cell>
        </table:table-row>
        <table:table-row table:style-name="ro1">
          <table:table-cell office:value-type="float" office:value="0.293939" calcext:value-type="float">
            <text:p>0.293939</text:p>
          </table:table-cell>
          <table:table-cell office:value-type="string" calcext:value-type="string">
            <text:p>((-1.442382e+01</text:p>
          </table:table-cell>
          <table:table-cell office:value-type="float" office:value="6.980168E-018" calcext:value-type="float">
            <text:p>6.980168E-18</text:p>
          </table:table-cell>
          <table:table-cell office:value-type="string" calcext:value-type="string">
            <text:p>5.278732e+02)</text:p>
          </table:table-cell>
          <table:table-cell office:value-type="string" calcext:value-type="string">
            <text:p>(9.418104e+00</text:p>
          </table:table-cell>
          <table:table-cell office:value-type="float" office:value="6.870491E-021" calcext:value-type="float">
            <text:p>6.870491E-21</text:p>
          </table:table-cell>
          <table:table-cell office:value-type="string" calcext:value-type="string">
            <text:p>-5.592137e-02))</text:p>
          </table:table-cell>
          <table:table-cell office:value-type="string" calcext:value-type="string">
            <text:p>((-2.639366e+01</text:p>
          </table:table-cell>
          <table:table-cell office:value-type="float" office:value="-159.1428" calcext:value-type="float">
            <text:p>-159.1428</text:p>
          </table:table-cell>
          <table:table-cell office:value-type="string" calcext:value-type="string">
            <text:p>-7.211909e-01)</text:p>
          </table:table-cell>
          <table:table-cell office:value-type="string" calcext:value-type="string">
            <text:p>(2.796069e-03</text:p>
          </table:table-cell>
          <table:table-cell office:value-type="float" office:value="9.564995" calcext:value-type="float">
            <text:p>9.564995</text:p>
          </table:table-cell>
          <table:table-cell office:value-type="string" calcext:value-type="string">
            <text:p>4.709052e-01))</text:p>
          </table:table-cell>
        </table:table-row>
        <table:table-row table:style-name="ro1">
          <table:table-cell office:value-type="float" office:value="0.294545" calcext:value-type="float">
            <text:p>0.294545</text:p>
          </table:table-cell>
          <table:table-cell office:value-type="string" calcext:value-type="string">
            <text:p>((-1.450576e+01</text:p>
          </table:table-cell>
          <table:table-cell office:value-type="float" office:value="7.007648E-018" calcext:value-type="float">
            <text:p>7.007648E-18</text:p>
          </table:table-cell>
          <table:table-cell office:value-type="string" calcext:value-type="string">
            <text:p>5.271114e+02)</text:p>
          </table:table-cell>
          <table:table-cell office:value-type="string" calcext:value-type="string">
            <text:p>(9.351682e+00</text:p>
          </table:table-cell>
          <table:table-cell office:value-type="float" office:value="6.86237E-021" calcext:value-type="float">
            <text:p>6.86237E-21</text:p>
          </table:table-cell>
          <table:table-cell office:value-type="string" calcext:value-type="string">
            <text:p>-9.840462e-02))</text:p>
          </table:table-cell>
          <table:table-cell office:value-type="string" calcext:value-type="string">
            <text:p>((-2.635557e+01</text:p>
          </table:table-cell>
          <table:table-cell office:value-type="float" office:value="-158.7776" calcext:value-type="float">
            <text:p>-158.7776</text:p>
          </table:table-cell>
          <table:table-cell office:value-type="string" calcext:value-type="string">
            <text:p>-7.252882e-01)</text:p>
          </table:table-cell>
          <table:table-cell office:value-type="string" calcext:value-type="string">
            <text:p>(4.920231e-03</text:p>
          </table:table-cell>
          <table:table-cell office:value-type="float" office:value="9.507979" calcext:value-type="float">
            <text:p>9.507979</text:p>
          </table:table-cell>
          <table:table-cell office:value-type="string" calcext:value-type="string">
            <text:p>4.675841e-01))</text:p>
          </table:table-cell>
        </table:table-row>
        <table:table-row table:style-name="ro1">
          <table:table-cell office:value-type="float" office:value="0.295152" calcext:value-type="float">
            <text:p>0.295152</text:p>
          </table:table-cell>
          <table:table-cell office:value-type="string" calcext:value-type="string">
            <text:p>((-1.459263e+01</text:p>
          </table:table-cell>
          <table:table-cell office:value-type="float" office:value="7.038045E-018" calcext:value-type="float">
            <text:p>7.038045E-18</text:p>
          </table:table-cell>
          <table:table-cell office:value-type="string" calcext:value-type="string">
            <text:p>5.263053e+02)</text:p>
          </table:table-cell>
          <table:table-cell office:value-type="string" calcext:value-type="string">
            <text:p>(9.299874e+00</text:p>
          </table:table-cell>
          <table:table-cell office:value-type="float" office:value="6.901619E-021" calcext:value-type="float">
            <text:p>6.901619E-21</text:p>
          </table:table-cell>
          <table:table-cell office:value-type="string" calcext:value-type="string">
            <text:p>-1.287475e-01))</text:p>
          </table:table-cell>
          <table:table-cell office:value-type="string" calcext:value-type="string">
            <text:p>((-2.631526e+01</text:p>
          </table:table-cell>
          <table:table-cell office:value-type="float" office:value="-158.3881" calcext:value-type="float">
            <text:p>-158.3881</text:p>
          </table:table-cell>
          <table:table-cell office:value-type="string" calcext:value-type="string">
            <text:p>-7.296314e-01)</text:p>
          </table:table-cell>
          <table:table-cell office:value-type="string" calcext:value-type="string">
            <text:p>(6.437374e-03</text:p>
          </table:table-cell>
          <table:table-cell office:value-type="float" office:value="9.46264" calcext:value-type="float">
            <text:p>9.46264</text:p>
          </table:table-cell>
          <table:table-cell office:value-type="string" calcext:value-type="string">
            <text:p>4.649937e-01))</text:p>
          </table:table-cell>
        </table:table-row>
        <table:table-row table:style-name="ro1">
          <table:table-cell office:value-type="float" office:value="0.295758" calcext:value-type="float">
            <text:p>0.295758</text:p>
          </table:table-cell>
          <table:table-cell office:value-type="string" calcext:value-type="string">
            <text:p>((-1.466281e+01</text:p>
          </table:table-cell>
          <table:table-cell office:value-type="float" office:value="7.06063E-018" calcext:value-type="float">
            <text:p>7.06063E-18</text:p>
          </table:table-cell>
          <table:table-cell office:value-type="string" calcext:value-type="string">
            <text:p>5.257117e+02)</text:p>
          </table:table-cell>
          <table:table-cell office:value-type="string" calcext:value-type="string">
            <text:p>(9.260529e+00</text:p>
          </table:table-cell>
          <table:table-cell office:value-type="float" office:value="6.964657E-021" calcext:value-type="float">
            <text:p>6.964657E-21</text:p>
          </table:table-cell>
          <table:table-cell office:value-type="string" calcext:value-type="string">
            <text:p>-1.509911e-01))</text:p>
          </table:table-cell>
          <table:table-cell office:value-type="string" calcext:value-type="string">
            <text:p>((-2.628559e+01</text:p>
          </table:table-cell>
          <table:table-cell office:value-type="float" office:value="-158.095" calcext:value-type="float">
            <text:p>-158.095</text:p>
          </table:table-cell>
          <table:table-cell office:value-type="string" calcext:value-type="string">
            <text:p>-7.331406e-01)</text:p>
          </table:table-cell>
          <table:table-cell office:value-type="string" calcext:value-type="string">
            <text:p>(7.549556e-03</text:p>
          </table:table-cell>
          <table:table-cell office:value-type="float" office:value="9.427962" calcext:value-type="float">
            <text:p>9.427962</text:p>
          </table:table-cell>
          <table:table-cell office:value-type="string" calcext:value-type="string">
            <text:p>4.630265e-01))</text:p>
          </table:table-cell>
        </table:table-row>
        <table:table-row table:style-name="ro1">
          <table:table-cell office:value-type="float" office:value="0.296364" calcext:value-type="float">
            <text:p>0.296364</text:p>
          </table:table-cell>
          <table:table-cell office:value-type="string" calcext:value-type="string">
            <text:p>((-1.466483e+01</text:p>
          </table:table-cell>
          <table:table-cell office:value-type="float" office:value="7.05108E-018" calcext:value-type="float">
            <text:p>7.05108E-18</text:p>
          </table:table-cell>
          <table:table-cell office:value-type="string" calcext:value-type="string">
            <text:p>5.258922e+02)</text:p>
          </table:table-cell>
          <table:table-cell office:value-type="string" calcext:value-type="string">
            <text:p>(9.231226e+00</text:p>
          </table:table-cell>
          <table:table-cell office:value-type="float" office:value="6.960303E-021" calcext:value-type="float">
            <text:p>6.960303E-21</text:p>
          </table:table-cell>
          <table:table-cell office:value-type="string" calcext:value-type="string">
            <text:p>-1.654707e-01))</text:p>
          </table:table-cell>
          <table:table-cell office:value-type="string" calcext:value-type="string">
            <text:p>((-2.629461e+01</text:p>
          </table:table-cell>
          <table:table-cell office:value-type="float" office:value="-158.1611" calcext:value-type="float">
            <text:p>-158.1611</text:p>
          </table:table-cell>
          <table:table-cell office:value-type="string" calcext:value-type="string">
            <text:p>-7.332414e-01)</text:p>
          </table:table-cell>
          <table:table-cell office:value-type="string" calcext:value-type="string">
            <text:p>(8.273537e-03</text:p>
          </table:table-cell>
          <table:table-cell office:value-type="float" office:value="9.401483" calcext:value-type="float">
            <text:p>9.401483</text:p>
          </table:table-cell>
          <table:table-cell office:value-type="string" calcext:value-type="string">
            <text:p>4.615613e-01))</text:p>
          </table:table-cell>
        </table:table-row>
        <table:table-row table:style-name="ro1">
          <table:table-cell office:value-type="float" office:value="0.29697" calcext:value-type="float">
            <text:p>0.29697</text:p>
          </table:table-cell>
          <table:table-cell office:value-type="string" calcext:value-type="string">
            <text:p>((-1.459004e+01</text:p>
          </table:table-cell>
          <table:table-cell office:value-type="float" office:value="7.003368E-018" calcext:value-type="float">
            <text:p>7.003368E-18</text:p>
          </table:table-cell>
          <table:table-cell office:value-type="string" calcext:value-type="string">
            <text:p>5.268278e+02)</text:p>
          </table:table-cell>
          <table:table-cell office:value-type="string" calcext:value-type="string">
            <text:p>(9.213955e+00</text:p>
          </table:table-cell>
          <table:table-cell office:value-type="float" office:value="6.894683E-021" calcext:value-type="float">
            <text:p>6.894683E-21</text:p>
          </table:table-cell>
          <table:table-cell office:value-type="string" calcext:value-type="string">
            <text:p>-1.760267e-01))</text:p>
          </table:table-cell>
          <table:table-cell office:value-type="string" calcext:value-type="string">
            <text:p>((-2.634139e+01</text:p>
          </table:table-cell>
          <table:table-cell office:value-type="float" office:value="-158.5548" calcext:value-type="float">
            <text:p>-158.5548</text:p>
          </table:table-cell>
          <table:table-cell office:value-type="string" calcext:value-type="string">
            <text:p>-7.295019e-01)</text:p>
          </table:table-cell>
          <table:table-cell office:value-type="string" calcext:value-type="string">
            <text:p>(8.801337e-03</text:p>
          </table:table-cell>
          <table:table-cell office:value-type="float" office:value="9.38651" calcext:value-type="float">
            <text:p>9.38651</text:p>
          </table:table-cell>
          <table:table-cell office:value-type="string" calcext:value-type="string">
            <text:p>4.606977e-01))</text:p>
          </table:table-cell>
        </table:table-row>
        <table:table-row table:style-name="ro1">
          <table:table-cell office:value-type="float" office:value="0.297576" calcext:value-type="float">
            <text:p>0.297576</text:p>
          </table:table-cell>
          <table:table-cell office:value-type="string" calcext:value-type="string">
            <text:p>((-1.450658e+01</text:p>
          </table:table-cell>
          <table:table-cell office:value-type="float" office:value="6.9568E-018" calcext:value-type="float">
            <text:p>6.9568E-18</text:p>
          </table:table-cell>
          <table:table-cell office:value-type="string" calcext:value-type="string">
            <text:p>5.279153e+02)</text:p>
          </table:table-cell>
          <table:table-cell office:value-type="string" calcext:value-type="string">
            <text:p>(9.211361e+00</text:p>
          </table:table-cell>
          <table:table-cell office:value-type="float" office:value="6.91284E-021" calcext:value-type="float">
            <text:p>6.91284E-21</text:p>
          </table:table-cell>
          <table:table-cell office:value-type="string" calcext:value-type="string">
            <text:p>-1.846153e-01))</text:p>
          </table:table-cell>
          <table:table-cell office:value-type="string" calcext:value-type="string">
            <text:p>((-2.639577e+01</text:p>
          </table:table-cell>
          <table:table-cell office:value-type="float" office:value="-159.0114" calcext:value-type="float">
            <text:p>-159.0114</text:p>
          </table:table-cell>
          <table:table-cell office:value-type="string" calcext:value-type="string">
            <text:p>-7.253289e-01)</text:p>
          </table:table-cell>
          <table:table-cell office:value-type="string" calcext:value-type="string">
            <text:p>(9.230763e-03</text:p>
          </table:table-cell>
          <table:table-cell office:value-type="float" office:value="9.38646" calcext:value-type="float">
            <text:p>9.38646</text:p>
          </table:table-cell>
          <table:table-cell office:value-type="string" calcext:value-type="string">
            <text:p>4.605680e-01))</text:p>
          </table:table-cell>
        </table:table-row>
        <table:table-row table:style-name="ro1">
          <table:table-cell office:value-type="float" office:value="0.298182" calcext:value-type="float">
            <text:p>0.298182</text:p>
          </table:table-cell>
          <table:table-cell office:value-type="string" calcext:value-type="string">
            <text:p>((-1.445177e+01</text:p>
          </table:table-cell>
          <table:table-cell office:value-type="float" office:value="6.923288E-018" calcext:value-type="float">
            <text:p>6.923288E-18</text:p>
          </table:table-cell>
          <table:table-cell office:value-type="string" calcext:value-type="string">
            <text:p>5.287508e+02)</text:p>
          </table:table-cell>
          <table:table-cell office:value-type="string" calcext:value-type="string">
            <text:p>(9.224788e+00</text:p>
          </table:table-cell>
          <table:table-cell office:value-type="float" office:value="6.973029E-021" calcext:value-type="float">
            <text:p>6.973029E-21</text:p>
          </table:table-cell>
          <table:table-cell office:value-type="string" calcext:value-type="string">
            <text:p>-1.916743e-01))</text:p>
          </table:table-cell>
          <table:table-cell office:value-type="string" calcext:value-type="string">
            <text:p>((-2.643754e+01</text:p>
          </table:table-cell>
          <table:table-cell office:value-type="float" office:value="-159.3531" calcext:value-type="float">
            <text:p>-159.3531</text:p>
          </table:table-cell>
          <table:table-cell office:value-type="string" calcext:value-type="string">
            <text:p>-7.225884e-01)</text:p>
          </table:table-cell>
          <table:table-cell office:value-type="string" calcext:value-type="string">
            <text:p>(9.583714e-03</text:p>
          </table:table-cell>
          <table:table-cell office:value-type="float" office:value="9.402896" calcext:value-type="float">
            <text:p>9.402896</text:p>
          </table:table-cell>
          <table:table-cell office:value-type="string" calcext:value-type="string">
            <text:p>4.612394e-01))</text:p>
          </table:table-cell>
        </table:table-row>
        <table:table-row table:style-name="ro1">
          <table:table-cell office:value-type="float" office:value="0.298788" calcext:value-type="float">
            <text:p>0.298788</text:p>
          </table:table-cell>
          <table:table-cell office:value-type="string" calcext:value-type="string">
            <text:p>((-1.437307e+01</text:p>
          </table:table-cell>
          <table:table-cell office:value-type="float" office:value="6.874376E-018" calcext:value-type="float">
            <text:p>6.874376E-18</text:p>
          </table:table-cell>
          <table:table-cell office:value-type="string" calcext:value-type="string">
            <text:p>5.297267e+02)</text:p>
          </table:table-cell>
          <table:table-cell office:value-type="string" calcext:value-type="string">
            <text:p>(9.255663e+00</text:p>
          </table:table-cell>
          <table:table-cell office:value-type="float" office:value="7.057651E-021" calcext:value-type="float">
            <text:p>7.057651E-21</text:p>
          </table:table-cell>
          <table:table-cell office:value-type="string" calcext:value-type="string">
            <text:p>-1.973430e-01))</text:p>
          </table:table-cell>
          <table:table-cell office:value-type="string" calcext:value-type="string">
            <text:p>((-2.648633e+01</text:p>
          </table:table-cell>
          <table:table-cell office:value-type="float" office:value="-159.7665" calcext:value-type="float">
            <text:p>-159.7665</text:p>
          </table:table-cell>
          <table:table-cell office:value-type="string" calcext:value-type="string">
            <text:p>-7.186533e-01)</text:p>
          </table:table-cell>
          <table:table-cell office:value-type="string" calcext:value-type="string">
            <text:p>(9.867149e-03</text:p>
          </table:table-cell>
          <table:table-cell office:value-type="float" office:value="9.437372" calcext:value-type="float">
            <text:p>9.437372</text:p>
          </table:table-cell>
          <table:table-cell office:value-type="string" calcext:value-type="string">
            <text:p>4.627831e-01))</text:p>
          </table:table-cell>
        </table:table-row>
        <table:table-row table:style-name="ro1">
          <table:table-cell office:value-type="float" office:value="0.299394" calcext:value-type="float">
            <text:p>0.299394</text:p>
          </table:table-cell>
          <table:table-cell office:value-type="string" calcext:value-type="string">
            <text:p>((-1.424421e+01</text:p>
          </table:table-cell>
          <table:table-cell office:value-type="float" office:value="6.807146E-018" calcext:value-type="float">
            <text:p>6.807146E-18</text:p>
          </table:table-cell>
          <table:table-cell office:value-type="string" calcext:value-type="string">
            <text:p>5.313689e+02)</text:p>
          </table:table-cell>
          <table:table-cell office:value-type="string" calcext:value-type="string">
            <text:p>(9.305250e+00</text:p>
          </table:table-cell>
          <table:table-cell office:value-type="float" office:value="7.567002E-021" calcext:value-type="float">
            <text:p>7.567002E-21</text:p>
          </table:table-cell>
          <table:table-cell office:value-type="string" calcext:value-type="string">
            <text:p>-1.995045e-01))</text:p>
          </table:table-cell>
          <table:table-cell office:value-type="string" calcext:value-type="string">
            <text:p>((-2.656845e+01</text:p>
          </table:table-cell>
          <table:table-cell office:value-type="float" office:value="-160.481" calcext:value-type="float">
            <text:p>-160.481</text:p>
          </table:table-cell>
          <table:table-cell office:value-type="string" calcext:value-type="string">
            <text:p>-7.122106e-01)</text:p>
          </table:table-cell>
          <table:table-cell office:value-type="string" calcext:value-type="string">
            <text:p>(9.975226e-03</text:p>
          </table:table-cell>
          <table:table-cell office:value-type="float" office:value="9.490495" calcext:value-type="float">
            <text:p>9.490495</text:p>
          </table:table-cell>
          <table:table-cell office:value-type="string" calcext:value-type="string">
            <text:p>4.652625e-01))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string" calcext:value-type="string">
            <text:p>((-1.404627e+01</text:p>
          </table:table-cell>
          <table:table-cell office:value-type="float" office:value="6.707335E-018" calcext:value-type="float">
            <text:p>6.707335E-18</text:p>
          </table:table-cell>
          <table:table-cell office:value-type="string" calcext:value-type="string">
            <text:p>5.336225e+02)</text:p>
          </table:table-cell>
          <table:table-cell office:value-type="string" calcext:value-type="string">
            <text:p>(9.377045e+00</text:p>
          </table:table-cell>
          <table:table-cell office:value-type="float" office:value="8.684471E-021" calcext:value-type="float">
            <text:p>8.684471E-21</text:p>
          </table:table-cell>
          <table:table-cell office:value-type="string" calcext:value-type="string">
            <text:p>-1.952753e-01))</text:p>
          </table:table-cell>
          <table:table-cell office:value-type="string" calcext:value-type="string">
            <text:p>((-2.668112e+01</text:p>
          </table:table-cell>
          <table:table-cell office:value-type="float" office:value="-161.4763" calcext:value-type="float">
            <text:p>-161.4763</text:p>
          </table:table-cell>
          <table:table-cell office:value-type="string" calcext:value-type="string">
            <text:p>-7.023134e-01)</text:p>
          </table:table-cell>
          <table:table-cell office:value-type="string" calcext:value-type="string">
            <text:p>(9.763764e-03</text:p>
          </table:table-cell>
          <table:table-cell office:value-type="float" office:value="9.564992" calcext:value-type="float">
            <text:p>9.564992</text:p>
          </table:table-cell>
          <table:table-cell office:value-type="string" calcext:value-type="string">
            <text:p>4.688522e-01))</text:p>
          </table:table-cell>
        </table:table-row>
        <table:table-row table:style-name="ro1">
          <table:table-cell office:value-type="float" office:value="0.300606" calcext:value-type="float">
            <text:p>0.300606</text:p>
          </table:table-cell>
          <table:table-cell office:value-type="string" calcext:value-type="string">
            <text:p>((-1.384030e+01</text:p>
          </table:table-cell>
          <table:table-cell office:value-type="float" office:value="6.604855E-018" calcext:value-type="float">
            <text:p>6.604855E-18</text:p>
          </table:table-cell>
          <table:table-cell office:value-type="string" calcext:value-type="string">
            <text:p>5.360238e+02)</text:p>
          </table:table-cell>
          <table:table-cell office:value-type="string" calcext:value-type="string">
            <text:p>(9.476519e+00</text:p>
          </table:table-cell>
          <table:table-cell office:value-type="float" office:value="1.01313E-020" calcext:value-type="float">
            <text:p>1.01313E-20</text:p>
          </table:table-cell>
          <table:table-cell office:value-type="string" calcext:value-type="string">
            <text:p>-1.868920e-01))</text:p>
          </table:table-cell>
          <table:table-cell office:value-type="string" calcext:value-type="string">
            <text:p>((-2.680119e+01</text:p>
          </table:table-cell>
          <table:table-cell office:value-type="float" office:value="-162.5389" calcext:value-type="float">
            <text:p>-162.5389</text:p>
          </table:table-cell>
          <table:table-cell office:value-type="string" calcext:value-type="string">
            <text:p>-6.920149e-01)</text:p>
          </table:table-cell>
          <table:table-cell office:value-type="string" calcext:value-type="string">
            <text:p>(9.344601e-03</text:p>
          </table:table-cell>
          <table:table-cell office:value-type="float" office:value="9.667414" calcext:value-type="float">
            <text:p>9.667414</text:p>
          </table:table-cell>
          <table:table-cell office:value-type="string" calcext:value-type="string">
            <text:p>4.738259e-01))</text:p>
          </table:table-cell>
        </table:table-row>
        <table:table-row table:style-name="ro1">
          <table:table-cell office:value-type="float" office:value="0.301212" calcext:value-type="float">
            <text:p>0.301212</text:p>
          </table:table-cell>
          <table:table-cell office:value-type="string" calcext:value-type="string">
            <text:p>((-1.363815e+01</text:p>
          </table:table-cell>
          <table:table-cell office:value-type="float" office:value="6.504941E-018" calcext:value-type="float">
            <text:p>6.504941E-18</text:p>
          </table:table-cell>
          <table:table-cell office:value-type="string" calcext:value-type="string">
            <text:p>5.383464e+02)</text:p>
          </table:table-cell>
          <table:table-cell office:value-type="string" calcext:value-type="string">
            <text:p>(9.625476e+00</text:p>
          </table:table-cell>
          <table:table-cell office:value-type="float" office:value="1.202973E-020" calcext:value-type="float">
            <text:p>1.202973E-20</text:p>
          </table:table-cell>
          <table:table-cell office:value-type="string" calcext:value-type="string">
            <text:p>-1.777632e-01))</text:p>
          </table:table-cell>
          <table:table-cell office:value-type="string" calcext:value-type="string">
            <text:p>((-2.691732e+01</text:p>
          </table:table-cell>
          <table:table-cell office:value-type="float" office:value="-163.5666" calcext:value-type="float">
            <text:p>-163.5666</text:p>
          </table:table-cell>
          <table:table-cell office:value-type="string" calcext:value-type="string">
            <text:p>-6.819076e-01)</text:p>
          </table:table-cell>
          <table:table-cell office:value-type="string" calcext:value-type="string">
            <text:p>(8.888158e-03</text:p>
          </table:table-cell>
          <table:table-cell office:value-type="float" office:value="9.822009" calcext:value-type="float">
            <text:p>9.822009</text:p>
          </table:table-cell>
          <table:table-cell office:value-type="string" calcext:value-type="string">
            <text:p>4.812738e-01))</text:p>
          </table:table-cell>
        </table:table-row>
        <table:table-row table:style-name="ro1">
          <table:table-cell office:value-type="float" office:value="0.301818" calcext:value-type="float">
            <text:p>0.301818</text:p>
          </table:table-cell>
          <table:table-cell office:value-type="string" calcext:value-type="string">
            <text:p>((-1.345634e+01</text:p>
          </table:table-cell>
          <table:table-cell office:value-type="float" office:value="6.414874E-018" calcext:value-type="float">
            <text:p>6.414874E-18</text:p>
          </table:table-cell>
          <table:table-cell office:value-type="string" calcext:value-type="string">
            <text:p>5.404595e+02)</text:p>
          </table:table-cell>
          <table:table-cell office:value-type="string" calcext:value-type="string">
            <text:p>(9.842843e+00</text:p>
          </table:table-cell>
          <table:table-cell office:value-type="float" office:value="1.385262E-020" calcext:value-type="float">
            <text:p>1.385262E-20</text:p>
          </table:table-cell>
          <table:table-cell office:value-type="string" calcext:value-type="string">
            <text:p>-1.713019e-01))</text:p>
          </table:table-cell>
          <table:table-cell office:value-type="string" calcext:value-type="string">
            <text:p>((-2.702297e+01</text:p>
          </table:table-cell>
          <table:table-cell office:value-type="float" office:value="-164.4962" calcext:value-type="float">
            <text:p>-164.4962</text:p>
          </table:table-cell>
          <table:table-cell office:value-type="string" calcext:value-type="string">
            <text:p>-6.728171e-01)</text:p>
          </table:table-cell>
          <table:table-cell office:value-type="string" calcext:value-type="string">
            <text:p>(8.565094e-03</text:p>
          </table:table-cell>
          <table:table-cell office:value-type="float" office:value="10.04999" calcext:value-type="float">
            <text:p>10.04999</text:p>
          </table:table-cell>
          <table:table-cell office:value-type="string" calcext:value-type="string">
            <text:p>4.921422e-01))</text:p>
          </table:table-cell>
        </table:table-row>
        <table:table-row table:style-name="ro1">
          <table:table-cell office:value-type="float" office:value="0.302424" calcext:value-type="float">
            <text:p>0.302424</text:p>
          </table:table-cell>
          <table:table-cell office:value-type="string" calcext:value-type="string">
            <text:p>((-1.332215e+01</text:p>
          </table:table-cell>
          <table:table-cell office:value-type="float" office:value="6.347732E-018" calcext:value-type="float">
            <text:p>6.347732E-18</text:p>
          </table:table-cell>
          <table:table-cell office:value-type="string" calcext:value-type="string">
            <text:p>5.420854e+02)</text:p>
          </table:table-cell>
          <table:table-cell office:value-type="string" calcext:value-type="string">
            <text:p>(1.013855e+01</text:p>
          </table:table-cell>
          <table:table-cell office:value-type="float" office:value="1.463281E-020" calcext:value-type="float">
            <text:p>1.463281E-20</text:p>
          </table:table-cell>
          <table:table-cell office:value-type="string" calcext:value-type="string">
            <text:p>-1.774751e-01))</text:p>
          </table:table-cell>
          <table:table-cell office:value-type="string" calcext:value-type="string">
            <text:p>((-2.710427e+01</text:p>
          </table:table-cell>
          <table:table-cell office:value-type="float" office:value="-165.1972" calcext:value-type="float">
            <text:p>-165.1972</text:p>
          </table:table-cell>
          <table:table-cell office:value-type="string" calcext:value-type="string">
            <text:p>-6.661075e-01)</text:p>
          </table:table-cell>
          <table:table-cell office:value-type="string" calcext:value-type="string">
            <text:p>(8.873755e-03</text:p>
          </table:table-cell>
          <table:table-cell office:value-type="float" office:value="10.3652" calcext:value-type="float">
            <text:p>10.3652</text:p>
          </table:table-cell>
          <table:table-cell office:value-type="string" calcext:value-type="string">
            <text:p>5.069273e-01))</text:p>
          </table:table-cell>
        </table:table-row>
        <table:table-row table:style-name="ro1">
          <table:table-cell office:value-type="float" office:value="0.30303" calcext:value-type="float">
            <text:p>0.30303</text:p>
          </table:table-cell>
          <table:table-cell office:value-type="string" calcext:value-type="string">
            <text:p>((-1.323199e+01</text:p>
          </table:table-cell>
          <table:table-cell office:value-type="float" office:value="6.303017E-018" calcext:value-type="float">
            <text:p>6.303017E-18</text:p>
          </table:table-cell>
          <table:table-cell office:value-type="string" calcext:value-type="string">
            <text:p>5.433422e+02)</text:p>
          </table:table-cell>
          <table:table-cell office:value-type="string" calcext:value-type="string">
            <text:p>(1.044609e+01</text:p>
          </table:table-cell>
          <table:table-cell office:value-type="float" office:value="7.060486E-021" calcext:value-type="float">
            <text:p>7.060486E-21</text:p>
          </table:table-cell>
          <table:table-cell office:value-type="string" calcext:value-type="string">
            <text:p>-3.150104e-01))</text:p>
          </table:table-cell>
          <table:table-cell office:value-type="string" calcext:value-type="string">
            <text:p>((-2.716711e+01</text:p>
          </table:table-cell>
          <table:table-cell office:value-type="float" office:value="-165.714" calcext:value-type="float">
            <text:p>-165.714</text:p>
          </table:table-cell>
          <table:table-cell office:value-type="string" calcext:value-type="string">
            <text:p>-6.615994e-01)</text:p>
          </table:table-cell>
          <table:table-cell office:value-type="string" calcext:value-type="string">
            <text:p>(1.575052e-02</text:p>
          </table:table-cell>
          <table:table-cell office:value-type="float" office:value="10.7371" calcext:value-type="float">
            <text:p>10.7371</text:p>
          </table:table-cell>
          <table:table-cell office:value-type="string" calcext:value-type="string">
            <text:p>5.223045e-01))</text:p>
          </table:table-cell>
        </table:table-row>
        <table:table-row table:style-name="ro1">
          <table:table-cell office:value-type="float" office:value="0.303636" calcext:value-type="float">
            <text:p>0.303636</text:p>
          </table:table-cell>
          <table:table-cell office:value-type="string" calcext:value-type="string">
            <text:p>((-1.316152e+01</text:p>
          </table:table-cell>
          <table:table-cell office:value-type="float" office:value="6.266179E-018" calcext:value-type="float">
            <text:p>6.266179E-18</text:p>
          </table:table-cell>
          <table:table-cell office:value-type="string" calcext:value-type="string">
            <text:p>5.443733e+02)</text:p>
          </table:table-cell>
          <table:table-cell office:value-type="string" calcext:value-type="string">
            <text:p>(1.074331e+01</text:p>
          </table:table-cell>
          <table:table-cell office:value-type="float" office:value="1.48594E-020" calcext:value-type="float">
            <text:p>1.48594E-20</text:p>
          </table:table-cell>
          <table:table-cell office:value-type="string" calcext:value-type="string">
            <text:p>-4.799161e-01))</text:p>
          </table:table-cell>
          <table:table-cell office:value-type="string" calcext:value-type="string">
            <text:p>((-2.721867e+01</text:p>
          </table:table-cell>
          <table:table-cell office:value-type="float" office:value="-166.1292" calcext:value-type="float">
            <text:p>-166.1292</text:p>
          </table:table-cell>
          <table:table-cell office:value-type="string" calcext:value-type="string">
            <text:p>-6.580758e-01)</text:p>
          </table:table-cell>
          <table:table-cell office:value-type="string" calcext:value-type="string">
            <text:p>(2.399580e-02</text:p>
          </table:table-cell>
          <table:table-cell office:value-type="float" office:value="11.10734" calcext:value-type="float">
            <text:p>11.10734</text:p>
          </table:table-cell>
          <table:table-cell office:value-type="string" calcext:value-type="string">
            <text:p>5.371655e-01))</text:p>
          </table:table-cell>
        </table:table-row>
        <table:table-row table:style-name="ro1">
          <table:table-cell office:value-type="float" office:value="0.304242" calcext:value-type="float">
            <text:p>0.304242</text:p>
          </table:table-cell>
          <table:table-cell office:value-type="string" calcext:value-type="string">
            <text:p>((-1.311182e+01</text:p>
          </table:table-cell>
          <table:table-cell office:value-type="float" office:value="6.238351E-018" calcext:value-type="float">
            <text:p>6.238351E-18</text:p>
          </table:table-cell>
          <table:table-cell office:value-type="string" calcext:value-type="string">
            <text:p>5.451515e+02)</text:p>
          </table:table-cell>
          <table:table-cell office:value-type="string" calcext:value-type="string">
            <text:p>(1.100969e+01</text:p>
          </table:table-cell>
          <table:table-cell office:value-type="float" office:value="2.167885E-020" calcext:value-type="float">
            <text:p>2.167885E-20</text:p>
          </table:table-cell>
          <table:table-cell office:value-type="string" calcext:value-type="string">
            <text:p>-6.268152e-01))</text:p>
          </table:table-cell>
          <table:table-cell office:value-type="string" calcext:value-type="string">
            <text:p>((-2.725757e+01</text:p>
          </table:table-cell>
          <table:table-cell office:value-type="float" office:value="-166.4282" calcext:value-type="float">
            <text:p>-166.4282</text:p>
          </table:table-cell>
          <table:table-cell office:value-type="string" calcext:value-type="string">
            <text:p>-6.555908e-01)</text:p>
          </table:table-cell>
          <table:table-cell office:value-type="string" calcext:value-type="string">
            <text:p>(3.134076e-02</text:p>
          </table:table-cell>
          <table:table-cell office:value-type="float" office:value="11.43884" calcext:value-type="float">
            <text:p>11.43884</text:p>
          </table:table-cell>
          <table:table-cell office:value-type="string" calcext:value-type="string">
            <text:p>5.504845e-01))</text:p>
          </table:table-cell>
        </table:table-row>
        <table:table-row table:style-name="ro1">
          <table:table-cell office:value-type="float" office:value="0.304848" calcext:value-type="float">
            <text:p>0.304848</text:p>
          </table:table-cell>
          <table:table-cell office:value-type="string" calcext:value-type="string">
            <text:p>((-1.309919e+01</text:p>
          </table:table-cell>
          <table:table-cell office:value-type="float" office:value="6.227596E-018" calcext:value-type="float">
            <text:p>6.227596E-18</text:p>
          </table:table-cell>
          <table:table-cell office:value-type="string" calcext:value-type="string">
            <text:p>5.456571e+02)</text:p>
          </table:table-cell>
          <table:table-cell office:value-type="string" calcext:value-type="string">
            <text:p>(1.124042e+01</text:p>
          </table:table-cell>
          <table:table-cell office:value-type="float" office:value="2.66671E-020" calcext:value-type="float">
            <text:p>2.66671E-20</text:p>
          </table:table-cell>
          <table:table-cell office:value-type="string" calcext:value-type="string">
            <text:p>-7.444771e-01))</text:p>
          </table:table-cell>
          <table:table-cell office:value-type="string" calcext:value-type="string">
            <text:p>((-2.728285e+01</text:p>
          </table:table-cell>
          <table:table-cell office:value-type="float" office:value="-166.6008" calcext:value-type="float">
            <text:p>-166.6008</text:p>
          </table:table-cell>
          <table:table-cell office:value-type="string" calcext:value-type="string">
            <text:p>-6.549596e-01)</text:p>
          </table:table-cell>
          <table:table-cell office:value-type="string" calcext:value-type="string">
            <text:p>(3.722386e-02</text:p>
          </table:table-cell>
          <table:table-cell office:value-type="float" office:value="11.72266" calcext:value-type="float">
            <text:p>11.72266</text:p>
          </table:table-cell>
          <table:table-cell office:value-type="string" calcext:value-type="string">
            <text:p>5.620209e-01))</text:p>
          </table:table-cell>
        </table:table-row>
        <table:table-row table:style-name="ro1">
          <table:table-cell office:value-type="float" office:value="0.305455" calcext:value-type="float">
            <text:p>0.305455</text:p>
          </table:table-cell>
          <table:table-cell office:value-type="string" calcext:value-type="string">
            <text:p>((-1.310121e+01</text:p>
          </table:table-cell>
          <table:table-cell office:value-type="float" office:value="6.223796E-018" calcext:value-type="float">
            <text:p>6.223796E-18</text:p>
          </table:table-cell>
          <table:table-cell office:value-type="string" calcext:value-type="string">
            <text:p>5.458832e+02)</text:p>
          </table:table-cell>
          <table:table-cell office:value-type="string" calcext:value-type="string">
            <text:p>(1.143513e+01</text:p>
          </table:table-cell>
          <table:table-cell office:value-type="float" office:value="3.053485E-020" calcext:value-type="float">
            <text:p>3.053485E-20</text:p>
          </table:table-cell>
          <table:table-cell office:value-type="string" calcext:value-type="string">
            <text:p>-8.391341e-01))</text:p>
          </table:table-cell>
          <table:table-cell office:value-type="string" calcext:value-type="string">
            <text:p>((-2.729416e+01</text:p>
          </table:table-cell>
          <table:table-cell office:value-type="float" office:value="-166.6444" calcext:value-type="float">
            <text:p>-166.6444</text:p>
          </table:table-cell>
          <table:table-cell office:value-type="string" calcext:value-type="string">
            <text:p>-6.550603e-01)</text:p>
          </table:table-cell>
          <table:table-cell office:value-type="string" calcext:value-type="string">
            <text:p>(4.195671e-02</text:p>
          </table:table-cell>
          <table:table-cell office:value-type="float" office:value="11.96055" calcext:value-type="float">
            <text:p>11.96055</text:p>
          </table:table-cell>
          <table:table-cell office:value-type="string" calcext:value-type="string">
            <text:p>5.717566e-01))</text:p>
          </table:table-cell>
        </table:table-row>
        <table:table-row table:style-name="ro1">
          <table:table-cell office:value-type="float" office:value="0.306061" calcext:value-type="float">
            <text:p>0.306061</text:p>
          </table:table-cell>
          <table:table-cell office:value-type="string" calcext:value-type="string">
            <text:p>((-1.312733e+01</text:p>
          </table:table-cell>
          <table:table-cell office:value-type="float" office:value="6.231165E-018" calcext:value-type="float">
            <text:p>6.231165E-18</text:p>
          </table:table-cell>
          <table:table-cell office:value-type="string" calcext:value-type="string">
            <text:p>5.459075e+02)</text:p>
          </table:table-cell>
          <table:table-cell office:value-type="string" calcext:value-type="string">
            <text:p>(1.159041e+01</text:p>
          </table:table-cell>
          <table:table-cell office:value-type="float" office:value="3.342122E-020" calcext:value-type="float">
            <text:p>3.342122E-20</text:p>
          </table:table-cell>
          <table:table-cell office:value-type="string" calcext:value-type="string">
            <text:p>-9.123954e-01))</text:p>
          </table:table-cell>
          <table:table-cell office:value-type="string" calcext:value-type="string">
            <text:p>((-2.729538e+01</text:p>
          </table:table-cell>
          <table:table-cell office:value-type="float" office:value="-166.5958" calcext:value-type="float">
            <text:p>-166.5958</text:p>
          </table:table-cell>
          <table:table-cell office:value-type="string" calcext:value-type="string">
            <text:p>-6.563667e-01)</text:p>
          </table:table-cell>
          <table:table-cell office:value-type="string" calcext:value-type="string">
            <text:p>(4.561977e-02</text:p>
          </table:table-cell>
          <table:table-cell office:value-type="float" office:value="12.14948" calcext:value-type="float">
            <text:p>12.14948</text:p>
          </table:table-cell>
          <table:table-cell office:value-type="string" calcext:value-type="string">
            <text:p>5.795203e-01))</text:p>
          </table:table-cell>
        </table:table-row>
        <table:table-row table:style-name="ro1">
          <table:table-cell office:value-type="float" office:value="0.306667" calcext:value-type="float">
            <text:p>0.306667</text:p>
          </table:table-cell>
          <table:table-cell office:value-type="string" calcext:value-type="string">
            <text:p>((-1.315658e+01</text:p>
          </table:table-cell>
          <table:table-cell office:value-type="float" office:value="6.239536E-018" calcext:value-type="float">
            <text:p>6.239536E-18</text:p>
          </table:table-cell>
          <table:table-cell office:value-type="string" calcext:value-type="string">
            <text:p>5.458787e+02)</text:p>
          </table:table-cell>
          <table:table-cell office:value-type="string" calcext:value-type="string">
            <text:p>(1.170292e+01</text:p>
          </table:table-cell>
          <table:table-cell office:value-type="float" office:value="3.528232E-020" calcext:value-type="float">
            <text:p>3.528232E-20</text:p>
          </table:table-cell>
          <table:table-cell office:value-type="string" calcext:value-type="string">
            <text:p>-9.558402e-01))</text:p>
          </table:table-cell>
          <table:table-cell office:value-type="string" calcext:value-type="string">
            <text:p>((-2.729393e+01</text:p>
          </table:table-cell>
          <table:table-cell office:value-type="float" office:value="-166.5256" calcext:value-type="float">
            <text:p>-166.5256</text:p>
          </table:table-cell>
          <table:table-cell office:value-type="string" calcext:value-type="string">
            <text:p>-6.578289e-01)</text:p>
          </table:table-cell>
          <table:table-cell office:value-type="string" calcext:value-type="string">
            <text:p>(4.779201e-02</text:p>
          </table:table-cell>
          <table:table-cell office:value-type="float" office:value="12.28323" calcext:value-type="float">
            <text:p>12.28323</text:p>
          </table:table-cell>
          <table:table-cell office:value-type="string" calcext:value-type="string">
            <text:p>5.851460e-01))</text:p>
          </table:table-cell>
        </table:table-row>
        <table:table-row table:style-name="ro1">
          <table:table-cell office:value-type="float" office:value="0.307273" calcext:value-type="float">
            <text:p>0.307273</text:p>
          </table:table-cell>
          <table:table-cell office:value-type="string" calcext:value-type="string">
            <text:p>((-1.318506e+01</text:p>
          </table:table-cell>
          <table:table-cell office:value-type="float" office:value="6.247281E-018" calcext:value-type="float">
            <text:p>6.247281E-18</text:p>
          </table:table-cell>
          <table:table-cell office:value-type="string" calcext:value-type="string">
            <text:p>5.459067e+02)</text:p>
          </table:table-cell>
          <table:table-cell office:value-type="string" calcext:value-type="string">
            <text:p>(1.178376e+01</text:p>
          </table:table-cell>
          <table:table-cell office:value-type="float" office:value="3.633132E-020" calcext:value-type="float">
            <text:p>3.633132E-20</text:p>
          </table:table-cell>
          <table:table-cell office:value-type="string" calcext:value-type="string">
            <text:p>-9.805608e-01))</text:p>
          </table:table-cell>
          <table:table-cell office:value-type="string" calcext:value-type="string">
            <text:p>((-2.729534e+01</text:p>
          </table:table-cell>
          <table:table-cell office:value-type="float" office:value="-166.4783" calcext:value-type="float">
            <text:p>-166.4783</text:p>
          </table:table-cell>
          <table:table-cell office:value-type="string" calcext:value-type="string">
            <text:p>-6.592530e-01)</text:p>
          </table:table-cell>
          <table:table-cell office:value-type="string" calcext:value-type="string">
            <text:p>(4.902804e-02</text:p>
          </table:table-cell>
          <table:table-cell office:value-type="float" office:value="12.37714" calcext:value-type="float">
            <text:p>12.37714</text:p>
          </table:table-cell>
          <table:table-cell office:value-type="string" calcext:value-type="string">
            <text:p>5.891878e-01))</text:p>
          </table:table-cell>
        </table:table-row>
        <table:table-row table:style-name="ro1">
          <table:table-cell office:value-type="float" office:value="0.307879" calcext:value-type="float">
            <text:p>0.307879</text:p>
          </table:table-cell>
          <table:table-cell office:value-type="string" calcext:value-type="string">
            <text:p>((-1.319686e+01</text:p>
          </table:table-cell>
          <table:table-cell office:value-type="float" office:value="6.246875E-018" calcext:value-type="float">
            <text:p>6.246875E-18</text:p>
          </table:table-cell>
          <table:table-cell office:value-type="string" calcext:value-type="string">
            <text:p>5.460896e+02)</text:p>
          </table:table-cell>
          <table:table-cell office:value-type="string" calcext:value-type="string">
            <text:p>(1.183889e+01</text:p>
          </table:table-cell>
          <table:table-cell office:value-type="float" office:value="3.689582E-020" calcext:value-type="float">
            <text:p>3.689582E-20</text:p>
          </table:table-cell>
          <table:table-cell office:value-type="string" calcext:value-type="string">
            <text:p>-9.939328e-01))</text:p>
          </table:table-cell>
          <table:table-cell office:value-type="string" calcext:value-type="string">
            <text:p>((-2.730448e+01</text:p>
          </table:table-cell>
          <table:table-cell office:value-type="float" office:value="-166.5039" calcext:value-type="float">
            <text:p>-166.5039</text:p>
          </table:table-cell>
          <table:table-cell office:value-type="string" calcext:value-type="string">
            <text:p>-6.598430e-01)</text:p>
          </table:table-cell>
          <table:table-cell office:value-type="string" calcext:value-type="string">
            <text:p>(4.969664e-02</text:p>
          </table:table-cell>
          <table:table-cell office:value-type="float" office:value="12.44" calcext:value-type="float">
            <text:p>12.44</text:p>
          </table:table-cell>
          <table:table-cell office:value-type="string" calcext:value-type="string">
            <text:p>5.919443e-01))</text:p>
          </table:table-cell>
        </table:table-row>
        <table:table-row table:style-name="ro1">
          <table:table-cell office:value-type="float" office:value="0.308485" calcext:value-type="float">
            <text:p>0.308485</text:p>
          </table:table-cell>
          <table:table-cell office:value-type="string" calcext:value-type="string">
            <text:p>((-1.319393e+01</text:p>
          </table:table-cell>
          <table:table-cell office:value-type="float" office:value="6.239803E-018" calcext:value-type="float">
            <text:p>6.239803E-18</text:p>
          </table:table-cell>
          <table:table-cell office:value-type="string" calcext:value-type="string">
            <text:p>5.464204e+02)</text:p>
          </table:table-cell>
          <table:table-cell office:value-type="string" calcext:value-type="string">
            <text:p>(1.187213e+01</text:p>
          </table:table-cell>
          <table:table-cell office:value-type="float" office:value="3.721867E-020" calcext:value-type="float">
            <text:p>3.721867E-20</text:p>
          </table:table-cell>
          <table:table-cell office:value-type="string" calcext:value-type="string">
            <text:p>-1.001414e+00))</text:p>
          </table:table-cell>
          <table:table-cell office:value-type="string" calcext:value-type="string">
            <text:p>((-2.732102e+01</text:p>
          </table:table-cell>
          <table:table-cell office:value-type="float" office:value="-166.5962" calcext:value-type="float">
            <text:p>-166.5962</text:p>
          </table:table-cell>
          <table:table-cell office:value-type="string" calcext:value-type="string">
            <text:p>-6.596966e-01)</text:p>
          </table:table-cell>
          <table:table-cell office:value-type="string" calcext:value-type="string">
            <text:p>(5.007071e-02</text:p>
          </table:table-cell>
          <table:table-cell office:value-type="float" office:value="12.47769" calcext:value-type="float">
            <text:p>12.47769</text:p>
          </table:table-cell>
          <table:table-cell office:value-type="string" calcext:value-type="string">
            <text:p>5.936066e-01))</text:p>
          </table:table-cell>
        </table:table-row>
        <table:table-row table:style-name="ro1">
          <table:table-cell office:value-type="float" office:value="0.309091" calcext:value-type="float">
            <text:p>0.309091</text:p>
          </table:table-cell>
          <table:table-cell office:value-type="string" calcext:value-type="string">
            <text:p>((-1.318203e+01</text:p>
          </table:table-cell>
          <table:table-cell office:value-type="float" office:value="6.228628E-018" calcext:value-type="float">
            <text:p>6.228628E-18</text:p>
          </table:table-cell>
          <table:table-cell office:value-type="string" calcext:value-type="string">
            <text:p>5.468577e+02)</text:p>
          </table:table-cell>
          <table:table-cell office:value-type="string" calcext:value-type="string">
            <text:p>(1.188653e+01</text:p>
          </table:table-cell>
          <table:table-cell office:value-type="float" office:value="3.747601E-020" calcext:value-type="float">
            <text:p>3.747601E-20</text:p>
          </table:table-cell>
          <table:table-cell office:value-type="string" calcext:value-type="string">
            <text:p>-1.007057e+00))</text:p>
          </table:table-cell>
          <table:table-cell office:value-type="string" calcext:value-type="string">
            <text:p>((-2.734288e+01</text:p>
          </table:table-cell>
          <table:table-cell office:value-type="float" office:value="-166.7372" calcext:value-type="float">
            <text:p>-166.7372</text:p>
          </table:table-cell>
          <table:table-cell office:value-type="string" calcext:value-type="string">
            <text:p>-6.591016e-01)</text:p>
          </table:table-cell>
          <table:table-cell office:value-type="string" calcext:value-type="string">
            <text:p>(5.035285e-02</text:p>
          </table:table-cell>
          <table:table-cell office:value-type="float" office:value="12.49479" calcext:value-type="float">
            <text:p>12.49479</text:p>
          </table:table-cell>
          <table:table-cell office:value-type="string" calcext:value-type="string">
            <text:p>5.943266e-01))</text:p>
          </table:table-cell>
        </table:table-row>
        <table:table-row table:style-name="ro1">
          <table:table-cell office:value-type="float" office:value="0.309697" calcext:value-type="float">
            <text:p>0.309697</text:p>
          </table:table-cell>
          <table:table-cell office:value-type="string" calcext:value-type="string">
            <text:p>((-1.317076e+01</text:p>
          </table:table-cell>
          <table:table-cell office:value-type="float" office:value="6.217567E-018" calcext:value-type="float">
            <text:p>6.217567E-18</text:p>
          </table:table-cell>
          <table:table-cell office:value-type="string" calcext:value-type="string">
            <text:p>5.472801e+02)</text:p>
          </table:table-cell>
          <table:table-cell office:value-type="string" calcext:value-type="string">
            <text:p>(1.188448e+01</text:p>
          </table:table-cell>
          <table:table-cell office:value-type="float" office:value="3.778435E-020" calcext:value-type="float">
            <text:p>3.778435E-20</text:p>
          </table:table-cell>
          <table:table-cell office:value-type="string" calcext:value-type="string">
            <text:p>-1.013400e+00))</text:p>
          </table:table-cell>
          <table:table-cell office:value-type="string" calcext:value-type="string">
            <text:p>((-2.736400e+01</text:p>
          </table:table-cell>
          <table:table-cell office:value-type="float" office:value="-166.8718" calcext:value-type="float">
            <text:p>-166.8718</text:p>
          </table:table-cell>
          <table:table-cell office:value-type="string" calcext:value-type="string">
            <text:p>-6.585379e-01)</text:p>
          </table:table-cell>
          <table:table-cell office:value-type="string" calcext:value-type="string">
            <text:p>(5.067001e-02</text:p>
          </table:table-cell>
          <table:table-cell office:value-type="float" office:value="12.49468" calcext:value-type="float">
            <text:p>12.49468</text:p>
          </table:table-cell>
          <table:table-cell office:value-type="string" calcext:value-type="string">
            <text:p>5.942240e-01))</text:p>
          </table:table-cell>
        </table:table-row>
        <table:table-row table:style-name="ro1">
          <table:table-cell office:value-type="float" office:value="0.310303" calcext:value-type="float">
            <text:p>0.310303</text:p>
          </table:table-cell>
          <table:table-cell office:value-type="string" calcext:value-type="string">
            <text:p>((-1.314708e+01</text:p>
          </table:table-cell>
          <table:table-cell office:value-type="float" office:value="6.20124E-018" calcext:value-type="float">
            <text:p>6.20124E-18</text:p>
          </table:table-cell>
          <table:table-cell office:value-type="string" calcext:value-type="string">
            <text:p>5.478566e+02)</text:p>
          </table:table-cell>
          <table:table-cell office:value-type="string" calcext:value-type="string">
            <text:p>(1.186772e+01</text:p>
          </table:table-cell>
          <table:table-cell office:value-type="float" office:value="3.821562E-020" calcext:value-type="float">
            <text:p>3.821562E-20</text:p>
          </table:table-cell>
          <table:table-cell office:value-type="string" calcext:value-type="string">
            <text:p>-1.021966e+00))</text:p>
          </table:table-cell>
          <table:table-cell office:value-type="string" calcext:value-type="string">
            <text:p>((-2.739283e+01</text:p>
          </table:table-cell>
          <table:table-cell office:value-type="float" office:value="-167.074" calcext:value-type="float">
            <text:p>-167.074</text:p>
          </table:table-cell>
          <table:table-cell office:value-type="string" calcext:value-type="string">
            <text:p>-6.573542e-01)</text:p>
          </table:table-cell>
          <table:table-cell office:value-type="string" calcext:value-type="string">
            <text:p>(5.109831e-02</text:p>
          </table:table-cell>
          <table:table-cell office:value-type="float" office:value="12.47974" calcext:value-type="float">
            <text:p>12.47974</text:p>
          </table:table-cell>
          <table:table-cell office:value-type="string" calcext:value-type="string">
            <text:p>5.933860e-01))</text:p>
          </table:table-cell>
        </table:table-row>
        <table:table-row table:style-name="ro1">
          <table:table-cell office:value-type="float" office:value="0.310909" calcext:value-type="float">
            <text:p>0.310909</text:p>
          </table:table-cell>
          <table:table-cell office:value-type="string" calcext:value-type="string">
            <text:p>((-1.312375e+01</text:p>
          </table:table-cell>
          <table:table-cell office:value-type="float" office:value="6.18567E-018" calcext:value-type="float">
            <text:p>6.18567E-18</text:p>
          </table:table-cell>
          <table:table-cell office:value-type="string" calcext:value-type="string">
            <text:p>5.484317e+02)</text:p>
          </table:table-cell>
          <table:table-cell office:value-type="string" calcext:value-type="string">
            <text:p>(1.183767e+01</text:p>
          </table:table-cell>
          <table:table-cell office:value-type="float" office:value="3.879472E-020" calcext:value-type="float">
            <text:p>3.879472E-20</text:p>
          </table:table-cell>
          <table:table-cell office:value-type="string" calcext:value-type="string">
            <text:p>-1.033065e+00))</text:p>
          </table:table-cell>
          <table:table-cell office:value-type="string" calcext:value-type="string">
            <text:p>((-2.742158e+01</text:p>
          </table:table-cell>
          <table:table-cell office:value-type="float" office:value="-167.2706" calcext:value-type="float">
            <text:p>-167.2706</text:p>
          </table:table-cell>
          <table:table-cell office:value-type="string" calcext:value-type="string">
            <text:p>-6.561877e-01)</text:p>
          </table:table-cell>
          <table:table-cell office:value-type="string" calcext:value-type="string">
            <text:p>(5.165325e-02</text:p>
          </table:table-cell>
          <table:table-cell office:value-type="float" office:value="12.45158" calcext:value-type="float">
            <text:p>12.45158</text:p>
          </table:table-cell>
          <table:table-cell office:value-type="string" calcext:value-type="string">
            <text:p>5.918837e-01))</text:p>
          </table:table-cell>
        </table:table-row>
        <table:table-row table:style-name="ro1">
          <table:table-cell office:value-type="float" office:value="0.311515" calcext:value-type="float">
            <text:p>0.311515</text:p>
          </table:table-cell>
          <table:table-cell office:value-type="string" calcext:value-type="string">
            <text:p>((-1.308635e+01</text:p>
          </table:table-cell>
          <table:table-cell office:value-type="float" office:value="6.164153E-018" calcext:value-type="float">
            <text:p>6.164153E-18</text:p>
          </table:table-cell>
          <table:table-cell office:value-type="string" calcext:value-type="string">
            <text:p>5.491672e+02)</text:p>
          </table:table-cell>
          <table:table-cell office:value-type="string" calcext:value-type="string">
            <text:p>(1.179431e+01</text:p>
          </table:table-cell>
          <table:table-cell office:value-type="float" office:value="3.944874E-020" calcext:value-type="float">
            <text:p>3.944874E-20</text:p>
          </table:table-cell>
          <table:table-cell office:value-type="string" calcext:value-type="string">
            <text:p>-1.045289e+00))</text:p>
          </table:table-cell>
          <table:table-cell office:value-type="string" calcext:value-type="string">
            <text:p>((-2.745836e+01</text:p>
          </table:table-cell>
          <table:table-cell office:value-type="float" office:value="-167.5412" calcext:value-type="float">
            <text:p>-167.5412</text:p>
          </table:table-cell>
          <table:table-cell office:value-type="string" calcext:value-type="string">
            <text:p>-6.543177e-01)</text:p>
          </table:table-cell>
          <table:table-cell office:value-type="string" calcext:value-type="string">
            <text:p>(5.226446e-02</text:p>
          </table:table-cell>
          <table:table-cell office:value-type="float" office:value="12.40969" calcext:value-type="float">
            <text:p>12.40969</text:p>
          </table:table-cell>
          <table:table-cell office:value-type="string" calcext:value-type="string">
            <text:p>5.897156e-01))</text:p>
          </table:table-cell>
        </table:table-row>
        <table:table-row table:style-name="ro1">
          <table:table-cell office:value-type="float" office:value="0.312121" calcext:value-type="float">
            <text:p>0.312121</text:p>
          </table:table-cell>
          <table:table-cell office:value-type="string" calcext:value-type="string">
            <text:p>((-1.306210e+01</text:p>
          </table:table-cell>
          <table:table-cell office:value-type="float" office:value="6.150041E-018" calcext:value-type="float">
            <text:p>6.150041E-18</text:p>
          </table:table-cell>
          <table:table-cell office:value-type="string" calcext:value-type="string">
            <text:p>5.497316e+02)</text:p>
          </table:table-cell>
          <table:table-cell office:value-type="string" calcext:value-type="string">
            <text:p>(1.174346e+01</text:p>
          </table:table-cell>
          <table:table-cell office:value-type="float" office:value="4.018828E-020" calcext:value-type="float">
            <text:p>4.018828E-20</text:p>
          </table:table-cell>
          <table:table-cell office:value-type="string" calcext:value-type="string">
            <text:p>-1.059532e+00))</text:p>
          </table:table-cell>
          <table:table-cell office:value-type="string" calcext:value-type="string">
            <text:p>((-2.748658e+01</text:p>
          </table:table-cell>
          <table:table-cell office:value-type="float" office:value="-167.727" calcext:value-type="float">
            <text:p>-167.727</text:p>
          </table:table-cell>
          <table:table-cell office:value-type="string" calcext:value-type="string">
            <text:p>-6.531051e-01)</text:p>
          </table:table-cell>
          <table:table-cell office:value-type="string" calcext:value-type="string">
            <text:p>(5.297660e-02</text:p>
          </table:table-cell>
          <table:table-cell office:value-type="float" office:value="12.36053" calcext:value-type="float">
            <text:p>12.36053</text:p>
          </table:table-cell>
          <table:table-cell office:value-type="string" calcext:value-type="string">
            <text:p>5.871731e-01))</text:p>
          </table:table-cell>
        </table:table-row>
        <table:table-row table:style-name="ro1">
          <table:table-cell office:value-type="float" office:value="0.312727" calcext:value-type="float">
            <text:p>0.312727</text:p>
          </table:table-cell>
          <table:table-cell office:value-type="string" calcext:value-type="string">
            <text:p>((-1.300685e+01</text:p>
          </table:table-cell>
          <table:table-cell office:value-type="float" office:value="6.120192E-018" calcext:value-type="float">
            <text:p>6.120192E-18</text:p>
          </table:table-cell>
          <table:table-cell office:value-type="string" calcext:value-type="string">
            <text:p>5.506101e+02)</text:p>
          </table:table-cell>
          <table:table-cell office:value-type="string" calcext:value-type="string">
            <text:p>(1.167436e+01</text:p>
          </table:table-cell>
          <table:table-cell office:value-type="float" office:value="4.096423E-020" calcext:value-type="float">
            <text:p>4.096423E-20</text:p>
          </table:table-cell>
          <table:table-cell office:value-type="string" calcext:value-type="string">
            <text:p>-1.073942e+00))</text:p>
          </table:table-cell>
          <table:table-cell office:value-type="string" calcext:value-type="string">
            <text:p>((-2.753050e+01</text:p>
          </table:table-cell>
          <table:table-cell office:value-type="float" office:value="-168.0617" calcext:value-type="float">
            <text:p>-168.0617</text:p>
          </table:table-cell>
          <table:table-cell office:value-type="string" calcext:value-type="string">
            <text:p>-6.503426e-01)</text:p>
          </table:table-cell>
          <table:table-cell office:value-type="string" calcext:value-type="string">
            <text:p>(5.369708e-02</text:p>
          </table:table-cell>
          <table:table-cell office:value-type="float" office:value="12.29211" calcext:value-type="float">
            <text:p>12.29211</text:p>
          </table:table-cell>
          <table:table-cell office:value-type="string" calcext:value-type="string">
            <text:p>5.837182e-01))</text:p>
          </table:table-cell>
        </table:table-row>
        <table:table-row table:style-name="ro1">
          <table:table-cell office:value-type="float" office:value="0.313333" calcext:value-type="float">
            <text:p>0.313333</text:p>
          </table:table-cell>
          <table:table-cell office:value-type="string" calcext:value-type="string">
            <text:p>((-1.296764e+01</text:p>
          </table:table-cell>
          <table:table-cell office:value-type="float" office:value="6.099254E-018" calcext:value-type="float">
            <text:p>6.099254E-18</text:p>
          </table:table-cell>
          <table:table-cell office:value-type="string" calcext:value-type="string">
            <text:p>5.513210e+02)</text:p>
          </table:table-cell>
          <table:table-cell office:value-type="string" calcext:value-type="string">
            <text:p>(1.160455e+01</text:p>
          </table:table-cell>
          <table:table-cell office:value-type="float" office:value="4.151685E-020" calcext:value-type="float">
            <text:p>4.151685E-20</text:p>
          </table:table-cell>
          <table:table-cell office:value-type="string" calcext:value-type="string">
            <text:p>-1.083694e+00))</text:p>
          </table:table-cell>
          <table:table-cell office:value-type="string" calcext:value-type="string">
            <text:p>((-2.756605e+01</text:p>
          </table:table-cell>
          <table:table-cell office:value-type="float" office:value="-168.319" calcext:value-type="float">
            <text:p>-168.319</text:p>
          </table:table-cell>
          <table:table-cell office:value-type="string" calcext:value-type="string">
            <text:p>-6.483820e-01)</text:p>
          </table:table-cell>
          <table:table-cell office:value-type="string" calcext:value-type="string">
            <text:p>(5.418470e-02</text:p>
          </table:table-cell>
          <table:table-cell office:value-type="float" office:value="12.22134" calcext:value-type="float">
            <text:p>12.22134</text:p>
          </table:table-cell>
          <table:table-cell office:value-type="string" calcext:value-type="string">
            <text:p>5.802274e-01))</text:p>
          </table:table-cell>
        </table:table-row>
        <table:table-row table:style-name="ro1">
          <table:table-cell office:value-type="float" office:value="0.313939" calcext:value-type="float">
            <text:p>0.313939</text:p>
          </table:table-cell>
          <table:table-cell office:value-type="string" calcext:value-type="string">
            <text:p>((-1.294265e+01</text:p>
          </table:table-cell>
          <table:table-cell office:value-type="float" office:value="6.084928E-018" calcext:value-type="float">
            <text:p>6.084928E-18</text:p>
          </table:table-cell>
          <table:table-cell office:value-type="string" calcext:value-type="string">
            <text:p>5.518878e+02)</text:p>
          </table:table-cell>
          <table:table-cell office:value-type="string" calcext:value-type="string">
            <text:p>(1.153043e+01</text:p>
          </table:table-cell>
          <table:table-cell office:value-type="float" office:value="4.151811E-020" calcext:value-type="float">
            <text:p>4.151811E-20</text:p>
          </table:table-cell>
          <table:table-cell office:value-type="string" calcext:value-type="string">
            <text:p>-1.081501e+00))</text:p>
          </table:table-cell>
          <table:table-cell office:value-type="string" calcext:value-type="string">
            <text:p>((-2.759439e+01</text:p>
          </table:table-cell>
          <table:table-cell office:value-type="float" office:value="-168.5102" calcext:value-type="float">
            <text:p>-168.5102</text:p>
          </table:table-cell>
          <table:table-cell office:value-type="string" calcext:value-type="string">
            <text:p>-6.471326e-01)</text:p>
          </table:table-cell>
          <table:table-cell office:value-type="string" calcext:value-type="string">
            <text:p>(5.407507e-02</text:p>
          </table:table-cell>
          <table:table-cell office:value-type="float" office:value="12.14202" calcext:value-type="float">
            <text:p>12.14202</text:p>
          </table:table-cell>
          <table:table-cell office:value-type="string" calcext:value-type="string">
            <text:p>5.765215e-01))</text:p>
          </table:table-cell>
        </table:table-row>
        <table:table-row table:style-name="ro1">
          <table:table-cell office:value-type="float" office:value="0.314545" calcext:value-type="float">
            <text:p>0.314545</text:p>
          </table:table-cell>
          <table:table-cell office:value-type="string" calcext:value-type="string">
            <text:p>((-1.292455e+01</text:p>
          </table:table-cell>
          <table:table-cell office:value-type="float" office:value="6.072435E-018" calcext:value-type="float">
            <text:p>6.072435E-18</text:p>
          </table:table-cell>
          <table:table-cell office:value-type="string" calcext:value-type="string">
            <text:p>5.523616e+02)</text:p>
          </table:table-cell>
          <table:table-cell office:value-type="string" calcext:value-type="string">
            <text:p>(1.143786e+01</text:p>
          </table:table-cell>
          <table:table-cell office:value-type="float" office:value="4.075687E-020" calcext:value-type="float">
            <text:p>4.075687E-20</text:p>
          </table:table-cell>
          <table:table-cell office:value-type="string" calcext:value-type="string">
            <text:p>-1.061602e+00))</text:p>
          </table:table-cell>
          <table:table-cell office:value-type="string" calcext:value-type="string">
            <text:p>((-2.761808e+01</text:p>
          </table:table-cell>
          <table:table-cell office:value-type="float" office:value="-168.6619" calcext:value-type="float">
            <text:p>-168.6619</text:p>
          </table:table-cell>
          <table:table-cell office:value-type="string" calcext:value-type="string">
            <text:p>-6.462277e-01)</text:p>
          </table:table-cell>
          <table:table-cell office:value-type="string" calcext:value-type="string">
            <text:p>(5.308010e-02</text:p>
          </table:table-cell>
          <table:table-cell office:value-type="float" office:value="12.03724" calcext:value-type="float">
            <text:p>12.03724</text:p>
          </table:table-cell>
          <table:table-cell office:value-type="string" calcext:value-type="string">
            <text:p>5.718928e-01))</text:p>
          </table:table-cell>
        </table:table-row>
        <table:table-row table:style-name="ro1">
          <table:table-cell office:value-type="float" office:value="0.315152" calcext:value-type="float">
            <text:p>0.315152</text:p>
          </table:table-cell>
          <table:table-cell office:value-type="string" calcext:value-type="string">
            <text:p>((-1.293303e+01</text:p>
          </table:table-cell>
          <table:table-cell office:value-type="float" office:value="6.072652E-018" calcext:value-type="float">
            <text:p>6.072652E-18</text:p>
          </table:table-cell>
          <table:table-cell office:value-type="string" calcext:value-type="string">
            <text:p>5.525579e+02)</text:p>
          </table:table-cell>
          <table:table-cell office:value-type="string" calcext:value-type="string">
            <text:p>(1.134465e+01</text:p>
          </table:table-cell>
          <table:table-cell office:value-type="float" office:value="3.923036E-020" calcext:value-type="float">
            <text:p>3.923036E-20</text:p>
          </table:table-cell>
          <table:table-cell office:value-type="string" calcext:value-type="string">
            <text:p>-1.024003e+00))</text:p>
          </table:table-cell>
          <table:table-cell office:value-type="string" calcext:value-type="string">
            <text:p>((-2.762790e+01</text:p>
          </table:table-cell>
          <table:table-cell office:value-type="float" office:value="-168.6819" calcext:value-type="float">
            <text:p>-168.6819</text:p>
          </table:table-cell>
          <table:table-cell office:value-type="string" calcext:value-type="string">
            <text:p>-6.466513e-01)</text:p>
          </table:table-cell>
          <table:table-cell office:value-type="string" calcext:value-type="string">
            <text:p>(5.120014e-02</text:p>
          </table:table-cell>
          <table:table-cell office:value-type="float" office:value="11.92584" calcext:value-type="float">
            <text:p>11.92584</text:p>
          </table:table-cell>
          <table:table-cell office:value-type="string" calcext:value-type="string">
            <text:p>5.672323e-01))</text:p>
          </table:table-cell>
        </table:table-row>
        <table:table-row table:style-name="ro1">
          <table:table-cell office:value-type="float" office:value="0.315758" calcext:value-type="float">
            <text:p>0.315758</text:p>
          </table:table-cell>
          <table:table-cell office:value-type="string" calcext:value-type="string">
            <text:p>((-1.297007e+01</text:p>
          </table:table-cell>
          <table:table-cell office:value-type="float" office:value="6.087541E-018" calcext:value-type="float">
            <text:p>6.087541E-18</text:p>
          </table:table-cell>
          <table:table-cell office:value-type="string" calcext:value-type="string">
            <text:p>5.525279e+02)</text:p>
          </table:table-cell>
          <table:table-cell office:value-type="string" calcext:value-type="string">
            <text:p>(1.124154e+01</text:p>
          </table:table-cell>
          <table:table-cell office:value-type="float" office:value="3.687266E-020" calcext:value-type="float">
            <text:p>3.687266E-20</text:p>
          </table:table-cell>
          <table:table-cell office:value-type="string" calcext:value-type="string">
            <text:p>-9.667215e-01))</text:p>
          </table:table-cell>
          <table:table-cell office:value-type="string" calcext:value-type="string">
            <text:p>((-2.762640e+01</text:p>
          </table:table-cell>
          <table:table-cell office:value-type="float" office:value="-168.5922" calcext:value-type="float">
            <text:p>-168.5922</text:p>
          </table:table-cell>
          <table:table-cell office:value-type="string" calcext:value-type="string">
            <text:p>-6.485035e-01)</text:p>
          </table:table-cell>
          <table:table-cell office:value-type="string" calcext:value-type="string">
            <text:p>(4.833608e-02</text:p>
          </table:table-cell>
          <table:table-cell office:value-type="float" office:value="11.79738" calcext:value-type="float">
            <text:p>11.79738</text:p>
          </table:table-cell>
          <table:table-cell office:value-type="string" calcext:value-type="string">
            <text:p>5.620772e-01))</text:p>
          </table:table-cell>
        </table:table-row>
        <table:table-row table:style-name="ro1">
          <table:table-cell office:value-type="float" office:value="0.316364" calcext:value-type="float">
            <text:p>0.316364</text:p>
          </table:table-cell>
          <table:table-cell office:value-type="string" calcext:value-type="string">
            <text:p>((-1.301481e+01</text:p>
          </table:table-cell>
          <table:table-cell office:value-type="float" office:value="6.106109E-018" calcext:value-type="float">
            <text:p>6.106109E-18</text:p>
          </table:table-cell>
          <table:table-cell office:value-type="string" calcext:value-type="string">
            <text:p>5.524443e+02)</text:p>
          </table:table-cell>
          <table:table-cell office:value-type="string" calcext:value-type="string">
            <text:p>(1.114086e+01</text:p>
          </table:table-cell>
          <table:table-cell office:value-type="float" office:value="3.373516E-020" calcext:value-type="float">
            <text:p>3.373516E-20</text:p>
          </table:table-cell>
          <table:table-cell office:value-type="string" calcext:value-type="string">
            <text:p>-8.923892e-01))</text:p>
          </table:table-cell>
          <table:table-cell office:value-type="string" calcext:value-type="string">
            <text:p>((-2.762221e+01</text:p>
          </table:table-cell>
          <table:table-cell office:value-type="float" office:value="-168.471" calcext:value-type="float">
            <text:p>-168.471</text:p>
          </table:table-cell>
          <table:table-cell office:value-type="string" calcext:value-type="string">
            <text:p>-6.507406e-01)</text:p>
          </table:table-cell>
          <table:table-cell office:value-type="string" calcext:value-type="string">
            <text:p>(4.461946e-02</text:p>
          </table:table-cell>
          <table:table-cell office:value-type="float" office:value="11.66576" calcext:value-type="float">
            <text:p>11.66576</text:p>
          </table:table-cell>
          <table:table-cell office:value-type="string" calcext:value-type="string">
            <text:p>5.570432e-01))</text:p>
          </table:table-cell>
        </table:table-row>
        <table:table-row table:style-name="ro1">
          <table:table-cell office:value-type="float" office:value="0.31697" calcext:value-type="float">
            <text:p>0.31697</text:p>
          </table:table-cell>
          <table:table-cell office:value-type="string" calcext:value-type="string">
            <text:p>((-1.307260e+01</text:p>
          </table:table-cell>
          <table:table-cell office:value-type="float" office:value="6.129848E-018" calcext:value-type="float">
            <text:p>6.129848E-18</text:p>
          </table:table-cell>
          <table:table-cell office:value-type="string" calcext:value-type="string">
            <text:p>5.522296e+02)</text:p>
          </table:table-cell>
          <table:table-cell office:value-type="string" calcext:value-type="string">
            <text:p>(1.100900e+01</text:p>
          </table:table-cell>
          <table:table-cell office:value-type="float" office:value="2.992465E-020" calcext:value-type="float">
            <text:p>2.992465E-20</text:p>
          </table:table-cell>
          <table:table-cell office:value-type="string" calcext:value-type="string">
            <text:p>-8.011901e-01))</text:p>
          </table:table-cell>
          <table:table-cell office:value-type="string" calcext:value-type="string">
            <text:p>((-2.761148e+01</text:p>
          </table:table-cell>
          <table:table-cell office:value-type="float" office:value="-168.2924" calcext:value-type="float">
            <text:p>-168.2924</text:p>
          </table:table-cell>
          <table:table-cell office:value-type="string" calcext:value-type="string">
            <text:p>-6.536300e-01)</text:p>
          </table:table-cell>
          <table:table-cell office:value-type="string" calcext:value-type="string">
            <text:p>(4.005951e-02</text:p>
          </table:table-cell>
          <table:table-cell office:value-type="float" office:value="11.49547" calcext:value-type="float">
            <text:p>11.49547</text:p>
          </table:table-cell>
          <table:table-cell office:value-type="string" calcext:value-type="string">
            <text:p>5.504498e-01))</text:p>
          </table:table-cell>
        </table:table-row>
        <table:table-row table:style-name="ro1">
          <table:table-cell office:value-type="float" office:value="0.317576" calcext:value-type="float">
            <text:p>0.317576</text:p>
          </table:table-cell>
          <table:table-cell office:value-type="string" calcext:value-type="string">
            <text:p>((-1.312570e+01</text:p>
          </table:table-cell>
          <table:table-cell office:value-type="float" office:value="6.150622E-018" calcext:value-type="float">
            <text:p>6.150622E-18</text:p>
          </table:table-cell>
          <table:table-cell office:value-type="string" calcext:value-type="string">
            <text:p>5.520474e+02)</text:p>
          </table:table-cell>
          <table:table-cell office:value-type="string" calcext:value-type="string">
            <text:p>(1.088472e+01</text:p>
          </table:table-cell>
          <table:table-cell office:value-type="float" office:value="2.580572E-020" calcext:value-type="float">
            <text:p>2.580572E-20</text:p>
          </table:table-cell>
          <table:table-cell office:value-type="string" calcext:value-type="string">
            <text:p>-7.035788e-01))</text:p>
          </table:table-cell>
          <table:table-cell office:value-type="string" calcext:value-type="string">
            <text:p>((-2.760237e+01</text:p>
          </table:table-cell>
          <table:table-cell office:value-type="float" office:value="-168.1329" calcext:value-type="float">
            <text:p>-168.1329</text:p>
          </table:table-cell>
          <table:table-cell office:value-type="string" calcext:value-type="string">
            <text:p>-6.562850e-01)</text:p>
          </table:table-cell>
          <table:table-cell office:value-type="string" calcext:value-type="string">
            <text:p>(3.517894e-02</text:p>
          </table:table-cell>
          <table:table-cell office:value-type="float" office:value="11.33108" calcext:value-type="float">
            <text:p>11.33108</text:p>
          </table:table-cell>
          <table:table-cell office:value-type="string" calcext:value-type="string">
            <text:p>5.442360e-01))</text:p>
          </table:table-cell>
        </table:table-row>
        <table:table-row table:style-name="ro1">
          <table:table-cell office:value-type="float" office:value="0.318182" calcext:value-type="float">
            <text:p>0.318182</text:p>
          </table:table-cell>
          <table:table-cell office:value-type="string" calcext:value-type="string">
            <text:p>((-1.316403e+01</text:p>
          </table:table-cell>
          <table:table-cell office:value-type="float" office:value="6.164003E-018" calcext:value-type="float">
            <text:p>6.164003E-18</text:p>
          </table:table-cell>
          <table:table-cell office:value-type="string" calcext:value-type="string">
            <text:p>5.519789e+02)</text:p>
          </table:table-cell>
          <table:table-cell office:value-type="string" calcext:value-type="string">
            <text:p>(1.075975e+01</text:p>
          </table:table-cell>
          <table:table-cell office:value-type="float" office:value="2.175415E-020" calcext:value-type="float">
            <text:p>2.175415E-20</text:p>
          </table:table-cell>
          <table:table-cell office:value-type="string" calcext:value-type="string">
            <text:p>-6.083323e-01))</text:p>
          </table:table-cell>
          <table:table-cell office:value-type="string" calcext:value-type="string">
            <text:p>((-2.759895e+01</text:p>
          </table:table-cell>
          <table:table-cell office:value-type="float" office:value="-168.0292" calcext:value-type="float">
            <text:p>-168.0292</text:p>
          </table:table-cell>
          <table:table-cell office:value-type="string" calcext:value-type="string">
            <text:p>-6.582016e-01)</text:p>
          </table:table-cell>
          <table:table-cell office:value-type="string" calcext:value-type="string">
            <text:p>(3.041661e-02</text:p>
          </table:table-cell>
          <table:table-cell office:value-type="float" office:value="11.16673" calcext:value-type="float">
            <text:p>11.16673</text:p>
          </table:table-cell>
          <table:table-cell office:value-type="string" calcext:value-type="string">
            <text:p>5.379876e-01))</text:p>
          </table:table-cell>
        </table:table-row>
        <table:table-row table:style-name="ro1">
          <table:table-cell office:value-type="float" office:value="0.318788" calcext:value-type="float">
            <text:p>0.318788</text:p>
          </table:table-cell>
          <table:table-cell office:value-type="string" calcext:value-type="string">
            <text:p>((-1.319704e+01</text:p>
          </table:table-cell>
          <table:table-cell office:value-type="float" office:value="6.175731E-018" calcext:value-type="float">
            <text:p>6.175731E-18</text:p>
          </table:table-cell>
          <table:table-cell office:value-type="string" calcext:value-type="string">
            <text:p>5.519839e+02)</text:p>
          </table:table-cell>
          <table:table-cell office:value-type="string" calcext:value-type="string">
            <text:p>(1.062178e+01</text:p>
          </table:table-cell>
          <table:table-cell office:value-type="float" office:value="1.818681E-020" calcext:value-type="float">
            <text:p>1.818681E-20</text:p>
          </table:table-cell>
          <table:table-cell office:value-type="string" calcext:value-type="string">
            <text:p>-5.233066e-01))</text:p>
          </table:table-cell>
          <table:table-cell office:value-type="string" calcext:value-type="string">
            <text:p>((-2.759920e+01</text:p>
          </table:table-cell>
          <table:table-cell office:value-type="float" office:value="-167.9589" calcext:value-type="float">
            <text:p>-167.9589</text:p>
          </table:table-cell>
          <table:table-cell office:value-type="string" calcext:value-type="string">
            <text:p>-6.598520e-01)</text:p>
          </table:table-cell>
          <table:table-cell office:value-type="string" calcext:value-type="string">
            <text:p>(2.616533e-02</text:p>
          </table:table-cell>
          <table:table-cell office:value-type="float" office:value="10.99202" calcext:value-type="float">
            <text:p>10.99202</text:p>
          </table:table-cell>
          <table:table-cell office:value-type="string" calcext:value-type="string">
            <text:p>5.310888e-01))</text:p>
          </table:table-cell>
        </table:table-row>
        <table:table-row table:style-name="ro1">
          <table:table-cell office:value-type="float" office:value="0.319394" calcext:value-type="float">
            <text:p>0.319394</text:p>
          </table:table-cell>
          <table:table-cell office:value-type="string" calcext:value-type="string">
            <text:p>((-1.324129e+01</text:p>
          </table:table-cell>
          <table:table-cell office:value-type="float" office:value="6.191965E-018" calcext:value-type="float">
            <text:p>6.191965E-18</text:p>
          </table:table-cell>
          <table:table-cell office:value-type="string" calcext:value-type="string">
            <text:p>5.518459e+02)</text:p>
          </table:table-cell>
          <table:table-cell office:value-type="string" calcext:value-type="string">
            <text:p>(1.048660e+01</text:p>
          </table:table-cell>
          <table:table-cell office:value-type="float" office:value="1.515032E-020" calcext:value-type="float">
            <text:p>1.515032E-20</text:p>
          </table:table-cell>
          <table:table-cell office:value-type="string" calcext:value-type="string">
            <text:p>-4.546186e-01))</text:p>
          </table:table-cell>
          <table:table-cell office:value-type="string" calcext:value-type="string">
            <text:p>((-2.759230e+01</text:p>
          </table:table-cell>
          <table:table-cell office:value-type="float" office:value="-167.8255" calcext:value-type="float">
            <text:p>-167.8255</text:p>
          </table:table-cell>
          <table:table-cell office:value-type="string" calcext:value-type="string">
            <text:p>-6.620645e-01)</text:p>
          </table:table-cell>
          <table:table-cell office:value-type="string" calcext:value-type="string">
            <text:p>(2.273093e-02</text:p>
          </table:table-cell>
          <table:table-cell office:value-type="float" office:value="10.82575" calcext:value-type="float">
            <text:p>10.82575</text:p>
          </table:table-cell>
          <table:table-cell office:value-type="string" calcext:value-type="string">
            <text:p>5.243301e-01))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string" calcext:value-type="string">
            <text:p>((-1.330913e+01</text:p>
          </table:table-cell>
          <table:table-cell office:value-type="float" office:value="6.218402E-018" calcext:value-type="float">
            <text:p>6.218402E-18</text:p>
          </table:table-cell>
          <table:table-cell office:value-type="string" calcext:value-type="string">
            <text:p>5.514457e+02)</text:p>
          </table:table-cell>
          <table:table-cell office:value-type="string" calcext:value-type="string">
            <text:p>(1.037596e+01</text:p>
          </table:table-cell>
          <table:table-cell office:value-type="float" office:value="1.259639E-020" calcext:value-type="float">
            <text:p>1.259639E-20</text:p>
          </table:table-cell>
          <table:table-cell office:value-type="string" calcext:value-type="string">
            <text:p>-3.977795e-01))</text:p>
          </table:table-cell>
          <table:table-cell office:value-type="string" calcext:value-type="string">
            <text:p>((-2.757228e+01</text:p>
          </table:table-cell>
          <table:table-cell office:value-type="float" office:value="-167.5746" calcext:value-type="float">
            <text:p>-167.5746</text:p>
          </table:table-cell>
          <table:table-cell office:value-type="string" calcext:value-type="string">
            <text:p>-6.654564e-01)</text:p>
          </table:table-cell>
          <table:table-cell office:value-type="string" calcext:value-type="string">
            <text:p>(1.988898e-02</text:p>
          </table:table-cell>
          <table:table-cell office:value-type="float" office:value="10.68942" calcext:value-type="float">
            <text:p>10.68942</text:p>
          </table:table-cell>
          <table:table-cell office:value-type="string" calcext:value-type="string">
            <text:p>5.187981e-01))</text:p>
          </table:table-cell>
        </table:table-row>
        <table:table-row table:style-name="ro1">
          <table:table-cell office:value-type="float" office:value="0.320606" calcext:value-type="float">
            <text:p>0.320606</text:p>
          </table:table-cell>
          <table:table-cell office:value-type="string" calcext:value-type="string">
            <text:p>((-1.339207e+01</text:p>
          </table:table-cell>
          <table:table-cell office:value-type="float" office:value="6.251708E-018" calcext:value-type="float">
            <text:p>6.251708E-18</text:p>
          </table:table-cell>
          <table:table-cell office:value-type="string" calcext:value-type="string">
            <text:p>5.508745e+02)</text:p>
          </table:table-cell>
          <table:table-cell office:value-type="string" calcext:value-type="string">
            <text:p>(1.026034e+01</text:p>
          </table:table-cell>
          <table:table-cell office:value-type="float" office:value="8.996408E-021" calcext:value-type="float">
            <text:p>8.996408E-21</text:p>
          </table:table-cell>
          <table:table-cell office:value-type="string" calcext:value-type="string">
            <text:p>-3.493097e-01))</text:p>
          </table:table-cell>
          <table:table-cell office:value-type="string" calcext:value-type="string">
            <text:p>((-2.754373e+01</text:p>
          </table:table-cell>
          <table:table-cell office:value-type="float" office:value="-167.2501" calcext:value-type="float">
            <text:p>-167.2501</text:p>
          </table:table-cell>
          <table:table-cell office:value-type="string" calcext:value-type="string">
            <text:p>-6.696034e-01)</text:p>
          </table:table-cell>
          <table:table-cell office:value-type="string" calcext:value-type="string">
            <text:p>(1.746549e-02</text:p>
          </table:table-cell>
          <table:table-cell office:value-type="float" office:value="10.55061" calcext:value-type="float">
            <text:p>10.55061</text:p>
          </table:table-cell>
          <table:table-cell office:value-type="string" calcext:value-type="string">
            <text:p>5.130169e-01))</text:p>
          </table:table-cell>
        </table:table-row>
        <table:table-row table:style-name="ro1">
          <table:table-cell office:value-type="float" office:value="0.321212" calcext:value-type="float">
            <text:p>0.321212</text:p>
          </table:table-cell>
          <table:table-cell office:value-type="string" calcext:value-type="string">
            <text:p>((-1.347629e+01</text:p>
          </table:table-cell>
          <table:table-cell office:value-type="float" office:value="6.285148E-018" calcext:value-type="float">
            <text:p>6.285148E-18</text:p>
          </table:table-cell>
          <table:table-cell office:value-type="string" calcext:value-type="string">
            <text:p>5.502554e+02)</text:p>
          </table:table-cell>
          <table:table-cell office:value-type="string" calcext:value-type="string">
            <text:p>(1.014796e+01</text:p>
          </table:table-cell>
          <table:table-cell office:value-type="float" office:value="5.315712E-021" calcext:value-type="float">
            <text:p>5.315712E-21</text:p>
          </table:table-cell>
          <table:table-cell office:value-type="string" calcext:value-type="string">
            <text:p>-3.176704e-01))</text:p>
          </table:table-cell>
          <table:table-cell office:value-type="string" calcext:value-type="string">
            <text:p>((-2.751277e+01</text:p>
          </table:table-cell>
          <table:table-cell office:value-type="float" office:value="-166.9112" calcext:value-type="float">
            <text:p>-166.9112</text:p>
          </table:table-cell>
          <table:table-cell office:value-type="string" calcext:value-type="string">
            <text:p>-6.738145e-01)</text:p>
          </table:table-cell>
          <table:table-cell office:value-type="string" calcext:value-type="string">
            <text:p>(1.588352e-02</text:p>
          </table:table-cell>
          <table:table-cell office:value-type="float" office:value="10.42085" calcext:value-type="float">
            <text:p>10.42085</text:p>
          </table:table-cell>
          <table:table-cell office:value-type="string" calcext:value-type="string">
            <text:p>5.073978e-01))</text:p>
          </table:table-cell>
        </table:table-row>
        <table:table-row table:style-name="ro1">
          <table:table-cell office:value-type="float" office:value="0.321818" calcext:value-type="float">
            <text:p>0.321818</text:p>
          </table:table-cell>
          <table:table-cell office:value-type="string" calcext:value-type="string">
            <text:p>((-1.357832e+01</text:p>
          </table:table-cell>
          <table:table-cell office:value-type="float" office:value="6.32971E-018" calcext:value-type="float">
            <text:p>6.32971E-18</text:p>
          </table:table-cell>
          <table:table-cell office:value-type="string" calcext:value-type="string">
            <text:p>5.494732e+02)</text:p>
          </table:table-cell>
          <table:table-cell office:value-type="string" calcext:value-type="string">
            <text:p>(1.003637e+01</text:p>
          </table:table-cell>
          <table:table-cell office:value-type="float" office:value="2.776962E-021" calcext:value-type="float">
            <text:p>2.776962E-21</text:p>
          </table:table-cell>
          <table:table-cell office:value-type="string" calcext:value-type="string">
            <text:p>-2.958412e-01))</text:p>
          </table:table-cell>
          <table:table-cell office:value-type="string" calcext:value-type="string">
            <text:p>((-2.747366e+01</text:p>
          </table:table-cell>
          <table:table-cell office:value-type="float" office:value="-166.4958" calcext:value-type="float">
            <text:p>-166.4958</text:p>
          </table:table-cell>
          <table:table-cell office:value-type="string" calcext:value-type="string">
            <text:p>-6.789160e-01)</text:p>
          </table:table-cell>
          <table:table-cell office:value-type="string" calcext:value-type="string">
            <text:p>(1.479206e-02</text:p>
          </table:table-cell>
          <table:table-cell office:value-type="float" office:value="10.29523" calcext:value-type="float">
            <text:p>10.29523</text:p>
          </table:table-cell>
          <table:table-cell office:value-type="string" calcext:value-type="string">
            <text:p>5.018187e-01))</text:p>
          </table:table-cell>
        </table:table-row>
        <table:table-row table:style-name="ro1">
          <table:table-cell office:value-type="float" office:value="0.322424" calcext:value-type="float">
            <text:p>0.322424</text:p>
          </table:table-cell>
          <table:table-cell office:value-type="string" calcext:value-type="string">
            <text:p>((-1.367411e+01</text:p>
          </table:table-cell>
          <table:table-cell office:value-type="float" office:value="6.364798E-018" calcext:value-type="float">
            <text:p>6.364798E-18</text:p>
          </table:table-cell>
          <table:table-cell office:value-type="string" calcext:value-type="string">
            <text:p>5.486165e+02)</text:p>
          </table:table-cell>
          <table:table-cell office:value-type="string" calcext:value-type="string">
            <text:p>(9.925136e+00</text:p>
          </table:table-cell>
          <table:table-cell office:value-type="float" office:value="2.456396E-021" calcext:value-type="float">
            <text:p>2.456396E-21</text:p>
          </table:table-cell>
          <table:table-cell office:value-type="string" calcext:value-type="string">
            <text:p>-2.815529e-01))</text:p>
          </table:table-cell>
          <table:table-cell office:value-type="string" calcext:value-type="string">
            <text:p>((-2.743082e+01</text:p>
          </table:table-cell>
          <table:table-cell office:value-type="float" office:value="-166.0592" calcext:value-type="float">
            <text:p>-166.0592</text:p>
          </table:table-cell>
          <table:table-cell office:value-type="string" calcext:value-type="string">
            <text:p>-6.837056e-01)</text:p>
          </table:table-cell>
          <table:table-cell office:value-type="string" calcext:value-type="string">
            <text:p>(1.407765e-02</text:p>
          </table:table-cell>
          <table:table-cell office:value-type="float" office:value="10.17251" calcext:value-type="float">
            <text:p>10.17251</text:p>
          </table:table-cell>
          <table:table-cell office:value-type="string" calcext:value-type="string">
            <text:p>4.962568e-01))</text:p>
          </table:table-cell>
        </table:table-row>
        <table:table-row table:style-name="ro1">
          <table:table-cell office:value-type="float" office:value="0.32303" calcext:value-type="float">
            <text:p>0.32303</text:p>
          </table:table-cell>
          <table:table-cell office:value-type="string" calcext:value-type="string">
            <text:p>((-1.379090e+01</text:p>
          </table:table-cell>
          <table:table-cell office:value-type="float" office:value="6.411602E-018" calcext:value-type="float">
            <text:p>6.411602E-18</text:p>
          </table:table-cell>
          <table:table-cell office:value-type="string" calcext:value-type="string">
            <text:p>5.475905e+02)</text:p>
          </table:table-cell>
          <table:table-cell office:value-type="string" calcext:value-type="string">
            <text:p>(9.818008e+00</text:p>
          </table:table-cell>
          <table:table-cell office:value-type="float" office:value="2.784115E-021" calcext:value-type="float">
            <text:p>2.784115E-21</text:p>
          </table:table-cell>
          <table:table-cell office:value-type="string" calcext:value-type="string">
            <text:p>-2.736334e-01))</text:p>
          </table:table-cell>
          <table:table-cell office:value-type="string" calcext:value-type="string">
            <text:p>((-2.737952e+01</text:p>
          </table:table-cell>
          <table:table-cell office:value-type="float" office:value="-165.5493" calcext:value-type="float">
            <text:p>-165.5493</text:p>
          </table:table-cell>
          <table:table-cell office:value-type="string" calcext:value-type="string">
            <text:p>-6.895451e-01)</text:p>
          </table:table-cell>
          <table:table-cell office:value-type="string" calcext:value-type="string">
            <text:p>(1.368167e-02</text:p>
          </table:table-cell>
          <table:table-cell office:value-type="float" office:value="10.05628" calcext:value-type="float">
            <text:p>10.05628</text:p>
          </table:table-cell>
          <table:table-cell office:value-type="string" calcext:value-type="string">
            <text:p>4.909004e-01))</text:p>
          </table:table-cell>
        </table:table-row>
        <table:table-row table:style-name="ro1">
          <table:table-cell office:value-type="float" office:value="0.323636" calcext:value-type="float">
            <text:p>0.323636</text:p>
          </table:table-cell>
          <table:table-cell office:value-type="string" calcext:value-type="string">
            <text:p>((-1.390904e+01</text:p>
          </table:table-cell>
          <table:table-cell office:value-type="float" office:value="6.458759E-018" calcext:value-type="float">
            <text:p>6.458759E-18</text:p>
          </table:table-cell>
          <table:table-cell office:value-type="string" calcext:value-type="string">
            <text:p>5.465077e+02)</text:p>
          </table:table-cell>
          <table:table-cell office:value-type="string" calcext:value-type="string">
            <text:p>(9.717066e+00</text:p>
          </table:table-cell>
          <table:table-cell office:value-type="float" office:value="3.100178E-021" calcext:value-type="float">
            <text:p>3.100178E-21</text:p>
          </table:table-cell>
          <table:table-cell office:value-type="string" calcext:value-type="string">
            <text:p>-2.715751e-01))</text:p>
          </table:table-cell>
          <table:table-cell office:value-type="string" calcext:value-type="string">
            <text:p>((-2.732538e+01</text:p>
          </table:table-cell>
          <table:table-cell office:value-type="float" office:value="-165.0155" calcext:value-type="float">
            <text:p>-165.0155</text:p>
          </table:table-cell>
          <table:table-cell office:value-type="string" calcext:value-type="string">
            <text:p>-6.954521e-01)</text:p>
          </table:table-cell>
          <table:table-cell office:value-type="string" calcext:value-type="string">
            <text:p>(1.357875e-02</text:p>
          </table:table-cell>
          <table:table-cell office:value-type="float" office:value="9.948582" calcext:value-type="float">
            <text:p>9.948582</text:p>
          </table:table-cell>
          <table:table-cell office:value-type="string" calcext:value-type="string">
            <text:p>4.858533e-01))</text:p>
          </table:table-cell>
        </table:table-row>
        <table:table-row table:style-name="ro1">
          <table:table-cell office:value-type="float" office:value="0.324242" calcext:value-type="float">
            <text:p>0.324242</text:p>
          </table:table-cell>
          <table:table-cell office:value-type="string" calcext:value-type="string">
            <text:p>((-1.402955e+01</text:p>
          </table:table-cell>
          <table:table-cell office:value-type="float" office:value="6.508251E-018" calcext:value-type="float">
            <text:p>6.508251E-18</text:p>
          </table:table-cell>
          <table:table-cell office:value-type="string" calcext:value-type="string">
            <text:p>5.453960e+02)</text:p>
          </table:table-cell>
          <table:table-cell office:value-type="string" calcext:value-type="string">
            <text:p>(9.621756e+00</text:p>
          </table:table-cell>
          <table:table-cell office:value-type="float" office:value="3.486026E-021" calcext:value-type="float">
            <text:p>3.486026E-21</text:p>
          </table:table-cell>
          <table:table-cell office:value-type="string" calcext:value-type="string">
            <text:p>-2.703296e-01))</text:p>
          </table:table-cell>
          <table:table-cell office:value-type="string" calcext:value-type="string">
            <text:p>((-2.726980e+01</text:p>
          </table:table-cell>
          <table:table-cell office:value-type="float" office:value="-164.4655" calcext:value-type="float">
            <text:p>-164.4655</text:p>
          </table:table-cell>
          <table:table-cell office:value-type="string" calcext:value-type="string">
            <text:p>-7.014776e-01)</text:p>
          </table:table-cell>
          <table:table-cell office:value-type="string" calcext:value-type="string">
            <text:p>(1.351648e-02</text:p>
          </table:table-cell>
          <table:table-cell office:value-type="float" office:value="9.847123" calcext:value-type="float">
            <text:p>9.847123</text:p>
          </table:table-cell>
          <table:table-cell office:value-type="string" calcext:value-type="string">
            <text:p>4.810878e-01))</text:p>
          </table:table-cell>
        </table:table-row>
        <table:table-row table:style-name="ro1">
          <table:table-cell office:value-type="float" office:value="0.324848" calcext:value-type="float">
            <text:p>0.324848</text:p>
          </table:table-cell>
          <table:table-cell office:value-type="string" calcext:value-type="string">
            <text:p>((-1.412987e+01</text:p>
          </table:table-cell>
          <table:table-cell office:value-type="float" office:value="6.545815E-018" calcext:value-type="float">
            <text:p>6.545815E-18</text:p>
          </table:table-cell>
          <table:table-cell office:value-type="string" calcext:value-type="string">
            <text:p>5.444893e+02)</text:p>
          </table:table-cell>
          <table:table-cell office:value-type="string" calcext:value-type="string">
            <text:p>(9.532038e+00</text:p>
          </table:table-cell>
          <table:table-cell office:value-type="float" office:value="4.687263E-021" calcext:value-type="float">
            <text:p>4.687263E-21</text:p>
          </table:table-cell>
          <table:table-cell office:value-type="string" calcext:value-type="string">
            <text:p>-2.694969e-01))</text:p>
          </table:table-cell>
          <table:table-cell office:value-type="string" calcext:value-type="string">
            <text:p>((-2.722447e+01</text:p>
          </table:table-cell>
          <table:table-cell office:value-type="float" office:value="-164.0257" calcext:value-type="float">
            <text:p>-164.0257</text:p>
          </table:table-cell>
          <table:table-cell office:value-type="string" calcext:value-type="string">
            <text:p>-7.064936e-01)</text:p>
          </table:table-cell>
          <table:table-cell office:value-type="string" calcext:value-type="string">
            <text:p>(1.347484e-02</text:p>
          </table:table-cell>
          <table:table-cell office:value-type="float" office:value="9.751735" calcext:value-type="float">
            <text:p>9.751735</text:p>
          </table:table-cell>
          <table:table-cell office:value-type="string" calcext:value-type="string">
            <text:p>4.766019e-01))</text:p>
          </table:table-cell>
        </table:table-row>
        <table:table-row table:style-name="ro1">
          <table:table-cell office:value-type="float" office:value="0.325455" calcext:value-type="float">
            <text:p>0.325455</text:p>
          </table:table-cell>
          <table:table-cell office:value-type="string" calcext:value-type="string">
            <text:p>((-1.422266e+01</text:p>
          </table:table-cell>
          <table:table-cell office:value-type="float" office:value="6.582062E-018" calcext:value-type="float">
            <text:p>6.582062E-18</text:p>
          </table:table-cell>
          <table:table-cell office:value-type="string" calcext:value-type="string">
            <text:p>5.436736e+02)</text:p>
          </table:table-cell>
          <table:table-cell office:value-type="string" calcext:value-type="string">
            <text:p>(9.448783e+00</text:p>
          </table:table-cell>
          <table:table-cell office:value-type="float" office:value="5.886745E-021" calcext:value-type="float">
            <text:p>5.886745E-21</text:p>
          </table:table-cell>
          <table:table-cell office:value-type="string" calcext:value-type="string">
            <text:p>-2.689281e-01))</text:p>
          </table:table-cell>
          <table:table-cell office:value-type="string" calcext:value-type="string">
            <text:p>((-2.718368e+01</text:p>
          </table:table-cell>
          <table:table-cell office:value-type="float" office:value="-163.6196" calcext:value-type="float">
            <text:p>-163.6196</text:p>
          </table:table-cell>
          <table:table-cell office:value-type="string" calcext:value-type="string">
            <text:p>-7.111328e-01)</text:p>
          </table:table-cell>
          <table:table-cell office:value-type="string" calcext:value-type="string">
            <text:p>(1.344641e-02</text:p>
          </table:table-cell>
          <table:table-cell office:value-type="float" office:value="9.663288" calcext:value-type="float">
            <text:p>9.663288</text:p>
          </table:table-cell>
          <table:table-cell office:value-type="string" calcext:value-type="string">
            <text:p>4.724391e-01))</text:p>
          </table:table-cell>
        </table:table-row>
        <table:table-row table:style-name="ro1">
          <table:table-cell office:value-type="float" office:value="0.326061" calcext:value-type="float">
            <text:p>0.326061</text:p>
          </table:table-cell>
          <table:table-cell office:value-type="string" calcext:value-type="string">
            <text:p>((-1.429526e+01</text:p>
          </table:table-cell>
          <table:table-cell office:value-type="float" office:value="6.609299E-018" calcext:value-type="float">
            <text:p>6.609299E-18</text:p>
          </table:table-cell>
          <table:table-cell office:value-type="string" calcext:value-type="string">
            <text:p>5.430907e+02)</text:p>
          </table:table-cell>
          <table:table-cell office:value-type="string" calcext:value-type="string">
            <text:p>(9.371717e+00</text:p>
          </table:table-cell>
          <table:table-cell office:value-type="float" office:value="6.904962E-021" calcext:value-type="float">
            <text:p>6.904962E-21</text:p>
          </table:table-cell>
          <table:table-cell office:value-type="string" calcext:value-type="string">
            <text:p>-2.681371e-01))</text:p>
          </table:table-cell>
          <table:table-cell office:value-type="string" calcext:value-type="string">
            <text:p>((-2.715453e+01</text:p>
          </table:table-cell>
          <table:table-cell office:value-type="float" office:value="-163.3223" calcext:value-type="float">
            <text:p>-163.3223</text:p>
          </table:table-cell>
          <table:table-cell office:value-type="string" calcext:value-type="string">
            <text:p>-7.147631e-01)</text:p>
          </table:table-cell>
          <table:table-cell office:value-type="string" calcext:value-type="string">
            <text:p>(1.340685e-02</text:p>
          </table:table-cell>
          <table:table-cell office:value-type="float" office:value="9.581326" calcext:value-type="float">
            <text:p>9.581326</text:p>
          </table:table-cell>
          <table:table-cell office:value-type="string" calcext:value-type="string">
            <text:p>4.685858e-01))</text:p>
          </table:table-cell>
        </table:table-row>
        <table:table-row table:style-name="ro1">
          <table:table-cell office:value-type="float" office:value="0.326667" calcext:value-type="float">
            <text:p>0.326667</text:p>
          </table:table-cell>
          <table:table-cell office:value-type="string" calcext:value-type="string">
            <text:p>((-1.433384e+01</text:p>
          </table:table-cell>
          <table:table-cell office:value-type="float" office:value="6.62093E-018" calcext:value-type="float">
            <text:p>6.62093E-18</text:p>
          </table:table-cell>
          <table:table-cell office:value-type="string" calcext:value-type="string">
            <text:p>5.428419e+02)</text:p>
          </table:table-cell>
          <table:table-cell office:value-type="string" calcext:value-type="string">
            <text:p>(9.300260e+00</text:p>
          </table:table-cell>
          <table:table-cell office:value-type="float" office:value="7.417429E-021" calcext:value-type="float">
            <text:p>7.417429E-21</text:p>
          </table:table-cell>
          <table:table-cell office:value-type="string" calcext:value-type="string">
            <text:p>-2.671366e-01))</text:p>
          </table:table-cell>
          <table:table-cell office:value-type="string" calcext:value-type="string">
            <text:p>((-2.714210e+01</text:p>
          </table:table-cell>
          <table:table-cell office:value-type="float" office:value="-163.1823" calcext:value-type="float">
            <text:p>-163.1823</text:p>
          </table:table-cell>
          <table:table-cell office:value-type="string" calcext:value-type="string">
            <text:p>-7.166919e-01)</text:p>
          </table:table-cell>
          <table:table-cell office:value-type="string" calcext:value-type="string">
            <text:p>(1.335683e-02</text:p>
          </table:table-cell>
          <table:table-cell office:value-type="float" office:value="9.505237" calcext:value-type="float">
            <text:p>9.505237</text:p>
          </table:table-cell>
          <table:table-cell office:value-type="string" calcext:value-type="string">
            <text:p>4.650130e-01))</text:p>
          </table:table-cell>
        </table:table-row>
        <table:table-row table:style-name="ro1">
          <table:table-cell office:value-type="float" office:value="0.327273" calcext:value-type="float">
            <text:p>0.327273</text:p>
          </table:table-cell>
          <table:table-cell office:value-type="string" calcext:value-type="string">
            <text:p>((-1.433790e+01</text:p>
          </table:table-cell>
          <table:table-cell office:value-type="float" office:value="6.617033E-018" calcext:value-type="float">
            <text:p>6.617033E-18</text:p>
          </table:table-cell>
          <table:table-cell office:value-type="string" calcext:value-type="string">
            <text:p>5.429358e+02)</text:p>
          </table:table-cell>
          <table:table-cell office:value-type="string" calcext:value-type="string">
            <text:p>(9.235064e+00</text:p>
          </table:table-cell>
          <table:table-cell office:value-type="float" office:value="7.45624E-021" calcext:value-type="float">
            <text:p>7.45624E-21</text:p>
          </table:table-cell>
          <table:table-cell office:value-type="string" calcext:value-type="string">
            <text:p>-2.659980e-01))</text:p>
          </table:table-cell>
          <table:table-cell office:value-type="string" calcext:value-type="string">
            <text:p>((-2.714679e+01</text:p>
          </table:table-cell>
          <table:table-cell office:value-type="float" office:value="-163.1947" calcext:value-type="float">
            <text:p>-163.1947</text:p>
          </table:table-cell>
          <table:table-cell office:value-type="string" calcext:value-type="string">
            <text:p>-7.168950e-01)</text:p>
          </table:table-cell>
          <table:table-cell office:value-type="string" calcext:value-type="string">
            <text:p>(1.329990e-02</text:p>
          </table:table-cell>
          <table:table-cell office:value-type="float" office:value="9.43574" calcext:value-type="float">
            <text:p>9.43574</text:p>
          </table:table-cell>
          <table:table-cell office:value-type="string" calcext:value-type="string">
            <text:p>4.617532e-01))</text:p>
          </table:table-cell>
        </table:table-row>
        <table:table-row table:style-name="ro1">
          <table:table-cell office:value-type="float" office:value="0.327879" calcext:value-type="float">
            <text:p>0.327879</text:p>
          </table:table-cell>
          <table:table-cell office:value-type="string" calcext:value-type="string">
            <text:p>((-1.431888e+01</text:p>
          </table:table-cell>
          <table:table-cell office:value-type="float" office:value="6.59967E-018" calcext:value-type="float">
            <text:p>6.59967E-18</text:p>
          </table:table-cell>
          <table:table-cell office:value-type="string" calcext:value-type="string">
            <text:p>5.432424e+02)</text:p>
          </table:table-cell>
          <table:table-cell office:value-type="string" calcext:value-type="string">
            <text:p>(9.176794e+00</text:p>
          </table:table-cell>
          <table:table-cell office:value-type="float" office:value="7.483972E-021" calcext:value-type="float">
            <text:p>7.483972E-21</text:p>
          </table:table-cell>
          <table:table-cell office:value-type="string" calcext:value-type="string">
            <text:p>-2.645610e-01))</text:p>
          </table:table-cell>
          <table:table-cell office:value-type="string" calcext:value-type="string">
            <text:p>((-2.716212e+01</text:p>
          </table:table-cell>
          <table:table-cell office:value-type="float" office:value="-163.3184" calcext:value-type="float">
            <text:p>-163.3184</text:p>
          </table:table-cell>
          <table:table-cell office:value-type="string" calcext:value-type="string">
            <text:p>-7.159441e-01)</text:p>
          </table:table-cell>
          <table:table-cell office:value-type="string" calcext:value-type="string">
            <text:p>(1.322805e-02</text:p>
          </table:table-cell>
          <table:table-cell office:value-type="float" office:value="9.373477" calcext:value-type="float">
            <text:p>9.373477</text:p>
          </table:table-cell>
          <table:table-cell office:value-type="string" calcext:value-type="string">
            <text:p>4.588397e-01))</text:p>
          </table:table-cell>
        </table:table-row>
        <table:table-row table:style-name="ro1">
          <table:table-cell office:value-type="float" office:value="0.328485" calcext:value-type="float">
            <text:p>0.328485</text:p>
          </table:table-cell>
          <table:table-cell office:value-type="string" calcext:value-type="string">
            <text:p>((-1.427692e+01</text:p>
          </table:table-cell>
          <table:table-cell office:value-type="float" office:value="6.577547E-018" calcext:value-type="float">
            <text:p>6.577547E-18</text:p>
          </table:table-cell>
          <table:table-cell office:value-type="string" calcext:value-type="string">
            <text:p>5.438288e+02)</text:p>
          </table:table-cell>
          <table:table-cell office:value-type="string" calcext:value-type="string">
            <text:p>(9.125725e+00</text:p>
          </table:table-cell>
          <table:table-cell office:value-type="float" office:value="7.503613E-021" calcext:value-type="float">
            <text:p>7.503613E-21</text:p>
          </table:table-cell>
          <table:table-cell office:value-type="string" calcext:value-type="string">
            <text:p>-2.631034e-01))</text:p>
          </table:table-cell>
          <table:table-cell office:value-type="string" calcext:value-type="string">
            <text:p>((-2.719144e+01</text:p>
          </table:table-cell>
          <table:table-cell office:value-type="float" office:value="-163.5564" calcext:value-type="float">
            <text:p>-163.5564</text:p>
          </table:table-cell>
          <table:table-cell office:value-type="string" calcext:value-type="string">
            <text:p>-7.138460e-01)</text:p>
          </table:table-cell>
          <table:table-cell office:value-type="string" calcext:value-type="string">
            <text:p>(1.315517e-02</text:p>
          </table:table-cell>
          <table:table-cell office:value-type="float" office:value="9.318835" calcext:value-type="float">
            <text:p>9.318835</text:p>
          </table:table-cell>
          <table:table-cell office:value-type="string" calcext:value-type="string">
            <text:p>4.562863e-01))</text:p>
          </table:table-cell>
        </table:table-row>
        <table:table-row table:style-name="ro1">
          <table:table-cell office:value-type="float" office:value="0.329091" calcext:value-type="float">
            <text:p>0.329091</text:p>
          </table:table-cell>
          <table:table-cell office:value-type="string" calcext:value-type="string">
            <text:p>((-1.418657e+01</text:p>
          </table:table-cell>
          <table:table-cell office:value-type="float" office:value="6.531631E-018" calcext:value-type="float">
            <text:p>6.531631E-18</text:p>
          </table:table-cell>
          <table:table-cell office:value-type="string" calcext:value-type="string">
            <text:p>5.448611e+02)</text:p>
          </table:table-cell>
          <table:table-cell office:value-type="string" calcext:value-type="string">
            <text:p>(9.081025e+00</text:p>
          </table:table-cell>
          <table:table-cell office:value-type="float" office:value="7.541387E-021" calcext:value-type="float">
            <text:p>7.541387E-21</text:p>
          </table:table-cell>
          <table:table-cell office:value-type="string" calcext:value-type="string">
            <text:p>-2.619259e-01))</text:p>
          </table:table-cell>
          <table:table-cell office:value-type="string" calcext:value-type="string">
            <text:p>((-2.724306e+01</text:p>
          </table:table-cell>
          <table:table-cell office:value-type="float" office:value="-164.0078" calcext:value-type="float">
            <text:p>-164.0078</text:p>
          </table:table-cell>
          <table:table-cell office:value-type="string" calcext:value-type="string">
            <text:p>-7.093286e-01)</text:p>
          </table:table-cell>
          <table:table-cell office:value-type="string" calcext:value-type="string">
            <text:p>(1.309629e-02</text:p>
          </table:table-cell>
          <table:table-cell office:value-type="float" office:value="9.271032" calcext:value-type="float">
            <text:p>9.271032</text:p>
          </table:table-cell>
          <table:table-cell office:value-type="string" calcext:value-type="string">
            <text:p>4.540513e-01))</text:p>
          </table:table-cell>
        </table:table-row>
        <table:table-row table:style-name="ro1">
          <table:table-cell office:value-type="float" office:value="0.329697" calcext:value-type="float">
            <text:p>0.329697</text:p>
          </table:table-cell>
          <table:table-cell office:value-type="string" calcext:value-type="string">
            <text:p>((-1.407348e+01</text:p>
          </table:table-cell>
          <table:table-cell office:value-type="float" office:value="6.475895E-018" calcext:value-type="float">
            <text:p>6.475895E-18</text:p>
          </table:table-cell>
          <table:table-cell office:value-type="string" calcext:value-type="string">
            <text:p>5.461342e+02)</text:p>
          </table:table-cell>
          <table:table-cell office:value-type="string" calcext:value-type="string">
            <text:p>(9.041516e+00</text:p>
          </table:table-cell>
          <table:table-cell office:value-type="float" office:value="7.600402E-021" calcext:value-type="float">
            <text:p>7.600402E-21</text:p>
          </table:table-cell>
          <table:table-cell office:value-type="string" calcext:value-type="string">
            <text:p>-2.609758e-01))</text:p>
          </table:table-cell>
          <table:table-cell office:value-type="string" calcext:value-type="string">
            <text:p>((-2.730671e+01</text:p>
          </table:table-cell>
          <table:table-cell office:value-type="float" office:value="-164.5712" calcext:value-type="float">
            <text:p>-164.5712</text:p>
          </table:table-cell>
          <table:table-cell office:value-type="string" calcext:value-type="string">
            <text:p>-7.036738e-01)</text:p>
          </table:table-cell>
          <table:table-cell office:value-type="string" calcext:value-type="string">
            <text:p>(1.304879e-02</text:p>
          </table:table-cell>
          <table:table-cell office:value-type="float" office:value="9.228808" calcext:value-type="float">
            <text:p>9.228808</text:p>
          </table:table-cell>
          <table:table-cell office:value-type="string" calcext:value-type="string">
            <text:p>4.520758e-01))</text:p>
          </table:table-cell>
        </table:table-row>
        <table:table-row table:style-name="ro1">
          <table:table-cell office:value-type="float" office:value="0.330303" calcext:value-type="float">
            <text:p>0.330303</text:p>
          </table:table-cell>
          <table:table-cell office:value-type="string" calcext:value-type="string">
            <text:p>((-1.395904e+01</text:p>
          </table:table-cell>
          <table:table-cell office:value-type="float" office:value="6.419906E-018" calcext:value-type="float">
            <text:p>6.419906E-18</text:p>
          </table:table-cell>
          <table:table-cell office:value-type="string" calcext:value-type="string">
            <text:p>5.474166e+02)</text:p>
          </table:table-cell>
          <table:table-cell office:value-type="string" calcext:value-type="string">
            <text:p>(9.006225e+00</text:p>
          </table:table-cell>
          <table:table-cell office:value-type="float" office:value="7.609149E-021" calcext:value-type="float">
            <text:p>7.609149E-21</text:p>
          </table:table-cell>
          <table:table-cell office:value-type="string" calcext:value-type="string">
            <text:p>-2.602868e-01))</text:p>
          </table:table-cell>
          <table:table-cell office:value-type="string" calcext:value-type="string">
            <text:p>((-2.737083e+01</text:p>
          </table:table-cell>
          <table:table-cell office:value-type="float" office:value="-165.1374" calcext:value-type="float">
            <text:p>-165.1374</text:p>
          </table:table-cell>
          <table:table-cell office:value-type="string" calcext:value-type="string">
            <text:p>-6.979518e-01)</text:p>
          </table:table-cell>
          <table:table-cell office:value-type="string" calcext:value-type="string">
            <text:p>(1.301434e-02</text:p>
          </table:table-cell>
          <table:table-cell office:value-type="float" office:value="9.191141" calcext:value-type="float">
            <text:p>9.191141</text:p>
          </table:table-cell>
          <table:table-cell office:value-type="string" calcext:value-type="string">
            <text:p>4.503112e-01))</text:p>
          </table:table-cell>
        </table:table-row>
        <table:table-row table:style-name="ro1">
          <table:table-cell office:value-type="float" office:value="0.330909" calcext:value-type="float">
            <text:p>0.330909</text:p>
          </table:table-cell>
          <table:table-cell office:value-type="string" calcext:value-type="string">
            <text:p>((-1.385550e+01</text:p>
          </table:table-cell>
          <table:table-cell office:value-type="float" office:value="6.369432E-018" calcext:value-type="float">
            <text:p>6.369432E-18</text:p>
          </table:table-cell>
          <table:table-cell office:value-type="string" calcext:value-type="string">
            <text:p>5.485941e+02)</text:p>
          </table:table-cell>
          <table:table-cell office:value-type="string" calcext:value-type="string">
            <text:p>(8.974155e+00</text:p>
          </table:table-cell>
          <table:table-cell office:value-type="float" office:value="7.564449E-021" calcext:value-type="float">
            <text:p>7.564449E-21</text:p>
          </table:table-cell>
          <table:table-cell office:value-type="string" calcext:value-type="string">
            <text:p>-2.598786e-01))</text:p>
          </table:table-cell>
          <table:table-cell office:value-type="string" calcext:value-type="string">
            <text:p>((-2.742971e+01</text:p>
          </table:table-cell>
          <table:table-cell office:value-type="float" office:value="-165.6536" calcext:value-type="float">
            <text:p>-165.6536</text:p>
          </table:table-cell>
          <table:table-cell office:value-type="string" calcext:value-type="string">
            <text:p>-6.927749e-01)</text:p>
          </table:table-cell>
          <table:table-cell office:value-type="string" calcext:value-type="string">
            <text:p>(1.299393e-02</text:p>
          </table:table-cell>
          <table:table-cell office:value-type="float" office:value="9.156978" calcext:value-type="float">
            <text:p>9.156978</text:p>
          </table:table-cell>
          <table:table-cell office:value-type="string" calcext:value-type="string">
            <text:p>4.487078e-01))</text:p>
          </table:table-cell>
        </table:table-row>
        <table:table-row table:style-name="ro1">
          <table:table-cell office:value-type="float" office:value="0.331515" calcext:value-type="float">
            <text:p>0.331515</text:p>
          </table:table-cell>
          <table:table-cell office:value-type="string" calcext:value-type="string">
            <text:p>((-1.376612e+01</text:p>
          </table:table-cell>
          <table:table-cell office:value-type="float" office:value="6.326264E-018" calcext:value-type="float">
            <text:p>6.326264E-18</text:p>
          </table:table-cell>
          <table:table-cell office:value-type="string" calcext:value-type="string">
            <text:p>5.496521e+02)</text:p>
          </table:table-cell>
          <table:table-cell office:value-type="string" calcext:value-type="string">
            <text:p>(8.944780e+00</text:p>
          </table:table-cell>
          <table:table-cell office:value-type="float" office:value="7.518086E-021" calcext:value-type="float">
            <text:p>7.518086E-21</text:p>
          </table:table-cell>
          <table:table-cell office:value-type="string" calcext:value-type="string">
            <text:p>-2.596028e-01))</text:p>
          </table:table-cell>
          <table:table-cell office:value-type="string" calcext:value-type="string">
            <text:p>((-2.748261e+01</text:p>
          </table:table-cell>
          <table:table-cell office:value-type="float" office:value="-166.11" calcext:value-type="float">
            <text:p>-166.11</text:p>
          </table:table-cell>
          <table:table-cell office:value-type="string" calcext:value-type="string">
            <text:p>-6.883058e-01)</text:p>
          </table:table-cell>
          <table:table-cell office:value-type="string" calcext:value-type="string">
            <text:p>(1.298014e-02</text:p>
          </table:table-cell>
          <table:table-cell office:value-type="float" office:value="9.125714" calcext:value-type="float">
            <text:p>9.125714</text:p>
          </table:table-cell>
          <table:table-cell office:value-type="string" calcext:value-type="string">
            <text:p>4.472390e-01))</text:p>
          </table:table-cell>
        </table:table-row>
        <table:table-row table:style-name="ro1">
          <table:table-cell office:value-type="float" office:value="0.332121" calcext:value-type="float">
            <text:p>0.332121</text:p>
          </table:table-cell>
          <table:table-cell office:value-type="string" calcext:value-type="string">
            <text:p>((-1.366237e+01</text:p>
          </table:table-cell>
          <table:table-cell office:value-type="float" office:value="6.27779E-018" calcext:value-type="float">
            <text:p>6.27779E-18</text:p>
          </table:table-cell>
          <table:table-cell office:value-type="string" calcext:value-type="string">
            <text:p>5.508832e+02)</text:p>
          </table:table-cell>
          <table:table-cell office:value-type="string" calcext:value-type="string">
            <text:p>(8.917836e+00</text:p>
          </table:table-cell>
          <table:table-cell office:value-type="float" office:value="7.47107E-021" calcext:value-type="float">
            <text:p>7.47107E-21</text:p>
          </table:table-cell>
          <table:table-cell office:value-type="string" calcext:value-type="string">
            <text:p>-2.593572e-01))</text:p>
          </table:table-cell>
          <table:table-cell office:value-type="string" calcext:value-type="string">
            <text:p>((-2.754416e+01</text:p>
          </table:table-cell>
          <table:table-cell office:value-type="float" office:value="-166.6446" calcext:value-type="float">
            <text:p>-166.6446</text:p>
          </table:table-cell>
          <table:table-cell office:value-type="string" calcext:value-type="string">
            <text:p>-6.831187e-01)</text:p>
          </table:table-cell>
          <table:table-cell office:value-type="string" calcext:value-type="string">
            <text:p>(1.296786e-02</text:p>
          </table:table-cell>
          <table:table-cell office:value-type="float" office:value="9.097032" calcext:value-type="float">
            <text:p>9.097032</text:p>
          </table:table-cell>
          <table:table-cell office:value-type="string" calcext:value-type="string">
            <text:p>4.458918e-01))</text:p>
          </table:table-cell>
        </table:table-row>
        <table:table-row table:style-name="ro1">
          <table:table-cell office:value-type="float" office:value="0.332727" calcext:value-type="float">
            <text:p>0.332727</text:p>
          </table:table-cell>
          <table:table-cell office:value-type="string" calcext:value-type="string">
            <text:p>((-1.353998e+01</text:p>
          </table:table-cell>
          <table:table-cell office:value-type="float" office:value="6.220657E-018" calcext:value-type="float">
            <text:p>6.220657E-18</text:p>
          </table:table-cell>
          <table:table-cell office:value-type="string" calcext:value-type="string">
            <text:p>5.523109e+02)</text:p>
          </table:table-cell>
          <table:table-cell office:value-type="string" calcext:value-type="string">
            <text:p>(8.893009e+00</text:p>
          </table:table-cell>
          <table:table-cell office:value-type="float" office:value="7.4202E-021" calcext:value-type="float">
            <text:p>7.4202E-21</text:p>
          </table:table-cell>
          <table:table-cell office:value-type="string" calcext:value-type="string">
            <text:p>-2.591345e-01))</text:p>
          </table:table-cell>
          <table:table-cell office:value-type="string" calcext:value-type="string">
            <text:p>((-2.761554e+01</text:p>
          </table:table-cell>
          <table:table-cell office:value-type="float" office:value="-167.2679" calcext:value-type="float">
            <text:p>-167.2679</text:p>
          </table:table-cell>
          <table:table-cell office:value-type="string" calcext:value-type="string">
            <text:p>-6.769988e-01)</text:p>
          </table:table-cell>
          <table:table-cell office:value-type="string" calcext:value-type="string">
            <text:p>(1.295673e-02</text:p>
          </table:table-cell>
          <table:table-cell office:value-type="float" office:value="9.070597" calcext:value-type="float">
            <text:p>9.070597</text:p>
          </table:table-cell>
          <table:table-cell office:value-type="string" calcext:value-type="string">
            <text:p>4.446504e-01))</text:p>
          </table:table-cell>
        </table:table-row>
        <table:table-row table:style-name="ro1">
          <table:table-cell office:value-type="float" office:value="0.333333" calcext:value-type="float">
            <text:p>0.333333</text:p>
          </table:table-cell>
          <table:table-cell office:value-type="string" calcext:value-type="string">
            <text:p>((-1.341879e+01</text:p>
          </table:table-cell>
          <table:table-cell office:value-type="float" office:value="6.164567E-018" calcext:value-type="float">
            <text:p>6.164567E-18</text:p>
          </table:table-cell>
          <table:table-cell office:value-type="string" calcext:value-type="string">
            <text:p>5.537491e+02)</text:p>
          </table:table-cell>
          <table:table-cell office:value-type="string" calcext:value-type="string">
            <text:p>(8.869822e+00</text:p>
          </table:table-cell>
          <table:table-cell office:value-type="float" office:value="7.368551E-021" calcext:value-type="float">
            <text:p>7.368551E-21</text:p>
          </table:table-cell>
          <table:table-cell office:value-type="string" calcext:value-type="string">
            <text:p>-2.589289e-01))</text:p>
          </table:table-cell>
          <table:table-cell office:value-type="string" calcext:value-type="string">
            <text:p>((-2.768746e+01</text:p>
          </table:table-cell>
          <table:table-cell office:value-type="float" office:value="-167.8943" calcext:value-type="float">
            <text:p>-167.8943</text:p>
          </table:table-cell>
          <table:table-cell office:value-type="string" calcext:value-type="string">
            <text:p>-6.709393e-01)</text:p>
          </table:table-cell>
          <table:table-cell office:value-type="string" calcext:value-type="string">
            <text:p>(1.294645e-02</text:p>
          </table:table-cell>
          <table:table-cell office:value-type="float" office:value="9.045901" calcext:value-type="float">
            <text:p>9.045901</text:p>
          </table:table-cell>
          <table:table-cell office:value-type="string" calcext:value-type="string">
            <text:p>4.434911e-01))</text:p>
          </table:table-cell>
        </table:table-row>
        <table:table-row table:style-name="ro1">
          <table:table-cell office:value-type="float" office:value="0.333939" calcext:value-type="float">
            <text:p>0.333939</text:p>
          </table:table-cell>
          <table:table-cell office:value-type="string" calcext:value-type="string">
            <text:p>((-1.329360e+01</text:p>
          </table:table-cell>
          <table:table-cell office:value-type="float" office:value="6.106697E-018" calcext:value-type="float">
            <text:p>6.106697E-18</text:p>
          </table:table-cell>
          <table:table-cell office:value-type="string" calcext:value-type="string">
            <text:p>5.551757e+02)</text:p>
          </table:table-cell>
          <table:table-cell office:value-type="string" calcext:value-type="string">
            <text:p>(8.848077e+00</text:p>
          </table:table-cell>
          <table:table-cell office:value-type="float" office:value="7.312577E-021" calcext:value-type="float">
            <text:p>7.312577E-21</text:p>
          </table:table-cell>
          <table:table-cell office:value-type="string" calcext:value-type="string">
            <text:p>-2.586713e-01))</text:p>
          </table:table-cell>
          <table:table-cell office:value-type="string" calcext:value-type="string">
            <text:p>((-2.775879e+01</text:p>
          </table:table-cell>
          <table:table-cell office:value-type="float" office:value="-168.5126" calcext:value-type="float">
            <text:p>-168.5126</text:p>
          </table:table-cell>
          <table:table-cell office:value-type="string" calcext:value-type="string">
            <text:p>-6.646800e-01)</text:p>
          </table:table-cell>
          <table:table-cell office:value-type="string" calcext:value-type="string">
            <text:p>(1.293356e-02</text:p>
          </table:table-cell>
          <table:table-cell office:value-type="float" office:value="9.022712" calcext:value-type="float">
            <text:p>9.022712</text:p>
          </table:table-cell>
          <table:table-cell office:value-type="string" calcext:value-type="string">
            <text:p>4.424039e-01))</text:p>
          </table:table-cell>
        </table:table-row>
        <table:table-row table:style-name="ro1">
          <table:table-cell office:value-type="float" office:value="0.334545" calcext:value-type="float">
            <text:p>0.334545</text:p>
          </table:table-cell>
          <table:table-cell office:value-type="string" calcext:value-type="string">
            <text:p>((-1.317367e+01</text:p>
          </table:table-cell>
          <table:table-cell office:value-type="float" office:value="6.052117E-018" calcext:value-type="float">
            <text:p>6.052117E-18</text:p>
          </table:table-cell>
          <table:table-cell office:value-type="string" calcext:value-type="string">
            <text:p>5.566296e+02)</text:p>
          </table:table-cell>
          <table:table-cell office:value-type="string" calcext:value-type="string">
            <text:p>(8.827453e+00</text:p>
          </table:table-cell>
          <table:table-cell office:value-type="float" office:value="7.249736E-021" calcext:value-type="float">
            <text:p>7.249736E-21</text:p>
          </table:table-cell>
          <table:table-cell office:value-type="string" calcext:value-type="string">
            <text:p>-2.583297e-01))</text:p>
          </table:table-cell>
          <table:table-cell office:value-type="string" calcext:value-type="string">
            <text:p>((-2.783148e+01</text:p>
          </table:table-cell>
          <table:table-cell office:value-type="float" office:value="-169.1417" calcext:value-type="float">
            <text:p>-169.1417</text:p>
          </table:table-cell>
          <table:table-cell office:value-type="string" calcext:value-type="string">
            <text:p>-6.586837e-01)</text:p>
          </table:table-cell>
          <table:table-cell office:value-type="string" calcext:value-type="string">
            <text:p>(1.291649e-02</text:p>
          </table:table-cell>
          <table:table-cell office:value-type="float" office:value="9.000679" calcext:value-type="float">
            <text:p>9.000679</text:p>
          </table:table-cell>
          <table:table-cell office:value-type="string" calcext:value-type="string">
            <text:p>4.413727e-01))</text:p>
          </table:table-cell>
        </table:table-row>
        <table:table-row table:style-name="ro1">
          <table:table-cell office:value-type="float" office:value="0.335152" calcext:value-type="float">
            <text:p>0.335152</text:p>
          </table:table-cell>
          <table:table-cell office:value-type="string" calcext:value-type="string">
            <text:p>((-1.307372e+01</text:p>
          </table:table-cell>
          <table:table-cell office:value-type="float" office:value="6.005739E-018" calcext:value-type="float">
            <text:p>6.005739E-18</text:p>
          </table:table-cell>
          <table:table-cell office:value-type="string" calcext:value-type="string">
            <text:p>5.578428e+02)</text:p>
          </table:table-cell>
          <table:table-cell office:value-type="string" calcext:value-type="string">
            <text:p>(8.807992e+00</text:p>
          </table:table-cell>
          <table:table-cell office:value-type="float" office:value="7.141167E-021" calcext:value-type="float">
            <text:p>7.141167E-21</text:p>
          </table:table-cell>
          <table:table-cell office:value-type="string" calcext:value-type="string">
            <text:p>-2.579051e-01))</text:p>
          </table:table-cell>
          <table:table-cell office:value-type="string" calcext:value-type="string">
            <text:p>((-2.789214e+01</text:p>
          </table:table-cell>
          <table:table-cell office:value-type="float" office:value="-169.6571" calcext:value-type="float">
            <text:p>-169.6571</text:p>
          </table:table-cell>
          <table:table-cell office:value-type="string" calcext:value-type="string">
            <text:p>-6.536860e-01)</text:p>
          </table:table-cell>
          <table:table-cell office:value-type="string" calcext:value-type="string">
            <text:p>(1.289525e-02</text:p>
          </table:table-cell>
          <table:table-cell office:value-type="float" office:value="8.979846" calcext:value-type="float">
            <text:p>8.979846</text:p>
          </table:table-cell>
          <table:table-cell office:value-type="string" calcext:value-type="string">
            <text:p>4.403996e-01))</text:p>
          </table:table-cell>
        </table:table-row>
        <table:table-row table:style-name="ro1">
          <table:table-cell office:value-type="float" office:value="0.335758" calcext:value-type="float">
            <text:p>0.335758</text:p>
          </table:table-cell>
          <table:table-cell office:value-type="string" calcext:value-type="string">
            <text:p>((-1.299576e+01</text:p>
          </table:table-cell>
          <table:table-cell office:value-type="float" office:value="5.969044E-018" calcext:value-type="float">
            <text:p>5.969044E-18</text:p>
          </table:table-cell>
          <table:table-cell office:value-type="string" calcext:value-type="string">
            <text:p>5.587801e+02)</text:p>
          </table:table-cell>
          <table:table-cell office:value-type="string" calcext:value-type="string">
            <text:p>(8.789844e+00</text:p>
          </table:table-cell>
          <table:table-cell office:value-type="float" office:value="6.9886E-021" calcext:value-type="float">
            <text:p>6.9886E-21</text:p>
          </table:table-cell>
          <table:table-cell office:value-type="string" calcext:value-type="string">
            <text:p>-2.575321e-01))</text:p>
          </table:table-cell>
          <table:table-cell office:value-type="string" calcext:value-type="string">
            <text:p>((-2.793901e+01</text:p>
          </table:table-cell>
          <table:table-cell office:value-type="float" office:value="-170.0446" calcext:value-type="float">
            <text:p>-170.0446</text:p>
          </table:table-cell>
          <table:table-cell office:value-type="string" calcext:value-type="string">
            <text:p>-6.497878e-01)</text:p>
          </table:table-cell>
          <table:table-cell office:value-type="string" calcext:value-type="string">
            <text:p>(1.287661e-02</text:p>
          </table:table-cell>
          <table:table-cell office:value-type="float" office:value="8.960421" calcext:value-type="float">
            <text:p>8.960421</text:p>
          </table:table-cell>
          <table:table-cell office:value-type="string" calcext:value-type="string">
            <text:p>4.394922e-01))</text:p>
          </table:table-cell>
        </table:table-row>
        <table:table-row table:style-name="ro1">
          <table:table-cell office:value-type="float" office:value="0.336364" calcext:value-type="float">
            <text:p>0.336364</text:p>
          </table:table-cell>
          <table:table-cell office:value-type="string" calcext:value-type="string">
            <text:p>((-1.296570e+01</text:p>
          </table:table-cell>
          <table:table-cell office:value-type="float" office:value="5.956379E-018" calcext:value-type="float">
            <text:p>5.956379E-18</text:p>
          </table:table-cell>
          <table:table-cell office:value-type="string" calcext:value-type="string">
            <text:p>5.594062e+02)</text:p>
          </table:table-cell>
          <table:table-cell office:value-type="string" calcext:value-type="string">
            <text:p>(8.773045e+00</text:p>
          </table:table-cell>
          <table:table-cell office:value-type="float" office:value="6.846646E-021" calcext:value-type="float">
            <text:p>6.846646E-21</text:p>
          </table:table-cell>
          <table:table-cell office:value-type="string" calcext:value-type="string">
            <text:p>-2.572789e-01))</text:p>
          </table:table-cell>
          <table:table-cell office:value-type="string" calcext:value-type="string">
            <text:p>((-2.797031e+01</text:p>
          </table:table-cell>
          <table:table-cell office:value-type="float" office:value="-170.2832" calcext:value-type="float">
            <text:p>-170.2832</text:p>
          </table:table-cell>
          <table:table-cell office:value-type="string" calcext:value-type="string">
            <text:p>-6.482850e-01)</text:p>
          </table:table-cell>
          <table:table-cell office:value-type="string" calcext:value-type="string">
            <text:p>(1.286395e-02</text:p>
          </table:table-cell>
          <table:table-cell office:value-type="float" office:value="8.942464" calcext:value-type="float">
            <text:p>8.942464</text:p>
          </table:table-cell>
          <table:table-cell office:value-type="string" calcext:value-type="string">
            <text:p>4.386523e-01))</text:p>
          </table:table-cell>
        </table:table-row>
        <table:table-row table:style-name="ro1">
          <table:table-cell office:value-type="float" office:value="0.33697" calcext:value-type="float">
            <text:p>0.33697</text:p>
          </table:table-cell>
          <table:table-cell office:value-type="string" calcext:value-type="string">
            <text:p>((-1.294402e+01</text:p>
          </table:table-cell>
          <table:table-cell office:value-type="float" office:value="5.94478E-018" calcext:value-type="float">
            <text:p>5.94478E-18</text:p>
          </table:table-cell>
          <table:table-cell office:value-type="string" calcext:value-type="string">
            <text:p>5.597904e+02)</text:p>
          </table:table-cell>
          <table:table-cell office:value-type="string" calcext:value-type="string">
            <text:p>(8.757495e+00</text:p>
          </table:table-cell>
          <table:table-cell office:value-type="float" office:value="6.734018E-021" calcext:value-type="float">
            <text:p>6.734018E-21</text:p>
          </table:table-cell>
          <table:table-cell office:value-type="string" calcext:value-type="string">
            <text:p>-2.571945e-01))</text:p>
          </table:table-cell>
          <table:table-cell office:value-type="string" calcext:value-type="string">
            <text:p>((-2.798952e+01</text:p>
          </table:table-cell>
          <table:table-cell office:value-type="float" office:value="-170.4107" calcext:value-type="float">
            <text:p>-170.4107</text:p>
          </table:table-cell>
          <table:table-cell office:value-type="string" calcext:value-type="string">
            <text:p>-6.472010e-01)</text:p>
          </table:table-cell>
          <table:table-cell office:value-type="string" calcext:value-type="string">
            <text:p>(1.285972e-02</text:p>
          </table:table-cell>
          <table:table-cell office:value-type="float" office:value="8.92589" calcext:value-type="float">
            <text:p>8.92589</text:p>
          </table:table-cell>
          <table:table-cell office:value-type="string" calcext:value-type="string">
            <text:p>4.378747e-01))</text:p>
          </table:table-cell>
        </table:table-row>
        <table:table-row table:style-name="ro1">
          <table:table-cell office:value-type="float" office:value="0.337576" calcext:value-type="float">
            <text:p>0.337576</text:p>
          </table:table-cell>
          <table:table-cell office:value-type="string" calcext:value-type="string">
            <text:p>((-1.294371e+01</text:p>
          </table:table-cell>
          <table:table-cell office:value-type="float" office:value="5.942753E-018" calcext:value-type="float">
            <text:p>5.942753E-18</text:p>
          </table:table-cell>
          <table:table-cell office:value-type="string" calcext:value-type="string">
            <text:p>5.600060e+02)</text:p>
          </table:table-cell>
          <table:table-cell office:value-type="string" calcext:value-type="string">
            <text:p>(8.742920e+00</text:p>
          </table:table-cell>
          <table:table-cell office:value-type="float" office:value="6.662906E-021" calcext:value-type="float">
            <text:p>6.662906E-21</text:p>
          </table:table-cell>
          <table:table-cell office:value-type="string" calcext:value-type="string">
            <text:p>-2.573305e-01))</text:p>
          </table:table-cell>
          <table:table-cell office:value-type="string" calcext:value-type="string">
            <text:p>((-2.800030e+01</text:p>
          </table:table-cell>
          <table:table-cell office:value-type="float" office:value="-170.4608" calcext:value-type="float">
            <text:p>-170.4608</text:p>
          </table:table-cell>
          <table:table-cell office:value-type="string" calcext:value-type="string">
            <text:p>-6.471853e-01)</text:p>
          </table:table-cell>
          <table:table-cell office:value-type="string" calcext:value-type="string">
            <text:p>(1.286652e-02</text:p>
          </table:table-cell>
          <table:table-cell office:value-type="float" office:value="8.910427" calcext:value-type="float">
            <text:p>8.910427</text:p>
          </table:table-cell>
          <table:table-cell office:value-type="string" calcext:value-type="string">
            <text:p>4.371460e-01))</text:p>
          </table:table-cell>
        </table:table-row>
        <table:table-row table:style-name="ro1">
          <table:table-cell office:value-type="float" office:value="0.338182" calcext:value-type="float">
            <text:p>0.338182</text:p>
          </table:table-cell>
          <table:table-cell office:value-type="string" calcext:value-type="string">
            <text:p>((-1.296370e+01</text:p>
          </table:table-cell>
          <table:table-cell office:value-type="float" office:value="5.949718E-018" calcext:value-type="float">
            <text:p>5.949718E-18</text:p>
          </table:table-cell>
          <table:table-cell office:value-type="string" calcext:value-type="string">
            <text:p>5.600246e+02)</text:p>
          </table:table-cell>
          <table:table-cell office:value-type="string" calcext:value-type="string">
            <text:p>(8.729162e+00</text:p>
          </table:table-cell>
          <table:table-cell office:value-type="float" office:value="6.603132E-021" calcext:value-type="float">
            <text:p>6.603132E-21</text:p>
          </table:table-cell>
          <table:table-cell office:value-type="string" calcext:value-type="string">
            <text:p>-2.576339e-01))</text:p>
          </table:table-cell>
          <table:table-cell office:value-type="string" calcext:value-type="string">
            <text:p>((-2.800123e+01</text:p>
          </table:table-cell>
          <table:table-cell office:value-type="float" office:value="-170.4189" calcext:value-type="float">
            <text:p>-170.4189</text:p>
          </table:table-cell>
          <table:table-cell office:value-type="string" calcext:value-type="string">
            <text:p>-6.481852e-01)</text:p>
          </table:table-cell>
          <table:table-cell office:value-type="string" calcext:value-type="string">
            <text:p>(1.288169e-02</text:p>
          </table:table-cell>
          <table:table-cell office:value-type="float" office:value="8.89589" calcext:value-type="float">
            <text:p>8.89589</text:p>
          </table:table-cell>
          <table:table-cell office:value-type="string" calcext:value-type="string">
            <text:p>4.364581e-01))</text:p>
          </table:table-cell>
        </table:table-row>
        <table:table-row table:style-name="ro1">
          <table:table-cell office:value-type="float" office:value="0.338788" calcext:value-type="float">
            <text:p>0.338788</text:p>
          </table:table-cell>
          <table:table-cell office:value-type="string" calcext:value-type="string">
            <text:p>((-1.299517e+01</text:p>
          </table:table-cell>
          <table:table-cell office:value-type="float" office:value="5.96161E-018" calcext:value-type="float">
            <text:p>5.96161E-18</text:p>
          </table:table-cell>
          <table:table-cell office:value-type="string" calcext:value-type="string">
            <text:p>5.599291e+02)</text:p>
          </table:table-cell>
          <table:table-cell office:value-type="string" calcext:value-type="string">
            <text:p>(8.716091e+00</text:p>
          </table:table-cell>
          <table:table-cell office:value-type="float" office:value="6.561659E-021" calcext:value-type="float">
            <text:p>6.561659E-21</text:p>
          </table:table-cell>
          <table:table-cell office:value-type="string" calcext:value-type="string">
            <text:p>-2.580830e-01))</text:p>
          </table:table-cell>
          <table:table-cell office:value-type="string" calcext:value-type="string">
            <text:p>((-2.799646e+01</text:p>
          </table:table-cell>
          <table:table-cell office:value-type="float" office:value="-170.3218" calcext:value-type="float">
            <text:p>-170.3218</text:p>
          </table:table-cell>
          <table:table-cell office:value-type="string" calcext:value-type="string">
            <text:p>-6.497583e-01)</text:p>
          </table:table-cell>
          <table:table-cell office:value-type="string" calcext:value-type="string">
            <text:p>(1.290415e-02</text:p>
          </table:table-cell>
          <table:table-cell office:value-type="float" office:value="8.882132" calcext:value-type="float">
            <text:p>8.882132</text:p>
          </table:table-cell>
          <table:table-cell office:value-type="string" calcext:value-type="string">
            <text:p>4.358045e-01))</text:p>
          </table:table-cell>
        </table:table-row>
        <table:table-row table:style-name="ro1">
          <table:table-cell office:value-type="float" office:value="0.339394" calcext:value-type="float">
            <text:p>0.339394</text:p>
          </table:table-cell>
          <table:table-cell office:value-type="string" calcext:value-type="string">
            <text:p>((-1.301068e+01</text:p>
          </table:table-cell>
          <table:table-cell office:value-type="float" office:value="5.965098E-018" calcext:value-type="float">
            <text:p>5.965098E-18</text:p>
          </table:table-cell>
          <table:table-cell office:value-type="string" calcext:value-type="string">
            <text:p>5.599207e+02)</text:p>
          </table:table-cell>
          <table:table-cell office:value-type="string" calcext:value-type="string">
            <text:p>(8.703611e+00</text:p>
          </table:table-cell>
          <table:table-cell office:value-type="float" office:value="6.579357E-021" calcext:value-type="float">
            <text:p>6.579357E-21</text:p>
          </table:table-cell>
          <table:table-cell office:value-type="string" calcext:value-type="string">
            <text:p>-2.586406e-01))</text:p>
          </table:table-cell>
          <table:table-cell office:value-type="string" calcext:value-type="string">
            <text:p>((-2.799604e+01</text:p>
          </table:table-cell>
          <table:table-cell office:value-type="float" office:value="-170.2707" calcext:value-type="float">
            <text:p>-170.2707</text:p>
          </table:table-cell>
          <table:table-cell office:value-type="string" calcext:value-type="string">
            <text:p>-6.505341e-01)</text:p>
          </table:table-cell>
          <table:table-cell office:value-type="string" calcext:value-type="string">
            <text:p>(1.293203e-02</text:p>
          </table:table-cell>
          <table:table-cell office:value-type="float" office:value="8.869042" calcext:value-type="float">
            <text:p>8.869042</text:p>
          </table:table-cell>
          <table:table-cell office:value-type="string" calcext:value-type="string">
            <text:p>4.351805e-01))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string" calcext:value-type="string">
            <text:p>((-1.306840e+01</text:p>
          </table:table-cell>
          <table:table-cell office:value-type="float" office:value="5.991181E-018" calcext:value-type="float">
            <text:p>5.991181E-18</text:p>
          </table:table-cell>
          <table:table-cell office:value-type="string" calcext:value-type="string">
            <text:p>5.596993e+02)</text:p>
          </table:table-cell>
          <table:table-cell office:value-type="string" calcext:value-type="string">
            <text:p>(8.691634e+00</text:p>
          </table:table-cell>
          <table:table-cell office:value-type="float" office:value="6.610415E-021" calcext:value-type="float">
            <text:p>6.610415E-21</text:p>
          </table:table-cell>
          <table:table-cell office:value-type="string" calcext:value-type="string">
            <text:p>-2.592818e-01))</text:p>
          </table:table-cell>
          <table:table-cell office:value-type="string" calcext:value-type="string">
            <text:p>((-2.798497e+01</text:p>
          </table:table-cell>
          <table:table-cell office:value-type="float" office:value="-170.1084" calcext:value-type="float">
            <text:p>-170.1084</text:p>
          </table:table-cell>
          <table:table-cell office:value-type="string" calcext:value-type="string">
            <text:p>-6.534201e-01)</text:p>
          </table:table-cell>
          <table:table-cell office:value-type="string" calcext:value-type="string">
            <text:p>(1.296409e-02</text:p>
          </table:table-cell>
          <table:table-cell office:value-type="float" office:value="8.85652" calcext:value-type="float">
            <text:p>8.85652</text:p>
          </table:table-cell>
          <table:table-cell office:value-type="string" calcext:value-type="string">
            <text:p>4.345817e-01))</text:p>
          </table:table-cell>
        </table:table-row>
        <table:table-row table:style-name="ro1">
          <table:table-cell office:value-type="float" office:value="0.340606" calcext:value-type="float">
            <text:p>0.340606</text:p>
          </table:table-cell>
          <table:table-cell office:value-type="string" calcext:value-type="string">
            <text:p>((-1.309630e+01</text:p>
          </table:table-cell>
          <table:table-cell office:value-type="float" office:value="6.001746E-018" calcext:value-type="float">
            <text:p>6.001746E-18</text:p>
          </table:table-cell>
          <table:table-cell office:value-type="string" calcext:value-type="string">
            <text:p>5.596325e+02)</text:p>
          </table:table-cell>
          <table:table-cell office:value-type="string" calcext:value-type="string">
            <text:p>(8.680097e+00</text:p>
          </table:table-cell>
          <table:table-cell office:value-type="float" office:value="6.599279E-021" calcext:value-type="float">
            <text:p>6.599279E-21</text:p>
          </table:table-cell>
          <table:table-cell office:value-type="string" calcext:value-type="string">
            <text:p>-2.599890e-01))</text:p>
          </table:table-cell>
          <table:table-cell office:value-type="string" calcext:value-type="string">
            <text:p>((-2.798162e+01</text:p>
          </table:table-cell>
          <table:table-cell office:value-type="float" office:value="-170.024" calcext:value-type="float">
            <text:p>-170.024</text:p>
          </table:table-cell>
          <table:table-cell office:value-type="string" calcext:value-type="string">
            <text:p>-6.548150e-01)</text:p>
          </table:table-cell>
          <table:table-cell office:value-type="string" calcext:value-type="string">
            <text:p>(1.299945e-02</text:p>
          </table:table-cell>
          <table:table-cell office:value-type="float" office:value="8.84449" calcext:value-type="float">
            <text:p>8.84449</text:p>
          </table:table-cell>
          <table:table-cell office:value-type="string" calcext:value-type="string">
            <text:p>4.340048e-01))</text:p>
          </table:table-cell>
        </table:table-row>
        <table:table-row table:style-name="ro1">
          <table:table-cell office:value-type="float" office:value="0.341212" calcext:value-type="float">
            <text:p>0.341212</text:p>
          </table:table-cell>
          <table:table-cell office:value-type="string" calcext:value-type="string">
            <text:p>((-1.310819e+01</text:p>
          </table:table-cell>
          <table:table-cell office:value-type="float" office:value="6.004816E-018" calcext:value-type="float">
            <text:p>6.004816E-18</text:p>
          </table:table-cell>
          <table:table-cell office:value-type="string" calcext:value-type="string">
            <text:p>5.597436e+02)</text:p>
          </table:table-cell>
          <table:table-cell office:value-type="string" calcext:value-type="string">
            <text:p>(8.669003e+00</text:p>
          </table:table-cell>
          <table:table-cell office:value-type="float" office:value="6.543931E-021" calcext:value-type="float">
            <text:p>6.543931E-21</text:p>
          </table:table-cell>
          <table:table-cell office:value-type="string" calcext:value-type="string">
            <text:p>-2.607681e-01))</text:p>
          </table:table-cell>
          <table:table-cell office:value-type="string" calcext:value-type="string">
            <text:p>((-2.798718e+01</text:p>
          </table:table-cell>
          <table:table-cell office:value-type="float" office:value="-170.0232" calcext:value-type="float">
            <text:p>-170.0232</text:p>
          </table:table-cell>
          <table:table-cell office:value-type="string" calcext:value-type="string">
            <text:p>-6.554093e-01)</text:p>
          </table:table-cell>
          <table:table-cell office:value-type="string" calcext:value-type="string">
            <text:p>(1.303841e-02</text:p>
          </table:table-cell>
          <table:table-cell office:value-type="float" office:value="8.832961" calcext:value-type="float">
            <text:p>8.832961</text:p>
          </table:table-cell>
          <table:table-cell office:value-type="string" calcext:value-type="string">
            <text:p>4.334501e-01))</text:p>
          </table:table-cell>
        </table:table-row>
        <table:table-row table:style-name="ro1">
          <table:table-cell office:value-type="float" office:value="0.341818" calcext:value-type="float">
            <text:p>0.341818</text:p>
          </table:table-cell>
          <table:table-cell office:value-type="string" calcext:value-type="string">
            <text:p>((-1.308913e+01</text:p>
          </table:table-cell>
          <table:table-cell office:value-type="float" office:value="5.993161E-018" calcext:value-type="float">
            <text:p>5.993161E-18</text:p>
          </table:table-cell>
          <table:table-cell office:value-type="string" calcext:value-type="string">
            <text:p>5.601581e+02)</text:p>
          </table:table-cell>
          <table:table-cell office:value-type="string" calcext:value-type="string">
            <text:p>(8.658388e+00</text:p>
          </table:table-cell>
          <table:table-cell office:value-type="float" office:value="6.522718E-021" calcext:value-type="float">
            <text:p>6.522718E-21</text:p>
          </table:table-cell>
          <table:table-cell office:value-type="string" calcext:value-type="string">
            <text:p>-2.615192e-01))</text:p>
          </table:table-cell>
          <table:table-cell office:value-type="string" calcext:value-type="string">
            <text:p>((-2.800790e+01</text:p>
          </table:table-cell>
          <table:table-cell office:value-type="float" office:value="-170.1721" calcext:value-type="float">
            <text:p>-170.1721</text:p>
          </table:table-cell>
          <table:table-cell office:value-type="string" calcext:value-type="string">
            <text:p>-6.544567e-01)</text:p>
          </table:table-cell>
          <table:table-cell office:value-type="string" calcext:value-type="string">
            <text:p>(1.307596e-02</text:p>
          </table:table-cell>
          <table:table-cell office:value-type="float" office:value="8.821929" calcext:value-type="float">
            <text:p>8.821929</text:p>
          </table:table-cell>
          <table:table-cell office:value-type="string" calcext:value-type="string">
            <text:p>4.329194e-01))</text:p>
          </table:table-cell>
        </table:table-row>
        <table:table-row table:style-name="ro1">
          <table:table-cell office:value-type="float" office:value="0.342424" calcext:value-type="float">
            <text:p>0.342424</text:p>
          </table:table-cell>
          <table:table-cell office:value-type="string" calcext:value-type="string">
            <text:p>((-1.303283e+01</text:p>
          </table:table-cell>
          <table:table-cell office:value-type="float" office:value="5.963436E-018" calcext:value-type="float">
            <text:p>5.963436E-18</text:p>
          </table:table-cell>
          <table:table-cell office:value-type="string" calcext:value-type="string">
            <text:p>5.608368e+02)</text:p>
          </table:table-cell>
          <table:table-cell office:value-type="string" calcext:value-type="string">
            <text:p>(8.648275e+00</text:p>
          </table:table-cell>
          <table:table-cell office:value-type="float" office:value="6.52557E-021" calcext:value-type="float">
            <text:p>6.52557E-21</text:p>
          </table:table-cell>
          <table:table-cell office:value-type="string" calcext:value-type="string">
            <text:p>-2.622566e-01))</text:p>
          </table:table-cell>
          <table:table-cell office:value-type="string" calcext:value-type="string">
            <text:p>((-2.804184e+01</text:p>
          </table:table-cell>
          <table:table-cell office:value-type="float" office:value="-170.4429" calcext:value-type="float">
            <text:p>-170.4429</text:p>
          </table:table-cell>
          <table:table-cell office:value-type="string" calcext:value-type="string">
            <text:p>-6.516413e-01)</text:p>
          </table:table-cell>
          <table:table-cell office:value-type="string" calcext:value-type="string">
            <text:p>(1.311283e-02</text:p>
          </table:table-cell>
          <table:table-cell office:value-type="float" office:value="8.811422" calcext:value-type="float">
            <text:p>8.811422</text:p>
          </table:table-cell>
          <table:table-cell office:value-type="string" calcext:value-type="string">
            <text:p>4.324137e-01))</text:p>
          </table:table-cell>
        </table:table-row>
        <table:table-row table:style-name="ro1">
          <table:table-cell office:value-type="float" office:value="0.34303" calcext:value-type="float">
            <text:p>0.34303</text:p>
          </table:table-cell>
          <table:table-cell office:value-type="string" calcext:value-type="string">
            <text:p>((-1.296843e+01</text:p>
          </table:table-cell>
          <table:table-cell office:value-type="float" office:value="5.934376E-018" calcext:value-type="float">
            <text:p>5.934376E-18</text:p>
          </table:table-cell>
          <table:table-cell office:value-type="string" calcext:value-type="string">
            <text:p>5.617854e+02)</text:p>
          </table:table-cell>
          <table:table-cell office:value-type="string" calcext:value-type="string">
            <text:p>(8.638669e+00</text:p>
          </table:table-cell>
          <table:table-cell office:value-type="float" office:value="6.525485E-021" calcext:value-type="float">
            <text:p>6.525485E-21</text:p>
          </table:table-cell>
          <table:table-cell office:value-type="string" calcext:value-type="string">
            <text:p>-2.630445e-01))</text:p>
          </table:table-cell>
          <table:table-cell office:value-type="string" calcext:value-type="string">
            <text:p>((-2.808927e+01</text:p>
          </table:table-cell>
          <table:table-cell office:value-type="float" office:value="-170.8424" calcext:value-type="float">
            <text:p>-170.8424</text:p>
          </table:table-cell>
          <table:table-cell office:value-type="string" calcext:value-type="string">
            <text:p>-6.484217e-01)</text:p>
          </table:table-cell>
          <table:table-cell office:value-type="string" calcext:value-type="string">
            <text:p>(1.315222e-02</text:p>
          </table:table-cell>
          <table:table-cell office:value-type="float" office:value="8.801476" calcext:value-type="float">
            <text:p>8.801476</text:p>
          </table:table-cell>
          <table:table-cell office:value-type="string" calcext:value-type="string">
            <text:p>4.319335e-01))</text:p>
          </table:table-cell>
        </table:table-row>
        <table:table-row table:style-name="ro1">
          <table:table-cell office:value-type="float" office:value="0.343636" calcext:value-type="float">
            <text:p>0.343636</text:p>
          </table:table-cell>
          <table:table-cell office:value-type="string" calcext:value-type="string">
            <text:p>((-1.288426e+01</text:p>
          </table:table-cell>
          <table:table-cell office:value-type="float" office:value="5.892354E-018" calcext:value-type="float">
            <text:p>5.892354E-18</text:p>
          </table:table-cell>
          <table:table-cell office:value-type="string" calcext:value-type="string">
            <text:p>5.628136e+02)</text:p>
          </table:table-cell>
          <table:table-cell office:value-type="string" calcext:value-type="string">
            <text:p>(8.629593e+00</text:p>
          </table:table-cell>
          <table:table-cell office:value-type="float" office:value="6.524891E-021" calcext:value-type="float">
            <text:p>6.524891E-21</text:p>
          </table:table-cell>
          <table:table-cell office:value-type="string" calcext:value-type="string">
            <text:p>-2.639002e-01))</text:p>
          </table:table-cell>
          <table:table-cell office:value-type="string" calcext:value-type="string">
            <text:p>((-2.814068e+01</text:p>
          </table:table-cell>
          <table:table-cell office:value-type="float" office:value="-171.2768" calcext:value-type="float">
            <text:p>-171.2768</text:p>
          </table:table-cell>
          <table:table-cell office:value-type="string" calcext:value-type="string">
            <text:p>-6.442131e-01)</text:p>
          </table:table-cell>
          <table:table-cell office:value-type="string" calcext:value-type="string">
            <text:p>(1.319501e-02</text:p>
          </table:table-cell>
          <table:table-cell office:value-type="float" office:value="8.792118" calcext:value-type="float">
            <text:p>8.792118</text:p>
          </table:table-cell>
          <table:table-cell office:value-type="string" calcext:value-type="string">
            <text:p>4.314797e-01))</text:p>
          </table:table-cell>
        </table:table-row>
        <table:table-row table:style-name="ro1">
          <table:table-cell office:value-type="float" office:value="0.344242" calcext:value-type="float">
            <text:p>0.344242</text:p>
          </table:table-cell>
          <table:table-cell office:value-type="string" calcext:value-type="string">
            <text:p>((-1.281753e+01</text:p>
          </table:table-cell>
          <table:table-cell office:value-type="float" office:value="5.857519E-018" calcext:value-type="float">
            <text:p>5.857519E-18</text:p>
          </table:table-cell>
          <table:table-cell office:value-type="string" calcext:value-type="string">
            <text:p>5.636548e+02)</text:p>
          </table:table-cell>
          <table:table-cell office:value-type="string" calcext:value-type="string">
            <text:p>(8.621051e+00</text:p>
          </table:table-cell>
          <table:table-cell office:value-type="float" office:value="6.527618E-021" calcext:value-type="float">
            <text:p>6.527618E-21</text:p>
          </table:table-cell>
          <table:table-cell office:value-type="string" calcext:value-type="string">
            <text:p>-2.648488e-01))</text:p>
          </table:table-cell>
          <table:table-cell office:value-type="string" calcext:value-type="string">
            <text:p>((-2.818274e+01</text:p>
          </table:table-cell>
          <table:table-cell office:value-type="float" office:value="-171.6207" calcext:value-type="float">
            <text:p>-171.6207</text:p>
          </table:table-cell>
          <table:table-cell office:value-type="string" calcext:value-type="string">
            <text:p>-6.408763e-01)</text:p>
          </table:table-cell>
          <table:table-cell office:value-type="string" calcext:value-type="string">
            <text:p>(1.324244e-02</text:p>
          </table:table-cell>
          <table:table-cell office:value-type="float" office:value="8.783363" calcext:value-type="float">
            <text:p>8.783363</text:p>
          </table:table-cell>
          <table:table-cell office:value-type="string" calcext:value-type="string">
            <text:p>4.310525e-01))</text:p>
          </table:table-cell>
        </table:table-row>
        <table:table-row table:style-name="ro1">
          <table:table-cell office:value-type="float" office:value="0.344848" calcext:value-type="float">
            <text:p>0.344848</text:p>
          </table:table-cell>
          <table:table-cell office:value-type="string" calcext:value-type="string">
            <text:p>((-1.277840e+01</text:p>
          </table:table-cell>
          <table:table-cell office:value-type="float" office:value="5.837355E-018" calcext:value-type="float">
            <text:p>5.837355E-18</text:p>
          </table:table-cell>
          <table:table-cell office:value-type="string" calcext:value-type="string">
            <text:p>5.642836e+02)</text:p>
          </table:table-cell>
          <table:table-cell office:value-type="string" calcext:value-type="string">
            <text:p>(8.613038e+00</text:p>
          </table:table-cell>
          <table:table-cell office:value-type="float" office:value="6.525267E-021" calcext:value-type="float">
            <text:p>6.525267E-21</text:p>
          </table:table-cell>
          <table:table-cell office:value-type="string" calcext:value-type="string">
            <text:p>-2.659180e-01))</text:p>
          </table:table-cell>
          <table:table-cell office:value-type="string" calcext:value-type="string">
            <text:p>((-2.821418e+01</text:p>
          </table:table-cell>
          <table:table-cell office:value-type="float" office:value="-171.8654" calcext:value-type="float">
            <text:p>-171.8654</text:p>
          </table:table-cell>
          <table:table-cell office:value-type="string" calcext:value-type="string">
            <text:p>-6.389201e-01)</text:p>
          </table:table-cell>
          <table:table-cell office:value-type="string" calcext:value-type="string">
            <text:p>(1.329590e-02</text:p>
          </table:table-cell>
          <table:table-cell office:value-type="float" office:value="8.775216" calcext:value-type="float">
            <text:p>8.775216</text:p>
          </table:table-cell>
          <table:table-cell office:value-type="string" calcext:value-type="string">
            <text:p>4.306519e-01))</text:p>
          </table:table-cell>
        </table:table-row>
        <table:table-row table:style-name="ro1">
          <table:table-cell office:value-type="float" office:value="0.345455" calcext:value-type="float">
            <text:p>0.345455</text:p>
          </table:table-cell>
          <table:table-cell office:value-type="string" calcext:value-type="string">
            <text:p>((-1.277338e+01</text:p>
          </table:table-cell>
          <table:table-cell office:value-type="float" office:value="5.834576E-018" calcext:value-type="float">
            <text:p>5.834576E-18</text:p>
          </table:table-cell>
          <table:table-cell office:value-type="string" calcext:value-type="string">
            <text:p>5.646116e+02)</text:p>
          </table:table-cell>
          <table:table-cell office:value-type="string" calcext:value-type="string">
            <text:p>(8.605522e+00</text:p>
          </table:table-cell>
          <table:table-cell office:value-type="float" office:value="6.521868E-021" calcext:value-type="float">
            <text:p>6.521868E-21</text:p>
          </table:table-cell>
          <table:table-cell office:value-type="string" calcext:value-type="string">
            <text:p>-2.670850e-01))</text:p>
          </table:table-cell>
          <table:table-cell office:value-type="string" calcext:value-type="string">
            <text:p>((-2.823058e+01</text:p>
          </table:table-cell>
          <table:table-cell office:value-type="float" office:value="-171.9545" calcext:value-type="float">
            <text:p>-171.9545</text:p>
          </table:table-cell>
          <table:table-cell office:value-type="string" calcext:value-type="string">
            <text:p>-6.386690e-01)</text:p>
          </table:table-cell>
          <table:table-cell office:value-type="string" calcext:value-type="string">
            <text:p>(1.335425e-02</text:p>
          </table:table-cell>
          <table:table-cell office:value-type="float" office:value="8.767635" calcext:value-type="float">
            <text:p>8.767635</text:p>
          </table:table-cell>
          <table:table-cell office:value-type="string" calcext:value-type="string">
            <text:p>4.302761e-01))</text:p>
          </table:table-cell>
        </table:table-row>
        <table:table-row table:style-name="ro1">
          <table:table-cell office:value-type="float" office:value="0.346061" calcext:value-type="float">
            <text:p>0.346061</text:p>
          </table:table-cell>
          <table:table-cell office:value-type="string" calcext:value-type="string">
            <text:p>((-1.279287e+01</text:p>
          </table:table-cell>
          <table:table-cell office:value-type="float" office:value="5.842571E-018" calcext:value-type="float">
            <text:p>5.842571E-18</text:p>
          </table:table-cell>
          <table:table-cell office:value-type="string" calcext:value-type="string">
            <text:p>5.647215e+02)</text:p>
          </table:table-cell>
          <table:table-cell office:value-type="string" calcext:value-type="string">
            <text:p>(8.599041e+00</text:p>
          </table:table-cell>
          <table:table-cell office:value-type="float" office:value="6.507448E-021" calcext:value-type="float">
            <text:p>6.507448E-21</text:p>
          </table:table-cell>
          <table:table-cell office:value-type="string" calcext:value-type="string">
            <text:p>-2.683910e-01))</text:p>
          </table:table-cell>
          <table:table-cell office:value-type="string" calcext:value-type="string">
            <text:p>((-2.823607e+01</text:p>
          </table:table-cell>
          <table:table-cell office:value-type="float" office:value="-171.9378" calcext:value-type="float">
            <text:p>-171.9378</text:p>
          </table:table-cell>
          <table:table-cell office:value-type="string" calcext:value-type="string">
            <text:p>-6.396434e-01)</text:p>
          </table:table-cell>
          <table:table-cell office:value-type="string" calcext:value-type="string">
            <text:p>(1.341955e-02</text:p>
          </table:table-cell>
          <table:table-cell office:value-type="float" office:value="8.7612" calcext:value-type="float">
            <text:p>8.7612</text:p>
          </table:table-cell>
          <table:table-cell office:value-type="string" calcext:value-type="string">
            <text:p>4.299521e-01))</text:p>
          </table:table-cell>
        </table:table-row>
        <table:table-row table:style-name="ro1">
          <table:table-cell office:value-type="float" office:value="0.346667" calcext:value-type="float">
            <text:p>0.346667</text:p>
          </table:table-cell>
          <table:table-cell office:value-type="string" calcext:value-type="string">
            <text:p>((-1.283275e+01</text:p>
          </table:table-cell>
          <table:table-cell office:value-type="float" office:value="5.859038E-018" calcext:value-type="float">
            <text:p>5.859038E-18</text:p>
          </table:table-cell>
          <table:table-cell office:value-type="string" calcext:value-type="string">
            <text:p>5.646229e+02)</text:p>
          </table:table-cell>
          <table:table-cell office:value-type="string" calcext:value-type="string">
            <text:p>(8.592945e+00</text:p>
          </table:table-cell>
          <table:table-cell office:value-type="float" office:value="6.486924E-021" calcext:value-type="float">
            <text:p>6.486924E-21</text:p>
          </table:table-cell>
          <table:table-cell office:value-type="string" calcext:value-type="string">
            <text:p>-2.697479e-01))</text:p>
          </table:table-cell>
          <table:table-cell office:value-type="string" calcext:value-type="string">
            <text:p>((-2.823114e+01</text:p>
          </table:table-cell>
          <table:table-cell office:value-type="float" office:value="-171.8243" calcext:value-type="float">
            <text:p>-171.8243</text:p>
          </table:table-cell>
          <table:table-cell office:value-type="string" calcext:value-type="string">
            <text:p>-6.416374e-01)</text:p>
          </table:table-cell>
          <table:table-cell office:value-type="string" calcext:value-type="string">
            <text:p>(1.348740e-02</text:p>
          </table:table-cell>
          <table:table-cell office:value-type="float" office:value="8.755195" calcext:value-type="float">
            <text:p>8.755195</text:p>
          </table:table-cell>
          <table:table-cell office:value-type="string" calcext:value-type="string">
            <text:p>4.296473e-01))</text:p>
          </table:table-cell>
        </table:table-row>
        <table:table-row table:style-name="ro1">
          <table:table-cell office:value-type="float" office:value="0.347273" calcext:value-type="float">
            <text:p>0.347273</text:p>
          </table:table-cell>
          <table:table-cell office:value-type="string" calcext:value-type="string">
            <text:p>((-1.288070e+01</text:p>
          </table:table-cell>
          <table:table-cell office:value-type="float" office:value="5.877749E-018" calcext:value-type="float">
            <text:p>5.877749E-18</text:p>
          </table:table-cell>
          <table:table-cell office:value-type="string" calcext:value-type="string">
            <text:p>5.644330e+02)</text:p>
          </table:table-cell>
          <table:table-cell office:value-type="string" calcext:value-type="string">
            <text:p>(8.587105e+00</text:p>
          </table:table-cell>
          <table:table-cell office:value-type="float" office:value="6.470168E-021" calcext:value-type="float">
            <text:p>6.470168E-21</text:p>
          </table:table-cell>
          <table:table-cell office:value-type="string" calcext:value-type="string">
            <text:p>-2.711226e-01))</text:p>
          </table:table-cell>
          <table:table-cell office:value-type="string" calcext:value-type="string">
            <text:p>((-2.822165e+01</text:p>
          </table:table-cell>
          <table:table-cell office:value-type="float" office:value="-171.6713" calcext:value-type="float">
            <text:p>-171.6713</text:p>
          </table:table-cell>
          <table:table-cell office:value-type="string" calcext:value-type="string">
            <text:p>-6.440351e-01)</text:p>
          </table:table-cell>
          <table:table-cell office:value-type="string" calcext:value-type="string">
            <text:p>(1.355613e-02</text:p>
          </table:table-cell>
          <table:table-cell office:value-type="float" office:value="8.749469" calcext:value-type="float">
            <text:p>8.749469</text:p>
          </table:table-cell>
          <table:table-cell office:value-type="string" calcext:value-type="string">
            <text:p>4.293553e-01))</text:p>
          </table:table-cell>
        </table:table-row>
        <table:table-row table:style-name="ro1">
          <table:table-cell office:value-type="float" office:value="0.347879" calcext:value-type="float">
            <text:p>0.347879</text:p>
          </table:table-cell>
          <table:table-cell office:value-type="string" calcext:value-type="string">
            <text:p>((-1.293268e+01</text:p>
          </table:table-cell>
          <table:table-cell office:value-type="float" office:value="5.898226E-018" calcext:value-type="float">
            <text:p>5.898226E-18</text:p>
          </table:table-cell>
          <table:table-cell office:value-type="string" calcext:value-type="string">
            <text:p>5.642014e+02)</text:p>
          </table:table-cell>
          <table:table-cell office:value-type="string" calcext:value-type="string">
            <text:p>(8.581575e+00</text:p>
          </table:table-cell>
          <table:table-cell office:value-type="float" office:value="6.458904E-021" calcext:value-type="float">
            <text:p>6.458904E-21</text:p>
          </table:table-cell>
          <table:table-cell office:value-type="string" calcext:value-type="string">
            <text:p>-2.725045e-01))</text:p>
          </table:table-cell>
          <table:table-cell office:value-type="string" calcext:value-type="string">
            <text:p>((-2.821007e+01</text:p>
          </table:table-cell>
          <table:table-cell office:value-type="float" office:value="-171.5" calcext:value-type="float">
            <text:p>-171.5</text:p>
          </table:table-cell>
          <table:table-cell office:value-type="string" calcext:value-type="string">
            <text:p>-6.466342e-01)</text:p>
          </table:table-cell>
          <table:table-cell office:value-type="string" calcext:value-type="string">
            <text:p>(1.362522e-02</text:p>
          </table:table-cell>
          <table:table-cell office:value-type="float" office:value="8.744083" calcext:value-type="float">
            <text:p>8.744083</text:p>
          </table:table-cell>
          <table:table-cell office:value-type="string" calcext:value-type="string">
            <text:p>4.290788e-01))</text:p>
          </table:table-cell>
        </table:table-row>
        <table:table-row table:style-name="ro1">
          <table:table-cell office:value-type="float" office:value="0.348485" calcext:value-type="float">
            <text:p>0.348485</text:p>
          </table:table-cell>
          <table:table-cell office:value-type="string" calcext:value-type="string">
            <text:p>((-1.299180e+01</text:p>
          </table:table-cell>
          <table:table-cell office:value-type="float" office:value="5.921986E-018" calcext:value-type="float">
            <text:p>5.921986E-18</text:p>
          </table:table-cell>
          <table:table-cell office:value-type="string" calcext:value-type="string">
            <text:p>5.638878e+02)</text:p>
          </table:table-cell>
          <table:table-cell office:value-type="string" calcext:value-type="string">
            <text:p>(8.576447e+00</text:p>
          </table:table-cell>
          <table:table-cell office:value-type="float" office:value="6.449599E-021" calcext:value-type="float">
            <text:p>6.449599E-21</text:p>
          </table:table-cell>
          <table:table-cell office:value-type="string" calcext:value-type="string">
            <text:p>-2.739663e-01))</text:p>
          </table:table-cell>
          <table:table-cell office:value-type="string" calcext:value-type="string">
            <text:p>((-2.819439e+01</text:p>
          </table:table-cell>
          <table:table-cell office:value-type="float" office:value="-171.2912" calcext:value-type="float">
            <text:p>-171.2912</text:p>
          </table:table-cell>
          <table:table-cell office:value-type="string" calcext:value-type="string">
            <text:p>-6.495901e-01)</text:p>
          </table:table-cell>
          <table:table-cell office:value-type="string" calcext:value-type="string">
            <text:p>(1.369832e-02</text:p>
          </table:table-cell>
          <table:table-cell office:value-type="float" office:value="8.739155" calcext:value-type="float">
            <text:p>8.739155</text:p>
          </table:table-cell>
          <table:table-cell office:value-type="string" calcext:value-type="string">
            <text:p>4.288223e-01))</text:p>
          </table:table-cell>
        </table:table-row>
        <table:table-row table:style-name="ro1">
          <table:table-cell office:value-type="float" office:value="0.349091" calcext:value-type="float">
            <text:p>0.349091</text:p>
          </table:table-cell>
          <table:table-cell office:value-type="string" calcext:value-type="string">
            <text:p>((-1.306928e+01</text:p>
          </table:table-cell>
          <table:table-cell office:value-type="float" office:value="5.953045E-018" calcext:value-type="float">
            <text:p>5.953045E-18</text:p>
          </table:table-cell>
          <table:table-cell office:value-type="string" calcext:value-type="string">
            <text:p>5.633495e+02)</text:p>
          </table:table-cell>
          <table:table-cell office:value-type="string" calcext:value-type="string">
            <text:p>(8.571826e+00</text:p>
          </table:table-cell>
          <table:table-cell office:value-type="float" office:value="6.44114E-021" calcext:value-type="float">
            <text:p>6.44114E-21</text:p>
          </table:table-cell>
          <table:table-cell office:value-type="string" calcext:value-type="string">
            <text:p>-2.754704e-01))</text:p>
          </table:table-cell>
          <table:table-cell office:value-type="string" calcext:value-type="string">
            <text:p>((-2.816747e+01</text:p>
          </table:table-cell>
          <table:table-cell office:value-type="float" office:value="-170.984" calcext:value-type="float">
            <text:p>-170.984</text:p>
          </table:table-cell>
          <table:table-cell office:value-type="string" calcext:value-type="string">
            <text:p>-6.534641e-01)</text:p>
          </table:table-cell>
          <table:table-cell office:value-type="string" calcext:value-type="string">
            <text:p>(1.377352e-02</text:p>
          </table:table-cell>
          <table:table-cell office:value-type="float" office:value="8.734782" calcext:value-type="float">
            <text:p>8.734782</text:p>
          </table:table-cell>
          <table:table-cell office:value-type="string" calcext:value-type="string">
            <text:p>4.285913e-01))</text:p>
          </table:table-cell>
        </table:table-row>
        <table:table-row table:style-name="ro1">
          <table:table-cell office:value-type="float" office:value="0.349697" calcext:value-type="float">
            <text:p>0.349697</text:p>
          </table:table-cell>
          <table:table-cell office:value-type="string" calcext:value-type="string">
            <text:p>((-1.316112e+01</text:p>
          </table:table-cell>
          <table:table-cell office:value-type="float" office:value="5.989976E-018" calcext:value-type="float">
            <text:p>5.989976E-18</text:p>
          </table:table-cell>
          <table:table-cell office:value-type="string" calcext:value-type="string">
            <text:p>5.626646e+02)</text:p>
          </table:table-cell>
          <table:table-cell office:value-type="string" calcext:value-type="string">
            <text:p>(8.567744e+00</text:p>
          </table:table-cell>
          <table:table-cell office:value-type="float" office:value="6.415742E-021" calcext:value-type="float">
            <text:p>6.415742E-21</text:p>
          </table:table-cell>
          <table:table-cell office:value-type="string" calcext:value-type="string">
            <text:p>-2.770362e-01))</text:p>
          </table:table-cell>
          <table:table-cell office:value-type="string" calcext:value-type="string">
            <text:p>((-2.813323e+01</text:p>
          </table:table-cell>
          <table:table-cell office:value-type="float" office:value="-170.6102" calcext:value-type="float">
            <text:p>-170.6102</text:p>
          </table:table-cell>
          <table:table-cell office:value-type="string" calcext:value-type="string">
            <text:p>-6.580562e-01)</text:p>
          </table:table-cell>
          <table:table-cell office:value-type="string" calcext:value-type="string">
            <text:p>(1.385181e-02</text:p>
          </table:table-cell>
          <table:table-cell office:value-type="float" office:value="8.731004" calcext:value-type="float">
            <text:p>8.731004</text:p>
          </table:table-cell>
          <table:table-cell office:value-type="string" calcext:value-type="string">
            <text:p>4.283872e-01))</text:p>
          </table:table-cell>
        </table:table-row>
        <table:table-row table:style-name="ro1">
          <table:table-cell office:value-type="float" office:value="0.350303" calcext:value-type="float">
            <text:p>0.350303</text:p>
          </table:table-cell>
          <table:table-cell office:value-type="string" calcext:value-type="string">
            <text:p>((-1.327053e+01</text:p>
          </table:table-cell>
          <table:table-cell office:value-type="float" office:value="6.035768E-018" calcext:value-type="float">
            <text:p>6.035768E-18</text:p>
          </table:table-cell>
          <table:table-cell office:value-type="string" calcext:value-type="string">
            <text:p>5.618566e+02)</text:p>
          </table:table-cell>
          <table:table-cell office:value-type="string" calcext:value-type="string">
            <text:p>(8.563836e+00</text:p>
          </table:table-cell>
          <table:table-cell office:value-type="float" office:value="6.40304E-021" calcext:value-type="float">
            <text:p>6.40304E-21</text:p>
          </table:table-cell>
          <table:table-cell office:value-type="string" calcext:value-type="string">
            <text:p>-2.786421e-01))</text:p>
          </table:table-cell>
          <table:table-cell office:value-type="string" calcext:value-type="string">
            <text:p>((-2.809283e+01</text:p>
          </table:table-cell>
          <table:table-cell office:value-type="float" office:value="-170.1841" calcext:value-type="float">
            <text:p>-170.1841</text:p>
          </table:table-cell>
          <table:table-cell office:value-type="string" calcext:value-type="string">
            <text:p>-6.635264e-01)</text:p>
          </table:table-cell>
          <table:table-cell office:value-type="string" calcext:value-type="string">
            <text:p>(1.393211e-02</text:p>
          </table:table-cell>
          <table:table-cell office:value-type="float" office:value="8.727425" calcext:value-type="float">
            <text:p>8.727425</text:p>
          </table:table-cell>
          <table:table-cell office:value-type="string" calcext:value-type="string">
            <text:p>4.281918e-01))</text:p>
          </table:table-cell>
        </table:table-row>
        <table:table-row table:style-name="ro1">
          <table:table-cell office:value-type="float" office:value="0.350909" calcext:value-type="float">
            <text:p>0.350909</text:p>
          </table:table-cell>
          <table:table-cell office:value-type="string" calcext:value-type="string">
            <text:p>((-1.336991e+01</text:p>
          </table:table-cell>
          <table:table-cell office:value-type="float" office:value="6.071637E-018" calcext:value-type="float">
            <text:p>6.071637E-18</text:p>
          </table:table-cell>
          <table:table-cell office:value-type="string" calcext:value-type="string">
            <text:p>5.609776e+02)</text:p>
          </table:table-cell>
          <table:table-cell office:value-type="string" calcext:value-type="string">
            <text:p>(8.559825e+00</text:p>
          </table:table-cell>
          <table:table-cell office:value-type="float" office:value="6.443912E-021" calcext:value-type="float">
            <text:p>6.443912E-21</text:p>
          </table:table-cell>
          <table:table-cell office:value-type="string" calcext:value-type="string">
            <text:p>-2.802594e-01))</text:p>
          </table:table-cell>
          <table:table-cell office:value-type="string" calcext:value-type="string">
            <text:p>((-2.804888e+01</text:p>
          </table:table-cell>
          <table:table-cell office:value-type="float" office:value="-169.7265" calcext:value-type="float">
            <text:p>-169.7265</text:p>
          </table:table-cell>
          <table:table-cell office:value-type="string" calcext:value-type="string">
            <text:p>-6.684956e-01)</text:p>
          </table:table-cell>
          <table:table-cell office:value-type="string" calcext:value-type="string">
            <text:p>(1.401297e-02</text:p>
          </table:table-cell>
          <table:table-cell office:value-type="float" office:value="8.723743" calcext:value-type="float">
            <text:p>8.723743</text:p>
          </table:table-cell>
          <table:table-cell office:value-type="string" calcext:value-type="string">
            <text:p>4.279913e-01))</text:p>
          </table:table-cell>
        </table:table-row>
        <table:table-row table:style-name="ro1">
          <table:table-cell office:value-type="float" office:value="0.351515" calcext:value-type="float">
            <text:p>0.351515</text:p>
          </table:table-cell>
          <table:table-cell office:value-type="string" calcext:value-type="string">
            <text:p>((-1.348318e+01</text:p>
          </table:table-cell>
          <table:table-cell office:value-type="float" office:value="6.116991E-018" calcext:value-type="float">
            <text:p>6.116991E-18</text:p>
          </table:table-cell>
          <table:table-cell office:value-type="string" calcext:value-type="string">
            <text:p>5.600300e+02)</text:p>
          </table:table-cell>
          <table:table-cell office:value-type="string" calcext:value-type="string">
            <text:p>(8.555539e+00</text:p>
          </table:table-cell>
          <table:table-cell office:value-type="float" office:value="6.476676E-021" calcext:value-type="float">
            <text:p>6.476676E-21</text:p>
          </table:table-cell>
          <table:table-cell office:value-type="string" calcext:value-type="string">
            <text:p>-2.818747e-01))</text:p>
          </table:table-cell>
          <table:table-cell office:value-type="string" calcext:value-type="string">
            <text:p>((-2.800150e+01</text:p>
          </table:table-cell>
          <table:table-cell office:value-type="float" office:value="-169.2395" calcext:value-type="float">
            <text:p>-169.2395</text:p>
          </table:table-cell>
          <table:table-cell office:value-type="string" calcext:value-type="string">
            <text:p>-6.741592e-01)</text:p>
          </table:table-cell>
          <table:table-cell office:value-type="string" calcext:value-type="string">
            <text:p>(1.409374e-02</text:p>
          </table:table-cell>
          <table:table-cell office:value-type="float" office:value="8.71977" calcext:value-type="float">
            <text:p>8.71977</text:p>
          </table:table-cell>
          <table:table-cell office:value-type="string" calcext:value-type="string">
            <text:p>4.277770e-01))</text:p>
          </table:table-cell>
        </table:table-row>
        <table:table-row table:style-name="ro1">
          <table:table-cell office:value-type="float" office:value="0.352121" calcext:value-type="float">
            <text:p>0.352121</text:p>
          </table:table-cell>
          <table:table-cell office:value-type="string" calcext:value-type="string">
            <text:p>((-1.359812e+01</text:p>
          </table:table-cell>
          <table:table-cell office:value-type="float" office:value="6.161706E-018" calcext:value-type="float">
            <text:p>6.161706E-18</text:p>
          </table:table-cell>
          <table:table-cell office:value-type="string" calcext:value-type="string">
            <text:p>5.590490e+02)</text:p>
          </table:table-cell>
          <table:table-cell office:value-type="string" calcext:value-type="string">
            <text:p>(8.550902e+00</text:p>
          </table:table-cell>
          <table:table-cell office:value-type="float" office:value="6.491867E-021" calcext:value-type="float">
            <text:p>6.491867E-21</text:p>
          </table:table-cell>
          <table:table-cell office:value-type="string" calcext:value-type="string">
            <text:p>-2.834831e-01))</text:p>
          </table:table-cell>
          <table:table-cell office:value-type="string" calcext:value-type="string">
            <text:p>((-2.795245e+01</text:p>
          </table:table-cell>
          <table:table-cell office:value-type="float" office:value="-168.74" calcext:value-type="float">
            <text:p>-168.74</text:p>
          </table:table-cell>
          <table:table-cell office:value-type="string" calcext:value-type="string">
            <text:p>-6.799062e-01)</text:p>
          </table:table-cell>
          <table:table-cell office:value-type="string" calcext:value-type="string">
            <text:p>(1.417416e-02</text:p>
          </table:table-cell>
          <table:table-cell office:value-type="float" office:value="8.715424" calcext:value-type="float">
            <text:p>8.715424</text:p>
          </table:table-cell>
          <table:table-cell office:value-type="string" calcext:value-type="string">
            <text:p>4.275451e-01))</text:p>
          </table:table-cell>
        </table:table-row>
        <table:table-row table:style-name="ro1">
          <table:table-cell office:value-type="float" office:value="0.352727" calcext:value-type="float">
            <text:p>0.352727</text:p>
          </table:table-cell>
          <table:table-cell office:value-type="string" calcext:value-type="string">
            <text:p>((-1.371352e+01</text:p>
          </table:table-cell>
          <table:table-cell office:value-type="float" office:value="6.20592E-018" calcext:value-type="float">
            <text:p>6.20592E-18</text:p>
          </table:table-cell>
          <table:table-cell office:value-type="string" calcext:value-type="string">
            <text:p>5.580462e+02)</text:p>
          </table:table-cell>
          <table:table-cell office:value-type="string" calcext:value-type="string">
            <text:p>(8.547883e+00</text:p>
          </table:table-cell>
          <table:table-cell office:value-type="float" office:value="5.916602E-021" calcext:value-type="float">
            <text:p>5.916602E-21</text:p>
          </table:table-cell>
          <table:table-cell office:value-type="string" calcext:value-type="string">
            <text:p>-2.852728e-01))</text:p>
          </table:table-cell>
          <table:table-cell office:value-type="string" calcext:value-type="string">
            <text:p>((-2.790231e+01</text:p>
          </table:table-cell>
          <table:table-cell office:value-type="float" office:value="-168.234" calcext:value-type="float">
            <text:p>-168.234</text:p>
          </table:table-cell>
          <table:table-cell office:value-type="string" calcext:value-type="string">
            <text:p>-6.856760e-01)</text:p>
          </table:table-cell>
          <table:table-cell office:value-type="string" calcext:value-type="string">
            <text:p>(1.426364e-02</text:p>
          </table:table-cell>
          <table:table-cell office:value-type="float" office:value="8.712855" calcext:value-type="float">
            <text:p>8.712855</text:p>
          </table:table-cell>
          <table:table-cell office:value-type="string" calcext:value-type="string">
            <text:p>4.273941e-01))</text:p>
          </table:table-cell>
        </table:table-row>
        <table:table-row table:style-name="ro1">
          <table:table-cell office:value-type="float" office:value="0.353333" calcext:value-type="float">
            <text:p>0.353333</text:p>
          </table:table-cell>
          <table:table-cell office:value-type="string" calcext:value-type="string">
            <text:p>((-1.383418e+01</text:p>
          </table:table-cell>
          <table:table-cell office:value-type="float" office:value="6.256834E-018" calcext:value-type="float">
            <text:p>6.256834E-18</text:p>
          </table:table-cell>
          <table:table-cell office:value-type="string" calcext:value-type="string">
            <text:p>5.570106e+02)</text:p>
          </table:table-cell>
          <table:table-cell office:value-type="string" calcext:value-type="string">
            <text:p>(8.545154e+00</text:p>
          </table:table-cell>
          <table:table-cell office:value-type="float" office:value="5.635203E-021" calcext:value-type="float">
            <text:p>5.635203E-21</text:p>
          </table:table-cell>
          <table:table-cell office:value-type="string" calcext:value-type="string">
            <text:p>-2.872667e-01))</text:p>
          </table:table-cell>
          <table:table-cell office:value-type="string" calcext:value-type="string">
            <text:p>((-2.785053e+01</text:p>
          </table:table-cell>
          <table:table-cell office:value-type="float" office:value="-167.7079" calcext:value-type="float">
            <text:p>-167.7079</text:p>
          </table:table-cell>
          <table:table-cell office:value-type="string" calcext:value-type="string">
            <text:p>-6.917090e-01)</text:p>
          </table:table-cell>
          <table:table-cell office:value-type="string" calcext:value-type="string">
            <text:p>(1.436333e-02</text:p>
          </table:table-cell>
          <table:table-cell office:value-type="float" office:value="8.71067" calcext:value-type="float">
            <text:p>8.71067</text:p>
          </table:table-cell>
          <table:table-cell office:value-type="string" calcext:value-type="string">
            <text:p>4.272577e-01))</text:p>
          </table:table-cell>
        </table:table-row>
        <table:table-row table:style-name="ro1">
          <table:table-cell office:value-type="float" office:value="0.353939" calcext:value-type="float">
            <text:p>0.353939</text:p>
          </table:table-cell>
          <table:table-cell office:value-type="string" calcext:value-type="string">
            <text:p>((-1.393722e+01</text:p>
          </table:table-cell>
          <table:table-cell office:value-type="float" office:value="6.288628E-018" calcext:value-type="float">
            <text:p>6.288628E-18</text:p>
          </table:table-cell>
          <table:table-cell office:value-type="string" calcext:value-type="string">
            <text:p>5.560689e+02)</text:p>
          </table:table-cell>
          <table:table-cell office:value-type="string" calcext:value-type="string">
            <text:p>(8.542672e+00</text:p>
          </table:table-cell>
          <table:table-cell office:value-type="float" office:value="5.33456E-021" calcext:value-type="float">
            <text:p>5.33456E-21</text:p>
          </table:table-cell>
          <table:table-cell office:value-type="string" calcext:value-type="string">
            <text:p>-2.894575e-01))</text:p>
          </table:table-cell>
          <table:table-cell office:value-type="string" calcext:value-type="string">
            <text:p>((-2.780344e+01</text:p>
          </table:table-cell>
          <table:table-cell office:value-type="float" office:value="-167.2439" calcext:value-type="float">
            <text:p>-167.2439</text:p>
          </table:table-cell>
          <table:table-cell office:value-type="string" calcext:value-type="string">
            <text:p>-6.968612e-01)</text:p>
          </table:table-cell>
          <table:table-cell office:value-type="string" calcext:value-type="string">
            <text:p>(1.447287e-02</text:p>
          </table:table-cell>
          <table:table-cell office:value-type="float" office:value="8.708818" calcext:value-type="float">
            <text:p>8.708818</text:p>
          </table:table-cell>
          <table:table-cell office:value-type="string" calcext:value-type="string">
            <text:p>4.271336e-01))</text:p>
          </table:table-cell>
        </table:table-row>
        <table:table-row table:style-name="ro1">
          <table:table-cell office:value-type="float" office:value="0.354545" calcext:value-type="float">
            <text:p>0.354545</text:p>
          </table:table-cell>
          <table:table-cell office:value-type="string" calcext:value-type="string">
            <text:p>((-1.404161e+01</text:p>
          </table:table-cell>
          <table:table-cell office:value-type="float" office:value="6.326154E-018" calcext:value-type="float">
            <text:p>6.326154E-18</text:p>
          </table:table-cell>
          <table:table-cell office:value-type="string" calcext:value-type="string">
            <text:p>5.551557e+02)</text:p>
          </table:table-cell>
          <table:table-cell office:value-type="string" calcext:value-type="string">
            <text:p>(8.540567e+00</text:p>
          </table:table-cell>
          <table:table-cell office:value-type="float" office:value="4.958992E-021" calcext:value-type="float">
            <text:p>4.958992E-21</text:p>
          </table:table-cell>
          <table:table-cell office:value-type="string" calcext:value-type="string">
            <text:p>-2.918612e-01))</text:p>
          </table:table-cell>
          <table:table-cell office:value-type="string" calcext:value-type="string">
            <text:p>((-2.775778e+01</text:p>
          </table:table-cell>
          <table:table-cell office:value-type="float" office:value="-166.7863" calcext:value-type="float">
            <text:p>-166.7863</text:p>
          </table:table-cell>
          <table:table-cell office:value-type="string" calcext:value-type="string">
            <text:p>-7.020805e-01)</text:p>
          </table:table-cell>
          <table:table-cell office:value-type="string" calcext:value-type="string">
            <text:p>(1.459306e-02</text:p>
          </table:table-cell>
          <table:table-cell office:value-type="float" office:value="8.707447" calcext:value-type="float">
            <text:p>8.707447</text:p>
          </table:table-cell>
          <table:table-cell office:value-type="string" calcext:value-type="string">
            <text:p>4.270283e-01))</text:p>
          </table:table-cell>
        </table:table-row>
        <table:table-row table:style-name="ro1">
          <table:table-cell office:value-type="float" office:value="0.355152" calcext:value-type="float">
            <text:p>0.355152</text:p>
          </table:table-cell>
          <table:table-cell office:value-type="string" calcext:value-type="string">
            <text:p>((-1.414051e+01</text:p>
          </table:table-cell>
          <table:table-cell office:value-type="float" office:value="6.361205E-018" calcext:value-type="float">
            <text:p>6.361205E-18</text:p>
          </table:table-cell>
          <table:table-cell office:value-type="string" calcext:value-type="string">
            <text:p>5.542842e+02)</text:p>
          </table:table-cell>
          <table:table-cell office:value-type="string" calcext:value-type="string">
            <text:p>(8.538453e+00</text:p>
          </table:table-cell>
          <table:table-cell office:value-type="float" office:value="4.628362E-021" calcext:value-type="float">
            <text:p>4.628362E-21</text:p>
          </table:table-cell>
          <table:table-cell office:value-type="string" calcext:value-type="string">
            <text:p>-2.944019e-01))</text:p>
          </table:table-cell>
          <table:table-cell office:value-type="string" calcext:value-type="string">
            <text:p>((-2.771421e+01</text:p>
          </table:table-cell>
          <table:table-cell office:value-type="float" office:value="-166.3495" calcext:value-type="float">
            <text:p>-166.3495</text:p>
          </table:table-cell>
          <table:table-cell office:value-type="string" calcext:value-type="string">
            <text:p>-7.070253e-01)</text:p>
          </table:table-cell>
          <table:table-cell office:value-type="string" calcext:value-type="string">
            <text:p>(1.472010e-02</text:p>
          </table:table-cell>
          <table:table-cell office:value-type="float" office:value="8.706122" calcext:value-type="float">
            <text:p>8.706122</text:p>
          </table:table-cell>
          <table:table-cell office:value-type="string" calcext:value-type="string">
            <text:p>4.269227e-01))</text:p>
          </table:table-cell>
        </table:table-row>
        <table:table-row table:style-name="ro1">
          <table:table-cell office:value-type="float" office:value="0.355758" calcext:value-type="float">
            <text:p>0.355758</text:p>
          </table:table-cell>
          <table:table-cell office:value-type="string" calcext:value-type="string">
            <text:p>((-1.422466e+01</text:p>
          </table:table-cell>
          <table:table-cell office:value-type="float" office:value="6.390148E-018" calcext:value-type="float">
            <text:p>6.390148E-18</text:p>
          </table:table-cell>
          <table:table-cell office:value-type="string" calcext:value-type="string">
            <text:p>5.535425e+02)</text:p>
          </table:table-cell>
          <table:table-cell office:value-type="string" calcext:value-type="string">
            <text:p>(8.536512e+00</text:p>
          </table:table-cell>
          <table:table-cell office:value-type="float" office:value="4.240483E-021" calcext:value-type="float">
            <text:p>4.240483E-21</text:p>
          </table:table-cell>
          <table:table-cell office:value-type="string" calcext:value-type="string">
            <text:p>-2.971049e-01))</text:p>
          </table:table-cell>
          <table:table-cell office:value-type="string" calcext:value-type="string">
            <text:p>((-2.767712e+01</text:p>
          </table:table-cell>
          <table:table-cell office:value-type="float" office:value="-165.9711" calcext:value-type="float">
            <text:p>-165.9711</text:p>
          </table:table-cell>
          <table:table-cell office:value-type="string" calcext:value-type="string">
            <text:p>-7.112329e-01)</text:p>
          </table:table-cell>
          <table:table-cell office:value-type="string" calcext:value-type="string">
            <text:p>(1.485525e-02</text:p>
          </table:table-cell>
          <table:table-cell office:value-type="float" office:value="8.705046" calcext:value-type="float">
            <text:p>8.705046</text:p>
          </table:table-cell>
          <table:table-cell office:value-type="string" calcext:value-type="string">
            <text:p>4.268256e-01))</text:p>
          </table:table-cell>
        </table:table-row>
        <table:table-row table:style-name="ro1">
          <table:table-cell office:value-type="float" office:value="0.356364" calcext:value-type="float">
            <text:p>0.356364</text:p>
          </table:table-cell>
          <table:table-cell office:value-type="string" calcext:value-type="string">
            <text:p>((-1.429844e+01</text:p>
          </table:table-cell>
          <table:table-cell office:value-type="float" office:value="6.413872E-018" calcext:value-type="float">
            <text:p>6.413872E-18</text:p>
          </table:table-cell>
          <table:table-cell office:value-type="string" calcext:value-type="string">
            <text:p>5.529682e+02)</text:p>
          </table:table-cell>
          <table:table-cell office:value-type="string" calcext:value-type="string">
            <text:p>(8.534981e+00</text:p>
          </table:table-cell>
          <table:table-cell office:value-type="float" office:value="3.786904E-021" calcext:value-type="float">
            <text:p>3.786904E-21</text:p>
          </table:table-cell>
          <table:table-cell office:value-type="string" calcext:value-type="string">
            <text:p>-2.999658e-01))</text:p>
          </table:table-cell>
          <table:table-cell office:value-type="string" calcext:value-type="string">
            <text:p>((-2.764841e+01</text:p>
          </table:table-cell>
          <table:table-cell office:value-type="float" office:value="-165.677" calcext:value-type="float">
            <text:p>-165.677</text:p>
          </table:table-cell>
          <table:table-cell office:value-type="string" calcext:value-type="string">
            <text:p>-7.149220e-01)</text:p>
          </table:table-cell>
          <table:table-cell office:value-type="string" calcext:value-type="string">
            <text:p>(1.499829e-02</text:p>
          </table:table-cell>
          <table:table-cell office:value-type="float" office:value="8.704462" calcext:value-type="float">
            <text:p>8.704462</text:p>
          </table:table-cell>
          <table:table-cell office:value-type="string" calcext:value-type="string">
            <text:p>4.267490e-01))</text:p>
          </table:table-cell>
        </table:table-row>
        <table:table-row table:style-name="ro1">
          <table:table-cell office:value-type="float" office:value="0.35697" calcext:value-type="float">
            <text:p>0.35697</text:p>
          </table:table-cell>
          <table:table-cell office:value-type="string" calcext:value-type="string">
            <text:p>((-1.432883e+01</text:p>
          </table:table-cell>
          <table:table-cell office:value-type="float" office:value="6.416995E-018" calcext:value-type="float">
            <text:p>6.416995E-18</text:p>
          </table:table-cell>
          <table:table-cell office:value-type="string" calcext:value-type="string">
            <text:p>5.527956e+02)</text:p>
          </table:table-cell>
          <table:table-cell office:value-type="string" calcext:value-type="string">
            <text:p>(8.534077e+00</text:p>
          </table:table-cell>
          <table:table-cell office:value-type="float" office:value="3.268604E-021" calcext:value-type="float">
            <text:p>3.268604E-21</text:p>
          </table:table-cell>
          <table:table-cell office:value-type="string" calcext:value-type="string">
            <text:p>-3.030730e-01))</text:p>
          </table:table-cell>
          <table:table-cell office:value-type="string" calcext:value-type="string">
            <text:p>((-2.763978e+01</text:p>
          </table:table-cell>
          <table:table-cell office:value-type="float" office:value="-165.5776" calcext:value-type="float">
            <text:p>-165.5776</text:p>
          </table:table-cell>
          <table:table-cell office:value-type="string" calcext:value-type="string">
            <text:p>-7.164417e-01)</text:p>
          </table:table-cell>
          <table:table-cell office:value-type="string" calcext:value-type="string">
            <text:p>(1.515365e-02</text:p>
          </table:table-cell>
          <table:table-cell office:value-type="float" office:value="8.704631" calcext:value-type="float">
            <text:p>8.704631</text:p>
          </table:table-cell>
          <table:table-cell office:value-type="string" calcext:value-type="string">
            <text:p>4.267038e-01))</text:p>
          </table:table-cell>
        </table:table-row>
        <table:table-row table:style-name="ro1">
          <table:table-cell office:value-type="float" office:value="0.357576" calcext:value-type="float">
            <text:p>0.357576</text:p>
          </table:table-cell>
          <table:table-cell office:value-type="string" calcext:value-type="string">
            <text:p>((-1.431860e+01</text:p>
          </table:table-cell>
          <table:table-cell office:value-type="float" office:value="6.405282E-018" calcext:value-type="float">
            <text:p>6.405282E-18</text:p>
          </table:table-cell>
          <table:table-cell office:value-type="string" calcext:value-type="string">
            <text:p>5.529933e+02)</text:p>
          </table:table-cell>
          <table:table-cell office:value-type="string" calcext:value-type="string">
            <text:p>(8.534013e+00</text:p>
          </table:table-cell>
          <table:table-cell office:value-type="float" office:value="2.685829E-021" calcext:value-type="float">
            <text:p>2.685829E-21</text:p>
          </table:table-cell>
          <table:table-cell office:value-type="string" calcext:value-type="string">
            <text:p>-3.064461e-01))</text:p>
          </table:table-cell>
          <table:table-cell office:value-type="string" calcext:value-type="string">
            <text:p>((-2.764966e+01</text:p>
          </table:table-cell>
          <table:table-cell office:value-type="float" office:value="-165.6444" calcext:value-type="float">
            <text:p>-165.6444</text:p>
          </table:table-cell>
          <table:table-cell office:value-type="string" calcext:value-type="string">
            <text:p>-7.159300e-01)</text:p>
          </table:table-cell>
          <table:table-cell office:value-type="string" calcext:value-type="string">
            <text:p>(1.532230e-02</text:p>
          </table:table-cell>
          <table:table-cell office:value-type="float" office:value="8.705781" calcext:value-type="float">
            <text:p>8.705781</text:p>
          </table:table-cell>
          <table:table-cell office:value-type="string" calcext:value-type="string">
            <text:p>4.267007e-01))</text:p>
          </table:table-cell>
        </table:table-row>
        <table:table-row table:style-name="ro1">
          <table:table-cell office:value-type="float" office:value="0.358182" calcext:value-type="float">
            <text:p>0.358182</text:p>
          </table:table-cell>
          <table:table-cell office:value-type="string" calcext:value-type="string">
            <text:p>((-1.426161e+01</text:p>
          </table:table-cell>
          <table:table-cell office:value-type="float" office:value="6.371825E-018" calcext:value-type="float">
            <text:p>6.371825E-18</text:p>
          </table:table-cell>
          <table:table-cell office:value-type="string" calcext:value-type="string">
            <text:p>5.536356e+02)</text:p>
          </table:table-cell>
          <table:table-cell office:value-type="string" calcext:value-type="string">
            <text:p>(8.534857e+00</text:p>
          </table:table-cell>
          <table:table-cell office:value-type="float" office:value="2.040787E-021" calcext:value-type="float">
            <text:p>2.040787E-21</text:p>
          </table:table-cell>
          <table:table-cell office:value-type="string" calcext:value-type="string">
            <text:p>-3.102013e-01))</text:p>
          </table:table-cell>
          <table:table-cell office:value-type="string" calcext:value-type="string">
            <text:p>((-2.768178e+01</text:p>
          </table:table-cell>
          <table:table-cell office:value-type="float" office:value="-165.9248" calcext:value-type="float">
            <text:p>-165.9248</text:p>
          </table:table-cell>
          <table:table-cell office:value-type="string" calcext:value-type="string">
            <text:p>-7.130807e-01)</text:p>
          </table:table-cell>
          <table:table-cell office:value-type="string" calcext:value-type="string">
            <text:p>(1.551007e-02</text:p>
          </table:table-cell>
          <table:table-cell office:value-type="float" office:value="8.708023" calcext:value-type="float">
            <text:p>8.708023</text:p>
          </table:table-cell>
          <table:table-cell office:value-type="string" calcext:value-type="string">
            <text:p>4.267429e-01))</text:p>
          </table:table-cell>
        </table:table-row>
        <table:table-row table:style-name="ro1">
          <table:table-cell office:value-type="float" office:value="0.358788" calcext:value-type="float">
            <text:p>0.358788</text:p>
          </table:table-cell>
          <table:table-cell office:value-type="string" calcext:value-type="string">
            <text:p>((-1.419248e+01</text:p>
          </table:table-cell>
          <table:table-cell office:value-type="float" office:value="6.334061E-018" calcext:value-type="float">
            <text:p>6.334061E-18</text:p>
          </table:table-cell>
          <table:table-cell office:value-type="string" calcext:value-type="string">
            <text:p>5.544182e+02)</text:p>
          </table:table-cell>
          <table:table-cell office:value-type="string" calcext:value-type="string">
            <text:p>(8.536171e+00</text:p>
          </table:table-cell>
          <table:table-cell office:value-type="float" office:value="1.682849E-021" calcext:value-type="float">
            <text:p>1.682849E-21</text:p>
          </table:table-cell>
          <table:table-cell office:value-type="string" calcext:value-type="string">
            <text:p>-3.143032e-01))</text:p>
          </table:table-cell>
          <table:table-cell office:value-type="string" calcext:value-type="string">
            <text:p>((-2.772091e+01</text:p>
          </table:table-cell>
          <table:table-cell office:value-type="float" office:value="-166.2686" calcext:value-type="float">
            <text:p>-166.2686</text:p>
          </table:table-cell>
          <table:table-cell office:value-type="string" calcext:value-type="string">
            <text:p>-7.096242e-01)</text:p>
          </table:table-cell>
          <table:table-cell office:value-type="string" calcext:value-type="string">
            <text:p>(1.571516e-02</text:p>
          </table:table-cell>
          <table:table-cell office:value-type="float" office:value="8.710881" calcext:value-type="float">
            <text:p>8.710881</text:p>
          </table:table-cell>
          <table:table-cell office:value-type="string" calcext:value-type="string">
            <text:p>4.268085e-01))</text:p>
          </table:table-cell>
        </table:table-row>
        <table:table-row table:style-name="ro1">
          <table:table-cell office:value-type="float" office:value="0.359394" calcext:value-type="float">
            <text:p>0.359394</text:p>
          </table:table-cell>
          <table:table-cell office:value-type="string" calcext:value-type="string">
            <text:p>((-1.408263e+01</text:p>
          </table:table-cell>
          <table:table-cell office:value-type="float" office:value="6.276967E-018" calcext:value-type="float">
            <text:p>6.276967E-18</text:p>
          </table:table-cell>
          <table:table-cell office:value-type="string" calcext:value-type="string">
            <text:p>5.555748e+02)</text:p>
          </table:table-cell>
          <table:table-cell office:value-type="string" calcext:value-type="string">
            <text:p>(8.537614e+00</text:p>
          </table:table-cell>
          <table:table-cell office:value-type="float" office:value="1.389303E-021" calcext:value-type="float">
            <text:p>1.389303E-21</text:p>
          </table:table-cell>
          <table:table-cell office:value-type="string" calcext:value-type="string">
            <text:p>-3.186306e-01))</text:p>
          </table:table-cell>
          <table:table-cell office:value-type="string" calcext:value-type="string">
            <text:p>((-2.777874e+01</text:p>
          </table:table-cell>
          <table:table-cell office:value-type="float" office:value="-166.7881" calcext:value-type="float">
            <text:p>-166.7881</text:p>
          </table:table-cell>
          <table:table-cell office:value-type="string" calcext:value-type="string">
            <text:p>-7.041315e-01)</text:p>
          </table:table-cell>
          <table:table-cell office:value-type="string" calcext:value-type="string">
            <text:p>(1.593153e-02</text:p>
          </table:table-cell>
          <table:table-cell office:value-type="float" office:value="8.713954" calcext:value-type="float">
            <text:p>8.713954</text:p>
          </table:table-cell>
          <table:table-cell office:value-type="string" calcext:value-type="string">
            <text:p>4.268807e-01))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string" calcext:value-type="string">
            <text:p>((-1.394560e+01</text:p>
          </table:table-cell>
          <table:table-cell office:value-type="float" office:value="6.215721E-018" calcext:value-type="float">
            <text:p>6.215721E-18</text:p>
          </table:table-cell>
          <table:table-cell office:value-type="string" calcext:value-type="string">
            <text:p>5.571389e+02)</text:p>
          </table:table-cell>
          <table:table-cell office:value-type="string" calcext:value-type="string">
            <text:p>(8.539214e+00</text:p>
          </table:table-cell>
          <table:table-cell office:value-type="float" office:value="1.074826E-021" calcext:value-type="float">
            <text:p>1.074826E-21</text:p>
          </table:table-cell>
          <table:table-cell office:value-type="string" calcext:value-type="string">
            <text:p>-3.231118e-01))</text:p>
          </table:table-cell>
          <table:table-cell office:value-type="string" calcext:value-type="string">
            <text:p>((-2.785694e+01</text:p>
          </table:table-cell>
          <table:table-cell office:value-type="float" office:value="-167.4955" calcext:value-type="float">
            <text:p>-167.4955</text:p>
          </table:table-cell>
          <table:table-cell office:value-type="string" calcext:value-type="string">
            <text:p>-6.972799e-01)</text:p>
          </table:table-cell>
          <table:table-cell office:value-type="string" calcext:value-type="string">
            <text:p>(1.615559e-02</text:p>
          </table:table-cell>
          <table:table-cell office:value-type="float" office:value="8.717243" calcext:value-type="float">
            <text:p>8.717243</text:p>
          </table:table-cell>
          <table:table-cell office:value-type="string" calcext:value-type="string">
            <text:p>4.269607e-01))</text:p>
          </table:table-cell>
        </table:table-row>
        <table:table-row table:style-name="ro1">
          <table:table-cell office:value-type="float" office:value="0.360606" calcext:value-type="float">
            <text:p>0.360606</text:p>
          </table:table-cell>
          <table:table-cell office:value-type="string" calcext:value-type="string">
            <text:p>((-1.378054e+01</text:p>
          </table:table-cell>
          <table:table-cell office:value-type="float" office:value="6.134535E-018" calcext:value-type="float">
            <text:p>6.134535E-18</text:p>
          </table:table-cell>
          <table:table-cell office:value-type="string" calcext:value-type="string">
            <text:p>5.588258e+02)</text:p>
          </table:table-cell>
          <table:table-cell office:value-type="string" calcext:value-type="string">
            <text:p>(8.541136e+00</text:p>
          </table:table-cell>
          <table:table-cell office:value-type="float" office:value="7.242597E-022" calcext:value-type="float">
            <text:p>7.242597E-22</text:p>
          </table:table-cell>
          <table:table-cell office:value-type="string" calcext:value-type="string">
            <text:p>-3.277571e-01))</text:p>
          </table:table-cell>
          <table:table-cell office:value-type="string" calcext:value-type="string">
            <text:p>((-2.794129e+01</text:p>
          </table:table-cell>
          <table:table-cell office:value-type="float" office:value="-168.2652" calcext:value-type="float">
            <text:p>-168.2652</text:p>
          </table:table-cell>
          <table:table-cell office:value-type="string" calcext:value-type="string">
            <text:p>-6.890270e-01)</text:p>
          </table:table-cell>
          <table:table-cell office:value-type="string" calcext:value-type="string">
            <text:p>(1.638786e-02</text:p>
          </table:table-cell>
          <table:table-cell office:value-type="float" office:value="8.720927" calcext:value-type="float">
            <text:p>8.720927</text:p>
          </table:table-cell>
          <table:table-cell office:value-type="string" calcext:value-type="string">
            <text:p>4.270568e-01))</text:p>
          </table:table-cell>
        </table:table-row>
        <table:table-row table:style-name="ro1">
          <table:table-cell office:value-type="float" office:value="0.361212" calcext:value-type="float">
            <text:p>0.361212</text:p>
          </table:table-cell>
          <table:table-cell office:value-type="string" calcext:value-type="string">
            <text:p>((-1.364252e+01</text:p>
          </table:table-cell>
          <table:table-cell office:value-type="float" office:value="6.068579E-018" calcext:value-type="float">
            <text:p>6.068579E-18</text:p>
          </table:table-cell>
          <table:table-cell office:value-type="string" calcext:value-type="string">
            <text:p>5.602828e+02)</text:p>
          </table:table-cell>
          <table:table-cell office:value-type="string" calcext:value-type="string">
            <text:p>(8.543417e+00</text:p>
          </table:table-cell>
          <table:table-cell office:value-type="float" office:value="3.341445E-022" calcext:value-type="float">
            <text:p>3.341445E-22</text:p>
          </table:table-cell>
          <table:table-cell office:value-type="string" calcext:value-type="string">
            <text:p>-3.325518e-01))</text:p>
          </table:table-cell>
          <table:table-cell office:value-type="string" calcext:value-type="string">
            <text:p>((-2.801414e+01</text:p>
          </table:table-cell>
          <table:table-cell office:value-type="float" office:value="-168.9254" calcext:value-type="float">
            <text:p>-168.9254</text:p>
          </table:table-cell>
          <table:table-cell office:value-type="string" calcext:value-type="string">
            <text:p>-6.821258e-01)</text:p>
          </table:table-cell>
          <table:table-cell office:value-type="string" calcext:value-type="string">
            <text:p>(1.662759e-02</text:p>
          </table:table-cell>
          <table:table-cell office:value-type="float" office:value="8.725042" calcext:value-type="float">
            <text:p>8.725042</text:p>
          </table:table-cell>
          <table:table-cell office:value-type="string" calcext:value-type="string">
            <text:p>4.271708e-01))</text:p>
          </table:table-cell>
        </table:table-row>
        <table:table-row table:style-name="ro1">
          <table:table-cell office:value-type="float" office:value="0.361818" calcext:value-type="float">
            <text:p>0.361818</text:p>
          </table:table-cell>
          <table:table-cell office:value-type="string" calcext:value-type="string">
            <text:p>((-1.353937e+01</text:p>
          </table:table-cell>
          <table:table-cell office:value-type="float" office:value="6.018265E-018" calcext:value-type="float">
            <text:p>6.018265E-18</text:p>
          </table:table-cell>
          <table:table-cell office:value-type="string" calcext:value-type="string">
            <text:p>5.613959e+02)</text:p>
          </table:table-cell>
          <table:table-cell office:value-type="string" calcext:value-type="string">
            <text:p>(8.545975e+00</text:p>
          </table:table-cell>
          <table:table-cell office:value-type="float" office:value="-8.987806E-023" calcext:value-type="float">
            <text:p>-8.987806E-23</text:p>
          </table:table-cell>
          <table:table-cell office:value-type="string" calcext:value-type="string">
            <text:p>-3.375080e-01))</text:p>
          </table:table-cell>
          <table:table-cell office:value-type="string" calcext:value-type="string">
            <text:p>((-2.806979e+01</text:p>
          </table:table-cell>
          <table:table-cell office:value-type="float" office:value="-169.4227" calcext:value-type="float">
            <text:p>-169.4227</text:p>
          </table:table-cell>
          <table:table-cell office:value-type="string" calcext:value-type="string">
            <text:p>-6.769683e-01)</text:p>
          </table:table-cell>
          <table:table-cell office:value-type="string" calcext:value-type="string">
            <text:p>(1.687540e-02</text:p>
          </table:table-cell>
          <table:table-cell office:value-type="float" office:value="8.729507" calcext:value-type="float">
            <text:p>8.729507</text:p>
          </table:table-cell>
          <table:table-cell office:value-type="string" calcext:value-type="string">
            <text:p>4.272988e-01))</text:p>
          </table:table-cell>
        </table:table-row>
        <table:table-row table:style-name="ro1">
          <table:table-cell office:value-type="float" office:value="0.362424" calcext:value-type="float">
            <text:p>0.362424</text:p>
          </table:table-cell>
          <table:table-cell office:value-type="string" calcext:value-type="string">
            <text:p>((-1.347210e+01</text:p>
          </table:table-cell>
          <table:table-cell office:value-type="float" office:value="5.985571E-018" calcext:value-type="float">
            <text:p>5.985571E-18</text:p>
          </table:table-cell>
          <table:table-cell office:value-type="string" calcext:value-type="string">
            <text:p>5.622248e+02)</text:p>
          </table:table-cell>
          <table:table-cell office:value-type="string" calcext:value-type="string">
            <text:p>(8.548663e+00</text:p>
          </table:table-cell>
          <table:table-cell office:value-type="float" office:value="-5.964441E-022" calcext:value-type="float">
            <text:p>-5.964441E-22</text:p>
          </table:table-cell>
          <table:table-cell office:value-type="string" calcext:value-type="string">
            <text:p>-3.425622e-01))</text:p>
          </table:table-cell>
          <table:table-cell office:value-type="string" calcext:value-type="string">
            <text:p>((-2.811124e+01</text:p>
          </table:table-cell>
          <table:table-cell office:value-type="float" office:value="-169.7788" calcext:value-type="float">
            <text:p>-169.7788</text:p>
          </table:table-cell>
          <table:table-cell office:value-type="string" calcext:value-type="string">
            <text:p>-6.736051e-01)</text:p>
          </table:table-cell>
          <table:table-cell office:value-type="string" calcext:value-type="string">
            <text:p>(1.712811e-02</text:p>
          </table:table-cell>
          <table:table-cell office:value-type="float" office:value="8.734142" calcext:value-type="float">
            <text:p>8.734142</text:p>
          </table:table-cell>
          <table:table-cell office:value-type="string" calcext:value-type="string">
            <text:p>4.274331e-01))</text:p>
          </table:table-cell>
        </table:table-row>
        <table:table-row table:style-name="ro1">
          <table:table-cell office:value-type="float" office:value="0.36303" calcext:value-type="float">
            <text:p>0.36303</text:p>
          </table:table-cell>
          <table:table-cell office:value-type="string" calcext:value-type="string">
            <text:p>((-1.338450e+01</text:p>
          </table:table-cell>
          <table:table-cell office:value-type="float" office:value="5.942893E-018" calcext:value-type="float">
            <text:p>5.942893E-18</text:p>
          </table:table-cell>
          <table:table-cell office:value-type="string" calcext:value-type="string">
            <text:p>5.631329e+02)</text:p>
          </table:table-cell>
          <table:table-cell office:value-type="string" calcext:value-type="string">
            <text:p>(8.551523e+00</text:p>
          </table:table-cell>
          <table:table-cell office:value-type="float" office:value="-1.113909E-021" calcext:value-type="float">
            <text:p>-1.113909E-21</text:p>
          </table:table-cell>
          <table:table-cell office:value-type="string" calcext:value-type="string">
            <text:p>-3.477363e-01))</text:p>
          </table:table-cell>
          <table:table-cell office:value-type="string" calcext:value-type="string">
            <text:p>((-2.815665e+01</text:p>
          </table:table-cell>
          <table:table-cell office:value-type="float" office:value="-170.1806" calcext:value-type="float">
            <text:p>-170.1806</text:p>
          </table:table-cell>
          <table:table-cell office:value-type="string" calcext:value-type="string">
            <text:p>-6.692250e-01)</text:p>
          </table:table-cell>
          <table:table-cell office:value-type="string" calcext:value-type="string">
            <text:p>(1.738681e-02</text:p>
          </table:table-cell>
          <table:table-cell office:value-type="float" office:value="8.739002" calcext:value-type="float">
            <text:p>8.739002</text:p>
          </table:table-cell>
          <table:table-cell office:value-type="string" calcext:value-type="string">
            <text:p>4.275761e-01))</text:p>
          </table:table-cell>
        </table:table-row>
        <table:table-row table:style-name="ro1">
          <table:table-cell office:value-type="float" office:value="0.363636" calcext:value-type="float">
            <text:p>0.363636</text:p>
          </table:table-cell>
          <table:table-cell office:value-type="string" calcext:value-type="string">
            <text:p>((-1.331819e+01</text:p>
          </table:table-cell>
          <table:table-cell office:value-type="float" office:value="5.911728E-018" calcext:value-type="float">
            <text:p>5.911728E-18</text:p>
          </table:table-cell>
          <table:table-cell office:value-type="string" calcext:value-type="string">
            <text:p>5.639697e+02)</text:p>
          </table:table-cell>
          <table:table-cell office:value-type="string" calcext:value-type="string">
            <text:p>(8.554373e+00</text:p>
          </table:table-cell>
          <table:table-cell office:value-type="float" office:value="-1.61482E-021" calcext:value-type="float">
            <text:p>-1.61482E-21</text:p>
          </table:table-cell>
          <table:table-cell office:value-type="string" calcext:value-type="string">
            <text:p>-3.529275e-01))</text:p>
          </table:table-cell>
          <table:table-cell office:value-type="string" calcext:value-type="string">
            <text:p>((-2.819849e+01</text:p>
          </table:table-cell>
          <table:table-cell office:value-type="float" office:value="-170.5342" calcext:value-type="float">
            <text:p>-170.5342</text:p>
          </table:table-cell>
          <table:table-cell office:value-type="string" calcext:value-type="string">
            <text:p>-6.659095e-01)</text:p>
          </table:table-cell>
          <table:table-cell office:value-type="string" calcext:value-type="string">
            <text:p>(1.764637e-02</text:p>
          </table:table-cell>
          <table:table-cell office:value-type="float" office:value="8.74386" calcext:value-type="float">
            <text:p>8.74386</text:p>
          </table:table-cell>
          <table:table-cell office:value-type="string" calcext:value-type="string">
            <text:p>4.277187e-01))</text:p>
          </table:table-cell>
        </table:table-row>
        <table:table-row table:style-name="ro1">
          <table:table-cell office:value-type="float" office:value="0.364242" calcext:value-type="float">
            <text:p>0.364242</text:p>
          </table:table-cell>
          <table:table-cell office:value-type="string" calcext:value-type="string">
            <text:p>((-1.325547e+01</text:p>
          </table:table-cell>
          <table:table-cell office:value-type="float" office:value="5.881598E-018" calcext:value-type="float">
            <text:p>5.881598E-18</text:p>
          </table:table-cell>
          <table:table-cell office:value-type="string" calcext:value-type="string">
            <text:p>5.647390e+02)</text:p>
          </table:table-cell>
          <table:table-cell office:value-type="string" calcext:value-type="string">
            <text:p>(8.557038e+00</text:p>
          </table:table-cell>
          <table:table-cell office:value-type="float" office:value="-2.086681E-021" calcext:value-type="float">
            <text:p>-2.086681E-21</text:p>
          </table:table-cell>
          <table:table-cell office:value-type="string" calcext:value-type="string">
            <text:p>-3.579650e-01))</text:p>
          </table:table-cell>
          <table:table-cell office:value-type="string" calcext:value-type="string">
            <text:p>((-2.823695e+01</text:p>
          </table:table-cell>
          <table:table-cell office:value-type="float" office:value="-170.8577" calcext:value-type="float">
            <text:p>-170.8577</text:p>
          </table:table-cell>
          <table:table-cell office:value-type="string" calcext:value-type="string">
            <text:p>-6.627737e-01)</text:p>
          </table:table-cell>
          <table:table-cell office:value-type="string" calcext:value-type="string">
            <text:p>(1.789825e-02</text:p>
          </table:table-cell>
          <table:table-cell office:value-type="float" office:value="8.748471" calcext:value-type="float">
            <text:p>8.748471</text:p>
          </table:table-cell>
          <table:table-cell office:value-type="string" calcext:value-type="string">
            <text:p>4.278519e-01))</text:p>
          </table:table-cell>
        </table:table-row>
        <table:table-row table:style-name="ro1">
          <table:table-cell office:value-type="float" office:value="0.364848" calcext:value-type="float">
            <text:p>0.364848</text:p>
          </table:table-cell>
          <table:table-cell office:value-type="string" calcext:value-type="string">
            <text:p>((-1.321697e+01</text:p>
          </table:table-cell>
          <table:table-cell office:value-type="float" office:value="5.862463E-018" calcext:value-type="float">
            <text:p>5.862463E-18</text:p>
          </table:table-cell>
          <table:table-cell office:value-type="string" calcext:value-type="string">
            <text:p>5.652789e+02)</text:p>
          </table:table-cell>
          <table:table-cell office:value-type="string" calcext:value-type="string">
            <text:p>(8.559790e+00</text:p>
          </table:table-cell>
          <table:table-cell office:value-type="float" office:value="-2.510813E-021" calcext:value-type="float">
            <text:p>-2.510813E-21</text:p>
          </table:table-cell>
          <table:table-cell office:value-type="string" calcext:value-type="string">
            <text:p>-3.627559e-01))</text:p>
          </table:table-cell>
          <table:table-cell office:value-type="string" calcext:value-type="string">
            <text:p>((-2.826394e+01</text:p>
          </table:table-cell>
          <table:table-cell office:value-type="float" office:value="-171.0716" calcext:value-type="float">
            <text:p>-171.0716</text:p>
          </table:table-cell>
          <table:table-cell office:value-type="string" calcext:value-type="string">
            <text:p>-6.608487e-01)</text:p>
          </table:table-cell>
          <table:table-cell office:value-type="string" calcext:value-type="string">
            <text:p>(1.813780e-02</text:p>
          </table:table-cell>
          <table:table-cell office:value-type="float" office:value="8.753093" calcext:value-type="float">
            <text:p>8.753093</text:p>
          </table:table-cell>
          <table:table-cell office:value-type="string" calcext:value-type="string">
            <text:p>4.279895e-01))</text:p>
          </table:table-cell>
        </table:table-row>
        <table:table-row table:style-name="ro1">
          <table:table-cell office:value-type="float" office:value="0.365455" calcext:value-type="float">
            <text:p>0.365455</text:p>
          </table:table-cell>
          <table:table-cell office:value-type="string" calcext:value-type="string">
            <text:p>((-1.320344e+01</text:p>
          </table:table-cell>
          <table:table-cell office:value-type="float" office:value="5.854026E-018" calcext:value-type="float">
            <text:p>5.854026E-18</text:p>
          </table:table-cell>
          <table:table-cell office:value-type="string" calcext:value-type="string">
            <text:p>5.655796e+02)</text:p>
          </table:table-cell>
          <table:table-cell office:value-type="string" calcext:value-type="string">
            <text:p>(8.562153e+00</text:p>
          </table:table-cell>
          <table:table-cell office:value-type="float" office:value="-2.902896E-021" calcext:value-type="float">
            <text:p>-2.902896E-21</text:p>
          </table:table-cell>
          <table:table-cell office:value-type="string" calcext:value-type="string">
            <text:p>-3.673583e-01))</text:p>
          </table:table-cell>
          <table:table-cell office:value-type="string" calcext:value-type="string">
            <text:p>((-2.827898e+01</text:p>
          </table:table-cell>
          <table:table-cell office:value-type="float" office:value="-171.1722" calcext:value-type="float">
            <text:p>-171.1722</text:p>
          </table:table-cell>
          <table:table-cell office:value-type="string" calcext:value-type="string">
            <text:p>-6.601720e-01)</text:p>
          </table:table-cell>
          <table:table-cell office:value-type="string" calcext:value-type="string">
            <text:p>(1.836791e-02</text:p>
          </table:table-cell>
          <table:table-cell office:value-type="float" office:value="8.757241" calcext:value-type="float">
            <text:p>8.757241</text:p>
          </table:table-cell>
          <table:table-cell office:value-type="string" calcext:value-type="string">
            <text:p>4.281076e-01))</text:p>
          </table:table-cell>
        </table:table-row>
        <table:table-row table:style-name="ro1">
          <table:table-cell office:value-type="float" office:value="0.366061" calcext:value-type="float">
            <text:p>0.366061</text:p>
          </table:table-cell>
          <table:table-cell office:value-type="string" calcext:value-type="string">
            <text:p>((-1.321658e+01</text:p>
          </table:table-cell>
          <table:table-cell office:value-type="float" office:value="5.857073E-018" calcext:value-type="float">
            <text:p>5.857073E-18</text:p>
          </table:table-cell>
          <table:table-cell office:value-type="string" calcext:value-type="string">
            <text:p>5.656138e+02)</text:p>
          </table:table-cell>
          <table:table-cell office:value-type="string" calcext:value-type="string">
            <text:p>(8.563980e+00</text:p>
          </table:table-cell>
          <table:table-cell office:value-type="float" office:value="-3.263553E-021" calcext:value-type="float">
            <text:p>-3.263553E-21</text:p>
          </table:table-cell>
          <table:table-cell office:value-type="string" calcext:value-type="string">
            <text:p>-3.718376e-01))</text:p>
          </table:table-cell>
          <table:table-cell office:value-type="string" calcext:value-type="string">
            <text:p>((-2.828069e+01</text:p>
          </table:table-cell>
          <table:table-cell office:value-type="float" office:value="-171.1457" calcext:value-type="float">
            <text:p>-171.1457</text:p>
          </table:table-cell>
          <table:table-cell office:value-type="string" calcext:value-type="string">
            <text:p>-6.608289e-01)</text:p>
          </table:table-cell>
          <table:table-cell office:value-type="string" calcext:value-type="string">
            <text:p>(1.859188e-02</text:p>
          </table:table-cell>
          <table:table-cell office:value-type="float" office:value="8.76078" calcext:value-type="float">
            <text:p>8.76078</text:p>
          </table:table-cell>
          <table:table-cell office:value-type="string" calcext:value-type="string">
            <text:p>4.281990e-01))</text:p>
          </table:table-cell>
        </table:table-row>
        <table:table-row table:style-name="ro1">
          <table:table-cell office:value-type="float" office:value="0.366667" calcext:value-type="float">
            <text:p>0.366667</text:p>
          </table:table-cell>
          <table:table-cell office:value-type="string" calcext:value-type="string">
            <text:p>((-1.326671e+01</text:p>
          </table:table-cell>
          <table:table-cell office:value-type="float" office:value="5.877375E-018" calcext:value-type="float">
            <text:p>5.877375E-18</text:p>
          </table:table-cell>
          <table:table-cell office:value-type="string" calcext:value-type="string">
            <text:p>5.653219e+02)</text:p>
          </table:table-cell>
          <table:table-cell office:value-type="string" calcext:value-type="string">
            <text:p>(8.564638e+00</text:p>
          </table:table-cell>
          <table:table-cell office:value-type="float" office:value="-3.481109E-021" calcext:value-type="float">
            <text:p>-3.481109E-21</text:p>
          </table:table-cell>
          <table:table-cell office:value-type="string" calcext:value-type="string">
            <text:p>-3.760973e-01))</text:p>
          </table:table-cell>
          <table:table-cell office:value-type="string" calcext:value-type="string">
            <text:p>((-2.826609e+01</text:p>
          </table:table-cell>
          <table:table-cell office:value-type="float" office:value="-170.9596" calcext:value-type="float">
            <text:p>-170.9596</text:p>
          </table:table-cell>
          <table:table-cell office:value-type="string" calcext:value-type="string">
            <text:p>-6.633356e-01)</text:p>
          </table:table-cell>
          <table:table-cell office:value-type="string" calcext:value-type="string">
            <text:p>(1.880486e-02</text:p>
          </table:table-cell>
          <table:table-cell office:value-type="float" office:value="8.763005" calcext:value-type="float">
            <text:p>8.763005</text:p>
          </table:table-cell>
          <table:table-cell office:value-type="string" calcext:value-type="string">
            <text:p>4.282319e-01))</text:p>
          </table:table-cell>
        </table:table-row>
        <table:table-row table:style-name="ro1">
          <table:table-cell office:value-type="float" office:value="0.367273" calcext:value-type="float">
            <text:p>0.367273</text:p>
          </table:table-cell>
          <table:table-cell office:value-type="string" calcext:value-type="string">
            <text:p>((-1.330221e+01</text:p>
          </table:table-cell>
          <table:table-cell office:value-type="float" office:value="5.888954E-018" calcext:value-type="float">
            <text:p>5.888954E-18</text:p>
          </table:table-cell>
          <table:table-cell office:value-type="string" calcext:value-type="string">
            <text:p>5.651779e+02)</text:p>
          </table:table-cell>
          <table:table-cell office:value-type="string" calcext:value-type="string">
            <text:p>(8.563865e+00</text:p>
          </table:table-cell>
          <table:table-cell office:value-type="float" office:value="-3.554397E-021" calcext:value-type="float">
            <text:p>-3.554397E-21</text:p>
          </table:table-cell>
          <table:table-cell office:value-type="string" calcext:value-type="string">
            <text:p>-3.801694e-01))</text:p>
          </table:table-cell>
          <table:table-cell office:value-type="string" calcext:value-type="string">
            <text:p>((-2.825889e+01</text:p>
          </table:table-cell>
          <table:table-cell office:value-type="float" office:value="-170.8472" calcext:value-type="float">
            <text:p>-170.8472</text:p>
          </table:table-cell>
          <table:table-cell office:value-type="string" calcext:value-type="string">
            <text:p>-6.651103e-01)</text:p>
          </table:table-cell>
          <table:table-cell office:value-type="string" calcext:value-type="string">
            <text:p>(1.900847e-02</text:p>
          </table:table-cell>
          <table:table-cell office:value-type="float" office:value="8.763651" calcext:value-type="float">
            <text:p>8.763651</text:p>
          </table:table-cell>
          <table:table-cell office:value-type="string" calcext:value-type="string">
            <text:p>4.281932e-01))</text:p>
          </table:table-cell>
        </table:table-row>
        <table:table-row table:style-name="ro1">
          <table:table-cell office:value-type="float" office:value="0.367879" calcext:value-type="float">
            <text:p>0.367879</text:p>
          </table:table-cell>
          <table:table-cell office:value-type="string" calcext:value-type="string">
            <text:p>((-1.331379e+01</text:p>
          </table:table-cell>
          <table:table-cell office:value-type="float" office:value="5.886302E-018" calcext:value-type="float">
            <text:p>5.886302E-18</text:p>
          </table:table-cell>
          <table:table-cell office:value-type="string" calcext:value-type="string">
            <text:p>5.651973e+02)</text:p>
          </table:table-cell>
          <table:table-cell office:value-type="string" calcext:value-type="string">
            <text:p>(8.561668e+00</text:p>
          </table:table-cell>
          <table:table-cell office:value-type="float" office:value="-3.653938E-021" calcext:value-type="float">
            <text:p>-3.653938E-21</text:p>
          </table:table-cell>
          <table:table-cell office:value-type="string" calcext:value-type="string">
            <text:p>-3.841134e-01))</text:p>
          </table:table-cell>
          <table:table-cell office:value-type="string" calcext:value-type="string">
            <text:p>((-2.825987e+01</text:p>
          </table:table-cell>
          <table:table-cell office:value-type="float" office:value="-170.8139" calcext:value-type="float">
            <text:p>-170.8139</text:p>
          </table:table-cell>
          <table:table-cell office:value-type="string" calcext:value-type="string">
            <text:p>-6.656897e-01)</text:p>
          </table:table-cell>
          <table:table-cell office:value-type="string" calcext:value-type="string">
            <text:p>(1.920567e-02</text:p>
          </table:table-cell>
          <table:table-cell office:value-type="float" office:value="8.762748" calcext:value-type="float">
            <text:p>8.762748</text:p>
          </table:table-cell>
          <table:table-cell office:value-type="string" calcext:value-type="string">
            <text:p>4.280834e-01))</text:p>
          </table:table-cell>
        </table:table-row>
        <table:table-row table:style-name="ro1">
          <table:table-cell office:value-type="float" office:value="0.368485" calcext:value-type="float">
            <text:p>0.368485</text:p>
          </table:table-cell>
          <table:table-cell office:value-type="string" calcext:value-type="string">
            <text:p>((-1.331343e+01</text:p>
          </table:table-cell>
          <table:table-cell office:value-type="float" office:value="5.885483E-018" calcext:value-type="float">
            <text:p>5.885483E-18</text:p>
          </table:table-cell>
          <table:table-cell office:value-type="string" calcext:value-type="string">
            <text:p>5.654110e+02)</text:p>
          </table:table-cell>
          <table:table-cell office:value-type="string" calcext:value-type="string">
            <text:p>(8.558371e+00</text:p>
          </table:table-cell>
          <table:table-cell office:value-type="float" office:value="-3.746066E-021" calcext:value-type="float">
            <text:p>-3.746066E-21</text:p>
          </table:table-cell>
          <table:table-cell office:value-type="string" calcext:value-type="string">
            <text:p>-3.879380e-01))</text:p>
          </table:table-cell>
          <table:table-cell office:value-type="string" calcext:value-type="string">
            <text:p>((-2.827055e+01</text:p>
          </table:table-cell>
          <table:table-cell office:value-type="float" office:value="-170.869" calcext:value-type="float">
            <text:p>-170.869</text:p>
          </table:table-cell>
          <table:table-cell office:value-type="string" calcext:value-type="string">
            <text:p>-6.656716e-01)</text:p>
          </table:table-cell>
          <table:table-cell office:value-type="string" calcext:value-type="string">
            <text:p>(1.939690e-02</text:p>
          </table:table-cell>
          <table:table-cell office:value-type="float" office:value="8.760643" calcext:value-type="float">
            <text:p>8.760643</text:p>
          </table:table-cell>
          <table:table-cell office:value-type="string" calcext:value-type="string">
            <text:p>4.279185e-01))</text:p>
          </table:table-cell>
        </table:table-row>
        <table:table-row table:style-name="ro1">
          <table:table-cell office:value-type="float" office:value="0.369091" calcext:value-type="float">
            <text:p>0.369091</text:p>
          </table:table-cell>
          <table:table-cell office:value-type="string" calcext:value-type="string">
            <text:p>((-1.328896e+01</text:p>
          </table:table-cell>
          <table:table-cell office:value-type="float" office:value="5.869247E-018" calcext:value-type="float">
            <text:p>5.869247E-18</text:p>
          </table:table-cell>
          <table:table-cell office:value-type="string" calcext:value-type="string">
            <text:p>5.658599e+02)</text:p>
          </table:table-cell>
          <table:table-cell office:value-type="string" calcext:value-type="string">
            <text:p>(8.554154e+00</text:p>
          </table:table-cell>
          <table:table-cell office:value-type="float" office:value="-3.836319E-021" calcext:value-type="float">
            <text:p>-3.836319E-21</text:p>
          </table:table-cell>
          <table:table-cell office:value-type="string" calcext:value-type="string">
            <text:p>-3.916359e-01))</text:p>
          </table:table-cell>
          <table:table-cell office:value-type="string" calcext:value-type="string">
            <text:p>((-2.829299e+01</text:p>
          </table:table-cell>
          <table:table-cell office:value-type="float" office:value="-171.0385" calcext:value-type="float">
            <text:p>-171.0385</text:p>
          </table:table-cell>
          <table:table-cell office:value-type="string" calcext:value-type="string">
            <text:p>-6.644482e-01)</text:p>
          </table:table-cell>
          <table:table-cell office:value-type="string" calcext:value-type="string">
            <text:p>(1.958179e-02</text:p>
          </table:table-cell>
          <table:table-cell office:value-type="float" office:value="8.757524" calcext:value-type="float">
            <text:p>8.757524</text:p>
          </table:table-cell>
          <table:table-cell office:value-type="string" calcext:value-type="string">
            <text:p>4.277077e-01))</text:p>
          </table:table-cell>
        </table:table-row>
        <table:table-row table:style-name="ro1">
          <table:table-cell office:value-type="float" office:value="0.369697" calcext:value-type="float">
            <text:p>0.369697</text:p>
          </table:table-cell>
          <table:table-cell office:value-type="string" calcext:value-type="string">
            <text:p>((-1.324562e+01</text:p>
          </table:table-cell>
          <table:table-cell office:value-type="float" office:value="5.846518E-018" calcext:value-type="float">
            <text:p>5.846518E-18</text:p>
          </table:table-cell>
          <table:table-cell office:value-type="string" calcext:value-type="string">
            <text:p>5.664181e+02)</text:p>
          </table:table-cell>
          <table:table-cell office:value-type="string" calcext:value-type="string">
            <text:p>(8.549193e+00</text:p>
          </table:table-cell>
          <table:table-cell office:value-type="float" office:value="-3.902664E-021" calcext:value-type="float">
            <text:p>-3.902664E-21</text:p>
          </table:table-cell>
          <table:table-cell office:value-type="string" calcext:value-type="string">
            <text:p>-3.951890e-01))</text:p>
          </table:table-cell>
          <table:table-cell office:value-type="string" calcext:value-type="string">
            <text:p>((-2.832091e+01</text:p>
          </table:table-cell>
          <table:table-cell office:value-type="float" office:value="-171.2572" calcext:value-type="float">
            <text:p>-171.2572</text:p>
          </table:table-cell>
          <table:table-cell office:value-type="string" calcext:value-type="string">
            <text:p>-6.622809e-01)</text:p>
          </table:table-cell>
          <table:table-cell office:value-type="string" calcext:value-type="string">
            <text:p>(1.975945e-02</text:p>
          </table:table-cell>
          <table:table-cell office:value-type="float" office:value="8.75357" calcext:value-type="float">
            <text:p>8.75357</text:p>
          </table:table-cell>
          <table:table-cell office:value-type="string" calcext:value-type="string">
            <text:p>4.274597e-01))</text:p>
          </table:table-cell>
        </table:table-row>
        <table:table-row table:style-name="ro1">
          <table:table-cell office:value-type="float" office:value="0.370303" calcext:value-type="float">
            <text:p>0.370303</text:p>
          </table:table-cell>
          <table:table-cell office:value-type="string" calcext:value-type="string">
            <text:p>((-1.320794e+01</text:p>
          </table:table-cell>
          <table:table-cell office:value-type="float" office:value="5.825074E-018" calcext:value-type="float">
            <text:p>5.825074E-18</text:p>
          </table:table-cell>
          <table:table-cell office:value-type="string" calcext:value-type="string">
            <text:p>5.669843e+02)</text:p>
          </table:table-cell>
          <table:table-cell office:value-type="string" calcext:value-type="string">
            <text:p>(8.543600e+00</text:p>
          </table:table-cell>
          <table:table-cell office:value-type="float" office:value="-3.931659E-021" calcext:value-type="float">
            <text:p>-3.931659E-21</text:p>
          </table:table-cell>
          <table:table-cell office:value-type="string" calcext:value-type="string">
            <text:p>-3.986110e-01))</text:p>
          </table:table-cell>
          <table:table-cell office:value-type="string" calcext:value-type="string">
            <text:p>((-2.834922e+01</text:p>
          </table:table-cell>
          <table:table-cell office:value-type="float" office:value="-171.4794" calcext:value-type="float">
            <text:p>-171.4794</text:p>
          </table:table-cell>
          <table:table-cell office:value-type="string" calcext:value-type="string">
            <text:p>-6.603972e-01)</text:p>
          </table:table-cell>
          <table:table-cell office:value-type="string" calcext:value-type="string">
            <text:p>(1.993055e-02</text:p>
          </table:table-cell>
          <table:table-cell office:value-type="float" office:value="8.748903" calcext:value-type="float">
            <text:p>8.748903</text:p>
          </table:table-cell>
          <table:table-cell office:value-type="string" calcext:value-type="string">
            <text:p>4.271800e-01))</text:p>
          </table:table-cell>
        </table:table-row>
        <table:table-row table:style-name="ro1">
          <table:table-cell office:value-type="float" office:value="0.370909" calcext:value-type="float">
            <text:p>0.370909</text:p>
          </table:table-cell>
          <table:table-cell office:value-type="string" calcext:value-type="string">
            <text:p>((-1.317472e+01</text:p>
          </table:table-cell>
          <table:table-cell office:value-type="float" office:value="5.806526E-018" calcext:value-type="float">
            <text:p>5.806526E-18</text:p>
          </table:table-cell>
          <table:table-cell office:value-type="string" calcext:value-type="string">
            <text:p>5.674771e+02)</text:p>
          </table:table-cell>
          <table:table-cell office:value-type="string" calcext:value-type="string">
            <text:p>(8.537420e+00</text:p>
          </table:table-cell>
          <table:table-cell office:value-type="float" office:value="-3.965261E-021" calcext:value-type="float">
            <text:p>-3.965261E-21</text:p>
          </table:table-cell>
          <table:table-cell office:value-type="string" calcext:value-type="string">
            <text:p>-4.019061e-01))</text:p>
          </table:table-cell>
          <table:table-cell office:value-type="string" calcext:value-type="string">
            <text:p>((-2.837386e+01</text:p>
          </table:table-cell>
          <table:table-cell office:value-type="float" office:value="-171.6661" calcext:value-type="float">
            <text:p>-171.6661</text:p>
          </table:table-cell>
          <table:table-cell office:value-type="string" calcext:value-type="string">
            <text:p>-6.587359e-01)</text:p>
          </table:table-cell>
          <table:table-cell office:value-type="string" calcext:value-type="string">
            <text:p>(2.009531e-02</text:p>
          </table:table-cell>
          <table:table-cell office:value-type="float" office:value="8.743573" calcext:value-type="float">
            <text:p>8.743573</text:p>
          </table:table-cell>
          <table:table-cell office:value-type="string" calcext:value-type="string">
            <text:p>4.268710e-01))</text:p>
          </table:table-cell>
        </table:table-row>
        <table:table-row table:style-name="ro1">
          <table:table-cell office:value-type="float" office:value="0.371515" calcext:value-type="float">
            <text:p>0.371515</text:p>
          </table:table-cell>
          <table:table-cell office:value-type="string" calcext:value-type="string">
            <text:p>((-1.314574e+01</text:p>
          </table:table-cell>
          <table:table-cell office:value-type="float" office:value="5.788605E-018" calcext:value-type="float">
            <text:p>5.788605E-18</text:p>
          </table:table-cell>
          <table:table-cell office:value-type="string" calcext:value-type="string">
            <text:p>5.679415e+02)</text:p>
          </table:table-cell>
          <table:table-cell office:value-type="string" calcext:value-type="string">
            <text:p>(8.530681e+00</text:p>
          </table:table-cell>
          <table:table-cell office:value-type="float" office:value="-4.003215E-021" calcext:value-type="float">
            <text:p>-4.003215E-21</text:p>
          </table:table-cell>
          <table:table-cell office:value-type="string" calcext:value-type="string">
            <text:p>-4.050640e-01))</text:p>
          </table:table-cell>
          <table:table-cell office:value-type="string" calcext:value-type="string">
            <text:p>((-2.839708e+01</text:p>
          </table:table-cell>
          <table:table-cell office:value-type="float" office:value="-171.8392" calcext:value-type="float">
            <text:p>-171.8392</text:p>
          </table:table-cell>
          <table:table-cell office:value-type="string" calcext:value-type="string">
            <text:p>-6.572869e-01)</text:p>
          </table:table-cell>
          <table:table-cell office:value-type="string" calcext:value-type="string">
            <text:p>(2.025320e-02</text:p>
          </table:table-cell>
          <table:table-cell office:value-type="float" office:value="8.737608" calcext:value-type="float">
            <text:p>8.737608</text:p>
          </table:table-cell>
          <table:table-cell office:value-type="string" calcext:value-type="string">
            <text:p>4.265341e-01))</text:p>
          </table:table-cell>
        </table:table-row>
        <table:table-row table:style-name="ro1">
          <table:table-cell office:value-type="float" office:value="0.372121" calcext:value-type="float">
            <text:p>0.372121</text:p>
          </table:table-cell>
          <table:table-cell office:value-type="string" calcext:value-type="string">
            <text:p>((-1.312737e+01</text:p>
          </table:table-cell>
          <table:table-cell office:value-type="float" office:value="5.776457E-018" calcext:value-type="float">
            <text:p>5.776457E-18</text:p>
          </table:table-cell>
          <table:table-cell office:value-type="string" calcext:value-type="string">
            <text:p>5.683129e+02)</text:p>
          </table:table-cell>
          <table:table-cell office:value-type="string" calcext:value-type="string">
            <text:p>(8.523359e+00</text:p>
          </table:table-cell>
          <table:table-cell office:value-type="float" office:value="-4.043999E-021" calcext:value-type="float">
            <text:p>-4.043999E-21</text:p>
          </table:table-cell>
          <table:table-cell office:value-type="string" calcext:value-type="string">
            <text:p>-4.081172e-01))</text:p>
          </table:table-cell>
          <table:table-cell office:value-type="string" calcext:value-type="string">
            <text:p>((-2.841565e+01</text:p>
          </table:table-cell>
          <table:table-cell office:value-type="float" office:value="-171.9664" calcext:value-type="float">
            <text:p>-171.9664</text:p>
          </table:table-cell>
          <table:table-cell office:value-type="string" calcext:value-type="string">
            <text:p>-6.563684e-01)</text:p>
          </table:table-cell>
          <table:table-cell office:value-type="string" calcext:value-type="string">
            <text:p>(2.040586e-02</text:p>
          </table:table-cell>
          <table:table-cell office:value-type="float" office:value="8.730991" calcext:value-type="float">
            <text:p>8.730991</text:p>
          </table:table-cell>
          <table:table-cell office:value-type="string" calcext:value-type="string">
            <text:p>4.261679e-01))</text:p>
          </table:table-cell>
        </table:table-row>
        <table:table-row table:style-name="ro1">
          <table:table-cell office:value-type="float" office:value="0.372727" calcext:value-type="float">
            <text:p>0.372727</text:p>
          </table:table-cell>
          <table:table-cell office:value-type="string" calcext:value-type="string">
            <text:p>((-1.310345e+01</text:p>
          </table:table-cell>
          <table:table-cell office:value-type="float" office:value="5.760221E-018" calcext:value-type="float">
            <text:p>5.760221E-18</text:p>
          </table:table-cell>
          <table:table-cell office:value-type="string" calcext:value-type="string">
            <text:p>5.687759e+02)</text:p>
          </table:table-cell>
          <table:table-cell office:value-type="string" calcext:value-type="string">
            <text:p>(8.515442e+00</text:p>
          </table:table-cell>
          <table:table-cell office:value-type="float" office:value="-4.107575E-021" calcext:value-type="float">
            <text:p>-4.107575E-21</text:p>
          </table:table-cell>
          <table:table-cell office:value-type="string" calcext:value-type="string">
            <text:p>-4.110894e-01))</text:p>
          </table:table-cell>
          <table:table-cell office:value-type="string" calcext:value-type="string">
            <text:p>((-2.843880e+01</text:p>
          </table:table-cell>
          <table:table-cell office:value-type="float" office:value="-172.1399" calcext:value-type="float">
            <text:p>-172.1399</text:p>
          </table:table-cell>
          <table:table-cell office:value-type="string" calcext:value-type="string">
            <text:p>-6.551727e-01)</text:p>
          </table:table-cell>
          <table:table-cell office:value-type="string" calcext:value-type="string">
            <text:p>(2.055447e-02</text:p>
          </table:table-cell>
          <table:table-cell office:value-type="float" office:value="8.723718" calcext:value-type="float">
            <text:p>8.723718</text:p>
          </table:table-cell>
          <table:table-cell office:value-type="string" calcext:value-type="string">
            <text:p>4.257721e-01))</text:p>
          </table:table-cell>
        </table:table-row>
        <table:table-row table:style-name="ro1">
          <table:table-cell office:value-type="float" office:value="0.373333" calcext:value-type="float">
            <text:p>0.373333</text:p>
          </table:table-cell>
          <table:table-cell office:value-type="string" calcext:value-type="string">
            <text:p>((-1.306419e+01</text:p>
          </table:table-cell>
          <table:table-cell office:value-type="float" office:value="5.7381E-018" calcext:value-type="float">
            <text:p>5.7381E-18</text:p>
          </table:table-cell>
          <table:table-cell office:value-type="string" calcext:value-type="string">
            <text:p>5.692640e+02)</text:p>
          </table:table-cell>
          <table:table-cell office:value-type="string" calcext:value-type="string">
            <text:p>(8.506956e+00</text:p>
          </table:table-cell>
          <table:table-cell office:value-type="float" office:value="-4.238079E-021" calcext:value-type="float">
            <text:p>-4.238079E-21</text:p>
          </table:table-cell>
          <table:table-cell office:value-type="string" calcext:value-type="string">
            <text:p>-4.139242e-01))</text:p>
          </table:table-cell>
          <table:table-cell office:value-type="string" calcext:value-type="string">
            <text:p>((-2.846320e+01</text:p>
          </table:table-cell>
          <table:table-cell office:value-type="float" office:value="-172.3252" calcext:value-type="float">
            <text:p>-172.3252</text:p>
          </table:table-cell>
          <table:table-cell office:value-type="string" calcext:value-type="string">
            <text:p>-6.532097e-01)</text:p>
          </table:table-cell>
          <table:table-cell office:value-type="string" calcext:value-type="string">
            <text:p>(2.069621e-02</text:p>
          </table:table-cell>
          <table:table-cell office:value-type="float" office:value="8.715788" calcext:value-type="float">
            <text:p>8.715788</text:p>
          </table:table-cell>
          <table:table-cell office:value-type="string" calcext:value-type="string">
            <text:p>4.253478e-01))</text:p>
          </table:table-cell>
        </table:table-row>
        <table:table-row table:style-name="ro1">
          <table:table-cell office:value-type="float" office:value="0.373939" calcext:value-type="float">
            <text:p>0.373939</text:p>
          </table:table-cell>
          <table:table-cell office:value-type="string" calcext:value-type="string">
            <text:p>((-1.303557e+01</text:p>
          </table:table-cell>
          <table:table-cell office:value-type="float" office:value="5.720833E-018" calcext:value-type="float">
            <text:p>5.720833E-18</text:p>
          </table:table-cell>
          <table:table-cell office:value-type="string" calcext:value-type="string">
            <text:p>5.697766e+02)</text:p>
          </table:table-cell>
          <table:table-cell office:value-type="string" calcext:value-type="string">
            <text:p>(8.498042e+00</text:p>
          </table:table-cell>
          <table:table-cell office:value-type="float" office:value="-4.370371E-021" calcext:value-type="float">
            <text:p>-4.370371E-21</text:p>
          </table:table-cell>
          <table:table-cell office:value-type="string" calcext:value-type="string">
            <text:p>-4.167049e-01))</text:p>
          </table:table-cell>
          <table:table-cell office:value-type="string" calcext:value-type="string">
            <text:p>((-2.848883e+01</text:p>
          </table:table-cell>
          <table:table-cell office:value-type="float" office:value="-172.5219" calcext:value-type="float">
            <text:p>-172.5219</text:p>
          </table:table-cell>
          <table:table-cell office:value-type="string" calcext:value-type="string">
            <text:p>-6.517787e-01)</text:p>
          </table:table-cell>
          <table:table-cell office:value-type="string" calcext:value-type="string">
            <text:p>(2.083525e-02</text:p>
          </table:table-cell>
          <table:table-cell office:value-type="float" office:value="8.707393" calcext:value-type="float">
            <text:p>8.707393</text:p>
          </table:table-cell>
          <table:table-cell office:value-type="string" calcext:value-type="string">
            <text:p>4.249021e-01))</text:p>
          </table:table-cell>
        </table:table-row>
        <table:table-row table:style-name="ro1">
          <table:table-cell office:value-type="float" office:value="0.374545" calcext:value-type="float">
            <text:p>0.374545</text:p>
          </table:table-cell>
          <table:table-cell office:value-type="string" calcext:value-type="string">
            <text:p>((-1.297169e+01</text:p>
          </table:table-cell>
          <table:table-cell office:value-type="float" office:value="5.686395E-018" calcext:value-type="float">
            <text:p>5.686395E-18</text:p>
          </table:table-cell>
          <table:table-cell office:value-type="string" calcext:value-type="string">
            <text:p>5.705627e+02)</text:p>
          </table:table-cell>
          <table:table-cell office:value-type="string" calcext:value-type="string">
            <text:p>(8.488680e+00</text:p>
          </table:table-cell>
          <table:table-cell office:value-type="float" office:value="-4.50985E-021" calcext:value-type="float">
            <text:p>-4.50985E-21</text:p>
          </table:table-cell>
          <table:table-cell office:value-type="string" calcext:value-type="string">
            <text:p>-4.194228e-01))</text:p>
          </table:table-cell>
          <table:table-cell office:value-type="string" calcext:value-type="string">
            <text:p>((-2.852813e+01</text:p>
          </table:table-cell>
          <table:table-cell office:value-type="float" office:value="-172.8523" calcext:value-type="float">
            <text:p>-172.8523</text:p>
          </table:table-cell>
          <table:table-cell office:value-type="string" calcext:value-type="string">
            <text:p>-6.485844e-01)</text:p>
          </table:table-cell>
          <table:table-cell office:value-type="string" calcext:value-type="string">
            <text:p>(2.097114e-02</text:p>
          </table:table-cell>
          <table:table-cell office:value-type="float" office:value="8.698505" calcext:value-type="float">
            <text:p>8.698505</text:p>
          </table:table-cell>
          <table:table-cell office:value-type="string" calcext:value-type="string">
            <text:p>4.244340e-01))</text:p>
          </table:table-cell>
        </table:table-row>
        <table:table-row table:style-name="ro1">
          <table:table-cell office:value-type="float" office:value="0.375152" calcext:value-type="float">
            <text:p>0.375152</text:p>
          </table:table-cell>
          <table:table-cell office:value-type="string" calcext:value-type="string">
            <text:p>((-1.292533e+01</text:p>
          </table:table-cell>
          <table:table-cell office:value-type="float" office:value="5.663341E-018" calcext:value-type="float">
            <text:p>5.663341E-18</text:p>
          </table:table-cell>
          <table:table-cell office:value-type="string" calcext:value-type="string">
            <text:p>5.711620e+02)</text:p>
          </table:table-cell>
          <table:table-cell office:value-type="string" calcext:value-type="string">
            <text:p>(8.478809e+00</text:p>
          </table:table-cell>
          <table:table-cell office:value-type="float" office:value="-4.659291E-021" calcext:value-type="float">
            <text:p>-4.659291E-21</text:p>
          </table:table-cell>
          <table:table-cell office:value-type="string" calcext:value-type="string">
            <text:p>-4.220911e-01))</text:p>
          </table:table-cell>
          <table:table-cell office:value-type="string" calcext:value-type="string">
            <text:p>((-2.855810e+01</text:p>
          </table:table-cell>
          <table:table-cell office:value-type="float" office:value="-173.0771" calcext:value-type="float">
            <text:p>-173.0771</text:p>
          </table:table-cell>
          <table:table-cell office:value-type="string" calcext:value-type="string">
            <text:p>-6.462664e-01)</text:p>
          </table:table-cell>
          <table:table-cell office:value-type="string" calcext:value-type="string">
            <text:p>(2.110455e-02</text:p>
          </table:table-cell>
          <table:table-cell office:value-type="float" office:value="8.689063" calcext:value-type="float">
            <text:p>8.689063</text:p>
          </table:table-cell>
          <table:table-cell office:value-type="string" calcext:value-type="string">
            <text:p>4.239404e-01))</text:p>
          </table:table-cell>
        </table:table-row>
        <table:table-row table:style-name="ro1">
          <table:table-cell office:value-type="float" office:value="0.375758" calcext:value-type="float">
            <text:p>0.375758</text:p>
          </table:table-cell>
          <table:table-cell office:value-type="string" calcext:value-type="string">
            <text:p>((-1.285724e+01</text:p>
          </table:table-cell>
          <table:table-cell office:value-type="float" office:value="5.629251E-018" calcext:value-type="float">
            <text:p>5.629251E-18</text:p>
          </table:table-cell>
          <table:table-cell office:value-type="string" calcext:value-type="string">
            <text:p>5.720595e+02)</text:p>
          </table:table-cell>
          <table:table-cell office:value-type="string" calcext:value-type="string">
            <text:p>(8.468438e+00</text:p>
          </table:table-cell>
          <table:table-cell office:value-type="float" office:value="-4.812595E-021" calcext:value-type="float">
            <text:p>-4.812595E-21</text:p>
          </table:table-cell>
          <table:table-cell office:value-type="string" calcext:value-type="string">
            <text:p>-4.246704e-01))</text:p>
          </table:table-cell>
          <table:table-cell office:value-type="string" calcext:value-type="string">
            <text:p>((-2.860298e+01</text:p>
          </table:table-cell>
          <table:table-cell office:value-type="float" office:value="-173.4569" calcext:value-type="float">
            <text:p>-173.4569</text:p>
          </table:table-cell>
          <table:table-cell office:value-type="string" calcext:value-type="string">
            <text:p>-6.428618e-01)</text:p>
          </table:table-cell>
          <table:table-cell office:value-type="string" calcext:value-type="string">
            <text:p>(2.123352e-02</text:p>
          </table:table-cell>
          <table:table-cell office:value-type="float" office:value="8.679065" calcext:value-type="float">
            <text:p>8.679065</text:p>
          </table:table-cell>
          <table:table-cell office:value-type="string" calcext:value-type="string">
            <text:p>4.234219e-01))</text:p>
          </table:table-cell>
        </table:table-row>
        <table:table-row table:style-name="ro1">
          <table:table-cell office:value-type="float" office:value="0.376364" calcext:value-type="float">
            <text:p>0.376364</text:p>
          </table:table-cell>
          <table:table-cell office:value-type="string" calcext:value-type="string">
            <text:p>((-1.280290e+01</text:p>
          </table:table-cell>
          <table:table-cell office:value-type="float" office:value="5.601311E-018" calcext:value-type="float">
            <text:p>5.601311E-18</text:p>
          </table:table-cell>
          <table:table-cell office:value-type="string" calcext:value-type="string">
            <text:p>5.727204e+02)</text:p>
          </table:table-cell>
          <table:table-cell office:value-type="string" calcext:value-type="string">
            <text:p>(8.457612e+00</text:p>
          </table:table-cell>
          <table:table-cell office:value-type="float" office:value="-4.967057E-021" calcext:value-type="float">
            <text:p>-4.967057E-21</text:p>
          </table:table-cell>
          <table:table-cell office:value-type="string" calcext:value-type="string">
            <text:p>-4.271721e-01))</text:p>
          </table:table-cell>
          <table:table-cell office:value-type="string" calcext:value-type="string">
            <text:p>((-2.863602e+01</text:p>
          </table:table-cell>
          <table:table-cell office:value-type="float" office:value="-173.7184" calcext:value-type="float">
            <text:p>-173.7184</text:p>
          </table:table-cell>
          <table:table-cell office:value-type="string" calcext:value-type="string">
            <text:p>-6.401452e-01)</text:p>
          </table:table-cell>
          <table:table-cell office:value-type="string" calcext:value-type="string">
            <text:p>(2.135861e-02</text:p>
          </table:table-cell>
          <table:table-cell office:value-type="float" office:value="8.668562" calcext:value-type="float">
            <text:p>8.668562</text:p>
          </table:table-cell>
          <table:table-cell office:value-type="string" calcext:value-type="string">
            <text:p>4.228806e-01))</text:p>
          </table:table-cell>
        </table:table-row>
        <table:table-row table:style-name="ro1">
          <table:table-cell office:value-type="float" office:value="0.37697" calcext:value-type="float">
            <text:p>0.37697</text:p>
          </table:table-cell>
          <table:table-cell office:value-type="string" calcext:value-type="string">
            <text:p>((-1.274279e+01</text:p>
          </table:table-cell>
          <table:table-cell office:value-type="float" office:value="5.568072E-018" calcext:value-type="float">
            <text:p>5.568072E-18</text:p>
          </table:table-cell>
          <table:table-cell office:value-type="string" calcext:value-type="string">
            <text:p>5.735149e+02)</text:p>
          </table:table-cell>
          <table:table-cell office:value-type="string" calcext:value-type="string">
            <text:p>(8.446392e+00</text:p>
          </table:table-cell>
          <table:table-cell office:value-type="float" office:value="-5.113196E-021" calcext:value-type="float">
            <text:p>-5.113196E-21</text:p>
          </table:table-cell>
          <table:table-cell office:value-type="string" calcext:value-type="string">
            <text:p>-4.296161e-01))</text:p>
          </table:table-cell>
          <table:table-cell office:value-type="string" calcext:value-type="string">
            <text:p>((-2.867575e+01</text:p>
          </table:table-cell>
          <table:table-cell office:value-type="float" office:value="-174.0584" calcext:value-type="float">
            <text:p>-174.0584</text:p>
          </table:table-cell>
          <table:table-cell office:value-type="string" calcext:value-type="string">
            <text:p>-6.371395e-01)</text:p>
          </table:table-cell>
          <table:table-cell office:value-type="string" calcext:value-type="string">
            <text:p>(2.148080e-02</text:p>
          </table:table-cell>
          <table:table-cell office:value-type="float" office:value="8.657625" calcext:value-type="float">
            <text:p>8.657625</text:p>
          </table:table-cell>
          <table:table-cell office:value-type="string" calcext:value-type="string">
            <text:p>4.223196e-01))</text:p>
          </table:table-cell>
        </table:table-row>
        <table:table-row table:style-name="ro1">
          <table:table-cell office:value-type="float" office:value="0.377576" calcext:value-type="float">
            <text:p>0.377576</text:p>
          </table:table-cell>
          <table:table-cell office:value-type="string" calcext:value-type="string">
            <text:p>((-1.269749e+01</text:p>
          </table:table-cell>
          <table:table-cell office:value-type="float" office:value="5.540606E-018" calcext:value-type="float">
            <text:p>5.540606E-18</text:p>
          </table:table-cell>
          <table:table-cell office:value-type="string" calcext:value-type="string">
            <text:p>5.740120e+02)</text:p>
          </table:table-cell>
          <table:table-cell office:value-type="string" calcext:value-type="string">
            <text:p>(8.441817e+00</text:p>
          </table:table-cell>
          <table:table-cell office:value-type="float" office:value="-5.266297E-021" calcext:value-type="float">
            <text:p>-5.266297E-21</text:p>
          </table:table-cell>
          <table:table-cell office:value-type="string" calcext:value-type="string">
            <text:p>-4.316480e-01))</text:p>
          </table:table-cell>
          <table:table-cell office:value-type="string" calcext:value-type="string">
            <text:p>((-2.870060e+01</text:p>
          </table:table-cell>
          <table:table-cell office:value-type="float" office:value="-174.2519" calcext:value-type="float">
            <text:p>-174.2519</text:p>
          </table:table-cell>
          <table:table-cell office:value-type="string" calcext:value-type="string">
            <text:p>-6.348743e-01)</text:p>
          </table:table-cell>
          <table:table-cell office:value-type="string" calcext:value-type="string">
            <text:p>(2.158240e-02</text:p>
          </table:table-cell>
          <table:table-cell office:value-type="float" office:value="8.653594" calcext:value-type="float">
            <text:p>8.653594</text:p>
          </table:table-cell>
          <table:table-cell office:value-type="string" calcext:value-type="string">
            <text:p>4.220908e-01))</text:p>
          </table:table-cell>
        </table:table-row>
        <table:table-row table:style-name="ro1">
          <table:table-cell office:value-type="float" office:value="0.378182" calcext:value-type="float">
            <text:p>0.378182</text:p>
          </table:table-cell>
          <table:table-cell office:value-type="string" calcext:value-type="string">
            <text:p>((-1.268646e+01</text:p>
          </table:table-cell>
          <table:table-cell office:value-type="float" office:value="5.530992E-018" calcext:value-type="float">
            <text:p>5.530992E-18</text:p>
          </table:table-cell>
          <table:table-cell office:value-type="string" calcext:value-type="string">
            <text:p>5.742855e+02)</text:p>
          </table:table-cell>
          <table:table-cell office:value-type="string" calcext:value-type="string">
            <text:p>(8.438347e+00</text:p>
          </table:table-cell>
          <table:table-cell office:value-type="float" office:value="-5.411711E-021" calcext:value-type="float">
            <text:p>-5.411711E-21</text:p>
          </table:table-cell>
          <table:table-cell office:value-type="string" calcext:value-type="string">
            <text:p>-4.335740e-01))</text:p>
          </table:table-cell>
          <table:table-cell office:value-type="string" calcext:value-type="string">
            <text:p>((-2.871427e+01</text:p>
          </table:table-cell>
          <table:table-cell office:value-type="float" office:value="-174.3327" calcext:value-type="float">
            <text:p>-174.3327</text:p>
          </table:table-cell>
          <table:table-cell office:value-type="string" calcext:value-type="string">
            <text:p>-6.343231e-01)</text:p>
          </table:table-cell>
          <table:table-cell office:value-type="string" calcext:value-type="string">
            <text:p>(2.167870e-02</text:p>
          </table:table-cell>
          <table:table-cell office:value-type="float" office:value="8.650701" calcext:value-type="float">
            <text:p>8.650701</text:p>
          </table:table-cell>
          <table:table-cell office:value-type="string" calcext:value-type="string">
            <text:p>4.219173e-01))</text:p>
          </table:table-cell>
        </table:table-row>
        <table:table-row table:style-name="ro1">
          <table:table-cell office:value-type="float" office:value="0.378788" calcext:value-type="float">
            <text:p>0.378788</text:p>
          </table:table-cell>
          <table:table-cell office:value-type="string" calcext:value-type="string">
            <text:p>((-1.271321e+01</text:p>
          </table:table-cell>
          <table:table-cell office:value-type="float" office:value="5.543969E-018" calcext:value-type="float">
            <text:p>5.543969E-18</text:p>
          </table:table-cell>
          <table:table-cell office:value-type="string" calcext:value-type="string">
            <text:p>5.742733e+02)</text:p>
          </table:table-cell>
          <table:table-cell office:value-type="string" calcext:value-type="string">
            <text:p>(8.435468e+00</text:p>
          </table:table-cell>
          <table:table-cell office:value-type="float" office:value="-5.554995E-021" calcext:value-type="float">
            <text:p>-5.554995E-21</text:p>
          </table:table-cell>
          <table:table-cell office:value-type="string" calcext:value-type="string">
            <text:p>-4.353746e-01))</text:p>
          </table:table-cell>
          <table:table-cell office:value-type="string" calcext:value-type="string">
            <text:p>((-2.871367e+01</text:p>
          </table:table-cell>
          <table:table-cell office:value-type="float" office:value="-174.2585" calcext:value-type="float">
            <text:p>-174.2585</text:p>
          </table:table-cell>
          <table:table-cell office:value-type="string" calcext:value-type="string">
            <text:p>-6.356603e-01)</text:p>
          </table:table-cell>
          <table:table-cell office:value-type="string" calcext:value-type="string">
            <text:p>(2.176873e-02</text:p>
          </table:table-cell>
          <table:table-cell office:value-type="float" office:value="8.648393" calcext:value-type="float">
            <text:p>8.648393</text:p>
          </table:table-cell>
          <table:table-cell office:value-type="string" calcext:value-type="string">
            <text:p>4.217734e-01))</text:p>
          </table:table-cell>
        </table:table-row>
        <table:table-row table:style-name="ro1">
          <table:table-cell office:value-type="float" office:value="0.379394" calcext:value-type="float">
            <text:p>0.379394</text:p>
          </table:table-cell>
          <table:table-cell office:value-type="string" calcext:value-type="string">
            <text:p>((-1.274770e+01</text:p>
          </table:table-cell>
          <table:table-cell office:value-type="float" office:value="5.556398E-018" calcext:value-type="float">
            <text:p>5.556398E-18</text:p>
          </table:table-cell>
          <table:table-cell office:value-type="string" calcext:value-type="string">
            <text:p>5.742468e+02)</text:p>
          </table:table-cell>
          <table:table-cell office:value-type="string" calcext:value-type="string">
            <text:p>(8.433166e+00</text:p>
          </table:table-cell>
          <table:table-cell office:value-type="float" office:value="-5.69746E-021" calcext:value-type="float">
            <text:p>-5.69746E-21</text:p>
          </table:table-cell>
          <table:table-cell office:value-type="string" calcext:value-type="string">
            <text:p>-4.370100e-01))</text:p>
          </table:table-cell>
          <table:table-cell office:value-type="string" calcext:value-type="string">
            <text:p>((-2.871234e+01</text:p>
          </table:table-cell>
          <table:table-cell office:value-type="float" office:value="-174.1768" calcext:value-type="float">
            <text:p>-174.1768</text:p>
          </table:table-cell>
          <table:table-cell office:value-type="string" calcext:value-type="string">
            <text:p>-6.373849e-01)</text:p>
          </table:table-cell>
          <table:table-cell office:value-type="string" calcext:value-type="string">
            <text:p>(2.185050e-02</text:p>
          </table:table-cell>
          <table:table-cell office:value-type="float" office:value="8.646646" calcext:value-type="float">
            <text:p>8.646646</text:p>
          </table:table-cell>
          <table:table-cell office:value-type="string" calcext:value-type="string">
            <text:p>4.216583e-01))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string" calcext:value-type="string">
            <text:p>((-1.278773e+01</text:p>
          </table:table-cell>
          <table:table-cell office:value-type="float" office:value="5.573397E-018" calcext:value-type="float">
            <text:p>5.573397E-18</text:p>
          </table:table-cell>
          <table:table-cell office:value-type="string" calcext:value-type="string">
            <text:p>5.741150e+02)</text:p>
          </table:table-cell>
          <table:table-cell office:value-type="string" calcext:value-type="string">
            <text:p>(8.431439e+00</text:p>
          </table:table-cell>
          <table:table-cell office:value-type="float" office:value="-5.832029E-021" calcext:value-type="float">
            <text:p>-5.832029E-21</text:p>
          </table:table-cell>
          <table:table-cell office:value-type="string" calcext:value-type="string">
            <text:p>-4.384375e-01))</text:p>
          </table:table-cell>
          <table:table-cell office:value-type="string" calcext:value-type="string">
            <text:p>((-2.870575e+01</text:p>
          </table:table-cell>
          <table:table-cell office:value-type="float" office:value="-174.0507" calcext:value-type="float">
            <text:p>-174.0507</text:p>
          </table:table-cell>
          <table:table-cell office:value-type="string" calcext:value-type="string">
            <text:p>-6.393865e-01)</text:p>
          </table:table-cell>
          <table:table-cell office:value-type="string" calcext:value-type="string">
            <text:p>(2.192187e-02</text:p>
          </table:table-cell>
          <table:table-cell office:value-type="float" office:value="8.645446" calcext:value-type="float">
            <text:p>8.645446</text:p>
          </table:table-cell>
          <table:table-cell office:value-type="string" calcext:value-type="string">
            <text:p>4.215720e-01))</text:p>
          </table:table-cell>
        </table:table-row>
        <table:table-row table:style-name="ro1">
          <table:table-cell office:value-type="float" office:value="0.380606" calcext:value-type="float">
            <text:p>0.380606</text:p>
          </table:table-cell>
          <table:table-cell office:value-type="string" calcext:value-type="string">
            <text:p>((-1.283013e+01</text:p>
          </table:table-cell>
          <table:table-cell office:value-type="float" office:value="5.58924E-018" calcext:value-type="float">
            <text:p>5.58924E-18</text:p>
          </table:table-cell>
          <table:table-cell office:value-type="string" calcext:value-type="string">
            <text:p>5.739509e+02)</text:p>
          </table:table-cell>
          <table:table-cell office:value-type="string" calcext:value-type="string">
            <text:p>(8.430811e+00</text:p>
          </table:table-cell>
          <table:table-cell office:value-type="float" office:value="-5.948268E-021" calcext:value-type="float">
            <text:p>-5.948268E-21</text:p>
          </table:table-cell>
          <table:table-cell office:value-type="string" calcext:value-type="string">
            <text:p>-4.395902e-01))</text:p>
          </table:table-cell>
          <table:table-cell office:value-type="string" calcext:value-type="string">
            <text:p>((-2.869755e+01</text:p>
          </table:table-cell>
          <table:table-cell office:value-type="float" office:value="-173.9118" calcext:value-type="float">
            <text:p>-173.9118</text:p>
          </table:table-cell>
          <table:table-cell office:value-type="string" calcext:value-type="string">
            <text:p>-6.415067e-01)</text:p>
          </table:table-cell>
          <table:table-cell office:value-type="string" calcext:value-type="string">
            <text:p>(2.197951e-02</text:p>
          </table:table-cell>
          <table:table-cell office:value-type="float" office:value="8.645318" calcext:value-type="float">
            <text:p>8.645318</text:p>
          </table:table-cell>
          <table:table-cell office:value-type="string" calcext:value-type="string">
            <text:p>4.215406e-01))</text:p>
          </table:table-cell>
        </table:table-row>
        <table:table-row table:style-name="ro1">
          <table:table-cell office:value-type="float" office:value="0.381212" calcext:value-type="float">
            <text:p>0.381212</text:p>
          </table:table-cell>
          <table:table-cell office:value-type="string" calcext:value-type="string">
            <text:p>((-1.287060e+01</text:p>
          </table:table-cell>
          <table:table-cell office:value-type="float" office:value="5.605408E-018" calcext:value-type="float">
            <text:p>5.605408E-18</text:p>
          </table:table-cell>
          <table:table-cell office:value-type="string" calcext:value-type="string">
            <text:p>5.737933e+02)</text:p>
          </table:table-cell>
          <table:table-cell office:value-type="string" calcext:value-type="string">
            <text:p>(8.431637e+00</text:p>
          </table:table-cell>
          <table:table-cell office:value-type="float" office:value="-6.066066E-021" calcext:value-type="float">
            <text:p>-6.066066E-21</text:p>
          </table:table-cell>
          <table:table-cell office:value-type="string" calcext:value-type="string">
            <text:p>-4.404670e-01))</text:p>
          </table:table-cell>
          <table:table-cell office:value-type="string" calcext:value-type="string">
            <text:p>((-2.868967e+01</text:p>
          </table:table-cell>
          <table:table-cell office:value-type="float" office:value="-173.7775" calcext:value-type="float">
            <text:p>-173.7775</text:p>
          </table:table-cell>
          <table:table-cell office:value-type="string" calcext:value-type="string">
            <text:p>-6.435302e-01)</text:p>
          </table:table-cell>
          <table:table-cell office:value-type="string" calcext:value-type="string">
            <text:p>(2.202335e-02</text:p>
          </table:table-cell>
          <table:table-cell office:value-type="float" office:value="8.646637" calcext:value-type="float">
            <text:p>8.646637</text:p>
          </table:table-cell>
          <table:table-cell office:value-type="string" calcext:value-type="string">
            <text:p>4.215818e-01))</text:p>
          </table:table-cell>
        </table:table-row>
        <table:table-row table:style-name="ro1">
          <table:table-cell office:value-type="float" office:value="0.381818" calcext:value-type="float">
            <text:p>0.381818</text:p>
          </table:table-cell>
          <table:table-cell office:value-type="string" calcext:value-type="string">
            <text:p>((-1.291520e+01</text:p>
          </table:table-cell>
          <table:table-cell office:value-type="float" office:value="5.622842E-018" calcext:value-type="float">
            <text:p>5.622842E-18</text:p>
          </table:table-cell>
          <table:table-cell office:value-type="string" calcext:value-type="string">
            <text:p>5.735985e+02)</text:p>
          </table:table-cell>
          <table:table-cell office:value-type="string" calcext:value-type="string">
            <text:p>(8.432954e+00</text:p>
          </table:table-cell>
          <table:table-cell office:value-type="float" office:value="-6.179758E-021" calcext:value-type="float">
            <text:p>-6.179758E-21</text:p>
          </table:table-cell>
          <table:table-cell office:value-type="string" calcext:value-type="string">
            <text:p>-4.411924e-01))</text:p>
          </table:table-cell>
          <table:table-cell office:value-type="string" calcext:value-type="string">
            <text:p>((-2.867993e+01</text:p>
          </table:table-cell>
          <table:table-cell office:value-type="float" office:value="-173.6276" calcext:value-type="float">
            <text:p>-173.6276</text:p>
          </table:table-cell>
          <table:table-cell office:value-type="string" calcext:value-type="string">
            <text:p>-6.457599e-01)</text:p>
          </table:table-cell>
          <table:table-cell office:value-type="string" calcext:value-type="string">
            <text:p>(2.205962e-02</text:p>
          </table:table-cell>
          <table:table-cell office:value-type="float" office:value="8.648429" calcext:value-type="float">
            <text:p>8.648429</text:p>
          </table:table-cell>
          <table:table-cell office:value-type="string" calcext:value-type="string">
            <text:p>4.216477e-01))</text:p>
          </table:table-cell>
        </table:table-row>
        <table:table-row table:style-name="ro1">
          <table:table-cell office:value-type="float" office:value="0.382424" calcext:value-type="float">
            <text:p>0.382424</text:p>
          </table:table-cell>
          <table:table-cell office:value-type="string" calcext:value-type="string">
            <text:p>((-1.297122e+01</text:p>
          </table:table-cell>
          <table:table-cell office:value-type="float" office:value="5.645255E-018" calcext:value-type="float">
            <text:p>5.645255E-18</text:p>
          </table:table-cell>
          <table:table-cell office:value-type="string" calcext:value-type="string">
            <text:p>5.732728e+02)</text:p>
          </table:table-cell>
          <table:table-cell office:value-type="string" calcext:value-type="string">
            <text:p>(8.434056e+00</text:p>
          </table:table-cell>
          <table:table-cell office:value-type="float" office:value="-6.285565E-021" calcext:value-type="float">
            <text:p>-6.285565E-21</text:p>
          </table:table-cell>
          <table:table-cell office:value-type="string" calcext:value-type="string">
            <text:p>-4.418314e-01))</text:p>
          </table:table-cell>
          <table:table-cell office:value-type="string" calcext:value-type="string">
            <text:p>((-2.866364e+01</text:p>
          </table:table-cell>
          <table:table-cell office:value-type="float" office:value="-173.4179" calcext:value-type="float">
            <text:p>-173.4179</text:p>
          </table:table-cell>
          <table:table-cell office:value-type="string" calcext:value-type="string">
            <text:p>-6.485612e-01)</text:p>
          </table:table-cell>
          <table:table-cell office:value-type="string" calcext:value-type="string">
            <text:p>(2.209157e-02</text:p>
          </table:table-cell>
          <table:table-cell office:value-type="float" office:value="8.64997" calcext:value-type="float">
            <text:p>8.64997</text:p>
          </table:table-cell>
          <table:table-cell office:value-type="string" calcext:value-type="string">
            <text:p>4.217028e-01))</text:p>
          </table:table-cell>
        </table:table-row>
        <table:table-row table:style-name="ro1">
          <table:table-cell office:value-type="float" office:value="0.38303" calcext:value-type="float">
            <text:p>0.38303</text:p>
          </table:table-cell>
          <table:table-cell office:value-type="string" calcext:value-type="string">
            <text:p>((-1.304226e+01</text:p>
          </table:table-cell>
          <table:table-cell office:value-type="float" office:value="5.674772E-018" calcext:value-type="float">
            <text:p>5.674772E-18</text:p>
          </table:table-cell>
          <table:table-cell office:value-type="string" calcext:value-type="string">
            <text:p>5.728029e+02)</text:p>
          </table:table-cell>
          <table:table-cell office:value-type="string" calcext:value-type="string">
            <text:p>(8.434932e+00</text:p>
          </table:table-cell>
          <table:table-cell office:value-type="float" office:value="-6.386483E-021" calcext:value-type="float">
            <text:p>-6.386483E-21</text:p>
          </table:table-cell>
          <table:table-cell office:value-type="string" calcext:value-type="string">
            <text:p>-4.423299e-01))</text:p>
          </table:table-cell>
          <table:table-cell office:value-type="string" calcext:value-type="string">
            <text:p>((-2.864014e+01</text:p>
          </table:table-cell>
          <table:table-cell office:value-type="float" office:value="-173.1391" calcext:value-type="float">
            <text:p>-173.1391</text:p>
          </table:table-cell>
          <table:table-cell office:value-type="string" calcext:value-type="string">
            <text:p>-6.521128e-01)</text:p>
          </table:table-cell>
          <table:table-cell office:value-type="string" calcext:value-type="string">
            <text:p>(2.211649e-02</text:p>
          </table:table-cell>
          <table:table-cell office:value-type="float" office:value="8.651231" calcext:value-type="float">
            <text:p>8.651231</text:p>
          </table:table-cell>
          <table:table-cell office:value-type="string" calcext:value-type="string">
            <text:p>4.217466e-01))</text:p>
          </table:table-cell>
        </table:table-row>
        <table:table-row table:style-name="ro1">
          <table:table-cell office:value-type="float" office:value="0.383636" calcext:value-type="float">
            <text:p>0.383636</text:p>
          </table:table-cell>
          <table:table-cell office:value-type="string" calcext:value-type="string">
            <text:p>((-1.314084e+01</text:p>
          </table:table-cell>
          <table:table-cell office:value-type="float" office:value="5.719018E-018" calcext:value-type="float">
            <text:p>5.719018E-18</text:p>
          </table:table-cell>
          <table:table-cell office:value-type="string" calcext:value-type="string">
            <text:p>5.721621e+02)</text:p>
          </table:table-cell>
          <table:table-cell office:value-type="string" calcext:value-type="string">
            <text:p>(8.435657e+00</text:p>
          </table:table-cell>
          <table:table-cell office:value-type="float" office:value="-6.534542E-021" calcext:value-type="float">
            <text:p>-6.534542E-21</text:p>
          </table:table-cell>
          <table:table-cell office:value-type="string" calcext:value-type="string">
            <text:p>-4.426312e-01))</text:p>
          </table:table-cell>
          <table:table-cell office:value-type="string" calcext:value-type="string">
            <text:p>((-2.860810e+01</text:p>
          </table:table-cell>
          <table:table-cell office:value-type="float" office:value="-172.7767" calcext:value-type="float">
            <text:p>-172.7767</text:p>
          </table:table-cell>
          <table:table-cell office:value-type="string" calcext:value-type="string">
            <text:p>-6.570420e-01)</text:p>
          </table:table-cell>
          <table:table-cell office:value-type="string" calcext:value-type="string">
            <text:p>(2.213156e-02</text:p>
          </table:table-cell>
          <table:table-cell office:value-type="float" office:value="8.652275" calcext:value-type="float">
            <text:p>8.652275</text:p>
          </table:table-cell>
          <table:table-cell office:value-type="string" calcext:value-type="string">
            <text:p>4.217829e-01))</text:p>
          </table:table-cell>
        </table:table-row>
        <table:table-row table:style-name="ro1">
          <table:table-cell office:value-type="float" office:value="0.384242" calcext:value-type="float">
            <text:p>0.384242</text:p>
          </table:table-cell>
          <table:table-cell office:value-type="string" calcext:value-type="string">
            <text:p>((-1.323536e+01</text:p>
          </table:table-cell>
          <table:table-cell office:value-type="float" office:value="5.755926E-018" calcext:value-type="float">
            <text:p>5.755926E-18</text:p>
          </table:table-cell>
          <table:table-cell office:value-type="string" calcext:value-type="string">
            <text:p>5.713780e+02)</text:p>
          </table:table-cell>
          <table:table-cell office:value-type="string" calcext:value-type="string">
            <text:p>(8.436446e+00</text:p>
          </table:table-cell>
          <table:table-cell office:value-type="float" office:value="-6.686162E-021" calcext:value-type="float">
            <text:p>-6.686162E-21</text:p>
          </table:table-cell>
          <table:table-cell office:value-type="string" calcext:value-type="string">
            <text:p>-4.427857e-01))</text:p>
          </table:table-cell>
          <table:table-cell office:value-type="string" calcext:value-type="string">
            <text:p>((-2.856890e+01</text:p>
          </table:table-cell>
          <table:table-cell office:value-type="float" office:value="-172.3502" calcext:value-type="float">
            <text:p>-172.3502</text:p>
          </table:table-cell>
          <table:table-cell office:value-type="string" calcext:value-type="string">
            <text:p>-6.617682e-01)</text:p>
          </table:table-cell>
          <table:table-cell office:value-type="string" calcext:value-type="string">
            <text:p>(2.213928e-02</text:p>
          </table:table-cell>
          <table:table-cell office:value-type="float" office:value="8.653339" calcext:value-type="float">
            <text:p>8.653339</text:p>
          </table:table-cell>
          <table:table-cell office:value-type="string" calcext:value-type="string">
            <text:p>4.218223e-01))</text:p>
          </table:table-cell>
        </table:table-row>
        <table:table-row table:style-name="ro1">
          <table:table-cell office:value-type="float" office:value="0.384848" calcext:value-type="float">
            <text:p>0.384848</text:p>
          </table:table-cell>
          <table:table-cell office:value-type="string" calcext:value-type="string">
            <text:p>((-1.335053e+01</text:p>
          </table:table-cell>
          <table:table-cell office:value-type="float" office:value="5.804251E-018" calcext:value-type="float">
            <text:p>5.804251E-18</text:p>
          </table:table-cell>
          <table:table-cell office:value-type="string" calcext:value-type="string">
            <text:p>5.704664e+02)</text:p>
          </table:table-cell>
          <table:table-cell office:value-type="string" calcext:value-type="string">
            <text:p>(8.437461e+00</text:p>
          </table:table-cell>
          <table:table-cell office:value-type="float" office:value="-6.830159E-021" calcext:value-type="float">
            <text:p>-6.830159E-21</text:p>
          </table:table-cell>
          <table:table-cell office:value-type="string" calcext:value-type="string">
            <text:p>-4.428720e-01))</text:p>
          </table:table-cell>
          <table:table-cell office:value-type="string" calcext:value-type="string">
            <text:p>((-2.852332e+01</text:p>
          </table:table-cell>
          <table:table-cell office:value-type="float" office:value="-171.8679" calcext:value-type="float">
            <text:p>-171.8679</text:p>
          </table:table-cell>
          <table:table-cell office:value-type="string" calcext:value-type="string">
            <text:p>-6.675266e-01)</text:p>
          </table:table-cell>
          <table:table-cell office:value-type="string" calcext:value-type="string">
            <text:p>(2.214360e-02</text:p>
          </table:table-cell>
          <table:table-cell office:value-type="float" office:value="8.654622" calcext:value-type="float">
            <text:p>8.654622</text:p>
          </table:table-cell>
          <table:table-cell office:value-type="string" calcext:value-type="string">
            <text:p>4.218730e-01))</text:p>
          </table:table-cell>
        </table:table-row>
        <table:table-row table:style-name="ro1">
          <table:table-cell office:value-type="float" office:value="0.385455" calcext:value-type="float">
            <text:p>0.385455</text:p>
          </table:table-cell>
          <table:table-cell office:value-type="string" calcext:value-type="string">
            <text:p>((-1.346863e+01</text:p>
          </table:table-cell>
          <table:table-cell office:value-type="float" office:value="5.853541E-018" calcext:value-type="float">
            <text:p>5.853541E-18</text:p>
          </table:table-cell>
          <table:table-cell office:value-type="string" calcext:value-type="string">
            <text:p>5.695208e+02)</text:p>
          </table:table-cell>
          <table:table-cell office:value-type="string" calcext:value-type="string">
            <text:p>(8.439409e+00</text:p>
          </table:table-cell>
          <table:table-cell office:value-type="float" office:value="-6.991217E-021" calcext:value-type="float">
            <text:p>-6.991217E-21</text:p>
          </table:table-cell>
          <table:table-cell office:value-type="string" calcext:value-type="string">
            <text:p>-4.431760e-01))</text:p>
          </table:table-cell>
          <table:table-cell office:value-type="string" calcext:value-type="string">
            <text:p>((-2.847604e+01</text:p>
          </table:table-cell>
          <table:table-cell office:value-type="float" office:value="-171.3694" calcext:value-type="float">
            <text:p>-171.3694</text:p>
          </table:table-cell>
          <table:table-cell office:value-type="string" calcext:value-type="string">
            <text:p>-6.734316e-01)</text:p>
          </table:table-cell>
          <table:table-cell office:value-type="string" calcext:value-type="string">
            <text:p>(2.215880e-02</text:p>
          </table:table-cell>
          <table:table-cell office:value-type="float" office:value="8.656961" calcext:value-type="float">
            <text:p>8.656961</text:p>
          </table:table-cell>
          <table:table-cell office:value-type="string" calcext:value-type="string">
            <text:p>4.219704e-01))</text:p>
          </table:table-cell>
        </table:table-row>
        <table:table-row table:style-name="ro1">
          <table:table-cell office:value-type="float" office:value="0.386061" calcext:value-type="float">
            <text:p>0.386061</text:p>
          </table:table-cell>
          <table:table-cell office:value-type="string" calcext:value-type="string">
            <text:p>((-1.359869e+01</text:p>
          </table:table-cell>
          <table:table-cell office:value-type="float" office:value="5.912568E-018" calcext:value-type="float">
            <text:p>5.912568E-18</text:p>
          </table:table-cell>
          <table:table-cell office:value-type="string" calcext:value-type="string">
            <text:p>5.684903e+02)</text:p>
          </table:table-cell>
          <table:table-cell office:value-type="string" calcext:value-type="string">
            <text:p>(8.441998e+00</text:p>
          </table:table-cell>
          <table:table-cell office:value-type="float" office:value="-7.174794E-021" calcext:value-type="float">
            <text:p>-7.174794E-21</text:p>
          </table:table-cell>
          <table:table-cell office:value-type="string" calcext:value-type="string">
            <text:p>-4.432365e-01))</text:p>
          </table:table-cell>
          <table:table-cell office:value-type="string" calcext:value-type="string">
            <text:p>((-2.842451e+01</text:p>
          </table:table-cell>
          <table:table-cell office:value-type="float" office:value="-170.824" calcext:value-type="float">
            <text:p>-170.824</text:p>
          </table:table-cell>
          <table:table-cell office:value-type="string" calcext:value-type="string">
            <text:p>-6.799346e-01)</text:p>
          </table:table-cell>
          <table:table-cell office:value-type="string" calcext:value-type="string">
            <text:p>(2.216182e-02</text:p>
          </table:table-cell>
          <table:table-cell office:value-type="float" office:value="8.659909" calcext:value-type="float">
            <text:p>8.659909</text:p>
          </table:table-cell>
          <table:table-cell office:value-type="string" calcext:value-type="string">
            <text:p>4.220999e-01))</text:p>
          </table:table-cell>
        </table:table-row>
        <table:table-row table:style-name="ro1">
          <table:table-cell office:value-type="float" office:value="0.386667" calcext:value-type="float">
            <text:p>0.386667</text:p>
          </table:table-cell>
          <table:table-cell office:value-type="string" calcext:value-type="string">
            <text:p>((-1.371004e+01</text:p>
          </table:table-cell>
          <table:table-cell office:value-type="float" office:value="5.955684E-018" calcext:value-type="float">
            <text:p>5.955684E-18</text:p>
          </table:table-cell>
          <table:table-cell office:value-type="string" calcext:value-type="string">
            <text:p>5.675150e+02)</text:p>
          </table:table-cell>
          <table:table-cell office:value-type="string" calcext:value-type="string">
            <text:p>(8.444193e+00</text:p>
          </table:table-cell>
          <table:table-cell office:value-type="float" office:value="-7.359521E-021" calcext:value-type="float">
            <text:p>-7.359521E-21</text:p>
          </table:table-cell>
          <table:table-cell office:value-type="string" calcext:value-type="string">
            <text:p>-4.431601e-01))</text:p>
          </table:table-cell>
          <table:table-cell office:value-type="string" calcext:value-type="string">
            <text:p>((-2.837575e+01</text:p>
          </table:table-cell>
          <table:table-cell office:value-type="float" office:value="-170.3203" calcext:value-type="float">
            <text:p>-170.3203</text:p>
          </table:table-cell>
          <table:table-cell office:value-type="string" calcext:value-type="string">
            <text:p>-6.855020e-01)</text:p>
          </table:table-cell>
          <table:table-cell office:value-type="string" calcext:value-type="string">
            <text:p>(2.215800e-02</text:p>
          </table:table-cell>
          <table:table-cell office:value-type="float" office:value="8.662396" calcext:value-type="float">
            <text:p>8.662396</text:p>
          </table:table-cell>
          <table:table-cell office:value-type="string" calcext:value-type="string">
            <text:p>4.222096e-01))</text:p>
          </table:table-cell>
        </table:table-row>
        <table:table-row table:style-name="ro1">
          <table:table-cell office:value-type="float" office:value="0.387273" calcext:value-type="float">
            <text:p>0.387273</text:p>
          </table:table-cell>
          <table:table-cell office:value-type="string" calcext:value-type="string">
            <text:p>((-1.383167e+01</text:p>
          </table:table-cell>
          <table:table-cell office:value-type="float" office:value="6.006555E-018" calcext:value-type="float">
            <text:p>6.006555E-18</text:p>
          </table:table-cell>
          <table:table-cell office:value-type="string" calcext:value-type="string">
            <text:p>5.665601e+02)</text:p>
          </table:table-cell>
          <table:table-cell office:value-type="string" calcext:value-type="string">
            <text:p>(8.445944e+00</text:p>
          </table:table-cell>
          <table:table-cell office:value-type="float" office:value="-7.553571E-021" calcext:value-type="float">
            <text:p>-7.553571E-21</text:p>
          </table:table-cell>
          <table:table-cell office:value-type="string" calcext:value-type="string">
            <text:p>-4.429164e-01))</text:p>
          </table:table-cell>
          <table:table-cell office:value-type="string" calcext:value-type="string">
            <text:p>((-2.832801e+01</text:p>
          </table:table-cell>
          <table:table-cell office:value-type="float" office:value="-169.8279" calcext:value-type="float">
            <text:p>-169.8279</text:p>
          </table:table-cell>
          <table:table-cell office:value-type="string" calcext:value-type="string">
            <text:p>-6.915836e-01)</text:p>
          </table:table-cell>
          <table:table-cell office:value-type="string" calcext:value-type="string">
            <text:p>(2.214582e-02</text:p>
          </table:table-cell>
          <table:table-cell office:value-type="float" office:value="8.664361" calcext:value-type="float">
            <text:p>8.664361</text:p>
          </table:table-cell>
          <table:table-cell office:value-type="string" calcext:value-type="string">
            <text:p>4.222972e-01))</text:p>
          </table:table-cell>
        </table:table-row>
        <table:table-row table:style-name="ro1">
          <table:table-cell office:value-type="float" office:value="0.387879" calcext:value-type="float">
            <text:p>0.387879</text:p>
          </table:table-cell>
          <table:table-cell office:value-type="string" calcext:value-type="string">
            <text:p>((-1.393894e+01</text:p>
          </table:table-cell>
          <table:table-cell office:value-type="float" office:value="6.051468E-018" calcext:value-type="float">
            <text:p>6.051468E-18</text:p>
          </table:table-cell>
          <table:table-cell office:value-type="string" calcext:value-type="string">
            <text:p>5.656845e+02)</text:p>
          </table:table-cell>
          <table:table-cell office:value-type="string" calcext:value-type="string">
            <text:p>(8.447529e+00</text:p>
          </table:table-cell>
          <table:table-cell office:value-type="float" office:value="-7.755829E-021" calcext:value-type="float">
            <text:p>-7.755829E-21</text:p>
          </table:table-cell>
          <table:table-cell office:value-type="string" calcext:value-type="string">
            <text:p>-4.425006e-01))</text:p>
          </table:table-cell>
          <table:table-cell office:value-type="string" calcext:value-type="string">
            <text:p>((-2.828422e+01</text:p>
          </table:table-cell>
          <table:table-cell office:value-type="float" office:value="-169.3739" calcext:value-type="float">
            <text:p>-169.3739</text:p>
          </table:table-cell>
          <table:table-cell office:value-type="string" calcext:value-type="string">
            <text:p>-6.969470e-01)</text:p>
          </table:table-cell>
          <table:table-cell office:value-type="string" calcext:value-type="string">
            <text:p>(2.212503e-02</text:p>
          </table:table-cell>
          <table:table-cell office:value-type="float" office:value="8.666095" calcext:value-type="float">
            <text:p>8.666095</text:p>
          </table:table-cell>
          <table:table-cell office:value-type="string" calcext:value-type="string">
            <text:p>4.223764e-01))</text:p>
          </table:table-cell>
        </table:table-row>
        <table:table-row table:style-name="ro1">
          <table:table-cell office:value-type="float" office:value="0.388485" calcext:value-type="float">
            <text:p>0.388485</text:p>
          </table:table-cell>
          <table:table-cell office:value-type="string" calcext:value-type="string">
            <text:p>((-1.402854e+01</text:p>
          </table:table-cell>
          <table:table-cell office:value-type="float" office:value="6.088955E-018" calcext:value-type="float">
            <text:p>6.088955E-18</text:p>
          </table:table-cell>
          <table:table-cell office:value-type="string" calcext:value-type="string">
            <text:p>5.649762e+02)</text:p>
          </table:table-cell>
          <table:table-cell office:value-type="string" calcext:value-type="string">
            <text:p>(8.448491e+00</text:p>
          </table:table-cell>
          <table:table-cell office:value-type="float" office:value="-7.971966E-021" calcext:value-type="float">
            <text:p>-7.971966E-21</text:p>
          </table:table-cell>
          <table:table-cell office:value-type="string" calcext:value-type="string">
            <text:p>-4.419413e-01))</text:p>
          </table:table-cell>
          <table:table-cell office:value-type="string" calcext:value-type="string">
            <text:p>((-2.824881e+01</text:p>
          </table:table-cell>
          <table:table-cell office:value-type="float" office:value="-169.0027" calcext:value-type="float">
            <text:p>-169.0027</text:p>
          </table:table-cell>
          <table:table-cell office:value-type="string" calcext:value-type="string">
            <text:p>-7.014268e-01)</text:p>
          </table:table-cell>
          <table:table-cell office:value-type="string" calcext:value-type="string">
            <text:p>(2.209707e-02</text:p>
          </table:table-cell>
          <table:table-cell office:value-type="float" office:value="8.667123" calcext:value-type="float">
            <text:p>8.667123</text:p>
          </table:table-cell>
          <table:table-cell office:value-type="string" calcext:value-type="string">
            <text:p>4.224246e-01))</text:p>
          </table:table-cell>
        </table:table-row>
        <table:table-row table:style-name="ro1">
          <table:table-cell office:value-type="float" office:value="0.389091" calcext:value-type="float">
            <text:p>0.389091</text:p>
          </table:table-cell>
          <table:table-cell office:value-type="string" calcext:value-type="string">
            <text:p>((-1.408111e+01</text:p>
          </table:table-cell>
          <table:table-cell office:value-type="float" office:value="6.11089E-018" calcext:value-type="float">
            <text:p>6.11089E-18</text:p>
          </table:table-cell>
          <table:table-cell office:value-type="string" calcext:value-type="string">
            <text:p>5.646325e+02)</text:p>
          </table:table-cell>
          <table:table-cell office:value-type="string" calcext:value-type="string">
            <text:p>(8.447876e+00</text:p>
          </table:table-cell>
          <table:table-cell office:value-type="float" office:value="-8.20202E-021" calcext:value-type="float">
            <text:p>-8.20202E-21</text:p>
          </table:table-cell>
          <table:table-cell office:value-type="string" calcext:value-type="string">
            <text:p>-4.413791e-01))</text:p>
          </table:table-cell>
          <table:table-cell office:value-type="string" calcext:value-type="string">
            <text:p>((-2.823163e+01</text:p>
          </table:table-cell>
          <table:table-cell office:value-type="float" office:value="-168.8098" calcext:value-type="float">
            <text:p>-168.8098</text:p>
          </table:table-cell>
          <table:table-cell office:value-type="string" calcext:value-type="string">
            <text:p>-7.040553e-01)</text:p>
          </table:table-cell>
          <table:table-cell office:value-type="string" calcext:value-type="string">
            <text:p>(2.206896e-02</text:p>
          </table:table-cell>
          <table:table-cell office:value-type="float" office:value="8.666483" calcext:value-type="float">
            <text:p>8.666483</text:p>
          </table:table-cell>
          <table:table-cell office:value-type="string" calcext:value-type="string">
            <text:p>4.223938e-01))</text:p>
          </table:table-cell>
        </table:table-row>
        <table:table-row table:style-name="ro1">
          <table:table-cell office:value-type="float" office:value="0.389697" calcext:value-type="float">
            <text:p>0.389697</text:p>
          </table:table-cell>
          <table:table-cell office:value-type="string" calcext:value-type="string">
            <text:p>((-1.406072e+01</text:p>
          </table:table-cell>
          <table:table-cell office:value-type="float" office:value="6.094907E-018" calcext:value-type="float">
            <text:p>6.094907E-18</text:p>
          </table:table-cell>
          <table:table-cell office:value-type="string" calcext:value-type="string">
            <text:p>5.649038e+02)</text:p>
          </table:table-cell>
          <table:table-cell office:value-type="string" calcext:value-type="string">
            <text:p>(8.445735e+00</text:p>
          </table:table-cell>
          <table:table-cell office:value-type="float" office:value="-8.429555E-021" calcext:value-type="float">
            <text:p>-8.429555E-21</text:p>
          </table:table-cell>
          <table:table-cell office:value-type="string" calcext:value-type="string">
            <text:p>-4.407685e-01))</text:p>
          </table:table-cell>
          <table:table-cell office:value-type="string" calcext:value-type="string">
            <text:p>((-2.824519e+01</text:p>
          </table:table-cell>
          <table:table-cell office:value-type="float" office:value="-168.9285" calcext:value-type="float">
            <text:p>-168.9285</text:p>
          </table:table-cell>
          <table:table-cell office:value-type="string" calcext:value-type="string">
            <text:p>-7.030360e-01)</text:p>
          </table:table-cell>
          <table:table-cell office:value-type="string" calcext:value-type="string">
            <text:p>(2.203842e-02</text:p>
          </table:table-cell>
          <table:table-cell office:value-type="float" office:value="8.664213" calcext:value-type="float">
            <text:p>8.664213</text:p>
          </table:table-cell>
          <table:table-cell office:value-type="string" calcext:value-type="string">
            <text:p>4.222867e-01))</text:p>
          </table:table-cell>
        </table:table-row>
        <table:table-row table:style-name="ro1">
          <table:table-cell office:value-type="float" office:value="0.390303" calcext:value-type="float">
            <text:p>0.390303</text:p>
          </table:table-cell>
          <table:table-cell office:value-type="string" calcext:value-type="string">
            <text:p>((-1.402289e+01</text:p>
          </table:table-cell>
          <table:table-cell office:value-type="float" office:value="6.077047E-018" calcext:value-type="float">
            <text:p>6.077047E-18</text:p>
          </table:table-cell>
          <table:table-cell office:value-type="string" calcext:value-type="string">
            <text:p>5.653278e+02)</text:p>
          </table:table-cell>
          <table:table-cell office:value-type="string" calcext:value-type="string">
            <text:p>(8.442062e+00</text:p>
          </table:table-cell>
          <table:table-cell office:value-type="float" office:value="-8.652607E-021" calcext:value-type="float">
            <text:p>-8.652607E-21</text:p>
          </table:table-cell>
          <table:table-cell office:value-type="string" calcext:value-type="string">
            <text:p>-4.400918e-01))</text:p>
          </table:table-cell>
          <table:table-cell office:value-type="string" calcext:value-type="string">
            <text:p>((-2.826639e+01</text:p>
          </table:table-cell>
          <table:table-cell office:value-type="float" office:value="-169.1042" calcext:value-type="float">
            <text:p>-169.1042</text:p>
          </table:table-cell>
          <table:table-cell office:value-type="string" calcext:value-type="string">
            <text:p>-7.011447e-01)</text:p>
          </table:table-cell>
          <table:table-cell office:value-type="string" calcext:value-type="string">
            <text:p>(2.200459e-02</text:p>
          </table:table-cell>
          <table:table-cell office:value-type="float" office:value="8.660298" calcext:value-type="float">
            <text:p>8.660298</text:p>
          </table:table-cell>
          <table:table-cell office:value-type="string" calcext:value-type="string">
            <text:p>4.221031e-01))</text:p>
          </table:table-cell>
        </table:table-row>
        <table:table-row table:style-name="ro1">
          <table:table-cell office:value-type="float" office:value="0.390909" calcext:value-type="float">
            <text:p>0.390909</text:p>
          </table:table-cell>
          <table:table-cell office:value-type="string" calcext:value-type="string">
            <text:p>((-1.399688e+01</text:p>
          </table:table-cell>
          <table:table-cell office:value-type="float" office:value="6.068356E-018" calcext:value-type="float">
            <text:p>6.068356E-18</text:p>
          </table:table-cell>
          <table:table-cell office:value-type="string" calcext:value-type="string">
            <text:p>5.657027e+02)</text:p>
          </table:table-cell>
          <table:table-cell office:value-type="string" calcext:value-type="string">
            <text:p>(8.436914e+00</text:p>
          </table:table-cell>
          <table:table-cell office:value-type="float" office:value="-8.872351E-021" calcext:value-type="float">
            <text:p>-8.872351E-21</text:p>
          </table:table-cell>
          <table:table-cell office:value-type="string" calcext:value-type="string">
            <text:p>-4.393313e-01))</text:p>
          </table:table-cell>
          <table:table-cell office:value-type="string" calcext:value-type="string">
            <text:p>((-2.828513e+01</text:p>
          </table:table-cell>
          <table:table-cell office:value-type="float" office:value="-169.2508" calcext:value-type="float">
            <text:p>-169.2508</text:p>
          </table:table-cell>
          <table:table-cell office:value-type="string" calcext:value-type="string">
            <text:p>-6.998439e-01)</text:p>
          </table:table-cell>
          <table:table-cell office:value-type="string" calcext:value-type="string">
            <text:p>(2.196657e-02</text:p>
          </table:table-cell>
          <table:table-cell office:value-type="float" office:value="8.65479" calcext:value-type="float">
            <text:p>8.65479</text:p>
          </table:table-cell>
          <table:table-cell office:value-type="string" calcext:value-type="string">
            <text:p>4.218457e-01))</text:p>
          </table:table-cell>
        </table:table-row>
        <table:table-row table:style-name="ro1">
          <table:table-cell office:value-type="float" office:value="0.391515" calcext:value-type="float">
            <text:p>0.391515</text:p>
          </table:table-cell>
          <table:table-cell office:value-type="string" calcext:value-type="string">
            <text:p>((-1.396886e+01</text:p>
          </table:table-cell>
          <table:table-cell office:value-type="float" office:value="6.051181E-018" calcext:value-type="float">
            <text:p>6.051181E-18</text:p>
          </table:table-cell>
          <table:table-cell office:value-type="string" calcext:value-type="string">
            <text:p>5.660148e+02)</text:p>
          </table:table-cell>
          <table:table-cell office:value-type="string" calcext:value-type="string">
            <text:p>(8.430389e+00</text:p>
          </table:table-cell>
          <table:table-cell office:value-type="float" office:value="-9.101243E-021" calcext:value-type="float">
            <text:p>-9.101243E-21</text:p>
          </table:table-cell>
          <table:table-cell office:value-type="string" calcext:value-type="string">
            <text:p>-4.384812e-01))</text:p>
          </table:table-cell>
          <table:table-cell office:value-type="string" calcext:value-type="string">
            <text:p>((-2.830074e+01</text:p>
          </table:table-cell>
          <table:table-cell office:value-type="float" office:value="-169.3814" calcext:value-type="float">
            <text:p>-169.3814</text:p>
          </table:table-cell>
          <table:table-cell office:value-type="string" calcext:value-type="string">
            <text:p>-6.984429e-01)</text:p>
          </table:table-cell>
          <table:table-cell office:value-type="string" calcext:value-type="string">
            <text:p>(2.192406e-02</text:p>
          </table:table-cell>
          <table:table-cell office:value-type="float" office:value="8.647788" calcext:value-type="float">
            <text:p>8.647788</text:p>
          </table:table-cell>
          <table:table-cell office:value-type="string" calcext:value-type="string">
            <text:p>4.215194e-01))</text:p>
          </table:table-cell>
        </table:table-row>
        <table:table-row table:style-name="ro1">
          <table:table-cell office:value-type="float" office:value="0.392121" calcext:value-type="float">
            <text:p>0.392121</text:p>
          </table:table-cell>
          <table:table-cell office:value-type="string" calcext:value-type="string">
            <text:p>((-1.396476e+01</text:p>
          </table:table-cell>
          <table:table-cell office:value-type="float" office:value="6.049093E-018" calcext:value-type="float">
            <text:p>6.049093E-18</text:p>
          </table:table-cell>
          <table:table-cell office:value-type="string" calcext:value-type="string">
            <text:p>5.661537e+02)</text:p>
          </table:table-cell>
          <table:table-cell office:value-type="string" calcext:value-type="string">
            <text:p>(8.422398e+00</text:p>
          </table:table-cell>
          <table:table-cell office:value-type="float" office:value="-9.326538E-021" calcext:value-type="float">
            <text:p>-9.326538E-21</text:p>
          </table:table-cell>
          <table:table-cell office:value-type="string" calcext:value-type="string">
            <text:p>-4.375862e-01))</text:p>
          </table:table-cell>
          <table:table-cell office:value-type="string" calcext:value-type="string">
            <text:p>((-2.830769e+01</text:p>
          </table:table-cell>
          <table:table-cell office:value-type="float" office:value="-169.4197" calcext:value-type="float">
            <text:p>-169.4197</text:p>
          </table:table-cell>
          <table:table-cell office:value-type="string" calcext:value-type="string">
            <text:p>-6.982379e-01)</text:p>
          </table:table-cell>
          <table:table-cell office:value-type="string" calcext:value-type="string">
            <text:p>(2.187931e-02</text:p>
          </table:table-cell>
          <table:table-cell office:value-type="float" office:value="8.639213" calcext:value-type="float">
            <text:p>8.639213</text:p>
          </table:table-cell>
          <table:table-cell office:value-type="string" calcext:value-type="string">
            <text:p>4.211199e-01))</text:p>
          </table:table-cell>
        </table:table-row>
        <table:table-row table:style-name="ro1">
          <table:table-cell office:value-type="float" office:value="0.392727" calcext:value-type="float">
            <text:p>0.392727</text:p>
          </table:table-cell>
          <table:table-cell office:value-type="string" calcext:value-type="string">
            <text:p>((-1.395493e+01</text:p>
          </table:table-cell>
          <table:table-cell office:value-type="float" office:value="6.049572E-018" calcext:value-type="float">
            <text:p>6.049572E-18</text:p>
          </table:table-cell>
          <table:table-cell office:value-type="string" calcext:value-type="string">
            <text:p>5.664004e+02)</text:p>
          </table:table-cell>
          <table:table-cell office:value-type="string" calcext:value-type="string">
            <text:p>(8.413016e+00</text:p>
          </table:table-cell>
          <table:table-cell office:value-type="float" office:value="-9.53959E-021" calcext:value-type="float">
            <text:p>-9.53959E-21</text:p>
          </table:table-cell>
          <table:table-cell office:value-type="string" calcext:value-type="string">
            <text:p>-4.365988e-01))</text:p>
          </table:table-cell>
          <table:table-cell office:value-type="string" calcext:value-type="string">
            <text:p>((-2.832002e+01</text:p>
          </table:table-cell>
          <table:table-cell office:value-type="float" office:value="-169.5063" calcext:value-type="float">
            <text:p>-169.5063</text:p>
          </table:table-cell>
          <table:table-cell office:value-type="string" calcext:value-type="string">
            <text:p>-6.977466e-01)</text:p>
          </table:table-cell>
          <table:table-cell office:value-type="string" calcext:value-type="string">
            <text:p>(2.182994e-02</text:p>
          </table:table-cell>
          <table:table-cell office:value-type="float" office:value="8.629125" calcext:value-type="float">
            <text:p>8.629125</text:p>
          </table:table-cell>
          <table:table-cell office:value-type="string" calcext:value-type="string">
            <text:p>4.206508e-01))</text:p>
          </table:table-cell>
        </table:table-row>
        <table:table-row table:style-name="ro1">
          <table:table-cell office:value-type="float" office:value="0.393333" calcext:value-type="float">
            <text:p>0.393333</text:p>
          </table:table-cell>
          <table:table-cell office:value-type="string" calcext:value-type="string">
            <text:p>((-1.390393e+01</text:p>
          </table:table-cell>
          <table:table-cell office:value-type="float" office:value="6.02948E-018" calcext:value-type="float">
            <text:p>6.02948E-18</text:p>
          </table:table-cell>
          <table:table-cell office:value-type="string" calcext:value-type="string">
            <text:p>5.670057e+02)</text:p>
          </table:table-cell>
          <table:table-cell office:value-type="string" calcext:value-type="string">
            <text:p>(8.402409e+00</text:p>
          </table:table-cell>
          <table:table-cell office:value-type="float" office:value="-9.736984E-021" calcext:value-type="float">
            <text:p>-9.736984E-21</text:p>
          </table:table-cell>
          <table:table-cell office:value-type="string" calcext:value-type="string">
            <text:p>-4.354470e-01))</text:p>
          </table:table-cell>
          <table:table-cell office:value-type="string" calcext:value-type="string">
            <text:p>((-2.835029e+01</text:p>
          </table:table-cell>
          <table:table-cell office:value-type="float" office:value="-169.769" calcext:value-type="float">
            <text:p>-169.769</text:p>
          </table:table-cell>
          <table:table-cell office:value-type="string" calcext:value-type="string">
            <text:p>-6.951964e-01)</text:p>
          </table:table-cell>
          <table:table-cell office:value-type="string" calcext:value-type="string">
            <text:p>(2.177235e-02</text:p>
          </table:table-cell>
          <table:table-cell office:value-type="float" office:value="8.617668" calcext:value-type="float">
            <text:p>8.617668</text:p>
          </table:table-cell>
          <table:table-cell office:value-type="string" calcext:value-type="string">
            <text:p>4.201205e-01))</text:p>
          </table:table-cell>
        </table:table-row>
        <table:table-row table:style-name="ro1">
          <table:table-cell office:value-type="float" office:value="0.393939" calcext:value-type="float">
            <text:p>0.393939</text:p>
          </table:table-cell>
          <table:table-cell office:value-type="string" calcext:value-type="string">
            <text:p>((-1.384214e+01</text:p>
          </table:table-cell>
          <table:table-cell office:value-type="float" office:value="6.003205E-018" calcext:value-type="float">
            <text:p>6.003205E-18</text:p>
          </table:table-cell>
          <table:table-cell office:value-type="string" calcext:value-type="string">
            <text:p>5.677057e+02)</text:p>
          </table:table-cell>
          <table:table-cell office:value-type="string" calcext:value-type="string">
            <text:p>(8.390677e+00</text:p>
          </table:table-cell>
          <table:table-cell office:value-type="float" office:value="-9.922613E-021" calcext:value-type="float">
            <text:p>-9.922613E-21</text:p>
          </table:table-cell>
          <table:table-cell office:value-type="string" calcext:value-type="string">
            <text:p>-4.341090e-01))</text:p>
          </table:table-cell>
          <table:table-cell office:value-type="string" calcext:value-type="string">
            <text:p>((-2.838529e+01</text:p>
          </table:table-cell>
          <table:table-cell office:value-type="float" office:value="-170.0791" calcext:value-type="float">
            <text:p>-170.0791</text:p>
          </table:table-cell>
          <table:table-cell office:value-type="string" calcext:value-type="string">
            <text:p>-6.921070e-01)</text:p>
          </table:table-cell>
          <table:table-cell office:value-type="string" calcext:value-type="string">
            <text:p>(2.170545e-02</text:p>
          </table:table-cell>
          <table:table-cell office:value-type="float" office:value="8.604937" calcext:value-type="float">
            <text:p>8.604937</text:p>
          </table:table-cell>
          <table:table-cell office:value-type="string" calcext:value-type="string">
            <text:p>4.195338e-01))</text:p>
          </table:table-cell>
        </table:table-row>
        <table:table-row table:style-name="ro1">
          <table:table-cell office:value-type="float" office:value="0.394545" calcext:value-type="float">
            <text:p>0.394545</text:p>
          </table:table-cell>
          <table:table-cell office:value-type="string" calcext:value-type="string">
            <text:p>((-1.379584e+01</text:p>
          </table:table-cell>
          <table:table-cell office:value-type="float" office:value="5.98548E-018" calcext:value-type="float">
            <text:p>5.98548E-18</text:p>
          </table:table-cell>
          <table:table-cell office:value-type="string" calcext:value-type="string">
            <text:p>5.682298e+02)</text:p>
          </table:table-cell>
          <table:table-cell office:value-type="string" calcext:value-type="string">
            <text:p>(8.377827e+00</text:p>
          </table:table-cell>
          <table:table-cell office:value-type="float" office:value="-1.009853E-020" calcext:value-type="float">
            <text:p>-1.009853E-20</text:p>
          </table:table-cell>
          <table:table-cell office:value-type="string" calcext:value-type="string">
            <text:p>-4.326067e-01))</text:p>
          </table:table-cell>
          <table:table-cell office:value-type="string" calcext:value-type="string">
            <text:p>((-2.841149e+01</text:p>
          </table:table-cell>
          <table:table-cell office:value-type="float" office:value="-170.3035" calcext:value-type="float">
            <text:p>-170.3035</text:p>
          </table:table-cell>
          <table:table-cell office:value-type="string" calcext:value-type="string">
            <text:p>-6.897920e-01)</text:p>
          </table:table-cell>
          <table:table-cell office:value-type="string" calcext:value-type="string">
            <text:p>(2.163033e-02</text:p>
          </table:table-cell>
          <table:table-cell office:value-type="float" office:value="8.590948" calcext:value-type="float">
            <text:p>8.590948</text:p>
          </table:table-cell>
          <table:table-cell office:value-type="string" calcext:value-type="string">
            <text:p>4.188914e-01))</text:p>
          </table:table-cell>
        </table:table-row>
        <table:table-row table:style-name="ro1">
          <table:table-cell office:value-type="float" office:value="0.395152" calcext:value-type="float">
            <text:p>0.395152</text:p>
          </table:table-cell>
          <table:table-cell office:value-type="string" calcext:value-type="string">
            <text:p>((-1.377704e+01</text:p>
          </table:table-cell>
          <table:table-cell office:value-type="float" office:value="5.980586E-018" calcext:value-type="float">
            <text:p>5.980586E-18</text:p>
          </table:table-cell>
          <table:table-cell office:value-type="string" calcext:value-type="string">
            <text:p>5.685011e+02)</text:p>
          </table:table-cell>
          <table:table-cell office:value-type="string" calcext:value-type="string">
            <text:p>(8.363840e+00</text:p>
          </table:table-cell>
          <table:table-cell office:value-type="float" office:value="-1.02628E-020" calcext:value-type="float">
            <text:p>-1.02628E-20</text:p>
          </table:table-cell>
          <table:table-cell office:value-type="string" calcext:value-type="string">
            <text:p>-4.310510e-01))</text:p>
          </table:table-cell>
          <table:table-cell office:value-type="string" calcext:value-type="string">
            <text:p>((-2.842506e+01</text:p>
          </table:table-cell>
          <table:table-cell office:value-type="float" office:value="-170.407" calcext:value-type="float">
            <text:p>-170.407</text:p>
          </table:table-cell>
          <table:table-cell office:value-type="string" calcext:value-type="string">
            <text:p>-6.888521e-01)</text:p>
          </table:table-cell>
          <table:table-cell office:value-type="string" calcext:value-type="string">
            <text:p>(2.155255e-02</text:p>
          </table:table-cell>
          <table:table-cell office:value-type="float" office:value="8.575723" calcext:value-type="float">
            <text:p>8.575723</text:p>
          </table:table-cell>
          <table:table-cell office:value-type="string" calcext:value-type="string">
            <text:p>4.181920e-01))</text:p>
          </table:table-cell>
        </table:table-row>
        <table:table-row table:style-name="ro1">
          <table:table-cell office:value-type="float" office:value="0.395758" calcext:value-type="float">
            <text:p>0.395758</text:p>
          </table:table-cell>
          <table:table-cell office:value-type="string" calcext:value-type="string">
            <text:p>((-1.377660e+01</text:p>
          </table:table-cell>
          <table:table-cell office:value-type="float" office:value="5.982612E-018" calcext:value-type="float">
            <text:p>5.982612E-18</text:p>
          </table:table-cell>
          <table:table-cell office:value-type="string" calcext:value-type="string">
            <text:p>5.686218e+02)</text:p>
          </table:table-cell>
          <table:table-cell office:value-type="string" calcext:value-type="string">
            <text:p>(8.348750e+00</text:p>
          </table:table-cell>
          <table:table-cell office:value-type="float" office:value="-1.041249E-020" calcext:value-type="float">
            <text:p>-1.041249E-20</text:p>
          </table:table-cell>
          <table:table-cell office:value-type="string" calcext:value-type="string">
            <text:p>-4.295098e-01))</text:p>
          </table:table-cell>
          <table:table-cell office:value-type="string" calcext:value-type="string">
            <text:p>((-2.843109e+01</text:p>
          </table:table-cell>
          <table:table-cell office:value-type="float" office:value="-170.4366" calcext:value-type="float">
            <text:p>-170.4366</text:p>
          </table:table-cell>
          <table:table-cell office:value-type="string" calcext:value-type="string">
            <text:p>-6.888302e-01)</text:p>
          </table:table-cell>
          <table:table-cell office:value-type="string" calcext:value-type="string">
            <text:p>(2.147549e-02</text:p>
          </table:table-cell>
          <table:table-cell office:value-type="float" office:value="8.559322" calcext:value-type="float">
            <text:p>8.559322</text:p>
          </table:table-cell>
          <table:table-cell office:value-type="string" calcext:value-type="string">
            <text:p>4.174375e-01))</text:p>
          </table:table-cell>
        </table:table-row>
        <table:table-row table:style-name="ro1">
          <table:table-cell office:value-type="float" office:value="0.396364" calcext:value-type="float">
            <text:p>0.396364</text:p>
          </table:table-cell>
          <table:table-cell office:value-type="string" calcext:value-type="string">
            <text:p>((-1.375810e+01</text:p>
          </table:table-cell>
          <table:table-cell office:value-type="float" office:value="5.969832E-018" calcext:value-type="float">
            <text:p>5.969832E-18</text:p>
          </table:table-cell>
          <table:table-cell office:value-type="string" calcext:value-type="string">
            <text:p>5.688629e+02)</text:p>
          </table:table-cell>
          <table:table-cell office:value-type="string" calcext:value-type="string">
            <text:p>(8.332630e+00</text:p>
          </table:table-cell>
          <table:table-cell office:value-type="float" office:value="-1.054495E-020" calcext:value-type="float">
            <text:p>-1.054495E-20</text:p>
          </table:table-cell>
          <table:table-cell office:value-type="string" calcext:value-type="string">
            <text:p>-4.280514e-01))</text:p>
          </table:table-cell>
          <table:table-cell office:value-type="string" calcext:value-type="string">
            <text:p>((-2.844314e+01</text:p>
          </table:table-cell>
          <table:table-cell office:value-type="float" office:value="-170.5315" calcext:value-type="float">
            <text:p>-170.5315</text:p>
          </table:table-cell>
          <table:table-cell office:value-type="string" calcext:value-type="string">
            <text:p>-6.879049e-01)</text:p>
          </table:table-cell>
          <table:table-cell office:value-type="string" calcext:value-type="string">
            <text:p>(2.140257e-02</text:p>
          </table:table-cell>
          <table:table-cell office:value-type="float" office:value="8.541845" calcext:value-type="float">
            <text:p>8.541845</text:p>
          </table:table-cell>
          <table:table-cell office:value-type="string" calcext:value-type="string">
            <text:p>4.166315e-01))</text:p>
          </table:table-cell>
        </table:table-row>
        <table:table-row table:style-name="ro1">
          <table:table-cell office:value-type="float" office:value="0.39697" calcext:value-type="float">
            <text:p>0.39697</text:p>
          </table:table-cell>
          <table:table-cell office:value-type="string" calcext:value-type="string">
            <text:p>((-1.372188e+01</text:p>
          </table:table-cell>
          <table:table-cell office:value-type="float" office:value="5.957197E-018" calcext:value-type="float">
            <text:p>5.957197E-18</text:p>
          </table:table-cell>
          <table:table-cell office:value-type="string" calcext:value-type="string">
            <text:p>5.693207e+02)</text:p>
          </table:table-cell>
          <table:table-cell office:value-type="string" calcext:value-type="string">
            <text:p>(8.315571e+00</text:p>
          </table:table-cell>
          <table:table-cell office:value-type="float" office:value="-1.065361E-020" calcext:value-type="float">
            <text:p>-1.065361E-20</text:p>
          </table:table-cell>
          <table:table-cell office:value-type="string" calcext:value-type="string">
            <text:p>-4.267401e-01))</text:p>
          </table:table-cell>
          <table:table-cell office:value-type="string" calcext:value-type="string">
            <text:p>((-2.846603e+01</text:p>
          </table:table-cell>
          <table:table-cell office:value-type="float" office:value="-170.7246" calcext:value-type="float">
            <text:p>-170.7246</text:p>
          </table:table-cell>
          <table:table-cell office:value-type="string" calcext:value-type="string">
            <text:p>-6.860942e-01)</text:p>
          </table:table-cell>
          <table:table-cell office:value-type="string" calcext:value-type="string">
            <text:p>(2.133701e-02</text:p>
          </table:table-cell>
          <table:table-cell office:value-type="float" office:value="8.523416" calcext:value-type="float">
            <text:p>8.523416</text:p>
          </table:table-cell>
          <table:table-cell office:value-type="string" calcext:value-type="string">
            <text:p>4.157786e-01))</text:p>
          </table:table-cell>
        </table:table-row>
        <table:table-row table:style-name="ro1">
          <table:table-cell office:value-type="float" office:value="0.397576" calcext:value-type="float">
            <text:p>0.397576</text:p>
          </table:table-cell>
          <table:table-cell office:value-type="string" calcext:value-type="string">
            <text:p>((-1.365613e+01</text:p>
          </table:table-cell>
          <table:table-cell office:value-type="float" office:value="5.928084E-018" calcext:value-type="float">
            <text:p>5.928084E-18</text:p>
          </table:table-cell>
          <table:table-cell office:value-type="string" calcext:value-type="string">
            <text:p>5.700179e+02)</text:p>
          </table:table-cell>
          <table:table-cell office:value-type="string" calcext:value-type="string">
            <text:p>(8.297663e+00</text:p>
          </table:table-cell>
          <table:table-cell office:value-type="float" office:value="-1.071853E-020" calcext:value-type="float">
            <text:p>-1.071853E-20</text:p>
          </table:table-cell>
          <table:table-cell office:value-type="string" calcext:value-type="string">
            <text:p>-4.256498e-01))</text:p>
          </table:table-cell>
          <table:table-cell office:value-type="string" calcext:value-type="string">
            <text:p>((-2.850090e+01</text:p>
          </table:table-cell>
          <table:table-cell office:value-type="float" office:value="-171.0343" calcext:value-type="float">
            <text:p>-171.0343</text:p>
          </table:table-cell>
          <table:table-cell office:value-type="string" calcext:value-type="string">
            <text:p>-6.828063e-01)</text:p>
          </table:table-cell>
          <table:table-cell office:value-type="string" calcext:value-type="string">
            <text:p>(2.128249e-02</text:p>
          </table:table-cell>
          <table:table-cell office:value-type="float" office:value="8.504154" calcext:value-type="float">
            <text:p>8.504154</text:p>
          </table:table-cell>
          <table:table-cell office:value-type="string" calcext:value-type="string">
            <text:p>4.148831e-01))</text:p>
          </table:table-cell>
        </table:table-row>
        <table:table-row table:style-name="ro1">
          <table:table-cell office:value-type="float" office:value="0.398182" calcext:value-type="float">
            <text:p>0.398182</text:p>
          </table:table-cell>
          <table:table-cell office:value-type="string" calcext:value-type="string">
            <text:p>((-1.356621e+01</text:p>
          </table:table-cell>
          <table:table-cell office:value-type="float" office:value="5.888479E-018" calcext:value-type="float">
            <text:p>5.888479E-18</text:p>
          </table:table-cell>
          <table:table-cell office:value-type="string" calcext:value-type="string">
            <text:p>5.709468e+02)</text:p>
          </table:table-cell>
          <table:table-cell office:value-type="string" calcext:value-type="string">
            <text:p>(8.278994e+00</text:p>
          </table:table-cell>
          <table:table-cell office:value-type="float" office:value="-1.07553E-020" calcext:value-type="float">
            <text:p>-1.07553E-20</text:p>
          </table:table-cell>
          <table:table-cell office:value-type="string" calcext:value-type="string">
            <text:p>-4.248406e-01))</text:p>
          </table:table-cell>
          <table:table-cell office:value-type="string" calcext:value-type="string">
            <text:p>((-2.854734e+01</text:p>
          </table:table-cell>
          <table:table-cell office:value-type="float" office:value="-171.4542" calcext:value-type="float">
            <text:p>-171.4542</text:p>
          </table:table-cell>
          <table:table-cell office:value-type="string" calcext:value-type="string">
            <text:p>-6.783104e-01)</text:p>
          </table:table-cell>
          <table:table-cell office:value-type="string" calcext:value-type="string">
            <text:p>(2.124203e-02</text:p>
          </table:table-cell>
          <table:table-cell office:value-type="float" office:value="8.484179" calcext:value-type="float">
            <text:p>8.484179</text:p>
          </table:table-cell>
          <table:table-cell office:value-type="string" calcext:value-type="string">
            <text:p>4.139497e-01))</text:p>
          </table:table-cell>
        </table:table-row>
        <table:table-row table:style-name="ro1">
          <table:table-cell office:value-type="float" office:value="0.398788" calcext:value-type="float">
            <text:p>0.398788</text:p>
          </table:table-cell>
          <table:table-cell office:value-type="string" calcext:value-type="string">
            <text:p>((-1.346321e+01</text:p>
          </table:table-cell>
          <table:table-cell office:value-type="float" office:value="5.84402E-018" calcext:value-type="float">
            <text:p>5.84402E-18</text:p>
          </table:table-cell>
          <table:table-cell office:value-type="string" calcext:value-type="string">
            <text:p>5.720263e+02)</text:p>
          </table:table-cell>
          <table:table-cell office:value-type="string" calcext:value-type="string">
            <text:p>(8.259716e+00</text:p>
          </table:table-cell>
          <table:table-cell office:value-type="float" office:value="-1.076548E-020" calcext:value-type="float">
            <text:p>-1.076548E-20</text:p>
          </table:table-cell>
          <table:table-cell office:value-type="string" calcext:value-type="string">
            <text:p>-4.243449e-01))</text:p>
          </table:table-cell>
          <table:table-cell office:value-type="string" calcext:value-type="string">
            <text:p>((-2.860132e+01</text:p>
          </table:table-cell>
          <table:table-cell office:value-type="float" office:value="-171.9436" calcext:value-type="float">
            <text:p>-171.9436</text:p>
          </table:table-cell>
          <table:table-cell office:value-type="string" calcext:value-type="string">
            <text:p>-6.731604e-01)</text:p>
          </table:table-cell>
          <table:table-cell office:value-type="string" calcext:value-type="string">
            <text:p>(2.121724e-02</text:p>
          </table:table-cell>
          <table:table-cell office:value-type="float" office:value="8.463663" calcext:value-type="float">
            <text:p>8.463663</text:p>
          </table:table-cell>
          <table:table-cell office:value-type="string" calcext:value-type="string">
            <text:p>4.129858e-01))</text:p>
          </table:table-cell>
        </table:table-row>
        <table:table-row table:style-name="ro1">
          <table:table-cell office:value-type="float" office:value="0.399394" calcext:value-type="float">
            <text:p>0.399394</text:p>
          </table:table-cell>
          <table:table-cell office:value-type="string" calcext:value-type="string">
            <text:p>((-1.337279e+01</text:p>
          </table:table-cell>
          <table:table-cell office:value-type="float" office:value="5.805416E-018" calcext:value-type="float">
            <text:p>5.805416E-18</text:p>
          </table:table-cell>
          <table:table-cell office:value-type="string" calcext:value-type="string">
            <text:p>5.729972e+02)</text:p>
          </table:table-cell>
          <table:table-cell office:value-type="string" calcext:value-type="string">
            <text:p>(8.239953e+00</text:p>
          </table:table-cell>
          <table:table-cell office:value-type="float" office:value="-1.074911E-020" calcext:value-type="float">
            <text:p>-1.074911E-20</text:p>
          </table:table-cell>
          <table:table-cell office:value-type="string" calcext:value-type="string">
            <text:p>-4.241798e-01))</text:p>
          </table:table-cell>
          <table:table-cell office:value-type="string" calcext:value-type="string">
            <text:p>((-2.864986e+01</text:p>
          </table:table-cell>
          <table:table-cell office:value-type="float" office:value="-172.3762" calcext:value-type="float">
            <text:p>-172.3762</text:p>
          </table:table-cell>
          <table:table-cell office:value-type="string" calcext:value-type="string">
            <text:p>-6.686395e-01)</text:p>
          </table:table-cell>
          <table:table-cell office:value-type="string" calcext:value-type="string">
            <text:p>(2.120899e-02</text:p>
          </table:table-cell>
          <table:table-cell office:value-type="float" office:value="8.442743" calcext:value-type="float">
            <text:p>8.442743</text:p>
          </table:table-cell>
          <table:table-cell office:value-type="string" calcext:value-type="string">
            <text:p>4.119977e-01))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string" calcext:value-type="string">
            <text:p>((-1.329072e+01</text:p>
          </table:table-cell>
          <table:table-cell office:value-type="float" office:value="5.772148E-018" calcext:value-type="float">
            <text:p>5.772148E-18</text:p>
          </table:table-cell>
          <table:table-cell office:value-type="string" calcext:value-type="string">
            <text:p>5.738994e+02)</text:p>
          </table:table-cell>
          <table:table-cell office:value-type="string" calcext:value-type="string">
            <text:p>(8.219282e+00</text:p>
          </table:table-cell>
          <table:table-cell office:value-type="float" office:value="-1.072243E-020" calcext:value-type="float">
            <text:p>-1.072243E-20</text:p>
          </table:table-cell>
          <table:table-cell office:value-type="string" calcext:value-type="string">
            <text:p>-4.249486e-01))</text:p>
          </table:table-cell>
          <table:table-cell office:value-type="string" calcext:value-type="string">
            <text:p>((-2.869497e+01</text:p>
          </table:table-cell>
          <table:table-cell office:value-type="float" office:value="-172.7726" calcext:value-type="float">
            <text:p>-172.7726</text:p>
          </table:table-cell>
          <table:table-cell office:value-type="string" calcext:value-type="string">
            <text:p>-6.645361e-01)</text:p>
          </table:table-cell>
          <table:table-cell office:value-type="string" calcext:value-type="string">
            <text:p>(2.124743e-02</text:p>
          </table:table-cell>
          <table:table-cell office:value-type="float" office:value="8.421218" calcext:value-type="float">
            <text:p>8.421218</text:p>
          </table:table-cell>
          <table:table-cell office:value-type="string" calcext:value-type="string">
            <text:p>4.109641e-01))</text:p>
          </table:table-cell>
        </table:table-row>
        <table:table-row table:style-name="ro1">
          <table:table-cell office:value-type="float" office:value="0.400606" calcext:value-type="float">
            <text:p>0.400606</text:p>
          </table:table-cell>
          <table:table-cell office:value-type="string" calcext:value-type="string">
            <text:p>((-1.320646e+01</text:p>
          </table:table-cell>
          <table:table-cell office:value-type="float" office:value="5.732353E-018" calcext:value-type="float">
            <text:p>5.732353E-18</text:p>
          </table:table-cell>
          <table:table-cell office:value-type="string" calcext:value-type="string">
            <text:p>5.747828e+02)</text:p>
          </table:table-cell>
          <table:table-cell office:value-type="string" calcext:value-type="string">
            <text:p>(8.199289e+00</text:p>
          </table:table-cell>
          <table:table-cell office:value-type="float" office:value="-1.06605E-020" calcext:value-type="float">
            <text:p>-1.06605E-20</text:p>
          </table:table-cell>
          <table:table-cell office:value-type="string" calcext:value-type="string">
            <text:p>-4.258803e-01))</text:p>
          </table:table-cell>
          <table:table-cell office:value-type="string" calcext:value-type="string">
            <text:p>((-2.873914e+01</text:p>
          </table:table-cell>
          <table:table-cell office:value-type="float" office:value="-173.1636" calcext:value-type="float">
            <text:p>-173.1636</text:p>
          </table:table-cell>
          <table:table-cell office:value-type="string" calcext:value-type="string">
            <text:p>-6.603230e-01)</text:p>
          </table:table-cell>
          <table:table-cell office:value-type="string" calcext:value-type="string">
            <text:p>(2.129402e-02</text:p>
          </table:table-cell>
          <table:table-cell office:value-type="float" office:value="8.400466" calcext:value-type="float">
            <text:p>8.400466</text:p>
          </table:table-cell>
          <table:table-cell office:value-type="string" calcext:value-type="string">
            <text:p>4.099645e-01))</text:p>
          </table:table-cell>
        </table:table-row>
        <table:table-row table:style-name="ro1">
          <table:table-cell office:value-type="float" office:value="0.401212" calcext:value-type="float">
            <text:p>0.401212</text:p>
          </table:table-cell>
          <table:table-cell office:value-type="string" calcext:value-type="string">
            <text:p>((-1.312940e+01</text:p>
          </table:table-cell>
          <table:table-cell office:value-type="float" office:value="5.699477E-018" calcext:value-type="float">
            <text:p>5.699477E-18</text:p>
          </table:table-cell>
          <table:table-cell office:value-type="string" calcext:value-type="string">
            <text:p>5.756521e+02)</text:p>
          </table:table-cell>
          <table:table-cell office:value-type="string" calcext:value-type="string">
            <text:p>(8.179512e+00</text:p>
          </table:table-cell>
          <table:table-cell office:value-type="float" office:value="-1.053448E-020" calcext:value-type="float">
            <text:p>-1.053448E-20</text:p>
          </table:table-cell>
          <table:table-cell office:value-type="string" calcext:value-type="string">
            <text:p>-4.271213e-01))</text:p>
          </table:table-cell>
          <table:table-cell office:value-type="string" calcext:value-type="string">
            <text:p>((-2.878261e+01</text:p>
          </table:table-cell>
          <table:table-cell office:value-type="float" office:value="-173.543" calcext:value-type="float">
            <text:p>-173.543</text:p>
          </table:table-cell>
          <table:table-cell office:value-type="string" calcext:value-type="string">
            <text:p>-6.564699e-01)</text:p>
          </table:table-cell>
          <table:table-cell office:value-type="string" calcext:value-type="string">
            <text:p>(2.135607e-02</text:p>
          </table:table-cell>
          <table:table-cell office:value-type="float" office:value="8.380009" calcext:value-type="float">
            <text:p>8.380009</text:p>
          </table:table-cell>
          <table:table-cell office:value-type="string" calcext:value-type="string">
            <text:p>4.089756e-01))</text:p>
          </table:table-cell>
        </table:table-row>
        <table:table-row table:style-name="ro1">
          <table:table-cell office:value-type="float" office:value="0.401818" calcext:value-type="float">
            <text:p>0.401818</text:p>
          </table:table-cell>
          <table:table-cell office:value-type="string" calcext:value-type="string">
            <text:p>((-1.306111e+01</text:p>
          </table:table-cell>
          <table:table-cell office:value-type="float" office:value="5.669189E-018" calcext:value-type="float">
            <text:p>5.669189E-18</text:p>
          </table:table-cell>
          <table:table-cell office:value-type="string" calcext:value-type="string">
            <text:p>5.764156e+02)</text:p>
          </table:table-cell>
          <table:table-cell office:value-type="string" calcext:value-type="string">
            <text:p>(8.160020e+00</text:p>
          </table:table-cell>
          <table:table-cell office:value-type="float" office:value="-1.044579E-020" calcext:value-type="float">
            <text:p>-1.044579E-20</text:p>
          </table:table-cell>
          <table:table-cell office:value-type="string" calcext:value-type="string">
            <text:p>-4.283972e-01))</text:p>
          </table:table-cell>
          <table:table-cell office:value-type="string" calcext:value-type="string">
            <text:p>((-2.882078e+01</text:p>
          </table:table-cell>
          <table:table-cell office:value-type="float" office:value="-173.869" calcext:value-type="float">
            <text:p>-173.869</text:p>
          </table:table-cell>
          <table:table-cell office:value-type="string" calcext:value-type="string">
            <text:p>-6.530556e-01)</text:p>
          </table:table-cell>
          <table:table-cell office:value-type="string" calcext:value-type="string">
            <text:p>(2.141986e-02</text:p>
          </table:table-cell>
          <table:table-cell office:value-type="float" office:value="8.359904" calcext:value-type="float">
            <text:p>8.359904</text:p>
          </table:table-cell>
          <table:table-cell office:value-type="string" calcext:value-type="string">
            <text:p>4.080010e-01))</text:p>
          </table:table-cell>
        </table:table-row>
        <table:table-row table:style-name="ro1">
          <table:table-cell office:value-type="float" office:value="0.402424" calcext:value-type="float">
            <text:p>0.402424</text:p>
          </table:table-cell>
          <table:table-cell office:value-type="string" calcext:value-type="string">
            <text:p>((-1.301211e+01</text:p>
          </table:table-cell>
          <table:table-cell office:value-type="float" office:value="5.646933E-018" calcext:value-type="float">
            <text:p>5.646933E-18</text:p>
          </table:table-cell>
          <table:table-cell office:value-type="string" calcext:value-type="string">
            <text:p>5.770095e+02)</text:p>
          </table:table-cell>
          <table:table-cell office:value-type="string" calcext:value-type="string">
            <text:p>(8.140828e+00</text:p>
          </table:table-cell>
          <table:table-cell office:value-type="float" office:value="-1.032645E-020" calcext:value-type="float">
            <text:p>-1.032645E-20</text:p>
          </table:table-cell>
          <table:table-cell office:value-type="string" calcext:value-type="string">
            <text:p>-4.299497e-01))</text:p>
          </table:table-cell>
          <table:table-cell office:value-type="string" calcext:value-type="string">
            <text:p>((-2.885047e+01</text:p>
          </table:table-cell>
          <table:table-cell office:value-type="float" office:value="-174.111" calcext:value-type="float">
            <text:p>-174.111</text:p>
          </table:table-cell>
          <table:table-cell office:value-type="string" calcext:value-type="string">
            <text:p>-6.506053e-01)</text:p>
          </table:table-cell>
          <table:table-cell office:value-type="string" calcext:value-type="string">
            <text:p>(2.149749e-02</text:p>
          </table:table-cell>
          <table:table-cell office:value-type="float" office:value="8.340202" calcext:value-type="float">
            <text:p>8.340202</text:p>
          </table:table-cell>
          <table:table-cell office:value-type="string" calcext:value-type="string">
            <text:p>4.070414e-01))</text:p>
          </table:table-cell>
        </table:table-row>
        <table:table-row table:style-name="ro1">
          <table:table-cell office:value-type="float" office:value="0.40303" calcext:value-type="float">
            <text:p>0.40303</text:p>
          </table:table-cell>
          <table:table-cell office:value-type="string" calcext:value-type="string">
            <text:p>((-1.293522e+01</text:p>
          </table:table-cell>
          <table:table-cell office:value-type="float" office:value="5.61437E-018" calcext:value-type="float">
            <text:p>5.61437E-18</text:p>
          </table:table-cell>
          <table:table-cell office:value-type="string" calcext:value-type="string">
            <text:p>5.778354e+02)</text:p>
          </table:table-cell>
          <table:table-cell office:value-type="string" calcext:value-type="string">
            <text:p>(8.121486e+00</text:p>
          </table:table-cell>
          <table:table-cell office:value-type="float" office:value="-1.017781E-020" calcext:value-type="float">
            <text:p>-1.017781E-20</text:p>
          </table:table-cell>
          <table:table-cell office:value-type="string" calcext:value-type="string">
            <text:p>-4.323629e-01))</text:p>
          </table:table-cell>
          <table:table-cell office:value-type="string" calcext:value-type="string">
            <text:p>((-2.889177e+01</text:p>
          </table:table-cell>
          <table:table-cell office:value-type="float" office:value="-174.4639" calcext:value-type="float">
            <text:p>-174.4639</text:p>
          </table:table-cell>
          <table:table-cell office:value-type="string" calcext:value-type="string">
            <text:p>-6.467609e-01)</text:p>
          </table:table-cell>
          <table:table-cell office:value-type="string" calcext:value-type="string">
            <text:p>(2.161815e-02</text:p>
          </table:table-cell>
          <table:table-cell office:value-type="float" office:value="8.320668" calcext:value-type="float">
            <text:p>8.320668</text:p>
          </table:table-cell>
          <table:table-cell office:value-type="string" calcext:value-type="string">
            <text:p>4.060743e-01))</text:p>
          </table:table-cell>
        </table:table-row>
        <table:table-row table:style-name="ro1">
          <table:table-cell office:value-type="float" office:value="0.403636" calcext:value-type="float">
            <text:p>0.403636</text:p>
          </table:table-cell>
          <table:table-cell office:value-type="string" calcext:value-type="string">
            <text:p>((-1.290607e+01</text:p>
          </table:table-cell>
          <table:table-cell office:value-type="float" office:value="5.598602E-018" calcext:value-type="float">
            <text:p>5.598602E-18</text:p>
          </table:table-cell>
          <table:table-cell office:value-type="string" calcext:value-type="string">
            <text:p>5.783506e+02)</text:p>
          </table:table-cell>
          <table:table-cell office:value-type="string" calcext:value-type="string">
            <text:p>(8.102840e+00</text:p>
          </table:table-cell>
          <table:table-cell office:value-type="float" office:value="-9.950281E-021" calcext:value-type="float">
            <text:p>-9.950281E-21</text:p>
          </table:table-cell>
          <table:table-cell office:value-type="string" calcext:value-type="string">
            <text:p>-4.351578e-01))</text:p>
          </table:table-cell>
          <table:table-cell office:value-type="string" calcext:value-type="string">
            <text:p>((-2.891753e+01</text:p>
          </table:table-cell>
          <table:table-cell office:value-type="float" office:value="-174.6748" calcext:value-type="float">
            <text:p>-174.6748</text:p>
          </table:table-cell>
          <table:table-cell office:value-type="string" calcext:value-type="string">
            <text:p>-6.453036e-01)</text:p>
          </table:table-cell>
          <table:table-cell office:value-type="string" calcext:value-type="string">
            <text:p>(2.175789e-02</text:p>
          </table:table-cell>
          <table:table-cell office:value-type="float" office:value="8.301952" calcext:value-type="float">
            <text:p>8.301952</text:p>
          </table:table-cell>
          <table:table-cell office:value-type="string" calcext:value-type="string">
            <text:p>4.051420e-01))</text:p>
          </table:table-cell>
        </table:table-row>
        <table:table-row table:style-name="ro1">
          <table:table-cell office:value-type="float" office:value="0.404242" calcext:value-type="float">
            <text:p>0.404242</text:p>
          </table:table-cell>
          <table:table-cell office:value-type="string" calcext:value-type="string">
            <text:p>((-1.284112e+01</text:p>
          </table:table-cell>
          <table:table-cell office:value-type="float" office:value="5.565984E-018" calcext:value-type="float">
            <text:p>5.565984E-18</text:p>
          </table:table-cell>
          <table:table-cell office:value-type="string" calcext:value-type="string">
            <text:p>5.789508e+02)</text:p>
          </table:table-cell>
          <table:table-cell office:value-type="string" calcext:value-type="string">
            <text:p>(8.085029e+00</text:p>
          </table:table-cell>
          <table:table-cell office:value-type="float" office:value="-9.665277E-021" calcext:value-type="float">
            <text:p>-9.665277E-21</text:p>
          </table:table-cell>
          <table:table-cell office:value-type="string" calcext:value-type="string">
            <text:p>-4.390777e-01))</text:p>
          </table:table-cell>
          <table:table-cell office:value-type="string" calcext:value-type="string">
            <text:p>((-2.894754e+01</text:p>
          </table:table-cell>
          <table:table-cell office:value-type="float" office:value="-174.9203" calcext:value-type="float">
            <text:p>-174.9203</text:p>
          </table:table-cell>
          <table:table-cell office:value-type="string" calcext:value-type="string">
            <text:p>-6.420562e-01)</text:p>
          </table:table-cell>
          <table:table-cell office:value-type="string" calcext:value-type="string">
            <text:p>(2.195388e-02</text:p>
          </table:table-cell>
          <table:table-cell office:value-type="float" office:value="8.284514" calcext:value-type="float">
            <text:p>8.284514</text:p>
          </table:table-cell>
          <table:table-cell office:value-type="string" calcext:value-type="string">
            <text:p>4.042514e-01))</text:p>
          </table:table-cell>
        </table:table-row>
        <table:table-row table:style-name="ro1">
          <table:table-cell office:value-type="float" office:value="0.404848" calcext:value-type="float">
            <text:p>0.404848</text:p>
          </table:table-cell>
          <table:table-cell office:value-type="string" calcext:value-type="string">
            <text:p>((-1.281038e+01</text:p>
          </table:table-cell>
          <table:table-cell office:value-type="float" office:value="5.548987E-018" calcext:value-type="float">
            <text:p>5.548987E-18</text:p>
          </table:table-cell>
          <table:table-cell office:value-type="string" calcext:value-type="string">
            <text:p>5.794838e+02)</text:p>
          </table:table-cell>
          <table:table-cell office:value-type="string" calcext:value-type="string">
            <text:p>(8.068106e+00</text:p>
          </table:table-cell>
          <table:table-cell office:value-type="float" office:value="-9.299083E-021" calcext:value-type="float">
            <text:p>-9.299083E-21</text:p>
          </table:table-cell>
          <table:table-cell office:value-type="string" calcext:value-type="string">
            <text:p>-4.442095e-01))</text:p>
          </table:table-cell>
          <table:table-cell office:value-type="string" calcext:value-type="string">
            <text:p>((-2.897419e+01</text:p>
          </table:table-cell>
          <table:table-cell office:value-type="float" office:value="-175.1345" calcext:value-type="float">
            <text:p>-175.1345</text:p>
          </table:table-cell>
          <table:table-cell office:value-type="string" calcext:value-type="string">
            <text:p>-6.405190e-01)</text:p>
          </table:table-cell>
          <table:table-cell office:value-type="string" calcext:value-type="string">
            <text:p>(2.221048e-02</text:p>
          </table:table-cell>
          <table:table-cell office:value-type="float" office:value="8.268429" calcext:value-type="float">
            <text:p>8.268429</text:p>
          </table:table-cell>
          <table:table-cell office:value-type="string" calcext:value-type="string">
            <text:p>4.034053e-01))</text:p>
          </table:table-cell>
        </table:table-row>
        <table:table-row table:style-name="ro1">
          <table:table-cell office:value-type="float" office:value="0.405455" calcext:value-type="float">
            <text:p>0.405455</text:p>
          </table:table-cell>
          <table:table-cell office:value-type="string" calcext:value-type="string">
            <text:p>((-1.274522e+01</text:p>
          </table:table-cell>
          <table:table-cell office:value-type="float" office:value="5.517655E-018" calcext:value-type="float">
            <text:p>5.517655E-18</text:p>
          </table:table-cell>
          <table:table-cell office:value-type="string" calcext:value-type="string">
            <text:p>5.801327e+02)</text:p>
          </table:table-cell>
          <table:table-cell office:value-type="string" calcext:value-type="string">
            <text:p>(8.051618e+00</text:p>
          </table:table-cell>
          <table:table-cell office:value-type="float" office:value="-8.890445E-021" calcext:value-type="float">
            <text:p>-8.890445E-21</text:p>
          </table:table-cell>
          <table:table-cell office:value-type="string" calcext:value-type="string">
            <text:p>-4.505863e-01))</text:p>
          </table:table-cell>
          <table:table-cell office:value-type="string" calcext:value-type="string">
            <text:p>((-2.900664e+01</text:p>
          </table:table-cell>
          <table:table-cell office:value-type="float" office:value="-175.3993" calcext:value-type="float">
            <text:p>-175.3993</text:p>
          </table:table-cell>
          <table:table-cell office:value-type="string" calcext:value-type="string">
            <text:p>-6.372608e-01)</text:p>
          </table:table-cell>
          <table:table-cell office:value-type="string" calcext:value-type="string">
            <text:p>(2.252932e-02</text:p>
          </table:table-cell>
          <table:table-cell office:value-type="float" office:value="8.253265" calcext:value-type="float">
            <text:p>8.253265</text:p>
          </table:table-cell>
          <table:table-cell office:value-type="string" calcext:value-type="string">
            <text:p>4.025809e-01))</text:p>
          </table:table-cell>
        </table:table-row>
        <table:table-row table:style-name="ro1">
          <table:table-cell office:value-type="float" office:value="0.406061" calcext:value-type="float">
            <text:p>0.406061</text:p>
          </table:table-cell>
          <table:table-cell office:value-type="string" calcext:value-type="string">
            <text:p>((-1.269275e+01</text:p>
          </table:table-cell>
          <table:table-cell office:value-type="float" office:value="5.490718E-018" calcext:value-type="float">
            <text:p>5.490718E-18</text:p>
          </table:table-cell>
          <table:table-cell office:value-type="string" calcext:value-type="string">
            <text:p>5.808177e+02)</text:p>
          </table:table-cell>
          <table:table-cell office:value-type="string" calcext:value-type="string">
            <text:p>(8.036148e+00</text:p>
          </table:table-cell>
          <table:table-cell office:value-type="float" office:value="-8.470777E-021" calcext:value-type="float">
            <text:p>-8.470777E-21</text:p>
          </table:table-cell>
          <table:table-cell office:value-type="string" calcext:value-type="string">
            <text:p>-4.572487e-01))</text:p>
          </table:table-cell>
          <table:table-cell office:value-type="string" calcext:value-type="string">
            <text:p>((-2.904088e+01</text:p>
          </table:table-cell>
          <table:table-cell office:value-type="float" office:value="-175.6813" calcext:value-type="float">
            <text:p>-175.6813</text:p>
          </table:table-cell>
          <table:table-cell office:value-type="string" calcext:value-type="string">
            <text:p>-6.346375e-01)</text:p>
          </table:table-cell>
          <table:table-cell office:value-type="string" calcext:value-type="string">
            <text:p>(2.286243e-02</text:p>
          </table:table-cell>
          <table:table-cell office:value-type="float" office:value="8.23927" calcext:value-type="float">
            <text:p>8.23927</text:p>
          </table:table-cell>
          <table:table-cell office:value-type="string" calcext:value-type="string">
            <text:p>4.018074e-01))</text:p>
          </table:table-cell>
        </table:table-row>
        <table:table-row table:style-name="ro1">
          <table:table-cell office:value-type="float" office:value="0.406667" calcext:value-type="float">
            <text:p>0.406667</text:p>
          </table:table-cell>
          <table:table-cell office:value-type="string" calcext:value-type="string">
            <text:p>((-1.264900e+01</text:p>
          </table:table-cell>
          <table:table-cell office:value-type="float" office:value="5.469374E-018" calcext:value-type="float">
            <text:p>5.469374E-18</text:p>
          </table:table-cell>
          <table:table-cell office:value-type="string" calcext:value-type="string">
            <text:p>5.814052e+02)</text:p>
          </table:table-cell>
          <table:table-cell office:value-type="string" calcext:value-type="string">
            <text:p>(8.021955e+00</text:p>
          </table:table-cell>
          <table:table-cell office:value-type="float" office:value="-8.05049E-021" calcext:value-type="float">
            <text:p>-8.05049E-21</text:p>
          </table:table-cell>
          <table:table-cell office:value-type="string" calcext:value-type="string">
            <text:p>-4.637656e-01))</text:p>
          </table:table-cell>
          <table:table-cell office:value-type="string" calcext:value-type="string">
            <text:p>((-2.907026e+01</text:p>
          </table:table-cell>
          <table:table-cell office:value-type="float" office:value="-175.9139" calcext:value-type="float">
            <text:p>-175.9139</text:p>
          </table:table-cell>
          <table:table-cell office:value-type="string" calcext:value-type="string">
            <text:p>-6.324498e-01)</text:p>
          </table:table-cell>
          <table:table-cell office:value-type="string" calcext:value-type="string">
            <text:p>(2.318828e-02</text:p>
          </table:table-cell>
          <table:table-cell office:value-type="float" office:value="8.226589" calcext:value-type="float">
            <text:p>8.226589</text:p>
          </table:table-cell>
          <table:table-cell office:value-type="string" calcext:value-type="string">
            <text:p>4.010977e-01))</text:p>
          </table:table-cell>
        </table:table-row>
        <table:table-row table:style-name="ro1">
          <table:table-cell office:value-type="float" office:value="0.407273" calcext:value-type="float">
            <text:p>0.407273</text:p>
          </table:table-cell>
          <table:table-cell office:value-type="string" calcext:value-type="string">
            <text:p>((-1.260482e+01</text:p>
          </table:table-cell>
          <table:table-cell office:value-type="float" office:value="5.44758E-018" calcext:value-type="float">
            <text:p>5.44758E-18</text:p>
          </table:table-cell>
          <table:table-cell office:value-type="string" calcext:value-type="string">
            <text:p>5.820217e+02)</text:p>
          </table:table-cell>
          <table:table-cell office:value-type="string" calcext:value-type="string">
            <text:p>(8.008955e+00</text:p>
          </table:table-cell>
          <table:table-cell office:value-type="float" office:value="-7.641055E-021" calcext:value-type="float">
            <text:p>-7.641055E-21</text:p>
          </table:table-cell>
          <table:table-cell office:value-type="string" calcext:value-type="string">
            <text:p>-4.702023e-01))</text:p>
          </table:table-cell>
          <table:table-cell office:value-type="string" calcext:value-type="string">
            <text:p>((-2.910109e+01</text:p>
          </table:table-cell>
          <table:table-cell office:value-type="float" office:value="-176.1578" calcext:value-type="float">
            <text:p>-176.1578</text:p>
          </table:table-cell>
          <table:table-cell office:value-type="string" calcext:value-type="string">
            <text:p>-6.302412e-01)</text:p>
          </table:table-cell>
          <table:table-cell office:value-type="string" calcext:value-type="string">
            <text:p>(2.351011e-02</text:p>
          </table:table-cell>
          <table:table-cell office:value-type="float" office:value="8.215146" calcext:value-type="float">
            <text:p>8.215146</text:p>
          </table:table-cell>
          <table:table-cell office:value-type="string" calcext:value-type="string">
            <text:p>4.004477e-01))</text:p>
          </table:table-cell>
        </table:table-row>
        <table:table-row table:style-name="ro1">
          <table:table-cell office:value-type="float" office:value="0.407879" calcext:value-type="float">
            <text:p>0.407879</text:p>
          </table:table-cell>
          <table:table-cell office:value-type="string" calcext:value-type="string">
            <text:p>((-1.257353e+01</text:p>
          </table:table-cell>
          <table:table-cell office:value-type="float" office:value="5.429748E-018" calcext:value-type="float">
            <text:p>5.429748E-18</text:p>
          </table:table-cell>
          <table:table-cell office:value-type="string" calcext:value-type="string">
            <text:p>5.825217e+02)</text:p>
          </table:table-cell>
          <table:table-cell office:value-type="string" calcext:value-type="string">
            <text:p>(8.017754e+00</text:p>
          </table:table-cell>
          <table:table-cell office:value-type="float" office:value="-7.861765E-021" calcext:value-type="float">
            <text:p>-7.861765E-21</text:p>
          </table:table-cell>
          <table:table-cell office:value-type="string" calcext:value-type="string">
            <text:p>-4.631898e-01))</text:p>
          </table:table-cell>
          <table:table-cell office:value-type="string" calcext:value-type="string">
            <text:p>((-2.912608e+01</text:p>
          </table:table-cell>
          <table:table-cell office:value-type="float" office:value="-176.3448" calcext:value-type="float">
            <text:p>-176.3448</text:p>
          </table:table-cell>
          <table:table-cell office:value-type="string" calcext:value-type="string">
            <text:p>-6.286767e-01)</text:p>
          </table:table-cell>
          <table:table-cell office:value-type="string" calcext:value-type="string">
            <text:p>(2.315949e-02</text:p>
          </table:table-cell>
          <table:table-cell office:value-type="float" office:value="8.222297" calcext:value-type="float">
            <text:p>8.222297</text:p>
          </table:table-cell>
          <table:table-cell office:value-type="string" calcext:value-type="string">
            <text:p>4.008877e-01))</text:p>
          </table:table-cell>
        </table:table-row>
        <table:table-row table:style-name="ro1">
          <table:table-cell office:value-type="float" office:value="0.408485" calcext:value-type="float">
            <text:p>0.408485</text:p>
          </table:table-cell>
          <table:table-cell office:value-type="string" calcext:value-type="string">
            <text:p>((-1.255147e+01</text:p>
          </table:table-cell>
          <table:table-cell office:value-type="float" office:value="5.414875E-018" calcext:value-type="float">
            <text:p>5.414875E-18</text:p>
          </table:table-cell>
          <table:table-cell office:value-type="string" calcext:value-type="string">
            <text:p>5.828583e+02)</text:p>
          </table:table-cell>
          <table:table-cell office:value-type="string" calcext:value-type="string">
            <text:p>(8.022031e+00</text:p>
          </table:table-cell>
          <table:table-cell office:value-type="float" office:value="-7.944483E-021" calcext:value-type="float">
            <text:p>-7.944483E-21</text:p>
          </table:table-cell>
          <table:table-cell office:value-type="string" calcext:value-type="string">
            <text:p>-4.592921e-01))</text:p>
          </table:table-cell>
          <table:table-cell office:value-type="string" calcext:value-type="string">
            <text:p>((-2.914291e+01</text:p>
          </table:table-cell>
          <table:table-cell office:value-type="float" office:value="-176.4565" calcext:value-type="float">
            <text:p>-176.4565</text:p>
          </table:table-cell>
          <table:table-cell office:value-type="string" calcext:value-type="string">
            <text:p>-6.275736e-01)</text:p>
          </table:table-cell>
          <table:table-cell office:value-type="string" calcext:value-type="string">
            <text:p>(2.296461e-02</text:p>
          </table:table-cell>
          <table:table-cell office:value-type="float" office:value="8.225696" calcext:value-type="float">
            <text:p>8.225696</text:p>
          </table:table-cell>
          <table:table-cell office:value-type="string" calcext:value-type="string">
            <text:p>4.011015e-01))</text:p>
          </table:table-cell>
        </table:table-row>
        <table:table-row table:style-name="ro1">
          <table:table-cell office:value-type="float" office:value="0.409091" calcext:value-type="float">
            <text:p>0.409091</text:p>
          </table:table-cell>
          <table:table-cell office:value-type="string" calcext:value-type="string">
            <text:p>((-1.256799e+01</text:p>
          </table:table-cell>
          <table:table-cell office:value-type="float" office:value="5.41723E-018" calcext:value-type="float">
            <text:p>5.41723E-18</text:p>
          </table:table-cell>
          <table:table-cell office:value-type="string" calcext:value-type="string">
            <text:p>5.829071e+02)</text:p>
          </table:table-cell>
          <table:table-cell office:value-type="string" calcext:value-type="string">
            <text:p>(8.022853e+00</text:p>
          </table:table-cell>
          <table:table-cell office:value-type="float" office:value="-7.925081E-021" calcext:value-type="float">
            <text:p>-7.925081E-21</text:p>
          </table:table-cell>
          <table:table-cell office:value-type="string" calcext:value-type="string">
            <text:p>-4.577883e-01))</text:p>
          </table:table-cell>
          <table:table-cell office:value-type="string" calcext:value-type="string">
            <text:p>((-2.914535e+01</text:p>
          </table:table-cell>
          <table:table-cell office:value-type="float" office:value="-176.4183" calcext:value-type="float">
            <text:p>-176.4183</text:p>
          </table:table-cell>
          <table:table-cell office:value-type="string" calcext:value-type="string">
            <text:p>-6.283993e-01)</text:p>
          </table:table-cell>
          <table:table-cell office:value-type="string" calcext:value-type="string">
            <text:p>(2.288942e-02</text:p>
          </table:table-cell>
          <table:table-cell office:value-type="float" office:value="8.226234" calcext:value-type="float">
            <text:p>8.226234</text:p>
          </table:table-cell>
          <table:table-cell office:value-type="string" calcext:value-type="string">
            <text:p>4.011426e-01))</text:p>
          </table:table-cell>
        </table:table-row>
        <table:table-row table:style-name="ro1">
          <table:table-cell office:value-type="float" office:value="0.409697" calcext:value-type="float">
            <text:p>0.409697</text:p>
          </table:table-cell>
          <table:table-cell office:value-type="string" calcext:value-type="string">
            <text:p>((-1.258119e+01</text:p>
          </table:table-cell>
          <table:table-cell office:value-type="float" office:value="5.418482E-018" calcext:value-type="float">
            <text:p>5.418482E-18</text:p>
          </table:table-cell>
          <table:table-cell office:value-type="string" calcext:value-type="string">
            <text:p>5.830118e+02)</text:p>
          </table:table-cell>
          <table:table-cell office:value-type="string" calcext:value-type="string">
            <text:p>(8.021350e+00</text:p>
          </table:table-cell>
          <table:table-cell office:value-type="float" office:value="-7.848804E-021" calcext:value-type="float">
            <text:p>-7.848804E-21</text:p>
          </table:table-cell>
          <table:table-cell office:value-type="string" calcext:value-type="string">
            <text:p>-4.579651e-01))</text:p>
          </table:table-cell>
          <table:table-cell office:value-type="string" calcext:value-type="string">
            <text:p>((-2.915059e+01</text:p>
          </table:table-cell>
          <table:table-cell office:value-type="float" office:value="-176.4058" calcext:value-type="float">
            <text:p>-176.4058</text:p>
          </table:table-cell>
          <table:table-cell office:value-type="string" calcext:value-type="string">
            <text:p>-6.290594e-01)</text:p>
          </table:table-cell>
          <table:table-cell office:value-type="string" calcext:value-type="string">
            <text:p>(2.289826e-02</text:p>
          </table:table-cell>
          <table:table-cell office:value-type="float" office:value="8.224869" calcext:value-type="float">
            <text:p>8.224869</text:p>
          </table:table-cell>
          <table:table-cell office:value-type="string" calcext:value-type="string">
            <text:p>4.010675e-01))</text:p>
          </table:table-cell>
        </table:table-row>
        <table:table-row table:style-name="ro1">
          <table:table-cell office:value-type="float" office:value="0.410303" calcext:value-type="float">
            <text:p>0.410303</text:p>
          </table:table-cell>
          <table:table-cell office:value-type="string" calcext:value-type="string">
            <text:p>((-1.256497e+01</text:p>
          </table:table-cell>
          <table:table-cell office:value-type="float" office:value="5.405548E-018" calcext:value-type="float">
            <text:p>5.405548E-18</text:p>
          </table:table-cell>
          <table:table-cell office:value-type="string" calcext:value-type="string">
            <text:p>5.833701e+02)</text:p>
          </table:table-cell>
          <table:table-cell office:value-type="string" calcext:value-type="string">
            <text:p>(8.018300e+00</text:p>
          </table:table-cell>
          <table:table-cell office:value-type="float" office:value="-7.746306E-021" calcext:value-type="float">
            <text:p>-7.746306E-21</text:p>
          </table:table-cell>
          <table:table-cell office:value-type="string" calcext:value-type="string">
            <text:p>-4.593428e-01))</text:p>
          </table:table-cell>
          <table:table-cell office:value-type="string" calcext:value-type="string">
            <text:p>((-2.916851e+01</text:p>
          </table:table-cell>
          <table:table-cell office:value-type="float" office:value="-176.524" calcext:value-type="float">
            <text:p>-176.524</text:p>
          </table:table-cell>
          <table:table-cell office:value-type="string" calcext:value-type="string">
            <text:p>-6.282485e-01)</text:p>
          </table:table-cell>
          <table:table-cell office:value-type="string" calcext:value-type="string">
            <text:p>(2.296714e-02</text:p>
          </table:table-cell>
          <table:table-cell office:value-type="float" office:value="8.222261" calcext:value-type="float">
            <text:p>8.222261</text:p>
          </table:table-cell>
          <table:table-cell office:value-type="string" calcext:value-type="string">
            <text:p>4.009150e-01))</text:p>
          </table:table-cell>
        </table:table-row>
        <table:table-row table:style-name="ro1">
          <table:table-cell office:value-type="float" office:value="0.410909" calcext:value-type="float">
            <text:p>0.410909</text:p>
          </table:table-cell>
          <table:table-cell office:value-type="string" calcext:value-type="string">
            <text:p>((-1.259105e+01</text:p>
          </table:table-cell>
          <table:table-cell office:value-type="float" office:value="5.416541E-018" calcext:value-type="float">
            <text:p>5.416541E-18</text:p>
          </table:table-cell>
          <table:table-cell office:value-type="string" calcext:value-type="string">
            <text:p>5.834113e+02)</text:p>
          </table:table-cell>
          <table:table-cell office:value-type="string" calcext:value-type="string">
            <text:p>(8.014187e+00</text:p>
          </table:table-cell>
          <table:table-cell office:value-type="float" office:value="-7.598637E-021" calcext:value-type="float">
            <text:p>-7.598637E-21</text:p>
          </table:table-cell>
          <table:table-cell office:value-type="string" calcext:value-type="string">
            <text:p>-4.616323e-01))</text:p>
          </table:table-cell>
          <table:table-cell office:value-type="string" calcext:value-type="string">
            <text:p>((-2.917056e+01</text:p>
          </table:table-cell>
          <table:table-cell office:value-type="float" office:value="-176.4825" calcext:value-type="float">
            <text:p>-176.4825</text:p>
          </table:table-cell>
          <table:table-cell office:value-type="string" calcext:value-type="string">
            <text:p>-6.295523e-01)</text:p>
          </table:table-cell>
          <table:table-cell office:value-type="string" calcext:value-type="string">
            <text:p>(2.308161e-02</text:p>
          </table:table-cell>
          <table:table-cell office:value-type="float" office:value="8.218837" calcext:value-type="float">
            <text:p>8.218837</text:p>
          </table:table-cell>
          <table:table-cell office:value-type="string" calcext:value-type="string">
            <text:p>4.007094e-01))</text:p>
          </table:table-cell>
        </table:table-row>
        <table:table-row table:style-name="ro1">
          <table:table-cell office:value-type="float" office:value="0.411515" calcext:value-type="float">
            <text:p>0.411515</text:p>
          </table:table-cell>
          <table:table-cell office:value-type="string" calcext:value-type="string">
            <text:p>((-1.259465e+01</text:p>
          </table:table-cell>
          <table:table-cell office:value-type="float" office:value="5.409278E-018" calcext:value-type="float">
            <text:p>5.409278E-18</text:p>
          </table:table-cell>
          <table:table-cell office:value-type="string" calcext:value-type="string">
            <text:p>5.834661e+02)</text:p>
          </table:table-cell>
          <table:table-cell office:value-type="string" calcext:value-type="string">
            <text:p>(8.009451e+00</text:p>
          </table:table-cell>
          <table:table-cell office:value-type="float" office:value="-7.424932E-021" calcext:value-type="float">
            <text:p>-7.424932E-21</text:p>
          </table:table-cell>
          <table:table-cell office:value-type="string" calcext:value-type="string">
            <text:p>-4.645537e-01))</text:p>
          </table:table-cell>
          <table:table-cell office:value-type="string" calcext:value-type="string">
            <text:p>((-2.917330e+01</text:p>
          </table:table-cell>
          <table:table-cell office:value-type="float" office:value="-176.4569" calcext:value-type="float">
            <text:p>-176.4569</text:p>
          </table:table-cell>
          <table:table-cell office:value-type="string" calcext:value-type="string">
            <text:p>-6.297323e-01)</text:p>
          </table:table-cell>
          <table:table-cell office:value-type="string" calcext:value-type="string">
            <text:p>(2.322768e-02</text:p>
          </table:table-cell>
          <table:table-cell office:value-type="float" office:value="8.21496" calcext:value-type="float">
            <text:p>8.21496</text:p>
          </table:table-cell>
          <table:table-cell office:value-type="string" calcext:value-type="string">
            <text:p>4.004726e-01))</text:p>
          </table:table-cell>
        </table:table-row>
        <table:table-row table:style-name="ro1">
          <table:table-cell office:value-type="float" office:value="0.412121" calcext:value-type="float">
            <text:p>0.412121</text:p>
          </table:table-cell>
          <table:table-cell office:value-type="string" calcext:value-type="string">
            <text:p>((-1.259815e+01</text:p>
          </table:table-cell>
          <table:table-cell office:value-type="float" office:value="5.401693E-018" calcext:value-type="float">
            <text:p>5.401693E-18</text:p>
          </table:table-cell>
          <table:table-cell office:value-type="string" calcext:value-type="string">
            <text:p>5.835384e+02)</text:p>
          </table:table-cell>
          <table:table-cell office:value-type="string" calcext:value-type="string">
            <text:p>(8.004381e+00</text:p>
          </table:table-cell>
          <table:table-cell office:value-type="float" office:value="-7.238588E-021" calcext:value-type="float">
            <text:p>-7.238588E-21</text:p>
          </table:table-cell>
          <table:table-cell office:value-type="string" calcext:value-type="string">
            <text:p>-4.679120e-01))</text:p>
          </table:table-cell>
          <table:table-cell office:value-type="string" calcext:value-type="string">
            <text:p>((-2.917692e+01</text:p>
          </table:table-cell>
          <table:table-cell office:value-type="float" office:value="-176.4429" calcext:value-type="float">
            <text:p>-176.4429</text:p>
          </table:table-cell>
          <table:table-cell office:value-type="string" calcext:value-type="string">
            <text:p>-6.299074e-01)</text:p>
          </table:table-cell>
          <table:table-cell office:value-type="string" calcext:value-type="string">
            <text:p>(2.339560e-02</text:p>
          </table:table-cell>
          <table:table-cell office:value-type="float" office:value="8.210871" calcext:value-type="float">
            <text:p>8.210871</text:p>
          </table:table-cell>
          <table:table-cell office:value-type="string" calcext:value-type="string">
            <text:p>4.002190e-01))</text:p>
          </table:table-cell>
        </table:table-row>
        <table:table-row table:style-name="ro1">
          <table:table-cell office:value-type="float" office:value="0.412727" calcext:value-type="float">
            <text:p>0.412727</text:p>
          </table:table-cell>
          <table:table-cell office:value-type="string" calcext:value-type="string">
            <text:p>((-1.258314e+01</text:p>
          </table:table-cell>
          <table:table-cell office:value-type="float" office:value="5.38378E-018" calcext:value-type="float">
            <text:p>5.38378E-18</text:p>
          </table:table-cell>
          <table:table-cell office:value-type="string" calcext:value-type="string">
            <text:p>5.838106e+02)</text:p>
          </table:table-cell>
          <table:table-cell office:value-type="string" calcext:value-type="string">
            <text:p>(7.999187e+00</text:p>
          </table:table-cell>
          <table:table-cell office:value-type="float" office:value="-7.052425E-021" calcext:value-type="float">
            <text:p>-7.052425E-21</text:p>
          </table:table-cell>
          <table:table-cell office:value-type="string" calcext:value-type="string">
            <text:p>-4.715677e-01))</text:p>
          </table:table-cell>
          <table:table-cell office:value-type="string" calcext:value-type="string">
            <text:p>((-2.919053e+01</text:p>
          </table:table-cell>
          <table:table-cell office:value-type="float" office:value="-176.5359" calcext:value-type="float">
            <text:p>-176.5359</text:p>
          </table:table-cell>
          <table:table-cell office:value-type="string" calcext:value-type="string">
            <text:p>-6.291568e-01)</text:p>
          </table:table-cell>
          <table:table-cell office:value-type="string" calcext:value-type="string">
            <text:p>(2.357838e-02</text:p>
          </table:table-cell>
          <table:table-cell office:value-type="float" office:value="8.206749" calcext:value-type="float">
            <text:p>8.206749</text:p>
          </table:table-cell>
          <table:table-cell office:value-type="string" calcext:value-type="string">
            <text:p>3.999593e-01))</text:p>
          </table:table-cell>
        </table:table-row>
        <table:table-row table:style-name="ro1">
          <table:table-cell office:value-type="float" office:value="0.413333" calcext:value-type="float">
            <text:p>0.413333</text:p>
          </table:table-cell>
          <table:table-cell office:value-type="string" calcext:value-type="string">
            <text:p>((-1.259158e+01</text:p>
          </table:table-cell>
          <table:table-cell office:value-type="float" office:value="5.383152E-018" calcext:value-type="float">
            <text:p>5.383152E-18</text:p>
          </table:table-cell>
          <table:table-cell office:value-type="string" calcext:value-type="string">
            <text:p>5.839978e+02)</text:p>
          </table:table-cell>
          <table:table-cell office:value-type="string" calcext:value-type="string">
            <text:p>(7.993967e+00</text:p>
          </table:table-cell>
          <table:table-cell office:value-type="float" office:value="-6.881769E-021" calcext:value-type="float">
            <text:p>-6.881769E-21</text:p>
          </table:table-cell>
          <table:table-cell office:value-type="string" calcext:value-type="string">
            <text:p>-4.754491e-01))</text:p>
          </table:table-cell>
          <table:table-cell office:value-type="string" calcext:value-type="string">
            <text:p>((-2.919989e+01</text:p>
          </table:table-cell>
          <table:table-cell office:value-type="float" office:value="-176.5685" calcext:value-type="float">
            <text:p>-176.5685</text:p>
          </table:table-cell>
          <table:table-cell office:value-type="string" calcext:value-type="string">
            <text:p>-6.295791e-01)</text:p>
          </table:table-cell>
          <table:table-cell office:value-type="string" calcext:value-type="string">
            <text:p>(2.377246e-02</text:p>
          </table:table-cell>
          <table:table-cell office:value-type="float" office:value="8.202674" calcext:value-type="float">
            <text:p>8.202674</text:p>
          </table:table-cell>
          <table:table-cell office:value-type="string" calcext:value-type="string">
            <text:p>3.996983e-01))</text:p>
          </table:table-cell>
        </table:table-row>
        <table:table-row table:style-name="ro1">
          <table:table-cell office:value-type="float" office:value="0.413939" calcext:value-type="float">
            <text:p>0.413939</text:p>
          </table:table-cell>
          <table:table-cell office:value-type="string" calcext:value-type="string">
            <text:p>((-1.258281e+01</text:p>
          </table:table-cell>
          <table:table-cell office:value-type="float" office:value="5.374337E-018" calcext:value-type="float">
            <text:p>5.374337E-18</text:p>
          </table:table-cell>
          <table:table-cell office:value-type="string" calcext:value-type="string">
            <text:p>5.842422e+02)</text:p>
          </table:table-cell>
          <table:table-cell office:value-type="string" calcext:value-type="string">
            <text:p>(7.988857e+00</text:p>
          </table:table-cell>
          <table:table-cell office:value-type="float" office:value="-6.729799E-021" calcext:value-type="float">
            <text:p>-6.729799E-21</text:p>
          </table:table-cell>
          <table:table-cell office:value-type="string" calcext:value-type="string">
            <text:p>-4.795000e-01))</text:p>
          </table:table-cell>
          <table:table-cell office:value-type="string" calcext:value-type="string">
            <text:p>((-2.921211e+01</text:p>
          </table:table-cell>
          <table:table-cell office:value-type="float" office:value="-176.6259" calcext:value-type="float">
            <text:p>-176.6259</text:p>
          </table:table-cell>
          <table:table-cell office:value-type="string" calcext:value-type="string">
            <text:p>-6.291405e-01)</text:p>
          </table:table-cell>
          <table:table-cell office:value-type="string" calcext:value-type="string">
            <text:p>(2.397500e-02</text:p>
          </table:table-cell>
          <table:table-cell office:value-type="float" office:value="8.19877" calcext:value-type="float">
            <text:p>8.19877</text:p>
          </table:table-cell>
          <table:table-cell office:value-type="string" calcext:value-type="string">
            <text:p>3.994429e-01))</text:p>
          </table:table-cell>
        </table:table-row>
        <table:table-row table:style-name="ro1">
          <table:table-cell office:value-type="float" office:value="0.414545" calcext:value-type="float">
            <text:p>0.414545</text:p>
          </table:table-cell>
          <table:table-cell office:value-type="string" calcext:value-type="string">
            <text:p>((-1.258513e+01</text:p>
          </table:table-cell>
          <table:table-cell office:value-type="float" office:value="5.37225E-018" calcext:value-type="float">
            <text:p>5.37225E-18</text:p>
          </table:table-cell>
          <table:table-cell office:value-type="string" calcext:value-type="string">
            <text:p>5.844758e+02)</text:p>
          </table:table-cell>
          <table:table-cell office:value-type="string" calcext:value-type="string">
            <text:p>(7.984039e+00</text:p>
          </table:table-cell>
          <table:table-cell office:value-type="float" office:value="-6.611509E-021" calcext:value-type="float">
            <text:p>-6.611509E-21</text:p>
          </table:table-cell>
          <table:table-cell office:value-type="string" calcext:value-type="string">
            <text:p>-4.836131e-01))</text:p>
          </table:table-cell>
          <table:table-cell office:value-type="string" calcext:value-type="string">
            <text:p>((-2.922379e+01</text:p>
          </table:table-cell>
          <table:table-cell office:value-type="float" office:value="-176.671" calcext:value-type="float">
            <text:p>-176.671</text:p>
          </table:table-cell>
          <table:table-cell office:value-type="string" calcext:value-type="string">
            <text:p>-6.292563e-01)</text:p>
          </table:table-cell>
          <table:table-cell office:value-type="string" calcext:value-type="string">
            <text:p>(2.418066e-02</text:p>
          </table:table-cell>
          <table:table-cell office:value-type="float" office:value="8.195186" calcext:value-type="float">
            <text:p>8.195186</text:p>
          </table:table-cell>
          <table:table-cell office:value-type="string" calcext:value-type="string">
            <text:p>3.992020e-01))</text:p>
          </table:table-cell>
        </table:table-row>
        <table:table-row table:style-name="ro1">
          <table:table-cell office:value-type="float" office:value="0.415152" calcext:value-type="float">
            <text:p>0.415152</text:p>
          </table:table-cell>
          <table:table-cell office:value-type="string" calcext:value-type="string">
            <text:p>((-1.261807e+01</text:p>
          </table:table-cell>
          <table:table-cell office:value-type="float" office:value="5.386207E-018" calcext:value-type="float">
            <text:p>5.386207E-18</text:p>
          </table:table-cell>
          <table:table-cell office:value-type="string" calcext:value-type="string">
            <text:p>5.845724e+02)</text:p>
          </table:table-cell>
          <table:table-cell office:value-type="string" calcext:value-type="string">
            <text:p>(7.979528e+00</text:p>
          </table:table-cell>
          <table:table-cell office:value-type="float" office:value="-6.632432E-021" calcext:value-type="float">
            <text:p>-6.632432E-21</text:p>
          </table:table-cell>
          <table:table-cell office:value-type="string" calcext:value-type="string">
            <text:p>-4.876954e-01))</text:p>
          </table:table-cell>
          <table:table-cell office:value-type="string" calcext:value-type="string">
            <text:p>((-2.922862e+01</text:p>
          </table:table-cell>
          <table:table-cell office:value-type="float" office:value="-176.6479" calcext:value-type="float">
            <text:p>-176.6479</text:p>
          </table:table-cell>
          <table:table-cell office:value-type="string" calcext:value-type="string">
            <text:p>-6.309037e-01)</text:p>
          </table:table-cell>
          <table:table-cell office:value-type="string" calcext:value-type="string">
            <text:p>(2.438477e-02</text:p>
          </table:table-cell>
          <table:table-cell office:value-type="float" office:value="8.191905" calcext:value-type="float">
            <text:p>8.191905</text:p>
          </table:table-cell>
          <table:table-cell office:value-type="string" calcext:value-type="string">
            <text:p>3.989764e-01))</text:p>
          </table:table-cell>
        </table:table-row>
        <table:table-row table:style-name="ro1">
          <table:table-cell office:value-type="float" office:value="0.415758" calcext:value-type="float">
            <text:p>0.415758</text:p>
          </table:table-cell>
          <table:table-cell office:value-type="string" calcext:value-type="string">
            <text:p>((-1.265912e+01</text:p>
          </table:table-cell>
          <table:table-cell office:value-type="float" office:value="5.399658E-018" calcext:value-type="float">
            <text:p>5.399658E-18</text:p>
          </table:table-cell>
          <table:table-cell office:value-type="string" calcext:value-type="string">
            <text:p>5.843689e+02)</text:p>
          </table:table-cell>
          <table:table-cell office:value-type="string" calcext:value-type="string">
            <text:p>(7.975313e+00</text:p>
          </table:table-cell>
          <table:table-cell office:value-type="float" office:value="-6.610295E-021" calcext:value-type="float">
            <text:p>-6.610295E-21</text:p>
          </table:table-cell>
          <table:table-cell office:value-type="string" calcext:value-type="string">
            <text:p>-4.916836e-01))</text:p>
          </table:table-cell>
          <table:table-cell office:value-type="string" calcext:value-type="string">
            <text:p>((-2.921844e+01</text:p>
          </table:table-cell>
          <table:table-cell office:value-type="float" office:value="-176.4828" calcext:value-type="float">
            <text:p>-176.4828</text:p>
          </table:table-cell>
          <table:table-cell office:value-type="string" calcext:value-type="string">
            <text:p>-6.329558e-01)</text:p>
          </table:table-cell>
          <table:table-cell office:value-type="string" calcext:value-type="string">
            <text:p>(2.458418e-02</text:p>
          </table:table-cell>
          <table:table-cell office:value-type="float" office:value="8.188893" calcext:value-type="float">
            <text:p>8.188893</text:p>
          </table:table-cell>
          <table:table-cell office:value-type="string" calcext:value-type="string">
            <text:p>3.987657e-01))</text:p>
          </table:table-cell>
        </table:table-row>
        <table:table-row table:style-name="ro1">
          <table:table-cell office:value-type="float" office:value="0.416364" calcext:value-type="float">
            <text:p>0.416364</text:p>
          </table:table-cell>
          <table:table-cell office:value-type="string" calcext:value-type="string">
            <text:p>((-1.272928e+01</text:p>
          </table:table-cell>
          <table:table-cell office:value-type="float" office:value="5.426492E-018" calcext:value-type="float">
            <text:p>5.426492E-18</text:p>
          </table:table-cell>
          <table:table-cell office:value-type="string" calcext:value-type="string">
            <text:p>5.839637e+02)</text:p>
          </table:table-cell>
          <table:table-cell office:value-type="string" calcext:value-type="string">
            <text:p>(7.971138e+00</text:p>
          </table:table-cell>
          <table:table-cell office:value-type="float" office:value="-6.503674E-021" calcext:value-type="float">
            <text:p>-6.503674E-21</text:p>
          </table:table-cell>
          <table:table-cell office:value-type="string" calcext:value-type="string">
            <text:p>-4.948365e-01))</text:p>
          </table:table-cell>
          <table:table-cell office:value-type="string" calcext:value-type="string">
            <text:p>((-2.919819e+01</text:p>
          </table:table-cell>
          <table:table-cell office:value-type="float" office:value="-176.2238" calcext:value-type="float">
            <text:p>-176.2238</text:p>
          </table:table-cell>
          <table:table-cell office:value-type="string" calcext:value-type="string">
            <text:p>-6.364639e-01)</text:p>
          </table:table-cell>
          <table:table-cell office:value-type="string" calcext:value-type="string">
            <text:p>(2.474182e-02</text:p>
          </table:table-cell>
          <table:table-cell office:value-type="float" office:value="8.185613" calcext:value-type="float">
            <text:p>8.185613</text:p>
          </table:table-cell>
          <table:table-cell office:value-type="string" calcext:value-type="string">
            <text:p>3.985569e-01))</text:p>
          </table:table-cell>
        </table:table-row>
        <table:table-row table:style-name="ro1">
          <table:table-cell office:value-type="float" office:value="0.416883" calcext:value-type="float">
            <text:p>0.416883</text:p>
          </table:table-cell>
          <table:table-cell office:value-type="string" calcext:value-type="string">
            <text:p>((-1.283004e+01</text:p>
          </table:table-cell>
          <table:table-cell office:value-type="float" office:value="5.306386E-018" calcext:value-type="float">
            <text:p>5.306386E-18</text:p>
          </table:table-cell>
          <table:table-cell office:value-type="string" calcext:value-type="string">
            <text:p>5.855869e+02)</text:p>
          </table:table-cell>
          <table:table-cell office:value-type="string" calcext:value-type="string">
            <text:p>(7.967857e+00</text:p>
          </table:table-cell>
          <table:table-cell office:value-type="float" office:value="-6.040991E-021" calcext:value-type="float">
            <text:p>-6.040991E-21</text:p>
          </table:table-cell>
          <table:table-cell office:value-type="string" calcext:value-type="string">
            <text:p>-4.960739e-01))</text:p>
          </table:table-cell>
          <table:table-cell office:value-type="string" calcext:value-type="string">
            <text:p>((-2.927935e+01</text:p>
          </table:table-cell>
          <table:table-cell office:value-type="float" office:value="-176.8799" calcext:value-type="float">
            <text:p>-176.8799</text:p>
          </table:table-cell>
          <table:table-cell office:value-type="string" calcext:value-type="string">
            <text:p>-6.415022e-01)</text:p>
          </table:table-cell>
          <table:table-cell office:value-type="string" calcext:value-type="string">
            <text:p>(2.480369e-02</text:p>
          </table:table-cell>
          <table:table-cell office:value-type="float" office:value="8.182598" calcext:value-type="float">
            <text:p>8.182598</text:p>
          </table:table-cell>
          <table:table-cell office:value-type="string" calcext:value-type="string">
            <text:p>3.983929e-01))</text:p>
          </table:table-cell>
        </table:table-row>
        <table:table-row table:style-name="ro1">
          <table:table-cell office:value-type="float" office:value="0.417403" calcext:value-type="float">
            <text:p>0.417403</text:p>
          </table:table-cell>
          <table:table-cell office:value-type="string" calcext:value-type="string">
            <text:p>((-1.286881e+01</text:p>
          </table:table-cell>
          <table:table-cell office:value-type="float" office:value="5.350039E-018" calcext:value-type="float">
            <text:p>5.350039E-18</text:p>
          </table:table-cell>
          <table:table-cell office:value-type="string" calcext:value-type="string">
            <text:p>5.849790e+02)</text:p>
          </table:table-cell>
          <table:table-cell office:value-type="string" calcext:value-type="string">
            <text:p>(7.964216e+00</text:p>
          </table:table-cell>
          <table:table-cell office:value-type="float" office:value="-5.59482E-021" calcext:value-type="float">
            <text:p>-5.59482E-21</text:p>
          </table:table-cell>
          <table:table-cell office:value-type="string" calcext:value-type="string">
            <text:p>-4.970628e-01))</text:p>
          </table:table-cell>
          <table:table-cell office:value-type="string" calcext:value-type="string">
            <text:p>((-2.924895e+01</text:p>
          </table:table-cell>
          <table:table-cell office:value-type="float" office:value="-176.5932" calcext:value-type="float">
            <text:p>-176.5932</text:p>
          </table:table-cell>
          <table:table-cell office:value-type="string" calcext:value-type="string">
            <text:p>-6.434406e-01)</text:p>
          </table:table-cell>
          <table:table-cell office:value-type="string" calcext:value-type="string">
            <text:p>(2.485314e-02</text:p>
          </table:table-cell>
          <table:table-cell office:value-type="float" office:value="8.179005" calcext:value-type="float">
            <text:p>8.179005</text:p>
          </table:table-cell>
          <table:table-cell office:value-type="string" calcext:value-type="string">
            <text:p>3.982108e-01))</text:p>
          </table:table-cell>
        </table:table-row>
        <table:table-row table:style-name="ro1">
          <table:table-cell office:value-type="float" office:value="0.417922" calcext:value-type="float">
            <text:p>0.417922</text:p>
          </table:table-cell>
          <table:table-cell office:value-type="string" calcext:value-type="string">
            <text:p>((-1.292250e+01</text:p>
          </table:table-cell>
          <table:table-cell office:value-type="float" office:value="5.389106E-018" calcext:value-type="float">
            <text:p>5.389106E-18</text:p>
          </table:table-cell>
          <table:table-cell office:value-type="string" calcext:value-type="string">
            <text:p>5.843197e+02)</text:p>
          </table:table-cell>
          <table:table-cell office:value-type="string" calcext:value-type="string">
            <text:p>(7.960691e+00</text:p>
          </table:table-cell>
          <table:table-cell office:value-type="float" office:value="-5.116657E-021" calcext:value-type="float">
            <text:p>-5.116657E-21</text:p>
          </table:table-cell>
          <table:table-cell office:value-type="string" calcext:value-type="string">
            <text:p>-4.973274e-01))</text:p>
          </table:table-cell>
          <table:table-cell office:value-type="string" calcext:value-type="string">
            <text:p>((-2.921598e+01</text:p>
          </table:table-cell>
          <table:table-cell office:value-type="float" office:value="-176.2411" calcext:value-type="float">
            <text:p>-176.2411</text:p>
          </table:table-cell>
          <table:table-cell office:value-type="string" calcext:value-type="string">
            <text:p>-6.461248e-01)</text:p>
          </table:table-cell>
          <table:table-cell office:value-type="string" calcext:value-type="string">
            <text:p>(2.486637e-02</text:p>
          </table:table-cell>
          <table:table-cell office:value-type="float" office:value="8.175372" calcext:value-type="float">
            <text:p>8.175372</text:p>
          </table:table-cell>
          <table:table-cell office:value-type="string" calcext:value-type="string">
            <text:p>3.980346e-01))</text:p>
          </table:table-cell>
        </table:table-row>
        <table:table-row table:style-name="ro1">
          <table:table-cell office:value-type="float" office:value="0.418442" calcext:value-type="float">
            <text:p>0.418442</text:p>
          </table:table-cell>
          <table:table-cell office:value-type="string" calcext:value-type="string">
            <text:p>((-1.299700e+01</text:p>
          </table:table-cell>
          <table:table-cell office:value-type="float" office:value="5.436119E-018" calcext:value-type="float">
            <text:p>5.436119E-18</text:p>
          </table:table-cell>
          <table:table-cell office:value-type="string" calcext:value-type="string">
            <text:p>5.836163e+02)</text:p>
          </table:table-cell>
          <table:table-cell office:value-type="string" calcext:value-type="string">
            <text:p>(7.957299e+00</text:p>
          </table:table-cell>
          <table:table-cell office:value-type="float" office:value="-4.631484E-021" calcext:value-type="float">
            <text:p>-4.631484E-21</text:p>
          </table:table-cell>
          <table:table-cell office:value-type="string" calcext:value-type="string">
            <text:p>-4.973068e-01))</text:p>
          </table:table-cell>
          <table:table-cell office:value-type="string" calcext:value-type="string">
            <text:p>((-2.918081e+01</text:p>
          </table:table-cell>
          <table:table-cell office:value-type="float" office:value="-175.8604" calcext:value-type="float">
            <text:p>-175.8604</text:p>
          </table:table-cell>
          <table:table-cell office:value-type="string" calcext:value-type="string">
            <text:p>-6.498501e-01)</text:p>
          </table:table-cell>
          <table:table-cell office:value-type="string" calcext:value-type="string">
            <text:p>(2.486534e-02</text:p>
          </table:table-cell>
          <table:table-cell office:value-type="float" office:value="8.17178" calcext:value-type="float">
            <text:p>8.17178</text:p>
          </table:table-cell>
          <table:table-cell office:value-type="string" calcext:value-type="string">
            <text:p>3.978650e-01))</text:p>
          </table:table-cell>
        </table:table-row>
        <table:table-row table:style-name="ro1">
          <table:table-cell office:value-type="float" office:value="0.418961" calcext:value-type="float">
            <text:p>0.418961</text:p>
          </table:table-cell>
          <table:table-cell office:value-type="string" calcext:value-type="string">
            <text:p>((-1.307012e+01</text:p>
          </table:table-cell>
          <table:table-cell office:value-type="float" office:value="5.477218E-018" calcext:value-type="float">
            <text:p>5.477218E-18</text:p>
          </table:table-cell>
          <table:table-cell office:value-type="string" calcext:value-type="string">
            <text:p>5.829637e+02)</text:p>
          </table:table-cell>
          <table:table-cell office:value-type="string" calcext:value-type="string">
            <text:p>(7.954087e+00</text:p>
          </table:table-cell>
          <table:table-cell office:value-type="float" office:value="-4.259628E-021" calcext:value-type="float">
            <text:p>-4.259628E-21</text:p>
          </table:table-cell>
          <table:table-cell office:value-type="string" calcext:value-type="string">
            <text:p>-4.971197e-01))</text:p>
          </table:table-cell>
          <table:table-cell office:value-type="string" calcext:value-type="string">
            <text:p>((-2.914819e+01</text:p>
          </table:table-cell>
          <table:table-cell office:value-type="float" office:value="-175.5019" calcext:value-type="float">
            <text:p>-175.5019</text:p>
          </table:table-cell>
          <table:table-cell office:value-type="string" calcext:value-type="string">
            <text:p>-6.535058e-01)</text:p>
          </table:table-cell>
          <table:table-cell office:value-type="string" calcext:value-type="string">
            <text:p>(2.485598e-02</text:p>
          </table:table-cell>
          <table:table-cell office:value-type="float" office:value="8.168315" calcext:value-type="float">
            <text:p>8.168315</text:p>
          </table:table-cell>
          <table:table-cell office:value-type="string" calcext:value-type="string">
            <text:p>3.977044e-01))</text:p>
          </table:table-cell>
        </table:table-row>
        <table:table-row table:style-name="ro1">
          <table:table-cell office:value-type="float" office:value="0.419481" calcext:value-type="float">
            <text:p>0.419481</text:p>
          </table:table-cell>
          <table:table-cell office:value-type="string" calcext:value-type="string">
            <text:p>((-1.314280e+01</text:p>
          </table:table-cell>
          <table:table-cell office:value-type="float" office:value="5.516702E-018" calcext:value-type="float">
            <text:p>5.516702E-18</text:p>
          </table:table-cell>
          <table:table-cell office:value-type="string" calcext:value-type="string">
            <text:p>5.823284e+02)</text:p>
          </table:table-cell>
          <table:table-cell office:value-type="string" calcext:value-type="string">
            <text:p>(7.952248e+00</text:p>
          </table:table-cell>
          <table:table-cell office:value-type="float" office:value="-3.967355E-021" calcext:value-type="float">
            <text:p>-3.967355E-21</text:p>
          </table:table-cell>
          <table:table-cell office:value-type="string" calcext:value-type="string">
            <text:p>-4.967106e-01))</text:p>
          </table:table-cell>
          <table:table-cell office:value-type="string" calcext:value-type="string">
            <text:p>((-2.911642e+01</text:p>
          </table:table-cell>
          <table:table-cell office:value-type="float" office:value="-175.1481" calcext:value-type="float">
            <text:p>-175.1481</text:p>
          </table:table-cell>
          <table:table-cell office:value-type="string" calcext:value-type="string">
            <text:p>-6.571398e-01)</text:p>
          </table:table-cell>
          <table:table-cell office:value-type="string" calcext:value-type="string">
            <text:p>(2.483553e-02</text:p>
          </table:table-cell>
          <table:table-cell office:value-type="float" office:value="8.166225" calcext:value-type="float">
            <text:p>8.166225</text:p>
          </table:table-cell>
          <table:table-cell office:value-type="string" calcext:value-type="string">
            <text:p>3.976124e-01))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string" calcext:value-type="string">
            <text:p>((-1.322550e+01</text:p>
          </table:table-cell>
          <table:table-cell office:value-type="float" office:value="5.564978E-018" calcext:value-type="float">
            <text:p>5.564978E-18</text:p>
          </table:table-cell>
          <table:table-cell office:value-type="string" calcext:value-type="string">
            <text:p>5.816576e+02)</text:p>
          </table:table-cell>
          <table:table-cell office:value-type="string" calcext:value-type="string">
            <text:p>(7.951265e+00</text:p>
          </table:table-cell>
          <table:table-cell office:value-type="float" office:value="-3.722146E-021" calcext:value-type="float">
            <text:p>-3.722146E-21</text:p>
          </table:table-cell>
          <table:table-cell office:value-type="string" calcext:value-type="string">
            <text:p>-4.962343e-01))</text:p>
          </table:table-cell>
          <table:table-cell office:value-type="string" calcext:value-type="string">
            <text:p>((-2.908288e+01</text:p>
          </table:table-cell>
          <table:table-cell office:value-type="float" office:value="-174.7705" calcext:value-type="float">
            <text:p>-174.7705</text:p>
          </table:table-cell>
          <table:table-cell office:value-type="string" calcext:value-type="string">
            <text:p>-6.612750e-01)</text:p>
          </table:table-cell>
          <table:table-cell office:value-type="string" calcext:value-type="string">
            <text:p>(2.481172e-02</text:p>
          </table:table-cell>
          <table:table-cell office:value-type="float" office:value="8.165002" calcext:value-type="float">
            <text:p>8.165002</text:p>
          </table:table-cell>
          <table:table-cell office:value-type="string" calcext:value-type="string">
            <text:p>3.975633e-01))</text:p>
          </table:table-cell>
        </table:table-row>
        <table:table-row table:style-name="ro1">
          <table:table-cell office:value-type="float" office:value="0.420541" calcext:value-type="float">
            <text:p>0.420541</text:p>
          </table:table-cell>
          <table:table-cell office:value-type="string" calcext:value-type="string">
            <text:p>((-1.327296e+01</text:p>
          </table:table-cell>
          <table:table-cell office:value-type="float" office:value="5.61961E-018" calcext:value-type="float">
            <text:p>5.61961E-18</text:p>
          </table:table-cell>
          <table:table-cell office:value-type="string" calcext:value-type="string">
            <text:p>5.807175e+02)</text:p>
          </table:table-cell>
          <table:table-cell office:value-type="string" calcext:value-type="string">
            <text:p>(7.950706e+00</text:p>
          </table:table-cell>
          <table:table-cell office:value-type="float" office:value="-3.428472E-021" calcext:value-type="float">
            <text:p>-3.428472E-21</text:p>
          </table:table-cell>
          <table:table-cell office:value-type="string" calcext:value-type="string">
            <text:p>-4.957796e-01))</text:p>
          </table:table-cell>
          <table:table-cell office:value-type="string" calcext:value-type="string">
            <text:p>((-2.903587e+01</text:p>
          </table:table-cell>
          <table:table-cell office:value-type="float" office:value="-174.3041" calcext:value-type="float">
            <text:p>-174.3041</text:p>
          </table:table-cell>
          <table:table-cell office:value-type="string" calcext:value-type="string">
            <text:p>-6.636480e-01)</text:p>
          </table:table-cell>
          <table:table-cell office:value-type="string" calcext:value-type="string">
            <text:p>(2.478898e-02</text:p>
          </table:table-cell>
          <table:table-cell office:value-type="float" office:value="8.164211" calcext:value-type="float">
            <text:p>8.164211</text:p>
          </table:table-cell>
          <table:table-cell office:value-type="string" calcext:value-type="string">
            <text:p>3.975353e-01))</text:p>
          </table:table-cell>
        </table:table-row>
        <table:table-row table:style-name="ro1">
          <table:table-cell office:value-type="float" office:value="0.421081" calcext:value-type="float">
            <text:p>0.421081</text:p>
          </table:table-cell>
          <table:table-cell office:value-type="string" calcext:value-type="string">
            <text:p>((-1.336598e+01</text:p>
          </table:table-cell>
          <table:table-cell office:value-type="float" office:value="5.654637E-018" calcext:value-type="float">
            <text:p>5.654637E-18</text:p>
          </table:table-cell>
          <table:table-cell office:value-type="string" calcext:value-type="string">
            <text:p>5.800716e+02)</text:p>
          </table:table-cell>
          <table:table-cell office:value-type="string" calcext:value-type="string">
            <text:p>(7.950758e+00</text:p>
          </table:table-cell>
          <table:table-cell office:value-type="float" office:value="-3.026986E-021" calcext:value-type="float">
            <text:p>-3.026986E-21</text:p>
          </table:table-cell>
          <table:table-cell office:value-type="string" calcext:value-type="string">
            <text:p>-4.951235e-01))</text:p>
          </table:table-cell>
          <table:table-cell office:value-type="string" calcext:value-type="string">
            <text:p>((-2.900358e+01</text:p>
          </table:table-cell>
          <table:table-cell office:value-type="float" office:value="-173.931" calcext:value-type="float">
            <text:p>-173.931</text:p>
          </table:table-cell>
          <table:table-cell office:value-type="string" calcext:value-type="string">
            <text:p>-6.682989e-01)</text:p>
          </table:table-cell>
          <table:table-cell office:value-type="string" calcext:value-type="string">
            <text:p>(2.475618e-02</text:p>
          </table:table-cell>
          <table:table-cell office:value-type="float" office:value="8.164014" calcext:value-type="float">
            <text:p>8.164014</text:p>
          </table:table-cell>
          <table:table-cell office:value-type="string" calcext:value-type="string">
            <text:p>3.975379e-01))</text:p>
          </table:table-cell>
        </table:table-row>
        <table:table-row table:style-name="ro1">
          <table:table-cell office:value-type="float" office:value="0.421622" calcext:value-type="float">
            <text:p>0.421622</text:p>
          </table:table-cell>
          <table:table-cell office:value-type="string" calcext:value-type="string">
            <text:p>((-1.344066e+01</text:p>
          </table:table-cell>
          <table:table-cell office:value-type="float" office:value="5.680811E-018" calcext:value-type="float">
            <text:p>5.680811E-18</text:p>
          </table:table-cell>
          <table:table-cell office:value-type="string" calcext:value-type="string">
            <text:p>5.795725e+02)</text:p>
          </table:table-cell>
          <table:table-cell office:value-type="string" calcext:value-type="string">
            <text:p>(7.951230e+00</text:p>
          </table:table-cell>
          <table:table-cell office:value-type="float" office:value="-2.466956E-021" calcext:value-type="float">
            <text:p>-2.466956E-21</text:p>
          </table:table-cell>
          <table:table-cell office:value-type="string" calcext:value-type="string">
            <text:p>-4.946568e-01))</text:p>
          </table:table-cell>
          <table:table-cell office:value-type="string" calcext:value-type="string">
            <text:p>((-2.897862e+01</text:p>
          </table:table-cell>
          <table:table-cell office:value-type="float" office:value="-173.6452" calcext:value-type="float">
            <text:p>-173.6452</text:p>
          </table:table-cell>
          <table:table-cell office:value-type="string" calcext:value-type="string">
            <text:p>-6.720328e-01)</text:p>
          </table:table-cell>
          <table:table-cell office:value-type="string" calcext:value-type="string">
            <text:p>(2.473284e-02</text:p>
          </table:table-cell>
          <table:table-cell office:value-type="float" office:value="8.164238" calcext:value-type="float">
            <text:p>8.164238</text:p>
          </table:table-cell>
          <table:table-cell office:value-type="string" calcext:value-type="string">
            <text:p>3.975615e-01))</text:p>
          </table:table-cell>
        </table:table-row>
        <table:table-row table:style-name="ro1">
          <table:table-cell office:value-type="float" office:value="0.422162" calcext:value-type="float">
            <text:p>0.422162</text:p>
          </table:table-cell>
          <table:table-cell office:value-type="string" calcext:value-type="string">
            <text:p>((-1.351873e+01</text:p>
          </table:table-cell>
          <table:table-cell office:value-type="float" office:value="5.710261E-018" calcext:value-type="float">
            <text:p>5.710261E-18</text:p>
          </table:table-cell>
          <table:table-cell office:value-type="string" calcext:value-type="string">
            <text:p>5.790398e+02)</text:p>
          </table:table-cell>
          <table:table-cell office:value-type="string" calcext:value-type="string">
            <text:p>(7.952267e+00</text:p>
          </table:table-cell>
          <table:table-cell office:value-type="float" office:value="-1.897758E-021" calcext:value-type="float">
            <text:p>-1.897758E-21</text:p>
          </table:table-cell>
          <table:table-cell office:value-type="string" calcext:value-type="string">
            <text:p>-4.939212e-01))</text:p>
          </table:table-cell>
          <table:table-cell office:value-type="string" calcext:value-type="string">
            <text:p>((-2.895199e+01</text:p>
          </table:table-cell>
          <table:table-cell office:value-type="float" office:value="-173.3441" calcext:value-type="float">
            <text:p>-173.3441</text:p>
          </table:table-cell>
          <table:table-cell office:value-type="string" calcext:value-type="string">
            <text:p>-6.759366e-01)</text:p>
          </table:table-cell>
          <table:table-cell office:value-type="string" calcext:value-type="string">
            <text:p>(2.469606e-02</text:p>
          </table:table-cell>
          <table:table-cell office:value-type="float" office:value="8.164999" calcext:value-type="float">
            <text:p>8.164999</text:p>
          </table:table-cell>
          <table:table-cell office:value-type="string" calcext:value-type="string">
            <text:p>3.976133e-01))</text:p>
          </table:table-cell>
        </table:table-row>
        <table:table-row table:style-name="ro1">
          <table:table-cell office:value-type="float" office:value="0.422703" calcext:value-type="float">
            <text:p>0.422703</text:p>
          </table:table-cell>
          <table:table-cell office:value-type="string" calcext:value-type="string">
            <text:p>((-1.358928e+01</text:p>
          </table:table-cell>
          <table:table-cell office:value-type="float" office:value="5.737566E-018" calcext:value-type="float">
            <text:p>5.737566E-18</text:p>
          </table:table-cell>
          <table:table-cell office:value-type="string" calcext:value-type="string">
            <text:p>5.785825e+02)</text:p>
          </table:table-cell>
          <table:table-cell office:value-type="string" calcext:value-type="string">
            <text:p>(7.953694e+00</text:p>
          </table:table-cell>
          <table:table-cell office:value-type="float" office:value="-1.272433E-021" calcext:value-type="float">
            <text:p>-1.272433E-21</text:p>
          </table:table-cell>
          <table:table-cell office:value-type="string" calcext:value-type="string">
            <text:p>-4.933189e-01))</text:p>
          </table:table-cell>
          <table:table-cell office:value-type="string" calcext:value-type="string">
            <text:p>((-2.892912e+01</text:p>
          </table:table-cell>
          <table:table-cell office:value-type="float" office:value="-173.0783" calcext:value-type="float">
            <text:p>-173.0783</text:p>
          </table:table-cell>
          <table:table-cell office:value-type="string" calcext:value-type="string">
            <text:p>-6.794639e-01)</text:p>
          </table:table-cell>
          <table:table-cell office:value-type="string" calcext:value-type="string">
            <text:p>(2.466595e-02</text:p>
          </table:table-cell>
          <table:table-cell office:value-type="float" office:value="8.166138" calcext:value-type="float">
            <text:p>8.166138</text:p>
          </table:table-cell>
          <table:table-cell office:value-type="string" calcext:value-type="string">
            <text:p>3.976847e-01))</text:p>
          </table:table-cell>
        </table:table-row>
        <table:table-row table:style-name="ro1">
          <table:table-cell office:value-type="float" office:value="0.423243" calcext:value-type="float">
            <text:p>0.423243</text:p>
          </table:table-cell>
          <table:table-cell office:value-type="string" calcext:value-type="string">
            <text:p>((-1.366619e+01</text:p>
          </table:table-cell>
          <table:table-cell office:value-type="float" office:value="5.767028E-018" calcext:value-type="float">
            <text:p>5.767028E-18</text:p>
          </table:table-cell>
          <table:table-cell office:value-type="string" calcext:value-type="string">
            <text:p>5.780289e+02)</text:p>
          </table:table-cell>
          <table:table-cell office:value-type="string" calcext:value-type="string">
            <text:p>(7.955581e+00</text:p>
          </table:table-cell>
          <table:table-cell office:value-type="float" office:value="-6.855909E-022" calcext:value-type="float">
            <text:p>-6.855909E-22</text:p>
          </table:table-cell>
          <table:table-cell office:value-type="string" calcext:value-type="string">
            <text:p>-4.924196e-01))</text:p>
          </table:table-cell>
          <table:table-cell office:value-type="string" calcext:value-type="string">
            <text:p>((-2.890145e+01</text:p>
          </table:table-cell>
          <table:table-cell office:value-type="float" office:value="-172.7707" calcext:value-type="float">
            <text:p>-172.7707</text:p>
          </table:table-cell>
          <table:table-cell office:value-type="string" calcext:value-type="string">
            <text:p>-6.833094e-01)</text:p>
          </table:table-cell>
          <table:table-cell office:value-type="string" calcext:value-type="string">
            <text:p>(2.462098e-02</text:p>
          </table:table-cell>
          <table:table-cell office:value-type="float" office:value="8.167707" calcext:value-type="float">
            <text:p>8.167707</text:p>
          </table:table-cell>
          <table:table-cell office:value-type="string" calcext:value-type="string">
            <text:p>3.977791e-01))</text:p>
          </table:table-cell>
        </table:table-row>
        <table:table-row table:style-name="ro1">
          <table:table-cell office:value-type="float" office:value="0.423784" calcext:value-type="float">
            <text:p>0.423784</text:p>
          </table:table-cell>
          <table:table-cell office:value-type="string" calcext:value-type="string">
            <text:p>((-1.373547e+01</text:p>
          </table:table-cell>
          <table:table-cell office:value-type="float" office:value="5.792886E-018" calcext:value-type="float">
            <text:p>5.792886E-18</text:p>
          </table:table-cell>
          <table:table-cell office:value-type="string" calcext:value-type="string">
            <text:p>5.775462e+02)</text:p>
          </table:table-cell>
          <table:table-cell office:value-type="string" calcext:value-type="string">
            <text:p>(7.957673e+00</text:p>
          </table:table-cell>
          <table:table-cell office:value-type="float" office:value="-2.555655E-023" calcext:value-type="float">
            <text:p>-2.555655E-23</text:p>
          </table:table-cell>
          <table:table-cell office:value-type="string" calcext:value-type="string">
            <text:p>-4.917227e-01))</text:p>
          </table:table-cell>
          <table:table-cell office:value-type="string" calcext:value-type="string">
            <text:p>((-2.887731e+01</text:p>
          </table:table-cell>
          <table:table-cell office:value-type="float" office:value="-172.4994" calcext:value-type="float">
            <text:p>-172.4994</text:p>
          </table:table-cell>
          <table:table-cell office:value-type="string" calcext:value-type="string">
            <text:p>-6.867733e-01)</text:p>
          </table:table-cell>
          <table:table-cell office:value-type="string" calcext:value-type="string">
            <text:p>(2.458613e-02</text:p>
          </table:table-cell>
          <table:table-cell office:value-type="float" office:value="8.169477" calcext:value-type="float">
            <text:p>8.169477</text:p>
          </table:table-cell>
          <table:table-cell office:value-type="string" calcext:value-type="string">
            <text:p>3.978836e-01))</text:p>
          </table:table-cell>
        </table:table-row>
        <table:table-row table:style-name="ro1">
          <table:table-cell office:value-type="float" office:value="0.424324" calcext:value-type="float">
            <text:p>0.424324</text:p>
          </table:table-cell>
          <table:table-cell office:value-type="string" calcext:value-type="string">
            <text:p>((-1.380241e+01</text:p>
          </table:table-cell>
          <table:table-cell office:value-type="float" office:value="5.81867E-018" calcext:value-type="float">
            <text:p>5.81867E-18</text:p>
          </table:table-cell>
          <table:table-cell office:value-type="string" calcext:value-type="string">
            <text:p>5.770822e+02)</text:p>
          </table:table-cell>
          <table:table-cell office:value-type="string" calcext:value-type="string">
            <text:p>(7.960045e+00</text:p>
          </table:table-cell>
          <table:table-cell office:value-type="float" office:value="5.718269E-022" calcext:value-type="float">
            <text:p>5.718269E-22</text:p>
          </table:table-cell>
          <table:table-cell office:value-type="string" calcext:value-type="string">
            <text:p>-4.907709e-01))</text:p>
          </table:table-cell>
          <table:table-cell office:value-type="string" calcext:value-type="string">
            <text:p>((-2.885411e+01</text:p>
          </table:table-cell>
          <table:table-cell office:value-type="float" office:value="-172.2366" calcext:value-type="float">
            <text:p>-172.2366</text:p>
          </table:table-cell>
          <table:table-cell office:value-type="string" calcext:value-type="string">
            <text:p>-6.901207e-01)</text:p>
          </table:table-cell>
          <table:table-cell office:value-type="string" calcext:value-type="string">
            <text:p>(2.453854e-02</text:p>
          </table:table-cell>
          <table:table-cell office:value-type="float" office:value="8.171497" calcext:value-type="float">
            <text:p>8.171497</text:p>
          </table:table-cell>
          <table:table-cell office:value-type="string" calcext:value-type="string">
            <text:p>3.980022e-01))</text:p>
          </table:table-cell>
        </table:table-row>
        <table:table-row table:style-name="ro1">
          <table:table-cell office:value-type="float" office:value="0.424865" calcext:value-type="float">
            <text:p>0.424865</text:p>
          </table:table-cell>
          <table:table-cell office:value-type="string" calcext:value-type="string">
            <text:p>((-1.386636e+01</text:p>
          </table:table-cell>
          <table:table-cell office:value-type="float" office:value="5.84337E-018" calcext:value-type="float">
            <text:p>5.84337E-18</text:p>
          </table:table-cell>
          <table:table-cell office:value-type="string" calcext:value-type="string">
            <text:p>5.766423e+02)</text:p>
          </table:table-cell>
          <table:table-cell office:value-type="string" calcext:value-type="string">
            <text:p>(7.962403e+00</text:p>
          </table:table-cell>
          <table:table-cell office:value-type="float" office:value="1.083731E-021" calcext:value-type="float">
            <text:p>1.083731E-21</text:p>
          </table:table-cell>
          <table:table-cell office:value-type="string" calcext:value-type="string">
            <text:p>-4.900416e-01))</text:p>
          </table:table-cell>
          <table:table-cell office:value-type="string" calcext:value-type="string">
            <text:p>((-2.883211e+01</text:p>
          </table:table-cell>
          <table:table-cell office:value-type="float" office:value="-171.9873" calcext:value-type="float">
            <text:p>-171.9873</text:p>
          </table:table-cell>
          <table:table-cell office:value-type="string" calcext:value-type="string">
            <text:p>-6.933182e-01)</text:p>
          </table:table-cell>
          <table:table-cell office:value-type="string" calcext:value-type="string">
            <text:p>(2.450208e-02</text:p>
          </table:table-cell>
          <table:table-cell office:value-type="float" office:value="8.173491" calcext:value-type="float">
            <text:p>8.173491</text:p>
          </table:table-cell>
          <table:table-cell office:value-type="string" calcext:value-type="string">
            <text:p>3.981202e-01))</text:p>
          </table:table-cell>
        </table:table-row>
        <table:table-row table:style-name="ro1">
          <table:table-cell office:value-type="float" office:value="0.425405" calcext:value-type="float">
            <text:p>0.425405</text:p>
          </table:table-cell>
          <table:table-cell office:value-type="string" calcext:value-type="string">
            <text:p>((-1.392803e+01</text:p>
          </table:table-cell>
          <table:table-cell office:value-type="float" office:value="5.866745E-018" calcext:value-type="float">
            <text:p>5.866745E-18</text:p>
          </table:table-cell>
          <table:table-cell office:value-type="string" calcext:value-type="string">
            <text:p>5.762187e+02)</text:p>
          </table:table-cell>
          <table:table-cell office:value-type="string" calcext:value-type="string">
            <text:p>(7.964973e+00</text:p>
          </table:table-cell>
          <table:table-cell office:value-type="float" office:value="1.384016E-021" calcext:value-type="float">
            <text:p>1.384016E-21</text:p>
          </table:table-cell>
          <table:table-cell office:value-type="string" calcext:value-type="string">
            <text:p>-4.891025e-01))</text:p>
          </table:table-cell>
          <table:table-cell office:value-type="string" calcext:value-type="string">
            <text:p>((-2.881093e+01</text:p>
          </table:table-cell>
          <table:table-cell office:value-type="float" office:value="-171.7477" calcext:value-type="float">
            <text:p>-171.7477</text:p>
          </table:table-cell>
          <table:table-cell office:value-type="string" calcext:value-type="string">
            <text:p>-6.964015e-01)</text:p>
          </table:table-cell>
          <table:table-cell office:value-type="string" calcext:value-type="string">
            <text:p>(2.445512e-02</text:p>
          </table:table-cell>
          <table:table-cell office:value-type="float" office:value="8.175672" calcext:value-type="float">
            <text:p>8.175672</text:p>
          </table:table-cell>
          <table:table-cell office:value-type="string" calcext:value-type="string">
            <text:p>3.982487e-01))</text:p>
          </table:table-cell>
        </table:table-row>
        <table:table-row table:style-name="ro1">
          <table:table-cell office:value-type="float" office:value="0.425946" calcext:value-type="float">
            <text:p>0.425946</text:p>
          </table:table-cell>
          <table:table-cell office:value-type="string" calcext:value-type="string">
            <text:p>((-1.395533e+01</text:p>
          </table:table-cell>
          <table:table-cell office:value-type="float" office:value="5.873543E-018" calcext:value-type="float">
            <text:p>5.873543E-18</text:p>
          </table:table-cell>
          <table:table-cell office:value-type="string" calcext:value-type="string">
            <text:p>5.760402e+02)</text:p>
          </table:table-cell>
          <table:table-cell office:value-type="string" calcext:value-type="string">
            <text:p>(7.967608e+00</text:p>
          </table:table-cell>
          <table:table-cell office:value-type="float" office:value="1.712763E-021" calcext:value-type="float">
            <text:p>1.712763E-21</text:p>
          </table:table-cell>
          <table:table-cell office:value-type="string" calcext:value-type="string">
            <text:p>-4.884204e-01))</text:p>
          </table:table-cell>
          <table:table-cell office:value-type="string" calcext:value-type="string">
            <text:p>((-2.880201e+01</text:p>
          </table:table-cell>
          <table:table-cell office:value-type="float" office:value="-171.6329" calcext:value-type="float">
            <text:p>-171.6329</text:p>
          </table:table-cell>
          <table:table-cell office:value-type="string" calcext:value-type="string">
            <text:p>-6.977666e-01)</text:p>
          </table:table-cell>
          <table:table-cell office:value-type="string" calcext:value-type="string">
            <text:p>(2.442102e-02</text:p>
          </table:table-cell>
          <table:table-cell office:value-type="float" office:value="8.177914" calcext:value-type="float">
            <text:p>8.177914</text:p>
          </table:table-cell>
          <table:table-cell office:value-type="string" calcext:value-type="string">
            <text:p>3.983804e-01))</text:p>
          </table:table-cell>
        </table:table-row>
        <table:table-row table:style-name="ro1">
          <table:table-cell office:value-type="float" office:value="0.426486" calcext:value-type="float">
            <text:p>0.426486</text:p>
          </table:table-cell>
          <table:table-cell office:value-type="string" calcext:value-type="string">
            <text:p>((-1.400139e+01</text:p>
          </table:table-cell>
          <table:table-cell office:value-type="float" office:value="5.893016E-018" calcext:value-type="float">
            <text:p>5.893016E-18</text:p>
          </table:table-cell>
          <table:table-cell office:value-type="string" calcext:value-type="string">
            <text:p>5.757850e+02)</text:p>
          </table:table-cell>
          <table:table-cell office:value-type="string" calcext:value-type="string">
            <text:p>(7.970596e+00</text:p>
          </table:table-cell>
          <table:table-cell office:value-type="float" office:value="1.963467E-021" calcext:value-type="float">
            <text:p>1.963467E-21</text:p>
          </table:table-cell>
          <table:table-cell office:value-type="string" calcext:value-type="string">
            <text:p>-4.875431e-01))</text:p>
          </table:table-cell>
          <table:table-cell office:value-type="string" calcext:value-type="string">
            <text:p>((-2.878925e+01</text:p>
          </table:table-cell>
          <table:table-cell office:value-type="float" office:value="-171.4783" calcext:value-type="float">
            <text:p>-171.4783</text:p>
          </table:table-cell>
          <table:table-cell office:value-type="string" calcext:value-type="string">
            <text:p>-7.000694e-01)</text:p>
          </table:table-cell>
          <table:table-cell office:value-type="string" calcext:value-type="string">
            <text:p>(2.437716e-02</text:p>
          </table:table-cell>
          <table:table-cell office:value-type="float" office:value="8.180506" calcext:value-type="float">
            <text:p>8.180506</text:p>
          </table:table-cell>
          <table:table-cell office:value-type="string" calcext:value-type="string">
            <text:p>3.985298e-01))</text:p>
          </table:table-cell>
        </table:table-row>
        <table:table-row table:style-name="ro1">
          <table:table-cell office:value-type="float" office:value="0.427027" calcext:value-type="float">
            <text:p>0.427027</text:p>
          </table:table-cell>
          <table:table-cell office:value-type="string" calcext:value-type="string">
            <text:p>((-1.405074e+01</text:p>
          </table:table-cell>
          <table:table-cell office:value-type="float" office:value="5.90896E-018" calcext:value-type="float">
            <text:p>5.90896E-18</text:p>
          </table:table-cell>
          <table:table-cell office:value-type="string" calcext:value-type="string">
            <text:p>5.754522e+02)</text:p>
          </table:table-cell>
          <table:table-cell office:value-type="string" calcext:value-type="string">
            <text:p>(7.973773e+00</text:p>
          </table:table-cell>
          <table:table-cell office:value-type="float" office:value="2.253699E-021" calcext:value-type="float">
            <text:p>2.253699E-21</text:p>
          </table:table-cell>
          <table:table-cell office:value-type="string" calcext:value-type="string">
            <text:p>-4.869685e-01))</text:p>
          </table:table-cell>
          <table:table-cell office:value-type="string" calcext:value-type="string">
            <text:p>((-2.877261e+01</text:p>
          </table:table-cell>
          <table:table-cell office:value-type="float" office:value="-171.2863" calcext:value-type="float">
            <text:p>-171.2863</text:p>
          </table:table-cell>
          <table:table-cell office:value-type="string" calcext:value-type="string">
            <text:p>-7.025371e-01)</text:p>
          </table:table-cell>
          <table:table-cell office:value-type="string" calcext:value-type="string">
            <text:p>(2.434842e-02</text:p>
          </table:table-cell>
          <table:table-cell office:value-type="float" office:value="8.183309" calcext:value-type="float">
            <text:p>8.183309</text:p>
          </table:table-cell>
          <table:table-cell office:value-type="string" calcext:value-type="string">
            <text:p>3.986886e-01))</text:p>
          </table:table-cell>
        </table:table-row>
        <table:table-row table:style-name="ro1">
          <table:table-cell office:value-type="float" office:value="0.427568" calcext:value-type="float">
            <text:p>0.427568</text:p>
          </table:table-cell>
          <table:table-cell office:value-type="string" calcext:value-type="string">
            <text:p>((-1.409802e+01</text:p>
          </table:table-cell>
          <table:table-cell office:value-type="float" office:value="5.925528E-018" calcext:value-type="float">
            <text:p>5.925528E-18</text:p>
          </table:table-cell>
          <table:table-cell office:value-type="string" calcext:value-type="string">
            <text:p>5.751570e+02)</text:p>
          </table:table-cell>
          <table:table-cell office:value-type="string" calcext:value-type="string">
            <text:p>(7.977563e+00</text:p>
          </table:table-cell>
          <table:table-cell office:value-type="float" office:value="2.413489E-021" calcext:value-type="float">
            <text:p>2.413489E-21</text:p>
          </table:table-cell>
          <table:table-cell office:value-type="string" calcext:value-type="string">
            <text:p>-4.862517e-01))</text:p>
          </table:table-cell>
          <table:table-cell office:value-type="string" calcext:value-type="string">
            <text:p>((-2.875785e+01</text:p>
          </table:table-cell>
          <table:table-cell office:value-type="float" office:value="-171.1114" calcext:value-type="float">
            <text:p>-171.1114</text:p>
          </table:table-cell>
          <table:table-cell office:value-type="string" calcext:value-type="string">
            <text:p>-7.049008e-01)</text:p>
          </table:table-cell>
          <table:table-cell office:value-type="string" calcext:value-type="string">
            <text:p>(2.431259e-02</text:p>
          </table:table-cell>
          <table:table-cell office:value-type="float" office:value="8.186754" calcext:value-type="float">
            <text:p>8.186754</text:p>
          </table:table-cell>
          <table:table-cell office:value-type="string" calcext:value-type="string">
            <text:p>3.988781e-01))</text:p>
          </table:table-cell>
        </table:table-row>
        <table:table-row table:style-name="ro1">
          <table:table-cell office:value-type="float" office:value="0.428108" calcext:value-type="float">
            <text:p>0.428108</text:p>
          </table:table-cell>
          <table:table-cell office:value-type="string" calcext:value-type="string">
            <text:p>((-1.414588e+01</text:p>
          </table:table-cell>
          <table:table-cell office:value-type="float" office:value="5.943164E-018" calcext:value-type="float">
            <text:p>5.943164E-18</text:p>
          </table:table-cell>
          <table:table-cell office:value-type="string" calcext:value-type="string">
            <text:p>5.748803e+02)</text:p>
          </table:table-cell>
          <table:table-cell office:value-type="string" calcext:value-type="string">
            <text:p>(7.982941e+00</text:p>
          </table:table-cell>
          <table:table-cell office:value-type="float" office:value="2.596982E-021" calcext:value-type="float">
            <text:p>2.596982E-21</text:p>
          </table:table-cell>
          <table:table-cell office:value-type="string" calcext:value-type="string">
            <text:p>-4.860048e-01))</text:p>
          </table:table-cell>
          <table:table-cell office:value-type="string" calcext:value-type="string">
            <text:p>((-2.874402e+01</text:p>
          </table:table-cell>
          <table:table-cell office:value-type="float" office:value="-170.9426" calcext:value-type="float">
            <text:p>-170.9426</text:p>
          </table:table-cell>
          <table:table-cell office:value-type="string" calcext:value-type="string">
            <text:p>-7.072942e-01)</text:p>
          </table:table-cell>
          <table:table-cell office:value-type="string" calcext:value-type="string">
            <text:p>(2.430024e-02</text:p>
          </table:table-cell>
          <table:table-cell office:value-type="float" office:value="8.191926" calcext:value-type="float">
            <text:p>8.191926</text:p>
          </table:table-cell>
          <table:table-cell office:value-type="string" calcext:value-type="string">
            <text:p>3.991470e-01))</text:p>
          </table:table-cell>
        </table:table-row>
        <table:table-row table:style-name="ro1">
          <table:table-cell office:value-type="float" office:value="0.428649" calcext:value-type="float">
            <text:p>0.428649</text:p>
          </table:table-cell>
          <table:table-cell office:value-type="string" calcext:value-type="string">
            <text:p>((-1.415732e+01</text:p>
          </table:table-cell>
          <table:table-cell office:value-type="float" office:value="5.943169E-018" calcext:value-type="float">
            <text:p>5.943169E-18</text:p>
          </table:table-cell>
          <table:table-cell office:value-type="string" calcext:value-type="string">
            <text:p>5.748432e+02)</text:p>
          </table:table-cell>
          <table:table-cell office:value-type="string" calcext:value-type="string">
            <text:p>(7.988548e+00</text:p>
          </table:table-cell>
          <table:table-cell office:value-type="float" office:value="2.795786E-021" calcext:value-type="float">
            <text:p>2.795786E-21</text:p>
          </table:table-cell>
          <table:table-cell office:value-type="string" calcext:value-type="string">
            <text:p>-4.857150e-01))</text:p>
          </table:table-cell>
          <table:table-cell office:value-type="string" calcext:value-type="string">
            <text:p>((-2.874216e+01</text:p>
          </table:table-cell>
          <table:table-cell office:value-type="float" office:value="-170.9038" calcext:value-type="float">
            <text:p>-170.9038</text:p>
          </table:table-cell>
          <table:table-cell office:value-type="string" calcext:value-type="string">
            <text:p>-7.078661e-01)</text:p>
          </table:table-cell>
          <table:table-cell office:value-type="string" calcext:value-type="string">
            <text:p>(2.428575e-02</text:p>
          </table:table-cell>
          <table:table-cell office:value-type="float" office:value="8.197334" calcext:value-type="float">
            <text:p>8.197334</text:p>
          </table:table-cell>
          <table:table-cell office:value-type="string" calcext:value-type="string">
            <text:p>3.994274e-01))</text:p>
          </table:table-cell>
        </table:table-row>
        <table:table-row table:style-name="ro1">
          <table:table-cell office:value-type="float" office:value="0.429189" calcext:value-type="float">
            <text:p>0.429189</text:p>
          </table:table-cell>
          <table:table-cell office:value-type="string" calcext:value-type="string">
            <text:p>((-1.417863e+01</text:p>
          </table:table-cell>
          <table:table-cell office:value-type="float" office:value="5.951224E-018" calcext:value-type="float">
            <text:p>5.951224E-18</text:p>
          </table:table-cell>
          <table:table-cell office:value-type="string" calcext:value-type="string">
            <text:p>5.748399e+02)</text:p>
          </table:table-cell>
          <table:table-cell office:value-type="string" calcext:value-type="string">
            <text:p>(7.994038e+00</text:p>
          </table:table-cell>
          <table:table-cell office:value-type="float" office:value="3.226822E-021" calcext:value-type="float">
            <text:p>3.226822E-21</text:p>
          </table:table-cell>
          <table:table-cell office:value-type="string" calcext:value-type="string">
            <text:p>-4.857588e-01))</text:p>
          </table:table-cell>
          <table:table-cell office:value-type="string" calcext:value-type="string">
            <text:p>((-2.874200e+01</text:p>
          </table:table-cell>
          <table:table-cell office:value-type="float" office:value="-170.8716" calcext:value-type="float">
            <text:p>-170.8716</text:p>
          </table:table-cell>
          <table:table-cell office:value-type="string" calcext:value-type="string">
            <text:p>-7.089315e-01)</text:p>
          </table:table-cell>
          <table:table-cell office:value-type="string" calcext:value-type="string">
            <text:p>(2.428794e-02</text:p>
          </table:table-cell>
          <table:table-cell office:value-type="float" office:value="8.202634" calcext:value-type="float">
            <text:p>8.202634</text:p>
          </table:table-cell>
          <table:table-cell office:value-type="string" calcext:value-type="string">
            <text:p>3.997019e-01))</text:p>
          </table:table-cell>
        </table:table-row>
        <table:table-row table:style-name="ro1">
          <table:table-cell office:value-type="float" office:value="0.42973" calcext:value-type="float">
            <text:p>0.42973</text:p>
          </table:table-cell>
          <table:table-cell office:value-type="string" calcext:value-type="string">
            <text:p>((-1.416448e+01</text:p>
          </table:table-cell>
          <table:table-cell office:value-type="float" office:value="5.94096E-018" calcext:value-type="float">
            <text:p>5.94096E-18</text:p>
          </table:table-cell>
          <table:table-cell office:value-type="string" calcext:value-type="string">
            <text:p>5.750488e+02)</text:p>
          </table:table-cell>
          <table:table-cell office:value-type="string" calcext:value-type="string">
            <text:p>(7.999383e+00</text:p>
          </table:table-cell>
          <table:table-cell office:value-type="float" office:value="3.576866E-021" calcext:value-type="float">
            <text:p>3.576866E-21</text:p>
          </table:table-cell>
          <table:table-cell office:value-type="string" calcext:value-type="string">
            <text:p>-4.856220e-01))</text:p>
          </table:table-cell>
          <table:table-cell office:value-type="string" calcext:value-type="string">
            <text:p>((-2.875244e+01</text:p>
          </table:table-cell>
          <table:table-cell office:value-type="float" office:value="-170.9533" calcext:value-type="float">
            <text:p>-170.9533</text:p>
          </table:table-cell>
          <table:table-cell office:value-type="string" calcext:value-type="string">
            <text:p>-7.082241e-01)</text:p>
          </table:table-cell>
          <table:table-cell office:value-type="string" calcext:value-type="string">
            <text:p>(2.428110e-02</text:p>
          </table:table-cell>
          <table:table-cell office:value-type="float" office:value="8.207726" calcext:value-type="float">
            <text:p>8.207726</text:p>
          </table:table-cell>
          <table:table-cell office:value-type="string" calcext:value-type="string">
            <text:p>3.999692e-01))</text:p>
          </table:table-cell>
        </table:table-row>
        <table:table-row table:style-name="ro1">
          <table:table-cell office:value-type="float" office:value="0.43027" calcext:value-type="float">
            <text:p>0.43027</text:p>
          </table:table-cell>
          <table:table-cell office:value-type="string" calcext:value-type="string">
            <text:p>((-1.412498e+01</text:p>
          </table:table-cell>
          <table:table-cell office:value-type="float" office:value="5.918691E-018" calcext:value-type="float">
            <text:p>5.918691E-18</text:p>
          </table:table-cell>
          <table:table-cell office:value-type="string" calcext:value-type="string">
            <text:p>5.754984e+02)</text:p>
          </table:table-cell>
          <table:table-cell office:value-type="string" calcext:value-type="string">
            <text:p>(8.004337e+00</text:p>
          </table:table-cell>
          <table:table-cell office:value-type="float" office:value="3.894201E-021" calcext:value-type="float">
            <text:p>3.894201E-21</text:p>
          </table:table-cell>
          <table:table-cell office:value-type="string" calcext:value-type="string">
            <text:p>-4.854713e-01))</text:p>
          </table:table-cell>
          <table:table-cell office:value-type="string" calcext:value-type="string">
            <text:p>((-2.877492e+01</text:p>
          </table:table-cell>
          <table:table-cell office:value-type="float" office:value="-171.155" calcext:value-type="float">
            <text:p>-171.155</text:p>
          </table:table-cell>
          <table:table-cell office:value-type="string" calcext:value-type="string">
            <text:p>-7.062488e-01)</text:p>
          </table:table-cell>
          <table:table-cell office:value-type="string" calcext:value-type="string">
            <text:p>(2.427357e-02</text:p>
          </table:table-cell>
          <table:table-cell office:value-type="float" office:value="8.212339" calcext:value-type="float">
            <text:p>8.212339</text:p>
          </table:table-cell>
          <table:table-cell office:value-type="string" calcext:value-type="string">
            <text:p>4.002169e-01))</text:p>
          </table:table-cell>
        </table:table-row>
        <table:table-row table:style-name="ro1">
          <table:table-cell office:value-type="float" office:value="0.430811" calcext:value-type="float">
            <text:p>0.430811</text:p>
          </table:table-cell>
          <table:table-cell office:value-type="string" calcext:value-type="string">
            <text:p>((-1.400557e+01</text:p>
          </table:table-cell>
          <table:table-cell office:value-type="float" office:value="5.864431E-018" calcext:value-type="float">
            <text:p>5.864431E-18</text:p>
          </table:table-cell>
          <table:table-cell office:value-type="string" calcext:value-type="string">
            <text:p>5.765861e+02)</text:p>
          </table:table-cell>
          <table:table-cell office:value-type="string" calcext:value-type="string">
            <text:p>(8.009377e+00</text:p>
          </table:table-cell>
          <table:table-cell office:value-type="float" office:value="3.484147E-021" calcext:value-type="float">
            <text:p>3.484147E-21</text:p>
          </table:table-cell>
          <table:table-cell office:value-type="string" calcext:value-type="string">
            <text:p>-4.851237e-01))</text:p>
          </table:table-cell>
          <table:table-cell office:value-type="string" calcext:value-type="string">
            <text:p>((-2.882931e+01</text:p>
          </table:table-cell>
          <table:table-cell office:value-type="float" office:value="-171.681" calcext:value-type="float">
            <text:p>-171.681</text:p>
          </table:table-cell>
          <table:table-cell office:value-type="string" calcext:value-type="string">
            <text:p>-7.002786e-01)</text:p>
          </table:table-cell>
          <table:table-cell office:value-type="string" calcext:value-type="string">
            <text:p>(2.425618e-02</text:p>
          </table:table-cell>
          <table:table-cell office:value-type="float" office:value="8.216989" calcext:value-type="float">
            <text:p>8.216989</text:p>
          </table:table-cell>
          <table:table-cell office:value-type="string" calcext:value-type="string">
            <text:p>4.004688e-01))</text:p>
          </table:table-cell>
        </table:table-row>
        <table:table-row table:style-name="ro1">
          <table:table-cell office:value-type="float" office:value="0.431351" calcext:value-type="float">
            <text:p>0.431351</text:p>
          </table:table-cell>
          <table:table-cell office:value-type="string" calcext:value-type="string">
            <text:p>((-1.390962e+01</text:p>
          </table:table-cell>
          <table:table-cell office:value-type="float" office:value="5.817403E-018" calcext:value-type="float">
            <text:p>5.817403E-18</text:p>
          </table:table-cell>
          <table:table-cell office:value-type="string" calcext:value-type="string">
            <text:p>5.774759e+02)</text:p>
          </table:table-cell>
          <table:table-cell office:value-type="string" calcext:value-type="string">
            <text:p>(8.014286e+00</text:p>
          </table:table-cell>
          <table:table-cell office:value-type="float" office:value="2.682029E-021" calcext:value-type="float">
            <text:p>2.682029E-21</text:p>
          </table:table-cell>
          <table:table-cell office:value-type="string" calcext:value-type="string">
            <text:p>-4.848454e-01))</text:p>
          </table:table-cell>
          <table:table-cell office:value-type="string" calcext:value-type="string">
            <text:p>((-2.887380e+01</text:p>
          </table:table-cell>
          <table:table-cell office:value-type="float" office:value="-172.1106" calcext:value-type="float">
            <text:p>-172.1106</text:p>
          </table:table-cell>
          <table:table-cell office:value-type="string" calcext:value-type="string">
            <text:p>-6.954812e-01)</text:p>
          </table:table-cell>
          <table:table-cell office:value-type="string" calcext:value-type="string">
            <text:p>(2.424227e-02</text:p>
          </table:table-cell>
          <table:table-cell office:value-type="float" office:value="8.221452" calcext:value-type="float">
            <text:p>8.221452</text:p>
          </table:table-cell>
          <table:table-cell office:value-type="string" calcext:value-type="string">
            <text:p>4.007143e-01))</text:p>
          </table:table-cell>
        </table:table-row>
        <table:table-row table:style-name="ro1">
          <table:table-cell office:value-type="float" office:value="0.431892" calcext:value-type="float">
            <text:p>0.431892</text:p>
          </table:table-cell>
          <table:table-cell office:value-type="string" calcext:value-type="string">
            <text:p>((-1.382343e+01</text:p>
          </table:table-cell>
          <table:table-cell office:value-type="float" office:value="5.775891E-018" calcext:value-type="float">
            <text:p>5.775891E-18</text:p>
          </table:table-cell>
          <table:table-cell office:value-type="string" calcext:value-type="string">
            <text:p>5.782756e+02)</text:p>
          </table:table-cell>
          <table:table-cell office:value-type="string" calcext:value-type="string">
            <text:p>(8.019235e+00</text:p>
          </table:table-cell>
          <table:table-cell office:value-type="float" office:value="1.577444E-021" calcext:value-type="float">
            <text:p>1.577444E-21</text:p>
          </table:table-cell>
          <table:table-cell office:value-type="string" calcext:value-type="string">
            <text:p>-4.844137e-01))</text:p>
          </table:table-cell>
          <table:table-cell office:value-type="string" calcext:value-type="string">
            <text:p>((-2.891378e+01</text:p>
          </table:table-cell>
          <table:table-cell office:value-type="float" office:value="-172.493" calcext:value-type="float">
            <text:p>-172.493</text:p>
          </table:table-cell>
          <table:table-cell office:value-type="string" calcext:value-type="string">
            <text:p>-6.911715e-01)</text:p>
          </table:table-cell>
          <table:table-cell office:value-type="string" calcext:value-type="string">
            <text:p>(2.422069e-02</text:p>
          </table:table-cell>
          <table:table-cell office:value-type="float" office:value="8.225903" calcext:value-type="float">
            <text:p>8.225903</text:p>
          </table:table-cell>
          <table:table-cell office:value-type="string" calcext:value-type="string">
            <text:p>4.009618e-01))</text:p>
          </table:table-cell>
        </table:table-row>
        <table:table-row table:style-name="ro1">
          <table:table-cell office:value-type="float" office:value="0.432432" calcext:value-type="float">
            <text:p>0.432432</text:p>
          </table:table-cell>
          <table:table-cell office:value-type="string" calcext:value-type="string">
            <text:p>((-1.374107e+01</text:p>
          </table:table-cell>
          <table:table-cell office:value-type="float" office:value="5.734843E-018" calcext:value-type="float">
            <text:p>5.734843E-18</text:p>
          </table:table-cell>
          <table:table-cell office:value-type="string" calcext:value-type="string">
            <text:p>5.790435e+02)</text:p>
          </table:table-cell>
          <table:table-cell office:value-type="string" calcext:value-type="string">
            <text:p>(8.024181e+00</text:p>
          </table:table-cell>
          <table:table-cell office:value-type="float" office:value="2.9029E-022" calcext:value-type="float">
            <text:p>2.9029E-22</text:p>
          </table:table-cell>
          <table:table-cell office:value-type="string" calcext:value-type="string">
            <text:p>-4.841366e-01))</text:p>
          </table:table-cell>
          <table:table-cell office:value-type="string" calcext:value-type="string">
            <text:p>((-2.895218e+01</text:p>
          </table:table-cell>
          <table:table-cell office:value-type="float" office:value="-172.8587" calcext:value-type="float">
            <text:p>-172.8587</text:p>
          </table:table-cell>
          <table:table-cell office:value-type="string" calcext:value-type="string">
            <text:p>-6.870533e-01)</text:p>
          </table:table-cell>
          <table:table-cell office:value-type="string" calcext:value-type="string">
            <text:p>(2.420683e-02</text:p>
          </table:table-cell>
          <table:table-cell office:value-type="float" office:value="8.230329" calcext:value-type="float">
            <text:p>8.230329</text:p>
          </table:table-cell>
          <table:table-cell office:value-type="string" calcext:value-type="string">
            <text:p>4.012090e-01))</text:p>
          </table:table-cell>
        </table:table-row>
        <table:table-row table:style-name="ro1">
          <table:table-cell office:value-type="float" office:value="0.432973" calcext:value-type="float">
            <text:p>0.432973</text:p>
          </table:table-cell>
          <table:table-cell office:value-type="string" calcext:value-type="string">
            <text:p>((-1.366538e+01</text:p>
          </table:table-cell>
          <table:table-cell office:value-type="float" office:value="5.697337E-018" calcext:value-type="float">
            <text:p>5.697337E-18</text:p>
          </table:table-cell>
          <table:table-cell office:value-type="string" calcext:value-type="string">
            <text:p>5.797589e+02)</text:p>
          </table:table-cell>
          <table:table-cell office:value-type="string" calcext:value-type="string">
            <text:p>(8.029112e+00</text:p>
          </table:table-cell>
          <table:table-cell office:value-type="float" office:value="-8.470422E-022" calcext:value-type="float">
            <text:p>-8.470422E-22</text:p>
          </table:table-cell>
          <table:table-cell office:value-type="string" calcext:value-type="string">
            <text:p>-4.838254e-01))</text:p>
          </table:table-cell>
          <table:table-cell office:value-type="string" calcext:value-type="string">
            <text:p>((-2.898794e+01</text:p>
          </table:table-cell>
          <table:table-cell office:value-type="float" office:value="-173.1974" calcext:value-type="float">
            <text:p>-173.1974</text:p>
          </table:table-cell>
          <table:table-cell office:value-type="string" calcext:value-type="string">
            <text:p>-6.832689e-01)</text:p>
          </table:table-cell>
          <table:table-cell office:value-type="string" calcext:value-type="string">
            <text:p>(2.419127e-02</text:p>
          </table:table-cell>
          <table:table-cell office:value-type="float" office:value="8.234731" calcext:value-type="float">
            <text:p>8.234731</text:p>
          </table:table-cell>
          <table:table-cell office:value-type="string" calcext:value-type="string">
            <text:p>4.014556e-01))</text:p>
          </table:table-cell>
        </table:table-row>
        <table:table-row table:style-name="ro1">
          <table:table-cell office:value-type="float" office:value="0.433514" calcext:value-type="float">
            <text:p>0.433514</text:p>
          </table:table-cell>
          <table:table-cell office:value-type="string" calcext:value-type="string">
            <text:p>((-1.360191e+01</text:p>
          </table:table-cell>
          <table:table-cell office:value-type="float" office:value="5.666507E-018" calcext:value-type="float">
            <text:p>5.666507E-18</text:p>
          </table:table-cell>
          <table:table-cell office:value-type="string" calcext:value-type="string">
            <text:p>5.803722e+02)</text:p>
          </table:table-cell>
          <table:table-cell office:value-type="string" calcext:value-type="string">
            <text:p>(8.033700e+00</text:p>
          </table:table-cell>
          <table:table-cell office:value-type="float" office:value="-1.658039E-021" calcext:value-type="float">
            <text:p>-1.658039E-21</text:p>
          </table:table-cell>
          <table:table-cell office:value-type="string" calcext:value-type="string">
            <text:p>-4.837712e-01))</text:p>
          </table:table-cell>
          <table:table-cell office:value-type="string" calcext:value-type="string">
            <text:p>((-2.901861e+01</text:p>
          </table:table-cell>
          <table:table-cell office:value-type="float" office:value="-173.4852" calcext:value-type="float">
            <text:p>-173.4852</text:p>
          </table:table-cell>
          <table:table-cell office:value-type="string" calcext:value-type="string">
            <text:p>-6.800956e-01)</text:p>
          </table:table-cell>
          <table:table-cell office:value-type="string" calcext:value-type="string">
            <text:p>(2.418856e-02</text:p>
          </table:table-cell>
          <table:table-cell office:value-type="float" office:value="8.23879" calcext:value-type="float">
            <text:p>8.23879</text:p>
          </table:table-cell>
          <table:table-cell office:value-type="string" calcext:value-type="string">
            <text:p>4.016850e-01))</text:p>
          </table:table-cell>
        </table:table-row>
        <table:table-row table:style-name="ro1">
          <table:table-cell office:value-type="float" office:value="0.434054" calcext:value-type="float">
            <text:p>0.434054</text:p>
          </table:table-cell>
          <table:table-cell office:value-type="string" calcext:value-type="string">
            <text:p>((-1.355129e+01</text:p>
          </table:table-cell>
          <table:table-cell office:value-type="float" office:value="5.639228E-018" calcext:value-type="float">
            <text:p>5.639228E-18</text:p>
          </table:table-cell>
          <table:table-cell office:value-type="string" calcext:value-type="string">
            <text:p>5.808598e+02)</text:p>
          </table:table-cell>
          <table:table-cell office:value-type="string" calcext:value-type="string">
            <text:p>(8.039542e+00</text:p>
          </table:table-cell>
          <table:table-cell office:value-type="float" office:value="-2.576773E-021" calcext:value-type="float">
            <text:p>-2.576773E-21</text:p>
          </table:table-cell>
          <table:table-cell office:value-type="string" calcext:value-type="string">
            <text:p>-4.840002e-01))</text:p>
          </table:table-cell>
          <table:table-cell office:value-type="string" calcext:value-type="string">
            <text:p>((-2.904299e+01</text:p>
          </table:table-cell>
          <table:table-cell office:value-type="float" office:value="-173.71" calcext:value-type="float">
            <text:p>-173.71</text:p>
          </table:table-cell>
          <table:table-cell office:value-type="string" calcext:value-type="string">
            <text:p>-6.775646e-01)</text:p>
          </table:table-cell>
          <table:table-cell office:value-type="string" calcext:value-type="string">
            <text:p>(2.420001e-02</text:p>
          </table:table-cell>
          <table:table-cell office:value-type="float" office:value="8.244237" calcext:value-type="float">
            <text:p>8.244237</text:p>
          </table:table-cell>
          <table:table-cell office:value-type="string" calcext:value-type="string">
            <text:p>4.019771e-01))</text:p>
          </table:table-cell>
        </table:table-row>
        <table:table-row table:style-name="ro1">
          <table:table-cell office:value-type="float" office:value="0.434595" calcext:value-type="float">
            <text:p>0.434595</text:p>
          </table:table-cell>
          <table:table-cell office:value-type="string" calcext:value-type="string">
            <text:p>((-1.350617e+01</text:p>
          </table:table-cell>
          <table:table-cell office:value-type="float" office:value="5.617588E-018" calcext:value-type="float">
            <text:p>5.617588E-18</text:p>
          </table:table-cell>
          <table:table-cell office:value-type="string" calcext:value-type="string">
            <text:p>5.813658e+02)</text:p>
          </table:table-cell>
          <table:table-cell office:value-type="string" calcext:value-type="string">
            <text:p>(8.045067e+00</text:p>
          </table:table-cell>
          <table:table-cell office:value-type="float" office:value="-3.5054E-021" calcext:value-type="float">
            <text:p>-3.5054E-21</text:p>
          </table:table-cell>
          <table:table-cell office:value-type="string" calcext:value-type="string">
            <text:p>-4.848722e-01))</text:p>
          </table:table-cell>
          <table:table-cell office:value-type="string" calcext:value-type="string">
            <text:p>((-2.906829e+01</text:p>
          </table:table-cell>
          <table:table-cell office:value-type="float" office:value="-173.9413" calcext:value-type="float">
            <text:p>-173.9413</text:p>
          </table:table-cell>
          <table:table-cell office:value-type="string" calcext:value-type="string">
            <text:p>-6.753087e-01)</text:p>
          </table:table-cell>
          <table:table-cell office:value-type="string" calcext:value-type="string">
            <text:p>(2.424361e-02</text:p>
          </table:table-cell>
          <table:table-cell office:value-type="float" office:value="8.249456" calcext:value-type="float">
            <text:p>8.249456</text:p>
          </table:table-cell>
          <table:table-cell office:value-type="string" calcext:value-type="string">
            <text:p>4.022534e-01))</text:p>
          </table:table-cell>
        </table:table-row>
        <table:table-row table:style-name="ro1">
          <table:table-cell office:value-type="float" office:value="0.435135" calcext:value-type="float">
            <text:p>0.435135</text:p>
          </table:table-cell>
          <table:table-cell office:value-type="string" calcext:value-type="string">
            <text:p>((-1.344208e+01</text:p>
          </table:table-cell>
          <table:table-cell office:value-type="float" office:value="5.582062E-018" calcext:value-type="float">
            <text:p>5.582062E-18</text:p>
          </table:table-cell>
          <table:table-cell office:value-type="string" calcext:value-type="string">
            <text:p>5.819490e+02)</text:p>
          </table:table-cell>
          <table:table-cell office:value-type="string" calcext:value-type="string">
            <text:p>(8.048058e+00</text:p>
          </table:table-cell>
          <table:table-cell office:value-type="float" office:value="-4.462923E-021" calcext:value-type="float">
            <text:p>-4.462923E-21</text:p>
          </table:table-cell>
          <table:table-cell office:value-type="string" calcext:value-type="string">
            <text:p>-4.862398e-01))</text:p>
          </table:table-cell>
          <table:table-cell office:value-type="string" calcext:value-type="string">
            <text:p>((-2.909745e+01</text:p>
          </table:table-cell>
          <table:table-cell office:value-type="float" office:value="-174.2125" calcext:value-type="float">
            <text:p>-174.2125</text:p>
          </table:table-cell>
          <table:table-cell office:value-type="string" calcext:value-type="string">
            <text:p>-6.721038e-01)</text:p>
          </table:table-cell>
          <table:table-cell office:value-type="string" calcext:value-type="string">
            <text:p>(2.431199e-02</text:p>
          </table:table-cell>
          <table:table-cell office:value-type="float" office:value="8.25212" calcext:value-type="float">
            <text:p>8.25212</text:p>
          </table:table-cell>
          <table:table-cell office:value-type="string" calcext:value-type="string">
            <text:p>4.024029e-01))</text:p>
          </table:table-cell>
        </table:table-row>
        <table:table-row table:style-name="ro1">
          <table:table-cell office:value-type="float" office:value="0.435676" calcext:value-type="float">
            <text:p>0.435676</text:p>
          </table:table-cell>
          <table:table-cell office:value-type="string" calcext:value-type="string">
            <text:p>((-1.337708e+01</text:p>
          </table:table-cell>
          <table:table-cell office:value-type="float" office:value="5.55263E-018" calcext:value-type="float">
            <text:p>5.55263E-18</text:p>
          </table:table-cell>
          <table:table-cell office:value-type="string" calcext:value-type="string">
            <text:p>5.826134e+02)</text:p>
          </table:table-cell>
          <table:table-cell office:value-type="string" calcext:value-type="string">
            <text:p>(8.047687e+00</text:p>
          </table:table-cell>
          <table:table-cell office:value-type="float" office:value="-5.398125E-021" calcext:value-type="float">
            <text:p>-5.398125E-21</text:p>
          </table:table-cell>
          <table:table-cell office:value-type="string" calcext:value-type="string">
            <text:p>-4.879090e-01))</text:p>
          </table:table-cell>
          <table:table-cell office:value-type="string" calcext:value-type="string">
            <text:p>((-2.913067e+01</text:p>
          </table:table-cell>
          <table:table-cell office:value-type="float" office:value="-174.5195" calcext:value-type="float">
            <text:p>-174.5195</text:p>
          </table:table-cell>
          <table:table-cell office:value-type="string" calcext:value-type="string">
            <text:p>-6.688542e-01)</text:p>
          </table:table-cell>
          <table:table-cell office:value-type="string" calcext:value-type="string">
            <text:p>(2.439545e-02</text:p>
          </table:table-cell>
          <table:table-cell office:value-type="float" office:value="8.251276" calcext:value-type="float">
            <text:p>8.251276</text:p>
          </table:table-cell>
          <table:table-cell office:value-type="string" calcext:value-type="string">
            <text:p>4.023843e-01))</text:p>
          </table:table-cell>
        </table:table-row>
        <table:table-row table:style-name="ro1">
          <table:table-cell office:value-type="float" office:value="0.436216" calcext:value-type="float">
            <text:p>0.436216</text:p>
          </table:table-cell>
          <table:table-cell office:value-type="string" calcext:value-type="string">
            <text:p>((-1.328619e+01</text:p>
          </table:table-cell>
          <table:table-cell office:value-type="float" office:value="5.502076E-018" calcext:value-type="float">
            <text:p>5.502076E-18</text:p>
          </table:table-cell>
          <table:table-cell office:value-type="string" calcext:value-type="string">
            <text:p>5.834199e+02)</text:p>
          </table:table-cell>
          <table:table-cell office:value-type="string" calcext:value-type="string">
            <text:p>(8.046408e+00</text:p>
          </table:table-cell>
          <table:table-cell office:value-type="float" office:value="-6.235327E-021" calcext:value-type="float">
            <text:p>-6.235327E-21</text:p>
          </table:table-cell>
          <table:table-cell office:value-type="string" calcext:value-type="string">
            <text:p>-4.898291e-01))</text:p>
          </table:table-cell>
          <table:table-cell office:value-type="string" calcext:value-type="string">
            <text:p>((-2.917100e+01</text:p>
          </table:table-cell>
          <table:table-cell office:value-type="float" office:value="-174.905" calcext:value-type="float">
            <text:p>-174.905</text:p>
          </table:table-cell>
          <table:table-cell office:value-type="string" calcext:value-type="string">
            <text:p>-6.643096e-01)</text:p>
          </table:table-cell>
          <table:table-cell office:value-type="string" calcext:value-type="string">
            <text:p>(2.449145e-02</text:p>
          </table:table-cell>
          <table:table-cell office:value-type="float" office:value="8.249547" calcext:value-type="float">
            <text:p>8.249547</text:p>
          </table:table-cell>
          <table:table-cell office:value-type="string" calcext:value-type="string">
            <text:p>4.023204e-01))</text:p>
          </table:table-cell>
        </table:table-row>
        <table:table-row table:style-name="ro1">
          <table:table-cell office:value-type="float" office:value="0.436757" calcext:value-type="float">
            <text:p>0.436757</text:p>
          </table:table-cell>
          <table:table-cell office:value-type="string" calcext:value-type="string">
            <text:p>((-1.322158e+01</text:p>
          </table:table-cell>
          <table:table-cell office:value-type="float" office:value="5.475664E-018" calcext:value-type="float">
            <text:p>5.475664E-18</text:p>
          </table:table-cell>
          <table:table-cell office:value-type="string" calcext:value-type="string">
            <text:p>5.841249e+02)</text:p>
          </table:table-cell>
          <table:table-cell office:value-type="string" calcext:value-type="string">
            <text:p>(8.044590e+00</text:p>
          </table:table-cell>
          <table:table-cell office:value-type="float" office:value="-6.851076E-021" calcext:value-type="float">
            <text:p>-6.851076E-21</text:p>
          </table:table-cell>
          <table:table-cell office:value-type="string" calcext:value-type="string">
            <text:p>-4.921119e-01))</text:p>
          </table:table-cell>
          <table:table-cell office:value-type="string" calcext:value-type="string">
            <text:p>((-2.920624e+01</text:p>
          </table:table-cell>
          <table:table-cell office:value-type="float" office:value="-175.2265" calcext:value-type="float">
            <text:p>-175.2265</text:p>
          </table:table-cell>
          <table:table-cell office:value-type="string" calcext:value-type="string">
            <text:p>-6.610791e-01)</text:p>
          </table:table-cell>
          <table:table-cell office:value-type="string" calcext:value-type="string">
            <text:p>(2.460560e-02</text:p>
          </table:table-cell>
          <table:table-cell office:value-type="float" office:value="8.247317" calcext:value-type="float">
            <text:p>8.247317</text:p>
          </table:table-cell>
          <table:table-cell office:value-type="string" calcext:value-type="string">
            <text:p>4.022295e-01))</text:p>
          </table:table-cell>
        </table:table-row>
        <table:table-row table:style-name="ro1">
          <table:table-cell office:value-type="float" office:value="0.437297" calcext:value-type="float">
            <text:p>0.437297</text:p>
          </table:table-cell>
          <table:table-cell office:value-type="string" calcext:value-type="string">
            <text:p>((-1.314276e+01</text:p>
          </table:table-cell>
          <table:table-cell office:value-type="float" office:value="5.436634E-018" calcext:value-type="float">
            <text:p>5.436634E-18</text:p>
          </table:table-cell>
          <table:table-cell office:value-type="string" calcext:value-type="string">
            <text:p>5.848964e+02)</text:p>
          </table:table-cell>
          <table:table-cell office:value-type="string" calcext:value-type="string">
            <text:p>(8.042737e+00</text:p>
          </table:table-cell>
          <table:table-cell office:value-type="float" office:value="-7.314812E-021" calcext:value-type="float">
            <text:p>-7.314812E-21</text:p>
          </table:table-cell>
          <table:table-cell office:value-type="string" calcext:value-type="string">
            <text:p>-4.943812e-01))</text:p>
          </table:table-cell>
          <table:table-cell office:value-type="string" calcext:value-type="string">
            <text:p>((-2.924482e+01</text:p>
          </table:table-cell>
          <table:table-cell office:value-type="float" office:value="-175.5881" calcext:value-type="float">
            <text:p>-175.5881</text:p>
          </table:table-cell>
          <table:table-cell office:value-type="string" calcext:value-type="string">
            <text:p>-6.571380e-01)</text:p>
          </table:table-cell>
          <table:table-cell office:value-type="string" calcext:value-type="string">
            <text:p>(2.471906e-02</text:p>
          </table:table-cell>
          <table:table-cell office:value-type="float" office:value="8.245073" calcext:value-type="float">
            <text:p>8.245073</text:p>
          </table:table-cell>
          <table:table-cell office:value-type="string" calcext:value-type="string">
            <text:p>4.021369e-01))</text:p>
          </table:table-cell>
        </table:table-row>
        <table:table-row table:style-name="ro1">
          <table:table-cell office:value-type="float" office:value="0.437838" calcext:value-type="float">
            <text:p>0.437838</text:p>
          </table:table-cell>
          <table:table-cell office:value-type="string" calcext:value-type="string">
            <text:p>((-1.307732e+01</text:p>
          </table:table-cell>
          <table:table-cell office:value-type="float" office:value="5.403198E-018" calcext:value-type="float">
            <text:p>5.403198E-18</text:p>
          </table:table-cell>
          <table:table-cell office:value-type="string" calcext:value-type="string">
            <text:p>5.855556e+02)</text:p>
          </table:table-cell>
          <table:table-cell office:value-type="string" calcext:value-type="string">
            <text:p>(8.041202e+00</text:p>
          </table:table-cell>
          <table:table-cell office:value-type="float" office:value="-7.72623E-021" calcext:value-type="float">
            <text:p>-7.72623E-21</text:p>
          </table:table-cell>
          <table:table-cell office:value-type="string" calcext:value-type="string">
            <text:p>-4.964507e-01))</text:p>
          </table:table-cell>
          <table:table-cell office:value-type="string" calcext:value-type="string">
            <text:p>((-2.927778e+01</text:p>
          </table:table-cell>
          <table:table-cell office:value-type="float" office:value="-175.8871" calcext:value-type="float">
            <text:p>-175.8871</text:p>
          </table:table-cell>
          <table:table-cell office:value-type="string" calcext:value-type="string">
            <text:p>-6.538659e-01)</text:p>
          </table:table-cell>
          <table:table-cell office:value-type="string" calcext:value-type="string">
            <text:p>(2.482253e-02</text:p>
          </table:table-cell>
          <table:table-cell office:value-type="float" office:value="8.243139" calcext:value-type="float">
            <text:p>8.243139</text:p>
          </table:table-cell>
          <table:table-cell office:value-type="string" calcext:value-type="string">
            <text:p>4.020601e-01))</text:p>
          </table:table-cell>
        </table:table-row>
        <table:table-row table:style-name="ro1">
          <table:table-cell office:value-type="float" office:value="0.438378" calcext:value-type="float">
            <text:p>0.438378</text:p>
          </table:table-cell>
          <table:table-cell office:value-type="string" calcext:value-type="string">
            <text:p>((-1.303405e+01</text:p>
          </table:table-cell>
          <table:table-cell office:value-type="float" office:value="5.378049E-018" calcext:value-type="float">
            <text:p>5.378049E-18</text:p>
          </table:table-cell>
          <table:table-cell office:value-type="string" calcext:value-type="string">
            <text:p>5.859557e+02)</text:p>
          </table:table-cell>
          <table:table-cell office:value-type="string" calcext:value-type="string">
            <text:p>(8.040552e+00</text:p>
          </table:table-cell>
          <table:table-cell office:value-type="float" office:value="-7.930448E-021" calcext:value-type="float">
            <text:p>-7.930448E-21</text:p>
          </table:table-cell>
          <table:table-cell office:value-type="string" calcext:value-type="string">
            <text:p>-4.981826e-01))</text:p>
          </table:table-cell>
          <table:table-cell office:value-type="string" calcext:value-type="string">
            <text:p>((-2.929778e+01</text:p>
          </table:table-cell>
          <table:table-cell office:value-type="float" office:value="-176.0672" calcext:value-type="float">
            <text:p>-176.0672</text:p>
          </table:table-cell>
          <table:table-cell office:value-type="string" calcext:value-type="string">
            <text:p>-6.517024e-01)</text:p>
          </table:table-cell>
          <table:table-cell office:value-type="string" calcext:value-type="string">
            <text:p>(2.490913e-02</text:p>
          </table:table-cell>
          <table:table-cell office:value-type="float" office:value="8.242092" calcext:value-type="float">
            <text:p>8.242092</text:p>
          </table:table-cell>
          <table:table-cell office:value-type="string" calcext:value-type="string">
            <text:p>4.020276e-01))</text:p>
          </table:table-cell>
        </table:table-row>
        <table:table-row table:style-name="ro1">
          <table:table-cell office:value-type="float" office:value="0.438919" calcext:value-type="float">
            <text:p>0.438919</text:p>
          </table:table-cell>
          <table:table-cell office:value-type="string" calcext:value-type="string">
            <text:p>((-1.301768e+01</text:p>
          </table:table-cell>
          <table:table-cell office:value-type="float" office:value="5.366388E-018" calcext:value-type="float">
            <text:p>5.366388E-18</text:p>
          </table:table-cell>
          <table:table-cell office:value-type="string" calcext:value-type="string">
            <text:p>5.862123e+02)</text:p>
          </table:table-cell>
          <table:table-cell office:value-type="string" calcext:value-type="string">
            <text:p>(8.040234e+00</text:p>
          </table:table-cell>
          <table:table-cell office:value-type="float" office:value="-8.28221E-021" calcext:value-type="float">
            <text:p>-8.28221E-21</text:p>
          </table:table-cell>
          <table:table-cell office:value-type="string" calcext:value-type="string">
            <text:p>-5.001013e-01))</text:p>
          </table:table-cell>
          <table:table-cell office:value-type="string" calcext:value-type="string">
            <text:p>((-2.931062e+01</text:p>
          </table:table-cell>
          <table:table-cell office:value-type="float" office:value="-176.159" calcext:value-type="float">
            <text:p>-176.159</text:p>
          </table:table-cell>
          <table:table-cell office:value-type="string" calcext:value-type="string">
            <text:p>-6.508839e-01)</text:p>
          </table:table-cell>
          <table:table-cell office:value-type="string" calcext:value-type="string">
            <text:p>(2.500507e-02</text:p>
          </table:table-cell>
          <table:table-cell office:value-type="float" office:value="8.241484" calcext:value-type="float">
            <text:p>8.241484</text:p>
          </table:table-cell>
          <table:table-cell office:value-type="string" calcext:value-type="string">
            <text:p>4.020117e-01))</text:p>
          </table:table-cell>
        </table:table-row>
        <table:table-row table:style-name="ro1">
          <table:table-cell office:value-type="float" office:value="0.439459" calcext:value-type="float">
            <text:p>0.439459</text:p>
          </table:table-cell>
          <table:table-cell office:value-type="string" calcext:value-type="string">
            <text:p>((-1.301695e+01</text:p>
          </table:table-cell>
          <table:table-cell office:value-type="float" office:value="5.361378E-018" calcext:value-type="float">
            <text:p>5.361378E-18</text:p>
          </table:table-cell>
          <table:table-cell office:value-type="string" calcext:value-type="string">
            <text:p>5.863795e+02)</text:p>
          </table:table-cell>
          <table:table-cell office:value-type="string" calcext:value-type="string">
            <text:p>(8.040469e+00</text:p>
          </table:table-cell>
          <table:table-cell office:value-type="float" office:value="-8.818995E-021" calcext:value-type="float">
            <text:p>-8.818995E-21</text:p>
          </table:table-cell>
          <table:table-cell office:value-type="string" calcext:value-type="string">
            <text:p>-5.024021e-01))</text:p>
          </table:table-cell>
          <table:table-cell office:value-type="string" calcext:value-type="string">
            <text:p>((-2.931897e+01</text:p>
          </table:table-cell>
          <table:table-cell office:value-type="float" office:value="-176.205" calcext:value-type="float">
            <text:p>-176.205</text:p>
          </table:table-cell>
          <table:table-cell office:value-type="string" calcext:value-type="string">
            <text:p>-6.508474e-01)</text:p>
          </table:table-cell>
          <table:table-cell office:value-type="string" calcext:value-type="string">
            <text:p>(2.512010e-02</text:p>
          </table:table-cell>
          <table:table-cell office:value-type="float" office:value="8.241632" calcext:value-type="float">
            <text:p>8.241632</text:p>
          </table:table-cell>
          <table:table-cell office:value-type="string" calcext:value-type="string">
            <text:p>4.020234e-01))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string" calcext:value-type="string">
            <text:p>((-1.300875e+01</text:p>
          </table:table-cell>
          <table:table-cell office:value-type="float" office:value="5.351977E-018" calcext:value-type="float">
            <text:p>5.351977E-18</text:p>
          </table:table-cell>
          <table:table-cell office:value-type="string" calcext:value-type="string">
            <text:p>5.865629e+02)</text:p>
          </table:table-cell>
          <table:table-cell office:value-type="string" calcext:value-type="string">
            <text:p>(8.040910e+00</text:p>
          </table:table-cell>
          <table:table-cell office:value-type="float" office:value="-9.537145E-021" calcext:value-type="float">
            <text:p>-9.537145E-21</text:p>
          </table:table-cell>
          <table:table-cell office:value-type="string" calcext:value-type="string">
            <text:p>-5.051081e-01))</text:p>
          </table:table-cell>
          <table:table-cell office:value-type="string" calcext:value-type="string">
            <text:p>((-2.932815e+01</text:p>
          </table:table-cell>
          <table:table-cell office:value-type="float" office:value="-176.2578" calcext:value-type="float">
            <text:p>-176.2578</text:p>
          </table:table-cell>
          <table:table-cell office:value-type="string" calcext:value-type="string">
            <text:p>-6.504375e-01)</text:p>
          </table:table-cell>
          <table:table-cell office:value-type="string" calcext:value-type="string">
            <text:p>(2.525540e-02</text:p>
          </table:table-cell>
          <table:table-cell office:value-type="float" office:value="8.242117" calcext:value-type="float">
            <text:p>8.242117</text:p>
          </table:table-cell>
          <table:table-cell office:value-type="string" calcext:value-type="string">
            <text:p>4.020455e-01))</text:p>
          </table:table-cell>
        </table:table-row>
        <table:table-row table:style-name="ro1">
          <table:table-cell office:value-type="float" office:value="0.440541" calcext:value-type="float">
            <text:p>0.440541</text:p>
          </table:table-cell>
          <table:table-cell office:value-type="string" calcext:value-type="string">
            <text:p>((-1.300579e+01</text:p>
          </table:table-cell>
          <table:table-cell office:value-type="float" office:value="5.34685E-018" calcext:value-type="float">
            <text:p>5.34685E-18</text:p>
          </table:table-cell>
          <table:table-cell office:value-type="string" calcext:value-type="string">
            <text:p>5.867302e+02)</text:p>
          </table:table-cell>
          <table:table-cell office:value-type="string" calcext:value-type="string">
            <text:p>(8.041285e+00</text:p>
          </table:table-cell>
          <table:table-cell office:value-type="float" office:value="-1.024295E-020" calcext:value-type="float">
            <text:p>-1.024295E-20</text:p>
          </table:table-cell>
          <table:table-cell office:value-type="string" calcext:value-type="string">
            <text:p>-5.082678e-01))</text:p>
          </table:table-cell>
          <table:table-cell office:value-type="string" calcext:value-type="string">
            <text:p>((-2.933651e+01</text:p>
          </table:table-cell>
          <table:table-cell office:value-type="float" office:value="-176.2998" calcext:value-type="float">
            <text:p>-176.2998</text:p>
          </table:table-cell>
          <table:table-cell office:value-type="string" calcext:value-type="string">
            <text:p>-6.502895e-01)</text:p>
          </table:table-cell>
          <table:table-cell office:value-type="string" calcext:value-type="string">
            <text:p>(2.541339e-02</text:p>
          </table:table-cell>
          <table:table-cell office:value-type="float" office:value="8.242705" calcext:value-type="float">
            <text:p>8.242705</text:p>
          </table:table-cell>
          <table:table-cell office:value-type="string" calcext:value-type="string">
            <text:p>4.020642e-01))</text:p>
          </table:table-cell>
        </table:table-row>
        <table:table-row table:style-name="ro1">
          <table:table-cell office:value-type="float" office:value="0.441081" calcext:value-type="float">
            <text:p>0.441081</text:p>
          </table:table-cell>
          <table:table-cell office:value-type="string" calcext:value-type="string">
            <text:p>((-1.300298e+01</text:p>
          </table:table-cell>
          <table:table-cell office:value-type="float" office:value="5.341136E-018" calcext:value-type="float">
            <text:p>5.341136E-18</text:p>
          </table:table-cell>
          <table:table-cell office:value-type="string" calcext:value-type="string">
            <text:p>5.869007e+02)</text:p>
          </table:table-cell>
          <table:table-cell office:value-type="string" calcext:value-type="string">
            <text:p>(8.044733e+00</text:p>
          </table:table-cell>
          <table:table-cell office:value-type="float" office:value="-1.09288E-020" calcext:value-type="float">
            <text:p>-1.09288E-20</text:p>
          </table:table-cell>
          <table:table-cell office:value-type="string" calcext:value-type="string">
            <text:p>-5.125029e-01))</text:p>
          </table:table-cell>
          <table:table-cell office:value-type="string" calcext:value-type="string">
            <text:p>((-2.934503e+01</text:p>
          </table:table-cell>
          <table:table-cell office:value-type="float" office:value="-176.3428" calcext:value-type="float">
            <text:p>-176.3428</text:p>
          </table:table-cell>
          <table:table-cell office:value-type="string" calcext:value-type="string">
            <text:p>-6.501489e-01)</text:p>
          </table:table-cell>
          <table:table-cell office:value-type="string" calcext:value-type="string">
            <text:p>(2.562515e-02</text:p>
          </table:table-cell>
          <table:table-cell office:value-type="float" office:value="8.246828" calcext:value-type="float">
            <text:p>8.246828</text:p>
          </table:table-cell>
          <table:table-cell office:value-type="string" calcext:value-type="string">
            <text:p>4.022367e-01))</text:p>
          </table:table-cell>
        </table:table-row>
        <table:table-row table:style-name="ro1">
          <table:table-cell office:value-type="float" office:value="0.441622" calcext:value-type="float">
            <text:p>0.441622</text:p>
          </table:table-cell>
          <table:table-cell office:value-type="string" calcext:value-type="string">
            <text:p>((-1.300408e+01</text:p>
          </table:table-cell>
          <table:table-cell office:value-type="float" office:value="5.337204E-018" calcext:value-type="float">
            <text:p>5.337204E-18</text:p>
          </table:table-cell>
          <table:table-cell office:value-type="string" calcext:value-type="string">
            <text:p>5.870444e+02)</text:p>
          </table:table-cell>
          <table:table-cell office:value-type="string" calcext:value-type="string">
            <text:p>(8.046828e+00</text:p>
          </table:table-cell>
          <table:table-cell office:value-type="float" office:value="-1.129607E-020" calcext:value-type="float">
            <text:p>-1.129607E-20</text:p>
          </table:table-cell>
          <table:table-cell office:value-type="string" calcext:value-type="string">
            <text:p>-5.173343e-01))</text:p>
          </table:table-cell>
          <table:table-cell office:value-type="string" calcext:value-type="string">
            <text:p>((-2.935222e+01</text:p>
          </table:table-cell>
          <table:table-cell office:value-type="float" office:value="-176.3708" calcext:value-type="float">
            <text:p>-176.3708</text:p>
          </table:table-cell>
          <table:table-cell office:value-type="string" calcext:value-type="string">
            <text:p>-6.502041e-01)</text:p>
          </table:table-cell>
          <table:table-cell office:value-type="string" calcext:value-type="string">
            <text:p>(2.586671e-02</text:p>
          </table:table-cell>
          <table:table-cell office:value-type="float" office:value="8.249707" calcext:value-type="float">
            <text:p>8.249707</text:p>
          </table:table-cell>
          <table:table-cell office:value-type="string" calcext:value-type="string">
            <text:p>4.023414e-01))</text:p>
          </table:table-cell>
        </table:table-row>
        <table:table-row table:style-name="ro1">
          <table:table-cell office:value-type="float" office:value="0.442162" calcext:value-type="float">
            <text:p>0.442162</text:p>
          </table:table-cell>
          <table:table-cell office:value-type="string" calcext:value-type="string">
            <text:p>((-1.300941e+01</text:p>
          </table:table-cell>
          <table:table-cell office:value-type="float" office:value="5.334617E-018" calcext:value-type="float">
            <text:p>5.334617E-18</text:p>
          </table:table-cell>
          <table:table-cell office:value-type="string" calcext:value-type="string">
            <text:p>5.871554e+02)</text:p>
          </table:table-cell>
          <table:table-cell office:value-type="string" calcext:value-type="string">
            <text:p>(8.046893e+00</text:p>
          </table:table-cell>
          <table:table-cell office:value-type="float" office:value="-1.1488E-020" calcext:value-type="float">
            <text:p>-1.1488E-20</text:p>
          </table:table-cell>
          <table:table-cell office:value-type="string" calcext:value-type="string">
            <text:p>-5.226949e-01))</text:p>
          </table:table-cell>
          <table:table-cell office:value-type="string" calcext:value-type="string">
            <text:p>((-2.935777e+01</text:p>
          </table:table-cell>
          <table:table-cell office:value-type="float" office:value="-176.3821" calcext:value-type="float">
            <text:p>-176.3821</text:p>
          </table:table-cell>
          <table:table-cell office:value-type="string" calcext:value-type="string">
            <text:p>-6.504704e-01)</text:p>
          </table:table-cell>
          <table:table-cell office:value-type="string" calcext:value-type="string">
            <text:p>(2.613475e-02</text:p>
          </table:table-cell>
          <table:table-cell office:value-type="float" office:value="8.250592" calcext:value-type="float">
            <text:p>8.250592</text:p>
          </table:table-cell>
          <table:table-cell office:value-type="string" calcext:value-type="string">
            <text:p>4.023446e-01))</text:p>
          </table:table-cell>
        </table:table-row>
        <table:table-row table:style-name="ro1">
          <table:table-cell office:value-type="float" office:value="0.442703" calcext:value-type="float">
            <text:p>0.442703</text:p>
          </table:table-cell>
          <table:table-cell office:value-type="string" calcext:value-type="string">
            <text:p>((-1.301799e+01</text:p>
          </table:table-cell>
          <table:table-cell office:value-type="float" office:value="5.333256E-018" calcext:value-type="float">
            <text:p>5.333256E-18</text:p>
          </table:table-cell>
          <table:table-cell office:value-type="string" calcext:value-type="string">
            <text:p>5.872341e+02)</text:p>
          </table:table-cell>
          <table:table-cell office:value-type="string" calcext:value-type="string">
            <text:p>(8.044927e+00</text:p>
          </table:table-cell>
          <table:table-cell office:value-type="float" office:value="-1.158544E-020" calcext:value-type="float">
            <text:p>-1.158544E-20</text:p>
          </table:table-cell>
          <table:table-cell office:value-type="string" calcext:value-type="string">
            <text:p>-5.284280e-01))</text:p>
          </table:table-cell>
          <table:table-cell office:value-type="string" calcext:value-type="string">
            <text:p>((-2.936170e+01</text:p>
          </table:table-cell>
          <table:table-cell office:value-type="float" office:value="-176.375" calcext:value-type="float">
            <text:p>-176.375</text:p>
          </table:table-cell>
          <table:table-cell office:value-type="string" calcext:value-type="string">
            <text:p>-6.508995e-01)</text:p>
          </table:table-cell>
          <table:table-cell office:value-type="string" calcext:value-type="string">
            <text:p>(2.642140e-02</text:p>
          </table:table-cell>
          <table:table-cell office:value-type="float" office:value="8.249454" calcext:value-type="float">
            <text:p>8.249454</text:p>
          </table:table-cell>
          <table:table-cell office:value-type="string" calcext:value-type="string">
            <text:p>4.022463e-01))</text:p>
          </table:table-cell>
        </table:table-row>
        <table:table-row table:style-name="ro1">
          <table:table-cell office:value-type="float" office:value="0.443243" calcext:value-type="float">
            <text:p>0.443243</text:p>
          </table:table-cell>
          <table:table-cell office:value-type="string" calcext:value-type="string">
            <text:p>((-1.304510e+01</text:p>
          </table:table-cell>
          <table:table-cell office:value-type="float" office:value="5.348841E-018" calcext:value-type="float">
            <text:p>5.348841E-18</text:p>
          </table:table-cell>
          <table:table-cell office:value-type="string" calcext:value-type="string">
            <text:p>5.872119e+02)</text:p>
          </table:table-cell>
          <table:table-cell office:value-type="string" calcext:value-type="string">
            <text:p>(8.040558e+00</text:p>
          </table:table-cell>
          <table:table-cell office:value-type="float" office:value="-1.165295E-020" calcext:value-type="float">
            <text:p>-1.165295E-20</text:p>
          </table:table-cell>
          <table:table-cell office:value-type="string" calcext:value-type="string">
            <text:p>-5.344730e-01))</text:p>
          </table:table-cell>
          <table:table-cell office:value-type="string" calcext:value-type="string">
            <text:p>((-2.936060e+01</text:p>
          </table:table-cell>
          <table:table-cell office:value-type="float" office:value="-176.3064" calcext:value-type="float">
            <text:p>-176.3064</text:p>
          </table:table-cell>
          <table:table-cell office:value-type="string" calcext:value-type="string">
            <text:p>-6.522552e-01)</text:p>
          </table:table-cell>
          <table:table-cell office:value-type="string" calcext:value-type="string">
            <text:p>(2.672365e-02</text:p>
          </table:table-cell>
          <table:table-cell office:value-type="float" office:value="8.24587" calcext:value-type="float">
            <text:p>8.24587</text:p>
          </table:table-cell>
          <table:table-cell office:value-type="string" calcext:value-type="string">
            <text:p>4.020279e-01))</text:p>
          </table:table-cell>
        </table:table-row>
        <table:table-row table:style-name="ro1">
          <table:table-cell office:value-type="float" office:value="0.443784" calcext:value-type="float">
            <text:p>0.443784</text:p>
          </table:table-cell>
          <table:table-cell office:value-type="string" calcext:value-type="string">
            <text:p>((-1.304936e+01</text:p>
          </table:table-cell>
          <table:table-cell office:value-type="float" office:value="5.336366E-018" calcext:value-type="float">
            <text:p>5.336366E-18</text:p>
          </table:table-cell>
          <table:table-cell office:value-type="string" calcext:value-type="string">
            <text:p>5.872861e+02)</text:p>
          </table:table-cell>
          <table:table-cell office:value-type="string" calcext:value-type="string">
            <text:p>(8.033534e+00</text:p>
          </table:table-cell>
          <table:table-cell office:value-type="float" office:value="-1.169653E-020" calcext:value-type="float">
            <text:p>-1.169653E-20</text:p>
          </table:table-cell>
          <table:table-cell office:value-type="string" calcext:value-type="string">
            <text:p>-5.407642e-01))</text:p>
          </table:table-cell>
          <table:table-cell office:value-type="string" calcext:value-type="string">
            <text:p>((-2.936431e+01</text:p>
          </table:table-cell>
          <table:table-cell office:value-type="float" office:value="-176.304" calcext:value-type="float">
            <text:p>-176.304</text:p>
          </table:table-cell>
          <table:table-cell office:value-type="string" calcext:value-type="string">
            <text:p>-6.524678e-01)</text:p>
          </table:table-cell>
          <table:table-cell office:value-type="string" calcext:value-type="string">
            <text:p>(2.703821e-02</text:p>
          </table:table-cell>
          <table:table-cell office:value-type="float" office:value="8.239565" calcext:value-type="float">
            <text:p>8.239565</text:p>
          </table:table-cell>
          <table:table-cell office:value-type="string" calcext:value-type="string">
            <text:p>4.016767e-01))</text:p>
          </table:table-cell>
        </table:table-row>
        <table:table-row table:style-name="ro1">
          <table:table-cell office:value-type="float" office:value="0.444324" calcext:value-type="float">
            <text:p>0.444324</text:p>
          </table:table-cell>
          <table:table-cell office:value-type="string" calcext:value-type="string">
            <text:p>((-1.307273e+01</text:p>
          </table:table-cell>
          <table:table-cell office:value-type="float" office:value="5.342154E-018" calcext:value-type="float">
            <text:p>5.342154E-18</text:p>
          </table:table-cell>
          <table:table-cell office:value-type="string" calcext:value-type="string">
            <text:p>5.873159e+02)</text:p>
          </table:table-cell>
          <table:table-cell office:value-type="string" calcext:value-type="string">
            <text:p>(8.023935e+00</text:p>
          </table:table-cell>
          <table:table-cell office:value-type="float" office:value="-1.167867E-020" calcext:value-type="float">
            <text:p>-1.167867E-20</text:p>
          </table:table-cell>
          <table:table-cell office:value-type="string" calcext:value-type="string">
            <text:p>-5.472186e-01))</text:p>
          </table:table-cell>
          <table:table-cell office:value-type="string" calcext:value-type="string">
            <text:p>((-2.936579e+01</text:p>
          </table:table-cell>
          <table:table-cell office:value-type="float" office:value="-176.2729" calcext:value-type="float">
            <text:p>-176.2729</text:p>
          </table:table-cell>
          <table:table-cell office:value-type="string" calcext:value-type="string">
            <text:p>-6.536366e-01)</text:p>
          </table:table-cell>
          <table:table-cell office:value-type="string" calcext:value-type="string">
            <text:p>(2.736093e-02</text:p>
          </table:table-cell>
          <table:table-cell office:value-type="float" office:value="8.230593" calcext:value-type="float">
            <text:p>8.230593</text:p>
          </table:table-cell>
          <table:table-cell office:value-type="string" calcext:value-type="string">
            <text:p>4.011968e-01))</text:p>
          </table:table-cell>
        </table:table-row>
        <table:table-row table:style-name="ro1">
          <table:table-cell office:value-type="float" office:value="0.444865" calcext:value-type="float">
            <text:p>0.444865</text:p>
          </table:table-cell>
          <table:table-cell office:value-type="string" calcext:value-type="string">
            <text:p>((-1.308819e+01</text:p>
          </table:table-cell>
          <table:table-cell office:value-type="float" office:value="5.333273E-018" calcext:value-type="float">
            <text:p>5.333273E-18</text:p>
          </table:table-cell>
          <table:table-cell office:value-type="string" calcext:value-type="string">
            <text:p>5.872898e+02)</text:p>
          </table:table-cell>
          <table:table-cell office:value-type="string" calcext:value-type="string">
            <text:p>(8.012075e+00</text:p>
          </table:table-cell>
          <table:table-cell office:value-type="float" office:value="-1.165564E-020" calcext:value-type="float">
            <text:p>-1.165564E-20</text:p>
          </table:table-cell>
          <table:table-cell office:value-type="string" calcext:value-type="string">
            <text:p>-5.536254e-01))</text:p>
          </table:table-cell>
          <table:table-cell office:value-type="string" calcext:value-type="string">
            <text:p>((-2.936449e+01</text:p>
          </table:table-cell>
          <table:table-cell office:value-type="float" office:value="-176.2242" calcext:value-type="float">
            <text:p>-176.2242</text:p>
          </table:table-cell>
          <table:table-cell office:value-type="string" calcext:value-type="string">
            <text:p>-6.544094e-01)</text:p>
          </table:table-cell>
          <table:table-cell office:value-type="string" calcext:value-type="string">
            <text:p>(2.768127e-02</text:p>
          </table:table-cell>
          <table:table-cell office:value-type="float" office:value="8.219244" calcext:value-type="float">
            <text:p>8.219244</text:p>
          </table:table-cell>
          <table:table-cell office:value-type="string" calcext:value-type="string">
            <text:p>4.006038e-01))</text:p>
          </table:table-cell>
        </table:table-row>
        <table:table-row table:style-name="ro1">
          <table:table-cell office:value-type="float" office:value="0.445405" calcext:value-type="float">
            <text:p>0.445405</text:p>
          </table:table-cell>
          <table:table-cell office:value-type="string" calcext:value-type="string">
            <text:p>((-1.314133e+01</text:p>
          </table:table-cell>
          <table:table-cell office:value-type="float" office:value="5.366239E-018" calcext:value-type="float">
            <text:p>5.366239E-18</text:p>
          </table:table-cell>
          <table:table-cell office:value-type="string" calcext:value-type="string">
            <text:p>5.870179e+02)</text:p>
          </table:table-cell>
          <table:table-cell office:value-type="string" calcext:value-type="string">
            <text:p>(7.998443e+00</text:p>
          </table:table-cell>
          <table:table-cell office:value-type="float" office:value="-1.143565E-020" calcext:value-type="float">
            <text:p>-1.143565E-20</text:p>
          </table:table-cell>
          <table:table-cell office:value-type="string" calcext:value-type="string">
            <text:p>-5.599312e-01))</text:p>
          </table:table-cell>
          <table:table-cell office:value-type="string" calcext:value-type="string">
            <text:p>((-2.935089e+01</text:p>
          </table:table-cell>
          <table:table-cell office:value-type="float" office:value="-176.015" calcext:value-type="float">
            <text:p>-176.015</text:p>
          </table:table-cell>
          <table:table-cell office:value-type="string" calcext:value-type="string">
            <text:p>-6.570663e-01)</text:p>
          </table:table-cell>
          <table:table-cell office:value-type="string" calcext:value-type="string">
            <text:p>(2.799656e-02</text:p>
          </table:table-cell>
          <table:table-cell office:value-type="float" office:value="8.206017" calcext:value-type="float">
            <text:p>8.206017</text:p>
          </table:table-cell>
          <table:table-cell office:value-type="string" calcext:value-type="string">
            <text:p>3.999222e-01))</text:p>
          </table:table-cell>
        </table:table-row>
        <table:table-row table:style-name="ro1">
          <table:table-cell office:value-type="float" office:value="0.445946" calcext:value-type="float">
            <text:p>0.445946</text:p>
          </table:table-cell>
          <table:table-cell office:value-type="string" calcext:value-type="string">
            <text:p>((-1.315622e+01</text:p>
          </table:table-cell>
          <table:table-cell office:value-type="float" office:value="5.357586E-018" calcext:value-type="float">
            <text:p>5.357586E-18</text:p>
          </table:table-cell>
          <table:table-cell office:value-type="string" calcext:value-type="string">
            <text:p>5.870599e+02)</text:p>
          </table:table-cell>
          <table:table-cell office:value-type="string" calcext:value-type="string">
            <text:p>(7.983531e+00</text:p>
          </table:table-cell>
          <table:table-cell office:value-type="float" office:value="-1.184374E-020" calcext:value-type="float">
            <text:p>-1.184374E-20</text:p>
          </table:table-cell>
          <table:table-cell office:value-type="string" calcext:value-type="string">
            <text:p>-5.658488e-01))</text:p>
          </table:table-cell>
          <table:table-cell office:value-type="string" calcext:value-type="string">
            <text:p>((-2.935300e+01</text:p>
          </table:table-cell>
          <table:table-cell office:value-type="float" office:value="-176.0009" calcext:value-type="float">
            <text:p>-176.0009</text:p>
          </table:table-cell>
          <table:table-cell office:value-type="string" calcext:value-type="string">
            <text:p>-6.578110e-01)</text:p>
          </table:table-cell>
          <table:table-cell office:value-type="string" calcext:value-type="string">
            <text:p>(2.829244e-02</text:p>
          </table:table-cell>
          <table:table-cell office:value-type="float" office:value="8.191366" calcext:value-type="float">
            <text:p>8.191366</text:p>
          </table:table-cell>
          <table:table-cell office:value-type="string" calcext:value-type="string">
            <text:p>3.991766e-01))</text:p>
          </table:table-cell>
        </table:table-row>
        <table:table-row table:style-name="ro1">
          <table:table-cell office:value-type="float" office:value="0.446486" calcext:value-type="float">
            <text:p>0.446486</text:p>
          </table:table-cell>
          <table:table-cell office:value-type="string" calcext:value-type="string">
            <text:p>((-1.318539e+01</text:p>
          </table:table-cell>
          <table:table-cell office:value-type="float" office:value="5.366572E-018" calcext:value-type="float">
            <text:p>5.366572E-18</text:p>
          </table:table-cell>
          <table:table-cell office:value-type="string" calcext:value-type="string">
            <text:p>5.870849e+02)</text:p>
          </table:table-cell>
          <table:table-cell office:value-type="string" calcext:value-type="string">
            <text:p>(7.967756e+00</text:p>
          </table:table-cell>
          <table:table-cell office:value-type="float" office:value="-1.296504E-020" calcext:value-type="float">
            <text:p>-1.296504E-20</text:p>
          </table:table-cell>
          <table:table-cell office:value-type="string" calcext:value-type="string">
            <text:p>-5.712061e-01))</text:p>
          </table:table-cell>
          <table:table-cell office:value-type="string" calcext:value-type="string">
            <text:p>((-2.935425e+01</text:p>
          </table:table-cell>
          <table:table-cell office:value-type="float" office:value="-175.9693" calcext:value-type="float">
            <text:p>-175.9693</text:p>
          </table:table-cell>
          <table:table-cell office:value-type="string" calcext:value-type="string">
            <text:p>-6.592696e-01)</text:p>
          </table:table-cell>
          <table:table-cell office:value-type="string" calcext:value-type="string">
            <text:p>(2.856031e-02</text:p>
          </table:table-cell>
          <table:table-cell office:value-type="float" office:value="8.175714" calcext:value-type="float">
            <text:p>8.175714</text:p>
          </table:table-cell>
          <table:table-cell office:value-type="string" calcext:value-type="string">
            <text:p>3.983878e-01))</text:p>
          </table:table-cell>
        </table:table-row>
        <table:table-row table:style-name="ro1">
          <table:table-cell office:value-type="float" office:value="0.447027" calcext:value-type="float">
            <text:p>0.447027</text:p>
          </table:table-cell>
          <table:table-cell office:value-type="string" calcext:value-type="string">
            <text:p>((-1.318717e+01</text:p>
          </table:table-cell>
          <table:table-cell office:value-type="float" office:value="5.356783E-018" calcext:value-type="float">
            <text:p>5.356783E-18</text:p>
          </table:table-cell>
          <table:table-cell office:value-type="string" calcext:value-type="string">
            <text:p>5.871432e+02)</text:p>
          </table:table-cell>
          <table:table-cell office:value-type="string" calcext:value-type="string">
            <text:p>(7.951597e+00</text:p>
          </table:table-cell>
          <table:table-cell office:value-type="float" office:value="-1.394802E-020" calcext:value-type="float">
            <text:p>-1.394802E-20</text:p>
          </table:table-cell>
          <table:table-cell office:value-type="string" calcext:value-type="string">
            <text:p>-5.763084e-01))</text:p>
          </table:table-cell>
          <table:table-cell office:value-type="string" calcext:value-type="string">
            <text:p>((-2.935716e+01</text:p>
          </table:table-cell>
          <table:table-cell office:value-type="float" office:value="-175.9583" calcext:value-type="float">
            <text:p>-175.9583</text:p>
          </table:table-cell>
          <table:table-cell office:value-type="string" calcext:value-type="string">
            <text:p>-6.593587e-01)</text:p>
          </table:table-cell>
          <table:table-cell office:value-type="string" calcext:value-type="string">
            <text:p>(2.881542e-02</text:p>
          </table:table-cell>
          <table:table-cell office:value-type="float" office:value="8.159621" calcext:value-type="float">
            <text:p>8.159621</text:p>
          </table:table-cell>
          <table:table-cell office:value-type="string" calcext:value-type="string">
            <text:p>3.975798e-01))</text:p>
          </table:table-cell>
        </table:table-row>
        <table:table-row table:style-name="ro1">
          <table:table-cell office:value-type="float" office:value="0.447568" calcext:value-type="float">
            <text:p>0.447568</text:p>
          </table:table-cell>
          <table:table-cell office:value-type="string" calcext:value-type="string">
            <text:p>((-1.320022e+01</text:p>
          </table:table-cell>
          <table:table-cell office:value-type="float" office:value="5.355858E-018" calcext:value-type="float">
            <text:p>5.355858E-18</text:p>
          </table:table-cell>
          <table:table-cell office:value-type="string" calcext:value-type="string">
            <text:p>5.871232e+02)</text:p>
          </table:table-cell>
          <table:table-cell office:value-type="string" calcext:value-type="string">
            <text:p>(7.935688e+00</text:p>
          </table:table-cell>
          <table:table-cell office:value-type="float" office:value="-1.473789E-020" calcext:value-type="float">
            <text:p>-1.473789E-20</text:p>
          </table:table-cell>
          <table:table-cell office:value-type="string" calcext:value-type="string">
            <text:p>-5.810789e-01))</text:p>
          </table:table-cell>
          <table:table-cell office:value-type="string" calcext:value-type="string">
            <text:p>((-2.935616e+01</text:p>
          </table:table-cell>
          <table:table-cell office:value-type="float" office:value="-175.9039" calcext:value-type="float">
            <text:p>-175.9039</text:p>
          </table:table-cell>
          <table:table-cell office:value-type="string" calcext:value-type="string">
            <text:p>-6.600108e-01)</text:p>
          </table:table-cell>
          <table:table-cell office:value-type="string" calcext:value-type="string">
            <text:p>(2.905395e-02</text:p>
          </table:table-cell>
          <table:table-cell office:value-type="float" office:value="8.14373" calcext:value-type="float">
            <text:p>8.14373</text:p>
          </table:table-cell>
          <table:table-cell office:value-type="string" calcext:value-type="string">
            <text:p>3.967844e-01))</text:p>
          </table:table-cell>
        </table:table-row>
        <table:table-row table:style-name="ro1">
          <table:table-cell office:value-type="float" office:value="0.448108" calcext:value-type="float">
            <text:p>0.448108</text:p>
          </table:table-cell>
          <table:table-cell office:value-type="string" calcext:value-type="string">
            <text:p>((-1.321232e+01</text:p>
          </table:table-cell>
          <table:table-cell office:value-type="float" office:value="5.354763E-018" calcext:value-type="float">
            <text:p>5.354763E-18</text:p>
          </table:table-cell>
          <table:table-cell office:value-type="string" calcext:value-type="string">
            <text:p>5.871748e+02)</text:p>
          </table:table-cell>
          <table:table-cell office:value-type="string" calcext:value-type="string">
            <text:p>(7.920922e+00</text:p>
          </table:table-cell>
          <table:table-cell office:value-type="float" office:value="-1.534135E-020" calcext:value-type="float">
            <text:p>-1.534135E-20</text:p>
          </table:table-cell>
          <table:table-cell office:value-type="string" calcext:value-type="string">
            <text:p>-5.853373e-01))</text:p>
          </table:table-cell>
          <table:table-cell office:value-type="string" calcext:value-type="string">
            <text:p>((-2.935874e+01</text:p>
          </table:table-cell>
          <table:table-cell office:value-type="float" office:value="-175.8897" calcext:value-type="float">
            <text:p>-175.8897</text:p>
          </table:table-cell>
          <table:table-cell office:value-type="string" calcext:value-type="string">
            <text:p>-6.606159e-01)</text:p>
          </table:table-cell>
          <table:table-cell office:value-type="string" calcext:value-type="string">
            <text:p>(2.926687e-02</text:p>
          </table:table-cell>
          <table:table-cell office:value-type="float" office:value="8.128939" calcext:value-type="float">
            <text:p>8.128939</text:p>
          </table:table-cell>
          <table:table-cell office:value-type="string" calcext:value-type="string">
            <text:p>3.960461e-01))</text:p>
          </table:table-cell>
        </table:table-row>
        <table:table-row table:style-name="ro1">
          <table:table-cell office:value-type="float" office:value="0.448649" calcext:value-type="float">
            <text:p>0.448649</text:p>
          </table:table-cell>
          <table:table-cell office:value-type="string" calcext:value-type="string">
            <text:p>((-1.319941e+01</text:p>
          </table:table-cell>
          <table:table-cell office:value-type="float" office:value="5.333237E-018" calcext:value-type="float">
            <text:p>5.333237E-18</text:p>
          </table:table-cell>
          <table:table-cell office:value-type="string" calcext:value-type="string">
            <text:p>5.874623e+02)</text:p>
          </table:table-cell>
          <table:table-cell office:value-type="string" calcext:value-type="string">
            <text:p>(7.908120e+00</text:p>
          </table:table-cell>
          <table:table-cell office:value-type="float" office:value="-1.575102E-020" calcext:value-type="float">
            <text:p>-1.575102E-20</text:p>
          </table:table-cell>
          <table:table-cell office:value-type="string" calcext:value-type="string">
            <text:p>-5.890441e-01))</text:p>
          </table:table-cell>
          <table:table-cell office:value-type="string" calcext:value-type="string">
            <text:p>((-2.937312e+01</text:p>
          </table:table-cell>
          <table:table-cell office:value-type="float" office:value="-176.0109" calcext:value-type="float">
            <text:p>-176.0109</text:p>
          </table:table-cell>
          <table:table-cell office:value-type="string" calcext:value-type="string">
            <text:p>-6.599707e-01)</text:p>
          </table:table-cell>
          <table:table-cell office:value-type="string" calcext:value-type="string">
            <text:p>(2.945220e-02</text:p>
          </table:table-cell>
          <table:table-cell office:value-type="float" office:value="8.116099" calcext:value-type="float">
            <text:p>8.116099</text:p>
          </table:table-cell>
          <table:table-cell office:value-type="string" calcext:value-type="string">
            <text:p>3.954060e-01))</text:p>
          </table:table-cell>
        </table:table-row>
        <table:table-row table:style-name="ro1">
          <table:table-cell office:value-type="float" office:value="0.449189" calcext:value-type="float">
            <text:p>0.449189</text:p>
          </table:table-cell>
          <table:table-cell office:value-type="string" calcext:value-type="string">
            <text:p>((-1.319667e+01</text:p>
          </table:table-cell>
          <table:table-cell office:value-type="float" office:value="5.330429E-018" calcext:value-type="float">
            <text:p>5.330429E-18</text:p>
          </table:table-cell>
          <table:table-cell office:value-type="string" calcext:value-type="string">
            <text:p>5.875984e+02)</text:p>
          </table:table-cell>
          <table:table-cell office:value-type="string" calcext:value-type="string">
            <text:p>(7.897479e+00</text:p>
          </table:table-cell>
          <table:table-cell office:value-type="float" office:value="-1.606483E-020" calcext:value-type="float">
            <text:p>-1.606483E-20</text:p>
          </table:table-cell>
          <table:table-cell office:value-type="string" calcext:value-type="string">
            <text:p>-5.922766e-01))</text:p>
          </table:table-cell>
          <table:table-cell office:value-type="string" calcext:value-type="string">
            <text:p>((-2.937992e+01</text:p>
          </table:table-cell>
          <table:table-cell office:value-type="float" office:value="-176.0292" calcext:value-type="float">
            <text:p>-176.0292</text:p>
          </table:table-cell>
          <table:table-cell office:value-type="string" calcext:value-type="string">
            <text:p>-6.598334e-01)</text:p>
          </table:table-cell>
          <table:table-cell office:value-type="string" calcext:value-type="string">
            <text:p>(2.961383e-02</text:p>
          </table:table-cell>
          <table:table-cell office:value-type="float" office:value="8.105436" calcext:value-type="float">
            <text:p>8.105436</text:p>
          </table:table-cell>
          <table:table-cell office:value-type="string" calcext:value-type="string">
            <text:p>3.948740e-01))</text:p>
          </table:table-cell>
        </table:table-row>
        <table:table-row table:style-name="ro1">
          <table:table-cell office:value-type="float" office:value="0.44973" calcext:value-type="float">
            <text:p>0.44973</text:p>
          </table:table-cell>
          <table:table-cell office:value-type="string" calcext:value-type="string">
            <text:p>((-1.318329e+01</text:p>
          </table:table-cell>
          <table:table-cell office:value-type="float" office:value="5.317151E-018" calcext:value-type="float">
            <text:p>5.317151E-18</text:p>
          </table:table-cell>
          <table:table-cell office:value-type="string" calcext:value-type="string">
            <text:p>5.878497e+02)</text:p>
          </table:table-cell>
          <table:table-cell office:value-type="string" calcext:value-type="string">
            <text:p>(7.891647e+00</text:p>
          </table:table-cell>
          <table:table-cell office:value-type="float" office:value="-1.630781E-020" calcext:value-type="float">
            <text:p>-1.630781E-20</text:p>
          </table:table-cell>
          <table:table-cell office:value-type="string" calcext:value-type="string">
            <text:p>-5.962442e-01))</text:p>
          </table:table-cell>
          <table:table-cell office:value-type="string" calcext:value-type="string">
            <text:p>((-2.939249e+01</text:p>
          </table:table-cell>
          <table:table-cell office:value-type="float" office:value="-176.1153" calcext:value-type="float">
            <text:p>-176.1153</text:p>
          </table:table-cell>
          <table:table-cell office:value-type="string" calcext:value-type="string">
            <text:p>-6.591646e-01)</text:p>
          </table:table-cell>
          <table:table-cell office:value-type="string" calcext:value-type="string">
            <text:p>(2.981221e-02</text:p>
          </table:table-cell>
          <table:table-cell office:value-type="float" office:value="8.100032" calcext:value-type="float">
            <text:p>8.100032</text:p>
          </table:table-cell>
          <table:table-cell office:value-type="string" calcext:value-type="string">
            <text:p>3.945823e-01))</text:p>
          </table:table-cell>
        </table:table-row>
        <table:table-row table:style-name="ro1">
          <table:table-cell office:value-type="float" office:value="0.45027" calcext:value-type="float">
            <text:p>0.45027</text:p>
          </table:table-cell>
          <table:table-cell office:value-type="string" calcext:value-type="string">
            <text:p>((-1.316086e+01</text:p>
          </table:table-cell>
          <table:table-cell office:value-type="float" office:value="5.301142E-018" calcext:value-type="float">
            <text:p>5.301142E-18</text:p>
          </table:table-cell>
          <table:table-cell office:value-type="string" calcext:value-type="string">
            <text:p>5.881856e+02)</text:p>
          </table:table-cell>
          <table:table-cell office:value-type="string" calcext:value-type="string">
            <text:p>(7.887653e+00</text:p>
          </table:table-cell>
          <table:table-cell office:value-type="float" office:value="-1.698462E-020" calcext:value-type="float">
            <text:p>-1.698462E-20</text:p>
          </table:table-cell>
          <table:table-cell office:value-type="string" calcext:value-type="string">
            <text:p>-6.004241e-01))</text:p>
          </table:table-cell>
          <table:table-cell office:value-type="string" calcext:value-type="string">
            <text:p>((-2.940928e+01</text:p>
          </table:table-cell>
          <table:table-cell office:value-type="float" office:value="-176.2479" calcext:value-type="float">
            <text:p>-176.2479</text:p>
          </table:table-cell>
          <table:table-cell office:value-type="string" calcext:value-type="string">
            <text:p>-6.580432e-01)</text:p>
          </table:table-cell>
          <table:table-cell office:value-type="string" calcext:value-type="string">
            <text:p>(3.002120e-02</text:p>
          </table:table-cell>
          <table:table-cell office:value-type="float" office:value="8.096624" calcext:value-type="float">
            <text:p>8.096624</text:p>
          </table:table-cell>
          <table:table-cell office:value-type="string" calcext:value-type="string">
            <text:p>3.943827e-01))</text:p>
          </table:table-cell>
        </table:table-row>
        <table:table-row table:style-name="ro1">
          <table:table-cell office:value-type="float" office:value="0.450811" calcext:value-type="float">
            <text:p>0.450811</text:p>
          </table:table-cell>
          <table:table-cell office:value-type="string" calcext:value-type="string">
            <text:p>((-1.313815e+01</text:p>
          </table:table-cell>
          <table:table-cell office:value-type="float" office:value="5.278634E-018" calcext:value-type="float">
            <text:p>5.278634E-18</text:p>
          </table:table-cell>
          <table:table-cell office:value-type="string" calcext:value-type="string">
            <text:p>5.884367e+02)</text:p>
          </table:table-cell>
          <table:table-cell office:value-type="string" calcext:value-type="string">
            <text:p>(7.884406e+00</text:p>
          </table:table-cell>
          <table:table-cell office:value-type="float" office:value="-1.710912E-020" calcext:value-type="float">
            <text:p>-1.710912E-20</text:p>
          </table:table-cell>
          <table:table-cell office:value-type="string" calcext:value-type="string">
            <text:p>-6.043974e-01))</text:p>
          </table:table-cell>
          <table:table-cell office:value-type="string" calcext:value-type="string">
            <text:p>((-2.942183e+01</text:p>
          </table:table-cell>
          <table:table-cell office:value-type="float" office:value="-176.343" calcext:value-type="float">
            <text:p>-176.343</text:p>
          </table:table-cell>
          <table:table-cell office:value-type="string" calcext:value-type="string">
            <text:p>-6.569073e-01)</text:p>
          </table:table-cell>
          <table:table-cell office:value-type="string" calcext:value-type="string">
            <text:p>(3.021987e-02</text:p>
          </table:table-cell>
          <table:table-cell office:value-type="float" office:value="8.093951" calcext:value-type="float">
            <text:p>8.093951</text:p>
          </table:table-cell>
          <table:table-cell office:value-type="string" calcext:value-type="string">
            <text:p>3.942203e-01))</text:p>
          </table:table-cell>
        </table:table-row>
        <table:table-row table:style-name="ro1">
          <table:table-cell office:value-type="float" office:value="0.451351" calcext:value-type="float">
            <text:p>0.451351</text:p>
          </table:table-cell>
          <table:table-cell office:value-type="string" calcext:value-type="string">
            <text:p>((-1.313318e+01</text:p>
          </table:table-cell>
          <table:table-cell office:value-type="float" office:value="5.269646E-018" calcext:value-type="float">
            <text:p>5.269646E-18</text:p>
          </table:table-cell>
          <table:table-cell office:value-type="string" calcext:value-type="string">
            <text:p>5.885781e+02)</text:p>
          </table:table-cell>
          <table:table-cell office:value-type="string" calcext:value-type="string">
            <text:p>(7.881906e+00</text:p>
          </table:table-cell>
          <table:table-cell office:value-type="float" office:value="-1.704169E-020" calcext:value-type="float">
            <text:p>-1.704169E-20</text:p>
          </table:table-cell>
          <table:table-cell office:value-type="string" calcext:value-type="string">
            <text:p>-6.081774e-01))</text:p>
          </table:table-cell>
          <table:table-cell office:value-type="string" calcext:value-type="string">
            <text:p>((-2.942890e+01</text:p>
          </table:table-cell>
          <table:table-cell office:value-type="float" office:value="-176.3758" calcext:value-type="float">
            <text:p>-176.3758</text:p>
          </table:table-cell>
          <table:table-cell office:value-type="string" calcext:value-type="string">
            <text:p>-6.566590e-01)</text:p>
          </table:table-cell>
          <table:table-cell office:value-type="string" calcext:value-type="string">
            <text:p>(3.040887e-02</text:p>
          </table:table-cell>
          <table:table-cell office:value-type="float" office:value="8.092016" calcext:value-type="float">
            <text:p>8.092016</text:p>
          </table:table-cell>
          <table:table-cell office:value-type="string" calcext:value-type="string">
            <text:p>3.940953e-01))</text:p>
          </table:table-cell>
        </table:table-row>
        <table:table-row table:style-name="ro1">
          <table:table-cell office:value-type="float" office:value="0.451892" calcext:value-type="float">
            <text:p>0.451892</text:p>
          </table:table-cell>
          <table:table-cell office:value-type="string" calcext:value-type="string">
            <text:p>((-1.314657e+01</text:p>
          </table:table-cell>
          <table:table-cell office:value-type="float" office:value="5.281507E-018" calcext:value-type="float">
            <text:p>5.281507E-18</text:p>
          </table:table-cell>
          <table:table-cell office:value-type="string" calcext:value-type="string">
            <text:p>5.886434e+02)</text:p>
          </table:table-cell>
          <table:table-cell office:value-type="string" calcext:value-type="string">
            <text:p>(7.880127e+00</text:p>
          </table:table-cell>
          <table:table-cell office:value-type="float" office:value="-1.694326E-020" calcext:value-type="float">
            <text:p>-1.694326E-20</text:p>
          </table:table-cell>
          <table:table-cell office:value-type="string" calcext:value-type="string">
            <text:p>-6.118160e-01))</text:p>
          </table:table-cell>
          <table:table-cell office:value-type="string" calcext:value-type="string">
            <text:p>((-2.943217e+01</text:p>
          </table:table-cell>
          <table:table-cell office:value-type="float" office:value="-176.3534" calcext:value-type="float">
            <text:p>-176.3534</text:p>
          </table:table-cell>
          <table:table-cell office:value-type="string" calcext:value-type="string">
            <text:p>-6.573285e-01)</text:p>
          </table:table-cell>
          <table:table-cell office:value-type="string" calcext:value-type="string">
            <text:p>(3.059080e-02</text:p>
          </table:table-cell>
          <table:table-cell office:value-type="float" office:value="8.09081" calcext:value-type="float">
            <text:p>8.09081</text:p>
          </table:table-cell>
          <table:table-cell office:value-type="string" calcext:value-type="string">
            <text:p>3.940063e-01))</text:p>
          </table:table-cell>
        </table:table-row>
        <table:table-row table:style-name="ro1">
          <table:table-cell office:value-type="float" office:value="0.452432" calcext:value-type="float">
            <text:p>0.452432</text:p>
          </table:table-cell>
          <table:table-cell office:value-type="string" calcext:value-type="string">
            <text:p>((-1.309570e+01</text:p>
          </table:table-cell>
          <table:table-cell office:value-type="float" office:value="5.233977E-018" calcext:value-type="float">
            <text:p>5.233977E-18</text:p>
          </table:table-cell>
          <table:table-cell office:value-type="string" calcext:value-type="string">
            <text:p>5.891394e+02)</text:p>
          </table:table-cell>
          <table:table-cell office:value-type="string" calcext:value-type="string">
            <text:p>(7.878945e+00</text:p>
          </table:table-cell>
          <table:table-cell office:value-type="float" office:value="-1.678859E-020" calcext:value-type="float">
            <text:p>-1.678859E-20</text:p>
          </table:table-cell>
          <table:table-cell office:value-type="string" calcext:value-type="string">
            <text:p>-6.153202e-01))</text:p>
          </table:table-cell>
          <table:table-cell office:value-type="string" calcext:value-type="string">
            <text:p>((-2.945697e+01</text:p>
          </table:table-cell>
          <table:table-cell office:value-type="float" office:value="-176.5911" calcext:value-type="float">
            <text:p>-176.5911</text:p>
          </table:table-cell>
          <table:table-cell office:value-type="string" calcext:value-type="string">
            <text:p>-6.547850e-01)</text:p>
          </table:table-cell>
          <table:table-cell office:value-type="string" calcext:value-type="string">
            <text:p>(3.076601e-02</text:p>
          </table:table-cell>
          <table:table-cell office:value-type="float" office:value="8.090209" calcext:value-type="float">
            <text:p>8.090209</text:p>
          </table:table-cell>
          <table:table-cell office:value-type="string" calcext:value-type="string">
            <text:p>3.939473e-01))</text:p>
          </table:table-cell>
        </table:table-row>
        <table:table-row table:style-name="ro1">
          <table:table-cell office:value-type="float" office:value="0.452973" calcext:value-type="float">
            <text:p>0.452973</text:p>
          </table:table-cell>
          <table:table-cell office:value-type="string" calcext:value-type="string">
            <text:p>((-1.308362e+01</text:p>
          </table:table-cell>
          <table:table-cell office:value-type="float" office:value="5.233468E-018" calcext:value-type="float">
            <text:p>5.233468E-18</text:p>
          </table:table-cell>
          <table:table-cell office:value-type="string" calcext:value-type="string">
            <text:p>5.894138e+02)</text:p>
          </table:table-cell>
          <table:table-cell office:value-type="string" calcext:value-type="string">
            <text:p>(7.878134e+00</text:p>
          </table:table-cell>
          <table:table-cell office:value-type="float" office:value="-1.658752E-020" calcext:value-type="float">
            <text:p>-1.658752E-20</text:p>
          </table:table-cell>
          <table:table-cell office:value-type="string" calcext:value-type="string">
            <text:p>-6.189099e-01))</text:p>
          </table:table-cell>
          <table:table-cell office:value-type="string" calcext:value-type="string">
            <text:p>((-2.947069e+01</text:p>
          </table:table-cell>
          <table:table-cell office:value-type="float" office:value="-176.6734" calcext:value-type="float">
            <text:p>-176.6734</text:p>
          </table:table-cell>
          <table:table-cell office:value-type="string" calcext:value-type="string">
            <text:p>-6.541811e-01)</text:p>
          </table:table-cell>
          <table:table-cell office:value-type="string" calcext:value-type="string">
            <text:p>(3.094550e-02</text:p>
          </table:table-cell>
          <table:table-cell office:value-type="float" office:value="8.090059" calcext:value-type="float">
            <text:p>8.090059</text:p>
          </table:table-cell>
          <table:table-cell office:value-type="string" calcext:value-type="string">
            <text:p>3.939067e-01))</text:p>
          </table:table-cell>
        </table:table-row>
        <table:table-row table:style-name="ro1">
          <table:table-cell office:value-type="float" office:value="0.453514" calcext:value-type="float">
            <text:p>0.453514</text:p>
          </table:table-cell>
          <table:table-cell office:value-type="string" calcext:value-type="string">
            <text:p>((-1.303449e+01</text:p>
          </table:table-cell>
          <table:table-cell office:value-type="float" office:value="5.20311E-018" calcext:value-type="float">
            <text:p>5.20311E-18</text:p>
          </table:table-cell>
          <table:table-cell office:value-type="string" calcext:value-type="string">
            <text:p>5.899599e+02)</text:p>
          </table:table-cell>
          <table:table-cell office:value-type="string" calcext:value-type="string">
            <text:p>(7.877585e+00</text:p>
          </table:table-cell>
          <table:table-cell office:value-type="float" office:value="-1.63362E-020" calcext:value-type="float">
            <text:p>-1.63362E-20</text:p>
          </table:table-cell>
          <table:table-cell office:value-type="string" calcext:value-type="string">
            <text:p>-6.226384e-01))</text:p>
          </table:table-cell>
          <table:table-cell office:value-type="string" calcext:value-type="string">
            <text:p>((-2.949799e+01</text:p>
          </table:table-cell>
          <table:table-cell office:value-type="float" office:value="-176.9165" calcext:value-type="float">
            <text:p>-176.9165</text:p>
          </table:table-cell>
          <table:table-cell office:value-type="string" calcext:value-type="string">
            <text:p>-6.517243e-01)</text:p>
          </table:table-cell>
          <table:table-cell office:value-type="string" calcext:value-type="string">
            <text:p>(3.113192e-02</text:p>
          </table:table-cell>
          <table:table-cell office:value-type="float" office:value="8.090265" calcext:value-type="float">
            <text:p>8.090265</text:p>
          </table:table-cell>
          <table:table-cell office:value-type="string" calcext:value-type="string">
            <text:p>3.938793e-01))</text:p>
          </table:table-cell>
        </table:table-row>
        <table:table-row table:style-name="ro1">
          <table:table-cell office:value-type="float" office:value="0.454054" calcext:value-type="float">
            <text:p>0.454054</text:p>
          </table:table-cell>
          <table:table-cell office:value-type="string" calcext:value-type="string">
            <text:p>((-1.298285e+01</text:p>
          </table:table-cell>
          <table:table-cell office:value-type="float" office:value="5.170718E-018" calcext:value-type="float">
            <text:p>5.170718E-18</text:p>
          </table:table-cell>
          <table:table-cell office:value-type="string" calcext:value-type="string">
            <text:p>5.904496e+02)</text:p>
          </table:table-cell>
          <table:table-cell office:value-type="string" calcext:value-type="string">
            <text:p>(7.877390e+00</text:p>
          </table:table-cell>
          <table:table-cell office:value-type="float" office:value="-1.609166E-020" calcext:value-type="float">
            <text:p>-1.609166E-20</text:p>
          </table:table-cell>
          <table:table-cell office:value-type="string" calcext:value-type="string">
            <text:p>-6.264063e-01))</text:p>
          </table:table-cell>
          <table:table-cell office:value-type="string" calcext:value-type="string">
            <text:p>((-2.952248e+01</text:p>
          </table:table-cell>
          <table:table-cell office:value-type="float" office:value="-177.1234" calcext:value-type="float">
            <text:p>-177.1234</text:p>
          </table:table-cell>
          <table:table-cell office:value-type="string" calcext:value-type="string">
            <text:p>-6.491423e-01)</text:p>
          </table:table-cell>
          <table:table-cell office:value-type="string" calcext:value-type="string">
            <text:p>(3.132032e-02</text:p>
          </table:table-cell>
          <table:table-cell office:value-type="float" office:value="8.090889" calcext:value-type="float">
            <text:p>8.090889</text:p>
          </table:table-cell>
          <table:table-cell office:value-type="string" calcext:value-type="string">
            <text:p>3.938695e-01))</text:p>
          </table:table-cell>
        </table:table-row>
        <table:table-row table:style-name="ro1">
          <table:table-cell office:value-type="float" office:value="0.454595" calcext:value-type="float">
            <text:p>0.454595</text:p>
          </table:table-cell>
          <table:table-cell office:value-type="string" calcext:value-type="string">
            <text:p>((-1.296023e+01</text:p>
          </table:table-cell>
          <table:table-cell office:value-type="float" office:value="5.157789E-018" calcext:value-type="float">
            <text:p>5.157789E-18</text:p>
          </table:table-cell>
          <table:table-cell office:value-type="string" calcext:value-type="string">
            <text:p>5.907888e+02)</text:p>
          </table:table-cell>
          <table:table-cell office:value-type="string" calcext:value-type="string">
            <text:p>(7.877227e+00</text:p>
          </table:table-cell>
          <table:table-cell office:value-type="float" office:value="-1.581863E-020" calcext:value-type="float">
            <text:p>-1.581863E-20</text:p>
          </table:table-cell>
          <table:table-cell office:value-type="string" calcext:value-type="string">
            <text:p>-6.302182e-01))</text:p>
          </table:table-cell>
          <table:table-cell office:value-type="string" calcext:value-type="string">
            <text:p>((-2.953944e+01</text:p>
          </table:table-cell>
          <table:table-cell office:value-type="float" office:value="-177.2495" calcext:value-type="float">
            <text:p>-177.2495</text:p>
          </table:table-cell>
          <table:table-cell office:value-type="string" calcext:value-type="string">
            <text:p>-6.480115e-01)</text:p>
          </table:table-cell>
          <table:table-cell office:value-type="string" calcext:value-type="string">
            <text:p>(3.151091e-02</text:p>
          </table:table-cell>
          <table:table-cell office:value-type="float" office:value="8.091586" calcext:value-type="float">
            <text:p>8.091586</text:p>
          </table:table-cell>
          <table:table-cell office:value-type="string" calcext:value-type="string">
            <text:p>3.938614e-01))</text:p>
          </table:table-cell>
        </table:table-row>
        <table:table-row table:style-name="ro1">
          <table:table-cell office:value-type="float" office:value="0.455135" calcext:value-type="float">
            <text:p>0.455135</text:p>
          </table:table-cell>
          <table:table-cell office:value-type="string" calcext:value-type="string">
            <text:p>((-1.294530e+01</text:p>
          </table:table-cell>
          <table:table-cell office:value-type="float" office:value="5.145546E-018" calcext:value-type="float">
            <text:p>5.145546E-18</text:p>
          </table:table-cell>
          <table:table-cell office:value-type="string" calcext:value-type="string">
            <text:p>5.910421e+02)</text:p>
          </table:table-cell>
          <table:table-cell office:value-type="string" calcext:value-type="string">
            <text:p>(7.876716e+00</text:p>
          </table:table-cell>
          <table:table-cell office:value-type="float" office:value="-1.552598E-020" calcext:value-type="float">
            <text:p>-1.552598E-20</text:p>
          </table:table-cell>
          <table:table-cell office:value-type="string" calcext:value-type="string">
            <text:p>-6.340544e-01))</text:p>
          </table:table-cell>
          <table:table-cell office:value-type="string" calcext:value-type="string">
            <text:p>((-2.955210e+01</text:p>
          </table:table-cell>
          <table:table-cell office:value-type="float" office:value="-177.3354" calcext:value-type="float">
            <text:p>-177.3354</text:p>
          </table:table-cell>
          <table:table-cell office:value-type="string" calcext:value-type="string">
            <text:p>-6.472648e-01)</text:p>
          </table:table-cell>
          <table:table-cell office:value-type="string" calcext:value-type="string">
            <text:p>(3.170272e-02</text:p>
          </table:table-cell>
          <table:table-cell office:value-type="float" office:value="8.09194" calcext:value-type="float">
            <text:p>8.09194</text:p>
          </table:table-cell>
          <table:table-cell office:value-type="string" calcext:value-type="string">
            <text:p>3.938358e-01))</text:p>
          </table:table-cell>
        </table:table-row>
        <table:table-row table:style-name="ro1">
          <table:table-cell office:value-type="float" office:value="0.455676" calcext:value-type="float">
            <text:p>0.455676</text:p>
          </table:table-cell>
          <table:table-cell office:value-type="string" calcext:value-type="string">
            <text:p>((-1.296788e+01</text:p>
          </table:table-cell>
          <table:table-cell office:value-type="float" office:value="5.165546E-018" calcext:value-type="float">
            <text:p>5.165546E-18</text:p>
          </table:table-cell>
          <table:table-cell office:value-type="string" calcext:value-type="string">
            <text:p>5.910586e+02)</text:p>
          </table:table-cell>
          <table:table-cell office:value-type="string" calcext:value-type="string">
            <text:p>(7.875758e+00</text:p>
          </table:table-cell>
          <table:table-cell office:value-type="float" office:value="-1.52335E-020" calcext:value-type="float">
            <text:p>-1.52335E-20</text:p>
          </table:table-cell>
          <table:table-cell office:value-type="string" calcext:value-type="string">
            <text:p>-6.379282e-01))</text:p>
          </table:table-cell>
          <table:table-cell office:value-type="string" calcext:value-type="string">
            <text:p>((-2.955293e+01</text:p>
          </table:table-cell>
          <table:table-cell office:value-type="float" office:value="-177.2825" calcext:value-type="float">
            <text:p>-177.2825</text:p>
          </table:table-cell>
          <table:table-cell office:value-type="string" calcext:value-type="string">
            <text:p>-6.483938e-01)</text:p>
          </table:table-cell>
          <table:table-cell office:value-type="string" calcext:value-type="string">
            <text:p>(3.189641e-02</text:p>
          </table:table-cell>
          <table:table-cell office:value-type="float" office:value="8.091847" calcext:value-type="float">
            <text:p>8.091847</text:p>
          </table:table-cell>
          <table:table-cell office:value-type="string" calcext:value-type="string">
            <text:p>3.937879e-01))</text:p>
          </table:table-cell>
        </table:table-row>
        <table:table-row table:style-name="ro1">
          <table:table-cell office:value-type="float" office:value="0.456216" calcext:value-type="float">
            <text:p>0.456216</text:p>
          </table:table-cell>
          <table:table-cell office:value-type="string" calcext:value-type="string">
            <text:p>((-1.296940e+01</text:p>
          </table:table-cell>
          <table:table-cell office:value-type="float" office:value="5.152172E-018" calcext:value-type="float">
            <text:p>5.152172E-18</text:p>
          </table:table-cell>
          <table:table-cell office:value-type="string" calcext:value-type="string">
            <text:p>5.911335e+02)</text:p>
          </table:table-cell>
          <table:table-cell office:value-type="string" calcext:value-type="string">
            <text:p>(7.874240e+00</text:p>
          </table:table-cell>
          <table:table-cell office:value-type="float" office:value="-1.49499E-020" calcext:value-type="float">
            <text:p>-1.49499E-20</text:p>
          </table:table-cell>
          <table:table-cell office:value-type="string" calcext:value-type="string">
            <text:p>-6.416156e-01))</text:p>
          </table:table-cell>
          <table:table-cell office:value-type="string" calcext:value-type="string">
            <text:p>((-2.955667e+01</text:p>
          </table:table-cell>
          <table:table-cell office:value-type="float" office:value="-177.2895" calcext:value-type="float">
            <text:p>-177.2895</text:p>
          </table:table-cell>
          <table:table-cell office:value-type="string" calcext:value-type="string">
            <text:p>-6.484698e-01)</text:p>
          </table:table-cell>
          <table:table-cell office:value-type="string" calcext:value-type="string">
            <text:p>(3.208078e-02</text:p>
          </table:table-cell>
          <table:table-cell office:value-type="float" office:value="8.091139" calcext:value-type="float">
            <text:p>8.091139</text:p>
          </table:table-cell>
          <table:table-cell office:value-type="string" calcext:value-type="string">
            <text:p>3.937120e-01))</text:p>
          </table:table-cell>
        </table:table-row>
        <table:table-row table:style-name="ro1">
          <table:table-cell office:value-type="float" office:value="0.456757" calcext:value-type="float">
            <text:p>0.456757</text:p>
          </table:table-cell>
          <table:table-cell office:value-type="string" calcext:value-type="string">
            <text:p>((-1.300146e+01</text:p>
          </table:table-cell>
          <table:table-cell office:value-type="float" office:value="5.161848E-018" calcext:value-type="float">
            <text:p>5.161848E-18</text:p>
          </table:table-cell>
          <table:table-cell office:value-type="string" calcext:value-type="string">
            <text:p>5.910008e+02)</text:p>
          </table:table-cell>
          <table:table-cell office:value-type="string" calcext:value-type="string">
            <text:p>(7.872205e+00</text:p>
          </table:table-cell>
          <table:table-cell office:value-type="float" office:value="-1.458181E-020" calcext:value-type="float">
            <text:p>-1.458181E-20</text:p>
          </table:table-cell>
          <table:table-cell office:value-type="string" calcext:value-type="string">
            <text:p>-6.447375e-01))</text:p>
          </table:table-cell>
          <table:table-cell office:value-type="string" calcext:value-type="string">
            <text:p>((-2.955004e+01</text:p>
          </table:table-cell>
          <table:table-cell office:value-type="float" office:value="-177.1805" calcext:value-type="float">
            <text:p>-177.1805</text:p>
          </table:table-cell>
          <table:table-cell office:value-type="string" calcext:value-type="string">
            <text:p>-6.500729e-01)</text:p>
          </table:table-cell>
          <table:table-cell office:value-type="string" calcext:value-type="string">
            <text:p>(3.223687e-02</text:p>
          </table:table-cell>
          <table:table-cell office:value-type="float" office:value="8.089803" calcext:value-type="float">
            <text:p>8.089803</text:p>
          </table:table-cell>
          <table:table-cell office:value-type="string" calcext:value-type="string">
            <text:p>3.936103e-01))</text:p>
          </table:table-cell>
        </table:table-row>
        <table:table-row table:style-name="ro1">
          <table:table-cell office:value-type="float" office:value="0.457297" calcext:value-type="float">
            <text:p>0.457297</text:p>
          </table:table-cell>
          <table:table-cell office:value-type="string" calcext:value-type="string">
            <text:p>((-1.304323e+01</text:p>
          </table:table-cell>
          <table:table-cell office:value-type="float" office:value="5.176156E-018" calcext:value-type="float">
            <text:p>5.176156E-18</text:p>
          </table:table-cell>
          <table:table-cell office:value-type="string" calcext:value-type="string">
            <text:p>5.907716e+02)</text:p>
          </table:table-cell>
          <table:table-cell office:value-type="string" calcext:value-type="string">
            <text:p>(7.869636e+00</text:p>
          </table:table-cell>
          <table:table-cell office:value-type="float" office:value="-1.419686E-020" calcext:value-type="float">
            <text:p>-1.419686E-20</text:p>
          </table:table-cell>
          <table:table-cell office:value-type="string" calcext:value-type="string">
            <text:p>-6.478182e-01))</text:p>
          </table:table-cell>
          <table:table-cell office:value-type="string" calcext:value-type="string">
            <text:p>((-2.953858e+01</text:p>
          </table:table-cell>
          <table:table-cell office:value-type="float" office:value="-177.0209" calcext:value-type="float">
            <text:p>-177.0209</text:p>
          </table:table-cell>
          <table:table-cell office:value-type="string" calcext:value-type="string">
            <text:p>-6.521616e-01)</text:p>
          </table:table-cell>
          <table:table-cell office:value-type="string" calcext:value-type="string">
            <text:p>(3.239091e-02</text:p>
          </table:table-cell>
          <table:table-cell office:value-type="float" office:value="8.087912" calcext:value-type="float">
            <text:p>8.087912</text:p>
          </table:table-cell>
          <table:table-cell office:value-type="string" calcext:value-type="string">
            <text:p>3.934818e-01))</text:p>
          </table:table-cell>
        </table:table-row>
        <table:table-row table:style-name="ro1">
          <table:table-cell office:value-type="float" office:value="0.457838" calcext:value-type="float">
            <text:p>0.457838</text:p>
          </table:table-cell>
          <table:table-cell office:value-type="string" calcext:value-type="string">
            <text:p>((-1.308217e+01</text:p>
          </table:table-cell>
          <table:table-cell office:value-type="float" office:value="5.189321E-018" calcext:value-type="float">
            <text:p>5.189321E-18</text:p>
          </table:table-cell>
          <table:table-cell office:value-type="string" calcext:value-type="string">
            <text:p>5.905890e+02)</text:p>
          </table:table-cell>
          <table:table-cell office:value-type="string" calcext:value-type="string">
            <text:p>(7.866632e+00</text:p>
          </table:table-cell>
          <table:table-cell office:value-type="float" office:value="-1.376798E-020" calcext:value-type="float">
            <text:p>-1.376798E-20</text:p>
          </table:table-cell>
          <table:table-cell office:value-type="string" calcext:value-type="string">
            <text:p>-6.508055e-01))</text:p>
          </table:table-cell>
          <table:table-cell office:value-type="string" calcext:value-type="string">
            <text:p>((-2.952945e+01</text:p>
          </table:table-cell>
          <table:table-cell office:value-type="float" office:value="-176.887" calcext:value-type="float">
            <text:p>-176.887</text:p>
          </table:table-cell>
          <table:table-cell office:value-type="string" calcext:value-type="string">
            <text:p>-6.541086e-01)</text:p>
          </table:table-cell>
          <table:table-cell office:value-type="string" calcext:value-type="string">
            <text:p>(3.254028e-02</text:p>
          </table:table-cell>
          <table:table-cell office:value-type="float" office:value="8.085557" calcext:value-type="float">
            <text:p>8.085557</text:p>
          </table:table-cell>
          <table:table-cell office:value-type="string" calcext:value-type="string">
            <text:p>3.933316e-01))</text:p>
          </table:table-cell>
        </table:table-row>
        <table:table-row table:style-name="ro1">
          <table:table-cell office:value-type="float" office:value="0.458378" calcext:value-type="float">
            <text:p>0.458378</text:p>
          </table:table-cell>
          <table:table-cell office:value-type="string" calcext:value-type="string">
            <text:p>((-1.310862e+01</text:p>
          </table:table-cell>
          <table:table-cell office:value-type="float" office:value="5.195539E-018" calcext:value-type="float">
            <text:p>5.195539E-18</text:p>
          </table:table-cell>
          <table:table-cell office:value-type="string" calcext:value-type="string">
            <text:p>5.904998e+02)</text:p>
          </table:table-cell>
          <table:table-cell office:value-type="string" calcext:value-type="string">
            <text:p>(7.864641e+00</text:p>
          </table:table-cell>
          <table:table-cell office:value-type="float" office:value="-1.330501E-020" calcext:value-type="float">
            <text:p>-1.330501E-20</text:p>
          </table:table-cell>
          <table:table-cell office:value-type="string" calcext:value-type="string">
            <text:p>-6.540787e-01))</text:p>
          </table:table-cell>
          <table:table-cell office:value-type="string" calcext:value-type="string">
            <text:p>((-2.952499e+01</text:p>
          </table:table-cell>
          <table:table-cell office:value-type="float" office:value="-176.8029" calcext:value-type="float">
            <text:p>-176.8029</text:p>
          </table:table-cell>
          <table:table-cell office:value-type="string" calcext:value-type="string">
            <text:p>-6.554310e-01)</text:p>
          </table:table-cell>
          <table:table-cell office:value-type="string" calcext:value-type="string">
            <text:p>(3.270393e-02</text:p>
          </table:table-cell>
          <table:table-cell office:value-type="float" office:value="8.084366" calcext:value-type="float">
            <text:p>8.084366</text:p>
          </table:table-cell>
          <table:table-cell office:value-type="string" calcext:value-type="string">
            <text:p>3.932321e-01))</text:p>
          </table:table-cell>
        </table:table-row>
        <table:table-row table:style-name="ro1">
          <table:table-cell office:value-type="float" office:value="0.458919" calcext:value-type="float">
            <text:p>0.458919</text:p>
          </table:table-cell>
          <table:table-cell office:value-type="string" calcext:value-type="string">
            <text:p>((-1.312200e+01</text:p>
          </table:table-cell>
          <table:table-cell office:value-type="float" office:value="5.195873E-018" calcext:value-type="float">
            <text:p>5.195873E-18</text:p>
          </table:table-cell>
          <table:table-cell office:value-type="string" calcext:value-type="string">
            <text:p>5.904721e+02)</text:p>
          </table:table-cell>
          <table:table-cell office:value-type="string" calcext:value-type="string">
            <text:p>(7.864122e+00</text:p>
          </table:table-cell>
          <table:table-cell office:value-type="float" office:value="-1.283511E-020" calcext:value-type="float">
            <text:p>-1.283511E-20</text:p>
          </table:table-cell>
          <table:table-cell office:value-type="string" calcext:value-type="string">
            <text:p>-6.578641e-01))</text:p>
          </table:table-cell>
          <table:table-cell office:value-type="string" calcext:value-type="string">
            <text:p>((-2.952361e+01</text:p>
          </table:table-cell>
          <table:table-cell office:value-type="float" office:value="-176.7492" calcext:value-type="float">
            <text:p>-176.7492</text:p>
          </table:table-cell>
          <table:table-cell office:value-type="string" calcext:value-type="string">
            <text:p>-6.560999e-01)</text:p>
          </table:table-cell>
          <table:table-cell office:value-type="string" calcext:value-type="string">
            <text:p>(3.289321e-02</text:p>
          </table:table-cell>
          <table:table-cell office:value-type="float" office:value="8.084882" calcext:value-type="float">
            <text:p>8.084882</text:p>
          </table:table-cell>
          <table:table-cell office:value-type="string" calcext:value-type="string">
            <text:p>3.932061e-01))</text:p>
          </table:table-cell>
        </table:table-row>
        <table:table-row table:style-name="ro1">
          <table:table-cell office:value-type="float" office:value="0.459459" calcext:value-type="float">
            <text:p>0.459459</text:p>
          </table:table-cell>
          <table:table-cell office:value-type="string" calcext:value-type="string">
            <text:p>((-1.313716e+01</text:p>
          </table:table-cell>
          <table:table-cell office:value-type="float" office:value="5.197172E-018" calcext:value-type="float">
            <text:p>5.197172E-18</text:p>
          </table:table-cell>
          <table:table-cell office:value-type="string" calcext:value-type="string">
            <text:p>5.905151e+02)</text:p>
          </table:table-cell>
          <table:table-cell office:value-type="string" calcext:value-type="string">
            <text:p>(7.863223e+00</text:p>
          </table:table-cell>
          <table:table-cell office:value-type="float" office:value="-1.236639E-020" calcext:value-type="float">
            <text:p>-1.236639E-20</text:p>
          </table:table-cell>
          <table:table-cell office:value-type="string" calcext:value-type="string">
            <text:p>-6.616629e-01))</text:p>
          </table:table-cell>
          <table:table-cell office:value-type="string" calcext:value-type="string">
            <text:p>((-2.952576e+01</text:p>
          </table:table-cell>
          <table:table-cell office:value-type="float" office:value="-176.7357" calcext:value-type="float">
            <text:p>-176.7357</text:p>
          </table:table-cell>
          <table:table-cell office:value-type="string" calcext:value-type="string">
            <text:p>-6.568580e-01)</text:p>
          </table:table-cell>
          <table:table-cell office:value-type="string" calcext:value-type="string">
            <text:p>(3.308315e-02</text:p>
          </table:table-cell>
          <table:table-cell office:value-type="float" office:value="8.085014" calcext:value-type="float">
            <text:p>8.085014</text:p>
          </table:table-cell>
          <table:table-cell office:value-type="string" calcext:value-type="string">
            <text:p>3.931612e-01))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string" calcext:value-type="string">
            <text:p>((-1.314113e+01</text:p>
          </table:table-cell>
          <table:table-cell office:value-type="float" office:value="5.192914E-018" calcext:value-type="float">
            <text:p>5.192914E-18</text:p>
          </table:table-cell>
          <table:table-cell office:value-type="string" calcext:value-type="string">
            <text:p>5.905466e+02)</text:p>
          </table:table-cell>
          <table:table-cell office:value-type="string" calcext:value-type="string">
            <text:p>(7.861944e+00</text:p>
          </table:table-cell>
          <table:table-cell office:value-type="float" office:value="-1.203708E-020" calcext:value-type="float">
            <text:p>-1.203708E-20</text:p>
          </table:table-cell>
          <table:table-cell office:value-type="string" calcext:value-type="string">
            <text:p>-6.654999e-01))</text:p>
          </table:table-cell>
          <table:table-cell office:value-type="string" calcext:value-type="string">
            <text:p>((-2.952733e+01</text:p>
          </table:table-cell>
          <table:table-cell office:value-type="float" office:value="-176.7131" calcext:value-type="float">
            <text:p>-176.7131</text:p>
          </table:table-cell>
          <table:table-cell office:value-type="string" calcext:value-type="string">
            <text:p>-6.570566e-01)</text:p>
          </table:table-cell>
          <table:table-cell office:value-type="string" calcext:value-type="string">
            <text:p>(3.327500e-02</text:p>
          </table:table-cell>
          <table:table-cell office:value-type="float" office:value="8.08477" calcext:value-type="float">
            <text:p>8.08477</text:p>
          </table:table-cell>
          <table:table-cell office:value-type="string" calcext:value-type="string">
            <text:p>3.930972e-01))</text:p>
          </table:table-cell>
        </table:table-row>
        <table:table-row table:style-name="ro1">
          <table:table-cell office:value-type="float" office:value="0.460541" calcext:value-type="float">
            <text:p>0.460541</text:p>
          </table:table-cell>
          <table:table-cell office:value-type="string" calcext:value-type="string">
            <text:p>((-1.314743e+01</text:p>
          </table:table-cell>
          <table:table-cell office:value-type="float" office:value="5.19025E-018" calcext:value-type="float">
            <text:p>5.19025E-18</text:p>
          </table:table-cell>
          <table:table-cell office:value-type="string" calcext:value-type="string">
            <text:p>5.906097e+02)</text:p>
          </table:table-cell>
          <table:table-cell office:value-type="string" calcext:value-type="string">
            <text:p>(7.860319e+00</text:p>
          </table:table-cell>
          <table:table-cell office:value-type="float" office:value="-1.177362E-020" calcext:value-type="float">
            <text:p>-1.177362E-20</text:p>
          </table:table-cell>
          <table:table-cell office:value-type="string" calcext:value-type="string">
            <text:p>-6.694184e-01))</text:p>
          </table:table-cell>
          <table:table-cell office:value-type="string" calcext:value-type="string">
            <text:p>((-2.953049e+01</text:p>
          </table:table-cell>
          <table:table-cell office:value-type="float" office:value="-176.7079" calcext:value-type="float">
            <text:p>-176.7079</text:p>
          </table:table-cell>
          <table:table-cell office:value-type="string" calcext:value-type="string">
            <text:p>-6.573717e-01)</text:p>
          </table:table-cell>
          <table:table-cell office:value-type="string" calcext:value-type="string">
            <text:p>(3.347092e-02</text:p>
          </table:table-cell>
          <table:table-cell office:value-type="float" office:value="8.084197" calcext:value-type="float">
            <text:p>8.084197</text:p>
          </table:table-cell>
          <table:table-cell office:value-type="string" calcext:value-type="string">
            <text:p>3.930160e-01))</text:p>
          </table:table-cell>
        </table:table-row>
        <table:table-row table:style-name="ro1">
          <table:table-cell office:value-type="float" office:value="0.461081" calcext:value-type="float">
            <text:p>0.461081</text:p>
          </table:table-cell>
          <table:table-cell office:value-type="string" calcext:value-type="string">
            <text:p>((-1.315423e+01</text:p>
          </table:table-cell>
          <table:table-cell office:value-type="float" office:value="5.187146E-018" calcext:value-type="float">
            <text:p>5.187146E-18</text:p>
          </table:table-cell>
          <table:table-cell office:value-type="string" calcext:value-type="string">
            <text:p>5.906762e+02)</text:p>
          </table:table-cell>
          <table:table-cell office:value-type="string" calcext:value-type="string">
            <text:p>(7.858325e+00</text:p>
          </table:table-cell>
          <table:table-cell office:value-type="float" office:value="-1.153963E-020" calcext:value-type="float">
            <text:p>-1.153963E-20</text:p>
          </table:table-cell>
          <table:table-cell office:value-type="string" calcext:value-type="string">
            <text:p>-6.734034e-01))</text:p>
          </table:table-cell>
          <table:table-cell office:value-type="string" calcext:value-type="string">
            <text:p>((-2.953381e+01</text:p>
          </table:table-cell>
          <table:table-cell office:value-type="float" office:value="-176.706" calcext:value-type="float">
            <text:p>-176.706</text:p>
          </table:table-cell>
          <table:table-cell office:value-type="string" calcext:value-type="string">
            <text:p>-6.577116e-01)</text:p>
          </table:table-cell>
          <table:table-cell office:value-type="string" calcext:value-type="string">
            <text:p>(3.367017e-02</text:p>
          </table:table-cell>
          <table:table-cell office:value-type="float" office:value="8.083262" calcext:value-type="float">
            <text:p>8.083262</text:p>
          </table:table-cell>
          <table:table-cell office:value-type="string" calcext:value-type="string">
            <text:p>3.929162e-01))</text:p>
          </table:table-cell>
        </table:table-row>
        <table:table-row table:style-name="ro1">
          <table:table-cell office:value-type="float" office:value="0.461622" calcext:value-type="float">
            <text:p>0.461622</text:p>
          </table:table-cell>
          <table:table-cell office:value-type="string" calcext:value-type="string">
            <text:p>((-1.316372e+01</text:p>
          </table:table-cell>
          <table:table-cell office:value-type="float" office:value="5.185258E-018" calcext:value-type="float">
            <text:p>5.185258E-18</text:p>
          </table:table-cell>
          <table:table-cell office:value-type="string" calcext:value-type="string">
            <text:p>5.907469e+02)</text:p>
          </table:table-cell>
          <table:table-cell office:value-type="string" calcext:value-type="string">
            <text:p>(7.856090e+00</text:p>
          </table:table-cell>
          <table:table-cell office:value-type="float" office:value="-1.133095E-020" calcext:value-type="float">
            <text:p>-1.133095E-20</text:p>
          </table:table-cell>
          <table:table-cell office:value-type="string" calcext:value-type="string">
            <text:p>-6.774641e-01))</text:p>
          </table:table-cell>
          <table:table-cell office:value-type="string" calcext:value-type="string">
            <text:p>((-2.953735e+01</text:p>
          </table:table-cell>
          <table:table-cell office:value-type="float" office:value="-176.7078" calcext:value-type="float">
            <text:p>-176.7078</text:p>
          </table:table-cell>
          <table:table-cell office:value-type="string" calcext:value-type="string">
            <text:p>-6.581860e-01)</text:p>
          </table:table-cell>
          <table:table-cell office:value-type="string" calcext:value-type="string">
            <text:p>(3.387321e-02</text:p>
          </table:table-cell>
          <table:table-cell office:value-type="float" office:value="8.082107" calcext:value-type="float">
            <text:p>8.082107</text:p>
          </table:table-cell>
          <table:table-cell office:value-type="string" calcext:value-type="string">
            <text:p>3.928045e-01))</text:p>
          </table:table-cell>
        </table:table-row>
        <table:table-row table:style-name="ro1">
          <table:table-cell office:value-type="float" office:value="0.462162" calcext:value-type="float">
            <text:p>0.462162</text:p>
          </table:table-cell>
          <table:table-cell office:value-type="string" calcext:value-type="string">
            <text:p>((-1.316525e+01</text:p>
          </table:table-cell>
          <table:table-cell office:value-type="float" office:value="5.180052E-018" calcext:value-type="float">
            <text:p>5.180052E-18</text:p>
          </table:table-cell>
          <table:table-cell office:value-type="string" calcext:value-type="string">
            <text:p>5.907938e+02)</text:p>
          </table:table-cell>
          <table:table-cell office:value-type="string" calcext:value-type="string">
            <text:p>(7.853637e+00</text:p>
          </table:table-cell>
          <table:table-cell office:value-type="float" office:value="-1.117946E-020" calcext:value-type="float">
            <text:p>-1.117946E-20</text:p>
          </table:table-cell>
          <table:table-cell office:value-type="string" calcext:value-type="string">
            <text:p>-6.816910e-01))</text:p>
          </table:table-cell>
          <table:table-cell office:value-type="string" calcext:value-type="string">
            <text:p>((-2.953969e+01</text:p>
          </table:table-cell>
          <table:table-cell office:value-type="float" office:value="-176.6933" calcext:value-type="float">
            <text:p>-176.6933</text:p>
          </table:table-cell>
          <table:table-cell office:value-type="string" calcext:value-type="string">
            <text:p>-6.582623e-01)</text:p>
          </table:table-cell>
          <table:table-cell office:value-type="string" calcext:value-type="string">
            <text:p>(3.408455e-02</text:p>
          </table:table-cell>
          <table:table-cell office:value-type="float" office:value="8.08077" calcext:value-type="float">
            <text:p>8.08077</text:p>
          </table:table-cell>
          <table:table-cell office:value-type="string" calcext:value-type="string">
            <text:p>3.926818e-01))</text:p>
          </table:table-cell>
        </table:table-row>
        <table:table-row table:style-name="ro1">
          <table:table-cell office:value-type="float" office:value="0.462703" calcext:value-type="float">
            <text:p>0.462703</text:p>
          </table:table-cell>
          <table:table-cell office:value-type="string" calcext:value-type="string">
            <text:p>((-1.317045e+01</text:p>
          </table:table-cell>
          <table:table-cell office:value-type="float" office:value="5.176704E-018" calcext:value-type="float">
            <text:p>5.176704E-18</text:p>
          </table:table-cell>
          <table:table-cell office:value-type="string" calcext:value-type="string">
            <text:p>5.908621e+02)</text:p>
          </table:table-cell>
          <table:table-cell office:value-type="string" calcext:value-type="string">
            <text:p>(7.851043e+00</text:p>
          </table:table-cell>
          <table:table-cell office:value-type="float" office:value="-1.111618E-020" calcext:value-type="float">
            <text:p>-1.111618E-20</text:p>
          </table:table-cell>
          <table:table-cell office:value-type="string" calcext:value-type="string">
            <text:p>-6.859819e-01))</text:p>
          </table:table-cell>
          <table:table-cell office:value-type="string" calcext:value-type="string">
            <text:p>((-2.954310e+01</text:p>
          </table:table-cell>
          <table:table-cell office:value-type="float" office:value="-176.692" calcext:value-type="float">
            <text:p>-176.692</text:p>
          </table:table-cell>
          <table:table-cell office:value-type="string" calcext:value-type="string">
            <text:p>-6.585227e-01)</text:p>
          </table:table-cell>
          <table:table-cell office:value-type="string" calcext:value-type="string">
            <text:p>(3.429909e-02</text:p>
          </table:table-cell>
          <table:table-cell office:value-type="float" office:value="8.079314" calcext:value-type="float">
            <text:p>8.079314</text:p>
          </table:table-cell>
          <table:table-cell office:value-type="string" calcext:value-type="string">
            <text:p>3.925521e-01))</text:p>
          </table:table-cell>
        </table:table-row>
        <table:table-row table:style-name="ro1">
          <table:table-cell office:value-type="float" office:value="0.463243" calcext:value-type="float">
            <text:p>0.463243</text:p>
          </table:table-cell>
          <table:table-cell office:value-type="string" calcext:value-type="string">
            <text:p>((-1.318040e+01</text:p>
          </table:table-cell>
          <table:table-cell office:value-type="float" office:value="5.174263E-018" calcext:value-type="float">
            <text:p>5.174263E-18</text:p>
          </table:table-cell>
          <table:table-cell office:value-type="string" calcext:value-type="string">
            <text:p>5.909392e+02)</text:p>
          </table:table-cell>
          <table:table-cell office:value-type="string" calcext:value-type="string">
            <text:p>(7.848439e+00</text:p>
          </table:table-cell>
          <table:table-cell office:value-type="float" office:value="-1.112334E-020" calcext:value-type="float">
            <text:p>-1.112334E-20</text:p>
          </table:table-cell>
          <table:table-cell office:value-type="string" calcext:value-type="string">
            <text:p>-6.903932e-01))</text:p>
          </table:table-cell>
          <table:table-cell office:value-type="string" calcext:value-type="string">
            <text:p>((-2.954696e+01</text:p>
          </table:table-cell>
          <table:table-cell office:value-type="float" office:value="-176.6982" calcext:value-type="float">
            <text:p>-176.6982</text:p>
          </table:table-cell>
          <table:table-cell office:value-type="string" calcext:value-type="string">
            <text:p>-6.590198e-01)</text:p>
          </table:table-cell>
          <table:table-cell office:value-type="string" calcext:value-type="string">
            <text:p>(3.451966e-02</text:p>
          </table:table-cell>
          <table:table-cell office:value-type="float" office:value="8.077889" calcext:value-type="float">
            <text:p>8.077889</text:p>
          </table:table-cell>
          <table:table-cell office:value-type="string" calcext:value-type="string">
            <text:p>3.924220e-01))</text:p>
          </table:table-cell>
        </table:table-row>
        <table:table-row table:style-name="ro1">
          <table:table-cell office:value-type="float" office:value="0.463784" calcext:value-type="float">
            <text:p>0.463784</text:p>
          </table:table-cell>
          <table:table-cell office:value-type="string" calcext:value-type="string">
            <text:p>((-1.317103e+01</text:p>
          </table:table-cell>
          <table:table-cell office:value-type="float" office:value="5.153121E-018" calcext:value-type="float">
            <text:p>5.153121E-18</text:p>
          </table:table-cell>
          <table:table-cell office:value-type="string" calcext:value-type="string">
            <text:p>5.910652e+02)</text:p>
          </table:table-cell>
          <table:table-cell office:value-type="string" calcext:value-type="string">
            <text:p>(7.845869e+00</text:p>
          </table:table-cell>
          <table:table-cell office:value-type="float" office:value="-1.119172E-020" calcext:value-type="float">
            <text:p>-1.119172E-20</text:p>
          </table:table-cell>
          <table:table-cell office:value-type="string" calcext:value-type="string">
            <text:p>-6.948926e-01))</text:p>
          </table:table-cell>
          <table:table-cell office:value-type="string" calcext:value-type="string">
            <text:p>((-2.955326e+01</text:p>
          </table:table-cell>
          <table:table-cell office:value-type="float" office:value="-176.7385" calcext:value-type="float">
            <text:p>-176.7385</text:p>
          </table:table-cell>
          <table:table-cell office:value-type="string" calcext:value-type="string">
            <text:p>-6.585515e-01)</text:p>
          </table:table-cell>
          <table:table-cell office:value-type="string" calcext:value-type="string">
            <text:p>(3.474463e-02</text:p>
          </table:table-cell>
          <table:table-cell office:value-type="float" office:value="8.076531" calcext:value-type="float">
            <text:p>8.076531</text:p>
          </table:table-cell>
          <table:table-cell office:value-type="string" calcext:value-type="string">
            <text:p>3.922934e-01))</text:p>
          </table:table-cell>
        </table:table-row>
        <table:table-row table:style-name="ro1">
          <table:table-cell office:value-type="float" office:value="0.464324" calcext:value-type="float">
            <text:p>0.464324</text:p>
          </table:table-cell>
          <table:table-cell office:value-type="string" calcext:value-type="string">
            <text:p>((-1.320623e+01</text:p>
          </table:table-cell>
          <table:table-cell office:value-type="float" office:value="5.180347E-018" calcext:value-type="float">
            <text:p>5.180347E-18</text:p>
          </table:table-cell>
          <table:table-cell office:value-type="string" calcext:value-type="string">
            <text:p>5.909220e+02)</text:p>
          </table:table-cell>
          <table:table-cell office:value-type="string" calcext:value-type="string">
            <text:p>(7.843196e+00</text:p>
          </table:table-cell>
          <table:table-cell office:value-type="float" office:value="-1.129107E-020" calcext:value-type="float">
            <text:p>-1.129107E-20</text:p>
          </table:table-cell>
          <table:table-cell office:value-type="string" calcext:value-type="string">
            <text:p>-6.994690e-01))</text:p>
          </table:table-cell>
          <table:table-cell office:value-type="string" calcext:value-type="string">
            <text:p>((-2.954610e+01</text:p>
          </table:table-cell>
          <table:table-cell office:value-type="float" office:value="-176.6087" calcext:value-type="float">
            <text:p>-176.6087</text:p>
          </table:table-cell>
          <table:table-cell office:value-type="string" calcext:value-type="string">
            <text:p>-6.603116e-01)</text:p>
          </table:table-cell>
          <table:table-cell office:value-type="string" calcext:value-type="string">
            <text:p>(3.497345e-02</text:p>
          </table:table-cell>
          <table:table-cell office:value-type="float" office:value="8.075097" calcext:value-type="float">
            <text:p>8.075097</text:p>
          </table:table-cell>
          <table:table-cell office:value-type="string" calcext:value-type="string">
            <text:p>3.921598e-01))</text:p>
          </table:table-cell>
        </table:table-row>
        <table:table-row table:style-name="ro1">
          <table:table-cell office:value-type="float" office:value="0.464865" calcext:value-type="float">
            <text:p>0.464865</text:p>
          </table:table-cell>
          <table:table-cell office:value-type="string" calcext:value-type="string">
            <text:p>((-1.321103e+01</text:p>
          </table:table-cell>
          <table:table-cell office:value-type="float" office:value="5.168669E-018" calcext:value-type="float">
            <text:p>5.168669E-18</text:p>
          </table:table-cell>
          <table:table-cell office:value-type="string" calcext:value-type="string">
            <text:p>5.909619e+02)</text:p>
          </table:table-cell>
          <table:table-cell office:value-type="string" calcext:value-type="string">
            <text:p>(7.840384e+00</text:p>
          </table:table-cell>
          <table:table-cell office:value-type="float" office:value="-1.132437E-020" calcext:value-type="float">
            <text:p>-1.132437E-20</text:p>
          </table:table-cell>
          <table:table-cell office:value-type="string" calcext:value-type="string">
            <text:p>-7.040588e-01))</text:p>
          </table:table-cell>
          <table:table-cell office:value-type="string" calcext:value-type="string">
            <text:p>((-2.954810e+01</text:p>
          </table:table-cell>
          <table:table-cell office:value-type="float" office:value="-176.6011" calcext:value-type="float">
            <text:p>-176.6011</text:p>
          </table:table-cell>
          <table:table-cell office:value-type="string" calcext:value-type="string">
            <text:p>-6.605513e-01)</text:p>
          </table:table-cell>
          <table:table-cell office:value-type="string" calcext:value-type="string">
            <text:p>(3.520294e-02</text:p>
          </table:table-cell>
          <table:table-cell office:value-type="float" office:value="8.073533" calcext:value-type="float">
            <text:p>8.073533</text:p>
          </table:table-cell>
          <table:table-cell office:value-type="string" calcext:value-type="string">
            <text:p>3.920192e-01))</text:p>
          </table:table-cell>
        </table:table-row>
        <table:table-row table:style-name="ro1">
          <table:table-cell office:value-type="float" office:value="0.465405" calcext:value-type="float">
            <text:p>0.465405</text:p>
          </table:table-cell>
          <table:table-cell office:value-type="string" calcext:value-type="string">
            <text:p>((-1.323214e+01</text:p>
          </table:table-cell>
          <table:table-cell office:value-type="float" office:value="5.170765E-018" calcext:value-type="float">
            <text:p>5.170765E-18</text:p>
          </table:table-cell>
          <table:table-cell office:value-type="string" calcext:value-type="string">
            <text:p>5.909479e+02)</text:p>
          </table:table-cell>
          <table:table-cell office:value-type="string" calcext:value-type="string">
            <text:p>(7.837562e+00</text:p>
          </table:table-cell>
          <table:table-cell office:value-type="float" office:value="-1.132398E-020" calcext:value-type="float">
            <text:p>-1.132398E-20</text:p>
          </table:table-cell>
          <table:table-cell office:value-type="string" calcext:value-type="string">
            <text:p>-7.086789e-01))</text:p>
          </table:table-cell>
          <table:table-cell office:value-type="string" calcext:value-type="string">
            <text:p>((-2.954739e+01</text:p>
          </table:table-cell>
          <table:table-cell office:value-type="float" office:value="-176.5607" calcext:value-type="float">
            <text:p>-176.5607</text:p>
          </table:table-cell>
          <table:table-cell office:value-type="string" calcext:value-type="string">
            <text:p>-6.616071e-01)</text:p>
          </table:table-cell>
          <table:table-cell office:value-type="string" calcext:value-type="string">
            <text:p>(3.543395e-02</text:p>
          </table:table-cell>
          <table:table-cell office:value-type="float" office:value="8.07198" calcext:value-type="float">
            <text:p>8.07198</text:p>
          </table:table-cell>
          <table:table-cell office:value-type="string" calcext:value-type="string">
            <text:p>3.918781e-01))</text:p>
          </table:table-cell>
        </table:table-row>
        <table:table-row table:style-name="ro1">
          <table:table-cell office:value-type="float" office:value="0.465946" calcext:value-type="float">
            <text:p>0.465946</text:p>
          </table:table-cell>
          <table:table-cell office:value-type="string" calcext:value-type="string">
            <text:p>((-1.325225e+01</text:p>
          </table:table-cell>
          <table:table-cell office:value-type="float" office:value="5.169825E-018" calcext:value-type="float">
            <text:p>5.169825E-18</text:p>
          </table:table-cell>
          <table:table-cell office:value-type="string" calcext:value-type="string">
            <text:p>5.908745e+02)</text:p>
          </table:table-cell>
          <table:table-cell office:value-type="string" calcext:value-type="string">
            <text:p>(7.834739e+00</text:p>
          </table:table-cell>
          <table:table-cell office:value-type="float" office:value="-1.137234E-020" calcext:value-type="float">
            <text:p>-1.137234E-20</text:p>
          </table:table-cell>
          <table:table-cell office:value-type="string" calcext:value-type="string">
            <text:p>-7.133328e-01))</text:p>
          </table:table-cell>
          <table:table-cell office:value-type="string" calcext:value-type="string">
            <text:p>((-2.954372e+01</text:p>
          </table:table-cell>
          <table:table-cell office:value-type="float" office:value="-176.4897" calcext:value-type="float">
            <text:p>-176.4897</text:p>
          </table:table-cell>
          <table:table-cell office:value-type="string" calcext:value-type="string">
            <text:p>-6.626126e-01)</text:p>
          </table:table-cell>
          <table:table-cell office:value-type="string" calcext:value-type="string">
            <text:p>(3.566664e-02</text:p>
          </table:table-cell>
          <table:table-cell office:value-type="float" office:value="8.07045" calcext:value-type="float">
            <text:p>8.07045</text:p>
          </table:table-cell>
          <table:table-cell office:value-type="string" calcext:value-type="string">
            <text:p>3.917370e-01))</text:p>
          </table:table-cell>
        </table:table-row>
        <table:table-row table:style-name="ro1">
          <table:table-cell office:value-type="float" office:value="0.466486" calcext:value-type="float">
            <text:p>0.466486</text:p>
          </table:table-cell>
          <table:table-cell office:value-type="string" calcext:value-type="string">
            <text:p>((-1.324415e+01</text:p>
          </table:table-cell>
          <table:table-cell office:value-type="float" office:value="5.158567E-018" calcext:value-type="float">
            <text:p>5.158567E-18</text:p>
          </table:table-cell>
          <table:table-cell office:value-type="string" calcext:value-type="string">
            <text:p>5.910397e+02)</text:p>
          </table:table-cell>
          <table:table-cell office:value-type="string" calcext:value-type="string">
            <text:p>(7.832629e+00</text:p>
          </table:table-cell>
          <table:table-cell office:value-type="float" office:value="-1.141447E-020" calcext:value-type="float">
            <text:p>-1.141447E-20</text:p>
          </table:table-cell>
          <table:table-cell office:value-type="string" calcext:value-type="string">
            <text:p>-7.180681e-01))</text:p>
          </table:table-cell>
          <table:table-cell office:value-type="string" calcext:value-type="string">
            <text:p>((-2.955198e+01</text:p>
          </table:table-cell>
          <table:table-cell office:value-type="float" office:value="-176.5435" calcext:value-type="float">
            <text:p>-176.5435</text:p>
          </table:table-cell>
          <table:table-cell office:value-type="string" calcext:value-type="string">
            <text:p>-6.622074e-01)</text:p>
          </table:table-cell>
          <table:table-cell office:value-type="string" calcext:value-type="string">
            <text:p>(3.590340e-02</text:p>
          </table:table-cell>
          <table:table-cell office:value-type="float" office:value="8.069711" calcext:value-type="float">
            <text:p>8.069711</text:p>
          </table:table-cell>
          <table:table-cell office:value-type="string" calcext:value-type="string">
            <text:p>3.916314e-01))</text:p>
          </table:table-cell>
        </table:table-row>
        <table:table-row table:style-name="ro1">
          <table:table-cell office:value-type="float" office:value="0.467027" calcext:value-type="float">
            <text:p>0.467027</text:p>
          </table:table-cell>
          <table:table-cell office:value-type="string" calcext:value-type="string">
            <text:p>((-1.327022e+01</text:p>
          </table:table-cell>
          <table:table-cell office:value-type="float" office:value="5.163921E-018" calcext:value-type="float">
            <text:p>5.163921E-18</text:p>
          </table:table-cell>
          <table:table-cell office:value-type="string" calcext:value-type="string">
            <text:p>5.909271e+02)</text:p>
          </table:table-cell>
          <table:table-cell office:value-type="string" calcext:value-type="string">
            <text:p>(7.830010e+00</text:p>
          </table:table-cell>
          <table:table-cell office:value-type="float" office:value="-1.152218E-020" calcext:value-type="float">
            <text:p>-1.152218E-20</text:p>
          </table:table-cell>
          <table:table-cell office:value-type="string" calcext:value-type="string">
            <text:p>-7.228492e-01))</text:p>
          </table:table-cell>
          <table:table-cell office:value-type="string" calcext:value-type="string">
            <text:p>((-2.954635e+01</text:p>
          </table:table-cell>
          <table:table-cell office:value-type="float" office:value="-176.451" calcext:value-type="float">
            <text:p>-176.451</text:p>
          </table:table-cell>
          <table:table-cell office:value-type="string" calcext:value-type="string">
            <text:p>-6.635111e-01)</text:p>
          </table:table-cell>
          <table:table-cell office:value-type="string" calcext:value-type="string">
            <text:p>(3.614246e-02</text:p>
          </table:table-cell>
          <table:table-cell office:value-type="float" office:value="8.068459" calcext:value-type="float">
            <text:p>8.068459</text:p>
          </table:table-cell>
          <table:table-cell office:value-type="string" calcext:value-type="string">
            <text:p>3.915005e-01))</text:p>
          </table:table-cell>
        </table:table-row>
        <table:table-row table:style-name="ro1">
          <table:table-cell office:value-type="float" office:value="0.467568" calcext:value-type="float">
            <text:p>0.467568</text:p>
          </table:table-cell>
          <table:table-cell office:value-type="string" calcext:value-type="string">
            <text:p>((-1.330306e+01</text:p>
          </table:table-cell>
          <table:table-cell office:value-type="float" office:value="5.167245E-018" calcext:value-type="float">
            <text:p>5.167245E-18</text:p>
          </table:table-cell>
          <table:table-cell office:value-type="string" calcext:value-type="string">
            <text:p>5.907422e+02)</text:p>
          </table:table-cell>
          <table:table-cell office:value-type="string" calcext:value-type="string">
            <text:p>(7.827460e+00</text:p>
          </table:table-cell>
          <table:table-cell office:value-type="float" office:value="-1.171841E-020" calcext:value-type="float">
            <text:p>-1.171841E-20</text:p>
          </table:table-cell>
          <table:table-cell office:value-type="string" calcext:value-type="string">
            <text:p>-7.276837e-01))</text:p>
          </table:table-cell>
          <table:table-cell office:value-type="string" calcext:value-type="string">
            <text:p>((-2.953711e+01</text:p>
          </table:table-cell>
          <table:table-cell office:value-type="float" office:value="-176.3274" calcext:value-type="float">
            <text:p>-176.3274</text:p>
          </table:table-cell>
          <table:table-cell office:value-type="string" calcext:value-type="string">
            <text:p>-6.651528e-01)</text:p>
          </table:table-cell>
          <table:table-cell office:value-type="string" calcext:value-type="string">
            <text:p>(3.638419e-02</text:p>
          </table:table-cell>
          <table:table-cell office:value-type="float" office:value="8.067309" calcext:value-type="float">
            <text:p>8.067309</text:p>
          </table:table-cell>
          <table:table-cell office:value-type="string" calcext:value-type="string">
            <text:p>3.913730e-01))</text:p>
          </table:table-cell>
        </table:table-row>
        <table:table-row table:style-name="ro1">
          <table:table-cell office:value-type="float" office:value="0.468108" calcext:value-type="float">
            <text:p>0.468108</text:p>
          </table:table-cell>
          <table:table-cell office:value-type="string" calcext:value-type="string">
            <text:p>((-1.334272e+01</text:p>
          </table:table-cell>
          <table:table-cell office:value-type="float" office:value="5.174263E-018" calcext:value-type="float">
            <text:p>5.174263E-18</text:p>
          </table:table-cell>
          <table:table-cell office:value-type="string" calcext:value-type="string">
            <text:p>5.904962e+02)</text:p>
          </table:table-cell>
          <table:table-cell office:value-type="string" calcext:value-type="string">
            <text:p>(7.825154e+00</text:p>
          </table:table-cell>
          <table:table-cell office:value-type="float" office:value="-1.2123E-020" calcext:value-type="float">
            <text:p>-1.2123E-20</text:p>
          </table:table-cell>
          <table:table-cell office:value-type="string" calcext:value-type="string">
            <text:p>-7.318080e-01))</text:p>
          </table:table-cell>
          <table:table-cell office:value-type="string" calcext:value-type="string">
            <text:p>((-2.952481e+01</text:p>
          </table:table-cell>
          <table:table-cell office:value-type="float" office:value="-176.1727" calcext:value-type="float">
            <text:p>-176.1727</text:p>
          </table:table-cell>
          <table:table-cell office:value-type="string" calcext:value-type="string">
            <text:p>-6.671360e-01)</text:p>
          </table:table-cell>
          <table:table-cell office:value-type="string" calcext:value-type="string">
            <text:p>(3.659040e-02</text:p>
          </table:table-cell>
          <table:table-cell office:value-type="float" office:value="8.0663" calcext:value-type="float">
            <text:p>8.0663</text:p>
          </table:table-cell>
          <table:table-cell office:value-type="string" calcext:value-type="string">
            <text:p>3.912577e-01))</text:p>
          </table:table-cell>
        </table:table-row>
        <table:table-row table:style-name="ro1">
          <table:table-cell office:value-type="float" office:value="0.468649" calcext:value-type="float">
            <text:p>0.468649</text:p>
          </table:table-cell>
          <table:table-cell office:value-type="string" calcext:value-type="string">
            <text:p>((-1.338807e+01</text:p>
          </table:table-cell>
          <table:table-cell office:value-type="float" office:value="5.184088E-018" calcext:value-type="float">
            <text:p>5.184088E-18</text:p>
          </table:table-cell>
          <table:table-cell office:value-type="string" calcext:value-type="string">
            <text:p>5.902077e+02)</text:p>
          </table:table-cell>
          <table:table-cell office:value-type="string" calcext:value-type="string">
            <text:p>(7.822755e+00</text:p>
          </table:table-cell>
          <table:table-cell office:value-type="float" office:value="-1.216979E-020" calcext:value-type="float">
            <text:p>-1.216979E-20</text:p>
          </table:table-cell>
          <table:table-cell office:value-type="string" calcext:value-type="string">
            <text:p>-7.358576e-01))</text:p>
          </table:table-cell>
          <table:table-cell office:value-type="string" calcext:value-type="string">
            <text:p>((-2.951038e+01</text:p>
          </table:table-cell>
          <table:table-cell office:value-type="float" office:value="-175.9962" calcext:value-type="float">
            <text:p>-175.9962</text:p>
          </table:table-cell>
          <table:table-cell office:value-type="string" calcext:value-type="string">
            <text:p>-6.694034e-01)</text:p>
          </table:table-cell>
          <table:table-cell office:value-type="string" calcext:value-type="string">
            <text:p>(3.679288e-02</text:p>
          </table:table-cell>
          <table:table-cell office:value-type="float" office:value="8.065189" calcext:value-type="float">
            <text:p>8.065189</text:p>
          </table:table-cell>
          <table:table-cell office:value-type="string" calcext:value-type="string">
            <text:p>3.911377e-01))</text:p>
          </table:table-cell>
        </table:table-row>
        <table:table-row table:style-name="ro1">
          <table:table-cell office:value-type="float" office:value="0.469189" calcext:value-type="float">
            <text:p>0.469189</text:p>
          </table:table-cell>
          <table:table-cell office:value-type="string" calcext:value-type="string">
            <text:p>((-1.343631e+01</text:p>
          </table:table-cell>
          <table:table-cell office:value-type="float" office:value="5.195613E-018" calcext:value-type="float">
            <text:p>5.195613E-18</text:p>
          </table:table-cell>
          <table:table-cell office:value-type="string" calcext:value-type="string">
            <text:p>5.899034e+02)</text:p>
          </table:table-cell>
          <table:table-cell office:value-type="string" calcext:value-type="string">
            <text:p>(7.820181e+00</text:p>
          </table:table-cell>
          <table:table-cell office:value-type="float" office:value="-1.212267E-020" calcext:value-type="float">
            <text:p>-1.212267E-20</text:p>
          </table:table-cell>
          <table:table-cell office:value-type="string" calcext:value-type="string">
            <text:p>-7.398799e-01))</text:p>
          </table:table-cell>
          <table:table-cell office:value-type="string" calcext:value-type="string">
            <text:p>((-2.949517e+01</text:p>
          </table:table-cell>
          <table:table-cell office:value-type="float" office:value="-175.8111" calcext:value-type="float">
            <text:p>-175.8111</text:p>
          </table:table-cell>
          <table:table-cell office:value-type="string" calcext:value-type="string">
            <text:p>-6.718157e-01)</text:p>
          </table:table-cell>
          <table:table-cell office:value-type="string" calcext:value-type="string">
            <text:p>(3.699400e-02</text:p>
          </table:table-cell>
          <table:table-cell office:value-type="float" office:value="8.063899" calcext:value-type="float">
            <text:p>8.063899</text:p>
          </table:table-cell>
          <table:table-cell office:value-type="string" calcext:value-type="string">
            <text:p>3.910091e-01))</text:p>
          </table:table-cell>
        </table:table-row>
        <table:table-row table:style-name="ro1">
          <table:table-cell office:value-type="float" office:value="0.46973" calcext:value-type="float">
            <text:p>0.46973</text:p>
          </table:table-cell>
          <table:table-cell office:value-type="string" calcext:value-type="string">
            <text:p>((-1.349395e+01</text:p>
          </table:table-cell>
          <table:table-cell office:value-type="float" office:value="5.21437E-018" calcext:value-type="float">
            <text:p>5.21437E-18</text:p>
          </table:table-cell>
          <table:table-cell office:value-type="string" calcext:value-type="string">
            <text:p>5.894929e+02)</text:p>
          </table:table-cell>
          <table:table-cell office:value-type="string" calcext:value-type="string">
            <text:p>(7.817441e+00</text:p>
          </table:table-cell>
          <table:table-cell office:value-type="float" office:value="-1.208081E-020" calcext:value-type="float">
            <text:p>-1.208081E-20</text:p>
          </table:table-cell>
          <table:table-cell office:value-type="string" calcext:value-type="string">
            <text:p>-7.438201e-01))</text:p>
          </table:table-cell>
          <table:table-cell office:value-type="string" calcext:value-type="string">
            <text:p>((-2.947465e+01</text:p>
          </table:table-cell>
          <table:table-cell office:value-type="float" office:value="-175.5629" calcext:value-type="float">
            <text:p>-175.5629</text:p>
          </table:table-cell>
          <table:table-cell office:value-type="string" calcext:value-type="string">
            <text:p>-6.746973e-01)</text:p>
          </table:table-cell>
          <table:table-cell office:value-type="string" calcext:value-type="string">
            <text:p>(3.719101e-02</text:p>
          </table:table-cell>
          <table:table-cell office:value-type="float" office:value="8.062424" calcext:value-type="float">
            <text:p>8.062424</text:p>
          </table:table-cell>
          <table:table-cell office:value-type="string" calcext:value-type="string">
            <text:p>3.908720e-01))</text:p>
          </table:table-cell>
        </table:table-row>
        <table:table-row table:style-name="ro1">
          <table:table-cell office:value-type="float" office:value="0.47027" calcext:value-type="float">
            <text:p>0.47027</text:p>
          </table:table-cell>
          <table:table-cell office:value-type="string" calcext:value-type="string">
            <text:p>((-1.352883e+01</text:p>
          </table:table-cell>
          <table:table-cell office:value-type="float" office:value="5.213782E-018" calcext:value-type="float">
            <text:p>5.213782E-18</text:p>
          </table:table-cell>
          <table:table-cell office:value-type="string" calcext:value-type="string">
            <text:p>5.892741e+02)</text:p>
          </table:table-cell>
          <table:table-cell office:value-type="string" calcext:value-type="string">
            <text:p>(7.814625e+00</text:p>
          </table:table-cell>
          <table:table-cell office:value-type="float" office:value="-1.201202E-020" calcext:value-type="float">
            <text:p>-1.201202E-20</text:p>
          </table:table-cell>
          <table:table-cell office:value-type="string" calcext:value-type="string">
            <text:p>-7.476464e-01))</text:p>
          </table:table-cell>
          <table:table-cell office:value-type="string" calcext:value-type="string">
            <text:p>((-2.946370e+01</text:p>
          </table:table-cell>
          <table:table-cell office:value-type="float" office:value="-175.4316" calcext:value-type="float">
            <text:p>-175.4316</text:p>
          </table:table-cell>
          <table:table-cell office:value-type="string" calcext:value-type="string">
            <text:p>-6.764413e-01)</text:p>
          </table:table-cell>
          <table:table-cell office:value-type="string" calcext:value-type="string">
            <text:p>(3.738232e-02</text:p>
          </table:table-cell>
          <table:table-cell office:value-type="float" office:value="8.060847" calcext:value-type="float">
            <text:p>8.060847</text:p>
          </table:table-cell>
          <table:table-cell office:value-type="string" calcext:value-type="string">
            <text:p>3.907312e-01))</text:p>
          </table:table-cell>
        </table:table-row>
        <table:table-row table:style-name="ro1">
          <table:table-cell office:value-type="float" office:value="0.470811" calcext:value-type="float">
            <text:p>0.470811</text:p>
          </table:table-cell>
          <table:table-cell office:value-type="string" calcext:value-type="string">
            <text:p>((-1.359780e+01</text:p>
          </table:table-cell>
          <table:table-cell office:value-type="float" office:value="5.243655E-018" calcext:value-type="float">
            <text:p>5.243655E-18</text:p>
          </table:table-cell>
          <table:table-cell office:value-type="string" calcext:value-type="string">
            <text:p>5.889119e+02)</text:p>
          </table:table-cell>
          <table:table-cell office:value-type="string" calcext:value-type="string">
            <text:p>(7.811734e+00</text:p>
          </table:table-cell>
          <table:table-cell office:value-type="float" office:value="-1.193925E-020" calcext:value-type="float">
            <text:p>-1.193925E-20</text:p>
          </table:table-cell>
          <table:table-cell office:value-type="string" calcext:value-type="string">
            <text:p>-7.513467e-01))</text:p>
          </table:table-cell>
          <table:table-cell office:value-type="string" calcext:value-type="string">
            <text:p>((-2.944559e+01</text:p>
          </table:table-cell>
          <table:table-cell office:value-type="float" office:value="-175.2117" calcext:value-type="float">
            <text:p>-175.2117</text:p>
          </table:table-cell>
          <table:table-cell office:value-type="string" calcext:value-type="string">
            <text:p>-6.798901e-01)</text:p>
          </table:table-cell>
          <table:table-cell office:value-type="string" calcext:value-type="string">
            <text:p>(3.756734e-02</text:p>
          </table:table-cell>
          <table:table-cell office:value-type="float" office:value="8.059168" calcext:value-type="float">
            <text:p>8.059168</text:p>
          </table:table-cell>
          <table:table-cell office:value-type="string" calcext:value-type="string">
            <text:p>3.905867e-01))</text:p>
          </table:table-cell>
        </table:table-row>
        <table:table-row table:style-name="ro1">
          <table:table-cell office:value-type="float" office:value="0.471351" calcext:value-type="float">
            <text:p>0.471351</text:p>
          </table:table-cell>
          <table:table-cell office:value-type="string" calcext:value-type="string">
            <text:p>((-1.363710e+01</text:p>
          </table:table-cell>
          <table:table-cell office:value-type="float" office:value="5.242792E-018" calcext:value-type="float">
            <text:p>5.242792E-18</text:p>
          </table:table-cell>
          <table:table-cell office:value-type="string" calcext:value-type="string">
            <text:p>5.886092e+02)</text:p>
          </table:table-cell>
          <table:table-cell office:value-type="string" calcext:value-type="string">
            <text:p>(7.808729e+00</text:p>
          </table:table-cell>
          <table:table-cell office:value-type="float" office:value="-1.18281E-020" calcext:value-type="float">
            <text:p>-1.18281E-20</text:p>
          </table:table-cell>
          <table:table-cell office:value-type="string" calcext:value-type="string">
            <text:p>-7.549826e-01))</text:p>
          </table:table-cell>
          <table:table-cell office:value-type="string" calcext:value-type="string">
            <text:p>((-2.943046e+01</text:p>
          </table:table-cell>
          <table:table-cell office:value-type="float" office:value="-175.0368" calcext:value-type="float">
            <text:p>-175.0368</text:p>
          </table:table-cell>
          <table:table-cell office:value-type="string" calcext:value-type="string">
            <text:p>-6.818551e-01)</text:p>
          </table:table-cell>
          <table:table-cell office:value-type="string" calcext:value-type="string">
            <text:p>(3.774913e-02</text:p>
          </table:table-cell>
          <table:table-cell office:value-type="float" office:value="8.057357" calcext:value-type="float">
            <text:p>8.057357</text:p>
          </table:table-cell>
          <table:table-cell office:value-type="string" calcext:value-type="string">
            <text:p>3.904364e-01))</text:p>
          </table:table-cell>
        </table:table-row>
        <table:table-row table:style-name="ro1">
          <table:table-cell office:value-type="float" office:value="0.471892" calcext:value-type="float">
            <text:p>0.471892</text:p>
          </table:table-cell>
          <table:table-cell office:value-type="string" calcext:value-type="string">
            <text:p>((-1.370088e+01</text:p>
          </table:table-cell>
          <table:table-cell office:value-type="float" office:value="5.271681E-018" calcext:value-type="float">
            <text:p>5.271681E-18</text:p>
          </table:table-cell>
          <table:table-cell office:value-type="string" calcext:value-type="string">
            <text:p>5.882399e+02)</text:p>
          </table:table-cell>
          <table:table-cell office:value-type="string" calcext:value-type="string">
            <text:p>(7.805605e+00</text:p>
          </table:table-cell>
          <table:table-cell office:value-type="float" office:value="-1.168287E-020" calcext:value-type="float">
            <text:p>-1.168287E-20</text:p>
          </table:table-cell>
          <table:table-cell office:value-type="string" calcext:value-type="string">
            <text:p>-7.586090e-01))</text:p>
          </table:table-cell>
          <table:table-cell office:value-type="string" calcext:value-type="string">
            <text:p>((-2.941200e+01</text:p>
          </table:table-cell>
          <table:table-cell office:value-type="float" office:value="-174.8117" calcext:value-type="float">
            <text:p>-174.8117</text:p>
          </table:table-cell>
          <table:table-cell office:value-type="string" calcext:value-type="string">
            <text:p>-6.850442e-01)</text:p>
          </table:table-cell>
          <table:table-cell office:value-type="string" calcext:value-type="string">
            <text:p>(3.793045e-02</text:p>
          </table:table-cell>
          <table:table-cell office:value-type="float" office:value="8.055421" calcext:value-type="float">
            <text:p>8.055421</text:p>
          </table:table-cell>
          <table:table-cell office:value-type="string" calcext:value-type="string">
            <text:p>3.902803e-01))</text:p>
          </table:table-cell>
        </table:table-row>
        <table:table-row table:style-name="ro1">
          <table:table-cell office:value-type="float" office:value="0.472432" calcext:value-type="float">
            <text:p>0.472432</text:p>
          </table:table-cell>
          <table:table-cell office:value-type="string" calcext:value-type="string">
            <text:p>((-1.369098e+01</text:p>
          </table:table-cell>
          <table:table-cell office:value-type="float" office:value="5.254543E-018" calcext:value-type="float">
            <text:p>5.254543E-18</text:p>
          </table:table-cell>
          <table:table-cell office:value-type="string" calcext:value-type="string">
            <text:p>5.884339e+02)</text:p>
          </table:table-cell>
          <table:table-cell office:value-type="string" calcext:value-type="string">
            <text:p>(7.802559e+00</text:p>
          </table:table-cell>
          <table:table-cell office:value-type="float" office:value="-1.150491E-020" calcext:value-type="float">
            <text:p>-1.150491E-20</text:p>
          </table:table-cell>
          <table:table-cell office:value-type="string" calcext:value-type="string">
            <text:p>-7.622325e-01))</text:p>
          </table:table-cell>
          <table:table-cell office:value-type="string" calcext:value-type="string">
            <text:p>((-2.942170e+01</text:p>
          </table:table-cell>
          <table:table-cell office:value-type="float" office:value="-174.8986" calcext:value-type="float">
            <text:p>-174.8986</text:p>
          </table:table-cell>
          <table:table-cell office:value-type="string" calcext:value-type="string">
            <text:p>-6.845489e-01)</text:p>
          </table:table-cell>
          <table:table-cell office:value-type="string" calcext:value-type="string">
            <text:p>(3.811163e-02</text:p>
          </table:table-cell>
          <table:table-cell office:value-type="float" office:value="8.053566" calcext:value-type="float">
            <text:p>8.053566</text:p>
          </table:table-cell>
          <table:table-cell office:value-type="string" calcext:value-type="string">
            <text:p>3.901279e-01))</text:p>
          </table:table-cell>
        </table:table-row>
        <table:table-row table:style-name="ro1">
          <table:table-cell office:value-type="float" office:value="0.472973" calcext:value-type="float">
            <text:p>0.472973</text:p>
          </table:table-cell>
          <table:table-cell office:value-type="string" calcext:value-type="string">
            <text:p>((-1.372342e+01</text:p>
          </table:table-cell>
          <table:table-cell office:value-type="float" office:value="5.253724E-018" calcext:value-type="float">
            <text:p>5.253724E-18</text:p>
          </table:table-cell>
          <table:table-cell office:value-type="string" calcext:value-type="string">
            <text:p>5.881493e+02)</text:p>
          </table:table-cell>
          <table:table-cell office:value-type="string" calcext:value-type="string">
            <text:p>(7.799368e+00</text:p>
          </table:table-cell>
          <table:table-cell office:value-type="float" office:value="-1.128478E-020" calcext:value-type="float">
            <text:p>-1.128478E-20</text:p>
          </table:table-cell>
          <table:table-cell office:value-type="string" calcext:value-type="string">
            <text:p>-7.658831e-01))</text:p>
          </table:table-cell>
          <table:table-cell office:value-type="string" calcext:value-type="string">
            <text:p>((-2.940746e+01</text:p>
          </table:table-cell>
          <table:table-cell office:value-type="float" office:value="-174.7237" calcext:value-type="float">
            <text:p>-174.7237</text:p>
          </table:table-cell>
          <table:table-cell office:value-type="string" calcext:value-type="string">
            <text:p>-6.861710e-01)</text:p>
          </table:table-cell>
          <table:table-cell office:value-type="string" calcext:value-type="string">
            <text:p>(3.829416e-02</text:p>
          </table:table-cell>
          <table:table-cell office:value-type="float" office:value="8.051567" calcext:value-type="float">
            <text:p>8.051567</text:p>
          </table:table-cell>
          <table:table-cell office:value-type="string" calcext:value-type="string">
            <text:p>3.899684e-01))</text:p>
          </table:table-cell>
        </table:table-row>
        <table:table-row table:style-name="ro1">
          <table:table-cell office:value-type="float" office:value="0.473514" calcext:value-type="float">
            <text:p>0.473514</text:p>
          </table:table-cell>
          <table:table-cell office:value-type="string" calcext:value-type="string">
            <text:p>((-1.377259e+01</text:p>
          </table:table-cell>
          <table:table-cell office:value-type="float" office:value="5.272453E-018" calcext:value-type="float">
            <text:p>5.272453E-18</text:p>
          </table:table-cell>
          <table:table-cell office:value-type="string" calcext:value-type="string">
            <text:p>5.878248e+02)</text:p>
          </table:table-cell>
          <table:table-cell office:value-type="string" calcext:value-type="string">
            <text:p>(7.795946e+00</text:p>
          </table:table-cell>
          <table:table-cell office:value-type="float" office:value="-1.146813E-020" calcext:value-type="float">
            <text:p>-1.146813E-20</text:p>
          </table:table-cell>
          <table:table-cell office:value-type="string" calcext:value-type="string">
            <text:p>-7.695819e-01))</text:p>
          </table:table-cell>
          <table:table-cell office:value-type="string" calcext:value-type="string">
            <text:p>((-2.939124e+01</text:p>
          </table:table-cell>
          <table:table-cell office:value-type="float" office:value="-174.5238" calcext:value-type="float">
            <text:p>-174.5238</text:p>
          </table:table-cell>
          <table:table-cell office:value-type="string" calcext:value-type="string">
            <text:p>-6.886295e-01)</text:p>
          </table:table-cell>
          <table:table-cell office:value-type="string" calcext:value-type="string">
            <text:p>(3.847909e-02</text:p>
          </table:table-cell>
          <table:table-cell office:value-type="float" office:value="8.049341" calcext:value-type="float">
            <text:p>8.049341</text:p>
          </table:table-cell>
          <table:table-cell office:value-type="string" calcext:value-type="string">
            <text:p>3.897973e-01))</text:p>
          </table:table-cell>
        </table:table-row>
        <table:table-row table:style-name="ro1">
          <table:table-cell office:value-type="float" office:value="0.474054" calcext:value-type="float">
            <text:p>0.474054</text:p>
          </table:table-cell>
          <table:table-cell office:value-type="string" calcext:value-type="string">
            <text:p>((-1.380888e+01</text:p>
          </table:table-cell>
          <table:table-cell office:value-type="float" office:value="5.281455E-018" calcext:value-type="float">
            <text:p>5.281455E-18</text:p>
          </table:table-cell>
          <table:table-cell office:value-type="string" calcext:value-type="string">
            <text:p>5.876642e+02)</text:p>
          </table:table-cell>
          <table:table-cell office:value-type="string" calcext:value-type="string">
            <text:p>(7.792481e+00</text:p>
          </table:table-cell>
          <table:table-cell office:value-type="float" office:value="-1.184428E-020" calcext:value-type="float">
            <text:p>-1.184428E-20</text:p>
          </table:table-cell>
          <table:table-cell office:value-type="string" calcext:value-type="string">
            <text:p>-7.734125e-01))</text:p>
          </table:table-cell>
          <table:table-cell office:value-type="string" calcext:value-type="string">
            <text:p>((-2.938321e+01</text:p>
          </table:table-cell>
          <table:table-cell office:value-type="float" office:value="-174.4204" calcext:value-type="float">
            <text:p>-174.4204</text:p>
          </table:table-cell>
          <table:table-cell office:value-type="string" calcext:value-type="string">
            <text:p>-6.904439e-01)</text:p>
          </table:table-cell>
          <table:table-cell office:value-type="string" calcext:value-type="string">
            <text:p>(3.867063e-02</text:p>
          </table:table-cell>
          <table:table-cell office:value-type="float" office:value="8.047099" calcext:value-type="float">
            <text:p>8.047099</text:p>
          </table:table-cell>
          <table:table-cell office:value-type="string" calcext:value-type="string">
            <text:p>3.896240e-01))</text:p>
          </table:table-cell>
        </table:table-row>
        <table:table-row table:style-name="ro1">
          <table:table-cell office:value-type="float" office:value="0.474595" calcext:value-type="float">
            <text:p>0.474595</text:p>
          </table:table-cell>
          <table:table-cell office:value-type="string" calcext:value-type="string">
            <text:p>((-1.382502e+01</text:p>
          </table:table-cell>
          <table:table-cell office:value-type="float" office:value="5.280634E-018" calcext:value-type="float">
            <text:p>5.280634E-18</text:p>
          </table:table-cell>
          <table:table-cell office:value-type="string" calcext:value-type="string">
            <text:p>5.876677e+02)</text:p>
          </table:table-cell>
          <table:table-cell office:value-type="string" calcext:value-type="string">
            <text:p>(7.788936e+00</text:p>
          </table:table-cell>
          <table:table-cell office:value-type="float" office:value="-1.223884E-020" calcext:value-type="float">
            <text:p>-1.223884E-20</text:p>
          </table:table-cell>
          <table:table-cell office:value-type="string" calcext:value-type="string">
            <text:p>-7.773465e-01))</text:p>
          </table:table-cell>
          <table:table-cell office:value-type="string" calcext:value-type="string">
            <text:p>((-2.938338e+01</text:p>
          </table:table-cell>
          <table:table-cell office:value-type="float" office:value="-174.4028" calcext:value-type="float">
            <text:p>-174.4028</text:p>
          </table:table-cell>
          <table:table-cell office:value-type="string" calcext:value-type="string">
            <text:p>-6.912508e-01)</text:p>
          </table:table-cell>
          <table:table-cell office:value-type="string" calcext:value-type="string">
            <text:p>(3.886732e-02</text:p>
          </table:table-cell>
          <table:table-cell office:value-type="float" office:value="8.044795" calcext:value-type="float">
            <text:p>8.044795</text:p>
          </table:table-cell>
          <table:table-cell office:value-type="string" calcext:value-type="string">
            <text:p>3.894468e-01))</text:p>
          </table:table-cell>
        </table:table-row>
        <table:table-row table:style-name="ro1">
          <table:table-cell office:value-type="float" office:value="0.475135" calcext:value-type="float">
            <text:p>0.475135</text:p>
          </table:table-cell>
          <table:table-cell office:value-type="string" calcext:value-type="string">
            <text:p>((-1.382466e+01</text:p>
          </table:table-cell>
          <table:table-cell office:value-type="float" office:value="5.271462E-018" calcext:value-type="float">
            <text:p>5.271462E-18</text:p>
          </table:table-cell>
          <table:table-cell office:value-type="string" calcext:value-type="string">
            <text:p>5.877844e+02)</text:p>
          </table:table-cell>
          <table:table-cell office:value-type="string" calcext:value-type="string">
            <text:p>(7.785287e+00</text:p>
          </table:table-cell>
          <table:table-cell office:value-type="float" office:value="-1.263639E-020" calcext:value-type="float">
            <text:p>-1.263639E-20</text:p>
          </table:table-cell>
          <table:table-cell office:value-type="string" calcext:value-type="string">
            <text:p>-7.813804e-01))</text:p>
          </table:table-cell>
          <table:table-cell office:value-type="string" calcext:value-type="string">
            <text:p>((-2.938922e+01</text:p>
          </table:table-cell>
          <table:table-cell office:value-type="float" office:value="-174.4435" calcext:value-type="float">
            <text:p>-174.4435</text:p>
          </table:table-cell>
          <table:table-cell office:value-type="string" calcext:value-type="string">
            <text:p>-6.912331e-01)</text:p>
          </table:table-cell>
          <table:table-cell office:value-type="string" calcext:value-type="string">
            <text:p>(3.906902e-02</text:p>
          </table:table-cell>
          <table:table-cell office:value-type="float" office:value="8.042398" calcext:value-type="float">
            <text:p>8.042398</text:p>
          </table:table-cell>
          <table:table-cell office:value-type="string" calcext:value-type="string">
            <text:p>3.892644e-01))</text:p>
          </table:table-cell>
        </table:table-row>
        <table:table-row table:style-name="ro1">
          <table:table-cell office:value-type="float" office:value="0.475676" calcext:value-type="float">
            <text:p>0.475676</text:p>
          </table:table-cell>
          <table:table-cell office:value-type="string" calcext:value-type="string">
            <text:p>((-1.381588e+01</text:p>
          </table:table-cell>
          <table:table-cell office:value-type="float" office:value="5.257471E-018" calcext:value-type="float">
            <text:p>5.257471E-18</text:p>
          </table:table-cell>
          <table:table-cell office:value-type="string" calcext:value-type="string">
            <text:p>5.879359e+02)</text:p>
          </table:table-cell>
          <table:table-cell office:value-type="string" calcext:value-type="string">
            <text:p>(7.781723e+00</text:p>
          </table:table-cell>
          <table:table-cell office:value-type="float" office:value="-1.306274E-020" calcext:value-type="float">
            <text:p>-1.306274E-20</text:p>
          </table:table-cell>
          <table:table-cell office:value-type="string" calcext:value-type="string">
            <text:p>-7.853809e-01))</text:p>
          </table:table-cell>
          <table:table-cell office:value-type="string" calcext:value-type="string">
            <text:p>((-2.939680e+01</text:p>
          </table:table-cell>
          <table:table-cell office:value-type="float" office:value="-174.5013" calcext:value-type="float">
            <text:p>-174.5013</text:p>
          </table:table-cell>
          <table:table-cell office:value-type="string" calcext:value-type="string">
            <text:p>-6.907942e-01)</text:p>
          </table:table-cell>
          <table:table-cell office:value-type="string" calcext:value-type="string">
            <text:p>(3.926905e-02</text:p>
          </table:table-cell>
          <table:table-cell office:value-type="float" office:value="8.040076" calcext:value-type="float">
            <text:p>8.040076</text:p>
          </table:table-cell>
          <table:table-cell office:value-type="string" calcext:value-type="string">
            <text:p>3.890861e-01))</text:p>
          </table:table-cell>
        </table:table-row>
        <table:table-row table:style-name="ro1">
          <table:table-cell office:value-type="float" office:value="0.476216" calcext:value-type="float">
            <text:p>0.476216</text:p>
          </table:table-cell>
          <table:table-cell office:value-type="string" calcext:value-type="string">
            <text:p>((-1.380602e+01</text:p>
          </table:table-cell>
          <table:table-cell office:value-type="float" office:value="5.24387E-018" calcext:value-type="float">
            <text:p>5.24387E-18</text:p>
          </table:table-cell>
          <table:table-cell office:value-type="string" calcext:value-type="string">
            <text:p>5.880584e+02)</text:p>
          </table:table-cell>
          <table:table-cell office:value-type="string" calcext:value-type="string">
            <text:p>(7.778183e+00</text:p>
          </table:table-cell>
          <table:table-cell office:value-type="float" office:value="-1.350705E-020" calcext:value-type="float">
            <text:p>-1.350705E-20</text:p>
          </table:table-cell>
          <table:table-cell office:value-type="string" calcext:value-type="string">
            <text:p>-7.892891e-01))</text:p>
          </table:table-cell>
          <table:table-cell office:value-type="string" calcext:value-type="string">
            <text:p>((-2.940292e+01</text:p>
          </table:table-cell>
          <table:table-cell office:value-type="float" office:value="-174.543" calcext:value-type="float">
            <text:p>-174.543</text:p>
          </table:table-cell>
          <table:table-cell office:value-type="string" calcext:value-type="string">
            <text:p>-6.903010e-01)</text:p>
          </table:table-cell>
          <table:table-cell office:value-type="string" calcext:value-type="string">
            <text:p>(3.946446e-02</text:p>
          </table:table-cell>
          <table:table-cell office:value-type="float" office:value="8.037753" calcext:value-type="float">
            <text:p>8.037753</text:p>
          </table:table-cell>
          <table:table-cell office:value-type="string" calcext:value-type="string">
            <text:p>3.889092e-01))</text:p>
          </table:table-cell>
        </table:table-row>
        <table:table-row table:style-name="ro1">
          <table:table-cell office:value-type="float" office:value="0.476757" calcext:value-type="float">
            <text:p>0.476757</text:p>
          </table:table-cell>
          <table:table-cell office:value-type="string" calcext:value-type="string">
            <text:p>((-1.379997e+01</text:p>
          </table:table-cell>
          <table:table-cell office:value-type="float" office:value="5.232688E-018" calcext:value-type="float">
            <text:p>5.232688E-18</text:p>
          </table:table-cell>
          <table:table-cell office:value-type="string" calcext:value-type="string">
            <text:p>5.881363e+02)</text:p>
          </table:table-cell>
          <table:table-cell office:value-type="string" calcext:value-type="string">
            <text:p>(7.774716e+00</text:p>
          </table:table-cell>
          <table:table-cell office:value-type="float" office:value="-1.369369E-020" calcext:value-type="float">
            <text:p>-1.369369E-20</text:p>
          </table:table-cell>
          <table:table-cell office:value-type="string" calcext:value-type="string">
            <text:p>-7.930921e-01))</text:p>
          </table:table-cell>
          <table:table-cell office:value-type="string" calcext:value-type="string">
            <text:p>((-2.940681e+01</text:p>
          </table:table-cell>
          <table:table-cell office:value-type="float" office:value="-174.5617" calcext:value-type="float">
            <text:p>-174.5617</text:p>
          </table:table-cell>
          <table:table-cell office:value-type="string" calcext:value-type="string">
            <text:p>-6.899986e-01)</text:p>
          </table:table-cell>
          <table:table-cell office:value-type="string" calcext:value-type="string">
            <text:p>(3.965460e-02</text:p>
          </table:table-cell>
          <table:table-cell office:value-type="float" office:value="8.035471" calcext:value-type="float">
            <text:p>8.035471</text:p>
          </table:table-cell>
          <table:table-cell office:value-type="string" calcext:value-type="string">
            <text:p>3.887358e-01))</text:p>
          </table:table-cell>
        </table:table-row>
        <table:table-row table:style-name="ro1">
          <table:table-cell office:value-type="float" office:value="0.477297" calcext:value-type="float">
            <text:p>0.477297</text:p>
          </table:table-cell>
          <table:table-cell office:value-type="string" calcext:value-type="string">
            <text:p>((-1.379513e+01</text:p>
          </table:table-cell>
          <table:table-cell office:value-type="float" office:value="5.224714E-018" calcext:value-type="float">
            <text:p>5.224714E-18</text:p>
          </table:table-cell>
          <table:table-cell office:value-type="string" calcext:value-type="string">
            <text:p>5.882423e+02)</text:p>
          </table:table-cell>
          <table:table-cell office:value-type="string" calcext:value-type="string">
            <text:p>(7.771542e+00</text:p>
          </table:table-cell>
          <table:table-cell office:value-type="float" office:value="-1.308962E-020" calcext:value-type="float">
            <text:p>-1.308962E-20</text:p>
          </table:table-cell>
          <table:table-cell office:value-type="string" calcext:value-type="string">
            <text:p>-7.968043e-01))</text:p>
          </table:table-cell>
          <table:table-cell office:value-type="string" calcext:value-type="string">
            <text:p>((-2.941211e+01</text:p>
          </table:table-cell>
          <table:table-cell office:value-type="float" office:value="-174.593" calcext:value-type="float">
            <text:p>-174.593</text:p>
          </table:table-cell>
          <table:table-cell office:value-type="string" calcext:value-type="string">
            <text:p>-6.897563e-01)</text:p>
          </table:table-cell>
          <table:table-cell office:value-type="string" calcext:value-type="string">
            <text:p>(3.984022e-02</text:p>
          </table:table-cell>
          <table:table-cell office:value-type="float" office:value="8.033463" calcext:value-type="float">
            <text:p>8.033463</text:p>
          </table:table-cell>
          <table:table-cell office:value-type="string" calcext:value-type="string">
            <text:p>3.885771e-01))</text:p>
          </table:table-cell>
        </table:table-row>
        <table:table-row table:style-name="ro1">
          <table:table-cell office:value-type="float" office:value="0.477838" calcext:value-type="float">
            <text:p>0.477838</text:p>
          </table:table-cell>
          <table:table-cell office:value-type="string" calcext:value-type="string">
            <text:p>((-1.375983e+01</text:p>
          </table:table-cell>
          <table:table-cell office:value-type="float" office:value="5.198232E-018" calcext:value-type="float">
            <text:p>5.198232E-18</text:p>
          </table:table-cell>
          <table:table-cell office:value-type="string" calcext:value-type="string">
            <text:p>5.886729e+02)</text:p>
          </table:table-cell>
          <table:table-cell office:value-type="string" calcext:value-type="string">
            <text:p>(7.768500e+00</text:p>
          </table:table-cell>
          <table:table-cell office:value-type="float" office:value="-1.249874E-020" calcext:value-type="float">
            <text:p>-1.249874E-20</text:p>
          </table:table-cell>
          <table:table-cell office:value-type="string" calcext:value-type="string">
            <text:p>-8.004428e-01))</text:p>
          </table:table-cell>
          <table:table-cell office:value-type="string" calcext:value-type="string">
            <text:p>((-2.943365e+01</text:p>
          </table:table-cell>
          <table:table-cell office:value-type="float" office:value="-174.8028" calcext:value-type="float">
            <text:p>-174.8028</text:p>
          </table:table-cell>
          <table:table-cell office:value-type="string" calcext:value-type="string">
            <text:p>-6.879916e-01)</text:p>
          </table:table-cell>
          <table:table-cell office:value-type="string" calcext:value-type="string">
            <text:p>(4.002214e-02</text:p>
          </table:table-cell>
          <table:table-cell office:value-type="float" office:value="8.031558" calcext:value-type="float">
            <text:p>8.031558</text:p>
          </table:table-cell>
          <table:table-cell office:value-type="string" calcext:value-type="string">
            <text:p>3.884250e-01))</text:p>
          </table:table-cell>
        </table:table-row>
        <table:table-row table:style-name="ro1">
          <table:table-cell office:value-type="float" office:value="0.478378" calcext:value-type="float">
            <text:p>0.478378</text:p>
          </table:table-cell>
          <table:table-cell office:value-type="string" calcext:value-type="string">
            <text:p>((-1.371829e+01</text:p>
          </table:table-cell>
          <table:table-cell office:value-type="float" office:value="5.177206E-018" calcext:value-type="float">
            <text:p>5.177206E-18</text:p>
          </table:table-cell>
          <table:table-cell office:value-type="string" calcext:value-type="string">
            <text:p>5.891224e+02)</text:p>
          </table:table-cell>
          <table:table-cell office:value-type="string" calcext:value-type="string">
            <text:p>(7.765643e+00</text:p>
          </table:table-cell>
          <table:table-cell office:value-type="float" office:value="-1.191236E-020" calcext:value-type="float">
            <text:p>-1.191236E-20</text:p>
          </table:table-cell>
          <table:table-cell office:value-type="string" calcext:value-type="string">
            <text:p>-8.039535e-01))</text:p>
          </table:table-cell>
          <table:table-cell office:value-type="string" calcext:value-type="string">
            <text:p>((-2.945612e+01</text:p>
          </table:table-cell>
          <table:table-cell office:value-type="float" office:value="-175.0064" calcext:value-type="float">
            <text:p>-175.0064</text:p>
          </table:table-cell>
          <table:table-cell office:value-type="string" calcext:value-type="string">
            <text:p>-6.859145e-01)</text:p>
          </table:table-cell>
          <table:table-cell office:value-type="string" calcext:value-type="string">
            <text:p>(4.019767e-02</text:p>
          </table:table-cell>
          <table:table-cell office:value-type="float" office:value="8.029795" calcext:value-type="float">
            <text:p>8.029795</text:p>
          </table:table-cell>
          <table:table-cell office:value-type="string" calcext:value-type="string">
            <text:p>3.882822e-01))</text:p>
          </table:table-cell>
        </table:table-row>
        <table:table-row table:style-name="ro1">
          <table:table-cell office:value-type="float" office:value="0.478919" calcext:value-type="float">
            <text:p>0.478919</text:p>
          </table:table-cell>
          <table:table-cell office:value-type="string" calcext:value-type="string">
            <text:p>((-1.365351e+01</text:p>
          </table:table-cell>
          <table:table-cell office:value-type="float" office:value="5.143497E-018" calcext:value-type="float">
            <text:p>5.143497E-18</text:p>
          </table:table-cell>
          <table:table-cell office:value-type="string" calcext:value-type="string">
            <text:p>5.897584e+02)</text:p>
          </table:table-cell>
          <table:table-cell office:value-type="string" calcext:value-type="string">
            <text:p>(7.762883e+00</text:p>
          </table:table-cell>
          <table:table-cell office:value-type="float" office:value="-1.132483E-020" calcext:value-type="float">
            <text:p>-1.132483E-20</text:p>
          </table:table-cell>
          <table:table-cell office:value-type="string" calcext:value-type="string">
            <text:p>-8.073479e-01))</text:p>
          </table:table-cell>
          <table:table-cell office:value-type="string" calcext:value-type="string">
            <text:p>((-2.948792e+01</text:p>
          </table:table-cell>
          <table:table-cell office:value-type="float" office:value="-175.3114" calcext:value-type="float">
            <text:p>-175.3114</text:p>
          </table:table-cell>
          <table:table-cell office:value-type="string" calcext:value-type="string">
            <text:p>-6.826755e-01)</text:p>
          </table:table-cell>
          <table:table-cell office:value-type="string" calcext:value-type="string">
            <text:p>(4.036739e-02</text:p>
          </table:table-cell>
          <table:table-cell office:value-type="float" office:value="8.028078" calcext:value-type="float">
            <text:p>8.028078</text:p>
          </table:table-cell>
          <table:table-cell office:value-type="string" calcext:value-type="string">
            <text:p>3.881441e-01))</text:p>
          </table:table-cell>
        </table:table-row>
        <table:table-row table:style-name="ro1">
          <table:table-cell office:value-type="float" office:value="0.479459" calcext:value-type="float">
            <text:p>0.479459</text:p>
          </table:table-cell>
          <table:table-cell office:value-type="string" calcext:value-type="string">
            <text:p>((-1.357472e+01</text:p>
          </table:table-cell>
          <table:table-cell office:value-type="float" office:value="5.09461E-018" calcext:value-type="float">
            <text:p>5.09461E-18</text:p>
          </table:table-cell>
          <table:table-cell office:value-type="string" calcext:value-type="string">
            <text:p>5.904158e+02)</text:p>
          </table:table-cell>
          <table:table-cell office:value-type="string" calcext:value-type="string">
            <text:p>(7.760130e+00</text:p>
          </table:table-cell>
          <table:table-cell office:value-type="float" office:value="-1.074092E-020" calcext:value-type="float">
            <text:p>-1.074092E-20</text:p>
          </table:table-cell>
          <table:table-cell office:value-type="string" calcext:value-type="string">
            <text:p>-8.106995e-01))</text:p>
          </table:table-cell>
          <table:table-cell office:value-type="string" calcext:value-type="string">
            <text:p>((-2.952079e+01</text:p>
          </table:table-cell>
          <table:table-cell office:value-type="float" office:value="-175.6287" calcext:value-type="float">
            <text:p>-175.6287</text:p>
          </table:table-cell>
          <table:table-cell office:value-type="string" calcext:value-type="string">
            <text:p>-6.787358e-01)</text:p>
          </table:table-cell>
          <table:table-cell office:value-type="string" calcext:value-type="string">
            <text:p>(4.053497e-02</text:p>
          </table:table-cell>
          <table:table-cell office:value-type="float" office:value="8.026341" calcext:value-type="float">
            <text:p>8.026341</text:p>
          </table:table-cell>
          <table:table-cell office:value-type="string" calcext:value-type="string">
            <text:p>3.880065e-01))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string" calcext:value-type="string">
            <text:p>((-1.354217e+01</text:p>
          </table:table-cell>
          <table:table-cell office:value-type="float" office:value="5.092463E-018" calcext:value-type="float">
            <text:p>5.092463E-18</text:p>
          </table:table-cell>
          <table:table-cell office:value-type="string" calcext:value-type="string">
            <text:p>5.908202e+02)</text:p>
          </table:table-cell>
          <table:table-cell office:value-type="string" calcext:value-type="string">
            <text:p>(7.757361e+00</text:p>
          </table:table-cell>
          <table:table-cell office:value-type="float" office:value="-1.01766E-020" calcext:value-type="float">
            <text:p>-1.01766E-20</text:p>
          </table:table-cell>
          <table:table-cell office:value-type="string" calcext:value-type="string">
            <text:p>-8.140322e-01))</text:p>
          </table:table-cell>
          <table:table-cell office:value-type="string" calcext:value-type="string">
            <text:p>((-2.954101e+01</text:p>
          </table:table-cell>
          <table:table-cell office:value-type="float" office:value="-175.8019" calcext:value-type="float">
            <text:p>-175.8019</text:p>
          </table:table-cell>
          <table:table-cell office:value-type="string" calcext:value-type="string">
            <text:p>-6.771083e-01)</text:p>
          </table:table-cell>
          <table:table-cell office:value-type="string" calcext:value-type="string">
            <text:p>(4.070161e-02</text:p>
          </table:table-cell>
          <table:table-cell office:value-type="float" office:value="8.024562" calcext:value-type="float">
            <text:p>8.024562</text:p>
          </table:table-cell>
          <table:table-cell office:value-type="string" calcext:value-type="string">
            <text:p>3.878680e-01))</text:p>
          </table:table-cell>
        </table:table-row>
        <table:table-row table:style-name="ro1">
          <table:table-cell office:value-type="float" office:value="0.480541" calcext:value-type="float">
            <text:p>0.480541</text:p>
          </table:table-cell>
          <table:table-cell office:value-type="string" calcext:value-type="string">
            <text:p>((-1.349817e+01</text:p>
          </table:table-cell>
          <table:table-cell office:value-type="float" office:value="5.059673E-018" calcext:value-type="float">
            <text:p>5.059673E-18</text:p>
          </table:table-cell>
          <table:table-cell office:value-type="string" calcext:value-type="string">
            <text:p>5.912931e+02)</text:p>
          </table:table-cell>
          <table:table-cell office:value-type="string" calcext:value-type="string">
            <text:p>(7.754622e+00</text:p>
          </table:table-cell>
          <table:table-cell office:value-type="float" office:value="-9.638041E-021" calcext:value-type="float">
            <text:p>-9.638041E-21</text:p>
          </table:table-cell>
          <table:table-cell office:value-type="string" calcext:value-type="string">
            <text:p>-8.173285e-01))</text:p>
          </table:table-cell>
          <table:table-cell office:value-type="string" calcext:value-type="string">
            <text:p>((-2.956465e+01</text:p>
          </table:table-cell>
          <table:table-cell office:value-type="float" office:value="-176.0331" calcext:value-type="float">
            <text:p>-176.0331</text:p>
          </table:table-cell>
          <table:table-cell office:value-type="string" calcext:value-type="string">
            <text:p>-6.749084e-01)</text:p>
          </table:table-cell>
          <table:table-cell office:value-type="string" calcext:value-type="string">
            <text:p>(4.086643e-02</text:p>
          </table:table-cell>
          <table:table-cell office:value-type="float" office:value="8.022788" calcext:value-type="float">
            <text:p>8.022788</text:p>
          </table:table-cell>
          <table:table-cell office:value-type="string" calcext:value-type="string">
            <text:p>3.877311e-01))</text:p>
          </table:table-cell>
        </table:table-row>
        <table:table-row table:style-name="ro1">
          <table:table-cell office:value-type="float" office:value="0.481081" calcext:value-type="float">
            <text:p>0.481081</text:p>
          </table:table-cell>
          <table:table-cell office:value-type="string" calcext:value-type="string">
            <text:p>((-1.345952e+01</text:p>
          </table:table-cell>
          <table:table-cell office:value-type="float" office:value="5.036044E-018" calcext:value-type="float">
            <text:p>5.036044E-18</text:p>
          </table:table-cell>
          <table:table-cell office:value-type="string" calcext:value-type="string">
            <text:p>5.916584e+02)</text:p>
          </table:table-cell>
          <table:table-cell office:value-type="string" calcext:value-type="string">
            <text:p>(7.751875e+00</text:p>
          </table:table-cell>
          <table:table-cell office:value-type="float" office:value="-9.107723E-021" calcext:value-type="float">
            <text:p>-9.107723E-21</text:p>
          </table:table-cell>
          <table:table-cell office:value-type="string" calcext:value-type="string">
            <text:p>-8.204701e-01))</text:p>
          </table:table-cell>
          <table:table-cell office:value-type="string" calcext:value-type="string">
            <text:p>((-2.958292e+01</text:p>
          </table:table-cell>
          <table:table-cell office:value-type="float" office:value="-176.1988" calcext:value-type="float">
            <text:p>-176.1988</text:p>
          </table:table-cell>
          <table:table-cell office:value-type="string" calcext:value-type="string">
            <text:p>-6.729760e-01)</text:p>
          </table:table-cell>
          <table:table-cell office:value-type="string" calcext:value-type="string">
            <text:p>(4.102350e-02</text:p>
          </table:table-cell>
          <table:table-cell office:value-type="float" office:value="8.020939" calcext:value-type="float">
            <text:p>8.020939</text:p>
          </table:table-cell>
          <table:table-cell office:value-type="string" calcext:value-type="string">
            <text:p>3.875937e-01))</text:p>
          </table:table-cell>
        </table:table-row>
        <table:table-row table:style-name="ro1">
          <table:table-cell office:value-type="float" office:value="0.481622" calcext:value-type="float">
            <text:p>0.481622</text:p>
          </table:table-cell>
          <table:table-cell office:value-type="string" calcext:value-type="string">
            <text:p>((-1.343254e+01</text:p>
          </table:table-cell>
          <table:table-cell office:value-type="float" office:value="5.019738E-018" calcext:value-type="float">
            <text:p>5.019738E-18</text:p>
          </table:table-cell>
          <table:table-cell office:value-type="string" calcext:value-type="string">
            <text:p>5.919378e+02)</text:p>
          </table:table-cell>
          <table:table-cell office:value-type="string" calcext:value-type="string">
            <text:p>(7.749222e+00</text:p>
          </table:table-cell>
          <table:table-cell office:value-type="float" office:value="-8.522491E-021" calcext:value-type="float">
            <text:p>-8.522491E-21</text:p>
          </table:table-cell>
          <table:table-cell office:value-type="string" calcext:value-type="string">
            <text:p>-8.231050e-01))</text:p>
          </table:table-cell>
          <table:table-cell office:value-type="string" calcext:value-type="string">
            <text:p>((-2.959689e+01</text:p>
          </table:table-cell>
          <table:table-cell office:value-type="float" office:value="-176.3179" calcext:value-type="float">
            <text:p>-176.3179</text:p>
          </table:table-cell>
          <table:table-cell office:value-type="string" calcext:value-type="string">
            <text:p>-6.716268e-01)</text:p>
          </table:table-cell>
          <table:table-cell office:value-type="string" calcext:value-type="string">
            <text:p>(4.115525e-02</text:p>
          </table:table-cell>
          <table:table-cell office:value-type="float" office:value="8.019067" calcext:value-type="float">
            <text:p>8.019067</text:p>
          </table:table-cell>
          <table:table-cell office:value-type="string" calcext:value-type="string">
            <text:p>3.874611e-01))</text:p>
          </table:table-cell>
        </table:table-row>
        <table:table-row table:style-name="ro1">
          <table:table-cell office:value-type="float" office:value="0.482162" calcext:value-type="float">
            <text:p>0.482162</text:p>
          </table:table-cell>
          <table:table-cell office:value-type="string" calcext:value-type="string">
            <text:p>((-1.343183e+01</text:p>
          </table:table-cell>
          <table:table-cell office:value-type="float" office:value="5.020822E-018" calcext:value-type="float">
            <text:p>5.020822E-18</text:p>
          </table:table-cell>
          <table:table-cell office:value-type="string" calcext:value-type="string">
            <text:p>5.920239e+02)</text:p>
          </table:table-cell>
          <table:table-cell office:value-type="string" calcext:value-type="string">
            <text:p>(7.746558e+00</text:p>
          </table:table-cell>
          <table:table-cell office:value-type="float" office:value="-7.862575E-021" calcext:value-type="float">
            <text:p>-7.862575E-21</text:p>
          </table:table-cell>
          <table:table-cell office:value-type="string" calcext:value-type="string">
            <text:p>-8.251837e-01))</text:p>
          </table:table-cell>
          <table:table-cell office:value-type="string" calcext:value-type="string">
            <text:p>((-2.960119e+01</text:p>
          </table:table-cell>
          <table:table-cell office:value-type="float" office:value="-176.329" calcext:value-type="float">
            <text:p>-176.329</text:p>
          </table:table-cell>
          <table:table-cell office:value-type="string" calcext:value-type="string">
            <text:p>-6.715916e-01)</text:p>
          </table:table-cell>
          <table:table-cell office:value-type="string" calcext:value-type="string">
            <text:p>(4.125919e-02</text:p>
          </table:table-cell>
          <table:table-cell office:value-type="float" office:value="8.017053" calcext:value-type="float">
            <text:p>8.017053</text:p>
          </table:table-cell>
          <table:table-cell office:value-type="string" calcext:value-type="string">
            <text:p>3.873279e-01))</text:p>
          </table:table-cell>
        </table:table-row>
        <table:table-row table:style-name="ro1">
          <table:table-cell office:value-type="float" office:value="0.482703" calcext:value-type="float">
            <text:p>0.482703</text:p>
          </table:table-cell>
          <table:table-cell office:value-type="string" calcext:value-type="string">
            <text:p>((-1.342266e+01</text:p>
          </table:table-cell>
          <table:table-cell office:value-type="float" office:value="5.00724E-018" calcext:value-type="float">
            <text:p>5.00724E-18</text:p>
          </table:table-cell>
          <table:table-cell office:value-type="string" calcext:value-type="string">
            <text:p>5.922060e+02)</text:p>
          </table:table-cell>
          <table:table-cell office:value-type="string" calcext:value-type="string">
            <text:p>(7.743687e+00</text:p>
          </table:table-cell>
          <table:table-cell office:value-type="float" office:value="-7.178068E-021" calcext:value-type="float">
            <text:p>-7.178068E-21</text:p>
          </table:table-cell>
          <table:table-cell office:value-type="string" calcext:value-type="string">
            <text:p>-8.271514e-01))</text:p>
          </table:table-cell>
          <table:table-cell office:value-type="string" calcext:value-type="string">
            <text:p>((-2.961030e+01</text:p>
          </table:table-cell>
          <table:table-cell office:value-type="float" office:value="-176.4053" calcext:value-type="float">
            <text:p>-176.4053</text:p>
          </table:table-cell>
          <table:table-cell office:value-type="string" calcext:value-type="string">
            <text:p>-6.711331e-01)</text:p>
          </table:table-cell>
          <table:table-cell office:value-type="string" calcext:value-type="string">
            <text:p>(4.135757e-02</text:p>
          </table:table-cell>
          <table:table-cell office:value-type="float" office:value="8.014778" calcext:value-type="float">
            <text:p>8.014778</text:p>
          </table:table-cell>
          <table:table-cell office:value-type="string" calcext:value-type="string">
            <text:p>3.871844e-01))</text:p>
          </table:table-cell>
        </table:table-row>
        <table:table-row table:style-name="ro1">
          <table:table-cell office:value-type="float" office:value="0.483243" calcext:value-type="float">
            <text:p>0.483243</text:p>
          </table:table-cell>
          <table:table-cell office:value-type="string" calcext:value-type="string">
            <text:p>((-1.342525e+01</text:p>
          </table:table-cell>
          <table:table-cell office:value-type="float" office:value="4.99986E-018" calcext:value-type="float">
            <text:p>4.99986E-18</text:p>
          </table:table-cell>
          <table:table-cell office:value-type="string" calcext:value-type="string">
            <text:p>5.922670e+02)</text:p>
          </table:table-cell>
          <table:table-cell office:value-type="string" calcext:value-type="string">
            <text:p>(7.740573e+00</text:p>
          </table:table-cell>
          <table:table-cell office:value-type="float" office:value="-6.48948E-021" calcext:value-type="float">
            <text:p>-6.48948E-21</text:p>
          </table:table-cell>
          <table:table-cell office:value-type="string" calcext:value-type="string">
            <text:p>-8.290085e-01))</text:p>
          </table:table-cell>
          <table:table-cell office:value-type="string" calcext:value-type="string">
            <text:p>((-2.961335e+01</text:p>
          </table:table-cell>
          <table:table-cell office:value-type="float" office:value="-176.4134" calcext:value-type="float">
            <text:p>-176.4134</text:p>
          </table:table-cell>
          <table:table-cell office:value-type="string" calcext:value-type="string">
            <text:p>-6.712623e-01)</text:p>
          </table:table-cell>
          <table:table-cell office:value-type="string" calcext:value-type="string">
            <text:p>(4.145042e-02</text:p>
          </table:table-cell>
          <table:table-cell office:value-type="float" office:value="8.012204" calcext:value-type="float">
            <text:p>8.012204</text:p>
          </table:table-cell>
          <table:table-cell office:value-type="string" calcext:value-type="string">
            <text:p>3.870287e-01))</text:p>
          </table:table-cell>
        </table:table-row>
        <table:table-row table:style-name="ro1">
          <table:table-cell office:value-type="float" office:value="0.483784" calcext:value-type="float">
            <text:p>0.483784</text:p>
          </table:table-cell>
          <table:table-cell office:value-type="string" calcext:value-type="string">
            <text:p>((-1.342962e+01</text:p>
          </table:table-cell>
          <table:table-cell office:value-type="float" office:value="4.998681E-018" calcext:value-type="float">
            <text:p>4.998681E-18</text:p>
          </table:table-cell>
          <table:table-cell office:value-type="string" calcext:value-type="string">
            <text:p>5.923340e+02)</text:p>
          </table:table-cell>
          <table:table-cell office:value-type="string" calcext:value-type="string">
            <text:p>(7.737193e+00</text:p>
          </table:table-cell>
          <table:table-cell office:value-type="float" office:value="-5.80759E-021" calcext:value-type="float">
            <text:p>-5.80759E-21</text:p>
          </table:table-cell>
          <table:table-cell office:value-type="string" calcext:value-type="string">
            <text:p>-8.307156e-01))</text:p>
          </table:table-cell>
          <table:table-cell office:value-type="string" calcext:value-type="string">
            <text:p>((-2.961670e+01</text:p>
          </table:table-cell>
          <table:table-cell office:value-type="float" office:value="-176.4182" calcext:value-type="float">
            <text:p>-176.4182</text:p>
          </table:table-cell>
          <table:table-cell office:value-type="string" calcext:value-type="string">
            <text:p>-6.714808e-01)</text:p>
          </table:table-cell>
          <table:table-cell office:value-type="string" calcext:value-type="string">
            <text:p>(4.153578e-02</text:p>
          </table:table-cell>
          <table:table-cell office:value-type="float" office:value="8.009299" calcext:value-type="float">
            <text:p>8.009299</text:p>
          </table:table-cell>
          <table:table-cell office:value-type="string" calcext:value-type="string">
            <text:p>3.868597e-01))</text:p>
          </table:table-cell>
        </table:table-row>
        <table:table-row table:style-name="ro1">
          <table:table-cell office:value-type="float" office:value="0.484324" calcext:value-type="float">
            <text:p>0.484324</text:p>
          </table:table-cell>
          <table:table-cell office:value-type="string" calcext:value-type="string">
            <text:p>((-1.342866e+01</text:p>
          </table:table-cell>
          <table:table-cell office:value-type="float" office:value="4.995107E-018" calcext:value-type="float">
            <text:p>4.995107E-18</text:p>
          </table:table-cell>
          <table:table-cell office:value-type="string" calcext:value-type="string">
            <text:p>5.924757e+02)</text:p>
          </table:table-cell>
          <table:table-cell office:value-type="string" calcext:value-type="string">
            <text:p>(7.733572e+00</text:p>
          </table:table-cell>
          <table:table-cell office:value-type="float" office:value="-5.145399E-021" calcext:value-type="float">
            <text:p>-5.145399E-21</text:p>
          </table:table-cell>
          <table:table-cell office:value-type="string" calcext:value-type="string">
            <text:p>-8.323377e-01))</text:p>
          </table:table-cell>
          <table:table-cell office:value-type="string" calcext:value-type="string">
            <text:p>((-2.962379e+01</text:p>
          </table:table-cell>
          <table:table-cell office:value-type="float" office:value="-176.4622" calcext:value-type="float">
            <text:p>-176.4622</text:p>
          </table:table-cell>
          <table:table-cell office:value-type="string" calcext:value-type="string">
            <text:p>-6.714328e-01)</text:p>
          </table:table-cell>
          <table:table-cell office:value-type="string" calcext:value-type="string">
            <text:p>(4.161689e-02</text:p>
          </table:table-cell>
          <table:table-cell office:value-type="float" office:value="8.006098" calcext:value-type="float">
            <text:p>8.006098</text:p>
          </table:table-cell>
          <table:table-cell office:value-type="string" calcext:value-type="string">
            <text:p>3.866786e-01))</text:p>
          </table:table-cell>
        </table:table-row>
        <table:table-row table:style-name="ro1">
          <table:table-cell office:value-type="float" office:value="0.484865" calcext:value-type="float">
            <text:p>0.484865</text:p>
          </table:table-cell>
          <table:table-cell office:value-type="string" calcext:value-type="string">
            <text:p>((-1.342250e+01</text:p>
          </table:table-cell>
          <table:table-cell office:value-type="float" office:value="4.987212E-018" calcext:value-type="float">
            <text:p>4.987212E-18</text:p>
          </table:table-cell>
          <table:table-cell office:value-type="string" calcext:value-type="string">
            <text:p>5.926597e+02)</text:p>
          </table:table-cell>
          <table:table-cell office:value-type="string" calcext:value-type="string">
            <text:p>(7.729703e+00</text:p>
          </table:table-cell>
          <table:table-cell office:value-type="float" office:value="-4.501691E-021" calcext:value-type="float">
            <text:p>-4.501691E-21</text:p>
          </table:table-cell>
          <table:table-cell office:value-type="string" calcext:value-type="string">
            <text:p>-8.338705e-01))</text:p>
          </table:table-cell>
          <table:table-cell office:value-type="string" calcext:value-type="string">
            <text:p>((-2.963299e+01</text:p>
          </table:table-cell>
          <table:table-cell office:value-type="float" office:value="-176.5294" calcext:value-type="float">
            <text:p>-176.5294</text:p>
          </table:table-cell>
          <table:table-cell office:value-type="string" calcext:value-type="string">
            <text:p>-6.711250e-01)</text:p>
          </table:table-cell>
          <table:table-cell office:value-type="string" calcext:value-type="string">
            <text:p>(4.169352e-02</text:p>
          </table:table-cell>
          <table:table-cell office:value-type="float" office:value="8.002594" calcext:value-type="float">
            <text:p>8.002594</text:p>
          </table:table-cell>
          <table:table-cell office:value-type="string" calcext:value-type="string">
            <text:p>3.864852e-01))</text:p>
          </table:table-cell>
        </table:table-row>
        <table:table-row table:style-name="ro1">
          <table:table-cell office:value-type="float" office:value="0.485405" calcext:value-type="float">
            <text:p>0.485405</text:p>
          </table:table-cell>
          <table:table-cell office:value-type="string" calcext:value-type="string">
            <text:p>((-1.341404e+01</text:p>
          </table:table-cell>
          <table:table-cell office:value-type="float" office:value="4.977784E-018" calcext:value-type="float">
            <text:p>4.977784E-18</text:p>
          </table:table-cell>
          <table:table-cell office:value-type="string" calcext:value-type="string">
            <text:p>5.928423e+02)</text:p>
          </table:table-cell>
          <table:table-cell office:value-type="string" calcext:value-type="string">
            <text:p>(7.725539e+00</text:p>
          </table:table-cell>
          <table:table-cell office:value-type="float" office:value="-3.860938E-021" calcext:value-type="float">
            <text:p>-3.860938E-21</text:p>
          </table:table-cell>
          <table:table-cell office:value-type="string" calcext:value-type="string">
            <text:p>-8.353084e-01))</text:p>
          </table:table-cell>
          <table:table-cell office:value-type="string" calcext:value-type="string">
            <text:p>((-2.964211e+01</text:p>
          </table:table-cell>
          <table:table-cell office:value-type="float" office:value="-176.595" calcext:value-type="float">
            <text:p>-176.595</text:p>
          </table:table-cell>
          <table:table-cell office:value-type="string" calcext:value-type="string">
            <text:p>-6.707022e-01)</text:p>
          </table:table-cell>
          <table:table-cell office:value-type="string" calcext:value-type="string">
            <text:p>(4.176542e-02</text:p>
          </table:table-cell>
          <table:table-cell office:value-type="float" office:value="7.998732" calcext:value-type="float">
            <text:p>7.998732</text:p>
          </table:table-cell>
          <table:table-cell office:value-type="string" calcext:value-type="string">
            <text:p>3.862769e-01))</text:p>
          </table:table-cell>
        </table:table-row>
        <table:table-row table:style-name="ro1">
          <table:table-cell office:value-type="float" office:value="0.485946" calcext:value-type="float">
            <text:p>0.485946</text:p>
          </table:table-cell>
          <table:table-cell office:value-type="string" calcext:value-type="string">
            <text:p>((-1.340651e+01</text:p>
          </table:table-cell>
          <table:table-cell office:value-type="float" office:value="4.968917E-018" calcext:value-type="float">
            <text:p>4.968917E-18</text:p>
          </table:table-cell>
          <table:table-cell office:value-type="string" calcext:value-type="string">
            <text:p>5.929951e+02)</text:p>
          </table:table-cell>
          <table:table-cell office:value-type="string" calcext:value-type="string">
            <text:p>(7.721118e+00</text:p>
          </table:table-cell>
          <table:table-cell office:value-type="float" office:value="-3.54202E-021" calcext:value-type="float">
            <text:p>-3.54202E-21</text:p>
          </table:table-cell>
          <table:table-cell office:value-type="string" calcext:value-type="string">
            <text:p>-8.366163e-01))</text:p>
          </table:table-cell>
          <table:table-cell office:value-type="string" calcext:value-type="string">
            <text:p>((-2.964976e+01</text:p>
          </table:table-cell>
          <table:table-cell office:value-type="float" office:value="-176.6442" calcext:value-type="float">
            <text:p>-176.6442</text:p>
          </table:table-cell>
          <table:table-cell office:value-type="string" calcext:value-type="string">
            <text:p>-6.703255e-01)</text:p>
          </table:table-cell>
          <table:table-cell office:value-type="string" calcext:value-type="string">
            <text:p>(4.183081e-02</text:p>
          </table:table-cell>
          <table:table-cell office:value-type="float" office:value="7.994544" calcext:value-type="float">
            <text:p>7.994544</text:p>
          </table:table-cell>
          <table:table-cell office:value-type="string" calcext:value-type="string">
            <text:p>3.860559e-01))</text:p>
          </table:table-cell>
        </table:table-row>
        <table:table-row table:style-name="ro1">
          <table:table-cell office:value-type="float" office:value="0.486486" calcext:value-type="float">
            <text:p>0.486486</text:p>
          </table:table-cell>
          <table:table-cell office:value-type="string" calcext:value-type="string">
            <text:p>((-1.340527e+01</text:p>
          </table:table-cell>
          <table:table-cell office:value-type="float" office:value="4.962694E-018" calcext:value-type="float">
            <text:p>4.962694E-18</text:p>
          </table:table-cell>
          <table:table-cell office:value-type="string" calcext:value-type="string">
            <text:p>5.930788e+02)</text:p>
          </table:table-cell>
          <table:table-cell office:value-type="string" calcext:value-type="string">
            <text:p>(7.716419e+00</text:p>
          </table:table-cell>
          <table:table-cell office:value-type="float" office:value="-3.309116E-021" calcext:value-type="float">
            <text:p>-3.309116E-21</text:p>
          </table:table-cell>
          <table:table-cell office:value-type="string" calcext:value-type="string">
            <text:p>-8.377712e-01))</text:p>
          </table:table-cell>
          <table:table-cell office:value-type="string" calcext:value-type="string">
            <text:p>((-2.965394e+01</text:p>
          </table:table-cell>
          <table:table-cell office:value-type="float" office:value="-176.6571" calcext:value-type="float">
            <text:p>-176.6571</text:p>
          </table:table-cell>
          <table:table-cell office:value-type="string" calcext:value-type="string">
            <text:p>-6.702634e-01)</text:p>
          </table:table-cell>
          <table:table-cell office:value-type="string" calcext:value-type="string">
            <text:p>(4.188856e-02</text:p>
          </table:table-cell>
          <table:table-cell office:value-type="float" office:value="7.989987" calcext:value-type="float">
            <text:p>7.989987</text:p>
          </table:table-cell>
          <table:table-cell office:value-type="string" calcext:value-type="string">
            <text:p>3.858209e-01))</text:p>
          </table:table-cell>
        </table:table-row>
        <table:table-row table:style-name="ro1">
          <table:table-cell office:value-type="float" office:value="0.487027" calcext:value-type="float">
            <text:p>0.487027</text:p>
          </table:table-cell>
          <table:table-cell office:value-type="string" calcext:value-type="string">
            <text:p>((-1.341242e+01</text:p>
          </table:table-cell>
          <table:table-cell office:value-type="float" office:value="4.962654E-018" calcext:value-type="float">
            <text:p>4.962654E-18</text:p>
          </table:table-cell>
          <table:table-cell office:value-type="string" calcext:value-type="string">
            <text:p>5.931076e+02)</text:p>
          </table:table-cell>
          <table:table-cell office:value-type="string" calcext:value-type="string">
            <text:p>(7.711623e+00</text:p>
          </table:table-cell>
          <table:table-cell office:value-type="float" office:value="-3.018203E-021" calcext:value-type="float">
            <text:p>-3.018203E-21</text:p>
          </table:table-cell>
          <table:table-cell office:value-type="string" calcext:value-type="string">
            <text:p>-8.388611e-01))</text:p>
          </table:table-cell>
          <table:table-cell office:value-type="string" calcext:value-type="string">
            <text:p>((-2.965538e+01</text:p>
          </table:table-cell>
          <table:table-cell office:value-type="float" office:value="-176.6396" calcext:value-type="float">
            <text:p>-176.6396</text:p>
          </table:table-cell>
          <table:table-cell office:value-type="string" calcext:value-type="string">
            <text:p>-6.706208e-01)</text:p>
          </table:table-cell>
          <table:table-cell office:value-type="string" calcext:value-type="string">
            <text:p>(4.194306e-02</text:p>
          </table:table-cell>
          <table:table-cell office:value-type="float" office:value="7.985273" calcext:value-type="float">
            <text:p>7.985273</text:p>
          </table:table-cell>
          <table:table-cell office:value-type="string" calcext:value-type="string">
            <text:p>3.855812e-01))</text:p>
          </table:table-cell>
        </table:table-row>
        <table:table-row table:style-name="ro1">
          <table:table-cell office:value-type="float" office:value="0.487568" calcext:value-type="float">
            <text:p>0.487568</text:p>
          </table:table-cell>
          <table:table-cell office:value-type="string" calcext:value-type="string">
            <text:p>((-1.342561e+01</text:p>
          </table:table-cell>
          <table:table-cell office:value-type="float" office:value="4.965433E-018" calcext:value-type="float">
            <text:p>4.965433E-18</text:p>
          </table:table-cell>
          <table:table-cell office:value-type="string" calcext:value-type="string">
            <text:p>5.931180e+02)</text:p>
          </table:table-cell>
          <table:table-cell office:value-type="string" calcext:value-type="string">
            <text:p>(7.706539e+00</text:p>
          </table:table-cell>
          <table:table-cell office:value-type="float" office:value="-2.876421E-021" calcext:value-type="float">
            <text:p>-2.876421E-21</text:p>
          </table:table-cell>
          <table:table-cell office:value-type="string" calcext:value-type="string">
            <text:p>-8.399437e-01))</text:p>
          </table:table-cell>
          <table:table-cell office:value-type="string" calcext:value-type="string">
            <text:p>((-2.965590e+01</text:p>
          </table:table-cell>
          <table:table-cell office:value-type="float" office:value="-176.6142" calcext:value-type="float">
            <text:p>-176.6142</text:p>
          </table:table-cell>
          <table:table-cell office:value-type="string" calcext:value-type="string">
            <text:p>-6.712805e-01)</text:p>
          </table:table-cell>
          <table:table-cell office:value-type="string" calcext:value-type="string">
            <text:p>(4.199719e-02</text:p>
          </table:table-cell>
          <table:table-cell office:value-type="float" office:value="7.980223" calcext:value-type="float">
            <text:p>7.980223</text:p>
          </table:table-cell>
          <table:table-cell office:value-type="string" calcext:value-type="string">
            <text:p>3.853269e-01))</text:p>
          </table:table-cell>
        </table:table-row>
        <table:table-row table:style-name="ro1">
          <table:table-cell office:value-type="float" office:value="0.488108" calcext:value-type="float">
            <text:p>0.488108</text:p>
          </table:table-cell>
          <table:table-cell office:value-type="string" calcext:value-type="string">
            <text:p>((-1.344483e+01</text:p>
          </table:table-cell>
          <table:table-cell office:value-type="float" office:value="4.969338E-018" calcext:value-type="float">
            <text:p>4.969338E-18</text:p>
          </table:table-cell>
          <table:table-cell office:value-type="string" calcext:value-type="string">
            <text:p>5.930859e+02)</text:p>
          </table:table-cell>
          <table:table-cell office:value-type="string" calcext:value-type="string">
            <text:p>(7.701149e+00</text:p>
          </table:table-cell>
          <table:table-cell office:value-type="float" office:value="-2.798589E-021" calcext:value-type="float">
            <text:p>-2.798589E-21</text:p>
          </table:table-cell>
          <table:table-cell office:value-type="string" calcext:value-type="string">
            <text:p>-8.409574e-01))</text:p>
          </table:table-cell>
          <table:table-cell office:value-type="string" calcext:value-type="string">
            <text:p>((-2.965429e+01</text:p>
          </table:table-cell>
          <table:table-cell office:value-type="float" office:value="-176.5692" calcext:value-type="float">
            <text:p>-176.5692</text:p>
          </table:table-cell>
          <table:table-cell office:value-type="string" calcext:value-type="string">
            <text:p>-6.722415e-01)</text:p>
          </table:table-cell>
          <table:table-cell office:value-type="string" calcext:value-type="string">
            <text:p>(4.204787e-02</text:p>
          </table:table-cell>
          <table:table-cell office:value-type="float" office:value="7.974804" calcext:value-type="float">
            <text:p>7.974804</text:p>
          </table:table-cell>
          <table:table-cell office:value-type="string" calcext:value-type="string">
            <text:p>3.850575e-01))</text:p>
          </table:table-cell>
        </table:table-row>
        <table:table-row table:style-name="ro1">
          <table:table-cell office:value-type="float" office:value="0.488649" calcext:value-type="float">
            <text:p>0.488649</text:p>
          </table:table-cell>
          <table:table-cell office:value-type="string" calcext:value-type="string">
            <text:p>((-1.346795e+01</text:p>
          </table:table-cell>
          <table:table-cell office:value-type="float" office:value="4.975216E-018" calcext:value-type="float">
            <text:p>4.975216E-18</text:p>
          </table:table-cell>
          <table:table-cell office:value-type="string" calcext:value-type="string">
            <text:p>5.930091e+02)</text:p>
          </table:table-cell>
          <table:table-cell office:value-type="string" calcext:value-type="string">
            <text:p>(7.695477e+00</text:p>
          </table:table-cell>
          <table:table-cell office:value-type="float" office:value="-2.872336E-021" calcext:value-type="float">
            <text:p>-2.872336E-21</text:p>
          </table:table-cell>
          <table:table-cell office:value-type="string" calcext:value-type="string">
            <text:p>-8.418344e-01))</text:p>
          </table:table-cell>
          <table:table-cell office:value-type="string" calcext:value-type="string">
            <text:p>((-2.965045e+01</text:p>
          </table:table-cell>
          <table:table-cell office:value-type="float" office:value="-176.5016" calcext:value-type="float">
            <text:p>-176.5016</text:p>
          </table:table-cell>
          <table:table-cell office:value-type="string" calcext:value-type="string">
            <text:p>-6.733973e-01)</text:p>
          </table:table-cell>
          <table:table-cell office:value-type="string" calcext:value-type="string">
            <text:p>(4.209172e-02</text:p>
          </table:table-cell>
          <table:table-cell office:value-type="float" office:value="7.969026" calcext:value-type="float">
            <text:p>7.969026</text:p>
          </table:table-cell>
          <table:table-cell office:value-type="string" calcext:value-type="string">
            <text:p>3.847738e-01))</text:p>
          </table:table-cell>
        </table:table-row>
        <table:table-row table:style-name="ro1">
          <table:table-cell office:value-type="float" office:value="0.489189" calcext:value-type="float">
            <text:p>0.489189</text:p>
          </table:table-cell>
          <table:table-cell office:value-type="string" calcext:value-type="string">
            <text:p>((-1.349113e+01</text:p>
          </table:table-cell>
          <table:table-cell office:value-type="float" office:value="4.98088E-018" calcext:value-type="float">
            <text:p>4.98088E-18</text:p>
          </table:table-cell>
          <table:table-cell office:value-type="string" calcext:value-type="string">
            <text:p>5.929147e+02)</text:p>
          </table:table-cell>
          <table:table-cell office:value-type="string" calcext:value-type="string">
            <text:p>(7.689585e+00</text:p>
          </table:table-cell>
          <table:table-cell office:value-type="float" office:value="-2.995891E-021" calcext:value-type="float">
            <text:p>-2.995891E-21</text:p>
          </table:table-cell>
          <table:table-cell office:value-type="string" calcext:value-type="string">
            <text:p>-8.425404e-01))</text:p>
          </table:table-cell>
          <table:table-cell office:value-type="string" calcext:value-type="string">
            <text:p>((-2.964574e+01</text:p>
          </table:table-cell>
          <table:table-cell office:value-type="float" office:value="-176.4261" calcext:value-type="float">
            <text:p>-176.4261</text:p>
          </table:table-cell>
          <table:table-cell office:value-type="string" calcext:value-type="string">
            <text:p>-6.745565e-01)</text:p>
          </table:table-cell>
          <table:table-cell office:value-type="string" calcext:value-type="string">
            <text:p>(4.212702e-02</text:p>
          </table:table-cell>
          <table:table-cell office:value-type="float" office:value="7.962946" calcext:value-type="float">
            <text:p>7.962946</text:p>
          </table:table-cell>
          <table:table-cell office:value-type="string" calcext:value-type="string">
            <text:p>3.844793e-01))</text:p>
          </table:table-cell>
        </table:table-row>
        <table:table-row table:style-name="ro1">
          <table:table-cell office:value-type="float" office:value="0.48973" calcext:value-type="float">
            <text:p>0.48973</text:p>
          </table:table-cell>
          <table:table-cell office:value-type="string" calcext:value-type="string">
            <text:p>((-1.351681e+01</text:p>
          </table:table-cell>
          <table:table-cell office:value-type="float" office:value="4.988284E-018" calcext:value-type="float">
            <text:p>4.988284E-18</text:p>
          </table:table-cell>
          <table:table-cell office:value-type="string" calcext:value-type="string">
            <text:p>5.927943e+02)</text:p>
          </table:table-cell>
          <table:table-cell office:value-type="string" calcext:value-type="string">
            <text:p>(7.683383e+00</text:p>
          </table:table-cell>
          <table:table-cell office:value-type="float" office:value="-3.160023E-021" calcext:value-type="float">
            <text:p>-3.160023E-21</text:p>
          </table:table-cell>
          <table:table-cell office:value-type="string" calcext:value-type="string">
            <text:p>-8.430125e-01))</text:p>
          </table:table-cell>
          <table:table-cell office:value-type="string" calcext:value-type="string">
            <text:p>((-2.963972e+01</text:p>
          </table:table-cell>
          <table:table-cell office:value-type="float" office:value="-176.3359" calcext:value-type="float">
            <text:p>-176.3359</text:p>
          </table:table-cell>
          <table:table-cell office:value-type="string" calcext:value-type="string">
            <text:p>-6.758403e-01)</text:p>
          </table:table-cell>
          <table:table-cell office:value-type="string" calcext:value-type="string">
            <text:p>(4.215063e-02</text:p>
          </table:table-cell>
          <table:table-cell office:value-type="float" office:value="7.956456" calcext:value-type="float">
            <text:p>7.956456</text:p>
          </table:table-cell>
          <table:table-cell office:value-type="string" calcext:value-type="string">
            <text:p>3.841692e-01))</text:p>
          </table:table-cell>
        </table:table-row>
        <table:table-row table:style-name="ro1">
          <table:table-cell office:value-type="float" office:value="0.49027" calcext:value-type="float">
            <text:p>0.49027</text:p>
          </table:table-cell>
          <table:table-cell office:value-type="string" calcext:value-type="string">
            <text:p>((-1.353186e+01</text:p>
          </table:table-cell>
          <table:table-cell office:value-type="float" office:value="4.992824E-018" calcext:value-type="float">
            <text:p>4.992824E-18</text:p>
          </table:table-cell>
          <table:table-cell office:value-type="string" calcext:value-type="string">
            <text:p>5.927620e+02)</text:p>
          </table:table-cell>
          <table:table-cell office:value-type="string" calcext:value-type="string">
            <text:p>(7.676940e+00</text:p>
          </table:table-cell>
          <table:table-cell office:value-type="float" office:value="-3.335952E-021" calcext:value-type="float">
            <text:p>-3.335952E-21</text:p>
          </table:table-cell>
          <table:table-cell office:value-type="string" calcext:value-type="string">
            <text:p>-8.433506e-01))</text:p>
          </table:table-cell>
          <table:table-cell office:value-type="string" calcext:value-type="string">
            <text:p>((-2.963810e+01</text:p>
          </table:table-cell>
          <table:table-cell office:value-type="float" office:value="-176.2957" calcext:value-type="float">
            <text:p>-176.2957</text:p>
          </table:table-cell>
          <table:table-cell office:value-type="string" calcext:value-type="string">
            <text:p>-6.765932e-01)</text:p>
          </table:table-cell>
          <table:table-cell office:value-type="string" calcext:value-type="string">
            <text:p>(4.216753e-02</text:p>
          </table:table-cell>
          <table:table-cell office:value-type="float" office:value="7.949674" calcext:value-type="float">
            <text:p>7.949674</text:p>
          </table:table-cell>
          <table:table-cell office:value-type="string" calcext:value-type="string">
            <text:p>3.838470e-01))</text:p>
          </table:table-cell>
        </table:table-row>
        <table:table-row table:style-name="ro1">
          <table:table-cell office:value-type="float" office:value="0.490811" calcext:value-type="float">
            <text:p>0.490811</text:p>
          </table:table-cell>
          <table:table-cell office:value-type="string" calcext:value-type="string">
            <text:p>((-1.355397e+01</text:p>
          </table:table-cell>
          <table:table-cell office:value-type="float" office:value="4.994084E-018" calcext:value-type="float">
            <text:p>4.994084E-18</text:p>
          </table:table-cell>
          <table:table-cell office:value-type="string" calcext:value-type="string">
            <text:p>5.926571e+02)</text:p>
          </table:table-cell>
          <table:table-cell office:value-type="string" calcext:value-type="string">
            <text:p>(7.670199e+00</text:p>
          </table:table-cell>
          <table:table-cell office:value-type="float" office:value="-3.499811E-021" calcext:value-type="float">
            <text:p>-3.499811E-21</text:p>
          </table:table-cell>
          <table:table-cell office:value-type="string" calcext:value-type="string">
            <text:p>-8.434344e-01))</text:p>
          </table:table-cell>
          <table:table-cell office:value-type="string" calcext:value-type="string">
            <text:p>((-2.963285e+01</text:p>
          </table:table-cell>
          <table:table-cell office:value-type="float" office:value="-176.2159" calcext:value-type="float">
            <text:p>-176.2159</text:p>
          </table:table-cell>
          <table:table-cell office:value-type="string" calcext:value-type="string">
            <text:p>-6.776986e-01)</text:p>
          </table:table-cell>
          <table:table-cell office:value-type="string" calcext:value-type="string">
            <text:p>(4.217172e-02</text:p>
          </table:table-cell>
          <table:table-cell office:value-type="float" office:value="7.942486" calcext:value-type="float">
            <text:p>7.942486</text:p>
          </table:table-cell>
          <table:table-cell office:value-type="string" calcext:value-type="string">
            <text:p>3.835099e-01))</text:p>
          </table:table-cell>
        </table:table-row>
        <table:table-row table:style-name="ro1">
          <table:table-cell office:value-type="float" office:value="0.491351" calcext:value-type="float">
            <text:p>0.491351</text:p>
          </table:table-cell>
          <table:table-cell office:value-type="string" calcext:value-type="string">
            <text:p>((-1.358927e+01</text:p>
          </table:table-cell>
          <table:table-cell office:value-type="float" office:value="5.004704E-018" calcext:value-type="float">
            <text:p>5.004704E-18</text:p>
          </table:table-cell>
          <table:table-cell office:value-type="string" calcext:value-type="string">
            <text:p>5.924421e+02)</text:p>
          </table:table-cell>
          <table:table-cell office:value-type="string" calcext:value-type="string">
            <text:p>(7.663150e+00</text:p>
          </table:table-cell>
          <table:table-cell office:value-type="float" office:value="-3.669539E-021" calcext:value-type="float">
            <text:p>-3.669539E-21</text:p>
          </table:table-cell>
          <table:table-cell office:value-type="string" calcext:value-type="string">
            <text:p>-8.432120e-01))</text:p>
          </table:table-cell>
          <table:table-cell office:value-type="string" calcext:value-type="string">
            <text:p>((-2.962211e+01</text:p>
          </table:table-cell>
          <table:table-cell office:value-type="float" office:value="-176.071" calcext:value-type="float">
            <text:p>-176.071</text:p>
          </table:table-cell>
          <table:table-cell office:value-type="string" calcext:value-type="string">
            <text:p>-6.794636e-01)</text:p>
          </table:table-cell>
          <table:table-cell office:value-type="string" calcext:value-type="string">
            <text:p>(4.216060e-02</text:p>
          </table:table-cell>
          <table:table-cell office:value-type="float" office:value="7.934862" calcext:value-type="float">
            <text:p>7.934862</text:p>
          </table:table-cell>
          <table:table-cell office:value-type="string" calcext:value-type="string">
            <text:p>3.831575e-01))</text:p>
          </table:table-cell>
        </table:table-row>
        <table:table-row table:style-name="ro1">
          <table:table-cell office:value-type="float" office:value="0.491892" calcext:value-type="float">
            <text:p>0.491892</text:p>
          </table:table-cell>
          <table:table-cell office:value-type="string" calcext:value-type="string">
            <text:p>((-1.362529e+01</text:p>
          </table:table-cell>
          <table:table-cell office:value-type="float" office:value="5.029579E-018" calcext:value-type="float">
            <text:p>5.029579E-18</text:p>
          </table:table-cell>
          <table:table-cell office:value-type="string" calcext:value-type="string">
            <text:p>5.923650e+02)</text:p>
          </table:table-cell>
          <table:table-cell office:value-type="string" calcext:value-type="string">
            <text:p>(7.655837e+00</text:p>
          </table:table-cell>
          <table:table-cell office:value-type="float" office:value="-3.83196E-021" calcext:value-type="float">
            <text:p>-3.83196E-21</text:p>
          </table:table-cell>
          <table:table-cell office:value-type="string" calcext:value-type="string">
            <text:p>-8.426402e-01))</text:p>
          </table:table-cell>
          <table:table-cell office:value-type="string" calcext:value-type="string">
            <text:p>((-2.961825e+01</text:p>
          </table:table-cell>
          <table:table-cell office:value-type="float" office:value="-175.9941" calcext:value-type="float">
            <text:p>-175.9941</text:p>
          </table:table-cell>
          <table:table-cell office:value-type="string" calcext:value-type="string">
            <text:p>-6.812646e-01)</text:p>
          </table:table-cell>
          <table:table-cell office:value-type="string" calcext:value-type="string">
            <text:p>(4.213201e-02</text:p>
          </table:table-cell>
          <table:table-cell office:value-type="float" office:value="7.926838" calcext:value-type="float">
            <text:p>7.926838</text:p>
          </table:table-cell>
          <table:table-cell office:value-type="string" calcext:value-type="string">
            <text:p>3.827919e-01))</text:p>
          </table:table-cell>
        </table:table-row>
        <table:table-row table:style-name="ro1">
          <table:table-cell office:value-type="float" office:value="0.492432" calcext:value-type="float">
            <text:p>0.492432</text:p>
          </table:table-cell>
          <table:table-cell office:value-type="string" calcext:value-type="string">
            <text:p>((-1.360289e+01</text:p>
          </table:table-cell>
          <table:table-cell office:value-type="float" office:value="5.008785E-018" calcext:value-type="float">
            <text:p>5.008785E-18</text:p>
          </table:table-cell>
          <table:table-cell office:value-type="string" calcext:value-type="string">
            <text:p>5.926692e+02)</text:p>
          </table:table-cell>
          <table:table-cell office:value-type="string" calcext:value-type="string">
            <text:p>(7.648163e+00</text:p>
          </table:table-cell>
          <table:table-cell office:value-type="float" office:value="-3.981507E-021" calcext:value-type="float">
            <text:p>-3.981507E-21</text:p>
          </table:table-cell>
          <table:table-cell office:value-type="string" calcext:value-type="string">
            <text:p>-8.416167e-01))</text:p>
          </table:table-cell>
          <table:table-cell office:value-type="string" calcext:value-type="string">
            <text:p>((-2.963346e+01</text:p>
          </table:table-cell>
          <table:table-cell office:value-type="float" office:value="-176.1409" calcext:value-type="float">
            <text:p>-176.1409</text:p>
          </table:table-cell>
          <table:table-cell office:value-type="string" calcext:value-type="string">
            <text:p>-6.801445e-01)</text:p>
          </table:table-cell>
          <table:table-cell office:value-type="string" calcext:value-type="string">
            <text:p>(4.208083e-02</text:p>
          </table:table-cell>
          <table:table-cell office:value-type="float" office:value="7.918285" calcext:value-type="float">
            <text:p>7.918285</text:p>
          </table:table-cell>
          <table:table-cell office:value-type="string" calcext:value-type="string">
            <text:p>3.824082e-01))</text:p>
          </table:table-cell>
        </table:table-row>
        <table:table-row table:style-name="ro1">
          <table:table-cell office:value-type="float" office:value="0.492973" calcext:value-type="float">
            <text:p>0.492973</text:p>
          </table:table-cell>
          <table:table-cell office:value-type="string" calcext:value-type="string">
            <text:p>((-1.355650e+01</text:p>
          </table:table-cell>
          <table:table-cell office:value-type="float" office:value="4.980291E-018" calcext:value-type="float">
            <text:p>4.980291E-18</text:p>
          </table:table-cell>
          <table:table-cell office:value-type="string" calcext:value-type="string">
            <text:p>5.930603e+02)</text:p>
          </table:table-cell>
          <table:table-cell office:value-type="string" calcext:value-type="string">
            <text:p>(7.640131e+00</text:p>
          </table:table-cell>
          <table:table-cell office:value-type="float" office:value="-4.052828E-021" calcext:value-type="float">
            <text:p>-4.052828E-21</text:p>
          </table:table-cell>
          <table:table-cell office:value-type="string" calcext:value-type="string">
            <text:p>-8.399769e-01))</text:p>
          </table:table-cell>
          <table:table-cell office:value-type="string" calcext:value-type="string">
            <text:p>((-2.965301e+01</text:p>
          </table:table-cell>
          <table:table-cell office:value-type="float" office:value="-176.3263" calcext:value-type="float">
            <text:p>-176.3263</text:p>
          </table:table-cell>
          <table:table-cell office:value-type="string" calcext:value-type="string">
            <text:p>-6.778248e-01)</text:p>
          </table:table-cell>
          <table:table-cell office:value-type="string" calcext:value-type="string">
            <text:p>(4.199884e-02</text:p>
          </table:table-cell>
          <table:table-cell office:value-type="float" office:value="7.909167" calcext:value-type="float">
            <text:p>7.909167</text:p>
          </table:table-cell>
          <table:table-cell office:value-type="string" calcext:value-type="string">
            <text:p>3.820066e-01))</text:p>
          </table:table-cell>
        </table:table-row>
        <table:table-row table:style-name="ro1">
          <table:table-cell office:value-type="float" office:value="0.493514" calcext:value-type="float">
            <text:p>0.493514</text:p>
          </table:table-cell>
          <table:table-cell office:value-type="string" calcext:value-type="string">
            <text:p>((-1.352547e+01</text:p>
          </table:table-cell>
          <table:table-cell office:value-type="float" office:value="4.968909E-018" calcext:value-type="float">
            <text:p>4.968909E-18</text:p>
          </table:table-cell>
          <table:table-cell office:value-type="string" calcext:value-type="string">
            <text:p>5.933139e+02)</text:p>
          </table:table-cell>
          <table:table-cell office:value-type="string" calcext:value-type="string">
            <text:p>(7.631901e+00</text:p>
          </table:table-cell>
          <table:table-cell office:value-type="float" office:value="-4.085396E-021" calcext:value-type="float">
            <text:p>-4.085396E-21</text:p>
          </table:table-cell>
          <table:table-cell office:value-type="string" calcext:value-type="string">
            <text:p>-8.380448e-01))</text:p>
          </table:table-cell>
          <table:table-cell office:value-type="string" calcext:value-type="string">
            <text:p>((-2.966569e+01</text:p>
          </table:table-cell>
          <table:table-cell office:value-type="float" office:value="-176.424" calcext:value-type="float">
            <text:p>-176.424</text:p>
          </table:table-cell>
          <table:table-cell office:value-type="string" calcext:value-type="string">
            <text:p>-6.762735e-01)</text:p>
          </table:table-cell>
          <table:table-cell office:value-type="string" calcext:value-type="string">
            <text:p>(4.190224e-02</text:p>
          </table:table-cell>
          <table:table-cell office:value-type="float" office:value="7.899727" calcext:value-type="float">
            <text:p>7.899727</text:p>
          </table:table-cell>
          <table:table-cell office:value-type="string" calcext:value-type="string">
            <text:p>3.815951e-01))</text:p>
          </table:table-cell>
        </table:table-row>
        <table:table-row table:style-name="ro1">
          <table:table-cell office:value-type="float" office:value="0.494054" calcext:value-type="float">
            <text:p>0.494054</text:p>
          </table:table-cell>
          <table:table-cell office:value-type="string" calcext:value-type="string">
            <text:p>((-1.348382e+01</text:p>
          </table:table-cell>
          <table:table-cell office:value-type="float" office:value="4.946164E-018" calcext:value-type="float">
            <text:p>4.946164E-18</text:p>
          </table:table-cell>
          <table:table-cell office:value-type="string" calcext:value-type="string">
            <text:p>5.937323e+02)</text:p>
          </table:table-cell>
          <table:table-cell office:value-type="string" calcext:value-type="string">
            <text:p>(7.623418e+00</text:p>
          </table:table-cell>
          <table:table-cell office:value-type="float" office:value="-4.097526E-021" calcext:value-type="float">
            <text:p>-4.097526E-21</text:p>
          </table:table-cell>
          <table:table-cell office:value-type="string" calcext:value-type="string">
            <text:p>-8.357800e-01))</text:p>
          </table:table-cell>
          <table:table-cell office:value-type="string" calcext:value-type="string">
            <text:p>((-2.968661e+01</text:p>
          </table:table-cell>
          <table:table-cell office:value-type="float" office:value="-176.6243" calcext:value-type="float">
            <text:p>-176.6243</text:p>
          </table:table-cell>
          <table:table-cell office:value-type="string" calcext:value-type="string">
            <text:p>-6.741911e-01)</text:p>
          </table:table-cell>
          <table:table-cell office:value-type="string" calcext:value-type="string">
            <text:p>(4.178900e-02</text:p>
          </table:table-cell>
          <table:table-cell office:value-type="float" office:value="7.889892" calcext:value-type="float">
            <text:p>7.889892</text:p>
          </table:table-cell>
          <table:table-cell office:value-type="string" calcext:value-type="string">
            <text:p>3.811709e-01))</text:p>
          </table:table-cell>
        </table:table-row>
        <table:table-row table:style-name="ro1">
          <table:table-cell office:value-type="float" office:value="0.494595" calcext:value-type="float">
            <text:p>0.494595</text:p>
          </table:table-cell>
          <table:table-cell office:value-type="string" calcext:value-type="string">
            <text:p>((-1.344364e+01</text:p>
          </table:table-cell>
          <table:table-cell office:value-type="float" office:value="4.928274E-018" calcext:value-type="float">
            <text:p>4.928274E-18</text:p>
          </table:table-cell>
          <table:table-cell office:value-type="string" calcext:value-type="string">
            <text:p>5.941318e+02)</text:p>
          </table:table-cell>
          <table:table-cell office:value-type="string" calcext:value-type="string">
            <text:p>(7.614637e+00</text:p>
          </table:table-cell>
          <table:table-cell office:value-type="float" office:value="-4.102989E-021" calcext:value-type="float">
            <text:p>-4.102989E-21</text:p>
          </table:table-cell>
          <table:table-cell office:value-type="string" calcext:value-type="string">
            <text:p>-8.331116e-01))</text:p>
          </table:table-cell>
          <table:table-cell office:value-type="string" calcext:value-type="string">
            <text:p>((-2.970659e+01</text:p>
          </table:table-cell>
          <table:table-cell office:value-type="float" office:value="-176.8089" calcext:value-type="float">
            <text:p>-176.8089</text:p>
          </table:table-cell>
          <table:table-cell office:value-type="string" calcext:value-type="string">
            <text:p>-6.721821e-01)</text:p>
          </table:table-cell>
          <table:table-cell office:value-type="string" calcext:value-type="string">
            <text:p>(4.165558e-02</text:p>
          </table:table-cell>
          <table:table-cell office:value-type="float" office:value="7.87959" calcext:value-type="float">
            <text:p>7.87959</text:p>
          </table:table-cell>
          <table:table-cell office:value-type="string" calcext:value-type="string">
            <text:p>3.807319e-01))</text:p>
          </table:table-cell>
        </table:table-row>
        <table:table-row table:style-name="ro1">
          <table:table-cell office:value-type="float" office:value="0.495135" calcext:value-type="float">
            <text:p>0.495135</text:p>
          </table:table-cell>
          <table:table-cell office:value-type="string" calcext:value-type="string">
            <text:p>((-1.339990e+01</text:p>
          </table:table-cell>
          <table:table-cell office:value-type="float" office:value="4.909643E-018" calcext:value-type="float">
            <text:p>4.909643E-18</text:p>
          </table:table-cell>
          <table:table-cell office:value-type="string" calcext:value-type="string">
            <text:p>5.945705e+02)</text:p>
          </table:table-cell>
          <table:table-cell office:value-type="string" calcext:value-type="string">
            <text:p>(7.605490e+00</text:p>
          </table:table-cell>
          <table:table-cell office:value-type="float" office:value="-4.083407E-021" calcext:value-type="float">
            <text:p>-4.083407E-21</text:p>
          </table:table-cell>
          <table:table-cell office:value-type="string" calcext:value-type="string">
            <text:p>-8.299923e-01))</text:p>
          </table:table-cell>
          <table:table-cell office:value-type="string" calcext:value-type="string">
            <text:p>((-2.972852e+01</text:p>
          </table:table-cell>
          <table:table-cell office:value-type="float" office:value="-177.014" calcext:value-type="float">
            <text:p>-177.014</text:p>
          </table:table-cell>
          <table:table-cell office:value-type="string" calcext:value-type="string">
            <text:p>-6.699952e-01)</text:p>
          </table:table-cell>
          <table:table-cell office:value-type="string" calcext:value-type="string">
            <text:p>(4.149961e-02</text:p>
          </table:table-cell>
          <table:table-cell office:value-type="float" office:value="7.868732" calcext:value-type="float">
            <text:p>7.868732</text:p>
          </table:table-cell>
          <table:table-cell office:value-type="string" calcext:value-type="string">
            <text:p>3.802745e-01))</text:p>
          </table:table-cell>
        </table:table-row>
        <table:table-row table:style-name="ro1">
          <table:table-cell office:value-type="float" office:value="0.495676" calcext:value-type="float">
            <text:p>0.495676</text:p>
          </table:table-cell>
          <table:table-cell office:value-type="string" calcext:value-type="string">
            <text:p>((-1.335242e+01</text:p>
          </table:table-cell>
          <table:table-cell office:value-type="float" office:value="4.884927E-018" calcext:value-type="float">
            <text:p>4.884927E-18</text:p>
          </table:table-cell>
          <table:table-cell office:value-type="string" calcext:value-type="string">
            <text:p>5.950084e+02)</text:p>
          </table:table-cell>
          <table:table-cell office:value-type="string" calcext:value-type="string">
            <text:p>(7.595867e+00</text:p>
          </table:table-cell>
          <table:table-cell office:value-type="float" office:value="-3.979173E-021" calcext:value-type="float">
            <text:p>-3.979173E-21</text:p>
          </table:table-cell>
          <table:table-cell office:value-type="string" calcext:value-type="string">
            <text:p>-8.263853e-01))</text:p>
          </table:table-cell>
          <table:table-cell office:value-type="string" calcext:value-type="string">
            <text:p>((-2.975042e+01</text:p>
          </table:table-cell>
          <table:table-cell office:value-type="float" office:value="-177.2232" calcext:value-type="float">
            <text:p>-177.2232</text:p>
          </table:table-cell>
          <table:table-cell office:value-type="string" calcext:value-type="string">
            <text:p>-6.676210e-01)</text:p>
          </table:table-cell>
          <table:table-cell office:value-type="string" calcext:value-type="string">
            <text:p>(4.131926e-02</text:p>
          </table:table-cell>
          <table:table-cell office:value-type="float" office:value="7.857185" calcext:value-type="float">
            <text:p>7.857185</text:p>
          </table:table-cell>
          <table:table-cell office:value-type="string" calcext:value-type="string">
            <text:p>3.797933e-01))</text:p>
          </table:table-cell>
        </table:table-row>
        <table:table-row table:style-name="ro1">
          <table:table-cell office:value-type="float" office:value="0.496216" calcext:value-type="float">
            <text:p>0.496216</text:p>
          </table:table-cell>
          <table:table-cell office:value-type="string" calcext:value-type="string">
            <text:p>((-1.330995e+01</text:p>
          </table:table-cell>
          <table:table-cell office:value-type="float" office:value="4.865525E-018" calcext:value-type="float">
            <text:p>4.865525E-18</text:p>
          </table:table-cell>
          <table:table-cell office:value-type="string" calcext:value-type="string">
            <text:p>5.953908e+02)</text:p>
          </table:table-cell>
          <table:table-cell office:value-type="string" calcext:value-type="string">
            <text:p>(7.585738e+00</text:p>
          </table:table-cell>
          <table:table-cell office:value-type="float" office:value="-3.644532E-021" calcext:value-type="float">
            <text:p>-3.644532E-21</text:p>
          </table:table-cell>
          <table:table-cell office:value-type="string" calcext:value-type="string">
            <text:p>-8.222266e-01))</text:p>
          </table:table-cell>
          <table:table-cell office:value-type="string" calcext:value-type="string">
            <text:p>((-2.976954e+01</text:p>
          </table:table-cell>
          <table:table-cell office:value-type="float" office:value="-177.4029" calcext:value-type="float">
            <text:p>-177.4029</text:p>
          </table:table-cell>
          <table:table-cell office:value-type="string" calcext:value-type="string">
            <text:p>-6.654973e-01)</text:p>
          </table:table-cell>
          <table:table-cell office:value-type="string" calcext:value-type="string">
            <text:p>(4.111133e-02</text:p>
          </table:table-cell>
          <table:table-cell office:value-type="float" office:value="7.844897" calcext:value-type="float">
            <text:p>7.844897</text:p>
          </table:table-cell>
          <table:table-cell office:value-type="string" calcext:value-type="string">
            <text:p>3.792869e-01))</text:p>
          </table:table-cell>
        </table:table-row>
        <table:table-row table:style-name="ro1">
          <table:table-cell office:value-type="float" office:value="0.496757" calcext:value-type="float">
            <text:p>0.496757</text:p>
          </table:table-cell>
          <table:table-cell office:value-type="string" calcext:value-type="string">
            <text:p>((-1.327233e+01</text:p>
          </table:table-cell>
          <table:table-cell office:value-type="float" office:value="4.847863E-018" calcext:value-type="float">
            <text:p>4.847863E-18</text:p>
          </table:table-cell>
          <table:table-cell office:value-type="string" calcext:value-type="string">
            <text:p>5.957252e+02)</text:p>
          </table:table-cell>
          <table:table-cell office:value-type="string" calcext:value-type="string">
            <text:p>(7.574883e+00</text:p>
          </table:table-cell>
          <table:table-cell office:value-type="float" office:value="-3.263043E-021" calcext:value-type="float">
            <text:p>-3.263043E-21</text:p>
          </table:table-cell>
          <table:table-cell office:value-type="string" calcext:value-type="string">
            <text:p>-8.174123e-01))</text:p>
          </table:table-cell>
          <table:table-cell office:value-type="string" calcext:value-type="string">
            <text:p>((-2.978626e+01</text:p>
          </table:table-cell>
          <table:table-cell office:value-type="float" office:value="-177.5622" calcext:value-type="float">
            <text:p>-177.5622</text:p>
          </table:table-cell>
          <table:table-cell office:value-type="string" calcext:value-type="string">
            <text:p>-6.636164e-01)</text:p>
          </table:table-cell>
          <table:table-cell office:value-type="string" calcext:value-type="string">
            <text:p>(4.087061e-02</text:p>
          </table:table-cell>
          <table:table-cell office:value-type="float" office:value="7.831604" calcext:value-type="float">
            <text:p>7.831604</text:p>
          </table:table-cell>
          <table:table-cell office:value-type="string" calcext:value-type="string">
            <text:p>3.787442e-01))</text:p>
          </table:table-cell>
        </table:table-row>
        <table:table-row table:style-name="ro1">
          <table:table-cell office:value-type="float" office:value="0.497297" calcext:value-type="float">
            <text:p>0.497297</text:p>
          </table:table-cell>
          <table:table-cell office:value-type="string" calcext:value-type="string">
            <text:p>((-1.323855e+01</text:p>
          </table:table-cell>
          <table:table-cell office:value-type="float" office:value="4.831792E-018" calcext:value-type="float">
            <text:p>4.831792E-18</text:p>
          </table:table-cell>
          <table:table-cell office:value-type="string" calcext:value-type="string">
            <text:p>5.960160e+02)</text:p>
          </table:table-cell>
          <table:table-cell office:value-type="string" calcext:value-type="string">
            <text:p>(7.563227e+00</text:p>
          </table:table-cell>
          <table:table-cell office:value-type="float" office:value="-2.844472E-021" calcext:value-type="float">
            <text:p>-2.844472E-21</text:p>
          </table:table-cell>
          <table:table-cell office:value-type="string" calcext:value-type="string">
            <text:p>-8.119133e-01))</text:p>
          </table:table-cell>
          <table:table-cell office:value-type="string" calcext:value-type="string">
            <text:p>((-2.980080e+01</text:p>
          </table:table-cell>
          <table:table-cell office:value-type="float" office:value="-177.7024" calcext:value-type="float">
            <text:p>-177.7024</text:p>
          </table:table-cell>
          <table:table-cell office:value-type="string" calcext:value-type="string">
            <text:p>-6.619277e-01)</text:p>
          </table:table-cell>
          <table:table-cell office:value-type="string" calcext:value-type="string">
            <text:p>(4.059567e-02</text:p>
          </table:table-cell>
          <table:table-cell office:value-type="float" office:value="7.817216" calcext:value-type="float">
            <text:p>7.817216</text:p>
          </table:table-cell>
          <table:table-cell office:value-type="string" calcext:value-type="string">
            <text:p>3.781613e-01))</text:p>
          </table:table-cell>
        </table:table-row>
        <table:table-row table:style-name="ro1">
          <table:table-cell office:value-type="float" office:value="0.497838" calcext:value-type="float">
            <text:p>0.497838</text:p>
          </table:table-cell>
          <table:table-cell office:value-type="string" calcext:value-type="string">
            <text:p>((-1.319829e+01</text:p>
          </table:table-cell>
          <table:table-cell office:value-type="float" office:value="4.812649E-018" calcext:value-type="float">
            <text:p>4.812649E-18</text:p>
          </table:table-cell>
          <table:table-cell office:value-type="string" calcext:value-type="string">
            <text:p>5.963576e+02)</text:p>
          </table:table-cell>
          <table:table-cell office:value-type="string" calcext:value-type="string">
            <text:p>(7.550730e+00</text:p>
          </table:table-cell>
          <table:table-cell office:value-type="float" office:value="-2.36639E-021" calcext:value-type="float">
            <text:p>-2.36639E-21</text:p>
          </table:table-cell>
          <table:table-cell office:value-type="string" calcext:value-type="string">
            <text:p>-8.057562e-01))</text:p>
          </table:table-cell>
          <table:table-cell office:value-type="string" calcext:value-type="string">
            <text:p>((-2.981788e+01</text:p>
          </table:table-cell>
          <table:table-cell office:value-type="float" office:value="-177.8726" calcext:value-type="float">
            <text:p>-177.8726</text:p>
          </table:table-cell>
          <table:table-cell office:value-type="string" calcext:value-type="string">
            <text:p>-6.599146e-01)</text:p>
          </table:table-cell>
          <table:table-cell office:value-type="string" calcext:value-type="string">
            <text:p>(4.028781e-02</text:p>
          </table:table-cell>
          <table:table-cell office:value-type="float" office:value="7.801698" calcext:value-type="float">
            <text:p>7.801698</text:p>
          </table:table-cell>
          <table:table-cell office:value-type="string" calcext:value-type="string">
            <text:p>3.775365e-01))</text:p>
          </table:table-cell>
        </table:table-row>
        <table:table-row table:style-name="ro1">
          <table:table-cell office:value-type="float" office:value="0.498378" calcext:value-type="float">
            <text:p>0.498378</text:p>
          </table:table-cell>
          <table:table-cell office:value-type="string" calcext:value-type="string">
            <text:p>((-1.316180e+01</text:p>
          </table:table-cell>
          <table:table-cell office:value-type="float" office:value="4.796245E-018" calcext:value-type="float">
            <text:p>4.796245E-18</text:p>
          </table:table-cell>
          <table:table-cell office:value-type="string" calcext:value-type="string">
            <text:p>5.966483e+02)</text:p>
          </table:table-cell>
          <table:table-cell office:value-type="string" calcext:value-type="string">
            <text:p>(7.537705e+00</text:p>
          </table:table-cell>
          <table:table-cell office:value-type="float" office:value="-1.741368E-021" calcext:value-type="float">
            <text:p>-1.741368E-21</text:p>
          </table:table-cell>
          <table:table-cell office:value-type="string" calcext:value-type="string">
            <text:p>-7.982576e-01))</text:p>
          </table:table-cell>
          <table:table-cell office:value-type="string" calcext:value-type="string">
            <text:p>((-2.983241e+01</text:p>
          </table:table-cell>
          <table:table-cell office:value-type="float" office:value="-178.0153" calcext:value-type="float">
            <text:p>-178.0153</text:p>
          </table:table-cell>
          <table:table-cell office:value-type="string" calcext:value-type="string">
            <text:p>-6.580902e-01)</text:p>
          </table:table-cell>
          <table:table-cell office:value-type="string" calcext:value-type="string">
            <text:p>(3.991288e-02</text:p>
          </table:table-cell>
          <table:table-cell office:value-type="float" office:value="7.785247" calcext:value-type="float">
            <text:p>7.785247</text:p>
          </table:table-cell>
          <table:table-cell office:value-type="string" calcext:value-type="string">
            <text:p>3.768853e-01))</text:p>
          </table:table-cell>
        </table:table-row>
        <table:table-row table:style-name="ro1">
          <table:table-cell office:value-type="float" office:value="0.498919" calcext:value-type="float">
            <text:p>0.498919</text:p>
          </table:table-cell>
          <table:table-cell office:value-type="string" calcext:value-type="string">
            <text:p>((-1.313641e+01</text:p>
          </table:table-cell>
          <table:table-cell office:value-type="float" office:value="4.784239E-018" calcext:value-type="float">
            <text:p>4.784239E-18</text:p>
          </table:table-cell>
          <table:table-cell office:value-type="string" calcext:value-type="string">
            <text:p>5.968276e+02)</text:p>
          </table:table-cell>
          <table:table-cell office:value-type="string" calcext:value-type="string">
            <text:p>(7.523519e+00</text:p>
          </table:table-cell>
          <table:table-cell office:value-type="float" office:value="-1.107795E-021" calcext:value-type="float">
            <text:p>-1.107795E-21</text:p>
          </table:table-cell>
          <table:table-cell office:value-type="string" calcext:value-type="string">
            <text:p>-7.901725e-01))</text:p>
          </table:table-cell>
          <table:table-cell office:value-type="string" calcext:value-type="string">
            <text:p>((-2.984138e+01</text:p>
          </table:table-cell>
          <table:table-cell office:value-type="float" office:value="-178.1047" calcext:value-type="float">
            <text:p>-178.1047</text:p>
          </table:table-cell>
          <table:table-cell office:value-type="string" calcext:value-type="string">
            <text:p>-6.568205e-01)</text:p>
          </table:table-cell>
          <table:table-cell office:value-type="string" calcext:value-type="string">
            <text:p>(3.950862e-02</text:p>
          </table:table-cell>
          <table:table-cell office:value-type="float" office:value="7.767353" calcext:value-type="float">
            <text:p>7.767353</text:p>
          </table:table-cell>
          <table:table-cell office:value-type="string" calcext:value-type="string">
            <text:p>3.761760e-01))</text:p>
          </table:table-cell>
        </table:table-row>
        <table:table-row table:style-name="ro1">
          <table:table-cell office:value-type="float" office:value="0.499459" calcext:value-type="float">
            <text:p>0.499459</text:p>
          </table:table-cell>
          <table:table-cell office:value-type="string" calcext:value-type="string">
            <text:p>((-1.311797e+01</text:p>
          </table:table-cell>
          <table:table-cell office:value-type="float" office:value="4.774193E-018" calcext:value-type="float">
            <text:p>4.774193E-18</text:p>
          </table:table-cell>
          <table:table-cell office:value-type="string" calcext:value-type="string">
            <text:p>5.968986e+02)</text:p>
          </table:table-cell>
          <table:table-cell office:value-type="string" calcext:value-type="string">
            <text:p>(7.507416e+00</text:p>
          </table:table-cell>
          <table:table-cell office:value-type="float" office:value="-8.409066E-022" calcext:value-type="float">
            <text:p>-8.409066E-22</text:p>
          </table:table-cell>
          <table:table-cell office:value-type="string" calcext:value-type="string">
            <text:p>-7.814065e-01))</text:p>
          </table:table-cell>
          <table:table-cell office:value-type="string" calcext:value-type="string">
            <text:p>((-2.984493e+01</text:p>
          </table:table-cell>
          <table:table-cell office:value-type="float" office:value="-178.1536" calcext:value-type="float">
            <text:p>-178.1536</text:p>
          </table:table-cell>
          <table:table-cell office:value-type="string" calcext:value-type="string">
            <text:p>-6.558983e-01)</text:p>
          </table:table-cell>
          <table:table-cell office:value-type="string" calcext:value-type="string">
            <text:p>(3.907032e-02</text:p>
          </table:table-cell>
          <table:table-cell office:value-type="float" office:value="7.747173" calcext:value-type="float">
            <text:p>7.747173</text:p>
          </table:table-cell>
          <table:table-cell office:value-type="string" calcext:value-type="string">
            <text:p>3.753708e-01))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((-1.310007e+01</text:p>
          </table:table-cell>
          <table:table-cell office:value-type="float" office:value="4.765068E-018" calcext:value-type="float">
            <text:p>4.765068E-18</text:p>
          </table:table-cell>
          <table:table-cell office:value-type="string" calcext:value-type="string">
            <text:p>5.969790e+02)</text:p>
          </table:table-cell>
          <table:table-cell office:value-type="string" calcext:value-type="string">
            <text:p>(7.489693e+00</text:p>
          </table:table-cell>
          <table:table-cell office:value-type="float" office:value="-9.080938E-022" calcext:value-type="float">
            <text:p>-9.080938E-22</text:p>
          </table:table-cell>
          <table:table-cell office:value-type="string" calcext:value-type="string">
            <text:p>-7.722200e-01))</text:p>
          </table:table-cell>
          <table:table-cell office:value-type="string" calcext:value-type="string">
            <text:p>((-2.984895e+01</text:p>
          </table:table-cell>
          <table:table-cell office:value-type="float" office:value="-178.2055" calcext:value-type="float">
            <text:p>-178.2055</text:p>
          </table:table-cell>
          <table:table-cell office:value-type="string" calcext:value-type="string">
            <text:p>-6.550034e-01)</text:p>
          </table:table-cell>
          <table:table-cell office:value-type="string" calcext:value-type="string">
            <text:p>(3.861100e-02</text:p>
          </table:table-cell>
          <table:table-cell office:value-type="float" office:value="7.725113" calcext:value-type="float">
            <text:p>7.725113</text:p>
          </table:table-cell>
          <table:table-cell office:value-type="string" calcext:value-type="string">
            <text:p>3.744846e-01))</text:p>
          </table:table-cell>
        </table:table-row>
        <table:table-row table:style-name="ro1">
          <table:table-cell office:value-type="float" office:value="0.500541" calcext:value-type="float">
            <text:p>0.500541</text:p>
          </table:table-cell>
          <table:table-cell office:value-type="string" calcext:value-type="string">
            <text:p>((-1.307351e+01</text:p>
          </table:table-cell>
          <table:table-cell office:value-type="float" office:value="4.757167E-018" calcext:value-type="float">
            <text:p>4.757167E-18</text:p>
          </table:table-cell>
          <table:table-cell office:value-type="string" calcext:value-type="string">
            <text:p>5.974011e+02)</text:p>
          </table:table-cell>
          <table:table-cell office:value-type="string" calcext:value-type="string">
            <text:p>(7.474340e+00</text:p>
          </table:table-cell>
          <table:table-cell office:value-type="float" office:value="-8.603077E-022" calcext:value-type="float">
            <text:p>-8.603077E-22</text:p>
          </table:table-cell>
          <table:table-cell office:value-type="string" calcext:value-type="string">
            <text:p>-7.639822e-01))</text:p>
          </table:table-cell>
          <table:table-cell office:value-type="string" calcext:value-type="string">
            <text:p>((-2.987006e+01</text:p>
          </table:table-cell>
          <table:table-cell office:value-type="float" office:value="-178.3731" calcext:value-type="float">
            <text:p>-178.3731</text:p>
          </table:table-cell>
          <table:table-cell office:value-type="string" calcext:value-type="string">
            <text:p>-6.536755e-01)</text:p>
          </table:table-cell>
          <table:table-cell office:value-type="string" calcext:value-type="string">
            <text:p>(3.819911e-02</text:p>
          </table:table-cell>
          <table:table-cell office:value-type="float" office:value="7.705888" calcext:value-type="float">
            <text:p>7.705888</text:p>
          </table:table-cell>
          <table:table-cell office:value-type="string" calcext:value-type="string">
            <text:p>3.737170e-01))</text:p>
          </table:table-cell>
        </table:table-row>
        <table:table-row table:style-name="ro1">
          <table:table-cell office:value-type="float" office:value="0.501081" calcext:value-type="float">
            <text:p>0.501081</text:p>
          </table:table-cell>
          <table:table-cell office:value-type="string" calcext:value-type="string">
            <text:p>((-1.303584e+01</text:p>
          </table:table-cell>
          <table:table-cell office:value-type="float" office:value="4.743475E-018" calcext:value-type="float">
            <text:p>4.743475E-18</text:p>
          </table:table-cell>
          <table:table-cell office:value-type="string" calcext:value-type="string">
            <text:p>5.979504e+02)</text:p>
          </table:table-cell>
          <table:table-cell office:value-type="string" calcext:value-type="string">
            <text:p>(7.461460e+00</text:p>
          </table:table-cell>
          <table:table-cell office:value-type="float" office:value="-8.200704E-022" calcext:value-type="float">
            <text:p>-8.200704E-22</text:p>
          </table:table-cell>
          <table:table-cell office:value-type="string" calcext:value-type="string">
            <text:p>-7.569252e-01))</text:p>
          </table:table-cell>
          <table:table-cell office:value-type="string" calcext:value-type="string">
            <text:p>((-2.989752e+01</text:p>
          </table:table-cell>
          <table:table-cell office:value-type="float" office:value="-178.6027" calcext:value-type="float">
            <text:p>-178.6027</text:p>
          </table:table-cell>
          <table:table-cell office:value-type="string" calcext:value-type="string">
            <text:p>-6.517922e-01)</text:p>
          </table:table-cell>
          <table:table-cell office:value-type="string" calcext:value-type="string">
            <text:p>(3.784626e-02</text:p>
          </table:table-cell>
          <table:table-cell office:value-type="float" office:value="7.689688" calcext:value-type="float">
            <text:p>7.689688</text:p>
          </table:table-cell>
          <table:table-cell office:value-type="string" calcext:value-type="string">
            <text:p>3.730730e-01))</text:p>
          </table:table-cell>
        </table:table-row>
        <table:table-row table:style-name="ro1">
          <table:table-cell office:value-type="float" office:value="0.501622" calcext:value-type="float">
            <text:p>0.501622</text:p>
          </table:table-cell>
          <table:table-cell office:value-type="string" calcext:value-type="string">
            <text:p>((-1.300606e+01</text:p>
          </table:table-cell>
          <table:table-cell office:value-type="float" office:value="4.729745E-018" calcext:value-type="float">
            <text:p>4.729745E-18</text:p>
          </table:table-cell>
          <table:table-cell office:value-type="string" calcext:value-type="string">
            <text:p>5.983429e+02)</text:p>
          </table:table-cell>
          <table:table-cell office:value-type="string" calcext:value-type="string">
            <text:p>(7.449979e+00</text:p>
          </table:table-cell>
          <table:table-cell office:value-type="float" office:value="-8.004893E-022" calcext:value-type="float">
            <text:p>-8.004893E-22</text:p>
          </table:table-cell>
          <table:table-cell office:value-type="string" calcext:value-type="string">
            <text:p>-7.508211e-01))</text:p>
          </table:table-cell>
          <table:table-cell office:value-type="string" calcext:value-type="string">
            <text:p>((-2.991714e+01</text:p>
          </table:table-cell>
          <table:table-cell office:value-type="float" office:value="-178.7584" calcext:value-type="float">
            <text:p>-178.7584</text:p>
          </table:table-cell>
          <table:table-cell office:value-type="string" calcext:value-type="string">
            <text:p>-6.503032e-01)</text:p>
          </table:table-cell>
          <table:table-cell office:value-type="string" calcext:value-type="string">
            <text:p>(3.754106e-02</text:p>
          </table:table-cell>
          <table:table-cell office:value-type="float" office:value="7.675304" calcext:value-type="float">
            <text:p>7.675304</text:p>
          </table:table-cell>
          <table:table-cell office:value-type="string" calcext:value-type="string">
            <text:p>3.724989e-01))</text:p>
          </table:table-cell>
        </table:table-row>
        <table:table-row table:style-name="ro1">
          <table:table-cell office:value-type="float" office:value="0.502162" calcext:value-type="float">
            <text:p>0.502162</text:p>
          </table:table-cell>
          <table:table-cell office:value-type="string" calcext:value-type="string">
            <text:p>((-1.298730e+01</text:p>
          </table:table-cell>
          <table:table-cell office:value-type="float" office:value="4.723833E-018" calcext:value-type="float">
            <text:p>4.723833E-18</text:p>
          </table:table-cell>
          <table:table-cell office:value-type="string" calcext:value-type="string">
            <text:p>5.986537e+02)</text:p>
          </table:table-cell>
          <table:table-cell office:value-type="string" calcext:value-type="string">
            <text:p>(7.439472e+00</text:p>
          </table:table-cell>
          <table:table-cell office:value-type="float" office:value="-7.146353E-022" calcext:value-type="float">
            <text:p>-7.146353E-22</text:p>
          </table:table-cell>
          <table:table-cell office:value-type="string" calcext:value-type="string">
            <text:p>-7.455843e-01))</text:p>
          </table:table-cell>
          <table:table-cell office:value-type="string" calcext:value-type="string">
            <text:p>((-2.993268e+01</text:p>
          </table:table-cell>
          <table:table-cell office:value-type="float" office:value="-178.8722" calcext:value-type="float">
            <text:p>-178.8722</text:p>
          </table:table-cell>
          <table:table-cell office:value-type="string" calcext:value-type="string">
            <text:p>-6.493648e-01)</text:p>
          </table:table-cell>
          <table:table-cell office:value-type="string" calcext:value-type="string">
            <text:p>(3.727921e-02</text:p>
          </table:table-cell>
          <table:table-cell office:value-type="float" office:value="7.662267" calcext:value-type="float">
            <text:p>7.662267</text:p>
          </table:table-cell>
          <table:table-cell office:value-type="string" calcext:value-type="string">
            <text:p>3.719736e-01))</text:p>
          </table:table-cell>
        </table:table-row>
        <table:table-row table:style-name="ro1">
          <table:table-cell office:value-type="float" office:value="0.502703" calcext:value-type="float">
            <text:p>0.502703</text:p>
          </table:table-cell>
          <table:table-cell office:value-type="string" calcext:value-type="string">
            <text:p>((-1.297373e+01</text:p>
          </table:table-cell>
          <table:table-cell office:value-type="float" office:value="4.718534E-018" calcext:value-type="float">
            <text:p>4.718534E-18</text:p>
          </table:table-cell>
          <table:table-cell office:value-type="string" calcext:value-type="string">
            <text:p>5.989245e+02)</text:p>
          </table:table-cell>
          <table:table-cell office:value-type="string" calcext:value-type="string">
            <text:p>(7.429525e+00</text:p>
          </table:table-cell>
          <table:table-cell office:value-type="float" office:value="-6.137875E-022" calcext:value-type="float">
            <text:p>-6.137875E-22</text:p>
          </table:table-cell>
          <table:table-cell office:value-type="string" calcext:value-type="string">
            <text:p>-7.410061e-01))</text:p>
          </table:table-cell>
          <table:table-cell office:value-type="string" calcext:value-type="string">
            <text:p>((-2.994623e+01</text:p>
          </table:table-cell>
          <table:table-cell office:value-type="float" office:value="-178.9734" calcext:value-type="float">
            <text:p>-178.9734</text:p>
          </table:table-cell>
          <table:table-cell office:value-type="string" calcext:value-type="string">
            <text:p>-6.486867e-01)</text:p>
          </table:table-cell>
          <table:table-cell office:value-type="string" calcext:value-type="string">
            <text:p>(3.705030e-02</text:p>
          </table:table-cell>
          <table:table-cell office:value-type="float" office:value="7.650055" calcext:value-type="float">
            <text:p>7.650055</text:p>
          </table:table-cell>
          <table:table-cell office:value-type="string" calcext:value-type="string">
            <text:p>3.714763e-01))</text:p>
          </table:table-cell>
        </table:table-row>
        <table:table-row table:style-name="ro1">
          <table:table-cell office:value-type="float" office:value="0.503243" calcext:value-type="float">
            <text:p>0.503243</text:p>
          </table:table-cell>
          <table:table-cell office:value-type="string" calcext:value-type="string">
            <text:p>((-1.294516e+01</text:p>
          </table:table-cell>
          <table:table-cell office:value-type="float" office:value="4.710779E-018" calcext:value-type="float">
            <text:p>4.710779E-18</text:p>
          </table:table-cell>
          <table:table-cell office:value-type="string" calcext:value-type="string">
            <text:p>5.994143e+02)</text:p>
          </table:table-cell>
          <table:table-cell office:value-type="string" calcext:value-type="string">
            <text:p>(7.420100e+00</text:p>
          </table:table-cell>
          <table:table-cell office:value-type="float" office:value="-5.217146E-022" calcext:value-type="float">
            <text:p>-5.217146E-22</text:p>
          </table:table-cell>
          <table:table-cell office:value-type="string" calcext:value-type="string">
            <text:p>-7.371939e-01))</text:p>
          </table:table-cell>
          <table:table-cell office:value-type="string" calcext:value-type="string">
            <text:p>((-2.997072e+01</text:p>
          </table:table-cell>
          <table:table-cell office:value-type="float" office:value="-179.1724" calcext:value-type="float">
            <text:p>-179.1724</text:p>
          </table:table-cell>
          <table:table-cell office:value-type="string" calcext:value-type="string">
            <text:p>-6.472581e-01)</text:p>
          </table:table-cell>
          <table:table-cell office:value-type="string" calcext:value-type="string">
            <text:p>(3.685969e-02</text:p>
          </table:table-cell>
          <table:table-cell office:value-type="float" office:value="7.638683" calcext:value-type="float">
            <text:p>7.638683</text:p>
          </table:table-cell>
          <table:table-cell office:value-type="string" calcext:value-type="string">
            <text:p>3.710050e-01))</text:p>
          </table:table-cell>
        </table:table-row>
        <table:table-row table:style-name="ro1">
          <table:table-cell office:value-type="float" office:value="0.503784" calcext:value-type="float">
            <text:p>0.503784</text:p>
          </table:table-cell>
          <table:table-cell office:value-type="string" calcext:value-type="string">
            <text:p>((-1.292030e+01</text:p>
          </table:table-cell>
          <table:table-cell office:value-type="float" office:value="4.700245E-018" calcext:value-type="float">
            <text:p>4.700245E-18</text:p>
          </table:table-cell>
          <table:table-cell office:value-type="string" calcext:value-type="string">
            <text:p>5.997946e+02)</text:p>
          </table:table-cell>
          <table:table-cell office:value-type="string" calcext:value-type="string">
            <text:p>(7.410881e+00</text:p>
          </table:table-cell>
          <table:table-cell office:value-type="float" office:value="-4.66537E-022" calcext:value-type="float">
            <text:p>-4.66537E-22</text:p>
          </table:table-cell>
          <table:table-cell office:value-type="string" calcext:value-type="string">
            <text:p>-7.338694e-01))</text:p>
          </table:table-cell>
          <table:table-cell office:value-type="string" calcext:value-type="string">
            <text:p>((-2.998973e+01</text:p>
          </table:table-cell>
          <table:table-cell office:value-type="float" office:value="-179.327" calcext:value-type="float">
            <text:p>-179.327</text:p>
          </table:table-cell>
          <table:table-cell office:value-type="string" calcext:value-type="string">
            <text:p>-6.460148e-01)</text:p>
          </table:table-cell>
          <table:table-cell office:value-type="string" calcext:value-type="string">
            <text:p>(3.669347e-02</text:p>
          </table:table-cell>
          <table:table-cell office:value-type="float" office:value="7.627736" calcext:value-type="float">
            <text:p>7.627736</text:p>
          </table:table-cell>
          <table:table-cell office:value-type="string" calcext:value-type="string">
            <text:p>3.705440e-01))</text:p>
          </table:table-cell>
        </table:table-row>
        <table:table-row table:style-name="ro1">
          <table:table-cell office:value-type="float" office:value="0.504324" calcext:value-type="float">
            <text:p>0.504324</text:p>
          </table:table-cell>
          <table:table-cell office:value-type="string" calcext:value-type="string">
            <text:p>((-1.290920e+01</text:p>
          </table:table-cell>
          <table:table-cell office:value-type="float" office:value="4.690275E-018" calcext:value-type="float">
            <text:p>4.690275E-18</text:p>
          </table:table-cell>
          <table:table-cell office:value-type="string" calcext:value-type="string">
            <text:p>5.999843e+02)</text:p>
          </table:table-cell>
          <table:table-cell office:value-type="string" calcext:value-type="string">
            <text:p>(7.401757e+00</text:p>
          </table:table-cell>
          <table:table-cell office:value-type="float" office:value="-4.160713E-022" calcext:value-type="float">
            <text:p>-4.160713E-22</text:p>
          </table:table-cell>
          <table:table-cell office:value-type="string" calcext:value-type="string">
            <text:p>-7.310547e-01))</text:p>
          </table:table-cell>
          <table:table-cell office:value-type="string" calcext:value-type="string">
            <text:p>((-2.999922e+01</text:p>
          </table:table-cell>
          <table:table-cell office:value-type="float" office:value="-179.3871" calcext:value-type="float">
            <text:p>-179.3871</text:p>
          </table:table-cell>
          <table:table-cell office:value-type="string" calcext:value-type="string">
            <text:p>-6.454601e-01)</text:p>
          </table:table-cell>
          <table:table-cell office:value-type="string" calcext:value-type="string">
            <text:p>(3.655273e-02</text:p>
          </table:table-cell>
          <table:table-cell office:value-type="float" office:value="7.617068" calcext:value-type="float">
            <text:p>7.617068</text:p>
          </table:table-cell>
          <table:table-cell office:value-type="string" calcext:value-type="string">
            <text:p>3.700878e-01))</text:p>
          </table:table-cell>
        </table:table-row>
        <table:table-row table:style-name="ro1">
          <table:table-cell office:value-type="float" office:value="0.504865" calcext:value-type="float">
            <text:p>0.504865</text:p>
          </table:table-cell>
          <table:table-cell office:value-type="string" calcext:value-type="string">
            <text:p>((-1.291500e+01</text:p>
          </table:table-cell>
          <table:table-cell office:value-type="float" office:value="4.691135E-018" calcext:value-type="float">
            <text:p>4.691135E-18</text:p>
          </table:table-cell>
          <table:table-cell office:value-type="string" calcext:value-type="string">
            <text:p>6.000622e+02)</text:p>
          </table:table-cell>
          <table:table-cell office:value-type="string" calcext:value-type="string">
            <text:p>(7.392556e+00</text:p>
          </table:table-cell>
          <table:table-cell office:value-type="float" office:value="-2.426319E-022" calcext:value-type="float">
            <text:p>-2.426319E-22</text:p>
          </table:table-cell>
          <table:table-cell office:value-type="string" calcext:value-type="string">
            <text:p>-7.286322e-01))</text:p>
          </table:table-cell>
          <table:table-cell office:value-type="string" calcext:value-type="string">
            <text:p>((-3.000311e+01</text:p>
          </table:table-cell>
          <table:table-cell office:value-type="float" office:value="-179.3876" calcext:value-type="float">
            <text:p>-179.3876</text:p>
          </table:table-cell>
          <table:table-cell office:value-type="string" calcext:value-type="string">
            <text:p>-6.457499e-01)</text:p>
          </table:table-cell>
          <table:table-cell office:value-type="string" calcext:value-type="string">
            <text:p>(3.643161e-02</text:p>
          </table:table-cell>
          <table:table-cell office:value-type="float" office:value="7.606453" calcext:value-type="float">
            <text:p>7.606453</text:p>
          </table:table-cell>
          <table:table-cell office:value-type="string" calcext:value-type="string">
            <text:p>3.696278e-01))</text:p>
          </table:table-cell>
        </table:table-row>
        <table:table-row table:style-name="ro1">
          <table:table-cell office:value-type="float" office:value="0.505405" calcext:value-type="float">
            <text:p>0.505405</text:p>
          </table:table-cell>
          <table:table-cell office:value-type="string" calcext:value-type="string">
            <text:p>((-1.292647e+01</text:p>
          </table:table-cell>
          <table:table-cell office:value-type="float" office:value="4.693275E-018" calcext:value-type="float">
            <text:p>4.693275E-18</text:p>
          </table:table-cell>
          <table:table-cell office:value-type="string" calcext:value-type="string">
            <text:p>6.001240e+02)</text:p>
          </table:table-cell>
          <table:table-cell office:value-type="string" calcext:value-type="string">
            <text:p>(7.383163e+00</text:p>
          </table:table-cell>
          <table:table-cell office:value-type="float" office:value="6.998415E-023" calcext:value-type="float">
            <text:p>6.998415E-23</text:p>
          </table:table-cell>
          <table:table-cell office:value-type="string" calcext:value-type="string">
            <text:p>-7.265531e-01))</text:p>
          </table:table-cell>
          <table:table-cell office:value-type="string" calcext:value-type="string">
            <text:p>((-3.000620e+01</text:p>
          </table:table-cell>
          <table:table-cell office:value-type="float" office:value="-179.3828" calcext:value-type="float">
            <text:p>-179.3828</text:p>
          </table:table-cell>
          <table:table-cell office:value-type="string" calcext:value-type="string">
            <text:p>-6.463235e-01)</text:p>
          </table:table-cell>
          <table:table-cell office:value-type="string" calcext:value-type="string">
            <text:p>(3.632766e-02</text:p>
          </table:table-cell>
          <table:table-cell office:value-type="float" office:value="7.595746" calcext:value-type="float">
            <text:p>7.595746</text:p>
          </table:table-cell>
          <table:table-cell office:value-type="string" calcext:value-type="string">
            <text:p>3.691581e-01))</text:p>
          </table:table-cell>
        </table:table-row>
        <table:table-row table:style-name="ro1">
          <table:table-cell office:value-type="float" office:value="0.505946" calcext:value-type="float">
            <text:p>0.505946</text:p>
          </table:table-cell>
          <table:table-cell office:value-type="string" calcext:value-type="string">
            <text:p>((-1.293631e+01</text:p>
          </table:table-cell>
          <table:table-cell office:value-type="float" office:value="4.696432E-018" calcext:value-type="float">
            <text:p>4.696432E-18</text:p>
          </table:table-cell>
          <table:table-cell office:value-type="string" calcext:value-type="string">
            <text:p>6.002239e+02)</text:p>
          </table:table-cell>
          <table:table-cell office:value-type="string" calcext:value-type="string">
            <text:p>(7.373498e+00</text:p>
          </table:table-cell>
          <table:table-cell office:value-type="float" office:value="4.782047E-022" calcext:value-type="float">
            <text:p>4.782047E-22</text:p>
          </table:table-cell>
          <table:table-cell office:value-type="string" calcext:value-type="string">
            <text:p>-7.247807e-01))</text:p>
          </table:table-cell>
          <table:table-cell office:value-type="string" calcext:value-type="string">
            <text:p>((-3.001119e+01</text:p>
          </table:table-cell>
          <table:table-cell office:value-type="float" office:value="-179.3963" calcext:value-type="float">
            <text:p>-179.3963</text:p>
          </table:table-cell>
          <table:table-cell office:value-type="string" calcext:value-type="string">
            <text:p>-6.468156e-01)</text:p>
          </table:table-cell>
          <table:table-cell office:value-type="string" calcext:value-type="string">
            <text:p>(3.623903e-02</text:p>
          </table:table-cell>
          <table:table-cell office:value-type="float" office:value="7.584854" calcext:value-type="float">
            <text:p>7.584854</text:p>
          </table:table-cell>
          <table:table-cell office:value-type="string" calcext:value-type="string">
            <text:p>3.686749e-01))</text:p>
          </table:table-cell>
        </table:table-row>
        <table:table-row table:style-name="ro1">
          <table:table-cell office:value-type="float" office:value="0.506486" calcext:value-type="float">
            <text:p>0.506486</text:p>
          </table:table-cell>
          <table:table-cell office:value-type="string" calcext:value-type="string">
            <text:p>((-1.292373e+01</text:p>
          </table:table-cell>
          <table:table-cell office:value-type="float" office:value="4.686936E-018" calcext:value-type="float">
            <text:p>4.686936E-18</text:p>
          </table:table-cell>
          <table:table-cell office:value-type="string" calcext:value-type="string">
            <text:p>6.005052e+02)</text:p>
          </table:table-cell>
          <table:table-cell office:value-type="string" calcext:value-type="string">
            <text:p>(7.363522e+00</text:p>
          </table:table-cell>
          <table:table-cell office:value-type="float" office:value="1.047689E-021" calcext:value-type="float">
            <text:p>1.047689E-21</text:p>
          </table:table-cell>
          <table:table-cell office:value-type="string" calcext:value-type="string">
            <text:p>-7.232498e-01))</text:p>
          </table:table-cell>
          <table:table-cell office:value-type="string" calcext:value-type="string">
            <text:p>((-3.002526e+01</text:p>
          </table:table-cell>
          <table:table-cell office:value-type="float" office:value="-179.5133" calcext:value-type="float">
            <text:p>-179.5133</text:p>
          </table:table-cell>
          <table:table-cell office:value-type="string" calcext:value-type="string">
            <text:p>-6.461864e-01)</text:p>
          </table:table-cell>
          <table:table-cell office:value-type="string" calcext:value-type="string">
            <text:p>(3.616249e-02</text:p>
          </table:table-cell>
          <table:table-cell office:value-type="float" office:value="7.573714" calcext:value-type="float">
            <text:p>7.573714</text:p>
          </table:table-cell>
          <table:table-cell office:value-type="string" calcext:value-type="string">
            <text:p>3.681761e-01))</text:p>
          </table:table-cell>
        </table:table-row>
        <table:table-row table:style-name="ro1">
          <table:table-cell office:value-type="float" office:value="0.507027" calcext:value-type="float">
            <text:p>0.507027</text:p>
          </table:table-cell>
          <table:table-cell office:value-type="string" calcext:value-type="string">
            <text:p>((-1.291074e+01</text:p>
          </table:table-cell>
          <table:table-cell office:value-type="float" office:value="4.672633E-018" calcext:value-type="float">
            <text:p>4.672633E-18</text:p>
          </table:table-cell>
          <table:table-cell office:value-type="string" calcext:value-type="string">
            <text:p>6.006782e+02)</text:p>
          </table:table-cell>
          <table:table-cell office:value-type="string" calcext:value-type="string">
            <text:p>(7.353262e+00</text:p>
          </table:table-cell>
          <table:table-cell office:value-type="float" office:value="1.609148E-021" calcext:value-type="float">
            <text:p>1.609148E-21</text:p>
          </table:table-cell>
          <table:table-cell office:value-type="string" calcext:value-type="string">
            <text:p>-7.219264e-01))</text:p>
          </table:table-cell>
          <table:table-cell office:value-type="string" calcext:value-type="string">
            <text:p>((-3.003391e+01</text:p>
          </table:table-cell>
          <table:table-cell office:value-type="float" office:value="-179.5725" calcext:value-type="float">
            <text:p>-179.5725</text:p>
          </table:table-cell>
          <table:table-cell office:value-type="string" calcext:value-type="string">
            <text:p>-6.455371e-01)</text:p>
          </table:table-cell>
          <table:table-cell office:value-type="string" calcext:value-type="string">
            <text:p>(3.609632e-02</text:p>
          </table:table-cell>
          <table:table-cell office:value-type="float" office:value="7.562341" calcext:value-type="float">
            <text:p>7.562341</text:p>
          </table:table-cell>
          <table:table-cell office:value-type="string" calcext:value-type="string">
            <text:p>3.676631e-01))</text:p>
          </table:table-cell>
        </table:table-row>
        <table:table-row table:style-name="ro1">
          <table:table-cell office:value-type="float" office:value="0.507568" calcext:value-type="float">
            <text:p>0.507568</text:p>
          </table:table-cell>
          <table:table-cell office:value-type="string" calcext:value-type="string">
            <text:p>((-1.290953e+01</text:p>
          </table:table-cell>
          <table:table-cell office:value-type="float" office:value="4.669519E-018" calcext:value-type="float">
            <text:p>4.669519E-18</text:p>
          </table:table-cell>
          <table:table-cell office:value-type="string" calcext:value-type="string">
            <text:p>6.007903e+02)</text:p>
          </table:table-cell>
          <table:table-cell office:value-type="string" calcext:value-type="string">
            <text:p>(7.342696e+00</text:p>
          </table:table-cell>
          <table:table-cell office:value-type="float" office:value="2.1681E-021" calcext:value-type="float">
            <text:p>2.1681E-21</text:p>
          </table:table-cell>
          <table:table-cell office:value-type="string" calcext:value-type="string">
            <text:p>-7.208214e-01))</text:p>
          </table:table-cell>
          <table:table-cell office:value-type="string" calcext:value-type="string">
            <text:p>((-3.003951e+01</text:p>
          </table:table-cell>
          <table:table-cell office:value-type="float" office:value="-179.5938" calcext:value-type="float">
            <text:p>-179.5938</text:p>
          </table:table-cell>
          <table:table-cell office:value-type="string" calcext:value-type="string">
            <text:p>-6.454763e-01)</text:p>
          </table:table-cell>
          <table:table-cell office:value-type="string" calcext:value-type="string">
            <text:p>(3.604107e-02</text:p>
          </table:table-cell>
          <table:table-cell office:value-type="float" office:value="7.550714" calcext:value-type="float">
            <text:p>7.550714</text:p>
          </table:table-cell>
          <table:table-cell office:value-type="string" calcext:value-type="string">
            <text:p>3.671348e-01))</text:p>
          </table:table-cell>
        </table:table-row>
        <table:table-row table:style-name="ro1">
          <table:table-cell office:value-type="float" office:value="0.508108" calcext:value-type="float">
            <text:p>0.508108</text:p>
          </table:table-cell>
          <table:table-cell office:value-type="string" calcext:value-type="string">
            <text:p>((-1.290651e+01</text:p>
          </table:table-cell>
          <table:table-cell office:value-type="float" office:value="4.665093E-018" calcext:value-type="float">
            <text:p>4.665093E-18</text:p>
          </table:table-cell>
          <table:table-cell office:value-type="string" calcext:value-type="string">
            <text:p>6.009788e+02)</text:p>
          </table:table-cell>
          <table:table-cell office:value-type="string" calcext:value-type="string">
            <text:p>(7.331778e+00</text:p>
          </table:table-cell>
          <table:table-cell office:value-type="float" office:value="2.727078E-021" calcext:value-type="float">
            <text:p>2.727078E-21</text:p>
          </table:table-cell>
          <table:table-cell office:value-type="string" calcext:value-type="string">
            <text:p>-7.199211e-01))</text:p>
          </table:table-cell>
          <table:table-cell office:value-type="string" calcext:value-type="string">
            <text:p>((-3.004894e+01</text:p>
          </table:table-cell>
          <table:table-cell office:value-type="float" office:value="-179.6576" calcext:value-type="float">
            <text:p>-179.6576</text:p>
          </table:table-cell>
          <table:table-cell office:value-type="string" calcext:value-type="string">
            <text:p>-6.453256e-01)</text:p>
          </table:table-cell>
          <table:table-cell office:value-type="string" calcext:value-type="string">
            <text:p>(3.599605e-02</text:p>
          </table:table-cell>
          <table:table-cell office:value-type="float" office:value="7.538779" calcext:value-type="float">
            <text:p>7.538779</text:p>
          </table:table-cell>
          <table:table-cell office:value-type="string" calcext:value-type="string">
            <text:p>3.665889e-01))</text:p>
          </table:table-cell>
        </table:table-row>
        <table:table-row table:style-name="ro1">
          <table:table-cell office:value-type="float" office:value="0.508649" calcext:value-type="float">
            <text:p>0.508649</text:p>
          </table:table-cell>
          <table:table-cell office:value-type="string" calcext:value-type="string">
            <text:p>((-1.290532e+01</text:p>
          </table:table-cell>
          <table:table-cell office:value-type="float" office:value="4.661709E-018" calcext:value-type="float">
            <text:p>4.661709E-18</text:p>
          </table:table-cell>
          <table:table-cell office:value-type="string" calcext:value-type="string">
            <text:p>6.011976e+02)</text:p>
          </table:table-cell>
          <table:table-cell office:value-type="string" calcext:value-type="string">
            <text:p>(7.320497e+00</text:p>
          </table:table-cell>
          <table:table-cell office:value-type="float" office:value="3.285798E-021" calcext:value-type="float">
            <text:p>3.285798E-21</text:p>
          </table:table-cell>
          <table:table-cell office:value-type="string" calcext:value-type="string">
            <text:p>-7.192086e-01))</text:p>
          </table:table-cell>
          <table:table-cell office:value-type="string" calcext:value-type="string">
            <text:p>((-3.005988e+01</text:p>
          </table:table-cell>
          <table:table-cell office:value-type="float" office:value="-179.7389" calcext:value-type="float">
            <text:p>-179.7389</text:p>
          </table:table-cell>
          <table:table-cell office:value-type="string" calcext:value-type="string">
            <text:p>-6.452661e-01)</text:p>
          </table:table-cell>
          <table:table-cell office:value-type="string" calcext:value-type="string">
            <text:p>(3.596043e-02</text:p>
          </table:table-cell>
          <table:table-cell office:value-type="float" office:value="7.526518" calcext:value-type="float">
            <text:p>7.526518</text:p>
          </table:table-cell>
          <table:table-cell office:value-type="string" calcext:value-type="string">
            <text:p>3.660249e-01))</text:p>
          </table:table-cell>
        </table:table-row>
        <table:table-row table:style-name="ro1">
          <table:table-cell office:value-type="float" office:value="0.509189" calcext:value-type="float">
            <text:p>0.509189</text:p>
          </table:table-cell>
          <table:table-cell office:value-type="string" calcext:value-type="string">
            <text:p>((-1.289242e+01</text:p>
          </table:table-cell>
          <table:table-cell office:value-type="float" office:value="4.649074E-018" calcext:value-type="float">
            <text:p>4.649074E-18</text:p>
          </table:table-cell>
          <table:table-cell office:value-type="string" calcext:value-type="string">
            <text:p>6.013759e+02)</text:p>
          </table:table-cell>
          <table:table-cell office:value-type="string" calcext:value-type="string">
            <text:p>(7.308876e+00</text:p>
          </table:table-cell>
          <table:table-cell office:value-type="float" office:value="3.630612E-021" calcext:value-type="float">
            <text:p>3.630612E-21</text:p>
          </table:table-cell>
          <table:table-cell office:value-type="string" calcext:value-type="string">
            <text:p>-7.186760e-01))</text:p>
          </table:table-cell>
          <table:table-cell office:value-type="string" calcext:value-type="string">
            <text:p>((-3.006879e+01</text:p>
          </table:table-cell>
          <table:table-cell office:value-type="float" office:value="-179.7956" calcext:value-type="float">
            <text:p>-179.7956</text:p>
          </table:table-cell>
          <table:table-cell office:value-type="string" calcext:value-type="string">
            <text:p>-6.446208e-01)</text:p>
          </table:table-cell>
          <table:table-cell office:value-type="string" calcext:value-type="string">
            <text:p>(3.593380e-02</text:p>
          </table:table-cell>
          <table:table-cell office:value-type="float" office:value="7.513952" calcext:value-type="float">
            <text:p>7.513952</text:p>
          </table:table-cell>
          <table:table-cell office:value-type="string" calcext:value-type="string">
            <text:p>3.654438e-01))</text:p>
          </table:table-cell>
        </table:table-row>
        <table:table-row table:style-name="ro1">
          <table:table-cell office:value-type="float" office:value="0.50973" calcext:value-type="float">
            <text:p>0.50973</text:p>
          </table:table-cell>
          <table:table-cell office:value-type="string" calcext:value-type="string">
            <text:p>((-1.289712e+01</text:p>
          </table:table-cell>
          <table:table-cell office:value-type="float" office:value="4.651035E-018" calcext:value-type="float">
            <text:p>4.651035E-18</text:p>
          </table:table-cell>
          <table:table-cell office:value-type="string" calcext:value-type="string">
            <text:p>6.015255e+02)</text:p>
          </table:table-cell>
          <table:table-cell office:value-type="string" calcext:value-type="string">
            <text:p>(7.296882e+00</text:p>
          </table:table-cell>
          <table:table-cell office:value-type="float" office:value="3.984534E-021" calcext:value-type="float">
            <text:p>3.984534E-21</text:p>
          </table:table-cell>
          <table:table-cell office:value-type="string" calcext:value-type="string">
            <text:p>-7.183330e-01))</text:p>
          </table:table-cell>
          <table:table-cell office:value-type="string" calcext:value-type="string">
            <text:p>((-3.007628e+01</text:p>
          </table:table-cell>
          <table:table-cell office:value-type="float" office:value="-179.8375" calcext:value-type="float">
            <text:p>-179.8375</text:p>
          </table:table-cell>
          <table:table-cell office:value-type="string" calcext:value-type="string">
            <text:p>-6.448562e-01)</text:p>
          </table:table-cell>
          <table:table-cell office:value-type="string" calcext:value-type="string">
            <text:p>(3.591665e-02</text:p>
          </table:table-cell>
          <table:table-cell office:value-type="float" office:value="7.50105" calcext:value-type="float">
            <text:p>7.50105</text:p>
          </table:table-cell>
          <table:table-cell office:value-type="string" calcext:value-type="string">
            <text:p>3.648441e-01))</text:p>
          </table:table-cell>
        </table:table-row>
        <table:table-row table:style-name="ro1">
          <table:table-cell office:value-type="float" office:value="0.51027" calcext:value-type="float">
            <text:p>0.51027</text:p>
          </table:table-cell>
          <table:table-cell office:value-type="string" calcext:value-type="string">
            <text:p>((-1.289917e+01</text:p>
          </table:table-cell>
          <table:table-cell office:value-type="float" office:value="4.643377E-018" calcext:value-type="float">
            <text:p>4.643377E-18</text:p>
          </table:table-cell>
          <table:table-cell office:value-type="string" calcext:value-type="string">
            <text:p>6.015792e+02)</text:p>
          </table:table-cell>
          <table:table-cell office:value-type="string" calcext:value-type="string">
            <text:p>(7.284533e+00</text:p>
          </table:table-cell>
          <table:table-cell office:value-type="float" office:value="4.344912E-021" calcext:value-type="float">
            <text:p>4.344912E-21</text:p>
          </table:table-cell>
          <table:table-cell office:value-type="string" calcext:value-type="string">
            <text:p>-7.182100e-01))</text:p>
          </table:table-cell>
          <table:table-cell office:value-type="string" calcext:value-type="string">
            <text:p>((-3.007896e+01</text:p>
          </table:table-cell>
          <table:table-cell office:value-type="float" office:value="-179.8314" calcext:value-type="float">
            <text:p>-179.8314</text:p>
          </table:table-cell>
          <table:table-cell office:value-type="string" calcext:value-type="string">
            <text:p>-6.449586e-01)</text:p>
          </table:table-cell>
          <table:table-cell office:value-type="string" calcext:value-type="string">
            <text:p>(3.591050e-02</text:p>
          </table:table-cell>
          <table:table-cell office:value-type="float" office:value="7.487843" calcext:value-type="float">
            <text:p>7.487843</text:p>
          </table:table-cell>
          <table:table-cell office:value-type="string" calcext:value-type="string">
            <text:p>3.642267e-01))</text:p>
          </table:table-cell>
        </table:table-row>
        <table:table-row table:style-name="ro1">
          <table:table-cell office:value-type="float" office:value="0.510811" calcext:value-type="float">
            <text:p>0.510811</text:p>
          </table:table-cell>
          <table:table-cell office:value-type="string" calcext:value-type="string">
            <text:p>((-1.291371e+01</text:p>
          </table:table-cell>
          <table:table-cell office:value-type="float" office:value="4.639451E-018" calcext:value-type="float">
            <text:p>4.639451E-18</text:p>
          </table:table-cell>
          <table:table-cell office:value-type="string" calcext:value-type="string">
            <text:p>6.015658e+02)</text:p>
          </table:table-cell>
          <table:table-cell office:value-type="string" calcext:value-type="string">
            <text:p>(7.271818e+00</text:p>
          </table:table-cell>
          <table:table-cell office:value-type="float" office:value="4.705827E-021" calcext:value-type="float">
            <text:p>4.705827E-21</text:p>
          </table:table-cell>
          <table:table-cell office:value-type="string" calcext:value-type="string">
            <text:p>-7.183115e-01))</text:p>
          </table:table-cell>
          <table:table-cell office:value-type="string" calcext:value-type="string">
            <text:p>((-3.007829e+01</text:p>
          </table:table-cell>
          <table:table-cell office:value-type="float" office:value="-179.7943" calcext:value-type="float">
            <text:p>-179.7943</text:p>
          </table:table-cell>
          <table:table-cell office:value-type="string" calcext:value-type="string">
            <text:p>-6.456853e-01)</text:p>
          </table:table-cell>
          <table:table-cell office:value-type="string" calcext:value-type="string">
            <text:p>(3.591558e-02</text:p>
          </table:table-cell>
          <table:table-cell office:value-type="float" office:value="7.474319" calcext:value-type="float">
            <text:p>7.474319</text:p>
          </table:table-cell>
          <table:table-cell office:value-type="string" calcext:value-type="string">
            <text:p>3.635909e-01))</text:p>
          </table:table-cell>
        </table:table-row>
        <table:table-row table:style-name="ro1">
          <table:table-cell office:value-type="float" office:value="0.511351" calcext:value-type="float">
            <text:p>0.511351</text:p>
          </table:table-cell>
          <table:table-cell office:value-type="string" calcext:value-type="string">
            <text:p>((-1.295170e+01</text:p>
          </table:table-cell>
          <table:table-cell office:value-type="float" office:value="4.654673E-018" calcext:value-type="float">
            <text:p>4.654673E-18</text:p>
          </table:table-cell>
          <table:table-cell office:value-type="string" calcext:value-type="string">
            <text:p>6.014611e+02)</text:p>
          </table:table-cell>
          <table:table-cell office:value-type="string" calcext:value-type="string">
            <text:p>(7.258707e+00</text:p>
          </table:table-cell>
          <table:table-cell office:value-type="float" office:value="5.066056E-021" calcext:value-type="float">
            <text:p>5.066056E-21</text:p>
          </table:table-cell>
          <table:table-cell office:value-type="string" calcext:value-type="string">
            <text:p>-7.186306e-01))</text:p>
          </table:table-cell>
          <table:table-cell office:value-type="string" calcext:value-type="string">
            <text:p>((-3.007306e+01</text:p>
          </table:table-cell>
          <table:table-cell office:value-type="float" office:value="-179.7047" calcext:value-type="float">
            <text:p>-179.7047</text:p>
          </table:table-cell>
          <table:table-cell office:value-type="string" calcext:value-type="string">
            <text:p>-6.475851e-01)</text:p>
          </table:table-cell>
          <table:table-cell office:value-type="string" calcext:value-type="string">
            <text:p>(3.593153e-02</text:p>
          </table:table-cell>
          <table:table-cell office:value-type="float" office:value="7.460447" calcext:value-type="float">
            <text:p>7.460447</text:p>
          </table:table-cell>
          <table:table-cell office:value-type="string" calcext:value-type="string">
            <text:p>3.629353e-01))</text:p>
          </table:table-cell>
        </table:table-row>
        <table:table-row table:style-name="ro1">
          <table:table-cell office:value-type="float" office:value="0.511892" calcext:value-type="float">
            <text:p>0.511892</text:p>
          </table:table-cell>
          <table:table-cell office:value-type="string" calcext:value-type="string">
            <text:p>((-1.296879e+01</text:p>
          </table:table-cell>
          <table:table-cell office:value-type="float" office:value="4.639201E-018" calcext:value-type="float">
            <text:p>4.639201E-18</text:p>
          </table:table-cell>
          <table:table-cell office:value-type="string" calcext:value-type="string">
            <text:p>6.013591e+02)</text:p>
          </table:table-cell>
          <table:table-cell office:value-type="string" calcext:value-type="string">
            <text:p>(7.245142e+00</text:p>
          </table:table-cell>
          <table:table-cell office:value-type="float" office:value="5.429419E-021" calcext:value-type="float">
            <text:p>5.429419E-21</text:p>
          </table:table-cell>
          <table:table-cell office:value-type="string" calcext:value-type="string">
            <text:p>-7.191724e-01))</text:p>
          </table:table-cell>
          <table:table-cell office:value-type="string" calcext:value-type="string">
            <text:p>((-3.006796e+01</text:p>
          </table:table-cell>
          <table:table-cell office:value-type="float" office:value="-179.6329" calcext:value-type="float">
            <text:p>-179.6329</text:p>
          </table:table-cell>
          <table:table-cell office:value-type="string" calcext:value-type="string">
            <text:p>-6.484396e-01)</text:p>
          </table:table-cell>
          <table:table-cell office:value-type="string" calcext:value-type="string">
            <text:p>(3.595862e-02</text:p>
          </table:table-cell>
          <table:table-cell office:value-type="float" office:value="7.446164" calcext:value-type="float">
            <text:p>7.446164</text:p>
          </table:table-cell>
          <table:table-cell office:value-type="string" calcext:value-type="string">
            <text:p>3.622571e-01))</text:p>
          </table:table-cell>
        </table:table-row>
        <table:table-row table:style-name="ro1">
          <table:table-cell office:value-type="float" office:value="0.512432" calcext:value-type="float">
            <text:p>0.512432</text:p>
          </table:table-cell>
          <table:table-cell office:value-type="string" calcext:value-type="string">
            <text:p>((-1.302086e+01</text:p>
          </table:table-cell>
          <table:table-cell office:value-type="float" office:value="4.668677E-018" calcext:value-type="float">
            <text:p>4.668677E-18</text:p>
          </table:table-cell>
          <table:table-cell office:value-type="string" calcext:value-type="string">
            <text:p>6.011105e+02)</text:p>
          </table:table-cell>
          <table:table-cell office:value-type="string" calcext:value-type="string">
            <text:p>(7.231109e+00</text:p>
          </table:table-cell>
          <table:table-cell office:value-type="float" office:value="5.799075E-021" calcext:value-type="float">
            <text:p>5.799075E-21</text:p>
          </table:table-cell>
          <table:table-cell office:value-type="string" calcext:value-type="string">
            <text:p>-7.199371e-01))</text:p>
          </table:table-cell>
          <table:table-cell office:value-type="string" calcext:value-type="string">
            <text:p>((-3.005552e+01</text:p>
          </table:table-cell>
          <table:table-cell office:value-type="float" office:value="-179.4587" calcext:value-type="float">
            <text:p>-179.4587</text:p>
          </table:table-cell>
          <table:table-cell office:value-type="string" calcext:value-type="string">
            <text:p>-6.510428e-01)</text:p>
          </table:table-cell>
          <table:table-cell office:value-type="string" calcext:value-type="string">
            <text:p>(3.599686e-02</text:p>
          </table:table-cell>
          <table:table-cell office:value-type="float" office:value="7.431456" calcext:value-type="float">
            <text:p>7.431456</text:p>
          </table:table-cell>
          <table:table-cell office:value-type="string" calcext:value-type="string">
            <text:p>3.615555e-01))</text:p>
          </table:table-cell>
        </table:table-row>
        <table:table-row table:style-name="ro1">
          <table:table-cell office:value-type="float" office:value="0.512973" calcext:value-type="float">
            <text:p>0.512973</text:p>
          </table:table-cell>
          <table:table-cell office:value-type="string" calcext:value-type="string">
            <text:p>((-1.304173e+01</text:p>
          </table:table-cell>
          <table:table-cell office:value-type="float" office:value="4.655531E-018" calcext:value-type="float">
            <text:p>4.655531E-18</text:p>
          </table:table-cell>
          <table:table-cell office:value-type="string" calcext:value-type="string">
            <text:p>6.010240e+02)</text:p>
          </table:table-cell>
          <table:table-cell office:value-type="string" calcext:value-type="string">
            <text:p>(7.216651e+00</text:p>
          </table:table-cell>
          <table:table-cell office:value-type="float" office:value="5.994775E-021" calcext:value-type="float">
            <text:p>5.994775E-21</text:p>
          </table:table-cell>
          <table:table-cell office:value-type="string" calcext:value-type="string">
            <text:p>-7.209665e-01))</text:p>
          </table:table-cell>
          <table:table-cell office:value-type="string" calcext:value-type="string">
            <text:p>((-3.005120e+01</text:p>
          </table:table-cell>
          <table:table-cell office:value-type="float" office:value="-179.3943" calcext:value-type="float">
            <text:p>-179.3943</text:p>
          </table:table-cell>
          <table:table-cell office:value-type="string" calcext:value-type="string">
            <text:p>-6.520865e-01)</text:p>
          </table:table-cell>
          <table:table-cell office:value-type="string" calcext:value-type="string">
            <text:p>(3.604833e-02</text:p>
          </table:table-cell>
          <table:table-cell office:value-type="float" office:value="7.416377" calcext:value-type="float">
            <text:p>7.416377</text:p>
          </table:table-cell>
          <table:table-cell office:value-type="string" calcext:value-type="string">
            <text:p>3.608325e-01))</text:p>
          </table:table-cell>
        </table:table-row>
        <table:table-row table:style-name="ro1">
          <table:table-cell office:value-type="float" office:value="0.513514" calcext:value-type="float">
            <text:p>0.513514</text:p>
          </table:table-cell>
          <table:table-cell office:value-type="string" calcext:value-type="string">
            <text:p>((-1.308624e+01</text:p>
          </table:table-cell>
          <table:table-cell office:value-type="float" office:value="4.678211E-018" calcext:value-type="float">
            <text:p>4.678211E-18</text:p>
          </table:table-cell>
          <table:table-cell office:value-type="string" calcext:value-type="string">
            <text:p>6.008804e+02)</text:p>
          </table:table-cell>
          <table:table-cell office:value-type="string" calcext:value-type="string">
            <text:p>(7.201799e+00</text:p>
          </table:table-cell>
          <table:table-cell office:value-type="float" office:value="5.951377E-021" calcext:value-type="float">
            <text:p>5.951377E-21</text:p>
          </table:table-cell>
          <table:table-cell office:value-type="string" calcext:value-type="string">
            <text:p>-7.222867e-01))</text:p>
          </table:table-cell>
          <table:table-cell office:value-type="string" calcext:value-type="string">
            <text:p>((-3.004402e+01</text:p>
          </table:table-cell>
          <table:table-cell office:value-type="float" office:value="-179.2798" calcext:value-type="float">
            <text:p>-179.2798</text:p>
          </table:table-cell>
          <table:table-cell office:value-type="string" calcext:value-type="string">
            <text:p>-6.543119e-01)</text:p>
          </table:table-cell>
          <table:table-cell office:value-type="string" calcext:value-type="string">
            <text:p>(3.611434e-02</text:p>
          </table:table-cell>
          <table:table-cell office:value-type="float" office:value="7.400969" calcext:value-type="float">
            <text:p>7.400969</text:p>
          </table:table-cell>
          <table:table-cell office:value-type="string" calcext:value-type="string">
            <text:p>3.600900e-01))</text:p>
          </table:table-cell>
        </table:table-row>
        <table:table-row table:style-name="ro1">
          <table:table-cell office:value-type="float" office:value="0.514054" calcext:value-type="float">
            <text:p>0.514054</text:p>
          </table:table-cell>
          <table:table-cell office:value-type="string" calcext:value-type="string">
            <text:p>((-1.309468e+01</text:p>
          </table:table-cell>
          <table:table-cell office:value-type="float" office:value="4.668172E-018" calcext:value-type="float">
            <text:p>4.668172E-18</text:p>
          </table:table-cell>
          <table:table-cell office:value-type="string" calcext:value-type="string">
            <text:p>6.008917e+02)</text:p>
          </table:table-cell>
          <table:table-cell office:value-type="string" calcext:value-type="string">
            <text:p>(7.186452e+00</text:p>
          </table:table-cell>
          <table:table-cell office:value-type="float" office:value="5.91757E-021" calcext:value-type="float">
            <text:p>5.91757E-21</text:p>
          </table:table-cell>
          <table:table-cell office:value-type="string" calcext:value-type="string">
            <text:p>-7.239363e-01))</text:p>
          </table:table-cell>
          <table:table-cell office:value-type="string" calcext:value-type="string">
            <text:p>((-3.004458e+01</text:p>
          </table:table-cell>
          <table:table-cell office:value-type="float" office:value="-179.2588" calcext:value-type="float">
            <text:p>-179.2588</text:p>
          </table:table-cell>
          <table:table-cell office:value-type="string" calcext:value-type="string">
            <text:p>-6.547339e-01)</text:p>
          </table:table-cell>
          <table:table-cell office:value-type="string" calcext:value-type="string">
            <text:p>(3.619681e-02</text:p>
          </table:table-cell>
          <table:table-cell office:value-type="float" office:value="7.385132" calcext:value-type="float">
            <text:p>7.385132</text:p>
          </table:table-cell>
          <table:table-cell office:value-type="string" calcext:value-type="string">
            <text:p>3.593226e-01))</text:p>
          </table:table-cell>
        </table:table-row>
        <table:table-row table:style-name="ro1">
          <table:table-cell office:value-type="float" office:value="0.514595" calcext:value-type="float">
            <text:p>0.514595</text:p>
          </table:table-cell>
          <table:table-cell office:value-type="string" calcext:value-type="string">
            <text:p>((-1.311295e+01</text:p>
          </table:table-cell>
          <table:table-cell office:value-type="float" office:value="4.669647E-018" calcext:value-type="float">
            <text:p>4.669647E-18</text:p>
          </table:table-cell>
          <table:table-cell office:value-type="string" calcext:value-type="string">
            <text:p>6.008620e+02)</text:p>
          </table:table-cell>
          <table:table-cell office:value-type="string" calcext:value-type="string">
            <text:p>(7.169718e+00</text:p>
          </table:table-cell>
          <table:table-cell office:value-type="float" office:value="5.911976E-021" calcext:value-type="float">
            <text:p>5.911976E-21</text:p>
          </table:table-cell>
          <table:table-cell office:value-type="string" calcext:value-type="string">
            <text:p>-7.258140e-01))</text:p>
          </table:table-cell>
          <table:table-cell office:value-type="string" calcext:value-type="string">
            <text:p>((-3.004310e+01</text:p>
          </table:table-cell>
          <table:table-cell office:value-type="float" office:value="-179.2094" calcext:value-type="float">
            <text:p>-179.2094</text:p>
          </table:table-cell>
          <table:table-cell office:value-type="string" calcext:value-type="string">
            <text:p>-6.556475e-01)</text:p>
          </table:table-cell>
          <table:table-cell office:value-type="string" calcext:value-type="string">
            <text:p>(3.629070e-02</text:p>
          </table:table-cell>
          <table:table-cell office:value-type="float" office:value="7.367897" calcext:value-type="float">
            <text:p>7.367897</text:p>
          </table:table-cell>
          <table:table-cell office:value-type="string" calcext:value-type="string">
            <text:p>3.584859e-01))</text:p>
          </table:table-cell>
        </table:table-row>
        <table:table-row table:style-name="ro1">
          <table:table-cell office:value-type="float" office:value="0.515135" calcext:value-type="float">
            <text:p>0.515135</text:p>
          </table:table-cell>
          <table:table-cell office:value-type="string" calcext:value-type="string">
            <text:p>((-1.313132e+01</text:p>
          </table:table-cell>
          <table:table-cell office:value-type="float" office:value="4.668472E-018" calcext:value-type="float">
            <text:p>4.668472E-18</text:p>
          </table:table-cell>
          <table:table-cell office:value-type="string" calcext:value-type="string">
            <text:p>6.008601e+02)</text:p>
          </table:table-cell>
          <table:table-cell office:value-type="string" calcext:value-type="string">
            <text:p>(7.151577e+00</text:p>
          </table:table-cell>
          <table:table-cell office:value-type="float" office:value="5.912878E-021" calcext:value-type="float">
            <text:p>5.912878E-21</text:p>
          </table:table-cell>
          <table:table-cell office:value-type="string" calcext:value-type="string">
            <text:p>-7.279532e-01))</text:p>
          </table:table-cell>
          <table:table-cell office:value-type="string" calcext:value-type="string">
            <text:p>((-3.004301e+01</text:p>
          </table:table-cell>
          <table:table-cell office:value-type="float" office:value="-179.1783" calcext:value-type="float">
            <text:p>-179.1783</text:p>
          </table:table-cell>
          <table:table-cell office:value-type="string" calcext:value-type="string">
            <text:p>-6.565661e-01)</text:p>
          </table:table-cell>
          <table:table-cell office:value-type="string" calcext:value-type="string">
            <text:p>(3.639766e-02</text:p>
          </table:table-cell>
          <table:table-cell office:value-type="float" office:value="7.349253" calcext:value-type="float">
            <text:p>7.349253</text:p>
          </table:table-cell>
          <table:table-cell office:value-type="string" calcext:value-type="string">
            <text:p>3.575788e-01))</text:p>
          </table:table-cell>
        </table:table-row>
        <table:table-row table:style-name="ro1">
          <table:table-cell office:value-type="float" office:value="0.515676" calcext:value-type="float">
            <text:p>0.515676</text:p>
          </table:table-cell>
          <table:table-cell office:value-type="string" calcext:value-type="string">
            <text:p>((-1.314775e+01</text:p>
          </table:table-cell>
          <table:table-cell office:value-type="float" office:value="4.665466E-018" calcext:value-type="float">
            <text:p>4.665466E-18</text:p>
          </table:table-cell>
          <table:table-cell office:value-type="string" calcext:value-type="string">
            <text:p>6.008680e+02)</text:p>
          </table:table-cell>
          <table:table-cell office:value-type="string" calcext:value-type="string">
            <text:p>(7.131937e+00</text:p>
          </table:table-cell>
          <table:table-cell office:value-type="float" office:value="5.914412E-021" calcext:value-type="float">
            <text:p>5.914412E-21</text:p>
          </table:table-cell>
          <table:table-cell office:value-type="string" calcext:value-type="string">
            <text:p>-7.303959e-01))</text:p>
          </table:table-cell>
          <table:table-cell office:value-type="string" calcext:value-type="string">
            <text:p>((-3.004340e+01</text:p>
          </table:table-cell>
          <table:table-cell office:value-type="float" office:value="-179.1529" calcext:value-type="float">
            <text:p>-179.1529</text:p>
          </table:table-cell>
          <table:table-cell office:value-type="string" calcext:value-type="string">
            <text:p>-6.573877e-01)</text:p>
          </table:table-cell>
          <table:table-cell office:value-type="string" calcext:value-type="string">
            <text:p>(3.651980e-02</text:p>
          </table:table-cell>
          <table:table-cell office:value-type="float" office:value="7.329114" calcext:value-type="float">
            <text:p>7.329114</text:p>
          </table:table-cell>
          <table:table-cell office:value-type="string" calcext:value-type="string">
            <text:p>3.565969e-01))</text:p>
          </table:table-cell>
        </table:table-row>
        <table:table-row table:style-name="ro1">
          <table:table-cell office:value-type="float" office:value="0.516216" calcext:value-type="float">
            <text:p>0.516216</text:p>
          </table:table-cell>
          <table:table-cell office:value-type="string" calcext:value-type="string">
            <text:p>((-1.315907e+01</text:p>
          </table:table-cell>
          <table:table-cell office:value-type="float" office:value="4.659808E-018" calcext:value-type="float">
            <text:p>4.659808E-18</text:p>
          </table:table-cell>
          <table:table-cell office:value-type="string" calcext:value-type="string">
            <text:p>6.009103e+02)</text:p>
          </table:table-cell>
          <table:table-cell office:value-type="string" calcext:value-type="string">
            <text:p>(7.110702e+00</text:p>
          </table:table-cell>
          <table:table-cell office:value-type="float" office:value="5.905337E-021" calcext:value-type="float">
            <text:p>5.905337E-21</text:p>
          </table:table-cell>
          <table:table-cell office:value-type="string" calcext:value-type="string">
            <text:p>-7.331533e-01))</text:p>
          </table:table-cell>
          <table:table-cell office:value-type="string" calcext:value-type="string">
            <text:p>((-3.004551e+01</text:p>
          </table:table-cell>
          <table:table-cell office:value-type="float" office:value="-179.1458" calcext:value-type="float">
            <text:p>-179.1458</text:p>
          </table:table-cell>
          <table:table-cell office:value-type="string" calcext:value-type="string">
            <text:p>-6.579533e-01)</text:p>
          </table:table-cell>
          <table:table-cell office:value-type="string" calcext:value-type="string">
            <text:p>(3.665766e-02</text:p>
          </table:table-cell>
          <table:table-cell office:value-type="float" office:value="7.307382" calcext:value-type="float">
            <text:p>7.307382</text:p>
          </table:table-cell>
          <table:table-cell office:value-type="string" calcext:value-type="string">
            <text:p>3.555351e-01))</text:p>
          </table:table-cell>
        </table:table-row>
        <table:table-row table:style-name="ro1">
          <table:table-cell office:value-type="float" office:value="0.516757" calcext:value-type="float">
            <text:p>0.516757</text:p>
          </table:table-cell>
          <table:table-cell office:value-type="string" calcext:value-type="string">
            <text:p>((-1.316625e+01</text:p>
          </table:table-cell>
          <table:table-cell office:value-type="float" office:value="4.652523E-018" calcext:value-type="float">
            <text:p>4.652523E-18</text:p>
          </table:table-cell>
          <table:table-cell office:value-type="string" calcext:value-type="string">
            <text:p>6.009756e+02)</text:p>
          </table:table-cell>
          <table:table-cell office:value-type="string" calcext:value-type="string">
            <text:p>(7.087743e+00</text:p>
          </table:table-cell>
          <table:table-cell office:value-type="float" office:value="5.870699E-021" calcext:value-type="float">
            <text:p>5.870699E-21</text:p>
          </table:table-cell>
          <table:table-cell office:value-type="string" calcext:value-type="string">
            <text:p>-7.361432e-01))</text:p>
          </table:table-cell>
          <table:table-cell office:value-type="string" calcext:value-type="string">
            <text:p>((-3.004878e+01</text:p>
          </table:table-cell>
          <table:table-cell office:value-type="float" office:value="-179.1506" calcext:value-type="float">
            <text:p>-179.1506</text:p>
          </table:table-cell>
          <table:table-cell office:value-type="string" calcext:value-type="string">
            <text:p>-6.583125e-01)</text:p>
          </table:table-cell>
          <table:table-cell office:value-type="string" calcext:value-type="string">
            <text:p>(3.680716e-02</text:p>
          </table:table-cell>
          <table:table-cell office:value-type="float" office:value="7.283909" calcext:value-type="float">
            <text:p>7.283909</text:p>
          </table:table-cell>
          <table:table-cell office:value-type="string" calcext:value-type="string">
            <text:p>3.543871e-01))</text:p>
          </table:table-cell>
        </table:table-row>
        <table:table-row table:style-name="ro1">
          <table:table-cell office:value-type="float" office:value="0.517297" calcext:value-type="float">
            <text:p>0.517297</text:p>
          </table:table-cell>
          <table:table-cell office:value-type="string" calcext:value-type="string">
            <text:p>((-1.317201e+01</text:p>
          </table:table-cell>
          <table:table-cell office:value-type="float" office:value="4.644183E-018" calcext:value-type="float">
            <text:p>4.644183E-18</text:p>
          </table:table-cell>
          <table:table-cell office:value-type="string" calcext:value-type="string">
            <text:p>6.010451e+02)</text:p>
          </table:table-cell>
          <table:table-cell office:value-type="string" calcext:value-type="string">
            <text:p>(7.062946e+00</text:p>
          </table:table-cell>
          <table:table-cell office:value-type="float" office:value="5.83366E-021" calcext:value-type="float">
            <text:p>5.83366E-21</text:p>
          </table:table-cell>
          <table:table-cell office:value-type="string" calcext:value-type="string">
            <text:p>-7.395586e-01))</text:p>
          </table:table-cell>
          <table:table-cell office:value-type="string" calcext:value-type="string">
            <text:p>((-3.005226e+01</text:p>
          </table:table-cell>
          <table:table-cell office:value-type="float" office:value="-179.1573" calcext:value-type="float">
            <text:p>-179.1573</text:p>
          </table:table-cell>
          <table:table-cell office:value-type="string" calcext:value-type="string">
            <text:p>-6.586006e-01)</text:p>
          </table:table-cell>
          <table:table-cell office:value-type="string" calcext:value-type="string">
            <text:p>(3.697793e-02</text:p>
          </table:table-cell>
          <table:table-cell office:value-type="float" office:value="7.258611" calcext:value-type="float">
            <text:p>7.258611</text:p>
          </table:table-cell>
          <table:table-cell office:value-type="string" calcext:value-type="string">
            <text:p>3.531473e-01))</text:p>
          </table:table-cell>
        </table:table-row>
        <table:table-row table:style-name="ro1">
          <table:table-cell office:value-type="float" office:value="0.517838" calcext:value-type="float">
            <text:p>0.517838</text:p>
          </table:table-cell>
          <table:table-cell office:value-type="string" calcext:value-type="string">
            <text:p>((-1.317191e+01</text:p>
          </table:table-cell>
          <table:table-cell office:value-type="float" office:value="4.630452E-018" calcext:value-type="float">
            <text:p>4.630452E-18</text:p>
          </table:table-cell>
          <table:table-cell office:value-type="string" calcext:value-type="string">
            <text:p>6.011710e+02)</text:p>
          </table:table-cell>
          <table:table-cell office:value-type="string" calcext:value-type="string">
            <text:p>(7.036171e+00</text:p>
          </table:table-cell>
          <table:table-cell office:value-type="float" office:value="5.799777E-021" calcext:value-type="float">
            <text:p>5.799777E-21</text:p>
          </table:table-cell>
          <table:table-cell office:value-type="string" calcext:value-type="string">
            <text:p>-7.434230e-01))</text:p>
          </table:table-cell>
          <table:table-cell office:value-type="string" calcext:value-type="string">
            <text:p>((-3.005855e+01</text:p>
          </table:table-cell>
          <table:table-cell office:value-type="float" office:value="-179.194" calcext:value-type="float">
            <text:p>-179.194</text:p>
          </table:table-cell>
          <table:table-cell office:value-type="string" calcext:value-type="string">
            <text:p>-6.585954e-01)</text:p>
          </table:table-cell>
          <table:table-cell office:value-type="string" calcext:value-type="string">
            <text:p>(3.717115e-02</text:p>
          </table:table-cell>
          <table:table-cell office:value-type="float" office:value="7.231344" calcext:value-type="float">
            <text:p>7.231344</text:p>
          </table:table-cell>
          <table:table-cell office:value-type="string" calcext:value-type="string">
            <text:p>3.518086e-01))</text:p>
          </table:table-cell>
        </table:table-row>
        <table:table-row table:style-name="ro1">
          <table:table-cell office:value-type="float" office:value="0.518378" calcext:value-type="float">
            <text:p>0.518378</text:p>
          </table:table-cell>
          <table:table-cell office:value-type="string" calcext:value-type="string">
            <text:p>((-1.316882e+01</text:p>
          </table:table-cell>
          <table:table-cell office:value-type="float" office:value="4.621552E-018" calcext:value-type="float">
            <text:p>4.621552E-18</text:p>
          </table:table-cell>
          <table:table-cell office:value-type="string" calcext:value-type="string">
            <text:p>6.013317e+02)</text:p>
          </table:table-cell>
          <table:table-cell office:value-type="string" calcext:value-type="string">
            <text:p>(7.007268e+00</text:p>
          </table:table-cell>
          <table:table-cell office:value-type="float" office:value="5.765231E-021" calcext:value-type="float">
            <text:p>5.765231E-21</text:p>
          </table:table-cell>
          <table:table-cell office:value-type="string" calcext:value-type="string">
            <text:p>-7.477723e-01))</text:p>
          </table:table-cell>
          <table:table-cell office:value-type="string" calcext:value-type="string">
            <text:p>((-3.006659e+01</text:p>
          </table:table-cell>
          <table:table-cell office:value-type="float" office:value="-179.2455" calcext:value-type="float">
            <text:p>-179.2455</text:p>
          </table:table-cell>
          <table:table-cell office:value-type="string" calcext:value-type="string">
            <text:p>-6.584409e-01)</text:p>
          </table:table-cell>
          <table:table-cell office:value-type="string" calcext:value-type="string">
            <text:p>(3.738861e-02</text:p>
          </table:table-cell>
          <table:table-cell office:value-type="float" office:value="7.201959" calcext:value-type="float">
            <text:p>7.201959</text:p>
          </table:table-cell>
          <table:table-cell office:value-type="string" calcext:value-type="string">
            <text:p>3.503634e-01))</text:p>
          </table:table-cell>
        </table:table-row>
        <table:table-row table:style-name="ro1">
          <table:table-cell office:value-type="float" office:value="0.518919" calcext:value-type="float">
            <text:p>0.518919</text:p>
          </table:table-cell>
          <table:table-cell office:value-type="string" calcext:value-type="string">
            <text:p>((-1.316905e+01</text:p>
          </table:table-cell>
          <table:table-cell office:value-type="float" office:value="4.608797E-018" calcext:value-type="float">
            <text:p>4.608797E-18</text:p>
          </table:table-cell>
          <table:table-cell office:value-type="string" calcext:value-type="string">
            <text:p>6.014394e+02)</text:p>
          </table:table-cell>
          <table:table-cell office:value-type="string" calcext:value-type="string">
            <text:p>(6.976247e+00</text:p>
          </table:table-cell>
          <table:table-cell office:value-type="float" office:value="5.691615E-021" calcext:value-type="float">
            <text:p>5.691615E-21</text:p>
          </table:table-cell>
          <table:table-cell office:value-type="string" calcext:value-type="string">
            <text:p>-7.526462e-01))</text:p>
          </table:table-cell>
          <table:table-cell office:value-type="string" calcext:value-type="string">
            <text:p>((-3.007197e+01</text:p>
          </table:table-cell>
          <table:table-cell office:value-type="float" office:value="-179.2737" calcext:value-type="float">
            <text:p>-179.2737</text:p>
          </table:table-cell>
          <table:table-cell office:value-type="string" calcext:value-type="string">
            <text:p>-6.584524e-01)</text:p>
          </table:table-cell>
          <table:table-cell office:value-type="string" calcext:value-type="string">
            <text:p>(3.763231e-02</text:p>
          </table:table-cell>
          <table:table-cell office:value-type="float" office:value="7.170475" calcext:value-type="float">
            <text:p>7.170475</text:p>
          </table:table-cell>
          <table:table-cell office:value-type="string" calcext:value-type="string">
            <text:p>3.488123e-01))</text:p>
          </table:table-cell>
        </table:table-row>
        <table:table-row table:style-name="ro1">
          <table:table-cell office:value-type="float" office:value="0.519459" calcext:value-type="float">
            <text:p>0.519459</text:p>
          </table:table-cell>
          <table:table-cell office:value-type="string" calcext:value-type="string">
            <text:p>((-1.316968e+01</text:p>
          </table:table-cell>
          <table:table-cell office:value-type="float" office:value="4.597675E-018" calcext:value-type="float">
            <text:p>4.597675E-18</text:p>
          </table:table-cell>
          <table:table-cell office:value-type="string" calcext:value-type="string">
            <text:p>6.015532e+02)</text:p>
          </table:table-cell>
          <table:table-cell office:value-type="string" calcext:value-type="string">
            <text:p>(6.942981e+00</text:p>
          </table:table-cell>
          <table:table-cell office:value-type="float" office:value="5.619351E-021" calcext:value-type="float">
            <text:p>5.619351E-21</text:p>
          </table:table-cell>
          <table:table-cell office:value-type="string" calcext:value-type="string">
            <text:p>-7.581272e-01))</text:p>
          </table:table-cell>
          <table:table-cell office:value-type="string" calcext:value-type="string">
            <text:p>((-3.007766e+01</text:p>
          </table:table-cell>
          <table:table-cell office:value-type="float" office:value="-179.3027" calcext:value-type="float">
            <text:p>-179.3027</text:p>
          </table:table-cell>
          <table:table-cell office:value-type="string" calcext:value-type="string">
            <text:p>-6.584839e-01)</text:p>
          </table:table-cell>
          <table:table-cell office:value-type="string" calcext:value-type="string">
            <text:p>(3.790636e-02</text:p>
          </table:table-cell>
          <table:table-cell office:value-type="float" office:value="7.136784" calcext:value-type="float">
            <text:p>7.136784</text:p>
          </table:table-cell>
          <table:table-cell office:value-type="string" calcext:value-type="string">
            <text:p>3.471490e-01))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string" calcext:value-type="string">
            <text:p>((-1.318194e+01</text:p>
          </table:table-cell>
          <table:table-cell office:value-type="float" office:value="4.590897E-018" calcext:value-type="float">
            <text:p>4.590897E-18</text:p>
          </table:table-cell>
          <table:table-cell office:value-type="string" calcext:value-type="string">
            <text:p>6.015528e+02)</text:p>
          </table:table-cell>
          <table:table-cell office:value-type="string" calcext:value-type="string">
            <text:p>(6.907400e+00</text:p>
          </table:table-cell>
          <table:table-cell office:value-type="float" office:value="5.614541E-021" calcext:value-type="float">
            <text:p>5.614541E-21</text:p>
          </table:table-cell>
          <table:table-cell office:value-type="string" calcext:value-type="string">
            <text:p>-7.641983e-01))</text:p>
          </table:table-cell>
          <table:table-cell office:value-type="string" calcext:value-type="string">
            <text:p>((-3.007764e+01</text:p>
          </table:table-cell>
          <table:table-cell office:value-type="float" office:value="-179.2734" calcext:value-type="float">
            <text:p>-179.2734</text:p>
          </table:table-cell>
          <table:table-cell office:value-type="string" calcext:value-type="string">
            <text:p>-6.590972e-01)</text:p>
          </table:table-cell>
          <table:table-cell office:value-type="string" calcext:value-type="string">
            <text:p>(3.820992e-02</text:p>
          </table:table-cell>
          <table:table-cell office:value-type="float" office:value="7.100807" calcext:value-type="float">
            <text:p>7.100807</text:p>
          </table:table-cell>
          <table:table-cell office:value-type="string" calcext:value-type="string">
            <text:p>3.453700e-01))</text:p>
          </table:table-cell>
        </table:table-row>
        <table:table-row table:style-name="ro1">
          <table:table-cell office:value-type="float" office:value="0.520541" calcext:value-type="float">
            <text:p>0.520541</text:p>
          </table:table-cell>
          <table:table-cell office:value-type="string" calcext:value-type="string">
            <text:p>((-1.320823e+01</text:p>
          </table:table-cell>
          <table:table-cell office:value-type="float" office:value="4.593067E-018" calcext:value-type="float">
            <text:p>4.593067E-18</text:p>
          </table:table-cell>
          <table:table-cell office:value-type="string" calcext:value-type="string">
            <text:p>6.015019e+02)</text:p>
          </table:table-cell>
          <table:table-cell office:value-type="string" calcext:value-type="string">
            <text:p>(6.869429e+00</text:p>
          </table:table-cell>
          <table:table-cell office:value-type="float" office:value="5.6149E-021" calcext:value-type="float">
            <text:p>5.6149E-21</text:p>
          </table:table-cell>
          <table:table-cell office:value-type="string" calcext:value-type="string">
            <text:p>-7.708750e-01))</text:p>
          </table:table-cell>
          <table:table-cell office:value-type="string" calcext:value-type="string">
            <text:p>((-3.007510e+01</text:p>
          </table:table-cell>
          <table:table-cell office:value-type="float" office:value="-179.2195" calcext:value-type="float">
            <text:p>-179.2195</text:p>
          </table:table-cell>
          <table:table-cell office:value-type="string" calcext:value-type="string">
            <text:p>-6.604115e-01)</text:p>
          </table:table-cell>
          <table:table-cell office:value-type="string" calcext:value-type="string">
            <text:p>(3.854375e-02</text:p>
          </table:table-cell>
          <table:table-cell office:value-type="float" office:value="7.06247" calcext:value-type="float">
            <text:p>7.06247</text:p>
          </table:table-cell>
          <table:table-cell office:value-type="string" calcext:value-type="string">
            <text:p>3.434715e-01))</text:p>
          </table:table-cell>
        </table:table-row>
        <table:table-row table:style-name="ro1">
          <table:table-cell office:value-type="float" office:value="0.521081" calcext:value-type="float">
            <text:p>0.521081</text:p>
          </table:table-cell>
          <table:table-cell office:value-type="string" calcext:value-type="string">
            <text:p>((-1.322077e+01</text:p>
          </table:table-cell>
          <table:table-cell office:value-type="float" office:value="4.57678E-018" calcext:value-type="float">
            <text:p>4.57678E-18</text:p>
          </table:table-cell>
          <table:table-cell office:value-type="string" calcext:value-type="string">
            <text:p>6.014144e+02)</text:p>
          </table:table-cell>
          <table:table-cell office:value-type="string" calcext:value-type="string">
            <text:p>(6.829078e+00</text:p>
          </table:table-cell>
          <table:table-cell office:value-type="float" office:value="5.619103E-021" calcext:value-type="float">
            <text:p>5.619103E-21</text:p>
          </table:table-cell>
          <table:table-cell office:value-type="string" calcext:value-type="string">
            <text:p>-7.781361e-01))</text:p>
          </table:table-cell>
          <table:table-cell office:value-type="string" calcext:value-type="string">
            <text:p>((-3.007072e+01</text:p>
          </table:table-cell>
          <table:table-cell office:value-type="float" office:value="-179.1523" calcext:value-type="float">
            <text:p>-179.1523</text:p>
          </table:table-cell>
          <table:table-cell office:value-type="string" calcext:value-type="string">
            <text:p>-6.610387e-01)</text:p>
          </table:table-cell>
          <table:table-cell office:value-type="string" calcext:value-type="string">
            <text:p>(3.890680e-02</text:p>
          </table:table-cell>
          <table:table-cell office:value-type="float" office:value="7.021779" calcext:value-type="float">
            <text:p>7.021779</text:p>
          </table:table-cell>
          <table:table-cell office:value-type="string" calcext:value-type="string">
            <text:p>3.414539e-01))</text:p>
          </table:table-cell>
        </table:table-row>
        <table:table-row table:style-name="ro1">
          <table:table-cell office:value-type="float" office:value="0.521622" calcext:value-type="float">
            <text:p>0.521622</text:p>
          </table:table-cell>
          <table:table-cell office:value-type="string" calcext:value-type="string">
            <text:p>((-1.323474e+01</text:p>
          </table:table-cell>
          <table:table-cell office:value-type="float" office:value="4.578636E-018" calcext:value-type="float">
            <text:p>4.578636E-18</text:p>
          </table:table-cell>
          <table:table-cell office:value-type="string" calcext:value-type="string">
            <text:p>6.014161e+02)</text:p>
          </table:table-cell>
          <table:table-cell office:value-type="string" calcext:value-type="string">
            <text:p>(6.786453e+00</text:p>
          </table:table-cell>
          <table:table-cell office:value-type="float" office:value="5.611318E-021" calcext:value-type="float">
            <text:p>5.611318E-21</text:p>
          </table:table-cell>
          <table:table-cell office:value-type="string" calcext:value-type="string">
            <text:p>-7.860217e-01))</text:p>
          </table:table-cell>
          <table:table-cell office:value-type="string" calcext:value-type="string">
            <text:p>((-3.007081e+01</text:p>
          </table:table-cell>
          <table:table-cell office:value-type="float" office:value="-179.1242" calcext:value-type="float">
            <text:p>-179.1242</text:p>
          </table:table-cell>
          <table:table-cell office:value-type="string" calcext:value-type="string">
            <text:p>-6.617369e-01)</text:p>
          </table:table-cell>
          <table:table-cell office:value-type="string" calcext:value-type="string">
            <text:p>(3.930109e-02</text:p>
          </table:table-cell>
          <table:table-cell office:value-type="float" office:value="6.978856" calcext:value-type="float">
            <text:p>6.978856</text:p>
          </table:table-cell>
          <table:table-cell office:value-type="string" calcext:value-type="string">
            <text:p>3.393226e-01))</text:p>
          </table:table-cell>
        </table:table-row>
        <table:table-row table:style-name="ro1">
          <table:table-cell office:value-type="float" office:value="0.522162" calcext:value-type="float">
            <text:p>0.522162</text:p>
          </table:table-cell>
          <table:table-cell office:value-type="string" calcext:value-type="string">
            <text:p>((-1.325713e+01</text:p>
          </table:table-cell>
          <table:table-cell office:value-type="float" office:value="4.57188E-018" calcext:value-type="float">
            <text:p>4.57188E-18</text:p>
          </table:table-cell>
          <table:table-cell office:value-type="string" calcext:value-type="string">
            <text:p>6.013347e+02)</text:p>
          </table:table-cell>
          <table:table-cell office:value-type="string" calcext:value-type="string">
            <text:p>(6.742980e+00</text:p>
          </table:table-cell>
          <table:table-cell office:value-type="float" office:value="5.60507E-021" calcext:value-type="float">
            <text:p>5.60507E-21</text:p>
          </table:table-cell>
          <table:table-cell office:value-type="string" calcext:value-type="string">
            <text:p>-7.949102e-01))</text:p>
          </table:table-cell>
          <table:table-cell office:value-type="string" calcext:value-type="string">
            <text:p>((-3.006673e+01</text:p>
          </table:table-cell>
          <table:table-cell office:value-type="float" office:value="-179.0595" calcext:value-type="float">
            <text:p>-179.0595</text:p>
          </table:table-cell>
          <table:table-cell office:value-type="string" calcext:value-type="string">
            <text:p>-6.628563e-01)</text:p>
          </table:table-cell>
          <table:table-cell office:value-type="string" calcext:value-type="string">
            <text:p>(3.974551e-02</text:p>
          </table:table-cell>
          <table:table-cell office:value-type="float" office:value="6.935323" calcext:value-type="float">
            <text:p>6.935323</text:p>
          </table:table-cell>
          <table:table-cell office:value-type="string" calcext:value-type="string">
            <text:p>3.371490e-01))</text:p>
          </table:table-cell>
        </table:table-row>
        <table:table-row table:style-name="ro1">
          <table:table-cell office:value-type="float" office:value="0.522703" calcext:value-type="float">
            <text:p>0.522703</text:p>
          </table:table-cell>
          <table:table-cell office:value-type="string" calcext:value-type="string">
            <text:p>((-1.330069e+01</text:p>
          </table:table-cell>
          <table:table-cell office:value-type="float" office:value="4.580468E-018" calcext:value-type="float">
            <text:p>4.580468E-18</text:p>
          </table:table-cell>
          <table:table-cell office:value-type="string" calcext:value-type="string">
            <text:p>6.011454e+02)</text:p>
          </table:table-cell>
          <table:table-cell office:value-type="string" calcext:value-type="string">
            <text:p>(6.697279e+00</text:p>
          </table:table-cell>
          <table:table-cell office:value-type="float" office:value="5.601475E-021" calcext:value-type="float">
            <text:p>5.601475E-21</text:p>
          </table:table-cell>
          <table:table-cell office:value-type="string" calcext:value-type="string">
            <text:p>-8.044649e-01))</text:p>
          </table:table-cell>
          <table:table-cell office:value-type="string" calcext:value-type="string">
            <text:p>((-3.005727e+01</text:p>
          </table:table-cell>
          <table:table-cell office:value-type="float" office:value="-178.9309" calcext:value-type="float">
            <text:p>-178.9309</text:p>
          </table:table-cell>
          <table:table-cell office:value-type="string" calcext:value-type="string">
            <text:p>-6.650345e-01)</text:p>
          </table:table-cell>
          <table:table-cell office:value-type="string" calcext:value-type="string">
            <text:p>(4.022324e-02</text:p>
          </table:table-cell>
          <table:table-cell office:value-type="float" office:value="6.889616" calcext:value-type="float">
            <text:p>6.889616</text:p>
          </table:table-cell>
          <table:table-cell office:value-type="string" calcext:value-type="string">
            <text:p>3.348639e-01))</text:p>
          </table:table-cell>
        </table:table-row>
        <table:table-row table:style-name="ro1">
          <table:table-cell office:value-type="float" office:value="0.523243" calcext:value-type="float">
            <text:p>0.523243</text:p>
          </table:table-cell>
          <table:table-cell office:value-type="string" calcext:value-type="string">
            <text:p>((-1.331891e+01</text:p>
          </table:table-cell>
          <table:table-cell office:value-type="float" office:value="4.57383E-018" calcext:value-type="float">
            <text:p>4.57383E-18</text:p>
          </table:table-cell>
          <table:table-cell office:value-type="string" calcext:value-type="string">
            <text:p>6.010502e+02)</text:p>
          </table:table-cell>
          <table:table-cell office:value-type="string" calcext:value-type="string">
            <text:p>(6.649278e+00</text:p>
          </table:table-cell>
          <table:table-cell office:value-type="float" office:value="5.578686E-021" calcext:value-type="float">
            <text:p>5.578686E-21</text:p>
          </table:table-cell>
          <table:table-cell office:value-type="string" calcext:value-type="string">
            <text:p>-8.146822e-01))</text:p>
          </table:table-cell>
          <table:table-cell office:value-type="string" calcext:value-type="string">
            <text:p>((-3.005251e+01</text:p>
          </table:table-cell>
          <table:table-cell office:value-type="float" office:value="-178.8546" calcext:value-type="float">
            <text:p>-178.8546</text:p>
          </table:table-cell>
          <table:table-cell office:value-type="string" calcext:value-type="string">
            <text:p>-6.659456e-01)</text:p>
          </table:table-cell>
          <table:table-cell office:value-type="string" calcext:value-type="string">
            <text:p>(4.073411e-02</text:p>
          </table:table-cell>
          <table:table-cell office:value-type="float" office:value="6.841657" calcext:value-type="float">
            <text:p>6.841657</text:p>
          </table:table-cell>
          <table:table-cell office:value-type="string" calcext:value-type="string">
            <text:p>3.324639e-01))</text:p>
          </table:table-cell>
        </table:table-row>
        <table:table-row table:style-name="ro1">
          <table:table-cell office:value-type="float" office:value="0.523784" calcext:value-type="float">
            <text:p>0.523784</text:p>
          </table:table-cell>
          <table:table-cell office:value-type="string" calcext:value-type="string">
            <text:p>((-1.336824e+01</text:p>
          </table:table-cell>
          <table:table-cell office:value-type="float" office:value="4.585156E-018" calcext:value-type="float">
            <text:p>4.585156E-18</text:p>
          </table:table-cell>
          <table:table-cell office:value-type="string" calcext:value-type="string">
            <text:p>6.008126e+02)</text:p>
          </table:table-cell>
          <table:table-cell office:value-type="string" calcext:value-type="string">
            <text:p>(6.598941e+00</text:p>
          </table:table-cell>
          <table:table-cell office:value-type="float" office:value="5.575196E-021" calcext:value-type="float">
            <text:p>5.575196E-21</text:p>
          </table:table-cell>
          <table:table-cell office:value-type="string" calcext:value-type="string">
            <text:p>-8.255258e-01))</text:p>
          </table:table-cell>
          <table:table-cell office:value-type="string" calcext:value-type="string">
            <text:p>((-3.004063e+01</text:p>
          </table:table-cell>
          <table:table-cell office:value-type="float" office:value="-178.6995" calcext:value-type="float">
            <text:p>-178.6995</text:p>
          </table:table-cell>
          <table:table-cell office:value-type="string" calcext:value-type="string">
            <text:p>-6.684122e-01)</text:p>
          </table:table-cell>
          <table:table-cell office:value-type="string" calcext:value-type="string">
            <text:p>(4.127629e-02</text:p>
          </table:table-cell>
          <table:table-cell office:value-type="float" office:value="6.7914" calcext:value-type="float">
            <text:p>6.7914</text:p>
          </table:table-cell>
          <table:table-cell office:value-type="string" calcext:value-type="string">
            <text:p>3.299471e-01))</text:p>
          </table:table-cell>
        </table:table-row>
        <table:table-row table:style-name="ro1">
          <table:table-cell office:value-type="float" office:value="0.524324" calcext:value-type="float">
            <text:p>0.524324</text:p>
          </table:table-cell>
          <table:table-cell office:value-type="string" calcext:value-type="string">
            <text:p>((-1.338638e+01</text:p>
          </table:table-cell>
          <table:table-cell office:value-type="float" office:value="4.578047E-018" calcext:value-type="float">
            <text:p>4.578047E-18</text:p>
          </table:table-cell>
          <table:table-cell office:value-type="string" calcext:value-type="string">
            <text:p>6.007296e+02)</text:p>
          </table:table-cell>
          <table:table-cell office:value-type="string" calcext:value-type="string">
            <text:p>(6.546279e+00</text:p>
          </table:table-cell>
          <table:table-cell office:value-type="float" office:value="5.585536E-021" calcext:value-type="float">
            <text:p>5.585536E-21</text:p>
          </table:table-cell>
          <table:table-cell office:value-type="string" calcext:value-type="string">
            <text:p>-8.369323e-01))</text:p>
          </table:table-cell>
          <table:table-cell office:value-type="string" calcext:value-type="string">
            <text:p>((-3.003648e+01</text:p>
          </table:table-cell>
          <table:table-cell office:value-type="float" office:value="-178.6314" calcext:value-type="float">
            <text:p>-178.6314</text:p>
          </table:table-cell>
          <table:table-cell office:value-type="string" calcext:value-type="string">
            <text:p>-6.693189e-01)</text:p>
          </table:table-cell>
          <table:table-cell office:value-type="string" calcext:value-type="string">
            <text:p>(4.184661e-02</text:p>
          </table:table-cell>
          <table:table-cell office:value-type="float" office:value="6.738839" calcext:value-type="float">
            <text:p>6.738839</text:p>
          </table:table-cell>
          <table:table-cell office:value-type="string" calcext:value-type="string">
            <text:p>3.273140e-01))</text:p>
          </table:table-cell>
        </table:table-row>
        <table:table-row table:style-name="ro1">
          <table:table-cell office:value-type="float" office:value="0.524865" calcext:value-type="float">
            <text:p>0.524865</text:p>
          </table:table-cell>
          <table:table-cell office:value-type="string" calcext:value-type="string">
            <text:p>((-1.342255e+01</text:p>
          </table:table-cell>
          <table:table-cell office:value-type="float" office:value="4.582515E-018" calcext:value-type="float">
            <text:p>4.582515E-18</text:p>
          </table:table-cell>
          <table:table-cell office:value-type="string" calcext:value-type="string">
            <text:p>6.005411e+02)</text:p>
          </table:table-cell>
          <table:table-cell office:value-type="string" calcext:value-type="string">
            <text:p>(6.491334e+00</text:p>
          </table:table-cell>
          <table:table-cell office:value-type="float" office:value="5.605875E-021" calcext:value-type="float">
            <text:p>5.605875E-21</text:p>
          </table:table-cell>
          <table:table-cell office:value-type="string" calcext:value-type="string">
            <text:p>-8.489040e-01))</text:p>
          </table:table-cell>
          <table:table-cell office:value-type="string" calcext:value-type="string">
            <text:p>((-3.002706e+01</text:p>
          </table:table-cell>
          <table:table-cell office:value-type="float" office:value="-178.5023" calcext:value-type="float">
            <text:p>-178.5023</text:p>
          </table:table-cell>
          <table:table-cell office:value-type="string" calcext:value-type="string">
            <text:p>-6.711276e-01)</text:p>
          </table:table-cell>
          <table:table-cell office:value-type="string" calcext:value-type="string">
            <text:p>(4.244520e-02</text:p>
          </table:table-cell>
          <table:table-cell office:value-type="float" office:value="6.684018" calcext:value-type="float">
            <text:p>6.684018</text:p>
          </table:table-cell>
          <table:table-cell office:value-type="string" calcext:value-type="string">
            <text:p>3.245667e-01))</text:p>
          </table:table-cell>
        </table:table-row>
        <table:table-row table:style-name="ro1">
          <table:table-cell office:value-type="float" office:value="0.525405" calcext:value-type="float">
            <text:p>0.525405</text:p>
          </table:table-cell>
          <table:table-cell office:value-type="string" calcext:value-type="string">
            <text:p>((-1.345499e+01</text:p>
          </table:table-cell>
          <table:table-cell office:value-type="float" office:value="4.583947E-018" calcext:value-type="float">
            <text:p>4.583947E-18</text:p>
          </table:table-cell>
          <table:table-cell office:value-type="string" calcext:value-type="string">
            <text:p>6.004188e+02)</text:p>
          </table:table-cell>
          <table:table-cell office:value-type="string" calcext:value-type="string">
            <text:p>(6.434130e+00</text:p>
          </table:table-cell>
          <table:table-cell office:value-type="float" office:value="5.626353E-021" calcext:value-type="float">
            <text:p>5.626353E-21</text:p>
          </table:table-cell>
          <table:table-cell office:value-type="string" calcext:value-type="string">
            <text:p>-8.613749e-01))</text:p>
          </table:table-cell>
          <table:table-cell office:value-type="string" calcext:value-type="string">
            <text:p>((-3.002094e+01</text:p>
          </table:table-cell>
          <table:table-cell office:value-type="float" office:value="-178.4112" calcext:value-type="float">
            <text:p>-178.4112</text:p>
          </table:table-cell>
          <table:table-cell office:value-type="string" calcext:value-type="string">
            <text:p>-6.727495e-01)</text:p>
          </table:table-cell>
          <table:table-cell office:value-type="string" calcext:value-type="string">
            <text:p>(4.306875e-02</text:p>
          </table:table-cell>
          <table:table-cell office:value-type="float" office:value="6.626948" calcext:value-type="float">
            <text:p>6.626948</text:p>
          </table:table-cell>
          <table:table-cell office:value-type="string" calcext:value-type="string">
            <text:p>3.217065e-01))</text:p>
          </table:table-cell>
        </table:table-row>
        <table:table-row table:style-name="ro1">
          <table:table-cell office:value-type="float" office:value="0.525946" calcext:value-type="float">
            <text:p>0.525946</text:p>
          </table:table-cell>
          <table:table-cell office:value-type="string" calcext:value-type="string">
            <text:p>((-1.348327e+01</text:p>
          </table:table-cell>
          <table:table-cell office:value-type="float" office:value="4.582488E-018" calcext:value-type="float">
            <text:p>4.582488E-18</text:p>
          </table:table-cell>
          <table:table-cell office:value-type="string" calcext:value-type="string">
            <text:p>6.003163e+02)</text:p>
          </table:table-cell>
          <table:table-cell office:value-type="string" calcext:value-type="string">
            <text:p>(6.374677e+00</text:p>
          </table:table-cell>
          <table:table-cell office:value-type="float" office:value="5.598125E-021" calcext:value-type="float">
            <text:p>5.598125E-21</text:p>
          </table:table-cell>
          <table:table-cell office:value-type="string" calcext:value-type="string">
            <text:p>-8.741888e-01))</text:p>
          </table:table-cell>
          <table:table-cell office:value-type="string" calcext:value-type="string">
            <text:p>((-3.001581e+01</text:p>
          </table:table-cell>
          <table:table-cell office:value-type="float" office:value="-178.3292" calcext:value-type="float">
            <text:p>-178.3292</text:p>
          </table:table-cell>
          <table:table-cell office:value-type="string" calcext:value-type="string">
            <text:p>-6.741637e-01)</text:p>
          </table:table-cell>
          <table:table-cell office:value-type="string" calcext:value-type="string">
            <text:p>(4.370944e-02</text:p>
          </table:table-cell>
          <table:table-cell office:value-type="float" office:value="6.567593" calcext:value-type="float">
            <text:p>6.567593</text:p>
          </table:table-cell>
          <table:table-cell office:value-type="string" calcext:value-type="string">
            <text:p>3.187338e-01))</text:p>
          </table:table-cell>
        </table:table-row>
        <table:table-row table:style-name="ro1">
          <table:table-cell office:value-type="float" office:value="0.526486" calcext:value-type="float">
            <text:p>0.526486</text:p>
          </table:table-cell>
          <table:table-cell office:value-type="string" calcext:value-type="string">
            <text:p>((-1.350962e+01</text:p>
          </table:table-cell>
          <table:table-cell office:value-type="float" office:value="4.581078E-018" calcext:value-type="float">
            <text:p>4.581078E-18</text:p>
          </table:table-cell>
          <table:table-cell office:value-type="string" calcext:value-type="string">
            <text:p>6.002093e+02)</text:p>
          </table:table-cell>
          <table:table-cell office:value-type="string" calcext:value-type="string">
            <text:p>(6.313098e+00</text:p>
          </table:table-cell>
          <table:table-cell office:value-type="float" office:value="5.55558E-021" calcext:value-type="float">
            <text:p>5.55558E-21</text:p>
          </table:table-cell>
          <table:table-cell office:value-type="string" calcext:value-type="string">
            <text:p>-8.873232e-01))</text:p>
          </table:table-cell>
          <table:table-cell office:value-type="string" calcext:value-type="string">
            <text:p>((-3.001046e+01</text:p>
          </table:table-cell>
          <table:table-cell office:value-type="float" office:value="-178.2455" calcext:value-type="float">
            <text:p>-178.2455</text:p>
          </table:table-cell>
          <table:table-cell office:value-type="string" calcext:value-type="string">
            <text:p>-6.754811e-01)</text:p>
          </table:table-cell>
          <table:table-cell office:value-type="string" calcext:value-type="string">
            <text:p>(4.436616e-02</text:p>
          </table:table-cell>
          <table:table-cell office:value-type="float" office:value="6.506075" calcext:value-type="float">
            <text:p>6.506075</text:p>
          </table:table-cell>
          <table:table-cell office:value-type="string" calcext:value-type="string">
            <text:p>3.156549e-01))</text:p>
          </table:table-cell>
        </table:table-row>
        <table:table-row table:style-name="ro1">
          <table:table-cell office:value-type="float" office:value="0.527027" calcext:value-type="float">
            <text:p>0.527027</text:p>
          </table:table-cell>
          <table:table-cell office:value-type="string" calcext:value-type="string">
            <text:p>((-1.353483e+01</text:p>
          </table:table-cell>
          <table:table-cell office:value-type="float" office:value="4.578686E-018" calcext:value-type="float">
            <text:p>4.578686E-18</text:p>
          </table:table-cell>
          <table:table-cell office:value-type="string" calcext:value-type="string">
            <text:p>6.001081e+02)</text:p>
          </table:table-cell>
          <table:table-cell office:value-type="string" calcext:value-type="string">
            <text:p>(6.249748e+00</text:p>
          </table:table-cell>
          <table:table-cell office:value-type="float" office:value="5.506497E-021" calcext:value-type="float">
            <text:p>5.506497E-21</text:p>
          </table:table-cell>
          <table:table-cell office:value-type="string" calcext:value-type="string">
            <text:p>-9.008465e-01))</text:p>
          </table:table-cell>
          <table:table-cell office:value-type="string" calcext:value-type="string">
            <text:p>((-3.000540e+01</text:p>
          </table:table-cell>
          <table:table-cell office:value-type="float" office:value="-178.1656" calcext:value-type="float">
            <text:p>-178.1656</text:p>
          </table:table-cell>
          <table:table-cell office:value-type="string" calcext:value-type="string">
            <text:p>-6.767416e-01)</text:p>
          </table:table-cell>
          <table:table-cell office:value-type="string" calcext:value-type="string">
            <text:p>(4.504233e-02</text:p>
          </table:table-cell>
          <table:table-cell office:value-type="float" office:value="6.442788" calcext:value-type="float">
            <text:p>6.442788</text:p>
          </table:table-cell>
          <table:table-cell office:value-type="string" calcext:value-type="string">
            <text:p>3.124874e-01))</text:p>
          </table:table-cell>
        </table:table-row>
        <table:table-row table:style-name="ro1">
          <table:table-cell office:value-type="float" office:value="0.527568" calcext:value-type="float">
            <text:p>0.527568</text:p>
          </table:table-cell>
          <table:table-cell office:value-type="string" calcext:value-type="string">
            <text:p>((-1.352519e+01</text:p>
          </table:table-cell>
          <table:table-cell office:value-type="float" office:value="4.558336E-018" calcext:value-type="float">
            <text:p>4.558336E-18</text:p>
          </table:table-cell>
          <table:table-cell office:value-type="string" calcext:value-type="string">
            <text:p>6.002879e+02)</text:p>
          </table:table-cell>
          <table:table-cell office:value-type="string" calcext:value-type="string">
            <text:p>(6.190867e+00</text:p>
          </table:table-cell>
          <table:table-cell office:value-type="float" office:value="5.436025E-021" calcext:value-type="float">
            <text:p>5.436025E-21</text:p>
          </table:table-cell>
          <table:table-cell office:value-type="string" calcext:value-type="string">
            <text:p>-9.149630e-01))</text:p>
          </table:table-cell>
          <table:table-cell office:value-type="string" calcext:value-type="string">
            <text:p>((-3.001440e+01</text:p>
          </table:table-cell>
          <table:table-cell office:value-type="float" office:value="-178.2414" calcext:value-type="float">
            <text:p>-178.2414</text:p>
          </table:table-cell>
          <table:table-cell office:value-type="string" calcext:value-type="string">
            <text:p>-6.762594e-01)</text:p>
          </table:table-cell>
          <table:table-cell office:value-type="string" calcext:value-type="string">
            <text:p>(4.574815e-02</text:p>
          </table:table-cell>
          <table:table-cell office:value-type="float" office:value="6.384402" calcext:value-type="float">
            <text:p>6.384402</text:p>
          </table:table-cell>
          <table:table-cell office:value-type="string" calcext:value-type="string">
            <text:p>3.095434e-01))</text:p>
          </table:table-cell>
        </table:table-row>
        <table:table-row table:style-name="ro1">
          <table:table-cell office:value-type="float" office:value="0.528108" calcext:value-type="float">
            <text:p>0.528108</text:p>
          </table:table-cell>
          <table:table-cell office:value-type="string" calcext:value-type="string">
            <text:p>((-1.353175e+01</text:p>
          </table:table-cell>
          <table:table-cell office:value-type="float" office:value="4.551406E-018" calcext:value-type="float">
            <text:p>4.551406E-18</text:p>
          </table:table-cell>
          <table:table-cell office:value-type="string" calcext:value-type="string">
            <text:p>6.002874e+02)</text:p>
          </table:table-cell>
          <table:table-cell office:value-type="string" calcext:value-type="string">
            <text:p>(6.136309e+00</text:p>
          </table:table-cell>
          <table:table-cell office:value-type="float" office:value="5.366834E-021" calcext:value-type="float">
            <text:p>5.366834E-21</text:p>
          </table:table-cell>
          <table:table-cell office:value-type="string" calcext:value-type="string">
            <text:p>-9.294840e-01))</text:p>
          </table:table-cell>
          <table:table-cell office:value-type="string" calcext:value-type="string">
            <text:p>((-3.001437e+01</text:p>
          </table:table-cell>
          <table:table-cell office:value-type="float" office:value="-178.2112" calcext:value-type="float">
            <text:p>-178.2112</text:p>
          </table:table-cell>
          <table:table-cell office:value-type="string" calcext:value-type="string">
            <text:p>-6.765875e-01)</text:p>
          </table:table-cell>
          <table:table-cell office:value-type="string" calcext:value-type="string">
            <text:p>(4.647420e-02</text:p>
          </table:table-cell>
          <table:table-cell office:value-type="float" office:value="6.330712" calcext:value-type="float">
            <text:p>6.330712</text:p>
          </table:table-cell>
          <table:table-cell office:value-type="string" calcext:value-type="string">
            <text:p>3.068155e-01))</text:p>
          </table:table-cell>
        </table:table-row>
        <table:table-row table:style-name="ro1">
          <table:table-cell office:value-type="float" office:value="0.528649" calcext:value-type="float">
            <text:p>0.528649</text:p>
          </table:table-cell>
          <table:table-cell office:value-type="string" calcext:value-type="string">
            <text:p>((-1.356155e+01</text:p>
          </table:table-cell>
          <table:table-cell office:value-type="float" office:value="4.552445E-018" calcext:value-type="float">
            <text:p>4.552445E-18</text:p>
          </table:table-cell>
          <table:table-cell office:value-type="string" calcext:value-type="string">
            <text:p>6.001610e+02)</text:p>
          </table:table-cell>
          <table:table-cell office:value-type="string" calcext:value-type="string">
            <text:p>(6.085587e+00</text:p>
          </table:table-cell>
          <table:table-cell office:value-type="float" office:value="5.313304E-021" calcext:value-type="float">
            <text:p>5.313304E-21</text:p>
          </table:table-cell>
          <table:table-cell office:value-type="string" calcext:value-type="string">
            <text:p>-9.442975e-01))</text:p>
          </table:table-cell>
          <table:table-cell office:value-type="string" calcext:value-type="string">
            <text:p>((-3.000805e+01</text:p>
          </table:table-cell>
          <table:table-cell office:value-type="float" office:value="-178.1179" calcext:value-type="float">
            <text:p>-178.1179</text:p>
          </table:table-cell>
          <table:table-cell office:value-type="string" calcext:value-type="string">
            <text:p>-6.780776e-01)</text:p>
          </table:table-cell>
          <table:table-cell office:value-type="string" calcext:value-type="string">
            <text:p>(4.721488e-02</text:p>
          </table:table-cell>
          <table:table-cell office:value-type="float" office:value="6.281168" calcext:value-type="float">
            <text:p>6.281168</text:p>
          </table:table-cell>
          <table:table-cell office:value-type="string" calcext:value-type="string">
            <text:p>3.042793e-01))</text:p>
          </table:table-cell>
        </table:table-row>
        <table:table-row table:style-name="ro1">
          <table:table-cell office:value-type="float" office:value="0.529189" calcext:value-type="float">
            <text:p>0.529189</text:p>
          </table:table-cell>
          <table:table-cell office:value-type="string" calcext:value-type="string">
            <text:p>((-1.358781e+01</text:p>
          </table:table-cell>
          <table:table-cell office:value-type="float" office:value="4.547621E-018" calcext:value-type="float">
            <text:p>4.547621E-18</text:p>
          </table:table-cell>
          <table:table-cell office:value-type="string" calcext:value-type="string">
            <text:p>6.000600e+02)</text:p>
          </table:table-cell>
          <table:table-cell office:value-type="string" calcext:value-type="string">
            <text:p>(6.038422e+00</text:p>
          </table:table-cell>
          <table:table-cell office:value-type="float" office:value="5.279469E-021" calcext:value-type="float">
            <text:p>5.279469E-21</text:p>
          </table:table-cell>
          <table:table-cell office:value-type="string" calcext:value-type="string">
            <text:p>-9.590912e-01))</text:p>
          </table:table-cell>
          <table:table-cell office:value-type="string" calcext:value-type="string">
            <text:p>((-3.000300e+01</text:p>
          </table:table-cell>
          <table:table-cell office:value-type="float" office:value="-178.0415" calcext:value-type="float">
            <text:p>-178.0415</text:p>
          </table:table-cell>
          <table:table-cell office:value-type="string" calcext:value-type="string">
            <text:p>-6.793906e-01)</text:p>
          </table:table-cell>
          <table:table-cell office:value-type="string" calcext:value-type="string">
            <text:p>(4.795456e-02</text:p>
          </table:table-cell>
          <table:table-cell office:value-type="float" office:value="6.235391" calcext:value-type="float">
            <text:p>6.235391</text:p>
          </table:table-cell>
          <table:table-cell office:value-type="string" calcext:value-type="string">
            <text:p>3.019211e-01))</text:p>
          </table:table-cell>
        </table:table-row>
        <table:table-row table:style-name="ro1">
          <table:table-cell office:value-type="float" office:value="0.52973" calcext:value-type="float">
            <text:p>0.52973</text:p>
          </table:table-cell>
          <table:table-cell office:value-type="string" calcext:value-type="string">
            <text:p>((-1.360985e+01</text:p>
          </table:table-cell>
          <table:table-cell office:value-type="float" office:value="4.543889E-018" calcext:value-type="float">
            <text:p>4.543889E-18</text:p>
          </table:table-cell>
          <table:table-cell office:value-type="string" calcext:value-type="string">
            <text:p>5.999741e+02)</text:p>
          </table:table-cell>
          <table:table-cell office:value-type="string" calcext:value-type="string">
            <text:p>(5.993980e+00</text:p>
          </table:table-cell>
          <table:table-cell office:value-type="float" office:value="5.262914E-021" calcext:value-type="float">
            <text:p>5.262914E-21</text:p>
          </table:table-cell>
          <table:table-cell office:value-type="string" calcext:value-type="string">
            <text:p>-9.740854e-01))</text:p>
          </table:table-cell>
          <table:table-cell office:value-type="string" calcext:value-type="string">
            <text:p>((-2.999871e+01</text:p>
          </table:table-cell>
          <table:table-cell office:value-type="float" office:value="-177.971" calcext:value-type="float">
            <text:p>-177.971</text:p>
          </table:table-cell>
          <table:table-cell office:value-type="string" calcext:value-type="string">
            <text:p>-6.804924e-01)</text:p>
          </table:table-cell>
          <table:table-cell office:value-type="string" calcext:value-type="string">
            <text:p>(4.870427e-02</text:p>
          </table:table-cell>
          <table:table-cell office:value-type="float" office:value="6.192553" calcext:value-type="float">
            <text:p>6.192553</text:p>
          </table:table-cell>
          <table:table-cell office:value-type="string" calcext:value-type="string">
            <text:p>2.996990e-01))</text:p>
          </table:table-cell>
        </table:table-row>
        <table:table-row table:style-name="ro1">
          <table:table-cell office:value-type="float" office:value="0.53027" calcext:value-type="float">
            <text:p>0.53027</text:p>
          </table:table-cell>
          <table:table-cell office:value-type="string" calcext:value-type="string">
            <text:p>((-1.362514e+01</text:p>
          </table:table-cell>
          <table:table-cell office:value-type="float" office:value="4.535324E-018" calcext:value-type="float">
            <text:p>4.535324E-18</text:p>
          </table:table-cell>
          <table:table-cell office:value-type="string" calcext:value-type="string">
            <text:p>5.999096e+02)</text:p>
          </table:table-cell>
          <table:table-cell office:value-type="string" calcext:value-type="string">
            <text:p>(5.952041e+00</text:p>
          </table:table-cell>
          <table:table-cell office:value-type="float" office:value="5.265084E-021" calcext:value-type="float">
            <text:p>5.265084E-21</text:p>
          </table:table-cell>
          <table:table-cell office:value-type="string" calcext:value-type="string">
            <text:p>-9.889160e-01))</text:p>
          </table:table-cell>
          <table:table-cell office:value-type="string" calcext:value-type="string">
            <text:p>((-2.999548e+01</text:p>
          </table:table-cell>
          <table:table-cell office:value-type="float" office:value="-177.9123" calcext:value-type="float">
            <text:p>-177.9123</text:p>
          </table:table-cell>
          <table:table-cell office:value-type="string" calcext:value-type="string">
            <text:p>-6.812571e-01)</text:p>
          </table:table-cell>
          <table:table-cell office:value-type="string" calcext:value-type="string">
            <text:p>(4.944580e-02</text:p>
          </table:table-cell>
          <table:table-cell office:value-type="float" office:value="6.15232" calcext:value-type="float">
            <text:p>6.15232</text:p>
          </table:table-cell>
          <table:table-cell office:value-type="string" calcext:value-type="string">
            <text:p>2.976021e-01))</text:p>
          </table:table-cell>
        </table:table-row>
        <table:table-row table:style-name="ro1">
          <table:table-cell office:value-type="float" office:value="0.530811" calcext:value-type="float">
            <text:p>0.530811</text:p>
          </table:table-cell>
          <table:table-cell office:value-type="string" calcext:value-type="string">
            <text:p>((-1.364775e+01</text:p>
          </table:table-cell>
          <table:table-cell office:value-type="float" office:value="4.536073E-018" calcext:value-type="float">
            <text:p>4.536073E-18</text:p>
          </table:table-cell>
          <table:table-cell office:value-type="string" calcext:value-type="string">
            <text:p>5.998533e+02)</text:p>
          </table:table-cell>
          <table:table-cell office:value-type="string" calcext:value-type="string">
            <text:p>(5.912386e+00</text:p>
          </table:table-cell>
          <table:table-cell office:value-type="float" office:value="5.287308E-021" calcext:value-type="float">
            <text:p>5.287308E-21</text:p>
          </table:table-cell>
          <table:table-cell office:value-type="string" calcext:value-type="string">
            <text:p>-1.003459e+00))</text:p>
          </table:table-cell>
          <table:table-cell office:value-type="string" calcext:value-type="string">
            <text:p>((-2.999266e+01</text:p>
          </table:table-cell>
          <table:table-cell office:value-type="float" office:value="-177.8575" calcext:value-type="float">
            <text:p>-177.8575</text:p>
          </table:table-cell>
          <table:table-cell office:value-type="string" calcext:value-type="string">
            <text:p>-6.823874e-01)</text:p>
          </table:table-cell>
          <table:table-cell office:value-type="string" calcext:value-type="string">
            <text:p>(5.017294e-02</text:p>
          </table:table-cell>
          <table:table-cell office:value-type="float" office:value="6.114427" calcext:value-type="float">
            <text:p>6.114427</text:p>
          </table:table-cell>
          <table:table-cell office:value-type="string" calcext:value-type="string">
            <text:p>2.956193e-01))</text:p>
          </table:table-cell>
        </table:table-row>
        <table:table-row table:style-name="ro1">
          <table:table-cell office:value-type="float" office:value="0.531351" calcext:value-type="float">
            <text:p>0.531351</text:p>
          </table:table-cell>
          <table:table-cell office:value-type="string" calcext:value-type="string">
            <text:p>((-1.365949e+01</text:p>
          </table:table-cell>
          <table:table-cell office:value-type="float" office:value="4.524604E-018" calcext:value-type="float">
            <text:p>4.524604E-18</text:p>
          </table:table-cell>
          <table:table-cell office:value-type="string" calcext:value-type="string">
            <text:p>5.998243e+02)</text:p>
          </table:table-cell>
          <table:table-cell office:value-type="string" calcext:value-type="string">
            <text:p>(5.874785e+00</text:p>
          </table:table-cell>
          <table:table-cell office:value-type="float" office:value="5.329921E-021" calcext:value-type="float">
            <text:p>5.329921E-21</text:p>
          </table:table-cell>
          <table:table-cell office:value-type="string" calcext:value-type="string">
            <text:p>-1.017617e+00))</text:p>
          </table:table-cell>
          <table:table-cell office:value-type="string" calcext:value-type="string">
            <text:p>((-2.999121e+01</text:p>
          </table:table-cell>
          <table:table-cell office:value-type="float" office:value="-177.821" calcext:value-type="float">
            <text:p>-177.821</text:p>
          </table:table-cell>
          <table:table-cell office:value-type="string" calcext:value-type="string">
            <text:p>-6.829746e-01)</text:p>
          </table:table-cell>
          <table:table-cell office:value-type="string" calcext:value-type="string">
            <text:p>(5.088085e-02</text:p>
          </table:table-cell>
          <table:table-cell office:value-type="float" office:value="6.078602" calcext:value-type="float">
            <text:p>6.078602</text:p>
          </table:table-cell>
          <table:table-cell office:value-type="string" calcext:value-type="string">
            <text:p>2.937392e-01))</text:p>
          </table:table-cell>
        </table:table-row>
        <table:table-row table:style-name="ro1">
          <table:table-cell office:value-type="float" office:value="0.531892" calcext:value-type="float">
            <text:p>0.531892</text:p>
          </table:table-cell>
          <table:table-cell office:value-type="string" calcext:value-type="string">
            <text:p>((-1.367505e+01</text:p>
          </table:table-cell>
          <table:table-cell office:value-type="float" office:value="4.521409E-018" calcext:value-type="float">
            <text:p>4.521409E-18</text:p>
          </table:table-cell>
          <table:table-cell office:value-type="string" calcext:value-type="string">
            <text:p>5.997791e+02)</text:p>
          </table:table-cell>
          <table:table-cell office:value-type="string" calcext:value-type="string">
            <text:p>(5.839067e+00</text:p>
          </table:table-cell>
          <table:table-cell office:value-type="float" office:value="5.370068E-021" calcext:value-type="float">
            <text:p>5.370068E-21</text:p>
          </table:table-cell>
          <table:table-cell office:value-type="string" calcext:value-type="string">
            <text:p>-1.031487e+00))</text:p>
          </table:table-cell>
          <table:table-cell office:value-type="string" calcext:value-type="string">
            <text:p>((-2.998895e+01</text:p>
          </table:table-cell>
          <table:table-cell office:value-type="float" office:value="-177.771" calcext:value-type="float">
            <text:p>-177.771</text:p>
          </table:table-cell>
          <table:table-cell office:value-type="string" calcext:value-type="string">
            <text:p>-6.837525e-01)</text:p>
          </table:table-cell>
          <table:table-cell office:value-type="string" calcext:value-type="string">
            <text:p>(5.157435e-02</text:p>
          </table:table-cell>
          <table:table-cell office:value-type="float" office:value="6.044699" calcext:value-type="float">
            <text:p>6.044699</text:p>
          </table:table-cell>
          <table:table-cell office:value-type="string" calcext:value-type="string">
            <text:p>2.919533e-01))</text:p>
          </table:table-cell>
        </table:table-row>
        <table:table-row table:style-name="ro1">
          <table:table-cell office:value-type="float" office:value="0.532432" calcext:value-type="float">
            <text:p>0.532432</text:p>
          </table:table-cell>
          <table:table-cell office:value-type="string" calcext:value-type="string">
            <text:p>((-1.369072e+01</text:p>
          </table:table-cell>
          <table:table-cell office:value-type="float" office:value="4.51579E-018" calcext:value-type="float">
            <text:p>4.51579E-18</text:p>
          </table:table-cell>
          <table:table-cell office:value-type="string" calcext:value-type="string">
            <text:p>5.997494e+02)</text:p>
          </table:table-cell>
          <table:table-cell office:value-type="string" calcext:value-type="string">
            <text:p>(5.805048e+00</text:p>
          </table:table-cell>
          <table:table-cell office:value-type="float" office:value="5.306749E-021" calcext:value-type="float">
            <text:p>5.306749E-21</text:p>
          </table:table-cell>
          <table:table-cell office:value-type="string" calcext:value-type="string">
            <text:p>-1.044962e+00))</text:p>
          </table:table-cell>
          <table:table-cell office:value-type="string" calcext:value-type="string">
            <text:p>((-2.998747e+01</text:p>
          </table:table-cell>
          <table:table-cell office:value-type="float" office:value="-177.7334" calcext:value-type="float">
            <text:p>-177.7334</text:p>
          </table:table-cell>
          <table:table-cell office:value-type="string" calcext:value-type="string">
            <text:p>-6.845358e-01)</text:p>
          </table:table-cell>
          <table:table-cell office:value-type="string" calcext:value-type="string">
            <text:p>(5.224810e-02</text:p>
          </table:table-cell>
          <table:table-cell office:value-type="float" office:value="6.012488" calcext:value-type="float">
            <text:p>6.012488</text:p>
          </table:table-cell>
          <table:table-cell office:value-type="string" calcext:value-type="string">
            <text:p>2.902524e-01))</text:p>
          </table:table-cell>
        </table:table-row>
        <table:table-row table:style-name="ro1">
          <table:table-cell office:value-type="float" office:value="0.532973" calcext:value-type="float">
            <text:p>0.532973</text:p>
          </table:table-cell>
          <table:table-cell office:value-type="string" calcext:value-type="string">
            <text:p>((-1.370572e+01</text:p>
          </table:table-cell>
          <table:table-cell office:value-type="float" office:value="4.510013E-018" calcext:value-type="float">
            <text:p>4.510013E-18</text:p>
          </table:table-cell>
          <table:table-cell office:value-type="string" calcext:value-type="string">
            <text:p>5.997164e+02)</text:p>
          </table:table-cell>
          <table:table-cell office:value-type="string" calcext:value-type="string">
            <text:p>(5.772612e+00</text:p>
          </table:table-cell>
          <table:table-cell office:value-type="float" office:value="5.263805E-021" calcext:value-type="float">
            <text:p>5.263805E-21</text:p>
          </table:table-cell>
          <table:table-cell office:value-type="string" calcext:value-type="string">
            <text:p>-1.058029e+00))</text:p>
          </table:table-cell>
          <table:table-cell office:value-type="string" calcext:value-type="string">
            <text:p>((-2.998582e+01</text:p>
          </table:table-cell>
          <table:table-cell office:value-type="float" office:value="-177.6941" calcext:value-type="float">
            <text:p>-177.6941</text:p>
          </table:table-cell>
          <table:table-cell office:value-type="string" calcext:value-type="string">
            <text:p>-6.852859e-01)</text:p>
          </table:table-cell>
          <table:table-cell office:value-type="string" calcext:value-type="string">
            <text:p>(5.290146e-02</text:p>
          </table:table-cell>
          <table:table-cell office:value-type="float" office:value="5.981843" calcext:value-type="float">
            <text:p>5.981843</text:p>
          </table:table-cell>
          <table:table-cell office:value-type="string" calcext:value-type="string">
            <text:p>2.886306e-01))</text:p>
          </table:table-cell>
        </table:table-row>
        <table:table-row table:style-name="ro1">
          <table:table-cell office:value-type="float" office:value="0.533514" calcext:value-type="float">
            <text:p>0.533514</text:p>
          </table:table-cell>
          <table:table-cell office:value-type="string" calcext:value-type="string">
            <text:p>((-1.372083e+01</text:p>
          </table:table-cell>
          <table:table-cell office:value-type="float" office:value="4.504376E-018" calcext:value-type="float">
            <text:p>4.504376E-18</text:p>
          </table:table-cell>
          <table:table-cell office:value-type="string" calcext:value-type="string">
            <text:p>5.996758e+02)</text:p>
          </table:table-cell>
          <table:table-cell office:value-type="string" calcext:value-type="string">
            <text:p>(5.741542e+00</text:p>
          </table:table-cell>
          <table:table-cell office:value-type="float" office:value="5.230766E-021" calcext:value-type="float">
            <text:p>5.230766E-21</text:p>
          </table:table-cell>
          <table:table-cell office:value-type="string" calcext:value-type="string">
            <text:p>-1.070714e+00))</text:p>
          </table:table-cell>
          <table:table-cell office:value-type="string" calcext:value-type="string">
            <text:p>((-2.998379e+01</text:p>
          </table:table-cell>
          <table:table-cell office:value-type="float" office:value="-177.6503" calcext:value-type="float">
            <text:p>-177.6503</text:p>
          </table:table-cell>
          <table:table-cell office:value-type="string" calcext:value-type="string">
            <text:p>-6.860414e-01)</text:p>
          </table:table-cell>
          <table:table-cell office:value-type="string" calcext:value-type="string">
            <text:p>(5.353568e-02</text:p>
          </table:table-cell>
          <table:table-cell office:value-type="float" office:value="5.95254" calcext:value-type="float">
            <text:p>5.95254</text:p>
          </table:table-cell>
          <table:table-cell office:value-type="string" calcext:value-type="string">
            <text:p>2.870771e-01))</text:p>
          </table:table-cell>
        </table:table-row>
        <table:table-row table:style-name="ro1">
          <table:table-cell office:value-type="float" office:value="0.534054" calcext:value-type="float">
            <text:p>0.534054</text:p>
          </table:table-cell>
          <table:table-cell office:value-type="string" calcext:value-type="string">
            <text:p>((-1.373600e+01</text:p>
          </table:table-cell>
          <table:table-cell office:value-type="float" office:value="4.498956E-018" calcext:value-type="float">
            <text:p>4.498956E-18</text:p>
          </table:table-cell>
          <table:table-cell office:value-type="string" calcext:value-type="string">
            <text:p>5.996359e+02)</text:p>
          </table:table-cell>
          <table:table-cell office:value-type="string" calcext:value-type="string">
            <text:p>(5.711824e+00</text:p>
          </table:table-cell>
          <table:table-cell office:value-type="float" office:value="5.289322E-021" calcext:value-type="float">
            <text:p>5.289322E-21</text:p>
          </table:table-cell>
          <table:table-cell office:value-type="string" calcext:value-type="string">
            <text:p>-1.083049e+00))</text:p>
          </table:table-cell>
          <table:table-cell office:value-type="string" calcext:value-type="string">
            <text:p>((-2.998179e+01</text:p>
          </table:table-cell>
          <table:table-cell office:value-type="float" office:value="-177.6067" calcext:value-type="float">
            <text:p>-177.6067</text:p>
          </table:table-cell>
          <table:table-cell office:value-type="string" calcext:value-type="string">
            <text:p>-6.868000e-01)</text:p>
          </table:table-cell>
          <table:table-cell office:value-type="string" calcext:value-type="string">
            <text:p>(5.415247e-02</text:p>
          </table:table-cell>
          <table:table-cell office:value-type="float" office:value="5.924572" calcext:value-type="float">
            <text:p>5.924572</text:p>
          </table:table-cell>
          <table:table-cell office:value-type="string" calcext:value-type="string">
            <text:p>2.855912e-01))</text:p>
          </table:table-cell>
        </table:table-row>
        <table:table-row table:style-name="ro1">
          <table:table-cell office:value-type="float" office:value="0.534595" calcext:value-type="float">
            <text:p>0.534595</text:p>
          </table:table-cell>
          <table:table-cell office:value-type="string" calcext:value-type="string">
            <text:p>((-1.375083e+01</text:p>
          </table:table-cell>
          <table:table-cell office:value-type="float" office:value="4.493363E-018" calcext:value-type="float">
            <text:p>4.493363E-18</text:p>
          </table:table-cell>
          <table:table-cell office:value-type="string" calcext:value-type="string">
            <text:p>5.996000e+02)</text:p>
          </table:table-cell>
          <table:table-cell office:value-type="string" calcext:value-type="string">
            <text:p>(5.683347e+00</text:p>
          </table:table-cell>
          <table:table-cell office:value-type="float" office:value="5.375515E-021" calcext:value-type="float">
            <text:p>5.375515E-21</text:p>
          </table:table-cell>
          <table:table-cell office:value-type="string" calcext:value-type="string">
            <text:p>-1.095054e+00))</text:p>
          </table:table-cell>
          <table:table-cell office:value-type="string" calcext:value-type="string">
            <text:p>((-2.998000e+01</text:p>
          </table:table-cell>
          <table:table-cell office:value-type="float" office:value="-177.566" calcext:value-type="float">
            <text:p>-177.566</text:p>
          </table:table-cell>
          <table:table-cell office:value-type="string" calcext:value-type="string">
            <text:p>-6.875415e-01)</text:p>
          </table:table-cell>
          <table:table-cell office:value-type="string" calcext:value-type="string">
            <text:p>(5.475271e-02</text:p>
          </table:table-cell>
          <table:table-cell office:value-type="float" office:value="5.897825" calcext:value-type="float">
            <text:p>5.897825</text:p>
          </table:table-cell>
          <table:table-cell office:value-type="string" calcext:value-type="string">
            <text:p>2.841673e-01))</text:p>
          </table:table-cell>
        </table:table-row>
        <table:table-row table:style-name="ro1">
          <table:table-cell office:value-type="float" office:value="0.535135" calcext:value-type="float">
            <text:p>0.535135</text:p>
          </table:table-cell>
          <table:table-cell office:value-type="string" calcext:value-type="string">
            <text:p>((-1.376555e+01</text:p>
          </table:table-cell>
          <table:table-cell office:value-type="float" office:value="4.487845E-018" calcext:value-type="float">
            <text:p>4.487845E-18</text:p>
          </table:table-cell>
          <table:table-cell office:value-type="string" calcext:value-type="string">
            <text:p>5.995627e+02)</text:p>
          </table:table-cell>
          <table:table-cell office:value-type="string" calcext:value-type="string">
            <text:p>(5.655963e+00</text:p>
          </table:table-cell>
          <table:table-cell office:value-type="float" office:value="5.437784E-021" calcext:value-type="float">
            <text:p>5.437784E-21</text:p>
          </table:table-cell>
          <table:table-cell office:value-type="string" calcext:value-type="string">
            <text:p>-1.106739e+00))</text:p>
          </table:table-cell>
          <table:table-cell office:value-type="string" calcext:value-type="string">
            <text:p>((-2.997813e+01</text:p>
          </table:table-cell>
          <table:table-cell office:value-type="float" office:value="-177.5251" calcext:value-type="float">
            <text:p>-177.5251</text:p>
          </table:table-cell>
          <table:table-cell office:value-type="string" calcext:value-type="string">
            <text:p>-6.882775e-01)</text:p>
          </table:table-cell>
          <table:table-cell office:value-type="string" calcext:value-type="string">
            <text:p>(5.533696e-02</text:p>
          </table:table-cell>
          <table:table-cell office:value-type="float" office:value="5.872146" calcext:value-type="float">
            <text:p>5.872146</text:p>
          </table:table-cell>
          <table:table-cell office:value-type="string" calcext:value-type="string">
            <text:p>2.827982e-01))</text:p>
          </table:table-cell>
        </table:table-row>
        <table:table-row table:style-name="ro1">
          <table:table-cell office:value-type="float" office:value="0.535676" calcext:value-type="float">
            <text:p>0.535676</text:p>
          </table:table-cell>
          <table:table-cell office:value-type="string" calcext:value-type="string">
            <text:p>((-1.377912e+01</text:p>
          </table:table-cell>
          <table:table-cell office:value-type="float" office:value="4.481642E-018" calcext:value-type="float">
            <text:p>4.481642E-18</text:p>
          </table:table-cell>
          <table:table-cell office:value-type="string" calcext:value-type="string">
            <text:p>5.995333e+02)</text:p>
          </table:table-cell>
          <table:table-cell office:value-type="string" calcext:value-type="string">
            <text:p>(5.629604e+00</text:p>
          </table:table-cell>
          <table:table-cell office:value-type="float" office:value="5.509491E-021" calcext:value-type="float">
            <text:p>5.509491E-21</text:p>
          </table:table-cell>
          <table:table-cell office:value-type="string" calcext:value-type="string">
            <text:p>-1.118134e+00))</text:p>
          </table:table-cell>
          <table:table-cell office:value-type="string" calcext:value-type="string">
            <text:p>((-2.997666e+01</text:p>
          </table:table-cell>
          <table:table-cell office:value-type="float" office:value="-177.4891" calcext:value-type="float">
            <text:p>-177.4891</text:p>
          </table:table-cell>
          <table:table-cell office:value-type="string" calcext:value-type="string">
            <text:p>-6.889562e-01)</text:p>
          </table:table-cell>
          <table:table-cell office:value-type="string" calcext:value-type="string">
            <text:p>(5.590668e-02</text:p>
          </table:table-cell>
          <table:table-cell office:value-type="float" office:value="5.847466" calcext:value-type="float">
            <text:p>5.847466</text:p>
          </table:table-cell>
          <table:table-cell office:value-type="string" calcext:value-type="string">
            <text:p>2.814802e-01))</text:p>
          </table:table-cell>
        </table:table-row>
        <table:table-row table:style-name="ro1">
          <table:table-cell office:value-type="float" office:value="0.536216" calcext:value-type="float">
            <text:p>0.536216</text:p>
          </table:table-cell>
          <table:table-cell office:value-type="string" calcext:value-type="string">
            <text:p>((-1.379221e+01</text:p>
          </table:table-cell>
          <table:table-cell office:value-type="float" office:value="4.475446E-018" calcext:value-type="float">
            <text:p>4.475446E-18</text:p>
          </table:table-cell>
          <table:table-cell office:value-type="string" calcext:value-type="string">
            <text:p>5.995058e+02)</text:p>
          </table:table-cell>
          <table:table-cell office:value-type="string" calcext:value-type="string">
            <text:p>(5.604277e+00</text:p>
          </table:table-cell>
          <table:table-cell office:value-type="float" office:value="5.586932E-021" calcext:value-type="float">
            <text:p>5.586932E-21</text:p>
          </table:table-cell>
          <table:table-cell office:value-type="string" calcext:value-type="string">
            <text:p>-1.129468e+00))</text:p>
          </table:table-cell>
          <table:table-cell office:value-type="string" calcext:value-type="string">
            <text:p>((-2.997529e+01</text:p>
          </table:table-cell>
          <table:table-cell office:value-type="float" office:value="-177.4545" calcext:value-type="float">
            <text:p>-177.4545</text:p>
          </table:table-cell>
          <table:table-cell office:value-type="string" calcext:value-type="string">
            <text:p>-6.896104e-01)</text:p>
          </table:table-cell>
          <table:table-cell office:value-type="string" calcext:value-type="string">
            <text:p>(5.647342e-02</text:p>
          </table:table-cell>
          <table:table-cell office:value-type="float" office:value="5.823862" calcext:value-type="float">
            <text:p>5.823862</text:p>
          </table:table-cell>
          <table:table-cell office:value-type="string" calcext:value-type="string">
            <text:p>2.802138e-01))</text:p>
          </table:table-cell>
        </table:table-row>
        <table:table-row table:style-name="ro1">
          <table:table-cell office:value-type="float" office:value="0.536757" calcext:value-type="float">
            <text:p>0.536757</text:p>
          </table:table-cell>
          <table:table-cell office:value-type="string" calcext:value-type="string">
            <text:p>((-1.380510e+01</text:p>
          </table:table-cell>
          <table:table-cell office:value-type="float" office:value="4.469143E-018" calcext:value-type="float">
            <text:p>4.469143E-18</text:p>
          </table:table-cell>
          <table:table-cell office:value-type="string" calcext:value-type="string">
            <text:p>5.994786e+02)</text:p>
          </table:table-cell>
          <table:table-cell office:value-type="string" calcext:value-type="string">
            <text:p>(5.580062e+00</text:p>
          </table:table-cell>
          <table:table-cell office:value-type="float" office:value="5.665472E-021" calcext:value-type="float">
            <text:p>5.665472E-21</text:p>
          </table:table-cell>
          <table:table-cell office:value-type="string" calcext:value-type="string">
            <text:p>-1.140630e+00))</text:p>
          </table:table-cell>
          <table:table-cell office:value-type="string" calcext:value-type="string">
            <text:p>((-2.997393e+01</text:p>
          </table:table-cell>
          <table:table-cell office:value-type="float" office:value="-177.4203" calcext:value-type="float">
            <text:p>-177.4203</text:p>
          </table:table-cell>
          <table:table-cell office:value-type="string" calcext:value-type="string">
            <text:p>-6.902551e-01)</text:p>
          </table:table-cell>
          <table:table-cell office:value-type="string" calcext:value-type="string">
            <text:p>(5.703152e-02</text:p>
          </table:table-cell>
          <table:table-cell office:value-type="float" office:value="5.80138" calcext:value-type="float">
            <text:p>5.80138</text:p>
          </table:table-cell>
          <table:table-cell office:value-type="string" calcext:value-type="string">
            <text:p>2.790031e-01))</text:p>
          </table:table-cell>
        </table:table-row>
        <table:table-row table:style-name="ro1">
          <table:table-cell office:value-type="float" office:value="0.537297" calcext:value-type="float">
            <text:p>0.537297</text:p>
          </table:table-cell>
          <table:table-cell office:value-type="string" calcext:value-type="string">
            <text:p>((-1.381761e+01</text:p>
          </table:table-cell>
          <table:table-cell office:value-type="float" office:value="4.46266E-018" calcext:value-type="float">
            <text:p>4.46266E-18</text:p>
          </table:table-cell>
          <table:table-cell office:value-type="string" calcext:value-type="string">
            <text:p>5.994517e+02)</text:p>
          </table:table-cell>
          <table:table-cell office:value-type="string" calcext:value-type="string">
            <text:p>(5.556930e+00</text:p>
          </table:table-cell>
          <table:table-cell office:value-type="float" office:value="5.687006E-021" calcext:value-type="float">
            <text:p>5.687006E-21</text:p>
          </table:table-cell>
          <table:table-cell office:value-type="string" calcext:value-type="string">
            <text:p>-1.151583e+00))</text:p>
          </table:table-cell>
          <table:table-cell office:value-type="string" calcext:value-type="string">
            <text:p>((-2.997258e+01</text:p>
          </table:table-cell>
          <table:table-cell office:value-type="float" office:value="-177.3869" calcext:value-type="float">
            <text:p>-177.3869</text:p>
          </table:table-cell>
          <table:table-cell office:value-type="string" calcext:value-type="string">
            <text:p>-6.908805e-01)</text:p>
          </table:table-cell>
          <table:table-cell office:value-type="string" calcext:value-type="string">
            <text:p>(5.757916e-02</text:p>
          </table:table-cell>
          <table:table-cell office:value-type="float" office:value="5.779979" calcext:value-type="float">
            <text:p>5.779979</text:p>
          </table:table-cell>
          <table:table-cell office:value-type="string" calcext:value-type="string">
            <text:p>2.778465e-01))</text:p>
          </table:table-cell>
        </table:table-row>
        <table:table-row table:style-name="ro1">
          <table:table-cell office:value-type="float" office:value="0.537838" calcext:value-type="float">
            <text:p>0.537838</text:p>
          </table:table-cell>
          <table:table-cell office:value-type="string" calcext:value-type="string">
            <text:p>((-1.382959e+01</text:p>
          </table:table-cell>
          <table:table-cell office:value-type="float" office:value="4.45595E-018" calcext:value-type="float">
            <text:p>4.45595E-18</text:p>
          </table:table-cell>
          <table:table-cell office:value-type="string" calcext:value-type="string">
            <text:p>5.994279e+02)</text:p>
          </table:table-cell>
          <table:table-cell office:value-type="string" calcext:value-type="string">
            <text:p>(5.535038e+00</text:p>
          </table:table-cell>
          <table:table-cell office:value-type="float" office:value="5.650831E-021" calcext:value-type="float">
            <text:p>5.650831E-21</text:p>
          </table:table-cell>
          <table:table-cell office:value-type="string" calcext:value-type="string">
            <text:p>-1.162217e+00))</text:p>
          </table:table-cell>
          <table:table-cell office:value-type="string" calcext:value-type="string">
            <text:p>((-2.997139e+01</text:p>
          </table:table-cell>
          <table:table-cell office:value-type="float" office:value="-177.3555" calcext:value-type="float">
            <text:p>-177.3555</text:p>
          </table:table-cell>
          <table:table-cell office:value-type="string" calcext:value-type="string">
            <text:p>-6.914797e-01)</text:p>
          </table:table-cell>
          <table:table-cell office:value-type="string" calcext:value-type="string">
            <text:p>(5.811085e-02</text:p>
          </table:table-cell>
          <table:table-cell office:value-type="float" office:value="5.759787" calcext:value-type="float">
            <text:p>5.759787</text:p>
          </table:table-cell>
          <table:table-cell office:value-type="string" calcext:value-type="string">
            <text:p>2.767519e-01))</text:p>
          </table:table-cell>
        </table:table-row>
        <table:table-row table:style-name="ro1">
          <table:table-cell office:value-type="float" office:value="0.538378" calcext:value-type="float">
            <text:p>0.538378</text:p>
          </table:table-cell>
          <table:table-cell office:value-type="string" calcext:value-type="string">
            <text:p>((-1.384076e+01</text:p>
          </table:table-cell>
          <table:table-cell office:value-type="float" office:value="4.448986E-018" calcext:value-type="float">
            <text:p>4.448986E-18</text:p>
          </table:table-cell>
          <table:table-cell office:value-type="string" calcext:value-type="string">
            <text:p>5.994088e+02)</text:p>
          </table:table-cell>
          <table:table-cell office:value-type="string" calcext:value-type="string">
            <text:p>(5.514362e+00</text:p>
          </table:table-cell>
          <table:table-cell office:value-type="float" office:value="5.53277E-021" calcext:value-type="float">
            <text:p>5.53277E-21</text:p>
          </table:table-cell>
          <table:table-cell office:value-type="string" calcext:value-type="string">
            <text:p>-1.172693e+00))</text:p>
          </table:table-cell>
          <table:table-cell office:value-type="string" calcext:value-type="string">
            <text:p>((-2.997044e+01</text:p>
          </table:table-cell>
          <table:table-cell office:value-type="float" office:value="-177.327" calcext:value-type="float">
            <text:p>-177.327</text:p>
          </table:table-cell>
          <table:table-cell office:value-type="string" calcext:value-type="string">
            <text:p>-6.920379e-01)</text:p>
          </table:table-cell>
          <table:table-cell office:value-type="string" calcext:value-type="string">
            <text:p>(5.863466e-02</text:p>
          </table:table-cell>
          <table:table-cell office:value-type="float" office:value="5.740824" calcext:value-type="float">
            <text:p>5.740824</text:p>
          </table:table-cell>
          <table:table-cell office:value-type="string" calcext:value-type="string">
            <text:p>2.757181e-01))</text:p>
          </table:table-cell>
        </table:table-row>
        <table:table-row table:style-name="ro1">
          <table:table-cell office:value-type="float" office:value="0.538919" calcext:value-type="float">
            <text:p>0.538919</text:p>
          </table:table-cell>
          <table:table-cell office:value-type="string" calcext:value-type="string">
            <text:p>((-1.385053e+01</text:p>
          </table:table-cell>
          <table:table-cell office:value-type="float" office:value="4.441547E-018" calcext:value-type="float">
            <text:p>4.441547E-18</text:p>
          </table:table-cell>
          <table:table-cell office:value-type="string" calcext:value-type="string">
            <text:p>5.993991e+02)</text:p>
          </table:table-cell>
          <table:table-cell office:value-type="string" calcext:value-type="string">
            <text:p>(5.494770e+00</text:p>
          </table:table-cell>
          <table:table-cell office:value-type="float" office:value="5.428412E-021" calcext:value-type="float">
            <text:p>5.428412E-21</text:p>
          </table:table-cell>
          <table:table-cell office:value-type="string" calcext:value-type="string">
            <text:p>-1.183117e+00))</text:p>
          </table:table-cell>
          <table:table-cell office:value-type="string" calcext:value-type="string">
            <text:p>((-2.996995e+01</text:p>
          </table:table-cell>
          <table:table-cell office:value-type="float" office:value="-177.3041" calcext:value-type="float">
            <text:p>-177.3041</text:p>
          </table:table-cell>
          <table:table-cell office:value-type="string" calcext:value-type="string">
            <text:p>-6.925265e-01)</text:p>
          </table:table-cell>
          <table:table-cell office:value-type="string" calcext:value-type="string">
            <text:p>(5.915583e-02</text:p>
          </table:table-cell>
          <table:table-cell office:value-type="float" office:value="5.722981" calcext:value-type="float">
            <text:p>5.722981</text:p>
          </table:table-cell>
          <table:table-cell office:value-type="string" calcext:value-type="string">
            <text:p>2.747385e-01))</text:p>
          </table:table-cell>
        </table:table-row>
        <table:table-row table:style-name="ro1">
          <table:table-cell office:value-type="float" office:value="0.539459" calcext:value-type="float">
            <text:p>0.539459</text:p>
          </table:table-cell>
          <table:table-cell office:value-type="string" calcext:value-type="string">
            <text:p>((-1.385869e+01</text:p>
          </table:table-cell>
          <table:table-cell office:value-type="float" office:value="4.433604E-018" calcext:value-type="float">
            <text:p>4.433604E-18</text:p>
          </table:table-cell>
          <table:table-cell office:value-type="string" calcext:value-type="string">
            <text:p>5.994020e+02)</text:p>
          </table:table-cell>
          <table:table-cell office:value-type="string" calcext:value-type="string">
            <text:p>(5.476202e+00</text:p>
          </table:table-cell>
          <table:table-cell office:value-type="float" office:value="5.335069E-021" calcext:value-type="float">
            <text:p>5.335069E-21</text:p>
          </table:table-cell>
          <table:table-cell office:value-type="string" calcext:value-type="string">
            <text:p>-1.193517e+00))</text:p>
          </table:table-cell>
          <table:table-cell office:value-type="string" calcext:value-type="string">
            <text:p>((-2.997010e+01</text:p>
          </table:table-cell>
          <table:table-cell office:value-type="float" office:value="-177.288" calcext:value-type="float">
            <text:p>-177.288</text:p>
          </table:table-cell>
          <table:table-cell office:value-type="string" calcext:value-type="string">
            <text:p>-6.929346e-01)</text:p>
          </table:table-cell>
          <table:table-cell office:value-type="string" calcext:value-type="string">
            <text:p>(5.967586e-02</text:p>
          </table:table-cell>
          <table:table-cell office:value-type="float" office:value="5.706204" calcext:value-type="float">
            <text:p>5.706204</text:p>
          </table:table-cell>
          <table:table-cell office:value-type="string" calcext:value-type="string">
            <text:p>2.738101e-01))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string" calcext:value-type="string">
            <text:p>((-1.386443e+01</text:p>
          </table:table-cell>
          <table:table-cell office:value-type="float" office:value="4.4249E-018" calcext:value-type="float">
            <text:p>4.4249E-18</text:p>
          </table:table-cell>
          <table:table-cell office:value-type="string" calcext:value-type="string">
            <text:p>5.994261e+02)</text:p>
          </table:table-cell>
          <table:table-cell office:value-type="string" calcext:value-type="string">
            <text:p>(5.458588e+00</text:p>
          </table:table-cell>
          <table:table-cell office:value-type="float" office:value="5.254183E-021" calcext:value-type="float">
            <text:p>5.254183E-21</text:p>
          </table:table-cell>
          <table:table-cell office:value-type="string" calcext:value-type="string">
            <text:p>-1.203860e+00))</text:p>
          </table:table-cell>
          <table:table-cell office:value-type="string" calcext:value-type="string">
            <text:p>((-2.997131e+01</text:p>
          </table:table-cell>
          <table:table-cell office:value-type="float" office:value="-177.2832" calcext:value-type="float">
            <text:p>-177.2832</text:p>
          </table:table-cell>
          <table:table-cell office:value-type="string" calcext:value-type="string">
            <text:p>-6.932217e-01)</text:p>
          </table:table-cell>
          <table:table-cell office:value-type="string" calcext:value-type="string">
            <text:p>(6.019300e-02</text:p>
          </table:table-cell>
          <table:table-cell office:value-type="float" office:value="5.690409" calcext:value-type="float">
            <text:p>5.690409</text:p>
          </table:table-cell>
          <table:table-cell office:value-type="string" calcext:value-type="string">
            <text:p>2.729294e-01))</text:p>
          </table:table-cell>
        </table:table-row>
        <table:table-row table:style-name="ro1">
          <table:table-cell office:value-type="float" office:value="0.540541" calcext:value-type="float">
            <text:p>0.540541</text:p>
          </table:table-cell>
          <table:table-cell office:value-type="string" calcext:value-type="string">
            <text:p>((-1.386693e+01</text:p>
          </table:table-cell>
          <table:table-cell office:value-type="float" office:value="4.415039E-018" calcext:value-type="float">
            <text:p>4.415039E-18</text:p>
          </table:table-cell>
          <table:table-cell office:value-type="string" calcext:value-type="string">
            <text:p>5.994766e+02)</text:p>
          </table:table-cell>
          <table:table-cell office:value-type="string" calcext:value-type="string">
            <text:p>(5.440805e+00</text:p>
          </table:table-cell>
          <table:table-cell office:value-type="float" office:value="5.188847E-021" calcext:value-type="float">
            <text:p>5.188847E-21</text:p>
          </table:table-cell>
          <table:table-cell office:value-type="string" calcext:value-type="string">
            <text:p>-1.212959e+00))</text:p>
          </table:table-cell>
          <table:table-cell office:value-type="string" calcext:value-type="string">
            <text:p>((-2.997383e+01</text:p>
          </table:table-cell>
          <table:table-cell office:value-type="float" office:value="-177.2922" calcext:value-type="float">
            <text:p>-177.2922</text:p>
          </table:table-cell>
          <table:table-cell office:value-type="string" calcext:value-type="string">
            <text:p>-6.933463e-01)</text:p>
          </table:table-cell>
          <table:table-cell office:value-type="string" calcext:value-type="string">
            <text:p>(6.064794e-02</text:p>
          </table:table-cell>
          <table:table-cell office:value-type="float" office:value="5.674074" calcext:value-type="float">
            <text:p>5.674074</text:p>
          </table:table-cell>
          <table:table-cell office:value-type="string" calcext:value-type="string">
            <text:p>2.720403e-01))</text:p>
          </table:table-cell>
        </table:table-row>
        <table:table-row table:style-name="ro1">
          <table:table-cell office:value-type="float" office:value="0.541081" calcext:value-type="float">
            <text:p>0.541081</text:p>
          </table:table-cell>
          <table:table-cell office:value-type="string" calcext:value-type="string">
            <text:p>((-1.386507e+01</text:p>
          </table:table-cell>
          <table:table-cell office:value-type="float" office:value="4.403839E-018" calcext:value-type="float">
            <text:p>4.403839E-18</text:p>
          </table:table-cell>
          <table:table-cell office:value-type="string" calcext:value-type="string">
            <text:p>5.995650e+02)</text:p>
          </table:table-cell>
          <table:table-cell office:value-type="string" calcext:value-type="string">
            <text:p>(5.425800e+00</text:p>
          </table:table-cell>
          <table:table-cell office:value-type="float" office:value="5.133687E-021" calcext:value-type="float">
            <text:p>5.133687E-21</text:p>
          </table:table-cell>
          <table:table-cell office:value-type="string" calcext:value-type="string">
            <text:p>-1.223187e+00))</text:p>
          </table:table-cell>
          <table:table-cell office:value-type="string" calcext:value-type="string">
            <text:p>((-2.997825e+01</text:p>
          </table:table-cell>
          <table:table-cell office:value-type="float" office:value="-177.3212" calcext:value-type="float">
            <text:p>-177.3212</text:p>
          </table:table-cell>
          <table:table-cell office:value-type="string" calcext:value-type="string">
            <text:p>-6.932533e-01)</text:p>
          </table:table-cell>
          <table:table-cell office:value-type="string" calcext:value-type="string">
            <text:p>(6.115933e-02</text:p>
          </table:table-cell>
          <table:table-cell office:value-type="float" office:value="5.660989" calcext:value-type="float">
            <text:p>5.660989</text:p>
          </table:table-cell>
          <table:table-cell office:value-type="string" calcext:value-type="string">
            <text:p>2.712900e-01))</text:p>
          </table:table-cell>
        </table:table-row>
        <table:table-row table:style-name="ro1">
          <table:table-cell office:value-type="float" office:value="0.541622" calcext:value-type="float">
            <text:p>0.541622</text:p>
          </table:table-cell>
          <table:table-cell office:value-type="string" calcext:value-type="string">
            <text:p>((-1.385741e+01</text:p>
          </table:table-cell>
          <table:table-cell office:value-type="float" office:value="4.390452E-018" calcext:value-type="float">
            <text:p>4.390452E-18</text:p>
          </table:table-cell>
          <table:table-cell office:value-type="string" calcext:value-type="string">
            <text:p>5.997040e+02)</text:p>
          </table:table-cell>
          <table:table-cell office:value-type="string" calcext:value-type="string">
            <text:p>(5.410603e+00</text:p>
          </table:table-cell>
          <table:table-cell office:value-type="float" office:value="5.089322E-021" calcext:value-type="float">
            <text:p>5.089322E-21</text:p>
          </table:table-cell>
          <table:table-cell office:value-type="string" calcext:value-type="string">
            <text:p>-1.233889e+00))</text:p>
          </table:table-cell>
          <table:table-cell office:value-type="string" calcext:value-type="string">
            <text:p>((-2.998520e+01</text:p>
          </table:table-cell>
          <table:table-cell office:value-type="float" office:value="-177.3769" calcext:value-type="float">
            <text:p>-177.3769</text:p>
          </table:table-cell>
          <table:table-cell office:value-type="string" calcext:value-type="string">
            <text:p>-6.928706e-01)</text:p>
          </table:table-cell>
          <table:table-cell office:value-type="string" calcext:value-type="string">
            <text:p>(6.169443e-02</text:p>
          </table:table-cell>
          <table:table-cell office:value-type="float" office:value="5.647818" calcext:value-type="float">
            <text:p>5.647818</text:p>
          </table:table-cell>
          <table:table-cell office:value-type="string" calcext:value-type="string">
            <text:p>2.705302e-01))</text:p>
          </table:table-cell>
        </table:table-row>
        <table:table-row table:style-name="ro1">
          <table:table-cell office:value-type="float" office:value="0.542162" calcext:value-type="float">
            <text:p>0.542162</text:p>
          </table:table-cell>
          <table:table-cell office:value-type="string" calcext:value-type="string">
            <text:p>((-1.384266e+01</text:p>
          </table:table-cell>
          <table:table-cell office:value-type="float" office:value="4.373974E-018" calcext:value-type="float">
            <text:p>4.373974E-18</text:p>
          </table:table-cell>
          <table:table-cell office:value-type="string" calcext:value-type="string">
            <text:p>5.999000e+02)</text:p>
          </table:table-cell>
          <table:table-cell office:value-type="string" calcext:value-type="string">
            <text:p>(5.395322e+00</text:p>
          </table:table-cell>
          <table:table-cell office:value-type="float" office:value="5.047935E-021" calcext:value-type="float">
            <text:p>5.047935E-21</text:p>
          </table:table-cell>
          <table:table-cell office:value-type="string" calcext:value-type="string">
            <text:p>-1.245065e+00))</text:p>
          </table:table-cell>
          <table:table-cell office:value-type="string" calcext:value-type="string">
            <text:p>((-2.999500e+01</text:p>
          </table:table-cell>
          <table:table-cell office:value-type="float" office:value="-177.4634" calcext:value-type="float">
            <text:p>-177.4634</text:p>
          </table:table-cell>
          <table:table-cell office:value-type="string" calcext:value-type="string">
            <text:p>-6.921331e-01)</text:p>
          </table:table-cell>
          <table:table-cell office:value-type="string" calcext:value-type="string">
            <text:p>(6.225323e-02</text:p>
          </table:table-cell>
          <table:table-cell office:value-type="float" office:value="5.634664" calcext:value-type="float">
            <text:p>5.634664</text:p>
          </table:table-cell>
          <table:table-cell office:value-type="string" calcext:value-type="string">
            <text:p>2.697661e-01))</text:p>
          </table:table-cell>
        </table:table-row>
        <table:table-row table:style-name="ro1">
          <table:table-cell office:value-type="float" office:value="0.542703" calcext:value-type="float">
            <text:p>0.542703</text:p>
          </table:table-cell>
          <table:table-cell office:value-type="string" calcext:value-type="string">
            <text:p>((-1.382190e+01</text:p>
          </table:table-cell>
          <table:table-cell office:value-type="float" office:value="4.354205E-018" calcext:value-type="float">
            <text:p>4.354205E-18</text:p>
          </table:table-cell>
          <table:table-cell office:value-type="string" calcext:value-type="string">
            <text:p>6.001369e+02)</text:p>
          </table:table-cell>
          <table:table-cell office:value-type="string" calcext:value-type="string">
            <text:p>(5.380083e+00</text:p>
          </table:table-cell>
          <table:table-cell office:value-type="float" office:value="5.022243E-021" calcext:value-type="float">
            <text:p>5.022243E-21</text:p>
          </table:table-cell>
          <table:table-cell office:value-type="string" calcext:value-type="string">
            <text:p>-1.256831e+00))</text:p>
          </table:table-cell>
          <table:table-cell office:value-type="string" calcext:value-type="string">
            <text:p>((-3.000684e+01</text:p>
          </table:table-cell>
          <table:table-cell office:value-type="float" office:value="-177.5721" calcext:value-type="float">
            <text:p>-177.5721</text:p>
          </table:table-cell>
          <table:table-cell office:value-type="string" calcext:value-type="string">
            <text:p>-6.910950e-01)</text:p>
          </table:table-cell>
          <table:table-cell office:value-type="string" calcext:value-type="string">
            <text:p>(6.284153e-02</text:p>
          </table:table-cell>
          <table:table-cell office:value-type="float" office:value="5.621703" calcext:value-type="float">
            <text:p>5.621703</text:p>
          </table:table-cell>
          <table:table-cell office:value-type="string" calcext:value-type="string">
            <text:p>2.690041e-01))</text:p>
          </table:table-cell>
        </table:table-row>
        <table:table-row table:style-name="ro1">
          <table:table-cell office:value-type="float" office:value="0.543243" calcext:value-type="float">
            <text:p>0.543243</text:p>
          </table:table-cell>
          <table:table-cell office:value-type="string" calcext:value-type="string">
            <text:p>((-1.379853e+01</text:p>
          </table:table-cell>
          <table:table-cell office:value-type="float" office:value="4.33289E-018" calcext:value-type="float">
            <text:p>4.33289E-18</text:p>
          </table:table-cell>
          <table:table-cell office:value-type="string" calcext:value-type="string">
            <text:p>6.003795e+02)</text:p>
          </table:table-cell>
          <table:table-cell office:value-type="string" calcext:value-type="string">
            <text:p>(5.364876e+00</text:p>
          </table:table-cell>
          <table:table-cell office:value-type="float" office:value="5.013508E-021" calcext:value-type="float">
            <text:p>5.013508E-21</text:p>
          </table:table-cell>
          <table:table-cell office:value-type="string" calcext:value-type="string">
            <text:p>-1.269174e+00))</text:p>
          </table:table-cell>
          <table:table-cell office:value-type="string" calcext:value-type="string">
            <text:p>((-3.001898e+01</text:p>
          </table:table-cell>
          <table:table-cell office:value-type="float" office:value="-177.684" calcext:value-type="float">
            <text:p>-177.684</text:p>
          </table:table-cell>
          <table:table-cell office:value-type="string" calcext:value-type="string">
            <text:p>-6.899265e-01)</text:p>
          </table:table-cell>
          <table:table-cell office:value-type="string" calcext:value-type="string">
            <text:p>(6.345872e-02</text:p>
          </table:table-cell>
          <table:table-cell office:value-type="float" office:value="5.608924" calcext:value-type="float">
            <text:p>5.608924</text:p>
          </table:table-cell>
          <table:table-cell office:value-type="string" calcext:value-type="string">
            <text:p>2.682438e-01))</text:p>
          </table:table-cell>
        </table:table-row>
        <table:table-row table:style-name="ro1">
          <table:table-cell office:value-type="float" office:value="0.543784" calcext:value-type="float">
            <text:p>0.543784</text:p>
          </table:table-cell>
          <table:table-cell office:value-type="string" calcext:value-type="string">
            <text:p>((-1.377655e+01</text:p>
          </table:table-cell>
          <table:table-cell office:value-type="float" office:value="4.312121E-018" calcext:value-type="float">
            <text:p>4.312121E-18</text:p>
          </table:table-cell>
          <table:table-cell office:value-type="string" calcext:value-type="string">
            <text:p>6.005972e+02)</text:p>
          </table:table-cell>
          <table:table-cell office:value-type="string" calcext:value-type="string">
            <text:p>(5.353862e+00</text:p>
          </table:table-cell>
          <table:table-cell office:value-type="float" office:value="4.972265E-021" calcext:value-type="float">
            <text:p>4.972265E-21</text:p>
          </table:table-cell>
          <table:table-cell office:value-type="string" calcext:value-type="string">
            <text:p>-1.280757e+00))</text:p>
          </table:table-cell>
          <table:table-cell office:value-type="string" calcext:value-type="string">
            <text:p>((-3.002986e+01</text:p>
          </table:table-cell>
          <table:table-cell office:value-type="float" office:value="-177.7825" calcext:value-type="float">
            <text:p>-177.7825</text:p>
          </table:table-cell>
          <table:table-cell office:value-type="string" calcext:value-type="string">
            <text:p>-6.888276e-01)</text:p>
          </table:table-cell>
          <table:table-cell office:value-type="string" calcext:value-type="string">
            <text:p>(6.403787e-02</text:p>
          </table:table-cell>
          <table:table-cell office:value-type="float" office:value="5.600377" calcext:value-type="float">
            <text:p>5.600377</text:p>
          </table:table-cell>
          <table:table-cell office:value-type="string" calcext:value-type="string">
            <text:p>2.676931e-01))</text:p>
          </table:table-cell>
        </table:table-row>
        <table:table-row table:style-name="ro1">
          <table:table-cell office:value-type="float" office:value="0.544324" calcext:value-type="float">
            <text:p>0.544324</text:p>
          </table:table-cell>
          <table:table-cell office:value-type="string" calcext:value-type="string">
            <text:p>((-1.375948e+01</text:p>
          </table:table-cell>
          <table:table-cell office:value-type="float" office:value="4.293741E-018" calcext:value-type="float">
            <text:p>4.293741E-18</text:p>
          </table:table-cell>
          <table:table-cell office:value-type="string" calcext:value-type="string">
            <text:p>6.007699e+02)</text:p>
          </table:table-cell>
          <table:table-cell office:value-type="string" calcext:value-type="string">
            <text:p>(5.344535e+00</text:p>
          </table:table-cell>
          <table:table-cell office:value-type="float" office:value="4.907909E-021" calcext:value-type="float">
            <text:p>4.907909E-21</text:p>
          </table:table-cell>
          <table:table-cell office:value-type="string" calcext:value-type="string">
            <text:p>-1.292143e+00))</text:p>
          </table:table-cell>
          <table:table-cell office:value-type="string" calcext:value-type="string">
            <text:p>((-3.003849e+01</text:p>
          </table:table-cell>
          <table:table-cell office:value-type="float" office:value="-177.857" calcext:value-type="float">
            <text:p>-177.857</text:p>
          </table:table-cell>
          <table:table-cell office:value-type="string" calcext:value-type="string">
            <text:p>-6.879738e-01)</text:p>
          </table:table-cell>
          <table:table-cell office:value-type="string" calcext:value-type="string">
            <text:p>(6.460717e-02</text:p>
          </table:table-cell>
          <table:table-cell office:value-type="float" office:value="5.593557" calcext:value-type="float">
            <text:p>5.593557</text:p>
          </table:table-cell>
          <table:table-cell office:value-type="string" calcext:value-type="string">
            <text:p>2.672268e-01))</text:p>
          </table:table-cell>
        </table:table-row>
        <table:table-row table:style-name="ro1">
          <table:table-cell office:value-type="float" office:value="0.544865" calcext:value-type="float">
            <text:p>0.544865</text:p>
          </table:table-cell>
          <table:table-cell office:value-type="string" calcext:value-type="string">
            <text:p>((-1.374809e+01</text:p>
          </table:table-cell>
          <table:table-cell office:value-type="float" office:value="4.279397E-018" calcext:value-type="float">
            <text:p>4.279397E-18</text:p>
          </table:table-cell>
          <table:table-cell office:value-type="string" calcext:value-type="string">
            <text:p>6.009125e+02)</text:p>
          </table:table-cell>
          <table:table-cell office:value-type="string" calcext:value-type="string">
            <text:p>(5.334213e+00</text:p>
          </table:table-cell>
          <table:table-cell office:value-type="float" office:value="4.831501E-021" calcext:value-type="float">
            <text:p>4.831501E-21</text:p>
          </table:table-cell>
          <table:table-cell office:value-type="string" calcext:value-type="string">
            <text:p>-1.304056e+00))</text:p>
          </table:table-cell>
          <table:table-cell office:value-type="string" calcext:value-type="string">
            <text:p>((-3.004562e+01</text:p>
          </table:table-cell>
          <table:table-cell office:value-type="float" office:value="-177.9142" calcext:value-type="float">
            <text:p>-177.9142</text:p>
          </table:table-cell>
          <table:table-cell office:value-type="string" calcext:value-type="string">
            <text:p>-6.874046e-01)</text:p>
          </table:table-cell>
          <table:table-cell office:value-type="string" calcext:value-type="string">
            <text:p>(6.520281e-02</text:p>
          </table:table-cell>
          <table:table-cell office:value-type="float" office:value="5.585816" calcext:value-type="float">
            <text:p>5.585816</text:p>
          </table:table-cell>
          <table:table-cell office:value-type="string" calcext:value-type="string">
            <text:p>2.667107e-01))</text:p>
          </table:table-cell>
        </table:table-row>
        <table:table-row table:style-name="ro1">
          <table:table-cell office:value-type="float" office:value="0.545405" calcext:value-type="float">
            <text:p>0.545405</text:p>
          </table:table-cell>
          <table:table-cell office:value-type="string" calcext:value-type="string">
            <text:p>((-1.374082e+01</text:p>
          </table:table-cell>
          <table:table-cell office:value-type="float" office:value="4.266399E-018" calcext:value-type="float">
            <text:p>4.266399E-18</text:p>
          </table:table-cell>
          <table:table-cell office:value-type="string" calcext:value-type="string">
            <text:p>6.010422e+02)</text:p>
          </table:table-cell>
          <table:table-cell office:value-type="string" calcext:value-type="string">
            <text:p>(5.323585e+00</text:p>
          </table:table-cell>
          <table:table-cell office:value-type="float" office:value="4.746086E-021" calcext:value-type="float">
            <text:p>4.746086E-21</text:p>
          </table:table-cell>
          <table:table-cell office:value-type="string" calcext:value-type="string">
            <text:p>-1.316373e+00))</text:p>
          </table:table-cell>
          <table:table-cell office:value-type="string" calcext:value-type="string">
            <text:p>((-3.005211e+01</text:p>
          </table:table-cell>
          <table:table-cell office:value-type="float" office:value="-177.9653" calcext:value-type="float">
            <text:p>-177.9653</text:p>
          </table:table-cell>
          <table:table-cell office:value-type="string" calcext:value-type="string">
            <text:p>-6.870411e-01)</text:p>
          </table:table-cell>
          <table:table-cell office:value-type="string" calcext:value-type="string">
            <text:p>(6.581863e-02</text:p>
          </table:table-cell>
          <table:table-cell office:value-type="float" office:value="5.57785" calcext:value-type="float">
            <text:p>5.57785</text:p>
          </table:table-cell>
          <table:table-cell office:value-type="string" calcext:value-type="string">
            <text:p>2.661793e-01))</text:p>
          </table:table-cell>
        </table:table-row>
        <table:table-row table:style-name="ro1">
          <table:table-cell office:value-type="float" office:value="0.545946" calcext:value-type="float">
            <text:p>0.545946</text:p>
          </table:table-cell>
          <table:table-cell office:value-type="string" calcext:value-type="string">
            <text:p>((-1.373870e+01</text:p>
          </table:table-cell>
          <table:table-cell office:value-type="float" office:value="4.254998E-018" calcext:value-type="float">
            <text:p>4.254998E-18</text:p>
          </table:table-cell>
          <table:table-cell office:value-type="string" calcext:value-type="string">
            <text:p>6.011354e+02)</text:p>
          </table:table-cell>
          <table:table-cell office:value-type="string" calcext:value-type="string">
            <text:p>(5.312872e+00</text:p>
          </table:table-cell>
          <table:table-cell office:value-type="float" office:value="4.651123E-021" calcext:value-type="float">
            <text:p>4.651123E-21</text:p>
          </table:table-cell>
          <table:table-cell office:value-type="string" calcext:value-type="string">
            <text:p>-1.329120e+00))</text:p>
          </table:table-cell>
          <table:table-cell office:value-type="string" calcext:value-type="string">
            <text:p>((-3.005677e+01</text:p>
          </table:table-cell>
          <table:table-cell office:value-type="float" office:value="-177.9968" calcext:value-type="float">
            <text:p>-177.9968</text:p>
          </table:table-cell>
          <table:table-cell office:value-type="string" calcext:value-type="string">
            <text:p>-6.869348e-01)</text:p>
          </table:table-cell>
          <table:table-cell office:value-type="string" calcext:value-type="string">
            <text:p>(6.645599e-02</text:p>
          </table:table-cell>
          <table:table-cell office:value-type="float" office:value="5.569905" calcext:value-type="float">
            <text:p>5.569905</text:p>
          </table:table-cell>
          <table:table-cell office:value-type="string" calcext:value-type="string">
            <text:p>2.656436e-01))</text:p>
          </table:table-cell>
        </table:table-row>
        <table:table-row table:style-name="ro1">
          <table:table-cell office:value-type="float" office:value="0.546486" calcext:value-type="float">
            <text:p>0.546486</text:p>
          </table:table-cell>
          <table:table-cell office:value-type="string" calcext:value-type="string">
            <text:p>((-1.374155e+01</text:p>
          </table:table-cell>
          <table:table-cell office:value-type="float" office:value="4.246284E-018" calcext:value-type="float">
            <text:p>4.246284E-18</text:p>
          </table:table-cell>
          <table:table-cell office:value-type="string" calcext:value-type="string">
            <text:p>6.011876e+02)</text:p>
          </table:table-cell>
          <table:table-cell office:value-type="string" calcext:value-type="string">
            <text:p>(5.302196e+00</text:p>
          </table:table-cell>
          <table:table-cell office:value-type="float" office:value="4.548919E-021" calcext:value-type="float">
            <text:p>4.548919E-21</text:p>
          </table:table-cell>
          <table:table-cell office:value-type="string" calcext:value-type="string">
            <text:p>-1.342352e+00))</text:p>
          </table:table-cell>
          <table:table-cell office:value-type="string" calcext:value-type="string">
            <text:p>((-3.005938e+01</text:p>
          </table:table-cell>
          <table:table-cell office:value-type="float" office:value="-178.0058" calcext:value-type="float">
            <text:p>-178.0058</text:p>
          </table:table-cell>
          <table:table-cell office:value-type="string" calcext:value-type="string">
            <text:p>-6.870775e-01)</text:p>
          </table:table-cell>
          <table:table-cell office:value-type="string" calcext:value-type="string">
            <text:p>(6.711759e-02</text:p>
          </table:table-cell>
          <table:table-cell office:value-type="float" office:value="5.562127" calcext:value-type="float">
            <text:p>5.562127</text:p>
          </table:table-cell>
          <table:table-cell office:value-type="string" calcext:value-type="string">
            <text:p>2.651098e-01))</text:p>
          </table:table-cell>
        </table:table-row>
        <table:table-row table:style-name="ro1">
          <table:table-cell office:value-type="float" office:value="0.547027" calcext:value-type="float">
            <text:p>0.547027</text:p>
          </table:table-cell>
          <table:table-cell office:value-type="string" calcext:value-type="string">
            <text:p>((-1.374791e+01</text:p>
          </table:table-cell>
          <table:table-cell office:value-type="float" office:value="4.239488E-018" calcext:value-type="float">
            <text:p>4.239488E-18</text:p>
          </table:table-cell>
          <table:table-cell office:value-type="string" calcext:value-type="string">
            <text:p>6.012131e+02)</text:p>
          </table:table-cell>
          <table:table-cell office:value-type="string" calcext:value-type="string">
            <text:p>(5.291816e+00</text:p>
          </table:table-cell>
          <table:table-cell office:value-type="float" office:value="4.439809E-021" calcext:value-type="float">
            <text:p>4.439809E-21</text:p>
          </table:table-cell>
          <table:table-cell office:value-type="string" calcext:value-type="string">
            <text:p>-1.356249e+00))</text:p>
          </table:table-cell>
          <table:table-cell office:value-type="string" calcext:value-type="string">
            <text:p>((-3.006066e+01</text:p>
          </table:table-cell>
          <table:table-cell office:value-type="float" office:value="-178.0004" calcext:value-type="float">
            <text:p>-178.0004</text:p>
          </table:table-cell>
          <table:table-cell office:value-type="string" calcext:value-type="string">
            <text:p>-6.873955e-01)</text:p>
          </table:table-cell>
          <table:table-cell office:value-type="string" calcext:value-type="string">
            <text:p>(6.781246e-02</text:p>
          </table:table-cell>
          <table:table-cell office:value-type="float" office:value="5.554842" calcext:value-type="float">
            <text:p>5.554842</text:p>
          </table:table-cell>
          <table:table-cell office:value-type="string" calcext:value-type="string">
            <text:p>2.645908e-01))</text:p>
          </table:table-cell>
        </table:table-row>
        <table:table-row table:style-name="ro1">
          <table:table-cell office:value-type="float" office:value="0.547568" calcext:value-type="float">
            <text:p>0.547568</text:p>
          </table:table-cell>
          <table:table-cell office:value-type="string" calcext:value-type="string">
            <text:p>((-1.375500e+01</text:p>
          </table:table-cell>
          <table:table-cell office:value-type="float" office:value="4.233122E-018" calcext:value-type="float">
            <text:p>4.233122E-18</text:p>
          </table:table-cell>
          <table:table-cell office:value-type="string" calcext:value-type="string">
            <text:p>6.012347e+02)</text:p>
          </table:table-cell>
          <table:table-cell office:value-type="string" calcext:value-type="string">
            <text:p>(5.281605e+00</text:p>
          </table:table-cell>
          <table:table-cell office:value-type="float" office:value="4.326662E-021" calcext:value-type="float">
            <text:p>4.326662E-21</text:p>
          </table:table-cell>
          <table:table-cell office:value-type="string" calcext:value-type="string">
            <text:p>-1.370809e+00))</text:p>
          </table:table-cell>
          <table:table-cell office:value-type="string" calcext:value-type="string">
            <text:p>((-3.006174e+01</text:p>
          </table:table-cell>
          <table:table-cell office:value-type="float" office:value="-177.993" calcext:value-type="float">
            <text:p>-177.993</text:p>
          </table:table-cell>
          <table:table-cell office:value-type="string" calcext:value-type="string">
            <text:p>-6.877502e-01)</text:p>
          </table:table-cell>
          <table:table-cell office:value-type="string" calcext:value-type="string">
            <text:p>(6.854043e-02</text:p>
          </table:table-cell>
          <table:table-cell office:value-type="float" office:value="5.547913" calcext:value-type="float">
            <text:p>5.547913</text:p>
          </table:table-cell>
          <table:table-cell office:value-type="string" calcext:value-type="string">
            <text:p>2.640802e-01))</text:p>
          </table:table-cell>
        </table:table-row>
        <table:table-row table:style-name="ro1">
          <table:table-cell office:value-type="float" office:value="0.548108" calcext:value-type="float">
            <text:p>0.548108</text:p>
          </table:table-cell>
          <table:table-cell office:value-type="string" calcext:value-type="string">
            <text:p>((-1.375907e+01</text:p>
          </table:table-cell>
          <table:table-cell office:value-type="float" office:value="4.225911E-018" calcext:value-type="float">
            <text:p>4.225911E-18</text:p>
          </table:table-cell>
          <table:table-cell office:value-type="string" calcext:value-type="string">
            <text:p>6.012835e+02)</text:p>
          </table:table-cell>
          <table:table-cell office:value-type="string" calcext:value-type="string">
            <text:p>(5.271345e+00</text:p>
          </table:table-cell>
          <table:table-cell office:value-type="float" office:value="4.210701E-021" calcext:value-type="float">
            <text:p>4.210701E-21</text:p>
          </table:table-cell>
          <table:table-cell office:value-type="string" calcext:value-type="string">
            <text:p>-1.385973e+00))</text:p>
          </table:table-cell>
          <table:table-cell office:value-type="string" calcext:value-type="string">
            <text:p>((-3.006417e+01</text:p>
          </table:table-cell>
          <table:table-cell office:value-type="float" office:value="-178.0001" calcext:value-type="float">
            <text:p>-178.0001</text:p>
          </table:table-cell>
          <table:table-cell office:value-type="string" calcext:value-type="string">
            <text:p>-6.879534e-01)</text:p>
          </table:table-cell>
          <table:table-cell office:value-type="string" calcext:value-type="string">
            <text:p>(6.929867e-02</text:p>
          </table:table-cell>
          <table:table-cell office:value-type="float" office:value="5.541095" calcext:value-type="float">
            <text:p>5.541095</text:p>
          </table:table-cell>
          <table:table-cell office:value-type="string" calcext:value-type="string">
            <text:p>2.635673e-01))</text:p>
          </table:table-cell>
        </table:table-row>
        <table:table-row table:style-name="ro1">
          <table:table-cell office:value-type="float" office:value="0.548649" calcext:value-type="float">
            <text:p>0.548649</text:p>
          </table:table-cell>
          <table:table-cell office:value-type="string" calcext:value-type="string">
            <text:p>((-1.375211e+01</text:p>
          </table:table-cell>
          <table:table-cell office:value-type="float" office:value="4.212624E-018" calcext:value-type="float">
            <text:p>4.212624E-18</text:p>
          </table:table-cell>
          <table:table-cell office:value-type="string" calcext:value-type="string">
            <text:p>6.014113e+02)</text:p>
          </table:table-cell>
          <table:table-cell office:value-type="string" calcext:value-type="string">
            <text:p>(5.261111e+00</text:p>
          </table:table-cell>
          <table:table-cell office:value-type="float" office:value="4.123801E-021" calcext:value-type="float">
            <text:p>4.123801E-21</text:p>
          </table:table-cell>
          <table:table-cell office:value-type="string" calcext:value-type="string">
            <text:p>-1.401793e+00))</text:p>
          </table:table-cell>
          <table:table-cell office:value-type="string" calcext:value-type="string">
            <text:p>((-3.007056e+01</text:p>
          </table:table-cell>
          <table:table-cell office:value-type="float" office:value="-178.0514" calcext:value-type="float">
            <text:p>-178.0514</text:p>
          </table:table-cell>
          <table:table-cell office:value-type="string" calcext:value-type="string">
            <text:p>-6.876056e-01)</text:p>
          </table:table-cell>
          <table:table-cell office:value-type="string" calcext:value-type="string">
            <text:p>(7.008966e-02</text:p>
          </table:table-cell>
          <table:table-cell office:value-type="float" office:value="5.534476" calcext:value-type="float">
            <text:p>5.534476</text:p>
          </table:table-cell>
          <table:table-cell office:value-type="string" calcext:value-type="string">
            <text:p>2.630555e-01))</text:p>
          </table:table-cell>
        </table:table-row>
        <table:table-row table:style-name="ro1">
          <table:table-cell office:value-type="float" office:value="0.549189" calcext:value-type="float">
            <text:p>0.549189</text:p>
          </table:table-cell>
          <table:table-cell office:value-type="string" calcext:value-type="string">
            <text:p>((-1.373586e+01</text:p>
          </table:table-cell>
          <table:table-cell office:value-type="float" office:value="4.20285E-018" calcext:value-type="float">
            <text:p>4.20285E-18</text:p>
          </table:table-cell>
          <table:table-cell office:value-type="string" calcext:value-type="string">
            <text:p>6.016462e+02)</text:p>
          </table:table-cell>
          <table:table-cell office:value-type="string" calcext:value-type="string">
            <text:p>(5.250987e+00</text:p>
          </table:table-cell>
          <table:table-cell office:value-type="float" office:value="4.081222E-021" calcext:value-type="float">
            <text:p>4.081222E-21</text:p>
          </table:table-cell>
          <table:table-cell office:value-type="string" calcext:value-type="string">
            <text:p>-1.418286e+00))</text:p>
          </table:table-cell>
          <table:table-cell office:value-type="string" calcext:value-type="string">
            <text:p>((-3.008231e+01</text:p>
          </table:table-cell>
          <table:table-cell office:value-type="float" office:value="-178.155" calcext:value-type="float">
            <text:p>-178.155</text:p>
          </table:table-cell>
          <table:table-cell office:value-type="string" calcext:value-type="string">
            <text:p>-6.867931e-01)</text:p>
          </table:table-cell>
          <table:table-cell office:value-type="string" calcext:value-type="string">
            <text:p>(7.091432e-02</text:p>
          </table:table-cell>
          <table:table-cell office:value-type="float" office:value="5.528139" calcext:value-type="float">
            <text:p>5.528139</text:p>
          </table:table-cell>
          <table:table-cell office:value-type="string" calcext:value-type="string">
            <text:p>2.625494e-01))</text:p>
          </table:table-cell>
        </table:table-row>
        <table:table-row table:style-name="ro1">
          <table:table-cell office:value-type="float" office:value="0.54973" calcext:value-type="float">
            <text:p>0.54973</text:p>
          </table:table-cell>
          <table:table-cell office:value-type="string" calcext:value-type="string">
            <text:p>((-1.367673e+01</text:p>
          </table:table-cell>
          <table:table-cell office:value-type="float" office:value="4.164085E-018" calcext:value-type="float">
            <text:p>4.164085E-18</text:p>
          </table:table-cell>
          <table:table-cell office:value-type="string" calcext:value-type="string">
            <text:p>6.022364e+02)</text:p>
          </table:table-cell>
          <table:table-cell office:value-type="string" calcext:value-type="string">
            <text:p>(5.240993e+00</text:p>
          </table:table-cell>
          <table:table-cell office:value-type="float" office:value="4.049502E-021" calcext:value-type="float">
            <text:p>4.049502E-21</text:p>
          </table:table-cell>
          <table:table-cell office:value-type="string" calcext:value-type="string">
            <text:p>-1.435753e+00))</text:p>
          </table:table-cell>
          <table:table-cell office:value-type="string" calcext:value-type="string">
            <text:p>((-3.011182e+01</text:p>
          </table:table-cell>
          <table:table-cell office:value-type="float" office:value="-178.4607" calcext:value-type="float">
            <text:p>-178.4607</text:p>
          </table:table-cell>
          <table:table-cell office:value-type="string" calcext:value-type="string">
            <text:p>-6.838366e-01)</text:p>
          </table:table-cell>
          <table:table-cell office:value-type="string" calcext:value-type="string">
            <text:p>(7.178767e-02</text:p>
          </table:table-cell>
          <table:table-cell office:value-type="float" office:value="5.522202" calcext:value-type="float">
            <text:p>5.522202</text:p>
          </table:table-cell>
          <table:table-cell office:value-type="string" calcext:value-type="string">
            <text:p>2.620496e-01))</text:p>
          </table:table-cell>
        </table:table-row>
        <table:table-row table:style-name="ro1">
          <table:table-cell office:value-type="float" office:value="0.55027" calcext:value-type="float">
            <text:p>0.55027</text:p>
          </table:table-cell>
          <table:table-cell office:value-type="string" calcext:value-type="string">
            <text:p>((-1.362713e+01</text:p>
          </table:table-cell>
          <table:table-cell office:value-type="float" office:value="4.137281E-018" calcext:value-type="float">
            <text:p>4.137281E-18</text:p>
          </table:table-cell>
          <table:table-cell office:value-type="string" calcext:value-type="string">
            <text:p>6.026103e+02)</text:p>
          </table:table-cell>
          <table:table-cell office:value-type="string" calcext:value-type="string">
            <text:p>(5.231243e+00</text:p>
          </table:table-cell>
          <table:table-cell office:value-type="float" office:value="4.033583E-021" calcext:value-type="float">
            <text:p>4.033583E-21</text:p>
          </table:table-cell>
          <table:table-cell office:value-type="string" calcext:value-type="string">
            <text:p>-1.454110e+00))</text:p>
          </table:table-cell>
          <table:table-cell office:value-type="string" calcext:value-type="string">
            <text:p>((-3.013051e+01</text:p>
          </table:table-cell>
          <table:table-cell office:value-type="float" office:value="-178.6335" calcext:value-type="float">
            <text:p>-178.6335</text:p>
          </table:table-cell>
          <table:table-cell office:value-type="string" calcext:value-type="string">
            <text:p>-6.813567e-01)</text:p>
          </table:table-cell>
          <table:table-cell office:value-type="string" calcext:value-type="string">
            <text:p>(7.270550e-02</text:p>
          </table:table-cell>
          <table:table-cell office:value-type="float" office:value="5.516754" calcext:value-type="float">
            <text:p>5.516754</text:p>
          </table:table-cell>
          <table:table-cell office:value-type="string" calcext:value-type="string">
            <text:p>2.615621e-01))</text:p>
          </table:table-cell>
        </table:table-row>
        <table:table-row table:style-name="ro1">
          <table:table-cell office:value-type="float" office:value="0.550811" calcext:value-type="float">
            <text:p>0.550811</text:p>
          </table:table-cell>
          <table:table-cell office:value-type="string" calcext:value-type="string">
            <text:p>((-1.356611e+01</text:p>
          </table:table-cell>
          <table:table-cell office:value-type="float" office:value="4.105483E-018" calcext:value-type="float">
            <text:p>4.105483E-18</text:p>
          </table:table-cell>
          <table:table-cell office:value-type="string" calcext:value-type="string">
            <text:p>6.031563e+02)</text:p>
          </table:table-cell>
          <table:table-cell office:value-type="string" calcext:value-type="string">
            <text:p>(5.222017e+00</text:p>
          </table:table-cell>
          <table:table-cell office:value-type="float" office:value="4.050474E-021" calcext:value-type="float">
            <text:p>4.050474E-21</text:p>
          </table:table-cell>
          <table:table-cell office:value-type="string" calcext:value-type="string">
            <text:p>-1.472968e+00))</text:p>
          </table:table-cell>
          <table:table-cell office:value-type="string" calcext:value-type="string">
            <text:p>((-3.015781e+01</text:p>
          </table:table-cell>
          <table:table-cell office:value-type="float" office:value="-178.9049" calcext:value-type="float">
            <text:p>-178.9049</text:p>
          </table:table-cell>
          <table:table-cell office:value-type="string" calcext:value-type="string">
            <text:p>-6.783056e-01)</text:p>
          </table:table-cell>
          <table:table-cell office:value-type="string" calcext:value-type="string">
            <text:p>(7.364840e-02</text:p>
          </table:table-cell>
          <table:table-cell office:value-type="float" office:value="5.511978" calcext:value-type="float">
            <text:p>5.511978</text:p>
          </table:table-cell>
          <table:table-cell office:value-type="string" calcext:value-type="string">
            <text:p>2.611008e-01))</text:p>
          </table:table-cell>
        </table:table-row>
        <table:table-row table:style-name="ro1">
          <table:table-cell office:value-type="float" office:value="0.551351" calcext:value-type="float">
            <text:p>0.551351</text:p>
          </table:table-cell>
          <table:table-cell office:value-type="string" calcext:value-type="string">
            <text:p>((-1.350367e+01</text:p>
          </table:table-cell>
          <table:table-cell office:value-type="float" office:value="4.07207E-018" calcext:value-type="float">
            <text:p>4.07207E-18</text:p>
          </table:table-cell>
          <table:table-cell office:value-type="string" calcext:value-type="string">
            <text:p>6.037133e+02)</text:p>
          </table:table-cell>
          <table:table-cell office:value-type="string" calcext:value-type="string">
            <text:p>(5.213540e+00</text:p>
          </table:table-cell>
          <table:table-cell office:value-type="float" office:value="4.079091E-021" calcext:value-type="float">
            <text:p>4.079091E-21</text:p>
          </table:table-cell>
          <table:table-cell office:value-type="string" calcext:value-type="string">
            <text:p>-1.492383e+00))</text:p>
          </table:table-cell>
          <table:table-cell office:value-type="string" calcext:value-type="string">
            <text:p>((-3.018566e+01</text:p>
          </table:table-cell>
          <table:table-cell office:value-type="float" office:value="-179.1811" calcext:value-type="float">
            <text:p>-179.1811</text:p>
          </table:table-cell>
          <table:table-cell office:value-type="string" calcext:value-type="string">
            <text:p>-6.751836e-01)</text:p>
          </table:table-cell>
          <table:table-cell office:value-type="string" calcext:value-type="string">
            <text:p>(7.461915e-02</text:p>
          </table:table-cell>
          <table:table-cell office:value-type="float" office:value="5.508128" calcext:value-type="float">
            <text:p>5.508128</text:p>
          </table:table-cell>
          <table:table-cell office:value-type="string" calcext:value-type="string">
            <text:p>2.606770e-01))</text:p>
          </table:table-cell>
        </table:table-row>
        <table:table-row table:style-name="ro1">
          <table:table-cell office:value-type="float" office:value="0.551892" calcext:value-type="float">
            <text:p>0.551892</text:p>
          </table:table-cell>
          <table:table-cell office:value-type="string" calcext:value-type="string">
            <text:p>((-1.344215e+01</text:p>
          </table:table-cell>
          <table:table-cell office:value-type="float" office:value="4.03983E-018" calcext:value-type="float">
            <text:p>4.03983E-18</text:p>
          </table:table-cell>
          <table:table-cell office:value-type="string" calcext:value-type="string">
            <text:p>6.042597e+02)</text:p>
          </table:table-cell>
          <table:table-cell office:value-type="string" calcext:value-type="string">
            <text:p>(5.206437e+00</text:p>
          </table:table-cell>
          <table:table-cell office:value-type="float" office:value="4.126066E-021" calcext:value-type="float">
            <text:p>4.126066E-21</text:p>
          </table:table-cell>
          <table:table-cell office:value-type="string" calcext:value-type="string">
            <text:p>-1.512879e+00))</text:p>
          </table:table-cell>
          <table:table-cell office:value-type="string" calcext:value-type="string">
            <text:p>((-3.021298e+01</text:p>
          </table:table-cell>
          <table:table-cell office:value-type="float" office:value="-179.4515" calcext:value-type="float">
            <text:p>-179.4515</text:p>
          </table:table-cell>
          <table:table-cell office:value-type="string" calcext:value-type="string">
            <text:p>-6.721074e-01)</text:p>
          </table:table-cell>
          <table:table-cell office:value-type="string" calcext:value-type="string">
            <text:p>(7.564393e-02</text:p>
          </table:table-cell>
          <table:table-cell office:value-type="float" office:value="5.50602" calcext:value-type="float">
            <text:p>5.50602</text:p>
          </table:table-cell>
          <table:table-cell office:value-type="string" calcext:value-type="string">
            <text:p>2.603219e-01))</text:p>
          </table:table-cell>
        </table:table-row>
        <table:table-row table:style-name="ro1">
          <table:table-cell office:value-type="float" office:value="0.552432" calcext:value-type="float">
            <text:p>0.552432</text:p>
          </table:table-cell>
          <table:table-cell office:value-type="string" calcext:value-type="string">
            <text:p>((-1.338505e+01</text:p>
          </table:table-cell>
          <table:table-cell office:value-type="float" office:value="4.010201E-018" calcext:value-type="float">
            <text:p>4.010201E-18</text:p>
          </table:table-cell>
          <table:table-cell office:value-type="string" calcext:value-type="string">
            <text:p>6.047647e+02)</text:p>
          </table:table-cell>
          <table:table-cell office:value-type="string" calcext:value-type="string">
            <text:p>(5.200616e+00</text:p>
          </table:table-cell>
          <table:table-cell office:value-type="float" office:value="4.225568E-021" calcext:value-type="float">
            <text:p>4.225568E-21</text:p>
          </table:table-cell>
          <table:table-cell office:value-type="string" calcext:value-type="string">
            <text:p>-1.534876e+00))</text:p>
          </table:table-cell>
          <table:table-cell office:value-type="string" calcext:value-type="string">
            <text:p>((-3.023824e+01</text:p>
          </table:table-cell>
          <table:table-cell office:value-type="float" office:value="-179.6998" calcext:value-type="float">
            <text:p>-179.6998</text:p>
          </table:table-cell>
          <table:table-cell office:value-type="string" calcext:value-type="string">
            <text:p>-6.692523e-01)</text:p>
          </table:table-cell>
          <table:table-cell office:value-type="string" calcext:value-type="string">
            <text:p>(7.674382e-02</text:p>
          </table:table-cell>
          <table:table-cell office:value-type="float" office:value="5.505669" calcext:value-type="float">
            <text:p>5.505669</text:p>
          </table:table-cell>
          <table:table-cell office:value-type="string" calcext:value-type="string">
            <text:p>2.600308e-01))</text:p>
          </table:table-cell>
        </table:table-row>
        <table:table-row table:style-name="ro1">
          <table:table-cell office:value-type="float" office:value="0.552973" calcext:value-type="float">
            <text:p>0.552973</text:p>
          </table:table-cell>
          <table:table-cell office:value-type="string" calcext:value-type="string">
            <text:p>((-1.333347e+01</text:p>
          </table:table-cell>
          <table:table-cell office:value-type="float" office:value="3.983751E-018" calcext:value-type="float">
            <text:p>3.983751E-18</text:p>
          </table:table-cell>
          <table:table-cell office:value-type="string" calcext:value-type="string">
            <text:p>6.052293e+02)</text:p>
          </table:table-cell>
          <table:table-cell office:value-type="string" calcext:value-type="string">
            <text:p>(5.195814e+00</text:p>
          </table:table-cell>
          <table:table-cell office:value-type="float" office:value="4.228941E-021" calcext:value-type="float">
            <text:p>4.228941E-21</text:p>
          </table:table-cell>
          <table:table-cell office:value-type="string" calcext:value-type="string">
            <text:p>-1.557726e+00))</text:p>
          </table:table-cell>
          <table:table-cell office:value-type="string" calcext:value-type="string">
            <text:p>((-3.026147e+01</text:p>
          </table:table-cell>
          <table:table-cell office:value-type="float" office:value="-179.9258" calcext:value-type="float">
            <text:p>-179.9258</text:p>
          </table:table-cell>
          <table:table-cell office:value-type="string" calcext:value-type="string">
            <text:p>-6.666734e-01)</text:p>
          </table:table-cell>
          <table:table-cell office:value-type="string" calcext:value-type="string">
            <text:p>(7.788631e-02</text:p>
          </table:table-cell>
          <table:table-cell office:value-type="float" office:value="5.506616" calcext:value-type="float">
            <text:p>5.506616</text:p>
          </table:table-cell>
          <table:table-cell office:value-type="string" calcext:value-type="string">
            <text:p>2.597907e-01))</text:p>
          </table:table-cell>
        </table:table-row>
        <table:table-row table:style-name="ro1">
          <table:table-cell office:value-type="float" office:value="0.553514" calcext:value-type="float">
            <text:p>0.553514</text:p>
          </table:table-cell>
          <table:table-cell office:value-type="string" calcext:value-type="string">
            <text:p>((-1.328895e+01</text:p>
          </table:table-cell>
          <table:table-cell office:value-type="float" office:value="3.960229E-018" calcext:value-type="float">
            <text:p>3.960229E-18</text:p>
          </table:table-cell>
          <table:table-cell office:value-type="string" calcext:value-type="string">
            <text:p>6.056374e+02)</text:p>
          </table:table-cell>
          <table:table-cell office:value-type="string" calcext:value-type="string">
            <text:p>(5.190951e+00</text:p>
          </table:table-cell>
          <table:table-cell office:value-type="float" office:value="4.138824E-021" calcext:value-type="float">
            <text:p>4.138824E-21</text:p>
          </table:table-cell>
          <table:table-cell office:value-type="string" calcext:value-type="string">
            <text:p>-1.582066e+00))</text:p>
          </table:table-cell>
          <table:table-cell office:value-type="string" calcext:value-type="string">
            <text:p>((-3.028187e+01</text:p>
          </table:table-cell>
          <table:table-cell office:value-type="float" office:value="-180.1221" calcext:value-type="float">
            <text:p>-180.1221</text:p>
          </table:table-cell>
          <table:table-cell office:value-type="string" calcext:value-type="string">
            <text:p>-6.644475e-01)</text:p>
          </table:table-cell>
          <table:table-cell office:value-type="string" calcext:value-type="string">
            <text:p>(7.910328e-02</text:p>
          </table:table-cell>
          <table:table-cell office:value-type="float" office:value="5.507898" calcext:value-type="float">
            <text:p>5.507898</text:p>
          </table:table-cell>
          <table:table-cell office:value-type="string" calcext:value-type="string">
            <text:p>2.595476e-01))</text:p>
          </table:table-cell>
        </table:table-row>
        <table:table-row table:style-name="ro1">
          <table:table-cell office:value-type="float" office:value="0.554054" calcext:value-type="float">
            <text:p>0.554054</text:p>
          </table:table-cell>
          <table:table-cell office:value-type="string" calcext:value-type="string">
            <text:p>((-1.325196e+01</text:p>
          </table:table-cell>
          <table:table-cell office:value-type="float" office:value="3.940609E-018" calcext:value-type="float">
            <text:p>3.940609E-18</text:p>
          </table:table-cell>
          <table:table-cell office:value-type="string" calcext:value-type="string">
            <text:p>6.059856e+02)</text:p>
          </table:table-cell>
          <table:table-cell office:value-type="string" calcext:value-type="string">
            <text:p>(5.186208e+00</text:p>
          </table:table-cell>
          <table:table-cell office:value-type="float" office:value="4.042627E-021" calcext:value-type="float">
            <text:p>4.042627E-21</text:p>
          </table:table-cell>
          <table:table-cell office:value-type="string" calcext:value-type="string">
            <text:p>-1.607828e+00))</text:p>
          </table:table-cell>
          <table:table-cell office:value-type="string" calcext:value-type="string">
            <text:p>((-3.029928e+01</text:p>
          </table:table-cell>
          <table:table-cell office:value-type="float" office:value="-180.2858" calcext:value-type="float">
            <text:p>-180.2858</text:p>
          </table:table-cell>
          <table:table-cell office:value-type="string" calcext:value-type="string">
            <text:p>-6.625978e-01)</text:p>
          </table:table-cell>
          <table:table-cell office:value-type="string" calcext:value-type="string">
            <text:p>(8.039140e-02</text:p>
          </table:table-cell>
          <table:table-cell office:value-type="float" office:value="5.509689" calcext:value-type="float">
            <text:p>5.509689</text:p>
          </table:table-cell>
          <table:table-cell office:value-type="string" calcext:value-type="string">
            <text:p>2.593104e-01))</text:p>
          </table:table-cell>
        </table:table-row>
        <table:table-row table:style-name="ro1">
          <table:table-cell office:value-type="float" office:value="0.554595" calcext:value-type="float">
            <text:p>0.554595</text:p>
          </table:table-cell>
          <table:table-cell office:value-type="string" calcext:value-type="string">
            <text:p>((-1.322179e+01</text:p>
          </table:table-cell>
          <table:table-cell office:value-type="float" office:value="3.924275E-018" calcext:value-type="float">
            <text:p>3.924275E-18</text:p>
          </table:table-cell>
          <table:table-cell office:value-type="string" calcext:value-type="string">
            <text:p>6.062831e+02)</text:p>
          </table:table-cell>
          <table:table-cell office:value-type="string" calcext:value-type="string">
            <text:p>(5.182119e+00</text:p>
          </table:table-cell>
          <table:table-cell office:value-type="float" office:value="3.948748E-021" calcext:value-type="float">
            <text:p>3.948748E-21</text:p>
          </table:table-cell>
          <table:table-cell office:value-type="string" calcext:value-type="string">
            <text:p>-1.635101e+00))</text:p>
          </table:table-cell>
          <table:table-cell office:value-type="string" calcext:value-type="string">
            <text:p>((-3.031416e+01</text:p>
          </table:table-cell>
          <table:table-cell office:value-type="float" office:value="-180.4225" calcext:value-type="float">
            <text:p>-180.4225</text:p>
          </table:table-cell>
          <table:table-cell office:value-type="string" calcext:value-type="string">
            <text:p>-6.610895e-01)</text:p>
          </table:table-cell>
          <table:table-cell office:value-type="string" calcext:value-type="string">
            <text:p>(8.175504e-02</text:p>
          </table:table-cell>
          <table:table-cell office:value-type="float" office:value="5.512582" calcext:value-type="float">
            <text:p>5.512582</text:p>
          </table:table-cell>
          <table:table-cell office:value-type="string" calcext:value-type="string">
            <text:p>2.591059e-01))</text:p>
          </table:table-cell>
        </table:table-row>
        <table:table-row table:style-name="ro1">
          <table:table-cell office:value-type="float" office:value="0.555135" calcext:value-type="float">
            <text:p>0.555135</text:p>
          </table:table-cell>
          <table:table-cell office:value-type="string" calcext:value-type="string">
            <text:p>((-1.319558e+01</text:p>
          </table:table-cell>
          <table:table-cell office:value-type="float" office:value="3.910605E-018" calcext:value-type="float">
            <text:p>3.910605E-18</text:p>
          </table:table-cell>
          <table:table-cell office:value-type="string" calcext:value-type="string">
            <text:p>6.065553e+02)</text:p>
          </table:table-cell>
          <table:table-cell office:value-type="string" calcext:value-type="string">
            <text:p>(5.178755e+00</text:p>
          </table:table-cell>
          <table:table-cell office:value-type="float" office:value="3.821817E-021" calcext:value-type="float">
            <text:p>3.821817E-21</text:p>
          </table:table-cell>
          <table:table-cell office:value-type="string" calcext:value-type="string">
            <text:p>-1.664069e+00))</text:p>
          </table:table-cell>
          <table:table-cell office:value-type="string" calcext:value-type="string">
            <text:p>((-3.032777e+01</text:p>
          </table:table-cell>
          <table:table-cell office:value-type="float" office:value="-180.5453" calcext:value-type="float">
            <text:p>-180.5453</text:p>
          </table:table-cell>
          <table:table-cell office:value-type="string" calcext:value-type="string">
            <text:p>-6.597792e-01)</text:p>
          </table:table-cell>
          <table:table-cell office:value-type="string" calcext:value-type="string">
            <text:p>(8.320343e-02</text:p>
          </table:table-cell>
          <table:table-cell office:value-type="float" office:value="5.516705" calcext:value-type="float">
            <text:p>5.516705</text:p>
          </table:table-cell>
          <table:table-cell office:value-type="string" calcext:value-type="string">
            <text:p>2.589378e-01))</text:p>
          </table:table-cell>
        </table:table-row>
        <table:table-row table:style-name="ro1">
          <table:table-cell office:value-type="float" office:value="0.555676" calcext:value-type="float">
            <text:p>0.555676</text:p>
          </table:table-cell>
          <table:table-cell office:value-type="string" calcext:value-type="string">
            <text:p>((-1.317185e+01</text:p>
          </table:table-cell>
          <table:table-cell office:value-type="float" office:value="3.897407E-018" calcext:value-type="float">
            <text:p>3.897407E-18</text:p>
          </table:table-cell>
          <table:table-cell office:value-type="string" calcext:value-type="string">
            <text:p>6.068083e+02)</text:p>
          </table:table-cell>
          <table:table-cell office:value-type="string" calcext:value-type="string">
            <text:p>(5.175903e+00</text:p>
          </table:table-cell>
          <table:table-cell office:value-type="float" office:value="3.691518E-021" calcext:value-type="float">
            <text:p>3.691518E-21</text:p>
          </table:table-cell>
          <table:table-cell office:value-type="string" calcext:value-type="string">
            <text:p>-1.694984e+00))</text:p>
          </table:table-cell>
          <table:table-cell office:value-type="string" calcext:value-type="string">
            <text:p>((-3.034042e+01</text:p>
          </table:table-cell>
          <table:table-cell office:value-type="float" office:value="-180.6575" calcext:value-type="float">
            <text:p>-180.6575</text:p>
          </table:table-cell>
          <table:table-cell office:value-type="string" calcext:value-type="string">
            <text:p>-6.585926e-01)</text:p>
          </table:table-cell>
          <table:table-cell office:value-type="string" calcext:value-type="string">
            <text:p>(8.474918e-02</text:p>
          </table:table-cell>
          <table:table-cell office:value-type="float" office:value="5.521903" calcext:value-type="float">
            <text:p>5.521903</text:p>
          </table:table-cell>
          <table:table-cell office:value-type="string" calcext:value-type="string">
            <text:p>2.587951e-01))</text:p>
          </table:table-cell>
        </table:table-row>
        <table:table-row table:style-name="ro1">
          <table:table-cell office:value-type="float" office:value="0.556216" calcext:value-type="float">
            <text:p>0.556216</text:p>
          </table:table-cell>
          <table:table-cell office:value-type="string" calcext:value-type="string">
            <text:p>((-1.315090e+01</text:p>
          </table:table-cell>
          <table:table-cell office:value-type="float" office:value="3.88734E-018" calcext:value-type="float">
            <text:p>3.88734E-18</text:p>
          </table:table-cell>
          <table:table-cell office:value-type="string" calcext:value-type="string">
            <text:p>6.070445e+02)</text:p>
          </table:table-cell>
          <table:table-cell office:value-type="string" calcext:value-type="string">
            <text:p>(5.173306e+00</text:p>
          </table:table-cell>
          <table:table-cell office:value-type="float" office:value="3.68502E-021" calcext:value-type="float">
            <text:p>3.68502E-21</text:p>
          </table:table-cell>
          <table:table-cell office:value-type="string" calcext:value-type="string">
            <text:p>-1.728281e+00))</text:p>
          </table:table-cell>
          <table:table-cell office:value-type="string" calcext:value-type="string">
            <text:p>((-3.035222e+01</text:p>
          </table:table-cell>
          <table:table-cell office:value-type="float" office:value="-180.7583" calcext:value-type="float">
            <text:p>-180.7583</text:p>
          </table:table-cell>
          <table:table-cell office:value-type="string" calcext:value-type="string">
            <text:p>-6.575449e-01)</text:p>
          </table:table-cell>
          <table:table-cell office:value-type="string" calcext:value-type="string">
            <text:p>(8.641403e-02</text:p>
          </table:table-cell>
          <table:table-cell office:value-type="float" office:value="5.528022" calcext:value-type="float">
            <text:p>5.528022</text:p>
          </table:table-cell>
          <table:table-cell office:value-type="string" calcext:value-type="string">
            <text:p>2.586653e-01))</text:p>
          </table:table-cell>
        </table:table-row>
        <table:table-row table:style-name="ro1">
          <table:table-cell office:value-type="float" office:value="0.556757" calcext:value-type="float">
            <text:p>0.556757</text:p>
          </table:table-cell>
          <table:table-cell office:value-type="string" calcext:value-type="string">
            <text:p>((-1.312285e+01</text:p>
          </table:table-cell>
          <table:table-cell office:value-type="float" office:value="3.874445E-018" calcext:value-type="float">
            <text:p>3.874445E-18</text:p>
          </table:table-cell>
          <table:table-cell office:value-type="string" calcext:value-type="string">
            <text:p>6.073590e+02)</text:p>
          </table:table-cell>
          <table:table-cell office:value-type="string" calcext:value-type="string">
            <text:p>(5.170384e+00</text:p>
          </table:table-cell>
          <table:table-cell office:value-type="float" office:value="3.69126E-021" calcext:value-type="float">
            <text:p>3.69126E-21</text:p>
          </table:table-cell>
          <table:table-cell office:value-type="string" calcext:value-type="string">
            <text:p>-1.765600e+00))</text:p>
          </table:table-cell>
          <table:table-cell office:value-type="string" calcext:value-type="string">
            <text:p>((-3.036795e+01</text:p>
          </table:table-cell>
          <table:table-cell office:value-type="float" office:value="-180.9016" calcext:value-type="float">
            <text:p>-180.9016</text:p>
          </table:table-cell>
          <table:table-cell office:value-type="string" calcext:value-type="string">
            <text:p>-6.561425e-01)</text:p>
          </table:table-cell>
          <table:table-cell office:value-type="string" calcext:value-type="string">
            <text:p>(8.828002e-02</text:p>
          </table:table-cell>
          <table:table-cell office:value-type="float" office:value="5.534894" calcext:value-type="float">
            <text:p>5.534894</text:p>
          </table:table-cell>
          <table:table-cell office:value-type="string" calcext:value-type="string">
            <text:p>2.585192e-01))</text:p>
          </table:table-cell>
        </table:table-row>
        <table:table-row table:style-name="ro1">
          <table:table-cell office:value-type="float" office:value="0.557297" calcext:value-type="float">
            <text:p>0.557297</text:p>
          </table:table-cell>
          <table:table-cell office:value-type="string" calcext:value-type="string">
            <text:p>((-1.307790e+01</text:p>
          </table:table-cell>
          <table:table-cell office:value-type="float" office:value="3.853803E-018" calcext:value-type="float">
            <text:p>3.853803E-18</text:p>
          </table:table-cell>
          <table:table-cell office:value-type="string" calcext:value-type="string">
            <text:p>6.078110e+02)</text:p>
          </table:table-cell>
          <table:table-cell office:value-type="string" calcext:value-type="string">
            <text:p>(5.168012e+00</text:p>
          </table:table-cell>
          <table:table-cell office:value-type="float" office:value="3.718196E-021" calcext:value-type="float">
            <text:p>3.718196E-21</text:p>
          </table:table-cell>
          <table:table-cell office:value-type="string" calcext:value-type="string">
            <text:p>-1.808005e+00))</text:p>
          </table:table-cell>
          <table:table-cell office:value-type="string" calcext:value-type="string">
            <text:p>((-3.039055e+01</text:p>
          </table:table-cell>
          <table:table-cell office:value-type="float" office:value="-181.1186" calcext:value-type="float">
            <text:p>-181.1186</text:p>
          </table:table-cell>
          <table:table-cell office:value-type="string" calcext:value-type="string">
            <text:p>-6.538948e-01)</text:p>
          </table:table-cell>
          <table:table-cell office:value-type="string" calcext:value-type="string">
            <text:p>(9.040023e-02</text:p>
          </table:table-cell>
          <table:table-cell office:value-type="float" office:value="5.543739" calcext:value-type="float">
            <text:p>5.543739</text:p>
          </table:table-cell>
          <table:table-cell office:value-type="string" calcext:value-type="string">
            <text:p>2.584006e-01))</text:p>
          </table:table-cell>
        </table:table-row>
        <table:table-row table:style-name="ro1">
          <table:table-cell office:value-type="float" office:value="0.557838" calcext:value-type="float">
            <text:p>0.557838</text:p>
          </table:table-cell>
          <table:table-cell office:value-type="string" calcext:value-type="string">
            <text:p>((-1.303236e+01</text:p>
          </table:table-cell>
          <table:table-cell office:value-type="float" office:value="3.832008E-018" calcext:value-type="float">
            <text:p>3.832008E-18</text:p>
          </table:table-cell>
          <table:table-cell office:value-type="string" calcext:value-type="string">
            <text:p>6.082226e+02)</text:p>
          </table:table-cell>
          <table:table-cell office:value-type="string" calcext:value-type="string">
            <text:p>(5.167232e+00</text:p>
          </table:table-cell>
          <table:table-cell office:value-type="float" office:value="3.767193E-021" calcext:value-type="float">
            <text:p>3.767193E-21</text:p>
          </table:table-cell>
          <table:table-cell office:value-type="string" calcext:value-type="string">
            <text:p>-1.851541e+00))</text:p>
          </table:table-cell>
          <table:table-cell office:value-type="string" calcext:value-type="string">
            <text:p>((-3.041113e+01</text:p>
          </table:table-cell>
          <table:table-cell office:value-type="float" office:value="-181.3117" calcext:value-type="float">
            <text:p>-181.3117</text:p>
          </table:table-cell>
          <table:table-cell office:value-type="string" calcext:value-type="string">
            <text:p>-6.516178e-01)</text:p>
          </table:table-cell>
          <table:table-cell office:value-type="string" calcext:value-type="string">
            <text:p>(9.257703e-02</text:p>
          </table:table-cell>
          <table:table-cell office:value-type="float" office:value="5.554635" calcext:value-type="float">
            <text:p>5.554635</text:p>
          </table:table-cell>
          <table:table-cell office:value-type="string" calcext:value-type="string">
            <text:p>2.583616e-01))</text:p>
          </table:table-cell>
        </table:table-row>
        <table:table-row table:style-name="ro1">
          <table:table-cell office:value-type="float" office:value="0.558378" calcext:value-type="float">
            <text:p>0.558378</text:p>
          </table:table-cell>
          <table:table-cell office:value-type="string" calcext:value-type="string">
            <text:p>((-1.299601e+01</text:p>
          </table:table-cell>
          <table:table-cell office:value-type="float" office:value="3.814619E-018" calcext:value-type="float">
            <text:p>3.814619E-18</text:p>
          </table:table-cell>
          <table:table-cell office:value-type="string" calcext:value-type="string">
            <text:p>6.085696e+02)</text:p>
          </table:table-cell>
          <table:table-cell office:value-type="string" calcext:value-type="string">
            <text:p>(5.170308e+00</text:p>
          </table:table-cell>
          <table:table-cell office:value-type="float" office:value="3.818597E-021" calcext:value-type="float">
            <text:p>3.818597E-21</text:p>
          </table:table-cell>
          <table:table-cell office:value-type="string" calcext:value-type="string">
            <text:p>-1.880891e+00))</text:p>
          </table:table-cell>
          <table:table-cell office:value-type="string" calcext:value-type="string">
            <text:p>((-3.042848e+01</text:p>
          </table:table-cell>
          <table:table-cell office:value-type="float" office:value="-181.4653" calcext:value-type="float">
            <text:p>-181.4653</text:p>
          </table:table-cell>
          <table:table-cell office:value-type="string" calcext:value-type="string">
            <text:p>-6.498003e-01)</text:p>
          </table:table-cell>
          <table:table-cell office:value-type="string" calcext:value-type="string">
            <text:p>(9.404455e-02</text:p>
          </table:table-cell>
          <table:table-cell office:value-type="float" office:value="5.565841" calcext:value-type="float">
            <text:p>5.565841</text:p>
          </table:table-cell>
          <table:table-cell office:value-type="string" calcext:value-type="string">
            <text:p>2.585154e-01))</text:p>
          </table:table-cell>
        </table:table-row>
        <table:table-row table:style-name="ro1">
          <table:table-cell office:value-type="float" office:value="0.558919" calcext:value-type="float">
            <text:p>0.558919</text:p>
          </table:table-cell>
          <table:table-cell office:value-type="string" calcext:value-type="string">
            <text:p>((-1.299997e+01</text:p>
          </table:table-cell>
          <table:table-cell office:value-type="float" office:value="3.806754E-018" calcext:value-type="float">
            <text:p>3.806754E-18</text:p>
          </table:table-cell>
          <table:table-cell office:value-type="string" calcext:value-type="string">
            <text:p>6.085792e+02)</text:p>
          </table:table-cell>
          <table:table-cell office:value-type="string" calcext:value-type="string">
            <text:p>(5.182398e+00</text:p>
          </table:table-cell>
          <table:table-cell office:value-type="float" office:value="3.872604E-021" calcext:value-type="float">
            <text:p>3.872604E-21</text:p>
          </table:table-cell>
          <table:table-cell office:value-type="string" calcext:value-type="string">
            <text:p>-1.896352e+00))</text:p>
          </table:table-cell>
          <table:table-cell office:value-type="string" calcext:value-type="string">
            <text:p>((-3.042896e+01</text:p>
          </table:table-cell>
          <table:table-cell office:value-type="float" office:value="-181.4274" calcext:value-type="float">
            <text:p>-181.4274</text:p>
          </table:table-cell>
          <table:table-cell office:value-type="string" calcext:value-type="string">
            <text:p>-6.499987e-01)</text:p>
          </table:table-cell>
          <table:table-cell office:value-type="string" calcext:value-type="string">
            <text:p>(9.481760e-02</text:p>
          </table:table-cell>
          <table:table-cell office:value-type="float" office:value="5.582899" calcext:value-type="float">
            <text:p>5.582899</text:p>
          </table:table-cell>
          <table:table-cell office:value-type="string" calcext:value-type="string">
            <text:p>2.591199e-01))</text:p>
          </table:table-cell>
        </table:table-row>
        <table:table-row table:style-name="ro1">
          <table:table-cell office:value-type="float" office:value="0.559459" calcext:value-type="float">
            <text:p>0.559459</text:p>
          </table:table-cell>
          <table:table-cell office:value-type="string" calcext:value-type="string">
            <text:p>((-1.296959e+01</text:p>
          </table:table-cell>
          <table:table-cell office:value-type="float" office:value="3.804137E-018" calcext:value-type="float">
            <text:p>3.804137E-18</text:p>
          </table:table-cell>
          <table:table-cell office:value-type="string" calcext:value-type="string">
            <text:p>6.090538e+02)</text:p>
          </table:table-cell>
          <table:table-cell office:value-type="string" calcext:value-type="string">
            <text:p>(5.207422e+00</text:p>
          </table:table-cell>
          <table:table-cell office:value-type="float" office:value="3.916872E-021" calcext:value-type="float">
            <text:p>3.916872E-21</text:p>
          </table:table-cell>
          <table:table-cell office:value-type="string" calcext:value-type="string">
            <text:p>-1.897585e+00))</text:p>
          </table:table-cell>
          <table:table-cell office:value-type="string" calcext:value-type="string">
            <text:p>((-3.045269e+01</text:p>
          </table:table-cell>
          <table:table-cell office:value-type="float" office:value="-181.6494" calcext:value-type="float">
            <text:p>-181.6494</text:p>
          </table:table-cell>
          <table:table-cell office:value-type="string" calcext:value-type="string">
            <text:p>-6.484793e-01)</text:p>
          </table:table-cell>
          <table:table-cell office:value-type="string" calcext:value-type="string">
            <text:p>(9.487927e-02</text:p>
          </table:table-cell>
          <table:table-cell office:value-type="float" office:value="5.609851" calcext:value-type="float">
            <text:p>5.609851</text:p>
          </table:table-cell>
          <table:table-cell office:value-type="string" calcext:value-type="string">
            <text:p>2.603711e-01))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string" calcext:value-type="string">
            <text:p>((-1.294837e+01</text:p>
          </table:table-cell>
          <table:table-cell office:value-type="float" office:value="3.782769E-018" calcext:value-type="float">
            <text:p>3.782769E-18</text:p>
          </table:table-cell>
          <table:table-cell office:value-type="string" calcext:value-type="string">
            <text:p>6.093253e+02)</text:p>
          </table:table-cell>
          <table:table-cell office:value-type="string" calcext:value-type="string">
            <text:p>(5.237938e+00</text:p>
          </table:table-cell>
          <table:table-cell office:value-type="float" office:value="3.980186E-021" calcext:value-type="float">
            <text:p>3.980186E-21</text:p>
          </table:table-cell>
          <table:table-cell office:value-type="string" calcext:value-type="string">
            <text:p>-1.891628e+00))</text:p>
          </table:table-cell>
          <table:table-cell office:value-type="string" calcext:value-type="string">
            <text:p>((-3.046627e+01</text:p>
          </table:table-cell>
          <table:table-cell office:value-type="float" office:value="-181.7675" calcext:value-type="float">
            <text:p>-181.7675</text:p>
          </table:table-cell>
          <table:table-cell office:value-type="string" calcext:value-type="string">
            <text:p>-6.474186e-01)</text:p>
          </table:table-cell>
          <table:table-cell office:value-type="string" calcext:value-type="string">
            <text:p>(9.458141e-02</text:p>
          </table:table-cell>
          <table:table-cell office:value-type="float" office:value="5.640687" calcext:value-type="float">
            <text:p>5.640687</text:p>
          </table:table-cell>
          <table:table-cell office:value-type="string" calcext:value-type="string">
            <text:p>2.618969e-01))</text:p>
          </table:table-cell>
        </table:table-row>
        <table:table-row table:style-name="ro1">
          <table:table-cell office:value-type="float" office:value="0.560556" calcext:value-type="float">
            <text:p>0.560556</text:p>
          </table:table-cell>
          <table:table-cell office:value-type="string" calcext:value-type="string">
            <text:p>((-1.291690e+01</text:p>
          </table:table-cell>
          <table:table-cell office:value-type="float" office:value="3.819272E-018" calcext:value-type="float">
            <text:p>3.819272E-18</text:p>
          </table:table-cell>
          <table:table-cell office:value-type="string" calcext:value-type="string">
            <text:p>6.091625e+02)</text:p>
          </table:table-cell>
          <table:table-cell office:value-type="string" calcext:value-type="string">
            <text:p>(5.275100e+00</text:p>
          </table:table-cell>
          <table:table-cell office:value-type="float" office:value="4.092371E-021" calcext:value-type="float">
            <text:p>4.092371E-21</text:p>
          </table:table-cell>
          <table:table-cell office:value-type="string" calcext:value-type="string">
            <text:p>-1.881625e+00))</text:p>
          </table:table-cell>
          <table:table-cell office:value-type="string" calcext:value-type="string">
            <text:p>((-3.045812e+01</text:p>
          </table:table-cell>
          <table:table-cell office:value-type="float" office:value="-181.699" calcext:value-type="float">
            <text:p>-181.699</text:p>
          </table:table-cell>
          <table:table-cell office:value-type="string" calcext:value-type="string">
            <text:p>-6.458448e-01)</text:p>
          </table:table-cell>
          <table:table-cell office:value-type="string" calcext:value-type="string">
            <text:p>(9.408125e-02</text:p>
          </table:table-cell>
          <table:table-cell office:value-type="float" office:value="5.677469" calcext:value-type="float">
            <text:p>5.677469</text:p>
          </table:table-cell>
          <table:table-cell office:value-type="string" calcext:value-type="string">
            <text:p>2.637550e-01))</text:p>
          </table:table-cell>
        </table:table-row>
        <table:table-row table:style-name="ro1">
          <table:table-cell office:value-type="float" office:value="0.561111" calcext:value-type="float">
            <text:p>0.561111</text:p>
          </table:table-cell>
          <table:table-cell office:value-type="string" calcext:value-type="string">
            <text:p>((-1.293254e+01</text:p>
          </table:table-cell>
          <table:table-cell office:value-type="float" office:value="4.208877E-018" calcext:value-type="float">
            <text:p>4.208877E-18</text:p>
          </table:table-cell>
          <table:table-cell office:value-type="string" calcext:value-type="string">
            <text:p>6.071328e+02)</text:p>
          </table:table-cell>
          <table:table-cell office:value-type="string" calcext:value-type="string">
            <text:p>(5.312068e+00</text:p>
          </table:table-cell>
          <table:table-cell office:value-type="float" office:value="4.424803E-021" calcext:value-type="float">
            <text:p>4.424803E-21</text:p>
          </table:table-cell>
          <table:table-cell office:value-type="string" calcext:value-type="string">
            <text:p>-1.865443e+00))</text:p>
          </table:table-cell>
          <table:table-cell office:value-type="string" calcext:value-type="string">
            <text:p>((-3.035664e+01</text:p>
          </table:table-cell>
          <table:table-cell office:value-type="float" office:value="-181.0556" calcext:value-type="float">
            <text:p>-181.0556</text:p>
          </table:table-cell>
          <table:table-cell office:value-type="string" calcext:value-type="string">
            <text:p>-6.466270e-01)</text:p>
          </table:table-cell>
          <table:table-cell office:value-type="string" calcext:value-type="string">
            <text:p>(9.327217e-02</text:p>
          </table:table-cell>
          <table:table-cell office:value-type="float" office:value="5.712034" calcext:value-type="float">
            <text:p>5.712034</text:p>
          </table:table-cell>
          <table:table-cell office:value-type="string" calcext:value-type="string">
            <text:p>2.656034e-01))</text:p>
          </table:table-cell>
        </table:table-row>
        <table:table-row table:style-name="ro1">
          <table:table-cell office:value-type="float" office:value="0.561667" calcext:value-type="float">
            <text:p>0.561667</text:p>
          </table:table-cell>
          <table:table-cell office:value-type="string" calcext:value-type="string">
            <text:p>((-1.292226e+01</text:p>
          </table:table-cell>
          <table:table-cell office:value-type="float" office:value="4.137281E-018" calcext:value-type="float">
            <text:p>4.137281E-18</text:p>
          </table:table-cell>
          <table:table-cell office:value-type="string" calcext:value-type="string">
            <text:p>6.076757e+02)</text:p>
          </table:table-cell>
          <table:table-cell office:value-type="string" calcext:value-type="string">
            <text:p>(5.358574e+00</text:p>
          </table:table-cell>
          <table:table-cell office:value-type="float" office:value="4.61276E-021" calcext:value-type="float">
            <text:p>4.61276E-21</text:p>
          </table:table-cell>
          <table:table-cell office:value-type="string" calcext:value-type="string">
            <text:p>-1.851424e+00))</text:p>
          </table:table-cell>
          <table:table-cell office:value-type="string" calcext:value-type="string">
            <text:p>((-3.038379e+01</text:p>
          </table:table-cell>
          <table:table-cell office:value-type="float" office:value="-181.2263" calcext:value-type="float">
            <text:p>-181.2263</text:p>
          </table:table-cell>
          <table:table-cell office:value-type="string" calcext:value-type="string">
            <text:p>-6.461128e-01)</text:p>
          </table:table-cell>
          <table:table-cell office:value-type="string" calcext:value-type="string">
            <text:p>(9.257121e-02</text:p>
          </table:table-cell>
          <table:table-cell office:value-type="float" office:value="5.75758" calcext:value-type="float">
            <text:p>5.75758</text:p>
          </table:table-cell>
          <table:table-cell office:value-type="string" calcext:value-type="string">
            <text:p>2.679287e-01))</text:p>
          </table:table-cell>
        </table:table-row>
        <table:table-row table:style-name="ro1">
          <table:table-cell office:value-type="float" office:value="0.562222" calcext:value-type="float">
            <text:p>0.562222</text:p>
          </table:table-cell>
          <table:table-cell office:value-type="string" calcext:value-type="string">
            <text:p>((-1.290084e+01</text:p>
          </table:table-cell>
          <table:table-cell office:value-type="float" office:value="3.843228E-018" calcext:value-type="float">
            <text:p>3.843228E-18</text:p>
          </table:table-cell>
          <table:table-cell office:value-type="string" calcext:value-type="string">
            <text:p>6.094215e+02)</text:p>
          </table:table-cell>
          <table:table-cell office:value-type="string" calcext:value-type="string">
            <text:p>(5.409540e+00</text:p>
          </table:table-cell>
          <table:table-cell office:value-type="float" office:value="4.760286E-021" calcext:value-type="float">
            <text:p>4.760286E-21</text:p>
          </table:table-cell>
          <table:table-cell office:value-type="string" calcext:value-type="string">
            <text:p>-1.842091e+00))</text:p>
          </table:table-cell>
          <table:table-cell office:value-type="string" calcext:value-type="string">
            <text:p>((-3.047107e+01</text:p>
          </table:table-cell>
          <table:table-cell office:value-type="float" office:value="-181.7816" calcext:value-type="float">
            <text:p>-181.7816</text:p>
          </table:table-cell>
          <table:table-cell office:value-type="string" calcext:value-type="string">
            <text:p>-6.450419e-01)</text:p>
          </table:table-cell>
          <table:table-cell office:value-type="string" calcext:value-type="string">
            <text:p>(9.210454e-02</text:p>
          </table:table-cell>
          <table:table-cell office:value-type="float" office:value="5.809279" calcext:value-type="float">
            <text:p>5.809279</text:p>
          </table:table-cell>
          <table:table-cell office:value-type="string" calcext:value-type="string">
            <text:p>2.704770e-01))</text:p>
          </table:table-cell>
        </table:table-row>
        <table:table-row table:style-name="ro1">
          <table:table-cell office:value-type="float" office:value="0.562778" calcext:value-type="float">
            <text:p>0.562778</text:p>
          </table:table-cell>
          <table:table-cell office:value-type="string" calcext:value-type="string">
            <text:p>((-1.290246e+01</text:p>
          </table:table-cell>
          <table:table-cell office:value-type="float" office:value="3.786481E-018" calcext:value-type="float">
            <text:p>3.786481E-18</text:p>
          </table:table-cell>
          <table:table-cell office:value-type="string" calcext:value-type="string">
            <text:p>6.097875e+02)</text:p>
          </table:table-cell>
          <table:table-cell office:value-type="string" calcext:value-type="string">
            <text:p>(5.470441e+00</text:p>
          </table:table-cell>
          <table:table-cell office:value-type="float" office:value="4.936794E-021" calcext:value-type="float">
            <text:p>4.936794E-21</text:p>
          </table:table-cell>
          <table:table-cell office:value-type="string" calcext:value-type="string">
            <text:p>-1.839715e+00))</text:p>
          </table:table-cell>
          <table:table-cell office:value-type="string" calcext:value-type="string">
            <text:p>((-3.048937e+01</text:p>
          </table:table-cell>
          <table:table-cell office:value-type="float" office:value="-181.8811" calcext:value-type="float">
            <text:p>-181.8811</text:p>
          </table:table-cell>
          <table:table-cell office:value-type="string" calcext:value-type="string">
            <text:p>-6.451232e-01)</text:p>
          </table:table-cell>
          <table:table-cell office:value-type="string" calcext:value-type="string">
            <text:p>(9.198576e-02</text:p>
          </table:table-cell>
          <table:table-cell office:value-type="float" office:value="5.873441" calcext:value-type="float">
            <text:p>5.873441</text:p>
          </table:table-cell>
          <table:table-cell office:value-type="string" calcext:value-type="string">
            <text:p>2.735220e-01))</text:p>
          </table:table-cell>
        </table:table-row>
        <table:table-row table:style-name="ro1">
          <table:table-cell office:value-type="float" office:value="0.563333" calcext:value-type="float">
            <text:p>0.563333</text:p>
          </table:table-cell>
          <table:table-cell office:value-type="string" calcext:value-type="string">
            <text:p>((-1.290963e+01</text:p>
          </table:table-cell>
          <table:table-cell office:value-type="float" office:value="3.776392E-018" calcext:value-type="float">
            <text:p>3.776392E-18</text:p>
          </table:table-cell>
          <table:table-cell office:value-type="string" calcext:value-type="string">
            <text:p>6.098797e+02)</text:p>
          </table:table-cell>
          <table:table-cell office:value-type="string" calcext:value-type="string">
            <text:p>(5.519711e+00</text:p>
          </table:table-cell>
          <table:table-cell office:value-type="float" office:value="5.174016E-021" calcext:value-type="float">
            <text:p>5.174016E-21</text:p>
          </table:table-cell>
          <table:table-cell office:value-type="string" calcext:value-type="string">
            <text:p>-1.840352e+00))</text:p>
          </table:table-cell>
          <table:table-cell office:value-type="string" calcext:value-type="string">
            <text:p>((-3.049399e+01</text:p>
          </table:table-cell>
          <table:table-cell office:value-type="float" office:value="-181.8878" calcext:value-type="float">
            <text:p>-181.8878</text:p>
          </table:table-cell>
          <table:table-cell office:value-type="string" calcext:value-type="string">
            <text:p>-6.454814e-01)</text:p>
          </table:table-cell>
          <table:table-cell office:value-type="string" calcext:value-type="string">
            <text:p>(9.201762e-02</text:p>
          </table:table-cell>
          <table:table-cell office:value-type="float" office:value="5.926087" calcext:value-type="float">
            <text:p>5.926087</text:p>
          </table:table-cell>
          <table:table-cell office:value-type="string" calcext:value-type="string">
            <text:p>2.759856e-01))</text:p>
          </table:table-cell>
        </table:table-row>
        <table:table-row table:style-name="ro1">
          <table:table-cell office:value-type="float" office:value="0.563889" calcext:value-type="float">
            <text:p>0.563889</text:p>
          </table:table-cell>
          <table:table-cell office:value-type="string" calcext:value-type="string">
            <text:p>((-1.289537e+01</text:p>
          </table:table-cell>
          <table:table-cell office:value-type="float" office:value="3.763036E-018" calcext:value-type="float">
            <text:p>3.763036E-18</text:p>
          </table:table-cell>
          <table:table-cell office:value-type="string" calcext:value-type="string">
            <text:p>6.101658e+02)</text:p>
          </table:table-cell>
          <table:table-cell office:value-type="string" calcext:value-type="string">
            <text:p>(5.559111e+00</text:p>
          </table:table-cell>
          <table:table-cell office:value-type="float" office:value="5.469037E-021" calcext:value-type="float">
            <text:p>5.469037E-21</text:p>
          </table:table-cell>
          <table:table-cell office:value-type="string" calcext:value-type="string">
            <text:p>-1.836329e+00))</text:p>
          </table:table-cell>
          <table:table-cell office:value-type="string" calcext:value-type="string">
            <text:p>((-3.050829e+01</text:p>
          </table:table-cell>
          <table:table-cell office:value-type="float" office:value="-182.0027" calcext:value-type="float">
            <text:p>-182.0027</text:p>
          </table:table-cell>
          <table:table-cell office:value-type="string" calcext:value-type="string">
            <text:p>-6.447686e-01)</text:p>
          </table:table-cell>
          <table:table-cell office:value-type="string" calcext:value-type="string">
            <text:p>(9.181647e-02</text:p>
          </table:table-cell>
          <table:table-cell office:value-type="float" office:value="5.966982" calcext:value-type="float">
            <text:p>5.966982</text:p>
          </table:table-cell>
          <table:table-cell office:value-type="string" calcext:value-type="string">
            <text:p>2.779555e-01))</text:p>
          </table:table-cell>
        </table:table-row>
        <table:table-row table:style-name="ro1">
          <table:table-cell office:value-type="float" office:value="0.564444" calcext:value-type="float">
            <text:p>0.564444</text:p>
          </table:table-cell>
          <table:table-cell office:value-type="string" calcext:value-type="string">
            <text:p>((-1.288702e+01</text:p>
          </table:table-cell>
          <table:table-cell office:value-type="float" office:value="3.74802E-018" calcext:value-type="float">
            <text:p>3.74802E-18</text:p>
          </table:table-cell>
          <table:table-cell office:value-type="string" calcext:value-type="string">
            <text:p>6.103095e+02)</text:p>
          </table:table-cell>
          <table:table-cell office:value-type="string" calcext:value-type="string">
            <text:p>(5.595799e+00</text:p>
          </table:table-cell>
          <table:table-cell office:value-type="float" office:value="5.817095E-021" calcext:value-type="float">
            <text:p>5.817095E-21</text:p>
          </table:table-cell>
          <table:table-cell office:value-type="string" calcext:value-type="string">
            <text:p>-1.825963e+00))</text:p>
          </table:table-cell>
          <table:table-cell office:value-type="string" calcext:value-type="string">
            <text:p>((-3.051547e+01</text:p>
          </table:table-cell>
          <table:table-cell office:value-type="float" office:value="-182.0438" calcext:value-type="float">
            <text:p>-182.0438</text:p>
          </table:table-cell>
          <table:table-cell office:value-type="string" calcext:value-type="string">
            <text:p>-6.443509e-01)</text:p>
          </table:table-cell>
          <table:table-cell office:value-type="string" calcext:value-type="string">
            <text:p>(9.129817e-02</text:p>
          </table:table-cell>
          <table:table-cell office:value-type="float" office:value="6.003271" calcext:value-type="float">
            <text:p>6.003271</text:p>
          </table:table-cell>
          <table:table-cell office:value-type="string" calcext:value-type="string">
            <text:p>2.797899e-01))</text:p>
          </table:table-cell>
        </table:table-row>
        <table:table-row table:style-name="ro1">
          <table:table-cell office:value-type="float" office:value="0.565" calcext:value-type="float">
            <text:p>0.565</text:p>
          </table:table-cell>
          <table:table-cell office:value-type="string" calcext:value-type="string">
            <text:p>((-1.289685e+01</text:p>
          </table:table-cell>
          <table:table-cell office:value-type="float" office:value="3.745831E-018" calcext:value-type="float">
            <text:p>3.745831E-18</text:p>
          </table:table-cell>
          <table:table-cell office:value-type="string" calcext:value-type="string">
            <text:p>6.102855e+02)</text:p>
          </table:table-cell>
          <table:table-cell office:value-type="string" calcext:value-type="string">
            <text:p>(5.630789e+00</text:p>
          </table:table-cell>
          <table:table-cell office:value-type="float" office:value="6.212624E-021" calcext:value-type="float">
            <text:p>6.212624E-21</text:p>
          </table:table-cell>
          <table:table-cell office:value-type="string" calcext:value-type="string">
            <text:p>-1.809762e+00))</text:p>
          </table:table-cell>
          <table:table-cell office:value-type="string" calcext:value-type="string">
            <text:p>((-3.051427e+01</text:p>
          </table:table-cell>
          <table:table-cell office:value-type="float" office:value="-181.992" calcext:value-type="float">
            <text:p>-181.992</text:p>
          </table:table-cell>
          <table:table-cell office:value-type="string" calcext:value-type="string">
            <text:p>-6.448424e-01)</text:p>
          </table:table-cell>
          <table:table-cell office:value-type="string" calcext:value-type="string">
            <text:p>(9.048809e-02</text:p>
          </table:table-cell>
          <table:table-cell office:value-type="float" office:value="6.036166" calcext:value-type="float">
            <text:p>6.036166</text:p>
          </table:table-cell>
          <table:table-cell office:value-type="string" calcext:value-type="string">
            <text:p>2.815394e-01))</text:p>
          </table:table-cell>
        </table:table-row>
        <table:table-row table:style-name="ro1">
          <table:table-cell office:value-type="float" office:value="0.565556" calcext:value-type="float">
            <text:p>0.565556</text:p>
          </table:table-cell>
          <table:table-cell office:value-type="string" calcext:value-type="string">
            <text:p>((-1.291007e+01</text:p>
          </table:table-cell>
          <table:table-cell office:value-type="float" office:value="3.746194E-018" calcext:value-type="float">
            <text:p>3.746194E-18</text:p>
          </table:table-cell>
          <table:table-cell office:value-type="string" calcext:value-type="string">
            <text:p>6.102958e+02)</text:p>
          </table:table-cell>
          <table:table-cell office:value-type="string" calcext:value-type="string">
            <text:p>(5.666176e+00</text:p>
          </table:table-cell>
          <table:table-cell office:value-type="float" office:value="6.646099E-021" calcext:value-type="float">
            <text:p>6.646099E-21</text:p>
          </table:table-cell>
          <table:table-cell office:value-type="string" calcext:value-type="string">
            <text:p>-1.789292e+00))</text:p>
          </table:table-cell>
          <table:table-cell office:value-type="string" calcext:value-type="string">
            <text:p>((-3.051479e+01</text:p>
          </table:table-cell>
          <table:table-cell office:value-type="float" office:value="-181.9617" calcext:value-type="float">
            <text:p>-181.9617</text:p>
          </table:table-cell>
          <table:table-cell office:value-type="string" calcext:value-type="string">
            <text:p>-6.455033e-01)</text:p>
          </table:table-cell>
          <table:table-cell office:value-type="string" calcext:value-type="string">
            <text:p>(8.946461e-02</text:p>
          </table:table-cell>
          <table:table-cell office:value-type="float" office:value="6.068324" calcext:value-type="float">
            <text:p>6.068324</text:p>
          </table:table-cell>
          <table:table-cell office:value-type="string" calcext:value-type="string">
            <text:p>2.833088e-01))</text:p>
          </table:table-cell>
        </table:table-row>
        <table:table-row table:style-name="ro1">
          <table:table-cell office:value-type="float" office:value="0.566111" calcext:value-type="float">
            <text:p>0.566111</text:p>
          </table:table-cell>
          <table:table-cell office:value-type="string" calcext:value-type="string">
            <text:p>((-1.292146e+01</text:p>
          </table:table-cell>
          <table:table-cell office:value-type="float" office:value="3.744279E-018" calcext:value-type="float">
            <text:p>3.744279E-18</text:p>
          </table:table-cell>
          <table:table-cell office:value-type="string" calcext:value-type="string">
            <text:p>6.103365e+02)</text:p>
          </table:table-cell>
          <table:table-cell office:value-type="string" calcext:value-type="string">
            <text:p>(5.702344e+00</text:p>
          </table:table-cell>
          <table:table-cell office:value-type="float" office:value="7.114983E-021" calcext:value-type="float">
            <text:p>7.114983E-21</text:p>
          </table:table-cell>
          <table:table-cell office:value-type="string" calcext:value-type="string">
            <text:p>-1.765539e+00))</text:p>
          </table:table-cell>
          <table:table-cell office:value-type="string" calcext:value-type="string">
            <text:p>((-3.051683e+01</text:p>
          </table:table-cell>
          <table:table-cell office:value-type="float" office:value="-181.9495" calcext:value-type="float">
            <text:p>-181.9495</text:p>
          </table:table-cell>
          <table:table-cell office:value-type="string" calcext:value-type="string">
            <text:p>-6.460729e-01)</text:p>
          </table:table-cell>
          <table:table-cell office:value-type="string" calcext:value-type="string">
            <text:p>(8.827693e-02</text:p>
          </table:table-cell>
          <table:table-cell office:value-type="float" office:value="6.100425" calcext:value-type="float">
            <text:p>6.100425</text:p>
          </table:table-cell>
          <table:table-cell office:value-type="string" calcext:value-type="string">
            <text:p>2.851172e-01))</text:p>
          </table:table-cell>
        </table:table-row>
        <table:table-row table:style-name="ro1">
          <table:table-cell office:value-type="float" office:value="0.566667" calcext:value-type="float">
            <text:p>0.566667</text:p>
          </table:table-cell>
          <table:table-cell office:value-type="string" calcext:value-type="string">
            <text:p>((-1.293050e+01</text:p>
          </table:table-cell>
          <table:table-cell office:value-type="float" office:value="3.744256E-018" calcext:value-type="float">
            <text:p>3.744256E-18</text:p>
          </table:table-cell>
          <table:table-cell office:value-type="string" calcext:value-type="string">
            <text:p>6.103908e+02)</text:p>
          </table:table-cell>
          <table:table-cell office:value-type="string" calcext:value-type="string">
            <text:p>(5.739084e+00</text:p>
          </table:table-cell>
          <table:table-cell office:value-type="float" office:value="7.644048E-021" calcext:value-type="float">
            <text:p>7.644048E-21</text:p>
          </table:table-cell>
          <table:table-cell office:value-type="string" calcext:value-type="string">
            <text:p>-1.739030e+00))</text:p>
          </table:table-cell>
          <table:table-cell office:value-type="string" calcext:value-type="string">
            <text:p>((-3.051954e+01</text:p>
          </table:table-cell>
          <table:table-cell office:value-type="float" office:value="-181.9398" calcext:value-type="float">
            <text:p>-181.9398</text:p>
          </table:table-cell>
          <table:table-cell office:value-type="string" calcext:value-type="string">
            <text:p>-6.465250e-01)</text:p>
          </table:table-cell>
          <table:table-cell office:value-type="string" calcext:value-type="string">
            <text:p>(8.695150e-02</text:p>
          </table:table-cell>
          <table:table-cell office:value-type="float" office:value="6.132416" calcext:value-type="float">
            <text:p>6.132416</text:p>
          </table:table-cell>
          <table:table-cell office:value-type="string" calcext:value-type="string">
            <text:p>2.869542e-01))</text:p>
          </table:table-cell>
        </table:table-row>
        <table:table-row table:style-name="ro1">
          <table:table-cell office:value-type="float" office:value="0.567222" calcext:value-type="float">
            <text:p>0.567222</text:p>
          </table:table-cell>
          <table:table-cell office:value-type="string" calcext:value-type="string">
            <text:p>((-1.293524e+01</text:p>
          </table:table-cell>
          <table:table-cell office:value-type="float" office:value="3.743095E-018" calcext:value-type="float">
            <text:p>3.743095E-18</text:p>
          </table:table-cell>
          <table:table-cell office:value-type="string" calcext:value-type="string">
            <text:p>6.104843e+02)</text:p>
          </table:table-cell>
          <table:table-cell office:value-type="string" calcext:value-type="string">
            <text:p>(5.775743e+00</text:p>
          </table:table-cell>
          <table:table-cell office:value-type="float" office:value="8.212749E-021" calcext:value-type="float">
            <text:p>8.212749E-21</text:p>
          </table:table-cell>
          <table:table-cell office:value-type="string" calcext:value-type="string">
            <text:p>-1.710722e+00))</text:p>
          </table:table-cell>
          <table:table-cell office:value-type="string" calcext:value-type="string">
            <text:p>((-3.052422e+01</text:p>
          </table:table-cell>
          <table:table-cell office:value-type="float" office:value="-181.9506" calcext:value-type="float">
            <text:p>-181.9506</text:p>
          </table:table-cell>
          <table:table-cell office:value-type="string" calcext:value-type="string">
            <text:p>-6.467622e-01)</text:p>
          </table:table-cell>
          <table:table-cell office:value-type="string" calcext:value-type="string">
            <text:p>(8.553612e-02</text:p>
          </table:table-cell>
          <table:table-cell office:value-type="float" office:value="6.163854" calcext:value-type="float">
            <text:p>6.163854</text:p>
          </table:table-cell>
          <table:table-cell office:value-type="string" calcext:value-type="string">
            <text:p>2.887871e-01))</text:p>
          </table:table-cell>
        </table:table-row>
        <table:table-row table:style-name="ro1">
          <table:table-cell office:value-type="float" office:value="0.567778" calcext:value-type="float">
            <text:p>0.567778</text:p>
          </table:table-cell>
          <table:table-cell office:value-type="string" calcext:value-type="string">
            <text:p>((-1.293642e+01</text:p>
          </table:table-cell>
          <table:table-cell office:value-type="float" office:value="3.73714E-018" calcext:value-type="float">
            <text:p>3.73714E-18</text:p>
          </table:table-cell>
          <table:table-cell office:value-type="string" calcext:value-type="string">
            <text:p>6.105838e+02)</text:p>
          </table:table-cell>
          <table:table-cell office:value-type="string" calcext:value-type="string">
            <text:p>(5.811444e+00</text:p>
          </table:table-cell>
          <table:table-cell office:value-type="float" office:value="8.800108E-021" calcext:value-type="float">
            <text:p>8.800108E-21</text:p>
          </table:table-cell>
          <table:table-cell office:value-type="string" calcext:value-type="string">
            <text:p>-1.681223e+00))</text:p>
          </table:table-cell>
          <table:table-cell office:value-type="string" calcext:value-type="string">
            <text:p>((-3.052919e+01</text:p>
          </table:table-cell>
          <table:table-cell office:value-type="float" office:value="-181.9698" calcext:value-type="float">
            <text:p>-181.9698</text:p>
          </table:table-cell>
          <table:table-cell office:value-type="string" calcext:value-type="string">
            <text:p>-6.468212e-01)</text:p>
          </table:table-cell>
          <table:table-cell office:value-type="string" calcext:value-type="string">
            <text:p>(8.406115e-02</text:p>
          </table:table-cell>
          <table:table-cell office:value-type="float" office:value="6.193963" calcext:value-type="float">
            <text:p>6.193963</text:p>
          </table:table-cell>
          <table:table-cell office:value-type="string" calcext:value-type="string">
            <text:p>2.905722e-01))</text:p>
          </table:table-cell>
        </table:table-row>
        <table:table-row table:style-name="ro1">
          <table:table-cell office:value-type="float" office:value="0.568333" calcext:value-type="float">
            <text:p>0.568333</text:p>
          </table:table-cell>
          <table:table-cell office:value-type="string" calcext:value-type="string">
            <text:p>((-1.295817e+01</text:p>
          </table:table-cell>
          <table:table-cell office:value-type="float" office:value="3.735283E-018" calcext:value-type="float">
            <text:p>3.735283E-18</text:p>
          </table:table-cell>
          <table:table-cell office:value-type="string" calcext:value-type="string">
            <text:p>6.104398e+02)</text:p>
          </table:table-cell>
          <table:table-cell office:value-type="string" calcext:value-type="string">
            <text:p>(5.845713e+00</text:p>
          </table:table-cell>
          <table:table-cell office:value-type="float" office:value="9.39105E-021" calcext:value-type="float">
            <text:p>9.39105E-21</text:p>
          </table:table-cell>
          <table:table-cell office:value-type="string" calcext:value-type="string">
            <text:p>-1.651165e+00))</text:p>
          </table:table-cell>
          <table:table-cell office:value-type="string" calcext:value-type="string">
            <text:p>((-3.052199e+01</text:p>
          </table:table-cell>
          <table:table-cell office:value-type="float" office:value="-181.8524" calcext:value-type="float">
            <text:p>-181.8524</text:p>
          </table:table-cell>
          <table:table-cell office:value-type="string" calcext:value-type="string">
            <text:p>-6.479083e-01)</text:p>
          </table:table-cell>
          <table:table-cell office:value-type="string" calcext:value-type="string">
            <text:p>(8.255825e-02</text:p>
          </table:table-cell>
          <table:table-cell office:value-type="float" office:value="6.222406" calcext:value-type="float">
            <text:p>6.222406</text:p>
          </table:table-cell>
          <table:table-cell office:value-type="string" calcext:value-type="string">
            <text:p>2.922856e-01))</text:p>
          </table:table-cell>
        </table:table-row>
        <table:table-row table:style-name="ro1">
          <table:table-cell office:value-type="float" office:value="0.568889" calcext:value-type="float">
            <text:p>0.568889</text:p>
          </table:table-cell>
          <table:table-cell office:value-type="string" calcext:value-type="string">
            <text:p>((-1.294851e+01</text:p>
          </table:table-cell>
          <table:table-cell office:value-type="float" office:value="3.736932E-018" calcext:value-type="float">
            <text:p>3.736932E-18</text:p>
          </table:table-cell>
          <table:table-cell office:value-type="string" calcext:value-type="string">
            <text:p>6.106986e+02)</text:p>
          </table:table-cell>
          <table:table-cell office:value-type="string" calcext:value-type="string">
            <text:p>(5.878271e+00</text:p>
          </table:table-cell>
          <table:table-cell office:value-type="float" office:value="9.968331E-021" calcext:value-type="float">
            <text:p>9.968331E-21</text:p>
          </table:table-cell>
          <table:table-cell office:value-type="string" calcext:value-type="string">
            <text:p>-1.620989e+00))</text:p>
          </table:table-cell>
          <table:table-cell office:value-type="string" calcext:value-type="string">
            <text:p>((-3.053493e+01</text:p>
          </table:table-cell>
          <table:table-cell office:value-type="float" office:value="-181.9586" calcext:value-type="float">
            <text:p>-181.9586</text:p>
          </table:table-cell>
          <table:table-cell office:value-type="string" calcext:value-type="string">
            <text:p>-6.474253e-01)</text:p>
          </table:table-cell>
          <table:table-cell office:value-type="string" calcext:value-type="string">
            <text:p>(8.104943e-02</text:p>
          </table:table-cell>
          <table:table-cell office:value-type="float" office:value="6.248998" calcext:value-type="float">
            <text:p>6.248998</text:p>
          </table:table-cell>
          <table:table-cell office:value-type="string" calcext:value-type="string">
            <text:p>2.939135e-01))</text:p>
          </table:table-cell>
        </table:table-row>
        <table:table-row table:style-name="ro1">
          <table:table-cell office:value-type="float" office:value="0.569444" calcext:value-type="float">
            <text:p>0.569444</text:p>
          </table:table-cell>
          <table:table-cell office:value-type="string" calcext:value-type="string">
            <text:p>((-1.297210e+01</text:p>
          </table:table-cell>
          <table:table-cell office:value-type="float" office:value="3.731101E-018" calcext:value-type="float">
            <text:p>3.731101E-18</text:p>
          </table:table-cell>
          <table:table-cell office:value-type="string" calcext:value-type="string">
            <text:p>6.105500e+02)</text:p>
          </table:table-cell>
          <table:table-cell office:value-type="string" calcext:value-type="string">
            <text:p>(5.908789e+00</text:p>
          </table:table-cell>
          <table:table-cell office:value-type="float" office:value="1.052532E-020" calcext:value-type="float">
            <text:p>1.052532E-20</text:p>
          </table:table-cell>
          <table:table-cell office:value-type="string" calcext:value-type="string">
            <text:p>-1.590927e+00))</text:p>
          </table:table-cell>
          <table:table-cell office:value-type="string" calcext:value-type="string">
            <text:p>((-3.052750e+01</text:p>
          </table:table-cell>
          <table:table-cell office:value-type="float" office:value="-181.8398" calcext:value-type="float">
            <text:p>-181.8398</text:p>
          </table:table-cell>
          <table:table-cell office:value-type="string" calcext:value-type="string">
            <text:p>-6.486049e-01)</text:p>
          </table:table-cell>
          <table:table-cell office:value-type="string" calcext:value-type="string">
            <text:p>(7.954636e-02</text:p>
          </table:table-cell>
          <table:table-cell office:value-type="float" office:value="6.273444" calcext:value-type="float">
            <text:p>6.273444</text:p>
          </table:table-cell>
          <table:table-cell office:value-type="string" calcext:value-type="string">
            <text:p>2.954394e-01))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string" calcext:value-type="string">
            <text:p>((-1.297801e+01</text:p>
          </table:table-cell>
          <table:table-cell office:value-type="float" office:value="3.735372E-018" calcext:value-type="float">
            <text:p>3.735372E-18</text:p>
          </table:table-cell>
          <table:table-cell office:value-type="string" calcext:value-type="string">
            <text:p>6.106285e+02)</text:p>
          </table:table-cell>
          <table:table-cell office:value-type="string" calcext:value-type="string">
            <text:p>(5.937064e+00</text:p>
          </table:table-cell>
          <table:table-cell office:value-type="float" office:value="1.104548E-020" calcext:value-type="float">
            <text:p>1.104548E-20</text:p>
          </table:table-cell>
          <table:table-cell office:value-type="string" calcext:value-type="string">
            <text:p>-1.561121e+00))</text:p>
          </table:table-cell>
          <table:table-cell office:value-type="string" calcext:value-type="string">
            <text:p>((-3.053143e+01</text:p>
          </table:table-cell>
          <table:table-cell office:value-type="float" office:value="-181.8445" calcext:value-type="float">
            <text:p>-181.8445</text:p>
          </table:table-cell>
          <table:table-cell office:value-type="string" calcext:value-type="string">
            <text:p>-6.489007e-01)</text:p>
          </table:table-cell>
          <table:table-cell office:value-type="string" calcext:value-type="string">
            <text:p>(7.805607e-02</text:p>
          </table:table-cell>
          <table:table-cell office:value-type="float" office:value="6.295559" calcext:value-type="float">
            <text:p>6.295559</text:p>
          </table:table-cell>
          <table:table-cell office:value-type="string" calcext:value-type="string">
            <text:p>2.968532e-01))</text:p>
          </table:table-cell>
        </table:table-row>
        <table:table-row table:style-name="ro1">
          <table:table-cell office:value-type="float" office:value="0.570556" calcext:value-type="float">
            <text:p>0.570556</text:p>
          </table:table-cell>
          <table:table-cell office:value-type="string" calcext:value-type="string">
            <text:p>((-1.298802e+01</text:p>
          </table:table-cell>
          <table:table-cell office:value-type="float" office:value="3.735809E-018" calcext:value-type="float">
            <text:p>3.735809E-18</text:p>
          </table:table-cell>
          <table:table-cell office:value-type="string" calcext:value-type="string">
            <text:p>6.106773e+02)</text:p>
          </table:table-cell>
          <table:table-cell office:value-type="string" calcext:value-type="string">
            <text:p>(5.964145e+00</text:p>
          </table:table-cell>
          <table:table-cell office:value-type="float" office:value="1.153437E-020" calcext:value-type="float">
            <text:p>1.153437E-20</text:p>
          </table:table-cell>
          <table:table-cell office:value-type="string" calcext:value-type="string">
            <text:p>-1.532694e+00))</text:p>
          </table:table-cell>
          <table:table-cell office:value-type="string" calcext:value-type="string">
            <text:p>((-3.053386e+01</text:p>
          </table:table-cell>
          <table:table-cell office:value-type="float" office:value="-181.8372" calcext:value-type="float">
            <text:p>-181.8372</text:p>
          </table:table-cell>
          <table:table-cell office:value-type="string" calcext:value-type="string">
            <text:p>-6.494009e-01)</text:p>
          </table:table-cell>
          <table:table-cell office:value-type="string" calcext:value-type="string">
            <text:p>(7.663469e-02</text:p>
          </table:table-cell>
          <table:table-cell office:value-type="float" office:value="6.316767" calcext:value-type="float">
            <text:p>6.316767</text:p>
          </table:table-cell>
          <table:table-cell office:value-type="string" calcext:value-type="string">
            <text:p>2.982073e-01))</text:p>
          </table:table-cell>
        </table:table-row>
        <table:table-row table:style-name="ro1">
          <table:table-cell office:value-type="float" office:value="0.571111" calcext:value-type="float">
            <text:p>0.571111</text:p>
          </table:table-cell>
          <table:table-cell office:value-type="string" calcext:value-type="string">
            <text:p>((-1.299594e+01</text:p>
          </table:table-cell>
          <table:table-cell office:value-type="float" office:value="3.732969E-018" calcext:value-type="float">
            <text:p>3.732969E-18</text:p>
          </table:table-cell>
          <table:table-cell office:value-type="string" calcext:value-type="string">
            <text:p>6.107125e+02)</text:p>
          </table:table-cell>
          <table:table-cell office:value-type="string" calcext:value-type="string">
            <text:p>(5.989959e+00</text:p>
          </table:table-cell>
          <table:table-cell office:value-type="float" office:value="1.206972E-020" calcext:value-type="float">
            <text:p>1.206972E-20</text:p>
          </table:table-cell>
          <table:table-cell office:value-type="string" calcext:value-type="string">
            <text:p>-1.505371e+00))</text:p>
          </table:table-cell>
          <table:table-cell office:value-type="string" calcext:value-type="string">
            <text:p>((-3.053563e+01</text:p>
          </table:table-cell>
          <table:table-cell office:value-type="float" office:value="-181.8257" calcext:value-type="float">
            <text:p>-181.8257</text:p>
          </table:table-cell>
          <table:table-cell office:value-type="string" calcext:value-type="string">
            <text:p>-6.497969e-01)</text:p>
          </table:table-cell>
          <table:table-cell office:value-type="string" calcext:value-type="string">
            <text:p>(7.526855e-02</text:p>
          </table:table-cell>
          <table:table-cell office:value-type="float" office:value="6.336914" calcext:value-type="float">
            <text:p>6.336914</text:p>
          </table:table-cell>
          <table:table-cell office:value-type="string" calcext:value-type="string">
            <text:p>2.994979e-01))</text:p>
          </table:table-cell>
        </table:table-row>
        <table:table-row table:style-name="ro1">
          <table:table-cell office:value-type="float" office:value="0.571667" calcext:value-type="float">
            <text:p>0.571667</text:p>
          </table:table-cell>
          <table:table-cell office:value-type="string" calcext:value-type="string">
            <text:p>((-1.300685e+01</text:p>
          </table:table-cell>
          <table:table-cell office:value-type="float" office:value="3.725826E-018" calcext:value-type="float">
            <text:p>3.725826E-18</text:p>
          </table:table-cell>
          <table:table-cell office:value-type="string" calcext:value-type="string">
            <text:p>6.106774e+02)</text:p>
          </table:table-cell>
          <table:table-cell office:value-type="string" calcext:value-type="string">
            <text:p>(6.013485e+00</text:p>
          </table:table-cell>
          <table:table-cell office:value-type="float" office:value="1.248589E-020" calcext:value-type="float">
            <text:p>1.248589E-20</text:p>
          </table:table-cell>
          <table:table-cell office:value-type="string" calcext:value-type="string">
            <text:p>-1.478822e+00))</text:p>
          </table:table-cell>
          <table:table-cell office:value-type="string" calcext:value-type="string">
            <text:p>((-3.053387e+01</text:p>
          </table:table-cell>
          <table:table-cell office:value-type="float" office:value="-181.7793" calcext:value-type="float">
            <text:p>-181.7793</text:p>
          </table:table-cell>
          <table:table-cell office:value-type="string" calcext:value-type="string">
            <text:p>-6.503425e-01)</text:p>
          </table:table-cell>
          <table:table-cell office:value-type="string" calcext:value-type="string">
            <text:p>(7.394110e-02</text:p>
          </table:table-cell>
          <table:table-cell office:value-type="float" office:value="6.354827" calcext:value-type="float">
            <text:p>6.354827</text:p>
          </table:table-cell>
          <table:table-cell office:value-type="string" calcext:value-type="string">
            <text:p>3.006742e-01))</text:p>
          </table:table-cell>
        </table:table-row>
        <table:table-row table:style-name="ro1">
          <table:table-cell office:value-type="float" office:value="0.572222" calcext:value-type="float">
            <text:p>0.572222</text:p>
          </table:table-cell>
          <table:table-cell office:value-type="string" calcext:value-type="string">
            <text:p>((-1.302776e+01</text:p>
          </table:table-cell>
          <table:table-cell office:value-type="float" office:value="3.728968E-018" calcext:value-type="float">
            <text:p>3.728968E-18</text:p>
          </table:table-cell>
          <table:table-cell office:value-type="string" calcext:value-type="string">
            <text:p>6.105658e+02)</text:p>
          </table:table-cell>
          <table:table-cell office:value-type="string" calcext:value-type="string">
            <text:p>(6.033484e+00</text:p>
          </table:table-cell>
          <table:table-cell office:value-type="float" office:value="1.278893E-020" calcext:value-type="float">
            <text:p>1.278893E-20</text:p>
          </table:table-cell>
          <table:table-cell office:value-type="string" calcext:value-type="string">
            <text:p>-1.452300e+00))</text:p>
          </table:table-cell>
          <table:table-cell office:value-type="string" calcext:value-type="string">
            <text:p>((-3.052829e+01</text:p>
          </table:table-cell>
          <table:table-cell office:value-type="float" office:value="-181.6861" calcext:value-type="float">
            <text:p>-181.6861</text:p>
          </table:table-cell>
          <table:table-cell office:value-type="string" calcext:value-type="string">
            <text:p>-6.513878e-01)</text:p>
          </table:table-cell>
          <table:table-cell office:value-type="string" calcext:value-type="string">
            <text:p>(7.261500e-02</text:p>
          </table:table-cell>
          <table:table-cell office:value-type="float" office:value="6.368973" calcext:value-type="float">
            <text:p>6.368973</text:p>
          </table:table-cell>
          <table:table-cell office:value-type="string" calcext:value-type="string">
            <text:p>3.016742e-01))</text:p>
          </table:table-cell>
        </table:table-row>
        <table:table-row table:style-name="ro1">
          <table:table-cell office:value-type="float" office:value="0.572778" calcext:value-type="float">
            <text:p>0.572778</text:p>
          </table:table-cell>
          <table:table-cell office:value-type="string" calcext:value-type="string">
            <text:p>((-1.305406e+01</text:p>
          </table:table-cell>
          <table:table-cell office:value-type="float" office:value="3.735353E-018" calcext:value-type="float">
            <text:p>3.735353E-18</text:p>
          </table:table-cell>
          <table:table-cell office:value-type="string" calcext:value-type="string">
            <text:p>6.104447e+02)</text:p>
          </table:table-cell>
          <table:table-cell office:value-type="string" calcext:value-type="string">
            <text:p>(6.051124e+00</text:p>
          </table:table-cell>
          <table:table-cell office:value-type="float" office:value="1.300422E-020" calcext:value-type="float">
            <text:p>1.300422E-20</text:p>
          </table:table-cell>
          <table:table-cell office:value-type="string" calcext:value-type="string">
            <text:p>-1.425884e+00))</text:p>
          </table:table-cell>
          <table:table-cell office:value-type="string" calcext:value-type="string">
            <text:p>((-3.052224e+01</text:p>
          </table:table-cell>
          <table:table-cell office:value-type="float" office:value="-181.5876" calcext:value-type="float">
            <text:p>-181.5876</text:p>
          </table:table-cell>
          <table:table-cell office:value-type="string" calcext:value-type="string">
            <text:p>-6.527032e-01)</text:p>
          </table:table-cell>
          <table:table-cell office:value-type="string" calcext:value-type="string">
            <text:p>(7.129418e-02</text:p>
          </table:table-cell>
          <table:table-cell office:value-type="float" office:value="6.380612" calcext:value-type="float">
            <text:p>6.380612</text:p>
          </table:table-cell>
          <table:table-cell office:value-type="string" calcext:value-type="string">
            <text:p>3.025562e-01))</text:p>
          </table:table-cell>
        </table:table-row>
        <table:table-row table:style-name="ro1">
          <table:table-cell office:value-type="float" office:value="0.573333" calcext:value-type="float">
            <text:p>0.573333</text:p>
          </table:table-cell>
          <table:table-cell office:value-type="string" calcext:value-type="string">
            <text:p>((-1.308239e+01</text:p>
          </table:table-cell>
          <table:table-cell office:value-type="float" office:value="3.740234E-018" calcext:value-type="float">
            <text:p>3.740234E-18</text:p>
          </table:table-cell>
          <table:table-cell office:value-type="string" calcext:value-type="string">
            <text:p>6.103267e+02)</text:p>
          </table:table-cell>
          <table:table-cell office:value-type="string" calcext:value-type="string">
            <text:p>(6.067190e+00</text:p>
          </table:table-cell>
          <table:table-cell office:value-type="float" office:value="1.314837E-020" calcext:value-type="float">
            <text:p>1.314837E-20</text:p>
          </table:table-cell>
          <table:table-cell office:value-type="string" calcext:value-type="string">
            <text:p>-1.399931e+00))</text:p>
          </table:table-cell>
          <table:table-cell office:value-type="string" calcext:value-type="string">
            <text:p>((-3.051633e+01</text:p>
          </table:table-cell>
          <table:table-cell office:value-type="float" office:value="-181.4928" calcext:value-type="float">
            <text:p>-181.4928</text:p>
          </table:table-cell>
          <table:table-cell office:value-type="string" calcext:value-type="string">
            <text:p>-6.541193e-01)</text:p>
          </table:table-cell>
          <table:table-cell office:value-type="string" calcext:value-type="string">
            <text:p>(6.999653e-02</text:p>
          </table:table-cell>
          <table:table-cell office:value-type="float" office:value="6.390683" calcext:value-type="float">
            <text:p>6.390683</text:p>
          </table:table-cell>
          <table:table-cell office:value-type="string" calcext:value-type="string">
            <text:p>3.033595e-01))</text:p>
          </table:table-cell>
        </table:table-row>
        <table:table-row table:style-name="ro1">
          <table:table-cell office:value-type="float" office:value="0.573889" calcext:value-type="float">
            <text:p>0.573889</text:p>
          </table:table-cell>
          <table:table-cell office:value-type="string" calcext:value-type="string">
            <text:p>((-1.311127e+01</text:p>
          </table:table-cell>
          <table:table-cell office:value-type="float" office:value="3.745589E-018" calcext:value-type="float">
            <text:p>3.745589E-18</text:p>
          </table:table-cell>
          <table:table-cell office:value-type="string" calcext:value-type="string">
            <text:p>6.102025e+02)</text:p>
          </table:table-cell>
          <table:table-cell office:value-type="string" calcext:value-type="string">
            <text:p>(6.080984e+00</text:p>
          </table:table-cell>
          <table:table-cell office:value-type="float" office:value="1.316933E-020" calcext:value-type="float">
            <text:p>1.316933E-20</text:p>
          </table:table-cell>
          <table:table-cell office:value-type="string" calcext:value-type="string">
            <text:p>-1.374864e+00))</text:p>
          </table:table-cell>
          <table:table-cell office:value-type="string" calcext:value-type="string">
            <text:p>((-3.051012e+01</text:p>
          </table:table-cell>
          <table:table-cell office:value-type="float" office:value="-181.3948" calcext:value-type="float">
            <text:p>-181.3948</text:p>
          </table:table-cell>
          <table:table-cell office:value-type="string" calcext:value-type="string">
            <text:p>-6.555637e-01)</text:p>
          </table:table-cell>
          <table:table-cell office:value-type="string" calcext:value-type="string">
            <text:p>(6.874322e-02</text:p>
          </table:table-cell>
          <table:table-cell office:value-type="float" office:value="6.398559" calcext:value-type="float">
            <text:p>6.398559</text:p>
          </table:table-cell>
          <table:table-cell office:value-type="string" calcext:value-type="string">
            <text:p>3.040492e-01))</text:p>
          </table:table-cell>
        </table:table-row>
        <table:table-row table:style-name="ro1">
          <table:table-cell office:value-type="float" office:value="0.574444" calcext:value-type="float">
            <text:p>0.574444</text:p>
          </table:table-cell>
          <table:table-cell office:value-type="string" calcext:value-type="string">
            <text:p>((-1.313950e+01</text:p>
          </table:table-cell>
          <table:table-cell office:value-type="float" office:value="3.751838E-018" calcext:value-type="float">
            <text:p>3.751838E-18</text:p>
          </table:table-cell>
          <table:table-cell office:value-type="string" calcext:value-type="string">
            <text:p>6.100822e+02)</text:p>
          </table:table-cell>
          <table:table-cell office:value-type="string" calcext:value-type="string">
            <text:p>(6.093854e+00</text:p>
          </table:table-cell>
          <table:table-cell office:value-type="float" office:value="1.304653E-020" calcext:value-type="float">
            <text:p>1.304653E-20</text:p>
          </table:table-cell>
          <table:table-cell office:value-type="string" calcext:value-type="string">
            <text:p>-1.350599e+00))</text:p>
          </table:table-cell>
          <table:table-cell office:value-type="string" calcext:value-type="string">
            <text:p>((-3.050411e+01</text:p>
          </table:table-cell>
          <table:table-cell office:value-type="float" office:value="-181.2972" calcext:value-type="float">
            <text:p>-181.2972</text:p>
          </table:table-cell>
          <table:table-cell office:value-type="string" calcext:value-type="string">
            <text:p>-6.569748e-01)</text:p>
          </table:table-cell>
          <table:table-cell office:value-type="string" calcext:value-type="string">
            <text:p>(6.752994e-02</text:p>
          </table:table-cell>
          <table:table-cell office:value-type="float" office:value="6.405661" calcext:value-type="float">
            <text:p>6.405661</text:p>
          </table:table-cell>
          <table:table-cell office:value-type="string" calcext:value-type="string">
            <text:p>3.046927e-01))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string" calcext:value-type="string">
            <text:p>((-1.316146e+01</text:p>
          </table:table-cell>
          <table:table-cell office:value-type="float" office:value="3.757644E-018" calcext:value-type="float">
            <text:p>3.757644E-18</text:p>
          </table:table-cell>
          <table:table-cell office:value-type="string" calcext:value-type="string">
            <text:p>6.100190e+02)</text:p>
          </table:table-cell>
          <table:table-cell office:value-type="string" calcext:value-type="string">
            <text:p>(6.109120e+00</text:p>
          </table:table-cell>
          <table:table-cell office:value-type="float" office:value="1.311603E-020" calcext:value-type="float">
            <text:p>1.311603E-20</text:p>
          </table:table-cell>
          <table:table-cell office:value-type="string" calcext:value-type="string">
            <text:p>-1.326058e+00))</text:p>
          </table:table-cell>
          <table:table-cell office:value-type="string" calcext:value-type="string">
            <text:p>((-3.050095e+01</text:p>
          </table:table-cell>
          <table:table-cell office:value-type="float" office:value="-181.2299" calcext:value-type="float">
            <text:p>-181.2299</text:p>
          </table:table-cell>
          <table:table-cell office:value-type="string" calcext:value-type="string">
            <text:p>-6.580728e-01)</text:p>
          </table:table-cell>
          <table:table-cell office:value-type="string" calcext:value-type="string">
            <text:p>(6.630290e-02</text:p>
          </table:table-cell>
          <table:table-cell office:value-type="float" office:value="6.415253" calcext:value-type="float">
            <text:p>6.415253</text:p>
          </table:table-cell>
          <table:table-cell office:value-type="string" calcext:value-type="string">
            <text:p>3.054560e-01))</text:p>
          </table:table-cell>
        </table:table-row>
        <table:table-row table:style-name="ro1">
          <table:table-cell office:value-type="float" office:value="0.575556" calcext:value-type="float">
            <text:p>0.575556</text:p>
          </table:table-cell>
          <table:table-cell office:value-type="string" calcext:value-type="string">
            <text:p>((-1.317989e+01</text:p>
          </table:table-cell>
          <table:table-cell office:value-type="float" office:value="3.76189E-018" calcext:value-type="float">
            <text:p>3.76189E-18</text:p>
          </table:table-cell>
          <table:table-cell office:value-type="string" calcext:value-type="string">
            <text:p>6.099824e+02)</text:p>
          </table:table-cell>
          <table:table-cell office:value-type="string" calcext:value-type="string">
            <text:p>(6.127779e+00</text:p>
          </table:table-cell>
          <table:table-cell office:value-type="float" office:value="1.319662E-020" calcext:value-type="float">
            <text:p>1.319662E-20</text:p>
          </table:table-cell>
          <table:table-cell office:value-type="string" calcext:value-type="string">
            <text:p>-1.301888e+00))</text:p>
          </table:table-cell>
          <table:table-cell office:value-type="string" calcext:value-type="string">
            <text:p>((-3.049912e+01</text:p>
          </table:table-cell>
          <table:table-cell office:value-type="float" office:value="-181.1768" calcext:value-type="float">
            <text:p>-181.1768</text:p>
          </table:table-cell>
          <table:table-cell office:value-type="string" calcext:value-type="string">
            <text:p>-6.589946e-01)</text:p>
          </table:table-cell>
          <table:table-cell office:value-type="string" calcext:value-type="string">
            <text:p>(6.509438e-02</text:p>
          </table:table-cell>
          <table:table-cell office:value-type="float" office:value="6.428558" calcext:value-type="float">
            <text:p>6.428558</text:p>
          </table:table-cell>
          <table:table-cell office:value-type="string" calcext:value-type="string">
            <text:p>3.063889e-01))</text:p>
          </table:table-cell>
        </table:table-row>
        <table:table-row table:style-name="ro1">
          <table:table-cell office:value-type="float" office:value="0.576111" calcext:value-type="float">
            <text:p>0.576111</text:p>
          </table:table-cell>
          <table:table-cell office:value-type="string" calcext:value-type="string">
            <text:p>((-1.319408e+01</text:p>
          </table:table-cell>
          <table:table-cell office:value-type="float" office:value="3.764841E-018" calcext:value-type="float">
            <text:p>3.764841E-18</text:p>
          </table:table-cell>
          <table:table-cell office:value-type="string" calcext:value-type="string">
            <text:p>6.099817e+02)</text:p>
          </table:table-cell>
          <table:table-cell office:value-type="string" calcext:value-type="string">
            <text:p>(6.153453e+00</text:p>
          </table:table-cell>
          <table:table-cell office:value-type="float" office:value="1.336075E-020" calcext:value-type="float">
            <text:p>1.336075E-20</text:p>
          </table:table-cell>
          <table:table-cell office:value-type="string" calcext:value-type="string">
            <text:p>-1.281189e+00))</text:p>
          </table:table-cell>
          <table:table-cell office:value-type="string" calcext:value-type="string">
            <text:p>((-3.049908e+01</text:p>
          </table:table-cell>
          <table:table-cell office:value-type="float" office:value="-181.1429" calcext:value-type="float">
            <text:p>-181.1429</text:p>
          </table:table-cell>
          <table:table-cell office:value-type="string" calcext:value-type="string">
            <text:p>-6.597042e-01)</text:p>
          </table:table-cell>
          <table:table-cell office:value-type="string" calcext:value-type="string">
            <text:p>(6.405945e-02</text:p>
          </table:table-cell>
          <table:table-cell office:value-type="float" office:value="6.450289" calcext:value-type="float">
            <text:p>6.450289</text:p>
          </table:table-cell>
          <table:table-cell office:value-type="string" calcext:value-type="string">
            <text:p>3.076726e-01))</text:p>
          </table:table-cell>
        </table:table-row>
        <table:table-row table:style-name="ro1">
          <table:table-cell office:value-type="float" office:value="0.576667" calcext:value-type="float">
            <text:p>0.576667</text:p>
          </table:table-cell>
          <table:table-cell office:value-type="string" calcext:value-type="string">
            <text:p>((-1.320100e+01</text:p>
          </table:table-cell>
          <table:table-cell office:value-type="float" office:value="3.765573E-018" calcext:value-type="float">
            <text:p>3.765573E-18</text:p>
          </table:table-cell>
          <table:table-cell office:value-type="string" calcext:value-type="string">
            <text:p>6.100403e+02)</text:p>
          </table:table-cell>
          <table:table-cell office:value-type="string" calcext:value-type="string">
            <text:p>(6.168853e+00</text:p>
          </table:table-cell>
          <table:table-cell office:value-type="float" office:value="1.36009E-020" calcext:value-type="float">
            <text:p>1.36009E-20</text:p>
          </table:table-cell>
          <table:table-cell office:value-type="string" calcext:value-type="string">
            <text:p>-1.273877e+00))</text:p>
          </table:table-cell>
          <table:table-cell office:value-type="string" calcext:value-type="string">
            <text:p>((-3.050202e+01</text:p>
          </table:table-cell>
          <table:table-cell office:value-type="float" office:value="-181.1426" calcext:value-type="float">
            <text:p>-181.1426</text:p>
          </table:table-cell>
          <table:table-cell office:value-type="string" calcext:value-type="string">
            <text:p>-6.600500e-01)</text:p>
          </table:table-cell>
          <table:table-cell office:value-type="string" calcext:value-type="string">
            <text:p>(6.369383e-02</text:p>
          </table:table-cell>
          <table:table-cell office:value-type="float" office:value="6.464773" calcext:value-type="float">
            <text:p>6.464773</text:p>
          </table:table-cell>
          <table:table-cell office:value-type="string" calcext:value-type="string">
            <text:p>3.084427e-01))</text:p>
          </table:table-cell>
        </table:table-row>
        <table:table-row table:style-name="ro1">
          <table:table-cell office:value-type="float" office:value="0.577222" calcext:value-type="float">
            <text:p>0.577222</text:p>
          </table:table-cell>
          <table:table-cell office:value-type="string" calcext:value-type="string">
            <text:p>((-1.319753e+01</text:p>
          </table:table-cell>
          <table:table-cell office:value-type="float" office:value="3.755228E-018" calcext:value-type="float">
            <text:p>3.755228E-18</text:p>
          </table:table-cell>
          <table:table-cell office:value-type="string" calcext:value-type="string">
            <text:p>6.101517e+02)</text:p>
          </table:table-cell>
          <table:table-cell office:value-type="string" calcext:value-type="string">
            <text:p>(6.198196e+00</text:p>
          </table:table-cell>
          <table:table-cell office:value-type="float" office:value="1.383132E-020" calcext:value-type="float">
            <text:p>1.383132E-20</text:p>
          </table:table-cell>
          <table:table-cell office:value-type="string" calcext:value-type="string">
            <text:p>-1.271264e+00))</text:p>
          </table:table-cell>
          <table:table-cell office:value-type="string" calcext:value-type="string">
            <text:p>((-3.050758e+01</text:p>
          </table:table-cell>
          <table:table-cell office:value-type="float" office:value="-181.178" calcext:value-type="float">
            <text:p>-181.178</text:p>
          </table:table-cell>
          <table:table-cell office:value-type="string" calcext:value-type="string">
            <text:p>-6.598766e-01)</text:p>
          </table:table-cell>
          <table:table-cell office:value-type="string" calcext:value-type="string">
            <text:p>(6.356322e-02</text:p>
          </table:table-cell>
          <table:table-cell office:value-type="float" office:value="6.495342" calcext:value-type="float">
            <text:p>6.495342</text:p>
          </table:table-cell>
          <table:table-cell office:value-type="string" calcext:value-type="string">
            <text:p>3.099098e-01))</text:p>
          </table:table-cell>
        </table:table-row>
        <table:table-row table:style-name="ro1">
          <table:table-cell office:value-type="float" office:value="0.577778" calcext:value-type="float">
            <text:p>0.577778</text:p>
          </table:table-cell>
          <table:table-cell office:value-type="string" calcext:value-type="string">
            <text:p>((-1.319875e+01</text:p>
          </table:table-cell>
          <table:table-cell office:value-type="float" office:value="3.747994E-018" calcext:value-type="float">
            <text:p>3.747994E-18</text:p>
          </table:table-cell>
          <table:table-cell office:value-type="string" calcext:value-type="string">
            <text:p>6.101941e+02)</text:p>
          </table:table-cell>
          <table:table-cell office:value-type="string" calcext:value-type="string">
            <text:p>(6.242383e+00</text:p>
          </table:table-cell>
          <table:table-cell office:value-type="float" office:value="1.411444E-020" calcext:value-type="float">
            <text:p>1.411444E-20</text:p>
          </table:table-cell>
          <table:table-cell office:value-type="string" calcext:value-type="string">
            <text:p>-1.268275e+00))</text:p>
          </table:table-cell>
          <table:table-cell office:value-type="string" calcext:value-type="string">
            <text:p>((-3.050971e+01</text:p>
          </table:table-cell>
          <table:table-cell office:value-type="float" office:value="-181.1718" calcext:value-type="float">
            <text:p>-181.1718</text:p>
          </table:table-cell>
          <table:table-cell office:value-type="string" calcext:value-type="string">
            <text:p>-6.599373e-01)</text:p>
          </table:table-cell>
          <table:table-cell office:value-type="string" calcext:value-type="string">
            <text:p>(6.341375e-02</text:p>
          </table:table-cell>
          <table:table-cell office:value-type="float" office:value="6.541579" calcext:value-type="float">
            <text:p>6.541579</text:p>
          </table:table-cell>
          <table:table-cell office:value-type="string" calcext:value-type="string">
            <text:p>3.121192e-01))</text:p>
          </table:table-cell>
        </table:table-row>
        <table:table-row table:style-name="ro1">
          <table:table-cell office:value-type="float" office:value="0.578333" calcext:value-type="float">
            <text:p>0.578333</text:p>
          </table:table-cell>
          <table:table-cell office:value-type="string" calcext:value-type="string">
            <text:p>((-1.320216e+01</text:p>
          </table:table-cell>
          <table:table-cell office:value-type="float" office:value="3.746577E-018" calcext:value-type="float">
            <text:p>3.746577E-18</text:p>
          </table:table-cell>
          <table:table-cell office:value-type="string" calcext:value-type="string">
            <text:p>6.102341e+02)</text:p>
          </table:table-cell>
          <table:table-cell office:value-type="string" calcext:value-type="string">
            <text:p>(6.281657e+00</text:p>
          </table:table-cell>
          <table:table-cell office:value-type="float" office:value="1.447559E-020" calcext:value-type="float">
            <text:p>1.447559E-20</text:p>
          </table:table-cell>
          <table:table-cell office:value-type="string" calcext:value-type="string">
            <text:p>-1.262257e+00))</text:p>
          </table:table-cell>
          <table:table-cell office:value-type="string" calcext:value-type="string">
            <text:p>((-3.051171e+01</text:p>
          </table:table-cell>
          <table:table-cell office:value-type="float" office:value="-181.1598" calcext:value-type="float">
            <text:p>-181.1598</text:p>
          </table:table-cell>
          <table:table-cell office:value-type="string" calcext:value-type="string">
            <text:p>-6.601078e-01)</text:p>
          </table:table-cell>
          <table:table-cell office:value-type="string" calcext:value-type="string">
            <text:p>(6.311284e-02</text:p>
          </table:table-cell>
          <table:table-cell office:value-type="float" office:value="6.581809" calcext:value-type="float">
            <text:p>6.581809</text:p>
          </table:table-cell>
          <table:table-cell office:value-type="string" calcext:value-type="string">
            <text:p>3.140829e-01))</text:p>
          </table:table-cell>
        </table:table-row>
        <table:table-row table:style-name="ro1">
          <table:table-cell office:value-type="float" office:value="0.578889" calcext:value-type="float">
            <text:p>0.578889</text:p>
          </table:table-cell>
          <table:table-cell office:value-type="string" calcext:value-type="string">
            <text:p>((-1.320924e+01</text:p>
          </table:table-cell>
          <table:table-cell office:value-type="float" office:value="3.749154E-018" calcext:value-type="float">
            <text:p>3.749154E-18</text:p>
          </table:table-cell>
          <table:table-cell office:value-type="string" calcext:value-type="string">
            <text:p>6.102800e+02)</text:p>
          </table:table-cell>
          <table:table-cell office:value-type="string" calcext:value-type="string">
            <text:p>(6.313648e+00</text:p>
          </table:table-cell>
          <table:table-cell office:value-type="float" office:value="1.491153E-020" calcext:value-type="float">
            <text:p>1.491153E-20</text:p>
          </table:table-cell>
          <table:table-cell office:value-type="string" calcext:value-type="string">
            <text:p>-1.253531e+00))</text:p>
          </table:table-cell>
          <table:table-cell office:value-type="string" calcext:value-type="string">
            <text:p>((-3.051400e+01</text:p>
          </table:table-cell>
          <table:table-cell office:value-type="float" office:value="-181.1506" calcext:value-type="float">
            <text:p>-181.1506</text:p>
          </table:table-cell>
          <table:table-cell office:value-type="string" calcext:value-type="string">
            <text:p>-6.604618e-01)</text:p>
          </table:table-cell>
          <table:table-cell office:value-type="string" calcext:value-type="string">
            <text:p>(6.267653e-02</text:p>
          </table:table-cell>
          <table:table-cell office:value-type="float" office:value="6.613595" calcext:value-type="float">
            <text:p>6.613595</text:p>
          </table:table-cell>
          <table:table-cell office:value-type="string" calcext:value-type="string">
            <text:p>3.156824e-01))</text:p>
          </table:table-cell>
        </table:table-row>
        <table:table-row table:style-name="ro1">
          <table:table-cell office:value-type="float" office:value="0.579444" calcext:value-type="float">
            <text:p>0.579444</text:p>
          </table:table-cell>
          <table:table-cell office:value-type="string" calcext:value-type="string">
            <text:p>((-1.321891e+01</text:p>
          </table:table-cell>
          <table:table-cell office:value-type="float" office:value="3.752748E-018" calcext:value-type="float">
            <text:p>3.752748E-18</text:p>
          </table:table-cell>
          <table:table-cell office:value-type="string" calcext:value-type="string">
            <text:p>6.103337e+02)</text:p>
          </table:table-cell>
          <table:table-cell office:value-type="string" calcext:value-type="string">
            <text:p>(6.338272e+00</text:p>
          </table:table-cell>
          <table:table-cell office:value-type="float" office:value="1.532784E-020" calcext:value-type="float">
            <text:p>1.532784E-20</text:p>
          </table:table-cell>
          <table:table-cell office:value-type="string" calcext:value-type="string">
            <text:p>-1.244209e+00))</text:p>
          </table:table-cell>
          <table:table-cell office:value-type="string" calcext:value-type="string">
            <text:p>((-3.051668e+01</text:p>
          </table:table-cell>
          <table:table-cell office:value-type="float" office:value="-181.1465" calcext:value-type="float">
            <text:p>-181.1465</text:p>
          </table:table-cell>
          <table:table-cell office:value-type="string" calcext:value-type="string">
            <text:p>-6.609454e-01)</text:p>
          </table:table-cell>
          <table:table-cell office:value-type="string" calcext:value-type="string">
            <text:p>(6.221046e-02</text:p>
          </table:table-cell>
          <table:table-cell office:value-type="float" office:value="6.637373" calcext:value-type="float">
            <text:p>6.637373</text:p>
          </table:table-cell>
          <table:table-cell office:value-type="string" calcext:value-type="string">
            <text:p>3.169136e-01))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string" calcext:value-type="string">
            <text:p>((-1.322614e+01</text:p>
          </table:table-cell>
          <table:table-cell office:value-type="float" office:value="3.756637E-018" calcext:value-type="float">
            <text:p>3.756637E-18</text:p>
          </table:table-cell>
          <table:table-cell office:value-type="string" calcext:value-type="string">
            <text:p>6.104283e+02)</text:p>
          </table:table-cell>
          <table:table-cell office:value-type="string" calcext:value-type="string">
            <text:p>(6.353356e+00</text:p>
          </table:table-cell>
          <table:table-cell office:value-type="float" office:value="1.538594E-020" calcext:value-type="float">
            <text:p>1.538594E-20</text:p>
          </table:table-cell>
          <table:table-cell office:value-type="string" calcext:value-type="string">
            <text:p>-1.235642e+00))</text:p>
          </table:table-cell>
          <table:table-cell office:value-type="string" calcext:value-type="string">
            <text:p>((-3.052141e+01</text:p>
          </table:table-cell>
          <table:table-cell office:value-type="float" office:value="-181.1644" calcext:value-type="float">
            <text:p>-181.1644</text:p>
          </table:table-cell>
          <table:table-cell office:value-type="string" calcext:value-type="string">
            <text:p>-6.613070e-01)</text:p>
          </table:table-cell>
          <table:table-cell office:value-type="string" calcext:value-type="string">
            <text:p>(6.178212e-02</text:p>
          </table:table-cell>
          <table:table-cell office:value-type="float" office:value="6.651132" calcext:value-type="float">
            <text:p>6.651132</text:p>
          </table:table-cell>
          <table:table-cell office:value-type="string" calcext:value-type="string">
            <text:p>3.176678e-01))</text:p>
          </table:table-cell>
        </table:table-row>
        <table:table-row table:style-name="ro1">
          <table:table-cell office:value-type="float" office:value="0.580556" calcext:value-type="float">
            <text:p>0.580556</text:p>
          </table:table-cell>
          <table:table-cell office:value-type="string" calcext:value-type="string">
            <text:p>((-1.323043e+01</text:p>
          </table:table-cell>
          <table:table-cell office:value-type="float" office:value="3.757397E-018" calcext:value-type="float">
            <text:p>3.757397E-18</text:p>
          </table:table-cell>
          <table:table-cell office:value-type="string" calcext:value-type="string">
            <text:p>6.105247e+02)</text:p>
          </table:table-cell>
          <table:table-cell office:value-type="string" calcext:value-type="string">
            <text:p>(6.362263e+00</text:p>
          </table:table-cell>
          <table:table-cell office:value-type="float" office:value="1.524199E-020" calcext:value-type="float">
            <text:p>1.524199E-20</text:p>
          </table:table-cell>
          <table:table-cell office:value-type="string" calcext:value-type="string">
            <text:p>-1.227359e+00))</text:p>
          </table:table-cell>
          <table:table-cell office:value-type="string" calcext:value-type="string">
            <text:p>((-3.052623e+01</text:p>
          </table:table-cell>
          <table:table-cell office:value-type="float" office:value="-181.1853" calcext:value-type="float">
            <text:p>-181.1853</text:p>
          </table:table-cell>
          <table:table-cell office:value-type="string" calcext:value-type="string">
            <text:p>-6.615215e-01)</text:p>
          </table:table-cell>
          <table:table-cell office:value-type="string" calcext:value-type="string">
            <text:p>(6.136794e-02</text:p>
          </table:table-cell>
          <table:table-cell office:value-type="float" office:value="6.658338" calcext:value-type="float">
            <text:p>6.658338</text:p>
          </table:table-cell>
          <table:table-cell office:value-type="string" calcext:value-type="string">
            <text:p>3.181131e-01))</text:p>
          </table:table-cell>
        </table:table-row>
        <table:table-row table:style-name="ro1">
          <table:table-cell office:value-type="float" office:value="0.581111" calcext:value-type="float">
            <text:p>0.581111</text:p>
          </table:table-cell>
          <table:table-cell office:value-type="string" calcext:value-type="string">
            <text:p>((-1.322416e+01</text:p>
          </table:table-cell>
          <table:table-cell office:value-type="float" office:value="3.756688E-018" calcext:value-type="float">
            <text:p>3.756688E-18</text:p>
          </table:table-cell>
          <table:table-cell office:value-type="string" calcext:value-type="string">
            <text:p>6.107107e+02)</text:p>
          </table:table-cell>
          <table:table-cell office:value-type="string" calcext:value-type="string">
            <text:p>(6.366760e+00</text:p>
          </table:table-cell>
          <table:table-cell office:value-type="float" office:value="1.499866E-020" calcext:value-type="float">
            <text:p>1.499866E-20</text:p>
          </table:table-cell>
          <table:table-cell office:value-type="string" calcext:value-type="string">
            <text:p>-1.218212e+00))</text:p>
          </table:table-cell>
          <table:table-cell office:value-type="string" calcext:value-type="string">
            <text:p>((-3.053554e+01</text:p>
          </table:table-cell>
          <table:table-cell office:value-type="float" office:value="-181.253" calcext:value-type="float">
            <text:p>-181.253</text:p>
          </table:table-cell>
          <table:table-cell office:value-type="string" calcext:value-type="string">
            <text:p>-6.612080e-01)</text:p>
          </table:table-cell>
          <table:table-cell office:value-type="string" calcext:value-type="string">
            <text:p>(6.091060e-02</text:p>
          </table:table-cell>
          <table:table-cell office:value-type="float" office:value="6.660565" calcext:value-type="float">
            <text:p>6.660565</text:p>
          </table:table-cell>
          <table:table-cell office:value-type="string" calcext:value-type="string">
            <text:p>3.183380e-01))</text:p>
          </table:table-cell>
        </table:table-row>
        <table:table-row table:style-name="ro1">
          <table:table-cell office:value-type="float" office:value="0.581667" calcext:value-type="float">
            <text:p>0.581667</text:p>
          </table:table-cell>
          <table:table-cell office:value-type="string" calcext:value-type="string">
            <text:p>((-1.321136e+01</text:p>
          </table:table-cell>
          <table:table-cell office:value-type="float" office:value="3.745385E-018" calcext:value-type="float">
            <text:p>3.745385E-18</text:p>
          </table:table-cell>
          <table:table-cell office:value-type="string" calcext:value-type="string">
            <text:p>6.109094e+02)</text:p>
          </table:table-cell>
          <table:table-cell office:value-type="string" calcext:value-type="string">
            <text:p>(6.367840e+00</text:p>
          </table:table-cell>
          <table:table-cell office:value-type="float" office:value="1.467027E-020" calcext:value-type="float">
            <text:p>1.467027E-20</text:p>
          </table:table-cell>
          <table:table-cell office:value-type="string" calcext:value-type="string">
            <text:p>-1.208316e+00))</text:p>
          </table:table-cell>
          <table:table-cell office:value-type="string" calcext:value-type="string">
            <text:p>((-3.054547e+01</text:p>
          </table:table-cell>
          <table:table-cell office:value-type="float" office:value="-181.3341" calcext:value-type="float">
            <text:p>-181.3341</text:p>
          </table:table-cell>
          <table:table-cell office:value-type="string" calcext:value-type="string">
            <text:p>-6.605680e-01)</text:p>
          </table:table-cell>
          <table:table-cell office:value-type="string" calcext:value-type="string">
            <text:p>(6.041578e-02</text:p>
          </table:table-cell>
          <table:table-cell office:value-type="float" office:value="6.658901" calcext:value-type="float">
            <text:p>6.658901</text:p>
          </table:table-cell>
          <table:table-cell office:value-type="string" calcext:value-type="string">
            <text:p>3.183920e-01))</text:p>
          </table:table-cell>
        </table:table-row>
        <table:table-row table:style-name="ro1">
          <table:table-cell office:value-type="float" office:value="0.582222" calcext:value-type="float">
            <text:p>0.582222</text:p>
          </table:table-cell>
          <table:table-cell office:value-type="string" calcext:value-type="string">
            <text:p>((-1.320005e+01</text:p>
          </table:table-cell>
          <table:table-cell office:value-type="float" office:value="3.735006E-018" calcext:value-type="float">
            <text:p>3.735006E-18</text:p>
          </table:table-cell>
          <table:table-cell office:value-type="string" calcext:value-type="string">
            <text:p>6.110572e+02)</text:p>
          </table:table-cell>
          <table:table-cell office:value-type="string" calcext:value-type="string">
            <text:p>(6.366030e+00</text:p>
          </table:table-cell>
          <table:table-cell office:value-type="float" office:value="1.427319E-020" calcext:value-type="float">
            <text:p>1.427319E-20</text:p>
          </table:table-cell>
          <table:table-cell office:value-type="string" calcext:value-type="string">
            <text:p>-1.198072e+00))</text:p>
          </table:table-cell>
          <table:table-cell office:value-type="string" calcext:value-type="string">
            <text:p>((-3.055286e+01</text:p>
          </table:table-cell>
          <table:table-cell office:value-type="float" office:value="-181.3868" calcext:value-type="float">
            <text:p>-181.3868</text:p>
          </table:table-cell>
          <table:table-cell office:value-type="string" calcext:value-type="string">
            <text:p>-6.600023e-01)</text:p>
          </table:table-cell>
          <table:table-cell office:value-type="string" calcext:value-type="string">
            <text:p>(5.990359e-02</text:p>
          </table:table-cell>
          <table:table-cell office:value-type="float" office:value="6.654023" calcext:value-type="float">
            <text:p>6.654023</text:p>
          </table:table-cell>
          <table:table-cell office:value-type="string" calcext:value-type="string">
            <text:p>3.183015e-01))</text:p>
          </table:table-cell>
        </table:table-row>
        <table:table-row table:style-name="ro1">
          <table:table-cell office:value-type="float" office:value="0.582778" calcext:value-type="float">
            <text:p>0.582778</text:p>
          </table:table-cell>
          <table:table-cell office:value-type="string" calcext:value-type="string">
            <text:p>((-1.314792e+01</text:p>
          </table:table-cell>
          <table:table-cell office:value-type="float" office:value="3.704446E-018" calcext:value-type="float">
            <text:p>3.704446E-18</text:p>
          </table:table-cell>
          <table:table-cell office:value-type="string" calcext:value-type="string">
            <text:p>6.115492e+02)</text:p>
          </table:table-cell>
          <table:table-cell office:value-type="string" calcext:value-type="string">
            <text:p>(6.359271e+00</text:p>
          </table:table-cell>
          <table:table-cell office:value-type="float" office:value="1.382082E-020" calcext:value-type="float">
            <text:p>1.382082E-20</text:p>
          </table:table-cell>
          <table:table-cell office:value-type="string" calcext:value-type="string">
            <text:p>-1.186206e+00))</text:p>
          </table:table-cell>
          <table:table-cell office:value-type="string" calcext:value-type="string">
            <text:p>((-3.057746e+01</text:p>
          </table:table-cell>
          <table:table-cell office:value-type="float" office:value="-181.6355" calcext:value-type="float">
            <text:p>-181.6355</text:p>
          </table:table-cell>
          <table:table-cell office:value-type="string" calcext:value-type="string">
            <text:p>-6.573961e-01)</text:p>
          </table:table-cell>
          <table:table-cell office:value-type="string" calcext:value-type="string">
            <text:p>(5.931032e-02</text:p>
          </table:table-cell>
          <table:table-cell office:value-type="float" office:value="6.643395" calcext:value-type="float">
            <text:p>6.643395</text:p>
          </table:table-cell>
          <table:table-cell office:value-type="string" calcext:value-type="string">
            <text:p>3.179636e-01))</text:p>
          </table:table-cell>
        </table:table-row>
        <table:table-row table:style-name="ro1">
          <table:table-cell office:value-type="float" office:value="0.583333" calcext:value-type="float">
            <text:p>0.583333</text:p>
          </table:table-cell>
          <table:table-cell office:value-type="string" calcext:value-type="string">
            <text:p>((-1.316445e+01</text:p>
          </table:table-cell>
          <table:table-cell office:value-type="float" office:value="3.706642E-018" calcext:value-type="float">
            <text:p>3.706642E-18</text:p>
          </table:table-cell>
          <table:table-cell office:value-type="string" calcext:value-type="string">
            <text:p>6.113706e+02)</text:p>
          </table:table-cell>
          <table:table-cell office:value-type="string" calcext:value-type="string">
            <text:p>(6.346945e+00</text:p>
          </table:table-cell>
          <table:table-cell office:value-type="float" office:value="1.332473E-020" calcext:value-type="float">
            <text:p>1.332473E-20</text:p>
          </table:table-cell>
          <table:table-cell office:value-type="string" calcext:value-type="string">
            <text:p>-1.174222e+00))</text:p>
          </table:table-cell>
          <table:table-cell office:value-type="string" calcext:value-type="string">
            <text:p>((-3.056853e+01</text:p>
          </table:table-cell>
          <table:table-cell office:value-type="float" office:value="-181.5017" calcext:value-type="float">
            <text:p>-181.5017</text:p>
          </table:table-cell>
          <table:table-cell office:value-type="string" calcext:value-type="string">
            <text:p>-6.582226e-01)</text:p>
          </table:table-cell>
          <table:table-cell office:value-type="string" calcext:value-type="string">
            <text:p>(5.871111e-02</text:p>
          </table:table-cell>
          <table:table-cell office:value-type="float" office:value="6.626773" calcext:value-type="float">
            <text:p>6.626773</text:p>
          </table:table-cell>
          <table:table-cell office:value-type="string" calcext:value-type="string">
            <text:p>3.173472e-01))</text:p>
          </table:table-cell>
        </table:table-row>
        <table:table-row table:style-name="ro1">
          <table:table-cell office:value-type="float" office:value="0.583889" calcext:value-type="float">
            <text:p>0.583889</text:p>
          </table:table-cell>
          <table:table-cell office:value-type="string" calcext:value-type="string">
            <text:p>((-1.315825e+01</text:p>
          </table:table-cell>
          <table:table-cell office:value-type="float" office:value="3.695683E-018" calcext:value-type="float">
            <text:p>3.695683E-18</text:p>
          </table:table-cell>
          <table:table-cell office:value-type="string" calcext:value-type="string">
            <text:p>6.114848e+02)</text:p>
          </table:table-cell>
          <table:table-cell office:value-type="string" calcext:value-type="string">
            <text:p>(6.332802e+00</text:p>
          </table:table-cell>
          <table:table-cell office:value-type="float" office:value="1.278931E-020" calcext:value-type="float">
            <text:p>1.278931E-20</text:p>
          </table:table-cell>
          <table:table-cell office:value-type="string" calcext:value-type="string">
            <text:p>-1.162143e+00))</text:p>
          </table:table-cell>
          <table:table-cell office:value-type="string" calcext:value-type="string">
            <text:p>((-3.057424e+01</text:p>
          </table:table-cell>
          <table:table-cell office:value-type="float" office:value="-181.5464" calcext:value-type="float">
            <text:p>-181.5464</text:p>
          </table:table-cell>
          <table:table-cell office:value-type="string" calcext:value-type="string">
            <text:p>-6.579127e-01)</text:p>
          </table:table-cell>
          <table:table-cell office:value-type="string" calcext:value-type="string">
            <text:p>(5.810714e-02</text:p>
          </table:table-cell>
          <table:table-cell office:value-type="float" office:value="6.608162" calcext:value-type="float">
            <text:p>6.608162</text:p>
          </table:table-cell>
          <table:table-cell office:value-type="string" calcext:value-type="string">
            <text:p>3.166401e-01))</text:p>
          </table:table-cell>
        </table:table-row>
        <table:table-row table:style-name="ro1">
          <table:table-cell office:value-type="float" office:value="0.584444" calcext:value-type="float">
            <text:p>0.584444</text:p>
          </table:table-cell>
          <table:table-cell office:value-type="string" calcext:value-type="string">
            <text:p>((-1.316513e+01</text:p>
          </table:table-cell>
          <table:table-cell office:value-type="float" office:value="3.686946E-018" calcext:value-type="float">
            <text:p>3.686946E-18</text:p>
          </table:table-cell>
          <table:table-cell office:value-type="string" calcext:value-type="string">
            <text:p>6.114840e+02)</text:p>
          </table:table-cell>
          <table:table-cell office:value-type="string" calcext:value-type="string">
            <text:p>(6.318779e+00</text:p>
          </table:table-cell>
          <table:table-cell office:value-type="float" office:value="1.222296E-020" calcext:value-type="float">
            <text:p>1.222296E-20</text:p>
          </table:table-cell>
          <table:table-cell office:value-type="string" calcext:value-type="string">
            <text:p>-1.149579e+00))</text:p>
          </table:table-cell>
          <table:table-cell office:value-type="string" calcext:value-type="string">
            <text:p>((-3.057420e+01</text:p>
          </table:table-cell>
          <table:table-cell office:value-type="float" office:value="-181.5292" calcext:value-type="float">
            <text:p>-181.5292</text:p>
          </table:table-cell>
          <table:table-cell office:value-type="string" calcext:value-type="string">
            <text:p>-6.582565e-01)</text:p>
          </table:table-cell>
          <table:table-cell office:value-type="string" calcext:value-type="string">
            <text:p>(5.747894e-02</text:p>
          </table:table-cell>
          <table:table-cell office:value-type="float" office:value="6.589528" calcext:value-type="float">
            <text:p>6.589528</text:p>
          </table:table-cell>
          <table:table-cell office:value-type="string" calcext:value-type="string">
            <text:p>3.159390e-01))</text:p>
          </table:table-cell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string" calcext:value-type="string">
            <text:p>((-1.317469e+01</text:p>
          </table:table-cell>
          <table:table-cell office:value-type="float" office:value="3.685505E-018" calcext:value-type="float">
            <text:p>3.685505E-18</text:p>
          </table:table-cell>
          <table:table-cell office:value-type="string" calcext:value-type="string">
            <text:p>6.114728e+02)</text:p>
          </table:table-cell>
          <table:table-cell office:value-type="string" calcext:value-type="string">
            <text:p>(6.298658e+00</text:p>
          </table:table-cell>
          <table:table-cell office:value-type="float" office:value="1.164092E-020" calcext:value-type="float">
            <text:p>1.164092E-20</text:p>
          </table:table-cell>
          <table:table-cell office:value-type="string" calcext:value-type="string">
            <text:p>-1.138469e+00))</text:p>
          </table:table-cell>
          <table:table-cell office:value-type="string" calcext:value-type="string">
            <text:p>((-3.057364e+01</text:p>
          </table:table-cell>
          <table:table-cell office:value-type="float" office:value="-181.5003" calcext:value-type="float">
            <text:p>-181.5003</text:p>
          </table:table-cell>
          <table:table-cell office:value-type="string" calcext:value-type="string">
            <text:p>-6.587343e-01)</text:p>
          </table:table-cell>
          <table:table-cell office:value-type="string" calcext:value-type="string">
            <text:p>(5.692345e-02</text:p>
          </table:table-cell>
          <table:table-cell office:value-type="float" office:value="6.564819" calcext:value-type="float">
            <text:p>6.564819</text:p>
          </table:table-cell>
          <table:table-cell office:value-type="string" calcext:value-type="string">
            <text:p>3.149329e-01))</text:p>
          </table:table-cell>
        </table:table-row>
        <table:table-row table:style-name="ro1">
          <table:table-cell office:value-type="float" office:value="0.585556" calcext:value-type="float">
            <text:p>0.585556</text:p>
          </table:table-cell>
          <table:table-cell office:value-type="string" calcext:value-type="string">
            <text:p>((-1.318049e+01</text:p>
          </table:table-cell>
          <table:table-cell office:value-type="float" office:value="3.682638E-018" calcext:value-type="float">
            <text:p>3.682638E-18</text:p>
          </table:table-cell>
          <table:table-cell office:value-type="string" calcext:value-type="string">
            <text:p>6.115048e+02)</text:p>
          </table:table-cell>
          <table:table-cell office:value-type="string" calcext:value-type="string">
            <text:p>(6.267866e+00</text:p>
          </table:table-cell>
          <table:table-cell office:value-type="float" office:value="1.107321E-020" calcext:value-type="float">
            <text:p>1.107321E-20</text:p>
          </table:table-cell>
          <table:table-cell office:value-type="string" calcext:value-type="string">
            <text:p>-1.130903e+00))</text:p>
          </table:table-cell>
          <table:table-cell office:value-type="string" calcext:value-type="string">
            <text:p>((-3.057524e+01</text:p>
          </table:table-cell>
          <table:table-cell office:value-type="float" office:value="-181.4966" calcext:value-type="float">
            <text:p>-181.4966</text:p>
          </table:table-cell>
          <table:table-cell office:value-type="string" calcext:value-type="string">
            <text:p>-6.590244e-01)</text:p>
          </table:table-cell>
          <table:table-cell office:value-type="string" calcext:value-type="string">
            <text:p>(5.654516e-02</text:p>
          </table:table-cell>
          <table:table-cell office:value-type="float" office:value="6.529774" calcext:value-type="float">
            <text:p>6.529774</text:p>
          </table:table-cell>
          <table:table-cell office:value-type="string" calcext:value-type="string">
            <text:p>3.133933e-01))</text:p>
          </table:table-cell>
        </table:table-row>
        <table:table-row table:style-name="ro1">
          <table:table-cell office:value-type="float" office:value="0.586111" calcext:value-type="float">
            <text:p>0.586111</text:p>
          </table:table-cell>
          <table:table-cell office:value-type="string" calcext:value-type="string">
            <text:p>((-1.318444e+01</text:p>
          </table:table-cell>
          <table:table-cell office:value-type="float" office:value="3.676109E-018" calcext:value-type="float">
            <text:p>3.676109E-18</text:p>
          </table:table-cell>
          <table:table-cell office:value-type="string" calcext:value-type="string">
            <text:p>6.115340e+02)</text:p>
          </table:table-cell>
          <table:table-cell office:value-type="string" calcext:value-type="string">
            <text:p>(6.235178e+00</text:p>
          </table:table-cell>
          <table:table-cell office:value-type="float" office:value="1.052069E-020" calcext:value-type="float">
            <text:p>1.052069E-20</text:p>
          </table:table-cell>
          <table:table-cell office:value-type="string" calcext:value-type="string">
            <text:p>-1.124663e+00))</text:p>
          </table:table-cell>
          <table:table-cell office:value-type="string" calcext:value-type="string">
            <text:p>((-3.057670e+01</text:p>
          </table:table-cell>
          <table:table-cell office:value-type="float" office:value="-181.4941" calcext:value-type="float">
            <text:p>-181.4941</text:p>
          </table:table-cell>
          <table:table-cell office:value-type="string" calcext:value-type="string">
            <text:p>-6.592218e-01)</text:p>
          </table:table-cell>
          <table:table-cell office:value-type="string" calcext:value-type="string">
            <text:p>(5.623315e-02</text:p>
          </table:table-cell>
          <table:table-cell office:value-type="float" office:value="6.493087" calcext:value-type="float">
            <text:p>6.493087</text:p>
          </table:table-cell>
          <table:table-cell office:value-type="string" calcext:value-type="string">
            <text:p>3.117589e-01))</text:p>
          </table:table-cell>
        </table:table-row>
        <table:table-row table:style-name="ro1">
          <table:table-cell office:value-type="float" office:value="0.586667" calcext:value-type="float">
            <text:p>0.586667</text:p>
          </table:table-cell>
          <table:table-cell office:value-type="string" calcext:value-type="string">
            <text:p>((-1.319087e+01</text:p>
          </table:table-cell>
          <table:table-cell office:value-type="float" office:value="3.67112E-018" calcext:value-type="float">
            <text:p>3.67112E-18</text:p>
          </table:table-cell>
          <table:table-cell office:value-type="string" calcext:value-type="string">
            <text:p>6.115174e+02)</text:p>
          </table:table-cell>
          <table:table-cell office:value-type="string" calcext:value-type="string">
            <text:p>(6.203515e+00</text:p>
          </table:table-cell>
          <table:table-cell office:value-type="float" office:value="9.984198E-021" calcext:value-type="float">
            <text:p>9.984198E-21</text:p>
          </table:table-cell>
          <table:table-cell office:value-type="string" calcext:value-type="string">
            <text:p>-1.118539e+00))</text:p>
          </table:table-cell>
          <table:table-cell office:value-type="string" calcext:value-type="string">
            <text:p>((-3.057587e+01</text:p>
          </table:table-cell>
          <table:table-cell office:value-type="float" office:value="-181.4671" calcext:value-type="float">
            <text:p>-181.4671</text:p>
          </table:table-cell>
          <table:table-cell office:value-type="string" calcext:value-type="string">
            <text:p>-6.595434e-01)</text:p>
          </table:table-cell>
          <table:table-cell office:value-type="string" calcext:value-type="string">
            <text:p>(5.592695e-02</text:p>
          </table:table-cell>
          <table:table-cell office:value-type="float" office:value="6.457529" calcext:value-type="float">
            <text:p>6.457529</text:p>
          </table:table-cell>
          <table:table-cell office:value-type="string" calcext:value-type="string">
            <text:p>3.101757e-01))</text:p>
          </table:table-cell>
        </table:table-row>
        <table:table-row table:style-name="ro1">
          <table:table-cell office:value-type="float" office:value="0.587222" calcext:value-type="float">
            <text:p>0.587222</text:p>
          </table:table-cell>
          <table:table-cell office:value-type="string" calcext:value-type="string">
            <text:p>((-1.320406e+01</text:p>
          </table:table-cell>
          <table:table-cell office:value-type="float" office:value="3.669193E-018" calcext:value-type="float">
            <text:p>3.669193E-18</text:p>
          </table:table-cell>
          <table:table-cell office:value-type="string" calcext:value-type="string">
            <text:p>6.114278e+02)</text:p>
          </table:table-cell>
          <table:table-cell office:value-type="string" calcext:value-type="string">
            <text:p>(6.173786e+00</text:p>
          </table:table-cell>
          <table:table-cell office:value-type="float" office:value="9.467698E-021" calcext:value-type="float">
            <text:p>9.467698E-21</text:p>
          </table:table-cell>
          <table:table-cell office:value-type="string" calcext:value-type="string">
            <text:p>-1.111885e+00))</text:p>
          </table:table-cell>
          <table:table-cell office:value-type="string" calcext:value-type="string">
            <text:p>((-3.057139e+01</text:p>
          </table:table-cell>
          <table:table-cell office:value-type="float" office:value="-181.4015" calcext:value-type="float">
            <text:p>-181.4015</text:p>
          </table:table-cell>
          <table:table-cell office:value-type="string" calcext:value-type="string">
            <text:p>-6.602030e-01)</text:p>
          </table:table-cell>
          <table:table-cell office:value-type="string" calcext:value-type="string">
            <text:p>(5.559425e-02</text:p>
          </table:table-cell>
          <table:table-cell office:value-type="float" office:value="6.423894" calcext:value-type="float">
            <text:p>6.423894</text:p>
          </table:table-cell>
          <table:table-cell office:value-type="string" calcext:value-type="string">
            <text:p>3.086893e-01))</text:p>
          </table:table-cell>
        </table:table-row>
        <table:table-row table:style-name="ro1">
          <table:table-cell office:value-type="float" office:value="0.587778" calcext:value-type="float">
            <text:p>0.587778</text:p>
          </table:table-cell>
          <table:table-cell office:value-type="string" calcext:value-type="string">
            <text:p>((-1.322431e+01</text:p>
          </table:table-cell>
          <table:table-cell office:value-type="float" office:value="3.673863E-018" calcext:value-type="float">
            <text:p>3.673863E-18</text:p>
          </table:table-cell>
          <table:table-cell office:value-type="string" calcext:value-type="string">
            <text:p>6.112943e+02)</text:p>
          </table:table-cell>
          <table:table-cell office:value-type="string" calcext:value-type="string">
            <text:p>(6.145890e+00</text:p>
          </table:table-cell>
          <table:table-cell office:value-type="float" office:value="8.966826E-021" calcext:value-type="float">
            <text:p>8.966826E-21</text:p>
          </table:table-cell>
          <table:table-cell office:value-type="string" calcext:value-type="string">
            <text:p>-1.104494e+00))</text:p>
          </table:table-cell>
          <table:table-cell office:value-type="string" calcext:value-type="string">
            <text:p>((-3.056472e+01</text:p>
          </table:table-cell>
          <table:table-cell office:value-type="float" office:value="-181.3126" calcext:value-type="float">
            <text:p>-181.3126</text:p>
          </table:table-cell>
          <table:table-cell office:value-type="string" calcext:value-type="string">
            <text:p>-6.612154e-01)</text:p>
          </table:table-cell>
          <table:table-cell office:value-type="string" calcext:value-type="string">
            <text:p>(5.522470e-02</text:p>
          </table:table-cell>
          <table:table-cell office:value-type="float" office:value="6.392012" calcext:value-type="float">
            <text:p>6.392012</text:p>
          </table:table-cell>
          <table:table-cell office:value-type="string" calcext:value-type="string">
            <text:p>3.072945e-01))</text:p>
          </table:table-cell>
        </table:table-row>
        <table:table-row table:style-name="ro1">
          <table:table-cell office:value-type="float" office:value="0.588333" calcext:value-type="float">
            <text:p>0.588333</text:p>
          </table:table-cell>
          <table:table-cell office:value-type="string" calcext:value-type="string">
            <text:p>((-1.324656e+01</text:p>
          </table:table-cell>
          <table:table-cell office:value-type="float" office:value="3.680567E-018" calcext:value-type="float">
            <text:p>3.680567E-18</text:p>
          </table:table-cell>
          <table:table-cell office:value-type="string" calcext:value-type="string">
            <text:p>6.111723e+02)</text:p>
          </table:table-cell>
          <table:table-cell office:value-type="string" calcext:value-type="string">
            <text:p>(6.119482e+00</text:p>
          </table:table-cell>
          <table:table-cell office:value-type="float" office:value="8.484237E-021" calcext:value-type="float">
            <text:p>8.484237E-21</text:p>
          </table:table-cell>
          <table:table-cell office:value-type="string" calcext:value-type="string">
            <text:p>-1.096022e+00))</text:p>
          </table:table-cell>
          <table:table-cell office:value-type="string" calcext:value-type="string">
            <text:p>((-3.055861e+01</text:p>
          </table:table-cell>
          <table:table-cell office:value-type="float" office:value="-181.2328" calcext:value-type="float">
            <text:p>-181.2328</text:p>
          </table:table-cell>
          <table:table-cell office:value-type="string" calcext:value-type="string">
            <text:p>-6.623281e-01)</text:p>
          </table:table-cell>
          <table:table-cell office:value-type="string" calcext:value-type="string">
            <text:p>(5.480111e-02</text:p>
          </table:table-cell>
          <table:table-cell office:value-type="float" office:value="6.361423" calcext:value-type="float">
            <text:p>6.361423</text:p>
          </table:table-cell>
          <table:table-cell office:value-type="string" calcext:value-type="string">
            <text:p>3.059741e-01))</text:p>
          </table:table-cell>
        </table:table-row>
        <table:table-row table:style-name="ro1">
          <table:table-cell office:value-type="float" office:value="0.588889" calcext:value-type="float">
            <text:p>0.588889</text:p>
          </table:table-cell>
          <table:table-cell office:value-type="string" calcext:value-type="string">
            <text:p>((-1.325450e+01</text:p>
          </table:table-cell>
          <table:table-cell office:value-type="float" office:value="3.681847E-018" calcext:value-type="float">
            <text:p>3.681847E-18</text:p>
          </table:table-cell>
          <table:table-cell office:value-type="string" calcext:value-type="string">
            <text:p>6.111751e+02)</text:p>
          </table:table-cell>
          <table:table-cell office:value-type="string" calcext:value-type="string">
            <text:p>(6.094652e+00</text:p>
          </table:table-cell>
          <table:table-cell office:value-type="float" office:value="8.035553E-021" calcext:value-type="float">
            <text:p>8.035553E-21</text:p>
          </table:table-cell>
          <table:table-cell office:value-type="string" calcext:value-type="string">
            <text:p>-1.085938e+00))</text:p>
          </table:table-cell>
          <table:table-cell office:value-type="string" calcext:value-type="string">
            <text:p>((-3.055875e+01</text:p>
          </table:table-cell>
          <table:table-cell office:value-type="float" office:value="-181.2289" calcext:value-type="float">
            <text:p>-181.2289</text:p>
          </table:table-cell>
          <table:table-cell office:value-type="string" calcext:value-type="string">
            <text:p>-6.627250e-01)</text:p>
          </table:table-cell>
          <table:table-cell office:value-type="string" calcext:value-type="string">
            <text:p>(5.429688e-02</text:p>
          </table:table-cell>
          <table:table-cell office:value-type="float" office:value="6.332076" calcext:value-type="float">
            <text:p>6.332076</text:p>
          </table:table-cell>
          <table:table-cell office:value-type="string" calcext:value-type="string">
            <text:p>3.047326e-01))</text:p>
          </table:table-cell>
        </table:table-row>
        <table:table-row table:style-name="ro1">
          <table:table-cell office:value-type="float" office:value="0.589444" calcext:value-type="float">
            <text:p>0.589444</text:p>
          </table:table-cell>
          <table:table-cell office:value-type="string" calcext:value-type="string">
            <text:p>((-1.325999e+01</text:p>
          </table:table-cell>
          <table:table-cell office:value-type="float" office:value="3.677933E-018" calcext:value-type="float">
            <text:p>3.677933E-18</text:p>
          </table:table-cell>
          <table:table-cell office:value-type="string" calcext:value-type="string">
            <text:p>6.111254e+02)</text:p>
          </table:table-cell>
          <table:table-cell office:value-type="string" calcext:value-type="string">
            <text:p>(6.070941e+00</text:p>
          </table:table-cell>
          <table:table-cell office:value-type="float" office:value="7.622359E-021" calcext:value-type="float">
            <text:p>7.622359E-21</text:p>
          </table:table-cell>
          <table:table-cell office:value-type="string" calcext:value-type="string">
            <text:p>-1.073946e+00))</text:p>
          </table:table-cell>
          <table:table-cell office:value-type="string" calcext:value-type="string">
            <text:p>((-3.055627e+01</text:p>
          </table:table-cell>
          <table:table-cell office:value-type="float" office:value="-181.2042" calcext:value-type="float">
            <text:p>-181.2042</text:p>
          </table:table-cell>
          <table:table-cell office:value-type="string" calcext:value-type="string">
            <text:p>-6.629997e-01)</text:p>
          </table:table-cell>
          <table:table-cell office:value-type="string" calcext:value-type="string">
            <text:p>(5.369728e-02</text:p>
          </table:table-cell>
          <table:table-cell office:value-type="float" office:value="6.303403" calcext:value-type="float">
            <text:p>6.303403</text:p>
          </table:table-cell>
          <table:table-cell office:value-type="string" calcext:value-type="string">
            <text:p>3.035470e-01))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string" calcext:value-type="string">
            <text:p>((-1.326240e+01</text:p>
          </table:table-cell>
          <table:table-cell office:value-type="float" office:value="3.67339E-018" calcext:value-type="float">
            <text:p>3.67339E-18</text:p>
          </table:table-cell>
          <table:table-cell office:value-type="string" calcext:value-type="string">
            <text:p>6.110362e+02)</text:p>
          </table:table-cell>
          <table:table-cell office:value-type="string" calcext:value-type="string">
            <text:p>(6.047534e+00</text:p>
          </table:table-cell>
          <table:table-cell office:value-type="float" office:value="7.260691E-021" calcext:value-type="float">
            <text:p>7.260691E-21</text:p>
          </table:table-cell>
          <table:table-cell office:value-type="string" calcext:value-type="string">
            <text:p>-1.059630e+00))</text:p>
          </table:table-cell>
          <table:table-cell office:value-type="string" calcext:value-type="string">
            <text:p>((-3.055181e+01</text:p>
          </table:table-cell>
          <table:table-cell office:value-type="float" office:value="-181.1666" calcext:value-type="float">
            <text:p>-181.1666</text:p>
          </table:table-cell>
          <table:table-cell office:value-type="string" calcext:value-type="string">
            <text:p>-6.631198e-01)</text:p>
          </table:table-cell>
          <table:table-cell office:value-type="string" calcext:value-type="string">
            <text:p>(5.298152e-02</text:p>
          </table:table-cell>
          <table:table-cell office:value-type="float" office:value="6.274422" calcext:value-type="float">
            <text:p>6.274422</text:p>
          </table:table-cell>
          <table:table-cell office:value-type="string" calcext:value-type="string">
            <text:p>3.023767e-01))</text:p>
          </table:table-cell>
        </table:table-row>
        <table:table-row table:style-name="ro1">
          <table:table-cell office:value-type="float" office:value="0.590556" calcext:value-type="float">
            <text:p>0.590556</text:p>
          </table:table-cell>
          <table:table-cell office:value-type="string" calcext:value-type="string">
            <text:p>((-1.326059e+01</text:p>
          </table:table-cell>
          <table:table-cell office:value-type="float" office:value="3.667316E-018" calcext:value-type="float">
            <text:p>3.667316E-18</text:p>
          </table:table-cell>
          <table:table-cell office:value-type="string" calcext:value-type="string">
            <text:p>6.109275e+02)</text:p>
          </table:table-cell>
          <table:table-cell office:value-type="string" calcext:value-type="string">
            <text:p>(6.025113e+00</text:p>
          </table:table-cell>
          <table:table-cell office:value-type="float" office:value="6.940332E-021" calcext:value-type="float">
            <text:p>6.940332E-21</text:p>
          </table:table-cell>
          <table:table-cell office:value-type="string" calcext:value-type="string">
            <text:p>-1.041292e+00))</text:p>
          </table:table-cell>
          <table:table-cell office:value-type="string" calcext:value-type="string">
            <text:p>((-3.054637e+01</text:p>
          </table:table-cell>
          <table:table-cell office:value-type="float" office:value="-181.1308" calcext:value-type="float">
            <text:p>-181.1308</text:p>
          </table:table-cell>
          <table:table-cell office:value-type="string" calcext:value-type="string">
            <text:p>-6.630295e-01)</text:p>
          </table:table-cell>
          <table:table-cell office:value-type="string" calcext:value-type="string">
            <text:p>(5.206460e-02</text:p>
          </table:table-cell>
          <table:table-cell office:value-type="float" office:value="6.245381" calcext:value-type="float">
            <text:p>6.245381</text:p>
          </table:table-cell>
          <table:table-cell office:value-type="string" calcext:value-type="string">
            <text:p>3.012556e-01))</text:p>
          </table:table-cell>
        </table:table-row>
        <table:table-row table:style-name="ro1">
          <table:table-cell office:value-type="float" office:value="0.591111" calcext:value-type="float">
            <text:p>0.591111</text:p>
          </table:table-cell>
          <table:table-cell office:value-type="string" calcext:value-type="string">
            <text:p>((-1.322852e+01</text:p>
          </table:table-cell>
          <table:table-cell office:value-type="float" office:value="3.639991E-018" calcext:value-type="float">
            <text:p>3.639991E-18</text:p>
          </table:table-cell>
          <table:table-cell office:value-type="string" calcext:value-type="string">
            <text:p>6.110955e+02)</text:p>
          </table:table-cell>
          <table:table-cell office:value-type="string" calcext:value-type="string">
            <text:p>(6.035205e+00</text:p>
          </table:table-cell>
          <table:table-cell office:value-type="float" office:value="6.635523E-021" calcext:value-type="float">
            <text:p>6.635523E-21</text:p>
          </table:table-cell>
          <table:table-cell office:value-type="string" calcext:value-type="string">
            <text:p>-1.004132e+00))</text:p>
          </table:table-cell>
          <table:table-cell office:value-type="string" calcext:value-type="string">
            <text:p>((-3.055477e+01</text:p>
          </table:table-cell>
          <table:table-cell office:value-type="float" office:value="-181.2504" calcext:value-type="float">
            <text:p>-181.2504</text:p>
          </table:table-cell>
          <table:table-cell office:value-type="string" calcext:value-type="string">
            <text:p>-6.614262e-01)</text:p>
          </table:table-cell>
          <table:table-cell office:value-type="string" calcext:value-type="string">
            <text:p>(5.020660e-02</text:p>
          </table:table-cell>
          <table:table-cell office:value-type="float" office:value="6.245642" calcext:value-type="float">
            <text:p>6.245642</text:p>
          </table:table-cell>
          <table:table-cell office:value-type="string" calcext:value-type="string">
            <text:p>3.017602e-01))</text:p>
          </table:table-cell>
        </table:table-row>
        <table:table-row table:style-name="ro1">
          <table:table-cell office:value-type="float" office:value="0.591667" calcext:value-type="float">
            <text:p>0.591667</text:p>
          </table:table-cell>
          <table:table-cell office:value-type="string" calcext:value-type="string">
            <text:p>((-1.325364e+01</text:p>
          </table:table-cell>
          <table:table-cell office:value-type="float" office:value="3.653819E-018" calcext:value-type="float">
            <text:p>3.653819E-18</text:p>
          </table:table-cell>
          <table:table-cell office:value-type="string" calcext:value-type="string">
            <text:p>6.108195e+02)</text:p>
          </table:table-cell>
          <table:table-cell office:value-type="string" calcext:value-type="string">
            <text:p>(6.090667e+00</text:p>
          </table:table-cell>
          <table:table-cell office:value-type="float" office:value="6.304801E-021" calcext:value-type="float">
            <text:p>6.304801E-21</text:p>
          </table:table-cell>
          <table:table-cell office:value-type="string" calcext:value-type="string">
            <text:p>-9.563412e-01))</text:p>
          </table:table-cell>
          <table:table-cell office:value-type="string" calcext:value-type="string">
            <text:p>((-3.054097e+01</text:p>
          </table:table-cell>
          <table:table-cell office:value-type="float" office:value="-181.0732" calcext:value-type="float">
            <text:p>-181.0732</text:p>
          </table:table-cell>
          <table:table-cell office:value-type="string" calcext:value-type="string">
            <text:p>-6.626821e-01)</text:p>
          </table:table-cell>
          <table:table-cell office:value-type="string" calcext:value-type="string">
            <text:p>(4.781706e-02</text:p>
          </table:table-cell>
          <table:table-cell office:value-type="float" office:value="6.291208" calcext:value-type="float">
            <text:p>6.291208</text:p>
          </table:table-cell>
          <table:table-cell office:value-type="string" calcext:value-type="string">
            <text:p>3.045334e-01))</text:p>
          </table:table-cell>
        </table:table-row>
        <table:table-row table:style-name="ro1">
          <table:table-cell office:value-type="float" office:value="0.592222" calcext:value-type="float">
            <text:p>0.592222</text:p>
          </table:table-cell>
          <table:table-cell office:value-type="string" calcext:value-type="string">
            <text:p>((-1.323988e+01</text:p>
          </table:table-cell>
          <table:table-cell office:value-type="float" office:value="3.645366E-018" calcext:value-type="float">
            <text:p>3.645366E-18</text:p>
          </table:table-cell>
          <table:table-cell office:value-type="string" calcext:value-type="string">
            <text:p>6.109976e+02)</text:p>
          </table:table-cell>
          <table:table-cell office:value-type="string" calcext:value-type="string">
            <text:p>(6.156613e+00</text:p>
          </table:table-cell>
          <table:table-cell office:value-type="float" office:value="5.987007E-021" calcext:value-type="float">
            <text:p>5.987007E-21</text:p>
          </table:table-cell>
          <table:table-cell office:value-type="string" calcext:value-type="string">
            <text:p>-9.058595e-01))</text:p>
          </table:table-cell>
          <table:table-cell office:value-type="string" calcext:value-type="string">
            <text:p>((-3.054988e+01</text:p>
          </table:table-cell>
          <table:table-cell office:value-type="float" office:value="-181.1668" calcext:value-type="float">
            <text:p>-181.1668</text:p>
          </table:table-cell>
          <table:table-cell office:value-type="string" calcext:value-type="string">
            <text:p>-6.619942e-01)</text:p>
          </table:table-cell>
          <table:table-cell office:value-type="string" calcext:value-type="string">
            <text:p>(4.529298e-02</text:p>
          </table:table-cell>
          <table:table-cell office:value-type="float" office:value="6.347214" calcext:value-type="float">
            <text:p>6.347214</text:p>
          </table:table-cell>
          <table:table-cell office:value-type="string" calcext:value-type="string">
            <text:p>3.078306e-01))</text:p>
          </table:table-cell>
        </table:table-row>
        <table:table-row table:style-name="ro1">
          <table:table-cell office:value-type="float" office:value="0.592778" calcext:value-type="float">
            <text:p>0.592778</text:p>
          </table:table-cell>
          <table:table-cell office:value-type="string" calcext:value-type="string">
            <text:p>((-1.322942e+01</text:p>
          </table:table-cell>
          <table:table-cell office:value-type="float" office:value="3.627731E-018" calcext:value-type="float">
            <text:p>3.627731E-18</text:p>
          </table:table-cell>
          <table:table-cell office:value-type="string" calcext:value-type="string">
            <text:p>6.114156e+02)</text:p>
          </table:table-cell>
          <table:table-cell office:value-type="string" calcext:value-type="string">
            <text:p>(6.218539e+00</text:p>
          </table:table-cell>
          <table:table-cell office:value-type="float" office:value="5.698219E-021" calcext:value-type="float">
            <text:p>5.698219E-21</text:p>
          </table:table-cell>
          <table:table-cell office:value-type="string" calcext:value-type="string">
            <text:p>-8.600145e-01))</text:p>
          </table:table-cell>
          <table:table-cell office:value-type="string" calcext:value-type="string">
            <text:p>((-3.057078e+01</text:p>
          </table:table-cell>
          <table:table-cell office:value-type="float" office:value="-181.3186" calcext:value-type="float">
            <text:p>-181.3186</text:p>
          </table:table-cell>
          <table:table-cell office:value-type="string" calcext:value-type="string">
            <text:p>-6.614711e-01)</text:p>
          </table:table-cell>
          <table:table-cell office:value-type="string" calcext:value-type="string">
            <text:p>(4.300072e-02</text:p>
          </table:table-cell>
          <table:table-cell office:value-type="float" office:value="6.400291" calcext:value-type="float">
            <text:p>6.400291</text:p>
          </table:table-cell>
          <table:table-cell office:value-type="string" calcext:value-type="string">
            <text:p>3.109269e-01))</text:p>
          </table:table-cell>
        </table:table-row>
        <table:table-row table:style-name="ro1">
          <table:table-cell office:value-type="float" office:value="0.593333" calcext:value-type="float">
            <text:p>0.593333</text:p>
          </table:table-cell>
          <table:table-cell office:value-type="string" calcext:value-type="string">
            <text:p>((-1.321963e+01</text:p>
          </table:table-cell>
          <table:table-cell office:value-type="float" office:value="3.61455E-018" calcext:value-type="float">
            <text:p>3.61455E-18</text:p>
          </table:table-cell>
          <table:table-cell office:value-type="string" calcext:value-type="string">
            <text:p>6.116727e+02)</text:p>
          </table:table-cell>
          <table:table-cell office:value-type="string" calcext:value-type="string">
            <text:p>(6.269500e+00</text:p>
          </table:table-cell>
          <table:table-cell office:value-type="float" office:value="5.440482E-021" calcext:value-type="float">
            <text:p>5.440482E-21</text:p>
          </table:table-cell>
          <table:table-cell office:value-type="string" calcext:value-type="string">
            <text:p>-8.212619e-01))</text:p>
          </table:table-cell>
          <table:table-cell office:value-type="string" calcext:value-type="string">
            <text:p>((-3.058363e+01</text:p>
          </table:table-cell>
          <table:table-cell office:value-type="float" office:value="-181.4055" calcext:value-type="float">
            <text:p>-181.4055</text:p>
          </table:table-cell>
          <table:table-cell office:value-type="string" calcext:value-type="string">
            <text:p>-6.609817e-01)</text:p>
          </table:table-cell>
          <table:table-cell office:value-type="string" calcext:value-type="string">
            <text:p>(4.106310e-02</text:p>
          </table:table-cell>
          <table:table-cell office:value-type="float" office:value="6.443715" calcext:value-type="float">
            <text:p>6.443715</text:p>
          </table:table-cell>
          <table:table-cell office:value-type="string" calcext:value-type="string">
            <text:p>3.134750e-01))</text:p>
          </table:table-cell>
        </table:table-row>
        <table:table-row table:style-name="ro1">
          <table:table-cell office:value-type="float" office:value="0.593889" calcext:value-type="float">
            <text:p>0.593889</text:p>
          </table:table-cell>
          <table:table-cell office:value-type="string" calcext:value-type="string">
            <text:p>((-1.321075e+01</text:p>
          </table:table-cell>
          <table:table-cell office:value-type="float" office:value="3.603433E-018" calcext:value-type="float">
            <text:p>3.603433E-18</text:p>
          </table:table-cell>
          <table:table-cell office:value-type="string" calcext:value-type="string">
            <text:p>6.118608e+02)</text:p>
          </table:table-cell>
          <table:table-cell office:value-type="string" calcext:value-type="string">
            <text:p>(6.310256e+00</text:p>
          </table:table-cell>
          <table:table-cell office:value-type="float" office:value="5.215965E-021" calcext:value-type="float">
            <text:p>5.215965E-21</text:p>
          </table:table-cell>
          <table:table-cell office:value-type="string" calcext:value-type="string">
            <text:p>-7.888935e-01))</text:p>
          </table:table-cell>
          <table:table-cell office:value-type="string" calcext:value-type="string">
            <text:p>((-3.059304e+01</text:p>
          </table:table-cell>
          <table:table-cell office:value-type="float" office:value="-181.4668" calcext:value-type="float">
            <text:p>-181.4668</text:p>
          </table:table-cell>
          <table:table-cell office:value-type="string" calcext:value-type="string">
            <text:p>-6.605375e-01)</text:p>
          </table:table-cell>
          <table:table-cell office:value-type="string" calcext:value-type="string">
            <text:p>(3.944467e-02</text:p>
          </table:table-cell>
          <table:table-cell office:value-type="float" office:value="6.478082" calcext:value-type="float">
            <text:p>6.478082</text:p>
          </table:table-cell>
          <table:table-cell office:value-type="string" calcext:value-type="string">
            <text:p>3.155128e-01))</text:p>
          </table:table-cell>
        </table:table-row>
        <table:table-row table:style-name="ro1">
          <table:table-cell office:value-type="float" office:value="0.594444" calcext:value-type="float">
            <text:p>0.594444</text:p>
          </table:table-cell>
          <table:table-cell office:value-type="string" calcext:value-type="string">
            <text:p>((-1.317773e+01</text:p>
          </table:table-cell>
          <table:table-cell office:value-type="float" office:value="3.571665E-018" calcext:value-type="float">
            <text:p>3.571665E-18</text:p>
          </table:table-cell>
          <table:table-cell office:value-type="string" calcext:value-type="string">
            <text:p>6.122219e+02)</text:p>
          </table:table-cell>
          <table:table-cell office:value-type="string" calcext:value-type="string">
            <text:p>(6.343949e+00</text:p>
          </table:table-cell>
          <table:table-cell office:value-type="float" office:value="4.93096E-021" calcext:value-type="float">
            <text:p>4.93096E-21</text:p>
          </table:table-cell>
          <table:table-cell office:value-type="string" calcext:value-type="string">
            <text:p>-7.638799e-01))</text:p>
          </table:table-cell>
          <table:table-cell office:value-type="string" calcext:value-type="string">
            <text:p>((-3.061110e+01</text:p>
          </table:table-cell>
          <table:table-cell office:value-type="float" office:value="-181.6417" calcext:value-type="float">
            <text:p>-181.6417</text:p>
          </table:table-cell>
          <table:table-cell office:value-type="string" calcext:value-type="string">
            <text:p>-6.588867e-01)</text:p>
          </table:table-cell>
          <table:table-cell office:value-type="string" calcext:value-type="string">
            <text:p>(3.819400e-02</text:p>
          </table:table-cell>
          <table:table-cell office:value-type="float" office:value="6.506973" calcext:value-type="float">
            <text:p>6.506973</text:p>
          </table:table-cell>
          <table:table-cell office:value-type="string" calcext:value-type="string">
            <text:p>3.171974e-01))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string" calcext:value-type="string">
            <text:p>((-1.318123e+01</text:p>
          </table:table-cell>
          <table:table-cell office:value-type="float" office:value="3.573045E-018" calcext:value-type="float">
            <text:p>3.573045E-18</text:p>
          </table:table-cell>
          <table:table-cell office:value-type="string" calcext:value-type="string">
            <text:p>6.122687e+02)</text:p>
          </table:table-cell>
          <table:table-cell office:value-type="string" calcext:value-type="string">
            <text:p>(6.379667e+00</text:p>
          </table:table-cell>
          <table:table-cell office:value-type="float" office:value="4.648034E-021" calcext:value-type="float">
            <text:p>4.648034E-21</text:p>
          </table:table-cell>
          <table:table-cell office:value-type="string" calcext:value-type="string">
            <text:p>-7.438612e-01))</text:p>
          </table:table-cell>
          <table:table-cell office:value-type="string" calcext:value-type="string">
            <text:p>((-3.061344e+01</text:p>
          </table:table-cell>
          <table:table-cell office:value-type="float" office:value="-181.6221" calcext:value-type="float">
            <text:p>-181.6221</text:p>
          </table:table-cell>
          <table:table-cell office:value-type="string" calcext:value-type="string">
            <text:p>-6.590613e-01)</text:p>
          </table:table-cell>
          <table:table-cell office:value-type="string" calcext:value-type="string">
            <text:p>(3.719306e-02</text:p>
          </table:table-cell>
          <table:table-cell office:value-type="float" office:value="6.539373" calcext:value-type="float">
            <text:p>6.539373</text:p>
          </table:table-cell>
          <table:table-cell office:value-type="string" calcext:value-type="string">
            <text:p>3.189834e-01))</text:p>
          </table:table-cell>
        </table:table-row>
        <table:table-row table:style-name="ro1">
          <table:table-cell office:value-type="float" office:value="0.595556" calcext:value-type="float">
            <text:p>0.595556</text:p>
          </table:table-cell>
          <table:table-cell office:value-type="string" calcext:value-type="string">
            <text:p>((-1.314700e+01</text:p>
          </table:table-cell>
          <table:table-cell office:value-type="float" office:value="3.552769E-018" calcext:value-type="float">
            <text:p>3.552769E-18</text:p>
          </table:table-cell>
          <table:table-cell office:value-type="string" calcext:value-type="string">
            <text:p>6.126959e+02)</text:p>
          </table:table-cell>
          <table:table-cell office:value-type="string" calcext:value-type="string">
            <text:p>(6.412753e+00</text:p>
          </table:table-cell>
          <table:table-cell office:value-type="float" office:value="4.440288E-021" calcext:value-type="float">
            <text:p>4.440288E-21</text:p>
          </table:table-cell>
          <table:table-cell office:value-type="string" calcext:value-type="string">
            <text:p>-7.266437e-01))</text:p>
          </table:table-cell>
          <table:table-cell office:value-type="string" calcext:value-type="string">
            <text:p>((-3.063479e+01</text:p>
          </table:table-cell>
          <table:table-cell office:value-type="float" office:value="-181.831" calcext:value-type="float">
            <text:p>-181.831</text:p>
          </table:table-cell>
          <table:table-cell office:value-type="string" calcext:value-type="string">
            <text:p>-6.573498e-01)</text:p>
          </table:table-cell>
          <table:table-cell office:value-type="string" calcext:value-type="string">
            <text:p>(3.633219e-02</text:p>
          </table:table-cell>
          <table:table-cell office:value-type="float" office:value="6.569759" calcext:value-type="float">
            <text:p>6.569759</text:p>
          </table:table-cell>
          <table:table-cell office:value-type="string" calcext:value-type="string">
            <text:p>3.206376e-01))</text:p>
          </table:table-cell>
        </table:table-row>
        <table:table-row table:style-name="ro1">
          <table:table-cell office:value-type="float" office:value="0.596111" calcext:value-type="float">
            <text:p>0.596111</text:p>
          </table:table-cell>
          <table:table-cell office:value-type="string" calcext:value-type="string">
            <text:p>((-1.316253e+01</text:p>
          </table:table-cell>
          <table:table-cell office:value-type="float" office:value="3.551578E-018" calcext:value-type="float">
            <text:p>3.551578E-18</text:p>
          </table:table-cell>
          <table:table-cell office:value-type="string" calcext:value-type="string">
            <text:p>6.126006e+02)</text:p>
          </table:table-cell>
          <table:table-cell office:value-type="string" calcext:value-type="string">
            <text:p>(6.446362e+00</text:p>
          </table:table-cell>
          <table:table-cell office:value-type="float" office:value="4.263219E-021" calcext:value-type="float">
            <text:p>4.263219E-21</text:p>
          </table:table-cell>
          <table:table-cell office:value-type="string" calcext:value-type="string">
            <text:p>-7.094999e-01))</text:p>
          </table:table-cell>
          <table:table-cell office:value-type="string" calcext:value-type="string">
            <text:p>((-3.063003e+01</text:p>
          </table:table-cell>
          <table:table-cell office:value-type="float" office:value="-181.7406" calcext:value-type="float">
            <text:p>-181.7406</text:p>
          </table:table-cell>
          <table:table-cell office:value-type="string" calcext:value-type="string">
            <text:p>-6.581263e-01)</text:p>
          </table:table-cell>
          <table:table-cell office:value-type="string" calcext:value-type="string">
            <text:p>(3.547499e-02</text:p>
          </table:table-cell>
          <table:table-cell office:value-type="float" office:value="6.600741" calcext:value-type="float">
            <text:p>6.600741</text:p>
          </table:table-cell>
          <table:table-cell office:value-type="string" calcext:value-type="string">
            <text:p>3.223181e-01))</text:p>
          </table:table-cell>
        </table:table-row>
        <table:table-row table:style-name="ro1">
          <table:table-cell office:value-type="float" office:value="0.596667" calcext:value-type="float">
            <text:p>0.596667</text:p>
          </table:table-cell>
          <table:table-cell office:value-type="string" calcext:value-type="string">
            <text:p>((-1.313011e+01</text:p>
          </table:table-cell>
          <table:table-cell office:value-type="float" office:value="3.51579E-018" calcext:value-type="float">
            <text:p>3.51579E-18</text:p>
          </table:table-cell>
          <table:table-cell office:value-type="string" calcext:value-type="string">
            <text:p>6.130033e+02)</text:p>
          </table:table-cell>
          <table:table-cell office:value-type="string" calcext:value-type="string">
            <text:p>(6.474528e+00</text:p>
          </table:table-cell>
          <table:table-cell office:value-type="float" office:value="4.140597E-021" calcext:value-type="float">
            <text:p>4.140597E-21</text:p>
          </table:table-cell>
          <table:table-cell office:value-type="string" calcext:value-type="string">
            <text:p>-6.932218e-01))</text:p>
          </table:table-cell>
          <table:table-cell office:value-type="string" calcext:value-type="string">
            <text:p>((-3.065016e+01</text:p>
          </table:table-cell>
          <table:table-cell office:value-type="float" office:value="-181.9488" calcext:value-type="float">
            <text:p>-181.9488</text:p>
          </table:table-cell>
          <table:table-cell office:value-type="string" calcext:value-type="string">
            <text:p>-6.565057e-01)</text:p>
          </table:table-cell>
          <table:table-cell office:value-type="string" calcext:value-type="string">
            <text:p>(3.466109e-02</text:p>
          </table:table-cell>
          <table:table-cell office:value-type="float" office:value="6.62621" calcext:value-type="float">
            <text:p>6.62621</text:p>
          </table:table-cell>
          <table:table-cell office:value-type="string" calcext:value-type="string">
            <text:p>3.237264e-01))</text:p>
          </table:table-cell>
        </table:table-row>
        <table:table-row table:style-name="ro1">
          <table:table-cell office:value-type="float" office:value="0.597222" calcext:value-type="float">
            <text:p>0.597222</text:p>
          </table:table-cell>
          <table:table-cell office:value-type="string" calcext:value-type="string">
            <text:p>((-1.315717e+01</text:p>
          </table:table-cell>
          <table:table-cell office:value-type="float" office:value="3.525628E-018" calcext:value-type="float">
            <text:p>3.525628E-18</text:p>
          </table:table-cell>
          <table:table-cell office:value-type="string" calcext:value-type="string">
            <text:p>6.128065e+02)</text:p>
          </table:table-cell>
          <table:table-cell office:value-type="string" calcext:value-type="string">
            <text:p>(6.499235e+00</text:p>
          </table:table-cell>
          <table:table-cell office:value-type="float" office:value="4.126913E-021" calcext:value-type="float">
            <text:p>4.126913E-21</text:p>
          </table:table-cell>
          <table:table-cell office:value-type="string" calcext:value-type="string">
            <text:p>-6.766250e-01))</text:p>
          </table:table-cell>
          <table:table-cell office:value-type="string" calcext:value-type="string">
            <text:p>((-3.064033e+01</text:p>
          </table:table-cell>
          <table:table-cell office:value-type="float" office:value="-181.7981" calcext:value-type="float">
            <text:p>-181.7981</text:p>
          </table:table-cell>
          <table:table-cell office:value-type="string" calcext:value-type="string">
            <text:p>-6.578586e-01)</text:p>
          </table:table-cell>
          <table:table-cell office:value-type="string" calcext:value-type="string">
            <text:p>(3.383125e-02</text:p>
          </table:table-cell>
          <table:table-cell office:value-type="float" office:value="6.647947" calcext:value-type="float">
            <text:p>6.647947</text:p>
          </table:table-cell>
          <table:table-cell office:value-type="string" calcext:value-type="string">
            <text:p>3.249617e-01))</text:p>
          </table:table-cell>
        </table:table-row>
        <table:table-row table:style-name="ro1">
          <table:table-cell office:value-type="float" office:value="0.597778" calcext:value-type="float">
            <text:p>0.597778</text:p>
          </table:table-cell>
          <table:table-cell office:value-type="string" calcext:value-type="string">
            <text:p>((-1.312915e+01</text:p>
          </table:table-cell>
          <table:table-cell office:value-type="float" office:value="3.498175E-018" calcext:value-type="float">
            <text:p>3.498175E-18</text:p>
          </table:table-cell>
          <table:table-cell office:value-type="string" calcext:value-type="string">
            <text:p>6.132046e+02)</text:p>
          </table:table-cell>
          <table:table-cell office:value-type="string" calcext:value-type="string">
            <text:p>(6.514149e+00</text:p>
          </table:table-cell>
          <table:table-cell office:value-type="float" office:value="4.102659E-021" calcext:value-type="float">
            <text:p>4.102659E-21</text:p>
          </table:table-cell>
          <table:table-cell office:value-type="string" calcext:value-type="string">
            <text:p>-6.616202e-01))</text:p>
          </table:table-cell>
          <table:table-cell office:value-type="string" calcext:value-type="string">
            <text:p>((-3.066023e+01</text:p>
          </table:table-cell>
          <table:table-cell office:value-type="float" office:value="-182.0002" calcext:value-type="float">
            <text:p>-182.0002</text:p>
          </table:table-cell>
          <table:table-cell office:value-type="string" calcext:value-type="string">
            <text:p>-6.564575e-01)</text:p>
          </table:table-cell>
          <table:table-cell office:value-type="string" calcext:value-type="string">
            <text:p>(3.308101e-02</text:p>
          </table:table-cell>
          <table:table-cell office:value-type="float" office:value="6.659753" calcext:value-type="float">
            <text:p>6.659753</text:p>
          </table:table-cell>
          <table:table-cell office:value-type="string" calcext:value-type="string">
            <text:p>3.257075e-01))</text:p>
          </table:table-cell>
        </table:table-row>
        <table:table-row table:style-name="ro1">
          <table:table-cell office:value-type="float" office:value="0.598333" calcext:value-type="float">
            <text:p>0.598333</text:p>
          </table:table-cell>
          <table:table-cell office:value-type="string" calcext:value-type="string">
            <text:p>((-1.314893e+01</text:p>
          </table:table-cell>
          <table:table-cell office:value-type="float" office:value="3.495374E-018" calcext:value-type="float">
            <text:p>3.495374E-18</text:p>
          </table:table-cell>
          <table:table-cell office:value-type="string" calcext:value-type="string">
            <text:p>6.130846e+02)</text:p>
          </table:table-cell>
          <table:table-cell office:value-type="string" calcext:value-type="string">
            <text:p>(6.525372e+00</text:p>
          </table:table-cell>
          <table:table-cell office:value-type="float" office:value="4.095478E-021" calcext:value-type="float">
            <text:p>4.095478E-21</text:p>
          </table:table-cell>
          <table:table-cell office:value-type="string" calcext:value-type="string">
            <text:p>-6.478774e-01))</text:p>
          </table:table-cell>
          <table:table-cell office:value-type="string" calcext:value-type="string">
            <text:p>((-3.065423e+01</text:p>
          </table:table-cell>
          <table:table-cell office:value-type="float" office:value="-181.899" calcext:value-type="float">
            <text:p>-181.899</text:p>
          </table:table-cell>
          <table:table-cell office:value-type="string" calcext:value-type="string">
            <text:p>-6.574465e-01)</text:p>
          </table:table-cell>
          <table:table-cell office:value-type="string" calcext:value-type="string">
            <text:p>(3.239387e-02</text:p>
          </table:table-cell>
          <table:table-cell office:value-type="float" office:value="6.667997" calcext:value-type="float">
            <text:p>6.667997</text:p>
          </table:table-cell>
          <table:table-cell office:value-type="string" calcext:value-type="string">
            <text:p>3.262686e-01))</text:p>
          </table:table-cell>
        </table:table-row>
        <table:table-row table:style-name="ro1">
          <table:table-cell office:value-type="float" office:value="0.598889" calcext:value-type="float">
            <text:p>0.598889</text:p>
          </table:table-cell>
          <table:table-cell office:value-type="string" calcext:value-type="string">
            <text:p>((-1.311922e+01</text:p>
          </table:table-cell>
          <table:table-cell office:value-type="float" office:value="3.467301E-018" calcext:value-type="float">
            <text:p>3.467301E-18</text:p>
          </table:table-cell>
          <table:table-cell office:value-type="string" calcext:value-type="string">
            <text:p>6.134653e+02)</text:p>
          </table:table-cell>
          <table:table-cell office:value-type="string" calcext:value-type="string">
            <text:p>(6.533730e+00</text:p>
          </table:table-cell>
          <table:table-cell office:value-type="float" office:value="4.093573E-021" calcext:value-type="float">
            <text:p>4.093573E-21</text:p>
          </table:table-cell>
          <table:table-cell office:value-type="string" calcext:value-type="string">
            <text:p>-6.355446e-01))</text:p>
          </table:table-cell>
          <table:table-cell office:value-type="string" calcext:value-type="string">
            <text:p>((-3.067326e+01</text:p>
          </table:table-cell>
          <table:table-cell office:value-type="float" office:value="-182.0898" calcext:value-type="float">
            <text:p>-182.0898</text:p>
          </table:table-cell>
          <table:table-cell office:value-type="string" calcext:value-type="string">
            <text:p>-6.559609e-01)</text:p>
          </table:table-cell>
          <table:table-cell office:value-type="string" calcext:value-type="string">
            <text:p>(3.177723e-02</text:p>
          </table:table-cell>
          <table:table-cell office:value-type="float" office:value="6.673591" calcext:value-type="float">
            <text:p>6.673591</text:p>
          </table:table-cell>
          <table:table-cell office:value-type="string" calcext:value-type="string">
            <text:p>3.266865e-01))</text:p>
          </table:table-cell>
        </table:table-row>
        <table:table-row table:style-name="ro1">
          <table:table-cell office:value-type="float" office:value="0.599444" calcext:value-type="float">
            <text:p>0.599444</text:p>
          </table:table-cell>
          <table:table-cell office:value-type="string" calcext:value-type="string">
            <text:p>((-1.313785e+01</text:p>
          </table:table-cell>
          <table:table-cell office:value-type="float" office:value="3.465499E-018" calcext:value-type="float">
            <text:p>3.465499E-18</text:p>
          </table:table-cell>
          <table:table-cell office:value-type="string" calcext:value-type="string">
            <text:p>6.133396e+02)</text:p>
          </table:table-cell>
          <table:table-cell office:value-type="string" calcext:value-type="string">
            <text:p>(6.540287e+00</text:p>
          </table:table-cell>
          <table:table-cell office:value-type="float" office:value="4.116684E-021" calcext:value-type="float">
            <text:p>4.116684E-21</text:p>
          </table:table-cell>
          <table:table-cell office:value-type="string" calcext:value-type="string">
            <text:p>-6.245545e-01))</text:p>
          </table:table-cell>
          <table:table-cell office:value-type="string" calcext:value-type="string">
            <text:p>((-3.066698e+01</text:p>
          </table:table-cell>
          <table:table-cell office:value-type="float" office:value="-181.9835" calcext:value-type="float">
            <text:p>-181.9835</text:p>
          </table:table-cell>
          <table:table-cell office:value-type="string" calcext:value-type="string">
            <text:p>-6.568925e-01)</text:p>
          </table:table-cell>
          <table:table-cell office:value-type="string" calcext:value-type="string">
            <text:p>(3.122772e-02</text:p>
          </table:table-cell>
          <table:table-cell office:value-type="float" office:value="6.677645" calcext:value-type="float">
            <text:p>6.677645</text:p>
          </table:table-cell>
          <table:table-cell office:value-type="string" calcext:value-type="string">
            <text:p>3.270143e-01))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string" calcext:value-type="string">
            <text:p>((-1.313169e+01</text:p>
          </table:table-cell>
          <table:table-cell office:value-type="float" office:value="3.45259E-018" calcext:value-type="float">
            <text:p>3.45259E-18</text:p>
          </table:table-cell>
          <table:table-cell office:value-type="string" calcext:value-type="string">
            <text:p>6.134961e+02)</text:p>
          </table:table-cell>
          <table:table-cell office:value-type="string" calcext:value-type="string">
            <text:p>(6.545580e+00</text:p>
          </table:table-cell>
          <table:table-cell office:value-type="float" office:value="4.127675E-021" calcext:value-type="float">
            <text:p>4.127675E-21</text:p>
          </table:table-cell>
          <table:table-cell office:value-type="string" calcext:value-type="string">
            <text:p>-6.144923e-01))</text:p>
          </table:table-cell>
          <table:table-cell office:value-type="string" calcext:value-type="string">
            <text:p>((-3.067480e+01</text:p>
          </table:table-cell>
          <table:table-cell office:value-type="float" office:value="-182.0423" calcext:value-type="float">
            <text:p>-182.0423</text:p>
          </table:table-cell>
          <table:table-cell office:value-type="string" calcext:value-type="string">
            <text:p>-6.565847e-01)</text:p>
          </table:table-cell>
          <table:table-cell office:value-type="string" calcext:value-type="string">
            <text:p>(3.072462e-02</text:p>
          </table:table-cell>
          <table:table-cell office:value-type="float" office:value="6.680615" calcext:value-type="float">
            <text:p>6.680615</text:p>
          </table:table-cell>
          <table:table-cell office:value-type="string" calcext:value-type="string">
            <text:p>3.272790e-01))</text:p>
          </table:table-cell>
        </table:table-row>
        <table:table-row table:style-name="ro1">
          <table:table-cell office:value-type="float" office:value="0.600556" calcext:value-type="float">
            <text:p>0.600556</text:p>
          </table:table-cell>
          <table:table-cell office:value-type="string" calcext:value-type="string">
            <text:p>((-1.310001e+01</text:p>
          </table:table-cell>
          <table:table-cell office:value-type="float" office:value="3.416057E-018" calcext:value-type="float">
            <text:p>3.416057E-18</text:p>
          </table:table-cell>
          <table:table-cell office:value-type="string" calcext:value-type="string">
            <text:p>6.138869e+02)</text:p>
          </table:table-cell>
          <table:table-cell office:value-type="string" calcext:value-type="string">
            <text:p>(6.550135e+00</text:p>
          </table:table-cell>
          <table:table-cell office:value-type="float" office:value="4.120273E-021" calcext:value-type="float">
            <text:p>4.120273E-21</text:p>
          </table:table-cell>
          <table:table-cell office:value-type="string" calcext:value-type="string">
            <text:p>-6.052235e-01))</text:p>
          </table:table-cell>
          <table:table-cell office:value-type="string" calcext:value-type="string">
            <text:p>((-3.069434e+01</text:p>
          </table:table-cell>
          <table:table-cell office:value-type="float" office:value="-182.2428" calcext:value-type="float">
            <text:p>-182.2428</text:p>
          </table:table-cell>
          <table:table-cell office:value-type="string" calcext:value-type="string">
            <text:p>-6.550005e-01)</text:p>
          </table:table-cell>
          <table:table-cell office:value-type="string" calcext:value-type="string">
            <text:p>(3.026118e-02</text:p>
          </table:table-cell>
          <table:table-cell office:value-type="float" office:value="6.68302" calcext:value-type="float">
            <text:p>6.68302</text:p>
          </table:table-cell>
          <table:table-cell office:value-type="string" calcext:value-type="string">
            <text:p>3.275067e-01))</text:p>
          </table:table-cell>
        </table:table-row>
        <table:table-row table:style-name="ro1">
          <table:table-cell office:value-type="float" office:value="0.601111" calcext:value-type="float">
            <text:p>0.601111</text:p>
          </table:table-cell>
          <table:table-cell office:value-type="string" calcext:value-type="string">
            <text:p>((-1.312344e+01</text:p>
          </table:table-cell>
          <table:table-cell office:value-type="float" office:value="3.416832E-018" calcext:value-type="float">
            <text:p>3.416832E-18</text:p>
          </table:table-cell>
          <table:table-cell office:value-type="string" calcext:value-type="string">
            <text:p>6.136980e+02)</text:p>
          </table:table-cell>
          <table:table-cell office:value-type="string" calcext:value-type="string">
            <text:p>(6.553765e+00</text:p>
          </table:table-cell>
          <table:table-cell office:value-type="float" office:value="4.127383E-021" calcext:value-type="float">
            <text:p>4.127383E-21</text:p>
          </table:table-cell>
          <table:table-cell office:value-type="string" calcext:value-type="string">
            <text:p>-5.968101e-01))</text:p>
          </table:table-cell>
          <table:table-cell office:value-type="string" calcext:value-type="string">
            <text:p>((-3.068490e+01</text:p>
          </table:table-cell>
          <table:table-cell office:value-type="float" office:value="-182.099" calcext:value-type="float">
            <text:p>-182.099</text:p>
          </table:table-cell>
          <table:table-cell office:value-type="string" calcext:value-type="string">
            <text:p>-6.561722e-01)</text:p>
          </table:table-cell>
          <table:table-cell office:value-type="string" calcext:value-type="string">
            <text:p>(2.984050e-02</text:p>
          </table:table-cell>
          <table:table-cell office:value-type="float" office:value="6.68468" calcext:value-type="float">
            <text:p>6.68468</text:p>
          </table:table-cell>
          <table:table-cell office:value-type="string" calcext:value-type="string">
            <text:p>3.276883e-01))</text:p>
          </table:table-cell>
        </table:table-row>
        <table:table-row table:style-name="ro1">
          <table:table-cell office:value-type="float" office:value="0.601667" calcext:value-type="float">
            <text:p>0.601667</text:p>
          </table:table-cell>
          <table:table-cell office:value-type="string" calcext:value-type="string">
            <text:p>((-1.311999e+01</text:p>
          </table:table-cell>
          <table:table-cell office:value-type="float" office:value="3.404677E-018" calcext:value-type="float">
            <text:p>3.404677E-18</text:p>
          </table:table-cell>
          <table:table-cell office:value-type="string" calcext:value-type="string">
            <text:p>6.138291e+02)</text:p>
          </table:table-cell>
          <table:table-cell office:value-type="string" calcext:value-type="string">
            <text:p>(6.557036e+00</text:p>
          </table:table-cell>
          <table:table-cell office:value-type="float" office:value="4.149008E-021" calcext:value-type="float">
            <text:p>4.149008E-21</text:p>
          </table:table-cell>
          <table:table-cell office:value-type="string" calcext:value-type="string">
            <text:p>-5.891791e-01))</text:p>
          </table:table-cell>
          <table:table-cell office:value-type="string" calcext:value-type="string">
            <text:p>((-3.069146e+01</text:p>
          </table:table-cell>
          <table:table-cell office:value-type="float" office:value="-182.1438" calcext:value-type="float">
            <text:p>-182.1438</text:p>
          </table:table-cell>
          <table:table-cell office:value-type="string" calcext:value-type="string">
            <text:p>-6.559996e-01)</text:p>
          </table:table-cell>
          <table:table-cell office:value-type="string" calcext:value-type="string">
            <text:p>(2.945896e-02</text:p>
          </table:table-cell>
          <table:table-cell office:value-type="float" office:value="6.686179" calcext:value-type="float">
            <text:p>6.686179</text:p>
          </table:table-cell>
          <table:table-cell office:value-type="string" calcext:value-type="string">
            <text:p>3.278518e-01))</text:p>
          </table:table-cell>
        </table:table-row>
        <table:table-row table:style-name="ro1">
          <table:table-cell office:value-type="float" office:value="0.602222" calcext:value-type="float">
            <text:p>0.602222</text:p>
          </table:table-cell>
          <table:table-cell office:value-type="string" calcext:value-type="string">
            <text:p>((-1.311525e+01</text:p>
          </table:table-cell>
          <table:table-cell office:value-type="float" office:value="3.38721E-018" calcext:value-type="float">
            <text:p>3.38721E-18</text:p>
          </table:table-cell>
          <table:table-cell office:value-type="string" calcext:value-type="string">
            <text:p>6.139831e+02)</text:p>
          </table:table-cell>
          <table:table-cell office:value-type="string" calcext:value-type="string">
            <text:p>(6.559575e+00</text:p>
          </table:table-cell>
          <table:table-cell office:value-type="float" office:value="4.191575E-021" calcext:value-type="float">
            <text:p>4.191575E-21</text:p>
          </table:table-cell>
          <table:table-cell office:value-type="string" calcext:value-type="string">
            <text:p>-5.823616e-01))</text:p>
          </table:table-cell>
          <table:table-cell office:value-type="string" calcext:value-type="string">
            <text:p>((-3.069915e+01</text:p>
          </table:table-cell>
          <table:table-cell office:value-type="float" office:value="-182.2052" calcext:value-type="float">
            <text:p>-182.2052</text:p>
          </table:table-cell>
          <table:table-cell office:value-type="string" calcext:value-type="string">
            <text:p>-6.557623e-01)</text:p>
          </table:table-cell>
          <table:table-cell office:value-type="string" calcext:value-type="string">
            <text:p>(2.911808e-02</text:p>
          </table:table-cell>
          <table:table-cell office:value-type="float" office:value="6.687123" calcext:value-type="float">
            <text:p>6.687123</text:p>
          </table:table-cell>
          <table:table-cell office:value-type="string" calcext:value-type="string">
            <text:p>3.279788e-01))</text:p>
          </table:table-cell>
        </table:table-row>
        <table:table-row table:style-name="ro1">
          <table:table-cell office:value-type="float" office:value="0.602778" calcext:value-type="float">
            <text:p>0.602778</text:p>
          </table:table-cell>
          <table:table-cell office:value-type="string" calcext:value-type="string">
            <text:p>((-1.311323e+01</text:p>
          </table:table-cell>
          <table:table-cell office:value-type="float" office:value="3.366875E-018" calcext:value-type="float">
            <text:p>3.366875E-18</text:p>
          </table:table-cell>
          <table:table-cell office:value-type="string" calcext:value-type="string">
            <text:p>6.140920e+02)</text:p>
          </table:table-cell>
          <table:table-cell office:value-type="string" calcext:value-type="string">
            <text:p>(6.561210e+00</text:p>
          </table:table-cell>
          <table:table-cell office:value-type="float" office:value="4.244871E-021" calcext:value-type="float">
            <text:p>4.244871E-21</text:p>
          </table:table-cell>
          <table:table-cell office:value-type="string" calcext:value-type="string">
            <text:p>-5.764211e-01))</text:p>
          </table:table-cell>
          <table:table-cell office:value-type="string" calcext:value-type="string">
            <text:p>((-3.070460e+01</text:p>
          </table:table-cell>
          <table:table-cell office:value-type="float" office:value="-182.2423" calcext:value-type="float">
            <text:p>-182.2423</text:p>
          </table:table-cell>
          <table:table-cell office:value-type="string" calcext:value-type="string">
            <text:p>-6.556613e-01)</text:p>
          </table:table-cell>
          <table:table-cell office:value-type="string" calcext:value-type="string">
            <text:p>(2.882105e-02</text:p>
          </table:table-cell>
          <table:table-cell office:value-type="float" office:value="6.687349" calcext:value-type="float">
            <text:p>6.687349</text:p>
          </table:table-cell>
          <table:table-cell office:value-type="string" calcext:value-type="string">
            <text:p>3.280605e-01))</text:p>
          </table:table-cell>
        </table:table-row>
        <table:table-row table:style-name="ro1">
          <table:table-cell office:value-type="float" office:value="0.603333" calcext:value-type="float">
            <text:p>0.603333</text:p>
          </table:table-cell>
          <table:table-cell office:value-type="string" calcext:value-type="string">
            <text:p>((-1.311302e+01</text:p>
          </table:table-cell>
          <table:table-cell office:value-type="float" office:value="3.349542E-018" calcext:value-type="float">
            <text:p>3.349542E-18</text:p>
          </table:table-cell>
          <table:table-cell office:value-type="string" calcext:value-type="string">
            <text:p>6.141689e+02)</text:p>
          </table:table-cell>
          <table:table-cell office:value-type="string" calcext:value-type="string">
            <text:p>(6.562289e+00</text:p>
          </table:table-cell>
          <table:table-cell office:value-type="float" office:value="4.291472E-021" calcext:value-type="float">
            <text:p>4.291472E-21</text:p>
          </table:table-cell>
          <table:table-cell office:value-type="string" calcext:value-type="string">
            <text:p>-5.711843e-01))</text:p>
          </table:table-cell>
          <table:table-cell office:value-type="string" calcext:value-type="string">
            <text:p>((-3.070844e+01</text:p>
          </table:table-cell>
          <table:table-cell office:value-type="float" office:value="-182.2592" calcext:value-type="float">
            <text:p>-182.2592</text:p>
          </table:table-cell>
          <table:table-cell office:value-type="string" calcext:value-type="string">
            <text:p>-6.556512e-01)</text:p>
          </table:table-cell>
          <table:table-cell office:value-type="string" calcext:value-type="string">
            <text:p>(2.855922e-02</text:p>
          </table:table-cell>
          <table:table-cell office:value-type="float" office:value="6.687178" calcext:value-type="float">
            <text:p>6.687178</text:p>
          </table:table-cell>
          <table:table-cell office:value-type="string" calcext:value-type="string">
            <text:p>3.281145e-01))</text:p>
          </table:table-cell>
        </table:table-row>
        <table:table-row table:style-name="ro1">
          <table:table-cell office:value-type="float" office:value="0.603889" calcext:value-type="float">
            <text:p>0.603889</text:p>
          </table:table-cell>
          <table:table-cell office:value-type="string" calcext:value-type="string">
            <text:p>((-1.311434e+01</text:p>
          </table:table-cell>
          <table:table-cell office:value-type="float" office:value="3.334362E-018" calcext:value-type="float">
            <text:p>3.334362E-18</text:p>
          </table:table-cell>
          <table:table-cell office:value-type="string" calcext:value-type="string">
            <text:p>6.142260e+02)</text:p>
          </table:table-cell>
          <table:table-cell office:value-type="string" calcext:value-type="string">
            <text:p>(6.562930e+00</text:p>
          </table:table-cell>
          <table:table-cell office:value-type="float" office:value="4.351677E-021" calcext:value-type="float">
            <text:p>4.351677E-21</text:p>
          </table:table-cell>
          <table:table-cell office:value-type="string" calcext:value-type="string">
            <text:p>-5.665304e-01))</text:p>
          </table:table-cell>
          <table:table-cell office:value-type="string" calcext:value-type="string">
            <text:p>((-3.071130e+01</text:p>
          </table:table-cell>
          <table:table-cell office:value-type="float" office:value="-182.2639" calcext:value-type="float">
            <text:p>-182.2639</text:p>
          </table:table-cell>
          <table:table-cell office:value-type="string" calcext:value-type="string">
            <text:p>-6.557172e-01)</text:p>
          </table:table-cell>
          <table:table-cell office:value-type="string" calcext:value-type="string">
            <text:p>(2.832652e-02</text:p>
          </table:table-cell>
          <table:table-cell office:value-type="float" office:value="6.686702" calcext:value-type="float">
            <text:p>6.686702</text:p>
          </table:table-cell>
          <table:table-cell office:value-type="string" calcext:value-type="string">
            <text:p>3.281465e-01))</text:p>
          </table:table-cell>
        </table:table-row>
        <table:table-row table:style-name="ro1">
          <table:table-cell office:value-type="float" office:value="0.604444" calcext:value-type="float">
            <text:p>0.604444</text:p>
          </table:table-cell>
          <table:table-cell office:value-type="string" calcext:value-type="string">
            <text:p>((-1.311682e+01</text:p>
          </table:table-cell>
          <table:table-cell office:value-type="float" office:value="3.319524E-018" calcext:value-type="float">
            <text:p>3.319524E-18</text:p>
          </table:table-cell>
          <table:table-cell office:value-type="string" calcext:value-type="string">
            <text:p>6.142783e+02)</text:p>
          </table:table-cell>
          <table:table-cell office:value-type="string" calcext:value-type="string">
            <text:p>(6.563200e+00</text:p>
          </table:table-cell>
          <table:table-cell office:value-type="float" office:value="4.423616E-021" calcext:value-type="float">
            <text:p>4.423616E-21</text:p>
          </table:table-cell>
          <table:table-cell office:value-type="string" calcext:value-type="string">
            <text:p>-5.623616e-01))</text:p>
          </table:table-cell>
          <table:table-cell office:value-type="string" calcext:value-type="string">
            <text:p>((-3.071392e+01</text:p>
          </table:table-cell>
          <table:table-cell office:value-type="float" office:value="-182.2662" calcext:value-type="float">
            <text:p>-182.2662</text:p>
          </table:table-cell>
          <table:table-cell office:value-type="string" calcext:value-type="string">
            <text:p>-6.558410e-01)</text:p>
          </table:table-cell>
          <table:table-cell office:value-type="string" calcext:value-type="string">
            <text:p>(2.811808e-02</text:p>
          </table:table-cell>
          <table:table-cell office:value-type="float" office:value="6.685963" calcext:value-type="float">
            <text:p>6.685963</text:p>
          </table:table-cell>
          <table:table-cell office:value-type="string" calcext:value-type="string">
            <text:p>3.281600e-01))</text:p>
          </table:table-cell>
        </table:table-row>
        <table:table-row table:style-name="ro1">
          <table:table-cell office:value-type="float" office:value="0.605" calcext:value-type="float">
            <text:p>0.605</text:p>
          </table:table-cell>
          <table:table-cell office:value-type="string" calcext:value-type="string">
            <text:p>((-1.312051e+01</text:p>
          </table:table-cell>
          <table:table-cell office:value-type="float" office:value="3.30515E-018" calcext:value-type="float">
            <text:p>3.30515E-18</text:p>
          </table:table-cell>
          <table:table-cell office:value-type="string" calcext:value-type="string">
            <text:p>6.143324e+02)</text:p>
          </table:table-cell>
          <table:table-cell office:value-type="string" calcext:value-type="string">
            <text:p>(6.563121e+00</text:p>
          </table:table-cell>
          <table:table-cell office:value-type="float" office:value="4.506061E-021" calcext:value-type="float">
            <text:p>4.506061E-21</text:p>
          </table:table-cell>
          <table:table-cell office:value-type="string" calcext:value-type="string">
            <text:p>-5.586062e-01))</text:p>
          </table:table-cell>
          <table:table-cell office:value-type="string" calcext:value-type="string">
            <text:p>((-3.071662e+01</text:p>
          </table:table-cell>
          <table:table-cell office:value-type="float" office:value="-182.2699" calcext:value-type="float">
            <text:p>-182.2699</text:p>
          </table:table-cell>
          <table:table-cell office:value-type="string" calcext:value-type="string">
            <text:p>-6.560257e-01)</text:p>
          </table:table-cell>
          <table:table-cell office:value-type="string" calcext:value-type="string">
            <text:p>(2.793031e-02</text:p>
          </table:table-cell>
          <table:table-cell office:value-type="float" office:value="6.684965" calcext:value-type="float">
            <text:p>6.684965</text:p>
          </table:table-cell>
          <table:table-cell office:value-type="string" calcext:value-type="string">
            <text:p>3.281561e-01))</text:p>
          </table:table-cell>
        </table:table-row>
        <table:table-row table:style-name="ro1">
          <table:table-cell office:value-type="float" office:value="0.605556" calcext:value-type="float">
            <text:p>0.605556</text:p>
          </table:table-cell>
          <table:table-cell office:value-type="string" calcext:value-type="string">
            <text:p>((-1.312524e+01</text:p>
          </table:table-cell>
          <table:table-cell office:value-type="float" office:value="3.29013E-018" calcext:value-type="float">
            <text:p>3.29013E-18</text:p>
          </table:table-cell>
          <table:table-cell office:value-type="string" calcext:value-type="string">
            <text:p>6.143863e+02)</text:p>
          </table:table-cell>
          <table:table-cell office:value-type="string" calcext:value-type="string">
            <text:p>(6.562696e+00</text:p>
          </table:table-cell>
          <table:table-cell office:value-type="float" office:value="4.601334E-021" calcext:value-type="float">
            <text:p>4.601334E-21</text:p>
          </table:table-cell>
          <table:table-cell office:value-type="string" calcext:value-type="string">
            <text:p>-5.552198e-01))</text:p>
          </table:table-cell>
          <table:table-cell office:value-type="string" calcext:value-type="string">
            <text:p>((-3.071932e+01</text:p>
          </table:table-cell>
          <table:table-cell office:value-type="float" office:value="-182.2743" calcext:value-type="float">
            <text:p>-182.2743</text:p>
          </table:table-cell>
          <table:table-cell office:value-type="string" calcext:value-type="string">
            <text:p>-6.562620e-01)</text:p>
          </table:table-cell>
          <table:table-cell office:value-type="string" calcext:value-type="string">
            <text:p>(2.776099e-02</text:p>
          </table:table-cell>
          <table:table-cell office:value-type="float" office:value="6.683695" calcext:value-type="float">
            <text:p>6.683695</text:p>
          </table:table-cell>
          <table:table-cell office:value-type="string" calcext:value-type="string">
            <text:p>3.281348e-01))</text:p>
          </table:table-cell>
        </table:table-row>
        <table:table-row table:style-name="ro1">
          <table:table-cell office:value-type="float" office:value="0.606111" calcext:value-type="float">
            <text:p>0.606111</text:p>
          </table:table-cell>
          <table:table-cell office:value-type="string" calcext:value-type="string">
            <text:p>((-1.313102e+01</text:p>
          </table:table-cell>
          <table:table-cell office:value-type="float" office:value="3.274913E-018" calcext:value-type="float">
            <text:p>3.274913E-18</text:p>
          </table:table-cell>
          <table:table-cell office:value-type="string" calcext:value-type="string">
            <text:p>6.144347e+02)</text:p>
          </table:table-cell>
          <table:table-cell office:value-type="string" calcext:value-type="string">
            <text:p>(6.562014e+00</text:p>
          </table:table-cell>
          <table:table-cell office:value-type="float" office:value="4.704497E-021" calcext:value-type="float">
            <text:p>4.704497E-21</text:p>
          </table:table-cell>
          <table:table-cell office:value-type="string" calcext:value-type="string">
            <text:p>-5.521331e-01))</text:p>
          </table:table-cell>
          <table:table-cell office:value-type="string" calcext:value-type="string">
            <text:p>((-3.072174e+01</text:p>
          </table:table-cell>
          <table:table-cell office:value-type="float" office:value="-182.2759" calcext:value-type="float">
            <text:p>-182.2759</text:p>
          </table:table-cell>
          <table:table-cell office:value-type="string" calcext:value-type="string">
            <text:p>-6.565512e-01)</text:p>
          </table:table-cell>
          <table:table-cell office:value-type="string" calcext:value-type="string">
            <text:p>(2.760666e-02</text:p>
          </table:table-cell>
          <table:table-cell office:value-type="float" office:value="6.682232" calcext:value-type="float">
            <text:p>6.682232</text:p>
          </table:table-cell>
          <table:table-cell office:value-type="string" calcext:value-type="string">
            <text:p>3.281007e-01))</text:p>
          </table:table-cell>
        </table:table-row>
        <table:table-row table:style-name="ro1">
          <table:table-cell office:value-type="float" office:value="0.606667" calcext:value-type="float">
            <text:p>0.606667</text:p>
          </table:table-cell>
          <table:table-cell office:value-type="string" calcext:value-type="string">
            <text:p>((-1.313754e+01</text:p>
          </table:table-cell>
          <table:table-cell office:value-type="float" office:value="3.259864E-018" calcext:value-type="float">
            <text:p>3.259864E-18</text:p>
          </table:table-cell>
          <table:table-cell office:value-type="string" calcext:value-type="string">
            <text:p>6.144772e+02)</text:p>
          </table:table-cell>
          <table:table-cell office:value-type="string" calcext:value-type="string">
            <text:p>(6.561104e+00</text:p>
          </table:table-cell>
          <table:table-cell office:value-type="float" office:value="4.823982E-021" calcext:value-type="float">
            <text:p>4.823982E-21</text:p>
          </table:table-cell>
          <table:table-cell office:value-type="string" calcext:value-type="string">
            <text:p>-5.493068e-01))</text:p>
          </table:table-cell>
          <table:table-cell office:value-type="string" calcext:value-type="string">
            <text:p>((-3.072386e+01</text:p>
          </table:table-cell>
          <table:table-cell office:value-type="float" office:value="-182.2739" calcext:value-type="float">
            <text:p>-182.2739</text:p>
          </table:table-cell>
          <table:table-cell office:value-type="string" calcext:value-type="string">
            <text:p>-6.568772e-01)</text:p>
          </table:table-cell>
          <table:table-cell office:value-type="string" calcext:value-type="string">
            <text:p>(2.746534e-02</text:p>
          </table:table-cell>
          <table:table-cell office:value-type="float" office:value="6.680594" calcext:value-type="float">
            <text:p>6.680594</text:p>
          </table:table-cell>
          <table:table-cell office:value-type="string" calcext:value-type="string">
            <text:p>3.280552e-01))</text:p>
          </table:table-cell>
        </table:table-row>
        <table:table-row table:style-name="ro1">
          <table:table-cell office:value-type="float" office:value="0.607222" calcext:value-type="float">
            <text:p>0.607222</text:p>
          </table:table-cell>
          <table:table-cell office:value-type="string" calcext:value-type="string">
            <text:p>((-1.314502e+01</text:p>
          </table:table-cell>
          <table:table-cell office:value-type="float" office:value="3.244987E-018" calcext:value-type="float">
            <text:p>3.244987E-18</text:p>
          </table:table-cell>
          <table:table-cell office:value-type="string" calcext:value-type="string">
            <text:p>6.145071e+02)</text:p>
          </table:table-cell>
          <table:table-cell office:value-type="string" calcext:value-type="string">
            <text:p>(6.559988e+00</text:p>
          </table:table-cell>
          <table:table-cell office:value-type="float" office:value="4.968862E-021" calcext:value-type="float">
            <text:p>4.968862E-21</text:p>
          </table:table-cell>
          <table:table-cell office:value-type="string" calcext:value-type="string">
            <text:p>-5.466992e-01))</text:p>
          </table:table-cell>
          <table:table-cell office:value-type="string" calcext:value-type="string">
            <text:p>((-3.072535e+01</text:p>
          </table:table-cell>
          <table:table-cell office:value-type="float" office:value="-182.2654" calcext:value-type="float">
            <text:p>-182.2654</text:p>
          </table:table-cell>
          <table:table-cell office:value-type="string" calcext:value-type="string">
            <text:p>-6.572512e-01)</text:p>
          </table:table-cell>
          <table:table-cell office:value-type="string" calcext:value-type="string">
            <text:p>(2.733496e-02</text:p>
          </table:table-cell>
          <table:table-cell office:value-type="float" office:value="6.678794" calcext:value-type="float">
            <text:p>6.678794</text:p>
          </table:table-cell>
          <table:table-cell office:value-type="string" calcext:value-type="string">
            <text:p>3.279994e-01))</text:p>
          </table:table-cell>
        </table:table-row>
        <table:table-row table:style-name="ro1">
          <table:table-cell office:value-type="float" office:value="0.607778" calcext:value-type="float">
            <text:p>0.607778</text:p>
          </table:table-cell>
          <table:table-cell office:value-type="string" calcext:value-type="string">
            <text:p>((-1.315375e+01</text:p>
          </table:table-cell>
          <table:table-cell office:value-type="float" office:value="3.230857E-018" calcext:value-type="float">
            <text:p>3.230857E-18</text:p>
          </table:table-cell>
          <table:table-cell office:value-type="string" calcext:value-type="string">
            <text:p>6.145233e+02)</text:p>
          </table:table-cell>
          <table:table-cell office:value-type="string" calcext:value-type="string">
            <text:p>(6.558688e+00</text:p>
          </table:table-cell>
          <table:table-cell office:value-type="float" office:value="5.136313E-021" calcext:value-type="float">
            <text:p>5.136313E-21</text:p>
          </table:table-cell>
          <table:table-cell office:value-type="string" calcext:value-type="string">
            <text:p>-5.442742e-01))</text:p>
          </table:table-cell>
          <table:table-cell office:value-type="string" calcext:value-type="string">
            <text:p>((-3.072616e+01</text:p>
          </table:table-cell>
          <table:table-cell office:value-type="float" office:value="-182.2496" calcext:value-type="float">
            <text:p>-182.2496</text:p>
          </table:table-cell>
          <table:table-cell office:value-type="string" calcext:value-type="string">
            <text:p>-6.576874e-01)</text:p>
          </table:table-cell>
          <table:table-cell office:value-type="string" calcext:value-type="string">
            <text:p>(2.721371e-02</text:p>
          </table:table-cell>
          <table:table-cell office:value-type="float" office:value="6.676843" calcext:value-type="float">
            <text:p>6.676843</text:p>
          </table:table-cell>
          <table:table-cell office:value-type="string" calcext:value-type="string">
            <text:p>3.279344e-01))</text:p>
          </table:table-cell>
        </table:table-row>
        <table:table-row table:style-name="ro1">
          <table:table-cell office:value-type="float" office:value="0.608333" calcext:value-type="float">
            <text:p>0.608333</text:p>
          </table:table-cell>
          <table:table-cell office:value-type="string" calcext:value-type="string">
            <text:p>((-1.316304e+01</text:p>
          </table:table-cell>
          <table:table-cell office:value-type="float" office:value="3.21922E-018" calcext:value-type="float">
            <text:p>3.21922E-18</text:p>
          </table:table-cell>
          <table:table-cell office:value-type="string" calcext:value-type="string">
            <text:p>6.145283e+02)</text:p>
          </table:table-cell>
          <table:table-cell office:value-type="string" calcext:value-type="string">
            <text:p>(6.557245e+00</text:p>
          </table:table-cell>
          <table:table-cell office:value-type="float" office:value="5.329895E-021" calcext:value-type="float">
            <text:p>5.329895E-21</text:p>
          </table:table-cell>
          <table:table-cell office:value-type="string" calcext:value-type="string">
            <text:p>-5.419941e-01))</text:p>
          </table:table-cell>
          <table:table-cell office:value-type="string" calcext:value-type="string">
            <text:p>((-3.072642e+01</text:p>
          </table:table-cell>
          <table:table-cell office:value-type="float" office:value="-182.2297" calcext:value-type="float">
            <text:p>-182.2297</text:p>
          </table:table-cell>
          <table:table-cell office:value-type="string" calcext:value-type="string">
            <text:p>-6.581521e-01)</text:p>
          </table:table-cell>
          <table:table-cell office:value-type="string" calcext:value-type="string">
            <text:p>(2.709971e-02</text:p>
          </table:table-cell>
          <table:table-cell office:value-type="float" office:value="6.674775" calcext:value-type="float">
            <text:p>6.674775</text:p>
          </table:table-cell>
          <table:table-cell office:value-type="string" calcext:value-type="string">
            <text:p>3.278623e-01))</text:p>
          </table:table-cell>
        </table:table-row>
        <table:table-row table:style-name="ro1">
          <table:table-cell office:value-type="float" office:value="0.608889" calcext:value-type="float">
            <text:p>0.608889</text:p>
          </table:table-cell>
          <table:table-cell office:value-type="string" calcext:value-type="string">
            <text:p>((-1.317255e+01</text:p>
          </table:table-cell>
          <table:table-cell office:value-type="float" office:value="3.209329E-018" calcext:value-type="float">
            <text:p>3.209329E-18</text:p>
          </table:table-cell>
          <table:table-cell office:value-type="string" calcext:value-type="string">
            <text:p>6.145164e+02)</text:p>
          </table:table-cell>
          <table:table-cell office:value-type="string" calcext:value-type="string">
            <text:p>(6.555703e+00</text:p>
          </table:table-cell>
          <table:table-cell office:value-type="float" office:value="5.551967E-021" calcext:value-type="float">
            <text:p>5.551967E-21</text:p>
          </table:table-cell>
          <table:table-cell office:value-type="string" calcext:value-type="string">
            <text:p>-5.398250e-01))</text:p>
          </table:table-cell>
          <table:table-cell office:value-type="string" calcext:value-type="string">
            <text:p>((-3.072582e+01</text:p>
          </table:table-cell>
          <table:table-cell office:value-type="float" office:value="-182.2051" calcext:value-type="float">
            <text:p>-182.2051</text:p>
          </table:table-cell>
          <table:table-cell office:value-type="string" calcext:value-type="string">
            <text:p>-6.586277e-01)</text:p>
          </table:table-cell>
          <table:table-cell office:value-type="string" calcext:value-type="string">
            <text:p>(2.699125e-02</text:p>
          </table:table-cell>
          <table:table-cell office:value-type="float" office:value="6.672625" calcext:value-type="float">
            <text:p>6.672625</text:p>
          </table:table-cell>
          <table:table-cell office:value-type="string" calcext:value-type="string">
            <text:p>3.277851e-01))</text:p>
          </table:table-cell>
        </table:table-row>
        <table:table-row table:style-name="ro1">
          <table:table-cell office:value-type="float" office:value="0.609444" calcext:value-type="float">
            <text:p>0.609444</text:p>
          </table:table-cell>
          <table:table-cell office:value-type="string" calcext:value-type="string">
            <text:p>((-1.318321e+01</text:p>
          </table:table-cell>
          <table:table-cell office:value-type="float" office:value="3.190892E-018" calcext:value-type="float">
            <text:p>3.190892E-18</text:p>
          </table:table-cell>
          <table:table-cell office:value-type="string" calcext:value-type="string">
            <text:p>6.145334e+02)</text:p>
          </table:table-cell>
          <table:table-cell office:value-type="string" calcext:value-type="string">
            <text:p>(6.554069e+00</text:p>
          </table:table-cell>
          <table:table-cell office:value-type="float" office:value="5.743191E-021" calcext:value-type="float">
            <text:p>5.743191E-21</text:p>
          </table:table-cell>
          <table:table-cell office:value-type="string" calcext:value-type="string">
            <text:p>-5.378006e-01))</text:p>
          </table:table-cell>
          <table:table-cell office:value-type="string" calcext:value-type="string">
            <text:p>((-3.072667e+01</text:p>
          </table:table-cell>
          <table:table-cell office:value-type="float" office:value="-182.1857" calcext:value-type="float">
            <text:p>-182.1857</text:p>
          </table:table-cell>
          <table:table-cell office:value-type="string" calcext:value-type="string">
            <text:p>-6.591606e-01)</text:p>
          </table:table-cell>
          <table:table-cell office:value-type="string" calcext:value-type="string">
            <text:p>(2.689003e-02</text:p>
          </table:table-cell>
          <table:table-cell office:value-type="float" office:value="6.670416" calcext:value-type="float">
            <text:p>6.670416</text:p>
          </table:table-cell>
          <table:table-cell office:value-type="string" calcext:value-type="string">
            <text:p>3.277035e-01))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string" calcext:value-type="string">
            <text:p>((-1.319790e+01</text:p>
          </table:table-cell>
          <table:table-cell office:value-type="float" office:value="3.178005E-018" calcext:value-type="float">
            <text:p>3.178005E-18</text:p>
          </table:table-cell>
          <table:table-cell office:value-type="string" calcext:value-type="string">
            <text:p>6.144929e+02)</text:p>
          </table:table-cell>
          <table:table-cell office:value-type="string" calcext:value-type="string">
            <text:p>(6.552325e+00</text:p>
          </table:table-cell>
          <table:table-cell office:value-type="float" office:value="5.714249E-021" calcext:value-type="float">
            <text:p>5.714249E-21</text:p>
          </table:table-cell>
          <table:table-cell office:value-type="string" calcext:value-type="string">
            <text:p>-5.358914e-01))</text:p>
          </table:table-cell>
          <table:table-cell office:value-type="string" calcext:value-type="string">
            <text:p>((-3.072465e+01</text:p>
          </table:table-cell>
          <table:table-cell office:value-type="float" office:value="-182.1403" calcext:value-type="float">
            <text:p>-182.1403</text:p>
          </table:table-cell>
          <table:table-cell office:value-type="string" calcext:value-type="string">
            <text:p>-6.598951e-01)</text:p>
          </table:table-cell>
          <table:table-cell office:value-type="string" calcext:value-type="string">
            <text:p>(2.679457e-02</text:p>
          </table:table-cell>
          <table:table-cell office:value-type="float" office:value="6.668117" calcext:value-type="float">
            <text:p>6.668117</text:p>
          </table:table-cell>
          <table:table-cell office:value-type="string" calcext:value-type="string">
            <text:p>3.276162e-01))</text:p>
          </table:table-cell>
        </table:table-row>
        <table:table-row table:style-name="ro1">
          <table:table-cell office:value-type="float" office:value="0.610556" calcext:value-type="float">
            <text:p>0.610556</text:p>
          </table:table-cell>
          <table:table-cell office:value-type="string" calcext:value-type="string">
            <text:p>((-1.321592e+01</text:p>
          </table:table-cell>
          <table:table-cell office:value-type="float" office:value="3.167082E-018" calcext:value-type="float">
            <text:p>3.167082E-18</text:p>
          </table:table-cell>
          <table:table-cell office:value-type="string" calcext:value-type="string">
            <text:p>6.144262e+02)</text:p>
          </table:table-cell>
          <table:table-cell office:value-type="string" calcext:value-type="string">
            <text:p>(6.550524e+00</text:p>
          </table:table-cell>
          <table:table-cell office:value-type="float" office:value="5.682844E-021" calcext:value-type="float">
            <text:p>5.682844E-21</text:p>
          </table:table-cell>
          <table:table-cell office:value-type="string" calcext:value-type="string">
            <text:p>-5.340822e-01))</text:p>
          </table:table-cell>
          <table:table-cell office:value-type="string" calcext:value-type="string">
            <text:p>((-3.072131e+01</text:p>
          </table:table-cell>
          <table:table-cell office:value-type="float" office:value="-182.0813" calcext:value-type="float">
            <text:p>-182.0813</text:p>
          </table:table-cell>
          <table:table-cell office:value-type="string" calcext:value-type="string">
            <text:p>-6.607962e-01)</text:p>
          </table:table-cell>
          <table:table-cell office:value-type="string" calcext:value-type="string">
            <text:p>(2.670411e-02</text:p>
          </table:table-cell>
          <table:table-cell office:value-type="float" office:value="6.665781" calcext:value-type="float">
            <text:p>6.665781</text:p>
          </table:table-cell>
          <table:table-cell office:value-type="string" calcext:value-type="string">
            <text:p>3.275262e-01))</text:p>
          </table:table-cell>
        </table:table-row>
        <table:table-row table:style-name="ro1">
          <table:table-cell office:value-type="float" office:value="0.611111" calcext:value-type="float">
            <text:p>0.611111</text:p>
          </table:table-cell>
          <table:table-cell office:value-type="string" calcext:value-type="string">
            <text:p>((-1.323636e+01</text:p>
          </table:table-cell>
          <table:table-cell office:value-type="float" office:value="3.157087E-018" calcext:value-type="float">
            <text:p>3.157087E-18</text:p>
          </table:table-cell>
          <table:table-cell office:value-type="string" calcext:value-type="string">
            <text:p>6.143450e+02)</text:p>
          </table:table-cell>
          <table:table-cell office:value-type="string" calcext:value-type="string">
            <text:p>(6.548679e+00</text:p>
          </table:table-cell>
          <table:table-cell office:value-type="float" office:value="5.652231E-021" calcext:value-type="float">
            <text:p>5.652231E-21</text:p>
          </table:table-cell>
          <table:table-cell office:value-type="string" calcext:value-type="string">
            <text:p>-5.323620e-01))</text:p>
          </table:table-cell>
          <table:table-cell office:value-type="string" calcext:value-type="string">
            <text:p>((-3.071725e+01</text:p>
          </table:table-cell>
          <table:table-cell office:value-type="float" office:value="-182.0152" calcext:value-type="float">
            <text:p>-182.0152</text:p>
          </table:table-cell>
          <table:table-cell office:value-type="string" calcext:value-type="string">
            <text:p>-6.618182e-01)</text:p>
          </table:table-cell>
          <table:table-cell office:value-type="string" calcext:value-type="string">
            <text:p>(2.661810e-02</text:p>
          </table:table-cell>
          <table:table-cell office:value-type="float" office:value="6.66342" calcext:value-type="float">
            <text:p>6.66342</text:p>
          </table:table-cell>
          <table:table-cell office:value-type="string" calcext:value-type="string">
            <text:p>3.274339e-01))</text:p>
          </table:table-cell>
        </table:table-row>
        <table:table-row table:style-name="ro1">
          <table:table-cell office:value-type="float" office:value="0.611667" calcext:value-type="float">
            <text:p>0.611667</text:p>
          </table:table-cell>
          <table:table-cell office:value-type="string" calcext:value-type="string">
            <text:p>((-1.325896e+01</text:p>
          </table:table-cell>
          <table:table-cell office:value-type="float" office:value="3.147657E-018" calcext:value-type="float">
            <text:p>3.147657E-18</text:p>
          </table:table-cell>
          <table:table-cell office:value-type="string" calcext:value-type="string">
            <text:p>6.142476e+02)</text:p>
          </table:table-cell>
          <table:table-cell office:value-type="string" calcext:value-type="string">
            <text:p>(6.546806e+00</text:p>
          </table:table-cell>
          <table:table-cell office:value-type="float" office:value="5.630924E-021" calcext:value-type="float">
            <text:p>5.630924E-21</text:p>
          </table:table-cell>
          <table:table-cell office:value-type="string" calcext:value-type="string">
            <text:p>-5.307173e-01))</text:p>
          </table:table-cell>
          <table:table-cell office:value-type="string" calcext:value-type="string">
            <text:p>((-3.071238e+01</text:p>
          </table:table-cell>
          <table:table-cell office:value-type="float" office:value="-181.9408" calcext:value-type="float">
            <text:p>-181.9408</text:p>
          </table:table-cell>
          <table:table-cell office:value-type="string" calcext:value-type="string">
            <text:p>-6.629481e-01)</text:p>
          </table:table-cell>
          <table:table-cell office:value-type="string" calcext:value-type="string">
            <text:p>(2.653587e-02</text:p>
          </table:table-cell>
          <table:table-cell office:value-type="float" office:value="6.661048" calcext:value-type="float">
            <text:p>6.661048</text:p>
          </table:table-cell>
          <table:table-cell office:value-type="string" calcext:value-type="string">
            <text:p>3.273403e-01))</text:p>
          </table:table-cell>
        </table:table-row>
        <table:table-row table:style-name="ro1">
          <table:table-cell office:value-type="float" office:value="0.612222" calcext:value-type="float">
            <text:p>0.612222</text:p>
          </table:table-cell>
          <table:table-cell office:value-type="string" calcext:value-type="string">
            <text:p>((-1.328378e+01</text:p>
          </table:table-cell>
          <table:table-cell office:value-type="float" office:value="3.140012E-018" calcext:value-type="float">
            <text:p>3.140012E-18</text:p>
          </table:table-cell>
          <table:table-cell office:value-type="string" calcext:value-type="string">
            <text:p>6.141342e+02)</text:p>
          </table:table-cell>
          <table:table-cell office:value-type="string" calcext:value-type="string">
            <text:p>(6.544909e+00</text:p>
          </table:table-cell>
          <table:table-cell office:value-type="float" office:value="5.605294E-021" calcext:value-type="float">
            <text:p>5.605294E-21</text:p>
          </table:table-cell>
          <table:table-cell office:value-type="string" calcext:value-type="string">
            <text:p>-5.291533e-01))</text:p>
          </table:table-cell>
          <table:table-cell office:value-type="string" calcext:value-type="string">
            <text:p>((-3.070671e+01</text:p>
          </table:table-cell>
          <table:table-cell office:value-type="float" office:value="-181.8572" calcext:value-type="float">
            <text:p>-181.8572</text:p>
          </table:table-cell>
          <table:table-cell office:value-type="string" calcext:value-type="string">
            <text:p>-6.641890e-01)</text:p>
          </table:table-cell>
          <table:table-cell office:value-type="string" calcext:value-type="string">
            <text:p>(2.645767e-02</text:p>
          </table:table-cell>
          <table:table-cell office:value-type="float" office:value="6.658668" calcext:value-type="float">
            <text:p>6.658668</text:p>
          </table:table-cell>
          <table:table-cell office:value-type="string" calcext:value-type="string">
            <text:p>3.272455e-01))</text:p>
          </table:table-cell>
        </table:table-row>
        <table:table-row table:style-name="ro1">
          <table:table-cell office:value-type="float" office:value="0.612778" calcext:value-type="float">
            <text:p>0.612778</text:p>
          </table:table-cell>
          <table:table-cell office:value-type="string" calcext:value-type="string">
            <text:p>((-1.330877e+01</text:p>
          </table:table-cell>
          <table:table-cell office:value-type="float" office:value="3.13281E-018" calcext:value-type="float">
            <text:p>3.13281E-18</text:p>
          </table:table-cell>
          <table:table-cell office:value-type="string" calcext:value-type="string">
            <text:p>6.140221e+02)</text:p>
          </table:table-cell>
          <table:table-cell office:value-type="string" calcext:value-type="string">
            <text:p>(6.542995e+00</text:p>
          </table:table-cell>
          <table:table-cell office:value-type="float" office:value="5.593512E-021" calcext:value-type="float">
            <text:p>5.593512E-21</text:p>
          </table:table-cell>
          <table:table-cell office:value-type="string" calcext:value-type="string">
            <text:p>-5.276644e-01))</text:p>
          </table:table-cell>
          <table:table-cell office:value-type="string" calcext:value-type="string">
            <text:p>((-3.070110e+01</text:p>
          </table:table-cell>
          <table:table-cell office:value-type="float" office:value="-181.7744" calcext:value-type="float">
            <text:p>-181.7744</text:p>
          </table:table-cell>
          <table:table-cell office:value-type="string" calcext:value-type="string">
            <text:p>-6.654386e-01)</text:p>
          </table:table-cell>
          <table:table-cell office:value-type="string" calcext:value-type="string">
            <text:p>(2.638322e-02</text:p>
          </table:table-cell>
          <table:table-cell office:value-type="float" office:value="6.656287" calcext:value-type="float">
            <text:p>6.656287</text:p>
          </table:table-cell>
          <table:table-cell office:value-type="string" calcext:value-type="string">
            <text:p>3.271497e-01))</text:p>
          </table:table-cell>
        </table:table-row>
        <table:table-row table:style-name="ro1">
          <table:table-cell office:value-type="float" office:value="0.613333" calcext:value-type="float">
            <text:p>0.613333</text:p>
          </table:table-cell>
          <table:table-cell office:value-type="string" calcext:value-type="string">
            <text:p>((-1.332120e+01</text:p>
          </table:table-cell>
          <table:table-cell office:value-type="float" office:value="3.112347E-018" calcext:value-type="float">
            <text:p>3.112347E-18</text:p>
          </table:table-cell>
          <table:table-cell office:value-type="string" calcext:value-type="string">
            <text:p>6.139534e+02)</text:p>
          </table:table-cell>
          <table:table-cell office:value-type="string" calcext:value-type="string">
            <text:p>(6.541085e+00</text:p>
          </table:table-cell>
          <table:table-cell office:value-type="float" office:value="5.662952E-021" calcext:value-type="float">
            <text:p>5.662952E-21</text:p>
          </table:table-cell>
          <table:table-cell office:value-type="string" calcext:value-type="string">
            <text:p>-5.262448e-01))</text:p>
          </table:table-cell>
          <table:table-cell office:value-type="string" calcext:value-type="string">
            <text:p>((-3.069767e+01</text:p>
          </table:table-cell>
          <table:table-cell office:value-type="float" office:value="-181.7227" calcext:value-type="float">
            <text:p>-181.7227</text:p>
          </table:table-cell>
          <table:table-cell office:value-type="string" calcext:value-type="string">
            <text:p>-6.660601e-01)</text:p>
          </table:table-cell>
          <table:table-cell office:value-type="string" calcext:value-type="string">
            <text:p>(2.631224e-02</text:p>
          </table:table-cell>
          <table:table-cell office:value-type="float" office:value="6.653927" calcext:value-type="float">
            <text:p>6.653927</text:p>
          </table:table-cell>
          <table:table-cell office:value-type="string" calcext:value-type="string">
            <text:p>3.270543e-01))</text:p>
          </table:table-cell>
        </table:table-row>
        <table:table-row table:style-name="ro1">
          <table:table-cell office:value-type="float" office:value="0.613889" calcext:value-type="float">
            <text:p>0.613889</text:p>
          </table:table-cell>
          <table:table-cell office:value-type="string" calcext:value-type="string">
            <text:p>((-1.336444e+01</text:p>
          </table:table-cell>
          <table:table-cell office:value-type="float" office:value="3.127372E-018" calcext:value-type="float">
            <text:p>3.127372E-18</text:p>
          </table:table-cell>
          <table:table-cell office:value-type="string" calcext:value-type="string">
            <text:p>6.137350e+02)</text:p>
          </table:table-cell>
          <table:table-cell office:value-type="string" calcext:value-type="string">
            <text:p>(6.539172e+00</text:p>
          </table:table-cell>
          <table:table-cell office:value-type="float" office:value="5.786785E-021" calcext:value-type="float">
            <text:p>5.786785E-21</text:p>
          </table:table-cell>
          <table:table-cell office:value-type="string" calcext:value-type="string">
            <text:p>-5.248956e-01))</text:p>
          </table:table-cell>
          <table:table-cell office:value-type="string" calcext:value-type="string">
            <text:p>((-3.068675e+01</text:p>
          </table:table-cell>
          <table:table-cell office:value-type="float" office:value="-181.5675" calcext:value-type="float">
            <text:p>-181.5675</text:p>
          </table:table-cell>
          <table:table-cell office:value-type="string" calcext:value-type="string">
            <text:p>-6.682222e-01)</text:p>
          </table:table-cell>
          <table:table-cell office:value-type="string" calcext:value-type="string">
            <text:p>(2.624478e-02</text:p>
          </table:table-cell>
          <table:table-cell office:value-type="float" office:value="6.651578" calcext:value-type="float">
            <text:p>6.651578</text:p>
          </table:table-cell>
          <table:table-cell office:value-type="string" calcext:value-type="string">
            <text:p>3.269586e-01))</text:p>
          </table:table-cell>
        </table:table-row>
        <table:table-row table:style-name="ro1">
          <table:table-cell office:value-type="float" office:value="0.614444" calcext:value-type="float">
            <text:p>0.614444</text:p>
          </table:table-cell>
          <table:table-cell office:value-type="string" calcext:value-type="string">
            <text:p>((-1.337553e+01</text:p>
          </table:table-cell>
          <table:table-cell office:value-type="float" office:value="3.106115E-018" calcext:value-type="float">
            <text:p>3.106115E-18</text:p>
          </table:table-cell>
          <table:table-cell office:value-type="string" calcext:value-type="string">
            <text:p>6.136907e+02)</text:p>
          </table:table-cell>
          <table:table-cell office:value-type="string" calcext:value-type="string">
            <text:p>(6.537279e+00</text:p>
          </table:table-cell>
          <table:table-cell office:value-type="float" office:value="5.911193E-021" calcext:value-type="float">
            <text:p>5.911193E-21</text:p>
          </table:table-cell>
          <table:table-cell office:value-type="string" calcext:value-type="string">
            <text:p>-5.235800e-01))</text:p>
          </table:table-cell>
          <table:table-cell office:value-type="string" calcext:value-type="string">
            <text:p>((-3.068453e+01</text:p>
          </table:table-cell>
          <table:table-cell office:value-type="float" office:value="-181.5334" calcext:value-type="float">
            <text:p>-181.5334</text:p>
          </table:table-cell>
          <table:table-cell office:value-type="string" calcext:value-type="string">
            <text:p>-6.687763e-01)</text:p>
          </table:table-cell>
          <table:table-cell office:value-type="string" calcext:value-type="string">
            <text:p>(2.617900e-02</text:p>
          </table:table-cell>
          <table:table-cell office:value-type="float" office:value="6.649251" calcext:value-type="float">
            <text:p>6.649251</text:p>
          </table:table-cell>
          <table:table-cell office:value-type="string" calcext:value-type="string">
            <text:p>3.268639e-01))</text:p>
          </table:table-cell>
        </table:table-row>
        <table:table-row table:style-name="ro1">
          <table:table-cell office:value-type="float" office:value="0.615" calcext:value-type="float">
            <text:p>0.615</text:p>
          </table:table-cell>
          <table:table-cell office:value-type="string" calcext:value-type="string">
            <text:p>((-1.341394e+01</text:p>
          </table:table-cell>
          <table:table-cell office:value-type="float" office:value="3.108349E-018" calcext:value-type="float">
            <text:p>3.108349E-18</text:p>
          </table:table-cell>
          <table:table-cell office:value-type="string" calcext:value-type="string">
            <text:p>6.135441e+02)</text:p>
          </table:table-cell>
          <table:table-cell office:value-type="string" calcext:value-type="string">
            <text:p>(6.535405e+00</text:p>
          </table:table-cell>
          <table:table-cell office:value-type="float" office:value="6.033774E-021" calcext:value-type="float">
            <text:p>6.033774E-21</text:p>
          </table:table-cell>
          <table:table-cell office:value-type="string" calcext:value-type="string">
            <text:p>-5.222731e-01))</text:p>
          </table:table-cell>
          <table:table-cell office:value-type="string" calcext:value-type="string">
            <text:p>((-3.067721e+01</text:p>
          </table:table-cell>
          <table:table-cell office:value-type="float" office:value="-181.4275" calcext:value-type="float">
            <text:p>-181.4275</text:p>
          </table:table-cell>
          <table:table-cell office:value-type="string" calcext:value-type="string">
            <text:p>-6.706972e-01)</text:p>
          </table:table-cell>
          <table:table-cell office:value-type="string" calcext:value-type="string">
            <text:p>(2.611365e-02</text:p>
          </table:table-cell>
          <table:table-cell office:value-type="float" office:value="6.64693" calcext:value-type="float">
            <text:p>6.64693</text:p>
          </table:table-cell>
          <table:table-cell office:value-type="string" calcext:value-type="string">
            <text:p>3.267702e-01))</text:p>
          </table:table-cell>
        </table:table-row>
        <table:table-row table:style-name="ro1">
          <table:table-cell office:value-type="float" office:value="0.615556" calcext:value-type="float">
            <text:p>0.615556</text:p>
          </table:table-cell>
          <table:table-cell office:value-type="string" calcext:value-type="string">
            <text:p>((-1.342383e+01</text:p>
          </table:table-cell>
          <table:table-cell office:value-type="float" office:value="3.084798E-018" calcext:value-type="float">
            <text:p>3.084798E-18</text:p>
          </table:table-cell>
          <table:table-cell office:value-type="string" calcext:value-type="string">
            <text:p>6.134992e+02)</text:p>
          </table:table-cell>
          <table:table-cell office:value-type="string" calcext:value-type="string">
            <text:p>(6.533554e+00</text:p>
          </table:table-cell>
          <table:table-cell office:value-type="float" office:value="6.151929E-021" calcext:value-type="float">
            <text:p>6.151929E-21</text:p>
          </table:table-cell>
          <table:table-cell office:value-type="string" calcext:value-type="string">
            <text:p>-5.210022e-01))</text:p>
          </table:table-cell>
          <table:table-cell office:value-type="string" calcext:value-type="string">
            <text:p>((-3.067496e+01</text:p>
          </table:table-cell>
          <table:table-cell office:value-type="float" office:value="-181.3926" calcext:value-type="float">
            <text:p>-181.3926</text:p>
          </table:table-cell>
          <table:table-cell office:value-type="string" calcext:value-type="string">
            <text:p>-6.711914e-01)</text:p>
          </table:table-cell>
          <table:table-cell office:value-type="string" calcext:value-type="string">
            <text:p>(2.605011e-02</text:p>
          </table:table-cell>
          <table:table-cell office:value-type="float" office:value="6.644635" calcext:value-type="float">
            <text:p>6.644635</text:p>
          </table:table-cell>
          <table:table-cell office:value-type="string" calcext:value-type="string">
            <text:p>3.266777e-01))</text:p>
          </table:table-cell>
        </table:table-row>
        <table:table-row table:style-name="ro1">
          <table:table-cell office:value-type="float" office:value="0.616111" calcext:value-type="float">
            <text:p>0.616111</text:p>
          </table:table-cell>
          <table:table-cell office:value-type="string" calcext:value-type="string">
            <text:p>((-1.345380e+01</text:p>
          </table:table-cell>
          <table:table-cell office:value-type="float" office:value="3.086074E-018" calcext:value-type="float">
            <text:p>3.086074E-18</text:p>
          </table:table-cell>
          <table:table-cell office:value-type="string" calcext:value-type="string">
            <text:p>6.133661e+02)</text:p>
          </table:table-cell>
          <table:table-cell office:value-type="string" calcext:value-type="string">
            <text:p>(6.531710e+00</text:p>
          </table:table-cell>
          <table:table-cell office:value-type="float" office:value="6.268853E-021" calcext:value-type="float">
            <text:p>6.268853E-21</text:p>
          </table:table-cell>
          <table:table-cell office:value-type="string" calcext:value-type="string">
            <text:p>-5.197432e-01))</text:p>
          </table:table-cell>
          <table:table-cell office:value-type="string" calcext:value-type="string">
            <text:p>((-3.066830e+01</text:p>
          </table:table-cell>
          <table:table-cell office:value-type="float" office:value="-181.2913" calcext:value-type="float">
            <text:p>-181.2913</text:p>
          </table:table-cell>
          <table:table-cell office:value-type="string" calcext:value-type="string">
            <text:p>-6.726900e-01)</text:p>
          </table:table-cell>
          <table:table-cell office:value-type="string" calcext:value-type="string">
            <text:p>(2.598716e-02</text:p>
          </table:table-cell>
          <table:table-cell office:value-type="float" office:value="6.642335" calcext:value-type="float">
            <text:p>6.642335</text:p>
          </table:table-cell>
          <table:table-cell office:value-type="string" calcext:value-type="string">
            <text:p>3.265855e-01))</text:p>
          </table:table-cell>
        </table:table-row>
        <table:table-row table:style-name="ro1">
          <table:table-cell office:value-type="float" office:value="0.616667" calcext:value-type="float">
            <text:p>0.616667</text:p>
          </table:table-cell>
          <table:table-cell office:value-type="string" calcext:value-type="string">
            <text:p>((-1.345376e+01</text:p>
          </table:table-cell>
          <table:table-cell office:value-type="float" office:value="3.065782E-018" calcext:value-type="float">
            <text:p>3.065782E-18</text:p>
          </table:table-cell>
          <table:table-cell office:value-type="string" calcext:value-type="string">
            <text:p>6.134275e+02)</text:p>
          </table:table-cell>
          <table:table-cell office:value-type="string" calcext:value-type="string">
            <text:p>(6.529870e+00</text:p>
          </table:table-cell>
          <table:table-cell office:value-type="float" office:value="6.386219E-021" calcext:value-type="float">
            <text:p>6.386219E-21</text:p>
          </table:table-cell>
          <table:table-cell office:value-type="string" calcext:value-type="string">
            <text:p>-5.184970e-01))</text:p>
          </table:table-cell>
          <table:table-cell office:value-type="string" calcext:value-type="string">
            <text:p>((-3.067137e+01</text:p>
          </table:table-cell>
          <table:table-cell office:value-type="float" office:value="-181.3119" calcext:value-type="float">
            <text:p>-181.3119</text:p>
          </table:table-cell>
          <table:table-cell office:value-type="string" calcext:value-type="string">
            <text:p>-6.726879e-01)</text:p>
          </table:table-cell>
          <table:table-cell office:value-type="string" calcext:value-type="string">
            <text:p>(2.592485e-02</text:p>
          </table:table-cell>
          <table:table-cell office:value-type="float" office:value="6.640029" calcext:value-type="float">
            <text:p>6.640029</text:p>
          </table:table-cell>
          <table:table-cell office:value-type="string" calcext:value-type="string">
            <text:p>3.264935e-01))</text:p>
          </table:table-cell>
        </table:table-row>
        <table:table-row table:style-name="ro1">
          <table:table-cell office:value-type="float" office:value="0.617222" calcext:value-type="float">
            <text:p>0.617222</text:p>
          </table:table-cell>
          <table:table-cell office:value-type="string" calcext:value-type="string">
            <text:p>((-1.345221e+01</text:p>
          </table:table-cell>
          <table:table-cell office:value-type="float" office:value="3.045024E-018" calcext:value-type="float">
            <text:p>3.045024E-18</text:p>
          </table:table-cell>
          <table:table-cell office:value-type="string" calcext:value-type="string">
            <text:p>6.135000e+02)</text:p>
          </table:table-cell>
          <table:table-cell office:value-type="string" calcext:value-type="string">
            <text:p>(6.528019e+00</text:p>
          </table:table-cell>
          <table:table-cell office:value-type="float" office:value="6.444455E-021" calcext:value-type="float">
            <text:p>6.444455E-21</text:p>
          </table:table-cell>
          <table:table-cell office:value-type="string" calcext:value-type="string">
            <text:p>-5.173040e-01))</text:p>
          </table:table-cell>
          <table:table-cell office:value-type="string" calcext:value-type="string">
            <text:p>((-3.067500e+01</text:p>
          </table:table-cell>
          <table:table-cell office:value-type="float" office:value="-181.335" calcext:value-type="float">
            <text:p>-181.335</text:p>
          </table:table-cell>
          <table:table-cell office:value-type="string" calcext:value-type="string">
            <text:p>-6.726104e-01)</text:p>
          </table:table-cell>
          <table:table-cell office:value-type="string" calcext:value-type="string">
            <text:p>(2.586520e-02</text:p>
          </table:table-cell>
          <table:table-cell office:value-type="float" office:value="6.63772" calcext:value-type="float">
            <text:p>6.63772</text:p>
          </table:table-cell>
          <table:table-cell office:value-type="string" calcext:value-type="string">
            <text:p>3.264009e-01))</text:p>
          </table:table-cell>
        </table:table-row>
        <table:table-row table:style-name="ro1">
          <table:table-cell office:value-type="float" office:value="0.617778" calcext:value-type="float">
            <text:p>0.617778</text:p>
          </table:table-cell>
          <table:table-cell office:value-type="string" calcext:value-type="string">
            <text:p>((-1.345078e+01</text:p>
          </table:table-cell>
          <table:table-cell office:value-type="float" office:value="3.022965E-018" calcext:value-type="float">
            <text:p>3.022965E-18</text:p>
          </table:table-cell>
          <table:table-cell office:value-type="string" calcext:value-type="string">
            <text:p>6.135631e+02)</text:p>
          </table:table-cell>
          <table:table-cell office:value-type="string" calcext:value-type="string">
            <text:p>(6.526157e+00</text:p>
          </table:table-cell>
          <table:table-cell office:value-type="float" office:value="6.521653E-021" calcext:value-type="float">
            <text:p>6.521653E-21</text:p>
          </table:table-cell>
          <table:table-cell office:value-type="string" calcext:value-type="string">
            <text:p>-5.161781e-01))</text:p>
          </table:table-cell>
          <table:table-cell office:value-type="string" calcext:value-type="string">
            <text:p>((-3.067816e+01</text:p>
          </table:table-cell>
          <table:table-cell office:value-type="float" office:value="-181.351" calcext:value-type="float">
            <text:p>-181.351</text:p>
          </table:table-cell>
          <table:table-cell office:value-type="string" calcext:value-type="string">
            <text:p>-6.725392e-01)</text:p>
          </table:table-cell>
          <table:table-cell office:value-type="string" calcext:value-type="string">
            <text:p>(2.580891e-02</text:p>
          </table:table-cell>
          <table:table-cell office:value-type="float" office:value="6.635419" calcext:value-type="float">
            <text:p>6.635419</text:p>
          </table:table-cell>
          <table:table-cell office:value-type="string" calcext:value-type="string">
            <text:p>3.263079e-01))</text:p>
          </table:table-cell>
        </table:table-row>
        <table:table-row table:style-name="ro1">
          <table:table-cell office:value-type="float" office:value="0.618333" calcext:value-type="float">
            <text:p>0.618333</text:p>
          </table:table-cell>
          <table:table-cell office:value-type="string" calcext:value-type="string">
            <text:p>((-1.344823e+01</text:p>
          </table:table-cell>
          <table:table-cell office:value-type="float" office:value="3.002643E-018" calcext:value-type="float">
            <text:p>3.002643E-18</text:p>
          </table:table-cell>
          <table:table-cell office:value-type="string" calcext:value-type="string">
            <text:p>6.136358e+02)</text:p>
          </table:table-cell>
          <table:table-cell office:value-type="string" calcext:value-type="string">
            <text:p>(6.524280e+00</text:p>
          </table:table-cell>
          <table:table-cell office:value-type="float" office:value="6.609443E-021" calcext:value-type="float">
            <text:p>6.609443E-21</text:p>
          </table:table-cell>
          <table:table-cell office:value-type="string" calcext:value-type="string">
            <text:p>-5.151232e-01))</text:p>
          </table:table-cell>
          <table:table-cell office:value-type="string" calcext:value-type="string">
            <text:p>((-3.068179e+01</text:p>
          </table:table-cell>
          <table:table-cell office:value-type="float" office:value="-181.37" calcext:value-type="float">
            <text:p>-181.37</text:p>
          </table:table-cell>
          <table:table-cell office:value-type="string" calcext:value-type="string">
            <text:p>-6.724117e-01)</text:p>
          </table:table-cell>
          <table:table-cell office:value-type="string" calcext:value-type="string">
            <text:p>(2.575616e-02</text:p>
          </table:table-cell>
          <table:table-cell office:value-type="float" office:value="6.633119" calcext:value-type="float">
            <text:p>6.633119</text:p>
          </table:table-cell>
          <table:table-cell office:value-type="string" calcext:value-type="string">
            <text:p>3.262140e-01))</text:p>
          </table:table-cell>
        </table:table-row>
        <table:table-row table:style-name="ro1">
          <table:table-cell office:value-type="float" office:value="0.618889" calcext:value-type="float">
            <text:p>0.618889</text:p>
          </table:table-cell>
          <table:table-cell office:value-type="string" calcext:value-type="string">
            <text:p>((-1.344454e+01</text:p>
          </table:table-cell>
          <table:table-cell office:value-type="float" office:value="2.982914E-018" calcext:value-type="float">
            <text:p>2.982914E-18</text:p>
          </table:table-cell>
          <table:table-cell office:value-type="string" calcext:value-type="string">
            <text:p>6.137185e+02)</text:p>
          </table:table-cell>
          <table:table-cell office:value-type="string" calcext:value-type="string">
            <text:p>(6.522417e+00</text:p>
          </table:table-cell>
          <table:table-cell office:value-type="float" office:value="6.67482E-021" calcext:value-type="float">
            <text:p>6.67482E-21</text:p>
          </table:table-cell>
          <table:table-cell office:value-type="string" calcext:value-type="string">
            <text:p>-5.141338e-01))</text:p>
          </table:table-cell>
          <table:table-cell office:value-type="string" calcext:value-type="string">
            <text:p>((-3.068592e+01</text:p>
          </table:table-cell>
          <table:table-cell office:value-type="float" office:value="-181.394" calcext:value-type="float">
            <text:p>-181.394</text:p>
          </table:table-cell>
          <table:table-cell office:value-type="string" calcext:value-type="string">
            <text:p>-6.722271e-01)</text:p>
          </table:table-cell>
          <table:table-cell office:value-type="string" calcext:value-type="string">
            <text:p>(2.570669e-02</text:p>
          </table:table-cell>
          <table:table-cell office:value-type="float" office:value="6.630854" calcext:value-type="float">
            <text:p>6.630854</text:p>
          </table:table-cell>
          <table:table-cell office:value-type="string" calcext:value-type="string">
            <text:p>3.261209e-01))</text:p>
          </table:table-cell>
        </table:table-row>
        <table:table-row table:style-name="ro1">
          <table:table-cell office:value-type="float" office:value="0.619444" calcext:value-type="float">
            <text:p>0.619444</text:p>
          </table:table-cell>
          <table:table-cell office:value-type="string" calcext:value-type="string">
            <text:p>((-1.344012e+01</text:p>
          </table:table-cell>
          <table:table-cell office:value-type="float" office:value="2.962792E-018" calcext:value-type="float">
            <text:p>2.962792E-18</text:p>
          </table:table-cell>
          <table:table-cell office:value-type="string" calcext:value-type="string">
            <text:p>6.138071e+02)</text:p>
          </table:table-cell>
          <table:table-cell office:value-type="string" calcext:value-type="string">
            <text:p>(6.520557e+00</text:p>
          </table:table-cell>
          <table:table-cell office:value-type="float" office:value="6.730742E-021" calcext:value-type="float">
            <text:p>6.730742E-21</text:p>
          </table:table-cell>
          <table:table-cell office:value-type="string" calcext:value-type="string">
            <text:p>-5.132156e-01))</text:p>
          </table:table-cell>
          <table:table-cell office:value-type="string" calcext:value-type="string">
            <text:p>((-3.069035e+01</text:p>
          </table:table-cell>
          <table:table-cell office:value-type="float" office:value="-181.422" calcext:value-type="float">
            <text:p>-181.422</text:p>
          </table:table-cell>
          <table:table-cell office:value-type="string" calcext:value-type="string">
            <text:p>-6.720062e-01)</text:p>
          </table:table-cell>
          <table:table-cell office:value-type="string" calcext:value-type="string">
            <text:p>(2.566078e-02</text:p>
          </table:table-cell>
          <table:table-cell office:value-type="float" office:value="6.62861" calcext:value-type="float">
            <text:p>6.62861</text:p>
          </table:table-cell>
          <table:table-cell office:value-type="string" calcext:value-type="string">
            <text:p>3.260278e-01))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string" calcext:value-type="string">
            <text:p>((-1.343594e+01</text:p>
          </table:table-cell>
          <table:table-cell office:value-type="float" office:value="2.942523E-018" calcext:value-type="float">
            <text:p>2.942523E-18</text:p>
          </table:table-cell>
          <table:table-cell office:value-type="string" calcext:value-type="string">
            <text:p>6.138922e+02)</text:p>
          </table:table-cell>
          <table:table-cell office:value-type="string" calcext:value-type="string">
            <text:p>(6.518686e+00</text:p>
          </table:table-cell>
          <table:table-cell office:value-type="float" office:value="6.781185E-021" calcext:value-type="float">
            <text:p>6.781185E-21</text:p>
          </table:table-cell>
          <table:table-cell office:value-type="string" calcext:value-type="string">
            <text:p>-5.123684e-01))</text:p>
          </table:table-cell>
          <table:table-cell office:value-type="string" calcext:value-type="string">
            <text:p>((-3.069461e+01</text:p>
          </table:table-cell>
          <table:table-cell office:value-type="float" office:value="-181.4491" calcext:value-type="float">
            <text:p>-181.4491</text:p>
          </table:table-cell>
          <table:table-cell office:value-type="string" calcext:value-type="string">
            <text:p>-6.717968e-01)</text:p>
          </table:table-cell>
          <table:table-cell office:value-type="string" calcext:value-type="string">
            <text:p>(2.561842e-02</text:p>
          </table:table-cell>
          <table:table-cell office:value-type="float" office:value="6.626374" calcext:value-type="float">
            <text:p>6.626374</text:p>
          </table:table-cell>
          <table:table-cell office:value-type="string" calcext:value-type="string">
            <text:p>3.259343e-01))</text:p>
          </table:table-cell>
        </table:table-row>
        <table:table-row table:style-name="ro1">
          <table:table-cell office:value-type="float" office:value="0.620556" calcext:value-type="float">
            <text:p>0.620556</text:p>
          </table:table-cell>
          <table:table-cell office:value-type="string" calcext:value-type="string">
            <text:p>((-1.343151e+01</text:p>
          </table:table-cell>
          <table:table-cell office:value-type="float" office:value="2.924202E-018" calcext:value-type="float">
            <text:p>2.924202E-18</text:p>
          </table:table-cell>
          <table:table-cell office:value-type="string" calcext:value-type="string">
            <text:p>6.139850e+02)</text:p>
          </table:table-cell>
          <table:table-cell office:value-type="string" calcext:value-type="string">
            <text:p>(6.517489e+00</text:p>
          </table:table-cell>
          <table:table-cell office:value-type="float" office:value="6.823668E-021" calcext:value-type="float">
            <text:p>6.823668E-21</text:p>
          </table:table-cell>
          <table:table-cell office:value-type="string" calcext:value-type="string">
            <text:p>-5.114172e-01))</text:p>
          </table:table-cell>
          <table:table-cell office:value-type="string" calcext:value-type="string">
            <text:p>((-3.069925e+01</text:p>
          </table:table-cell>
          <table:table-cell office:value-type="float" office:value="-181.4797" calcext:value-type="float">
            <text:p>-181.4797</text:p>
          </table:table-cell>
          <table:table-cell office:value-type="string" calcext:value-type="string">
            <text:p>-6.715757e-01)</text:p>
          </table:table-cell>
          <table:table-cell office:value-type="string" calcext:value-type="string">
            <text:p>(2.557086e-02</text:p>
          </table:table-cell>
          <table:table-cell office:value-type="float" office:value="6.624837" calcext:value-type="float">
            <text:p>6.624837</text:p>
          </table:table-cell>
          <table:table-cell office:value-type="string" calcext:value-type="string">
            <text:p>3.258744e-01))</text:p>
          </table:table-cell>
        </table:table-row>
        <table:table-row table:style-name="ro1">
          <table:table-cell office:value-type="float" office:value="0.621111" calcext:value-type="float">
            <text:p>0.621111</text:p>
          </table:table-cell>
          <table:table-cell office:value-type="string" calcext:value-type="string">
            <text:p>((-1.342174e+01</text:p>
          </table:table-cell>
          <table:table-cell office:value-type="float" office:value="2.90893E-018" calcext:value-type="float">
            <text:p>2.90893E-18</text:p>
          </table:table-cell>
          <table:table-cell office:value-type="string" calcext:value-type="string">
            <text:p>6.141464e+02)</text:p>
          </table:table-cell>
          <table:table-cell office:value-type="string" calcext:value-type="string">
            <text:p>(6.516416e+00</text:p>
          </table:table-cell>
          <table:table-cell office:value-type="float" office:value="6.858371E-021" calcext:value-type="float">
            <text:p>6.858371E-21</text:p>
          </table:table-cell>
          <table:table-cell office:value-type="string" calcext:value-type="string">
            <text:p>-5.104981e-01))</text:p>
          </table:table-cell>
          <table:table-cell office:value-type="string" calcext:value-type="string">
            <text:p>((-3.070732e+01</text:p>
          </table:table-cell>
          <table:table-cell office:value-type="float" office:value="-181.5448" calcext:value-type="float">
            <text:p>-181.5448</text:p>
          </table:table-cell>
          <table:table-cell office:value-type="string" calcext:value-type="string">
            <text:p>-6.710869e-01)</text:p>
          </table:table-cell>
          <table:table-cell office:value-type="string" calcext:value-type="string">
            <text:p>(2.552491e-02</text:p>
          </table:table-cell>
          <table:table-cell office:value-type="float" office:value="6.623441" calcext:value-type="float">
            <text:p>6.623441</text:p>
          </table:table-cell>
          <table:table-cell office:value-type="string" calcext:value-type="string">
            <text:p>3.258208e-01))</text:p>
          </table:table-cell>
        </table:table-row>
        <table:table-row table:style-name="ro1">
          <table:table-cell office:value-type="float" office:value="0.621667" calcext:value-type="float">
            <text:p>0.621667</text:p>
          </table:table-cell>
          <table:table-cell office:value-type="string" calcext:value-type="string">
            <text:p>((-1.340273e+01</text:p>
          </table:table-cell>
          <table:table-cell office:value-type="float" office:value="2.891373E-018" calcext:value-type="float">
            <text:p>2.891373E-18</text:p>
          </table:table-cell>
          <table:table-cell office:value-type="string" calcext:value-type="string">
            <text:p>6.144092e+02)</text:p>
          </table:table-cell>
          <table:table-cell office:value-type="string" calcext:value-type="string">
            <text:p>(6.515310e+00</text:p>
          </table:table-cell>
          <table:table-cell office:value-type="float" office:value="6.886275E-021" calcext:value-type="float">
            <text:p>6.886275E-21</text:p>
          </table:table-cell>
          <table:table-cell office:value-type="string" calcext:value-type="string">
            <text:p>-5.096620e-01))</text:p>
          </table:table-cell>
          <table:table-cell office:value-type="string" calcext:value-type="string">
            <text:p>((-3.072046e+01</text:p>
          </table:table-cell>
          <table:table-cell office:value-type="float" office:value="-181.6641" calcext:value-type="float">
            <text:p>-181.6641</text:p>
          </table:table-cell>
          <table:table-cell office:value-type="string" calcext:value-type="string">
            <text:p>-6.701364e-01)</text:p>
          </table:table-cell>
          <table:table-cell office:value-type="string" calcext:value-type="string">
            <text:p>(2.548310e-02</text:p>
          </table:table-cell>
          <table:table-cell office:value-type="float" office:value="6.622032" calcext:value-type="float">
            <text:p>6.622032</text:p>
          </table:table-cell>
          <table:table-cell office:value-type="string" calcext:value-type="string">
            <text:p>3.257655e-01))</text:p>
          </table:table-cell>
        </table:table-row>
        <table:table-row table:style-name="ro1">
          <table:table-cell office:value-type="float" office:value="0.622222" calcext:value-type="float">
            <text:p>0.622222</text:p>
          </table:table-cell>
          <table:table-cell office:value-type="string" calcext:value-type="string">
            <text:p>((-1.334509e+01</text:p>
          </table:table-cell>
          <table:table-cell office:value-type="float" office:value="2.844516E-018" calcext:value-type="float">
            <text:p>2.844516E-18</text:p>
          </table:table-cell>
          <table:table-cell office:value-type="string" calcext:value-type="string">
            <text:p>6.149598e+02)</text:p>
          </table:table-cell>
          <table:table-cell office:value-type="string" calcext:value-type="string">
            <text:p>(6.514150e+00</text:p>
          </table:table-cell>
          <table:table-cell office:value-type="float" office:value="6.90829E-021" calcext:value-type="float">
            <text:p>6.90829E-21</text:p>
          </table:table-cell>
          <table:table-cell office:value-type="string" calcext:value-type="string">
            <text:p>-5.089164e-01))</text:p>
          </table:table-cell>
          <table:table-cell office:value-type="string" calcext:value-type="string">
            <text:p>((-3.074799e+01</text:p>
          </table:table-cell>
          <table:table-cell office:value-type="float" office:value="-181.9509" calcext:value-type="float">
            <text:p>-181.9509</text:p>
          </table:table-cell>
          <table:table-cell office:value-type="string" calcext:value-type="string">
            <text:p>-6.672543e-01)</text:p>
          </table:table-cell>
          <table:table-cell office:value-type="string" calcext:value-type="string">
            <text:p>(2.544582e-02</text:p>
          </table:table-cell>
          <table:table-cell office:value-type="float" office:value="6.62059" calcext:value-type="float">
            <text:p>6.62059</text:p>
          </table:table-cell>
          <table:table-cell office:value-type="string" calcext:value-type="string">
            <text:p>3.257075e-01))</text:p>
          </table:table-cell>
        </table:table-row>
        <table:table-row table:style-name="ro1">
          <table:table-cell office:value-type="float" office:value="0.622778" calcext:value-type="float">
            <text:p>0.622778</text:p>
          </table:table-cell>
          <table:table-cell office:value-type="string" calcext:value-type="string">
            <text:p>((-1.333522e+01</text:p>
          </table:table-cell>
          <table:table-cell office:value-type="float" office:value="2.82142E-018" calcext:value-type="float">
            <text:p>2.82142E-18</text:p>
          </table:table-cell>
          <table:table-cell office:value-type="string" calcext:value-type="string">
            <text:p>6.150069e+02)</text:p>
          </table:table-cell>
          <table:table-cell office:value-type="string" calcext:value-type="string">
            <text:p>(6.512917e+00</text:p>
          </table:table-cell>
          <table:table-cell office:value-type="float" office:value="6.937683E-021" calcext:value-type="float">
            <text:p>6.937683E-21</text:p>
          </table:table-cell>
          <table:table-cell office:value-type="string" calcext:value-type="string">
            <text:p>-5.082614e-01))</text:p>
          </table:table-cell>
          <table:table-cell office:value-type="string" calcext:value-type="string">
            <text:p>((-3.075034e+01</text:p>
          </table:table-cell>
          <table:table-cell office:value-type="float" office:value="-181.9468" calcext:value-type="float">
            <text:p>-181.9468</text:p>
          </table:table-cell>
          <table:table-cell office:value-type="string" calcext:value-type="string">
            <text:p>-6.667612e-01)</text:p>
          </table:table-cell>
          <table:table-cell office:value-type="string" calcext:value-type="string">
            <text:p>(2.541307e-02</text:p>
          </table:table-cell>
          <table:table-cell office:value-type="float" office:value="6.619095" calcext:value-type="float">
            <text:p>6.619095</text:p>
          </table:table-cell>
          <table:table-cell office:value-type="string" calcext:value-type="string">
            <text:p>3.256458e-01))</text:p>
          </table:table-cell>
        </table:table-row>
        <table:table-row table:style-name="ro1">
          <table:table-cell office:value-type="float" office:value="0.623333" calcext:value-type="float">
            <text:p>0.623333</text:p>
          </table:table-cell>
          <table:table-cell office:value-type="string" calcext:value-type="string">
            <text:p>((-1.331567e+01</text:p>
          </table:table-cell>
          <table:table-cell office:value-type="float" office:value="2.803986E-018" calcext:value-type="float">
            <text:p>2.803986E-18</text:p>
          </table:table-cell>
          <table:table-cell office:value-type="string" calcext:value-type="string">
            <text:p>6.152466e+02)</text:p>
          </table:table-cell>
          <table:table-cell office:value-type="string" calcext:value-type="string">
            <text:p>(6.511606e+00</text:p>
          </table:table-cell>
          <table:table-cell office:value-type="float" office:value="6.968804E-021" calcext:value-type="float">
            <text:p>6.968804E-21</text:p>
          </table:table-cell>
          <table:table-cell office:value-type="string" calcext:value-type="string">
            <text:p>-5.077072e-01))</text:p>
          </table:table-cell>
          <table:table-cell office:value-type="string" calcext:value-type="string">
            <text:p>((-3.076233e+01</text:p>
          </table:table-cell>
          <table:table-cell office:value-type="float" office:value="-182.0561" calcext:value-type="float">
            <text:p>-182.0561</text:p>
          </table:table-cell>
          <table:table-cell office:value-type="string" calcext:value-type="string">
            <text:p>-6.657836e-01)</text:p>
          </table:table-cell>
          <table:table-cell office:value-type="string" calcext:value-type="string">
            <text:p>(2.538536e-02</text:p>
          </table:table-cell>
          <table:table-cell office:value-type="float" office:value="6.617545" calcext:value-type="float">
            <text:p>6.617545</text:p>
          </table:table-cell>
          <table:table-cell office:value-type="string" calcext:value-type="string">
            <text:p>3.255803e-01))</text:p>
          </table:table-cell>
        </table:table-row>
        <table:table-row table:style-name="ro1">
          <table:table-cell office:value-type="float" office:value="0.623889" calcext:value-type="float">
            <text:p>0.623889</text:p>
          </table:table-cell>
          <table:table-cell office:value-type="string" calcext:value-type="string">
            <text:p>((-1.329213e+01</text:p>
          </table:table-cell>
          <table:table-cell office:value-type="float" office:value="2.779338E-018" calcext:value-type="float">
            <text:p>2.779338E-18</text:p>
          </table:table-cell>
          <table:table-cell office:value-type="string" calcext:value-type="string">
            <text:p>6.154978e+02)</text:p>
          </table:table-cell>
          <table:table-cell office:value-type="string" calcext:value-type="string">
            <text:p>(6.510204e+00</text:p>
          </table:table-cell>
          <table:table-cell office:value-type="float" office:value="6.996457E-021" calcext:value-type="float">
            <text:p>6.996457E-21</text:p>
          </table:table-cell>
          <table:table-cell office:value-type="string" calcext:value-type="string">
            <text:p>-5.072603e-01))</text:p>
          </table:table-cell>
          <table:table-cell office:value-type="string" calcext:value-type="string">
            <text:p>((-3.077489e+01</text:p>
          </table:table-cell>
          <table:table-cell office:value-type="float" office:value="-182.1738" calcext:value-type="float">
            <text:p>-182.1738</text:p>
          </table:table-cell>
          <table:table-cell office:value-type="string" calcext:value-type="string">
            <text:p>-6.646063e-01)</text:p>
          </table:table-cell>
          <table:table-cell office:value-type="string" calcext:value-type="string">
            <text:p>(2.536301e-02</text:p>
          </table:table-cell>
          <table:table-cell office:value-type="float" office:value="6.615926" calcext:value-type="float">
            <text:p>6.615926</text:p>
          </table:table-cell>
          <table:table-cell office:value-type="string" calcext:value-type="string">
            <text:p>3.255102e-01))</text:p>
          </table:table-cell>
        </table:table-row>
        <table:table-row table:style-name="ro1">
          <table:table-cell office:value-type="float" office:value="0.624444" calcext:value-type="float">
            <text:p>0.624444</text:p>
          </table:table-cell>
          <table:table-cell office:value-type="string" calcext:value-type="string">
            <text:p>((-1.327308e+01</text:p>
          </table:table-cell>
          <table:table-cell office:value-type="float" office:value="2.751064E-018" calcext:value-type="float">
            <text:p>2.751064E-18</text:p>
          </table:table-cell>
          <table:table-cell office:value-type="string" calcext:value-type="string">
            <text:p>6.157132e+02)</text:p>
          </table:table-cell>
          <table:table-cell office:value-type="string" calcext:value-type="string">
            <text:p>(6.508693e+00</text:p>
          </table:table-cell>
          <table:table-cell office:value-type="float" office:value="7.019819E-021" calcext:value-type="float">
            <text:p>7.019819E-21</text:p>
          </table:table-cell>
          <table:table-cell office:value-type="string" calcext:value-type="string">
            <text:p>-5.069227e-01))</text:p>
          </table:table-cell>
          <table:table-cell office:value-type="string" calcext:value-type="string">
            <text:p>((-3.078566e+01</text:p>
          </table:table-cell>
          <table:table-cell office:value-type="float" office:value="-182.2749" calcext:value-type="float">
            <text:p>-182.2749</text:p>
          </table:table-cell>
          <table:table-cell office:value-type="string" calcext:value-type="string">
            <text:p>-6.636540e-01)</text:p>
          </table:table-cell>
          <table:table-cell office:value-type="string" calcext:value-type="string">
            <text:p>(2.534613e-02</text:p>
          </table:table-cell>
          <table:table-cell office:value-type="float" office:value="6.61422" calcext:value-type="float">
            <text:p>6.61422</text:p>
          </table:table-cell>
          <table:table-cell office:value-type="string" calcext:value-type="string">
            <text:p>3.254347e-01))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string" calcext:value-type="string">
            <text:p>((-1.325736e+01</text:p>
          </table:table-cell>
          <table:table-cell office:value-type="float" office:value="2.723568E-018" calcext:value-type="float">
            <text:p>2.723568E-18</text:p>
          </table:table-cell>
          <table:table-cell office:value-type="string" calcext:value-type="string">
            <text:p>6.158487e+02)</text:p>
          </table:table-cell>
          <table:table-cell office:value-type="string" calcext:value-type="string">
            <text:p>(6.507060e+00</text:p>
          </table:table-cell>
          <table:table-cell office:value-type="float" office:value="7.038687E-021" calcext:value-type="float">
            <text:p>7.038687E-21</text:p>
          </table:table-cell>
          <table:table-cell office:value-type="string" calcext:value-type="string">
            <text:p>-5.066939e-01))</text:p>
          </table:table-cell>
          <table:table-cell office:value-type="string" calcext:value-type="string">
            <text:p>((-3.079243e+01</text:p>
          </table:table-cell>
          <table:table-cell office:value-type="float" office:value="-182.3279" calcext:value-type="float">
            <text:p>-182.3279</text:p>
          </table:table-cell>
          <table:table-cell office:value-type="string" calcext:value-type="string">
            <text:p>-6.628680e-01)</text:p>
          </table:table-cell>
          <table:table-cell office:value-type="string" calcext:value-type="string">
            <text:p>(2.533470e-02</text:p>
          </table:table-cell>
          <table:table-cell office:value-type="float" office:value="6.612411" calcext:value-type="float">
            <text:p>6.612411</text:p>
          </table:table-cell>
          <table:table-cell office:value-type="string" calcext:value-type="string">
            <text:p>3.253530e-01))</text:p>
          </table:table-cell>
        </table:table-row>
        <table:table-row table:style-name="ro1">
          <table:table-cell office:value-type="float" office:value="0.625556" calcext:value-type="float">
            <text:p>0.625556</text:p>
          </table:table-cell>
          <table:table-cell office:value-type="string" calcext:value-type="string">
            <text:p>((-1.324447e+01</text:p>
          </table:table-cell>
          <table:table-cell office:value-type="float" office:value="2.700441E-018" calcext:value-type="float">
            <text:p>2.700441E-18</text:p>
          </table:table-cell>
          <table:table-cell office:value-type="string" calcext:value-type="string">
            <text:p>6.160023e+02)</text:p>
          </table:table-cell>
          <table:table-cell office:value-type="string" calcext:value-type="string">
            <text:p>(6.505302e+00</text:p>
          </table:table-cell>
          <table:table-cell office:value-type="float" office:value="7.054124E-021" calcext:value-type="float">
            <text:p>7.054124E-21</text:p>
          </table:table-cell>
          <table:table-cell office:value-type="string" calcext:value-type="string">
            <text:p>-5.065750e-01))</text:p>
          </table:table-cell>
          <table:table-cell office:value-type="string" calcext:value-type="string">
            <text:p>((-3.080012e+01</text:p>
          </table:table-cell>
          <table:table-cell office:value-type="float" office:value="-182.3916" calcext:value-type="float">
            <text:p>-182.3916</text:p>
          </table:table-cell>
          <table:table-cell office:value-type="string" calcext:value-type="string">
            <text:p>-6.622235e-01)</text:p>
          </table:table-cell>
          <table:table-cell office:value-type="string" calcext:value-type="string">
            <text:p>(2.532875e-02</text:p>
          </table:table-cell>
          <table:table-cell office:value-type="float" office:value="6.610497" calcext:value-type="float">
            <text:p>6.610497</text:p>
          </table:table-cell>
          <table:table-cell office:value-type="string" calcext:value-type="string">
            <text:p>3.252651e-01))</text:p>
          </table:table-cell>
        </table:table-row>
        <table:table-row table:style-name="ro1">
          <table:table-cell office:value-type="float" office:value="0.626111" calcext:value-type="float">
            <text:p>0.626111</text:p>
          </table:table-cell>
          <table:table-cell office:value-type="string" calcext:value-type="string">
            <text:p>((-1.323803e+01</text:p>
          </table:table-cell>
          <table:table-cell office:value-type="float" office:value="2.678547E-018" calcext:value-type="float">
            <text:p>2.678547E-18</text:p>
          </table:table-cell>
          <table:table-cell office:value-type="string" calcext:value-type="string">
            <text:p>6.160904e+02)</text:p>
          </table:table-cell>
          <table:table-cell office:value-type="string" calcext:value-type="string">
            <text:p>(6.503415e+00</text:p>
          </table:table-cell>
          <table:table-cell office:value-type="float" office:value="7.062629E-021" calcext:value-type="float">
            <text:p>7.062629E-21</text:p>
          </table:table-cell>
          <table:table-cell office:value-type="string" calcext:value-type="string">
            <text:p>-5.066710e-01))</text:p>
          </table:table-cell>
          <table:table-cell office:value-type="string" calcext:value-type="string">
            <text:p>((-3.080452e+01</text:p>
          </table:table-cell>
          <table:table-cell office:value-type="float" office:value="-182.4186" calcext:value-type="float">
            <text:p>-182.4186</text:p>
          </table:table-cell>
          <table:table-cell office:value-type="string" calcext:value-type="string">
            <text:p>-6.619016e-01)</text:p>
          </table:table-cell>
          <table:table-cell office:value-type="string" calcext:value-type="string">
            <text:p>(2.533355e-02</text:p>
          </table:table-cell>
          <table:table-cell office:value-type="float" office:value="6.608499" calcext:value-type="float">
            <text:p>6.608499</text:p>
          </table:table-cell>
          <table:table-cell office:value-type="string" calcext:value-type="string">
            <text:p>3.251708e-01))</text:p>
          </table:table-cell>
        </table:table-row>
        <table:table-row table:style-name="ro1">
          <table:table-cell office:value-type="float" office:value="0.626667" calcext:value-type="float">
            <text:p>0.626667</text:p>
          </table:table-cell>
          <table:table-cell office:value-type="string" calcext:value-type="string">
            <text:p>((-1.325531e+01</text:p>
          </table:table-cell>
          <table:table-cell office:value-type="float" office:value="2.668283E-018" calcext:value-type="float">
            <text:p>2.668283E-18</text:p>
          </table:table-cell>
          <table:table-cell office:value-type="string" calcext:value-type="string">
            <text:p>6.159399e+02)</text:p>
          </table:table-cell>
          <table:table-cell office:value-type="string" calcext:value-type="string">
            <text:p>(6.501390e+00</text:p>
          </table:table-cell>
          <table:table-cell office:value-type="float" office:value="7.064326E-021" calcext:value-type="float">
            <text:p>7.064326E-21</text:p>
          </table:table-cell>
          <table:table-cell office:value-type="string" calcext:value-type="string">
            <text:p>-5.068981e-01))</text:p>
          </table:table-cell>
          <table:table-cell office:value-type="string" calcext:value-type="string">
            <text:p>((-3.079700e+01</text:p>
          </table:table-cell>
          <table:table-cell office:value-type="float" office:value="-182.3084" calcext:value-type="float">
            <text:p>-182.3084</text:p>
          </table:table-cell>
          <table:table-cell office:value-type="string" calcext:value-type="string">
            <text:p>-6.627656e-01)</text:p>
          </table:table-cell>
          <table:table-cell office:value-type="string" calcext:value-type="string">
            <text:p>(2.534490e-02</text:p>
          </table:table-cell>
          <table:table-cell office:value-type="float" office:value="6.606388" calcext:value-type="float">
            <text:p>6.606388</text:p>
          </table:table-cell>
          <table:table-cell office:value-type="string" calcext:value-type="string">
            <text:p>3.250695e-01))</text:p>
          </table:table-cell>
        </table:table-row>
        <table:table-row table:style-name="ro1">
          <table:table-cell office:value-type="float" office:value="0.627222" calcext:value-type="float">
            <text:p>0.627222</text:p>
          </table:table-cell>
          <table:table-cell office:value-type="string" calcext:value-type="string">
            <text:p>((-1.328406e+01</text:p>
          </table:table-cell>
          <table:table-cell office:value-type="float" office:value="2.665005E-018" calcext:value-type="float">
            <text:p>2.665005E-18</text:p>
          </table:table-cell>
          <table:table-cell office:value-type="string" calcext:value-type="string">
            <text:p>6.158071e+02)</text:p>
          </table:table-cell>
          <table:table-cell office:value-type="string" calcext:value-type="string">
            <text:p>(6.499328e+00</text:p>
          </table:table-cell>
          <table:table-cell office:value-type="float" office:value="7.065527E-021" calcext:value-type="float">
            <text:p>7.065527E-21</text:p>
          </table:table-cell>
          <table:table-cell office:value-type="string" calcext:value-type="string">
            <text:p>-5.071807e-01))</text:p>
          </table:table-cell>
          <table:table-cell office:value-type="string" calcext:value-type="string">
            <text:p>((-3.079035e+01</text:p>
          </table:table-cell>
          <table:table-cell office:value-type="float" office:value="-182.213" calcext:value-type="float">
            <text:p>-182.213</text:p>
          </table:table-cell>
          <table:table-cell office:value-type="string" calcext:value-type="string">
            <text:p>-6.642028e-01)</text:p>
          </table:table-cell>
          <table:table-cell office:value-type="string" calcext:value-type="string">
            <text:p>(2.535903e-02</text:p>
          </table:table-cell>
          <table:table-cell office:value-type="float" office:value="6.604252" calcext:value-type="float">
            <text:p>6.604252</text:p>
          </table:table-cell>
          <table:table-cell office:value-type="string" calcext:value-type="string">
            <text:p>3.249664e-01))</text:p>
          </table:table-cell>
        </table:table-row>
        <table:table-row table:style-name="ro1">
          <table:table-cell office:value-type="float" office:value="0.627778" calcext:value-type="float">
            <text:p>0.627778</text:p>
          </table:table-cell>
          <table:table-cell office:value-type="string" calcext:value-type="string">
            <text:p>((-1.331288e+01</text:p>
          </table:table-cell>
          <table:table-cell office:value-type="float" office:value="2.655549E-018" calcext:value-type="float">
            <text:p>2.655549E-18</text:p>
          </table:table-cell>
          <table:table-cell office:value-type="string" calcext:value-type="string">
            <text:p>6.157190e+02)</text:p>
          </table:table-cell>
          <table:table-cell office:value-type="string" calcext:value-type="string">
            <text:p>(6.497438e+00</text:p>
          </table:table-cell>
          <table:table-cell office:value-type="float" office:value="7.075277E-021" calcext:value-type="float">
            <text:p>7.075277E-21</text:p>
          </table:table-cell>
          <table:table-cell office:value-type="string" calcext:value-type="string">
            <text:p>-5.074380e-01))</text:p>
          </table:table-cell>
          <table:table-cell office:value-type="string" calcext:value-type="string">
            <text:p>((-3.078595e+01</text:p>
          </table:table-cell>
          <table:table-cell office:value-type="float" office:value="-182.1495" calcext:value-type="float">
            <text:p>-182.1495</text:p>
          </table:table-cell>
          <table:table-cell office:value-type="string" calcext:value-type="string">
            <text:p>-6.656438e-01)</text:p>
          </table:table-cell>
          <table:table-cell office:value-type="string" calcext:value-type="string">
            <text:p>(2.537190e-02</text:p>
          </table:table-cell>
          <table:table-cell office:value-type="float" office:value="6.602293" calcext:value-type="float">
            <text:p>6.602293</text:p>
          </table:table-cell>
          <table:table-cell office:value-type="string" calcext:value-type="string">
            <text:p>3.248719e-01))</text:p>
          </table:table-cell>
        </table:table-row>
        <table:table-row table:style-name="ro1">
          <table:table-cell office:value-type="float" office:value="0.628333" calcext:value-type="float">
            <text:p>0.628333</text:p>
          </table:table-cell>
          <table:table-cell office:value-type="string" calcext:value-type="string">
            <text:p>((-1.332270e+01</text:p>
          </table:table-cell>
          <table:table-cell office:value-type="float" office:value="2.632509E-018" calcext:value-type="float">
            <text:p>2.632509E-18</text:p>
          </table:table-cell>
          <table:table-cell office:value-type="string" calcext:value-type="string">
            <text:p>6.156884e+02)</text:p>
          </table:table-cell>
          <table:table-cell office:value-type="string" calcext:value-type="string">
            <text:p>(6.495491e+00</text:p>
          </table:table-cell>
          <table:table-cell office:value-type="float" office:value="7.081494E-021" calcext:value-type="float">
            <text:p>7.081494E-21</text:p>
          </table:table-cell>
          <table:table-cell office:value-type="string" calcext:value-type="string">
            <text:p>-5.076828e-01))</text:p>
          </table:table-cell>
          <table:table-cell office:value-type="string" calcext:value-type="string">
            <text:p>((-3.078442e+01</text:p>
          </table:table-cell>
          <table:table-cell office:value-type="float" office:value="-182.1216" calcext:value-type="float">
            <text:p>-182.1216</text:p>
          </table:table-cell>
          <table:table-cell office:value-type="string" calcext:value-type="string">
            <text:p>-6.661348e-01)</text:p>
          </table:table-cell>
          <table:table-cell office:value-type="string" calcext:value-type="string">
            <text:p>(2.538414e-02</text:p>
          </table:table-cell>
          <table:table-cell office:value-type="float" office:value="6.600269" calcext:value-type="float">
            <text:p>6.600269</text:p>
          </table:table-cell>
          <table:table-cell office:value-type="string" calcext:value-type="string">
            <text:p>3.247746e-01))</text:p>
          </table:table-cell>
        </table:table-row>
        <table:table-row table:style-name="ro1">
          <table:table-cell office:value-type="float" office:value="0.628889" calcext:value-type="float">
            <text:p>0.628889</text:p>
          </table:table-cell>
          <table:table-cell office:value-type="string" calcext:value-type="string">
            <text:p>((-1.335742e+01</text:p>
          </table:table-cell>
          <table:table-cell office:value-type="float" office:value="2.642861E-018" calcext:value-type="float">
            <text:p>2.642861E-18</text:p>
          </table:table-cell>
          <table:table-cell office:value-type="string" calcext:value-type="string">
            <text:p>6.155578e+02)</text:p>
          </table:table-cell>
          <table:table-cell office:value-type="string" calcext:value-type="string">
            <text:p>(6.493520e+00</text:p>
          </table:table-cell>
          <table:table-cell office:value-type="float" office:value="7.08572E-021" calcext:value-type="float">
            <text:p>7.08572E-21</text:p>
          </table:table-cell>
          <table:table-cell office:value-type="string" calcext:value-type="string">
            <text:p>-5.079132e-01))</text:p>
          </table:table-cell>
          <table:table-cell office:value-type="string" calcext:value-type="string">
            <text:p>((-3.077789e+01</text:p>
          </table:table-cell>
          <table:table-cell office:value-type="float" office:value="-182.0223" calcext:value-type="float">
            <text:p>-182.0223</text:p>
          </table:table-cell>
          <table:table-cell office:value-type="string" calcext:value-type="string">
            <text:p>-6.678710e-01)</text:p>
          </table:table-cell>
          <table:table-cell office:value-type="string" calcext:value-type="string">
            <text:p>(2.539566e-02</text:p>
          </table:table-cell>
          <table:table-cell office:value-type="float" office:value="6.598219" calcext:value-type="float">
            <text:p>6.598219</text:p>
          </table:table-cell>
          <table:table-cell office:value-type="string" calcext:value-type="string">
            <text:p>3.246760e-01))</text:p>
          </table:table-cell>
        </table:table-row>
        <table:table-row table:style-name="ro1">
          <table:table-cell office:value-type="float" office:value="0.629444" calcext:value-type="float">
            <text:p>0.629444</text:p>
          </table:table-cell>
          <table:table-cell office:value-type="string" calcext:value-type="string">
            <text:p>((-1.335437e+01</text:p>
          </table:table-cell>
          <table:table-cell office:value-type="float" office:value="2.616562E-018" calcext:value-type="float">
            <text:p>2.616562E-18</text:p>
          </table:table-cell>
          <table:table-cell office:value-type="string" calcext:value-type="string">
            <text:p>6.156185e+02)</text:p>
          </table:table-cell>
          <table:table-cell office:value-type="string" calcext:value-type="string">
            <text:p>(6.491488e+00</text:p>
          </table:table-cell>
          <table:table-cell office:value-type="float" office:value="7.090623E-021" calcext:value-type="float">
            <text:p>7.090623E-21</text:p>
          </table:table-cell>
          <table:table-cell office:value-type="string" calcext:value-type="string">
            <text:p>-5.080680e-01))</text:p>
          </table:table-cell>
          <table:table-cell office:value-type="string" calcext:value-type="string">
            <text:p>((-3.078093e+01</text:p>
          </table:table-cell>
          <table:table-cell office:value-type="float" office:value="-182.0528" calcext:value-type="float">
            <text:p>-182.0528</text:p>
          </table:table-cell>
          <table:table-cell office:value-type="string" calcext:value-type="string">
            <text:p>-6.677183e-01)</text:p>
          </table:table-cell>
          <table:table-cell office:value-type="string" calcext:value-type="string">
            <text:p>(2.540340e-02</text:p>
          </table:table-cell>
          <table:table-cell office:value-type="float" office:value="6.596084" calcext:value-type="float">
            <text:p>6.596084</text:p>
          </table:table-cell>
          <table:table-cell office:value-type="string" calcext:value-type="string">
            <text:p>3.245744e-01))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string" calcext:value-type="string">
            <text:p>((-1.335239e+01</text:p>
          </table:table-cell>
          <table:table-cell office:value-type="float" office:value="2.592122E-018" calcext:value-type="float">
            <text:p>2.592122E-18</text:p>
          </table:table-cell>
          <table:table-cell office:value-type="string" calcext:value-type="string">
            <text:p>6.156092e+02)</text:p>
          </table:table-cell>
          <table:table-cell office:value-type="string" calcext:value-type="string">
            <text:p>(6.489426e+00</text:p>
          </table:table-cell>
          <table:table-cell office:value-type="float" office:value="7.094143E-021" calcext:value-type="float">
            <text:p>7.094143E-21</text:p>
          </table:table-cell>
          <table:table-cell office:value-type="string" calcext:value-type="string">
            <text:p>-5.079708e-01))</text:p>
          </table:table-cell>
          <table:table-cell office:value-type="string" calcext:value-type="string">
            <text:p>((-3.078046e+01</text:p>
          </table:table-cell>
          <table:table-cell office:value-type="float" office:value="-182.052" calcext:value-type="float">
            <text:p>-182.052</text:p>
          </table:table-cell>
          <table:table-cell office:value-type="string" calcext:value-type="string">
            <text:p>-6.676195e-01)</text:p>
          </table:table-cell>
          <table:table-cell office:value-type="string" calcext:value-type="string">
            <text:p>(2.539854e-02</text:p>
          </table:table-cell>
          <table:table-cell office:value-type="float" office:value="6.593841" calcext:value-type="float">
            <text:p>6.593841</text:p>
          </table:table-cell>
          <table:table-cell office:value-type="string" calcext:value-type="string">
            <text:p>3.244713e-01))</text:p>
          </table:table-cell>
        </table:table-row>
        <table:table-row table:style-name="ro1">
          <table:table-cell office:value-type="float" office:value="0.630556" calcext:value-type="float">
            <text:p>0.630556</text:p>
          </table:table-cell>
          <table:table-cell office:value-type="string" calcext:value-type="string">
            <text:p>((-1.334936e+01</text:p>
          </table:table-cell>
          <table:table-cell office:value-type="float" office:value="2.571186E-018" calcext:value-type="float">
            <text:p>2.571186E-18</text:p>
          </table:table-cell>
          <table:table-cell office:value-type="string" calcext:value-type="string">
            <text:p>6.155193e+02)</text:p>
          </table:table-cell>
          <table:table-cell office:value-type="string" calcext:value-type="string">
            <text:p>(6.487335e+00</text:p>
          </table:table-cell>
          <table:table-cell office:value-type="float" office:value="7.098025E-021" calcext:value-type="float">
            <text:p>7.098025E-21</text:p>
          </table:table-cell>
          <table:table-cell office:value-type="string" calcext:value-type="string">
            <text:p>-5.073744e-01))</text:p>
          </table:table-cell>
          <table:table-cell office:value-type="string" calcext:value-type="string">
            <text:p>((-3.077596e+01</text:p>
          </table:table-cell>
          <table:table-cell office:value-type="float" office:value="-182.0222" calcext:value-type="float">
            <text:p>-182.0222</text:p>
          </table:table-cell>
          <table:table-cell office:value-type="string" calcext:value-type="string">
            <text:p>-6.674679e-01)</text:p>
          </table:table-cell>
          <table:table-cell office:value-type="string" calcext:value-type="string">
            <text:p>(2.536872e-02</text:p>
          </table:table-cell>
          <table:table-cell office:value-type="float" office:value="6.591422" calcext:value-type="float">
            <text:p>6.591422</text:p>
          </table:table-cell>
          <table:table-cell office:value-type="string" calcext:value-type="string">
            <text:p>3.243667e-01))</text:p>
          </table:table-cell>
        </table:table-row>
        <table:table-row table:style-name="ro1">
          <table:table-cell office:value-type="float" office:value="0.631111" calcext:value-type="float">
            <text:p>0.631111</text:p>
          </table:table-cell>
          <table:table-cell office:value-type="string" calcext:value-type="string">
            <text:p>((-1.334433e+01</text:p>
          </table:table-cell>
          <table:table-cell office:value-type="float" office:value="2.55185E-018" calcext:value-type="float">
            <text:p>2.55185E-18</text:p>
          </table:table-cell>
          <table:table-cell office:value-type="string" calcext:value-type="string">
            <text:p>6.153538e+02)</text:p>
          </table:table-cell>
          <table:table-cell office:value-type="string" calcext:value-type="string">
            <text:p>(6.485230e+00</text:p>
          </table:table-cell>
          <table:table-cell office:value-type="float" office:value="7.100433E-021" calcext:value-type="float">
            <text:p>7.100433E-21</text:p>
          </table:table-cell>
          <table:table-cell office:value-type="string" calcext:value-type="string">
            <text:p>-5.059922e-01))</text:p>
          </table:table-cell>
          <table:table-cell office:value-type="string" calcext:value-type="string">
            <text:p>((-3.076769e+01</text:p>
          </table:table-cell>
          <table:table-cell office:value-type="float" office:value="-181.9706" calcext:value-type="float">
            <text:p>-181.9706</text:p>
          </table:table-cell>
          <table:table-cell office:value-type="string" calcext:value-type="string">
            <text:p>-6.672163e-01)</text:p>
          </table:table-cell>
          <table:table-cell office:value-type="string" calcext:value-type="string">
            <text:p>(2.529961e-02</text:p>
          </table:table-cell>
          <table:table-cell office:value-type="float" office:value="6.588764" calcext:value-type="float">
            <text:p>6.588764</text:p>
          </table:table-cell>
          <table:table-cell office:value-type="string" calcext:value-type="string">
            <text:p>3.242615e-01))</text:p>
          </table:table-cell>
        </table:table-row>
        <table:table-row table:style-name="ro1">
          <table:table-cell office:value-type="float" office:value="0.631667" calcext:value-type="float">
            <text:p>0.631667</text:p>
          </table:table-cell>
          <table:table-cell office:value-type="string" calcext:value-type="string">
            <text:p>((-1.333791e+01</text:p>
          </table:table-cell>
          <table:table-cell office:value-type="float" office:value="2.530951E-018" calcext:value-type="float">
            <text:p>2.530951E-18</text:p>
          </table:table-cell>
          <table:table-cell office:value-type="string" calcext:value-type="string">
            <text:p>6.152517e+02)</text:p>
          </table:table-cell>
          <table:table-cell office:value-type="string" calcext:value-type="string">
            <text:p>(6.483193e+00</text:p>
          </table:table-cell>
          <table:table-cell office:value-type="float" office:value="7.092654E-021" calcext:value-type="float">
            <text:p>7.092654E-21</text:p>
          </table:table-cell>
          <table:table-cell office:value-type="string" calcext:value-type="string">
            <text:p>-5.039329e-01))</text:p>
          </table:table-cell>
          <table:table-cell office:value-type="string" calcext:value-type="string">
            <text:p>((-3.076259e+01</text:p>
          </table:table-cell>
          <table:table-cell office:value-type="float" office:value="-181.9412" calcext:value-type="float">
            <text:p>-181.9412</text:p>
          </table:table-cell>
          <table:table-cell office:value-type="string" calcext:value-type="string">
            <text:p>-6.668953e-01)</text:p>
          </table:table-cell>
          <table:table-cell office:value-type="string" calcext:value-type="string">
            <text:p>(2.519664e-02</text:p>
          </table:table-cell>
          <table:table-cell office:value-type="float" office:value="6.585984" calcext:value-type="float">
            <text:p>6.585984</text:p>
          </table:table-cell>
          <table:table-cell office:value-type="string" calcext:value-type="string">
            <text:p>3.241596e-01))</text:p>
          </table:table-cell>
        </table:table-row>
        <table:table-row table:style-name="ro1">
          <table:table-cell office:value-type="float" office:value="0.632222" calcext:value-type="float">
            <text:p>0.632222</text:p>
          </table:table-cell>
          <table:table-cell office:value-type="string" calcext:value-type="string">
            <text:p>((-1.333191e+01</text:p>
          </table:table-cell>
          <table:table-cell office:value-type="float" office:value="2.506748E-018" calcext:value-type="float">
            <text:p>2.506748E-18</text:p>
          </table:table-cell>
          <table:table-cell office:value-type="string" calcext:value-type="string">
            <text:p>6.152544e+02)</text:p>
          </table:table-cell>
          <table:table-cell office:value-type="string" calcext:value-type="string">
            <text:p>(6.481257e+00</text:p>
          </table:table-cell>
          <table:table-cell office:value-type="float" office:value="7.077509E-021" calcext:value-type="float">
            <text:p>7.077509E-21</text:p>
          </table:table-cell>
          <table:table-cell office:value-type="string" calcext:value-type="string">
            <text:p>-5.016180e-01))</text:p>
          </table:table-cell>
          <table:table-cell office:value-type="string" calcext:value-type="string">
            <text:p>((-3.076272e+01</text:p>
          </table:table-cell>
          <table:table-cell office:value-type="float" office:value="-181.9437" calcext:value-type="float">
            <text:p>-181.9437</text:p>
          </table:table-cell>
          <table:table-cell office:value-type="string" calcext:value-type="string">
            <text:p>-6.665955e-01)</text:p>
          </table:table-cell>
          <table:table-cell office:value-type="string" calcext:value-type="string">
            <text:p>(2.508090e-02</text:p>
          </table:table-cell>
          <table:table-cell office:value-type="float" office:value="6.58324" calcext:value-type="float">
            <text:p>6.58324</text:p>
          </table:table-cell>
          <table:table-cell office:value-type="string" calcext:value-type="string">
            <text:p>3.240628e-01))</text:p>
          </table:table-cell>
        </table:table-row>
        <table:table-row table:style-name="ro1">
          <table:table-cell office:value-type="float" office:value="0.632778" calcext:value-type="float">
            <text:p>0.632778</text:p>
          </table:table-cell>
          <table:table-cell office:value-type="string" calcext:value-type="string">
            <text:p>((-1.332756e+01</text:p>
          </table:table-cell>
          <table:table-cell office:value-type="float" office:value="2.485082E-018" calcext:value-type="float">
            <text:p>2.485082E-18</text:p>
          </table:table-cell>
          <table:table-cell office:value-type="string" calcext:value-type="string">
            <text:p>6.155215e+02)</text:p>
          </table:table-cell>
          <table:table-cell office:value-type="string" calcext:value-type="string">
            <text:p>(6.479497e+00</text:p>
          </table:table-cell>
          <table:table-cell office:value-type="float" office:value="7.027121E-021" calcext:value-type="float">
            <text:p>7.027121E-21</text:p>
          </table:table-cell>
          <table:table-cell office:value-type="string" calcext:value-type="string">
            <text:p>-4.997147e-01))</text:p>
          </table:table-cell>
          <table:table-cell office:value-type="string" calcext:value-type="string">
            <text:p>((-3.077608e+01</text:p>
          </table:table-cell>
          <table:table-cell office:value-type="float" office:value="-182.0241" calcext:value-type="float">
            <text:p>-182.0241</text:p>
          </table:table-cell>
          <table:table-cell office:value-type="string" calcext:value-type="string">
            <text:p>-6.663780e-01)</text:p>
          </table:table-cell>
          <table:table-cell office:value-type="string" calcext:value-type="string">
            <text:p>(2.498573e-02</text:p>
          </table:table-cell>
          <table:table-cell office:value-type="float" office:value="6.5808" calcext:value-type="float">
            <text:p>6.5808</text:p>
          </table:table-cell>
          <table:table-cell office:value-type="string" calcext:value-type="string">
            <text:p>3.239749e-01))</text:p>
          </table:table-cell>
        </table:table-row>
        <table:table-row table:style-name="ro1">
          <table:table-cell office:value-type="float" office:value="0.633333" calcext:value-type="float">
            <text:p>0.633333</text:p>
          </table:table-cell>
          <table:table-cell office:value-type="string" calcext:value-type="string">
            <text:p>((-1.332057e+01</text:p>
          </table:table-cell>
          <table:table-cell office:value-type="float" office:value="2.46529E-018" calcext:value-type="float">
            <text:p>2.46529E-18</text:p>
          </table:table-cell>
          <table:table-cell office:value-type="string" calcext:value-type="string">
            <text:p>6.158557e+02)</text:p>
          </table:table-cell>
          <table:table-cell office:value-type="string" calcext:value-type="string">
            <text:p>(6.477843e+00</text:p>
          </table:table-cell>
          <table:table-cell office:value-type="float" office:value="6.970849E-021" calcext:value-type="float">
            <text:p>6.970849E-21</text:p>
          </table:table-cell>
          <table:table-cell office:value-type="string" calcext:value-type="string">
            <text:p>-4.982844e-01))</text:p>
          </table:table-cell>
          <table:table-cell office:value-type="string" calcext:value-type="string">
            <text:p>((-3.079278e+01</text:p>
          </table:table-cell>
          <table:table-cell office:value-type="float" office:value="-182.1333" calcext:value-type="float">
            <text:p>-182.1333</text:p>
          </table:table-cell>
          <table:table-cell office:value-type="string" calcext:value-type="string">
            <text:p>-6.660286e-01)</text:p>
          </table:table-cell>
          <table:table-cell office:value-type="string" calcext:value-type="string">
            <text:p>(2.491422e-02</text:p>
          </table:table-cell>
          <table:table-cell office:value-type="float" office:value="6.578609" calcext:value-type="float">
            <text:p>6.578609</text:p>
          </table:table-cell>
          <table:table-cell office:value-type="string" calcext:value-type="string">
            <text:p>3.238921e-01))</text:p>
          </table:table-cell>
        </table:table-row>
        <table:table-row table:style-name="ro1">
          <table:table-cell office:value-type="float" office:value="0.633889" calcext:value-type="float">
            <text:p>0.633889</text:p>
          </table:table-cell>
          <table:table-cell office:value-type="string" calcext:value-type="string">
            <text:p>((-1.330985e+01</text:p>
          </table:table-cell>
          <table:table-cell office:value-type="float" office:value="2.441703E-018" calcext:value-type="float">
            <text:p>2.441703E-18</text:p>
          </table:table-cell>
          <table:table-cell office:value-type="string" calcext:value-type="string">
            <text:p>6.161185e+02)</text:p>
          </table:table-cell>
          <table:table-cell office:value-type="string" calcext:value-type="string">
            <text:p>(6.476203e+00</text:p>
          </table:table-cell>
          <table:table-cell office:value-type="float" office:value="6.923781E-021" calcext:value-type="float">
            <text:p>6.923781E-21</text:p>
          </table:table-cell>
          <table:table-cell office:value-type="string" calcext:value-type="string">
            <text:p>-4.971081e-01))</text:p>
          </table:table-cell>
          <table:table-cell office:value-type="string" calcext:value-type="string">
            <text:p>((-3.080593e+01</text:p>
          </table:table-cell>
          <table:table-cell office:value-type="float" office:value="-182.2314" calcext:value-type="float">
            <text:p>-182.2314</text:p>
          </table:table-cell>
          <table:table-cell office:value-type="string" calcext:value-type="string">
            <text:p>-6.654926e-01)</text:p>
          </table:table-cell>
          <table:table-cell office:value-type="string" calcext:value-type="string">
            <text:p>(2.485541e-02</text:p>
          </table:table-cell>
          <table:table-cell office:value-type="float" office:value="6.576507" calcext:value-type="float">
            <text:p>6.576507</text:p>
          </table:table-cell>
          <table:table-cell office:value-type="string" calcext:value-type="string">
            <text:p>3.238102e-01))</text:p>
          </table:table-cell>
        </table:table-row>
        <table:table-row table:style-name="ro1">
          <table:table-cell office:value-type="float" office:value="0.634444" calcext:value-type="float">
            <text:p>0.634444</text:p>
          </table:table-cell>
          <table:table-cell office:value-type="string" calcext:value-type="string">
            <text:p>((-1.329952e+01</text:p>
          </table:table-cell>
          <table:table-cell office:value-type="float" office:value="2.415741E-018" calcext:value-type="float">
            <text:p>2.415741E-18</text:p>
          </table:table-cell>
          <table:table-cell office:value-type="string" calcext:value-type="string">
            <text:p>6.163094e+02)</text:p>
          </table:table-cell>
          <table:table-cell office:value-type="string" calcext:value-type="string">
            <text:p>(6.474545e+00</text:p>
          </table:table-cell>
          <table:table-cell office:value-type="float" office:value="6.89887E-021" calcext:value-type="float">
            <text:p>6.89887E-21</text:p>
          </table:table-cell>
          <table:table-cell office:value-type="string" calcext:value-type="string">
            <text:p>-4.960966e-01))</text:p>
          </table:table-cell>
          <table:table-cell office:value-type="string" calcext:value-type="string">
            <text:p>((-3.081547e+01</text:p>
          </table:table-cell>
          <table:table-cell office:value-type="float" office:value="-182.302" calcext:value-type="float">
            <text:p>-182.302</text:p>
          </table:table-cell>
          <table:table-cell office:value-type="string" calcext:value-type="string">
            <text:p>-6.649762e-01)</text:p>
          </table:table-cell>
          <table:table-cell office:value-type="string" calcext:value-type="string">
            <text:p>(2.480483e-02</text:p>
          </table:table-cell>
          <table:table-cell office:value-type="float" office:value="6.574431" calcext:value-type="float">
            <text:p>6.574431</text:p>
          </table:table-cell>
          <table:table-cell office:value-type="string" calcext:value-type="string">
            <text:p>3.237272e-01))</text:p>
          </table:table-cell>
        </table:table-row>
        <table:table-row table:style-name="ro1">
          <table:table-cell office:value-type="float" office:value="0.635" calcext:value-type="float">
            <text:p>0.635</text:p>
          </table:table-cell>
          <table:table-cell office:value-type="string" calcext:value-type="string">
            <text:p>((-1.328913e+01</text:p>
          </table:table-cell>
          <table:table-cell office:value-type="float" office:value="2.380956E-018" calcext:value-type="float">
            <text:p>2.380956E-18</text:p>
          </table:table-cell>
          <table:table-cell office:value-type="string" calcext:value-type="string">
            <text:p>6.164756e+02)</text:p>
          </table:table-cell>
          <table:table-cell office:value-type="string" calcext:value-type="string">
            <text:p>(6.472831e+00</text:p>
          </table:table-cell>
          <table:table-cell office:value-type="float" office:value="6.874912E-021" calcext:value-type="float">
            <text:p>6.874912E-21</text:p>
          </table:table-cell>
          <table:table-cell office:value-type="string" calcext:value-type="string">
            <text:p>-4.951962e-01))</text:p>
          </table:table-cell>
          <table:table-cell office:value-type="string" calcext:value-type="string">
            <text:p>((-3.082378e+01</text:p>
          </table:table-cell>
          <table:table-cell office:value-type="float" office:value="-182.3701" calcext:value-type="float">
            <text:p>-182.3701</text:p>
          </table:table-cell>
          <table:table-cell office:value-type="string" calcext:value-type="string">
            <text:p>-6.644567e-01)</text:p>
          </table:table-cell>
          <table:table-cell office:value-type="string" calcext:value-type="string">
            <text:p>(2.475981e-02</text:p>
          </table:table-cell>
          <table:table-cell office:value-type="float" office:value="6.572329" calcext:value-type="float">
            <text:p>6.572329</text:p>
          </table:table-cell>
          <table:table-cell office:value-type="string" calcext:value-type="string">
            <text:p>3.236416e-01))</text:p>
          </table:table-cell>
        </table:table-row>
        <table:table-row table:style-name="ro1">
          <table:table-cell office:value-type="float" office:value="0.635556" calcext:value-type="float">
            <text:p>0.635556</text:p>
          </table:table-cell>
          <table:table-cell office:value-type="string" calcext:value-type="string">
            <text:p>((-1.329767e+01</text:p>
          </table:table-cell>
          <table:table-cell office:value-type="float" office:value="2.348007E-018" calcext:value-type="float">
            <text:p>2.348007E-18</text:p>
          </table:table-cell>
          <table:table-cell office:value-type="string" calcext:value-type="string">
            <text:p>6.164178e+02)</text:p>
          </table:table-cell>
          <table:table-cell office:value-type="string" calcext:value-type="string">
            <text:p>(6.471031e+00</text:p>
          </table:table-cell>
          <table:table-cell office:value-type="float" office:value="6.851946E-021" calcext:value-type="float">
            <text:p>6.851946E-21</text:p>
          </table:table-cell>
          <table:table-cell office:value-type="string" calcext:value-type="string">
            <text:p>-4.943874e-01))</text:p>
          </table:table-cell>
          <table:table-cell office:value-type="string" calcext:value-type="string">
            <text:p>((-3.082089e+01</text:p>
          </table:table-cell>
          <table:table-cell office:value-type="float" office:value="-182.3075" calcext:value-type="float">
            <text:p>-182.3075</text:p>
          </table:table-cell>
          <table:table-cell office:value-type="string" calcext:value-type="string">
            <text:p>-6.648834e-01)</text:p>
          </table:table-cell>
          <table:table-cell office:value-type="string" calcext:value-type="string">
            <text:p>(2.471937e-02</text:p>
          </table:table-cell>
          <table:table-cell office:value-type="float" office:value="6.57016" calcext:value-type="float">
            <text:p>6.57016</text:p>
          </table:table-cell>
          <table:table-cell office:value-type="string" calcext:value-type="string">
            <text:p>3.235515e-01))</text:p>
          </table:table-cell>
        </table:table-row>
        <table:table-row table:style-name="ro1">
          <table:table-cell office:value-type="float" office:value="0.636111" calcext:value-type="float">
            <text:p>0.636111</text:p>
          </table:table-cell>
          <table:table-cell office:value-type="string" calcext:value-type="string">
            <text:p>((-1.332704e+01</text:p>
          </table:table-cell>
          <table:table-cell office:value-type="float" office:value="2.339789E-018" calcext:value-type="float">
            <text:p>2.339789E-18</text:p>
          </table:table-cell>
          <table:table-cell office:value-type="string" calcext:value-type="string">
            <text:p>6.162279e+02)</text:p>
          </table:table-cell>
          <table:table-cell office:value-type="string" calcext:value-type="string">
            <text:p>(6.469189e+00</text:p>
          </table:table-cell>
          <table:table-cell office:value-type="float" office:value="6.831969E-021" calcext:value-type="float">
            <text:p>6.831969E-21</text:p>
          </table:table-cell>
          <table:table-cell office:value-type="string" calcext:value-type="string">
            <text:p>-4.936761e-01))</text:p>
          </table:table-cell>
          <table:table-cell office:value-type="string" calcext:value-type="string">
            <text:p>((-3.081139e+01</text:p>
          </table:table-cell>
          <table:table-cell office:value-type="float" office:value="-182.1638" calcext:value-type="float">
            <text:p>-182.1638</text:p>
          </table:table-cell>
          <table:table-cell office:value-type="string" calcext:value-type="string">
            <text:p>-6.663518e-01)</text:p>
          </table:table-cell>
          <table:table-cell office:value-type="string" calcext:value-type="string">
            <text:p>(2.468381e-02</text:p>
          </table:table-cell>
          <table:table-cell office:value-type="float" office:value="6.567974" calcext:value-type="float">
            <text:p>6.567974</text:p>
          </table:table-cell>
          <table:table-cell office:value-type="string" calcext:value-type="string">
            <text:p>3.234594e-01))</text:p>
          </table:table-cell>
        </table:table-row>
        <table:table-row table:style-name="ro1">
          <table:table-cell office:value-type="float" office:value="0.636667" calcext:value-type="float">
            <text:p>0.636667</text:p>
          </table:table-cell>
          <table:table-cell office:value-type="string" calcext:value-type="string">
            <text:p>((-1.336355e+01</text:p>
          </table:table-cell>
          <table:table-cell office:value-type="float" office:value="2.334897E-018" calcext:value-type="float">
            <text:p>2.334897E-18</text:p>
          </table:table-cell>
          <table:table-cell office:value-type="string" calcext:value-type="string">
            <text:p>6.161144e+02)</text:p>
          </table:table-cell>
          <table:table-cell office:value-type="string" calcext:value-type="string">
            <text:p>(6.467355e+00</text:p>
          </table:table-cell>
          <table:table-cell office:value-type="float" office:value="6.817435E-021" calcext:value-type="float">
            <text:p>6.817435E-21</text:p>
          </table:table-cell>
          <table:table-cell office:value-type="string" calcext:value-type="string">
            <text:p>-4.930263e-01))</text:p>
          </table:table-cell>
          <table:table-cell office:value-type="string" calcext:value-type="string">
            <text:p>((-3.080572e+01</text:p>
          </table:table-cell>
          <table:table-cell office:value-type="float" office:value="-182.0712" calcext:value-type="float">
            <text:p>-182.0712</text:p>
          </table:table-cell>
          <table:table-cell office:value-type="string" calcext:value-type="string">
            <text:p>-6.681777e-01)</text:p>
          </table:table-cell>
          <table:table-cell office:value-type="string" calcext:value-type="string">
            <text:p>(2.465132e-02</text:p>
          </table:table-cell>
          <table:table-cell office:value-type="float" office:value="6.565813" calcext:value-type="float">
            <text:p>6.565813</text:p>
          </table:table-cell>
          <table:table-cell office:value-type="string" calcext:value-type="string">
            <text:p>3.233678e-01))</text:p>
          </table:table-cell>
        </table:table-row>
        <table:table-row table:style-name="ro1">
          <table:table-cell office:value-type="float" office:value="0.637222" calcext:value-type="float">
            <text:p>0.637222</text:p>
          </table:table-cell>
          <table:table-cell office:value-type="string" calcext:value-type="string">
            <text:p>((-1.338379e+01</text:p>
          </table:table-cell>
          <table:table-cell office:value-type="float" office:value="2.321251E-018" calcext:value-type="float">
            <text:p>2.321251E-18</text:p>
          </table:table-cell>
          <table:table-cell office:value-type="string" calcext:value-type="string">
            <text:p>6.161457e+02)</text:p>
          </table:table-cell>
          <table:table-cell office:value-type="string" calcext:value-type="string">
            <text:p>(6.465534e+00</text:p>
          </table:table-cell>
          <table:table-cell office:value-type="float" office:value="6.80546E-021" calcext:value-type="float">
            <text:p>6.80546E-21</text:p>
          </table:table-cell>
          <table:table-cell office:value-type="string" calcext:value-type="string">
            <text:p>-4.924184e-01))</text:p>
          </table:table-cell>
          <table:table-cell office:value-type="string" calcext:value-type="string">
            <text:p>((-3.080728e+01</text:p>
          </table:table-cell>
          <table:table-cell office:value-type="float" office:value="-182.0689" calcext:value-type="float">
            <text:p>-182.0689</text:p>
          </table:table-cell>
          <table:table-cell office:value-type="string" calcext:value-type="string">
            <text:p>-6.691897e-01)</text:p>
          </table:table-cell>
          <table:table-cell office:value-type="string" calcext:value-type="string">
            <text:p>(2.462092e-02</text:p>
          </table:table-cell>
          <table:table-cell office:value-type="float" office:value="6.563675" calcext:value-type="float">
            <text:p>6.563675</text:p>
          </table:table-cell>
          <table:table-cell office:value-type="string" calcext:value-type="string">
            <text:p>3.232767e-01))</text:p>
          </table:table-cell>
        </table:table-row>
        <table:table-row table:style-name="ro1">
          <table:table-cell office:value-type="float" office:value="0.637778" calcext:value-type="float">
            <text:p>0.637778</text:p>
          </table:table-cell>
          <table:table-cell office:value-type="string" calcext:value-type="string">
            <text:p>((-1.337906e+01</text:p>
          </table:table-cell>
          <table:table-cell office:value-type="float" office:value="2.291119E-018" calcext:value-type="float">
            <text:p>2.291119E-18</text:p>
          </table:table-cell>
          <table:table-cell office:value-type="string" calcext:value-type="string">
            <text:p>6.162760e+02)</text:p>
          </table:table-cell>
          <table:table-cell office:value-type="string" calcext:value-type="string">
            <text:p>(6.463713e+00</text:p>
          </table:table-cell>
          <table:table-cell office:value-type="float" office:value="6.793782E-021" calcext:value-type="float">
            <text:p>6.793782E-21</text:p>
          </table:table-cell>
          <table:table-cell office:value-type="string" calcext:value-type="string">
            <text:p>-4.918514e-01))</text:p>
          </table:table-cell>
          <table:table-cell office:value-type="string" calcext:value-type="string">
            <text:p>((-3.081380e+01</text:p>
          </table:table-cell>
          <table:table-cell office:value-type="float" office:value="-182.1248" calcext:value-type="float">
            <text:p>-182.1248</text:p>
          </table:table-cell>
          <table:table-cell office:value-type="string" calcext:value-type="string">
            <text:p>-6.689528e-01)</text:p>
          </table:table-cell>
          <table:table-cell office:value-type="string" calcext:value-type="string">
            <text:p>(2.459257e-02</text:p>
          </table:table-cell>
          <table:table-cell office:value-type="float" office:value="6.561547" calcext:value-type="float">
            <text:p>6.561547</text:p>
          </table:table-cell>
          <table:table-cell office:value-type="string" calcext:value-type="string">
            <text:p>3.231856e-01))</text:p>
          </table:table-cell>
        </table:table-row>
        <table:table-row table:style-name="ro1">
          <table:table-cell office:value-type="float" office:value="0.638333" calcext:value-type="float">
            <text:p>0.638333</text:p>
          </table:table-cell>
          <table:table-cell office:value-type="string" calcext:value-type="string">
            <text:p>((-1.337538e+01</text:p>
          </table:table-cell>
          <table:table-cell office:value-type="float" office:value="2.264934E-018" calcext:value-type="float">
            <text:p>2.264934E-18</text:p>
          </table:table-cell>
          <table:table-cell office:value-type="string" calcext:value-type="string">
            <text:p>6.163881e+02)</text:p>
          </table:table-cell>
          <table:table-cell office:value-type="string" calcext:value-type="string">
            <text:p>(6.461905e+00</text:p>
          </table:table-cell>
          <table:table-cell office:value-type="float" office:value="6.778945E-021" calcext:value-type="float">
            <text:p>6.778945E-21</text:p>
          </table:table-cell>
          <table:table-cell office:value-type="string" calcext:value-type="string">
            <text:p>-4.913251e-01))</text:p>
          </table:table-cell>
          <table:table-cell office:value-type="string" calcext:value-type="string">
            <text:p>((-3.081940e+01</text:p>
          </table:table-cell>
          <table:table-cell office:value-type="float" office:value="-182.1637" calcext:value-type="float">
            <text:p>-182.1637</text:p>
          </table:table-cell>
          <table:table-cell office:value-type="string" calcext:value-type="string">
            <text:p>-6.687690e-01)</text:p>
          </table:table-cell>
          <table:table-cell office:value-type="string" calcext:value-type="string">
            <text:p>(2.456625e-02</text:p>
          </table:table-cell>
          <table:table-cell office:value-type="float" office:value="6.559443" calcext:value-type="float">
            <text:p>6.559443</text:p>
          </table:table-cell>
          <table:table-cell office:value-type="string" calcext:value-type="string">
            <text:p>3.230952e-01))</text:p>
          </table:table-cell>
        </table:table-row>
        <table:table-row table:style-name="ro1">
          <table:table-cell office:value-type="float" office:value="0.638889" calcext:value-type="float">
            <text:p>0.638889</text:p>
          </table:table-cell>
          <table:table-cell office:value-type="string" calcext:value-type="string">
            <text:p>((-1.336283e+01</text:p>
          </table:table-cell>
          <table:table-cell office:value-type="float" office:value="2.233854E-018" calcext:value-type="float">
            <text:p>2.233854E-18</text:p>
          </table:table-cell>
          <table:table-cell office:value-type="string" calcext:value-type="string">
            <text:p>6.165605e+02)</text:p>
          </table:table-cell>
          <table:table-cell office:value-type="string" calcext:value-type="string">
            <text:p>(6.460111e+00</text:p>
          </table:table-cell>
          <table:table-cell office:value-type="float" office:value="6.761326E-021" calcext:value-type="float">
            <text:p>6.761326E-21</text:p>
          </table:table-cell>
          <table:table-cell office:value-type="string" calcext:value-type="string">
            <text:p>-4.908268e-01))</text:p>
          </table:table-cell>
          <table:table-cell office:value-type="string" calcext:value-type="string">
            <text:p>((-3.082803e+01</text:p>
          </table:table-cell>
          <table:table-cell office:value-type="float" office:value="-182.2381" calcext:value-type="float">
            <text:p>-182.2381</text:p>
          </table:table-cell>
          <table:table-cell office:value-type="string" calcext:value-type="string">
            <text:p>-6.681414e-01)</text:p>
          </table:table-cell>
          <table:table-cell office:value-type="string" calcext:value-type="string">
            <text:p>(2.454134e-02</text:p>
          </table:table-cell>
          <table:table-cell office:value-type="float" office:value="6.55736" calcext:value-type="float">
            <text:p>6.55736</text:p>
          </table:table-cell>
          <table:table-cell office:value-type="string" calcext:value-type="string">
            <text:p>3.230056e-01))</text:p>
          </table:table-cell>
        </table:table-row>
        <table:table-row table:style-name="ro1">
          <table:table-cell office:value-type="float" office:value="0.639444" calcext:value-type="float">
            <text:p>0.639444</text:p>
          </table:table-cell>
          <table:table-cell office:value-type="string" calcext:value-type="string">
            <text:p>((-1.335106e+01</text:p>
          </table:table-cell>
          <table:table-cell office:value-type="float" office:value="2.205664E-018" calcext:value-type="float">
            <text:p>2.205664E-18</text:p>
          </table:table-cell>
          <table:table-cell office:value-type="string" calcext:value-type="string">
            <text:p>6.166754e+02)</text:p>
          </table:table-cell>
          <table:table-cell office:value-type="string" calcext:value-type="string">
            <text:p>(6.458662e+00</text:p>
          </table:table-cell>
          <table:table-cell office:value-type="float" office:value="6.742361E-021" calcext:value-type="float">
            <text:p>6.742361E-21</text:p>
          </table:table-cell>
          <table:table-cell office:value-type="string" calcext:value-type="string">
            <text:p>-4.901039e-01))</text:p>
          </table:table-cell>
          <table:table-cell office:value-type="string" calcext:value-type="string">
            <text:p>((-3.083377e+01</text:p>
          </table:table-cell>
          <table:table-cell office:value-type="float" office:value="-182.2736" calcext:value-type="float">
            <text:p>-182.2736</text:p>
          </table:table-cell>
          <table:table-cell office:value-type="string" calcext:value-type="string">
            <text:p>-6.675530e-01)</text:p>
          </table:table-cell>
          <table:table-cell office:value-type="string" calcext:value-type="string">
            <text:p>(2.450520e-02</text:p>
          </table:table-cell>
          <table:table-cell office:value-type="float" office:value="6.555587" calcext:value-type="float">
            <text:p>6.555587</text:p>
          </table:table-cell>
          <table:table-cell office:value-type="string" calcext:value-type="string">
            <text:p>3.229331e-01))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string" calcext:value-type="string">
            <text:p>((-1.333671e+01</text:p>
          </table:table-cell>
          <table:table-cell office:value-type="float" office:value="2.176675E-018" calcext:value-type="float">
            <text:p>2.176675E-18</text:p>
          </table:table-cell>
          <table:table-cell office:value-type="string" calcext:value-type="string">
            <text:p>6.168176e+02)</text:p>
          </table:table-cell>
          <table:table-cell office:value-type="string" calcext:value-type="string">
            <text:p>(6.457254e+00</text:p>
          </table:table-cell>
          <table:table-cell office:value-type="float" office:value="6.720797E-021" calcext:value-type="float">
            <text:p>6.720797E-21</text:p>
          </table:table-cell>
          <table:table-cell office:value-type="string" calcext:value-type="string">
            <text:p>-4.894230e-01))</text:p>
          </table:table-cell>
          <table:table-cell office:value-type="string" calcext:value-type="string">
            <text:p>((-3.084088e+01</text:p>
          </table:table-cell>
          <table:table-cell office:value-type="float" office:value="-182.3269" calcext:value-type="float">
            <text:p>-182.3269</text:p>
          </table:table-cell>
          <table:table-cell office:value-type="string" calcext:value-type="string">
            <text:p>-6.668355e-01)</text:p>
          </table:table-cell>
          <table:table-cell office:value-type="string" calcext:value-type="string">
            <text:p>(2.447115e-02</text:p>
          </table:table-cell>
          <table:table-cell office:value-type="float" office:value="6.553868" calcext:value-type="float">
            <text:p>6.553868</text:p>
          </table:table-cell>
          <table:table-cell office:value-type="string" calcext:value-type="string">
            <text:p>3.228627e-01))</text:p>
          </table:table-cell>
        </table:table-row>
        <table:table-row table:style-name="ro1">
          <table:table-cell office:value-type="float" office:value="0.640556" calcext:value-type="float">
            <text:p>0.640556</text:p>
          </table:table-cell>
          <table:table-cell office:value-type="string" calcext:value-type="string">
            <text:p>((-1.332302e+01</text:p>
          </table:table-cell>
          <table:table-cell office:value-type="float" office:value="2.147325E-018" calcext:value-type="float">
            <text:p>2.147325E-18</text:p>
          </table:table-cell>
          <table:table-cell office:value-type="string" calcext:value-type="string">
            <text:p>6.169727e+02)</text:p>
          </table:table-cell>
          <table:table-cell office:value-type="string" calcext:value-type="string">
            <text:p>(6.455874e+00</text:p>
          </table:table-cell>
          <table:table-cell office:value-type="float" office:value="6.696746E-021" calcext:value-type="float">
            <text:p>6.696746E-21</text:p>
          </table:table-cell>
          <table:table-cell office:value-type="string" calcext:value-type="string">
            <text:p>-4.887887e-01))</text:p>
          </table:table-cell>
          <table:table-cell office:value-type="string" calcext:value-type="string">
            <text:p>((-3.084864e+01</text:p>
          </table:table-cell>
          <table:table-cell office:value-type="float" office:value="-182.3882" calcext:value-type="float">
            <text:p>-182.3882</text:p>
          </table:table-cell>
          <table:table-cell office:value-type="string" calcext:value-type="string">
            <text:p>-6.661509e-01)</text:p>
          </table:table-cell>
          <table:table-cell office:value-type="string" calcext:value-type="string">
            <text:p>(2.443943e-02</text:p>
          </table:table-cell>
          <table:table-cell office:value-type="float" office:value="6.552188" calcext:value-type="float">
            <text:p>6.552188</text:p>
          </table:table-cell>
          <table:table-cell office:value-type="string" calcext:value-type="string">
            <text:p>3.227937e-01))</text:p>
          </table:table-cell>
        </table:table-row>
        <table:table-row table:style-name="ro1">
          <table:table-cell office:value-type="float" office:value="0.641111" calcext:value-type="float">
            <text:p>0.641111</text:p>
          </table:table-cell>
          <table:table-cell office:value-type="string" calcext:value-type="string">
            <text:p>((-1.330775e+01</text:p>
          </table:table-cell>
          <table:table-cell office:value-type="float" office:value="2.114948E-018" calcext:value-type="float">
            <text:p>2.114948E-18</text:p>
          </table:table-cell>
          <table:table-cell office:value-type="string" calcext:value-type="string">
            <text:p>6.171755e+02)</text:p>
          </table:table-cell>
          <table:table-cell office:value-type="string" calcext:value-type="string">
            <text:p>(6.454545e+00</text:p>
          </table:table-cell>
          <table:table-cell office:value-type="float" office:value="6.670682E-021" calcext:value-type="float">
            <text:p>6.670682E-21</text:p>
          </table:table-cell>
          <table:table-cell office:value-type="string" calcext:value-type="string">
            <text:p>-4.882104e-01))</text:p>
          </table:table-cell>
          <table:table-cell office:value-type="string" calcext:value-type="string">
            <text:p>((-3.085878e+01</text:p>
          </table:table-cell>
          <table:table-cell office:value-type="float" office:value="-182.4783" calcext:value-type="float">
            <text:p>-182.4783</text:p>
          </table:table-cell>
          <table:table-cell office:value-type="string" calcext:value-type="string">
            <text:p>-6.653873e-01)</text:p>
          </table:table-cell>
          <table:table-cell office:value-type="string" calcext:value-type="string">
            <text:p>(2.441052e-02</text:p>
          </table:table-cell>
          <table:table-cell office:value-type="float" office:value="6.550576" calcext:value-type="float">
            <text:p>6.550576</text:p>
          </table:table-cell>
          <table:table-cell office:value-type="string" calcext:value-type="string">
            <text:p>3.227272e-01))</text:p>
          </table:table-cell>
        </table:table-row>
        <table:table-row table:style-name="ro1">
          <table:table-cell office:value-type="float" office:value="0.641667" calcext:value-type="float">
            <text:p>0.641667</text:p>
          </table:table-cell>
          <table:table-cell office:value-type="string" calcext:value-type="string">
            <text:p>((-1.329730e+01</text:p>
          </table:table-cell>
          <table:table-cell office:value-type="float" office:value="2.087675E-018" calcext:value-type="float">
            <text:p>2.087675E-18</text:p>
          </table:table-cell>
          <table:table-cell office:value-type="string" calcext:value-type="string">
            <text:p>6.173244e+02)</text:p>
          </table:table-cell>
          <table:table-cell office:value-type="string" calcext:value-type="string">
            <text:p>(6.453284e+00</text:p>
          </table:table-cell>
          <table:table-cell office:value-type="float" office:value="6.642746E-021" calcext:value-type="float">
            <text:p>6.642746E-21</text:p>
          </table:table-cell>
          <table:table-cell office:value-type="string" calcext:value-type="string">
            <text:p>-4.876769e-01))</text:p>
          </table:table-cell>
          <table:table-cell office:value-type="string" calcext:value-type="string">
            <text:p>((-3.086622e+01</text:p>
          </table:table-cell>
          <table:table-cell office:value-type="float" office:value="-182.5338" calcext:value-type="float">
            <text:p>-182.5338</text:p>
          </table:table-cell>
          <table:table-cell office:value-type="string" calcext:value-type="string">
            <text:p>-6.648649e-01)</text:p>
          </table:table-cell>
          <table:table-cell office:value-type="string" calcext:value-type="string">
            <text:p>(2.438385e-02</text:p>
          </table:table-cell>
          <table:table-cell office:value-type="float" office:value="6.549048" calcext:value-type="float">
            <text:p>6.549048</text:p>
          </table:table-cell>
          <table:table-cell office:value-type="string" calcext:value-type="string">
            <text:p>3.226642e-01))</text:p>
          </table:table-cell>
        </table:table-row>
        <table:table-row table:style-name="ro1">
          <table:table-cell office:value-type="float" office:value="0.642222" calcext:value-type="float">
            <text:p>0.642222</text:p>
          </table:table-cell>
          <table:table-cell office:value-type="string" calcext:value-type="string">
            <text:p>((-1.328096e+01</text:p>
          </table:table-cell>
          <table:table-cell office:value-type="float" office:value="2.055122E-018" calcext:value-type="float">
            <text:p>2.055122E-18</text:p>
          </table:table-cell>
          <table:table-cell office:value-type="string" calcext:value-type="string">
            <text:p>6.175503e+02)</text:p>
          </table:table-cell>
          <table:table-cell office:value-type="string" calcext:value-type="string">
            <text:p>(6.452128e+00</text:p>
          </table:table-cell>
          <table:table-cell office:value-type="float" office:value="6.603794E-021" calcext:value-type="float">
            <text:p>6.603794E-21</text:p>
          </table:table-cell>
          <table:table-cell office:value-type="string" calcext:value-type="string">
            <text:p>-4.871931e-01))</text:p>
          </table:table-cell>
          <table:table-cell office:value-type="string" calcext:value-type="string">
            <text:p>((-3.087752e+01</text:p>
          </table:table-cell>
          <table:table-cell office:value-type="float" office:value="-182.6359" calcext:value-type="float">
            <text:p>-182.6359</text:p>
          </table:table-cell>
          <table:table-cell office:value-type="string" calcext:value-type="string">
            <text:p>-6.640482e-01)</text:p>
          </table:table-cell>
          <table:table-cell office:value-type="string" calcext:value-type="string">
            <text:p>(2.435965e-02</text:p>
          </table:table-cell>
          <table:table-cell office:value-type="float" office:value="6.547641" calcext:value-type="float">
            <text:p>6.547641</text:p>
          </table:table-cell>
          <table:table-cell office:value-type="string" calcext:value-type="string">
            <text:p>3.226064e-01))</text:p>
          </table:table-cell>
        </table:table-row>
        <table:table-row table:style-name="ro1">
          <table:table-cell office:value-type="float" office:value="0.642778" calcext:value-type="float">
            <text:p>0.642778</text:p>
          </table:table-cell>
          <table:table-cell office:value-type="string" calcext:value-type="string">
            <text:p>((-1.326871e+01</text:p>
          </table:table-cell>
          <table:table-cell office:value-type="float" office:value="2.026602E-018" calcext:value-type="float">
            <text:p>2.026602E-18</text:p>
          </table:table-cell>
          <table:table-cell office:value-type="string" calcext:value-type="string">
            <text:p>6.177274e+02)</text:p>
          </table:table-cell>
          <table:table-cell office:value-type="string" calcext:value-type="string">
            <text:p>(6.451112e+00</text:p>
          </table:table-cell>
          <table:table-cell office:value-type="float" office:value="6.55927E-021" calcext:value-type="float">
            <text:p>6.55927E-21</text:p>
          </table:table-cell>
          <table:table-cell office:value-type="string" calcext:value-type="string">
            <text:p>-4.867628e-01))</text:p>
          </table:table-cell>
          <table:table-cell office:value-type="string" calcext:value-type="string">
            <text:p>((-3.088637e+01</text:p>
          </table:table-cell>
          <table:table-cell office:value-type="float" office:value="-182.7062" calcext:value-type="float">
            <text:p>-182.7062</text:p>
          </table:table-cell>
          <table:table-cell office:value-type="string" calcext:value-type="string">
            <text:p>-6.634356e-01)</text:p>
          </table:table-cell>
          <table:table-cell office:value-type="string" calcext:value-type="string">
            <text:p>(2.433814e-02</text:p>
          </table:table-cell>
          <table:table-cell office:value-type="float" office:value="6.546394" calcext:value-type="float">
            <text:p>6.546394</text:p>
          </table:table-cell>
          <table:table-cell office:value-type="string" calcext:value-type="string">
            <text:p>3.225556e-01))</text:p>
          </table:table-cell>
        </table:table-row>
        <table:table-row table:style-name="ro1">
          <table:table-cell office:value-type="float" office:value="0.643333" calcext:value-type="float">
            <text:p>0.643333</text:p>
          </table:table-cell>
          <table:table-cell office:value-type="string" calcext:value-type="string">
            <text:p>((-1.324984e+01</text:p>
          </table:table-cell>
          <table:table-cell office:value-type="float" office:value="1.99317E-018" calcext:value-type="float">
            <text:p>1.99317E-18</text:p>
          </table:table-cell>
          <table:table-cell office:value-type="string" calcext:value-type="string">
            <text:p>6.179801e+02)</text:p>
          </table:table-cell>
          <table:table-cell office:value-type="string" calcext:value-type="string">
            <text:p>(6.450215e+00</text:p>
          </table:table-cell>
          <table:table-cell office:value-type="float" office:value="6.524603E-021" calcext:value-type="float">
            <text:p>6.524603E-21</text:p>
          </table:table-cell>
          <table:table-cell office:value-type="string" calcext:value-type="string">
            <text:p>-4.863932e-01))</text:p>
          </table:table-cell>
          <table:table-cell office:value-type="string" calcext:value-type="string">
            <text:p>((-3.089901e+01</text:p>
          </table:table-cell>
          <table:table-cell office:value-type="float" office:value="-182.8213" calcext:value-type="float">
            <text:p>-182.8213</text:p>
          </table:table-cell>
          <table:table-cell office:value-type="string" calcext:value-type="string">
            <text:p>-6.624918e-01)</text:p>
          </table:table-cell>
          <table:table-cell office:value-type="string" calcext:value-type="string">
            <text:p>(2.431966e-02</text:p>
          </table:table-cell>
          <table:table-cell office:value-type="float" office:value="6.545288" calcext:value-type="float">
            <text:p>6.545288</text:p>
          </table:table-cell>
          <table:table-cell office:value-type="string" calcext:value-type="string">
            <text:p>3.225108e-01))</text:p>
          </table:table-cell>
        </table:table-row>
        <table:table-row table:style-name="ro1">
          <table:table-cell office:value-type="float" office:value="0.643889" calcext:value-type="float">
            <text:p>0.643889</text:p>
          </table:table-cell>
          <table:table-cell office:value-type="string" calcext:value-type="string">
            <text:p>((-1.323544e+01</text:p>
          </table:table-cell>
          <table:table-cell office:value-type="float" office:value="1.963232E-018" calcext:value-type="float">
            <text:p>1.963232E-18</text:p>
          </table:table-cell>
          <table:table-cell office:value-type="string" calcext:value-type="string">
            <text:p>6.181648e+02)</text:p>
          </table:table-cell>
          <table:table-cell office:value-type="string" calcext:value-type="string">
            <text:p>(6.449555e+00</text:p>
          </table:table-cell>
          <table:table-cell office:value-type="float" office:value="6.490377E-021" calcext:value-type="float">
            <text:p>6.490377E-21</text:p>
          </table:table-cell>
          <table:table-cell office:value-type="string" calcext:value-type="string">
            <text:p>-4.860822e-01))</text:p>
          </table:table-cell>
          <table:table-cell office:value-type="string" calcext:value-type="string">
            <text:p>((-3.090824e+01</text:p>
          </table:table-cell>
          <table:table-cell office:value-type="float" office:value="-182.8954" calcext:value-type="float">
            <text:p>-182.8954</text:p>
          </table:table-cell>
          <table:table-cell office:value-type="string" calcext:value-type="string">
            <text:p>-6.617718e-01)</text:p>
          </table:table-cell>
          <table:table-cell office:value-type="string" calcext:value-type="string">
            <text:p>(2.430411e-02</text:p>
          </table:table-cell>
          <table:table-cell office:value-type="float" office:value="6.544447" calcext:value-type="float">
            <text:p>6.544447</text:p>
          </table:table-cell>
          <table:table-cell office:value-type="string" calcext:value-type="string">
            <text:p>3.224778e-01))</text:p>
          </table:table-cell>
        </table:table-row>
        <table:table-row table:style-name="ro1">
          <table:table-cell office:value-type="float" office:value="0.644444" calcext:value-type="float">
            <text:p>0.644444</text:p>
          </table:table-cell>
          <table:table-cell office:value-type="string" calcext:value-type="string">
            <text:p>((-1.321707e+01</text:p>
          </table:table-cell>
          <table:table-cell office:value-type="float" office:value="1.930256E-018" calcext:value-type="float">
            <text:p>1.930256E-18</text:p>
          </table:table-cell>
          <table:table-cell office:value-type="string" calcext:value-type="string">
            <text:p>6.183955e+02)</text:p>
          </table:table-cell>
          <table:table-cell office:value-type="string" calcext:value-type="string">
            <text:p>(6.449103e+00</text:p>
          </table:table-cell>
          <table:table-cell office:value-type="float" office:value="6.450963E-021" calcext:value-type="float">
            <text:p>6.450963E-21</text:p>
          </table:table-cell>
          <table:table-cell office:value-type="string" calcext:value-type="string">
            <text:p>-4.858571e-01))</text:p>
          </table:table-cell>
          <table:table-cell office:value-type="string" calcext:value-type="string">
            <text:p>((-3.091977e+01</text:p>
          </table:table-cell>
          <table:table-cell office:value-type="float" office:value="-183.0008" calcext:value-type="float">
            <text:p>-183.0008</text:p>
          </table:table-cell>
          <table:table-cell office:value-type="string" calcext:value-type="string">
            <text:p>-6.608536e-01)</text:p>
          </table:table-cell>
          <table:table-cell office:value-type="string" calcext:value-type="string">
            <text:p>(2.429286e-02</text:p>
          </table:table-cell>
          <table:table-cell office:value-type="float" office:value="6.543846" calcext:value-type="float">
            <text:p>6.543846</text:p>
          </table:table-cell>
          <table:table-cell office:value-type="string" calcext:value-type="string">
            <text:p>3.224551e-01))</text:p>
          </table:table-cell>
        </table:table-row>
        <table:table-row table:style-name="ro1">
          <table:table-cell office:value-type="float" office:value="0.645" calcext:value-type="float">
            <text:p>0.645</text:p>
          </table:table-cell>
          <table:table-cell office:value-type="string" calcext:value-type="string">
            <text:p>((-1.320197e+01</text:p>
          </table:table-cell>
          <table:table-cell office:value-type="float" office:value="1.901363E-018" calcext:value-type="float">
            <text:p>1.901363E-18</text:p>
          </table:table-cell>
          <table:table-cell office:value-type="string" calcext:value-type="string">
            <text:p>6.185629e+02)</text:p>
          </table:table-cell>
          <table:table-cell office:value-type="string" calcext:value-type="string">
            <text:p>(6.448908e+00</text:p>
          </table:table-cell>
          <table:table-cell office:value-type="float" office:value="6.394202E-021" calcext:value-type="float">
            <text:p>6.394202E-21</text:p>
          </table:table-cell>
          <table:table-cell office:value-type="string" calcext:value-type="string">
            <text:p>-4.857145e-01))</text:p>
          </table:table-cell>
          <table:table-cell office:value-type="string" calcext:value-type="string">
            <text:p>((-3.092814e+01</text:p>
          </table:table-cell>
          <table:table-cell office:value-type="float" office:value="-183.068" calcext:value-type="float">
            <text:p>-183.068</text:p>
          </table:table-cell>
          <table:table-cell office:value-type="string" calcext:value-type="string">
            <text:p>-6.600986e-01)</text:p>
          </table:table-cell>
          <table:table-cell office:value-type="string" calcext:value-type="string">
            <text:p>(2.428572e-02</text:p>
          </table:table-cell>
          <table:table-cell office:value-type="float" office:value="6.543539" calcext:value-type="float">
            <text:p>6.543539</text:p>
          </table:table-cell>
          <table:table-cell office:value-type="string" calcext:value-type="string">
            <text:p>3.224454e-01))</text:p>
          </table:table-cell>
        </table:table-row>
        <table:table-row table:style-name="ro1">
          <table:table-cell office:value-type="float" office:value="0.645556" calcext:value-type="float">
            <text:p>0.645556</text:p>
          </table:table-cell>
          <table:table-cell office:value-type="string" calcext:value-type="string">
            <text:p>((-1.317975e+01</text:p>
          </table:table-cell>
          <table:table-cell office:value-type="float" office:value="1.868799E-018" calcext:value-type="float">
            <text:p>1.868799E-18</text:p>
          </table:table-cell>
          <table:table-cell office:value-type="string" calcext:value-type="string">
            <text:p>6.188256e+02)</text:p>
          </table:table-cell>
          <table:table-cell office:value-type="string" calcext:value-type="string">
            <text:p>(6.449093e+00</text:p>
          </table:table-cell>
          <table:table-cell office:value-type="float" office:value="6.328315E-021" calcext:value-type="float">
            <text:p>6.328315E-21</text:p>
          </table:table-cell>
          <table:table-cell office:value-type="string" calcext:value-type="string">
            <text:p>-4.856407e-01))</text:p>
          </table:table-cell>
          <table:table-cell office:value-type="string" calcext:value-type="string">
            <text:p>((-3.094128e+01</text:p>
          </table:table-cell>
          <table:table-cell office:value-type="float" office:value="-183.192" calcext:value-type="float">
            <text:p>-183.192</text:p>
          </table:table-cell>
          <table:table-cell office:value-type="string" calcext:value-type="string">
            <text:p>-6.589877e-01)</text:p>
          </table:table-cell>
          <table:table-cell office:value-type="string" calcext:value-type="string">
            <text:p>(2.428203e-02</text:p>
          </table:table-cell>
          <table:table-cell office:value-type="float" office:value="6.543652" calcext:value-type="float">
            <text:p>6.543652</text:p>
          </table:table-cell>
          <table:table-cell office:value-type="string" calcext:value-type="string">
            <text:p>3.224547e-01))</text:p>
          </table:table-cell>
        </table:table-row>
        <table:table-row table:style-name="ro1">
          <table:table-cell office:value-type="float" office:value="0.646111" calcext:value-type="float">
            <text:p>0.646111</text:p>
          </table:table-cell>
          <table:table-cell office:value-type="string" calcext:value-type="string">
            <text:p>((-1.315671e+01</text:p>
          </table:table-cell>
          <table:table-cell office:value-type="float" office:value="1.836443E-018" calcext:value-type="float">
            <text:p>1.836443E-18</text:p>
          </table:table-cell>
          <table:table-cell office:value-type="string" calcext:value-type="string">
            <text:p>6.190602e+02)</text:p>
          </table:table-cell>
          <table:table-cell office:value-type="string" calcext:value-type="string">
            <text:p>(6.450133e+00</text:p>
          </table:table-cell>
          <table:table-cell office:value-type="float" office:value="6.270256E-021" calcext:value-type="float">
            <text:p>6.270256E-21</text:p>
          </table:table-cell>
          <table:table-cell office:value-type="string" calcext:value-type="string">
            <text:p>-4.855610e-01))</text:p>
          </table:table-cell>
          <table:table-cell office:value-type="string" calcext:value-type="string">
            <text:p>((-3.095301e+01</text:p>
          </table:table-cell>
          <table:table-cell office:value-type="float" office:value="-183.298" calcext:value-type="float">
            <text:p>-183.298</text:p>
          </table:table-cell>
          <table:table-cell office:value-type="string" calcext:value-type="string">
            <text:p>-6.578356e-01)</text:p>
          </table:table-cell>
          <table:table-cell office:value-type="string" calcext:value-type="string">
            <text:p>(2.427805e-02</text:p>
          </table:table-cell>
          <table:table-cell office:value-type="float" office:value="6.544673" calcext:value-type="float">
            <text:p>6.544673</text:p>
          </table:table-cell>
          <table:table-cell office:value-type="string" calcext:value-type="string">
            <text:p>3.225066e-01))</text:p>
          </table:table-cell>
        </table:table-row>
        <table:table-row table:style-name="ro1">
          <table:table-cell office:value-type="float" office:value="0.646667" calcext:value-type="float">
            <text:p>0.646667</text:p>
          </table:table-cell>
          <table:table-cell office:value-type="string" calcext:value-type="string">
            <text:p>((-1.312596e+01</text:p>
          </table:table-cell>
          <table:table-cell office:value-type="float" office:value="1.799271E-018" calcext:value-type="float">
            <text:p>1.799271E-18</text:p>
          </table:table-cell>
          <table:table-cell office:value-type="string" calcext:value-type="string">
            <text:p>6.193681e+02)</text:p>
          </table:table-cell>
          <table:table-cell office:value-type="string" calcext:value-type="string">
            <text:p>(6.451578e+00</text:p>
          </table:table-cell>
          <table:table-cell office:value-type="float" office:value="6.171553E-021" calcext:value-type="float">
            <text:p>6.171553E-21</text:p>
          </table:table-cell>
          <table:table-cell office:value-type="string" calcext:value-type="string">
            <text:p>-4.855467e-01))</text:p>
          </table:table-cell>
          <table:table-cell office:value-type="string" calcext:value-type="string">
            <text:p>((-3.096840e+01</text:p>
          </table:table-cell>
          <table:table-cell office:value-type="float" office:value="-183.4467" calcext:value-type="float">
            <text:p>-183.4467</text:p>
          </table:table-cell>
          <table:table-cell office:value-type="string" calcext:value-type="string">
            <text:p>-6.562979e-01)</text:p>
          </table:table-cell>
          <table:table-cell office:value-type="string" calcext:value-type="string">
            <text:p>(2.427733e-02</text:p>
          </table:table-cell>
          <table:table-cell office:value-type="float" office:value="6.546142" calcext:value-type="float">
            <text:p>6.546142</text:p>
          </table:table-cell>
          <table:table-cell office:value-type="string" calcext:value-type="string">
            <text:p>3.225789e-01))</text:p>
          </table:table-cell>
        </table:table-row>
        <table:table-row table:style-name="ro1">
          <table:table-cell office:value-type="float" office:value="0.647222" calcext:value-type="float">
            <text:p>0.647222</text:p>
          </table:table-cell>
          <table:table-cell office:value-type="string" calcext:value-type="string">
            <text:p>((-1.309182e+01</text:p>
          </table:table-cell>
          <table:table-cell office:value-type="float" office:value="1.757976E-018" calcext:value-type="float">
            <text:p>1.757976E-18</text:p>
          </table:table-cell>
          <table:table-cell office:value-type="string" calcext:value-type="string">
            <text:p>6.196911e+02)</text:p>
          </table:table-cell>
          <table:table-cell office:value-type="string" calcext:value-type="string">
            <text:p>(6.453466e+00</text:p>
          </table:table-cell>
          <table:table-cell office:value-type="float" office:value="6.066402E-021" calcext:value-type="float">
            <text:p>6.066402E-21</text:p>
          </table:table-cell>
          <table:table-cell office:value-type="string" calcext:value-type="string">
            <text:p>-4.855871e-01))</text:p>
          </table:table-cell>
          <table:table-cell office:value-type="string" calcext:value-type="string">
            <text:p>((-3.098456e+01</text:p>
          </table:table-cell>
          <table:table-cell office:value-type="float" office:value="-183.6047" calcext:value-type="float">
            <text:p>-183.6047</text:p>
          </table:table-cell>
          <table:table-cell office:value-type="string" calcext:value-type="string">
            <text:p>-6.545911e-01)</text:p>
          </table:table-cell>
          <table:table-cell office:value-type="string" calcext:value-type="string">
            <text:p>(2.427936e-02</text:p>
          </table:table-cell>
          <table:table-cell office:value-type="float" office:value="6.548093" calcext:value-type="float">
            <text:p>6.548093</text:p>
          </table:table-cell>
          <table:table-cell office:value-type="string" calcext:value-type="string">
            <text:p>3.226733e-01))</text:p>
          </table:table-cell>
        </table:table-row>
        <table:table-row table:style-name="ro1">
          <table:table-cell office:value-type="float" office:value="0.647778" calcext:value-type="float">
            <text:p>0.647778</text:p>
          </table:table-cell>
          <table:table-cell office:value-type="string" calcext:value-type="string">
            <text:p>((-1.305659e+01</text:p>
          </table:table-cell>
          <table:table-cell office:value-type="float" office:value="1.715895E-018" calcext:value-type="float">
            <text:p>1.715895E-18</text:p>
          </table:table-cell>
          <table:table-cell office:value-type="string" calcext:value-type="string">
            <text:p>6.200093e+02)</text:p>
          </table:table-cell>
          <table:table-cell office:value-type="string" calcext:value-type="string">
            <text:p>(6.455852e+00</text:p>
          </table:table-cell>
          <table:table-cell office:value-type="float" office:value="5.954229E-021" calcext:value-type="float">
            <text:p>5.954229E-21</text:p>
          </table:table-cell>
          <table:table-cell office:value-type="string" calcext:value-type="string">
            <text:p>-4.856644e-01))</text:p>
          </table:table-cell>
          <table:table-cell office:value-type="string" calcext:value-type="string">
            <text:p>((-3.100046e+01</text:p>
          </table:table-cell>
          <table:table-cell office:value-type="float" office:value="-183.7596" calcext:value-type="float">
            <text:p>-183.7596</text:p>
          </table:table-cell>
          <table:table-cell office:value-type="string" calcext:value-type="string">
            <text:p>-6.528296e-01)</text:p>
          </table:table-cell>
          <table:table-cell office:value-type="string" calcext:value-type="string">
            <text:p>(2.428322e-02</text:p>
          </table:table-cell>
          <table:table-cell office:value-type="float" office:value="6.550581" calcext:value-type="float">
            <text:p>6.550581</text:p>
          </table:table-cell>
          <table:table-cell office:value-type="string" calcext:value-type="string">
            <text:p>3.227926e-01))</text:p>
          </table:table-cell>
        </table:table-row>
        <table:table-row table:style-name="ro1">
          <table:table-cell office:value-type="float" office:value="0.648333" calcext:value-type="float">
            <text:p>0.648333</text:p>
          </table:table-cell>
          <table:table-cell office:value-type="string" calcext:value-type="string">
            <text:p>((-1.302222e+01</text:p>
          </table:table-cell>
          <table:table-cell office:value-type="float" office:value="1.674724E-018" calcext:value-type="float">
            <text:p>1.674724E-18</text:p>
          </table:table-cell>
          <table:table-cell office:value-type="string" calcext:value-type="string">
            <text:p>6.203124e+02)</text:p>
          </table:table-cell>
          <table:table-cell office:value-type="string" calcext:value-type="string">
            <text:p>(6.458740e+00</text:p>
          </table:table-cell>
          <table:table-cell office:value-type="float" office:value="5.835904E-021" calcext:value-type="float">
            <text:p>5.835904E-21</text:p>
          </table:table-cell>
          <table:table-cell office:value-type="string" calcext:value-type="string">
            <text:p>-4.857667e-01))</text:p>
          </table:table-cell>
          <table:table-cell office:value-type="string" calcext:value-type="string">
            <text:p>((-3.101562e+01</text:p>
          </table:table-cell>
          <table:table-cell office:value-type="float" office:value="-183.9055" calcext:value-type="float">
            <text:p>-183.9055</text:p>
          </table:table-cell>
          <table:table-cell office:value-type="string" calcext:value-type="string">
            <text:p>-6.511111e-01)</text:p>
          </table:table-cell>
          <table:table-cell office:value-type="string" calcext:value-type="string">
            <text:p>(2.428834e-02</text:p>
          </table:table-cell>
          <table:table-cell office:value-type="float" office:value="6.553605" calcext:value-type="float">
            <text:p>6.553605</text:p>
          </table:table-cell>
          <table:table-cell office:value-type="string" calcext:value-type="string">
            <text:p>3.229370e-01))</text:p>
          </table:table-cell>
        </table:table-row>
        <table:table-row table:style-name="ro1">
          <table:table-cell office:value-type="float" office:value="0.648889" calcext:value-type="float">
            <text:p>0.648889</text:p>
          </table:table-cell>
          <table:table-cell office:value-type="string" calcext:value-type="string">
            <text:p>((-1.299070e+01</text:p>
          </table:table-cell>
          <table:table-cell office:value-type="float" office:value="1.634195E-018" calcext:value-type="float">
            <text:p>1.634195E-18</text:p>
          </table:table-cell>
          <table:table-cell office:value-type="string" calcext:value-type="string">
            <text:p>6.205891e+02)</text:p>
          </table:table-cell>
          <table:table-cell office:value-type="string" calcext:value-type="string">
            <text:p>(6.462177e+00</text:p>
          </table:table-cell>
          <table:table-cell office:value-type="float" office:value="5.71058E-021" calcext:value-type="float">
            <text:p>5.71058E-21</text:p>
          </table:table-cell>
          <table:table-cell office:value-type="string" calcext:value-type="string">
            <text:p>-4.858707e-01))</text:p>
          </table:table-cell>
          <table:table-cell office:value-type="string" calcext:value-type="string">
            <text:p>((-3.102945e+01</text:p>
          </table:table-cell>
          <table:table-cell office:value-type="float" office:value="-184.0379" calcext:value-type="float">
            <text:p>-184.0379</text:p>
          </table:table-cell>
          <table:table-cell office:value-type="string" calcext:value-type="string">
            <text:p>-6.495351e-01)</text:p>
          </table:table-cell>
          <table:table-cell office:value-type="string" calcext:value-type="string">
            <text:p>(2.429354e-02</text:p>
          </table:table-cell>
          <table:table-cell office:value-type="float" office:value="6.55721" calcext:value-type="float">
            <text:p>6.55721</text:p>
          </table:table-cell>
          <table:table-cell office:value-type="string" calcext:value-type="string">
            <text:p>3.231088e-01))</text:p>
          </table:table-cell>
        </table:table-row>
        <table:table-row table:style-name="ro1">
          <table:table-cell office:value-type="float" office:value="0.649444" calcext:value-type="float">
            <text:p>0.649444</text:p>
          </table:table-cell>
          <table:table-cell office:value-type="string" calcext:value-type="string">
            <text:p>((-1.296343e+01</text:p>
          </table:table-cell>
          <table:table-cell office:value-type="float" office:value="1.593301E-018" calcext:value-type="float">
            <text:p>1.593301E-18</text:p>
          </table:table-cell>
          <table:table-cell office:value-type="string" calcext:value-type="string">
            <text:p>6.208280e+02)</text:p>
          </table:table-cell>
          <table:table-cell office:value-type="string" calcext:value-type="string">
            <text:p>(6.466234e+00</text:p>
          </table:table-cell>
          <table:table-cell office:value-type="float" office:value="5.579528E-021" calcext:value-type="float">
            <text:p>5.579528E-21</text:p>
          </table:table-cell>
          <table:table-cell office:value-type="string" calcext:value-type="string">
            <text:p>-4.859628e-01))</text:p>
          </table:table-cell>
          <table:table-cell office:value-type="string" calcext:value-type="string">
            <text:p>((-3.104140e+01</text:p>
          </table:table-cell>
          <table:table-cell office:value-type="float" office:value="-184.1509" calcext:value-type="float">
            <text:p>-184.1509</text:p>
          </table:table-cell>
          <table:table-cell office:value-type="string" calcext:value-type="string">
            <text:p>-6.481717e-01)</text:p>
          </table:table-cell>
          <table:table-cell office:value-type="string" calcext:value-type="string">
            <text:p>(2.429814e-02</text:p>
          </table:table-cell>
          <table:table-cell office:value-type="float" office:value="6.561466" calcext:value-type="float">
            <text:p>6.561466</text:p>
          </table:table-cell>
          <table:table-cell office:value-type="string" calcext:value-type="string">
            <text:p>3.233117e-01))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string" calcext:value-type="string">
            <text:p>((-1.294029e+01</text:p>
          </table:table-cell>
          <table:table-cell office:value-type="float" office:value="1.554353E-018" calcext:value-type="float">
            <text:p>1.554353E-18</text:p>
          </table:table-cell>
          <table:table-cell office:value-type="string" calcext:value-type="string">
            <text:p>6.210388e+02)</text:p>
          </table:table-cell>
          <table:table-cell office:value-type="string" calcext:value-type="string">
            <text:p>(6.471074e+00</text:p>
          </table:table-cell>
          <table:table-cell office:value-type="float" office:value="5.441696E-021" calcext:value-type="float">
            <text:p>5.441696E-21</text:p>
          </table:table-cell>
          <table:table-cell office:value-type="string" calcext:value-type="string">
            <text:p>-4.860586e-01))</text:p>
          </table:table-cell>
          <table:table-cell office:value-type="string" calcext:value-type="string">
            <text:p>((-3.105194e+01</text:p>
          </table:table-cell>
          <table:table-cell office:value-type="float" office:value="-184.2485" calcext:value-type="float">
            <text:p>-184.2485</text:p>
          </table:table-cell>
          <table:table-cell office:value-type="string" calcext:value-type="string">
            <text:p>-6.470146e-01)</text:p>
          </table:table-cell>
          <table:table-cell office:value-type="string" calcext:value-type="string">
            <text:p>(2.430293e-02</text:p>
          </table:table-cell>
          <table:table-cell office:value-type="float" office:value="6.566545" calcext:value-type="float">
            <text:p>6.566545</text:p>
          </table:table-cell>
          <table:table-cell office:value-type="string" calcext:value-type="string">
            <text:p>3.235537e-01))</text:p>
          </table:table-cell>
        </table:table-row>
        <table:table-row table:style-name="ro1">
          <table:table-cell office:value-type="float" office:value="0.650556" calcext:value-type="float">
            <text:p>0.650556</text:p>
          </table:table-cell>
          <table:table-cell office:value-type="string" calcext:value-type="string">
            <text:p>((-1.291887e+01</text:p>
          </table:table-cell>
          <table:table-cell office:value-type="float" office:value="1.518372E-018" calcext:value-type="float">
            <text:p>1.518372E-18</text:p>
          </table:table-cell>
          <table:table-cell office:value-type="string" calcext:value-type="string">
            <text:p>6.212481e+02)</text:p>
          </table:table-cell>
          <table:table-cell office:value-type="string" calcext:value-type="string">
            <text:p>(6.476712e+00</text:p>
          </table:table-cell>
          <table:table-cell office:value-type="float" office:value="5.296677E-021" calcext:value-type="float">
            <text:p>5.296677E-21</text:p>
          </table:table-cell>
          <table:table-cell office:value-type="string" calcext:value-type="string">
            <text:p>-4.860795e-01))</text:p>
          </table:table-cell>
          <table:table-cell office:value-type="string" calcext:value-type="string">
            <text:p>((-3.106240e+01</text:p>
          </table:table-cell>
          <table:table-cell office:value-type="float" office:value="-184.3458" calcext:value-type="float">
            <text:p>-184.3458</text:p>
          </table:table-cell>
          <table:table-cell office:value-type="string" calcext:value-type="string">
            <text:p>-6.459436e-01)</text:p>
          </table:table-cell>
          <table:table-cell office:value-type="string" calcext:value-type="string">
            <text:p>(2.430398e-02</text:p>
          </table:table-cell>
          <table:table-cell office:value-type="float" office:value="6.572445" calcext:value-type="float">
            <text:p>6.572445</text:p>
          </table:table-cell>
          <table:table-cell office:value-type="string" calcext:value-type="string">
            <text:p>3.238356e-01))</text:p>
          </table:table-cell>
        </table:table-row>
        <table:table-row table:style-name="ro1">
          <table:table-cell office:value-type="float" office:value="0.651111" calcext:value-type="float">
            <text:p>0.651111</text:p>
          </table:table-cell>
          <table:table-cell office:value-type="string" calcext:value-type="string">
            <text:p>((-1.289687e+01</text:p>
          </table:table-cell>
          <table:table-cell office:value-type="float" office:value="1.48077E-018" calcext:value-type="float">
            <text:p>1.48077E-18</text:p>
          </table:table-cell>
          <table:table-cell office:value-type="string" calcext:value-type="string">
            <text:p>6.214672e+02)</text:p>
          </table:table-cell>
          <table:table-cell office:value-type="string" calcext:value-type="string">
            <text:p>(6.483261e+00</text:p>
          </table:table-cell>
          <table:table-cell office:value-type="float" office:value="5.144477E-021" calcext:value-type="float">
            <text:p>5.144477E-21</text:p>
          </table:table-cell>
          <table:table-cell office:value-type="string" calcext:value-type="string">
            <text:p>-4.859854e-01))</text:p>
          </table:table-cell>
          <table:table-cell office:value-type="string" calcext:value-type="string">
            <text:p>((-3.107336e+01</text:p>
          </table:table-cell>
          <table:table-cell office:value-type="float" office:value="-184.4519" calcext:value-type="float">
            <text:p>-184.4519</text:p>
          </table:table-cell>
          <table:table-cell office:value-type="string" calcext:value-type="string">
            <text:p>-6.448434e-01)</text:p>
          </table:table-cell>
          <table:table-cell office:value-type="string" calcext:value-type="string">
            <text:p>(2.429927e-02</text:p>
          </table:table-cell>
          <table:table-cell office:value-type="float" office:value="6.579275" calcext:value-type="float">
            <text:p>6.579275</text:p>
          </table:table-cell>
          <table:table-cell office:value-type="string" calcext:value-type="string">
            <text:p>3.241631e-01))</text:p>
          </table:table-cell>
        </table:table-row>
        <table:table-row table:style-name="ro1">
          <table:table-cell office:value-type="float" office:value="0.651667" calcext:value-type="float">
            <text:p>0.651667</text:p>
          </table:table-cell>
          <table:table-cell office:value-type="string" calcext:value-type="string">
            <text:p>((-1.287451e+01</text:p>
          </table:table-cell>
          <table:table-cell office:value-type="float" office:value="1.441803E-018" calcext:value-type="float">
            <text:p>1.441803E-18</text:p>
          </table:table-cell>
          <table:table-cell office:value-type="string" calcext:value-type="string">
            <text:p>6.216777e+02)</text:p>
          </table:table-cell>
          <table:table-cell office:value-type="string" calcext:value-type="string">
            <text:p>(6.490892e+00</text:p>
          </table:table-cell>
          <table:table-cell office:value-type="float" office:value="4.981655E-021" calcext:value-type="float">
            <text:p>4.981655E-21</text:p>
          </table:table-cell>
          <table:table-cell office:value-type="string" calcext:value-type="string">
            <text:p>-4.857401e-01))</text:p>
          </table:table-cell>
          <table:table-cell office:value-type="string" calcext:value-type="string">
            <text:p>((-3.108389e+01</text:p>
          </table:table-cell>
          <table:table-cell office:value-type="float" office:value="-184.5568" calcext:value-type="float">
            <text:p>-184.5568</text:p>
          </table:table-cell>
          <table:table-cell office:value-type="string" calcext:value-type="string">
            <text:p>-6.437257e-01)</text:p>
          </table:table-cell>
          <table:table-cell office:value-type="string" calcext:value-type="string">
            <text:p>(2.428700e-02</text:p>
          </table:table-cell>
          <table:table-cell office:value-type="float" office:value="6.587205" calcext:value-type="float">
            <text:p>6.587205</text:p>
          </table:table-cell>
          <table:table-cell office:value-type="string" calcext:value-type="string">
            <text:p>3.245446e-01))</text:p>
          </table:table-cell>
        </table:table-row>
        <table:table-row table:style-name="ro1">
          <table:table-cell office:value-type="float" office:value="0.652222" calcext:value-type="float">
            <text:p>0.652222</text:p>
          </table:table-cell>
          <table:table-cell office:value-type="string" calcext:value-type="string">
            <text:p>((-1.285231e+01</text:p>
          </table:table-cell>
          <table:table-cell office:value-type="float" office:value="1.405378E-018" calcext:value-type="float">
            <text:p>1.405378E-18</text:p>
          </table:table-cell>
          <table:table-cell office:value-type="string" calcext:value-type="string">
            <text:p>6.218668e+02)</text:p>
          </table:table-cell>
          <table:table-cell office:value-type="string" calcext:value-type="string">
            <text:p>(6.499849e+00</text:p>
          </table:table-cell>
          <table:table-cell office:value-type="float" office:value="4.807028E-021" calcext:value-type="float">
            <text:p>4.807028E-21</text:p>
          </table:table-cell>
          <table:table-cell office:value-type="string" calcext:value-type="string">
            <text:p>-4.852609e-01))</text:p>
          </table:table-cell>
          <table:table-cell office:value-type="string" calcext:value-type="string">
            <text:p>((-3.109334e+01</text:p>
          </table:table-cell>
          <table:table-cell office:value-type="float" office:value="-184.6523" calcext:value-type="float">
            <text:p>-184.6523</text:p>
          </table:table-cell>
          <table:table-cell office:value-type="string" calcext:value-type="string">
            <text:p>-6.426156e-01)</text:p>
          </table:table-cell>
          <table:table-cell office:value-type="string" calcext:value-type="string">
            <text:p>(2.426304e-02</text:p>
          </table:table-cell>
          <table:table-cell office:value-type="float" office:value="6.596468" calcext:value-type="float">
            <text:p>6.596468</text:p>
          </table:table-cell>
          <table:table-cell office:value-type="string" calcext:value-type="string">
            <text:p>3.249925e-01))</text:p>
          </table:table-cell>
        </table:table-row>
        <table:table-row table:style-name="ro1">
          <table:table-cell office:value-type="float" office:value="0.652778" calcext:value-type="float">
            <text:p>0.652778</text:p>
          </table:table-cell>
          <table:table-cell office:value-type="string" calcext:value-type="string">
            <text:p>((-1.282932e+01</text:p>
          </table:table-cell>
          <table:table-cell office:value-type="float" office:value="1.369487E-018" calcext:value-type="float">
            <text:p>1.369487E-18</text:p>
          </table:table-cell>
          <table:table-cell office:value-type="string" calcext:value-type="string">
            <text:p>6.220343e+02)</text:p>
          </table:table-cell>
          <table:table-cell office:value-type="string" calcext:value-type="string">
            <text:p>(6.510523e+00</text:p>
          </table:table-cell>
          <table:table-cell office:value-type="float" office:value="4.618657E-021" calcext:value-type="float">
            <text:p>4.618657E-21</text:p>
          </table:table-cell>
          <table:table-cell office:value-type="string" calcext:value-type="string">
            <text:p>-4.844697e-01))</text:p>
          </table:table-cell>
          <table:table-cell office:value-type="string" calcext:value-type="string">
            <text:p>((-3.110171e+01</text:p>
          </table:table-cell>
          <table:table-cell office:value-type="float" office:value="-184.7413" calcext:value-type="float">
            <text:p>-184.7413</text:p>
          </table:table-cell>
          <table:table-cell office:value-type="string" calcext:value-type="string">
            <text:p>-6.414661e-01)</text:p>
          </table:table-cell>
          <table:table-cell office:value-type="string" calcext:value-type="string">
            <text:p>(2.422349e-02</text:p>
          </table:table-cell>
          <table:table-cell office:value-type="float" office:value="6.607456" calcext:value-type="float">
            <text:p>6.607456</text:p>
          </table:table-cell>
          <table:table-cell office:value-type="string" calcext:value-type="string">
            <text:p>3.255262e-01))</text:p>
          </table:table-cell>
        </table:table-row>
        <table:table-row table:style-name="ro1">
          <table:table-cell office:value-type="float" office:value="0.653333" calcext:value-type="float">
            <text:p>0.653333</text:p>
          </table:table-cell>
          <table:table-cell office:value-type="string" calcext:value-type="string">
            <text:p>((-1.280743e+01</text:p>
          </table:table-cell>
          <table:table-cell office:value-type="float" office:value="1.332434E-018" calcext:value-type="float">
            <text:p>1.332434E-18</text:p>
          </table:table-cell>
          <table:table-cell office:value-type="string" calcext:value-type="string">
            <text:p>6.221508e+02)</text:p>
          </table:table-cell>
          <table:table-cell office:value-type="string" calcext:value-type="string">
            <text:p>(6.523597e+00</text:p>
          </table:table-cell>
          <table:table-cell office:value-type="float" office:value="4.414777E-021" calcext:value-type="float">
            <text:p>4.414777E-21</text:p>
          </table:table-cell>
          <table:table-cell office:value-type="string" calcext:value-type="string">
            <text:p>-4.833280e-01))</text:p>
          </table:table-cell>
          <table:table-cell office:value-type="string" calcext:value-type="string">
            <text:p>((-3.110754e+01</text:p>
          </table:table-cell>
          <table:table-cell office:value-type="float" office:value="-184.8109" calcext:value-type="float">
            <text:p>-184.8109</text:p>
          </table:table-cell>
          <table:table-cell office:value-type="string" calcext:value-type="string">
            <text:p>-6.403713e-01)</text:p>
          </table:table-cell>
          <table:table-cell office:value-type="string" calcext:value-type="string">
            <text:p>(2.416640e-02</text:p>
          </table:table-cell>
          <table:table-cell office:value-type="float" office:value="6.620876" calcext:value-type="float">
            <text:p>6.620876</text:p>
          </table:table-cell>
          <table:table-cell office:value-type="string" calcext:value-type="string">
            <text:p>3.261799e-01))</text:p>
          </table:table-cell>
        </table:table-row>
        <table:table-row table:style-name="ro1">
          <table:table-cell office:value-type="float" office:value="0.653889" calcext:value-type="float">
            <text:p>0.653889</text:p>
          </table:table-cell>
          <table:table-cell office:value-type="string" calcext:value-type="string">
            <text:p>((-1.278679e+01</text:p>
          </table:table-cell>
          <table:table-cell office:value-type="float" office:value="1.29293E-018" calcext:value-type="float">
            <text:p>1.29293E-18</text:p>
          </table:table-cell>
          <table:table-cell office:value-type="string" calcext:value-type="string">
            <text:p>6.222134e+02)</text:p>
          </table:table-cell>
          <table:table-cell office:value-type="string" calcext:value-type="string">
            <text:p>(6.534646e+00</text:p>
          </table:table-cell>
          <table:table-cell office:value-type="float" office:value="4.198083E-021" calcext:value-type="float">
            <text:p>4.198083E-21</text:p>
          </table:table-cell>
          <table:table-cell office:value-type="string" calcext:value-type="string">
            <text:p>-4.821254e-01))</text:p>
          </table:table-cell>
          <table:table-cell office:value-type="string" calcext:value-type="string">
            <text:p>((-3.111067e+01</text:p>
          </table:table-cell>
          <table:table-cell office:value-type="float" office:value="-184.8605" calcext:value-type="float">
            <text:p>-184.8605</text:p>
          </table:table-cell>
          <table:table-cell office:value-type="string" calcext:value-type="string">
            <text:p>-6.393394e-01)</text:p>
          </table:table-cell>
          <table:table-cell office:value-type="string" calcext:value-type="string">
            <text:p>(2.410627e-02</text:p>
          </table:table-cell>
          <table:table-cell office:value-type="float" office:value="6.632107" calcext:value-type="float">
            <text:p>6.632107</text:p>
          </table:table-cell>
          <table:table-cell office:value-type="string" calcext:value-type="string">
            <text:p>3.267323e-01))</text:p>
          </table:table-cell>
        </table:table-row>
        <table:table-row table:style-name="ro1">
          <table:table-cell office:value-type="float" office:value="0.654444" calcext:value-type="float">
            <text:p>0.654444</text:p>
          </table:table-cell>
          <table:table-cell office:value-type="string" calcext:value-type="string">
            <text:p>((-1.276481e+01</text:p>
          </table:table-cell>
          <table:table-cell office:value-type="float" office:value="1.254813E-018" calcext:value-type="float">
            <text:p>1.254813E-18</text:p>
          </table:table-cell>
          <table:table-cell office:value-type="string" calcext:value-type="string">
            <text:p>6.222788e+02)</text:p>
          </table:table-cell>
          <table:table-cell office:value-type="string" calcext:value-type="string">
            <text:p>(6.540959e+00</text:p>
          </table:table-cell>
          <table:table-cell office:value-type="float" office:value="4.006628E-021" calcext:value-type="float">
            <text:p>4.006628E-21</text:p>
          </table:table-cell>
          <table:table-cell office:value-type="string" calcext:value-type="string">
            <text:p>-4.806488e-01))</text:p>
          </table:table-cell>
          <table:table-cell office:value-type="string" calcext:value-type="string">
            <text:p>((-3.111394e+01</text:p>
          </table:table-cell>
          <table:table-cell office:value-type="float" office:value="-184.9137" calcext:value-type="float">
            <text:p>-184.9137</text:p>
          </table:table-cell>
          <table:table-cell office:value-type="string" calcext:value-type="string">
            <text:p>-6.382404e-01)</text:p>
          </table:table-cell>
          <table:table-cell office:value-type="string" calcext:value-type="string">
            <text:p>(2.403244e-02</text:p>
          </table:table-cell>
          <table:table-cell office:value-type="float" office:value="6.638232" calcext:value-type="float">
            <text:p>6.638232</text:p>
          </table:table-cell>
          <table:table-cell office:value-type="string" calcext:value-type="string">
            <text:p>3.270480e-01))</text:p>
          </table:table-cell>
        </table:table-row>
        <table:table-row table:style-name="ro1">
          <table:table-cell office:value-type="float" office:value="0.655" calcext:value-type="float">
            <text:p>0.655</text:p>
          </table:table-cell>
          <table:table-cell office:value-type="string" calcext:value-type="string">
            <text:p>((-1.274439e+01</text:p>
          </table:table-cell>
          <table:table-cell office:value-type="float" office:value="1.217282E-018" calcext:value-type="float">
            <text:p>1.217282E-18</text:p>
          </table:table-cell>
          <table:table-cell office:value-type="string" calcext:value-type="string">
            <text:p>6.223018e+02)</text:p>
          </table:table-cell>
          <table:table-cell office:value-type="string" calcext:value-type="string">
            <text:p>(6.545335e+00</text:p>
          </table:table-cell>
          <table:table-cell office:value-type="float" office:value="3.863578E-021" calcext:value-type="float">
            <text:p>3.863578E-21</text:p>
          </table:table-cell>
          <table:table-cell office:value-type="string" calcext:value-type="string">
            <text:p>-4.780558e-01))</text:p>
          </table:table-cell>
          <table:table-cell office:value-type="string" calcext:value-type="string">
            <text:p>((-3.111509e+01</text:p>
          </table:table-cell>
          <table:table-cell office:value-type="float" office:value="-184.9505" calcext:value-type="float">
            <text:p>-184.9505</text:p>
          </table:table-cell>
          <table:table-cell office:value-type="string" calcext:value-type="string">
            <text:p>-6.372196e-01)</text:p>
          </table:table-cell>
          <table:table-cell office:value-type="string" calcext:value-type="string">
            <text:p>(2.390279e-02</text:p>
          </table:table-cell>
          <table:table-cell office:value-type="float" office:value="6.642021" calcext:value-type="float">
            <text:p>6.642021</text:p>
          </table:table-cell>
          <table:table-cell office:value-type="string" calcext:value-type="string">
            <text:p>3.272667e-01))</text:p>
          </table:table-cell>
        </table:table-row>
        <table:table-row table:style-name="ro1">
          <table:table-cell office:value-type="float" office:value="0.655556" calcext:value-type="float">
            <text:p>0.655556</text:p>
          </table:table-cell>
          <table:table-cell office:value-type="string" calcext:value-type="string">
            <text:p>((-1.272717e+01</text:p>
          </table:table-cell>
          <table:table-cell office:value-type="float" office:value="1.178852E-018" calcext:value-type="float">
            <text:p>1.178852E-18</text:p>
          </table:table-cell>
          <table:table-cell office:value-type="string" calcext:value-type="string">
            <text:p>6.221245e+02)</text:p>
          </table:table-cell>
          <table:table-cell office:value-type="string" calcext:value-type="string">
            <text:p>(6.548169e+00</text:p>
          </table:table-cell>
          <table:table-cell office:value-type="float" office:value="3.745955E-021" calcext:value-type="float">
            <text:p>3.745955E-21</text:p>
          </table:table-cell>
          <table:table-cell office:value-type="string" calcext:value-type="string">
            <text:p>-4.744710e-01))</text:p>
          </table:table-cell>
          <table:table-cell office:value-type="string" calcext:value-type="string">
            <text:p>((-3.110622e+01</text:p>
          </table:table-cell>
          <table:table-cell office:value-type="float" office:value="-184.9166" calcext:value-type="float">
            <text:p>-184.9166</text:p>
          </table:table-cell>
          <table:table-cell office:value-type="string" calcext:value-type="string">
            <text:p>-6.363587e-01)</text:p>
          </table:table-cell>
          <table:table-cell office:value-type="string" calcext:value-type="string">
            <text:p>(2.372355e-02</text:p>
          </table:table-cell>
          <table:table-cell office:value-type="float" office:value="6.643916" calcext:value-type="float">
            <text:p>6.643916</text:p>
          </table:table-cell>
          <table:table-cell office:value-type="string" calcext:value-type="string">
            <text:p>3.274085e-01))</text:p>
          </table:table-cell>
        </table:table-row>
        <table:table-row table:style-name="ro1">
          <table:table-cell office:value-type="float" office:value="0.656111" calcext:value-type="float">
            <text:p>0.656111</text:p>
          </table:table-cell>
          <table:table-cell office:value-type="string" calcext:value-type="string">
            <text:p>((-1.272614e+01</text:p>
          </table:table-cell>
          <table:table-cell office:value-type="float" office:value="1.142417E-018" calcext:value-type="float">
            <text:p>1.142417E-18</text:p>
          </table:table-cell>
          <table:table-cell office:value-type="string" calcext:value-type="string">
            <text:p>6.224698e+02)</text:p>
          </table:table-cell>
          <table:table-cell office:value-type="string" calcext:value-type="string">
            <text:p>(6.549663e+00</text:p>
          </table:table-cell>
          <table:table-cell office:value-type="float" office:value="3.650552E-021" calcext:value-type="float">
            <text:p>3.650552E-21</text:p>
          </table:table-cell>
          <table:table-cell office:value-type="string" calcext:value-type="string">
            <text:p>-4.719127e-01))</text:p>
          </table:table-cell>
          <table:table-cell office:value-type="string" calcext:value-type="string">
            <text:p>((-3.112349e+01</text:p>
          </table:table-cell>
          <table:table-cell office:value-type="float" office:value="-185.0135" calcext:value-type="float">
            <text:p>-185.0135</text:p>
          </table:table-cell>
          <table:table-cell office:value-type="string" calcext:value-type="string">
            <text:p>-6.363068e-01)</text:p>
          </table:table-cell>
          <table:table-cell office:value-type="string" calcext:value-type="string">
            <text:p>(2.359563e-02</text:p>
          </table:table-cell>
          <table:table-cell office:value-type="float" office:value="6.644678" calcext:value-type="float">
            <text:p>6.644678</text:p>
          </table:table-cell>
          <table:table-cell office:value-type="string" calcext:value-type="string">
            <text:p>3.274832e-01))</text:p>
          </table:table-cell>
        </table:table-row>
        <table:table-row table:style-name="ro1">
          <table:table-cell office:value-type="float" office:value="0.656667" calcext:value-type="float">
            <text:p>0.656667</text:p>
          </table:table-cell>
          <table:table-cell office:value-type="string" calcext:value-type="string">
            <text:p>((-1.272648e+01</text:p>
          </table:table-cell>
          <table:table-cell office:value-type="float" office:value="1.110721E-018" calcext:value-type="float">
            <text:p>1.110721E-18</text:p>
          </table:table-cell>
          <table:table-cell office:value-type="string" calcext:value-type="string">
            <text:p>6.227313e+02)</text:p>
          </table:table-cell>
          <table:table-cell office:value-type="string" calcext:value-type="string">
            <text:p>(6.549812e+00</text:p>
          </table:table-cell>
          <table:table-cell office:value-type="float" office:value="3.575567E-021" calcext:value-type="float">
            <text:p>3.575567E-21</text:p>
          </table:table-cell>
          <table:table-cell office:value-type="string" calcext:value-type="string">
            <text:p>-4.698165e-01))</text:p>
          </table:table-cell>
          <table:table-cell office:value-type="string" calcext:value-type="string">
            <text:p>((-3.113656e+01</text:p>
          </table:table-cell>
          <table:table-cell office:value-type="float" office:value="-185.0853" calcext:value-type="float">
            <text:p>-185.0853</text:p>
          </table:table-cell>
          <table:table-cell office:value-type="string" calcext:value-type="string">
            <text:p>-6.363240e-01)</text:p>
          </table:table-cell>
          <table:table-cell office:value-type="string" calcext:value-type="string">
            <text:p>(2.349083e-02</text:p>
          </table:table-cell>
          <table:table-cell office:value-type="float" office:value="6.644157" calcext:value-type="float">
            <text:p>6.644157</text:p>
          </table:table-cell>
          <table:table-cell office:value-type="string" calcext:value-type="string">
            <text:p>3.274906e-01))</text:p>
          </table:table-cell>
        </table:table-row>
        <table:table-row table:style-name="ro1">
          <table:table-cell office:value-type="float" office:value="0.657222" calcext:value-type="float">
            <text:p>0.657222</text:p>
          </table:table-cell>
          <table:table-cell office:value-type="string" calcext:value-type="string">
            <text:p>((-1.272726e+01</text:p>
          </table:table-cell>
          <table:table-cell office:value-type="float" office:value="1.083005E-018" calcext:value-type="float">
            <text:p>1.083005E-18</text:p>
          </table:table-cell>
          <table:table-cell office:value-type="string" calcext:value-type="string">
            <text:p>6.229386e+02)</text:p>
          </table:table-cell>
          <table:table-cell office:value-type="string" calcext:value-type="string">
            <text:p>(6.548999e+00</text:p>
          </table:table-cell>
          <table:table-cell office:value-type="float" office:value="3.522634E-021" calcext:value-type="float">
            <text:p>3.522634E-21</text:p>
          </table:table-cell>
          <table:table-cell office:value-type="string" calcext:value-type="string">
            <text:p>-4.679460e-01))</text:p>
          </table:table-cell>
          <table:table-cell office:value-type="string" calcext:value-type="string">
            <text:p>((-3.114693e+01</text:p>
          </table:table-cell>
          <table:table-cell office:value-type="float" office:value="-185.1457" calcext:value-type="float">
            <text:p>-185.1457</text:p>
          </table:table-cell>
          <table:table-cell office:value-type="string" calcext:value-type="string">
            <text:p>-6.363631e-01)</text:p>
          </table:table-cell>
          <table:table-cell office:value-type="string" calcext:value-type="string">
            <text:p>(2.339730e-02</text:p>
          </table:table-cell>
          <table:table-cell office:value-type="float" office:value="6.642692" calcext:value-type="float">
            <text:p>6.642692</text:p>
          </table:table-cell>
          <table:table-cell office:value-type="string" calcext:value-type="string">
            <text:p>3.274500e-01))</text:p>
          </table:table-cell>
        </table:table-row>
        <table:table-row table:style-name="ro1">
          <table:table-cell office:value-type="float" office:value="0.657778" calcext:value-type="float">
            <text:p>0.657778</text:p>
          </table:table-cell>
          <table:table-cell office:value-type="string" calcext:value-type="string">
            <text:p>((-1.272816e+01</text:p>
          </table:table-cell>
          <table:table-cell office:value-type="float" office:value="1.053033E-018" calcext:value-type="float">
            <text:p>1.053033E-18</text:p>
          </table:table-cell>
          <table:table-cell office:value-type="string" calcext:value-type="string">
            <text:p>6.231174e+02)</text:p>
          </table:table-cell>
          <table:table-cell office:value-type="string" calcext:value-type="string">
            <text:p>(6.547107e+00</text:p>
          </table:table-cell>
          <table:table-cell office:value-type="float" office:value="3.405705E-021" calcext:value-type="float">
            <text:p>3.405705E-21</text:p>
          </table:table-cell>
          <table:table-cell office:value-type="string" calcext:value-type="string">
            <text:p>-4.662724e-01))</text:p>
          </table:table-cell>
          <table:table-cell office:value-type="string" calcext:value-type="string">
            <text:p>((-3.115587e+01</text:p>
          </table:table-cell>
          <table:table-cell office:value-type="float" office:value="-185.2018" calcext:value-type="float">
            <text:p>-185.2018</text:p>
          </table:table-cell>
          <table:table-cell office:value-type="string" calcext:value-type="string">
            <text:p>-6.364078e-01)</text:p>
          </table:table-cell>
          <table:table-cell office:value-type="string" calcext:value-type="string">
            <text:p>(2.331362e-02</text:p>
          </table:table-cell>
          <table:table-cell office:value-type="float" office:value="6.640145" calcext:value-type="float">
            <text:p>6.640145</text:p>
          </table:table-cell>
          <table:table-cell office:value-type="string" calcext:value-type="string">
            <text:p>3.273553e-01))</text:p>
          </table:table-cell>
        </table:table-row>
        <table:table-row table:style-name="ro1">
          <table:table-cell office:value-type="float" office:value="0.658333" calcext:value-type="float">
            <text:p>0.658333</text:p>
          </table:table-cell>
          <table:table-cell office:value-type="string" calcext:value-type="string">
            <text:p>((-1.273105e+01</text:p>
          </table:table-cell>
          <table:table-cell office:value-type="float" office:value="1.024288E-018" calcext:value-type="float">
            <text:p>1.024288E-18</text:p>
          </table:table-cell>
          <table:table-cell office:value-type="string" calcext:value-type="string">
            <text:p>6.232537e+02)</text:p>
          </table:table-cell>
          <table:table-cell office:value-type="string" calcext:value-type="string">
            <text:p>(6.544137e+00</text:p>
          </table:table-cell>
          <table:table-cell office:value-type="float" office:value="3.278251E-021" calcext:value-type="float">
            <text:p>3.278251E-21</text:p>
          </table:table-cell>
          <table:table-cell office:value-type="string" calcext:value-type="string">
            <text:p>-4.646120e-01))</text:p>
          </table:table-cell>
          <table:table-cell office:value-type="string" calcext:value-type="string">
            <text:p>((-3.116268e+01</text:p>
          </table:table-cell>
          <table:table-cell office:value-type="float" office:value="-185.2395" calcext:value-type="float">
            <text:p>-185.2395</text:p>
          </table:table-cell>
          <table:table-cell office:value-type="string" calcext:value-type="string">
            <text:p>-6.365524e-01)</text:p>
          </table:table-cell>
          <table:table-cell office:value-type="string" calcext:value-type="string">
            <text:p>(2.323060e-02</text:p>
          </table:table-cell>
          <table:table-cell office:value-type="float" office:value="6.636471" calcext:value-type="float">
            <text:p>6.636471</text:p>
          </table:table-cell>
          <table:table-cell office:value-type="string" calcext:value-type="string">
            <text:p>3.272068e-01))</text:p>
          </table:table-cell>
        </table:table-row>
        <table:table-row table:style-name="ro1">
          <table:table-cell office:value-type="float" office:value="0.658889" calcext:value-type="float">
            <text:p>0.658889</text:p>
          </table:table-cell>
          <table:table-cell office:value-type="string" calcext:value-type="string">
            <text:p>((-1.272425e+01</text:p>
          </table:table-cell>
          <table:table-cell office:value-type="float" office:value="9.914956E-019" calcext:value-type="float">
            <text:p>9.914956E-19</text:p>
          </table:table-cell>
          <table:table-cell office:value-type="string" calcext:value-type="string">
            <text:p>6.234681e+02)</text:p>
          </table:table-cell>
          <table:table-cell office:value-type="string" calcext:value-type="string">
            <text:p>(6.540143e+00</text:p>
          </table:table-cell>
          <table:table-cell office:value-type="float" office:value="3.148465E-021" calcext:value-type="float">
            <text:p>3.148465E-21</text:p>
          </table:table-cell>
          <table:table-cell office:value-type="string" calcext:value-type="string">
            <text:p>-4.628995e-01))</text:p>
          </table:table-cell>
          <table:table-cell office:value-type="string" calcext:value-type="string">
            <text:p>((-3.117341e+01</text:p>
          </table:table-cell>
          <table:table-cell office:value-type="float" office:value="-185.3225" calcext:value-type="float">
            <text:p>-185.3225</text:p>
          </table:table-cell>
          <table:table-cell office:value-type="string" calcext:value-type="string">
            <text:p>-6.362125e-01)</text:p>
          </table:table-cell>
          <table:table-cell office:value-type="string" calcext:value-type="string">
            <text:p>(2.314497e-02</text:p>
          </table:table-cell>
          <table:table-cell office:value-type="float" office:value="6.631708" calcext:value-type="float">
            <text:p>6.631708</text:p>
          </table:table-cell>
          <table:table-cell office:value-type="string" calcext:value-type="string">
            <text:p>3.270072e-01))</text:p>
          </table:table-cell>
        </table:table-row>
        <table:table-row table:style-name="ro1">
          <table:table-cell office:value-type="float" office:value="0.659444" calcext:value-type="float">
            <text:p>0.659444</text:p>
          </table:table-cell>
          <table:table-cell office:value-type="string" calcext:value-type="string">
            <text:p>((-1.272140e+01</text:p>
          </table:table-cell>
          <table:table-cell office:value-type="float" office:value="9.548748E-019" calcext:value-type="float">
            <text:p>9.548748E-19</text:p>
          </table:table-cell>
          <table:table-cell office:value-type="string" calcext:value-type="string">
            <text:p>6.236030e+02)</text:p>
          </table:table-cell>
          <table:table-cell office:value-type="string" calcext:value-type="string">
            <text:p>(6.536171e+00</text:p>
          </table:table-cell>
          <table:table-cell office:value-type="float" office:value="3.025301E-021" calcext:value-type="float">
            <text:p>3.025301E-21</text:p>
          </table:table-cell>
          <table:table-cell office:value-type="string" calcext:value-type="string">
            <text:p>-4.609843e-01))</text:p>
          </table:table-cell>
          <table:table-cell office:value-type="string" calcext:value-type="string">
            <text:p>((-3.118015e+01</text:p>
          </table:table-cell>
          <table:table-cell office:value-type="float" office:value="-185.3642" calcext:value-type="float">
            <text:p>-185.3642</text:p>
          </table:table-cell>
          <table:table-cell office:value-type="string" calcext:value-type="string">
            <text:p>-6.360698e-01)</text:p>
          </table:table-cell>
          <table:table-cell office:value-type="string" calcext:value-type="string">
            <text:p>(2.304921e-02</text:p>
          </table:table-cell>
          <table:table-cell office:value-type="float" office:value="6.626925" calcext:value-type="float">
            <text:p>6.626925</text:p>
          </table:table-cell>
          <table:table-cell office:value-type="string" calcext:value-type="string">
            <text:p>3.268086e-01))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string" calcext:value-type="string">
            <text:p>((-1.272686e+01</text:p>
          </table:table-cell>
          <table:table-cell office:value-type="float" office:value="9.240589E-019" calcext:value-type="float">
            <text:p>9.240589E-19</text:p>
          </table:table-cell>
          <table:table-cell office:value-type="string" calcext:value-type="string">
            <text:p>6.236152e+02)</text:p>
          </table:table-cell>
          <table:table-cell office:value-type="string" calcext:value-type="string">
            <text:p>(6.531834e+00</text:p>
          </table:table-cell>
          <table:table-cell office:value-type="float" office:value="2.909239E-021" calcext:value-type="float">
            <text:p>2.909239E-21</text:p>
          </table:table-cell>
          <table:table-cell office:value-type="string" calcext:value-type="string">
            <text:p>-4.588755e-01))</text:p>
          </table:table-cell>
          <table:table-cell office:value-type="string" calcext:value-type="string">
            <text:p>((-3.118076e+01</text:p>
          </table:table-cell>
          <table:table-cell office:value-type="float" office:value="-185.3405" calcext:value-type="float">
            <text:p>-185.3405</text:p>
          </table:table-cell>
          <table:table-cell office:value-type="string" calcext:value-type="string">
            <text:p>-6.363428e-01)</text:p>
          </table:table-cell>
          <table:table-cell office:value-type="string" calcext:value-type="string">
            <text:p>(2.294377e-02</text:p>
          </table:table-cell>
          <table:table-cell office:value-type="float" office:value="6.621715" calcext:value-type="float">
            <text:p>6.621715</text:p>
          </table:table-cell>
          <table:table-cell office:value-type="string" calcext:value-type="string">
            <text:p>3.265917e-01))</text:p>
          </table:table-cell>
        </table:table-row>
        <table:table-row table:style-name="ro1">
          <table:table-cell office:value-type="float" office:value="0.660556" calcext:value-type="float">
            <text:p>0.660556</text:p>
          </table:table-cell>
          <table:table-cell office:value-type="string" calcext:value-type="string">
            <text:p>((-1.273606e+01</text:p>
          </table:table-cell>
          <table:table-cell office:value-type="float" office:value="9.032575E-019" calcext:value-type="float">
            <text:p>9.032575E-19</text:p>
          </table:table-cell>
          <table:table-cell office:value-type="string" calcext:value-type="string">
            <text:p>6.236100e+02)</text:p>
          </table:table-cell>
          <table:table-cell office:value-type="string" calcext:value-type="string">
            <text:p>(6.526807e+00</text:p>
          </table:table-cell>
          <table:table-cell office:value-type="float" office:value="2.804378E-021" calcext:value-type="float">
            <text:p>2.804378E-21</text:p>
          </table:table-cell>
          <table:table-cell office:value-type="string" calcext:value-type="string">
            <text:p>-4.566307e-01))</text:p>
          </table:table-cell>
          <table:table-cell office:value-type="string" calcext:value-type="string">
            <text:p>((-3.118050e+01</text:p>
          </table:table-cell>
          <table:table-cell office:value-type="float" office:value="-185.3046" calcext:value-type="float">
            <text:p>-185.3046</text:p>
          </table:table-cell>
          <table:table-cell office:value-type="string" calcext:value-type="string">
            <text:p>-6.368030e-01)</text:p>
          </table:table-cell>
          <table:table-cell office:value-type="string" calcext:value-type="string">
            <text:p>(2.283154e-02</text:p>
          </table:table-cell>
          <table:table-cell office:value-type="float" office:value="6.615741" calcext:value-type="float">
            <text:p>6.615741</text:p>
          </table:table-cell>
          <table:table-cell office:value-type="string" calcext:value-type="string">
            <text:p>3.263403e-01))</text:p>
          </table:table-cell>
        </table:table-row>
        <table:table-row table:style-name="ro1">
          <table:table-cell office:value-type="float" office:value="0.661111" calcext:value-type="float">
            <text:p>0.661111</text:p>
          </table:table-cell>
          <table:table-cell office:value-type="string" calcext:value-type="string">
            <text:p>((-1.274537e+01</text:p>
          </table:table-cell>
          <table:table-cell office:value-type="float" office:value="8.826632E-019" calcext:value-type="float">
            <text:p>8.826632E-19</text:p>
          </table:table-cell>
          <table:table-cell office:value-type="string" calcext:value-type="string">
            <text:p>6.236385e+02)</text:p>
          </table:table-cell>
          <table:table-cell office:value-type="string" calcext:value-type="string">
            <text:p>(6.520881e+00</text:p>
          </table:table-cell>
          <table:table-cell office:value-type="float" office:value="2.705066E-021" calcext:value-type="float">
            <text:p>2.705066E-21</text:p>
          </table:table-cell>
          <table:table-cell office:value-type="string" calcext:value-type="string">
            <text:p>-4.542348e-01))</text:p>
          </table:table-cell>
          <table:table-cell office:value-type="string" calcext:value-type="string">
            <text:p>((-3.118193e+01</text:p>
          </table:table-cell>
          <table:table-cell office:value-type="float" office:value="-185.2897" calcext:value-type="float">
            <text:p>-185.2897</text:p>
          </table:table-cell>
          <table:table-cell office:value-type="string" calcext:value-type="string">
            <text:p>-6.372683e-01)</text:p>
          </table:table-cell>
          <table:table-cell office:value-type="string" calcext:value-type="string">
            <text:p>(2.271174e-02</text:p>
          </table:table-cell>
          <table:table-cell office:value-type="float" office:value="6.608781" calcext:value-type="float">
            <text:p>6.608781</text:p>
          </table:table-cell>
          <table:table-cell office:value-type="string" calcext:value-type="string">
            <text:p>3.260440e-01))</text:p>
          </table:table-cell>
        </table:table-row>
        <table:table-row table:style-name="ro1">
          <table:table-cell office:value-type="float" office:value="0.661667" calcext:value-type="float">
            <text:p>0.661667</text:p>
          </table:table-cell>
          <table:table-cell office:value-type="string" calcext:value-type="string">
            <text:p>((-1.275534e+01</text:p>
          </table:table-cell>
          <table:table-cell office:value-type="float" office:value="8.65897E-019" calcext:value-type="float">
            <text:p>8.65897E-19</text:p>
          </table:table-cell>
          <table:table-cell office:value-type="string" calcext:value-type="string">
            <text:p>6.236936e+02)</text:p>
          </table:table-cell>
          <table:table-cell office:value-type="string" calcext:value-type="string">
            <text:p>(6.514175e+00</text:p>
          </table:table-cell>
          <table:table-cell office:value-type="float" office:value="2.61091E-021" calcext:value-type="float">
            <text:p>2.61091E-21</text:p>
          </table:table-cell>
          <table:table-cell office:value-type="string" calcext:value-type="string">
            <text:p>-4.517034e-01))</text:p>
          </table:table-cell>
          <table:table-cell office:value-type="string" calcext:value-type="string">
            <text:p>((-3.118468e+01</text:p>
          </table:table-cell>
          <table:table-cell office:value-type="float" office:value="-185.2893" calcext:value-type="float">
            <text:p>-185.2893</text:p>
          </table:table-cell>
          <table:table-cell office:value-type="string" calcext:value-type="string">
            <text:p>-6.377672e-01)</text:p>
          </table:table-cell>
          <table:table-cell office:value-type="string" calcext:value-type="string">
            <text:p>(2.258517e-02</text:p>
          </table:table-cell>
          <table:table-cell office:value-type="float" office:value="6.600963" calcext:value-type="float">
            <text:p>6.600963</text:p>
          </table:table-cell>
          <table:table-cell office:value-type="string" calcext:value-type="string">
            <text:p>3.257088e-01))</text:p>
          </table:table-cell>
        </table:table-row>
        <table:table-row table:style-name="ro1">
          <table:table-cell office:value-type="float" office:value="0.662222" calcext:value-type="float">
            <text:p>0.662222</text:p>
          </table:table-cell>
          <table:table-cell office:value-type="string" calcext:value-type="string">
            <text:p>((-1.276025e+01</text:p>
          </table:table-cell>
          <table:table-cell office:value-type="float" office:value="8.487087E-019" calcext:value-type="float">
            <text:p>8.487087E-19</text:p>
          </table:table-cell>
          <table:table-cell office:value-type="string" calcext:value-type="string">
            <text:p>6.238035e+02)</text:p>
          </table:table-cell>
          <table:table-cell office:value-type="string" calcext:value-type="string">
            <text:p>(6.506604e+00</text:p>
          </table:table-cell>
          <table:table-cell office:value-type="float" office:value="2.52765E-021" calcext:value-type="float">
            <text:p>2.52765E-21</text:p>
          </table:table-cell>
          <table:table-cell office:value-type="string" calcext:value-type="string">
            <text:p>-4.487845e-01))</text:p>
          </table:table-cell>
          <table:table-cell office:value-type="string" calcext:value-type="string">
            <text:p>((-3.119017e+01</text:p>
          </table:table-cell>
          <table:table-cell office:value-type="float" office:value="-185.3209" calcext:value-type="float">
            <text:p>-185.3209</text:p>
          </table:table-cell>
          <table:table-cell office:value-type="string" calcext:value-type="string">
            <text:p>-6.380127e-01)</text:p>
          </table:table-cell>
          <table:table-cell office:value-type="string" calcext:value-type="string">
            <text:p>(2.243922e-02</text:p>
          </table:table-cell>
          <table:table-cell office:value-type="float" office:value="6.592139" calcext:value-type="float">
            <text:p>6.592139</text:p>
          </table:table-cell>
          <table:table-cell office:value-type="string" calcext:value-type="string">
            <text:p>3.253302e-01))</text:p>
          </table:table-cell>
        </table:table-row>
        <table:table-row table:style-name="ro1">
          <table:table-cell office:value-type="float" office:value="0.662778" calcext:value-type="float">
            <text:p>0.662778</text:p>
          </table:table-cell>
          <table:table-cell office:value-type="string" calcext:value-type="string">
            <text:p>((-1.276012e+01</text:p>
          </table:table-cell>
          <table:table-cell office:value-type="float" office:value="8.249893E-019" calcext:value-type="float">
            <text:p>8.249893E-19</text:p>
          </table:table-cell>
          <table:table-cell office:value-type="string" calcext:value-type="string">
            <text:p>6.239282e+02)</text:p>
          </table:table-cell>
          <table:table-cell office:value-type="string" calcext:value-type="string">
            <text:p>(6.498315e+00</text:p>
          </table:table-cell>
          <table:table-cell office:value-type="float" office:value="2.456901E-021" calcext:value-type="float">
            <text:p>2.456901E-21</text:p>
          </table:table-cell>
          <table:table-cell office:value-type="string" calcext:value-type="string">
            <text:p>-4.454967e-01))</text:p>
          </table:table-cell>
          <table:table-cell office:value-type="string" calcext:value-type="string">
            <text:p>((-3.119641e+01</text:p>
          </table:table-cell>
          <table:table-cell office:value-type="float" office:value="-185.3654" calcext:value-type="float">
            <text:p>-185.3654</text:p>
          </table:table-cell>
          <table:table-cell office:value-type="string" calcext:value-type="string">
            <text:p>-6.380058e-01)</text:p>
          </table:table-cell>
          <table:table-cell office:value-type="string" calcext:value-type="string">
            <text:p>(2.227483e-02</text:p>
          </table:table-cell>
          <table:table-cell office:value-type="float" office:value="6.58247" calcext:value-type="float">
            <text:p>6.58247</text:p>
          </table:table-cell>
          <table:table-cell office:value-type="string" calcext:value-type="string">
            <text:p>3.249157e-01))</text:p>
          </table:table-cell>
        </table:table-row>
        <table:table-row table:style-name="ro1">
          <table:table-cell office:value-type="float" office:value="0.663333" calcext:value-type="float">
            <text:p>0.663333</text:p>
          </table:table-cell>
          <table:table-cell office:value-type="string" calcext:value-type="string">
            <text:p>((-1.275956e+01</text:p>
          </table:table-cell>
          <table:table-cell office:value-type="float" office:value="7.980805E-019" calcext:value-type="float">
            <text:p>7.980805E-19</text:p>
          </table:table-cell>
          <table:table-cell office:value-type="string" calcext:value-type="string">
            <text:p>6.240107e+02)</text:p>
          </table:table-cell>
          <table:table-cell office:value-type="string" calcext:value-type="string">
            <text:p>(6.489605e+00</text:p>
          </table:table-cell>
          <table:table-cell office:value-type="float" office:value="2.391932E-021" calcext:value-type="float">
            <text:p>2.391932E-21</text:p>
          </table:table-cell>
          <table:table-cell office:value-type="string" calcext:value-type="string">
            <text:p>-4.418437e-01))</text:p>
          </table:table-cell>
          <table:table-cell office:value-type="string" calcext:value-type="string">
            <text:p>((-3.120054e+01</text:p>
          </table:table-cell>
          <table:table-cell office:value-type="float" office:value="-185.3882" calcext:value-type="float">
            <text:p>-185.3882</text:p>
          </table:table-cell>
          <table:table-cell office:value-type="string" calcext:value-type="string">
            <text:p>-6.379780e-01)</text:p>
          </table:table-cell>
          <table:table-cell office:value-type="string" calcext:value-type="string">
            <text:p>(2.209218e-02</text:p>
          </table:table-cell>
          <table:table-cell office:value-type="float" office:value="6.572269" calcext:value-type="float">
            <text:p>6.572269</text:p>
          </table:table-cell>
          <table:table-cell office:value-type="string" calcext:value-type="string">
            <text:p>3.244802e-01))</text:p>
          </table:table-cell>
        </table:table-row>
        <table:table-row table:style-name="ro1">
          <table:table-cell office:value-type="float" office:value="0.663889" calcext:value-type="float">
            <text:p>0.663889</text:p>
          </table:table-cell>
          <table:table-cell office:value-type="string" calcext:value-type="string">
            <text:p>((-1.276337e+01</text:p>
          </table:table-cell>
          <table:table-cell office:value-type="float" office:value="7.801866E-019" calcext:value-type="float">
            <text:p>7.801866E-19</text:p>
          </table:table-cell>
          <table:table-cell office:value-type="string" calcext:value-type="string">
            <text:p>6.240336e+02)</text:p>
          </table:table-cell>
          <table:table-cell office:value-type="string" calcext:value-type="string">
            <text:p>(6.480958e+00</text:p>
          </table:table-cell>
          <table:table-cell office:value-type="float" office:value="2.327785E-021" calcext:value-type="float">
            <text:p>2.327785E-21</text:p>
          </table:table-cell>
          <table:table-cell office:value-type="string" calcext:value-type="string">
            <text:p>-4.379129e-01))</text:p>
          </table:table-cell>
          <table:table-cell office:value-type="string" calcext:value-type="string">
            <text:p>((-3.120168e+01</text:p>
          </table:table-cell>
          <table:table-cell office:value-type="float" office:value="-185.3722" calcext:value-type="float">
            <text:p>-185.3722</text:p>
          </table:table-cell>
          <table:table-cell office:value-type="string" calcext:value-type="string">
            <text:p>-6.381685e-01)</text:p>
          </table:table-cell>
          <table:table-cell office:value-type="string" calcext:value-type="string">
            <text:p>(2.189565e-02</text:p>
          </table:table-cell>
          <table:table-cell office:value-type="float" office:value="6.56207" calcext:value-type="float">
            <text:p>6.56207</text:p>
          </table:table-cell>
          <table:table-cell office:value-type="string" calcext:value-type="string">
            <text:p>3.240479e-01))</text:p>
          </table:table-cell>
        </table:table-row>
        <table:table-row table:style-name="ro1">
          <table:table-cell office:value-type="float" office:value="0.664444" calcext:value-type="float">
            <text:p>0.664444</text:p>
          </table:table-cell>
          <table:table-cell office:value-type="string" calcext:value-type="string">
            <text:p>((-1.276973e+01</text:p>
          </table:table-cell>
          <table:table-cell office:value-type="float" office:value="7.706484E-019" calcext:value-type="float">
            <text:p>7.706484E-19</text:p>
          </table:table-cell>
          <table:table-cell office:value-type="string" calcext:value-type="string">
            <text:p>6.240494e+02)</text:p>
          </table:table-cell>
          <table:table-cell office:value-type="string" calcext:value-type="string">
            <text:p>(6.472441e+00</text:p>
          </table:table-cell>
          <table:table-cell office:value-type="float" office:value="2.268531E-021" calcext:value-type="float">
            <text:p>2.268531E-21</text:p>
          </table:table-cell>
          <table:table-cell office:value-type="string" calcext:value-type="string">
            <text:p>-4.335758e-01))</text:p>
          </table:table-cell>
          <table:table-cell office:value-type="string" calcext:value-type="string">
            <text:p>((-3.120247e+01</text:p>
          </table:table-cell>
          <table:table-cell office:value-type="float" office:value="-185.3489" calcext:value-type="float">
            <text:p>-185.3489</text:p>
          </table:table-cell>
          <table:table-cell office:value-type="string" calcext:value-type="string">
            <text:p>-6.384867e-01)</text:p>
          </table:table-cell>
          <table:table-cell office:value-type="string" calcext:value-type="string">
            <text:p>(2.167879e-02</text:p>
          </table:table-cell>
          <table:table-cell office:value-type="float" office:value="6.551917" calcext:value-type="float">
            <text:p>6.551917</text:p>
          </table:table-cell>
          <table:table-cell office:value-type="string" calcext:value-type="string">
            <text:p>3.236220e-01))</text:p>
          </table:table-cell>
        </table:table-row>
        <table:table-row table:style-name="ro1">
          <table:table-cell office:value-type="float" office:value="0.665" calcext:value-type="float">
            <text:p>0.665</text:p>
          </table:table-cell>
          <table:table-cell office:value-type="string" calcext:value-type="string">
            <text:p>((-1.277664e+01</text:p>
          </table:table-cell>
          <table:table-cell office:value-type="float" office:value="7.585369E-019" calcext:value-type="float">
            <text:p>7.585369E-19</text:p>
          </table:table-cell>
          <table:table-cell office:value-type="string" calcext:value-type="string">
            <text:p>6.240867e+02)</text:p>
          </table:table-cell>
          <table:table-cell office:value-type="string" calcext:value-type="string">
            <text:p>(6.464200e+00</text:p>
          </table:table-cell>
          <table:table-cell office:value-type="float" office:value="2.203453E-021" calcext:value-type="float">
            <text:p>2.203453E-21</text:p>
          </table:table-cell>
          <table:table-cell office:value-type="string" calcext:value-type="string">
            <text:p>-4.291707e-01))</text:p>
          </table:table-cell>
          <table:table-cell office:value-type="string" calcext:value-type="string">
            <text:p>((-3.120434e+01</text:p>
          </table:table-cell>
          <table:table-cell office:value-type="float" office:value="-185.3412" calcext:value-type="float">
            <text:p>-185.3412</text:p>
          </table:table-cell>
          <table:table-cell office:value-type="string" calcext:value-type="string">
            <text:p>-6.388321e-01)</text:p>
          </table:table-cell>
          <table:table-cell office:value-type="string" calcext:value-type="string">
            <text:p>(2.145854e-02</text:p>
          </table:table-cell>
          <table:table-cell office:value-type="float" office:value="6.542042" calcext:value-type="float">
            <text:p>6.542042</text:p>
          </table:table-cell>
          <table:table-cell office:value-type="string" calcext:value-type="string">
            <text:p>3.232100e-01))</text:p>
          </table:table-cell>
        </table:table-row>
        <table:table-row table:style-name="ro1">
          <table:table-cell office:value-type="float" office:value="0.665556" calcext:value-type="float">
            <text:p>0.665556</text:p>
          </table:table-cell>
          <table:table-cell office:value-type="string" calcext:value-type="string">
            <text:p>((-1.278391e+01</text:p>
          </table:table-cell>
          <table:table-cell office:value-type="float" office:value="7.484146E-019" calcext:value-type="float">
            <text:p>7.484146E-19</text:p>
          </table:table-cell>
          <table:table-cell office:value-type="string" calcext:value-type="string">
            <text:p>6.241436e+02)</text:p>
          </table:table-cell>
          <table:table-cell office:value-type="string" calcext:value-type="string">
            <text:p>(6.456190e+00</text:p>
          </table:table-cell>
          <table:table-cell office:value-type="float" office:value="2.134434E-021" calcext:value-type="float">
            <text:p>2.134434E-21</text:p>
          </table:table-cell>
          <table:table-cell office:value-type="string" calcext:value-type="string">
            <text:p>-4.247892e-01))</text:p>
          </table:table-cell>
          <table:table-cell office:value-type="string" calcext:value-type="string">
            <text:p>((-3.120718e+01</text:p>
          </table:table-cell>
          <table:table-cell office:value-type="float" office:value="-185.3462" calcext:value-type="float">
            <text:p>-185.3462</text:p>
          </table:table-cell>
          <table:table-cell office:value-type="string" calcext:value-type="string">
            <text:p>-6.391954e-01)</text:p>
          </table:table-cell>
          <table:table-cell office:value-type="string" calcext:value-type="string">
            <text:p>(2.123946e-02</text:p>
          </table:table-cell>
          <table:table-cell office:value-type="float" office:value="6.532419" calcext:value-type="float">
            <text:p>6.532419</text:p>
          </table:table-cell>
          <table:table-cell office:value-type="string" calcext:value-type="string">
            <text:p>3.228095e-01))</text:p>
          </table:table-cell>
        </table:table-row>
        <table:table-row table:style-name="ro1">
          <table:table-cell office:value-type="float" office:value="0.666111" calcext:value-type="float">
            <text:p>0.666111</text:p>
          </table:table-cell>
          <table:table-cell office:value-type="string" calcext:value-type="string">
            <text:p>((-1.279201e+01</text:p>
          </table:table-cell>
          <table:table-cell office:value-type="float" office:value="7.377963E-019" calcext:value-type="float">
            <text:p>7.377963E-19</text:p>
          </table:table-cell>
          <table:table-cell office:value-type="string" calcext:value-type="string">
            <text:p>6.241991e+02)</text:p>
          </table:table-cell>
          <table:table-cell office:value-type="string" calcext:value-type="string">
            <text:p>(6.448249e+00</text:p>
          </table:table-cell>
          <table:table-cell office:value-type="float" office:value="2.0607E-021" calcext:value-type="float">
            <text:p>2.0607E-21</text:p>
          </table:table-cell>
          <table:table-cell office:value-type="string" calcext:value-type="string">
            <text:p>-4.204333e-01))</text:p>
          </table:table-cell>
          <table:table-cell office:value-type="string" calcext:value-type="string">
            <text:p>((-3.120996e+01</text:p>
          </table:table-cell>
          <table:table-cell office:value-type="float" office:value="-185.3511" calcext:value-type="float">
            <text:p>-185.3511</text:p>
          </table:table-cell>
          <table:table-cell office:value-type="string" calcext:value-type="string">
            <text:p>-6.396004e-01)</text:p>
          </table:table-cell>
          <table:table-cell office:value-type="string" calcext:value-type="string">
            <text:p>(2.102167e-02</text:p>
          </table:table-cell>
          <table:table-cell office:value-type="float" office:value="6.522874" calcext:value-type="float">
            <text:p>6.522874</text:p>
          </table:table-cell>
          <table:table-cell office:value-type="string" calcext:value-type="string">
            <text:p>3.224124e-01))</text:p>
          </table:table-cell>
        </table:table-row>
        <table:table-row table:style-name="ro1">
          <table:table-cell office:value-type="float" office:value="0.666667" calcext:value-type="float">
            <text:p>0.666667</text:p>
          </table:table-cell>
          <table:table-cell office:value-type="string" calcext:value-type="string">
            <text:p>((-1.280077e+01</text:p>
          </table:table-cell>
          <table:table-cell office:value-type="float" office:value="7.297736E-019" calcext:value-type="float">
            <text:p>7.297736E-19</text:p>
          </table:table-cell>
          <table:table-cell office:value-type="string" calcext:value-type="string">
            <text:p>6.242470e+02)</text:p>
          </table:table-cell>
          <table:table-cell office:value-type="string" calcext:value-type="string">
            <text:p>(6.440395e+00</text:p>
          </table:table-cell>
          <table:table-cell office:value-type="float" office:value="1.985151E-021" calcext:value-type="float">
            <text:p>1.985151E-21</text:p>
          </table:table-cell>
          <table:table-cell office:value-type="string" calcext:value-type="string">
            <text:p>-4.160812e-01))</text:p>
          </table:table-cell>
          <table:table-cell office:value-type="string" calcext:value-type="string">
            <text:p>((-3.121235e+01</text:p>
          </table:table-cell>
          <table:table-cell office:value-type="float" office:value="-185.3505" calcext:value-type="float">
            <text:p>-185.3505</text:p>
          </table:table-cell>
          <table:table-cell office:value-type="string" calcext:value-type="string">
            <text:p>-6.400386e-01)</text:p>
          </table:table-cell>
          <table:table-cell office:value-type="string" calcext:value-type="string">
            <text:p>(2.080406e-02</text:p>
          </table:table-cell>
          <table:table-cell office:value-type="float" office:value="6.513424" calcext:value-type="float">
            <text:p>6.513424</text:p>
          </table:table-cell>
          <table:table-cell office:value-type="string" calcext:value-type="string">
            <text:p>3.220198e-01))</text:p>
          </table:table-cell>
        </table:table-row>
        <table:table-row table:style-name="ro1">
          <table:table-cell office:value-type="float" office:value="0.667222" calcext:value-type="float">
            <text:p>0.667222</text:p>
          </table:table-cell>
          <table:table-cell office:value-type="string" calcext:value-type="string">
            <text:p>((-1.280896e+01</text:p>
          </table:table-cell>
          <table:table-cell office:value-type="float" office:value="7.202191E-019" calcext:value-type="float">
            <text:p>7.202191E-19</text:p>
          </table:table-cell>
          <table:table-cell office:value-type="string" calcext:value-type="string">
            <text:p>6.242915e+02)</text:p>
          </table:table-cell>
          <table:table-cell office:value-type="string" calcext:value-type="string">
            <text:p>(6.432581e+00</text:p>
          </table:table-cell>
          <table:table-cell office:value-type="float" office:value="1.920059E-021" calcext:value-type="float">
            <text:p>1.920059E-21</text:p>
          </table:table-cell>
          <table:table-cell office:value-type="string" calcext:value-type="string">
            <text:p>-4.117248e-01))</text:p>
          </table:table-cell>
          <table:table-cell office:value-type="string" calcext:value-type="string">
            <text:p>((-3.121457e+01</text:p>
          </table:table-cell>
          <table:table-cell office:value-type="float" office:value="-185.3478" calcext:value-type="float">
            <text:p>-185.3478</text:p>
          </table:table-cell>
          <table:table-cell office:value-type="string" calcext:value-type="string">
            <text:p>-6.404481e-01)</text:p>
          </table:table-cell>
          <table:table-cell office:value-type="string" calcext:value-type="string">
            <text:p>(2.058624e-02</text:p>
          </table:table-cell>
          <table:table-cell office:value-type="float" office:value="6.504016" calcext:value-type="float">
            <text:p>6.504016</text:p>
          </table:table-cell>
          <table:table-cell office:value-type="string" calcext:value-type="string">
            <text:p>3.216290e-01))</text:p>
          </table:table-cell>
        </table:table-row>
        <table:table-row table:style-name="ro1">
          <table:table-cell office:value-type="float" office:value="0.667778" calcext:value-type="float">
            <text:p>0.667778</text:p>
          </table:table-cell>
          <table:table-cell office:value-type="string" calcext:value-type="string">
            <text:p>((-1.281801e+01</text:p>
          </table:table-cell>
          <table:table-cell office:value-type="float" office:value="7.169601E-019" calcext:value-type="float">
            <text:p>7.169601E-19</text:p>
          </table:table-cell>
          <table:table-cell office:value-type="string" calcext:value-type="string">
            <text:p>6.243297e+02)</text:p>
          </table:table-cell>
          <table:table-cell office:value-type="string" calcext:value-type="string">
            <text:p>(6.425480e+00</text:p>
          </table:table-cell>
          <table:table-cell office:value-type="float" office:value="1.854111E-021" calcext:value-type="float">
            <text:p>1.854111E-21</text:p>
          </table:table-cell>
          <table:table-cell office:value-type="string" calcext:value-type="string">
            <text:p>-4.074303e-01))</text:p>
          </table:table-cell>
          <table:table-cell office:value-type="string" calcext:value-type="string">
            <text:p>((-3.121649e+01</text:p>
          </table:table-cell>
          <table:table-cell office:value-type="float" office:value="-185.3394" calcext:value-type="float">
            <text:p>-185.3394</text:p>
          </table:table-cell>
          <table:table-cell office:value-type="string" calcext:value-type="string">
            <text:p>-6.409007e-01)</text:p>
          </table:table-cell>
          <table:table-cell office:value-type="string" calcext:value-type="string">
            <text:p>(2.037151e-02</text:p>
          </table:table-cell>
          <table:table-cell office:value-type="float" office:value="6.495379" calcext:value-type="float">
            <text:p>6.495379</text:p>
          </table:table-cell>
          <table:table-cell office:value-type="string" calcext:value-type="string">
            <text:p>3.212740e-01))</text:p>
          </table:table-cell>
        </table:table-row>
        <table:table-row table:style-name="ro1">
          <table:table-cell office:value-type="float" office:value="0.668333" calcext:value-type="float">
            <text:p>0.668333</text:p>
          </table:table-cell>
          <table:table-cell office:value-type="string" calcext:value-type="string">
            <text:p>((-1.282185e+01</text:p>
          </table:table-cell>
          <table:table-cell office:value-type="float" office:value="7.09697E-019" calcext:value-type="float">
            <text:p>7.09697E-19</text:p>
          </table:table-cell>
          <table:table-cell office:value-type="string" calcext:value-type="string">
            <text:p>6.244101e+02)</text:p>
          </table:table-cell>
          <table:table-cell office:value-type="string" calcext:value-type="string">
            <text:p>(6.419473e+00</text:p>
          </table:table-cell>
          <table:table-cell office:value-type="float" office:value="1.801545E-021" calcext:value-type="float">
            <text:p>1.801545E-21</text:p>
          </table:table-cell>
          <table:table-cell office:value-type="string" calcext:value-type="string">
            <text:p>-4.032454e-01))</text:p>
          </table:table-cell>
          <table:table-cell office:value-type="string" calcext:value-type="string">
            <text:p>((-3.122050e+01</text:p>
          </table:table-cell>
          <table:table-cell office:value-type="float" office:value="-185.3573" calcext:value-type="float">
            <text:p>-185.3573</text:p>
          </table:table-cell>
          <table:table-cell office:value-type="string" calcext:value-type="string">
            <text:p>-6.410927e-01)</text:p>
          </table:table-cell>
          <table:table-cell office:value-type="string" calcext:value-type="string">
            <text:p>(2.016227e-02</text:p>
          </table:table-cell>
          <table:table-cell office:value-type="float" office:value="6.487927" calcext:value-type="float">
            <text:p>6.487927</text:p>
          </table:table-cell>
          <table:table-cell office:value-type="string" calcext:value-type="string">
            <text:p>3.209736e-01))</text:p>
          </table:table-cell>
        </table:table-row>
        <table:table-row table:style-name="ro1">
          <table:table-cell office:value-type="float" office:value="0.668889" calcext:value-type="float">
            <text:p>0.668889</text:p>
          </table:table-cell>
          <table:table-cell office:value-type="string" calcext:value-type="string">
            <text:p>((-1.281851e+01</text:p>
          </table:table-cell>
          <table:table-cell office:value-type="float" office:value="7.004705E-019" calcext:value-type="float">
            <text:p>7.004705E-19</text:p>
          </table:table-cell>
          <table:table-cell office:value-type="string" calcext:value-type="string">
            <text:p>6.245431e+02)</text:p>
          </table:table-cell>
          <table:table-cell office:value-type="string" calcext:value-type="string">
            <text:p>(6.413339e+00</text:p>
          </table:table-cell>
          <table:table-cell office:value-type="float" office:value="1.757135E-021" calcext:value-type="float">
            <text:p>1.757135E-21</text:p>
          </table:table-cell>
          <table:table-cell office:value-type="string" calcext:value-type="string">
            <text:p>-3.989297e-01))</text:p>
          </table:table-cell>
          <table:table-cell office:value-type="string" calcext:value-type="string">
            <text:p>((-3.122716e+01</text:p>
          </table:table-cell>
          <table:table-cell office:value-type="float" office:value="-185.4074" calcext:value-type="float">
            <text:p>-185.4074</text:p>
          </table:table-cell>
          <table:table-cell office:value-type="string" calcext:value-type="string">
            <text:p>-6.409257e-01)</text:p>
          </table:table-cell>
          <table:table-cell office:value-type="string" calcext:value-type="string">
            <text:p>(1.994649e-02</text:p>
          </table:table-cell>
          <table:table-cell office:value-type="float" office:value="6.480312" calcext:value-type="float">
            <text:p>6.480312</text:p>
          </table:table-cell>
          <table:table-cell office:value-type="string" calcext:value-type="string">
            <text:p>3.206669e-01))</text:p>
          </table:table-cell>
        </table:table-row>
        <table:table-row table:style-name="ro1">
          <table:table-cell office:value-type="float" office:value="0.669444" calcext:value-type="float">
            <text:p>0.669444</text:p>
          </table:table-cell>
          <table:table-cell office:value-type="string" calcext:value-type="string">
            <text:p>((-1.280636e+01</text:p>
          </table:table-cell>
          <table:table-cell office:value-type="float" office:value="6.775606E-019" calcext:value-type="float">
            <text:p>6.775606E-19</text:p>
          </table:table-cell>
          <table:table-cell office:value-type="string" calcext:value-type="string">
            <text:p>6.247124e+02)</text:p>
          </table:table-cell>
          <table:table-cell office:value-type="string" calcext:value-type="string">
            <text:p>(6.406410e+00</text:p>
          </table:table-cell>
          <table:table-cell office:value-type="float" office:value="1.725384E-021" calcext:value-type="float">
            <text:p>1.725384E-21</text:p>
          </table:table-cell>
          <table:table-cell office:value-type="string" calcext:value-type="string">
            <text:p>-3.942099e-01))</text:p>
          </table:table-cell>
          <table:table-cell office:value-type="string" calcext:value-type="string">
            <text:p>((-3.123562e+01</text:p>
          </table:table-cell>
          <table:table-cell office:value-type="float" office:value="-185.4842" calcext:value-type="float">
            <text:p>-185.4842</text:p>
          </table:table-cell>
          <table:table-cell office:value-type="string" calcext:value-type="string">
            <text:p>-6.403182e-01)</text:p>
          </table:table-cell>
          <table:table-cell office:value-type="string" calcext:value-type="string">
            <text:p>(1.971050e-02</text:p>
          </table:table-cell>
          <table:table-cell office:value-type="float" office:value="6.471762" calcext:value-type="float">
            <text:p>6.471762</text:p>
          </table:table-cell>
          <table:table-cell office:value-type="string" calcext:value-type="string">
            <text:p>3.203205e-01))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string" calcext:value-type="string">
            <text:p>((-1.280389e+01</text:p>
          </table:table-cell>
          <table:table-cell office:value-type="float" office:value="6.518789E-019" calcext:value-type="float">
            <text:p>6.518789E-19</text:p>
          </table:table-cell>
          <table:table-cell office:value-type="string" calcext:value-type="string">
            <text:p>6.247368e+02)</text:p>
          </table:table-cell>
          <table:table-cell office:value-type="string" calcext:value-type="string">
            <text:p>(6.399043e+00</text:p>
          </table:table-cell>
          <table:table-cell office:value-type="float" office:value="1.698171E-021" calcext:value-type="float">
            <text:p>1.698171E-21</text:p>
          </table:table-cell>
          <table:table-cell office:value-type="string" calcext:value-type="string">
            <text:p>-3.892885e-01))</text:p>
          </table:table-cell>
          <table:table-cell office:value-type="string" calcext:value-type="string">
            <text:p>((-3.123684e+01</text:p>
          </table:table-cell>
          <table:table-cell office:value-type="float" office:value="-185.4795" calcext:value-type="float">
            <text:p>-185.4795</text:p>
          </table:table-cell>
          <table:table-cell office:value-type="string" calcext:value-type="string">
            <text:p>-6.401945e-01)</text:p>
          </table:table-cell>
          <table:table-cell office:value-type="string" calcext:value-type="string">
            <text:p>(1.946443e-02</text:p>
          </table:table-cell>
          <table:table-cell office:value-type="float" office:value="6.462703" calcext:value-type="float">
            <text:p>6.462703</text:p>
          </table:table-cell>
          <table:table-cell office:value-type="string" calcext:value-type="string">
            <text:p>3.199521e-01))</text:p>
          </table:table-cell>
        </table:table-row>
        <table:table-row table:style-name="ro1">
          <table:table-cell office:value-type="float" office:value="0.670556" calcext:value-type="float">
            <text:p>0.670556</text:p>
          </table:table-cell>
          <table:table-cell office:value-type="string" calcext:value-type="string">
            <text:p>((-1.281034e+01</text:p>
          </table:table-cell>
          <table:table-cell office:value-type="float" office:value="6.391509E-019" calcext:value-type="float">
            <text:p>6.391509E-19</text:p>
          </table:table-cell>
          <table:table-cell office:value-type="string" calcext:value-type="string">
            <text:p>6.246716e+02)</text:p>
          </table:table-cell>
          <table:table-cell office:value-type="string" calcext:value-type="string">
            <text:p>(6.392988e+00</text:p>
          </table:table-cell>
          <table:table-cell office:value-type="float" office:value="1.667487E-021" calcext:value-type="float">
            <text:p>1.667487E-21</text:p>
          </table:table-cell>
          <table:table-cell office:value-type="string" calcext:value-type="string">
            <text:p>-3.842454e-01))</text:p>
          </table:table-cell>
          <table:table-cell office:value-type="string" calcext:value-type="string">
            <text:p>((-3.123358e+01</text:p>
          </table:table-cell>
          <table:table-cell office:value-type="float" office:value="-185.4194" calcext:value-type="float">
            <text:p>-185.4194</text:p>
          </table:table-cell>
          <table:table-cell office:value-type="string" calcext:value-type="string">
            <text:p>-6.405172e-01)</text:p>
          </table:table-cell>
          <table:table-cell office:value-type="string" calcext:value-type="string">
            <text:p>(1.921227e-02</text:p>
          </table:table-cell>
          <table:table-cell office:value-type="float" office:value="6.455006" calcext:value-type="float">
            <text:p>6.455006</text:p>
          </table:table-cell>
          <table:table-cell office:value-type="string" calcext:value-type="string">
            <text:p>3.196494e-01))</text:p>
          </table:table-cell>
        </table:table-row>
        <table:table-row table:style-name="ro1">
          <table:table-cell office:value-type="float" office:value="0.671111" calcext:value-type="float">
            <text:p>0.671111</text:p>
          </table:table-cell>
          <table:table-cell office:value-type="string" calcext:value-type="string">
            <text:p>((-1.282206e+01</text:p>
          </table:table-cell>
          <table:table-cell office:value-type="float" office:value="6.331217E-019" calcext:value-type="float">
            <text:p>6.331217E-19</text:p>
          </table:table-cell>
          <table:table-cell office:value-type="string" calcext:value-type="string">
            <text:p>6.246010e+02)</text:p>
          </table:table-cell>
          <table:table-cell office:value-type="string" calcext:value-type="string">
            <text:p>(6.387125e+00</text:p>
          </table:table-cell>
          <table:table-cell office:value-type="float" office:value="1.639529E-021" calcext:value-type="float">
            <text:p>1.639529E-21</text:p>
          </table:table-cell>
          <table:table-cell office:value-type="string" calcext:value-type="string">
            <text:p>-3.794546e-01))</text:p>
          </table:table-cell>
          <table:table-cell office:value-type="string" calcext:value-type="string">
            <text:p>((-3.123005e+01</text:p>
          </table:table-cell>
          <table:table-cell office:value-type="float" office:value="-185.3561" calcext:value-type="float">
            <text:p>-185.3561</text:p>
          </table:table-cell>
          <table:table-cell office:value-type="string" calcext:value-type="string">
            <text:p>-6.411029e-01)</text:p>
          </table:table-cell>
          <table:table-cell office:value-type="string" calcext:value-type="string">
            <text:p>(1.897273e-02</text:p>
          </table:table-cell>
          <table:table-cell office:value-type="float" office:value="6.44757" calcext:value-type="float">
            <text:p>6.44757</text:p>
          </table:table-cell>
          <table:table-cell office:value-type="string" calcext:value-type="string">
            <text:p>3.193562e-01))</text:p>
          </table:table-cell>
        </table:table-row>
        <table:table-row table:style-name="ro1">
          <table:table-cell office:value-type="float" office:value="0.671667" calcext:value-type="float">
            <text:p>0.671667</text:p>
          </table:table-cell>
          <table:table-cell office:value-type="string" calcext:value-type="string">
            <text:p>((-1.283460e+01</text:p>
          </table:table-cell>
          <table:table-cell office:value-type="float" office:value="6.264713E-019" calcext:value-type="float">
            <text:p>6.264713E-19</text:p>
          </table:table-cell>
          <table:table-cell office:value-type="string" calcext:value-type="string">
            <text:p>6.245802e+02)</text:p>
          </table:table-cell>
          <table:table-cell office:value-type="string" calcext:value-type="string">
            <text:p>(6.380798e+00</text:p>
          </table:table-cell>
          <table:table-cell office:value-type="float" office:value="1.609724E-021" calcext:value-type="float">
            <text:p>1.609724E-21</text:p>
          </table:table-cell>
          <table:table-cell office:value-type="string" calcext:value-type="string">
            <text:p>-3.748788e-01))</text:p>
          </table:table-cell>
          <table:table-cell office:value-type="string" calcext:value-type="string">
            <text:p>((-3.122901e+01</text:p>
          </table:table-cell>
          <table:table-cell office:value-type="float" office:value="-185.3243" calcext:value-type="float">
            <text:p>-185.3243</text:p>
          </table:table-cell>
          <table:table-cell office:value-type="string" calcext:value-type="string">
            <text:p>-6.417300e-01)</text:p>
          </table:table-cell>
          <table:table-cell office:value-type="string" calcext:value-type="string">
            <text:p>(1.874394e-02</text:p>
          </table:table-cell>
          <table:table-cell office:value-type="float" office:value="6.439694" calcext:value-type="float">
            <text:p>6.439694</text:p>
          </table:table-cell>
          <table:table-cell office:value-type="string" calcext:value-type="string">
            <text:p>3.190399e-01))</text:p>
          </table:table-cell>
        </table:table-row>
        <table:table-row table:style-name="ro1">
          <table:table-cell office:value-type="float" office:value="0.672222" calcext:value-type="float">
            <text:p>0.672222</text:p>
          </table:table-cell>
          <table:table-cell office:value-type="string" calcext:value-type="string">
            <text:p>((-1.284432e+01</text:p>
          </table:table-cell>
          <table:table-cell office:value-type="float" office:value="6.144525E-019" calcext:value-type="float">
            <text:p>6.144525E-19</text:p>
          </table:table-cell>
          <table:table-cell office:value-type="string" calcext:value-type="string">
            <text:p>6.246073e+02)</text:p>
          </table:table-cell>
          <table:table-cell office:value-type="string" calcext:value-type="string">
            <text:p>(6.373958e+00</text:p>
          </table:table-cell>
          <table:table-cell office:value-type="float" office:value="1.577609E-021" calcext:value-type="float">
            <text:p>1.577609E-21</text:p>
          </table:table-cell>
          <table:table-cell office:value-type="string" calcext:value-type="string">
            <text:p>-3.704726e-01))</text:p>
          </table:table-cell>
          <table:table-cell office:value-type="string" calcext:value-type="string">
            <text:p>((-3.123036e+01</text:p>
          </table:table-cell>
          <table:table-cell office:value-type="float" office:value="-185.3233" calcext:value-type="float">
            <text:p>-185.3233</text:p>
          </table:table-cell>
          <table:table-cell office:value-type="string" calcext:value-type="string">
            <text:p>-6.422162e-01)</text:p>
          </table:table-cell>
          <table:table-cell office:value-type="string" calcext:value-type="string">
            <text:p>(1.852363e-02</text:p>
          </table:table-cell>
          <table:table-cell office:value-type="float" office:value="6.431313" calcext:value-type="float">
            <text:p>6.431313</text:p>
          </table:table-cell>
          <table:table-cell office:value-type="string" calcext:value-type="string">
            <text:p>3.186979e-01))</text:p>
          </table:table-cell>
        </table:table-row>
        <table:table-row table:style-name="ro1">
          <table:table-cell office:value-type="float" office:value="0.672778" calcext:value-type="float">
            <text:p>0.672778</text:p>
          </table:table-cell>
          <table:table-cell office:value-type="string" calcext:value-type="string">
            <text:p>((-1.285293e+01</text:p>
          </table:table-cell>
          <table:table-cell office:value-type="float" office:value="6.006064E-019" calcext:value-type="float">
            <text:p>6.006064E-19</text:p>
          </table:table-cell>
          <table:table-cell office:value-type="string" calcext:value-type="string">
            <text:p>6.246321e+02)</text:p>
          </table:table-cell>
          <table:table-cell office:value-type="string" calcext:value-type="string">
            <text:p>(6.366656e+00</text:p>
          </table:table-cell>
          <table:table-cell office:value-type="float" office:value="1.537511E-021" calcext:value-type="float">
            <text:p>1.537511E-21</text:p>
          </table:table-cell>
          <table:table-cell office:value-type="string" calcext:value-type="string">
            <text:p>-3.662119e-01))</text:p>
          </table:table-cell>
          <table:table-cell office:value-type="string" calcext:value-type="string">
            <text:p>((-3.123160e+01</text:p>
          </table:table-cell>
          <table:table-cell office:value-type="float" office:value="-185.3204" calcext:value-type="float">
            <text:p>-185.3204</text:p>
          </table:table-cell>
          <table:table-cell office:value-type="string" calcext:value-type="string">
            <text:p>-6.426466e-01)</text:p>
          </table:table-cell>
          <table:table-cell office:value-type="string" calcext:value-type="string">
            <text:p>(1.831059e-02</text:p>
          </table:table-cell>
          <table:table-cell office:value-type="float" office:value="6.422477" calcext:value-type="float">
            <text:p>6.422477</text:p>
          </table:table-cell>
          <table:table-cell office:value-type="string" calcext:value-type="string">
            <text:p>3.183328e-01))</text:p>
          </table:table-cell>
        </table:table-row>
        <table:table-row table:style-name="ro1">
          <table:table-cell office:value-type="float" office:value="0.673333" calcext:value-type="float">
            <text:p>0.673333</text:p>
          </table:table-cell>
          <table:table-cell office:value-type="string" calcext:value-type="string">
            <text:p>((-1.286062e+01</text:p>
          </table:table-cell>
          <table:table-cell office:value-type="float" office:value="5.910634E-019" calcext:value-type="float">
            <text:p>5.910634E-19</text:p>
          </table:table-cell>
          <table:table-cell office:value-type="string" calcext:value-type="string">
            <text:p>6.246468e+02)</text:p>
          </table:table-cell>
          <table:table-cell office:value-type="string" calcext:value-type="string">
            <text:p>(6.358860e+00</text:p>
          </table:table-cell>
          <table:table-cell office:value-type="float" office:value="1.493043E-021" calcext:value-type="float">
            <text:p>1.493043E-21</text:p>
          </table:table-cell>
          <table:table-cell office:value-type="string" calcext:value-type="string">
            <text:p>-3.620795e-01))</text:p>
          </table:table-cell>
          <table:table-cell office:value-type="string" calcext:value-type="string">
            <text:p>((-3.123234e+01</text:p>
          </table:table-cell>
          <table:table-cell office:value-type="float" office:value="-185.3084" calcext:value-type="float">
            <text:p>-185.3084</text:p>
          </table:table-cell>
          <table:table-cell office:value-type="string" calcext:value-type="string">
            <text:p>-6.430310e-01)</text:p>
          </table:table-cell>
          <table:table-cell office:value-type="string" calcext:value-type="string">
            <text:p>(1.810397e-02</text:p>
          </table:table-cell>
          <table:table-cell office:value-type="float" office:value="6.41315" calcext:value-type="float">
            <text:p>6.41315</text:p>
          </table:table-cell>
          <table:table-cell office:value-type="string" calcext:value-type="string">
            <text:p>3.179430e-01))</text:p>
          </table:table-cell>
        </table:table-row>
        <table:table-row table:style-name="ro1">
          <table:table-cell office:value-type="float" office:value="0.673889" calcext:value-type="float">
            <text:p>0.673889</text:p>
          </table:table-cell>
          <table:table-cell office:value-type="string" calcext:value-type="string">
            <text:p>((-1.285944e+01</text:p>
          </table:table-cell>
          <table:table-cell office:value-type="float" office:value="5.801045E-019" calcext:value-type="float">
            <text:p>5.801045E-19</text:p>
          </table:table-cell>
          <table:table-cell office:value-type="string" calcext:value-type="string">
            <text:p>6.247258e+02)</text:p>
          </table:table-cell>
          <table:table-cell office:value-type="string" calcext:value-type="string">
            <text:p>(6.350715e+00</text:p>
          </table:table-cell>
          <table:table-cell office:value-type="float" office:value="1.42933E-021" calcext:value-type="float">
            <text:p>1.42933E-21</text:p>
          </table:table-cell>
          <table:table-cell office:value-type="string" calcext:value-type="string">
            <text:p>-3.580304e-01))</text:p>
          </table:table-cell>
          <table:table-cell office:value-type="string" calcext:value-type="string">
            <text:p>((-3.123629e+01</text:p>
          </table:table-cell>
          <table:table-cell office:value-type="float" office:value="-185.3332" calcext:value-type="float">
            <text:p>-185.3332</text:p>
          </table:table-cell>
          <table:table-cell office:value-type="string" calcext:value-type="string">
            <text:p>-6.429721e-01)</text:p>
          </table:table-cell>
          <table:table-cell office:value-type="string" calcext:value-type="string">
            <text:p>(1.790152e-02</text:p>
          </table:table-cell>
          <table:table-cell office:value-type="float" office:value="6.403474" calcext:value-type="float">
            <text:p>6.403474</text:p>
          </table:table-cell>
          <table:table-cell office:value-type="string" calcext:value-type="string">
            <text:p>3.175358e-01))</text:p>
          </table:table-cell>
        </table:table-row>
        <table:table-row table:style-name="ro1">
          <table:table-cell office:value-type="float" office:value="0.674444" calcext:value-type="float">
            <text:p>0.674444</text:p>
          </table:table-cell>
          <table:table-cell office:value-type="string" calcext:value-type="string">
            <text:p>((-1.284975e+01</text:p>
          </table:table-cell>
          <table:table-cell office:value-type="float" office:value="5.636787E-019" calcext:value-type="float">
            <text:p>5.636787E-19</text:p>
          </table:table-cell>
          <table:table-cell office:value-type="string" calcext:value-type="string">
            <text:p>6.248587e+02)</text:p>
          </table:table-cell>
          <table:table-cell office:value-type="string" calcext:value-type="string">
            <text:p>(6.342122e+00</text:p>
          </table:table-cell>
          <table:table-cell office:value-type="float" office:value="1.347448E-021" calcext:value-type="float">
            <text:p>1.347448E-21</text:p>
          </table:table-cell>
          <table:table-cell office:value-type="string" calcext:value-type="string">
            <text:p>-3.540887e-01))</text:p>
          </table:table-cell>
          <table:table-cell office:value-type="string" calcext:value-type="string">
            <text:p>((-3.124293e+01</text:p>
          </table:table-cell>
          <table:table-cell office:value-type="float" office:value="-185.3908" calcext:value-type="float">
            <text:p>-185.3908</text:p>
          </table:table-cell>
          <table:table-cell office:value-type="string" calcext:value-type="string">
            <text:p>-6.424876e-01)</text:p>
          </table:table-cell>
          <table:table-cell office:value-type="string" calcext:value-type="string">
            <text:p>(1.770443e-02</text:p>
          </table:table-cell>
          <table:table-cell office:value-type="float" office:value="6.393352" calcext:value-type="float">
            <text:p>6.393352</text:p>
          </table:table-cell>
          <table:table-cell office:value-type="string" calcext:value-type="string">
            <text:p>3.171061e-01))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string" calcext:value-type="string">
            <text:p>((-1.285607e+01</text:p>
          </table:table-cell>
          <table:table-cell office:value-type="float" office:value="5.385364E-019" calcext:value-type="float">
            <text:p>5.385364E-19</text:p>
          </table:table-cell>
          <table:table-cell office:value-type="string" calcext:value-type="string">
            <text:p>6.247964e+02)</text:p>
          </table:table-cell>
          <table:table-cell office:value-type="string" calcext:value-type="string">
            <text:p>(6.333158e+00</text:p>
          </table:table-cell>
          <table:table-cell office:value-type="float" office:value="1.255799E-021" calcext:value-type="float">
            <text:p>1.255799E-21</text:p>
          </table:table-cell>
          <table:table-cell office:value-type="string" calcext:value-type="string">
            <text:p>-3.502256e-01))</text:p>
          </table:table-cell>
          <table:table-cell office:value-type="string" calcext:value-type="string">
            <text:p>((-3.123982e+01</text:p>
          </table:table-cell>
          <table:table-cell office:value-type="float" office:value="-185.3393" calcext:value-type="float">
            <text:p>-185.3393</text:p>
          </table:table-cell>
          <table:table-cell office:value-type="string" calcext:value-type="string">
            <text:p>-6.428036e-01)</text:p>
          </table:table-cell>
          <table:table-cell office:value-type="string" calcext:value-type="string">
            <text:p>(1.751128e-02</text:p>
          </table:table-cell>
          <table:table-cell office:value-type="float" office:value="6.382857" calcext:value-type="float">
            <text:p>6.382857</text:p>
          </table:table-cell>
          <table:table-cell office:value-type="string" calcext:value-type="string">
            <text:p>3.166579e-01))</text:p>
          </table:table-cell>
        </table:table-row>
        <table:table-row table:style-name="ro1">
          <table:table-cell office:value-type="float" office:value="0.675556" calcext:value-type="float">
            <text:p>0.675556</text:p>
          </table:table-cell>
          <table:table-cell office:value-type="string" calcext:value-type="string">
            <text:p>((-1.287204e+01</text:p>
          </table:table-cell>
          <table:table-cell office:value-type="float" office:value="5.304636E-019" calcext:value-type="float">
            <text:p>5.304636E-19</text:p>
          </table:table-cell>
          <table:table-cell office:value-type="string" calcext:value-type="string">
            <text:p>6.246702e+02)</text:p>
          </table:table-cell>
          <table:table-cell office:value-type="string" calcext:value-type="string">
            <text:p>(6.323787e+00</text:p>
          </table:table-cell>
          <table:table-cell office:value-type="float" office:value="1.156204E-021" calcext:value-type="float">
            <text:p>1.156204E-21</text:p>
          </table:table-cell>
          <table:table-cell office:value-type="string" calcext:value-type="string">
            <text:p>-3.463657e-01))</text:p>
          </table:table-cell>
          <table:table-cell office:value-type="string" calcext:value-type="string">
            <text:p>((-3.123351e+01</text:p>
          </table:table-cell>
          <table:table-cell office:value-type="float" office:value="-185.2455" calcext:value-type="float">
            <text:p>-185.2455</text:p>
          </table:table-cell>
          <table:table-cell office:value-type="string" calcext:value-type="string">
            <text:p>-6.436021e-01)</text:p>
          </table:table-cell>
          <table:table-cell office:value-type="string" calcext:value-type="string">
            <text:p>(1.731829e-02</text:p>
          </table:table-cell>
          <table:table-cell office:value-type="float" office:value="6.371935" calcext:value-type="float">
            <text:p>6.371935</text:p>
          </table:table-cell>
          <table:table-cell office:value-type="string" calcext:value-type="string">
            <text:p>3.161894e-01))</text:p>
          </table:table-cell>
        </table:table-row>
        <table:table-row table:style-name="ro1">
          <table:table-cell office:value-type="float" office:value="0.676111" calcext:value-type="float">
            <text:p>0.676111</text:p>
          </table:table-cell>
          <table:table-cell office:value-type="string" calcext:value-type="string">
            <text:p>((-1.289247e+01</text:p>
          </table:table-cell>
          <table:table-cell office:value-type="float" office:value="5.257995E-019" calcext:value-type="float">
            <text:p>5.257995E-19</text:p>
          </table:table-cell>
          <table:table-cell office:value-type="string" calcext:value-type="string">
            <text:p>6.245688e+02)</text:p>
          </table:table-cell>
          <table:table-cell office:value-type="string" calcext:value-type="string">
            <text:p>(6.313978e+00</text:p>
          </table:table-cell>
          <table:table-cell office:value-type="float" office:value="1.050378E-021" calcext:value-type="float">
            <text:p>1.050378E-21</text:p>
          </table:table-cell>
          <table:table-cell office:value-type="string" calcext:value-type="string">
            <text:p>-3.425326e-01))</text:p>
          </table:table-cell>
          <table:table-cell office:value-type="string" calcext:value-type="string">
            <text:p>((-3.122844e+01</text:p>
          </table:table-cell>
          <table:table-cell office:value-type="float" office:value="-185.1676" calcext:value-type="float">
            <text:p>-185.1676</text:p>
          </table:table-cell>
          <table:table-cell office:value-type="string" calcext:value-type="string">
            <text:p>-6.446236e-01)</text:p>
          </table:table-cell>
          <table:table-cell office:value-type="string" calcext:value-type="string">
            <text:p>(1.712663e-02</text:p>
          </table:table-cell>
          <table:table-cell office:value-type="float" office:value="6.360558" calcext:value-type="float">
            <text:p>6.360558</text:p>
          </table:table-cell>
          <table:table-cell office:value-type="string" calcext:value-type="string">
            <text:p>3.156989e-01))</text:p>
          </table:table-cell>
        </table:table-row>
        <table:table-row table:style-name="ro1">
          <table:table-cell office:value-type="float" office:value="0.676667" calcext:value-type="float">
            <text:p>0.676667</text:p>
          </table:table-cell>
          <table:table-cell office:value-type="string" calcext:value-type="string">
            <text:p>((-1.291401e+01</text:p>
          </table:table-cell>
          <table:table-cell office:value-type="float" office:value="5.190031E-019" calcext:value-type="float">
            <text:p>5.190031E-19</text:p>
          </table:table-cell>
          <table:table-cell office:value-type="string" calcext:value-type="string">
            <text:p>6.245088e+02)</text:p>
          </table:table-cell>
          <table:table-cell office:value-type="string" calcext:value-type="string">
            <text:p>(6.303694e+00</text:p>
          </table:table-cell>
          <table:table-cell office:value-type="float" office:value="9.389602E-022" calcext:value-type="float">
            <text:p>9.389602E-22</text:p>
          </table:table-cell>
          <table:table-cell office:value-type="string" calcext:value-type="string">
            <text:p>-3.387147e-01))</text:p>
          </table:table-cell>
          <table:table-cell office:value-type="string" calcext:value-type="string">
            <text:p>((-3.122544e+01</text:p>
          </table:table-cell>
          <table:table-cell office:value-type="float" office:value="-185.117" calcext:value-type="float">
            <text:p>-185.117</text:p>
          </table:table-cell>
          <table:table-cell office:value-type="string" calcext:value-type="string">
            <text:p>-6.457004e-01)</text:p>
          </table:table-cell>
          <table:table-cell office:value-type="string" calcext:value-type="string">
            <text:p>(1.693574e-02</text:p>
          </table:table-cell>
          <table:table-cell office:value-type="float" office:value="6.348682" calcext:value-type="float">
            <text:p>6.348682</text:p>
          </table:table-cell>
          <table:table-cell office:value-type="string" calcext:value-type="string">
            <text:p>3.151847e-01))</text:p>
          </table:table-cell>
        </table:table-row>
        <table:table-row table:style-name="ro1">
          <table:table-cell office:value-type="float" office:value="0.677222" calcext:value-type="float">
            <text:p>0.677222</text:p>
          </table:table-cell>
          <table:table-cell office:value-type="string" calcext:value-type="string">
            <text:p>((-1.293424e+01</text:p>
          </table:table-cell>
          <table:table-cell office:value-type="float" office:value="5.112815E-019" calcext:value-type="float">
            <text:p>5.112815E-19</text:p>
          </table:table-cell>
          <table:table-cell office:value-type="string" calcext:value-type="string">
            <text:p>6.244700e+02)</text:p>
          </table:table-cell>
          <table:table-cell office:value-type="string" calcext:value-type="string">
            <text:p>(6.292900e+00</text:p>
          </table:table-cell>
          <table:table-cell office:value-type="float" office:value="8.206354E-022" calcext:value-type="float">
            <text:p>8.206354E-22</text:p>
          </table:table-cell>
          <table:table-cell office:value-type="string" calcext:value-type="string">
            <text:p>-3.349121e-01))</text:p>
          </table:table-cell>
          <table:table-cell office:value-type="string" calcext:value-type="string">
            <text:p>((-3.122350e+01</text:p>
          </table:table-cell>
          <table:table-cell office:value-type="float" office:value="-185.0796" calcext:value-type="float">
            <text:p>-185.0796</text:p>
          </table:table-cell>
          <table:table-cell office:value-type="string" calcext:value-type="string">
            <text:p>-6.467118e-01)</text:p>
          </table:table-cell>
          <table:table-cell office:value-type="string" calcext:value-type="string">
            <text:p>(1.674560e-02</text:p>
          </table:table-cell>
          <table:table-cell office:value-type="float" office:value="6.336272" calcext:value-type="float">
            <text:p>6.336272</text:p>
          </table:table-cell>
          <table:table-cell office:value-type="string" calcext:value-type="string">
            <text:p>3.146450e-01))</text:p>
          </table:table-cell>
        </table:table-row>
        <table:table-row table:style-name="ro1">
          <table:table-cell office:value-type="float" office:value="0.677778" calcext:value-type="float">
            <text:p>0.677778</text:p>
          </table:table-cell>
          <table:table-cell office:value-type="string" calcext:value-type="string">
            <text:p>((-1.294955e+01</text:p>
          </table:table-cell>
          <table:table-cell office:value-type="float" office:value="5.014407E-019" calcext:value-type="float">
            <text:p>5.014407E-19</text:p>
          </table:table-cell>
          <table:table-cell office:value-type="string" calcext:value-type="string">
            <text:p>6.244502e+02)</text:p>
          </table:table-cell>
          <table:table-cell office:value-type="string" calcext:value-type="string">
            <text:p>(6.281519e+00</text:p>
          </table:table-cell>
          <table:table-cell office:value-type="float" office:value="6.942522E-022" calcext:value-type="float">
            <text:p>6.942522E-22</text:p>
          </table:table-cell>
          <table:table-cell office:value-type="string" calcext:value-type="string">
            <text:p>-3.311154e-01))</text:p>
          </table:table-cell>
          <table:table-cell office:value-type="string" calcext:value-type="string">
            <text:p>((-3.122251e+01</text:p>
          </table:table-cell>
          <table:table-cell office:value-type="float" office:value="-185.0528" calcext:value-type="float">
            <text:p>-185.0528</text:p>
          </table:table-cell>
          <table:table-cell office:value-type="string" calcext:value-type="string">
            <text:p>-6.474777e-01)</text:p>
          </table:table-cell>
          <table:table-cell office:value-type="string" calcext:value-type="string">
            <text:p>(1.655577e-02</text:p>
          </table:table-cell>
          <table:table-cell office:value-type="float" office:value="6.323242" calcext:value-type="float">
            <text:p>6.323242</text:p>
          </table:table-cell>
          <table:table-cell office:value-type="string" calcext:value-type="string">
            <text:p>3.140760e-01))</text:p>
          </table:table-cell>
        </table:table-row>
        <table:table-row table:style-name="ro1">
          <table:table-cell office:value-type="float" office:value="0.678333" calcext:value-type="float">
            <text:p>0.678333</text:p>
          </table:table-cell>
          <table:table-cell office:value-type="string" calcext:value-type="string">
            <text:p>((-1.295747e+01</text:p>
          </table:table-cell>
          <table:table-cell office:value-type="float" office:value="4.899962E-019" calcext:value-type="float">
            <text:p>4.899962E-19</text:p>
          </table:table-cell>
          <table:table-cell office:value-type="string" calcext:value-type="string">
            <text:p>6.244654e+02)</text:p>
          </table:table-cell>
          <table:table-cell office:value-type="string" calcext:value-type="string">
            <text:p>(6.269448e+00</text:p>
          </table:table-cell>
          <table:table-cell office:value-type="float" office:value="5.58916E-022" calcext:value-type="float">
            <text:p>5.58916E-22</text:p>
          </table:table-cell>
          <table:table-cell office:value-type="string" calcext:value-type="string">
            <text:p>-3.273360e-01))</text:p>
          </table:table-cell>
          <table:table-cell office:value-type="string" calcext:value-type="string">
            <text:p>((-3.122327e+01</text:p>
          </table:table-cell>
          <table:table-cell office:value-type="float" office:value="-185.0454" calcext:value-type="float">
            <text:p>-185.0454</text:p>
          </table:table-cell>
          <table:table-cell office:value-type="string" calcext:value-type="string">
            <text:p>-6.478736e-01)</text:p>
          </table:table-cell>
          <table:table-cell office:value-type="string" calcext:value-type="string">
            <text:p>(1.636680e-02</text:p>
          </table:table-cell>
          <table:table-cell office:value-type="float" office:value="6.309483" calcext:value-type="float">
            <text:p>6.309483</text:p>
          </table:table-cell>
          <table:table-cell office:value-type="string" calcext:value-type="string">
            <text:p>3.134724e-01))</text:p>
          </table:table-cell>
        </table:table-row>
        <table:table-row table:style-name="ro1">
          <table:table-cell office:value-type="float" office:value="0.678889" calcext:value-type="float">
            <text:p>0.678889</text:p>
          </table:table-cell>
          <table:table-cell office:value-type="string" calcext:value-type="string">
            <text:p>((-1.296136e+01</text:p>
          </table:table-cell>
          <table:table-cell office:value-type="float" office:value="4.767191E-019" calcext:value-type="float">
            <text:p>4.767191E-19</text:p>
          </table:table-cell>
          <table:table-cell office:value-type="string" calcext:value-type="string">
            <text:p>6.244816e+02)</text:p>
          </table:table-cell>
          <table:table-cell office:value-type="string" calcext:value-type="string">
            <text:p>(6.256535e+00</text:p>
          </table:table-cell>
          <table:table-cell office:value-type="float" office:value="4.134899E-022" calcext:value-type="float">
            <text:p>4.134899E-22</text:p>
          </table:table-cell>
          <table:table-cell office:value-type="string" calcext:value-type="string">
            <text:p>-3.236355e-01))</text:p>
          </table:table-cell>
          <table:table-cell office:value-type="string" calcext:value-type="string">
            <text:p>((-3.122408e+01</text:p>
          </table:table-cell>
          <table:table-cell office:value-type="float" office:value="-185.0393" calcext:value-type="float">
            <text:p>-185.0393</text:p>
          </table:table-cell>
          <table:table-cell office:value-type="string" calcext:value-type="string">
            <text:p>-6.480681e-01)</text:p>
          </table:table-cell>
          <table:table-cell office:value-type="string" calcext:value-type="string">
            <text:p>(1.618177e-02</text:p>
          </table:table-cell>
          <table:table-cell office:value-type="float" office:value="6.29485" calcext:value-type="float">
            <text:p>6.29485</text:p>
          </table:table-cell>
          <table:table-cell office:value-type="string" calcext:value-type="string">
            <text:p>3.128267e-01))</text:p>
          </table:table-cell>
        </table:table-row>
        <table:table-row table:style-name="ro1">
          <table:table-cell office:value-type="float" office:value="0.679444" calcext:value-type="float">
            <text:p>0.679444</text:p>
          </table:table-cell>
          <table:table-cell office:value-type="string" calcext:value-type="string">
            <text:p>((-1.296404e+01</text:p>
          </table:table-cell>
          <table:table-cell office:value-type="float" office:value="4.638095E-019" calcext:value-type="float">
            <text:p>4.638095E-19</text:p>
          </table:table-cell>
          <table:table-cell office:value-type="string" calcext:value-type="string">
            <text:p>6.244845e+02)</text:p>
          </table:table-cell>
          <table:table-cell office:value-type="string" calcext:value-type="string">
            <text:p>(6.242566e+00</text:p>
          </table:table-cell>
          <table:table-cell office:value-type="float" office:value="2.879088E-022" calcext:value-type="float">
            <text:p>2.879088E-22</text:p>
          </table:table-cell>
          <table:table-cell office:value-type="string" calcext:value-type="string">
            <text:p>-3.201466e-01))</text:p>
          </table:table-cell>
          <table:table-cell office:value-type="string" calcext:value-type="string">
            <text:p>((-3.122422e+01</text:p>
          </table:table-cell>
          <table:table-cell office:value-type="float" office:value="-185.026" calcext:value-type="float">
            <text:p>-185.026</text:p>
          </table:table-cell>
          <table:table-cell office:value-type="string" calcext:value-type="string">
            <text:p>-6.482020e-01)</text:p>
          </table:table-cell>
          <table:table-cell office:value-type="string" calcext:value-type="string">
            <text:p>(1.600733e-02</text:p>
          </table:table-cell>
          <table:table-cell office:value-type="float" office:value="6.279144" calcext:value-type="float">
            <text:p>6.279144</text:p>
          </table:table-cell>
          <table:table-cell office:value-type="string" calcext:value-type="string">
            <text:p>3.121283e-01))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string" calcext:value-type="string">
            <text:p>((-1.296721e+01</text:p>
          </table:table-cell>
          <table:table-cell office:value-type="float" office:value="4.526679E-019" calcext:value-type="float">
            <text:p>4.526679E-19</text:p>
          </table:table-cell>
          <table:table-cell office:value-type="string" calcext:value-type="string">
            <text:p>6.244743e+02)</text:p>
          </table:table-cell>
          <table:table-cell office:value-type="string" calcext:value-type="string">
            <text:p>(6.227591e+00</text:p>
          </table:table-cell>
          <table:table-cell office:value-type="float" office:value="-1.592598E-022" calcext:value-type="float">
            <text:p>-1.592598E-22</text:p>
          </table:table-cell>
          <table:table-cell office:value-type="string" calcext:value-type="string">
            <text:p>-3.173559e-01))</text:p>
          </table:table-cell>
          <table:table-cell office:value-type="string" calcext:value-type="string">
            <text:p>((-3.122372e+01</text:p>
          </table:table-cell>
          <table:table-cell office:value-type="float" office:value="-185.0063" calcext:value-type="float">
            <text:p>-185.0063</text:p>
          </table:table-cell>
          <table:table-cell office:value-type="string" calcext:value-type="string">
            <text:p>-6.483606e-01)</text:p>
          </table:table-cell>
          <table:table-cell office:value-type="string" calcext:value-type="string">
            <text:p>(1.586780e-02</text:p>
          </table:table-cell>
          <table:table-cell office:value-type="float" office:value="6.262532" calcext:value-type="float">
            <text:p>6.262532</text:p>
          </table:table-cell>
          <table:table-cell office:value-type="string" calcext:value-type="string">
            <text:p>3.113796e-01))</text:p>
          </table:table-cell>
        </table:table-row>
        <table:table-row table:style-name="ro1">
          <table:table-cell office:value-type="float" office:value="0.680556" calcext:value-type="float">
            <text:p>0.680556</text:p>
          </table:table-cell>
          <table:table-cell office:value-type="string" calcext:value-type="string">
            <text:p>((-1.297323e+01</text:p>
          </table:table-cell>
          <table:table-cell office:value-type="float" office:value="4.432639E-019" calcext:value-type="float">
            <text:p>4.432639E-19</text:p>
          </table:table-cell>
          <table:table-cell office:value-type="string" calcext:value-type="string">
            <text:p>6.244400e+02)</text:p>
          </table:table-cell>
          <table:table-cell office:value-type="string" calcext:value-type="string">
            <text:p>(6.210756e+00</text:p>
          </table:table-cell>
          <table:table-cell office:value-type="float" office:value="-9.98034E-022" calcext:value-type="float">
            <text:p>-9.98034E-22</text:p>
          </table:table-cell>
          <table:table-cell office:value-type="string" calcext:value-type="string">
            <text:p>-3.155690e-01))</text:p>
          </table:table-cell>
          <table:table-cell office:value-type="string" calcext:value-type="string">
            <text:p>((-3.122200e+01</text:p>
          </table:table-cell>
          <table:table-cell office:value-type="float" office:value="-184.9755" calcext:value-type="float">
            <text:p>-184.9755</text:p>
          </table:table-cell>
          <table:table-cell office:value-type="string" calcext:value-type="string">
            <text:p>-6.486613e-01)</text:p>
          </table:table-cell>
          <table:table-cell office:value-type="string" calcext:value-type="string">
            <text:p>(1.577845e-02</text:p>
          </table:table-cell>
          <table:table-cell office:value-type="float" office:value="6.244178" calcext:value-type="float">
            <text:p>6.244178</text:p>
          </table:table-cell>
          <table:table-cell office:value-type="string" calcext:value-type="string">
            <text:p>3.105378e-01))</text:p>
          </table:table-cell>
        </table:table-row>
        <table:table-row table:style-name="ro1">
          <table:table-cell office:value-type="float" office:value="0.681111" calcext:value-type="float">
            <text:p>0.681111</text:p>
          </table:table-cell>
          <table:table-cell office:value-type="string" calcext:value-type="string">
            <text:p>((-1.298306e+01</text:p>
          </table:table-cell>
          <table:table-cell office:value-type="float" office:value="4.356429E-019" calcext:value-type="float">
            <text:p>4.356429E-19</text:p>
          </table:table-cell>
          <table:table-cell office:value-type="string" calcext:value-type="string">
            <text:p>6.243804e+02)</text:p>
          </table:table-cell>
          <table:table-cell office:value-type="string" calcext:value-type="string">
            <text:p>(6.190085e+00</text:p>
          </table:table-cell>
          <table:table-cell office:value-type="float" office:value="-1.33733E-021" calcext:value-type="float">
            <text:p>-1.33733E-21</text:p>
          </table:table-cell>
          <table:table-cell office:value-type="string" calcext:value-type="string">
            <text:p>-3.105368e-01))</text:p>
          </table:table-cell>
          <table:table-cell office:value-type="string" calcext:value-type="string">
            <text:p>((-3.121902e+01</text:p>
          </table:table-cell>
          <table:table-cell office:value-type="float" office:value="-184.9333" calcext:value-type="float">
            <text:p>-184.9333</text:p>
          </table:table-cell>
          <table:table-cell office:value-type="string" calcext:value-type="string">
            <text:p>-6.491530e-01)</text:p>
          </table:table-cell>
          <table:table-cell office:value-type="string" calcext:value-type="string">
            <text:p>(1.552684e-02</text:p>
          </table:table-cell>
          <table:table-cell office:value-type="float" office:value="6.221016" calcext:value-type="float">
            <text:p>6.221016</text:p>
          </table:table-cell>
          <table:table-cell office:value-type="string" calcext:value-type="string">
            <text:p>3.095043e-01))</text:p>
          </table:table-cell>
        </table:table-row>
        <table:table-row table:style-name="ro1">
          <table:table-cell office:value-type="float" office:value="0.681667" calcext:value-type="float">
            <text:p>0.681667</text:p>
          </table:table-cell>
          <table:table-cell office:value-type="string" calcext:value-type="string">
            <text:p>((-1.299451e+01</text:p>
          </table:table-cell>
          <table:table-cell office:value-type="float" office:value="4.29753E-019" calcext:value-type="float">
            <text:p>4.29753E-19</text:p>
          </table:table-cell>
          <table:table-cell office:value-type="string" calcext:value-type="string">
            <text:p>6.243180e+02)</text:p>
          </table:table-cell>
          <table:table-cell office:value-type="string" calcext:value-type="string">
            <text:p>(6.168747e+00</text:p>
          </table:table-cell>
          <table:table-cell office:value-type="float" office:value="-1.271473E-021" calcext:value-type="float">
            <text:p>-1.271473E-21</text:p>
          </table:table-cell>
          <table:table-cell office:value-type="string" calcext:value-type="string">
            <text:p>-3.030425e-01))</text:p>
          </table:table-cell>
          <table:table-cell office:value-type="string" calcext:value-type="string">
            <text:p>((-3.121590e+01</text:p>
          </table:table-cell>
          <table:table-cell office:value-type="float" office:value="-184.8922" calcext:value-type="float">
            <text:p>-184.8922</text:p>
          </table:table-cell>
          <table:table-cell office:value-type="string" calcext:value-type="string">
            <text:p>-6.497255e-01)</text:p>
          </table:table-cell>
          <table:table-cell office:value-type="string" calcext:value-type="string">
            <text:p>(1.515212e-02</text:p>
          </table:table-cell>
          <table:table-cell office:value-type="float" office:value="6.196573" calcext:value-type="float">
            <text:p>6.196573</text:p>
          </table:table-cell>
          <table:table-cell office:value-type="string" calcext:value-type="string">
            <text:p>3.084373e-01))</text:p>
          </table:table-cell>
        </table:table-row>
        <table:table-row table:style-name="ro1">
          <table:table-cell office:value-type="float" office:value="0.682222" calcext:value-type="float">
            <text:p>0.682222</text:p>
          </table:table-cell>
          <table:table-cell office:value-type="string" calcext:value-type="string">
            <text:p>((-1.300250e+01</text:p>
          </table:table-cell>
          <table:table-cell office:value-type="float" office:value="4.239805E-019" calcext:value-type="float">
            <text:p>4.239805E-19</text:p>
          </table:table-cell>
          <table:table-cell office:value-type="string" calcext:value-type="string">
            <text:p>6.242920e+02)</text:p>
          </table:table-cell>
          <table:table-cell office:value-type="string" calcext:value-type="string">
            <text:p>(6.157361e+00</text:p>
          </table:table-cell>
          <table:table-cell office:value-type="float" office:value="-8.663057E-022" calcext:value-type="float">
            <text:p>-8.663057E-22</text:p>
          </table:table-cell>
          <table:table-cell office:value-type="string" calcext:value-type="string">
            <text:p>-2.889139e-01))</text:p>
          </table:table-cell>
          <table:table-cell office:value-type="string" calcext:value-type="string">
            <text:p>((-3.121460e+01</text:p>
          </table:table-cell>
          <table:table-cell office:value-type="float" office:value="-184.874" calcext:value-type="float">
            <text:p>-184.874</text:p>
          </table:table-cell>
          <table:table-cell office:value-type="string" calcext:value-type="string">
            <text:p>-6.501251e-01)</text:p>
          </table:table-cell>
          <table:table-cell office:value-type="string" calcext:value-type="string">
            <text:p>(1.444569e-02</text:p>
          </table:table-cell>
          <table:table-cell office:value-type="float" office:value="6.181121" calcext:value-type="float">
            <text:p>6.181121</text:p>
          </table:table-cell>
          <table:table-cell office:value-type="string" calcext:value-type="string">
            <text:p>3.078681e-01))</text:p>
          </table:table-cell>
        </table:table-row>
        <table:table-row table:style-name="ro1">
          <table:table-cell office:value-type="float" office:value="0.682778" calcext:value-type="float">
            <text:p>0.682778</text:p>
          </table:table-cell>
          <table:table-cell office:value-type="string" calcext:value-type="string">
            <text:p>((-1.300853e+01</text:p>
          </table:table-cell>
          <table:table-cell office:value-type="float" office:value="4.138769E-019" calcext:value-type="float">
            <text:p>4.138769E-19</text:p>
          </table:table-cell>
          <table:table-cell office:value-type="string" calcext:value-type="string">
            <text:p>6.242469e+02)</text:p>
          </table:table-cell>
          <table:table-cell office:value-type="string" calcext:value-type="string">
            <text:p>(6.152181e+00</text:p>
          </table:table-cell>
          <table:table-cell office:value-type="float" office:value="-1.019623E-021" calcext:value-type="float">
            <text:p>-1.019623E-21</text:p>
          </table:table-cell>
          <table:table-cell office:value-type="string" calcext:value-type="string">
            <text:p>-2.827501e-01))</text:p>
          </table:table-cell>
          <table:table-cell office:value-type="string" calcext:value-type="string">
            <text:p>((-3.121235e+01</text:p>
          </table:table-cell>
          <table:table-cell office:value-type="float" office:value="-184.8518" calcext:value-type="float">
            <text:p>-184.8518</text:p>
          </table:table-cell>
          <table:table-cell office:value-type="string" calcext:value-type="string">
            <text:p>-6.504266e-01)</text:p>
          </table:table-cell>
          <table:table-cell office:value-type="string" calcext:value-type="string">
            <text:p>(1.413751e-02</text:p>
          </table:table-cell>
          <table:table-cell office:value-type="float" office:value="6.174069" calcext:value-type="float">
            <text:p>6.174069</text:p>
          </table:table-cell>
          <table:table-cell office:value-type="string" calcext:value-type="string">
            <text:p>3.076091e-01))</text:p>
          </table:table-cell>
        </table:table-row>
        <table:table-row table:style-name="ro1">
          <table:table-cell office:value-type="float" office:value="0.683333" calcext:value-type="float">
            <text:p>0.683333</text:p>
          </table:table-cell>
          <table:table-cell office:value-type="string" calcext:value-type="string">
            <text:p>((-1.301432e+01</text:p>
          </table:table-cell>
          <table:table-cell office:value-type="float" office:value="4.053417E-019" calcext:value-type="float">
            <text:p>4.053417E-19</text:p>
          </table:table-cell>
          <table:table-cell office:value-type="string" calcext:value-type="string">
            <text:p>6.241812e+02)</text:p>
          </table:table-cell>
          <table:table-cell office:value-type="string" calcext:value-type="string">
            <text:p>(6.147912e+00</text:p>
          </table:table-cell>
          <table:table-cell office:value-type="float" office:value="-1.224354E-021" calcext:value-type="float">
            <text:p>-1.224354E-21</text:p>
          </table:table-cell>
          <table:table-cell office:value-type="string" calcext:value-type="string">
            <text:p>-2.775975e-01))</text:p>
          </table:table-cell>
          <table:table-cell office:value-type="string" calcext:value-type="string">
            <text:p>((-3.120906e+01</text:p>
          </table:table-cell>
          <table:table-cell office:value-type="float" office:value="-184.8178" calcext:value-type="float">
            <text:p>-184.8178</text:p>
          </table:table-cell>
          <table:table-cell office:value-type="string" calcext:value-type="string">
            <text:p>-6.507162e-01)</text:p>
          </table:table-cell>
          <table:table-cell office:value-type="string" calcext:value-type="string">
            <text:p>(1.387987e-02</text:p>
          </table:table-cell>
          <table:table-cell office:value-type="float" office:value="6.16821" calcext:value-type="float">
            <text:p>6.16821</text:p>
          </table:table-cell>
          <table:table-cell office:value-type="string" calcext:value-type="string">
            <text:p>3.073956e-01))</text:p>
          </table:table-cell>
        </table:table-row>
        <table:table-row table:style-name="ro1">
          <table:table-cell office:value-type="float" office:value="0.683889" calcext:value-type="float">
            <text:p>0.683889</text:p>
          </table:table-cell>
          <table:table-cell office:value-type="string" calcext:value-type="string">
            <text:p>((-1.302059e+01</text:p>
          </table:table-cell>
          <table:table-cell office:value-type="float" office:value="3.981E-019" calcext:value-type="float">
            <text:p>3.981E-19</text:p>
          </table:table-cell>
          <table:table-cell office:value-type="string" calcext:value-type="string">
            <text:p>6.240992e+02)</text:p>
          </table:table-cell>
          <table:table-cell office:value-type="string" calcext:value-type="string">
            <text:p>(6.145007e+00</text:p>
          </table:table-cell>
          <table:table-cell office:value-type="float" office:value="-1.288328E-021" calcext:value-type="float">
            <text:p>-1.288328E-21</text:p>
          </table:table-cell>
          <table:table-cell office:value-type="string" calcext:value-type="string">
            <text:p>-2.733772e-01))</text:p>
          </table:table-cell>
          <table:table-cell office:value-type="string" calcext:value-type="string">
            <text:p>((-3.120496e+01</text:p>
          </table:table-cell>
          <table:table-cell office:value-type="float" office:value="-184.7738" calcext:value-type="float">
            <text:p>-184.7738</text:p>
          </table:table-cell>
          <table:table-cell office:value-type="string" calcext:value-type="string">
            <text:p>-6.510297e-01)</text:p>
          </table:table-cell>
          <table:table-cell office:value-type="string" calcext:value-type="string">
            <text:p>(1.366886e-02</text:p>
          </table:table-cell>
          <table:table-cell office:value-type="float" office:value="6.164004" calcext:value-type="float">
            <text:p>6.164004</text:p>
          </table:table-cell>
          <table:table-cell office:value-type="string" calcext:value-type="string">
            <text:p>3.072504e-01))</text:p>
          </table:table-cell>
        </table:table-row>
        <table:table-row table:style-name="ro1">
          <table:table-cell office:value-type="float" office:value="0.684444" calcext:value-type="float">
            <text:p>0.684444</text:p>
          </table:table-cell>
          <table:table-cell office:value-type="string" calcext:value-type="string">
            <text:p>((-1.302702e+01</text:p>
          </table:table-cell>
          <table:table-cell office:value-type="float" office:value="3.917821E-019" calcext:value-type="float">
            <text:p>3.917821E-19</text:p>
          </table:table-cell>
          <table:table-cell office:value-type="string" calcext:value-type="string">
            <text:p>6.240082e+02)</text:p>
          </table:table-cell>
          <table:table-cell office:value-type="string" calcext:value-type="string">
            <text:p>(6.143741e+00</text:p>
          </table:table-cell>
          <table:table-cell office:value-type="float" office:value="-1.364432E-021" calcext:value-type="float">
            <text:p>-1.364432E-21</text:p>
          </table:table-cell>
          <table:table-cell office:value-type="string" calcext:value-type="string">
            <text:p>-2.700261e-01))</text:p>
          </table:table-cell>
          <table:table-cell office:value-type="string" calcext:value-type="string">
            <text:p>((-3.120041e+01</text:p>
          </table:table-cell>
          <table:table-cell office:value-type="float" office:value="-184.7262" calcext:value-type="float">
            <text:p>-184.7262</text:p>
          </table:table-cell>
          <table:table-cell office:value-type="string" calcext:value-type="string">
            <text:p>-6.513511e-01)</text:p>
          </table:table-cell>
          <table:table-cell office:value-type="string" calcext:value-type="string">
            <text:p>(1.350131e-02</text:p>
          </table:table-cell>
          <table:table-cell office:value-type="float" office:value="6.161731" calcext:value-type="float">
            <text:p>6.161731</text:p>
          </table:table-cell>
          <table:table-cell office:value-type="string" calcext:value-type="string">
            <text:p>3.071871e-01))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string" calcext:value-type="string">
            <text:p>((-1.303282e+01</text:p>
          </table:table-cell>
          <table:table-cell office:value-type="float" office:value="3.860516E-019" calcext:value-type="float">
            <text:p>3.860516E-19</text:p>
          </table:table-cell>
          <table:table-cell office:value-type="string" calcext:value-type="string">
            <text:p>6.239048e+02)</text:p>
          </table:table-cell>
          <table:table-cell office:value-type="string" calcext:value-type="string">
            <text:p>(6.143971e+00</text:p>
          </table:table-cell>
          <table:table-cell office:value-type="float" office:value="-1.454005E-021" calcext:value-type="float">
            <text:p>-1.454005E-21</text:p>
          </table:table-cell>
          <table:table-cell office:value-type="string" calcext:value-type="string">
            <text:p>-2.671778e-01))</text:p>
          </table:table-cell>
          <table:table-cell office:value-type="string" calcext:value-type="string">
            <text:p>((-3.119524e+01</text:p>
          </table:table-cell>
          <table:table-cell office:value-type="float" office:value="-184.678" calcext:value-type="float">
            <text:p>-184.678</text:p>
          </table:table-cell>
          <table:table-cell office:value-type="string" calcext:value-type="string">
            <text:p>-6.516410e-01)</text:p>
          </table:table-cell>
          <table:table-cell office:value-type="string" calcext:value-type="string">
            <text:p>(1.335889e-02</text:p>
          </table:table-cell>
          <table:table-cell office:value-type="float" office:value="6.161161" calcext:value-type="float">
            <text:p>6.161161</text:p>
          </table:table-cell>
          <table:table-cell office:value-type="string" calcext:value-type="string">
            <text:p>3.071985e-01))</text:p>
          </table:table-cell>
        </table:table-row>
        <table:table-row table:style-name="ro1">
          <table:table-cell office:value-type="float" office:value="0.685556" calcext:value-type="float">
            <text:p>0.685556</text:p>
          </table:table-cell>
          <table:table-cell office:value-type="string" calcext:value-type="string">
            <text:p>((-1.303592e+01</text:p>
          </table:table-cell>
          <table:table-cell office:value-type="float" office:value="3.79535E-019" calcext:value-type="float">
            <text:p>3.79535E-19</text:p>
          </table:table-cell>
          <table:table-cell office:value-type="string" calcext:value-type="string">
            <text:p>6.238372e+02)</text:p>
          </table:table-cell>
          <table:table-cell office:value-type="string" calcext:value-type="string">
            <text:p>(6.145307e+00</text:p>
          </table:table-cell>
          <table:table-cell office:value-type="float" office:value="-1.784026E-021" calcext:value-type="float">
            <text:p>-1.784026E-21</text:p>
          </table:table-cell>
          <table:table-cell office:value-type="string" calcext:value-type="string">
            <text:p>-2.645478e-01))</text:p>
          </table:table-cell>
          <table:table-cell office:value-type="string" calcext:value-type="string">
            <text:p>((-3.119186e+01</text:p>
          </table:table-cell>
          <table:table-cell office:value-type="float" office:value="-184.6494" calcext:value-type="float">
            <text:p>-184.6494</text:p>
          </table:table-cell>
          <table:table-cell office:value-type="string" calcext:value-type="string">
            <text:p>-6.517959e-01)</text:p>
          </table:table-cell>
          <table:table-cell office:value-type="string" calcext:value-type="string">
            <text:p>(1.322739e-02</text:p>
          </table:table-cell>
          <table:table-cell office:value-type="float" office:value="6.161823" calcext:value-type="float">
            <text:p>6.161823</text:p>
          </table:table-cell>
          <table:table-cell office:value-type="string" calcext:value-type="string">
            <text:p>3.072653e-01))</text:p>
          </table:table-cell>
        </table:table-row>
        <table:table-row table:style-name="ro1">
          <table:table-cell office:value-type="float" office:value="0.686111" calcext:value-type="float">
            <text:p>0.686111</text:p>
          </table:table-cell>
          <table:table-cell office:value-type="string" calcext:value-type="string">
            <text:p>((-1.303897e+01</text:p>
          </table:table-cell>
          <table:table-cell office:value-type="float" office:value="3.708666E-019" calcext:value-type="float">
            <text:p>3.708666E-19</text:p>
          </table:table-cell>
          <table:table-cell office:value-type="string" calcext:value-type="string">
            <text:p>6.238977e+02)</text:p>
          </table:table-cell>
          <table:table-cell office:value-type="string" calcext:value-type="string">
            <text:p>(6.147354e+00</text:p>
          </table:table-cell>
          <table:table-cell office:value-type="float" office:value="-2.161347E-021" calcext:value-type="float">
            <text:p>-2.161347E-21</text:p>
          </table:table-cell>
          <table:table-cell office:value-type="string" calcext:value-type="string">
            <text:p>-2.622654e-01))</text:p>
          </table:table-cell>
          <table:table-cell office:value-type="string" calcext:value-type="string">
            <text:p>((-3.119489e+01</text:p>
          </table:table-cell>
          <table:table-cell office:value-type="float" office:value="-184.6631" calcext:value-type="float">
            <text:p>-184.6631</text:p>
          </table:table-cell>
          <table:table-cell office:value-type="string" calcext:value-type="string">
            <text:p>-6.519485e-01)</text:p>
          </table:table-cell>
          <table:table-cell office:value-type="string" calcext:value-type="string">
            <text:p>(1.311327e-02</text:p>
          </table:table-cell>
          <table:table-cell office:value-type="float" office:value="6.163331" calcext:value-type="float">
            <text:p>6.163331</text:p>
          </table:table-cell>
          <table:table-cell office:value-type="string" calcext:value-type="string">
            <text:p>3.073677e-01))</text:p>
          </table:table-cell>
        </table:table-row>
        <table:table-row table:style-name="ro1">
          <table:table-cell office:value-type="float" office:value="0.686667" calcext:value-type="float">
            <text:p>0.686667</text:p>
          </table:table-cell>
          <table:table-cell office:value-type="string" calcext:value-type="string">
            <text:p>((-1.304300e+01</text:p>
          </table:table-cell>
          <table:table-cell office:value-type="float" office:value="3.613455E-019" calcext:value-type="float">
            <text:p>3.613455E-19</text:p>
          </table:table-cell>
          <table:table-cell office:value-type="string" calcext:value-type="string">
            <text:p>6.240519e+02)</text:p>
          </table:table-cell>
          <table:table-cell office:value-type="string" calcext:value-type="string">
            <text:p>(6.150450e+00</text:p>
          </table:table-cell>
          <table:table-cell office:value-type="float" office:value="-2.503532E-021" calcext:value-type="float">
            <text:p>-2.503532E-21</text:p>
          </table:table-cell>
          <table:table-cell office:value-type="string" calcext:value-type="string">
            <text:p>-2.605995e-01))</text:p>
          </table:table-cell>
          <table:table-cell office:value-type="string" calcext:value-type="string">
            <text:p>((-3.120259e+01</text:p>
          </table:table-cell>
          <table:table-cell office:value-type="float" office:value="-184.7032" calcext:value-type="float">
            <text:p>-184.7032</text:p>
          </table:table-cell>
          <table:table-cell office:value-type="string" calcext:value-type="string">
            <text:p>-6.521502e-01)</text:p>
          </table:table-cell>
          <table:table-cell office:value-type="string" calcext:value-type="string">
            <text:p>(1.302997e-02</text:p>
          </table:table-cell>
          <table:table-cell office:value-type="float" office:value="6.166108" calcext:value-type="float">
            <text:p>6.166108</text:p>
          </table:table-cell>
          <table:table-cell office:value-type="string" calcext:value-type="string">
            <text:p>3.075225e-01))</text:p>
          </table:table-cell>
        </table:table-row>
        <table:table-row table:style-name="ro1">
          <table:table-cell office:value-type="float" office:value="0.687222" calcext:value-type="float">
            <text:p>0.687222</text:p>
          </table:table-cell>
          <table:table-cell office:value-type="string" calcext:value-type="string">
            <text:p>((-1.304498e+01</text:p>
          </table:table-cell>
          <table:table-cell office:value-type="float" office:value="3.519286E-019" calcext:value-type="float">
            <text:p>3.519286E-19</text:p>
          </table:table-cell>
          <table:table-cell office:value-type="string" calcext:value-type="string">
            <text:p>6.241977e+02)</text:p>
          </table:table-cell>
          <table:table-cell office:value-type="string" calcext:value-type="string">
            <text:p>(6.154766e+00</text:p>
          </table:table-cell>
          <table:table-cell office:value-type="float" office:value="-2.895643E-021" calcext:value-type="float">
            <text:p>-2.895643E-21</text:p>
          </table:table-cell>
          <table:table-cell office:value-type="string" calcext:value-type="string">
            <text:p>-2.600277e-01))</text:p>
          </table:table-cell>
          <table:table-cell office:value-type="string" calcext:value-type="string">
            <text:p>((-3.120988e+01</text:p>
          </table:table-cell>
          <table:table-cell office:value-type="float" office:value="-184.7422" calcext:value-type="float">
            <text:p>-184.7422</text:p>
          </table:table-cell>
          <table:table-cell office:value-type="string" calcext:value-type="string">
            <text:p>-6.522489e-01)</text:p>
          </table:table-cell>
          <table:table-cell office:value-type="string" calcext:value-type="string">
            <text:p>(1.300139e-02</text:p>
          </table:table-cell>
          <table:table-cell office:value-type="float" office:value="6.170436" calcext:value-type="float">
            <text:p>6.170436</text:p>
          </table:table-cell>
          <table:table-cell office:value-type="string" calcext:value-type="string">
            <text:p>3.077383e-01))</text:p>
          </table:table-cell>
        </table:table-row>
        <table:table-row table:style-name="ro1">
          <table:table-cell office:value-type="float" office:value="0.687778" calcext:value-type="float">
            <text:p>0.687778</text:p>
          </table:table-cell>
          <table:table-cell office:value-type="string" calcext:value-type="string">
            <text:p>((-1.304527e+01</text:p>
          </table:table-cell>
          <table:table-cell office:value-type="float" office:value="3.427351E-019" calcext:value-type="float">
            <text:p>3.427351E-19</text:p>
          </table:table-cell>
          <table:table-cell office:value-type="string" calcext:value-type="string">
            <text:p>6.243234e+02)</text:p>
          </table:table-cell>
          <table:table-cell office:value-type="string" calcext:value-type="string">
            <text:p>(6.160377e+00</text:p>
          </table:table-cell>
          <table:table-cell office:value-type="float" office:value="-3.311865E-021" calcext:value-type="float">
            <text:p>-3.311865E-21</text:p>
          </table:table-cell>
          <table:table-cell office:value-type="string" calcext:value-type="string">
            <text:p>-2.607005e-01))</text:p>
          </table:table-cell>
          <table:table-cell office:value-type="string" calcext:value-type="string">
            <text:p>((-3.121617e+01</text:p>
          </table:table-cell>
          <table:table-cell office:value-type="float" office:value="-184.7765" calcext:value-type="float">
            <text:p>-184.7765</text:p>
          </table:table-cell>
          <table:table-cell office:value-type="string" calcext:value-type="string">
            <text:p>-6.522635e-01)</text:p>
          </table:table-cell>
          <table:table-cell office:value-type="string" calcext:value-type="string">
            <text:p>(1.303502e-02</text:p>
          </table:table-cell>
          <table:table-cell office:value-type="float" office:value="6.17642" calcext:value-type="float">
            <text:p>6.17642</text:p>
          </table:table-cell>
          <table:table-cell office:value-type="string" calcext:value-type="string">
            <text:p>3.080188e-01))</text:p>
          </table:table-cell>
        </table:table-row>
        <table:table-row table:style-name="ro1">
          <table:table-cell office:value-type="float" office:value="0.688333" calcext:value-type="float">
            <text:p>0.688333</text:p>
          </table:table-cell>
          <table:table-cell office:value-type="string" calcext:value-type="string">
            <text:p>((-1.304481e+01</text:p>
          </table:table-cell>
          <table:table-cell office:value-type="float" office:value="3.338496E-019" calcext:value-type="float">
            <text:p>3.338496E-19</text:p>
          </table:table-cell>
          <table:table-cell office:value-type="string" calcext:value-type="string">
            <text:p>6.244491e+02)</text:p>
          </table:table-cell>
          <table:table-cell office:value-type="string" calcext:value-type="string">
            <text:p>(6.167510e+00</text:p>
          </table:table-cell>
          <table:table-cell office:value-type="float" office:value="-3.747174E-021" calcext:value-type="float">
            <text:p>-3.747174E-21</text:p>
          </table:table-cell>
          <table:table-cell office:value-type="string" calcext:value-type="string">
            <text:p>-2.622403e-01))</text:p>
          </table:table-cell>
          <table:table-cell office:value-type="string" calcext:value-type="string">
            <text:p>((-3.122245e+01</text:p>
          </table:table-cell>
          <table:table-cell office:value-type="float" office:value="-184.8118" calcext:value-type="float">
            <text:p>-184.8118</text:p>
          </table:table-cell>
          <table:table-cell office:value-type="string" calcext:value-type="string">
            <text:p>-6.522404e-01)</text:p>
          </table:table-cell>
          <table:table-cell office:value-type="string" calcext:value-type="string">
            <text:p>(1.311202e-02</text:p>
          </table:table-cell>
          <table:table-cell office:value-type="float" office:value="6.184216" calcext:value-type="float">
            <text:p>6.184216</text:p>
          </table:table-cell>
          <table:table-cell office:value-type="string" calcext:value-type="string">
            <text:p>3.083755e-01))</text:p>
          </table:table-cell>
        </table:table-row>
        <table:table-row table:style-name="ro1">
          <table:table-cell office:value-type="float" office:value="0.688889" calcext:value-type="float">
            <text:p>0.688889</text:p>
          </table:table-cell>
          <table:table-cell office:value-type="string" calcext:value-type="string">
            <text:p>((-1.304385e+01</text:p>
          </table:table-cell>
          <table:table-cell office:value-type="float" office:value="3.248123E-019" calcext:value-type="float">
            <text:p>3.248123E-19</text:p>
          </table:table-cell>
          <table:table-cell office:value-type="string" calcext:value-type="string">
            <text:p>6.245522e+02)</text:p>
          </table:table-cell>
          <table:table-cell office:value-type="string" calcext:value-type="string">
            <text:p>(6.176646e+00</text:p>
          </table:table-cell>
          <table:table-cell office:value-type="float" office:value="-4.600985E-021" calcext:value-type="float">
            <text:p>-4.600985E-21</text:p>
          </table:table-cell>
          <table:table-cell office:value-type="string" calcext:value-type="string">
            <text:p>-2.644234e-01))</text:p>
          </table:table-cell>
          <table:table-cell office:value-type="string" calcext:value-type="string">
            <text:p>((-3.122761e+01</text:p>
          </table:table-cell>
          <table:table-cell office:value-type="float" office:value="-184.8411" calcext:value-type="float">
            <text:p>-184.8411</text:p>
          </table:table-cell>
          <table:table-cell office:value-type="string" calcext:value-type="string">
            <text:p>-6.521923e-01)</text:p>
          </table:table-cell>
          <table:table-cell office:value-type="string" calcext:value-type="string">
            <text:p>(1.322117e-02</text:p>
          </table:table-cell>
          <table:table-cell office:value-type="float" office:value="6.194281" calcext:value-type="float">
            <text:p>6.194281</text:p>
          </table:table-cell>
          <table:table-cell office:value-type="string" calcext:value-type="string">
            <text:p>3.088323e-01))</text:p>
          </table:table-cell>
        </table:table-row>
        <table:table-row table:style-name="ro1">
          <table:table-cell office:value-type="float" office:value="0.689444" calcext:value-type="float">
            <text:p>0.689444</text:p>
          </table:table-cell>
          <table:table-cell office:value-type="string" calcext:value-type="string">
            <text:p>((-1.304331e+01</text:p>
          </table:table-cell>
          <table:table-cell office:value-type="float" office:value="3.163338E-019" calcext:value-type="float">
            <text:p>3.163338E-19</text:p>
          </table:table-cell>
          <table:table-cell office:value-type="string" calcext:value-type="string">
            <text:p>6.246397e+02)</text:p>
          </table:table-cell>
          <table:table-cell office:value-type="string" calcext:value-type="string">
            <text:p>(6.188496e+00</text:p>
          </table:table-cell>
          <table:table-cell office:value-type="float" office:value="-5.505506E-021" calcext:value-type="float">
            <text:p>-5.505506E-21</text:p>
          </table:table-cell>
          <table:table-cell office:value-type="string" calcext:value-type="string">
            <text:p>-2.669071e-01))</text:p>
          </table:table-cell>
          <table:table-cell office:value-type="string" calcext:value-type="string">
            <text:p>((-3.123198e+01</text:p>
          </table:table-cell>
          <table:table-cell office:value-type="float" office:value="-184.8648" calcext:value-type="float">
            <text:p>-184.8648</text:p>
          </table:table-cell>
          <table:table-cell office:value-type="string" calcext:value-type="string">
            <text:p>-6.521656e-01)</text:p>
          </table:table-cell>
          <table:table-cell office:value-type="string" calcext:value-type="string">
            <text:p>(1.334536e-02</text:p>
          </table:table-cell>
          <table:table-cell office:value-type="float" office:value="6.207295" calcext:value-type="float">
            <text:p>6.207295</text:p>
          </table:table-cell>
          <table:table-cell office:value-type="string" calcext:value-type="string">
            <text:p>3.094248e-01))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string" calcext:value-type="string">
            <text:p>((-1.303174e+01</text:p>
          </table:table-cell>
          <table:table-cell office:value-type="float" office:value="2.927561E-019" calcext:value-type="float">
            <text:p>2.927561E-19</text:p>
          </table:table-cell>
          <table:table-cell office:value-type="string" calcext:value-type="string">
            <text:p>6.248133e+02)</text:p>
          </table:table-cell>
          <table:table-cell office:value-type="string" calcext:value-type="string">
            <text:p>(6.204232e+00</text:p>
          </table:table-cell>
          <table:table-cell office:value-type="float" office:value="-6.418379E-021" calcext:value-type="float">
            <text:p>-6.418379E-21</text:p>
          </table:table-cell>
          <table:table-cell office:value-type="string" calcext:value-type="string">
            <text:p>-2.696925e-01))</text:p>
          </table:table-cell>
          <table:table-cell office:value-type="string" calcext:value-type="string">
            <text:p>((-3.124066e+01</text:p>
          </table:table-cell>
          <table:table-cell office:value-type="float" office:value="-184.9452" calcext:value-type="float">
            <text:p>-184.9452</text:p>
          </table:table-cell>
          <table:table-cell office:value-type="string" calcext:value-type="string">
            <text:p>-6.515872e-01)</text:p>
          </table:table-cell>
          <table:table-cell office:value-type="string" calcext:value-type="string">
            <text:p>(1.348462e-02</text:p>
          </table:table-cell>
          <table:table-cell office:value-type="float" office:value="6.224495" calcext:value-type="float">
            <text:p>6.224495</text:p>
          </table:table-cell>
          <table:table-cell office:value-type="string" calcext:value-type="string">
            <text:p>3.102116e-01))</text:p>
          </table:table-cell>
        </table:table-row>
        <table:table-row table:style-name="ro1">
          <table:table-cell office:value-type="float" office:value="0.690556" calcext:value-type="float">
            <text:p>0.690556</text:p>
          </table:table-cell>
          <table:table-cell office:value-type="string" calcext:value-type="string">
            <text:p>((-1.304960e+01</text:p>
          </table:table-cell>
          <table:table-cell office:value-type="float" office:value="3.130456E-019" calcext:value-type="float">
            <text:p>3.130456E-19</text:p>
          </table:table-cell>
          <table:table-cell office:value-type="string" calcext:value-type="string">
            <text:p>6.247193e+02)</text:p>
          </table:table-cell>
          <table:table-cell office:value-type="string" calcext:value-type="string">
            <text:p>(6.221260e+00</text:p>
          </table:table-cell>
          <table:table-cell office:value-type="float" office:value="-7.362781E-021" calcext:value-type="float">
            <text:p>-7.362781E-21</text:p>
          </table:table-cell>
          <table:table-cell office:value-type="string" calcext:value-type="string">
            <text:p>-2.726989e-01))</text:p>
          </table:table-cell>
          <table:table-cell office:value-type="string" calcext:value-type="string">
            <text:p>((-3.123596e+01</text:p>
          </table:table-cell>
          <table:table-cell office:value-type="float" office:value="-184.8559" calcext:value-type="float">
            <text:p>-184.8559</text:p>
          </table:table-cell>
          <table:table-cell office:value-type="string" calcext:value-type="string">
            <text:p>-6.524798e-01)</text:p>
          </table:table-cell>
          <table:table-cell office:value-type="string" calcext:value-type="string">
            <text:p>(1.363494e-02</text:p>
          </table:table-cell>
          <table:table-cell office:value-type="float" office:value="6.243116" calcext:value-type="float">
            <text:p>6.243116</text:p>
          </table:table-cell>
          <table:table-cell office:value-type="string" calcext:value-type="string">
            <text:p>3.110630e-01))</text:p>
          </table:table-cell>
        </table:table-row>
        <table:table-row table:style-name="ro1">
          <table:table-cell office:value-type="float" office:value="0.691111" calcext:value-type="float">
            <text:p>0.691111</text:p>
          </table:table-cell>
          <table:table-cell office:value-type="string" calcext:value-type="string">
            <text:p>((-1.303563e+01</text:p>
          </table:table-cell>
          <table:table-cell office:value-type="float" office:value="2.873876E-019" calcext:value-type="float">
            <text:p>2.873876E-19</text:p>
          </table:table-cell>
          <table:table-cell office:value-type="string" calcext:value-type="string">
            <text:p>6.249278e+02)</text:p>
          </table:table-cell>
          <table:table-cell office:value-type="string" calcext:value-type="string">
            <text:p>(6.235660e+00</text:p>
          </table:table-cell>
          <table:table-cell office:value-type="float" office:value="-8.320482E-021" calcext:value-type="float">
            <text:p>-8.320482E-21</text:p>
          </table:table-cell>
          <table:table-cell office:value-type="string" calcext:value-type="string">
            <text:p>-2.757107e-01))</text:p>
          </table:table-cell>
          <table:table-cell office:value-type="string" calcext:value-type="string">
            <text:p>((-3.124639e+01</text:p>
          </table:table-cell>
          <table:table-cell office:value-type="float" office:value="-184.9587" calcext:value-type="float">
            <text:p>-184.9587</text:p>
          </table:table-cell>
          <table:table-cell office:value-type="string" calcext:value-type="string">
            <text:p>-6.517817e-01)</text:p>
          </table:table-cell>
          <table:table-cell office:value-type="string" calcext:value-type="string">
            <text:p>(1.378554e-02</text:p>
          </table:table-cell>
          <table:table-cell office:value-type="float" office:value="6.258961" calcext:value-type="float">
            <text:p>6.258961</text:p>
          </table:table-cell>
          <table:table-cell office:value-type="string" calcext:value-type="string">
            <text:p>3.117830e-01))</text:p>
          </table:table-cell>
        </table:table-row>
        <table:table-row table:style-name="ro1">
          <table:table-cell office:value-type="float" office:value="0.691667" calcext:value-type="float">
            <text:p>0.691667</text:p>
          </table:table-cell>
          <table:table-cell office:value-type="string" calcext:value-type="string">
            <text:p>((-1.304960e+01</text:p>
          </table:table-cell>
          <table:table-cell office:value-type="float" office:value="2.959384E-019" calcext:value-type="float">
            <text:p>2.959384E-19</text:p>
          </table:table-cell>
          <table:table-cell office:value-type="string" calcext:value-type="string">
            <text:p>6.248962e+02)</text:p>
          </table:table-cell>
          <table:table-cell office:value-type="string" calcext:value-type="string">
            <text:p>(6.248900e+00</text:p>
          </table:table-cell>
          <table:table-cell office:value-type="float" office:value="-9.233828E-021" calcext:value-type="float">
            <text:p>-9.233828E-21</text:p>
          </table:table-cell>
          <table:table-cell office:value-type="string" calcext:value-type="string">
            <text:p>-2.788275e-01))</text:p>
          </table:table-cell>
          <table:table-cell office:value-type="string" calcext:value-type="string">
            <text:p>((-3.124481e+01</text:p>
          </table:table-cell>
          <table:table-cell office:value-type="float" office:value="-184.9135" calcext:value-type="float">
            <text:p>-184.9135</text:p>
          </table:table-cell>
          <table:table-cell office:value-type="string" calcext:value-type="string">
            <text:p>-6.524801e-01)</text:p>
          </table:table-cell>
          <table:table-cell office:value-type="string" calcext:value-type="string">
            <text:p>(1.394138e-02</text:p>
          </table:table-cell>
          <table:table-cell office:value-type="float" office:value="6.273603" calcext:value-type="float">
            <text:p>6.273603</text:p>
          </table:table-cell>
          <table:table-cell office:value-type="string" calcext:value-type="string">
            <text:p>3.124450e-01))</text:p>
          </table:table-cell>
        </table:table-row>
        <table:table-row table:style-name="ro1">
          <table:table-cell office:value-type="float" office:value="0.692222" calcext:value-type="float">
            <text:p>0.692222</text:p>
          </table:table-cell>
          <table:table-cell office:value-type="string" calcext:value-type="string">
            <text:p>((-1.303706e+01</text:p>
          </table:table-cell>
          <table:table-cell office:value-type="float" office:value="2.706303E-019" calcext:value-type="float">
            <text:p>2.706303E-19</text:p>
          </table:table-cell>
          <table:table-cell office:value-type="string" calcext:value-type="string">
            <text:p>6.250847e+02)</text:p>
          </table:table-cell>
          <table:table-cell office:value-type="string" calcext:value-type="string">
            <text:p>(6.260508e+00</text:p>
          </table:table-cell>
          <table:table-cell office:value-type="float" office:value="-1.000019E-020" calcext:value-type="float">
            <text:p>-1.000019E-20</text:p>
          </table:table-cell>
          <table:table-cell office:value-type="string" calcext:value-type="string">
            <text:p>-2.821144e-01))</text:p>
          </table:table-cell>
          <table:table-cell office:value-type="string" calcext:value-type="string">
            <text:p>((-3.125423e+01</text:p>
          </table:table-cell>
          <table:table-cell office:value-type="float" office:value="-185.0069" calcext:value-type="float">
            <text:p>-185.0069</text:p>
          </table:table-cell>
          <table:table-cell office:value-type="string" calcext:value-type="string">
            <text:p>-6.518531e-01)</text:p>
          </table:table-cell>
          <table:table-cell office:value-type="string" calcext:value-type="string">
            <text:p>(1.410572e-02</text:p>
          </table:table-cell>
          <table:table-cell office:value-type="float" office:value="6.286558" calcext:value-type="float">
            <text:p>6.286558</text:p>
          </table:table-cell>
          <table:table-cell office:value-type="string" calcext:value-type="string">
            <text:p>3.130254e-01))</text:p>
          </table:table-cell>
        </table:table-row>
        <table:table-row table:style-name="ro1">
          <table:table-cell office:value-type="float" office:value="0.692778" calcext:value-type="float">
            <text:p>0.692778</text:p>
          </table:table-cell>
          <table:table-cell office:value-type="string" calcext:value-type="string">
            <text:p>((-1.304961e+01</text:p>
          </table:table-cell>
          <table:table-cell office:value-type="float" office:value="2.785865E-019" calcext:value-type="float">
            <text:p>2.785865E-19</text:p>
          </table:table-cell>
          <table:table-cell office:value-type="string" calcext:value-type="string">
            <text:p>6.250414e+02)</text:p>
          </table:table-cell>
          <table:table-cell office:value-type="string" calcext:value-type="string">
            <text:p>(6.270035e+00</text:p>
          </table:table-cell>
          <table:table-cell office:value-type="float" office:value="-1.07708E-020" calcext:value-type="float">
            <text:p>-1.07708E-20</text:p>
          </table:table-cell>
          <table:table-cell office:value-type="string" calcext:value-type="string">
            <text:p>-2.856247e-01))</text:p>
          </table:table-cell>
          <table:table-cell office:value-type="string" calcext:value-type="string">
            <text:p>((-3.125207e+01</text:p>
          </table:table-cell>
          <table:table-cell office:value-type="float" office:value="-184.9553" calcext:value-type="float">
            <text:p>-184.9553</text:p>
          </table:table-cell>
          <table:table-cell office:value-type="string" calcext:value-type="string">
            <text:p>-6.524806e-01)</text:p>
          </table:table-cell>
          <table:table-cell office:value-type="string" calcext:value-type="string">
            <text:p>(1.428123e-02</text:p>
          </table:table-cell>
          <table:table-cell office:value-type="float" office:value="6.29736" calcext:value-type="float">
            <text:p>6.29736</text:p>
          </table:table-cell>
          <table:table-cell office:value-type="string" calcext:value-type="string">
            <text:p>3.135017e-01))</text:p>
          </table:table-cell>
        </table:table-row>
        <table:table-row table:style-name="ro1">
          <table:table-cell office:value-type="float" office:value="0.693333" calcext:value-type="float">
            <text:p>0.693333</text:p>
          </table:table-cell>
          <table:table-cell office:value-type="string" calcext:value-type="string">
            <text:p>((-1.303683e+01</text:p>
          </table:table-cell>
          <table:table-cell office:value-type="float" office:value="2.543423E-019" calcext:value-type="float">
            <text:p>2.543423E-19</text:p>
          </table:table-cell>
          <table:table-cell office:value-type="string" calcext:value-type="string">
            <text:p>6.252192e+02)</text:p>
          </table:table-cell>
          <table:table-cell office:value-type="string" calcext:value-type="string">
            <text:p>(6.276951e+00</text:p>
          </table:table-cell>
          <table:table-cell office:value-type="float" office:value="-1.15411E-020" calcext:value-type="float">
            <text:p>-1.15411E-20</text:p>
          </table:table-cell>
          <table:table-cell office:value-type="string" calcext:value-type="string">
            <text:p>-2.894095e-01))</text:p>
          </table:table-cell>
          <table:table-cell office:value-type="string" calcext:value-type="string">
            <text:p>((-3.126096e+01</text:p>
          </table:table-cell>
          <table:table-cell office:value-type="float" office:value="-185.042" calcext:value-type="float">
            <text:p>-185.042</text:p>
          </table:table-cell>
          <table:table-cell office:value-type="string" calcext:value-type="string">
            <text:p>-6.518416e-01)</text:p>
          </table:table-cell>
          <table:table-cell office:value-type="string" calcext:value-type="string">
            <text:p>(1.447047e-02</text:p>
          </table:table-cell>
          <table:table-cell office:value-type="float" office:value="6.305457" calcext:value-type="float">
            <text:p>6.305457</text:p>
          </table:table-cell>
          <table:table-cell office:value-type="string" calcext:value-type="string">
            <text:p>3.138476e-01))</text:p>
          </table:table-cell>
        </table:table-row>
        <table:table-row table:style-name="ro1">
          <table:table-cell office:value-type="float" office:value="0.693889" calcext:value-type="float">
            <text:p>0.693889</text:p>
          </table:table-cell>
          <table:table-cell office:value-type="string" calcext:value-type="string">
            <text:p>((-1.304826e+01</text:p>
          </table:table-cell>
          <table:table-cell office:value-type="float" office:value="2.64139E-019" calcext:value-type="float">
            <text:p>2.64139E-19</text:p>
          </table:table-cell>
          <table:table-cell office:value-type="string" calcext:value-type="string">
            <text:p>6.251636e+02)</text:p>
          </table:table-cell>
          <table:table-cell office:value-type="string" calcext:value-type="string">
            <text:p>(6.280340e+00</text:p>
          </table:table-cell>
          <table:table-cell office:value-type="float" office:value="-1.230138E-020" calcext:value-type="float">
            <text:p>-1.230138E-20</text:p>
          </table:table-cell>
          <table:table-cell office:value-type="string" calcext:value-type="string">
            <text:p>-2.932721e-01))</text:p>
          </table:table-cell>
          <table:table-cell office:value-type="string" calcext:value-type="string">
            <text:p>((-3.125818e+01</text:p>
          </table:table-cell>
          <table:table-cell office:value-type="float" office:value="-184.9821" calcext:value-type="float">
            <text:p>-184.9821</text:p>
          </table:table-cell>
          <table:table-cell office:value-type="string" calcext:value-type="string">
            <text:p>-6.524130e-01)</text:p>
          </table:table-cell>
          <table:table-cell office:value-type="string" calcext:value-type="string">
            <text:p>(1.466360e-02</text:p>
          </table:table-cell>
          <table:table-cell office:value-type="float" office:value="6.309838" calcext:value-type="float">
            <text:p>6.309838</text:p>
          </table:table-cell>
          <table:table-cell office:value-type="string" calcext:value-type="string">
            <text:p>3.140170e-01))</text:p>
          </table:table-cell>
        </table:table-row>
        <table:table-row table:style-name="ro1">
          <table:table-cell office:value-type="float" office:value="0.694444" calcext:value-type="float">
            <text:p>0.694444</text:p>
          </table:table-cell>
          <table:table-cell office:value-type="string" calcext:value-type="string">
            <text:p>((-1.303450e+01</text:p>
          </table:table-cell>
          <table:table-cell office:value-type="float" office:value="2.398135E-019" calcext:value-type="float">
            <text:p>2.398135E-19</text:p>
          </table:table-cell>
          <table:table-cell office:value-type="string" calcext:value-type="string">
            <text:p>6.253553e+02)</text:p>
          </table:table-cell>
          <table:table-cell office:value-type="string" calcext:value-type="string">
            <text:p>(6.280238e+00</text:p>
          </table:table-cell>
          <table:table-cell office:value-type="float" office:value="-1.302887E-020" calcext:value-type="float">
            <text:p>-1.302887E-20</text:p>
          </table:table-cell>
          <table:table-cell office:value-type="string" calcext:value-type="string">
            <text:p>-2.972475e-01))</text:p>
          </table:table-cell>
          <table:table-cell office:value-type="string" calcext:value-type="string">
            <text:p>((-3.126776e+01</text:p>
          </table:table-cell>
          <table:table-cell office:value-type="float" office:value="-185.0753" calcext:value-type="float">
            <text:p>-185.0753</text:p>
          </table:table-cell>
          <table:table-cell office:value-type="string" calcext:value-type="string">
            <text:p>-6.517252e-01)</text:p>
          </table:table-cell>
          <table:table-cell office:value-type="string" calcext:value-type="string">
            <text:p>(1.486238e-02</text:p>
          </table:table-cell>
          <table:table-cell office:value-type="float" office:value="6.310546" calcext:value-type="float">
            <text:p>6.310546</text:p>
          </table:table-cell>
          <table:table-cell office:value-type="string" calcext:value-type="string">
            <text:p>3.140119e-01))</text:p>
          </table:table-cell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string" calcext:value-type="string">
            <text:p>((-1.304344e+01</text:p>
          </table:table-cell>
          <table:table-cell office:value-type="float" office:value="2.482603E-019" calcext:value-type="float">
            <text:p>2.482603E-19</text:p>
          </table:table-cell>
          <table:table-cell office:value-type="string" calcext:value-type="string">
            <text:p>6.253229e+02)</text:p>
          </table:table-cell>
          <table:table-cell office:value-type="string" calcext:value-type="string">
            <text:p>(6.276705e+00</text:p>
          </table:table-cell>
          <table:table-cell office:value-type="float" office:value="-1.365709E-020" calcext:value-type="float">
            <text:p>-1.365709E-20</text:p>
          </table:table-cell>
          <table:table-cell office:value-type="string" calcext:value-type="string">
            <text:p>-3.012999e-01))</text:p>
          </table:table-cell>
          <table:table-cell office:value-type="string" calcext:value-type="string">
            <text:p>((-3.126615e+01</text:p>
          </table:table-cell>
          <table:table-cell office:value-type="float" office:value="-185.0294" calcext:value-type="float">
            <text:p>-185.0294</text:p>
          </table:table-cell>
          <table:table-cell office:value-type="string" calcext:value-type="string">
            <text:p>-6.521718e-01)</text:p>
          </table:table-cell>
          <table:table-cell office:value-type="string" calcext:value-type="string">
            <text:p>(1.506500e-02</text:p>
          </table:table-cell>
          <table:table-cell office:value-type="float" office:value="6.307637" calcext:value-type="float">
            <text:p>6.307637</text:p>
          </table:table-cell>
          <table:table-cell office:value-type="string" calcext:value-type="string">
            <text:p>3.138353e-01))</text:p>
          </table:table-cell>
        </table:table-row>
        <table:table-row table:style-name="ro1">
          <table:table-cell office:value-type="float" office:value="0.695556" calcext:value-type="float">
            <text:p>0.695556</text:p>
          </table:table-cell>
          <table:table-cell office:value-type="string" calcext:value-type="string">
            <text:p>((-1.302585e+01</text:p>
          </table:table-cell>
          <table:table-cell office:value-type="float" office:value="2.231928E-019" calcext:value-type="float">
            <text:p>2.231928E-19</text:p>
          </table:table-cell>
          <table:table-cell office:value-type="string" calcext:value-type="string">
            <text:p>6.255436e+02)</text:p>
          </table:table-cell>
          <table:table-cell office:value-type="string" calcext:value-type="string">
            <text:p>(6.270167e+00</text:p>
          </table:table-cell>
          <table:table-cell office:value-type="float" office:value="-1.424234E-020" calcext:value-type="float">
            <text:p>-1.424234E-20</text:p>
          </table:table-cell>
          <table:table-cell office:value-type="string" calcext:value-type="string">
            <text:p>-3.053064e-01))</text:p>
          </table:table-cell>
          <table:table-cell office:value-type="string" calcext:value-type="string">
            <text:p>((-3.127718e+01</text:p>
          </table:table-cell>
          <table:table-cell office:value-type="float" office:value="-185.1406" calcext:value-type="float">
            <text:p>-185.1406</text:p>
          </table:table-cell>
          <table:table-cell office:value-type="string" calcext:value-type="string">
            <text:p>-6.512927e-01)</text:p>
          </table:table-cell>
          <table:table-cell office:value-type="string" calcext:value-type="string">
            <text:p>(1.526532e-02</text:p>
          </table:table-cell>
          <table:table-cell office:value-type="float" office:value="6.301538" calcext:value-type="float">
            <text:p>6.301538</text:p>
          </table:table-cell>
          <table:table-cell office:value-type="string" calcext:value-type="string">
            <text:p>3.135083e-01))</text:p>
          </table:table-cell>
        </table:table-row>
        <table:table-row table:style-name="ro1">
          <table:table-cell office:value-type="float" office:value="0.696111" calcext:value-type="float">
            <text:p>0.696111</text:p>
          </table:table-cell>
          <table:table-cell office:value-type="string" calcext:value-type="string">
            <text:p>((-1.302993e+01</text:p>
          </table:table-cell>
          <table:table-cell office:value-type="float" office:value="2.310285E-019" calcext:value-type="float">
            <text:p>2.310285E-19</text:p>
          </table:table-cell>
          <table:table-cell office:value-type="string" calcext:value-type="string">
            <text:p>6.255503e+02)</text:p>
          </table:table-cell>
          <table:table-cell office:value-type="string" calcext:value-type="string">
            <text:p>(6.261267e+00</text:p>
          </table:table-cell>
          <table:table-cell office:value-type="float" office:value="-1.478617E-020" calcext:value-type="float">
            <text:p>-1.478617E-20</text:p>
          </table:table-cell>
          <table:table-cell office:value-type="string" calcext:value-type="string">
            <text:p>-3.092923e-01))</text:p>
          </table:table-cell>
          <table:table-cell office:value-type="string" calcext:value-type="string">
            <text:p>((-3.127751e+01</text:p>
          </table:table-cell>
          <table:table-cell office:value-type="float" office:value="-185.116" calcext:value-type="float">
            <text:p>-185.116</text:p>
          </table:table-cell>
          <table:table-cell office:value-type="string" calcext:value-type="string">
            <text:p>-6.514966e-01)</text:p>
          </table:table-cell>
          <table:table-cell office:value-type="string" calcext:value-type="string">
            <text:p>(1.546461e-02</text:p>
          </table:table-cell>
          <table:table-cell office:value-type="float" office:value="6.292936" calcext:value-type="float">
            <text:p>6.292936</text:p>
          </table:table-cell>
          <table:table-cell office:value-type="string" calcext:value-type="string">
            <text:p>3.130634e-01))</text:p>
          </table:table-cell>
        </table:table-row>
        <table:table-row table:style-name="ro1">
          <table:table-cell office:value-type="float" office:value="0.696667" calcext:value-type="float">
            <text:p>0.696667</text:p>
          </table:table-cell>
          <table:table-cell office:value-type="string" calcext:value-type="string">
            <text:p>((-1.300890e+01</text:p>
          </table:table-cell>
          <table:table-cell office:value-type="float" office:value="2.052289E-019" calcext:value-type="float">
            <text:p>2.052289E-19</text:p>
          </table:table-cell>
          <table:table-cell office:value-type="string" calcext:value-type="string">
            <text:p>6.257989e+02)</text:p>
          </table:table-cell>
          <table:table-cell office:value-type="string" calcext:value-type="string">
            <text:p>(6.250729e+00</text:p>
          </table:table-cell>
          <table:table-cell office:value-type="float" office:value="-1.529073E-020" calcext:value-type="float">
            <text:p>-1.529073E-20</text:p>
          </table:table-cell>
          <table:table-cell office:value-type="string" calcext:value-type="string">
            <text:p>-3.133217e-01))</text:p>
          </table:table-cell>
          <table:table-cell office:value-type="string" calcext:value-type="string">
            <text:p>((-3.128994e+01</text:p>
          </table:table-cell>
          <table:table-cell office:value-type="float" office:value="-185.2425" calcext:value-type="float">
            <text:p>-185.2425</text:p>
          </table:table-cell>
          <table:table-cell office:value-type="string" calcext:value-type="string">
            <text:p>-6.504452e-01)</text:p>
          </table:table-cell>
          <table:table-cell office:value-type="string" calcext:value-type="string">
            <text:p>(1.566609e-02</text:p>
          </table:table-cell>
          <table:table-cell office:value-type="float" office:value="6.282606" calcext:value-type="float">
            <text:p>6.282606</text:p>
          </table:table-cell>
          <table:table-cell office:value-type="string" calcext:value-type="string">
            <text:p>3.125364e-01))</text:p>
          </table:table-cell>
        </table:table-row>
        <table:table-row table:style-name="ro1">
          <table:table-cell office:value-type="float" office:value="0.697222" calcext:value-type="float">
            <text:p>0.697222</text:p>
          </table:table-cell>
          <table:table-cell office:value-type="string" calcext:value-type="string">
            <text:p>((-1.300889e+01</text:p>
          </table:table-cell>
          <table:table-cell office:value-type="float" office:value="2.116995E-019" calcext:value-type="float">
            <text:p>2.116995E-19</text:p>
          </table:table-cell>
          <table:table-cell office:value-type="string" calcext:value-type="string">
            <text:p>6.258242e+02)</text:p>
          </table:table-cell>
          <table:table-cell office:value-type="string" calcext:value-type="string">
            <text:p>(6.239290e+00</text:p>
          </table:table-cell>
          <table:table-cell office:value-type="float" office:value="-1.576614E-020" calcext:value-type="float">
            <text:p>-1.576614E-20</text:p>
          </table:table-cell>
          <table:table-cell office:value-type="string" calcext:value-type="string">
            <text:p>-3.173915e-01))</text:p>
          </table:table-cell>
          <table:table-cell office:value-type="string" calcext:value-type="string">
            <text:p>((-3.129121e+01</text:p>
          </table:table-cell>
          <table:table-cell office:value-type="float" office:value="-185.2286" calcext:value-type="float">
            <text:p>-185.2286</text:p>
          </table:table-cell>
          <table:table-cell office:value-type="string" calcext:value-type="string">
            <text:p>-6.504447e-01)</text:p>
          </table:table-cell>
          <table:table-cell office:value-type="string" calcext:value-type="string">
            <text:p>(1.586957e-02</text:p>
          </table:table-cell>
          <table:table-cell office:value-type="float" office:value="6.271327" calcext:value-type="float">
            <text:p>6.271327</text:p>
          </table:table-cell>
          <table:table-cell office:value-type="string" calcext:value-type="string">
            <text:p>3.119645e-01))</text:p>
          </table:table-cell>
        </table:table-row>
        <table:table-row table:style-name="ro1">
          <table:table-cell office:value-type="float" office:value="0.697778" calcext:value-type="float">
            <text:p>0.697778</text:p>
          </table:table-cell>
          <table:table-cell office:value-type="string" calcext:value-type="string">
            <text:p>((-1.298447e+01</text:p>
          </table:table-cell>
          <table:table-cell office:value-type="float" office:value="1.847806E-019" calcext:value-type="float">
            <text:p>1.847806E-19</text:p>
          </table:table-cell>
          <table:table-cell office:value-type="string" calcext:value-type="string">
            <text:p>6.260966e+02)</text:p>
          </table:table-cell>
          <table:table-cell office:value-type="string" calcext:value-type="string">
            <text:p>(6.227516e+00</text:p>
          </table:table-cell>
          <table:table-cell office:value-type="float" office:value="-1.621811E-020" calcext:value-type="float">
            <text:p>-1.621811E-20</text:p>
          </table:table-cell>
          <table:table-cell office:value-type="string" calcext:value-type="string">
            <text:p>-3.215380e-01))</text:p>
          </table:table-cell>
          <table:table-cell office:value-type="string" calcext:value-type="string">
            <text:p>((-3.130483e+01</text:p>
          </table:table-cell>
          <table:table-cell office:value-type="float" office:value="-185.3687" calcext:value-type="float">
            <text:p>-185.3687</text:p>
          </table:table-cell>
          <table:table-cell office:value-type="string" calcext:value-type="string">
            <text:p>-6.492233e-01)</text:p>
          </table:table-cell>
          <table:table-cell office:value-type="string" calcext:value-type="string">
            <text:p>(1.607690e-02</text:p>
          </table:table-cell>
          <table:table-cell office:value-type="float" office:value="6.259703" calcext:value-type="float">
            <text:p>6.259703</text:p>
          </table:table-cell>
          <table:table-cell office:value-type="string" calcext:value-type="string">
            <text:p>3.113758e-01))</text:p>
          </table:table-cell>
        </table:table-row>
        <table:table-row table:style-name="ro1">
          <table:table-cell office:value-type="float" office:value="0.698333" calcext:value-type="float">
            <text:p>0.698333</text:p>
          </table:table-cell>
          <table:table-cell office:value-type="string" calcext:value-type="string">
            <text:p>((-1.298048e+01</text:p>
          </table:table-cell>
          <table:table-cell office:value-type="float" office:value="1.896267E-019" calcext:value-type="float">
            <text:p>1.896267E-19</text:p>
          </table:table-cell>
          <table:table-cell office:value-type="string" calcext:value-type="string">
            <text:p>6.261357e+02)</text:p>
          </table:table-cell>
          <table:table-cell office:value-type="string" calcext:value-type="string">
            <text:p>(6.215800e+00</text:p>
          </table:table-cell>
          <table:table-cell office:value-type="float" office:value="-1.665114E-020" calcext:value-type="float">
            <text:p>-1.665114E-20</text:p>
          </table:table-cell>
          <table:table-cell office:value-type="string" calcext:value-type="string">
            <text:p>-3.256957e-01))</text:p>
          </table:table-cell>
          <table:table-cell office:value-type="string" calcext:value-type="string">
            <text:p>((-3.130678e+01</text:p>
          </table:table-cell>
          <table:table-cell office:value-type="float" office:value="-185.3632" calcext:value-type="float">
            <text:p>-185.3632</text:p>
          </table:table-cell>
          <table:table-cell office:value-type="string" calcext:value-type="string">
            <text:p>-6.490241e-01)</text:p>
          </table:table-cell>
          <table:table-cell office:value-type="string" calcext:value-type="string">
            <text:p>(1.628479e-02</text:p>
          </table:table-cell>
          <table:table-cell office:value-type="float" office:value="6.248135" calcext:value-type="float">
            <text:p>6.248135</text:p>
          </table:table-cell>
          <table:table-cell office:value-type="string" calcext:value-type="string">
            <text:p>3.107900e-01))</text:p>
          </table:table-cell>
        </table:table-row>
        <table:table-row table:style-name="ro1">
          <table:table-cell office:value-type="float" office:value="0.698889" calcext:value-type="float">
            <text:p>0.698889</text:p>
          </table:table-cell>
          <table:table-cell office:value-type="string" calcext:value-type="string">
            <text:p>((-1.295370e+01</text:p>
          </table:table-cell>
          <table:table-cell office:value-type="float" office:value="1.618124E-019" calcext:value-type="float">
            <text:p>1.618124E-19</text:p>
          </table:table-cell>
          <table:table-cell office:value-type="string" calcext:value-type="string">
            <text:p>6.264208e+02)</text:p>
          </table:table-cell>
          <table:table-cell office:value-type="string" calcext:value-type="string">
            <text:p>(6.204470e+00</text:p>
          </table:table-cell>
          <table:table-cell office:value-type="float" office:value="-1.706666E-020" calcext:value-type="float">
            <text:p>-1.706666E-20</text:p>
          </table:table-cell>
          <table:table-cell office:value-type="string" calcext:value-type="string">
            <text:p>-3.297923e-01))</text:p>
          </table:table-cell>
          <table:table-cell office:value-type="string" calcext:value-type="string">
            <text:p>((-3.132104e+01</text:p>
          </table:table-cell>
          <table:table-cell office:value-type="float" office:value="-185.5106" calcext:value-type="float">
            <text:p>-185.5106</text:p>
          </table:table-cell>
          <table:table-cell office:value-type="string" calcext:value-type="string">
            <text:p>-6.476848e-01)</text:p>
          </table:table-cell>
          <table:table-cell office:value-type="string" calcext:value-type="string">
            <text:p>(1.648961e-02</text:p>
          </table:table-cell>
          <table:table-cell office:value-type="float" office:value="6.236958" calcext:value-type="float">
            <text:p>6.236958</text:p>
          </table:table-cell>
          <table:table-cell office:value-type="string" calcext:value-type="string">
            <text:p>3.102235e-01))</text:p>
          </table:table-cell>
        </table:table-row>
        <table:table-row table:style-name="ro1">
          <table:table-cell office:value-type="float" office:value="0.699444" calcext:value-type="float">
            <text:p>0.699444</text:p>
          </table:table-cell>
          <table:table-cell office:value-type="string" calcext:value-type="string">
            <text:p>((-1.294836e+01</text:p>
          </table:table-cell>
          <table:table-cell office:value-type="float" office:value="1.677977E-019" calcext:value-type="float">
            <text:p>1.677977E-19</text:p>
          </table:table-cell>
          <table:table-cell office:value-type="string" calcext:value-type="string">
            <text:p>6.264568e+02)</text:p>
          </table:table-cell>
          <table:table-cell office:value-type="string" calcext:value-type="string">
            <text:p>(6.193627e+00</text:p>
          </table:table-cell>
          <table:table-cell office:value-type="float" office:value="-1.74673E-020" calcext:value-type="float">
            <text:p>-1.74673E-20</text:p>
          </table:table-cell>
          <table:table-cell office:value-type="string" calcext:value-type="string">
            <text:p>-3.338131e-01))</text:p>
          </table:table-cell>
          <table:table-cell office:value-type="string" calcext:value-type="string">
            <text:p>((-3.132284e+01</text:p>
          </table:table-cell>
          <table:table-cell office:value-type="float" office:value="-185.5024" calcext:value-type="float">
            <text:p>-185.5024</text:p>
          </table:table-cell>
          <table:table-cell office:value-type="string" calcext:value-type="string">
            <text:p>-6.474179e-01)</text:p>
          </table:table-cell>
          <table:table-cell office:value-type="string" calcext:value-type="string">
            <text:p>(1.669066e-02</text:p>
          </table:table-cell>
          <table:table-cell office:value-type="float" office:value="6.226277" calcext:value-type="float">
            <text:p>6.226277</text:p>
          </table:table-cell>
          <table:table-cell office:value-type="string" calcext:value-type="string">
            <text:p>3.096813e-01))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string" calcext:value-type="string">
            <text:p>((-1.292159e+01</text:p>
          </table:table-cell>
          <table:table-cell office:value-type="float" office:value="1.398689E-019" calcext:value-type="float">
            <text:p>1.398689E-19</text:p>
          </table:table-cell>
          <table:table-cell office:value-type="string" calcext:value-type="string">
            <text:p>6.267382e+02)</text:p>
          </table:table-cell>
          <table:table-cell office:value-type="string" calcext:value-type="string">
            <text:p>(6.183403e+00</text:p>
          </table:table-cell>
          <table:table-cell office:value-type="float" office:value="-1.78591E-020" calcext:value-type="float">
            <text:p>-1.78591E-20</text:p>
          </table:table-cell>
          <table:table-cell office:value-type="string" calcext:value-type="string">
            <text:p>-3.377458e-01))</text:p>
          </table:table-cell>
          <table:table-cell office:value-type="string" calcext:value-type="string">
            <text:p>((-3.133691e+01</text:p>
          </table:table-cell>
          <table:table-cell office:value-type="float" office:value="-185.648" calcext:value-type="float">
            <text:p>-185.648</text:p>
          </table:table-cell>
          <table:table-cell office:value-type="string" calcext:value-type="string">
            <text:p>-6.460795e-01)</text:p>
          </table:table-cell>
          <table:table-cell office:value-type="string" calcext:value-type="string">
            <text:p>(1.688729e-02</text:p>
          </table:table-cell>
          <table:table-cell office:value-type="float" office:value="6.216226" calcext:value-type="float">
            <text:p>6.216226</text:p>
          </table:table-cell>
          <table:table-cell office:value-type="string" calcext:value-type="string">
            <text:p>3.091701e-01))</text:p>
          </table:table-cell>
        </table:table-row>
        <table:table-row table:style-name="ro1">
          <table:table-cell office:value-type="float" office:value="0.700556" calcext:value-type="float">
            <text:p>0.700556</text:p>
          </table:table-cell>
          <table:table-cell office:value-type="string" calcext:value-type="string">
            <text:p>((-1.292013e+01</text:p>
          </table:table-cell>
          <table:table-cell office:value-type="float" office:value="1.502606E-019" calcext:value-type="float">
            <text:p>1.502606E-19</text:p>
          </table:table-cell>
          <table:table-cell office:value-type="string" calcext:value-type="string">
            <text:p>6.267413e+02)</text:p>
          </table:table-cell>
          <table:table-cell office:value-type="string" calcext:value-type="string">
            <text:p>(6.173719e+00</text:p>
          </table:table-cell>
          <table:table-cell office:value-type="float" office:value="-1.824722E-020" calcext:value-type="float">
            <text:p>-1.824722E-20</text:p>
          </table:table-cell>
          <table:table-cell office:value-type="string" calcext:value-type="string">
            <text:p>-3.415774e-01))</text:p>
          </table:table-cell>
          <table:table-cell office:value-type="string" calcext:value-type="string">
            <text:p>((-3.133706e+01</text:p>
          </table:table-cell>
          <table:table-cell office:value-type="float" office:value="-185.6212" calcext:value-type="float">
            <text:p>-185.6212</text:p>
          </table:table-cell>
          <table:table-cell office:value-type="string" calcext:value-type="string">
            <text:p>-6.460066e-01)</text:p>
          </table:table-cell>
          <table:table-cell office:value-type="string" calcext:value-type="string">
            <text:p>(1.707887e-02</text:p>
          </table:table-cell>
          <table:table-cell office:value-type="float" office:value="6.206723" calcext:value-type="float">
            <text:p>6.206723</text:p>
          </table:table-cell>
          <table:table-cell office:value-type="string" calcext:value-type="string">
            <text:p>3.086859e-01))</text:p>
          </table:table-cell>
        </table:table-row>
        <table:table-row table:style-name="ro1">
          <table:table-cell office:value-type="float" office:value="0.701111" calcext:value-type="float">
            <text:p>0.701111</text:p>
          </table:table-cell>
          <table:table-cell office:value-type="string" calcext:value-type="string">
            <text:p>((-1.289504e+01</text:p>
          </table:table-cell>
          <table:table-cell office:value-type="float" office:value="1.229944E-019" calcext:value-type="float">
            <text:p>1.229944E-19</text:p>
          </table:table-cell>
          <table:table-cell office:value-type="string" calcext:value-type="string">
            <text:p>6.269976e+02)</text:p>
          </table:table-cell>
          <table:table-cell office:value-type="string" calcext:value-type="string">
            <text:p>(6.164561e+00</text:p>
          </table:table-cell>
          <table:table-cell office:value-type="float" office:value="-1.860768E-020" calcext:value-type="float">
            <text:p>-1.860768E-20</text:p>
          </table:table-cell>
          <table:table-cell office:value-type="string" calcext:value-type="string">
            <text:p>-3.452982e-01))</text:p>
          </table:table-cell>
          <table:table-cell office:value-type="string" calcext:value-type="string">
            <text:p>((-3.134988e+01</text:p>
          </table:table-cell>
          <table:table-cell office:value-type="float" office:value="-185.7569" calcext:value-type="float">
            <text:p>-185.7569</text:p>
          </table:table-cell>
          <table:table-cell office:value-type="string" calcext:value-type="string">
            <text:p>-6.447521e-01)</text:p>
          </table:table-cell>
          <table:table-cell office:value-type="string" calcext:value-type="string">
            <text:p>(1.726491e-02</text:p>
          </table:table-cell>
          <table:table-cell office:value-type="float" office:value="6.197751" calcext:value-type="float">
            <text:p>6.197751</text:p>
          </table:table-cell>
          <table:table-cell office:value-type="string" calcext:value-type="string">
            <text:p>3.082280e-01))</text:p>
          </table:table-cell>
        </table:table-row>
        <table:table-row table:style-name="ro1">
          <table:table-cell office:value-type="float" office:value="0.701667" calcext:value-type="float">
            <text:p>0.701667</text:p>
          </table:table-cell>
          <table:table-cell office:value-type="string" calcext:value-type="string">
            <text:p>((-1.289614e+01</text:p>
          </table:table-cell>
          <table:table-cell office:value-type="float" office:value="1.366753E-019" calcext:value-type="float">
            <text:p>1.366753E-19</text:p>
          </table:table-cell>
          <table:table-cell office:value-type="string" calcext:value-type="string">
            <text:p>6.268617e+02)</text:p>
          </table:table-cell>
          <table:table-cell office:value-type="string" calcext:value-type="string">
            <text:p>(6.155877e+00</text:p>
          </table:table-cell>
          <table:table-cell office:value-type="float" office:value="-1.895758E-020" calcext:value-type="float">
            <text:p>-1.895758E-20</text:p>
          </table:table-cell>
          <table:table-cell office:value-type="string" calcext:value-type="string">
            <text:p>-3.489635e-01))</text:p>
          </table:table-cell>
          <table:table-cell office:value-type="string" calcext:value-type="string">
            <text:p>((-3.134309e+01</text:p>
          </table:table-cell>
          <table:table-cell office:value-type="float" office:value="-185.6862" calcext:value-type="float">
            <text:p>-185.6862</text:p>
          </table:table-cell>
          <table:table-cell office:value-type="string" calcext:value-type="string">
            <text:p>-6.448071e-01)</text:p>
          </table:table-cell>
          <table:table-cell office:value-type="string" calcext:value-type="string">
            <text:p>(1.744818e-02</text:p>
          </table:table-cell>
          <table:table-cell office:value-type="float" office:value="6.189265" calcext:value-type="float">
            <text:p>6.189265</text:p>
          </table:table-cell>
          <table:table-cell office:value-type="string" calcext:value-type="string">
            <text:p>3.077938e-01))</text:p>
          </table:table-cell>
        </table:table-row>
        <table:table-row table:style-name="ro1">
          <table:table-cell office:value-type="float" office:value="0.702222" calcext:value-type="float">
            <text:p>0.702222</text:p>
          </table:table-cell>
          <table:table-cell office:value-type="string" calcext:value-type="string">
            <text:p>((-1.286831e+01</text:p>
          </table:table-cell>
          <table:table-cell office:value-type="float" office:value="1.151506E-019" calcext:value-type="float">
            <text:p>1.151506E-19</text:p>
          </table:table-cell>
          <table:table-cell office:value-type="string" calcext:value-type="string">
            <text:p>6.273025e+02)</text:p>
          </table:table-cell>
          <table:table-cell office:value-type="string" calcext:value-type="string">
            <text:p>(6.147603e+00</text:p>
          </table:table-cell>
          <table:table-cell office:value-type="float" office:value="-1.930129E-020" calcext:value-type="float">
            <text:p>-1.930129E-20</text:p>
          </table:table-cell>
          <table:table-cell office:value-type="string" calcext:value-type="string">
            <text:p>-3.525726e-01))</text:p>
          </table:table-cell>
          <table:table-cell office:value-type="string" calcext:value-type="string">
            <text:p>((-3.136512e+01</text:p>
          </table:table-cell>
          <table:table-cell office:value-type="float" office:value="-185.8903" calcext:value-type="float">
            <text:p>-185.8903</text:p>
          </table:table-cell>
          <table:table-cell office:value-type="string" calcext:value-type="string">
            <text:p>-6.434156e-01)</text:p>
          </table:table-cell>
          <table:table-cell office:value-type="string" calcext:value-type="string">
            <text:p>(1.762863e-02</text:p>
          </table:table-cell>
          <table:table-cell office:value-type="float" office:value="6.181196" calcext:value-type="float">
            <text:p>6.181196</text:p>
          </table:table-cell>
          <table:table-cell office:value-type="string" calcext:value-type="string">
            <text:p>3.073801e-01))</text:p>
          </table:table-cell>
        </table:table-row>
        <table:table-row table:style-name="ro1">
          <table:table-cell office:value-type="float" office:value="0.702778" calcext:value-type="float">
            <text:p>0.702778</text:p>
          </table:table-cell>
          <table:table-cell office:value-type="string" calcext:value-type="string">
            <text:p>((-1.286599e+01</text:p>
          </table:table-cell>
          <table:table-cell office:value-type="float" office:value="1.134517E-019" calcext:value-type="float">
            <text:p>1.134517E-19</text:p>
          </table:table-cell>
          <table:table-cell office:value-type="string" calcext:value-type="string">
            <text:p>6.273529e+02)</text:p>
          </table:table-cell>
          <table:table-cell office:value-type="string" calcext:value-type="string">
            <text:p>(6.139724e+00</text:p>
          </table:table-cell>
          <table:table-cell office:value-type="float" office:value="-1.962837E-020" calcext:value-type="float">
            <text:p>-1.962837E-20</text:p>
          </table:table-cell>
          <table:table-cell office:value-type="string" calcext:value-type="string">
            <text:p>-3.560550e-01))</text:p>
          </table:table-cell>
          <table:table-cell office:value-type="string" calcext:value-type="string">
            <text:p>((-3.136765e+01</text:p>
          </table:table-cell>
          <table:table-cell office:value-type="float" office:value="-185.8916" calcext:value-type="float">
            <text:p>-185.8916</text:p>
          </table:table-cell>
          <table:table-cell office:value-type="string" calcext:value-type="string">
            <text:p>-6.432994e-01)</text:p>
          </table:table-cell>
          <table:table-cell office:value-type="string" calcext:value-type="string">
            <text:p>(1.780275e-02</text:p>
          </table:table-cell>
          <table:table-cell office:value-type="float" office:value="6.173515" calcext:value-type="float">
            <text:p>6.173515</text:p>
          </table:table-cell>
          <table:table-cell office:value-type="string" calcext:value-type="string">
            <text:p>3.069862e-01))</text:p>
          </table:table-cell>
        </table:table-row>
        <table:table-row table:style-name="ro1">
          <table:table-cell office:value-type="float" office:value="0.703333" calcext:value-type="float">
            <text:p>0.703333</text:p>
          </table:table-cell>
          <table:table-cell office:value-type="string" calcext:value-type="string">
            <text:p>((-1.284688e+01</text:p>
          </table:table-cell>
          <table:table-cell office:value-type="float" office:value="8.406441E-020" calcext:value-type="float">
            <text:p>8.406441E-20</text:p>
          </table:table-cell>
          <table:table-cell office:value-type="string" calcext:value-type="string">
            <text:p>6.275620e+02)</text:p>
          </table:table-cell>
          <table:table-cell office:value-type="string" calcext:value-type="string">
            <text:p>(6.132221e+00</text:p>
          </table:table-cell>
          <table:table-cell office:value-type="float" office:value="-1.986561E-020" calcext:value-type="float">
            <text:p>-1.986561E-20</text:p>
          </table:table-cell>
          <table:table-cell office:value-type="string" calcext:value-type="string">
            <text:p>-3.593759e-01))</text:p>
          </table:table-cell>
          <table:table-cell office:value-type="string" calcext:value-type="string">
            <text:p>((-3.137810e+01</text:p>
          </table:table-cell>
          <table:table-cell office:value-type="float" office:value="-185.9959" calcext:value-type="float">
            <text:p>-185.9959</text:p>
          </table:table-cell>
          <table:table-cell office:value-type="string" calcext:value-type="string">
            <text:p>-6.423441e-01)</text:p>
          </table:table-cell>
          <table:table-cell office:value-type="string" calcext:value-type="string">
            <text:p>(1.796880e-02</text:p>
          </table:table-cell>
          <table:table-cell office:value-type="float" office:value="6.166181" calcext:value-type="float">
            <text:p>6.166181</text:p>
          </table:table-cell>
          <table:table-cell office:value-type="string" calcext:value-type="string">
            <text:p>3.066110e-01))</text:p>
          </table:table-cell>
        </table:table-row>
        <table:table-row table:style-name="ro1">
          <table:table-cell office:value-type="float" office:value="0.703889" calcext:value-type="float">
            <text:p>0.703889</text:p>
          </table:table-cell>
          <table:table-cell office:value-type="string" calcext:value-type="string">
            <text:p>((-1.285889e+01</text:p>
          </table:table-cell>
          <table:table-cell office:value-type="float" office:value="1.018866E-019" calcext:value-type="float">
            <text:p>1.018866E-19</text:p>
          </table:table-cell>
          <table:table-cell office:value-type="string" calcext:value-type="string">
            <text:p>6.274578e+02)</text:p>
          </table:table-cell>
          <table:table-cell office:value-type="string" calcext:value-type="string">
            <text:p>(6.125062e+00</text:p>
          </table:table-cell>
          <table:table-cell office:value-type="float" office:value="-2.009718E-020" calcext:value-type="float">
            <text:p>-2.009718E-20</text:p>
          </table:table-cell>
          <table:table-cell office:value-type="string" calcext:value-type="string">
            <text:p>-3.625694e-01))</text:p>
          </table:table-cell>
          <table:table-cell office:value-type="string" calcext:value-type="string">
            <text:p>((-3.137289e+01</text:p>
          </table:table-cell>
          <table:table-cell office:value-type="float" office:value="-185.903" calcext:value-type="float">
            <text:p>-185.903</text:p>
          </table:table-cell>
          <table:table-cell office:value-type="string" calcext:value-type="string">
            <text:p>-6.429445e-01)</text:p>
          </table:table-cell>
          <table:table-cell office:value-type="string" calcext:value-type="string">
            <text:p>(1.812847e-02</text:p>
          </table:table-cell>
          <table:table-cell office:value-type="float" office:value="6.159186" calcext:value-type="float">
            <text:p>6.159186</text:p>
          </table:table-cell>
          <table:table-cell office:value-type="string" calcext:value-type="string">
            <text:p>3.062531e-01))</text:p>
          </table:table-cell>
        </table:table-row>
        <table:table-row table:style-name="ro1">
          <table:table-cell office:value-type="float" office:value="0.704444" calcext:value-type="float">
            <text:p>0.704444</text:p>
          </table:table-cell>
          <table:table-cell office:value-type="string" calcext:value-type="string">
            <text:p>((-1.284166e+01</text:p>
          </table:table-cell>
          <table:table-cell office:value-type="float" office:value="7.162688E-020" calcext:value-type="float">
            <text:p>7.162688E-20</text:p>
          </table:table-cell>
          <table:table-cell office:value-type="string" calcext:value-type="string">
            <text:p>6.276668e+02)</text:p>
          </table:table-cell>
          <table:table-cell office:value-type="string" calcext:value-type="string">
            <text:p>(6.118212e+00</text:p>
          </table:table-cell>
          <table:table-cell office:value-type="float" office:value="-2.031988E-020" calcext:value-type="float">
            <text:p>-2.031988E-20</text:p>
          </table:table-cell>
          <table:table-cell office:value-type="string" calcext:value-type="string">
            <text:p>-3.656288e-01))</text:p>
          </table:table-cell>
          <table:table-cell office:value-type="string" calcext:value-type="string">
            <text:p>((-3.138334e+01</text:p>
          </table:table-cell>
          <table:table-cell office:value-type="float" office:value="-186.0088" calcext:value-type="float">
            <text:p>-186.0088</text:p>
          </table:table-cell>
          <table:table-cell office:value-type="string" calcext:value-type="string">
            <text:p>-6.420828e-01)</text:p>
          </table:table-cell>
          <table:table-cell office:value-type="string" calcext:value-type="string">
            <text:p>(1.828144e-02</text:p>
          </table:table-cell>
          <table:table-cell office:value-type="float" office:value="6.152491" calcext:value-type="float">
            <text:p>6.152491</text:p>
          </table:table-cell>
          <table:table-cell office:value-type="string" calcext:value-type="string">
            <text:p>3.059106e-01))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string" calcext:value-type="string">
            <text:p>((-1.285769e+01</text:p>
          </table:table-cell>
          <table:table-cell office:value-type="float" office:value="8.64849E-020" calcext:value-type="float">
            <text:p>8.64849E-20</text:p>
          </table:table-cell>
          <table:table-cell office:value-type="string" calcext:value-type="string">
            <text:p>6.275926e+02)</text:p>
          </table:table-cell>
          <table:table-cell office:value-type="string" calcext:value-type="string">
            <text:p>(6.111605e+00</text:p>
          </table:table-cell>
          <table:table-cell office:value-type="float" office:value="-2.052336E-020" calcext:value-type="float">
            <text:p>-2.052336E-20</text:p>
          </table:table-cell>
          <table:table-cell office:value-type="string" calcext:value-type="string">
            <text:p>-3.685494e-01))</text:p>
          </table:table-cell>
          <table:table-cell office:value-type="string" calcext:value-type="string">
            <text:p>((-3.137963e+01</text:p>
          </table:table-cell>
          <table:table-cell office:value-type="float" office:value="-185.9373" calcext:value-type="float">
            <text:p>-185.9373</text:p>
          </table:table-cell>
          <table:table-cell office:value-type="string" calcext:value-type="string">
            <text:p>-6.428845e-01)</text:p>
          </table:table-cell>
          <table:table-cell office:value-type="string" calcext:value-type="string">
            <text:p>(1.842747e-02</text:p>
          </table:table-cell>
          <table:table-cell office:value-type="float" office:value="6.146025" calcext:value-type="float">
            <text:p>6.146025</text:p>
          </table:table-cell>
          <table:table-cell office:value-type="string" calcext:value-type="string">
            <text:p>3.055803e-01))</text:p>
          </table:table-cell>
        </table:table-row>
        <table:table-row table:style-name="ro1">
          <table:table-cell office:value-type="float" office:value="0.705556" calcext:value-type="float">
            <text:p>0.705556</text:p>
          </table:table-cell>
          <table:table-cell office:value-type="string" calcext:value-type="string">
            <text:p>((-1.284328e+01</text:p>
          </table:table-cell>
          <table:table-cell office:value-type="float" office:value="5.648396E-020" calcext:value-type="float">
            <text:p>5.648396E-20</text:p>
          </table:table-cell>
          <table:table-cell office:value-type="string" calcext:value-type="string">
            <text:p>6.277867e+02)</text:p>
          </table:table-cell>
          <table:table-cell office:value-type="string" calcext:value-type="string">
            <text:p>(6.105269e+00</text:p>
          </table:table-cell>
          <table:table-cell office:value-type="float" office:value="-2.071266E-020" calcext:value-type="float">
            <text:p>-2.071266E-20</text:p>
          </table:table-cell>
          <table:table-cell office:value-type="string" calcext:value-type="string">
            <text:p>-3.713262e-01))</text:p>
          </table:table-cell>
          <table:table-cell office:value-type="string" calcext:value-type="string">
            <text:p>((-3.138933e+01</text:p>
          </table:table-cell>
          <table:table-cell office:value-type="float" office:value="-186.0359" calcext:value-type="float">
            <text:p>-186.0359</text:p>
          </table:table-cell>
          <table:table-cell office:value-type="string" calcext:value-type="string">
            <text:p>-6.421641e-01)</text:p>
          </table:table-cell>
          <table:table-cell office:value-type="string" calcext:value-type="string">
            <text:p>(1.856631e-02</text:p>
          </table:table-cell>
          <table:table-cell office:value-type="float" office:value="6.139818" calcext:value-type="float">
            <text:p>6.139818</text:p>
          </table:table-cell>
          <table:table-cell office:value-type="string" calcext:value-type="string">
            <text:p>3.052634e-01))</text:p>
          </table:table-cell>
        </table:table-row>
        <table:table-row table:style-name="ro1">
          <table:table-cell office:value-type="float" office:value="0.706111" calcext:value-type="float">
            <text:p>0.706111</text:p>
          </table:table-cell>
          <table:table-cell office:value-type="string" calcext:value-type="string">
            <text:p>((-1.286190e+01</text:p>
          </table:table-cell>
          <table:table-cell office:value-type="float" office:value="7.191092E-020" calcext:value-type="float">
            <text:p>7.191092E-20</text:p>
          </table:table-cell>
          <table:table-cell office:value-type="string" calcext:value-type="string">
            <text:p>6.277048e+02)</text:p>
          </table:table-cell>
          <table:table-cell office:value-type="string" calcext:value-type="string">
            <text:p>(6.099224e+00</text:p>
          </table:table-cell>
          <table:table-cell office:value-type="float" office:value="-2.088859E-020" calcext:value-type="float">
            <text:p>-2.088859E-20</text:p>
          </table:table-cell>
          <table:table-cell office:value-type="string" calcext:value-type="string">
            <text:p>-3.739515e-01))</text:p>
          </table:table-cell>
          <table:table-cell office:value-type="string" calcext:value-type="string">
            <text:p>((-3.138524e+01</text:p>
          </table:table-cell>
          <table:table-cell office:value-type="float" office:value="-185.9604" calcext:value-type="float">
            <text:p>-185.9604</text:p>
          </table:table-cell>
          <table:table-cell office:value-type="string" calcext:value-type="string">
            <text:p>-6.430949e-01)</text:p>
          </table:table-cell>
          <table:table-cell office:value-type="string" calcext:value-type="string">
            <text:p>(1.869758e-02</text:p>
          </table:table-cell>
          <table:table-cell office:value-type="float" office:value="6.133888" calcext:value-type="float">
            <text:p>6.133888</text:p>
          </table:table-cell>
          <table:table-cell office:value-type="string" calcext:value-type="string">
            <text:p>3.049612e-01))</text:p>
          </table:table-cell>
        </table:table-row>
        <table:table-row table:style-name="ro1">
          <table:table-cell office:value-type="float" office:value="0.706667" calcext:value-type="float">
            <text:p>0.706667</text:p>
          </table:table-cell>
          <table:table-cell office:value-type="string" calcext:value-type="string">
            <text:p>((-1.284911e+01</text:p>
          </table:table-cell>
          <table:table-cell office:value-type="float" office:value="4.256337E-020" calcext:value-type="float">
            <text:p>4.256337E-20</text:p>
          </table:table-cell>
          <table:table-cell office:value-type="string" calcext:value-type="string">
            <text:p>6.278759e+02)</text:p>
          </table:table-cell>
          <table:table-cell office:value-type="string" calcext:value-type="string">
            <text:p>(6.093476e+00</text:p>
          </table:table-cell>
          <table:table-cell office:value-type="float" office:value="-2.105202E-020" calcext:value-type="float">
            <text:p>-2.105202E-20</text:p>
          </table:table-cell>
          <table:table-cell office:value-type="string" calcext:value-type="string">
            <text:p>-3.764123e-01))</text:p>
          </table:table-cell>
          <table:table-cell office:value-type="string" calcext:value-type="string">
            <text:p>((-3.139379e+01</text:p>
          </table:table-cell>
          <table:table-cell office:value-type="float" office:value="-186.0457" calcext:value-type="float">
            <text:p>-186.0457</text:p>
          </table:table-cell>
          <table:table-cell office:value-type="string" calcext:value-type="string">
            <text:p>-6.424555e-01)</text:p>
          </table:table-cell>
          <table:table-cell office:value-type="string" calcext:value-type="string">
            <text:p>(1.882062e-02</text:p>
          </table:table-cell>
          <table:table-cell office:value-type="float" office:value="6.128238" calcext:value-type="float">
            <text:p>6.128238</text:p>
          </table:table-cell>
          <table:table-cell office:value-type="string" calcext:value-type="string">
            <text:p>3.046738e-01))</text:p>
          </table:table-cell>
        </table:table-row>
        <table:table-row table:style-name="ro1">
          <table:table-cell office:value-type="float" office:value="0.707222" calcext:value-type="float">
            <text:p>0.707222</text:p>
          </table:table-cell>
          <table:table-cell office:value-type="string" calcext:value-type="string">
            <text:p>((-1.284855e+01</text:p>
          </table:table-cell>
          <table:table-cell office:value-type="float" office:value="2.858797E-020" calcext:value-type="float">
            <text:p>2.858797E-20</text:p>
          </table:table-cell>
          <table:table-cell office:value-type="string" calcext:value-type="string">
            <text:p>6.279130e+02)</text:p>
          </table:table-cell>
          <table:table-cell office:value-type="string" calcext:value-type="string">
            <text:p>(6.087980e+00</text:p>
          </table:table-cell>
          <table:table-cell office:value-type="float" office:value="-2.120559E-020" calcext:value-type="float">
            <text:p>-2.120559E-20</text:p>
          </table:table-cell>
          <table:table-cell office:value-type="string" calcext:value-type="string">
            <text:p>-3.787083e-01))</text:p>
          </table:table-cell>
          <table:table-cell office:value-type="string" calcext:value-type="string">
            <text:p>((-3.139565e+01</text:p>
          </table:table-cell>
          <table:table-cell office:value-type="float" office:value="-186.0493" calcext:value-type="float">
            <text:p>-186.0493</text:p>
          </table:table-cell>
          <table:table-cell office:value-type="string" calcext:value-type="string">
            <text:p>-6.424276e-01)</text:p>
          </table:table-cell>
          <table:table-cell office:value-type="string" calcext:value-type="string">
            <text:p>(1.893541e-02</text:p>
          </table:table-cell>
          <table:table-cell office:value-type="float" office:value="6.122821" calcext:value-type="float">
            <text:p>6.122821</text:p>
          </table:table-cell>
          <table:table-cell office:value-type="string" calcext:value-type="string">
            <text:p>3.043990e-01))</text:p>
          </table:table-cell>
        </table:table-row>
        <table:table-row table:style-name="ro1">
          <table:table-cell office:value-type="float" office:value="0.707778" calcext:value-type="float">
            <text:p>0.707778</text:p>
          </table:table-cell>
          <table:table-cell office:value-type="string" calcext:value-type="string">
            <text:p>((-1.288104e+01</text:p>
          </table:table-cell>
          <table:table-cell office:value-type="float" office:value="7.131589E-020" calcext:value-type="float">
            <text:p>7.131589E-20</text:p>
          </table:table-cell>
          <table:table-cell office:value-type="string" calcext:value-type="string">
            <text:p>6.276911e+02)</text:p>
          </table:table-cell>
          <table:table-cell office:value-type="string" calcext:value-type="string">
            <text:p>(6.082871e+00</text:p>
          </table:table-cell>
          <table:table-cell office:value-type="float" office:value="-2.133389E-020" calcext:value-type="float">
            <text:p>-2.133389E-20</text:p>
          </table:table-cell>
          <table:table-cell office:value-type="string" calcext:value-type="string">
            <text:p>-3.808655e-01))</text:p>
          </table:table-cell>
          <table:table-cell office:value-type="string" calcext:value-type="string">
            <text:p>((-3.138455e+01</text:p>
          </table:table-cell>
          <table:table-cell office:value-type="float" office:value="-185.8811" calcext:value-type="float">
            <text:p>-185.8811</text:p>
          </table:table-cell>
          <table:table-cell office:value-type="string" calcext:value-type="string">
            <text:p>-6.440519e-01)</text:p>
          </table:table-cell>
          <table:table-cell office:value-type="string" calcext:value-type="string">
            <text:p>(1.904328e-02</text:p>
          </table:table-cell>
          <table:table-cell office:value-type="float" office:value="6.117786" calcext:value-type="float">
            <text:p>6.117786</text:p>
          </table:table-cell>
          <table:table-cell office:value-type="string" calcext:value-type="string">
            <text:p>3.041436e-01))</text:p>
          </table:table-cell>
        </table:table-row>
        <table:table-row table:style-name="ro1">
          <table:table-cell office:value-type="float" office:value="0.708333" calcext:value-type="float">
            <text:p>0.708333</text:p>
          </table:table-cell>
          <table:table-cell office:value-type="string" calcext:value-type="string">
            <text:p>((-1.286744e+01</text:p>
          </table:table-cell>
          <table:table-cell office:value-type="float" office:value="3.593782E-020" calcext:value-type="float">
            <text:p>3.593782E-20</text:p>
          </table:table-cell>
          <table:table-cell office:value-type="string" calcext:value-type="string">
            <text:p>6.278808e+02)</text:p>
          </table:table-cell>
          <table:table-cell office:value-type="string" calcext:value-type="string">
            <text:p>(6.078225e+00</text:p>
          </table:table-cell>
          <table:table-cell office:value-type="float" office:value="-2.169164E-020" calcext:value-type="float">
            <text:p>-2.169164E-20</text:p>
          </table:table-cell>
          <table:table-cell office:value-type="string" calcext:value-type="string">
            <text:p>-3.829102e-01))</text:p>
          </table:table-cell>
          <table:table-cell office:value-type="string" calcext:value-type="string">
            <text:p>((-3.139404e+01</text:p>
          </table:table-cell>
          <table:table-cell office:value-type="float" office:value="-185.9821" calcext:value-type="float">
            <text:p>-185.9821</text:p>
          </table:table-cell>
          <table:table-cell office:value-type="string" calcext:value-type="string">
            <text:p>-6.433719e-01)</text:p>
          </table:table-cell>
          <table:table-cell office:value-type="string" calcext:value-type="string">
            <text:p>(1.914551e-02</text:p>
          </table:table-cell>
          <table:table-cell office:value-type="float" office:value="6.113219" calcext:value-type="float">
            <text:p>6.113219</text:p>
          </table:table-cell>
          <table:table-cell office:value-type="string" calcext:value-type="string">
            <text:p>3.039112e-01))</text:p>
          </table:table-cell>
        </table:table-row>
        <table:table-row table:style-name="ro1">
          <table:table-cell office:value-type="float" office:value="0.708889" calcext:value-type="float">
            <text:p>0.708889</text:p>
          </table:table-cell>
          <table:table-cell office:value-type="string" calcext:value-type="string">
            <text:p>((-1.286556e+01</text:p>
          </table:table-cell>
          <table:table-cell office:value-type="float" office:value="1.484742E-020" calcext:value-type="float">
            <text:p>1.484742E-20</text:p>
          </table:table-cell>
          <table:table-cell office:value-type="string" calcext:value-type="string">
            <text:p>6.279450e+02)</text:p>
          </table:table-cell>
          <table:table-cell office:value-type="string" calcext:value-type="string">
            <text:p>(6.073693e+00</text:p>
          </table:table-cell>
          <table:table-cell office:value-type="float" office:value="-2.201396E-020" calcext:value-type="float">
            <text:p>-2.201396E-20</text:p>
          </table:table-cell>
          <table:table-cell office:value-type="string" calcext:value-type="string">
            <text:p>-3.847392e-01))</text:p>
          </table:table-cell>
          <table:table-cell office:value-type="string" calcext:value-type="string">
            <text:p>((-3.139725e+01</text:p>
          </table:table-cell>
          <table:table-cell office:value-type="float" office:value="-186.0068" calcext:value-type="float">
            <text:p>-186.0068</text:p>
          </table:table-cell>
          <table:table-cell office:value-type="string" calcext:value-type="string">
            <text:p>-6.432782e-01)</text:p>
          </table:table-cell>
          <table:table-cell office:value-type="string" calcext:value-type="string">
            <text:p>(1.923696e-02</text:p>
          </table:table-cell>
          <table:table-cell office:value-type="float" office:value="6.108731" calcext:value-type="float">
            <text:p>6.108731</text:p>
          </table:table-cell>
          <table:table-cell office:value-type="string" calcext:value-type="string">
            <text:p>3.036847e-01))</text:p>
          </table:table-cell>
        </table:table-row>
        <table:table-row table:style-name="ro1">
          <table:table-cell office:value-type="float" office:value="0.709444" calcext:value-type="float">
            <text:p>0.709444</text:p>
          </table:table-cell>
          <table:table-cell office:value-type="string" calcext:value-type="string">
            <text:p>((-1.287075e+01</text:p>
          </table:table-cell>
          <table:table-cell office:value-type="float" office:value="9.617967E-021" calcext:value-type="float">
            <text:p>9.617967E-21</text:p>
          </table:table-cell>
          <table:table-cell office:value-type="string" calcext:value-type="string">
            <text:p>6.279379e+02)</text:p>
          </table:table-cell>
          <table:table-cell office:value-type="string" calcext:value-type="string">
            <text:p>(6.068971e+00</text:p>
          </table:table-cell>
          <table:table-cell office:value-type="float" office:value="-2.230512E-020" calcext:value-type="float">
            <text:p>-2.230512E-20</text:p>
          </table:table-cell>
          <table:table-cell office:value-type="string" calcext:value-type="string">
            <text:p>-3.862510e-01))</text:p>
          </table:table-cell>
          <table:table-cell office:value-type="string" calcext:value-type="string">
            <text:p>((-3.139690e+01</text:p>
          </table:table-cell>
          <table:table-cell office:value-type="float" office:value="-185.9831" calcext:value-type="float">
            <text:p>-185.9831</text:p>
          </table:table-cell>
          <table:table-cell office:value-type="string" calcext:value-type="string">
            <text:p>-6.435374e-01)</text:p>
          </table:table-cell>
          <table:table-cell office:value-type="string" calcext:value-type="string">
            <text:p>(1.931255e-02</text:p>
          </table:table-cell>
          <table:table-cell office:value-type="float" office:value="6.103976" calcext:value-type="float">
            <text:p>6.103976</text:p>
          </table:table-cell>
          <table:table-cell office:value-type="string" calcext:value-type="string">
            <text:p>3.034485e-01))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string" calcext:value-type="string">
            <text:p>((-1.287592e+01</text:p>
          </table:table-cell>
          <table:table-cell office:value-type="float" office:value="1.570401E-020" calcext:value-type="float">
            <text:p>1.570401E-20</text:p>
          </table:table-cell>
          <table:table-cell office:value-type="string" calcext:value-type="string">
            <text:p>6.279402e+02)</text:p>
          </table:table-cell>
          <table:table-cell office:value-type="string" calcext:value-type="string">
            <text:p>(6.058554e+00</text:p>
          </table:table-cell>
          <table:table-cell office:value-type="float" office:value="-2.258767E-020" calcext:value-type="float">
            <text:p>-2.258767E-20</text:p>
          </table:table-cell>
          <table:table-cell office:value-type="string" calcext:value-type="string">
            <text:p>-3.864776e-01))</text:p>
          </table:table-cell>
          <table:table-cell office:value-type="string" calcext:value-type="string">
            <text:p>((-3.139701e+01</text:p>
          </table:table-cell>
          <table:table-cell office:value-type="float" office:value="-185.959" calcext:value-type="float">
            <text:p>-185.959</text:p>
          </table:table-cell>
          <table:table-cell office:value-type="string" calcext:value-type="string">
            <text:p>-6.437961e-01)</text:p>
          </table:table-cell>
          <table:table-cell office:value-type="string" calcext:value-type="string">
            <text:p>(1.932388e-02</text:p>
          </table:table-cell>
          <table:table-cell office:value-type="float" office:value="6.092914" calcext:value-type="float">
            <text:p>6.092914</text:p>
          </table:table-cell>
          <table:table-cell office:value-type="string" calcext:value-type="string">
            <text:p>3.029277e-01))</text:p>
          </table:table-cell>
        </table:table-row>
        <table:table-row table:style-name="ro1">
          <table:table-cell office:value-type="float" office:value="0.710556" calcext:value-type="float">
            <text:p>0.710556</text:p>
          </table:table-cell>
          <table:table-cell office:value-type="string" calcext:value-type="string">
            <text:p>((-1.287317e+01</text:p>
          </table:table-cell>
          <table:table-cell office:value-type="float" office:value="2.319195E-020" calcext:value-type="float">
            <text:p>2.319195E-20</text:p>
          </table:table-cell>
          <table:table-cell office:value-type="string" calcext:value-type="string">
            <text:p>6.280344e+02)</text:p>
          </table:table-cell>
          <table:table-cell office:value-type="string" calcext:value-type="string">
            <text:p>(6.046339e+00</text:p>
          </table:table-cell>
          <table:table-cell office:value-type="float" office:value="-2.29286E-020" calcext:value-type="float">
            <text:p>-2.29286E-20</text:p>
          </table:table-cell>
          <table:table-cell office:value-type="string" calcext:value-type="string">
            <text:p>-3.859634e-01))</text:p>
          </table:table-cell>
          <table:table-cell office:value-type="string" calcext:value-type="string">
            <text:p>((-3.140172e+01</text:p>
          </table:table-cell>
          <table:table-cell office:value-type="float" office:value="-185.9865" calcext:value-type="float">
            <text:p>-185.9865</text:p>
          </table:table-cell>
          <table:table-cell office:value-type="string" calcext:value-type="string">
            <text:p>-6.436584e-01)</text:p>
          </table:table-cell>
          <table:table-cell office:value-type="string" calcext:value-type="string">
            <text:p>(1.929817e-02</text:p>
          </table:table-cell>
          <table:table-cell office:value-type="float" office:value="6.079764" calcext:value-type="float">
            <text:p>6.079764</text:p>
          </table:table-cell>
          <table:table-cell office:value-type="string" calcext:value-type="string">
            <text:p>3.023170e-01))</text:p>
          </table:table-cell>
        </table:table-row>
        <table:table-row table:style-name="ro1">
          <table:table-cell office:value-type="float" office:value="0.711111" calcext:value-type="float">
            <text:p>0.711111</text:p>
          </table:table-cell>
          <table:table-cell office:value-type="string" calcext:value-type="string">
            <text:p>((-1.287552e+01</text:p>
          </table:table-cell>
          <table:table-cell office:value-type="float" office:value="5.290385E-021" calcext:value-type="float">
            <text:p>5.290385E-21</text:p>
          </table:table-cell>
          <table:table-cell office:value-type="string" calcext:value-type="string">
            <text:p>6.280608e+02)</text:p>
          </table:table-cell>
          <table:table-cell office:value-type="string" calcext:value-type="string">
            <text:p>(6.029288e+00</text:p>
          </table:table-cell>
          <table:table-cell office:value-type="float" office:value="-2.327048E-020" calcext:value-type="float">
            <text:p>-2.327048E-20</text:p>
          </table:table-cell>
          <table:table-cell office:value-type="string" calcext:value-type="string">
            <text:p>-3.841882e-01))</text:p>
          </table:table-cell>
          <table:table-cell office:value-type="string" calcext:value-type="string">
            <text:p>((-3.140304e+01</text:p>
          </table:table-cell>
          <table:table-cell office:value-type="float" office:value="-185.9849" calcext:value-type="float">
            <text:p>-185.9849</text:p>
          </table:table-cell>
          <table:table-cell office:value-type="string" calcext:value-type="string">
            <text:p>-6.437760e-01)</text:p>
          </table:table-cell>
          <table:table-cell office:value-type="string" calcext:value-type="string">
            <text:p>(1.920941e-02</text:p>
          </table:table-cell>
          <table:table-cell office:value-type="float" office:value="6.061227" calcext:value-type="float">
            <text:p>6.061227</text:p>
          </table:table-cell>
          <table:table-cell office:value-type="string" calcext:value-type="string">
            <text:p>3.014644e-01))</text:p>
          </table:table-cell>
        </table:table-row>
        <table:table-row table:style-name="ro1">
          <table:table-cell office:value-type="float" office:value="0.711667" calcext:value-type="float">
            <text:p>0.711667</text:p>
          </table:table-cell>
          <table:table-cell office:value-type="string" calcext:value-type="string">
            <text:p>((-1.288136e+01</text:p>
          </table:table-cell>
          <table:table-cell office:value-type="float" office:value="-9.122305E-021" calcext:value-type="float">
            <text:p>-9.122305E-21</text:p>
          </table:table-cell>
          <table:table-cell office:value-type="string" calcext:value-type="string">
            <text:p>6.280537e+02)</text:p>
          </table:table-cell>
          <table:table-cell office:value-type="string" calcext:value-type="string">
            <text:p>(6.011545e+00</text:p>
          </table:table-cell>
          <table:table-cell office:value-type="float" office:value="-2.362523E-020" calcext:value-type="float">
            <text:p>-2.362523E-20</text:p>
          </table:table-cell>
          <table:table-cell office:value-type="string" calcext:value-type="string">
            <text:p>-3.818894e-01))</text:p>
          </table:table-cell>
          <table:table-cell office:value-type="string" calcext:value-type="string">
            <text:p>((-3.140269e+01</text:p>
          </table:table-cell>
          <table:table-cell office:value-type="float" office:value="-185.9652" calcext:value-type="float">
            <text:p>-185.9652</text:p>
          </table:table-cell>
          <table:table-cell office:value-type="string" calcext:value-type="string">
            <text:p>-6.440681e-01)</text:p>
          </table:table-cell>
          <table:table-cell office:value-type="string" calcext:value-type="string">
            <text:p>(1.909447e-02</text:p>
          </table:table-cell>
          <table:table-cell office:value-type="float" office:value="6.041841" calcext:value-type="float">
            <text:p>6.041841</text:p>
          </table:table-cell>
          <table:table-cell office:value-type="string" calcext:value-type="string">
            <text:p>3.005772e-01))</text:p>
          </table:table-cell>
        </table:table-row>
        <table:table-row table:style-name="ro1">
          <table:table-cell office:value-type="float" office:value="0.712222" calcext:value-type="float">
            <text:p>0.712222</text:p>
          </table:table-cell>
          <table:table-cell office:value-type="string" calcext:value-type="string">
            <text:p>((-1.289030e+01</text:p>
          </table:table-cell>
          <table:table-cell office:value-type="float" office:value="-1.796535E-020" calcext:value-type="float">
            <text:p>-1.796535E-20</text:p>
          </table:table-cell>
          <table:table-cell office:value-type="string" calcext:value-type="string">
            <text:p>6.280211e+02)</text:p>
          </table:table-cell>
          <table:table-cell office:value-type="string" calcext:value-type="string">
            <text:p>(5.995188e+00</text:p>
          </table:table-cell>
          <table:table-cell office:value-type="float" office:value="-2.399565E-020" calcext:value-type="float">
            <text:p>-2.399565E-20</text:p>
          </table:table-cell>
          <table:table-cell office:value-type="string" calcext:value-type="string">
            <text:p>-3.795920e-01))</text:p>
          </table:table-cell>
          <table:table-cell office:value-type="string" calcext:value-type="string">
            <text:p>((-3.140106e+01</text:p>
          </table:table-cell>
          <table:table-cell office:value-type="float" office:value="-185.9293" calcext:value-type="float">
            <text:p>-185.9293</text:p>
          </table:table-cell>
          <table:table-cell office:value-type="string" calcext:value-type="string">
            <text:p>-6.445152e-01)</text:p>
          </table:table-cell>
          <table:table-cell office:value-type="string" calcext:value-type="string">
            <text:p>(1.897960e-02</text:p>
          </table:table-cell>
          <table:table-cell office:value-type="float" office:value="6.023919" calcext:value-type="float">
            <text:p>6.023919</text:p>
          </table:table-cell>
          <table:table-cell office:value-type="string" calcext:value-type="string">
            <text:p>2.997594e-01))</text:p>
          </table:table-cell>
        </table:table-row>
        <table:table-row table:style-name="ro1">
          <table:table-cell office:value-type="float" office:value="0.712778" calcext:value-type="float">
            <text:p>0.712778</text:p>
          </table:table-cell>
          <table:table-cell office:value-type="string" calcext:value-type="string">
            <text:p>((-1.290177e+01</text:p>
          </table:table-cell>
          <table:table-cell office:value-type="float" office:value="-2.275521E-020" calcext:value-type="float">
            <text:p>-2.275521E-20</text:p>
          </table:table-cell>
          <table:table-cell office:value-type="string" calcext:value-type="string">
            <text:p>6.279715e+02)</text:p>
          </table:table-cell>
          <table:table-cell office:value-type="string" calcext:value-type="string">
            <text:p>(5.980847e+00</text:p>
          </table:table-cell>
          <table:table-cell office:value-type="float" office:value="-2.437694E-020" calcext:value-type="float">
            <text:p>-2.437694E-20</text:p>
          </table:table-cell>
          <table:table-cell office:value-type="string" calcext:value-type="string">
            <text:p>-3.775184e-01))</text:p>
          </table:table-cell>
          <table:table-cell office:value-type="string" calcext:value-type="string">
            <text:p>((-3.139857e+01</text:p>
          </table:table-cell>
          <table:table-cell office:value-type="float" office:value="-185.8823" calcext:value-type="float">
            <text:p>-185.8823</text:p>
          </table:table-cell>
          <table:table-cell office:value-type="string" calcext:value-type="string">
            <text:p>-6.450883e-01)</text:p>
          </table:table-cell>
          <table:table-cell office:value-type="string" calcext:value-type="string">
            <text:p>(1.887592e-02</text:p>
          </table:table-cell>
          <table:table-cell office:value-type="float" office:value="6.008175" calcext:value-type="float">
            <text:p>6.008175</text:p>
          </table:table-cell>
          <table:table-cell office:value-type="string" calcext:value-type="string">
            <text:p>2.990424e-01))</text:p>
          </table:table-cell>
        </table:table-row>
        <table:table-row table:style-name="ro1">
          <table:table-cell office:value-type="float" office:value="0.713333" calcext:value-type="float">
            <text:p>0.713333</text:p>
          </table:table-cell>
          <table:table-cell office:value-type="string" calcext:value-type="string">
            <text:p>((-1.291447e+01</text:p>
          </table:table-cell>
          <table:table-cell office:value-type="float" office:value="-2.590217E-020" calcext:value-type="float">
            <text:p>-2.590217E-20</text:p>
          </table:table-cell>
          <table:table-cell office:value-type="string" calcext:value-type="string">
            <text:p>6.279207e+02)</text:p>
          </table:table-cell>
          <table:table-cell office:value-type="string" calcext:value-type="string">
            <text:p>(5.968496e+00</text:p>
          </table:table-cell>
          <table:table-cell office:value-type="float" office:value="-2.476424E-020" calcext:value-type="float">
            <text:p>-2.476424E-20</text:p>
          </table:table-cell>
          <table:table-cell office:value-type="string" calcext:value-type="string">
            <text:p>-3.756967e-01))</text:p>
          </table:table-cell>
          <table:table-cell office:value-type="string" calcext:value-type="string">
            <text:p>((-3.139603e+01</text:p>
          </table:table-cell>
          <table:table-cell office:value-type="float" office:value="-185.8345" calcext:value-type="float">
            <text:p>-185.8345</text:p>
          </table:table-cell>
          <table:table-cell office:value-type="string" calcext:value-type="string">
            <text:p>-6.457234e-01)</text:p>
          </table:table-cell>
          <table:table-cell office:value-type="string" calcext:value-type="string">
            <text:p>(1.878483e-02</text:p>
          </table:table-cell>
          <table:table-cell office:value-type="float" office:value="5.994587" calcext:value-type="float">
            <text:p>5.994587</text:p>
          </table:table-cell>
          <table:table-cell office:value-type="string" calcext:value-type="string">
            <text:p>2.984248e-01))</text:p>
          </table:table-cell>
        </table:table-row>
        <table:table-row table:style-name="ro1">
          <table:table-cell office:value-type="float" office:value="0.713889" calcext:value-type="float">
            <text:p>0.713889</text:p>
          </table:table-cell>
          <table:table-cell office:value-type="string" calcext:value-type="string">
            <text:p>((-1.292769e+01</text:p>
          </table:table-cell>
          <table:table-cell office:value-type="float" office:value="-2.94879E-020" calcext:value-type="float">
            <text:p>-2.94879E-20</text:p>
          </table:table-cell>
          <table:table-cell office:value-type="string" calcext:value-type="string">
            <text:p>6.278746e+02)</text:p>
          </table:table-cell>
          <table:table-cell office:value-type="string" calcext:value-type="string">
            <text:p>(5.957927e+00</text:p>
          </table:table-cell>
          <table:table-cell office:value-type="float" office:value="-2.515819E-020" calcext:value-type="float">
            <text:p>-2.515819E-20</text:p>
          </table:table-cell>
          <table:table-cell office:value-type="string" calcext:value-type="string">
            <text:p>-3.740643e-01))</text:p>
          </table:table-cell>
          <table:table-cell office:value-type="string" calcext:value-type="string">
            <text:p>((-3.139373e+01</text:p>
          </table:table-cell>
          <table:table-cell office:value-type="float" office:value="-185.7905" calcext:value-type="float">
            <text:p>-185.7905</text:p>
          </table:table-cell>
          <table:table-cell office:value-type="string" calcext:value-type="string">
            <text:p>-6.463846e-01)</text:p>
          </table:table-cell>
          <table:table-cell office:value-type="string" calcext:value-type="string">
            <text:p>(1.870322e-02</text:p>
          </table:table-cell>
          <table:table-cell office:value-type="float" office:value="5.98292" calcext:value-type="float">
            <text:p>5.98292</text:p>
          </table:table-cell>
          <table:table-cell office:value-type="string" calcext:value-type="string">
            <text:p>2.978964e-01))</text:p>
          </table:table-cell>
        </table:table-row>
        <table:table-row table:style-name="ro1">
          <table:table-cell office:value-type="float" office:value="0.714444" calcext:value-type="float">
            <text:p>0.714444</text:p>
          </table:table-cell>
          <table:table-cell office:value-type="string" calcext:value-type="string">
            <text:p>((-1.294103e+01</text:p>
          </table:table-cell>
          <table:table-cell office:value-type="float" office:value="-3.448235E-020" calcext:value-type="float">
            <text:p>-3.448235E-20</text:p>
          </table:table-cell>
          <table:table-cell office:value-type="string" calcext:value-type="string">
            <text:p>6.278325e+02)</text:p>
          </table:table-cell>
          <table:table-cell office:value-type="string" calcext:value-type="string">
            <text:p>(5.952291e+00</text:p>
          </table:table-cell>
          <table:table-cell office:value-type="float" office:value="-2.55592E-020" calcext:value-type="float">
            <text:p>-2.55592E-20</text:p>
          </table:table-cell>
          <table:table-cell office:value-type="string" calcext:value-type="string">
            <text:p>-3.735486e-01))</text:p>
          </table:table-cell>
          <table:table-cell office:value-type="string" calcext:value-type="string">
            <text:p>((-3.139163e+01</text:p>
          </table:table-cell>
          <table:table-cell office:value-type="float" office:value="-185.7506" calcext:value-type="float">
            <text:p>-185.7506</text:p>
          </table:table-cell>
          <table:table-cell office:value-type="string" calcext:value-type="string">
            <text:p>-6.470515e-01)</text:p>
          </table:table-cell>
          <table:table-cell office:value-type="string" calcext:value-type="string">
            <text:p>(1.867743e-02</text:p>
          </table:table-cell>
          <table:table-cell office:value-type="float" office:value="5.976708" calcext:value-type="float">
            <text:p>5.976708</text:p>
          </table:table-cell>
          <table:table-cell office:value-type="string" calcext:value-type="string">
            <text:p>2.976145e-01))</text:p>
          </table:table-cell>
        </table:table-row>
        <table:table-row table:style-name="ro1">
          <table:table-cell office:value-type="float" office:value="0.715" calcext:value-type="float">
            <text:p>0.715</text:p>
          </table:table-cell>
          <table:table-cell office:value-type="string" calcext:value-type="string">
            <text:p>((-1.295419e+01</text:p>
          </table:table-cell>
          <table:table-cell office:value-type="float" office:value="-4.101137E-020" calcext:value-type="float">
            <text:p>-4.101137E-20</text:p>
          </table:table-cell>
          <table:table-cell office:value-type="string" calcext:value-type="string">
            <text:p>6.277914e+02)</text:p>
          </table:table-cell>
          <table:table-cell office:value-type="string" calcext:value-type="string">
            <text:p>(5.947712e+00</text:p>
          </table:table-cell>
          <table:table-cell office:value-type="float" office:value="-2.595645E-020" calcext:value-type="float">
            <text:p>-2.595645E-20</text:p>
          </table:table-cell>
          <table:table-cell office:value-type="string" calcext:value-type="string">
            <text:p>-3.731331e-01))</text:p>
          </table:table-cell>
          <table:table-cell office:value-type="string" calcext:value-type="string">
            <text:p>((-3.138957e+01</text:p>
          </table:table-cell>
          <table:table-cell office:value-type="float" office:value="-185.7132" calcext:value-type="float">
            <text:p>-185.7132</text:p>
          </table:table-cell>
          <table:table-cell office:value-type="string" calcext:value-type="string">
            <text:p>-6.477096e-01)</text:p>
          </table:table-cell>
          <table:table-cell office:value-type="string" calcext:value-type="string">
            <text:p>(1.865666e-02</text:p>
          </table:table-cell>
          <table:table-cell office:value-type="float" office:value="5.971633" calcext:value-type="float">
            <text:p>5.971633</text:p>
          </table:table-cell>
          <table:table-cell office:value-type="string" calcext:value-type="string">
            <text:p>2.973856e-01))</text:p>
          </table:table-cell>
        </table:table-row>
        <table:table-row table:style-name="ro1">
          <table:table-cell office:value-type="float" office:value="0.715556" calcext:value-type="float">
            <text:p>0.715556</text:p>
          </table:table-cell>
          <table:table-cell office:value-type="string" calcext:value-type="string">
            <text:p>((-1.296682e+01</text:p>
          </table:table-cell>
          <table:table-cell office:value-type="float" office:value="-4.908209E-020" calcext:value-type="float">
            <text:p>-4.908209E-20</text:p>
          </table:table-cell>
          <table:table-cell office:value-type="string" calcext:value-type="string">
            <text:p>6.277474e+02)</text:p>
          </table:table-cell>
          <table:table-cell office:value-type="string" calcext:value-type="string">
            <text:p>(5.942913e+00</text:p>
          </table:table-cell>
          <table:table-cell office:value-type="float" office:value="-2.632664E-020" calcext:value-type="float">
            <text:p>-2.632664E-20</text:p>
          </table:table-cell>
          <table:table-cell office:value-type="string" calcext:value-type="string">
            <text:p>-3.723327e-01))</text:p>
          </table:table-cell>
          <table:table-cell office:value-type="string" calcext:value-type="string">
            <text:p>((-3.138737e+01</text:p>
          </table:table-cell>
          <table:table-cell office:value-type="float" office:value="-185.6759" calcext:value-type="float">
            <text:p>-185.6759</text:p>
          </table:table-cell>
          <table:table-cell office:value-type="string" calcext:value-type="string">
            <text:p>-6.483410e-01)</text:p>
          </table:table-cell>
          <table:table-cell office:value-type="string" calcext:value-type="string">
            <text:p>(1.861663e-02</text:p>
          </table:table-cell>
          <table:table-cell office:value-type="float" office:value="5.96624" calcext:value-type="float">
            <text:p>5.96624</text:p>
          </table:table-cell>
          <table:table-cell office:value-type="string" calcext:value-type="string">
            <text:p>2.971456e-01))</text:p>
          </table:table-cell>
        </table:table-row>
        <table:table-row table:style-name="ro1">
          <table:table-cell office:value-type="float" office:value="0.716111" calcext:value-type="float">
            <text:p>0.716111</text:p>
          </table:table-cell>
          <table:table-cell office:value-type="string" calcext:value-type="string">
            <text:p>((-1.297862e+01</text:p>
          </table:table-cell>
          <table:table-cell office:value-type="float" office:value="-5.886679E-020" calcext:value-type="float">
            <text:p>-5.886679E-20</text:p>
          </table:table-cell>
          <table:table-cell office:value-type="string" calcext:value-type="string">
            <text:p>6.276959e+02)</text:p>
          </table:table-cell>
          <table:table-cell office:value-type="string" calcext:value-type="string">
            <text:p>(5.937870e+00</text:p>
          </table:table-cell>
          <table:table-cell office:value-type="float" office:value="-2.671644E-020" calcext:value-type="float">
            <text:p>-2.671644E-20</text:p>
          </table:table-cell>
          <table:table-cell office:value-type="string" calcext:value-type="string">
            <text:p>-3.712161e-01))</text:p>
          </table:table-cell>
          <table:table-cell office:value-type="string" calcext:value-type="string">
            <text:p>((-3.138480e+01</text:p>
          </table:table-cell>
          <table:table-cell office:value-type="float" office:value="-185.6364" calcext:value-type="float">
            <text:p>-185.6364</text:p>
          </table:table-cell>
          <table:table-cell office:value-type="string" calcext:value-type="string">
            <text:p>-6.489312e-01)</text:p>
          </table:table-cell>
          <table:table-cell office:value-type="string" calcext:value-type="string">
            <text:p>(1.856081e-02</text:p>
          </table:table-cell>
          <table:table-cell office:value-type="float" office:value="5.960517" calcext:value-type="float">
            <text:p>5.960517</text:p>
          </table:table-cell>
          <table:table-cell office:value-type="string" calcext:value-type="string">
            <text:p>2.968935e-01))</text:p>
          </table:table-cell>
        </table:table-row>
        <table:table-row table:style-name="ro1">
          <table:table-cell office:value-type="float" office:value="0.716667" calcext:value-type="float">
            <text:p>0.716667</text:p>
          </table:table-cell>
          <table:table-cell office:value-type="string" calcext:value-type="string">
            <text:p>((-1.298942e+01</text:p>
          </table:table-cell>
          <table:table-cell office:value-type="float" office:value="-7.060362E-020" calcext:value-type="float">
            <text:p>-7.060362E-20</text:p>
          </table:table-cell>
          <table:table-cell office:value-type="string" calcext:value-type="string">
            <text:p>6.276317e+02)</text:p>
          </table:table-cell>
          <table:table-cell office:value-type="string" calcext:value-type="string">
            <text:p>(5.932480e+00</text:p>
          </table:table-cell>
          <table:table-cell office:value-type="float" office:value="-2.707059E-020" calcext:value-type="float">
            <text:p>-2.707059E-20</text:p>
          </table:table-cell>
          <table:table-cell office:value-type="string" calcext:value-type="string">
            <text:p>-3.696680e-01))</text:p>
          </table:table-cell>
          <table:table-cell office:value-type="string" calcext:value-type="string">
            <text:p>((-3.138159e+01</text:p>
          </table:table-cell>
          <table:table-cell office:value-type="float" office:value="-185.5924" calcext:value-type="float">
            <text:p>-185.5924</text:p>
          </table:table-cell>
          <table:table-cell office:value-type="string" calcext:value-type="string">
            <text:p>-6.494708e-01)</text:p>
          </table:table-cell>
          <table:table-cell office:value-type="string" calcext:value-type="string">
            <text:p>(1.848340e-02</text:p>
          </table:table-cell>
          <table:table-cell office:value-type="float" office:value="5.954332" calcext:value-type="float">
            <text:p>5.954332</text:p>
          </table:table-cell>
          <table:table-cell office:value-type="string" calcext:value-type="string">
            <text:p>2.966240e-01))</text:p>
          </table:table-cell>
        </table:table-row>
        <table:table-row table:style-name="ro1">
          <table:table-cell office:value-type="float" office:value="0.717222" calcext:value-type="float">
            <text:p>0.717222</text:p>
          </table:table-cell>
          <table:table-cell office:value-type="string" calcext:value-type="string">
            <text:p>((-1.299907e+01</text:p>
          </table:table-cell>
          <table:table-cell office:value-type="float" office:value="-8.528088E-020" calcext:value-type="float">
            <text:p>-8.528088E-20</text:p>
          </table:table-cell>
          <table:table-cell office:value-type="string" calcext:value-type="string">
            <text:p>6.275499e+02)</text:p>
          </table:table-cell>
          <table:table-cell office:value-type="string" calcext:value-type="string">
            <text:p>(5.926528e+00</text:p>
          </table:table-cell>
          <table:table-cell office:value-type="float" office:value="-2.742769E-020" calcext:value-type="float">
            <text:p>-2.742769E-20</text:p>
          </table:table-cell>
          <table:table-cell office:value-type="string" calcext:value-type="string">
            <text:p>-3.677658e-01))</text:p>
          </table:table-cell>
          <table:table-cell office:value-type="string" calcext:value-type="string">
            <text:p>((-3.137750e+01</text:p>
          </table:table-cell>
          <table:table-cell office:value-type="float" office:value="-185.5425" calcext:value-type="float">
            <text:p>-185.5425</text:p>
          </table:table-cell>
          <table:table-cell office:value-type="string" calcext:value-type="string">
            <text:p>-6.499537e-01)</text:p>
          </table:table-cell>
          <table:table-cell office:value-type="string" calcext:value-type="string">
            <text:p>(1.838829e-02</text:p>
          </table:table-cell>
          <table:table-cell office:value-type="float" office:value="5.947474" calcext:value-type="float">
            <text:p>5.947474</text:p>
          </table:table-cell>
          <table:table-cell office:value-type="string" calcext:value-type="string">
            <text:p>2.963264e-01))</text:p>
          </table:table-cell>
        </table:table-row>
        <table:table-row table:style-name="ro1">
          <table:table-cell office:value-type="float" office:value="0.717778" calcext:value-type="float">
            <text:p>0.717778</text:p>
          </table:table-cell>
          <table:table-cell office:value-type="string" calcext:value-type="string">
            <text:p>((-1.300747e+01</text:p>
          </table:table-cell>
          <table:table-cell office:value-type="float" office:value="-1.047007E-019" calcext:value-type="float">
            <text:p>-1.047007E-19</text:p>
          </table:table-cell>
          <table:table-cell office:value-type="string" calcext:value-type="string">
            <text:p>6.274426e+02)</text:p>
          </table:table-cell>
          <table:table-cell office:value-type="string" calcext:value-type="string">
            <text:p>(5.919754e+00</text:p>
          </table:table-cell>
          <table:table-cell office:value-type="float" office:value="-2.773111E-020" calcext:value-type="float">
            <text:p>-2.773111E-20</text:p>
          </table:table-cell>
          <table:table-cell office:value-type="string" calcext:value-type="string">
            <text:p>-3.653241e-01))</text:p>
          </table:table-cell>
          <table:table-cell office:value-type="string" calcext:value-type="string">
            <text:p>((-3.137213e+01</text:p>
          </table:table-cell>
          <table:table-cell office:value-type="float" office:value="-185.4847" calcext:value-type="float">
            <text:p>-185.4847</text:p>
          </table:table-cell>
          <table:table-cell office:value-type="string" calcext:value-type="string">
            <text:p>-6.503737e-01)</text:p>
          </table:table-cell>
          <table:table-cell office:value-type="string" calcext:value-type="string">
            <text:p>(1.826621e-02</text:p>
          </table:table-cell>
          <table:table-cell office:value-type="float" office:value="5.939626" calcext:value-type="float">
            <text:p>5.939626</text:p>
          </table:table-cell>
          <table:table-cell office:value-type="string" calcext:value-type="string">
            <text:p>2.959877e-01))</text:p>
          </table:table-cell>
        </table:table-row>
        <table:table-row table:style-name="ro1">
          <table:table-cell office:value-type="float" office:value="0.718333" calcext:value-type="float">
            <text:p>0.718333</text:p>
          </table:table-cell>
          <table:table-cell office:value-type="string" calcext:value-type="string">
            <text:p>((-1.301438e+01</text:p>
          </table:table-cell>
          <table:table-cell office:value-type="float" office:value="-1.309502E-019" calcext:value-type="float">
            <text:p>-1.309502E-19</text:p>
          </table:table-cell>
          <table:table-cell office:value-type="string" calcext:value-type="string">
            <text:p>6.273032e+02)</text:p>
          </table:table-cell>
          <table:table-cell office:value-type="string" calcext:value-type="string">
            <text:p>(5.911917e+00</text:p>
          </table:table-cell>
          <table:table-cell office:value-type="float" office:value="-2.804552E-020" calcext:value-type="float">
            <text:p>-2.804552E-20</text:p>
          </table:table-cell>
          <table:table-cell office:value-type="string" calcext:value-type="string">
            <text:p>-3.622995e-01))</text:p>
          </table:table-cell>
          <table:table-cell office:value-type="string" calcext:value-type="string">
            <text:p>((-3.136516e+01</text:p>
          </table:table-cell>
          <table:table-cell office:value-type="float" office:value="-185.4181" calcext:value-type="float">
            <text:p>-185.4181</text:p>
          </table:table-cell>
          <table:table-cell office:value-type="string" calcext:value-type="string">
            <text:p>-6.507189e-01)</text:p>
          </table:table-cell>
          <table:table-cell office:value-type="string" calcext:value-type="string">
            <text:p>(1.811497e-02</text:p>
          </table:table-cell>
          <table:table-cell office:value-type="float" office:value="5.930525" calcext:value-type="float">
            <text:p>5.930525</text:p>
          </table:table-cell>
          <table:table-cell office:value-type="string" calcext:value-type="string">
            <text:p>2.955959e-01))</text:p>
          </table:table-cell>
        </table:table-row>
        <table:table-row table:style-name="ro1">
          <table:table-cell office:value-type="float" office:value="0.718889" calcext:value-type="float">
            <text:p>0.718889</text:p>
          </table:table-cell>
          <table:table-cell office:value-type="string" calcext:value-type="string">
            <text:p>((-1.302020e+01</text:p>
          </table:table-cell>
          <table:table-cell office:value-type="float" office:value="-1.613698E-019" calcext:value-type="float">
            <text:p>-1.613698E-19</text:p>
          </table:table-cell>
          <table:table-cell office:value-type="string" calcext:value-type="string">
            <text:p>6.271477e+02)</text:p>
          </table:table-cell>
          <table:table-cell office:value-type="string" calcext:value-type="string">
            <text:p>(5.906200e+00</text:p>
          </table:table-cell>
          <table:table-cell office:value-type="float" office:value="-2.832269E-020" calcext:value-type="float">
            <text:p>-2.832269E-20</text:p>
          </table:table-cell>
          <table:table-cell office:value-type="string" calcext:value-type="string">
            <text:p>-3.603505e-01))</text:p>
          </table:table-cell>
          <table:table-cell office:value-type="string" calcext:value-type="string">
            <text:p>((-3.135738e+01</text:p>
          </table:table-cell>
          <table:table-cell office:value-type="float" office:value="-185.348" calcext:value-type="float">
            <text:p>-185.348</text:p>
          </table:table-cell>
          <table:table-cell office:value-type="string" calcext:value-type="string">
            <text:p>-6.510102e-01)</text:p>
          </table:table-cell>
          <table:table-cell office:value-type="string" calcext:value-type="string">
            <text:p>(1.801752e-02</text:p>
          </table:table-cell>
          <table:table-cell office:value-type="float" office:value="5.923889" calcext:value-type="float">
            <text:p>5.923889</text:p>
          </table:table-cell>
          <table:table-cell office:value-type="string" calcext:value-type="string">
            <text:p>2.953100e-01))</text:p>
          </table:table-cell>
        </table:table-row>
        <table:table-row table:style-name="ro1">
          <table:table-cell office:value-type="float" office:value="0.719444" calcext:value-type="float">
            <text:p>0.719444</text:p>
          </table:table-cell>
          <table:table-cell office:value-type="string" calcext:value-type="string">
            <text:p>((-1.302582e+01</text:p>
          </table:table-cell>
          <table:table-cell office:value-type="float" office:value="-1.904947E-019" calcext:value-type="float">
            <text:p>-1.904947E-19</text:p>
          </table:table-cell>
          <table:table-cell office:value-type="string" calcext:value-type="string">
            <text:p>6.270021e+02)</text:p>
          </table:table-cell>
          <table:table-cell office:value-type="string" calcext:value-type="string">
            <text:p>(5.915977e+00</text:p>
          </table:table-cell>
          <table:table-cell office:value-type="float" office:value="-2.78819E-020" calcext:value-type="float">
            <text:p>-2.78819E-20</text:p>
          </table:table-cell>
          <table:table-cell office:value-type="string" calcext:value-type="string">
            <text:p>-3.542947e-01))</text:p>
          </table:table-cell>
          <table:table-cell office:value-type="string" calcext:value-type="string">
            <text:p>((-3.135011e+01</text:p>
          </table:table-cell>
          <table:table-cell office:value-type="float" office:value="-185.2823" calcext:value-type="float">
            <text:p>-185.2823</text:p>
          </table:table-cell>
          <table:table-cell office:value-type="string" calcext:value-type="string">
            <text:p>-6.512911e-01)</text:p>
          </table:table-cell>
          <table:table-cell office:value-type="string" calcext:value-type="string">
            <text:p>(1.771473e-02</text:p>
          </table:table-cell>
          <table:table-cell office:value-type="float" office:value="5.932807" calcext:value-type="float">
            <text:p>5.932807</text:p>
          </table:table-cell>
          <table:table-cell office:value-type="string" calcext:value-type="string">
            <text:p>2.957989e-01))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string" calcext:value-type="string">
            <text:p>((-1.303167e+01</text:p>
          </table:table-cell>
          <table:table-cell office:value-type="float" office:value="-2.123459E-019" calcext:value-type="float">
            <text:p>-2.123459E-19</text:p>
          </table:table-cell>
          <table:table-cell office:value-type="string" calcext:value-type="string">
            <text:p>6.268991e+02)</text:p>
          </table:table-cell>
          <table:table-cell office:value-type="string" calcext:value-type="string">
            <text:p>(5.907845e+00</text:p>
          </table:table-cell>
          <table:table-cell office:value-type="float" office:value="-2.712144E-020" calcext:value-type="float">
            <text:p>-2.712144E-20</text:p>
          </table:table-cell>
          <table:table-cell office:value-type="string" calcext:value-type="string">
            <text:p>-3.551630e-01))</text:p>
          </table:table-cell>
          <table:table-cell office:value-type="string" calcext:value-type="string">
            <text:p>((-3.134495e+01</text:p>
          </table:table-cell>
          <table:table-cell office:value-type="float" office:value="-185.2318" calcext:value-type="float">
            <text:p>-185.2318</text:p>
          </table:table-cell>
          <table:table-cell office:value-type="string" calcext:value-type="string">
            <text:p>-6.515834e-01)</text:p>
          </table:table-cell>
          <table:table-cell office:value-type="string" calcext:value-type="string">
            <text:p>(1.775815e-02</text:p>
          </table:table-cell>
          <table:table-cell office:value-type="float" office:value="5.924056" calcext:value-type="float">
            <text:p>5.924056</text:p>
          </table:table-cell>
          <table:table-cell office:value-type="string" calcext:value-type="string">
            <text:p>2.953922e-01))</text:p>
          </table:table-cell>
        </table:table-row>
        <table:table-row table:style-name="ro1">
          <table:table-cell office:value-type="float" office:value="0.720556" calcext:value-type="float">
            <text:p>0.720556</text:p>
          </table:table-cell>
          <table:table-cell office:value-type="string" calcext:value-type="string">
            <text:p>((-1.303693e+01</text:p>
          </table:table-cell>
          <table:table-cell office:value-type="float" office:value="-2.31234E-019" calcext:value-type="float">
            <text:p>-2.31234E-19</text:p>
          </table:table-cell>
          <table:table-cell office:value-type="string" calcext:value-type="string">
            <text:p>6.268220e+02)</text:p>
          </table:table-cell>
          <table:table-cell office:value-type="string" calcext:value-type="string">
            <text:p>(5.904778e+00</text:p>
          </table:table-cell>
          <table:table-cell office:value-type="float" office:value="-2.628369E-020" calcext:value-type="float">
            <text:p>-2.628369E-20</text:p>
          </table:table-cell>
          <table:table-cell office:value-type="string" calcext:value-type="string">
            <text:p>-3.552862e-01))</text:p>
          </table:table-cell>
          <table:table-cell office:value-type="string" calcext:value-type="string">
            <text:p>((-3.134110e+01</text:p>
          </table:table-cell>
          <table:table-cell office:value-type="float" office:value="-185.1923" calcext:value-type="float">
            <text:p>-185.1923</text:p>
          </table:table-cell>
          <table:table-cell office:value-type="string" calcext:value-type="string">
            <text:p>-6.518463e-01)</text:p>
          </table:table-cell>
          <table:table-cell office:value-type="string" calcext:value-type="string">
            <text:p>(1.776431e-02</text:p>
          </table:table-cell>
          <table:table-cell office:value-type="float" office:value="5.920528" calcext:value-type="float">
            <text:p>5.920528</text:p>
          </table:table-cell>
          <table:table-cell office:value-type="string" calcext:value-type="string">
            <text:p>2.952389e-01))</text:p>
          </table:table-cell>
        </table:table-row>
        <table:table-row table:style-name="ro1">
          <table:table-cell office:value-type="float" office:value="0.721111" calcext:value-type="float">
            <text:p>0.721111</text:p>
          </table:table-cell>
          <table:table-cell office:value-type="string" calcext:value-type="string">
            <text:p>((-1.303946e+01</text:p>
          </table:table-cell>
          <table:table-cell office:value-type="float" office:value="-2.588553E-019" calcext:value-type="float">
            <text:p>-2.588553E-19</text:p>
          </table:table-cell>
          <table:table-cell office:value-type="string" calcext:value-type="string">
            <text:p>6.267225e+02)</text:p>
          </table:table-cell>
          <table:table-cell office:value-type="string" calcext:value-type="string">
            <text:p>(5.902052e+00</text:p>
          </table:table-cell>
          <table:table-cell office:value-type="float" office:value="-2.637013E-020" calcext:value-type="float">
            <text:p>-2.637013E-20</text:p>
          </table:table-cell>
          <table:table-cell office:value-type="string" calcext:value-type="string">
            <text:p>-3.551354e-01))</text:p>
          </table:table-cell>
          <table:table-cell office:value-type="string" calcext:value-type="string">
            <text:p>((-3.133612e+01</text:p>
          </table:table-cell>
          <table:table-cell office:value-type="float" office:value="-185.1511" calcext:value-type="float">
            <text:p>-185.1511</text:p>
          </table:table-cell>
          <table:table-cell office:value-type="string" calcext:value-type="string">
            <text:p>-6.519729e-01)</text:p>
          </table:table-cell>
          <table:table-cell office:value-type="string" calcext:value-type="string">
            <text:p>(1.775677e-02</text:p>
          </table:table-cell>
          <table:table-cell office:value-type="float" office:value="5.917317" calcext:value-type="float">
            <text:p>5.917317</text:p>
          </table:table-cell>
          <table:table-cell office:value-type="string" calcext:value-type="string">
            <text:p>2.951026e-01))</text:p>
          </table:table-cell>
        </table:table-row>
        <table:table-row table:style-name="ro1">
          <table:table-cell office:value-type="float" office:value="0.721667" calcext:value-type="float">
            <text:p>0.721667</text:p>
          </table:table-cell>
          <table:table-cell office:value-type="string" calcext:value-type="string">
            <text:p>((-1.304626e+01</text:p>
          </table:table-cell>
          <table:table-cell office:value-type="float" office:value="-2.478215E-019" calcext:value-type="float">
            <text:p>-2.478215E-19</text:p>
          </table:table-cell>
          <table:table-cell office:value-type="string" calcext:value-type="string">
            <text:p>6.268049e+02)</text:p>
          </table:table-cell>
          <table:table-cell office:value-type="string" calcext:value-type="string">
            <text:p>(5.898502e+00</text:p>
          </table:table-cell>
          <table:table-cell office:value-type="float" office:value="-2.709809E-020" calcext:value-type="float">
            <text:p>-2.709809E-20</text:p>
          </table:table-cell>
          <table:table-cell office:value-type="string" calcext:value-type="string">
            <text:p>-3.552986e-01))</text:p>
          </table:table-cell>
          <table:table-cell office:value-type="string" calcext:value-type="string">
            <text:p>((-3.134025e+01</text:p>
          </table:table-cell>
          <table:table-cell office:value-type="float" office:value="-185.1633" calcext:value-type="float">
            <text:p>-185.1633</text:p>
          </table:table-cell>
          <table:table-cell office:value-type="string" calcext:value-type="string">
            <text:p>-6.523129e-01)</text:p>
          </table:table-cell>
          <table:table-cell office:value-type="string" calcext:value-type="string">
            <text:p>(1.776493e-02</text:p>
          </table:table-cell>
          <table:table-cell office:value-type="float" office:value="5.913323" calcext:value-type="float">
            <text:p>5.913323</text:p>
          </table:table-cell>
          <table:table-cell office:value-type="string" calcext:value-type="string">
            <text:p>2.949251e-01))</text:p>
          </table:table-cell>
        </table:table-row>
        <table:table-row table:style-name="ro1">
          <table:table-cell office:value-type="float" office:value="0.722222" calcext:value-type="float">
            <text:p>0.722222</text:p>
          </table:table-cell>
          <table:table-cell office:value-type="string" calcext:value-type="string">
            <text:p>((-1.305344e+01</text:p>
          </table:table-cell>
          <table:table-cell office:value-type="float" office:value="-2.215471E-019" calcext:value-type="float">
            <text:p>-2.215471E-19</text:p>
          </table:table-cell>
          <table:table-cell office:value-type="string" calcext:value-type="string">
            <text:p>6.269700e+02)</text:p>
          </table:table-cell>
          <table:table-cell office:value-type="string" calcext:value-type="string">
            <text:p>(5.893087e+00</text:p>
          </table:table-cell>
          <table:table-cell office:value-type="float" office:value="-2.816967E-020" calcext:value-type="float">
            <text:p>-2.816967E-20</text:p>
          </table:table-cell>
          <table:table-cell office:value-type="string" calcext:value-type="string">
            <text:p>-3.563249e-01))</text:p>
          </table:table-cell>
          <table:table-cell office:value-type="string" calcext:value-type="string">
            <text:p>((-3.134850e+01</text:p>
          </table:table-cell>
          <table:table-cell office:value-type="float" office:value="-185.2022" calcext:value-type="float">
            <text:p>-185.2022</text:p>
          </table:table-cell>
          <table:table-cell office:value-type="string" calcext:value-type="string">
            <text:p>-6.526718e-01)</text:p>
          </table:table-cell>
          <table:table-cell office:value-type="string" calcext:value-type="string">
            <text:p>(1.781624e-02</text:p>
          </table:table-cell>
          <table:table-cell office:value-type="float" office:value="5.907553" calcext:value-type="float">
            <text:p>5.907553</text:p>
          </table:table-cell>
          <table:table-cell office:value-type="string" calcext:value-type="string">
            <text:p>2.946543e-01))</text:p>
          </table:table-cell>
        </table:table-row>
        <table:table-row table:style-name="ro1">
          <table:table-cell office:value-type="float" office:value="0.722778" calcext:value-type="float">
            <text:p>0.722778</text:p>
          </table:table-cell>
          <table:table-cell office:value-type="string" calcext:value-type="string">
            <text:p>((-1.305684e+01</text:p>
          </table:table-cell>
          <table:table-cell office:value-type="float" office:value="-2.041396E-019" calcext:value-type="float">
            <text:p>-2.041396E-19</text:p>
          </table:table-cell>
          <table:table-cell office:value-type="string" calcext:value-type="string">
            <text:p>6.271137e+02)</text:p>
          </table:table-cell>
          <table:table-cell office:value-type="string" calcext:value-type="string">
            <text:p>(5.885525e+00</text:p>
          </table:table-cell>
          <table:table-cell office:value-type="float" office:value="-2.950316E-020" calcext:value-type="float">
            <text:p>-2.950316E-20</text:p>
          </table:table-cell>
          <table:table-cell office:value-type="string" calcext:value-type="string">
            <text:p>-3.587124e-01))</text:p>
          </table:table-cell>
          <table:table-cell office:value-type="string" calcext:value-type="string">
            <text:p>((-3.135569e+01</text:p>
          </table:table-cell>
          <table:table-cell office:value-type="float" office:value="-185.2401" calcext:value-type="float">
            <text:p>-185.2401</text:p>
          </table:table-cell>
          <table:table-cell office:value-type="string" calcext:value-type="string">
            <text:p>-6.528418e-01)</text:p>
          </table:table-cell>
          <table:table-cell office:value-type="string" calcext:value-type="string">
            <text:p>(1.793562e-02</text:p>
          </table:table-cell>
          <table:table-cell office:value-type="float" office:value="5.899797" calcext:value-type="float">
            <text:p>5.899797</text:p>
          </table:table-cell>
          <table:table-cell office:value-type="string" calcext:value-type="string">
            <text:p>2.942762e-01))</text:p>
          </table:table-cell>
        </table:table-row>
        <table:table-row table:style-name="ro1">
          <table:table-cell office:value-type="float" office:value="0.723333" calcext:value-type="float">
            <text:p>0.723333</text:p>
          </table:table-cell>
          <table:table-cell office:value-type="string" calcext:value-type="string">
            <text:p>((-1.305666e+01</text:p>
          </table:table-cell>
          <table:table-cell office:value-type="float" office:value="-1.950513E-019" calcext:value-type="float">
            <text:p>-1.950513E-19</text:p>
          </table:table-cell>
          <table:table-cell office:value-type="string" calcext:value-type="string">
            <text:p>6.272380e+02)</text:p>
          </table:table-cell>
          <table:table-cell office:value-type="string" calcext:value-type="string">
            <text:p>(5.880473e+00</text:p>
          </table:table-cell>
          <table:table-cell office:value-type="float" office:value="-3.064622E-020" calcext:value-type="float">
            <text:p>-3.064622E-20</text:p>
          </table:table-cell>
          <table:table-cell office:value-type="string" calcext:value-type="string">
            <text:p>-3.614489e-01))</text:p>
          </table:table-cell>
          <table:table-cell office:value-type="string" calcext:value-type="string">
            <text:p>((-3.136190e+01</text:p>
          </table:table-cell>
          <table:table-cell office:value-type="float" office:value="-185.2769" calcext:value-type="float">
            <text:p>-185.2769</text:p>
          </table:table-cell>
          <table:table-cell office:value-type="string" calcext:value-type="string">
            <text:p>-6.528331e-01)</text:p>
          </table:table-cell>
          <table:table-cell office:value-type="string" calcext:value-type="string">
            <text:p>(1.807244e-02</text:p>
          </table:table-cell>
          <table:table-cell office:value-type="float" office:value="5.89478" calcext:value-type="float">
            <text:p>5.89478</text:p>
          </table:table-cell>
          <table:table-cell office:value-type="string" calcext:value-type="string">
            <text:p>2.940236e-01))</text:p>
          </table:table-cell>
        </table:table-row>
        <table:table-row table:style-name="ro1">
          <table:table-cell office:value-type="float" office:value="0.723889" calcext:value-type="float">
            <text:p>0.723889</text:p>
          </table:table-cell>
          <table:table-cell office:value-type="string" calcext:value-type="string">
            <text:p>((-1.305368e+01</text:p>
          </table:table-cell>
          <table:table-cell office:value-type="float" office:value="-1.91102E-019" calcext:value-type="float">
            <text:p>-1.91102E-19</text:p>
          </table:table-cell>
          <table:table-cell office:value-type="string" calcext:value-type="string">
            <text:p>6.273523e+02)</text:p>
          </table:table-cell>
          <table:table-cell office:value-type="string" calcext:value-type="string">
            <text:p>(5.877064e+00</text:p>
          </table:table-cell>
          <table:table-cell office:value-type="float" office:value="-3.164876E-020" calcext:value-type="float">
            <text:p>-3.164876E-20</text:p>
          </table:table-cell>
          <table:table-cell office:value-type="string" calcext:value-type="string">
            <text:p>-3.643182e-01))</text:p>
          </table:table-cell>
          <table:table-cell office:value-type="string" calcext:value-type="string">
            <text:p>((-3.136762e+01</text:p>
          </table:table-cell>
          <table:table-cell office:value-type="float" office:value="-185.3145" calcext:value-type="float">
            <text:p>-185.3145</text:p>
          </table:table-cell>
          <table:table-cell office:value-type="string" calcext:value-type="string">
            <text:p>-6.526838e-01)</text:p>
          </table:table-cell>
          <table:table-cell office:value-type="string" calcext:value-type="string">
            <text:p>(1.821591e-02</text:p>
          </table:table-cell>
          <table:table-cell office:value-type="float" office:value="5.891539" calcext:value-type="float">
            <text:p>5.891539</text:p>
          </table:table-cell>
          <table:table-cell office:value-type="string" calcext:value-type="string">
            <text:p>2.938532e-01))</text:p>
          </table:table-cell>
        </table:table-row>
        <table:table-row table:style-name="ro1">
          <table:table-cell office:value-type="float" office:value="0.724444" calcext:value-type="float">
            <text:p>0.724444</text:p>
          </table:table-cell>
          <table:table-cell office:value-type="string" calcext:value-type="string">
            <text:p>((-1.304894e+01</text:p>
          </table:table-cell>
          <table:table-cell office:value-type="float" office:value="-1.893777E-019" calcext:value-type="float">
            <text:p>-1.893777E-19</text:p>
          </table:table-cell>
          <table:table-cell office:value-type="string" calcext:value-type="string">
            <text:p>6.274634e+02)</text:p>
          </table:table-cell>
          <table:table-cell office:value-type="string" calcext:value-type="string">
            <text:p>(5.875266e+00</text:p>
          </table:table-cell>
          <table:table-cell office:value-type="float" office:value="-3.248173E-020" calcext:value-type="float">
            <text:p>-3.248173E-20</text:p>
          </table:table-cell>
          <table:table-cell office:value-type="string" calcext:value-type="string">
            <text:p>-3.673020e-01))</text:p>
          </table:table-cell>
          <table:table-cell office:value-type="string" calcext:value-type="string">
            <text:p>((-3.137317e+01</text:p>
          </table:table-cell>
          <table:table-cell office:value-type="float" office:value="-185.3528" calcext:value-type="float">
            <text:p>-185.3528</text:p>
          </table:table-cell>
          <table:table-cell office:value-type="string" calcext:value-type="string">
            <text:p>-6.524472e-01)</text:p>
          </table:table-cell>
          <table:table-cell office:value-type="string" calcext:value-type="string">
            <text:p>(1.836510e-02</text:p>
          </table:table-cell>
          <table:table-cell office:value-type="float" office:value="5.890035" calcext:value-type="float">
            <text:p>5.890035</text:p>
          </table:table-cell>
          <table:table-cell office:value-type="string" calcext:value-type="string">
            <text:p>2.937633e-01))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string" calcext:value-type="string">
            <text:p>((-1.304362e+01</text:p>
          </table:table-cell>
          <table:table-cell office:value-type="float" office:value="-1.867559E-019" calcext:value-type="float">
            <text:p>-1.867559E-19</text:p>
          </table:table-cell>
          <table:table-cell office:value-type="string" calcext:value-type="string">
            <text:p>6.275781e+02)</text:p>
          </table:table-cell>
          <table:table-cell office:value-type="string" calcext:value-type="string">
            <text:p>(5.875530e+00</text:p>
          </table:table-cell>
          <table:table-cell office:value-type="float" office:value="-3.281009E-020" calcext:value-type="float">
            <text:p>-3.281009E-20</text:p>
          </table:table-cell>
          <table:table-cell office:value-type="string" calcext:value-type="string">
            <text:p>-3.705014e-01))</text:p>
          </table:table-cell>
          <table:table-cell office:value-type="string" calcext:value-type="string">
            <text:p>((-3.137891e+01</text:p>
          </table:table-cell>
          <table:table-cell office:value-type="float" office:value="-185.3922" calcext:value-type="float">
            <text:p>-185.3922</text:p>
          </table:table-cell>
          <table:table-cell office:value-type="string" calcext:value-type="string">
            <text:p>-6.521810e-01)</text:p>
          </table:table-cell>
          <table:table-cell office:value-type="string" calcext:value-type="string">
            <text:p>(1.852507e-02</text:p>
          </table:table-cell>
          <table:table-cell office:value-type="float" office:value="5.890758" calcext:value-type="float">
            <text:p>5.890758</text:p>
          </table:table-cell>
          <table:table-cell office:value-type="string" calcext:value-type="string">
            <text:p>2.937765e-01))</text:p>
          </table:table-cell>
        </table:table-row>
        <table:table-row table:style-name="ro1">
          <table:table-cell office:value-type="float" office:value="0.725556" calcext:value-type="float">
            <text:p>0.725556</text:p>
          </table:table-cell>
          <table:table-cell office:value-type="string" calcext:value-type="string">
            <text:p>((-1.303714e+01</text:p>
          </table:table-cell>
          <table:table-cell office:value-type="float" office:value="-1.860896E-019" calcext:value-type="float">
            <text:p>-1.860896E-19</text:p>
          </table:table-cell>
          <table:table-cell office:value-type="string" calcext:value-type="string">
            <text:p>6.276864e+02)</text:p>
          </table:table-cell>
          <table:table-cell office:value-type="string" calcext:value-type="string">
            <text:p>(5.877625e+00</text:p>
          </table:table-cell>
          <table:table-cell office:value-type="float" office:value="-3.309947E-020" calcext:value-type="float">
            <text:p>-3.309947E-20</text:p>
          </table:table-cell>
          <table:table-cell office:value-type="string" calcext:value-type="string">
            <text:p>-3.738268e-01))</text:p>
          </table:table-cell>
          <table:table-cell office:value-type="string" calcext:value-type="string">
            <text:p>((-3.138432e+01</text:p>
          </table:table-cell>
          <table:table-cell office:value-type="float" office:value="-185.4307" calcext:value-type="float">
            <text:p>-185.4307</text:p>
          </table:table-cell>
          <table:table-cell office:value-type="string" calcext:value-type="string">
            <text:p>-6.518572e-01)</text:p>
          </table:table-cell>
          <table:table-cell office:value-type="string" calcext:value-type="string">
            <text:p>(1.869134e-02</text:p>
          </table:table-cell>
          <table:table-cell office:value-type="float" office:value="5.89346" calcext:value-type="float">
            <text:p>5.89346</text:p>
          </table:table-cell>
          <table:table-cell office:value-type="string" calcext:value-type="string">
            <text:p>2.938813e-01))</text:p>
          </table:table-cell>
        </table:table-row>
        <table:table-row table:style-name="ro1">
          <table:table-cell office:value-type="float" office:value="0.726111" calcext:value-type="float">
            <text:p>0.726111</text:p>
          </table:table-cell>
          <table:table-cell office:value-type="string" calcext:value-type="string">
            <text:p>((-1.302907e+01</text:p>
          </table:table-cell>
          <table:table-cell office:value-type="float" office:value="-1.851137E-019" calcext:value-type="float">
            <text:p>-1.851137E-19</text:p>
          </table:table-cell>
          <table:table-cell office:value-type="string" calcext:value-type="string">
            <text:p>6.277988e+02)</text:p>
          </table:table-cell>
          <table:table-cell office:value-type="string" calcext:value-type="string">
            <text:p>(5.881979e+00</text:p>
          </table:table-cell>
          <table:table-cell office:value-type="float" office:value="-3.3383E-020" calcext:value-type="float">
            <text:p>-3.3383E-20</text:p>
          </table:table-cell>
          <table:table-cell office:value-type="string" calcext:value-type="string">
            <text:p>-3.772065e-01))</text:p>
          </table:table-cell>
          <table:table-cell office:value-type="string" calcext:value-type="string">
            <text:p>((-3.138994e+01</text:p>
          </table:table-cell>
          <table:table-cell office:value-type="float" office:value="-185.4735" calcext:value-type="float">
            <text:p>-185.4735</text:p>
          </table:table-cell>
          <table:table-cell office:value-type="string" calcext:value-type="string">
            <text:p>-6.514537e-01)</text:p>
          </table:table-cell>
          <table:table-cell office:value-type="string" calcext:value-type="string">
            <text:p>(1.886032e-02</text:p>
          </table:table-cell>
          <table:table-cell office:value-type="float" office:value="5.89857" calcext:value-type="float">
            <text:p>5.89857</text:p>
          </table:table-cell>
          <table:table-cell office:value-type="string" calcext:value-type="string">
            <text:p>2.940990e-01))</text:p>
          </table:table-cell>
        </table:table-row>
        <table:table-row table:style-name="ro1">
          <table:table-cell office:value-type="float" office:value="0.726667" calcext:value-type="float">
            <text:p>0.726667</text:p>
          </table:table-cell>
          <table:table-cell office:value-type="string" calcext:value-type="string">
            <text:p>((-1.301564e+01</text:p>
          </table:table-cell>
          <table:table-cell office:value-type="float" office:value="-1.850847E-019" calcext:value-type="float">
            <text:p>-1.850847E-19</text:p>
          </table:table-cell>
          <table:table-cell office:value-type="string" calcext:value-type="string">
            <text:p>6.277101e+02)</text:p>
          </table:table-cell>
          <table:table-cell office:value-type="string" calcext:value-type="string">
            <text:p>(5.891060e+00</text:p>
          </table:table-cell>
          <table:table-cell office:value-type="float" office:value="-3.36709E-020" calcext:value-type="float">
            <text:p>-3.36709E-20</text:p>
          </table:table-cell>
          <table:table-cell office:value-type="string" calcext:value-type="string">
            <text:p>-3.805300e-01))</text:p>
          </table:table-cell>
          <table:table-cell office:value-type="string" calcext:value-type="string">
            <text:p>((-3.138551e+01</text:p>
          </table:table-cell>
          <table:table-cell office:value-type="float" office:value="-185.4615" calcext:value-type="float">
            <text:p>-185.4615</text:p>
          </table:table-cell>
          <table:table-cell office:value-type="string" calcext:value-type="string">
            <text:p>-6.507820e-01)</text:p>
          </table:table-cell>
          <table:table-cell office:value-type="string" calcext:value-type="string">
            <text:p>(1.902650e-02</text:p>
          </table:table-cell>
          <table:table-cell office:value-type="float" office:value="5.908676" calcext:value-type="float">
            <text:p>5.908676</text:p>
          </table:table-cell>
          <table:table-cell office:value-type="string" calcext:value-type="string">
            <text:p>2.945530e-01))</text:p>
          </table:table-cell>
        </table:table-row>
        <table:table-row table:style-name="ro1">
          <table:table-cell office:value-type="float" office:value="0.727222" calcext:value-type="float">
            <text:p>0.727222</text:p>
          </table:table-cell>
          <table:table-cell office:value-type="string" calcext:value-type="string">
            <text:p>((-1.300691e+01</text:p>
          </table:table-cell>
          <table:table-cell office:value-type="float" office:value="-1.840246E-019" calcext:value-type="float">
            <text:p>-1.840246E-19</text:p>
          </table:table-cell>
          <table:table-cell office:value-type="string" calcext:value-type="string">
            <text:p>6.277556e+02)</text:p>
          </table:table-cell>
          <table:table-cell office:value-type="string" calcext:value-type="string">
            <text:p>(5.905754e+00</text:p>
          </table:table-cell>
          <table:table-cell office:value-type="float" office:value="-3.395654E-020" calcext:value-type="float">
            <text:p>-3.395654E-20</text:p>
          </table:table-cell>
          <table:table-cell office:value-type="string" calcext:value-type="string">
            <text:p>-3.834146e-01))</text:p>
          </table:table-cell>
          <table:table-cell office:value-type="string" calcext:value-type="string">
            <text:p>((-3.138778e+01</text:p>
          </table:table-cell>
          <table:table-cell office:value-type="float" office:value="-185.4847" calcext:value-type="float">
            <text:p>-185.4847</text:p>
          </table:table-cell>
          <table:table-cell office:value-type="string" calcext:value-type="string">
            <text:p>-6.503454e-01)</text:p>
          </table:table-cell>
          <table:table-cell office:value-type="string" calcext:value-type="string">
            <text:p>(1.917073e-02</text:p>
          </table:table-cell>
          <table:table-cell office:value-type="float" office:value="5.924628" calcext:value-type="float">
            <text:p>5.924628</text:p>
          </table:table-cell>
          <table:table-cell office:value-type="string" calcext:value-type="string">
            <text:p>2.952877e-01))</text:p>
          </table:table-cell>
        </table:table-row>
        <table:table-row table:style-name="ro1">
          <table:table-cell office:value-type="float" office:value="0.727778" calcext:value-type="float">
            <text:p>0.727778</text:p>
          </table:table-cell>
          <table:table-cell office:value-type="string" calcext:value-type="string">
            <text:p>((-1.300709e+01</text:p>
          </table:table-cell>
          <table:table-cell office:value-type="float" office:value="-1.81474E-019" calcext:value-type="float">
            <text:p>-1.81474E-19</text:p>
          </table:table-cell>
          <table:table-cell office:value-type="string" calcext:value-type="string">
            <text:p>6.280692e+02)</text:p>
          </table:table-cell>
          <table:table-cell office:value-type="string" calcext:value-type="string">
            <text:p>(5.920503e+00</text:p>
          </table:table-cell>
          <table:table-cell office:value-type="float" office:value="-3.42161E-020" calcext:value-type="float">
            <text:p>-3.42161E-20</text:p>
          </table:table-cell>
          <table:table-cell office:value-type="string" calcext:value-type="string">
            <text:p>-3.863051e-01))</text:p>
          </table:table-cell>
          <table:table-cell office:value-type="string" calcext:value-type="string">
            <text:p>((-3.140346e+01</text:p>
          </table:table-cell>
          <table:table-cell office:value-type="float" office:value="-185.5787" calcext:value-type="float">
            <text:p>-185.5787</text:p>
          </table:table-cell>
          <table:table-cell office:value-type="string" calcext:value-type="string">
            <text:p>-6.503544e-01)</text:p>
          </table:table-cell>
          <table:table-cell office:value-type="string" calcext:value-type="string">
            <text:p>(1.931526e-02</text:p>
          </table:table-cell>
          <table:table-cell office:value-type="float" office:value="5.940646" calcext:value-type="float">
            <text:p>5.940646</text:p>
          </table:table-cell>
          <table:table-cell office:value-type="string" calcext:value-type="string">
            <text:p>2.960251e-01))</text:p>
          </table:table-cell>
        </table:table-row>
        <table:table-row table:style-name="ro1">
          <table:table-cell office:value-type="float" office:value="0.728333" calcext:value-type="float">
            <text:p>0.728333</text:p>
          </table:table-cell>
          <table:table-cell office:value-type="string" calcext:value-type="string">
            <text:p>((-1.300497e+01</text:p>
          </table:table-cell>
          <table:table-cell office:value-type="float" office:value="-1.782033E-019" calcext:value-type="float">
            <text:p>-1.782033E-19</text:p>
          </table:table-cell>
          <table:table-cell office:value-type="string" calcext:value-type="string">
            <text:p>6.281776e+02)</text:p>
          </table:table-cell>
          <table:table-cell office:value-type="string" calcext:value-type="string">
            <text:p>(5.932600e+00</text:p>
          </table:table-cell>
          <table:table-cell office:value-type="float" office:value="-3.444472E-020" calcext:value-type="float">
            <text:p>-3.444472E-20</text:p>
          </table:table-cell>
          <table:table-cell office:value-type="string" calcext:value-type="string">
            <text:p>-3.891628e-01))</text:p>
          </table:table-cell>
          <table:table-cell office:value-type="string" calcext:value-type="string">
            <text:p>((-3.140888e+01</text:p>
          </table:table-cell>
          <table:table-cell office:value-type="float" office:value="-185.6112" calcext:value-type="float">
            <text:p>-185.6112</text:p>
          </table:table-cell>
          <table:table-cell office:value-type="string" calcext:value-type="string">
            <text:p>-6.502484e-01)</text:p>
          </table:table-cell>
          <table:table-cell office:value-type="string" calcext:value-type="string">
            <text:p>(1.945814e-02</text:p>
          </table:table-cell>
          <table:table-cell office:value-type="float" office:value="5.953859" calcext:value-type="float">
            <text:p>5.953859</text:p>
          </table:table-cell>
          <table:table-cell office:value-type="string" calcext:value-type="string">
            <text:p>2.966300e-01))</text:p>
          </table:table-cell>
        </table:table-row>
        <table:table-row table:style-name="ro1">
          <table:table-cell office:value-type="float" office:value="0.728889" calcext:value-type="float">
            <text:p>0.728889</text:p>
          </table:table-cell>
          <table:table-cell office:value-type="string" calcext:value-type="string">
            <text:p>((-1.300462e+01</text:p>
          </table:table-cell>
          <table:table-cell office:value-type="float" office:value="-1.725057E-019" calcext:value-type="float">
            <text:p>-1.725057E-19</text:p>
          </table:table-cell>
          <table:table-cell office:value-type="string" calcext:value-type="string">
            <text:p>6.282562e+02)</text:p>
          </table:table-cell>
          <table:table-cell office:value-type="string" calcext:value-type="string">
            <text:p>(5.941329e+00</text:p>
          </table:table-cell>
          <table:table-cell office:value-type="float" office:value="-3.462823E-020" calcext:value-type="float">
            <text:p>-3.462823E-20</text:p>
          </table:table-cell>
          <table:table-cell office:value-type="string" calcext:value-type="string">
            <text:p>-3.918353e-01))</text:p>
          </table:table-cell>
          <table:table-cell office:value-type="string" calcext:value-type="string">
            <text:p>((-3.141281e+01</text:p>
          </table:table-cell>
          <table:table-cell office:value-type="float" office:value="-185.6317" calcext:value-type="float">
            <text:p>-185.6317</text:p>
          </table:table-cell>
          <table:table-cell office:value-type="string" calcext:value-type="string">
            <text:p>-6.502311e-01)</text:p>
          </table:table-cell>
          <table:table-cell office:value-type="string" calcext:value-type="string">
            <text:p>(1.959177e-02</text:p>
          </table:table-cell>
          <table:table-cell office:value-type="float" office:value="5.963482" calcext:value-type="float">
            <text:p>5.963482</text:p>
          </table:table-cell>
          <table:table-cell office:value-type="string" calcext:value-type="string">
            <text:p>2.970665e-01))</text:p>
          </table:table-cell>
        </table:table-row>
        <table:table-row table:style-name="ro1">
          <table:table-cell office:value-type="float" office:value="0.729444" calcext:value-type="float">
            <text:p>0.729444</text:p>
          </table:table-cell>
          <table:table-cell office:value-type="string" calcext:value-type="string">
            <text:p>((-1.300508e+01</text:p>
          </table:table-cell>
          <table:table-cell office:value-type="float" office:value="-1.693091E-019" calcext:value-type="float">
            <text:p>-1.693091E-19</text:p>
          </table:table-cell>
          <table:table-cell office:value-type="string" calcext:value-type="string">
            <text:p>6.283197e+02)</text:p>
          </table:table-cell>
          <table:table-cell office:value-type="string" calcext:value-type="string">
            <text:p>(5.946818e+00</text:p>
          </table:table-cell>
          <table:table-cell office:value-type="float" office:value="-3.475271E-020" calcext:value-type="float">
            <text:p>-3.475271E-20</text:p>
          </table:table-cell>
          <table:table-cell office:value-type="string" calcext:value-type="string">
            <text:p>-3.941347e-01))</text:p>
          </table:table-cell>
          <table:table-cell office:value-type="string" calcext:value-type="string">
            <text:p>((-3.141599e+01</text:p>
          </table:table-cell>
          <table:table-cell office:value-type="float" office:value="-185.6474" calcext:value-type="float">
            <text:p>-185.6474</text:p>
          </table:table-cell>
          <table:table-cell office:value-type="string" calcext:value-type="string">
            <text:p>-6.502541e-01)</text:p>
          </table:table-cell>
          <table:table-cell office:value-type="string" calcext:value-type="string">
            <text:p>(1.970673e-02</text:p>
          </table:table-cell>
          <table:table-cell office:value-type="float" office:value="5.96961" calcext:value-type="float">
            <text:p>5.96961</text:p>
          </table:table-cell>
          <table:table-cell office:value-type="string" calcext:value-type="string">
            <text:p>2.973409e-01))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string" calcext:value-type="string">
            <text:p>((-1.300548e+01</text:p>
          </table:table-cell>
          <table:table-cell office:value-type="float" office:value="-1.661049E-019" calcext:value-type="float">
            <text:p>-1.661049E-19</text:p>
          </table:table-cell>
          <table:table-cell office:value-type="string" calcext:value-type="string">
            <text:p>6.283889e+02)</text:p>
          </table:table-cell>
          <table:table-cell office:value-type="string" calcext:value-type="string">
            <text:p>(5.949684e+00</text:p>
          </table:table-cell>
          <table:table-cell office:value-type="float" office:value="-3.495491E-020" calcext:value-type="float">
            <text:p>-3.495491E-20</text:p>
          </table:table-cell>
          <table:table-cell office:value-type="string" calcext:value-type="string">
            <text:p>-3.959995e-01))</text:p>
          </table:table-cell>
          <table:table-cell office:value-type="string" calcext:value-type="string">
            <text:p>((-3.141945e+01</text:p>
          </table:table-cell>
          <table:table-cell office:value-type="float" office:value="-185.6676" calcext:value-type="float">
            <text:p>-185.6676</text:p>
          </table:table-cell>
          <table:table-cell office:value-type="string" calcext:value-type="string">
            <text:p>-6.502738e-01)</text:p>
          </table:table-cell>
          <table:table-cell office:value-type="string" calcext:value-type="string">
            <text:p>(1.979997e-02</text:p>
          </table:table-cell>
          <table:table-cell office:value-type="float" office:value="5.972883" calcext:value-type="float">
            <text:p>5.972883</text:p>
          </table:table-cell>
          <table:table-cell office:value-type="string" calcext:value-type="string">
            <text:p>2.974842e-01))</text:p>
          </table:table-cell>
        </table:table-row>
        <table:table-row table:style-name="ro1">
          <table:table-cell office:value-type="float" office:value="0.730556" calcext:value-type="float">
            <text:p>0.730556</text:p>
          </table:table-cell>
          <table:table-cell office:value-type="string" calcext:value-type="string">
            <text:p>((-1.300493e+01</text:p>
          </table:table-cell>
          <table:table-cell office:value-type="float" office:value="-1.62807E-019" calcext:value-type="float">
            <text:p>-1.62807E-19</text:p>
          </table:table-cell>
          <table:table-cell office:value-type="string" calcext:value-type="string">
            <text:p>6.284720e+02)</text:p>
          </table:table-cell>
          <table:table-cell office:value-type="string" calcext:value-type="string">
            <text:p>(5.961907e+00</text:p>
          </table:table-cell>
          <table:table-cell office:value-type="float" office:value="-3.540467E-020" calcext:value-type="float">
            <text:p>-3.540467E-20</text:p>
          </table:table-cell>
          <table:table-cell office:value-type="string" calcext:value-type="string">
            <text:p>-3.992544e-01))</text:p>
          </table:table-cell>
          <table:table-cell office:value-type="string" calcext:value-type="string">
            <text:p>((-3.142360e+01</text:p>
          </table:table-cell>
          <table:table-cell office:value-type="float" office:value="-185.6959" calcext:value-type="float">
            <text:p>-185.6959</text:p>
          </table:table-cell>
          <table:table-cell office:value-type="string" calcext:value-type="string">
            <text:p>-6.502463e-01)</text:p>
          </table:table-cell>
          <table:table-cell office:value-type="string" calcext:value-type="string">
            <text:p>(1.996272e-02</text:p>
          </table:table-cell>
          <table:table-cell office:value-type="float" office:value="5.986326" calcext:value-type="float">
            <text:p>5.986326</text:p>
          </table:table-cell>
          <table:table-cell office:value-type="string" calcext:value-type="string">
            <text:p>2.980954e-01))</text:p>
          </table:table-cell>
        </table:table-row>
        <table:table-row table:style-name="ro1">
          <table:table-cell office:value-type="float" office:value="0.731111" calcext:value-type="float">
            <text:p>0.731111</text:p>
          </table:table-cell>
          <table:table-cell office:value-type="string" calcext:value-type="string">
            <text:p>((-1.300169e+01</text:p>
          </table:table-cell>
          <table:table-cell office:value-type="float" office:value="-1.593631E-019" calcext:value-type="float">
            <text:p>-1.593631E-19</text:p>
          </table:table-cell>
          <table:table-cell office:value-type="string" calcext:value-type="string">
            <text:p>6.285829e+02)</text:p>
          </table:table-cell>
          <table:table-cell office:value-type="string" calcext:value-type="string">
            <text:p>(5.972275e+00</text:p>
          </table:table-cell>
          <table:table-cell office:value-type="float" office:value="-3.584012E-020" calcext:value-type="float">
            <text:p>-3.584012E-20</text:p>
          </table:table-cell>
          <table:table-cell office:value-type="string" calcext:value-type="string">
            <text:p>-4.021881e-01))</text:p>
          </table:table-cell>
          <table:table-cell office:value-type="string" calcext:value-type="string">
            <text:p>((-3.142914e+01</text:p>
          </table:table-cell>
          <table:table-cell office:value-type="float" office:value="-185.7396" calcext:value-type="float">
            <text:p>-185.7396</text:p>
          </table:table-cell>
          <table:table-cell office:value-type="string" calcext:value-type="string">
            <text:p>-6.500846e-01)</text:p>
          </table:table-cell>
          <table:table-cell office:value-type="string" calcext:value-type="string">
            <text:p>(2.010941e-02</text:p>
          </table:table-cell>
          <table:table-cell office:value-type="float" office:value="5.997746" calcext:value-type="float">
            <text:p>5.997746</text:p>
          </table:table-cell>
          <table:table-cell office:value-type="string" calcext:value-type="string">
            <text:p>2.986138e-01))</text:p>
          </table:table-cell>
        </table:table-row>
        <table:table-row table:style-name="ro1">
          <table:table-cell office:value-type="float" office:value="0.731667" calcext:value-type="float">
            <text:p>0.731667</text:p>
          </table:table-cell>
          <table:table-cell office:value-type="string" calcext:value-type="string">
            <text:p>((-1.299362e+01</text:p>
          </table:table-cell>
          <table:table-cell office:value-type="float" office:value="-1.556723E-019" calcext:value-type="float">
            <text:p>-1.556723E-19</text:p>
          </table:table-cell>
          <table:table-cell office:value-type="string" calcext:value-type="string">
            <text:p>6.287375e+02)</text:p>
          </table:table-cell>
          <table:table-cell office:value-type="string" calcext:value-type="string">
            <text:p>(5.979898e+00</text:p>
          </table:table-cell>
          <table:table-cell office:value-type="float" office:value="-3.623342E-020" calcext:value-type="float">
            <text:p>-3.623342E-20</text:p>
          </table:table-cell>
          <table:table-cell office:value-type="string" calcext:value-type="string">
            <text:p>-4.046340e-01))</text:p>
          </table:table-cell>
          <table:table-cell office:value-type="string" calcext:value-type="string">
            <text:p>((-3.143688e+01</text:p>
          </table:table-cell>
          <table:table-cell office:value-type="float" office:value="-185.8075" calcext:value-type="float">
            <text:p>-185.8075</text:p>
          </table:table-cell>
          <table:table-cell office:value-type="string" calcext:value-type="string">
            <text:p>-6.496812e-01)</text:p>
          </table:table-cell>
          <table:table-cell office:value-type="string" calcext:value-type="string">
            <text:p>(2.023170e-02</text:p>
          </table:table-cell>
          <table:table-cell office:value-type="float" office:value="6.006169" calcext:value-type="float">
            <text:p>6.006169</text:p>
          </table:table-cell>
          <table:table-cell office:value-type="string" calcext:value-type="string">
            <text:p>2.989949e-01))</text:p>
          </table:table-cell>
        </table:table-row>
        <table:table-row table:style-name="ro1">
          <table:table-cell office:value-type="float" office:value="0.732222" calcext:value-type="float">
            <text:p>0.732222</text:p>
          </table:table-cell>
          <table:table-cell office:value-type="string" calcext:value-type="string">
            <text:p>((-1.297882e+01</text:p>
          </table:table-cell>
          <table:table-cell office:value-type="float" office:value="-1.522993E-019" calcext:value-type="float">
            <text:p>-1.522993E-19</text:p>
          </table:table-cell>
          <table:table-cell office:value-type="string" calcext:value-type="string">
            <text:p>6.289452e+02)</text:p>
          </table:table-cell>
          <table:table-cell office:value-type="string" calcext:value-type="string">
            <text:p>(5.985386e+00</text:p>
          </table:table-cell>
          <table:table-cell office:value-type="float" office:value="-3.658665E-020" calcext:value-type="float">
            <text:p>-3.658665E-20</text:p>
          </table:table-cell>
          <table:table-cell office:value-type="string" calcext:value-type="string">
            <text:p>-4.066710e-01))</text:p>
          </table:table-cell>
          <table:table-cell office:value-type="string" calcext:value-type="string">
            <text:p>((-3.144726e+01</text:p>
          </table:table-cell>
          <table:table-cell office:value-type="float" office:value="-185.9055" calcext:value-type="float">
            <text:p>-185.9055</text:p>
          </table:table-cell>
          <table:table-cell office:value-type="string" calcext:value-type="string">
            <text:p>-6.489408e-01)</text:p>
          </table:table-cell>
          <table:table-cell office:value-type="string" calcext:value-type="string">
            <text:p>(2.033355e-02</text:p>
          </table:table-cell>
          <table:table-cell office:value-type="float" office:value="6.012255" calcext:value-type="float">
            <text:p>6.012255</text:p>
          </table:table-cell>
          <table:table-cell office:value-type="string" calcext:value-type="string">
            <text:p>2.992693e-01))</text:p>
          </table:table-cell>
        </table:table-row>
        <table:table-row table:style-name="ro1">
          <table:table-cell office:value-type="float" office:value="0.732778" calcext:value-type="float">
            <text:p>0.732778</text:p>
          </table:table-cell>
          <table:table-cell office:value-type="string" calcext:value-type="string">
            <text:p>((-1.295791e+01</text:p>
          </table:table-cell>
          <table:table-cell office:value-type="float" office:value="-1.53474E-019" calcext:value-type="float">
            <text:p>-1.53474E-19</text:p>
          </table:table-cell>
          <table:table-cell office:value-type="string" calcext:value-type="string">
            <text:p>6.291860e+02)</text:p>
          </table:table-cell>
          <table:table-cell office:value-type="string" calcext:value-type="string">
            <text:p>(5.989337e+00</text:p>
          </table:table-cell>
          <table:table-cell office:value-type="float" office:value="-3.690658E-020" calcext:value-type="float">
            <text:p>-3.690658E-20</text:p>
          </table:table-cell>
          <table:table-cell office:value-type="string" calcext:value-type="string">
            <text:p>-4.083800e-01))</text:p>
          </table:table-cell>
          <table:table-cell office:value-type="string" calcext:value-type="string">
            <text:p>((-3.145930e+01</text:p>
          </table:table-cell>
          <table:table-cell office:value-type="float" office:value="-186.0232" calcext:value-type="float">
            <text:p>-186.0232</text:p>
          </table:table-cell>
          <table:table-cell office:value-type="string" calcext:value-type="string">
            <text:p>-6.478953e-01)</text:p>
          </table:table-cell>
          <table:table-cell office:value-type="string" calcext:value-type="string">
            <text:p>(2.041900e-02</text:p>
          </table:table-cell>
          <table:table-cell office:value-type="float" office:value="6.01665" calcext:value-type="float">
            <text:p>6.01665</text:p>
          </table:table-cell>
          <table:table-cell office:value-type="string" calcext:value-type="string">
            <text:p>2.994668e-01))</text:p>
          </table:table-cell>
        </table:table-row>
        <table:table-row table:style-name="ro1">
          <table:table-cell office:value-type="float" office:value="0.733333" calcext:value-type="float">
            <text:p>0.733333</text:p>
          </table:table-cell>
          <table:table-cell office:value-type="string" calcext:value-type="string">
            <text:p>((-1.293142e+01</text:p>
          </table:table-cell>
          <table:table-cell office:value-type="float" office:value="-1.550007E-019" calcext:value-type="float">
            <text:p>-1.550007E-19</text:p>
          </table:table-cell>
          <table:table-cell office:value-type="string" calcext:value-type="string">
            <text:p>6.294451e+02)</text:p>
          </table:table-cell>
          <table:table-cell office:value-type="string" calcext:value-type="string">
            <text:p>(5.992192e+00</text:p>
          </table:table-cell>
          <table:table-cell office:value-type="float" office:value="-3.71964E-020" calcext:value-type="float">
            <text:p>-3.71964E-20</text:p>
          </table:table-cell>
          <table:table-cell office:value-type="string" calcext:value-type="string">
            <text:p>-4.098392e-01))</text:p>
          </table:table-cell>
          <table:table-cell office:value-type="string" calcext:value-type="string">
            <text:p>((-3.147225e+01</text:p>
          </table:table-cell>
          <table:table-cell office:value-type="float" office:value="-186.1521" calcext:value-type="float">
            <text:p>-186.1521</text:p>
          </table:table-cell>
          <table:table-cell office:value-type="string" calcext:value-type="string">
            <text:p>-6.465710e-01)</text:p>
          </table:table-cell>
          <table:table-cell office:value-type="string" calcext:value-type="string">
            <text:p>(2.049196e-02</text:p>
          </table:table-cell>
          <table:table-cell office:value-type="float" office:value="6.019835" calcext:value-type="float">
            <text:p>6.019835</text:p>
          </table:table-cell>
          <table:table-cell office:value-type="string" calcext:value-type="string">
            <text:p>2.996096e-01))</text:p>
          </table:table-cell>
        </table:table-row>
        <table:table-row table:style-name="ro1">
          <table:table-cell office:value-type="float" office:value="0.733889" calcext:value-type="float">
            <text:p>0.733889</text:p>
          </table:table-cell>
          <table:table-cell office:value-type="string" calcext:value-type="string">
            <text:p>((-1.290162e+01</text:p>
          </table:table-cell>
          <table:table-cell office:value-type="float" office:value="-1.586407E-019" calcext:value-type="float">
            <text:p>-1.586407E-19</text:p>
          </table:table-cell>
          <table:table-cell office:value-type="string" calcext:value-type="string">
            <text:p>6.296978e+02)</text:p>
          </table:table-cell>
          <table:table-cell office:value-type="string" calcext:value-type="string">
            <text:p>(5.995998e+00</text:p>
          </table:table-cell>
          <table:table-cell office:value-type="float" office:value="-3.746585E-020" calcext:value-type="float">
            <text:p>-3.746585E-20</text:p>
          </table:table-cell>
          <table:table-cell office:value-type="string" calcext:value-type="string">
            <text:p>-4.105944e-01))</text:p>
          </table:table-cell>
          <table:table-cell office:value-type="string" calcext:value-type="string">
            <text:p>((-3.148489e+01</text:p>
          </table:table-cell>
          <table:table-cell office:value-type="float" office:value="-186.2775" calcext:value-type="float">
            <text:p>-186.2775</text:p>
          </table:table-cell>
          <table:table-cell office:value-type="string" calcext:value-type="string">
            <text:p>-6.450810e-01)</text:p>
          </table:table-cell>
          <table:table-cell office:value-type="string" calcext:value-type="string">
            <text:p>(2.052972e-02</text:p>
          </table:table-cell>
          <table:table-cell office:value-type="float" office:value="6.023895" calcext:value-type="float">
            <text:p>6.023895</text:p>
          </table:table-cell>
          <table:table-cell office:value-type="string" calcext:value-type="string">
            <text:p>2.997999e-01))</text:p>
          </table:table-cell>
        </table:table-row>
        <table:table-row table:style-name="ro1">
          <table:table-cell office:value-type="float" office:value="0.734444" calcext:value-type="float">
            <text:p>0.734444</text:p>
          </table:table-cell>
          <table:table-cell office:value-type="string" calcext:value-type="string">
            <text:p>((-1.286995e+01</text:p>
          </table:table-cell>
          <table:table-cell office:value-type="float" office:value="-1.605465E-019" calcext:value-type="float">
            <text:p>-1.605465E-19</text:p>
          </table:table-cell>
          <table:table-cell office:value-type="string" calcext:value-type="string">
            <text:p>6.299393e+02)</text:p>
          </table:table-cell>
          <table:table-cell office:value-type="string" calcext:value-type="string">
            <text:p>(5.999135e+00</text:p>
          </table:table-cell>
          <table:table-cell office:value-type="float" office:value="-3.772501E-020" calcext:value-type="float">
            <text:p>-3.772501E-20</text:p>
          </table:table-cell>
          <table:table-cell office:value-type="string" calcext:value-type="string">
            <text:p>-4.117851e-01))</text:p>
          </table:table-cell>
          <table:table-cell office:value-type="string" calcext:value-type="string">
            <text:p>((-3.149697e+01</text:p>
          </table:table-cell>
          <table:table-cell office:value-type="float" office:value="-186.396" calcext:value-type="float">
            <text:p>-186.396</text:p>
          </table:table-cell>
          <table:table-cell office:value-type="string" calcext:value-type="string">
            <text:p>-6.434975e-01)</text:p>
          </table:table-cell>
          <table:table-cell office:value-type="string" calcext:value-type="string">
            <text:p>(2.058925e-02</text:p>
          </table:table-cell>
          <table:table-cell office:value-type="float" office:value="6.027328" calcext:value-type="float">
            <text:p>6.027328</text:p>
          </table:table-cell>
          <table:table-cell office:value-type="string" calcext:value-type="string">
            <text:p>2.999568e-01))</text:p>
          </table:table-cell>
        </table:table-row>
        <table:table-row table:style-name="ro1">
          <table:table-cell office:value-type="float" office:value="0.735" calcext:value-type="float">
            <text:p>0.735</text:p>
          </table:table-cell>
          <table:table-cell office:value-type="string" calcext:value-type="string">
            <text:p>((-1.283563e+01</text:p>
          </table:table-cell>
          <table:table-cell office:value-type="float" office:value="-1.603257E-019" calcext:value-type="float">
            <text:p>-1.603257E-19</text:p>
          </table:table-cell>
          <table:table-cell office:value-type="string" calcext:value-type="string">
            <text:p>6.301965e+02)</text:p>
          </table:table-cell>
          <table:table-cell office:value-type="string" calcext:value-type="string">
            <text:p>(6.001399e+00</text:p>
          </table:table-cell>
          <table:table-cell office:value-type="float" office:value="-3.798146E-020" calcext:value-type="float">
            <text:p>-3.798146E-20</text:p>
          </table:table-cell>
          <table:table-cell office:value-type="string" calcext:value-type="string">
            <text:p>-4.131155e-01))</text:p>
          </table:table-cell>
          <table:table-cell office:value-type="string" calcext:value-type="string">
            <text:p>((-3.150982e+01</text:p>
          </table:table-cell>
          <table:table-cell office:value-type="float" office:value="-186.5225" calcext:value-type="float">
            <text:p>-186.5225</text:p>
          </table:table-cell>
          <table:table-cell office:value-type="string" calcext:value-type="string">
            <text:p>-6.417816e-01)</text:p>
          </table:table-cell>
          <table:table-cell office:value-type="string" calcext:value-type="string">
            <text:p>(2.065577e-02</text:p>
          </table:table-cell>
          <table:table-cell office:value-type="float" office:value="6.02986" calcext:value-type="float">
            <text:p>6.02986</text:p>
          </table:table-cell>
          <table:table-cell office:value-type="string" calcext:value-type="string">
            <text:p>3.000700e-01))</text:p>
          </table:table-cell>
        </table:table-row>
        <table:table-row table:style-name="ro1">
          <table:table-cell office:value-type="float" office:value="0.735556" calcext:value-type="float">
            <text:p>0.735556</text:p>
          </table:table-cell>
          <table:table-cell office:value-type="string" calcext:value-type="string">
            <text:p>((-1.280123e+01</text:p>
          </table:table-cell>
          <table:table-cell office:value-type="float" office:value="-1.612536E-019" calcext:value-type="float">
            <text:p>-1.612536E-19</text:p>
          </table:table-cell>
          <table:table-cell office:value-type="string" calcext:value-type="string">
            <text:p>6.304573e+02)</text:p>
          </table:table-cell>
          <table:table-cell office:value-type="string" calcext:value-type="string">
            <text:p>(6.002975e+00</text:p>
          </table:table-cell>
          <table:table-cell office:value-type="float" office:value="-3.823693E-020" calcext:value-type="float">
            <text:p>-3.823693E-20</text:p>
          </table:table-cell>
          <table:table-cell office:value-type="string" calcext:value-type="string">
            <text:p>-4.145127e-01))</text:p>
          </table:table-cell>
          <table:table-cell office:value-type="string" calcext:value-type="string">
            <text:p>((-3.152286e+01</text:p>
          </table:table-cell>
          <table:table-cell office:value-type="float" office:value="-186.6525" calcext:value-type="float">
            <text:p>-186.6525</text:p>
          </table:table-cell>
          <table:table-cell office:value-type="string" calcext:value-type="string">
            <text:p>-6.400613e-01)</text:p>
          </table:table-cell>
          <table:table-cell office:value-type="string" calcext:value-type="string">
            <text:p>(2.072564e-02</text:p>
          </table:table-cell>
          <table:table-cell office:value-type="float" office:value="6.031674" calcext:value-type="float">
            <text:p>6.031674</text:p>
          </table:table-cell>
          <table:table-cell office:value-type="string" calcext:value-type="string">
            <text:p>3.001487e-01))</text:p>
          </table:table-cell>
        </table:table-row>
        <table:table-row table:style-name="ro1">
          <table:table-cell office:value-type="float" office:value="0.736111" calcext:value-type="float">
            <text:p>0.736111</text:p>
          </table:table-cell>
          <table:table-cell office:value-type="string" calcext:value-type="string">
            <text:p>((-1.276947e+01</text:p>
          </table:table-cell>
          <table:table-cell office:value-type="float" office:value="-1.626221E-019" calcext:value-type="float">
            <text:p>-1.626221E-19</text:p>
          </table:table-cell>
          <table:table-cell office:value-type="string" calcext:value-type="string">
            <text:p>6.307042e+02)</text:p>
          </table:table-cell>
          <table:table-cell office:value-type="string" calcext:value-type="string">
            <text:p>(6.004002e+00</text:p>
          </table:table-cell>
          <table:table-cell office:value-type="float" office:value="-3.849268E-020" calcext:value-type="float">
            <text:p>-3.849268E-20</text:p>
          </table:table-cell>
          <table:table-cell office:value-type="string" calcext:value-type="string">
            <text:p>-4.159451e-01))</text:p>
          </table:table-cell>
          <table:table-cell office:value-type="string" calcext:value-type="string">
            <text:p>((-3.153521e+01</text:p>
          </table:table-cell>
          <table:table-cell office:value-type="float" office:value="-186.7765" calcext:value-type="float">
            <text:p>-186.7765</text:p>
          </table:table-cell>
          <table:table-cell office:value-type="string" calcext:value-type="string">
            <text:p>-6.384734e-01)</text:p>
          </table:table-cell>
          <table:table-cell office:value-type="string" calcext:value-type="string">
            <text:p>(2.079726e-02</text:p>
          </table:table-cell>
          <table:table-cell office:value-type="float" office:value="6.032912" calcext:value-type="float">
            <text:p>6.032912</text:p>
          </table:table-cell>
          <table:table-cell office:value-type="string" calcext:value-type="string">
            <text:p>3.002001e-01))</text:p>
          </table:table-cell>
        </table:table-row>
        <table:table-row table:style-name="ro1">
          <table:table-cell office:value-type="float" office:value="0.736667" calcext:value-type="float">
            <text:p>0.736667</text:p>
          </table:table-cell>
          <table:table-cell office:value-type="string" calcext:value-type="string">
            <text:p>((-1.274425e+01</text:p>
          </table:table-cell>
          <table:table-cell office:value-type="float" office:value="-1.660273E-019" calcext:value-type="float">
            <text:p>-1.660273E-19</text:p>
          </table:table-cell>
          <table:table-cell office:value-type="string" calcext:value-type="string">
            <text:p>6.309050e+02)</text:p>
          </table:table-cell>
          <table:table-cell office:value-type="string" calcext:value-type="string">
            <text:p>(6.004098e+00</text:p>
          </table:table-cell>
          <table:table-cell office:value-type="float" office:value="-3.874701E-020" calcext:value-type="float">
            <text:p>-3.874701E-20</text:p>
          </table:table-cell>
          <table:table-cell office:value-type="string" calcext:value-type="string">
            <text:p>-4.175178e-01))</text:p>
          </table:table-cell>
          <table:table-cell office:value-type="string" calcext:value-type="string">
            <text:p>((-3.154525e+01</text:p>
          </table:table-cell>
          <table:table-cell office:value-type="float" office:value="-186.8756" calcext:value-type="float">
            <text:p>-186.8756</text:p>
          </table:table-cell>
          <table:table-cell office:value-type="string" calcext:value-type="string">
            <text:p>-6.372125e-01)</text:p>
          </table:table-cell>
          <table:table-cell office:value-type="string" calcext:value-type="string">
            <text:p>(2.087589e-02</text:p>
          </table:table-cell>
          <table:table-cell office:value-type="float" office:value="6.033189" calcext:value-type="float">
            <text:p>6.033189</text:p>
          </table:table-cell>
          <table:table-cell office:value-type="string" calcext:value-type="string">
            <text:p>3.002049e-01))</text:p>
          </table:table-cell>
        </table:table-row>
        <table:table-row table:style-name="ro1">
          <table:table-cell office:value-type="float" office:value="0.737222" calcext:value-type="float">
            <text:p>0.737222</text:p>
          </table:table-cell>
          <table:table-cell office:value-type="string" calcext:value-type="string">
            <text:p>((-1.272640e+01</text:p>
          </table:table-cell>
          <table:table-cell office:value-type="float" office:value="-1.687351E-019" calcext:value-type="float">
            <text:p>-1.687351E-19</text:p>
          </table:table-cell>
          <table:table-cell office:value-type="string" calcext:value-type="string">
            <text:p>6.310548e+02)</text:p>
          </table:table-cell>
          <table:table-cell office:value-type="string" calcext:value-type="string">
            <text:p>(6.003905e+00</text:p>
          </table:table-cell>
          <table:table-cell office:value-type="float" office:value="-3.899526E-020" calcext:value-type="float">
            <text:p>-3.899526E-20</text:p>
          </table:table-cell>
          <table:table-cell office:value-type="string" calcext:value-type="string">
            <text:p>-4.191077e-01))</text:p>
          </table:table-cell>
          <table:table-cell office:value-type="string" calcext:value-type="string">
            <text:p>((-3.155274e+01</text:p>
          </table:table-cell>
          <table:table-cell office:value-type="float" office:value="-186.9449" calcext:value-type="float">
            <text:p>-186.9449</text:p>
          </table:table-cell>
          <table:table-cell office:value-type="string" calcext:value-type="string">
            <text:p>-6.363200e-01)</text:p>
          </table:table-cell>
          <table:table-cell office:value-type="string" calcext:value-type="string">
            <text:p>(2.095539e-02</text:p>
          </table:table-cell>
          <table:table-cell office:value-type="float" office:value="6.033159" calcext:value-type="float">
            <text:p>6.033159</text:p>
          </table:table-cell>
          <table:table-cell office:value-type="string" calcext:value-type="string">
            <text:p>3.001953e-01))</text:p>
          </table:table-cell>
        </table:table-row>
        <table:table-row table:style-name="ro1">
          <table:table-cell office:value-type="float" office:value="0.737778" calcext:value-type="float">
            <text:p>0.737778</text:p>
          </table:table-cell>
          <table:table-cell office:value-type="string" calcext:value-type="string">
            <text:p>((-1.271643e+01</text:p>
          </table:table-cell>
          <table:table-cell office:value-type="float" office:value="-1.738711E-019" calcext:value-type="float">
            <text:p>-1.738711E-19</text:p>
          </table:table-cell>
          <table:table-cell office:value-type="string" calcext:value-type="string">
            <text:p>6.311499e+02)</text:p>
          </table:table-cell>
          <table:table-cell office:value-type="string" calcext:value-type="string">
            <text:p>(6.003444e+00</text:p>
          </table:table-cell>
          <table:table-cell office:value-type="float" office:value="-3.923596E-020" calcext:value-type="float">
            <text:p>-3.923596E-20</text:p>
          </table:table-cell>
          <table:table-cell office:value-type="string" calcext:value-type="string">
            <text:p>-4.207550e-01))</text:p>
          </table:table-cell>
          <table:table-cell office:value-type="string" calcext:value-type="string">
            <text:p>((-3.155750e+01</text:p>
          </table:table-cell>
          <table:table-cell office:value-type="float" office:value="-186.9821" calcext:value-type="float">
            <text:p>-186.9821</text:p>
          </table:table-cell>
          <table:table-cell office:value-type="string" calcext:value-type="string">
            <text:p>-6.358214e-01)</text:p>
          </table:table-cell>
          <table:table-cell office:value-type="string" calcext:value-type="string">
            <text:p>(2.103775e-02</text:p>
          </table:table-cell>
          <table:table-cell office:value-type="float" office:value="6.032854" calcext:value-type="float">
            <text:p>6.032854</text:p>
          </table:table-cell>
          <table:table-cell office:value-type="string" calcext:value-type="string">
            <text:p>3.001722e-01))</text:p>
          </table:table-cell>
        </table:table-row>
        <table:table-row table:style-name="ro1">
          <table:table-cell office:value-type="float" office:value="0.738333" calcext:value-type="float">
            <text:p>0.738333</text:p>
          </table:table-cell>
          <table:table-cell office:value-type="string" calcext:value-type="string">
            <text:p>((-1.271541e+01</text:p>
          </table:table-cell>
          <table:table-cell office:value-type="float" office:value="-1.794577E-019" calcext:value-type="float">
            <text:p>-1.794577E-19</text:p>
          </table:table-cell>
          <table:table-cell office:value-type="string" calcext:value-type="string">
            <text:p>6.311791e+02)</text:p>
          </table:table-cell>
          <table:table-cell office:value-type="string" calcext:value-type="string">
            <text:p>(6.002745e+00</text:p>
          </table:table-cell>
          <table:table-cell office:value-type="float" office:value="-3.946649E-020" calcext:value-type="float">
            <text:p>-3.946649E-20</text:p>
          </table:table-cell>
          <table:table-cell office:value-type="string" calcext:value-type="string">
            <text:p>-4.224892e-01))</text:p>
          </table:table-cell>
          <table:table-cell office:value-type="string" calcext:value-type="string">
            <text:p>((-3.155895e+01</text:p>
          </table:table-cell>
          <table:table-cell office:value-type="float" office:value="-186.981" calcext:value-type="float">
            <text:p>-186.981</text:p>
          </table:table-cell>
          <table:table-cell office:value-type="string" calcext:value-type="string">
            <text:p>-6.357703e-01)</text:p>
          </table:table-cell>
          <table:table-cell office:value-type="string" calcext:value-type="string">
            <text:p>(2.112446e-02</text:p>
          </table:table-cell>
          <table:table-cell office:value-type="float" office:value="6.032311" calcext:value-type="float">
            <text:p>6.032311</text:p>
          </table:table-cell>
          <table:table-cell office:value-type="string" calcext:value-type="string">
            <text:p>3.001373e-01))</text:p>
          </table:table-cell>
        </table:table-row>
        <table:table-row table:style-name="ro1">
          <table:table-cell office:value-type="float" office:value="0.738889" calcext:value-type="float">
            <text:p>0.738889</text:p>
          </table:table-cell>
          <table:table-cell office:value-type="string" calcext:value-type="string">
            <text:p>((-1.272045e+01</text:p>
          </table:table-cell>
          <table:table-cell office:value-type="float" office:value="-1.933354E-019" calcext:value-type="float">
            <text:p>-1.933354E-19</text:p>
          </table:table-cell>
          <table:table-cell office:value-type="string" calcext:value-type="string">
            <text:p>6.311357e+02)</text:p>
          </table:table-cell>
          <table:table-cell office:value-type="string" calcext:value-type="string">
            <text:p>(6.001889e+00</text:p>
          </table:table-cell>
          <table:table-cell office:value-type="float" office:value="-3.969541E-020" calcext:value-type="float">
            <text:p>-3.969541E-20</text:p>
          </table:table-cell>
          <table:table-cell office:value-type="string" calcext:value-type="string">
            <text:p>-4.243036e-01))</text:p>
          </table:table-cell>
          <table:table-cell office:value-type="string" calcext:value-type="string">
            <text:p>((-3.155679e+01</text:p>
          </table:table-cell>
          <table:table-cell office:value-type="float" office:value="-186.9472" calcext:value-type="float">
            <text:p>-186.9472</text:p>
          </table:table-cell>
          <table:table-cell office:value-type="string" calcext:value-type="string">
            <text:p>-6.360223e-01)</text:p>
          </table:table-cell>
          <table:table-cell office:value-type="string" calcext:value-type="string">
            <text:p>(2.121518e-02</text:p>
          </table:table-cell>
          <table:table-cell office:value-type="float" office:value="6.031615" calcext:value-type="float">
            <text:p>6.031615</text:p>
          </table:table-cell>
          <table:table-cell office:value-type="string" calcext:value-type="string">
            <text:p>3.000945e-01))</text:p>
          </table:table-cell>
        </table:table-row>
        <table:table-row table:style-name="ro1">
          <table:table-cell office:value-type="float" office:value="0.739444" calcext:value-type="float">
            <text:p>0.739444</text:p>
          </table:table-cell>
          <table:table-cell office:value-type="string" calcext:value-type="string">
            <text:p>((-1.272831e+01</text:p>
          </table:table-cell>
          <table:table-cell office:value-type="float" office:value="-1.910636E-019" calcext:value-type="float">
            <text:p>-1.910636E-19</text:p>
          </table:table-cell>
          <table:table-cell office:value-type="string" calcext:value-type="string">
            <text:p>6.311651e+02)</text:p>
          </table:table-cell>
          <table:table-cell office:value-type="string" calcext:value-type="string">
            <text:p>(6.000919e+00</text:p>
          </table:table-cell>
          <table:table-cell office:value-type="float" office:value="-3.992164E-020" calcext:value-type="float">
            <text:p>-3.992164E-20</text:p>
          </table:table-cell>
          <table:table-cell office:value-type="string" calcext:value-type="string">
            <text:p>-4.262271e-01))</text:p>
          </table:table-cell>
          <table:table-cell office:value-type="string" calcext:value-type="string">
            <text:p>((-3.155825e+01</text:p>
          </table:table-cell>
          <table:table-cell office:value-type="float" office:value="-186.9425" calcext:value-type="float">
            <text:p>-186.9425</text:p>
          </table:table-cell>
          <table:table-cell office:value-type="string" calcext:value-type="string">
            <text:p>-6.364154e-01)</text:p>
          </table:table-cell>
          <table:table-cell office:value-type="string" calcext:value-type="string">
            <text:p>(2.131136e-02</text:p>
          </table:table-cell>
          <table:table-cell office:value-type="float" office:value="6.03082" calcext:value-type="float">
            <text:p>6.03082</text:p>
          </table:table-cell>
          <table:table-cell office:value-type="string" calcext:value-type="string">
            <text:p>3.000460e-01))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string" calcext:value-type="string">
            <text:p>((-1.273443e+01</text:p>
          </table:table-cell>
          <table:table-cell office:value-type="float" office:value="-1.858313E-019" calcext:value-type="float">
            <text:p>-1.858313E-19</text:p>
          </table:table-cell>
          <table:table-cell office:value-type="string" calcext:value-type="string">
            <text:p>6.312722e+02)</text:p>
          </table:table-cell>
          <table:table-cell office:value-type="string" calcext:value-type="string">
            <text:p>(5.999848e+00</text:p>
          </table:table-cell>
          <table:table-cell office:value-type="float" office:value="-4.014535E-020" calcext:value-type="float">
            <text:p>-4.014535E-20</text:p>
          </table:table-cell>
          <table:table-cell office:value-type="string" calcext:value-type="string">
            <text:p>-4.282724e-01))</text:p>
          </table:table-cell>
          <table:table-cell office:value-type="string" calcext:value-type="string">
            <text:p>((-3.156361e+01</text:p>
          </table:table-cell>
          <table:table-cell office:value-type="float" office:value="-186.9789" calcext:value-type="float">
            <text:p>-186.9789</text:p>
          </table:table-cell>
          <table:table-cell office:value-type="string" calcext:value-type="string">
            <text:p>-6.367217e-01)</text:p>
          </table:table-cell>
          <table:table-cell office:value-type="string" calcext:value-type="string">
            <text:p>(2.141362e-02</text:p>
          </table:table-cell>
          <table:table-cell office:value-type="float" office:value="6.029942" calcext:value-type="float">
            <text:p>6.029942</text:p>
          </table:table-cell>
          <table:table-cell office:value-type="string" calcext:value-type="string">
            <text:p>2.999924e-01))</text:p>
          </table:table-cell>
        </table:table-row>
        <table:table-row table:style-name="ro1">
          <table:table-cell office:value-type="float" office:value="0.740556" calcext:value-type="float">
            <text:p>0.740556</text:p>
          </table:table-cell>
          <table:table-cell office:value-type="string" calcext:value-type="string">
            <text:p>((-1.273418e+01</text:p>
          </table:table-cell>
          <table:table-cell office:value-type="float" office:value="-1.843193E-019" calcext:value-type="float">
            <text:p>-1.843193E-19</text:p>
          </table:table-cell>
          <table:table-cell office:value-type="string" calcext:value-type="string">
            <text:p>6.314377e+02)</text:p>
          </table:table-cell>
          <table:table-cell office:value-type="string" calcext:value-type="string">
            <text:p>(5.998619e+00</text:p>
          </table:table-cell>
          <table:table-cell office:value-type="float" office:value="-4.036628E-020" calcext:value-type="float">
            <text:p>-4.036628E-20</text:p>
          </table:table-cell>
          <table:table-cell office:value-type="string" calcext:value-type="string">
            <text:p>-4.304287e-01))</text:p>
          </table:table-cell>
          <table:table-cell office:value-type="string" calcext:value-type="string">
            <text:p>((-3.157188e+01</text:p>
          </table:table-cell>
          <table:table-cell office:value-type="float" office:value="-187.0515" calcext:value-type="float">
            <text:p>-187.0515</text:p>
          </table:table-cell>
          <table:table-cell office:value-type="string" calcext:value-type="string">
            <text:p>-6.367092e-01)</text:p>
          </table:table-cell>
          <table:table-cell office:value-type="string" calcext:value-type="string">
            <text:p>(2.152144e-02</text:p>
          </table:table-cell>
          <table:table-cell office:value-type="float" office:value="6.028917" calcext:value-type="float">
            <text:p>6.028917</text:p>
          </table:table-cell>
          <table:table-cell office:value-type="string" calcext:value-type="string">
            <text:p>2.999309e-01))</text:p>
          </table:table-cell>
        </table:table-row>
        <table:table-row table:style-name="ro1">
          <table:table-cell office:value-type="float" office:value="0.741111" calcext:value-type="float">
            <text:p>0.741111</text:p>
          </table:table-cell>
          <table:table-cell office:value-type="string" calcext:value-type="string">
            <text:p>((-1.272365e+01</text:p>
          </table:table-cell>
          <table:table-cell office:value-type="float" office:value="-1.857047E-019" calcext:value-type="float">
            <text:p>-1.857047E-19</text:p>
          </table:table-cell>
          <table:table-cell office:value-type="string" calcext:value-type="string">
            <text:p>6.316752e+02)</text:p>
          </table:table-cell>
          <table:table-cell office:value-type="string" calcext:value-type="string">
            <text:p>(5.997233e+00</text:p>
          </table:table-cell>
          <table:table-cell office:value-type="float" office:value="-4.057866E-020" calcext:value-type="float">
            <text:p>-4.057866E-20</text:p>
          </table:table-cell>
          <table:table-cell office:value-type="string" calcext:value-type="string">
            <text:p>-4.326873e-01))</text:p>
          </table:table-cell>
          <table:table-cell office:value-type="string" calcext:value-type="string">
            <text:p>((-3.158376e+01</text:p>
          </table:table-cell>
          <table:table-cell office:value-type="float" office:value="-187.1668" calcext:value-type="float">
            <text:p>-187.1668</text:p>
          </table:table-cell>
          <table:table-cell office:value-type="string" calcext:value-type="string">
            <text:p>-6.361823e-01)</text:p>
          </table:table-cell>
          <table:table-cell office:value-type="string" calcext:value-type="string">
            <text:p>(2.163436e-02</text:p>
          </table:table-cell>
          <table:table-cell office:value-type="float" office:value="6.027747" calcext:value-type="float">
            <text:p>6.027747</text:p>
          </table:table-cell>
          <table:table-cell office:value-type="string" calcext:value-type="string">
            <text:p>2.998617e-01))</text:p>
          </table:table-cell>
        </table:table-row>
        <table:table-row table:style-name="ro1">
          <table:table-cell office:value-type="float" office:value="0.741667" calcext:value-type="float">
            <text:p>0.741667</text:p>
          </table:table-cell>
          <table:table-cell office:value-type="string" calcext:value-type="string">
            <text:p>((-1.270991e+01</text:p>
          </table:table-cell>
          <table:table-cell office:value-type="float" office:value="-1.994681E-019" calcext:value-type="float">
            <text:p>-1.994681E-19</text:p>
          </table:table-cell>
          <table:table-cell office:value-type="string" calcext:value-type="string">
            <text:p>6.318818e+02)</text:p>
          </table:table-cell>
          <table:table-cell office:value-type="string" calcext:value-type="string">
            <text:p>(5.995686e+00</text:p>
          </table:table-cell>
          <table:table-cell office:value-type="float" office:value="-4.078318E-020" calcext:value-type="float">
            <text:p>-4.078318E-20</text:p>
          </table:table-cell>
          <table:table-cell office:value-type="string" calcext:value-type="string">
            <text:p>-4.350429e-01))</text:p>
          </table:table-cell>
          <table:table-cell office:value-type="string" calcext:value-type="string">
            <text:p>((-3.159409e+01</text:p>
          </table:table-cell>
          <table:table-cell office:value-type="float" office:value="-187.267" calcext:value-type="float">
            <text:p>-187.267</text:p>
          </table:table-cell>
          <table:table-cell office:value-type="string" calcext:value-type="string">
            <text:p>-6.354956e-01)</text:p>
          </table:table-cell>
          <table:table-cell office:value-type="string" calcext:value-type="string">
            <text:p>(2.175215e-02</text:p>
          </table:table-cell>
          <table:table-cell office:value-type="float" office:value="6.026425" calcext:value-type="float">
            <text:p>6.026425</text:p>
          </table:table-cell>
          <table:table-cell office:value-type="string" calcext:value-type="string">
            <text:p>2.997843e-01))</text:p>
          </table:table-cell>
        </table:table-row>
        <table:table-row table:style-name="ro1">
          <table:table-cell office:value-type="float" office:value="0.742222" calcext:value-type="float">
            <text:p>0.742222</text:p>
          </table:table-cell>
          <table:table-cell office:value-type="string" calcext:value-type="string">
            <text:p>((-1.269519e+01</text:p>
          </table:table-cell>
          <table:table-cell office:value-type="float" office:value="-2.135406E-019" calcext:value-type="float">
            <text:p>-2.135406E-19</text:p>
          </table:table-cell>
          <table:table-cell office:value-type="string" calcext:value-type="string">
            <text:p>6.320395e+02)</text:p>
          </table:table-cell>
          <table:table-cell office:value-type="string" calcext:value-type="string">
            <text:p>(5.993952e+00</text:p>
          </table:table-cell>
          <table:table-cell office:value-type="float" office:value="-4.098682E-020" calcext:value-type="float">
            <text:p>-4.098682E-20</text:p>
          </table:table-cell>
          <table:table-cell office:value-type="string" calcext:value-type="string">
            <text:p>-4.374749e-01))</text:p>
          </table:table-cell>
          <table:table-cell office:value-type="string" calcext:value-type="string">
            <text:p>((-3.160198e+01</text:p>
          </table:table-cell>
          <table:table-cell office:value-type="float" office:value="-187.3368" calcext:value-type="float">
            <text:p>-187.3368</text:p>
          </table:table-cell>
          <table:table-cell office:value-type="string" calcext:value-type="string">
            <text:p>-6.347595e-01)</text:p>
          </table:table-cell>
          <table:table-cell office:value-type="string" calcext:value-type="string">
            <text:p>(2.187374e-02</text:p>
          </table:table-cell>
          <table:table-cell office:value-type="float" office:value="6.024922" calcext:value-type="float">
            <text:p>6.024922</text:p>
          </table:table-cell>
          <table:table-cell office:value-type="string" calcext:value-type="string">
            <text:p>2.996976e-01))</text:p>
          </table:table-cell>
        </table:table-row>
        <table:table-row table:style-name="ro1">
          <table:table-cell office:value-type="float" office:value="0.742778" calcext:value-type="float">
            <text:p>0.742778</text:p>
          </table:table-cell>
          <table:table-cell office:value-type="string" calcext:value-type="string">
            <text:p>((-1.268258e+01</text:p>
          </table:table-cell>
          <table:table-cell office:value-type="float" office:value="-2.253651E-019" calcext:value-type="float">
            <text:p>-2.253651E-19</text:p>
          </table:table-cell>
          <table:table-cell office:value-type="string" calcext:value-type="string">
            <text:p>6.321359e+02)</text:p>
          </table:table-cell>
          <table:table-cell office:value-type="string" calcext:value-type="string">
            <text:p>(5.992007e+00</text:p>
          </table:table-cell>
          <table:table-cell office:value-type="float" office:value="-4.119257E-020" calcext:value-type="float">
            <text:p>-4.119257E-20</text:p>
          </table:table-cell>
          <table:table-cell office:value-type="string" calcext:value-type="string">
            <text:p>-4.399681e-01))</text:p>
          </table:table-cell>
          <table:table-cell office:value-type="string" calcext:value-type="string">
            <text:p>((-3.160679e+01</text:p>
          </table:table-cell>
          <table:table-cell office:value-type="float" office:value="-187.3691" calcext:value-type="float">
            <text:p>-187.3691</text:p>
          </table:table-cell>
          <table:table-cell office:value-type="string" calcext:value-type="string">
            <text:p>-6.341288e-01)</text:p>
          </table:table-cell>
          <table:table-cell office:value-type="string" calcext:value-type="string">
            <text:p>(2.199841e-02</text:p>
          </table:table-cell>
          <table:table-cell office:value-type="float" office:value="6.02321" calcext:value-type="float">
            <text:p>6.02321</text:p>
          </table:table-cell>
          <table:table-cell office:value-type="string" calcext:value-type="string">
            <text:p>2.996004e-01))</text:p>
          </table:table-cell>
        </table:table-row>
        <table:table-row table:style-name="ro1">
          <table:table-cell office:value-type="float" office:value="0.743333" calcext:value-type="float">
            <text:p>0.743333</text:p>
          </table:table-cell>
          <table:table-cell office:value-type="string" calcext:value-type="string">
            <text:p>((-1.267183e+01</text:p>
          </table:table-cell>
          <table:table-cell office:value-type="float" office:value="-2.319856E-019" calcext:value-type="float">
            <text:p>-2.319856E-19</text:p>
          </table:table-cell>
          <table:table-cell office:value-type="string" calcext:value-type="string">
            <text:p>6.322101e+02)</text:p>
          </table:table-cell>
          <table:table-cell office:value-type="string" calcext:value-type="string">
            <text:p>(5.989844e+00</text:p>
          </table:table-cell>
          <table:table-cell office:value-type="float" office:value="-4.138507E-020" calcext:value-type="float">
            <text:p>-4.138507E-20</text:p>
          </table:table-cell>
          <table:table-cell office:value-type="string" calcext:value-type="string">
            <text:p>-4.425566e-01))</text:p>
          </table:table-cell>
          <table:table-cell office:value-type="string" calcext:value-type="string">
            <text:p>((-3.161050e+01</text:p>
          </table:table-cell>
          <table:table-cell office:value-type="float" office:value="-187.3862" calcext:value-type="float">
            <text:p>-187.3862</text:p>
          </table:table-cell>
          <table:table-cell office:value-type="string" calcext:value-type="string">
            <text:p>-6.335916e-01)</text:p>
          </table:table-cell>
          <table:table-cell office:value-type="string" calcext:value-type="string">
            <text:p>(2.212783e-02</text:p>
          </table:table-cell>
          <table:table-cell office:value-type="float" office:value="6.021285" calcext:value-type="float">
            <text:p>6.021285</text:p>
          </table:table-cell>
          <table:table-cell office:value-type="string" calcext:value-type="string">
            <text:p>2.994922e-01))</text:p>
          </table:table-cell>
        </table:table-row>
        <table:table-row table:style-name="ro1">
          <table:table-cell office:value-type="float" office:value="0.743889" calcext:value-type="float">
            <text:p>0.743889</text:p>
          </table:table-cell>
          <table:table-cell office:value-type="string" calcext:value-type="string">
            <text:p>((-1.266235e+01</text:p>
          </table:table-cell>
          <table:table-cell office:value-type="float" office:value="-2.376602E-019" calcext:value-type="float">
            <text:p>-2.376602E-19</text:p>
          </table:table-cell>
          <table:table-cell office:value-type="string" calcext:value-type="string">
            <text:p>6.322899e+02)</text:p>
          </table:table-cell>
          <table:table-cell office:value-type="string" calcext:value-type="string">
            <text:p>(5.987431e+00</text:p>
          </table:table-cell>
          <table:table-cell office:value-type="float" office:value="-4.156633E-020" calcext:value-type="float">
            <text:p>-4.156633E-20</text:p>
          </table:table-cell>
          <table:table-cell office:value-type="string" calcext:value-type="string">
            <text:p>-4.451948e-01))</text:p>
          </table:table-cell>
          <table:table-cell office:value-type="string" calcext:value-type="string">
            <text:p>((-3.161450e+01</text:p>
          </table:table-cell>
          <table:table-cell office:value-type="float" office:value="-187.4066" calcext:value-type="float">
            <text:p>-187.4066</text:p>
          </table:table-cell>
          <table:table-cell office:value-type="string" calcext:value-type="string">
            <text:p>-6.331174e-01)</text:p>
          </table:table-cell>
          <table:table-cell office:value-type="string" calcext:value-type="string">
            <text:p>(2.225974e-02</text:p>
          </table:table-cell>
          <table:table-cell office:value-type="float" office:value="6.019107" calcext:value-type="float">
            <text:p>6.019107</text:p>
          </table:table-cell>
          <table:table-cell office:value-type="string" calcext:value-type="string">
            <text:p>2.993716e-01))</text:p>
          </table:table-cell>
        </table:table-row>
        <table:table-row table:style-name="ro1">
          <table:table-cell office:value-type="float" office:value="0.744444" calcext:value-type="float">
            <text:p>0.744444</text:p>
          </table:table-cell>
          <table:table-cell office:value-type="string" calcext:value-type="string">
            <text:p>((-1.265570e+01</text:p>
          </table:table-cell>
          <table:table-cell office:value-type="float" office:value="-2.461887E-019" calcext:value-type="float">
            <text:p>-2.461887E-19</text:p>
          </table:table-cell>
          <table:table-cell office:value-type="string" calcext:value-type="string">
            <text:p>6.323650e+02)</text:p>
          </table:table-cell>
          <table:table-cell office:value-type="string" calcext:value-type="string">
            <text:p>(5.984727e+00</text:p>
          </table:table-cell>
          <table:table-cell office:value-type="float" office:value="-4.17371E-020" calcext:value-type="float">
            <text:p>-4.17371E-20</text:p>
          </table:table-cell>
          <table:table-cell office:value-type="string" calcext:value-type="string">
            <text:p>-4.478359e-01))</text:p>
          </table:table-cell>
          <table:table-cell office:value-type="string" calcext:value-type="string">
            <text:p>((-3.161825e+01</text:p>
          </table:table-cell>
          <table:table-cell office:value-type="float" office:value="-187.4278" calcext:value-type="float">
            <text:p>-187.4278</text:p>
          </table:table-cell>
          <table:table-cell office:value-type="string" calcext:value-type="string">
            <text:p>-6.327849e-01)</text:p>
          </table:table-cell>
          <table:table-cell office:value-type="string" calcext:value-type="string">
            <text:p>(2.239179e-02</text:p>
          </table:table-cell>
          <table:table-cell office:value-type="float" office:value="6.016623" calcext:value-type="float">
            <text:p>6.016623</text:p>
          </table:table-cell>
          <table:table-cell office:value-type="string" calcext:value-type="string">
            <text:p>2.992364e-01))</text:p>
          </table:table-cell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string" calcext:value-type="string">
            <text:p>((-1.265282e+01</text:p>
          </table:table-cell>
          <table:table-cell office:value-type="float" office:value="-2.573566E-019" calcext:value-type="float">
            <text:p>-2.573566E-19</text:p>
          </table:table-cell>
          <table:table-cell office:value-type="string" calcext:value-type="string">
            <text:p>6.324266e+02)</text:p>
          </table:table-cell>
          <table:table-cell office:value-type="string" calcext:value-type="string">
            <text:p>(5.981902e+00</text:p>
          </table:table-cell>
          <table:table-cell office:value-type="float" office:value="-4.189736E-020" calcext:value-type="float">
            <text:p>-4.189736E-20</text:p>
          </table:table-cell>
          <table:table-cell office:value-type="string" calcext:value-type="string">
            <text:p>-4.504313e-01))</text:p>
          </table:table-cell>
          <table:table-cell office:value-type="string" calcext:value-type="string">
            <text:p>((-3.162133e+01</text:p>
          </table:table-cell>
          <table:table-cell office:value-type="float" office:value="-187.4452" calcext:value-type="float">
            <text:p>-187.4452</text:p>
          </table:table-cell>
          <table:table-cell office:value-type="string" calcext:value-type="string">
            <text:p>-6.326411e-01)</text:p>
          </table:table-cell>
          <table:table-cell office:value-type="string" calcext:value-type="string">
            <text:p>(2.252157e-02</text:p>
          </table:table-cell>
          <table:table-cell office:value-type="float" office:value="6.014003" calcext:value-type="float">
            <text:p>6.014003</text:p>
          </table:table-cell>
          <table:table-cell office:value-type="string" calcext:value-type="string">
            <text:p>2.990951e-01))</text:p>
          </table:table-cell>
        </table:table-row>
        <table:table-row table:style-name="ro1">
          <table:table-cell office:value-type="float" office:value="0.745556" calcext:value-type="float">
            <text:p>0.745556</text:p>
          </table:table-cell>
          <table:table-cell office:value-type="string" calcext:value-type="string">
            <text:p>((-1.265388e+01</text:p>
          </table:table-cell>
          <table:table-cell office:value-type="float" office:value="-2.697536E-019" calcext:value-type="float">
            <text:p>-2.697536E-19</text:p>
          </table:table-cell>
          <table:table-cell office:value-type="string" calcext:value-type="string">
            <text:p>6.324709e+02)</text:p>
          </table:table-cell>
          <table:table-cell office:value-type="string" calcext:value-type="string">
            <text:p>(5.978768e+00</text:p>
          </table:table-cell>
          <table:table-cell office:value-type="float" office:value="-4.204469E-020" calcext:value-type="float">
            <text:p>-4.204469E-20</text:p>
          </table:table-cell>
          <table:table-cell office:value-type="string" calcext:value-type="string">
            <text:p>-4.529848e-01))</text:p>
          </table:table-cell>
          <table:table-cell office:value-type="string" calcext:value-type="string">
            <text:p>((-3.162354e+01</text:p>
          </table:table-cell>
          <table:table-cell office:value-type="float" office:value="-187.4553" calcext:value-type="float">
            <text:p>-187.4553</text:p>
          </table:table-cell>
          <table:table-cell office:value-type="string" calcext:value-type="string">
            <text:p>-6.326942e-01)</text:p>
          </table:table-cell>
          <table:table-cell office:value-type="string" calcext:value-type="string">
            <text:p>(2.264924e-02</text:p>
          </table:table-cell>
          <table:table-cell office:value-type="float" office:value="6.01105" calcext:value-type="float">
            <text:p>6.01105</text:p>
          </table:table-cell>
          <table:table-cell office:value-type="string" calcext:value-type="string">
            <text:p>2.989384e-01))</text:p>
          </table:table-cell>
        </table:table-row>
        <table:table-row table:style-name="ro1">
          <table:table-cell office:value-type="float" office:value="0.746111" calcext:value-type="float">
            <text:p>0.746111</text:p>
          </table:table-cell>
          <table:table-cell office:value-type="string" calcext:value-type="string">
            <text:p>((-1.265830e+01</text:p>
          </table:table-cell>
          <table:table-cell office:value-type="float" office:value="-2.816922E-019" calcext:value-type="float">
            <text:p>-2.816922E-19</text:p>
          </table:table-cell>
          <table:table-cell office:value-type="string" calcext:value-type="string">
            <text:p>6.324994e+02)</text:p>
          </table:table-cell>
          <table:table-cell office:value-type="string" calcext:value-type="string">
            <text:p>(5.974918e+00</text:p>
          </table:table-cell>
          <table:table-cell office:value-type="float" office:value="-4.216991E-020" calcext:value-type="float">
            <text:p>-4.216991E-20</text:p>
          </table:table-cell>
          <table:table-cell office:value-type="string" calcext:value-type="string">
            <text:p>-4.553911e-01))</text:p>
          </table:table-cell>
          <table:table-cell office:value-type="string" calcext:value-type="string">
            <text:p>((-3.162497e+01</text:p>
          </table:table-cell>
          <table:table-cell office:value-type="float" office:value="-187.4574" calcext:value-type="float">
            <text:p>-187.4574</text:p>
          </table:table-cell>
          <table:table-cell office:value-type="string" calcext:value-type="string">
            <text:p>-6.329151e-01)</text:p>
          </table:table-cell>
          <table:table-cell office:value-type="string" calcext:value-type="string">
            <text:p>(2.276956e-02</text:p>
          </table:table-cell>
          <table:table-cell office:value-type="float" office:value="6.007313" calcext:value-type="float">
            <text:p>6.007313</text:p>
          </table:table-cell>
          <table:table-cell office:value-type="string" calcext:value-type="string">
            <text:p>2.987459e-01))</text:p>
          </table:table-cell>
        </table:table-row>
        <table:table-row table:style-name="ro1">
          <table:table-cell office:value-type="float" office:value="0.746667" calcext:value-type="float">
            <text:p>0.746667</text:p>
          </table:table-cell>
          <table:table-cell office:value-type="string" calcext:value-type="string">
            <text:p>((-1.266502e+01</text:p>
          </table:table-cell>
          <table:table-cell office:value-type="float" office:value="-2.929439E-019" calcext:value-type="float">
            <text:p>-2.929439E-19</text:p>
          </table:table-cell>
          <table:table-cell office:value-type="string" calcext:value-type="string">
            <text:p>6.325142e+02)</text:p>
          </table:table-cell>
          <table:table-cell office:value-type="string" calcext:value-type="string">
            <text:p>(5.969752e+00</text:p>
          </table:table-cell>
          <table:table-cell office:value-type="float" office:value="-4.226511E-020" calcext:value-type="float">
            <text:p>-4.226511E-20</text:p>
          </table:table-cell>
          <table:table-cell office:value-type="string" calcext:value-type="string">
            <text:p>-4.575501e-01))</text:p>
          </table:table-cell>
          <table:table-cell office:value-type="string" calcext:value-type="string">
            <text:p>((-3.162571e+01</text:p>
          </table:table-cell>
          <table:table-cell office:value-type="float" office:value="-187.452" calcext:value-type="float">
            <text:p>-187.452</text:p>
          </table:table-cell>
          <table:table-cell office:value-type="string" calcext:value-type="string">
            <text:p>-6.332508e-01)</text:p>
          </table:table-cell>
          <table:table-cell office:value-type="string" calcext:value-type="string">
            <text:p>(2.287750e-02</text:p>
          </table:table-cell>
          <table:table-cell office:value-type="float" office:value="6.002138" calcext:value-type="float">
            <text:p>6.002138</text:p>
          </table:table-cell>
          <table:table-cell office:value-type="string" calcext:value-type="string">
            <text:p>2.984876e-01))</text:p>
          </table:table-cell>
        </table:table-row>
        <table:table-row table:style-name="ro1">
          <table:table-cell office:value-type="float" office:value="0.747222" calcext:value-type="float">
            <text:p>0.747222</text:p>
          </table:table-cell>
          <table:table-cell office:value-type="string" calcext:value-type="string">
            <text:p>((-1.267277e+01</text:p>
          </table:table-cell>
          <table:table-cell office:value-type="float" office:value="-3.035341E-019" calcext:value-type="float">
            <text:p>-3.035341E-19</text:p>
          </table:table-cell>
          <table:table-cell office:value-type="string" calcext:value-type="string">
            <text:p>6.325182e+02)</text:p>
          </table:table-cell>
          <table:table-cell office:value-type="string" calcext:value-type="string">
            <text:p>(5.963452e+00</text:p>
          </table:table-cell>
          <table:table-cell office:value-type="float" office:value="-4.233605E-020" calcext:value-type="float">
            <text:p>-4.233605E-20</text:p>
          </table:table-cell>
          <table:table-cell office:value-type="string" calcext:value-type="string">
            <text:p>-4.594937e-01))</text:p>
          </table:table-cell>
          <table:table-cell office:value-type="string" calcext:value-type="string">
            <text:p>((-3.162591e+01</text:p>
          </table:table-cell>
          <table:table-cell office:value-type="float" office:value="-187.4411" calcext:value-type="float">
            <text:p>-187.4411</text:p>
          </table:table-cell>
          <table:table-cell office:value-type="string" calcext:value-type="string">
            <text:p>-6.336385e-01)</text:p>
          </table:table-cell>
          <table:table-cell office:value-type="string" calcext:value-type="string">
            <text:p>(2.297468e-02</text:p>
          </table:table-cell>
          <table:table-cell office:value-type="float" office:value="5.99572" calcext:value-type="float">
            <text:p>5.99572</text:p>
          </table:table-cell>
          <table:table-cell office:value-type="string" calcext:value-type="string">
            <text:p>2.981726e-01))</text:p>
          </table:table-cell>
        </table:table-row>
        <table:table-row table:style-name="ro1">
          <table:table-cell office:value-type="float" office:value="0.747778" calcext:value-type="float">
            <text:p>0.747778</text:p>
          </table:table-cell>
          <table:table-cell office:value-type="string" calcext:value-type="string">
            <text:p>((-1.268036e+01</text:p>
          </table:table-cell>
          <table:table-cell office:value-type="float" office:value="-3.142128E-019" calcext:value-type="float">
            <text:p>-3.142128E-19</text:p>
          </table:table-cell>
          <table:table-cell office:value-type="string" calcext:value-type="string">
            <text:p>6.325136e+02)</text:p>
          </table:table-cell>
          <table:table-cell office:value-type="string" calcext:value-type="string">
            <text:p>(5.956062e+00</text:p>
          </table:table-cell>
          <table:table-cell office:value-type="float" office:value="-4.238872E-020" calcext:value-type="float">
            <text:p>-4.238872E-20</text:p>
          </table:table-cell>
          <table:table-cell office:value-type="string" calcext:value-type="string">
            <text:p>-4.612549e-01))</text:p>
          </table:table-cell>
          <table:table-cell office:value-type="string" calcext:value-type="string">
            <text:p>((-3.162568e+01</text:p>
          </table:table-cell>
          <table:table-cell office:value-type="float" office:value="-187.4268" calcext:value-type="float">
            <text:p>-187.4268</text:p>
          </table:table-cell>
          <table:table-cell office:value-type="string" calcext:value-type="string">
            <text:p>-6.340179e-01)</text:p>
          </table:table-cell>
          <table:table-cell office:value-type="string" calcext:value-type="string">
            <text:p>(2.306275e-02</text:p>
          </table:table-cell>
          <table:table-cell office:value-type="float" office:value="5.988115" calcext:value-type="float">
            <text:p>5.988115</text:p>
          </table:table-cell>
          <table:table-cell office:value-type="string" calcext:value-type="string">
            <text:p>2.978031e-01))</text:p>
          </table:table-cell>
        </table:table-row>
        <table:table-row table:style-name="ro1">
          <table:table-cell office:value-type="float" office:value="0.748333" calcext:value-type="float">
            <text:p>0.748333</text:p>
          </table:table-cell>
          <table:table-cell office:value-type="string" calcext:value-type="string">
            <text:p>((-1.268693e+01</text:p>
          </table:table-cell>
          <table:table-cell office:value-type="float" office:value="-3.255939E-019" calcext:value-type="float">
            <text:p>-3.255939E-19</text:p>
          </table:table-cell>
          <table:table-cell office:value-type="string" calcext:value-type="string">
            <text:p>6.324999e+02)</text:p>
          </table:table-cell>
          <table:table-cell office:value-type="string" calcext:value-type="string">
            <text:p>(5.947473e+00</text:p>
          </table:table-cell>
          <table:table-cell office:value-type="float" office:value="-4.242736E-020" calcext:value-type="float">
            <text:p>-4.242736E-20</text:p>
          </table:table-cell>
          <table:table-cell office:value-type="string" calcext:value-type="string">
            <text:p>-4.628434e-01))</text:p>
          </table:table-cell>
          <table:table-cell office:value-type="string" calcext:value-type="string">
            <text:p>((-3.162500e+01</text:p>
          </table:table-cell>
          <table:table-cell office:value-type="float" office:value="-187.4098" calcext:value-type="float">
            <text:p>-187.4098</text:p>
          </table:table-cell>
          <table:table-cell office:value-type="string" calcext:value-type="string">
            <text:p>-6.343467e-01)</text:p>
          </table:table-cell>
          <table:table-cell office:value-type="string" calcext:value-type="string">
            <text:p>(2.314217e-02</text:p>
          </table:table-cell>
          <table:table-cell office:value-type="float" office:value="5.979205" calcext:value-type="float">
            <text:p>5.979205</text:p>
          </table:table-cell>
          <table:table-cell office:value-type="string" calcext:value-type="string">
            <text:p>2.973736e-01))</text:p>
          </table:table-cell>
        </table:table-row>
        <table:table-row table:style-name="ro1">
          <table:table-cell office:value-type="float" office:value="0.748889" calcext:value-type="float">
            <text:p>0.748889</text:p>
          </table:table-cell>
          <table:table-cell office:value-type="string" calcext:value-type="string">
            <text:p>((-1.269210e+01</text:p>
          </table:table-cell>
          <table:table-cell office:value-type="float" office:value="-3.378921E-019" calcext:value-type="float">
            <text:p>-3.378921E-19</text:p>
          </table:table-cell>
          <table:table-cell office:value-type="string" calcext:value-type="string">
            <text:p>6.324734e+02)</text:p>
          </table:table-cell>
          <table:table-cell office:value-type="string" calcext:value-type="string">
            <text:p>(5.937420e+00</text:p>
          </table:table-cell>
          <table:table-cell office:value-type="float" office:value="-4.245627E-020" calcext:value-type="float">
            <text:p>-4.245627E-20</text:p>
          </table:table-cell>
          <table:table-cell office:value-type="string" calcext:value-type="string">
            <text:p>-4.642032e-01))</text:p>
          </table:table-cell>
          <table:table-cell office:value-type="string" calcext:value-type="string">
            <text:p>((-3.162367e+01</text:p>
          </table:table-cell>
          <table:table-cell office:value-type="float" office:value="-187.3892" calcext:value-type="float">
            <text:p>-187.3892</text:p>
          </table:table-cell>
          <table:table-cell office:value-type="string" calcext:value-type="string">
            <text:p>-6.346051e-01)</text:p>
          </table:table-cell>
          <table:table-cell office:value-type="string" calcext:value-type="string">
            <text:p>(2.321016e-02</text:p>
          </table:table-cell>
          <table:table-cell office:value-type="float" office:value="5.968698" calcext:value-type="float">
            <text:p>5.968698</text:p>
          </table:table-cell>
          <table:table-cell office:value-type="string" calcext:value-type="string">
            <text:p>2.968710e-01))</text:p>
          </table:table-cell>
        </table:table-row>
        <table:table-row table:style-name="ro1">
          <table:table-cell office:value-type="float" office:value="0.749444" calcext:value-type="float">
            <text:p>0.749444</text:p>
          </table:table-cell>
          <table:table-cell office:value-type="string" calcext:value-type="string">
            <text:p>((-1.269098e+01</text:p>
          </table:table-cell>
          <table:table-cell office:value-type="float" office:value="-3.476606E-019" calcext:value-type="float">
            <text:p>-3.476606E-19</text:p>
          </table:table-cell>
          <table:table-cell office:value-type="string" calcext:value-type="string">
            <text:p>6.324812e+02)</text:p>
          </table:table-cell>
          <table:table-cell office:value-type="string" calcext:value-type="string">
            <text:p>(5.925433e+00</text:p>
          </table:table-cell>
          <table:table-cell office:value-type="float" office:value="-4.239796E-020" calcext:value-type="float">
            <text:p>-4.239796E-20</text:p>
          </table:table-cell>
          <table:table-cell office:value-type="string" calcext:value-type="string">
            <text:p>-4.643517e-01))</text:p>
          </table:table-cell>
          <table:table-cell office:value-type="string" calcext:value-type="string">
            <text:p>((-3.162406e+01</text:p>
          </table:table-cell>
          <table:table-cell office:value-type="float" office:value="-187.3912" calcext:value-type="float">
            <text:p>-187.3912</text:p>
          </table:table-cell>
          <table:table-cell office:value-type="string" calcext:value-type="string">
            <text:p>-6.345490e-01)</text:p>
          </table:table-cell>
          <table:table-cell office:value-type="string" calcext:value-type="string">
            <text:p>(2.321758e-02</text:p>
          </table:table-cell>
          <table:table-cell office:value-type="float" office:value="5.955903" calcext:value-type="float">
            <text:p>5.955903</text:p>
          </table:table-cell>
          <table:table-cell office:value-type="string" calcext:value-type="string">
            <text:p>2.962717e-01))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string" calcext:value-type="string">
            <text:p>((-1.268535e+01</text:p>
          </table:table-cell>
          <table:table-cell office:value-type="float" office:value="-3.641529E-019" calcext:value-type="float">
            <text:p>-3.641529E-19</text:p>
          </table:table-cell>
          <table:table-cell office:value-type="string" calcext:value-type="string">
            <text:p>6.324867e+02)</text:p>
          </table:table-cell>
          <table:table-cell office:value-type="string" calcext:value-type="string">
            <text:p>(5.912066e+00</text:p>
          </table:table-cell>
          <table:table-cell office:value-type="float" office:value="-4.240063E-020" calcext:value-type="float">
            <text:p>-4.240063E-20</text:p>
          </table:table-cell>
          <table:table-cell office:value-type="string" calcext:value-type="string">
            <text:p>-4.646074e-01))</text:p>
          </table:table-cell>
          <table:table-cell office:value-type="string" calcext:value-type="string">
            <text:p>((-3.162434e+01</text:p>
          </table:table-cell>
          <table:table-cell office:value-type="float" office:value="-187.3998" calcext:value-type="float">
            <text:p>-187.3998</text:p>
          </table:table-cell>
          <table:table-cell office:value-type="string" calcext:value-type="string">
            <text:p>-6.342676e-01)</text:p>
          </table:table-cell>
          <table:table-cell office:value-type="string" calcext:value-type="string">
            <text:p>(2.323037e-02</text:p>
          </table:table-cell>
          <table:table-cell office:value-type="float" office:value="5.941661" calcext:value-type="float">
            <text:p>5.941661</text:p>
          </table:table-cell>
          <table:table-cell office:value-type="string" calcext:value-type="string">
            <text:p>2.956033e-01))</text:p>
          </table:table-cell>
        </table:table-row>
        <table:table-row table:style-name="ro1">
          <table:table-cell office:value-type="float" office:value="0.750556" calcext:value-type="float">
            <text:p>0.750556</text:p>
          </table:table-cell>
          <table:table-cell office:value-type="string" calcext:value-type="string">
            <text:p>((-1.268212e+01</text:p>
          </table:table-cell>
          <table:table-cell office:value-type="float" office:value="-3.895292E-019" calcext:value-type="float">
            <text:p>-3.895292E-19</text:p>
          </table:table-cell>
          <table:table-cell office:value-type="string" calcext:value-type="string">
            <text:p>6.324061e+02)</text:p>
          </table:table-cell>
          <table:table-cell office:value-type="string" calcext:value-type="string">
            <text:p>(5.897149e+00</text:p>
          </table:table-cell>
          <table:table-cell office:value-type="float" office:value="-4.245875E-020" calcext:value-type="float">
            <text:p>-4.245875E-20</text:p>
          </table:table-cell>
          <table:table-cell office:value-type="string" calcext:value-type="string">
            <text:p>-4.646652e-01))</text:p>
          </table:table-cell>
          <table:table-cell office:value-type="string" calcext:value-type="string">
            <text:p>((-3.162030e+01</text:p>
          </table:table-cell>
          <table:table-cell office:value-type="float" office:value="-187.37" calcext:value-type="float">
            <text:p>-187.37</text:p>
          </table:table-cell>
          <table:table-cell office:value-type="string" calcext:value-type="string">
            <text:p>-6.341062e-01)</text:p>
          </table:table-cell>
          <table:table-cell office:value-type="string" calcext:value-type="string">
            <text:p>(2.323326e-02</text:p>
          </table:table-cell>
          <table:table-cell office:value-type="float" office:value="5.925734" calcext:value-type="float">
            <text:p>5.925734</text:p>
          </table:table-cell>
          <table:table-cell office:value-type="string" calcext:value-type="string">
            <text:p>2.948574e-01))</text:p>
          </table:table-cell>
        </table:table-row>
        <table:table-row table:style-name="ro1">
          <table:table-cell office:value-type="float" office:value="0.751111" calcext:value-type="float">
            <text:p>0.751111</text:p>
          </table:table-cell>
          <table:table-cell office:value-type="string" calcext:value-type="string">
            <text:p>((-1.268039e+01</text:p>
          </table:table-cell>
          <table:table-cell office:value-type="float" office:value="-4.089424E-019" calcext:value-type="float">
            <text:p>-4.089424E-19</text:p>
          </table:table-cell>
          <table:table-cell office:value-type="string" calcext:value-type="string">
            <text:p>6.322670e+02)</text:p>
          </table:table-cell>
          <table:table-cell office:value-type="string" calcext:value-type="string">
            <text:p>(5.881441e+00</text:p>
          </table:table-cell>
          <table:table-cell office:value-type="float" office:value="-4.263006E-020" calcext:value-type="float">
            <text:p>-4.263006E-20</text:p>
          </table:table-cell>
          <table:table-cell office:value-type="string" calcext:value-type="string">
            <text:p>-4.647393e-01))</text:p>
          </table:table-cell>
          <table:table-cell office:value-type="string" calcext:value-type="string">
            <text:p>((-3.161335e+01</text:p>
          </table:table-cell>
          <table:table-cell office:value-type="float" office:value="-187.312" calcext:value-type="float">
            <text:p>-187.312</text:p>
          </table:table-cell>
          <table:table-cell office:value-type="string" calcext:value-type="string">
            <text:p>-6.340194e-01)</text:p>
          </table:table-cell>
          <table:table-cell office:value-type="string" calcext:value-type="string">
            <text:p>(2.323696e-02</text:p>
          </table:table-cell>
          <table:table-cell office:value-type="float" office:value="5.908968" calcext:value-type="float">
            <text:p>5.908968</text:p>
          </table:table-cell>
          <table:table-cell office:value-type="string" calcext:value-type="string">
            <text:p>2.940720e-01))</text:p>
          </table:table-cell>
        </table:table-row>
        <table:table-row table:style-name="ro1">
          <table:table-cell office:value-type="float" office:value="0.751667" calcext:value-type="float">
            <text:p>0.751667</text:p>
          </table:table-cell>
          <table:table-cell office:value-type="string" calcext:value-type="string">
            <text:p>((-1.268239e+01</text:p>
          </table:table-cell>
          <table:table-cell office:value-type="float" office:value="-4.232132E-019" calcext:value-type="float">
            <text:p>-4.232132E-19</text:p>
          </table:table-cell>
          <table:table-cell office:value-type="string" calcext:value-type="string">
            <text:p>6.321444e+02)</text:p>
          </table:table-cell>
          <table:table-cell office:value-type="string" calcext:value-type="string">
            <text:p>(5.865746e+00</text:p>
          </table:table-cell>
          <table:table-cell office:value-type="float" office:value="-4.260637E-020" calcext:value-type="float">
            <text:p>-4.260637E-20</text:p>
          </table:table-cell>
          <table:table-cell office:value-type="string" calcext:value-type="string">
            <text:p>-4.627911e-01))</text:p>
          </table:table-cell>
          <table:table-cell office:value-type="string" calcext:value-type="string">
            <text:p>((-3.160722e+01</text:p>
          </table:table-cell>
          <table:table-cell office:value-type="float" office:value="-187.2508" calcext:value-type="float">
            <text:p>-187.2508</text:p>
          </table:table-cell>
          <table:table-cell office:value-type="string" calcext:value-type="string">
            <text:p>-6.341194e-01)</text:p>
          </table:table-cell>
          <table:table-cell office:value-type="string" calcext:value-type="string">
            <text:p>(2.313955e-02</text:p>
          </table:table-cell>
          <table:table-cell office:value-type="float" office:value="5.891817" calcext:value-type="float">
            <text:p>5.891817</text:p>
          </table:table-cell>
          <table:table-cell office:value-type="string" calcext:value-type="string">
            <text:p>2.932873e-01))</text:p>
          </table:table-cell>
        </table:table-row>
        <table:table-row table:style-name="ro1">
          <table:table-cell office:value-type="float" office:value="0.752222" calcext:value-type="float">
            <text:p>0.752222</text:p>
          </table:table-cell>
          <table:table-cell office:value-type="string" calcext:value-type="string">
            <text:p>((-1.268961e+01</text:p>
          </table:table-cell>
          <table:table-cell office:value-type="float" office:value="-4.35902E-019" calcext:value-type="float">
            <text:p>-4.35902E-19</text:p>
          </table:table-cell>
          <table:table-cell office:value-type="string" calcext:value-type="string">
            <text:p>6.320896e+02)</text:p>
          </table:table-cell>
          <table:table-cell office:value-type="string" calcext:value-type="string">
            <text:p>(5.858285e+00</text:p>
          </table:table-cell>
          <table:table-cell office:value-type="float" office:value="-4.266246E-020" calcext:value-type="float">
            <text:p>-4.266246E-20</text:p>
          </table:table-cell>
          <table:table-cell office:value-type="string" calcext:value-type="string">
            <text:p>-4.621437e-01))</text:p>
          </table:table-cell>
          <table:table-cell office:value-type="string" calcext:value-type="string">
            <text:p>((-3.160448e+01</text:p>
          </table:table-cell>
          <table:table-cell office:value-type="float" office:value="-187.2058" calcext:value-type="float">
            <text:p>-187.2058</text:p>
          </table:table-cell>
          <table:table-cell office:value-type="string" calcext:value-type="string">
            <text:p>-6.344807e-01)</text:p>
          </table:table-cell>
          <table:table-cell office:value-type="string" calcext:value-type="string">
            <text:p>(2.310719e-02</text:p>
          </table:table-cell>
          <table:table-cell office:value-type="float" office:value="5.883622" calcext:value-type="float">
            <text:p>5.883622</text:p>
          </table:table-cell>
          <table:table-cell office:value-type="string" calcext:value-type="string">
            <text:p>2.929143e-01))</text:p>
          </table:table-cell>
        </table:table-row>
        <table:table-row table:style-name="ro1">
          <table:table-cell office:value-type="float" office:value="0.752778" calcext:value-type="float">
            <text:p>0.752778</text:p>
          </table:table-cell>
          <table:table-cell office:value-type="string" calcext:value-type="string">
            <text:p>((-1.269583e+01</text:p>
          </table:table-cell>
          <table:table-cell office:value-type="float" office:value="-4.492945E-019" calcext:value-type="float">
            <text:p>-4.492945E-19</text:p>
          </table:table-cell>
          <table:table-cell office:value-type="string" calcext:value-type="string">
            <text:p>6.320026e+02)</text:p>
          </table:table-cell>
          <table:table-cell office:value-type="string" calcext:value-type="string">
            <text:p>(5.854029e+00</text:p>
          </table:table-cell>
          <table:table-cell office:value-type="float" office:value="-4.273871E-020" calcext:value-type="float">
            <text:p>-4.273871E-20</text:p>
          </table:table-cell>
          <table:table-cell office:value-type="string" calcext:value-type="string">
            <text:p>-4.618868e-01))</text:p>
          </table:table-cell>
          <table:table-cell office:value-type="string" calcext:value-type="string">
            <text:p>((-3.160013e+01</text:p>
          </table:table-cell>
          <table:table-cell office:value-type="float" office:value="-187.1569" calcext:value-type="float">
            <text:p>-187.1569</text:p>
          </table:table-cell>
          <table:table-cell office:value-type="string" calcext:value-type="string">
            <text:p>-6.347917e-01)</text:p>
          </table:table-cell>
          <table:table-cell office:value-type="string" calcext:value-type="string">
            <text:p>(2.309434e-02</text:p>
          </table:table-cell>
          <table:table-cell office:value-type="float" office:value="5.878892" calcext:value-type="float">
            <text:p>5.878892</text:p>
          </table:table-cell>
          <table:table-cell office:value-type="string" calcext:value-type="string">
            <text:p>2.927015e-01))</text:p>
          </table:table-cell>
        </table:table-row>
        <table:table-row table:style-name="ro1">
          <table:table-cell office:value-type="float" office:value="0.753333" calcext:value-type="float">
            <text:p>0.753333</text:p>
          </table:table-cell>
          <table:table-cell office:value-type="string" calcext:value-type="string">
            <text:p>((-1.270780e+01</text:p>
          </table:table-cell>
          <table:table-cell office:value-type="float" office:value="-4.639825E-019" calcext:value-type="float">
            <text:p>-4.639825E-19</text:p>
          </table:table-cell>
          <table:table-cell office:value-type="string" calcext:value-type="string">
            <text:p>6.320511e+02)</text:p>
          </table:table-cell>
          <table:table-cell office:value-type="string" calcext:value-type="string">
            <text:p>(5.853962e+00</text:p>
          </table:table-cell>
          <table:table-cell office:value-type="float" office:value="-4.278079E-020" calcext:value-type="float">
            <text:p>-4.278079E-20</text:p>
          </table:table-cell>
          <table:table-cell office:value-type="string" calcext:value-type="string">
            <text:p>-4.618400e-01))</text:p>
          </table:table-cell>
          <table:table-cell office:value-type="string" calcext:value-type="string">
            <text:p>((-3.160256e+01</text:p>
          </table:table-cell>
          <table:table-cell office:value-type="float" office:value="-187.1519" calcext:value-type="float">
            <text:p>-187.1519</text:p>
          </table:table-cell>
          <table:table-cell office:value-type="string" calcext:value-type="string">
            <text:p>-6.353898e-01)</text:p>
          </table:table-cell>
          <table:table-cell office:value-type="string" calcext:value-type="string">
            <text:p>(2.309200e-02</text:p>
          </table:table-cell>
          <table:table-cell office:value-type="float" office:value="5.878643" calcext:value-type="float">
            <text:p>5.878643</text:p>
          </table:table-cell>
          <table:table-cell office:value-type="string" calcext:value-type="string">
            <text:p>2.926981e-01))</text:p>
          </table:table-cell>
        </table:table-row>
        <table:table-row table:style-name="ro1">
          <table:table-cell office:value-type="float" office:value="0.753889" calcext:value-type="float">
            <text:p>0.753889</text:p>
          </table:table-cell>
          <table:table-cell office:value-type="string" calcext:value-type="string">
            <text:p>((-1.272049e+01</text:p>
          </table:table-cell>
          <table:table-cell office:value-type="float" office:value="-4.829253E-019" calcext:value-type="float">
            <text:p>-4.829253E-19</text:p>
          </table:table-cell>
          <table:table-cell office:value-type="string" calcext:value-type="string">
            <text:p>6.321490e+02)</text:p>
          </table:table-cell>
          <table:table-cell office:value-type="string" calcext:value-type="string">
            <text:p>(5.858098e+00</text:p>
          </table:table-cell>
          <table:table-cell office:value-type="float" office:value="-4.288325E-020" calcext:value-type="float">
            <text:p>-4.288325E-20</text:p>
          </table:table-cell>
          <table:table-cell office:value-type="string" calcext:value-type="string">
            <text:p>-4.619628e-01))</text:p>
          </table:table-cell>
          <table:table-cell office:value-type="string" calcext:value-type="string">
            <text:p>((-3.160745e+01</text:p>
          </table:table-cell>
          <table:table-cell office:value-type="float" office:value="-187.1669" calcext:value-type="float">
            <text:p>-187.1669</text:p>
          </table:table-cell>
          <table:table-cell office:value-type="string" calcext:value-type="string">
            <text:p>-6.360247e-01)</text:p>
          </table:table-cell>
          <table:table-cell office:value-type="string" calcext:value-type="string">
            <text:p>(2.309814e-02</text:p>
          </table:table-cell>
          <table:table-cell office:value-type="float" office:value="5.882888" calcext:value-type="float">
            <text:p>5.882888</text:p>
          </table:table-cell>
          <table:table-cell office:value-type="string" calcext:value-type="string">
            <text:p>2.929049e-01))</text:p>
          </table:table-cell>
        </table:table-row>
        <table:table-row table:style-name="ro1">
          <table:table-cell office:value-type="float" office:value="0.754444" calcext:value-type="float">
            <text:p>0.754444</text:p>
          </table:table-cell>
          <table:table-cell office:value-type="string" calcext:value-type="string">
            <text:p>((-1.272828e+01</text:p>
          </table:table-cell>
          <table:table-cell office:value-type="float" office:value="-5.168587E-019" calcext:value-type="float">
            <text:p>-5.168587E-19</text:p>
          </table:table-cell>
          <table:table-cell office:value-type="string" calcext:value-type="string">
            <text:p>6.321731e+02)</text:p>
          </table:table-cell>
          <table:table-cell office:value-type="string" calcext:value-type="string">
            <text:p>(5.865331e+00</text:p>
          </table:table-cell>
          <table:table-cell office:value-type="float" office:value="-4.303135E-020" calcext:value-type="float">
            <text:p>-4.303135E-20</text:p>
          </table:table-cell>
          <table:table-cell office:value-type="string" calcext:value-type="string">
            <text:p>-4.619475e-01))</text:p>
          </table:table-cell>
          <table:table-cell office:value-type="string" calcext:value-type="string">
            <text:p>((-3.160865e+01</text:p>
          </table:table-cell>
          <table:table-cell office:value-type="float" office:value="-187.1662" calcext:value-type="float">
            <text:p>-187.1662</text:p>
          </table:table-cell>
          <table:table-cell office:value-type="string" calcext:value-type="string">
            <text:p>-6.364142e-01)</text:p>
          </table:table-cell>
          <table:table-cell office:value-type="string" calcext:value-type="string">
            <text:p>(2.309737e-02</text:p>
          </table:table-cell>
          <table:table-cell office:value-type="float" office:value="5.890395" calcext:value-type="float">
            <text:p>5.890395</text:p>
          </table:table-cell>
          <table:table-cell office:value-type="string" calcext:value-type="string">
            <text:p>2.932665e-01))</text:p>
          </table:table-cell>
        </table:table-row>
        <table:table-row table:style-name="ro1">
          <table:table-cell office:value-type="float" office:value="0.755" calcext:value-type="float">
            <text:p>0.755</text:p>
          </table:table-cell>
          <table:table-cell office:value-type="string" calcext:value-type="string">
            <text:p>((-1.273278e+01</text:p>
          </table:table-cell>
          <table:table-cell office:value-type="float" office:value="-5.56114E-019" calcext:value-type="float">
            <text:p>-5.56114E-19</text:p>
          </table:table-cell>
          <table:table-cell office:value-type="string" calcext:value-type="string">
            <text:p>6.321571e+02)</text:p>
          </table:table-cell>
          <table:table-cell office:value-type="string" calcext:value-type="string">
            <text:p>(5.874220e+00</text:p>
          </table:table-cell>
          <table:table-cell office:value-type="float" office:value="-4.319735E-020" calcext:value-type="float">
            <text:p>-4.319735E-20</text:p>
          </table:table-cell>
          <table:table-cell office:value-type="string" calcext:value-type="string">
            <text:p>-4.613638e-01))</text:p>
          </table:table-cell>
          <table:table-cell office:value-type="string" calcext:value-type="string">
            <text:p>((-3.160785e+01</text:p>
          </table:table-cell>
          <table:table-cell office:value-type="float" office:value="-187.1558" calcext:value-type="float">
            <text:p>-187.1558</text:p>
          </table:table-cell>
          <table:table-cell office:value-type="string" calcext:value-type="string">
            <text:p>-6.366389e-01)</text:p>
          </table:table-cell>
          <table:table-cell office:value-type="string" calcext:value-type="string">
            <text:p>(2.306819e-02</text:p>
          </table:table-cell>
          <table:table-cell office:value-type="float" office:value="5.899562" calcext:value-type="float">
            <text:p>5.899562</text:p>
          </table:table-cell>
          <table:table-cell office:value-type="string" calcext:value-type="string">
            <text:p>2.937110e-01))</text:p>
          </table:table-cell>
        </table:table-row>
        <table:table-row table:style-name="ro1">
          <table:table-cell office:value-type="float" office:value="0.755556" calcext:value-type="float">
            <text:p>0.755556</text:p>
          </table:table-cell>
          <table:table-cell office:value-type="string" calcext:value-type="string">
            <text:p>((-1.274192e+01</text:p>
          </table:table-cell>
          <table:table-cell office:value-type="float" office:value="-5.543918E-019" calcext:value-type="float">
            <text:p>-5.543918E-19</text:p>
          </table:table-cell>
          <table:table-cell office:value-type="string" calcext:value-type="string">
            <text:p>6.323112e+02)</text:p>
          </table:table-cell>
          <table:table-cell office:value-type="string" calcext:value-type="string">
            <text:p>(5.883583e+00</text:p>
          </table:table-cell>
          <table:table-cell office:value-type="float" office:value="-4.337065E-020" calcext:value-type="float">
            <text:p>-4.337065E-20</text:p>
          </table:table-cell>
          <table:table-cell office:value-type="string" calcext:value-type="string">
            <text:p>-4.599174e-01))</text:p>
          </table:table-cell>
          <table:table-cell office:value-type="string" calcext:value-type="string">
            <text:p>((-3.161556e+01</text:p>
          </table:table-cell>
          <table:table-cell office:value-type="float" office:value="-187.1904" calcext:value-type="float">
            <text:p>-187.1904</text:p>
          </table:table-cell>
          <table:table-cell office:value-type="string" calcext:value-type="string">
            <text:p>-6.370960e-01)</text:p>
          </table:table-cell>
          <table:table-cell office:value-type="string" calcext:value-type="string">
            <text:p>(2.299587e-02</text:p>
          </table:table-cell>
          <table:table-cell office:value-type="float" office:value="5.909086" calcext:value-type="float">
            <text:p>5.909086</text:p>
          </table:table-cell>
          <table:table-cell office:value-type="string" calcext:value-type="string">
            <text:p>2.941791e-01))</text:p>
          </table:table-cell>
        </table:table-row>
        <table:table-row table:style-name="ro1">
          <table:table-cell office:value-type="float" office:value="0.756111" calcext:value-type="float">
            <text:p>0.756111</text:p>
          </table:table-cell>
          <table:table-cell office:value-type="string" calcext:value-type="string">
            <text:p>((-1.274900e+01</text:p>
          </table:table-cell>
          <table:table-cell office:value-type="float" office:value="-5.576619E-019" calcext:value-type="float">
            <text:p>-5.576619E-19</text:p>
          </table:table-cell>
          <table:table-cell office:value-type="string" calcext:value-type="string">
            <text:p>6.324344e+02)</text:p>
          </table:table-cell>
          <table:table-cell office:value-type="string" calcext:value-type="string">
            <text:p>(5.892505e+00</text:p>
          </table:table-cell>
          <table:table-cell office:value-type="float" office:value="-4.354239E-020" calcext:value-type="float">
            <text:p>-4.354239E-20</text:p>
          </table:table-cell>
          <table:table-cell office:value-type="string" calcext:value-type="string">
            <text:p>-4.574790e-01))</text:p>
          </table:table-cell>
          <table:table-cell office:value-type="string" calcext:value-type="string">
            <text:p>((-3.162172e+01</text:p>
          </table:table-cell>
          <table:table-cell office:value-type="float" office:value="-187.2147" calcext:value-type="float">
            <text:p>-187.2147</text:p>
          </table:table-cell>
          <table:table-cell office:value-type="string" calcext:value-type="string">
            <text:p>-6.374498e-01)</text:p>
          </table:table-cell>
          <table:table-cell office:value-type="string" calcext:value-type="string">
            <text:p>(2.287395e-02</text:p>
          </table:table-cell>
          <table:table-cell office:value-type="float" office:value="5.917975" calcext:value-type="float">
            <text:p>5.917975</text:p>
          </table:table-cell>
          <table:table-cell office:value-type="string" calcext:value-type="string">
            <text:p>2.946252e-01))</text:p>
          </table:table-cell>
        </table:table-row>
        <table:table-row table:style-name="ro1">
          <table:table-cell office:value-type="float" office:value="0.756667" calcext:value-type="float">
            <text:p>0.756667</text:p>
          </table:table-cell>
          <table:table-cell office:value-type="string" calcext:value-type="string">
            <text:p>((-1.275339e+01</text:p>
          </table:table-cell>
          <table:table-cell office:value-type="float" office:value="-5.683677E-019" calcext:value-type="float">
            <text:p>-5.683677E-19</text:p>
          </table:table-cell>
          <table:table-cell office:value-type="string" calcext:value-type="string">
            <text:p>6.325094e+02)</text:p>
          </table:table-cell>
          <table:table-cell office:value-type="string" calcext:value-type="string">
            <text:p>(5.900527e+00</text:p>
          </table:table-cell>
          <table:table-cell office:value-type="float" office:value="-4.370859E-020" calcext:value-type="float">
            <text:p>-4.370859E-20</text:p>
          </table:table-cell>
          <table:table-cell office:value-type="string" calcext:value-type="string">
            <text:p>-4.541426e-01))</text:p>
          </table:table-cell>
          <table:table-cell office:value-type="string" calcext:value-type="string">
            <text:p>((-3.162547e+01</text:p>
          </table:table-cell>
          <table:table-cell office:value-type="float" office:value="-187.2248" calcext:value-type="float">
            <text:p>-187.2248</text:p>
          </table:table-cell>
          <table:table-cell office:value-type="string" calcext:value-type="string">
            <text:p>-6.376695e-01)</text:p>
          </table:table-cell>
          <table:table-cell office:value-type="string" calcext:value-type="string">
            <text:p>(2.270713e-02</text:p>
          </table:table-cell>
          <table:table-cell office:value-type="float" office:value="5.925758" calcext:value-type="float">
            <text:p>5.925758</text:p>
          </table:table-cell>
          <table:table-cell office:value-type="string" calcext:value-type="string">
            <text:p>2.950263e-01))</text:p>
          </table:table-cell>
        </table:table-row>
        <table:table-row table:style-name="ro1">
          <table:table-cell office:value-type="float" office:value="0.757222" calcext:value-type="float">
            <text:p>0.757222</text:p>
          </table:table-cell>
          <table:table-cell office:value-type="string" calcext:value-type="string">
            <text:p>((-1.275645e+01</text:p>
          </table:table-cell>
          <table:table-cell office:value-type="float" office:value="-5.824518E-019" calcext:value-type="float">
            <text:p>-5.824518E-19</text:p>
          </table:table-cell>
          <table:table-cell office:value-type="string" calcext:value-type="string">
            <text:p>6.325633e+02)</text:p>
          </table:table-cell>
          <table:table-cell office:value-type="string" calcext:value-type="string">
            <text:p>(5.907447e+00</text:p>
          </table:table-cell>
          <table:table-cell office:value-type="float" office:value="-4.380011E-020" calcext:value-type="float">
            <text:p>-4.380011E-20</text:p>
          </table:table-cell>
          <table:table-cell office:value-type="string" calcext:value-type="string">
            <text:p>-4.494808e-01))</text:p>
          </table:table-cell>
          <table:table-cell office:value-type="string" calcext:value-type="string">
            <text:p>((-3.162816e+01</text:p>
          </table:table-cell>
          <table:table-cell office:value-type="float" office:value="-187.229" calcext:value-type="float">
            <text:p>-187.229</text:p>
          </table:table-cell>
          <table:table-cell office:value-type="string" calcext:value-type="string">
            <text:p>-6.378224e-01)</text:p>
          </table:table-cell>
          <table:table-cell office:value-type="string" calcext:value-type="string">
            <text:p>(2.247404e-02</text:p>
          </table:table-cell>
          <table:table-cell office:value-type="float" office:value="5.932141" calcext:value-type="float">
            <text:p>5.932141</text:p>
          </table:table-cell>
          <table:table-cell office:value-type="string" calcext:value-type="string">
            <text:p>2.953724e-01))</text:p>
          </table:table-cell>
        </table:table-row>
        <table:table-row table:style-name="ro1">
          <table:table-cell office:value-type="float" office:value="0.757778" calcext:value-type="float">
            <text:p>0.757778</text:p>
          </table:table-cell>
          <table:table-cell office:value-type="string" calcext:value-type="string">
            <text:p>((-1.275844e+01</text:p>
          </table:table-cell>
          <table:table-cell office:value-type="float" office:value="-5.97846E-019" calcext:value-type="float">
            <text:p>-5.97846E-19</text:p>
          </table:table-cell>
          <table:table-cell office:value-type="string" calcext:value-type="string">
            <text:p>6.326156e+02)</text:p>
          </table:table-cell>
          <table:table-cell office:value-type="string" calcext:value-type="string">
            <text:p>(5.913369e+00</text:p>
          </table:table-cell>
          <table:table-cell office:value-type="float" office:value="-4.380326E-020" calcext:value-type="float">
            <text:p>-4.380326E-20</text:p>
          </table:table-cell>
          <table:table-cell office:value-type="string" calcext:value-type="string">
            <text:p>-4.430411e-01))</text:p>
          </table:table-cell>
          <table:table-cell office:value-type="string" calcext:value-type="string">
            <text:p>((-3.163078e+01</text:p>
          </table:table-cell>
          <table:table-cell office:value-type="float" office:value="-187.2344" calcext:value-type="float">
            <text:p>-187.2344</text:p>
          </table:table-cell>
          <table:table-cell office:value-type="string" calcext:value-type="string">
            <text:p>-6.379222e-01)</text:p>
          </table:table-cell>
          <table:table-cell office:value-type="string" calcext:value-type="string">
            <text:p>(2.215206e-02</text:p>
          </table:table-cell>
          <table:table-cell office:value-type="float" office:value="5.937146" calcext:value-type="float">
            <text:p>5.937146</text:p>
          </table:table-cell>
          <table:table-cell office:value-type="string" calcext:value-type="string">
            <text:p>2.956685e-01))</text:p>
          </table:table-cell>
        </table:table-row>
        <table:table-row table:style-name="ro1">
          <table:table-cell office:value-type="float" office:value="0.758333" calcext:value-type="float">
            <text:p>0.758333</text:p>
          </table:table-cell>
          <table:table-cell office:value-type="string" calcext:value-type="string">
            <text:p>((-1.275883e+01</text:p>
          </table:table-cell>
          <table:table-cell office:value-type="float" office:value="-6.128856E-019" calcext:value-type="float">
            <text:p>-6.128856E-19</text:p>
          </table:table-cell>
          <table:table-cell office:value-type="string" calcext:value-type="string">
            <text:p>6.326833e+02)</text:p>
          </table:table-cell>
          <table:table-cell office:value-type="string" calcext:value-type="string">
            <text:p>(5.918313e+00</text:p>
          </table:table-cell>
          <table:table-cell office:value-type="float" office:value="-4.38154E-020" calcext:value-type="float">
            <text:p>-4.38154E-20</text:p>
          </table:table-cell>
          <table:table-cell office:value-type="string" calcext:value-type="string">
            <text:p>-4.359416e-01))</text:p>
          </table:table-cell>
          <table:table-cell office:value-type="string" calcext:value-type="string">
            <text:p>((-3.163417e+01</text:p>
          </table:table-cell>
          <table:table-cell office:value-type="float" office:value="-187.2491" calcext:value-type="float">
            <text:p>-187.2491</text:p>
          </table:table-cell>
          <table:table-cell office:value-type="string" calcext:value-type="string">
            <text:p>-6.379417e-01)</text:p>
          </table:table-cell>
          <table:table-cell office:value-type="string" calcext:value-type="string">
            <text:p>(2.179708e-02</text:p>
          </table:table-cell>
          <table:table-cell office:value-type="float" office:value="5.941001" calcext:value-type="float">
            <text:p>5.941001</text:p>
          </table:table-cell>
          <table:table-cell office:value-type="string" calcext:value-type="string">
            <text:p>2.959156e-01))</text:p>
          </table:table-cell>
        </table:table-row>
        <table:table-row table:style-name="ro1">
          <table:table-cell office:value-type="float" office:value="0.758889" calcext:value-type="float">
            <text:p>0.758889</text:p>
          </table:table-cell>
          <table:table-cell office:value-type="string" calcext:value-type="string">
            <text:p>((-1.275809e+01</text:p>
          </table:table-cell>
          <table:table-cell office:value-type="float" office:value="-6.270087E-019" calcext:value-type="float">
            <text:p>-6.270087E-19</text:p>
          </table:table-cell>
          <table:table-cell office:value-type="string" calcext:value-type="string">
            <text:p>6.327661e+02)</text:p>
          </table:table-cell>
          <table:table-cell office:value-type="string" calcext:value-type="string">
            <text:p>(5.922335e+00</text:p>
          </table:table-cell>
          <table:table-cell office:value-type="float" office:value="-4.383199E-020" calcext:value-type="float">
            <text:p>-4.383199E-20</text:p>
          </table:table-cell>
          <table:table-cell office:value-type="string" calcext:value-type="string">
            <text:p>-4.288360e-01))</text:p>
          </table:table-cell>
          <table:table-cell office:value-type="string" calcext:value-type="string">
            <text:p>((-3.163830e+01</text:p>
          </table:table-cell>
          <table:table-cell office:value-type="float" office:value="-187.2722" calcext:value-type="float">
            <text:p>-187.2722</text:p>
          </table:table-cell>
          <table:table-cell office:value-type="string" calcext:value-type="string">
            <text:p>-6.379046e-01)</text:p>
          </table:table-cell>
          <table:table-cell office:value-type="string" calcext:value-type="string">
            <text:p>(2.144180e-02</text:p>
          </table:table-cell>
          <table:table-cell office:value-type="float" office:value="5.943884" calcext:value-type="float">
            <text:p>5.943884</text:p>
          </table:table-cell>
          <table:table-cell office:value-type="string" calcext:value-type="string">
            <text:p>2.961168e-01))</text:p>
          </table:table-cell>
        </table:table-row>
        <table:table-row table:style-name="ro1">
          <table:table-cell office:value-type="float" office:value="0.759444" calcext:value-type="float">
            <text:p>0.759444</text:p>
          </table:table-cell>
          <table:table-cell office:value-type="string" calcext:value-type="string">
            <text:p>((-1.275732e+01</text:p>
          </table:table-cell>
          <table:table-cell office:value-type="float" office:value="-6.417953E-019" calcext:value-type="float">
            <text:p>-6.417953E-19</text:p>
          </table:table-cell>
          <table:table-cell office:value-type="string" calcext:value-type="string">
            <text:p>6.328601e+02)</text:p>
          </table:table-cell>
          <table:table-cell office:value-type="string" calcext:value-type="string">
            <text:p>(5.925493e+00</text:p>
          </table:table-cell>
          <table:table-cell office:value-type="float" office:value="-4.385349E-020" calcext:value-type="float">
            <text:p>-4.385349E-20</text:p>
          </table:table-cell>
          <table:table-cell office:value-type="string" calcext:value-type="string">
            <text:p>-4.220450e-01))</text:p>
          </table:table-cell>
          <table:table-cell office:value-type="string" calcext:value-type="string">
            <text:p>((-3.164301e+01</text:p>
          </table:table-cell>
          <table:table-cell office:value-type="float" office:value="-187.3005" calcext:value-type="float">
            <text:p>-187.3005</text:p>
          </table:table-cell>
          <table:table-cell office:value-type="string" calcext:value-type="string">
            <text:p>-6.378661e-01)</text:p>
          </table:table-cell>
          <table:table-cell office:value-type="string" calcext:value-type="string">
            <text:p>(2.110225e-02</text:p>
          </table:table-cell>
          <table:table-cell office:value-type="float" office:value="5.945912" calcext:value-type="float">
            <text:p>5.945912</text:p>
          </table:table-cell>
          <table:table-cell office:value-type="string" calcext:value-type="string">
            <text:p>2.962746e-01))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string" calcext:value-type="string">
            <text:p>((-1.275648e+01</text:p>
          </table:table-cell>
          <table:table-cell office:value-type="float" office:value="-6.576176E-019" calcext:value-type="float">
            <text:p>-6.576176E-19</text:p>
          </table:table-cell>
          <table:table-cell office:value-type="string" calcext:value-type="string">
            <text:p>6.329441e+02)</text:p>
          </table:table-cell>
          <table:table-cell office:value-type="string" calcext:value-type="string">
            <text:p>(5.927891e+00</text:p>
          </table:table-cell>
          <table:table-cell office:value-type="float" office:value="-4.388074E-020" calcext:value-type="float">
            <text:p>-4.388074E-20</text:p>
          </table:table-cell>
          <table:table-cell office:value-type="string" calcext:value-type="string">
            <text:p>-4.157164e-01))</text:p>
          </table:table-cell>
          <table:table-cell office:value-type="string" calcext:value-type="string">
            <text:p>((-3.164721e+01</text:p>
          </table:table-cell>
          <table:table-cell office:value-type="float" office:value="-187.326" calcext:value-type="float">
            <text:p>-187.326</text:p>
          </table:table-cell>
          <table:table-cell office:value-type="string" calcext:value-type="string">
            <text:p>-6.378242e-01)</text:p>
          </table:table-cell>
          <table:table-cell office:value-type="string" calcext:value-type="string">
            <text:p>(2.078582e-02</text:p>
          </table:table-cell>
          <table:table-cell office:value-type="float" office:value="5.947224" calcext:value-type="float">
            <text:p>5.947224</text:p>
          </table:table-cell>
          <table:table-cell office:value-type="string" calcext:value-type="string">
            <text:p>2.963945e-01))</text:p>
          </table:table-cell>
        </table:table-row>
        <table:table-row table:style-name="ro1">
          <table:table-cell office:value-type="float" office:value="0.760556" calcext:value-type="float">
            <text:p>0.760556</text:p>
          </table:table-cell>
          <table:table-cell office:value-type="string" calcext:value-type="string">
            <text:p>((-1.275590e+01</text:p>
          </table:table-cell>
          <table:table-cell office:value-type="float" office:value="-6.73307E-019" calcext:value-type="float">
            <text:p>-6.73307E-19</text:p>
          </table:table-cell>
          <table:table-cell office:value-type="string" calcext:value-type="string">
            <text:p>6.330253e+02)</text:p>
          </table:table-cell>
          <table:table-cell office:value-type="string" calcext:value-type="string">
            <text:p>(5.929636e+00</text:p>
          </table:table-cell>
          <table:table-cell office:value-type="float" office:value="-4.391254E-020" calcext:value-type="float">
            <text:p>-4.391254E-20</text:p>
          </table:table-cell>
          <table:table-cell office:value-type="string" calcext:value-type="string">
            <text:p>-4.099021e-01))</text:p>
          </table:table-cell>
          <table:table-cell office:value-type="string" calcext:value-type="string">
            <text:p>((-3.165127e+01</text:p>
          </table:table-cell>
          <table:table-cell office:value-type="float" office:value="-187.3503" calcext:value-type="float">
            <text:p>-187.3503</text:p>
          </table:table-cell>
          <table:table-cell office:value-type="string" calcext:value-type="string">
            <text:p>-6.377951e-01)</text:p>
          </table:table-cell>
          <table:table-cell office:value-type="string" calcext:value-type="string">
            <text:p>(2.049510e-02</text:p>
          </table:table-cell>
          <table:table-cell office:value-type="float" office:value="5.947942" calcext:value-type="float">
            <text:p>5.947942</text:p>
          </table:table-cell>
          <table:table-cell office:value-type="string" calcext:value-type="string">
            <text:p>2.964818e-01))</text:p>
          </table:table-cell>
        </table:table-row>
        <table:table-row table:style-name="ro1">
          <table:table-cell office:value-type="float" office:value="0.761111" calcext:value-type="float">
            <text:p>0.761111</text:p>
          </table:table-cell>
          <table:table-cell office:value-type="string" calcext:value-type="string">
            <text:p>((-1.275520e+01</text:p>
          </table:table-cell>
          <table:table-cell office:value-type="float" office:value="-6.884969E-019" calcext:value-type="float">
            <text:p>-6.884969E-19</text:p>
          </table:table-cell>
          <table:table-cell office:value-type="string" calcext:value-type="string">
            <text:p>6.331072e+02)</text:p>
          </table:table-cell>
          <table:table-cell office:value-type="string" calcext:value-type="string">
            <text:p>(5.930842e+00</text:p>
          </table:table-cell>
          <table:table-cell office:value-type="float" office:value="-4.394519E-020" calcext:value-type="float">
            <text:p>-4.394519E-20</text:p>
          </table:table-cell>
          <table:table-cell office:value-type="string" calcext:value-type="string">
            <text:p>-4.045957e-01))</text:p>
          </table:table-cell>
          <table:table-cell office:value-type="string" calcext:value-type="string">
            <text:p>((-3.165536e+01</text:p>
          </table:table-cell>
          <table:table-cell office:value-type="float" office:value="-187.3751" calcext:value-type="float">
            <text:p>-187.3751</text:p>
          </table:table-cell>
          <table:table-cell office:value-type="string" calcext:value-type="string">
            <text:p>-6.377598e-01)</text:p>
          </table:table-cell>
          <table:table-cell office:value-type="string" calcext:value-type="string">
            <text:p>(2.022979e-02</text:p>
          </table:table-cell>
          <table:table-cell office:value-type="float" office:value="5.948184" calcext:value-type="float">
            <text:p>5.948184</text:p>
          </table:table-cell>
          <table:table-cell office:value-type="string" calcext:value-type="string">
            <text:p>2.965421e-01))</text:p>
          </table:table-cell>
        </table:table-row>
        <table:table-row table:style-name="ro1">
          <table:table-cell office:value-type="float" office:value="0.761667" calcext:value-type="float">
            <text:p>0.761667</text:p>
          </table:table-cell>
          <table:table-cell office:value-type="string" calcext:value-type="string">
            <text:p>((-1.275445e+01</text:p>
          </table:table-cell>
          <table:table-cell office:value-type="float" office:value="-7.025456E-019" calcext:value-type="float">
            <text:p>-7.025456E-19</text:p>
          </table:table-cell>
          <table:table-cell office:value-type="string" calcext:value-type="string">
            <text:p>6.331866e+02)</text:p>
          </table:table-cell>
          <table:table-cell office:value-type="string" calcext:value-type="string">
            <text:p>(5.931617e+00</text:p>
          </table:table-cell>
          <table:table-cell office:value-type="float" office:value="-4.397907E-020" calcext:value-type="float">
            <text:p>-4.397907E-20</text:p>
          </table:table-cell>
          <table:table-cell office:value-type="string" calcext:value-type="string">
            <text:p>-3.997564e-01))</text:p>
          </table:table-cell>
          <table:table-cell office:value-type="string" calcext:value-type="string">
            <text:p>((-3.165933e+01</text:p>
          </table:table-cell>
          <table:table-cell office:value-type="float" office:value="-187.3988" calcext:value-type="float">
            <text:p>-187.3988</text:p>
          </table:table-cell>
          <table:table-cell office:value-type="string" calcext:value-type="string">
            <text:p>-6.377226e-01)</text:p>
          </table:table-cell>
          <table:table-cell office:value-type="string" calcext:value-type="string">
            <text:p>(1.998782e-02</text:p>
          </table:table-cell>
          <table:table-cell office:value-type="float" office:value="5.948059" calcext:value-type="float">
            <text:p>5.948059</text:p>
          </table:table-cell>
          <table:table-cell office:value-type="string" calcext:value-type="string">
            <text:p>2.965808e-01))</text:p>
          </table:table-cell>
        </table:table-row>
        <table:table-row table:style-name="ro1">
          <table:table-cell office:value-type="float" office:value="0.762222" calcext:value-type="float">
            <text:p>0.762222</text:p>
          </table:table-cell>
          <table:table-cell office:value-type="string" calcext:value-type="string">
            <text:p>((-1.275547e+01</text:p>
          </table:table-cell>
          <table:table-cell office:value-type="float" office:value="-7.184154E-019" calcext:value-type="float">
            <text:p>-7.184154E-19</text:p>
          </table:table-cell>
          <table:table-cell office:value-type="string" calcext:value-type="string">
            <text:p>6.332425e+02)</text:p>
          </table:table-cell>
          <table:table-cell office:value-type="string" calcext:value-type="string">
            <text:p>(5.932035e+00</text:p>
          </table:table-cell>
          <table:table-cell office:value-type="float" office:value="-4.401627E-020" calcext:value-type="float">
            <text:p>-4.401627E-20</text:p>
          </table:table-cell>
          <table:table-cell office:value-type="string" calcext:value-type="string">
            <text:p>-3.954012e-01))</text:p>
          </table:table-cell>
          <table:table-cell office:value-type="string" calcext:value-type="string">
            <text:p>((-3.166212e+01</text:p>
          </table:table-cell>
          <table:table-cell office:value-type="float" office:value="-187.4104" calcext:value-type="float">
            <text:p>-187.4104</text:p>
          </table:table-cell>
          <table:table-cell office:value-type="string" calcext:value-type="string">
            <text:p>-6.377736e-01)</text:p>
          </table:table-cell>
          <table:table-cell office:value-type="string" calcext:value-type="string">
            <text:p>(1.977006e-02</text:p>
          </table:table-cell>
          <table:table-cell office:value-type="float" office:value="5.947647" calcext:value-type="float">
            <text:p>5.947647</text:p>
          </table:table-cell>
          <table:table-cell office:value-type="string" calcext:value-type="string">
            <text:p>2.966017e-01))</text:p>
          </table:table-cell>
        </table:table-row>
        <table:table-row table:style-name="ro1">
          <table:table-cell office:value-type="float" office:value="0.762778" calcext:value-type="float">
            <text:p>0.762778</text:p>
          </table:table-cell>
          <table:table-cell office:value-type="string" calcext:value-type="string">
            <text:p>((-1.275678e+01</text:p>
          </table:table-cell>
          <table:table-cell office:value-type="float" office:value="-7.325446E-019" calcext:value-type="float">
            <text:p>-7.325446E-19</text:p>
          </table:table-cell>
          <table:table-cell office:value-type="string" calcext:value-type="string">
            <text:p>6.332948e+02)</text:p>
          </table:table-cell>
          <table:table-cell office:value-type="string" calcext:value-type="string">
            <text:p>(5.932193e+00</text:p>
          </table:table-cell>
          <table:table-cell office:value-type="float" office:value="-4.405571E-020" calcext:value-type="float">
            <text:p>-4.405571E-20</text:p>
          </table:table-cell>
          <table:table-cell office:value-type="string" calcext:value-type="string">
            <text:p>-3.914496e-01))</text:p>
          </table:table-cell>
          <table:table-cell office:value-type="string" calcext:value-type="string">
            <text:p>((-3.166474e+01</text:p>
          </table:table-cell>
          <table:table-cell office:value-type="float" office:value="-187.4196" calcext:value-type="float">
            <text:p>-187.4196</text:p>
          </table:table-cell>
          <table:table-cell office:value-type="string" calcext:value-type="string">
            <text:p>-6.378388e-01)</text:p>
          </table:table-cell>
          <table:table-cell office:value-type="string" calcext:value-type="string">
            <text:p>(1.957248e-02</text:p>
          </table:table-cell>
          <table:table-cell office:value-type="float" office:value="5.947037" calcext:value-type="float">
            <text:p>5.947037</text:p>
          </table:table-cell>
          <table:table-cell office:value-type="string" calcext:value-type="string">
            <text:p>2.966096e-01))</text:p>
          </table:table-cell>
        </table:table-row>
        <table:table-row table:style-name="ro1">
          <table:table-cell office:value-type="float" office:value="0.763333" calcext:value-type="float">
            <text:p>0.763333</text:p>
          </table:table-cell>
          <table:table-cell office:value-type="string" calcext:value-type="string">
            <text:p>((-1.275802e+01</text:p>
          </table:table-cell>
          <table:table-cell office:value-type="float" office:value="-7.467571E-019" calcext:value-type="float">
            <text:p>-7.467571E-19</text:p>
          </table:table-cell>
          <table:table-cell office:value-type="string" calcext:value-type="string">
            <text:p>6.333480e+02)</text:p>
          </table:table-cell>
          <table:table-cell office:value-type="string" calcext:value-type="string">
            <text:p>(5.932132e+00</text:p>
          </table:table-cell>
          <table:table-cell office:value-type="float" office:value="-4.411378E-020" calcext:value-type="float">
            <text:p>-4.411378E-20</text:p>
          </table:table-cell>
          <table:table-cell office:value-type="string" calcext:value-type="string">
            <text:p>-3.878700e-01))</text:p>
          </table:table-cell>
          <table:table-cell office:value-type="string" calcext:value-type="string">
            <text:p>((-3.166740e+01</text:p>
          </table:table-cell>
          <table:table-cell office:value-type="float" office:value="-187.4293" calcext:value-type="float">
            <text:p>-187.4293</text:p>
          </table:table-cell>
          <table:table-cell office:value-type="string" calcext:value-type="string">
            <text:p>-6.379009e-01)</text:p>
          </table:table-cell>
          <table:table-cell office:value-type="string" calcext:value-type="string">
            <text:p>(1.939350e-02</text:p>
          </table:table-cell>
          <table:table-cell office:value-type="float" office:value="5.946266" calcext:value-type="float">
            <text:p>5.946266</text:p>
          </table:table-cell>
          <table:table-cell office:value-type="string" calcext:value-type="string">
            <text:p>2.966066e-01))</text:p>
          </table:table-cell>
        </table:table-row>
        <table:table-row table:style-name="ro1">
          <table:table-cell office:value-type="float" office:value="0.763889" calcext:value-type="float">
            <text:p>0.763889</text:p>
          </table:table-cell>
          <table:table-cell office:value-type="string" calcext:value-type="string">
            <text:p>((-1.275886e+01</text:p>
          </table:table-cell>
          <table:table-cell office:value-type="float" office:value="-7.617779E-019" calcext:value-type="float">
            <text:p>-7.617779E-19</text:p>
          </table:table-cell>
          <table:table-cell office:value-type="string" calcext:value-type="string">
            <text:p>6.334049e+02)</text:p>
          </table:table-cell>
          <table:table-cell office:value-type="string" calcext:value-type="string">
            <text:p>(5.931883e+00</text:p>
          </table:table-cell>
          <table:table-cell office:value-type="float" office:value="-4.418243E-020" calcext:value-type="float">
            <text:p>-4.418243E-20</text:p>
          </table:table-cell>
          <table:table-cell office:value-type="string" calcext:value-type="string">
            <text:p>-3.846291e-01))</text:p>
          </table:table-cell>
          <table:table-cell office:value-type="string" calcext:value-type="string">
            <text:p>((-3.167025e+01</text:p>
          </table:table-cell>
          <table:table-cell office:value-type="float" office:value="-187.4415" calcext:value-type="float">
            <text:p>-187.4415</text:p>
          </table:table-cell>
          <table:table-cell office:value-type="string" calcext:value-type="string">
            <text:p>-6.379428e-01)</text:p>
          </table:table-cell>
          <table:table-cell office:value-type="string" calcext:value-type="string">
            <text:p>(1.923146e-02</text:p>
          </table:table-cell>
          <table:table-cell office:value-type="float" office:value="5.94536" calcext:value-type="float">
            <text:p>5.94536</text:p>
          </table:table-cell>
          <table:table-cell office:value-type="string" calcext:value-type="string">
            <text:p>2.965942e-01))</text:p>
          </table:table-cell>
        </table:table-row>
        <table:table-row table:style-name="ro1">
          <table:table-cell office:value-type="float" office:value="0.764444" calcext:value-type="float">
            <text:p>0.764444</text:p>
          </table:table-cell>
          <table:table-cell office:value-type="string" calcext:value-type="string">
            <text:p>((-1.276015e+01</text:p>
          </table:table-cell>
          <table:table-cell office:value-type="float" office:value="-7.78634E-019" calcext:value-type="float">
            <text:p>-7.78634E-19</text:p>
          </table:table-cell>
          <table:table-cell office:value-type="string" calcext:value-type="string">
            <text:p>6.334559e+02)</text:p>
          </table:table-cell>
          <table:table-cell office:value-type="string" calcext:value-type="string">
            <text:p>(5.931442e+00</text:p>
          </table:table-cell>
          <table:table-cell office:value-type="float" office:value="-4.420221E-020" calcext:value-type="float">
            <text:p>-4.420221E-20</text:p>
          </table:table-cell>
          <table:table-cell office:value-type="string" calcext:value-type="string">
            <text:p>-3.815840e-01))</text:p>
          </table:table-cell>
          <table:table-cell office:value-type="string" calcext:value-type="string">
            <text:p>((-3.167279e+01</text:p>
          </table:table-cell>
          <table:table-cell office:value-type="float" office:value="-187.4512" calcext:value-type="float">
            <text:p>-187.4512</text:p>
          </table:table-cell>
          <table:table-cell office:value-type="string" calcext:value-type="string">
            <text:p>-6.380077e-01)</text:p>
          </table:table-cell>
          <table:table-cell office:value-type="string" calcext:value-type="string">
            <text:p>(1.907920e-02</text:p>
          </table:table-cell>
          <table:table-cell office:value-type="float" office:value="5.944287" calcext:value-type="float">
            <text:p>5.944287</text:p>
          </table:table-cell>
          <table:table-cell office:value-type="string" calcext:value-type="string">
            <text:p>2.965721e-01))</text:p>
          </table:table-cell>
        </table:table-row>
        <table:table-row table:style-name="ro1">
          <table:table-cell office:value-type="float" office:value="0.765" calcext:value-type="float">
            <text:p>0.765</text:p>
          </table:table-cell>
          <table:table-cell office:value-type="string" calcext:value-type="string">
            <text:p>((-1.276104e+01</text:p>
          </table:table-cell>
          <table:table-cell office:value-type="float" office:value="-7.956879E-019" calcext:value-type="float">
            <text:p>-7.956879E-19</text:p>
          </table:table-cell>
          <table:table-cell office:value-type="string" calcext:value-type="string">
            <text:p>6.335111e+02)</text:p>
          </table:table-cell>
          <table:table-cell office:value-type="string" calcext:value-type="string">
            <text:p>(5.930875e+00</text:p>
          </table:table-cell>
          <table:table-cell office:value-type="float" office:value="-4.423293E-020" calcext:value-type="float">
            <text:p>-4.423293E-20</text:p>
          </table:table-cell>
          <table:table-cell office:value-type="string" calcext:value-type="string">
            <text:p>-3.787449e-01))</text:p>
          </table:table-cell>
          <table:table-cell office:value-type="string" calcext:value-type="string">
            <text:p>((-3.167555e+01</text:p>
          </table:table-cell>
          <table:table-cell office:value-type="float" office:value="-187.4632" calcext:value-type="float">
            <text:p>-187.4632</text:p>
          </table:table-cell>
          <table:table-cell office:value-type="string" calcext:value-type="string">
            <text:p>-6.380521e-01)</text:p>
          </table:table-cell>
          <table:table-cell office:value-type="string" calcext:value-type="string">
            <text:p>(1.893724e-02</text:p>
          </table:table-cell>
          <table:table-cell office:value-type="float" office:value="5.943121" calcext:value-type="float">
            <text:p>5.943121</text:p>
          </table:table-cell>
          <table:table-cell office:value-type="string" calcext:value-type="string">
            <text:p>2.965438e-01))</text:p>
          </table:table-cell>
        </table:table-row>
        <table:table-row table:style-name="ro1">
          <table:table-cell office:value-type="float" office:value="0.765556" calcext:value-type="float">
            <text:p>0.765556</text:p>
          </table:table-cell>
          <table:table-cell office:value-type="string" calcext:value-type="string">
            <text:p>((-1.276183e+01</text:p>
          </table:table-cell>
          <table:table-cell office:value-type="float" office:value="-8.140169E-019" calcext:value-type="float">
            <text:p>-8.140169E-19</text:p>
          </table:table-cell>
          <table:table-cell office:value-type="string" calcext:value-type="string">
            <text:p>6.335658e+02)</text:p>
          </table:table-cell>
          <table:table-cell office:value-type="string" calcext:value-type="string">
            <text:p>(5.930208e+00</text:p>
          </table:table-cell>
          <table:table-cell office:value-type="float" office:value="-4.423005E-020" calcext:value-type="float">
            <text:p>-4.423005E-20</text:p>
          </table:table-cell>
          <table:table-cell office:value-type="string" calcext:value-type="string">
            <text:p>-3.759648e-01))</text:p>
          </table:table-cell>
          <table:table-cell office:value-type="string" calcext:value-type="string">
            <text:p>((-3.167829e+01</text:p>
          </table:table-cell>
          <table:table-cell office:value-type="float" office:value="-187.4751" calcext:value-type="float">
            <text:p>-187.4751</text:p>
          </table:table-cell>
          <table:table-cell office:value-type="string" calcext:value-type="string">
            <text:p>-6.380914e-01)</text:p>
          </table:table-cell>
          <table:table-cell office:value-type="string" calcext:value-type="string">
            <text:p>(1.879824e-02</text:p>
          </table:table-cell>
          <table:table-cell office:value-type="float" office:value="5.941862" calcext:value-type="float">
            <text:p>5.941862</text:p>
          </table:table-cell>
          <table:table-cell office:value-type="string" calcext:value-type="string">
            <text:p>2.965104e-01))</text:p>
          </table:table-cell>
        </table:table-row>
        <table:table-row table:style-name="ro1">
          <table:table-cell office:value-type="float" office:value="0.766111" calcext:value-type="float">
            <text:p>0.766111</text:p>
          </table:table-cell>
          <table:table-cell office:value-type="string" calcext:value-type="string">
            <text:p>((-1.276260e+01</text:p>
          </table:table-cell>
          <table:table-cell office:value-type="float" office:value="-8.329475E-019" calcext:value-type="float">
            <text:p>-8.329475E-19</text:p>
          </table:table-cell>
          <table:table-cell office:value-type="string" calcext:value-type="string">
            <text:p>6.336195e+02)</text:p>
          </table:table-cell>
          <table:table-cell office:value-type="string" calcext:value-type="string">
            <text:p>(5.929497e+00</text:p>
          </table:table-cell>
          <table:table-cell office:value-type="float" office:value="-4.426464E-020" calcext:value-type="float">
            <text:p>-4.426464E-20</text:p>
          </table:table-cell>
          <table:table-cell office:value-type="string" calcext:value-type="string">
            <text:p>-3.733062e-01))</text:p>
          </table:table-cell>
          <table:table-cell office:value-type="string" calcext:value-type="string">
            <text:p>((-3.168098e+01</text:p>
          </table:table-cell>
          <table:table-cell office:value-type="float" office:value="-187.4863" calcext:value-type="float">
            <text:p>-187.4863</text:p>
          </table:table-cell>
          <table:table-cell office:value-type="string" calcext:value-type="string">
            <text:p>-6.381298e-01)</text:p>
          </table:table-cell>
          <table:table-cell office:value-type="string" calcext:value-type="string">
            <text:p>(1.866531e-02</text:p>
          </table:table-cell>
          <table:table-cell office:value-type="float" office:value="5.940581" calcext:value-type="float">
            <text:p>5.940581</text:p>
          </table:table-cell>
          <table:table-cell office:value-type="string" calcext:value-type="string">
            <text:p>2.964749e-01))</text:p>
          </table:table-cell>
        </table:table-row>
        <table:table-row table:style-name="ro1">
          <table:table-cell office:value-type="float" office:value="0.766667" calcext:value-type="float">
            <text:p>0.766667</text:p>
          </table:table-cell>
          <table:table-cell office:value-type="string" calcext:value-type="string">
            <text:p>((-1.276351e+01</text:p>
          </table:table-cell>
          <table:table-cell office:value-type="float" office:value="-8.51382E-019" calcext:value-type="float">
            <text:p>-8.51382E-19</text:p>
          </table:table-cell>
          <table:table-cell office:value-type="string" calcext:value-type="string">
            <text:p>6.336708e+02)</text:p>
          </table:table-cell>
          <table:table-cell office:value-type="string" calcext:value-type="string">
            <text:p>(5.929540e+00</text:p>
          </table:table-cell>
          <table:table-cell office:value-type="float" office:value="-4.222907E-020" calcext:value-type="float">
            <text:p>-4.222907E-20</text:p>
          </table:table-cell>
          <table:table-cell office:value-type="string" calcext:value-type="string">
            <text:p>-3.710385e-01))</text:p>
          </table:table-cell>
          <table:table-cell office:value-type="string" calcext:value-type="string">
            <text:p>((-3.168354e+01</text:p>
          </table:table-cell>
          <table:table-cell office:value-type="float" office:value="-187.4959" calcext:value-type="float">
            <text:p>-187.4959</text:p>
          </table:table-cell>
          <table:table-cell office:value-type="string" calcext:value-type="string">
            <text:p>-6.381756e-01)</text:p>
          </table:table-cell>
          <table:table-cell office:value-type="string" calcext:value-type="string">
            <text:p>(1.855192e-02</text:p>
          </table:table-cell>
          <table:table-cell office:value-type="float" office:value="5.940166" calcext:value-type="float">
            <text:p>5.940166</text:p>
          </table:table-cell>
          <table:table-cell office:value-type="string" calcext:value-type="string">
            <text:p>2.964770e-01))</text:p>
          </table:table-cell>
        </table:table-row>
        <table:table-row table:style-name="ro1">
          <table:table-cell office:value-type="float" office:value="0.767222" calcext:value-type="float">
            <text:p>0.767222</text:p>
          </table:table-cell>
          <table:table-cell office:value-type="string" calcext:value-type="string">
            <text:p>((-1.276464e+01</text:p>
          </table:table-cell>
          <table:table-cell office:value-type="float" office:value="-8.699656E-019" calcext:value-type="float">
            <text:p>-8.699656E-19</text:p>
          </table:table-cell>
          <table:table-cell office:value-type="string" calcext:value-type="string">
            <text:p>6.337197e+02)</text:p>
          </table:table-cell>
          <table:table-cell office:value-type="string" calcext:value-type="string">
            <text:p>(5.929801e+00</text:p>
          </table:table-cell>
          <table:table-cell office:value-type="float" office:value="-3.995936E-020" calcext:value-type="float">
            <text:p>-3.995936E-20</text:p>
          </table:table-cell>
          <table:table-cell office:value-type="string" calcext:value-type="string">
            <text:p>-3.691628e-01))</text:p>
          </table:table-cell>
          <table:table-cell office:value-type="string" calcext:value-type="string">
            <text:p>((-3.168598e+01</text:p>
          </table:table-cell>
          <table:table-cell office:value-type="float" office:value="-187.5042" calcext:value-type="float">
            <text:p>-187.5042</text:p>
          </table:table-cell>
          <table:table-cell office:value-type="string" calcext:value-type="string">
            <text:p>-6.382321e-01)</text:p>
          </table:table-cell>
          <table:table-cell office:value-type="string" calcext:value-type="string">
            <text:p>(1.845814e-02</text:p>
          </table:table-cell>
          <table:table-cell office:value-type="float" office:value="5.940053" calcext:value-type="float">
            <text:p>5.940053</text:p>
          </table:table-cell>
          <table:table-cell office:value-type="string" calcext:value-type="string">
            <text:p>2.964900e-01))</text:p>
          </table:table-cell>
        </table:table-row>
        <table:table-row table:style-name="ro1">
          <table:table-cell office:value-type="float" office:value="0.767778" calcext:value-type="float">
            <text:p>0.767778</text:p>
          </table:table-cell>
          <table:table-cell office:value-type="string" calcext:value-type="string">
            <text:p>((-1.276594e+01</text:p>
          </table:table-cell>
          <table:table-cell office:value-type="float" office:value="-8.884292E-019" calcext:value-type="float">
            <text:p>-8.884292E-19</text:p>
          </table:table-cell>
          <table:table-cell office:value-type="string" calcext:value-type="string">
            <text:p>6.337675e+02)</text:p>
          </table:table-cell>
          <table:table-cell office:value-type="string" calcext:value-type="string">
            <text:p>(5.930086e+00</text:p>
          </table:table-cell>
          <table:table-cell office:value-type="float" office:value="-3.786529E-020" calcext:value-type="float">
            <text:p>-3.786529E-20</text:p>
          </table:table-cell>
          <table:table-cell office:value-type="string" calcext:value-type="string">
            <text:p>-3.676290e-01))</text:p>
          </table:table-cell>
          <table:table-cell office:value-type="string" calcext:value-type="string">
            <text:p>((-3.168837e+01</text:p>
          </table:table-cell>
          <table:table-cell office:value-type="float" office:value="-187.5119" calcext:value-type="float">
            <text:p>-187.5119</text:p>
          </table:table-cell>
          <table:table-cell office:value-type="string" calcext:value-type="string">
            <text:p>-6.382971e-01)</text:p>
          </table:table-cell>
          <table:table-cell office:value-type="string" calcext:value-type="string">
            <text:p>(1.838145e-02</text:p>
          </table:table-cell>
          <table:table-cell office:value-type="float" office:value="5.940029" calcext:value-type="float">
            <text:p>5.940029</text:p>
          </table:table-cell>
          <table:table-cell office:value-type="string" calcext:value-type="string">
            <text:p>2.965043e-01))</text:p>
          </table:table-cell>
        </table:table-row>
        <table:table-row table:style-name="ro1">
          <table:table-cell office:value-type="float" office:value="0.768333" calcext:value-type="float">
            <text:p>0.768333</text:p>
          </table:table-cell>
          <table:table-cell office:value-type="string" calcext:value-type="string">
            <text:p>((-1.276746e+01</text:p>
          </table:table-cell>
          <table:table-cell office:value-type="float" office:value="-9.066753E-019" calcext:value-type="float">
            <text:p>-9.066753E-19</text:p>
          </table:table-cell>
          <table:table-cell office:value-type="string" calcext:value-type="string">
            <text:p>6.338138e+02)</text:p>
          </table:table-cell>
          <table:table-cell office:value-type="string" calcext:value-type="string">
            <text:p>(5.930351e+00</text:p>
          </table:table-cell>
          <table:table-cell office:value-type="float" office:value="-3.592139E-020" calcext:value-type="float">
            <text:p>-3.592139E-20</text:p>
          </table:table-cell>
          <table:table-cell office:value-type="string" calcext:value-type="string">
            <text:p>-3.663833e-01))</text:p>
          </table:table-cell>
          <table:table-cell office:value-type="string" calcext:value-type="string">
            <text:p>((-3.169069e+01</text:p>
          </table:table-cell>
          <table:table-cell office:value-type="float" office:value="-187.5191" calcext:value-type="float">
            <text:p>-187.5191</text:p>
          </table:table-cell>
          <table:table-cell office:value-type="string" calcext:value-type="string">
            <text:p>-6.383731e-01)</text:p>
          </table:table-cell>
          <table:table-cell office:value-type="string" calcext:value-type="string">
            <text:p>(1.831917e-02</text:p>
          </table:table-cell>
          <table:table-cell office:value-type="float" office:value="5.940039" calcext:value-type="float">
            <text:p>5.940039</text:p>
          </table:table-cell>
          <table:table-cell office:value-type="string" calcext:value-type="string">
            <text:p>2.965176e-01))</text:p>
          </table:table-cell>
        </table:table-row>
        <table:table-row table:style-name="ro1">
          <table:table-cell office:value-type="float" office:value="0.768889" calcext:value-type="float">
            <text:p>0.768889</text:p>
          </table:table-cell>
          <table:table-cell office:value-type="string" calcext:value-type="string">
            <text:p>((-1.276878e+01</text:p>
          </table:table-cell>
          <table:table-cell office:value-type="float" office:value="-9.24643E-019" calcext:value-type="float">
            <text:p>-9.24643E-19</text:p>
          </table:table-cell>
          <table:table-cell office:value-type="string" calcext:value-type="string">
            <text:p>6.338630e+02)</text:p>
          </table:table-cell>
          <table:table-cell office:value-type="string" calcext:value-type="string">
            <text:p>(5.930576e+00</text:p>
          </table:table-cell>
          <table:table-cell office:value-type="float" office:value="-3.410575E-020" calcext:value-type="float">
            <text:p>-3.410575E-20</text:p>
          </table:table-cell>
          <table:table-cell office:value-type="string" calcext:value-type="string">
            <text:p>-3.653837e-01))</text:p>
          </table:table-cell>
          <table:table-cell office:value-type="string" calcext:value-type="string">
            <text:p>((-3.169315e+01</text:p>
          </table:table-cell>
          <table:table-cell office:value-type="float" office:value="-187.5284" calcext:value-type="float">
            <text:p>-187.5284</text:p>
          </table:table-cell>
          <table:table-cell office:value-type="string" calcext:value-type="string">
            <text:p>-6.384388e-01)</text:p>
          </table:table-cell>
          <table:table-cell office:value-type="string" calcext:value-type="string">
            <text:p>(1.826919e-02</text:p>
          </table:table-cell>
          <table:table-cell office:value-type="float" office:value="5.940052" calcext:value-type="float">
            <text:p>5.940052</text:p>
          </table:table-cell>
          <table:table-cell office:value-type="string" calcext:value-type="string">
            <text:p>2.965288e-01))</text:p>
          </table:table-cell>
        </table:table-row>
        <table:table-row table:style-name="ro1">
          <table:table-cell office:value-type="float" office:value="0.769444" calcext:value-type="float">
            <text:p>0.769444</text:p>
          </table:table-cell>
          <table:table-cell office:value-type="string" calcext:value-type="string">
            <text:p>((-1.276975e+01</text:p>
          </table:table-cell>
          <table:table-cell office:value-type="float" office:value="-9.428851E-019" calcext:value-type="float">
            <text:p>-9.428851E-19</text:p>
          </table:table-cell>
          <table:table-cell office:value-type="string" calcext:value-type="string">
            <text:p>6.339151e+02)</text:p>
          </table:table-cell>
          <table:table-cell office:value-type="string" calcext:value-type="string">
            <text:p>(5.930751e+00</text:p>
          </table:table-cell>
          <table:table-cell office:value-type="float" office:value="-3.241068E-020" calcext:value-type="float">
            <text:p>-3.241068E-20</text:p>
          </table:table-cell>
          <table:table-cell office:value-type="string" calcext:value-type="string">
            <text:p>-3.646051e-01))</text:p>
          </table:table-cell>
          <table:table-cell office:value-type="string" calcext:value-type="string">
            <text:p>((-3.169575e+01</text:p>
          </table:table-cell>
          <table:table-cell office:value-type="float" office:value="-187.54" calcext:value-type="float">
            <text:p>-187.54</text:p>
          </table:table-cell>
          <table:table-cell office:value-type="string" calcext:value-type="string">
            <text:p>-6.384874e-01)</text:p>
          </table:table-cell>
          <table:table-cell office:value-type="string" calcext:value-type="string">
            <text:p>(1.823026e-02</text:p>
          </table:table-cell>
          <table:table-cell office:value-type="float" office:value="5.940054" calcext:value-type="float">
            <text:p>5.940054</text:p>
          </table:table-cell>
          <table:table-cell office:value-type="string" calcext:value-type="string">
            <text:p>2.965376e-01))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string" calcext:value-type="string">
            <text:p>((-1.277046e+01</text:p>
          </table:table-cell>
          <table:table-cell office:value-type="float" office:value="-9.609252E-019" calcext:value-type="float">
            <text:p>-9.609252E-19</text:p>
          </table:table-cell>
          <table:table-cell office:value-type="string" calcext:value-type="string">
            <text:p>6.339683e+02)</text:p>
          </table:table-cell>
          <table:table-cell office:value-type="string" calcext:value-type="string">
            <text:p>(5.930656e+00</text:p>
          </table:table-cell>
          <table:table-cell office:value-type="float" office:value="-3.13966E-020" calcext:value-type="float">
            <text:p>-3.13966E-20</text:p>
          </table:table-cell>
          <table:table-cell office:value-type="string" calcext:value-type="string">
            <text:p>-3.639741e-01))</text:p>
          </table:table-cell>
          <table:table-cell office:value-type="string" calcext:value-type="string">
            <text:p>((-3.169841e+01</text:p>
          </table:table-cell>
          <table:table-cell office:value-type="float" office:value="-187.5526" calcext:value-type="float">
            <text:p>-187.5526</text:p>
          </table:table-cell>
          <table:table-cell office:value-type="string" calcext:value-type="string">
            <text:p>-6.385231e-01)</text:p>
          </table:table-cell>
          <table:table-cell office:value-type="string" calcext:value-type="string">
            <text:p>(1.819870e-02</text:p>
          </table:table-cell>
          <table:table-cell office:value-type="float" office:value="5.939799" calcext:value-type="float">
            <text:p>5.939799</text:p>
          </table:table-cell>
          <table:table-cell office:value-type="string" calcext:value-type="string">
            <text:p>2.965328e-01))</text:p>
          </table:table-cell>
        </table:table-row>
        <table:table-row table:style-name="ro1">
          <table:table-cell office:value-type="float" office:value="0.770556" calcext:value-type="float">
            <text:p>0.770556</text:p>
          </table:table-cell>
          <table:table-cell office:value-type="string" calcext:value-type="string">
            <text:p>((-1.277069e+01</text:p>
          </table:table-cell>
          <table:table-cell office:value-type="float" office:value="-9.769986E-019" calcext:value-type="float">
            <text:p>-9.769986E-19</text:p>
          </table:table-cell>
          <table:table-cell office:value-type="string" calcext:value-type="string">
            <text:p>6.340258e+02)</text:p>
          </table:table-cell>
          <table:table-cell office:value-type="string" calcext:value-type="string">
            <text:p>(5.930270e+00</text:p>
          </table:table-cell>
          <table:table-cell office:value-type="float" office:value="-3.159601E-020" calcext:value-type="float">
            <text:p>-3.159601E-20</text:p>
          </table:table-cell>
          <table:table-cell office:value-type="string" calcext:value-type="string">
            <text:p>-3.634477e-01))</text:p>
          </table:table-cell>
          <table:table-cell office:value-type="string" calcext:value-type="string">
            <text:p>((-3.170129e+01</text:p>
          </table:table-cell>
          <table:table-cell office:value-type="float" office:value="-187.5674" calcext:value-type="float">
            <text:p>-187.5674</text:p>
          </table:table-cell>
          <table:table-cell office:value-type="string" calcext:value-type="string">
            <text:p>-6.385345e-01)</text:p>
          </table:table-cell>
          <table:table-cell office:value-type="string" calcext:value-type="string">
            <text:p>(1.817239e-02</text:p>
          </table:table-cell>
          <table:table-cell office:value-type="float" office:value="5.939257" calcext:value-type="float">
            <text:p>5.939257</text:p>
          </table:table-cell>
          <table:table-cell office:value-type="string" calcext:value-type="string">
            <text:p>2.965135e-01))</text:p>
          </table:table-cell>
        </table:table-row>
        <table:table-row table:style-name="ro1">
          <table:table-cell office:value-type="float" office:value="0.771111" calcext:value-type="float">
            <text:p>0.771111</text:p>
          </table:table-cell>
          <table:table-cell office:value-type="string" calcext:value-type="string">
            <text:p>((-1.277007e+01</text:p>
          </table:table-cell>
          <table:table-cell office:value-type="float" office:value="-9.91596E-019" calcext:value-type="float">
            <text:p>-9.91596E-19</text:p>
          </table:table-cell>
          <table:table-cell office:value-type="string" calcext:value-type="string">
            <text:p>6.340902e+02)</text:p>
          </table:table-cell>
          <table:table-cell office:value-type="string" calcext:value-type="string">
            <text:p>(5.929853e+00</text:p>
          </table:table-cell>
          <table:table-cell office:value-type="float" office:value="-3.148493E-020" calcext:value-type="float">
            <text:p>-3.148493E-20</text:p>
          </table:table-cell>
          <table:table-cell office:value-type="string" calcext:value-type="string">
            <text:p>-3.629815e-01))</text:p>
          </table:table-cell>
          <table:table-cell office:value-type="string" calcext:value-type="string">
            <text:p>((-3.170451e+01</text:p>
          </table:table-cell>
          <table:table-cell office:value-type="float" office:value="-187.586" calcext:value-type="float">
            <text:p>-187.586</text:p>
          </table:table-cell>
          <table:table-cell office:value-type="string" calcext:value-type="string">
            <text:p>-6.385034e-01)</text:p>
          </table:table-cell>
          <table:table-cell office:value-type="string" calcext:value-type="string">
            <text:p>(1.814907e-02</text:p>
          </table:table-cell>
          <table:table-cell office:value-type="float" office:value="5.938693" calcext:value-type="float">
            <text:p>5.938693</text:p>
          </table:table-cell>
          <table:table-cell office:value-type="string" calcext:value-type="string">
            <text:p>2.964926e-01))</text:p>
          </table:table-cell>
        </table:table-row>
        <table:table-row table:style-name="ro1">
          <table:table-cell office:value-type="float" office:value="0.771667" calcext:value-type="float">
            <text:p>0.771667</text:p>
          </table:table-cell>
          <table:table-cell office:value-type="string" calcext:value-type="string">
            <text:p>((-1.276886e+01</text:p>
          </table:table-cell>
          <table:table-cell office:value-type="float" office:value="-1.006819E-018" calcext:value-type="float">
            <text:p>-1.006819E-18</text:p>
          </table:table-cell>
          <table:table-cell office:value-type="string" calcext:value-type="string">
            <text:p>6.341564e+02)</text:p>
          </table:table-cell>
          <table:table-cell office:value-type="string" calcext:value-type="string">
            <text:p>(5.929387e+00</text:p>
          </table:table-cell>
          <table:table-cell office:value-type="float" office:value="-3.144775E-020" calcext:value-type="float">
            <text:p>-3.144775E-20</text:p>
          </table:table-cell>
          <table:table-cell office:value-type="string" calcext:value-type="string">
            <text:p>-3.626067e-01))</text:p>
          </table:table-cell>
          <table:table-cell office:value-type="string" calcext:value-type="string">
            <text:p>((-3.170782e+01</text:p>
          </table:table-cell>
          <table:table-cell office:value-type="float" office:value="-187.606" calcext:value-type="float">
            <text:p>-187.606</text:p>
          </table:table-cell>
          <table:table-cell office:value-type="string" calcext:value-type="string">
            <text:p>-6.384432e-01)</text:p>
          </table:table-cell>
          <table:table-cell office:value-type="string" calcext:value-type="string">
            <text:p>(1.813034e-02</text:p>
          </table:table-cell>
          <table:table-cell office:value-type="float" office:value="5.938094" calcext:value-type="float">
            <text:p>5.938094</text:p>
          </table:table-cell>
          <table:table-cell office:value-type="string" calcext:value-type="string">
            <text:p>2.964694e-01))</text:p>
          </table:table-cell>
        </table:table-row>
        <table:table-row table:style-name="ro1">
          <table:table-cell office:value-type="float" office:value="0.772222" calcext:value-type="float">
            <text:p>0.772222</text:p>
          </table:table-cell>
          <table:table-cell office:value-type="string" calcext:value-type="string">
            <text:p>((-1.276748e+01</text:p>
          </table:table-cell>
          <table:table-cell office:value-type="float" office:value="-1.023365E-018" calcext:value-type="float">
            <text:p>-1.023365E-18</text:p>
          </table:table-cell>
          <table:table-cell office:value-type="string" calcext:value-type="string">
            <text:p>6.342199e+02)</text:p>
          </table:table-cell>
          <table:table-cell office:value-type="string" calcext:value-type="string">
            <text:p>(5.928902e+00</text:p>
          </table:table-cell>
          <table:table-cell office:value-type="float" office:value="-3.139732E-020" calcext:value-type="float">
            <text:p>-3.139732E-20</text:p>
          </table:table-cell>
          <table:table-cell office:value-type="string" calcext:value-type="string">
            <text:p>-3.623376e-01))</text:p>
          </table:table-cell>
          <table:table-cell office:value-type="string" calcext:value-type="string">
            <text:p>((-3.171099e+01</text:p>
          </table:table-cell>
          <table:table-cell office:value-type="float" office:value="-187.6249" calcext:value-type="float">
            <text:p>-187.6249</text:p>
          </table:table-cell>
          <table:table-cell office:value-type="string" calcext:value-type="string">
            <text:p>-6.383738e-01)</text:p>
          </table:table-cell>
          <table:table-cell office:value-type="string" calcext:value-type="string">
            <text:p>(1.811688e-02</text:p>
          </table:table-cell>
          <table:table-cell office:value-type="float" office:value="5.937495" calcext:value-type="float">
            <text:p>5.937495</text:p>
          </table:table-cell>
          <table:table-cell office:value-type="string" calcext:value-type="string">
            <text:p>2.964451e-01))</text:p>
          </table:table-cell>
        </table:table-row>
        <table:table-row table:style-name="ro1">
          <table:table-cell office:value-type="float" office:value="0.772778" calcext:value-type="float">
            <text:p>0.772778</text:p>
          </table:table-cell>
          <table:table-cell office:value-type="string" calcext:value-type="string">
            <text:p>((-1.276601e+01</text:p>
          </table:table-cell>
          <table:table-cell office:value-type="float" office:value="-1.041129E-018" calcext:value-type="float">
            <text:p>-1.041129E-18</text:p>
          </table:table-cell>
          <table:table-cell office:value-type="string" calcext:value-type="string">
            <text:p>6.342786e+02)</text:p>
          </table:table-cell>
          <table:table-cell office:value-type="string" calcext:value-type="string">
            <text:p>(5.928408e+00</text:p>
          </table:table-cell>
          <table:table-cell office:value-type="float" office:value="-3.135353E-020" calcext:value-type="float">
            <text:p>-3.135353E-20</text:p>
          </table:table-cell>
          <table:table-cell office:value-type="string" calcext:value-type="string">
            <text:p>-3.621863e-01))</text:p>
          </table:table-cell>
          <table:table-cell office:value-type="string" calcext:value-type="string">
            <text:p>((-3.171393e+01</text:p>
          </table:table-cell>
          <table:table-cell office:value-type="float" office:value="-187.6418" calcext:value-type="float">
            <text:p>-187.6418</text:p>
          </table:table-cell>
          <table:table-cell office:value-type="string" calcext:value-type="string">
            <text:p>-6.383005e-01)</text:p>
          </table:table-cell>
          <table:table-cell office:value-type="string" calcext:value-type="string">
            <text:p>(1.810931e-02</text:p>
          </table:table-cell>
          <table:table-cell office:value-type="float" office:value="5.936906" calcext:value-type="float">
            <text:p>5.936906</text:p>
          </table:table-cell>
          <table:table-cell office:value-type="string" calcext:value-type="string">
            <text:p>2.964204e-01))</text:p>
          </table:table-cell>
        </table:table-row>
        <table:table-row table:style-name="ro1">
          <table:table-cell office:value-type="float" office:value="0.773333" calcext:value-type="float">
            <text:p>0.773333</text:p>
          </table:table-cell>
          <table:table-cell office:value-type="string" calcext:value-type="string">
            <text:p>((-1.276449e+01</text:p>
          </table:table-cell>
          <table:table-cell office:value-type="float" office:value="-1.060129E-018" calcext:value-type="float">
            <text:p>-1.060129E-18</text:p>
          </table:table-cell>
          <table:table-cell office:value-type="string" calcext:value-type="string">
            <text:p>6.343297e+02)</text:p>
          </table:table-cell>
          <table:table-cell office:value-type="string" calcext:value-type="string">
            <text:p>(5.927914e+00</text:p>
          </table:table-cell>
          <table:table-cell office:value-type="float" office:value="-3.131179E-020" calcext:value-type="float">
            <text:p>-3.131179E-20</text:p>
          </table:table-cell>
          <table:table-cell office:value-type="string" calcext:value-type="string">
            <text:p>-3.621289e-01))</text:p>
          </table:table-cell>
          <table:table-cell office:value-type="string" calcext:value-type="string">
            <text:p>((-3.171649e+01</text:p>
          </table:table-cell>
          <table:table-cell office:value-type="float" office:value="-187.6558" calcext:value-type="float">
            <text:p>-187.6558</text:p>
          </table:table-cell>
          <table:table-cell office:value-type="string" calcext:value-type="string">
            <text:p>-6.382245e-01)</text:p>
          </table:table-cell>
          <table:table-cell office:value-type="string" calcext:value-type="string">
            <text:p>(1.810644e-02</text:p>
          </table:table-cell>
          <table:table-cell office:value-type="float" office:value="5.936333" calcext:value-type="float">
            <text:p>5.936333</text:p>
          </table:table-cell>
          <table:table-cell office:value-type="string" calcext:value-type="string">
            <text:p>2.963957e-01))</text:p>
          </table:table-cell>
        </table:table-row>
        <table:table-row table:style-name="ro1">
          <table:table-cell office:value-type="float" office:value="0.773889" calcext:value-type="float">
            <text:p>0.773889</text:p>
          </table:table-cell>
          <table:table-cell office:value-type="string" calcext:value-type="string">
            <text:p>((-1.276125e+01</text:p>
          </table:table-cell>
          <table:table-cell office:value-type="float" office:value="-1.080146E-018" calcext:value-type="float">
            <text:p>-1.080146E-18</text:p>
          </table:table-cell>
          <table:table-cell office:value-type="string" calcext:value-type="string">
            <text:p>6.343476e+02)</text:p>
          </table:table-cell>
          <table:table-cell office:value-type="string" calcext:value-type="string">
            <text:p>(5.927433e+00</text:p>
          </table:table-cell>
          <table:table-cell office:value-type="float" office:value="-3.128368E-020" calcext:value-type="float">
            <text:p>-3.128368E-20</text:p>
          </table:table-cell>
          <table:table-cell office:value-type="string" calcext:value-type="string">
            <text:p>-3.621393e-01))</text:p>
          </table:table-cell>
          <table:table-cell office:value-type="string" calcext:value-type="string">
            <text:p>((-3.171738e+01</text:p>
          </table:table-cell>
          <table:table-cell office:value-type="float" office:value="-187.6612" calcext:value-type="float">
            <text:p>-187.6612</text:p>
          </table:table-cell>
          <table:table-cell office:value-type="string" calcext:value-type="string">
            <text:p>-6.380624e-01)</text:p>
          </table:table-cell>
          <table:table-cell office:value-type="string" calcext:value-type="string">
            <text:p>(1.810696e-02</text:p>
          </table:table-cell>
          <table:table-cell office:value-type="float" office:value="5.935784" calcext:value-type="float">
            <text:p>5.935784</text:p>
          </table:table-cell>
          <table:table-cell office:value-type="string" calcext:value-type="string">
            <text:p>2.963716e-01))</text:p>
          </table:table-cell>
        </table:table-row>
        <table:table-row table:style-name="ro1">
          <table:table-cell office:value-type="float" office:value="0.774444" calcext:value-type="float">
            <text:p>0.774444</text:p>
          </table:table-cell>
          <table:table-cell office:value-type="string" calcext:value-type="string">
            <text:p>((-1.275732e+01</text:p>
          </table:table-cell>
          <table:table-cell office:value-type="float" office:value="-1.10065E-018" calcext:value-type="float">
            <text:p>-1.10065E-18</text:p>
          </table:table-cell>
          <table:table-cell office:value-type="string" calcext:value-type="string">
            <text:p>6.343662e+02)</text:p>
          </table:table-cell>
          <table:table-cell office:value-type="string" calcext:value-type="string">
            <text:p>(5.926962e+00</text:p>
          </table:table-cell>
          <table:table-cell office:value-type="float" office:value="-3.125573E-020" calcext:value-type="float">
            <text:p>-3.125573E-20</text:p>
          </table:table-cell>
          <table:table-cell office:value-type="string" calcext:value-type="string">
            <text:p>-3.622337e-01))</text:p>
          </table:table-cell>
          <table:table-cell office:value-type="string" calcext:value-type="string">
            <text:p>((-3.171831e+01</text:p>
          </table:table-cell>
          <table:table-cell office:value-type="float" office:value="-187.6686" calcext:value-type="float">
            <text:p>-187.6686</text:p>
          </table:table-cell>
          <table:table-cell office:value-type="string" calcext:value-type="string">
            <text:p>-6.378658e-01)</text:p>
          </table:table-cell>
          <table:table-cell office:value-type="string" calcext:value-type="string">
            <text:p>(1.811168e-02</text:p>
          </table:table-cell>
          <table:table-cell office:value-type="float" office:value="5.935259" calcext:value-type="float">
            <text:p>5.935259</text:p>
          </table:table-cell>
          <table:table-cell office:value-type="string" calcext:value-type="string">
            <text:p>2.963481e-01))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string" calcext:value-type="string">
            <text:p>((-1.275581e+01</text:p>
          </table:table-cell>
          <table:table-cell office:value-type="float" office:value="-1.123439E-018" calcext:value-type="float">
            <text:p>-1.123439E-18</text:p>
          </table:table-cell>
          <table:table-cell office:value-type="string" calcext:value-type="string">
            <text:p>6.344317e+02)</text:p>
          </table:table-cell>
          <table:table-cell office:value-type="string" calcext:value-type="string">
            <text:p>(5.926552e+00</text:p>
          </table:table-cell>
          <table:table-cell office:value-type="float" office:value="-3.120701E-020" calcext:value-type="float">
            <text:p>-3.120701E-20</text:p>
          </table:table-cell>
          <table:table-cell office:value-type="string" calcext:value-type="string">
            <text:p>-3.624287e-01))</text:p>
          </table:table-cell>
          <table:table-cell office:value-type="string" calcext:value-type="string">
            <text:p>((-3.172159e+01</text:p>
          </table:table-cell>
          <table:table-cell office:value-type="float" office:value="-187.6887" calcext:value-type="float">
            <text:p>-187.6887</text:p>
          </table:table-cell>
          <table:table-cell office:value-type="string" calcext:value-type="string">
            <text:p>-6.377906e-01)</text:p>
          </table:table-cell>
          <table:table-cell office:value-type="string" calcext:value-type="string">
            <text:p>(1.812144e-02</text:p>
          </table:table-cell>
          <table:table-cell office:value-type="float" office:value="5.934817" calcext:value-type="float">
            <text:p>5.934817</text:p>
          </table:table-cell>
          <table:table-cell office:value-type="string" calcext:value-type="string">
            <text:p>2.963276e-01))</text:p>
          </table:table-cell>
        </table:table-row>
        <table:table-row table:style-name="ro1">
          <table:table-cell office:value-type="float" office:value="0.775556" calcext:value-type="float">
            <text:p>0.775556</text:p>
          </table:table-cell>
          <table:table-cell office:value-type="string" calcext:value-type="string">
            <text:p>((-1.275494e+01</text:p>
          </table:table-cell>
          <table:table-cell office:value-type="float" office:value="-1.148946E-018" calcext:value-type="float">
            <text:p>-1.148946E-18</text:p>
          </table:table-cell>
          <table:table-cell office:value-type="string" calcext:value-type="string">
            <text:p>6.344937e+02)</text:p>
          </table:table-cell>
          <table:table-cell office:value-type="string" calcext:value-type="string">
            <text:p>(5.926206e+00</text:p>
          </table:table-cell>
          <table:table-cell office:value-type="float" office:value="-3.115988E-020" calcext:value-type="float">
            <text:p>-3.115988E-20</text:p>
          </table:table-cell>
          <table:table-cell office:value-type="string" calcext:value-type="string">
            <text:p>-3.627238e-01))</text:p>
          </table:table-cell>
          <table:table-cell office:value-type="string" calcext:value-type="string">
            <text:p>((-3.172469e+01</text:p>
          </table:table-cell>
          <table:table-cell office:value-type="float" office:value="-187.7064" calcext:value-type="float">
            <text:p>-187.7064</text:p>
          </table:table-cell>
          <table:table-cell office:value-type="string" calcext:value-type="string">
            <text:p>-6.377470e-01)</text:p>
          </table:table-cell>
          <table:table-cell office:value-type="string" calcext:value-type="string">
            <text:p>(1.813619e-02</text:p>
          </table:table-cell>
          <table:table-cell office:value-type="float" office:value="5.934459" calcext:value-type="float">
            <text:p>5.934459</text:p>
          </table:table-cell>
          <table:table-cell office:value-type="string" calcext:value-type="string">
            <text:p>2.963103e-01))</text:p>
          </table:table-cell>
        </table:table-row>
        <table:table-row table:style-name="ro1">
          <table:table-cell office:value-type="float" office:value="0.776111" calcext:value-type="float">
            <text:p>0.776111</text:p>
          </table:table-cell>
          <table:table-cell office:value-type="string" calcext:value-type="string">
            <text:p>((-1.275418e+01</text:p>
          </table:table-cell>
          <table:table-cell office:value-type="float" office:value="-1.172088E-018" calcext:value-type="float">
            <text:p>-1.172088E-18</text:p>
          </table:table-cell>
          <table:table-cell office:value-type="string" calcext:value-type="string">
            <text:p>6.345539e+02)</text:p>
          </table:table-cell>
          <table:table-cell office:value-type="string" calcext:value-type="string">
            <text:p>(5.926218e+00</text:p>
          </table:table-cell>
          <table:table-cell office:value-type="float" office:value="-3.121794E-020" calcext:value-type="float">
            <text:p>-3.121794E-20</text:p>
          </table:table-cell>
          <table:table-cell office:value-type="string" calcext:value-type="string">
            <text:p>-3.632721e-01))</text:p>
          </table:table-cell>
          <table:table-cell office:value-type="string" calcext:value-type="string">
            <text:p>((-3.172770e+01</text:p>
          </table:table-cell>
          <table:table-cell office:value-type="float" office:value="-187.7227" calcext:value-type="float">
            <text:p>-187.7227</text:p>
          </table:table-cell>
          <table:table-cell office:value-type="string" calcext:value-type="string">
            <text:p>-6.377092e-01)</text:p>
          </table:table-cell>
          <table:table-cell office:value-type="string" calcext:value-type="string">
            <text:p>(1.816361e-02</text:p>
          </table:table-cell>
          <table:table-cell office:value-type="float" office:value="5.934527" calcext:value-type="float">
            <text:p>5.934527</text:p>
          </table:table-cell>
          <table:table-cell office:value-type="string" calcext:value-type="string">
            <text:p>2.963109e-01))</text:p>
          </table:table-cell>
        </table:table-row>
        <table:table-row table:style-name="ro1">
          <table:table-cell office:value-type="float" office:value="0.776667" calcext:value-type="float">
            <text:p>0.776667</text:p>
          </table:table-cell>
          <table:table-cell office:value-type="string" calcext:value-type="string">
            <text:p>((-1.275282e+01</text:p>
          </table:table-cell>
          <table:table-cell office:value-type="float" office:value="-1.194245E-018" calcext:value-type="float">
            <text:p>-1.194245E-18</text:p>
          </table:table-cell>
          <table:table-cell office:value-type="string" calcext:value-type="string">
            <text:p>6.346132e+02)</text:p>
          </table:table-cell>
          <table:table-cell office:value-type="string" calcext:value-type="string">
            <text:p>(5.926567e+00</text:p>
          </table:table-cell>
          <table:table-cell office:value-type="float" office:value="-3.129003E-020" calcext:value-type="float">
            <text:p>-3.129003E-20</text:p>
          </table:table-cell>
          <table:table-cell office:value-type="string" calcext:value-type="string">
            <text:p>-3.641069e-01))</text:p>
          </table:table-cell>
          <table:table-cell office:value-type="string" calcext:value-type="string">
            <text:p>((-3.173066e+01</text:p>
          </table:table-cell>
          <table:table-cell office:value-type="float" office:value="-187.7393" calcext:value-type="float">
            <text:p>-187.7393</text:p>
          </table:table-cell>
          <table:table-cell office:value-type="string" calcext:value-type="string">
            <text:p>-6.376412e-01)</text:p>
          </table:table-cell>
          <table:table-cell office:value-type="string" calcext:value-type="string">
            <text:p>(1.820535e-02</text:p>
          </table:table-cell>
          <table:table-cell office:value-type="float" office:value="5.935003" calcext:value-type="float">
            <text:p>5.935003</text:p>
          </table:table-cell>
          <table:table-cell office:value-type="string" calcext:value-type="string">
            <text:p>2.963284e-01))</text:p>
          </table:table-cell>
        </table:table-row>
        <table:table-row table:style-name="ro1">
          <table:table-cell office:value-type="float" office:value="0.777222" calcext:value-type="float">
            <text:p>0.777222</text:p>
          </table:table-cell>
          <table:table-cell office:value-type="string" calcext:value-type="string">
            <text:p>((-1.275091e+01</text:p>
          </table:table-cell>
          <table:table-cell office:value-type="float" office:value="-1.216009E-018" calcext:value-type="float">
            <text:p>-1.216009E-18</text:p>
          </table:table-cell>
          <table:table-cell office:value-type="string" calcext:value-type="string">
            <text:p>6.346721e+02)</text:p>
          </table:table-cell>
          <table:table-cell office:value-type="string" calcext:value-type="string">
            <text:p>(5.927180e+00</text:p>
          </table:table-cell>
          <table:table-cell office:value-type="float" office:value="-3.136353E-020" calcext:value-type="float">
            <text:p>-3.136353E-20</text:p>
          </table:table-cell>
          <table:table-cell office:value-type="string" calcext:value-type="string">
            <text:p>-3.652314e-01))</text:p>
          </table:table-cell>
          <table:table-cell office:value-type="string" calcext:value-type="string">
            <text:p>((-3.173361e+01</text:p>
          </table:table-cell>
          <table:table-cell office:value-type="float" office:value="-187.7567" calcext:value-type="float">
            <text:p>-187.7567</text:p>
          </table:table-cell>
          <table:table-cell office:value-type="string" calcext:value-type="string">
            <text:p>-6.375453e-01)</text:p>
          </table:table-cell>
          <table:table-cell office:value-type="string" calcext:value-type="string">
            <text:p>(1.826157e-02</text:p>
          </table:table-cell>
          <table:table-cell office:value-type="float" office:value="5.93581" calcext:value-type="float">
            <text:p>5.93581</text:p>
          </table:table-cell>
          <table:table-cell office:value-type="string" calcext:value-type="string">
            <text:p>2.963590e-01))</text:p>
          </table:table-cell>
        </table:table-row>
        <table:table-row table:style-name="ro1">
          <table:table-cell office:value-type="float" office:value="0.777778" calcext:value-type="float">
            <text:p>0.777778</text:p>
          </table:table-cell>
          <table:table-cell office:value-type="string" calcext:value-type="string">
            <text:p>((-1.274857e+01</text:p>
          </table:table-cell>
          <table:table-cell office:value-type="float" office:value="-1.237925E-018" calcext:value-type="float">
            <text:p>-1.237925E-18</text:p>
          </table:table-cell>
          <table:table-cell office:value-type="string" calcext:value-type="string">
            <text:p>6.347311e+02)</text:p>
          </table:table-cell>
          <table:table-cell office:value-type="string" calcext:value-type="string">
            <text:p>(5.927822e+00</text:p>
          </table:table-cell>
          <table:table-cell office:value-type="float" office:value="-3.145455E-020" calcext:value-type="float">
            <text:p>-3.145455E-20</text:p>
          </table:table-cell>
          <table:table-cell office:value-type="string" calcext:value-type="string">
            <text:p>-3.665255e-01))</text:p>
          </table:table-cell>
          <table:table-cell office:value-type="string" calcext:value-type="string">
            <text:p>((-3.173656e+01</text:p>
          </table:table-cell>
          <table:table-cell office:value-type="float" office:value="-187.7748" calcext:value-type="float">
            <text:p>-187.7748</text:p>
          </table:table-cell>
          <table:table-cell office:value-type="string" calcext:value-type="string">
            <text:p>-6.374286e-01)</text:p>
          </table:table-cell>
          <table:table-cell office:value-type="string" calcext:value-type="string">
            <text:p>(1.832628e-02</text:p>
          </table:table-cell>
          <table:table-cell office:value-type="float" office:value="5.936677" calcext:value-type="float">
            <text:p>5.936677</text:p>
          </table:table-cell>
          <table:table-cell office:value-type="string" calcext:value-type="string">
            <text:p>2.963911e-01))</text:p>
          </table:table-cell>
        </table:table-row>
        <table:table-row table:style-name="ro1">
          <table:table-cell office:value-type="float" office:value="0.778333" calcext:value-type="float">
            <text:p>0.778333</text:p>
          </table:table-cell>
          <table:table-cell office:value-type="string" calcext:value-type="string">
            <text:p>((-1.274531e+01</text:p>
          </table:table-cell>
          <table:table-cell office:value-type="float" office:value="-1.259699E-018" calcext:value-type="float">
            <text:p>-1.259699E-18</text:p>
          </table:table-cell>
          <table:table-cell office:value-type="string" calcext:value-type="string">
            <text:p>6.348008e+02)</text:p>
          </table:table-cell>
          <table:table-cell office:value-type="string" calcext:value-type="string">
            <text:p>(5.928618e+00</text:p>
          </table:table-cell>
          <table:table-cell office:value-type="float" office:value="-3.152341E-020" calcext:value-type="float">
            <text:p>-3.152341E-20</text:p>
          </table:table-cell>
          <table:table-cell office:value-type="string" calcext:value-type="string">
            <text:p>-3.680614e-01))</text:p>
          </table:table-cell>
          <table:table-cell office:value-type="string" calcext:value-type="string">
            <text:p>((-3.174004e+01</text:p>
          </table:table-cell>
          <table:table-cell office:value-type="float" office:value="-187.7984" calcext:value-type="float">
            <text:p>-187.7984</text:p>
          </table:table-cell>
          <table:table-cell office:value-type="string" calcext:value-type="string">
            <text:p>-6.372653e-01)</text:p>
          </table:table-cell>
          <table:table-cell office:value-type="string" calcext:value-type="string">
            <text:p>(1.840307e-02</text:p>
          </table:table-cell>
          <table:table-cell office:value-type="float" office:value="5.937748" calcext:value-type="float">
            <text:p>5.937748</text:p>
          </table:table-cell>
          <table:table-cell office:value-type="string" calcext:value-type="string">
            <text:p>2.964309e-01))</text:p>
          </table:table-cell>
        </table:table-row>
        <table:table-row table:style-name="ro1">
          <table:table-cell office:value-type="float" office:value="0.778889" calcext:value-type="float">
            <text:p>0.778889</text:p>
          </table:table-cell>
          <table:table-cell office:value-type="string" calcext:value-type="string">
            <text:p>((-1.274082e+01</text:p>
          </table:table-cell>
          <table:table-cell office:value-type="float" office:value="-1.281729E-018" calcext:value-type="float">
            <text:p>-1.281729E-18</text:p>
          </table:table-cell>
          <table:table-cell office:value-type="string" calcext:value-type="string">
            <text:p>6.348842e+02)</text:p>
          </table:table-cell>
          <table:table-cell office:value-type="string" calcext:value-type="string">
            <text:p>(5.929423e+00</text:p>
          </table:table-cell>
          <table:table-cell office:value-type="float" office:value="-3.161765E-020" calcext:value-type="float">
            <text:p>-3.161765E-20</text:p>
          </table:table-cell>
          <table:table-cell office:value-type="string" calcext:value-type="string">
            <text:p>-3.697418e-01))</text:p>
          </table:table-cell>
          <table:table-cell office:value-type="string" calcext:value-type="string">
            <text:p>((-3.174421e+01</text:p>
          </table:table-cell>
          <table:table-cell office:value-type="float" office:value="-187.8291" calcext:value-type="float">
            <text:p>-187.8291</text:p>
          </table:table-cell>
          <table:table-cell office:value-type="string" calcext:value-type="string">
            <text:p>-6.370412e-01)</text:p>
          </table:table-cell>
          <table:table-cell office:value-type="string" calcext:value-type="string">
            <text:p>(1.848709e-02</text:p>
          </table:table-cell>
          <table:table-cell office:value-type="float" office:value="5.938857" calcext:value-type="float">
            <text:p>5.938857</text:p>
          </table:table-cell>
          <table:table-cell office:value-type="string" calcext:value-type="string">
            <text:p>2.964711e-01))</text:p>
          </table:table-cell>
        </table:table-row>
        <table:table-row table:style-name="ro1">
          <table:table-cell office:value-type="float" office:value="0.779444" calcext:value-type="float">
            <text:p>0.779444</text:p>
          </table:table-cell>
          <table:table-cell office:value-type="string" calcext:value-type="string">
            <text:p>((-1.273646e+01</text:p>
          </table:table-cell>
          <table:table-cell office:value-type="float" office:value="-1.305282E-018" calcext:value-type="float">
            <text:p>-1.305282E-18</text:p>
          </table:table-cell>
          <table:table-cell office:value-type="string" calcext:value-type="string">
            <text:p>6.349625e+02)</text:p>
          </table:table-cell>
          <table:table-cell office:value-type="string" calcext:value-type="string">
            <text:p>(5.930269e+00</text:p>
          </table:table-cell>
          <table:table-cell office:value-type="float" office:value="-3.169804E-020" calcext:value-type="float">
            <text:p>-3.169804E-20</text:p>
          </table:table-cell>
          <table:table-cell office:value-type="string" calcext:value-type="string">
            <text:p>-3.715784e-01))</text:p>
          </table:table-cell>
          <table:table-cell office:value-type="string" calcext:value-type="string">
            <text:p>((-3.174812e+01</text:p>
          </table:table-cell>
          <table:table-cell office:value-type="float" office:value="-187.8575" calcext:value-type="float">
            <text:p>-187.8575</text:p>
          </table:table-cell>
          <table:table-cell office:value-type="string" calcext:value-type="string">
            <text:p>-6.368228e-01)</text:p>
          </table:table-cell>
          <table:table-cell office:value-type="string" calcext:value-type="string">
            <text:p>(1.857892e-02</text:p>
          </table:table-cell>
          <table:table-cell office:value-type="float" office:value="5.940037" calcext:value-type="float">
            <text:p>5.940037</text:p>
          </table:table-cell>
          <table:table-cell office:value-type="string" calcext:value-type="string">
            <text:p>2.965135e-01))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string" calcext:value-type="string">
            <text:p>((-1.273300e+01</text:p>
          </table:table-cell>
          <table:table-cell office:value-type="float" office:value="-1.32851E-018" calcext:value-type="float">
            <text:p>-1.32851E-18</text:p>
          </table:table-cell>
          <table:table-cell office:value-type="string" calcext:value-type="string">
            <text:p>6.350287e+02)</text:p>
          </table:table-cell>
          <table:table-cell office:value-type="string" calcext:value-type="string">
            <text:p>(5.931108e+00</text:p>
          </table:table-cell>
          <table:table-cell office:value-type="float" office:value="-3.178963E-020" calcext:value-type="float">
            <text:p>-3.178963E-20</text:p>
          </table:table-cell>
          <table:table-cell office:value-type="string" calcext:value-type="string">
            <text:p>-3.735408e-01))</text:p>
          </table:table-cell>
          <table:table-cell office:value-type="string" calcext:value-type="string">
            <text:p>((-3.175143e+01</text:p>
          </table:table-cell>
          <table:table-cell office:value-type="float" office:value="-187.8793" calcext:value-type="float">
            <text:p>-187.8793</text:p>
          </table:table-cell>
          <table:table-cell office:value-type="string" calcext:value-type="string">
            <text:p>-6.366499e-01)</text:p>
          </table:table-cell>
          <table:table-cell office:value-type="string" calcext:value-type="string">
            <text:p>(1.867704e-02</text:p>
          </table:table-cell>
          <table:table-cell office:value-type="float" office:value="5.941231" calcext:value-type="float">
            <text:p>5.941231</text:p>
          </table:table-cell>
          <table:table-cell office:value-type="string" calcext:value-type="string">
            <text:p>2.965554e-01))</text:p>
          </table:table-cell>
        </table:table-row>
        <table:table-row table:style-name="ro1">
          <table:table-cell office:value-type="float" office:value="0.780556" calcext:value-type="float">
            <text:p>0.780556</text:p>
          </table:table-cell>
          <table:table-cell office:value-type="string" calcext:value-type="string">
            <text:p>((-1.272668e+01</text:p>
          </table:table-cell>
          <table:table-cell office:value-type="float" office:value="-1.338618E-018" calcext:value-type="float">
            <text:p>-1.338618E-18</text:p>
          </table:table-cell>
          <table:table-cell office:value-type="string" calcext:value-type="string">
            <text:p>6.351233e+02)</text:p>
          </table:table-cell>
          <table:table-cell office:value-type="string" calcext:value-type="string">
            <text:p>(5.931929e+00</text:p>
          </table:table-cell>
          <table:table-cell office:value-type="float" office:value="-3.187987E-020" calcext:value-type="float">
            <text:p>-3.187987E-20</text:p>
          </table:table-cell>
          <table:table-cell office:value-type="string" calcext:value-type="string">
            <text:p>-3.756174e-01))</text:p>
          </table:table-cell>
          <table:table-cell office:value-type="string" calcext:value-type="string">
            <text:p>((-3.175616e+01</text:p>
          </table:table-cell>
          <table:table-cell office:value-type="float" office:value="-187.9174" calcext:value-type="float">
            <text:p>-187.9174</text:p>
          </table:table-cell>
          <table:table-cell office:value-type="string" calcext:value-type="string">
            <text:p>-6.363338e-01)</text:p>
          </table:table-cell>
          <table:table-cell office:value-type="string" calcext:value-type="string">
            <text:p>(1.878087e-02</text:p>
          </table:table-cell>
          <table:table-cell office:value-type="float" office:value="5.942428" calcext:value-type="float">
            <text:p>5.942428</text:p>
          </table:table-cell>
          <table:table-cell office:value-type="string" calcext:value-type="string">
            <text:p>2.965964e-01))</text:p>
          </table:table-cell>
        </table:table-row>
        <table:table-row table:style-name="ro1">
          <table:table-cell office:value-type="float" office:value="0.781111" calcext:value-type="float">
            <text:p>0.781111</text:p>
          </table:table-cell>
          <table:table-cell office:value-type="string" calcext:value-type="string">
            <text:p>((-1.272174e+01</text:p>
          </table:table-cell>
          <table:table-cell office:value-type="float" office:value="-1.354722E-018" calcext:value-type="float">
            <text:p>-1.354722E-18</text:p>
          </table:table-cell>
          <table:table-cell office:value-type="string" calcext:value-type="string">
            <text:p>6.351997e+02)</text:p>
          </table:table-cell>
          <table:table-cell office:value-type="string" calcext:value-type="string">
            <text:p>(5.932728e+00</text:p>
          </table:table-cell>
          <table:table-cell office:value-type="float" office:value="-3.197469E-020" calcext:value-type="float">
            <text:p>-3.197469E-20</text:p>
          </table:table-cell>
          <table:table-cell office:value-type="string" calcext:value-type="string">
            <text:p>-3.777926e-01))</text:p>
          </table:table-cell>
          <table:table-cell office:value-type="string" calcext:value-type="string">
            <text:p>((-3.175998e+01</text:p>
          </table:table-cell>
          <table:table-cell office:value-type="float" office:value="-187.9462" calcext:value-type="float">
            <text:p>-187.9462</text:p>
          </table:table-cell>
          <table:table-cell office:value-type="string" calcext:value-type="string">
            <text:p>-6.360872e-01)</text:p>
          </table:table-cell>
          <table:table-cell office:value-type="string" calcext:value-type="string">
            <text:p>(1.888963e-02</text:p>
          </table:table-cell>
          <table:table-cell office:value-type="float" office:value="5.943621" calcext:value-type="float">
            <text:p>5.943621</text:p>
          </table:table-cell>
          <table:table-cell office:value-type="string" calcext:value-type="string">
            <text:p>2.966364e-01))</text:p>
          </table:table-cell>
        </table:table-row>
        <table:table-row table:style-name="ro1">
          <table:table-cell office:value-type="float" office:value="0.781667" calcext:value-type="float">
            <text:p>0.781667</text:p>
          </table:table-cell>
          <table:table-cell office:value-type="string" calcext:value-type="string">
            <text:p>((-1.271743e+01</text:p>
          </table:table-cell>
          <table:table-cell office:value-type="float" office:value="-1.371328E-018" calcext:value-type="float">
            <text:p>-1.371328E-18</text:p>
          </table:table-cell>
          <table:table-cell office:value-type="string" calcext:value-type="string">
            <text:p>6.352687e+02)</text:p>
          </table:table-cell>
          <table:table-cell office:value-type="string" calcext:value-type="string">
            <text:p>(5.933507e+00</text:p>
          </table:table-cell>
          <table:table-cell office:value-type="float" office:value="-3.207503E-020" calcext:value-type="float">
            <text:p>-3.207503E-20</text:p>
          </table:table-cell>
          <table:table-cell office:value-type="string" calcext:value-type="string">
            <text:p>-3.799919e-01))</text:p>
          </table:table-cell>
          <table:table-cell office:value-type="string" calcext:value-type="string">
            <text:p>((-3.176343e+01</text:p>
          </table:table-cell>
          <table:table-cell office:value-type="float" office:value="-187.9708" calcext:value-type="float">
            <text:p>-187.9708</text:p>
          </table:table-cell>
          <table:table-cell office:value-type="string" calcext:value-type="string">
            <text:p>-6.358715e-01)</text:p>
          </table:table-cell>
          <table:table-cell office:value-type="string" calcext:value-type="string">
            <text:p>(1.899960e-02</text:p>
          </table:table-cell>
          <table:table-cell office:value-type="float" office:value="5.944798" calcext:value-type="float">
            <text:p>5.944798</text:p>
          </table:table-cell>
          <table:table-cell office:value-type="string" calcext:value-type="string">
            <text:p>2.966754e-01))</text:p>
          </table:table-cell>
        </table:table-row>
        <table:table-row table:style-name="ro1">
          <table:table-cell office:value-type="float" office:value="0.782222" calcext:value-type="float">
            <text:p>0.782222</text:p>
          </table:table-cell>
          <table:table-cell office:value-type="string" calcext:value-type="string">
            <text:p>((-1.271296e+01</text:p>
          </table:table-cell>
          <table:table-cell office:value-type="float" office:value="-1.385182E-018" calcext:value-type="float">
            <text:p>-1.385182E-18</text:p>
          </table:table-cell>
          <table:table-cell office:value-type="string" calcext:value-type="string">
            <text:p>6.353398e+02)</text:p>
          </table:table-cell>
          <table:table-cell office:value-type="string" calcext:value-type="string">
            <text:p>(5.934263e+00</text:p>
          </table:table-cell>
          <table:table-cell office:value-type="float" office:value="-3.218146E-020" calcext:value-type="float">
            <text:p>-3.218146E-20</text:p>
          </table:table-cell>
          <table:table-cell office:value-type="string" calcext:value-type="string">
            <text:p>-3.822496e-01))</text:p>
          </table:table-cell>
          <table:table-cell office:value-type="string" calcext:value-type="string">
            <text:p>((-3.176699e+01</text:p>
          </table:table-cell>
          <table:table-cell office:value-type="float" office:value="-187.9965" calcext:value-type="float">
            <text:p>-187.9965</text:p>
          </table:table-cell>
          <table:table-cell office:value-type="string" calcext:value-type="string">
            <text:p>-6.356478e-01)</text:p>
          </table:table-cell>
          <table:table-cell office:value-type="string" calcext:value-type="string">
            <text:p>(1.911248e-02</text:p>
          </table:table-cell>
          <table:table-cell office:value-type="float" office:value="5.945963" calcext:value-type="float">
            <text:p>5.945963</text:p>
          </table:table-cell>
          <table:table-cell office:value-type="string" calcext:value-type="string">
            <text:p>2.967132e-01))</text:p>
          </table:table-cell>
        </table:table-row>
        <table:table-row table:style-name="ro1">
          <table:table-cell office:value-type="float" office:value="0.782778" calcext:value-type="float">
            <text:p>0.782778</text:p>
          </table:table-cell>
          <table:table-cell office:value-type="string" calcext:value-type="string">
            <text:p>((-1.270931e+01</text:p>
          </table:table-cell>
          <table:table-cell office:value-type="float" office:value="-1.398629E-018" calcext:value-type="float">
            <text:p>-1.398629E-18</text:p>
          </table:table-cell>
          <table:table-cell office:value-type="string" calcext:value-type="string">
            <text:p>6.354023e+02)</text:p>
          </table:table-cell>
          <table:table-cell office:value-type="string" calcext:value-type="string">
            <text:p>(5.934982e+00</text:p>
          </table:table-cell>
          <table:table-cell office:value-type="float" office:value="-3.229308E-020" calcext:value-type="float">
            <text:p>-3.229308E-20</text:p>
          </table:table-cell>
          <table:table-cell office:value-type="string" calcext:value-type="string">
            <text:p>-3.845221e-01))</text:p>
          </table:table-cell>
          <table:table-cell office:value-type="string" calcext:value-type="string">
            <text:p>((-3.177012e+01</text:p>
          </table:table-cell>
          <table:table-cell office:value-type="float" office:value="-188.018" calcext:value-type="float">
            <text:p>-188.018</text:p>
          </table:table-cell>
          <table:table-cell office:value-type="string" calcext:value-type="string">
            <text:p>-6.354655e-01)</text:p>
          </table:table-cell>
          <table:table-cell office:value-type="string" calcext:value-type="string">
            <text:p>(1.922611e-02</text:p>
          </table:table-cell>
          <table:table-cell office:value-type="float" office:value="5.947096" calcext:value-type="float">
            <text:p>5.947096</text:p>
          </table:table-cell>
          <table:table-cell office:value-type="string" calcext:value-type="string">
            <text:p>2.967491e-01))</text:p>
          </table:table-cell>
        </table:table-row>
        <table:table-row table:style-name="ro1">
          <table:table-cell office:value-type="float" office:value="0.783333" calcext:value-type="float">
            <text:p>0.783333</text:p>
          </table:table-cell>
          <table:table-cell office:value-type="string" calcext:value-type="string">
            <text:p>((-1.270651e+01</text:p>
          </table:table-cell>
          <table:table-cell office:value-type="float" office:value="-1.410829E-018" calcext:value-type="float">
            <text:p>-1.410829E-18</text:p>
          </table:table-cell>
          <table:table-cell office:value-type="string" calcext:value-type="string">
            <text:p>6.354574e+02)</text:p>
          </table:table-cell>
          <table:table-cell office:value-type="string" calcext:value-type="string">
            <text:p>(5.935686e+00</text:p>
          </table:table-cell>
          <table:table-cell office:value-type="float" office:value="-3.240892E-020" calcext:value-type="float">
            <text:p>-3.240892E-20</text:p>
          </table:table-cell>
          <table:table-cell office:value-type="string" calcext:value-type="string">
            <text:p>-3.868334e-01))</text:p>
          </table:table-cell>
          <table:table-cell office:value-type="string" calcext:value-type="string">
            <text:p>((-3.177287e+01</text:p>
          </table:table-cell>
          <table:table-cell office:value-type="float" office:value="-188.0355" calcext:value-type="float">
            <text:p>-188.0355</text:p>
          </table:table-cell>
          <table:table-cell office:value-type="string" calcext:value-type="string">
            <text:p>-6.353256e-01)</text:p>
          </table:table-cell>
          <table:table-cell office:value-type="string" calcext:value-type="string">
            <text:p>(1.934167e-02</text:p>
          </table:table-cell>
          <table:table-cell office:value-type="float" office:value="5.948223" calcext:value-type="float">
            <text:p>5.948223</text:p>
          </table:table-cell>
          <table:table-cell office:value-type="string" calcext:value-type="string">
            <text:p>2.967843e-01))</text:p>
          </table:table-cell>
        </table:table-row>
        <table:table-row table:style-name="ro1">
          <table:table-cell office:value-type="float" office:value="0.783889" calcext:value-type="float">
            <text:p>0.783889</text:p>
          </table:table-cell>
          <table:table-cell office:value-type="string" calcext:value-type="string">
            <text:p>((-1.270417e+01</text:p>
          </table:table-cell>
          <table:table-cell office:value-type="float" office:value="-1.421024E-018" calcext:value-type="float">
            <text:p>-1.421024E-18</text:p>
          </table:table-cell>
          <table:table-cell office:value-type="string" calcext:value-type="string">
            <text:p>6.355088e+02)</text:p>
          </table:table-cell>
          <table:table-cell office:value-type="string" calcext:value-type="string">
            <text:p>(5.936359e+00</text:p>
          </table:table-cell>
          <table:table-cell office:value-type="float" office:value="-3.252962E-020" calcext:value-type="float">
            <text:p>-3.252962E-20</text:p>
          </table:table-cell>
          <table:table-cell office:value-type="string" calcext:value-type="string">
            <text:p>-3.892479e-01))</text:p>
          </table:table-cell>
          <table:table-cell office:value-type="string" calcext:value-type="string">
            <text:p>((-3.177544e+01</text:p>
          </table:table-cell>
          <table:table-cell office:value-type="float" office:value="-188.0514" calcext:value-type="float">
            <text:p>-188.0514</text:p>
          </table:table-cell>
          <table:table-cell office:value-type="string" calcext:value-type="string">
            <text:p>-6.352084e-01)</text:p>
          </table:table-cell>
          <table:table-cell office:value-type="string" calcext:value-type="string">
            <text:p>(1.946239e-02</text:p>
          </table:table-cell>
          <table:table-cell office:value-type="float" office:value="5.949343" calcext:value-type="float">
            <text:p>5.949343</text:p>
          </table:table-cell>
          <table:table-cell office:value-type="string" calcext:value-type="string">
            <text:p>2.968179e-01))</text:p>
          </table:table-cell>
        </table:table-row>
        <table:table-row table:style-name="ro1">
          <table:table-cell office:value-type="float" office:value="0.784444" calcext:value-type="float">
            <text:p>0.784444</text:p>
          </table:table-cell>
          <table:table-cell office:value-type="string" calcext:value-type="string">
            <text:p>((-1.269697e+01</text:p>
          </table:table-cell>
          <table:table-cell office:value-type="float" office:value="-1.414639E-018" calcext:value-type="float">
            <text:p>-1.414639E-18</text:p>
          </table:table-cell>
          <table:table-cell office:value-type="string" calcext:value-type="string">
            <text:p>6.356084e+02)</text:p>
          </table:table-cell>
          <table:table-cell office:value-type="string" calcext:value-type="string">
            <text:p>(5.937005e+00</text:p>
          </table:table-cell>
          <table:table-cell office:value-type="float" office:value="-3.264964E-020" calcext:value-type="float">
            <text:p>-3.264964E-20</text:p>
          </table:table-cell>
          <table:table-cell office:value-type="string" calcext:value-type="string">
            <text:p>-3.917305e-01))</text:p>
          </table:table-cell>
          <table:table-cell office:value-type="string" calcext:value-type="string">
            <text:p>((-3.178042e+01</text:p>
          </table:table-cell>
          <table:table-cell office:value-type="float" office:value="-188.0959" calcext:value-type="float">
            <text:p>-188.0959</text:p>
          </table:table-cell>
          <table:table-cell office:value-type="string" calcext:value-type="string">
            <text:p>-6.348486e-01)</text:p>
          </table:table-cell>
          <table:table-cell office:value-type="string" calcext:value-type="string">
            <text:p>(1.958652e-02</text:p>
          </table:table-cell>
          <table:table-cell office:value-type="float" office:value="5.950454" calcext:value-type="float">
            <text:p>5.950454</text:p>
          </table:table-cell>
          <table:table-cell office:value-type="string" calcext:value-type="string">
            <text:p>2.968502e-01))</text:p>
          </table:table-cell>
        </table:table-row>
        <table:table-row table:style-name="ro1">
          <table:table-cell office:value-type="float" office:value="0.785" calcext:value-type="float">
            <text:p>0.785</text:p>
          </table:table-cell>
          <table:table-cell office:value-type="string" calcext:value-type="string">
            <text:p>((-1.269440e+01</text:p>
          </table:table-cell>
          <table:table-cell office:value-type="float" office:value="-1.426608E-018" calcext:value-type="float">
            <text:p>-1.426608E-18</text:p>
          </table:table-cell>
          <table:table-cell office:value-type="string" calcext:value-type="string">
            <text:p>6.356549e+02)</text:p>
          </table:table-cell>
          <table:table-cell office:value-type="string" calcext:value-type="string">
            <text:p>(5.937617e+00</text:p>
          </table:table-cell>
          <table:table-cell office:value-type="float" office:value="-3.277083E-020" calcext:value-type="float">
            <text:p>-3.277083E-20</text:p>
          </table:table-cell>
          <table:table-cell office:value-type="string" calcext:value-type="string">
            <text:p>-3.942684e-01))</text:p>
          </table:table-cell>
          <table:table-cell office:value-type="string" calcext:value-type="string">
            <text:p>((-3.178274e+01</text:p>
          </table:table-cell>
          <table:table-cell office:value-type="float" office:value="-188.1108" calcext:value-type="float">
            <text:p>-188.1108</text:p>
          </table:table-cell>
          <table:table-cell office:value-type="string" calcext:value-type="string">
            <text:p>-6.347202e-01)</text:p>
          </table:table-cell>
          <table:table-cell office:value-type="string" calcext:value-type="string">
            <text:p>(1.971342e-02</text:p>
          </table:table-cell>
          <table:table-cell office:value-type="float" office:value="5.951544" calcext:value-type="float">
            <text:p>5.951544</text:p>
          </table:table-cell>
          <table:table-cell office:value-type="string" calcext:value-type="string">
            <text:p>2.968809e-01))</text:p>
          </table:table-cell>
        </table:table-row>
        <table:table-row table:style-name="ro1">
          <table:table-cell office:value-type="float" office:value="0.785556" calcext:value-type="float">
            <text:p>0.785556</text:p>
          </table:table-cell>
          <table:table-cell office:value-type="string" calcext:value-type="string">
            <text:p>((-1.269139e+01</text:p>
          </table:table-cell>
          <table:table-cell office:value-type="float" office:value="-1.434487E-018" calcext:value-type="float">
            <text:p>-1.434487E-18</text:p>
          </table:table-cell>
          <table:table-cell office:value-type="string" calcext:value-type="string">
            <text:p>6.357047e+02)</text:p>
          </table:table-cell>
          <table:table-cell office:value-type="string" calcext:value-type="string">
            <text:p>(5.938224e+00</text:p>
          </table:table-cell>
          <table:table-cell office:value-type="float" office:value="-3.289085E-020" calcext:value-type="float">
            <text:p>-3.289085E-20</text:p>
          </table:table-cell>
          <table:table-cell office:value-type="string" calcext:value-type="string">
            <text:p>-3.968280e-01))</text:p>
          </table:table-cell>
          <table:table-cell office:value-type="string" calcext:value-type="string">
            <text:p>((-3.178523e+01</text:p>
          </table:table-cell>
          <table:table-cell office:value-type="float" office:value="-188.1269" calcext:value-type="float">
            <text:p>-188.1269</text:p>
          </table:table-cell>
          <table:table-cell office:value-type="string" calcext:value-type="string">
            <text:p>-6.345693e-01)</text:p>
          </table:table-cell>
          <table:table-cell office:value-type="string" calcext:value-type="string">
            <text:p>(1.984140e-02</text:p>
          </table:table-cell>
          <table:table-cell office:value-type="float" office:value="5.952635" calcext:value-type="float">
            <text:p>5.952635</text:p>
          </table:table-cell>
          <table:table-cell office:value-type="string" calcext:value-type="string">
            <text:p>2.969112e-01))</text:p>
          </table:table-cell>
        </table:table-row>
        <table:table-row table:style-name="ro1">
          <table:table-cell office:value-type="float" office:value="0.786111" calcext:value-type="float">
            <text:p>0.786111</text:p>
          </table:table-cell>
          <table:table-cell office:value-type="string" calcext:value-type="string">
            <text:p>((-1.268796e+01</text:p>
          </table:table-cell>
          <table:table-cell office:value-type="float" office:value="-1.441954E-018" calcext:value-type="float">
            <text:p>-1.441954E-18</text:p>
          </table:table-cell>
          <table:table-cell office:value-type="string" calcext:value-type="string">
            <text:p>6.357521e+02)</text:p>
          </table:table-cell>
          <table:table-cell office:value-type="string" calcext:value-type="string">
            <text:p>(5.938765e+00</text:p>
          </table:table-cell>
          <table:table-cell office:value-type="float" office:value="-3.30054E-020" calcext:value-type="float">
            <text:p>-3.30054E-20</text:p>
          </table:table-cell>
          <table:table-cell office:value-type="string" calcext:value-type="string">
            <text:p>-3.993942e-01))</text:p>
          </table:table-cell>
          <table:table-cell office:value-type="string" calcext:value-type="string">
            <text:p>((-3.178761e+01</text:p>
          </table:table-cell>
          <table:table-cell office:value-type="float" office:value="-188.1428" calcext:value-type="float">
            <text:p>-188.1428</text:p>
          </table:table-cell>
          <table:table-cell office:value-type="string" calcext:value-type="string">
            <text:p>-6.343981e-01)</text:p>
          </table:table-cell>
          <table:table-cell office:value-type="string" calcext:value-type="string">
            <text:p>(1.996971e-02</text:p>
          </table:table-cell>
          <table:table-cell office:value-type="float" office:value="5.953661" calcext:value-type="float">
            <text:p>5.953661</text:p>
          </table:table-cell>
          <table:table-cell office:value-type="string" calcext:value-type="string">
            <text:p>2.969382e-01))</text:p>
          </table:table-cell>
        </table:table-row>
        <table:table-row table:style-name="ro1">
          <table:table-cell office:value-type="float" office:value="0.786667" calcext:value-type="float">
            <text:p>0.786667</text:p>
          </table:table-cell>
          <table:table-cell office:value-type="string" calcext:value-type="string">
            <text:p>((-1.268414e+01</text:p>
          </table:table-cell>
          <table:table-cell office:value-type="float" office:value="-1.449885E-018" calcext:value-type="float">
            <text:p>-1.449885E-18</text:p>
          </table:table-cell>
          <table:table-cell office:value-type="string" calcext:value-type="string">
            <text:p>6.357794e+02)</text:p>
          </table:table-cell>
          <table:table-cell office:value-type="string" calcext:value-type="string">
            <text:p>(5.939215e+00</text:p>
          </table:table-cell>
          <table:table-cell office:value-type="float" office:value="-3.311577E-020" calcext:value-type="float">
            <text:p>-3.311577E-20</text:p>
          </table:table-cell>
          <table:table-cell office:value-type="string" calcext:value-type="string">
            <text:p>-4.020111e-01))</text:p>
          </table:table-cell>
          <table:table-cell office:value-type="string" calcext:value-type="string">
            <text:p>((-3.178897e+01</text:p>
          </table:table-cell>
          <table:table-cell office:value-type="float" office:value="-188.1525" calcext:value-type="float">
            <text:p>-188.1525</text:p>
          </table:table-cell>
          <table:table-cell office:value-type="string" calcext:value-type="string">
            <text:p>-6.342069e-01)</text:p>
          </table:table-cell>
          <table:table-cell office:value-type="string" calcext:value-type="string">
            <text:p>(2.010056e-02</text:p>
          </table:table-cell>
          <table:table-cell office:value-type="float" office:value="5.954605" calcext:value-type="float">
            <text:p>5.954605</text:p>
          </table:table-cell>
          <table:table-cell office:value-type="string" calcext:value-type="string">
            <text:p>2.969608e-01))</text:p>
          </table:table-cell>
        </table:table-row>
        <table:table-row table:style-name="ro1">
          <table:table-cell office:value-type="float" office:value="0.787222" calcext:value-type="float">
            <text:p>0.787222</text:p>
          </table:table-cell>
          <table:table-cell office:value-type="string" calcext:value-type="string">
            <text:p>((-1.267608e+01</text:p>
          </table:table-cell>
          <table:table-cell office:value-type="float" office:value="-1.457816E-018" calcext:value-type="float">
            <text:p>-1.457816E-18</text:p>
          </table:table-cell>
          <table:table-cell office:value-type="string" calcext:value-type="string">
            <text:p>6.356999e+02)</text:p>
          </table:table-cell>
          <table:table-cell office:value-type="string" calcext:value-type="string">
            <text:p>(5.939565e+00</text:p>
          </table:table-cell>
          <table:table-cell office:value-type="float" office:value="-3.320059E-020" calcext:value-type="float">
            <text:p>-3.320059E-20</text:p>
          </table:table-cell>
          <table:table-cell office:value-type="string" calcext:value-type="string">
            <text:p>-4.044283e-01))</text:p>
          </table:table-cell>
          <table:table-cell office:value-type="string" calcext:value-type="string">
            <text:p>((-3.178500e+01</text:p>
          </table:table-cell>
          <table:table-cell office:value-type="float" office:value="-188.1326" calcext:value-type="float">
            <text:p>-188.1326</text:p>
          </table:table-cell>
          <table:table-cell office:value-type="string" calcext:value-type="string">
            <text:p>-6.338041e-01)</text:p>
          </table:table-cell>
          <table:table-cell office:value-type="string" calcext:value-type="string">
            <text:p>(2.022141e-02</text:p>
          </table:table-cell>
          <table:table-cell office:value-type="float" office:value="5.955405" calcext:value-type="float">
            <text:p>5.955405</text:p>
          </table:table-cell>
          <table:table-cell office:value-type="string" calcext:value-type="string">
            <text:p>2.969783e-01))</text:p>
          </table:table-cell>
        </table:table-row>
        <table:table-row table:style-name="ro1">
          <table:table-cell office:value-type="float" office:value="0.787778" calcext:value-type="float">
            <text:p>0.787778</text:p>
          </table:table-cell>
          <table:table-cell office:value-type="string" calcext:value-type="string">
            <text:p>((-1.266888e+01</text:p>
          </table:table-cell>
          <table:table-cell office:value-type="float" office:value="-1.465215E-018" calcext:value-type="float">
            <text:p>-1.465215E-18</text:p>
          </table:table-cell>
          <table:table-cell office:value-type="string" calcext:value-type="string">
            <text:p>6.356305e+02)</text:p>
          </table:table-cell>
          <table:table-cell office:value-type="string" calcext:value-type="string">
            <text:p>(5.939808e+00</text:p>
          </table:table-cell>
          <table:table-cell office:value-type="float" office:value="-3.323588E-020" calcext:value-type="float">
            <text:p>-3.323588E-20</text:p>
          </table:table-cell>
          <table:table-cell office:value-type="string" calcext:value-type="string">
            <text:p>-4.065766e-01))</text:p>
          </table:table-cell>
          <table:table-cell office:value-type="string" calcext:value-type="string">
            <text:p>((-3.178152e+01</text:p>
          </table:table-cell>
          <table:table-cell office:value-type="float" office:value="-188.1146" calcext:value-type="float">
            <text:p>-188.1146</text:p>
          </table:table-cell>
          <table:table-cell office:value-type="string" calcext:value-type="string">
            <text:p>-6.334442e-01)</text:p>
          </table:table-cell>
          <table:table-cell office:value-type="string" calcext:value-type="string">
            <text:p>(2.032883e-02</text:p>
          </table:table-cell>
          <table:table-cell office:value-type="float" office:value="5.956039" calcext:value-type="float">
            <text:p>5.956039</text:p>
          </table:table-cell>
          <table:table-cell office:value-type="string" calcext:value-type="string">
            <text:p>2.969904e-01))</text:p>
          </table:table-cell>
        </table:table-row>
        <table:table-row table:style-name="ro1">
          <table:table-cell office:value-type="float" office:value="0.788333" calcext:value-type="float">
            <text:p>0.788333</text:p>
          </table:table-cell>
          <table:table-cell office:value-type="string" calcext:value-type="string">
            <text:p>((-1.266999e+01</text:p>
          </table:table-cell>
          <table:table-cell office:value-type="float" office:value="-1.472561E-018" calcext:value-type="float">
            <text:p>-1.472561E-18</text:p>
          </table:table-cell>
          <table:table-cell office:value-type="string" calcext:value-type="string">
            <text:p>6.357307e+02)</text:p>
          </table:table-cell>
          <table:table-cell office:value-type="string" calcext:value-type="string">
            <text:p>(5.939939e+00</text:p>
          </table:table-cell>
          <table:table-cell office:value-type="float" office:value="-3.319674E-020" calcext:value-type="float">
            <text:p>-3.319674E-20</text:p>
          </table:table-cell>
          <table:table-cell office:value-type="string" calcext:value-type="string">
            <text:p>-4.084008e-01))</text:p>
          </table:table-cell>
          <table:table-cell office:value-type="string" calcext:value-type="string">
            <text:p>((-3.178654e+01</text:p>
          </table:table-cell>
          <table:table-cell office:value-type="float" office:value="-188.1413" calcext:value-type="float">
            <text:p>-188.1413</text:p>
          </table:table-cell>
          <table:table-cell office:value-type="string" calcext:value-type="string">
            <text:p>-6.334993e-01)</text:p>
          </table:table-cell>
          <table:table-cell office:value-type="string" calcext:value-type="string">
            <text:p>(2.042004e-02</text:p>
          </table:table-cell>
          <table:table-cell office:value-type="float" office:value="5.956494" calcext:value-type="float">
            <text:p>5.956494</text:p>
          </table:table-cell>
          <table:table-cell office:value-type="string" calcext:value-type="string">
            <text:p>2.969970e-01))</text:p>
          </table:table-cell>
        </table:table-row>
        <table:table-row table:style-name="ro1">
          <table:table-cell office:value-type="float" office:value="0.788889" calcext:value-type="float">
            <text:p>0.788889</text:p>
          </table:table-cell>
          <table:table-cell office:value-type="string" calcext:value-type="string">
            <text:p>((-1.266441e+01</text:p>
          </table:table-cell>
          <table:table-cell office:value-type="float" office:value="-1.479796E-018" calcext:value-type="float">
            <text:p>-1.479796E-18</text:p>
          </table:table-cell>
          <table:table-cell office:value-type="string" calcext:value-type="string">
            <text:p>6.356912e+02)</text:p>
          </table:table-cell>
          <table:table-cell office:value-type="string" calcext:value-type="string">
            <text:p>(5.939904e+00</text:p>
          </table:table-cell>
          <table:table-cell office:value-type="float" office:value="-3.305919E-020" calcext:value-type="float">
            <text:p>-3.305919E-20</text:p>
          </table:table-cell>
          <table:table-cell office:value-type="string" calcext:value-type="string">
            <text:p>-4.097077e-01))</text:p>
          </table:table-cell>
          <table:table-cell office:value-type="string" calcext:value-type="string">
            <text:p>((-3.178456e+01</text:p>
          </table:table-cell>
          <table:table-cell office:value-type="float" office:value="-188.131" calcext:value-type="float">
            <text:p>-188.131</text:p>
          </table:table-cell>
          <table:table-cell office:value-type="string" calcext:value-type="string">
            <text:p>-6.332206e-01)</text:p>
          </table:table-cell>
          <table:table-cell office:value-type="string" calcext:value-type="string">
            <text:p>(2.048538e-02</text:p>
          </table:table-cell>
          <table:table-cell office:value-type="float" office:value="5.956673" calcext:value-type="float">
            <text:p>5.956673</text:p>
          </table:table-cell>
          <table:table-cell office:value-type="string" calcext:value-type="string">
            <text:p>2.969952e-01))</text:p>
          </table:table-cell>
        </table:table-row>
        <table:table-row table:style-name="ro1">
          <table:table-cell office:value-type="float" office:value="0.789444" calcext:value-type="float">
            <text:p>0.789444</text:p>
          </table:table-cell>
          <table:table-cell office:value-type="string" calcext:value-type="string">
            <text:p>((-1.265553e+01</text:p>
          </table:table-cell>
          <table:table-cell office:value-type="float" office:value="-1.486904E-018" calcext:value-type="float">
            <text:p>-1.486904E-18</text:p>
          </table:table-cell>
          <table:table-cell office:value-type="string" calcext:value-type="string">
            <text:p>6.355851e+02)</text:p>
          </table:table-cell>
          <table:table-cell office:value-type="string" calcext:value-type="string">
            <text:p>(5.939699e+00</text:p>
          </table:table-cell>
          <table:table-cell office:value-type="float" office:value="-3.268814E-020" calcext:value-type="float">
            <text:p>-3.268814E-20</text:p>
          </table:table-cell>
          <table:table-cell office:value-type="string" calcext:value-type="string">
            <text:p>-4.102502e-01))</text:p>
          </table:table-cell>
          <table:table-cell office:value-type="string" calcext:value-type="string">
            <text:p>((-3.177926e+01</text:p>
          </table:table-cell>
          <table:table-cell office:value-type="float" office:value="-188.1033" calcext:value-type="float">
            <text:p>-188.1033</text:p>
          </table:table-cell>
          <table:table-cell office:value-type="string" calcext:value-type="string">
            <text:p>-6.327763e-01)</text:p>
          </table:table-cell>
          <table:table-cell office:value-type="string" calcext:value-type="string">
            <text:p>(2.051251e-02</text:p>
          </table:table-cell>
          <table:table-cell office:value-type="float" office:value="5.956524" calcext:value-type="float">
            <text:p>5.956524</text:p>
          </table:table-cell>
          <table:table-cell office:value-type="string" calcext:value-type="string">
            <text:p>2.969849e-01))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string" calcext:value-type="string">
            <text:p>((-1.264613e+01</text:p>
          </table:table-cell>
          <table:table-cell office:value-type="float" office:value="-1.493441E-018" calcext:value-type="float">
            <text:p>-1.493441E-18</text:p>
          </table:table-cell>
          <table:table-cell office:value-type="string" calcext:value-type="string">
            <text:p>6.354630e+02)</text:p>
          </table:table-cell>
          <table:table-cell office:value-type="string" calcext:value-type="string">
            <text:p>(5.939352e+00</text:p>
          </table:table-cell>
          <table:table-cell office:value-type="float" office:value="-3.219619E-020" calcext:value-type="float">
            <text:p>-3.219619E-20</text:p>
          </table:table-cell>
          <table:table-cell office:value-type="string" calcext:value-type="string">
            <text:p>-4.099683e-01))</text:p>
          </table:table-cell>
          <table:table-cell office:value-type="string" calcext:value-type="string">
            <text:p>((-3.177315e+01</text:p>
          </table:table-cell>
          <table:table-cell office:value-type="float" office:value="-188.0714" calcext:value-type="float">
            <text:p>-188.0714</text:p>
          </table:table-cell>
          <table:table-cell office:value-type="string" calcext:value-type="string">
            <text:p>-6.323066e-01)</text:p>
          </table:table-cell>
          <table:table-cell office:value-type="string" calcext:value-type="string">
            <text:p>(2.049842e-02</text:p>
          </table:table-cell>
          <table:table-cell office:value-type="float" office:value="5.956064" calcext:value-type="float">
            <text:p>5.956064</text:p>
          </table:table-cell>
          <table:table-cell office:value-type="string" calcext:value-type="string">
            <text:p>2.969676e-01))</text:p>
          </table:table-cell>
        </table:table-row>
        <table:table-row table:style-name="ro1">
          <table:table-cell office:value-type="float" office:value="0.790556" calcext:value-type="float">
            <text:p>0.790556</text:p>
          </table:table-cell>
          <table:table-cell office:value-type="string" calcext:value-type="string">
            <text:p>((-1.263917e+01</text:p>
          </table:table-cell>
          <table:table-cell office:value-type="float" office:value="-1.498504E-018" calcext:value-type="float">
            <text:p>-1.498504E-18</text:p>
          </table:table-cell>
          <table:table-cell office:value-type="string" calcext:value-type="string">
            <text:p>6.354123e+02)</text:p>
          </table:table-cell>
          <table:table-cell office:value-type="string" calcext:value-type="string">
            <text:p>(5.939012e+00</text:p>
          </table:table-cell>
          <table:table-cell office:value-type="float" office:value="-3.171793E-020" calcext:value-type="float">
            <text:p>-3.171793E-20</text:p>
          </table:table-cell>
          <table:table-cell office:value-type="string" calcext:value-type="string">
            <text:p>-4.090818e-01))</text:p>
          </table:table-cell>
          <table:table-cell office:value-type="string" calcext:value-type="string">
            <text:p>((-3.177062e+01</text:p>
          </table:table-cell>
          <table:table-cell office:value-type="float" office:value="-188.063" calcext:value-type="float">
            <text:p>-188.063</text:p>
          </table:table-cell>
          <table:table-cell office:value-type="string" calcext:value-type="string">
            <text:p>-6.319583e-01)</text:p>
          </table:table-cell>
          <table:table-cell office:value-type="string" calcext:value-type="string">
            <text:p>(2.045409e-02</text:p>
          </table:table-cell>
          <table:table-cell office:value-type="float" office:value="5.955492" calcext:value-type="float">
            <text:p>5.955492</text:p>
          </table:table-cell>
          <table:table-cell office:value-type="string" calcext:value-type="string">
            <text:p>2.969506e-01))</text:p>
          </table:table-cell>
        </table:table-row>
        <table:table-row table:style-name="ro1">
          <table:table-cell office:value-type="float" office:value="0.791111" calcext:value-type="float">
            <text:p>0.791111</text:p>
          </table:table-cell>
          <table:table-cell office:value-type="string" calcext:value-type="string">
            <text:p>((-1.262925e+01</text:p>
          </table:table-cell>
          <table:table-cell office:value-type="float" office:value="-1.506757E-018" calcext:value-type="float">
            <text:p>-1.506757E-18</text:p>
          </table:table-cell>
          <table:table-cell office:value-type="string" calcext:value-type="string">
            <text:p>6.352591e+02)</text:p>
          </table:table-cell>
          <table:table-cell office:value-type="string" calcext:value-type="string">
            <text:p>(5.938637e+00</text:p>
          </table:table-cell>
          <table:table-cell office:value-type="float" office:value="-3.121372E-020" calcext:value-type="float">
            <text:p>-3.121372E-20</text:p>
          </table:table-cell>
          <table:table-cell office:value-type="string" calcext:value-type="string">
            <text:p>-4.074737e-01))</text:p>
          </table:table-cell>
          <table:table-cell office:value-type="string" calcext:value-type="string">
            <text:p>((-3.176295e+01</text:p>
          </table:table-cell>
          <table:table-cell office:value-type="float" office:value="-188.0236" calcext:value-type="float">
            <text:p>-188.0236</text:p>
          </table:table-cell>
          <table:table-cell office:value-type="string" calcext:value-type="string">
            <text:p>-6.314624e-01)</text:p>
          </table:table-cell>
          <table:table-cell office:value-type="string" calcext:value-type="string">
            <text:p>(2.037368e-02</text:p>
          </table:table-cell>
          <table:table-cell office:value-type="float" office:value="5.954734" calcext:value-type="float">
            <text:p>5.954734</text:p>
          </table:table-cell>
          <table:table-cell office:value-type="string" calcext:value-type="string">
            <text:p>2.969318e-01))</text:p>
          </table:table-cell>
        </table:table-row>
        <table:table-row table:style-name="ro1">
          <table:table-cell office:value-type="float" office:value="0.791667" calcext:value-type="float">
            <text:p>0.791667</text:p>
          </table:table-cell>
          <table:table-cell office:value-type="string" calcext:value-type="string">
            <text:p>((-1.263472e+01</text:p>
          </table:table-cell>
          <table:table-cell office:value-type="float" office:value="-1.515592E-018" calcext:value-type="float">
            <text:p>-1.515592E-18</text:p>
          </table:table-cell>
          <table:table-cell office:value-type="string" calcext:value-type="string">
            <text:p>6.353073e+02)</text:p>
          </table:table-cell>
          <table:table-cell office:value-type="string" calcext:value-type="string">
            <text:p>(5.938666e+00</text:p>
          </table:table-cell>
          <table:table-cell office:value-type="float" office:value="-3.089071E-020" calcext:value-type="float">
            <text:p>-3.089071E-20</text:p>
          </table:table-cell>
          <table:table-cell office:value-type="string" calcext:value-type="string">
            <text:p>-4.055460e-01))</text:p>
          </table:table-cell>
          <table:table-cell office:value-type="string" calcext:value-type="string">
            <text:p>((-3.176536e+01</text:p>
          </table:table-cell>
          <table:table-cell office:value-type="float" office:value="-188.0313" calcext:value-type="float">
            <text:p>-188.0313</text:p>
          </table:table-cell>
          <table:table-cell office:value-type="string" calcext:value-type="string">
            <text:p>-6.317360e-01)</text:p>
          </table:table-cell>
          <table:table-cell office:value-type="string" calcext:value-type="string">
            <text:p>(2.027730e-02</text:p>
          </table:table-cell>
          <table:table-cell office:value-type="float" office:value="5.954328" calcext:value-type="float">
            <text:p>5.954328</text:p>
          </table:table-cell>
          <table:table-cell office:value-type="string" calcext:value-type="string">
            <text:p>2.969333e-01))</text:p>
          </table:table-cell>
        </table:table-row>
        <table:table-row table:style-name="ro1">
          <table:table-cell office:value-type="float" office:value="0.792222" calcext:value-type="float">
            <text:p>0.792222</text:p>
          </table:table-cell>
          <table:table-cell office:value-type="string" calcext:value-type="string">
            <text:p>((-1.264120e+01</text:p>
          </table:table-cell>
          <table:table-cell office:value-type="float" office:value="-1.524404E-018" calcext:value-type="float">
            <text:p>-1.524404E-18</text:p>
          </table:table-cell>
          <table:table-cell office:value-type="string" calcext:value-type="string">
            <text:p>6.353454e+02)</text:p>
          </table:table-cell>
          <table:table-cell office:value-type="string" calcext:value-type="string">
            <text:p>(5.939086e+00</text:p>
          </table:table-cell>
          <table:table-cell office:value-type="float" office:value="-3.070382E-020" calcext:value-type="float">
            <text:p>-3.070382E-20</text:p>
          </table:table-cell>
          <table:table-cell office:value-type="string" calcext:value-type="string">
            <text:p>-4.033996e-01))</text:p>
          </table:table-cell>
          <table:table-cell office:value-type="string" calcext:value-type="string">
            <text:p>((-3.176727e+01</text:p>
          </table:table-cell>
          <table:table-cell office:value-type="float" office:value="-188.0324" calcext:value-type="float">
            <text:p>-188.0324</text:p>
          </table:table-cell>
          <table:table-cell office:value-type="string" calcext:value-type="string">
            <text:p>-6.320602e-01)</text:p>
          </table:table-cell>
          <table:table-cell office:value-type="string" calcext:value-type="string">
            <text:p>(2.016998e-02</text:p>
          </table:table-cell>
          <table:table-cell office:value-type="float" office:value="5.954277" calcext:value-type="float">
            <text:p>5.954277</text:p>
          </table:table-cell>
          <table:table-cell office:value-type="string" calcext:value-type="string">
            <text:p>2.969543e-01))</text:p>
          </table:table-cell>
        </table:table-row>
        <table:table-row table:style-name="ro1">
          <table:table-cell office:value-type="float" office:value="0.792778" calcext:value-type="float">
            <text:p>0.792778</text:p>
          </table:table-cell>
          <table:table-cell office:value-type="string" calcext:value-type="string">
            <text:p>((-1.264708e+01</text:p>
          </table:table-cell>
          <table:table-cell office:value-type="float" office:value="-1.531173E-018" calcext:value-type="float">
            <text:p>-1.531173E-18</text:p>
          </table:table-cell>
          <table:table-cell office:value-type="string" calcext:value-type="string">
            <text:p>6.353836e+02)</text:p>
          </table:table-cell>
          <table:table-cell office:value-type="string" calcext:value-type="string">
            <text:p>(5.939801e+00</text:p>
          </table:table-cell>
          <table:table-cell office:value-type="float" office:value="-3.058231E-020" calcext:value-type="float">
            <text:p>-3.058231E-20</text:p>
          </table:table-cell>
          <table:table-cell office:value-type="string" calcext:value-type="string">
            <text:p>-4.010826e-01))</text:p>
          </table:table-cell>
          <table:table-cell office:value-type="string" calcext:value-type="string">
            <text:p>((-3.176918e+01</text:p>
          </table:table-cell>
          <table:table-cell office:value-type="float" office:value="-188.0312" calcext:value-type="float">
            <text:p>-188.0312</text:p>
          </table:table-cell>
          <table:table-cell office:value-type="string" calcext:value-type="string">
            <text:p>-6.323542e-01)</text:p>
          </table:table-cell>
          <table:table-cell office:value-type="string" calcext:value-type="string">
            <text:p>(2.005413e-02</text:p>
          </table:table-cell>
          <table:table-cell office:value-type="float" office:value="5.954496" calcext:value-type="float">
            <text:p>5.954496</text:p>
          </table:table-cell>
          <table:table-cell office:value-type="string" calcext:value-type="string">
            <text:p>2.969900e-01))</text:p>
          </table:table-cell>
        </table:table-row>
        <table:table-row table:style-name="ro1">
          <table:table-cell office:value-type="float" office:value="0.793333" calcext:value-type="float">
            <text:p>0.793333</text:p>
          </table:table-cell>
          <table:table-cell office:value-type="string" calcext:value-type="string">
            <text:p>((-1.265259e+01</text:p>
          </table:table-cell>
          <table:table-cell office:value-type="float" office:value="-1.536636E-018" calcext:value-type="float">
            <text:p>-1.536636E-18</text:p>
          </table:table-cell>
          <table:table-cell office:value-type="string" calcext:value-type="string">
            <text:p>6.354573e+02)</text:p>
          </table:table-cell>
          <table:table-cell office:value-type="string" calcext:value-type="string">
            <text:p>(5.940706e+00</text:p>
          </table:table-cell>
          <table:table-cell office:value-type="float" office:value="-3.049113E-020" calcext:value-type="float">
            <text:p>-3.049113E-20</text:p>
          </table:table-cell>
          <table:table-cell office:value-type="string" calcext:value-type="string">
            <text:p>-3.987212e-01))</text:p>
          </table:table-cell>
          <table:table-cell office:value-type="string" calcext:value-type="string">
            <text:p>((-3.177287e+01</text:p>
          </table:table-cell>
          <table:table-cell office:value-type="float" office:value="-188.0399" calcext:value-type="float">
            <text:p>-188.0399</text:p>
          </table:table-cell>
          <table:table-cell office:value-type="string" calcext:value-type="string">
            <text:p>-6.326297e-01)</text:p>
          </table:table-cell>
          <table:table-cell office:value-type="string" calcext:value-type="string">
            <text:p>(1.993606e-02</text:p>
          </table:table-cell>
          <table:table-cell office:value-type="float" office:value="5.954911" calcext:value-type="float">
            <text:p>5.954911</text:p>
          </table:table-cell>
          <table:table-cell office:value-type="string" calcext:value-type="string">
            <text:p>2.970353e-01))</text:p>
          </table:table-cell>
        </table:table-row>
        <table:table-row table:style-name="ro1">
          <table:table-cell office:value-type="float" office:value="0.793889" calcext:value-type="float">
            <text:p>0.793889</text:p>
          </table:table-cell>
          <table:table-cell office:value-type="string" calcext:value-type="string">
            <text:p>((-1.265711e+01</text:p>
          </table:table-cell>
          <table:table-cell office:value-type="float" office:value="-1.541732E-018" calcext:value-type="float">
            <text:p>-1.541732E-18</text:p>
          </table:table-cell>
          <table:table-cell office:value-type="string" calcext:value-type="string">
            <text:p>6.354867e+02)</text:p>
          </table:table-cell>
          <table:table-cell office:value-type="string" calcext:value-type="string">
            <text:p>(5.941643e+00</text:p>
          </table:table-cell>
          <table:table-cell office:value-type="float" office:value="-3.041157E-020" calcext:value-type="float">
            <text:p>-3.041157E-20</text:p>
          </table:table-cell>
          <table:table-cell office:value-type="string" calcext:value-type="string">
            <text:p>-3.962808e-01))</text:p>
          </table:table-cell>
          <table:table-cell office:value-type="string" calcext:value-type="string">
            <text:p>((-3.177434e+01</text:p>
          </table:table-cell>
          <table:table-cell office:value-type="float" office:value="-188.0369" calcext:value-type="float">
            <text:p>-188.0369</text:p>
          </table:table-cell>
          <table:table-cell office:value-type="string" calcext:value-type="string">
            <text:p>-6.328554e-01)</text:p>
          </table:table-cell>
          <table:table-cell office:value-type="string" calcext:value-type="string">
            <text:p>(1.981404e-02</text:p>
          </table:table-cell>
          <table:table-cell office:value-type="float" office:value="5.955349" calcext:value-type="float">
            <text:p>5.955349</text:p>
          </table:table-cell>
          <table:table-cell office:value-type="string" calcext:value-type="string">
            <text:p>2.970821e-01))</text:p>
          </table:table-cell>
        </table:table-row>
        <table:table-row table:style-name="ro1">
          <table:table-cell office:value-type="float" office:value="0.794444" calcext:value-type="float">
            <text:p>0.794444</text:p>
          </table:table-cell>
          <table:table-cell office:value-type="string" calcext:value-type="string">
            <text:p>((-1.266194e+01</text:p>
          </table:table-cell>
          <table:table-cell office:value-type="float" office:value="-1.546309E-018" calcext:value-type="float">
            <text:p>-1.546309E-18</text:p>
          </table:table-cell>
          <table:table-cell office:value-type="string" calcext:value-type="string">
            <text:p>6.355520e+02)</text:p>
          </table:table-cell>
          <table:table-cell office:value-type="string" calcext:value-type="string">
            <text:p>(5.942520e+00</text:p>
          </table:table-cell>
          <table:table-cell office:value-type="float" office:value="-3.032774E-020" calcext:value-type="float">
            <text:p>-3.032774E-20</text:p>
          </table:table-cell>
          <table:table-cell office:value-type="string" calcext:value-type="string">
            <text:p>-3.938218e-01))</text:p>
          </table:table-cell>
          <table:table-cell office:value-type="string" calcext:value-type="string">
            <text:p>((-3.177760e+01</text:p>
          </table:table-cell>
          <table:table-cell office:value-type="float" office:value="-188.0449" calcext:value-type="float">
            <text:p>-188.0449</text:p>
          </table:table-cell>
          <table:table-cell office:value-type="string" calcext:value-type="string">
            <text:p>-6.330971e-01)</text:p>
          </table:table-cell>
          <table:table-cell office:value-type="string" calcext:value-type="string">
            <text:p>(1.969109e-02</text:p>
          </table:table-cell>
          <table:table-cell office:value-type="float" office:value="5.95573" calcext:value-type="float">
            <text:p>5.95573</text:p>
          </table:table-cell>
          <table:table-cell office:value-type="string" calcext:value-type="string">
            <text:p>2.971260e-01))</text:p>
          </table:table-cell>
        </table:table-row>
        <table:table-row table:style-name="ro1">
          <table:table-cell office:value-type="float" office:value="0.795" calcext:value-type="float">
            <text:p>0.795</text:p>
          </table:table-cell>
          <table:table-cell office:value-type="string" calcext:value-type="string">
            <text:p>((-1.266524e+01</text:p>
          </table:table-cell>
          <table:table-cell office:value-type="float" office:value="-1.547828E-018" calcext:value-type="float">
            <text:p>-1.547828E-18</text:p>
          </table:table-cell>
          <table:table-cell office:value-type="string" calcext:value-type="string">
            <text:p>6.356636e+02)</text:p>
          </table:table-cell>
          <table:table-cell office:value-type="string" calcext:value-type="string">
            <text:p>(5.943321e+00</text:p>
          </table:table-cell>
          <table:table-cell office:value-type="float" office:value="-3.024821E-020" calcext:value-type="float">
            <text:p>-3.024821E-20</text:p>
          </table:table-cell>
          <table:table-cell office:value-type="string" calcext:value-type="string">
            <text:p>-3.913829e-01))</text:p>
          </table:table-cell>
          <table:table-cell office:value-type="string" calcext:value-type="string">
            <text:p>((-3.178318e+01</text:p>
          </table:table-cell>
          <table:table-cell office:value-type="float" office:value="-188.0718" calcext:value-type="float">
            <text:p>-188.0718</text:p>
          </table:table-cell>
          <table:table-cell office:value-type="string" calcext:value-type="string">
            <text:p>-6.332620e-01)</text:p>
          </table:table-cell>
          <table:table-cell office:value-type="string" calcext:value-type="string">
            <text:p>(1.956915e-02</text:p>
          </table:table-cell>
          <table:table-cell office:value-type="float" office:value="5.95605" calcext:value-type="float">
            <text:p>5.95605</text:p>
          </table:table-cell>
          <table:table-cell office:value-type="string" calcext:value-type="string">
            <text:p>2.971661e-01))</text:p>
          </table:table-cell>
        </table:table-row>
        <table:table-row table:style-name="ro1">
          <table:table-cell office:value-type="float" office:value="0.795556" calcext:value-type="float">
            <text:p>0.795556</text:p>
          </table:table-cell>
          <table:table-cell office:value-type="string" calcext:value-type="string">
            <text:p>((-1.266391e+01</text:p>
          </table:table-cell>
          <table:table-cell office:value-type="float" office:value="-1.550418E-018" calcext:value-type="float">
            <text:p>-1.550418E-18</text:p>
          </table:table-cell>
          <table:table-cell office:value-type="string" calcext:value-type="string">
            <text:p>6.357924e+02)</text:p>
          </table:table-cell>
          <table:table-cell office:value-type="string" calcext:value-type="string">
            <text:p>(5.944011e+00</text:p>
          </table:table-cell>
          <table:table-cell office:value-type="float" office:value="-3.018676E-020" calcext:value-type="float">
            <text:p>-3.018676E-20</text:p>
          </table:table-cell>
          <table:table-cell office:value-type="string" calcext:value-type="string">
            <text:p>-3.889227e-01))</text:p>
          </table:table-cell>
          <table:table-cell office:value-type="string" calcext:value-type="string">
            <text:p>((-3.178962e+01</text:p>
          </table:table-cell>
          <table:table-cell office:value-type="float" office:value="-188.1156" calcext:value-type="float">
            <text:p>-188.1156</text:p>
          </table:table-cell>
          <table:table-cell office:value-type="string" calcext:value-type="string">
            <text:p>-6.331955e-01)</text:p>
          </table:table-cell>
          <table:table-cell office:value-type="string" calcext:value-type="string">
            <text:p>(1.944613e-02</text:p>
          </table:table-cell>
          <table:table-cell office:value-type="float" office:value="5.956259" calcext:value-type="float">
            <text:p>5.956259</text:p>
          </table:table-cell>
          <table:table-cell office:value-type="string" calcext:value-type="string">
            <text:p>2.972006e-01))</text:p>
          </table:table-cell>
        </table:table-row>
        <table:table-row table:style-name="ro1">
          <table:table-cell office:value-type="float" office:value="0.796111" calcext:value-type="float">
            <text:p>0.796111</text:p>
          </table:table-cell>
          <table:table-cell office:value-type="string" calcext:value-type="string">
            <text:p>((-1.266071e+01</text:p>
          </table:table-cell>
          <table:table-cell office:value-type="float" office:value="-1.561358E-018" calcext:value-type="float">
            <text:p>-1.561358E-18</text:p>
          </table:table-cell>
          <table:table-cell office:value-type="string" calcext:value-type="string">
            <text:p>6.359133e+02)</text:p>
          </table:table-cell>
          <table:table-cell office:value-type="string" calcext:value-type="string">
            <text:p>(5.944566e+00</text:p>
          </table:table-cell>
          <table:table-cell office:value-type="float" office:value="-3.001337E-020" calcext:value-type="float">
            <text:p>-3.001337E-20</text:p>
          </table:table-cell>
          <table:table-cell office:value-type="string" calcext:value-type="string">
            <text:p>-3.865672e-01))</text:p>
          </table:table-cell>
          <table:table-cell office:value-type="string" calcext:value-type="string">
            <text:p>((-3.179566e+01</text:p>
          </table:table-cell>
          <table:table-cell office:value-type="float" office:value="-188.1608" calcext:value-type="float">
            <text:p>-188.1608</text:p>
          </table:table-cell>
          <table:table-cell office:value-type="string" calcext:value-type="string">
            <text:p>-6.330353e-01)</text:p>
          </table:table-cell>
          <table:table-cell office:value-type="string" calcext:value-type="string">
            <text:p>(1.932836e-02</text:p>
          </table:table-cell>
          <table:table-cell office:value-type="float" office:value="5.956353" calcext:value-type="float">
            <text:p>5.956353</text:p>
          </table:table-cell>
          <table:table-cell office:value-type="string" calcext:value-type="string">
            <text:p>2.972283e-01))</text:p>
          </table:table-cell>
        </table:table-row>
        <table:table-row table:style-name="ro1">
          <table:table-cell office:value-type="float" office:value="0.796667" calcext:value-type="float">
            <text:p>0.796667</text:p>
          </table:table-cell>
          <table:table-cell office:value-type="string" calcext:value-type="string">
            <text:p>((-1.265861e+01</text:p>
          </table:table-cell>
          <table:table-cell office:value-type="float" office:value="-1.573901E-018" calcext:value-type="float">
            <text:p>-1.573901E-18</text:p>
          </table:table-cell>
          <table:table-cell office:value-type="string" calcext:value-type="string">
            <text:p>6.359807e+02)</text:p>
          </table:table-cell>
          <table:table-cell office:value-type="string" calcext:value-type="string">
            <text:p>(5.944940e+00</text:p>
          </table:table-cell>
          <table:table-cell office:value-type="float" office:value="-2.966137E-020" calcext:value-type="float">
            <text:p>-2.966137E-20</text:p>
          </table:table-cell>
          <table:table-cell office:value-type="string" calcext:value-type="string">
            <text:p>-3.843374e-01))</text:p>
          </table:table-cell>
          <table:table-cell office:value-type="string" calcext:value-type="string">
            <text:p>((-3.179903e+01</text:p>
          </table:table-cell>
          <table:table-cell office:value-type="float" office:value="-188.1829" calcext:value-type="float">
            <text:p>-188.1829</text:p>
          </table:table-cell>
          <table:table-cell office:value-type="string" calcext:value-type="string">
            <text:p>-6.329306e-01)</text:p>
          </table:table-cell>
          <table:table-cell office:value-type="string" calcext:value-type="string">
            <text:p>(1.921687e-02</text:p>
          </table:table-cell>
          <table:table-cell office:value-type="float" office:value="5.956281" calcext:value-type="float">
            <text:p>5.956281</text:p>
          </table:table-cell>
          <table:table-cell office:value-type="string" calcext:value-type="string">
            <text:p>2.972470e-01))</text:p>
          </table:table-cell>
        </table:table-row>
        <table:table-row table:style-name="ro1">
          <table:table-cell office:value-type="float" office:value="0.797222" calcext:value-type="float">
            <text:p>0.797222</text:p>
          </table:table-cell>
          <table:table-cell office:value-type="string" calcext:value-type="string">
            <text:p>((-1.265853e+01</text:p>
          </table:table-cell>
          <table:table-cell office:value-type="float" office:value="-1.582625E-018" calcext:value-type="float">
            <text:p>-1.582625E-18</text:p>
          </table:table-cell>
          <table:table-cell office:value-type="string" calcext:value-type="string">
            <text:p>6.360105e+02)</text:p>
          </table:table-cell>
          <table:table-cell office:value-type="string" calcext:value-type="string">
            <text:p>(5.945097e+00</text:p>
          </table:table-cell>
          <table:table-cell office:value-type="float" office:value="-2.927132E-020" calcext:value-type="float">
            <text:p>-2.927132E-20</text:p>
          </table:table-cell>
          <table:table-cell office:value-type="string" calcext:value-type="string">
            <text:p>-3.820558e-01))</text:p>
          </table:table-cell>
          <table:table-cell office:value-type="string" calcext:value-type="string">
            <text:p>((-3.180053e+01</text:p>
          </table:table-cell>
          <table:table-cell office:value-type="float" office:value="-188.1838" calcext:value-type="float">
            <text:p>-188.1838</text:p>
          </table:table-cell>
          <table:table-cell office:value-type="string" calcext:value-type="string">
            <text:p>-6.329267e-01)</text:p>
          </table:table-cell>
          <table:table-cell office:value-type="string" calcext:value-type="string">
            <text:p>(1.910279e-02</text:p>
          </table:table-cell>
          <table:table-cell office:value-type="float" office:value="5.955977" calcext:value-type="float">
            <text:p>5.955977</text:p>
          </table:table-cell>
          <table:table-cell office:value-type="string" calcext:value-type="string">
            <text:p>2.972549e-01))</text:p>
          </table:table-cell>
        </table:table-row>
        <table:table-row table:style-name="ro1">
          <table:table-cell office:value-type="float" office:value="0.797778" calcext:value-type="float">
            <text:p>0.797778</text:p>
          </table:table-cell>
          <table:table-cell office:value-type="string" calcext:value-type="string">
            <text:p>((-1.266029e+01</text:p>
          </table:table-cell>
          <table:table-cell office:value-type="float" office:value="-1.586968E-018" calcext:value-type="float">
            <text:p>-1.586968E-18</text:p>
          </table:table-cell>
          <table:table-cell office:value-type="string" calcext:value-type="string">
            <text:p>6.360253e+02)</text:p>
          </table:table-cell>
          <table:table-cell office:value-type="string" calcext:value-type="string">
            <text:p>(5.945005e+00</text:p>
          </table:table-cell>
          <table:table-cell office:value-type="float" office:value="-2.887624E-020" calcext:value-type="float">
            <text:p>-2.887624E-20</text:p>
          </table:table-cell>
          <table:table-cell office:value-type="string" calcext:value-type="string">
            <text:p>-3.796886e-01))</text:p>
          </table:table-cell>
          <table:table-cell office:value-type="string" calcext:value-type="string">
            <text:p>((-3.180126e+01</text:p>
          </table:table-cell>
          <table:table-cell office:value-type="float" office:value="-188.1734" calcext:value-type="float">
            <text:p>-188.1734</text:p>
          </table:table-cell>
          <table:table-cell office:value-type="string" calcext:value-type="string">
            <text:p>-6.330147e-01)</text:p>
          </table:table-cell>
          <table:table-cell office:value-type="string" calcext:value-type="string">
            <text:p>(1.898443e-02</text:p>
          </table:table-cell>
          <table:table-cell office:value-type="float" office:value="5.9554" calcext:value-type="float">
            <text:p>5.9554</text:p>
          </table:table-cell>
          <table:table-cell office:value-type="string" calcext:value-type="string">
            <text:p>2.972502e-01))</text:p>
          </table:table-cell>
        </table:table-row>
        <table:table-row table:style-name="ro1">
          <table:table-cell office:value-type="float" office:value="0.798333" calcext:value-type="float">
            <text:p>0.798333</text:p>
          </table:table-cell>
          <table:table-cell office:value-type="string" calcext:value-type="string">
            <text:p>((-1.266281e+01</text:p>
          </table:table-cell>
          <table:table-cell office:value-type="float" office:value="-1.588953E-018" calcext:value-type="float">
            <text:p>-1.588953E-18</text:p>
          </table:table-cell>
          <table:table-cell office:value-type="string" calcext:value-type="string">
            <text:p>6.360298e+02)</text:p>
          </table:table-cell>
          <table:table-cell office:value-type="string" calcext:value-type="string">
            <text:p>(5.944623e+00</text:p>
          </table:table-cell>
          <table:table-cell office:value-type="float" office:value="-2.847206E-020" calcext:value-type="float">
            <text:p>-2.847206E-20</text:p>
          </table:table-cell>
          <table:table-cell office:value-type="string" calcext:value-type="string">
            <text:p>-3.771798e-01))</text:p>
          </table:table-cell>
          <table:table-cell office:value-type="string" calcext:value-type="string">
            <text:p>((-3.180149e+01</text:p>
          </table:table-cell>
          <table:table-cell office:value-type="float" office:value="-188.1582" calcext:value-type="float">
            <text:p>-188.1582</text:p>
          </table:table-cell>
          <table:table-cell office:value-type="string" calcext:value-type="string">
            <text:p>-6.331403e-01)</text:p>
          </table:table-cell>
          <table:table-cell office:value-type="string" calcext:value-type="string">
            <text:p>(1.885899e-02</text:p>
          </table:table-cell>
          <table:table-cell office:value-type="float" office:value="5.954502" calcext:value-type="float">
            <text:p>5.954502</text:p>
          </table:table-cell>
          <table:table-cell office:value-type="string" calcext:value-type="string">
            <text:p>2.972311e-01))</text:p>
          </table:table-cell>
        </table:table-row>
        <table:table-row table:style-name="ro1">
          <table:table-cell office:value-type="float" office:value="0.798889" calcext:value-type="float">
            <text:p>0.798889</text:p>
          </table:table-cell>
          <table:table-cell office:value-type="string" calcext:value-type="string">
            <text:p>((-1.266599e+01</text:p>
          </table:table-cell>
          <table:table-cell office:value-type="float" office:value="-1.590437E-018" calcext:value-type="float">
            <text:p>-1.590437E-18</text:p>
          </table:table-cell>
          <table:table-cell office:value-type="string" calcext:value-type="string">
            <text:p>6.360354e+02)</text:p>
          </table:table-cell>
          <table:table-cell office:value-type="string" calcext:value-type="string">
            <text:p>(5.943941e+00</text:p>
          </table:table-cell>
          <table:table-cell office:value-type="float" office:value="-2.806285E-020" calcext:value-type="float">
            <text:p>-2.806285E-20</text:p>
          </table:table-cell>
          <table:table-cell office:value-type="string" calcext:value-type="string">
            <text:p>-3.744825e-01))</text:p>
          </table:table-cell>
          <table:table-cell office:value-type="string" calcext:value-type="string">
            <text:p>((-3.180177e+01</text:p>
          </table:table-cell>
          <table:table-cell office:value-type="float" office:value="-188.1451" calcext:value-type="float">
            <text:p>-188.1451</text:p>
          </table:table-cell>
          <table:table-cell office:value-type="string" calcext:value-type="string">
            <text:p>-6.332996e-01)</text:p>
          </table:table-cell>
          <table:table-cell office:value-type="string" calcext:value-type="string">
            <text:p>(1.872413e-02</text:p>
          </table:table-cell>
          <table:table-cell office:value-type="float" office:value="5.953251" calcext:value-type="float">
            <text:p>5.953251</text:p>
          </table:table-cell>
          <table:table-cell office:value-type="string" calcext:value-type="string">
            <text:p>2.971970e-01))</text:p>
          </table:table-cell>
        </table:table-row>
        <table:table-row table:style-name="ro1">
          <table:table-cell office:value-type="float" office:value="0.799444" calcext:value-type="float">
            <text:p>0.799444</text:p>
          </table:table-cell>
          <table:table-cell office:value-type="string" calcext:value-type="string">
            <text:p>((-1.266983e+01</text:p>
          </table:table-cell>
          <table:table-cell office:value-type="float" office:value="-1.592337E-018" calcext:value-type="float">
            <text:p>-1.592337E-18</text:p>
          </table:table-cell>
          <table:table-cell office:value-type="string" calcext:value-type="string">
            <text:p>6.360454e+02)</text:p>
          </table:table-cell>
          <table:table-cell office:value-type="string" calcext:value-type="string">
            <text:p>(5.943023e+00</text:p>
          </table:table-cell>
          <table:table-cell office:value-type="float" office:value="-2.764913E-020" calcext:value-type="float">
            <text:p>-2.764913E-20</text:p>
          </table:table-cell>
          <table:table-cell office:value-type="string" calcext:value-type="string">
            <text:p>-3.715476e-01))</text:p>
          </table:table-cell>
          <table:table-cell office:value-type="string" calcext:value-type="string">
            <text:p>((-3.180227e+01</text:p>
          </table:table-cell>
          <table:table-cell office:value-type="float" office:value="-188.136" calcext:value-type="float">
            <text:p>-188.136</text:p>
          </table:table-cell>
          <table:table-cell office:value-type="string" calcext:value-type="string">
            <text:p>-6.334914e-01)</text:p>
          </table:table-cell>
          <table:table-cell office:value-type="string" calcext:value-type="string">
            <text:p>(1.857738e-02</text:p>
          </table:table-cell>
          <table:table-cell office:value-type="float" office:value="5.951693" calcext:value-type="float">
            <text:p>5.951693</text:p>
          </table:table-cell>
          <table:table-cell office:value-type="string" calcext:value-type="string">
            <text:p>2.971511e-01))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string" calcext:value-type="string">
            <text:p>((-1.267374e+01</text:p>
          </table:table-cell>
          <table:table-cell office:value-type="float" office:value="-1.594217E-018" calcext:value-type="float">
            <text:p>-1.594217E-18</text:p>
          </table:table-cell>
          <table:table-cell office:value-type="string" calcext:value-type="string">
            <text:p>6.360641e+02)</text:p>
          </table:table-cell>
          <table:table-cell office:value-type="string" calcext:value-type="string">
            <text:p>(5.941887e+00</text:p>
          </table:table-cell>
          <table:table-cell office:value-type="float" office:value="-2.722982E-020" calcext:value-type="float">
            <text:p>-2.722982E-20</text:p>
          </table:table-cell>
          <table:table-cell office:value-type="string" calcext:value-type="string">
            <text:p>-3.683628e-01))</text:p>
          </table:table-cell>
          <table:table-cell office:value-type="string" calcext:value-type="string">
            <text:p>((-3.180320e+01</text:p>
          </table:table-cell>
          <table:table-cell office:value-type="float" office:value="-188.1329" calcext:value-type="float">
            <text:p>-188.1329</text:p>
          </table:table-cell>
          <table:table-cell office:value-type="string" calcext:value-type="string">
            <text:p>-6.336868e-01)</text:p>
          </table:table-cell>
          <table:table-cell office:value-type="string" calcext:value-type="string">
            <text:p>(1.841814e-02</text:p>
          </table:table-cell>
          <table:table-cell office:value-type="float" office:value="5.949846" calcext:value-type="float">
            <text:p>5.949846</text:p>
          </table:table-cell>
          <table:table-cell office:value-type="string" calcext:value-type="string">
            <text:p>2.970944e-01))</text:p>
          </table:table-cell>
        </table:table-row>
        <table:table-row table:style-name="ro1">
          <table:table-cell office:value-type="float" office:value="0.800556" calcext:value-type="float">
            <text:p>0.800556</text:p>
          </table:table-cell>
          <table:table-cell office:value-type="string" calcext:value-type="string">
            <text:p>((-1.267864e+01</text:p>
          </table:table-cell>
          <table:table-cell office:value-type="float" office:value="-1.597535E-018" calcext:value-type="float">
            <text:p>-1.597535E-18</text:p>
          </table:table-cell>
          <table:table-cell office:value-type="string" calcext:value-type="string">
            <text:p>6.360759e+02)</text:p>
          </table:table-cell>
          <table:table-cell office:value-type="string" calcext:value-type="string">
            <text:p>(5.940571e+00</text:p>
          </table:table-cell>
          <table:table-cell office:value-type="float" office:value="-2.679121E-020" calcext:value-type="float">
            <text:p>-2.679121E-20</text:p>
          </table:table-cell>
          <table:table-cell office:value-type="string" calcext:value-type="string">
            <text:p>-3.649262e-01))</text:p>
          </table:table-cell>
          <table:table-cell office:value-type="string" calcext:value-type="string">
            <text:p>((-3.180379e+01</text:p>
          </table:table-cell>
          <table:table-cell office:value-type="float" office:value="-188.1269" calcext:value-type="float">
            <text:p>-188.1269</text:p>
          </table:table-cell>
          <table:table-cell office:value-type="string" calcext:value-type="string">
            <text:p>-6.339319e-01)</text:p>
          </table:table-cell>
          <table:table-cell office:value-type="string" calcext:value-type="string">
            <text:p>(1.824631e-02</text:p>
          </table:table-cell>
          <table:table-cell office:value-type="float" office:value="5.947749" calcext:value-type="float">
            <text:p>5.947749</text:p>
          </table:table-cell>
          <table:table-cell office:value-type="string" calcext:value-type="string">
            <text:p>2.970285e-01))</text:p>
          </table:table-cell>
        </table:table-row>
        <table:table-row table:style-name="ro1">
          <table:table-cell office:value-type="float" office:value="0.801111" calcext:value-type="float">
            <text:p>0.801111</text:p>
          </table:table-cell>
          <table:table-cell office:value-type="string" calcext:value-type="string">
            <text:p>((-1.268377e+01</text:p>
          </table:table-cell>
          <table:table-cell office:value-type="float" office:value="-1.599418E-018" calcext:value-type="float">
            <text:p>-1.599418E-18</text:p>
          </table:table-cell>
          <table:table-cell office:value-type="string" calcext:value-type="string">
            <text:p>6.360864e+02)</text:p>
          </table:table-cell>
          <table:table-cell office:value-type="string" calcext:value-type="string">
            <text:p>(5.939095e+00</text:p>
          </table:table-cell>
          <table:table-cell office:value-type="float" office:value="-2.634186E-020" calcext:value-type="float">
            <text:p>-2.634186E-20</text:p>
          </table:table-cell>
          <table:table-cell office:value-type="string" calcext:value-type="string">
            <text:p>-3.612388e-01))</text:p>
          </table:table-cell>
          <table:table-cell office:value-type="string" calcext:value-type="string">
            <text:p>((-3.180432e+01</text:p>
          </table:table-cell>
          <table:table-cell office:value-type="float" office:value="-188.1196" calcext:value-type="float">
            <text:p>-188.1196</text:p>
          </table:table-cell>
          <table:table-cell office:value-type="string" calcext:value-type="string">
            <text:p>-6.341884e-01)</text:p>
          </table:table-cell>
          <table:table-cell office:value-type="string" calcext:value-type="string">
            <text:p>(1.806194e-02</text:p>
          </table:table-cell>
          <table:table-cell office:value-type="float" office:value="5.94543" calcext:value-type="float">
            <text:p>5.94543</text:p>
          </table:table-cell>
          <table:table-cell office:value-type="string" calcext:value-type="string">
            <text:p>2.969547e-01))</text:p>
          </table:table-cell>
        </table:table-row>
        <table:table-row table:style-name="ro1">
          <table:table-cell office:value-type="float" office:value="0.801667" calcext:value-type="float">
            <text:p>0.801667</text:p>
          </table:table-cell>
          <table:table-cell office:value-type="string" calcext:value-type="string">
            <text:p>((-1.268835e+01</text:p>
          </table:table-cell>
          <table:table-cell office:value-type="float" office:value="-1.600153E-018" calcext:value-type="float">
            <text:p>-1.600153E-18</text:p>
          </table:table-cell>
          <table:table-cell office:value-type="string" calcext:value-type="string">
            <text:p>6.360995e+02)</text:p>
          </table:table-cell>
          <table:table-cell office:value-type="string" calcext:value-type="string">
            <text:p>(5.937434e+00</text:p>
          </table:table-cell>
          <table:table-cell office:value-type="float" office:value="-2.589294E-020" calcext:value-type="float">
            <text:p>-2.589294E-20</text:p>
          </table:table-cell>
          <table:table-cell office:value-type="string" calcext:value-type="string">
            <text:p>-3.572949e-01))</text:p>
          </table:table-cell>
          <table:table-cell office:value-type="string" calcext:value-type="string">
            <text:p>((-3.180497e+01</text:p>
          </table:table-cell>
          <table:table-cell office:value-type="float" office:value="-188.1132" calcext:value-type="float">
            <text:p>-188.1132</text:p>
          </table:table-cell>
          <table:table-cell office:value-type="string" calcext:value-type="string">
            <text:p>-6.344173e-01)</text:p>
          </table:table-cell>
          <table:table-cell office:value-type="string" calcext:value-type="string">
            <text:p>(1.786475e-02</text:p>
          </table:table-cell>
          <table:table-cell office:value-type="float" office:value="5.942865" calcext:value-type="float">
            <text:p>5.942865</text:p>
          </table:table-cell>
          <table:table-cell office:value-type="string" calcext:value-type="string">
            <text:p>2.968717e-01))</text:p>
          </table:table-cell>
        </table:table-row>
        <table:table-row table:style-name="ro1">
          <table:table-cell office:value-type="float" office:value="0.802222" calcext:value-type="float">
            <text:p>0.802222</text:p>
          </table:table-cell>
          <table:table-cell office:value-type="string" calcext:value-type="string">
            <text:p>((-1.269192e+01</text:p>
          </table:table-cell>
          <table:table-cell office:value-type="float" office:value="-1.600487E-018" calcext:value-type="float">
            <text:p>-1.600487E-18</text:p>
          </table:table-cell>
          <table:table-cell office:value-type="string" calcext:value-type="string">
            <text:p>6.361158e+02)</text:p>
          </table:table-cell>
          <table:table-cell office:value-type="string" calcext:value-type="string">
            <text:p>(5.935581e+00</text:p>
          </table:table-cell>
          <table:table-cell office:value-type="float" office:value="-2.543342E-020" calcext:value-type="float">
            <text:p>-2.543342E-20</text:p>
          </table:table-cell>
          <table:table-cell office:value-type="string" calcext:value-type="string">
            <text:p>-3.531069e-01))</text:p>
          </table:table-cell>
          <table:table-cell office:value-type="string" calcext:value-type="string">
            <text:p>((-3.180579e+01</text:p>
          </table:table-cell>
          <table:table-cell office:value-type="float" office:value="-188.1084" calcext:value-type="float">
            <text:p>-188.1084</text:p>
          </table:table-cell>
          <table:table-cell office:value-type="string" calcext:value-type="string">
            <text:p>-6.345959e-01)</text:p>
          </table:table-cell>
          <table:table-cell office:value-type="string" calcext:value-type="string">
            <text:p>(1.765535e-02</text:p>
          </table:table-cell>
          <table:table-cell office:value-type="float" office:value="5.94005" calcext:value-type="float">
            <text:p>5.94005</text:p>
          </table:table-cell>
          <table:table-cell office:value-type="string" calcext:value-type="string">
            <text:p>2.967790e-01))</text:p>
          </table:table-cell>
        </table:table-row>
        <table:table-row table:style-name="ro1">
          <table:table-cell office:value-type="float" office:value="0.802778" calcext:value-type="float">
            <text:p>0.802778</text:p>
          </table:table-cell>
          <table:table-cell office:value-type="string" calcext:value-type="string">
            <text:p>((-1.269421e+01</text:p>
          </table:table-cell>
          <table:table-cell office:value-type="float" office:value="-1.601544E-018" calcext:value-type="float">
            <text:p>-1.601544E-18</text:p>
          </table:table-cell>
          <table:table-cell office:value-type="string" calcext:value-type="string">
            <text:p>6.361381e+02)</text:p>
          </table:table-cell>
          <table:table-cell office:value-type="string" calcext:value-type="string">
            <text:p>(5.933534e+00</text:p>
          </table:table-cell>
          <table:table-cell office:value-type="float" office:value="-2.494493E-020" calcext:value-type="float">
            <text:p>-2.494493E-20</text:p>
          </table:table-cell>
          <table:table-cell office:value-type="string" calcext:value-type="string">
            <text:p>-3.487085e-01))</text:p>
          </table:table-cell>
          <table:table-cell office:value-type="string" calcext:value-type="string">
            <text:p>((-3.180690e+01</text:p>
          </table:table-cell>
          <table:table-cell office:value-type="float" office:value="-188.107" calcext:value-type="float">
            <text:p>-188.107</text:p>
          </table:table-cell>
          <table:table-cell office:value-type="string" calcext:value-type="string">
            <text:p>-6.347107e-01)</text:p>
          </table:table-cell>
          <table:table-cell office:value-type="string" calcext:value-type="string">
            <text:p>(1.743543e-02</text:p>
          </table:table-cell>
          <table:table-cell office:value-type="float" office:value="5.936993" calcext:value-type="float">
            <text:p>5.936993</text:p>
          </table:table-cell>
          <table:table-cell office:value-type="string" calcext:value-type="string">
            <text:p>2.966767e-01))</text:p>
          </table:table-cell>
        </table:table-row>
        <table:table-row table:style-name="ro1">
          <table:table-cell office:value-type="float" office:value="0.803333" calcext:value-type="float">
            <text:p>0.803333</text:p>
          </table:table-cell>
          <table:table-cell office:value-type="string" calcext:value-type="string">
            <text:p>((-1.269467e+01</text:p>
          </table:table-cell>
          <table:table-cell office:value-type="float" office:value="-1.602871E-018" calcext:value-type="float">
            <text:p>-1.602871E-18</text:p>
          </table:table-cell>
          <table:table-cell office:value-type="string" calcext:value-type="string">
            <text:p>6.361711e+02)</text:p>
          </table:table-cell>
          <table:table-cell office:value-type="string" calcext:value-type="string">
            <text:p>(5.931303e+00</text:p>
          </table:table-cell>
          <table:table-cell office:value-type="float" office:value="-2.443561E-020" calcext:value-type="float">
            <text:p>-2.443561E-20</text:p>
          </table:table-cell>
          <table:table-cell office:value-type="string" calcext:value-type="string">
            <text:p>-3.440450e-01))</text:p>
          </table:table-cell>
          <table:table-cell office:value-type="string" calcext:value-type="string">
            <text:p>((-3.180856e+01</text:p>
          </table:table-cell>
          <table:table-cell office:value-type="float" office:value="-188.1118" calcext:value-type="float">
            <text:p>-188.1118</text:p>
          </table:table-cell>
          <table:table-cell office:value-type="string" calcext:value-type="string">
            <text:p>-6.347334e-01)</text:p>
          </table:table-cell>
          <table:table-cell office:value-type="string" calcext:value-type="string">
            <text:p>(1.720225e-02</text:p>
          </table:table-cell>
          <table:table-cell office:value-type="float" office:value="5.933696" calcext:value-type="float">
            <text:p>5.933696</text:p>
          </table:table-cell>
          <table:table-cell office:value-type="string" calcext:value-type="string">
            <text:p>2.965652e-01))</text:p>
          </table:table-cell>
        </table:table-row>
        <table:table-row table:style-name="ro1">
          <table:table-cell office:value-type="float" office:value="0.803889" calcext:value-type="float">
            <text:p>0.803889</text:p>
          </table:table-cell>
          <table:table-cell office:value-type="string" calcext:value-type="string">
            <text:p>((-1.269331e+01</text:p>
          </table:table-cell>
          <table:table-cell office:value-type="float" office:value="-1.604974E-018" calcext:value-type="float">
            <text:p>-1.604974E-18</text:p>
          </table:table-cell>
          <table:table-cell office:value-type="string" calcext:value-type="string">
            <text:p>6.362114e+02)</text:p>
          </table:table-cell>
          <table:table-cell office:value-type="string" calcext:value-type="string">
            <text:p>(5.928655e+00</text:p>
          </table:table-cell>
          <table:table-cell office:value-type="float" office:value="-2.472977E-020" calcext:value-type="float">
            <text:p>-2.472977E-20</text:p>
          </table:table-cell>
          <table:table-cell office:value-type="string" calcext:value-type="string">
            <text:p>-3.390174e-01))</text:p>
          </table:table-cell>
          <table:table-cell office:value-type="string" calcext:value-type="string">
            <text:p>((-3.181057e+01</text:p>
          </table:table-cell>
          <table:table-cell office:value-type="float" office:value="-188.1214" calcext:value-type="float">
            <text:p>-188.1214</text:p>
          </table:table-cell>
          <table:table-cell office:value-type="string" calcext:value-type="string">
            <text:p>-6.346656e-01)</text:p>
          </table:table-cell>
          <table:table-cell office:value-type="string" calcext:value-type="string">
            <text:p>(1.695087e-02</text:p>
          </table:table-cell>
          <table:table-cell office:value-type="float" office:value="5.929901" calcext:value-type="float">
            <text:p>5.929901</text:p>
          </table:table-cell>
          <table:table-cell office:value-type="string" calcext:value-type="string">
            <text:p>2.964328e-01))</text:p>
          </table:table-cell>
        </table:table-row>
        <table:table-row table:style-name="ro1">
          <table:table-cell office:value-type="float" office:value="0.804444" calcext:value-type="float">
            <text:p>0.804444</text:p>
          </table:table-cell>
          <table:table-cell office:value-type="string" calcext:value-type="string">
            <text:p>((-1.269285e+01</text:p>
          </table:table-cell>
          <table:table-cell office:value-type="float" office:value="-1.609679E-018" calcext:value-type="float">
            <text:p>-1.609679E-18</text:p>
          </table:table-cell>
          <table:table-cell office:value-type="string" calcext:value-type="string">
            <text:p>6.362367e+02)</text:p>
          </table:table-cell>
          <table:table-cell office:value-type="string" calcext:value-type="string">
            <text:p>(5.925756e+00</text:p>
          </table:table-cell>
          <table:table-cell office:value-type="float" office:value="-2.505455E-020" calcext:value-type="float">
            <text:p>-2.505455E-20</text:p>
          </table:table-cell>
          <table:table-cell office:value-type="string" calcext:value-type="string">
            <text:p>-3.335836e-01))</text:p>
          </table:table-cell>
          <table:table-cell office:value-type="string" calcext:value-type="string">
            <text:p>((-3.181183e+01</text:p>
          </table:table-cell>
          <table:table-cell office:value-type="float" office:value="-188.1226" calcext:value-type="float">
            <text:p>-188.1226</text:p>
          </table:table-cell>
          <table:table-cell office:value-type="string" calcext:value-type="string">
            <text:p>-6.346427e-01)</text:p>
          </table:table-cell>
          <table:table-cell office:value-type="string" calcext:value-type="string">
            <text:p>(1.667918e-02</text:p>
          </table:table-cell>
          <table:table-cell office:value-type="float" office:value="5.925772" calcext:value-type="float">
            <text:p>5.925772</text:p>
          </table:table-cell>
          <table:table-cell office:value-type="string" calcext:value-type="string">
            <text:p>2.962878e-01))</text:p>
          </table:table-cell>
        </table:table-row>
        <table:table-row table:style-name="ro1">
          <table:table-cell office:value-type="float" office:value="0.805" calcext:value-type="float">
            <text:p>0.805</text:p>
          </table:table-cell>
          <table:table-cell office:value-type="string" calcext:value-type="string">
            <text:p>((-1.269330e+01</text:p>
          </table:table-cell>
          <table:table-cell office:value-type="float" office:value="-1.612913E-018" calcext:value-type="float">
            <text:p>-1.612913E-18</text:p>
          </table:table-cell>
          <table:table-cell office:value-type="string" calcext:value-type="string">
            <text:p>6.362436e+02)</text:p>
          </table:table-cell>
          <table:table-cell office:value-type="string" calcext:value-type="string">
            <text:p>(5.922563e+00</text:p>
          </table:table-cell>
          <table:table-cell office:value-type="float" office:value="-2.541315E-020" calcext:value-type="float">
            <text:p>-2.541315E-20</text:p>
          </table:table-cell>
          <table:table-cell office:value-type="string" calcext:value-type="string">
            <text:p>-3.277336e-01))</text:p>
          </table:table-cell>
          <table:table-cell office:value-type="string" calcext:value-type="string">
            <text:p>((-3.181218e+01</text:p>
          </table:table-cell>
          <table:table-cell office:value-type="float" office:value="-188.1141" calcext:value-type="float">
            <text:p>-188.1141</text:p>
          </table:table-cell>
          <table:table-cell office:value-type="string" calcext:value-type="string">
            <text:p>-6.346648e-01)</text:p>
          </table:table-cell>
          <table:table-cell office:value-type="string" calcext:value-type="string">
            <text:p>(1.638668e-02</text:p>
          </table:table-cell>
          <table:table-cell office:value-type="float" office:value="5.921262" calcext:value-type="float">
            <text:p>5.921262</text:p>
          </table:table-cell>
          <table:table-cell office:value-type="string" calcext:value-type="string">
            <text:p>2.961282e-01))</text:p>
          </table:table-cell>
        </table:table-row>
        <table:table-row table:style-name="ro1">
          <table:table-cell office:value-type="float" office:value="0.805556" calcext:value-type="float">
            <text:p>0.805556</text:p>
          </table:table-cell>
          <table:table-cell office:value-type="string" calcext:value-type="string">
            <text:p>((-1.269431e+01</text:p>
          </table:table-cell>
          <table:table-cell office:value-type="float" office:value="-1.614361E-018" calcext:value-type="float">
            <text:p>-1.614361E-18</text:p>
          </table:table-cell>
          <table:table-cell office:value-type="string" calcext:value-type="string">
            <text:p>6.362425e+02)</text:p>
          </table:table-cell>
          <table:table-cell office:value-type="string" calcext:value-type="string">
            <text:p>(5.919081e+00</text:p>
          </table:table-cell>
          <table:table-cell office:value-type="float" office:value="-2.584335E-020" calcext:value-type="float">
            <text:p>-2.584335E-20</text:p>
          </table:table-cell>
          <table:table-cell office:value-type="string" calcext:value-type="string">
            <text:p>-3.214300e-01))</text:p>
          </table:table-cell>
          <table:table-cell office:value-type="string" calcext:value-type="string">
            <text:p>((-3.181212e+01</text:p>
          </table:table-cell>
          <table:table-cell office:value-type="float" office:value="-188.101" calcext:value-type="float">
            <text:p>-188.101</text:p>
          </table:table-cell>
          <table:table-cell office:value-type="string" calcext:value-type="string">
            <text:p>-6.347156e-01)</text:p>
          </table:table-cell>
          <table:table-cell office:value-type="string" calcext:value-type="string">
            <text:p>(1.607150e-02</text:p>
          </table:table-cell>
          <table:table-cell office:value-type="float" office:value="5.916369" calcext:value-type="float">
            <text:p>5.916369</text:p>
          </table:table-cell>
          <table:table-cell office:value-type="string" calcext:value-type="string">
            <text:p>2.959540e-01))</text:p>
          </table:table-cell>
        </table:table-row>
        <table:table-row table:style-name="ro1">
          <table:table-cell office:value-type="float" office:value="0.806111" calcext:value-type="float">
            <text:p>0.806111</text:p>
          </table:table-cell>
          <table:table-cell office:value-type="string" calcext:value-type="string">
            <text:p>((-1.269570e+01</text:p>
          </table:table-cell>
          <table:table-cell office:value-type="float" office:value="-1.614404E-018" calcext:value-type="float">
            <text:p>-1.614404E-18</text:p>
          </table:table-cell>
          <table:table-cell office:value-type="string" calcext:value-type="string">
            <text:p>6.362409e+02)</text:p>
          </table:table-cell>
          <table:table-cell office:value-type="string" calcext:value-type="string">
            <text:p>(5.915528e+00</text:p>
          </table:table-cell>
          <table:table-cell office:value-type="float" office:value="-2.565546E-020" calcext:value-type="float">
            <text:p>-2.565546E-20</text:p>
          </table:table-cell>
          <table:table-cell office:value-type="string" calcext:value-type="string">
            <text:p>-3.147496e-01))</text:p>
          </table:table-cell>
          <table:table-cell office:value-type="string" calcext:value-type="string">
            <text:p>((-3.181205e+01</text:p>
          </table:table-cell>
          <table:table-cell office:value-type="float" office:value="-188.0876" calcext:value-type="float">
            <text:p>-188.0876</text:p>
          </table:table-cell>
          <table:table-cell office:value-type="string" calcext:value-type="string">
            <text:p>-6.347851e-01)</text:p>
          </table:table-cell>
          <table:table-cell office:value-type="string" calcext:value-type="string">
            <text:p>(1.573748e-02</text:p>
          </table:table-cell>
          <table:table-cell office:value-type="float" office:value="5.911336" calcext:value-type="float">
            <text:p>5.911336</text:p>
          </table:table-cell>
          <table:table-cell office:value-type="string" calcext:value-type="string">
            <text:p>2.957764e-01))</text:p>
          </table:table-cell>
        </table:table-row>
        <table:table-row table:style-name="ro1">
          <table:table-cell office:value-type="float" office:value="0.806667" calcext:value-type="float">
            <text:p>0.806667</text:p>
          </table:table-cell>
          <table:table-cell office:value-type="string" calcext:value-type="string">
            <text:p>((-1.269725e+01</text:p>
          </table:table-cell>
          <table:table-cell office:value-type="float" office:value="-1.613952E-018" calcext:value-type="float">
            <text:p>-1.613952E-18</text:p>
          </table:table-cell>
          <table:table-cell office:value-type="string" calcext:value-type="string">
            <text:p>6.362433e+02)</text:p>
          </table:table-cell>
          <table:table-cell office:value-type="string" calcext:value-type="string">
            <text:p>(5.912032e+00</text:p>
          </table:table-cell>
          <table:table-cell office:value-type="float" office:value="-2.458121E-020" calcext:value-type="float">
            <text:p>-2.458121E-20</text:p>
          </table:table-cell>
          <table:table-cell office:value-type="string" calcext:value-type="string">
            <text:p>-3.079908e-01))</text:p>
          </table:table-cell>
          <table:table-cell office:value-type="string" calcext:value-type="string">
            <text:p>((-3.181216e+01</text:p>
          </table:table-cell>
          <table:table-cell office:value-type="float" office:value="-188.0771" calcext:value-type="float">
            <text:p>-188.0771</text:p>
          </table:table-cell>
          <table:table-cell office:value-type="string" calcext:value-type="string">
            <text:p>-6.348627e-01)</text:p>
          </table:table-cell>
          <table:table-cell office:value-type="string" calcext:value-type="string">
            <text:p>(1.539954e-02</text:p>
          </table:table-cell>
          <table:table-cell office:value-type="float" office:value="5.906368" calcext:value-type="float">
            <text:p>5.906368</text:p>
          </table:table-cell>
          <table:table-cell office:value-type="string" calcext:value-type="string">
            <text:p>2.956016e-01))</text:p>
          </table:table-cell>
        </table:table-row>
        <table:table-row table:style-name="ro1">
          <table:table-cell office:value-type="float" office:value="0.807222" calcext:value-type="float">
            <text:p>0.807222</text:p>
          </table:table-cell>
          <table:table-cell office:value-type="string" calcext:value-type="string">
            <text:p>((-1.269874e+01</text:p>
          </table:table-cell>
          <table:table-cell office:value-type="float" office:value="-1.614028E-018" calcext:value-type="float">
            <text:p>-1.614028E-18</text:p>
          </table:table-cell>
          <table:table-cell office:value-type="string" calcext:value-type="string">
            <text:p>6.362518e+02)</text:p>
          </table:table-cell>
          <table:table-cell office:value-type="string" calcext:value-type="string">
            <text:p>(5.908275e+00</text:p>
          </table:table-cell>
          <table:table-cell office:value-type="float" office:value="-2.353234E-020" calcext:value-type="float">
            <text:p>-2.353234E-20</text:p>
          </table:table-cell>
          <table:table-cell office:value-type="string" calcext:value-type="string">
            <text:p>-3.011467e-01))</text:p>
          </table:table-cell>
          <table:table-cell office:value-type="string" calcext:value-type="string">
            <text:p>((-3.181259e+01</text:p>
          </table:table-cell>
          <table:table-cell office:value-type="float" office:value="-188.0711" calcext:value-type="float">
            <text:p>-188.0711</text:p>
          </table:table-cell>
          <table:table-cell office:value-type="string" calcext:value-type="string">
            <text:p>-6.349371e-01)</text:p>
          </table:table-cell>
          <table:table-cell office:value-type="string" calcext:value-type="string">
            <text:p>(1.505733e-02</text:p>
          </table:table-cell>
          <table:table-cell office:value-type="float" office:value="5.901117" calcext:value-type="float">
            <text:p>5.901117</text:p>
          </table:table-cell>
          <table:table-cell office:value-type="string" calcext:value-type="string">
            <text:p>2.954137e-01))</text:p>
          </table:table-cell>
        </table:table-row>
        <table:table-row table:style-name="ro1">
          <table:table-cell office:value-type="float" office:value="0.807778" calcext:value-type="float">
            <text:p>0.807778</text:p>
          </table:table-cell>
          <table:table-cell office:value-type="string" calcext:value-type="string">
            <text:p>((-1.270006e+01</text:p>
          </table:table-cell>
          <table:table-cell office:value-type="float" office:value="-1.614879E-018" calcext:value-type="float">
            <text:p>-1.614879E-18</text:p>
          </table:table-cell>
          <table:table-cell office:value-type="string" calcext:value-type="string">
            <text:p>6.362655e+02)</text:p>
          </table:table-cell>
          <table:table-cell office:value-type="string" calcext:value-type="string">
            <text:p>(5.904250e+00</text:p>
          </table:table-cell>
          <table:table-cell office:value-type="float" office:value="-2.249923E-020" calcext:value-type="float">
            <text:p>-2.249923E-20</text:p>
          </table:table-cell>
          <table:table-cell office:value-type="string" calcext:value-type="string">
            <text:p>-2.942347e-01))</text:p>
          </table:table-cell>
          <table:table-cell office:value-type="string" calcext:value-type="string">
            <text:p>((-3.181328e+01</text:p>
          </table:table-cell>
          <table:table-cell office:value-type="float" office:value="-188.069" calcext:value-type="float">
            <text:p>-188.069</text:p>
          </table:table-cell>
          <table:table-cell office:value-type="string" calcext:value-type="string">
            <text:p>-6.350032e-01)</text:p>
          </table:table-cell>
          <table:table-cell office:value-type="string" calcext:value-type="string">
            <text:p>(1.471173e-02</text:p>
          </table:table-cell>
          <table:table-cell office:value-type="float" office:value="5.895573" calcext:value-type="float">
            <text:p>5.895573</text:p>
          </table:table-cell>
          <table:table-cell office:value-type="string" calcext:value-type="string">
            <text:p>2.952125e-01))</text:p>
          </table:table-cell>
        </table:table-row>
        <table:table-row table:style-name="ro1">
          <table:table-cell office:value-type="float" office:value="0.808333" calcext:value-type="float">
            <text:p>0.808333</text:p>
          </table:table-cell>
          <table:table-cell office:value-type="string" calcext:value-type="string">
            <text:p>((-1.270114e+01</text:p>
          </table:table-cell>
          <table:table-cell office:value-type="float" office:value="-1.61625E-018" calcext:value-type="float">
            <text:p>-1.61625E-18</text:p>
          </table:table-cell>
          <table:table-cell office:value-type="string" calcext:value-type="string">
            <text:p>6.362821e+02)</text:p>
          </table:table-cell>
          <table:table-cell office:value-type="string" calcext:value-type="string">
            <text:p>(5.899953e+00</text:p>
          </table:table-cell>
          <table:table-cell office:value-type="float" office:value="-2.148349E-020" calcext:value-type="float">
            <text:p>-2.148349E-20</text:p>
          </table:table-cell>
          <table:table-cell office:value-type="string" calcext:value-type="string">
            <text:p>-2.872777e-01))</text:p>
          </table:table-cell>
          <table:table-cell office:value-type="string" calcext:value-type="string">
            <text:p>((-3.181410e+01</text:p>
          </table:table-cell>
          <table:table-cell office:value-type="float" office:value="-188.0691" calcext:value-type="float">
            <text:p>-188.0691</text:p>
          </table:table-cell>
          <table:table-cell office:value-type="string" calcext:value-type="string">
            <text:p>-6.350568e-01)</text:p>
          </table:table-cell>
          <table:table-cell office:value-type="string" calcext:value-type="string">
            <text:p>(1.436388e-02</text:p>
          </table:table-cell>
          <table:table-cell office:value-type="float" office:value="5.889737" calcext:value-type="float">
            <text:p>5.889737</text:p>
          </table:table-cell>
          <table:table-cell office:value-type="string" calcext:value-type="string">
            <text:p>2.949977e-01))</text:p>
          </table:table-cell>
        </table:table-row>
        <table:table-row table:style-name="ro1">
          <table:table-cell office:value-type="float" office:value="0.808889" calcext:value-type="float">
            <text:p>0.808889</text:p>
          </table:table-cell>
          <table:table-cell office:value-type="string" calcext:value-type="string">
            <text:p>((-1.270176e+01</text:p>
          </table:table-cell>
          <table:table-cell office:value-type="float" office:value="-1.617841E-018" calcext:value-type="float">
            <text:p>-1.617841E-18</text:p>
          </table:table-cell>
          <table:table-cell office:value-type="string" calcext:value-type="string">
            <text:p>6.362999e+02)</text:p>
          </table:table-cell>
          <table:table-cell office:value-type="string" calcext:value-type="string">
            <text:p>(5.895406e+00</text:p>
          </table:table-cell>
          <table:table-cell office:value-type="float" office:value="-2.048879E-020" calcext:value-type="float">
            <text:p>-2.048879E-20</text:p>
          </table:table-cell>
          <table:table-cell office:value-type="string" calcext:value-type="string">
            <text:p>-2.803031e-01))</text:p>
          </table:table-cell>
          <table:table-cell office:value-type="string" calcext:value-type="string">
            <text:p>((-3.181500e+01</text:p>
          </table:table-cell>
          <table:table-cell office:value-type="float" office:value="-188.0702" calcext:value-type="float">
            <text:p>-188.0702</text:p>
          </table:table-cell>
          <table:table-cell office:value-type="string" calcext:value-type="string">
            <text:p>-6.350879e-01)</text:p>
          </table:table-cell>
          <table:table-cell office:value-type="string" calcext:value-type="string">
            <text:p>(1.401516e-02</text:p>
          </table:table-cell>
          <table:table-cell office:value-type="float" office:value="5.883635" calcext:value-type="float">
            <text:p>5.883635</text:p>
          </table:table-cell>
          <table:table-cell office:value-type="string" calcext:value-type="string">
            <text:p>2.947703e-01))</text:p>
          </table:table-cell>
        </table:table-row>
        <table:table-row table:style-name="ro1">
          <table:table-cell office:value-type="float" office:value="0.809444" calcext:value-type="float">
            <text:p>0.809444</text:p>
          </table:table-cell>
          <table:table-cell office:value-type="string" calcext:value-type="string">
            <text:p>((-1.270192e+01</text:p>
          </table:table-cell>
          <table:table-cell office:value-type="float" office:value="-1.619513E-018" calcext:value-type="float">
            <text:p>-1.619513E-18</text:p>
          </table:table-cell>
          <table:table-cell office:value-type="string" calcext:value-type="string">
            <text:p>6.363162e+02)</text:p>
          </table:table-cell>
          <table:table-cell office:value-type="string" calcext:value-type="string">
            <text:p>(5.890615e+00</text:p>
          </table:table-cell>
          <table:table-cell office:value-type="float" office:value="-1.952013E-020" calcext:value-type="float">
            <text:p>-1.952013E-20</text:p>
          </table:table-cell>
          <table:table-cell office:value-type="string" calcext:value-type="string">
            <text:p>-2.733442e-01))</text:p>
          </table:table-cell>
          <table:table-cell office:value-type="string" calcext:value-type="string">
            <text:p>((-3.181581e+01</text:p>
          </table:table-cell>
          <table:table-cell office:value-type="float" office:value="-188.0704" calcext:value-type="float">
            <text:p>-188.0704</text:p>
          </table:table-cell>
          <table:table-cell office:value-type="string" calcext:value-type="string">
            <text:p>-6.350961e-01)</text:p>
          </table:table-cell>
          <table:table-cell office:value-type="string" calcext:value-type="string">
            <text:p>(1.366721e-02</text:p>
          </table:table-cell>
          <table:table-cell office:value-type="float" office:value="5.877284" calcext:value-type="float">
            <text:p>5.877284</text:p>
          </table:table-cell>
          <table:table-cell office:value-type="string" calcext:value-type="string">
            <text:p>2.945307e-01))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string" calcext:value-type="string">
            <text:p>((-1.270163e+01</text:p>
          </table:table-cell>
          <table:table-cell office:value-type="float" office:value="-1.621177E-018" calcext:value-type="float">
            <text:p>-1.621177E-18</text:p>
          </table:table-cell>
          <table:table-cell office:value-type="string" calcext:value-type="string">
            <text:p>6.363297e+02)</text:p>
          </table:table-cell>
          <table:table-cell office:value-type="string" calcext:value-type="string">
            <text:p>(5.885593e+00</text:p>
          </table:table-cell>
          <table:table-cell office:value-type="float" office:value="-1.858736E-020" calcext:value-type="float">
            <text:p>-1.858736E-20</text:p>
          </table:table-cell>
          <table:table-cell office:value-type="string" calcext:value-type="string">
            <text:p>-2.664177e-01))</text:p>
          </table:table-cell>
          <table:table-cell office:value-type="string" calcext:value-type="string">
            <text:p>((-3.181648e+01</text:p>
          </table:table-cell>
          <table:table-cell office:value-type="float" office:value="-188.069" calcext:value-type="float">
            <text:p>-188.069</text:p>
          </table:table-cell>
          <table:table-cell office:value-type="string" calcext:value-type="string">
            <text:p>-6.350817e-01)</text:p>
          </table:table-cell>
          <table:table-cell office:value-type="string" calcext:value-type="string">
            <text:p>(1.332089e-02</text:p>
          </table:table-cell>
          <table:table-cell office:value-type="float" office:value="5.870696" calcext:value-type="float">
            <text:p>5.870696</text:p>
          </table:table-cell>
          <table:table-cell office:value-type="string" calcext:value-type="string">
            <text:p>2.942797e-01))</text:p>
          </table:table-cell>
        </table:table-row>
        <table:table-row table:style-name="ro1">
          <table:table-cell office:value-type="float" office:value="0.810556" calcext:value-type="float">
            <text:p>0.810556</text:p>
          </table:table-cell>
          <table:table-cell office:value-type="string" calcext:value-type="string">
            <text:p>((-1.270121e+01</text:p>
          </table:table-cell>
          <table:table-cell office:value-type="float" office:value="-1.622903E-018" calcext:value-type="float">
            <text:p>-1.622903E-18</text:p>
          </table:table-cell>
          <table:table-cell office:value-type="string" calcext:value-type="string">
            <text:p>6.363367e+02)</text:p>
          </table:table-cell>
          <table:table-cell office:value-type="string" calcext:value-type="string">
            <text:p>(5.880355e+00</text:p>
          </table:table-cell>
          <table:table-cell office:value-type="float" office:value="-1.769311E-020" calcext:value-type="float">
            <text:p>-1.769311E-20</text:p>
          </table:table-cell>
          <table:table-cell office:value-type="string" calcext:value-type="string">
            <text:p>-2.595282e-01))</text:p>
          </table:table-cell>
          <table:table-cell office:value-type="string" calcext:value-type="string">
            <text:p>((-3.181684e+01</text:p>
          </table:table-cell>
          <table:table-cell office:value-type="float" office:value="-188.0642" calcext:value-type="float">
            <text:p>-188.0642</text:p>
          </table:table-cell>
          <table:table-cell office:value-type="string" calcext:value-type="string">
            <text:p>-6.350603e-01)</text:p>
          </table:table-cell>
          <table:table-cell office:value-type="string" calcext:value-type="string">
            <text:p>(1.297641e-02</text:p>
          </table:table-cell>
          <table:table-cell office:value-type="float" office:value="5.863885" calcext:value-type="float">
            <text:p>5.863885</text:p>
          </table:table-cell>
          <table:table-cell office:value-type="string" calcext:value-type="string">
            <text:p>2.940177e-01))</text:p>
          </table:table-cell>
        </table:table-row>
        <table:table-row table:style-name="ro1">
          <table:table-cell office:value-type="float" office:value="0.811111" calcext:value-type="float">
            <text:p>0.811111</text:p>
          </table:table-cell>
          <table:table-cell office:value-type="string" calcext:value-type="string">
            <text:p>((-1.270011e+01</text:p>
          </table:table-cell>
          <table:table-cell office:value-type="float" office:value="-1.623587E-018" calcext:value-type="float">
            <text:p>-1.623587E-18</text:p>
          </table:table-cell>
          <table:table-cell office:value-type="string" calcext:value-type="string">
            <text:p>6.363453e+02)</text:p>
          </table:table-cell>
          <table:table-cell office:value-type="string" calcext:value-type="string">
            <text:p>(5.874890e+00</text:p>
          </table:table-cell>
          <table:table-cell office:value-type="float" office:value="-1.686184E-020" calcext:value-type="float">
            <text:p>-1.686184E-20</text:p>
          </table:table-cell>
          <table:table-cell office:value-type="string" calcext:value-type="string">
            <text:p>-2.527080e-01))</text:p>
          </table:table-cell>
          <table:table-cell office:value-type="string" calcext:value-type="string">
            <text:p>((-3.181727e+01</text:p>
          </table:table-cell>
          <table:table-cell office:value-type="float" office:value="-188.0603" calcext:value-type="float">
            <text:p>-188.0603</text:p>
          </table:table-cell>
          <table:table-cell office:value-type="string" calcext:value-type="string">
            <text:p>-6.350053e-01)</text:p>
          </table:table-cell>
          <table:table-cell office:value-type="string" calcext:value-type="string">
            <text:p>(1.263540e-02</text:p>
          </table:table-cell>
          <table:table-cell office:value-type="float" office:value="5.856865" calcext:value-type="float">
            <text:p>5.856865</text:p>
          </table:table-cell>
          <table:table-cell office:value-type="string" calcext:value-type="string">
            <text:p>2.937445e-01))</text:p>
          </table:table-cell>
        </table:table-row>
        <table:table-row table:style-name="ro1">
          <table:table-cell office:value-type="float" office:value="0.811667" calcext:value-type="float">
            <text:p>0.811667</text:p>
          </table:table-cell>
          <table:table-cell office:value-type="string" calcext:value-type="string">
            <text:p>((-1.269858e+01</text:p>
          </table:table-cell>
          <table:table-cell office:value-type="float" office:value="-1.624919E-018" calcext:value-type="float">
            <text:p>-1.624919E-18</text:p>
          </table:table-cell>
          <table:table-cell office:value-type="string" calcext:value-type="string">
            <text:p>6.363531e+02)</text:p>
          </table:table-cell>
          <table:table-cell office:value-type="string" calcext:value-type="string">
            <text:p>(5.869110e+00</text:p>
          </table:table-cell>
          <table:table-cell office:value-type="float" office:value="-1.61369E-020" calcext:value-type="float">
            <text:p>-1.61369E-20</text:p>
          </table:table-cell>
          <table:table-cell office:value-type="string" calcext:value-type="string">
            <text:p>-2.460603e-01))</text:p>
          </table:table-cell>
          <table:table-cell office:value-type="string" calcext:value-type="string">
            <text:p>((-3.181765e+01</text:p>
          </table:table-cell>
          <table:table-cell office:value-type="float" office:value="-188.0567" calcext:value-type="float">
            <text:p>-188.0567</text:p>
          </table:table-cell>
          <table:table-cell office:value-type="string" calcext:value-type="string">
            <text:p>-6.349290e-01)</text:p>
          </table:table-cell>
          <table:table-cell office:value-type="string" calcext:value-type="string">
            <text:p>(1.230301e-02</text:p>
          </table:table-cell>
          <table:table-cell office:value-type="float" office:value="5.849602" calcext:value-type="float">
            <text:p>5.849602</text:p>
          </table:table-cell>
          <table:table-cell office:value-type="string" calcext:value-type="string">
            <text:p>2.934555e-01))</text:p>
          </table:table-cell>
        </table:table-row>
        <table:table-row table:style-name="ro1">
          <table:table-cell office:value-type="float" office:value="0.812222" calcext:value-type="float">
            <text:p>0.812222</text:p>
          </table:table-cell>
          <table:table-cell office:value-type="string" calcext:value-type="string">
            <text:p>((-1.269680e+01</text:p>
          </table:table-cell>
          <table:table-cell office:value-type="float" office:value="-1.626492E-018" calcext:value-type="float">
            <text:p>-1.626492E-18</text:p>
          </table:table-cell>
          <table:table-cell office:value-type="string" calcext:value-type="string">
            <text:p>6.363589e+02)</text:p>
          </table:table-cell>
          <table:table-cell office:value-type="string" calcext:value-type="string">
            <text:p>(5.862901e+00</text:p>
          </table:table-cell>
          <table:table-cell office:value-type="float" office:value="-1.545281E-020" calcext:value-type="float">
            <text:p>-1.545281E-20</text:p>
          </table:table-cell>
          <table:table-cell office:value-type="string" calcext:value-type="string">
            <text:p>-2.398121e-01))</text:p>
          </table:table-cell>
          <table:table-cell office:value-type="string" calcext:value-type="string">
            <text:p>((-3.181795e+01</text:p>
          </table:table-cell>
          <table:table-cell office:value-type="float" office:value="-188.0528" calcext:value-type="float">
            <text:p>-188.0528</text:p>
          </table:table-cell>
          <table:table-cell office:value-type="string" calcext:value-type="string">
            <text:p>-6.348398e-01)</text:p>
          </table:table-cell>
          <table:table-cell office:value-type="string" calcext:value-type="string">
            <text:p>(1.199061e-02</text:p>
          </table:table-cell>
          <table:table-cell office:value-type="float" office:value="5.842063" calcext:value-type="float">
            <text:p>5.842063</text:p>
          </table:table-cell>
          <table:table-cell office:value-type="string" calcext:value-type="string">
            <text:p>2.931451e-01))</text:p>
          </table:table-cell>
        </table:table-row>
        <table:table-row table:style-name="ro1">
          <table:table-cell office:value-type="float" office:value="0.812778" calcext:value-type="float">
            <text:p>0.812778</text:p>
          </table:table-cell>
          <table:table-cell office:value-type="string" calcext:value-type="string">
            <text:p>((-1.269485e+01</text:p>
          </table:table-cell>
          <table:table-cell office:value-type="float" office:value="-1.628071E-018" calcext:value-type="float">
            <text:p>-1.628071E-18</text:p>
          </table:table-cell>
          <table:table-cell office:value-type="string" calcext:value-type="string">
            <text:p>6.363628e+02)</text:p>
          </table:table-cell>
          <table:table-cell office:value-type="string" calcext:value-type="string">
            <text:p>(5.856326e+00</text:p>
          </table:table-cell>
          <table:table-cell office:value-type="float" office:value="-1.482185E-020" calcext:value-type="float">
            <text:p>-1.482185E-20</text:p>
          </table:table-cell>
          <table:table-cell office:value-type="string" calcext:value-type="string">
            <text:p>-2.337912e-01))</text:p>
          </table:table-cell>
          <table:table-cell office:value-type="string" calcext:value-type="string">
            <text:p>((-3.181814e+01</text:p>
          </table:table-cell>
          <table:table-cell office:value-type="float" office:value="-188.0487" calcext:value-type="float">
            <text:p>-188.0487</text:p>
          </table:table-cell>
          <table:table-cell office:value-type="string" calcext:value-type="string">
            <text:p>-6.347424e-01)</text:p>
          </table:table-cell>
          <table:table-cell office:value-type="string" calcext:value-type="string">
            <text:p>(1.168956e-02</text:p>
          </table:table-cell>
          <table:table-cell office:value-type="float" office:value="5.834218" calcext:value-type="float">
            <text:p>5.834218</text:p>
          </table:table-cell>
          <table:table-cell office:value-type="string" calcext:value-type="string">
            <text:p>2.928163e-01))</text:p>
          </table:table-cell>
        </table:table-row>
        <table:table-row table:style-name="ro1">
          <table:table-cell office:value-type="float" office:value="0.813333" calcext:value-type="float">
            <text:p>0.813333</text:p>
          </table:table-cell>
          <table:table-cell office:value-type="string" calcext:value-type="string">
            <text:p>((-1.269273e+01</text:p>
          </table:table-cell>
          <table:table-cell office:value-type="float" office:value="-1.629674E-018" calcext:value-type="float">
            <text:p>-1.629674E-18</text:p>
          </table:table-cell>
          <table:table-cell office:value-type="string" calcext:value-type="string">
            <text:p>6.363631e+02)</text:p>
          </table:table-cell>
          <table:table-cell office:value-type="string" calcext:value-type="string">
            <text:p>(5.849528e+00</text:p>
          </table:table-cell>
          <table:table-cell office:value-type="float" office:value="-1.425871E-020" calcext:value-type="float">
            <text:p>-1.425871E-20</text:p>
          </table:table-cell>
          <table:table-cell office:value-type="string" calcext:value-type="string">
            <text:p>-2.276852e-01))</text:p>
          </table:table-cell>
          <table:table-cell office:value-type="string" calcext:value-type="string">
            <text:p>((-3.181815e+01</text:p>
          </table:table-cell>
          <table:table-cell office:value-type="float" office:value="-188.0439" calcext:value-type="float">
            <text:p>-188.0439</text:p>
          </table:table-cell>
          <table:table-cell office:value-type="string" calcext:value-type="string">
            <text:p>-6.346363e-01)</text:p>
          </table:table-cell>
          <table:table-cell office:value-type="string" calcext:value-type="string">
            <text:p>(1.138426e-02</text:p>
          </table:table-cell>
          <table:table-cell office:value-type="float" office:value="5.826054" calcext:value-type="float">
            <text:p>5.826054</text:p>
          </table:table-cell>
          <table:table-cell office:value-type="string" calcext:value-type="string">
            <text:p>2.924764e-01))</text:p>
          </table:table-cell>
        </table:table-row>
        <table:table-row table:style-name="ro1">
          <table:table-cell office:value-type="float" office:value="0.813889" calcext:value-type="float">
            <text:p>0.813889</text:p>
          </table:table-cell>
          <table:table-cell office:value-type="string" calcext:value-type="string">
            <text:p>((-1.269037e+01</text:p>
          </table:table-cell>
          <table:table-cell office:value-type="float" office:value="-1.631261E-018" calcext:value-type="float">
            <text:p>-1.631261E-18</text:p>
          </table:table-cell>
          <table:table-cell office:value-type="string" calcext:value-type="string">
            <text:p>6.363509e+02)</text:p>
          </table:table-cell>
          <table:table-cell office:value-type="string" calcext:value-type="string">
            <text:p>(5.842610e+00</text:p>
          </table:table-cell>
          <table:table-cell office:value-type="float" office:value="-1.375628E-020" calcext:value-type="float">
            <text:p>-1.375628E-20</text:p>
          </table:table-cell>
          <table:table-cell office:value-type="string" calcext:value-type="string">
            <text:p>-2.215077e-01))</text:p>
          </table:table-cell>
          <table:table-cell office:value-type="string" calcext:value-type="string">
            <text:p>((-3.181755e+01</text:p>
          </table:table-cell>
          <table:table-cell office:value-type="float" office:value="-188.0353" calcext:value-type="float">
            <text:p>-188.0353</text:p>
          </table:table-cell>
          <table:table-cell office:value-type="string" calcext:value-type="string">
            <text:p>-6.345185e-01)</text:p>
          </table:table-cell>
          <table:table-cell office:value-type="string" calcext:value-type="string">
            <text:p>(1.107539e-02</text:p>
          </table:table-cell>
          <table:table-cell office:value-type="float" office:value="5.817692" calcext:value-type="float">
            <text:p>5.817692</text:p>
          </table:table-cell>
          <table:table-cell office:value-type="string" calcext:value-type="string">
            <text:p>2.921305e-01))</text:p>
          </table:table-cell>
        </table:table-row>
        <table:table-row table:style-name="ro1">
          <table:table-cell office:value-type="float" office:value="0.814444" calcext:value-type="float">
            <text:p>0.814444</text:p>
          </table:table-cell>
          <table:table-cell office:value-type="string" calcext:value-type="string">
            <text:p>((-1.268627e+01</text:p>
          </table:table-cell>
          <table:table-cell office:value-type="float" office:value="-1.632149E-018" calcext:value-type="float">
            <text:p>-1.632149E-18</text:p>
          </table:table-cell>
          <table:table-cell office:value-type="string" calcext:value-type="string">
            <text:p>6.362825e+02)</text:p>
          </table:table-cell>
          <table:table-cell office:value-type="string" calcext:value-type="string">
            <text:p>(5.835649e+00</text:p>
          </table:table-cell>
          <table:table-cell office:value-type="float" office:value="-1.329513E-020" calcext:value-type="float">
            <text:p>-1.329513E-20</text:p>
          </table:table-cell>
          <table:table-cell office:value-type="string" calcext:value-type="string">
            <text:p>-2.152531e-01))</text:p>
          </table:table-cell>
          <table:table-cell office:value-type="string" calcext:value-type="string">
            <text:p>((-3.181412e+01</text:p>
          </table:table-cell>
          <table:table-cell office:value-type="float" office:value="-188.0106" calcext:value-type="float">
            <text:p>-188.0106</text:p>
          </table:table-cell>
          <table:table-cell office:value-type="string" calcext:value-type="string">
            <text:p>-6.343135e-01)</text:p>
          </table:table-cell>
          <table:table-cell office:value-type="string" calcext:value-type="string">
            <text:p>(1.076265e-02</text:p>
          </table:table-cell>
          <table:table-cell office:value-type="float" office:value="5.809241" calcext:value-type="float">
            <text:p>5.809241</text:p>
          </table:table-cell>
          <table:table-cell office:value-type="string" calcext:value-type="string">
            <text:p>2.917825e-01))</text:p>
          </table:table-cell>
        </table:table-row>
        <table:table-row table:style-name="ro1">
          <table:table-cell office:value-type="float" office:value="0.815" calcext:value-type="float">
            <text:p>0.815</text:p>
          </table:table-cell>
          <table:table-cell office:value-type="string" calcext:value-type="string">
            <text:p>((-1.267866e+01</text:p>
          </table:table-cell>
          <table:table-cell office:value-type="float" office:value="-1.632479E-018" calcext:value-type="float">
            <text:p>-1.632479E-18</text:p>
          </table:table-cell>
          <table:table-cell office:value-type="string" calcext:value-type="string">
            <text:p>6.360447e+02)</text:p>
          </table:table-cell>
          <table:table-cell office:value-type="string" calcext:value-type="string">
            <text:p>(5.828869e+00</text:p>
          </table:table-cell>
          <table:table-cell office:value-type="float" office:value="-1.291495E-020" calcext:value-type="float">
            <text:p>-1.291495E-20</text:p>
          </table:table-cell>
          <table:table-cell office:value-type="string" calcext:value-type="string">
            <text:p>-2.086985e-01))</text:p>
          </table:table-cell>
          <table:table-cell office:value-type="string" calcext:value-type="string">
            <text:p>((-3.180223e+01</text:p>
          </table:table-cell>
          <table:table-cell office:value-type="float" office:value="-187.9387" calcext:value-type="float">
            <text:p>-187.9387</text:p>
          </table:table-cell>
          <table:table-cell office:value-type="string" calcext:value-type="string">
            <text:p>-6.339331e-01)</text:p>
          </table:table-cell>
          <table:table-cell office:value-type="string" calcext:value-type="string">
            <text:p>(1.043492e-02</text:p>
          </table:table-cell>
          <table:table-cell office:value-type="float" office:value="5.800884" calcext:value-type="float">
            <text:p>5.800884</text:p>
          </table:table-cell>
          <table:table-cell office:value-type="string" calcext:value-type="string">
            <text:p>2.914434e-01))</text:p>
          </table:table-cell>
        </table:table-row>
        <table:table-row table:style-name="ro1">
          <table:table-cell office:value-type="float" office:value="0.815556" calcext:value-type="float">
            <text:p>0.815556</text:p>
          </table:table-cell>
          <table:table-cell office:value-type="string" calcext:value-type="string">
            <text:p>((-1.266641e+01</text:p>
          </table:table-cell>
          <table:table-cell office:value-type="float" office:value="-1.63255E-018" calcext:value-type="float">
            <text:p>-1.63255E-18</text:p>
          </table:table-cell>
          <table:table-cell office:value-type="string" calcext:value-type="string">
            <text:p>6.356084e+02)</text:p>
          </table:table-cell>
          <table:table-cell office:value-type="string" calcext:value-type="string">
            <text:p>(5.822559e+00</text:p>
          </table:table-cell>
          <table:table-cell office:value-type="float" office:value="-1.25964E-020" calcext:value-type="float">
            <text:p>-1.25964E-20</text:p>
          </table:table-cell>
          <table:table-cell office:value-type="string" calcext:value-type="string">
            <text:p>-2.015099e-01))</text:p>
          </table:table-cell>
          <table:table-cell office:value-type="string" calcext:value-type="string">
            <text:p>((-3.178042e+01</text:p>
          </table:table-cell>
          <table:table-cell office:value-type="float" office:value="-187.8122" calcext:value-type="float">
            <text:p>-187.8122</text:p>
          </table:table-cell>
          <table:table-cell office:value-type="string" calcext:value-type="string">
            <text:p>-6.333203e-01)</text:p>
          </table:table-cell>
          <table:table-cell office:value-type="string" calcext:value-type="string">
            <text:p>(1.007550e-02</text:p>
          </table:table-cell>
          <table:table-cell office:value-type="float" office:value="5.792846" calcext:value-type="float">
            <text:p>5.792846</text:p>
          </table:table-cell>
          <table:table-cell office:value-type="string" calcext:value-type="string">
            <text:p>2.911279e-01))</text:p>
          </table:table-cell>
        </table:table-row>
        <table:table-row table:style-name="ro1">
          <table:table-cell office:value-type="float" office:value="0.816111" calcext:value-type="float">
            <text:p>0.816111</text:p>
          </table:table-cell>
          <table:table-cell office:value-type="string" calcext:value-type="string">
            <text:p>((-1.267008e+01</text:p>
          </table:table-cell>
          <table:table-cell office:value-type="float" office:value="-1.632613E-018" calcext:value-type="float">
            <text:p>-1.632613E-18</text:p>
          </table:table-cell>
          <table:table-cell office:value-type="string" calcext:value-type="string">
            <text:p>6.358029e+02)</text:p>
          </table:table-cell>
          <table:table-cell office:value-type="string" calcext:value-type="string">
            <text:p>(5.816512e+00</text:p>
          </table:table-cell>
          <table:table-cell office:value-type="float" office:value="-1.232782E-020" calcext:value-type="float">
            <text:p>-1.232782E-20</text:p>
          </table:table-cell>
          <table:table-cell office:value-type="string" calcext:value-type="string">
            <text:p>-1.947137e-01))</text:p>
          </table:table-cell>
          <table:table-cell office:value-type="string" calcext:value-type="string">
            <text:p>((-3.179015e+01</text:p>
          </table:table-cell>
          <table:table-cell office:value-type="float" office:value="-187.8612" calcext:value-type="float">
            <text:p>-187.8612</text:p>
          </table:table-cell>
          <table:table-cell office:value-type="string" calcext:value-type="string">
            <text:p>-6.335040e-01)</text:p>
          </table:table-cell>
          <table:table-cell office:value-type="string" calcext:value-type="string">
            <text:p>(9.735687e-03</text:p>
          </table:table-cell>
          <table:table-cell office:value-type="float" office:value="5.785168" calcext:value-type="float">
            <text:p>5.785168</text:p>
          </table:table-cell>
          <table:table-cell office:value-type="string" calcext:value-type="string">
            <text:p>2.908256e-01))</text:p>
          </table:table-cell>
        </table:table-row>
        <table:table-row table:style-name="ro1">
          <table:table-cell office:value-type="float" office:value="0.816667" calcext:value-type="float">
            <text:p>0.816667</text:p>
          </table:table-cell>
          <table:table-cell office:value-type="string" calcext:value-type="string">
            <text:p>((-1.267207e+01</text:p>
          </table:table-cell>
          <table:table-cell office:value-type="float" office:value="-1.632755E-018" calcext:value-type="float">
            <text:p>-1.632755E-18</text:p>
          </table:table-cell>
          <table:table-cell office:value-type="string" calcext:value-type="string">
            <text:p>6.359534e+02)</text:p>
          </table:table-cell>
          <table:table-cell office:value-type="string" calcext:value-type="string">
            <text:p>(5.810648e+00</text:p>
          </table:table-cell>
          <table:table-cell office:value-type="float" office:value="-1.208718E-020" calcext:value-type="float">
            <text:p>-1.208718E-20</text:p>
          </table:table-cell>
          <table:table-cell office:value-type="string" calcext:value-type="string">
            <text:p>-1.883171e-01))</text:p>
          </table:table-cell>
          <table:table-cell office:value-type="string" calcext:value-type="string">
            <text:p>((-3.179767e+01</text:p>
          </table:table-cell>
          <table:table-cell office:value-type="float" office:value="-187.8992" calcext:value-type="float">
            <text:p>-187.8992</text:p>
          </table:table-cell>
          <table:table-cell office:value-type="string" calcext:value-type="string">
            <text:p>-6.336037e-01)</text:p>
          </table:table-cell>
          <table:table-cell office:value-type="string" calcext:value-type="string">
            <text:p>(9.415857e-03</text:p>
          </table:table-cell>
          <table:table-cell office:value-type="float" office:value="5.777767" calcext:value-type="float">
            <text:p>5.777767</text:p>
          </table:table-cell>
          <table:table-cell office:value-type="string" calcext:value-type="string">
            <text:p>2.905324e-01))</text:p>
          </table:table-cell>
        </table:table-row>
        <table:table-row table:style-name="ro1">
          <table:table-cell office:value-type="float" office:value="0.817222" calcext:value-type="float">
            <text:p>0.817222</text:p>
          </table:table-cell>
          <table:table-cell office:value-type="string" calcext:value-type="string">
            <text:p>((-1.267164e+01</text:p>
          </table:table-cell>
          <table:table-cell office:value-type="float" office:value="-1.632654E-018" calcext:value-type="float">
            <text:p>-1.632654E-18</text:p>
          </table:table-cell>
          <table:table-cell office:value-type="string" calcext:value-type="string">
            <text:p>6.360235e+02)</text:p>
          </table:table-cell>
          <table:table-cell office:value-type="string" calcext:value-type="string">
            <text:p>(5.804941e+00</text:p>
          </table:table-cell>
          <table:table-cell office:value-type="float" office:value="-1.187862E-020" calcext:value-type="float">
            <text:p>-1.187862E-20</text:p>
          </table:table-cell>
          <table:table-cell office:value-type="string" calcext:value-type="string">
            <text:p>-1.822942e-01))</text:p>
          </table:table-cell>
          <table:table-cell office:value-type="string" calcext:value-type="string">
            <text:p>((-3.180117e+01</text:p>
          </table:table-cell>
          <table:table-cell office:value-type="float" office:value="-187.9153" calcext:value-type="float">
            <text:p>-187.9153</text:p>
          </table:table-cell>
          <table:table-cell office:value-type="string" calcext:value-type="string">
            <text:p>-6.335820e-01)</text:p>
          </table:table-cell>
          <table:table-cell office:value-type="string" calcext:value-type="string">
            <text:p>(9.114710e-03</text:p>
          </table:table-cell>
          <table:table-cell office:value-type="float" office:value="5.770607" calcext:value-type="float">
            <text:p>5.770607</text:p>
          </table:table-cell>
          <table:table-cell office:value-type="string" calcext:value-type="string">
            <text:p>2.902471e-01))</text:p>
          </table:table-cell>
        </table:table-row>
        <table:table-row table:style-name="ro1">
          <table:table-cell office:value-type="float" office:value="0.817778" calcext:value-type="float">
            <text:p>0.817778</text:p>
          </table:table-cell>
          <table:table-cell office:value-type="string" calcext:value-type="string">
            <text:p>((-1.266978e+01</text:p>
          </table:table-cell>
          <table:table-cell office:value-type="float" office:value="-1.63257E-018" calcext:value-type="float">
            <text:p>-1.63257E-18</text:p>
          </table:table-cell>
          <table:table-cell office:value-type="string" calcext:value-type="string">
            <text:p>6.360518e+02)</text:p>
          </table:table-cell>
          <table:table-cell office:value-type="string" calcext:value-type="string">
            <text:p>(5.799440e+00</text:p>
          </table:table-cell>
          <table:table-cell office:value-type="float" office:value="-1.174189E-020" calcext:value-type="float">
            <text:p>-1.174189E-20</text:p>
          </table:table-cell>
          <table:table-cell office:value-type="string" calcext:value-type="string">
            <text:p>-1.765537e-01))</text:p>
          </table:table-cell>
          <table:table-cell office:value-type="string" calcext:value-type="string">
            <text:p>((-3.180259e+01</text:p>
          </table:table-cell>
          <table:table-cell office:value-type="float" office:value="-187.9197" calcext:value-type="float">
            <text:p>-187.9197</text:p>
          </table:table-cell>
          <table:table-cell office:value-type="string" calcext:value-type="string">
            <text:p>-6.334889e-01)</text:p>
          </table:table-cell>
          <table:table-cell office:value-type="string" calcext:value-type="string">
            <text:p>(8.827683e-03</text:p>
          </table:table-cell>
          <table:table-cell office:value-type="float" office:value="5.763725" calcext:value-type="float">
            <text:p>5.763725</text:p>
          </table:table-cell>
          <table:table-cell office:value-type="string" calcext:value-type="string">
            <text:p>2.899720e-01))</text:p>
          </table:table-cell>
        </table:table-row>
        <table:table-row table:style-name="ro1">
          <table:table-cell office:value-type="float" office:value="0.818333" calcext:value-type="float">
            <text:p>0.818333</text:p>
          </table:table-cell>
          <table:table-cell office:value-type="string" calcext:value-type="string">
            <text:p>((-1.266720e+01</text:p>
          </table:table-cell>
          <table:table-cell office:value-type="float" office:value="-1.632479E-018" calcext:value-type="float">
            <text:p>-1.632479E-18</text:p>
          </table:table-cell>
          <table:table-cell office:value-type="string" calcext:value-type="string">
            <text:p>6.360531e+02)</text:p>
          </table:table-cell>
          <table:table-cell office:value-type="string" calcext:value-type="string">
            <text:p>(5.794177e+00</text:p>
          </table:table-cell>
          <table:table-cell office:value-type="float" office:value="-1.168485E-020" calcext:value-type="float">
            <text:p>-1.168485E-20</text:p>
          </table:table-cell>
          <table:table-cell office:value-type="string" calcext:value-type="string">
            <text:p>-1.711296e-01))</text:p>
          </table:table-cell>
          <table:table-cell office:value-type="string" calcext:value-type="string">
            <text:p>((-3.180266e+01</text:p>
          </table:table-cell>
          <table:table-cell office:value-type="float" office:value="-187.9156" calcext:value-type="float">
            <text:p>-187.9156</text:p>
          </table:table-cell>
          <table:table-cell office:value-type="string" calcext:value-type="string">
            <text:p>-6.333599e-01)</text:p>
          </table:table-cell>
          <table:table-cell office:value-type="string" calcext:value-type="string">
            <text:p>(8.556482e-03</text:p>
          </table:table-cell>
          <table:table-cell office:value-type="float" office:value="5.757172" calcext:value-type="float">
            <text:p>5.757172</text:p>
          </table:table-cell>
          <table:table-cell office:value-type="string" calcext:value-type="string">
            <text:p>2.897089e-01))</text:p>
          </table:table-cell>
        </table:table-row>
        <table:table-row table:style-name="ro1">
          <table:table-cell office:value-type="float" office:value="0.818889" calcext:value-type="float">
            <text:p>0.818889</text:p>
          </table:table-cell>
          <table:table-cell office:value-type="string" calcext:value-type="string">
            <text:p>((-1.266470e+01</text:p>
          </table:table-cell>
          <table:table-cell office:value-type="float" office:value="-1.631935E-018" calcext:value-type="float">
            <text:p>-1.631935E-18</text:p>
          </table:table-cell>
          <table:table-cell office:value-type="string" calcext:value-type="string">
            <text:p>6.360429e+02)</text:p>
          </table:table-cell>
          <table:table-cell office:value-type="string" calcext:value-type="string">
            <text:p>(5.789080e+00</text:p>
          </table:table-cell>
          <table:table-cell office:value-type="float" office:value="-1.166198E-020" calcext:value-type="float">
            <text:p>-1.166198E-20</text:p>
          </table:table-cell>
          <table:table-cell office:value-type="string" calcext:value-type="string">
            <text:p>-1.660775e-01))</text:p>
          </table:table-cell>
          <table:table-cell office:value-type="string" calcext:value-type="string">
            <text:p>((-3.180214e+01</text:p>
          </table:table-cell>
          <table:table-cell office:value-type="float" office:value="-187.9069" calcext:value-type="float">
            <text:p>-187.9069</text:p>
          </table:table-cell>
          <table:table-cell office:value-type="string" calcext:value-type="string">
            <text:p>-6.332350e-01)</text:p>
          </table:table-cell>
          <table:table-cell office:value-type="string" calcext:value-type="string">
            <text:p>(8.303876e-03</text:p>
          </table:table-cell>
          <table:table-cell office:value-type="float" office:value="5.750877" calcext:value-type="float">
            <text:p>5.750877</text:p>
          </table:table-cell>
          <table:table-cell office:value-type="string" calcext:value-type="string">
            <text:p>2.894540e-01))</text:p>
          </table:table-cell>
        </table:table-row>
        <table:table-row table:style-name="ro1">
          <table:table-cell office:value-type="float" office:value="0.819444" calcext:value-type="float">
            <text:p>0.819444</text:p>
          </table:table-cell>
          <table:table-cell office:value-type="string" calcext:value-type="string">
            <text:p>((-1.266252e+01</text:p>
          </table:table-cell>
          <table:table-cell office:value-type="float" office:value="-1.631128E-018" calcext:value-type="float">
            <text:p>-1.631128E-18</text:p>
          </table:table-cell>
          <table:table-cell office:value-type="string" calcext:value-type="string">
            <text:p>6.360213e+02)</text:p>
          </table:table-cell>
          <table:table-cell office:value-type="string" calcext:value-type="string">
            <text:p>(5.784117e+00</text:p>
          </table:table-cell>
          <table:table-cell office:value-type="float" office:value="-1.165581E-020" calcext:value-type="float">
            <text:p>-1.165581E-20</text:p>
          </table:table-cell>
          <table:table-cell office:value-type="string" calcext:value-type="string">
            <text:p>-1.616307e-01))</text:p>
          </table:table-cell>
          <table:table-cell office:value-type="string" calcext:value-type="string">
            <text:p>((-3.180107e+01</text:p>
          </table:table-cell>
          <table:table-cell office:value-type="float" office:value="-187.8939" calcext:value-type="float">
            <text:p>-187.8939</text:p>
          </table:table-cell>
          <table:table-cell office:value-type="string" calcext:value-type="string">
            <text:p>-6.331258e-01)</text:p>
          </table:table-cell>
          <table:table-cell office:value-type="string" calcext:value-type="string">
            <text:p>(8.081534e-03</text:p>
          </table:table-cell>
          <table:table-cell office:value-type="float" office:value="5.744898" calcext:value-type="float">
            <text:p>5.744898</text:p>
          </table:table-cell>
          <table:table-cell office:value-type="string" calcext:value-type="string">
            <text:p>2.892059e-01))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string" calcext:value-type="string">
            <text:p>((-1.262621e+01</text:p>
          </table:table-cell>
          <table:table-cell office:value-type="float" office:value="-1.630718E-018" calcext:value-type="float">
            <text:p>-1.630718E-18</text:p>
          </table:table-cell>
          <table:table-cell office:value-type="string" calcext:value-type="string">
            <text:p>6.354044e+02)</text:p>
          </table:table-cell>
          <table:table-cell office:value-type="string" calcext:value-type="string">
            <text:p>(5.778465e+00</text:p>
          </table:table-cell>
          <table:table-cell office:value-type="float" office:value="-1.16319E-020" calcext:value-type="float">
            <text:p>-1.16319E-20</text:p>
          </table:table-cell>
          <table:table-cell office:value-type="string" calcext:value-type="string">
            <text:p>-1.591088e-01))</text:p>
          </table:table-cell>
          <table:table-cell office:value-type="string" calcext:value-type="string">
            <text:p>((-3.177022e+01</text:p>
          </table:table-cell>
          <table:table-cell office:value-type="float" office:value="-187.7245" calcext:value-type="float">
            <text:p>-187.7245</text:p>
          </table:table-cell>
          <table:table-cell office:value-type="string" calcext:value-type="string">
            <text:p>-6.313105e-01)</text:p>
          </table:table-cell>
          <table:table-cell office:value-type="string" calcext:value-type="string">
            <text:p>(7.955438e-03</text:p>
          </table:table-cell>
          <table:table-cell office:value-type="float" office:value="5.738963" calcext:value-type="float">
            <text:p>5.738963</text:p>
          </table:table-cell>
          <table:table-cell office:value-type="string" calcext:value-type="string">
            <text:p>2.889233e-01))</text:p>
          </table:table-cell>
        </table:table-row>
        <table:table-row table:style-name="ro1">
          <table:table-cell office:value-type="float" office:value="0.820556" calcext:value-type="float">
            <text:p>0.820556</text:p>
          </table:table-cell>
          <table:table-cell office:value-type="string" calcext:value-type="string">
            <text:p>((-1.265891e+01</text:p>
          </table:table-cell>
          <table:table-cell office:value-type="float" office:value="-1.629861E-018" calcext:value-type="float">
            <text:p>-1.629861E-18</text:p>
          </table:table-cell>
          <table:table-cell office:value-type="string" calcext:value-type="string">
            <text:p>6.358992e+02)</text:p>
          </table:table-cell>
          <table:table-cell office:value-type="string" calcext:value-type="string">
            <text:p>(5.773347e+00</text:p>
          </table:table-cell>
          <table:table-cell office:value-type="float" office:value="-1.16062E-020" calcext:value-type="float">
            <text:p>-1.16062E-20</text:p>
          </table:table-cell>
          <table:table-cell office:value-type="string" calcext:value-type="string">
            <text:p>-1.564560e-01))</text:p>
          </table:table-cell>
          <table:table-cell office:value-type="string" calcext:value-type="string">
            <text:p>((-3.179496e+01</text:p>
          </table:table-cell>
          <table:table-cell office:value-type="float" office:value="-187.8416" calcext:value-type="float">
            <text:p>-187.8416</text:p>
          </table:table-cell>
          <table:table-cell office:value-type="string" calcext:value-type="string">
            <text:p>-6.329456e-01)</text:p>
          </table:table-cell>
          <table:table-cell office:value-type="string" calcext:value-type="string">
            <text:p>(7.822802e-03</text:p>
          </table:table-cell>
          <table:table-cell office:value-type="float" office:value="5.733389" calcext:value-type="float">
            <text:p>5.733389</text:p>
          </table:table-cell>
          <table:table-cell office:value-type="string" calcext:value-type="string">
            <text:p>2.886674e-01))</text:p>
          </table:table-cell>
        </table:table-row>
        <table:table-row table:style-name="ro1">
          <table:table-cell office:value-type="float" office:value="0.821111" calcext:value-type="float">
            <text:p>0.821111</text:p>
          </table:table-cell>
          <table:table-cell office:value-type="string" calcext:value-type="string">
            <text:p>((-1.266913e+01</text:p>
          </table:table-cell>
          <table:table-cell office:value-type="float" office:value="-1.628878E-018" calcext:value-type="float">
            <text:p>-1.628878E-18</text:p>
          </table:table-cell>
          <table:table-cell office:value-type="string" calcext:value-type="string">
            <text:p>6.359913e+02)</text:p>
          </table:table-cell>
          <table:table-cell office:value-type="string" calcext:value-type="string">
            <text:p>(5.768811e+00</text:p>
          </table:table-cell>
          <table:table-cell office:value-type="float" office:value="-1.154719E-020" calcext:value-type="float">
            <text:p>-1.154719E-20</text:p>
          </table:table-cell>
          <table:table-cell office:value-type="string" calcext:value-type="string">
            <text:p>-1.541078e-01))</text:p>
          </table:table-cell>
          <table:table-cell office:value-type="string" calcext:value-type="string">
            <text:p>((-3.179957e+01</text:p>
          </table:table-cell>
          <table:table-cell office:value-type="float" office:value="-187.8528" calcext:value-type="float">
            <text:p>-187.8528</text:p>
          </table:table-cell>
          <table:table-cell office:value-type="string" calcext:value-type="string">
            <text:p>-6.334564e-01)</text:p>
          </table:table-cell>
          <table:table-cell office:value-type="string" calcext:value-type="string">
            <text:p>(7.705390e-03</text:p>
          </table:table-cell>
          <table:table-cell office:value-type="float" office:value="5.728413" calcext:value-type="float">
            <text:p>5.728413</text:p>
          </table:table-cell>
          <table:table-cell office:value-type="string" calcext:value-type="string">
            <text:p>2.884405e-01))</text:p>
          </table:table-cell>
        </table:table-row>
        <table:table-row table:style-name="ro1">
          <table:table-cell office:value-type="float" office:value="0.821667" calcext:value-type="float">
            <text:p>0.821667</text:p>
          </table:table-cell>
          <table:table-cell office:value-type="string" calcext:value-type="string">
            <text:p>((-1.267641e+01</text:p>
          </table:table-cell>
          <table:table-cell office:value-type="float" office:value="-1.627549E-018" calcext:value-type="float">
            <text:p>-1.627549E-18</text:p>
          </table:table-cell>
          <table:table-cell office:value-type="string" calcext:value-type="string">
            <text:p>6.360484e+02)</text:p>
          </table:table-cell>
          <table:table-cell office:value-type="string" calcext:value-type="string">
            <text:p>(5.764773e+00</text:p>
          </table:table-cell>
          <table:table-cell office:value-type="float" office:value="-1.145683E-020" calcext:value-type="float">
            <text:p>-1.145683E-20</text:p>
          </table:table-cell>
          <table:table-cell office:value-type="string" calcext:value-type="string">
            <text:p>-1.520758e-01))</text:p>
          </table:table-cell>
          <table:table-cell office:value-type="string" calcext:value-type="string">
            <text:p>((-3.180242e+01</text:p>
          </table:table-cell>
          <table:table-cell office:value-type="float" office:value="-187.8562" calcext:value-type="float">
            <text:p>-187.8562</text:p>
          </table:table-cell>
          <table:table-cell office:value-type="string" calcext:value-type="string">
            <text:p>-6.338207e-01)</text:p>
          </table:table-cell>
          <table:table-cell office:value-type="string" calcext:value-type="string">
            <text:p>(7.603791e-03</text:p>
          </table:table-cell>
          <table:table-cell office:value-type="float" office:value="5.723967" calcext:value-type="float">
            <text:p>5.723967</text:p>
          </table:table-cell>
          <table:table-cell office:value-type="string" calcext:value-type="string">
            <text:p>2.882386e-01))</text:p>
          </table:table-cell>
        </table:table-row>
        <table:table-row table:style-name="ro1">
          <table:table-cell office:value-type="float" office:value="0.822222" calcext:value-type="float">
            <text:p>0.822222</text:p>
          </table:table-cell>
          <table:table-cell office:value-type="string" calcext:value-type="string">
            <text:p>((-1.268267e+01</text:p>
          </table:table-cell>
          <table:table-cell office:value-type="float" office:value="-1.625981E-018" calcext:value-type="float">
            <text:p>-1.625981E-18</text:p>
          </table:table-cell>
          <table:table-cell office:value-type="string" calcext:value-type="string">
            <text:p>6.361029e+02)</text:p>
          </table:table-cell>
          <table:table-cell office:value-type="string" calcext:value-type="string">
            <text:p>(5.761094e+00</text:p>
          </table:table-cell>
          <table:table-cell office:value-type="float" office:value="-1.134417E-020" calcext:value-type="float">
            <text:p>-1.134417E-20</text:p>
          </table:table-cell>
          <table:table-cell office:value-type="string" calcext:value-type="string">
            <text:p>-1.503193e-01))</text:p>
          </table:table-cell>
          <table:table-cell office:value-type="string" calcext:value-type="string">
            <text:p>((-3.180514e+01</text:p>
          </table:table-cell>
          <table:table-cell office:value-type="float" office:value="-187.8599" calcext:value-type="float">
            <text:p>-187.8599</text:p>
          </table:table-cell>
          <table:table-cell office:value-type="string" calcext:value-type="string">
            <text:p>-6.341333e-01)</text:p>
          </table:table-cell>
          <table:table-cell office:value-type="string" calcext:value-type="string">
            <text:p>(7.515964e-03</text:p>
          </table:table-cell>
          <table:table-cell office:value-type="float" office:value="5.719908" calcext:value-type="float">
            <text:p>5.719908</text:p>
          </table:table-cell>
          <table:table-cell office:value-type="string" calcext:value-type="string">
            <text:p>2.880547e-01))</text:p>
          </table:table-cell>
        </table:table-row>
        <table:table-row table:style-name="ro1">
          <table:table-cell office:value-type="float" office:value="0.822778" calcext:value-type="float">
            <text:p>0.822778</text:p>
          </table:table-cell>
          <table:table-cell office:value-type="string" calcext:value-type="string">
            <text:p>((-1.268803e+01</text:p>
          </table:table-cell>
          <table:table-cell office:value-type="float" office:value="-1.624321E-018" calcext:value-type="float">
            <text:p>-1.624321E-18</text:p>
          </table:table-cell>
          <table:table-cell office:value-type="string" calcext:value-type="string">
            <text:p>6.361519e+02)</text:p>
          </table:table-cell>
          <table:table-cell office:value-type="string" calcext:value-type="string">
            <text:p>(5.757678e+00</text:p>
          </table:table-cell>
          <table:table-cell office:value-type="float" office:value="-1.121522E-020" calcext:value-type="float">
            <text:p>-1.121522E-20</text:p>
          </table:table-cell>
          <table:table-cell office:value-type="string" calcext:value-type="string">
            <text:p>-1.488414e-01))</text:p>
          </table:table-cell>
          <table:table-cell office:value-type="string" calcext:value-type="string">
            <text:p>((-3.180759e+01</text:p>
          </table:table-cell>
          <table:table-cell office:value-type="float" office:value="-187.8626" calcext:value-type="float">
            <text:p>-187.8626</text:p>
          </table:table-cell>
          <table:table-cell office:value-type="string" calcext:value-type="string">
            <text:p>-6.344017e-01)</text:p>
          </table:table-cell>
          <table:table-cell office:value-type="string" calcext:value-type="string">
            <text:p>(7.442072e-03</text:p>
          </table:table-cell>
          <table:table-cell office:value-type="float" office:value="5.716161" calcext:value-type="float">
            <text:p>5.716161</text:p>
          </table:table-cell>
          <table:table-cell office:value-type="string" calcext:value-type="string">
            <text:p>2.878839e-01))</text:p>
          </table:table-cell>
        </table:table-row>
        <table:table-row table:style-name="ro1">
          <table:table-cell office:value-type="float" office:value="0.823333" calcext:value-type="float">
            <text:p>0.823333</text:p>
          </table:table-cell>
          <table:table-cell office:value-type="string" calcext:value-type="string">
            <text:p>((-1.269292e+01</text:p>
          </table:table-cell>
          <table:table-cell office:value-type="float" office:value="-1.622185E-018" calcext:value-type="float">
            <text:p>-1.622185E-18</text:p>
          </table:table-cell>
          <table:table-cell office:value-type="string" calcext:value-type="string">
            <text:p>6.361916e+02)</text:p>
          </table:table-cell>
          <table:table-cell office:value-type="string" calcext:value-type="string">
            <text:p>(5.754432e+00</text:p>
          </table:table-cell>
          <table:table-cell office:value-type="float" office:value="-1.107805E-020" calcext:value-type="float">
            <text:p>-1.107805E-20</text:p>
          </table:table-cell>
          <table:table-cell office:value-type="string" calcext:value-type="string">
            <text:p>-1.476077e-01))</text:p>
          </table:table-cell>
          <table:table-cell office:value-type="string" calcext:value-type="string">
            <text:p>((-3.180958e+01</text:p>
          </table:table-cell>
          <table:table-cell office:value-type="float" office:value="-187.8624" calcext:value-type="float">
            <text:p>-187.8624</text:p>
          </table:table-cell>
          <table:table-cell office:value-type="string" calcext:value-type="string">
            <text:p>-6.346460e-01)</text:p>
          </table:table-cell>
          <table:table-cell office:value-type="string" calcext:value-type="string">
            <text:p>(7.380385e-03</text:p>
          </table:table-cell>
          <table:table-cell office:value-type="float" office:value="5.712634" calcext:value-type="float">
            <text:p>5.712634</text:p>
          </table:table-cell>
          <table:table-cell office:value-type="string" calcext:value-type="string">
            <text:p>2.877216e-01))</text:p>
          </table:table-cell>
        </table:table-row>
        <table:table-row table:style-name="ro1">
          <table:table-cell office:value-type="float" office:value="0.823889" calcext:value-type="float">
            <text:p>0.823889</text:p>
          </table:table-cell>
          <table:table-cell office:value-type="string" calcext:value-type="string">
            <text:p>((-1.269732e+01</text:p>
          </table:table-cell>
          <table:table-cell office:value-type="float" office:value="-1.619862E-018" calcext:value-type="float">
            <text:p>-1.619862E-18</text:p>
          </table:table-cell>
          <table:table-cell office:value-type="string" calcext:value-type="string">
            <text:p>6.362232e+02)</text:p>
          </table:table-cell>
          <table:table-cell office:value-type="string" calcext:value-type="string">
            <text:p>(5.751267e+00</text:p>
          </table:table-cell>
          <table:table-cell office:value-type="float" office:value="-1.093825E-020" calcext:value-type="float">
            <text:p>-1.093825E-20</text:p>
          </table:table-cell>
          <table:table-cell office:value-type="string" calcext:value-type="string">
            <text:p>-1.465728e-01))</text:p>
          </table:table-cell>
          <table:table-cell office:value-type="string" calcext:value-type="string">
            <text:p>((-3.181116e+01</text:p>
          </table:table-cell>
          <table:table-cell office:value-type="float" office:value="-187.86" calcext:value-type="float">
            <text:p>-187.86</text:p>
          </table:table-cell>
          <table:table-cell office:value-type="string" calcext:value-type="string">
            <text:p>-6.348659e-01)</text:p>
          </table:table-cell>
          <table:table-cell office:value-type="string" calcext:value-type="string">
            <text:p>(7.328640e-03</text:p>
          </table:table-cell>
          <table:table-cell office:value-type="float" office:value="5.709225" calcext:value-type="float">
            <text:p>5.709225</text:p>
          </table:table-cell>
          <table:table-cell office:value-type="string" calcext:value-type="string">
            <text:p>2.875634e-01))</text:p>
          </table:table-cell>
        </table:table-row>
        <table:table-row table:style-name="ro1">
          <table:table-cell office:value-type="float" office:value="0.824444" calcext:value-type="float">
            <text:p>0.824444</text:p>
          </table:table-cell>
          <table:table-cell office:value-type="string" calcext:value-type="string">
            <text:p>((-1.270142e+01</text:p>
          </table:table-cell>
          <table:table-cell office:value-type="float" office:value="-1.617849E-018" calcext:value-type="float">
            <text:p>-1.617849E-18</text:p>
          </table:table-cell>
          <table:table-cell office:value-type="string" calcext:value-type="string">
            <text:p>6.362466e+02)</text:p>
          </table:table-cell>
          <table:table-cell office:value-type="string" calcext:value-type="string">
            <text:p>(5.748111e+00</text:p>
          </table:table-cell>
          <table:table-cell office:value-type="float" office:value="-1.079859E-020" calcext:value-type="float">
            <text:p>-1.079859E-20</text:p>
          </table:table-cell>
          <table:table-cell office:value-type="string" calcext:value-type="string">
            <text:p>-1.456731e-01))</text:p>
          </table:table-cell>
          <table:table-cell office:value-type="string" calcext:value-type="string">
            <text:p>((-3.181233e+01</text:p>
          </table:table-cell>
          <table:table-cell office:value-type="float" office:value="-187.8548" calcext:value-type="float">
            <text:p>-187.8548</text:p>
          </table:table-cell>
          <table:table-cell office:value-type="string" calcext:value-type="string">
            <text:p>-6.350711e-01)</text:p>
          </table:table-cell>
          <table:table-cell office:value-type="string" calcext:value-type="string">
            <text:p>(7.283657e-03</text:p>
          </table:table-cell>
          <table:table-cell office:value-type="float" office:value="5.705841" calcext:value-type="float">
            <text:p>5.705841</text:p>
          </table:table-cell>
          <table:table-cell office:value-type="string" calcext:value-type="string">
            <text:p>2.874056e-01))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string" calcext:value-type="string">
            <text:p>((-1.270515e+01</text:p>
          </table:table-cell>
          <table:table-cell office:value-type="float" office:value="-1.615641E-018" calcext:value-type="float">
            <text:p>-1.615641E-18</text:p>
          </table:table-cell>
          <table:table-cell office:value-type="string" calcext:value-type="string">
            <text:p>6.362553e+02)</text:p>
          </table:table-cell>
          <table:table-cell office:value-type="string" calcext:value-type="string">
            <text:p>(5.744967e+00</text:p>
          </table:table-cell>
          <table:table-cell office:value-type="float" office:value="-1.066097E-020" calcext:value-type="float">
            <text:p>-1.066097E-20</text:p>
          </table:table-cell>
          <table:table-cell office:value-type="string" calcext:value-type="string">
            <text:p>-1.448986e-01))</text:p>
          </table:table-cell>
          <table:table-cell office:value-type="string" calcext:value-type="string">
            <text:p>((-3.181277e+01</text:p>
          </table:table-cell>
          <table:table-cell office:value-type="float" office:value="-187.8447" calcext:value-type="float">
            <text:p>-187.8447</text:p>
          </table:table-cell>
          <table:table-cell office:value-type="string" calcext:value-type="string">
            <text:p>-6.352577e-01)</text:p>
          </table:table-cell>
          <table:table-cell office:value-type="string" calcext:value-type="string">
            <text:p>(7.244928e-03</text:p>
          </table:table-cell>
          <table:table-cell office:value-type="float" office:value="5.702491" calcext:value-type="float">
            <text:p>5.702491</text:p>
          </table:table-cell>
          <table:table-cell office:value-type="string" calcext:value-type="string">
            <text:p>2.872484e-01))</text:p>
          </table:table-cell>
        </table:table-row>
        <table:table-row table:style-name="ro1">
          <table:table-cell office:value-type="float" office:value="0.825556" calcext:value-type="float">
            <text:p>0.825556</text:p>
          </table:table-cell>
          <table:table-cell office:value-type="string" calcext:value-type="string">
            <text:p>((-1.270421e+01</text:p>
          </table:table-cell>
          <table:table-cell office:value-type="float" office:value="-1.613015E-018" calcext:value-type="float">
            <text:p>-1.613015E-18</text:p>
          </table:table-cell>
          <table:table-cell office:value-type="string" calcext:value-type="string">
            <text:p>6.361772e+02)</text:p>
          </table:table-cell>
          <table:table-cell office:value-type="string" calcext:value-type="string">
            <text:p>(5.741919e+00</text:p>
          </table:table-cell>
          <table:table-cell office:value-type="float" office:value="-1.053107E-020" calcext:value-type="float">
            <text:p>-1.053107E-20</text:p>
          </table:table-cell>
          <table:table-cell office:value-type="string" calcext:value-type="string">
            <text:p>-1.441827e-01))</text:p>
          </table:table-cell>
          <table:table-cell office:value-type="string" calcext:value-type="string">
            <text:p>((-3.180886e+01</text:p>
          </table:table-cell>
          <table:table-cell office:value-type="float" office:value="-187.8108" calcext:value-type="float">
            <text:p>-187.8108</text:p>
          </table:table-cell>
          <table:table-cell office:value-type="string" calcext:value-type="string">
            <text:p>-6.352107e-01)</text:p>
          </table:table-cell>
          <table:table-cell office:value-type="string" calcext:value-type="string">
            <text:p>(7.209133e-03</text:p>
          </table:table-cell>
          <table:table-cell office:value-type="float" office:value="5.699231" calcext:value-type="float">
            <text:p>5.699231</text:p>
          </table:table-cell>
          <table:table-cell office:value-type="string" calcext:value-type="string">
            <text:p>2.870960e-01))</text:p>
          </table:table-cell>
        </table:table-row>
        <table:table-row table:style-name="ro1">
          <table:table-cell office:value-type="float" office:value="0.826111" calcext:value-type="float">
            <text:p>0.826111</text:p>
          </table:table-cell>
          <table:table-cell office:value-type="string" calcext:value-type="string">
            <text:p>((-1.270792e+01</text:p>
          </table:table-cell>
          <table:table-cell office:value-type="float" office:value="-1.609753E-018" calcext:value-type="float">
            <text:p>-1.609753E-18</text:p>
          </table:table-cell>
          <table:table-cell office:value-type="string" calcext:value-type="string">
            <text:p>6.361727e+02)</text:p>
          </table:table-cell>
          <table:table-cell office:value-type="string" calcext:value-type="string">
            <text:p>(5.739101e+00</text:p>
          </table:table-cell>
          <table:table-cell office:value-type="float" office:value="-1.020727E-020" calcext:value-type="float">
            <text:p>-1.020727E-20</text:p>
          </table:table-cell>
          <table:table-cell office:value-type="string" calcext:value-type="string">
            <text:p>-1.433153e-01))</text:p>
          </table:table-cell>
          <table:table-cell office:value-type="string" calcext:value-type="string">
            <text:p>((-3.180863e+01</text:p>
          </table:table-cell>
          <table:table-cell office:value-type="float" office:value="-187.7957" calcext:value-type="float">
            <text:p>-187.7957</text:p>
          </table:table-cell>
          <table:table-cell office:value-type="string" calcext:value-type="string">
            <text:p>-6.353961e-01)</text:p>
          </table:table-cell>
          <table:table-cell office:value-type="string" calcext:value-type="string">
            <text:p>(7.165766e-03</text:p>
          </table:table-cell>
          <table:table-cell office:value-type="float" office:value="5.696121" calcext:value-type="float">
            <text:p>5.696121</text:p>
          </table:table-cell>
          <table:table-cell office:value-type="string" calcext:value-type="string">
            <text:p>2.869550e-01))</text:p>
          </table:table-cell>
        </table:table-row>
        <table:table-row table:style-name="ro1">
          <table:table-cell office:value-type="float" office:value="0.826667" calcext:value-type="float">
            <text:p>0.826667</text:p>
          </table:table-cell>
          <table:table-cell office:value-type="string" calcext:value-type="string">
            <text:p>((-1.271679e+01</text:p>
          </table:table-cell>
          <table:table-cell office:value-type="float" office:value="-1.606208E-018" calcext:value-type="float">
            <text:p>-1.606208E-18</text:p>
          </table:table-cell>
          <table:table-cell office:value-type="string" calcext:value-type="string">
            <text:p>6.362547e+02)</text:p>
          </table:table-cell>
          <table:table-cell office:value-type="string" calcext:value-type="string">
            <text:p>(5.736593e+00</text:p>
          </table:table-cell>
          <table:table-cell office:value-type="float" office:value="-9.805174E-021" calcext:value-type="float">
            <text:p>-9.805174E-21</text:p>
          </table:table-cell>
          <table:table-cell office:value-type="string" calcext:value-type="string">
            <text:p>-1.424628e-01))</text:p>
          </table:table-cell>
          <table:table-cell office:value-type="string" calcext:value-type="string">
            <text:p>((-3.181274e+01</text:p>
          </table:table-cell>
          <table:table-cell office:value-type="float" office:value="-187.8033" calcext:value-type="float">
            <text:p>-187.8033</text:p>
          </table:table-cell>
          <table:table-cell office:value-type="string" calcext:value-type="string">
            <text:p>-6.358393e-01)</text:p>
          </table:table-cell>
          <table:table-cell office:value-type="string" calcext:value-type="string">
            <text:p>(7.123140e-03</text:p>
          </table:table-cell>
          <table:table-cell office:value-type="float" office:value="5.693318" calcext:value-type="float">
            <text:p>5.693318</text:p>
          </table:table-cell>
          <table:table-cell office:value-type="string" calcext:value-type="string">
            <text:p>2.868296e-01))</text:p>
          </table:table-cell>
        </table:table-row>
        <table:table-row table:style-name="ro1">
          <table:table-cell office:value-type="float" office:value="0.827222" calcext:value-type="float">
            <text:p>0.827222</text:p>
          </table:table-cell>
          <table:table-cell office:value-type="string" calcext:value-type="string">
            <text:p>((-1.272269e+01</text:p>
          </table:table-cell>
          <table:table-cell office:value-type="float" office:value="-1.602369E-018" calcext:value-type="float">
            <text:p>-1.602369E-18</text:p>
          </table:table-cell>
          <table:table-cell office:value-type="string" calcext:value-type="string">
            <text:p>6.362840e+02)</text:p>
          </table:table-cell>
          <table:table-cell office:value-type="string" calcext:value-type="string">
            <text:p>(5.734296e+00</text:p>
          </table:table-cell>
          <table:table-cell office:value-type="float" office:value="-9.390261E-021" calcext:value-type="float">
            <text:p>-9.390261E-21</text:p>
          </table:table-cell>
          <table:table-cell office:value-type="string" calcext:value-type="string">
            <text:p>-1.417014e-01))</text:p>
          </table:table-cell>
          <table:table-cell office:value-type="string" calcext:value-type="string">
            <text:p>((-3.181420e+01</text:p>
          </table:table-cell>
          <table:table-cell office:value-type="float" office:value="-187.7973" calcext:value-type="float">
            <text:p>-187.7973</text:p>
          </table:table-cell>
          <table:table-cell office:value-type="string" calcext:value-type="string">
            <text:p>-6.361343e-01)</text:p>
          </table:table-cell>
          <table:table-cell office:value-type="string" calcext:value-type="string">
            <text:p>(7.085072e-03</text:p>
          </table:table-cell>
          <table:table-cell office:value-type="float" office:value="5.690753" calcext:value-type="float">
            <text:p>5.690753</text:p>
          </table:table-cell>
          <table:table-cell office:value-type="string" calcext:value-type="string">
            <text:p>2.867148e-01))</text:p>
          </table:table-cell>
        </table:table-row>
        <table:table-row table:style-name="ro1">
          <table:table-cell office:value-type="float" office:value="0.827778" calcext:value-type="float">
            <text:p>0.827778</text:p>
          </table:table-cell>
          <table:table-cell office:value-type="string" calcext:value-type="string">
            <text:p>((-1.272765e+01</text:p>
          </table:table-cell>
          <table:table-cell office:value-type="float" office:value="-1.5986E-018" calcext:value-type="float">
            <text:p>-1.5986E-18</text:p>
          </table:table-cell>
          <table:table-cell office:value-type="string" calcext:value-type="string">
            <text:p>6.362962e+02)</text:p>
          </table:table-cell>
          <table:table-cell office:value-type="string" calcext:value-type="string">
            <text:p>(5.732165e+00</text:p>
          </table:table-cell>
          <table:table-cell office:value-type="float" office:value="-8.956766E-021" calcext:value-type="float">
            <text:p>-8.956766E-21</text:p>
          </table:table-cell>
          <table:table-cell office:value-type="string" calcext:value-type="string">
            <text:p>-1.410418e-01))</text:p>
          </table:table-cell>
          <table:table-cell office:value-type="string" calcext:value-type="string">
            <text:p>((-3.181481e+01</text:p>
          </table:table-cell>
          <table:table-cell office:value-type="float" office:value="-187.7869" calcext:value-type="float">
            <text:p>-187.7869</text:p>
          </table:table-cell>
          <table:table-cell office:value-type="string" calcext:value-type="string">
            <text:p>-6.363824e-01)</text:p>
          </table:table-cell>
          <table:table-cell office:value-type="string" calcext:value-type="string">
            <text:p>(7.052091e-03</text:p>
          </table:table-cell>
          <table:table-cell office:value-type="float" office:value="5.688391" calcext:value-type="float">
            <text:p>5.688391</text:p>
          </table:table-cell>
          <table:table-cell office:value-type="string" calcext:value-type="string">
            <text:p>2.866083e-01))</text:p>
          </table:table-cell>
        </table:table-row>
        <table:table-row table:style-name="ro1">
          <table:table-cell office:value-type="float" office:value="0.828333" calcext:value-type="float">
            <text:p>0.828333</text:p>
          </table:table-cell>
          <table:table-cell office:value-type="string" calcext:value-type="string">
            <text:p>((-1.273242e+01</text:p>
          </table:table-cell>
          <table:table-cell office:value-type="float" office:value="-1.594903E-018" calcext:value-type="float">
            <text:p>-1.594903E-18</text:p>
          </table:table-cell>
          <table:table-cell office:value-type="string" calcext:value-type="string">
            <text:p>6.363025e+02)</text:p>
          </table:table-cell>
          <table:table-cell office:value-type="string" calcext:value-type="string">
            <text:p>(5.730109e+00</text:p>
          </table:table-cell>
          <table:table-cell office:value-type="float" office:value="-8.51054E-021" calcext:value-type="float">
            <text:p>-8.51054E-21</text:p>
          </table:table-cell>
          <table:table-cell office:value-type="string" calcext:value-type="string">
            <text:p>-1.404805e-01))</text:p>
          </table:table-cell>
          <table:table-cell office:value-type="string" calcext:value-type="string">
            <text:p>((-3.181512e+01</text:p>
          </table:table-cell>
          <table:table-cell office:value-type="float" office:value="-187.7748" calcext:value-type="float">
            <text:p>-187.7748</text:p>
          </table:table-cell>
          <table:table-cell office:value-type="string" calcext:value-type="string">
            <text:p>-6.366209e-01)</text:p>
          </table:table-cell>
          <table:table-cell office:value-type="string" calcext:value-type="string">
            <text:p>(7.024026e-03</text:p>
          </table:table-cell>
          <table:table-cell office:value-type="float" office:value="5.686137" calcext:value-type="float">
            <text:p>5.686137</text:p>
          </table:table-cell>
          <table:table-cell office:value-type="string" calcext:value-type="string">
            <text:p>2.865055e-01))</text:p>
          </table:table-cell>
        </table:table-row>
        <table:table-row table:style-name="ro1">
          <table:table-cell office:value-type="float" office:value="0.828889" calcext:value-type="float">
            <text:p>0.828889</text:p>
          </table:table-cell>
          <table:table-cell office:value-type="string" calcext:value-type="string">
            <text:p>((-1.273741e+01</text:p>
          </table:table-cell>
          <table:table-cell office:value-type="float" office:value="-1.591182E-018" calcext:value-type="float">
            <text:p>-1.591182E-18</text:p>
          </table:table-cell>
          <table:table-cell office:value-type="string" calcext:value-type="string">
            <text:p>6.363039e+02)</text:p>
          </table:table-cell>
          <table:table-cell office:value-type="string" calcext:value-type="string">
            <text:p>(5.728035e+00</text:p>
          </table:table-cell>
          <table:table-cell office:value-type="float" office:value="-8.052439E-021" calcext:value-type="float">
            <text:p>-8.052439E-21</text:p>
          </table:table-cell>
          <table:table-cell office:value-type="string" calcext:value-type="string">
            <text:p>-1.400033e-01))</text:p>
          </table:table-cell>
          <table:table-cell office:value-type="string" calcext:value-type="string">
            <text:p>((-3.181520e+01</text:p>
          </table:table-cell>
          <table:table-cell office:value-type="float" office:value="-187.7605" calcext:value-type="float">
            <text:p>-187.7605</text:p>
          </table:table-cell>
          <table:table-cell office:value-type="string" calcext:value-type="string">
            <text:p>-6.368704e-01)</text:p>
          </table:table-cell>
          <table:table-cell office:value-type="string" calcext:value-type="string">
            <text:p>(7.000163e-03</text:p>
          </table:table-cell>
          <table:table-cell office:value-type="float" office:value="5.68389" calcext:value-type="float">
            <text:p>5.68389</text:p>
          </table:table-cell>
          <table:table-cell office:value-type="string" calcext:value-type="string">
            <text:p>2.864017e-01))</text:p>
          </table:table-cell>
        </table:table-row>
        <table:table-row table:style-name="ro1">
          <table:table-cell office:value-type="float" office:value="0.829444" calcext:value-type="float">
            <text:p>0.829444</text:p>
          </table:table-cell>
          <table:table-cell office:value-type="string" calcext:value-type="string">
            <text:p>((-1.274317e+01</text:p>
          </table:table-cell>
          <table:table-cell office:value-type="float" office:value="-1.587092E-018" calcext:value-type="float">
            <text:p>-1.587092E-18</text:p>
          </table:table-cell>
          <table:table-cell office:value-type="string" calcext:value-type="string">
            <text:p>6.362900e+02)</text:p>
          </table:table-cell>
          <table:table-cell office:value-type="string" calcext:value-type="string">
            <text:p>(5.725903e+00</text:p>
          </table:table-cell>
          <table:table-cell office:value-type="float" office:value="-7.585505E-021" calcext:value-type="float">
            <text:p>-7.585505E-21</text:p>
          </table:table-cell>
          <table:table-cell office:value-type="string" calcext:value-type="string">
            <text:p>-1.395806e-01))</text:p>
          </table:table-cell>
          <table:table-cell office:value-type="string" calcext:value-type="string">
            <text:p>((-3.181450e+01</text:p>
          </table:table-cell>
          <table:table-cell office:value-type="float" office:value="-187.7394" calcext:value-type="float">
            <text:p>-187.7394</text:p>
          </table:table-cell>
          <table:table-cell office:value-type="string" calcext:value-type="string">
            <text:p>-6.371585e-01)</text:p>
          </table:table-cell>
          <table:table-cell office:value-type="string" calcext:value-type="string">
            <text:p>(6.979030e-03</text:p>
          </table:table-cell>
          <table:table-cell office:value-type="float" office:value="5.681599" calcext:value-type="float">
            <text:p>5.681599</text:p>
          </table:table-cell>
          <table:table-cell office:value-type="string" calcext:value-type="string">
            <text:p>2.862952e-01))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string" calcext:value-type="string">
            <text:p>((-1.275746e+01</text:p>
          </table:table-cell>
          <table:table-cell office:value-type="float" office:value="-1.582626E-018" calcext:value-type="float">
            <text:p>-1.582626E-18</text:p>
          </table:table-cell>
          <table:table-cell office:value-type="string" calcext:value-type="string">
            <text:p>6.361292e+02)</text:p>
          </table:table-cell>
          <table:table-cell office:value-type="string" calcext:value-type="string">
            <text:p>(5.723809e+00</text:p>
          </table:table-cell>
          <table:table-cell office:value-type="float" office:value="-7.246239E-021" calcext:value-type="float">
            <text:p>-7.246239E-21</text:p>
          </table:table-cell>
          <table:table-cell office:value-type="string" calcext:value-type="string">
            <text:p>-1.389857e-01))</text:p>
          </table:table-cell>
          <table:table-cell office:value-type="string" calcext:value-type="string">
            <text:p>((-3.180646e+01</text:p>
          </table:table-cell>
          <table:table-cell office:value-type="float" office:value="-187.6572" calcext:value-type="float">
            <text:p>-187.6572</text:p>
          </table:table-cell>
          <table:table-cell office:value-type="string" calcext:value-type="string">
            <text:p>-6.378731e-01)</text:p>
          </table:table-cell>
          <table:table-cell office:value-type="string" calcext:value-type="string">
            <text:p>(6.949285e-03</text:p>
          </table:table-cell>
          <table:table-cell office:value-type="float" office:value="5.67926" calcext:value-type="float">
            <text:p>5.67926</text:p>
          </table:table-cell>
          <table:table-cell office:value-type="string" calcext:value-type="string">
            <text:p>2.861905e-01))</text:p>
          </table:table-cell>
        </table:table-row>
        <table:table-row table:style-name="ro1">
          <table:table-cell office:value-type="float" office:value="0.830556" calcext:value-type="float">
            <text:p>0.830556</text:p>
          </table:table-cell>
          <table:table-cell office:value-type="string" calcext:value-type="string">
            <text:p>((-1.280063e+01</text:p>
          </table:table-cell>
          <table:table-cell office:value-type="float" office:value="-1.5781E-018" calcext:value-type="float">
            <text:p>-1.5781E-18</text:p>
          </table:table-cell>
          <table:table-cell office:value-type="string" calcext:value-type="string">
            <text:p>6.354744e+02)</text:p>
          </table:table-cell>
          <table:table-cell office:value-type="string" calcext:value-type="string">
            <text:p>(5.722398e+00</text:p>
          </table:table-cell>
          <table:table-cell office:value-type="float" office:value="-7.0927E-021" calcext:value-type="float">
            <text:p>-7.0927E-21</text:p>
          </table:table-cell>
          <table:table-cell office:value-type="string" calcext:value-type="string">
            <text:p>-1.375463e-01))</text:p>
          </table:table-cell>
          <table:table-cell office:value-type="string" calcext:value-type="string">
            <text:p>((-3.177372e+01</text:p>
          </table:table-cell>
          <table:table-cell office:value-type="float" office:value="-187.37" calcext:value-type="float">
            <text:p>-187.37</text:p>
          </table:table-cell>
          <table:table-cell office:value-type="string" calcext:value-type="string">
            <text:p>-6.400316e-01)</text:p>
          </table:table-cell>
          <table:table-cell office:value-type="string" calcext:value-type="string">
            <text:p>(6.877315e-03</text:p>
          </table:table-cell>
          <table:table-cell office:value-type="float" office:value="5.677235" calcext:value-type="float">
            <text:p>5.677235</text:p>
          </table:table-cell>
          <table:table-cell office:value-type="string" calcext:value-type="string">
            <text:p>2.861199e-01))</text:p>
          </table:table-cell>
        </table:table-row>
        <table:table-row table:style-name="ro1">
          <table:table-cell office:value-type="float" office:value="0.831111" calcext:value-type="float">
            <text:p>0.831111</text:p>
          </table:table-cell>
          <table:table-cell office:value-type="string" calcext:value-type="string">
            <text:p>((-1.278101e+01</text:p>
          </table:table-cell>
          <table:table-cell office:value-type="float" office:value="-1.57367E-018" calcext:value-type="float">
            <text:p>-1.57367E-18</text:p>
          </table:table-cell>
          <table:table-cell office:value-type="string" calcext:value-type="string">
            <text:p>6.359082e+02)</text:p>
          </table:table-cell>
          <table:table-cell office:value-type="string" calcext:value-type="string">
            <text:p>(5.720788e+00</text:p>
          </table:table-cell>
          <table:table-cell office:value-type="float" office:value="-6.950816E-021" calcext:value-type="float">
            <text:p>-6.950816E-21</text:p>
          </table:table-cell>
          <table:table-cell office:value-type="string" calcext:value-type="string">
            <text:p>-1.367900e-01))</text:p>
          </table:table-cell>
          <table:table-cell office:value-type="string" calcext:value-type="string">
            <text:p>((-3.179541e+01</text:p>
          </table:table-cell>
          <table:table-cell office:value-type="float" office:value="-187.5333" calcext:value-type="float">
            <text:p>-187.5333</text:p>
          </table:table-cell>
          <table:table-cell office:value-type="string" calcext:value-type="string">
            <text:p>-6.390504e-01)</text:p>
          </table:table-cell>
          <table:table-cell office:value-type="string" calcext:value-type="string">
            <text:p>(6.839498e-03</text:p>
          </table:table-cell>
          <table:table-cell office:value-type="float" office:value="5.675322" calcext:value-type="float">
            <text:p>5.675322</text:p>
          </table:table-cell>
          <table:table-cell office:value-type="string" calcext:value-type="string">
            <text:p>2.860394e-01))</text:p>
          </table:table-cell>
        </table:table-row>
        <table:table-row table:style-name="ro1">
          <table:table-cell office:value-type="float" office:value="0.831667" calcext:value-type="float">
            <text:p>0.831667</text:p>
          </table:table-cell>
          <table:table-cell office:value-type="string" calcext:value-type="string">
            <text:p>((-1.277443e+01</text:p>
          </table:table-cell>
          <table:table-cell office:value-type="float" office:value="-1.569301E-018" calcext:value-type="float">
            <text:p>-1.569301E-18</text:p>
          </table:table-cell>
          <table:table-cell office:value-type="string" calcext:value-type="string">
            <text:p>6.361194e+02)</text:p>
          </table:table-cell>
          <table:table-cell office:value-type="string" calcext:value-type="string">
            <text:p>(5.718810e+00</text:p>
          </table:table-cell>
          <table:table-cell office:value-type="float" office:value="-6.824514E-021" calcext:value-type="float">
            <text:p>-6.824514E-21</text:p>
          </table:table-cell>
          <table:table-cell office:value-type="string" calcext:value-type="string">
            <text:p>-1.363144e-01))</text:p>
          </table:table-cell>
          <table:table-cell office:value-type="string" calcext:value-type="string">
            <text:p>((-3.180597e+01</text:p>
          </table:table-cell>
          <table:table-cell office:value-type="float" office:value="-187.6043" calcext:value-type="float">
            <text:p>-187.6043</text:p>
          </table:table-cell>
          <table:table-cell office:value-type="string" calcext:value-type="string">
            <text:p>-6.387213e-01)</text:p>
          </table:table-cell>
          <table:table-cell office:value-type="string" calcext:value-type="string">
            <text:p>(6.815721e-03</text:p>
          </table:table-cell>
          <table:table-cell office:value-type="float" office:value="5.673155" calcext:value-type="float">
            <text:p>5.673155</text:p>
          </table:table-cell>
          <table:table-cell office:value-type="string" calcext:value-type="string">
            <text:p>2.859405e-01))</text:p>
          </table:table-cell>
        </table:table-row>
        <table:table-row table:style-name="ro1">
          <table:table-cell office:value-type="float" office:value="0.832222" calcext:value-type="float">
            <text:p>0.832222</text:p>
          </table:table-cell>
          <table:table-cell office:value-type="string" calcext:value-type="string">
            <text:p>((-1.277586e+01</text:p>
          </table:table-cell>
          <table:table-cell office:value-type="float" office:value="-1.564951E-018" calcext:value-type="float">
            <text:p>-1.564951E-18</text:p>
          </table:table-cell>
          <table:table-cell office:value-type="string" calcext:value-type="string">
            <text:p>6.361920e+02)</text:p>
          </table:table-cell>
          <table:table-cell office:value-type="string" calcext:value-type="string">
            <text:p>(5.716529e+00</text:p>
          </table:table-cell>
          <table:table-cell office:value-type="float" office:value="-6.725215E-021" calcext:value-type="float">
            <text:p>-6.725215E-21</text:p>
          </table:table-cell>
          <table:table-cell office:value-type="string" calcext:value-type="string">
            <text:p>-1.360017e-01))</text:p>
          </table:table-cell>
          <table:table-cell office:value-type="string" calcext:value-type="string">
            <text:p>((-3.180960e+01</text:p>
          </table:table-cell>
          <table:table-cell office:value-type="float" office:value="-187.6179" calcext:value-type="float">
            <text:p>-187.6179</text:p>
          </table:table-cell>
          <table:table-cell office:value-type="string" calcext:value-type="string">
            <text:p>-6.387930e-01)</text:p>
          </table:table-cell>
          <table:table-cell office:value-type="string" calcext:value-type="string">
            <text:p>(6.800084e-03</text:p>
          </table:table-cell>
          <table:table-cell office:value-type="float" office:value="5.670747" calcext:value-type="float">
            <text:p>5.670747</text:p>
          </table:table-cell>
          <table:table-cell office:value-type="string" calcext:value-type="string">
            <text:p>2.858264e-01))</text:p>
          </table:table-cell>
        </table:table-row>
        <table:table-row table:style-name="ro1">
          <table:table-cell office:value-type="float" office:value="0.832778" calcext:value-type="float">
            <text:p>0.832778</text:p>
          </table:table-cell>
          <table:table-cell office:value-type="string" calcext:value-type="string">
            <text:p>((-1.278035e+01</text:p>
          </table:table-cell>
          <table:table-cell office:value-type="float" office:value="-1.559673E-018" calcext:value-type="float">
            <text:p>-1.559673E-18</text:p>
          </table:table-cell>
          <table:table-cell office:value-type="string" calcext:value-type="string">
            <text:p>6.362117e+02)</text:p>
          </table:table-cell>
          <table:table-cell office:value-type="string" calcext:value-type="string">
            <text:p>(5.714040e+00</text:p>
          </table:table-cell>
          <table:table-cell office:value-type="float" office:value="-6.652159E-021" calcext:value-type="float">
            <text:p>-6.652159E-21</text:p>
          </table:table-cell>
          <table:table-cell office:value-type="string" calcext:value-type="string">
            <text:p>-1.357236e-01))</text:p>
          </table:table-cell>
          <table:table-cell office:value-type="string" calcext:value-type="string">
            <text:p>((-3.181058e+01</text:p>
          </table:table-cell>
          <table:table-cell office:value-type="float" office:value="-187.6092" calcext:value-type="float">
            <text:p>-187.6092</text:p>
          </table:table-cell>
          <table:table-cell office:value-type="string" calcext:value-type="string">
            <text:p>-6.390173e-01)</text:p>
          </table:table-cell>
          <table:table-cell office:value-type="string" calcext:value-type="string">
            <text:p>(6.786180e-03</text:p>
          </table:table-cell>
          <table:table-cell office:value-type="float" office:value="5.668153" calcext:value-type="float">
            <text:p>5.668153</text:p>
          </table:table-cell>
          <table:table-cell office:value-type="string" calcext:value-type="string">
            <text:p>2.857020e-01))</text:p>
          </table:table-cell>
        </table:table-row>
        <table:table-row table:style-name="ro1">
          <table:table-cell office:value-type="float" office:value="0.833333" calcext:value-type="float">
            <text:p>0.833333</text:p>
          </table:table-cell>
          <table:table-cell office:value-type="string" calcext:value-type="string">
            <text:p>((-1.278573e+01</text:p>
          </table:table-cell>
          <table:table-cell office:value-type="float" office:value="-1.555397E-018" calcext:value-type="float">
            <text:p>-1.555397E-18</text:p>
          </table:table-cell>
          <table:table-cell office:value-type="string" calcext:value-type="string">
            <text:p>6.362066e+02)</text:p>
          </table:table-cell>
          <table:table-cell office:value-type="string" calcext:value-type="string">
            <text:p>(5.711367e+00</text:p>
          </table:table-cell>
          <table:table-cell office:value-type="float" office:value="-6.604088E-021" calcext:value-type="float">
            <text:p>-6.604088E-21</text:p>
          </table:table-cell>
          <table:table-cell office:value-type="string" calcext:value-type="string">
            <text:p>-1.354274e-01))</text:p>
          </table:table-cell>
          <table:table-cell office:value-type="string" calcext:value-type="string">
            <text:p>((-3.181033e+01</text:p>
          </table:table-cell>
          <table:table-cell office:value-type="float" office:value="-187.5912" calcext:value-type="float">
            <text:p>-187.5912</text:p>
          </table:table-cell>
          <table:table-cell office:value-type="string" calcext:value-type="string">
            <text:p>-6.392865e-01)</text:p>
          </table:table-cell>
          <table:table-cell office:value-type="string" calcext:value-type="string">
            <text:p>(6.771370e-03</text:p>
          </table:table-cell>
          <table:table-cell office:value-type="float" office:value="5.665374" calcext:value-type="float">
            <text:p>5.665374</text:p>
          </table:table-cell>
          <table:table-cell office:value-type="string" calcext:value-type="string">
            <text:p>2.855684e-01))</text:p>
          </table:table-cell>
        </table:table-row>
        <table:table-row table:style-name="ro1">
          <table:table-cell office:value-type="float" office:value="0.833889" calcext:value-type="float">
            <text:p>0.833889</text:p>
          </table:table-cell>
          <table:table-cell office:value-type="string" calcext:value-type="string">
            <text:p>((-1.279287e+01</text:p>
          </table:table-cell>
          <table:table-cell office:value-type="float" office:value="-1.550956E-018" calcext:value-type="float">
            <text:p>-1.550956E-18</text:p>
          </table:table-cell>
          <table:table-cell office:value-type="string" calcext:value-type="string">
            <text:p>6.361666e+02)</text:p>
          </table:table-cell>
          <table:table-cell office:value-type="string" calcext:value-type="string">
            <text:p>(5.708547e+00</text:p>
          </table:table-cell>
          <table:table-cell office:value-type="float" office:value="-6.572053E-021" calcext:value-type="float">
            <text:p>-6.572053E-21</text:p>
          </table:table-cell>
          <table:table-cell office:value-type="string" calcext:value-type="string">
            <text:p>-1.351678e-01))</text:p>
          </table:table-cell>
          <table:table-cell office:value-type="string" calcext:value-type="string">
            <text:p>((-3.180833e+01</text:p>
          </table:table-cell>
          <table:table-cell office:value-type="float" office:value="-187.559" calcext:value-type="float">
            <text:p>-187.559</text:p>
          </table:table-cell>
          <table:table-cell office:value-type="string" calcext:value-type="string">
            <text:p>-6.396437e-01)</text:p>
          </table:table-cell>
          <table:table-cell office:value-type="string" calcext:value-type="string">
            <text:p>(6.758389e-03</text:p>
          </table:table-cell>
          <table:table-cell office:value-type="float" office:value="5.662464" calcext:value-type="float">
            <text:p>5.662464</text:p>
          </table:table-cell>
          <table:table-cell office:value-type="string" calcext:value-type="string">
            <text:p>2.854274e-01))</text:p>
          </table:table-cell>
        </table:table-row>
        <table:table-row table:style-name="ro1">
          <table:table-cell office:value-type="float" office:value="0.834444" calcext:value-type="float">
            <text:p>0.834444</text:p>
          </table:table-cell>
          <table:table-cell office:value-type="string" calcext:value-type="string">
            <text:p>((-1.280288e+01</text:p>
          </table:table-cell>
          <table:table-cell office:value-type="float" office:value="-1.546734E-018" calcext:value-type="float">
            <text:p>-1.546734E-18</text:p>
          </table:table-cell>
          <table:table-cell office:value-type="string" calcext:value-type="string">
            <text:p>6.360751e+02)</text:p>
          </table:table-cell>
          <table:table-cell office:value-type="string" calcext:value-type="string">
            <text:p>(5.705628e+00</text:p>
          </table:table-cell>
          <table:table-cell office:value-type="float" office:value="-6.553958E-021" calcext:value-type="float">
            <text:p>-6.553958E-21</text:p>
          </table:table-cell>
          <table:table-cell office:value-type="string" calcext:value-type="string">
            <text:p>-1.349333e-01))</text:p>
          </table:table-cell>
          <table:table-cell office:value-type="string" calcext:value-type="string">
            <text:p>((-3.180375e+01</text:p>
          </table:table-cell>
          <table:table-cell office:value-type="float" office:value="-187.5056" calcext:value-type="float">
            <text:p>-187.5056</text:p>
          </table:table-cell>
          <table:table-cell office:value-type="string" calcext:value-type="string">
            <text:p>-6.401438e-01)</text:p>
          </table:table-cell>
          <table:table-cell office:value-type="string" calcext:value-type="string">
            <text:p>(6.746664e-03</text:p>
          </table:table-cell>
          <table:table-cell office:value-type="float" office:value="5.659462" calcext:value-type="float">
            <text:p>5.659462</text:p>
          </table:table-cell>
          <table:table-cell office:value-type="string" calcext:value-type="string">
            <text:p>2.852814e-01))</text:p>
          </table:table-cell>
        </table:table-row>
        <table:table-row table:style-name="ro1">
          <table:table-cell office:value-type="float" office:value="0.835" calcext:value-type="float">
            <text:p>0.835</text:p>
          </table:table-cell>
          <table:table-cell office:value-type="string" calcext:value-type="string">
            <text:p>((-1.281191e+01</text:p>
          </table:table-cell>
          <table:table-cell office:value-type="float" office:value="-1.542369E-018" calcext:value-type="float">
            <text:p>-1.542369E-18</text:p>
          </table:table-cell>
          <table:table-cell office:value-type="string" calcext:value-type="string">
            <text:p>6.359969e+02)</text:p>
          </table:table-cell>
          <table:table-cell office:value-type="string" calcext:value-type="string">
            <text:p>(5.702673e+00</text:p>
          </table:table-cell>
          <table:table-cell office:value-type="float" office:value="-6.549957E-021" calcext:value-type="float">
            <text:p>-6.549957E-21</text:p>
          </table:table-cell>
          <table:table-cell office:value-type="string" calcext:value-type="string">
            <text:p>-1.346964e-01))</text:p>
          </table:table-cell>
          <table:table-cell office:value-type="string" calcext:value-type="string">
            <text:p>((-3.179985e+01</text:p>
          </table:table-cell>
          <table:table-cell office:value-type="float" office:value="-187.458" calcext:value-type="float">
            <text:p>-187.458</text:p>
          </table:table-cell>
          <table:table-cell office:value-type="string" calcext:value-type="string">
            <text:p>-6.405955e-01)</text:p>
          </table:table-cell>
          <table:table-cell office:value-type="string" calcext:value-type="string">
            <text:p>(6.734820e-03</text:p>
          </table:table-cell>
          <table:table-cell office:value-type="float" office:value="5.656417" calcext:value-type="float">
            <text:p>5.656417</text:p>
          </table:table-cell>
          <table:table-cell office:value-type="string" calcext:value-type="string">
            <text:p>2.851336e-01))</text:p>
          </table:table-cell>
        </table:table-row>
        <table:table-row table:style-name="ro1">
          <table:table-cell office:value-type="float" office:value="0.835556" calcext:value-type="float">
            <text:p>0.835556</text:p>
          </table:table-cell>
          <table:table-cell office:value-type="string" calcext:value-type="string">
            <text:p>((-1.281777e+01</text:p>
          </table:table-cell>
          <table:table-cell office:value-type="float" office:value="-1.538409E-018" calcext:value-type="float">
            <text:p>-1.538409E-18</text:p>
          </table:table-cell>
          <table:table-cell office:value-type="string" calcext:value-type="string">
            <text:p>6.359759e+02)</text:p>
          </table:table-cell>
          <table:table-cell office:value-type="string" calcext:value-type="string">
            <text:p>(5.699816e+00</text:p>
          </table:table-cell>
          <table:table-cell office:value-type="float" office:value="-6.564989E-021" calcext:value-type="float">
            <text:p>-6.564989E-21</text:p>
          </table:table-cell>
          <table:table-cell office:value-type="string" calcext:value-type="string">
            <text:p>-1.343971e-01))</text:p>
          </table:table-cell>
          <table:table-cell office:value-type="string" calcext:value-type="string">
            <text:p>((-3.179879e+01</text:p>
          </table:table-cell>
          <table:table-cell office:value-type="float" office:value="-187.4331" calcext:value-type="float">
            <text:p>-187.4331</text:p>
          </table:table-cell>
          <table:table-cell office:value-type="string" calcext:value-type="string">
            <text:p>-6.408884e-01)</text:p>
          </table:table-cell>
          <table:table-cell office:value-type="string" calcext:value-type="string">
            <text:p>(6.719856e-03</text:p>
          </table:table-cell>
          <table:table-cell office:value-type="float" office:value="5.653435" calcext:value-type="float">
            <text:p>5.653435</text:p>
          </table:table-cell>
          <table:table-cell office:value-type="string" calcext:value-type="string">
            <text:p>2.849908e-01))</text:p>
          </table:table-cell>
        </table:table-row>
        <table:table-row table:style-name="ro1">
          <table:table-cell office:value-type="float" office:value="0.836111" calcext:value-type="float">
            <text:p>0.836111</text:p>
          </table:table-cell>
          <table:table-cell office:value-type="string" calcext:value-type="string">
            <text:p>((-1.283307e+01</text:p>
          </table:table-cell>
          <table:table-cell office:value-type="float" office:value="-1.53429E-018" calcext:value-type="float">
            <text:p>-1.53429E-18</text:p>
          </table:table-cell>
          <table:table-cell office:value-type="string" calcext:value-type="string">
            <text:p>6.358167e+02)</text:p>
          </table:table-cell>
          <table:table-cell office:value-type="string" calcext:value-type="string">
            <text:p>(5.697614e+00</text:p>
          </table:table-cell>
          <table:table-cell office:value-type="float" office:value="-6.60099E-021" calcext:value-type="float">
            <text:p>-6.60099E-21</text:p>
          </table:table-cell>
          <table:table-cell office:value-type="string" calcext:value-type="string">
            <text:p>-1.336343e-01))</text:p>
          </table:table-cell>
          <table:table-cell office:value-type="string" calcext:value-type="string">
            <text:p>((-3.179083e+01</text:p>
          </table:table-cell>
          <table:table-cell office:value-type="float" office:value="-187.3459" calcext:value-type="float">
            <text:p>-187.3459</text:p>
          </table:table-cell>
          <table:table-cell office:value-type="string" calcext:value-type="string">
            <text:p>-6.416534e-01)</text:p>
          </table:table-cell>
          <table:table-cell office:value-type="string" calcext:value-type="string">
            <text:p>(6.681716e-03</text:p>
          </table:table-cell>
          <table:table-cell office:value-type="float" office:value="5.65089" calcext:value-type="float">
            <text:p>5.65089</text:p>
          </table:table-cell>
          <table:table-cell office:value-type="string" calcext:value-type="string">
            <text:p>2.848807e-01))</text:p>
          </table:table-cell>
        </table:table-row>
        <table:table-row table:style-name="ro1">
          <table:table-cell office:value-type="float" office:value="0.836667" calcext:value-type="float">
            <text:p>0.836667</text:p>
          </table:table-cell>
          <table:table-cell office:value-type="string" calcext:value-type="string">
            <text:p>((-1.286077e+01</text:p>
          </table:table-cell>
          <table:table-cell office:value-type="float" office:value="-1.530033E-018" calcext:value-type="float">
            <text:p>-1.530033E-18</text:p>
          </table:table-cell>
          <table:table-cell office:value-type="string" calcext:value-type="string">
            <text:p>6.354748e+02)</text:p>
          </table:table-cell>
          <table:table-cell office:value-type="string" calcext:value-type="string">
            <text:p>(5.697107e+00</text:p>
          </table:table-cell>
          <table:table-cell office:value-type="float" office:value="-6.662405E-021" calcext:value-type="float">
            <text:p>-6.662405E-21</text:p>
          </table:table-cell>
          <table:table-cell office:value-type="string" calcext:value-type="string">
            <text:p>-1.318692e-01))</text:p>
          </table:table-cell>
          <table:table-cell office:value-type="string" calcext:value-type="string">
            <text:p>((-3.177374e+01</text:p>
          </table:table-cell>
          <table:table-cell office:value-type="float" office:value="-187.1769" calcext:value-type="float">
            <text:p>-187.1769</text:p>
          </table:table-cell>
          <table:table-cell office:value-type="string" calcext:value-type="string">
            <text:p>-6.430386e-01)</text:p>
          </table:table-cell>
          <table:table-cell office:value-type="string" calcext:value-type="string">
            <text:p>(6.593462e-03</text:p>
          </table:table-cell>
          <table:table-cell office:value-type="float" office:value="5.649598" calcext:value-type="float">
            <text:p>5.649598</text:p>
          </table:table-cell>
          <table:table-cell office:value-type="string" calcext:value-type="string">
            <text:p>2.848553e-01))</text:p>
          </table:table-cell>
        </table:table-row>
        <table:table-row table:style-name="ro1">
          <table:table-cell office:value-type="float" office:value="0.837222" calcext:value-type="float">
            <text:p>0.837222</text:p>
          </table:table-cell>
          <table:table-cell office:value-type="string" calcext:value-type="string">
            <text:p>((-1.290638e+01</text:p>
          </table:table-cell>
          <table:table-cell office:value-type="float" office:value="-1.52552E-018" calcext:value-type="float">
            <text:p>-1.52552E-18</text:p>
          </table:table-cell>
          <table:table-cell office:value-type="string" calcext:value-type="string">
            <text:p>6.348232e+02)</text:p>
          </table:table-cell>
          <table:table-cell office:value-type="string" calcext:value-type="string">
            <text:p>(5.699145e+00</text:p>
          </table:table-cell>
          <table:table-cell office:value-type="float" office:value="-6.732167E-021" calcext:value-type="float">
            <text:p>-6.732167E-21</text:p>
          </table:table-cell>
          <table:table-cell office:value-type="string" calcext:value-type="string">
            <text:p>-1.282369e-01))</text:p>
          </table:table-cell>
          <table:table-cell office:value-type="string" calcext:value-type="string">
            <text:p>((-3.174116e+01</text:p>
          </table:table-cell>
          <table:table-cell office:value-type="float" office:value="-186.8806" calcext:value-type="float">
            <text:p>-186.8806</text:p>
          </table:table-cell>
          <table:table-cell office:value-type="string" calcext:value-type="string">
            <text:p>-6.453188e-01)</text:p>
          </table:table-cell>
          <table:table-cell office:value-type="string" calcext:value-type="string">
            <text:p>(6.411845e-03</text:p>
          </table:table-cell>
          <table:table-cell office:value-type="float" office:value="5.650054" calcext:value-type="float">
            <text:p>5.650054</text:p>
          </table:table-cell>
          <table:table-cell office:value-type="string" calcext:value-type="string">
            <text:p>2.849572e-01))</text:p>
          </table:table-cell>
        </table:table-row>
        <table:table-row table:style-name="ro1">
          <table:table-cell office:value-type="float" office:value="0.837778" calcext:value-type="float">
            <text:p>0.837778</text:p>
          </table:table-cell>
          <table:table-cell office:value-type="string" calcext:value-type="string">
            <text:p>((-1.287817e+01</text:p>
          </table:table-cell>
          <table:table-cell office:value-type="float" office:value="-1.520616E-018" calcext:value-type="float">
            <text:p>-1.520616E-18</text:p>
          </table:table-cell>
          <table:table-cell office:value-type="string" calcext:value-type="string">
            <text:p>6.353311e+02)</text:p>
          </table:table-cell>
          <table:table-cell office:value-type="string" calcext:value-type="string">
            <text:p>(5.700318e+00</text:p>
          </table:table-cell>
          <table:table-cell office:value-type="float" office:value="-6.798689E-021" calcext:value-type="float">
            <text:p>-6.798689E-21</text:p>
          </table:table-cell>
          <table:table-cell office:value-type="string" calcext:value-type="string">
            <text:p>-1.262562e-01))</text:p>
          </table:table-cell>
          <table:table-cell office:value-type="string" calcext:value-type="string">
            <text:p>((-3.176655e+01</text:p>
          </table:table-cell>
          <table:table-cell office:value-type="float" office:value="-187.0863" calcext:value-type="float">
            <text:p>-187.0863</text:p>
          </table:table-cell>
          <table:table-cell office:value-type="string" calcext:value-type="string">
            <text:p>-6.439086e-01)</text:p>
          </table:table-cell>
          <table:table-cell office:value-type="string" calcext:value-type="string">
            <text:p>(6.312808e-03</text:p>
          </table:table-cell>
          <table:table-cell office:value-type="float" office:value="5.650424" calcext:value-type="float">
            <text:p>5.650424</text:p>
          </table:table-cell>
          <table:table-cell office:value-type="string" calcext:value-type="string">
            <text:p>2.850159e-01))</text:p>
          </table:table-cell>
        </table:table-row>
        <table:table-row table:style-name="ro1">
          <table:table-cell office:value-type="float" office:value="0.838333" calcext:value-type="float">
            <text:p>0.838333</text:p>
          </table:table-cell>
          <table:table-cell office:value-type="string" calcext:value-type="string">
            <text:p>((-1.286525e+01</text:p>
          </table:table-cell>
          <table:table-cell office:value-type="float" office:value="-1.51603E-018" calcext:value-type="float">
            <text:p>-1.51603E-18</text:p>
          </table:table-cell>
          <table:table-cell office:value-type="string" calcext:value-type="string">
            <text:p>6.355903e+02)</text:p>
          </table:table-cell>
          <table:table-cell office:value-type="string" calcext:value-type="string">
            <text:p>(5.700870e+00</text:p>
          </table:table-cell>
          <table:table-cell office:value-type="float" office:value="-6.85799E-021" calcext:value-type="float">
            <text:p>-6.85799E-21</text:p>
          </table:table-cell>
          <table:table-cell office:value-type="string" calcext:value-type="string">
            <text:p>-1.251100e-01))</text:p>
          </table:table-cell>
          <table:table-cell office:value-type="string" calcext:value-type="string">
            <text:p>((-3.177951e+01</text:p>
          </table:table-cell>
          <table:table-cell office:value-type="float" office:value="-187.1857" calcext:value-type="float">
            <text:p>-187.1857</text:p>
          </table:table-cell>
          <table:table-cell office:value-type="string" calcext:value-type="string">
            <text:p>-6.432624e-01)</text:p>
          </table:table-cell>
          <table:table-cell office:value-type="string" calcext:value-type="string">
            <text:p>(6.255500e-03</text:p>
          </table:table-cell>
          <table:table-cell office:value-type="float" office:value="5.650552" calcext:value-type="float">
            <text:p>5.650552</text:p>
          </table:table-cell>
          <table:table-cell office:value-type="string" calcext:value-type="string">
            <text:p>2.850435e-01))</text:p>
          </table:table-cell>
        </table:table-row>
        <table:table-row table:style-name="ro1">
          <table:table-cell office:value-type="float" office:value="0.838889" calcext:value-type="float">
            <text:p>0.838889</text:p>
          </table:table-cell>
          <table:table-cell office:value-type="string" calcext:value-type="string">
            <text:p>((-1.286359e+01</text:p>
          </table:table-cell>
          <table:table-cell office:value-type="float" office:value="-1.511985E-018" calcext:value-type="float">
            <text:p>-1.511985E-18</text:p>
          </table:table-cell>
          <table:table-cell office:value-type="string" calcext:value-type="string">
            <text:p>6.356648e+02)</text:p>
          </table:table-cell>
          <table:table-cell office:value-type="string" calcext:value-type="string">
            <text:p>(5.700956e+00</text:p>
          </table:table-cell>
          <table:table-cell office:value-type="float" office:value="-6.907969E-021" calcext:value-type="float">
            <text:p>-6.907969E-21</text:p>
          </table:table-cell>
          <table:table-cell office:value-type="string" calcext:value-type="string">
            <text:p>-1.242267e-01))</text:p>
          </table:table-cell>
          <table:table-cell office:value-type="string" calcext:value-type="string">
            <text:p>((-3.178324e+01</text:p>
          </table:table-cell>
          <table:table-cell office:value-type="float" office:value="-187.2057" calcext:value-type="float">
            <text:p>-187.2057</text:p>
          </table:table-cell>
          <table:table-cell office:value-type="string" calcext:value-type="string">
            <text:p>-6.431794e-01)</text:p>
          </table:table-cell>
          <table:table-cell office:value-type="string" calcext:value-type="string">
            <text:p>(6.211336e-03</text:p>
          </table:table-cell>
          <table:table-cell office:value-type="float" office:value="5.650316" calcext:value-type="float">
            <text:p>5.650316</text:p>
          </table:table-cell>
          <table:table-cell office:value-type="string" calcext:value-type="string">
            <text:p>2.850478e-01))</text:p>
          </table:table-cell>
        </table:table-row>
        <table:table-row table:style-name="ro1">
          <table:table-cell office:value-type="float" office:value="0.839444" calcext:value-type="float">
            <text:p>0.839444</text:p>
          </table:table-cell>
          <table:table-cell office:value-type="string" calcext:value-type="string">
            <text:p>((-1.286365e+01</text:p>
          </table:table-cell>
          <table:table-cell office:value-type="float" office:value="-1.508509E-018" calcext:value-type="float">
            <text:p>-1.508509E-18</text:p>
          </table:table-cell>
          <table:table-cell office:value-type="string" calcext:value-type="string">
            <text:p>6.357026e+02)</text:p>
          </table:table-cell>
          <table:table-cell office:value-type="string" calcext:value-type="string">
            <text:p>(5.700678e+00</text:p>
          </table:table-cell>
          <table:table-cell office:value-type="float" office:value="-6.945719E-021" calcext:value-type="float">
            <text:p>-6.945719E-21</text:p>
          </table:table-cell>
          <table:table-cell office:value-type="string" calcext:value-type="string">
            <text:p>-1.235010e-01))</text:p>
          </table:table-cell>
          <table:table-cell office:value-type="string" calcext:value-type="string">
            <text:p>((-3.178513e+01</text:p>
          </table:table-cell>
          <table:table-cell office:value-type="float" office:value="-187.2104" calcext:value-type="float">
            <text:p>-187.2104</text:p>
          </table:table-cell>
          <table:table-cell office:value-type="string" calcext:value-type="string">
            <text:p>-6.431824e-01)</text:p>
          </table:table-cell>
          <table:table-cell office:value-type="string" calcext:value-type="string">
            <text:p>(6.175048e-03</text:p>
          </table:table-cell>
          <table:table-cell office:value-type="float" office:value="5.649769" calcext:value-type="float">
            <text:p>5.649769</text:p>
          </table:table-cell>
          <table:table-cell office:value-type="string" calcext:value-type="string">
            <text:p>2.850339e-01))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string" calcext:value-type="string">
            <text:p>((-1.286499e+01</text:p>
          </table:table-cell>
          <table:table-cell office:value-type="float" office:value="-1.505455E-018" calcext:value-type="float">
            <text:p>-1.505455E-18</text:p>
          </table:table-cell>
          <table:table-cell office:value-type="string" calcext:value-type="string">
            <text:p>6.357125e+02)</text:p>
          </table:table-cell>
          <table:table-cell office:value-type="string" calcext:value-type="string">
            <text:p>(5.700115e+00</text:p>
          </table:table-cell>
          <table:table-cell office:value-type="float" office:value="-6.973366E-021" calcext:value-type="float">
            <text:p>-6.973366E-21</text:p>
          </table:table-cell>
          <table:table-cell office:value-type="string" calcext:value-type="string">
            <text:p>-1.228621e-01))</text:p>
          </table:table-cell>
          <table:table-cell office:value-type="string" calcext:value-type="string">
            <text:p>((-3.178562e+01</text:p>
          </table:table-cell>
          <table:table-cell office:value-type="float" office:value="-187.2031" calcext:value-type="float">
            <text:p>-187.2031</text:p>
          </table:table-cell>
          <table:table-cell office:value-type="string" calcext:value-type="string">
            <text:p>-6.432496e-01)</text:p>
          </table:table-cell>
          <table:table-cell office:value-type="string" calcext:value-type="string">
            <text:p>(6.143105e-03</text:p>
          </table:table-cell>
          <table:table-cell office:value-type="float" office:value="5.648957" calcext:value-type="float">
            <text:p>5.648957</text:p>
          </table:table-cell>
          <table:table-cell office:value-type="string" calcext:value-type="string">
            <text:p>2.850058e-01))</text:p>
          </table:table-cell>
        </table:table-row>
        <table:table-row table:style-name="ro1">
          <table:table-cell office:value-type="float" office:value="0.840556" calcext:value-type="float">
            <text:p>0.840556</text:p>
          </table:table-cell>
          <table:table-cell office:value-type="string" calcext:value-type="string">
            <text:p>((-1.286643e+01</text:p>
          </table:table-cell>
          <table:table-cell office:value-type="float" office:value="-1.502599E-018" calcext:value-type="float">
            <text:p>-1.502599E-18</text:p>
          </table:table-cell>
          <table:table-cell office:value-type="string" calcext:value-type="string">
            <text:p>6.357131e+02)</text:p>
          </table:table-cell>
          <table:table-cell office:value-type="string" calcext:value-type="string">
            <text:p>(5.699317e+00</text:p>
          </table:table-cell>
          <table:table-cell office:value-type="float" office:value="-6.995757E-021" calcext:value-type="float">
            <text:p>-6.995757E-21</text:p>
          </table:table-cell>
          <table:table-cell office:value-type="string" calcext:value-type="string">
            <text:p>-1.222931e-01))</text:p>
          </table:table-cell>
          <table:table-cell office:value-type="string" calcext:value-type="string">
            <text:p>((-3.178565e+01</text:p>
          </table:table-cell>
          <table:table-cell office:value-type="float" office:value="-187.1918" calcext:value-type="float">
            <text:p>-187.1918</text:p>
          </table:table-cell>
          <table:table-cell office:value-type="string" calcext:value-type="string">
            <text:p>-6.433217e-01)</text:p>
          </table:table-cell>
          <table:table-cell office:value-type="string" calcext:value-type="string">
            <text:p>(6.114654e-03</text:p>
          </table:table-cell>
          <table:table-cell office:value-type="float" office:value="5.647923" calcext:value-type="float">
            <text:p>5.647923</text:p>
          </table:table-cell>
          <table:table-cell office:value-type="string" calcext:value-type="string">
            <text:p>2.849659e-01))</text:p>
          </table:table-cell>
        </table:table-row>
        <table:table-row table:style-name="ro1">
          <table:table-cell office:value-type="float" office:value="0.841111" calcext:value-type="float">
            <text:p>0.841111</text:p>
          </table:table-cell>
          <table:table-cell office:value-type="string" calcext:value-type="string">
            <text:p>((-1.286755e+01</text:p>
          </table:table-cell>
          <table:table-cell office:value-type="float" office:value="-1.500073E-018" calcext:value-type="float">
            <text:p>-1.500073E-18</text:p>
          </table:table-cell>
          <table:table-cell office:value-type="string" calcext:value-type="string">
            <text:p>6.357108e+02)</text:p>
          </table:table-cell>
          <table:table-cell office:value-type="string" calcext:value-type="string">
            <text:p>(5.698328e+00</text:p>
          </table:table-cell>
          <table:table-cell office:value-type="float" office:value="-7.020624E-021" calcext:value-type="float">
            <text:p>-7.020624E-21</text:p>
          </table:table-cell>
          <table:table-cell office:value-type="string" calcext:value-type="string">
            <text:p>-1.217790e-01))</text:p>
          </table:table-cell>
          <table:table-cell office:value-type="string" calcext:value-type="string">
            <text:p>((-3.178554e+01</text:p>
          </table:table-cell>
          <table:table-cell office:value-type="float" office:value="-187.1797" calcext:value-type="float">
            <text:p>-187.1797</text:p>
          </table:table-cell>
          <table:table-cell office:value-type="string" calcext:value-type="string">
            <text:p>-6.433774e-01)</text:p>
          </table:table-cell>
          <table:table-cell office:value-type="string" calcext:value-type="string">
            <text:p>(6.088948e-03</text:p>
          </table:table-cell>
          <table:table-cell office:value-type="float" office:value="5.646709" calcext:value-type="float">
            <text:p>5.646709</text:p>
          </table:table-cell>
          <table:table-cell office:value-type="string" calcext:value-type="string">
            <text:p>2.849164e-01))</text:p>
          </table:table-cell>
        </table:table-row>
        <table:table-row table:style-name="ro1">
          <table:table-cell office:value-type="float" office:value="0.841667" calcext:value-type="float">
            <text:p>0.841667</text:p>
          </table:table-cell>
          <table:table-cell office:value-type="string" calcext:value-type="string">
            <text:p>((-1.286737e+01</text:p>
          </table:table-cell>
          <table:table-cell office:value-type="float" office:value="-1.502583E-018" calcext:value-type="float">
            <text:p>-1.502583E-18</text:p>
          </table:table-cell>
          <table:table-cell office:value-type="string" calcext:value-type="string">
            <text:p>6.356908e+02)</text:p>
          </table:table-cell>
          <table:table-cell office:value-type="string" calcext:value-type="string">
            <text:p>(5.697188e+00</text:p>
          </table:table-cell>
          <table:table-cell office:value-type="float" office:value="-7.063411E-021" calcext:value-type="float">
            <text:p>-7.063411E-21</text:p>
          </table:table-cell>
          <table:table-cell office:value-type="string" calcext:value-type="string">
            <text:p>-1.212850e-01))</text:p>
          </table:table-cell>
          <table:table-cell office:value-type="string" calcext:value-type="string">
            <text:p>((-3.178454e+01</text:p>
          </table:table-cell>
          <table:table-cell office:value-type="float" office:value="-187.1639" calcext:value-type="float">
            <text:p>-187.1639</text:p>
          </table:table-cell>
          <table:table-cell office:value-type="string" calcext:value-type="string">
            <text:p>-6.433684e-01)</text:p>
          </table:table-cell>
          <table:table-cell office:value-type="string" calcext:value-type="string">
            <text:p>(6.064251e-03</text:p>
          </table:table-cell>
          <table:table-cell office:value-type="float" office:value="5.645348" calcext:value-type="float">
            <text:p>5.645348</text:p>
          </table:table-cell>
          <table:table-cell office:value-type="string" calcext:value-type="string">
            <text:p>2.848594e-01))</text:p>
          </table:table-cell>
        </table:table-row>
        <table:table-row table:style-name="ro1">
          <table:table-cell office:value-type="float" office:value="0.842222" calcext:value-type="float">
            <text:p>0.842222</text:p>
          </table:table-cell>
          <table:table-cell office:value-type="string" calcext:value-type="string">
            <text:p>((-1.284944e+01</text:p>
          </table:table-cell>
          <table:table-cell office:value-type="float" office:value="-1.61684E-018" calcext:value-type="float">
            <text:p>-1.61684E-18</text:p>
          </table:table-cell>
          <table:table-cell office:value-type="string" calcext:value-type="string">
            <text:p>6.352015e+02)</text:p>
          </table:table-cell>
          <table:table-cell office:value-type="string" calcext:value-type="string">
            <text:p>(5.696069e+00</text:p>
          </table:table-cell>
          <table:table-cell office:value-type="float" office:value="-7.110011E-021" calcext:value-type="float">
            <text:p>-7.110011E-21</text:p>
          </table:table-cell>
          <table:table-cell office:value-type="string" calcext:value-type="string">
            <text:p>-1.201921e-01))</text:p>
          </table:table-cell>
          <table:table-cell office:value-type="string" calcext:value-type="string">
            <text:p>((-3.176008e+01</text:p>
          </table:table-cell>
          <table:table-cell office:value-type="float" office:value="-187.0229" calcext:value-type="float">
            <text:p>-187.0229</text:p>
          </table:table-cell>
          <table:table-cell office:value-type="string" calcext:value-type="string">
            <text:p>-6.424719e-01)</text:p>
          </table:table-cell>
          <table:table-cell office:value-type="string" calcext:value-type="string">
            <text:p>(6.009606e-03</text:p>
          </table:table-cell>
          <table:table-cell office:value-type="float" office:value="5.643879" calcext:value-type="float">
            <text:p>5.643879</text:p>
          </table:table-cell>
          <table:table-cell office:value-type="string" calcext:value-type="string">
            <text:p>2.848035e-01))</text:p>
          </table:table-cell>
        </table:table-row>
        <table:table-row table:style-name="ro1">
          <table:table-cell office:value-type="float" office:value="0.842778" calcext:value-type="float">
            <text:p>0.842778</text:p>
          </table:table-cell>
          <table:table-cell office:value-type="string" calcext:value-type="string">
            <text:p>((-1.285536e+01</text:p>
          </table:table-cell>
          <table:table-cell office:value-type="float" office:value="-1.573308E-018" calcext:value-type="float">
            <text:p>-1.573308E-18</text:p>
          </table:table-cell>
          <table:table-cell office:value-type="string" calcext:value-type="string">
            <text:p>6.353802e+02)</text:p>
          </table:table-cell>
          <table:table-cell office:value-type="string" calcext:value-type="string">
            <text:p>(5.694882e+00</text:p>
          </table:table-cell>
          <table:table-cell office:value-type="float" office:value="-7.161619E-021" calcext:value-type="float">
            <text:p>-7.161619E-21</text:p>
          </table:table-cell>
          <table:table-cell office:value-type="string" calcext:value-type="string">
            <text:p>-1.193596e-01))</text:p>
          </table:table-cell>
          <table:table-cell office:value-type="string" calcext:value-type="string">
            <text:p>((-3.176901e+01</text:p>
          </table:table-cell>
          <table:table-cell office:value-type="float" office:value="-187.0634" calcext:value-type="float">
            <text:p>-187.0634</text:p>
          </table:table-cell>
          <table:table-cell office:value-type="string" calcext:value-type="string">
            <text:p>-6.427679e-01)</text:p>
          </table:table-cell>
          <table:table-cell office:value-type="string" calcext:value-type="string">
            <text:p>(5.967982e-03</text:p>
          </table:table-cell>
          <table:table-cell office:value-type="float" office:value="5.642403" calcext:value-type="float">
            <text:p>5.642403</text:p>
          </table:table-cell>
          <table:table-cell office:value-type="string" calcext:value-type="string">
            <text:p>2.847441e-01))</text:p>
          </table:table-cell>
        </table:table-row>
        <table:table-row table:style-name="ro1">
          <table:table-cell office:value-type="float" office:value="0.843333" calcext:value-type="float">
            <text:p>0.843333</text:p>
          </table:table-cell>
          <table:table-cell office:value-type="string" calcext:value-type="string">
            <text:p>((-1.285933e+01</text:p>
          </table:table-cell>
          <table:table-cell office:value-type="float" office:value="-1.542765E-018" calcext:value-type="float">
            <text:p>-1.542765E-18</text:p>
          </table:table-cell>
          <table:table-cell office:value-type="string" calcext:value-type="string">
            <text:p>6.355119e+02)</text:p>
          </table:table-cell>
          <table:table-cell office:value-type="string" calcext:value-type="string">
            <text:p>(5.693596e+00</text:p>
          </table:table-cell>
          <table:table-cell office:value-type="float" office:value="-7.231786E-021" calcext:value-type="float">
            <text:p>-7.231786E-21</text:p>
          </table:table-cell>
          <table:table-cell office:value-type="string" calcext:value-type="string">
            <text:p>-1.187386e-01))</text:p>
          </table:table-cell>
          <table:table-cell office:value-type="string" calcext:value-type="string">
            <text:p>((-3.177559e+01</text:p>
          </table:table-cell>
          <table:table-cell office:value-type="float" office:value="-187.0916" calcext:value-type="float">
            <text:p>-187.0916</text:p>
          </table:table-cell>
          <table:table-cell office:value-type="string" calcext:value-type="string">
            <text:p>-6.429667e-01)</text:p>
          </table:table-cell>
          <table:table-cell office:value-type="string" calcext:value-type="string">
            <text:p>(5.936930e-03</text:p>
          </table:table-cell>
          <table:table-cell office:value-type="float" office:value="5.640875" calcext:value-type="float">
            <text:p>5.640875</text:p>
          </table:table-cell>
          <table:table-cell office:value-type="string" calcext:value-type="string">
            <text:p>2.846798e-01))</text:p>
          </table:table-cell>
        </table:table-row>
        <table:table-row table:style-name="ro1">
          <table:table-cell office:value-type="float" office:value="0.843889" calcext:value-type="float">
            <text:p>0.843889</text:p>
          </table:table-cell>
          <table:table-cell office:value-type="string" calcext:value-type="string">
            <text:p>((-1.286147e+01</text:p>
          </table:table-cell>
          <table:table-cell office:value-type="float" office:value="-1.525461E-018" calcext:value-type="float">
            <text:p>-1.525461E-18</text:p>
          </table:table-cell>
          <table:table-cell office:value-type="string" calcext:value-type="string">
            <text:p>6.355883e+02)</text:p>
          </table:table-cell>
          <table:table-cell office:value-type="string" calcext:value-type="string">
            <text:p>(5.692301e+00</text:p>
          </table:table-cell>
          <table:table-cell office:value-type="float" office:value="-7.338546E-021" calcext:value-type="float">
            <text:p>-7.338546E-21</text:p>
          </table:table-cell>
          <table:table-cell office:value-type="string" calcext:value-type="string">
            <text:p>-1.182603e-01))</text:p>
          </table:table-cell>
          <table:table-cell office:value-type="string" calcext:value-type="string">
            <text:p>((-3.177942e+01</text:p>
          </table:table-cell>
          <table:table-cell office:value-type="float" office:value="-187.1045" calcext:value-type="float">
            <text:p>-187.1045</text:p>
          </table:table-cell>
          <table:table-cell office:value-type="string" calcext:value-type="string">
            <text:p>-6.430733e-01)</text:p>
          </table:table-cell>
          <table:table-cell office:value-type="string" calcext:value-type="string">
            <text:p>(5.913017e-03</text:p>
          </table:table-cell>
          <table:table-cell office:value-type="float" office:value="5.639371" calcext:value-type="float">
            <text:p>5.639371</text:p>
          </table:table-cell>
          <table:table-cell office:value-type="string" calcext:value-type="string">
            <text:p>2.846150e-01))</text:p>
          </table:table-cell>
        </table:table-row>
        <table:table-row table:style-name="ro1">
          <table:table-cell office:value-type="float" office:value="0.844444" calcext:value-type="float">
            <text:p>0.844444</text:p>
          </table:table-cell>
          <table:table-cell office:value-type="string" calcext:value-type="string">
            <text:p>((-1.286221e+01</text:p>
          </table:table-cell>
          <table:table-cell office:value-type="float" office:value="-1.519688E-018" calcext:value-type="float">
            <text:p>-1.519688E-18</text:p>
          </table:table-cell>
          <table:table-cell office:value-type="string" calcext:value-type="string">
            <text:p>6.356149e+02)</text:p>
          </table:table-cell>
          <table:table-cell office:value-type="string" calcext:value-type="string">
            <text:p>(5.691049e+00</text:p>
          </table:table-cell>
          <table:table-cell office:value-type="float" office:value="-7.486918E-021" calcext:value-type="float">
            <text:p>-7.486918E-21</text:p>
          </table:table-cell>
          <table:table-cell office:value-type="string" calcext:value-type="string">
            <text:p>-1.178597e-01))</text:p>
          </table:table-cell>
          <table:table-cell office:value-type="string" calcext:value-type="string">
            <text:p>((-3.178074e+01</text:p>
          </table:table-cell>
          <table:table-cell office:value-type="float" office:value="-187.1029" calcext:value-type="float">
            <text:p>-187.1029</text:p>
          </table:table-cell>
          <table:table-cell office:value-type="string" calcext:value-type="string">
            <text:p>-6.431104e-01)</text:p>
          </table:table-cell>
          <table:table-cell office:value-type="string" calcext:value-type="string">
            <text:p>(5.892984e-03</text:p>
          </table:table-cell>
          <table:table-cell office:value-type="float" office:value="5.637933" calcext:value-type="float">
            <text:p>5.637933</text:p>
          </table:table-cell>
          <table:table-cell office:value-type="string" calcext:value-type="string">
            <text:p>2.845525e-01))</text:p>
          </table:table-cell>
        </table:table-row>
        <table:table-row table:style-name="ro1">
          <table:table-cell office:value-type="float" office:value="0.845" calcext:value-type="float">
            <text:p>0.845</text:p>
          </table:table-cell>
          <table:table-cell office:value-type="string" calcext:value-type="string">
            <text:p>((-1.286253e+01</text:p>
          </table:table-cell>
          <table:table-cell office:value-type="float" office:value="-1.518105E-018" calcext:value-type="float">
            <text:p>-1.518105E-18</text:p>
          </table:table-cell>
          <table:table-cell office:value-type="string" calcext:value-type="string">
            <text:p>6.356232e+02)</text:p>
          </table:table-cell>
          <table:table-cell office:value-type="string" calcext:value-type="string">
            <text:p>(5.689794e+00</text:p>
          </table:table-cell>
          <table:table-cell office:value-type="float" office:value="-7.67459E-021" calcext:value-type="float">
            <text:p>-7.67459E-21</text:p>
          </table:table-cell>
          <table:table-cell office:value-type="string" calcext:value-type="string">
            <text:p>-1.175080e-01))</text:p>
          </table:table-cell>
          <table:table-cell office:value-type="string" calcext:value-type="string">
            <text:p>((-3.178116e+01</text:p>
          </table:table-cell>
          <table:table-cell office:value-type="float" office:value="-187.0958" calcext:value-type="float">
            <text:p>-187.0958</text:p>
          </table:table-cell>
          <table:table-cell office:value-type="string" calcext:value-type="string">
            <text:p>-6.431265e-01)</text:p>
          </table:table-cell>
          <table:table-cell office:value-type="string" calcext:value-type="string">
            <text:p>(5.875400e-03</text:p>
          </table:table-cell>
          <table:table-cell office:value-type="float" office:value="5.636502" calcext:value-type="float">
            <text:p>5.636502</text:p>
          </table:table-cell>
          <table:table-cell office:value-type="string" calcext:value-type="string">
            <text:p>2.844897e-01))</text:p>
          </table:table-cell>
        </table:table-row>
        <table:table-row table:style-name="ro1">
          <table:table-cell office:value-type="float" office:value="0.845556" calcext:value-type="float">
            <text:p>0.845556</text:p>
          </table:table-cell>
          <table:table-cell office:value-type="string" calcext:value-type="string">
            <text:p>((-1.286266e+01</text:p>
          </table:table-cell>
          <table:table-cell office:value-type="float" office:value="-1.517668E-018" calcext:value-type="float">
            <text:p>-1.517668E-18</text:p>
          </table:table-cell>
          <table:table-cell office:value-type="string" calcext:value-type="string">
            <text:p>6.356280e+02)</text:p>
          </table:table-cell>
          <table:table-cell office:value-type="string" calcext:value-type="string">
            <text:p>(5.688539e+00</text:p>
          </table:table-cell>
          <table:table-cell office:value-type="float" office:value="-7.730437E-021" calcext:value-type="float">
            <text:p>-7.730437E-21</text:p>
          </table:table-cell>
          <table:table-cell office:value-type="string" calcext:value-type="string">
            <text:p>-1.171884e-01))</text:p>
          </table:table-cell>
          <table:table-cell office:value-type="string" calcext:value-type="string">
            <text:p>((-3.178140e+01</text:p>
          </table:table-cell>
          <table:table-cell office:value-type="float" office:value="-187.0879" calcext:value-type="float">
            <text:p>-187.0879</text:p>
          </table:table-cell>
          <table:table-cell office:value-type="string" calcext:value-type="string">
            <text:p>-6.431330e-01)</text:p>
          </table:table-cell>
          <table:table-cell office:value-type="string" calcext:value-type="string">
            <text:p>(5.859419e-03</text:p>
          </table:table-cell>
          <table:table-cell office:value-type="float" office:value="5.635079" calcext:value-type="float">
            <text:p>5.635079</text:p>
          </table:table-cell>
          <table:table-cell office:value-type="string" calcext:value-type="string">
            <text:p>2.844269e-01))</text:p>
          </table:table-cell>
        </table:table-row>
        <table:table-row table:style-name="ro1">
          <table:table-cell office:value-type="float" office:value="0.846111" calcext:value-type="float">
            <text:p>0.846111</text:p>
          </table:table-cell>
          <table:table-cell office:value-type="string" calcext:value-type="string">
            <text:p>((-1.286266e+01</text:p>
          </table:table-cell>
          <table:table-cell office:value-type="float" office:value="-1.517788E-018" calcext:value-type="float">
            <text:p>-1.517788E-18</text:p>
          </table:table-cell>
          <table:table-cell office:value-type="string" calcext:value-type="string">
            <text:p>6.356332e+02)</text:p>
          </table:table-cell>
          <table:table-cell office:value-type="string" calcext:value-type="string">
            <text:p>(5.687298e+00</text:p>
          </table:table-cell>
          <table:table-cell office:value-type="float" office:value="-7.77878E-021" calcext:value-type="float">
            <text:p>-7.77878E-21</text:p>
          </table:table-cell>
          <table:table-cell office:value-type="string" calcext:value-type="string">
            <text:p>-1.169010e-01))</text:p>
          </table:table-cell>
          <table:table-cell office:value-type="string" calcext:value-type="string">
            <text:p>((-3.178166e+01</text:p>
          </table:table-cell>
          <table:table-cell office:value-type="float" office:value="-187.0805" calcext:value-type="float">
            <text:p>-187.0805</text:p>
          </table:table-cell>
          <table:table-cell office:value-type="string" calcext:value-type="string">
            <text:p>-6.431331e-01)</text:p>
          </table:table-cell>
          <table:table-cell office:value-type="string" calcext:value-type="string">
            <text:p>(5.845049e-03</text:p>
          </table:table-cell>
          <table:table-cell office:value-type="float" office:value="5.633678" calcext:value-type="float">
            <text:p>5.633678</text:p>
          </table:table-cell>
          <table:table-cell office:value-type="string" calcext:value-type="string">
            <text:p>2.843649e-01))</text:p>
          </table:table-cell>
        </table:table-row>
        <table:table-row table:style-name="ro1">
          <table:table-cell office:value-type="float" office:value="0.846667" calcext:value-type="float">
            <text:p>0.846667</text:p>
          </table:table-cell>
          <table:table-cell office:value-type="string" calcext:value-type="string">
            <text:p>((-1.286247e+01</text:p>
          </table:table-cell>
          <table:table-cell office:value-type="float" office:value="-1.518313E-018" calcext:value-type="float">
            <text:p>-1.518313E-18</text:p>
          </table:table-cell>
          <table:table-cell office:value-type="string" calcext:value-type="string">
            <text:p>6.356386e+02)</text:p>
          </table:table-cell>
          <table:table-cell office:value-type="string" calcext:value-type="string">
            <text:p>(5.686079e+00</text:p>
          </table:table-cell>
          <table:table-cell office:value-type="float" office:value="-7.82767E-021" calcext:value-type="float">
            <text:p>-7.82767E-21</text:p>
          </table:table-cell>
          <table:table-cell office:value-type="string" calcext:value-type="string">
            <text:p>-1.166505e-01))</text:p>
          </table:table-cell>
          <table:table-cell office:value-type="string" calcext:value-type="string">
            <text:p>((-3.178193e+01</text:p>
          </table:table-cell>
          <table:table-cell office:value-type="float" office:value="-187.0737" calcext:value-type="float">
            <text:p>-187.0737</text:p>
          </table:table-cell>
          <table:table-cell office:value-type="string" calcext:value-type="string">
            <text:p>-6.431235e-01)</text:p>
          </table:table-cell>
          <table:table-cell office:value-type="string" calcext:value-type="string">
            <text:p>(5.832523e-03</text:p>
          </table:table-cell>
          <table:table-cell office:value-type="float" office:value="5.632309" calcext:value-type="float">
            <text:p>5.632309</text:p>
          </table:table-cell>
          <table:table-cell office:value-type="string" calcext:value-type="string">
            <text:p>2.843039e-01))</text:p>
          </table:table-cell>
        </table:table-row>
        <table:table-row table:style-name="ro1">
          <table:table-cell office:value-type="float" office:value="0.847222" calcext:value-type="float">
            <text:p>0.847222</text:p>
          </table:table-cell>
          <table:table-cell office:value-type="string" calcext:value-type="string">
            <text:p>((-1.286198e+01</text:p>
          </table:table-cell>
          <table:table-cell office:value-type="float" office:value="-1.519081E-018" calcext:value-type="float">
            <text:p>-1.519081E-18</text:p>
          </table:table-cell>
          <table:table-cell office:value-type="string" calcext:value-type="string">
            <text:p>6.356446e+02)</text:p>
          </table:table-cell>
          <table:table-cell office:value-type="string" calcext:value-type="string">
            <text:p>(5.684888e+00</text:p>
          </table:table-cell>
          <table:table-cell office:value-type="float" office:value="-7.875566E-021" calcext:value-type="float">
            <text:p>-7.875566E-21</text:p>
          </table:table-cell>
          <table:table-cell office:value-type="string" calcext:value-type="string">
            <text:p>-1.164272e-01))</text:p>
          </table:table-cell>
          <table:table-cell office:value-type="string" calcext:value-type="string">
            <text:p>((-3.178223e+01</text:p>
          </table:table-cell>
          <table:table-cell office:value-type="float" office:value="-187.0677" calcext:value-type="float">
            <text:p>-187.0677</text:p>
          </table:table-cell>
          <table:table-cell office:value-type="string" calcext:value-type="string">
            <text:p>-6.430990e-01)</text:p>
          </table:table-cell>
          <table:table-cell office:value-type="string" calcext:value-type="string">
            <text:p>(5.821362e-03</text:p>
          </table:table-cell>
          <table:table-cell office:value-type="float" office:value="5.630976" calcext:value-type="float">
            <text:p>5.630976</text:p>
          </table:table-cell>
          <table:table-cell office:value-type="string" calcext:value-type="string">
            <text:p>2.842444e-01))</text:p>
          </table:table-cell>
        </table:table-row>
        <table:table-row table:style-name="ro1">
          <table:table-cell office:value-type="float" office:value="0.847778" calcext:value-type="float">
            <text:p>0.847778</text:p>
          </table:table-cell>
          <table:table-cell office:value-type="string" calcext:value-type="string">
            <text:p>((-1.286106e+01</text:p>
          </table:table-cell>
          <table:table-cell office:value-type="float" office:value="-1.520116E-018" calcext:value-type="float">
            <text:p>-1.520116E-18</text:p>
          </table:table-cell>
          <table:table-cell office:value-type="string" calcext:value-type="string">
            <text:p>6.356509e+02)</text:p>
          </table:table-cell>
          <table:table-cell office:value-type="string" calcext:value-type="string">
            <text:p>(5.683729e+00</text:p>
          </table:table-cell>
          <table:table-cell office:value-type="float" office:value="-7.921017E-021" calcext:value-type="float">
            <text:p>-7.921017E-21</text:p>
          </table:table-cell>
          <table:table-cell office:value-type="string" calcext:value-type="string">
            <text:p>-1.162215e-01))</text:p>
          </table:table-cell>
          <table:table-cell office:value-type="string" calcext:value-type="string">
            <text:p>((-3.178255e+01</text:p>
          </table:table-cell>
          <table:table-cell office:value-type="float" office:value="-187.0625" calcext:value-type="float">
            <text:p>-187.0625</text:p>
          </table:table-cell>
          <table:table-cell office:value-type="string" calcext:value-type="string">
            <text:p>-6.430529e-01)</text:p>
          </table:table-cell>
          <table:table-cell office:value-type="string" calcext:value-type="string">
            <text:p>(5.811074e-03</text:p>
          </table:table-cell>
          <table:table-cell office:value-type="float" office:value="5.629681" calcext:value-type="float">
            <text:p>5.629681</text:p>
          </table:table-cell>
          <table:table-cell office:value-type="string" calcext:value-type="string">
            <text:p>2.841865e-01))</text:p>
          </table:table-cell>
        </table:table-row>
        <table:table-row table:style-name="ro1">
          <table:table-cell office:value-type="float" office:value="0.848333" calcext:value-type="float">
            <text:p>0.848333</text:p>
          </table:table-cell>
          <table:table-cell office:value-type="string" calcext:value-type="string">
            <text:p>((-1.285962e+01</text:p>
          </table:table-cell>
          <table:table-cell office:value-type="float" office:value="-1.52144E-018" calcext:value-type="float">
            <text:p>-1.52144E-18</text:p>
          </table:table-cell>
          <table:table-cell office:value-type="string" calcext:value-type="string">
            <text:p>6.356573e+02)</text:p>
          </table:table-cell>
          <table:table-cell office:value-type="string" calcext:value-type="string">
            <text:p>(5.682596e+00</text:p>
          </table:table-cell>
          <table:table-cell office:value-type="float" office:value="-7.963789E-021" calcext:value-type="float">
            <text:p>-7.963789E-21</text:p>
          </table:table-cell>
          <table:table-cell office:value-type="string" calcext:value-type="string">
            <text:p>-1.160249e-01))</text:p>
          </table:table-cell>
          <table:table-cell office:value-type="string" calcext:value-type="string">
            <text:p>((-3.178287e+01</text:p>
          </table:table-cell>
          <table:table-cell office:value-type="float" office:value="-187.0579" calcext:value-type="float">
            <text:p>-187.0579</text:p>
          </table:table-cell>
          <table:table-cell office:value-type="string" calcext:value-type="string">
            <text:p>-6.429812e-01)</text:p>
          </table:table-cell>
          <table:table-cell office:value-type="string" calcext:value-type="string">
            <text:p>(5.801246e-03</text:p>
          </table:table-cell>
          <table:table-cell office:value-type="float" office:value="5.628416" calcext:value-type="float">
            <text:p>5.628416</text:p>
          </table:table-cell>
          <table:table-cell office:value-type="string" calcext:value-type="string">
            <text:p>2.841298e-01))</text:p>
          </table:table-cell>
        </table:table-row>
        <table:table-row table:style-name="ro1">
          <table:table-cell office:value-type="float" office:value="0.848889" calcext:value-type="float">
            <text:p>0.848889</text:p>
          </table:table-cell>
          <table:table-cell office:value-type="string" calcext:value-type="string">
            <text:p>((-1.285760e+01</text:p>
          </table:table-cell>
          <table:table-cell office:value-type="float" office:value="-1.523036E-018" calcext:value-type="float">
            <text:p>-1.523036E-18</text:p>
          </table:table-cell>
          <table:table-cell office:value-type="string" calcext:value-type="string">
            <text:p>6.356625e+02)</text:p>
          </table:table-cell>
          <table:table-cell office:value-type="string" calcext:value-type="string">
            <text:p>(5.681477e+00</text:p>
          </table:table-cell>
          <table:table-cell office:value-type="float" office:value="-8.001589E-021" calcext:value-type="float">
            <text:p>-8.001589E-21</text:p>
          </table:table-cell>
          <table:table-cell office:value-type="string" calcext:value-type="string">
            <text:p>-1.158247e-01))</text:p>
          </table:table-cell>
          <table:table-cell office:value-type="string" calcext:value-type="string">
            <text:p>((-3.178312e+01</text:p>
          </table:table-cell>
          <table:table-cell office:value-type="float" office:value="-187.0538" calcext:value-type="float">
            <text:p>-187.0538</text:p>
          </table:table-cell>
          <table:table-cell office:value-type="string" calcext:value-type="string">
            <text:p>-6.428801e-01)</text:p>
          </table:table-cell>
          <table:table-cell office:value-type="string" calcext:value-type="string">
            <text:p>(5.791233e-03</text:p>
          </table:table-cell>
          <table:table-cell office:value-type="float" office:value="5.627167" calcext:value-type="float">
            <text:p>5.627167</text:p>
          </table:table-cell>
          <table:table-cell office:value-type="string" calcext:value-type="string">
            <text:p>2.840738e-01))</text:p>
          </table:table-cell>
        </table:table-row>
        <table:table-row table:style-name="ro1">
          <table:table-cell office:value-type="float" office:value="0.849444" calcext:value-type="float">
            <text:p>0.849444</text:p>
          </table:table-cell>
          <table:table-cell office:value-type="string" calcext:value-type="string">
            <text:p>((-1.285490e+01</text:p>
          </table:table-cell>
          <table:table-cell office:value-type="float" office:value="-1.524905E-018" calcext:value-type="float">
            <text:p>-1.524905E-18</text:p>
          </table:table-cell>
          <table:table-cell office:value-type="string" calcext:value-type="string">
            <text:p>6.356645e+02)</text:p>
          </table:table-cell>
          <table:table-cell office:value-type="string" calcext:value-type="string">
            <text:p>(5.680354e+00</text:p>
          </table:table-cell>
          <table:table-cell office:value-type="float" office:value="-8.033628E-021" calcext:value-type="float">
            <text:p>-8.033628E-21</text:p>
          </table:table-cell>
          <table:table-cell office:value-type="string" calcext:value-type="string">
            <text:p>-1.156066e-01))</text:p>
          </table:table-cell>
          <table:table-cell office:value-type="string" calcext:value-type="string">
            <text:p>((-3.178322e+01</text:p>
          </table:table-cell>
          <table:table-cell office:value-type="float" office:value="-187.0495" calcext:value-type="float">
            <text:p>-187.0495</text:p>
          </table:table-cell>
          <table:table-cell office:value-type="string" calcext:value-type="string">
            <text:p>-6.427452e-01)</text:p>
          </table:table-cell>
          <table:table-cell office:value-type="string" calcext:value-type="string">
            <text:p>(5.780328e-03</text:p>
          </table:table-cell>
          <table:table-cell office:value-type="float" office:value="5.625913" calcext:value-type="float">
            <text:p>5.625913</text:p>
          </table:table-cell>
          <table:table-cell office:value-type="string" calcext:value-type="string">
            <text:p>2.840177e-01))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string" calcext:value-type="string">
            <text:p>((-1.285145e+01</text:p>
          </table:table-cell>
          <table:table-cell office:value-type="float" office:value="-1.526775E-018" calcext:value-type="float">
            <text:p>-1.526775E-18</text:p>
          </table:table-cell>
          <table:table-cell office:value-type="string" calcext:value-type="string">
            <text:p>6.356626e+02)</text:p>
          </table:table-cell>
          <table:table-cell office:value-type="string" calcext:value-type="string">
            <text:p>(5.679200e+00</text:p>
          </table:table-cell>
          <table:table-cell office:value-type="float" office:value="-8.059191E-021" calcext:value-type="float">
            <text:p>-8.059191E-21</text:p>
          </table:table-cell>
          <table:table-cell office:value-type="string" calcext:value-type="string">
            <text:p>-1.153560e-01))</text:p>
          </table:table-cell>
          <table:table-cell office:value-type="string" calcext:value-type="string">
            <text:p>((-3.178313e+01</text:p>
          </table:table-cell>
          <table:table-cell office:value-type="float" office:value="-187.0448" calcext:value-type="float">
            <text:p>-187.0448</text:p>
          </table:table-cell>
          <table:table-cell office:value-type="string" calcext:value-type="string">
            <text:p>-6.425727e-01)</text:p>
          </table:table-cell>
          <table:table-cell office:value-type="string" calcext:value-type="string">
            <text:p>(5.767802e-03</text:p>
          </table:table-cell>
          <table:table-cell office:value-type="float" office:value="5.62462" calcext:value-type="float">
            <text:p>5.62462</text:p>
          </table:table-cell>
          <table:table-cell office:value-type="string" calcext:value-type="string">
            <text:p>2.839600e-01))</text:p>
          </table:table-cell>
        </table:table-row>
        <table:table-row table:style-name="ro1">
          <table:table-cell office:value-type="float" office:value="0.850556" calcext:value-type="float">
            <text:p>0.850556</text:p>
          </table:table-cell>
          <table:table-cell office:value-type="string" calcext:value-type="string">
            <text:p>((-1.284705e+01</text:p>
          </table:table-cell>
          <table:table-cell office:value-type="float" office:value="-1.528805E-018" calcext:value-type="float">
            <text:p>-1.528805E-18</text:p>
          </table:table-cell>
          <table:table-cell office:value-type="string" calcext:value-type="string">
            <text:p>6.356504e+02)</text:p>
          </table:table-cell>
          <table:table-cell office:value-type="string" calcext:value-type="string">
            <text:p>(5.677987e+00</text:p>
          </table:table-cell>
          <table:table-cell office:value-type="float" office:value="-8.076207E-021" calcext:value-type="float">
            <text:p>-8.076207E-21</text:p>
          </table:table-cell>
          <table:table-cell office:value-type="string" calcext:value-type="string">
            <text:p>-1.150696e-01))</text:p>
          </table:table-cell>
          <table:table-cell office:value-type="string" calcext:value-type="string">
            <text:p>((-3.178252e+01</text:p>
          </table:table-cell>
          <table:table-cell office:value-type="float" office:value="-187.0377" calcext:value-type="float">
            <text:p>-187.0377</text:p>
          </table:table-cell>
          <table:table-cell office:value-type="string" calcext:value-type="string">
            <text:p>-6.423524e-01)</text:p>
          </table:table-cell>
          <table:table-cell office:value-type="string" calcext:value-type="string">
            <text:p>(5.753479e-03</text:p>
          </table:table-cell>
          <table:table-cell office:value-type="float" office:value="5.623265" calcext:value-type="float">
            <text:p>5.623265</text:p>
          </table:table-cell>
          <table:table-cell office:value-type="string" calcext:value-type="string">
            <text:p>2.838994e-01))</text:p>
          </table:table-cell>
        </table:table-row>
        <table:table-row table:style-name="ro1">
          <table:table-cell office:value-type="float" office:value="0.851111" calcext:value-type="float">
            <text:p>0.851111</text:p>
          </table:table-cell>
          <table:table-cell office:value-type="string" calcext:value-type="string">
            <text:p>((-1.284231e+01</text:p>
          </table:table-cell>
          <table:table-cell office:value-type="float" office:value="-1.53071E-018" calcext:value-type="float">
            <text:p>-1.53071E-18</text:p>
          </table:table-cell>
          <table:table-cell office:value-type="string" calcext:value-type="string">
            <text:p>6.356376e+02)</text:p>
          </table:table-cell>
          <table:table-cell office:value-type="string" calcext:value-type="string">
            <text:p>(5.676709e+00</text:p>
          </table:table-cell>
          <table:table-cell office:value-type="float" office:value="-8.053921E-021" calcext:value-type="float">
            <text:p>-8.053921E-21</text:p>
          </table:table-cell>
          <table:table-cell office:value-type="string" calcext:value-type="string">
            <text:p>-1.147280e-01))</text:p>
          </table:table-cell>
          <table:table-cell office:value-type="string" calcext:value-type="string">
            <text:p>((-3.178188e+01</text:p>
          </table:table-cell>
          <table:table-cell office:value-type="float" office:value="-187.0308" calcext:value-type="float">
            <text:p>-187.0308</text:p>
          </table:table-cell>
          <table:table-cell office:value-type="string" calcext:value-type="string">
            <text:p>-6.421156e-01)</text:p>
          </table:table-cell>
          <table:table-cell office:value-type="string" calcext:value-type="string">
            <text:p>(5.736402e-03</text:p>
          </table:table-cell>
          <table:table-cell office:value-type="float" office:value="5.621834" calcext:value-type="float">
            <text:p>5.621834</text:p>
          </table:table-cell>
          <table:table-cell office:value-type="string" calcext:value-type="string">
            <text:p>2.838354e-01))</text:p>
          </table:table-cell>
        </table:table-row>
        <table:table-row table:style-name="ro1">
          <table:table-cell office:value-type="float" office:value="0.851667" calcext:value-type="float">
            <text:p>0.851667</text:p>
          </table:table-cell>
          <table:table-cell office:value-type="string" calcext:value-type="string">
            <text:p>((-1.283663e+01</text:p>
          </table:table-cell>
          <table:table-cell office:value-type="float" office:value="-1.532397E-018" calcext:value-type="float">
            <text:p>-1.532397E-18</text:p>
          </table:table-cell>
          <table:table-cell office:value-type="string" calcext:value-type="string">
            <text:p>6.356130e+02)</text:p>
          </table:table-cell>
          <table:table-cell office:value-type="string" calcext:value-type="string">
            <text:p>(5.675362e+00</text:p>
          </table:table-cell>
          <table:table-cell office:value-type="float" office:value="-8.00074E-021" calcext:value-type="float">
            <text:p>-8.00074E-21</text:p>
          </table:table-cell>
          <table:table-cell office:value-type="string" calcext:value-type="string">
            <text:p>-1.143329e-01))</text:p>
          </table:table-cell>
          <table:table-cell office:value-type="string" calcext:value-type="string">
            <text:p>((-3.178065e+01</text:p>
          </table:table-cell>
          <table:table-cell office:value-type="float" office:value="-187.0215" calcext:value-type="float">
            <text:p>-187.0215</text:p>
          </table:table-cell>
          <table:table-cell office:value-type="string" calcext:value-type="string">
            <text:p>-6.418314e-01)</text:p>
          </table:table-cell>
          <table:table-cell office:value-type="string" calcext:value-type="string">
            <text:p>(5.716645e-03</text:p>
          </table:table-cell>
          <table:table-cell office:value-type="float" office:value="5.62033" calcext:value-type="float">
            <text:p>5.62033</text:p>
          </table:table-cell>
          <table:table-cell office:value-type="string" calcext:value-type="string">
            <text:p>2.837681e-01))</text:p>
          </table:table-cell>
        </table:table-row>
        <table:table-row table:style-name="ro1">
          <table:table-cell office:value-type="float" office:value="0.852222" calcext:value-type="float">
            <text:p>0.852222</text:p>
          </table:table-cell>
          <table:table-cell office:value-type="string" calcext:value-type="string">
            <text:p>((-1.282568e+01</text:p>
          </table:table-cell>
          <table:table-cell office:value-type="float" office:value="-1.534388E-018" calcext:value-type="float">
            <text:p>-1.534388E-18</text:p>
          </table:table-cell>
          <table:table-cell office:value-type="string" calcext:value-type="string">
            <text:p>6.354835e+02)</text:p>
          </table:table-cell>
          <table:table-cell office:value-type="string" calcext:value-type="string">
            <text:p>(5.673891e+00</text:p>
          </table:table-cell>
          <table:table-cell office:value-type="float" office:value="-7.902624E-021" calcext:value-type="float">
            <text:p>-7.902624E-21</text:p>
          </table:table-cell>
          <table:table-cell office:value-type="string" calcext:value-type="string">
            <text:p>-1.140268e-01))</text:p>
          </table:table-cell>
          <table:table-cell office:value-type="string" calcext:value-type="string">
            <text:p>((-3.177418e+01</text:p>
          </table:table-cell>
          <table:table-cell office:value-type="float" office:value="-186.9853" calcext:value-type="float">
            <text:p>-186.9853</text:p>
          </table:table-cell>
          <table:table-cell office:value-type="string" calcext:value-type="string">
            <text:p>-6.412839e-01)</text:p>
          </table:table-cell>
          <table:table-cell office:value-type="string" calcext:value-type="string">
            <text:p>(5.701340e-03</text:p>
          </table:table-cell>
          <table:table-cell office:value-type="float" office:value="5.618779" calcext:value-type="float">
            <text:p>5.618779</text:p>
          </table:table-cell>
          <table:table-cell office:value-type="string" calcext:value-type="string">
            <text:p>2.836945e-01))</text:p>
          </table:table-cell>
        </table:table-row>
        <table:table-row table:style-name="ro1">
          <table:table-cell office:value-type="float" office:value="0.852778" calcext:value-type="float">
            <text:p>0.852778</text:p>
          </table:table-cell>
          <table:table-cell office:value-type="string" calcext:value-type="string">
            <text:p>((-1.282859e+01</text:p>
          </table:table-cell>
          <table:table-cell office:value-type="float" office:value="-1.536189E-018" calcext:value-type="float">
            <text:p>-1.536189E-18</text:p>
          </table:table-cell>
          <table:table-cell office:value-type="string" calcext:value-type="string">
            <text:p>6.356340e+02)</text:p>
          </table:table-cell>
          <table:table-cell office:value-type="string" calcext:value-type="string">
            <text:p>(5.672301e+00</text:p>
          </table:table-cell>
          <table:table-cell office:value-type="float" office:value="-7.859082E-021" calcext:value-type="float">
            <text:p>-7.859082E-21</text:p>
          </table:table-cell>
          <table:table-cell office:value-type="string" calcext:value-type="string">
            <text:p>-1.139484e-01))</text:p>
          </table:table-cell>
          <table:table-cell office:value-type="string" calcext:value-type="string">
            <text:p>((-3.178170e+01</text:p>
          </table:table-cell>
          <table:table-cell office:value-type="float" office:value="-187.0228" calcext:value-type="float">
            <text:p>-187.0228</text:p>
          </table:table-cell>
          <table:table-cell office:value-type="string" calcext:value-type="string">
            <text:p>-6.414296e-01)</text:p>
          </table:table-cell>
          <table:table-cell office:value-type="string" calcext:value-type="string">
            <text:p>(5.697422e-03</text:p>
          </table:table-cell>
          <table:table-cell office:value-type="float" office:value="5.617193" calcext:value-type="float">
            <text:p>5.617193</text:p>
          </table:table-cell>
          <table:table-cell office:value-type="string" calcext:value-type="string">
            <text:p>2.836151e-01))</text:p>
          </table:table-cell>
        </table:table-row>
        <table:table-row table:style-name="ro1">
          <table:table-cell office:value-type="float" office:value="0.853333" calcext:value-type="float">
            <text:p>0.853333</text:p>
          </table:table-cell>
          <table:table-cell office:value-type="string" calcext:value-type="string">
            <text:p>((-1.282665e+01</text:p>
          </table:table-cell>
          <table:table-cell office:value-type="float" office:value="-1.537349E-018" calcext:value-type="float">
            <text:p>-1.537349E-18</text:p>
          </table:table-cell>
          <table:table-cell office:value-type="string" calcext:value-type="string">
            <text:p>6.356688e+02)</text:p>
          </table:table-cell>
          <table:table-cell office:value-type="string" calcext:value-type="string">
            <text:p>(5.670784e+00</text:p>
          </table:table-cell>
          <table:table-cell office:value-type="float" office:value="-7.918125E-021" calcext:value-type="float">
            <text:p>-7.918125E-21</text:p>
          </table:table-cell>
          <table:table-cell office:value-type="string" calcext:value-type="string">
            <text:p>-1.135887e-01))</text:p>
          </table:table-cell>
          <table:table-cell office:value-type="string" calcext:value-type="string">
            <text:p>((-3.178344e+01</text:p>
          </table:table-cell>
          <table:table-cell office:value-type="float" office:value="-187.0286" calcext:value-type="float">
            <text:p>-187.0286</text:p>
          </table:table-cell>
          <table:table-cell office:value-type="string" calcext:value-type="string">
            <text:p>-6.413324e-01)</text:p>
          </table:table-cell>
          <table:table-cell office:value-type="string" calcext:value-type="string">
            <text:p>(5.679437e-03</text:p>
          </table:table-cell>
          <table:table-cell office:value-type="float" office:value="5.615555" calcext:value-type="float">
            <text:p>5.615555</text:p>
          </table:table-cell>
          <table:table-cell office:value-type="string" calcext:value-type="string">
            <text:p>2.835392e-01))</text:p>
          </table:table-cell>
        </table:table-row>
        <table:table-row table:style-name="ro1">
          <table:table-cell office:value-type="float" office:value="0.853889" calcext:value-type="float">
            <text:p>0.853889</text:p>
          </table:table-cell>
          <table:table-cell office:value-type="string" calcext:value-type="string">
            <text:p>((-1.282386e+01</text:p>
          </table:table-cell>
          <table:table-cell office:value-type="float" office:value="-1.538235E-018" calcext:value-type="float">
            <text:p>-1.538235E-18</text:p>
          </table:table-cell>
          <table:table-cell office:value-type="string" calcext:value-type="string">
            <text:p>6.356954e+02)</text:p>
          </table:table-cell>
          <table:table-cell office:value-type="string" calcext:value-type="string">
            <text:p>(5.669264e+00</text:p>
          </table:table-cell>
          <table:table-cell office:value-type="float" office:value="-7.860007E-021" calcext:value-type="float">
            <text:p>-7.860007E-21</text:p>
          </table:table-cell>
          <table:table-cell office:value-type="string" calcext:value-type="string">
            <text:p>-1.134656e-01))</text:p>
          </table:table-cell>
          <table:table-cell office:value-type="string" calcext:value-type="string">
            <text:p>((-3.178477e+01</text:p>
          </table:table-cell>
          <table:table-cell office:value-type="float" office:value="-187.0332" calcext:value-type="float">
            <text:p>-187.0332</text:p>
          </table:table-cell>
          <table:table-cell office:value-type="string" calcext:value-type="string">
            <text:p>-6.411928e-01)</text:p>
          </table:table-cell>
          <table:table-cell office:value-type="string" calcext:value-type="string">
            <text:p>(5.673280e-03</text:p>
          </table:table-cell>
          <table:table-cell office:value-type="float" office:value="5.613945" calcext:value-type="float">
            <text:p>5.613945</text:p>
          </table:table-cell>
          <table:table-cell office:value-type="string" calcext:value-type="string">
            <text:p>2.834632e-01))</text:p>
          </table:table-cell>
        </table:table-row>
        <table:table-row table:style-name="ro1">
          <table:table-cell office:value-type="float" office:value="0.854444" calcext:value-type="float">
            <text:p>0.854444</text:p>
          </table:table-cell>
          <table:table-cell office:value-type="string" calcext:value-type="string">
            <text:p>((-1.282001e+01</text:p>
          </table:table-cell>
          <table:table-cell office:value-type="float" office:value="-1.539128E-018" calcext:value-type="float">
            <text:p>-1.539128E-18</text:p>
          </table:table-cell>
          <table:table-cell office:value-type="string" calcext:value-type="string">
            <text:p>6.357164e+02)</text:p>
          </table:table-cell>
          <table:table-cell office:value-type="string" calcext:value-type="string">
            <text:p>(5.667628e+00</text:p>
          </table:table-cell>
          <table:table-cell office:value-type="float" office:value="-7.795408E-021" calcext:value-type="float">
            <text:p>-7.795408E-21</text:p>
          </table:table-cell>
          <table:table-cell office:value-type="string" calcext:value-type="string">
            <text:p>-1.135916e-01))</text:p>
          </table:table-cell>
          <table:table-cell office:value-type="string" calcext:value-type="string">
            <text:p>((-3.178582e+01</text:p>
          </table:table-cell>
          <table:table-cell office:value-type="float" office:value="-187.0375" calcext:value-type="float">
            <text:p>-187.0375</text:p>
          </table:table-cell>
          <table:table-cell office:value-type="string" calcext:value-type="string">
            <text:p>-6.410005e-01)</text:p>
          </table:table-cell>
          <table:table-cell office:value-type="string" calcext:value-type="string">
            <text:p>(5.679579e-03</text:p>
          </table:table-cell>
          <table:table-cell office:value-type="float" office:value="5.612249" calcext:value-type="float">
            <text:p>5.612249</text:p>
          </table:table-cell>
          <table:table-cell office:value-type="string" calcext:value-type="string">
            <text:p>2.833814e-01))</text:p>
          </table:table-cell>
        </table:table-row>
        <table:table-row table:style-name="ro1">
          <table:table-cell office:value-type="float" office:value="0.855" calcext:value-type="float">
            <text:p>0.855</text:p>
          </table:table-cell>
          <table:table-cell office:value-type="string" calcext:value-type="string">
            <text:p>((-1.281445e+01</text:p>
          </table:table-cell>
          <table:table-cell office:value-type="float" office:value="-1.539823E-018" calcext:value-type="float">
            <text:p>-1.539823E-18</text:p>
          </table:table-cell>
          <table:table-cell office:value-type="string" calcext:value-type="string">
            <text:p>6.357312e+02)</text:p>
          </table:table-cell>
          <table:table-cell office:value-type="string" calcext:value-type="string">
            <text:p>(5.665969e+00</text:p>
          </table:table-cell>
          <table:table-cell office:value-type="float" office:value="-8.007037E-021" calcext:value-type="float">
            <text:p>-8.007037E-21</text:p>
          </table:table-cell>
          <table:table-cell office:value-type="string" calcext:value-type="string">
            <text:p>-1.136968e-01))</text:p>
          </table:table-cell>
          <table:table-cell office:value-type="string" calcext:value-type="string">
            <text:p>((-3.178656e+01</text:p>
          </table:table-cell>
          <table:table-cell office:value-type="float" office:value="-187.0424" calcext:value-type="float">
            <text:p>-187.0424</text:p>
          </table:table-cell>
          <table:table-cell office:value-type="string" calcext:value-type="string">
            <text:p>-6.407227e-01)</text:p>
          </table:table-cell>
          <table:table-cell office:value-type="string" calcext:value-type="string">
            <text:p>(5.684838e-03</text:p>
          </table:table-cell>
          <table:table-cell office:value-type="float" office:value="5.610527" calcext:value-type="float">
            <text:p>5.610527</text:p>
          </table:table-cell>
          <table:table-cell office:value-type="string" calcext:value-type="string">
            <text:p>2.832985e-01))</text:p>
          </table:table-cell>
        </table:table-row>
        <table:table-row table:style-name="ro1">
          <table:table-cell office:value-type="float" office:value="0.855556" calcext:value-type="float">
            <text:p>0.855556</text:p>
          </table:table-cell>
          <table:table-cell office:value-type="string" calcext:value-type="string">
            <text:p>((-1.280713e+01</text:p>
          </table:table-cell>
          <table:table-cell office:value-type="float" office:value="-1.540602E-018" calcext:value-type="float">
            <text:p>-1.540602E-18</text:p>
          </table:table-cell>
          <table:table-cell office:value-type="string" calcext:value-type="string">
            <text:p>6.357449e+02)</text:p>
          </table:table-cell>
          <table:table-cell office:value-type="string" calcext:value-type="string">
            <text:p>(5.664290e+00</text:p>
          </table:table-cell>
          <table:table-cell office:value-type="float" office:value="-8.301122E-021" calcext:value-type="float">
            <text:p>-8.301122E-21</text:p>
          </table:table-cell>
          <table:table-cell office:value-type="string" calcext:value-type="string">
            <text:p>-1.138578e-01))</text:p>
          </table:table-cell>
          <table:table-cell office:value-type="string" calcext:value-type="string">
            <text:p>((-3.178725e+01</text:p>
          </table:table-cell>
          <table:table-cell office:value-type="float" office:value="-187.0495" calcext:value-type="float">
            <text:p>-187.0495</text:p>
          </table:table-cell>
          <table:table-cell office:value-type="string" calcext:value-type="string">
            <text:p>-6.403563e-01)</text:p>
          </table:table-cell>
          <table:table-cell office:value-type="string" calcext:value-type="string">
            <text:p>(5.692890e-03</text:p>
          </table:table-cell>
          <table:table-cell office:value-type="float" office:value="5.608791" calcext:value-type="float">
            <text:p>5.608791</text:p>
          </table:table-cell>
          <table:table-cell office:value-type="string" calcext:value-type="string">
            <text:p>2.832145e-01))</text:p>
          </table:table-cell>
        </table:table-row>
        <table:table-row table:style-name="ro1">
          <table:table-cell office:value-type="float" office:value="0.856111" calcext:value-type="float">
            <text:p>0.856111</text:p>
          </table:table-cell>
          <table:table-cell office:value-type="string" calcext:value-type="string">
            <text:p>((-1.279818e+01</text:p>
          </table:table-cell>
          <table:table-cell office:value-type="float" office:value="-1.541511E-018" calcext:value-type="float">
            <text:p>-1.541511E-18</text:p>
          </table:table-cell>
          <table:table-cell office:value-type="string" calcext:value-type="string">
            <text:p>6.357642e+02)</text:p>
          </table:table-cell>
          <table:table-cell office:value-type="string" calcext:value-type="string">
            <text:p>(5.662570e+00</text:p>
          </table:table-cell>
          <table:table-cell office:value-type="float" office:value="-8.548694E-021" calcext:value-type="float">
            <text:p>-8.548694E-21</text:p>
          </table:table-cell>
          <table:table-cell office:value-type="string" calcext:value-type="string">
            <text:p>-1.140053e-01))</text:p>
          </table:table-cell>
          <table:table-cell office:value-type="string" calcext:value-type="string">
            <text:p>((-3.178821e+01</text:p>
          </table:table-cell>
          <table:table-cell office:value-type="float" office:value="-187.0609" calcext:value-type="float">
            <text:p>-187.0609</text:p>
          </table:table-cell>
          <table:table-cell office:value-type="string" calcext:value-type="string">
            <text:p>-6.399092e-01)</text:p>
          </table:table-cell>
          <table:table-cell office:value-type="string" calcext:value-type="string">
            <text:p>(5.700264e-03</text:p>
          </table:table-cell>
          <table:table-cell office:value-type="float" office:value="5.60701" calcext:value-type="float">
            <text:p>5.60701</text:p>
          </table:table-cell>
          <table:table-cell office:value-type="string" calcext:value-type="string">
            <text:p>2.831285e-01))</text:p>
          </table:table-cell>
        </table:table-row>
        <table:table-row table:style-name="ro1">
          <table:table-cell office:value-type="float" office:value="0.856667" calcext:value-type="float">
            <text:p>0.856667</text:p>
          </table:table-cell>
          <table:table-cell office:value-type="string" calcext:value-type="string">
            <text:p>((-1.278799e+01</text:p>
          </table:table-cell>
          <table:table-cell office:value-type="float" office:value="-1.542603E-018" calcext:value-type="float">
            <text:p>-1.542603E-18</text:p>
          </table:table-cell>
          <table:table-cell office:value-type="string" calcext:value-type="string">
            <text:p>6.357984e+02)</text:p>
          </table:table-cell>
          <table:table-cell office:value-type="string" calcext:value-type="string">
            <text:p>(5.660788e+00</text:p>
          </table:table-cell>
          <table:table-cell office:value-type="float" office:value="-8.748501E-021" calcext:value-type="float">
            <text:p>-8.748501E-21</text:p>
          </table:table-cell>
          <table:table-cell office:value-type="string" calcext:value-type="string">
            <text:p>-1.141130e-01))</text:p>
          </table:table-cell>
          <table:table-cell office:value-type="string" calcext:value-type="string">
            <text:p>((-3.178992e+01</text:p>
          </table:table-cell>
          <table:table-cell office:value-type="float" office:value="-187.0794" calcext:value-type="float">
            <text:p>-187.0794</text:p>
          </table:table-cell>
          <table:table-cell office:value-type="string" calcext:value-type="string">
            <text:p>-6.393994e-01)</text:p>
          </table:table-cell>
          <table:table-cell office:value-type="string" calcext:value-type="string">
            <text:p>(5.705649e-03</text:p>
          </table:table-cell>
          <table:table-cell office:value-type="float" office:value="5.605155" calcext:value-type="float">
            <text:p>5.605155</text:p>
          </table:table-cell>
          <table:table-cell office:value-type="string" calcext:value-type="string">
            <text:p>2.830394e-01))</text:p>
          </table:table-cell>
        </table:table-row>
        <table:table-row table:style-name="ro1">
          <table:table-cell office:value-type="float" office:value="0.857222" calcext:value-type="float">
            <text:p>0.857222</text:p>
          </table:table-cell>
          <table:table-cell office:value-type="string" calcext:value-type="string">
            <text:p>((-1.277825e+01</text:p>
          </table:table-cell>
          <table:table-cell office:value-type="float" office:value="-1.544344E-018" calcext:value-type="float">
            <text:p>-1.544344E-18</text:p>
          </table:table-cell>
          <table:table-cell office:value-type="string" calcext:value-type="string">
            <text:p>6.358610e+02)</text:p>
          </table:table-cell>
          <table:table-cell office:value-type="string" calcext:value-type="string">
            <text:p>(5.659066e+00</text:p>
          </table:table-cell>
          <table:table-cell office:value-type="float" office:value="-8.888028E-021" calcext:value-type="float">
            <text:p>-8.888028E-21</text:p>
          </table:table-cell>
          <table:table-cell office:value-type="string" calcext:value-type="string">
            <text:p>-1.141794e-01))</text:p>
          </table:table-cell>
          <table:table-cell office:value-type="string" calcext:value-type="string">
            <text:p>((-3.179305e+01</text:p>
          </table:table-cell>
          <table:table-cell office:value-type="float" office:value="-187.1069" calcext:value-type="float">
            <text:p>-187.1069</text:p>
          </table:table-cell>
          <table:table-cell office:value-type="string" calcext:value-type="string">
            <text:p>-6.389126e-01)</text:p>
          </table:table-cell>
          <table:table-cell office:value-type="string" calcext:value-type="string">
            <text:p>(5.708968e-03</text:p>
          </table:table-cell>
          <table:table-cell office:value-type="float" office:value="5.603354" calcext:value-type="float">
            <text:p>5.603354</text:p>
          </table:table-cell>
          <table:table-cell office:value-type="string" calcext:value-type="string">
            <text:p>2.829533e-01))</text:p>
          </table:table-cell>
        </table:table-row>
        <table:table-row table:style-name="ro1">
          <table:table-cell office:value-type="float" office:value="0.857778" calcext:value-type="float">
            <text:p>0.857778</text:p>
          </table:table-cell>
          <table:table-cell office:value-type="string" calcext:value-type="string">
            <text:p>((-1.276958e+01</text:p>
          </table:table-cell>
          <table:table-cell office:value-type="float" office:value="-1.54615E-018" calcext:value-type="float">
            <text:p>-1.54615E-18</text:p>
          </table:table-cell>
          <table:table-cell office:value-type="string" calcext:value-type="string">
            <text:p>6.359426e+02)</text:p>
          </table:table-cell>
          <table:table-cell office:value-type="string" calcext:value-type="string">
            <text:p>(5.657473e+00</text:p>
          </table:table-cell>
          <table:table-cell office:value-type="float" office:value="-8.969568E-021" calcext:value-type="float">
            <text:p>-8.969568E-21</text:p>
          </table:table-cell>
          <table:table-cell office:value-type="string" calcext:value-type="string">
            <text:p>-1.142264e-01))</text:p>
          </table:table-cell>
          <table:table-cell office:value-type="string" calcext:value-type="string">
            <text:p>((-3.179713e+01</text:p>
          </table:table-cell>
          <table:table-cell office:value-type="float" office:value="-187.139" calcext:value-type="float">
            <text:p>-187.139</text:p>
          </table:table-cell>
          <table:table-cell office:value-type="string" calcext:value-type="string">
            <text:p>-6.384789e-01)</text:p>
          </table:table-cell>
          <table:table-cell office:value-type="string" calcext:value-type="string">
            <text:p>(5.711321e-03</text:p>
          </table:table-cell>
          <table:table-cell office:value-type="float" office:value="5.601685" calcext:value-type="float">
            <text:p>5.601685</text:p>
          </table:table-cell>
          <table:table-cell office:value-type="string" calcext:value-type="string">
            <text:p>2.828736e-01))</text:p>
          </table:table-cell>
        </table:table-row>
        <table:table-row table:style-name="ro1">
          <table:table-cell office:value-type="float" office:value="0.858333" calcext:value-type="float">
            <text:p>0.858333</text:p>
          </table:table-cell>
          <table:table-cell office:value-type="string" calcext:value-type="string">
            <text:p>((-1.276188e+01</text:p>
          </table:table-cell>
          <table:table-cell office:value-type="float" office:value="-1.547402E-018" calcext:value-type="float">
            <text:p>-1.547402E-18</text:p>
          </table:table-cell>
          <table:table-cell office:value-type="string" calcext:value-type="string">
            <text:p>6.360235e+02)</text:p>
          </table:table-cell>
          <table:table-cell office:value-type="string" calcext:value-type="string">
            <text:p>(5.656031e+00</text:p>
          </table:table-cell>
          <table:table-cell office:value-type="float" office:value="-9.005853E-021" calcext:value-type="float">
            <text:p>-9.005853E-21</text:p>
          </table:table-cell>
          <table:table-cell office:value-type="string" calcext:value-type="string">
            <text:p>-1.142631e-01))</text:p>
          </table:table-cell>
          <table:table-cell office:value-type="string" calcext:value-type="string">
            <text:p>((-3.180118e+01</text:p>
          </table:table-cell>
          <table:table-cell office:value-type="float" office:value="-187.1684" calcext:value-type="float">
            <text:p>-187.1684</text:p>
          </table:table-cell>
          <table:table-cell office:value-type="string" calcext:value-type="string">
            <text:p>-6.380940e-01)</text:p>
          </table:table-cell>
          <table:table-cell office:value-type="string" calcext:value-type="string">
            <text:p>(5.713153e-03</text:p>
          </table:table-cell>
          <table:table-cell office:value-type="float" office:value="5.600172" calcext:value-type="float">
            <text:p>5.600172</text:p>
          </table:table-cell>
          <table:table-cell office:value-type="string" calcext:value-type="string">
            <text:p>2.828016e-01))</text:p>
          </table:table-cell>
        </table:table-row>
        <table:table-row table:style-name="ro1">
          <table:table-cell office:value-type="float" office:value="0.858889" calcext:value-type="float">
            <text:p>0.858889</text:p>
          </table:table-cell>
          <table:table-cell office:value-type="string" calcext:value-type="string">
            <text:p>((-1.275509e+01</text:p>
          </table:table-cell>
          <table:table-cell office:value-type="float" office:value="-1.547743E-018" calcext:value-type="float">
            <text:p>-1.547743E-18</text:p>
          </table:table-cell>
          <table:table-cell office:value-type="string" calcext:value-type="string">
            <text:p>6.360983e+02)</text:p>
          </table:table-cell>
          <table:table-cell office:value-type="string" calcext:value-type="string">
            <text:p>(5.654734e+00</text:p>
          </table:table-cell>
          <table:table-cell office:value-type="float" office:value="-9.013075E-021" calcext:value-type="float">
            <text:p>-9.013075E-21</text:p>
          </table:table-cell>
          <table:table-cell office:value-type="string" calcext:value-type="string">
            <text:p>-1.142943e-01))</text:p>
          </table:table-cell>
          <table:table-cell office:value-type="string" calcext:value-type="string">
            <text:p>((-3.180491e+01</text:p>
          </table:table-cell>
          <table:table-cell office:value-type="float" office:value="-187.1936" calcext:value-type="float">
            <text:p>-187.1936</text:p>
          </table:table-cell>
          <table:table-cell office:value-type="string" calcext:value-type="string">
            <text:p>-6.377544e-01)</text:p>
          </table:table-cell>
          <table:table-cell office:value-type="string" calcext:value-type="string">
            <text:p>(5.714715e-03</text:p>
          </table:table-cell>
          <table:table-cell office:value-type="float" office:value="5.598809" calcext:value-type="float">
            <text:p>5.598809</text:p>
          </table:table-cell>
          <table:table-cell office:value-type="string" calcext:value-type="string">
            <text:p>2.827367e-01))</text:p>
          </table:table-cell>
        </table:table-row>
        <table:table-row table:style-name="ro1">
          <table:table-cell office:value-type="float" office:value="0.859444" calcext:value-type="float">
            <text:p>0.859444</text:p>
          </table:table-cell>
          <table:table-cell office:value-type="string" calcext:value-type="string">
            <text:p>((-1.274848e+01</text:p>
          </table:table-cell>
          <table:table-cell office:value-type="float" office:value="-1.547152E-018" calcext:value-type="float">
            <text:p>-1.547152E-18</text:p>
          </table:table-cell>
          <table:table-cell office:value-type="string" calcext:value-type="string">
            <text:p>6.361678e+02)</text:p>
          </table:table-cell>
          <table:table-cell office:value-type="string" calcext:value-type="string">
            <text:p>(5.653545e+00</text:p>
          </table:table-cell>
          <table:table-cell office:value-type="float" office:value="-9.003787E-021" calcext:value-type="float">
            <text:p>-9.003787E-21</text:p>
          </table:table-cell>
          <table:table-cell office:value-type="string" calcext:value-type="string">
            <text:p>-1.143132e-01))</text:p>
          </table:table-cell>
          <table:table-cell office:value-type="string" calcext:value-type="string">
            <text:p>((-3.180839e+01</text:p>
          </table:table-cell>
          <table:table-cell office:value-type="float" office:value="-187.2167" calcext:value-type="float">
            <text:p>-187.2167</text:p>
          </table:table-cell>
          <table:table-cell office:value-type="string" calcext:value-type="string">
            <text:p>-6.374238e-01)</text:p>
          </table:table-cell>
          <table:table-cell office:value-type="string" calcext:value-type="string">
            <text:p>(5.715658e-03</text:p>
          </table:table-cell>
          <table:table-cell office:value-type="float" office:value="5.597555" calcext:value-type="float">
            <text:p>5.597555</text:p>
          </table:table-cell>
          <table:table-cell office:value-type="string" calcext:value-type="string">
            <text:p>2.826773e-01))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string" calcext:value-type="string">
            <text:p>((-1.274193e+01</text:p>
          </table:table-cell>
          <table:table-cell office:value-type="float" office:value="-1.546455E-018" calcext:value-type="float">
            <text:p>-1.546455E-18</text:p>
          </table:table-cell>
          <table:table-cell office:value-type="string" calcext:value-type="string">
            <text:p>6.362324e+02)</text:p>
          </table:table-cell>
          <table:table-cell office:value-type="string" calcext:value-type="string">
            <text:p>(5.652414e+00</text:p>
          </table:table-cell>
          <table:table-cell office:value-type="float" office:value="-8.963198E-021" calcext:value-type="float">
            <text:p>-8.963198E-21</text:p>
          </table:table-cell>
          <table:table-cell office:value-type="string" calcext:value-type="string">
            <text:p>-1.142978e-01))</text:p>
          </table:table-cell>
          <table:table-cell office:value-type="string" calcext:value-type="string">
            <text:p>((-3.181162e+01</text:p>
          </table:table-cell>
          <table:table-cell office:value-type="float" office:value="-187.2388" calcext:value-type="float">
            <text:p>-187.2388</text:p>
          </table:table-cell>
          <table:table-cell office:value-type="string" calcext:value-type="string">
            <text:p>-6.370965e-01)</text:p>
          </table:table-cell>
          <table:table-cell office:value-type="string" calcext:value-type="string">
            <text:p>(5.714890e-03</text:p>
          </table:table-cell>
          <table:table-cell office:value-type="float" office:value="5.596352" calcext:value-type="float">
            <text:p>5.596352</text:p>
          </table:table-cell>
          <table:table-cell office:value-type="string" calcext:value-type="string">
            <text:p>2.826207e-01))</text:p>
          </table:table-cell>
        </table:table-row>
        <table:table-row table:style-name="ro1">
          <table:table-cell office:value-type="float" office:value="0.860556" calcext:value-type="float">
            <text:p>0.860556</text:p>
          </table:table-cell>
          <table:table-cell office:value-type="string" calcext:value-type="string">
            <text:p>((-1.273528e+01</text:p>
          </table:table-cell>
          <table:table-cell office:value-type="float" office:value="-1.546614E-018" calcext:value-type="float">
            <text:p>-1.546614E-18</text:p>
          </table:table-cell>
          <table:table-cell office:value-type="string" calcext:value-type="string">
            <text:p>6.362931e+02)</text:p>
          </table:table-cell>
          <table:table-cell office:value-type="string" calcext:value-type="string">
            <text:p>(5.651312e+00</text:p>
          </table:table-cell>
          <table:table-cell office:value-type="float" office:value="-8.90682E-021" calcext:value-type="float">
            <text:p>-8.90682E-21</text:p>
          </table:table-cell>
          <table:table-cell office:value-type="string" calcext:value-type="string">
            <text:p>-1.142482e-01))</text:p>
          </table:table-cell>
          <table:table-cell office:value-type="string" calcext:value-type="string">
            <text:p>((-3.181465e+01</text:p>
          </table:table-cell>
          <table:table-cell office:value-type="float" office:value="-187.2607" calcext:value-type="float">
            <text:p>-187.2607</text:p>
          </table:table-cell>
          <table:table-cell office:value-type="string" calcext:value-type="string">
            <text:p>-6.367640e-01)</text:p>
          </table:table-cell>
          <table:table-cell office:value-type="string" calcext:value-type="string">
            <text:p>(5.712411e-03</text:p>
          </table:table-cell>
          <table:table-cell office:value-type="float" office:value="5.59517" calcext:value-type="float">
            <text:p>5.59517</text:p>
          </table:table-cell>
          <table:table-cell office:value-type="string" calcext:value-type="string">
            <text:p>2.825656e-01))</text:p>
          </table:table-cell>
        </table:table-row>
        <table:table-row table:style-name="ro1">
          <table:table-cell office:value-type="float" office:value="0.861111" calcext:value-type="float">
            <text:p>0.861111</text:p>
          </table:table-cell>
          <table:table-cell office:value-type="string" calcext:value-type="string">
            <text:p>((-1.272830e+01</text:p>
          </table:table-cell>
          <table:table-cell office:value-type="float" office:value="-1.547945E-018" calcext:value-type="float">
            <text:p>-1.547945E-18</text:p>
          </table:table-cell>
          <table:table-cell office:value-type="string" calcext:value-type="string">
            <text:p>6.363520e+02)</text:p>
          </table:table-cell>
          <table:table-cell office:value-type="string" calcext:value-type="string">
            <text:p>(5.650223e+00</text:p>
          </table:table-cell>
          <table:table-cell office:value-type="float" office:value="-8.844487E-021" calcext:value-type="float">
            <text:p>-8.844487E-21</text:p>
          </table:table-cell>
          <table:table-cell office:value-type="string" calcext:value-type="string">
            <text:p>-1.141671e-01))</text:p>
          </table:table-cell>
          <table:table-cell office:value-type="string" calcext:value-type="string">
            <text:p>((-3.181760e+01</text:p>
          </table:table-cell>
          <table:table-cell office:value-type="float" office:value="-187.2835" calcext:value-type="float">
            <text:p>-187.2835</text:p>
          </table:table-cell>
          <table:table-cell office:value-type="string" calcext:value-type="string">
            <text:p>-6.364148e-01)</text:p>
          </table:table-cell>
          <table:table-cell office:value-type="string" calcext:value-type="string">
            <text:p>(5.708357e-03</text:p>
          </table:table-cell>
          <table:table-cell office:value-type="float" office:value="5.593995" calcext:value-type="float">
            <text:p>5.593995</text:p>
          </table:table-cell>
          <table:table-cell office:value-type="string" calcext:value-type="string">
            <text:p>2.825112e-01))</text:p>
          </table:table-cell>
        </table:table-row>
        <table:table-row table:style-name="ro1">
          <table:table-cell office:value-type="float" office:value="0.861667" calcext:value-type="float">
            <text:p>0.861667</text:p>
          </table:table-cell>
          <table:table-cell office:value-type="string" calcext:value-type="string">
            <text:p>((-1.272098e+01</text:p>
          </table:table-cell>
          <table:table-cell office:value-type="float" office:value="-1.54999E-018" calcext:value-type="float">
            <text:p>-1.54999E-18</text:p>
          </table:table-cell>
          <table:table-cell office:value-type="string" calcext:value-type="string">
            <text:p>6.364090e+02)</text:p>
          </table:table-cell>
          <table:table-cell office:value-type="string" calcext:value-type="string">
            <text:p>(5.649142e+00</text:p>
          </table:table-cell>
          <table:table-cell office:value-type="float" office:value="-8.781898E-021" calcext:value-type="float">
            <text:p>-8.781898E-21</text:p>
          </table:table-cell>
          <table:table-cell office:value-type="string" calcext:value-type="string">
            <text:p>-1.140584e-01))</text:p>
          </table:table-cell>
          <table:table-cell office:value-type="string" calcext:value-type="string">
            <text:p>((-3.182045e+01</text:p>
          </table:table-cell>
          <table:table-cell office:value-type="float" office:value="-187.3066" calcext:value-type="float">
            <text:p>-187.3066</text:p>
          </table:table-cell>
          <table:table-cell office:value-type="string" calcext:value-type="string">
            <text:p>-6.360489e-01)</text:p>
          </table:table-cell>
          <table:table-cell office:value-type="string" calcext:value-type="string">
            <text:p>(5.702922e-03</text:p>
          </table:table-cell>
          <table:table-cell office:value-type="float" office:value="5.59282" calcext:value-type="float">
            <text:p>5.59282</text:p>
          </table:table-cell>
          <table:table-cell office:value-type="string" calcext:value-type="string">
            <text:p>2.824571e-01))</text:p>
          </table:table-cell>
        </table:table-row>
        <table:table-row table:style-name="ro1">
          <table:table-cell office:value-type="float" office:value="0.862222" calcext:value-type="float">
            <text:p>0.862222</text:p>
          </table:table-cell>
          <table:table-cell office:value-type="string" calcext:value-type="string">
            <text:p>((-1.271295e+01</text:p>
          </table:table-cell>
          <table:table-cell office:value-type="float" office:value="-1.551922E-018" calcext:value-type="float">
            <text:p>-1.551922E-18</text:p>
          </table:table-cell>
          <table:table-cell office:value-type="string" calcext:value-type="string">
            <text:p>6.364663e+02)</text:p>
          </table:table-cell>
          <table:table-cell office:value-type="string" calcext:value-type="string">
            <text:p>(5.648064e+00</text:p>
          </table:table-cell>
          <table:table-cell office:value-type="float" office:value="-8.719268E-021" calcext:value-type="float">
            <text:p>-8.719268E-21</text:p>
          </table:table-cell>
          <table:table-cell office:value-type="string" calcext:value-type="string">
            <text:p>-1.139280e-01))</text:p>
          </table:table-cell>
          <table:table-cell office:value-type="string" calcext:value-type="string">
            <text:p>((-3.182332e+01</text:p>
          </table:table-cell>
          <table:table-cell office:value-type="float" office:value="-187.3302" calcext:value-type="float">
            <text:p>-187.3302</text:p>
          </table:table-cell>
          <table:table-cell office:value-type="string" calcext:value-type="string">
            <text:p>-6.356476e-01)</text:p>
          </table:table-cell>
          <table:table-cell office:value-type="string" calcext:value-type="string">
            <text:p>(5.696402e-03</text:p>
          </table:table-cell>
          <table:table-cell office:value-type="float" office:value="5.591643" calcext:value-type="float">
            <text:p>5.591643</text:p>
          </table:table-cell>
          <table:table-cell office:value-type="string" calcext:value-type="string">
            <text:p>2.824032e-01))</text:p>
          </table:table-cell>
        </table:table-row>
        <table:table-row table:style-name="ro1">
          <table:table-cell office:value-type="float" office:value="0.862778" calcext:value-type="float">
            <text:p>0.862778</text:p>
          </table:table-cell>
          <table:table-cell office:value-type="string" calcext:value-type="string">
            <text:p>((-1.270397e+01</text:p>
          </table:table-cell>
          <table:table-cell office:value-type="float" office:value="-1.553551E-018" calcext:value-type="float">
            <text:p>-1.553551E-18</text:p>
          </table:table-cell>
          <table:table-cell office:value-type="string" calcext:value-type="string">
            <text:p>6.365269e+02)</text:p>
          </table:table-cell>
          <table:table-cell office:value-type="string" calcext:value-type="string">
            <text:p>(5.646990e+00</text:p>
          </table:table-cell>
          <table:table-cell office:value-type="float" office:value="-8.659023E-021" calcext:value-type="float">
            <text:p>-8.659023E-21</text:p>
          </table:table-cell>
          <table:table-cell office:value-type="string" calcext:value-type="string">
            <text:p>-1.137815e-01))</text:p>
          </table:table-cell>
          <table:table-cell office:value-type="string" calcext:value-type="string">
            <text:p>((-3.182635e+01</text:p>
          </table:table-cell>
          <table:table-cell office:value-type="float" office:value="-187.3557" calcext:value-type="float">
            <text:p>-187.3557</text:p>
          </table:table-cell>
          <table:table-cell office:value-type="string" calcext:value-type="string">
            <text:p>-6.351984e-01)</text:p>
          </table:table-cell>
          <table:table-cell office:value-type="string" calcext:value-type="string">
            <text:p>(5.689075e-03</text:p>
          </table:table-cell>
          <table:table-cell office:value-type="float" office:value="5.590464" calcext:value-type="float">
            <text:p>5.590464</text:p>
          </table:table-cell>
          <table:table-cell office:value-type="string" calcext:value-type="string">
            <text:p>2.823495e-01))</text:p>
          </table:table-cell>
        </table:table-row>
        <table:table-row table:style-name="ro1">
          <table:table-cell office:value-type="float" office:value="0.863333" calcext:value-type="float">
            <text:p>0.863333</text:p>
          </table:table-cell>
          <table:table-cell office:value-type="string" calcext:value-type="string">
            <text:p>((-1.269320e+01</text:p>
          </table:table-cell>
          <table:table-cell office:value-type="float" office:value="-1.555179E-018" calcext:value-type="float">
            <text:p>-1.555179E-18</text:p>
          </table:table-cell>
          <table:table-cell office:value-type="string" calcext:value-type="string">
            <text:p>6.365971e+02)</text:p>
          </table:table-cell>
          <table:table-cell office:value-type="string" calcext:value-type="string">
            <text:p>(5.645926e+00</text:p>
          </table:table-cell>
          <table:table-cell office:value-type="float" office:value="-8.603759E-021" calcext:value-type="float">
            <text:p>-8.603759E-21</text:p>
          </table:table-cell>
          <table:table-cell office:value-type="string" calcext:value-type="string">
            <text:p>-1.136247e-01))</text:p>
          </table:table-cell>
          <table:table-cell office:value-type="string" calcext:value-type="string">
            <text:p>((-3.182986e+01</text:p>
          </table:table-cell>
          <table:table-cell office:value-type="float" office:value="-187.3868" calcext:value-type="float">
            <text:p>-187.3868</text:p>
          </table:table-cell>
          <table:table-cell office:value-type="string" calcext:value-type="string">
            <text:p>-6.346602e-01)</text:p>
          </table:table-cell>
          <table:table-cell office:value-type="string" calcext:value-type="string">
            <text:p>(5.681235e-03</text:p>
          </table:table-cell>
          <table:table-cell office:value-type="float" office:value="5.589293" calcext:value-type="float">
            <text:p>5.589293</text:p>
          </table:table-cell>
          <table:table-cell office:value-type="string" calcext:value-type="string">
            <text:p>2.822963e-01))</text:p>
          </table:table-cell>
        </table:table-row>
        <table:table-row table:style-name="ro1">
          <table:table-cell office:value-type="float" office:value="0.863889" calcext:value-type="float">
            <text:p>0.863889</text:p>
          </table:table-cell>
          <table:table-cell office:value-type="string" calcext:value-type="string">
            <text:p>((-1.268100e+01</text:p>
          </table:table-cell>
          <table:table-cell office:value-type="float" office:value="-1.557823E-018" calcext:value-type="float">
            <text:p>-1.557823E-18</text:p>
          </table:table-cell>
          <table:table-cell office:value-type="string" calcext:value-type="string">
            <text:p>6.366724e+02)</text:p>
          </table:table-cell>
          <table:table-cell office:value-type="string" calcext:value-type="string">
            <text:p>(5.644875e+00</text:p>
          </table:table-cell>
          <table:table-cell office:value-type="float" office:value="-8.536731E-021" calcext:value-type="float">
            <text:p>-8.536731E-21</text:p>
          </table:table-cell>
          <table:table-cell office:value-type="string" calcext:value-type="string">
            <text:p>-1.134615e-01))</text:p>
          </table:table-cell>
          <table:table-cell office:value-type="string" calcext:value-type="string">
            <text:p>((-3.183362e+01</text:p>
          </table:table-cell>
          <table:table-cell office:value-type="float" office:value="-187.4213" calcext:value-type="float">
            <text:p>-187.4213</text:p>
          </table:table-cell>
          <table:table-cell office:value-type="string" calcext:value-type="string">
            <text:p>-6.340502e-01)</text:p>
          </table:table-cell>
          <table:table-cell office:value-type="string" calcext:value-type="string">
            <text:p>(5.673075e-03</text:p>
          </table:table-cell>
          <table:table-cell office:value-type="float" office:value="5.588133" calcext:value-type="float">
            <text:p>5.588133</text:p>
          </table:table-cell>
          <table:table-cell office:value-type="string" calcext:value-type="string">
            <text:p>2.822438e-01))</text:p>
          </table:table-cell>
        </table:table-row>
        <table:table-row table:style-name="ro1">
          <table:table-cell office:value-type="float" office:value="0.864444" calcext:value-type="float">
            <text:p>0.864444</text:p>
          </table:table-cell>
          <table:table-cell office:value-type="string" calcext:value-type="string">
            <text:p>((-1.266851e+01</text:p>
          </table:table-cell>
          <table:table-cell office:value-type="float" office:value="-1.561184E-018" calcext:value-type="float">
            <text:p>-1.561184E-18</text:p>
          </table:table-cell>
          <table:table-cell office:value-type="string" calcext:value-type="string">
            <text:p>6.367436e+02)</text:p>
          </table:table-cell>
          <table:table-cell office:value-type="string" calcext:value-type="string">
            <text:p>(5.643832e+00</text:p>
          </table:table-cell>
          <table:table-cell office:value-type="float" office:value="-8.473033E-021" calcext:value-type="float">
            <text:p>-8.473033E-21</text:p>
          </table:table-cell>
          <table:table-cell office:value-type="string" calcext:value-type="string">
            <text:p>-1.132954e-01))</text:p>
          </table:table-cell>
          <table:table-cell office:value-type="string" calcext:value-type="string">
            <text:p>((-3.183718e+01</text:p>
          </table:table-cell>
          <table:table-cell office:value-type="float" office:value="-187.4535" calcext:value-type="float">
            <text:p>-187.4535</text:p>
          </table:table-cell>
          <table:table-cell office:value-type="string" calcext:value-type="string">
            <text:p>-6.334257e-01)</text:p>
          </table:table-cell>
          <table:table-cell office:value-type="string" calcext:value-type="string">
            <text:p>(5.664772e-03</text:p>
          </table:table-cell>
          <table:table-cell office:value-type="float" office:value="5.586979" calcext:value-type="float">
            <text:p>5.586979</text:p>
          </table:table-cell>
          <table:table-cell office:value-type="string" calcext:value-type="string">
            <text:p>2.821916e-01))</text:p>
          </table:table-cell>
        </table:table-row>
        <table:table-row table:style-name="ro1">
          <table:table-cell office:value-type="float" office:value="0.865" calcext:value-type="float">
            <text:p>0.865</text:p>
          </table:table-cell>
          <table:table-cell office:value-type="string" calcext:value-type="string">
            <text:p>((-1.265523e+01</text:p>
          </table:table-cell>
          <table:table-cell office:value-type="float" office:value="-1.560272E-018" calcext:value-type="float">
            <text:p>-1.560272E-18</text:p>
          </table:table-cell>
          <table:table-cell office:value-type="string" calcext:value-type="string">
            <text:p>6.368212e+02)</text:p>
          </table:table-cell>
          <table:table-cell office:value-type="string" calcext:value-type="string">
            <text:p>(5.642792e+00</text:p>
          </table:table-cell>
          <table:table-cell office:value-type="float" office:value="-8.413126E-021" calcext:value-type="float">
            <text:p>-8.413126E-21</text:p>
          </table:table-cell>
          <table:table-cell office:value-type="string" calcext:value-type="string">
            <text:p>-1.131295e-01))</text:p>
          </table:table-cell>
          <table:table-cell office:value-type="string" calcext:value-type="string">
            <text:p>((-3.184106e+01</text:p>
          </table:table-cell>
          <table:table-cell office:value-type="float" office:value="-187.4893" calcext:value-type="float">
            <text:p>-187.4893</text:p>
          </table:table-cell>
          <table:table-cell office:value-type="string" calcext:value-type="string">
            <text:p>-6.327613e-01)</text:p>
          </table:table-cell>
          <table:table-cell office:value-type="string" calcext:value-type="string">
            <text:p>(5.656477e-03</text:p>
          </table:table-cell>
          <table:table-cell office:value-type="float" office:value="5.585828" calcext:value-type="float">
            <text:p>5.585828</text:p>
          </table:table-cell>
          <table:table-cell office:value-type="string" calcext:value-type="string">
            <text:p>2.821396e-01))</text:p>
          </table:table-cell>
        </table:table-row>
        <table:table-row table:style-name="ro1">
          <table:table-cell office:value-type="float" office:value="0.865556" calcext:value-type="float">
            <text:p>0.865556</text:p>
          </table:table-cell>
          <table:table-cell office:value-type="string" calcext:value-type="string">
            <text:p>((-1.264075e+01</text:p>
          </table:table-cell>
          <table:table-cell office:value-type="float" office:value="-1.555468E-018" calcext:value-type="float">
            <text:p>-1.555468E-18</text:p>
          </table:table-cell>
          <table:table-cell office:value-type="string" calcext:value-type="string">
            <text:p>6.369070e+02)</text:p>
          </table:table-cell>
          <table:table-cell office:value-type="string" calcext:value-type="string">
            <text:p>(5.641756e+00</text:p>
          </table:table-cell>
          <table:table-cell office:value-type="float" office:value="-8.355757E-021" calcext:value-type="float">
            <text:p>-8.355757E-21</text:p>
          </table:table-cell>
          <table:table-cell office:value-type="string" calcext:value-type="string">
            <text:p>-1.129639e-01))</text:p>
          </table:table-cell>
          <table:table-cell office:value-type="string" calcext:value-type="string">
            <text:p>((-3.184535e+01</text:p>
          </table:table-cell>
          <table:table-cell office:value-type="float" office:value="-187.5304" calcext:value-type="float">
            <text:p>-187.5304</text:p>
          </table:table-cell>
          <table:table-cell office:value-type="string" calcext:value-type="string">
            <text:p>-6.320376e-01)</text:p>
          </table:table-cell>
          <table:table-cell office:value-type="string" calcext:value-type="string">
            <text:p>(5.648197e-03</text:p>
          </table:table-cell>
          <table:table-cell office:value-type="float" office:value="5.58468" calcext:value-type="float">
            <text:p>5.58468</text:p>
          </table:table-cell>
          <table:table-cell office:value-type="string" calcext:value-type="string">
            <text:p>2.820878e-01))</text:p>
          </table:table-cell>
        </table:table-row>
        <table:table-row table:style-name="ro1">
          <table:table-cell office:value-type="float" office:value="0.866111" calcext:value-type="float">
            <text:p>0.866111</text:p>
          </table:table-cell>
          <table:table-cell office:value-type="string" calcext:value-type="string">
            <text:p>((-1.262846e+01</text:p>
          </table:table-cell>
          <table:table-cell office:value-type="float" office:value="-1.555679E-018" calcext:value-type="float">
            <text:p>-1.555679E-18</text:p>
          </table:table-cell>
          <table:table-cell office:value-type="string" calcext:value-type="string">
            <text:p>6.369708e+02)</text:p>
          </table:table-cell>
          <table:table-cell office:value-type="string" calcext:value-type="string">
            <text:p>(5.640724e+00</text:p>
          </table:table-cell>
          <table:table-cell office:value-type="float" office:value="-8.302233E-021" calcext:value-type="float">
            <text:p>-8.302233E-21</text:p>
          </table:table-cell>
          <table:table-cell office:value-type="string" calcext:value-type="string">
            <text:p>-1.128036e-01))</text:p>
          </table:table-cell>
          <table:table-cell office:value-type="string" calcext:value-type="string">
            <text:p>((-3.184854e+01</text:p>
          </table:table-cell>
          <table:table-cell office:value-type="float" office:value="-187.5589" calcext:value-type="float">
            <text:p>-187.5589</text:p>
          </table:table-cell>
          <table:table-cell office:value-type="string" calcext:value-type="string">
            <text:p>-6.314232e-01)</text:p>
          </table:table-cell>
          <table:table-cell office:value-type="string" calcext:value-type="string">
            <text:p>(5.640179e-03</text:p>
          </table:table-cell>
          <table:table-cell office:value-type="float" office:value="5.583536" calcext:value-type="float">
            <text:p>5.583536</text:p>
          </table:table-cell>
          <table:table-cell office:value-type="string" calcext:value-type="string">
            <text:p>2.820362e-01))</text:p>
          </table:table-cell>
        </table:table-row>
        <table:table-row table:style-name="ro1">
          <table:table-cell office:value-type="float" office:value="0.866667" calcext:value-type="float">
            <text:p>0.866667</text:p>
          </table:table-cell>
          <table:table-cell office:value-type="string" calcext:value-type="string">
            <text:p>((-1.261753e+01</text:p>
          </table:table-cell>
          <table:table-cell office:value-type="float" office:value="-1.553009E-018" calcext:value-type="float">
            <text:p>-1.553009E-18</text:p>
          </table:table-cell>
          <table:table-cell office:value-type="string" calcext:value-type="string">
            <text:p>6.370289e+02)</text:p>
          </table:table-cell>
          <table:table-cell office:value-type="string" calcext:value-type="string">
            <text:p>(5.639697e+00</text:p>
          </table:table-cell>
          <table:table-cell office:value-type="float" office:value="-8.253579E-021" calcext:value-type="float">
            <text:p>-8.253579E-21</text:p>
          </table:table-cell>
          <table:table-cell office:value-type="string" calcext:value-type="string">
            <text:p>-1.126501e-01))</text:p>
          </table:table-cell>
          <table:table-cell office:value-type="string" calcext:value-type="string">
            <text:p>((-3.185145e+01</text:p>
          </table:table-cell>
          <table:table-cell office:value-type="float" office:value="-187.583" calcext:value-type="float">
            <text:p>-187.583</text:p>
          </table:table-cell>
          <table:table-cell office:value-type="string" calcext:value-type="string">
            <text:p>-6.308764e-01)</text:p>
          </table:table-cell>
          <table:table-cell office:value-type="string" calcext:value-type="string">
            <text:p>(5.632504e-03</text:p>
          </table:table-cell>
          <table:table-cell office:value-type="float" office:value="5.582397" calcext:value-type="float">
            <text:p>5.582397</text:p>
          </table:table-cell>
          <table:table-cell office:value-type="string" calcext:value-type="string">
            <text:p>2.819848e-01))</text:p>
          </table:table-cell>
        </table:table-row>
        <table:table-row table:style-name="ro1">
          <table:table-cell office:value-type="float" office:value="0.867222" calcext:value-type="float">
            <text:p>0.867222</text:p>
          </table:table-cell>
          <table:table-cell office:value-type="string" calcext:value-type="string">
            <text:p>((-1.260709e+01</text:p>
          </table:table-cell>
          <table:table-cell office:value-type="float" office:value="-1.548389E-018" calcext:value-type="float">
            <text:p>-1.548389E-18</text:p>
          </table:table-cell>
          <table:table-cell office:value-type="string" calcext:value-type="string">
            <text:p>6.370902e+02)</text:p>
          </table:table-cell>
          <table:table-cell office:value-type="string" calcext:value-type="string">
            <text:p>(5.638675e+00</text:p>
          </table:table-cell>
          <table:table-cell office:value-type="float" office:value="-8.209931E-021" calcext:value-type="float">
            <text:p>-8.209931E-21</text:p>
          </table:table-cell>
          <table:table-cell office:value-type="string" calcext:value-type="string">
            <text:p>-1.125034e-01))</text:p>
          </table:table-cell>
          <table:table-cell office:value-type="string" calcext:value-type="string">
            <text:p>((-3.185451e+01</text:p>
          </table:table-cell>
          <table:table-cell office:value-type="float" office:value="-187.6083" calcext:value-type="float">
            <text:p>-187.6083</text:p>
          </table:table-cell>
          <table:table-cell office:value-type="string" calcext:value-type="string">
            <text:p>-6.303543e-01)</text:p>
          </table:table-cell>
          <table:table-cell office:value-type="string" calcext:value-type="string">
            <text:p>(5.625169e-03</text:p>
          </table:table-cell>
          <table:table-cell office:value-type="float" office:value="5.581264" calcext:value-type="float">
            <text:p>5.581264</text:p>
          </table:table-cell>
          <table:table-cell office:value-type="string" calcext:value-type="string">
            <text:p>2.819338e-01))</text:p>
          </table:table-cell>
        </table:table-row>
        <table:table-row table:style-name="ro1">
          <table:table-cell office:value-type="float" office:value="0.867778" calcext:value-type="float">
            <text:p>0.867778</text:p>
          </table:table-cell>
          <table:table-cell office:value-type="string" calcext:value-type="string">
            <text:p>((-1.259625e+01</text:p>
          </table:table-cell>
          <table:table-cell office:value-type="float" office:value="-1.543865E-018" calcext:value-type="float">
            <text:p>-1.543865E-18</text:p>
          </table:table-cell>
          <table:table-cell office:value-type="string" calcext:value-type="string">
            <text:p>6.371610e+02)</text:p>
          </table:table-cell>
          <table:table-cell office:value-type="string" calcext:value-type="string">
            <text:p>(5.637658e+00</text:p>
          </table:table-cell>
          <table:table-cell office:value-type="float" office:value="-8.171104E-021" calcext:value-type="float">
            <text:p>-8.171104E-21</text:p>
          </table:table-cell>
          <table:table-cell office:value-type="string" calcext:value-type="string">
            <text:p>-1.123645e-01))</text:p>
          </table:table-cell>
          <table:table-cell office:value-type="string" calcext:value-type="string">
            <text:p>((-3.185805e+01</text:p>
          </table:table-cell>
          <table:table-cell office:value-type="float" office:value="-187.6391" calcext:value-type="float">
            <text:p>-187.6391</text:p>
          </table:table-cell>
          <table:table-cell office:value-type="string" calcext:value-type="string">
            <text:p>-6.298127e-01)</text:p>
          </table:table-cell>
          <table:table-cell office:value-type="string" calcext:value-type="string">
            <text:p>(5.618223e-03</text:p>
          </table:table-cell>
          <table:table-cell office:value-type="float" office:value="5.580137" calcext:value-type="float">
            <text:p>5.580137</text:p>
          </table:table-cell>
          <table:table-cell office:value-type="string" calcext:value-type="string">
            <text:p>2.818829e-01))</text:p>
          </table:table-cell>
        </table:table-row>
        <table:table-row table:style-name="ro1">
          <table:table-cell office:value-type="float" office:value="0.868333" calcext:value-type="float">
            <text:p>0.868333</text:p>
          </table:table-cell>
          <table:table-cell office:value-type="string" calcext:value-type="string">
            <text:p>((-1.258395e+01</text:p>
          </table:table-cell>
          <table:table-cell office:value-type="float" office:value="-1.538689E-018" calcext:value-type="float">
            <text:p>-1.538689E-18</text:p>
          </table:table-cell>
          <table:table-cell office:value-type="string" calcext:value-type="string">
            <text:p>6.372505e+02)</text:p>
          </table:table-cell>
          <table:table-cell office:value-type="string" calcext:value-type="string">
            <text:p>(5.636646e+00</text:p>
          </table:table-cell>
          <table:table-cell office:value-type="float" office:value="-8.136616E-021" calcext:value-type="float">
            <text:p>-8.136616E-21</text:p>
          </table:table-cell>
          <table:table-cell office:value-type="string" calcext:value-type="string">
            <text:p>-1.122337e-01))</text:p>
          </table:table-cell>
          <table:table-cell office:value-type="string" calcext:value-type="string">
            <text:p>((-3.186253e+01</text:p>
          </table:table-cell>
          <table:table-cell office:value-type="float" office:value="-187.6804" calcext:value-type="float">
            <text:p>-187.6804</text:p>
          </table:table-cell>
          <table:table-cell office:value-type="string" calcext:value-type="string">
            <text:p>-6.291974e-01)</text:p>
          </table:table-cell>
          <table:table-cell office:value-type="string" calcext:value-type="string">
            <text:p>(5.611686e-03</text:p>
          </table:table-cell>
          <table:table-cell office:value-type="float" office:value="5.579016" calcext:value-type="float">
            <text:p>5.579016</text:p>
          </table:table-cell>
          <table:table-cell office:value-type="string" calcext:value-type="string">
            <text:p>2.818323e-01))</text:p>
          </table:table-cell>
        </table:table-row>
        <table:table-row table:style-name="ro1">
          <table:table-cell office:value-type="float" office:value="0.868889" calcext:value-type="float">
            <text:p>0.868889</text:p>
          </table:table-cell>
          <table:table-cell office:value-type="string" calcext:value-type="string">
            <text:p>((-1.257059e+01</text:p>
          </table:table-cell>
          <table:table-cell office:value-type="float" office:value="-1.534905E-018" calcext:value-type="float">
            <text:p>-1.534905E-18</text:p>
          </table:table-cell>
          <table:table-cell office:value-type="string" calcext:value-type="string">
            <text:p>6.373477e+02)</text:p>
          </table:table-cell>
          <table:table-cell office:value-type="string" calcext:value-type="string">
            <text:p>(5.635637e+00</text:p>
          </table:table-cell>
          <table:table-cell office:value-type="float" office:value="-8.105669E-021" calcext:value-type="float">
            <text:p>-8.105669E-21</text:p>
          </table:table-cell>
          <table:table-cell office:value-type="string" calcext:value-type="string">
            <text:p>-1.121105e-01))</text:p>
          </table:table-cell>
          <table:table-cell office:value-type="string" calcext:value-type="string">
            <text:p>((-3.186739e+01</text:p>
          </table:table-cell>
          <table:table-cell office:value-type="float" office:value="-187.7266" calcext:value-type="float">
            <text:p>-187.7266</text:p>
          </table:table-cell>
          <table:table-cell office:value-type="string" calcext:value-type="string">
            <text:p>-6.285296e-01)</text:p>
          </table:table-cell>
          <table:table-cell office:value-type="string" calcext:value-type="string">
            <text:p>(5.605524e-03</text:p>
          </table:table-cell>
          <table:table-cell office:value-type="float" office:value="5.577899" calcext:value-type="float">
            <text:p>5.577899</text:p>
          </table:table-cell>
          <table:table-cell office:value-type="string" calcext:value-type="string">
            <text:p>2.817818e-01))</text:p>
          </table:table-cell>
        </table:table-row>
        <table:table-row table:style-name="ro1">
          <table:table-cell office:value-type="float" office:value="0.869444" calcext:value-type="float">
            <text:p>0.869444</text:p>
          </table:table-cell>
          <table:table-cell office:value-type="string" calcext:value-type="string">
            <text:p>((-1.255685e+01</text:p>
          </table:table-cell>
          <table:table-cell office:value-type="float" office:value="-1.531517E-018" calcext:value-type="float">
            <text:p>-1.531517E-18</text:p>
          </table:table-cell>
          <table:table-cell office:value-type="string" calcext:value-type="string">
            <text:p>6.374392e+02)</text:p>
          </table:table-cell>
          <table:table-cell office:value-type="string" calcext:value-type="string">
            <text:p>(5.634633e+00</text:p>
          </table:table-cell>
          <table:table-cell office:value-type="float" office:value="-8.076846E-021" calcext:value-type="float">
            <text:p>-8.076846E-21</text:p>
          </table:table-cell>
          <table:table-cell office:value-type="string" calcext:value-type="string">
            <text:p>-1.119819e-01))</text:p>
          </table:table-cell>
          <table:table-cell office:value-type="string" calcext:value-type="string">
            <text:p>((-3.187196e+01</text:p>
          </table:table-cell>
          <table:table-cell office:value-type="float" office:value="-187.7711" calcext:value-type="float">
            <text:p>-187.7711</text:p>
          </table:table-cell>
          <table:table-cell office:value-type="string" calcext:value-type="string">
            <text:p>-6.278427e-01)</text:p>
          </table:table-cell>
          <table:table-cell office:value-type="string" calcext:value-type="string">
            <text:p>(5.599095e-03</text:p>
          </table:table-cell>
          <table:table-cell office:value-type="float" office:value="5.576781" calcext:value-type="float">
            <text:p>5.576781</text:p>
          </table:table-cell>
          <table:table-cell office:value-type="string" calcext:value-type="string">
            <text:p>2.817316e-01))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string" calcext:value-type="string">
            <text:p>((-1.256560e+01</text:p>
          </table:table-cell>
          <table:table-cell office:value-type="float" office:value="-1.527664E-018" calcext:value-type="float">
            <text:p>-1.527664E-18</text:p>
          </table:table-cell>
          <table:table-cell office:value-type="string" calcext:value-type="string">
            <text:p>6.370892e+02)</text:p>
          </table:table-cell>
          <table:table-cell office:value-type="string" calcext:value-type="string">
            <text:p>(5.633798e+00</text:p>
          </table:table-cell>
          <table:table-cell office:value-type="float" office:value="-8.052501E-021" calcext:value-type="float">
            <text:p>-8.052501E-21</text:p>
          </table:table-cell>
          <table:table-cell office:value-type="string" calcext:value-type="string">
            <text:p>-1.116063e-01))</text:p>
          </table:table-cell>
          <table:table-cell office:value-type="string" calcext:value-type="string">
            <text:p>((-3.185446e+01</text:p>
          </table:table-cell>
          <table:table-cell office:value-type="float" office:value="-187.6403" calcext:value-type="float">
            <text:p>-187.6403</text:p>
          </table:table-cell>
          <table:table-cell office:value-type="string" calcext:value-type="string">
            <text:p>-6.282800e-01)</text:p>
          </table:table-cell>
          <table:table-cell office:value-type="string" calcext:value-type="string">
            <text:p>(5.580313e-03</text:p>
          </table:table-cell>
          <table:table-cell office:value-type="float" office:value="5.575728" calcext:value-type="float">
            <text:p>5.575728</text:p>
          </table:table-cell>
          <table:table-cell office:value-type="string" calcext:value-type="string">
            <text:p>2.816899e-01))</text:p>
          </table:table-cell>
        </table:table-row>
        <table:table-row table:style-name="ro1">
          <table:table-cell office:value-type="float" office:value="0.870556" calcext:value-type="float">
            <text:p>0.870556</text:p>
          </table:table-cell>
          <table:table-cell office:value-type="string" calcext:value-type="string">
            <text:p>((-1.253439e+01</text:p>
          </table:table-cell>
          <table:table-cell office:value-type="float" office:value="-1.523961E-018" calcext:value-type="float">
            <text:p>-1.523961E-18</text:p>
          </table:table-cell>
          <table:table-cell office:value-type="string" calcext:value-type="string">
            <text:p>6.374733e+02)</text:p>
          </table:table-cell>
          <table:table-cell office:value-type="string" calcext:value-type="string">
            <text:p>(5.632937e+00</text:p>
          </table:table-cell>
          <table:table-cell office:value-type="float" office:value="-8.022986E-021" calcext:value-type="float">
            <text:p>-8.022986E-21</text:p>
          </table:table-cell>
          <table:table-cell office:value-type="string" calcext:value-type="string">
            <text:p>-1.114780e-01))</text:p>
          </table:table-cell>
          <table:table-cell office:value-type="string" calcext:value-type="string">
            <text:p>((-3.187367e+01</text:p>
          </table:table-cell>
          <table:table-cell office:value-type="float" office:value="-187.8015" calcext:value-type="float">
            <text:p>-187.8015</text:p>
          </table:table-cell>
          <table:table-cell office:value-type="string" calcext:value-type="string">
            <text:p>-6.267196e-01)</text:p>
          </table:table-cell>
          <table:table-cell office:value-type="string" calcext:value-type="string">
            <text:p>(5.573899e-03</text:p>
          </table:table-cell>
          <table:table-cell office:value-type="float" office:value="5.574756" calcext:value-type="float">
            <text:p>5.574756</text:p>
          </table:table-cell>
          <table:table-cell office:value-type="string" calcext:value-type="string">
            <text:p>2.816468e-01))</text:p>
          </table:table-cell>
        </table:table-row>
        <table:table-row table:style-name="ro1">
          <table:table-cell office:value-type="float" office:value="0.871111" calcext:value-type="float">
            <text:p>0.871111</text:p>
          </table:table-cell>
          <table:table-cell office:value-type="string" calcext:value-type="string">
            <text:p>((-1.251288e+01</text:p>
          </table:table-cell>
          <table:table-cell office:value-type="float" office:value="-1.519848E-018" calcext:value-type="float">
            <text:p>-1.519848E-18</text:p>
          </table:table-cell>
          <table:table-cell office:value-type="string" calcext:value-type="string">
            <text:p>6.376595e+02)</text:p>
          </table:table-cell>
          <table:table-cell office:value-type="string" calcext:value-type="string">
            <text:p>(5.632045e+00</text:p>
          </table:table-cell>
          <table:table-cell office:value-type="float" office:value="-7.999626E-021" calcext:value-type="float">
            <text:p>-7.999626E-21</text:p>
          </table:table-cell>
          <table:table-cell office:value-type="string" calcext:value-type="string">
            <text:p>-1.113946e-01))</text:p>
          </table:table-cell>
          <table:table-cell office:value-type="string" calcext:value-type="string">
            <text:p>((-3.188298e+01</text:p>
          </table:table-cell>
          <table:table-cell office:value-type="float" office:value="-187.884" calcext:value-type="float">
            <text:p>-187.884</text:p>
          </table:table-cell>
          <table:table-cell office:value-type="string" calcext:value-type="string">
            <text:p>-6.256441e-01)</text:p>
          </table:table-cell>
          <table:table-cell office:value-type="string" calcext:value-type="string">
            <text:p>(5.569729e-03</text:p>
          </table:table-cell>
          <table:table-cell office:value-type="float" office:value="5.57377" calcext:value-type="float">
            <text:p>5.57377</text:p>
          </table:table-cell>
          <table:table-cell office:value-type="string" calcext:value-type="string">
            <text:p>2.816022e-01))</text:p>
          </table:table-cell>
        </table:table-row>
        <table:table-row table:style-name="ro1">
          <table:table-cell office:value-type="float" office:value="0.871667" calcext:value-type="float">
            <text:p>0.871667</text:p>
          </table:table-cell>
          <table:table-cell office:value-type="string" calcext:value-type="string">
            <text:p>((-1.249237e+01</text:p>
          </table:table-cell>
          <table:table-cell office:value-type="float" office:value="-1.515075E-018" calcext:value-type="float">
            <text:p>-1.515075E-18</text:p>
          </table:table-cell>
          <table:table-cell office:value-type="string" calcext:value-type="string">
            <text:p>6.378209e+02)</text:p>
          </table:table-cell>
          <table:table-cell office:value-type="string" calcext:value-type="string">
            <text:p>(5.630941e+00</text:p>
          </table:table-cell>
          <table:table-cell office:value-type="float" office:value="-7.909015E-021" calcext:value-type="float">
            <text:p>-7.909015E-21</text:p>
          </table:table-cell>
          <table:table-cell office:value-type="string" calcext:value-type="string">
            <text:p>-1.113289e-01))</text:p>
          </table:table-cell>
          <table:table-cell office:value-type="string" calcext:value-type="string">
            <text:p>((-3.189104e+01</text:p>
          </table:table-cell>
          <table:table-cell office:value-type="float" office:value="-187.9567" calcext:value-type="float">
            <text:p>-187.9567</text:p>
          </table:table-cell>
          <table:table-cell office:value-type="string" calcext:value-type="string">
            <text:p>-6.246187e-01)</text:p>
          </table:table-cell>
          <table:table-cell office:value-type="string" calcext:value-type="string">
            <text:p>(5.566444e-03</text:p>
          </table:table-cell>
          <table:table-cell office:value-type="float" office:value="5.572566" calcext:value-type="float">
            <text:p>5.572566</text:p>
          </table:table-cell>
          <table:table-cell office:value-type="string" calcext:value-type="string">
            <text:p>2.815470e-01))</text:p>
          </table:table-cell>
        </table:table-row>
        <table:table-row table:style-name="ro1">
          <table:table-cell office:value-type="float" office:value="0.872222" calcext:value-type="float">
            <text:p>0.872222</text:p>
          </table:table-cell>
          <table:table-cell office:value-type="string" calcext:value-type="string">
            <text:p>((-1.247273e+01</text:p>
          </table:table-cell>
          <table:table-cell office:value-type="float" office:value="-1.50994E-018" calcext:value-type="float">
            <text:p>-1.50994E-18</text:p>
          </table:table-cell>
          <table:table-cell office:value-type="string" calcext:value-type="string">
            <text:p>6.379603e+02)</text:p>
          </table:table-cell>
          <table:table-cell office:value-type="string" calcext:value-type="string">
            <text:p>(5.629806e+00</text:p>
          </table:table-cell>
          <table:table-cell office:value-type="float" office:value="-7.840309E-021" calcext:value-type="float">
            <text:p>-7.840309E-21</text:p>
          </table:table-cell>
          <table:table-cell office:value-type="string" calcext:value-type="string">
            <text:p>-1.112696e-01))</text:p>
          </table:table-cell>
          <table:table-cell office:value-type="string" calcext:value-type="string">
            <text:p>((-3.189802e+01</text:p>
          </table:table-cell>
          <table:table-cell office:value-type="float" office:value="-188.0214" calcext:value-type="float">
            <text:p>-188.0214</text:p>
          </table:table-cell>
          <table:table-cell office:value-type="string" calcext:value-type="string">
            <text:p>-6.236366e-01)</text:p>
          </table:table-cell>
          <table:table-cell office:value-type="string" calcext:value-type="string">
            <text:p>(5.563482e-03</text:p>
          </table:table-cell>
          <table:table-cell office:value-type="float" office:value="5.571334" calcext:value-type="float">
            <text:p>5.571334</text:p>
          </table:table-cell>
          <table:table-cell office:value-type="string" calcext:value-type="string">
            <text:p>2.814903e-01))</text:p>
          </table:table-cell>
        </table:table-row>
        <table:table-row table:style-name="ro1">
          <table:table-cell office:value-type="float" office:value="0.872778" calcext:value-type="float">
            <text:p>0.872778</text:p>
          </table:table-cell>
          <table:table-cell office:value-type="string" calcext:value-type="string">
            <text:p>((-1.245355e+01</text:p>
          </table:table-cell>
          <table:table-cell office:value-type="float" office:value="-1.504377E-018" calcext:value-type="float">
            <text:p>-1.504377E-18</text:p>
          </table:table-cell>
          <table:table-cell office:value-type="string" calcext:value-type="string">
            <text:p>6.380902e+02)</text:p>
          </table:table-cell>
          <table:table-cell office:value-type="string" calcext:value-type="string">
            <text:p>(5.628581e+00</text:p>
          </table:table-cell>
          <table:table-cell office:value-type="float" office:value="-7.727814E-021" calcext:value-type="float">
            <text:p>-7.727814E-21</text:p>
          </table:table-cell>
          <table:table-cell office:value-type="string" calcext:value-type="string">
            <text:p>-1.112080e-01))</text:p>
          </table:table-cell>
          <table:table-cell office:value-type="string" calcext:value-type="string">
            <text:p>((-3.190451e+01</text:p>
          </table:table-cell>
          <table:table-cell office:value-type="float" office:value="-188.0828" calcext:value-type="float">
            <text:p>-188.0828</text:p>
          </table:table-cell>
          <table:table-cell office:value-type="string" calcext:value-type="string">
            <text:p>-6.226773e-01)</text:p>
          </table:table-cell>
          <table:table-cell office:value-type="string" calcext:value-type="string">
            <text:p>(5.560399e-03</text:p>
          </table:table-cell>
          <table:table-cell office:value-type="float" office:value="5.570005" calcext:value-type="float">
            <text:p>5.570005</text:p>
          </table:table-cell>
          <table:table-cell office:value-type="string" calcext:value-type="string">
            <text:p>2.814291e-01))</text:p>
          </table:table-cell>
        </table:table-row>
        <table:table-row table:style-name="ro1">
          <table:table-cell office:value-type="float" office:value="0.873333" calcext:value-type="float">
            <text:p>0.873333</text:p>
          </table:table-cell>
          <table:table-cell office:value-type="string" calcext:value-type="string">
            <text:p>((-1.243488e+01</text:p>
          </table:table-cell>
          <table:table-cell office:value-type="float" office:value="-1.498783E-018" calcext:value-type="float">
            <text:p>-1.498783E-18</text:p>
          </table:table-cell>
          <table:table-cell office:value-type="string" calcext:value-type="string">
            <text:p>6.382139e+02)</text:p>
          </table:table-cell>
          <table:table-cell office:value-type="string" calcext:value-type="string">
            <text:p>(5.627285e+00</text:p>
          </table:table-cell>
          <table:table-cell office:value-type="float" office:value="-7.635982E-021" calcext:value-type="float">
            <text:p>-7.635982E-21</text:p>
          </table:table-cell>
          <table:table-cell office:value-type="string" calcext:value-type="string">
            <text:p>-1.111506e-01))</text:p>
          </table:table-cell>
          <table:table-cell office:value-type="string" calcext:value-type="string">
            <text:p>((-3.191069e+01</text:p>
          </table:table-cell>
          <table:table-cell office:value-type="float" office:value="-188.1419" calcext:value-type="float">
            <text:p>-188.1419</text:p>
          </table:table-cell>
          <table:table-cell office:value-type="string" calcext:value-type="string">
            <text:p>-6.217439e-01)</text:p>
          </table:table-cell>
          <table:table-cell office:value-type="string" calcext:value-type="string">
            <text:p>(5.557530e-03</text:p>
          </table:table-cell>
          <table:table-cell office:value-type="float" office:value="5.568601" calcext:value-type="float">
            <text:p>5.568601</text:p>
          </table:table-cell>
          <table:table-cell office:value-type="string" calcext:value-type="string">
            <text:p>2.813642e-01))</text:p>
          </table:table-cell>
        </table:table-row>
        <table:table-row table:style-name="ro1">
          <table:table-cell office:value-type="float" office:value="0.873889" calcext:value-type="float">
            <text:p>0.873889</text:p>
          </table:table-cell>
          <table:table-cell office:value-type="string" calcext:value-type="string">
            <text:p>((-1.241687e+01</text:p>
          </table:table-cell>
          <table:table-cell office:value-type="float" office:value="-1.492355E-018" calcext:value-type="float">
            <text:p>-1.492355E-18</text:p>
          </table:table-cell>
          <table:table-cell office:value-type="string" calcext:value-type="string">
            <text:p>6.383317e+02)</text:p>
          </table:table-cell>
          <table:table-cell office:value-type="string" calcext:value-type="string">
            <text:p>(5.625936e+00</text:p>
          </table:table-cell>
          <table:table-cell office:value-type="float" office:value="-7.567769E-021" calcext:value-type="float">
            <text:p>-7.567769E-21</text:p>
          </table:table-cell>
          <table:table-cell office:value-type="string" calcext:value-type="string">
            <text:p>-1.110767e-01))</text:p>
          </table:table-cell>
          <table:table-cell office:value-type="string" calcext:value-type="string">
            <text:p>((-3.191659e+01</text:p>
          </table:table-cell>
          <table:table-cell office:value-type="float" office:value="-188.1981" calcext:value-type="float">
            <text:p>-188.1981</text:p>
          </table:table-cell>
          <table:table-cell office:value-type="string" calcext:value-type="string">
            <text:p>-6.208437e-01)</text:p>
          </table:table-cell>
          <table:table-cell office:value-type="string" calcext:value-type="string">
            <text:p>(5.553835e-03</text:p>
          </table:table-cell>
          <table:table-cell office:value-type="float" office:value="5.567133" calcext:value-type="float">
            <text:p>5.567133</text:p>
          </table:table-cell>
          <table:table-cell office:value-type="string" calcext:value-type="string">
            <text:p>2.812968e-01))</text:p>
          </table:table-cell>
        </table:table-row>
        <table:table-row table:style-name="ro1">
          <table:table-cell office:value-type="float" office:value="0.874444" calcext:value-type="float">
            <text:p>0.874444</text:p>
          </table:table-cell>
          <table:table-cell office:value-type="string" calcext:value-type="string">
            <text:p>((-1.239942e+01</text:p>
          </table:table-cell>
          <table:table-cell office:value-type="float" office:value="-1.484589E-018" calcext:value-type="float">
            <text:p>-1.484589E-18</text:p>
          </table:table-cell>
          <table:table-cell office:value-type="string" calcext:value-type="string">
            <text:p>6.384464e+02)</text:p>
          </table:table-cell>
          <table:table-cell office:value-type="string" calcext:value-type="string">
            <text:p>(5.624552e+00</text:p>
          </table:table-cell>
          <table:table-cell office:value-type="float" office:value="-7.518772E-021" calcext:value-type="float">
            <text:p>-7.518772E-21</text:p>
          </table:table-cell>
          <table:table-cell office:value-type="string" calcext:value-type="string">
            <text:p>-1.109949e-01))</text:p>
          </table:table-cell>
          <table:table-cell office:value-type="string" calcext:value-type="string">
            <text:p>((-3.192232e+01</text:p>
          </table:table-cell>
          <table:table-cell office:value-type="float" office:value="-188.2524" calcext:value-type="float">
            <text:p>-188.2524</text:p>
          </table:table-cell>
          <table:table-cell office:value-type="string" calcext:value-type="string">
            <text:p>-6.199711e-01)</text:p>
          </table:table-cell>
          <table:table-cell office:value-type="string" calcext:value-type="string">
            <text:p>(5.549744e-03</text:p>
          </table:table-cell>
          <table:table-cell office:value-type="float" office:value="5.565621" calcext:value-type="float">
            <text:p>5.565621</text:p>
          </table:table-cell>
          <table:table-cell office:value-type="string" calcext:value-type="string">
            <text:p>2.812276e-01))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string" calcext:value-type="string">
            <text:p>((-1.238233e+01</text:p>
          </table:table-cell>
          <table:table-cell office:value-type="float" office:value="-1.476066E-018" calcext:value-type="float">
            <text:p>-1.476066E-18</text:p>
          </table:table-cell>
          <table:table-cell office:value-type="string" calcext:value-type="string">
            <text:p>6.385588e+02)</text:p>
          </table:table-cell>
          <table:table-cell office:value-type="string" calcext:value-type="string">
            <text:p>(5.623134e+00</text:p>
          </table:table-cell>
          <table:table-cell office:value-type="float" office:value="-7.480816E-021" calcext:value-type="float">
            <text:p>-7.480816E-21</text:p>
          </table:table-cell>
          <table:table-cell office:value-type="string" calcext:value-type="string">
            <text:p>-1.109102e-01))</text:p>
          </table:table-cell>
          <table:table-cell office:value-type="string" calcext:value-type="string">
            <text:p>((-3.192794e+01</text:p>
          </table:table-cell>
          <table:table-cell office:value-type="float" office:value="-188.3053" calcext:value-type="float">
            <text:p>-188.3053</text:p>
          </table:table-cell>
          <table:table-cell office:value-type="string" calcext:value-type="string">
            <text:p>-6.191165e-01)</text:p>
          </table:table-cell>
          <table:table-cell office:value-type="string" calcext:value-type="string">
            <text:p>(5.545509e-03</text:p>
          </table:table-cell>
          <table:table-cell office:value-type="float" office:value="5.564074" calcext:value-type="float">
            <text:p>5.564074</text:p>
          </table:table-cell>
          <table:table-cell office:value-type="string" calcext:value-type="string">
            <text:p>2.811567e-01))</text:p>
          </table:table-cell>
        </table:table-row>
        <table:table-row table:style-name="ro1">
          <table:table-cell office:value-type="float" office:value="0.875556" calcext:value-type="float">
            <text:p>0.875556</text:p>
          </table:table-cell>
          <table:table-cell office:value-type="string" calcext:value-type="string">
            <text:p>((-1.235729e+01</text:p>
          </table:table-cell>
          <table:table-cell office:value-type="float" office:value="-1.446302E-018" calcext:value-type="float">
            <text:p>-1.446302E-18</text:p>
          </table:table-cell>
          <table:table-cell office:value-type="string" calcext:value-type="string">
            <text:p>6.387486e+02)</text:p>
          </table:table-cell>
          <table:table-cell office:value-type="string" calcext:value-type="string">
            <text:p>(5.621690e+00</text:p>
          </table:table-cell>
          <table:table-cell office:value-type="float" office:value="-7.447809E-021" calcext:value-type="float">
            <text:p>-7.447809E-21</text:p>
          </table:table-cell>
          <table:table-cell office:value-type="string" calcext:value-type="string">
            <text:p>-1.108206e-01))</text:p>
          </table:table-cell>
          <table:table-cell office:value-type="string" calcext:value-type="string">
            <text:p>((-3.193743e+01</text:p>
          </table:table-cell>
          <table:table-cell office:value-type="float" office:value="-188.4028" calcext:value-type="float">
            <text:p>-188.4028</text:p>
          </table:table-cell>
          <table:table-cell office:value-type="string" calcext:value-type="string">
            <text:p>-6.178643e-01)</text:p>
          </table:table-cell>
          <table:table-cell office:value-type="string" calcext:value-type="string">
            <text:p>(5.541030e-03</text:p>
          </table:table-cell>
          <table:table-cell office:value-type="float" office:value="5.562499" calcext:value-type="float">
            <text:p>5.562499</text:p>
          </table:table-cell>
          <table:table-cell office:value-type="string" calcext:value-type="string">
            <text:p>2.810845e-01))</text:p>
          </table:table-cell>
        </table:table-row>
        <table:table-row table:style-name="ro1">
          <table:table-cell office:value-type="float" office:value="0.876111" calcext:value-type="float">
            <text:p>0.876111</text:p>
          </table:table-cell>
          <table:table-cell office:value-type="string" calcext:value-type="string">
            <text:p>((-1.233767e+01</text:p>
          </table:table-cell>
          <table:table-cell office:value-type="float" office:value="-1.437221E-018" calcext:value-type="float">
            <text:p>-1.437221E-18</text:p>
          </table:table-cell>
          <table:table-cell office:value-type="string" calcext:value-type="string">
            <text:p>6.388637e+02)</text:p>
          </table:table-cell>
          <table:table-cell office:value-type="string" calcext:value-type="string">
            <text:p>(5.620215e+00</text:p>
          </table:table-cell>
          <table:table-cell office:value-type="float" office:value="-7.396994E-021" calcext:value-type="float">
            <text:p>-7.396994E-21</text:p>
          </table:table-cell>
          <table:table-cell office:value-type="string" calcext:value-type="string">
            <text:p>-1.107231e-01))</text:p>
          </table:table-cell>
          <table:table-cell office:value-type="string" calcext:value-type="string">
            <text:p>((-3.194319e+01</text:p>
          </table:table-cell>
          <table:table-cell office:value-type="float" office:value="-188.4598" calcext:value-type="float">
            <text:p>-188.4598</text:p>
          </table:table-cell>
          <table:table-cell office:value-type="string" calcext:value-type="string">
            <text:p>-6.168833e-01)</text:p>
          </table:table-cell>
          <table:table-cell office:value-type="string" calcext:value-type="string">
            <text:p>(5.536157e-03</text:p>
          </table:table-cell>
          <table:table-cell office:value-type="float" office:value="5.560891" calcext:value-type="float">
            <text:p>5.560891</text:p>
          </table:table-cell>
          <table:table-cell office:value-type="string" calcext:value-type="string">
            <text:p>2.810108e-01))</text:p>
          </table:table-cell>
        </table:table-row>
        <table:table-row table:style-name="ro1">
          <table:table-cell office:value-type="float" office:value="0.876667" calcext:value-type="float">
            <text:p>0.876667</text:p>
          </table:table-cell>
          <table:table-cell office:value-type="string" calcext:value-type="string">
            <text:p>((-1.232227e+01</text:p>
          </table:table-cell>
          <table:table-cell office:value-type="float" office:value="-1.42469E-018" calcext:value-type="float">
            <text:p>-1.42469E-18</text:p>
          </table:table-cell>
          <table:table-cell office:value-type="string" calcext:value-type="string">
            <text:p>6.389401e+02)</text:p>
          </table:table-cell>
          <table:table-cell office:value-type="string" calcext:value-type="string">
            <text:p>(5.618707e+00</text:p>
          </table:table-cell>
          <table:table-cell office:value-type="float" office:value="-7.312583E-021" calcext:value-type="float">
            <text:p>-7.312583E-21</text:p>
          </table:table-cell>
          <table:table-cell office:value-type="string" calcext:value-type="string">
            <text:p>-1.106129e-01))</text:p>
          </table:table-cell>
          <table:table-cell office:value-type="string" calcext:value-type="string">
            <text:p>((-3.194700e+01</text:p>
          </table:table-cell>
          <table:table-cell office:value-type="float" office:value="-188.4926" calcext:value-type="float">
            <text:p>-188.4926</text:p>
          </table:table-cell>
          <table:table-cell office:value-type="string" calcext:value-type="string">
            <text:p>-6.161136e-01)</text:p>
          </table:table-cell>
          <table:table-cell office:value-type="string" calcext:value-type="string">
            <text:p>(5.530643e-03</text:p>
          </table:table-cell>
          <table:table-cell office:value-type="float" office:value="5.559244" calcext:value-type="float">
            <text:p>5.559244</text:p>
          </table:table-cell>
          <table:table-cell office:value-type="string" calcext:value-type="string">
            <text:p>2.809354e-01))</text:p>
          </table:table-cell>
        </table:table-row>
        <table:table-row table:style-name="ro1">
          <table:table-cell office:value-type="float" office:value="0.877222" calcext:value-type="float">
            <text:p>0.877222</text:p>
          </table:table-cell>
          <table:table-cell office:value-type="string" calcext:value-type="string">
            <text:p>((-1.230974e+01</text:p>
          </table:table-cell>
          <table:table-cell office:value-type="float" office:value="-1.406938E-018" calcext:value-type="float">
            <text:p>-1.406938E-18</text:p>
          </table:table-cell>
          <table:table-cell office:value-type="string" calcext:value-type="string">
            <text:p>6.389992e+02)</text:p>
          </table:table-cell>
          <table:table-cell office:value-type="string" calcext:value-type="string">
            <text:p>(5.617177e+00</text:p>
          </table:table-cell>
          <table:table-cell office:value-type="float" office:value="-7.227837E-021" calcext:value-type="float">
            <text:p>-7.227837E-21</text:p>
          </table:table-cell>
          <table:table-cell office:value-type="string" calcext:value-type="string">
            <text:p>-1.104875e-01))</text:p>
          </table:table-cell>
          <table:table-cell office:value-type="string" calcext:value-type="string">
            <text:p>((-3.194996e+01</text:p>
          </table:table-cell>
          <table:table-cell office:value-type="float" office:value="-188.5138" calcext:value-type="float">
            <text:p>-188.5138</text:p>
          </table:table-cell>
          <table:table-cell office:value-type="string" calcext:value-type="string">
            <text:p>-6.154870e-01)</text:p>
          </table:table-cell>
          <table:table-cell office:value-type="string" calcext:value-type="string">
            <text:p>(5.524376e-03</text:p>
          </table:table-cell>
          <table:table-cell office:value-type="float" office:value="5.557572" calcext:value-type="float">
            <text:p>5.557572</text:p>
          </table:table-cell>
          <table:table-cell office:value-type="string" calcext:value-type="string">
            <text:p>2.808589e-01))</text:p>
          </table:table-cell>
        </table:table-row>
        <table:table-row table:style-name="ro1">
          <table:table-cell office:value-type="float" office:value="0.877778" calcext:value-type="float">
            <text:p>0.877778</text:p>
          </table:table-cell>
          <table:table-cell office:value-type="string" calcext:value-type="string">
            <text:p>((-1.229926e+01</text:p>
          </table:table-cell>
          <table:table-cell office:value-type="float" office:value="-1.386339E-018" calcext:value-type="float">
            <text:p>-1.386339E-18</text:p>
          </table:table-cell>
          <table:table-cell office:value-type="string" calcext:value-type="string">
            <text:p>6.390521e+02)</text:p>
          </table:table-cell>
          <table:table-cell office:value-type="string" calcext:value-type="string">
            <text:p>(5.615620e+00</text:p>
          </table:table-cell>
          <table:table-cell office:value-type="float" office:value="-7.143078E-021" calcext:value-type="float">
            <text:p>-7.143078E-21</text:p>
          </table:table-cell>
          <table:table-cell office:value-type="string" calcext:value-type="string">
            <text:p>-1.103458e-01))</text:p>
          </table:table-cell>
          <table:table-cell office:value-type="string" calcext:value-type="string">
            <text:p>((-3.195261e+01</text:p>
          </table:table-cell>
          <table:table-cell office:value-type="float" office:value="-188.5311" calcext:value-type="float">
            <text:p>-188.5311</text:p>
          </table:table-cell>
          <table:table-cell office:value-type="string" calcext:value-type="string">
            <text:p>-6.149629e-01)</text:p>
          </table:table-cell>
          <table:table-cell office:value-type="string" calcext:value-type="string">
            <text:p>(5.517290e-03</text:p>
          </table:table-cell>
          <table:table-cell office:value-type="float" office:value="5.555868" calcext:value-type="float">
            <text:p>5.555868</text:p>
          </table:table-cell>
          <table:table-cell office:value-type="string" calcext:value-type="string">
            <text:p>2.807810e-01))</text:p>
          </table:table-cell>
        </table:table-row>
        <table:table-row table:style-name="ro1">
          <table:table-cell office:value-type="float" office:value="0.878333" calcext:value-type="float">
            <text:p>0.878333</text:p>
          </table:table-cell>
          <table:table-cell office:value-type="string" calcext:value-type="string">
            <text:p>((-1.229007e+01</text:p>
          </table:table-cell>
          <table:table-cell office:value-type="float" office:value="-1.364904E-018" calcext:value-type="float">
            <text:p>-1.364904E-18</text:p>
          </table:table-cell>
          <table:table-cell office:value-type="string" calcext:value-type="string">
            <text:p>6.391057e+02)</text:p>
          </table:table-cell>
          <table:table-cell office:value-type="string" calcext:value-type="string">
            <text:p>(5.614028e+00</text:p>
          </table:table-cell>
          <table:table-cell office:value-type="float" office:value="-7.052092E-021" calcext:value-type="float">
            <text:p>-7.052092E-21</text:p>
          </table:table-cell>
          <table:table-cell office:value-type="string" calcext:value-type="string">
            <text:p>-1.102009e-01))</text:p>
          </table:table-cell>
          <table:table-cell office:value-type="string" calcext:value-type="string">
            <text:p>((-3.195529e+01</text:p>
          </table:table-cell>
          <table:table-cell office:value-type="float" office:value="-188.5496" calcext:value-type="float">
            <text:p>-188.5496</text:p>
          </table:table-cell>
          <table:table-cell office:value-type="string" calcext:value-type="string">
            <text:p>-6.145035e-01)</text:p>
          </table:table-cell>
          <table:table-cell office:value-type="string" calcext:value-type="string">
            <text:p>(5.510047e-03</text:p>
          </table:table-cell>
          <table:table-cell office:value-type="float" office:value="5.554127" calcext:value-type="float">
            <text:p>5.554127</text:p>
          </table:table-cell>
          <table:table-cell office:value-type="string" calcext:value-type="string">
            <text:p>2.807014e-01))</text:p>
          </table:table-cell>
        </table:table-row>
        <table:table-row table:style-name="ro1">
          <table:table-cell office:value-type="float" office:value="0.878889" calcext:value-type="float">
            <text:p>0.878889</text:p>
          </table:table-cell>
          <table:table-cell office:value-type="string" calcext:value-type="string">
            <text:p>((-1.228203e+01</text:p>
          </table:table-cell>
          <table:table-cell office:value-type="float" office:value="-1.343155E-018" calcext:value-type="float">
            <text:p>-1.343155E-18</text:p>
          </table:table-cell>
          <table:table-cell office:value-type="string" calcext:value-type="string">
            <text:p>6.391596e+02)</text:p>
          </table:table-cell>
          <table:table-cell office:value-type="string" calcext:value-type="string">
            <text:p>(5.612407e+00</text:p>
          </table:table-cell>
          <table:table-cell office:value-type="float" office:value="-6.961706E-021" calcext:value-type="float">
            <text:p>-6.961706E-21</text:p>
          </table:table-cell>
          <table:table-cell office:value-type="string" calcext:value-type="string">
            <text:p>-1.100438e-01))</text:p>
          </table:table-cell>
          <table:table-cell office:value-type="string" calcext:value-type="string">
            <text:p>((-3.195798e+01</text:p>
          </table:table-cell>
          <table:table-cell office:value-type="float" office:value="-188.5692" calcext:value-type="float">
            <text:p>-188.5692</text:p>
          </table:table-cell>
          <table:table-cell office:value-type="string" calcext:value-type="string">
            <text:p>-6.141015e-01)</text:p>
          </table:table-cell>
          <table:table-cell office:value-type="string" calcext:value-type="string">
            <text:p>(5.502189e-03</text:p>
          </table:table-cell>
          <table:table-cell office:value-type="float" office:value="5.552353" calcext:value-type="float">
            <text:p>5.552353</text:p>
          </table:table-cell>
          <table:table-cell office:value-type="string" calcext:value-type="string">
            <text:p>2.806203e-01))</text:p>
          </table:table-cell>
        </table:table-row>
        <table:table-row table:style-name="ro1">
          <table:table-cell office:value-type="float" office:value="0.879444" calcext:value-type="float">
            <text:p>0.879444</text:p>
          </table:table-cell>
          <table:table-cell office:value-type="string" calcext:value-type="string">
            <text:p>((-1.227511e+01</text:p>
          </table:table-cell>
          <table:table-cell office:value-type="float" office:value="-1.320816E-018" calcext:value-type="float">
            <text:p>-1.320816E-18</text:p>
          </table:table-cell>
          <table:table-cell office:value-type="string" calcext:value-type="string">
            <text:p>6.392124e+02)</text:p>
          </table:table-cell>
          <table:table-cell office:value-type="string" calcext:value-type="string">
            <text:p>(5.610755e+00</text:p>
          </table:table-cell>
          <table:table-cell office:value-type="float" office:value="-6.860706E-021" calcext:value-type="float">
            <text:p>-6.860706E-21</text:p>
          </table:table-cell>
          <table:table-cell office:value-type="string" calcext:value-type="string">
            <text:p>-1.098874e-01))</text:p>
          </table:table-cell>
          <table:table-cell office:value-type="string" calcext:value-type="string">
            <text:p>((-3.196062e+01</text:p>
          </table:table-cell>
          <table:table-cell office:value-type="float" office:value="-188.5881" calcext:value-type="float">
            <text:p>-188.5881</text:p>
          </table:table-cell>
          <table:table-cell office:value-type="string" calcext:value-type="string">
            <text:p>-6.137553e-01)</text:p>
          </table:table-cell>
          <table:table-cell office:value-type="string" calcext:value-type="string">
            <text:p>(5.494371e-03</text:p>
          </table:table-cell>
          <table:table-cell office:value-type="float" office:value="5.550547" calcext:value-type="float">
            <text:p>5.550547</text:p>
          </table:table-cell>
          <table:table-cell office:value-type="string" calcext:value-type="string">
            <text:p>2.805377e-01))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string" calcext:value-type="string">
            <text:p>((-1.226932e+01</text:p>
          </table:table-cell>
          <table:table-cell office:value-type="float" office:value="-1.29754E-018" calcext:value-type="float">
            <text:p>-1.29754E-18</text:p>
          </table:table-cell>
          <table:table-cell office:value-type="string" calcext:value-type="string">
            <text:p>6.392613e+02)</text:p>
          </table:table-cell>
          <table:table-cell office:value-type="string" calcext:value-type="string">
            <text:p>(5.609071e+00</text:p>
          </table:table-cell>
          <table:table-cell office:value-type="float" office:value="-6.751906E-021" calcext:value-type="float">
            <text:p>-6.751906E-21</text:p>
          </table:table-cell>
          <table:table-cell office:value-type="string" calcext:value-type="string">
            <text:p>-1.097419e-01))</text:p>
          </table:table-cell>
          <table:table-cell office:value-type="string" calcext:value-type="string">
            <text:p>((-3.196307e+01</text:p>
          </table:table-cell>
          <table:table-cell office:value-type="float" office:value="-188.6038" calcext:value-type="float">
            <text:p>-188.6038</text:p>
          </table:table-cell>
          <table:table-cell office:value-type="string" calcext:value-type="string">
            <text:p>-6.134658e-01)</text:p>
          </table:table-cell>
          <table:table-cell office:value-type="string" calcext:value-type="string">
            <text:p>(5.487097e-03</text:p>
          </table:table-cell>
          <table:table-cell office:value-type="float" office:value="5.548709" calcext:value-type="float">
            <text:p>5.548709</text:p>
          </table:table-cell>
          <table:table-cell office:value-type="string" calcext:value-type="string">
            <text:p>2.804536e-01))</text:p>
          </table:table-cell>
        </table:table-row>
        <table:table-row table:style-name="ro1">
          <table:table-cell office:value-type="float" office:value="0.880556" calcext:value-type="float">
            <text:p>0.880556</text:p>
          </table:table-cell>
          <table:table-cell office:value-type="string" calcext:value-type="string">
            <text:p>((-1.226480e+01</text:p>
          </table:table-cell>
          <table:table-cell office:value-type="float" office:value="-1.272866E-018" calcext:value-type="float">
            <text:p>-1.272866E-18</text:p>
          </table:table-cell>
          <table:table-cell office:value-type="string" calcext:value-type="string">
            <text:p>6.393016e+02)</text:p>
          </table:table-cell>
          <table:table-cell office:value-type="string" calcext:value-type="string">
            <text:p>(5.607368e+00</text:p>
          </table:table-cell>
          <table:table-cell office:value-type="float" office:value="-6.650681E-021" calcext:value-type="float">
            <text:p>-6.650681E-21</text:p>
          </table:table-cell>
          <table:table-cell office:value-type="string" calcext:value-type="string">
            <text:p>-1.095898e-01))</text:p>
          </table:table-cell>
          <table:table-cell office:value-type="string" calcext:value-type="string">
            <text:p>((-3.196508e+01</text:p>
          </table:table-cell>
          <table:table-cell office:value-type="float" office:value="-188.6134" calcext:value-type="float">
            <text:p>-188.6134</text:p>
          </table:table-cell>
          <table:table-cell office:value-type="string" calcext:value-type="string">
            <text:p>-6.132402e-01)</text:p>
          </table:table-cell>
          <table:table-cell office:value-type="string" calcext:value-type="string">
            <text:p>(5.479491e-03</text:p>
          </table:table-cell>
          <table:table-cell office:value-type="float" office:value="5.546851" calcext:value-type="float">
            <text:p>5.546851</text:p>
          </table:table-cell>
          <table:table-cell office:value-type="string" calcext:value-type="string">
            <text:p>2.803684e-01))</text:p>
          </table:table-cell>
        </table:table-row>
        <table:table-row table:style-name="ro1">
          <table:table-cell office:value-type="float" office:value="0.881111" calcext:value-type="float">
            <text:p>0.881111</text:p>
          </table:table-cell>
          <table:table-cell office:value-type="string" calcext:value-type="string">
            <text:p>((-1.226147e+01</text:p>
          </table:table-cell>
          <table:table-cell office:value-type="float" office:value="-1.247231E-018" calcext:value-type="float">
            <text:p>-1.247231E-18</text:p>
          </table:table-cell>
          <table:table-cell office:value-type="string" calcext:value-type="string">
            <text:p>6.393333e+02)</text:p>
          </table:table-cell>
          <table:table-cell office:value-type="string" calcext:value-type="string">
            <text:p>(5.605660e+00</text:p>
          </table:table-cell>
          <table:table-cell office:value-type="float" office:value="-6.560596E-021" calcext:value-type="float">
            <text:p>-6.560596E-21</text:p>
          </table:table-cell>
          <table:table-cell office:value-type="string" calcext:value-type="string">
            <text:p>-1.094322e-01))</text:p>
          </table:table-cell>
          <table:table-cell office:value-type="string" calcext:value-type="string">
            <text:p>((-3.196666e+01</text:p>
          </table:table-cell>
          <table:table-cell office:value-type="float" office:value="-188.6168" calcext:value-type="float">
            <text:p>-188.6168</text:p>
          </table:table-cell>
          <table:table-cell office:value-type="string" calcext:value-type="string">
            <text:p>-6.130733e-01)</text:p>
          </table:table-cell>
          <table:table-cell office:value-type="string" calcext:value-type="string">
            <text:p>(5.471609e-03</text:p>
          </table:table-cell>
          <table:table-cell office:value-type="float" office:value="5.544987" calcext:value-type="float">
            <text:p>5.544987</text:p>
          </table:table-cell>
          <table:table-cell office:value-type="string" calcext:value-type="string">
            <text:p>2.802830e-01))</text:p>
          </table:table-cell>
        </table:table-row>
        <table:table-row table:style-name="ro1">
          <table:table-cell office:value-type="float" office:value="0.881667" calcext:value-type="float">
            <text:p>0.881667</text:p>
          </table:table-cell>
          <table:table-cell office:value-type="string" calcext:value-type="string">
            <text:p>((-1.225953e+01</text:p>
          </table:table-cell>
          <table:table-cell office:value-type="float" office:value="-1.220291E-018" calcext:value-type="float">
            <text:p>-1.220291E-18</text:p>
          </table:table-cell>
          <table:table-cell office:value-type="string" calcext:value-type="string">
            <text:p>6.393533e+02)</text:p>
          </table:table-cell>
          <table:table-cell office:value-type="string" calcext:value-type="string">
            <text:p>(5.603953e+00</text:p>
          </table:table-cell>
          <table:table-cell office:value-type="float" office:value="-6.482929E-021" calcext:value-type="float">
            <text:p>-6.482929E-21</text:p>
          </table:table-cell>
          <table:table-cell office:value-type="string" calcext:value-type="string">
            <text:p>-1.092717e-01))</text:p>
          </table:table-cell>
          <table:table-cell office:value-type="string" calcext:value-type="string">
            <text:p>((-3.196767e+01</text:p>
          </table:table-cell>
          <table:table-cell office:value-type="float" office:value="-188.6126" calcext:value-type="float">
            <text:p>-188.6126</text:p>
          </table:table-cell>
          <table:table-cell office:value-type="string" calcext:value-type="string">
            <text:p>-6.129763e-01)</text:p>
          </table:table-cell>
          <table:table-cell office:value-type="string" calcext:value-type="string">
            <text:p>(5.463583e-03</text:p>
          </table:table-cell>
          <table:table-cell office:value-type="float" office:value="5.543124" calcext:value-type="float">
            <text:p>5.543124</text:p>
          </table:table-cell>
          <table:table-cell office:value-type="string" calcext:value-type="string">
            <text:p>2.801977e-01))</text:p>
          </table:table-cell>
        </table:table-row>
        <table:table-row table:style-name="ro1">
          <table:table-cell office:value-type="float" office:value="0.882222" calcext:value-type="float">
            <text:p>0.882222</text:p>
          </table:table-cell>
          <table:table-cell office:value-type="string" calcext:value-type="string">
            <text:p>((-1.225898e+01</text:p>
          </table:table-cell>
          <table:table-cell office:value-type="float" office:value="-1.191625E-018" calcext:value-type="float">
            <text:p>-1.191625E-18</text:p>
          </table:table-cell>
          <table:table-cell office:value-type="string" calcext:value-type="string">
            <text:p>6.393624e+02)</text:p>
          </table:table-cell>
          <table:table-cell office:value-type="string" calcext:value-type="string">
            <text:p>(5.602255e+00</text:p>
          </table:table-cell>
          <table:table-cell office:value-type="float" office:value="-6.420057E-021" calcext:value-type="float">
            <text:p>-6.420057E-21</text:p>
          </table:table-cell>
          <table:table-cell office:value-type="string" calcext:value-type="string">
            <text:p>-1.091104e-01))</text:p>
          </table:table-cell>
          <table:table-cell office:value-type="string" calcext:value-type="string">
            <text:p>((-3.196812e+01</text:p>
          </table:table-cell>
          <table:table-cell office:value-type="float" office:value="-188.6017" calcext:value-type="float">
            <text:p>-188.6017</text:p>
          </table:table-cell>
          <table:table-cell office:value-type="string" calcext:value-type="string">
            <text:p>-6.129489e-01)</text:p>
          </table:table-cell>
          <table:table-cell office:value-type="string" calcext:value-type="string">
            <text:p>(5.455522e-03</text:p>
          </table:table-cell>
          <table:table-cell office:value-type="float" office:value="5.541273" calcext:value-type="float">
            <text:p>5.541273</text:p>
          </table:table-cell>
          <table:table-cell office:value-type="string" calcext:value-type="string">
            <text:p>2.801127e-01))</text:p>
          </table:table-cell>
        </table:table-row>
        <table:table-row table:style-name="ro1">
          <table:table-cell office:value-type="float" office:value="0.882778" calcext:value-type="float">
            <text:p>0.882778</text:p>
          </table:table-cell>
          <table:table-cell office:value-type="string" calcext:value-type="string">
            <text:p>((-1.225985e+01</text:p>
          </table:table-cell>
          <table:table-cell office:value-type="float" office:value="-1.161102E-018" calcext:value-type="float">
            <text:p>-1.161102E-18</text:p>
          </table:table-cell>
          <table:table-cell office:value-type="string" calcext:value-type="string">
            <text:p>6.393611e+02)</text:p>
          </table:table-cell>
          <table:table-cell office:value-type="string" calcext:value-type="string">
            <text:p>(5.600569e+00</text:p>
          </table:table-cell>
          <table:table-cell office:value-type="float" office:value="-6.395312E-021" calcext:value-type="float">
            <text:p>-6.395312E-21</text:p>
          </table:table-cell>
          <table:table-cell office:value-type="string" calcext:value-type="string">
            <text:p>-1.089524e-01))</text:p>
          </table:table-cell>
          <table:table-cell office:value-type="string" calcext:value-type="string">
            <text:p>((-3.196806e+01</text:p>
          </table:table-cell>
          <table:table-cell office:value-type="float" office:value="-188.5847" calcext:value-type="float">
            <text:p>-188.5847</text:p>
          </table:table-cell>
          <table:table-cell office:value-type="string" calcext:value-type="string">
            <text:p>-6.129923e-01)</text:p>
          </table:table-cell>
          <table:table-cell office:value-type="string" calcext:value-type="string">
            <text:p>(5.447618e-03</text:p>
          </table:table-cell>
          <table:table-cell office:value-type="float" office:value="5.539437" calcext:value-type="float">
            <text:p>5.539437</text:p>
          </table:table-cell>
          <table:table-cell office:value-type="string" calcext:value-type="string">
            <text:p>2.800285e-01))</text:p>
          </table:table-cell>
        </table:table-row>
        <table:table-row table:style-name="ro1">
          <table:table-cell office:value-type="float" office:value="0.883333" calcext:value-type="float">
            <text:p>0.883333</text:p>
          </table:table-cell>
          <table:table-cell office:value-type="string" calcext:value-type="string">
            <text:p>((-1.226182e+01</text:p>
          </table:table-cell>
          <table:table-cell office:value-type="float" office:value="-1.12921E-018" calcext:value-type="float">
            <text:p>-1.12921E-18</text:p>
          </table:table-cell>
          <table:table-cell office:value-type="string" calcext:value-type="string">
            <text:p>6.393537e+02)</text:p>
          </table:table-cell>
          <table:table-cell office:value-type="string" calcext:value-type="string">
            <text:p>(5.598897e+00</text:p>
          </table:table-cell>
          <table:table-cell office:value-type="float" office:value="-6.37798E-021" calcext:value-type="float">
            <text:p>-6.37798E-21</text:p>
          </table:table-cell>
          <table:table-cell office:value-type="string" calcext:value-type="string">
            <text:p>-1.087971e-01))</text:p>
          </table:table-cell>
          <table:table-cell office:value-type="string" calcext:value-type="string">
            <text:p>((-3.196768e+01</text:p>
          </table:table-cell>
          <table:table-cell office:value-type="float" office:value="-188.5644" calcext:value-type="float">
            <text:p>-188.5644</text:p>
          </table:table-cell>
          <table:table-cell office:value-type="string" calcext:value-type="string">
            <text:p>-6.130911e-01)</text:p>
          </table:table-cell>
          <table:table-cell office:value-type="string" calcext:value-type="string">
            <text:p>(5.439853e-03</text:p>
          </table:table-cell>
          <table:table-cell office:value-type="float" office:value="5.537618" calcext:value-type="float">
            <text:p>5.537618</text:p>
          </table:table-cell>
          <table:table-cell office:value-type="string" calcext:value-type="string">
            <text:p>2.799448e-01))</text:p>
          </table:table-cell>
        </table:table-row>
        <table:table-row table:style-name="ro1">
          <table:table-cell office:value-type="float" office:value="0.883889" calcext:value-type="float">
            <text:p>0.883889</text:p>
          </table:table-cell>
          <table:table-cell office:value-type="string" calcext:value-type="string">
            <text:p>((-1.226505e+01</text:p>
          </table:table-cell>
          <table:table-cell office:value-type="float" office:value="-1.095637E-018" calcext:value-type="float">
            <text:p>-1.095637E-18</text:p>
          </table:table-cell>
          <table:table-cell office:value-type="string" calcext:value-type="string">
            <text:p>6.393402e+02)</text:p>
          </table:table-cell>
          <table:table-cell office:value-type="string" calcext:value-type="string">
            <text:p>(5.597233e+00</text:p>
          </table:table-cell>
          <table:table-cell office:value-type="float" office:value="-6.360996E-021" calcext:value-type="float">
            <text:p>-6.360996E-21</text:p>
          </table:table-cell>
          <table:table-cell office:value-type="string" calcext:value-type="string">
            <text:p>-1.086465e-01))</text:p>
          </table:table-cell>
          <table:table-cell office:value-type="string" calcext:value-type="string">
            <text:p>((-3.196701e+01</text:p>
          </table:table-cell>
          <table:table-cell office:value-type="float" office:value="-188.541" calcext:value-type="float">
            <text:p>-188.541</text:p>
          </table:table-cell>
          <table:table-cell office:value-type="string" calcext:value-type="string">
            <text:p>-6.132525e-01)</text:p>
          </table:table-cell>
          <table:table-cell office:value-type="string" calcext:value-type="string">
            <text:p>(5.432326e-03</text:p>
          </table:table-cell>
          <table:table-cell office:value-type="float" office:value="5.53581" calcext:value-type="float">
            <text:p>5.53581</text:p>
          </table:table-cell>
          <table:table-cell office:value-type="string" calcext:value-type="string">
            <text:p>2.798616e-01))</text:p>
          </table:table-cell>
        </table:table-row>
        <table:table-row table:style-name="ro1">
          <table:table-cell office:value-type="float" office:value="0.884444" calcext:value-type="float">
            <text:p>0.884444</text:p>
          </table:table-cell>
          <table:table-cell office:value-type="string" calcext:value-type="string">
            <text:p>((-1.226908e+01</text:p>
          </table:table-cell>
          <table:table-cell office:value-type="float" office:value="-1.060808E-018" calcext:value-type="float">
            <text:p>-1.060808E-18</text:p>
          </table:table-cell>
          <table:table-cell office:value-type="string" calcext:value-type="string">
            <text:p>6.393241e+02)</text:p>
          </table:table-cell>
          <table:table-cell office:value-type="string" calcext:value-type="string">
            <text:p>(5.595572e+00</text:p>
          </table:table-cell>
          <table:table-cell office:value-type="float" office:value="-6.329472E-021" calcext:value-type="float">
            <text:p>-6.329472E-21</text:p>
          </table:table-cell>
          <table:table-cell office:value-type="string" calcext:value-type="string">
            <text:p>-1.085026e-01))</text:p>
          </table:table-cell>
          <table:table-cell office:value-type="string" calcext:value-type="string">
            <text:p>((-3.196620e+01</text:p>
          </table:table-cell>
          <table:table-cell office:value-type="float" office:value="-188.5166" calcext:value-type="float">
            <text:p>-188.5166</text:p>
          </table:table-cell>
          <table:table-cell office:value-type="string" calcext:value-type="string">
            <text:p>-6.134540e-01)</text:p>
          </table:table-cell>
          <table:table-cell office:value-type="string" calcext:value-type="string">
            <text:p>(5.425132e-03</text:p>
          </table:table-cell>
          <table:table-cell office:value-type="float" office:value="5.53401" calcext:value-type="float">
            <text:p>5.53401</text:p>
          </table:table-cell>
          <table:table-cell office:value-type="string" calcext:value-type="string">
            <text:p>2.797786e-01))</text:p>
          </table:table-cell>
        </table:table-row>
        <table:table-row table:style-name="ro1">
          <table:table-cell office:value-type="float" office:value="0.885" calcext:value-type="float">
            <text:p>0.885</text:p>
          </table:table-cell>
          <table:table-cell office:value-type="string" calcext:value-type="string">
            <text:p>((-1.227383e+01</text:p>
          </table:table-cell>
          <table:table-cell office:value-type="float" office:value="-1.024602E-018" calcext:value-type="float">
            <text:p>-1.024602E-18</text:p>
          </table:table-cell>
          <table:table-cell office:value-type="string" calcext:value-type="string">
            <text:p>6.393050e+02)</text:p>
          </table:table-cell>
          <table:table-cell office:value-type="string" calcext:value-type="string">
            <text:p>(5.593898e+00</text:p>
          </table:table-cell>
          <table:table-cell office:value-type="float" office:value="-6.248614E-021" calcext:value-type="float">
            <text:p>-6.248614E-21</text:p>
          </table:table-cell>
          <table:table-cell office:value-type="string" calcext:value-type="string">
            <text:p>-1.083724e-01))</text:p>
          </table:table-cell>
          <table:table-cell office:value-type="string" calcext:value-type="string">
            <text:p>((-3.196525e+01</text:p>
          </table:table-cell>
          <table:table-cell office:value-type="float" office:value="-188.4908" calcext:value-type="float">
            <text:p>-188.4908</text:p>
          </table:table-cell>
          <table:table-cell office:value-type="string" calcext:value-type="string">
            <text:p>-6.136915e-01)</text:p>
          </table:table-cell>
          <table:table-cell office:value-type="string" calcext:value-type="string">
            <text:p>(5.418618e-03</text:p>
          </table:table-cell>
          <table:table-cell office:value-type="float" office:value="5.532201" calcext:value-type="float">
            <text:p>5.532201</text:p>
          </table:table-cell>
          <table:table-cell office:value-type="string" calcext:value-type="string">
            <text:p>2.796949e-01))</text:p>
          </table:table-cell>
        </table:table-row>
        <table:table-row table:style-name="ro1">
          <table:table-cell office:value-type="float" office:value="0.885556" calcext:value-type="float">
            <text:p>0.885556</text:p>
          </table:table-cell>
          <table:table-cell office:value-type="string" calcext:value-type="string">
            <text:p>((-1.227910e+01</text:p>
          </table:table-cell>
          <table:table-cell office:value-type="float" office:value="-9.873042E-019" calcext:value-type="float">
            <text:p>-9.873042E-19</text:p>
          </table:table-cell>
          <table:table-cell office:value-type="string" calcext:value-type="string">
            <text:p>6.392826e+02)</text:p>
          </table:table-cell>
          <table:table-cell office:value-type="string" calcext:value-type="string">
            <text:p>(5.592220e+00</text:p>
          </table:table-cell>
          <table:table-cell office:value-type="float" office:value="-6.241221E-021" calcext:value-type="float">
            <text:p>-6.241221E-21</text:p>
          </table:table-cell>
          <table:table-cell office:value-type="string" calcext:value-type="string">
            <text:p>-1.082501e-01))</text:p>
          </table:table-cell>
          <table:table-cell office:value-type="string" calcext:value-type="string">
            <text:p>((-3.196413e+01</text:p>
          </table:table-cell>
          <table:table-cell office:value-type="float" office:value="-188.4635" calcext:value-type="float">
            <text:p>-188.4635</text:p>
          </table:table-cell>
          <table:table-cell office:value-type="string" calcext:value-type="string">
            <text:p>-6.139549e-01)</text:p>
          </table:table-cell>
          <table:table-cell office:value-type="string" calcext:value-type="string">
            <text:p>(5.412507e-03</text:p>
          </table:table-cell>
          <table:table-cell office:value-type="float" office:value="5.530392" calcext:value-type="float">
            <text:p>5.530392</text:p>
          </table:table-cell>
          <table:table-cell office:value-type="string" calcext:value-type="string">
            <text:p>2.796110e-01))</text:p>
          </table:table-cell>
        </table:table-row>
        <table:table-row table:style-name="ro1">
          <table:table-cell office:value-type="float" office:value="0.886111" calcext:value-type="float">
            <text:p>0.886111</text:p>
          </table:table-cell>
          <table:table-cell office:value-type="string" calcext:value-type="string">
            <text:p>((-1.228457e+01</text:p>
          </table:table-cell>
          <table:table-cell office:value-type="float" office:value="-9.491132E-019" calcext:value-type="float">
            <text:p>-9.491132E-19</text:p>
          </table:table-cell>
          <table:table-cell office:value-type="string" calcext:value-type="string">
            <text:p>6.392585e+02)</text:p>
          </table:table-cell>
          <table:table-cell office:value-type="string" calcext:value-type="string">
            <text:p>(5.590529e+00</text:p>
          </table:table-cell>
          <table:table-cell office:value-type="float" office:value="-6.237802E-021" calcext:value-type="float">
            <text:p>-6.237802E-21</text:p>
          </table:table-cell>
          <table:table-cell office:value-type="string" calcext:value-type="string">
            <text:p>-1.081344e-01))</text:p>
          </table:table-cell>
          <table:table-cell office:value-type="string" calcext:value-type="string">
            <text:p>((-3.196292e+01</text:p>
          </table:table-cell>
          <table:table-cell office:value-type="float" office:value="-188.4352" calcext:value-type="float">
            <text:p>-188.4352</text:p>
          </table:table-cell>
          <table:table-cell office:value-type="string" calcext:value-type="string">
            <text:p>-6.142283e-01)</text:p>
          </table:table-cell>
          <table:table-cell office:value-type="string" calcext:value-type="string">
            <text:p>(5.406720e-03</text:p>
          </table:table-cell>
          <table:table-cell office:value-type="float" office:value="5.528572" calcext:value-type="float">
            <text:p>5.528572</text:p>
          </table:table-cell>
          <table:table-cell office:value-type="string" calcext:value-type="string">
            <text:p>2.795264e-01))</text:p>
          </table:table-cell>
        </table:table-row>
        <table:table-row table:style-name="ro1">
          <table:table-cell office:value-type="float" office:value="0.886667" calcext:value-type="float">
            <text:p>0.886667</text:p>
          </table:table-cell>
          <table:table-cell office:value-type="string" calcext:value-type="string">
            <text:p>((-1.229031e+01</text:p>
          </table:table-cell>
          <table:table-cell office:value-type="float" office:value="-9.097318E-019" calcext:value-type="float">
            <text:p>-9.097318E-19</text:p>
          </table:table-cell>
          <table:table-cell office:value-type="string" calcext:value-type="string">
            <text:p>6.392294e+02)</text:p>
          </table:table-cell>
          <table:table-cell office:value-type="string" calcext:value-type="string">
            <text:p>(5.588827e+00</text:p>
          </table:table-cell>
          <table:table-cell office:value-type="float" office:value="-6.238731E-021" calcext:value-type="float">
            <text:p>-6.238731E-21</text:p>
          </table:table-cell>
          <table:table-cell office:value-type="string" calcext:value-type="string">
            <text:p>-1.080228e-01))</text:p>
          </table:table-cell>
          <table:table-cell office:value-type="string" calcext:value-type="string">
            <text:p>((-3.196147e+01</text:p>
          </table:table-cell>
          <table:table-cell office:value-type="float" office:value="-188.4041" calcext:value-type="float">
            <text:p>-188.4041</text:p>
          </table:table-cell>
          <table:table-cell office:value-type="string" calcext:value-type="string">
            <text:p>-6.145153e-01)</text:p>
          </table:table-cell>
          <table:table-cell office:value-type="string" calcext:value-type="string">
            <text:p>(5.401140e-03</text:p>
          </table:table-cell>
          <table:table-cell office:value-type="float" office:value="5.526743" calcext:value-type="float">
            <text:p>5.526743</text:p>
          </table:table-cell>
          <table:table-cell office:value-type="string" calcext:value-type="string">
            <text:p>2.794414e-01))</text:p>
          </table:table-cell>
        </table:table-row>
        <table:table-row table:style-name="ro1">
          <table:table-cell office:value-type="float" office:value="0.887222" calcext:value-type="float">
            <text:p>0.887222</text:p>
          </table:table-cell>
          <table:table-cell office:value-type="string" calcext:value-type="string">
            <text:p>((-1.229652e+01</text:p>
          </table:table-cell>
          <table:table-cell office:value-type="float" office:value="-8.687643E-019" calcext:value-type="float">
            <text:p>-8.687643E-19</text:p>
          </table:table-cell>
          <table:table-cell office:value-type="string" calcext:value-type="string">
            <text:p>6.391941e+02)</text:p>
          </table:table-cell>
          <table:table-cell office:value-type="string" calcext:value-type="string">
            <text:p>(5.587110e+00</text:p>
          </table:table-cell>
          <table:table-cell office:value-type="float" office:value="-6.243016E-021" calcext:value-type="float">
            <text:p>-6.243016E-21</text:p>
          </table:table-cell>
          <table:table-cell office:value-type="string" calcext:value-type="string">
            <text:p>-1.079176e-01))</text:p>
          </table:table-cell>
          <table:table-cell office:value-type="string" calcext:value-type="string">
            <text:p>((-3.195970e+01</text:p>
          </table:table-cell>
          <table:table-cell office:value-type="float" office:value="-188.3691" calcext:value-type="float">
            <text:p>-188.3691</text:p>
          </table:table-cell>
          <table:table-cell office:value-type="string" calcext:value-type="string">
            <text:p>-6.148260e-01)</text:p>
          </table:table-cell>
          <table:table-cell office:value-type="string" calcext:value-type="string">
            <text:p>(5.395880e-03</text:p>
          </table:table-cell>
          <table:table-cell office:value-type="float" office:value="5.524901" calcext:value-type="float">
            <text:p>5.524901</text:p>
          </table:table-cell>
          <table:table-cell office:value-type="string" calcext:value-type="string">
            <text:p>2.793555e-01))</text:p>
          </table:table-cell>
        </table:table-row>
        <table:table-row table:style-name="ro1">
          <table:table-cell office:value-type="float" office:value="0.887778" calcext:value-type="float">
            <text:p>0.887778</text:p>
          </table:table-cell>
          <table:table-cell office:value-type="string" calcext:value-type="string">
            <text:p>((-1.230319e+01</text:p>
          </table:table-cell>
          <table:table-cell office:value-type="float" office:value="-8.265727E-019" calcext:value-type="float">
            <text:p>-8.265727E-19</text:p>
          </table:table-cell>
          <table:table-cell office:value-type="string" calcext:value-type="string">
            <text:p>6.391529e+02)</text:p>
          </table:table-cell>
          <table:table-cell office:value-type="string" calcext:value-type="string">
            <text:p>(5.585384e+00</text:p>
          </table:table-cell>
          <table:table-cell office:value-type="float" office:value="-6.25105E-021" calcext:value-type="float">
            <text:p>-6.25105E-21</text:p>
          </table:table-cell>
          <table:table-cell office:value-type="string" calcext:value-type="string">
            <text:p>-1.078170e-01))</text:p>
          </table:table-cell>
          <table:table-cell office:value-type="string" calcext:value-type="string">
            <text:p>((-3.195764e+01</text:p>
          </table:table-cell>
          <table:table-cell office:value-type="float" office:value="-188.3307" calcext:value-type="float">
            <text:p>-188.3307</text:p>
          </table:table-cell>
          <table:table-cell office:value-type="string" calcext:value-type="string">
            <text:p>-6.151595e-01)</text:p>
          </table:table-cell>
          <table:table-cell office:value-type="string" calcext:value-type="string">
            <text:p>(5.390849e-03</text:p>
          </table:table-cell>
          <table:table-cell office:value-type="float" office:value="5.523052" calcext:value-type="float">
            <text:p>5.523052</text:p>
          </table:table-cell>
          <table:table-cell office:value-type="string" calcext:value-type="string">
            <text:p>2.792692e-01))</text:p>
          </table:table-cell>
        </table:table-row>
        <table:table-row table:style-name="ro1">
          <table:table-cell office:value-type="float" office:value="0.888333" calcext:value-type="float">
            <text:p>0.888333</text:p>
          </table:table-cell>
          <table:table-cell office:value-type="string" calcext:value-type="string">
            <text:p>((-1.231023e+01</text:p>
          </table:table-cell>
          <table:table-cell office:value-type="float" office:value="-7.830636E-019" calcext:value-type="float">
            <text:p>-7.830636E-19</text:p>
          </table:table-cell>
          <table:table-cell office:value-type="string" calcext:value-type="string">
            <text:p>6.391082e+02)</text:p>
          </table:table-cell>
          <table:table-cell office:value-type="string" calcext:value-type="string">
            <text:p>(5.583639e+00</text:p>
          </table:table-cell>
          <table:table-cell office:value-type="float" office:value="-6.262079E-021" calcext:value-type="float">
            <text:p>-6.262079E-21</text:p>
          </table:table-cell>
          <table:table-cell office:value-type="string" calcext:value-type="string">
            <text:p>-1.077252e-01))</text:p>
          </table:table-cell>
          <table:table-cell office:value-type="string" calcext:value-type="string">
            <text:p>((-3.195541e+01</text:p>
          </table:table-cell>
          <table:table-cell office:value-type="float" office:value="-188.2902" calcext:value-type="float">
            <text:p>-188.2902</text:p>
          </table:table-cell>
          <table:table-cell office:value-type="string" calcext:value-type="string">
            <text:p>-6.155117e-01)</text:p>
          </table:table-cell>
          <table:table-cell office:value-type="string" calcext:value-type="string">
            <text:p>(5.386262e-03</text:p>
          </table:table-cell>
          <table:table-cell office:value-type="float" office:value="5.521187" calcext:value-type="float">
            <text:p>5.521187</text:p>
          </table:table-cell>
          <table:table-cell office:value-type="string" calcext:value-type="string">
            <text:p>2.791820e-01))</text:p>
          </table:table-cell>
        </table:table-row>
        <table:table-row table:style-name="ro1">
          <table:table-cell office:value-type="float" office:value="0.888889" calcext:value-type="float">
            <text:p>0.888889</text:p>
          </table:table-cell>
          <table:table-cell office:value-type="string" calcext:value-type="string">
            <text:p>((-1.231725e+01</text:p>
          </table:table-cell>
          <table:table-cell office:value-type="float" office:value="-7.387752E-019" calcext:value-type="float">
            <text:p>-7.387752E-19</text:p>
          </table:table-cell>
          <table:table-cell office:value-type="string" calcext:value-type="string">
            <text:p>6.390646e+02)</text:p>
          </table:table-cell>
          <table:table-cell office:value-type="string" calcext:value-type="string">
            <text:p>(5.581880e+00</text:p>
          </table:table-cell>
          <table:table-cell office:value-type="float" office:value="-6.280003E-021" calcext:value-type="float">
            <text:p>-6.280003E-21</text:p>
          </table:table-cell>
          <table:table-cell office:value-type="string" calcext:value-type="string">
            <text:p>-1.076500e-01))</text:p>
          </table:table-cell>
          <table:table-cell office:value-type="string" calcext:value-type="string">
            <text:p>((-3.195323e+01</text:p>
          </table:table-cell>
          <table:table-cell office:value-type="float" office:value="-188.2504" calcext:value-type="float">
            <text:p>-188.2504</text:p>
          </table:table-cell>
          <table:table-cell office:value-type="string" calcext:value-type="string">
            <text:p>-6.158626e-01)</text:p>
          </table:table-cell>
          <table:table-cell office:value-type="string" calcext:value-type="string">
            <text:p>(5.382499e-03</text:p>
          </table:table-cell>
          <table:table-cell office:value-type="float" office:value="5.519312" calcext:value-type="float">
            <text:p>5.519312</text:p>
          </table:table-cell>
          <table:table-cell office:value-type="string" calcext:value-type="string">
            <text:p>2.790940e-01))</text:p>
          </table:table-cell>
        </table:table-row>
        <table:table-row table:style-name="ro1">
          <table:table-cell office:value-type="float" office:value="0.889444" calcext:value-type="float">
            <text:p>0.889444</text:p>
          </table:table-cell>
          <table:table-cell office:value-type="string" calcext:value-type="string">
            <text:p>((-1.232388e+01</text:p>
          </table:table-cell>
          <table:table-cell office:value-type="float" office:value="-6.944884E-019" calcext:value-type="float">
            <text:p>-6.944884E-19</text:p>
          </table:table-cell>
          <table:table-cell office:value-type="string" calcext:value-type="string">
            <text:p>6.390250e+02)</text:p>
          </table:table-cell>
          <table:table-cell office:value-type="string" calcext:value-type="string">
            <text:p>(5.580046e+00</text:p>
          </table:table-cell>
          <table:table-cell office:value-type="float" office:value="-6.347589E-021" calcext:value-type="float">
            <text:p>-6.347589E-21</text:p>
          </table:table-cell>
          <table:table-cell office:value-type="string" calcext:value-type="string">
            <text:p>-1.077197e-01))</text:p>
          </table:table-cell>
          <table:table-cell office:value-type="string" calcext:value-type="string">
            <text:p>((-3.195125e+01</text:p>
          </table:table-cell>
          <table:table-cell office:value-type="float" office:value="-188.2134" calcext:value-type="float">
            <text:p>-188.2134</text:p>
          </table:table-cell>
          <table:table-cell office:value-type="string" calcext:value-type="string">
            <text:p>-6.161941e-01)</text:p>
          </table:table-cell>
          <table:table-cell office:value-type="string" calcext:value-type="string">
            <text:p>(5.385984e-03</text:p>
          </table:table-cell>
          <table:table-cell office:value-type="float" office:value="5.517421" calcext:value-type="float">
            <text:p>5.517421</text:p>
          </table:table-cell>
          <table:table-cell office:value-type="string" calcext:value-type="string">
            <text:p>2.790023e-01))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string" calcext:value-type="string">
            <text:p>((-1.233046e+01</text:p>
          </table:table-cell>
          <table:table-cell office:value-type="float" office:value="-6.500559E-019" calcext:value-type="float">
            <text:p>-6.500559E-19</text:p>
          </table:table-cell>
          <table:table-cell office:value-type="string" calcext:value-type="string">
            <text:p>6.389849e+02)</text:p>
          </table:table-cell>
          <table:table-cell office:value-type="string" calcext:value-type="string">
            <text:p>(5.578129e+00</text:p>
          </table:table-cell>
          <table:table-cell office:value-type="float" office:value="-6.431707E-021" calcext:value-type="float">
            <text:p>-6.431707E-21</text:p>
          </table:table-cell>
          <table:table-cell office:value-type="string" calcext:value-type="string">
            <text:p>-1.078352e-01))</text:p>
          </table:table-cell>
          <table:table-cell office:value-type="string" calcext:value-type="string">
            <text:p>((-3.194925e+01</text:p>
          </table:table-cell>
          <table:table-cell office:value-type="float" office:value="-188.1768" calcext:value-type="float">
            <text:p>-188.1768</text:p>
          </table:table-cell>
          <table:table-cell office:value-type="string" calcext:value-type="string">
            <text:p>-6.165232e-01)</text:p>
          </table:table-cell>
          <table:table-cell office:value-type="string" calcext:value-type="string">
            <text:p>(5.391762e-03</text:p>
          </table:table-cell>
          <table:table-cell office:value-type="float" office:value="5.51546" calcext:value-type="float">
            <text:p>5.51546</text:p>
          </table:table-cell>
          <table:table-cell office:value-type="string" calcext:value-type="string">
            <text:p>2.789065e-01))</text:p>
          </table:table-cell>
        </table:table-row>
        <table:table-row table:style-name="ro1">
          <table:table-cell office:value-type="float" office:value="0.890556" calcext:value-type="float">
            <text:p>0.890556</text:p>
          </table:table-cell>
          <table:table-cell office:value-type="string" calcext:value-type="string">
            <text:p>((-1.233695e+01</text:p>
          </table:table-cell>
          <table:table-cell office:value-type="float" office:value="-6.055814E-019" calcext:value-type="float">
            <text:p>-6.055814E-19</text:p>
          </table:table-cell>
          <table:table-cell office:value-type="string" calcext:value-type="string">
            <text:p>6.389438e+02)</text:p>
          </table:table-cell>
          <table:table-cell office:value-type="string" calcext:value-type="string">
            <text:p>(5.576220e+00</text:p>
          </table:table-cell>
          <table:table-cell office:value-type="float" office:value="-6.484467E-021" calcext:value-type="float">
            <text:p>-6.484467E-21</text:p>
          </table:table-cell>
          <table:table-cell office:value-type="string" calcext:value-type="string">
            <text:p>-1.078264e-01))</text:p>
          </table:table-cell>
          <table:table-cell office:value-type="string" calcext:value-type="string">
            <text:p>((-3.194719e+01</text:p>
          </table:table-cell>
          <table:table-cell office:value-type="float" office:value="-188.1403" calcext:value-type="float">
            <text:p>-188.1403</text:p>
          </table:table-cell>
          <table:table-cell office:value-type="string" calcext:value-type="string">
            <text:p>-6.168474e-01)</text:p>
          </table:table-cell>
          <table:table-cell office:value-type="string" calcext:value-type="string">
            <text:p>(5.391319e-03</text:p>
          </table:table-cell>
          <table:table-cell office:value-type="float" office:value="5.513454" calcext:value-type="float">
            <text:p>5.513454</text:p>
          </table:table-cell>
          <table:table-cell office:value-type="string" calcext:value-type="string">
            <text:p>2.788110e-01))</text:p>
          </table:table-cell>
        </table:table-row>
        <table:table-row table:style-name="ro1">
          <table:table-cell office:value-type="float" office:value="0.891111" calcext:value-type="float">
            <text:p>0.891111</text:p>
          </table:table-cell>
          <table:table-cell office:value-type="string" calcext:value-type="string">
            <text:p>((-1.234331e+01</text:p>
          </table:table-cell>
          <table:table-cell office:value-type="float" office:value="-5.608617E-019" calcext:value-type="float">
            <text:p>-5.608617E-19</text:p>
          </table:table-cell>
          <table:table-cell office:value-type="string" calcext:value-type="string">
            <text:p>6.389039e+02)</text:p>
          </table:table-cell>
          <table:table-cell office:value-type="string" calcext:value-type="string">
            <text:p>(5.574339e+00</text:p>
          </table:table-cell>
          <table:table-cell office:value-type="float" office:value="-6.527895E-021" calcext:value-type="float">
            <text:p>-6.527895E-21</text:p>
          </table:table-cell>
          <table:table-cell office:value-type="string" calcext:value-type="string">
            <text:p>-1.077716e-01))</text:p>
          </table:table-cell>
          <table:table-cell office:value-type="string" calcext:value-type="string">
            <text:p>((-3.194520e+01</text:p>
          </table:table-cell>
          <table:table-cell office:value-type="float" office:value="-188.1039" calcext:value-type="float">
            <text:p>-188.1039</text:p>
          </table:table-cell>
          <table:table-cell office:value-type="string" calcext:value-type="string">
            <text:p>-6.171653e-01)</text:p>
          </table:table-cell>
          <table:table-cell office:value-type="string" calcext:value-type="string">
            <text:p>(5.388580e-03</text:p>
          </table:table-cell>
          <table:table-cell office:value-type="float" office:value="5.511458" calcext:value-type="float">
            <text:p>5.511458</text:p>
          </table:table-cell>
          <table:table-cell office:value-type="string" calcext:value-type="string">
            <text:p>2.787170e-01))</text:p>
          </table:table-cell>
        </table:table-row>
        <table:table-row table:style-name="ro1">
          <table:table-cell office:value-type="float" office:value="0.891667" calcext:value-type="float">
            <text:p>0.891667</text:p>
          </table:table-cell>
          <table:table-cell office:value-type="string" calcext:value-type="string">
            <text:p>((-1.234959e+01</text:p>
          </table:table-cell>
          <table:table-cell office:value-type="float" office:value="-5.157595E-019" calcext:value-type="float">
            <text:p>-5.157595E-19</text:p>
          </table:table-cell>
          <table:table-cell office:value-type="string" calcext:value-type="string">
            <text:p>6.388649e+02)</text:p>
          </table:table-cell>
          <table:table-cell office:value-type="string" calcext:value-type="string">
            <text:p>(5.572485e+00</text:p>
          </table:table-cell>
          <table:table-cell office:value-type="float" office:value="-6.567791E-021" calcext:value-type="float">
            <text:p>-6.567791E-21</text:p>
          </table:table-cell>
          <table:table-cell office:value-type="string" calcext:value-type="string">
            <text:p>-1.076976e-01))</text:p>
          </table:table-cell>
          <table:table-cell office:value-type="string" calcext:value-type="string">
            <text:p>((-3.194324e+01</text:p>
          </table:table-cell>
          <table:table-cell office:value-type="float" office:value="-188.0675" calcext:value-type="float">
            <text:p>-188.0675</text:p>
          </table:table-cell>
          <table:table-cell office:value-type="string" calcext:value-type="string">
            <text:p>-6.174797e-01)</text:p>
          </table:table-cell>
          <table:table-cell office:value-type="string" calcext:value-type="string">
            <text:p>(5.384882e-03</text:p>
          </table:table-cell>
          <table:table-cell office:value-type="float" office:value="5.50948" calcext:value-type="float">
            <text:p>5.50948</text:p>
          </table:table-cell>
          <table:table-cell office:value-type="string" calcext:value-type="string">
            <text:p>2.786242e-01))</text:p>
          </table:table-cell>
        </table:table-row>
        <table:table-row table:style-name="ro1">
          <table:table-cell office:value-type="float" office:value="0.892222" calcext:value-type="float">
            <text:p>0.892222</text:p>
          </table:table-cell>
          <table:table-cell office:value-type="string" calcext:value-type="string">
            <text:p>((-1.235597e+01</text:p>
          </table:table-cell>
          <table:table-cell office:value-type="float" office:value="-4.700826E-019" calcext:value-type="float">
            <text:p>-4.700826E-19</text:p>
          </table:table-cell>
          <table:table-cell office:value-type="string" calcext:value-type="string">
            <text:p>6.388252e+02)</text:p>
          </table:table-cell>
          <table:table-cell office:value-type="string" calcext:value-type="string">
            <text:p>(5.570652e+00</text:p>
          </table:table-cell>
          <table:table-cell office:value-type="float" office:value="-6.606579E-021" calcext:value-type="float">
            <text:p>-6.606579E-21</text:p>
          </table:table-cell>
          <table:table-cell office:value-type="string" calcext:value-type="string">
            <text:p>-1.076142e-01))</text:p>
          </table:table-cell>
          <table:table-cell office:value-type="string" calcext:value-type="string">
            <text:p>((-3.194126e+01</text:p>
          </table:table-cell>
          <table:table-cell office:value-type="float" office:value="-188.0302" calcext:value-type="float">
            <text:p>-188.0302</text:p>
          </table:table-cell>
          <table:table-cell office:value-type="string" calcext:value-type="string">
            <text:p>-6.177983e-01)</text:p>
          </table:table-cell>
          <table:table-cell office:value-type="string" calcext:value-type="string">
            <text:p>(5.380709e-03</text:p>
          </table:table-cell>
          <table:table-cell office:value-type="float" office:value="5.507519" calcext:value-type="float">
            <text:p>5.507519</text:p>
          </table:table-cell>
          <table:table-cell office:value-type="string" calcext:value-type="string">
            <text:p>2.785326e-01))</text:p>
          </table:table-cell>
        </table:table-row>
        <table:table-row table:style-name="ro1">
          <table:table-cell office:value-type="float" office:value="0.892778" calcext:value-type="float">
            <text:p>0.892778</text:p>
          </table:table-cell>
          <table:table-cell office:value-type="string" calcext:value-type="string">
            <text:p>((-1.236235e+01</text:p>
          </table:table-cell>
          <table:table-cell office:value-type="float" office:value="-4.234357E-019" calcext:value-type="float">
            <text:p>-4.234357E-19</text:p>
          </table:table-cell>
          <table:table-cell office:value-type="string" calcext:value-type="string">
            <text:p>6.387866e+02)</text:p>
          </table:table-cell>
          <table:table-cell office:value-type="string" calcext:value-type="string">
            <text:p>(5.568836e+00</text:p>
          </table:table-cell>
          <table:table-cell office:value-type="float" office:value="-6.6449E-021" calcext:value-type="float">
            <text:p>-6.6449E-21</text:p>
          </table:table-cell>
          <table:table-cell office:value-type="string" calcext:value-type="string">
            <text:p>-1.075257e-01))</text:p>
          </table:table-cell>
          <table:table-cell office:value-type="string" calcext:value-type="string">
            <text:p>((-3.193933e+01</text:p>
          </table:table-cell>
          <table:table-cell office:value-type="float" office:value="-187.9931" calcext:value-type="float">
            <text:p>-187.9931</text:p>
          </table:table-cell>
          <table:table-cell office:value-type="string" calcext:value-type="string">
            <text:p>-6.181173e-01)</text:p>
          </table:table-cell>
          <table:table-cell office:value-type="string" calcext:value-type="string">
            <text:p>(5.376284e-03</text:p>
          </table:table-cell>
          <table:table-cell office:value-type="float" office:value="5.505574" calcext:value-type="float">
            <text:p>5.505574</text:p>
          </table:table-cell>
          <table:table-cell office:value-type="string" calcext:value-type="string">
            <text:p>2.784418e-01))</text:p>
          </table:table-cell>
        </table:table-row>
        <table:table-row table:style-name="ro1">
          <table:table-cell office:value-type="float" office:value="0.893333" calcext:value-type="float">
            <text:p>0.893333</text:p>
          </table:table-cell>
          <table:table-cell office:value-type="string" calcext:value-type="string">
            <text:p>((-1.236880e+01</text:p>
          </table:table-cell>
          <table:table-cell office:value-type="float" office:value="-3.758613E-019" calcext:value-type="float">
            <text:p>-3.758613E-19</text:p>
          </table:table-cell>
          <table:table-cell office:value-type="string" calcext:value-type="string">
            <text:p>6.387493e+02)</text:p>
          </table:table-cell>
          <table:table-cell office:value-type="string" calcext:value-type="string">
            <text:p>(5.567025e+00</text:p>
          </table:table-cell>
          <table:table-cell office:value-type="float" office:value="-6.683401E-021" calcext:value-type="float">
            <text:p>-6.683401E-21</text:p>
          </table:table-cell>
          <table:table-cell office:value-type="string" calcext:value-type="string">
            <text:p>-1.074356e-01))</text:p>
          </table:table-cell>
          <table:table-cell office:value-type="string" calcext:value-type="string">
            <text:p>((-3.193746e+01</text:p>
          </table:table-cell>
          <table:table-cell office:value-type="float" office:value="-187.9566" calcext:value-type="float">
            <text:p>-187.9566</text:p>
          </table:table-cell>
          <table:table-cell office:value-type="string" calcext:value-type="string">
            <text:p>-6.184401e-01)</text:p>
          </table:table-cell>
          <table:table-cell office:value-type="string" calcext:value-type="string">
            <text:p>(5.371778e-03</text:p>
          </table:table-cell>
          <table:table-cell office:value-type="float" office:value="5.503632" calcext:value-type="float">
            <text:p>5.503632</text:p>
          </table:table-cell>
          <table:table-cell office:value-type="string" calcext:value-type="string">
            <text:p>2.783513e-01))</text:p>
          </table:table-cell>
        </table:table-row>
        <table:table-row table:style-name="ro1">
          <table:table-cell office:value-type="float" office:value="0.893889" calcext:value-type="float">
            <text:p>0.893889</text:p>
          </table:table-cell>
          <table:table-cell office:value-type="string" calcext:value-type="string">
            <text:p>((-1.237519e+01</text:p>
          </table:table-cell>
          <table:table-cell office:value-type="float" office:value="-3.281038E-019" calcext:value-type="float">
            <text:p>-3.281038E-19</text:p>
          </table:table-cell>
          <table:table-cell office:value-type="string" calcext:value-type="string">
            <text:p>6.387134e+02)</text:p>
          </table:table-cell>
          <table:table-cell office:value-type="string" calcext:value-type="string">
            <text:p>(5.565225e+00</text:p>
          </table:table-cell>
          <table:table-cell office:value-type="float" office:value="-6.721906E-021" calcext:value-type="float">
            <text:p>-6.721906E-21</text:p>
          </table:table-cell>
          <table:table-cell office:value-type="string" calcext:value-type="string">
            <text:p>-1.073430e-01))</text:p>
          </table:table-cell>
          <table:table-cell office:value-type="string" calcext:value-type="string">
            <text:p>((-3.193567e+01</text:p>
          </table:table-cell>
          <table:table-cell office:value-type="float" office:value="-187.9212" calcext:value-type="float">
            <text:p>-187.9212</text:p>
          </table:table-cell>
          <table:table-cell office:value-type="string" calcext:value-type="string">
            <text:p>-6.187594e-01)</text:p>
          </table:table-cell>
          <table:table-cell office:value-type="string" calcext:value-type="string">
            <text:p>(5.367148e-03</text:p>
          </table:table-cell>
          <table:table-cell office:value-type="float" office:value="5.501699" calcext:value-type="float">
            <text:p>5.501699</text:p>
          </table:table-cell>
          <table:table-cell office:value-type="string" calcext:value-type="string">
            <text:p>2.782613e-01))</text:p>
          </table:table-cell>
        </table:table-row>
        <table:table-row table:style-name="ro1">
          <table:table-cell office:value-type="float" office:value="0.894444" calcext:value-type="float">
            <text:p>0.894444</text:p>
          </table:table-cell>
          <table:table-cell office:value-type="string" calcext:value-type="string">
            <text:p>((-1.238142e+01</text:p>
          </table:table-cell>
          <table:table-cell office:value-type="float" office:value="-2.801514E-019" calcext:value-type="float">
            <text:p>-2.801514E-19</text:p>
          </table:table-cell>
          <table:table-cell office:value-type="string" calcext:value-type="string">
            <text:p>6.386797e+02)</text:p>
          </table:table-cell>
          <table:table-cell office:value-type="string" calcext:value-type="string">
            <text:p>(5.563439e+00</text:p>
          </table:table-cell>
          <table:table-cell office:value-type="float" office:value="-6.759527E-021" calcext:value-type="float">
            <text:p>-6.759527E-21</text:p>
          </table:table-cell>
          <table:table-cell office:value-type="string" calcext:value-type="string">
            <text:p>-1.072468e-01))</text:p>
          </table:table-cell>
          <table:table-cell office:value-type="string" calcext:value-type="string">
            <text:p>((-3.193398e+01</text:p>
          </table:table-cell>
          <table:table-cell office:value-type="float" office:value="-187.8874" calcext:value-type="float">
            <text:p>-187.8874</text:p>
          </table:table-cell>
          <table:table-cell office:value-type="string" calcext:value-type="string">
            <text:p>-6.190712e-01)</text:p>
          </table:table-cell>
          <table:table-cell office:value-type="string" calcext:value-type="string">
            <text:p>(5.362342e-03</text:p>
          </table:table-cell>
          <table:table-cell office:value-type="float" office:value="5.499779" calcext:value-type="float">
            <text:p>5.499779</text:p>
          </table:table-cell>
          <table:table-cell office:value-type="string" calcext:value-type="string">
            <text:p>2.781720e-01))</text:p>
          </table:table-cell>
        </table:table-row>
        <table:table-row table:style-name="ro1">
          <table:table-cell office:value-type="float" office:value="0.895" calcext:value-type="float">
            <text:p>0.895</text:p>
          </table:table-cell>
          <table:table-cell office:value-type="string" calcext:value-type="string">
            <text:p>((-1.238603e+01</text:p>
          </table:table-cell>
          <table:table-cell office:value-type="float" office:value="-2.315211E-019" calcext:value-type="float">
            <text:p>-2.315211E-19</text:p>
          </table:table-cell>
          <table:table-cell office:value-type="string" calcext:value-type="string">
            <text:p>6.386646e+02)</text:p>
          </table:table-cell>
          <table:table-cell office:value-type="string" calcext:value-type="string">
            <text:p>(5.561671e+00</text:p>
          </table:table-cell>
          <table:table-cell office:value-type="float" office:value="-6.799393E-021" calcext:value-type="float">
            <text:p>-6.799393E-21</text:p>
          </table:table-cell>
          <table:table-cell office:value-type="string" calcext:value-type="string">
            <text:p>-1.071438e-01))</text:p>
          </table:table-cell>
          <table:table-cell office:value-type="string" calcext:value-type="string">
            <text:p>((-3.193323e+01</text:p>
          </table:table-cell>
          <table:table-cell office:value-type="float" office:value="-187.8634" calcext:value-type="float">
            <text:p>-187.8634</text:p>
          </table:table-cell>
          <table:table-cell office:value-type="string" calcext:value-type="string">
            <text:p>-6.193014e-01)</text:p>
          </table:table-cell>
          <table:table-cell office:value-type="string" calcext:value-type="string">
            <text:p>(5.357190e-03</text:p>
          </table:table-cell>
          <table:table-cell office:value-type="float" office:value="5.497873" calcext:value-type="float">
            <text:p>5.497873</text:p>
          </table:table-cell>
          <table:table-cell office:value-type="string" calcext:value-type="string">
            <text:p>2.780835e-01))</text:p>
          </table:table-cell>
        </table:table-row>
        <table:table-row table:style-name="ro1">
          <table:table-cell office:value-type="float" office:value="0.895556" calcext:value-type="float">
            <text:p>0.895556</text:p>
          </table:table-cell>
          <table:table-cell office:value-type="string" calcext:value-type="string">
            <text:p>((-1.239013e+01</text:p>
          </table:table-cell>
          <table:table-cell office:value-type="float" office:value="-1.860084E-019" calcext:value-type="float">
            <text:p>-1.860084E-19</text:p>
          </table:table-cell>
          <table:table-cell office:value-type="string" calcext:value-type="string">
            <text:p>6.386479e+02)</text:p>
          </table:table-cell>
          <table:table-cell office:value-type="string" calcext:value-type="string">
            <text:p>(5.559920e+00</text:p>
          </table:table-cell>
          <table:table-cell office:value-type="float" office:value="-6.845658E-021" calcext:value-type="float">
            <text:p>-6.845658E-21</text:p>
          </table:table-cell>
          <table:table-cell office:value-type="string" calcext:value-type="string">
            <text:p>-1.070359e-01))</text:p>
          </table:table-cell>
          <table:table-cell office:value-type="string" calcext:value-type="string">
            <text:p>((-3.193240e+01</text:p>
          </table:table-cell>
          <table:table-cell office:value-type="float" office:value="-187.84" calcext:value-type="float">
            <text:p>-187.84</text:p>
          </table:table-cell>
          <table:table-cell office:value-type="string" calcext:value-type="string">
            <text:p>-6.195066e-01)</text:p>
          </table:table-cell>
          <table:table-cell office:value-type="string" calcext:value-type="string">
            <text:p>(5.351796e-03</text:p>
          </table:table-cell>
          <table:table-cell office:value-type="float" office:value="5.495982" calcext:value-type="float">
            <text:p>5.495982</text:p>
          </table:table-cell>
          <table:table-cell office:value-type="string" calcext:value-type="string">
            <text:p>2.779960e-01))</text:p>
          </table:table-cell>
        </table:table-row>
        <table:table-row table:style-name="ro1">
          <table:table-cell office:value-type="float" office:value="0.896111" calcext:value-type="float">
            <text:p>0.896111</text:p>
          </table:table-cell>
          <table:table-cell office:value-type="string" calcext:value-type="string">
            <text:p>((-1.239344e+01</text:p>
          </table:table-cell>
          <table:table-cell office:value-type="float" office:value="-1.409278E-019" calcext:value-type="float">
            <text:p>-1.409278E-19</text:p>
          </table:table-cell>
          <table:table-cell office:value-type="string" calcext:value-type="string">
            <text:p>6.386335e+02)</text:p>
          </table:table-cell>
          <table:table-cell office:value-type="string" calcext:value-type="string">
            <text:p>(5.558185e+00</text:p>
          </table:table-cell>
          <table:table-cell office:value-type="float" office:value="-6.896643E-021" calcext:value-type="float">
            <text:p>-6.896643E-21</text:p>
          </table:table-cell>
          <table:table-cell office:value-type="string" calcext:value-type="string">
            <text:p>-1.069197e-01))</text:p>
          </table:table-cell>
          <table:table-cell office:value-type="string" calcext:value-type="string">
            <text:p>((-3.193167e+01</text:p>
          </table:table-cell>
          <table:table-cell office:value-type="float" office:value="-187.8182" calcext:value-type="float">
            <text:p>-187.8182</text:p>
          </table:table-cell>
          <table:table-cell office:value-type="string" calcext:value-type="string">
            <text:p>-6.196720e-01)</text:p>
          </table:table-cell>
          <table:table-cell office:value-type="string" calcext:value-type="string">
            <text:p>(5.345985e-03</text:p>
          </table:table-cell>
          <table:table-cell office:value-type="float" office:value="5.494103" calcext:value-type="float">
            <text:p>5.494103</text:p>
          </table:table-cell>
          <table:table-cell office:value-type="string" calcext:value-type="string">
            <text:p>2.779092e-01))</text:p>
          </table:table-cell>
        </table:table-row>
        <table:table-row table:style-name="ro1">
          <table:table-cell office:value-type="float" office:value="0.896667" calcext:value-type="float">
            <text:p>0.896667</text:p>
          </table:table-cell>
          <table:table-cell office:value-type="string" calcext:value-type="string">
            <text:p>((-1.239632e+01</text:p>
          </table:table-cell>
          <table:table-cell office:value-type="float" office:value="-9.512419E-020" calcext:value-type="float">
            <text:p>-9.512419E-20</text:p>
          </table:table-cell>
          <table:table-cell office:value-type="string" calcext:value-type="string">
            <text:p>6.386182e+02)</text:p>
          </table:table-cell>
          <table:table-cell office:value-type="string" calcext:value-type="string">
            <text:p>(5.556456e+00</text:p>
          </table:table-cell>
          <table:table-cell office:value-type="float" office:value="-6.949773E-021" calcext:value-type="float">
            <text:p>-6.949773E-21</text:p>
          </table:table-cell>
          <table:table-cell office:value-type="string" calcext:value-type="string">
            <text:p>-1.067595e-01))</text:p>
          </table:table-cell>
          <table:table-cell office:value-type="string" calcext:value-type="string">
            <text:p>((-3.193091e+01</text:p>
          </table:table-cell>
          <table:table-cell office:value-type="float" office:value="-187.7958" calcext:value-type="float">
            <text:p>-187.7958</text:p>
          </table:table-cell>
          <table:table-cell office:value-type="string" calcext:value-type="string">
            <text:p>-6.198158e-01)</text:p>
          </table:table-cell>
          <table:table-cell office:value-type="string" calcext:value-type="string">
            <text:p>(5.337975e-03</text:p>
          </table:table-cell>
          <table:table-cell office:value-type="float" office:value="5.492205" calcext:value-type="float">
            <text:p>5.492205</text:p>
          </table:table-cell>
          <table:table-cell office:value-type="string" calcext:value-type="string">
            <text:p>2.778228e-01))</text:p>
          </table:table-cell>
        </table:table-row>
        <table:table-row table:style-name="ro1">
          <table:table-cell office:value-type="float" office:value="0.897222" calcext:value-type="float">
            <text:p>0.897222</text:p>
          </table:table-cell>
          <table:table-cell office:value-type="string" calcext:value-type="string">
            <text:p>((-1.239876e+01</text:p>
          </table:table-cell>
          <table:table-cell office:value-type="float" office:value="-4.851154E-020" calcext:value-type="float">
            <text:p>-4.851154E-20</text:p>
          </table:table-cell>
          <table:table-cell office:value-type="string" calcext:value-type="string">
            <text:p>6.386035e+02)</text:p>
          </table:table-cell>
          <table:table-cell office:value-type="string" calcext:value-type="string">
            <text:p>(5.554739e+00</text:p>
          </table:table-cell>
          <table:table-cell office:value-type="float" office:value="-7.004333E-021" calcext:value-type="float">
            <text:p>-7.004333E-21</text:p>
          </table:table-cell>
          <table:table-cell office:value-type="string" calcext:value-type="string">
            <text:p>-1.065926e-01))</text:p>
          </table:table-cell>
          <table:table-cell office:value-type="string" calcext:value-type="string">
            <text:p>((-3.193017e+01</text:p>
          </table:table-cell>
          <table:table-cell office:value-type="float" office:value="-187.7735" calcext:value-type="float">
            <text:p>-187.7735</text:p>
          </table:table-cell>
          <table:table-cell office:value-type="string" calcext:value-type="string">
            <text:p>-6.199378e-01)</text:p>
          </table:table-cell>
          <table:table-cell office:value-type="string" calcext:value-type="string">
            <text:p>(5.329628e-03</text:p>
          </table:table-cell>
          <table:table-cell office:value-type="float" office:value="5.490315" calcext:value-type="float">
            <text:p>5.490315</text:p>
          </table:table-cell>
          <table:table-cell office:value-type="string" calcext:value-type="string">
            <text:p>2.777369e-01))</text:p>
          </table:table-cell>
        </table:table-row>
        <table:table-row table:style-name="ro1">
          <table:table-cell office:value-type="float" office:value="0.897778" calcext:value-type="float">
            <text:p>0.897778</text:p>
          </table:table-cell>
          <table:table-cell office:value-type="string" calcext:value-type="string">
            <text:p>((-1.240166e+01</text:p>
          </table:table-cell>
          <table:table-cell office:value-type="float" office:value="-2.010624E-021" calcext:value-type="float">
            <text:p>-2.010624E-21</text:p>
          </table:table-cell>
          <table:table-cell office:value-type="string" calcext:value-type="string">
            <text:p>6.385810e+02)</text:p>
          </table:table-cell>
          <table:table-cell office:value-type="string" calcext:value-type="string">
            <text:p>(5.553035e+00</text:p>
          </table:table-cell>
          <table:table-cell office:value-type="float" office:value="-7.060931E-021" calcext:value-type="float">
            <text:p>-7.060931E-21</text:p>
          </table:table-cell>
          <table:table-cell office:value-type="string" calcext:value-type="string">
            <text:p>-1.064185e-01))</text:p>
          </table:table-cell>
          <table:table-cell office:value-type="string" calcext:value-type="string">
            <text:p>((-3.192905e+01</text:p>
          </table:table-cell>
          <table:table-cell office:value-type="float" office:value="-187.7468" calcext:value-type="float">
            <text:p>-187.7468</text:p>
          </table:table-cell>
          <table:table-cell office:value-type="string" calcext:value-type="string">
            <text:p>-6.200832e-01)</text:p>
          </table:table-cell>
          <table:table-cell office:value-type="string" calcext:value-type="string">
            <text:p>(5.320925e-03</text:p>
          </table:table-cell>
          <table:table-cell office:value-type="float" office:value="5.488434" calcext:value-type="float">
            <text:p>5.488434</text:p>
          </table:table-cell>
          <table:table-cell office:value-type="string" calcext:value-type="string">
            <text:p>2.776517e-01))</text:p>
          </table:table-cell>
        </table:table-row>
        <table:table-row table:style-name="ro1">
          <table:table-cell office:value-type="float" office:value="0.898333" calcext:value-type="float">
            <text:p>0.898333</text:p>
          </table:table-cell>
          <table:table-cell office:value-type="string" calcext:value-type="string">
            <text:p>((-1.240538e+01</text:p>
          </table:table-cell>
          <table:table-cell office:value-type="float" office:value="4.484625E-020" calcext:value-type="float">
            <text:p>4.484625E-20</text:p>
          </table:table-cell>
          <table:table-cell office:value-type="string" calcext:value-type="string">
            <text:p>6.385502e+02)</text:p>
          </table:table-cell>
          <table:table-cell office:value-type="string" calcext:value-type="string">
            <text:p>(5.551347e+00</text:p>
          </table:table-cell>
          <table:table-cell office:value-type="float" office:value="-7.119094E-021" calcext:value-type="float">
            <text:p>-7.119094E-21</text:p>
          </table:table-cell>
          <table:table-cell office:value-type="string" calcext:value-type="string">
            <text:p>-1.062353e-01))</text:p>
          </table:table-cell>
          <table:table-cell office:value-type="string" calcext:value-type="string">
            <text:p>((-3.192751e+01</text:p>
          </table:table-cell>
          <table:table-cell office:value-type="float" office:value="-187.7156" calcext:value-type="float">
            <text:p>-187.7156</text:p>
          </table:table-cell>
          <table:table-cell office:value-type="string" calcext:value-type="string">
            <text:p>-6.202690e-01)</text:p>
          </table:table-cell>
          <table:table-cell office:value-type="string" calcext:value-type="string">
            <text:p>(5.311765e-03</text:p>
          </table:table-cell>
          <table:table-cell office:value-type="float" office:value="5.486565" calcext:value-type="float">
            <text:p>5.486565</text:p>
          </table:table-cell>
          <table:table-cell office:value-type="string" calcext:value-type="string">
            <text:p>2.775674e-01))</text:p>
          </table:table-cell>
        </table:table-row>
        <table:table-row table:style-name="ro1">
          <table:table-cell office:value-type="float" office:value="0.898889" calcext:value-type="float">
            <text:p>0.898889</text:p>
          </table:table-cell>
          <table:table-cell office:value-type="string" calcext:value-type="string">
            <text:p>((-1.240993e+01</text:p>
          </table:table-cell>
          <table:table-cell office:value-type="float" office:value="9.263808E-020" calcext:value-type="float">
            <text:p>9.263808E-20</text:p>
          </table:table-cell>
          <table:table-cell office:value-type="string" calcext:value-type="string">
            <text:p>6.385144e+02)</text:p>
          </table:table-cell>
          <table:table-cell office:value-type="string" calcext:value-type="string">
            <text:p>(5.549678e+00</text:p>
          </table:table-cell>
          <table:table-cell office:value-type="float" office:value="-7.178134E-021" calcext:value-type="float">
            <text:p>-7.178134E-21</text:p>
          </table:table-cell>
          <table:table-cell office:value-type="string" calcext:value-type="string">
            <text:p>-1.060393e-01))</text:p>
          </table:table-cell>
          <table:table-cell office:value-type="string" calcext:value-type="string">
            <text:p>((-3.192572e+01</text:p>
          </table:table-cell>
          <table:table-cell office:value-type="float" office:value="-187.6818" calcext:value-type="float">
            <text:p>-187.6818</text:p>
          </table:table-cell>
          <table:table-cell office:value-type="string" calcext:value-type="string">
            <text:p>-6.204967e-01)</text:p>
          </table:table-cell>
          <table:table-cell office:value-type="string" calcext:value-type="string">
            <text:p>(5.301965e-03</text:p>
          </table:table-cell>
          <table:table-cell office:value-type="float" office:value="5.484709" calcext:value-type="float">
            <text:p>5.484709</text:p>
          </table:table-cell>
          <table:table-cell office:value-type="string" calcext:value-type="string">
            <text:p>2.774839e-01))</text:p>
          </table:table-cell>
        </table:table-row>
        <table:table-row table:style-name="ro1">
          <table:table-cell office:value-type="float" office:value="0.899444" calcext:value-type="float">
            <text:p>0.899444</text:p>
          </table:table-cell>
          <table:table-cell office:value-type="string" calcext:value-type="string">
            <text:p>((-1.241536e+01</text:p>
          </table:table-cell>
          <table:table-cell office:value-type="float" office:value="1.410073E-019" calcext:value-type="float">
            <text:p>1.410073E-19</text:p>
          </table:table-cell>
          <table:table-cell office:value-type="string" calcext:value-type="string">
            <text:p>6.384756e+02)</text:p>
          </table:table-cell>
          <table:table-cell office:value-type="string" calcext:value-type="string">
            <text:p>(5.548029e+00</text:p>
          </table:table-cell>
          <table:table-cell office:value-type="float" office:value="-7.239815E-021" calcext:value-type="float">
            <text:p>-7.239815E-21</text:p>
          </table:table-cell>
          <table:table-cell office:value-type="string" calcext:value-type="string">
            <text:p>-1.058356e-01))</text:p>
          </table:table-cell>
          <table:table-cell office:value-type="string" calcext:value-type="string">
            <text:p>((-3.192378e+01</text:p>
          </table:table-cell>
          <table:table-cell office:value-type="float" office:value="-187.6464" calcext:value-type="float">
            <text:p>-187.6464</text:p>
          </table:table-cell>
          <table:table-cell office:value-type="string" calcext:value-type="string">
            <text:p>-6.207680e-01)</text:p>
          </table:table-cell>
          <table:table-cell office:value-type="string" calcext:value-type="string">
            <text:p>(5.291779e-03</text:p>
          </table:table-cell>
          <table:table-cell office:value-type="float" office:value="5.48287" calcext:value-type="float">
            <text:p>5.48287</text:p>
          </table:table-cell>
          <table:table-cell office:value-type="string" calcext:value-type="string">
            <text:p>2.774015e-01))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string" calcext:value-type="string">
            <text:p>((-1.242147e+01</text:p>
          </table:table-cell>
          <table:table-cell office:value-type="float" office:value="1.895741E-019" calcext:value-type="float">
            <text:p>1.895741E-19</text:p>
          </table:table-cell>
          <table:table-cell office:value-type="string" calcext:value-type="string">
            <text:p>6.384357e+02)</text:p>
          </table:table-cell>
          <table:table-cell office:value-type="string" calcext:value-type="string">
            <text:p>(5.546401e+00</text:p>
          </table:table-cell>
          <table:table-cell office:value-type="float" office:value="-7.306304E-021" calcext:value-type="float">
            <text:p>-7.306304E-21</text:p>
          </table:table-cell>
          <table:table-cell office:value-type="string" calcext:value-type="string">
            <text:p>-1.056279e-01))</text:p>
          </table:table-cell>
          <table:table-cell office:value-type="string" calcext:value-type="string">
            <text:p>((-3.192178e+01</text:p>
          </table:table-cell>
          <table:table-cell office:value-type="float" office:value="-187.6109" calcext:value-type="float">
            <text:p>-187.6109</text:p>
          </table:table-cell>
          <table:table-cell office:value-type="string" calcext:value-type="string">
            <text:p>-6.210736e-01)</text:p>
          </table:table-cell>
          <table:table-cell office:value-type="string" calcext:value-type="string">
            <text:p>(5.281396e-03</text:p>
          </table:table-cell>
          <table:table-cell office:value-type="float" office:value="5.48105" calcext:value-type="float">
            <text:p>5.48105</text:p>
          </table:table-cell>
          <table:table-cell office:value-type="string" calcext:value-type="string">
            <text:p>2.773201e-01))</text:p>
          </table:table-cell>
        </table:table-row>
        <table:table-row table:style-name="ro1">
          <table:table-cell office:value-type="float" office:value="0.900556" calcext:value-type="float">
            <text:p>0.900556</text:p>
          </table:table-cell>
          <table:table-cell office:value-type="string" calcext:value-type="string">
            <text:p>((-1.242805e+01</text:p>
          </table:table-cell>
          <table:table-cell office:value-type="float" office:value="2.381744E-019" calcext:value-type="float">
            <text:p>2.381744E-19</text:p>
          </table:table-cell>
          <table:table-cell office:value-type="string" calcext:value-type="string">
            <text:p>6.383960e+02)</text:p>
          </table:table-cell>
          <table:table-cell office:value-type="string" calcext:value-type="string">
            <text:p>(5.544795e+00</text:p>
          </table:table-cell>
          <table:table-cell office:value-type="float" office:value="-7.378398E-021" calcext:value-type="float">
            <text:p>-7.378398E-21</text:p>
          </table:table-cell>
          <table:table-cell office:value-type="string" calcext:value-type="string">
            <text:p>-1.054164e-01))</text:p>
          </table:table-cell>
          <table:table-cell office:value-type="string" calcext:value-type="string">
            <text:p>((-3.191980e+01</text:p>
          </table:table-cell>
          <table:table-cell office:value-type="float" office:value="-187.5758" calcext:value-type="float">
            <text:p>-187.5758</text:p>
          </table:table-cell>
          <table:table-cell office:value-type="string" calcext:value-type="string">
            <text:p>-6.214027e-01)</text:p>
          </table:table-cell>
          <table:table-cell office:value-type="string" calcext:value-type="string">
            <text:p>(5.270821e-03</text:p>
          </table:table-cell>
          <table:table-cell office:value-type="float" office:value="5.47925" calcext:value-type="float">
            <text:p>5.47925</text:p>
          </table:table-cell>
          <table:table-cell office:value-type="string" calcext:value-type="string">
            <text:p>2.772397e-01))</text:p>
          </table:table-cell>
        </table:table-row>
        <table:table-row table:style-name="ro1">
          <table:table-cell office:value-type="float" office:value="0.901111" calcext:value-type="float">
            <text:p>0.901111</text:p>
          </table:table-cell>
          <table:table-cell office:value-type="string" calcext:value-type="string">
            <text:p>((-1.243488e+01</text:p>
          </table:table-cell>
          <table:table-cell office:value-type="float" office:value="2.867749E-019" calcext:value-type="float">
            <text:p>2.867749E-19</text:p>
          </table:table-cell>
          <table:table-cell office:value-type="string" calcext:value-type="string">
            <text:p>6.383569e+02)</text:p>
          </table:table-cell>
          <table:table-cell office:value-type="string" calcext:value-type="string">
            <text:p>(5.543213e+00</text:p>
          </table:table-cell>
          <table:table-cell office:value-type="float" office:value="-7.457146E-021" calcext:value-type="float">
            <text:p>-7.457146E-21</text:p>
          </table:table-cell>
          <table:table-cell office:value-type="string" calcext:value-type="string">
            <text:p>-1.051995e-01))</text:p>
          </table:table-cell>
          <table:table-cell office:value-type="string" calcext:value-type="string">
            <text:p>((-3.191784e+01</text:p>
          </table:table-cell>
          <table:table-cell office:value-type="float" office:value="-187.5412" calcext:value-type="float">
            <text:p>-187.5412</text:p>
          </table:table-cell>
          <table:table-cell office:value-type="string" calcext:value-type="string">
            <text:p>-6.217438e-01)</text:p>
          </table:table-cell>
          <table:table-cell office:value-type="string" calcext:value-type="string">
            <text:p>(5.259977e-03</text:p>
          </table:table-cell>
          <table:table-cell office:value-type="float" office:value="5.477473" calcext:value-type="float">
            <text:p>5.477473</text:p>
          </table:table-cell>
          <table:table-cell office:value-type="string" calcext:value-type="string">
            <text:p>2.771607e-01))</text:p>
          </table:table-cell>
        </table:table-row>
        <table:table-row table:style-name="ro1">
          <table:table-cell office:value-type="float" office:value="0.901667" calcext:value-type="float">
            <text:p>0.901667</text:p>
          </table:table-cell>
          <table:table-cell office:value-type="string" calcext:value-type="string">
            <text:p>((-1.244169e+01</text:p>
          </table:table-cell>
          <table:table-cell office:value-type="float" office:value="3.353266E-019" calcext:value-type="float">
            <text:p>3.353266E-19</text:p>
          </table:table-cell>
          <table:table-cell office:value-type="string" calcext:value-type="string">
            <text:p>6.383177e+02)</text:p>
          </table:table-cell>
          <table:table-cell office:value-type="string" calcext:value-type="string">
            <text:p>(5.541657e+00</text:p>
          </table:table-cell>
          <table:table-cell office:value-type="float" office:value="-7.542664E-021" calcext:value-type="float">
            <text:p>-7.542664E-21</text:p>
          </table:table-cell>
          <table:table-cell office:value-type="string" calcext:value-type="string">
            <text:p>-1.049796e-01))</text:p>
          </table:table-cell>
          <table:table-cell office:value-type="string" calcext:value-type="string">
            <text:p>((-3.191589e+01</text:p>
          </table:table-cell>
          <table:table-cell office:value-type="float" office:value="-187.5066" calcext:value-type="float">
            <text:p>-187.5066</text:p>
          </table:table-cell>
          <table:table-cell office:value-type="string" calcext:value-type="string">
            <text:p>-6.220843e-01)</text:p>
          </table:table-cell>
          <table:table-cell office:value-type="string" calcext:value-type="string">
            <text:p>(5.248980e-03</text:p>
          </table:table-cell>
          <table:table-cell office:value-type="float" office:value="5.475721" calcext:value-type="float">
            <text:p>5.475721</text:p>
          </table:table-cell>
          <table:table-cell office:value-type="string" calcext:value-type="string">
            <text:p>2.770829e-01))</text:p>
          </table:table-cell>
        </table:table-row>
        <table:table-row table:style-name="ro1">
          <table:table-cell office:value-type="float" office:value="0.902222" calcext:value-type="float">
            <text:p>0.902222</text:p>
          </table:table-cell>
          <table:table-cell office:value-type="string" calcext:value-type="string">
            <text:p>((-1.244832e+01</text:p>
          </table:table-cell>
          <table:table-cell office:value-type="float" office:value="3.839575E-019" calcext:value-type="float">
            <text:p>3.839575E-19</text:p>
          </table:table-cell>
          <table:table-cell office:value-type="string" calcext:value-type="string">
            <text:p>6.382783e+02)</text:p>
          </table:table-cell>
          <table:table-cell office:value-type="string" calcext:value-type="string">
            <text:p>(5.540121e+00</text:p>
          </table:table-cell>
          <table:table-cell office:value-type="float" office:value="-7.628281E-021" calcext:value-type="float">
            <text:p>-7.628281E-21</text:p>
          </table:table-cell>
          <table:table-cell office:value-type="string" calcext:value-type="string">
            <text:p>-1.047724e-01))</text:p>
          </table:table-cell>
          <table:table-cell office:value-type="string" calcext:value-type="string">
            <text:p>((-3.191392e+01</text:p>
          </table:table-cell>
          <table:table-cell office:value-type="float" office:value="-187.4719" calcext:value-type="float">
            <text:p>-187.4719</text:p>
          </table:table-cell>
          <table:table-cell office:value-type="string" calcext:value-type="string">
            <text:p>-6.224158e-01)</text:p>
          </table:table-cell>
          <table:table-cell office:value-type="string" calcext:value-type="string">
            <text:p>(5.238621e-03</text:p>
          </table:table-cell>
          <table:table-cell office:value-type="float" office:value="5.473989" calcext:value-type="float">
            <text:p>5.473989</text:p>
          </table:table-cell>
          <table:table-cell office:value-type="string" calcext:value-type="string">
            <text:p>2.770061e-01))</text:p>
          </table:table-cell>
        </table:table-row>
        <table:table-row table:style-name="ro1">
          <table:table-cell office:value-type="float" office:value="0.902778" calcext:value-type="float">
            <text:p>0.902778</text:p>
          </table:table-cell>
          <table:table-cell office:value-type="string" calcext:value-type="string">
            <text:p>((-1.245470e+01</text:p>
          </table:table-cell>
          <table:table-cell office:value-type="float" office:value="4.325841E-019" calcext:value-type="float">
            <text:p>4.325841E-19</text:p>
          </table:table-cell>
          <table:table-cell office:value-type="string" calcext:value-type="string">
            <text:p>6.382388e+02)</text:p>
          </table:table-cell>
          <table:table-cell office:value-type="string" calcext:value-type="string">
            <text:p>(5.538610e+00</text:p>
          </table:table-cell>
          <table:table-cell office:value-type="float" office:value="-7.725382E-021" calcext:value-type="float">
            <text:p>-7.725382E-21</text:p>
          </table:table-cell>
          <table:table-cell office:value-type="string" calcext:value-type="string">
            <text:p>-1.045626e-01))</text:p>
          </table:table-cell>
          <table:table-cell office:value-type="string" calcext:value-type="string">
            <text:p>((-3.191194e+01</text:p>
          </table:table-cell>
          <table:table-cell office:value-type="float" office:value="-187.437" calcext:value-type="float">
            <text:p>-187.437</text:p>
          </table:table-cell>
          <table:table-cell office:value-type="string" calcext:value-type="string">
            <text:p>-6.227351e-01)</text:p>
          </table:table-cell>
          <table:table-cell office:value-type="string" calcext:value-type="string">
            <text:p>(5.228130e-03</text:p>
          </table:table-cell>
          <table:table-cell office:value-type="float" office:value="5.472281" calcext:value-type="float">
            <text:p>5.472281</text:p>
          </table:table-cell>
          <table:table-cell office:value-type="string" calcext:value-type="string">
            <text:p>2.769305e-01))</text:p>
          </table:table-cell>
        </table:table-row>
        <table:table-row table:style-name="ro1">
          <table:table-cell office:value-type="float" office:value="0.903333" calcext:value-type="float">
            <text:p>0.903333</text:p>
          </table:table-cell>
          <table:table-cell office:value-type="string" calcext:value-type="string">
            <text:p>((-1.246096e+01</text:p>
          </table:table-cell>
          <table:table-cell office:value-type="float" office:value="4.808451E-019" calcext:value-type="float">
            <text:p>4.808451E-19</text:p>
          </table:table-cell>
          <table:table-cell office:value-type="string" calcext:value-type="string">
            <text:p>6.381982e+02)</text:p>
          </table:table-cell>
          <table:table-cell office:value-type="string" calcext:value-type="string">
            <text:p>(5.537124e+00</text:p>
          </table:table-cell>
          <table:table-cell office:value-type="float" office:value="-7.837463E-021" calcext:value-type="float">
            <text:p>-7.837463E-21</text:p>
          </table:table-cell>
          <table:table-cell office:value-type="string" calcext:value-type="string">
            <text:p>-1.043523e-01))</text:p>
          </table:table-cell>
          <table:table-cell office:value-type="string" calcext:value-type="string">
            <text:p>((-3.190991e+01</text:p>
          </table:table-cell>
          <table:table-cell office:value-type="float" office:value="-187.4015" calcext:value-type="float">
            <text:p>-187.4015</text:p>
          </table:table-cell>
          <table:table-cell office:value-type="string" calcext:value-type="string">
            <text:p>-6.230479e-01)</text:p>
          </table:table-cell>
          <table:table-cell office:value-type="string" calcext:value-type="string">
            <text:p>(5.217613e-03</text:p>
          </table:table-cell>
          <table:table-cell office:value-type="float" office:value="5.470598" calcext:value-type="float">
            <text:p>5.470598</text:p>
          </table:table-cell>
          <table:table-cell office:value-type="string" calcext:value-type="string">
            <text:p>2.768562e-01))</text:p>
          </table:table-cell>
        </table:table-row>
        <table:table-row table:style-name="ro1">
          <table:table-cell office:value-type="float" office:value="0.903889" calcext:value-type="float">
            <text:p>0.903889</text:p>
          </table:table-cell>
          <table:table-cell office:value-type="string" calcext:value-type="string">
            <text:p>((-1.246733e+01</text:p>
          </table:table-cell>
          <table:table-cell office:value-type="float" office:value="5.28992E-019" calcext:value-type="float">
            <text:p>5.28992E-19</text:p>
          </table:table-cell>
          <table:table-cell office:value-type="string" calcext:value-type="string">
            <text:p>6.381560e+02)</text:p>
          </table:table-cell>
          <table:table-cell office:value-type="string" calcext:value-type="string">
            <text:p>(5.535664e+00</text:p>
          </table:table-cell>
          <table:table-cell office:value-type="float" office:value="-7.931323E-021" calcext:value-type="float">
            <text:p>-7.931323E-21</text:p>
          </table:table-cell>
          <table:table-cell office:value-type="string" calcext:value-type="string">
            <text:p>-1.041428e-01))</text:p>
          </table:table-cell>
          <table:table-cell office:value-type="string" calcext:value-type="string">
            <text:p>((-3.190780e+01</text:p>
          </table:table-cell>
          <table:table-cell office:value-type="float" office:value="-187.3649" calcext:value-type="float">
            <text:p>-187.3649</text:p>
          </table:table-cell>
          <table:table-cell office:value-type="string" calcext:value-type="string">
            <text:p>-6.233665e-01)</text:p>
          </table:table-cell>
          <table:table-cell office:value-type="string" calcext:value-type="string">
            <text:p>(5.207140e-03</text:p>
          </table:table-cell>
          <table:table-cell office:value-type="float" office:value="5.468941" calcext:value-type="float">
            <text:p>5.468941</text:p>
          </table:table-cell>
          <table:table-cell office:value-type="string" calcext:value-type="string">
            <text:p>2.767832e-01))</text:p>
          </table:table-cell>
        </table:table-row>
        <table:table-row table:style-name="ro1">
          <table:table-cell office:value-type="float" office:value="0.904444" calcext:value-type="float">
            <text:p>0.904444</text:p>
          </table:table-cell>
          <table:table-cell office:value-type="string" calcext:value-type="string">
            <text:p>((-1.247403e+01</text:p>
          </table:table-cell>
          <table:table-cell office:value-type="float" office:value="5.771116E-019" calcext:value-type="float">
            <text:p>5.771116E-19</text:p>
          </table:table-cell>
          <table:table-cell office:value-type="string" calcext:value-type="string">
            <text:p>6.381109e+02)</text:p>
          </table:table-cell>
          <table:table-cell office:value-type="string" calcext:value-type="string">
            <text:p>(5.534229e+00</text:p>
          </table:table-cell>
          <table:table-cell office:value-type="float" office:value="-7.976364E-021" calcext:value-type="float">
            <text:p>-7.976364E-21</text:p>
          </table:table-cell>
          <table:table-cell office:value-type="string" calcext:value-type="string">
            <text:p>-1.039318e-01))</text:p>
          </table:table-cell>
          <table:table-cell office:value-type="string" calcext:value-type="string">
            <text:p>((-3.190555e+01</text:p>
          </table:table-cell>
          <table:table-cell office:value-type="float" office:value="-187.3265" calcext:value-type="float">
            <text:p>-187.3265</text:p>
          </table:table-cell>
          <table:table-cell office:value-type="string" calcext:value-type="string">
            <text:p>-6.237016e-01)</text:p>
          </table:table-cell>
          <table:table-cell office:value-type="string" calcext:value-type="string">
            <text:p>(5.196591e-03</text:p>
          </table:table-cell>
          <table:table-cell office:value-type="float" office:value="5.467309" calcext:value-type="float">
            <text:p>5.467309</text:p>
          </table:table-cell>
          <table:table-cell office:value-type="string" calcext:value-type="string">
            <text:p>2.767115e-01))</text:p>
          </table:table-cell>
        </table:table-row>
        <table:table-row table:style-name="ro1">
          <table:table-cell office:value-type="float" office:value="0.905" calcext:value-type="float">
            <text:p>0.905</text:p>
          </table:table-cell>
          <table:table-cell office:value-type="string" calcext:value-type="string">
            <text:p>((-1.248123e+01</text:p>
          </table:table-cell>
          <table:table-cell office:value-type="float" office:value="6.256077E-019" calcext:value-type="float">
            <text:p>6.256077E-19</text:p>
          </table:table-cell>
          <table:table-cell office:value-type="string" calcext:value-type="string">
            <text:p>6.380614e+02)</text:p>
          </table:table-cell>
          <table:table-cell office:value-type="string" calcext:value-type="string">
            <text:p>(5.532818e+00</text:p>
          </table:table-cell>
          <table:table-cell office:value-type="float" office:value="-8.015666E-021" calcext:value-type="float">
            <text:p>-8.015666E-21</text:p>
          </table:table-cell>
          <table:table-cell office:value-type="string" calcext:value-type="string">
            <text:p>-1.037174e-01))</text:p>
          </table:table-cell>
          <table:table-cell office:value-type="string" calcext:value-type="string">
            <text:p>((-3.190307e+01</text:p>
          </table:table-cell>
          <table:table-cell office:value-type="float" office:value="-187.286" calcext:value-type="float">
            <text:p>-187.286</text:p>
          </table:table-cell>
          <table:table-cell office:value-type="string" calcext:value-type="string">
            <text:p>-6.240614e-01)</text:p>
          </table:table-cell>
          <table:table-cell office:value-type="string" calcext:value-type="string">
            <text:p>(5.185871e-03</text:p>
          </table:table-cell>
          <table:table-cell office:value-type="float" office:value="5.4657" calcext:value-type="float">
            <text:p>5.4657</text:p>
          </table:table-cell>
          <table:table-cell office:value-type="string" calcext:value-type="string">
            <text:p>2.766409e-01))</text:p>
          </table:table-cell>
        </table:table-row>
        <table:table-row table:style-name="ro1">
          <table:table-cell office:value-type="float" office:value="0.905556" calcext:value-type="float">
            <text:p>0.905556</text:p>
          </table:table-cell>
          <table:table-cell office:value-type="string" calcext:value-type="string">
            <text:p>((-1.248866e+01</text:p>
          </table:table-cell>
          <table:table-cell office:value-type="float" office:value="6.727199E-019" calcext:value-type="float">
            <text:p>6.727199E-19</text:p>
          </table:table-cell>
          <table:table-cell office:value-type="string" calcext:value-type="string">
            <text:p>6.380121e+02)</text:p>
          </table:table-cell>
          <table:table-cell office:value-type="string" calcext:value-type="string">
            <text:p>(5.531424e+00</text:p>
          </table:table-cell>
          <table:table-cell office:value-type="float" office:value="-8.042819E-021" calcext:value-type="float">
            <text:p>-8.042819E-21</text:p>
          </table:table-cell>
          <table:table-cell office:value-type="string" calcext:value-type="string">
            <text:p>-1.035121e-01))</text:p>
          </table:table-cell>
          <table:table-cell office:value-type="string" calcext:value-type="string">
            <text:p>((-3.190060e+01</text:p>
          </table:table-cell>
          <table:table-cell office:value-type="float" office:value="-187.2458" calcext:value-type="float">
            <text:p>-187.2458</text:p>
          </table:table-cell>
          <table:table-cell office:value-type="string" calcext:value-type="string">
            <text:p>-6.244328e-01)</text:p>
          </table:table-cell>
          <table:table-cell office:value-type="string" calcext:value-type="string">
            <text:p>(5.175604e-03</text:p>
          </table:table-cell>
          <table:table-cell office:value-type="float" office:value="5.464109" calcext:value-type="float">
            <text:p>5.464109</text:p>
          </table:table-cell>
          <table:table-cell office:value-type="string" calcext:value-type="string">
            <text:p>2.765712e-01))</text:p>
          </table:table-cell>
        </table:table-row>
        <table:table-row table:style-name="ro1">
          <table:table-cell office:value-type="float" office:value="0.906111" calcext:value-type="float">
            <text:p>0.906111</text:p>
          </table:table-cell>
          <table:table-cell office:value-type="string" calcext:value-type="string">
            <text:p>((-1.249680e+01</text:p>
          </table:table-cell>
          <table:table-cell office:value-type="float" office:value="7.184622E-019" calcext:value-type="float">
            <text:p>7.184622E-19</text:p>
          </table:table-cell>
          <table:table-cell office:value-type="string" calcext:value-type="string">
            <text:p>6.379472e+02)</text:p>
          </table:table-cell>
          <table:table-cell office:value-type="string" calcext:value-type="string">
            <text:p>(5.530020e+00</text:p>
          </table:table-cell>
          <table:table-cell office:value-type="float" office:value="-8.078233E-021" calcext:value-type="float">
            <text:p>-8.078233E-21</text:p>
          </table:table-cell>
          <table:table-cell office:value-type="string" calcext:value-type="string">
            <text:p>-1.033594e-01))</text:p>
          </table:table-cell>
          <table:table-cell office:value-type="string" calcext:value-type="string">
            <text:p>((-3.189736e+01</text:p>
          </table:table-cell>
          <table:table-cell office:value-type="float" office:value="-187.1999" calcext:value-type="float">
            <text:p>-187.1999</text:p>
          </table:table-cell>
          <table:table-cell office:value-type="string" calcext:value-type="string">
            <text:p>-6.248402e-01)</text:p>
          </table:table-cell>
          <table:table-cell office:value-type="string" calcext:value-type="string">
            <text:p>(5.167968e-03</text:p>
          </table:table-cell>
          <table:table-cell office:value-type="float" office:value="5.46253" calcext:value-type="float">
            <text:p>5.46253</text:p>
          </table:table-cell>
          <table:table-cell office:value-type="string" calcext:value-type="string">
            <text:p>2.765010e-01))</text:p>
          </table:table-cell>
        </table:table-row>
        <table:table-row table:style-name="ro1">
          <table:table-cell office:value-type="float" office:value="0.906667" calcext:value-type="float">
            <text:p>0.906667</text:p>
          </table:table-cell>
          <table:table-cell office:value-type="string" calcext:value-type="string">
            <text:p>((-1.251724e+01</text:p>
          </table:table-cell>
          <table:table-cell office:value-type="float" office:value="7.648988E-019" calcext:value-type="float">
            <text:p>7.648988E-19</text:p>
          </table:table-cell>
          <table:table-cell office:value-type="string" calcext:value-type="string">
            <text:p>6.376239e+02)</text:p>
          </table:table-cell>
          <table:table-cell office:value-type="string" calcext:value-type="string">
            <text:p>(5.528713e+00</text:p>
          </table:table-cell>
          <table:table-cell office:value-type="float" office:value="-8.06031E-021" calcext:value-type="float">
            <text:p>-8.06031E-21</text:p>
          </table:table-cell>
          <table:table-cell office:value-type="string" calcext:value-type="string">
            <text:p>-1.030279e-01))</text:p>
          </table:table-cell>
          <table:table-cell office:value-type="string" calcext:value-type="string">
            <text:p>((-3.188120e+01</text:p>
          </table:table-cell>
          <table:table-cell office:value-type="float" office:value="-187.0554" calcext:value-type="float">
            <text:p>-187.0554</text:p>
          </table:table-cell>
          <table:table-cell office:value-type="string" calcext:value-type="string">
            <text:p>-6.258620e-01)</text:p>
          </table:table-cell>
          <table:table-cell office:value-type="string" calcext:value-type="string">
            <text:p>(5.151394e-03</text:p>
          </table:table-cell>
          <table:table-cell office:value-type="float" office:value="5.460978" calcext:value-type="float">
            <text:p>5.460978</text:p>
          </table:table-cell>
          <table:table-cell office:value-type="string" calcext:value-type="string">
            <text:p>2.764357e-01))</text:p>
          </table:table-cell>
        </table:table-row>
        <table:table-row table:style-name="ro1">
          <table:table-cell office:value-type="float" office:value="0.907222" calcext:value-type="float">
            <text:p>0.907222</text:p>
          </table:table-cell>
          <table:table-cell office:value-type="string" calcext:value-type="string">
            <text:p>((-1.251841e+01</text:p>
          </table:table-cell>
          <table:table-cell office:value-type="float" office:value="8.11434E-019" calcext:value-type="float">
            <text:p>8.11434E-19</text:p>
          </table:table-cell>
          <table:table-cell office:value-type="string" calcext:value-type="string">
            <text:p>6.377273e+02)</text:p>
          </table:table-cell>
          <table:table-cell office:value-type="string" calcext:value-type="string">
            <text:p>(5.527408e+00</text:p>
          </table:table-cell>
          <table:table-cell office:value-type="float" office:value="-8.065207E-021" calcext:value-type="float">
            <text:p>-8.065207E-21</text:p>
          </table:table-cell>
          <table:table-cell office:value-type="string" calcext:value-type="string">
            <text:p>-1.028140e-01))</text:p>
          </table:table-cell>
          <table:table-cell office:value-type="string" calcext:value-type="string">
            <text:p>((-3.188636e+01</text:p>
          </table:table-cell>
          <table:table-cell office:value-type="float" office:value="-187.0734" calcext:value-type="float">
            <text:p>-187.0734</text:p>
          </table:table-cell>
          <table:table-cell office:value-type="string" calcext:value-type="string">
            <text:p>-6.259205e-01)</text:p>
          </table:table-cell>
          <table:table-cell office:value-type="string" calcext:value-type="string">
            <text:p>(5.140699e-03</text:p>
          </table:table-cell>
          <table:table-cell office:value-type="float" office:value="5.459479" calcext:value-type="float">
            <text:p>5.459479</text:p>
          </table:table-cell>
          <table:table-cell office:value-type="string" calcext:value-type="string">
            <text:p>2.763704e-01))</text:p>
          </table:table-cell>
        </table:table-row>
        <table:table-row table:style-name="ro1">
          <table:table-cell office:value-type="float" office:value="0.907778" calcext:value-type="float">
            <text:p>0.907778</text:p>
          </table:table-cell>
          <table:table-cell office:value-type="string" calcext:value-type="string">
            <text:p>((-1.252356e+01</text:p>
          </table:table-cell>
          <table:table-cell office:value-type="float" office:value="8.573336E-019" calcext:value-type="float">
            <text:p>8.573336E-19</text:p>
          </table:table-cell>
          <table:table-cell office:value-type="string" calcext:value-type="string">
            <text:p>6.377412e+02)</text:p>
          </table:table-cell>
          <table:table-cell office:value-type="string" calcext:value-type="string">
            <text:p>(5.526099e+00</text:p>
          </table:table-cell>
          <table:table-cell office:value-type="float" office:value="-8.066339E-021" calcext:value-type="float">
            <text:p>-8.066339E-21</text:p>
          </table:table-cell>
          <table:table-cell office:value-type="string" calcext:value-type="string">
            <text:p>-1.026215e-01))</text:p>
          </table:table-cell>
          <table:table-cell office:value-type="string" calcext:value-type="string">
            <text:p>((-3.188706e+01</text:p>
          </table:table-cell>
          <table:table-cell office:value-type="float" office:value="-187.0587" calcext:value-type="float">
            <text:p>-187.0587</text:p>
          </table:table-cell>
          <table:table-cell office:value-type="string" calcext:value-type="string">
            <text:p>-6.261782e-01)</text:p>
          </table:table-cell>
          <table:table-cell office:value-type="string" calcext:value-type="string">
            <text:p>(5.131076e-03</text:p>
          </table:table-cell>
          <table:table-cell office:value-type="float" office:value="5.457986" calcext:value-type="float">
            <text:p>5.457986</text:p>
          </table:table-cell>
          <table:table-cell office:value-type="string" calcext:value-type="string">
            <text:p>2.763050e-01))</text:p>
          </table:table-cell>
        </table:table-row>
        <table:table-row table:style-name="ro1">
          <table:table-cell office:value-type="float" office:value="0.908333" calcext:value-type="float">
            <text:p>0.908333</text:p>
          </table:table-cell>
          <table:table-cell office:value-type="string" calcext:value-type="string">
            <text:p>((-1.253015e+01</text:p>
          </table:table-cell>
          <table:table-cell office:value-type="float" office:value="9.027162E-019" calcext:value-type="float">
            <text:p>9.027162E-19</text:p>
          </table:table-cell>
          <table:table-cell office:value-type="string" calcext:value-type="string">
            <text:p>6.377153e+02)</text:p>
          </table:table-cell>
          <table:table-cell office:value-type="string" calcext:value-type="string">
            <text:p>(5.524780e+00</text:p>
          </table:table-cell>
          <table:table-cell office:value-type="float" office:value="-8.056235E-021" calcext:value-type="float">
            <text:p>-8.056235E-21</text:p>
          </table:table-cell>
          <table:table-cell office:value-type="string" calcext:value-type="string">
            <text:p>-1.024286e-01))</text:p>
          </table:table-cell>
          <table:table-cell office:value-type="string" calcext:value-type="string">
            <text:p>((-3.188576e+01</text:p>
          </table:table-cell>
          <table:table-cell office:value-type="float" office:value="-187.0301" calcext:value-type="float">
            <text:p>-187.0301</text:p>
          </table:table-cell>
          <table:table-cell office:value-type="string" calcext:value-type="string">
            <text:p>-6.265074e-01)</text:p>
          </table:table-cell>
          <table:table-cell office:value-type="string" calcext:value-type="string">
            <text:p>(5.121431e-03</text:p>
          </table:table-cell>
          <table:table-cell office:value-type="float" office:value="5.456484" calcext:value-type="float">
            <text:p>5.456484</text:p>
          </table:table-cell>
          <table:table-cell office:value-type="string" calcext:value-type="string">
            <text:p>2.762390e-01))</text:p>
          </table:table-cell>
        </table:table-row>
        <table:table-row table:style-name="ro1">
          <table:table-cell office:value-type="float" office:value="0.908889" calcext:value-type="float">
            <text:p>0.908889</text:p>
          </table:table-cell>
          <table:table-cell office:value-type="string" calcext:value-type="string">
            <text:p>((-1.253648e+01</text:p>
          </table:table-cell>
          <table:table-cell office:value-type="float" office:value="9.47218E-019" calcext:value-type="float">
            <text:p>9.47218E-19</text:p>
          </table:table-cell>
          <table:table-cell office:value-type="string" calcext:value-type="string">
            <text:p>6.376830e+02)</text:p>
          </table:table-cell>
          <table:table-cell office:value-type="string" calcext:value-type="string">
            <text:p>(5.523443e+00</text:p>
          </table:table-cell>
          <table:table-cell office:value-type="float" office:value="-8.031509E-021" calcext:value-type="float">
            <text:p>-8.031509E-21</text:p>
          </table:table-cell>
          <table:table-cell office:value-type="string" calcext:value-type="string">
            <text:p>-1.022316e-01))</text:p>
          </table:table-cell>
          <table:table-cell office:value-type="string" calcext:value-type="string">
            <text:p>((-3.188415e+01</text:p>
          </table:table-cell>
          <table:table-cell office:value-type="float" office:value="-186.9996" calcext:value-type="float">
            <text:p>-186.9996</text:p>
          </table:table-cell>
          <table:table-cell office:value-type="string" calcext:value-type="string">
            <text:p>-6.268240e-01)</text:p>
          </table:table-cell>
          <table:table-cell office:value-type="string" calcext:value-type="string">
            <text:p>(5.111579e-03</text:p>
          </table:table-cell>
          <table:table-cell office:value-type="float" office:value="5.454961" calcext:value-type="float">
            <text:p>5.454961</text:p>
          </table:table-cell>
          <table:table-cell office:value-type="string" calcext:value-type="string">
            <text:p>2.761721e-01))</text:p>
          </table:table-cell>
        </table:table-row>
        <table:table-row table:style-name="ro1">
          <table:table-cell office:value-type="float" office:value="0.909444" calcext:value-type="float">
            <text:p>0.909444</text:p>
          </table:table-cell>
          <table:table-cell office:value-type="string" calcext:value-type="string">
            <text:p>((-1.254234e+01</text:p>
          </table:table-cell>
          <table:table-cell office:value-type="float" office:value="9.910799E-019" calcext:value-type="float">
            <text:p>9.910799E-19</text:p>
          </table:table-cell>
          <table:table-cell office:value-type="string" calcext:value-type="string">
            <text:p>6.376504e+02)</text:p>
          </table:table-cell>
          <table:table-cell office:value-type="string" calcext:value-type="string">
            <text:p>(5.522078e+00</text:p>
          </table:table-cell>
          <table:table-cell office:value-type="float" office:value="-7.994477E-021" calcext:value-type="float">
            <text:p>-7.994477E-21</text:p>
          </table:table-cell>
          <table:table-cell office:value-type="string" calcext:value-type="string">
            <text:p>-1.020307e-01))</text:p>
          </table:table-cell>
          <table:table-cell office:value-type="string" calcext:value-type="string">
            <text:p>((-3.188252e+01</text:p>
          </table:table-cell>
          <table:table-cell office:value-type="float" office:value="-186.9691" calcext:value-type="float">
            <text:p>-186.9691</text:p>
          </table:table-cell>
          <table:table-cell office:value-type="string" calcext:value-type="string">
            <text:p>-6.271171e-01)</text:p>
          </table:table-cell>
          <table:table-cell office:value-type="string" calcext:value-type="string">
            <text:p>(5.101536e-03</text:p>
          </table:table-cell>
          <table:table-cell office:value-type="float" office:value="5.45341" calcext:value-type="float">
            <text:p>5.45341</text:p>
          </table:table-cell>
          <table:table-cell office:value-type="string" calcext:value-type="string">
            <text:p>2.761039e-01))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string" calcext:value-type="string">
            <text:p>((-1.254804e+01</text:p>
          </table:table-cell>
          <table:table-cell office:value-type="float" office:value="1.035077E-018" calcext:value-type="float">
            <text:p>1.035077E-18</text:p>
          </table:table-cell>
          <table:table-cell office:value-type="string" calcext:value-type="string">
            <text:p>6.376155e+02)</text:p>
          </table:table-cell>
          <table:table-cell office:value-type="string" calcext:value-type="string">
            <text:p>(5.520680e+00</text:p>
          </table:table-cell>
          <table:table-cell office:value-type="float" office:value="-7.881408E-021" calcext:value-type="float">
            <text:p>-7.881408E-21</text:p>
          </table:table-cell>
          <table:table-cell office:value-type="string" calcext:value-type="string">
            <text:p>-1.018252e-01))</text:p>
          </table:table-cell>
          <table:table-cell office:value-type="string" calcext:value-type="string">
            <text:p>((-3.188077e+01</text:p>
          </table:table-cell>
          <table:table-cell office:value-type="float" office:value="-186.9372" calcext:value-type="float">
            <text:p>-186.9372</text:p>
          </table:table-cell>
          <table:table-cell office:value-type="string" calcext:value-type="string">
            <text:p>-6.274020e-01)</text:p>
          </table:table-cell>
          <table:table-cell office:value-type="string" calcext:value-type="string">
            <text:p>(5.091260e-03</text:p>
          </table:table-cell>
          <table:table-cell office:value-type="float" office:value="5.451822" calcext:value-type="float">
            <text:p>5.451822</text:p>
          </table:table-cell>
          <table:table-cell office:value-type="string" calcext:value-type="string">
            <text:p>2.760340e-01))</text:p>
          </table:table-cell>
        </table:table-row>
        <table:table-row table:style-name="ro1">
          <table:table-cell office:value-type="float" office:value="0.910556" calcext:value-type="float">
            <text:p>0.910556</text:p>
          </table:table-cell>
          <table:table-cell office:value-type="string" calcext:value-type="string">
            <text:p>((-1.255377e+01</text:p>
          </table:table-cell>
          <table:table-cell office:value-type="float" office:value="1.079208E-018" calcext:value-type="float">
            <text:p>1.079208E-18</text:p>
          </table:table-cell>
          <table:table-cell office:value-type="string" calcext:value-type="string">
            <text:p>6.375777e+02)</text:p>
          </table:table-cell>
          <table:table-cell office:value-type="string" calcext:value-type="string">
            <text:p>(5.519247e+00</text:p>
          </table:table-cell>
          <table:table-cell office:value-type="float" office:value="-7.729152E-021" calcext:value-type="float">
            <text:p>-7.729152E-21</text:p>
          </table:table-cell>
          <table:table-cell office:value-type="string" calcext:value-type="string">
            <text:p>-1.016142e-01))</text:p>
          </table:table-cell>
          <table:table-cell office:value-type="string" calcext:value-type="string">
            <text:p>((-3.187889e+01</text:p>
          </table:table-cell>
          <table:table-cell office:value-type="float" office:value="-186.9037" calcext:value-type="float">
            <text:p>-186.9037</text:p>
          </table:table-cell>
          <table:table-cell office:value-type="string" calcext:value-type="string">
            <text:p>-6.276883e-01)</text:p>
          </table:table-cell>
          <table:table-cell office:value-type="string" calcext:value-type="string">
            <text:p>(5.080709e-03</text:p>
          </table:table-cell>
          <table:table-cell office:value-type="float" office:value="5.450197" calcext:value-type="float">
            <text:p>5.450197</text:p>
          </table:table-cell>
          <table:table-cell office:value-type="string" calcext:value-type="string">
            <text:p>2.759623e-01))</text:p>
          </table:table-cell>
        </table:table-row>
        <table:table-row table:style-name="ro1">
          <table:table-cell office:value-type="float" office:value="0.911111" calcext:value-type="float">
            <text:p>0.911111</text:p>
          </table:table-cell>
          <table:table-cell office:value-type="string" calcext:value-type="string">
            <text:p>((-1.255959e+01</text:p>
          </table:table-cell>
          <table:table-cell office:value-type="float" office:value="1.123096E-018" calcext:value-type="float">
            <text:p>1.123096E-18</text:p>
          </table:table-cell>
          <table:table-cell office:value-type="string" calcext:value-type="string">
            <text:p>6.375381e+02)</text:p>
          </table:table-cell>
          <table:table-cell office:value-type="string" calcext:value-type="string">
            <text:p>(5.517781e+00</text:p>
          </table:table-cell>
          <table:table-cell office:value-type="float" office:value="-7.578948E-021" calcext:value-type="float">
            <text:p>-7.578948E-21</text:p>
          </table:table-cell>
          <table:table-cell office:value-type="string" calcext:value-type="string">
            <text:p>-1.014004e-01))</text:p>
          </table:table-cell>
          <table:table-cell office:value-type="string" calcext:value-type="string">
            <text:p>((-3.187691e+01</text:p>
          </table:table-cell>
          <table:table-cell office:value-type="float" office:value="-186.8696" calcext:value-type="float">
            <text:p>-186.8696</text:p>
          </table:table-cell>
          <table:table-cell office:value-type="string" calcext:value-type="string">
            <text:p>-6.279794e-01)</text:p>
          </table:table-cell>
          <table:table-cell office:value-type="string" calcext:value-type="string">
            <text:p>(5.070018e-03</text:p>
          </table:table-cell>
          <table:table-cell office:value-type="float" office:value="5.448539" calcext:value-type="float">
            <text:p>5.448539</text:p>
          </table:table-cell>
          <table:table-cell office:value-type="string" calcext:value-type="string">
            <text:p>2.758891e-01))</text:p>
          </table:table-cell>
        </table:table-row>
        <table:table-row table:style-name="ro1">
          <table:table-cell office:value-type="float" office:value="0.911667" calcext:value-type="float">
            <text:p>0.911667</text:p>
          </table:table-cell>
          <table:table-cell office:value-type="string" calcext:value-type="string">
            <text:p>((-1.256553e+01</text:p>
          </table:table-cell>
          <table:table-cell office:value-type="float" office:value="1.166557E-018" calcext:value-type="float">
            <text:p>1.166557E-18</text:p>
          </table:table-cell>
          <table:table-cell office:value-type="string" calcext:value-type="string">
            <text:p>6.374975e+02)</text:p>
          </table:table-cell>
          <table:table-cell office:value-type="string" calcext:value-type="string">
            <text:p>(5.516323e+00</text:p>
          </table:table-cell>
          <table:table-cell office:value-type="float" office:value="-7.460918E-021" calcext:value-type="float">
            <text:p>-7.460918E-21</text:p>
          </table:table-cell>
          <table:table-cell office:value-type="string" calcext:value-type="string">
            <text:p>-1.011853e-01))</text:p>
          </table:table-cell>
          <table:table-cell office:value-type="string" calcext:value-type="string">
            <text:p>((-3.187487e+01</text:p>
          </table:table-cell>
          <table:table-cell office:value-type="float" office:value="-186.8356" calcext:value-type="float">
            <text:p>-186.8356</text:p>
          </table:table-cell>
          <table:table-cell office:value-type="string" calcext:value-type="string">
            <text:p>-6.282766e-01)</text:p>
          </table:table-cell>
          <table:table-cell office:value-type="string" calcext:value-type="string">
            <text:p>(5.059266e-03</text:p>
          </table:table-cell>
          <table:table-cell office:value-type="float" office:value="5.44689" calcext:value-type="float">
            <text:p>5.44689</text:p>
          </table:table-cell>
          <table:table-cell office:value-type="string" calcext:value-type="string">
            <text:p>2.758161e-01))</text:p>
          </table:table-cell>
        </table:table-row>
        <table:table-row table:style-name="ro1">
          <table:table-cell office:value-type="float" office:value="0.912222" calcext:value-type="float">
            <text:p>0.912222</text:p>
          </table:table-cell>
          <table:table-cell office:value-type="string" calcext:value-type="string">
            <text:p>((-1.257156e+01</text:p>
          </table:table-cell>
          <table:table-cell office:value-type="float" office:value="1.209432E-018" calcext:value-type="float">
            <text:p>1.209432E-18</text:p>
          </table:table-cell>
          <table:table-cell office:value-type="string" calcext:value-type="string">
            <text:p>6.374567e+02)</text:p>
          </table:table-cell>
          <table:table-cell office:value-type="string" calcext:value-type="string">
            <text:p>(5.514828e+00</text:p>
          </table:table-cell>
          <table:table-cell office:value-type="float" office:value="-7.345295E-021" calcext:value-type="float">
            <text:p>-7.345295E-21</text:p>
          </table:table-cell>
          <table:table-cell office:value-type="string" calcext:value-type="string">
            <text:p>-1.009720e-01))</text:p>
          </table:table-cell>
          <table:table-cell office:value-type="string" calcext:value-type="string">
            <text:p>((-3.187284e+01</text:p>
          </table:table-cell>
          <table:table-cell office:value-type="float" office:value="-186.8021" calcext:value-type="float">
            <text:p>-186.8021</text:p>
          </table:table-cell>
          <table:table-cell office:value-type="string" calcext:value-type="string">
            <text:p>-6.285779e-01)</text:p>
          </table:table-cell>
          <table:table-cell office:value-type="string" calcext:value-type="string">
            <text:p>(5.048599e-03</text:p>
          </table:table-cell>
          <table:table-cell office:value-type="float" office:value="5.445205" calcext:value-type="float">
            <text:p>5.445205</text:p>
          </table:table-cell>
          <table:table-cell office:value-type="string" calcext:value-type="string">
            <text:p>2.757414e-01))</text:p>
          </table:table-cell>
        </table:table-row>
        <table:table-row table:style-name="ro1">
          <table:table-cell office:value-type="float" office:value="0.912778" calcext:value-type="float">
            <text:p>0.912778</text:p>
          </table:table-cell>
          <table:table-cell office:value-type="string" calcext:value-type="string">
            <text:p>((-1.257754e+01</text:p>
          </table:table-cell>
          <table:table-cell office:value-type="float" office:value="1.251574E-018" calcext:value-type="float">
            <text:p>1.251574E-18</text:p>
          </table:table-cell>
          <table:table-cell office:value-type="string" calcext:value-type="string">
            <text:p>6.374169e+02)</text:p>
          </table:table-cell>
          <table:table-cell office:value-type="string" calcext:value-type="string">
            <text:p>(5.513289e+00</text:p>
          </table:table-cell>
          <table:table-cell office:value-type="float" office:value="-7.223852E-021" calcext:value-type="float">
            <text:p>-7.223852E-21</text:p>
          </table:table-cell>
          <table:table-cell office:value-type="string" calcext:value-type="string">
            <text:p>-1.007602e-01))</text:p>
          </table:table-cell>
          <table:table-cell office:value-type="string" calcext:value-type="string">
            <text:p>((-3.187085e+01</text:p>
          </table:table-cell>
          <table:table-cell office:value-type="float" office:value="-186.7699" calcext:value-type="float">
            <text:p>-186.7699</text:p>
          </table:table-cell>
          <table:table-cell office:value-type="string" calcext:value-type="string">
            <text:p>-6.288770e-01)</text:p>
          </table:table-cell>
          <table:table-cell office:value-type="string" calcext:value-type="string">
            <text:p>(5.038012e-03</text:p>
          </table:table-cell>
          <table:table-cell office:value-type="float" office:value="5.443475" calcext:value-type="float">
            <text:p>5.443475</text:p>
          </table:table-cell>
          <table:table-cell office:value-type="string" calcext:value-type="string">
            <text:p>2.756644e-01))</text:p>
          </table:table-cell>
        </table:table-row>
        <table:table-row table:style-name="ro1">
          <table:table-cell office:value-type="float" office:value="0.913333" calcext:value-type="float">
            <text:p>0.913333</text:p>
          </table:table-cell>
          <table:table-cell office:value-type="string" calcext:value-type="string">
            <text:p>((-1.258276e+01</text:p>
          </table:table-cell>
          <table:table-cell office:value-type="float" office:value="1.294461E-018" calcext:value-type="float">
            <text:p>1.294461E-18</text:p>
          </table:table-cell>
          <table:table-cell office:value-type="string" calcext:value-type="string">
            <text:p>6.373846e+02)</text:p>
          </table:table-cell>
          <table:table-cell office:value-type="string" calcext:value-type="string">
            <text:p>(5.511712e+00</text:p>
          </table:table-cell>
          <table:table-cell office:value-type="float" office:value="-7.164411E-021" calcext:value-type="float">
            <text:p>-7.164411E-21</text:p>
          </table:table-cell>
          <table:table-cell office:value-type="string" calcext:value-type="string">
            <text:p>-1.005513e-01))</text:p>
          </table:table-cell>
          <table:table-cell office:value-type="string" calcext:value-type="string">
            <text:p>((-3.186923e+01</text:p>
          </table:table-cell>
          <table:table-cell office:value-type="float" office:value="-186.7425" calcext:value-type="float">
            <text:p>-186.7425</text:p>
          </table:table-cell>
          <table:table-cell office:value-type="string" calcext:value-type="string">
            <text:p>-6.291378e-01)</text:p>
          </table:table-cell>
          <table:table-cell office:value-type="string" calcext:value-type="string">
            <text:p>(5.027563e-03</text:p>
          </table:table-cell>
          <table:table-cell office:value-type="float" office:value="5.441708" calcext:value-type="float">
            <text:p>5.441708</text:p>
          </table:table-cell>
          <table:table-cell office:value-type="string" calcext:value-type="string">
            <text:p>2.755856e-01))</text:p>
          </table:table-cell>
        </table:table-row>
        <table:table-row table:style-name="ro1">
          <table:table-cell office:value-type="float" office:value="0.913889" calcext:value-type="float">
            <text:p>0.913889</text:p>
          </table:table-cell>
          <table:table-cell office:value-type="string" calcext:value-type="string">
            <text:p>((-1.258743e+01</text:p>
          </table:table-cell>
          <table:table-cell office:value-type="float" office:value="1.33668E-018" calcext:value-type="float">
            <text:p>1.33668E-18</text:p>
          </table:table-cell>
          <table:table-cell office:value-type="string" calcext:value-type="string">
            <text:p>6.373551e+02)</text:p>
          </table:table-cell>
          <table:table-cell office:value-type="string" calcext:value-type="string">
            <text:p>(5.510096e+00</text:p>
          </table:table-cell>
          <table:table-cell office:value-type="float" office:value="-7.141665E-021" calcext:value-type="float">
            <text:p>-7.141665E-21</text:p>
          </table:table-cell>
          <table:table-cell office:value-type="string" calcext:value-type="string">
            <text:p>-1.003478e-01))</text:p>
          </table:table-cell>
          <table:table-cell office:value-type="string" calcext:value-type="string">
            <text:p>((-3.186776e+01</text:p>
          </table:table-cell>
          <table:table-cell office:value-type="float" office:value="-186.7173" calcext:value-type="float">
            <text:p>-186.7173</text:p>
          </table:table-cell>
          <table:table-cell office:value-type="string" calcext:value-type="string">
            <text:p>-6.293716e-01)</text:p>
          </table:table-cell>
          <table:table-cell office:value-type="string" calcext:value-type="string">
            <text:p>(5.017390e-03</text:p>
          </table:table-cell>
          <table:table-cell office:value-type="float" office:value="5.439902" calcext:value-type="float">
            <text:p>5.439902</text:p>
          </table:table-cell>
          <table:table-cell office:value-type="string" calcext:value-type="string">
            <text:p>2.755048e-01))</text:p>
          </table:table-cell>
        </table:table-row>
        <table:table-row table:style-name="ro1">
          <table:table-cell office:value-type="float" office:value="0.914444" calcext:value-type="float">
            <text:p>0.914444</text:p>
          </table:table-cell>
          <table:table-cell office:value-type="string" calcext:value-type="string">
            <text:p>((-1.259253e+01</text:p>
          </table:table-cell>
          <table:table-cell office:value-type="float" office:value="1.376645E-018" calcext:value-type="float">
            <text:p>1.376645E-18</text:p>
          </table:table-cell>
          <table:table-cell office:value-type="string" calcext:value-type="string">
            <text:p>6.373181e+02)</text:p>
          </table:table-cell>
          <table:table-cell office:value-type="string" calcext:value-type="string">
            <text:p>(5.508441e+00</text:p>
          </table:table-cell>
          <table:table-cell office:value-type="float" office:value="-7.116895E-021" calcext:value-type="float">
            <text:p>-7.116895E-21</text:p>
          </table:table-cell>
          <table:table-cell office:value-type="string" calcext:value-type="string">
            <text:p>-1.001485e-01))</text:p>
          </table:table-cell>
          <table:table-cell office:value-type="string" calcext:value-type="string">
            <text:p>((-3.186590e+01</text:p>
          </table:table-cell>
          <table:table-cell office:value-type="float" office:value="-186.688" calcext:value-type="float">
            <text:p>-186.688</text:p>
          </table:table-cell>
          <table:table-cell office:value-type="string" calcext:value-type="string">
            <text:p>-6.296263e-01)</text:p>
          </table:table-cell>
          <table:table-cell office:value-type="string" calcext:value-type="string">
            <text:p>(5.007426e-03</text:p>
          </table:table-cell>
          <table:table-cell office:value-type="float" office:value="5.438057" calcext:value-type="float">
            <text:p>5.438057</text:p>
          </table:table-cell>
          <table:table-cell office:value-type="string" calcext:value-type="string">
            <text:p>2.754221e-01))</text:p>
          </table:table-cell>
        </table:table-row>
        <table:table-row table:style-name="ro1">
          <table:table-cell office:value-type="float" office:value="0.915" calcext:value-type="float">
            <text:p>0.915</text:p>
          </table:table-cell>
          <table:table-cell office:value-type="string" calcext:value-type="string">
            <text:p>((-1.259764e+01</text:p>
          </table:table-cell>
          <table:table-cell office:value-type="float" office:value="1.416564E-018" calcext:value-type="float">
            <text:p>1.416564E-18</text:p>
          </table:table-cell>
          <table:table-cell office:value-type="string" calcext:value-type="string">
            <text:p>6.372792e+02)</text:p>
          </table:table-cell>
          <table:table-cell office:value-type="string" calcext:value-type="string">
            <text:p>(5.506743e+00</text:p>
          </table:table-cell>
          <table:table-cell office:value-type="float" office:value="-7.090202E-021" calcext:value-type="float">
            <text:p>-7.090202E-21</text:p>
          </table:table-cell>
          <table:table-cell office:value-type="string" calcext:value-type="string">
            <text:p>-9.995342e-02))</text:p>
          </table:table-cell>
          <table:table-cell office:value-type="string" calcext:value-type="string">
            <text:p>((-3.186396e+01</text:p>
          </table:table-cell>
          <table:table-cell office:value-type="float" office:value="-186.6576" calcext:value-type="float">
            <text:p>-186.6576</text:p>
          </table:table-cell>
          <table:table-cell office:value-type="string" calcext:value-type="string">
            <text:p>-6.298821e-01)</text:p>
          </table:table-cell>
          <table:table-cell office:value-type="string" calcext:value-type="string">
            <text:p>(4.997671e-03</text:p>
          </table:table-cell>
          <table:table-cell office:value-type="float" office:value="5.436168" calcext:value-type="float">
            <text:p>5.436168</text:p>
          </table:table-cell>
          <table:table-cell office:value-type="string" calcext:value-type="string">
            <text:p>2.753372e-01))</text:p>
          </table:table-cell>
        </table:table-row>
        <table:table-row table:style-name="ro1">
          <table:table-cell office:value-type="float" office:value="0.915556" calcext:value-type="float">
            <text:p>0.915556</text:p>
          </table:table-cell>
          <table:table-cell office:value-type="string" calcext:value-type="string">
            <text:p>((-1.260267e+01</text:p>
          </table:table-cell>
          <table:table-cell office:value-type="float" office:value="1.456199E-018" calcext:value-type="float">
            <text:p>1.456199E-18</text:p>
          </table:table-cell>
          <table:table-cell office:value-type="string" calcext:value-type="string">
            <text:p>6.372406e+02)</text:p>
          </table:table-cell>
          <table:table-cell office:value-type="string" calcext:value-type="string">
            <text:p>(5.505006e+00</text:p>
          </table:table-cell>
          <table:table-cell office:value-type="float" office:value="-7.062384E-021" calcext:value-type="float">
            <text:p>-7.062384E-21</text:p>
          </table:table-cell>
          <table:table-cell office:value-type="string" calcext:value-type="string">
            <text:p>-9.976776e-02))</text:p>
          </table:table-cell>
          <table:table-cell office:value-type="string" calcext:value-type="string">
            <text:p>((-3.186203e+01</text:p>
          </table:table-cell>
          <table:table-cell office:value-type="float" office:value="-186.6273" calcext:value-type="float">
            <text:p>-186.6273</text:p>
          </table:table-cell>
          <table:table-cell office:value-type="string" calcext:value-type="string">
            <text:p>-6.301333e-01)</text:p>
          </table:table-cell>
          <table:table-cell office:value-type="string" calcext:value-type="string">
            <text:p>(4.988388e-03</text:p>
          </table:table-cell>
          <table:table-cell office:value-type="float" office:value="5.434242" calcext:value-type="float">
            <text:p>5.434242</text:p>
          </table:table-cell>
          <table:table-cell office:value-type="string" calcext:value-type="string">
            <text:p>2.752503e-01))</text:p>
          </table:table-cell>
        </table:table-row>
        <table:table-row table:style-name="ro1">
          <table:table-cell office:value-type="float" office:value="0.916111" calcext:value-type="float">
            <text:p>0.916111</text:p>
          </table:table-cell>
          <table:table-cell office:value-type="string" calcext:value-type="string">
            <text:p>((-1.260739e+01</text:p>
          </table:table-cell>
          <table:table-cell office:value-type="float" office:value="1.494998E-018" calcext:value-type="float">
            <text:p>1.494998E-18</text:p>
          </table:table-cell>
          <table:table-cell office:value-type="string" calcext:value-type="string">
            <text:p>6.372047e+02)</text:p>
          </table:table-cell>
          <table:table-cell office:value-type="string" calcext:value-type="string">
            <text:p>(5.503230e+00</text:p>
          </table:table-cell>
          <table:table-cell office:value-type="float" office:value="-7.033757E-021" calcext:value-type="float">
            <text:p>-7.033757E-21</text:p>
          </table:table-cell>
          <table:table-cell office:value-type="string" calcext:value-type="string">
            <text:p>-9.958463e-02))</text:p>
          </table:table-cell>
          <table:table-cell office:value-type="string" calcext:value-type="string">
            <text:p>((-3.186023e+01</text:p>
          </table:table-cell>
          <table:table-cell office:value-type="float" office:value="-186.5988" calcext:value-type="float">
            <text:p>-186.5988</text:p>
          </table:table-cell>
          <table:table-cell office:value-type="string" calcext:value-type="string">
            <text:p>-6.303694e-01)</text:p>
          </table:table-cell>
          <table:table-cell office:value-type="string" calcext:value-type="string">
            <text:p>(4.979231e-03</text:p>
          </table:table-cell>
          <table:table-cell office:value-type="float" office:value="5.432275" calcext:value-type="float">
            <text:p>5.432275</text:p>
          </table:table-cell>
          <table:table-cell office:value-type="string" calcext:value-type="string">
            <text:p>2.751615e-01))</text:p>
          </table:table-cell>
        </table:table-row>
        <table:table-row table:style-name="ro1">
          <table:table-cell office:value-type="float" office:value="0.916667" calcext:value-type="float">
            <text:p>0.916667</text:p>
          </table:table-cell>
          <table:table-cell office:value-type="string" calcext:value-type="string">
            <text:p>((-1.261163e+01</text:p>
          </table:table-cell>
          <table:table-cell office:value-type="float" office:value="1.532749E-018" calcext:value-type="float">
            <text:p>1.532749E-18</text:p>
          </table:table-cell>
          <table:table-cell office:value-type="string" calcext:value-type="string">
            <text:p>6.371733e+02)</text:p>
          </table:table-cell>
          <table:table-cell office:value-type="string" calcext:value-type="string">
            <text:p>(5.501416e+00</text:p>
          </table:table-cell>
          <table:table-cell office:value-type="float" office:value="-7.005048E-021" calcext:value-type="float">
            <text:p>-7.005048E-21</text:p>
          </table:table-cell>
          <table:table-cell office:value-type="string" calcext:value-type="string">
            <text:p>-9.940185e-02))</text:p>
          </table:table-cell>
          <table:table-cell office:value-type="string" calcext:value-type="string">
            <text:p>((-3.185867e+01</text:p>
          </table:table-cell>
          <table:table-cell office:value-type="float" office:value="-186.5735" calcext:value-type="float">
            <text:p>-186.5735</text:p>
          </table:table-cell>
          <table:table-cell office:value-type="string" calcext:value-type="string">
            <text:p>-6.305814e-01)</text:p>
          </table:table-cell>
          <table:table-cell office:value-type="string" calcext:value-type="string">
            <text:p>(4.970092e-03</text:p>
          </table:table-cell>
          <table:table-cell office:value-type="float" office:value="5.430271" calcext:value-type="float">
            <text:p>5.430271</text:p>
          </table:table-cell>
          <table:table-cell office:value-type="string" calcext:value-type="string">
            <text:p>2.750708e-01))</text:p>
          </table:table-cell>
        </table:table-row>
        <table:table-row table:style-name="ro1">
          <table:table-cell office:value-type="float" office:value="0.917222" calcext:value-type="float">
            <text:p>0.917222</text:p>
          </table:table-cell>
          <table:table-cell office:value-type="string" calcext:value-type="string">
            <text:p>((-1.261529e+01</text:p>
          </table:table-cell>
          <table:table-cell office:value-type="float" office:value="1.569416E-018" calcext:value-type="float">
            <text:p>1.569416E-18</text:p>
          </table:table-cell>
          <table:table-cell office:value-type="string" calcext:value-type="string">
            <text:p>6.371472e+02)</text:p>
          </table:table-cell>
          <table:table-cell office:value-type="string" calcext:value-type="string">
            <text:p>(5.499562e+00</text:p>
          </table:table-cell>
          <table:table-cell office:value-type="float" office:value="-6.976656E-021" calcext:value-type="float">
            <text:p>-6.976656E-21</text:p>
          </table:table-cell>
          <table:table-cell office:value-type="string" calcext:value-type="string">
            <text:p>-9.921858e-02))</text:p>
          </table:table-cell>
          <table:table-cell office:value-type="string" calcext:value-type="string">
            <text:p>((-3.185736e+01</text:p>
          </table:table-cell>
          <table:table-cell office:value-type="float" office:value="-186.5516" calcext:value-type="float">
            <text:p>-186.5516</text:p>
          </table:table-cell>
          <table:table-cell office:value-type="string" calcext:value-type="string">
            <text:p>-6.307644e-01)</text:p>
          </table:table-cell>
          <table:table-cell office:value-type="string" calcext:value-type="string">
            <text:p>(4.960929e-03</text:p>
          </table:table-cell>
          <table:table-cell office:value-type="float" office:value="5.428224" calcext:value-type="float">
            <text:p>5.428224</text:p>
          </table:table-cell>
          <table:table-cell office:value-type="string" calcext:value-type="string">
            <text:p>2.749781e-01))</text:p>
          </table:table-cell>
        </table:table-row>
        <table:table-row table:style-name="ro1">
          <table:table-cell office:value-type="float" office:value="0.917778" calcext:value-type="float">
            <text:p>0.917778</text:p>
          </table:table-cell>
          <table:table-cell office:value-type="string" calcext:value-type="string">
            <text:p>((-1.261832e+01</text:p>
          </table:table-cell>
          <table:table-cell office:value-type="float" office:value="1.604982E-018" calcext:value-type="float">
            <text:p>1.604982E-18</text:p>
          </table:table-cell>
          <table:table-cell office:value-type="string" calcext:value-type="string">
            <text:p>6.371257e+02)</text:p>
          </table:table-cell>
          <table:table-cell office:value-type="string" calcext:value-type="string">
            <text:p>(5.497670e+00</text:p>
          </table:table-cell>
          <table:table-cell office:value-type="float" office:value="-6.948927E-021" calcext:value-type="float">
            <text:p>-6.948927E-21</text:p>
          </table:table-cell>
          <table:table-cell office:value-type="string" calcext:value-type="string">
            <text:p>-9.903356e-02))</text:p>
          </table:table-cell>
          <table:table-cell office:value-type="string" calcext:value-type="string">
            <text:p>((-3.185629e+01</text:p>
          </table:table-cell>
          <table:table-cell office:value-type="float" office:value="-186.5326" calcext:value-type="float">
            <text:p>-186.5326</text:p>
          </table:table-cell>
          <table:table-cell office:value-type="string" calcext:value-type="string">
            <text:p>-6.309158e-01)</text:p>
          </table:table-cell>
          <table:table-cell office:value-type="string" calcext:value-type="string">
            <text:p>(4.951678e-03</text:p>
          </table:table-cell>
          <table:table-cell office:value-type="float" office:value="5.426138" calcext:value-type="float">
            <text:p>5.426138</text:p>
          </table:table-cell>
          <table:table-cell office:value-type="string" calcext:value-type="string">
            <text:p>2.748835e-01))</text:p>
          </table:table-cell>
        </table:table-row>
        <table:table-row table:style-name="ro1">
          <table:table-cell office:value-type="float" office:value="0.918333" calcext:value-type="float">
            <text:p>0.918333</text:p>
          </table:table-cell>
          <table:table-cell office:value-type="string" calcext:value-type="string">
            <text:p>((-1.262065e+01</text:p>
          </table:table-cell>
          <table:table-cell office:value-type="float" office:value="1.639477E-018" calcext:value-type="float">
            <text:p>1.639477E-18</text:p>
          </table:table-cell>
          <table:table-cell office:value-type="string" calcext:value-type="string">
            <text:p>6.371089e+02)</text:p>
          </table:table-cell>
          <table:table-cell office:value-type="string" calcext:value-type="string">
            <text:p>(5.495742e+00</text:p>
          </table:table-cell>
          <table:table-cell office:value-type="float" office:value="-6.921937E-021" calcext:value-type="float">
            <text:p>-6.921937E-21</text:p>
          </table:table-cell>
          <table:table-cell office:value-type="string" calcext:value-type="string">
            <text:p>-9.884595e-02))</text:p>
          </table:table-cell>
          <table:table-cell office:value-type="string" calcext:value-type="string">
            <text:p>((-3.185544e+01</text:p>
          </table:table-cell>
          <table:table-cell office:value-type="float" office:value="-186.5165" calcext:value-type="float">
            <text:p>-186.5165</text:p>
          </table:table-cell>
          <table:table-cell office:value-type="string" calcext:value-type="string">
            <text:p>-6.310323e-01)</text:p>
          </table:table-cell>
          <table:table-cell office:value-type="string" calcext:value-type="string">
            <text:p>(4.942297e-03</text:p>
          </table:table-cell>
          <table:table-cell office:value-type="float" office:value="5.424014" calcext:value-type="float">
            <text:p>5.424014</text:p>
          </table:table-cell>
          <table:table-cell office:value-type="string" calcext:value-type="string">
            <text:p>2.747871e-01))</text:p>
          </table:table-cell>
        </table:table-row>
        <table:table-row table:style-name="ro1">
          <table:table-cell office:value-type="float" office:value="0.918889" calcext:value-type="float">
            <text:p>0.918889</text:p>
          </table:table-cell>
          <table:table-cell office:value-type="string" calcext:value-type="string">
            <text:p>((-1.262216e+01</text:p>
          </table:table-cell>
          <table:table-cell office:value-type="float" office:value="1.672796E-018" calcext:value-type="float">
            <text:p>1.672796E-18</text:p>
          </table:table-cell>
          <table:table-cell office:value-type="string" calcext:value-type="string">
            <text:p>6.370970e+02)</text:p>
          </table:table-cell>
          <table:table-cell office:value-type="string" calcext:value-type="string">
            <text:p>(5.493783e+00</text:p>
          </table:table-cell>
          <table:table-cell office:value-type="float" office:value="-6.895807E-021" calcext:value-type="float">
            <text:p>-6.895807E-21</text:p>
          </table:table-cell>
          <table:table-cell office:value-type="string" calcext:value-type="string">
            <text:p>-9.865487e-02))</text:p>
          </table:table-cell>
          <table:table-cell office:value-type="string" calcext:value-type="string">
            <text:p>((-3.185485e+01</text:p>
          </table:table-cell>
          <table:table-cell office:value-type="float" office:value="-186.5035" calcext:value-type="float">
            <text:p>-186.5035</text:p>
          </table:table-cell>
          <table:table-cell office:value-type="string" calcext:value-type="string">
            <text:p>-6.311080e-01)</text:p>
          </table:table-cell>
          <table:table-cell office:value-type="string" calcext:value-type="string">
            <text:p>(4.932744e-03</text:p>
          </table:table-cell>
          <table:table-cell office:value-type="float" office:value="5.421857" calcext:value-type="float">
            <text:p>5.421857</text:p>
          </table:table-cell>
          <table:table-cell office:value-type="string" calcext:value-type="string">
            <text:p>2.746892e-01))</text:p>
          </table:table-cell>
        </table:table-row>
        <table:table-row table:style-name="ro1">
          <table:table-cell office:value-type="float" office:value="0.919444" calcext:value-type="float">
            <text:p>0.919444</text:p>
          </table:table-cell>
          <table:table-cell office:value-type="string" calcext:value-type="string">
            <text:p>((-1.262302e+01</text:p>
          </table:table-cell>
          <table:table-cell office:value-type="float" office:value="1.705163E-018" calcext:value-type="float">
            <text:p>1.705163E-18</text:p>
          </table:table-cell>
          <table:table-cell office:value-type="string" calcext:value-type="string">
            <text:p>6.370883e+02)</text:p>
          </table:table-cell>
          <table:table-cell office:value-type="string" calcext:value-type="string">
            <text:p>(5.491792e+00</text:p>
          </table:table-cell>
          <table:table-cell office:value-type="float" office:value="-6.87066E-021" calcext:value-type="float">
            <text:p>-6.87066E-21</text:p>
          </table:table-cell>
          <table:table-cell office:value-type="string" calcext:value-type="string">
            <text:p>-9.845910e-02))</text:p>
          </table:table-cell>
          <table:table-cell office:value-type="string" calcext:value-type="string">
            <text:p>((-3.185442e+01</text:p>
          </table:table-cell>
          <table:table-cell office:value-type="float" office:value="-186.4923" calcext:value-type="float">
            <text:p>-186.4923</text:p>
          </table:table-cell>
          <table:table-cell office:value-type="string" calcext:value-type="string">
            <text:p>-6.311512e-01)</text:p>
          </table:table-cell>
          <table:table-cell office:value-type="string" calcext:value-type="string">
            <text:p>(4.922955e-03</text:p>
          </table:table-cell>
          <table:table-cell office:value-type="float" office:value="5.419666" calcext:value-type="float">
            <text:p>5.419666</text:p>
          </table:table-cell>
          <table:table-cell office:value-type="string" calcext:value-type="string">
            <text:p>2.745896e-01))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string" calcext:value-type="string">
            <text:p>((-1.262317e+01</text:p>
          </table:table-cell>
          <table:table-cell office:value-type="float" office:value="1.736488E-018" calcext:value-type="float">
            <text:p>1.736488E-18</text:p>
          </table:table-cell>
          <table:table-cell office:value-type="string" calcext:value-type="string">
            <text:p>6.370834e+02)</text:p>
          </table:table-cell>
          <table:table-cell office:value-type="string" calcext:value-type="string">
            <text:p>(5.489768e+00</text:p>
          </table:table-cell>
          <table:table-cell office:value-type="float" office:value="-6.845921E-021" calcext:value-type="float">
            <text:p>-6.845921E-21</text:p>
          </table:table-cell>
          <table:table-cell office:value-type="string" calcext:value-type="string">
            <text:p>-9.825735e-02))</text:p>
          </table:table-cell>
          <table:table-cell office:value-type="string" calcext:value-type="string">
            <text:p>((-3.185417e+01</text:p>
          </table:table-cell>
          <table:table-cell office:value-type="float" office:value="-186.4834" calcext:value-type="float">
            <text:p>-186.4834</text:p>
          </table:table-cell>
          <table:table-cell office:value-type="string" calcext:value-type="string">
            <text:p>-6.311584e-01)</text:p>
          </table:table-cell>
          <table:table-cell office:value-type="string" calcext:value-type="string">
            <text:p>(4.912868e-03</text:p>
          </table:table-cell>
          <table:table-cell office:value-type="float" office:value="5.417439" calcext:value-type="float">
            <text:p>5.417439</text:p>
          </table:table-cell>
          <table:table-cell office:value-type="string" calcext:value-type="string">
            <text:p>2.744884e-01))</text:p>
          </table:table-cell>
        </table:table-row>
        <table:table-row table:style-name="ro1">
          <table:table-cell office:value-type="float" office:value="0.920556" calcext:value-type="float">
            <text:p>0.920556</text:p>
          </table:table-cell>
          <table:table-cell office:value-type="string" calcext:value-type="string">
            <text:p>((-1.262260e+01</text:p>
          </table:table-cell>
          <table:table-cell office:value-type="float" office:value="1.766596E-018" calcext:value-type="float">
            <text:p>1.766596E-18</text:p>
          </table:table-cell>
          <table:table-cell office:value-type="string" calcext:value-type="string">
            <text:p>6.370823e+02)</text:p>
          </table:table-cell>
          <table:table-cell office:value-type="string" calcext:value-type="string">
            <text:p>(5.487713e+00</text:p>
          </table:table-cell>
          <table:table-cell office:value-type="float" office:value="-6.822174E-021" calcext:value-type="float">
            <text:p>-6.822174E-21</text:p>
          </table:table-cell>
          <table:table-cell office:value-type="string" calcext:value-type="string">
            <text:p>-9.804949e-02))</text:p>
          </table:table-cell>
          <table:table-cell office:value-type="string" calcext:value-type="string">
            <text:p>((-3.185412e+01</text:p>
          </table:table-cell>
          <table:table-cell office:value-type="float" office:value="-186.4771" calcext:value-type="float">
            <text:p>-186.4771</text:p>
          </table:table-cell>
          <table:table-cell office:value-type="string" calcext:value-type="string">
            <text:p>-6.311302e-01)</text:p>
          </table:table-cell>
          <table:table-cell office:value-type="string" calcext:value-type="string">
            <text:p>(4.902474e-03</text:p>
          </table:table-cell>
          <table:table-cell office:value-type="float" office:value="5.415178" calcext:value-type="float">
            <text:p>5.415178</text:p>
          </table:table-cell>
          <table:table-cell office:value-type="string" calcext:value-type="string">
            <text:p>2.743856e-01))</text:p>
          </table:table-cell>
        </table:table-row>
        <table:table-row table:style-name="ro1">
          <table:table-cell office:value-type="float" office:value="0.921111" calcext:value-type="float">
            <text:p>0.921111</text:p>
          </table:table-cell>
          <table:table-cell office:value-type="string" calcext:value-type="string">
            <text:p>((-1.262142e+01</text:p>
          </table:table-cell>
          <table:table-cell office:value-type="float" office:value="1.795543E-018" calcext:value-type="float">
            <text:p>1.795543E-18</text:p>
          </table:table-cell>
          <table:table-cell office:value-type="string" calcext:value-type="string">
            <text:p>6.370849e+02)</text:p>
          </table:table-cell>
          <table:table-cell office:value-type="string" calcext:value-type="string">
            <text:p>(5.485626e+00</text:p>
          </table:table-cell>
          <table:table-cell office:value-type="float" office:value="-6.799615E-021" calcext:value-type="float">
            <text:p>-6.799615E-21</text:p>
          </table:table-cell>
          <table:table-cell office:value-type="string" calcext:value-type="string">
            <text:p>-9.783475e-02))</text:p>
          </table:table-cell>
          <table:table-cell office:value-type="string" calcext:value-type="string">
            <text:p>((-3.185424e+01</text:p>
          </table:table-cell>
          <table:table-cell office:value-type="float" office:value="-186.4732" calcext:value-type="float">
            <text:p>-186.4732</text:p>
          </table:table-cell>
          <table:table-cell office:value-type="string" calcext:value-type="string">
            <text:p>-6.310708e-01)</text:p>
          </table:table-cell>
          <table:table-cell office:value-type="string" calcext:value-type="string">
            <text:p>(4.891737e-03</text:p>
          </table:table-cell>
          <table:table-cell office:value-type="float" office:value="5.412883" calcext:value-type="float">
            <text:p>5.412883</text:p>
          </table:table-cell>
          <table:table-cell office:value-type="string" calcext:value-type="string">
            <text:p>2.742813e-01))</text:p>
          </table:table-cell>
        </table:table-row>
        <table:table-row table:style-name="ro1">
          <table:table-cell office:value-type="float" office:value="0.921667" calcext:value-type="float">
            <text:p>0.921667</text:p>
          </table:table-cell>
          <table:table-cell office:value-type="string" calcext:value-type="string">
            <text:p>((-1.261966e+01</text:p>
          </table:table-cell>
          <table:table-cell office:value-type="float" office:value="1.823408E-018" calcext:value-type="float">
            <text:p>1.823408E-18</text:p>
          </table:table-cell>
          <table:table-cell office:value-type="string" calcext:value-type="string">
            <text:p>6.370909e+02)</text:p>
          </table:table-cell>
          <table:table-cell office:value-type="string" calcext:value-type="string">
            <text:p>(5.483512e+00</text:p>
          </table:table-cell>
          <table:table-cell office:value-type="float" office:value="-6.77827E-021" calcext:value-type="float">
            <text:p>-6.77827E-21</text:p>
          </table:table-cell>
          <table:table-cell office:value-type="string" calcext:value-type="string">
            <text:p>-9.761238e-02))</text:p>
          </table:table-cell>
          <table:table-cell office:value-type="string" calcext:value-type="string">
            <text:p>((-3.185454e+01</text:p>
          </table:table-cell>
          <table:table-cell office:value-type="float" office:value="-186.4715" calcext:value-type="float">
            <text:p>-186.4715</text:p>
          </table:table-cell>
          <table:table-cell office:value-type="string" calcext:value-type="string">
            <text:p>-6.309828e-01)</text:p>
          </table:table-cell>
          <table:table-cell office:value-type="string" calcext:value-type="string">
            <text:p>(4.880619e-03</text:p>
          </table:table-cell>
          <table:table-cell office:value-type="float" office:value="5.410556" calcext:value-type="float">
            <text:p>5.410556</text:p>
          </table:table-cell>
          <table:table-cell office:value-type="string" calcext:value-type="string">
            <text:p>2.741756e-01))</text:p>
          </table:table-cell>
        </table:table-row>
        <table:table-row table:style-name="ro1">
          <table:table-cell office:value-type="float" office:value="0.922222" calcext:value-type="float">
            <text:p>0.922222</text:p>
          </table:table-cell>
          <table:table-cell office:value-type="string" calcext:value-type="string">
            <text:p>((-1.261734e+01</text:p>
          </table:table-cell>
          <table:table-cell office:value-type="float" office:value="1.850205E-018" calcext:value-type="float">
            <text:p>1.850205E-18</text:p>
          </table:table-cell>
          <table:table-cell office:value-type="string" calcext:value-type="string">
            <text:p>6.371003e+02)</text:p>
          </table:table-cell>
          <table:table-cell office:value-type="string" calcext:value-type="string">
            <text:p>(5.481371e+00</text:p>
          </table:table-cell>
          <table:table-cell office:value-type="float" office:value="-6.758045E-021" calcext:value-type="float">
            <text:p>-6.758045E-21</text:p>
          </table:table-cell>
          <table:table-cell office:value-type="string" calcext:value-type="string">
            <text:p>-9.738159e-02))</text:p>
          </table:table-cell>
          <table:table-cell office:value-type="string" calcext:value-type="string">
            <text:p>((-3.185502e+01</text:p>
          </table:table-cell>
          <table:table-cell office:value-type="float" office:value="-186.472" calcext:value-type="float">
            <text:p>-186.472</text:p>
          </table:table-cell>
          <table:table-cell office:value-type="string" calcext:value-type="string">
            <text:p>-6.308672e-01)</text:p>
          </table:table-cell>
          <table:table-cell office:value-type="string" calcext:value-type="string">
            <text:p>(4.869079e-03</text:p>
          </table:table-cell>
          <table:table-cell office:value-type="float" office:value="5.4082" calcext:value-type="float">
            <text:p>5.4082</text:p>
          </table:table-cell>
          <table:table-cell office:value-type="string" calcext:value-type="string">
            <text:p>2.740686e-01))</text:p>
          </table:table-cell>
        </table:table-row>
        <table:table-row table:style-name="ro1">
          <table:table-cell office:value-type="float" office:value="0.922778" calcext:value-type="float">
            <text:p>0.922778</text:p>
          </table:table-cell>
          <table:table-cell office:value-type="string" calcext:value-type="string">
            <text:p>((-1.261452e+01</text:p>
          </table:table-cell>
          <table:table-cell office:value-type="float" office:value="1.875974E-018" calcext:value-type="float">
            <text:p>1.875974E-18</text:p>
          </table:table-cell>
          <table:table-cell office:value-type="string" calcext:value-type="string">
            <text:p>6.371133e+02)</text:p>
          </table:table-cell>
          <table:table-cell office:value-type="string" calcext:value-type="string">
            <text:p>(5.479208e+00</text:p>
          </table:table-cell>
          <table:table-cell office:value-type="float" office:value="-6.738876E-021" calcext:value-type="float">
            <text:p>-6.738876E-21</text:p>
          </table:table-cell>
          <table:table-cell office:value-type="string" calcext:value-type="string">
            <text:p>-9.714151e-02))</text:p>
          </table:table-cell>
          <table:table-cell office:value-type="string" calcext:value-type="string">
            <text:p>((-3.185567e+01</text:p>
          </table:table-cell>
          <table:table-cell office:value-type="float" office:value="-186.4748" calcext:value-type="float">
            <text:p>-186.4748</text:p>
          </table:table-cell>
          <table:table-cell office:value-type="string" calcext:value-type="string">
            <text:p>-6.307261e-01)</text:p>
          </table:table-cell>
          <table:table-cell office:value-type="string" calcext:value-type="string">
            <text:p>(4.857075e-03</text:p>
          </table:table-cell>
          <table:table-cell office:value-type="float" office:value="5.405818" calcext:value-type="float">
            <text:p>5.405818</text:p>
          </table:table-cell>
          <table:table-cell office:value-type="string" calcext:value-type="string">
            <text:p>2.739604e-01))</text:p>
          </table:table-cell>
        </table:table-row>
        <table:table-row table:style-name="ro1">
          <table:table-cell office:value-type="float" office:value="0.923333" calcext:value-type="float">
            <text:p>0.923333</text:p>
          </table:table-cell>
          <table:table-cell office:value-type="string" calcext:value-type="string">
            <text:p>((-1.261124e+01</text:p>
          </table:table-cell>
          <table:table-cell office:value-type="float" office:value="1.900716E-018" calcext:value-type="float">
            <text:p>1.900716E-18</text:p>
          </table:table-cell>
          <table:table-cell office:value-type="string" calcext:value-type="string">
            <text:p>6.371295e+02)</text:p>
          </table:table-cell>
          <table:table-cell office:value-type="string" calcext:value-type="string">
            <text:p>(5.477026e+00</text:p>
          </table:table-cell>
          <table:table-cell office:value-type="float" office:value="-6.720742E-021" calcext:value-type="float">
            <text:p>-6.720742E-21</text:p>
          </table:table-cell>
          <table:table-cell office:value-type="string" calcext:value-type="string">
            <text:p>-9.689101e-02))</text:p>
          </table:table-cell>
          <table:table-cell office:value-type="string" calcext:value-type="string">
            <text:p>((-3.185647e+01</text:p>
          </table:table-cell>
          <table:table-cell office:value-type="float" office:value="-186.4797" calcext:value-type="float">
            <text:p>-186.4797</text:p>
          </table:table-cell>
          <table:table-cell office:value-type="string" calcext:value-type="string">
            <text:p>-6.305620e-01)</text:p>
          </table:table-cell>
          <table:table-cell office:value-type="string" calcext:value-type="string">
            <text:p>(4.844550e-03</text:p>
          </table:table-cell>
          <table:table-cell office:value-type="float" office:value="5.403414" calcext:value-type="float">
            <text:p>5.403414</text:p>
          </table:table-cell>
          <table:table-cell office:value-type="string" calcext:value-type="string">
            <text:p>2.738513e-01))</text:p>
          </table:table-cell>
        </table:table-row>
        <table:table-row table:style-name="ro1">
          <table:table-cell office:value-type="float" office:value="0.923889" calcext:value-type="float">
            <text:p>0.923889</text:p>
          </table:table-cell>
          <table:table-cell office:value-type="string" calcext:value-type="string">
            <text:p>((-1.260752e+01</text:p>
          </table:table-cell>
          <table:table-cell office:value-type="float" office:value="1.924508E-018" calcext:value-type="float">
            <text:p>1.924508E-18</text:p>
          </table:table-cell>
          <table:table-cell office:value-type="string" calcext:value-type="string">
            <text:p>6.371490e+02)</text:p>
          </table:table-cell>
          <table:table-cell office:value-type="string" calcext:value-type="string">
            <text:p>(5.474829e+00</text:p>
          </table:table-cell>
          <table:table-cell office:value-type="float" office:value="-6.703575E-021" calcext:value-type="float">
            <text:p>-6.703575E-21</text:p>
          </table:table-cell>
          <table:table-cell office:value-type="string" calcext:value-type="string">
            <text:p>-9.662948e-02))</text:p>
          </table:table-cell>
          <table:table-cell office:value-type="string" calcext:value-type="string">
            <text:p>((-3.185745e+01</text:p>
          </table:table-cell>
          <table:table-cell office:value-type="float" office:value="-186.4867" calcext:value-type="float">
            <text:p>-186.4867</text:p>
          </table:table-cell>
          <table:table-cell office:value-type="string" calcext:value-type="string">
            <text:p>-6.303762e-01)</text:p>
          </table:table-cell>
          <table:table-cell office:value-type="string" calcext:value-type="string">
            <text:p>(4.831474e-03</text:p>
          </table:table-cell>
          <table:table-cell office:value-type="float" office:value="5.40099" calcext:value-type="float">
            <text:p>5.40099</text:p>
          </table:table-cell>
          <table:table-cell office:value-type="string" calcext:value-type="string">
            <text:p>2.737415e-01))</text:p>
          </table:table-cell>
        </table:table-row>
        <table:table-row table:style-name="ro1">
          <table:table-cell office:value-type="float" office:value="0.924444" calcext:value-type="float">
            <text:p>0.924444</text:p>
          </table:table-cell>
          <table:table-cell office:value-type="string" calcext:value-type="string">
            <text:p>((-1.260342e+01</text:p>
          </table:table-cell>
          <table:table-cell office:value-type="float" office:value="1.947291E-018" calcext:value-type="float">
            <text:p>1.947291E-18</text:p>
          </table:table-cell>
          <table:table-cell office:value-type="string" calcext:value-type="string">
            <text:p>6.371712e+02)</text:p>
          </table:table-cell>
          <table:table-cell office:value-type="string" calcext:value-type="string">
            <text:p>(5.472621e+00</text:p>
          </table:table-cell>
          <table:table-cell office:value-type="float" office:value="-6.687364E-021" calcext:value-type="float">
            <text:p>-6.687364E-21</text:p>
          </table:table-cell>
          <table:table-cell office:value-type="string" calcext:value-type="string">
            <text:p>-9.635630e-02))</text:p>
          </table:table-cell>
          <table:table-cell office:value-type="string" calcext:value-type="string">
            <text:p>((-3.185856e+01</text:p>
          </table:table-cell>
          <table:table-cell office:value-type="float" office:value="-186.4955" calcext:value-type="float">
            <text:p>-186.4955</text:p>
          </table:table-cell>
          <table:table-cell office:value-type="string" calcext:value-type="string">
            <text:p>-6.301712e-01)</text:p>
          </table:table-cell>
          <table:table-cell office:value-type="string" calcext:value-type="string">
            <text:p>(4.817815e-03</text:p>
          </table:table-cell>
          <table:table-cell office:value-type="float" office:value="5.398552" calcext:value-type="float">
            <text:p>5.398552</text:p>
          </table:table-cell>
          <table:table-cell office:value-type="string" calcext:value-type="string">
            <text:p>2.736311e-01))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string" calcext:value-type="string">
            <text:p>((-1.259903e+01</text:p>
          </table:table-cell>
          <table:table-cell office:value-type="float" office:value="1.969251E-018" calcext:value-type="float">
            <text:p>1.969251E-18</text:p>
          </table:table-cell>
          <table:table-cell office:value-type="string" calcext:value-type="string">
            <text:p>6.371959e+02)</text:p>
          </table:table-cell>
          <table:table-cell office:value-type="string" calcext:value-type="string">
            <text:p>(5.470406e+00</text:p>
          </table:table-cell>
          <table:table-cell office:value-type="float" office:value="-6.672057E-021" calcext:value-type="float">
            <text:p>-6.672057E-21</text:p>
          </table:table-cell>
          <table:table-cell office:value-type="string" calcext:value-type="string">
            <text:p>-9.607091e-02))</text:p>
          </table:table-cell>
          <table:table-cell office:value-type="string" calcext:value-type="string">
            <text:p>((-3.185980e+01</text:p>
          </table:table-cell>
          <table:table-cell office:value-type="float" office:value="-186.5058" calcext:value-type="float">
            <text:p>-186.5058</text:p>
          </table:table-cell>
          <table:table-cell office:value-type="string" calcext:value-type="string">
            <text:p>-6.299516e-01)</text:p>
          </table:table-cell>
          <table:table-cell office:value-type="string" calcext:value-type="string">
            <text:p>(4.803546e-03</text:p>
          </table:table-cell>
          <table:table-cell office:value-type="float" office:value="5.396102" calcext:value-type="float">
            <text:p>5.396102</text:p>
          </table:table-cell>
          <table:table-cell office:value-type="string" calcext:value-type="string">
            <text:p>2.735203e-01))</text:p>
          </table:table-cell>
        </table:table-row>
        <table:table-row table:style-name="ro1">
          <table:table-cell office:value-type="float" office:value="0.925556" calcext:value-type="float">
            <text:p>0.925556</text:p>
          </table:table-cell>
          <table:table-cell office:value-type="string" calcext:value-type="string">
            <text:p>((-1.259432e+01</text:p>
          </table:table-cell>
          <table:table-cell office:value-type="float" office:value="1.990466E-018" calcext:value-type="float">
            <text:p>1.990466E-18</text:p>
          </table:table-cell>
          <table:table-cell office:value-type="string" calcext:value-type="string">
            <text:p>6.372235e+02)</text:p>
          </table:table-cell>
          <table:table-cell office:value-type="string" calcext:value-type="string">
            <text:p>(5.468188e+00</text:p>
          </table:table-cell>
          <table:table-cell office:value-type="float" office:value="-6.657595E-021" calcext:value-type="float">
            <text:p>-6.657595E-21</text:p>
          </table:table-cell>
          <table:table-cell office:value-type="string" calcext:value-type="string">
            <text:p>-9.577378e-02))</text:p>
          </table:table-cell>
          <table:table-cell office:value-type="string" calcext:value-type="string">
            <text:p>((-3.186117e+01</text:p>
          </table:table-cell>
          <table:table-cell office:value-type="float" office:value="-186.5178" calcext:value-type="float">
            <text:p>-186.5178</text:p>
          </table:table-cell>
          <table:table-cell office:value-type="string" calcext:value-type="string">
            <text:p>-6.297161e-01)</text:p>
          </table:table-cell>
          <table:table-cell office:value-type="string" calcext:value-type="string">
            <text:p>(4.788689e-03</text:p>
          </table:table-cell>
          <table:table-cell office:value-type="float" office:value="5.393646" calcext:value-type="float">
            <text:p>5.393646</text:p>
          </table:table-cell>
          <table:table-cell office:value-type="string" calcext:value-type="string">
            <text:p>2.734094e-01))</text:p>
          </table:table-cell>
        </table:table-row>
        <table:table-row table:style-name="ro1">
          <table:table-cell office:value-type="float" office:value="0.926111" calcext:value-type="float">
            <text:p>0.926111</text:p>
          </table:table-cell>
          <table:table-cell office:value-type="string" calcext:value-type="string">
            <text:p>((-1.258924e+01</text:p>
          </table:table-cell>
          <table:table-cell office:value-type="float" office:value="2.010659E-018" calcext:value-type="float">
            <text:p>2.010659E-18</text:p>
          </table:table-cell>
          <table:table-cell office:value-type="string" calcext:value-type="string">
            <text:p>6.372538e+02)</text:p>
          </table:table-cell>
          <table:table-cell office:value-type="string" calcext:value-type="string">
            <text:p>(5.465973e+00</text:p>
          </table:table-cell>
          <table:table-cell office:value-type="float" office:value="-6.643984E-021" calcext:value-type="float">
            <text:p>-6.643984E-21</text:p>
          </table:table-cell>
          <table:table-cell office:value-type="string" calcext:value-type="string">
            <text:p>-9.546867e-02))</text:p>
          </table:table-cell>
          <table:table-cell office:value-type="string" calcext:value-type="string">
            <text:p>((-3.186269e+01</text:p>
          </table:table-cell>
          <table:table-cell office:value-type="float" office:value="-186.5316" calcext:value-type="float">
            <text:p>-186.5316</text:p>
          </table:table-cell>
          <table:table-cell office:value-type="string" calcext:value-type="string">
            <text:p>-6.294621e-01)</text:p>
          </table:table-cell>
          <table:table-cell office:value-type="string" calcext:value-type="string">
            <text:p>(4.773434e-03</text:p>
          </table:table-cell>
          <table:table-cell office:value-type="float" office:value="5.391189" calcext:value-type="float">
            <text:p>5.391189</text:p>
          </table:table-cell>
          <table:table-cell office:value-type="string" calcext:value-type="string">
            <text:p>2.732986e-01))</text:p>
          </table:table-cell>
        </table:table-row>
        <table:table-row table:style-name="ro1">
          <table:table-cell office:value-type="float" office:value="0.926667" calcext:value-type="float">
            <text:p>0.926667</text:p>
          </table:table-cell>
          <table:table-cell office:value-type="string" calcext:value-type="string">
            <text:p>((-1.258404e+01</text:p>
          </table:table-cell>
          <table:table-cell office:value-type="float" office:value="2.030268E-018" calcext:value-type="float">
            <text:p>2.030268E-18</text:p>
          </table:table-cell>
          <table:table-cell office:value-type="string" calcext:value-type="string">
            <text:p>6.372851e+02)</text:p>
          </table:table-cell>
          <table:table-cell office:value-type="string" calcext:value-type="string">
            <text:p>(5.463762e+00</text:p>
          </table:table-cell>
          <table:table-cell office:value-type="float" office:value="-6.631289E-021" calcext:value-type="float">
            <text:p>-6.631289E-21</text:p>
          </table:table-cell>
          <table:table-cell office:value-type="string" calcext:value-type="string">
            <text:p>-9.515544e-02))</text:p>
          </table:table-cell>
          <table:table-cell office:value-type="string" calcext:value-type="string">
            <text:p>((-3.186425e+01</text:p>
          </table:table-cell>
          <table:table-cell office:value-type="float" office:value="-186.5461" calcext:value-type="float">
            <text:p>-186.5461</text:p>
          </table:table-cell>
          <table:table-cell office:value-type="string" calcext:value-type="string">
            <text:p>-6.292019e-01)</text:p>
          </table:table-cell>
          <table:table-cell office:value-type="string" calcext:value-type="string">
            <text:p>(4.757772e-03</text:p>
          </table:table-cell>
          <table:table-cell office:value-type="float" office:value="5.388735" calcext:value-type="float">
            <text:p>5.388735</text:p>
          </table:table-cell>
          <table:table-cell office:value-type="string" calcext:value-type="string">
            <text:p>2.731881e-01))</text:p>
          </table:table-cell>
        </table:table-row>
        <table:table-row table:style-name="ro1">
          <table:table-cell office:value-type="float" office:value="0.927222" calcext:value-type="float">
            <text:p>0.927222</text:p>
          </table:table-cell>
          <table:table-cell office:value-type="string" calcext:value-type="string">
            <text:p>((-1.257875e+01</text:p>
          </table:table-cell>
          <table:table-cell office:value-type="float" office:value="2.049238E-018" calcext:value-type="float">
            <text:p>2.049238E-18</text:p>
          </table:table-cell>
          <table:table-cell office:value-type="string" calcext:value-type="string">
            <text:p>6.373165e+02)</text:p>
          </table:table-cell>
          <table:table-cell office:value-type="string" calcext:value-type="string">
            <text:p>(5.461563e+00</text:p>
          </table:table-cell>
          <table:table-cell office:value-type="float" office:value="-6.61962E-021" calcext:value-type="float">
            <text:p>-6.61962E-21</text:p>
          </table:table-cell>
          <table:table-cell office:value-type="string" calcext:value-type="string">
            <text:p>-9.483507e-02))</text:p>
          </table:table-cell>
          <table:table-cell office:value-type="string" calcext:value-type="string">
            <text:p>((-3.186583e+01</text:p>
          </table:table-cell>
          <table:table-cell office:value-type="float" office:value="-186.5609" calcext:value-type="float">
            <text:p>-186.5609</text:p>
          </table:table-cell>
          <table:table-cell office:value-type="string" calcext:value-type="string">
            <text:p>-6.289374e-01)</text:p>
          </table:table-cell>
          <table:table-cell office:value-type="string" calcext:value-type="string">
            <text:p>(4.741754e-03</text:p>
          </table:table-cell>
          <table:table-cell office:value-type="float" office:value="5.38629" calcext:value-type="float">
            <text:p>5.38629</text:p>
          </table:table-cell>
          <table:table-cell office:value-type="string" calcext:value-type="string">
            <text:p>2.730782e-01))</text:p>
          </table:table-cell>
        </table:table-row>
        <table:table-row table:style-name="ro1">
          <table:table-cell office:value-type="float" office:value="0.927778" calcext:value-type="float">
            <text:p>0.927778</text:p>
          </table:table-cell>
          <table:table-cell office:value-type="string" calcext:value-type="string">
            <text:p>((-1.257343e+01</text:p>
          </table:table-cell>
          <table:table-cell office:value-type="float" office:value="2.067546E-018" calcext:value-type="float">
            <text:p>2.067546E-18</text:p>
          </table:table-cell>
          <table:table-cell office:value-type="string" calcext:value-type="string">
            <text:p>6.373479e+02)</text:p>
          </table:table-cell>
          <table:table-cell office:value-type="string" calcext:value-type="string">
            <text:p>(5.459377e+00</text:p>
          </table:table-cell>
          <table:table-cell office:value-type="float" office:value="-6.609027E-021" calcext:value-type="float">
            <text:p>-6.609027E-21</text:p>
          </table:table-cell>
          <table:table-cell office:value-type="string" calcext:value-type="string">
            <text:p>-9.450840e-02))</text:p>
          </table:table-cell>
          <table:table-cell office:value-type="string" calcext:value-type="string">
            <text:p>((-3.186740e+01</text:p>
          </table:table-cell>
          <table:table-cell office:value-type="float" office:value="-186.5758" calcext:value-type="float">
            <text:p>-186.5758</text:p>
          </table:table-cell>
          <table:table-cell office:value-type="string" calcext:value-type="string">
            <text:p>-6.286713e-01)</text:p>
          </table:table-cell>
          <table:table-cell office:value-type="string" calcext:value-type="string">
            <text:p>(4.725420e-03</text:p>
          </table:table-cell>
          <table:table-cell office:value-type="float" office:value="5.383857" calcext:value-type="float">
            <text:p>5.383857</text:p>
          </table:table-cell>
          <table:table-cell office:value-type="string" calcext:value-type="string">
            <text:p>2.729689e-01))</text:p>
          </table:table-cell>
        </table:table-row>
        <table:table-row table:style-name="ro1">
          <table:table-cell office:value-type="float" office:value="0.928333" calcext:value-type="float">
            <text:p>0.928333</text:p>
          </table:table-cell>
          <table:table-cell office:value-type="string" calcext:value-type="string">
            <text:p>((-1.256806e+01</text:p>
          </table:table-cell>
          <table:table-cell office:value-type="float" office:value="2.0853E-018" calcext:value-type="float">
            <text:p>2.0853E-18</text:p>
          </table:table-cell>
          <table:table-cell office:value-type="string" calcext:value-type="string">
            <text:p>6.373799e+02)</text:p>
          </table:table-cell>
          <table:table-cell office:value-type="string" calcext:value-type="string">
            <text:p>(5.457207e+00</text:p>
          </table:table-cell>
          <table:table-cell office:value-type="float" office:value="-6.599534E-021" calcext:value-type="float">
            <text:p>-6.599534E-21</text:p>
          </table:table-cell>
          <table:table-cell office:value-type="string" calcext:value-type="string">
            <text:p>-9.417594e-02))</text:p>
          </table:table-cell>
          <table:table-cell office:value-type="string" calcext:value-type="string">
            <text:p>((-3.186900e+01</text:p>
          </table:table-cell>
          <table:table-cell office:value-type="float" office:value="-186.5913" calcext:value-type="float">
            <text:p>-186.5913</text:p>
          </table:table-cell>
          <table:table-cell office:value-type="string" calcext:value-type="string">
            <text:p>-6.284032e-01)</text:p>
          </table:table-cell>
          <table:table-cell office:value-type="string" calcext:value-type="string">
            <text:p>(4.708797e-03</text:p>
          </table:table-cell>
          <table:table-cell office:value-type="float" office:value="5.381438" calcext:value-type="float">
            <text:p>5.381438</text:p>
          </table:table-cell>
          <table:table-cell office:value-type="string" calcext:value-type="string">
            <text:p>2.728604e-01))</text:p>
          </table:table-cell>
        </table:table-row>
        <table:table-row table:style-name="ro1">
          <table:table-cell office:value-type="float" office:value="0.928889" calcext:value-type="float">
            <text:p>0.928889</text:p>
          </table:table-cell>
          <table:table-cell office:value-type="string" calcext:value-type="string">
            <text:p>((-1.256266e+01</text:p>
          </table:table-cell>
          <table:table-cell office:value-type="float" office:value="2.102458E-018" calcext:value-type="float">
            <text:p>2.102458E-18</text:p>
          </table:table-cell>
          <table:table-cell office:value-type="string" calcext:value-type="string">
            <text:p>6.374134e+02)</text:p>
          </table:table-cell>
          <table:table-cell office:value-type="string" calcext:value-type="string">
            <text:p>(5.455056e+00</text:p>
          </table:table-cell>
          <table:table-cell office:value-type="float" office:value="-6.59112E-021" calcext:value-type="float">
            <text:p>-6.59112E-21</text:p>
          </table:table-cell>
          <table:table-cell office:value-type="string" calcext:value-type="string">
            <text:p>-9.383698e-02))</text:p>
          </table:table-cell>
          <table:table-cell office:value-type="string" calcext:value-type="string">
            <text:p>((-3.187067e+01</text:p>
          </table:table-cell>
          <table:table-cell office:value-type="float" office:value="-186.6077" calcext:value-type="float">
            <text:p>-186.6077</text:p>
          </table:table-cell>
          <table:table-cell office:value-type="string" calcext:value-type="string">
            <text:p>-6.281330e-01)</text:p>
          </table:table-cell>
          <table:table-cell office:value-type="string" calcext:value-type="string">
            <text:p>(4.691849e-03</text:p>
          </table:table-cell>
          <table:table-cell office:value-type="float" office:value="5.379038" calcext:value-type="float">
            <text:p>5.379038</text:p>
          </table:table-cell>
          <table:table-cell office:value-type="string" calcext:value-type="string">
            <text:p>2.727528e-01))</text:p>
          </table:table-cell>
        </table:table-row>
        <table:table-row table:style-name="ro1">
          <table:table-cell office:value-type="float" office:value="0.929444" calcext:value-type="float">
            <text:p>0.929444</text:p>
          </table:table-cell>
          <table:table-cell office:value-type="string" calcext:value-type="string">
            <text:p>((-1.255719e+01</text:p>
          </table:table-cell>
          <table:table-cell office:value-type="float" office:value="2.11887E-018" calcext:value-type="float">
            <text:p>2.11887E-18</text:p>
          </table:table-cell>
          <table:table-cell office:value-type="string" calcext:value-type="string">
            <text:p>6.374490e+02)</text:p>
          </table:table-cell>
          <table:table-cell office:value-type="string" calcext:value-type="string">
            <text:p>(5.452928e+00</text:p>
          </table:table-cell>
          <table:table-cell office:value-type="float" office:value="-6.583658E-021" calcext:value-type="float">
            <text:p>-6.583658E-21</text:p>
          </table:table-cell>
          <table:table-cell office:value-type="string" calcext:value-type="string">
            <text:p>-9.349081e-02))</text:p>
          </table:table-cell>
          <table:table-cell office:value-type="string" calcext:value-type="string">
            <text:p>((-3.187245e+01</text:p>
          </table:table-cell>
          <table:table-cell office:value-type="float" office:value="-186.6254" calcext:value-type="float">
            <text:p>-186.6254</text:p>
          </table:table-cell>
          <table:table-cell office:value-type="string" calcext:value-type="string">
            <text:p>-6.278594e-01)</text:p>
          </table:table-cell>
          <table:table-cell office:value-type="string" calcext:value-type="string">
            <text:p>(4.674540e-03</text:p>
          </table:table-cell>
          <table:table-cell office:value-type="float" office:value="5.376658" calcext:value-type="float">
            <text:p>5.376658</text:p>
          </table:table-cell>
          <table:table-cell office:value-type="string" calcext:value-type="string">
            <text:p>2.726464e-01))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string" calcext:value-type="string">
            <text:p>((-1.255169e+01</text:p>
          </table:table-cell>
          <table:table-cell office:value-type="float" office:value="2.134495E-018" calcext:value-type="float">
            <text:p>2.134495E-18</text:p>
          </table:table-cell>
          <table:table-cell office:value-type="string" calcext:value-type="string">
            <text:p>6.374869e+02)</text:p>
          </table:table-cell>
          <table:table-cell office:value-type="string" calcext:value-type="string">
            <text:p>(5.450847e+00</text:p>
          </table:table-cell>
          <table:table-cell office:value-type="float" office:value="-6.620398E-021" calcext:value-type="float">
            <text:p>-6.620398E-21</text:p>
          </table:table-cell>
          <table:table-cell office:value-type="string" calcext:value-type="string">
            <text:p>-9.309358e-02))</text:p>
          </table:table-cell>
          <table:table-cell office:value-type="string" calcext:value-type="string">
            <text:p>((-3.187435e+01</text:p>
          </table:table-cell>
          <table:table-cell office:value-type="float" office:value="-186.6444" calcext:value-type="float">
            <text:p>-186.6444</text:p>
          </table:table-cell>
          <table:table-cell office:value-type="string" calcext:value-type="string">
            <text:p>-6.275844e-01)</text:p>
          </table:table-cell>
          <table:table-cell office:value-type="string" calcext:value-type="string">
            <text:p>(4.654679e-03</text:p>
          </table:table-cell>
          <table:table-cell office:value-type="float" office:value="5.37432" calcext:value-type="float">
            <text:p>5.37432</text:p>
          </table:table-cell>
          <table:table-cell office:value-type="string" calcext:value-type="string">
            <text:p>2.725424e-01))</text:p>
          </table:table-cell>
        </table:table-row>
        <table:table-row table:style-name="ro1">
          <table:table-cell office:value-type="float" office:value="0.930556" calcext:value-type="float">
            <text:p>0.930556</text:p>
          </table:table-cell>
          <table:table-cell office:value-type="string" calcext:value-type="string">
            <text:p>((-1.254631e+01</text:p>
          </table:table-cell>
          <table:table-cell office:value-type="float" office:value="2.149591E-018" calcext:value-type="float">
            <text:p>2.149591E-18</text:p>
          </table:table-cell>
          <table:table-cell office:value-type="string" calcext:value-type="string">
            <text:p>6.375253e+02)</text:p>
          </table:table-cell>
          <table:table-cell office:value-type="string" calcext:value-type="string">
            <text:p>(5.448832e+00</text:p>
          </table:table-cell>
          <table:table-cell office:value-type="float" office:value="-6.684111E-021" calcext:value-type="float">
            <text:p>-6.684111E-21</text:p>
          </table:table-cell>
          <table:table-cell office:value-type="string" calcext:value-type="string">
            <text:p>-9.266584e-02))</text:p>
          </table:table-cell>
          <table:table-cell office:value-type="string" calcext:value-type="string">
            <text:p>((-3.187626e+01</text:p>
          </table:table-cell>
          <table:table-cell office:value-type="float" office:value="-186.6638" calcext:value-type="float">
            <text:p>-186.6638</text:p>
          </table:table-cell>
          <table:table-cell office:value-type="string" calcext:value-type="string">
            <text:p>-6.273157e-01)</text:p>
          </table:table-cell>
          <table:table-cell office:value-type="string" calcext:value-type="string">
            <text:p>(4.633292e-03</text:p>
          </table:table-cell>
          <table:table-cell office:value-type="float" office:value="5.372046" calcext:value-type="float">
            <text:p>5.372046</text:p>
          </table:table-cell>
          <table:table-cell office:value-type="string" calcext:value-type="string">
            <text:p>2.724416e-01))</text:p>
          </table:table-cell>
        </table:table-row>
        <table:table-row table:style-name="ro1">
          <table:table-cell office:value-type="float" office:value="0.931111" calcext:value-type="float">
            <text:p>0.931111</text:p>
          </table:table-cell>
          <table:table-cell office:value-type="string" calcext:value-type="string">
            <text:p>((-1.254105e+01</text:p>
          </table:table-cell>
          <table:table-cell office:value-type="float" office:value="2.164299E-018" calcext:value-type="float">
            <text:p>2.164299E-18</text:p>
          </table:table-cell>
          <table:table-cell office:value-type="string" calcext:value-type="string">
            <text:p>6.375648e+02)</text:p>
          </table:table-cell>
          <table:table-cell office:value-type="string" calcext:value-type="string">
            <text:p>(5.446883e+00</text:p>
          </table:table-cell>
          <table:table-cell office:value-type="float" office:value="-6.749788E-021" calcext:value-type="float">
            <text:p>-6.749788E-21</text:p>
          </table:table-cell>
          <table:table-cell office:value-type="string" calcext:value-type="string">
            <text:p>-9.223859e-02))</text:p>
          </table:table-cell>
          <table:table-cell office:value-type="string" calcext:value-type="string">
            <text:p>((-3.187824e+01</text:p>
          </table:table-cell>
          <table:table-cell office:value-type="float" office:value="-186.6835" calcext:value-type="float">
            <text:p>-186.6835</text:p>
          </table:table-cell>
          <table:table-cell office:value-type="string" calcext:value-type="string">
            <text:p>-6.270525e-01)</text:p>
          </table:table-cell>
          <table:table-cell office:value-type="string" calcext:value-type="string">
            <text:p>(4.611930e-03</text:p>
          </table:table-cell>
          <table:table-cell office:value-type="float" office:value="5.369841" calcext:value-type="float">
            <text:p>5.369841</text:p>
          </table:table-cell>
          <table:table-cell office:value-type="string" calcext:value-type="string">
            <text:p>2.723441e-01))</text:p>
          </table:table-cell>
        </table:table-row>
        <table:table-row table:style-name="ro1">
          <table:table-cell office:value-type="float" office:value="0.931667" calcext:value-type="float">
            <text:p>0.931667</text:p>
          </table:table-cell>
          <table:table-cell office:value-type="string" calcext:value-type="string">
            <text:p>((-1.253595e+01</text:p>
          </table:table-cell>
          <table:table-cell office:value-type="float" office:value="2.178633E-018" calcext:value-type="float">
            <text:p>2.178633E-18</text:p>
          </table:table-cell>
          <table:table-cell office:value-type="string" calcext:value-type="string">
            <text:p>6.376047e+02)</text:p>
          </table:table-cell>
          <table:table-cell office:value-type="string" calcext:value-type="string">
            <text:p>(5.444997e+00</text:p>
          </table:table-cell>
          <table:table-cell office:value-type="float" office:value="-6.816121E-021" calcext:value-type="float">
            <text:p>-6.816121E-21</text:p>
          </table:table-cell>
          <table:table-cell office:value-type="string" calcext:value-type="string">
            <text:p>-9.181617e-02))</text:p>
          </table:table-cell>
          <table:table-cell office:value-type="string" calcext:value-type="string">
            <text:p>((-3.188023e+01</text:p>
          </table:table-cell>
          <table:table-cell office:value-type="float" office:value="-186.7031" calcext:value-type="float">
            <text:p>-186.7031</text:p>
          </table:table-cell>
          <table:table-cell office:value-type="string" calcext:value-type="string">
            <text:p>-6.267976e-01)</text:p>
          </table:table-cell>
          <table:table-cell office:value-type="string" calcext:value-type="string">
            <text:p>(4.590809e-03</text:p>
          </table:table-cell>
          <table:table-cell office:value-type="float" office:value="5.367705" calcext:value-type="float">
            <text:p>5.367705</text:p>
          </table:table-cell>
          <table:table-cell office:value-type="string" calcext:value-type="string">
            <text:p>2.722498e-01))</text:p>
          </table:table-cell>
        </table:table-row>
        <table:table-row table:style-name="ro1">
          <table:table-cell office:value-type="float" office:value="0.932222" calcext:value-type="float">
            <text:p>0.932222</text:p>
          </table:table-cell>
          <table:table-cell office:value-type="string" calcext:value-type="string">
            <text:p>((-1.253107e+01</text:p>
          </table:table-cell>
          <table:table-cell office:value-type="float" office:value="2.192592E-018" calcext:value-type="float">
            <text:p>2.192592E-18</text:p>
          </table:table-cell>
          <table:table-cell office:value-type="string" calcext:value-type="string">
            <text:p>6.376447e+02)</text:p>
          </table:table-cell>
          <table:table-cell office:value-type="string" calcext:value-type="string">
            <text:p>(5.443173e+00</text:p>
          </table:table-cell>
          <table:table-cell office:value-type="float" office:value="-6.882076E-021" calcext:value-type="float">
            <text:p>-6.882076E-21</text:p>
          </table:table-cell>
          <table:table-cell office:value-type="string" calcext:value-type="string">
            <text:p>-9.140391e-02))</text:p>
          </table:table-cell>
          <table:table-cell office:value-type="string" calcext:value-type="string">
            <text:p>((-3.188223e+01</text:p>
          </table:table-cell>
          <table:table-cell office:value-type="float" office:value="-186.7226" calcext:value-type="float">
            <text:p>-186.7226</text:p>
          </table:table-cell>
          <table:table-cell office:value-type="string" calcext:value-type="string">
            <text:p>-6.265536e-01)</text:p>
          </table:table-cell>
          <table:table-cell office:value-type="string" calcext:value-type="string">
            <text:p>(4.570196e-03</text:p>
          </table:table-cell>
          <table:table-cell office:value-type="float" office:value="5.365639" calcext:value-type="float">
            <text:p>5.365639</text:p>
          </table:table-cell>
          <table:table-cell office:value-type="string" calcext:value-type="string">
            <text:p>2.721587e-01))</text:p>
          </table:table-cell>
        </table:table-row>
        <table:table-row table:style-name="ro1">
          <table:table-cell office:value-type="float" office:value="0.932778" calcext:value-type="float">
            <text:p>0.932778</text:p>
          </table:table-cell>
          <table:table-cell office:value-type="string" calcext:value-type="string">
            <text:p>((-1.252644e+01</text:p>
          </table:table-cell>
          <table:table-cell office:value-type="float" office:value="2.206137E-018" calcext:value-type="float">
            <text:p>2.206137E-18</text:p>
          </table:table-cell>
          <table:table-cell office:value-type="string" calcext:value-type="string">
            <text:p>6.376843e+02)</text:p>
          </table:table-cell>
          <table:table-cell office:value-type="string" calcext:value-type="string">
            <text:p>(5.441406e+00</text:p>
          </table:table-cell>
          <table:table-cell office:value-type="float" office:value="-6.946949E-021" calcext:value-type="float">
            <text:p>-6.946949E-21</text:p>
          </table:table-cell>
          <table:table-cell office:value-type="string" calcext:value-type="string">
            <text:p>-9.100629e-02))</text:p>
          </table:table-cell>
          <table:table-cell office:value-type="string" calcext:value-type="string">
            <text:p>((-3.188422e+01</text:p>
          </table:table-cell>
          <table:table-cell office:value-type="float" office:value="-186.7417" calcext:value-type="float">
            <text:p>-186.7417</text:p>
          </table:table-cell>
          <table:table-cell office:value-type="string" calcext:value-type="string">
            <text:p>-6.263220e-01)</text:p>
          </table:table-cell>
          <table:table-cell office:value-type="string" calcext:value-type="string">
            <text:p>(4.550315e-03</text:p>
          </table:table-cell>
          <table:table-cell office:value-type="float" office:value="5.363637" calcext:value-type="float">
            <text:p>5.363637</text:p>
          </table:table-cell>
          <table:table-cell office:value-type="string" calcext:value-type="string">
            <text:p>2.720703e-01))</text:p>
          </table:table-cell>
        </table:table-row>
        <table:table-row table:style-name="ro1">
          <table:table-cell office:value-type="float" office:value="0.933333" calcext:value-type="float">
            <text:p>0.933333</text:p>
          </table:table-cell>
          <table:table-cell office:value-type="string" calcext:value-type="string">
            <text:p>((-1.252215e+01</text:p>
          </table:table-cell>
          <table:table-cell office:value-type="float" office:value="2.219455E-018" calcext:value-type="float">
            <text:p>2.219455E-18</text:p>
          </table:table-cell>
          <table:table-cell office:value-type="string" calcext:value-type="string">
            <text:p>6.377233e+02)</text:p>
          </table:table-cell>
          <table:table-cell office:value-type="string" calcext:value-type="string">
            <text:p>(5.439690e+00</text:p>
          </table:table-cell>
          <table:table-cell office:value-type="float" office:value="-7.010302E-021" calcext:value-type="float">
            <text:p>-7.010302E-21</text:p>
          </table:table-cell>
          <table:table-cell office:value-type="string" calcext:value-type="string">
            <text:p>-9.063010e-02))</text:p>
          </table:table-cell>
          <table:table-cell office:value-type="string" calcext:value-type="string">
            <text:p>((-3.188617e+01</text:p>
          </table:table-cell>
          <table:table-cell office:value-type="float" office:value="-186.7602" calcext:value-type="float">
            <text:p>-186.7602</text:p>
          </table:table-cell>
          <table:table-cell office:value-type="string" calcext:value-type="string">
            <text:p>-6.261073e-01)</text:p>
          </table:table-cell>
          <table:table-cell office:value-type="string" calcext:value-type="string">
            <text:p>(4.531505e-03</text:p>
          </table:table-cell>
          <table:table-cell office:value-type="float" office:value="5.361695" calcext:value-type="float">
            <text:p>5.361695</text:p>
          </table:table-cell>
          <table:table-cell office:value-type="string" calcext:value-type="string">
            <text:p>2.719845e-01))</text:p>
          </table:table-cell>
        </table:table-row>
        <table:table-row table:style-name="ro1">
          <table:table-cell office:value-type="float" office:value="0.933889" calcext:value-type="float">
            <text:p>0.933889</text:p>
          </table:table-cell>
          <table:table-cell office:value-type="string" calcext:value-type="string">
            <text:p>((-1.251827e+01</text:p>
          </table:table-cell>
          <table:table-cell office:value-type="float" office:value="2.232934E-018" calcext:value-type="float">
            <text:p>2.232934E-18</text:p>
          </table:table-cell>
          <table:table-cell office:value-type="string" calcext:value-type="string">
            <text:p>6.377606e+02)</text:p>
          </table:table-cell>
          <table:table-cell office:value-type="string" calcext:value-type="string">
            <text:p>(5.438026e+00</text:p>
          </table:table-cell>
          <table:table-cell office:value-type="float" office:value="-7.072183E-021" calcext:value-type="float">
            <text:p>-7.072183E-21</text:p>
          </table:table-cell>
          <table:table-cell office:value-type="string" calcext:value-type="string">
            <text:p>-9.026623e-02))</text:p>
          </table:table-cell>
          <table:table-cell office:value-type="string" calcext:value-type="string">
            <text:p>((-3.188803e+01</text:p>
          </table:table-cell>
          <table:table-cell office:value-type="float" office:value="-186.7776" calcext:value-type="float">
            <text:p>-186.7776</text:p>
          </table:table-cell>
          <table:table-cell office:value-type="string" calcext:value-type="string">
            <text:p>-6.259137e-01)</text:p>
          </table:table-cell>
          <table:table-cell office:value-type="string" calcext:value-type="string">
            <text:p>(4.513312e-03</text:p>
          </table:table-cell>
          <table:table-cell office:value-type="float" office:value="5.359812" calcext:value-type="float">
            <text:p>5.359812</text:p>
          </table:table-cell>
          <table:table-cell office:value-type="string" calcext:value-type="string">
            <text:p>2.719013e-01))</text:p>
          </table:table-cell>
        </table:table-row>
        <table:table-row table:style-name="ro1">
          <table:table-cell office:value-type="float" office:value="0.934444" calcext:value-type="float">
            <text:p>0.934444</text:p>
          </table:table-cell>
          <table:table-cell office:value-type="string" calcext:value-type="string">
            <text:p>((-1.251481e+01</text:p>
          </table:table-cell>
          <table:table-cell office:value-type="float" office:value="2.245968E-018" calcext:value-type="float">
            <text:p>2.245968E-18</text:p>
          </table:table-cell>
          <table:table-cell office:value-type="string" calcext:value-type="string">
            <text:p>6.377965e+02)</text:p>
          </table:table-cell>
          <table:table-cell office:value-type="string" calcext:value-type="string">
            <text:p>(5.436408e+00</text:p>
          </table:table-cell>
          <table:table-cell office:value-type="float" office:value="-7.123369E-021" calcext:value-type="float">
            <text:p>-7.123369E-21</text:p>
          </table:table-cell>
          <table:table-cell office:value-type="string" calcext:value-type="string">
            <text:p>-8.992503e-02))</text:p>
          </table:table-cell>
          <table:table-cell office:value-type="string" calcext:value-type="string">
            <text:p>((-3.188983e+01</text:p>
          </table:table-cell>
          <table:table-cell office:value-type="float" office:value="-186.7941" calcext:value-type="float">
            <text:p>-186.7941</text:p>
          </table:table-cell>
          <table:table-cell office:value-type="string" calcext:value-type="string">
            <text:p>-6.257403e-01)</text:p>
          </table:table-cell>
          <table:table-cell office:value-type="string" calcext:value-type="string">
            <text:p>(4.496251e-03</text:p>
          </table:table-cell>
          <table:table-cell office:value-type="float" office:value="5.357985" calcext:value-type="float">
            <text:p>5.357985</text:p>
          </table:table-cell>
          <table:table-cell office:value-type="string" calcext:value-type="string">
            <text:p>2.718204e-01))</text:p>
          </table:table-cell>
        </table:table-row>
        <table:table-row table:style-name="ro1">
          <table:table-cell office:value-type="float" office:value="0.935" calcext:value-type="float">
            <text:p>0.935</text:p>
          </table:table-cell>
          <table:table-cell office:value-type="string" calcext:value-type="string">
            <text:p>((-1.251174e+01</text:p>
          </table:table-cell>
          <table:table-cell office:value-type="float" office:value="2.258151E-018" calcext:value-type="float">
            <text:p>2.258151E-18</text:p>
          </table:table-cell>
          <table:table-cell office:value-type="string" calcext:value-type="string">
            <text:p>6.378310e+02)</text:p>
          </table:table-cell>
          <table:table-cell office:value-type="string" calcext:value-type="string">
            <text:p>(5.434836e+00</text:p>
          </table:table-cell>
          <table:table-cell office:value-type="float" office:value="-7.174339E-021" calcext:value-type="float">
            <text:p>-7.174339E-21</text:p>
          </table:table-cell>
          <table:table-cell office:value-type="string" calcext:value-type="string">
            <text:p>-8.960906e-02))</text:p>
          </table:table-cell>
          <table:table-cell office:value-type="string" calcext:value-type="string">
            <text:p>((-3.189155e+01</text:p>
          </table:table-cell>
          <table:table-cell office:value-type="float" office:value="-186.8098" calcext:value-type="float">
            <text:p>-186.8098</text:p>
          </table:table-cell>
          <table:table-cell office:value-type="string" calcext:value-type="string">
            <text:p>-6.255872e-01)</text:p>
          </table:table-cell>
          <table:table-cell office:value-type="string" calcext:value-type="string">
            <text:p>(4.480453e-03</text:p>
          </table:table-cell>
          <table:table-cell office:value-type="float" office:value="5.356212" calcext:value-type="float">
            <text:p>5.356212</text:p>
          </table:table-cell>
          <table:table-cell office:value-type="string" calcext:value-type="string">
            <text:p>2.717418e-01))</text:p>
          </table:table-cell>
        </table:table-row>
        <table:table-row table:style-name="ro1">
          <table:table-cell office:value-type="float" office:value="0.935556" calcext:value-type="float">
            <text:p>0.935556</text:p>
          </table:table-cell>
          <table:table-cell office:value-type="string" calcext:value-type="string">
            <text:p>((-1.250934e+01</text:p>
          </table:table-cell>
          <table:table-cell office:value-type="float" office:value="2.270599E-018" calcext:value-type="float">
            <text:p>2.270599E-18</text:p>
          </table:table-cell>
          <table:table-cell office:value-type="string" calcext:value-type="string">
            <text:p>6.378587e+02)</text:p>
          </table:table-cell>
          <table:table-cell office:value-type="string" calcext:value-type="string">
            <text:p>(5.433313e+00</text:p>
          </table:table-cell>
          <table:table-cell office:value-type="float" office:value="-7.231337E-021" calcext:value-type="float">
            <text:p>-7.231337E-21</text:p>
          </table:table-cell>
          <table:table-cell office:value-type="string" calcext:value-type="string">
            <text:p>-8.931406e-02))</text:p>
          </table:table-cell>
          <table:table-cell office:value-type="string" calcext:value-type="string">
            <text:p>((-3.189294e+01</text:p>
          </table:table-cell>
          <table:table-cell office:value-type="float" office:value="-186.8226" calcext:value-type="float">
            <text:p>-186.8226</text:p>
          </table:table-cell>
          <table:table-cell office:value-type="string" calcext:value-type="string">
            <text:p>-6.254670e-01)</text:p>
          </table:table-cell>
          <table:table-cell office:value-type="string" calcext:value-type="string">
            <text:p>(4.465703e-03</text:p>
          </table:table-cell>
          <table:table-cell office:value-type="float" office:value="5.354497" calcext:value-type="float">
            <text:p>5.354497</text:p>
          </table:table-cell>
          <table:table-cell office:value-type="string" calcext:value-type="string">
            <text:p>2.716656e-01))</text:p>
          </table:table-cell>
        </table:table-row>
        <table:table-row table:style-name="ro1">
          <table:table-cell office:value-type="float" office:value="0.936111" calcext:value-type="float">
            <text:p>0.936111</text:p>
          </table:table-cell>
          <table:table-cell office:value-type="string" calcext:value-type="string">
            <text:p>((-1.250774e+01</text:p>
          </table:table-cell>
          <table:table-cell office:value-type="float" office:value="2.283817E-018" calcext:value-type="float">
            <text:p>2.283817E-18</text:p>
          </table:table-cell>
          <table:table-cell office:value-type="string" calcext:value-type="string">
            <text:p>6.378778e+02)</text:p>
          </table:table-cell>
          <table:table-cell office:value-type="string" calcext:value-type="string">
            <text:p>(5.431838e+00</text:p>
          </table:table-cell>
          <table:table-cell office:value-type="float" office:value="-7.291027E-021" calcext:value-type="float">
            <text:p>-7.291027E-21</text:p>
          </table:table-cell>
          <table:table-cell office:value-type="string" calcext:value-type="string">
            <text:p>-8.903298e-02))</text:p>
          </table:table-cell>
          <table:table-cell office:value-type="string" calcext:value-type="string">
            <text:p>((-3.189389e+01</text:p>
          </table:table-cell>
          <table:table-cell office:value-type="float" office:value="-186.8315" calcext:value-type="float">
            <text:p>-186.8315</text:p>
          </table:table-cell>
          <table:table-cell office:value-type="string" calcext:value-type="string">
            <text:p>-6.253868e-01)</text:p>
          </table:table-cell>
          <table:table-cell office:value-type="string" calcext:value-type="string">
            <text:p>(4.451649e-03</text:p>
          </table:table-cell>
          <table:table-cell office:value-type="float" office:value="5.352835" calcext:value-type="float">
            <text:p>5.352835</text:p>
          </table:table-cell>
          <table:table-cell office:value-type="string" calcext:value-type="string">
            <text:p>2.715919e-01))</text:p>
          </table:table-cell>
        </table:table-row>
        <table:table-row table:style-name="ro1">
          <table:table-cell office:value-type="float" office:value="0.936667" calcext:value-type="float">
            <text:p>0.936667</text:p>
          </table:table-cell>
          <table:table-cell office:value-type="string" calcext:value-type="string">
            <text:p>((-1.250666e+01</text:p>
          </table:table-cell>
          <table:table-cell office:value-type="float" office:value="2.296182E-018" calcext:value-type="float">
            <text:p>2.296182E-18</text:p>
          </table:table-cell>
          <table:table-cell office:value-type="string" calcext:value-type="string">
            <text:p>6.378940e+02)</text:p>
          </table:table-cell>
          <table:table-cell office:value-type="string" calcext:value-type="string">
            <text:p>(5.430406e+00</text:p>
          </table:table-cell>
          <table:table-cell office:value-type="float" office:value="-7.351217E-021" calcext:value-type="float">
            <text:p>-7.351217E-21</text:p>
          </table:table-cell>
          <table:table-cell office:value-type="string" calcext:value-type="string">
            <text:p>-8.876411e-02))</text:p>
          </table:table-cell>
          <table:table-cell office:value-type="string" calcext:value-type="string">
            <text:p>((-3.189470e+01</text:p>
          </table:table-cell>
          <table:table-cell office:value-type="float" office:value="-186.8389" calcext:value-type="float">
            <text:p>-186.8389</text:p>
          </table:table-cell>
          <table:table-cell office:value-type="string" calcext:value-type="string">
            <text:p>-6.253332e-01)</text:p>
          </table:table-cell>
          <table:table-cell office:value-type="string" calcext:value-type="string">
            <text:p>(4.438206e-03</text:p>
          </table:table-cell>
          <table:table-cell office:value-type="float" office:value="5.351222" calcext:value-type="float">
            <text:p>5.351222</text:p>
          </table:table-cell>
          <table:table-cell office:value-type="string" calcext:value-type="string">
            <text:p>2.715203e-01))</text:p>
          </table:table-cell>
        </table:table-row>
        <table:table-row table:style-name="ro1">
          <table:table-cell office:value-type="float" office:value="0.937222" calcext:value-type="float">
            <text:p>0.937222</text:p>
          </table:table-cell>
          <table:table-cell office:value-type="string" calcext:value-type="string">
            <text:p>((-1.250612e+01</text:p>
          </table:table-cell>
          <table:table-cell office:value-type="float" office:value="2.308382E-018" calcext:value-type="float">
            <text:p>2.308382E-18</text:p>
          </table:table-cell>
          <table:table-cell office:value-type="string" calcext:value-type="string">
            <text:p>6.379086e+02)</text:p>
          </table:table-cell>
          <table:table-cell office:value-type="string" calcext:value-type="string">
            <text:p>(5.429016e+00</text:p>
          </table:table-cell>
          <table:table-cell office:value-type="float" office:value="-7.411392E-021" calcext:value-type="float">
            <text:p>-7.411392E-21</text:p>
          </table:table-cell>
          <table:table-cell office:value-type="string" calcext:value-type="string">
            <text:p>-8.850587e-02))</text:p>
          </table:table-cell>
          <table:table-cell office:value-type="string" calcext:value-type="string">
            <text:p>((-3.189543e+01</text:p>
          </table:table-cell>
          <table:table-cell office:value-type="float" office:value="-186.8451" calcext:value-type="float">
            <text:p>-186.8451</text:p>
          </table:table-cell>
          <table:table-cell office:value-type="string" calcext:value-type="string">
            <text:p>-6.253059e-01)</text:p>
          </table:table-cell>
          <table:table-cell office:value-type="string" calcext:value-type="string">
            <text:p>(4.425294e-03</text:p>
          </table:table-cell>
          <table:table-cell office:value-type="float" office:value="5.349654" calcext:value-type="float">
            <text:p>5.349654</text:p>
          </table:table-cell>
          <table:table-cell office:value-type="string" calcext:value-type="string">
            <text:p>2.714508e-01))</text:p>
          </table:table-cell>
        </table:table-row>
        <table:table-row table:style-name="ro1">
          <table:table-cell office:value-type="float" office:value="0.937778" calcext:value-type="float">
            <text:p>0.937778</text:p>
          </table:table-cell>
          <table:table-cell office:value-type="string" calcext:value-type="string">
            <text:p>((-1.250616e+01</text:p>
          </table:table-cell>
          <table:table-cell office:value-type="float" office:value="2.320591E-018" calcext:value-type="float">
            <text:p>2.320591E-18</text:p>
          </table:table-cell>
          <table:table-cell office:value-type="string" calcext:value-type="string">
            <text:p>6.379205e+02)</text:p>
          </table:table-cell>
          <table:table-cell office:value-type="string" calcext:value-type="string">
            <text:p>(5.427666e+00</text:p>
          </table:table-cell>
          <table:table-cell office:value-type="float" office:value="-7.470921E-021" calcext:value-type="float">
            <text:p>-7.470921E-21</text:p>
          </table:table-cell>
          <table:table-cell office:value-type="string" calcext:value-type="string">
            <text:p>-8.825677e-02))</text:p>
          </table:table-cell>
          <table:table-cell office:value-type="string" calcext:value-type="string">
            <text:p>((-3.189602e+01</text:p>
          </table:table-cell>
          <table:table-cell office:value-type="float" office:value="-186.8497" calcext:value-type="float">
            <text:p>-186.8497</text:p>
          </table:table-cell>
          <table:table-cell office:value-type="string" calcext:value-type="string">
            <text:p>-6.253081e-01)</text:p>
          </table:table-cell>
          <table:table-cell office:value-type="string" calcext:value-type="string">
            <text:p>(4.412839e-03</text:p>
          </table:table-cell>
          <table:table-cell office:value-type="float" office:value="5.34813" calcext:value-type="float">
            <text:p>5.34813</text:p>
          </table:table-cell>
          <table:table-cell office:value-type="string" calcext:value-type="string">
            <text:p>2.713833e-01))</text:p>
          </table:table-cell>
        </table:table-row>
        <table:table-row table:style-name="ro1">
          <table:table-cell office:value-type="float" office:value="0.938333" calcext:value-type="float">
            <text:p>0.938333</text:p>
          </table:table-cell>
          <table:table-cell office:value-type="string" calcext:value-type="string">
            <text:p>((-1.250674e+01</text:p>
          </table:table-cell>
          <table:table-cell office:value-type="float" office:value="2.332341E-018" calcext:value-type="float">
            <text:p>2.332341E-18</text:p>
          </table:table-cell>
          <table:table-cell office:value-type="string" calcext:value-type="string">
            <text:p>6.379292e+02)</text:p>
          </table:table-cell>
          <table:table-cell office:value-type="string" calcext:value-type="string">
            <text:p>(5.426356e+00</text:p>
          </table:table-cell>
          <table:table-cell office:value-type="float" office:value="-7.526473E-021" calcext:value-type="float">
            <text:p>-7.526473E-21</text:p>
          </table:table-cell>
          <table:table-cell office:value-type="string" calcext:value-type="string">
            <text:p>-8.801556e-02))</text:p>
          </table:table-cell>
          <table:table-cell office:value-type="string" calcext:value-type="string">
            <text:p>((-3.189646e+01</text:p>
          </table:table-cell>
          <table:table-cell office:value-type="float" office:value="-186.8528" calcext:value-type="float">
            <text:p>-186.8528</text:p>
          </table:table-cell>
          <table:table-cell office:value-type="string" calcext:value-type="string">
            <text:p>-6.253372e-01)</text:p>
          </table:table-cell>
          <table:table-cell office:value-type="string" calcext:value-type="string">
            <text:p>(4.400778e-03</text:p>
          </table:table-cell>
          <table:table-cell office:value-type="float" office:value="5.346648" calcext:value-type="float">
            <text:p>5.346648</text:p>
          </table:table-cell>
          <table:table-cell office:value-type="string" calcext:value-type="string">
            <text:p>2.713178e-01))</text:p>
          </table:table-cell>
        </table:table-row>
        <table:table-row table:style-name="ro1">
          <table:table-cell office:value-type="float" office:value="0.938889" calcext:value-type="float">
            <text:p>0.938889</text:p>
          </table:table-cell>
          <table:table-cell office:value-type="string" calcext:value-type="string">
            <text:p>((-1.250788e+01</text:p>
          </table:table-cell>
          <table:table-cell office:value-type="float" office:value="2.344165E-018" calcext:value-type="float">
            <text:p>2.344165E-18</text:p>
          </table:table-cell>
          <table:table-cell office:value-type="string" calcext:value-type="string">
            <text:p>6.379343e+02)</text:p>
          </table:table-cell>
          <table:table-cell office:value-type="string" calcext:value-type="string">
            <text:p>(5.425077e+00</text:p>
          </table:table-cell>
          <table:table-cell office:value-type="float" office:value="-7.553349E-021" calcext:value-type="float">
            <text:p>-7.553349E-21</text:p>
          </table:table-cell>
          <table:table-cell office:value-type="string" calcext:value-type="string">
            <text:p>-8.778292e-02))</text:p>
          </table:table-cell>
          <table:table-cell office:value-type="string" calcext:value-type="string">
            <text:p>((-3.189672e+01</text:p>
          </table:table-cell>
          <table:table-cell office:value-type="float" office:value="-186.854" calcext:value-type="float">
            <text:p>-186.854</text:p>
          </table:table-cell>
          <table:table-cell office:value-type="string" calcext:value-type="string">
            <text:p>-6.253942e-01)</text:p>
          </table:table-cell>
          <table:table-cell office:value-type="string" calcext:value-type="string">
            <text:p>(4.389146e-03</text:p>
          </table:table-cell>
          <table:table-cell office:value-type="float" office:value="5.345201" calcext:value-type="float">
            <text:p>5.345201</text:p>
          </table:table-cell>
          <table:table-cell office:value-type="string" calcext:value-type="string">
            <text:p>2.712539e-01))</text:p>
          </table:table-cell>
        </table:table-row>
        <table:table-row table:style-name="ro1">
          <table:table-cell office:value-type="float" office:value="0.939444" calcext:value-type="float">
            <text:p>0.939444</text:p>
          </table:table-cell>
          <table:table-cell office:value-type="string" calcext:value-type="string">
            <text:p>((-1.250956e+01</text:p>
          </table:table-cell>
          <table:table-cell office:value-type="float" office:value="2.356182E-018" calcext:value-type="float">
            <text:p>2.356182E-18</text:p>
          </table:table-cell>
          <table:table-cell office:value-type="string" calcext:value-type="string">
            <text:p>6.379363e+02)</text:p>
          </table:table-cell>
          <table:table-cell office:value-type="string" calcext:value-type="string">
            <text:p>(5.423830e+00</text:p>
          </table:table-cell>
          <table:table-cell office:value-type="float" office:value="-7.579306E-021" calcext:value-type="float">
            <text:p>-7.579306E-21</text:p>
          </table:table-cell>
          <table:table-cell office:value-type="string" calcext:value-type="string">
            <text:p>-8.756025e-02))</text:p>
          </table:table-cell>
          <table:table-cell office:value-type="string" calcext:value-type="string">
            <text:p>((-3.189681e+01</text:p>
          </table:table-cell>
          <table:table-cell office:value-type="float" office:value="-186.8535" calcext:value-type="float">
            <text:p>-186.8535</text:p>
          </table:table-cell>
          <table:table-cell office:value-type="string" calcext:value-type="string">
            <text:p>-6.254781e-01)</text:p>
          </table:table-cell>
          <table:table-cell office:value-type="string" calcext:value-type="string">
            <text:p>(4.378012e-03</text:p>
          </table:table-cell>
          <table:table-cell office:value-type="float" office:value="5.343787" calcext:value-type="float">
            <text:p>5.343787</text:p>
          </table:table-cell>
          <table:table-cell office:value-type="string" calcext:value-type="string">
            <text:p>2.711915e-01))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string" calcext:value-type="string">
            <text:p>((-1.251142e+01</text:p>
          </table:table-cell>
          <table:table-cell office:value-type="float" office:value="2.368675E-018" calcext:value-type="float">
            <text:p>2.368675E-18</text:p>
          </table:table-cell>
          <table:table-cell office:value-type="string" calcext:value-type="string">
            <text:p>6.379386e+02)</text:p>
          </table:table-cell>
          <table:table-cell office:value-type="string" calcext:value-type="string">
            <text:p>(5.422615e+00</text:p>
          </table:table-cell>
          <table:table-cell office:value-type="float" office:value="-7.603858E-021" calcext:value-type="float">
            <text:p>-7.603858E-21</text:p>
          </table:table-cell>
          <table:table-cell office:value-type="string" calcext:value-type="string">
            <text:p>-8.734793e-02))</text:p>
          </table:table-cell>
          <table:table-cell office:value-type="string" calcext:value-type="string">
            <text:p>((-3.189693e+01</text:p>
          </table:table-cell>
          <table:table-cell office:value-type="float" office:value="-186.8532" calcext:value-type="float">
            <text:p>-186.8532</text:p>
          </table:table-cell>
          <table:table-cell office:value-type="string" calcext:value-type="string">
            <text:p>-6.255712e-01)</text:p>
          </table:table-cell>
          <table:table-cell office:value-type="string" calcext:value-type="string">
            <text:p>(4.367396e-03</text:p>
          </table:table-cell>
          <table:table-cell office:value-type="float" office:value="5.34241" calcext:value-type="float">
            <text:p>5.34241</text:p>
          </table:table-cell>
          <table:table-cell office:value-type="string" calcext:value-type="string">
            <text:p>2.711308e-01))</text:p>
          </table:table-cell>
        </table:table-row>
        <table:table-row table:style-name="ro1">
          <table:table-cell office:value-type="float" office:value="0.940556" calcext:value-type="float">
            <text:p>0.940556</text:p>
          </table:table-cell>
          <table:table-cell office:value-type="string" calcext:value-type="string">
            <text:p>((-1.251412e+01</text:p>
          </table:table-cell>
          <table:table-cell office:value-type="float" office:value="2.380118E-018" calcext:value-type="float">
            <text:p>2.380118E-18</text:p>
          </table:table-cell>
          <table:table-cell office:value-type="string" calcext:value-type="string">
            <text:p>6.379338e+02)</text:p>
          </table:table-cell>
          <table:table-cell office:value-type="string" calcext:value-type="string">
            <text:p>(5.421430e+00</text:p>
          </table:table-cell>
          <table:table-cell office:value-type="float" office:value="-7.619527E-021" calcext:value-type="float">
            <text:p>-7.619527E-21</text:p>
          </table:table-cell>
          <table:table-cell office:value-type="string" calcext:value-type="string">
            <text:p>-8.715041e-02))</text:p>
          </table:table-cell>
          <table:table-cell office:value-type="string" calcext:value-type="string">
            <text:p>((-3.189669e+01</text:p>
          </table:table-cell>
          <table:table-cell office:value-type="float" office:value="-186.8489" calcext:value-type="float">
            <text:p>-186.8489</text:p>
          </table:table-cell>
          <table:table-cell office:value-type="string" calcext:value-type="string">
            <text:p>-6.257058e-01)</text:p>
          </table:table-cell>
          <table:table-cell office:value-type="string" calcext:value-type="string">
            <text:p>(4.357521e-03</text:p>
          </table:table-cell>
          <table:table-cell office:value-type="float" office:value="5.341067" calcext:value-type="float">
            <text:p>5.341067</text:p>
          </table:table-cell>
          <table:table-cell office:value-type="string" calcext:value-type="string">
            <text:p>2.710715e-01))</text:p>
          </table:table-cell>
        </table:table-row>
        <table:table-row table:style-name="ro1">
          <table:table-cell office:value-type="float" office:value="0.941111" calcext:value-type="float">
            <text:p>0.941111</text:p>
          </table:table-cell>
          <table:table-cell office:value-type="string" calcext:value-type="string">
            <text:p>((-1.251750e+01</text:p>
          </table:table-cell>
          <table:table-cell office:value-type="float" office:value="2.391672E-018" calcext:value-type="float">
            <text:p>2.391672E-18</text:p>
          </table:table-cell>
          <table:table-cell office:value-type="string" calcext:value-type="string">
            <text:p>6.379242e+02)</text:p>
          </table:table-cell>
          <table:table-cell office:value-type="string" calcext:value-type="string">
            <text:p>(5.420264e+00</text:p>
          </table:table-cell>
          <table:table-cell office:value-type="float" office:value="-7.607448E-021" calcext:value-type="float">
            <text:p>-7.607448E-21</text:p>
          </table:table-cell>
          <table:table-cell office:value-type="string" calcext:value-type="string">
            <text:p>-8.697956e-02))</text:p>
          </table:table-cell>
          <table:table-cell office:value-type="string" calcext:value-type="string">
            <text:p>((-3.189621e+01</text:p>
          </table:table-cell>
          <table:table-cell office:value-type="float" office:value="-186.8418" calcext:value-type="float">
            <text:p>-186.8418</text:p>
          </table:table-cell>
          <table:table-cell office:value-type="string" calcext:value-type="string">
            <text:p>-6.258752e-01)</text:p>
          </table:table-cell>
          <table:table-cell office:value-type="string" calcext:value-type="string">
            <text:p>(4.348978e-03</text:p>
          </table:table-cell>
          <table:table-cell office:value-type="float" office:value="5.339748" calcext:value-type="float">
            <text:p>5.339748</text:p>
          </table:table-cell>
          <table:table-cell office:value-type="string" calcext:value-type="string">
            <text:p>2.710132e-01))</text:p>
          </table:table-cell>
        </table:table-row>
        <table:table-row table:style-name="ro1">
          <table:table-cell office:value-type="float" office:value="0.941667" calcext:value-type="float">
            <text:p>0.941667</text:p>
          </table:table-cell>
          <table:table-cell office:value-type="string" calcext:value-type="string">
            <text:p>((-1.252163e+01</text:p>
          </table:table-cell>
          <table:table-cell office:value-type="float" office:value="2.40338E-018" calcext:value-type="float">
            <text:p>2.40338E-18</text:p>
          </table:table-cell>
          <table:table-cell office:value-type="string" calcext:value-type="string">
            <text:p>6.379105e+02)</text:p>
          </table:table-cell>
          <table:table-cell office:value-type="string" calcext:value-type="string">
            <text:p>(5.419101e+00</text:p>
          </table:table-cell>
          <table:table-cell office:value-type="float" office:value="-7.587083E-021" calcext:value-type="float">
            <text:p>-7.587083E-21</text:p>
          </table:table-cell>
          <table:table-cell office:value-type="string" calcext:value-type="string">
            <text:p>-8.682303e-02))</text:p>
          </table:table-cell>
          <table:table-cell office:value-type="string" calcext:value-type="string">
            <text:p>((-3.189552e+01</text:p>
          </table:table-cell>
          <table:table-cell office:value-type="float" office:value="-186.8321" calcext:value-type="float">
            <text:p>-186.8321</text:p>
          </table:table-cell>
          <table:table-cell office:value-type="string" calcext:value-type="string">
            <text:p>-6.260816e-01)</text:p>
          </table:table-cell>
          <table:table-cell office:value-type="string" calcext:value-type="string">
            <text:p>(4.341151e-03</text:p>
          </table:table-cell>
          <table:table-cell office:value-type="float" office:value="5.338435" calcext:value-type="float">
            <text:p>5.338435</text:p>
          </table:table-cell>
          <table:table-cell office:value-type="string" calcext:value-type="string">
            <text:p>2.709551e-01))</text:p>
          </table:table-cell>
        </table:table-row>
        <table:table-row table:style-name="ro1">
          <table:table-cell office:value-type="float" office:value="0.942222" calcext:value-type="float">
            <text:p>0.942222</text:p>
          </table:table-cell>
          <table:table-cell office:value-type="string" calcext:value-type="string">
            <text:p>((-1.252644e+01</text:p>
          </table:table-cell>
          <table:table-cell office:value-type="float" office:value="2.415164E-018" calcext:value-type="float">
            <text:p>2.415164E-18</text:p>
          </table:table-cell>
          <table:table-cell office:value-type="string" calcext:value-type="string">
            <text:p>6.378936e+02)</text:p>
          </table:table-cell>
          <table:table-cell office:value-type="string" calcext:value-type="string">
            <text:p>(5.417940e+00</text:p>
          </table:table-cell>
          <table:table-cell office:value-type="float" office:value="-7.566909E-021" calcext:value-type="float">
            <text:p>-7.566909E-21</text:p>
          </table:table-cell>
          <table:table-cell office:value-type="string" calcext:value-type="string">
            <text:p>-8.667421e-02))</text:p>
          </table:table-cell>
          <table:table-cell office:value-type="string" calcext:value-type="string">
            <text:p>((-3.189468e+01</text:p>
          </table:table-cell>
          <table:table-cell office:value-type="float" office:value="-186.8204" calcext:value-type="float">
            <text:p>-186.8204</text:p>
          </table:table-cell>
          <table:table-cell office:value-type="string" calcext:value-type="string">
            <text:p>-6.263219e-01)</text:p>
          </table:table-cell>
          <table:table-cell office:value-type="string" calcext:value-type="string">
            <text:p>(4.333710e-03</text:p>
          </table:table-cell>
          <table:table-cell office:value-type="float" office:value="5.337126" calcext:value-type="float">
            <text:p>5.337126</text:p>
          </table:table-cell>
          <table:table-cell office:value-type="string" calcext:value-type="string">
            <text:p>2.708970e-01))</text:p>
          </table:table-cell>
        </table:table-row>
        <table:table-row table:style-name="ro1">
          <table:table-cell office:value-type="float" office:value="0.942778" calcext:value-type="float">
            <text:p>0.942778</text:p>
          </table:table-cell>
          <table:table-cell office:value-type="string" calcext:value-type="string">
            <text:p>((-1.253197e+01</text:p>
          </table:table-cell>
          <table:table-cell office:value-type="float" office:value="2.427118E-018" calcext:value-type="float">
            <text:p>2.427118E-18</text:p>
          </table:table-cell>
          <table:table-cell office:value-type="string" calcext:value-type="string">
            <text:p>6.378736e+02)</text:p>
          </table:table-cell>
          <table:table-cell office:value-type="string" calcext:value-type="string">
            <text:p>(5.416794e+00</text:p>
          </table:table-cell>
          <table:table-cell office:value-type="float" office:value="-7.545281E-021" calcext:value-type="float">
            <text:p>-7.545281E-21</text:p>
          </table:table-cell>
          <table:table-cell office:value-type="string" calcext:value-type="string">
            <text:p>-8.653163e-02))</text:p>
          </table:table-cell>
          <table:table-cell office:value-type="string" calcext:value-type="string">
            <text:p>((-3.189368e+01</text:p>
          </table:table-cell>
          <table:table-cell office:value-type="float" office:value="-186.8069" calcext:value-type="float">
            <text:p>-186.8069</text:p>
          </table:table-cell>
          <table:table-cell office:value-type="string" calcext:value-type="string">
            <text:p>-6.265984e-01)</text:p>
          </table:table-cell>
          <table:table-cell office:value-type="string" calcext:value-type="string">
            <text:p>(4.326581e-03</text:p>
          </table:table-cell>
          <table:table-cell office:value-type="float" office:value="5.335835" calcext:value-type="float">
            <text:p>5.335835</text:p>
          </table:table-cell>
          <table:table-cell office:value-type="string" calcext:value-type="string">
            <text:p>2.708397e-01))</text:p>
          </table:table-cell>
        </table:table-row>
        <table:table-row table:style-name="ro1">
          <table:table-cell office:value-type="float" office:value="0.943333" calcext:value-type="float">
            <text:p>0.943333</text:p>
          </table:table-cell>
          <table:table-cell office:value-type="string" calcext:value-type="string">
            <text:p>((-1.253827e+01</text:p>
          </table:table-cell>
          <table:table-cell office:value-type="float" office:value="2.439044E-018" calcext:value-type="float">
            <text:p>2.439044E-18</text:p>
          </table:table-cell>
          <table:table-cell office:value-type="string" calcext:value-type="string">
            <text:p>6.378508e+02)</text:p>
          </table:table-cell>
          <table:table-cell office:value-type="string" calcext:value-type="string">
            <text:p>(5.415662e+00</text:p>
          </table:table-cell>
          <table:table-cell office:value-type="float" office:value="-7.52226E-021" calcext:value-type="float">
            <text:p>-7.52226E-21</text:p>
          </table:table-cell>
          <table:table-cell office:value-type="string" calcext:value-type="string">
            <text:p>-8.639439e-02))</text:p>
          </table:table-cell>
          <table:table-cell office:value-type="string" calcext:value-type="string">
            <text:p>((-3.189254e+01</text:p>
          </table:table-cell>
          <table:table-cell office:value-type="float" office:value="-186.7918" calcext:value-type="float">
            <text:p>-186.7918</text:p>
          </table:table-cell>
          <table:table-cell office:value-type="string" calcext:value-type="string">
            <text:p>-6.269135e-01)</text:p>
          </table:table-cell>
          <table:table-cell office:value-type="string" calcext:value-type="string">
            <text:p>(4.319719e-03</text:p>
          </table:table-cell>
          <table:table-cell office:value-type="float" office:value="5.33456" calcext:value-type="float">
            <text:p>5.33456</text:p>
          </table:table-cell>
          <table:table-cell office:value-type="string" calcext:value-type="string">
            <text:p>2.707831e-01))</text:p>
          </table:table-cell>
        </table:table-row>
        <table:table-row table:style-name="ro1">
          <table:table-cell office:value-type="float" office:value="0.943889" calcext:value-type="float">
            <text:p>0.943889</text:p>
          </table:table-cell>
          <table:table-cell office:value-type="string" calcext:value-type="string">
            <text:p>((-1.254546e+01</text:p>
          </table:table-cell>
          <table:table-cell office:value-type="float" office:value="2.451168E-018" calcext:value-type="float">
            <text:p>2.451168E-18</text:p>
          </table:table-cell>
          <table:table-cell office:value-type="string" calcext:value-type="string">
            <text:p>6.378253e+02)</text:p>
          </table:table-cell>
          <table:table-cell office:value-type="string" calcext:value-type="string">
            <text:p>(5.414545e+00</text:p>
          </table:table-cell>
          <table:table-cell office:value-type="float" office:value="-7.49805E-021" calcext:value-type="float">
            <text:p>-7.49805E-21</text:p>
          </table:table-cell>
          <table:table-cell office:value-type="string" calcext:value-type="string">
            <text:p>-8.626243e-02))</text:p>
          </table:table-cell>
          <table:table-cell office:value-type="string" calcext:value-type="string">
            <text:p>((-3.189127e+01</text:p>
          </table:table-cell>
          <table:table-cell office:value-type="float" office:value="-186.775" calcext:value-type="float">
            <text:p>-186.775</text:p>
          </table:table-cell>
          <table:table-cell office:value-type="string" calcext:value-type="string">
            <text:p>-6.272731e-01)</text:p>
          </table:table-cell>
          <table:table-cell office:value-type="string" calcext:value-type="string">
            <text:p>(4.313122e-03</text:p>
          </table:table-cell>
          <table:table-cell office:value-type="float" office:value="5.333302" calcext:value-type="float">
            <text:p>5.333302</text:p>
          </table:table-cell>
          <table:table-cell office:value-type="string" calcext:value-type="string">
            <text:p>2.707273e-01))</text:p>
          </table:table-cell>
        </table:table-row>
        <table:table-row table:style-name="ro1">
          <table:table-cell office:value-type="float" office:value="0.944444" calcext:value-type="float">
            <text:p>0.944444</text:p>
          </table:table-cell>
          <table:table-cell office:value-type="string" calcext:value-type="string">
            <text:p>((-1.255341e+01</text:p>
          </table:table-cell>
          <table:table-cell office:value-type="float" office:value="2.463501E-018" calcext:value-type="float">
            <text:p>2.463501E-18</text:p>
          </table:table-cell>
          <table:table-cell office:value-type="string" calcext:value-type="string">
            <text:p>6.377991e+02)</text:p>
          </table:table-cell>
          <table:table-cell office:value-type="string" calcext:value-type="string">
            <text:p>(5.413446e+00</text:p>
          </table:table-cell>
          <table:table-cell office:value-type="float" office:value="-7.472644E-021" calcext:value-type="float">
            <text:p>-7.472644E-21</text:p>
          </table:table-cell>
          <table:table-cell office:value-type="string" calcext:value-type="string">
            <text:p>-8.613529e-02))</text:p>
          </table:table-cell>
          <table:table-cell office:value-type="string" calcext:value-type="string">
            <text:p>((-3.188996e+01</text:p>
          </table:table-cell>
          <table:table-cell office:value-type="float" office:value="-186.7575" calcext:value-type="float">
            <text:p>-186.7575</text:p>
          </table:table-cell>
          <table:table-cell office:value-type="string" calcext:value-type="string">
            <text:p>-6.276706e-01)</text:p>
          </table:table-cell>
          <table:table-cell office:value-type="string" calcext:value-type="string">
            <text:p>(4.306765e-03</text:p>
          </table:table-cell>
          <table:table-cell office:value-type="float" office:value="5.332063" calcext:value-type="float">
            <text:p>5.332063</text:p>
          </table:table-cell>
          <table:table-cell office:value-type="string" calcext:value-type="string">
            <text:p>2.706723e-01))</text:p>
          </table:table-cell>
        </table:table-row>
        <table:table-row table:style-name="ro1">
          <table:table-cell office:value-type="float" office:value="0.945" calcext:value-type="float">
            <text:p>0.945</text:p>
          </table:table-cell>
          <table:table-cell office:value-type="string" calcext:value-type="string">
            <text:p>((-1.256112e+01</text:p>
          </table:table-cell>
          <table:table-cell office:value-type="float" office:value="2.475667E-018" calcext:value-type="float">
            <text:p>2.475667E-18</text:p>
          </table:table-cell>
          <table:table-cell office:value-type="string" calcext:value-type="string">
            <text:p>6.377776e+02)</text:p>
          </table:table-cell>
          <table:table-cell office:value-type="string" calcext:value-type="string">
            <text:p>(5.412360e+00</text:p>
          </table:table-cell>
          <table:table-cell office:value-type="float" office:value="-7.445601E-021" calcext:value-type="float">
            <text:p>-7.445601E-21</text:p>
          </table:table-cell>
          <table:table-cell office:value-type="string" calcext:value-type="string">
            <text:p>-8.598853e-02))</text:p>
          </table:table-cell>
          <table:table-cell office:value-type="string" calcext:value-type="string">
            <text:p>((-3.188888e+01</text:p>
          </table:table-cell>
          <table:table-cell office:value-type="float" office:value="-186.7427" calcext:value-type="float">
            <text:p>-186.7427</text:p>
          </table:table-cell>
          <table:table-cell office:value-type="string" calcext:value-type="string">
            <text:p>-6.280560e-01)</text:p>
          </table:table-cell>
          <table:table-cell office:value-type="string" calcext:value-type="string">
            <text:p>(4.299427e-03</text:p>
          </table:table-cell>
          <table:table-cell office:value-type="float" office:value="5.330825" calcext:value-type="float">
            <text:p>5.330825</text:p>
          </table:table-cell>
          <table:table-cell office:value-type="string" calcext:value-type="string">
            <text:p>2.706180e-01))</text:p>
          </table:table-cell>
        </table:table-row>
        <table:table-row table:style-name="ro1">
          <table:table-cell office:value-type="float" office:value="0.945556" calcext:value-type="float">
            <text:p>0.945556</text:p>
          </table:table-cell>
          <table:table-cell office:value-type="string" calcext:value-type="string">
            <text:p>((-1.256784e+01</text:p>
          </table:table-cell>
          <table:table-cell office:value-type="float" office:value="2.487007E-018" calcext:value-type="float">
            <text:p>2.487007E-18</text:p>
          </table:table-cell>
          <table:table-cell office:value-type="string" calcext:value-type="string">
            <text:p>6.377609e+02)</text:p>
          </table:table-cell>
          <table:table-cell office:value-type="string" calcext:value-type="string">
            <text:p>(5.411288e+00</text:p>
          </table:table-cell>
          <table:table-cell office:value-type="float" office:value="-7.417918E-021" calcext:value-type="float">
            <text:p>-7.417918E-21</text:p>
          </table:table-cell>
          <table:table-cell office:value-type="string" calcext:value-type="string">
            <text:p>-8.583759e-02))</text:p>
          </table:table-cell>
          <table:table-cell office:value-type="string" calcext:value-type="string">
            <text:p>((-3.188805e+01</text:p>
          </table:table-cell>
          <table:table-cell office:value-type="float" office:value="-186.7312" calcext:value-type="float">
            <text:p>-186.7312</text:p>
          </table:table-cell>
          <table:table-cell office:value-type="string" calcext:value-type="string">
            <text:p>-6.283920e-01)</text:p>
          </table:table-cell>
          <table:table-cell office:value-type="string" calcext:value-type="string">
            <text:p>(4.291879e-03</text:p>
          </table:table-cell>
          <table:table-cell office:value-type="float" office:value="5.329599" calcext:value-type="float">
            <text:p>5.329599</text:p>
          </table:table-cell>
          <table:table-cell office:value-type="string" calcext:value-type="string">
            <text:p>2.705644e-01))</text:p>
          </table:table-cell>
        </table:table-row>
        <table:table-row table:style-name="ro1">
          <table:table-cell office:value-type="float" office:value="0.946111" calcext:value-type="float">
            <text:p>0.946111</text:p>
          </table:table-cell>
          <table:table-cell office:value-type="string" calcext:value-type="string">
            <text:p>((-1.257387e+01</text:p>
          </table:table-cell>
          <table:table-cell office:value-type="float" office:value="2.49736E-018" calcext:value-type="float">
            <text:p>2.49736E-18</text:p>
          </table:table-cell>
          <table:table-cell office:value-type="string" calcext:value-type="string">
            <text:p>6.377458e+02)</text:p>
          </table:table-cell>
          <table:table-cell office:value-type="string" calcext:value-type="string">
            <text:p>(5.410234e+00</text:p>
          </table:table-cell>
          <table:table-cell office:value-type="float" office:value="-7.390421E-021" calcext:value-type="float">
            <text:p>-7.390421E-21</text:p>
          </table:table-cell>
          <table:table-cell office:value-type="string" calcext:value-type="string">
            <text:p>-8.568694e-02))</text:p>
          </table:table-cell>
          <table:table-cell office:value-type="string" calcext:value-type="string">
            <text:p>((-3.188729e+01</text:p>
          </table:table-cell>
          <table:table-cell office:value-type="float" office:value="-186.7208" calcext:value-type="float">
            <text:p>-186.7208</text:p>
          </table:table-cell>
          <table:table-cell office:value-type="string" calcext:value-type="string">
            <text:p>-6.286935e-01)</text:p>
          </table:table-cell>
          <table:table-cell office:value-type="string" calcext:value-type="string">
            <text:p>(4.284347e-03</text:p>
          </table:table-cell>
          <table:table-cell office:value-type="float" office:value="5.328391" calcext:value-type="float">
            <text:p>5.328391</text:p>
          </table:table-cell>
          <table:table-cell office:value-type="string" calcext:value-type="string">
            <text:p>2.705117e-01))</text:p>
          </table:table-cell>
        </table:table-row>
        <table:table-row table:style-name="ro1">
          <table:table-cell office:value-type="float" office:value="0.946667" calcext:value-type="float">
            <text:p>0.946667</text:p>
          </table:table-cell>
          <table:table-cell office:value-type="string" calcext:value-type="string">
            <text:p>((-1.257964e+01</text:p>
          </table:table-cell>
          <table:table-cell office:value-type="float" office:value="2.507172E-018" calcext:value-type="float">
            <text:p>2.507172E-18</text:p>
          </table:table-cell>
          <table:table-cell office:value-type="string" calcext:value-type="string">
            <text:p>6.377294e+02)</text:p>
          </table:table-cell>
          <table:table-cell office:value-type="string" calcext:value-type="string">
            <text:p>(5.409198e+00</text:p>
          </table:table-cell>
          <table:table-cell office:value-type="float" office:value="-7.361581E-021" calcext:value-type="float">
            <text:p>-7.361581E-21</text:p>
          </table:table-cell>
          <table:table-cell office:value-type="string" calcext:value-type="string">
            <text:p>-8.553559e-02))</text:p>
          </table:table-cell>
          <table:table-cell office:value-type="string" calcext:value-type="string">
            <text:p>((-3.188647e+01</text:p>
          </table:table-cell>
          <table:table-cell office:value-type="float" office:value="-186.7095" calcext:value-type="float">
            <text:p>-186.7095</text:p>
          </table:table-cell>
          <table:table-cell office:value-type="string" calcext:value-type="string">
            <text:p>-6.289821e-01)</text:p>
          </table:table-cell>
          <table:table-cell office:value-type="string" calcext:value-type="string">
            <text:p>(4.276779e-03</text:p>
          </table:table-cell>
          <table:table-cell office:value-type="float" office:value="5.3272" calcext:value-type="float">
            <text:p>5.3272</text:p>
          </table:table-cell>
          <table:table-cell office:value-type="string" calcext:value-type="string">
            <text:p>2.704599e-01))</text:p>
          </table:table-cell>
        </table:table-row>
        <table:table-row table:style-name="ro1">
          <table:table-cell office:value-type="float" office:value="0.947222" calcext:value-type="float">
            <text:p>0.947222</text:p>
          </table:table-cell>
          <table:table-cell office:value-type="string" calcext:value-type="string">
            <text:p>((-1.258566e+01</text:p>
          </table:table-cell>
          <table:table-cell office:value-type="float" office:value="2.517172E-018" calcext:value-type="float">
            <text:p>2.517172E-18</text:p>
          </table:table-cell>
          <table:table-cell office:value-type="string" calcext:value-type="string">
            <text:p>6.377076e+02)</text:p>
          </table:table-cell>
          <table:table-cell office:value-type="string" calcext:value-type="string">
            <text:p>(5.408183e+00</text:p>
          </table:table-cell>
          <table:table-cell office:value-type="float" office:value="-7.331769E-021" calcext:value-type="float">
            <text:p>-7.331769E-21</text:p>
          </table:table-cell>
          <table:table-cell office:value-type="string" calcext:value-type="string">
            <text:p>-8.538191e-02))</text:p>
          </table:table-cell>
          <table:table-cell office:value-type="string" calcext:value-type="string">
            <text:p>((-3.188538e+01</text:p>
          </table:table-cell>
          <table:table-cell office:value-type="float" office:value="-186.695" calcext:value-type="float">
            <text:p>-186.695</text:p>
          </table:table-cell>
          <table:table-cell office:value-type="string" calcext:value-type="string">
            <text:p>-6.292830e-01)</text:p>
          </table:table-cell>
          <table:table-cell office:value-type="string" calcext:value-type="string">
            <text:p>(4.269095e-03</text:p>
          </table:table-cell>
          <table:table-cell office:value-type="float" office:value="5.326029" calcext:value-type="float">
            <text:p>5.326029</text:p>
          </table:table-cell>
          <table:table-cell office:value-type="string" calcext:value-type="string">
            <text:p>2.704091e-01))</text:p>
          </table:table-cell>
        </table:table-row>
        <table:table-row table:style-name="ro1">
          <table:table-cell office:value-type="float" office:value="0.947778" calcext:value-type="float">
            <text:p>0.947778</text:p>
          </table:table-cell>
          <table:table-cell office:value-type="string" calcext:value-type="string">
            <text:p>((-1.259222e+01</text:p>
          </table:table-cell>
          <table:table-cell office:value-type="float" office:value="2.527688E-018" calcext:value-type="float">
            <text:p>2.527688E-18</text:p>
          </table:table-cell>
          <table:table-cell office:value-type="string" calcext:value-type="string">
            <text:p>6.376792e+02)</text:p>
          </table:table-cell>
          <table:table-cell office:value-type="string" calcext:value-type="string">
            <text:p>(5.407188e+00</text:p>
          </table:table-cell>
          <table:table-cell office:value-type="float" office:value="-7.300362E-021" calcext:value-type="float">
            <text:p>-7.300362E-21</text:p>
          </table:table-cell>
          <table:table-cell office:value-type="string" calcext:value-type="string">
            <text:p>-8.522477e-02))</text:p>
          </table:table-cell>
          <table:table-cell office:value-type="string" calcext:value-type="string">
            <text:p>((-3.188396e+01</text:p>
          </table:table-cell>
          <table:table-cell office:value-type="float" office:value="-186.6763" calcext:value-type="float">
            <text:p>-186.6763</text:p>
          </table:table-cell>
          <table:table-cell office:value-type="string" calcext:value-type="string">
            <text:p>-6.296112e-01)</text:p>
          </table:table-cell>
          <table:table-cell office:value-type="string" calcext:value-type="string">
            <text:p>(4.261239e-03</text:p>
          </table:table-cell>
          <table:table-cell office:value-type="float" office:value="5.324879" calcext:value-type="float">
            <text:p>5.324879</text:p>
          </table:table-cell>
          <table:table-cell office:value-type="string" calcext:value-type="string">
            <text:p>2.703594e-01))</text:p>
          </table:table-cell>
        </table:table-row>
        <table:table-row table:style-name="ro1">
          <table:table-cell office:value-type="float" office:value="0.948333" calcext:value-type="float">
            <text:p>0.948333</text:p>
          </table:table-cell>
          <table:table-cell office:value-type="string" calcext:value-type="string">
            <text:p>((-1.259956e+01</text:p>
          </table:table-cell>
          <table:table-cell office:value-type="float" office:value="2.538559E-018" calcext:value-type="float">
            <text:p>2.538559E-18</text:p>
          </table:table-cell>
          <table:table-cell office:value-type="string" calcext:value-type="string">
            <text:p>6.376424e+02)</text:p>
          </table:table-cell>
          <table:table-cell office:value-type="string" calcext:value-type="string">
            <text:p>(5.406206e+00</text:p>
          </table:table-cell>
          <table:table-cell office:value-type="float" office:value="-7.24676E-021" calcext:value-type="float">
            <text:p>-7.24676E-21</text:p>
          </table:table-cell>
          <table:table-cell office:value-type="string" calcext:value-type="string">
            <text:p>-8.506636e-02))</text:p>
          </table:table-cell>
          <table:table-cell office:value-type="string" calcext:value-type="string">
            <text:p>((-3.188212e+01</text:p>
          </table:table-cell>
          <table:table-cell office:value-type="float" office:value="-186.6533" calcext:value-type="float">
            <text:p>-186.6533</text:p>
          </table:table-cell>
          <table:table-cell office:value-type="string" calcext:value-type="string">
            <text:p>-6.299778e-01)</text:p>
          </table:table-cell>
          <table:table-cell office:value-type="string" calcext:value-type="string">
            <text:p>(4.253318e-03</text:p>
          </table:table-cell>
          <table:table-cell office:value-type="float" office:value="5.32374" calcext:value-type="float">
            <text:p>5.32374</text:p>
          </table:table-cell>
          <table:table-cell office:value-type="string" calcext:value-type="string">
            <text:p>2.703103e-01))</text:p>
          </table:table-cell>
        </table:table-row>
        <table:table-row table:style-name="ro1">
          <table:table-cell office:value-type="float" office:value="0.948889" calcext:value-type="float">
            <text:p>0.948889</text:p>
          </table:table-cell>
          <table:table-cell office:value-type="string" calcext:value-type="string">
            <text:p>((-1.260785e+01</text:p>
          </table:table-cell>
          <table:table-cell office:value-type="float" office:value="2.54978E-018" calcext:value-type="float">
            <text:p>2.54978E-18</text:p>
          </table:table-cell>
          <table:table-cell office:value-type="string" calcext:value-type="string">
            <text:p>6.375990e+02)</text:p>
          </table:table-cell>
          <table:table-cell office:value-type="string" calcext:value-type="string">
            <text:p>(5.405234e+00</text:p>
          </table:table-cell>
          <table:table-cell office:value-type="float" office:value="-7.185433E-021" calcext:value-type="float">
            <text:p>-7.185433E-21</text:p>
          </table:table-cell>
          <table:table-cell office:value-type="string" calcext:value-type="string">
            <text:p>-8.490802e-02))</text:p>
          </table:table-cell>
          <table:table-cell office:value-type="string" calcext:value-type="string">
            <text:p>((-3.187995e+01</text:p>
          </table:table-cell>
          <table:table-cell office:value-type="float" office:value="-186.6269" calcext:value-type="float">
            <text:p>-186.6269</text:p>
          </table:table-cell>
          <table:table-cell office:value-type="string" calcext:value-type="string">
            <text:p>-6.303923e-01)</text:p>
          </table:table-cell>
          <table:table-cell office:value-type="string" calcext:value-type="string">
            <text:p>(4.245401e-03</text:p>
          </table:table-cell>
          <table:table-cell office:value-type="float" office:value="5.322611" calcext:value-type="float">
            <text:p>5.322611</text:p>
          </table:table-cell>
          <table:table-cell office:value-type="string" calcext:value-type="string">
            <text:p>2.702617e-01))</text:p>
          </table:table-cell>
        </table:table-row>
        <table:table-row table:style-name="ro1">
          <table:table-cell office:value-type="float" office:value="0.949444" calcext:value-type="float">
            <text:p>0.949444</text:p>
          </table:table-cell>
          <table:table-cell office:value-type="string" calcext:value-type="string">
            <text:p>((-1.261739e+01</text:p>
          </table:table-cell>
          <table:table-cell office:value-type="float" office:value="2.561223E-018" calcext:value-type="float">
            <text:p>2.561223E-18</text:p>
          </table:table-cell>
          <table:table-cell office:value-type="string" calcext:value-type="string">
            <text:p>6.375516e+02)</text:p>
          </table:table-cell>
          <table:table-cell office:value-type="string" calcext:value-type="string">
            <text:p>(5.404269e+00</text:p>
          </table:table-cell>
          <table:table-cell office:value-type="float" office:value="-7.125032E-021" calcext:value-type="float">
            <text:p>-7.125032E-21</text:p>
          </table:table-cell>
          <table:table-cell office:value-type="string" calcext:value-type="string">
            <text:p>-8.474666e-02))</text:p>
          </table:table-cell>
          <table:table-cell office:value-type="string" calcext:value-type="string">
            <text:p>((-3.187758e+01</text:p>
          </table:table-cell>
          <table:table-cell office:value-type="float" office:value="-186.5985" calcext:value-type="float">
            <text:p>-186.5985</text:p>
          </table:table-cell>
          <table:table-cell office:value-type="string" calcext:value-type="string">
            <text:p>-6.308694e-01)</text:p>
          </table:table-cell>
          <table:table-cell office:value-type="string" calcext:value-type="string">
            <text:p>(4.237333e-03</text:p>
          </table:table-cell>
          <table:table-cell office:value-type="float" office:value="5.321488" calcext:value-type="float">
            <text:p>5.321488</text:p>
          </table:table-cell>
          <table:table-cell office:value-type="string" calcext:value-type="string">
            <text:p>2.702135e-01))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string" calcext:value-type="string">
            <text:p>((-1.262889e+01</text:p>
          </table:table-cell>
          <table:table-cell office:value-type="float" office:value="2.573275E-018" calcext:value-type="float">
            <text:p>2.573275E-18</text:p>
          </table:table-cell>
          <table:table-cell office:value-type="string" calcext:value-type="string">
            <text:p>6.375045e+02)</text:p>
          </table:table-cell>
          <table:table-cell office:value-type="string" calcext:value-type="string">
            <text:p>(5.403313e+00</text:p>
          </table:table-cell>
          <table:table-cell office:value-type="float" office:value="-7.062876E-021" calcext:value-type="float">
            <text:p>-7.062876E-21</text:p>
          </table:table-cell>
          <table:table-cell office:value-type="string" calcext:value-type="string">
            <text:p>-8.457851e-02))</text:p>
          </table:table-cell>
          <table:table-cell office:value-type="string" calcext:value-type="string">
            <text:p>((-3.187523e+01</text:p>
          </table:table-cell>
          <table:table-cell office:value-type="float" office:value="-186.5704" calcext:value-type="float">
            <text:p>-186.5704</text:p>
          </table:table-cell>
          <table:table-cell office:value-type="string" calcext:value-type="string">
            <text:p>-6.314446e-01)</text:p>
          </table:table-cell>
          <table:table-cell office:value-type="string" calcext:value-type="string">
            <text:p>(4.228926e-03</text:p>
          </table:table-cell>
          <table:table-cell office:value-type="float" office:value="5.32037" calcext:value-type="float">
            <text:p>5.32037</text:p>
          </table:table-cell>
          <table:table-cell office:value-type="string" calcext:value-type="string">
            <text:p>2.701656e-01))</text:p>
          </table:table-cell>
        </table:table-row>
        <table:table-row table:style-name="ro1">
          <table:table-cell office:value-type="float" office:value="0.950556" calcext:value-type="float">
            <text:p>0.950556</text:p>
          </table:table-cell>
          <table:table-cell office:value-type="string" calcext:value-type="string">
            <text:p>((-1.264143e+01</text:p>
          </table:table-cell>
          <table:table-cell office:value-type="float" office:value="2.585149E-018" calcext:value-type="float">
            <text:p>2.585149E-18</text:p>
          </table:table-cell>
          <table:table-cell office:value-type="string" calcext:value-type="string">
            <text:p>6.374537e+02)</text:p>
          </table:table-cell>
          <table:table-cell office:value-type="string" calcext:value-type="string">
            <text:p>(5.402363e+00</text:p>
          </table:table-cell>
          <table:table-cell office:value-type="float" office:value="-7.00049E-021" calcext:value-type="float">
            <text:p>-7.00049E-21</text:p>
          </table:table-cell>
          <table:table-cell office:value-type="string" calcext:value-type="string">
            <text:p>-8.440335e-02))</text:p>
          </table:table-cell>
          <table:table-cell office:value-type="string" calcext:value-type="string">
            <text:p>((-3.187269e+01</text:p>
          </table:table-cell>
          <table:table-cell office:value-type="float" office:value="-186.5408" calcext:value-type="float">
            <text:p>-186.5408</text:p>
          </table:table-cell>
          <table:table-cell office:value-type="string" calcext:value-type="string">
            <text:p>-6.320716e-01)</text:p>
          </table:table-cell>
          <table:table-cell office:value-type="string" calcext:value-type="string">
            <text:p>(4.220167e-03</text:p>
          </table:table-cell>
          <table:table-cell office:value-type="float" office:value="5.319257" calcext:value-type="float">
            <text:p>5.319257</text:p>
          </table:table-cell>
          <table:table-cell office:value-type="string" calcext:value-type="string">
            <text:p>2.701181e-01))</text:p>
          </table:table-cell>
        </table:table-row>
        <table:table-row table:style-name="ro1">
          <table:table-cell office:value-type="float" office:value="0.951111" calcext:value-type="float">
            <text:p>0.951111</text:p>
          </table:table-cell>
          <table:table-cell office:value-type="string" calcext:value-type="string">
            <text:p>((-1.265442e+01</text:p>
          </table:table-cell>
          <table:table-cell office:value-type="float" office:value="2.596492E-018" calcext:value-type="float">
            <text:p>2.596492E-18</text:p>
          </table:table-cell>
          <table:table-cell office:value-type="string" calcext:value-type="string">
            <text:p>6.373969e+02)</text:p>
          </table:table-cell>
          <table:table-cell office:value-type="string" calcext:value-type="string">
            <text:p>(5.401418e+00</text:p>
          </table:table-cell>
          <table:table-cell office:value-type="float" office:value="-6.93699E-021" calcext:value-type="float">
            <text:p>-6.93699E-21</text:p>
          </table:table-cell>
          <table:table-cell office:value-type="string" calcext:value-type="string">
            <text:p>-8.422381e-02))</text:p>
          </table:table-cell>
          <table:table-cell office:value-type="string" calcext:value-type="string">
            <text:p>((-3.186985e+01</text:p>
          </table:table-cell>
          <table:table-cell office:value-type="float" office:value="-186.5082" calcext:value-type="float">
            <text:p>-186.5082</text:p>
          </table:table-cell>
          <table:table-cell office:value-type="string" calcext:value-type="string">
            <text:p>-6.327210e-01)</text:p>
          </table:table-cell>
          <table:table-cell office:value-type="string" calcext:value-type="string">
            <text:p>(4.211190e-03</text:p>
          </table:table-cell>
          <table:table-cell office:value-type="float" office:value="5.318147" calcext:value-type="float">
            <text:p>5.318147</text:p>
          </table:table-cell>
          <table:table-cell office:value-type="string" calcext:value-type="string">
            <text:p>2.700709e-01))</text:p>
          </table:table-cell>
        </table:table-row>
        <table:table-row table:style-name="ro1">
          <table:table-cell office:value-type="float" office:value="0.951667" calcext:value-type="float">
            <text:p>0.951667</text:p>
          </table:table-cell>
          <table:table-cell office:value-type="string" calcext:value-type="string">
            <text:p>((-1.266788e+01</text:p>
          </table:table-cell>
          <table:table-cell office:value-type="float" office:value="2.6076E-018" calcext:value-type="float">
            <text:p>2.6076E-18</text:p>
          </table:table-cell>
          <table:table-cell office:value-type="string" calcext:value-type="string">
            <text:p>6.373328e+02)</text:p>
          </table:table-cell>
          <table:table-cell office:value-type="string" calcext:value-type="string">
            <text:p>(5.400480e+00</text:p>
          </table:table-cell>
          <table:table-cell office:value-type="float" office:value="-6.872523E-021" calcext:value-type="float">
            <text:p>-6.872523E-21</text:p>
          </table:table-cell>
          <table:table-cell office:value-type="string" calcext:value-type="string">
            <text:p>-8.403998e-02))</text:p>
          </table:table-cell>
          <table:table-cell office:value-type="string" calcext:value-type="string">
            <text:p>((-3.186664e+01</text:p>
          </table:table-cell>
          <table:table-cell office:value-type="float" office:value="-186.4715" calcext:value-type="float">
            <text:p>-186.4715</text:p>
          </table:table-cell>
          <table:table-cell office:value-type="string" calcext:value-type="string">
            <text:p>-6.333938e-01)</text:p>
          </table:table-cell>
          <table:table-cell office:value-type="string" calcext:value-type="string">
            <text:p>(4.201999e-03</text:p>
          </table:table-cell>
          <table:table-cell office:value-type="float" office:value="5.317043" calcext:value-type="float">
            <text:p>5.317043</text:p>
          </table:table-cell>
          <table:table-cell office:value-type="string" calcext:value-type="string">
            <text:p>2.700240e-01))</text:p>
          </table:table-cell>
        </table:table-row>
        <table:table-row table:style-name="ro1">
          <table:table-cell office:value-type="float" office:value="0.952222" calcext:value-type="float">
            <text:p>0.952222</text:p>
          </table:table-cell>
          <table:table-cell office:value-type="string" calcext:value-type="string">
            <text:p>((-1.268184e+01</text:p>
          </table:table-cell>
          <table:table-cell office:value-type="float" office:value="2.618799E-018" calcext:value-type="float">
            <text:p>2.618799E-18</text:p>
          </table:table-cell>
          <table:table-cell office:value-type="string" calcext:value-type="string">
            <text:p>6.372613e+02)</text:p>
          </table:table-cell>
          <table:table-cell office:value-type="string" calcext:value-type="string">
            <text:p>(5.399549e+00</text:p>
          </table:table-cell>
          <table:table-cell office:value-type="float" office:value="-6.807067E-021" calcext:value-type="float">
            <text:p>-6.807067E-21</text:p>
          </table:table-cell>
          <table:table-cell office:value-type="string" calcext:value-type="string">
            <text:p>-8.385312e-02))</text:p>
          </table:table-cell>
          <table:table-cell office:value-type="string" calcext:value-type="string">
            <text:p>((-3.186306e+01</text:p>
          </table:table-cell>
          <table:table-cell office:value-type="float" office:value="-186.4303" calcext:value-type="float">
            <text:p>-186.4303</text:p>
          </table:table-cell>
          <table:table-cell office:value-type="string" calcext:value-type="string">
            <text:p>-6.340919e-01)</text:p>
          </table:table-cell>
          <table:table-cell office:value-type="string" calcext:value-type="string">
            <text:p>(4.192656e-03</text:p>
          </table:table-cell>
          <table:table-cell office:value-type="float" office:value="5.315946" calcext:value-type="float">
            <text:p>5.315946</text:p>
          </table:table-cell>
          <table:table-cell office:value-type="string" calcext:value-type="string">
            <text:p>2.699775e-01))</text:p>
          </table:table-cell>
        </table:table-row>
        <table:table-row table:style-name="ro1">
          <table:table-cell office:value-type="float" office:value="0.952778" calcext:value-type="float">
            <text:p>0.952778</text:p>
          </table:table-cell>
          <table:table-cell office:value-type="string" calcext:value-type="string">
            <text:p>((-1.269637e+01</text:p>
          </table:table-cell>
          <table:table-cell office:value-type="float" office:value="2.630319E-018" calcext:value-type="float">
            <text:p>2.630319E-18</text:p>
          </table:table-cell>
          <table:table-cell office:value-type="string" calcext:value-type="string">
            <text:p>6.371840e+02)</text:p>
          </table:table-cell>
          <table:table-cell office:value-type="string" calcext:value-type="string">
            <text:p>(5.398625e+00</text:p>
          </table:table-cell>
          <table:table-cell office:value-type="float" office:value="-6.740496E-021" calcext:value-type="float">
            <text:p>-6.740496E-21</text:p>
          </table:table-cell>
          <table:table-cell office:value-type="string" calcext:value-type="string">
            <text:p>-8.366525e-02))</text:p>
          </table:table-cell>
          <table:table-cell office:value-type="string" calcext:value-type="string">
            <text:p>((-3.185920e+01</text:p>
          </table:table-cell>
          <table:table-cell office:value-type="float" office:value="-186.3852" calcext:value-type="float">
            <text:p>-186.3852</text:p>
          </table:table-cell>
          <table:table-cell office:value-type="string" calcext:value-type="string">
            <text:p>-6.348186e-01)</text:p>
          </table:table-cell>
          <table:table-cell office:value-type="string" calcext:value-type="string">
            <text:p>(4.183262e-03</text:p>
          </table:table-cell>
          <table:table-cell office:value-type="float" office:value="5.314856" calcext:value-type="float">
            <text:p>5.314856</text:p>
          </table:table-cell>
          <table:table-cell office:value-type="string" calcext:value-type="string">
            <text:p>2.699313e-01))</text:p>
          </table:table-cell>
        </table:table-row>
        <table:table-row table:style-name="ro1">
          <table:table-cell office:value-type="float" office:value="0.953333" calcext:value-type="float">
            <text:p>0.953333</text:p>
          </table:table-cell>
          <table:table-cell office:value-type="string" calcext:value-type="string">
            <text:p>((-1.271157e+01</text:p>
          </table:table-cell>
          <table:table-cell office:value-type="float" office:value="2.641975E-018" calcext:value-type="float">
            <text:p>2.641975E-18</text:p>
          </table:table-cell>
          <table:table-cell office:value-type="string" calcext:value-type="string">
            <text:p>6.371021e+02)</text:p>
          </table:table-cell>
          <table:table-cell office:value-type="string" calcext:value-type="string">
            <text:p>(5.397715e+00</text:p>
          </table:table-cell>
          <table:table-cell office:value-type="float" office:value="-6.675064E-021" calcext:value-type="float">
            <text:p>-6.675064E-21</text:p>
          </table:table-cell>
          <table:table-cell office:value-type="string" calcext:value-type="string">
            <text:p>-8.347666e-02))</text:p>
          </table:table-cell>
          <table:table-cell office:value-type="string" calcext:value-type="string">
            <text:p>((-3.185510e+01</text:p>
          </table:table-cell>
          <table:table-cell office:value-type="float" office:value="-186.3374" calcext:value-type="float">
            <text:p>-186.3374</text:p>
          </table:table-cell>
          <table:table-cell office:value-type="string" calcext:value-type="string">
            <text:p>-6.355785e-01)</text:p>
          </table:table-cell>
          <table:table-cell office:value-type="string" calcext:value-type="string">
            <text:p>(4.173833e-03</text:p>
          </table:table-cell>
          <table:table-cell office:value-type="float" office:value="5.31378" calcext:value-type="float">
            <text:p>5.31378</text:p>
          </table:table-cell>
          <table:table-cell office:value-type="string" calcext:value-type="string">
            <text:p>2.698858e-01))</text:p>
          </table:table-cell>
        </table:table-row>
        <table:table-row table:style-name="ro1">
          <table:table-cell office:value-type="float" office:value="0.953889" calcext:value-type="float">
            <text:p>0.953889</text:p>
          </table:table-cell>
          <table:table-cell office:value-type="string" calcext:value-type="string">
            <text:p>((-1.272741e+01</text:p>
          </table:table-cell>
          <table:table-cell office:value-type="float" office:value="2.653515E-018" calcext:value-type="float">
            <text:p>2.653515E-18</text:p>
          </table:table-cell>
          <table:table-cell office:value-type="string" calcext:value-type="string">
            <text:p>6.370170e+02)</text:p>
          </table:table-cell>
          <table:table-cell office:value-type="string" calcext:value-type="string">
            <text:p>(5.396809e+00</text:p>
          </table:table-cell>
          <table:table-cell office:value-type="float" office:value="-6.610651E-021" calcext:value-type="float">
            <text:p>-6.610651E-21</text:p>
          </table:table-cell>
          <table:table-cell office:value-type="string" calcext:value-type="string">
            <text:p>-8.328938e-02))</text:p>
          </table:table-cell>
          <table:table-cell office:value-type="string" calcext:value-type="string">
            <text:p>((-3.185085e+01</text:p>
          </table:table-cell>
          <table:table-cell office:value-type="float" office:value="-186.2878" calcext:value-type="float">
            <text:p>-186.2878</text:p>
          </table:table-cell>
          <table:table-cell office:value-type="string" calcext:value-type="string">
            <text:p>-6.363703e-01)</text:p>
          </table:table-cell>
          <table:table-cell office:value-type="string" calcext:value-type="string">
            <text:p>(4.164469e-03</text:p>
          </table:table-cell>
          <table:table-cell office:value-type="float" office:value="5.312709" calcext:value-type="float">
            <text:p>5.312709</text:p>
          </table:table-cell>
          <table:table-cell office:value-type="string" calcext:value-type="string">
            <text:p>2.698404e-01))</text:p>
          </table:table-cell>
        </table:table-row>
        <table:table-row table:style-name="ro1">
          <table:table-cell office:value-type="float" office:value="0.954444" calcext:value-type="float">
            <text:p>0.954444</text:p>
          </table:table-cell>
          <table:table-cell office:value-type="string" calcext:value-type="string">
            <text:p>((-1.274370e+01</text:p>
          </table:table-cell>
          <table:table-cell office:value-type="float" office:value="2.66487E-018" calcext:value-type="float">
            <text:p>2.66487E-18</text:p>
          </table:table-cell>
          <table:table-cell office:value-type="string" calcext:value-type="string">
            <text:p>6.369310e+02)</text:p>
          </table:table-cell>
          <table:table-cell office:value-type="string" calcext:value-type="string">
            <text:p>(5.395904e+00</text:p>
          </table:table-cell>
          <table:table-cell office:value-type="float" office:value="-6.547849E-021" calcext:value-type="float">
            <text:p>-6.547849E-21</text:p>
          </table:table-cell>
          <table:table-cell office:value-type="string" calcext:value-type="string">
            <text:p>-8.310572e-02))</text:p>
          </table:table-cell>
          <table:table-cell office:value-type="string" calcext:value-type="string">
            <text:p>((-3.184655e+01</text:p>
          </table:table-cell>
          <table:table-cell office:value-type="float" office:value="-186.238" calcext:value-type="float">
            <text:p>-186.238</text:p>
          </table:table-cell>
          <table:table-cell office:value-type="string" calcext:value-type="string">
            <text:p>-6.371852e-01)</text:p>
          </table:table-cell>
          <table:table-cell office:value-type="string" calcext:value-type="string">
            <text:p>(4.155286e-03</text:p>
          </table:table-cell>
          <table:table-cell office:value-type="float" office:value="5.311641" calcext:value-type="float">
            <text:p>5.311641</text:p>
          </table:table-cell>
          <table:table-cell office:value-type="string" calcext:value-type="string">
            <text:p>2.697952e-01))</text:p>
          </table:table-cell>
        </table:table-row>
        <table:table-row table:style-name="ro1">
          <table:table-cell office:value-type="float" office:value="0.955" calcext:value-type="float">
            <text:p>0.955</text:p>
          </table:table-cell>
          <table:table-cell office:value-type="string" calcext:value-type="string">
            <text:p>((-1.276004e+01</text:p>
          </table:table-cell>
          <table:table-cell office:value-type="float" office:value="2.675565E-018" calcext:value-type="float">
            <text:p>2.675565E-18</text:p>
          </table:table-cell>
          <table:table-cell office:value-type="string" calcext:value-type="string">
            <text:p>6.368462e+02)</text:p>
          </table:table-cell>
          <table:table-cell office:value-type="string" calcext:value-type="string">
            <text:p>(5.394997e+00</text:p>
          </table:table-cell>
          <table:table-cell office:value-type="float" office:value="-6.492049E-021" calcext:value-type="float">
            <text:p>-6.492049E-21</text:p>
          </table:table-cell>
          <table:table-cell office:value-type="string" calcext:value-type="string">
            <text:p>-8.292749e-02))</text:p>
          </table:table-cell>
          <table:table-cell office:value-type="string" calcext:value-type="string">
            <text:p>((-3.184231e+01</text:p>
          </table:table-cell>
          <table:table-cell office:value-type="float" office:value="-186.1893" calcext:value-type="float">
            <text:p>-186.1893</text:p>
          </table:table-cell>
          <table:table-cell office:value-type="string" calcext:value-type="string">
            <text:p>-6.380022e-01)</text:p>
          </table:table-cell>
          <table:table-cell office:value-type="string" calcext:value-type="string">
            <text:p>(4.146375e-03</text:p>
          </table:table-cell>
          <table:table-cell office:value-type="float" office:value="5.310574" calcext:value-type="float">
            <text:p>5.310574</text:p>
          </table:table-cell>
          <table:table-cell office:value-type="string" calcext:value-type="string">
            <text:p>2.697498e-01))</text:p>
          </table:table-cell>
        </table:table-row>
        <table:table-row table:style-name="ro1">
          <table:table-cell office:value-type="float" office:value="0.955556" calcext:value-type="float">
            <text:p>0.955556</text:p>
          </table:table-cell>
          <table:table-cell office:value-type="string" calcext:value-type="string">
            <text:p>((-1.277636e+01</text:p>
          </table:table-cell>
          <table:table-cell office:value-type="float" office:value="2.685788E-018" calcext:value-type="float">
            <text:p>2.685788E-18</text:p>
          </table:table-cell>
          <table:table-cell office:value-type="string" calcext:value-type="string">
            <text:p>6.367626e+02)</text:p>
          </table:table-cell>
          <table:table-cell office:value-type="string" calcext:value-type="string">
            <text:p>(5.394084e+00</text:p>
          </table:table-cell>
          <table:table-cell office:value-type="float" office:value="-6.449691E-021" calcext:value-type="float">
            <text:p>-6.449691E-21</text:p>
          </table:table-cell>
          <table:table-cell office:value-type="string" calcext:value-type="string">
            <text:p>-8.275533e-02))</text:p>
          </table:table-cell>
          <table:table-cell office:value-type="string" calcext:value-type="string">
            <text:p>((-3.183813e+01</text:p>
          </table:table-cell>
          <table:table-cell office:value-type="float" office:value="-186.1415" calcext:value-type="float">
            <text:p>-186.1415</text:p>
          </table:table-cell>
          <table:table-cell office:value-type="string" calcext:value-type="string">
            <text:p>-6.388182e-01)</text:p>
          </table:table-cell>
          <table:table-cell office:value-type="string" calcext:value-type="string">
            <text:p>(4.137766e-03</text:p>
          </table:table-cell>
          <table:table-cell office:value-type="float" office:value="5.309503" calcext:value-type="float">
            <text:p>5.309503</text:p>
          </table:table-cell>
          <table:table-cell office:value-type="string" calcext:value-type="string">
            <text:p>2.697042e-01))</text:p>
          </table:table-cell>
        </table:table-row>
        <table:table-row table:style-name="ro1">
          <table:table-cell office:value-type="float" office:value="0.956111" calcext:value-type="float">
            <text:p>0.956111</text:p>
          </table:table-cell>
          <table:table-cell office:value-type="string" calcext:value-type="string">
            <text:p>((-1.279223e+01</text:p>
          </table:table-cell>
          <table:table-cell office:value-type="float" office:value="2.695123E-018" calcext:value-type="float">
            <text:p>2.695123E-18</text:p>
          </table:table-cell>
          <table:table-cell office:value-type="string" calcext:value-type="string">
            <text:p>6.366810e+02)</text:p>
          </table:table-cell>
          <table:table-cell office:value-type="string" calcext:value-type="string">
            <text:p>(5.393164e+00</text:p>
          </table:table-cell>
          <table:table-cell office:value-type="float" office:value="-6.40854E-021" calcext:value-type="float">
            <text:p>-6.40854E-21</text:p>
          </table:table-cell>
          <table:table-cell office:value-type="string" calcext:value-type="string">
            <text:p>-8.258927e-02))</text:p>
          </table:table-cell>
          <table:table-cell office:value-type="string" calcext:value-type="string">
            <text:p>((-3.183405e+01</text:p>
          </table:table-cell>
          <table:table-cell office:value-type="float" office:value="-186.0953" calcext:value-type="float">
            <text:p>-186.0953</text:p>
          </table:table-cell>
          <table:table-cell office:value-type="string" calcext:value-type="string">
            <text:p>-6.396113e-01)</text:p>
          </table:table-cell>
          <table:table-cell office:value-type="string" calcext:value-type="string">
            <text:p>(4.129464e-03</text:p>
          </table:table-cell>
          <table:table-cell office:value-type="float" office:value="5.308428" calcext:value-type="float">
            <text:p>5.308428</text:p>
          </table:table-cell>
          <table:table-cell office:value-type="string" calcext:value-type="string">
            <text:p>2.696582e-01))</text:p>
          </table:table-cell>
        </table:table-row>
        <table:table-row table:style-name="ro1">
          <table:table-cell office:value-type="float" office:value="0.956667" calcext:value-type="float">
            <text:p>0.956667</text:p>
          </table:table-cell>
          <table:table-cell office:value-type="string" calcext:value-type="string">
            <text:p>((-1.280772e+01</text:p>
          </table:table-cell>
          <table:table-cell office:value-type="float" office:value="2.704072E-018" calcext:value-type="float">
            <text:p>2.704072E-18</text:p>
          </table:table-cell>
          <table:table-cell office:value-type="string" calcext:value-type="string">
            <text:p>6.366007e+02)</text:p>
          </table:table-cell>
          <table:table-cell office:value-type="string" calcext:value-type="string">
            <text:p>(5.392227e+00</text:p>
          </table:table-cell>
          <table:table-cell office:value-type="float" office:value="-6.36816E-021" calcext:value-type="float">
            <text:p>-6.36816E-21</text:p>
          </table:table-cell>
          <table:table-cell office:value-type="string" calcext:value-type="string">
            <text:p>-8.242826e-02))</text:p>
          </table:table-cell>
          <table:table-cell office:value-type="string" calcext:value-type="string">
            <text:p>((-3.183003e+01</text:p>
          </table:table-cell>
          <table:table-cell office:value-type="float" office:value="-186.0497" calcext:value-type="float">
            <text:p>-186.0497</text:p>
          </table:table-cell>
          <table:table-cell office:value-type="string" calcext:value-type="string">
            <text:p>-6.403858e-01)</text:p>
          </table:table-cell>
          <table:table-cell office:value-type="string" calcext:value-type="string">
            <text:p>(4.121413e-03</text:p>
          </table:table-cell>
          <table:table-cell office:value-type="float" office:value="5.307337" calcext:value-type="float">
            <text:p>5.307337</text:p>
          </table:table-cell>
          <table:table-cell office:value-type="string" calcext:value-type="string">
            <text:p>2.696114e-01))</text:p>
          </table:table-cell>
        </table:table-row>
        <table:table-row table:style-name="ro1">
          <table:table-cell office:value-type="float" office:value="0.957222" calcext:value-type="float">
            <text:p>0.957222</text:p>
          </table:table-cell>
          <table:table-cell office:value-type="string" calcext:value-type="string">
            <text:p>((-1.282266e+01</text:p>
          </table:table-cell>
          <table:table-cell office:value-type="float" office:value="2.712392E-018" calcext:value-type="float">
            <text:p>2.712392E-18</text:p>
          </table:table-cell>
          <table:table-cell office:value-type="string" calcext:value-type="string">
            <text:p>6.365226e+02)</text:p>
          </table:table-cell>
          <table:table-cell office:value-type="string" calcext:value-type="string">
            <text:p>(5.391265e+00</text:p>
          </table:table-cell>
          <table:table-cell office:value-type="float" office:value="-6.328073E-021" calcext:value-type="float">
            <text:p>-6.328073E-21</text:p>
          </table:table-cell>
          <table:table-cell office:value-type="string" calcext:value-type="string">
            <text:p>-8.227004e-02))</text:p>
          </table:table-cell>
          <table:table-cell office:value-type="string" calcext:value-type="string">
            <text:p>((-3.182613e+01</text:p>
          </table:table-cell>
          <table:table-cell office:value-type="float" office:value="-186.0055" calcext:value-type="float">
            <text:p>-186.0055</text:p>
          </table:table-cell>
          <table:table-cell office:value-type="string" calcext:value-type="string">
            <text:p>-6.411332e-01)</text:p>
          </table:table-cell>
          <table:table-cell office:value-type="string" calcext:value-type="string">
            <text:p>(4.113502e-03</text:p>
          </table:table-cell>
          <table:table-cell office:value-type="float" office:value="5.306222" calcext:value-type="float">
            <text:p>5.306222</text:p>
          </table:table-cell>
          <table:table-cell office:value-type="string" calcext:value-type="string">
            <text:p>2.695632e-01))</text:p>
          </table:table-cell>
        </table:table-row>
        <table:table-row table:style-name="ro1">
          <table:table-cell office:value-type="float" office:value="0.957778" calcext:value-type="float">
            <text:p>0.957778</text:p>
          </table:table-cell>
          <table:table-cell office:value-type="string" calcext:value-type="string">
            <text:p>((-1.283711e+01</text:p>
          </table:table-cell>
          <table:table-cell office:value-type="float" office:value="2.720167E-018" calcext:value-type="float">
            <text:p>2.720167E-18</text:p>
          </table:table-cell>
          <table:table-cell office:value-type="string" calcext:value-type="string">
            <text:p>6.364467e+02)</text:p>
          </table:table-cell>
          <table:table-cell office:value-type="string" calcext:value-type="string">
            <text:p>(5.390267e+00</text:p>
          </table:table-cell>
          <table:table-cell office:value-type="float" office:value="-6.288268E-021" calcext:value-type="float">
            <text:p>-6.288268E-21</text:p>
          </table:table-cell>
          <table:table-cell office:value-type="string" calcext:value-type="string">
            <text:p>-8.211381e-02))</text:p>
          </table:table-cell>
          <table:table-cell office:value-type="string" calcext:value-type="string">
            <text:p>((-3.182233e+01</text:p>
          </table:table-cell>
          <table:table-cell office:value-type="float" office:value="-185.9624" calcext:value-type="float">
            <text:p>-185.9624</text:p>
          </table:table-cell>
          <table:table-cell office:value-type="string" calcext:value-type="string">
            <text:p>-6.418557e-01)</text:p>
          </table:table-cell>
          <table:table-cell office:value-type="string" calcext:value-type="string">
            <text:p>(4.105690e-03</text:p>
          </table:table-cell>
          <table:table-cell office:value-type="float" office:value="5.305071" calcext:value-type="float">
            <text:p>5.305071</text:p>
          </table:table-cell>
          <table:table-cell office:value-type="string" calcext:value-type="string">
            <text:p>2.695134e-01))</text:p>
          </table:table-cell>
        </table:table-row>
        <table:table-row table:style-name="ro1">
          <table:table-cell office:value-type="float" office:value="0.958333" calcext:value-type="float">
            <text:p>0.958333</text:p>
          </table:table-cell>
          <table:table-cell office:value-type="string" calcext:value-type="string">
            <text:p>((-1.285100e+01</text:p>
          </table:table-cell>
          <table:table-cell office:value-type="float" office:value="2.727507E-018" calcext:value-type="float">
            <text:p>2.727507E-18</text:p>
          </table:table-cell>
          <table:table-cell office:value-type="string" calcext:value-type="string">
            <text:p>6.363741e+02)</text:p>
          </table:table-cell>
          <table:table-cell office:value-type="string" calcext:value-type="string">
            <text:p>(5.389238e+00</text:p>
          </table:table-cell>
          <table:table-cell office:value-type="float" office:value="-6.24743E-021" calcext:value-type="float">
            <text:p>-6.24743E-21</text:p>
          </table:table-cell>
          <table:table-cell office:value-type="string" calcext:value-type="string">
            <text:p>-8.196154e-02))</text:p>
          </table:table-cell>
          <table:table-cell office:value-type="string" calcext:value-type="string">
            <text:p>((-3.181870e+01</text:p>
          </table:table-cell>
          <table:table-cell office:value-type="float" office:value="-185.9211" calcext:value-type="float">
            <text:p>-185.9211</text:p>
          </table:table-cell>
          <table:table-cell office:value-type="string" calcext:value-type="string">
            <text:p>-6.425499e-01)</text:p>
          </table:table-cell>
          <table:table-cell office:value-type="string" calcext:value-type="string">
            <text:p>(4.098077e-03</text:p>
          </table:table-cell>
          <table:table-cell office:value-type="float" office:value="5.30389" calcext:value-type="float">
            <text:p>5.30389</text:p>
          </table:table-cell>
          <table:table-cell office:value-type="string" calcext:value-type="string">
            <text:p>2.694619e-01))</text:p>
          </table:table-cell>
        </table:table-row>
        <table:table-row table:style-name="ro1">
          <table:table-cell office:value-type="float" office:value="0.958889" calcext:value-type="float">
            <text:p>0.958889</text:p>
          </table:table-cell>
          <table:table-cell office:value-type="string" calcext:value-type="string">
            <text:p>((-1.286434e+01</text:p>
          </table:table-cell>
          <table:table-cell office:value-type="float" office:value="2.734406E-018" calcext:value-type="float">
            <text:p>2.734406E-18</text:p>
          </table:table-cell>
          <table:table-cell office:value-type="string" calcext:value-type="string">
            <text:p>6.363049e+02)</text:p>
          </table:table-cell>
          <table:table-cell office:value-type="string" calcext:value-type="string">
            <text:p>(5.388176e+00</text:p>
          </table:table-cell>
          <table:table-cell office:value-type="float" office:value="-6.197442E-021" calcext:value-type="float">
            <text:p>-6.197442E-21</text:p>
          </table:table-cell>
          <table:table-cell office:value-type="string" calcext:value-type="string">
            <text:p>-8.181516e-02))</text:p>
          </table:table-cell>
          <table:table-cell office:value-type="string" calcext:value-type="string">
            <text:p>((-3.181525e+01</text:p>
          </table:table-cell>
          <table:table-cell office:value-type="float" office:value="-185.882" calcext:value-type="float">
            <text:p>-185.882</text:p>
          </table:table-cell>
          <table:table-cell office:value-type="string" calcext:value-type="string">
            <text:p>-6.432171e-01)</text:p>
          </table:table-cell>
          <table:table-cell office:value-type="string" calcext:value-type="string">
            <text:p>(4.090758e-03</text:p>
          </table:table-cell>
          <table:table-cell office:value-type="float" office:value="5.302677" calcext:value-type="float">
            <text:p>5.302677</text:p>
          </table:table-cell>
          <table:table-cell office:value-type="string" calcext:value-type="string">
            <text:p>2.694088e-01))</text:p>
          </table:table-cell>
        </table:table-row>
        <table:table-row table:style-name="ro1">
          <table:table-cell office:value-type="float" office:value="0.959444" calcext:value-type="float">
            <text:p>0.959444</text:p>
          </table:table-cell>
          <table:table-cell office:value-type="string" calcext:value-type="string">
            <text:p>((-1.287713e+01</text:p>
          </table:table-cell>
          <table:table-cell office:value-type="float" office:value="2.740779E-018" calcext:value-type="float">
            <text:p>2.740779E-18</text:p>
          </table:table-cell>
          <table:table-cell office:value-type="string" calcext:value-type="string">
            <text:p>6.362396e+02)</text:p>
          </table:table-cell>
          <table:table-cell office:value-type="string" calcext:value-type="string">
            <text:p>(5.387073e+00</text:p>
          </table:table-cell>
          <table:table-cell office:value-type="float" office:value="-6.148614E-021" calcext:value-type="float">
            <text:p>-6.148614E-21</text:p>
          </table:table-cell>
          <table:table-cell office:value-type="string" calcext:value-type="string">
            <text:p>-8.167555e-02))</text:p>
          </table:table-cell>
          <table:table-cell office:value-type="string" calcext:value-type="string">
            <text:p>((-3.181198e+01</text:p>
          </table:table-cell>
          <table:table-cell office:value-type="float" office:value="-185.8451" calcext:value-type="float">
            <text:p>-185.8451</text:p>
          </table:table-cell>
          <table:table-cell office:value-type="string" calcext:value-type="string">
            <text:p>-6.438563e-01)</text:p>
          </table:table-cell>
          <table:table-cell office:value-type="string" calcext:value-type="string">
            <text:p>(4.083777e-03</text:p>
          </table:table-cell>
          <table:table-cell office:value-type="float" office:value="5.301425" calcext:value-type="float">
            <text:p>5.301425</text:p>
          </table:table-cell>
          <table:table-cell office:value-type="string" calcext:value-type="string">
            <text:p>2.693537e-01))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string" calcext:value-type="string">
            <text:p>((-1.288935e+01</text:p>
          </table:table-cell>
          <table:table-cell office:value-type="float" office:value="2.746529E-018" calcext:value-type="float">
            <text:p>2.746529E-18</text:p>
          </table:table-cell>
          <table:table-cell office:value-type="string" calcext:value-type="string">
            <text:p>6.361777e+02)</text:p>
          </table:table-cell>
          <table:table-cell office:value-type="string" calcext:value-type="string">
            <text:p>(5.385927e+00</text:p>
          </table:table-cell>
          <table:table-cell office:value-type="float" office:value="-6.101795E-021" calcext:value-type="float">
            <text:p>-6.101795E-21</text:p>
          </table:table-cell>
          <table:table-cell office:value-type="string" calcext:value-type="string">
            <text:p>-8.154284e-02))</text:p>
          </table:table-cell>
          <table:table-cell office:value-type="string" calcext:value-type="string">
            <text:p>((-3.180889e+01</text:p>
          </table:table-cell>
          <table:table-cell office:value-type="float" office:value="-185.8103" calcext:value-type="float">
            <text:p>-185.8103</text:p>
          </table:table-cell>
          <table:table-cell office:value-type="string" calcext:value-type="string">
            <text:p>-6.444677e-01)</text:p>
          </table:table-cell>
          <table:table-cell office:value-type="string" calcext:value-type="string">
            <text:p>(4.077142e-03</text:p>
          </table:table-cell>
          <table:table-cell office:value-type="float" office:value="5.30013" calcext:value-type="float">
            <text:p>5.30013</text:p>
          </table:table-cell>
          <table:table-cell office:value-type="string" calcext:value-type="string">
            <text:p>2.692963e-01))</text:p>
          </table:table-cell>
        </table:table-row>
        <table:table-row table:style-name="ro1">
          <table:table-cell office:value-type="float" office:value="0.960556" calcext:value-type="float">
            <text:p>0.960556</text:p>
          </table:table-cell>
          <table:table-cell office:value-type="string" calcext:value-type="string">
            <text:p>((-1.290111e+01</text:p>
          </table:table-cell>
          <table:table-cell office:value-type="float" office:value="2.751772E-018" calcext:value-type="float">
            <text:p>2.751772E-18</text:p>
          </table:table-cell>
          <table:table-cell office:value-type="string" calcext:value-type="string">
            <text:p>6.361187e+02)</text:p>
          </table:table-cell>
          <table:table-cell office:value-type="string" calcext:value-type="string">
            <text:p>(5.384740e+00</text:p>
          </table:table-cell>
          <table:table-cell office:value-type="float" office:value="-6.056694E-021" calcext:value-type="float">
            <text:p>-6.056694E-21</text:p>
          </table:table-cell>
          <table:table-cell office:value-type="string" calcext:value-type="string">
            <text:p>-8.141844e-02))</text:p>
          </table:table-cell>
          <table:table-cell office:value-type="string" calcext:value-type="string">
            <text:p>((-3.180594e+01</text:p>
          </table:table-cell>
          <table:table-cell office:value-type="float" office:value="-185.7773" calcext:value-type="float">
            <text:p>-185.7773</text:p>
          </table:table-cell>
          <table:table-cell office:value-type="string" calcext:value-type="string">
            <text:p>-6.450557e-01)</text:p>
          </table:table-cell>
          <table:table-cell office:value-type="string" calcext:value-type="string">
            <text:p>(4.070922e-03</text:p>
          </table:table-cell>
          <table:table-cell office:value-type="float" office:value="5.298797" calcext:value-type="float">
            <text:p>5.298797</text:p>
          </table:table-cell>
          <table:table-cell office:value-type="string" calcext:value-type="string">
            <text:p>2.692370e-01))</text:p>
          </table:table-cell>
        </table:table-row>
        <table:table-row table:style-name="ro1">
          <table:table-cell office:value-type="float" office:value="0.961111" calcext:value-type="float">
            <text:p>0.961111</text:p>
          </table:table-cell>
          <table:table-cell office:value-type="string" calcext:value-type="string">
            <text:p>((-1.291230e+01</text:p>
          </table:table-cell>
          <table:table-cell office:value-type="float" office:value="2.756283E-018" calcext:value-type="float">
            <text:p>2.756283E-18</text:p>
          </table:table-cell>
          <table:table-cell office:value-type="string" calcext:value-type="string">
            <text:p>6.360638e+02)</text:p>
          </table:table-cell>
          <table:table-cell office:value-type="string" calcext:value-type="string">
            <text:p>(5.383549e+00</text:p>
          </table:table-cell>
          <table:table-cell office:value-type="float" office:value="-6.014051E-021" calcext:value-type="float">
            <text:p>-6.014051E-21</text:p>
          </table:table-cell>
          <table:table-cell office:value-type="string" calcext:value-type="string">
            <text:p>-8.130393e-02))</text:p>
          </table:table-cell>
          <table:table-cell office:value-type="string" calcext:value-type="string">
            <text:p>((-3.180319e+01</text:p>
          </table:table-cell>
          <table:table-cell office:value-type="float" office:value="-185.7465" calcext:value-type="float">
            <text:p>-185.7465</text:p>
          </table:table-cell>
          <table:table-cell office:value-type="string" calcext:value-type="string">
            <text:p>-6.456151e-01)</text:p>
          </table:table-cell>
          <table:table-cell office:value-type="string" calcext:value-type="string">
            <text:p>(4.065196e-03</text:p>
          </table:table-cell>
          <table:table-cell office:value-type="float" office:value="5.297464" calcext:value-type="float">
            <text:p>5.297464</text:p>
          </table:table-cell>
          <table:table-cell office:value-type="string" calcext:value-type="string">
            <text:p>2.691774e-01))</text:p>
          </table:table-cell>
        </table:table-row>
        <table:table-row table:style-name="ro1">
          <table:table-cell office:value-type="float" office:value="0.961667" calcext:value-type="float">
            <text:p>0.961667</text:p>
          </table:table-cell>
          <table:table-cell office:value-type="string" calcext:value-type="string">
            <text:p>((-1.292318e+01</text:p>
          </table:table-cell>
          <table:table-cell office:value-type="float" office:value="2.761311E-018" calcext:value-type="float">
            <text:p>2.761311E-18</text:p>
          </table:table-cell>
          <table:table-cell office:value-type="string" calcext:value-type="string">
            <text:p>6.360047e+02)</text:p>
          </table:table-cell>
          <table:table-cell office:value-type="string" calcext:value-type="string">
            <text:p>(5.382381e+00</text:p>
          </table:table-cell>
          <table:table-cell office:value-type="float" office:value="-5.972335E-021" calcext:value-type="float">
            <text:p>-5.972335E-21</text:p>
          </table:table-cell>
          <table:table-cell office:value-type="string" calcext:value-type="string">
            <text:p>-8.116333e-02))</text:p>
          </table:table-cell>
          <table:table-cell office:value-type="string" calcext:value-type="string">
            <text:p>((-3.180023e+01</text:p>
          </table:table-cell>
          <table:table-cell office:value-type="float" office:value="-185.7151" calcext:value-type="float">
            <text:p>-185.7151</text:p>
          </table:table-cell>
          <table:table-cell office:value-type="string" calcext:value-type="string">
            <text:p>-6.461590e-01)</text:p>
          </table:table-cell>
          <table:table-cell office:value-type="string" calcext:value-type="string">
            <text:p>(4.058167e-03</text:p>
          </table:table-cell>
          <table:table-cell office:value-type="float" office:value="5.296147" calcext:value-type="float">
            <text:p>5.296147</text:p>
          </table:table-cell>
          <table:table-cell office:value-type="string" calcext:value-type="string">
            <text:p>2.691191e-01))</text:p>
          </table:table-cell>
        </table:table-row>
        <table:table-row table:style-name="ro1">
          <table:table-cell office:value-type="float" office:value="0.962222" calcext:value-type="float">
            <text:p>0.962222</text:p>
          </table:table-cell>
          <table:table-cell office:value-type="string" calcext:value-type="string">
            <text:p>((-1.293356e+01</text:p>
          </table:table-cell>
          <table:table-cell office:value-type="float" office:value="2.765651E-018" calcext:value-type="float">
            <text:p>2.765651E-18</text:p>
          </table:table-cell>
          <table:table-cell office:value-type="string" calcext:value-type="string">
            <text:p>6.359491e+02)</text:p>
          </table:table-cell>
          <table:table-cell office:value-type="string" calcext:value-type="string">
            <text:p>(5.381205e+00</text:p>
          </table:table-cell>
          <table:table-cell office:value-type="float" office:value="-5.932681E-021" calcext:value-type="float">
            <text:p>-5.932681E-21</text:p>
          </table:table-cell>
          <table:table-cell office:value-type="string" calcext:value-type="string">
            <text:p>-8.101402e-02))</text:p>
          </table:table-cell>
          <table:table-cell office:value-type="string" calcext:value-type="string">
            <text:p>((-3.179745e+01</text:p>
          </table:table-cell>
          <table:table-cell office:value-type="float" office:value="-185.6853" calcext:value-type="float">
            <text:p>-185.6853</text:p>
          </table:table-cell>
          <table:table-cell office:value-type="string" calcext:value-type="string">
            <text:p>-6.466780e-01)</text:p>
          </table:table-cell>
          <table:table-cell office:value-type="string" calcext:value-type="string">
            <text:p>(4.050701e-03</text:p>
          </table:table-cell>
          <table:table-cell office:value-type="float" office:value="5.294819" calcext:value-type="float">
            <text:p>5.294819</text:p>
          </table:table-cell>
          <table:table-cell office:value-type="string" calcext:value-type="string">
            <text:p>2.690603e-01))</text:p>
          </table:table-cell>
        </table:table-row>
        <table:table-row table:style-name="ro1">
          <table:table-cell office:value-type="float" office:value="0.962778" calcext:value-type="float">
            <text:p>0.962778</text:p>
          </table:table-cell>
          <table:table-cell office:value-type="string" calcext:value-type="string">
            <text:p>((-1.294352e+01</text:p>
          </table:table-cell>
          <table:table-cell office:value-type="float" office:value="2.769353E-018" calcext:value-type="float">
            <text:p>2.769353E-18</text:p>
          </table:table-cell>
          <table:table-cell office:value-type="string" calcext:value-type="string">
            <text:p>6.358964e+02)</text:p>
          </table:table-cell>
          <table:table-cell office:value-type="string" calcext:value-type="string">
            <text:p>(5.380017e+00</text:p>
          </table:table-cell>
          <table:table-cell office:value-type="float" office:value="-5.887717E-021" calcext:value-type="float">
            <text:p>-5.887717E-21</text:p>
          </table:table-cell>
          <table:table-cell office:value-type="string" calcext:value-type="string">
            <text:p>-8.086492e-02))</text:p>
          </table:table-cell>
          <table:table-cell office:value-type="string" calcext:value-type="string">
            <text:p>((-3.179482e+01</text:p>
          </table:table-cell>
          <table:table-cell office:value-type="float" office:value="-185.6568" calcext:value-type="float">
            <text:p>-185.6568</text:p>
          </table:table-cell>
          <table:table-cell office:value-type="string" calcext:value-type="string">
            <text:p>-6.471759e-01)</text:p>
          </table:table-cell>
          <table:table-cell office:value-type="string" calcext:value-type="string">
            <text:p>(4.043246e-03</text:p>
          </table:table-cell>
          <table:table-cell office:value-type="float" office:value="5.293477" calcext:value-type="float">
            <text:p>5.293477</text:p>
          </table:table-cell>
          <table:table-cell office:value-type="string" calcext:value-type="string">
            <text:p>2.690009e-01))</text:p>
          </table:table-cell>
        </table:table-row>
        <table:table-row table:style-name="ro1">
          <table:table-cell office:value-type="float" office:value="0.963333" calcext:value-type="float">
            <text:p>0.963333</text:p>
          </table:table-cell>
          <table:table-cell office:value-type="string" calcext:value-type="string">
            <text:p>((-1.295312e+01</text:p>
          </table:table-cell>
          <table:table-cell office:value-type="float" office:value="2.773634E-018" calcext:value-type="float">
            <text:p>2.773634E-18</text:p>
          </table:table-cell>
          <table:table-cell office:value-type="string" calcext:value-type="string">
            <text:p>6.358467e+02)</text:p>
          </table:table-cell>
          <table:table-cell office:value-type="string" calcext:value-type="string">
            <text:p>(5.378802e+00</text:p>
          </table:table-cell>
          <table:table-cell office:value-type="float" office:value="-5.80657E-021" calcext:value-type="float">
            <text:p>-5.80657E-21</text:p>
          </table:table-cell>
          <table:table-cell office:value-type="string" calcext:value-type="string">
            <text:p>-8.073074e-02))</text:p>
          </table:table-cell>
          <table:table-cell office:value-type="string" calcext:value-type="string">
            <text:p>((-3.179234e+01</text:p>
          </table:table-cell>
          <table:table-cell office:value-type="float" office:value="-185.6299" calcext:value-type="float">
            <text:p>-185.6299</text:p>
          </table:table-cell>
          <table:table-cell office:value-type="string" calcext:value-type="string">
            <text:p>-6.476558e-01)</text:p>
          </table:table-cell>
          <table:table-cell office:value-type="string" calcext:value-type="string">
            <text:p>(4.036537e-03</text:p>
          </table:table-cell>
          <table:table-cell office:value-type="float" office:value="5.29211" calcext:value-type="float">
            <text:p>5.29211</text:p>
          </table:table-cell>
          <table:table-cell office:value-type="string" calcext:value-type="string">
            <text:p>2.689401e-01))</text:p>
          </table:table-cell>
        </table:table-row>
        <table:table-row table:style-name="ro1">
          <table:table-cell office:value-type="float" office:value="0.963889" calcext:value-type="float">
            <text:p>0.963889</text:p>
          </table:table-cell>
          <table:table-cell office:value-type="string" calcext:value-type="string">
            <text:p>((-1.296214e+01</text:p>
          </table:table-cell>
          <table:table-cell office:value-type="float" office:value="2.778866E-018" calcext:value-type="float">
            <text:p>2.778866E-18</text:p>
          </table:table-cell>
          <table:table-cell office:value-type="string" calcext:value-type="string">
            <text:p>6.357980e+02)</text:p>
          </table:table-cell>
          <table:table-cell office:value-type="string" calcext:value-type="string">
            <text:p>(5.377561e+00</text:p>
          </table:table-cell>
          <table:table-cell office:value-type="float" office:value="-5.724409E-021" calcext:value-type="float">
            <text:p>-5.724409E-21</text:p>
          </table:table-cell>
          <table:table-cell office:value-type="string" calcext:value-type="string">
            <text:p>-8.058649e-02))</text:p>
          </table:table-cell>
          <table:table-cell office:value-type="string" calcext:value-type="string">
            <text:p>((-3.178990e+01</text:p>
          </table:table-cell>
          <table:table-cell office:value-type="float" office:value="-185.6047" calcext:value-type="float">
            <text:p>-185.6047</text:p>
          </table:table-cell>
          <table:table-cell office:value-type="string" calcext:value-type="string">
            <text:p>-6.481070e-01)</text:p>
          </table:table-cell>
          <table:table-cell office:value-type="string" calcext:value-type="string">
            <text:p>(4.029324e-03</text:p>
          </table:table-cell>
          <table:table-cell office:value-type="float" office:value="5.290713" calcext:value-type="float">
            <text:p>5.290713</text:p>
          </table:table-cell>
          <table:table-cell office:value-type="string" calcext:value-type="string">
            <text:p>2.688780e-01))</text:p>
          </table:table-cell>
        </table:table-row>
        <table:table-row table:style-name="ro1">
          <table:table-cell office:value-type="float" office:value="0.964444" calcext:value-type="float">
            <text:p>0.964444</text:p>
          </table:table-cell>
          <table:table-cell office:value-type="string" calcext:value-type="string">
            <text:p>((-1.297065e+01</text:p>
          </table:table-cell>
          <table:table-cell office:value-type="float" office:value="2.783086E-018" calcext:value-type="float">
            <text:p>2.783086E-18</text:p>
          </table:table-cell>
          <table:table-cell office:value-type="string" calcext:value-type="string">
            <text:p>6.357523e+02)</text:p>
          </table:table-cell>
          <table:table-cell office:value-type="string" calcext:value-type="string">
            <text:p>(5.376295e+00</text:p>
          </table:table-cell>
          <table:table-cell office:value-type="float" office:value="-5.63956E-021" calcext:value-type="float">
            <text:p>-5.63956E-21</text:p>
          </table:table-cell>
          <table:table-cell office:value-type="string" calcext:value-type="string">
            <text:p>-8.043333e-02))</text:p>
          </table:table-cell>
          <table:table-cell office:value-type="string" calcext:value-type="string">
            <text:p>((-3.178762e+01</text:p>
          </table:table-cell>
          <table:table-cell office:value-type="float" office:value="-185.5815" calcext:value-type="float">
            <text:p>-185.5815</text:p>
          </table:table-cell>
          <table:table-cell office:value-type="string" calcext:value-type="string">
            <text:p>-6.485325e-01)</text:p>
          </table:table-cell>
          <table:table-cell office:value-type="string" calcext:value-type="string">
            <text:p>(4.021667e-03</text:p>
          </table:table-cell>
          <table:table-cell office:value-type="float" office:value="5.289289" calcext:value-type="float">
            <text:p>5.289289</text:p>
          </table:table-cell>
          <table:table-cell office:value-type="string" calcext:value-type="string">
            <text:p>2.688148e-01))</text:p>
          </table:table-cell>
        </table:table-row>
        <table:table-row table:style-name="ro1">
          <table:table-cell office:value-type="float" office:value="0.965" calcext:value-type="float">
            <text:p>0.965</text:p>
          </table:table-cell>
          <table:table-cell office:value-type="string" calcext:value-type="string">
            <text:p>((-1.297837e+01</text:p>
          </table:table-cell>
          <table:table-cell office:value-type="float" office:value="2.787033E-018" calcext:value-type="float">
            <text:p>2.787033E-18</text:p>
          </table:table-cell>
          <table:table-cell office:value-type="string" calcext:value-type="string">
            <text:p>6.357134e+02)</text:p>
          </table:table-cell>
          <table:table-cell office:value-type="string" calcext:value-type="string">
            <text:p>(5.375006e+00</text:p>
          </table:table-cell>
          <table:table-cell office:value-type="float" office:value="-5.554156E-021" calcext:value-type="float">
            <text:p>-5.554156E-21</text:p>
          </table:table-cell>
          <table:table-cell office:value-type="string" calcext:value-type="string">
            <text:p>-8.026438e-02))</text:p>
          </table:table-cell>
          <table:table-cell office:value-type="string" calcext:value-type="string">
            <text:p>((-3.178567e+01</text:p>
          </table:table-cell>
          <table:table-cell office:value-type="float" office:value="-185.562" calcext:value-type="float">
            <text:p>-185.562</text:p>
          </table:table-cell>
          <table:table-cell office:value-type="string" calcext:value-type="string">
            <text:p>-6.489184e-01)</text:p>
          </table:table-cell>
          <table:table-cell office:value-type="string" calcext:value-type="string">
            <text:p>(4.013219e-03</text:p>
          </table:table-cell>
          <table:table-cell office:value-type="float" office:value="5.287836" calcext:value-type="float">
            <text:p>5.287836</text:p>
          </table:table-cell>
          <table:table-cell office:value-type="string" calcext:value-type="string">
            <text:p>2.687503e-01))</text:p>
          </table:table-cell>
        </table:table-row>
        <table:table-row table:style-name="ro1">
          <table:table-cell office:value-type="float" office:value="0.965556" calcext:value-type="float">
            <text:p>0.965556</text:p>
          </table:table-cell>
          <table:table-cell office:value-type="string" calcext:value-type="string">
            <text:p>((-1.298510e+01</text:p>
          </table:table-cell>
          <table:table-cell office:value-type="float" office:value="2.790856E-018" calcext:value-type="float">
            <text:p>2.790856E-18</text:p>
          </table:table-cell>
          <table:table-cell office:value-type="string" calcext:value-type="string">
            <text:p>6.356821e+02)</text:p>
          </table:table-cell>
          <table:table-cell office:value-type="string" calcext:value-type="string">
            <text:p>(5.373694e+00</text:p>
          </table:table-cell>
          <table:table-cell office:value-type="float" office:value="-5.472151E-021" calcext:value-type="float">
            <text:p>-5.472151E-21</text:p>
          </table:table-cell>
          <table:table-cell office:value-type="string" calcext:value-type="string">
            <text:p>-8.008675e-02))</text:p>
          </table:table-cell>
          <table:table-cell office:value-type="string" calcext:value-type="string">
            <text:p>((-3.178411e+01</text:p>
          </table:table-cell>
          <table:table-cell office:value-type="float" office:value="-185.5467" calcext:value-type="float">
            <text:p>-185.5467</text:p>
          </table:table-cell>
          <table:table-cell office:value-type="string" calcext:value-type="string">
            <text:p>-6.492552e-01)</text:p>
          </table:table-cell>
          <table:table-cell office:value-type="string" calcext:value-type="string">
            <text:p>(4.004338e-03</text:p>
          </table:table-cell>
          <table:table-cell office:value-type="float" office:value="5.286359" calcext:value-type="float">
            <text:p>5.286359</text:p>
          </table:table-cell>
          <table:table-cell office:value-type="string" calcext:value-type="string">
            <text:p>2.686847e-01))</text:p>
          </table:table-cell>
        </table:table-row>
        <table:table-row table:style-name="ro1">
          <table:table-cell office:value-type="float" office:value="0.966111" calcext:value-type="float">
            <text:p>0.966111</text:p>
          </table:table-cell>
          <table:table-cell office:value-type="string" calcext:value-type="string">
            <text:p>((-1.299134e+01</text:p>
          </table:table-cell>
          <table:table-cell office:value-type="float" office:value="2.793743E-018" calcext:value-type="float">
            <text:p>2.793743E-18</text:p>
          </table:table-cell>
          <table:table-cell office:value-type="string" calcext:value-type="string">
            <text:p>6.356499e+02)</text:p>
          </table:table-cell>
          <table:table-cell office:value-type="string" calcext:value-type="string">
            <text:p>(5.372368e+00</text:p>
          </table:table-cell>
          <table:table-cell office:value-type="float" office:value="-5.391307E-021" calcext:value-type="float">
            <text:p>-5.391307E-21</text:p>
          </table:table-cell>
          <table:table-cell office:value-type="string" calcext:value-type="string">
            <text:p>-7.990263e-02))</text:p>
          </table:table-cell>
          <table:table-cell office:value-type="string" calcext:value-type="string">
            <text:p>((-3.178249e+01</text:p>
          </table:table-cell>
          <table:table-cell office:value-type="float" office:value="-185.5317" calcext:value-type="float">
            <text:p>-185.5317</text:p>
          </table:table-cell>
          <table:table-cell office:value-type="string" calcext:value-type="string">
            <text:p>-6.495669e-01)</text:p>
          </table:table-cell>
          <table:table-cell office:value-type="string" calcext:value-type="string">
            <text:p>(3.995132e-03</text:p>
          </table:table-cell>
          <table:table-cell office:value-type="float" office:value="5.284866" calcext:value-type="float">
            <text:p>5.284866</text:p>
          </table:table-cell>
          <table:table-cell office:value-type="string" calcext:value-type="string">
            <text:p>2.686184e-01))</text:p>
          </table:table-cell>
        </table:table-row>
        <table:table-row table:style-name="ro1">
          <table:table-cell office:value-type="float" office:value="0.966667" calcext:value-type="float">
            <text:p>0.966667</text:p>
          </table:table-cell>
          <table:table-cell office:value-type="string" calcext:value-type="string">
            <text:p>((-1.299676e+01</text:p>
          </table:table-cell>
          <table:table-cell office:value-type="float" office:value="2.796413E-018" calcext:value-type="float">
            <text:p>2.796413E-18</text:p>
          </table:table-cell>
          <table:table-cell office:value-type="string" calcext:value-type="string">
            <text:p>6.356225e+02)</text:p>
          </table:table-cell>
          <table:table-cell office:value-type="string" calcext:value-type="string">
            <text:p>(5.371023e+00</text:p>
          </table:table-cell>
          <table:table-cell office:value-type="float" office:value="-5.313029E-021" calcext:value-type="float">
            <text:p>-5.313029E-21</text:p>
          </table:table-cell>
          <table:table-cell office:value-type="string" calcext:value-type="string">
            <text:p>-7.971005e-02))</text:p>
          </table:table-cell>
          <table:table-cell office:value-type="string" calcext:value-type="string">
            <text:p>((-3.178112e+01</text:p>
          </table:table-cell>
          <table:table-cell office:value-type="float" office:value="-185.5195" calcext:value-type="float">
            <text:p>-185.5195</text:p>
          </table:table-cell>
          <table:table-cell office:value-type="string" calcext:value-type="string">
            <text:p>-6.498380e-01)</text:p>
          </table:table-cell>
          <table:table-cell office:value-type="string" calcext:value-type="string">
            <text:p>(3.985503e-03</text:p>
          </table:table-cell>
          <table:table-cell office:value-type="float" office:value="5.283352" calcext:value-type="float">
            <text:p>5.283352</text:p>
          </table:table-cell>
          <table:table-cell office:value-type="string" calcext:value-type="string">
            <text:p>2.685512e-01))</text:p>
          </table:table-cell>
        </table:table-row>
        <table:table-row table:style-name="ro1">
          <table:table-cell office:value-type="float" office:value="0.967222" calcext:value-type="float">
            <text:p>0.967222</text:p>
          </table:table-cell>
          <table:table-cell office:value-type="string" calcext:value-type="string">
            <text:p>((-1.300134e+01</text:p>
          </table:table-cell>
          <table:table-cell office:value-type="float" office:value="2.798684E-018" calcext:value-type="float">
            <text:p>2.798684E-18</text:p>
          </table:table-cell>
          <table:table-cell office:value-type="string" calcext:value-type="string">
            <text:p>6.356004e+02)</text:p>
          </table:table-cell>
          <table:table-cell office:value-type="string" calcext:value-type="string">
            <text:p>(5.369665e+00</text:p>
          </table:table-cell>
          <table:table-cell office:value-type="float" office:value="-5.238098E-021" calcext:value-type="float">
            <text:p>-5.238098E-21</text:p>
          </table:table-cell>
          <table:table-cell office:value-type="string" calcext:value-type="string">
            <text:p>-7.950950e-02))</text:p>
          </table:table-cell>
          <table:table-cell office:value-type="string" calcext:value-type="string">
            <text:p>((-3.178002e+01</text:p>
          </table:table-cell>
          <table:table-cell office:value-type="float" office:value="-185.5099" calcext:value-type="float">
            <text:p>-185.5099</text:p>
          </table:table-cell>
          <table:table-cell office:value-type="string" calcext:value-type="string">
            <text:p>-6.500668e-01)</text:p>
          </table:table-cell>
          <table:table-cell office:value-type="string" calcext:value-type="string">
            <text:p>(3.975475e-03</text:p>
          </table:table-cell>
          <table:table-cell office:value-type="float" office:value="5.281821" calcext:value-type="float">
            <text:p>5.281821</text:p>
          </table:table-cell>
          <table:table-cell office:value-type="string" calcext:value-type="string">
            <text:p>2.684832e-01))</text:p>
          </table:table-cell>
        </table:table-row>
        <table:table-row table:style-name="ro1">
          <table:table-cell office:value-type="float" office:value="0.967778" calcext:value-type="float">
            <text:p>0.967778</text:p>
          </table:table-cell>
          <table:table-cell office:value-type="string" calcext:value-type="string">
            <text:p>((-1.300525e+01</text:p>
          </table:table-cell>
          <table:table-cell office:value-type="float" office:value="2.800123E-018" calcext:value-type="float">
            <text:p>2.800123E-18</text:p>
          </table:table-cell>
          <table:table-cell office:value-type="string" calcext:value-type="string">
            <text:p>6.355818e+02)</text:p>
          </table:table-cell>
          <table:table-cell office:value-type="string" calcext:value-type="string">
            <text:p>(5.368294e+00</text:p>
          </table:table-cell>
          <table:table-cell office:value-type="float" office:value="-5.165903E-021" calcext:value-type="float">
            <text:p>-5.165903E-21</text:p>
          </table:table-cell>
          <table:table-cell office:value-type="string" calcext:value-type="string">
            <text:p>-7.930318e-02))</text:p>
          </table:table-cell>
          <table:table-cell office:value-type="string" calcext:value-type="string">
            <text:p>((-3.177909e+01</text:p>
          </table:table-cell>
          <table:table-cell office:value-type="float" office:value="-185.5021" calcext:value-type="float">
            <text:p>-185.5021</text:p>
          </table:table-cell>
          <table:table-cell office:value-type="string" calcext:value-type="string">
            <text:p>-6.502625e-01)</text:p>
          </table:table-cell>
          <table:table-cell office:value-type="string" calcext:value-type="string">
            <text:p>(3.965159e-03</text:p>
          </table:table-cell>
          <table:table-cell office:value-type="float" office:value="5.280276" calcext:value-type="float">
            <text:p>5.280276</text:p>
          </table:table-cell>
          <table:table-cell office:value-type="string" calcext:value-type="string">
            <text:p>2.684147e-01))</text:p>
          </table:table-cell>
        </table:table-row>
        <table:table-row table:style-name="ro1">
          <table:table-cell office:value-type="float" office:value="0.968333" calcext:value-type="float">
            <text:p>0.968333</text:p>
          </table:table-cell>
          <table:table-cell office:value-type="string" calcext:value-type="string">
            <text:p>((-1.300864e+01</text:p>
          </table:table-cell>
          <table:table-cell office:value-type="float" office:value="2.801435E-018" calcext:value-type="float">
            <text:p>2.801435E-18</text:p>
          </table:table-cell>
          <table:table-cell office:value-type="string" calcext:value-type="string">
            <text:p>6.355667e+02)</text:p>
          </table:table-cell>
          <table:table-cell office:value-type="string" calcext:value-type="string">
            <text:p>(5.366918e+00</text:p>
          </table:table-cell>
          <table:table-cell office:value-type="float" office:value="-5.095596E-021" calcext:value-type="float">
            <text:p>-5.095596E-21</text:p>
          </table:table-cell>
          <table:table-cell office:value-type="string" calcext:value-type="string">
            <text:p>-7.909205e-02))</text:p>
          </table:table-cell>
          <table:table-cell office:value-type="string" calcext:value-type="string">
            <text:p>((-3.177833e+01</text:p>
          </table:table-cell>
          <table:table-cell office:value-type="float" office:value="-185.496" calcext:value-type="float">
            <text:p>-185.496</text:p>
          </table:table-cell>
          <table:table-cell office:value-type="string" calcext:value-type="string">
            <text:p>-6.504319e-01)</text:p>
          </table:table-cell>
          <table:table-cell office:value-type="string" calcext:value-type="string">
            <text:p>(3.954602e-03</text:p>
          </table:table-cell>
          <table:table-cell office:value-type="float" office:value="5.278724" calcext:value-type="float">
            <text:p>5.278724</text:p>
          </table:table-cell>
          <table:table-cell office:value-type="string" calcext:value-type="string">
            <text:p>2.683459e-01))</text:p>
          </table:table-cell>
        </table:table-row>
        <table:table-row table:style-name="ro1">
          <table:table-cell office:value-type="float" office:value="0.968889" calcext:value-type="float">
            <text:p>0.968889</text:p>
          </table:table-cell>
          <table:table-cell office:value-type="string" calcext:value-type="string">
            <text:p>((-1.301104e+01</text:p>
          </table:table-cell>
          <table:table-cell office:value-type="float" office:value="2.802717E-018" calcext:value-type="float">
            <text:p>2.802717E-18</text:p>
          </table:table-cell>
          <table:table-cell office:value-type="string" calcext:value-type="string">
            <text:p>6.355600e+02)</text:p>
          </table:table-cell>
          <table:table-cell office:value-type="string" calcext:value-type="string">
            <text:p>(5.365537e+00</text:p>
          </table:table-cell>
          <table:table-cell office:value-type="float" office:value="-5.027276E-021" calcext:value-type="float">
            <text:p>-5.027276E-21</text:p>
          </table:table-cell>
          <table:table-cell office:value-type="string" calcext:value-type="string">
            <text:p>-7.887740e-02))</text:p>
          </table:table-cell>
          <table:table-cell office:value-type="string" calcext:value-type="string">
            <text:p>((-3.177800e+01</text:p>
          </table:table-cell>
          <table:table-cell office:value-type="float" office:value="-185.4943" calcext:value-type="float">
            <text:p>-185.4943</text:p>
          </table:table-cell>
          <table:table-cell office:value-type="string" calcext:value-type="string">
            <text:p>-6.505521e-01)</text:p>
          </table:table-cell>
          <table:table-cell office:value-type="string" calcext:value-type="string">
            <text:p>(3.943870e-03</text:p>
          </table:table-cell>
          <table:table-cell office:value-type="float" office:value="5.277167" calcext:value-type="float">
            <text:p>5.277167</text:p>
          </table:table-cell>
          <table:table-cell office:value-type="string" calcext:value-type="string">
            <text:p>2.682769e-01))</text:p>
          </table:table-cell>
        </table:table-row>
        <table:table-row table:style-name="ro1">
          <table:table-cell office:value-type="float" office:value="0.969444" calcext:value-type="float">
            <text:p>0.969444</text:p>
          </table:table-cell>
          <table:table-cell office:value-type="string" calcext:value-type="string">
            <text:p>((-1.301294e+01</text:p>
          </table:table-cell>
          <table:table-cell office:value-type="float" office:value="2.802428E-018" calcext:value-type="float">
            <text:p>2.802428E-18</text:p>
          </table:table-cell>
          <table:table-cell office:value-type="string" calcext:value-type="string">
            <text:p>6.355556e+02)</text:p>
          </table:table-cell>
          <table:table-cell office:value-type="string" calcext:value-type="string">
            <text:p>(5.364160e+00</text:p>
          </table:table-cell>
          <table:table-cell office:value-type="float" office:value="-4.959991E-021" calcext:value-type="float">
            <text:p>-4.959991E-21</text:p>
          </table:table-cell>
          <table:table-cell office:value-type="string" calcext:value-type="string">
            <text:p>-7.865965e-02))</text:p>
          </table:table-cell>
          <table:table-cell office:value-type="string" calcext:value-type="string">
            <text:p>((-3.177778e+01</text:p>
          </table:table-cell>
          <table:table-cell office:value-type="float" office:value="-185.4942" calcext:value-type="float">
            <text:p>-185.4942</text:p>
          </table:table-cell>
          <table:table-cell office:value-type="string" calcext:value-type="string">
            <text:p>-6.506471e-01)</text:p>
          </table:table-cell>
          <table:table-cell office:value-type="string" calcext:value-type="string">
            <text:p>(3.932982e-03</text:p>
          </table:table-cell>
          <table:table-cell office:value-type="float" office:value="5.275614" calcext:value-type="float">
            <text:p>5.275614</text:p>
          </table:table-cell>
          <table:table-cell office:value-type="string" calcext:value-type="string">
            <text:p>2.682080e-01))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string" calcext:value-type="string">
            <text:p>((-1.301462e+01</text:p>
          </table:table-cell>
          <table:table-cell office:value-type="float" office:value="2.801209E-018" calcext:value-type="float">
            <text:p>2.801209E-18</text:p>
          </table:table-cell>
          <table:table-cell office:value-type="string" calcext:value-type="string">
            <text:p>6.355511e+02)</text:p>
          </table:table-cell>
          <table:table-cell office:value-type="string" calcext:value-type="string">
            <text:p>(5.362787e+00</text:p>
          </table:table-cell>
          <table:table-cell office:value-type="float" office:value="-4.894259E-021" calcext:value-type="float">
            <text:p>-4.894259E-21</text:p>
          </table:table-cell>
          <table:table-cell office:value-type="string" calcext:value-type="string">
            <text:p>-7.844006e-02))</text:p>
          </table:table-cell>
          <table:table-cell office:value-type="string" calcext:value-type="string">
            <text:p>((-3.177756e+01</text:p>
          </table:table-cell>
          <table:table-cell office:value-type="float" office:value="-185.494" calcext:value-type="float">
            <text:p>-185.494</text:p>
          </table:table-cell>
          <table:table-cell office:value-type="string" calcext:value-type="string">
            <text:p>-6.507310e-01)</text:p>
          </table:table-cell>
          <table:table-cell office:value-type="string" calcext:value-type="string">
            <text:p>(3.922003e-03</text:p>
          </table:table-cell>
          <table:table-cell office:value-type="float" office:value="5.274065" calcext:value-type="float">
            <text:p>5.274065</text:p>
          </table:table-cell>
          <table:table-cell office:value-type="string" calcext:value-type="string">
            <text:p>2.681394e-01))</text:p>
          </table:table-cell>
        </table:table-row>
        <table:table-row table:style-name="ro1">
          <table:table-cell office:value-type="float" office:value="0.970556" calcext:value-type="float">
            <text:p>0.970556</text:p>
          </table:table-cell>
          <table:table-cell office:value-type="string" calcext:value-type="string">
            <text:p>((-1.301624e+01</text:p>
          </table:table-cell>
          <table:table-cell office:value-type="float" office:value="2.799956E-018" calcext:value-type="float">
            <text:p>2.799956E-18</text:p>
          </table:table-cell>
          <table:table-cell office:value-type="string" calcext:value-type="string">
            <text:p>6.355459e+02)</text:p>
          </table:table-cell>
          <table:table-cell office:value-type="string" calcext:value-type="string">
            <text:p>(5.361426e+00</text:p>
          </table:table-cell>
          <table:table-cell office:value-type="float" office:value="-4.829858E-021" calcext:value-type="float">
            <text:p>-4.829858E-21</text:p>
          </table:table-cell>
          <table:table-cell office:value-type="string" calcext:value-type="string">
            <text:p>-7.821933e-02))</text:p>
          </table:table-cell>
          <table:table-cell office:value-type="string" calcext:value-type="string">
            <text:p>((-3.177730e+01</text:p>
          </table:table-cell>
          <table:table-cell office:value-type="float" office:value="-185.4933" calcext:value-type="float">
            <text:p>-185.4933</text:p>
          </table:table-cell>
          <table:table-cell office:value-type="string" calcext:value-type="string">
            <text:p>-6.508120e-01)</text:p>
          </table:table-cell>
          <table:table-cell office:value-type="string" calcext:value-type="string">
            <text:p>(3.910967e-03</text:p>
          </table:table-cell>
          <table:table-cell office:value-type="float" office:value="5.272528" calcext:value-type="float">
            <text:p>5.272528</text:p>
          </table:table-cell>
          <table:table-cell office:value-type="string" calcext:value-type="string">
            <text:p>2.680713e-01))</text:p>
          </table:table-cell>
        </table:table-row>
        <table:table-row table:style-name="ro1">
          <table:table-cell office:value-type="float" office:value="0.971111" calcext:value-type="float">
            <text:p>0.971111</text:p>
          </table:table-cell>
          <table:table-cell office:value-type="string" calcext:value-type="string">
            <text:p>((-1.301784e+01</text:p>
          </table:table-cell>
          <table:table-cell office:value-type="float" office:value="2.799368E-018" calcext:value-type="float">
            <text:p>2.799368E-18</text:p>
          </table:table-cell>
          <table:table-cell office:value-type="string" calcext:value-type="string">
            <text:p>6.355411e+02)</text:p>
          </table:table-cell>
          <table:table-cell office:value-type="string" calcext:value-type="string">
            <text:p>(5.360077e+00</text:p>
          </table:table-cell>
          <table:table-cell office:value-type="float" office:value="-4.767059E-021" calcext:value-type="float">
            <text:p>-4.767059E-21</text:p>
          </table:table-cell>
          <table:table-cell office:value-type="string" calcext:value-type="string">
            <text:p>-7.799804e-02))</text:p>
          </table:table-cell>
          <table:table-cell office:value-type="string" calcext:value-type="string">
            <text:p>((-3.177706e+01</text:p>
          </table:table-cell>
          <table:table-cell office:value-type="float" office:value="-185.4922" calcext:value-type="float">
            <text:p>-185.4922</text:p>
          </table:table-cell>
          <table:table-cell office:value-type="string" calcext:value-type="string">
            <text:p>-6.508922e-01)</text:p>
          </table:table-cell>
          <table:table-cell office:value-type="string" calcext:value-type="string">
            <text:p>(3.899902e-03</text:p>
          </table:table-cell>
          <table:table-cell office:value-type="float" office:value="5.271005" calcext:value-type="float">
            <text:p>5.271005</text:p>
          </table:table-cell>
          <table:table-cell office:value-type="string" calcext:value-type="string">
            <text:p>2.680039e-01))</text:p>
          </table:table-cell>
        </table:table-row>
        <table:table-row table:style-name="ro1">
          <table:table-cell office:value-type="float" office:value="0.971667" calcext:value-type="float">
            <text:p>0.971667</text:p>
          </table:table-cell>
          <table:table-cell office:value-type="string" calcext:value-type="string">
            <text:p>((-1.301926e+01</text:p>
          </table:table-cell>
          <table:table-cell office:value-type="float" office:value="2.799073E-018" calcext:value-type="float">
            <text:p>2.799073E-18</text:p>
          </table:table-cell>
          <table:table-cell office:value-type="string" calcext:value-type="string">
            <text:p>6.355392e+02)</text:p>
          </table:table-cell>
          <table:table-cell office:value-type="string" calcext:value-type="string">
            <text:p>(5.358748e+00</text:p>
          </table:table-cell>
          <table:table-cell office:value-type="float" office:value="-4.705567E-021" calcext:value-type="float">
            <text:p>-4.705567E-21</text:p>
          </table:table-cell>
          <table:table-cell office:value-type="string" calcext:value-type="string">
            <text:p>-7.777599e-02))</text:p>
          </table:table-cell>
          <table:table-cell office:value-type="string" calcext:value-type="string">
            <text:p>((-3.177696e+01</text:p>
          </table:table-cell>
          <table:table-cell office:value-type="float" office:value="-185.4924" calcext:value-type="float">
            <text:p>-185.4924</text:p>
          </table:table-cell>
          <table:table-cell office:value-type="string" calcext:value-type="string">
            <text:p>-6.509631e-01)</text:p>
          </table:table-cell>
          <table:table-cell office:value-type="string" calcext:value-type="string">
            <text:p>(3.888799e-03</text:p>
          </table:table-cell>
          <table:table-cell office:value-type="float" office:value="5.269503" calcext:value-type="float">
            <text:p>5.269503</text:p>
          </table:table-cell>
          <table:table-cell office:value-type="string" calcext:value-type="string">
            <text:p>2.679374e-01))</text:p>
          </table:table-cell>
        </table:table-row>
        <table:table-row table:style-name="ro1">
          <table:table-cell office:value-type="float" office:value="0.972222" calcext:value-type="float">
            <text:p>0.972222</text:p>
          </table:table-cell>
          <table:table-cell office:value-type="string" calcext:value-type="string">
            <text:p>((-1.302032e+01</text:p>
          </table:table-cell>
          <table:table-cell office:value-type="float" office:value="2.798495E-018" calcext:value-type="float">
            <text:p>2.798495E-18</text:p>
          </table:table-cell>
          <table:table-cell office:value-type="string" calcext:value-type="string">
            <text:p>6.355418e+02)</text:p>
          </table:table-cell>
          <table:table-cell office:value-type="string" calcext:value-type="string">
            <text:p>(5.357440e+00</text:p>
          </table:table-cell>
          <table:table-cell office:value-type="float" office:value="-4.6456E-021" calcext:value-type="float">
            <text:p>-4.6456E-21</text:p>
          </table:table-cell>
          <table:table-cell office:value-type="string" calcext:value-type="string">
            <text:p>-7.755351e-02))</text:p>
          </table:table-cell>
          <table:table-cell office:value-type="string" calcext:value-type="string">
            <text:p>((-3.177709e+01</text:p>
          </table:table-cell>
          <table:table-cell office:value-type="float" office:value="-185.4949" calcext:value-type="float">
            <text:p>-185.4949</text:p>
          </table:table-cell>
          <table:table-cell office:value-type="string" calcext:value-type="string">
            <text:p>-6.510160e-01)</text:p>
          </table:table-cell>
          <table:table-cell office:value-type="string" calcext:value-type="string">
            <text:p>(3.877676e-03</text:p>
          </table:table-cell>
          <table:table-cell office:value-type="float" office:value="5.268024" calcext:value-type="float">
            <text:p>5.268024</text:p>
          </table:table-cell>
          <table:table-cell office:value-type="string" calcext:value-type="string">
            <text:p>2.678720e-01))</text:p>
          </table:table-cell>
        </table:table-row>
        <table:table-row table:style-name="ro1">
          <table:table-cell office:value-type="float" office:value="0.972778" calcext:value-type="float">
            <text:p>0.972778</text:p>
          </table:table-cell>
          <table:table-cell office:value-type="string" calcext:value-type="string">
            <text:p>((-1.302116e+01</text:p>
          </table:table-cell>
          <table:table-cell office:value-type="float" office:value="2.797775E-018" calcext:value-type="float">
            <text:p>2.797775E-18</text:p>
          </table:table-cell>
          <table:table-cell office:value-type="string" calcext:value-type="string">
            <text:p>6.355477e+02)</text:p>
          </table:table-cell>
          <table:table-cell office:value-type="string" calcext:value-type="string">
            <text:p>(5.356160e+00</text:p>
          </table:table-cell>
          <table:table-cell office:value-type="float" office:value="-4.586986E-021" calcext:value-type="float">
            <text:p>-4.586986E-21</text:p>
          </table:table-cell>
          <table:table-cell office:value-type="string" calcext:value-type="string">
            <text:p>-7.732973e-02))</text:p>
          </table:table-cell>
          <table:table-cell office:value-type="string" calcext:value-type="string">
            <text:p>((-3.177738e+01</text:p>
          </table:table-cell>
          <table:table-cell office:value-type="float" office:value="-185.4991" calcext:value-type="float">
            <text:p>-185.4991</text:p>
          </table:table-cell>
          <table:table-cell office:value-type="string" calcext:value-type="string">
            <text:p>-6.510578e-01)</text:p>
          </table:table-cell>
          <table:table-cell office:value-type="string" calcext:value-type="string">
            <text:p>(3.866486e-03</text:p>
          </table:table-cell>
          <table:table-cell office:value-type="float" office:value="5.266575" calcext:value-type="float">
            <text:p>5.266575</text:p>
          </table:table-cell>
          <table:table-cell office:value-type="string" calcext:value-type="string">
            <text:p>2.678080e-01))</text:p>
          </table:table-cell>
        </table:table-row>
        <table:table-row table:style-name="ro1">
          <table:table-cell office:value-type="float" office:value="0.973333" calcext:value-type="float">
            <text:p>0.973333</text:p>
          </table:table-cell>
          <table:table-cell office:value-type="string" calcext:value-type="string">
            <text:p>((-1.302061e+01</text:p>
          </table:table-cell>
          <table:table-cell office:value-type="float" office:value="2.796747E-018" calcext:value-type="float">
            <text:p>2.796747E-18</text:p>
          </table:table-cell>
          <table:table-cell office:value-type="string" calcext:value-type="string">
            <text:p>6.355666e+02)</text:p>
          </table:table-cell>
          <table:table-cell office:value-type="string" calcext:value-type="string">
            <text:p>(5.354913e+00</text:p>
          </table:table-cell>
          <table:table-cell office:value-type="float" office:value="-4.529937E-021" calcext:value-type="float">
            <text:p>-4.529937E-21</text:p>
          </table:table-cell>
          <table:table-cell office:value-type="string" calcext:value-type="string">
            <text:p>-7.710342e-02))</text:p>
          </table:table-cell>
          <table:table-cell office:value-type="string" calcext:value-type="string">
            <text:p>((-3.177833e+01</text:p>
          </table:table-cell>
          <table:table-cell office:value-type="float" office:value="-185.5106" calcext:value-type="float">
            <text:p>-185.5106</text:p>
          </table:table-cell>
          <table:table-cell office:value-type="string" calcext:value-type="string">
            <text:p>-6.510305e-01)</text:p>
          </table:table-cell>
          <table:table-cell office:value-type="string" calcext:value-type="string">
            <text:p>(3.855171e-03</text:p>
          </table:table-cell>
          <table:table-cell office:value-type="float" office:value="5.265159" calcext:value-type="float">
            <text:p>5.265159</text:p>
          </table:table-cell>
          <table:table-cell office:value-type="string" calcext:value-type="string">
            <text:p>2.677456e-01))</text:p>
          </table:table-cell>
        </table:table-row>
        <table:table-row table:style-name="ro1">
          <table:table-cell office:value-type="float" office:value="0.973889" calcext:value-type="float">
            <text:p>0.973889</text:p>
          </table:table-cell>
          <table:table-cell office:value-type="string" calcext:value-type="string">
            <text:p>((-1.301707e+01</text:p>
          </table:table-cell>
          <table:table-cell office:value-type="float" office:value="2.796221E-018" calcext:value-type="float">
            <text:p>2.796221E-18</text:p>
          </table:table-cell>
          <table:table-cell office:value-type="string" calcext:value-type="string">
            <text:p>6.356139e+02)</text:p>
          </table:table-cell>
          <table:table-cell office:value-type="string" calcext:value-type="string">
            <text:p>(5.353704e+00</text:p>
          </table:table-cell>
          <table:table-cell office:value-type="float" office:value="-4.474404E-021" calcext:value-type="float">
            <text:p>-4.474404E-21</text:p>
          </table:table-cell>
          <table:table-cell office:value-type="string" calcext:value-type="string">
            <text:p>-7.687251e-02))</text:p>
          </table:table-cell>
          <table:table-cell office:value-type="string" calcext:value-type="string">
            <text:p>((-3.178070e+01</text:p>
          </table:table-cell>
          <table:table-cell office:value-type="float" office:value="-185.5376" calcext:value-type="float">
            <text:p>-185.5376</text:p>
          </table:table-cell>
          <table:table-cell office:value-type="string" calcext:value-type="string">
            <text:p>-6.508533e-01)</text:p>
          </table:table-cell>
          <table:table-cell office:value-type="string" calcext:value-type="string">
            <text:p>(3.843626e-03</text:p>
          </table:table-cell>
          <table:table-cell office:value-type="float" office:value="5.263782" calcext:value-type="float">
            <text:p>5.263782</text:p>
          </table:table-cell>
          <table:table-cell office:value-type="string" calcext:value-type="string">
            <text:p>2.676852e-01))</text:p>
          </table:table-cell>
        </table:table-row>
        <table:table-row table:style-name="ro1">
          <table:table-cell office:value-type="float" office:value="0.974444" calcext:value-type="float">
            <text:p>0.974444</text:p>
          </table:table-cell>
          <table:table-cell office:value-type="string" calcext:value-type="string">
            <text:p>((-1.301220e+01</text:p>
          </table:table-cell>
          <table:table-cell office:value-type="float" office:value="2.791352E-018" calcext:value-type="float">
            <text:p>2.791352E-18</text:p>
          </table:table-cell>
          <table:table-cell office:value-type="string" calcext:value-type="string">
            <text:p>6.356636e+02)</text:p>
          </table:table-cell>
          <table:table-cell office:value-type="string" calcext:value-type="string">
            <text:p>(5.352538e+00</text:p>
          </table:table-cell>
          <table:table-cell office:value-type="float" office:value="-4.420566E-021" calcext:value-type="float">
            <text:p>-4.420566E-21</text:p>
          </table:table-cell>
          <table:table-cell office:value-type="string" calcext:value-type="string">
            <text:p>-7.663544e-02))</text:p>
          </table:table-cell>
          <table:table-cell office:value-type="string" calcext:value-type="string">
            <text:p>((-3.178318e+01</text:p>
          </table:table-cell>
          <table:table-cell office:value-type="float" office:value="-185.5673" calcext:value-type="float">
            <text:p>-185.5673</text:p>
          </table:table-cell>
          <table:table-cell office:value-type="string" calcext:value-type="string">
            <text:p>-6.506100e-01)</text:p>
          </table:table-cell>
          <table:table-cell office:value-type="string" calcext:value-type="string">
            <text:p>(3.831772e-03</text:p>
          </table:table-cell>
          <table:table-cell office:value-type="float" office:value="5.262447" calcext:value-type="float">
            <text:p>5.262447</text:p>
          </table:table-cell>
          <table:table-cell office:value-type="string" calcext:value-type="string">
            <text:p>2.676269e-01))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string" calcext:value-type="string">
            <text:p>((-1.300675e+01</text:p>
          </table:table-cell>
          <table:table-cell office:value-type="float" office:value="2.785804E-018" calcext:value-type="float">
            <text:p>2.785804E-18</text:p>
          </table:table-cell>
          <table:table-cell office:value-type="string" calcext:value-type="string">
            <text:p>6.357080e+02)</text:p>
          </table:table-cell>
          <table:table-cell office:value-type="string" calcext:value-type="string">
            <text:p>(5.351419e+00</text:p>
          </table:table-cell>
          <table:table-cell office:value-type="float" office:value="-4.368418E-021" calcext:value-type="float">
            <text:p>-4.368418E-21</text:p>
          </table:table-cell>
          <table:table-cell office:value-type="string" calcext:value-type="string">
            <text:p>-7.639025e-02))</text:p>
          </table:table-cell>
          <table:table-cell office:value-type="string" calcext:value-type="string">
            <text:p>((-3.178540e+01</text:p>
          </table:table-cell>
          <table:table-cell office:value-type="float" office:value="-185.5943" calcext:value-type="float">
            <text:p>-185.5943</text:p>
          </table:table-cell>
          <table:table-cell office:value-type="string" calcext:value-type="string">
            <text:p>-6.503377e-01)</text:p>
          </table:table-cell>
          <table:table-cell office:value-type="string" calcext:value-type="string">
            <text:p>(3.819513e-03</text:p>
          </table:table-cell>
          <table:table-cell office:value-type="float" office:value="5.26116" calcext:value-type="float">
            <text:p>5.26116</text:p>
          </table:table-cell>
          <table:table-cell office:value-type="string" calcext:value-type="string">
            <text:p>2.675709e-01))</text:p>
          </table:table-cell>
        </table:table-row>
        <table:table-row table:style-name="ro1">
          <table:table-cell office:value-type="float" office:value="0.975556" calcext:value-type="float">
            <text:p>0.975556</text:p>
          </table:table-cell>
          <table:table-cell office:value-type="string" calcext:value-type="string">
            <text:p>((-1.300118e+01</text:p>
          </table:table-cell>
          <table:table-cell office:value-type="float" office:value="2.781071E-018" calcext:value-type="float">
            <text:p>2.781071E-18</text:p>
          </table:table-cell>
          <table:table-cell office:value-type="string" calcext:value-type="string">
            <text:p>6.357442e+02)</text:p>
          </table:table-cell>
          <table:table-cell office:value-type="string" calcext:value-type="string">
            <text:p>(5.350356e+00</text:p>
          </table:table-cell>
          <table:table-cell office:value-type="float" office:value="-4.316017E-021" calcext:value-type="float">
            <text:p>-4.316017E-21</text:p>
          </table:table-cell>
          <table:table-cell office:value-type="string" calcext:value-type="string">
            <text:p>-7.613643e-02))</text:p>
          </table:table-cell>
          <table:table-cell office:value-type="string" calcext:value-type="string">
            <text:p>((-3.178721e+01</text:p>
          </table:table-cell>
          <table:table-cell office:value-type="float" office:value="-185.6164" calcext:value-type="float">
            <text:p>-185.6164</text:p>
          </table:table-cell>
          <table:table-cell office:value-type="string" calcext:value-type="string">
            <text:p>-6.500588e-01)</text:p>
          </table:table-cell>
          <table:table-cell office:value-type="string" calcext:value-type="string">
            <text:p>(3.806821e-03</text:p>
          </table:table-cell>
          <table:table-cell office:value-type="float" office:value="5.259928" calcext:value-type="float">
            <text:p>5.259928</text:p>
          </table:table-cell>
          <table:table-cell office:value-type="string" calcext:value-type="string">
            <text:p>2.675178e-01))</text:p>
          </table:table-cell>
        </table:table-row>
        <table:table-row table:style-name="ro1">
          <table:table-cell office:value-type="float" office:value="0.976111" calcext:value-type="float">
            <text:p>0.976111</text:p>
          </table:table-cell>
          <table:table-cell office:value-type="string" calcext:value-type="string">
            <text:p>((-1.299583e+01</text:p>
          </table:table-cell>
          <table:table-cell office:value-type="float" office:value="2.777471E-018" calcext:value-type="float">
            <text:p>2.777471E-18</text:p>
          </table:table-cell>
          <table:table-cell office:value-type="string" calcext:value-type="string">
            <text:p>6.357719e+02)</text:p>
          </table:table-cell>
          <table:table-cell office:value-type="string" calcext:value-type="string">
            <text:p>(5.349353e+00</text:p>
          </table:table-cell>
          <table:table-cell office:value-type="float" office:value="-4.263264E-021" calcext:value-type="float">
            <text:p>-4.263264E-21</text:p>
          </table:table-cell>
          <table:table-cell office:value-type="string" calcext:value-type="string">
            <text:p>-7.587251e-02))</text:p>
          </table:table-cell>
          <table:table-cell office:value-type="string" calcext:value-type="string">
            <text:p>((-3.178859e+01</text:p>
          </table:table-cell>
          <table:table-cell office:value-type="float" office:value="-185.6337" calcext:value-type="float">
            <text:p>-185.6337</text:p>
          </table:table-cell>
          <table:table-cell office:value-type="string" calcext:value-type="string">
            <text:p>-6.497913e-01)</text:p>
          </table:table-cell>
          <table:table-cell office:value-type="string" calcext:value-type="string">
            <text:p>(3.793625e-03</text:p>
          </table:table-cell>
          <table:table-cell office:value-type="float" office:value="5.258754" calcext:value-type="float">
            <text:p>5.258754</text:p>
          </table:table-cell>
          <table:table-cell office:value-type="string" calcext:value-type="string">
            <text:p>2.674677e-01))</text:p>
          </table:table-cell>
        </table:table-row>
        <table:table-row table:style-name="ro1">
          <table:table-cell office:value-type="float" office:value="0.976667" calcext:value-type="float">
            <text:p>0.976667</text:p>
          </table:table-cell>
          <table:table-cell office:value-type="string" calcext:value-type="string">
            <text:p>((-1.299005e+01</text:p>
          </table:table-cell>
          <table:table-cell office:value-type="float" office:value="2.775371E-018" calcext:value-type="float">
            <text:p>2.775371E-18</text:p>
          </table:table-cell>
          <table:table-cell office:value-type="string" calcext:value-type="string">
            <text:p>6.358023e+02)</text:p>
          </table:table-cell>
          <table:table-cell office:value-type="string" calcext:value-type="string">
            <text:p>(5.348404e+00</text:p>
          </table:table-cell>
          <table:table-cell office:value-type="float" office:value="-4.207592E-021" calcext:value-type="float">
            <text:p>-4.207592E-21</text:p>
          </table:table-cell>
          <table:table-cell office:value-type="string" calcext:value-type="string">
            <text:p>-7.559512e-02))</text:p>
          </table:table-cell>
          <table:table-cell office:value-type="string" calcext:value-type="string">
            <text:p>((-3.179011e+01</text:p>
          </table:table-cell>
          <table:table-cell office:value-type="float" office:value="-185.6521" calcext:value-type="float">
            <text:p>-185.6521</text:p>
          </table:table-cell>
          <table:table-cell office:value-type="string" calcext:value-type="string">
            <text:p>-6.495024e-01)</text:p>
          </table:table-cell>
          <table:table-cell office:value-type="string" calcext:value-type="string">
            <text:p>(3.779756e-03</text:p>
          </table:table-cell>
          <table:table-cell office:value-type="float" office:value="5.257632" calcext:value-type="float">
            <text:p>5.257632</text:p>
          </table:table-cell>
          <table:table-cell office:value-type="string" calcext:value-type="string">
            <text:p>2.674202e-01))</text:p>
          </table:table-cell>
        </table:table-row>
        <table:table-row table:style-name="ro1">
          <table:table-cell office:value-type="float" office:value="0.977222" calcext:value-type="float">
            <text:p>0.977222</text:p>
          </table:table-cell>
          <table:table-cell office:value-type="string" calcext:value-type="string">
            <text:p>((-1.298381e+01</text:p>
          </table:table-cell>
          <table:table-cell office:value-type="float" office:value="2.773556E-018" calcext:value-type="float">
            <text:p>2.773556E-18</text:p>
          </table:table-cell>
          <table:table-cell office:value-type="string" calcext:value-type="string">
            <text:p>6.358394e+02)</text:p>
          </table:table-cell>
          <table:table-cell office:value-type="string" calcext:value-type="string">
            <text:p>(5.347513e+00</text:p>
          </table:table-cell>
          <table:table-cell office:value-type="float" office:value="-4.154427E-021" calcext:value-type="float">
            <text:p>-4.154427E-21</text:p>
          </table:table-cell>
          <table:table-cell office:value-type="string" calcext:value-type="string">
            <text:p>-7.530522e-02))</text:p>
          </table:table-cell>
          <table:table-cell office:value-type="string" calcext:value-type="string">
            <text:p>((-3.179197e+01</text:p>
          </table:table-cell>
          <table:table-cell office:value-type="float" office:value="-185.6742" calcext:value-type="float">
            <text:p>-185.6742</text:p>
          </table:table-cell>
          <table:table-cell office:value-type="string" calcext:value-type="string">
            <text:p>-6.491907e-01)</text:p>
          </table:table-cell>
          <table:table-cell office:value-type="string" calcext:value-type="string">
            <text:p>(3.765261e-03</text:p>
          </table:table-cell>
          <table:table-cell office:value-type="float" office:value="5.256566" calcext:value-type="float">
            <text:p>5.256566</text:p>
          </table:table-cell>
          <table:table-cell office:value-type="string" calcext:value-type="string">
            <text:p>2.673757e-01))</text:p>
          </table:table-cell>
        </table:table-row>
        <table:table-row table:style-name="ro1">
          <table:table-cell office:value-type="float" office:value="0.977778" calcext:value-type="float">
            <text:p>0.977778</text:p>
          </table:table-cell>
          <table:table-cell office:value-type="string" calcext:value-type="string">
            <text:p>((-1.297688e+01</text:p>
          </table:table-cell>
          <table:table-cell office:value-type="float" office:value="2.771254E-018" calcext:value-type="float">
            <text:p>2.771254E-18</text:p>
          </table:table-cell>
          <table:table-cell office:value-type="string" calcext:value-type="string">
            <text:p>6.358888e+02)</text:p>
          </table:table-cell>
          <table:table-cell office:value-type="string" calcext:value-type="string">
            <text:p>(5.346684e+00</text:p>
          </table:table-cell>
          <table:table-cell office:value-type="float" office:value="-4.106227E-021" calcext:value-type="float">
            <text:p>-4.106227E-21</text:p>
          </table:table-cell>
          <table:table-cell office:value-type="string" calcext:value-type="string">
            <text:p>-7.500777e-02))</text:p>
          </table:table-cell>
          <table:table-cell office:value-type="string" calcext:value-type="string">
            <text:p>((-3.179444e+01</text:p>
          </table:table-cell>
          <table:table-cell office:value-type="float" office:value="-185.7037" calcext:value-type="float">
            <text:p>-185.7037</text:p>
          </table:table-cell>
          <table:table-cell office:value-type="string" calcext:value-type="string">
            <text:p>-6.488442e-01)</text:p>
          </table:table-cell>
          <table:table-cell office:value-type="string" calcext:value-type="string">
            <text:p>(3.750388e-03</text:p>
          </table:table-cell>
          <table:table-cell office:value-type="float" office:value="5.255561" calcext:value-type="float">
            <text:p>5.255561</text:p>
          </table:table-cell>
          <table:table-cell office:value-type="string" calcext:value-type="string">
            <text:p>2.673342e-01))</text:p>
          </table:table-cell>
        </table:table-row>
        <table:table-row table:style-name="ro1">
          <table:table-cell office:value-type="float" office:value="0.978333" calcext:value-type="float">
            <text:p>0.978333</text:p>
          </table:table-cell>
          <table:table-cell office:value-type="string" calcext:value-type="string">
            <text:p>((-1.296877e+01</text:p>
          </table:table-cell>
          <table:table-cell office:value-type="float" office:value="2.767466E-018" calcext:value-type="float">
            <text:p>2.767466E-18</text:p>
          </table:table-cell>
          <table:table-cell office:value-type="string" calcext:value-type="string">
            <text:p>6.359502e+02)</text:p>
          </table:table-cell>
          <table:table-cell office:value-type="string" calcext:value-type="string">
            <text:p>(5.345920e+00</text:p>
          </table:table-cell>
          <table:table-cell office:value-type="float" office:value="-4.056594E-021" calcext:value-type="float">
            <text:p>-4.056594E-21</text:p>
          </table:table-cell>
          <table:table-cell office:value-type="string" calcext:value-type="string">
            <text:p>-7.470736e-02))</text:p>
          </table:table-cell>
          <table:table-cell office:value-type="string" calcext:value-type="string">
            <text:p>((-3.179751e+01</text:p>
          </table:table-cell>
          <table:table-cell office:value-type="float" office:value="-185.7405" calcext:value-type="float">
            <text:p>-185.7405</text:p>
          </table:table-cell>
          <table:table-cell office:value-type="string" calcext:value-type="string">
            <text:p>-6.484385e-01)</text:p>
          </table:table-cell>
          <table:table-cell office:value-type="string" calcext:value-type="string">
            <text:p>(3.735368e-03</text:p>
          </table:table-cell>
          <table:table-cell office:value-type="float" office:value="5.254623" calcext:value-type="float">
            <text:p>5.254623</text:p>
          </table:table-cell>
          <table:table-cell office:value-type="string" calcext:value-type="string">
            <text:p>2.672960e-01))</text:p>
          </table:table-cell>
        </table:table-row>
        <table:table-row table:style-name="ro1">
          <table:table-cell office:value-type="float" office:value="0.978889" calcext:value-type="float">
            <text:p>0.978889</text:p>
          </table:table-cell>
          <table:table-cell office:value-type="string" calcext:value-type="string">
            <text:p>((-1.295918e+01</text:p>
          </table:table-cell>
          <table:table-cell office:value-type="float" office:value="2.762053E-018" calcext:value-type="float">
            <text:p>2.762053E-18</text:p>
          </table:table-cell>
          <table:table-cell office:value-type="string" calcext:value-type="string">
            <text:p>6.360209e+02)</text:p>
          </table:table-cell>
          <table:table-cell office:value-type="string" calcext:value-type="string">
            <text:p>(5.345220e+00</text:p>
          </table:table-cell>
          <table:table-cell office:value-type="float" office:value="-4.00451E-021" calcext:value-type="float">
            <text:p>-4.00451E-21</text:p>
          </table:table-cell>
          <table:table-cell office:value-type="string" calcext:value-type="string">
            <text:p>-7.440748e-02))</text:p>
          </table:table-cell>
          <table:table-cell office:value-type="string" calcext:value-type="string">
            <text:p>((-3.180104e+01</text:p>
          </table:table-cell>
          <table:table-cell office:value-type="float" office:value="-185.7829" calcext:value-type="float">
            <text:p>-185.7829</text:p>
          </table:table-cell>
          <table:table-cell office:value-type="string" calcext:value-type="string">
            <text:p>-6.479589e-01)</text:p>
          </table:table-cell>
          <table:table-cell office:value-type="string" calcext:value-type="string">
            <text:p>(3.720374e-03</text:p>
          </table:table-cell>
          <table:table-cell office:value-type="float" office:value="5.253752" calcext:value-type="float">
            <text:p>5.253752</text:p>
          </table:table-cell>
          <table:table-cell office:value-type="string" calcext:value-type="string">
            <text:p>2.672610e-01))</text:p>
          </table:table-cell>
        </table:table-row>
        <table:table-row table:style-name="ro1">
          <table:table-cell office:value-type="float" office:value="0.979444" calcext:value-type="float">
            <text:p>0.979444</text:p>
          </table:table-cell>
          <table:table-cell office:value-type="string" calcext:value-type="string">
            <text:p>((-1.294809e+01</text:p>
          </table:table-cell>
          <table:table-cell office:value-type="float" office:value="2.757181E-018" calcext:value-type="float">
            <text:p>2.757181E-18</text:p>
          </table:table-cell>
          <table:table-cell office:value-type="string" calcext:value-type="string">
            <text:p>6.361030e+02)</text:p>
          </table:table-cell>
          <table:table-cell office:value-type="string" calcext:value-type="string">
            <text:p>(5.344585e+00</text:p>
          </table:table-cell>
          <table:table-cell office:value-type="float" office:value="-3.953219E-021" calcext:value-type="float">
            <text:p>-3.953219E-21</text:p>
          </table:table-cell>
          <table:table-cell office:value-type="string" calcext:value-type="string">
            <text:p>-7.411068e-02))</text:p>
          </table:table-cell>
          <table:table-cell office:value-type="string" calcext:value-type="string">
            <text:p>((-3.180515e+01</text:p>
          </table:table-cell>
          <table:table-cell office:value-type="float" office:value="-185.8307" calcext:value-type="float">
            <text:p>-185.8307</text:p>
          </table:table-cell>
          <table:table-cell office:value-type="string" calcext:value-type="string">
            <text:p>-6.474045e-01)</text:p>
          </table:table-cell>
          <table:table-cell office:value-type="string" calcext:value-type="string">
            <text:p>(3.705534e-03</text:p>
          </table:table-cell>
          <table:table-cell office:value-type="float" office:value="5.25295" calcext:value-type="float">
            <text:p>5.25295</text:p>
          </table:table-cell>
          <table:table-cell office:value-type="string" calcext:value-type="string">
            <text:p>2.672292e-01))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string" calcext:value-type="string">
            <text:p>((-1.293648e+01</text:p>
          </table:table-cell>
          <table:table-cell office:value-type="float" office:value="2.748683E-018" calcext:value-type="float">
            <text:p>2.748683E-18</text:p>
          </table:table-cell>
          <table:table-cell office:value-type="string" calcext:value-type="string">
            <text:p>6.361805e+02)</text:p>
          </table:table-cell>
          <table:table-cell office:value-type="string" calcext:value-type="string">
            <text:p>(5.344014e+00</text:p>
          </table:table-cell>
          <table:table-cell office:value-type="float" office:value="-3.908489E-021" calcext:value-type="float">
            <text:p>-3.908489E-21</text:p>
          </table:table-cell>
          <table:table-cell office:value-type="string" calcext:value-type="string">
            <text:p>-7.382095e-02))</text:p>
          </table:table-cell>
          <table:table-cell office:value-type="string" calcext:value-type="string">
            <text:p>((-3.180902e+01</text:p>
          </table:table-cell>
          <table:table-cell office:value-type="float" office:value="-185.8761" calcext:value-type="float">
            <text:p>-185.8761</text:p>
          </table:table-cell>
          <table:table-cell office:value-type="string" calcext:value-type="string">
            <text:p>-6.468238e-01)</text:p>
          </table:table-cell>
          <table:table-cell office:value-type="string" calcext:value-type="string">
            <text:p>(3.691048e-03</text:p>
          </table:table-cell>
          <table:table-cell office:value-type="float" office:value="5.252218" calcext:value-type="float">
            <text:p>5.252218</text:p>
          </table:table-cell>
          <table:table-cell office:value-type="string" calcext:value-type="string">
            <text:p>2.672007e-01))</text:p>
          </table:table-cell>
        </table:table-row>
        <table:table-row table:style-name="ro1">
          <table:table-cell office:value-type="float" office:value="0.980556" calcext:value-type="float">
            <text:p>0.980556</text:p>
          </table:table-cell>
          <table:table-cell office:value-type="string" calcext:value-type="string">
            <text:p>((-1.292629e+01</text:p>
          </table:table-cell>
          <table:table-cell office:value-type="float" office:value="2.739487E-018" calcext:value-type="float">
            <text:p>2.739487E-18</text:p>
          </table:table-cell>
          <table:table-cell office:value-type="string" calcext:value-type="string">
            <text:p>6.362384e+02)</text:p>
          </table:table-cell>
          <table:table-cell office:value-type="string" calcext:value-type="string">
            <text:p>(5.343504e+00</text:p>
          </table:table-cell>
          <table:table-cell office:value-type="float" office:value="-3.882832E-021" calcext:value-type="float">
            <text:p>-3.882832E-21</text:p>
          </table:table-cell>
          <table:table-cell office:value-type="string" calcext:value-type="string">
            <text:p>-7.354129e-02))</text:p>
          </table:table-cell>
          <table:table-cell office:value-type="string" calcext:value-type="string">
            <text:p>((-3.181192e+01</text:p>
          </table:table-cell>
          <table:table-cell office:value-type="float" office:value="-185.9101" calcext:value-type="float">
            <text:p>-185.9101</text:p>
          </table:table-cell>
          <table:table-cell office:value-type="string" calcext:value-type="string">
            <text:p>-6.463145e-01)</text:p>
          </table:table-cell>
          <table:table-cell office:value-type="string" calcext:value-type="string">
            <text:p>(3.677064e-03</text:p>
          </table:table-cell>
          <table:table-cell office:value-type="float" office:value="5.251551" calcext:value-type="float">
            <text:p>5.251551</text:p>
          </table:table-cell>
          <table:table-cell office:value-type="string" calcext:value-type="string">
            <text:p>2.671752e-01))</text:p>
          </table:table-cell>
        </table:table-row>
        <table:table-row table:style-name="ro1">
          <table:table-cell office:value-type="float" office:value="0.981111" calcext:value-type="float">
            <text:p>0.981111</text:p>
          </table:table-cell>
          <table:table-cell office:value-type="string" calcext:value-type="string">
            <text:p>((-1.291793e+01</text:p>
          </table:table-cell>
          <table:table-cell office:value-type="float" office:value="2.731825E-018" calcext:value-type="float">
            <text:p>2.731825E-18</text:p>
          </table:table-cell>
          <table:table-cell office:value-type="string" calcext:value-type="string">
            <text:p>6.362790e+02)</text:p>
          </table:table-cell>
          <table:table-cell office:value-type="string" calcext:value-type="string">
            <text:p>(5.343058e+00</text:p>
          </table:table-cell>
          <table:table-cell office:value-type="float" office:value="-3.848958E-021" calcext:value-type="float">
            <text:p>-3.848958E-21</text:p>
          </table:table-cell>
          <table:table-cell office:value-type="string" calcext:value-type="string">
            <text:p>-7.327384e-02))</text:p>
          </table:table-cell>
          <table:table-cell office:value-type="string" calcext:value-type="string">
            <text:p>((-3.181395e+01</text:p>
          </table:table-cell>
          <table:table-cell office:value-type="float" office:value="-185.9333" calcext:value-type="float">
            <text:p>-185.9333</text:p>
          </table:table-cell>
          <table:table-cell office:value-type="string" calcext:value-type="string">
            <text:p>-6.458963e-01)</text:p>
          </table:table-cell>
          <table:table-cell office:value-type="string" calcext:value-type="string">
            <text:p>(3.663692e-03</text:p>
          </table:table-cell>
          <table:table-cell office:value-type="float" office:value="5.250958" calcext:value-type="float">
            <text:p>5.250958</text:p>
          </table:table-cell>
          <table:table-cell office:value-type="string" calcext:value-type="string">
            <text:p>2.671529e-01))</text:p>
          </table:table-cell>
        </table:table-row>
        <table:table-row table:style-name="ro1">
          <table:table-cell office:value-type="float" office:value="0.981667" calcext:value-type="float">
            <text:p>0.981667</text:p>
          </table:table-cell>
          <table:table-cell office:value-type="string" calcext:value-type="string">
            <text:p>((-1.291089e+01</text:p>
          </table:table-cell>
          <table:table-cell office:value-type="float" office:value="2.725755E-018" calcext:value-type="float">
            <text:p>2.725755E-18</text:p>
          </table:table-cell>
          <table:table-cell office:value-type="string" calcext:value-type="string">
            <text:p>6.363107e+02)</text:p>
          </table:table-cell>
          <table:table-cell office:value-type="string" calcext:value-type="string">
            <text:p>(5.342674e+00</text:p>
          </table:table-cell>
          <table:table-cell office:value-type="float" office:value="-3.814381E-021" calcext:value-type="float">
            <text:p>-3.814381E-21</text:p>
          </table:table-cell>
          <table:table-cell office:value-type="string" calcext:value-type="string">
            <text:p>-7.302080e-02))</text:p>
          </table:table-cell>
          <table:table-cell office:value-type="string" calcext:value-type="string">
            <text:p>((-3.181554e+01</text:p>
          </table:table-cell>
          <table:table-cell office:value-type="float" office:value="-185.9507" calcext:value-type="float">
            <text:p>-185.9507</text:p>
          </table:table-cell>
          <table:table-cell office:value-type="string" calcext:value-type="string">
            <text:p>-6.455447e-01)</text:p>
          </table:table-cell>
          <table:table-cell office:value-type="string" calcext:value-type="string">
            <text:p>(3.651040e-03</text:p>
          </table:table-cell>
          <table:table-cell office:value-type="float" office:value="5.250432" calcext:value-type="float">
            <text:p>5.250432</text:p>
          </table:table-cell>
          <table:table-cell office:value-type="string" calcext:value-type="string">
            <text:p>2.671337e-01))</text:p>
          </table:table-cell>
        </table:table-row>
        <table:table-row table:style-name="ro1">
          <table:table-cell office:value-type="float" office:value="0.982222" calcext:value-type="float">
            <text:p>0.982222</text:p>
          </table:table-cell>
          <table:table-cell office:value-type="string" calcext:value-type="string">
            <text:p>((-1.290469e+01</text:p>
          </table:table-cell>
          <table:table-cell office:value-type="float" office:value="2.720248E-018" calcext:value-type="float">
            <text:p>2.720248E-18</text:p>
          </table:table-cell>
          <table:table-cell office:value-type="string" calcext:value-type="string">
            <text:p>6.363417e+02)</text:p>
          </table:table-cell>
          <table:table-cell office:value-type="string" calcext:value-type="string">
            <text:p>(5.342345e+00</text:p>
          </table:table-cell>
          <table:table-cell office:value-type="float" office:value="-3.780879E-021" calcext:value-type="float">
            <text:p>-3.780879E-21</text:p>
          </table:table-cell>
          <table:table-cell office:value-type="string" calcext:value-type="string">
            <text:p>-7.278434e-02))</text:p>
          </table:table-cell>
          <table:table-cell office:value-type="string" calcext:value-type="string">
            <text:p>((-3.181708e+01</text:p>
          </table:table-cell>
          <table:table-cell office:value-type="float" office:value="-185.9674" calcext:value-type="float">
            <text:p>-185.9674</text:p>
          </table:table-cell>
          <table:table-cell office:value-type="string" calcext:value-type="string">
            <text:p>-6.452345e-01)</text:p>
          </table:table-cell>
          <table:table-cell office:value-type="string" calcext:value-type="string">
            <text:p>(3.639217e-03</text:p>
          </table:table-cell>
          <table:table-cell office:value-type="float" office:value="5.249971" calcext:value-type="float">
            <text:p>5.249971</text:p>
          </table:table-cell>
          <table:table-cell office:value-type="string" calcext:value-type="string">
            <text:p>2.671173e-01))</text:p>
          </table:table-cell>
        </table:table-row>
        <table:table-row table:style-name="ro1">
          <table:table-cell office:value-type="float" office:value="0.982778" calcext:value-type="float">
            <text:p>0.982778</text:p>
          </table:table-cell>
          <table:table-cell office:value-type="string" calcext:value-type="string">
            <text:p>((-1.289862e+01</text:p>
          </table:table-cell>
          <table:table-cell office:value-type="float" office:value="2.714442E-018" calcext:value-type="float">
            <text:p>2.714442E-18</text:p>
          </table:table-cell>
          <table:table-cell office:value-type="string" calcext:value-type="string">
            <text:p>6.363795e+02)</text:p>
          </table:table-cell>
          <table:table-cell office:value-type="string" calcext:value-type="string">
            <text:p>(5.342068e+00</text:p>
          </table:table-cell>
          <table:table-cell office:value-type="float" office:value="-3.748047E-021" calcext:value-type="float">
            <text:p>-3.748047E-21</text:p>
          </table:table-cell>
          <table:table-cell office:value-type="string" calcext:value-type="string">
            <text:p>-7.256654e-02))</text:p>
          </table:table-cell>
          <table:table-cell office:value-type="string" calcext:value-type="string">
            <text:p>((-3.181898e+01</text:p>
          </table:table-cell>
          <table:table-cell office:value-type="float" office:value="-185.9882" calcext:value-type="float">
            <text:p>-185.9882</text:p>
          </table:table-cell>
          <table:table-cell office:value-type="string" calcext:value-type="string">
            <text:p>-6.449309e-01)</text:p>
          </table:table-cell>
          <table:table-cell office:value-type="string" calcext:value-type="string">
            <text:p>(3.628327e-03</text:p>
          </table:table-cell>
          <table:table-cell office:value-type="float" office:value="5.249569" calcext:value-type="float">
            <text:p>5.249569</text:p>
          </table:table-cell>
          <table:table-cell office:value-type="string" calcext:value-type="string">
            <text:p>2.671034e-01))</text:p>
          </table:table-cell>
        </table:table-row>
        <table:table-row table:style-name="ro1">
          <table:table-cell office:value-type="float" office:value="0.983333" calcext:value-type="float">
            <text:p>0.983333</text:p>
          </table:table-cell>
          <table:table-cell office:value-type="string" calcext:value-type="string">
            <text:p>((-1.289197e+01</text:p>
          </table:table-cell>
          <table:table-cell office:value-type="float" office:value="2.707067E-018" calcext:value-type="float">
            <text:p>2.707067E-18</text:p>
          </table:table-cell>
          <table:table-cell office:value-type="string" calcext:value-type="string">
            <text:p>6.364270e+02)</text:p>
          </table:table-cell>
          <table:table-cell office:value-type="string" calcext:value-type="string">
            <text:p>(5.341840e+00</text:p>
          </table:table-cell>
          <table:table-cell office:value-type="float" office:value="-3.715749E-021" calcext:value-type="float">
            <text:p>-3.715749E-21</text:p>
          </table:table-cell>
          <table:table-cell office:value-type="string" calcext:value-type="string">
            <text:p>-7.236979e-02))</text:p>
          </table:table-cell>
          <table:table-cell office:value-type="string" calcext:value-type="string">
            <text:p>((-3.182135e+01</text:p>
          </table:table-cell>
          <table:table-cell office:value-type="float" office:value="-186.015" calcext:value-type="float">
            <text:p>-186.015</text:p>
          </table:table-cell>
          <table:table-cell office:value-type="string" calcext:value-type="string">
            <text:p>-6.445985e-01)</text:p>
          </table:table-cell>
          <table:table-cell office:value-type="string" calcext:value-type="string">
            <text:p>(3.618490e-03</text:p>
          </table:table-cell>
          <table:table-cell office:value-type="float" office:value="5.249227" calcext:value-type="float">
            <text:p>5.249227</text:p>
          </table:table-cell>
          <table:table-cell office:value-type="string" calcext:value-type="string">
            <text:p>2.670920e-01))</text:p>
          </table:table-cell>
        </table:table-row>
        <table:table-row table:style-name="ro1">
          <table:table-cell office:value-type="float" office:value="0.983889" calcext:value-type="float">
            <text:p>0.983889</text:p>
          </table:table-cell>
          <table:table-cell office:value-type="string" calcext:value-type="string">
            <text:p>((-1.288550e+01</text:p>
          </table:table-cell>
          <table:table-cell office:value-type="float" office:value="2.697978E-018" calcext:value-type="float">
            <text:p>2.697978E-18</text:p>
          </table:table-cell>
          <table:table-cell office:value-type="string" calcext:value-type="string">
            <text:p>6.364748e+02)</text:p>
          </table:table-cell>
          <table:table-cell office:value-type="string" calcext:value-type="string">
            <text:p>(5.341662e+00</text:p>
          </table:table-cell>
          <table:table-cell office:value-type="float" office:value="-3.69192E-021" calcext:value-type="float">
            <text:p>-3.69192E-21</text:p>
          </table:table-cell>
          <table:table-cell office:value-type="string" calcext:value-type="string">
            <text:p>-7.219911e-02))</text:p>
          </table:table-cell>
          <table:table-cell office:value-type="string" calcext:value-type="string">
            <text:p>((-3.182374e+01</text:p>
          </table:table-cell>
          <table:table-cell office:value-type="float" office:value="-186.0421" calcext:value-type="float">
            <text:p>-186.0421</text:p>
          </table:table-cell>
          <table:table-cell office:value-type="string" calcext:value-type="string">
            <text:p>-6.442749e-01)</text:p>
          </table:table-cell>
          <table:table-cell office:value-type="string" calcext:value-type="string">
            <text:p>(3.609956e-03</text:p>
          </table:table-cell>
          <table:table-cell office:value-type="float" office:value="5.248946" calcext:value-type="float">
            <text:p>5.248946</text:p>
          </table:table-cell>
          <table:table-cell office:value-type="string" calcext:value-type="string">
            <text:p>2.670831e-01))</text:p>
          </table:table-cell>
        </table:table-row>
        <table:table-row table:style-name="ro1">
          <table:table-cell office:value-type="float" office:value="0.984444" calcext:value-type="float">
            <text:p>0.984444</text:p>
          </table:table-cell>
          <table:table-cell office:value-type="string" calcext:value-type="string">
            <text:p>((-1.287976e+01</text:p>
          </table:table-cell>
          <table:table-cell office:value-type="float" office:value="2.688098E-018" calcext:value-type="float">
            <text:p>2.688098E-18</text:p>
          </table:table-cell>
          <table:table-cell office:value-type="string" calcext:value-type="string">
            <text:p>6.365147e+02)</text:p>
          </table:table-cell>
          <table:table-cell office:value-type="string" calcext:value-type="string">
            <text:p>(5.341533e+00</text:p>
          </table:table-cell>
          <table:table-cell office:value-type="float" office:value="-3.673685E-021" calcext:value-type="float">
            <text:p>-3.673685E-21</text:p>
          </table:table-cell>
          <table:table-cell office:value-type="string" calcext:value-type="string">
            <text:p>-7.205556e-02))</text:p>
          </table:table-cell>
          <table:table-cell office:value-type="string" calcext:value-type="string">
            <text:p>((-3.182573e+01</text:p>
          </table:table-cell>
          <table:table-cell office:value-type="float" office:value="-186.0645" calcext:value-type="float">
            <text:p>-186.0645</text:p>
          </table:table-cell>
          <table:table-cell office:value-type="string" calcext:value-type="string">
            <text:p>-6.439882e-01)</text:p>
          </table:table-cell>
          <table:table-cell office:value-type="string" calcext:value-type="string">
            <text:p>(3.602778e-03</text:p>
          </table:table-cell>
          <table:table-cell office:value-type="float" office:value="5.248724" calcext:value-type="float">
            <text:p>5.248724</text:p>
          </table:table-cell>
          <table:table-cell office:value-type="string" calcext:value-type="string">
            <text:p>2.670766e-01))</text:p>
          </table:table-cell>
        </table:table-row>
        <table:table-row table:style-name="ro1">
          <table:table-cell office:value-type="float" office:value="0.985" calcext:value-type="float">
            <text:p>0.985</text:p>
          </table:table-cell>
          <table:table-cell office:value-type="string" calcext:value-type="string">
            <text:p>((-1.287462e+01</text:p>
          </table:table-cell>
          <table:table-cell office:value-type="float" office:value="2.67894E-018" calcext:value-type="float">
            <text:p>2.67894E-18</text:p>
          </table:table-cell>
          <table:table-cell office:value-type="string" calcext:value-type="string">
            <text:p>6.365476e+02)</text:p>
          </table:table-cell>
          <table:table-cell office:value-type="string" calcext:value-type="string">
            <text:p>(5.341449e+00</text:p>
          </table:table-cell>
          <table:table-cell office:value-type="float" office:value="-3.69434E-021" calcext:value-type="float">
            <text:p>-3.69434E-21</text:p>
          </table:table-cell>
          <table:table-cell office:value-type="string" calcext:value-type="string">
            <text:p>-7.193834e-02))</text:p>
          </table:table-cell>
          <table:table-cell office:value-type="string" calcext:value-type="string">
            <text:p>((-3.182738e+01</text:p>
          </table:table-cell>
          <table:table-cell office:value-type="float" office:value="-186.0821" calcext:value-type="float">
            <text:p>-186.0821</text:p>
          </table:table-cell>
          <table:table-cell office:value-type="string" calcext:value-type="string">
            <text:p>-6.437309e-01)</text:p>
          </table:table-cell>
          <table:table-cell office:value-type="string" calcext:value-type="string">
            <text:p>(3.596917e-03</text:p>
          </table:table-cell>
          <table:table-cell office:value-type="float" office:value="5.24856" calcext:value-type="float">
            <text:p>5.24856</text:p>
          </table:table-cell>
          <table:table-cell office:value-type="string" calcext:value-type="string">
            <text:p>2.670724e-01))</text:p>
          </table:table-cell>
        </table:table-row>
        <table:table-row table:style-name="ro1">
          <table:table-cell office:value-type="float" office:value="0.985556" calcext:value-type="float">
            <text:p>0.985556</text:p>
          </table:table-cell>
          <table:table-cell office:value-type="string" calcext:value-type="string">
            <text:p>((-1.286968e+01</text:p>
          </table:table-cell>
          <table:table-cell office:value-type="float" office:value="2.670332E-018" calcext:value-type="float">
            <text:p>2.670332E-18</text:p>
          </table:table-cell>
          <table:table-cell office:value-type="string" calcext:value-type="string">
            <text:p>6.365770e+02)</text:p>
          </table:table-cell>
          <table:table-cell office:value-type="string" calcext:value-type="string">
            <text:p>(5.341413e+00</text:p>
          </table:table-cell>
          <table:table-cell office:value-type="float" office:value="-3.715554E-021" calcext:value-type="float">
            <text:p>-3.715554E-21</text:p>
          </table:table-cell>
          <table:table-cell office:value-type="string" calcext:value-type="string">
            <text:p>-7.184683e-02))</text:p>
          </table:table-cell>
          <table:table-cell office:value-type="string" calcext:value-type="string">
            <text:p>((-3.182885e+01</text:p>
          </table:table-cell>
          <table:table-cell office:value-type="float" office:value="-186.097" calcext:value-type="float">
            <text:p>-186.097</text:p>
          </table:table-cell>
          <table:table-cell office:value-type="string" calcext:value-type="string">
            <text:p>-6.434839e-01)</text:p>
          </table:table-cell>
          <table:table-cell office:value-type="string" calcext:value-type="string">
            <text:p>(3.592341e-03</text:p>
          </table:table-cell>
          <table:table-cell office:value-type="float" office:value="5.248455" calcext:value-type="float">
            <text:p>5.248455</text:p>
          </table:table-cell>
          <table:table-cell office:value-type="string" calcext:value-type="string">
            <text:p>2.670706e-01))</text:p>
          </table:table-cell>
        </table:table-row>
        <table:table-row table:style-name="ro1">
          <table:table-cell office:value-type="float" office:value="0.986111" calcext:value-type="float">
            <text:p>0.986111</text:p>
          </table:table-cell>
          <table:table-cell office:value-type="string" calcext:value-type="string">
            <text:p>((-1.286483e+01</text:p>
          </table:table-cell>
          <table:table-cell office:value-type="float" office:value="2.661107E-018" calcext:value-type="float">
            <text:p>2.661107E-18</text:p>
          </table:table-cell>
          <table:table-cell office:value-type="string" calcext:value-type="string">
            <text:p>6.366035e+02)</text:p>
          </table:table-cell>
          <table:table-cell office:value-type="string" calcext:value-type="string">
            <text:p>(5.341431e+00</text:p>
          </table:table-cell>
          <table:table-cell office:value-type="float" office:value="-3.737024E-021" calcext:value-type="float">
            <text:p>-3.737024E-21</text:p>
          </table:table-cell>
          <table:table-cell office:value-type="string" calcext:value-type="string">
            <text:p>-7.178274e-02))</text:p>
          </table:table-cell>
          <table:table-cell office:value-type="string" calcext:value-type="string">
            <text:p>((-3.183018e+01</text:p>
          </table:table-cell>
          <table:table-cell office:value-type="float" office:value="-186.1101" calcext:value-type="float">
            <text:p>-186.1101</text:p>
          </table:table-cell>
          <table:table-cell office:value-type="string" calcext:value-type="string">
            <text:p>-6.432415e-01)</text:p>
          </table:table-cell>
          <table:table-cell office:value-type="string" calcext:value-type="string">
            <text:p>(3.589137e-03</text:p>
          </table:table-cell>
          <table:table-cell office:value-type="float" office:value="5.248417" calcext:value-type="float">
            <text:p>5.248417</text:p>
          </table:table-cell>
          <table:table-cell office:value-type="string" calcext:value-type="string">
            <text:p>2.670716e-01))</text:p>
          </table:table-cell>
        </table:table-row>
        <table:table-row table:style-name="ro1">
          <table:table-cell office:value-type="float" office:value="0.986667" calcext:value-type="float">
            <text:p>0.986667</text:p>
          </table:table-cell>
          <table:table-cell office:value-type="string" calcext:value-type="string">
            <text:p>((-1.285909e+01</text:p>
          </table:table-cell>
          <table:table-cell office:value-type="float" office:value="2.652476E-018" calcext:value-type="float">
            <text:p>2.652476E-18</text:p>
          </table:table-cell>
          <table:table-cell office:value-type="string" calcext:value-type="string">
            <text:p>6.366394e+02)</text:p>
          </table:table-cell>
          <table:table-cell office:value-type="string" calcext:value-type="string">
            <text:p>(5.341494e+00</text:p>
          </table:table-cell>
          <table:table-cell office:value-type="float" office:value="-3.758781E-021" calcext:value-type="float">
            <text:p>-3.758781E-21</text:p>
          </table:table-cell>
          <table:table-cell office:value-type="string" calcext:value-type="string">
            <text:p>-7.174565e-02))</text:p>
          </table:table-cell>
          <table:table-cell office:value-type="string" calcext:value-type="string">
            <text:p>((-3.183197e+01</text:p>
          </table:table-cell>
          <table:table-cell office:value-type="float" office:value="-186.128" calcext:value-type="float">
            <text:p>-186.128</text:p>
          </table:table-cell>
          <table:table-cell office:value-type="string" calcext:value-type="string">
            <text:p>-6.429546e-01)</text:p>
          </table:table-cell>
          <table:table-cell office:value-type="string" calcext:value-type="string">
            <text:p>(3.587283e-03</text:p>
          </table:table-cell>
          <table:table-cell office:value-type="float" office:value="5.248433" calcext:value-type="float">
            <text:p>5.248433</text:p>
          </table:table-cell>
          <table:table-cell office:value-type="string" calcext:value-type="string">
            <text:p>2.670747e-01))</text:p>
          </table:table-cell>
        </table:table-row>
        <table:table-row table:style-name="ro1">
          <table:table-cell office:value-type="float" office:value="0.987222" calcext:value-type="float">
            <text:p>0.987222</text:p>
          </table:table-cell>
          <table:table-cell office:value-type="string" calcext:value-type="string">
            <text:p>((-1.285508e+01</text:p>
          </table:table-cell>
          <table:table-cell office:value-type="float" office:value="2.64027E-018" calcext:value-type="float">
            <text:p>2.64027E-18</text:p>
          </table:table-cell>
          <table:table-cell office:value-type="string" calcext:value-type="string">
            <text:p>6.366525e+02)</text:p>
          </table:table-cell>
          <table:table-cell office:value-type="string" calcext:value-type="string">
            <text:p>(5.341581e+00</text:p>
          </table:table-cell>
          <table:table-cell office:value-type="float" office:value="-3.78079E-021" calcext:value-type="float">
            <text:p>-3.78079E-21</text:p>
          </table:table-cell>
          <table:table-cell office:value-type="string" calcext:value-type="string">
            <text:p>-7.173379e-02))</text:p>
          </table:table-cell>
          <table:table-cell office:value-type="string" calcext:value-type="string">
            <text:p>((-3.183262e+01</text:p>
          </table:table-cell>
          <table:table-cell office:value-type="float" office:value="-186.1345" calcext:value-type="float">
            <text:p>-186.1345</text:p>
          </table:table-cell>
          <table:table-cell office:value-type="string" calcext:value-type="string">
            <text:p>-6.427539e-01)</text:p>
          </table:table-cell>
          <table:table-cell office:value-type="string" calcext:value-type="string">
            <text:p>(3.586690e-03</text:p>
          </table:table-cell>
          <table:table-cell office:value-type="float" office:value="5.248485" calcext:value-type="float">
            <text:p>5.248485</text:p>
          </table:table-cell>
          <table:table-cell office:value-type="string" calcext:value-type="string">
            <text:p>2.670791e-01))</text:p>
          </table:table-cell>
        </table:table-row>
        <table:table-row table:style-name="ro1">
          <table:table-cell office:value-type="float" office:value="0.987778" calcext:value-type="float">
            <text:p>0.987778</text:p>
          </table:table-cell>
          <table:table-cell office:value-type="string" calcext:value-type="string">
            <text:p>((-1.284985e+01</text:p>
          </table:table-cell>
          <table:table-cell office:value-type="float" office:value="2.630945E-018" calcext:value-type="float">
            <text:p>2.630945E-18</text:p>
          </table:table-cell>
          <table:table-cell office:value-type="string" calcext:value-type="string">
            <text:p>6.366787e+02)</text:p>
          </table:table-cell>
          <table:table-cell office:value-type="string" calcext:value-type="string">
            <text:p>(5.341684e+00</text:p>
          </table:table-cell>
          <table:table-cell office:value-type="float" office:value="-3.803283E-021" calcext:value-type="float">
            <text:p>-3.803283E-21</text:p>
          </table:table-cell>
          <table:table-cell office:value-type="string" calcext:value-type="string">
            <text:p>-7.174598e-02))</text:p>
          </table:table-cell>
          <table:table-cell office:value-type="string" calcext:value-type="string">
            <text:p>((-3.183393e+01</text:p>
          </table:table-cell>
          <table:table-cell office:value-type="float" office:value="-186.1479" calcext:value-type="float">
            <text:p>-186.1479</text:p>
          </table:table-cell>
          <table:table-cell office:value-type="string" calcext:value-type="string">
            <text:p>-6.424927e-01)</text:p>
          </table:table-cell>
          <table:table-cell office:value-type="string" calcext:value-type="string">
            <text:p>(3.587299e-03</text:p>
          </table:table-cell>
          <table:table-cell office:value-type="float" office:value="5.248561" calcext:value-type="float">
            <text:p>5.248561</text:p>
          </table:table-cell>
          <table:table-cell office:value-type="string" calcext:value-type="string">
            <text:p>2.670842e-01))</text:p>
          </table:table-cell>
        </table:table-row>
        <table:table-row table:style-name="ro1">
          <table:table-cell office:value-type="float" office:value="0.988333" calcext:value-type="float">
            <text:p>0.988333</text:p>
          </table:table-cell>
          <table:table-cell office:value-type="string" calcext:value-type="string">
            <text:p>((-1.284546e+01</text:p>
          </table:table-cell>
          <table:table-cell office:value-type="float" office:value="2.618592E-018" calcext:value-type="float">
            <text:p>2.618592E-18</text:p>
          </table:table-cell>
          <table:table-cell office:value-type="string" calcext:value-type="string">
            <text:p>6.366963e+02)</text:p>
          </table:table-cell>
          <table:table-cell office:value-type="string" calcext:value-type="string">
            <text:p>(5.341798e+00</text:p>
          </table:table-cell>
          <table:table-cell office:value-type="float" office:value="-3.825809E-021" calcext:value-type="float">
            <text:p>-3.825809E-21</text:p>
          </table:table-cell>
          <table:table-cell office:value-type="string" calcext:value-type="string">
            <text:p>-7.178551e-02))</text:p>
          </table:table-cell>
          <table:table-cell office:value-type="string" calcext:value-type="string">
            <text:p>((-3.183481e+01</text:p>
          </table:table-cell>
          <table:table-cell office:value-type="float" office:value="-186.1564" calcext:value-type="float">
            <text:p>-186.1564</text:p>
          </table:table-cell>
          <table:table-cell office:value-type="string" calcext:value-type="string">
            <text:p>-6.422731e-01)</text:p>
          </table:table-cell>
          <table:table-cell office:value-type="string" calcext:value-type="string">
            <text:p>(3.589276e-03</text:p>
          </table:table-cell>
          <table:table-cell office:value-type="float" office:value="5.248658" calcext:value-type="float">
            <text:p>5.248658</text:p>
          </table:table-cell>
          <table:table-cell office:value-type="string" calcext:value-type="string">
            <text:p>2.670899e-01))</text:p>
          </table:table-cell>
        </table:table-row>
        <table:table-row table:style-name="ro1">
          <table:table-cell office:value-type="float" office:value="0.988889" calcext:value-type="float">
            <text:p>0.988889</text:p>
          </table:table-cell>
          <table:table-cell office:value-type="string" calcext:value-type="string">
            <text:p>((-1.284001e+01</text:p>
          </table:table-cell>
          <table:table-cell office:value-type="float" office:value="2.60774E-018" calcext:value-type="float">
            <text:p>2.60774E-18</text:p>
          </table:table-cell>
          <table:table-cell office:value-type="string" calcext:value-type="string">
            <text:p>6.367267e+02)</text:p>
          </table:table-cell>
          <table:table-cell office:value-type="string" calcext:value-type="string">
            <text:p>(5.341912e+00</text:p>
          </table:table-cell>
          <table:table-cell office:value-type="float" office:value="-3.847702E-021" calcext:value-type="float">
            <text:p>-3.847702E-21</text:p>
          </table:table-cell>
          <table:table-cell office:value-type="string" calcext:value-type="string">
            <text:p>-7.185313e-02))</text:p>
          </table:table-cell>
          <table:table-cell office:value-type="string" calcext:value-type="string">
            <text:p>((-3.183634e+01</text:p>
          </table:table-cell>
          <table:table-cell office:value-type="float" office:value="-186.1713" calcext:value-type="float">
            <text:p>-186.1713</text:p>
          </table:table-cell>
          <table:table-cell office:value-type="string" calcext:value-type="string">
            <text:p>-6.420006e-01)</text:p>
          </table:table-cell>
          <table:table-cell office:value-type="string" calcext:value-type="string">
            <text:p>(3.592657e-03</text:p>
          </table:table-cell>
          <table:table-cell office:value-type="float" office:value="5.248764" calcext:value-type="float">
            <text:p>5.248764</text:p>
          </table:table-cell>
          <table:table-cell office:value-type="string" calcext:value-type="string">
            <text:p>2.670956e-01))</text:p>
          </table:table-cell>
        </table:table-row>
        <table:table-row table:style-name="ro1">
          <table:table-cell office:value-type="float" office:value="0.989444" calcext:value-type="float">
            <text:p>0.989444</text:p>
          </table:table-cell>
          <table:table-cell office:value-type="string" calcext:value-type="string">
            <text:p>((-1.283512e+01</text:p>
          </table:table-cell>
          <table:table-cell office:value-type="float" office:value="2.594401E-018" calcext:value-type="float">
            <text:p>2.594401E-18</text:p>
          </table:table-cell>
          <table:table-cell office:value-type="string" calcext:value-type="string">
            <text:p>6.367462e+02)</text:p>
          </table:table-cell>
          <table:table-cell office:value-type="string" calcext:value-type="string">
            <text:p>(5.342051e+00</text:p>
          </table:table-cell>
          <table:table-cell office:value-type="float" office:value="-3.86886E-021" calcext:value-type="float">
            <text:p>-3.86886E-21</text:p>
          </table:table-cell>
          <table:table-cell office:value-type="string" calcext:value-type="string">
            <text:p>-7.194148e-02))</text:p>
          </table:table-cell>
          <table:table-cell office:value-type="string" calcext:value-type="string">
            <text:p>((-3.183731e+01</text:p>
          </table:table-cell>
          <table:table-cell office:value-type="float" office:value="-186.1813" calcext:value-type="float">
            <text:p>-186.1813</text:p>
          </table:table-cell>
          <table:table-cell office:value-type="string" calcext:value-type="string">
            <text:p>-6.417559e-01)</text:p>
          </table:table-cell>
          <table:table-cell office:value-type="string" calcext:value-type="string">
            <text:p>(3.597074e-03</text:p>
          </table:table-cell>
          <table:table-cell office:value-type="float" office:value="5.248904" calcext:value-type="float">
            <text:p>5.248904</text:p>
          </table:table-cell>
          <table:table-cell office:value-type="string" calcext:value-type="string">
            <text:p>2.671025e-01))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string" calcext:value-type="string">
            <text:p>((-1.283372e+01</text:p>
          </table:table-cell>
          <table:table-cell office:value-type="float" office:value="2.581207E-018" calcext:value-type="float">
            <text:p>2.581207E-18</text:p>
          </table:table-cell>
          <table:table-cell office:value-type="string" calcext:value-type="string">
            <text:p>6.366660e+02)</text:p>
          </table:table-cell>
          <table:table-cell office:value-type="string" calcext:value-type="string">
            <text:p>(5.342323e+00</text:p>
          </table:table-cell>
          <table:table-cell office:value-type="float" office:value="-3.889202E-021" calcext:value-type="float">
            <text:p>-3.889202E-21</text:p>
          </table:table-cell>
          <table:table-cell office:value-type="string" calcext:value-type="string">
            <text:p>-7.186629e-02))</text:p>
          </table:table-cell>
          <table:table-cell office:value-type="string" calcext:value-type="string">
            <text:p>((-3.183330e+01</text:p>
          </table:table-cell>
          <table:table-cell office:value-type="float" office:value="-186.1555" calcext:value-type="float">
            <text:p>-186.1555</text:p>
          </table:table-cell>
          <table:table-cell office:value-type="string" calcext:value-type="string">
            <text:p>-6.416859e-01)</text:p>
          </table:table-cell>
          <table:table-cell office:value-type="string" calcext:value-type="string">
            <text:p>(3.593314e-03</text:p>
          </table:table-cell>
          <table:table-cell office:value-type="float" office:value="5.249116" calcext:value-type="float">
            <text:p>5.249116</text:p>
          </table:table-cell>
          <table:table-cell office:value-type="string" calcext:value-type="string">
            <text:p>2.671161e-01))</text:p>
          </table:table-cell>
        </table:table-row>
        <table:table-row table:style-name="ro1">
          <table:table-cell office:value-type="float" office:value="0.990556" calcext:value-type="float">
            <text:p>0.990556</text:p>
          </table:table-cell>
          <table:table-cell office:value-type="string" calcext:value-type="string">
            <text:p>((-1.284061e+01</text:p>
          </table:table-cell>
          <table:table-cell office:value-type="float" office:value="2.567197E-018" calcext:value-type="float">
            <text:p>2.567197E-18</text:p>
          </table:table-cell>
          <table:table-cell office:value-type="string" calcext:value-type="string">
            <text:p>6.363794e+02)</text:p>
          </table:table-cell>
          <table:table-cell office:value-type="string" calcext:value-type="string">
            <text:p>(5.342947e+00</text:p>
          </table:table-cell>
          <table:table-cell office:value-type="float" office:value="-3.909568E-021" calcext:value-type="float">
            <text:p>-3.909568E-21</text:p>
          </table:table-cell>
          <table:table-cell office:value-type="string" calcext:value-type="string">
            <text:p>-7.124438e-02))</text:p>
          </table:table-cell>
          <table:table-cell office:value-type="string" calcext:value-type="string">
            <text:p>((-3.181897e+01</text:p>
          </table:table-cell>
          <table:table-cell office:value-type="float" office:value="-186.0526" calcext:value-type="float">
            <text:p>-186.0526</text:p>
          </table:table-cell>
          <table:table-cell office:value-type="string" calcext:value-type="string">
            <text:p>-6.420305e-01)</text:p>
          </table:table-cell>
          <table:table-cell office:value-type="string" calcext:value-type="string">
            <text:p>(3.562219e-03</text:p>
          </table:table-cell>
          <table:table-cell office:value-type="float" office:value="5.249477" calcext:value-type="float">
            <text:p>5.249477</text:p>
          </table:table-cell>
          <table:table-cell office:value-type="string" calcext:value-type="string">
            <text:p>2.671473e-01))</text:p>
          </table:table-cell>
        </table:table-row>
        <table:table-row table:style-name="ro1">
          <table:table-cell office:value-type="float" office:value="0.991111" calcext:value-type="float">
            <text:p>0.991111</text:p>
          </table:table-cell>
          <table:table-cell office:value-type="string" calcext:value-type="string">
            <text:p>((-1.282646e+01</text:p>
          </table:table-cell>
          <table:table-cell office:value-type="float" office:value="2.553766E-018" calcext:value-type="float">
            <text:p>2.553766E-18</text:p>
          </table:table-cell>
          <table:table-cell office:value-type="string" calcext:value-type="string">
            <text:p>6.366225e+02)</text:p>
          </table:table-cell>
          <table:table-cell office:value-type="string" calcext:value-type="string">
            <text:p>(5.343549e+00</text:p>
          </table:table-cell>
          <table:table-cell office:value-type="float" office:value="-3.927274E-021" calcext:value-type="float">
            <text:p>-3.927274E-21</text:p>
          </table:table-cell>
          <table:table-cell office:value-type="string" calcext:value-type="string">
            <text:p>-7.105716e-02))</text:p>
          </table:table-cell>
          <table:table-cell office:value-type="string" calcext:value-type="string">
            <text:p>((-3.183112e+01</text:p>
          </table:table-cell>
          <table:table-cell office:value-type="float" office:value="-186.1427" calcext:value-type="float">
            <text:p>-186.1427</text:p>
          </table:table-cell>
          <table:table-cell office:value-type="string" calcext:value-type="string">
            <text:p>-6.413228e-01)</text:p>
          </table:table-cell>
          <table:table-cell office:value-type="string" calcext:value-type="string">
            <text:p>(3.552858e-03</text:p>
          </table:table-cell>
          <table:table-cell office:value-type="float" office:value="5.249991" calcext:value-type="float">
            <text:p>5.249991</text:p>
          </table:table-cell>
          <table:table-cell office:value-type="string" calcext:value-type="string">
            <text:p>2.671774e-01))</text:p>
          </table:table-cell>
        </table:table-row>
        <table:table-row table:style-name="ro1">
          <table:table-cell office:value-type="float" office:value="0.991667" calcext:value-type="float">
            <text:p>0.991667</text:p>
          </table:table-cell>
          <table:table-cell office:value-type="string" calcext:value-type="string">
            <text:p>((-1.281951e+01</text:p>
          </table:table-cell>
          <table:table-cell office:value-type="float" office:value="2.540019E-018" calcext:value-type="float">
            <text:p>2.540019E-18</text:p>
          </table:table-cell>
          <table:table-cell office:value-type="string" calcext:value-type="string">
            <text:p>6.366794e+02)</text:p>
          </table:table-cell>
          <table:table-cell office:value-type="string" calcext:value-type="string">
            <text:p>(5.344156e+00</text:p>
          </table:table-cell>
          <table:table-cell office:value-type="float" office:value="-3.942626E-021" calcext:value-type="float">
            <text:p>-3.942626E-21</text:p>
          </table:table-cell>
          <table:table-cell office:value-type="string" calcext:value-type="string">
            <text:p>-7.095545e-02))</text:p>
          </table:table-cell>
          <table:table-cell office:value-type="string" calcext:value-type="string">
            <text:p>((-3.183397e+01</text:p>
          </table:table-cell>
          <table:table-cell office:value-type="float" office:value="-186.165" calcext:value-type="float">
            <text:p>-186.165</text:p>
          </table:table-cell>
          <table:table-cell office:value-type="string" calcext:value-type="string">
            <text:p>-6.409756e-01)</text:p>
          </table:table-cell>
          <table:table-cell office:value-type="string" calcext:value-type="string">
            <text:p>(3.547773e-03</text:p>
          </table:table-cell>
          <table:table-cell office:value-type="float" office:value="5.250545" calcext:value-type="float">
            <text:p>5.250545</text:p>
          </table:table-cell>
          <table:table-cell office:value-type="string" calcext:value-type="string">
            <text:p>2.672078e-01))</text:p>
          </table:table-cell>
        </table:table-row>
        <table:table-row table:style-name="ro1">
          <table:table-cell office:value-type="float" office:value="0.992222" calcext:value-type="float">
            <text:p>0.992222</text:p>
          </table:table-cell>
          <table:table-cell office:value-type="string" calcext:value-type="string">
            <text:p>((-1.281320e+01</text:p>
          </table:table-cell>
          <table:table-cell office:value-type="float" office:value="2.525834E-018" calcext:value-type="float">
            <text:p>2.525834E-18</text:p>
          </table:table-cell>
          <table:table-cell office:value-type="string" calcext:value-type="string">
            <text:p>6.367129e+02)</text:p>
          </table:table-cell>
          <table:table-cell office:value-type="string" calcext:value-type="string">
            <text:p>(5.344766e+00</text:p>
          </table:table-cell>
          <table:table-cell office:value-type="float" office:value="-3.955561E-021" calcext:value-type="float">
            <text:p>-3.955561E-21</text:p>
          </table:table-cell>
          <table:table-cell office:value-type="string" calcext:value-type="string">
            <text:p>-7.088901e-02))</text:p>
          </table:table-cell>
          <table:table-cell office:value-type="string" calcext:value-type="string">
            <text:p>((-3.183564e+01</text:p>
          </table:table-cell>
          <table:table-cell office:value-type="float" office:value="-186.1795" calcext:value-type="float">
            <text:p>-186.1795</text:p>
          </table:table-cell>
          <table:table-cell office:value-type="string" calcext:value-type="string">
            <text:p>-6.406601e-01)</text:p>
          </table:table-cell>
          <table:table-cell office:value-type="string" calcext:value-type="string">
            <text:p>(3.544451e-03</text:p>
          </table:table-cell>
          <table:table-cell office:value-type="float" office:value="5.251114" calcext:value-type="float">
            <text:p>5.251114</text:p>
          </table:table-cell>
          <table:table-cell office:value-type="string" calcext:value-type="string">
            <text:p>2.672383e-01))</text:p>
          </table:table-cell>
        </table:table-row>
        <table:table-row table:style-name="ro1">
          <table:table-cell office:value-type="float" office:value="0.992778" calcext:value-type="float">
            <text:p>0.992778</text:p>
          </table:table-cell>
          <table:table-cell office:value-type="string" calcext:value-type="string">
            <text:p>((-1.280687e+01</text:p>
          </table:table-cell>
          <table:table-cell office:value-type="float" office:value="2.510981E-018" calcext:value-type="float">
            <text:p>2.510981E-18</text:p>
          </table:table-cell>
          <table:table-cell office:value-type="string" calcext:value-type="string">
            <text:p>6.367411e+02)</text:p>
          </table:table-cell>
          <table:table-cell office:value-type="string" calcext:value-type="string">
            <text:p>(5.345377e+00</text:p>
          </table:table-cell>
          <table:table-cell office:value-type="float" office:value="-3.966064E-021" calcext:value-type="float">
            <text:p>-3.966064E-21</text:p>
          </table:table-cell>
          <table:table-cell office:value-type="string" calcext:value-type="string">
            <text:p>-7.084445e-02))</text:p>
          </table:table-cell>
          <table:table-cell office:value-type="string" calcext:value-type="string">
            <text:p>((-3.183706e+01</text:p>
          </table:table-cell>
          <table:table-cell office:value-type="float" office:value="-186.1925" calcext:value-type="float">
            <text:p>-186.1925</text:p>
          </table:table-cell>
          <table:table-cell office:value-type="string" calcext:value-type="string">
            <text:p>-6.403437e-01)</text:p>
          </table:table-cell>
          <table:table-cell office:value-type="string" calcext:value-type="string">
            <text:p>(3.542223e-03</text:p>
          </table:table-cell>
          <table:table-cell office:value-type="float" office:value="5.251691" calcext:value-type="float">
            <text:p>5.251691</text:p>
          </table:table-cell>
          <table:table-cell office:value-type="string" calcext:value-type="string">
            <text:p>2.672689e-01))</text:p>
          </table:table-cell>
        </table:table-row>
        <table:table-row table:style-name="ro1">
          <table:table-cell office:value-type="float" office:value="0.993333" calcext:value-type="float">
            <text:p>0.993333</text:p>
          </table:table-cell>
          <table:table-cell office:value-type="string" calcext:value-type="string">
            <text:p>((-1.280038e+01</text:p>
          </table:table-cell>
          <table:table-cell office:value-type="float" office:value="2.495766E-018" calcext:value-type="float">
            <text:p>2.495766E-18</text:p>
          </table:table-cell>
          <table:table-cell office:value-type="string" calcext:value-type="string">
            <text:p>6.367676e+02)</text:p>
          </table:table-cell>
          <table:table-cell office:value-type="string" calcext:value-type="string">
            <text:p>(5.345987e+00</text:p>
          </table:table-cell>
          <table:table-cell office:value-type="float" office:value="-3.974208E-021" calcext:value-type="float">
            <text:p>-3.974208E-21</text:p>
          </table:table-cell>
          <table:table-cell office:value-type="string" calcext:value-type="string">
            <text:p>-7.081551e-02))</text:p>
          </table:table-cell>
          <table:table-cell office:value-type="string" calcext:value-type="string">
            <text:p>((-3.183838e+01</text:p>
          </table:table-cell>
          <table:table-cell office:value-type="float" office:value="-186.205" calcext:value-type="float">
            <text:p>-186.205</text:p>
          </table:table-cell>
          <table:table-cell office:value-type="string" calcext:value-type="string">
            <text:p>-6.400188e-01)</text:p>
          </table:table-cell>
          <table:table-cell office:value-type="string" calcext:value-type="string">
            <text:p>(3.540776e-03</text:p>
          </table:table-cell>
          <table:table-cell office:value-type="float" office:value="5.252274" calcext:value-type="float">
            <text:p>5.252274</text:p>
          </table:table-cell>
          <table:table-cell office:value-type="string" calcext:value-type="string">
            <text:p>2.672993e-01))</text:p>
          </table:table-cell>
        </table:table-row>
        <table:table-row table:style-name="ro1">
          <table:table-cell office:value-type="float" office:value="0.993889" calcext:value-type="float">
            <text:p>0.993889</text:p>
          </table:table-cell>
          <table:table-cell office:value-type="string" calcext:value-type="string">
            <text:p>((-1.279376e+01</text:p>
          </table:table-cell>
          <table:table-cell office:value-type="float" office:value="2.48029E-018" calcext:value-type="float">
            <text:p>2.48029E-18</text:p>
          </table:table-cell>
          <table:table-cell office:value-type="string" calcext:value-type="string">
            <text:p>6.367923e+02)</text:p>
          </table:table-cell>
          <table:table-cell office:value-type="string" calcext:value-type="string">
            <text:p>(5.346595e+00</text:p>
          </table:table-cell>
          <table:table-cell office:value-type="float" office:value="-3.979593E-021" calcext:value-type="float">
            <text:p>-3.979593E-21</text:p>
          </table:table-cell>
          <table:table-cell office:value-type="string" calcext:value-type="string">
            <text:p>-7.079865e-02))</text:p>
          </table:table-cell>
          <table:table-cell office:value-type="string" calcext:value-type="string">
            <text:p>((-3.183962e+01</text:p>
          </table:table-cell>
          <table:table-cell office:value-type="float" office:value="-186.2166" calcext:value-type="float">
            <text:p>-186.2166</text:p>
          </table:table-cell>
          <table:table-cell office:value-type="string" calcext:value-type="string">
            <text:p>-6.396882e-01)</text:p>
          </table:table-cell>
          <table:table-cell office:value-type="string" calcext:value-type="string">
            <text:p>(3.539932e-03</text:p>
          </table:table-cell>
          <table:table-cell office:value-type="float" office:value="5.252859" calcext:value-type="float">
            <text:p>5.252859</text:p>
          </table:table-cell>
          <table:table-cell office:value-type="string" calcext:value-type="string">
            <text:p>2.673297e-01))</text:p>
          </table:table-cell>
        </table:table-row>
        <table:table-row table:style-name="ro1">
          <table:table-cell office:value-type="float" office:value="0.994444" calcext:value-type="float">
            <text:p>0.994444</text:p>
          </table:table-cell>
          <table:table-cell office:value-type="string" calcext:value-type="string">
            <text:p>((-1.278713e+01</text:p>
          </table:table-cell>
          <table:table-cell office:value-type="float" office:value="2.464687E-018" calcext:value-type="float">
            <text:p>2.464687E-18</text:p>
          </table:table-cell>
          <table:table-cell office:value-type="string" calcext:value-type="string">
            <text:p>6.368150e+02)</text:p>
          </table:table-cell>
          <table:table-cell office:value-type="string" calcext:value-type="string">
            <text:p>(5.347202e+00</text:p>
          </table:table-cell>
          <table:table-cell office:value-type="float" office:value="-3.983225E-021" calcext:value-type="float">
            <text:p>-3.983225E-21</text:p>
          </table:table-cell>
          <table:table-cell office:value-type="string" calcext:value-type="string">
            <text:p>-7.078961e-02))</text:p>
          </table:table-cell>
          <table:table-cell office:value-type="string" calcext:value-type="string">
            <text:p>((-3.184075e+01</text:p>
          </table:table-cell>
          <table:table-cell office:value-type="float" office:value="-186.2271" calcext:value-type="float">
            <text:p>-186.2271</text:p>
          </table:table-cell>
          <table:table-cell office:value-type="string" calcext:value-type="string">
            <text:p>-6.393563e-01)</text:p>
          </table:table-cell>
          <table:table-cell office:value-type="string" calcext:value-type="string">
            <text:p>(3.539480e-03</text:p>
          </table:table-cell>
          <table:table-cell office:value-type="float" office:value="5.253447" calcext:value-type="float">
            <text:p>5.253447</text:p>
          </table:table-cell>
          <table:table-cell office:value-type="string" calcext:value-type="string">
            <text:p>2.673601e-01))</text:p>
          </table:table-cell>
        </table:table-row>
        <table:table-row table:style-name="ro1">
          <table:table-cell office:value-type="float" office:value="0.995" calcext:value-type="float">
            <text:p>0.995</text:p>
          </table:table-cell>
          <table:table-cell office:value-type="string" calcext:value-type="string">
            <text:p>((-1.278064e+01</text:p>
          </table:table-cell>
          <table:table-cell office:value-type="float" office:value="2.449147E-018" calcext:value-type="float">
            <text:p>2.449147E-18</text:p>
          </table:table-cell>
          <table:table-cell office:value-type="string" calcext:value-type="string">
            <text:p>6.368347e+02)</text:p>
          </table:table-cell>
          <table:table-cell office:value-type="string" calcext:value-type="string">
            <text:p>(5.347806e+00</text:p>
          </table:table-cell>
          <table:table-cell office:value-type="float" office:value="-3.984641E-021" calcext:value-type="float">
            <text:p>-3.984641E-21</text:p>
          </table:table-cell>
          <table:table-cell office:value-type="string" calcext:value-type="string">
            <text:p>-7.078672e-02))</text:p>
          </table:table-cell>
          <table:table-cell office:value-type="string" calcext:value-type="string">
            <text:p>((-3.184173e+01</text:p>
          </table:table-cell>
          <table:table-cell office:value-type="float" office:value="-186.2356" calcext:value-type="float">
            <text:p>-186.2356</text:p>
          </table:table-cell>
          <table:table-cell office:value-type="string" calcext:value-type="string">
            <text:p>-6.390318e-01)</text:p>
          </table:table-cell>
          <table:table-cell office:value-type="string" calcext:value-type="string">
            <text:p>(3.539336e-03</text:p>
          </table:table-cell>
          <table:table-cell office:value-type="float" office:value="5.254033" calcext:value-type="float">
            <text:p>5.254033</text:p>
          </table:table-cell>
          <table:table-cell office:value-type="string" calcext:value-type="string">
            <text:p>2.673903e-01))</text:p>
          </table:table-cell>
        </table:table-row>
        <table:table-row table:style-name="ro1">
          <table:table-cell office:value-type="float" office:value="0.995556" calcext:value-type="float">
            <text:p>0.995556</text:p>
          </table:table-cell>
          <table:table-cell office:value-type="string" calcext:value-type="string">
            <text:p>((-1.277428e+01</text:p>
          </table:table-cell>
          <table:table-cell office:value-type="float" office:value="2.433674E-018" calcext:value-type="float">
            <text:p>2.433674E-18</text:p>
          </table:table-cell>
          <table:table-cell office:value-type="string" calcext:value-type="string">
            <text:p>6.368524e+02)</text:p>
          </table:table-cell>
          <table:table-cell office:value-type="string" calcext:value-type="string">
            <text:p>(5.348403e+00</text:p>
          </table:table-cell>
          <table:table-cell office:value-type="float" office:value="-3.984766E-021" calcext:value-type="float">
            <text:p>-3.984766E-21</text:p>
          </table:table-cell>
          <table:table-cell office:value-type="string" calcext:value-type="string">
            <text:p>-7.078703e-02))</text:p>
          </table:table-cell>
          <table:table-cell office:value-type="string" calcext:value-type="string">
            <text:p>((-3.184262e+01</text:p>
          </table:table-cell>
          <table:table-cell office:value-type="float" office:value="-186.2429" calcext:value-type="float">
            <text:p>-186.2429</text:p>
          </table:table-cell>
          <table:table-cell office:value-type="string" calcext:value-type="string">
            <text:p>-6.387138e-01)</text:p>
          </table:table-cell>
          <table:table-cell office:value-type="string" calcext:value-type="string">
            <text:p>(3.539352e-03</text:p>
          </table:table-cell>
          <table:table-cell office:value-type="float" office:value="5.254614" calcext:value-type="float">
            <text:p>5.254614</text:p>
          </table:table-cell>
          <table:table-cell office:value-type="string" calcext:value-type="string">
            <text:p>2.674201e-01))</text:p>
          </table:table-cell>
        </table:table-row>
        <table:table-row table:style-name="ro1">
          <table:table-cell office:value-type="float" office:value="0.996111" calcext:value-type="float">
            <text:p>0.996111</text:p>
          </table:table-cell>
          <table:table-cell office:value-type="string" calcext:value-type="string">
            <text:p>((-1.276812e+01</text:p>
          </table:table-cell>
          <table:table-cell office:value-type="float" office:value="2.418385E-018" calcext:value-type="float">
            <text:p>2.418385E-18</text:p>
          </table:table-cell>
          <table:table-cell office:value-type="string" calcext:value-type="string">
            <text:p>6.368686e+02)</text:p>
          </table:table-cell>
          <table:table-cell office:value-type="string" calcext:value-type="string">
            <text:p>(5.348989e+00</text:p>
          </table:table-cell>
          <table:table-cell office:value-type="float" office:value="-3.983547E-021" calcext:value-type="float">
            <text:p>-3.983547E-21</text:p>
          </table:table-cell>
          <table:table-cell office:value-type="string" calcext:value-type="string">
            <text:p>-7.079062e-02))</text:p>
          </table:table-cell>
          <table:table-cell office:value-type="string" calcext:value-type="string">
            <text:p>((-3.184343e+01</text:p>
          </table:table-cell>
          <table:table-cell office:value-type="float" office:value="-186.2491" calcext:value-type="float">
            <text:p>-186.2491</text:p>
          </table:table-cell>
          <table:table-cell office:value-type="string" calcext:value-type="string">
            <text:p>-6.384059e-01)</text:p>
          </table:table-cell>
          <table:table-cell office:value-type="string" calcext:value-type="string">
            <text:p>(3.539531e-03</text:p>
          </table:table-cell>
          <table:table-cell office:value-type="float" office:value="5.255185" calcext:value-type="float">
            <text:p>5.255185</text:p>
          </table:table-cell>
          <table:table-cell office:value-type="string" calcext:value-type="string">
            <text:p>2.674494e-01))</text:p>
          </table:table-cell>
        </table:table-row>
        <table:table-row table:style-name="ro1">
          <table:table-cell office:value-type="float" office:value="0.996667" calcext:value-type="float">
            <text:p>0.996667</text:p>
          </table:table-cell>
          <table:table-cell office:value-type="string" calcext:value-type="string">
            <text:p>((-1.276217e+01</text:p>
          </table:table-cell>
          <table:table-cell office:value-type="float" office:value="2.403186E-018" calcext:value-type="float">
            <text:p>2.403186E-18</text:p>
          </table:table-cell>
          <table:table-cell office:value-type="string" calcext:value-type="string">
            <text:p>6.368838e+02)</text:p>
          </table:table-cell>
          <table:table-cell office:value-type="string" calcext:value-type="string">
            <text:p>(5.349562e+00</text:p>
          </table:table-cell>
          <table:table-cell office:value-type="float" office:value="-3.98179E-021" calcext:value-type="float">
            <text:p>-3.98179E-21</text:p>
          </table:table-cell>
          <table:table-cell office:value-type="string" calcext:value-type="string">
            <text:p>-7.079567e-02))</text:p>
          </table:table-cell>
          <table:table-cell office:value-type="string" calcext:value-type="string">
            <text:p>((-3.184419e+01</text:p>
          </table:table-cell>
          <table:table-cell office:value-type="float" office:value="-186.2545" calcext:value-type="float">
            <text:p>-186.2545</text:p>
          </table:table-cell>
          <table:table-cell office:value-type="string" calcext:value-type="string">
            <text:p>-6.381084e-01)</text:p>
          </table:table-cell>
          <table:table-cell office:value-type="string" calcext:value-type="string">
            <text:p>(3.539783e-03</text:p>
          </table:table-cell>
          <table:table-cell office:value-type="float" office:value="5.255745" calcext:value-type="float">
            <text:p>5.255745</text:p>
          </table:table-cell>
          <table:table-cell office:value-type="string" calcext:value-type="string">
            <text:p>2.674781e-01))</text:p>
          </table:table-cell>
        </table:table-row>
        <table:table-row table:style-name="ro1">
          <table:table-cell office:value-type="float" office:value="0.997222" calcext:value-type="float">
            <text:p>0.997222</text:p>
          </table:table-cell>
          <table:table-cell office:value-type="string" calcext:value-type="string">
            <text:p>((-1.275667e+01</text:p>
          </table:table-cell>
          <table:table-cell office:value-type="float" office:value="2.387484E-018" calcext:value-type="float">
            <text:p>2.387484E-18</text:p>
          </table:table-cell>
          <table:table-cell office:value-type="string" calcext:value-type="string">
            <text:p>6.368953e+02)</text:p>
          </table:table-cell>
          <table:table-cell office:value-type="string" calcext:value-type="string">
            <text:p>(5.350118e+00</text:p>
          </table:table-cell>
          <table:table-cell office:value-type="float" office:value="-3.979649E-021" calcext:value-type="float">
            <text:p>-3.979649E-21</text:p>
          </table:table-cell>
          <table:table-cell office:value-type="string" calcext:value-type="string">
            <text:p>-7.080139e-02))</text:p>
          </table:table-cell>
          <table:table-cell office:value-type="string" calcext:value-type="string">
            <text:p>((-3.184477e+01</text:p>
          </table:table-cell>
          <table:table-cell office:value-type="float" office:value="-186.2577" calcext:value-type="float">
            <text:p>-186.2577</text:p>
          </table:table-cell>
          <table:table-cell office:value-type="string" calcext:value-type="string">
            <text:p>-6.378334e-01)</text:p>
          </table:table-cell>
          <table:table-cell office:value-type="string" calcext:value-type="string">
            <text:p>(3.540069e-03</text:p>
          </table:table-cell>
          <table:table-cell office:value-type="float" office:value="5.256287" calcext:value-type="float">
            <text:p>5.256287</text:p>
          </table:table-cell>
          <table:table-cell office:value-type="string" calcext:value-type="string">
            <text:p>2.675059e-01))</text:p>
          </table:table-cell>
        </table:table-row>
        <table:table-row table:style-name="ro1">
          <table:table-cell office:value-type="float" office:value="0.997778" calcext:value-type="float">
            <text:p>0.997778</text:p>
          </table:table-cell>
          <table:table-cell office:value-type="string" calcext:value-type="string">
            <text:p>((-1.275136e+01</text:p>
          </table:table-cell>
          <table:table-cell office:value-type="float" office:value="2.371408E-018" calcext:value-type="float">
            <text:p>2.371408E-18</text:p>
          </table:table-cell>
          <table:table-cell office:value-type="string" calcext:value-type="string">
            <text:p>6.369057e+02)</text:p>
          </table:table-cell>
          <table:table-cell office:value-type="string" calcext:value-type="string">
            <text:p>(5.350656e+00</text:p>
          </table:table-cell>
          <table:table-cell office:value-type="float" office:value="-3.977711E-021" calcext:value-type="float">
            <text:p>-3.977711E-21</text:p>
          </table:table-cell>
          <table:table-cell office:value-type="string" calcext:value-type="string">
            <text:p>-7.080479e-02))</text:p>
          </table:table-cell>
          <table:table-cell office:value-type="string" calcext:value-type="string">
            <text:p>((-3.184529e+01</text:p>
          </table:table-cell>
          <table:table-cell office:value-type="float" office:value="-186.2603" calcext:value-type="float">
            <text:p>-186.2603</text:p>
          </table:table-cell>
          <table:table-cell office:value-type="string" calcext:value-type="string">
            <text:p>-6.375678e-01)</text:p>
          </table:table-cell>
          <table:table-cell office:value-type="string" calcext:value-type="string">
            <text:p>(3.540239e-03</text:p>
          </table:table-cell>
          <table:table-cell office:value-type="float" office:value="5.25681" calcext:value-type="float">
            <text:p>5.25681</text:p>
          </table:table-cell>
          <table:table-cell office:value-type="string" calcext:value-type="string">
            <text:p>2.675328e-01))</text:p>
          </table:table-cell>
        </table:table-row>
        <table:table-row table:style-name="ro1">
          <table:table-cell office:value-type="float" office:value="0.998333" calcext:value-type="float">
            <text:p>0.998333</text:p>
          </table:table-cell>
          <table:table-cell office:value-type="string" calcext:value-type="string">
            <text:p>((-1.274608e+01</text:p>
          </table:table-cell>
          <table:table-cell office:value-type="float" office:value="2.354859E-018" calcext:value-type="float">
            <text:p>2.354859E-18</text:p>
          </table:table-cell>
          <table:table-cell office:value-type="string" calcext:value-type="string">
            <text:p>6.369157e+02)</text:p>
          </table:table-cell>
          <table:table-cell office:value-type="string" calcext:value-type="string">
            <text:p>(5.351175e+00</text:p>
          </table:table-cell>
          <table:table-cell office:value-type="float" office:value="-3.969843E-021" calcext:value-type="float">
            <text:p>-3.969843E-21</text:p>
          </table:table-cell>
          <table:table-cell office:value-type="string" calcext:value-type="string">
            <text:p>-7.080407e-02))</text:p>
          </table:table-cell>
          <table:table-cell office:value-type="string" calcext:value-type="string">
            <text:p>((-3.184578e+01</text:p>
          </table:table-cell>
          <table:table-cell office:value-type="float" office:value="-186.2624" calcext:value-type="float">
            <text:p>-186.2624</text:p>
          </table:table-cell>
          <table:table-cell office:value-type="string" calcext:value-type="string">
            <text:p>-6.373040e-01)</text:p>
          </table:table-cell>
          <table:table-cell office:value-type="string" calcext:value-type="string">
            <text:p>(3.540203e-03</text:p>
          </table:table-cell>
          <table:table-cell office:value-type="float" office:value="5.257314" calcext:value-type="float">
            <text:p>5.257314</text:p>
          </table:table-cell>
          <table:table-cell office:value-type="string" calcext:value-type="string">
            <text:p>2.675587e-01))</text:p>
          </table:table-cell>
        </table:table-row>
        <table:table-row table:style-name="ro1">
          <table:table-cell office:value-type="float" office:value="0.998889" calcext:value-type="float">
            <text:p>0.998889</text:p>
          </table:table-cell>
          <table:table-cell office:value-type="string" calcext:value-type="string">
            <text:p>((-1.274133e+01</text:p>
          </table:table-cell>
          <table:table-cell office:value-type="float" office:value="2.338207E-018" calcext:value-type="float">
            <text:p>2.338207E-18</text:p>
          </table:table-cell>
          <table:table-cell office:value-type="string" calcext:value-type="string">
            <text:p>6.369212e+02)</text:p>
          </table:table-cell>
          <table:table-cell office:value-type="string" calcext:value-type="string">
            <text:p>(5.351672e+00</text:p>
          </table:table-cell>
          <table:table-cell office:value-type="float" office:value="-3.963823E-021" calcext:value-type="float">
            <text:p>-3.963823E-21</text:p>
          </table:table-cell>
          <table:table-cell office:value-type="string" calcext:value-type="string">
            <text:p>-7.079703e-02))</text:p>
          </table:table-cell>
          <table:table-cell office:value-type="string" calcext:value-type="string">
            <text:p>((-3.184606e+01</text:p>
          </table:table-cell>
          <table:table-cell office:value-type="float" office:value="-186.2616" calcext:value-type="float">
            <text:p>-186.2616</text:p>
          </table:table-cell>
          <table:table-cell office:value-type="string" calcext:value-type="string">
            <text:p>-6.370664e-01)</text:p>
          </table:table-cell>
          <table:table-cell office:value-type="string" calcext:value-type="string">
            <text:p>(3.539851e-03</text:p>
          </table:table-cell>
          <table:table-cell office:value-type="float" office:value="5.257794" calcext:value-type="float">
            <text:p>5.257794</text:p>
          </table:table-cell>
          <table:table-cell office:value-type="string" calcext:value-type="string">
            <text:p>2.675836e-01))</text:p>
          </table:table-cell>
        </table:table-row>
        <table:table-row table:style-name="ro1">
          <table:table-cell office:value-type="float" office:value="0.999444" calcext:value-type="float">
            <text:p>0.999444</text:p>
          </table:table-cell>
          <table:table-cell office:value-type="string" calcext:value-type="string">
            <text:p>((-1.273717e+01</text:p>
          </table:table-cell>
          <table:table-cell office:value-type="float" office:value="2.322007E-018" calcext:value-type="float">
            <text:p>2.322007E-18</text:p>
          </table:table-cell>
          <table:table-cell office:value-type="string" calcext:value-type="string">
            <text:p>6.369225e+02)</text:p>
          </table:table-cell>
          <table:table-cell office:value-type="string" calcext:value-type="string">
            <text:p>(5.352144e+00</text:p>
          </table:table-cell>
          <table:table-cell office:value-type="float" office:value="-3.965881E-021" calcext:value-type="float">
            <text:p>-3.965881E-21</text:p>
          </table:table-cell>
          <table:table-cell office:value-type="string" calcext:value-type="string">
            <text:p>-7.078231e-02))</text:p>
          </table:table-cell>
          <table:table-cell office:value-type="string" calcext:value-type="string">
            <text:p>((-3.184612e+01</text:p>
          </table:table-cell>
          <table:table-cell office:value-type="float" office:value="-186.2577" calcext:value-type="float">
            <text:p>-186.2577</text:p>
          </table:table-cell>
          <table:table-cell office:value-type="string" calcext:value-type="string">
            <text:p>-6.368584e-01)</text:p>
          </table:table-cell>
          <table:table-cell office:value-type="string" calcext:value-type="string">
            <text:p>(3.539115e-03</text:p>
          </table:table-cell>
          <table:table-cell office:value-type="float" office:value="5.258246" calcext:value-type="float">
            <text:p>5.258246</text:p>
          </table:table-cell>
          <table:table-cell office:value-type="string" calcext:value-type="string">
            <text:p>2.676072e-01)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((-1.273352e+01</text:p>
          </table:table-cell>
          <table:table-cell office:value-type="float" office:value="2.306305E-018" calcext:value-type="float">
            <text:p>2.306305E-18</text:p>
          </table:table-cell>
          <table:table-cell office:value-type="string" calcext:value-type="string">
            <text:p>6.369210e+02)</text:p>
          </table:table-cell>
          <table:table-cell office:value-type="string" calcext:value-type="string">
            <text:p>(5.352583e+00</text:p>
          </table:table-cell>
          <table:table-cell office:value-type="float" office:value="-3.972132E-021" calcext:value-type="float">
            <text:p>-3.972132E-21</text:p>
          </table:table-cell>
          <table:table-cell office:value-type="string" calcext:value-type="string">
            <text:p>-7.075753e-02))</text:p>
          </table:table-cell>
          <table:table-cell office:value-type="string" calcext:value-type="string">
            <text:p>((-3.184605e+01</text:p>
          </table:table-cell>
          <table:table-cell office:value-type="float" office:value="-186.2516" calcext:value-type="float">
            <text:p>-186.2516</text:p>
          </table:table-cell>
          <table:table-cell office:value-type="string" calcext:value-type="string">
            <text:p>-6.366762e-01)</text:p>
          </table:table-cell>
          <table:table-cell office:value-type="string" calcext:value-type="string">
            <text:p>(3.537876e-03</text:p>
          </table:table-cell>
          <table:table-cell office:value-type="float" office:value="5.258662" calcext:value-type="float">
            <text:p>5.258662</text:p>
          </table:table-cell>
          <table:table-cell office:value-type="string" calcext:value-type="string">
            <text:p>2.676291e-01)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22218" meta:object-count="0"/>
    <meta:generator>LibreOffice/6.4.7.2$Linux_X86_64 LibreOffice_project/40$Build-2</meta:generator>
  </office:meta>
</office:document-meta>
</file>